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3.57mm"/>
    </style:style>
    <style:style style:name="co2" style:family="table-column">
      <style:table-column-properties fo:break-before="auto" style:column-width="14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0.34mm"/>
    </style:style>
    <style:style style:name="co5" style:family="table-column">
      <style:table-column-properties fo:break-before="auto" style:column-width="44.22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6.63mm"/>
    </style:style>
    <style:style style:name="co8" style:family="table-column">
      <style:table-column-properties fo:break-before="auto" style:column-width="38.7mm"/>
    </style:style>
    <style:style style:name="co9" style:family="table-column">
      <style:table-column-properties fo:break-before="auto" style:column-width="18.52mm"/>
    </style:style>
    <style:style style:name="co10" style:family="table-column">
      <style:table-column-properties fo:break-before="auto" style:column-width="33.16mm"/>
    </style:style>
    <style:style style:name="co11" style:family="table-column">
      <style:table-column-properties fo:break-before="auto" style:column-width="55.28mm"/>
    </style:style>
    <style:style style:name="co12" style:family="table-column">
      <style:table-column-properties fo:break-before="auto" style:column-width="15.75mm"/>
    </style:style>
    <style:style style:name="co13" style:family="table-column">
      <style:table-column-properties fo:break-before="auto" style:column-width="61.65mm"/>
    </style:style>
    <style:style style:name="co14" style:family="table-column">
      <style:table-column-properties fo:break-before="auto" style:column-width="27.06mm"/>
    </style:style>
    <style:style style:name="co15" style:family="table-column">
      <style:table-column-properties fo:break-before="auto" style:column-width="23.57mm"/>
    </style:style>
    <style:style style:name="co16" style:family="table-column">
      <style:table-column-properties fo:break-before="auto" style:column-width="29.39mm"/>
    </style:style>
    <style:style style:name="co17" style:family="table-column">
      <style:table-column-properties fo:break-before="auto" style:column-width="25.59mm"/>
    </style:style>
    <style:style style:name="co18" style:family="table-column">
      <style:table-column-properties fo:break-before="auto" style:column-width="18.03mm"/>
    </style:style>
    <style:style style:name="co19" style:family="table-column">
      <style:table-column-properties fo:break-before="auto" style:column-width="32mm"/>
    </style:style>
    <style:style style:name="co20" style:family="table-column">
      <style:table-column-properties fo:break-before="auto" style:column-width="89.5mm"/>
    </style:style>
    <style:style style:name="co2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3.85mm"/>
    </style:style>
    <style:style style:name="co23" style:family="table-column">
      <style:table-column-properties fo:break-before="auto" style:column-width="16.28mm"/>
    </style:style>
    <style:style style:name="co24" style:family="table-column">
      <style:table-column-properties fo:break-before="auto" style:column-width="94.69mm"/>
    </style:style>
    <style:style style:name="co25" style:family="table-column">
      <style:table-column-properties fo:break-before="auto" style:column-width="29.7mm"/>
    </style:style>
    <style:style style:name="co26" style:family="table-column">
      <style:table-column-properties fo:break-before="auto" style:column-width="1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9"/>
    <style:style style:name="ce10" style:family="table-cell" style:parent-style-name="Default" style:data-style-name="N3"/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 style:data-style-name="N0"/>
    <style:style style:name="ce18" style:family="table-cell" style:parent-style-name="Default" style:data-style-name="N4"/>
    <style:style style:name="ce1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gr3" style:family="graphic">
      <style:graphic-properties draw:fill="none" draw:fill-color="#ffffff" draw:textarea-horizontal-align="justify" draw:textarea-vertical-align="middle" draw:auto-grow-height="false" fo:min-height="69.59mm" fo:min-width="69.48mm"/>
    </style:style>
    <style:style style:name="gr4" style:family="graphic">
      <style:graphic-properties draw:fill="none" draw:textarea-horizontal-align="justify" draw:textarea-vertical-align="middle" draw:auto-grow-height="false" fo:min-height="30.56mm" fo:min-width="30.57mm"/>
    </style:style>
    <style:style style:name="gr5" style:family="graphic">
      <style:graphic-properties draw:fill-color="#ff3333" draw:textarea-horizontal-align="justify" draw:textarea-vertical-align="middle" draw:auto-grow-height="false" fo:min-height="3.08mm" fo:min-width="3.09mm"/>
    </style:style>
    <style:style style:name="gr6" style:family="graphic">
      <style:graphic-properties svg:stroke-width="0.5mm" svg:stroke-color="#000000" draw:marker-start-width="2.75mm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gr7" style:family="graphic">
      <style:graphic-properties svg:stroke-width="0.5mm" svg:stroke-color="#000000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8" style:family="graphic">
      <style:graphic-properties draw:fill="none" draw:textarea-horizontal-align="justify" draw:textarea-vertical-align="middle" draw:auto-grow-height="false" fo:min-height="19.18mm" fo:min-width="19.25mm"/>
    </style:style>
    <style:style style:name="gr9" style:family="graphic">
      <style:graphic-properties draw:fill-color="#ff3333" draw:textarea-horizontal-align="justify" draw:textarea-vertical-align="middle" draw:auto-grow-height="false" fo:min-height="3.08mm" fo:min-width="3.08mm"/>
    </style:style>
    <style:style style:name="gr10" style:family="graphic">
      <style:graphic-properties draw:fill-color="#999999" draw:textarea-horizontal-align="justify" draw:textarea-vertical-align="middle" draw:auto-grow-height="false" fo:min-height="54.01mm" fo:min-width="15.39mm"/>
    </style:style>
    <style:style style:name="gr11" style:family="graphic">
      <style:graphic-properties draw:stroke="none" svg:stroke-color="#000000" draw:fill="none" draw:fill-color="#ffffff" fo:min-height="7.22mm"/>
    </style:style>
    <style:style style:name="gr12" style:family="graphic">
      <style:graphic-properties draw:stroke="none" svg:stroke-color="#000000" draw:fill="none" draw:fill-color="#ffffff" fo:min-height="7.23mm"/>
    </style:style>
    <style:style style:name="gr13" style:family="graphic">
      <style:graphic-properties draw:stroke="none" svg:stroke-color="#000000" draw:fill="none" draw:fill-color="#ffffff" fo:min-height="7.24mm"/>
    </style:style>
    <style:style style:name="gr14" style:family="graphic">
      <style:graphic-properties draw:fill="none" draw:textarea-vertical-align="middle" draw:auto-grow-height="false" fo:min-height="39.62mm" fo:min-width="2.03mm"/>
    </style:style>
    <style:style style:name="gr15" style:family="graphic">
      <style:graphic-properties draw:fill="none" draw:textarea-vertical-align="middle" draw:auto-grow-height="false" fo:min-height="17.74mm" fo:min-width="1.98mm"/>
    </style:style>
    <style:style style:name="gr16" style:family="graphic">
      <style:graphic-properties draw:stroke="dash" draw:stroke-dash="Fine_20_Dashed" svg:stroke-width="0.5mm" svg:stroke-color="#b2b2b2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17" style:family="graphic">
      <style:graphic-properties draw:fill="none" draw:textarea-vertical-align="middle" draw:auto-grow-height="false" fo:min-height="56.6mm" fo:min-width="2.03mm"/>
    </style:style>
    <style:style style:name="gr18" style:family="graphic">
      <style:graphic-properties draw:fill="none" draw:textarea-vertical-align="middle" draw:auto-grow-height="false" fo:min-height="14.16mm" fo:min-width="1.1mm"/>
    </style:style>
    <style:style style:name="gr19" style:family="graphic">
      <style:graphic-properties draw:fill="none" draw:fill-color="#ffffff" draw:textarea-horizontal-align="justify" draw:textarea-vertical-align="middle" draw:auto-grow-height="false" fo:min-height="69.73mm" fo:min-width="71.2mm"/>
    </style:style>
    <style:style style:name="gr20" style:family="graphic">
      <style:graphic-properties draw:fill="none" draw:textarea-horizontal-align="justify" draw:textarea-vertical-align="middle" draw:auto-grow-height="false" fo:min-height="31.38mm" fo:min-width="31.39mm"/>
    </style:style>
    <style:style style:name="gr21" style:family="graphic">
      <style:graphic-properties draw:fill-color="#ff3333" draw:textarea-horizontal-align="justify" draw:textarea-vertical-align="middle" draw:auto-grow-height="false" fo:min-height="3.15mm" fo:min-width="3.17mm"/>
    </style:style>
    <style:style style:name="gr22" style:family="graphic">
      <style:graphic-properties draw:fill-color="#ff3333" draw:textarea-horizontal-align="justify" draw:textarea-vertical-align="middle" draw:auto-grow-height="false" fo:min-height="3.16mm" fo:min-width="3.17mm"/>
    </style:style>
    <style:style style:name="gr23" style:family="graphic">
      <style:graphic-properties draw:fill="none" draw:textarea-horizontal-align="justify" draw:textarea-vertical-align="middle" draw:auto-grow-height="false" fo:min-height="19.69mm" fo:min-width="19.77mm"/>
    </style:style>
    <style:style style:name="gr24" style:family="graphic">
      <style:graphic-properties draw:fill-color="#ff3333" draw:textarea-horizontal-align="justify" draw:textarea-vertical-align="middle" draw:auto-grow-height="false" fo:min-height="3.15mm" fo:min-width="3.15mm"/>
    </style:style>
    <style:style style:name="gr25" style:family="graphic">
      <style:graphic-properties draw:fill-color="#999999" draw:textarea-horizontal-align="justify" draw:textarea-vertical-align="middle" draw:auto-grow-height="false" fo:min-height="55.48mm" fo:min-width="15.81mm"/>
    </style:style>
    <style:style style:name="gr26" style:family="graphic">
      <style:graphic-properties draw:fill-color="#ff3333" draw:textarea-horizontal-align="justify" draw:textarea-vertical-align="middle" draw:auto-grow-height="false" fo:min-height="3.15mm" fo:min-width="3.16mm"/>
    </style:style>
    <style:style style:name="gr27" style:family="graphic">
      <style:graphic-properties draw:stroke="none" svg:stroke-color="#000000" draw:fill="none" draw:fill-color="#ffffff" fo:min-height="7.42mm"/>
    </style:style>
    <style:style style:name="gr28" style:family="graphic">
      <style:graphic-properties draw:textarea-horizontal-align="center" draw:textarea-vertical-align="middle"/>
    </style:style>
    <style:style style:name="gr29" style:family="graphic">
      <style:graphic-properties draw:stroke="none" svg:stroke-color="#000000" draw:fill="none" draw:fill-color="#ffffff" fo:min-height="7.41mm"/>
    </style:style>
    <style:style style:name="gr30" style:family="graphic">
      <style:graphic-properties draw:fill="none" draw:fill-color="#ffffff" draw:textarea-horizontal-align="justify" draw:textarea-vertical-align="middle" draw:auto-grow-height="false" fo:min-height="72.39mm" fo:min-width="74.65mm"/>
    </style:style>
    <style:style style:name="gr31" style:family="graphic">
      <style:graphic-properties draw:fill="none" draw:textarea-horizontal-align="justify" draw:textarea-vertical-align="middle" draw:auto-grow-height="false" fo:min-height="33.52mm" fo:min-width="33.51mm"/>
    </style:style>
    <style:style style:name="gr32" style:family="graphic">
      <style:graphic-properties draw:fill-color="#ff3333" draw:textarea-horizontal-align="justify" draw:textarea-vertical-align="middle" draw:auto-grow-height="false" fo:min-height="3.37mm" fo:min-width="3.39mm"/>
    </style:style>
    <style:style style:name="gr33" style:family="graphic">
      <style:graphic-properties draw:fill-color="#ff3333" draw:textarea-horizontal-align="justify" draw:textarea-vertical-align="middle" draw:auto-grow-height="false" fo:min-height="3.38mm" fo:min-width="3.39mm"/>
    </style:style>
    <style:style style:name="gr34" style:family="graphic">
      <style:graphic-properties draw:fill="none" draw:textarea-horizontal-align="justify" draw:textarea-vertical-align="middle" draw:auto-grow-height="false" fo:min-height="21.02mm" fo:min-width="21.1mm"/>
    </style:style>
    <style:style style:name="gr35" style:family="graphic">
      <style:graphic-properties draw:fill-color="#ff3333" draw:textarea-horizontal-align="justify" draw:textarea-vertical-align="middle" draw:auto-grow-height="false" fo:min-height="3.38mm" fo:min-width="3.38mm"/>
    </style:style>
    <style:style style:name="gr36" style:family="graphic">
      <style:graphic-properties draw:fill-color="#999999" draw:textarea-horizontal-align="justify" draw:textarea-vertical-align="middle" draw:auto-grow-height="false" fo:min-height="59.23mm" fo:min-width="16.88mm"/>
    </style:style>
    <style:style style:name="gr37" style:family="graphic">
      <style:graphic-properties draw:stroke="none" svg:stroke-color="#000000" draw:fill="none" draw:fill-color="#ffffff" fo:min-height="7.92mm"/>
    </style:style>
    <style:style style:name="gr38" style:family="graphic">
      <style:graphic-properties draw:stroke="none" svg:stroke-color="#000000" draw:fill="none" draw:fill-color="#ffffff" fo:min-height="7.93mm"/>
    </style:style>
    <style:style style:name="gr39" style:family="graphic">
      <style:graphic-properties draw:fill="none" draw:textarea-vertical-align="middle" draw:auto-grow-height="false" fo:min-height="43.44mm" fo:min-width="2.22mm"/>
    </style:style>
    <style:style style:name="gr40" style:family="graphic">
      <style:graphic-properties draw:fill="none" draw:textarea-vertical-align="middle" draw:auto-grow-height="false" fo:min-height="19.45mm" fo:min-width="2.17mm"/>
    </style:style>
    <style:style style:name="gr41" style:family="graphic">
      <style:graphic-properties draw:fill="none" draw:textarea-vertical-align="middle" draw:auto-grow-height="false" fo:min-height="62.08mm" fo:min-width="2.22mm"/>
    </style:style>
    <style:style style:name="gr42" style:family="graphic">
      <style:graphic-properties draw:fill="none" draw:textarea-vertical-align="middle" draw:auto-grow-height="false" fo:min-height="15.53mm" fo:min-width="1.2mm"/>
    </style:style>
    <style:style style:name="gr43" style:family="graphic">
      <style:graphic-properties draw:fill="none" draw:fill-color="#ffffff" draw:textarea-horizontal-align="justify" draw:textarea-vertical-align="middle" draw:auto-grow-height="false" fo:min-height="71.28mm" fo:min-width="75.1mm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999999"/>
    </style:style>
    <style:style style:name="P8" style:family="paragraph">
      <loext:graphic-properties draw:fill="none" draw:fill-color="#ffffff"/>
      <style:text-properties fo:font-family="'Noto Sans'" style:font-pitch="variable" fo:font-size="11pt" style:font-size-asian="11pt" style:font-size-complex="11pt"/>
    </style:style>
    <style:style style:name="T1" style:family="text">
      <style:text-properties fo:font-family="'Noto Sans'" style:font-pitch="variable" fo:font-size="11pt" style:font-size-asian="11pt" style:font-size-complex="11pt"/>
    </style:style>
  </office:automatic-styles>
  <office:body>
    <office:spreadsheet>
      <table:calculation-settings table:automatic-find-labels="false"/>
      <table:table table:name="acker" table:style-name="ta1">
        <office:forms form:automatic-focus="false" form:apply-design-mode="false">
          <form:form form:name="Formulä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teer_angle" form:control-implementation="ooo:com.sun.star.form.component.SpinButton" xml:id="control1" form:id="control1" form:orientation="vertical" form:value="300" form:linked-cell="acker.B25" form:step-size="5" form:delay-for-repeat="PT0.050000000S" form:min-value="100" form:max-value="399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2" form:id="control2" form:orientation="vertical" form:value="200" form:linked-cell="acker.B27" form:step-size="5" form:delay-for-repeat="PT0.050000000S" form:min-value="150" form:max-value="3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3" form:id="control3" form:orientation="vertical" form:value="200" form:linked-cell="acker.B29" form:step-size="5" form:delay-for-repeat="PT0.050000000S" form:min-value="100" form:max-value="3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4" form:id="control4" form:orientation="vertical" form:value="200" form:linked-cell="acker.B31" form:step-size="5" form:delay-for-repeat="PT0.050000000S" form:min-value="100" form:max-value="3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5" form:id="control5" form:orientation="vertical" form:value="0" form:linked-cell="acker.B33" form:delay-for-repeat="PT0.050000000S" form:min-value="-10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6" form:id="control6" form:orientation="vertical" form:value="20" form:linked-cell="acker.B35" form:delay-for-repeat="PT0.050000000S" form:min-value="5" form:max-value="5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7" form:id="control7" form:orientation="vertical" form:value="30" form:linked-cell="acker.B37" form:delay-for-repeat="PT0.050000000S" form:min-value="0" form:max-value="18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8" form:id="control8" form:orientation="vertical" form:value="20" form:linked-cell="acker.B41" form:delay-for-repeat="PT0.050000000S" form:min-value="5" form:max-value="5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9" form:id="control9" form:orientation="vertical" form:value="0" form:linked-cell="acker.B43" form:delay-for-repeat="PT0.050000000S" form:min-value="-45" form:max-value="225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10" form:id="control10" form:orientation="vertical" form:value="0" form:linked-cell="acker.C45" form:delay-for-repeat="PT0.050000000S" form:min-value="-10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11" form:id="control11" form:orientation="vertical" form:value="20" form:linked-cell="acker.B39" form:step-size="2" form:delay-for-repeat="PT0.050000000S" form:min-value="0" form:max-value="5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Rullningslist 1" form:control-implementation="ooo:com.sun.star.form.component.ScrollBar" xml:id="control12" form:id="control12" form:value="0" form:linked-cell="acker.C49" form:delay-for-repeat="PT0.050000000S" form:min-value="-250" form:max-value="25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159.99mm" svg:height="89.99mm" svg:x="5.26mm" svg:y="0.53mm">
            <draw:object draw:notify-on-update-of-ranges="rb.A3:rb.A4 rb.B3:rb.B4 rf.B57:rf.B58 rf.C57:rf.C58 lf.B57:lf.B58 lf.C57:lf.C58 lf.B29:lf.B30 lf.C29:lf.C30 rf.B29:rf.B30 rf.C29:rf.C30 lf.B24:lf.B25 lf.C24:lf.C25 rf.B24:rf.B25 rf.C24:rf.C25 lb.A3:lb.A4 lb.B3:lb.B4 lf.B19:lf.B20 lf.C19:lf.C20 rf.B19:rf.B20 rf.C19:rf.C20 lf.B14:lf.B15 lf.C14:lf.C15 rf.B14:rf.B15 rf.C14:rf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text-style-name="P2" svg:width="5.63mm" svg:height="8.23mm" svg:x="81mm" svg:y="106.05mm" draw:control="control1"/>
          <draw:control draw:z-index="2" draw:text-style-name="P2" svg:width="5.63mm" svg:height="8.23mm" svg:x="81mm" svg:y="115.08mm" draw:control="control2"/>
          <draw:control draw:z-index="3" draw:text-style-name="P2" svg:width="5.63mm" svg:height="8.23mm" svg:x="81mm" svg:y="124.11mm" draw:control="control3"/>
          <draw:control draw:z-index="4" draw:text-style-name="P2" svg:width="5.63mm" svg:height="8.23mm" svg:x="81mm" svg:y="132.87mm" draw:control="control4"/>
          <draw:control draw:z-index="5" draw:text-style-name="P2" svg:width="5.63mm" svg:height="8.23mm" svg:x="81mm" svg:y="142.45mm" draw:control="control5"/>
          <draw:control draw:z-index="6" draw:text-style-name="P2" svg:width="5.63mm" svg:height="8.23mm" svg:x="81mm" svg:y="151.74mm" draw:control="control6"/>
          <draw:control draw:z-index="7" draw:text-style-name="P2" svg:width="5.63mm" svg:height="8.23mm" svg:x="80.96mm" svg:y="161.03mm" draw:control="control7"/>
          <draw:control draw:z-index="8" draw:text-style-name="P2" svg:width="5.63mm" svg:height="8.23mm" svg:x="80.96mm" svg:y="178.79mm" draw:control="control8"/>
          <draw:control draw:z-index="9" draw:text-style-name="P2" svg:width="5.63mm" svg:height="8.23mm" svg:x="80.96mm" svg:y="187.57mm" draw:control="control9"/>
          <draw:control draw:z-index="10" draw:text-style-name="P2" svg:width="5.63mm" svg:height="8.23mm" svg:x="81mm" svg:y="196.59mm" draw:control="control10"/>
          <draw:control draw:z-index="11" draw:text-style-name="P2" svg:width="5.63mm" svg:height="8.23mm" svg:x="81mm" svg:y="169.79mm" draw:control="control11"/>
          <draw:frame draw:z-index="12" draw:style-name="gr1" draw:text-style-name="P1" svg:width="147.17mm" svg:height="129.09mm" svg:x="349.15mm" svg:y="4.52mm">
            <draw:object draw:notify-on-update-of-ranges="common_calc.B35:common_calc.B36 common_calc.C35:common_calc.C36 common_calc.B37:common_calc.B38 common_calc.C37:common_calc.C38 common_calc.B23:common_calc.B24 common_calc.D24:common_calc.D24 common_calc.C23:common_calc.C24 common_calc.B25:common_calc.B26 common_calc.D26:common_calc.D26 common_calc.C25:common_calc.C26 common_calc.B21:common_calc.B22 common_calc.D22:common_calc.D22 common_calc.C21:common_calc.C22 common_calc.B30:common_calc.B31 common_calc.D31:common_calc.D31 common_calc.C30:common_calc.C31 common_calc.B32:common_calc.B33 common_calc.D33:common_calc.D33 common_calc.C32:common_calc.C33 common_calc.B28:common_calc.B29 common_calc.D29:common_calc.D29 common_calc.C28:common_calc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3" draw:style-name="gr1" draw:text-style-name="P1" svg:width="143.63mm" svg:height="157.7mm" svg:x="196.25mm" svg:y="1.29mm">
            <draw:object draw:notify-on-update-of-ranges="ack_dev_data.B5:ack_dev_data.B305 ack_dev_data.L5:ack_dev_data.L305 ack_dev_data.M5:ack_dev_data.M3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ontrol draw:z-index="14" draw:style-name="gr2" draw:text-style-name="P2" svg:width="45mm" svg:height="4.24mm" svg:x="80.96mm" svg:y="216.18mm" draw:control="control12"/>
        </table:shape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3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Left wheel angle:</text:p>
          </table:table-cell>
          <table:table-cell table:style-name="ce4" table:formula="of:=DEGREES(left_wheel_angle)" office:value-type="float" office:value="18.8847832934517" calcext:value-type="float">
            <text:p>18,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eelbase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Right wheel angle:</text:p>
          </table:table-cell>
          <table:table-cell table:style-name="ce4" table:formula="of:=DEGREES(right_wheel_angle)" office:value-type="float" office:value="16.1535838222018" calcext:value-type="float">
            <text:p>16,1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3" office:value-type="string" calcext:value-type="string">
            <text:p>Average wheel angle:</text:p>
          </table:table-cell>
          <table:table-cell table:style-name="ce5" table:formula="of:=DEGREES(average_wheel_angle)" office:value-type="float" office:value="17.5191835578267" calcext:value-type="float">
            <text:p>17,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ck rear</text:p>
          </table:table-cell>
          <table:table-cell office:value-type="float" office:value="230" calcext:value-type="float">
            <text:p>230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Toe-in:</text:p>
          </table:table-cell>
          <table:table-cell table:style-name="ce4" table:formula="of:=steering_toe_in" office:value-type="float" office:value="-1.36559973562499" calcext:value-type="float">
            <text:p>-1,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ck front</text:p>
          </table:table-cell>
          <table:table-cell office:value-type="float" office:value="220" calcext:value-type="float">
            <text:p>220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Turning radius rw:</text:p>
          </table:table-cell>
          <table:table-cell table:style-name="ce6" table:formula="of:=[common_calc.B11]" office:value-type="float" office:value="952.621534588861" calcext:value-type="float">
            <text:p>9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ck king pin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urning radius lw:</text:p>
          </table:table-cell>
          <table:table-cell table:style-name="ce6" table:formula="of:=[common_calc.C11]" office:value-type="float" office:value="983.494362484438" calcext:value-type="float">
            <text:p>9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3" office:value-type="string" calcext:value-type="string">
            <text:p>Average truning radius:</text:p>
          </table:table-cell>
          <table:table-cell table:style-name="ce7" table:formula="of:=[common_calc.D11]" office:value-type="float" office:value="968.054920143608" calcext:value-type="float">
            <text:p>9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vo saver offset (center kingpins)</text:p>
          </table:table-cell>
          <table:table-cell office:value-type="float" office:value="43" calcext:value-type="float">
            <text:p>43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Servo saver arm length</text:p>
          </table:table-cell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ervo saver arm angl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Analyze resolution:</text:p>
          </table:table-cell>
          <table:table-cell office:value-type="float" office:value="0.15" calcext:value-type="float">
            <text:p>0,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vo saver pivot offset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eering arm length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eering arm angle</text:p>
          </table:table-cell>
          <table:table-cell office:value-type="float" office:value="-19" calcext:value-type="float">
            <text:p>-1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oe in</text:p>
          </table:table-cell>
          <table:table-cell table:formula="of:=[acker.C45]/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 calcext:value-type="string">
            <text:p>Angle</text:p>
          </table:table-cell>
          <table:table-cell table:style-name="ce2" table:formula="of:=[acker.C49]/10" office:value-type="float" office:value="-25" calcext:value-type="float">
            <text:p>-25,0</text:p>
          </table:table-cell>
          <table:table-cell office:value-type="float" office:value="-250" calcext:value-type="float">
            <text:p>-2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"/>
        </table:table-row>
      </table:table>
      <table:table table:name="common_calc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heelsize</text:p>
          </table:table-cell>
          <table:table-cell table:formula="of:=[acker.B25]*0.3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 wheel offset (from king pin)</text:p>
          </table:table-cell>
          <table:table-cell table:formula="of:=(track_front-track_king_pin)/2" office:value-type="float" office:value="15" calcext:value-type="float">
            <text:p>1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Wheel steering radiu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el angle:</text:p>
          </table:table-cell>
          <table:table-cell table:style-name="ce9" table:formula="of:=right_wheel_angle" office:value-type="float" office:value="0.281933223694311" calcext:value-type="float">
            <text:p>0,28193</text:p>
          </table:table-cell>
          <table:table-cell table:style-name="ce9" table:formula="of:=left_wheel_angle" office:value-type="float" office:value="0.329601646996351" calcext:value-type="float">
            <text:p>0,32960</text:p>
          </table:table-cell>
          <table:table-cell table:style-name="ce9" table:formula="of:=([common_calc.$C$9]+[common_calc.$B$9])/2" office:value-type="float" office:value="0.305767435345331" calcext:value-type="float">
            <text:p>0,30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 radius intersection</text:p>
          </table:table-cell>
          <table:table-cell table:style-name="ce6" table:formula="of:=[$rf.$C$64]" office:value-type="float" office:value="940.737895570512" calcext:value-type="float">
            <text:p>941</text:p>
          </table:table-cell>
          <table:table-cell table:style-name="ce6" table:formula="of:=[$lf.$C$64]" office:value-type="float" office:value="971.9882514921" calcext:value-type="float">
            <text:p>972</text:p>
          </table:table-cell>
          <table:table-cell table:style-name="ce10" table:formula="of:=([common_calc.C10]+[common_calc.B10])/2" office:value-type="float" office:value="956.363073531306" calcext:value-type="float">
            <text:p>956</text:p>
          </table:table-cell>
          <table:table-cell table:style-name="ce10" table:formula="of:=MAX([.C10];[.B10])" office:value-type="float" office:value="971.9882514921" calcext:value-type="float">
            <text:p>972</text:p>
          </table:table-cell>
          <table:table-cell table:style-name="ce10" table:formula="of:=MIN([.B10];[.C10])" office:value-type="float" office:value="940.737895570512" calcext:value-type="float">
            <text:p>9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us</text:p>
          </table:table-cell>
          <table:table-cell table:style-name="ce6" table:formula="of:=[$rf.$B$67]" office:value-type="float" office:value="952.621534588861" calcext:value-type="float">
            <text:p>953</text:p>
          </table:table-cell>
          <table:table-cell table:style-name="ce6" table:formula="of:=[$lf.$B$67]" office:value-type="float" office:value="983.494362484438" calcext:value-type="float">
            <text:p>983</text:p>
          </table:table-cell>
          <table:table-cell table:style-name="ce6" table:formula="of:=SQRT((wheelbase/2)^2+[common_calc.D10]^2)" office:value-type="float" office:value="968.054920143608" calcext:value-type="float">
            <text:p>96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Toe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office:value-type="string" calcext:value-type="string">
            <text:p>Toe-in:</text:p>
          </table:table-cell>
          <table:table-cell table:formula="of:=DEGREES([common_calc.$B$9]-[common_calc.$D$9])" office:value-type="float" office:value="-1.36559973562499" calcext:value-type="float">
            <text:p>-1,3655997356249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Graph dat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ght wheel graph</text:p>
          </table:table-cell>
          <table:table-cell table:formula="of:=right_king_pin_x" office:value-type="float" office:value="300" calcext:value-type="float">
            <text:p>300</text:p>
          </table:table-cell>
          <table:table-cell table:formula="of:=right_king_pin_y"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/>
          <table:table-cell table:formula="of:=[rf.B64]" office:value-type="float" office:value="0" calcext:value-type="float">
            <text:p>0</text:p>
          </table:table-cell>
          <table:table-cell table:style-name="ce6" table:formula="of:=[.$B$10]" office:value-type="float" office:value="940.737895570512" calcext:value-type="float">
            <text:p>941</text:p>
          </table:table-cell>
          <table:table-cell table:formula="of:=CONCATENATE(&quot;Rw X0 &quot;; ROUND([.C22];0))" office:value-type="string" office:string-value="Rw X0 941" calcext:value-type="string">
            <text:p>Rw X0 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 wheel graph</text:p>
          </table:table-cell>
          <table:table-cell table:formula="of:=left_king_pin_x" office:value-type="float" office:value="300" calcext:value-type="float">
            <text:p>300</text:p>
          </table:table-cell>
          <table:table-cell table:formula="of:=left_king_pin_y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/>
          <table:table-cell table:formula="of:=[lf.B64]" office:value-type="float" office:value="0" calcext:value-type="float">
            <text:p>0</text:p>
          </table:table-cell>
          <table:table-cell table:style-name="ce6" table:formula="of:=[.$C$10]" office:value-type="float" office:value="971.9882514921" calcext:value-type="float">
            <text:p>972</text:p>
          </table:table-cell>
          <table:table-cell table:formula="of:=CONCATENATE(&quot;Lw X0 &quot;; ROUND([.C24];0))" office:value-type="string" office:string-value="Lw X0 972" calcext:value-type="string">
            <text:p>Lw X0 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rage wheel graph</text:p>
          </table:table-cell>
          <table:table-cell table:formula="of:=wheelbase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table:formula="of:=[.$D$10]" office:value-type="float" office:value="956.363073531306" calcext:value-type="float">
            <text:p>956</text:p>
          </table:table-cell>
          <table:table-cell table:formula="of:=CONCATENATE(&quot;Avg X0 &quot;; ROUND([.C26];0))" office:value-type="string" office:string-value="Avg X0 956" calcext:value-type="string">
            <text:p>Avg X0 9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ght wheel steering radius graph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$C$22]" office:value-type="float" office:value="940.737895570512" calcext:value-type="float">
            <text:p>941</text:p>
          </table:table-cell>
          <table:table-cell table:formula="of:=CONCATENATE(&quot;Rw rad &quot;; ROUND([.$B$11];0))" office:value-type="string" office:string-value="Rw rad 953" calcext:value-type="string">
            <text:p>Rw rad 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 wheel steering radius graph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$C$24]" office:value-type="float" office:value="971.9882514921" calcext:value-type="float">
            <text:p>972</text:p>
          </table:table-cell>
          <table:table-cell table:formula="of:=CONCATENATE(&quot;Lw rad &quot;; ROUND([.$C$11];0))" office:value-type="string" office:string-value="Lw rad 983" calcext:value-type="string">
            <text:p>Lw rad 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rage wheel steering radius graph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table:formula="of:=[.$C$26]" office:value-type="float" office:value="956.363073531306" calcext:value-type="float">
            <text:p>956</text:p>
          </table:table-cell>
          <table:table-cell table:formula="of:=CONCATENATE(&quot;Avg rad &quot;; ROUND([.$D$11];0))" office:value-type="string" office:string-value="Avg rad 968" calcext:value-type="string">
            <text:p>Avg rad 96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nge x-axis</text:p>
          </table:table-cell>
          <table:table-cell table:style-name="ce10" table:formula="of:=-track_front/2"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" table:formula="of:=MAX(ABS([.C37]);ABS([.C38]))" office:value-type="float" office:value="971.9882514921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 y-axis</text:p>
          </table:table-cell>
          <table:table-cell office:value-type="float" office:value="0" calcext:value-type="float">
            <text:p>0</text:p>
          </table:table-cell>
          <table:table-cell table:style-name="ce10" table:formula="of:=MAX(left_king_pin_y;[.$E$10])" office:value-type="float" office:value="971.9882514921" calcext:value-type="float">
            <text:p>9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table:formula="of:=MIN(right_king_pin_y;[.$F$10])" office:value-type="float" office:value="-95" calcext:value-type="float">
            <text:p>-9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ont center point</text:p>
          </table:table-cell>
          <table:table-cell table:formula="of:=wheelbase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erage wheel angle intersection:</text:p>
          </table:table-cell>
          <table:table-cell office:value-type="float" office:value="0" calcext:value-type="float">
            <text:p>0</text:p>
          </table:table-cell>
          <table:table-cell table:style-name="ce10" table:formula="of:=IF(average_wheel_angle = 0;0;TAN(0.5*PI()-average_wheel_angle)*wheelbase)" office:value-type="float" office:value="950.368797773449" calcext:value-type="float">
            <text:p>950</text:p>
          </table:table-cell>
          <table:table-cell table:formula="of:=CONCATENATE(&quot;Avg: &quot;;ROUND([common_calc.$C$42];0))" office:value-type="string" office:string-value="Avg: 950" calcext:value-type="string">
            <text:p>Avg: 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 radius</text:p>
          </table:table-cell>
          <table:table-cell table:style-name="ce6" table:formula="of:=[common_calc.$E$10]" office:value-type="float" office:value="971.9882514921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rning radius:</text:p>
          </table:table-cell>
          <table:table-cell table:formula="of:=SQRT((wheelbase/2)^2+[common_calc.$C$42]^2)" office:value-type="float" office:value="962.133489585178" calcext:value-type="float">
            <text:p>962,133489585178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3"/>
          <table:table-cell table:style-name="ce11"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3"/>
          <table:table-cell table:style-name="ce11" table:number-columns-repeated="1011"/>
        </table:table-row>
        <table:table-row table:style-name="ro1">
          <table:table-cell table:number-columns-repeated="13"/>
          <table:table-cell table:style-name="ce11" table:number-columns-repeated="1011"/>
        </table:table-row>
      </table:table>
      <table:table table:name="ack_dev_data" table:style-name="ta1">
        <table:table-column table:style-name="co3" table:default-cell-style-name="Default"/>
        <table:table-column table:style-name="co19" table:number-columns-repeated="12" table:default-cell-style-name="Default"/>
        <table:table-row table:style-name="ro2">
          <table:table-cell table:style-name="ce12" office:value-type="string" calcext:value-type="string">
            <text:p>Analyze – deviation from true Ackerman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8"/>
          <table:table-cell table:number-columns-repeated="12"/>
        </table:table-row>
        <table:table-row table:style-name="ro1">
          <table:table-cell table:style-name="ce13" office:value-type="string" calcext:value-type="string">
            <text:p>pos</text:p>
          </table:table-cell>
          <table:table-cell table:style-name="ce13" office:value-type="string" calcext:value-type="string">
            <text:p>steering angle</text:p>
          </table:table-cell>
          <table:table-cell table:style-name="ce13" office:value-type="string" calcext:value-type="string">
            <text:p>angle rw</text:p>
          </table:table-cell>
          <table:table-cell table:style-name="ce13" office:value-type="string" calcext:value-type="string">
            <text:p>angle lw</text:p>
          </table:table-cell>
          <table:table-cell table:style-name="ce13" office:value-type="string" calcext:value-type="string">
            <text:p>average angle</text:p>
          </table:table-cell>
          <table:table-cell table:style-name="ce13" office:value-type="string" calcext:value-type="string">
            <text:p>ave intsect</text:p>
          </table:table-cell>
          <table:table-cell table:style-name="ce13" office:value-type="string" calcext:value-type="string">
            <text:p>rw intsect</text:p>
          </table:table-cell>
          <table:table-cell table:style-name="ce13" office:value-type="string" calcext:value-type="string">
            <text:p>lw intsect</text:p>
          </table:table-cell>
          <table:table-cell table:style-name="ce13" office:value-type="string" calcext:value-type="string">
            <text:p>corr</text:p>
          </table:table-cell>
          <table:table-cell table:style-name="ce13" office:value-type="string" calcext:value-type="string">
            <text:p>true ack rw</text:p>
          </table:table-cell>
          <table:table-cell table:style-name="ce13" office:value-type="string" calcext:value-type="string">
            <text:p>true ack lw</text:p>
          </table:table-cell>
          <table:table-cell table:style-name="ce13" office:value-type="string" calcext:value-type="string">
            <text:p>dev ack rw</text:p>
          </table:table-cell>
          <table:table-cell table:style-name="ce13" office:value-type="string" calcext:value-type="string">
            <text:p>dev ack lw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[.A5]*analyze_resolution" office:value-type="float" office:value="-22.5" calcext:value-type="float">
            <text:p>-22,5</text:p>
          </table:table-cell>
          <table:table-cell table:formula="of:=[rf.N81]" office:value-type="float" office:value="0.256795476390228" calcext:value-type="float">
            <text:p>0,256795476390228</text:p>
          </table:table-cell>
          <table:table-cell table:formula="of:=[lf.N81]" office:value-type="float" office:value="0.29521615385887" calcext:value-type="float">
            <text:p>0,29521615385887</text:p>
          </table:table-cell>
          <table:table-cell table:formula="of:=([.C5]+[.D5])/2" office:value-type="float" office:value="0.276005815124549" calcext:value-type="float">
            <text:p>0,276005815124549</text:p>
          </table:table-cell>
          <table:table-cell table:formula="of:=IF([.E5] = 0;0;TAN(0.5*PI()-[.E5])*wheelbase)" office:value-type="float" office:value="1059.19184182227" calcext:value-type="float">
            <text:p>1059,19184182227</text:p>
          </table:table-cell>
          <table:table-cell table:formula="of:=IF([.D5] = 0;0;TAN(0.5*PI()-[.C5])*wheelbase+right_king_pin_y)" office:value-type="float" office:value="1047.45172269375" calcext:value-type="float">
            <text:p>1047,45172269375</text:p>
          </table:table-cell>
          <table:table-cell table:formula="of:=IF([.D5] = 0;0;TAN(0.5*PI()-[.D5])*wheelbase+left_king_pin_y)" office:value-type="float" office:value="1081.50997684872" calcext:value-type="float">
            <text:p>1081,50997684872</text:p>
          </table:table-cell>
          <table:table-cell table:formula="of:=IF([.E5]=0;0;[.E5]/ABS([.E5]))" office:value-type="float" office:value="1" calcext:value-type="float">
            <text:p>1</text:p>
          </table:table-cell>
          <table:table-cell table:formula="of:=IF([.E5]=0;0;[.I5]*0.5*PI()-ATAN(([.F5]-right_king_pin_y)/wheelbase))" office:value-type="float" office:value="0.254295116280333" calcext:value-type="float">
            <text:p>0,254295116280333</text:p>
          </table:table-cell>
          <table:table-cell table:formula="of:=IF([.E5]=0;0;[.I5]*0.5*PI()-ATAN(([.F5]-left_king_pin_y)/wheelbase))" office:value-type="float" office:value="0.301646662409176" calcext:value-type="float">
            <text:p>0,301646662409176</text:p>
          </table:table-cell>
          <table:table-cell table:formula="of:=DEGREES([.C5]-[.J5])" office:value-type="float" office:value="0.143260081559861" calcext:value-type="float">
            <text:p>0,143260081559861</text:p>
          </table:table-cell>
          <table:table-cell table:formula="of:=DEGREES([.D5]-[.K5])" office:value-type="float" office:value="-0.368441000055312" calcext:value-type="float">
            <text:p>-0,368441000055312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table:style-name="ce11" table:formula="of:=[ack_dev_data.A6]*analyze_resolution" office:value-type="float" office:value="-22.35" calcext:value-type="float">
            <text:p>-22,35</text:p>
          </table:table-cell>
          <table:table-cell table:formula="of:=[rf.N82]" office:value-type="float" office:value="0.255261882259992" calcext:value-type="float">
            <text:p>0,255261882259992</text:p>
          </table:table-cell>
          <table:table-cell table:formula="of:=[lf.N82]" office:value-type="float" office:value="0.293161280572955" calcext:value-type="float">
            <text:p>0,293161280572955</text:p>
          </table:table-cell>
          <table:table-cell table:formula="of:=([.C6]+[.D6])/2" office:value-type="float" office:value="0.274211581416474" calcext:value-type="float">
            <text:p>0,274211581416474</text:p>
          </table:table-cell>
          <table:table-cell table:formula="of:=IF([.E6] = 0;0;TAN(0.5*PI()-[.E6])*wheelbase)" office:value-type="float" office:value="1066.48608767493" calcext:value-type="float">
            <text:p>1066,48608767493</text:p>
          </table:table-cell>
          <table:table-cell table:formula="of:=IF([.D6] = 0;0;TAN(0.5*PI()-[.C6])*wheelbase+right_king_pin_y)" office:value-type="float" office:value="1054.62584087777" calcext:value-type="float">
            <text:p>1054,62584087777</text:p>
          </table:table-cell>
          <table:table-cell table:formula="of:=IF([.D6] = 0;0;TAN(0.5*PI()-[.D6])*wheelbase+left_king_pin_y)" office:value-type="float" office:value="1088.84201522239" calcext:value-type="float">
            <text:p>1088,84201522239</text:p>
          </table:table-cell>
          <table:table-cell table:formula="of:=IF([.E6]=0;0;[.E6]/ABS([.E6]))" office:value-type="float" office:value="1" calcext:value-type="float">
            <text:p>1</text:p>
          </table:table-cell>
          <table:table-cell table:formula="of:=IF([.E6]=0;0;[.I6]*0.5*PI()-ATAN(([.F6]-right_king_pin_y)/wheelbase))" office:value-type="float" office:value="0.252765474131619" calcext:value-type="float">
            <text:p>0,252765474131619</text:p>
          </table:table-cell>
          <table:table-cell table:formula="of:=IF([.E6]=0;0;[.I6]*0.5*PI()-ATAN(([.F6]-left_king_pin_y)/wheelbase))" office:value-type="float" office:value="0.299515297201751" calcext:value-type="float">
            <text:p>0,299515297201751</text:p>
          </table:table-cell>
          <table:table-cell table:formula="of:=DEGREES([.C6]-[.J6])" office:value-type="float" office:value="0.143033649697922" calcext:value-type="float">
            <text:p>0,143033649697922</text:p>
          </table:table-cell>
          <table:table-cell table:formula="of:=DEGREES([.D6]-[.K6])" office:value-type="float" office:value="-0.364058335785959" calcext:value-type="float">
            <text:p>-0,364058335785959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table:formula="of:=[ack_dev_data.A7]*analyze_resolution" office:value-type="float" office:value="-22.2" calcext:value-type="float">
            <text:p>-22,2</text:p>
          </table:table-cell>
          <table:table-cell table:formula="of:=[rf.N83]" office:value-type="float" office:value="0.253725478070826" calcext:value-type="float">
            <text:p>0,253725478070826</text:p>
          </table:table-cell>
          <table:table-cell table:formula="of:=[lf.N83]" office:value-type="float" office:value="0.291107364669548" calcext:value-type="float">
            <text:p>0,291107364669548</text:p>
          </table:table-cell>
          <table:table-cell table:formula="of:=([.C7]+[.D7])/2" office:value-type="float" office:value="0.272416421370187" calcext:value-type="float">
            <text:p>0,272416421370187</text:p>
          </table:table-cell>
          <table:table-cell table:formula="of:=IF([.E7] = 0;0;TAN(0.5*PI()-[.E7])*wheelbase)" office:value-type="float" office:value="1073.8778212274" calcext:value-type="float">
            <text:p>1073,8778212274</text:p>
          </table:table-cell>
          <table:table-cell table:formula="of:=IF([.D7] = 0;0;TAN(0.5*PI()-[.C7])*wheelbase+right_king_pin_y)" office:value-type="float" office:value="1061.89815986364" calcext:value-type="float">
            <text:p>1061,89815986364</text:p>
          </table:table-cell>
          <table:table-cell table:formula="of:=IF([.D7] = 0;0;TAN(0.5*PI()-[.D7])*wheelbase+left_king_pin_y)" office:value-type="float" office:value="1096.27107552755" calcext:value-type="float">
            <text:p>1096,27107552755</text:p>
          </table:table-cell>
          <table:table-cell table:formula="of:=IF([.E7]=0;0;[.E7]/ABS([.E7]))" office:value-type="float" office:value="1" calcext:value-type="float">
            <text:p>1</text:p>
          </table:table-cell>
          <table:table-cell table:formula="of:=IF([.E7]=0;0;[.I7]*0.5*PI()-ATAN(([.F7]-right_king_pin_y)/wheelbase))" office:value-type="float" office:value="0.251233653037529" calcext:value-type="float">
            <text:p>0,251233653037529</text:p>
          </table:table-cell>
          <table:table-cell table:formula="of:=IF([.E7]=0;0;[.I7]*0.5*PI()-ATAN(([.F7]-left_king_pin_y)/wheelbase))" office:value-type="float" office:value="0.297385048646456" calcext:value-type="float">
            <text:p>0,297385048646456</text:p>
          </table:table-cell>
          <table:table-cell table:formula="of:=DEGREES([.C7]-[.J7])" office:value-type="float" office:value="0.142771057692953" calcext:value-type="float">
            <text:p>0,142771057692953</text:p>
          </table:table-cell>
          <table:table-cell table:formula="of:=DEGREES([.D7]-[.K7])" office:value-type="float" office:value="-0.359684796993723" calcext:value-type="float">
            <text:p>-0,359684796993723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[ack_dev_data.A8]*analyze_resolution" office:value-type="float" office:value="-22.05" calcext:value-type="float">
            <text:p>-22,05</text:p>
          </table:table-cell>
          <table:table-cell table:formula="of:=[rf.N84]" office:value-type="float" office:value="0.252186272967447" calcext:value-type="float">
            <text:p>0,252186272967447</text:p>
          </table:table-cell>
          <table:table-cell table:formula="of:=[lf.N84]" office:value-type="float" office:value="0.289054409854749" calcext:value-type="float">
            <text:p>0,289054409854749</text:p>
          </table:table-cell>
          <table:table-cell table:formula="of:=([.C8]+[.D8])/2" office:value-type="float" office:value="0.270620341411098" calcext:value-type="float">
            <text:p>0,270620341411098</text:p>
          </table:table-cell>
          <table:table-cell table:formula="of:=IF([.E8] = 0;0;TAN(0.5*PI()-[.E8])*wheelbase)" office:value-type="float" office:value="1081.36902863653" calcext:value-type="float">
            <text:p>1081,36902863653</text:p>
          </table:table-cell>
          <table:table-cell table:formula="of:=IF([.D8] = 0;0;TAN(0.5*PI()-[.C8])*wheelbase+right_king_pin_y)" office:value-type="float" office:value="1069.27066356958" calcext:value-type="float">
            <text:p>1069,27066356958</text:p>
          </table:table-cell>
          <table:table-cell table:formula="of:=IF([.D8] = 0;0;TAN(0.5*PI()-[.D8])*wheelbase+left_king_pin_y)" office:value-type="float" office:value="1103.79914415399" calcext:value-type="float">
            <text:p>1103,79914415399</text:p>
          </table:table-cell>
          <table:table-cell table:formula="of:=IF([.E8]=0;0;[.E8]/ABS([.E8]))" office:value-type="float" office:value="1" calcext:value-type="float">
            <text:p>1</text:p>
          </table:table-cell>
          <table:table-cell table:formula="of:=IF([.E8]=0;0;[.I8]*0.5*PI()-ATAN(([.F8]-right_king_pin_y)/wheelbase))" office:value-type="float" office:value="0.249699651752555" calcext:value-type="float">
            <text:p>0,249699651752555</text:p>
          </table:table-cell>
          <table:table-cell table:formula="of:=IF([.E8]=0;0;[.I8]*0.5*PI()-ATAN(([.F8]-left_king_pin_y)/wheelbase))" office:value-type="float" office:value="0.295255929928683" calcext:value-type="float">
            <text:p>0,295255929928683</text:p>
          </table:table-cell>
          <table:table-cell table:formula="of:=DEGREES([.C8]-[.J8])" office:value-type="float" office:value="0.142472900861003" calcext:value-type="float">
            <text:p>0,142472900861003</text:p>
          </table:table-cell>
          <table:table-cell table:formula="of:=DEGREES([.D8]-[.K8])" office:value-type="float" office:value="-0.355320926802079" calcext:value-type="float">
            <text:p>-0,355320926802079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[ack_dev_data.A9]*analyze_resolution" office:value-type="float" office:value="-21.9" calcext:value-type="float">
            <text:p>-21,9</text:p>
          </table:table-cell>
          <table:table-cell table:formula="of:=[rf.N85]" office:value-type="float" office:value="0.250644276077433" calcext:value-type="float">
            <text:p>0,250644276077433</text:p>
          </table:table-cell>
          <table:table-cell table:formula="of:=[lf.N85]" office:value-type="float" office:value="0.287002419846433" calcext:value-type="float">
            <text:p>0,287002419846433</text:p>
          </table:table-cell>
          <table:table-cell table:formula="of:=([.C9]+[.D9])/2" office:value-type="float" office:value="0.268823347961933" calcext:value-type="float">
            <text:p>0,268823347961933</text:p>
          </table:table-cell>
          <table:table-cell table:formula="of:=IF([.E9] = 0;0;TAN(0.5*PI()-[.E9])*wheelbase)" office:value-type="float" office:value="1088.96175049755" calcext:value-type="float">
            <text:p>1088,96175049755</text:p>
          </table:table-cell>
          <table:table-cell table:formula="of:=IF([.D9] = 0;0;TAN(0.5*PI()-[.C9])*wheelbase+right_king_pin_y)" office:value-type="float" office:value="1076.74539036401" calcext:value-type="float">
            <text:p>1076,74539036401</text:p>
          </table:table-cell>
          <table:table-cell table:formula="of:=IF([.D9] = 0;0;TAN(0.5*PI()-[.D9])*wheelbase+left_king_pin_y)" office:value-type="float" office:value="1111.42826192508" calcext:value-type="float">
            <text:p>1111,42826192508</text:p>
          </table:table-cell>
          <table:table-cell table:formula="of:=IF([.E9]=0;0;[.E9]/ABS([.E9]))" office:value-type="float" office:value="1" calcext:value-type="float">
            <text:p>1</text:p>
          </table:table-cell>
          <table:table-cell table:formula="of:=IF([.E9]=0;0;[.I9]*0.5*PI()-ATAN(([.F9]-right_king_pin_y)/wheelbase))" office:value-type="float" office:value="0.248163469033559" calcext:value-type="float">
            <text:p>0,248163469033559</text:p>
          </table:table-cell>
          <table:table-cell table:formula="of:=IF([.E9]=0;0;[.I9]*0.5*PI()-ATAN(([.F9]-left_king_pin_y)/wheelbase))" office:value-type="float" office:value="0.293127954150757" calcext:value-type="float">
            <text:p>0,293127954150757</text:p>
          </table:table-cell>
          <table:table-cell table:formula="of:=DEGREES([.C9]-[.J9])" office:value-type="float" office:value="0.142139773400331" calcext:value-type="float">
            <text:p>0,142139773400331</text:p>
          </table:table-cell>
          <table:table-cell table:formula="of:=DEGREES([.D9]-[.K9])" office:value-type="float" office:value="-0.350967262900398" calcext:value-type="float">
            <text:p>-0,350967262900398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[ack_dev_data.A10]*analyze_resolution" office:value-type="float" office:value="-21.75" calcext:value-type="float">
            <text:p>-21,75</text:p>
          </table:table-cell>
          <table:table-cell table:formula="of:=[rf.N86]" office:value-type="float" office:value="0.249099496511097" calcext:value-type="float">
            <text:p>0,249099496511097</text:p>
          </table:table-cell>
          <table:table-cell table:formula="of:=[lf.N86]" office:value-type="float" office:value="0.284951398374326" calcext:value-type="float">
            <text:p>0,284951398374326</text:p>
          </table:table-cell>
          <table:table-cell table:formula="of:=([.C10]+[.D10])/2" office:value-type="float" office:value="0.267025447442711" calcext:value-type="float">
            <text:p>0,267025447442711</text:p>
          </table:table-cell>
          <table:table-cell table:formula="of:=IF([.E10] = 0;0;TAN(0.5*PI()-[.E10])*wheelbase)" office:value-type="float" office:value="1096.6580837212" calcext:value-type="float">
            <text:p>1096,6580837212</text:p>
          </table:table-cell>
          <table:table-cell table:formula="of:=IF([.D10] = 0;0;TAN(0.5*PI()-[.C10])*wheelbase+right_king_pin_y)" office:value-type="float" office:value="1084.32443494275" calcext:value-type="float">
            <text:p>1084,32443494275</text:p>
          </table:table-cell>
          <table:table-cell table:formula="of:=IF([.D10] = 0;0;TAN(0.5*PI()-[.D10])*wheelbase+left_king_pin_y)" office:value-type="float" office:value="1119.16052597487" calcext:value-type="float">
            <text:p>1119,16052597487</text:p>
          </table:table-cell>
          <table:table-cell table:formula="of:=IF([.E10]=0;0;[.E10]/ABS([.E10]))" office:value-type="float" office:value="1" calcext:value-type="float">
            <text:p>1</text:p>
          </table:table-cell>
          <table:table-cell table:formula="of:=IF([.E10]=0;0;[.I10]*0.5*PI()-ATAN(([.F10]-right_king_pin_y)/wheelbase))" office:value-type="float" office:value="0.246625103639965" calcext:value-type="float">
            <text:p>0,246625103639965</text:p>
          </table:table-cell>
          <table:table-cell table:formula="of:=IF([.E10]=0;0;[.I10]*0.5*PI()-ATAN(([.F10]-left_king_pin_y)/wheelbase))" office:value-type="float" office:value="0.291001134331755" calcext:value-type="float">
            <text:p>0,291001134331755</text:p>
          </table:table-cell>
          <table:table-cell table:formula="of:=DEGREES([.C10]-[.J10])" office:value-type="float" office:value="0.141772268373105" calcext:value-type="float">
            <text:p>0,141772268373105</text:p>
          </table:table-cell>
          <table:table-cell table:formula="of:=DEGREES([.D10]-[.K10])" office:value-type="float" office:value="-0.346624337529242" calcext:value-type="float">
            <text:p>-0,346624337529242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[ack_dev_data.A11]*analyze_resolution" office:value-type="float" office:value="-21.6" calcext:value-type="float">
            <text:p>-21,6</text:p>
          </table:table-cell>
          <table:table-cell table:formula="of:=[rf.N87]" office:value-type="float" office:value="0.247551943361358" calcext:value-type="float">
            <text:p>0,247551943361358</text:p>
          </table:table-cell>
          <table:table-cell table:formula="of:=[lf.N87]" office:value-type="float" office:value="0.282901349180052" calcext:value-type="float">
            <text:p>0,282901349180052</text:p>
          </table:table-cell>
          <table:table-cell table:formula="of:=([.C11]+[.D11])/2" office:value-type="float" office:value="0.265226646270705" calcext:value-type="float">
            <text:p>0,265226646270705</text:p>
          </table:table-cell>
          <table:table-cell table:formula="of:=IF([.E11] = 0;0;TAN(0.5*PI()-[.E11])*wheelbase)" office:value-type="float" office:value="1104.46018348916" calcext:value-type="float">
            <text:p>1104,46018348916</text:p>
          </table:table-cell>
          <table:table-cell table:formula="of:=IF([.D11] = 0;0;TAN(0.5*PI()-[.C11])*wheelbase+right_king_pin_y)" office:value-type="float" office:value="1092.0099502844" calcext:value-type="float">
            <text:p>1092,0099502844</text:p>
          </table:table-cell>
          <table:table-cell table:formula="of:=IF([.D11] = 0;0;TAN(0.5*PI()-[.D11])*wheelbase+left_king_pin_y)" office:value-type="float" office:value="1126.99809170353" calcext:value-type="float">
            <text:p>1126,99809170353</text:p>
          </table:table-cell>
          <table:table-cell table:formula="of:=IF([.E11]=0;0;[.E11]/ABS([.E11]))" office:value-type="float" office:value="1" calcext:value-type="float">
            <text:p>1</text:p>
          </table:table-cell>
          <table:table-cell table:formula="of:=IF([.E11]=0;0;[.I11]*0.5*PI()-ATAN(([.F11]-right_king_pin_y)/wheelbase))" office:value-type="float" office:value="0.245084554333944" calcext:value-type="float">
            <text:p>0,245084554333944</text:p>
          </table:table-cell>
          <table:table-cell table:formula="of:=IF([.E11]=0;0;[.I11]*0.5*PI()-ATAN(([.F11]-left_king_pin_y)/wheelbase))" office:value-type="float" office:value="0.288875483407318" calcext:value-type="float">
            <text:p>0,288875483407318</text:p>
          </table:table-cell>
          <table:table-cell table:formula="of:=DEGREES([.C11]-[.J11])" office:value-type="float" office:value="0.141370977687702" calcext:value-type="float">
            <text:p>0,141370977687702</text:p>
          </table:table-cell>
          <table:table-cell table:formula="of:=DEGREES([.D11]-[.K11])" office:value-type="float" office:value="-0.342292677467036" calcext:value-type="float">
            <text:p>-0,342292677467036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[ack_dev_data.A12]*analyze_resolution" office:value-type="float" office:value="-21.45" calcext:value-type="float">
            <text:p>-21,45</text:p>
          </table:table-cell>
          <table:table-cell table:formula="of:=[rf.N88]" office:value-type="float" office:value="0.246001625703627" calcext:value-type="float">
            <text:p>0,246001625703627</text:p>
          </table:table-cell>
          <table:table-cell table:formula="of:=[lf.N88]" office:value-type="float" office:value="0.280852276017191" calcext:value-type="float">
            <text:p>0,280852276017191</text:p>
          </table:table-cell>
          <table:table-cell table:formula="of:=([.C12]+[.D12])/2" office:value-type="float" office:value="0.263426950860409" calcext:value-type="float">
            <text:p>0,263426950860409</text:p>
          </table:table-cell>
          <table:table-cell table:formula="of:=IF([.E12] = 0;0;TAN(0.5*PI()-[.E12])*wheelbase)" office:value-type="float" office:value="1112.37026529156" calcext:value-type="float">
            <text:p>1112,37026529156</text:p>
          </table:table-cell>
          <table:table-cell table:formula="of:=IF([.D12] = 0;0;TAN(0.5*PI()-[.C12])*wheelbase+right_king_pin_y)" office:value-type="float" office:value="1099.8041496878" calcext:value-type="float">
            <text:p>1099,8041496878</text:p>
          </table:table-cell>
          <table:table-cell table:formula="of:=IF([.D12] = 0;0;TAN(0.5*PI()-[.D12])*wheelbase+left_king_pin_y)" office:value-type="float" office:value="1134.94317481473" calcext:value-type="float">
            <text:p>1134,94317481473</text:p>
          </table:table-cell>
          <table:table-cell table:formula="of:=IF([.E12]=0;0;[.E12]/ABS([.E12]))" office:value-type="float" office:value="1" calcext:value-type="float">
            <text:p>1</text:p>
          </table:table-cell>
          <table:table-cell table:formula="of:=IF([.E12]=0;0;[.I12]*0.5*PI()-ATAN(([.F12]-right_king_pin_y)/wheelbase))" office:value-type="float" office:value="0.243541819880606" calcext:value-type="float">
            <text:p>0,243541819880606</text:p>
          </table:table-cell>
          <table:table-cell table:formula="of:=IF([.E12]=0;0;[.I12]*0.5*PI()-ATAN(([.F12]-left_king_pin_y)/wheelbase))" office:value-type="float" office:value="0.286751014229482" calcext:value-type="float">
            <text:p>0,286751014229482</text:p>
          </table:table-cell>
          <table:table-cell table:formula="of:=DEGREES([.C12]-[.J12])" office:value-type="float" office:value="0.140936492080831" calcext:value-type="float">
            <text:p>0,140936492080831</text:p>
          </table:table-cell>
          <table:table-cell table:formula="of:=DEGREES([.D12]-[.K12])" office:value-type="float" office:value="-0.337972804016782" calcext:value-type="float">
            <text:p>-0,337972804016782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table:formula="of:=[ack_dev_data.A13]*analyze_resolution" office:value-type="float" office:value="-21.3" calcext:value-type="float">
            <text:p>-21,3</text:p>
          </table:table-cell>
          <table:table-cell table:formula="of:=[rf.N89]" office:value-type="float" office:value="0.244448552595693" calcext:value-type="float">
            <text:p>0,244448552595693</text:p>
          </table:table-cell>
          <table:table-cell table:formula="of:=[lf.N89]" office:value-type="float" office:value="0.278804182651341" calcext:value-type="float">
            <text:p>0,278804182651341</text:p>
          </table:table-cell>
          <table:table-cell table:formula="of:=([.C13]+[.D13])/2" office:value-type="float" office:value="0.261626367623517" calcext:value-type="float">
            <text:p>0,261626367623517</text:p>
          </table:table-cell>
          <table:table-cell table:formula="of:=IF([.E13] = 0;0;TAN(0.5*PI()-[.E13])*wheelbase)" office:value-type="float" office:value="1120.39060705045" calcext:value-type="float">
            <text:p>1120,39060705045</text:p>
          </table:table-cell>
          <table:table-cell table:formula="of:=IF([.D13] = 0;0;TAN(0.5*PI()-[.C13])*wheelbase+right_king_pin_y)" office:value-type="float" office:value="1107.70930889547" calcext:value-type="float">
            <text:p>1107,70930889547</text:p>
          </table:table-cell>
          <table:table-cell table:formula="of:=IF([.D13] = 0;0;TAN(0.5*PI()-[.D13])*wheelbase+left_king_pin_y)" office:value-type="float" office:value="1142.9980534392" calcext:value-type="float">
            <text:p>1142,9980534392</text:p>
          </table:table-cell>
          <table:table-cell table:formula="of:=IF([.E13]=0;0;[.E13]/ABS([.E13]))" office:value-type="float" office:value="1" calcext:value-type="float">
            <text:p>1</text:p>
          </table:table-cell>
          <table:table-cell table:formula="of:=IF([.E13]=0;0;[.I13]*0.5*PI()-ATAN(([.F13]-right_king_pin_y)/wheelbase))" office:value-type="float" office:value="0.241996899048196" calcext:value-type="float">
            <text:p>0,241996899048196</text:p>
          </table:table-cell>
          <table:table-cell table:formula="of:=IF([.E13]=0;0;[.I13]*0.5*PI()-ATAN(([.F13]-left_king_pin_y)/wheelbase))" office:value-type="float" office:value="0.284627739566515" calcext:value-type="float">
            <text:p>0,284627739566515</text:p>
          </table:table-cell>
          <table:table-cell table:formula="of:=DEGREES([.C13]-[.J13])" office:value-type="float" office:value="0.140469401099866" calcext:value-type="float">
            <text:p>0,140469401099866</text:p>
          </table:table-cell>
          <table:table-cell table:formula="of:=DEGREES([.D13]-[.K13])" office:value-type="float" office:value="-0.333665232993714" calcext:value-type="float">
            <text:p>-0,333665232993714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table:formula="of:=[ack_dev_data.A14]*analyze_resolution" office:value-type="float" office:value="-21.15" calcext:value-type="float">
            <text:p>-21,15</text:p>
          </table:table-cell>
          <table:table-cell table:formula="of:=[rf.N90]" office:value-type="float" office:value="0.242892733077589" calcext:value-type="float">
            <text:p>0,242892733077589</text:p>
          </table:table-cell>
          <table:table-cell table:formula="of:=[lf.N90]" office:value-type="float" office:value="0.276757072860168" calcext:value-type="float">
            <text:p>0,276757072860168</text:p>
          </table:table-cell>
          <table:table-cell table:formula="of:=([.C14]+[.D14])/2" office:value-type="float" office:value="0.259824902968878" calcext:value-type="float">
            <text:p>0,259824902968878</text:p>
          </table:table-cell>
          <table:table-cell table:formula="of:=IF([.E14] = 0;0;TAN(0.5*PI()-[.E14])*wheelbase)" office:value-type="float" office:value="1128.52355133374" calcext:value-type="float">
            <text:p>1128,52355133374</text:p>
          </table:table-cell>
          <table:table-cell table:formula="of:=IF([.D14] = 0;0;TAN(0.5*PI()-[.C14])*wheelbase+right_king_pin_y)" office:value-type="float" office:value="1115.72776830762" calcext:value-type="float">
            <text:p>1115,72776830762</text:p>
          </table:table-cell>
          <table:table-cell table:formula="of:=IF([.D14] = 0;0;TAN(0.5*PI()-[.D14])*wheelbase+left_king_pin_y)" office:value-type="float" office:value="1151.16507034859" calcext:value-type="float">
            <text:p>1151,16507034859</text:p>
          </table:table-cell>
          <table:table-cell table:formula="of:=IF([.E14]=0;0;[.E14]/ABS([.E14]))" office:value-type="float" office:value="1" calcext:value-type="float">
            <text:p>1</text:p>
          </table:table-cell>
          <table:table-cell table:formula="of:=IF([.E14]=0;0;[.I14]*0.5*PI()-ATAN(([.F14]-right_king_pin_y)/wheelbase))" office:value-type="float" office:value="0.240449790608283" calcext:value-type="float">
            <text:p>0,240449790608283</text:p>
          </table:table-cell>
          <table:table-cell table:formula="of:=IF([.E14]=0;0;[.I14]*0.5*PI()-ATAN(([.F14]-left_king_pin_y)/wheelbase))" office:value-type="float" office:value="0.282505672102757" calcext:value-type="float">
            <text:p>0,282505672102757</text:p>
          </table:table-cell>
          <table:table-cell table:formula="of:=DEGREES([.C14]-[.J14])" office:value-type="float" office:value="0.139970293084501" calcext:value-type="float">
            <text:p>0,139970293084501</text:p>
          </table:table-cell>
          <table:table-cell table:formula="of:=DEGREES([.D14]-[.K14])" office:value-type="float" office:value="-0.329370474712462" calcext:value-type="float">
            <text:p>-0,329370474712462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[ack_dev_data.A15]*analyze_resolution" office:value-type="float" office:value="-21" calcext:value-type="float">
            <text:p>-21</text:p>
          </table:table-cell>
          <table:table-cell table:formula="of:=[rf.N91]" office:value-type="float" office:value="0.241334176171496" calcext:value-type="float">
            <text:p>0,241334176171496</text:p>
          </table:table-cell>
          <table:table-cell table:formula="of:=[lf.N91]" office:value-type="float" office:value="0.27471095043347" calcext:value-type="float">
            <text:p>0,27471095043347</text:p>
          </table:table-cell>
          <table:table-cell table:formula="of:=([.C15]+[.D15])/2" office:value-type="float" office:value="0.258022563302483" calcext:value-type="float">
            <text:p>0,258022563302483</text:p>
          </table:table-cell>
          <table:table-cell table:formula="of:=IF([.E15] = 0;0;TAN(0.5*PI()-[.E15])*wheelbase)" office:value-type="float" office:value="1136.77150766403" calcext:value-type="float">
            <text:p>1136,77150766403</text:p>
          </table:table-cell>
          <table:table-cell table:formula="of:=IF([.D15] = 0;0;TAN(0.5*PI()-[.C15])*wheelbase+right_king_pin_y)" office:value-type="float" office:value="1123.8619352908" calcext:value-type="float">
            <text:p>1123,8619352908</text:p>
          </table:table-cell>
          <table:table-cell table:formula="of:=IF([.D15] = 0;0;TAN(0.5*PI()-[.D15])*wheelbase+left_king_pin_y)" office:value-type="float" office:value="1159.44663526423" calcext:value-type="float">
            <text:p>1159,44663526423</text:p>
          </table:table-cell>
          <table:table-cell table:formula="of:=IF([.E15]=0;0;[.E15]/ABS([.E15]))" office:value-type="float" office:value="1" calcext:value-type="float">
            <text:p>1</text:p>
          </table:table-cell>
          <table:table-cell table:formula="of:=IF([.E15]=0;0;[.I15]*0.5*PI()-ATAN(([.F15]-right_king_pin_y)/wheelbase))" office:value-type="float" office:value="0.238900493335964" calcext:value-type="float">
            <text:p>0,238900493335964</text:p>
          </table:table-cell>
          <table:table-cell table:formula="of:=IF([.E15]=0;0;[.I15]*0.5*PI()-ATAN(([.F15]-left_king_pin_y)/wheelbase))" office:value-type="float" office:value="0.280384824438478" calcext:value-type="float">
            <text:p>0,280384824438478</text:p>
          </table:table-cell>
          <table:table-cell table:formula="of:=DEGREES([.C15]-[.J15])" office:value-type="float" office:value="0.13943975514939" calcext:value-type="float">
            <text:p>0,13943975514939</text:p>
          </table:table-cell>
          <table:table-cell table:formula="of:=DEGREES([.D15]-[.K15])" office:value-type="float" office:value="-0.325089033975945" calcext:value-type="float">
            <text:p>-0,325089033975945</text:p>
          </table:table-cell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[ack_dev_data.A16]*analyze_resolution" office:value-type="float" office:value="-20.85" calcext:value-type="float">
            <text:p>-20,85</text:p>
          </table:table-cell>
          <table:table-cell table:formula="of:=[rf.N92]" office:value-type="float" office:value="0.239772890881619" calcext:value-type="float">
            <text:p>0,239772890881619</text:p>
          </table:table-cell>
          <table:table-cell table:formula="of:=[lf.N92]" office:value-type="float" office:value="0.272665819173229" calcext:value-type="float">
            <text:p>0,272665819173229</text:p>
          </table:table-cell>
          <table:table-cell table:formula="of:=([.C16]+[.D16])/2" office:value-type="float" office:value="0.256219355027424" calcext:value-type="float">
            <text:p>0,256219355027424</text:p>
          </table:table-cell>
          <table:table-cell table:formula="of:=IF([.E16] = 0;0;TAN(0.5*PI()-[.E16])*wheelbase)" office:value-type="float" office:value="1145.13695492698" calcext:value-type="float">
            <text:p>1145,13695492698</text:p>
          </table:table-cell>
          <table:table-cell table:formula="of:=IF([.D16] = 0;0;TAN(0.5*PI()-[.C16])*wheelbase+right_king_pin_y)" office:value-type="float" office:value="1132.11428658641" calcext:value-type="float">
            <text:p>1132,11428658641</text:p>
          </table:table-cell>
          <table:table-cell table:formula="of:=IF([.D16] = 0;0;TAN(0.5*PI()-[.D16])*wheelbase+left_king_pin_y)" office:value-type="float" office:value="1167.84522726558" calcext:value-type="float">
            <text:p>1167,84522726558</text:p>
          </table:table-cell>
          <table:table-cell table:formula="of:=IF([.E16]=0;0;[.E16]/ABS([.E16]))" office:value-type="float" office:value="1" calcext:value-type="float">
            <text:p>1</text:p>
          </table:table-cell>
          <table:table-cell table:formula="of:=IF([.E16]=0;0;[.I16]*0.5*PI()-ATAN(([.F16]-right_king_pin_y)/wheelbase))" office:value-type="float" office:value="0.237349006010058" calcext:value-type="float">
            <text:p>0,237349006010058</text:p>
          </table:table-cell>
          <table:table-cell table:formula="of:=IF([.E16]=0;0;[.I16]*0.5*PI()-ATAN(([.F16]-left_king_pin_y)/wheelbase))" office:value-type="float" office:value="0.278265209089733" calcext:value-type="float">
            <text:p>0,278265209089733</text:p>
          </table:table-cell>
          <table:table-cell table:formula="of:=DEGREES([.C16]-[.J16])" office:value-type="float" office:value="0.138878373166028" calcext:value-type="float">
            <text:p>0,138878373166028</text:p>
          </table:table-cell>
          <table:table-cell table:formula="of:=DEGREES([.D16]-[.K16])" office:value-type="float" office:value="-0.320821410063808" calcext:value-type="float">
            <text:p>-0,320821410063808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[ack_dev_data.A17]*analyze_resolution" office:value-type="float" office:value="-20.7" calcext:value-type="float">
            <text:p>-20,7</text:p>
          </table:table-cell>
          <table:table-cell table:formula="of:=[rf.N93]" office:value-type="float" office:value="0.238208886194079" calcext:value-type="float">
            <text:p>0,238208886194079</text:p>
          </table:table-cell>
          <table:table-cell table:formula="of:=[lf.N93]" office:value-type="float" office:value="0.270621682893674" calcext:value-type="float">
            <text:p>0,270621682893674</text:p>
          </table:table-cell>
          <table:table-cell table:formula="of:=([.C17]+[.D17])/2" office:value-type="float" office:value="0.254415284543876" calcext:value-type="float">
            <text:p>0,254415284543876</text:p>
          </table:table-cell>
          <table:table-cell table:formula="of:=IF([.E17] = 0;0;TAN(0.5*PI()-[.E17])*wheelbase)" office:value-type="float" office:value="1153.62244388456" calcext:value-type="float">
            <text:p>1153,62244388456</text:p>
          </table:table-cell>
          <table:table-cell table:formula="of:=IF([.D17] = 0;0;TAN(0.5*PI()-[.C17])*wheelbase+right_king_pin_y)" office:value-type="float" office:value="1140.48737082381" calcext:value-type="float">
            <text:p>1140,48737082381</text:p>
          </table:table-cell>
          <table:table-cell table:formula="of:=IF([.D17] = 0;0;TAN(0.5*PI()-[.D17])*wheelbase+left_king_pin_y)" office:value-type="float" office:value="1176.36339730335" calcext:value-type="float">
            <text:p>1176,36339730335</text:p>
          </table:table-cell>
          <table:table-cell table:formula="of:=IF([.E17]=0;0;[.E17]/ABS([.E17]))" office:value-type="float" office:value="1" calcext:value-type="float">
            <text:p>1</text:p>
          </table:table-cell>
          <table:table-cell table:formula="of:=IF([.E17]=0;0;[.I17]*0.5*PI()-ATAN(([.F17]-right_king_pin_y)/wheelbase))" office:value-type="float" office:value="0.23579532741331" calcext:value-type="float">
            <text:p>0,23579532741331</text:p>
          </table:table-cell>
          <table:table-cell table:formula="of:=IF([.E17]=0;0;[.I17]*0.5*PI()-ATAN(([.F17]-left_king_pin_y)/wheelbase))" office:value-type="float" office:value="0.276146838488236" calcext:value-type="float">
            <text:p>0,276146838488236</text:p>
          </table:table-cell>
          <table:table-cell table:formula="of:=DEGREES([.C17]-[.J17])" office:value-type="float" office:value="0.138286731744766" calcext:value-type="float">
            <text:p>0,138286731744766</text:p>
          </table:table-cell>
          <table:table-cell table:formula="of:=DEGREES([.D17]-[.K17])" office:value-type="float" office:value="-0.316568096721517" calcext:value-type="float">
            <text:p>-0,316568096721517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table:formula="of:=[ack_dev_data.A18]*analyze_resolution" office:value-type="float" office:value="-20.55" calcext:value-type="float">
            <text:p>-20,55</text:p>
          </table:table-cell>
          <table:table-cell table:formula="of:=[rf.N94]" office:value-type="float" office:value="0.236642171076806" calcext:value-type="float">
            <text:p>0,236642171076806</text:p>
          </table:table-cell>
          <table:table-cell table:formula="of:=[lf.N94]" office:value-type="float" office:value="0.268578545421334" calcext:value-type="float">
            <text:p>0,268578545421334</text:p>
          </table:table-cell>
          <table:table-cell table:formula="of:=([.C18]+[.D18])/2" office:value-type="float" office:value="0.25261035824907" calcext:value-type="float">
            <text:p>0,25261035824907</text:p>
          </table:table-cell>
          <table:table-cell table:formula="of:=IF([.E18] = 0;0;TAN(0.5*PI()-[.E18])*wheelbase)" office:value-type="float" office:value="1162.23059979822" calcext:value-type="float">
            <text:p>1162,23059979822</text:p>
          </table:table-cell>
          <table:table-cell table:formula="of:=IF([.D18] = 0;0;TAN(0.5*PI()-[.C18])*wheelbase+right_king_pin_y)" office:value-type="float" office:value="1148.9838111435" calcext:value-type="float">
            <text:p>1148,9838111435</text:p>
          </table:table-cell>
          <table:table-cell table:formula="of:=IF([.D18] = 0;0;TAN(0.5*PI()-[.D18])*wheelbase+left_king_pin_y)" office:value-type="float" office:value="1185.0037708227" calcext:value-type="float">
            <text:p>1185,0037708227</text:p>
          </table:table-cell>
          <table:table-cell table:formula="of:=IF([.E18]=0;0;[.E18]/ABS([.E18]))" office:value-type="float" office:value="1" calcext:value-type="float">
            <text:p>1</text:p>
          </table:table-cell>
          <table:table-cell table:formula="of:=IF([.E18]=0;0;[.I18]*0.5*PI()-ATAN(([.F18]-right_king_pin_y)/wheelbase))" office:value-type="float" office:value="0.234239456332594" calcext:value-type="float">
            <text:p>0,234239456332594</text:p>
          </table:table-cell>
          <table:table-cell table:formula="of:=IF([.E18]=0;0;[.I18]*0.5*PI()-ATAN(([.F18]-left_king_pin_y)/wheelbase))" office:value-type="float" office:value="0.274029724981236" calcext:value-type="float">
            <text:p>0,274029724981236</text:p>
          </table:table-cell>
          <table:table-cell table:formula="of:=DEGREES([.C18]-[.J18])" office:value-type="float" office:value="0.13766541421718" calcext:value-type="float">
            <text:p>0,13766541421718</text:p>
          </table:table-cell>
          <table:table-cell table:formula="of:=DEGREES([.D18]-[.K18])" office:value-type="float" office:value="-0.312329582150324" calcext:value-type="float">
            <text:p>-0,312329582150324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table:style-name="ce11" table:formula="of:=[ack_dev_data.A19]*analyze_resolution" office:value-type="float" office:value="-20.4" calcext:value-type="float">
            <text:p>-20,4</text:p>
          </table:table-cell>
          <table:table-cell table:formula="of:=[rf.N95]" office:value-type="float" office:value="0.235072754479431" calcext:value-type="float">
            <text:p>0,235072754479431</text:p>
          </table:table-cell>
          <table:table-cell table:formula="of:=[lf.N95]" office:value-type="float" office:value="0.266536410595094" calcext:value-type="float">
            <text:p>0,266536410595094</text:p>
          </table:table-cell>
          <table:table-cell table:formula="of:=([.C19]+[.D19])/2" office:value-type="float" office:value="0.250804582537263" calcext:value-type="float">
            <text:p>0,250804582537263</text:p>
          </table:table-cell>
          <table:table-cell table:formula="of:=IF([.E19] = 0;0;TAN(0.5*PI()-[.E19])*wheelbase)" office:value-type="float" office:value="1170.96412516788" calcext:value-type="float">
            <text:p>1170,96412516788</text:p>
          </table:table-cell>
          <table:table-cell table:formula="of:=IF([.D19] = 0;0;TAN(0.5*PI()-[.C19])*wheelbase+right_king_pin_y)" office:value-type="float" office:value="1157.60630793612" calcext:value-type="float">
            <text:p>1157,60630793612</text:p>
          </table:table-cell>
          <table:table-cell table:formula="of:=IF([.D19] = 0;0;TAN(0.5*PI()-[.D19])*wheelbase+left_king_pin_y)" office:value-type="float" office:value="1193.7690505022" calcext:value-type="float">
            <text:p>1193,7690505022</text:p>
          </table:table-cell>
          <table:table-cell table:formula="of:=IF([.E19]=0;0;[.E19]/ABS([.E19]))" office:value-type="float" office:value="1" calcext:value-type="float">
            <text:p>1</text:p>
          </table:table-cell>
          <table:table-cell table:formula="of:=IF([.E19]=0;0;[.I19]*0.5*PI()-ATAN(([.F19]-right_king_pin_y)/wheelbase))" office:value-type="float" office:value="0.232681391559116" calcext:value-type="float">
            <text:p>0,232681391559116</text:p>
          </table:table-cell>
          <table:table-cell table:formula="of:=IF([.E19]=0;0;[.I19]*0.5*PI()-ATAN(([.F19]-left_king_pin_y)/wheelbase))" office:value-type="float" office:value="0.271913880831394" calcext:value-type="float">
            <text:p>0,271913880831394</text:p>
          </table:table-cell>
          <table:table-cell table:formula="of:=DEGREES([.C19]-[.J19])" office:value-type="float" office:value="0.137015002618138" calcext:value-type="float">
            <text:p>0,137015002618138</text:p>
          </table:table-cell>
          <table:table-cell table:formula="of:=DEGREES([.D19]-[.K19])" office:value-type="float" office:value="-0.3081063489972" calcext:value-type="float">
            <text:p>-0,3081063489972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table:style-name="ce11" table:formula="of:=[ack_dev_data.A20]*analyze_resolution" office:value-type="float" office:value="-20.25" calcext:value-type="float">
            <text:p>-20,25</text:p>
          </table:table-cell>
          <table:table-cell table:formula="of:=[rf.N96]" office:value-type="float" office:value="0.233500645333184" calcext:value-type="float">
            <text:p>0,233500645333184</text:p>
          </table:table-cell>
          <table:table-cell table:formula="of:=[lf.N96]" office:value-type="float" office:value="0.26449528226626" calcext:value-type="float">
            <text:p>0,26449528226626</text:p>
          </table:table-cell>
          <table:table-cell table:formula="of:=([.C20]+[.D20])/2" office:value-type="float" office:value="0.248997963799722" calcext:value-type="float">
            <text:p>0,248997963799722</text:p>
          </table:table-cell>
          <table:table-cell table:formula="of:=IF([.E20] = 0;0;TAN(0.5*PI()-[.E20])*wheelbase)" office:value-type="float" office:value="1179.82580259261" calcext:value-type="float">
            <text:p>1179,82580259261</text:p>
          </table:table-cell>
          <table:table-cell table:formula="of:=IF([.D20] = 0;0;TAN(0.5*PI()-[.C20])*wheelbase+right_king_pin_y)" office:value-type="float" office:value="1166.35764170306" calcext:value-type="float">
            <text:p>1166,35764170306</text:p>
          </table:table-cell>
          <table:table-cell table:formula="of:=IF([.D20] = 0;0;TAN(0.5*PI()-[.D20])*wheelbase+left_king_pin_y)" office:value-type="float" office:value="1202.66201911445" calcext:value-type="float">
            <text:p>1202,66201911445</text:p>
          </table:table-cell>
          <table:table-cell table:formula="of:=IF([.E20]=0;0;[.E20]/ABS([.E20]))" office:value-type="float" office:value="1" calcext:value-type="float">
            <text:p>1</text:p>
          </table:table-cell>
          <table:table-cell table:formula="of:=IF([.E20]=0;0;[.I20]*0.5*PI()-ATAN(([.F20]-right_king_pin_y)/wheelbase))" office:value-type="float" office:value="0.231121131888625" calcext:value-type="float">
            <text:p>0,231121131888625</text:p>
          </table:table-cell>
          <table:table-cell table:formula="of:=IF([.E20]=0;0;[.I20]*0.5*PI()-ATAN(([.F20]-left_king_pin_y)/wheelbase))" office:value-type="float" office:value="0.269799318216693" calcext:value-type="float">
            <text:p>0,269799318216693</text:p>
          </table:table-cell>
          <table:table-cell table:formula="of:=DEGREES([.C20]-[.J20])" office:value-type="float" office:value="0.136336077667829" calcext:value-type="float">
            <text:p>0,136336077667829</text:p>
          </table:table-cell>
          <table:table-cell table:formula="of:=DEGREES([.D20]-[.K20])" office:value-type="float" office:value="-0.3038988743455" calcext:value-type="float">
            <text:p>-0,3038988743455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[ack_dev_data.A21]*analyze_resolution" office:value-type="float" office:value="-20.1" calcext:value-type="float">
            <text:p>-20,1</text:p>
          </table:table-cell>
          <table:table-cell table:formula="of:=[rf.N97]" office:value-type="float" office:value="0.231925852550786" calcext:value-type="float">
            <text:p>0,231925852550786</text:p>
          </table:table-cell>
          <table:table-cell table:formula="of:=[lf.N97]" office:value-type="float" office:value="0.262455164298604" calcext:value-type="float">
            <text:p>0,262455164298604</text:p>
          </table:table-cell>
          <table:table-cell table:formula="of:=([.C21]+[.D21])/2" office:value-type="float" office:value="0.247190508424695" calcext:value-type="float">
            <text:p>0,247190508424695</text:p>
          </table:table-cell>
          <table:table-cell table:formula="of:=IF([.E21] = 0;0;TAN(0.5*PI()-[.E21])*wheelbase)" office:value-type="float" office:value="1188.8184977594" calcext:value-type="float">
            <text:p>1188,8184977594</text:p>
          </table:table-cell>
          <table:table-cell table:formula="of:=IF([.D21] = 0;0;TAN(0.5*PI()-[.C21])*wheelbase+right_king_pin_y)" office:value-type="float" office:value="1175.24067604521" calcext:value-type="float">
            <text:p>1175,24067604521</text:p>
          </table:table-cell>
          <table:table-cell table:formula="of:=IF([.D21] = 0;0;TAN(0.5*PI()-[.D21])*wheelbase+left_king_pin_y)" office:value-type="float" office:value="1211.68554251489" calcext:value-type="float">
            <text:p>1211,68554251489</text:p>
          </table:table-cell>
          <table:table-cell table:formula="of:=IF([.E21]=0;0;[.E21]/ABS([.E21]))" office:value-type="float" office:value="1" calcext:value-type="float">
            <text:p>1</text:p>
          </table:table-cell>
          <table:table-cell table:formula="of:=IF([.E21]=0;0;[.I21]*0.5*PI()-ATAN(([.F21]-right_king_pin_y)/wheelbase))" office:value-type="float" office:value="0.229558676121621" calcext:value-type="float">
            <text:p>0,229558676121621</text:p>
          </table:table-cell>
          <table:table-cell table:formula="of:=IF([.E21]=0;0;[.I21]*0.5*PI()-ATAN(([.F21]-left_king_pin_y)/wheelbase))" office:value-type="float" office:value="0.267686049230323" calcext:value-type="float">
            <text:p>0,267686049230323</text:p>
          </table:table-cell>
          <table:table-cell table:formula="of:=DEGREES([.C21]-[.J21])" office:value-type="float" office:value="0.135629218753994" calcext:value-type="float">
            <text:p>0,135629218753994</text:p>
          </table:table-cell>
          <table:table-cell table:formula="of:=DEGREES([.D21]-[.K21])" office:value-type="float" office:value="-0.299707629706068" calcext:value-type="float">
            <text:p>-0,299707629706068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  <table:table-cell table:formula="of:=[ack_dev_data.A22]*analyze_resolution" office:value-type="float" office:value="-19.95" calcext:value-type="float">
            <text:p>-19,95</text:p>
          </table:table-cell>
          <table:table-cell table:formula="of:=[rf.N98]" office:value-type="float" office:value="0.230348385026348" calcext:value-type="float">
            <text:p>0,230348385026348</text:p>
          </table:table-cell>
          <table:table-cell table:formula="of:=[lf.N98]" office:value-type="float" office:value="0.260416060568435" calcext:value-type="float">
            <text:p>0,260416060568435</text:p>
          </table:table-cell>
          <table:table-cell table:formula="of:=([.C22]+[.D22])/2" office:value-type="float" office:value="0.245382222797391" calcext:value-type="float">
            <text:p>0,245382222797391</text:p>
          </table:table-cell>
          <table:table-cell table:formula="of:=IF([.E22] = 0;0;TAN(0.5*PI()-[.E22])*wheelbase)" office:value-type="float" office:value="1197.94516256683" calcext:value-type="float">
            <text:p>1197,94516256683</text:p>
          </table:table-cell>
          <table:table-cell table:formula="of:=IF([.D22] = 0;0;TAN(0.5*PI()-[.C22])*wheelbase+right_king_pin_y)" office:value-type="float" office:value="1184.25836078666" calcext:value-type="float">
            <text:p>1184,25836078666</text:p>
          </table:table-cell>
          <table:table-cell table:formula="of:=IF([.D22] = 0;0;TAN(0.5*PI()-[.D22])*wheelbase+left_king_pin_y)" office:value-type="float" office:value="1220.84257276534" calcext:value-type="float">
            <text:p>1220,84257276534</text:p>
          </table:table-cell>
          <table:table-cell table:formula="of:=IF([.E22]=0;0;[.E22]/ABS([.E22]))" office:value-type="float" office:value="1" calcext:value-type="float">
            <text:p>1</text:p>
          </table:table-cell>
          <table:table-cell table:formula="of:=IF([.E22]=0;0;[.I22]*0.5*PI()-ATAN(([.F22]-right_king_pin_y)/wheelbase))" office:value-type="float" office:value="0.227994023063562" calcext:value-type="float">
            <text:p>0,227994023063562</text:p>
          </table:table-cell>
          <table:table-cell table:formula="of:=IF([.E22]=0;0;[.I22]*0.5*PI()-ATAN(([.F22]-left_king_pin_y)/wheelbase))" office:value-type="float" office:value="0.265574085880595" calcext:value-type="float">
            <text:p>0,265574085880595</text:p>
          </table:table-cell>
          <table:table-cell table:formula="of:=DEGREES([.C22]-[.J22])" office:value-type="float" office:value="0.134895003913758" calcext:value-type="float">
            <text:p>0,134895003913758</text:p>
          </table:table-cell>
          <table:table-cell table:formula="of:=DEGREES([.D22]-[.K22])" office:value-type="float" office:value="-0.295533081008412" calcext:value-type="float">
            <text:p>-0,295533081008412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[ack_dev_data.A23]*analyze_resolution" office:value-type="float" office:value="-19.8" calcext:value-type="float">
            <text:p>-19,8</text:p>
          </table:table-cell>
          <table:table-cell table:formula="of:=[rf.N99]" office:value-type="float" office:value="0.228768251635279" calcext:value-type="float">
            <text:p>0,228768251635279</text:p>
          </table:table-cell>
          <table:table-cell table:formula="of:=[lf.N99]" office:value-type="float" office:value="0.25837797496465" calcext:value-type="float">
            <text:p>0,25837797496465</text:p>
          </table:table-cell>
          <table:table-cell table:formula="of:=([.C23]+[.D23])/2" office:value-type="float" office:value="0.243573113299965" calcext:value-type="float">
            <text:p>0,243573113299965</text:p>
          </table:table-cell>
          <table:table-cell table:formula="of:=IF([.E23] = 0;0;TAN(0.5*PI()-[.E23])*wheelbase)" office:value-type="float" office:value="1207.20883839058" calcext:value-type="float">
            <text:p>1207,20883839058</text:p>
          </table:table-cell>
          <table:table-cell table:formula="of:=IF([.D23] = 0;0;TAN(0.5*PI()-[.C23])*wheelbase+right_king_pin_y)" office:value-type="float" office:value="1193.41373524011" calcext:value-type="float">
            <text:p>1193,41373524011</text:p>
          </table:table-cell>
          <table:table-cell table:formula="of:=IF([.D23] = 0;0;TAN(0.5*PI()-[.D23])*wheelbase+left_king_pin_y)" office:value-type="float" office:value="1230.1361513996" calcext:value-type="float">
            <text:p>1230,1361513996</text:p>
          </table:table-cell>
          <table:table-cell table:formula="of:=IF([.E23]=0;0;[.E23]/ABS([.E23]))" office:value-type="float" office:value="1" calcext:value-type="float">
            <text:p>1</text:p>
          </table:table-cell>
          <table:table-cell table:formula="of:=IF([.E23]=0;0;[.I23]*0.5*PI()-ATAN(([.F23]-right_king_pin_y)/wheelbase))" office:value-type="float" office:value="0.226427171525088" calcext:value-type="float">
            <text:p>0,226427171525088</text:p>
          </table:table-cell>
          <table:table-cell table:formula="of:=IF([.E23]=0;0;[.I23]*0.5*PI()-ATAN(([.F23]-left_king_pin_y)/wheelbase))" office:value-type="float" office:value="0.263463440090865" calcext:value-type="float">
            <text:p>0,263463440090865</text:p>
          </table:table-cell>
          <table:table-cell table:formula="of:=DEGREES([.C23]-[.J23])" office:value-type="float" office:value="0.134134009815983" calcext:value-type="float">
            <text:p>0,134134009815983</text:p>
          </table:table-cell>
          <table:table-cell table:formula="of:=DEGREES([.D23]-[.K23])" office:value-type="float" office:value="-0.291375688593077" calcext:value-type="float">
            <text:p>-0,291375688593077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[ack_dev_data.A24]*analyze_resolution" office:value-type="float" office:value="-19.65" calcext:value-type="float">
            <text:p>-19,65</text:p>
          </table:table-cell>
          <table:table-cell table:formula="of:=[rf.N100]" office:value-type="float" office:value="0.227185461234185" calcext:value-type="float">
            <text:p>0,227185461234185</text:p>
          </table:table-cell>
          <table:table-cell table:formula="of:=[lf.N100]" office:value-type="float" office:value="0.256340911388791" calcext:value-type="float">
            <text:p>0,256340911388791</text:p>
          </table:table-cell>
          <table:table-cell table:formula="of:=([.C24]+[.D24])/2" office:value-type="float" office:value="0.241763186311488" calcext:value-type="float">
            <text:p>0,241763186311488</text:p>
          </table:table-cell>
          <table:table-cell table:formula="of:=IF([.E24] = 0;0;TAN(0.5*PI()-[.E24])*wheelbase)" office:value-type="float" office:value="1216.61265949867" calcext:value-type="float">
            <text:p>1216,61265949867</text:p>
          </table:table-cell>
          <table:table-cell table:formula="of:=IF([.D24] = 0;0;TAN(0.5*PI()-[.C24])*wheelbase+right_king_pin_y)" office:value-type="float" office:value="1202.70993162214" calcext:value-type="float">
            <text:p>1202,70993162214</text:p>
          </table:table-cell>
          <table:table-cell table:formula="of:=IF([.D24] = 0;0;TAN(0.5*PI()-[.D24])*wheelbase+left_king_pin_y)" office:value-type="float" office:value="1239.56941283857" calcext:value-type="float">
            <text:p>1239,56941283857</text:p>
          </table:table-cell>
          <table:table-cell table:formula="of:=IF([.E24]=0;0;[.E24]/ABS([.E24]))" office:value-type="float" office:value="1" calcext:value-type="float">
            <text:p>1</text:p>
          </table:table-cell>
          <table:table-cell table:formula="of:=IF([.E24]=0;0;[.I24]*0.5*PI()-ATAN(([.F24]-right_king_pin_y)/wheelbase))" office:value-type="float" office:value="0.224858120322226" calcext:value-type="float">
            <text:p>0,224858120322226</text:p>
          </table:table-cell>
          <table:table-cell table:formula="of:=IF([.E24]=0;0;[.I24]*0.5*PI()-ATAN(([.F24]-left_king_pin_y)/wheelbase))" office:value-type="float" office:value="0.261354123699451" calcext:value-type="float">
            <text:p>0,261354123699451</text:p>
          </table:table-cell>
          <table:table-cell table:formula="of:=DEGREES([.C24]-[.J24])" office:value-type="float" office:value="0.133346811743383" calcext:value-type="float">
            <text:p>0,133346811743383</text:p>
          </table:table-cell>
          <table:table-cell table:formula="of:=DEGREES([.D24]-[.K24])" office:value-type="float" office:value="-0.287235907203813" calcext:value-type="float">
            <text:p>-0,287235907203813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table:formula="of:=[ack_dev_data.A25]*analyze_resolution" office:value-type="float" office:value="-19.5" calcext:value-type="float">
            <text:p>-19,5</text:p>
          </table:table-cell>
          <table:table-cell table:formula="of:=[rf.N101]" office:value-type="float" office:value="0.225600022660772" calcext:value-type="float">
            <text:p>0,225600022660772</text:p>
          </table:table-cell>
          <table:table-cell table:formula="of:=[lf.N101]" office:value-type="float" office:value="0.254304873755102" calcext:value-type="float">
            <text:p>0,254304873755102</text:p>
          </table:table-cell>
          <table:table-cell table:formula="of:=([.C25]+[.D25])/2" office:value-type="float" office:value="0.239952448207937" calcext:value-type="float">
            <text:p>0,239952448207937</text:p>
          </table:table-cell>
          <table:table-cell table:formula="of:=IF([.E25] = 0;0;TAN(0.5*PI()-[.E25])*wheelbase)" office:value-type="float" office:value="1226.15985662419" calcext:value-type="float">
            <text:p>1226,15985662419</text:p>
          </table:table-cell>
          <table:table-cell table:formula="of:=IF([.D25] = 0;0;TAN(0.5*PI()-[.C25])*wheelbase+right_king_pin_y)" office:value-type="float" office:value="1212.15017862589" calcext:value-type="float">
            <text:p>1212,15017862589</text:p>
          </table:table-cell>
          <table:table-cell table:formula="of:=IF([.D25] = 0;0;TAN(0.5*PI()-[.D25])*wheelbase+left_king_pin_y)" office:value-type="float" office:value="1249.14558796303" calcext:value-type="float">
            <text:p>1249,14558796303</text:p>
          </table:table-cell>
          <table:table-cell table:formula="of:=IF([.E25]=0;0;[.E25]/ABS([.E25]))" office:value-type="float" office:value="1" calcext:value-type="float">
            <text:p>1</text:p>
          </table:table-cell>
          <table:table-cell table:formula="of:=IF([.E25]=0;0;[.I25]*0.5*PI()-ATAN(([.F25]-right_king_pin_y)/wheelbase))" office:value-type="float" office:value="0.223286868276614" calcext:value-type="float">
            <text:p>0,223286868276614</text:p>
          </table:table-cell>
          <table:table-cell table:formula="of:=IF([.E25]=0;0;[.I25]*0.5*PI()-ATAN(([.F25]-left_king_pin_y)/wheelbase))" office:value-type="float" office:value="0.259246148459566" calcext:value-type="float">
            <text:p>0,259246148459566</text:p>
          </table:table-cell>
          <table:table-cell table:formula="of:=DEGREES([.C25]-[.J25])" office:value-type="float" office:value="0.132533983574444" calcext:value-type="float">
            <text:p>0,132533983574444</text:p>
          </table:table-cell>
          <table:table-cell table:formula="of:=DEGREES([.D25]-[.K25])" office:value-type="float" office:value="-0.283114185980511" calcext:value-type="float">
            <text:p>-0,283114185980511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[ack_dev_data.A26]*analyze_resolution" office:value-type="float" office:value="-19.35" calcext:value-type="float">
            <text:p>-19,35</text:p>
          </table:table-cell>
          <table:table-cell table:formula="of:=[rf.N102]" office:value-type="float" office:value="0.224011944733752" calcext:value-type="float">
            <text:p>0,224011944733752</text:p>
          </table:table-cell>
          <table:table-cell table:formula="of:=[lf.N102]" office:value-type="float" office:value="0.252269865990593" calcext:value-type="float">
            <text:p>0,252269865990593</text:p>
          </table:table-cell>
          <table:table-cell table:formula="of:=([.C26]+[.D26])/2" office:value-type="float" office:value="0.238140905362173" calcext:value-type="float">
            <text:p>0,238140905362173</text:p>
          </table:table-cell>
          <table:table-cell table:formula="of:=IF([.E26] = 0;0;TAN(0.5*PI()-[.E26])*wheelbase)" office:value-type="float" office:value="1235.8537607043" calcext:value-type="float">
            <text:p>1235,8537607043</text:p>
          </table:table-cell>
          <table:table-cell table:formula="of:=IF([.D26] = 0;0;TAN(0.5*PI()-[.C26])*wheelbase+right_king_pin_y)" office:value-type="float" office:value="1221.73780516006" calcext:value-type="float">
            <text:p>1221,73780516006</text:p>
          </table:table-cell>
          <table:table-cell table:formula="of:=IF([.D26] = 0;0;TAN(0.5*PI()-[.D26])*wheelbase+left_king_pin_y)" office:value-type="float" office:value="1258.86800785254" calcext:value-type="float">
            <text:p>1258,86800785254</text:p>
          </table:table-cell>
          <table:table-cell table:formula="of:=IF([.E26]=0;0;[.E26]/ABS([.E26]))" office:value-type="float" office:value="1" calcext:value-type="float">
            <text:p>1</text:p>
          </table:table-cell>
          <table:table-cell table:formula="of:=IF([.E26]=0;0;[.I26]*0.5*PI()-ATAN(([.F26]-right_king_pin_y)/wheelbase))" office:value-type="float" office:value="0.221713414215717" calcext:value-type="float">
            <text:p>0,221713414215717</text:p>
          </table:table-cell>
          <table:table-cell table:formula="of:=IF([.E26]=0;0;[.I26]*0.5*PI()-ATAN(([.F26]-left_king_pin_y)/wheelbase))" office:value-type="float" office:value="0.257139526039263" calcext:value-type="float">
            <text:p>0,257139526039263</text:p>
          </table:table-cell>
          <table:table-cell table:formula="of:=DEGREES([.C26]-[.J26])" office:value-type="float" office:value="0.131696097765435" calcext:value-type="float">
            <text:p>0,131696097765435</text:p>
          </table:table-cell>
          <table:table-cell table:formula="of:=DEGREES([.D26]-[.K26])" office:value-type="float" office:value="-0.279010968452285" calcext:value-type="float">
            <text:p>-0,279010968452285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[ack_dev_data.A27]*analyze_resolution" office:value-type="float" office:value="-19.2" calcext:value-type="float">
            <text:p>-19,2</text:p>
          </table:table-cell>
          <table:table-cell table:formula="of:=[rf.N103]" office:value-type="float" office:value="0.222421236252762" calcext:value-type="float">
            <text:p>0,222421236252762</text:p>
          </table:table-cell>
          <table:table-cell table:formula="of:=[lf.N103]" office:value-type="float" office:value="0.250235892035083" calcext:value-type="float">
            <text:p>0,250235892035083</text:p>
          </table:table-cell>
          <table:table-cell table:formula="of:=([.C27]+[.D27])/2" office:value-type="float" office:value="0.236328564143922" calcext:value-type="float">
            <text:p>0,236328564143922</text:p>
          </table:table-cell>
          <table:table-cell table:formula="of:=IF([.E27] = 0;0;TAN(0.5*PI()-[.E27])*wheelbase)" office:value-type="float" office:value="1245.69780679446" calcext:value-type="float">
            <text:p>1245,69780679446</text:p>
          </table:table-cell>
          <table:table-cell table:formula="of:=IF([.D27] = 0;0;TAN(0.5*PI()-[.C27])*wheelbase+right_king_pin_y)" office:value-type="float" office:value="1231.47624426304" calcext:value-type="float">
            <text:p>1231,47624426304</text:p>
          </table:table-cell>
          <table:table-cell table:formula="of:=IF([.D27] = 0;0;TAN(0.5*PI()-[.D27])*wheelbase+left_king_pin_y)" office:value-type="float" office:value="1268.74010769973" calcext:value-type="float">
            <text:p>1268,74010769973</text:p>
          </table:table-cell>
          <table:table-cell table:formula="of:=IF([.E27]=0;0;[.E27]/ABS([.E27]))" office:value-type="float" office:value="1" calcext:value-type="float">
            <text:p>1</text:p>
          </table:table-cell>
          <table:table-cell table:formula="of:=IF([.E27]=0;0;[.I27]*0.5*PI()-ATAN(([.F27]-right_king_pin_y)/wheelbase))" office:value-type="float" office:value="0.220137756973052" calcext:value-type="float">
            <text:p>0,220137756973052</text:p>
          </table:table-cell>
          <table:table-cell table:formula="of:=IF([.E27]=0;0;[.I27]*0.5*PI()-ATAN(([.F27]-left_king_pin_y)/wheelbase))" office:value-type="float" office:value="0.25503426802138" calcext:value-type="float">
            <text:p>0,25503426802138</text:p>
          </table:table-cell>
          <table:table-cell table:formula="of:=DEGREES([.C27]-[.J27])" office:value-type="float" office:value="0.130833725332966" calcext:value-type="float">
            <text:p>0,130833725332966</text:p>
          </table:table-cell>
          <table:table-cell table:formula="of:=DEGREES([.D27]-[.K27])" office:value-type="float" office:value="-0.274926692531771" calcext:value-type="float">
            <text:p>-0,274926692531771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[ack_dev_data.A28]*analyze_resolution" office:value-type="float" office:value="-19.05" calcext:value-type="float">
            <text:p>-19,05</text:p>
          </table:table-cell>
          <table:table-cell table:formula="of:=[rf.N104]" office:value-type="float" office:value="0.220827905998257" calcext:value-type="float">
            <text:p>0,220827905998257</text:p>
          </table:table-cell>
          <table:table-cell table:formula="of:=[lf.N104]" office:value-type="float" office:value="0.248202955841282" calcext:value-type="float">
            <text:p>0,248202955841282</text:p>
          </table:table-cell>
          <table:table-cell table:formula="of:=([.C28]+[.D28])/2" office:value-type="float" office:value="0.23451543091977" calcext:value-type="float">
            <text:p>0,23451543091977</text:p>
          </table:table-cell>
          <table:table-cell table:formula="of:=IF([.E28] = 0;0;TAN(0.5*PI()-[.E28])*wheelbase)" office:value-type="float" office:value="1255.69553816751" calcext:value-type="float">
            <text:p>1255,69553816751</text:p>
          </table:table-cell>
          <table:table-cell table:formula="of:=IF([.D28] = 0;0;TAN(0.5*PI()-[.C28])*wheelbase+right_king_pin_y)" office:value-type="float" office:value="1241.36903720213" calcext:value-type="float">
            <text:p>1241,36903720213</text:p>
          </table:table-cell>
          <table:table-cell table:formula="of:=IF([.D28] = 0;0;TAN(0.5*PI()-[.D28])*wheelbase+left_king_pin_y)" office:value-type="float" office:value="1278.76543090925" calcext:value-type="float">
            <text:p>1278,76543090925</text:p>
          </table:table-cell>
          <table:table-cell table:formula="of:=IF([.E28]=0;0;[.E28]/ABS([.E28]))" office:value-type="float" office:value="1" calcext:value-type="float">
            <text:p>1</text:p>
          </table:table-cell>
          <table:table-cell table:formula="of:=IF([.E28]=0;0;[.I28]*0.5*PI()-ATAN(([.F28]-right_king_pin_y)/wheelbase))" office:value-type="float" office:value="0.21855989538841" calcext:value-type="float">
            <text:p>0,21855989538841</text:p>
          </table:table-cell>
          <table:table-cell table:formula="of:=IF([.E28]=0;0;[.I28]*0.5*PI()-ATAN(([.F28]-left_king_pin_y)/wheelbase))" office:value-type="float" office:value="0.252930385903499" calcext:value-type="float">
            <text:p>0,252930385903499</text:p>
          </table:table-cell>
          <table:table-cell table:formula="of:=DEGREES([.C28]-[.J28])" office:value-type="float" office:value="0.129947435835122" calcext:value-type="float">
            <text:p>0,129947435835122</text:p>
          </table:table-cell>
          <table:table-cell table:formula="of:=DEGREES([.D28]-[.K28])" office:value-type="float" office:value="-0.270861790508282" calcext:value-type="float">
            <text:p>-0,270861790508282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[ack_dev_data.A29]*analyze_resolution" office:value-type="float" office:value="-18.9" calcext:value-type="float">
            <text:p>-18,9</text:p>
          </table:table-cell>
          <table:table-cell table:formula="of:=[rf.N105]" office:value-type="float" office:value="0.219231962731437" calcext:value-type="float">
            <text:p>0,219231962731437</text:p>
          </table:table-cell>
          <table:table-cell table:formula="of:=[lf.N105]" office:value-type="float" office:value="0.246171061374821" calcext:value-type="float">
            <text:p>0,246171061374821</text:p>
          </table:table-cell>
          <table:table-cell table:formula="of:=([.C29]+[.D29])/2" office:value-type="float" office:value="0.232701512053129" calcext:value-type="float">
            <text:p>0,232701512053129</text:p>
          </table:table-cell>
          <table:table-cell table:formula="of:=IF([.E29] = 0;0;TAN(0.5*PI()-[.E29])*wheelbase)" office:value-type="float" office:value="1265.85061060813" calcext:value-type="float">
            <text:p>1265,85061060813</text:p>
          </table:table-cell>
          <table:table-cell table:formula="of:=IF([.D29] = 0;0;TAN(0.5*PI()-[.C29])*wheelbase+right_king_pin_y)" office:value-type="float" office:value="1251.41983776778" calcext:value-type="float">
            <text:p>1251,41983776778</text:p>
          </table:table-cell>
          <table:table-cell table:formula="of:=IF([.D29] = 0;0;TAN(0.5*PI()-[.D29])*wheelbase+left_king_pin_y)" office:value-type="float" office:value="1288.94763339233" calcext:value-type="float">
            <text:p>1288,94763339233</text:p>
          </table:table-cell>
          <table:table-cell table:formula="of:=IF([.E29]=0;0;[.E29]/ABS([.E29]))" office:value-type="float" office:value="1" calcext:value-type="float">
            <text:p>1</text:p>
          </table:table-cell>
          <table:table-cell table:formula="of:=IF([.E29]=0;0;[.I29]*0.5*PI()-ATAN(([.F29]-right_king_pin_y)/wheelbase))" office:value-type="float" office:value="0.21697982830808" calcext:value-type="float">
            <text:p>0,21697982830808</text:p>
          </table:table-cell>
          <table:table-cell table:formula="of:=IF([.E29]=0;0;[.I29]*0.5*PI()-ATAN(([.F29]-left_king_pin_y)/wheelbase))" office:value-type="float" office:value="0.250827891097901" calcext:value-type="float">
            <text:p>0,250827891097901</text:p>
          </table:table-cell>
          <table:table-cell table:formula="of:=DEGREES([.C29]-[.J29])" office:value-type="float" office:value="0.1290377973545" calcext:value-type="float">
            <text:p>0,1290377973545</text:p>
          </table:table-cell>
          <table:table-cell table:formula="of:=DEGREES([.D29]-[.K29])" office:value-type="float" office:value="-0.266816689043548" calcext:value-type="float">
            <text:p>-0,266816689043548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[ack_dev_data.A30]*analyze_resolution" office:value-type="float" office:value="-18.75" calcext:value-type="float">
            <text:p>-18,75</text:p>
          </table:table-cell>
          <table:table-cell table:formula="of:=[rf.N106]" office:value-type="float" office:value="0.217633415194153" calcext:value-type="float">
            <text:p>0,217633415194153</text:p>
          </table:table-cell>
          <table:table-cell table:formula="of:=[lf.N106]" office:value-type="float" office:value="0.244140212614335" calcext:value-type="float">
            <text:p>0,244140212614335</text:p>
          </table:table-cell>
          <table:table-cell table:formula="of:=([.C30]+[.D30])/2" office:value-type="float" office:value="0.230886813904244" calcext:value-type="float">
            <text:p>0,230886813904244</text:p>
          </table:table-cell>
          <table:table-cell table:formula="of:=IF([.E30] = 0;0;TAN(0.5*PI()-[.E30])*wheelbase)" office:value-type="float" office:value="1276.16679691322" calcext:value-type="float">
            <text:p>1276,16679691322</text:p>
          </table:table-cell>
          <table:table-cell table:formula="of:=IF([.D30] = 0;0;TAN(0.5*PI()-[.C30])*wheelbase+right_king_pin_y)" office:value-type="float" office:value="1261.63241677408" calcext:value-type="float">
            <text:p>1261,63241677408</text:p>
          </table:table-cell>
          <table:table-cell table:formula="of:=IF([.D30] = 0;0;TAN(0.5*PI()-[.D30])*wheelbase+left_king_pin_y)" office:value-type="float" office:value="1299.29048806698" calcext:value-type="float">
            <text:p>1299,29048806698</text:p>
          </table:table-cell>
          <table:table-cell table:formula="of:=IF([.E30]=0;0;[.E30]/ABS([.E30]))" office:value-type="float" office:value="1" calcext:value-type="float">
            <text:p>1</text:p>
          </table:table-cell>
          <table:table-cell table:formula="of:=IF([.E30]=0;0;[.I30]*0.5*PI()-ATAN(([.F30]-right_king_pin_y)/wheelbase))" office:value-type="float" office:value="0.215397554585083" calcext:value-type="float">
            <text:p>0,215397554585083</text:p>
          </table:table-cell>
          <table:table-cell table:formula="of:=IF([.E30]=0;0;[.I30]*0.5*PI()-ATAN(([.F30]-left_king_pin_y)/wheelbase))" office:value-type="float" office:value="0.248726794931549" calcext:value-type="float">
            <text:p>0,248726794931549</text:p>
          </table:table-cell>
          <table:table-cell table:formula="of:=DEGREES([.C30]-[.J30])" office:value-type="float" office:value="0.128105376479299" calcext:value-type="float">
            <text:p>0,128105376479299</text:p>
          </table:table-cell>
          <table:table-cell table:formula="of:=DEGREES([.D30]-[.K30])" office:value-type="float" office:value="-0.26279180916572" calcext:value-type="float">
            <text:p>-0,26279180916572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[ack_dev_data.A31]*analyze_resolution" office:value-type="float" office:value="-18.6" calcext:value-type="float">
            <text:p>-18,6</text:p>
          </table:table-cell>
          <table:table-cell table:formula="of:=[rf.N107]" office:value-type="float" office:value="0.216032272108833" calcext:value-type="float">
            <text:p>0,216032272108833</text:p>
          </table:table-cell>
          <table:table-cell table:formula="of:=[lf.N107]" office:value-type="float" office:value="0.242110413551497" calcext:value-type="float">
            <text:p>0,242110413551497</text:p>
          </table:table-cell>
          <table:table-cell table:formula="of:=([.C31]+[.D31])/2" office:value-type="float" office:value="0.229071342830165" calcext:value-type="float">
            <text:p>0,229071342830165</text:p>
          </table:table-cell>
          <table:table-cell table:formula="of:=IF([.E31] = 0;0;TAN(0.5*PI()-[.E31])*wheelbase)" office:value-type="float" office:value="1286.64799161016" calcext:value-type="float">
            <text:p>1286,64799161016</text:p>
          </table:table-cell>
          <table:table-cell table:formula="of:=IF([.D31] = 0;0;TAN(0.5*PI()-[.C31])*wheelbase+right_king_pin_y)" office:value-type="float" office:value="1272.01066677693" calcext:value-type="float">
            <text:p>1272,01066677693</text:p>
          </table:table-cell>
          <table:table-cell table:formula="of:=IF([.D31] = 0;0;TAN(0.5*PI()-[.D31])*wheelbase+left_king_pin_y)" office:value-type="float" office:value="1309.7978895764" calcext:value-type="float">
            <text:p>1309,7978895764</text:p>
          </table:table-cell>
          <table:table-cell table:formula="of:=IF([.E31]=0;0;[.E31]/ABS([.E31]))" office:value-type="float" office:value="1" calcext:value-type="float">
            <text:p>1</text:p>
          </table:table-cell>
          <table:table-cell table:formula="of:=IF([.E31]=0;0;[.I31]*0.5*PI()-ATAN(([.F31]-right_king_pin_y)/wheelbase))" office:value-type="float" office:value="0.213813073079394" calcext:value-type="float">
            <text:p>0,213813073079394</text:p>
          </table:table-cell>
          <table:table-cell table:formula="of:=IF([.E31]=0;0;[.I31]*0.5*PI()-ATAN(([.F31]-left_king_pin_y)/wheelbase))" office:value-type="float" office:value="0.246627108646059" calcext:value-type="float">
            <text:p>0,246627108646059</text:p>
          </table:table-cell>
          <table:table-cell table:formula="of:=DEGREES([.C31]-[.J31])" office:value-type="float" office:value="0.127150738286378" calcext:value-type="float">
            <text:p>0,127150738286378</text:p>
          </table:table-cell>
          <table:table-cell table:formula="of:=DEGREES([.D31]-[.K31])" office:value-type="float" office:value="-0.258787566265825" calcext:value-type="float">
            <text:p>-0,258787566265825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[ack_dev_data.A32]*analyze_resolution" office:value-type="float" office:value="-18.45" calcext:value-type="float">
            <text:p>-18,45</text:p>
          </table:table-cell>
          <table:table-cell table:formula="of:=[rf.N108]" office:value-type="float" office:value="0.21442854217838" calcext:value-type="float">
            <text:p>0,21442854217838</text:p>
          </table:table-cell>
          <table:table-cell table:formula="of:=[lf.N108]" office:value-type="float" office:value="0.240081668191097" calcext:value-type="float">
            <text:p>0,240081668191097</text:p>
          </table:table-cell>
          <table:table-cell table:formula="of:=([.C32]+[.D32])/2" office:value-type="float" office:value="0.227255105184739" calcext:value-type="float">
            <text:p>0,227255105184739</text:p>
          </table:table-cell>
          <table:table-cell table:formula="of:=IF([.E32] = 0;0;TAN(0.5*PI()-[.E32])*wheelbase)" office:value-type="float" office:value="1297.29821590525" calcext:value-type="float">
            <text:p>1297,29821590525</text:p>
          </table:table-cell>
          <table:table-cell table:formula="of:=IF([.D32] = 0;0;TAN(0.5*PI()-[.C32])*wheelbase+right_king_pin_y)" office:value-type="float" office:value="1282.5586070225" calcext:value-type="float">
            <text:p>1282,5586070225</text:p>
          </table:table-cell>
          <table:table-cell table:formula="of:=IF([.D32] = 0;0;TAN(0.5*PI()-[.D32])*wheelbase+left_king_pin_y)" office:value-type="float" office:value="1320.47385923725" calcext:value-type="float">
            <text:p>1320,47385923725</text:p>
          </table:table-cell>
          <table:table-cell table:formula="of:=IF([.E32]=0;0;[.E32]/ABS([.E32]))" office:value-type="float" office:value="1" calcext:value-type="float">
            <text:p>1</text:p>
          </table:table-cell>
          <table:table-cell table:formula="of:=IF([.E32]=0;0;[.I32]*0.5*PI()-ATAN(([.F32]-right_king_pin_y)/wheelbase))" office:value-type="float" office:value="0.212226382658179" calcext:value-type="float">
            <text:p>0,212226382658179</text:p>
          </table:table-cell>
          <table:table-cell table:formula="of:=IF([.E32]=0;0;[.I32]*0.5*PI()-ATAN(([.F32]-left_king_pin_y)/wheelbase))" office:value-type="float" office:value="0.244528843397683" calcext:value-type="float">
            <text:p>0,244528843397683</text:p>
          </table:table-cell>
          <table:table-cell table:formula="of:=DEGREES([.C32]-[.J32])" office:value-type="float" office:value="0.126174446322077" calcext:value-type="float">
            <text:p>0,126174446322077</text:p>
          </table:table-cell>
          <table:table-cell table:formula="of:=DEGREES([.D32]-[.K32])" office:value-type="float" office:value="-0.254804370092598" calcext:value-type="float">
            <text:p>-0,254804370092598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[ack_dev_data.A33]*analyze_resolution" office:value-type="float" office:value="-18.3" calcext:value-type="float">
            <text:p>-18,3</text:p>
          </table:table-cell>
          <table:table-cell table:formula="of:=[rf.N109]" office:value-type="float" office:value="0.212822234086116" calcext:value-type="float">
            <text:p>0,212822234086116</text:p>
          </table:table-cell>
          <table:table-cell table:formula="of:=[lf.N109]" office:value-type="float" office:value="0.23805398055109" calcext:value-type="float">
            <text:p>0,23805398055109</text:p>
          </table:table-cell>
          <table:table-cell table:formula="of:=([.C33]+[.D33])/2" office:value-type="float" office:value="0.225438107318603" calcext:value-type="float">
            <text:p>0,225438107318603</text:p>
          </table:table-cell>
          <table:table-cell table:formula="of:=IF([.E33] = 0;0;TAN(0.5*PI()-[.E33])*wheelbase)" office:value-type="float" office:value="1308.12162287541" calcext:value-type="float">
            <text:p>1308,12162287541</text:p>
          </table:table-cell>
          <table:table-cell table:formula="of:=IF([.D33] = 0;0;TAN(0.5*PI()-[.C33])*wheelbase+right_king_pin_y)" office:value-type="float" office:value="1293.28038863888" calcext:value-type="float">
            <text:p>1293,28038863888</text:p>
          </table:table-cell>
          <table:table-cell table:formula="of:=IF([.D33] = 0;0;TAN(0.5*PI()-[.D33])*wheelbase+left_king_pin_y)" office:value-type="float" office:value="1331.32255023139" calcext:value-type="float">
            <text:p>1331,32255023139</text:p>
          </table:table-cell>
          <table:table-cell table:formula="of:=IF([.E33]=0;0;[.E33]/ABS([.E33]))" office:value-type="float" office:value="1" calcext:value-type="float">
            <text:p>1</text:p>
          </table:table-cell>
          <table:table-cell table:formula="of:=IF([.E33]=0;0;[.I33]*0.5*PI()-ATAN(([.F33]-right_king_pin_y)/wheelbase))" office:value-type="float" office:value="0.210637482196031" calcext:value-type="float">
            <text:p>0,210637482196031</text:p>
          </table:table-cell>
          <table:table-cell table:formula="of:=IF([.E33]=0;0;[.I33]*0.5*PI()-ATAN(([.F33]-left_king_pin_y)/wheelbase))" office:value-type="float" office:value="0.242432010257315" calcext:value-type="float">
            <text:p>0,242432010257315</text:p>
          </table:table-cell>
          <table:table-cell table:formula="of:=DEGREES([.C33]-[.J33])" office:value-type="float" office:value="0.125177062585115" calcext:value-type="float">
            <text:p>0,125177062585115</text:p>
          </table:table-cell>
          <table:table-cell table:formula="of:=DEGREES([.D33]-[.K33])" office:value-type="float" office:value="-0.250842624749581" calcext:value-type="float">
            <text:p>-0,250842624749581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[ack_dev_data.A34]*analyze_resolution" office:value-type="float" office:value="-18.15" calcext:value-type="float">
            <text:p>-18,15</text:p>
          </table:table-cell>
          <table:table-cell table:formula="of:=[rf.N110]" office:value-type="float" office:value="0.211213356495687" calcext:value-type="float">
            <text:p>0,211213356495687</text:p>
          </table:table-cell>
          <table:table-cell table:formula="of:=[lf.N110]" office:value-type="float" office:value="0.236027354662647" calcext:value-type="float">
            <text:p>0,236027354662647</text:p>
          </table:table-cell>
          <table:table-cell table:formula="of:=([.C34]+[.D34])/2" office:value-type="float" office:value="0.223620355579167" calcext:value-type="float">
            <text:p>0,223620355579167</text:p>
          </table:table-cell>
          <table:table-cell table:formula="of:=IF([.E34] = 0;0;TAN(0.5*PI()-[.E34])*wheelbase)" office:value-type="float" office:value="1319.12250291743" calcext:value-type="float">
            <text:p>1319,12250291743</text:p>
          </table:table-cell>
          <table:table-cell table:formula="of:=IF([.D34] = 0;0;TAN(0.5*PI()-[.C34])*wheelbase+right_king_pin_y)" office:value-type="float" office:value="1304.18030008528" calcext:value-type="float">
            <text:p>1304,18030008528</text:p>
          </table:table-cell>
          <table:table-cell table:formula="of:=IF([.D34] = 0;0;TAN(0.5*PI()-[.D34])*wheelbase+left_king_pin_y)" office:value-type="float" office:value="1342.34825305511" calcext:value-type="float">
            <text:p>1342,34825305511</text:p>
          </table:table-cell>
          <table:table-cell table:formula="of:=IF([.E34]=0;0;[.E34]/ABS([.E34]))" office:value-type="float" office:value="1" calcext:value-type="float">
            <text:p>1</text:p>
          </table:table-cell>
          <table:table-cell table:formula="of:=IF([.E34]=0;0;[.I34]*0.5*PI()-ATAN(([.F34]-right_king_pin_y)/wheelbase))" office:value-type="float" office:value="0.209046370575198" calcext:value-type="float">
            <text:p>0,209046370575198</text:p>
          </table:table-cell>
          <table:table-cell table:formula="of:=IF([.E34]=0;0;[.I34]*0.5*PI()-ATAN(([.F34]-left_king_pin_y)/wheelbase))" office:value-type="float" office:value="0.240336620210474" calcext:value-type="float">
            <text:p>0,240336620210474</text:p>
          </table:table-cell>
          <table:table-cell table:formula="of:=DEGREES([.C34]-[.J34])" office:value-type="float" office:value="0.124159147508261" calcext:value-type="float">
            <text:p>0,124159147508261</text:p>
          </table:table-cell>
          <table:table-cell table:formula="of:=DEGREES([.D34]-[.K34])" office:value-type="float" office:value="-0.246902728691615" calcext:value-type="float">
            <text:p>-0,246902728691615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ack_dev_data.A35]*analyze_resolution" office:value-type="float" office:value="-18" calcext:value-type="float">
            <text:p>-18</text:p>
          </table:table-cell>
          <table:table-cell table:formula="of:=[rf.N111]" office:value-type="float" office:value="0.209601918050987" calcext:value-type="float">
            <text:p>0,209601918050987</text:p>
          </table:table-cell>
          <table:table-cell table:formula="of:=[lf.N111]" office:value-type="float" office:value="0.234001794570228" calcext:value-type="float">
            <text:p>0,234001794570228</text:p>
          </table:table-cell>
          <table:table-cell table:formula="of:=([.C35]+[.D35])/2" office:value-type="float" office:value="0.221801856310608" calcext:value-type="float">
            <text:p>0,221801856310608</text:p>
          </table:table-cell>
          <table:table-cell table:formula="of:=IF([.E35] = 0;0;TAN(0.5*PI()-[.E35])*wheelbase)" office:value-type="float" office:value="1330.3052894696" calcext:value-type="float">
            <text:p>1330,3052894696</text:p>
          </table:table-cell>
          <table:table-cell table:formula="of:=IF([.D35] = 0;0;TAN(0.5*PI()-[.C35])*wheelbase+right_king_pin_y)" office:value-type="float" office:value="1315.2627728737" calcext:value-type="float">
            <text:p>1315,2627728737</text:p>
          </table:table-cell>
          <table:table-cell table:formula="of:=IF([.D35] = 0;0;TAN(0.5*PI()-[.D35])*wheelbase+left_king_pin_y)" office:value-type="float" office:value="1353.55540124071" calcext:value-type="float">
            <text:p>1353,55540124071</text:p>
          </table:table-cell>
          <table:table-cell table:formula="of:=IF([.E35]=0;0;[.E35]/ABS([.E35]))" office:value-type="float" office:value="1" calcext:value-type="float">
            <text:p>1</text:p>
          </table:table-cell>
          <table:table-cell table:formula="of:=IF([.E35]=0;0;[.I35]*0.5*PI()-ATAN(([.F35]-right_king_pin_y)/wheelbase))" office:value-type="float" office:value="0.20745304668583" calcext:value-type="float">
            <text:p>0,20745304668583</text:p>
          </table:table-cell>
          <table:table-cell table:formula="of:=IF([.E35]=0;0;[.I35]*0.5*PI()-ATAN(([.F35]-left_king_pin_y)/wheelbase))" office:value-type="float" office:value="0.238242684157326" calcext:value-type="float">
            <text:p>0,238242684157326</text:p>
          </table:table-cell>
          <table:table-cell table:formula="of:=DEGREES([.C35]-[.J35])" office:value-type="float" office:value="0.123121259940022" calcext:value-type="float">
            <text:p>0,123121259940022</text:p>
          </table:table-cell>
          <table:table-cell table:formula="of:=DEGREES([.D35]-[.K35])" office:value-type="float" office:value="-0.242985074721707" calcext:value-type="float">
            <text:p>-0,242985074721707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[ack_dev_data.A36]*analyze_resolution" office:value-type="float" office:value="-17.85" calcext:value-type="float">
            <text:p>-17,85</text:p>
          </table:table-cell>
          <table:table-cell table:formula="of:=[rf.N112]" office:value-type="float" office:value="0.20798792737609" calcext:value-type="float">
            <text:p>0,20798792737609</text:p>
          </table:table-cell>
          <table:table-cell table:formula="of:=[lf.N112]" office:value-type="float" office:value="0.231977304331629" calcext:value-type="float">
            <text:p>0,231977304331629</text:p>
          </table:table-cell>
          <table:table-cell table:formula="of:=([.C36]+[.D36])/2" office:value-type="float" office:value="0.21998261585386" calcext:value-type="float">
            <text:p>0,21998261585386</text:p>
          </table:table-cell>
          <table:table-cell table:formula="of:=IF([.E36] = 0;0;TAN(0.5*PI()-[.E36])*wheelbase)" office:value-type="float" office:value="1341.67456502188" calcext:value-type="float">
            <text:p>1341,67456502188</text:p>
          </table:table-cell>
          <table:table-cell table:formula="of:=IF([.D36] = 0;0;TAN(0.5*PI()-[.C36])*wheelbase+right_king_pin_y)" office:value-type="float" office:value="1326.53238757902" calcext:value-type="float">
            <text:p>1326,53238757902</text:p>
          </table:table-cell>
          <table:table-cell table:formula="of:=IF([.D36] = 0;0;TAN(0.5*PI()-[.D36])*wheelbase+left_king_pin_y)" office:value-type="float" office:value="1364.94857736665" calcext:value-type="float">
            <text:p>1364,94857736665</text:p>
          </table:table-cell>
          <table:table-cell table:formula="of:=IF([.E36]=0;0;[.E36]/ABS([.E36]))" office:value-type="float" office:value="1" calcext:value-type="float">
            <text:p>1</text:p>
          </table:table-cell>
          <table:table-cell table:formula="of:=IF([.E36]=0;0;[.I36]*0.5*PI()-ATAN(([.F36]-right_king_pin_y)/wheelbase))" office:value-type="float" office:value="0.205857509426211" calcext:value-type="float">
            <text:p>0,205857509426211</text:p>
          </table:table-cell>
          <table:table-cell table:formula="of:=IF([.E36]=0;0;[.I36]*0.5*PI()-ATAN(([.F36]-left_king_pin_y)/wheelbase))" office:value-type="float" office:value="0.236150212912694" calcext:value-type="float">
            <text:p>0,236150212912694</text:p>
          </table:table-cell>
          <table:table-cell table:formula="of:=DEGREES([.C36]-[.J36])" office:value-type="float" office:value="0.122063957126999" calcext:value-type="float">
            <text:p>0,122063957126999</text:p>
          </table:table-cell>
          <table:table-cell table:formula="of:=DEGREES([.D36]-[.K36])" office:value-type="float" office:value="-0.239090049988931" calcext:value-type="float">
            <text:p>-0,239090049988931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[ack_dev_data.A37]*analyze_resolution" office:value-type="float" office:value="-17.7" calcext:value-type="float">
            <text:p>-17,7</text:p>
          </table:table-cell>
          <table:table-cell table:formula="of:=[rf.N113]" office:value-type="float" office:value="0.206371393075176" calcext:value-type="float">
            <text:p>0,206371393075176</text:p>
          </table:table-cell>
          <table:table-cell table:formula="of:=[lf.N113]" office:value-type="float" office:value="0.229953888018046" calcext:value-type="float">
            <text:p>0,229953888018046</text:p>
          </table:table-cell>
          <table:table-cell table:formula="of:=([.C37]+[.D37])/2" office:value-type="float" office:value="0.218162640546611" calcext:value-type="float">
            <text:p>0,218162640546611</text:p>
          </table:table-cell>
          <table:table-cell table:formula="of:=IF([.E37] = 0;0;TAN(0.5*PI()-[.E37])*wheelbase)" office:value-type="float" office:value="1353.2350674316" calcext:value-type="float">
            <text:p>1353,2350674316</text:p>
          </table:table-cell>
          <table:table-cell table:formula="of:=IF([.D37] = 0;0;TAN(0.5*PI()-[.C37])*wheelbase+right_king_pin_y)" office:value-type="float" office:value="1337.99388015471" calcext:value-type="float">
            <text:p>1337,99388015471</text:p>
          </table:table-cell>
          <table:table-cell table:formula="of:=IF([.D37] = 0;0;TAN(0.5*PI()-[.D37])*wheelbase+left_king_pin_y)" office:value-type="float" office:value="1376.53251937327" calcext:value-type="float">
            <text:p>1376,53251937327</text:p>
          </table:table-cell>
          <table:table-cell table:formula="of:=IF([.E37]=0;0;[.E37]/ABS([.E37]))" office:value-type="float" office:value="1" calcext:value-type="float">
            <text:p>1</text:p>
          </table:table-cell>
          <table:table-cell table:formula="of:=IF([.E37]=0;0;[.I37]*0.5*PI()-ATAN(([.F37]-right_king_pin_y)/wheelbase))" office:value-type="float" office:value="0.204259757703012" calcext:value-type="float">
            <text:p>0,204259757703012</text:p>
          </table:table-cell>
          <table:table-cell table:formula="of:=IF([.E37]=0;0;[.I37]*0.5*PI()-ATAN(([.F37]-left_king_pin_y)/wheelbase))" office:value-type="float" office:value="0.234059217206079" calcext:value-type="float">
            <text:p>0,234059217206079</text:p>
          </table:table-cell>
          <table:table-cell table:formula="of:=DEGREES([.C37]-[.J37])" office:value-type="float" office:value="0.120987794695558" calcext:value-type="float">
            <text:p>0,120987794695558</text:p>
          </table:table-cell>
          <table:table-cell table:formula="of:=DEGREES([.D37]-[.K37])" office:value-type="float" office:value="-0.235218035986203" calcext:value-type="float">
            <text:p>-0,235218035986203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[ack_dev_data.A38]*analyze_resolution" office:value-type="float" office:value="-17.55" calcext:value-type="float">
            <text:p>-17,55</text:p>
          </table:table-cell>
          <table:table-cell table:formula="of:=[rf.N114]" office:value-type="float" office:value="0.204752323732451" calcext:value-type="float">
            <text:p>0,204752323732451</text:p>
          </table:table-cell>
          <table:table-cell table:formula="of:=[lf.N114]" office:value-type="float" office:value="0.227931549714127" calcext:value-type="float">
            <text:p>0,227931549714127</text:p>
          </table:table-cell>
          <table:table-cell table:formula="of:=([.C38]+[.D38])/2" office:value-type="float" office:value="0.216341936723289" calcext:value-type="float">
            <text:p>0,216341936723289</text:p>
          </table:table-cell>
          <table:table-cell table:formula="of:=IF([.E38] = 0;0;TAN(0.5*PI()-[.E38])*wheelbase)" office:value-type="float" office:value="1364.99169656318" calcext:value-type="float">
            <text:p>1364,99169656318</text:p>
          </table:table-cell>
          <table:table-cell table:formula="of:=IF([.D38] = 0;0;TAN(0.5*PI()-[.C38])*wheelbase+right_king_pin_y)" office:value-type="float" office:value="1349.65214857248" calcext:value-type="float">
            <text:p>1349,65214857248</text:p>
          </table:table-cell>
          <table:table-cell table:formula="of:=IF([.D38] = 0;0;TAN(0.5*PI()-[.D38])*wheelbase+left_king_pin_y)" office:value-type="float" office:value="1388.31212720239" calcext:value-type="float">
            <text:p>1388,31212720239</text:p>
          </table:table-cell>
          <table:table-cell table:formula="of:=IF([.E38]=0;0;[.E38]/ABS([.E38]))" office:value-type="float" office:value="1" calcext:value-type="float">
            <text:p>1</text:p>
          </table:table-cell>
          <table:table-cell table:formula="of:=IF([.E38]=0;0;[.I38]*0.5*PI()-ATAN(([.F38]-right_king_pin_y)/wheelbase))" office:value-type="float" office:value="0.202659790431523" calcext:value-type="float">
            <text:p>0,202659790431523</text:p>
          </table:table-cell>
          <table:table-cell table:formula="of:=IF([.E38]=0;0;[.I38]*0.5*PI()-ATAN(([.F38]-left_king_pin_y)/wheelbase))" office:value-type="float" office:value="0.231969707681692" calcext:value-type="float">
            <text:p>0,231969707681692</text:p>
          </table:table-cell>
          <table:table-cell table:formula="of:=DEGREES([.C38]-[.J38])" office:value-type="float" office:value="0.119893326633744" calcext:value-type="float">
            <text:p>0,119893326633744</text:p>
          </table:table-cell>
          <table:table-cell table:formula="of:=DEGREES([.D38]-[.K38])" office:value-type="float" office:value="-0.231369408548614" calcext:value-type="float">
            <text:p>-0,231369408548614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[ack_dev_data.A39]*analyze_resolution" office:value-type="float" office:value="-17.4" calcext:value-type="float">
            <text:p>-17,4</text:p>
          </table:table-cell>
          <table:table-cell table:formula="of:=[rf.N115]" office:value-type="float" office:value="0.20313072791208" calcext:value-type="float">
            <text:p>0,20313072791208</text:p>
          </table:table-cell>
          <table:table-cell table:formula="of:=[lf.N115]" office:value-type="float" office:value="0.225910293518036" calcext:value-type="float">
            <text:p>0,225910293518036</text:p>
          </table:table-cell>
          <table:table-cell table:formula="of:=([.C39]+[.D39])/2" office:value-type="float" office:value="0.214520510715058" calcext:value-type="float">
            <text:p>0,214520510715058</text:p>
          </table:table-cell>
          <table:table-cell table:formula="of:=IF([.E39] = 0;0;TAN(0.5*PI()-[.E39])*wheelbase)" office:value-type="float" office:value="1376.94952127112" calcext:value-type="float">
            <text:p>1376,94952127112</text:p>
          </table:table-cell>
          <table:table-cell table:formula="of:=IF([.D39] = 0;0;TAN(0.5*PI()-[.C39])*wheelbase+right_king_pin_y)" office:value-type="float" office:value="1361.51225980532" calcext:value-type="float">
            <text:p>1361,51225980532</text:p>
          </table:table-cell>
          <table:table-cell table:formula="of:=IF([.D39] = 0;0;TAN(0.5*PI()-[.D39])*wheelbase+left_king_pin_y)" office:value-type="float" office:value="1400.29246978036" calcext:value-type="float">
            <text:p>1400,29246978036</text:p>
          </table:table-cell>
          <table:table-cell table:formula="of:=IF([.E39]=0;0;[.E39]/ABS([.E39]))" office:value-type="float" office:value="1" calcext:value-type="float">
            <text:p>1</text:p>
          </table:table-cell>
          <table:table-cell table:formula="of:=IF([.E39]=0;0;[.I39]*0.5*PI()-ATAN(([.F39]-right_king_pin_y)/wheelbase))" office:value-type="float" office:value="0.201057606535906" calcext:value-type="float">
            <text:p>0,201057606535906</text:p>
          </table:table-cell>
          <table:table-cell table:formula="of:=IF([.E39]=0;0;[.I39]*0.5*PI()-ATAN(([.F39]-left_king_pin_y)/wheelbase))" office:value-type="float" office:value="0.229881694898485" calcext:value-type="float">
            <text:p>0,229881694898485</text:p>
          </table:table-cell>
          <table:table-cell table:formula="of:=DEGREES([.C39]-[.J39])" office:value-type="float" office:value="0.118781105273097" calcext:value-type="float">
            <text:p>0,118781105273097</text:p>
          </table:table-cell>
          <table:table-cell table:formula="of:=DEGREES([.D39]-[.K39])" office:value-type="float" office:value="-0.227544537852197" calcext:value-type="float">
            <text:p>-0,227544537852197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[ack_dev_data.A40]*analyze_resolution" office:value-type="float" office:value="-17.25" calcext:value-type="float">
            <text:p>-17,25</text:p>
          </table:table-cell>
          <table:table-cell table:formula="of:=[rf.N116]" office:value-type="float" office:value="0.201506614158126" calcext:value-type="float">
            <text:p>0,201506614158126</text:p>
          </table:table-cell>
          <table:table-cell table:formula="of:=[lf.N116]" office:value-type="float" office:value="0.223890123541508" calcext:value-type="float">
            <text:p>0,223890123541508</text:p>
          </table:table-cell>
          <table:table-cell table:formula="of:=([.C40]+[.D40])/2" office:value-type="float" office:value="0.212698368849817" calcext:value-type="float">
            <text:p>0,212698368849817</text:p>
          </table:table-cell>
          <table:table-cell table:formula="of:=IF([.E40] = 0;0;TAN(0.5*PI()-[.E40])*wheelbase)" office:value-type="float" office:value="1389.11378674742" calcext:value-type="float">
            <text:p>1389,11378674742</text:p>
          </table:table-cell>
          <table:table-cell table:formula="of:=IF([.D40] = 0;0;TAN(0.5*PI()-[.C40])*wheelbase+right_king_pin_y)" office:value-type="float" office:value="1373.5794571748" calcext:value-type="float">
            <text:p>1373,5794571748</text:p>
          </table:table-cell>
          <table:table-cell table:formula="of:=IF([.D40] = 0;0;TAN(0.5*PI()-[.D40])*wheelbase+left_king_pin_y)" office:value-type="float" office:value="1412.47879236541" calcext:value-type="float">
            <text:p>1412,47879236541</text:p>
          </table:table-cell>
          <table:table-cell table:formula="of:=IF([.E40]=0;0;[.E40]/ABS([.E40]))" office:value-type="float" office:value="1" calcext:value-type="float">
            <text:p>1</text:p>
          </table:table-cell>
          <table:table-cell table:formula="of:=IF([.E40]=0;0;[.I40]*0.5*PI()-ATAN(([.F40]-right_king_pin_y)/wheelbase))" office:value-type="float" office:value="0.199453204949444" calcext:value-type="float">
            <text:p>0,199453204949444</text:p>
          </table:table-cell>
          <table:table-cell table:formula="of:=IF([.E40]=0;0;[.I40]*0.5*PI()-ATAN(([.F40]-left_king_pin_y)/wheelbase))" office:value-type="float" office:value="0.227795189330203" calcext:value-type="float">
            <text:p>0,227795189330203</text:p>
          </table:table-cell>
          <table:table-cell table:formula="of:=DEGREES([.C40]-[.J40])" office:value-type="float" office:value="0.117651681270746" calcext:value-type="float">
            <text:p>0,117651681270746</text:p>
          </table:table-cell>
          <table:table-cell table:formula="of:=DEGREES([.D40]-[.K40])" office:value-type="float" office:value="-0.223743788413161" calcext:value-type="float">
            <text:p>-0,223743788413161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[ack_dev_data.A41]*analyze_resolution" office:value-type="float" office:value="-17.1" calcext:value-type="float">
            <text:p>-17,1</text:p>
          </table:table-cell>
          <table:table-cell table:formula="of:=[rf.N117]" office:value-type="float" office:value="0.199879990994477" calcext:value-type="float">
            <text:p>0,199879990994477</text:p>
          </table:table-cell>
          <table:table-cell table:formula="of:=[lf.N117]" office:value-type="float" office:value="0.221871043909906" calcext:value-type="float">
            <text:p>0,221871043909906</text:p>
          </table:table-cell>
          <table:table-cell table:formula="of:=([.C41]+[.D41])/2" office:value-type="float" office:value="0.210875517452191" calcext:value-type="float">
            <text:p>0,210875517452191</text:p>
          </table:table-cell>
          <table:table-cell table:formula="of:=IF([.E41] = 0;0;TAN(0.5*PI()-[.E41])*wheelbase)" office:value-type="float" office:value="1401.48992225565" calcext:value-type="float">
            <text:p>1401,48992225565</text:p>
          </table:table-cell>
          <table:table-cell table:formula="of:=IF([.D41] = 0;0;TAN(0.5*PI()-[.C41])*wheelbase+right_king_pin_y)" office:value-type="float" office:value="1385.85916808523" calcext:value-type="float">
            <text:p>1385,85916808523</text:p>
          </table:table-cell>
          <table:table-cell table:formula="of:=IF([.D41] = 0;0;TAN(0.5*PI()-[.D41])*wheelbase+left_king_pin_y)" office:value-type="float" office:value="1424.87652428179" calcext:value-type="float">
            <text:p>1424,87652428179</text:p>
          </table:table-cell>
          <table:table-cell table:formula="of:=IF([.E41]=0;0;[.E41]/ABS([.E41]))" office:value-type="float" office:value="1" calcext:value-type="float">
            <text:p>1</text:p>
          </table:table-cell>
          <table:table-cell table:formula="of:=IF([.E41]=0;0;[.I41]*0.5*PI()-ATAN(([.F41]-right_king_pin_y)/wheelbase))" office:value-type="float" office:value="0.197846584614789" calcext:value-type="float">
            <text:p>0,197846584614789</text:p>
          </table:table-cell>
          <table:table-cell table:formula="of:=IF([.E41]=0;0;[.I41]*0.5*PI()-ATAN(([.F41]-left_king_pin_y)/wheelbase))" office:value-type="float" office:value="0.225710201365426" calcext:value-type="float">
            <text:p>0,225710201365426</text:p>
          </table:table-cell>
          <table:table-cell table:formula="of:=DEGREES([.C41]-[.J41])" office:value-type="float" office:value="0.116505603591103" calcext:value-type="float">
            <text:p>0,116505603591103</text:p>
          </table:table-cell>
          <table:table-cell table:formula="of:=DEGREES([.D41]-[.K41])" office:value-type="float" office:value="-0.219967519087486" calcext:value-type="float">
            <text:p>-0,21996751908748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[ack_dev_data.A42]*analyze_resolution" office:value-type="float" office:value="-16.95" calcext:value-type="float">
            <text:p>-16,95</text:p>
          </table:table-cell>
          <table:table-cell table:formula="of:=[rf.N118]" office:value-type="float" office:value="0.198250866924777" calcext:value-type="float">
            <text:p>0,198250866924777</text:p>
          </table:table-cell>
          <table:table-cell table:formula="of:=[lf.N118]" office:value-type="float" office:value="0.219853058762283" calcext:value-type="float">
            <text:p>0,219853058762283</text:p>
          </table:table-cell>
          <table:table-cell table:formula="of:=([.C42]+[.D42])/2" office:value-type="float" office:value="0.20905196284353" calcext:value-type="float">
            <text:p>0,20905196284353</text:p>
          </table:table-cell>
          <table:table-cell table:formula="of:=IF([.E42] = 0;0;TAN(0.5*PI()-[.E42])*wheelbase)" office:value-type="float" office:value="1414.08354927579" calcext:value-type="float">
            <text:p>1414,08354927579</text:p>
          </table:table-cell>
          <table:table-cell table:formula="of:=IF([.D42] = 0;0;TAN(0.5*PI()-[.C42])*wheelbase+right_king_pin_y)" office:value-type="float" office:value="1398.35701216837" calcext:value-type="float">
            <text:p>1398,35701216837</text:p>
          </table:table-cell>
          <table:table-cell table:formula="of:=IF([.D42] = 0;0;TAN(0.5*PI()-[.D42])*wheelbase+left_king_pin_y)" office:value-type="float" office:value="1437.49128706437" calcext:value-type="float">
            <text:p>1437,49128706437</text:p>
          </table:table-cell>
          <table:table-cell table:formula="of:=IF([.E42]=0;0;[.E42]/ABS([.E42]))" office:value-type="float" office:value="1" calcext:value-type="float">
            <text:p>1</text:p>
          </table:table-cell>
          <table:table-cell table:formula="of:=IF([.E42]=0;0;[.I42]*0.5*PI()-ATAN(([.F42]-right_king_pin_y)/wheelbase))" office:value-type="float" office:value="0.196237744484212" calcext:value-type="float">
            <text:p>0,196237744484212</text:p>
          </table:table-cell>
          <table:table-cell table:formula="of:=IF([.E42]=0;0;[.I42]*0.5*PI()-ATAN(([.F42]-left_king_pin_y)/wheelbase))" office:value-type="float" office:value="0.223626741307628" calcext:value-type="float">
            <text:p>0,223626741307628</text:p>
          </table:table-cell>
          <table:table-cell table:formula="of:=DEGREES([.C42]-[.J42])" office:value-type="float" office:value="0.115343419487467" calcext:value-type="float">
            <text:p>0,115343419487467</text:p>
          </table:table-cell>
          <table:table-cell table:formula="of:=DEGREES([.D42]-[.K42])" office:value-type="float" office:value="-0.216216083070438" calcext:value-type="float">
            <text:p>-0,21621608307043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[ack_dev_data.A43]*analyze_resolution" office:value-type="float" office:value="-16.8" calcext:value-type="float">
            <text:p>-16,8</text:p>
          </table:table-cell>
          <table:table-cell table:formula="of:=[rf.N119]" office:value-type="float" office:value="0.196619250432377" calcext:value-type="float">
            <text:p>0,196619250432377</text:p>
          </table:table-cell>
          <table:table-cell table:formula="of:=[lf.N119]" office:value-type="float" office:value="0.217836172251435" calcext:value-type="float">
            <text:p>0,217836172251435</text:p>
          </table:table-cell>
          <table:table-cell table:formula="of:=([.C43]+[.D43])/2" office:value-type="float" office:value="0.207227711341906" calcext:value-type="float">
            <text:p>0,207227711341906</text:p>
          </table:table-cell>
          <table:table-cell table:formula="of:=IF([.E43] = 0;0;TAN(0.5*PI()-[.E43])*wheelbase)" office:value-type="float" office:value="1426.90049008521" calcext:value-type="float">
            <text:p>1426,90049008521</text:p>
          </table:table-cell>
          <table:table-cell table:formula="of:=IF([.D43] = 0;0;TAN(0.5*PI()-[.C43])*wheelbase+right_king_pin_y)" office:value-type="float" office:value="1411.0788098644" calcext:value-type="float">
            <text:p>1411,0788098644</text:p>
          </table:table-cell>
          <table:table-cell table:formula="of:=IF([.D43] = 0;0;TAN(0.5*PI()-[.D43])*wheelbase+left_king_pin_y)" office:value-type="float" office:value="1450.32890303986" calcext:value-type="float">
            <text:p>1450,32890303986</text:p>
          </table:table-cell>
          <table:table-cell table:formula="of:=IF([.E43]=0;0;[.E43]/ABS([.E43]))" office:value-type="float" office:value="1" calcext:value-type="float">
            <text:p>1</text:p>
          </table:table-cell>
          <table:table-cell table:formula="of:=IF([.E43]=0;0;[.I43]*0.5*PI()-ATAN(([.F43]-right_king_pin_y)/wheelbase))" office:value-type="float" office:value="0.194626683519864" calcext:value-type="float">
            <text:p>0,194626683519864</text:p>
          </table:table-cell>
          <table:table-cell table:formula="of:=IF([.E43]=0;0;[.I43]*0.5*PI()-ATAN(([.F43]-left_king_pin_y)/wheelbase))" office:value-type="float" office:value="0.221544819375246" calcext:value-type="float">
            <text:p>0,221544819375246</text:p>
          </table:table-cell>
          <table:table-cell table:formula="of:=DEGREES([.C43]-[.J43])" office:value-type="float" office:value="0.114165674484417" calcext:value-type="float">
            <text:p>0,114165674484417</text:p>
          </table:table-cell>
          <table:table-cell table:formula="of:=DEGREES([.D43]-[.K43])" office:value-type="float" office:value="-0.212489827897691" calcext:value-type="float">
            <text:p>-0,212489827897691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[ack_dev_data.A44]*analyze_resolution" office:value-type="float" office:value="-16.65" calcext:value-type="float">
            <text:p>-16,65</text:p>
          </table:table-cell>
          <table:table-cell table:formula="of:=[rf.N120]" office:value-type="float" office:value="0.194985149980255" calcext:value-type="float">
            <text:p>0,194985149980255</text:p>
          </table:table-cell>
          <table:table-cell table:formula="of:=[lf.N120]" office:value-type="float" office:value="0.215820388543967" calcext:value-type="float">
            <text:p>0,215820388543967</text:p>
          </table:table-cell>
          <table:table-cell table:formula="of:=([.C44]+[.D44])/2" office:value-type="float" office:value="0.205402769262111" calcext:value-type="float">
            <text:p>0,205402769262111</text:p>
          </table:table-cell>
          <table:table-cell table:formula="of:=IF([.E44] = 0;0;TAN(0.5*PI()-[.E44])*wheelbase)" office:value-type="float" office:value="1439.94677680366" calcext:value-type="float">
            <text:p>1439,94677680366</text:p>
          </table:table-cell>
          <table:table-cell table:formula="of:=IF([.D44] = 0;0;TAN(0.5*PI()-[.C44])*wheelbase+right_king_pin_y)" office:value-type="float" office:value="1424.03059146697" calcext:value-type="float">
            <text:p>1424,03059146697</text:p>
          </table:table-cell>
          <table:table-cell table:formula="of:=IF([.D44] = 0;0;TAN(0.5*PI()-[.D44])*wheelbase+left_king_pin_y)" office:value-type="float" office:value="1463.39540437159" calcext:value-type="float">
            <text:p>1463,39540437159</text:p>
          </table:table-cell>
          <table:table-cell table:formula="of:=IF([.E44]=0;0;[.E44]/ABS([.E44]))" office:value-type="float" office:value="1" calcext:value-type="float">
            <text:p>1</text:p>
          </table:table-cell>
          <table:table-cell table:formula="of:=IF([.E44]=0;0;[.I44]*0.5*PI()-ATAN(([.F44]-right_king_pin_y)/wheelbase))" office:value-type="float" office:value="0.193013400694029" calcext:value-type="float">
            <text:p>0,193013400694029</text:p>
          </table:table-cell>
          <table:table-cell table:formula="of:=IF([.E44]=0;0;[.I44]*0.5*PI()-ATAN(([.F44]-left_king_pin_y)/wheelbase))" office:value-type="float" office:value="0.219464445701744" calcext:value-type="float">
            <text:p>0,219464445701744</text:p>
          </table:table-cell>
          <table:table-cell table:formula="of:=DEGREES([.C44]-[.J44])" office:value-type="float" office:value="0.112972912358689" calcext:value-type="float">
            <text:p>0,112972912358689</text:p>
          </table:table-cell>
          <table:table-cell table:formula="of:=DEGREES([.D44]-[.K44])" office:value-type="float" office:value="-0.20878909544507" calcext:value-type="float">
            <text:p>-0,20878909544507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[ack_dev_data.A45]*analyze_resolution" office:value-type="float" office:value="-16.5" calcext:value-type="float">
            <text:p>-16,5</text:p>
          </table:table-cell>
          <table:table-cell table:formula="of:=[rf.N121]" office:value-type="float" office:value="0.193348574010966" calcext:value-type="float">
            <text:p>0,193348574010966</text:p>
          </table:table-cell>
          <table:table-cell table:formula="of:=[lf.N121]" office:value-type="float" office:value="0.213805711820338" calcext:value-type="float">
            <text:p>0,213805711820338</text:p>
          </table:table-cell>
          <table:table-cell table:formula="of:=([.C45]+[.D45])/2" office:value-type="float" office:value="0.203577142915652" calcext:value-type="float">
            <text:p>0,203577142915652</text:p>
          </table:table-cell>
          <table:table-cell table:formula="of:=IF([.E45] = 0;0;TAN(0.5*PI()-[.E45])*wheelbase)" office:value-type="float" office:value="1453.22866093155" calcext:value-type="float">
            <text:p>1453,22866093155</text:p>
          </table:table-cell>
          <table:table-cell table:formula="of:=IF([.D45] = 0;0;TAN(0.5*PI()-[.C45])*wheelbase+right_king_pin_y)" office:value-type="float" office:value="1437.2186066614" calcext:value-type="float">
            <text:p>1437,2186066614</text:p>
          </table:table-cell>
          <table:table-cell table:formula="of:=IF([.D45] = 0;0;TAN(0.5*PI()-[.D45])*wheelbase+left_king_pin_y)" office:value-type="float" office:value="1476.69704259784" calcext:value-type="float">
            <text:p>1476,69704259784</text:p>
          </table:table-cell>
          <table:table-cell table:formula="of:=IF([.E45]=0;0;[.E45]/ABS([.E45]))" office:value-type="float" office:value="1" calcext:value-type="float">
            <text:p>1</text:p>
          </table:table-cell>
          <table:table-cell table:formula="of:=IF([.E45]=0;0;[.I45]*0.5*PI()-ATAN(([.F45]-right_king_pin_y)/wheelbase))" office:value-type="float" office:value="0.191397894989376" calcext:value-type="float">
            <text:p>0,191397894989376</text:p>
          </table:table-cell>
          <table:table-cell table:formula="of:=IF([.E45]=0;0;[.I45]*0.5*PI()-ATAN(([.F45]-left_king_pin_y)/wheelbase))" office:value-type="float" office:value="0.217385630335691" calcext:value-type="float">
            <text:p>0,217385630335691</text:p>
          </table:table-cell>
          <table:table-cell table:formula="of:=DEGREES([.C45]-[.J45])" office:value-type="float" office:value="0.111765675121826" calcext:value-type="float">
            <text:p>0,111765675121826</text:p>
          </table:table-cell>
          <table:table-cell table:formula="of:=DEGREES([.D45]-[.K45])" office:value-type="float" office:value="-0.205114221930447" calcext:value-type="float">
            <text:p>-0,205114221930447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[ack_dev_data.A46]*analyze_resolution" office:value-type="float" office:value="-16.35" calcext:value-type="float">
            <text:p>-16,35</text:p>
          </table:table-cell>
          <table:table-cell table:formula="of:=[rf.N122]" office:value-type="float" office:value="0.191709530946587" calcext:value-type="float">
            <text:p>0,191709530946587</text:p>
          </table:table-cell>
          <table:table-cell table:formula="of:=[lf.N122]" office:value-type="float" office:value="0.211792146274936" calcext:value-type="float">
            <text:p>0,211792146274936</text:p>
          </table:table-cell>
          <table:table-cell table:formula="of:=([.C46]+[.D46])/2" office:value-type="float" office:value="0.201750838610761" calcext:value-type="float">
            <text:p>0,201750838610761</text:p>
          </table:table-cell>
          <table:table-cell table:formula="of:=IF([.E46] = 0;0;TAN(0.5*PI()-[.E46])*wheelbase)" office:value-type="float" office:value="1466.75262341328" calcext:value-type="float">
            <text:p>1466,75262341328</text:p>
          </table:table-cell>
          <table:table-cell table:formula="of:=IF([.D46] = 0;0;TAN(0.5*PI()-[.C46])*wheelbase+right_king_pin_y)" office:value-type="float" office:value="1450.6493345879" calcext:value-type="float">
            <text:p>1450,6493345879</text:p>
          </table:table-cell>
          <table:table-cell table:formula="of:=IF([.D46] = 0;0;TAN(0.5*PI()-[.D46])*wheelbase+left_king_pin_y)" office:value-type="float" office:value="1490.2402986951" calcext:value-type="float">
            <text:p>1490,2402986951</text:p>
          </table:table-cell>
          <table:table-cell table:formula="of:=IF([.E46]=0;0;[.E46]/ABS([.E46]))" office:value-type="float" office:value="1" calcext:value-type="float">
            <text:p>1</text:p>
          </table:table-cell>
          <table:table-cell table:formula="of:=IF([.E46]=0;0;[.I46]*0.5*PI()-ATAN(([.F46]-right_king_pin_y)/wheelbase))" office:value-type="float" office:value="0.189780165399233" calcext:value-type="float">
            <text:p>0,189780165399233</text:p>
          </table:table-cell>
          <table:table-cell table:formula="of:=IF([.E46]=0;0;[.I46]*0.5*PI()-ATAN(([.F46]-left_king_pin_y)/wheelbase))" office:value-type="float" office:value="0.21530838324085" calcext:value-type="float">
            <text:p>0,21530838324085</text:p>
          </table:table-cell>
          <table:table-cell table:formula="of:=DEGREES([.C46]-[.J46])" office:value-type="float" office:value="0.110544503001346" calcext:value-type="float">
            <text:p>0,110544503001346</text:p>
          </table:table-cell>
          <table:table-cell table:formula="of:=DEGREES([.D46]-[.K46])" office:value-type="float" office:value="-0.201465537914737" calcext:value-type="float">
            <text:p>-0,20146553791473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[ack_dev_data.A47]*analyze_resolution" office:value-type="float" office:value="-16.2" calcext:value-type="float">
            <text:p>-16,2</text:p>
          </table:table-cell>
          <table:table-cell table:formula="of:=[rf.N123]" office:value-type="float" office:value="0.190068029188651" calcext:value-type="float">
            <text:p>0,190068029188651</text:p>
          </table:table-cell>
          <table:table-cell table:formula="of:=[lf.N123]" office:value-type="float" office:value="0.209779696116118" calcext:value-type="float">
            <text:p>0,209779696116118</text:p>
          </table:table-cell>
          <table:table-cell table:formula="of:=([.C47]+[.D47])/2" office:value-type="float" office:value="0.199923862652384" calcext:value-type="float">
            <text:p>0,199923862652384</text:p>
          </table:table-cell>
          <table:table-cell table:formula="of:=IF([.E47] = 0;0;TAN(0.5*PI()-[.E47])*wheelbase)" office:value-type="float" office:value="1480.52538525963" calcext:value-type="float">
            <text:p>1480,52538525963</text:p>
          </table:table-cell>
          <table:table-cell table:formula="of:=IF([.D47] = 0;0;TAN(0.5*PI()-[.C47])*wheelbase+right_king_pin_y)" office:value-type="float" office:value="1464.32949446409" calcext:value-type="float">
            <text:p>1464,32949446409</text:p>
          </table:table-cell>
          <table:table-cell table:formula="of:=IF([.D47] = 0;0;TAN(0.5*PI()-[.D47])*wheelbase+left_king_pin_y)" office:value-type="float" office:value="1504.03189370054" calcext:value-type="float">
            <text:p>1504,03189370054</text:p>
          </table:table-cell>
          <table:table-cell table:formula="of:=IF([.E47]=0;0;[.E47]/ABS([.E47]))" office:value-type="float" office:value="1" calcext:value-type="float">
            <text:p>1</text:p>
          </table:table-cell>
          <table:table-cell table:formula="of:=IF([.E47]=0;0;[.I47]*0.5*PI()-ATAN(([.F47]-right_king_pin_y)/wheelbase))" office:value-type="float" office:value="0.188160210927835" calcext:value-type="float">
            <text:p>0,188160210927835</text:p>
          </table:table-cell>
          <table:table-cell table:formula="of:=IF([.E47]=0;0;[.I47]*0.5*PI()-ATAN(([.F47]-left_king_pin_y)/wheelbase))" office:value-type="float" office:value="0.213232714296259" calcext:value-type="float">
            <text:p>0,213232714296259</text:p>
          </table:table-cell>
          <table:table-cell table:formula="of:=DEGREES([.C47]-[.J47])" office:value-type="float" office:value="0.109309934422713" calcext:value-type="float">
            <text:p>0,109309934422713</text:p>
          </table:table-cell>
          <table:table-cell table:formula="of:=DEGREES([.D47]-[.K47])" office:value-type="float" office:value="-0.197843368304016" calcext:value-type="float">
            <text:p>-0,19784336830401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[ack_dev_data.A48]*analyze_resolution" office:value-type="float" office:value="-16.05" calcext:value-type="float">
            <text:p>-16,05</text:p>
          </table:table-cell>
          <table:table-cell table:formula="of:=[rf.N124]" office:value-type="float" office:value="0.188424077118096" calcext:value-type="float">
            <text:p>0,188424077118096</text:p>
          </table:table-cell>
          <table:table-cell table:formula="of:=[lf.N124]" office:value-type="float" office:value="0.207768365566288" calcext:value-type="float">
            <text:p>0,207768365566288</text:p>
          </table:table-cell>
          <table:table-cell table:formula="of:=([.C48]+[.D48])/2" office:value-type="float" office:value="0.198096221342192" calcext:value-type="float">
            <text:p>0,198096221342192</text:p>
          </table:table-cell>
          <table:table-cell table:formula="of:=IF([.E48] = 0;0;TAN(0.5*PI()-[.E48])*wheelbase)" office:value-type="float" office:value="1494.55391876579" calcext:value-type="float">
            <text:p>1494,55391876579</text:p>
          </table:table-cell>
          <table:table-cell table:formula="of:=IF([.D48] = 0;0;TAN(0.5*PI()-[.C48])*wheelbase+right_king_pin_y)" office:value-type="float" office:value="1478.26605680295" calcext:value-type="float">
            <text:p>1478,26605680295</text:p>
          </table:table-cell>
          <table:table-cell table:formula="of:=IF([.D48] = 0;0;TAN(0.5*PI()-[.D48])*wheelbase+left_king_pin_y)" office:value-type="float" office:value="1518.07879992987" calcext:value-type="float">
            <text:p>1518,07879992987</text:p>
          </table:table-cell>
          <table:table-cell table:formula="of:=IF([.E48]=0;0;[.E48]/ABS([.E48]))" office:value-type="float" office:value="1" calcext:value-type="float">
            <text:p>1</text:p>
          </table:table-cell>
          <table:table-cell table:formula="of:=IF([.E48]=0;0;[.I48]*0.5*PI()-ATAN(([.F48]-right_king_pin_y)/wheelbase))" office:value-type="float" office:value="0.186538030590602" calcext:value-type="float">
            <text:p>0,186538030590602</text:p>
          </table:table-cell>
          <table:table-cell table:formula="of:=IF([.E48]=0;0;[.I48]*0.5*PI()-ATAN(([.F48]-left_king_pin_y)/wheelbase))" office:value-type="float" office:value="0.21115863329634" calcext:value-type="float">
            <text:p>0,21115863329634</text:p>
          </table:table-cell>
          <table:table-cell table:formula="of:=DEGREES([.C48]-[.J48])" office:value-type="float" office:value="0.108062505990668" calcext:value-type="float">
            <text:p>0,108062505990668</text:p>
          </table:table-cell>
          <table:table-cell table:formula="of:=DEGREES([.D48]-[.K48])" office:value-type="float" office:value="-0.194248032351334" calcext:value-type="float">
            <text:p>-0,194248032351334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[ack_dev_data.A49]*analyze_resolution" office:value-type="float" office:value="-15.9" calcext:value-type="float">
            <text:p>-15,9</text:p>
          </table:table-cell>
          <table:table-cell table:formula="of:=[rf.N125]" office:value-type="float" office:value="0.186777683095213" calcext:value-type="float">
            <text:p>0,186777683095213</text:p>
          </table:table-cell>
          <table:table-cell table:formula="of:=[lf.N125]" office:value-type="float" office:value="0.205758158861937" calcext:value-type="float">
            <text:p>0,205758158861937</text:p>
          </table:table-cell>
          <table:table-cell table:formula="of:=([.C49]+[.D49])/2" office:value-type="float" office:value="0.196267920978575" calcext:value-type="float">
            <text:p>0,196267920978575</text:p>
          </table:table-cell>
          <table:table-cell table:formula="of:=IF([.E49] = 0;0;TAN(0.5*PI()-[.E49])*wheelbase)" office:value-type="float" office:value="1508.84545936446" calcext:value-type="float">
            <text:p>1508,84545936446</text:p>
          </table:table-cell>
          <table:table-cell table:formula="of:=IF([.D49] = 0;0;TAN(0.5*PI()-[.C49])*wheelbase+right_king_pin_y)" office:value-type="float" office:value="1492.4662552658" calcext:value-type="float">
            <text:p>1492,4662552658</text:p>
          </table:table-cell>
          <table:table-cell table:formula="of:=IF([.D49] = 0;0;TAN(0.5*PI()-[.D49])*wheelbase+left_king_pin_y)" office:value-type="float" office:value="1532.38825283053" calcext:value-type="float">
            <text:p>1532,38825283053</text:p>
          </table:table-cell>
          <table:table-cell table:formula="of:=IF([.E49]=0;0;[.E49]/ABS([.E49]))" office:value-type="float" office:value="1" calcext:value-type="float">
            <text:p>1</text:p>
          </table:table-cell>
          <table:table-cell table:formula="of:=IF([.E49]=0;0;[.I49]*0.5*PI()-ATAN(([.F49]-right_king_pin_y)/wheelbase))" office:value-type="float" office:value="0.184913623414394" calcext:value-type="float">
            <text:p>0,184913623414394</text:p>
          </table:table-cell>
          <table:table-cell table:formula="of:=IF([.E49]=0;0;[.I49]*0.5*PI()-ATAN(([.F49]-left_king_pin_y)/wheelbase))" office:value-type="float" office:value="0.20908614995099" calcext:value-type="float">
            <text:p>0,20908614995099</text:p>
          </table:table-cell>
          <table:table-cell table:formula="of:=DEGREES([.C49]-[.J49])" office:value-type="float" office:value="0.106802752471422" calcext:value-type="float">
            <text:p>0,106802752471422</text:p>
          </table:table-cell>
          <table:table-cell table:formula="of:=DEGREES([.D49]-[.K49])" office:value-type="float" office:value="-0.19067984365984" calcext:value-type="float">
            <text:p>-0,19067984365984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[ack_dev_data.A50]*analyze_resolution" office:value-type="float" office:value="-15.75" calcext:value-type="float">
            <text:p>-15,75</text:p>
          </table:table-cell>
          <table:table-cell table:formula="of:=[rf.N126]" office:value-type="float" office:value="0.18512885545959" calcext:value-type="float">
            <text:p>0,18512885545959</text:p>
          </table:table-cell>
          <table:table-cell table:formula="of:=[lf.N126]" office:value-type="float" office:value="0.203749080253715" calcext:value-type="float">
            <text:p>0,203749080253715</text:p>
          </table:table-cell>
          <table:table-cell table:formula="of:=([.C50]+[.D50])/2" office:value-type="float" office:value="0.194438967856653" calcext:value-type="float">
            <text:p>0,194438967856653</text:p>
          </table:table-cell>
          <table:table-cell table:formula="of:=IF([.E50] = 0;0;TAN(0.5*PI()-[.E50])*wheelbase)" office:value-type="float" office:value="1523.40751815614" calcext:value-type="float">
            <text:p>1523,40751815614</text:p>
          </table:table-cell>
          <table:table-cell table:formula="of:=IF([.D50] = 0;0;TAN(0.5*PI()-[.C50])*wheelbase+right_king_pin_y)" office:value-type="float" office:value="1506.9375991927" calcext:value-type="float">
            <text:p>1506,9375991927</text:p>
          </table:table-cell>
          <table:table-cell table:formula="of:=IF([.D50] = 0;0;TAN(0.5*PI()-[.D50])*wheelbase+left_king_pin_y)" office:value-type="float" office:value="1546.96776351189" calcext:value-type="float">
            <text:p>1546,96776351189</text:p>
          </table:table-cell>
          <table:table-cell table:formula="of:=IF([.E50]=0;0;[.E50]/ABS([.E50]))" office:value-type="float" office:value="1" calcext:value-type="float">
            <text:p>1</text:p>
          </table:table-cell>
          <table:table-cell table:formula="of:=IF([.E50]=0;0;[.I50]*0.5*PI()-ATAN(([.F50]-right_king_pin_y)/wheelbase))" office:value-type="float" office:value="0.183286988437787" calcext:value-type="float">
            <text:p>0,183286988437787</text:p>
          </table:table-cell>
          <table:table-cell table:formula="of:=IF([.E50]=0;0;[.I50]*0.5*PI()-ATAN(([.F50]-left_king_pin_y)/wheelbase))" office:value-type="float" office:value="0.207015273885698" calcext:value-type="float">
            <text:p>0,207015273885698</text:p>
          </table:table-cell>
          <table:table-cell table:formula="of:=DEGREES([.C50]-[.J50])" office:value-type="float" office:value="0.105531206773693" calcext:value-type="float">
            <text:p>0,105531206773693</text:p>
          </table:table-cell>
          <table:table-cell table:formula="of:=DEGREES([.D50]-[.K50])" office:value-type="float" office:value="-0.187139110185125" calcext:value-type="float">
            <text:p>-0,187139110185125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[ack_dev_data.A51]*analyze_resolution" office:value-type="float" office:value="-15.6" calcext:value-type="float">
            <text:p>-15,6</text:p>
          </table:table-cell>
          <table:table-cell table:formula="of:=[rf.N127]" office:value-type="float" office:value="0.183477602530065" calcext:value-type="float">
            <text:p>0,183477602530065</text:p>
          </table:table-cell>
          <table:table-cell table:formula="of:=[lf.N127]" office:value-type="float" office:value="0.201741134006476" calcext:value-type="float">
            <text:p>0,201741134006476</text:p>
          </table:table-cell>
          <table:table-cell table:formula="of:=([.C51]+[.D51])/2" office:value-type="float" office:value="0.19260936826827" calcext:value-type="float">
            <text:p>0,19260936826827</text:p>
          </table:table-cell>
          <table:table-cell table:formula="of:=IF([.E51] = 0;0;TAN(0.5*PI()-[.E51])*wheelbase)" office:value-type="float" office:value="1538.24789516242" calcext:value-type="float">
            <text:p>1538,24789516242</text:p>
          </table:table-cell>
          <table:table-cell table:formula="of:=IF([.D51] = 0;0;TAN(0.5*PI()-[.C51])*wheelbase+right_king_pin_y)" office:value-type="float" office:value="1521.68788685565" calcext:value-type="float">
            <text:p>1521,68788685565</text:p>
          </table:table-cell>
          <table:table-cell table:formula="of:=IF([.D51] = 0;0;TAN(0.5*PI()-[.D51])*wheelbase+left_king_pin_y)" office:value-type="float" office:value="1561.82513199858" calcext:value-type="float">
            <text:p>1561,82513199858</text:p>
          </table:table-cell>
          <table:table-cell table:formula="of:=IF([.E51]=0;0;[.E51]/ABS([.E51]))" office:value-type="float" office:value="1" calcext:value-type="float">
            <text:p>1</text:p>
          </table:table-cell>
          <table:table-cell table:formula="of:=IF([.E51]=0;0;[.I51]*0.5*PI()-ATAN(([.F51]-right_king_pin_y)/wheelbase))" office:value-type="float" office:value="0.181658124711336" calcext:value-type="float">
            <text:p>0,181658124711336</text:p>
          </table:table-cell>
          <table:table-cell table:formula="of:=IF([.E51]=0;0;[.I51]*0.5*PI()-ATAN(([.F51]-left_king_pin_y)/wheelbase))" office:value-type="float" office:value="0.204946014641657" calcext:value-type="float">
            <text:p>0,204946014641657</text:p>
          </table:table-cell>
          <table:table-cell table:formula="of:=DEGREES([.C51]-[.J51])" office:value-type="float" office:value="0.10424839993083" calcext:value-type="float">
            <text:p>0,10424839993083</text:p>
          </table:table-cell>
          <table:table-cell table:formula="of:=DEGREES([.D51]-[.K51])" office:value-type="float" office:value="-0.18362613423909" calcext:value-type="float">
            <text:p>-0,18362613423909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[ack_dev_data.A52]*analyze_resolution" office:value-type="float" office:value="-15.45" calcext:value-type="float">
            <text:p>-15,45</text:p>
          </table:table-cell>
          <table:table-cell table:formula="of:=[rf.N128]" office:value-type="float" office:value="0.181823932604673" calcext:value-type="float">
            <text:p>0,181823932604673</text:p>
          </table:table-cell>
          <table:table-cell table:formula="of:=[lf.N128]" office:value-type="float" office:value="0.199734324399351" calcext:value-type="float">
            <text:p>0,199734324399351</text:p>
          </table:table-cell>
          <table:table-cell table:formula="of:=([.C52]+[.D52])/2" office:value-type="float" office:value="0.190779128502012" calcext:value-type="float">
            <text:p>0,190779128502012</text:p>
          </table:table-cell>
          <table:table-cell table:formula="of:=IF([.E52] = 0;0;TAN(0.5*PI()-[.E52])*wheelbase)" office:value-type="float" office:value="1553.37469335124" calcext:value-type="float">
            <text:p>1553,37469335124</text:p>
          </table:table-cell>
          <table:table-cell table:formula="of:=IF([.D52] = 0;0;TAN(0.5*PI()-[.C52])*wheelbase+right_king_pin_y)" office:value-type="float" office:value="1536.72521948382" calcext:value-type="float">
            <text:p>1536,72521948382</text:p>
          </table:table-cell>
          <table:table-cell table:formula="of:=IF([.D52] = 0;0;TAN(0.5*PI()-[.D52])*wheelbase+left_king_pin_y)" office:value-type="float" office:value="1576.96846125564" calcext:value-type="float">
            <text:p>1576,96846125564</text:p>
          </table:table-cell>
          <table:table-cell table:formula="of:=IF([.E52]=0;0;[.E52]/ABS([.E52]))" office:value-type="float" office:value="1" calcext:value-type="float">
            <text:p>1</text:p>
          </table:table-cell>
          <table:table-cell table:formula="of:=IF([.E52]=0;0;[.I52]*0.5*PI()-ATAN(([.F52]-right_king_pin_y)/wheelbase))" office:value-type="float" office:value="0.180027031297859" calcext:value-type="float">
            <text:p>0,180027031297859</text:p>
          </table:table-cell>
          <table:table-cell table:formula="of:=IF([.E52]=0;0;[.I52]*0.5*PI()-ATAN(([.F52]-left_king_pin_y)/wheelbase))" office:value-type="float" office:value="0.202878381675889" calcext:value-type="float">
            <text:p>0,202878381675889</text:p>
          </table:table-cell>
          <table:table-cell table:formula="of:=DEGREES([.C52]-[.J52])" office:value-type="float" office:value="0.102954861081958" calcext:value-type="float">
            <text:p>0,102954861081958</text:p>
          </table:table-cell>
          <table:table-cell table:formula="of:=DEGREES([.D52]-[.K52])" office:value-type="float" office:value="-0.180141212493036" calcext:value-type="float">
            <text:p>-0,18014121249303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[ack_dev_data.A53]*analyze_resolution" office:value-type="float" office:value="-15.3" calcext:value-type="float">
            <text:p>-15,3</text:p>
          </table:table-cell>
          <table:table-cell table:formula="of:=[rf.N129]" office:value-type="float" office:value="0.180167853960599" calcext:value-type="float">
            <text:p>0,180167853960599</text:p>
          </table:table-cell>
          <table:table-cell table:formula="of:=[lf.N129]" office:value-type="float" office:value="0.197728655725795" calcext:value-type="float">
            <text:p>0,197728655725795</text:p>
          </table:table-cell>
          <table:table-cell table:formula="of:=([.C53]+[.D53])/2" office:value-type="float" office:value="0.188948254843197" calcext:value-type="float">
            <text:p>0,188948254843197</text:p>
          </table:table-cell>
          <table:table-cell table:formula="of:=IF([.E53] = 0;0;TAN(0.5*PI()-[.E53])*wheelbase)" office:value-type="float" office:value="1568.79633348724" calcext:value-type="float">
            <text:p>1568,79633348724</text:p>
          </table:table-cell>
          <table:table-cell table:formula="of:=IF([.D53] = 0;0;TAN(0.5*PI()-[.C53])*wheelbase+right_king_pin_y)" office:value-type="float" office:value="1552.05801611389" calcext:value-type="float">
            <text:p>1552,05801611389</text:p>
          </table:table-cell>
          <table:table-cell table:formula="of:=IF([.D53] = 0;0;TAN(0.5*PI()-[.D53])*wheelbase+left_king_pin_y)" office:value-type="float" office:value="1592.40617203892" calcext:value-type="float">
            <text:p>1592,40617203892</text:p>
          </table:table-cell>
          <table:table-cell table:formula="of:=IF([.E53]=0;0;[.E53]/ABS([.E53]))" office:value-type="float" office:value="1" calcext:value-type="float">
            <text:p>1</text:p>
          </table:table-cell>
          <table:table-cell table:formula="of:=IF([.E53]=0;0;[.I53]*0.5*PI()-ATAN(([.F53]-right_king_pin_y)/wheelbase))" office:value-type="float" office:value="0.178393707272699" calcext:value-type="float">
            <text:p>0,178393707272699</text:p>
          </table:table-cell>
          <table:table-cell table:formula="of:=IF([.E53]=0;0;[.I53]*0.5*PI()-ATAN(([.F53]-left_king_pin_y)/wheelbase))" office:value-type="float" office:value="0.20081238436137" calcext:value-type="float">
            <text:p>0,20081238436137</text:p>
          </table:table-cell>
          <table:table-cell table:formula="of:=DEGREES([.C53]-[.J53])" office:value-type="float" office:value="0.101651117453796" calcext:value-type="float">
            <text:p>0,101651117453796</text:p>
          </table:table-cell>
          <table:table-cell table:formula="of:=DEGREES([.D53]-[.K53])" office:value-type="float" office:value="-0.176684635982067" calcext:value-type="float">
            <text:p>-0,176684635982067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[ack_dev_data.A54]*analyze_resolution" office:value-type="float" office:value="-15.15" calcext:value-type="float">
            <text:p>-15,15</text:p>
          </table:table-cell>
          <table:table-cell table:formula="of:=[rf.N130]" office:value-type="float" office:value="0.178509374854138" calcext:value-type="float">
            <text:p>0,178509374854138</text:p>
          </table:table-cell>
          <table:table-cell table:formula="of:=[lf.N130]" office:value-type="float" office:value="0.19572413229365" calcext:value-type="float">
            <text:p>0,19572413229365</text:p>
          </table:table-cell>
          <table:table-cell table:formula="of:=([.C54]+[.D54])/2" office:value-type="float" office:value="0.187116753573894" calcext:value-type="float">
            <text:p>0,187116753573894</text:p>
          </table:table-cell>
          <table:table-cell table:formula="of:=IF([.E54] = 0;0;TAN(0.5*PI()-[.E54])*wheelbase)" office:value-type="float" office:value="1584.5215698642" calcext:value-type="float">
            <text:p>1584,5215698642</text:p>
          </table:table-cell>
          <table:table-cell table:formula="of:=IF([.D54] = 0;0;TAN(0.5*PI()-[.C54])*wheelbase+right_king_pin_y)" office:value-type="float" office:value="1567.69502932247" calcext:value-type="float">
            <text:p>1567,69502932247</text:p>
          </table:table-cell>
          <table:table-cell table:formula="of:=IF([.D54] = 0;0;TAN(0.5*PI()-[.D54])*wheelbase+left_king_pin_y)" office:value-type="float" office:value="1608.1470186275" calcext:value-type="float">
            <text:p>1608,1470186275</text:p>
          </table:table-cell>
          <table:table-cell table:formula="of:=IF([.E54]=0;0;[.E54]/ABS([.E54]))" office:value-type="float" office:value="1" calcext:value-type="float">
            <text:p>1</text:p>
          </table:table-cell>
          <table:table-cell table:formula="of:=IF([.E54]=0;0;[.I54]*0.5*PI()-ATAN(([.F54]-right_king_pin_y)/wheelbase))" office:value-type="float" office:value="0.176758151724008" calcext:value-type="float">
            <text:p>0,176758151724008</text:p>
          </table:table-cell>
          <table:table-cell table:formula="of:=IF([.E54]=0;0;[.I54]*0.5*PI()-ATAN(([.F54]-left_king_pin_y)/wheelbase))" office:value-type="float" office:value="0.198748031987165" calcext:value-type="float">
            <text:p>0,198748031987165</text:p>
          </table:table-cell>
          <table:table-cell table:formula="of:=DEGREES([.C54]-[.J54])" office:value-type="float" office:value="0.10033769434215" calcext:value-type="float">
            <text:p>0,10033769434215</text:p>
          </table:table-cell>
          <table:table-cell table:formula="of:=DEGREES([.D54]-[.K54])" office:value-type="float" office:value="-0.173256690109327" calcext:value-type="float">
            <text:p>-0,173256690109327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ack_dev_data.A55]*analyze_resolution" office:value-type="float" office:value="-15" calcext:value-type="float">
            <text:p>-15</text:p>
          </table:table-cell>
          <table:table-cell table:formula="of:=[rf.N131]" office:value-type="float" office:value="0.17684850352064" calcext:value-type="float">
            <text:p>0,17684850352064</text:p>
          </table:table-cell>
          <table:table-cell table:formula="of:=[lf.N131]" office:value-type="float" office:value="0.193720758425205" calcext:value-type="float">
            <text:p>0,193720758425205</text:p>
          </table:table-cell>
          <table:table-cell table:formula="of:=([.C55]+[.D55])/2" office:value-type="float" office:value="0.185284630972923" calcext:value-type="float">
            <text:p>0,185284630972923</text:p>
          </table:table-cell>
          <table:table-cell table:formula="of:=IF([.E55] = 0;0;TAN(0.5*PI()-[.E55])*wheelbase)" office:value-type="float" office:value="1600.55950698155" calcext:value-type="float">
            <text:p>1600,55950698155</text:p>
          </table:table-cell>
          <table:table-cell table:formula="of:=IF([.D55] = 0;0;TAN(0.5*PI()-[.C55])*wheelbase+right_king_pin_y)" office:value-type="float" office:value="1583.64536190257" calcext:value-type="float">
            <text:p>1583,64536190257</text:p>
          </table:table-cell>
          <table:table-cell table:formula="of:=IF([.D55] = 0;0;TAN(0.5*PI()-[.D55])*wheelbase+left_king_pin_y)" office:value-type="float" office:value="1624.20010550007" calcext:value-type="float">
            <text:p>1624,20010550007</text:p>
          </table:table-cell>
          <table:table-cell table:formula="of:=IF([.E55]=0;0;[.E55]/ABS([.E55]))" office:value-type="float" office:value="1" calcext:value-type="float">
            <text:p>1</text:p>
          </table:table-cell>
          <table:table-cell table:formula="of:=IF([.E55]=0;0;[.I55]*0.5*PI()-ATAN(([.F55]-right_king_pin_y)/wheelbase))" office:value-type="float" office:value="0.175120363753025" calcext:value-type="float">
            <text:p>0,175120363753025</text:p>
          </table:table-cell>
          <table:table-cell table:formula="of:=IF([.E55]=0;0;[.I55]*0.5*PI()-ATAN(([.F55]-left_king_pin_y)/wheelbase))" office:value-type="float" office:value="0.196685333758572" calcext:value-type="float">
            <text:p>0,196685333758572</text:p>
          </table:table-cell>
          <table:table-cell table:formula="of:=DEGREES([.C55]-[.J55])" office:value-type="float" office:value="0.0990151150930705" calcext:value-type="float">
            <text:p>0,099015115093071</text:p>
          </table:table-cell>
          <table:table-cell table:formula="of:=DEGREES([.D55]-[.K55])" office:value-type="float" office:value="-0.169857654650488" calcext:value-type="float">
            <text:p>-0,16985765465048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[ack_dev_data.A56]*analyze_resolution" office:value-type="float" office:value="-14.85" calcext:value-type="float">
            <text:p>-14,85</text:p>
          </table:table-cell>
          <table:table-cell table:formula="of:=[rf.N132]" office:value-type="float" office:value="0.175185248174474" calcext:value-type="float">
            <text:p>0,175185248174474</text:p>
          </table:table-cell>
          <table:table-cell table:formula="of:=[lf.N132]" office:value-type="float" office:value="0.191718538457248" calcext:value-type="float">
            <text:p>0,191718538457248</text:p>
          </table:table-cell>
          <table:table-cell table:formula="of:=([.C56]+[.D56])/2" office:value-type="float" office:value="0.183451893315861" calcext:value-type="float">
            <text:p>0,183451893315861</text:p>
          </table:table-cell>
          <table:table-cell table:formula="of:=IF([.E56] = 0;0;TAN(0.5*PI()-[.E56])*wheelbase)" office:value-type="float" office:value="1616.9196172315" calcext:value-type="float">
            <text:p>1616,9196172315</text:p>
          </table:table-cell>
          <table:table-cell table:formula="of:=IF([.D56] = 0;0;TAN(0.5*PI()-[.C56])*wheelbase+right_king_pin_y)" office:value-type="float" office:value="1599.91848455072" calcext:value-type="float">
            <text:p>1599,91848455072</text:p>
          </table:table-cell>
          <table:table-cell table:formula="of:=IF([.D56] = 0;0;TAN(0.5*PI()-[.D56])*wheelbase+left_king_pin_y)" office:value-type="float" office:value="1640.57490502218" calcext:value-type="float">
            <text:p>1640,57490502218</text:p>
          </table:table-cell>
          <table:table-cell table:formula="of:=IF([.E56]=0;0;[.E56]/ABS([.E56]))" office:value-type="float" office:value="1" calcext:value-type="float">
            <text:p>1</text:p>
          </table:table-cell>
          <table:table-cell table:formula="of:=IF([.E56]=0;0;[.I56]*0.5*PI()-ATAN(([.F56]-right_king_pin_y)/wheelbase))" office:value-type="float" office:value="0.173480342474351" calcext:value-type="float">
            <text:p>0,173480342474351</text:p>
          </table:table-cell>
          <table:table-cell table:formula="of:=IF([.E56]=0;0;[.I56]*0.5*PI()-ATAN(([.F56]-left_king_pin_y)/wheelbase))" office:value-type="float" office:value="0.194624298797257" calcext:value-type="float">
            <text:p>0,194624298797257</text:p>
          </table:table-cell>
          <table:table-cell table:formula="of:=DEGREES([.C56]-[.J56])" office:value-type="float" office:value="0.0976839010848348" calcext:value-type="float">
            <text:p>0,097683901084835</text:p>
          </table:table-cell>
          <table:table-cell table:formula="of:=DEGREES([.D56]-[.K56])" office:value-type="float" office:value="-0.166487803759008" calcext:value-type="float">
            <text:p>-0,16648780375900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[ack_dev_data.A57]*analyze_resolution" office:value-type="float" office:value="-14.7" calcext:value-type="float">
            <text:p>-14,7</text:p>
          </table:table-cell>
          <table:table-cell table:formula="of:=[rf.N133]" office:value-type="float" office:value="0.173519617008984" calcext:value-type="float">
            <text:p>0,173519617008984</text:p>
          </table:table-cell>
          <table:table-cell table:formula="of:=[lf.N133]" office:value-type="float" office:value="0.189717476741132" calcext:value-type="float">
            <text:p>0,189717476741132</text:p>
          </table:table-cell>
          <table:table-cell table:formula="of:=([.C57]+[.D57])/2" office:value-type="float" office:value="0.181618546875058" calcext:value-type="float">
            <text:p>0,181618546875058</text:p>
          </table:table-cell>
          <table:table-cell table:formula="of:=IF([.E57] = 0;0;TAN(0.5*PI()-[.E57])*wheelbase)" office:value-type="float" office:value="1633.61175966904" calcext:value-type="float">
            <text:p>1633,61175966904</text:p>
          </table:table-cell>
          <table:table-cell table:formula="of:=IF([.D57] = 0;0;TAN(0.5*PI()-[.C57])*wheelbase+right_king_pin_y)" office:value-type="float" office:value="1616.52425463693" calcext:value-type="float">
            <text:p>1616,52425463693</text:p>
          </table:table-cell>
          <table:table-cell table:formula="of:=IF([.D57] = 0;0;TAN(0.5*PI()-[.D57])*wheelbase+left_king_pin_y)" office:value-type="float" office:value="1657.28127621612" calcext:value-type="float">
            <text:p>1657,28127621612</text:p>
          </table:table-cell>
          <table:table-cell table:formula="of:=IF([.E57]=0;0;[.E57]/ABS([.E57]))" office:value-type="float" office:value="1" calcext:value-type="float">
            <text:p>1</text:p>
          </table:table-cell>
          <table:table-cell table:formula="of:=IF([.E57]=0;0;[.I57]*0.5*PI()-ATAN(([.F57]-right_king_pin_y)/wheelbase))" office:value-type="float" office:value="0.171838087016238" calcext:value-type="float">
            <text:p>0,171838087016238</text:p>
          </table:table-cell>
          <table:table-cell table:formula="of:=IF([.E57]=0;0;[.I57]*0.5*PI()-ATAN(([.F57]-left_king_pin_y)/wheelbase))" office:value-type="float" office:value="0.192564936141422" calcext:value-type="float">
            <text:p>0,192564936141422</text:p>
          </table:table-cell>
          <table:table-cell table:formula="of:=DEGREES([.C57]-[.J57])" office:value-type="float" office:value="0.0963445717089818" calcext:value-type="float">
            <text:p>0,096344571708982</text:p>
          </table:table-cell>
          <table:table-cell table:formula="of:=DEGREES([.D57]-[.K57])" office:value-type="float" office:value="-0.163147405971487" calcext:value-type="float">
            <text:p>-0,163147405971487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[ack_dev_data.A58]*analyze_resolution" office:value-type="float" office:value="-14.55" calcext:value-type="float">
            <text:p>-14,55</text:p>
          </table:table-cell>
          <table:table-cell table:formula="of:=[rf.N134]" office:value-type="float" office:value="0.171851618196452" calcext:value-type="float">
            <text:p>0,171851618196452</text:p>
          </table:table-cell>
          <table:table-cell table:formula="of:=[lf.N134]" office:value-type="float" office:value="0.187717577642824" calcext:value-type="float">
            <text:p>0,187717577642824</text:p>
          </table:table-cell>
          <table:table-cell table:formula="of:=([.C58]+[.D58])/2" office:value-type="float" office:value="0.179784597919638" calcext:value-type="float">
            <text:p>0,179784597919638</text:p>
          </table:table-cell>
          <table:table-cell table:formula="of:=IF([.E58] = 0;0;TAN(0.5*PI()-[.E58])*wheelbase)" office:value-type="float" office:value="1650.64619994302" calcext:value-type="float">
            <text:p>1650,64619994302</text:p>
          </table:table-cell>
          <table:table-cell table:formula="of:=IF([.D58] = 0;0;TAN(0.5*PI()-[.C58])*wheelbase+right_king_pin_y)" office:value-type="float" office:value="1633.47293613576" calcext:value-type="float">
            <text:p>1633,47293613576</text:p>
          </table:table-cell>
          <table:table-cell table:formula="of:=IF([.D58] = 0;0;TAN(0.5*PI()-[.D58])*wheelbase+left_king_pin_y)" office:value-type="float" office:value="1674.32948469205" calcext:value-type="float">
            <text:p>1674,32948469205</text:p>
          </table:table-cell>
          <table:table-cell table:formula="of:=IF([.E58]=0;0;[.E58]/ABS([.E58]))" office:value-type="float" office:value="1" calcext:value-type="float">
            <text:p>1</text:p>
          </table:table-cell>
          <table:table-cell table:formula="of:=IF([.E58]=0;0;[.I58]*0.5*PI()-ATAN(([.F58]-right_king_pin_y)/wheelbase))" office:value-type="float" office:value="0.170193596520871" calcext:value-type="float">
            <text:p>0,170193596520871</text:p>
          </table:table-cell>
          <table:table-cell table:formula="of:=IF([.E58]=0;0;[.I58]*0.5*PI()-ATAN(([.F58]-left_king_pin_y)/wheelbase))" office:value-type="float" office:value="0.190507254745948" calcext:value-type="float">
            <text:p>0,190507254745948</text:p>
          </table:table-cell>
          <table:table-cell table:formula="of:=DEGREES([.C58]-[.J58])" office:value-type="float" office:value="0.0949976443519647" calcext:value-type="float">
            <text:p>0,094997644351965</text:p>
          </table:table-cell>
          <table:table-cell table:formula="of:=DEGREES([.D58]-[.K58])" office:value-type="float" office:value="-0.159836724213296" calcext:value-type="float">
            <text:p>-0,15983672421329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[ack_dev_data.A59]*analyze_resolution" office:value-type="float" office:value="-14.4" calcext:value-type="float">
            <text:p>-14,4</text:p>
          </table:table-cell>
          <table:table-cell table:formula="of:=[rf.N135]" office:value-type="float" office:value="0.170181259888049" calcext:value-type="float">
            <text:p>0,170181259888049</text:p>
          </table:table-cell>
          <table:table-cell table:formula="of:=[lf.N135]" office:value-type="float" office:value="0.185718845542977" calcext:value-type="float">
            <text:p>0,185718845542977</text:p>
          </table:table-cell>
          <table:table-cell table:formula="of:=([.C59]+[.D59])/2" office:value-type="float" office:value="0.177950052715513" calcext:value-type="float">
            <text:p>0,177950052715513</text:p>
          </table:table-cell>
          <table:table-cell table:formula="of:=IF([.E59] = 0;0;TAN(0.5*PI()-[.E59])*wheelbase)" office:value-type="float" office:value="1668.03363147296" calcext:value-type="float">
            <text:p>1668,03363147296</text:p>
          </table:table-cell>
          <table:table-cell table:formula="of:=IF([.D59] = 0;0;TAN(0.5*PI()-[.C59])*wheelbase+right_king_pin_y)" office:value-type="float" office:value="1650.7752208031" calcext:value-type="float">
            <text:p>1650,7752208031</text:p>
          </table:table-cell>
          <table:table-cell table:formula="of:=IF([.D59] = 0;0;TAN(0.5*PI()-[.D59])*wheelbase+left_king_pin_y)" office:value-type="float" office:value="1691.73022382467" calcext:value-type="float">
            <text:p>1691,73022382467</text:p>
          </table:table-cell>
          <table:table-cell table:formula="of:=IF([.E59]=0;0;[.E59]/ABS([.E59]))" office:value-type="float" office:value="1" calcext:value-type="float">
            <text:p>1</text:p>
          </table:table-cell>
          <table:table-cell table:formula="of:=IF([.E59]=0;0;[.I59]*0.5*PI()-ATAN(([.F59]-right_king_pin_y)/wheelbase))" office:value-type="float" office:value="0.168546870144652" calcext:value-type="float">
            <text:p>0,168546870144652</text:p>
          </table:table-cell>
          <table:table-cell table:formula="of:=IF([.E59]=0;0;[.I59]*0.5*PI()-ATAN(([.F59]-left_king_pin_y)/wheelbase))" office:value-type="float" office:value="0.188451263482568" calcext:value-type="float">
            <text:p>0,188451263482568</text:p>
          </table:table-cell>
          <table:table-cell table:formula="of:=DEGREES([.C59]-[.J59])" office:value-type="float" office:value="0.0936436343761191" calcext:value-type="float">
            <text:p>0,093643634376119</text:p>
          </table:table-cell>
          <table:table-cell table:formula="of:=DEGREES([.D59]-[.K59])" office:value-type="float" office:value="-0.156556015804378" calcext:value-type="float">
            <text:p>-0,15655601580437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[ack_dev_data.A60]*analyze_resolution" office:value-type="float" office:value="-14.25" calcext:value-type="float">
            <text:p>-14,25</text:p>
          </table:table-cell>
          <table:table-cell table:formula="of:=[rf.N136]" office:value-type="float" office:value="0.168508550213811" calcext:value-type="float">
            <text:p>0,168508550213811</text:p>
          </table:table-cell>
          <table:table-cell table:formula="of:=[lf.N136]" office:value-type="float" office:value="0.183721284836973" calcext:value-type="float">
            <text:p>0,183721284836973</text:p>
          </table:table-cell>
          <table:table-cell table:formula="of:=([.C60]+[.D60])/2" office:value-type="float" office:value="0.176114917525392" calcext:value-type="float">
            <text:p>0,176114917525392</text:p>
          </table:table-cell>
          <table:table-cell table:formula="of:=IF([.E60] = 0;0;TAN(0.5*PI()-[.E60])*wheelbase)" office:value-type="float" office:value="1685.78519796321" calcext:value-type="float">
            <text:p>1685,78519796321</text:p>
          </table:table-cell>
          <table:table-cell table:formula="of:=IF([.D60] = 0;0;TAN(0.5*PI()-[.C60])*wheelbase+right_king_pin_y)" office:value-type="float" office:value="1668.44225069028" calcext:value-type="float">
            <text:p>1668,44225069028</text:p>
          </table:table-cell>
          <table:table-cell table:formula="of:=IF([.D60] = 0;0;TAN(0.5*PI()-[.D60])*wheelbase+left_king_pin_y)" office:value-type="float" office:value="1709.49463726747" calcext:value-type="float">
            <text:p>1709,49463726747</text:p>
          </table:table-cell>
          <table:table-cell table:formula="of:=IF([.E60]=0;0;[.E60]/ABS([.E60]))" office:value-type="float" office:value="1" calcext:value-type="float">
            <text:p>1</text:p>
          </table:table-cell>
          <table:table-cell table:formula="of:=IF([.E60]=0;0;[.I60]*0.5*PI()-ATAN(([.F60]-right_king_pin_y)/wheelbase))" office:value-type="float" office:value="0.16689790705849" calcext:value-type="float">
            <text:p>0,16689790705849</text:p>
          </table:table-cell>
          <table:table-cell table:formula="of:=IF([.E60]=0;0;[.I60]*0.5*PI()-ATAN(([.F60]-left_king_pin_y)/wheelbase))" office:value-type="float" office:value="0.186396971140028" calcext:value-type="float">
            <text:p>0,186396971140028</text:p>
          </table:table-cell>
          <table:table-cell table:formula="of:=DEGREES([.C60]-[.J60])" office:value-type="float" office:value="0.0922830551014955" calcext:value-type="float">
            <text:p>0,092283055101496</text:p>
          </table:table-cell>
          <table:table-cell table:formula="of:=DEGREES([.D60]-[.K60])" office:value-type="float" office:value="-0.153305532466016" calcext:value-type="float">
            <text:p>-0,153305532466016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[ack_dev_data.A61]*analyze_resolution" office:value-type="float" office:value="-14.1" calcext:value-type="float">
            <text:p>-14,1</text:p>
          </table:table-cell>
          <table:table-cell table:formula="of:=[rf.N137]" office:value-type="float" office:value="0.166833497282593" calcext:value-type="float">
            <text:p>0,166833497282593</text:p>
          </table:table-cell>
          <table:table-cell table:formula="of:=[lf.N137]" office:value-type="float" office:value="0.181724899934993" calcext:value-type="float">
            <text:p>0,181724899934993</text:p>
          </table:table-cell>
          <table:table-cell table:formula="of:=([.C61]+[.D61])/2" office:value-type="float" office:value="0.174279198608793" calcext:value-type="float">
            <text:p>0,174279198608793</text:p>
          </table:table-cell>
          <table:table-cell table:formula="of:=IF([.E61] = 0;0;TAN(0.5*PI()-[.E61])*wheelbase)" office:value-type="float" office:value="1703.91251735427" calcext:value-type="float">
            <text:p>1703,91251735427</text:p>
          </table:table-cell>
          <table:table-cell table:formula="of:=IF([.D61] = 0;0;TAN(0.5*PI()-[.C61])*wheelbase+right_king_pin_y)" office:value-type="float" office:value="1686.48564209542" calcext:value-type="float">
            <text:p>1686,48564209542</text:p>
          </table:table-cell>
          <table:table-cell table:formula="of:=IF([.D61] = 0;0;TAN(0.5*PI()-[.D61])*wheelbase+left_king_pin_y)" office:value-type="float" office:value="1727.63434290401" calcext:value-type="float">
            <text:p>1727,63434290401</text:p>
          </table:table-cell>
          <table:table-cell table:formula="of:=IF([.E61]=0;0;[.E61]/ABS([.E61]))" office:value-type="float" office:value="1" calcext:value-type="float">
            <text:p>1</text:p>
          </table:table-cell>
          <table:table-cell table:formula="of:=IF([.E61]=0;0;[.I61]*0.5*PI()-ATAN(([.F61]-right_king_pin_y)/wheelbase))" office:value-type="float" office:value="0.165246706448094" calcext:value-type="float">
            <text:p>0,165246706448094</text:p>
          </table:table-cell>
          <table:table-cell table:formula="of:=IF([.E61]=0;0;[.I61]*0.5*PI()-ATAN(([.F61]-left_king_pin_y)/wheelbase))" office:value-type="float" office:value="0.184344386424272" calcext:value-type="float">
            <text:p>0,184344386424272</text:p>
          </table:table-cell>
          <table:table-cell table:formula="of:=DEGREES([.C61]-[.J61])" office:value-type="float" office:value="0.0909164177868522" calcext:value-type="float">
            <text:p>0,090916417786852</text:p>
          </table:table-cell>
          <table:table-cell table:formula="of:=DEGREES([.D61]-[.K61])" office:value-type="float" office:value="-0.150085520327203" calcext:value-type="float">
            <text:p>-0,15008552032720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[ack_dev_data.A62]*analyze_resolution" office:value-type="float" office:value="-13.95" calcext:value-type="float">
            <text:p>-13,95</text:p>
          </table:table-cell>
          <table:table-cell table:formula="of:=[rf.N138]" office:value-type="float" office:value="0.165156109182039" calcext:value-type="float">
            <text:p>0,165156109182039</text:p>
          </table:table-cell>
          <table:table-cell table:formula="of:=[lf.N138]" office:value-type="float" office:value="0.179729695262067" calcext:value-type="float">
            <text:p>0,179729695262067</text:p>
          </table:table-cell>
          <table:table-cell table:formula="of:=([.C62]+[.D62])/2" office:value-type="float" office:value="0.172442902222053" calcext:value-type="float">
            <text:p>0,172442902222053</text:p>
          </table:table-cell>
          <table:table-cell table:formula="of:=IF([.E62] = 0;0;TAN(0.5*PI()-[.E62])*wheelbase)" office:value-type="float" office:value="1722.42770731941" calcext:value-type="float">
            <text:p>1722,42770731941</text:p>
          </table:table-cell>
          <table:table-cell table:formula="of:=IF([.D62] = 0;0;TAN(0.5*PI()-[.C62])*wheelbase+right_king_pin_y)" office:value-type="float" office:value="1704.91751105996" calcext:value-type="float">
            <text:p>1704,91751105996</text:p>
          </table:table-cell>
          <table:table-cell table:formula="of:=IF([.D62] = 0;0;TAN(0.5*PI()-[.D62])*wheelbase+left_king_pin_y)" office:value-type="float" office:value="1746.16145834446" calcext:value-type="float">
            <text:p>1746,16145834446</text:p>
          </table:table-cell>
          <table:table-cell table:formula="of:=IF([.E62]=0;0;[.E62]/ABS([.E62]))" office:value-type="float" office:value="1" calcext:value-type="float">
            <text:p>1</text:p>
          </table:table-cell>
          <table:table-cell table:formula="of:=IF([.E62]=0;0;[.I62]*0.5*PI()-ATAN(([.F62]-right_king_pin_y)/wheelbase))" office:value-type="float" office:value="0.163593267514258" calcext:value-type="float">
            <text:p>0,163593267514258</text:p>
          </table:table-cell>
          <table:table-cell table:formula="of:=IF([.E62]=0;0;[.I62]*0.5*PI()-ATAN(([.F62]-left_king_pin_y)/wheelbase))" office:value-type="float" office:value="0.18229351795861" calcext:value-type="float">
            <text:p>0,18229351795861</text:p>
          </table:table-cell>
          <table:table-cell table:formula="of:=DEGREES([.C62]-[.J62])" office:value-type="float" office:value="0.0895442316110432" calcext:value-type="float">
            <text:p>0,089544231611043</text:p>
          </table:table-cell>
          <table:table-cell table:formula="of:=DEGREES([.D62]-[.K62])" office:value-type="float" office:value="-0.146896219931776" calcext:value-type="float">
            <text:p>-0,146896219931776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[ack_dev_data.A63]*analyze_resolution" office:value-type="float" office:value="-13.8" calcext:value-type="float">
            <text:p>-13,8</text:p>
          </table:table-cell>
          <table:table-cell table:formula="of:=[rf.N139]" office:value-type="float" office:value="0.163476393978545" calcext:value-type="float">
            <text:p>0,163476393978545</text:p>
          </table:table-cell>
          <table:table-cell table:formula="of:=[lf.N139]" office:value-type="float" office:value="0.17773567525814" calcext:value-type="float">
            <text:p>0,17773567525814</text:p>
          </table:table-cell>
          <table:table-cell table:formula="of:=([.C63]+[.D63])/2" office:value-type="float" office:value="0.170606034618343" calcext:value-type="float">
            <text:p>0,170606034618343</text:p>
          </table:table-cell>
          <table:table-cell table:formula="of:=IF([.E63] = 0;0;TAN(0.5*PI()-[.E63])*wheelbase)" office:value-type="float" office:value="1741.343412424" calcext:value-type="float">
            <text:p>1741,343412424</text:p>
          </table:table-cell>
          <table:table-cell table:formula="of:=IF([.D63] = 0;0;TAN(0.5*PI()-[.C63])*wheelbase+right_king_pin_y)" office:value-type="float" office:value="1723.75050052801" calcext:value-type="float">
            <text:p>1723,75050052801</text:p>
          </table:table-cell>
          <table:table-cell table:formula="of:=IF([.D63] = 0;0;TAN(0.5*PI()-[.D63])*wheelbase+left_king_pin_y)" office:value-type="float" office:value="1765.08862808494" calcext:value-type="float">
            <text:p>1765,08862808494</text:p>
          </table:table-cell>
          <table:table-cell table:formula="of:=IF([.E63]=0;0;[.E63]/ABS([.E63]))" office:value-type="float" office:value="1" calcext:value-type="float">
            <text:p>1</text:p>
          </table:table-cell>
          <table:table-cell table:formula="of:=IF([.E63]=0;0;[.I63]*0.5*PI()-ATAN(([.F63]-right_king_pin_y)/wheelbase))" office:value-type="float" office:value="0.161937589473163" calcext:value-type="float">
            <text:p>0,161937589473163</text:p>
          </table:table-cell>
          <table:table-cell table:formula="of:=IF([.E63]=0;0;[.I63]*0.5*PI()-ATAN(([.F63]-left_king_pin_y)/wheelbase))" office:value-type="float" office:value="0.180244374283916" calcext:value-type="float">
            <text:p>0,180244374283916</text:p>
          </table:table-cell>
          <table:table-cell table:formula="of:=DEGREES([.C63]-[.J63])" office:value-type="float" office:value="0.0881670036541249" calcext:value-type="float">
            <text:p>0,088167003654125</text:p>
          </table:table-cell>
          <table:table-cell table:formula="of:=DEGREES([.D63]-[.K63])" office:value-type="float" office:value="-0.143737866245527" calcext:value-type="float">
            <text:p>-0,14373786624552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[ack_dev_data.A64]*analyze_resolution" office:value-type="float" office:value="-13.65" calcext:value-type="float">
            <text:p>-13,65</text:p>
          </table:table-cell>
          <table:table-cell table:formula="of:=[rf.N140]" office:value-type="float" office:value="0.161794359717232" calcext:value-type="float">
            <text:p>0,161794359717232</text:p>
          </table:table-cell>
          <table:table-cell table:formula="of:=[lf.N140]" office:value-type="float" office:value="0.175742844378127" calcext:value-type="float">
            <text:p>0,175742844378127</text:p>
          </table:table-cell>
          <table:table-cell table:formula="of:=([.C64]+[.D64])/2" office:value-type="float" office:value="0.16876860204768" calcext:value-type="float">
            <text:p>0,16876860204768</text:p>
          </table:table-cell>
          <table:table-cell table:formula="of:=IF([.E64] = 0;0;TAN(0.5*PI()-[.E64])*wheelbase)" office:value-type="float" office:value="1760.67283307559" calcext:value-type="float">
            <text:p>1760,67283307559</text:p>
          </table:table-cell>
          <table:table-cell table:formula="of:=IF([.D64] = 0;0;TAN(0.5*PI()-[.C64])*wheelbase+right_king_pin_y)" office:value-type="float" office:value="1742.99780929641" calcext:value-type="float">
            <text:p>1742,99780929641</text:p>
          </table:table-cell>
          <table:table-cell table:formula="of:=IF([.D64] = 0;0;TAN(0.5*PI()-[.D64])*wheelbase+left_king_pin_y)" office:value-type="float" office:value="1784.42905245759" calcext:value-type="float">
            <text:p>1784,42905245759</text:p>
          </table:table-cell>
          <table:table-cell table:formula="of:=IF([.E64]=0;0;[.E64]/ABS([.E64]))" office:value-type="float" office:value="1" calcext:value-type="float">
            <text:p>1</text:p>
          </table:table-cell>
          <table:table-cell table:formula="of:=IF([.E64]=0;0;[.I64]*0.5*PI()-ATAN(([.F64]-right_king_pin_y)/wheelbase))" office:value-type="float" office:value="0.16027967155667" calcext:value-type="float">
            <text:p>0,16027967155667</text:p>
          </table:table-cell>
          <table:table-cell table:formula="of:=IF([.E64]=0;0;[.I64]*0.5*PI()-ATAN(([.F64]-left_king_pin_y)/wheelbase))" office:value-type="float" office:value="0.178196963858809" calcext:value-type="float">
            <text:p>0,178196963858809</text:p>
          </table:table-cell>
          <table:table-cell table:formula="of:=DEGREES([.C64]-[.J64])" office:value-type="float" office:value="0.0867852388786554" calcext:value-type="float">
            <text:p>0,086785238878655</text:p>
          </table:table-cell>
          <table:table-cell table:formula="of:=DEGREES([.D64]-[.K64])" office:value-type="float" office:value="-0.140610688663927" calcext:value-type="float">
            <text:p>-0,14061068866392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[ack_dev_data.A65]*analyze_resolution" office:value-type="float" office:value="-13.5" calcext:value-type="float">
            <text:p>-13,5</text:p>
          </table:table-cell>
          <table:table-cell table:formula="of:=[rf.N141]" office:value-type="float" office:value="0.16011001442191" calcext:value-type="float">
            <text:p>0,16011001442191</text:p>
          </table:table-cell>
          <table:table-cell table:formula="of:=[lf.N141]" office:value-type="float" office:value="0.173751207091964" calcext:value-type="float">
            <text:p>0,173751207091964</text:p>
          </table:table-cell>
          <table:table-cell table:formula="of:=([.C65]+[.D65])/2" office:value-type="float" office:value="0.166930610756937" calcext:value-type="float">
            <text:p>0,166930610756937</text:p>
          </table:table-cell>
          <table:table-cell table:formula="of:=IF([.E65] = 0;0;TAN(0.5*PI()-[.E65])*wheelbase)" office:value-type="float" office:value="1780.42975640413" calcext:value-type="float">
            <text:p>1780,42975640413</text:p>
          </table:table-cell>
          <table:table-cell table:formula="of:=IF([.D65] = 0;0;TAN(0.5*PI()-[.C65])*wheelbase+right_king_pin_y)" office:value-type="float" office:value="1762.67322289487" calcext:value-type="float">
            <text:p>1762,67322289487</text:p>
          </table:table-cell>
          <table:table-cell table:formula="of:=IF([.D65] = 0;0;TAN(0.5*PI()-[.D65])*wheelbase+left_king_pin_y)" office:value-type="float" office:value="1804.19651851075" calcext:value-type="float">
            <text:p>1804,19651851075</text:p>
          </table:table-cell>
          <table:table-cell table:formula="of:=IF([.E65]=0;0;[.E65]/ABS([.E65]))" office:value-type="float" office:value="1" calcext:value-type="float">
            <text:p>1</text:p>
          </table:table-cell>
          <table:table-cell table:formula="of:=IF([.E65]=0;0;[.I65]*0.5*PI()-ATAN(([.F65]-right_king_pin_y)/wheelbase))" office:value-type="float" office:value="0.158619513012613" calcext:value-type="float">
            <text:p>0,158619513012613</text:p>
          </table:table-cell>
          <table:table-cell table:formula="of:=IF([.E65]=0;0;[.I65]*0.5*PI()-ATAN(([.F65]-left_king_pin_y)/wheelbase))" office:value-type="float" office:value="0.176151295059853" calcext:value-type="float">
            <text:p>0,176151295059853</text:p>
          </table:table-cell>
          <table:table-cell table:formula="of:=DEGREES([.C65]-[.J65])" office:value-type="float" office:value="0.0853994401110045" calcext:value-type="float">
            <text:p>0,085399440111005</text:p>
          </table:table-cell>
          <table:table-cell table:formula="of:=DEGREES([.D65]-[.K65])" office:value-type="float" office:value="-0.137514911020179" calcext:value-type="float">
            <text:p>-0,137514911020179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[ack_dev_data.A66]*analyze_resolution" office:value-type="float" office:value="-13.35" calcext:value-type="float">
            <text:p>-13,35</text:p>
          </table:table-cell>
          <table:table-cell table:formula="of:=[rf.N142]" office:value-type="float" office:value="0.158423366095054" calcext:value-type="float">
            <text:p>0,158423366095054</text:p>
          </table:table-cell>
          <table:table-cell table:formula="of:=[lf.N142]" office:value-type="float" office:value="0.171760767884683" calcext:value-type="float">
            <text:p>0,171760767884683</text:p>
          </table:table-cell>
          <table:table-cell table:formula="of:=([.C66]+[.D66])/2" office:value-type="float" office:value="0.165092066989868" calcext:value-type="float">
            <text:p>0,165092066989868</text:p>
          </table:table-cell>
          <table:table-cell table:formula="of:=IF([.E66] = 0;0;TAN(0.5*PI()-[.E66])*wheelbase)" office:value-type="float" office:value="1800.62858922371" calcext:value-type="float">
            <text:p>1800,62858922371</text:p>
          </table:table-cell>
          <table:table-cell table:formula="of:=IF([.D66] = 0;0;TAN(0.5*PI()-[.C66])*wheelbase+right_king_pin_y)" office:value-type="float" office:value="1782.79114654776" calcext:value-type="float">
            <text:p>1782,79114654776</text:p>
          </table:table-cell>
          <table:table-cell table:formula="of:=IF([.D66] = 0;0;TAN(0.5*PI()-[.D66])*wheelbase+left_king_pin_y)" office:value-type="float" office:value="1824.40543297069" calcext:value-type="float">
            <text:p>1824,40543297069</text:p>
          </table:table-cell>
          <table:table-cell table:formula="of:=IF([.E66]=0;0;[.E66]/ABS([.E66]))" office:value-type="float" office:value="1" calcext:value-type="float">
            <text:p>1</text:p>
          </table:table-cell>
          <table:table-cell table:formula="of:=IF([.E66]=0;0;[.I66]*0.5*PI()-ATAN(([.F66]-right_king_pin_y)/wheelbase))" office:value-type="float" office:value="0.156957113105111" calcext:value-type="float">
            <text:p>0,156957113105111</text:p>
          </table:table-cell>
          <table:table-cell table:formula="of:=IF([.E66]=0;0;[.I66]*0.5*PI()-ATAN(([.F66]-left_king_pin_y)/wheelbase))" office:value-type="float" office:value="0.174107376181763" calcext:value-type="float">
            <text:p>0,174107376181763</text:p>
          </table:table-cell>
          <table:table-cell table:formula="of:=DEGREES([.C66]-[.J66])" office:value-type="float" office:value="0.084010108022157" calcext:value-type="float">
            <text:p>0,084010108022157</text:p>
          </table:table-cell>
          <table:table-cell table:formula="of:=DEGREES([.D66]-[.K66])" office:value-type="float" office:value="-0.134450751593091" calcext:value-type="float">
            <text:p>-0,134450751593091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[ack_dev_data.A67]*analyze_resolution" office:value-type="float" office:value="-13.2" calcext:value-type="float">
            <text:p>-13,2</text:p>
          </table:table-cell>
          <table:table-cell table:formula="of:=[rf.N143]" office:value-type="float" office:value="0.156734422717768" calcext:value-type="float">
            <text:p>0,156734422717768</text:p>
          </table:table-cell>
          <table:table-cell table:formula="of:=[lf.N143]" office:value-type="float" office:value="0.169771531256451" calcext:value-type="float">
            <text:p>0,169771531256451</text:p>
          </table:table-cell>
          <table:table-cell table:formula="of:=([.C67]+[.D67])/2" office:value-type="float" office:value="0.16325297698711" calcext:value-type="float">
            <text:p>0,16325297698711</text:p>
          </table:table-cell>
          <table:table-cell table:formula="of:=IF([.E67] = 0;0;TAN(0.5*PI()-[.E67])*wheelbase)" office:value-type="float" office:value="1821.28439324209" calcext:value-type="float">
            <text:p>1821,28439324209</text:p>
          </table:table-cell>
          <table:table-cell table:formula="of:=IF([.D67] = 0;0;TAN(0.5*PI()-[.C67])*wheelbase+right_king_pin_y)" office:value-type="float" office:value="1803.36664038355" calcext:value-type="float">
            <text:p>1803,36664038355</text:p>
          </table:table-cell>
          <table:table-cell table:formula="of:=IF([.D67] = 0;0;TAN(0.5*PI()-[.D67])*wheelbase+left_king_pin_y)" office:value-type="float" office:value="1845.07085745108" calcext:value-type="float">
            <text:p>1845,07085745108</text:p>
          </table:table-cell>
          <table:table-cell table:formula="of:=IF([.E67]=0;0;[.E67]/ABS([.E67]))" office:value-type="float" office:value="1" calcext:value-type="float">
            <text:p>1</text:p>
          </table:table-cell>
          <table:table-cell table:formula="of:=IF([.E67]=0;0;[.I67]*0.5*PI()-ATAN(([.F67]-right_king_pin_y)/wheelbase))" office:value-type="float" office:value="0.155292471114855" calcext:value-type="float">
            <text:p>0,155292471114855</text:p>
          </table:table-cell>
          <table:table-cell table:formula="of:=IF([.E67]=0;0;[.I67]*0.5*PI()-ATAN(([.F67]-left_king_pin_y)/wheelbase))" office:value-type="float" office:value="0.172065215437601" calcext:value-type="float">
            <text:p>0,172065215437601</text:p>
          </table:table-cell>
          <table:table-cell table:formula="of:=DEGREES([.C67]-[.J67])" office:value-type="float" office:value="0.0826177411090354" calcext:value-type="float">
            <text:p>0,082617741109035</text:p>
          </table:table-cell>
          <table:table-cell table:formula="of:=DEGREES([.D67]-[.K67])" office:value-type="float" office:value="-0.131418423115818" calcext:value-type="float">
            <text:p>-0,131418423115818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[ack_dev_data.A68]*analyze_resolution" office:value-type="float" office:value="-13.05" calcext:value-type="float">
            <text:p>-13,05</text:p>
          </table:table-cell>
          <table:table-cell table:formula="of:=[rf.N144]" office:value-type="float" office:value="0.155043192249769" calcext:value-type="float">
            <text:p>0,155043192249769</text:p>
          </table:table-cell>
          <table:table-cell table:formula="of:=[lf.N144]" office:value-type="float" office:value="0.167783501722646" calcext:value-type="float">
            <text:p>0,167783501722646</text:p>
          </table:table-cell>
          <table:table-cell table:formula="of:=([.C68]+[.D68])/2" office:value-type="float" office:value="0.161413346986208" calcext:value-type="float">
            <text:p>0,161413346986208</text:p>
          </table:table-cell>
          <table:table-cell table:formula="of:=IF([.E68] = 0;0;TAN(0.5*PI()-[.E68])*wheelbase)" office:value-type="float" office:value="1842.41292269808" calcext:value-type="float">
            <text:p>1842,41292269808</text:p>
          </table:table-cell>
          <table:table-cell table:formula="of:=IF([.D68] = 0;0;TAN(0.5*PI()-[.C68])*wheelbase+right_king_pin_y)" office:value-type="float" office:value="1824.4154570722" calcext:value-type="float">
            <text:p>1824,4154570722</text:p>
          </table:table-cell>
          <table:table-cell table:formula="of:=IF([.D68] = 0;0;TAN(0.5*PI()-[.D68])*wheelbase+left_king_pin_y)" office:value-type="float" office:value="1866.2085460904" calcext:value-type="float">
            <text:p>1866,2085460904</text:p>
          </table:table-cell>
          <table:table-cell table:formula="of:=IF([.E68]=0;0;[.E68]/ABS([.E68]))" office:value-type="float" office:value="1" calcext:value-type="float">
            <text:p>1</text:p>
          </table:table-cell>
          <table:table-cell table:formula="of:=IF([.E68]=0;0;[.I68]*0.5*PI()-ATAN(([.F68]-right_king_pin_y)/wheelbase))" office:value-type="float" office:value="0.153625586339423" calcext:value-type="float">
            <text:p>0,153625586339423</text:p>
          </table:table-cell>
          <table:table-cell table:formula="of:=IF([.E68]=0;0;[.I68]*0.5*PI()-ATAN(([.F68]-left_king_pin_y)/wheelbase))" office:value-type="float" office:value="0.170024820959002" calcext:value-type="float">
            <text:p>0,170024820959002</text:p>
          </table:table-cell>
          <table:table-cell table:formula="of:=DEGREES([.C68]-[.J68])" office:value-type="float" office:value="0.0812228356755955" calcext:value-type="float">
            <text:p>0,081222835675596</text:p>
          </table:table-cell>
          <table:table-cell table:formula="of:=DEGREES([.D68]-[.K68])" office:value-type="float" office:value="-0.128418132784655" calcext:value-type="float">
            <text:p>-0,12841813278465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[ack_dev_data.A69]*analyze_resolution" office:value-type="float" office:value="-12.9" calcext:value-type="float">
            <text:p>-12,9</text:p>
          </table:table-cell>
          <table:table-cell table:formula="of:=[rf.N145]" office:value-type="float" office:value="0.153349682629354" calcext:value-type="float">
            <text:p>0,153349682629354</text:p>
          </table:table-cell>
          <table:table-cell table:formula="of:=[lf.N145]" office:value-type="float" office:value="0.165796683813903" calcext:value-type="float">
            <text:p>0,165796683813903</text:p>
          </table:table-cell>
          <table:table-cell table:formula="of:=([.C69]+[.D69])/2" office:value-type="float" office:value="0.159573183221629" calcext:value-type="float">
            <text:p>0,159573183221629</text:p>
          </table:table-cell>
          <table:table-cell table:formula="of:=IF([.E69] = 0;0;TAN(0.5*PI()-[.E69])*wheelbase)" office:value-type="float" office:value="1864.03066462504" calcext:value-type="float">
            <text:p>1864,03066462504</text:p>
          </table:table-cell>
          <table:table-cell table:formula="of:=IF([.D69] = 0;0;TAN(0.5*PI()-[.C69])*wheelbase+right_king_pin_y)" office:value-type="float" office:value="1845.95408208862" calcext:value-type="float">
            <text:p>1845,95408208862</text:p>
          </table:table-cell>
          <table:table-cell table:formula="of:=IF([.D69] = 0;0;TAN(0.5*PI()-[.D69])*wheelbase+left_king_pin_y)" office:value-type="float" office:value="1887.83498581539" calcext:value-type="float">
            <text:p>1887,83498581539</text:p>
          </table:table-cell>
          <table:table-cell table:formula="of:=IF([.E69]=0;0;[.E69]/ABS([.E69]))" office:value-type="float" office:value="1" calcext:value-type="float">
            <text:p>1</text:p>
          </table:table-cell>
          <table:table-cell table:formula="of:=IF([.E69]=0;0;[.I69]*0.5*PI()-ATAN(([.F69]-right_king_pin_y)/wheelbase))" office:value-type="float" office:value="0.151956458093583" calcext:value-type="float">
            <text:p>0,151956458093583</text:p>
          </table:table-cell>
          <table:table-cell table:formula="of:=IF([.E69]=0;0;[.I69]*0.5*PI()-ATAN(([.F69]-left_king_pin_y)/wheelbase))" office:value-type="float" office:value="0.167986200796378" calcext:value-type="float">
            <text:p>0,167986200796378</text:p>
          </table:table-cell>
          <table:table-cell table:formula="of:=DEGREES([.C69]-[.J69])" office:value-type="float" office:value="0.07982588581373" calcext:value-type="float">
            <text:p>0,07982588581373</text:p>
          </table:table-cell>
          <table:table-cell table:formula="of:=DEGREES([.D69]-[.K69])" office:value-type="float" office:value="-0.12545008226804" calcext:value-type="float">
            <text:p>-0,1254500822680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[ack_dev_data.A70]*analyze_resolution" office:value-type="float" office:value="-12.75" calcext:value-type="float">
            <text:p>-12,75</text:p>
          </table:table-cell>
          <table:table-cell table:formula="of:=[rf.N146]" office:value-type="float" office:value="0.151653901773376" calcext:value-type="float">
            <text:p>0,151653901773376</text:p>
          </table:table-cell>
          <table:table-cell table:formula="of:=[lf.N146]" office:value-type="float" office:value="0.163811082076174" calcext:value-type="float">
            <text:p>0,163811082076174</text:p>
          </table:table-cell>
          <table:table-cell table:formula="of:=([.C70]+[.D70])/2" office:value-type="float" office:value="0.157732491924775" calcext:value-type="float">
            <text:p>0,157732491924775</text:p>
          </table:table-cell>
          <table:table-cell table:formula="of:=IF([.E70] = 0;0;TAN(0.5*PI()-[.E70])*wheelbase)" office:value-type="float" office:value="1886.15488195645" calcext:value-type="float">
            <text:p>1886,15488195645</text:p>
          </table:table-cell>
          <table:table-cell table:formula="of:=IF([.D70] = 0;0;TAN(0.5*PI()-[.C70])*wheelbase+right_king_pin_y)" office:value-type="float" office:value="1867.99977681823" calcext:value-type="float">
            <text:p>1867,99977681823</text:p>
          </table:table-cell>
          <table:table-cell table:formula="of:=IF([.D70] = 0;0;TAN(0.5*PI()-[.D70])*wheelbase+left_king_pin_y)" office:value-type="float" office:value="1909.96743944661" calcext:value-type="float">
            <text:p>1909,96743944661</text:p>
          </table:table-cell>
          <table:table-cell table:formula="of:=IF([.E70]=0;0;[.E70]/ABS([.E70]))" office:value-type="float" office:value="1" calcext:value-type="float">
            <text:p>1</text:p>
          </table:table-cell>
          <table:table-cell table:formula="of:=IF([.E70]=0;0;[.I70]*0.5*PI()-ATAN(([.F70]-right_king_pin_y)/wheelbase))" office:value-type="float" office:value="0.150285085709594" calcext:value-type="float">
            <text:p>0,150285085709594</text:p>
          </table:table-cell>
          <table:table-cell table:formula="of:=IF([.E70]=0;0;[.I70]*0.5*PI()-ATAN(([.F70]-left_king_pin_y)/wheelbase))" office:value-type="float" office:value="0.165949362919147" calcext:value-type="float">
            <text:p>0,165949362919147</text:p>
          </table:table-cell>
          <table:table-cell table:formula="of:=DEGREES([.C70]-[.J70])" office:value-type="float" office:value="0.0784273833844141" calcext:value-type="float">
            <text:p>0,078427383384414</text:p>
          </table:table-cell>
          <table:table-cell table:formula="of:=DEGREES([.D70]-[.K70])" office:value-type="float" office:value="-0.122514467716046" calcext:value-type="float">
            <text:p>-0,12251446771604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[ack_dev_data.A71]*analyze_resolution" office:value-type="float" office:value="-12.6" calcext:value-type="float">
            <text:p>-12,6</text:p>
          </table:table-cell>
          <table:table-cell table:formula="of:=[rf.N147]" office:value-type="float" office:value="0.149955857577224" calcext:value-type="float">
            <text:p>0,149955857577224</text:p>
          </table:table-cell>
          <table:table-cell table:formula="of:=[lf.N147]" office:value-type="float" office:value="0.161826701070793" calcext:value-type="float">
            <text:p>0,161826701070793</text:p>
          </table:table-cell>
          <table:table-cell table:formula="of:=([.C71]+[.D71])/2" office:value-type="float" office:value="0.155891279324009" calcext:value-type="float">
            <text:p>0,155891279324009</text:p>
          </table:table-cell>
          <table:table-cell table:formula="of:=IF([.E71] = 0;0;TAN(0.5*PI()-[.E71])*wheelbase)" office:value-type="float" office:value="1908.80365971037" calcext:value-type="float">
            <text:p>1908,80365971037</text:p>
          </table:table-cell>
          <table:table-cell table:formula="of:=IF([.D71] = 0;0;TAN(0.5*PI()-[.C71])*wheelbase+right_king_pin_y)" office:value-type="float" office:value="1890.57062474138" calcext:value-type="float">
            <text:p>1890,57062474138</text:p>
          </table:table-cell>
          <table:table-cell table:formula="of:=IF([.D71] = 0;0;TAN(0.5*PI()-[.D71])*wheelbase+left_king_pin_y)" office:value-type="float" office:value="1932.62399188282" calcext:value-type="float">
            <text:p>1932,62399188282</text:p>
          </table:table-cell>
          <table:table-cell table:formula="of:=IF([.E71]=0;0;[.E71]/ABS([.E71]))" office:value-type="float" office:value="1" calcext:value-type="float">
            <text:p>1</text:p>
          </table:table-cell>
          <table:table-cell table:formula="of:=IF([.E71]=0;0;[.I71]*0.5*PI()-ATAN(([.F71]-right_king_pin_y)/wheelbase))" office:value-type="float" office:value="0.148611468537526" calcext:value-type="float">
            <text:p>0,148611468537526</text:p>
          </table:table-cell>
          <table:table-cell table:formula="of:=IF([.E71]=0;0;[.I71]*0.5*PI()-ATAN(([.F71]-left_king_pin_y)/wheelbase))" office:value-type="float" office:value="0.163914315215958" calcext:value-type="float">
            <text:p>0,163914315215958</text:p>
          </table:table-cell>
          <table:table-cell table:formula="of:=DEGREES([.C71]-[.J71])" office:value-type="float" office:value="0.0770278179983552" calcext:value-type="float">
            <text:p>0,077027817998355</text:p>
          </table:table-cell>
          <table:table-cell table:formula="of:=DEGREES([.D71]-[.K71])" office:value-type="float" office:value="-0.119611479769772" calcext:value-type="float">
            <text:p>-0,11961147976977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[ack_dev_data.A72]*analyze_resolution" office:value-type="float" office:value="-12.45" calcext:value-type="float">
            <text:p>-12,45</text:p>
          </table:table-cell>
          <table:table-cell table:formula="of:=[rf.N148]" office:value-type="float" office:value="0.148255557914803" calcext:value-type="float">
            <text:p>0,148255557914803</text:p>
          </table:table-cell>
          <table:table-cell table:formula="of:=[lf.N148]" office:value-type="float" office:value="0.159843545374528" calcext:value-type="float">
            <text:p>0,159843545374528</text:p>
          </table:table-cell>
          <table:table-cell table:formula="of:=([.C72]+[.D72])/2" office:value-type="float" office:value="0.154049551644665" calcext:value-type="float">
            <text:p>0,154049551644665</text:p>
          </table:table-cell>
          <table:table-cell table:formula="of:=IF([.E72] = 0;0;TAN(0.5*PI()-[.E72])*wheelbase)" office:value-type="float" office:value="1931.99595451262" calcext:value-type="float">
            <text:p>1931,99595451262</text:p>
          </table:table-cell>
          <table:table-cell table:formula="of:=IF([.D72] = 0;0;TAN(0.5*PI()-[.C72])*wheelbase+right_king_pin_y)" office:value-type="float" office:value="1913.68558095651" calcext:value-type="float">
            <text:p>1913,68558095651</text:p>
          </table:table-cell>
          <table:table-cell table:formula="of:=IF([.D72] = 0;0;TAN(0.5*PI()-[.D72])*wheelbase+left_king_pin_y)" office:value-type="float" office:value="1955.82359962423" calcext:value-type="float">
            <text:p>1955,82359962423</text:p>
          </table:table-cell>
          <table:table-cell table:formula="of:=IF([.E72]=0;0;[.E72]/ABS([.E72]))" office:value-type="float" office:value="1" calcext:value-type="float">
            <text:p>1</text:p>
          </table:table-cell>
          <table:table-cell table:formula="of:=IF([.E72]=0;0;[.I72]*0.5*PI()-ATAN(([.F72]-right_king_pin_y)/wheelbase))" office:value-type="float" office:value="0.146935605945564" calcext:value-type="float">
            <text:p>0,146935605945564</text:p>
          </table:table-cell>
          <table:table-cell table:formula="of:=IF([.E72]=0;0;[.I72]*0.5*PI()-ATAN(([.F72]-left_king_pin_y)/wheelbase))" office:value-type="float" office:value="0.161881065494924" calcext:value-type="float">
            <text:p>0,161881065494924</text:p>
          </table:table-cell>
          <table:table-cell table:formula="of:=DEGREES([.C72]-[.J72])" office:value-type="float" office:value="0.0756276769973675" calcext:value-type="float">
            <text:p>0,075627676997368</text:p>
          </table:table-cell>
          <table:table-cell table:formula="of:=DEGREES([.D72]-[.K72])" office:value-type="float" office:value="-0.116741303571687" calcext:value-type="float">
            <text:p>-0,11674130357168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[ack_dev_data.A73]*analyze_resolution" office:value-type="float" office:value="-12.3" calcext:value-type="float">
            <text:p>-12,3</text:p>
          </table:table-cell>
          <table:table-cell table:formula="of:=[rf.N149]" office:value-type="float" office:value="0.146553010638506" calcext:value-type="float">
            <text:p>0,146553010638506</text:p>
          </table:table-cell>
          <table:table-cell table:formula="of:=[lf.N149]" office:value-type="float" office:value="0.15786161957964" calcext:value-type="float">
            <text:p>0,15786161957964</text:p>
          </table:table-cell>
          <table:table-cell table:formula="of:=([.C73]+[.D73])/2" office:value-type="float" office:value="0.152207315109073" calcext:value-type="float">
            <text:p>0,152207315109073</text:p>
          </table:table-cell>
          <table:table-cell table:formula="of:=IF([.E73] = 0;0;TAN(0.5*PI()-[.E73])*wheelbase)" office:value-type="float" office:value="1955.7516477436" calcext:value-type="float">
            <text:p>1955,7516477436</text:p>
          </table:table-cell>
          <table:table-cell table:formula="of:=IF([.D73] = 0;0;TAN(0.5*PI()-[.C73])*wheelbase+right_king_pin_y)" office:value-type="float" office:value="1937.36452532696" calcext:value-type="float">
            <text:p>1937,36452532696</text:p>
          </table:table-cell>
          <table:table-cell table:formula="of:=IF([.D73] = 0;0;TAN(0.5*PI()-[.D73])*wheelbase+left_king_pin_y)" office:value-type="float" office:value="1979.58614391924" calcext:value-type="float">
            <text:p>1979,58614391924</text:p>
          </table:table-cell>
          <table:table-cell table:formula="of:=IF([.E73]=0;0;[.E73]/ABS([.E73]))" office:value-type="float" office:value="1" calcext:value-type="float">
            <text:p>1</text:p>
          </table:table-cell>
          <table:table-cell table:formula="of:=IF([.E73]=0;0;[.I73]*0.5*PI()-ATAN(([.F73]-right_king_pin_y)/wheelbase))" office:value-type="float" office:value="0.145257497320322" calcext:value-type="float">
            <text:p>0,145257497320322</text:p>
          </table:table-cell>
          <table:table-cell table:formula="of:=IF([.E73]=0;0;[.I73]*0.5*PI()-ATAN(([.F73]-left_king_pin_y)/wheelbase))" office:value-type="float" office:value="0.159849621483855" calcext:value-type="float">
            <text:p>0,159849621483855</text:p>
          </table:table-cell>
          <table:table-cell table:formula="of:=DEGREES([.C73]-[.J73])" office:value-type="float" office:value="0.0742274454348943" calcext:value-type="float">
            <text:p>0,074227445434894</text:p>
          </table:table-cell>
          <table:table-cell table:formula="of:=DEGREES([.D73]-[.K73])" office:value-type="float" office:value="-0.113904118775497" calcext:value-type="float">
            <text:p>-0,113904118775497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[ack_dev_data.A74]*analyze_resolution" office:value-type="float" office:value="-12.15" calcext:value-type="float">
            <text:p>-12,15</text:p>
          </table:table-cell>
          <table:table-cell table:formula="of:=[rf.N150]" office:value-type="float" office:value="0.144848223579203" calcext:value-type="float">
            <text:p>0,144848223579203</text:p>
          </table:table-cell>
          <table:table-cell table:formula="of:=[lf.N150]" office:value-type="float" office:value="0.155880928293944" calcext:value-type="float">
            <text:p>0,155880928293944</text:p>
          </table:table-cell>
          <table:table-cell table:formula="of:=([.C74]+[.D74])/2" office:value-type="float" office:value="0.150364575936573" calcext:value-type="float">
            <text:p>0,150364575936573</text:p>
          </table:table-cell>
          <table:table-cell table:formula="of:=IF([.E74] = 0;0;TAN(0.5*PI()-[.E74])*wheelbase)" office:value-type="float" office:value="1980.09160262187" calcext:value-type="float">
            <text:p>1980,09160262187</text:p>
          </table:table-cell>
          <table:table-cell table:formula="of:=IF([.D74] = 0;0;TAN(0.5*PI()-[.C74])*wheelbase+right_king_pin_y)" office:value-type="float" office:value="1961.62831956447" calcext:value-type="float">
            <text:p>1961,62831956447</text:p>
          </table:table-cell>
          <table:table-cell table:formula="of:=IF([.D74] = 0;0;TAN(0.5*PI()-[.D74])*wheelbase+left_king_pin_y)" office:value-type="float" office:value="2003.93248784799" calcext:value-type="float">
            <text:p>2003,93248784799</text:p>
          </table:table-cell>
          <table:table-cell table:formula="of:=IF([.E74]=0;0;[.E74]/ABS([.E74]))" office:value-type="float" office:value="1" calcext:value-type="float">
            <text:p>1</text:p>
          </table:table-cell>
          <table:table-cell table:formula="of:=IF([.E74]=0;0;[.I74]*0.5*PI()-ATAN(([.F74]-right_king_pin_y)/wheelbase))" office:value-type="float" office:value="0.143577142067162" calcext:value-type="float">
            <text:p>0,143577142067162</text:p>
          </table:table-cell>
          <table:table-cell table:formula="of:=IF([.E74]=0;0;[.I74]*0.5*PI()-ATAN(([.F74]-left_king_pin_y)/wheelbase))" office:value-type="float" office:value="0.157819990830504" calcext:value-type="float">
            <text:p>0,157819990830504</text:p>
          </table:table-cell>
          <table:table-cell table:formula="of:=DEGREES([.C74]-[.J74])" office:value-type="float" office:value="0.0728276060570517" calcext:value-type="float">
            <text:p>0,072827606057052</text:p>
          </table:table-cell>
          <table:table-cell table:formula="of:=DEGREES([.D74]-[.K74])" office:value-type="float" office:value="-0.111100099556849" calcext:value-type="float">
            <text:p>-0,11110009955684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[ack_dev_data.A75]*analyze_resolution" office:value-type="float" office:value="-12" calcext:value-type="float">
            <text:p>-12</text:p>
          </table:table-cell>
          <table:table-cell table:formula="of:=[rf.N151]" office:value-type="float" office:value="0.14314120454622" calcext:value-type="float">
            <text:p>0,14314120454622</text:p>
          </table:table-cell>
          <table:table-cell table:formula="of:=[lf.N151]" office:value-type="float" office:value="0.153901476140863" calcext:value-type="float">
            <text:p>0,153901476140863</text:p>
          </table:table-cell>
          <table:table-cell table:formula="of:=([.C75]+[.D75])/2" office:value-type="float" office:value="0.148521340343541" calcext:value-type="float">
            <text:p>0,148521340343541</text:p>
          </table:table-cell>
          <table:table-cell table:formula="of:=IF([.E75] = 0;0;TAN(0.5*PI()-[.E75])*wheelbase)" office:value-type="float" office:value="2005.03772556901" calcext:value-type="float">
            <text:p>2005,03772556901</text:p>
          </table:table-cell>
          <table:table-cell table:formula="of:=IF([.D75] = 0;0;TAN(0.5*PI()-[.C75])*wheelbase+right_king_pin_y)" office:value-type="float" office:value="1986.4988685941" calcext:value-type="float">
            <text:p>1986,4988685941</text:p>
          </table:table-cell>
          <table:table-cell table:formula="of:=IF([.D75] = 0;0;TAN(0.5*PI()-[.D75])*wheelbase+left_king_pin_y)" office:value-type="float" office:value="2028.88453768725" calcext:value-type="float">
            <text:p>2028,88453768725</text:p>
          </table:table-cell>
          <table:table-cell table:formula="of:=IF([.E75]=0;0;[.E75]/ABS([.E75]))" office:value-type="float" office:value="1" calcext:value-type="float">
            <text:p>1</text:p>
          </table:table-cell>
          <table:table-cell table:formula="of:=IF([.E75]=0;0;[.I75]*0.5*PI()-ATAN(([.F75]-right_king_pin_y)/wheelbase))" office:value-type="float" office:value="0.141894539610507" calcext:value-type="float">
            <text:p>0,141894539610507</text:p>
          </table:table-cell>
          <table:table-cell table:formula="of:=IF([.E75]=0;0;[.I75]*0.5*PI()-ATAN(([.F75]-left_king_pin_y)/wheelbase))" office:value-type="float" office:value="0.155792181102808" calcext:value-type="float">
            <text:p>0,155792181102808</text:p>
          </table:table-cell>
          <table:table-cell table:formula="of:=DEGREES([.C75]-[.J75])" office:value-type="float" office:value="0.0714286392833039" calcext:value-type="float">
            <text:p>0,071428639283304</text:p>
          </table:table-cell>
          <table:table-cell table:formula="of:=DEGREES([.D75]-[.K75])" office:value-type="float" office:value="-0.108329414623878" calcext:value-type="float">
            <text:p>-0,10832941462387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[ack_dev_data.A76]*analyze_resolution" office:value-type="float" office:value="-11.85" calcext:value-type="float">
            <text:p>-11,85</text:p>
          </table:table-cell>
          <table:table-cell table:formula="of:=[rf.N152]" office:value-type="float" office:value="0.141431961327318" calcext:value-type="float">
            <text:p>0,141431961327318</text:p>
          </table:table-cell>
          <table:table-cell table:formula="of:=[lf.N152]" office:value-type="float" office:value="0.151923267759492" calcext:value-type="float">
            <text:p>0,151923267759492</text:p>
          </table:table-cell>
          <table:table-cell table:formula="of:=([.C76]+[.D76])/2" office:value-type="float" office:value="0.146677614543405" calcext:value-type="float">
            <text:p>0,146677614543405</text:p>
          </table:table-cell>
          <table:table-cell table:formula="of:=IF([.E76] = 0;0;TAN(0.5*PI()-[.E76])*wheelbase)" office:value-type="float" office:value="2030.61303223518" calcext:value-type="float">
            <text:p>2030,61303223518</text:p>
          </table:table-cell>
          <table:table-cell table:formula="of:=IF([.D76] = 0;0;TAN(0.5*PI()-[.C76])*wheelbase+right_king_pin_y)" office:value-type="float" office:value="2011.9991865797" calcext:value-type="float">
            <text:p>2011,9991865797</text:p>
          </table:table-cell>
          <table:table-cell table:formula="of:=IF([.D76] = 0;0;TAN(0.5*PI()-[.D76])*wheelbase+left_king_pin_y)" office:value-type="float" office:value="2054.46530893587" calcext:value-type="float">
            <text:p>2054,46530893587</text:p>
          </table:table-cell>
          <table:table-cell table:formula="of:=IF([.E76]=0;0;[.E76]/ABS([.E76]))" office:value-type="float" office:value="1" calcext:value-type="float">
            <text:p>1</text:p>
          </table:table-cell>
          <table:table-cell table:formula="of:=IF([.E76]=0;0;[.I76]*0.5*PI()-ATAN(([.F76]-right_king_pin_y)/wheelbase))" office:value-type="float" office:value="0.140209689394159" calcext:value-type="float">
            <text:p>0,140209689394159</text:p>
          </table:table-cell>
          <table:table-cell table:formula="of:=IF([.E76]=0;0;[.I76]*0.5*PI()-ATAN(([.F76]-left_king_pin_y)/wheelbase))" office:value-type="float" office:value="0.15376619978914" calcext:value-type="float">
            <text:p>0,15376619978914</text:p>
          </table:table-cell>
          <table:table-cell table:formula="of:=DEGREES([.C76]-[.J76])" office:value-type="float" office:value="0.070031023187316" calcext:value-type="float">
            <text:p>0,070031023187316</text:p>
          </table:table-cell>
          <table:table-cell table:formula="of:=DEGREES([.D76]-[.K76])" office:value-type="float" office:value="-0.105592227228349" calcext:value-type="float">
            <text:p>-0,105592227228349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[ack_dev_data.A77]*analyze_resolution" office:value-type="float" office:value="-11.7" calcext:value-type="float">
            <text:p>-11,7</text:p>
          </table:table-cell>
          <table:table-cell table:formula="of:=[rf.N153]" office:value-type="float" office:value="0.139720501688687" calcext:value-type="float">
            <text:p>0,139720501688687</text:p>
          </table:table-cell>
          <table:table-cell table:formula="of:=[lf.N153]" office:value-type="float" office:value="0.149946307804647" calcext:value-type="float">
            <text:p>0,149946307804647</text:p>
          </table:table-cell>
          <table:table-cell table:formula="of:=([.C77]+[.D77])/2" office:value-type="float" office:value="0.144833404746667" calcext:value-type="float">
            <text:p>0,144833404746667</text:p>
          </table:table-cell>
          <table:table-cell table:formula="of:=IF([.E77] = 0;0;TAN(0.5*PI()-[.E77])*wheelbase)" office:value-type="float" office:value="2056.8417186034" calcext:value-type="float">
            <text:p>2056,8417186034</text:p>
          </table:table-cell>
          <table:table-cell table:formula="of:=IF([.D77] = 0;0;TAN(0.5*PI()-[.C77])*wheelbase+right_king_pin_y)" office:value-type="float" office:value="2038.15346802819" calcext:value-type="float">
            <text:p>2038,15346802819</text:p>
          </table:table-cell>
          <table:table-cell table:formula="of:=IF([.D77] = 0;0;TAN(0.5*PI()-[.D77])*wheelbase+left_king_pin_y)" office:value-type="float" office:value="2080.69899741916" calcext:value-type="float">
            <text:p>2080,69899741916</text:p>
          </table:table-cell>
          <table:table-cell table:formula="of:=IF([.E77]=0;0;[.E77]/ABS([.E77]))" office:value-type="float" office:value="1" calcext:value-type="float">
            <text:p>1</text:p>
          </table:table-cell>
          <table:table-cell table:formula="of:=IF([.E77]=0;0;[.I77]*0.5*PI()-ATAN(([.F77]-right_king_pin_y)/wheelbase))" office:value-type="float" office:value="0.138522590881625" calcext:value-type="float">
            <text:p>0,138522590881625</text:p>
          </table:table-cell>
          <table:table-cell table:formula="of:=IF([.E77]=0;0;[.I77]*0.5*PI()-ATAN(([.F77]-left_king_pin_y)/wheelbase))" office:value-type="float" office:value="0.151742054298566" calcext:value-type="float">
            <text:p>0,151742054298566</text:p>
          </table:table-cell>
          <table:table-cell table:formula="of:=DEGREES([.C77]-[.J77])" office:value-type="float" office:value="0.0686352334777563" calcext:value-type="float">
            <text:p>0,068635233477756</text:p>
          </table:table-cell>
          <table:table-cell table:formula="of:=DEGREES([.D77]-[.K77])" office:value-type="float" office:value="-0.10288869517698" calcext:value-type="float">
            <text:p>-0,1028886951769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[ack_dev_data.A78]*analyze_resolution" office:value-type="float" office:value="-11.55" calcext:value-type="float">
            <text:p>-11,55</text:p>
          </table:table-cell>
          <table:table-cell table:formula="of:=[rf.N154]" office:value-type="float" office:value="0.138006833374921" calcext:value-type="float">
            <text:p>0,138006833374921</text:p>
          </table:table-cell>
          <table:table-cell table:formula="of:=[lf.N154]" office:value-type="float" office:value="0.147970600946934" calcext:value-type="float">
            <text:p>0,147970600946934</text:p>
          </table:table-cell>
          <table:table-cell table:formula="of:=([.C78]+[.D78])/2" office:value-type="float" office:value="0.142988717160927" calcext:value-type="float">
            <text:p>0,142988717160927</text:p>
          </table:table-cell>
          <table:table-cell table:formula="of:=IF([.E78] = 0;0;TAN(0.5*PI()-[.E78])*wheelbase)" office:value-type="float" office:value="2083.74923763461" calcext:value-type="float">
            <text:p>2083,74923763461</text:p>
          </table:table-cell>
          <table:table-cell table:formula="of:=IF([.D78] = 0;0;TAN(0.5*PI()-[.C78])*wheelbase+right_king_pin_y)" office:value-type="float" office:value="2064.98716443459" calcext:value-type="float">
            <text:p>2064,98716443459</text:p>
          </table:table-cell>
          <table:table-cell table:formula="of:=IF([.D78] = 0;0;TAN(0.5*PI()-[.D78])*wheelbase+left_king_pin_y)" office:value-type="float" office:value="2107.61105593378" calcext:value-type="float">
            <text:p>2107,61105593378</text:p>
          </table:table-cell>
          <table:table-cell table:formula="of:=IF([.E78]=0;0;[.E78]/ABS([.E78]))" office:value-type="float" office:value="1" calcext:value-type="float">
            <text:p>1</text:p>
          </table:table-cell>
          <table:table-cell table:formula="of:=IF([.E78]=0;0;[.I78]*0.5*PI()-ATAN(([.F78]-right_king_pin_y)/wheelbase))" office:value-type="float" office:value="0.136833243556434" calcext:value-type="float">
            <text:p>0,136833243556434</text:p>
          </table:table-cell>
          <table:table-cell table:formula="of:=IF([.E78]=0;0;[.I78]*0.5*PI()-ATAN(([.F78]-left_king_pin_y)/wheelbase))" office:value-type="float" office:value="0.1497197519611" calcext:value-type="float">
            <text:p>0,1497197519611</text:p>
          </table:table-cell>
          <table:table-cell table:formula="of:=DEGREES([.C78]-[.J78])" office:value-type="float" office:value="0.0672417434788058" calcext:value-type="float">
            <text:p>0,067241743478806</text:p>
          </table:table-cell>
          <table:table-cell table:formula="of:=DEGREES([.D78]-[.K78])" office:value-type="float" office:value="-0.100218970842756" calcext:value-type="float">
            <text:p>-0,100218970842756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[ack_dev_data.A79]*analyze_resolution" office:value-type="float" office:value="-11.4" calcext:value-type="float">
            <text:p>-11,4</text:p>
          </table:table-cell>
          <table:table-cell table:formula="of:=[rf.N155]" office:value-type="float" office:value="0.136290964109012" calcext:value-type="float">
            <text:p>0,136290964109012</text:p>
          </table:table-cell>
          <table:table-cell table:formula="of:=[lf.N155]" office:value-type="float" office:value="0.145996151872801" calcext:value-type="float">
            <text:p>0,145996151872801</text:p>
          </table:table-cell>
          <table:table-cell table:formula="of:=([.C79]+[.D79])/2" office:value-type="float" office:value="0.141143557990907" calcext:value-type="float">
            <text:p>0,141143557990907</text:p>
          </table:table-cell>
          <table:table-cell table:formula="of:=IF([.E79] = 0;0;TAN(0.5*PI()-[.E79])*wheelbase)" office:value-type="float" office:value="2111.36238196352" calcext:value-type="float">
            <text:p>2111,36238196352</text:p>
          </table:table-cell>
          <table:table-cell table:formula="of:=IF([.D79] = 0;0;TAN(0.5*PI()-[.C79])*wheelbase+right_king_pin_y)" office:value-type="float" office:value="2092.52706697783" calcext:value-type="float">
            <text:p>2092,52706697783</text:p>
          </table:table-cell>
          <table:table-cell table:formula="of:=IF([.D79] = 0;0;TAN(0.5*PI()-[.D79])*wheelbase+left_king_pin_y)" office:value-type="float" office:value="2135.22827694371" calcext:value-type="float">
            <text:p>2135,22827694371</text:p>
          </table:table-cell>
          <table:table-cell table:formula="of:=IF([.E79]=0;0;[.E79]/ABS([.E79]))" office:value-type="float" office:value="1" calcext:value-type="float">
            <text:p>1</text:p>
          </table:table-cell>
          <table:table-cell table:formula="of:=IF([.E79]=0;0;[.I79]*0.5*PI()-ATAN(([.F79]-right_king_pin_y)/wheelbase))" office:value-type="float" office:value="0.135141646922465" calcext:value-type="float">
            <text:p>0,135141646922465</text:p>
          </table:table-cell>
          <table:table-cell table:formula="of:=IF([.E79]=0;0;[.I79]*0.5*PI()-ATAN(([.F79]-left_king_pin_y)/wheelbase))" office:value-type="float" office:value="0.147699300027974" calcext:value-type="float">
            <text:p>0,147699300027974</text:p>
          </table:table-cell>
          <table:table-cell table:formula="of:=DEGREES([.C79]-[.J79])" office:value-type="float" office:value="0.0658510241109984" calcext:value-type="float">
            <text:p>0,065851024110999</text:p>
          </table:table-cell>
          <table:table-cell table:formula="of:=DEGREES([.D79]-[.K79])" office:value-type="float" office:value="-0.0975832011769322" calcext:value-type="float">
            <text:p>-0,097583201176932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[ack_dev_data.A80]*analyze_resolution" office:value-type="float" office:value="-11.25" calcext:value-type="float">
            <text:p>-11,25</text:p>
          </table:table-cell>
          <table:table-cell table:formula="of:=[rf.N156]" office:value-type="float" office:value="0.134572901592336" calcext:value-type="float">
            <text:p>0,134572901592336</text:p>
          </table:table-cell>
          <table:table-cell table:formula="of:=[lf.N156]" office:value-type="float" office:value="0.144022965284591" calcext:value-type="float">
            <text:p>0,144022965284591</text:p>
          </table:table-cell>
          <table:table-cell table:formula="of:=([.C80]+[.D80])/2" office:value-type="float" office:value="0.139297933438463" calcext:value-type="float">
            <text:p>0,139297933438463</text:p>
          </table:table-cell>
          <table:table-cell table:formula="of:=IF([.E80] = 0;0;TAN(0.5*PI()-[.E80])*wheelbase)" office:value-type="float" office:value="2139.70937321023" calcext:value-type="float">
            <text:p>2139,70937321023</text:p>
          </table:table-cell>
          <table:table-cell table:formula="of:=IF([.D80] = 0;0;TAN(0.5*PI()-[.C80])*wheelbase+right_king_pin_y)" office:value-type="float" office:value="2120.80139583239" calcext:value-type="float">
            <text:p>2120,80139583239</text:p>
          </table:table-cell>
          <table:table-cell table:formula="of:=IF([.D80] = 0;0;TAN(0.5*PI()-[.D80])*wheelbase+left_king_pin_y)" office:value-type="float" office:value="2163.57888189175" calcext:value-type="float">
            <text:p>2163,57888189175</text:p>
          </table:table-cell>
          <table:table-cell table:formula="of:=IF([.E80]=0;0;[.E80]/ABS([.E80]))" office:value-type="float" office:value="1" calcext:value-type="float">
            <text:p>1</text:p>
          </table:table-cell>
          <table:table-cell table:formula="of:=IF([.E80]=0;0;[.I80]*0.5*PI()-ATAN(([.F80]-right_king_pin_y)/wheelbase))" office:value-type="float" office:value="0.13344780050427" calcext:value-type="float">
            <text:p>0,13344780050427</text:p>
          </table:table-cell>
          <table:table-cell table:formula="of:=IF([.E80]=0;0;[.I80]*0.5*PI()-ATAN(([.F80]-left_king_pin_y)/wheelbase))" office:value-type="float" office:value="0.145680705671896" calcext:value-type="float">
            <text:p>0,145680705671896</text:p>
          </table:table-cell>
          <table:table-cell table:formula="of:=DEGREES([.C80]-[.J80])" office:value-type="float" office:value="0.0644635438717817" calcext:value-type="float">
            <text:p>0,064463543871782</text:p>
          </table:table-cell>
          <table:table-cell table:formula="of:=DEGREES([.D80]-[.K80])" office:value-type="float" office:value="-0.0949815277209613" calcext:value-type="float">
            <text:p>-0,09498152772096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[ack_dev_data.A81]*analyze_resolution" office:value-type="float" office:value="-11.1" calcext:value-type="float">
            <text:p>-11,1</text:p>
          </table:table-cell>
          <table:table-cell table:formula="of:=[rf.N157]" office:value-type="float" office:value="0.132852653504641" calcext:value-type="float">
            <text:p>0,132852653504641</text:p>
          </table:table-cell>
          <table:table-cell table:formula="of:=[lf.N157]" office:value-type="float" office:value="0.142051045900614" calcext:value-type="float">
            <text:p>0,142051045900614</text:p>
          </table:table-cell>
          <table:table-cell table:formula="of:=([.C81]+[.D81])/2" office:value-type="float" office:value="0.137451849702627" calcext:value-type="float">
            <text:p>0,137451849702627</text:p>
          </table:table-cell>
          <table:table-cell table:formula="of:=IF([.E81] = 0;0;TAN(0.5*PI()-[.E81])*wheelbase)" office:value-type="float" office:value="2168.81995853322" calcext:value-type="float">
            <text:p>2168,81995853322</text:p>
          </table:table-cell>
          <table:table-cell table:formula="of:=IF([.D81] = 0;0;TAN(0.5*PI()-[.C81])*wheelbase+right_king_pin_y)" office:value-type="float" office:value="2149.8398967212" calcext:value-type="float">
            <text:p>2149,8398967212</text:p>
          </table:table-cell>
          <table:table-cell table:formula="of:=IF([.D81] = 0;0;TAN(0.5*PI()-[.D81])*wheelbase+left_king_pin_y)" office:value-type="float" office:value="2192.6926177525" calcext:value-type="float">
            <text:p>2192,6926177525</text:p>
          </table:table-cell>
          <table:table-cell table:formula="of:=IF([.E81]=0;0;[.E81]/ABS([.E81]))" office:value-type="float" office:value="1" calcext:value-type="float">
            <text:p>1</text:p>
          </table:table-cell>
          <table:table-cell table:formula="of:=IF([.E81]=0;0;[.I81]*0.5*PI()-ATAN(([.F81]-right_king_pin_y)/wheelbase))" office:value-type="float" office:value="0.131751703847404" calcext:value-type="float">
            <text:p>0,131751703847404</text:p>
          </table:table-cell>
          <table:table-cell table:formula="of:=IF([.E81]=0;0;[.I81]*0.5*PI()-ATAN(([.F81]-left_king_pin_y)/wheelbase))" office:value-type="float" office:value="0.143663975987333" calcext:value-type="float">
            <text:p>0,143663975987333</text:p>
          </table:table-cell>
          <table:table-cell table:formula="of:=DEGREES([.C81]-[.J81])" office:value-type="float" office:value="0.0630797688160391" calcext:value-type="float">
            <text:p>0,063079768816039</text:p>
          </table:table-cell>
          <table:table-cell table:formula="of:=DEGREES([.D81]-[.K81])" office:value-type="float" office:value="-0.0924140866186895" calcext:value-type="float">
            <text:p>-0,09241408661869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[ack_dev_data.A82]*analyze_resolution" office:value-type="float" office:value="-10.95" calcext:value-type="float">
            <text:p>-10,95</text:p>
          </table:table-cell>
          <table:table-cell table:formula="of:=[rf.N158]" office:value-type="float" office:value="0.131130227504037" calcext:value-type="float">
            <text:p>0,131130227504037</text:p>
          </table:table-cell>
          <table:table-cell table:formula="of:=[lf.N158]" office:value-type="float" office:value="0.140080398455189" calcext:value-type="float">
            <text:p>0,140080398455189</text:p>
          </table:table-cell>
          <table:table-cell table:formula="of:=([.C82]+[.D82])/2" office:value-type="float" office:value="0.135605312979613" calcext:value-type="float">
            <text:p>0,135605312979613</text:p>
          </table:table-cell>
          <table:table-cell table:formula="of:=IF([.E82] = 0;0;TAN(0.5*PI()-[.E82])*wheelbase)" office:value-type="float" office:value="2198.72551511832" calcext:value-type="float">
            <text:p>2198,72551511832</text:p>
          </table:table-cell>
          <table:table-cell table:formula="of:=IF([.D82] = 0;0;TAN(0.5*PI()-[.C82])*wheelbase+right_king_pin_y)" office:value-type="float" office:value="2179.67394540463" calcext:value-type="float">
            <text:p>2179,67394540463</text:p>
          </table:table-cell>
          <table:table-cell table:formula="of:=IF([.D82] = 0;0;TAN(0.5*PI()-[.D82])*wheelbase+left_king_pin_y)" office:value-type="float" office:value="2222.60086152138" calcext:value-type="float">
            <text:p>2222,60086152138</text:p>
          </table:table-cell>
          <table:table-cell table:formula="of:=IF([.E82]=0;0;[.E82]/ABS([.E82]))" office:value-type="float" office:value="1" calcext:value-type="float">
            <text:p>1</text:p>
          </table:table-cell>
          <table:table-cell table:formula="of:=IF([.E82]=0;0;[.I82]*0.5*PI()-ATAN(([.F82]-right_king_pin_y)/wheelbase))" office:value-type="float" office:value="0.130053356518755" calcext:value-type="float">
            <text:p>0,130053356518755</text:p>
          </table:table-cell>
          <table:table-cell table:formula="of:=IF([.E82]=0;0;[.I82]*0.5*PI()-ATAN(([.F82]-left_king_pin_y)/wheelbase))" office:value-type="float" office:value="0.141649117990779" calcext:value-type="float">
            <text:p>0,141649117990779</text:p>
          </table:table-cell>
          <table:table-cell table:formula="of:=DEGREES([.C82]-[.J82])" office:value-type="float" office:value="0.0617001625367899" calcext:value-type="float">
            <text:p>0,06170016253679</text:p>
          </table:table-cell>
          <table:table-cell table:formula="of:=DEGREES([.D82]-[.K82])" office:value-type="float" office:value="-0.089881008629043" calcext:value-type="float">
            <text:p>-0,08988100862904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[ack_dev_data.A83]*analyze_resolution" office:value-type="float" office:value="-10.8" calcext:value-type="float">
            <text:p>-10,8</text:p>
          </table:table-cell>
          <table:table-cell table:formula="of:=[rf.N159]" office:value-type="float" office:value="0.12940563122699" calcext:value-type="float">
            <text:p>0,12940563122699</text:p>
          </table:table-cell>
          <table:table-cell table:formula="of:=[lf.N159]" office:value-type="float" office:value="0.138111027698712" calcext:value-type="float">
            <text:p>0,138111027698712</text:p>
          </table:table-cell>
          <table:table-cell table:formula="of:=([.C83]+[.D83])/2" office:value-type="float" office:value="0.133758329462851" calcext:value-type="float">
            <text:p>0,133758329462851</text:p>
          </table:table-cell>
          <table:table-cell table:formula="of:=IF([.E83] = 0;0;TAN(0.5*PI()-[.E83])*wheelbase)" office:value-type="float" office:value="2229.45916337502" calcext:value-type="float">
            <text:p>2229,45916337502</text:p>
          </table:table-cell>
          <table:table-cell table:formula="of:=IF([.D83] = 0;0;TAN(0.5*PI()-[.C83])*wheelbase+right_king_pin_y)" office:value-type="float" office:value="2210.33666087677" calcext:value-type="float">
            <text:p>2210,33666087677</text:p>
          </table:table-cell>
          <table:table-cell table:formula="of:=IF([.D83] = 0;0;TAN(0.5*PI()-[.D83])*wheelbase+left_king_pin_y)" office:value-type="float" office:value="2253.33673341084" calcext:value-type="float">
            <text:p>2253,33673341084</text:p>
          </table:table-cell>
          <table:table-cell table:formula="of:=IF([.E83]=0;0;[.E83]/ABS([.E83]))" office:value-type="float" office:value="1" calcext:value-type="float">
            <text:p>1</text:p>
          </table:table-cell>
          <table:table-cell table:formula="of:=IF([.E83]=0;0;[.I83]*0.5*PI()-ATAN(([.F83]-right_king_pin_y)/wheelbase))" office:value-type="float" office:value="0.128352758106872" calcext:value-type="float">
            <text:p>0,128352758106872</text:p>
          </table:table-cell>
          <table:table-cell table:formula="of:=IF([.E83]=0;0;[.I83]*0.5*PI()-ATAN(([.F83]-left_king_pin_y)/wheelbase))" office:value-type="float" office:value="0.139636138621039" calcext:value-type="float">
            <text:p>0,139636138621039</text:p>
          </table:table-cell>
          <table:table-cell table:formula="of:=DEGREES([.C83]-[.J83])" office:value-type="float" office:value="0.0603251861455468" calcext:value-type="float">
            <text:p>0,060325186145547</text:p>
          </table:table-cell>
          <table:table-cell table:formula="of:=DEGREES([.D83]-[.K83])" office:value-type="float" office:value="-0.0873824191386217" calcext:value-type="float">
            <text:p>-0,08738241913862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[ack_dev_data.A84]*analyze_resolution" office:value-type="float" office:value="-10.65" calcext:value-type="float">
            <text:p>-10,65</text:p>
          </table:table-cell>
          <table:table-cell table:formula="of:=[rf.N160]" office:value-type="float" office:value="0.12767887228831" calcext:value-type="float">
            <text:p>0,12767887228831</text:p>
          </table:table-cell>
          <table:table-cell table:formula="of:=[lf.N160]" office:value-type="float" office:value="0.136142938397714" calcext:value-type="float">
            <text:p>0,136142938397714</text:p>
          </table:table-cell>
          <table:table-cell table:formula="of:=([.C84]+[.D84])/2" office:value-type="float" office:value="0.131910905343012" calcext:value-type="float">
            <text:p>0,131910905343012</text:p>
          </table:table-cell>
          <table:table-cell table:formula="of:=IF([.E84] = 0;0;TAN(0.5*PI()-[.E84])*wheelbase)" office:value-type="float" office:value="2261.05588969864" calcext:value-type="float">
            <text:p>2261,05588969864</text:p>
          </table:table-cell>
          <table:table-cell table:formula="of:=IF([.D84] = 0;0;TAN(0.5*PI()-[.C84])*wheelbase+right_king_pin_y)" office:value-type="float" office:value="2241.86302812757" calcext:value-type="float">
            <text:p>2241,86302812757</text:p>
          </table:table-cell>
          <table:table-cell table:formula="of:=IF([.D84] = 0;0;TAN(0.5*PI()-[.D84])*wheelbase+left_king_pin_y)" office:value-type="float" office:value="2284.93521961251" calcext:value-type="float">
            <text:p>2284,93521961251</text:p>
          </table:table-cell>
          <table:table-cell table:formula="of:=IF([.E84]=0;0;[.E84]/ABS([.E84]))" office:value-type="float" office:value="1" calcext:value-type="float">
            <text:p>1</text:p>
          </table:table-cell>
          <table:table-cell table:formula="of:=IF([.E84]=0;0;[.I84]*0.5*PI()-ATAN(([.F84]-right_king_pin_y)/wheelbase))" office:value-type="float" office:value="0.126649908222304" calcext:value-type="float">
            <text:p>0,126649908222304</text:p>
          </table:table-cell>
          <table:table-cell table:formula="of:=IF([.E84]=0;0;[.I84]*0.5*PI()-ATAN(([.F84]-left_king_pin_y)/wheelbase))" office:value-type="float" office:value="0.137625044739512" calcext:value-type="float">
            <text:p>0,137625044739512</text:p>
          </table:table-cell>
          <table:table-cell table:formula="of:=DEGREES([.C84]-[.J84])" office:value-type="float" office:value="0.0589552982527613" calcext:value-type="float">
            <text:p>0,058955298252761</text:p>
          </table:table-cell>
          <table:table-cell table:formula="of:=DEGREES([.D84]-[.K84])" office:value-type="float" office:value="-0.0849184381746511" calcext:value-type="float">
            <text:p>-0,08491843817465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[ack_dev_data.A85]*analyze_resolution" office:value-type="float" office:value="-10.5" calcext:value-type="float">
            <text:p>-10,5</text:p>
          </table:table-cell>
          <table:table-cell table:formula="of:=[rf.N161]" office:value-type="float" office:value="0.125949958281149" calcext:value-type="float">
            <text:p>0,125949958281149</text:p>
          </table:table-cell>
          <table:table-cell table:formula="of:=[lf.N161]" office:value-type="float" office:value="0.134176135334912" calcext:value-type="float">
            <text:p>0,134176135334912</text:p>
          </table:table-cell>
          <table:table-cell table:formula="of:=([.C85]+[.D85])/2" office:value-type="float" office:value="0.130063046808031" calcext:value-type="float">
            <text:p>0,130063046808031</text:p>
          </table:table-cell>
          <table:table-cell table:formula="of:=IF([.E85] = 0;0;TAN(0.5*PI()-[.E85])*wheelbase)" office:value-type="float" office:value="2293.55267975506" calcext:value-type="float">
            <text:p>2293,55267975506</text:p>
          </table:table-cell>
          <table:table-cell table:formula="of:=IF([.D85] = 0;0;TAN(0.5*PI()-[.C85])*wheelbase+right_king_pin_y)" office:value-type="float" office:value="2274.29003142757" calcext:value-type="float">
            <text:p>2274,29003142757</text:p>
          </table:table-cell>
          <table:table-cell table:formula="of:=IF([.D85] = 0;0;TAN(0.5*PI()-[.D85])*wheelbase+left_king_pin_y)" office:value-type="float" office:value="2317.43330558196" calcext:value-type="float">
            <text:p>2317,43330558196</text:p>
          </table:table-cell>
          <table:table-cell table:formula="of:=IF([.E85]=0;0;[.E85]/ABS([.E85]))" office:value-type="float" office:value="1" calcext:value-type="float">
            <text:p>1</text:p>
          </table:table-cell>
          <table:table-cell table:formula="of:=IF([.E85]=0;0;[.I85]*0.5*PI()-ATAN(([.F85]-right_king_pin_y)/wheelbase))" office:value-type="float" office:value="0.124944806497932" calcext:value-type="float">
            <text:p>0,124944806497932</text:p>
          </table:table-cell>
          <table:table-cell table:formula="of:=IF([.E85]=0;0;[.I85]*0.5*PI()-ATAN(([.F85]-left_king_pin_y)/wheelbase))" office:value-type="float" office:value="0.135615843130484" calcext:value-type="float">
            <text:p>0,135615843130484</text:p>
          </table:table-cell>
          <table:table-cell table:formula="of:=DEGREES([.C85]-[.J85])" office:value-type="float" office:value="0.0575909549483717" calcext:value-type="float">
            <text:p>0,057590954948372</text:p>
          </table:table-cell>
          <table:table-cell table:formula="of:=DEGREES([.D85]-[.K85])" office:value-type="float" office:value="-0.0824891804183279" calcext:value-type="float">
            <text:p>-0,08248918041832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[ack_dev_data.A86]*analyze_resolution" office:value-type="float" office:value="-10.35" calcext:value-type="float">
            <text:p>-10,35</text:p>
          </table:table-cell>
          <table:table-cell table:formula="of:=[rf.N162]" office:value-type="float" office:value="0.124218896776992" calcext:value-type="float">
            <text:p>0,124218896776992</text:p>
          </table:table-cell>
          <table:table-cell table:formula="of:=[lf.N162]" office:value-type="float" office:value="0.132210623309273" calcext:value-type="float">
            <text:p>0,132210623309273</text:p>
          </table:table-cell>
          <table:table-cell table:formula="of:=([.C86]+[.D86])/2" office:value-type="float" office:value="0.128214760043132" calcext:value-type="float">
            <text:p>0,128214760043132</text:p>
          </table:table-cell>
          <table:table-cell table:formula="of:=IF([.E86] = 0;0;TAN(0.5*PI()-[.E86])*wheelbase)" office:value-type="float" office:value="2326.98866335543" calcext:value-type="float">
            <text:p>2326,98866335543</text:p>
          </table:table-cell>
          <table:table-cell table:formula="of:=IF([.D86] = 0;0;TAN(0.5*PI()-[.C86])*wheelbase+right_king_pin_y)" office:value-type="float" office:value="2307.65679920248" calcext:value-type="float">
            <text:p>2307,65679920248</text:p>
          </table:table-cell>
          <table:table-cell table:formula="of:=IF([.D86] = 0;0;TAN(0.5*PI()-[.D86])*wheelbase+left_king_pin_y)" office:value-type="float" office:value="2350.87012091335" calcext:value-type="float">
            <text:p>2350,87012091335</text:p>
          </table:table-cell>
          <table:table-cell table:formula="of:=IF([.E86]=0;0;[.E86]/ABS([.E86]))" office:value-type="float" office:value="1" calcext:value-type="float">
            <text:p>1</text:p>
          </table:table-cell>
          <table:table-cell table:formula="of:=IF([.E86]=0;0;[.I86]*0.5*PI()-ATAN(([.F86]-right_king_pin_y)/wheelbase))" office:value-type="float" office:value="0.123237452589303" calcext:value-type="float">
            <text:p>0,123237452589303</text:p>
          </table:table-cell>
          <table:table-cell table:formula="of:=IF([.E86]=0;0;[.I86]*0.5*PI()-ATAN(([.F86]-left_king_pin_y)/wheelbase))" office:value-type="float" office:value="0.13360854050141" calcext:value-type="float">
            <text:p>0,13360854050141</text:p>
          </table:table-cell>
          <table:table-cell table:formula="of:=DEGREES([.C86]-[.J86])" office:value-type="float" office:value="0.0562326097822236" calcext:value-type="float">
            <text:p>0,056232609782224</text:p>
          </table:table-cell>
          <table:table-cell table:formula="of:=DEGREES([.D86]-[.K86])" office:value-type="float" office:value="-0.0800947552182541" calcext:value-type="float">
            <text:p>-0,080094755218254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[ack_dev_data.A87]*analyze_resolution" office:value-type="float" office:value="-10.2" calcext:value-type="float">
            <text:p>-10,2</text:p>
          </table:table-cell>
          <table:table-cell table:formula="of:=[rf.N163]" office:value-type="float" office:value="0.122485695325654" calcext:value-type="float">
            <text:p>0,122485695325654</text:p>
          </table:table-cell>
          <table:table-cell table:formula="of:=[lf.N163]" office:value-type="float" office:value="0.130246407136068" calcext:value-type="float">
            <text:p>0,130246407136068</text:p>
          </table:table-cell>
          <table:table-cell table:formula="of:=([.C87]+[.D87])/2" office:value-type="float" office:value="0.126366051230861" calcext:value-type="float">
            <text:p>0,126366051230861</text:p>
          </table:table-cell>
          <table:table-cell table:formula="of:=IF([.E87] = 0;0;TAN(0.5*PI()-[.E87])*wheelbase)" office:value-type="float" office:value="2361.40527211375" calcext:value-type="float">
            <text:p>2361,40527211375</text:p>
          </table:table-cell>
          <table:table-cell table:formula="of:=IF([.D87] = 0;0;TAN(0.5*PI()-[.C87])*wheelbase+right_king_pin_y)" office:value-type="float" office:value="2342.00476169091" calcext:value-type="float">
            <text:p>2342,00476169091</text:p>
          </table:table-cell>
          <table:table-cell table:formula="of:=IF([.D87] = 0;0;TAN(0.5*PI()-[.D87])*wheelbase+left_king_pin_y)" office:value-type="float" office:value="2385.28709699698" calcext:value-type="float">
            <text:p>2385,28709699698</text:p>
          </table:table-cell>
          <table:table-cell table:formula="of:=IF([.E87]=0;0;[.E87]/ABS([.E87]))" office:value-type="float" office:value="1" calcext:value-type="float">
            <text:p>1</text:p>
          </table:table-cell>
          <table:table-cell table:formula="of:=IF([.E87]=0;0;[.I87]*0.5*PI()-ATAN(([.F87]-right_king_pin_y)/wheelbase))" office:value-type="float" office:value="0.121527846174974" calcext:value-type="float">
            <text:p>0,121527846174974</text:p>
          </table:table-cell>
          <table:table-cell table:formula="of:=IF([.E87]=0;0;[.I87]*0.5*PI()-ATAN(([.F87]-left_king_pin_y)/wheelbase))" office:value-type="float" office:value="0.13160314348322" calcext:value-type="float">
            <text:p>0,13160314348322</text:p>
          </table:table-cell>
          <table:table-cell table:formula="of:=DEGREES([.C87]-[.J87])" office:value-type="float" office:value="0.0548807137441851" calcext:value-type="float">
            <text:p>0,054880713744185</text:p>
          </table:table-cell>
          <table:table-cell table:formula="of:=DEGREES([.D87]-[.K87])" office:value-type="float" office:value="-0.0777352666038343" calcext:value-type="float">
            <text:p>-0,07773526660383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[ack_dev_data.A88]*analyze_resolution" office:value-type="float" office:value="-10.05" calcext:value-type="float">
            <text:p>-10,05</text:p>
          </table:table-cell>
          <table:table-cell table:formula="of:=[rf.N164]" office:value-type="float" office:value="0.120750361455279" calcext:value-type="float">
            <text:p>0,120750361455279</text:p>
          </table:table-cell>
          <table:table-cell table:formula="of:=[lf.N164]" office:value-type="float" office:value="0.128283491646929" calcext:value-type="float">
            <text:p>0,128283491646929</text:p>
          </table:table-cell>
          <table:table-cell table:formula="of:=([.C88]+[.D88])/2" office:value-type="float" office:value="0.124516926551104" calcext:value-type="float">
            <text:p>0,124516926551104</text:p>
          </table:table-cell>
          <table:table-cell table:formula="of:=IF([.E88] = 0;0;TAN(0.5*PI()-[.E88])*wheelbase)" office:value-type="float" office:value="2396.84641122337" calcext:value-type="float">
            <text:p>2396,84641122337</text:p>
          </table:table-cell>
          <table:table-cell table:formula="of:=IF([.D88] = 0;0;TAN(0.5*PI()-[.C88])*wheelbase+right_king_pin_y)" office:value-type="float" office:value="2377.37782272064" calcext:value-type="float">
            <text:p>2377,37782272064</text:p>
          </table:table-cell>
          <table:table-cell table:formula="of:=IF([.D88] = 0;0;TAN(0.5*PI()-[.D88])*wheelbase+left_king_pin_y)" office:value-type="float" office:value="2420.72813879583" calcext:value-type="float">
            <text:p>2420,72813879583</text:p>
          </table:table-cell>
          <table:table-cell table:formula="of:=IF([.E88]=0;0;[.E88]/ABS([.E88]))" office:value-type="float" office:value="1" calcext:value-type="float">
            <text:p>1</text:p>
          </table:table-cell>
          <table:table-cell table:formula="of:=IF([.E88]=0;0;[.I88]*0.5*PI()-ATAN(([.F88]-right_king_pin_y)/wheelbase))" office:value-type="float" office:value="0.119815986956847" calcext:value-type="float">
            <text:p>0,119815986956847</text:p>
          </table:table-cell>
          <table:table-cell table:formula="of:=IF([.E88]=0;0;[.I88]*0.5*PI()-ATAN(([.F88]-left_king_pin_y)/wheelbase))" office:value-type="float" office:value="0.129599658630613" calcext:value-type="float">
            <text:p>0,129599658630613</text:p>
          </table:table-cell>
          <table:table-cell table:formula="of:=DEGREES([.C88]-[.J88])" office:value-type="float" office:value="0.053535715244796" calcext:value-type="float">
            <text:p>0,053535715244796</text:p>
          </table:table-cell>
          <table:table-cell table:formula="of:=DEGREES([.D88]-[.K88])" office:value-type="float" office:value="-0.075410813299562" calcext:value-type="float">
            <text:p>-0,075410813299562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[ack_dev_data.A89]*analyze_resolution" office:value-type="float" office:value="-9.9" calcext:value-type="float">
            <text:p>-9,9</text:p>
          </table:table-cell>
          <table:table-cell table:formula="of:=[rf.N165]" office:value-type="float" office:value="0.119012902672329" calcext:value-type="float">
            <text:p>0,119012902672329</text:p>
          </table:table-cell>
          <table:table-cell table:formula="of:=[lf.N165]" office:value-type="float" office:value="0.126321881689915" calcext:value-type="float">
            <text:p>0,126321881689915</text:p>
          </table:table-cell>
          <table:table-cell table:formula="of:=([.C89]+[.D89])/2" office:value-type="float" office:value="0.122667392181122" calcext:value-type="float">
            <text:p>0,122667392181122</text:p>
          </table:table-cell>
          <table:table-cell table:formula="of:=IF([.E89] = 0;0;TAN(0.5*PI()-[.E89])*wheelbase)" office:value-type="float" office:value="2433.35864684916" calcext:value-type="float">
            <text:p>2433,35864684916</text:p>
          </table:table-cell>
          <table:table-cell table:formula="of:=IF([.D89] = 0;0;TAN(0.5*PI()-[.C89])*wheelbase+right_king_pin_y)" office:value-type="float" office:value="2413.82254710103" calcext:value-type="float">
            <text:p>2413,82254710103</text:p>
          </table:table-cell>
          <table:table-cell table:formula="of:=IF([.D89] = 0;0;TAN(0.5*PI()-[.D89])*wheelbase+left_king_pin_y)" office:value-type="float" office:value="2457.23981223756" calcext:value-type="float">
            <text:p>2457,23981223756</text:p>
          </table:table-cell>
          <table:table-cell table:formula="of:=IF([.E89]=0;0;[.E89]/ABS([.E89]))" office:value-type="float" office:value="1" calcext:value-type="float">
            <text:p>1</text:p>
          </table:table-cell>
          <table:table-cell table:formula="of:=IF([.E89]=0;0;[.I89]*0.5*PI()-ATAN(([.F89]-right_king_pin_y)/wheelbase))" office:value-type="float" office:value="0.118101874660517" calcext:value-type="float">
            <text:p>0,118101874660517</text:p>
          </table:table-cell>
          <table:table-cell table:formula="of:=IF([.E89]=0;0;[.I89]*0.5*PI()-ATAN(([.F89]-left_king_pin_y)/wheelbase))" office:value-type="float" office:value="0.127598092422362" calcext:value-type="float">
            <text:p>0,127598092422362</text:p>
          </table:table-cell>
          <table:table-cell table:formula="of:=DEGREES([.C89]-[.J89])" office:value-type="float" office:value="0.0521980600950271" calcext:value-type="float">
            <text:p>0,052198060095027</text:p>
          </table:table-cell>
          <table:table-cell table:formula="of:=DEGREES([.D89]-[.K89])" office:value-type="float" office:value="-0.0731214887385058" calcext:value-type="float">
            <text:p>-0,07312148873850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[ack_dev_data.A90]*analyze_resolution" office:value-type="float" office:value="-9.75" calcext:value-type="float">
            <text:p>-9,75</text:p>
          </table:table-cell>
          <table:table-cell table:formula="of:=[rf.N166]" office:value-type="float" office:value="0.117273326461598" calcext:value-type="float">
            <text:p>0,117273326461598</text:p>
          </table:table-cell>
          <table:table-cell table:formula="of:=[lf.N166]" office:value-type="float" office:value="0.124361582129557" calcext:value-type="float">
            <text:p>0,124361582129557</text:p>
          </table:table-cell>
          <table:table-cell table:formula="of:=([.C90]+[.D90])/2" office:value-type="float" office:value="0.120817454295577" calcext:value-type="float">
            <text:p>0,120817454295577</text:p>
          </table:table-cell>
          <table:table-cell table:formula="of:=IF([.E90] = 0;0;TAN(0.5*PI()-[.E90])*wheelbase)" office:value-type="float" office:value="2470.99141081774" calcext:value-type="float">
            <text:p>2470,99141081774</text:p>
          </table:table-cell>
          <table:table-cell table:formula="of:=IF([.D90] = 0;0;TAN(0.5*PI()-[.C90])*wheelbase+right_king_pin_y)" office:value-type="float" office:value="2451.3883653129" calcext:value-type="float">
            <text:p>2451,3883653129</text:p>
          </table:table-cell>
          <table:table-cell table:formula="of:=IF([.D90] = 0;0;TAN(0.5*PI()-[.D90])*wheelbase+left_king_pin_y)" office:value-type="float" office:value="2494.87154890495" calcext:value-type="float">
            <text:p>2494,87154890495</text:p>
          </table:table-cell>
          <table:table-cell table:formula="of:=IF([.E90]=0;0;[.E90]/ABS([.E90]))" office:value-type="float" office:value="1" calcext:value-type="float">
            <text:p>1</text:p>
          </table:table-cell>
          <table:table-cell table:formula="of:=IF([.E90]=0;0;[.I90]*0.5*PI()-ATAN(([.F90]-right_king_pin_y)/wheelbase))" office:value-type="float" office:value="0.116385509035611" calcext:value-type="float">
            <text:p>0,116385509035611</text:p>
          </table:table-cell>
          <table:table-cell table:formula="of:=IF([.E90]=0;0;[.I90]*0.5*PI()-ATAN(([.F90]-left_king_pin_y)/wheelbase))" office:value-type="float" office:value="0.125598451261624" calcext:value-type="float">
            <text:p>0,125598451261624</text:p>
          </table:table-cell>
          <table:table-cell table:formula="of:=DEGREES([.C90]-[.J90])" office:value-type="float" office:value="0.0508681914872478" calcext:value-type="float">
            <text:p>0,050868191487248</text:p>
          </table:table-cell>
          <table:table-cell table:formula="of:=DEGREES([.D90]-[.K90])" office:value-type="float" office:value="-0.0708673810774482" calcext:value-type="float">
            <text:p>-0,07086738107744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[ack_dev_data.A91]*analyze_resolution" office:value-type="float" office:value="-9.6" calcext:value-type="float">
            <text:p>-9,6</text:p>
          </table:table-cell>
          <table:table-cell table:formula="of:=[rf.N167]" office:value-type="float" office:value="0.115531640286197" calcext:value-type="float">
            <text:p>0,115531640286197</text:p>
          </table:table-cell>
          <table:table-cell table:formula="of:=[lf.N167]" office:value-type="float" office:value="0.122402597846923" calcext:value-type="float">
            <text:p>0,122402597846923</text:p>
          </table:table-cell>
          <table:table-cell table:formula="of:=([.C91]+[.D91])/2" office:value-type="float" office:value="0.11896711906656" calcext:value-type="float">
            <text:p>0,11896711906656</text:p>
          </table:table-cell>
          <table:table-cell table:formula="of:=IF([.E91] = 0;0;TAN(0.5*PI()-[.E91])*wheelbase)" office:value-type="float" office:value="2509.79722449723" calcext:value-type="float">
            <text:p>2509,79722449723</text:p>
          </table:table-cell>
          <table:table-cell table:formula="of:=IF([.D91] = 0;0;TAN(0.5*PI()-[.C91])*wheelbase+right_king_pin_y)" office:value-type="float" office:value="2490.1277973885" calcext:value-type="float">
            <text:p>2490,1277973885</text:p>
          </table:table-cell>
          <table:table-cell table:formula="of:=IF([.D91] = 0;0;TAN(0.5*PI()-[.D91])*wheelbase+left_king_pin_y)" office:value-type="float" office:value="2533.67586991539" calcext:value-type="float">
            <text:p>2533,67586991539</text:p>
          </table:table-cell>
          <table:table-cell table:formula="of:=IF([.E91]=0;0;[.E91]/ABS([.E91]))" office:value-type="float" office:value="1" calcext:value-type="float">
            <text:p>1</text:p>
          </table:table-cell>
          <table:table-cell table:formula="of:=IF([.E91]=0;0;[.I91]*0.5*PI()-ATAN(([.F91]-right_king_pin_y)/wheelbase))" office:value-type="float" office:value="0.114666889856134" calcext:value-type="float">
            <text:p>0,114666889856134</text:p>
          </table:table-cell>
          <table:table-cell table:formula="of:=IF([.E91]=0;0;[.I91]*0.5*PI()-ATAN(([.F91]-left_king_pin_y)/wheelbase))" office:value-type="float" office:value="0.123600741476244" calcext:value-type="float">
            <text:p>0,123600741476244</text:p>
          </table:table-cell>
          <table:table-cell table:formula="of:=DEGREES([.C91]-[.J91])" office:value-type="float" office:value="0.0495465499747556" calcext:value-type="float">
            <text:p>0,049546549974756</text:p>
          </table:table-cell>
          <table:table-cell table:formula="of:=DEGREES([.D91]-[.K91])" office:value-type="float" office:value="-0.0686485732105626" calcext:value-type="float">
            <text:p>-0,068648573210563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[ack_dev_data.A92]*analyze_resolution" office:value-type="float" office:value="-9.45" calcext:value-type="float">
            <text:p>-9,45</text:p>
          </table:table-cell>
          <table:table-cell table:formula="of:=[rf.N168]" office:value-type="float" office:value="0.113787851587559" calcext:value-type="float">
            <text:p>0,113787851587559</text:p>
          </table:table-cell>
          <table:table-cell table:formula="of:=[lf.N168]" office:value-type="float" office:value="0.120444933739674" calcext:value-type="float">
            <text:p>0,120444933739674</text:p>
          </table:table-cell>
          <table:table-cell table:formula="of:=([.C92]+[.D92])/2" office:value-type="float" office:value="0.117116392663616" calcext:value-type="float">
            <text:p>0,117116392663616</text:p>
          </table:table-cell>
          <table:table-cell table:formula="of:=IF([.E92] = 0;0;TAN(0.5*PI()-[.E92])*wheelbase)" office:value-type="float" office:value="2549.831943999" calcext:value-type="float">
            <text:p>2549,831943999</text:p>
          </table:table-cell>
          <table:table-cell table:formula="of:=IF([.D92] = 0;0;TAN(0.5*PI()-[.C92])*wheelbase+right_king_pin_y)" office:value-type="float" office:value="2530.0966981132" calcext:value-type="float">
            <text:p>2530,0966981132</text:p>
          </table:table-cell>
          <table:table-cell table:formula="of:=IF([.D92] = 0;0;TAN(0.5*PI()-[.D92])*wheelbase+left_king_pin_y)" office:value-type="float" office:value="2573.70863112276" calcext:value-type="float">
            <text:p>2573,70863112276</text:p>
          </table:table-cell>
          <table:table-cell table:formula="of:=IF([.E92]=0;0;[.E92]/ABS([.E92]))" office:value-type="float" office:value="1" calcext:value-type="float">
            <text:p>1</text:p>
          </table:table-cell>
          <table:table-cell table:formula="of:=IF([.E92]=0;0;[.I92]*0.5*PI()-ATAN(([.F92]-right_king_pin_y)/wheelbase))" office:value-type="float" office:value="0.112946016920816" calcext:value-type="float">
            <text:p>0,112946016920816</text:p>
          </table:table-cell>
          <table:table-cell table:formula="of:=IF([.E92]=0;0;[.I92]*0.5*PI()-ATAN(([.F92]-left_king_pin_y)/wheelbase))" office:value-type="float" office:value="0.121604969319071" calcext:value-type="float">
            <text:p>0,121604969319071</text:p>
          </table:table-cell>
          <table:table-cell table:formula="of:=DEGREES([.C92]-[.J92])" office:value-type="float" office:value="0.048233573452159" calcext:value-type="float">
            <text:p>0,048233573452159</text:p>
          </table:table-cell>
          <table:table-cell table:formula="of:=DEGREES([.D92]-[.K92])" office:value-type="float" office:value="-0.0664651427844886" calcext:value-type="float">
            <text:p>-0,066465142784489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[ack_dev_data.A93]*analyze_resolution" office:value-type="float" office:value="-9.3" calcext:value-type="float">
            <text:p>-9,3</text:p>
          </table:table-cell>
          <table:table-cell table:formula="of:=[rf.N169]" office:value-type="float" office:value="0.112041967785444" calcext:value-type="float">
            <text:p>0,112041967785444</text:p>
          </table:table-cell>
          <table:table-cell table:formula="of:=[lf.N169]" office:value-type="float" office:value="0.118488594722122" calcext:value-type="float">
            <text:p>0,118488594722122</text:p>
          </table:table-cell>
          <table:table-cell table:formula="of:=([.C93]+[.D93])/2" office:value-type="float" office:value="0.115265281253783" calcext:value-type="float">
            <text:p>0,115265281253783</text:p>
          </table:table-cell>
          <table:table-cell table:formula="of:=IF([.E93] = 0;0;TAN(0.5*PI()-[.E93])*wheelbase)" office:value-type="float" office:value="2591.15502910844" calcext:value-type="float">
            <text:p>2591,15502910844</text:p>
          </table:table-cell>
          <table:table-cell table:formula="of:=IF([.D93] = 0;0;TAN(0.5*PI()-[.C93])*wheelbase+right_king_pin_y)" office:value-type="float" office:value="2571.35452595616" calcext:value-type="float">
            <text:p>2571,35452595616</text:p>
          </table:table-cell>
          <table:table-cell table:formula="of:=IF([.D93] = 0;0;TAN(0.5*PI()-[.D93])*wheelbase+left_king_pin_y)" office:value-type="float" office:value="2615.02929204812" calcext:value-type="float">
            <text:p>2615,02929204812</text:p>
          </table:table-cell>
          <table:table-cell table:formula="of:=IF([.E93]=0;0;[.E93]/ABS([.E93]))" office:value-type="float" office:value="1" calcext:value-type="float">
            <text:p>1</text:p>
          </table:table-cell>
          <table:table-cell table:formula="of:=IF([.E93]=0;0;[.I93]*0.5*PI()-ATAN(([.F93]-right_king_pin_y)/wheelbase))" office:value-type="float" office:value="0.111222890053465" calcext:value-type="float">
            <text:p>0,111222890053465</text:p>
          </table:table-cell>
          <table:table-cell table:formula="of:=IF([.E93]=0;0;[.I93]*0.5*PI()-ATAN(([.F93]-left_king_pin_y)/wheelbase))" office:value-type="float" office:value="0.119611140968283" calcext:value-type="float">
            <text:p>0,119611140968283</text:p>
          </table:table-cell>
          <table:table-cell table:formula="of:=DEGREES([.C93]-[.J93])" office:value-type="float" office:value="0.0469296971355686" calcext:value-type="float">
            <text:p>0,046929697135569</text:p>
          </table:table-cell>
          <table:table-cell table:formula="of:=DEGREES([.D93]-[.K93])" office:value-type="float" office:value="-0.0643171622133065" calcext:value-type="float">
            <text:p>-0,064317162213307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[ack_dev_data.A94]*analyze_resolution" office:value-type="float" office:value="-9.15" calcext:value-type="float">
            <text:p>-9,15</text:p>
          </table:table-cell>
          <table:table-cell table:formula="of:=[rf.N170]" office:value-type="float" office:value="0.110293996277943" calcext:value-type="float">
            <text:p>0,110293996277943</text:p>
          </table:table-cell>
          <table:table-cell table:formula="of:=[lf.N170]" office:value-type="float" office:value="0.116533585725284" calcext:value-type="float">
            <text:p>0,116533585725284</text:p>
          </table:table-cell>
          <table:table-cell table:formula="of:=([.C94]+[.D94])/2" office:value-type="float" office:value="0.113413791001613" calcext:value-type="float">
            <text:p>0,113413791001613</text:p>
          </table:table-cell>
          <table:table-cell table:formula="of:=IF([.E94] = 0;0;TAN(0.5*PI()-[.E94])*wheelbase)" office:value-type="float" office:value="2633.82983866817" calcext:value-type="float">
            <text:p>2633,82983866817</text:p>
          </table:table-cell>
          <table:table-cell table:formula="of:=IF([.D94] = 0;0;TAN(0.5*PI()-[.C94])*wheelbase+right_king_pin_y)" office:value-type="float" office:value="2613.96463845351" calcext:value-type="float">
            <text:p>2613,96463845351</text:p>
          </table:table-cell>
          <table:table-cell table:formula="of:=IF([.D94] = 0;0;TAN(0.5*PI()-[.D94])*wheelbase+left_king_pin_y)" office:value-type="float" office:value="2657.70121126292" calcext:value-type="float">
            <text:p>2657,70121126292</text:p>
          </table:table-cell>
          <table:table-cell table:formula="of:=IF([.E94]=0;0;[.E94]/ABS([.E94]))" office:value-type="float" office:value="1" calcext:value-type="float">
            <text:p>1</text:p>
          </table:table-cell>
          <table:table-cell table:formula="of:=IF([.E94]=0;0;[.I94]*0.5*PI()-ATAN(([.F94]-right_king_pin_y)/wheelbase))" office:value-type="float" office:value="0.109497509103311" calcext:value-type="float">
            <text:p>0,109497509103311</text:p>
          </table:table-cell>
          <table:table-cell table:formula="of:=IF([.E94]=0;0;[.I94]*0.5*PI()-ATAN(([.F94]-left_king_pin_y)/wheelbase))" office:value-type="float" office:value="0.117619262527696" calcext:value-type="float">
            <text:p>0,117619262527696</text:p>
          </table:table-cell>
          <table:table-cell table:formula="of:=DEGREES([.C94]-[.J94])" office:value-type="float" office:value="0.0456353535426868" calcext:value-type="float">
            <text:p>0,045635353542687</text:p>
          </table:table-cell>
          <table:table-cell table:formula="of:=DEGREES([.D94]-[.K94])" office:value-type="float" office:value="-0.062204698693511" calcext:value-type="float">
            <text:p>-0,06220469869351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[ack_dev_data.A95]*analyze_resolution" office:value-type="float" office:value="-9" calcext:value-type="float">
            <text:p>-9</text:p>
          </table:table-cell>
          <table:table-cell table:formula="of:=[rf.N171]" office:value-type="float" office:value="0.108543944441473" calcext:value-type="float">
            <text:p>0,108543944441473</text:p>
          </table:table-cell>
          <table:table-cell table:formula="of:=[lf.N171]" office:value-type="float" office:value="0.114579911696942" calcext:value-type="float">
            <text:p>0,114579911696942</text:p>
          </table:table-cell>
          <table:table-cell table:formula="of:=([.C95]+[.D95])/2" office:value-type="float" office:value="0.111561928069208" calcext:value-type="float">
            <text:p>0,111561928069208</text:p>
          </table:table-cell>
          <table:table-cell table:formula="of:=IF([.E95] = 0;0;TAN(0.5*PI()-[.E95])*wheelbase)" office:value-type="float" office:value="2677.92395549941" calcext:value-type="float">
            <text:p>2677,92395549941</text:p>
          </table:table-cell>
          <table:table-cell table:formula="of:=IF([.D95] = 0;0;TAN(0.5*PI()-[.C95])*wheelbase+right_king_pin_y)" office:value-type="float" office:value="2657.99461712976" calcext:value-type="float">
            <text:p>2657,99461712976</text:p>
          </table:table-cell>
          <table:table-cell table:formula="of:=IF([.D95] = 0;0;TAN(0.5*PI()-[.D95])*wheelbase+left_king_pin_y)" office:value-type="float" office:value="2701.79197131034" calcext:value-type="float">
            <text:p>2701,79197131034</text:p>
          </table:table-cell>
          <table:table-cell table:formula="of:=IF([.E95]=0;0;[.E95]/ABS([.E95]))" office:value-type="float" office:value="1" calcext:value-type="float">
            <text:p>1</text:p>
          </table:table-cell>
          <table:table-cell table:formula="of:=IF([.E95]=0;0;[.I95]*0.5*PI()-ATAN(([.F95]-right_king_pin_y)/wheelbase))" office:value-type="float" office:value="0.107769873945364" calcext:value-type="float">
            <text:p>0,107769873945364</text:p>
          </table:table-cell>
          <table:table-cell table:formula="of:=IF([.E95]=0;0;[.I95]*0.5*PI()-ATAN(([.F95]-left_king_pin_y)/wheelbase))" office:value-type="float" office:value="0.115629340027097" calcext:value-type="float">
            <text:p>0,115629340027097</text:p>
          </table:table-cell>
          <table:table-cell table:formula="of:=DEGREES([.C95]-[.J95])" office:value-type="float" office:value="0.0443509724726564" calcext:value-type="float">
            <text:p>0,044350972472656</text:p>
          </table:table-cell>
          <table:table-cell table:formula="of:=DEGREES([.D95]-[.K95])" office:value-type="float" office:value="-0.060127814219329" calcext:value-type="float">
            <text:p>-0,060127814219329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[ack_dev_data.A96]*analyze_resolution" office:value-type="float" office:value="-8.85" calcext:value-type="float">
            <text:p>-8,85</text:p>
          </table:table-cell>
          <table:table-cell table:formula="of:=[rf.N172]" office:value-type="float" office:value="0.10679181963079" calcext:value-type="float">
            <text:p>0,10679181963079</text:p>
          </table:table-cell>
          <table:table-cell table:formula="of:=[lf.N172]" office:value-type="float" office:value="0.112627577601702" calcext:value-type="float">
            <text:p>0,112627577601702</text:p>
          </table:table-cell>
          <table:table-cell table:formula="of:=([.C96]+[.D96])/2" office:value-type="float" office:value="0.109709698616246" calcext:value-type="float">
            <text:p>0,109709698616246</text:p>
          </table:table-cell>
          <table:table-cell table:formula="of:=IF([.E96] = 0;0;TAN(0.5*PI()-[.E96])*wheelbase)" office:value-type="float" office:value="2723.50954436626" calcext:value-type="float">
            <text:p>2723,50954436626</text:p>
          </table:table-cell>
          <table:table-cell table:formula="of:=IF([.D96] = 0;0;TAN(0.5*PI()-[.C96])*wheelbase+right_king_pin_y)" office:value-type="float" office:value="2703.51662546207" calcext:value-type="float">
            <text:p>2703,51662546207</text:p>
          </table:table-cell>
          <table:table-cell table:formula="of:=IF([.D96] = 0;0;TAN(0.5*PI()-[.D96])*wheelbase+left_king_pin_y)" office:value-type="float" office:value="2747.3737366695" calcext:value-type="float">
            <text:p>2747,3737366695</text:p>
          </table:table-cell>
          <table:table-cell table:formula="of:=IF([.E96]=0;0;[.E96]/ABS([.E96]))" office:value-type="float" office:value="1" calcext:value-type="float">
            <text:p>1</text:p>
          </table:table-cell>
          <table:table-cell table:formula="of:=IF([.E96]=0;0;[.I96]*0.5*PI()-ATAN(([.F96]-right_king_pin_y)/wheelbase))" office:value-type="float" office:value="0.106039984480762" calcext:value-type="float">
            <text:p>0,106039984480762</text:p>
          </table:table-cell>
          <table:table-cell table:formula="of:=IF([.E96]=0;0;[.I96]*0.5*PI()-ATAN(([.F96]-left_king_pin_y)/wheelbase))" office:value-type="float" office:value="0.113641379422565" calcext:value-type="float">
            <text:p>0,113641379422565</text:p>
          </table:table-cell>
          <table:table-cell table:formula="of:=DEGREES([.C96]-[.J96])" office:value-type="float" office:value="0.0430769809861622" calcext:value-type="float">
            <text:p>0,043076980986162</text:p>
          </table:table-cell>
          <table:table-cell table:formula="of:=DEGREES([.D96]-[.K96])" office:value-type="float" office:value="-0.0580865655981134" calcext:value-type="float">
            <text:p>-0,058086565598113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[ack_dev_data.A97]*analyze_resolution" office:value-type="float" office:value="-8.7" calcext:value-type="float">
            <text:p>-8,7</text:p>
          </table:table-cell>
          <table:table-cell table:formula="of:=[rf.N173]" office:value-type="float" office:value="0.105037629178991" calcext:value-type="float">
            <text:p>0,105037629178991</text:p>
          </table:table-cell>
          <table:table-cell table:formula="of:=[lf.N173]" office:value-type="float" office:value="0.110676588421045" calcext:value-type="float">
            <text:p>0,110676588421045</text:p>
          </table:table-cell>
          <table:table-cell table:formula="of:=([.C97]+[.D97])/2" office:value-type="float" office:value="0.107857108800018" calcext:value-type="float">
            <text:p>0,107857108800018</text:p>
          </table:table-cell>
          <table:table-cell table:formula="of:=IF([.E97] = 0;0;TAN(0.5*PI()-[.E97])*wheelbase)" office:value-type="float" office:value="2770.66374697072" calcext:value-type="float">
            <text:p>2770,66374697072</text:p>
          </table:table-cell>
          <table:table-cell table:formula="of:=IF([.D97] = 0;0;TAN(0.5*PI()-[.C97])*wheelbase+right_king_pin_y)" office:value-type="float" office:value="2750.60780387514" calcext:value-type="float">
            <text:p>2750,60780387514</text:p>
          </table:table-cell>
          <table:table-cell table:formula="of:=IF([.D97] = 0;0;TAN(0.5*PI()-[.D97])*wheelbase+left_king_pin_y)" office:value-type="float" office:value="2794.52364875057" calcext:value-type="float">
            <text:p>2794,52364875057</text:p>
          </table:table-cell>
          <table:table-cell table:formula="of:=IF([.E97]=0;0;[.E97]/ABS([.E97]))" office:value-type="float" office:value="1" calcext:value-type="float">
            <text:p>1</text:p>
          </table:table-cell>
          <table:table-cell table:formula="of:=IF([.E97]=0;0;[.I97]*0.5*PI()-ATAN(([.F97]-right_king_pin_y)/wheelbase))" office:value-type="float" office:value="0.104307840637133" calcext:value-type="float">
            <text:p>0,104307840637133</text:p>
          </table:table-cell>
          <table:table-cell table:formula="of:=IF([.E97]=0;0;[.I97]*0.5*PI()-ATAN(([.F97]-left_king_pin_y)/wheelbase))" office:value-type="float" office:value="0.111655386596806" calcext:value-type="float">
            <text:p>0,111655386596806</text:p>
          </table:table-cell>
          <table:table-cell table:formula="of:=DEGREES([.C97]-[.J97])" office:value-type="float" office:value="0.0418138033855214" calcext:value-type="float">
            <text:p>0,041813803385521</text:p>
          </table:table-cell>
          <table:table-cell table:formula="of:=DEGREES([.D97]-[.K97])" office:value-type="float" office:value="-0.0560810044662201" calcext:value-type="float">
            <text:p>-0,05608100446622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[ack_dev_data.A98]*analyze_resolution" office:value-type="float" office:value="-8.55" calcext:value-type="float">
            <text:p>-8,55</text:p>
          </table:table-cell>
          <table:table-cell table:formula="of:=[rf.N174]" office:value-type="float" office:value="0.103281380397521" calcext:value-type="float">
            <text:p>0,103281380397521</text:p>
          </table:table-cell>
          <table:table-cell table:formula="of:=[lf.N174]" office:value-type="float" office:value="0.10872694915339" calcext:value-type="float">
            <text:p>0,10872694915339</text:p>
          </table:table-cell>
          <table:table-cell table:formula="of:=([.C98]+[.D98])/2" office:value-type="float" office:value="0.106004164775456" calcext:value-type="float">
            <text:p>0,106004164775456</text:p>
          </table:table-cell>
          <table:table-cell table:formula="of:=IF([.E98] = 0;0;TAN(0.5*PI()-[.E98])*wheelbase)" office:value-type="float" office:value="2819.46911852623" calcext:value-type="float">
            <text:p>2819,46911852623</text:p>
          </table:table-cell>
          <table:table-cell table:formula="of:=IF([.D98] = 0;0;TAN(0.5*PI()-[.C98])*wheelbase+right_king_pin_y)" office:value-type="float" office:value="2799.35070631483" calcext:value-type="float">
            <text:p>2799,35070631483</text:p>
          </table:table-cell>
          <table:table-cell table:formula="of:=IF([.D98] = 0;0;TAN(0.5*PI()-[.D98])*wheelbase+left_king_pin_y)" office:value-type="float" office:value="2843.32426246816" calcext:value-type="float">
            <text:p>2843,32426246816</text:p>
          </table:table-cell>
          <table:table-cell table:formula="of:=IF([.E98]=0;0;[.E98]/ABS([.E98]))" office:value-type="float" office:value="1" calcext:value-type="float">
            <text:p>1</text:p>
          </table:table-cell>
          <table:table-cell table:formula="of:=IF([.E98]=0;0;[.I98]*0.5*PI()-ATAN(([.F98]-right_king_pin_y)/wheelbase))" office:value-type="float" office:value="0.102573442368944" calcext:value-type="float">
            <text:p>0,102573442368944</text:p>
          </table:table-cell>
          <table:table-cell table:formula="of:=IF([.E98]=0;0;[.I98]*0.5*PI()-ATAN(([.F98]-left_king_pin_y)/wheelbase))" office:value-type="float" office:value="0.109671367359486" calcext:value-type="float">
            <text:p>0,109671367359486</text:p>
          </table:table-cell>
          <table:table-cell table:formula="of:=DEGREES([.C98]-[.J98])" office:value-type="float" office:value="0.0405618611943022" calcext:value-type="float">
            <text:p>0,040561861194302</text:p>
          </table:table-cell>
          <table:table-cell table:formula="of:=DEGREES([.D98]-[.K98])" office:value-type="float" office:value="-0.0541111773046062" calcext:value-type="float">
            <text:p>-0,054111177304606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[ack_dev_data.A99]*analyze_resolution" office:value-type="float" office:value="-8.4" calcext:value-type="float">
            <text:p>-8,4</text:p>
          </table:table-cell>
          <table:table-cell table:formula="of:=[rf.N175]" office:value-type="float" office:value="0.101523080576179" calcext:value-type="float">
            <text:p>0,101523080576179</text:p>
          </table:table-cell>
          <table:table-cell table:formula="of:=[lf.N175]" office:value-type="float" office:value="0.106778664814147" calcext:value-type="float">
            <text:p>0,106778664814147</text:p>
          </table:table-cell>
          <table:table-cell table:formula="of:=([.C99]+[.D99])/2" office:value-type="float" office:value="0.104150872695163" calcext:value-type="float">
            <text:p>0,104150872695163</text:p>
          </table:table-cell>
          <table:table-cell table:formula="of:=IF([.E99] = 0;0;TAN(0.5*PI()-[.E99])*wheelbase)" office:value-type="float" office:value="2870.01411110684" calcext:value-type="float">
            <text:p>2870,01411110684</text:p>
          </table:table-cell>
          <table:table-cell table:formula="of:=IF([.D99] = 0;0;TAN(0.5*PI()-[.C99])*wheelbase+right_king_pin_y)" office:value-type="float" office:value="2849.83378359728" calcext:value-type="float">
            <text:p>2849,83378359728</text:p>
          </table:table-cell>
          <table:table-cell table:formula="of:=IF([.D99] = 0;0;TAN(0.5*PI()-[.D99])*wheelbase+left_king_pin_y)" office:value-type="float" office:value="2893.86402959054" calcext:value-type="float">
            <text:p>2893,86402959054</text:p>
          </table:table-cell>
          <table:table-cell table:formula="of:=IF([.E99]=0;0;[.E99]/ABS([.E99]))" office:value-type="float" office:value="1" calcext:value-type="float">
            <text:p>1</text:p>
          </table:table-cell>
          <table:table-cell table:formula="of:=IF([.E99]=0;0;[.I99]*0.5*PI()-ATAN(([.F99]-right_king_pin_y)/wheelbase))" office:value-type="float" office:value="0.100836789657867" calcext:value-type="float">
            <text:p>0,100836789657867</text:p>
          </table:table-cell>
          <table:table-cell table:formula="of:=IF([.E99]=0;0;[.I99]*0.5*PI()-ATAN(([.F99]-left_king_pin_y)/wheelbase))" office:value-type="float" office:value="0.107689327447563" calcext:value-type="float">
            <text:p>0,107689327447563</text:p>
          </table:table-cell>
          <table:table-cell table:formula="of:=DEGREES([.C99]-[.J99])" office:value-type="float" office:value="0.039321573137452" calcext:value-type="float">
            <text:p>0,039321573137452</text:p>
          </table:table-cell>
          <table:table-cell table:formula="of:=DEGREES([.D99]-[.K99])" office:value-type="float" office:value="-0.0521771254549866" calcext:value-type="float">
            <text:p>-0,052177125454987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[ack_dev_data.A100]*analyze_resolution" office:value-type="float" office:value="-8.25" calcext:value-type="float">
            <text:p>-8,25</text:p>
          </table:table-cell>
          <table:table-cell table:formula="of:=[rf.N176]" office:value-type="float" office:value="0.09976273698313" calcext:value-type="float">
            <text:p>0,09976273698313</text:p>
          </table:table-cell>
          <table:table-cell table:formula="of:=[lf.N176]" office:value-type="float" office:value="0.104831740435772" calcext:value-type="float">
            <text:p>0,104831740435772</text:p>
          </table:table-cell>
          <table:table-cell table:formula="of:=([.C100]+[.D100])/2" office:value-type="float" office:value="0.102297238709451" calcext:value-type="float">
            <text:p>0,102297238709451</text:p>
          </table:table-cell>
          <table:table-cell table:formula="of:=IF([.E100] = 0;0;TAN(0.5*PI()-[.E100])*wheelbase)" office:value-type="float" office:value="2922.39360972547" calcext:value-type="float">
            <text:p>2922,39360972547</text:p>
          </table:table-cell>
          <table:table-cell table:formula="of:=IF([.D100] = 0;0;TAN(0.5*PI()-[.C100])*wheelbase+right_king_pin_y)" office:value-type="float" office:value="2902.15191948705" calcext:value-type="float">
            <text:p>2902,15191948705</text:p>
          </table:table-cell>
          <table:table-cell table:formula="of:=IF([.D100] = 0;0;TAN(0.5*PI()-[.D100])*wheelbase+left_king_pin_y)" office:value-type="float" office:value="2946.23783481795" calcext:value-type="float">
            <text:p>2946,23783481795</text:p>
          </table:table-cell>
          <table:table-cell table:formula="of:=IF([.E100]=0;0;[.E100]/ABS([.E100]))" office:value-type="float" office:value="1" calcext:value-type="float">
            <text:p>1</text:p>
          </table:table-cell>
          <table:table-cell table:formula="of:=IF([.E100]=0;0;[.I100]*0.5*PI()-ATAN(([.F100]-right_king_pin_y)/wheelbase))" office:value-type="float" office:value="0.0990978825131341" calcext:value-type="float">
            <text:p>0,099097882513134</text:p>
          </table:table-cell>
          <table:table-cell table:formula="of:=IF([.E100]=0;0;[.I100]*0.5*PI()-ATAN(([.F100]-left_king_pin_y)/wheelbase))" office:value-type="float" office:value="0.10570927252563" calcext:value-type="float">
            <text:p>0,10570927252563</text:p>
          </table:table-cell>
          <table:table-cell table:formula="of:=DEGREES([.C100]-[.J100])" office:value-type="float" office:value="0.0380933551211705" calcext:value-type="float">
            <text:p>0,038093355121171</text:p>
          </table:table-cell>
          <table:table-cell table:formula="of:=DEGREES([.D100]-[.K100])" office:value-type="float" office:value="-0.050278885136182" calcext:value-type="float">
            <text:p>-0,050278885136182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[ack_dev_data.A101]*analyze_resolution" office:value-type="float" office:value="-8.1" calcext:value-type="float">
            <text:p>-8,1</text:p>
          </table:table-cell>
          <table:table-cell table:formula="of:=[rf.N177]" office:value-type="float" office:value="0.0980003568649079" calcext:value-type="float">
            <text:p>0,098000356864908</text:p>
          </table:table-cell>
          <table:table-cell table:formula="of:=[lf.N177]" office:value-type="float" office:value="0.102886181067833" calcext:value-type="float">
            <text:p>0,102886181067833</text:p>
          </table:table-cell>
          <table:table-cell table:formula="of:=([.C101]+[.D101])/2" office:value-type="float" office:value="0.10044326896637" calcext:value-type="float">
            <text:p>0,10044326896637</text:p>
          </table:table-cell>
          <table:table-cell table:formula="of:=IF([.E101] = 0;0;TAN(0.5*PI()-[.E101])*wheelbase)" office:value-type="float" office:value="2976.7095279763" calcext:value-type="float">
            <text:p>2976,7095279763</text:p>
          </table:table-cell>
          <table:table-cell table:formula="of:=IF([.D101] = 0;0;TAN(0.5*PI()-[.C101])*wheelbase+right_king_pin_y)" office:value-type="float" office:value="2956.40702633971" calcext:value-type="float">
            <text:p>2956,40702633971</text:p>
          </table:table-cell>
          <table:table-cell table:formula="of:=IF([.D101] = 0;0;TAN(0.5*PI()-[.D101])*wheelbase+left_king_pin_y)" office:value-type="float" office:value="3000.5475914247" calcext:value-type="float">
            <text:p>3000,5475914247</text:p>
          </table:table-cell>
          <table:table-cell table:formula="of:=IF([.E101]=0;0;[.E101]/ABS([.E101]))" office:value-type="float" office:value="1" calcext:value-type="float">
            <text:p>1</text:p>
          </table:table-cell>
          <table:table-cell table:formula="of:=IF([.E101]=0;0;[.I101]*0.5*PI()-ATAN(([.F101]-right_king_pin_y)/wheelbase))" office:value-type="float" office:value="0.0973567209719035" calcext:value-type="float">
            <text:p>0,097356720971904</text:p>
          </table:table-cell>
          <table:table-cell table:formula="of:=IF([.E101]=0;0;[.I101]*0.5*PI()-ATAN(([.F101]-left_king_pin_y)/wheelbase))" office:value-type="float" office:value="0.10373120818626" calcext:value-type="float">
            <text:p>0,10373120818626</text:p>
          </table:table-cell>
          <table:table-cell table:formula="of:=DEGREES([.C101]-[.J101])" office:value-type="float" office:value="0.0368776202122873" calcext:value-type="float">
            <text:p>0,036877620212287</text:p>
          </table:table-cell>
          <table:table-cell table:formula="of:=DEGREES([.D101]-[.K101])" office:value-type="float" office:value="-0.0484164874599967" calcext:value-type="float">
            <text:p>-0,048416487459997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[ack_dev_data.A102]*analyze_resolution" office:value-type="float" office:value="-7.95" calcext:value-type="float">
            <text:p>-7,95</text:p>
          </table:table-cell>
          <table:table-cell table:formula="of:=[rf.N178]" office:value-type="float" office:value="0.0962359474464354" calcext:value-type="float">
            <text:p>0,096235947446435</text:p>
          </table:table-cell>
          <table:table-cell table:formula="of:=[lf.N178]" office:value-type="float" office:value="0.10094199177705" calcext:value-type="float">
            <text:p>0,10094199177705</text:p>
          </table:table-cell>
          <table:table-cell table:formula="of:=([.C102]+[.D102])/2" office:value-type="float" office:value="0.0985889696117428" calcext:value-type="float">
            <text:p>0,098588969611743</text:p>
          </table:table-cell>
          <table:table-cell table:formula="of:=IF([.E102] = 0;0;TAN(0.5*PI()-[.E102])*wheelbase)" office:value-type="float" office:value="3033.07147110857" calcext:value-type="float">
            <text:p>3033,07147110857</text:p>
          </table:table-cell>
          <table:table-cell table:formula="of:=IF([.D102] = 0;0;TAN(0.5*PI()-[.C102])*wheelbase+right_king_pin_y)" office:value-type="float" office:value="3012.70870817525" calcext:value-type="float">
            <text:p>3012,70870817525</text:p>
          </table:table-cell>
          <table:table-cell table:formula="of:=IF([.D102] = 0;0;TAN(0.5*PI()-[.D102])*wheelbase+left_king_pin_y)" office:value-type="float" office:value="3056.90290433337" calcext:value-type="float">
            <text:p>3056,90290433337</text:p>
          </table:table-cell>
          <table:table-cell table:formula="of:=IF([.E102]=0;0;[.E102]/ABS([.E102]))" office:value-type="float" office:value="1" calcext:value-type="float">
            <text:p>1</text:p>
          </table:table-cell>
          <table:table-cell table:formula="of:=IF([.E102]=0;0;[.I102]*0.5*PI()-ATAN(([.F102]-right_king_pin_y)/wheelbase))" office:value-type="float" office:value="0.0956133050996171" calcext:value-type="float">
            <text:p>0,095613305099617</text:p>
          </table:table-cell>
          <table:table-cell table:formula="of:=IF([.E102]=0;0;[.I102]*0.5*PI()-ATAN(([.F102]-left_king_pin_y)/wheelbase))" office:value-type="float" office:value="0.101755139950344" calcext:value-type="float">
            <text:p>0,101755139950344</text:p>
          </table:table-cell>
          <table:table-cell table:formula="of:=DEGREES([.C102]-[.J102])" office:value-type="float" office:value="0.0356747786188096" calcext:value-type="float">
            <text:p>0,03567477861881</text:p>
          </table:table-cell>
          <table:table-cell table:formula="of:=DEGREES([.D102]-[.K102])" office:value-type="float" office:value="-0.046589958448495" calcext:value-type="float">
            <text:p>-0,04658995844849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[ack_dev_data.A103]*analyze_resolution" office:value-type="float" office:value="-7.8" calcext:value-type="float">
            <text:p>-7,8</text:p>
          </table:table-cell>
          <table:table-cell table:formula="of:=[rf.N179]" office:value-type="float" office:value="0.094469515931024" calcext:value-type="float">
            <text:p>0,094469515931024</text:p>
          </table:table-cell>
          <table:table-cell table:formula="of:=[lf.N179]" office:value-type="float" office:value="0.0989991776473726" calcext:value-type="float">
            <text:p>0,098999177647373</text:p>
          </table:table-cell>
          <table:table-cell table:formula="of:=([.C103]+[.D103])/2" office:value-type="float" office:value="0.0967343467891983" calcext:value-type="float">
            <text:p>0,096734346789198</text:p>
          </table:table-cell>
          <table:table-cell table:formula="of:=IF([.E103] = 0;0;TAN(0.5*PI()-[.E103])*wheelbase)" office:value-type="float" office:value="3091.59747560862" calcext:value-type="float">
            <text:p>3091,59747560862</text:p>
          </table:table-cell>
          <table:table-cell table:formula="of:=IF([.D103] = 0;0;TAN(0.5*PI()-[.C103])*wheelbase+right_king_pin_y)" office:value-type="float" office:value="3071.17500026054" calcext:value-type="float">
            <text:p>3071,17500026054</text:p>
          </table:table-cell>
          <table:table-cell table:formula="of:=IF([.D103] = 0;0;TAN(0.5*PI()-[.D103])*wheelbase+left_king_pin_y)" office:value-type="float" office:value="3115.42180969637" calcext:value-type="float">
            <text:p>3115,42180969637</text:p>
          </table:table-cell>
          <table:table-cell table:formula="of:=IF([.E103]=0;0;[.E103]/ABS([.E103]))" office:value-type="float" office:value="1" calcext:value-type="float">
            <text:p>1</text:p>
          </table:table-cell>
          <table:table-cell table:formula="of:=IF([.E103]=0;0;[.I103]*0.5*PI()-ATAN(([.F103]-right_king_pin_y)/wheelbase))" office:value-type="float" office:value="0.0938676349903718" calcext:value-type="float">
            <text:p>0,093867634990372</text:p>
          </table:table-cell>
          <table:table-cell table:formula="of:=IF([.E103]=0;0;[.I103]*0.5*PI()-ATAN(([.F103]-left_king_pin_y)/wheelbase))" office:value-type="float" office:value="0.0997810732674451" calcext:value-type="float">
            <text:p>0,099781073267445</text:p>
          </table:table-cell>
          <table:table-cell table:formula="of:=DEGREES([.C103]-[.J103])" office:value-type="float" office:value="0.0344852376687395" calcext:value-type="float">
            <text:p>0,03448523766874</text:p>
          </table:table-cell>
          <table:table-cell table:formula="of:=DEGREES([.D103]-[.K103])" office:value-type="float" office:value="-0.044799319049917" calcext:value-type="float">
            <text:p>-0,044799319049917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[ack_dev_data.A104]*analyze_resolution" office:value-type="float" office:value="-7.65" calcext:value-type="float">
            <text:p>-7,65</text:p>
          </table:table-cell>
          <table:table-cell table:formula="of:=[rf.N180]" office:value-type="float" office:value="0.0927010695003922" calcext:value-type="float">
            <text:p>0,092701069500392</text:p>
          </table:table-cell>
          <table:table-cell table:formula="of:=[lf.N180]" office:value-type="float" office:value="0.097057743780016" calcext:value-type="float">
            <text:p>0,097057743780016</text:p>
          </table:table-cell>
          <table:table-cell table:formula="of:=([.C104]+[.D104])/2" office:value-type="float" office:value="0.0948794066402041" calcext:value-type="float">
            <text:p>0,094879406640204</text:p>
          </table:table-cell>
          <table:table-cell table:formula="of:=IF([.E104] = 0;0;TAN(0.5*PI()-[.E104])*wheelbase)" office:value-type="float" office:value="3152.41483579193" calcext:value-type="float">
            <text:p>3152,41483579193</text:p>
          </table:table-cell>
          <table:table-cell table:formula="of:=IF([.D104] = 0;0;TAN(0.5*PI()-[.C104])*wheelbase+right_king_pin_y)" office:value-type="float" office:value="3131.93319570099" calcext:value-type="float">
            <text:p>3131,93319570099</text:p>
          </table:table-cell>
          <table:table-cell table:formula="of:=IF([.D104] = 0;0;TAN(0.5*PI()-[.D104])*wheelbase+left_king_pin_y)" office:value-type="float" office:value="3176.23160148833" calcext:value-type="float">
            <text:p>3176,23160148833</text:p>
          </table:table-cell>
          <table:table-cell table:formula="of:=IF([.E104]=0;0;[.E104]/ABS([.E104]))" office:value-type="float" office:value="1" calcext:value-type="float">
            <text:p>1</text:p>
          </table:table-cell>
          <table:table-cell table:formula="of:=IF([.E104]=0;0;[.I104]*0.5*PI()-ATAN(([.F104]-right_king_pin_y)/wheelbase))" office:value-type="float" office:value="0.0921197107672791" calcext:value-type="float">
            <text:p>0,092119710767279</text:p>
          </table:table-cell>
          <table:table-cell table:formula="of:=IF([.E104]=0;0;[.I104]*0.5*PI()-ATAN(([.F104]-left_king_pin_y)/wheelbase))" office:value-type="float" office:value="0.0978090135161454" calcext:value-type="float">
            <text:p>0,097809013516145</text:p>
          </table:table-cell>
          <table:table-cell table:formula="of:=DEGREES([.C104]-[.J104])" office:value-type="float" office:value="0.0333094017904563" calcext:value-type="float">
            <text:p>0,033309401790456</text:p>
          </table:table-cell>
          <table:table-cell table:formula="of:=DEGREES([.D104]-[.K104])" office:value-type="float" office:value="-0.0430445851561204" calcext:value-type="float">
            <text:p>-0,04304458515612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ack_dev_data.A105]*analyze_resolution" office:value-type="float" office:value="-7.5" calcext:value-type="float">
            <text:p>-7,5</text:p>
          </table:table-cell>
          <table:table-cell table:formula="of:=[rf.N181]" office:value-type="float" office:value="0.0909306153146765" calcext:value-type="float">
            <text:p>0,090930615314677</text:p>
          </table:table-cell>
          <table:table-cell table:formula="of:=[lf.N181]" office:value-type="float" office:value="0.095117695293532" calcext:value-type="float">
            <text:p>0,095117695293532</text:p>
          </table:table-cell>
          <table:table-cell table:formula="of:=([.C105]+[.D105])/2" office:value-type="float" office:value="0.0930241553041042" calcext:value-type="float">
            <text:p>0,093024155304104</text:p>
          </table:table-cell>
          <table:table-cell table:formula="of:=IF([.E105] = 0;0;TAN(0.5*PI()-[.E105])*wheelbase)" office:value-type="float" office:value="3215.66102958585" calcext:value-type="float">
            <text:p>3215,66102958585</text:p>
          </table:table-cell>
          <table:table-cell table:formula="of:=IF([.D105] = 0;0;TAN(0.5*PI()-[.C105])*wheelbase+right_king_pin_y)" office:value-type="float" office:value="3195.12077122346" calcext:value-type="float">
            <text:p>3195,12077122346</text:p>
          </table:table-cell>
          <table:table-cell table:formula="of:=IF([.D105] = 0;0;TAN(0.5*PI()-[.D105])*wheelbase+left_king_pin_y)" office:value-type="float" office:value="3239.46975728851" calcext:value-type="float">
            <text:p>3239,46975728851</text:p>
          </table:table-cell>
          <table:table-cell table:formula="of:=IF([.E105]=0;0;[.E105]/ABS([.E105]))" office:value-type="float" office:value="1" calcext:value-type="float">
            <text:p>1</text:p>
          </table:table-cell>
          <table:table-cell table:formula="of:=IF([.E105]=0;0;[.I105]*0.5*PI()-ATAN(([.F105]-right_king_pin_y)/wheelbase))" office:value-type="float" office:value="0.0903695325828391" calcext:value-type="float">
            <text:p>0,090369532582839</text:p>
          </table:table-cell>
          <table:table-cell table:formula="of:=IF([.E105]=0;0;[.I105]*0.5*PI()-ATAN(([.F105]-left_king_pin_y)/wheelbase))" office:value-type="float" office:value="0.0958389660044019" calcext:value-type="float">
            <text:p>0,095838966004402</text:p>
          </table:table-cell>
          <table:table-cell table:formula="of:=DEGREES([.C105]-[.J105])" office:value-type="float" office:value="0.0321476724919544" calcext:value-type="float">
            <text:p>0,032147672491954</text:p>
          </table:table-cell>
          <table:table-cell table:formula="of:=DEGREES([.D105]-[.K105])" office:value-type="float" office:value="-0.0413257676192468" calcext:value-type="float">
            <text:p>-0,04132576761924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[ack_dev_data.A106]*analyze_resolution" office:value-type="float" office:value="-7.35" calcext:value-type="float">
            <text:p>-7,35</text:p>
          </table:table-cell>
          <table:table-cell table:formula="of:=[rf.N182]" office:value-type="float" office:value="0.089158160512447" calcext:value-type="float">
            <text:p>0,089158160512447</text:p>
          </table:table-cell>
          <table:table-cell table:formula="of:=[lf.N182]" office:value-type="float" office:value="0.0931790373238561" calcext:value-type="float">
            <text:p>0,093179037323856</text:p>
          </table:table-cell>
          <table:table-cell table:formula="of:=([.C106]+[.D106])/2" office:value-type="float" office:value="0.0911685989181516" calcext:value-type="float">
            <text:p>0,091168598918152</text:p>
          </table:table-cell>
          <table:table-cell table:formula="of:=IF([.E106] = 0;0;TAN(0.5*PI()-[.E106])*wheelbase)" office:value-type="float" office:value="3281.48475767369" calcext:value-type="float">
            <text:p>3281,48475767369</text:p>
          </table:table-cell>
          <table:table-cell table:formula="of:=IF([.D106] = 0;0;TAN(0.5*PI()-[.C106])*wheelbase+right_king_pin_y)" office:value-type="float" office:value="3260.8864263202" calcext:value-type="float">
            <text:p>3260,8864263202</text:p>
          </table:table-cell>
          <table:table-cell table:formula="of:=IF([.D106] = 0;0;TAN(0.5*PI()-[.D106])*wheelbase+left_king_pin_y)" office:value-type="float" office:value="3305.28497742517" calcext:value-type="float">
            <text:p>3305,28497742517</text:p>
          </table:table-cell>
          <table:table-cell table:formula="of:=IF([.E106]=0;0;[.E106]/ABS([.E106]))" office:value-type="float" office:value="1" calcext:value-type="float">
            <text:p>1</text:p>
          </table:table-cell>
          <table:table-cell table:formula="of:=IF([.E106]=0;0;[.I106]*0.5*PI()-ATAN(([.F106]-right_king_pin_y)/wheelbase))" office:value-type="float" office:value="0.0886171006193057" calcext:value-type="float">
            <text:p>0,088617100619306</text:p>
          </table:table-cell>
          <table:table-cell table:formula="of:=IF([.E106]=0;0;[.I106]*0.5*PI()-ATAN(([.F106]-left_king_pin_y)/wheelbase))" office:value-type="float" office:value="0.0938709359699008" calcext:value-type="float">
            <text:p>0,093870935969901</text:p>
          </table:table-cell>
          <table:table-cell table:formula="of:=DEGREES([.C106]-[.J106])" office:value-type="float" office:value="0.0310004483407923" calcext:value-type="float">
            <text:p>0,031000448340792</text:p>
          </table:table-cell>
          <table:table-cell table:formula="of:=DEGREES([.D106]-[.K106])" office:value-type="float" office:value="-0.0396428722691765" calcext:value-type="float">
            <text:p>-0,039642872269177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[ack_dev_data.A107]*analyze_resolution" office:value-type="float" office:value="-7.2" calcext:value-type="float">
            <text:p>-7,2</text:p>
          </table:table-cell>
          <table:table-cell table:formula="of:=[rf.N183]" office:value-type="float" office:value="0.0873837122107179" calcext:value-type="float">
            <text:p>0,087383712210718</text:p>
          </table:table-cell>
          <table:table-cell table:formula="of:=[lf.N183]" office:value-type="float" office:value="0.0912417750243668" calcext:value-type="float">
            <text:p>0,091241775024367</text:p>
          </table:table-cell>
          <table:table-cell table:formula="of:=([.C107]+[.D107])/2" office:value-type="float" office:value="0.0893127436175424" calcext:value-type="float">
            <text:p>0,089312743617542</text:p>
          </table:table-cell>
          <table:table-cell table:formula="of:=IF([.E107] = 0;0;TAN(0.5*PI()-[.E107])*wheelbase)" office:value-type="float" office:value="3350.04711253188" calcext:value-type="float">
            <text:p>3350,04711253188</text:p>
          </table:table-cell>
          <table:table-cell table:formula="of:=IF([.D107] = 0;0;TAN(0.5*PI()-[.C107])*wheelbase+right_king_pin_y)" office:value-type="float" office:value="3329.39125228602" calcext:value-type="float">
            <text:p>3329,39125228602</text:p>
          </table:table-cell>
          <table:table-cell table:formula="of:=IF([.D107] = 0;0;TAN(0.5*PI()-[.D107])*wheelbase+left_king_pin_y)" office:value-type="float" office:value="3373.83835401245" calcext:value-type="float">
            <text:p>3373,83835401245</text:p>
          </table:table-cell>
          <table:table-cell table:formula="of:=IF([.E107]=0;0;[.E107]/ABS([.E107]))" office:value-type="float" office:value="1" calcext:value-type="float">
            <text:p>1</text:p>
          </table:table-cell>
          <table:table-cell table:formula="of:=IF([.E107]=0;0;[.I107]*0.5*PI()-ATAN(([.F107]-right_king_pin_y)/wheelbase))" office:value-type="float" office:value="0.0868624150890578" calcext:value-type="float">
            <text:p>0,086862415089058</text:p>
          </table:table-cell>
          <table:table-cell table:formula="of:=IF([.E107]=0;0;[.I107]*0.5*PI()-ATAN(([.F107]-left_king_pin_y)/wheelbase))" office:value-type="float" office:value="0.0919049285804148" calcext:value-type="float">
            <text:p>0,091904928580415</text:p>
          </table:table-cell>
          <table:table-cell table:formula="of:=DEGREES([.C107]-[.J107])" office:value-type="float" office:value="0.0298681249434449" calcext:value-type="float">
            <text:p>0,029868124943445</text:p>
          </table:table-cell>
          <table:table-cell table:formula="of:=DEGREES([.D107]-[.K107])" office:value-type="float" office:value="-0.0379958999306402" calcext:value-type="float">
            <text:p>-0,03799589993064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[ack_dev_data.A108]*analyze_resolution" office:value-type="float" office:value="-7.05" calcext:value-type="float">
            <text:p>-7,05</text:p>
          </table:table-cell>
          <table:table-cell table:formula="of:=[rf.N184]" office:value-type="float" office:value="0.0856072775049659" calcext:value-type="float">
            <text:p>0,085607277504966</text:p>
          </table:table-cell>
          <table:table-cell table:formula="of:=[lf.N184]" office:value-type="float" office:value="0.0893059135659431" calcext:value-type="float">
            <text:p>0,089305913565943</text:p>
          </table:table-cell>
          <table:table-cell table:formula="of:=([.C108]+[.D108])/2" office:value-type="float" office:value="0.0874565955354545" calcext:value-type="float">
            <text:p>0,087456595535455</text:p>
          </table:table-cell>
          <table:table-cell table:formula="of:=IF([.E108] = 0;0;TAN(0.5*PI()-[.E108])*wheelbase)" office:value-type="float" office:value="3421.52289670562" calcext:value-type="float">
            <text:p>3421,52289670562</text:p>
          </table:table-cell>
          <table:table-cell table:formula="of:=IF([.D108] = 0;0;TAN(0.5*PI()-[.C108])*wheelbase+right_king_pin_y)" office:value-type="float" office:value="3400.81005049401" calcext:value-type="float">
            <text:p>3400,81005049401</text:p>
          </table:table-cell>
          <table:table-cell table:formula="of:=IF([.D108] = 0;0;TAN(0.5*PI()-[.D108])*wheelbase+left_king_pin_y)" office:value-type="float" office:value="3445.30468922613" calcext:value-type="float">
            <text:p>3445,30468922613</text:p>
          </table:table-cell>
          <table:table-cell table:formula="of:=IF([.E108]=0;0;[.E108]/ABS([.E108]))" office:value-type="float" office:value="1" calcext:value-type="float">
            <text:p>1</text:p>
          </table:table-cell>
          <table:table-cell table:formula="of:=IF([.E108]=0;0;[.I108]*0.5*PI()-ATAN(([.F108]-right_king_pin_y)/wheelbase))" office:value-type="float" office:value="0.0851054762349748" calcext:value-type="float">
            <text:p>0,085105476234975</text:p>
          </table:table-cell>
          <table:table-cell table:formula="of:=IF([.E108]=0;0;[.I108]*0.5*PI()-ATAN(([.F108]-left_king_pin_y)/wheelbase))" office:value-type="float" office:value="0.0899409489341667" calcext:value-type="float">
            <text:p>0,089940948934167</text:p>
          </table:table-cell>
          <table:table-cell table:formula="of:=DEGREES([.C108]-[.J108])" office:value-type="float" office:value="0.0287510949247953" calcext:value-type="float">
            <text:p>0,028751094924795</text:p>
          </table:table-cell>
          <table:table-cell table:formula="of:=DEGREES([.D108]-[.K108])" office:value-type="float" office:value="-0.0363848464407498" calcext:value-type="float">
            <text:p>-0,0363848464407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[ack_dev_data.A109]*analyze_resolution" office:value-type="float" office:value="-6.9" calcext:value-type="float">
            <text:p>-6,9</text:p>
          </table:table-cell>
          <table:table-cell table:formula="of:=[rf.N185]" office:value-type="float" office:value="0.0838288634691426" calcext:value-type="float">
            <text:p>0,083828863469143</text:p>
          </table:table-cell>
          <table:table-cell table:formula="of:=[lf.N185]" office:value-type="float" office:value="0.0873714581370149" calcext:value-type="float">
            <text:p>0,087371458137015</text:p>
          </table:table-cell>
          <table:table-cell table:formula="of:=([.C109]+[.D109])/2" office:value-type="float" office:value="0.0856001608030788" calcext:value-type="float">
            <text:p>0,085600160803079</text:p>
          </table:table-cell>
          <table:table-cell table:formula="of:=IF([.E109] = 0;0;TAN(0.5*PI()-[.E109])*wheelbase)" office:value-type="float" office:value="3496.10211303399" calcext:value-type="float">
            <text:p>3496,10211303399</text:p>
          </table:table-cell>
          <table:table-cell table:formula="of:=IF([.D109] = 0;0;TAN(0.5*PI()-[.C109])*wheelbase+right_king_pin_y)" office:value-type="float" office:value="3475.33282262049" calcext:value-type="float">
            <text:p>3475,33282262049</text:p>
          </table:table-cell>
          <table:table-cell table:formula="of:=IF([.D109] = 0;0;TAN(0.5*PI()-[.D109])*wheelbase+left_king_pin_y)" office:value-type="float" office:value="3519.87398552867" calcext:value-type="float">
            <text:p>3519,87398552867</text:p>
          </table:table-cell>
          <table:table-cell table:formula="of:=IF([.E109]=0;0;[.E109]/ABS([.E109]))" office:value-type="float" office:value="1" calcext:value-type="float">
            <text:p>1</text:p>
          </table:table-cell>
          <table:table-cell table:formula="of:=IF([.E109]=0;0;[.I109]*0.5*PI()-ATAN(([.F109]-right_king_pin_y)/wheelbase))" office:value-type="float" office:value="0.0833462843308033" calcext:value-type="float">
            <text:p>0,083346284330803</text:p>
          </table:table-cell>
          <table:table-cell table:formula="of:=IF([.E109]=0;0;[.I109]*0.5*PI()-ATAN(([.F109]-left_king_pin_y)/wheelbase))" office:value-type="float" office:value="0.0879790020601878" calcext:value-type="float">
            <text:p>0,087979002060188</text:p>
          </table:table-cell>
          <table:table-cell table:formula="of:=DEGREES([.C109]-[.J109])" office:value-type="float" office:value="0.0276497479079063" calcext:value-type="float">
            <text:p>0,027649747907906</text:p>
          </table:table-cell>
          <table:table-cell table:formula="of:=DEGREES([.D109]-[.K109])" office:value-type="float" office:value="-0.0348097026666316" calcext:value-type="float">
            <text:p>-0,034809702666632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ack_dev_data.A110]*analyze_resolution" office:value-type="float" office:value="-6.75" calcext:value-type="float">
            <text:p>-6,75</text:p>
          </table:table-cell>
          <table:table-cell table:formula="of:=[rf.N186]" office:value-type="float" office:value="0.0820484771556989" calcext:value-type="float">
            <text:p>0,082048477155699</text:p>
          </table:table-cell>
          <table:table-cell table:formula="of:=[lf.N186]" office:value-type="float" office:value="0.0854384139436262" calcext:value-type="float">
            <text:p>0,085438413943626</text:p>
          </table:table-cell>
          <table:table-cell table:formula="of:=([.C110]+[.D110])/2" office:value-type="float" office:value="0.0837434455496625" calcext:value-type="float">
            <text:p>0,083743445549663</text:p>
          </table:table-cell>
          <table:table-cell table:formula="of:=IF([.E110] = 0;0;TAN(0.5*PI()-[.E110])*wheelbase)" office:value-type="float" office:value="3573.9916535711" calcext:value-type="float">
            <text:p>3573,9916535711</text:p>
          </table:table-cell>
          <table:table-cell table:formula="of:=IF([.D110] = 0;0;TAN(0.5*PI()-[.C110])*wheelbase+right_king_pin_y)" office:value-type="float" office:value="3553.16645956616" calcext:value-type="float">
            <text:p>3553,16645956616</text:p>
          </table:table-cell>
          <table:table-cell table:formula="of:=IF([.D110] = 0;0;TAN(0.5*PI()-[.D110])*wheelbase+left_king_pin_y)" office:value-type="float" office:value="3597.75313459039" calcext:value-type="float">
            <text:p>3597,75313459039</text:p>
          </table:table-cell>
          <table:table-cell table:formula="of:=IF([.E110]=0;0;[.E110]/ABS([.E110]))" office:value-type="float" office:value="1" calcext:value-type="float">
            <text:p>1</text:p>
          </table:table-cell>
          <table:table-cell table:formula="of:=IF([.E110]=0;0;[.I110]*0.5*PI()-ATAN(([.F110]-right_king_pin_y)/wheelbase))" office:value-type="float" office:value="0.081584839681542" calcext:value-type="float">
            <text:p>0,081584839681542</text:p>
          </table:table-cell>
          <table:table-cell table:formula="of:=IF([.E110]=0;0;[.I110]*0.5*PI()-ATAN(([.F110]-left_king_pin_y)/wheelbase))" office:value-type="float" office:value="0.0860190929186915" calcext:value-type="float">
            <text:p>0,086019092918692</text:p>
          </table:table-cell>
          <table:table-cell table:formula="of:=DEGREES([.C110]-[.J110])" office:value-type="float" office:value="0.026564470493296" calcext:value-type="float">
            <text:p>0,026564470493296</text:p>
          </table:table-cell>
          <table:table-cell table:formula="of:=DEGREES([.D110]-[.K110])" office:value-type="float" office:value="-0.0332704545232245" calcext:value-type="float">
            <text:p>-0,03327045452322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[ack_dev_data.A111]*analyze_resolution" office:value-type="float" office:value="-6.6" calcext:value-type="float">
            <text:p>-6,6</text:p>
          </table:table-cell>
          <table:table-cell table:formula="of:=[rf.N187]" office:value-type="float" office:value="0.0802661255955912" calcext:value-type="float">
            <text:p>0,080266125595591</text:p>
          </table:table-cell>
          <table:table-cell table:formula="of:=[lf.N187]" office:value-type="float" office:value="0.0835067862094836" calcext:value-type="float">
            <text:p>0,083506786209484</text:p>
          </table:table-cell>
          <table:table-cell table:formula="of:=([.C111]+[.D111])/2" office:value-type="float" office:value="0.0818864559025374" calcext:value-type="float">
            <text:p>0,081886455902537</text:p>
          </table:table-cell>
          <table:table-cell table:formula="of:=IF([.E111] = 0;0;TAN(0.5*PI()-[.E111])*wheelbase)" office:value-type="float" office:value="3655.41721881543" calcext:value-type="float">
            <text:p>3655,41721881543</text:p>
          </table:table-cell>
          <table:table-cell table:formula="of:=IF([.D111] = 0;0;TAN(0.5*PI()-[.C111])*wheelbase+right_king_pin_y)" office:value-type="float" office:value="3634.53666068555" calcext:value-type="float">
            <text:p>3634,53666068555</text:p>
          </table:table-cell>
          <table:table-cell table:formula="of:=IF([.D111] = 0;0;TAN(0.5*PI()-[.D111])*wheelbase+left_king_pin_y)" office:value-type="float" office:value="3679.1678365187" calcext:value-type="float">
            <text:p>3679,1678365187</text:p>
          </table:table-cell>
          <table:table-cell table:formula="of:=IF([.E111]=0;0;[.E111]/ABS([.E111]))" office:value-type="float" office:value="1" calcext:value-type="float">
            <text:p>1</text:p>
          </table:table-cell>
          <table:table-cell table:formula="of:=IF([.E111]=0;0;[.I111]*0.5*PI()-ATAN(([.F111]-right_king_pin_y)/wheelbase))" office:value-type="float" office:value="0.0798211426238082" calcext:value-type="float">
            <text:p>0,079821142623808</text:p>
          </table:table-cell>
          <table:table-cell table:formula="of:=IF([.E111]=0;0;[.I111]*0.5*PI()-ATAN(([.F111]-left_king_pin_y)/wheelbase))" office:value-type="float" office:value="0.0840612264014311" calcext:value-type="float">
            <text:p>0,084061226401431</text:p>
          </table:table-cell>
          <table:table-cell table:formula="of:=DEGREES([.C111]-[.J111])" office:value-type="float" office:value="0.0254956462383532" calcext:value-type="float">
            <text:p>0,025495646238353</text:p>
          </table:table-cell>
          <table:table-cell table:formula="of:=DEGREES([.D111]-[.K111])" office:value-type="float" office:value="-0.0317670829910152" calcext:value-type="float">
            <text:p>-0,03176708299101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[ack_dev_data.A112]*analyze_resolution" office:value-type="float" office:value="-6.45" calcext:value-type="float">
            <text:p>-6,45</text:p>
          </table:table-cell>
          <table:table-cell table:formula="of:=[rf.N188]" office:value-type="float" office:value="0.0784818157983078" calcext:value-type="float">
            <text:p>0,078481815798308</text:p>
          </table:table-cell>
          <table:table-cell table:formula="of:=[lf.N188]" office:value-type="float" office:value="0.0815765801760149" calcext:value-type="float">
            <text:p>0,081576580176015</text:p>
          </table:table-cell>
          <table:table-cell table:formula="of:=([.C112]+[.D112])/2" office:value-type="float" office:value="0.0800291979871614" calcext:value-type="float">
            <text:p>0,080029197987161</text:p>
          </table:table-cell>
          <table:table-cell table:formula="of:=IF([.E112] = 0;0;TAN(0.5*PI()-[.E112])*wheelbase)" office:value-type="float" office:value="3740.62550473803" calcext:value-type="float">
            <text:p>3740,62550473803</text:p>
          </table:table-cell>
          <table:table-cell table:formula="of:=IF([.D112] = 0;0;TAN(0.5*PI()-[.C112])*wheelbase+right_king_pin_y)" office:value-type="float" office:value="3719.69012081504" calcext:value-type="float">
            <text:p>3719,69012081504</text:p>
          </table:table-cell>
          <table:table-cell table:formula="of:=IF([.D112] = 0;0;TAN(0.5*PI()-[.D112])*wheelbase+left_king_pin_y)" office:value-type="float" office:value="3764.36478688635" calcext:value-type="float">
            <text:p>3764,36478688635</text:p>
          </table:table-cell>
          <table:table-cell table:formula="of:=IF([.E112]=0;0;[.E112]/ABS([.E112]))" office:value-type="float" office:value="1" calcext:value-type="float">
            <text:p>1</text:p>
          </table:table-cell>
          <table:table-cell table:formula="of:=IF([.E112]=0;0;[.I112]*0.5*PI()-ATAN(([.F112]-right_king_pin_y)/wheelbase))" office:value-type="float" office:value="0.0780551935262215" calcext:value-type="float">
            <text:p>0,078055193526222</text:p>
          </table:table-cell>
          <table:table-cell table:formula="of:=IF([.E112]=0;0;[.I112]*0.5*PI()-ATAN(([.F112]-left_king_pin_y)/wheelbase))" office:value-type="float" office:value="0.0821054073320759" calcext:value-type="float">
            <text:p>0,082105407332076</text:p>
          </table:table-cell>
          <table:table-cell table:formula="of:=DEGREES([.C112]-[.J112])" office:value-type="float" office:value="0.0244436556368292" calcext:value-type="float">
            <text:p>0,024443655636829</text:p>
          </table:table-cell>
          <table:table-cell table:formula="of:=DEGREES([.D112]-[.K112])" office:value-type="float" office:value="-0.030299564134205" calcext:value-type="float">
            <text:p>-0,03029956413420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[ack_dev_data.A113]*analyze_resolution" office:value-type="float" office:value="-6.3" calcext:value-type="float">
            <text:p>-6,3</text:p>
          </table:table-cell>
          <table:table-cell table:formula="of:=[rf.N189]" office:value-type="float" office:value="0.0766955547518886" calcext:value-type="float">
            <text:p>0,076695554751889</text:p>
          </table:table-cell>
          <table:table-cell table:formula="of:=[lf.N189]" office:value-type="float" office:value="0.0796478011024253" calcext:value-type="float">
            <text:p>0,079647801102425</text:p>
          </table:table-cell>
          <table:table-cell table:formula="of:=([.C113]+[.D113])/2" office:value-type="float" office:value="0.078171677927157" calcext:value-type="float">
            <text:p>0,078171677927157</text:p>
          </table:table-cell>
          <table:table-cell table:formula="of:=IF([.E113] = 0;0;TAN(0.5*PI()-[.E113])*wheelbase)" office:value-type="float" office:value="3829.88670224344" calcext:value-type="float">
            <text:p>3829,88670224344</text:p>
          </table:table-cell>
          <table:table-cell table:formula="of:=IF([.D113] = 0;0;TAN(0.5*PI()-[.C113])*wheelbase+right_king_pin_y)" office:value-type="float" office:value="3808.89702973377" calcext:value-type="float">
            <text:p>3808,89702973377</text:p>
          </table:table-cell>
          <table:table-cell table:formula="of:=IF([.D113] = 0;0;TAN(0.5*PI()-[.D113])*wheelbase+left_king_pin_y)" office:value-type="float" office:value="3853.61417619229" calcext:value-type="float">
            <text:p>3853,61417619229</text:p>
          </table:table-cell>
          <table:table-cell table:formula="of:=IF([.E113]=0;0;[.E113]/ABS([.E113]))" office:value-type="float" office:value="1" calcext:value-type="float">
            <text:p>1</text:p>
          </table:table-cell>
          <table:table-cell table:formula="of:=IF([.E113]=0;0;[.I113]*0.5*PI()-ATAN(([.F113]-right_king_pin_y)/wheelbase))" office:value-type="float" office:value="0.0762869927897827" calcext:value-type="float">
            <text:p>0,076286992789783</text:p>
          </table:table-cell>
          <table:table-cell table:formula="of:=IF([.E113]=0;0;[.I113]*0.5*PI()-ATAN(([.F113]-left_king_pin_y)/wheelbase))" office:value-type="float" office:value="0.0801516404665841" calcext:value-type="float">
            <text:p>0,080151640466584</text:p>
          </table:table-cell>
          <table:table-cell table:formula="of:=DEGREES([.C113]-[.J113])" office:value-type="float" office:value="0.0234088760982533" calcext:value-type="float">
            <text:p>0,023408876098253</text:p>
          </table:table-cell>
          <table:table-cell table:formula="of:=DEGREES([.D113]-[.K113])" office:value-type="float" office:value="-0.0288678691188522" calcext:value-type="float">
            <text:p>-0,028867869118852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[ack_dev_data.A114]*analyze_resolution" office:value-type="float" office:value="-6.15" calcext:value-type="float">
            <text:p>-6,15</text:p>
          </table:table-cell>
          <table:table-cell table:formula="of:=[rf.N190]" office:value-type="float" office:value="0.0749073494229384" calcext:value-type="float">
            <text:p>0,074907349422939</text:p>
          </table:table-cell>
          <table:table-cell table:formula="of:=[lf.N190]" office:value-type="float" office:value="0.077720454265749" calcext:value-type="float">
            <text:p>0,077720454265749</text:p>
          </table:table-cell>
          <table:table-cell table:formula="of:=([.C114]+[.D114])/2" office:value-type="float" office:value="0.0763139018443437" calcext:value-type="float">
            <text:p>0,076313901844344</text:p>
          </table:table-cell>
          <table:table-cell table:formula="of:=IF([.E114] = 0;0;TAN(0.5*PI()-[.E114])*wheelbase)" office:value-type="float" office:value="3923.49736240563" calcext:value-type="float">
            <text:p>3923,49736240563</text:p>
          </table:table-cell>
          <table:table-cell table:formula="of:=IF([.D114] = 0;0;TAN(0.5*PI()-[.C114])*wheelbase+right_king_pin_y)" office:value-type="float" office:value="3902.45393739972" calcext:value-type="float">
            <text:p>3902,45393739972</text:p>
          </table:table-cell>
          <table:table-cell table:formula="of:=IF([.D114] = 0;0;TAN(0.5*PI()-[.D114])*wheelbase+left_king_pin_y)" office:value-type="float" office:value="3947.21255509766" calcext:value-type="float">
            <text:p>3947,21255509766</text:p>
          </table:table-cell>
          <table:table-cell table:formula="of:=IF([.E114]=0;0;[.E114]/ABS([.E114]))" office:value-type="float" office:value="1" calcext:value-type="float">
            <text:p>1</text:p>
          </table:table-cell>
          <table:table-cell table:formula="of:=IF([.E114]=0;0;[.I114]*0.5*PI()-ATAN(([.F114]-right_king_pin_y)/wheelbase))" office:value-type="float" office:value="0.0745165408482515" calcext:value-type="float">
            <text:p>0,074516540848252</text:p>
          </table:table-cell>
          <table:table-cell table:formula="of:=IF([.E114]=0;0;[.I114]*0.5*PI()-ATAN(([.F114]-left_king_pin_y)/wheelbase))" office:value-type="float" office:value="0.0781999304935723" calcext:value-type="float">
            <text:p>0,078199930493572</text:p>
          </table:table-cell>
          <table:table-cell table:formula="of:=DEGREES([.C114]-[.J114])" office:value-type="float" office:value="0.0223916819270811" calcext:value-type="float">
            <text:p>0,022391681927081</text:p>
          </table:table-cell>
          <table:table-cell table:formula="of:=DEGREES([.D114]-[.K114])" office:value-type="float" office:value="-0.0274719642311279" calcext:value-type="float">
            <text:p>-0,02747196423112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ack_dev_data.A115]*analyze_resolution" office:value-type="float" office:value="-6" calcext:value-type="float">
            <text:p>-6</text:p>
          </table:table-cell>
          <table:table-cell table:formula="of:=[rf.N191]" office:value-type="float" office:value="0.0731172067566563" calcext:value-type="float">
            <text:p>0,073117206756656</text:p>
          </table:table-cell>
          <table:table-cell table:formula="of:=[lf.N191]" office:value-type="float" office:value="0.0757945449609057" calcext:value-type="float">
            <text:p>0,075794544960906</text:p>
          </table:table-cell>
          <table:table-cell table:formula="of:=([.C115]+[.D115])/2" office:value-type="float" office:value="0.074455875858781" calcext:value-type="float">
            <text:p>0,074455875858781</text:p>
          </table:table-cell>
          <table:table-cell table:formula="of:=IF([.E115] = 0;0;TAN(0.5*PI()-[.E115])*wheelbase)" office:value-type="float" office:value="4021.78369148908" calcext:value-type="float">
            <text:p>4021,78369148908</text:p>
          </table:table-cell>
          <table:table-cell table:formula="of:=IF([.D115] = 0;0;TAN(0.5*PI()-[.C115])*wheelbase+right_king_pin_y)" office:value-type="float" office:value="4000.68704897039" calcext:value-type="float">
            <text:p>4000,68704897039</text:p>
          </table:table-cell>
          <table:table-cell table:formula="of:=IF([.D115] = 0;0;TAN(0.5*PI()-[.D115])*wheelbase+left_king_pin_y)" office:value-type="float" office:value="4045.4861294468" calcext:value-type="float">
            <text:p>4045,4861294468</text:p>
          </table:table-cell>
          <table:table-cell table:formula="of:=IF([.E115]=0;0;[.E115]/ABS([.E115]))" office:value-type="float" office:value="1" calcext:value-type="float">
            <text:p>1</text:p>
          </table:table-cell>
          <table:table-cell table:formula="of:=IF([.E115]=0;0;[.I115]*0.5*PI()-ATAN(([.F115]-right_king_pin_y)/wheelbase))" office:value-type="float" office:value="0.0727438381685308" calcext:value-type="float">
            <text:p>0,072743838168531</text:p>
          </table:table-cell>
          <table:table-cell table:formula="of:=IF([.E115]=0;0;[.I115]*0.5*PI()-ATAN(([.F115]-left_king_pin_y)/wheelbase))" office:value-type="float" office:value="0.0762502820346953" calcext:value-type="float">
            <text:p>0,076250282034695</text:p>
          </table:table-cell>
          <table:table-cell table:formula="of:=DEGREES([.C115]-[.J115])" office:value-type="float" office:value="0.0213924443023514" calcext:value-type="float">
            <text:p>0,021392444302351</text:p>
          </table:table-cell>
          <table:table-cell table:formula="of:=DEGREES([.D115]-[.K115])" office:value-type="float" office:value="-0.0261118108957893" calcext:value-type="float">
            <text:p>-0,026111810895789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[ack_dev_data.A116]*analyze_resolution" office:value-type="float" office:value="-5.85" calcext:value-type="float">
            <text:p>-5,85</text:p>
          </table:table-cell>
          <table:table-cell table:formula="of:=[rf.N192]" office:value-type="float" office:value="0.0713251336768457" calcext:value-type="float">
            <text:p>0,071325133676846</text:p>
          </table:table-cell>
          <table:table-cell table:formula="of:=[lf.N192]" office:value-type="float" office:value="0.0738700785007558" calcext:value-type="float">
            <text:p>0,073870078500756</text:p>
          </table:table-cell>
          <table:table-cell table:formula="of:=([.C116]+[.D116])/2" office:value-type="float" office:value="0.0725976060888007" calcext:value-type="float">
            <text:p>0,072597606088801</text:p>
          </table:table-cell>
          <table:table-cell table:formula="of:=IF([.E116] = 0;0;TAN(0.5*PI()-[.E116])*wheelbase)" office:value-type="float" office:value="4125.10535289633" calcext:value-type="float">
            <text:p>4125,10535289633</text:p>
          </table:table-cell>
          <table:table-cell table:formula="of:=IF([.D116] = 0;0;TAN(0.5*PI()-[.C116])*wheelbase+right_king_pin_y)" office:value-type="float" office:value="4103.95602675087" calcext:value-type="float">
            <text:p>4103,95602675087</text:p>
          </table:table-cell>
          <table:table-cell table:formula="of:=IF([.D116] = 0;0;TAN(0.5*PI()-[.D116])*wheelbase+left_king_pin_y)" office:value-type="float" office:value="4148.7945622147" calcext:value-type="float">
            <text:p>4148,7945622147</text:p>
          </table:table-cell>
          <table:table-cell table:formula="of:=IF([.E116]=0;0;[.E116]/ABS([.E116]))" office:value-type="float" office:value="1" calcext:value-type="float">
            <text:p>1</text:p>
          </table:table-cell>
          <table:table-cell table:formula="of:=IF([.E116]=0;0;[.I116]*0.5*PI()-ATAN(([.F116]-right_king_pin_y)/wheelbase))" office:value-type="float" office:value="0.0709688852510468" calcext:value-type="float">
            <text:p>0,070968885251047</text:p>
          </table:table-cell>
          <table:table-cell table:formula="of:=IF([.E116]=0;0;[.I116]*0.5*PI()-ATAN(([.F116]-left_king_pin_y)/wheelbase))" office:value-type="float" office:value="0.0743026996450211" calcext:value-type="float">
            <text:p>0,074302699645021</text:p>
          </table:table-cell>
          <table:table-cell table:formula="of:=DEGREES([.C116]-[.J116])" office:value-type="float" office:value="0.0204115312564532" calcext:value-type="float">
            <text:p>0,020411531256453</text:p>
          </table:table-cell>
          <table:table-cell table:formula="of:=DEGREES([.D116]-[.K116])" office:value-type="float" office:value="-0.0247873656945245" calcext:value-type="float">
            <text:p>-0,02478736569452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[ack_dev_data.A117]*analyze_resolution" office:value-type="float" office:value="-5.7" calcext:value-type="float">
            <text:p>-5,7</text:p>
          </table:table-cell>
          <table:table-cell table:formula="of:=[rf.N193]" office:value-type="float" office:value="0.0695311370859473" calcext:value-type="float">
            <text:p>0,069531137085947</text:p>
          </table:table-cell>
          <table:table-cell table:formula="of:=[lf.N193]" office:value-type="float" office:value="0.0719470602161578" calcext:value-type="float">
            <text:p>0,071947060216158</text:p>
          </table:table-cell>
          <table:table-cell table:formula="of:=([.C117]+[.D117])/2" office:value-type="float" office:value="0.0707390986510525" calcext:value-type="float">
            <text:p>0,070739098651053</text:p>
          </table:table-cell>
          <table:table-cell table:formula="of:=IF([.E117] = 0;0;TAN(0.5*PI()-[.E117])*wheelbase)" office:value-type="float" office:value="4233.85986942273" calcext:value-type="float">
            <text:p>4233,85986942273</text:p>
          </table:table-cell>
          <table:table-cell table:formula="of:=IF([.D117] = 0;0;TAN(0.5*PI()-[.C117])*wheelbase+right_king_pin_y)" office:value-type="float" office:value="4212.65839244816" calcext:value-type="float">
            <text:p>4212,65839244816</text:p>
          </table:table-cell>
          <table:table-cell table:formula="of:=IF([.D117] = 0;0;TAN(0.5*PI()-[.D117])*wheelbase+left_king_pin_y)" office:value-type="float" office:value="4257.53537576177" calcext:value-type="float">
            <text:p>4257,53537576177</text:p>
          </table:table-cell>
          <table:table-cell table:formula="of:=IF([.E117]=0;0;[.E117]/ABS([.E117]))" office:value-type="float" office:value="1" calcext:value-type="float">
            <text:p>1</text:p>
          </table:table-cell>
          <table:table-cell table:formula="of:=IF([.E117]=0;0;[.I117]*0.5*PI()-ATAN(([.F117]-right_king_pin_y)/wheelbase))" office:value-type="float" office:value="0.0691916826301389" calcext:value-type="float">
            <text:p>0,069191682630139</text:p>
          </table:table-cell>
          <table:table-cell table:formula="of:=IF([.E117]=0;0;[.I117]*0.5*PI()-ATAN(([.F117]-left_king_pin_y)/wheelbase))" office:value-type="float" office:value="0.0723571878134164" calcext:value-type="float">
            <text:p>0,072357187813416</text:p>
          </table:table-cell>
          <table:table-cell table:formula="of:=DEGREES([.C117]-[.J117])" office:value-type="float" office:value="0.0194493076547319" calcext:value-type="float">
            <text:p>0,019449307654732</text:p>
          </table:table-cell>
          <table:table-cell table:formula="of:=DEGREES([.D117]-[.K117])" office:value-type="float" office:value="-0.0234985803847566" calcext:value-type="float">
            <text:p>-0,02349858038475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[ack_dev_data.A118]*analyze_resolution" office:value-type="float" office:value="-5.55" calcext:value-type="float">
            <text:p>-5,55</text:p>
          </table:table-cell>
          <table:table-cell table:formula="of:=[rf.N194]" office:value-type="float" office:value="0.0677352238650559" calcext:value-type="float">
            <text:p>0,067735223865056</text:p>
          </table:table-cell>
          <table:table-cell table:formula="of:=[lf.N194]" office:value-type="float" office:value="0.0700254954560171" calcext:value-type="float">
            <text:p>0,070025495456017</text:p>
          </table:table-cell>
          <table:table-cell table:formula="of:=([.C118]+[.D118])/2" office:value-type="float" office:value="0.0688803596605365" calcext:value-type="float">
            <text:p>0,068880359660537</text:p>
          </table:table-cell>
          <table:table-cell table:formula="of:=IF([.E118] = 0;0;TAN(0.5*PI()-[.E118])*wheelbase)" office:value-type="float" office:value="4348.48773939087" calcext:value-type="float">
            <text:p>4348,48773939087</text:p>
          </table:table-cell>
          <table:table-cell table:formula="of:=IF([.D118] = 0;0;TAN(0.5*PI()-[.C118])*wheelbase+right_king_pin_y)" office:value-type="float" office:value="4327.23464330567" calcext:value-type="float">
            <text:p>4327,23464330567</text:p>
          </table:table-cell>
          <table:table-cell table:formula="of:=IF([.D118] = 0;0;TAN(0.5*PI()-[.D118])*wheelbase+left_king_pin_y)" office:value-type="float" office:value="4372.14906796832" calcext:value-type="float">
            <text:p>4372,14906796832</text:p>
          </table:table-cell>
          <table:table-cell table:formula="of:=IF([.E118]=0;0;[.E118]/ABS([.E118]))" office:value-type="float" office:value="1" calcext:value-type="float">
            <text:p>1</text:p>
          </table:table-cell>
          <table:table-cell table:formula="of:=IF([.E118]=0;0;[.I118]*0.5*PI()-ATAN(([.F118]-right_king_pin_y)/wheelbase))" office:value-type="float" office:value="0.0674122308744396" calcext:value-type="float">
            <text:p>0,06741223087444</text:p>
          </table:table-cell>
          <table:table-cell table:formula="of:=IF([.E118]=0;0;[.I118]*0.5*PI()-ATAN(([.F118]-left_king_pin_y)/wheelbase))" office:value-type="float" office:value="0.0704137509629226" calcext:value-type="float">
            <text:p>0,070413750962923</text:p>
          </table:table-cell>
          <table:table-cell table:formula="of:=DEGREES([.C118]-[.J118])" office:value-type="float" office:value="0.0185061351746245" calcext:value-type="float">
            <text:p>0,018506135174625</text:p>
          </table:table-cell>
          <table:table-cell table:formula="of:=DEGREES([.D118]-[.K118])" office:value-type="float" office:value="-0.0222454019183956" calcext:value-type="float">
            <text:p>-0,02224540191839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[ack_dev_data.A119]*analyze_resolution" office:value-type="float" office:value="-5.4" calcext:value-type="float">
            <text:p>-5,4</text:p>
          </table:table-cell>
          <table:table-cell table:formula="of:=[rf.N195]" office:value-type="float" office:value="0.0659374008739488" calcext:value-type="float">
            <text:p>0,065937400873949</text:p>
          </table:table-cell>
          <table:table-cell table:formula="of:=[lf.N195]" office:value-type="float" office:value="0.0681053895873409" calcext:value-type="float">
            <text:p>0,068105389587341</text:p>
          </table:table-cell>
          <table:table-cell table:formula="of:=([.C119]+[.D119])/2" office:value-type="float" office:value="0.0670213952306449" calcext:value-type="float">
            <text:p>0,067021395230645</text:p>
          </table:table-cell>
          <table:table-cell table:formula="of:=IF([.E119] = 0;0;TAN(0.5*PI()-[.E119])*wheelbase)" office:value-type="float" office:value="4469.47840547359" calcext:value-type="float">
            <text:p>4469,47840547359</text:p>
          </table:table-cell>
          <table:table-cell table:formula="of:=IF([.D119] = 0;0;TAN(0.5*PI()-[.C119])*wheelbase+right_king_pin_y)" office:value-type="float" office:value="4448.17422092607" calcext:value-type="float">
            <text:p>4448,17422092607</text:p>
          </table:table-cell>
          <table:table-cell table:formula="of:=IF([.D119] = 0;0;TAN(0.5*PI()-[.D119])*wheelbase+left_king_pin_y)" office:value-type="float" office:value="4493.12508105766" calcext:value-type="float">
            <text:p>4493,12508105766</text:p>
          </table:table-cell>
          <table:table-cell table:formula="of:=IF([.E119]=0;0;[.E119]/ABS([.E119]))" office:value-type="float" office:value="1" calcext:value-type="float">
            <text:p>1</text:p>
          </table:table-cell>
          <table:table-cell table:formula="of:=IF([.E119]=0;0;[.I119]*0.5*PI()-ATAN(([.F119]-right_king_pin_y)/wheelbase))" office:value-type="float" office:value="0.0656305305872649" calcext:value-type="float">
            <text:p>0,065630530587265</text:p>
          </table:table-cell>
          <table:table-cell table:formula="of:=IF([.E119]=0;0;[.I119]*0.5*PI()-ATAN(([.F119]-left_king_pin_y)/wheelbase))" office:value-type="float" office:value="0.0684723934511435" calcext:value-type="float">
            <text:p>0,068472393451144</text:p>
          </table:table-cell>
          <table:table-cell table:formula="of:=DEGREES([.C119]-[.J119])" office:value-type="float" office:value="0.0175823722849611" calcext:value-type="float">
            <text:p>0,017582372284961</text:p>
          </table:table-cell>
          <table:table-cell table:formula="of:=DEGREES([.D119]-[.K119])" office:value-type="float" office:value="-0.0210277724608841" calcext:value-type="float">
            <text:p>-0,02102777246088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ack_dev_data.A120]*analyze_resolution" office:value-type="float" office:value="-5.25" calcext:value-type="float">
            <text:p>-5,25</text:p>
          </table:table-cell>
          <table:table-cell table:formula="of:=[rf.N196]" office:value-type="float" office:value="0.0641376749511002" calcext:value-type="float">
            <text:p>0,0641376749511</text:p>
          </table:table-cell>
          <table:table-cell table:formula="of:=[lf.N196]" office:value-type="float" office:value="0.0661867479952984" calcext:value-type="float">
            <text:p>0,066186747995299</text:p>
          </table:table-cell>
          <table:table-cell table:formula="of:=([.C120]+[.D120])/2" office:value-type="float" office:value="0.0651622114731993" calcext:value-type="float">
            <text:p>0,065162211473199</text:p>
          </table:table-cell>
          <table:table-cell table:formula="of:=IF([.E120] = 0;0;TAN(0.5*PI()-[.E120])*wheelbase)" office:value-type="float" office:value="4597.37724674412" calcext:value-type="float">
            <text:p>4597,37724674412</text:p>
          </table:table-cell>
          <table:table-cell table:formula="of:=IF([.D120] = 0;0;TAN(0.5*PI()-[.C120])*wheelbase+right_king_pin_y)" office:value-type="float" office:value="4576.02250332193" calcext:value-type="float">
            <text:p>4576,02250332193</text:p>
          </table:table-cell>
          <table:table-cell table:formula="of:=IF([.D120] = 0;0;TAN(0.5*PI()-[.D120])*wheelbase+left_king_pin_y)" office:value-type="float" office:value="4621.00879364578" calcext:value-type="float">
            <text:p>4621,00879364578</text:p>
          </table:table-cell>
          <table:table-cell table:formula="of:=IF([.E120]=0;0;[.E120]/ABS([.E120]))" office:value-type="float" office:value="1" calcext:value-type="float">
            <text:p>1</text:p>
          </table:table-cell>
          <table:table-cell table:formula="of:=IF([.E120]=0;0;[.I120]*0.5*PI()-ATAN(([.F120]-right_king_pin_y)/wheelbase))" office:value-type="float" office:value="0.0638465824069998" calcext:value-type="float">
            <text:p>0,063846582407</text:p>
          </table:table-cell>
          <table:table-cell table:formula="of:=IF([.E120]=0;0;[.I120]*0.5*PI()-ATAN(([.F120]-left_king_pin_y)/wheelbase))" office:value-type="float" office:value="0.0665331195706276" calcext:value-type="float">
            <text:p>0,066533119570628</text:p>
          </table:table-cell>
          <table:table-cell table:formula="of:=DEGREES([.C120]-[.J120])" office:value-type="float" office:value="0.0166783742246801" calcext:value-type="float">
            <text:p>0,01667837422468</text:p>
          </table:table-cell>
          <table:table-cell table:formula="of:=DEGREES([.D120]-[.K120])" office:value-type="float" office:value="-0.0198456294096568" calcext:value-type="float">
            <text:p>-0,019845629409657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[ack_dev_data.A121]*analyze_resolution" office:value-type="float" office:value="-5.1" calcext:value-type="float">
            <text:p>-5,1</text:p>
          </table:table-cell>
          <table:table-cell table:formula="of:=[rf.N197]" office:value-type="float" office:value="0.0623360529137171" calcext:value-type="float">
            <text:p>0,062336052913717</text:p>
          </table:table-cell>
          <table:table-cell table:formula="of:=[lf.N197]" office:value-type="float" office:value="0.0642695760832674" calcext:value-type="float">
            <text:p>0,064269576083268</text:p>
          </table:table-cell>
          <table:table-cell table:formula="of:=([.C121]+[.D121])/2" office:value-type="float" office:value="0.0633028144984923" calcext:value-type="float">
            <text:p>0,063302814498492</text:p>
          </table:table-cell>
          <table:table-cell table:formula="of:=IF([.E121] = 0;0;TAN(0.5*PI()-[.E121])*wheelbase)" office:value-type="float" office:value="4732.7938046172" calcext:value-type="float">
            <text:p>4732,7938046172</text:p>
          </table:table-cell>
          <table:table-cell table:formula="of:=IF([.D121] = 0;0;TAN(0.5*PI()-[.C121])*wheelbase+right_king_pin_y)" office:value-type="float" office:value="4711.38903085613" calcext:value-type="float">
            <text:p>4711,38903085613</text:p>
          </table:table-cell>
          <table:table-cell table:formula="of:=IF([.D121] = 0;0;TAN(0.5*PI()-[.D121])*wheelbase+left_king_pin_y)" office:value-type="float" office:value="4756.40974668293" calcext:value-type="float">
            <text:p>4756,40974668293</text:p>
          </table:table-cell>
          <table:table-cell table:formula="of:=IF([.E121]=0;0;[.E121]/ABS([.E121]))" office:value-type="float" office:value="1" calcext:value-type="float">
            <text:p>1</text:p>
          </table:table-cell>
          <table:table-cell table:formula="of:=IF([.E121]=0;0;[.I121]*0.5*PI()-ATAN(([.F121]-right_king_pin_y)/wheelbase))" office:value-type="float" office:value="0.0620603870074901" calcext:value-type="float">
            <text:p>0,06206038700749</text:p>
          </table:table-cell>
          <table:table-cell table:formula="of:=IF([.E121]=0;0;[.I121]*0.5*PI()-ATAN(([.F121]-left_king_pin_y)/wheelbase))" office:value-type="float" office:value="0.0645959335492579" calcext:value-type="float">
            <text:p>0,064595933549258</text:p>
          </table:table-cell>
          <table:table-cell table:formula="of:=DEGREES([.C121]-[.J121])" office:value-type="float" office:value="0.0157944929824605" calcext:value-type="float">
            <text:p>0,015794492982461</text:p>
          </table:table-cell>
          <table:table-cell table:formula="of:=DEGREES([.D121]-[.K121])" office:value-type="float" office:value="-0.0186989054138349" calcext:value-type="float">
            <text:p>-0,01869890541383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[ack_dev_data.A122]*analyze_resolution" office:value-type="float" office:value="-4.95" calcext:value-type="float">
            <text:p>-4,95</text:p>
          </table:table-cell>
          <table:table-cell table:formula="of:=[rf.N198]" office:value-type="float" office:value="0.0605325415577607" calcext:value-type="float">
            <text:p>0,060532541557761</text:p>
          </table:table-cell>
          <table:table-cell table:formula="of:=[lf.N198]" office:value-type="float" office:value="0.0623538792728924" calcext:value-type="float">
            <text:p>0,062353879272892</text:p>
          </table:table-cell>
          <table:table-cell table:formula="of:=([.C122]+[.D122])/2" office:value-type="float" office:value="0.0614432104153265" calcext:value-type="float">
            <text:p>0,061443210415327</text:p>
          </table:table-cell>
          <table:table-cell table:formula="of:=IF([.E122] = 0;0;TAN(0.5*PI()-[.E122])*wheelbase)" office:value-type="float" office:value="4876.41150441593" calcext:value-type="float">
            <text:p>4876,41150441593</text:p>
          </table:table-cell>
          <table:table-cell table:formula="of:=IF([.D122] = 0;0;TAN(0.5*PI()-[.C122])*wheelbase+right_king_pin_y)" office:value-type="float" office:value="4854.95722780904" calcext:value-type="float">
            <text:p>4854,95722780904</text:p>
          </table:table-cell>
          <table:table-cell table:formula="of:=IF([.D122] = 0;0;TAN(0.5*PI()-[.D122])*wheelbase+left_king_pin_y)" office:value-type="float" office:value="4900.01136502022" calcext:value-type="float">
            <text:p>4900,01136502022</text:p>
          </table:table-cell>
          <table:table-cell table:formula="of:=IF([.E122]=0;0;[.E122]/ABS([.E122]))" office:value-type="float" office:value="1" calcext:value-type="float">
            <text:p>1</text:p>
          </table:table-cell>
          <table:table-cell table:formula="of:=IF([.E122]=0;0;[.I122]*0.5*PI()-ATAN(([.F122]-right_king_pin_y)/wheelbase))" office:value-type="float" office:value="0.0602719450984321" calcext:value-type="float">
            <text:p>0,060271945098432</text:p>
          </table:table-cell>
          <table:table-cell table:formula="of:=IF([.E122]=0;0;[.I122]*0.5*PI()-ATAN(([.F122]-left_king_pin_y)/wheelbase))" office:value-type="float" office:value="0.0626608395506401" calcext:value-type="float">
            <text:p>0,06266083955064</text:p>
          </table:table-cell>
          <table:table-cell table:formula="of:=DEGREES([.C122]-[.J122])" office:value-type="float" office:value="0.0149310772755769" calcext:value-type="float">
            <text:p>0,014931077275577</text:p>
          </table:table-cell>
          <table:table-cell table:formula="of:=DEGREES([.D122]-[.K122])" office:value-type="float" office:value="-0.0175875283931056" calcext:value-type="float">
            <text:p>-0,01758752839310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[ack_dev_data.A123]*analyze_resolution" office:value-type="float" office:value="-4.8" calcext:value-type="float">
            <text:p>-4,8</text:p>
          </table:table-cell>
          <table:table-cell table:formula="of:=[rf.N199]" office:value-type="float" office:value="0.0587271476579676" calcext:value-type="float">
            <text:p>0,058727147657968</text:p>
          </table:table-cell>
          <table:table-cell table:formula="of:=[lf.N199]" office:value-type="float" office:value="0.0604396630041371" calcext:value-type="float">
            <text:p>0,060439663004137</text:p>
          </table:table-cell>
          <table:table-cell table:formula="of:=([.C123]+[.D123])/2" office:value-type="float" office:value="0.0595834053310523" calcext:value-type="float">
            <text:p>0,059583405331052</text:p>
          </table:table-cell>
          <table:table-cell table:formula="of:=IF([.E123] = 0;0;TAN(0.5*PI()-[.E123])*wheelbase)" office:value-type="float" office:value="5028.9991997326" calcext:value-type="float">
            <text:p>5028,9991997326</text:p>
          </table:table-cell>
          <table:table-cell table:formula="of:=IF([.D123] = 0;0;TAN(0.5*PI()-[.C123])*wheelbase+right_king_pin_y)" office:value-type="float" office:value="5007.49594673946" calcext:value-type="float">
            <text:p>5007,49594673946</text:p>
          </table:table-cell>
          <table:table-cell table:formula="of:=IF([.D123] = 0;0;TAN(0.5*PI()-[.D123])*wheelbase+left_king_pin_y)" office:value-type="float" office:value="5052.58250177029" calcext:value-type="float">
            <text:p>5052,58250177029</text:p>
          </table:table-cell>
          <table:table-cell table:formula="of:=IF([.E123]=0;0;[.E123]/ABS([.E123]))" office:value-type="float" office:value="1" calcext:value-type="float">
            <text:p>1</text:p>
          </table:table-cell>
          <table:table-cell table:formula="of:=IF([.E123]=0;0;[.I123]*0.5*PI()-ATAN(([.F123]-right_king_pin_y)/wheelbase))" office:value-type="float" office:value="0.0584812574257623" calcext:value-type="float">
            <text:p>0,058481257425762</text:p>
          </table:table-cell>
          <table:table-cell table:formula="of:=IF([.E123]=0;0;[.I123]*0.5*PI()-ATAN(([.F123]-left_king_pin_y)/wheelbase))" office:value-type="float" office:value="0.0607278416744912" calcext:value-type="float">
            <text:p>0,060727841674491</text:p>
          </table:table-cell>
          <table:table-cell table:formula="of:=DEGREES([.C123]-[.J123])" office:value-type="float" office:value="0.0140884725288576" calcext:value-type="float">
            <text:p>0,014088472528858</text:p>
          </table:table-cell>
          <table:table-cell table:formula="of:=DEGREES([.D123]-[.K123])" office:value-type="float" office:value="-0.0165114215569837" calcext:value-type="float">
            <text:p>-0,01651142155698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[ack_dev_data.A124]*analyze_resolution" office:value-type="float" office:value="-4.65" calcext:value-type="float">
            <text:p>-4,65</text:p>
          </table:table-cell>
          <table:table-cell table:formula="of:=[rf.N200]" office:value-type="float" office:value="0.0569198779678859" calcext:value-type="float">
            <text:p>0,056919877967886</text:p>
          </table:table-cell>
          <table:table-cell table:formula="of:=[lf.N200]" office:value-type="float" office:value="0.0585269327353373" calcext:value-type="float">
            <text:p>0,058526932735337</text:p>
          </table:table-cell>
          <table:table-cell table:formula="of:=([.C124]+[.D124])/2" office:value-type="float" office:value="0.0577234053516116" calcext:value-type="float">
            <text:p>0,057723405351612</text:p>
          </table:table-cell>
          <table:table-cell table:formula="of:=IF([.E124] = 0;0;TAN(0.5*PI()-[.E124])*wheelbase)" office:value-type="float" office:value="5191.42495118143" calcext:value-type="float">
            <text:p>5191,42495118143</text:p>
          </table:table-cell>
          <table:table-cell table:formula="of:=IF([.D124] = 0;0;TAN(0.5*PI()-[.C124])*wheelbase+right_king_pin_y)" office:value-type="float" office:value="5169.87324723705" calcext:value-type="float">
            <text:p>5169,87324723705</text:p>
          </table:table-cell>
          <table:table-cell table:formula="of:=IF([.D124] = 0;0;TAN(0.5*PI()-[.D124])*wheelbase+left_king_pin_y)" office:value-type="float" office:value="5214.99121706042" calcext:value-type="float">
            <text:p>5214,99121706042</text:p>
          </table:table-cell>
          <table:table-cell table:formula="of:=IF([.E124]=0;0;[.E124]/ABS([.E124]))" office:value-type="float" office:value="1" calcext:value-type="float">
            <text:p>1</text:p>
          </table:table-cell>
          <table:table-cell table:formula="of:=IF([.E124]=0;0;[.I124]*0.5*PI()-ATAN(([.F124]-right_king_pin_y)/wheelbase))" office:value-type="float" office:value="0.0566883247720533" calcext:value-type="float">
            <text:p>0,056688324772053</text:p>
          </table:table-cell>
          <table:table-cell table:formula="of:=IF([.E124]=0;0;[.I124]*0.5*PI()-ATAN(([.F124]-left_king_pin_y)/wheelbase))" office:value-type="float" office:value="0.0587969439570344" calcext:value-type="float">
            <text:p>0,058796943957034</text:p>
          </table:table-cell>
          <table:table-cell table:formula="of:=DEGREES([.C124]-[.J124])" office:value-type="float" office:value="0.0132670208539724" calcext:value-type="float">
            <text:p>0,013267020853972</text:p>
          </table:table-cell>
          <table:table-cell table:formula="of:=DEGREES([.D124]-[.K124])" office:value-type="float" office:value="-0.0154705034244162" calcext:value-type="float">
            <text:p>-0,015470503424416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ack_dev_data.A125]*analyze_resolution" office:value-type="float" office:value="-4.5" calcext:value-type="float">
            <text:p>-4,5</text:p>
          </table:table-cell>
          <table:table-cell table:formula="of:=[rf.N201]" office:value-type="float" office:value="0.055110739219896" calcext:value-type="float">
            <text:p>0,055110739219896</text:p>
          </table:table-cell>
          <table:table-cell table:formula="of:=[lf.N201]" office:value-type="float" office:value="0.0566156939432516" calcext:value-type="float">
            <text:p>0,056615693943252</text:p>
          </table:table-cell>
          <table:table-cell table:formula="of:=([.C125]+[.D125])/2" office:value-type="float" office:value="0.0558632165815738" calcext:value-type="float">
            <text:p>0,055863216581574</text:p>
          </table:table-cell>
          <table:table-cell table:formula="of:=IF([.E125] = 0;0;TAN(0.5*PI()-[.E125])*wheelbase)" office:value-type="float" office:value="5364.67256090269" calcext:value-type="float">
            <text:p>5364,67256090269</text:p>
          </table:table-cell>
          <table:table-cell table:formula="of:=IF([.D125] = 0;0;TAN(0.5*PI()-[.C125])*wheelbase+right_king_pin_y)" office:value-type="float" office:value="5343.07293042639" calcext:value-type="float">
            <text:p>5343,07293042639</text:p>
          </table:table-cell>
          <table:table-cell table:formula="of:=IF([.D125] = 0;0;TAN(0.5*PI()-[.D125])*wheelbase+left_king_pin_y)" office:value-type="float" office:value="5388.22131253638" calcext:value-type="float">
            <text:p>5388,22131253638</text:p>
          </table:table-cell>
          <table:table-cell table:formula="of:=IF([.E125]=0;0;[.E125]/ABS([.E125]))" office:value-type="float" office:value="1" calcext:value-type="float">
            <text:p>1</text:p>
          </table:table-cell>
          <table:table-cell table:formula="of:=IF([.E125]=0;0;[.I125]*0.5*PI()-ATAN(([.F125]-right_king_pin_y)/wheelbase))" office:value-type="float" office:value="0.0548931479569044" calcext:value-type="float">
            <text:p>0,054893147956904</text:p>
          </table:table-cell>
          <table:table-cell table:formula="of:=IF([.E125]=0;0;[.I125]*0.5*PI()-ATAN(([.F125]-left_king_pin_y)/wheelbase))" office:value-type="float" office:value="0.0568681503713882" calcext:value-type="float">
            <text:p>0,056868150371388</text:p>
          </table:table-cell>
          <table:table-cell table:formula="of:=DEGREES([.C125]-[.J125])" office:value-type="float" office:value="0.0124670610283392" calcext:value-type="float">
            <text:p>0,012467061028339</text:p>
          </table:table-cell>
          <table:table-cell table:formula="of:=DEGREES([.D125]-[.K125])" office:value-type="float" office:value="-0.0144646878431714" calcext:value-type="float">
            <text:p>-0,014464687843171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[ack_dev_data.A126]*analyze_resolution" office:value-type="float" office:value="-4.35" calcext:value-type="float">
            <text:p>-4,35</text:p>
          </table:table-cell>
          <table:table-cell table:formula="of:=[rf.N202]" office:value-type="float" office:value="0.0532997381252411" calcext:value-type="float">
            <text:p>0,053299738125241</text:p>
          </table:table-cell>
          <table:table-cell table:formula="of:=[lf.N202]" office:value-type="float" office:value="0.0547059521231228" calcext:value-type="float">
            <text:p>0,054705952123123</text:p>
          </table:table-cell>
          <table:table-cell table:formula="of:=([.C126]+[.D126])/2" office:value-type="float" office:value="0.054002845124182" calcext:value-type="float">
            <text:p>0,054002845124182</text:p>
          </table:table-cell>
          <table:table-cell table:formula="of:=IF([.E126] = 0;0;TAN(0.5*PI()-[.E126])*wheelbase)" office:value-type="float" office:value="5549.86152799759" calcext:value-type="float">
            <text:p>5549,86152799759</text:p>
          </table:table-cell>
          <table:table-cell table:formula="of:=IF([.D126] = 0;0;TAN(0.5*PI()-[.C126])*wheelbase+right_king_pin_y)" office:value-type="float" office:value="5528.21449440226" calcext:value-type="float">
            <text:p>5528,21449440226</text:p>
          </table:table-cell>
          <table:table-cell table:formula="of:=IF([.D126] = 0;0;TAN(0.5*PI()-[.D126])*wheelbase+left_king_pin_y)" office:value-type="float" office:value="5573.39228679709" calcext:value-type="float">
            <text:p>5573,39228679709</text:p>
          </table:table-cell>
          <table:table-cell table:formula="of:=IF([.E126]=0;0;[.E126]/ABS([.E126]))" office:value-type="float" office:value="1" calcext:value-type="float">
            <text:p>1</text:p>
          </table:table-cell>
          <table:table-cell table:formula="of:=IF([.E126]=0;0;[.I126]*0.5*PI()-ATAN(([.F126]-right_king_pin_y)/wheelbase))" office:value-type="float" office:value="0.0530957278373398" calcext:value-type="float">
            <text:p>0,05309572783734</text:p>
          </table:table-cell>
          <table:table-cell table:formula="of:=IF([.E126]=0;0;[.I126]*0.5*PI()-ATAN(([.F126]-left_king_pin_y)/wheelbase))" office:value-type="float" office:value="0.0549414648279665" calcext:value-type="float">
            <text:p>0,054941464827967</text:p>
          </table:table-cell>
          <table:table-cell table:formula="of:=DEGREES([.C126]-[.J126])" office:value-type="float" office:value="0.0116889284739928" calcext:value-type="float">
            <text:p>0,011688928473993</text:p>
          </table:table-cell>
          <table:table-cell table:formula="of:=DEGREES([.D126]-[.K126])" office:value-type="float" office:value="-0.0134938840092529" calcext:value-type="float">
            <text:p>-0,01349388400925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[ack_dev_data.A127]*analyze_resolution" office:value-type="float" office:value="-4.2" calcext:value-type="float">
            <text:p>-4,2</text:p>
          </table:table-cell>
          <table:table-cell table:formula="of:=[rf.N203]" office:value-type="float" office:value="0.0514868813740546" calcext:value-type="float">
            <text:p>0,051486881374055</text:p>
          </table:table-cell>
          <table:table-cell table:formula="of:=[lf.N203]" office:value-type="float" office:value="0.0527977127887209" calcext:value-type="float">
            <text:p>0,052797712788721</text:p>
          </table:table-cell>
          <table:table-cell table:formula="of:=([.C127]+[.D127])/2" office:value-type="float" office:value="0.0521422970813877" calcext:value-type="float">
            <text:p>0,052142297081388</text:p>
          </table:table-cell>
          <table:table-cell table:formula="of:=IF([.E127] = 0;0;TAN(0.5*PI()-[.E127])*wheelbase)" office:value-type="float" office:value="5748.27128012895" calcext:value-type="float">
            <text:p>5748,27128012895</text:p>
          </table:table-cell>
          <table:table-cell table:formula="of:=IF([.D127] = 0;0;TAN(0.5*PI()-[.C127])*wheelbase+right_king_pin_y)" office:value-type="float" office:value="5726.57736583002" calcext:value-type="float">
            <text:p>5726,57736583002</text:p>
          </table:table-cell>
          <table:table-cell table:formula="of:=IF([.D127] = 0;0;TAN(0.5*PI()-[.D127])*wheelbase+left_king_pin_y)" office:value-type="float" office:value="5771.78356699568" calcext:value-type="float">
            <text:p>5771,78356699568</text:p>
          </table:table-cell>
          <table:table-cell table:formula="of:=IF([.E127]=0;0;[.E127]/ABS([.E127]))" office:value-type="float" office:value="1" calcext:value-type="float">
            <text:p>1</text:p>
          </table:table-cell>
          <table:table-cell table:formula="of:=IF([.E127]=0;0;[.I127]*0.5*PI()-ATAN(([.F127]-right_king_pin_y)/wheelbase))" office:value-type="float" office:value="0.0512960653082017" calcext:value-type="float">
            <text:p>0,051296065308202</text:p>
          </table:table-cell>
          <table:table-cell table:formula="of:=IF([.E127]=0;0;[.I127]*0.5*PI()-ATAN(([.F127]-left_king_pin_y)/wheelbase))" office:value-type="float" office:value="0.0530168911748699" calcext:value-type="float">
            <text:p>0,05301689117487</text:p>
          </table:table-cell>
          <table:table-cell table:formula="of:=DEGREES([.C127]-[.J127])" office:value-type="float" office:value="0.0109329552366562" calcext:value-type="float">
            <text:p>0,010932955236656</text:p>
          </table:table-cell>
          <table:table-cell table:formula="of:=DEGREES([.D127]-[.K127])" office:value-type="float" office:value="-0.0125579964868225" calcext:value-type="float">
            <text:p>-0,01255799648682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[ack_dev_data.A128]*analyze_resolution" office:value-type="float" office:value="-4.05" calcext:value-type="float">
            <text:p>-4,05</text:p>
          </table:table-cell>
          <table:table-cell table:formula="of:=[rf.N204]" office:value-type="float" office:value="0.0496721756353939" calcext:value-type="float">
            <text:p>0,049672175635394</text:p>
          </table:table-cell>
          <table:table-cell table:formula="of:=[lf.N204]" office:value-type="float" office:value="0.0508909814723995" calcext:value-type="float">
            <text:p>0,0508909814724</text:p>
          </table:table-cell>
          <table:table-cell table:formula="of:=([.C128]+[.D128])/2" office:value-type="float" office:value="0.0502815785538967" calcext:value-type="float">
            <text:p>0,050281578553897</text:p>
          </table:table-cell>
          <table:table-cell table:formula="of:=IF([.E128] = 0;0;TAN(0.5*PI()-[.E128])*wheelbase)" office:value-type="float" office:value="5961.37078992121" calcext:value-type="float">
            <text:p>5961,37078992121</text:p>
          </table:table-cell>
          <table:table-cell table:formula="of:=IF([.D128] = 0;0;TAN(0.5*PI()-[.C128])*wheelbase+right_king_pin_y)" office:value-type="float" office:value="5939.63051634519" calcext:value-type="float">
            <text:p>5939,63051634519</text:p>
          </table:table-cell>
          <table:table-cell table:formula="of:=IF([.D128] = 0;0;TAN(0.5*PI()-[.D128])*wheelbase+left_king_pin_y)" office:value-type="float" office:value="5984.86412523938" calcext:value-type="float">
            <text:p>5984,86412523938</text:p>
          </table:table-cell>
          <table:table-cell table:formula="of:=IF([.E128]=0;0;[.E128]/ABS([.E128]))" office:value-type="float" office:value="1" calcext:value-type="float">
            <text:p>1</text:p>
          </table:table-cell>
          <table:table-cell table:formula="of:=IF([.E128]=0;0;[.I128]*0.5*PI()-ATAN(([.F128]-right_king_pin_y)/wheelbase))" office:value-type="float" office:value="0.049494161302549" calcext:value-type="float">
            <text:p>0,049494161302549</text:p>
          </table:table-cell>
          <table:table-cell table:formula="of:=IF([.E128]=0;0;[.I128]*0.5*PI()-ATAN(([.F128]-left_king_pin_y)/wheelbase))" office:value-type="float" office:value="0.0510944331982852" calcext:value-type="float">
            <text:p>0,051094433198285</text:p>
          </table:table-cell>
          <table:table-cell table:formula="of:=DEGREES([.C128]-[.J128])" office:value-type="float" office:value="0.0101994699648511" calcext:value-type="float">
            <text:p>0,010199469964851</text:p>
          </table:table-cell>
          <table:table-cell table:formula="of:=DEGREES([.D128]-[.K128])" office:value-type="float" office:value="-0.0116569252279067" calcext:value-type="float">
            <text:p>-0,011656925227907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[ack_dev_data.A129]*analyze_resolution" office:value-type="float" office:value="-3.9" calcext:value-type="float">
            <text:p>-3,9</text:p>
          </table:table-cell>
          <table:table-cell table:formula="of:=[rf.N205]" office:value-type="float" office:value="0.0478556275572617" calcext:value-type="float">
            <text:p>0,047855627557262</text:p>
          </table:table-cell>
          <table:table-cell table:formula="of:=[lf.N205]" office:value-type="float" office:value="0.048985763725149" calcext:value-type="float">
            <text:p>0,048985763725149</text:p>
          </table:table-cell>
          <table:table-cell table:formula="of:=([.C129]+[.D129])/2" office:value-type="float" office:value="0.0484206956412053" calcext:value-type="float">
            <text:p>0,048420695641205</text:p>
          </table:table-cell>
          <table:table-cell table:formula="of:=IF([.E129] = 0;0;TAN(0.5*PI()-[.E129])*wheelbase)" office:value-type="float" office:value="6190.85502591485" calcext:value-type="float">
            <text:p>6190,85502591485</text:p>
          </table:table-cell>
          <table:table-cell table:formula="of:=IF([.D129] = 0;0;TAN(0.5*PI()-[.C129])*wheelbase+right_king_pin_y)" office:value-type="float" office:value="6169.06891350876" calcext:value-type="float">
            <text:p>6169,06891350876</text:p>
          </table:table-cell>
          <table:table-cell table:formula="of:=IF([.D129] = 0;0;TAN(0.5*PI()-[.D129])*wheelbase+left_king_pin_y)" office:value-type="float" office:value="6214.32892954354" calcext:value-type="float">
            <text:p>6214,32892954354</text:p>
          </table:table-cell>
          <table:table-cell table:formula="of:=IF([.E129]=0;0;[.E129]/ABS([.E129]))" office:value-type="float" office:value="1" calcext:value-type="float">
            <text:p>1</text:p>
          </table:table-cell>
          <table:table-cell table:formula="of:=IF([.E129]=0;0;[.I129]*0.5*PI()-ATAN(([.F129]-right_king_pin_y)/wheelbase))" office:value-type="float" office:value="0.0476900167920524" calcext:value-type="float">
            <text:p>0,047690016792053</text:p>
          </table:table-cell>
          <table:table-cell table:formula="of:=IF([.E129]=0;0;[.I129]*0.5*PI()-ATAN(([.F129]-left_king_pin_y)/wheelbase))" office:value-type="float" office:value="0.0491740946228823" calcext:value-type="float">
            <text:p>0,049174094622882</text:p>
          </table:table-cell>
          <table:table-cell table:formula="of:=DEGREES([.C129]-[.J129])" office:value-type="float" office:value="0.00948879788842304" calcext:value-type="float">
            <text:p>0,009488797888423</text:p>
          </table:table-cell>
          <table:table-cell table:formula="of:=DEGREES([.D129]-[.K129])" office:value-type="float" office:value="-0.0107905655920275" calcext:value-type="float">
            <text:p>-0,010790565592028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ack_dev_data.A130]*analyze_resolution" office:value-type="float" office:value="-3.75" calcext:value-type="float">
            <text:p>-3,75</text:p>
          </table:table-cell>
          <table:table-cell table:formula="of:=[rf.N206]" office:value-type="float" office:value="0.0460372437666474" calcext:value-type="float">
            <text:p>0,046037243766648</text:p>
          </table:table-cell>
          <table:table-cell table:formula="of:=[lf.N206]" office:value-type="float" office:value="0.0470820651166506" calcext:value-type="float">
            <text:p>0,047082065116651</text:p>
          </table:table-cell>
          <table:table-cell table:formula="of:=([.C130]+[.D130])/2" office:value-type="float" office:value="0.046559654441649" calcext:value-type="float">
            <text:p>0,046559654441649</text:p>
          </table:table-cell>
          <table:table-cell table:formula="of:=IF([.E130] = 0;0;TAN(0.5*PI()-[.E130])*wheelbase)" office:value-type="float" office:value="6438.69015174874" calcext:value-type="float">
            <text:p>6438,69015174874</text:p>
          </table:table-cell>
          <table:table-cell table:formula="of:=IF([.D130] = 0;0;TAN(0.5*PI()-[.C130])*wheelbase+right_king_pin_y)" office:value-type="float" office:value="6416.85871998886" calcext:value-type="float">
            <text:p>6416,85871998886</text:p>
          </table:table-cell>
          <table:table-cell table:formula="of:=IF([.D130] = 0;0;TAN(0.5*PI()-[.D130])*wheelbase+left_king_pin_y)" office:value-type="float" office:value="6462.14414301448" calcext:value-type="float">
            <text:p>6462,14414301448</text:p>
          </table:table-cell>
          <table:table-cell table:formula="of:=IF([.E130]=0;0;[.E130]/ABS([.E130]))" office:value-type="float" office:value="1" calcext:value-type="float">
            <text:p>1</text:p>
          </table:table-cell>
          <table:table-cell table:formula="of:=IF([.E130]=0;0;[.I130]*0.5*PI()-ATAN(([.F130]-right_king_pin_y)/wheelbase))" office:value-type="float" office:value="0.0458836327874002" calcext:value-type="float">
            <text:p>0,0458836327874</text:p>
          </table:table-cell>
          <table:table-cell table:formula="of:=IF([.E130]=0;0;[.I130]*0.5*PI()-ATAN(([.F130]-left_king_pin_y)/wheelbase))" office:value-type="float" office:value="0.0472558791122197" calcext:value-type="float">
            <text:p>0,04725587911222</text:p>
          </table:table-cell>
          <table:table-cell table:formula="of:=DEGREES([.C130]-[.J130])" office:value-type="float" office:value="0.00880126079773996" calcext:value-type="float">
            <text:p>0,00880126079774</text:p>
          </table:table-cell>
          <table:table-cell table:formula="of:=DEGREES([.D130]-[.K130])" office:value-type="float" office:value="-0.00995880836641787" calcext:value-type="float">
            <text:p>-0,00995880836641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[ack_dev_data.A131]*analyze_resolution" office:value-type="float" office:value="-3.6" calcext:value-type="float">
            <text:p>-3,6</text:p>
          </table:table-cell>
          <table:table-cell table:formula="of:=[rf.N207]" office:value-type="float" office:value="0.0442170308695522" calcext:value-type="float">
            <text:p>0,044217030869552</text:p>
          </table:table-cell>
          <table:table-cell table:formula="of:=[lf.N207]" office:value-type="float" office:value="0.0451798912353218" calcext:value-type="float">
            <text:p>0,045179891235322</text:p>
          </table:table-cell>
          <table:table-cell table:formula="of:=([.C131]+[.D131])/2" office:value-type="float" office:value="0.044698461052437" calcext:value-type="float">
            <text:p>0,044698461052437</text:p>
          </table:table-cell>
          <table:table-cell table:formula="of:=IF([.E131] = 0;0;TAN(0.5*PI()-[.E131])*wheelbase)" office:value-type="float" office:value="6707.17002514007" calcext:value-type="float">
            <text:p>6707,17002514007</text:p>
          </table:table-cell>
          <table:table-cell table:formula="of:=IF([.D131] = 0;0;TAN(0.5*PI()-[.C131])*wheelbase+right_king_pin_y)" office:value-type="float" office:value="6685.29379254044" calcext:value-type="float">
            <text:p>6685,29379254044</text:p>
          </table:table-cell>
          <table:table-cell table:formula="of:=IF([.D131] = 0;0;TAN(0.5*PI()-[.D131])*wheelbase+left_king_pin_y)" office:value-type="float" office:value="6730.6036228292" calcext:value-type="float">
            <text:p>6730,6036228292</text:p>
          </table:table-cell>
          <table:table-cell table:formula="of:=IF([.E131]=0;0;[.E131]/ABS([.E131]))" office:value-type="float" office:value="1" calcext:value-type="float">
            <text:p>1</text:p>
          </table:table-cell>
          <table:table-cell table:formula="of:=IF([.E131]=0;0;[.I131]*0.5*PI()-ATAN(([.F131]-right_king_pin_y)/wheelbase))" office:value-type="float" office:value="0.0440750103386898" calcext:value-type="float">
            <text:p>0,04407501033869</text:p>
          </table:table-cell>
          <table:table-cell table:formula="of:=IF([.E131]=0;0;[.I131]*0.5*PI()-ATAN(([.F131]-left_king_pin_y)/wheelbase))" office:value-type="float" office:value="0.0453397902691375" calcext:value-type="float">
            <text:p>0,045339790269138</text:p>
          </table:table-cell>
          <table:table-cell table:formula="of:=DEGREES([.C131]-[.J131])" office:value-type="float" office:value="0.00813717702262469" calcext:value-type="float">
            <text:p>0,008137177022625</text:p>
          </table:table-cell>
          <table:table-cell table:formula="of:=DEGREES([.D131]-[.K131])" office:value-type="float" office:value="-0.00916153978585557" calcext:value-type="float">
            <text:p>-0,009161539785856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[ack_dev_data.A132]*analyze_resolution" office:value-type="float" office:value="-3.45" calcext:value-type="float">
            <text:p>-3,45</text:p>
          </table:table-cell>
          <table:table-cell table:formula="of:=[rf.N208]" office:value-type="float" office:value="0.0423949954510168" calcext:value-type="float">
            <text:p>0,042394995451017</text:p>
          </table:table-cell>
          <table:table-cell table:formula="of:=[lf.N208]" office:value-type="float" office:value="0.0432792476883741" calcext:value-type="float">
            <text:p>0,043279247688374</text:p>
          </table:table-cell>
          <table:table-cell table:formula="of:=([.C132]+[.D132])/2" office:value-type="float" office:value="0.0428371215696954" calcext:value-type="float">
            <text:p>0,042837121569696</text:p>
          </table:table-cell>
          <table:table-cell table:formula="of:=IF([.E132] = 0;0;TAN(0.5*PI()-[.E132])*wheelbase)" office:value-type="float" office:value="6998.98743572696" calcext:value-type="float">
            <text:p>6998,98743572696</text:p>
          </table:table-cell>
          <table:table-cell table:formula="of:=IF([.D132] = 0;0;TAN(0.5*PI()-[.C132])*wheelbase+right_king_pin_y)" office:value-type="float" office:value="6977.06691984891" calcext:value-type="float">
            <text:p>6977,06691984891</text:p>
          </table:table-cell>
          <table:table-cell table:formula="of:=IF([.D132] = 0;0;TAN(0.5*PI()-[.D132])*wheelbase+left_king_pin_y)" office:value-type="float" office:value="7022.40015807761" calcext:value-type="float">
            <text:p>7022,40015807761</text:p>
          </table:table-cell>
          <table:table-cell table:formula="of:=IF([.E132]=0;0;[.E132]/ABS([.E132]))" office:value-type="float" office:value="1" calcext:value-type="float">
            <text:p>1</text:p>
          </table:table-cell>
          <table:table-cell table:formula="of:=IF([.E132]=0;0;[.I132]*0.5*PI()-ATAN(([.F132]-right_king_pin_y)/wheelbase))" office:value-type="float" office:value="0.0422641505358323" calcext:value-type="float">
            <text:p>0,042264150535832</text:p>
          </table:table-cell>
          <table:table-cell table:formula="of:=IF([.E132]=0;0;[.I132]*0.5*PI()-ATAN(([.F132]-left_king_pin_y)/wheelbase))" office:value-type="float" office:value="0.0434258316361629" calcext:value-type="float">
            <text:p>0,043425831636163</text:p>
          </table:table-cell>
          <table:table-cell table:formula="of:=DEGREES([.C132]-[.J132])" office:value-type="float" office:value="0.00749686141081604" calcext:value-type="float">
            <text:p>0,007496861410816</text:p>
          </table:table-cell>
          <table:table-cell table:formula="of:=DEGREES([.D132]-[.K132])" office:value-type="float" office:value="-0.00839864155266253" calcext:value-type="float">
            <text:p>-0,008398641552663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ack_dev_data.A133]*analyze_resolution" office:value-type="float" office:value="-3.3" calcext:value-type="float">
            <text:p>-3,3</text:p>
          </table:table-cell>
          <table:table-cell table:formula="of:=[rf.N209]" office:value-type="float" office:value="0.0405711440751657" calcext:value-type="float">
            <text:p>0,040571144075166</text:p>
          </table:table-cell>
          <table:table-cell table:formula="of:=[lf.N209]" office:value-type="float" office:value="0.0413801401018601" calcext:value-type="float">
            <text:p>0,04138014010186</text:p>
          </table:table-cell>
          <table:table-cell table:formula="of:=([.C133]+[.D133])/2" office:value-type="float" office:value="0.0409756420885129" calcext:value-type="float">
            <text:p>0,040975642088513</text:p>
          </table:table-cell>
          <table:table-cell table:formula="of:=IF([.E133] = 0;0;TAN(0.5*PI()-[.E133])*wheelbase)" office:value-type="float" office:value="7317.3247714137" calcext:value-type="float">
            <text:p>7317,3247714137</text:p>
          </table:table-cell>
          <table:table-cell table:formula="of:=IF([.D133] = 0;0;TAN(0.5*PI()-[.C133])*wheelbase+right_king_pin_y)" office:value-type="float" office:value="7295.3604888739" calcext:value-type="float">
            <text:p>7295,3604888739</text:p>
          </table:table-cell>
          <table:table-cell table:formula="of:=IF([.D133] = 0;0;TAN(0.5*PI()-[.D133])*wheelbase+left_king_pin_y)" office:value-type="float" office:value="7340.71613610869" calcext:value-type="float">
            <text:p>7340,71613610869</text:p>
          </table:table-cell>
          <table:table-cell table:formula="of:=IF([.E133]=0;0;[.E133]/ABS([.E133]))" office:value-type="float" office:value="1" calcext:value-type="float">
            <text:p>1</text:p>
          </table:table-cell>
          <table:table-cell table:formula="of:=IF([.E133]=0;0;[.I133]*0.5*PI()-ATAN(([.F133]-right_king_pin_y)/wheelbase))" office:value-type="float" office:value="0.0404510545089565" calcext:value-type="float">
            <text:p>0,040451054508957</text:p>
          </table:table-cell>
          <table:table-cell table:formula="of:=IF([.E133]=0;0;[.I133]*0.5*PI()-ATAN(([.F133]-left_king_pin_y)/wheelbase))" office:value-type="float" office:value="0.0415140066959154" calcext:value-type="float">
            <text:p>0,041514006695916</text:p>
          </table:table-cell>
          <table:table-cell table:formula="of:=DEGREES([.C133]-[.J133])" office:value-type="float" office:value="0.00688062530734609" calcext:value-type="float">
            <text:p>0,006880625307346</text:p>
          </table:table-cell>
          <table:table-cell table:formula="of:=DEGREES([.D133]-[.K133])" office:value-type="float" office:value="-0.00766999085716223" calcext:value-type="float">
            <text:p>-0,00766999085716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[ack_dev_data.A134]*analyze_resolution" office:value-type="float" office:value="-3.15" calcext:value-type="float">
            <text:p>-3,15</text:p>
          </table:table-cell>
          <table:table-cell table:formula="of:=[rf.N210]" office:value-type="float" office:value="0.0387454832852279" calcext:value-type="float">
            <text:p>0,038745483285228</text:p>
          </table:table-cell>
          <table:table-cell table:formula="of:=[lf.N210]" office:value-type="float" office:value="0.0394825741207323" calcext:value-type="float">
            <text:p>0,039482574120732</text:p>
          </table:table-cell>
          <table:table-cell table:formula="of:=([.C134]+[.D134])/2" office:value-type="float" office:value="0.0391140287029801" calcext:value-type="float">
            <text:p>0,03911402870298</text:p>
          </table:table-cell>
          <table:table-cell table:formula="of:=IF([.E134] = 0;0;TAN(0.5*PI()-[.E134])*wheelbase)" office:value-type="float" office:value="7665.97058938689" calcext:value-type="float">
            <text:p>7665,97058938689</text:p>
          </table:table-cell>
          <table:table-cell table:formula="of:=IF([.D134] = 0;0;TAN(0.5*PI()-[.C134])*wheelbase+right_king_pin_y)" office:value-type="float" office:value="7643.96305586701" calcext:value-type="float">
            <text:p>7643,96305586701</text:p>
          </table:table-cell>
          <table:table-cell table:formula="of:=IF([.D134] = 0;0;TAN(0.5*PI()-[.D134])*wheelbase+left_king_pin_y)" office:value-type="float" office:value="7689.34011354506" calcext:value-type="float">
            <text:p>7689,34011354506</text:p>
          </table:table-cell>
          <table:table-cell table:formula="of:=IF([.E134]=0;0;[.E134]/ABS([.E134]))" office:value-type="float" office:value="1" calcext:value-type="float">
            <text:p>1</text:p>
          </table:table-cell>
          <table:table-cell table:formula="of:=IF([.E134]=0;0;[.I134]*0.5*PI()-ATAN(([.F134]-right_king_pin_y)/wheelbase))" office:value-type="float" office:value="0.0386357234288079" calcext:value-type="float">
            <text:p>0,038635723428808</text:p>
          </table:table-cell>
          <table:table-cell table:formula="of:=IF([.E134]=0;0;[.I134]*0.5*PI()-ATAN(([.F134]-left_king_pin_y)/wheelbase))" office:value-type="float" office:value="0.0396043188715092" calcext:value-type="float">
            <text:p>0,039604318871509</text:p>
          </table:table-cell>
          <table:table-cell table:formula="of:=DEGREES([.C134]-[.J134])" office:value-type="float" office:value="0.00628877653282343" calcext:value-type="float">
            <text:p>0,006288776532823</text:p>
          </table:table-cell>
          <table:table-cell table:formula="of:=DEGREES([.D134]-[.K134])" office:value-type="float" office:value="-0.00697546039738638" calcext:value-type="float">
            <text:p>-0,00697546039738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ack_dev_data.A135]*analyze_resolution" office:value-type="float" office:value="-3" calcext:value-type="float">
            <text:p>-3</text:p>
          </table:table-cell>
          <table:table-cell table:formula="of:=[rf.N211]" office:value-type="float" office:value="0.0369180196035777" calcext:value-type="float">
            <text:p>0,036918019603578</text:p>
          </table:table-cell>
          <table:table-cell table:formula="of:=[lf.N211]" office:value-type="float" office:value="0.0375865554088814" calcext:value-type="float">
            <text:p>0,037586555408882</text:p>
          </table:table-cell>
          <table:table-cell table:formula="of:=([.C135]+[.D135])/2" office:value-type="float" office:value="0.0372522875062296" calcext:value-type="float">
            <text:p>0,03725228750623</text:p>
          </table:table-cell>
          <table:table-cell table:formula="of:=IF([.E135] = 0;0;TAN(0.5*PI()-[.E135])*wheelbase)" office:value-type="float" office:value="8049.47115843634" calcext:value-type="float">
            <text:p>8049,47115843634</text:p>
          </table:table-cell>
          <table:table-cell table:formula="of:=IF([.D135] = 0;0;TAN(0.5*PI()-[.C135])*wheelbase+right_king_pin_y)" office:value-type="float" office:value="8027.42088869112" calcext:value-type="float">
            <text:p>8027,42088869112</text:p>
          </table:table-cell>
          <table:table-cell table:formula="of:=IF([.D135] = 0;0;TAN(0.5*PI()-[.D135])*wheelbase+left_king_pin_y)" office:value-type="float" office:value="8072.81835860568" calcext:value-type="float">
            <text:p>8072,81835860568</text:p>
          </table:table-cell>
          <table:table-cell table:formula="of:=IF([.E135]=0;0;[.E135]/ABS([.E135]))" office:value-type="float" office:value="1" calcext:value-type="float">
            <text:p>1</text:p>
          </table:table-cell>
          <table:table-cell table:formula="of:=IF([.E135]=0;0;[.I135]*0.5*PI()-ATAN(([.F135]-right_king_pin_y)/wheelbase))" office:value-type="float" office:value="0.0368181585071525" calcext:value-type="float">
            <text:p>0,036818158507153</text:p>
          </table:table-cell>
          <table:table-cell table:formula="of:=IF([.E135]=0;0;[.I135]*0.5*PI()-ATAN(([.F135]-left_king_pin_y)/wheelbase))" office:value-type="float" office:value="0.0376967715269556" calcext:value-type="float">
            <text:p>0,037696771526956</text:p>
          </table:table-cell>
          <table:table-cell table:formula="of:=DEGREES([.C135]-[.J135])" office:value-type="float" office:value="0.00572161936270859" calcext:value-type="float">
            <text:p>0,005721619362709</text:p>
          </table:table-cell>
          <table:table-cell table:formula="of:=DEGREES([.D135]-[.K135])" office:value-type="float" office:value="-0.0063149183999648" calcext:value-type="float">
            <text:p>-0,0063149183999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ack_dev_data.A136]*analyze_resolution" office:value-type="float" office:value="-2.85" calcext:value-type="float">
            <text:p>-2,85</text:p>
          </table:table-cell>
          <table:table-cell table:formula="of:=[rf.N212]" office:value-type="float" office:value="0.0350887595317695" calcext:value-type="float">
            <text:p>0,03508875953177</text:p>
          </table:table-cell>
          <table:table-cell table:formula="of:=[lf.N212]" office:value-type="float" office:value="0.0356920896491986" calcext:value-type="float">
            <text:p>0,035692089649199</text:p>
          </table:table-cell>
          <table:table-cell table:formula="of:=([.C136]+[.D136])/2" office:value-type="float" office:value="0.035390424590484" calcext:value-type="float">
            <text:p>0,035390424590484</text:p>
          </table:table-cell>
          <table:table-cell table:formula="of:=IF([.E136] = 0;0;TAN(0.5*PI()-[.E136])*wheelbase)" office:value-type="float" office:value="8473.32985674426" calcext:value-type="float">
            <text:p>8473,32985674426</text:p>
          </table:table-cell>
          <table:table-cell table:formula="of:=IF([.D136] = 0;0;TAN(0.5*PI()-[.C136])*wheelbase+right_king_pin_y)" office:value-type="float" office:value="8451.23736461022" calcext:value-type="float">
            <text:p>8451,23736461022</text:p>
          </table:table-cell>
          <table:table-cell table:formula="of:=IF([.D136] = 0;0;TAN(0.5*PI()-[.D136])*wheelbase+left_king_pin_y)" office:value-type="float" office:value="8496.65424889406" calcext:value-type="float">
            <text:p>8496,65424889406</text:p>
          </table:table-cell>
          <table:table-cell table:formula="of:=IF([.E136]=0;0;[.E136]/ABS([.E136]))" office:value-type="float" office:value="1" calcext:value-type="float">
            <text:p>1</text:p>
          </table:table-cell>
          <table:table-cell table:formula="of:=IF([.E136]=0;0;[.I136]*0.5*PI()-ATAN(([.F136]-right_king_pin_y)/wheelbase))" office:value-type="float" office:value="0.0349983609971847" calcext:value-type="float">
            <text:p>0,034998360997185</text:p>
          </table:table-cell>
          <table:table-cell table:formula="of:=IF([.E136]=0;0;[.I136]*0.5*PI()-ATAN(([.F136]-left_king_pin_y)/wheelbase))" office:value-type="float" office:value="0.0357913679675745" calcext:value-type="float">
            <text:p>0,035791367967575</text:p>
          </table:table-cell>
          <table:table-cell table:formula="of:=DEGREES([.C136]-[.J136])" office:value-type="float" office:value="0.00517945450587716" calcext:value-type="float">
            <text:p>0,005179454505877</text:p>
          </table:table-cell>
          <table:table-cell table:formula="of:=DEGREES([.D136]-[.K136])" office:value-type="float" office:value="-0.00568822864009932" calcext:value-type="float">
            <text:p>-0,00568822864009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ack_dev_data.A137]*analyze_resolution" office:value-type="float" office:value="-2.7" calcext:value-type="float">
            <text:p>-2,7</text:p>
          </table:table-cell>
          <table:table-cell table:formula="of:=[rf.N213]" office:value-type="float" office:value="0.0332577095505642" calcext:value-type="float">
            <text:p>0,033257709550564</text:p>
          </table:table-cell>
          <table:table-cell table:formula="of:=[lf.N213]" office:value-type="float" office:value="0.0337991825436232" calcext:value-type="float">
            <text:p>0,033799182543623</text:p>
          </table:table-cell>
          <table:table-cell table:formula="of:=([.C137]+[.D137])/2" office:value-type="float" office:value="0.0335284460470937" calcext:value-type="float">
            <text:p>0,033528446047094</text:p>
          </table:table-cell>
          <table:table-cell table:formula="of:=IF([.E137] = 0;0;TAN(0.5*PI()-[.E137])*wheelbase)" office:value-type="float" office:value="8944.27303560654" calcext:value-type="float">
            <text:p>8944,27303560654</text:p>
          </table:table-cell>
          <table:table-cell table:formula="of:=IF([.D137] = 0;0;TAN(0.5*PI()-[.C137])*wheelbase+right_king_pin_y)" office:value-type="float" office:value="8922.13883401155" calcext:value-type="float">
            <text:p>8922,13883401155</text:p>
          </table:table-cell>
          <table:table-cell table:formula="of:=IF([.D137] = 0;0;TAN(0.5*PI()-[.D137])*wheelbase+left_king_pin_y)" office:value-type="float" office:value="8967.57413511864" calcext:value-type="float">
            <text:p>8967,57413511864</text:p>
          </table:table-cell>
          <table:table-cell table:formula="of:=IF([.E137]=0;0;[.E137]/ABS([.E137]))" office:value-type="float" office:value="1" calcext:value-type="float">
            <text:p>1</text:p>
          </table:table-cell>
          <table:table-cell table:formula="of:=IF([.E137]=0;0;[.I137]*0.5*PI()-ATAN(([.F137]-right_king_pin_y)/wheelbase))" office:value-type="float" office:value="0.0331763321939267" calcext:value-type="float">
            <text:p>0,033176332193927</text:p>
          </table:table-cell>
          <table:table-cell table:formula="of:=IF([.E137]=0;0;[.I137]*0.5*PI()-ATAN(([.F137]-left_king_pin_y)/wheelbase))" office:value-type="float" office:value="0.0338881114403959" calcext:value-type="float">
            <text:p>0,033888111440396</text:p>
          </table:table-cell>
          <table:table-cell table:formula="of:=DEGREES([.C137]-[.J137])" office:value-type="float" office:value="0.00466257908325915" calcext:value-type="float">
            <text:p>0,004662579083259</text:p>
          </table:table-cell>
          <table:table-cell table:formula="of:=DEGREES([.D137]-[.K137])" office:value-type="float" office:value="-0.00509525046183026" calcext:value-type="float">
            <text:p>-0,0050952504618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ack_dev_data.A138]*analyze_resolution" office:value-type="float" office:value="-2.55" calcext:value-type="float">
            <text:p>-2,55</text:p>
          </table:table-cell>
          <table:table-cell table:formula="of:=[rf.N214]" office:value-type="float" office:value="0.0314248761199722" calcext:value-type="float">
            <text:p>0,031424876119972</text:p>
          </table:table-cell>
          <table:table-cell table:formula="of:=[lf.N214]" office:value-type="float" office:value="0.0319078398131876" calcext:value-type="float">
            <text:p>0,031907839813188</text:p>
          </table:table-cell>
          <table:table-cell table:formula="of:=([.C138]+[.D138])/2" office:value-type="float" office:value="0.0316663579665799" calcext:value-type="float">
            <text:p>0,03166635796658</text:p>
          </table:table-cell>
          <table:table-cell table:formula="of:=IF([.E138] = 0;0;TAN(0.5*PI()-[.E138])*wheelbase)" office:value-type="float" office:value="9470.60971740695" calcext:value-type="float">
            <text:p>9470,60971740695</text:p>
          </table:table-cell>
          <table:table-cell table:formula="of:=IF([.D138] = 0;0;TAN(0.5*PI()-[.C138])*wheelbase+right_king_pin_y)" office:value-type="float" office:value="9448.4343183783" calcext:value-type="float">
            <text:p>9448,4343183783</text:p>
          </table:table-cell>
          <table:table-cell table:formula="of:=IF([.D138] = 0;0;TAN(0.5*PI()-[.D138])*wheelbase+left_king_pin_y)" office:value-type="float" office:value="9493.88703906879" calcext:value-type="float">
            <text:p>9493,88703906879</text:p>
          </table:table-cell>
          <table:table-cell table:formula="of:=IF([.E138]=0;0;[.E138]/ABS([.E138]))" office:value-type="float" office:value="1" calcext:value-type="float">
            <text:p>1</text:p>
          </table:table-cell>
          <table:table-cell table:formula="of:=IF([.E138]=0;0;[.I138]*0.5*PI()-ATAN(([.F138]-right_king_pin_y)/wheelbase))" office:value-type="float" office:value="0.0313520734346377" calcext:value-type="float">
            <text:p>0,031352073434638</text:p>
          </table:table-cell>
          <table:table-cell table:formula="of:=IF([.E138]=0;0;[.I138]*0.5*PI()-ATAN(([.F138]-left_king_pin_y)/wheelbase))" office:value-type="float" office:value="0.0319870051345692" calcext:value-type="float">
            <text:p>0,031987005134569</text:p>
          </table:table-cell>
          <table:table-cell table:formula="of:=DEGREES([.C138]-[.J138])" office:value-type="float" office:value="0.0041712866068855" calcext:value-type="float">
            <text:p>0,004171286606886</text:p>
          </table:table-cell>
          <table:table-cell table:formula="of:=DEGREES([.D138]-[.K138])" office:value-type="float" office:value="-0.0045358387989645" calcext:value-type="float">
            <text:p>-0,00453583879896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ack_dev_data.A139]*analyze_resolution" office:value-type="float" office:value="-2.4" calcext:value-type="float">
            <text:p>-2,4</text:p>
          </table:table-cell>
          <table:table-cell table:formula="of:=[rf.N215]" office:value-type="float" office:value="0.0295902656792892" calcext:value-type="float">
            <text:p>0,029590265679289</text:p>
          </table:table-cell>
          <table:table-cell table:formula="of:=[lf.N215]" office:value-type="float" office:value="0.0300180671980743" calcext:value-type="float">
            <text:p>0,030018067198074</text:p>
          </table:table-cell>
          <table:table-cell table:formula="of:=([.C139]+[.D139])/2" office:value-type="float" office:value="0.0298041664386818" calcext:value-type="float">
            <text:p>0,029804166438682</text:p>
          </table:table-cell>
          <table:table-cell table:formula="of:=IF([.E139] = 0;0;TAN(0.5*PI()-[.E139])*wheelbase)" office:value-type="float" office:value="10062.7261803311" calcext:value-type="float">
            <text:p>10062,7261803311</text:p>
          </table:table-cell>
          <table:table-cell table:formula="of:=IF([.D139] = 0;0;TAN(0.5*PI()-[.C139])*wheelbase+right_king_pin_y)" office:value-type="float" office:value="10040.5100950043" calcext:value-type="float">
            <text:p>10040,5100950043</text:p>
          </table:table-cell>
          <table:table-cell table:formula="of:=IF([.D139] = 0;0;TAN(0.5*PI()-[.D139])*wheelbase+left_king_pin_y)" office:value-type="float" office:value="10085.9792383276" calcext:value-type="float">
            <text:p>10085,9792383276</text:p>
          </table:table-cell>
          <table:table-cell table:formula="of:=IF([.E139]=0;0;[.E139]/ABS([.E139]))" office:value-type="float" office:value="1" calcext:value-type="float">
            <text:p>1</text:p>
          </table:table-cell>
          <table:table-cell table:formula="of:=IF([.E139]=0;0;[.I139]*0.5*PI()-ATAN(([.F139]-right_king_pin_y)/wheelbase))" office:value-type="float" office:value="0.0295255860992223" calcext:value-type="float">
            <text:p>0,029525586099222</text:p>
          </table:table-cell>
          <table:table-cell table:formula="of:=IF([.E139]=0;0;[.I139]*0.5*PI()-ATAN(([.F139]-left_king_pin_y)/wheelbase))" office:value-type="float" office:value="0.0300880521817746" calcext:value-type="float">
            <text:p>0,030088052181775</text:p>
          </table:table-cell>
          <table:table-cell table:formula="of:=DEGREES([.C139]-[.J139])" office:value-type="float" office:value="0.00370586695851477" calcext:value-type="float">
            <text:p>0,003705866958515</text:p>
          </table:table-cell>
          <table:table-cell table:formula="of:=DEGREES([.D139]-[.K139])" office:value-type="float" office:value="-0.00400984419531649" calcext:value-type="float">
            <text:p>-0,0040098441953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ack_dev_data.A140]*analyze_resolution" office:value-type="float" office:value="-2.25" calcext:value-type="float">
            <text:p>-2,25</text:p>
          </table:table-cell>
          <table:table-cell table:formula="of:=[rf.N216]" office:value-type="float" office:value="0.0277538846471277" calcext:value-type="float">
            <text:p>0,027753884647128</text:p>
          </table:table-cell>
          <table:table-cell table:formula="of:=[lf.N216]" office:value-type="float" office:value="0.0281298704576585" calcext:value-type="float">
            <text:p>0,028129870457659</text:p>
          </table:table-cell>
          <table:table-cell table:formula="of:=([.C140]+[.D140])/2" office:value-type="float" office:value="0.0279418775523931" calcext:value-type="float">
            <text:p>0,027941877552393</text:p>
          </table:table-cell>
          <table:table-cell table:formula="of:=IF([.E140] = 0;0;TAN(0.5*PI()-[.E140])*wheelbase)" office:value-type="float" office:value="10733.778376969" calcext:value-type="float">
            <text:p>10733,778376969</text:p>
          </table:table-cell>
          <table:table-cell table:formula="of:=IF([.D140] = 0;0;TAN(0.5*PI()-[.C140])*wheelbase+right_king_pin_y)" office:value-type="float" office:value="10711.522115596" calcext:value-type="float">
            <text:p>10711,522115596</text:p>
          </table:table-cell>
          <table:table-cell table:formula="of:=IF([.D140] = 0;0;TAN(0.5*PI()-[.D140])*wheelbase+left_king_pin_y)" office:value-type="float" office:value="10757.0066848752" calcext:value-type="float">
            <text:p>10757,0066848752</text:p>
          </table:table-cell>
          <table:table-cell table:formula="of:=IF([.E140]=0;0;[.E140]/ABS([.E140]))" office:value-type="float" office:value="1" calcext:value-type="float">
            <text:p>1</text:p>
          </table:table-cell>
          <table:table-cell table:formula="of:=IF([.E140]=0;0;[.I140]*0.5*PI()-ATAN(([.F140]-right_king_pin_y)/wheelbase))" office:value-type="float" office:value="0.0276968716106314" calcext:value-type="float">
            <text:p>0,027696871610631</text:p>
          </table:table-cell>
          <table:table-cell table:formula="of:=IF([.E140]=0;0;[.I140]*0.5*PI()-ATAN(([.F140]-left_king_pin_y)/wheelbase))" office:value-type="float" office:value="0.0281912556566255" calcext:value-type="float">
            <text:p>0,028191255656626</text:p>
          </table:table-cell>
          <table:table-cell table:formula="of:=DEGREES([.C140]-[.J140])" office:value-type="float" office:value="0.00326660636846336" calcext:value-type="float">
            <text:p>0,003266606368463</text:p>
          </table:table-cell>
          <table:table-cell table:formula="of:=DEGREES([.D140]-[.K140])" office:value-type="float" office:value="-0.00351711282538189" calcext:value-type="float">
            <text:p>-0,00351711282538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ack_dev_data.A141]*analyze_resolution" office:value-type="float" office:value="-2.1" calcext:value-type="float">
            <text:p>-2,1</text:p>
          </table:table-cell>
          <table:table-cell table:formula="of:=[rf.N217]" office:value-type="float" office:value="0.0259157394214549" calcext:value-type="float">
            <text:p>0,025915739421455</text:p>
          </table:table-cell>
          <table:table-cell table:formula="of:=[lf.N217]" office:value-type="float" office:value="0.0262432553705645" calcext:value-type="float">
            <text:p>0,026243255370565</text:p>
          </table:table-cell>
          <table:table-cell table:formula="of:=([.C141]+[.D141])/2" office:value-type="float" office:value="0.0260794973960097" calcext:value-type="float">
            <text:p>0,02607949739601</text:p>
          </table:table-cell>
          <table:table-cell table:formula="of:=IF([.E141] = 0;0;TAN(0.5*PI()-[.E141])*wheelbase)" office:value-type="float" office:value="11500.6811037436" calcext:value-type="float">
            <text:p>11500,6811037436</text:p>
          </table:table-cell>
          <table:table-cell table:formula="of:=IF([.D141] = 0;0;TAN(0.5*PI()-[.C141])*wheelbase+right_king_pin_y)" office:value-type="float" office:value="11478.3851757021" calcext:value-type="float">
            <text:p>11478,3851757021</text:p>
          </table:table-cell>
          <table:table-cell table:formula="of:=IF([.D141] = 0;0;TAN(0.5*PI()-[.D141])*wheelbase+left_king_pin_y)" office:value-type="float" office:value="11523.8841745157" calcext:value-type="float">
            <text:p>11523,8841745157</text:p>
          </table:table-cell>
          <table:table-cell table:formula="of:=IF([.E141]=0;0;[.E141]/ABS([.E141]))" office:value-type="float" office:value="1" calcext:value-type="float">
            <text:p>1</text:p>
          </table:table-cell>
          <table:table-cell table:formula="of:=IF([.E141]=0;0;[.I141]*0.5*PI()-ATAN(([.F141]-right_king_pin_y)/wheelbase))" office:value-type="float" office:value="0.0258659314352756" calcext:value-type="float">
            <text:p>0,025865931435276</text:p>
          </table:table-cell>
          <table:table-cell table:formula="of:=IF([.E141]=0;0;[.I141]*0.5*PI()-ATAN(([.F141]-left_king_pin_y)/wheelbase))" office:value-type="float" office:value="0.0262966185770843" calcext:value-type="float">
            <text:p>0,026296618577084</text:p>
          </table:table-cell>
          <table:table-cell table:formula="of:=DEGREES([.C141]-[.J141])" office:value-type="float" office:value="0.00285378739411766" calcext:value-type="float">
            <text:p>0,002853787394118</text:p>
          </table:table-cell>
          <table:table-cell table:formula="of:=DEGREES([.D141]-[.K141])" office:value-type="float" office:value="-0.00305748651487124" calcext:value-type="float">
            <text:p>-0,00305748651487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ack_dev_data.A142]*analyze_resolution" office:value-type="float" office:value="-1.95" calcext:value-type="float">
            <text:p>-1,95</text:p>
          </table:table-cell>
          <table:table-cell table:formula="of:=[rf.N218]" office:value-type="float" office:value="0.0240758363796332" calcext:value-type="float">
            <text:p>0,024075836379633</text:p>
          </table:table-cell>
          <table:table-cell table:formula="of:=[lf.N218]" office:value-type="float" office:value="0.0243582277347134" calcext:value-type="float">
            <text:p>0,024358227734714</text:p>
          </table:table-cell>
          <table:table-cell table:formula="of:=([.C142]+[.D142])/2" office:value-type="float" office:value="0.0242170320571733" calcext:value-type="float">
            <text:p>0,024217032057173</text:p>
          </table:table-cell>
          <table:table-cell table:formula="of:=IF([.E142] = 0;0;TAN(0.5*PI()-[.E142])*wheelbase)" office:value-type="float" office:value="12385.5537100766" calcext:value-type="float">
            <text:p>12385,5537100766</text:p>
          </table:table-cell>
          <table:table-cell table:formula="of:=IF([.D142] = 0;0;TAN(0.5*PI()-[.C142])*wheelbase+right_king_pin_y)" office:value-type="float" office:value="12363.218623879" calcext:value-type="float">
            <text:p>12363,218623879</text:p>
          </table:table-cell>
          <table:table-cell table:formula="of:=IF([.D142] = 0;0;TAN(0.5*PI()-[.D142])*wheelbase+left_king_pin_y)" office:value-type="float" office:value="12408.7310560445" calcext:value-type="float">
            <text:p>12408,7310560445</text:p>
          </table:table-cell>
          <table:table-cell table:formula="of:=IF([.E142]=0;0;[.E142]/ABS([.E142]))" office:value-type="float" office:value="1" calcext:value-type="float">
            <text:p>1</text:p>
          </table:table-cell>
          <table:table-cell table:formula="of:=IF([.E142]=0;0;[.I142]*0.5*PI()-ATAN(([.F142]-right_king_pin_y)/wheelbase))" office:value-type="float" office:value="0.0240327670834344" calcext:value-type="float">
            <text:p>0,024032767083434</text:p>
          </table:table-cell>
          <table:table-cell table:formula="of:=IF([.E142]=0;0;[.I142]*0.5*PI()-ATAN(([.F142]-left_king_pin_y)/wheelbase))" office:value-type="float" office:value="0.0244041439048717" calcext:value-type="float">
            <text:p>0,024404143904872</text:p>
          </table:table-cell>
          <table:table-cell table:formula="of:=DEGREES([.C142]-[.J142])" office:value-type="float" office:value="0.00246768889878976" calcext:value-type="float">
            <text:p>0,00246768889879</text:p>
          </table:table-cell>
          <table:table-cell table:formula="of:=DEGREES([.D142]-[.K142])" office:value-type="float" office:value="-0.00263080276147258" calcext:value-type="float">
            <text:p>-0,00263080276147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ack_dev_data.A143]*analyze_resolution" office:value-type="float" office:value="-1.8" calcext:value-type="float">
            <text:p>-1,8</text:p>
          </table:table-cell>
          <table:table-cell table:formula="of:=[rf.N219]" office:value-type="float" office:value="0.0222341818784535" calcext:value-type="float">
            <text:p>0,022234181878454</text:p>
          </table:table-cell>
          <table:table-cell table:formula="of:=[lf.N219]" office:value-type="float" office:value="0.0224747933673635" calcext:value-type="float">
            <text:p>0,022474793367364</text:p>
          </table:table-cell>
          <table:table-cell table:formula="of:=([.C143]+[.D143])/2" office:value-type="float" office:value="0.0223544876229085" calcext:value-type="float">
            <text:p>0,022354487622909</text:p>
          </table:table-cell>
          <table:table-cell table:formula="of:=IF([.E143] = 0;0;TAN(0.5*PI()-[.E143])*wheelbase)" office:value-type="float" office:value="13417.8886621417" calcext:value-type="float">
            <text:p>13417,8886621417</text:p>
          </table:table-cell>
          <table:table-cell table:formula="of:=IF([.D143] = 0;0;TAN(0.5*PI()-[.C143])*wheelbase+right_king_pin_y)" office:value-type="float" office:value="13395.5149254421" calcext:value-type="float">
            <text:p>13395,5149254421</text:p>
          </table:table-cell>
          <table:table-cell table:formula="of:=IF([.D143] = 0;0;TAN(0.5*PI()-[.D143])*wheelbase+left_king_pin_y)" office:value-type="float" office:value="13441.0397950019" calcext:value-type="float">
            <text:p>13441,0397950019</text:p>
          </table:table-cell>
          <table:table-cell table:formula="of:=IF([.E143]=0;0;[.E143]/ABS([.E143]))" office:value-type="float" office:value="1" calcext:value-type="float">
            <text:p>1</text:p>
          </table:table-cell>
          <table:table-cell table:formula="of:=IF([.E143]=0;0;[.I143]*0.5*PI()-ATAN(([.F143]-right_king_pin_y)/wheelbase))" office:value-type="float" office:value="0.0221973801096573" calcext:value-type="float">
            <text:p>0,022197380109657</text:p>
          </table:table-cell>
          <table:table-cell table:formula="of:=IF([.E143]=0;0;[.I143]*0.5*PI()-ATAN(([.F143]-left_king_pin_y)/wheelbase))" office:value-type="float" office:value="0.0225138345458711" calcext:value-type="float">
            <text:p>0,022513834545871</text:p>
          </table:table-cell>
          <table:table-cell table:formula="of:=DEGREES([.C143]-[.J143])" office:value-type="float" office:value="0.00210858603063671" calcext:value-type="float">
            <text:p>0,002108586030637</text:p>
          </table:table-cell>
          <table:table-cell table:formula="of:=DEGREES([.D143]-[.K143])" office:value-type="float" office:value="-0.0022368947557032" calcext:value-type="float">
            <text:p>-0,00223689475570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ack_dev_data.A144]*analyze_resolution" office:value-type="float" office:value="-1.65" calcext:value-type="float">
            <text:p>-1,65</text:p>
          </table:table-cell>
          <table:table-cell table:formula="of:=[rf.N220]" office:value-type="float" office:value="0.0203907822541767" calcext:value-type="float">
            <text:p>0,020390782254177</text:p>
          </table:table-cell>
          <table:table-cell table:formula="of:=[lf.N220]" office:value-type="float" office:value="0.0205929581051729" calcext:value-type="float">
            <text:p>0,020592958105173</text:p>
          </table:table-cell>
          <table:table-cell table:formula="of:=([.C144]+[.D144])/2" office:value-type="float" office:value="0.0204918701796748" calcext:value-type="float">
            <text:p>0,020491870179675</text:p>
          </table:table-cell>
          <table:table-cell table:formula="of:=IF([.E144] = 0;0;TAN(0.5*PI()-[.E144])*wheelbase)" office:value-type="float" office:value="14637.9029595645" calcext:value-type="float">
            <text:p>14637,9029595645</text:p>
          </table:table-cell>
          <table:table-cell table:formula="of:=IF([.D144] = 0;0;TAN(0.5*PI()-[.C144])*wheelbase+right_king_pin_y)" office:value-type="float" office:value="14615.4910791694" calcext:value-type="float">
            <text:p>14615,4910791694</text:p>
          </table:table-cell>
          <table:table-cell table:formula="of:=IF([.D144] = 0;0;TAN(0.5*PI()-[.D144])*wheelbase+left_king_pin_y)" office:value-type="float" office:value="14661.0273903703" calcext:value-type="float">
            <text:p>14661,0273903703</text:p>
          </table:table-cell>
          <table:table-cell table:formula="of:=IF([.E144]=0;0;[.E144]/ABS([.E144]))" office:value-type="float" office:value="1" calcext:value-type="float">
            <text:p>1</text:p>
          </table:table-cell>
          <table:table-cell table:formula="of:=IF([.E144]=0;0;[.I144]*0.5*PI()-ATAN(([.F144]-right_king_pin_y)/wheelbase))" office:value-type="float" office:value="0.0203597721131843" calcext:value-type="float">
            <text:p>0,020359772113184</text:p>
          </table:table-cell>
          <table:table-cell table:formula="of:=IF([.E144]=0;0;[.I144]*0.5*PI()-ATAN(([.F144]-left_king_pin_y)/wheelbase))" office:value-type="float" office:value="0.0206256933505504" calcext:value-type="float">
            <text:p>0,020625693350551</text:p>
          </table:table-cell>
          <table:table-cell table:formula="of:=DEGREES([.C144]-[.J144])" office:value-type="float" office:value="0.00177675020096914" calcext:value-type="float">
            <text:p>0,001776750200969</text:p>
          </table:table-cell>
          <table:table-cell table:formula="of:=DEGREES([.D144]-[.K144])" office:value-type="float" office:value="-0.001875591401456" calcext:value-type="float">
            <text:p>-0,00187559140145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ack_dev_data.A145]*analyze_resolution" office:value-type="float" office:value="-1.5" calcext:value-type="float">
            <text:p>-1,5</text:p>
          </table:table-cell>
          <table:table-cell table:formula="of:=[rf.N221]" office:value-type="float" office:value="0.0185456438225731" calcext:value-type="float">
            <text:p>0,018545643822573</text:p>
          </table:table-cell>
          <table:table-cell table:formula="of:=[lf.N221]" office:value-type="float" office:value="0.0187127278042356" calcext:value-type="float">
            <text:p>0,018712727804236</text:p>
          </table:table-cell>
          <table:table-cell table:formula="of:=([.C145]+[.D145])/2" office:value-type="float" office:value="0.0186291858134043" calcext:value-type="float">
            <text:p>0,018629185813404</text:p>
          </table:table-cell>
          <table:table-cell table:formula="of:=IF([.E145] = 0;0;TAN(0.5*PI()-[.E145])*wheelbase)" office:value-type="float" office:value="16101.9004021521" calcext:value-type="float">
            <text:p>16101,9004021521</text:p>
          </table:table-cell>
          <table:table-cell table:formula="of:=IF([.D145] = 0;0;TAN(0.5*PI()-[.C145])*wheelbase+right_king_pin_y)" office:value-type="float" office:value="16079.4508840265" calcext:value-type="float">
            <text:p>16079,4508840265</text:p>
          </table:table-cell>
          <table:table-cell table:formula="of:=IF([.D145] = 0;0;TAN(0.5*PI()-[.D145])*wheelbase+left_king_pin_y)" office:value-type="float" office:value="16124.9976413083" calcext:value-type="float">
            <text:p>16124,9976413083</text:p>
          </table:table-cell>
          <table:table-cell table:formula="of:=IF([.E145]=0;0;[.E145]/ABS([.E145]))" office:value-type="float" office:value="1" calcext:value-type="float">
            <text:p>1</text:p>
          </table:table-cell>
          <table:table-cell table:formula="of:=IF([.E145]=0;0;[.I145]*0.5*PI()-ATAN(([.F145]-right_king_pin_y)/wheelbase))" office:value-type="float" office:value="0.0185199447383484" calcext:value-type="float">
            <text:p>0,018519944738348</text:p>
          </table:table-cell>
          <table:table-cell table:formula="of:=IF([.E145]=0;0;[.I145]*0.5*PI()-ATAN(([.F145]-left_king_pin_y)/wheelbase))" office:value-type="float" office:value="0.0187397231143658" calcext:value-type="float">
            <text:p>0,018739723114366</text:p>
          </table:table-cell>
          <table:table-cell table:formula="of:=DEGREES([.C145]-[.J145])" office:value-type="float" office:value="0.00147244906342499" calcext:value-type="float">
            <text:p>0,001472449063425</text:p>
          </table:table-cell>
          <table:table-cell table:formula="of:=DEGREES([.D145]-[.K145])" office:value-type="float" office:value="-0.00154671733710569" calcext:value-type="float">
            <text:p>-0,00154671733710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ack_dev_data.A146]*analyze_resolution" office:value-type="float" office:value="-1.35" calcext:value-type="float">
            <text:p>-1,35</text:p>
          </table:table-cell>
          <table:table-cell table:formula="of:=[rf.N222]" office:value-type="float" office:value="0.0166987728789547" calcext:value-type="float">
            <text:p>0,016698772878955</text:p>
          </table:table-cell>
          <table:table-cell table:formula="of:=[lf.N222]" office:value-type="float" office:value="0.0168341083401367" calcext:value-type="float">
            <text:p>0,016834108340137</text:p>
          </table:table-cell>
          <table:table-cell table:formula="of:=([.C146]+[.D146])/2" office:value-type="float" office:value="0.0167664406095457" calcext:value-type="float">
            <text:p>0,016766440609546</text:p>
          </table:table-cell>
          <table:table-cell table:formula="of:=IF([.E146] = 0;0;TAN(0.5*PI()-[.E146])*wheelbase)" office:value-type="float" office:value="17891.2087011059" calcext:value-type="float">
            <text:p>17891,2087011059</text:p>
          </table:table-cell>
          <table:table-cell table:formula="of:=IF([.D146] = 0;0;TAN(0.5*PI()-[.C146])*wheelbase+right_king_pin_y)" office:value-type="float" office:value="17868.7220503844" calcext:value-type="float">
            <text:p>17868,7220503844</text:p>
          </table:table-cell>
          <table:table-cell table:formula="of:=IF([.D146] = 0;0;TAN(0.5*PI()-[.D146])*wheelbase+left_king_pin_y)" office:value-type="float" office:value="17914.2782583577" calcext:value-type="float">
            <text:p>17914,2782583577</text:p>
          </table:table-cell>
          <table:table-cell table:formula="of:=IF([.E146]=0;0;[.E146]/ABS([.E146]))" office:value-type="float" office:value="1" calcext:value-type="float">
            <text:p>1</text:p>
          </table:table-cell>
          <table:table-cell table:formula="of:=IF([.E146]=0;0;[.I146]*0.5*PI()-ATAN(([.F146]-right_king_pin_y)/wheelbase))" office:value-type="float" office:value="0.0166778996749879" calcext:value-type="float">
            <text:p>0,016677899674988</text:p>
          </table:table-cell>
          <table:table-cell table:formula="of:=IF([.E146]=0;0;[.I146]*0.5*PI()-ATAN(([.F146]-left_king_pin_y)/wheelbase))" office:value-type="float" office:value="0.0168559265781758" calcext:value-type="float">
            <text:p>0,016855926578176</text:p>
          </table:table-cell>
          <table:table-cell table:formula="of:=DEGREES([.C146]-[.J146])" office:value-type="float" office:value="0.00119594649221453" calcext:value-type="float">
            <text:p>0,001195946492215</text:p>
          </table:table-cell>
          <table:table-cell table:formula="of:=DEGREES([.D146]-[.K146])" office:value-type="float" office:value="-0.00125009295605513" calcext:value-type="float">
            <text:p>-0,00125009295605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ack_dev_data.A147]*analyze_resolution" office:value-type="float" office:value="-1.2" calcext:value-type="float">
            <text:p>-1,2</text:p>
          </table:table-cell>
          <table:table-cell table:formula="of:=[rf.N223]" office:value-type="float" office:value="0.0148501756982242" calcext:value-type="float">
            <text:p>0,014850175698224</text:p>
          </table:table-cell>
          <table:table-cell table:formula="of:=[lf.N223]" office:value-type="float" office:value="0.0149571056079956" calcext:value-type="float">
            <text:p>0,014957105607996</text:p>
          </table:table-cell>
          <table:table-cell table:formula="of:=([.C147]+[.D147])/2" office:value-type="float" office:value="0.0149036406531099" calcext:value-type="float">
            <text:p>0,01490364065311</text:p>
          </table:table-cell>
          <table:table-cell table:formula="of:=IF([.E147] = 0;0;TAN(0.5*PI()-[.E147])*wheelbase)" office:value-type="float" office:value="20127.8194236394" calcext:value-type="float">
            <text:p>20127,8194236394</text:p>
          </table:table-cell>
          <table:table-cell table:formula="of:=IF([.D147] = 0;0;TAN(0.5*PI()-[.C147])*wheelbase+right_king_pin_y)" office:value-type="float" office:value="20105.2961446321" calcext:value-type="float">
            <text:p>20105,2961446321</text:p>
          </table:table-cell>
          <table:table-cell table:formula="of:=IF([.D147] = 0;0;TAN(0.5*PI()-[.D147])*wheelbase+left_king_pin_y)" office:value-type="float" office:value="20150.8608080671" calcext:value-type="float">
            <text:p>20150,8608080671</text:p>
          </table:table-cell>
          <table:table-cell table:formula="of:=IF([.E147]=0;0;[.E147]/ABS([.E147]))" office:value-type="float" office:value="1" calcext:value-type="float">
            <text:p>1</text:p>
          </table:table-cell>
          <table:table-cell table:formula="of:=IF([.E147]=0;0;[.I147]*0.5*PI()-ATAN(([.F147]-right_king_pin_y)/wheelbase))" office:value-type="float" office:value="0.0148336386588595" calcext:value-type="float">
            <text:p>0,01483363865886</text:p>
          </table:table-cell>
          <table:table-cell table:formula="of:=IF([.E147]=0;0;[.I147]*0.5*PI()-ATAN(([.F147]-left_king_pin_y)/wheelbase))" office:value-type="float" office:value="0.0149743064286554" calcext:value-type="float">
            <text:p>0,014974306428655</text:p>
          </table:table-cell>
          <table:table-cell table:formula="of:=DEGREES([.C147]-[.J147])" office:value-type="float" office:value="0.00094750256124316" calcext:value-type="float">
            <text:p>0,000947502561243</text:p>
          </table:table-cell>
          <table:table-cell table:formula="of:=DEGREES([.D147]-[.K147])" office:value-type="float" office:value="-0.00098553442796871" calcext:value-type="float">
            <text:p>-0,00098553442796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ack_dev_data.A148]*analyze_resolution" office:value-type="float" office:value="-1.05" calcext:value-type="float">
            <text:p>-1,05</text:p>
          </table:table-cell>
          <table:table-cell table:formula="of:=[rf.N224]" office:value-type="float" office:value="0.012999858534908" calcext:value-type="float">
            <text:p>0,012999858534908</text:p>
          </table:table-cell>
          <table:table-cell table:formula="of:=[lf.N224]" office:value-type="float" office:value="0.0130817255225184" calcext:value-type="float">
            <text:p>0,013081725522518</text:p>
          </table:table-cell>
          <table:table-cell table:formula="of:=([.C148]+[.D148])/2" office:value-type="float" office:value="0.0130407920287132" calcext:value-type="float">
            <text:p>0,013040792028713</text:p>
          </table:table-cell>
          <table:table-cell table:formula="of:=IF([.E148] = 0;0;TAN(0.5*PI()-[.E148])*wheelbase)" office:value-type="float" office:value="23003.4336044169" calcext:value-type="float">
            <text:p>23003,4336044169</text:p>
          </table:table-cell>
          <table:table-cell table:formula="of:=IF([.D148] = 0;0;TAN(0.5*PI()-[.C148])*wheelbase+right_king_pin_y)" office:value-type="float" office:value="22980.8742006208" calcext:value-type="float">
            <text:p>22980,8742006208</text:p>
          </table:table-cell>
          <table:table-cell table:formula="of:=IF([.D148] = 0;0;TAN(0.5*PI()-[.D148])*wheelbase+left_king_pin_y)" office:value-type="float" office:value="23026.4463244249" calcext:value-type="float">
            <text:p>23026,4463244249</text:p>
          </table:table-cell>
          <table:table-cell table:formula="of:=IF([.E148]=0;0;[.E148]/ABS([.E148]))" office:value-type="float" office:value="1" calcext:value-type="float">
            <text:p>1</text:p>
          </table:table-cell>
          <table:table-cell table:formula="of:=IF([.E148]=0;0;[.I148]*0.5*PI()-ATAN(([.F148]-right_king_pin_y)/wheelbase))" office:value-type="float" office:value="0.0129871634720491" calcext:value-type="float">
            <text:p>0,012987163472049</text:p>
          </table:table-cell>
          <table:table-cell table:formula="of:=IF([.E148]=0;0;[.I148]*0.5*PI()-ATAN(([.F148]-left_king_pin_y)/wheelbase))" office:value-type="float" office:value="0.0130948652987086" calcext:value-type="float">
            <text:p>0,013094865298709</text:p>
          </table:table-cell>
          <table:table-cell table:formula="of:=DEGREES([.C148]-[.J148])" office:value-type="float" office:value="0.000727373522470964" calcext:value-type="float">
            <text:p>0,000727373522471</text:p>
          </table:table-cell>
          <table:table-cell table:formula="of:=DEGREES([.D148]-[.K148])" office:value-type="float" office:value="-0.000752853719446011" calcext:value-type="float">
            <text:p>-0,00075285371944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ack_dev_data.A149]*analyze_resolution" office:value-type="float" office:value="-0.9" calcext:value-type="float">
            <text:p>-0,9</text:p>
          </table:table-cell>
          <table:table-cell table:formula="of:=[rf.N225]" office:value-type="float" office:value="0.0111478276232002" calcext:value-type="float">
            <text:p>0,0111478276232</text:p>
          </table:table-cell>
          <table:table-cell table:formula="of:=[lf.N225]" office:value-type="float" office:value="0.0112079740180373" calcext:value-type="float">
            <text:p>0,011207974018037</text:p>
          </table:table-cell>
          <table:table-cell table:formula="of:=([.C149]+[.D149])/2" office:value-type="float" office:value="0.0111779008206188" calcext:value-type="float">
            <text:p>0,011177900820619</text:p>
          </table:table-cell>
          <table:table-cell table:formula="of:=IF([.E149] = 0;0;TAN(0.5*PI()-[.E149])*wheelbase)" office:value-type="float" office:value="26837.5529684329" calcext:value-type="float">
            <text:p>26837,5529684329</text:p>
          </table:table-cell>
          <table:table-cell table:formula="of:=IF([.D149] = 0;0;TAN(0.5*PI()-[.C149])*wheelbase+right_king_pin_y)" office:value-type="float" office:value="26814.9579425366" calcext:value-type="float">
            <text:p>26814,9579425366</text:p>
          </table:table-cell>
          <table:table-cell table:formula="of:=IF([.D149] = 0;0;TAN(0.5*PI()-[.D149])*wheelbase+left_king_pin_y)" office:value-type="float" office:value="26860.536531746" calcext:value-type="float">
            <text:p>26860,536531746</text:p>
          </table:table-cell>
          <table:table-cell table:formula="of:=IF([.E149]=0;0;[.E149]/ABS([.E149]))" office:value-type="float" office:value="1" calcext:value-type="float">
            <text:p>1</text:p>
          </table:table-cell>
          <table:table-cell table:formula="of:=IF([.E149]=0;0;[.I149]*0.5*PI()-ATAN(([.F149]-right_king_pin_y)/wheelbase))" office:value-type="float" office:value="0.0111384759433819" calcext:value-type="float">
            <text:p>0,011138475943382</text:p>
          </table:table-cell>
          <table:table-cell table:formula="of:=IF([.E149]=0;0;[.I149]*0.5*PI()-ATAN(([.F149]-left_king_pin_y)/wheelbase))" office:value-type="float" office:value="0.0112176057678797" calcext:value-type="float">
            <text:p>0,01121760576788</text:p>
          </table:table-cell>
          <table:table-cell table:formula="of:=DEGREES([.C149]-[.J149])" office:value-type="float" office:value="0.000535811784946461" calcext:value-type="float">
            <text:p>0,000535811784946</text:p>
          </table:table-cell>
          <table:table-cell table:formula="of:=DEGREES([.D149]-[.K149])" office:value-type="float" office:value="-0.0005518586152933" calcext:value-type="float">
            <text:p>-0,00055185861529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ack_dev_data.A150]*analyze_resolution" office:value-type="float" office:value="-0.75" calcext:value-type="float">
            <text:p>-0,75</text:p>
          </table:table-cell>
          <table:table-cell table:formula="of:=[rf.N226]" office:value-type="float" office:value="0.00929408917700214" calcext:value-type="float">
            <text:p>0,009294089177002</text:p>
          </table:table-cell>
          <table:table-cell table:formula="of:=[lf.N226]" office:value-type="float" office:value="0.0093358570485671" calcext:value-type="float">
            <text:p>0,009335857048567</text:p>
          </table:table-cell>
          <table:table-cell table:formula="of:=([.C150]+[.D150])/2" office:value-type="float" office:value="0.00931497311278462" calcext:value-type="float">
            <text:p>0,009314973112785</text:p>
          </table:table-cell>
          <table:table-cell table:formula="of:=IF([.E150] = 0;0;TAN(0.5*PI()-[.E150])*wheelbase)" office:value-type="float" office:value="32205.2806213326" calcext:value-type="float">
            <text:p>32205,2806213326</text:p>
          </table:table-cell>
          <table:table-cell table:formula="of:=IF([.D150] = 0;0;TAN(0.5*PI()-[.C150])*wheelbase+right_king_pin_y)" office:value-type="float" office:value="32182.6504752298" calcext:value-type="float">
            <text:p>32182,6504752298</text:p>
          </table:table-cell>
          <table:table-cell table:formula="of:=IF([.D150] = 0;0;TAN(0.5*PI()-[.D150])*wheelbase+left_king_pin_y)" office:value-type="float" office:value="32228.2345349819" calcext:value-type="float">
            <text:p>32228,2345349819</text:p>
          </table:table-cell>
          <table:table-cell table:formula="of:=IF([.E150]=0;0;[.E150]/ABS([.E150]))" office:value-type="float" office:value="1" calcext:value-type="float">
            <text:p>1</text:p>
          </table:table-cell>
          <table:table-cell table:formula="of:=IF([.E150]=0;0;[.I150]*0.5*PI()-ATAN(([.F150]-right_king_pin_y)/wheelbase))" office:value-type="float" office:value="0.00928757794883839" calcext:value-type="float">
            <text:p>0,009287577948838</text:p>
          </table:table-cell>
          <table:table-cell table:formula="of:=IF([.E150]=0;0;[.I150]*0.5*PI()-ATAN(([.F150]-left_king_pin_y)/wheelbase))" office:value-type="float" office:value="0.00934253036276966" calcext:value-type="float">
            <text:p>0,00934253036277</text:p>
          </table:table-cell>
          <table:table-cell table:formula="of:=DEGREES([.C150]-[.J150])" office:value-type="float" office:value="0.000373065893229735" calcext:value-type="float">
            <text:p>0,00037306589323</text:p>
          </table:table-cell>
          <table:table-cell table:formula="of:=DEGREES([.D150]-[.K150])" office:value-type="float" office:value="-0.000382352739171711" calcext:value-type="float">
            <text:p>-0,00038235273917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ack_dev_data.A151]*analyze_resolution" office:value-type="float" office:value="-0.6" calcext:value-type="float">
            <text:p>-0,6</text:p>
          </table:table-cell>
          <table:table-cell table:formula="of:=[rf.N227]" office:value-type="float" office:value="0.00743864938996386" calcext:value-type="float">
            <text:p>0,007438649389964</text:p>
          </table:table-cell>
          <table:table-cell table:formula="of:=[lf.N227]" office:value-type="float" office:value="0.00746538058784307" calcext:value-type="float">
            <text:p>0,007465380587843</text:p>
          </table:table-cell>
          <table:table-cell table:formula="of:=([.C151]+[.D151])/2" office:value-type="float" office:value="0.00745201498890347" calcext:value-type="float">
            <text:p>0,007452014988903</text:p>
          </table:table-cell>
          <table:table-cell table:formula="of:=IF([.E151] = 0;0;TAN(0.5*PI()-[.E151])*wheelbase)" office:value-type="float" office:value="40256.8227752373" calcext:value-type="float">
            <text:p>40256,8227752373</text:p>
          </table:table-cell>
          <table:table-cell table:formula="of:=IF([.D151] = 0;0;TAN(0.5*PI()-[.C151])*wheelbase+right_king_pin_y)" office:value-type="float" office:value="40234.1580100361" calcext:value-type="float">
            <text:p>40234,1580100361</text:p>
          </table:table-cell>
          <table:table-cell table:formula="of:=IF([.D151] = 0;0;TAN(0.5*PI()-[.D151])*wheelbase+left_king_pin_y)" office:value-type="float" office:value="40279.7465455521" calcext:value-type="float">
            <text:p>40279,7465455521</text:p>
          </table:table-cell>
          <table:table-cell table:formula="of:=IF([.E151]=0;0;[.E151]/ABS([.E151]))" office:value-type="float" office:value="1" calcext:value-type="float">
            <text:p>1</text:p>
          </table:table-cell>
          <table:table-cell table:formula="of:=IF([.E151]=0;0;[.I151]*0.5*PI()-ATAN(([.F151]-right_king_pin_y)/wheelbase))" office:value-type="float" office:value="0.00743447141196341" calcext:value-type="float">
            <text:p>0,007434471411963</text:p>
          </table:table-cell>
          <table:table-cell table:formula="of:=IF([.E151]=0;0;[.I151]*0.5*PI()-ATAN(([.F151]-left_king_pin_y)/wheelbase))" office:value-type="float" office:value="0.00746964155744734" calcext:value-type="float">
            <text:p>0,007469641557447</text:p>
          </table:table-cell>
          <table:table-cell table:formula="of:=DEGREES([.C151]-[.J151])" office:value-type="float" office:value="0.000239380506324435" calcext:value-type="float">
            <text:p>0,000239380506324</text:p>
          </table:table-cell>
          <table:table-cell table:formula="of:=DEGREES([.D151]-[.K151])" office:value-type="float" office:value="-0.000244135574957851" calcext:value-type="float">
            <text:p>-0,00024413557495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ack_dev_data.A152]*analyze_resolution" office:value-type="float" office:value="-0.45" calcext:value-type="float">
            <text:p>-0,45</text:p>
          </table:table-cell>
          <table:table-cell table:formula="of:=[rf.N228]" office:value-type="float" office:value="0.00558151443552868" calcext:value-type="float">
            <text:p>0,005581514435529</text:p>
          </table:table-cell>
          <table:table-cell table:formula="of:=[lf.N228]" office:value-type="float" office:value="0.00559655062936892" calcext:value-type="float">
            <text:p>0,005596550629369</text:p>
          </table:table-cell>
          <table:table-cell table:formula="of:=([.C152]+[.D152])/2" office:value-type="float" office:value="0.0055890325324488" calcext:value-type="float">
            <text:p>0,005589032532449</text:p>
          </table:table-cell>
          <table:table-cell table:formula="of:=IF([.E152] = 0;0;TAN(0.5*PI()-[.E152])*wheelbase)" office:value-type="float" office:value="53675.9939261947" calcext:value-type="float">
            <text:p>53675,9939261947</text:p>
          </table:table-cell>
          <table:table-cell table:formula="of:=IF([.D152] = 0;0;TAN(0.5*PI()-[.C152])*wheelbase+right_king_pin_y)" office:value-type="float" office:value="53653.2950422167" calcext:value-type="float">
            <text:p>53653,2950422167</text:p>
          </table:table-cell>
          <table:table-cell table:formula="of:=IF([.D152] = 0;0;TAN(0.5*PI()-[.D152])*wheelbase+left_king_pin_y)" office:value-type="float" office:value="53698.8870588025" calcext:value-type="float">
            <text:p>53698,8870588025</text:p>
          </table:table-cell>
          <table:table-cell table:formula="of:=IF([.E152]=0;0;[.E152]/ABS([.E152]))" office:value-type="float" office:value="1" calcext:value-type="float">
            <text:p>1</text:p>
          </table:table-cell>
          <table:table-cell table:formula="of:=IF([.E152]=0;0;[.I152]*0.5*PI()-ATAN(([.F152]-right_king_pin_y)/wheelbase))" office:value-type="float" office:value="0.00557915830428146" calcext:value-type="float">
            <text:p>0,005579158304281</text:p>
          </table:table-cell>
          <table:table-cell table:formula="of:=IF([.E152]=0;0;[.I152]*0.5*PI()-ATAN(([.F152]-left_king_pin_y)/wheelbase))" office:value-type="float" office:value="0.00559894177386444" calcext:value-type="float">
            <text:p>0,005598941773864</text:p>
          </table:table-cell>
          <table:table-cell table:formula="of:=DEGREES([.C152]-[.J152])" office:value-type="float" office:value="0.000134996376444398" calcext:value-type="float">
            <text:p>0,000134996376444</text:p>
          </table:table-cell>
          <table:table-cell table:formula="of:=DEGREES([.D152]-[.K152])" office:value-type="float" office:value="-0.00013700248779907" calcext:value-type="float">
            <text:p>-0,00013700248779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ack_dev_data.A153]*analyze_resolution" office:value-type="float" office:value="-0.3" calcext:value-type="float">
            <text:p>-0,3</text:p>
          </table:table-cell>
          <table:table-cell table:formula="of:=[rf.N229]" office:value-type="float" office:value="0.00372269046697116" calcext:value-type="float">
            <text:p>0,003722690466971</text:p>
          </table:table-cell>
          <table:table-cell table:formula="of:=[lf.N229]" office:value-type="float" office:value="0.00372937318646449" calcext:value-type="float">
            <text:p>0,003729373186464</text:p>
          </table:table-cell>
          <table:table-cell table:formula="of:=([.C153]+[.D153])/2" office:value-type="float" office:value="0.00372603182671782" calcext:value-type="float">
            <text:p>0,003726031826718</text:p>
          </table:table-cell>
          <table:table-cell table:formula="of:=IF([.E153] = 0;0;TAN(0.5*PI()-[.E153])*wheelbase)" office:value-type="float" office:value="80514.2375640024" calcext:value-type="float">
            <text:p>80514,2375640024</text:p>
          </table:table-cell>
          <table:table-cell table:formula="of:=IF([.D153] = 0;0;TAN(0.5*PI()-[.C153])*wheelbase+right_king_pin_y)" office:value-type="float" office:value="80491.5050607786" calcext:value-type="float">
            <text:p>80491,5050607786</text:p>
          </table:table-cell>
          <table:table-cell table:formula="of:=IF([.D153] = 0;0;TAN(0.5*PI()-[.D153])*wheelbase+left_king_pin_y)" office:value-type="float" office:value="80537.0995638339" calcext:value-type="float">
            <text:p>80537,0995638339</text:p>
          </table:table-cell>
          <table:table-cell table:formula="of:=IF([.E153]=0;0;[.E153]/ABS([.E153]))" office:value-type="float" office:value="1" calcext:value-type="float">
            <text:p>1</text:p>
          </table:table-cell>
          <table:table-cell table:formula="of:=IF([.E153]=0;0;[.I153]*0.5*PI()-ATAN(([.F153]-right_king_pin_y)/wheelbase))" office:value-type="float" office:value="0.00372164064570901" calcext:value-type="float">
            <text:p>0,003721640645709</text:p>
          </table:table-cell>
          <table:table-cell table:formula="of:=IF([.E153]=0;0;[.I153]*0.5*PI()-ATAN(([.F153]-left_king_pin_y)/wheelbase))" office:value-type="float" office:value="0.00373043338226897" calcext:value-type="float">
            <text:p>0,003730433382269</text:p>
          </table:table-cell>
          <table:table-cell table:formula="of:=DEGREES([.C153]-[.J153])" office:value-type="float" office:value="0.0000601503275639822" calcext:value-type="float">
            <text:p>6,01503275639822E-05</text:p>
          </table:table-cell>
          <table:table-cell table:formula="of:=DEGREES([.D153]-[.K153])" office:value-type="float" office:value="-0.0000607447450542333" calcext:value-type="float">
            <text:p>-6,07447450542333E-0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ack_dev_data.A154]*analyze_resolution" office:value-type="float" office:value="-0.15" calcext:value-type="float">
            <text:p>-0,15</text:p>
          </table:table-cell>
          <table:table-cell table:formula="of:=[rf.N230]" office:value-type="float" office:value="0.0018621836174384" calcext:value-type="float">
            <text:p>0,001862183617438</text:p>
          </table:table-cell>
          <table:table-cell table:formula="of:=[lf.N230]" office:value-type="float" office:value="0.00186385429231328" calcext:value-type="float">
            <text:p>0,001863854292313</text:p>
          </table:table-cell>
          <table:table-cell table:formula="of:=([.C154]+[.D154])/2" office:value-type="float" office:value="0.00186301895487584" calcext:value-type="float">
            <text:p>0,001863018954876</text:p>
          </table:table-cell>
          <table:table-cell table:formula="of:=IF([.E154] = 0;0;TAN(0.5*PI()-[.E154])*wheelbase)" office:value-type="float" office:value="161028.771140947" calcext:value-type="float">
            <text:p>161028,771140947</text:p>
          </table:table-cell>
          <table:table-cell table:formula="of:=IF([.D154] = 0;0;TAN(0.5*PI()-[.C154])*wheelbase+right_king_pin_y)" office:value-type="float" office:value="161006.005517278" calcext:value-type="float">
            <text:p>161006,005517278</text:p>
          </table:table-cell>
          <table:table-cell table:formula="of:=IF([.D154] = 0;0;TAN(0.5*PI()-[.D154])*wheelbase+left_king_pin_y)" office:value-type="float" office:value="161051.601512176" calcext:value-type="float">
            <text:p>161051,601512176</text:p>
          </table:table-cell>
          <table:table-cell table:formula="of:=IF([.E154]=0;0;[.E154]/ABS([.E154]))" office:value-type="float" office:value="1" calcext:value-type="float">
            <text:p>1</text:p>
          </table:table-cell>
          <table:table-cell table:formula="of:=IF([.E154]=0;0;[.I154]*0.5*PI()-ATAN(([.F154]-right_king_pin_y)/wheelbase))" office:value-type="float" office:value="0.00186192050496814" calcext:value-type="float">
            <text:p>0,001861920504968</text:p>
          </table:table-cell>
          <table:table-cell table:formula="of:=IF([.E154]=0;0;[.I154]*0.5*PI()-ATAN(([.F154]-left_king_pin_y)/wheelbase))" office:value-type="float" office:value="0.00186411870161995" calcext:value-type="float">
            <text:p>0,00186411870162</text:p>
          </table:table-cell>
          <table:table-cell table:formula="of:=DEGREES([.C154]-[.J154])" office:value-type="float" office:value="0.0000150752340829117" calcext:value-type="float">
            <text:p>1,50752340829117E-05</text:p>
          </table:table-cell>
          <table:table-cell table:formula="of:=DEGREES([.D154]-[.K154])" office:value-type="float" office:value="-0.0000151495373362692" calcext:value-type="float">
            <text:p>-1,51495373362692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ack_dev_data.A155]*analyze_resolution" office:value-type="float" office:value="0" calcext:value-type="float">
            <text:p>0</text:p>
          </table:table-cell>
          <table:table-cell table:formula="of:=[rf.N231]" office:value-type="float" office:value="0" calcext:value-type="float">
            <text:p>0</text:p>
          </table:table-cell>
          <table:table-cell table:formula="of:=[lf.N231]" office:value-type="float" office:value="0" calcext:value-type="float">
            <text:p>0</text:p>
          </table:table-cell>
          <table:table-cell table:formula="of:=([.C155]+[.D155])/2" office:value-type="float" office:value="0" calcext:value-type="float">
            <text:p>0</text:p>
          </table:table-cell>
          <table:table-cell table:formula="of:=IF([.E155] = 0;0;TAN(0.5*PI()-[.E155])*wheelbase)" office:value-type="float" office:value="0" calcext:value-type="float">
            <text:p>0</text:p>
          </table:table-cell>
          <table:table-cell table:formula="of:=IF([.D155] = 0;0;TAN(0.5*PI()-[.C155])*wheelbase+right_king_pin_y)" office:value-type="float" office:value="0" calcext:value-type="float">
            <text:p>0</text:p>
          </table:table-cell>
          <table:table-cell table:formula="of:=IF([.D155] = 0;0;TAN(0.5*PI()-[.D155])*wheelbase+left_king_pin_y)" office:value-type="float" office:value="0" calcext:value-type="float">
            <text:p>0</text:p>
          </table:table-cell>
          <table:table-cell table:formula="of:=IF([.E155]=0;0;[.E155]/ABS([.E155]))" office:value-type="float" office:value="0" calcext:value-type="float">
            <text:p>0</text:p>
          </table:table-cell>
          <table:table-cell table:formula="of:=IF([.E155]=0;0;[.I155]*0.5*PI()-ATAN(([.F155]-right_king_pin_y)/wheelbase))" office:value-type="float" office:value="0" calcext:value-type="float">
            <text:p>0</text:p>
          </table:table-cell>
          <table:table-cell table:formula="of:=IF([.E155]=0;0;[.I155]*0.5*PI()-ATAN(([.F155]-left_king_pin_y)/wheelbase))" office:value-type="float" office:value="0" calcext:value-type="float">
            <text:p>0</text:p>
          </table:table-cell>
          <table:table-cell table:formula="of:=DEGREES([.C155]-[.J155])" office:value-type="float" office:value="0" calcext:value-type="float">
            <text:p>0</text:p>
          </table:table-cell>
          <table:table-cell table:formula="of:=DEGREES([.D155]-[.K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ck_dev_data.A156]*analyze_resolution" office:value-type="float" office:value="0.15" calcext:value-type="float">
            <text:p>0,15</text:p>
          </table:table-cell>
          <table:table-cell table:formula="of:=[rf.N232]" office:value-type="float" office:value="-0.00186385429231328" calcext:value-type="float">
            <text:p>-0,001863854292313</text:p>
          </table:table-cell>
          <table:table-cell table:formula="of:=[lf.N232]" office:value-type="float" office:value="-0.0018621836174384" calcext:value-type="float">
            <text:p>-0,001862183617438</text:p>
          </table:table-cell>
          <table:table-cell table:formula="of:=([.C156]+[.D156])/2" office:value-type="float" office:value="-0.00186301895487584" calcext:value-type="float">
            <text:p>-0,001863018954876</text:p>
          </table:table-cell>
          <table:table-cell table:formula="of:=IF([.E156] = 0;0;TAN(0.5*PI()-[.E156])*wheelbase)" office:value-type="float" office:value="-161028.771140957" calcext:value-type="float">
            <text:p>-161028,771140957</text:p>
          </table:table-cell>
          <table:table-cell table:formula="of:=IF([.D156] = 0;0;TAN(0.5*PI()-[.C156])*wheelbase+right_king_pin_y)" office:value-type="float" office:value="-161051.601512186" calcext:value-type="float">
            <text:p>-161051,601512186</text:p>
          </table:table-cell>
          <table:table-cell table:formula="of:=IF([.D156] = 0;0;TAN(0.5*PI()-[.D156])*wheelbase+left_king_pin_y)" office:value-type="float" office:value="-161006.005517289" calcext:value-type="float">
            <text:p>-161006,005517289</text:p>
          </table:table-cell>
          <table:table-cell table:formula="of:=IF([.E156]=0;0;[.E156]/ABS([.E156]))" office:value-type="float" office:value="-1" calcext:value-type="float">
            <text:p>-1</text:p>
          </table:table-cell>
          <table:table-cell table:formula="of:=IF([.E156]=0;0;[.I156]*0.5*PI()-ATAN(([.F156]-right_king_pin_y)/wheelbase))" office:value-type="float" office:value="-0.00186411870161973" calcext:value-type="float">
            <text:p>-0,00186411870162</text:p>
          </table:table-cell>
          <table:table-cell table:formula="of:=IF([.E156]=0;0;[.I156]*0.5*PI()-ATAN(([.F156]-left_king_pin_y)/wheelbase))" office:value-type="float" office:value="-0.00186192050496792" calcext:value-type="float">
            <text:p>-0,001861920504968</text:p>
          </table:table-cell>
          <table:table-cell table:formula="of:=DEGREES([.C156]-[.J156])" office:value-type="float" office:value="0.000015149537323547" calcext:value-type="float">
            <text:p>1,5149537323547E-05</text:p>
          </table:table-cell>
          <table:table-cell table:formula="of:=DEGREES([.D156]-[.K156])" office:value-type="float" office:value="-0.0000150752340956339" calcext:value-type="float">
            <text:p>-1,50752340956339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ck_dev_data.A157]*analyze_resolution" office:value-type="float" office:value="0.3" calcext:value-type="float">
            <text:p>0,3</text:p>
          </table:table-cell>
          <table:table-cell table:formula="of:=[rf.N233]" office:value-type="float" office:value="-0.00372937318646449" calcext:value-type="float">
            <text:p>-0,003729373186464</text:p>
          </table:table-cell>
          <table:table-cell table:formula="of:=[lf.N233]" office:value-type="float" office:value="-0.00372269046697116" calcext:value-type="float">
            <text:p>-0,003722690466971</text:p>
          </table:table-cell>
          <table:table-cell table:formula="of:=([.C157]+[.D157])/2" office:value-type="float" office:value="-0.00372603182671782" calcext:value-type="float">
            <text:p>-0,003726031826718</text:p>
          </table:table-cell>
          <table:table-cell table:formula="of:=IF([.E157] = 0;0;TAN(0.5*PI()-[.E157])*wheelbase)" office:value-type="float" office:value="-80514.2375640051" calcext:value-type="float">
            <text:p>-80514,2375640051</text:p>
          </table:table-cell>
          <table:table-cell table:formula="of:=IF([.D157] = 0;0;TAN(0.5*PI()-[.C157])*wheelbase+right_king_pin_y)" office:value-type="float" office:value="-80537.0995638366" calcext:value-type="float">
            <text:p>-80537,0995638366</text:p>
          </table:table-cell>
          <table:table-cell table:formula="of:=IF([.D157] = 0;0;TAN(0.5*PI()-[.D157])*wheelbase+left_king_pin_y)" office:value-type="float" office:value="-80491.5050607813" calcext:value-type="float">
            <text:p>-80491,5050607813</text:p>
          </table:table-cell>
          <table:table-cell table:formula="of:=IF([.E157]=0;0;[.E157]/ABS([.E157]))" office:value-type="float" office:value="-1" calcext:value-type="float">
            <text:p>-1</text:p>
          </table:table-cell>
          <table:table-cell table:formula="of:=IF([.E157]=0;0;[.I157]*0.5*PI()-ATAN(([.F157]-right_king_pin_y)/wheelbase))" office:value-type="float" office:value="-0.00373043338226897" calcext:value-type="float">
            <text:p>-0,003730433382269</text:p>
          </table:table-cell>
          <table:table-cell table:formula="of:=IF([.E157]=0;0;[.I157]*0.5*PI()-ATAN(([.F157]-left_king_pin_y)/wheelbase))" office:value-type="float" office:value="-0.00372164064570901" calcext:value-type="float">
            <text:p>-0,003721640645709</text:p>
          </table:table-cell>
          <table:table-cell table:formula="of:=DEGREES([.C157]-[.J157])" office:value-type="float" office:value="0.0000607447450542333" calcext:value-type="float">
            <text:p>6,07447450542333E-05</text:p>
          </table:table-cell>
          <table:table-cell table:formula="of:=DEGREES([.D157]-[.K157])" office:value-type="float" office:value="-0.0000601503275639822" calcext:value-type="float">
            <text:p>-6,01503275639822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ck_dev_data.A158]*analyze_resolution" office:value-type="float" office:value="0.45" calcext:value-type="float">
            <text:p>0,45</text:p>
          </table:table-cell>
          <table:table-cell table:formula="of:=[rf.N234]" office:value-type="float" office:value="-0.00559655062936892" calcext:value-type="float">
            <text:p>-0,005596550629369</text:p>
          </table:table-cell>
          <table:table-cell table:formula="of:=[lf.N234]" office:value-type="float" office:value="-0.00558151443552868" calcext:value-type="float">
            <text:p>-0,005581514435529</text:p>
          </table:table-cell>
          <table:table-cell table:formula="of:=([.C158]+[.D158])/2" office:value-type="float" office:value="-0.0055890325324488" calcext:value-type="float">
            <text:p>-0,005589032532449</text:p>
          </table:table-cell>
          <table:table-cell table:formula="of:=IF([.E158] = 0;0;TAN(0.5*PI()-[.E158])*wheelbase)" office:value-type="float" office:value="-53675.9939261959" calcext:value-type="float">
            <text:p>-53675,9939261959</text:p>
          </table:table-cell>
          <table:table-cell table:formula="of:=IF([.D158] = 0;0;TAN(0.5*PI()-[.C158])*wheelbase+right_king_pin_y)" office:value-type="float" office:value="-53698.8870588037" calcext:value-type="float">
            <text:p>-53698,8870588037</text:p>
          </table:table-cell>
          <table:table-cell table:formula="of:=IF([.D158] = 0;0;TAN(0.5*PI()-[.D158])*wheelbase+left_king_pin_y)" office:value-type="float" office:value="-53653.2950422179" calcext:value-type="float">
            <text:p>-53653,2950422179</text:p>
          </table:table-cell>
          <table:table-cell table:formula="of:=IF([.E158]=0;0;[.E158]/ABS([.E158]))" office:value-type="float" office:value="-1" calcext:value-type="float">
            <text:p>-1</text:p>
          </table:table-cell>
          <table:table-cell table:formula="of:=IF([.E158]=0;0;[.I158]*0.5*PI()-ATAN(([.F158]-right_king_pin_y)/wheelbase))" office:value-type="float" office:value="-0.00559894177386422" calcext:value-type="float">
            <text:p>-0,005598941773864</text:p>
          </table:table-cell>
          <table:table-cell table:formula="of:=IF([.E158]=0;0;[.I158]*0.5*PI()-ATAN(([.F158]-left_king_pin_y)/wheelbase))" office:value-type="float" office:value="-0.00557915830428146" calcext:value-type="float">
            <text:p>-0,005579158304281</text:p>
          </table:table-cell>
          <table:table-cell table:formula="of:=DEGREES([.C158]-[.J158])" office:value-type="float" office:value="0.000137002487786348" calcext:value-type="float">
            <text:p>0,000137002487786</text:p>
          </table:table-cell>
          <table:table-cell table:formula="of:=DEGREES([.D158]-[.K158])" office:value-type="float" office:value="-0.000134996376444398" calcext:value-type="float">
            <text:p>-0,000134996376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ck_dev_data.A159]*analyze_resolution" office:value-type="float" office:value="0.6" calcext:value-type="float">
            <text:p>0,6</text:p>
          </table:table-cell>
          <table:table-cell table:formula="of:=[rf.N235]" office:value-type="float" office:value="-0.00746538058784307" calcext:value-type="float">
            <text:p>-0,007465380587843</text:p>
          </table:table-cell>
          <table:table-cell table:formula="of:=[lf.N235]" office:value-type="float" office:value="-0.00743864938996386" calcext:value-type="float">
            <text:p>-0,007438649389964</text:p>
          </table:table-cell>
          <table:table-cell table:formula="of:=([.C159]+[.D159])/2" office:value-type="float" office:value="-0.00745201498890347" calcext:value-type="float">
            <text:p>-0,007452014988903</text:p>
          </table:table-cell>
          <table:table-cell table:formula="of:=IF([.E159] = 0;0;TAN(0.5*PI()-[.E159])*wheelbase)" office:value-type="float" office:value="-40256.822775238" calcext:value-type="float">
            <text:p>-40256,822775238</text:p>
          </table:table-cell>
          <table:table-cell table:formula="of:=IF([.D159] = 0;0;TAN(0.5*PI()-[.C159])*wheelbase+right_king_pin_y)" office:value-type="float" office:value="-40279.7465455527" calcext:value-type="float">
            <text:p>-40279,7465455527</text:p>
          </table:table-cell>
          <table:table-cell table:formula="of:=IF([.D159] = 0;0;TAN(0.5*PI()-[.D159])*wheelbase+left_king_pin_y)" office:value-type="float" office:value="-40234.1580100367" calcext:value-type="float">
            <text:p>-40234,1580100367</text:p>
          </table:table-cell>
          <table:table-cell table:formula="of:=IF([.E159]=0;0;[.E159]/ABS([.E159]))" office:value-type="float" office:value="-1" calcext:value-type="float">
            <text:p>-1</text:p>
          </table:table-cell>
          <table:table-cell table:formula="of:=IF([.E159]=0;0;[.I159]*0.5*PI()-ATAN(([.F159]-right_king_pin_y)/wheelbase))" office:value-type="float" office:value="-0.00746964155744712" calcext:value-type="float">
            <text:p>-0,007469641557447</text:p>
          </table:table-cell>
          <table:table-cell table:formula="of:=IF([.E159]=0;0;[.I159]*0.5*PI()-ATAN(([.F159]-left_king_pin_y)/wheelbase))" office:value-type="float" office:value="-0.00743447141196318" calcext:value-type="float">
            <text:p>-0,007434471411963</text:p>
          </table:table-cell>
          <table:table-cell table:formula="of:=DEGREES([.C159]-[.J159])" office:value-type="float" office:value="0.000244135574945129" calcext:value-type="float">
            <text:p>0,000244135574945</text:p>
          </table:table-cell>
          <table:table-cell table:formula="of:=DEGREES([.D159]-[.K159])" office:value-type="float" office:value="-0.000239380506337157" calcext:value-type="float">
            <text:p>-0,0002393805063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ck_dev_data.A160]*analyze_resolution" office:value-type="float" office:value="0.75" calcext:value-type="float">
            <text:p>0,75</text:p>
          </table:table-cell>
          <table:table-cell table:formula="of:=[rf.N236]" office:value-type="float" office:value="-0.0093358570485671" calcext:value-type="float">
            <text:p>-0,009335857048567</text:p>
          </table:table-cell>
          <table:table-cell table:formula="of:=[lf.N236]" office:value-type="float" office:value="-0.00929408917700214" calcext:value-type="float">
            <text:p>-0,009294089177002</text:p>
          </table:table-cell>
          <table:table-cell table:formula="of:=([.C160]+[.D160])/2" office:value-type="float" office:value="-0.00931497311278462" calcext:value-type="float">
            <text:p>-0,009314973112785</text:p>
          </table:table-cell>
          <table:table-cell table:formula="of:=IF([.E160] = 0;0;TAN(0.5*PI()-[.E160])*wheelbase)" office:value-type="float" office:value="-32205.280621333" calcext:value-type="float">
            <text:p>-32205,280621333</text:p>
          </table:table-cell>
          <table:table-cell table:formula="of:=IF([.D160] = 0;0;TAN(0.5*PI()-[.C160])*wheelbase+right_king_pin_y)" office:value-type="float" office:value="-32228.2345349824" calcext:value-type="float">
            <text:p>-32228,2345349824</text:p>
          </table:table-cell>
          <table:table-cell table:formula="of:=IF([.D160] = 0;0;TAN(0.5*PI()-[.D160])*wheelbase+left_king_pin_y)" office:value-type="float" office:value="-32182.6504752302" calcext:value-type="float">
            <text:p>-32182,6504752302</text:p>
          </table:table-cell>
          <table:table-cell table:formula="of:=IF([.E160]=0;0;[.E160]/ABS([.E160]))" office:value-type="float" office:value="-1" calcext:value-type="float">
            <text:p>-1</text:p>
          </table:table-cell>
          <table:table-cell table:formula="of:=IF([.E160]=0;0;[.I160]*0.5*PI()-ATAN(([.F160]-right_king_pin_y)/wheelbase))" office:value-type="float" office:value="-0.00934253036276944" calcext:value-type="float">
            <text:p>-0,009342530362769</text:p>
          </table:table-cell>
          <table:table-cell table:formula="of:=IF([.E160]=0;0;[.I160]*0.5*PI()-ATAN(([.F160]-left_king_pin_y)/wheelbase))" office:value-type="float" office:value="-0.00928757794883817" calcext:value-type="float">
            <text:p>-0,009287577948838</text:p>
          </table:table-cell>
          <table:table-cell table:formula="of:=DEGREES([.C160]-[.J160])" office:value-type="float" office:value="0.000382352739158989" calcext:value-type="float">
            <text:p>0,000382352739159</text:p>
          </table:table-cell>
          <table:table-cell table:formula="of:=DEGREES([.D160]-[.K160])" office:value-type="float" office:value="-0.000373065893242457" calcext:value-type="float">
            <text:p>-0,000373065893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ack_dev_data.A161]*analyze_resolution" office:value-type="float" office:value="0.9" calcext:value-type="float">
            <text:p>0,9</text:p>
          </table:table-cell>
          <table:table-cell table:formula="of:=[rf.N237]" office:value-type="float" office:value="-0.0112079740180373" calcext:value-type="float">
            <text:p>-0,011207974018037</text:p>
          </table:table-cell>
          <table:table-cell table:formula="of:=[lf.N237]" office:value-type="float" office:value="-0.0111478276232002" calcext:value-type="float">
            <text:p>-0,0111478276232</text:p>
          </table:table-cell>
          <table:table-cell table:formula="of:=([.C161]+[.D161])/2" office:value-type="float" office:value="-0.0111779008206188" calcext:value-type="float">
            <text:p>-0,011177900820619</text:p>
          </table:table-cell>
          <table:table-cell table:formula="of:=IF([.E161] = 0;0;TAN(0.5*PI()-[.E161])*wheelbase)" office:value-type="float" office:value="-26837.5529684332" calcext:value-type="float">
            <text:p>-26837,5529684332</text:p>
          </table:table-cell>
          <table:table-cell table:formula="of:=IF([.D161] = 0;0;TAN(0.5*PI()-[.C161])*wheelbase+right_king_pin_y)" office:value-type="float" office:value="-26860.5365317463" calcext:value-type="float">
            <text:p>-26860,5365317463</text:p>
          </table:table-cell>
          <table:table-cell table:formula="of:=IF([.D161] = 0;0;TAN(0.5*PI()-[.D161])*wheelbase+left_king_pin_y)" office:value-type="float" office:value="-26814.9579425369" calcext:value-type="float">
            <text:p>-26814,9579425369</text:p>
          </table:table-cell>
          <table:table-cell table:formula="of:=IF([.E161]=0;0;[.E161]/ABS([.E161]))" office:value-type="float" office:value="-1" calcext:value-type="float">
            <text:p>-1</text:p>
          </table:table-cell>
          <table:table-cell table:formula="of:=IF([.E161]=0;0;[.I161]*0.5*PI()-ATAN(([.F161]-right_king_pin_y)/wheelbase))" office:value-type="float" office:value="-0.0112176057678794" calcext:value-type="float">
            <text:p>-0,01121760576788</text:p>
          </table:table-cell>
          <table:table-cell table:formula="of:=IF([.E161]=0;0;[.I161]*0.5*PI()-ATAN(([.F161]-left_king_pin_y)/wheelbase))" office:value-type="float" office:value="-0.0111384759433817" calcext:value-type="float">
            <text:p>-0,011138475943382</text:p>
          </table:table-cell>
          <table:table-cell table:formula="of:=DEGREES([.C161]-[.J161])" office:value-type="float" office:value="0.000551858615280577" calcext:value-type="float">
            <text:p>0,000551858615281</text:p>
          </table:table-cell>
          <table:table-cell table:formula="of:=DEGREES([.D161]-[.K161])" office:value-type="float" office:value="-0.000535811784959183" calcext:value-type="float">
            <text:p>-0,0005358117849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ack_dev_data.A162]*analyze_resolution" office:value-type="float" office:value="1.05" calcext:value-type="float">
            <text:p>1,05</text:p>
          </table:table-cell>
          <table:table-cell table:formula="of:=[rf.N238]" office:value-type="float" office:value="-0.0130817255225184" calcext:value-type="float">
            <text:p>-0,013081725522518</text:p>
          </table:table-cell>
          <table:table-cell table:formula="of:=[lf.N238]" office:value-type="float" office:value="-0.012999858534908" calcext:value-type="float">
            <text:p>-0,012999858534908</text:p>
          </table:table-cell>
          <table:table-cell table:formula="of:=([.C162]+[.D162])/2" office:value-type="float" office:value="-0.0130407920287132" calcext:value-type="float">
            <text:p>-0,013040792028713</text:p>
          </table:table-cell>
          <table:table-cell table:formula="of:=IF([.E162] = 0;0;TAN(0.5*PI()-[.E162])*wheelbase)" office:value-type="float" office:value="-23003.4336044171" calcext:value-type="float">
            <text:p>-23003,4336044171</text:p>
          </table:table-cell>
          <table:table-cell table:formula="of:=IF([.D162] = 0;0;TAN(0.5*PI()-[.C162])*wheelbase+right_king_pin_y)" office:value-type="float" office:value="-23026.4463244252" calcext:value-type="float">
            <text:p>-23026,4463244252</text:p>
          </table:table-cell>
          <table:table-cell table:formula="of:=IF([.D162] = 0;0;TAN(0.5*PI()-[.D162])*wheelbase+left_king_pin_y)" office:value-type="float" office:value="-22980.874200621" calcext:value-type="float">
            <text:p>-22980,874200621</text:p>
          </table:table-cell>
          <table:table-cell table:formula="of:=IF([.E162]=0;0;[.E162]/ABS([.E162]))" office:value-type="float" office:value="-1" calcext:value-type="float">
            <text:p>-1</text:p>
          </table:table-cell>
          <table:table-cell table:formula="of:=IF([.E162]=0;0;[.I162]*0.5*PI()-ATAN(([.F162]-right_king_pin_y)/wheelbase))" office:value-type="float" office:value="-0.0130948652987086" calcext:value-type="float">
            <text:p>-0,013094865298709</text:p>
          </table:table-cell>
          <table:table-cell table:formula="of:=IF([.E162]=0;0;[.I162]*0.5*PI()-ATAN(([.F162]-left_king_pin_y)/wheelbase))" office:value-type="float" office:value="-0.0129871634720489" calcext:value-type="float">
            <text:p>-0,012987163472049</text:p>
          </table:table-cell>
          <table:table-cell table:formula="of:=DEGREES([.C162]-[.J162])" office:value-type="float" office:value="0.000752853719446011" calcext:value-type="float">
            <text:p>0,000752853719446</text:p>
          </table:table-cell>
          <table:table-cell table:formula="of:=DEGREES([.D162]-[.K162])" office:value-type="float" office:value="-0.000727373522483686" calcext:value-type="float">
            <text:p>-0,0007273735224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ack_dev_data.A163]*analyze_resolution" office:value-type="float" office:value="1.2" calcext:value-type="float">
            <text:p>1,2</text:p>
          </table:table-cell>
          <table:table-cell table:formula="of:=[rf.N239]" office:value-type="float" office:value="-0.0149571056079956" calcext:value-type="float">
            <text:p>-0,014957105607996</text:p>
          </table:table-cell>
          <table:table-cell table:formula="of:=[lf.N239]" office:value-type="float" office:value="-0.0148501756982242" calcext:value-type="float">
            <text:p>-0,014850175698224</text:p>
          </table:table-cell>
          <table:table-cell table:formula="of:=([.C163]+[.D163])/2" office:value-type="float" office:value="-0.0149036406531099" calcext:value-type="float">
            <text:p>-0,01490364065311</text:p>
          </table:table-cell>
          <table:table-cell table:formula="of:=IF([.E163] = 0;0;TAN(0.5*PI()-[.E163])*wheelbase)" office:value-type="float" office:value="-20127.8194236396" calcext:value-type="float">
            <text:p>-20127,8194236396</text:p>
          </table:table-cell>
          <table:table-cell table:formula="of:=IF([.D163] = 0;0;TAN(0.5*PI()-[.C163])*wheelbase+right_king_pin_y)" office:value-type="float" office:value="-20150.8608080672" calcext:value-type="float">
            <text:p>-20150,8608080672</text:p>
          </table:table-cell>
          <table:table-cell table:formula="of:=IF([.D163] = 0;0;TAN(0.5*PI()-[.D163])*wheelbase+left_king_pin_y)" office:value-type="float" office:value="-20105.2961446323" calcext:value-type="float">
            <text:p>-20105,2961446323</text:p>
          </table:table-cell>
          <table:table-cell table:formula="of:=IF([.E163]=0;0;[.E163]/ABS([.E163]))" office:value-type="float" office:value="-1" calcext:value-type="float">
            <text:p>-1</text:p>
          </table:table-cell>
          <table:table-cell table:formula="of:=IF([.E163]=0;0;[.I163]*0.5*PI()-ATAN(([.F163]-right_king_pin_y)/wheelbase))" office:value-type="float" office:value="-0.0149743064286554" calcext:value-type="float">
            <text:p>-0,014974306428655</text:p>
          </table:table-cell>
          <table:table-cell table:formula="of:=IF([.E163]=0;0;[.I163]*0.5*PI()-ATAN(([.F163]-left_king_pin_y)/wheelbase))" office:value-type="float" office:value="-0.0148336386588592" calcext:value-type="float">
            <text:p>-0,014833638658859</text:p>
          </table:table-cell>
          <table:table-cell table:formula="of:=DEGREES([.C163]-[.J163])" office:value-type="float" office:value="0.00098553442796871" calcext:value-type="float">
            <text:p>0,000985534427969</text:p>
          </table:table-cell>
          <table:table-cell table:formula="of:=DEGREES([.D163]-[.K163])" office:value-type="float" office:value="-0.000947502561255882" calcext:value-type="float">
            <text:p>-0,000947502561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ack_dev_data.A164]*analyze_resolution" office:value-type="float" office:value="1.35" calcext:value-type="float">
            <text:p>1,35</text:p>
          </table:table-cell>
          <table:table-cell table:formula="of:=[rf.N240]" office:value-type="float" office:value="-0.0168341083401367" calcext:value-type="float">
            <text:p>-0,016834108340137</text:p>
          </table:table-cell>
          <table:table-cell table:formula="of:=[lf.N240]" office:value-type="float" office:value="-0.0166987728789547" calcext:value-type="float">
            <text:p>-0,016698772878955</text:p>
          </table:table-cell>
          <table:table-cell table:formula="of:=([.C164]+[.D164])/2" office:value-type="float" office:value="-0.0167664406095457" calcext:value-type="float">
            <text:p>-0,016766440609546</text:p>
          </table:table-cell>
          <table:table-cell table:formula="of:=IF([.E164] = 0;0;TAN(0.5*PI()-[.E164])*wheelbase)" office:value-type="float" office:value="-17891.208701106" calcext:value-type="float">
            <text:p>-17891,208701106</text:p>
          </table:table-cell>
          <table:table-cell table:formula="of:=IF([.D164] = 0;0;TAN(0.5*PI()-[.C164])*wheelbase+right_king_pin_y)" office:value-type="float" office:value="-17914.2782583578" calcext:value-type="float">
            <text:p>-17914,2782583578</text:p>
          </table:table-cell>
          <table:table-cell table:formula="of:=IF([.D164] = 0;0;TAN(0.5*PI()-[.D164])*wheelbase+left_king_pin_y)" office:value-type="float" office:value="-17868.7220503846" calcext:value-type="float">
            <text:p>-17868,7220503846</text:p>
          </table:table-cell>
          <table:table-cell table:formula="of:=IF([.E164]=0;0;[.E164]/ABS([.E164]))" office:value-type="float" office:value="-1" calcext:value-type="float">
            <text:p>-1</text:p>
          </table:table-cell>
          <table:table-cell table:formula="of:=IF([.E164]=0;0;[.I164]*0.5*PI()-ATAN(([.F164]-right_king_pin_y)/wheelbase))" office:value-type="float" office:value="-0.0168559265781756" calcext:value-type="float">
            <text:p>-0,016855926578176</text:p>
          </table:table-cell>
          <table:table-cell table:formula="of:=IF([.E164]=0;0;[.I164]*0.5*PI()-ATAN(([.F164]-left_king_pin_y)/wheelbase))" office:value-type="float" office:value="-0.0166778996749877" calcext:value-type="float">
            <text:p>-0,016677899674988</text:p>
          </table:table-cell>
          <table:table-cell table:formula="of:=DEGREES([.C164]-[.J164])" office:value-type="float" office:value="0.0012500929560424" calcext:value-type="float">
            <text:p>0,001250092956042</text:p>
          </table:table-cell>
          <table:table-cell table:formula="of:=DEGREES([.D164]-[.K164])" office:value-type="float" office:value="-0.00119594649222725" calcext:value-type="float">
            <text:p>-0,001195946492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ack_dev_data.A165]*analyze_resolution" office:value-type="float" office:value="1.5" calcext:value-type="float">
            <text:p>1,5</text:p>
          </table:table-cell>
          <table:table-cell table:formula="of:=[rf.N241]" office:value-type="float" office:value="-0.0187127278042356" calcext:value-type="float">
            <text:p>-0,018712727804236</text:p>
          </table:table-cell>
          <table:table-cell table:formula="of:=[lf.N241]" office:value-type="float" office:value="-0.0185456438225731" calcext:value-type="float">
            <text:p>-0,018545643822573</text:p>
          </table:table-cell>
          <table:table-cell table:formula="of:=([.C165]+[.D165])/2" office:value-type="float" office:value="-0.0186291858134043" calcext:value-type="float">
            <text:p>-0,018629185813404</text:p>
          </table:table-cell>
          <table:table-cell table:formula="of:=IF([.E165] = 0;0;TAN(0.5*PI()-[.E165])*wheelbase)" office:value-type="float" office:value="-16101.9004021522" calcext:value-type="float">
            <text:p>-16101,9004021522</text:p>
          </table:table-cell>
          <table:table-cell table:formula="of:=IF([.D165] = 0;0;TAN(0.5*PI()-[.C165])*wheelbase+right_king_pin_y)" office:value-type="float" office:value="-16124.9976413084" calcext:value-type="float">
            <text:p>-16124,9976413084</text:p>
          </table:table-cell>
          <table:table-cell table:formula="of:=IF([.D165] = 0;0;TAN(0.5*PI()-[.D165])*wheelbase+left_king_pin_y)" office:value-type="float" office:value="-16079.4508840266" calcext:value-type="float">
            <text:p>-16079,4508840266</text:p>
          </table:table-cell>
          <table:table-cell table:formula="of:=IF([.E165]=0;0;[.E165]/ABS([.E165]))" office:value-type="float" office:value="-1" calcext:value-type="float">
            <text:p>-1</text:p>
          </table:table-cell>
          <table:table-cell table:formula="of:=IF([.E165]=0;0;[.I165]*0.5*PI()-ATAN(([.F165]-right_king_pin_y)/wheelbase))" office:value-type="float" office:value="-0.0187397231143658" calcext:value-type="float">
            <text:p>-0,018739723114366</text:p>
          </table:table-cell>
          <table:table-cell table:formula="of:=IF([.E165]=0;0;[.I165]*0.5*PI()-ATAN(([.F165]-left_king_pin_y)/wheelbase))" office:value-type="float" office:value="-0.0185199447383482" calcext:value-type="float">
            <text:p>-0,018519944738348</text:p>
          </table:table-cell>
          <table:table-cell table:formula="of:=DEGREES([.C165]-[.J165])" office:value-type="float" office:value="0.00154671733710569" calcext:value-type="float">
            <text:p>0,001546717337106</text:p>
          </table:table-cell>
          <table:table-cell table:formula="of:=DEGREES([.D165]-[.K165])" office:value-type="float" office:value="-0.00147244906343771" calcext:value-type="float">
            <text:p>-0,0014724490634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ack_dev_data.A166]*analyze_resolution" office:value-type="float" office:value="1.65" calcext:value-type="float">
            <text:p>1,65</text:p>
          </table:table-cell>
          <table:table-cell table:formula="of:=[rf.N242]" office:value-type="float" office:value="-0.0205929581051729" calcext:value-type="float">
            <text:p>-0,020592958105173</text:p>
          </table:table-cell>
          <table:table-cell table:formula="of:=[lf.N242]" office:value-type="float" office:value="-0.0203907822541767" calcext:value-type="float">
            <text:p>-0,020390782254177</text:p>
          </table:table-cell>
          <table:table-cell table:formula="of:=([.C166]+[.D166])/2" office:value-type="float" office:value="-0.0204918701796748" calcext:value-type="float">
            <text:p>-0,020491870179675</text:p>
          </table:table-cell>
          <table:table-cell table:formula="of:=IF([.E166] = 0;0;TAN(0.5*PI()-[.E166])*wheelbase)" office:value-type="float" office:value="-14637.9029595645" calcext:value-type="float">
            <text:p>-14637,9029595645</text:p>
          </table:table-cell>
          <table:table-cell table:formula="of:=IF([.D166] = 0;0;TAN(0.5*PI()-[.C166])*wheelbase+right_king_pin_y)" office:value-type="float" office:value="-14661.0273903704" calcext:value-type="float">
            <text:p>-14661,0273903704</text:p>
          </table:table-cell>
          <table:table-cell table:formula="of:=IF([.D166] = 0;0;TAN(0.5*PI()-[.D166])*wheelbase+left_king_pin_y)" office:value-type="float" office:value="-14615.4910791694" calcext:value-type="float">
            <text:p>-14615,4910791694</text:p>
          </table:table-cell>
          <table:table-cell table:formula="of:=IF([.E166]=0;0;[.E166]/ABS([.E166]))" office:value-type="float" office:value="-1" calcext:value-type="float">
            <text:p>-1</text:p>
          </table:table-cell>
          <table:table-cell table:formula="of:=IF([.E166]=0;0;[.I166]*0.5*PI()-ATAN(([.F166]-right_king_pin_y)/wheelbase))" office:value-type="float" office:value="-0.0206256933505502" calcext:value-type="float">
            <text:p>-0,02062569335055</text:p>
          </table:table-cell>
          <table:table-cell table:formula="of:=IF([.E166]=0;0;[.I166]*0.5*PI()-ATAN(([.F166]-left_king_pin_y)/wheelbase))" office:value-type="float" office:value="-0.0203597721131841" calcext:value-type="float">
            <text:p>-0,020359772113184</text:p>
          </table:table-cell>
          <table:table-cell table:formula="of:=DEGREES([.C166]-[.J166])" office:value-type="float" office:value="0.00187559140144328" calcext:value-type="float">
            <text:p>0,001875591401443</text:p>
          </table:table-cell>
          <table:table-cell table:formula="of:=DEGREES([.D166]-[.K166])" office:value-type="float" office:value="-0.00177675020098186" calcext:value-type="float">
            <text:p>-0,0017767502009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ack_dev_data.A167]*analyze_resolution" office:value-type="float" office:value="1.8" calcext:value-type="float">
            <text:p>1,8</text:p>
          </table:table-cell>
          <table:table-cell table:formula="of:=[rf.N243]" office:value-type="float" office:value="-0.0224747933673635" calcext:value-type="float">
            <text:p>-0,022474793367364</text:p>
          </table:table-cell>
          <table:table-cell table:formula="of:=[lf.N243]" office:value-type="float" office:value="-0.0222341818784535" calcext:value-type="float">
            <text:p>-0,022234181878454</text:p>
          </table:table-cell>
          <table:table-cell table:formula="of:=([.C167]+[.D167])/2" office:value-type="float" office:value="-0.0223544876229085" calcext:value-type="float">
            <text:p>-0,022354487622909</text:p>
          </table:table-cell>
          <table:table-cell table:formula="of:=IF([.E167] = 0;0;TAN(0.5*PI()-[.E167])*wheelbase)" office:value-type="float" office:value="-13417.8886621418" calcext:value-type="float">
            <text:p>-13417,8886621418</text:p>
          </table:table-cell>
          <table:table-cell table:formula="of:=IF([.D167] = 0;0;TAN(0.5*PI()-[.C167])*wheelbase+right_king_pin_y)" office:value-type="float" office:value="-13441.0397950019" calcext:value-type="float">
            <text:p>-13441,0397950019</text:p>
          </table:table-cell>
          <table:table-cell table:formula="of:=IF([.D167] = 0;0;TAN(0.5*PI()-[.D167])*wheelbase+left_king_pin_y)" office:value-type="float" office:value="-13395.5149254422" calcext:value-type="float">
            <text:p>-13395,5149254422</text:p>
          </table:table-cell>
          <table:table-cell table:formula="of:=IF([.E167]=0;0;[.E167]/ABS([.E167]))" office:value-type="float" office:value="-1" calcext:value-type="float">
            <text:p>-1</text:p>
          </table:table-cell>
          <table:table-cell table:formula="of:=IF([.E167]=0;0;[.I167]*0.5*PI()-ATAN(([.F167]-right_king_pin_y)/wheelbase))" office:value-type="float" office:value="-0.0225138345458711" calcext:value-type="float">
            <text:p>-0,022513834545871</text:p>
          </table:table-cell>
          <table:table-cell table:formula="of:=IF([.E167]=0;0;[.I167]*0.5*PI()-ATAN(([.F167]-left_king_pin_y)/wheelbase))" office:value-type="float" office:value="-0.0221973801096573" calcext:value-type="float">
            <text:p>-0,022197380109657</text:p>
          </table:table-cell>
          <table:table-cell table:formula="of:=DEGREES([.C167]-[.J167])" office:value-type="float" office:value="0.0022368947557032" calcext:value-type="float">
            <text:p>0,002236894755703</text:p>
          </table:table-cell>
          <table:table-cell table:formula="of:=DEGREES([.D167]-[.K167])" office:value-type="float" office:value="-0.00210858603063671" calcext:value-type="float">
            <text:p>-0,0021085860306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ack_dev_data.A168]*analyze_resolution" office:value-type="float" office:value="1.95" calcext:value-type="float">
            <text:p>1,95</text:p>
          </table:table-cell>
          <table:table-cell table:formula="of:=[rf.N244]" office:value-type="float" office:value="-0.0243582277347134" calcext:value-type="float">
            <text:p>-0,024358227734714</text:p>
          </table:table-cell>
          <table:table-cell table:formula="of:=[lf.N244]" office:value-type="float" office:value="-0.0240758363796332" calcext:value-type="float">
            <text:p>-0,024075836379633</text:p>
          </table:table-cell>
          <table:table-cell table:formula="of:=([.C168]+[.D168])/2" office:value-type="float" office:value="-0.0242170320571733" calcext:value-type="float">
            <text:p>-0,024217032057173</text:p>
          </table:table-cell>
          <table:table-cell table:formula="of:=IF([.E168] = 0;0;TAN(0.5*PI()-[.E168])*wheelbase)" office:value-type="float" office:value="-12385.5537100767" calcext:value-type="float">
            <text:p>-12385,5537100767</text:p>
          </table:table-cell>
          <table:table-cell table:formula="of:=IF([.D168] = 0;0;TAN(0.5*PI()-[.C168])*wheelbase+right_king_pin_y)" office:value-type="float" office:value="-12408.7310560446" calcext:value-type="float">
            <text:p>-12408,7310560446</text:p>
          </table:table-cell>
          <table:table-cell table:formula="of:=IF([.D168] = 0;0;TAN(0.5*PI()-[.D168])*wheelbase+left_king_pin_y)" office:value-type="float" office:value="-12363.218623879" calcext:value-type="float">
            <text:p>-12363,218623879</text:p>
          </table:table-cell>
          <table:table-cell table:formula="of:=IF([.E168]=0;0;[.E168]/ABS([.E168]))" office:value-type="float" office:value="-1" calcext:value-type="float">
            <text:p>-1</text:p>
          </table:table-cell>
          <table:table-cell table:formula="of:=IF([.E168]=0;0;[.I168]*0.5*PI()-ATAN(([.F168]-right_king_pin_y)/wheelbase))" office:value-type="float" office:value="-0.0244041439048714" calcext:value-type="float">
            <text:p>-0,024404143904872</text:p>
          </table:table-cell>
          <table:table-cell table:formula="of:=IF([.E168]=0;0;[.I168]*0.5*PI()-ATAN(([.F168]-left_king_pin_y)/wheelbase))" office:value-type="float" office:value="-0.0240327670834344" calcext:value-type="float">
            <text:p>-0,024032767083434</text:p>
          </table:table-cell>
          <table:table-cell table:formula="of:=DEGREES([.C168]-[.J168])" office:value-type="float" office:value="0.00263080276145986" calcext:value-type="float">
            <text:p>0,00263080276146</text:p>
          </table:table-cell>
          <table:table-cell table:formula="of:=DEGREES([.D168]-[.K168])" office:value-type="float" office:value="-0.00246768889878976" calcext:value-type="float">
            <text:p>-0,002467688898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ack_dev_data.A169]*analyze_resolution" office:value-type="float" office:value="2.1" calcext:value-type="float">
            <text:p>2,1</text:p>
          </table:table-cell>
          <table:table-cell table:formula="of:=[rf.N245]" office:value-type="float" office:value="-0.0262432553705645" calcext:value-type="float">
            <text:p>-0,026243255370565</text:p>
          </table:table-cell>
          <table:table-cell table:formula="of:=[lf.N245]" office:value-type="float" office:value="-0.0259157394214549" calcext:value-type="float">
            <text:p>-0,025915739421455</text:p>
          </table:table-cell>
          <table:table-cell table:formula="of:=([.C169]+[.D169])/2" office:value-type="float" office:value="-0.0260794973960097" calcext:value-type="float">
            <text:p>-0,02607949739601</text:p>
          </table:table-cell>
          <table:table-cell table:formula="of:=IF([.E169] = 0;0;TAN(0.5*PI()-[.E169])*wheelbase)" office:value-type="float" office:value="-11500.6811037437" calcext:value-type="float">
            <text:p>-11500,6811037437</text:p>
          </table:table-cell>
          <table:table-cell table:formula="of:=IF([.D169] = 0;0;TAN(0.5*PI()-[.C169])*wheelbase+right_king_pin_y)" office:value-type="float" office:value="-11523.8841745158" calcext:value-type="float">
            <text:p>-11523,8841745158</text:p>
          </table:table-cell>
          <table:table-cell table:formula="of:=IF([.D169] = 0;0;TAN(0.5*PI()-[.D169])*wheelbase+left_king_pin_y)" office:value-type="float" office:value="-11478.3851757022" calcext:value-type="float">
            <text:p>-11478,3851757022</text:p>
          </table:table-cell>
          <table:table-cell table:formula="of:=IF([.E169]=0;0;[.E169]/ABS([.E169]))" office:value-type="float" office:value="-1" calcext:value-type="float">
            <text:p>-1</text:p>
          </table:table-cell>
          <table:table-cell table:formula="of:=IF([.E169]=0;0;[.I169]*0.5*PI()-ATAN(([.F169]-right_king_pin_y)/wheelbase))" office:value-type="float" office:value="-0.0262966185770841" calcext:value-type="float">
            <text:p>-0,026296618577084</text:p>
          </table:table-cell>
          <table:table-cell table:formula="of:=IF([.E169]=0;0;[.I169]*0.5*PI()-ATAN(([.F169]-left_king_pin_y)/wheelbase))" office:value-type="float" office:value="-0.0258659314352756" calcext:value-type="float">
            <text:p>-0,025865931435276</text:p>
          </table:table-cell>
          <table:table-cell table:formula="of:=DEGREES([.C169]-[.J169])" office:value-type="float" office:value="0.00305748651485852" calcext:value-type="float">
            <text:p>0,003057486514859</text:p>
          </table:table-cell>
          <table:table-cell table:formula="of:=DEGREES([.D169]-[.K169])" office:value-type="float" office:value="-0.00285378739411766" calcext:value-type="float">
            <text:p>-0,002853787394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ack_dev_data.A170]*analyze_resolution" office:value-type="float" office:value="2.25" calcext:value-type="float">
            <text:p>2,25</text:p>
          </table:table-cell>
          <table:table-cell table:formula="of:=[rf.N246]" office:value-type="float" office:value="-0.0281298704576585" calcext:value-type="float">
            <text:p>-0,028129870457659</text:p>
          </table:table-cell>
          <table:table-cell table:formula="of:=[lf.N246]" office:value-type="float" office:value="-0.0277538846471277" calcext:value-type="float">
            <text:p>-0,027753884647128</text:p>
          </table:table-cell>
          <table:table-cell table:formula="of:=([.C170]+[.D170])/2" office:value-type="float" office:value="-0.0279418775523931" calcext:value-type="float">
            <text:p>-0,027941877552393</text:p>
          </table:table-cell>
          <table:table-cell table:formula="of:=IF([.E170] = 0;0;TAN(0.5*PI()-[.E170])*wheelbase)" office:value-type="float" office:value="-10733.778376969" calcext:value-type="float">
            <text:p>-10733,778376969</text:p>
          </table:table-cell>
          <table:table-cell table:formula="of:=IF([.D170] = 0;0;TAN(0.5*PI()-[.C170])*wheelbase+right_king_pin_y)" office:value-type="float" office:value="-10757.0066848752" calcext:value-type="float">
            <text:p>-10757,0066848752</text:p>
          </table:table-cell>
          <table:table-cell table:formula="of:=IF([.D170] = 0;0;TAN(0.5*PI()-[.D170])*wheelbase+left_king_pin_y)" office:value-type="float" office:value="-10711.5221155961" calcext:value-type="float">
            <text:p>-10711,5221155961</text:p>
          </table:table-cell>
          <table:table-cell table:formula="of:=IF([.E170]=0;0;[.E170]/ABS([.E170]))" office:value-type="float" office:value="-1" calcext:value-type="float">
            <text:p>-1</text:p>
          </table:table-cell>
          <table:table-cell table:formula="of:=IF([.E170]=0;0;[.I170]*0.5*PI()-ATAN(([.F170]-right_king_pin_y)/wheelbase))" office:value-type="float" office:value="-0.0281912556566255" calcext:value-type="float">
            <text:p>-0,028191255656626</text:p>
          </table:table-cell>
          <table:table-cell table:formula="of:=IF([.E170]=0;0;[.I170]*0.5*PI()-ATAN(([.F170]-left_king_pin_y)/wheelbase))" office:value-type="float" office:value="-0.0276968716106312" calcext:value-type="float">
            <text:p>-0,027696871610631</text:p>
          </table:table-cell>
          <table:table-cell table:formula="of:=DEGREES([.C170]-[.J170])" office:value-type="float" office:value="0.00351711282538189" calcext:value-type="float">
            <text:p>0,003517112825382</text:p>
          </table:table-cell>
          <table:table-cell table:formula="of:=DEGREES([.D170]-[.K170])" office:value-type="float" office:value="-0.00326660636847608" calcext:value-type="float">
            <text:p>-0,003266606368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ack_dev_data.A171]*analyze_resolution" office:value-type="float" office:value="2.4" calcext:value-type="float">
            <text:p>2,4</text:p>
          </table:table-cell>
          <table:table-cell table:formula="of:=[rf.N247]" office:value-type="float" office:value="-0.0300180671980743" calcext:value-type="float">
            <text:p>-0,030018067198074</text:p>
          </table:table-cell>
          <table:table-cell table:formula="of:=[lf.N247]" office:value-type="float" office:value="-0.0295902656792892" calcext:value-type="float">
            <text:p>-0,029590265679289</text:p>
          </table:table-cell>
          <table:table-cell table:formula="of:=([.C171]+[.D171])/2" office:value-type="float" office:value="-0.0298041664386818" calcext:value-type="float">
            <text:p>-0,029804166438682</text:p>
          </table:table-cell>
          <table:table-cell table:formula="of:=IF([.E171] = 0;0;TAN(0.5*PI()-[.E171])*wheelbase)" office:value-type="float" office:value="-10062.7261803311" calcext:value-type="float">
            <text:p>-10062,7261803311</text:p>
          </table:table-cell>
          <table:table-cell table:formula="of:=IF([.D171] = 0;0;TAN(0.5*PI()-[.C171])*wheelbase+right_king_pin_y)" office:value-type="float" office:value="-10085.9792383277" calcext:value-type="float">
            <text:p>-10085,9792383277</text:p>
          </table:table-cell>
          <table:table-cell table:formula="of:=IF([.D171] = 0;0;TAN(0.5*PI()-[.D171])*wheelbase+left_king_pin_y)" office:value-type="float" office:value="-10040.5100950044" calcext:value-type="float">
            <text:p>-10040,5100950044</text:p>
          </table:table-cell>
          <table:table-cell table:formula="of:=IF([.E171]=0;0;[.E171]/ABS([.E171]))" office:value-type="float" office:value="-1" calcext:value-type="float">
            <text:p>-1</text:p>
          </table:table-cell>
          <table:table-cell table:formula="of:=IF([.E171]=0;0;[.I171]*0.5*PI()-ATAN(([.F171]-right_king_pin_y)/wheelbase))" office:value-type="float" office:value="-0.0300880521817743" calcext:value-type="float">
            <text:p>-0,030088052181774</text:p>
          </table:table-cell>
          <table:table-cell table:formula="of:=IF([.E171]=0;0;[.I171]*0.5*PI()-ATAN(([.F171]-left_king_pin_y)/wheelbase))" office:value-type="float" office:value="-0.0295255860992221" calcext:value-type="float">
            <text:p>-0,029525586099222</text:p>
          </table:table-cell>
          <table:table-cell table:formula="of:=DEGREES([.C171]-[.J171])" office:value-type="float" office:value="0.00400984419530377" calcext:value-type="float">
            <text:p>0,004009844195304</text:p>
          </table:table-cell>
          <table:table-cell table:formula="of:=DEGREES([.D171]-[.K171])" office:value-type="float" office:value="-0.00370586695852749" calcext:value-type="float">
            <text:p>-0,00370586695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ack_dev_data.A172]*analyze_resolution" office:value-type="float" office:value="2.55" calcext:value-type="float">
            <text:p>2,55</text:p>
          </table:table-cell>
          <table:table-cell table:formula="of:=[rf.N248]" office:value-type="float" office:value="-0.0319078398131876" calcext:value-type="float">
            <text:p>-0,031907839813188</text:p>
          </table:table-cell>
          <table:table-cell table:formula="of:=[lf.N248]" office:value-type="float" office:value="-0.0314248761199722" calcext:value-type="float">
            <text:p>-0,031424876119972</text:p>
          </table:table-cell>
          <table:table-cell table:formula="of:=([.C172]+[.D172])/2" office:value-type="float" office:value="-0.0316663579665799" calcext:value-type="float">
            <text:p>-0,03166635796658</text:p>
          </table:table-cell>
          <table:table-cell table:formula="of:=IF([.E172] = 0;0;TAN(0.5*PI()-[.E172])*wheelbase)" office:value-type="float" office:value="-9470.60971740699" calcext:value-type="float">
            <text:p>-9470,60971740699</text:p>
          </table:table-cell>
          <table:table-cell table:formula="of:=IF([.D172] = 0;0;TAN(0.5*PI()-[.C172])*wheelbase+right_king_pin_y)" office:value-type="float" office:value="-9493.88703906883" calcext:value-type="float">
            <text:p>-9493,88703906883</text:p>
          </table:table-cell>
          <table:table-cell table:formula="of:=IF([.D172] = 0;0;TAN(0.5*PI()-[.D172])*wheelbase+left_king_pin_y)" office:value-type="float" office:value="-9448.43431837834" calcext:value-type="float">
            <text:p>-9448,43431837834</text:p>
          </table:table-cell>
          <table:table-cell table:formula="of:=IF([.E172]=0;0;[.E172]/ABS([.E172]))" office:value-type="float" office:value="-1" calcext:value-type="float">
            <text:p>-1</text:p>
          </table:table-cell>
          <table:table-cell table:formula="of:=IF([.E172]=0;0;[.I172]*0.5*PI()-ATAN(([.F172]-right_king_pin_y)/wheelbase))" office:value-type="float" office:value="-0.031987005134569" calcext:value-type="float">
            <text:p>-0,031987005134569</text:p>
          </table:table-cell>
          <table:table-cell table:formula="of:=IF([.E172]=0;0;[.I172]*0.5*PI()-ATAN(([.F172]-left_king_pin_y)/wheelbase))" office:value-type="float" office:value="-0.0313520734346375" calcext:value-type="float">
            <text:p>-0,031352073434638</text:p>
          </table:table-cell>
          <table:table-cell table:formula="of:=DEGREES([.C172]-[.J172])" office:value-type="float" office:value="0.00453583879895178" calcext:value-type="float">
            <text:p>0,004535838798952</text:p>
          </table:table-cell>
          <table:table-cell table:formula="of:=DEGREES([.D172]-[.K172])" office:value-type="float" office:value="-0.00417128660689822" calcext:value-type="float">
            <text:p>-0,0041712866068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ack_dev_data.A173]*analyze_resolution" office:value-type="float" office:value="2.7" calcext:value-type="float">
            <text:p>2,7</text:p>
          </table:table-cell>
          <table:table-cell table:formula="of:=[rf.N249]" office:value-type="float" office:value="-0.0337991825436232" calcext:value-type="float">
            <text:p>-0,033799182543623</text:p>
          </table:table-cell>
          <table:table-cell table:formula="of:=[lf.N249]" office:value-type="float" office:value="-0.0332577095505642" calcext:value-type="float">
            <text:p>-0,033257709550564</text:p>
          </table:table-cell>
          <table:table-cell table:formula="of:=([.C173]+[.D173])/2" office:value-type="float" office:value="-0.0335284460470937" calcext:value-type="float">
            <text:p>-0,033528446047094</text:p>
          </table:table-cell>
          <table:table-cell table:formula="of:=IF([.E173] = 0;0;TAN(0.5*PI()-[.E173])*wheelbase)" office:value-type="float" office:value="-8944.27303560657" calcext:value-type="float">
            <text:p>-8944,27303560657</text:p>
          </table:table-cell>
          <table:table-cell table:formula="of:=IF([.D173] = 0;0;TAN(0.5*PI()-[.C173])*wheelbase+right_king_pin_y)" office:value-type="float" office:value="-8967.57413511867" calcext:value-type="float">
            <text:p>-8967,57413511867</text:p>
          </table:table-cell>
          <table:table-cell table:formula="of:=IF([.D173] = 0;0;TAN(0.5*PI()-[.D173])*wheelbase+left_king_pin_y)" office:value-type="float" office:value="-8922.13883401158" calcext:value-type="float">
            <text:p>-8922,13883401158</text:p>
          </table:table-cell>
          <table:table-cell table:formula="of:=IF([.E173]=0;0;[.E173]/ABS([.E173]))" office:value-type="float" office:value="-1" calcext:value-type="float">
            <text:p>-1</text:p>
          </table:table-cell>
          <table:table-cell table:formula="of:=IF([.E173]=0;0;[.I173]*0.5*PI()-ATAN(([.F173]-right_king_pin_y)/wheelbase))" office:value-type="float" office:value="-0.0338881114403957" calcext:value-type="float">
            <text:p>-0,033888111440396</text:p>
          </table:table-cell>
          <table:table-cell table:formula="of:=IF([.E173]=0;0;[.I173]*0.5*PI()-ATAN(([.F173]-left_king_pin_y)/wheelbase))" office:value-type="float" office:value="-0.0331763321939265" calcext:value-type="float">
            <text:p>-0,033176332193927</text:p>
          </table:table-cell>
          <table:table-cell table:formula="of:=DEGREES([.C173]-[.J173])" office:value-type="float" office:value="0.00509525046181754" calcext:value-type="float">
            <text:p>0,005095250461818</text:p>
          </table:table-cell>
          <table:table-cell table:formula="of:=DEGREES([.D173]-[.K173])" office:value-type="float" office:value="-0.00466257908327187" calcext:value-type="float">
            <text:p>-0,0046625790832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ack_dev_data.A174]*analyze_resolution" office:value-type="float" office:value="2.85" calcext:value-type="float">
            <text:p>2,85</text:p>
          </table:table-cell>
          <table:table-cell table:formula="of:=[rf.N250]" office:value-type="float" office:value="-0.0356920896491986" calcext:value-type="float">
            <text:p>-0,035692089649199</text:p>
          </table:table-cell>
          <table:table-cell table:formula="of:=[lf.N250]" office:value-type="float" office:value="-0.0350887595317695" calcext:value-type="float">
            <text:p>-0,03508875953177</text:p>
          </table:table-cell>
          <table:table-cell table:formula="of:=([.C174]+[.D174])/2" office:value-type="float" office:value="-0.035390424590484" calcext:value-type="float">
            <text:p>-0,035390424590484</text:p>
          </table:table-cell>
          <table:table-cell table:formula="of:=IF([.E174] = 0;0;TAN(0.5*PI()-[.E174])*wheelbase)" office:value-type="float" office:value="-8473.32985674429" calcext:value-type="float">
            <text:p>-8473,32985674429</text:p>
          </table:table-cell>
          <table:table-cell table:formula="of:=IF([.D174] = 0;0;TAN(0.5*PI()-[.C174])*wheelbase+right_king_pin_y)" office:value-type="float" office:value="-8496.65424889409" calcext:value-type="float">
            <text:p>-8496,65424889409</text:p>
          </table:table-cell>
          <table:table-cell table:formula="of:=IF([.D174] = 0;0;TAN(0.5*PI()-[.D174])*wheelbase+left_king_pin_y)" office:value-type="float" office:value="-8451.23736461025" calcext:value-type="float">
            <text:p>-8451,23736461025</text:p>
          </table:table-cell>
          <table:table-cell table:formula="of:=IF([.E174]=0;0;[.E174]/ABS([.E174]))" office:value-type="float" office:value="-1" calcext:value-type="float">
            <text:p>-1</text:p>
          </table:table-cell>
          <table:table-cell table:formula="of:=IF([.E174]=0;0;[.I174]*0.5*PI()-ATAN(([.F174]-right_king_pin_y)/wheelbase))" office:value-type="float" office:value="-0.0357913679675743" calcext:value-type="float">
            <text:p>-0,035791367967574</text:p>
          </table:table-cell>
          <table:table-cell table:formula="of:=IF([.E174]=0;0;[.I174]*0.5*PI()-ATAN(([.F174]-left_king_pin_y)/wheelbase))" office:value-type="float" office:value="-0.0349983609971845" calcext:value-type="float">
            <text:p>-0,034998360997185</text:p>
          </table:table-cell>
          <table:table-cell table:formula="of:=DEGREES([.C174]-[.J174])" office:value-type="float" office:value="0.0056882286400866" calcext:value-type="float">
            <text:p>0,005688228640087</text:p>
          </table:table-cell>
          <table:table-cell table:formula="of:=DEGREES([.D174]-[.K174])" office:value-type="float" office:value="-0.00517945450588988" calcext:value-type="float">
            <text:p>-0,005179454505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ack_dev_data.A175]*analyze_resolution" office:value-type="float" office:value="3" calcext:value-type="float">
            <text:p>3</text:p>
          </table:table-cell>
          <table:table-cell table:formula="of:=[rf.N251]" office:value-type="float" office:value="-0.0375865554088814" calcext:value-type="float">
            <text:p>-0,037586555408882</text:p>
          </table:table-cell>
          <table:table-cell table:formula="of:=[lf.N251]" office:value-type="float" office:value="-0.0369180196035777" calcext:value-type="float">
            <text:p>-0,036918019603578</text:p>
          </table:table-cell>
          <table:table-cell table:formula="of:=([.C175]+[.D175])/2" office:value-type="float" office:value="-0.0372522875062296" calcext:value-type="float">
            <text:p>-0,03725228750623</text:p>
          </table:table-cell>
          <table:table-cell table:formula="of:=IF([.E175] = 0;0;TAN(0.5*PI()-[.E175])*wheelbase)" office:value-type="float" office:value="-8049.47115843637" calcext:value-type="float">
            <text:p>-8049,47115843637</text:p>
          </table:table-cell>
          <table:table-cell table:formula="of:=IF([.D175] = 0;0;TAN(0.5*PI()-[.C175])*wheelbase+right_king_pin_y)" office:value-type="float" office:value="-8072.81835860571" calcext:value-type="float">
            <text:p>-8072,81835860571</text:p>
          </table:table-cell>
          <table:table-cell table:formula="of:=IF([.D175] = 0;0;TAN(0.5*PI()-[.D175])*wheelbase+left_king_pin_y)" office:value-type="float" office:value="-8027.42088869115" calcext:value-type="float">
            <text:p>-8027,42088869115</text:p>
          </table:table-cell>
          <table:table-cell table:formula="of:=IF([.E175]=0;0;[.E175]/ABS([.E175]))" office:value-type="float" office:value="-1" calcext:value-type="float">
            <text:p>-1</text:p>
          </table:table-cell>
          <table:table-cell table:formula="of:=IF([.E175]=0;0;[.I175]*0.5*PI()-ATAN(([.F175]-right_king_pin_y)/wheelbase))" office:value-type="float" office:value="-0.0376967715269554" calcext:value-type="float">
            <text:p>-0,037696771526955</text:p>
          </table:table-cell>
          <table:table-cell table:formula="of:=IF([.E175]=0;0;[.I175]*0.5*PI()-ATAN(([.F175]-left_king_pin_y)/wheelbase))" office:value-type="float" office:value="-0.0368181585071525" calcext:value-type="float">
            <text:p>-0,036818158507153</text:p>
          </table:table-cell>
          <table:table-cell table:formula="of:=DEGREES([.C175]-[.J175])" office:value-type="float" office:value="0.00631491839995207" calcext:value-type="float">
            <text:p>0,006314918399952</text:p>
          </table:table-cell>
          <table:table-cell table:formula="of:=DEGREES([.D175]-[.K175])" office:value-type="float" office:value="-0.00572161936270859" calcext:value-type="float">
            <text:p>-0,0057216193627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ack_dev_data.A176]*analyze_resolution" office:value-type="float" office:value="3.15" calcext:value-type="float">
            <text:p>3,15</text:p>
          </table:table-cell>
          <table:table-cell table:formula="of:=[rf.N252]" office:value-type="float" office:value="-0.0394825741207323" calcext:value-type="float">
            <text:p>-0,039482574120732</text:p>
          </table:table-cell>
          <table:table-cell table:formula="of:=[lf.N252]" office:value-type="float" office:value="-0.0387454832852279" calcext:value-type="float">
            <text:p>-0,038745483285228</text:p>
          </table:table-cell>
          <table:table-cell table:formula="of:=([.C176]+[.D176])/2" office:value-type="float" office:value="-0.0391140287029801" calcext:value-type="float">
            <text:p>-0,03911402870298</text:p>
          </table:table-cell>
          <table:table-cell table:formula="of:=IF([.E176] = 0;0;TAN(0.5*PI()-[.E176])*wheelbase)" office:value-type="float" office:value="-7665.97058938692" calcext:value-type="float">
            <text:p>-7665,97058938692</text:p>
          </table:table-cell>
          <table:table-cell table:formula="of:=IF([.D176] = 0;0;TAN(0.5*PI()-[.C176])*wheelbase+right_king_pin_y)" office:value-type="float" office:value="-7689.34011354509" calcext:value-type="float">
            <text:p>-7689,34011354509</text:p>
          </table:table-cell>
          <table:table-cell table:formula="of:=IF([.D176] = 0;0;TAN(0.5*PI()-[.D176])*wheelbase+left_king_pin_y)" office:value-type="float" office:value="-7643.96305586704" calcext:value-type="float">
            <text:p>-7643,96305586704</text:p>
          </table:table-cell>
          <table:table-cell table:formula="of:=IF([.E176]=0;0;[.E176]/ABS([.E176]))" office:value-type="float" office:value="-1" calcext:value-type="float">
            <text:p>-1</text:p>
          </table:table-cell>
          <table:table-cell table:formula="of:=IF([.E176]=0;0;[.I176]*0.5*PI()-ATAN(([.F176]-right_king_pin_y)/wheelbase))" office:value-type="float" office:value="-0.0396043188715092" calcext:value-type="float">
            <text:p>-0,039604318871509</text:p>
          </table:table-cell>
          <table:table-cell table:formula="of:=IF([.E176]=0;0;[.I176]*0.5*PI()-ATAN(([.F176]-left_king_pin_y)/wheelbase))" office:value-type="float" office:value="-0.0386357234288079" calcext:value-type="float">
            <text:p>-0,038635723428808</text:p>
          </table:table-cell>
          <table:table-cell table:formula="of:=DEGREES([.C176]-[.J176])" office:value-type="float" office:value="0.00697546039738638" calcext:value-type="float">
            <text:p>0,006975460397386</text:p>
          </table:table-cell>
          <table:table-cell table:formula="of:=DEGREES([.D176]-[.K176])" office:value-type="float" office:value="-0.00628877653282343" calcext:value-type="float">
            <text:p>-0,0062887765328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ack_dev_data.A177]*analyze_resolution" office:value-type="float" office:value="3.3" calcext:value-type="float">
            <text:p>3,3</text:p>
          </table:table-cell>
          <table:table-cell table:formula="of:=[rf.N253]" office:value-type="float" office:value="-0.0413801401018601" calcext:value-type="float">
            <text:p>-0,04138014010186</text:p>
          </table:table-cell>
          <table:table-cell table:formula="of:=[lf.N253]" office:value-type="float" office:value="-0.0405711440751657" calcext:value-type="float">
            <text:p>-0,040571144075166</text:p>
          </table:table-cell>
          <table:table-cell table:formula="of:=([.C177]+[.D177])/2" office:value-type="float" office:value="-0.0409756420885129" calcext:value-type="float">
            <text:p>-0,040975642088513</text:p>
          </table:table-cell>
          <table:table-cell table:formula="of:=IF([.E177] = 0;0;TAN(0.5*PI()-[.E177])*wheelbase)" office:value-type="float" office:value="-7317.32477141372" calcext:value-type="float">
            <text:p>-7317,32477141372</text:p>
          </table:table-cell>
          <table:table-cell table:formula="of:=IF([.D177] = 0;0;TAN(0.5*PI()-[.C177])*wheelbase+right_king_pin_y)" office:value-type="float" office:value="-7340.71613610871" calcext:value-type="float">
            <text:p>-7340,71613610871</text:p>
          </table:table-cell>
          <table:table-cell table:formula="of:=IF([.D177] = 0;0;TAN(0.5*PI()-[.D177])*wheelbase+left_king_pin_y)" office:value-type="float" office:value="-7295.36048887392" calcext:value-type="float">
            <text:p>-7295,36048887392</text:p>
          </table:table-cell>
          <table:table-cell table:formula="of:=IF([.E177]=0;0;[.E177]/ABS([.E177]))" office:value-type="float" office:value="-1" calcext:value-type="float">
            <text:p>-1</text:p>
          </table:table-cell>
          <table:table-cell table:formula="of:=IF([.E177]=0;0;[.I177]*0.5*PI()-ATAN(([.F177]-right_king_pin_y)/wheelbase))" office:value-type="float" office:value="-0.0415140066959152" calcext:value-type="float">
            <text:p>-0,041514006695915</text:p>
          </table:table-cell>
          <table:table-cell table:formula="of:=IF([.E177]=0;0;[.I177]*0.5*PI()-ATAN(([.F177]-left_king_pin_y)/wheelbase))" office:value-type="float" office:value="-0.0404510545089563" calcext:value-type="float">
            <text:p>-0,040451054508956</text:p>
          </table:table-cell>
          <table:table-cell table:formula="of:=DEGREES([.C177]-[.J177])" office:value-type="float" office:value="0.0076699908571495" calcext:value-type="float">
            <text:p>0,00766999085715</text:p>
          </table:table-cell>
          <table:table-cell table:formula="of:=DEGREES([.D177]-[.K177])" office:value-type="float" office:value="-0.00688062530735881" calcext:value-type="float">
            <text:p>-0,0068806253073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ack_dev_data.A178]*analyze_resolution" office:value-type="float" office:value="3.45" calcext:value-type="float">
            <text:p>3,45</text:p>
          </table:table-cell>
          <table:table-cell table:formula="of:=[rf.N254]" office:value-type="float" office:value="-0.0432792476883741" calcext:value-type="float">
            <text:p>-0,043279247688374</text:p>
          </table:table-cell>
          <table:table-cell table:formula="of:=[lf.N254]" office:value-type="float" office:value="-0.0423949954510168" calcext:value-type="float">
            <text:p>-0,042394995451017</text:p>
          </table:table-cell>
          <table:table-cell table:formula="of:=([.C178]+[.D178])/2" office:value-type="float" office:value="-0.0428371215696954" calcext:value-type="float">
            <text:p>-0,042837121569696</text:p>
          </table:table-cell>
          <table:table-cell table:formula="of:=IF([.E178] = 0;0;TAN(0.5*PI()-[.E178])*wheelbase)" office:value-type="float" office:value="-6998.98743572698" calcext:value-type="float">
            <text:p>-6998,98743572698</text:p>
          </table:table-cell>
          <table:table-cell table:formula="of:=IF([.D178] = 0;0;TAN(0.5*PI()-[.C178])*wheelbase+right_king_pin_y)" office:value-type="float" office:value="-7022.40015807763" calcext:value-type="float">
            <text:p>-7022,40015807763</text:p>
          </table:table-cell>
          <table:table-cell table:formula="of:=IF([.D178] = 0;0;TAN(0.5*PI()-[.D178])*wheelbase+left_king_pin_y)" office:value-type="float" office:value="-6977.06691984893" calcext:value-type="float">
            <text:p>-6977,06691984893</text:p>
          </table:table-cell>
          <table:table-cell table:formula="of:=IF([.E178]=0;0;[.E178]/ABS([.E178]))" office:value-type="float" office:value="-1" calcext:value-type="float">
            <text:p>-1</text:p>
          </table:table-cell>
          <table:table-cell table:formula="of:=IF([.E178]=0;0;[.I178]*0.5*PI()-ATAN(([.F178]-right_king_pin_y)/wheelbase))" office:value-type="float" office:value="-0.0434258316361627" calcext:value-type="float">
            <text:p>-0,043425831636163</text:p>
          </table:table-cell>
          <table:table-cell table:formula="of:=IF([.E178]=0;0;[.I178]*0.5*PI()-ATAN(([.F178]-left_king_pin_y)/wheelbase))" office:value-type="float" office:value="-0.0422641505358323" calcext:value-type="float">
            <text:p>-0,042264150535832</text:p>
          </table:table-cell>
          <table:table-cell table:formula="of:=DEGREES([.C178]-[.J178])" office:value-type="float" office:value="0.0083986415526498" calcext:value-type="float">
            <text:p>0,00839864155265</text:p>
          </table:table-cell>
          <table:table-cell table:formula="of:=DEGREES([.D178]-[.K178])" office:value-type="float" office:value="-0.00749686141081604" calcext:value-type="float">
            <text:p>-0,0074968614108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ack_dev_data.A179]*analyze_resolution" office:value-type="float" office:value="3.6" calcext:value-type="float">
            <text:p>3,6</text:p>
          </table:table-cell>
          <table:table-cell table:formula="of:=[rf.N255]" office:value-type="float" office:value="-0.0451798912353218" calcext:value-type="float">
            <text:p>-0,045179891235322</text:p>
          </table:table-cell>
          <table:table-cell table:formula="of:=[lf.N255]" office:value-type="float" office:value="-0.0442170308695522" calcext:value-type="float">
            <text:p>-0,044217030869552</text:p>
          </table:table-cell>
          <table:table-cell table:formula="of:=([.C179]+[.D179])/2" office:value-type="float" office:value="-0.044698461052437" calcext:value-type="float">
            <text:p>-0,044698461052437</text:p>
          </table:table-cell>
          <table:table-cell table:formula="of:=IF([.E179] = 0;0;TAN(0.5*PI()-[.E179])*wheelbase)" office:value-type="float" office:value="-6707.17002514009" calcext:value-type="float">
            <text:p>-6707,17002514009</text:p>
          </table:table-cell>
          <table:table-cell table:formula="of:=IF([.D179] = 0;0;TAN(0.5*PI()-[.C179])*wheelbase+right_king_pin_y)" office:value-type="float" office:value="-6730.60362282922" calcext:value-type="float">
            <text:p>-6730,60362282922</text:p>
          </table:table-cell>
          <table:table-cell table:formula="of:=IF([.D179] = 0;0;TAN(0.5*PI()-[.D179])*wheelbase+left_king_pin_y)" office:value-type="float" office:value="-6685.29379254046" calcext:value-type="float">
            <text:p>-6685,29379254046</text:p>
          </table:table-cell>
          <table:table-cell table:formula="of:=IF([.E179]=0;0;[.E179]/ABS([.E179]))" office:value-type="float" office:value="-1" calcext:value-type="float">
            <text:p>-1</text:p>
          </table:table-cell>
          <table:table-cell table:formula="of:=IF([.E179]=0;0;[.I179]*0.5*PI()-ATAN(([.F179]-right_king_pin_y)/wheelbase))" office:value-type="float" office:value="-0.0453397902691373" calcext:value-type="float">
            <text:p>-0,045339790269137</text:p>
          </table:table-cell>
          <table:table-cell table:formula="of:=IF([.E179]=0;0;[.I179]*0.5*PI()-ATAN(([.F179]-left_king_pin_y)/wheelbase))" office:value-type="float" office:value="-0.0440750103386895" calcext:value-type="float">
            <text:p>-0,04407501033869</text:p>
          </table:table-cell>
          <table:table-cell table:formula="of:=DEGREES([.C179]-[.J179])" office:value-type="float" office:value="0.00916153978584284" calcext:value-type="float">
            <text:p>0,009161539785843</text:p>
          </table:table-cell>
          <table:table-cell table:formula="of:=DEGREES([.D179]-[.K179])" office:value-type="float" office:value="-0.00813717702263742" calcext:value-type="float">
            <text:p>-0,0081371770226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ack_dev_data.A180]*analyze_resolution" office:value-type="float" office:value="3.75" calcext:value-type="float">
            <text:p>3,75</text:p>
          </table:table-cell>
          <table:table-cell table:formula="of:=[rf.N256]" office:value-type="float" office:value="-0.0470820651166506" calcext:value-type="float">
            <text:p>-0,047082065116651</text:p>
          </table:table-cell>
          <table:table-cell table:formula="of:=[lf.N256]" office:value-type="float" office:value="-0.0460372437666474" calcext:value-type="float">
            <text:p>-0,046037243766648</text:p>
          </table:table-cell>
          <table:table-cell table:formula="of:=([.C180]+[.D180])/2" office:value-type="float" office:value="-0.046559654441649" calcext:value-type="float">
            <text:p>-0,046559654441649</text:p>
          </table:table-cell>
          <table:table-cell table:formula="of:=IF([.E180] = 0;0;TAN(0.5*PI()-[.E180])*wheelbase)" office:value-type="float" office:value="-6438.69015174876" calcext:value-type="float">
            <text:p>-6438,69015174876</text:p>
          </table:table-cell>
          <table:table-cell table:formula="of:=IF([.D180] = 0;0;TAN(0.5*PI()-[.C180])*wheelbase+right_king_pin_y)" office:value-type="float" office:value="-6462.1441430145" calcext:value-type="float">
            <text:p>-6462,1441430145</text:p>
          </table:table-cell>
          <table:table-cell table:formula="of:=IF([.D180] = 0;0;TAN(0.5*PI()-[.D180])*wheelbase+left_king_pin_y)" office:value-type="float" office:value="-6416.85871998887" calcext:value-type="float">
            <text:p>-6416,85871998887</text:p>
          </table:table-cell>
          <table:table-cell table:formula="of:=IF([.E180]=0;0;[.E180]/ABS([.E180]))" office:value-type="float" office:value="-1" calcext:value-type="float">
            <text:p>-1</text:p>
          </table:table-cell>
          <table:table-cell table:formula="of:=IF([.E180]=0;0;[.I180]*0.5*PI()-ATAN(([.F180]-right_king_pin_y)/wheelbase))" office:value-type="float" office:value="-0.0472558791122195" calcext:value-type="float">
            <text:p>-0,04725587911222</text:p>
          </table:table-cell>
          <table:table-cell table:formula="of:=IF([.E180]=0;0;[.I180]*0.5*PI()-ATAN(([.F180]-left_king_pin_y)/wheelbase))" office:value-type="float" office:value="-0.0458836327873999" calcext:value-type="float">
            <text:p>-0,0458836327874</text:p>
          </table:table-cell>
          <table:table-cell table:formula="of:=DEGREES([.C180]-[.J180])" office:value-type="float" office:value="0.00995880836640515" calcext:value-type="float">
            <text:p>0,009958808366405</text:p>
          </table:table-cell>
          <table:table-cell table:formula="of:=DEGREES([.D180]-[.K180])" office:value-type="float" office:value="-0.00880126079775269" calcext:value-type="float">
            <text:p>-0,0088012607977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ack_dev_data.A181]*analyze_resolution" office:value-type="float" office:value="3.9" calcext:value-type="float">
            <text:p>3,9</text:p>
          </table:table-cell>
          <table:table-cell table:formula="of:=[rf.N257]" office:value-type="float" office:value="-0.048985763725149" calcext:value-type="float">
            <text:p>-0,048985763725149</text:p>
          </table:table-cell>
          <table:table-cell table:formula="of:=[lf.N257]" office:value-type="float" office:value="-0.0478556275572617" calcext:value-type="float">
            <text:p>-0,047855627557262</text:p>
          </table:table-cell>
          <table:table-cell table:formula="of:=([.C181]+[.D181])/2" office:value-type="float" office:value="-0.0484206956412053" calcext:value-type="float">
            <text:p>-0,048420695641205</text:p>
          </table:table-cell>
          <table:table-cell table:formula="of:=IF([.E181] = 0;0;TAN(0.5*PI()-[.E181])*wheelbase)" office:value-type="float" office:value="-6190.85502591487" calcext:value-type="float">
            <text:p>-6190,85502591487</text:p>
          </table:table-cell>
          <table:table-cell table:formula="of:=IF([.D181] = 0;0;TAN(0.5*PI()-[.C181])*wheelbase+right_king_pin_y)" office:value-type="float" office:value="-6214.32892954356" calcext:value-type="float">
            <text:p>-6214,32892954356</text:p>
          </table:table-cell>
          <table:table-cell table:formula="of:=IF([.D181] = 0;0;TAN(0.5*PI()-[.D181])*wheelbase+left_king_pin_y)" office:value-type="float" office:value="-6169.06891350878" calcext:value-type="float">
            <text:p>-6169,06891350878</text:p>
          </table:table-cell>
          <table:table-cell table:formula="of:=IF([.E181]=0;0;[.E181]/ABS([.E181]))" office:value-type="float" office:value="-1" calcext:value-type="float">
            <text:p>-1</text:p>
          </table:table-cell>
          <table:table-cell table:formula="of:=IF([.E181]=0;0;[.I181]*0.5*PI()-ATAN(([.F181]-right_king_pin_y)/wheelbase))" office:value-type="float" office:value="-0.0491740946228823" calcext:value-type="float">
            <text:p>-0,049174094622882</text:p>
          </table:table-cell>
          <table:table-cell table:formula="of:=IF([.E181]=0;0;[.I181]*0.5*PI()-ATAN(([.F181]-left_king_pin_y)/wheelbase))" office:value-type="float" office:value="-0.0476900167920522" calcext:value-type="float">
            <text:p>-0,047690016792052</text:p>
          </table:table-cell>
          <table:table-cell table:formula="of:=DEGREES([.C181]-[.J181])" office:value-type="float" office:value="0.0107905655920275" calcext:value-type="float">
            <text:p>0,010790565592028</text:p>
          </table:table-cell>
          <table:table-cell table:formula="of:=DEGREES([.D181]-[.K181])" office:value-type="float" office:value="-0.00948879788843576" calcext:value-type="float">
            <text:p>-0,009488797888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ack_dev_data.A182]*analyze_resolution" office:value-type="float" office:value="4.05" calcext:value-type="float">
            <text:p>4,05</text:p>
          </table:table-cell>
          <table:table-cell table:formula="of:=[rf.N258]" office:value-type="float" office:value="-0.0508909814723995" calcext:value-type="float">
            <text:p>-0,0508909814724</text:p>
          </table:table-cell>
          <table:table-cell table:formula="of:=[lf.N258]" office:value-type="float" office:value="-0.0496721756353939" calcext:value-type="float">
            <text:p>-0,049672175635394</text:p>
          </table:table-cell>
          <table:table-cell table:formula="of:=([.C182]+[.D182])/2" office:value-type="float" office:value="-0.0502815785538967" calcext:value-type="float">
            <text:p>-0,050281578553897</text:p>
          </table:table-cell>
          <table:table-cell table:formula="of:=IF([.E182] = 0;0;TAN(0.5*PI()-[.E182])*wheelbase)" office:value-type="float" office:value="-5961.37078992122" calcext:value-type="float">
            <text:p>-5961,37078992122</text:p>
          </table:table-cell>
          <table:table-cell table:formula="of:=IF([.D182] = 0;0;TAN(0.5*PI()-[.C182])*wheelbase+right_king_pin_y)" office:value-type="float" office:value="-5984.8641252394" calcext:value-type="float">
            <text:p>-5984,8641252394</text:p>
          </table:table-cell>
          <table:table-cell table:formula="of:=IF([.D182] = 0;0;TAN(0.5*PI()-[.D182])*wheelbase+left_king_pin_y)" office:value-type="float" office:value="-5939.63051634521" calcext:value-type="float">
            <text:p>-5939,63051634521</text:p>
          </table:table-cell>
          <table:table-cell table:formula="of:=IF([.E182]=0;0;[.E182]/ABS([.E182]))" office:value-type="float" office:value="-1" calcext:value-type="float">
            <text:p>-1</text:p>
          </table:table-cell>
          <table:table-cell table:formula="of:=IF([.E182]=0;0;[.I182]*0.5*PI()-ATAN(([.F182]-right_king_pin_y)/wheelbase))" office:value-type="float" office:value="-0.0510944331982852" calcext:value-type="float">
            <text:p>-0,051094433198285</text:p>
          </table:table-cell>
          <table:table-cell table:formula="of:=IF([.E182]=0;0;[.I182]*0.5*PI()-ATAN(([.F182]-left_king_pin_y)/wheelbase))" office:value-type="float" office:value="-0.049494161302549" calcext:value-type="float">
            <text:p>-0,049494161302549</text:p>
          </table:table-cell>
          <table:table-cell table:formula="of:=DEGREES([.C182]-[.J182])" office:value-type="float" office:value="0.0116569252279067" calcext:value-type="float">
            <text:p>0,011656925227907</text:p>
          </table:table-cell>
          <table:table-cell table:formula="of:=DEGREES([.D182]-[.K182])" office:value-type="float" office:value="-0.0101994699648511" calcext:value-type="float">
            <text:p>-0,0101994699648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ack_dev_data.A183]*analyze_resolution" office:value-type="float" office:value="4.2" calcext:value-type="float">
            <text:p>4,2</text:p>
          </table:table-cell>
          <table:table-cell table:formula="of:=[rf.N259]" office:value-type="float" office:value="-0.0527977127887209" calcext:value-type="float">
            <text:p>-0,052797712788721</text:p>
          </table:table-cell>
          <table:table-cell table:formula="of:=[lf.N259]" office:value-type="float" office:value="-0.0514868813740546" calcext:value-type="float">
            <text:p>-0,051486881374055</text:p>
          </table:table-cell>
          <table:table-cell table:formula="of:=([.C183]+[.D183])/2" office:value-type="float" office:value="-0.0521422970813877" calcext:value-type="float">
            <text:p>-0,052142297081388</text:p>
          </table:table-cell>
          <table:table-cell table:formula="of:=IF([.E183] = 0;0;TAN(0.5*PI()-[.E183])*wheelbase)" office:value-type="float" office:value="-5748.27128012896" calcext:value-type="float">
            <text:p>-5748,27128012896</text:p>
          </table:table-cell>
          <table:table-cell table:formula="of:=IF([.D183] = 0;0;TAN(0.5*PI()-[.C183])*wheelbase+right_king_pin_y)" office:value-type="float" office:value="-5771.7835669957" calcext:value-type="float">
            <text:p>-5771,7835669957</text:p>
          </table:table-cell>
          <table:table-cell table:formula="of:=IF([.D183] = 0;0;TAN(0.5*PI()-[.D183])*wheelbase+left_king_pin_y)" office:value-type="float" office:value="-5726.57736583003" calcext:value-type="float">
            <text:p>-5726,57736583003</text:p>
          </table:table-cell>
          <table:table-cell table:formula="of:=IF([.E183]=0;0;[.E183]/ABS([.E183]))" office:value-type="float" office:value="-1" calcext:value-type="float">
            <text:p>-1</text:p>
          </table:table-cell>
          <table:table-cell table:formula="of:=IF([.E183]=0;0;[.I183]*0.5*PI()-ATAN(([.F183]-right_king_pin_y)/wheelbase))" office:value-type="float" office:value="-0.0530168911748699" calcext:value-type="float">
            <text:p>-0,05301689117487</text:p>
          </table:table-cell>
          <table:table-cell table:formula="of:=IF([.E183]=0;0;[.I183]*0.5*PI()-ATAN(([.F183]-left_king_pin_y)/wheelbase))" office:value-type="float" office:value="-0.0512960653082017" calcext:value-type="float">
            <text:p>-0,051296065308202</text:p>
          </table:table-cell>
          <table:table-cell table:formula="of:=DEGREES([.C183]-[.J183])" office:value-type="float" office:value="0.0125579964868225" calcext:value-type="float">
            <text:p>0,012557996486823</text:p>
          </table:table-cell>
          <table:table-cell table:formula="of:=DEGREES([.D183]-[.K183])" office:value-type="float" office:value="-0.0109329552366562" calcext:value-type="float">
            <text:p>-0,0109329552366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ack_dev_data.A184]*analyze_resolution" office:value-type="float" office:value="4.35" calcext:value-type="float">
            <text:p>4,35</text:p>
          </table:table-cell>
          <table:table-cell table:formula="of:=[rf.N260]" office:value-type="float" office:value="-0.0547059521231228" calcext:value-type="float">
            <text:p>-0,054705952123123</text:p>
          </table:table-cell>
          <table:table-cell table:formula="of:=[lf.N260]" office:value-type="float" office:value="-0.0532997381252411" calcext:value-type="float">
            <text:p>-0,053299738125241</text:p>
          </table:table-cell>
          <table:table-cell table:formula="of:=([.C184]+[.D184])/2" office:value-type="float" office:value="-0.054002845124182" calcext:value-type="float">
            <text:p>-0,054002845124182</text:p>
          </table:table-cell>
          <table:table-cell table:formula="of:=IF([.E184] = 0;0;TAN(0.5*PI()-[.E184])*wheelbase)" office:value-type="float" office:value="-5549.8615279976" calcext:value-type="float">
            <text:p>-5549,8615279976</text:p>
          </table:table-cell>
          <table:table-cell table:formula="of:=IF([.D184] = 0;0;TAN(0.5*PI()-[.C184])*wheelbase+right_king_pin_y)" office:value-type="float" office:value="-5573.3922867971" calcext:value-type="float">
            <text:p>-5573,3922867971</text:p>
          </table:table-cell>
          <table:table-cell table:formula="of:=IF([.D184] = 0;0;TAN(0.5*PI()-[.D184])*wheelbase+left_king_pin_y)" office:value-type="float" office:value="-5528.21449440228" calcext:value-type="float">
            <text:p>-5528,21449440228</text:p>
          </table:table-cell>
          <table:table-cell table:formula="of:=IF([.E184]=0;0;[.E184]/ABS([.E184]))" office:value-type="float" office:value="-1" calcext:value-type="float">
            <text:p>-1</text:p>
          </table:table-cell>
          <table:table-cell table:formula="of:=IF([.E184]=0;0;[.I184]*0.5*PI()-ATAN(([.F184]-right_king_pin_y)/wheelbase))" office:value-type="float" office:value="-0.0549414648279665" calcext:value-type="float">
            <text:p>-0,054941464827967</text:p>
          </table:table-cell>
          <table:table-cell table:formula="of:=IF([.E184]=0;0;[.I184]*0.5*PI()-ATAN(([.F184]-left_king_pin_y)/wheelbase))" office:value-type="float" office:value="-0.0530957278373396" calcext:value-type="float">
            <text:p>-0,05309572783734</text:p>
          </table:table-cell>
          <table:table-cell table:formula="of:=DEGREES([.C184]-[.J184])" office:value-type="float" office:value="0.0134938840092529" calcext:value-type="float">
            <text:p>0,013493884009253</text:p>
          </table:table-cell>
          <table:table-cell table:formula="of:=DEGREES([.D184]-[.K184])" office:value-type="float" office:value="-0.0116889284740055" calcext:value-type="float">
            <text:p>-0,0116889284740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ack_dev_data.A185]*analyze_resolution" office:value-type="float" office:value="4.5" calcext:value-type="float">
            <text:p>4,5</text:p>
          </table:table-cell>
          <table:table-cell table:formula="of:=[rf.N261]" office:value-type="float" office:value="-0.0566156939432516" calcext:value-type="float">
            <text:p>-0,056615693943252</text:p>
          </table:table-cell>
          <table:table-cell table:formula="of:=[lf.N261]" office:value-type="float" office:value="-0.055110739219896" calcext:value-type="float">
            <text:p>-0,055110739219896</text:p>
          </table:table-cell>
          <table:table-cell table:formula="of:=([.C185]+[.D185])/2" office:value-type="float" office:value="-0.0558632165815738" calcext:value-type="float">
            <text:p>-0,055863216581574</text:p>
          </table:table-cell>
          <table:table-cell table:formula="of:=IF([.E185] = 0;0;TAN(0.5*PI()-[.E185])*wheelbase)" office:value-type="float" office:value="-5364.6725609027" calcext:value-type="float">
            <text:p>-5364,6725609027</text:p>
          </table:table-cell>
          <table:table-cell table:formula="of:=IF([.D185] = 0;0;TAN(0.5*PI()-[.C185])*wheelbase+right_king_pin_y)" office:value-type="float" office:value="-5388.22131253639" calcext:value-type="float">
            <text:p>-5388,22131253639</text:p>
          </table:table-cell>
          <table:table-cell table:formula="of:=IF([.D185] = 0;0;TAN(0.5*PI()-[.D185])*wheelbase+left_king_pin_y)" office:value-type="float" office:value="-5343.0729304264" calcext:value-type="float">
            <text:p>-5343,0729304264</text:p>
          </table:table-cell>
          <table:table-cell table:formula="of:=IF([.E185]=0;0;[.E185]/ABS([.E185]))" office:value-type="float" office:value="-1" calcext:value-type="float">
            <text:p>-1</text:p>
          </table:table-cell>
          <table:table-cell table:formula="of:=IF([.E185]=0;0;[.I185]*0.5*PI()-ATAN(([.F185]-right_king_pin_y)/wheelbase))" office:value-type="float" office:value="-0.0568681503713882" calcext:value-type="float">
            <text:p>-0,056868150371388</text:p>
          </table:table-cell>
          <table:table-cell table:formula="of:=IF([.E185]=0;0;[.I185]*0.5*PI()-ATAN(([.F185]-left_king_pin_y)/wheelbase))" office:value-type="float" office:value="-0.0548931479569041" calcext:value-type="float">
            <text:p>-0,054893147956904</text:p>
          </table:table-cell>
          <table:table-cell table:formula="of:=DEGREES([.C185]-[.J185])" office:value-type="float" office:value="0.0144646878431714" calcext:value-type="float">
            <text:p>0,014464687843171</text:p>
          </table:table-cell>
          <table:table-cell table:formula="of:=DEGREES([.D185]-[.K185])" office:value-type="float" office:value="-0.012467061028352" calcext:value-type="float">
            <text:p>-0,0124670610283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ack_dev_data.A186]*analyze_resolution" office:value-type="float" office:value="4.65" calcext:value-type="float">
            <text:p>4,65</text:p>
          </table:table-cell>
          <table:table-cell table:formula="of:=[rf.N262]" office:value-type="float" office:value="-0.0585269327353373" calcext:value-type="float">
            <text:p>-0,058526932735337</text:p>
          </table:table-cell>
          <table:table-cell table:formula="of:=[lf.N262]" office:value-type="float" office:value="-0.0569198779678859" calcext:value-type="float">
            <text:p>-0,056919877967886</text:p>
          </table:table-cell>
          <table:table-cell table:formula="of:=([.C186]+[.D186])/2" office:value-type="float" office:value="-0.0577234053516116" calcext:value-type="float">
            <text:p>-0,057723405351612</text:p>
          </table:table-cell>
          <table:table-cell table:formula="of:=IF([.E186] = 0;0;TAN(0.5*PI()-[.E186])*wheelbase)" office:value-type="float" office:value="-5191.42495118144" calcext:value-type="float">
            <text:p>-5191,42495118144</text:p>
          </table:table-cell>
          <table:table-cell table:formula="of:=IF([.D186] = 0;0;TAN(0.5*PI()-[.C186])*wheelbase+right_king_pin_y)" office:value-type="float" office:value="-5214.99121706043" calcext:value-type="float">
            <text:p>-5214,99121706043</text:p>
          </table:table-cell>
          <table:table-cell table:formula="of:=IF([.D186] = 0;0;TAN(0.5*PI()-[.D186])*wheelbase+left_king_pin_y)" office:value-type="float" office:value="-5169.87324723706" calcext:value-type="float">
            <text:p>-5169,87324723706</text:p>
          </table:table-cell>
          <table:table-cell table:formula="of:=IF([.E186]=0;0;[.E186]/ABS([.E186]))" office:value-type="float" office:value="-1" calcext:value-type="float">
            <text:p>-1</text:p>
          </table:table-cell>
          <table:table-cell table:formula="of:=IF([.E186]=0;0;[.I186]*0.5*PI()-ATAN(([.F186]-right_king_pin_y)/wheelbase))" office:value-type="float" office:value="-0.0587969439570344" calcext:value-type="float">
            <text:p>-0,058796943957034</text:p>
          </table:table-cell>
          <table:table-cell table:formula="of:=IF([.E186]=0;0;[.I186]*0.5*PI()-ATAN(([.F186]-left_king_pin_y)/wheelbase))" office:value-type="float" office:value="-0.0566883247720533" calcext:value-type="float">
            <text:p>-0,056688324772053</text:p>
          </table:table-cell>
          <table:table-cell table:formula="of:=DEGREES([.C186]-[.J186])" office:value-type="float" office:value="0.0154705034244162" calcext:value-type="float">
            <text:p>0,015470503424416</text:p>
          </table:table-cell>
          <table:table-cell table:formula="of:=DEGREES([.D186]-[.K186])" office:value-type="float" office:value="-0.0132670208539724" calcext:value-type="float">
            <text:p>-0,013267020853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ack_dev_data.A187]*analyze_resolution" office:value-type="float" office:value="4.8" calcext:value-type="float">
            <text:p>4,8</text:p>
          </table:table-cell>
          <table:table-cell table:formula="of:=[rf.N263]" office:value-type="float" office:value="-0.0604396630041371" calcext:value-type="float">
            <text:p>-0,060439663004137</text:p>
          </table:table-cell>
          <table:table-cell table:formula="of:=[lf.N263]" office:value-type="float" office:value="-0.0587271476579676" calcext:value-type="float">
            <text:p>-0,058727147657968</text:p>
          </table:table-cell>
          <table:table-cell table:formula="of:=([.C187]+[.D187])/2" office:value-type="float" office:value="-0.0595834053310523" calcext:value-type="float">
            <text:p>-0,059583405331052</text:p>
          </table:table-cell>
          <table:table-cell table:formula="of:=IF([.E187] = 0;0;TAN(0.5*PI()-[.E187])*wheelbase)" office:value-type="float" office:value="-5028.99919973261" calcext:value-type="float">
            <text:p>-5028,99919973261</text:p>
          </table:table-cell>
          <table:table-cell table:formula="of:=IF([.D187] = 0;0;TAN(0.5*PI()-[.C187])*wheelbase+right_king_pin_y)" office:value-type="float" office:value="-5052.5825017703" calcext:value-type="float">
            <text:p>-5052,5825017703</text:p>
          </table:table-cell>
          <table:table-cell table:formula="of:=IF([.D187] = 0;0;TAN(0.5*PI()-[.D187])*wheelbase+left_king_pin_y)" office:value-type="float" office:value="-5007.49594673947" calcext:value-type="float">
            <text:p>-5007,49594673947</text:p>
          </table:table-cell>
          <table:table-cell table:formula="of:=IF([.E187]=0;0;[.E187]/ABS([.E187]))" office:value-type="float" office:value="-1" calcext:value-type="float">
            <text:p>-1</text:p>
          </table:table-cell>
          <table:table-cell table:formula="of:=IF([.E187]=0;0;[.I187]*0.5*PI()-ATAN(([.F187]-right_king_pin_y)/wheelbase))" office:value-type="float" office:value="-0.060727841674491" calcext:value-type="float">
            <text:p>-0,060727841674491</text:p>
          </table:table-cell>
          <table:table-cell table:formula="of:=IF([.E187]=0;0;[.I187]*0.5*PI()-ATAN(([.F187]-left_king_pin_y)/wheelbase))" office:value-type="float" office:value="-0.058481257425762" calcext:value-type="float">
            <text:p>-0,058481257425762</text:p>
          </table:table-cell>
          <table:table-cell table:formula="of:=DEGREES([.C187]-[.J187])" office:value-type="float" office:value="0.0165114215569709" calcext:value-type="float">
            <text:p>0,016511421556971</text:p>
          </table:table-cell>
          <table:table-cell table:formula="of:=DEGREES([.D187]-[.K187])" office:value-type="float" office:value="-0.0140884725288703" calcext:value-type="float">
            <text:p>-0,014088472528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ack_dev_data.A188]*analyze_resolution" office:value-type="float" office:value="4.95" calcext:value-type="float">
            <text:p>4,95</text:p>
          </table:table-cell>
          <table:table-cell table:formula="of:=[rf.N264]" office:value-type="float" office:value="-0.0623538792728924" calcext:value-type="float">
            <text:p>-0,062353879272892</text:p>
          </table:table-cell>
          <table:table-cell table:formula="of:=[lf.N264]" office:value-type="float" office:value="-0.0605325415577596" calcext:value-type="float">
            <text:p>-0,06053254155776</text:p>
          </table:table-cell>
          <table:table-cell table:formula="of:=([.C188]+[.D188])/2" office:value-type="float" office:value="-0.061443210415326" calcext:value-type="float">
            <text:p>-0,061443210415326</text:p>
          </table:table-cell>
          <table:table-cell table:formula="of:=IF([.E188] = 0;0;TAN(0.5*PI()-[.E188])*wheelbase)" office:value-type="float" office:value="-4876.41150441599" calcext:value-type="float">
            <text:p>-4876,41150441599</text:p>
          </table:table-cell>
          <table:table-cell table:formula="of:=IF([.D188] = 0;0;TAN(0.5*PI()-[.C188])*wheelbase+right_king_pin_y)" office:value-type="float" office:value="-4900.01136502023" calcext:value-type="float">
            <text:p>-4900,01136502023</text:p>
          </table:table-cell>
          <table:table-cell table:formula="of:=IF([.D188] = 0;0;TAN(0.5*PI()-[.D188])*wheelbase+left_king_pin_y)" office:value-type="float" office:value="-4854.95722780914" calcext:value-type="float">
            <text:p>-4854,95722780914</text:p>
          </table:table-cell>
          <table:table-cell table:formula="of:=IF([.E188]=0;0;[.E188]/ABS([.E188]))" office:value-type="float" office:value="-1" calcext:value-type="float">
            <text:p>-1</text:p>
          </table:table-cell>
          <table:table-cell table:formula="of:=IF([.E188]=0;0;[.I188]*0.5*PI()-ATAN(([.F188]-right_king_pin_y)/wheelbase))" office:value-type="float" office:value="-0.0626608395506394" calcext:value-type="float">
            <text:p>-0,062660839550639</text:p>
          </table:table-cell>
          <table:table-cell table:formula="of:=IF([.E188]=0;0;[.I188]*0.5*PI()-ATAN(([.F188]-left_king_pin_y)/wheelbase))" office:value-type="float" office:value="-0.0602719450984315" calcext:value-type="float">
            <text:p>-0,060271945098432</text:p>
          </table:table-cell>
          <table:table-cell table:formula="of:=DEGREES([.C188]-[.J188])" office:value-type="float" office:value="0.0175875283930675" calcext:value-type="float">
            <text:p>0,017587528393068</text:p>
          </table:table-cell>
          <table:table-cell table:formula="of:=DEGREES([.D188]-[.K188])" office:value-type="float" office:value="-0.0149310772755514" calcext:value-type="float">
            <text:p>-0,0149310772755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ack_dev_data.A189]*analyze_resolution" office:value-type="float" office:value="5.1" calcext:value-type="float">
            <text:p>5,1</text:p>
          </table:table-cell>
          <table:table-cell table:formula="of:=[rf.N265]" office:value-type="float" office:value="-0.0642695760832674" calcext:value-type="float">
            <text:p>-0,064269576083268</text:p>
          </table:table-cell>
          <table:table-cell table:formula="of:=[lf.N265]" office:value-type="float" office:value="-0.0623360529137171" calcext:value-type="float">
            <text:p>-0,062336052913717</text:p>
          </table:table-cell>
          <table:table-cell table:formula="of:=([.C189]+[.D189])/2" office:value-type="float" office:value="-0.0633028144984923" calcext:value-type="float">
            <text:p>-0,063302814498492</text:p>
          </table:table-cell>
          <table:table-cell table:formula="of:=IF([.E189] = 0;0;TAN(0.5*PI()-[.E189])*wheelbase)" office:value-type="float" office:value="-4732.79380461721" calcext:value-type="float">
            <text:p>-4732,79380461721</text:p>
          </table:table-cell>
          <table:table-cell table:formula="of:=IF([.D189] = 0;0;TAN(0.5*PI()-[.C189])*wheelbase+right_king_pin_y)" office:value-type="float" office:value="-4756.40974668294" calcext:value-type="float">
            <text:p>-4756,40974668294</text:p>
          </table:table-cell>
          <table:table-cell table:formula="of:=IF([.D189] = 0;0;TAN(0.5*PI()-[.D189])*wheelbase+left_king_pin_y)" office:value-type="float" office:value="-4711.38903085614" calcext:value-type="float">
            <text:p>-4711,38903085614</text:p>
          </table:table-cell>
          <table:table-cell table:formula="of:=IF([.E189]=0;0;[.E189]/ABS([.E189]))" office:value-type="float" office:value="-1" calcext:value-type="float">
            <text:p>-1</text:p>
          </table:table-cell>
          <table:table-cell table:formula="of:=IF([.E189]=0;0;[.I189]*0.5*PI()-ATAN(([.F189]-right_king_pin_y)/wheelbase))" office:value-type="float" office:value="-0.0645959335492576" calcext:value-type="float">
            <text:p>-0,064595933549258</text:p>
          </table:table-cell>
          <table:table-cell table:formula="of:=IF([.E189]=0;0;[.I189]*0.5*PI()-ATAN(([.F189]-left_king_pin_y)/wheelbase))" office:value-type="float" office:value="-0.0620603870074901" calcext:value-type="float">
            <text:p>-0,06206038700749</text:p>
          </table:table-cell>
          <table:table-cell table:formula="of:=DEGREES([.C189]-[.J189])" office:value-type="float" office:value="0.0186989054138222" calcext:value-type="float">
            <text:p>0,018698905413822</text:p>
          </table:table-cell>
          <table:table-cell table:formula="of:=DEGREES([.D189]-[.K189])" office:value-type="float" office:value="-0.0157944929824605" calcext:value-type="float">
            <text:p>-0,0157944929824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ack_dev_data.A190]*analyze_resolution" office:value-type="float" office:value="5.25" calcext:value-type="float">
            <text:p>5,25</text:p>
          </table:table-cell>
          <table:table-cell table:formula="of:=[rf.N266]" office:value-type="float" office:value="-0.0661867479952984" calcext:value-type="float">
            <text:p>-0,066186747995299</text:p>
          </table:table-cell>
          <table:table-cell table:formula="of:=[lf.N266]" office:value-type="float" office:value="-0.0641376749511002" calcext:value-type="float">
            <text:p>-0,0641376749511</text:p>
          </table:table-cell>
          <table:table-cell table:formula="of:=([.C190]+[.D190])/2" office:value-type="float" office:value="-0.0651622114731993" calcext:value-type="float">
            <text:p>-0,065162211473199</text:p>
          </table:table-cell>
          <table:table-cell table:formula="of:=IF([.E190] = 0;0;TAN(0.5*PI()-[.E190])*wheelbase)" office:value-type="float" office:value="-4597.37724674413" calcext:value-type="float">
            <text:p>-4597,37724674413</text:p>
          </table:table-cell>
          <table:table-cell table:formula="of:=IF([.D190] = 0;0;TAN(0.5*PI()-[.C190])*wheelbase+right_king_pin_y)" office:value-type="float" office:value="-4621.00879364579" calcext:value-type="float">
            <text:p>-4621,00879364579</text:p>
          </table:table-cell>
          <table:table-cell table:formula="of:=IF([.D190] = 0;0;TAN(0.5*PI()-[.D190])*wheelbase+left_king_pin_y)" office:value-type="float" office:value="-4576.02250332194" calcext:value-type="float">
            <text:p>-4576,02250332194</text:p>
          </table:table-cell>
          <table:table-cell table:formula="of:=IF([.E190]=0;0;[.E190]/ABS([.E190]))" office:value-type="float" office:value="-1" calcext:value-type="float">
            <text:p>-1</text:p>
          </table:table-cell>
          <table:table-cell table:formula="of:=IF([.E190]=0;0;[.I190]*0.5*PI()-ATAN(([.F190]-right_king_pin_y)/wheelbase))" office:value-type="float" office:value="-0.0665331195706274" calcext:value-type="float">
            <text:p>-0,066533119570627</text:p>
          </table:table-cell>
          <table:table-cell table:formula="of:=IF([.E190]=0;0;[.I190]*0.5*PI()-ATAN(([.F190]-left_king_pin_y)/wheelbase))" office:value-type="float" office:value="-0.0638465824069996" calcext:value-type="float">
            <text:p>-0,063846582407</text:p>
          </table:table-cell>
          <table:table-cell table:formula="of:=DEGREES([.C190]-[.J190])" office:value-type="float" office:value="0.0198456294096441" calcext:value-type="float">
            <text:p>0,019845629409644</text:p>
          </table:table-cell>
          <table:table-cell table:formula="of:=DEGREES([.D190]-[.K190])" office:value-type="float" office:value="-0.0166783742246928" calcext:value-type="float">
            <text:p>-0,0166783742246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ack_dev_data.A191]*analyze_resolution" office:value-type="float" office:value="5.4" calcext:value-type="float">
            <text:p>5,4</text:p>
          </table:table-cell>
          <table:table-cell table:formula="of:=[rf.N267]" office:value-type="float" office:value="-0.0681053895873409" calcext:value-type="float">
            <text:p>-0,068105389587341</text:p>
          </table:table-cell>
          <table:table-cell table:formula="of:=[lf.N267]" office:value-type="float" office:value="-0.0659374008739488" calcext:value-type="float">
            <text:p>-0,065937400873949</text:p>
          </table:table-cell>
          <table:table-cell table:formula="of:=([.C191]+[.D191])/2" office:value-type="float" office:value="-0.0670213952306449" calcext:value-type="float">
            <text:p>-0,067021395230645</text:p>
          </table:table-cell>
          <table:table-cell table:formula="of:=IF([.E191] = 0;0;TAN(0.5*PI()-[.E191])*wheelbase)" office:value-type="float" office:value="-4469.47840547359" calcext:value-type="float">
            <text:p>-4469,47840547359</text:p>
          </table:table-cell>
          <table:table-cell table:formula="of:=IF([.D191] = 0;0;TAN(0.5*PI()-[.C191])*wheelbase+right_king_pin_y)" office:value-type="float" office:value="-4493.12508105767" calcext:value-type="float">
            <text:p>-4493,12508105767</text:p>
          </table:table-cell>
          <table:table-cell table:formula="of:=IF([.D191] = 0;0;TAN(0.5*PI()-[.D191])*wheelbase+left_king_pin_y)" office:value-type="float" office:value="-4448.17422092608" calcext:value-type="float">
            <text:p>-4448,17422092608</text:p>
          </table:table-cell>
          <table:table-cell table:formula="of:=IF([.E191]=0;0;[.E191]/ABS([.E191]))" office:value-type="float" office:value="-1" calcext:value-type="float">
            <text:p>-1</text:p>
          </table:table-cell>
          <table:table-cell table:formula="of:=IF([.E191]=0;0;[.I191]*0.5*PI()-ATAN(([.F191]-right_king_pin_y)/wheelbase))" office:value-type="float" office:value="-0.0684723934511433" calcext:value-type="float">
            <text:p>-0,068472393451143</text:p>
          </table:table-cell>
          <table:table-cell table:formula="of:=IF([.E191]=0;0;[.I191]*0.5*PI()-ATAN(([.F191]-left_king_pin_y)/wheelbase))" office:value-type="float" office:value="-0.0656305305872646" calcext:value-type="float">
            <text:p>-0,065630530587265</text:p>
          </table:table-cell>
          <table:table-cell table:formula="of:=DEGREES([.C191]-[.J191])" office:value-type="float" office:value="0.0210277724608713" calcext:value-type="float">
            <text:p>0,021027772460871</text:p>
          </table:table-cell>
          <table:table-cell table:formula="of:=DEGREES([.D191]-[.K191])" office:value-type="float" office:value="-0.0175823722849738" calcext:value-type="float">
            <text:p>-0,0175823722849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ack_dev_data.A192]*analyze_resolution" office:value-type="float" office:value="5.55" calcext:value-type="float">
            <text:p>5,55</text:p>
          </table:table-cell>
          <table:table-cell table:formula="of:=[rf.N268]" office:value-type="float" office:value="-0.0700254954560171" calcext:value-type="float">
            <text:p>-0,070025495456017</text:p>
          </table:table-cell>
          <table:table-cell table:formula="of:=[lf.N268]" office:value-type="float" office:value="-0.0677352238650559" calcext:value-type="float">
            <text:p>-0,067735223865056</text:p>
          </table:table-cell>
          <table:table-cell table:formula="of:=([.C192]+[.D192])/2" office:value-type="float" office:value="-0.0688803596605365" calcext:value-type="float">
            <text:p>-0,068880359660537</text:p>
          </table:table-cell>
          <table:table-cell table:formula="of:=IF([.E192] = 0;0;TAN(0.5*PI()-[.E192])*wheelbase)" office:value-type="float" office:value="-4348.48773939088" calcext:value-type="float">
            <text:p>-4348,48773939088</text:p>
          </table:table-cell>
          <table:table-cell table:formula="of:=IF([.D192] = 0;0;TAN(0.5*PI()-[.C192])*wheelbase+right_king_pin_y)" office:value-type="float" office:value="-4372.14906796832" calcext:value-type="float">
            <text:p>-4372,14906796832</text:p>
          </table:table-cell>
          <table:table-cell table:formula="of:=IF([.D192] = 0;0;TAN(0.5*PI()-[.D192])*wheelbase+left_king_pin_y)" office:value-type="float" office:value="-4327.23464330568" calcext:value-type="float">
            <text:p>-4327,23464330568</text:p>
          </table:table-cell>
          <table:table-cell table:formula="of:=IF([.E192]=0;0;[.E192]/ABS([.E192]))" office:value-type="float" office:value="-1" calcext:value-type="float">
            <text:p>-1</text:p>
          </table:table-cell>
          <table:table-cell table:formula="of:=IF([.E192]=0;0;[.I192]*0.5*PI()-ATAN(([.F192]-right_king_pin_y)/wheelbase))" office:value-type="float" office:value="-0.0704137509629226" calcext:value-type="float">
            <text:p>-0,070413750962923</text:p>
          </table:table-cell>
          <table:table-cell table:formula="of:=IF([.E192]=0;0;[.I192]*0.5*PI()-ATAN(([.F192]-left_king_pin_y)/wheelbase))" office:value-type="float" office:value="-0.0674122308744394" calcext:value-type="float">
            <text:p>-0,067412230874439</text:p>
          </table:table-cell>
          <table:table-cell table:formula="of:=DEGREES([.C192]-[.J192])" office:value-type="float" office:value="0.0222454019183956" calcext:value-type="float">
            <text:p>0,022245401918396</text:p>
          </table:table-cell>
          <table:table-cell table:formula="of:=DEGREES([.D192]-[.K192])" office:value-type="float" office:value="-0.0185061351746372" calcext:value-type="float">
            <text:p>-0,0185061351746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ack_dev_data.A193]*analyze_resolution" office:value-type="float" office:value="5.7" calcext:value-type="float">
            <text:p>5,7</text:p>
          </table:table-cell>
          <table:table-cell table:formula="of:=[rf.N269]" office:value-type="float" office:value="-0.0719470602161578" calcext:value-type="float">
            <text:p>-0,071947060216158</text:p>
          </table:table-cell>
          <table:table-cell table:formula="of:=[lf.N269]" office:value-type="float" office:value="-0.0695311370859473" calcext:value-type="float">
            <text:p>-0,069531137085947</text:p>
          </table:table-cell>
          <table:table-cell table:formula="of:=([.C193]+[.D193])/2" office:value-type="float" office:value="-0.0707390986510525" calcext:value-type="float">
            <text:p>-0,070739098651053</text:p>
          </table:table-cell>
          <table:table-cell table:formula="of:=IF([.E193] = 0;0;TAN(0.5*PI()-[.E193])*wheelbase)" office:value-type="float" office:value="-4233.85986942274" calcext:value-type="float">
            <text:p>-4233,85986942274</text:p>
          </table:table-cell>
          <table:table-cell table:formula="of:=IF([.D193] = 0;0;TAN(0.5*PI()-[.C193])*wheelbase+right_king_pin_y)" office:value-type="float" office:value="-4257.53537576178" calcext:value-type="float">
            <text:p>-4257,53537576178</text:p>
          </table:table-cell>
          <table:table-cell table:formula="of:=IF([.D193] = 0;0;TAN(0.5*PI()-[.D193])*wheelbase+left_king_pin_y)" office:value-type="float" office:value="-4212.65839244816" calcext:value-type="float">
            <text:p>-4212,65839244816</text:p>
          </table:table-cell>
          <table:table-cell table:formula="of:=IF([.E193]=0;0;[.E193]/ABS([.E193]))" office:value-type="float" office:value="-1" calcext:value-type="float">
            <text:p>-1</text:p>
          </table:table-cell>
          <table:table-cell table:formula="of:=IF([.E193]=0;0;[.I193]*0.5*PI()-ATAN(([.F193]-right_king_pin_y)/wheelbase))" office:value-type="float" office:value="-0.0723571878134162" calcext:value-type="float">
            <text:p>-0,072357187813416</text:p>
          </table:table-cell>
          <table:table-cell table:formula="of:=IF([.E193]=0;0;[.I193]*0.5*PI()-ATAN(([.F193]-left_king_pin_y)/wheelbase))" office:value-type="float" office:value="-0.0691916826301386" calcext:value-type="float">
            <text:p>-0,069191682630139</text:p>
          </table:table-cell>
          <table:table-cell table:formula="of:=DEGREES([.C193]-[.J193])" office:value-type="float" office:value="0.0234985803847439" calcext:value-type="float">
            <text:p>0,023498580384744</text:p>
          </table:table-cell>
          <table:table-cell table:formula="of:=DEGREES([.D193]-[.K193])" office:value-type="float" office:value="-0.0194493076547446" calcext:value-type="float">
            <text:p>-0,0194493076547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ack_dev_data.A194]*analyze_resolution" office:value-type="float" office:value="5.85" calcext:value-type="float">
            <text:p>5,85</text:p>
          </table:table-cell>
          <table:table-cell table:formula="of:=[rf.N270]" office:value-type="float" office:value="-0.0738700785007558" calcext:value-type="float">
            <text:p>-0,073870078500756</text:p>
          </table:table-cell>
          <table:table-cell table:formula="of:=[lf.N270]" office:value-type="float" office:value="-0.0713251336768457" calcext:value-type="float">
            <text:p>-0,071325133676846</text:p>
          </table:table-cell>
          <table:table-cell table:formula="of:=([.C194]+[.D194])/2" office:value-type="float" office:value="-0.0725976060888007" calcext:value-type="float">
            <text:p>-0,072597606088801</text:p>
          </table:table-cell>
          <table:table-cell table:formula="of:=IF([.E194] = 0;0;TAN(0.5*PI()-[.E194])*wheelbase)" office:value-type="float" office:value="-4125.10535289634" calcext:value-type="float">
            <text:p>-4125,10535289634</text:p>
          </table:table-cell>
          <table:table-cell table:formula="of:=IF([.D194] = 0;0;TAN(0.5*PI()-[.C194])*wheelbase+right_king_pin_y)" office:value-type="float" office:value="-4148.79456221471" calcext:value-type="float">
            <text:p>-4148,79456221471</text:p>
          </table:table-cell>
          <table:table-cell table:formula="of:=IF([.D194] = 0;0;TAN(0.5*PI()-[.D194])*wheelbase+left_king_pin_y)" office:value-type="float" office:value="-4103.95602675088" calcext:value-type="float">
            <text:p>-4103,95602675088</text:p>
          </table:table-cell>
          <table:table-cell table:formula="of:=IF([.E194]=0;0;[.E194]/ABS([.E194]))" office:value-type="float" office:value="-1" calcext:value-type="float">
            <text:p>-1</text:p>
          </table:table-cell>
          <table:table-cell table:formula="of:=IF([.E194]=0;0;[.I194]*0.5*PI()-ATAN(([.F194]-right_king_pin_y)/wheelbase))" office:value-type="float" office:value="-0.0743026996450211" calcext:value-type="float">
            <text:p>-0,074302699645021</text:p>
          </table:table-cell>
          <table:table-cell table:formula="of:=IF([.E194]=0;0;[.I194]*0.5*PI()-ATAN(([.F194]-left_king_pin_y)/wheelbase))" office:value-type="float" office:value="-0.0709688852510466" calcext:value-type="float">
            <text:p>-0,070968885251047</text:p>
          </table:table-cell>
          <table:table-cell table:formula="of:=DEGREES([.C194]-[.J194])" office:value-type="float" office:value="0.0247873656945245" calcext:value-type="float">
            <text:p>0,024787365694525</text:p>
          </table:table-cell>
          <table:table-cell table:formula="of:=DEGREES([.D194]-[.K194])" office:value-type="float" office:value="-0.020411531256466" calcext:value-type="float">
            <text:p>-0,0204115312564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ack_dev_data.A195]*analyze_resolution" office:value-type="float" office:value="6" calcext:value-type="float">
            <text:p>6</text:p>
          </table:table-cell>
          <table:table-cell table:formula="of:=[rf.N271]" office:value-type="float" office:value="-0.0757945449609057" calcext:value-type="float">
            <text:p>-0,075794544960906</text:p>
          </table:table-cell>
          <table:table-cell table:formula="of:=[lf.N271]" office:value-type="float" office:value="-0.0731172067566563" calcext:value-type="float">
            <text:p>-0,073117206756656</text:p>
          </table:table-cell>
          <table:table-cell table:formula="of:=([.C195]+[.D195])/2" office:value-type="float" office:value="-0.074455875858781" calcext:value-type="float">
            <text:p>-0,074455875858781</text:p>
          </table:table-cell>
          <table:table-cell table:formula="of:=IF([.E195] = 0;0;TAN(0.5*PI()-[.E195])*wheelbase)" office:value-type="float" office:value="-4021.78369148908" calcext:value-type="float">
            <text:p>-4021,78369148908</text:p>
          </table:table-cell>
          <table:table-cell table:formula="of:=IF([.D195] = 0;0;TAN(0.5*PI()-[.C195])*wheelbase+right_king_pin_y)" office:value-type="float" office:value="-4045.48612944681" calcext:value-type="float">
            <text:p>-4045,48612944681</text:p>
          </table:table-cell>
          <table:table-cell table:formula="of:=IF([.D195] = 0;0;TAN(0.5*PI()-[.D195])*wheelbase+left_king_pin_y)" office:value-type="float" office:value="-4000.6870489704" calcext:value-type="float">
            <text:p>-4000,6870489704</text:p>
          </table:table-cell>
          <table:table-cell table:formula="of:=IF([.E195]=0;0;[.E195]/ABS([.E195]))" office:value-type="float" office:value="-1" calcext:value-type="float">
            <text:p>-1</text:p>
          </table:table-cell>
          <table:table-cell table:formula="of:=IF([.E195]=0;0;[.I195]*0.5*PI()-ATAN(([.F195]-right_king_pin_y)/wheelbase))" office:value-type="float" office:value="-0.0762502820346953" calcext:value-type="float">
            <text:p>-0,076250282034695</text:p>
          </table:table-cell>
          <table:table-cell table:formula="of:=IF([.E195]=0;0;[.I195]*0.5*PI()-ATAN(([.F195]-left_king_pin_y)/wheelbase))" office:value-type="float" office:value="-0.0727438381685306" calcext:value-type="float">
            <text:p>-0,072743838168531</text:p>
          </table:table-cell>
          <table:table-cell table:formula="of:=DEGREES([.C195]-[.J195])" office:value-type="float" office:value="0.0261118108957893" calcext:value-type="float">
            <text:p>0,026111810895789</text:p>
          </table:table-cell>
          <table:table-cell table:formula="of:=DEGREES([.D195]-[.K195])" office:value-type="float" office:value="-0.0213924443023641" calcext:value-type="float">
            <text:p>-0,0213924443023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ack_dev_data.A196]*analyze_resolution" office:value-type="float" office:value="6.15" calcext:value-type="float">
            <text:p>6,15</text:p>
          </table:table-cell>
          <table:table-cell table:formula="of:=[rf.N272]" office:value-type="float" office:value="-0.077720454265749" calcext:value-type="float">
            <text:p>-0,077720454265749</text:p>
          </table:table-cell>
          <table:table-cell table:formula="of:=[lf.N272]" office:value-type="float" office:value="-0.0749073494229384" calcext:value-type="float">
            <text:p>-0,074907349422939</text:p>
          </table:table-cell>
          <table:table-cell table:formula="of:=([.C196]+[.D196])/2" office:value-type="float" office:value="-0.0763139018443437" calcext:value-type="float">
            <text:p>-0,076313901844344</text:p>
          </table:table-cell>
          <table:table-cell table:formula="of:=IF([.E196] = 0;0;TAN(0.5*PI()-[.E196])*wheelbase)" office:value-type="float" office:value="-3923.49736240564" calcext:value-type="float">
            <text:p>-3923,49736240564</text:p>
          </table:table-cell>
          <table:table-cell table:formula="of:=IF([.D196] = 0;0;TAN(0.5*PI()-[.C196])*wheelbase+right_king_pin_y)" office:value-type="float" office:value="-3947.21255509767" calcext:value-type="float">
            <text:p>-3947,21255509767</text:p>
          </table:table-cell>
          <table:table-cell table:formula="of:=IF([.D196] = 0;0;TAN(0.5*PI()-[.D196])*wheelbase+left_king_pin_y)" office:value-type="float" office:value="-3902.45393739972" calcext:value-type="float">
            <text:p>-3902,45393739972</text:p>
          </table:table-cell>
          <table:table-cell table:formula="of:=IF([.E196]=0;0;[.E196]/ABS([.E196]))" office:value-type="float" office:value="-1" calcext:value-type="float">
            <text:p>-1</text:p>
          </table:table-cell>
          <table:table-cell table:formula="of:=IF([.E196]=0;0;[.I196]*0.5*PI()-ATAN(([.F196]-right_king_pin_y)/wheelbase))" office:value-type="float" office:value="-0.0781999304935721" calcext:value-type="float">
            <text:p>-0,078199930493572</text:p>
          </table:table-cell>
          <table:table-cell table:formula="of:=IF([.E196]=0;0;[.I196]*0.5*PI()-ATAN(([.F196]-left_king_pin_y)/wheelbase))" office:value-type="float" office:value="-0.0745165408482513" calcext:value-type="float">
            <text:p>-0,074516540848251</text:p>
          </table:table-cell>
          <table:table-cell table:formula="of:=DEGREES([.C196]-[.J196])" office:value-type="float" office:value="0.0274719642311152" calcext:value-type="float">
            <text:p>0,027471964231115</text:p>
          </table:table-cell>
          <table:table-cell table:formula="of:=DEGREES([.D196]-[.K196])" office:value-type="float" office:value="-0.0223916819270938" calcext:value-type="float">
            <text:p>-0,0223916819270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ack_dev_data.A197]*analyze_resolution" office:value-type="float" office:value="6.3" calcext:value-type="float">
            <text:p>6,3</text:p>
          </table:table-cell>
          <table:table-cell table:formula="of:=[rf.N273]" office:value-type="float" office:value="-0.0796478011024253" calcext:value-type="float">
            <text:p>-0,079647801102425</text:p>
          </table:table-cell>
          <table:table-cell table:formula="of:=[lf.N273]" office:value-type="float" office:value="-0.0766955547518895" calcext:value-type="float">
            <text:p>-0,07669555475189</text:p>
          </table:table-cell>
          <table:table-cell table:formula="of:=([.C197]+[.D197])/2" office:value-type="float" office:value="-0.0781716779271574" calcext:value-type="float">
            <text:p>-0,078171677927157</text:p>
          </table:table-cell>
          <table:table-cell table:formula="of:=IF([.E197] = 0;0;TAN(0.5*PI()-[.E197])*wheelbase)" office:value-type="float" office:value="-3829.88670224342" calcext:value-type="float">
            <text:p>-3829,88670224342</text:p>
          </table:table-cell>
          <table:table-cell table:formula="of:=IF([.D197] = 0;0;TAN(0.5*PI()-[.C197])*wheelbase+right_king_pin_y)" office:value-type="float" office:value="-3853.61417619229" calcext:value-type="float">
            <text:p>-3853,61417619229</text:p>
          </table:table-cell>
          <table:table-cell table:formula="of:=IF([.D197] = 0;0;TAN(0.5*PI()-[.D197])*wheelbase+left_king_pin_y)" office:value-type="float" office:value="-3808.89702973373" calcext:value-type="float">
            <text:p>-3808,89702973373</text:p>
          </table:table-cell>
          <table:table-cell table:formula="of:=IF([.E197]=0;0;[.E197]/ABS([.E197]))" office:value-type="float" office:value="-1" calcext:value-type="float">
            <text:p>-1</text:p>
          </table:table-cell>
          <table:table-cell table:formula="of:=IF([.E197]=0;0;[.I197]*0.5*PI()-ATAN(([.F197]-right_king_pin_y)/wheelbase))" office:value-type="float" office:value="-0.0801516404665845" calcext:value-type="float">
            <text:p>-0,080151640466585</text:p>
          </table:table-cell>
          <table:table-cell table:formula="of:=IF([.E197]=0;0;[.I197]*0.5*PI()-ATAN(([.F197]-left_king_pin_y)/wheelbase))" office:value-type="float" office:value="-0.0762869927897831" calcext:value-type="float">
            <text:p>-0,076286992789783</text:p>
          </table:table-cell>
          <table:table-cell table:formula="of:=DEGREES([.C197]-[.J197])" office:value-type="float" office:value="0.0288678691188776" calcext:value-type="float">
            <text:p>0,028867869118878</text:p>
          </table:table-cell>
          <table:table-cell table:formula="of:=DEGREES([.D197]-[.K197])" office:value-type="float" office:value="-0.0234088760982788" calcext:value-type="float">
            <text:p>-0,0234088760982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ack_dev_data.A198]*analyze_resolution" office:value-type="float" office:value="6.45" calcext:value-type="float">
            <text:p>6,45</text:p>
          </table:table-cell>
          <table:table-cell table:formula="of:=[rf.N274]" office:value-type="float" office:value="-0.0815765801760155" calcext:value-type="float">
            <text:p>-0,081576580176016</text:p>
          </table:table-cell>
          <table:table-cell table:formula="of:=[lf.N274]" office:value-type="float" office:value="-0.0784818157983087" calcext:value-type="float">
            <text:p>-0,078481815798309</text:p>
          </table:table-cell>
          <table:table-cell table:formula="of:=([.C198]+[.D198])/2" office:value-type="float" office:value="-0.0800291979871621" calcext:value-type="float">
            <text:p>-0,080029197987162</text:p>
          </table:table-cell>
          <table:table-cell table:formula="of:=IF([.E198] = 0;0;TAN(0.5*PI()-[.E198])*wheelbase)" office:value-type="float" office:value="-3740.62550473801" calcext:value-type="float">
            <text:p>-3740,62550473801</text:p>
          </table:table-cell>
          <table:table-cell table:formula="of:=IF([.D198] = 0;0;TAN(0.5*PI()-[.C198])*wheelbase+right_king_pin_y)" office:value-type="float" office:value="-3764.36478688632" calcext:value-type="float">
            <text:p>-3764,36478688632</text:p>
          </table:table-cell>
          <table:table-cell table:formula="of:=IF([.D198] = 0;0;TAN(0.5*PI()-[.D198])*wheelbase+left_king_pin_y)" office:value-type="float" office:value="-3719.690120815" calcext:value-type="float">
            <text:p>-3719,690120815</text:p>
          </table:table-cell>
          <table:table-cell table:formula="of:=IF([.E198]=0;0;[.E198]/ABS([.E198]))" office:value-type="float" office:value="-1" calcext:value-type="float">
            <text:p>-1</text:p>
          </table:table-cell>
          <table:table-cell table:formula="of:=IF([.E198]=0;0;[.I198]*0.5*PI()-ATAN(([.F198]-right_king_pin_y)/wheelbase))" office:value-type="float" office:value="-0.0821054073320766" calcext:value-type="float">
            <text:p>-0,082105407332077</text:p>
          </table:table-cell>
          <table:table-cell table:formula="of:=IF([.E198]=0;0;[.I198]*0.5*PI()-ATAN(([.F198]-left_king_pin_y)/wheelbase))" office:value-type="float" office:value="-0.0780551935262221" calcext:value-type="float">
            <text:p>-0,078055193526222</text:p>
          </table:table-cell>
          <table:table-cell table:formula="of:=DEGREES([.C198]-[.J198])" office:value-type="float" office:value="0.030299564134205" calcext:value-type="float">
            <text:p>0,030299564134205</text:p>
          </table:table-cell>
          <table:table-cell table:formula="of:=DEGREES([.D198]-[.K198])" office:value-type="float" office:value="-0.0244436556368419" calcext:value-type="float">
            <text:p>-0,0244436556368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ack_dev_data.A199]*analyze_resolution" office:value-type="float" office:value="6.6" calcext:value-type="float">
            <text:p>6,6</text:p>
          </table:table-cell>
          <table:table-cell table:formula="of:=[rf.N275]" office:value-type="float" office:value="-0.0835067862094836" calcext:value-type="float">
            <text:p>-0,083506786209484</text:p>
          </table:table-cell>
          <table:table-cell table:formula="of:=[lf.N275]" office:value-type="float" office:value="-0.0802661255955912" calcext:value-type="float">
            <text:p>-0,080266125595591</text:p>
          </table:table-cell>
          <table:table-cell table:formula="of:=([.C199]+[.D199])/2" office:value-type="float" office:value="-0.0818864559025374" calcext:value-type="float">
            <text:p>-0,081886455902537</text:p>
          </table:table-cell>
          <table:table-cell table:formula="of:=IF([.E199] = 0;0;TAN(0.5*PI()-[.E199])*wheelbase)" office:value-type="float" office:value="-3655.41721881544" calcext:value-type="float">
            <text:p>-3655,41721881544</text:p>
          </table:table-cell>
          <table:table-cell table:formula="of:=IF([.D199] = 0;0;TAN(0.5*PI()-[.C199])*wheelbase+right_king_pin_y)" office:value-type="float" office:value="-3679.16783651871" calcext:value-type="float">
            <text:p>-3679,16783651871</text:p>
          </table:table-cell>
          <table:table-cell table:formula="of:=IF([.D199] = 0;0;TAN(0.5*PI()-[.D199])*wheelbase+left_king_pin_y)" office:value-type="float" office:value="-3634.53666068555" calcext:value-type="float">
            <text:p>-3634,53666068555</text:p>
          </table:table-cell>
          <table:table-cell table:formula="of:=IF([.E199]=0;0;[.E199]/ABS([.E199]))" office:value-type="float" office:value="-1" calcext:value-type="float">
            <text:p>-1</text:p>
          </table:table-cell>
          <table:table-cell table:formula="of:=IF([.E199]=0;0;[.I199]*0.5*PI()-ATAN(([.F199]-right_king_pin_y)/wheelbase))" office:value-type="float" office:value="-0.0840612264014309" calcext:value-type="float">
            <text:p>-0,084061226401431</text:p>
          </table:table-cell>
          <table:table-cell table:formula="of:=IF([.E199]=0;0;[.I199]*0.5*PI()-ATAN(([.F199]-left_king_pin_y)/wheelbase))" office:value-type="float" office:value="-0.0798211426238082" calcext:value-type="float">
            <text:p>-0,079821142623808</text:p>
          </table:table-cell>
          <table:table-cell table:formula="of:=DEGREES([.C199]-[.J199])" office:value-type="float" office:value="0.0317670829910024" calcext:value-type="float">
            <text:p>0,031767082991003</text:p>
          </table:table-cell>
          <table:table-cell table:formula="of:=DEGREES([.D199]-[.K199])" office:value-type="float" office:value="-0.0254956462383532" calcext:value-type="float">
            <text:p>-0,0254956462383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ack_dev_data.A200]*analyze_resolution" office:value-type="float" office:value="6.75" calcext:value-type="float">
            <text:p>6,75</text:p>
          </table:table-cell>
          <table:table-cell table:formula="of:=[rf.N276]" office:value-type="float" office:value="-0.0854384139436262" calcext:value-type="float">
            <text:p>-0,085438413943626</text:p>
          </table:table-cell>
          <table:table-cell table:formula="of:=[lf.N276]" office:value-type="float" office:value="-0.0820484771556989" calcext:value-type="float">
            <text:p>-0,082048477155699</text:p>
          </table:table-cell>
          <table:table-cell table:formula="of:=([.C200]+[.D200])/2" office:value-type="float" office:value="-0.0837434455496625" calcext:value-type="float">
            <text:p>-0,083743445549663</text:p>
          </table:table-cell>
          <table:table-cell table:formula="of:=IF([.E200] = 0;0;TAN(0.5*PI()-[.E200])*wheelbase)" office:value-type="float" office:value="-3573.9916535711" calcext:value-type="float">
            <text:p>-3573,9916535711</text:p>
          </table:table-cell>
          <table:table-cell table:formula="of:=IF([.D200] = 0;0;TAN(0.5*PI()-[.C200])*wheelbase+right_king_pin_y)" office:value-type="float" office:value="-3597.75313459039" calcext:value-type="float">
            <text:p>-3597,75313459039</text:p>
          </table:table-cell>
          <table:table-cell table:formula="of:=IF([.D200] = 0;0;TAN(0.5*PI()-[.D200])*wheelbase+left_king_pin_y)" office:value-type="float" office:value="-3553.16645956617" calcext:value-type="float">
            <text:p>-3553,16645956617</text:p>
          </table:table-cell>
          <table:table-cell table:formula="of:=IF([.E200]=0;0;[.E200]/ABS([.E200]))" office:value-type="float" office:value="-1" calcext:value-type="float">
            <text:p>-1</text:p>
          </table:table-cell>
          <table:table-cell table:formula="of:=IF([.E200]=0;0;[.I200]*0.5*PI()-ATAN(([.F200]-right_king_pin_y)/wheelbase))" office:value-type="float" office:value="-0.0860190929186915" calcext:value-type="float">
            <text:p>-0,086019092918692</text:p>
          </table:table-cell>
          <table:table-cell table:formula="of:=IF([.E200]=0;0;[.I200]*0.5*PI()-ATAN(([.F200]-left_king_pin_y)/wheelbase))" office:value-type="float" office:value="-0.081584839681542" calcext:value-type="float">
            <text:p>-0,081584839681542</text:p>
          </table:table-cell>
          <table:table-cell table:formula="of:=DEGREES([.C200]-[.J200])" office:value-type="float" office:value="0.0332704545232245" calcext:value-type="float">
            <text:p>0,033270454523225</text:p>
          </table:table-cell>
          <table:table-cell table:formula="of:=DEGREES([.D200]-[.K200])" office:value-type="float" office:value="-0.026564470493296" calcext:value-type="float">
            <text:p>-0,0265644704932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ack_dev_data.A201]*analyze_resolution" office:value-type="float" office:value="6.9" calcext:value-type="float">
            <text:p>6,9</text:p>
          </table:table-cell>
          <table:table-cell table:formula="of:=[rf.N277]" office:value-type="float" office:value="-0.0873714581370149" calcext:value-type="float">
            <text:p>-0,087371458137015</text:p>
          </table:table-cell>
          <table:table-cell table:formula="of:=[lf.N277]" office:value-type="float" office:value="-0.0838288634691433" calcext:value-type="float">
            <text:p>-0,083828863469143</text:p>
          </table:table-cell>
          <table:table-cell table:formula="of:=([.C201]+[.D201])/2" office:value-type="float" office:value="-0.0856001608030791" calcext:value-type="float">
            <text:p>-0,085600160803079</text:p>
          </table:table-cell>
          <table:table-cell table:formula="of:=IF([.E201] = 0;0;TAN(0.5*PI()-[.E201])*wheelbase)" office:value-type="float" office:value="-3496.10211303398" calcext:value-type="float">
            <text:p>-3496,10211303398</text:p>
          </table:table-cell>
          <table:table-cell table:formula="of:=IF([.D201] = 0;0;TAN(0.5*PI()-[.C201])*wheelbase+right_king_pin_y)" office:value-type="float" office:value="-3519.87398552867" calcext:value-type="float">
            <text:p>-3519,87398552867</text:p>
          </table:table-cell>
          <table:table-cell table:formula="of:=IF([.D201] = 0;0;TAN(0.5*PI()-[.D201])*wheelbase+left_king_pin_y)" office:value-type="float" office:value="-3475.33282262046" calcext:value-type="float">
            <text:p>-3475,33282262046</text:p>
          </table:table-cell>
          <table:table-cell table:formula="of:=IF([.E201]=0;0;[.E201]/ABS([.E201]))" office:value-type="float" office:value="-1" calcext:value-type="float">
            <text:p>-1</text:p>
          </table:table-cell>
          <table:table-cell table:formula="of:=IF([.E201]=0;0;[.I201]*0.5*PI()-ATAN(([.F201]-right_king_pin_y)/wheelbase))" office:value-type="float" office:value="-0.087979002060188" calcext:value-type="float">
            <text:p>-0,087979002060188</text:p>
          </table:table-cell>
          <table:table-cell table:formula="of:=IF([.E201]=0;0;[.I201]*0.5*PI()-ATAN(([.F201]-left_king_pin_y)/wheelbase))" office:value-type="float" office:value="-0.0833462843308035" calcext:value-type="float">
            <text:p>-0,083346284330804</text:p>
          </table:table-cell>
          <table:table-cell table:formula="of:=DEGREES([.C201]-[.J201])" office:value-type="float" office:value="0.0348097026666443" calcext:value-type="float">
            <text:p>0,034809702666644</text:p>
          </table:table-cell>
          <table:table-cell table:formula="of:=DEGREES([.D201]-[.K201])" office:value-type="float" office:value="-0.0276497479079317" calcext:value-type="float">
            <text:p>-0,0276497479079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ack_dev_data.A202]*analyze_resolution" office:value-type="float" office:value="7.05" calcext:value-type="float">
            <text:p>7,05</text:p>
          </table:table-cell>
          <table:table-cell table:formula="of:=[rf.N278]" office:value-type="float" office:value="-0.0893059135659431" calcext:value-type="float">
            <text:p>-0,089305913565943</text:p>
          </table:table-cell>
          <table:table-cell table:formula="of:=[lf.N278]" office:value-type="float" office:value="-0.0856072775049659" calcext:value-type="float">
            <text:p>-0,085607277504966</text:p>
          </table:table-cell>
          <table:table-cell table:formula="of:=([.C202]+[.D202])/2" office:value-type="float" office:value="-0.0874565955354545" calcext:value-type="float">
            <text:p>-0,087456595535455</text:p>
          </table:table-cell>
          <table:table-cell table:formula="of:=IF([.E202] = 0;0;TAN(0.5*PI()-[.E202])*wheelbase)" office:value-type="float" office:value="-3421.52289670563" calcext:value-type="float">
            <text:p>-3421,52289670563</text:p>
          </table:table-cell>
          <table:table-cell table:formula="of:=IF([.D202] = 0;0;TAN(0.5*PI()-[.C202])*wheelbase+right_king_pin_y)" office:value-type="float" office:value="-3445.30468922614" calcext:value-type="float">
            <text:p>-3445,30468922614</text:p>
          </table:table-cell>
          <table:table-cell table:formula="of:=IF([.D202] = 0;0;TAN(0.5*PI()-[.D202])*wheelbase+left_king_pin_y)" office:value-type="float" office:value="-3400.81005049402" calcext:value-type="float">
            <text:p>-3400,81005049402</text:p>
          </table:table-cell>
          <table:table-cell table:formula="of:=IF([.E202]=0;0;[.E202]/ABS([.E202]))" office:value-type="float" office:value="-1" calcext:value-type="float">
            <text:p>-1</text:p>
          </table:table-cell>
          <table:table-cell table:formula="of:=IF([.E202]=0;0;[.I202]*0.5*PI()-ATAN(([.F202]-right_king_pin_y)/wheelbase))" office:value-type="float" office:value="-0.0899409489341665" calcext:value-type="float">
            <text:p>-0,089940948934167</text:p>
          </table:table-cell>
          <table:table-cell table:formula="of:=IF([.E202]=0;0;[.I202]*0.5*PI()-ATAN(([.F202]-left_king_pin_y)/wheelbase))" office:value-type="float" office:value="-0.0851054762349746" calcext:value-type="float">
            <text:p>-0,085105476234975</text:p>
          </table:table-cell>
          <table:table-cell table:formula="of:=DEGREES([.C202]-[.J202])" office:value-type="float" office:value="0.0363848464407371" calcext:value-type="float">
            <text:p>0,036384846440737</text:p>
          </table:table-cell>
          <table:table-cell table:formula="of:=DEGREES([.D202]-[.K202])" office:value-type="float" office:value="-0.028751094924808" calcext:value-type="float">
            <text:p>-0,0287510949248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ack_dev_data.A203]*analyze_resolution" office:value-type="float" office:value="7.2" calcext:value-type="float">
            <text:p>7,2</text:p>
          </table:table-cell>
          <table:table-cell table:formula="of:=[rf.N279]" office:value-type="float" office:value="-0.0912417750243668" calcext:value-type="float">
            <text:p>-0,091241775024367</text:p>
          </table:table-cell>
          <table:table-cell table:formula="of:=[lf.N279]" office:value-type="float" office:value="-0.0873837122107179" calcext:value-type="float">
            <text:p>-0,087383712210718</text:p>
          </table:table-cell>
          <table:table-cell table:formula="of:=([.C203]+[.D203])/2" office:value-type="float" office:value="-0.0893127436175424" calcext:value-type="float">
            <text:p>-0,089312743617542</text:p>
          </table:table-cell>
          <table:table-cell table:formula="of:=IF([.E203] = 0;0;TAN(0.5*PI()-[.E203])*wheelbase)" office:value-type="float" office:value="-3350.04711253188" calcext:value-type="float">
            <text:p>-3350,04711253188</text:p>
          </table:table-cell>
          <table:table-cell table:formula="of:=IF([.D203] = 0;0;TAN(0.5*PI()-[.C203])*wheelbase+right_king_pin_y)" office:value-type="float" office:value="-3373.83835401246" calcext:value-type="float">
            <text:p>-3373,83835401246</text:p>
          </table:table-cell>
          <table:table-cell table:formula="of:=IF([.D203] = 0;0;TAN(0.5*PI()-[.D203])*wheelbase+left_king_pin_y)" office:value-type="float" office:value="-3329.39125228602" calcext:value-type="float">
            <text:p>-3329,39125228602</text:p>
          </table:table-cell>
          <table:table-cell table:formula="of:=IF([.E203]=0;0;[.E203]/ABS([.E203]))" office:value-type="float" office:value="-1" calcext:value-type="float">
            <text:p>-1</text:p>
          </table:table-cell>
          <table:table-cell table:formula="of:=IF([.E203]=0;0;[.I203]*0.5*PI()-ATAN(([.F203]-right_king_pin_y)/wheelbase))" office:value-type="float" office:value="-0.0919049285804145" calcext:value-type="float">
            <text:p>-0,091904928580415</text:p>
          </table:table-cell>
          <table:table-cell table:formula="of:=IF([.E203]=0;0;[.I203]*0.5*PI()-ATAN(([.F203]-left_king_pin_y)/wheelbase))" office:value-type="float" office:value="-0.0868624150890578" calcext:value-type="float">
            <text:p>-0,086862415089058</text:p>
          </table:table-cell>
          <table:table-cell table:formula="of:=DEGREES([.C203]-[.J203])" office:value-type="float" office:value="0.0379958999306275" calcext:value-type="float">
            <text:p>0,037995899930628</text:p>
          </table:table-cell>
          <table:table-cell table:formula="of:=DEGREES([.D203]-[.K203])" office:value-type="float" office:value="-0.0298681249434449" calcext:value-type="float">
            <text:p>-0,0298681249434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ack_dev_data.A204]*analyze_resolution" office:value-type="float" office:value="7.35" calcext:value-type="float">
            <text:p>7,35</text:p>
          </table:table-cell>
          <table:table-cell table:formula="of:=[rf.N280]" office:value-type="float" office:value="-0.0931790373238561" calcext:value-type="float">
            <text:p>-0,093179037323856</text:p>
          </table:table-cell>
          <table:table-cell table:formula="of:=[lf.N280]" office:value-type="float" office:value="-0.089158160512447" calcext:value-type="float">
            <text:p>-0,089158160512447</text:p>
          </table:table-cell>
          <table:table-cell table:formula="of:=([.C204]+[.D204])/2" office:value-type="float" office:value="-0.0911685989181516" calcext:value-type="float">
            <text:p>-0,091168598918152</text:p>
          </table:table-cell>
          <table:table-cell table:formula="of:=IF([.E204] = 0;0;TAN(0.5*PI()-[.E204])*wheelbase)" office:value-type="float" office:value="-3281.48475767369" calcext:value-type="float">
            <text:p>-3281,48475767369</text:p>
          </table:table-cell>
          <table:table-cell table:formula="of:=IF([.D204] = 0;0;TAN(0.5*PI()-[.C204])*wheelbase+right_king_pin_y)" office:value-type="float" office:value="-3305.28497742518" calcext:value-type="float">
            <text:p>-3305,28497742518</text:p>
          </table:table-cell>
          <table:table-cell table:formula="of:=IF([.D204] = 0;0;TAN(0.5*PI()-[.D204])*wheelbase+left_king_pin_y)" office:value-type="float" office:value="-3260.8864263202" calcext:value-type="float">
            <text:p>-3260,8864263202</text:p>
          </table:table-cell>
          <table:table-cell table:formula="of:=IF([.E204]=0;0;[.E204]/ABS([.E204]))" office:value-type="float" office:value="-1" calcext:value-type="float">
            <text:p>-1</text:p>
          </table:table-cell>
          <table:table-cell table:formula="of:=IF([.E204]=0;0;[.I204]*0.5*PI()-ATAN(([.F204]-right_king_pin_y)/wheelbase))" office:value-type="float" office:value="-0.0938709359699008" calcext:value-type="float">
            <text:p>-0,093870935969901</text:p>
          </table:table-cell>
          <table:table-cell table:formula="of:=IF([.E204]=0;0;[.I204]*0.5*PI()-ATAN(([.F204]-left_king_pin_y)/wheelbase))" office:value-type="float" office:value="-0.0886171006193055" calcext:value-type="float">
            <text:p>-0,088617100619306</text:p>
          </table:table-cell>
          <table:table-cell table:formula="of:=DEGREES([.C204]-[.J204])" office:value-type="float" office:value="0.0396428722691765" calcext:value-type="float">
            <text:p>0,039642872269177</text:p>
          </table:table-cell>
          <table:table-cell table:formula="of:=DEGREES([.D204]-[.K204])" office:value-type="float" office:value="-0.031000448340805" calcext:value-type="float">
            <text:p>-0,0310004483408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ack_dev_data.A205]*analyze_resolution" office:value-type="float" office:value="7.5" calcext:value-type="float">
            <text:p>7,5</text:p>
          </table:table-cell>
          <table:table-cell table:formula="of:=[rf.N281]" office:value-type="float" office:value="-0.095117695293532" calcext:value-type="float">
            <text:p>-0,095117695293532</text:p>
          </table:table-cell>
          <table:table-cell table:formula="of:=[lf.N281]" office:value-type="float" office:value="-0.0909306153146769" calcext:value-type="float">
            <text:p>-0,090930615314677</text:p>
          </table:table-cell>
          <table:table-cell table:formula="of:=([.C205]+[.D205])/2" office:value-type="float" office:value="-0.0930241553041045" calcext:value-type="float">
            <text:p>-0,093024155304105</text:p>
          </table:table-cell>
          <table:table-cell table:formula="of:=IF([.E205] = 0;0;TAN(0.5*PI()-[.E205])*wheelbase)" office:value-type="float" office:value="-3215.66102958584" calcext:value-type="float">
            <text:p>-3215,66102958584</text:p>
          </table:table-cell>
          <table:table-cell table:formula="of:=IF([.D205] = 0;0;TAN(0.5*PI()-[.C205])*wheelbase+right_king_pin_y)" office:value-type="float" office:value="-3239.46975728852" calcext:value-type="float">
            <text:p>-3239,46975728852</text:p>
          </table:table-cell>
          <table:table-cell table:formula="of:=IF([.D205] = 0;0;TAN(0.5*PI()-[.D205])*wheelbase+left_king_pin_y)" office:value-type="float" office:value="-3195.12077122345" calcext:value-type="float">
            <text:p>-3195,12077122345</text:p>
          </table:table-cell>
          <table:table-cell table:formula="of:=IF([.E205]=0;0;[.E205]/ABS([.E205]))" office:value-type="float" office:value="-1" calcext:value-type="float">
            <text:p>-1</text:p>
          </table:table-cell>
          <table:table-cell table:formula="of:=IF([.E205]=0;0;[.I205]*0.5*PI()-ATAN(([.F205]-right_king_pin_y)/wheelbase))" office:value-type="float" office:value="-0.0958389660044021" calcext:value-type="float">
            <text:p>-0,095838966004402</text:p>
          </table:table-cell>
          <table:table-cell table:formula="of:=IF([.E205]=0;0;[.I205]*0.5*PI()-ATAN(([.F205]-left_king_pin_y)/wheelbase))" office:value-type="float" office:value="-0.0903695325828391" calcext:value-type="float">
            <text:p>-0,090369532582839</text:p>
          </table:table-cell>
          <table:table-cell table:formula="of:=DEGREES([.C205]-[.J205])" office:value-type="float" office:value="0.0413257676192595" calcext:value-type="float">
            <text:p>0,04132576761926</text:p>
          </table:table-cell>
          <table:table-cell table:formula="of:=DEGREES([.D205]-[.K205])" office:value-type="float" office:value="-0.0321476724919798" calcext:value-type="float">
            <text:p>-0,032147672491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ack_dev_data.A206]*analyze_resolution" office:value-type="float" office:value="7.65" calcext:value-type="float">
            <text:p>7,65</text:p>
          </table:table-cell>
          <table:table-cell table:formula="of:=[rf.N282]" office:value-type="float" office:value="-0.097057743780016" calcext:value-type="float">
            <text:p>-0,097057743780016</text:p>
          </table:table-cell>
          <table:table-cell table:formula="of:=[lf.N282]" office:value-type="float" office:value="-0.0927010695003916" calcext:value-type="float">
            <text:p>-0,092701069500392</text:p>
          </table:table-cell>
          <table:table-cell table:formula="of:=([.C206]+[.D206])/2" office:value-type="float" office:value="-0.0948794066402038" calcext:value-type="float">
            <text:p>-0,094879406640204</text:p>
          </table:table-cell>
          <table:table-cell table:formula="of:=IF([.E206] = 0;0;TAN(0.5*PI()-[.E206])*wheelbase)" office:value-type="float" office:value="-3152.41483579195" calcext:value-type="float">
            <text:p>-3152,41483579195</text:p>
          </table:table-cell>
          <table:table-cell table:formula="of:=IF([.D206] = 0;0;TAN(0.5*PI()-[.C206])*wheelbase+right_king_pin_y)" office:value-type="float" office:value="-3176.23160148833" calcext:value-type="float">
            <text:p>-3176,23160148833</text:p>
          </table:table-cell>
          <table:table-cell table:formula="of:=IF([.D206] = 0;0;TAN(0.5*PI()-[.D206])*wheelbase+left_king_pin_y)" office:value-type="float" office:value="-3131.93319570102" calcext:value-type="float">
            <text:p>-3131,93319570102</text:p>
          </table:table-cell>
          <table:table-cell table:formula="of:=IF([.E206]=0;0;[.E206]/ABS([.E206]))" office:value-type="float" office:value="-1" calcext:value-type="float">
            <text:p>-1</text:p>
          </table:table-cell>
          <table:table-cell table:formula="of:=IF([.E206]=0;0;[.I206]*0.5*PI()-ATAN(([.F206]-right_king_pin_y)/wheelbase))" office:value-type="float" office:value="-0.0978090135161449" calcext:value-type="float">
            <text:p>-0,097809013516145</text:p>
          </table:table-cell>
          <table:table-cell table:formula="of:=IF([.E206]=0;0;[.I206]*0.5*PI()-ATAN(([.F206]-left_king_pin_y)/wheelbase))" office:value-type="float" office:value="-0.0921197107672789" calcext:value-type="float">
            <text:p>-0,092119710767279</text:p>
          </table:table-cell>
          <table:table-cell table:formula="of:=DEGREES([.C206]-[.J206])" office:value-type="float" office:value="0.043044585156095" calcext:value-type="float">
            <text:p>0,043044585156095</text:p>
          </table:table-cell>
          <table:table-cell table:formula="of:=DEGREES([.D206]-[.K206])" office:value-type="float" office:value="-0.0333094017904309" calcext:value-type="float">
            <text:p>-0,0333094017904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ack_dev_data.A207]*analyze_resolution" office:value-type="float" office:value="7.8" calcext:value-type="float">
            <text:p>7,8</text:p>
          </table:table-cell>
          <table:table-cell table:formula="of:=[rf.N283]" office:value-type="float" office:value="-0.0989991776473726" calcext:value-type="float">
            <text:p>-0,098999177647373</text:p>
          </table:table-cell>
          <table:table-cell table:formula="of:=[lf.N283]" office:value-type="float" office:value="-0.094469515931024" calcext:value-type="float">
            <text:p>-0,094469515931024</text:p>
          </table:table-cell>
          <table:table-cell table:formula="of:=([.C207]+[.D207])/2" office:value-type="float" office:value="-0.0967343467891983" calcext:value-type="float">
            <text:p>-0,096734346789198</text:p>
          </table:table-cell>
          <table:table-cell table:formula="of:=IF([.E207] = 0;0;TAN(0.5*PI()-[.E207])*wheelbase)" office:value-type="float" office:value="-3091.59747560862" calcext:value-type="float">
            <text:p>-3091,59747560862</text:p>
          </table:table-cell>
          <table:table-cell table:formula="of:=IF([.D207] = 0;0;TAN(0.5*PI()-[.C207])*wheelbase+right_king_pin_y)" office:value-type="float" office:value="-3115.42180969638" calcext:value-type="float">
            <text:p>-3115,42180969638</text:p>
          </table:table-cell>
          <table:table-cell table:formula="of:=IF([.D207] = 0;0;TAN(0.5*PI()-[.D207])*wheelbase+left_king_pin_y)" office:value-type="float" office:value="-3071.17500026054" calcext:value-type="float">
            <text:p>-3071,17500026054</text:p>
          </table:table-cell>
          <table:table-cell table:formula="of:=IF([.E207]=0;0;[.E207]/ABS([.E207]))" office:value-type="float" office:value="-1" calcext:value-type="float">
            <text:p>-1</text:p>
          </table:table-cell>
          <table:table-cell table:formula="of:=IF([.E207]=0;0;[.I207]*0.5*PI()-ATAN(([.F207]-right_king_pin_y)/wheelbase))" office:value-type="float" office:value="-0.0997810732674449" calcext:value-type="float">
            <text:p>-0,099781073267445</text:p>
          </table:table-cell>
          <table:table-cell table:formula="of:=IF([.E207]=0;0;[.I207]*0.5*PI()-ATAN(([.F207]-left_king_pin_y)/wheelbase))" office:value-type="float" office:value="-0.0938676349903718" calcext:value-type="float">
            <text:p>-0,093867634990372</text:p>
          </table:table-cell>
          <table:table-cell table:formula="of:=DEGREES([.C207]-[.J207])" office:value-type="float" office:value="0.0447993190499043" calcext:value-type="float">
            <text:p>0,044799319049904</text:p>
          </table:table-cell>
          <table:table-cell table:formula="of:=DEGREES([.D207]-[.K207])" office:value-type="float" office:value="-0.0344852376687395" calcext:value-type="float">
            <text:p>-0,034485237668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ack_dev_data.A208]*analyze_resolution" office:value-type="float" office:value="7.95" calcext:value-type="float">
            <text:p>7,95</text:p>
          </table:table-cell>
          <table:table-cell table:formula="of:=[rf.N284]" office:value-type="float" office:value="-0.10094199177705" calcext:value-type="float">
            <text:p>-0,10094199177705</text:p>
          </table:table-cell>
          <table:table-cell table:formula="of:=[lf.N284]" office:value-type="float" office:value="-0.0962359474464354" calcext:value-type="float">
            <text:p>-0,096235947446435</text:p>
          </table:table-cell>
          <table:table-cell table:formula="of:=([.C208]+[.D208])/2" office:value-type="float" office:value="-0.0985889696117428" calcext:value-type="float">
            <text:p>-0,098588969611743</text:p>
          </table:table-cell>
          <table:table-cell table:formula="of:=IF([.E208] = 0;0;TAN(0.5*PI()-[.E208])*wheelbase)" office:value-type="float" office:value="-3033.07147110858" calcext:value-type="float">
            <text:p>-3033,07147110858</text:p>
          </table:table-cell>
          <table:table-cell table:formula="of:=IF([.D208] = 0;0;TAN(0.5*PI()-[.C208])*wheelbase+right_king_pin_y)" office:value-type="float" office:value="-3056.90290433337" calcext:value-type="float">
            <text:p>-3056,90290433337</text:p>
          </table:table-cell>
          <table:table-cell table:formula="of:=IF([.D208] = 0;0;TAN(0.5*PI()-[.D208])*wheelbase+left_king_pin_y)" office:value-type="float" office:value="-3012.70870817525" calcext:value-type="float">
            <text:p>-3012,70870817525</text:p>
          </table:table-cell>
          <table:table-cell table:formula="of:=IF([.E208]=0;0;[.E208]/ABS([.E208]))" office:value-type="float" office:value="-1" calcext:value-type="float">
            <text:p>-1</text:p>
          </table:table-cell>
          <table:table-cell table:formula="of:=IF([.E208]=0;0;[.I208]*0.5*PI()-ATAN(([.F208]-right_king_pin_y)/wheelbase))" office:value-type="float" office:value="-0.101755139950344" calcext:value-type="float">
            <text:p>-0,101755139950344</text:p>
          </table:table-cell>
          <table:table-cell table:formula="of:=IF([.E208]=0;0;[.I208]*0.5*PI()-ATAN(([.F208]-left_king_pin_y)/wheelbase))" office:value-type="float" office:value="-0.0956133050996171" calcext:value-type="float">
            <text:p>-0,095613305099617</text:p>
          </table:table-cell>
          <table:table-cell table:formula="of:=DEGREES([.C208]-[.J208])" office:value-type="float" office:value="0.0465899584484823" calcext:value-type="float">
            <text:p>0,046589958448482</text:p>
          </table:table-cell>
          <table:table-cell table:formula="of:=DEGREES([.D208]-[.K208])" office:value-type="float" office:value="-0.0356747786188096" calcext:value-type="float">
            <text:p>-0,035674778618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ack_dev_data.A209]*analyze_resolution" office:value-type="float" office:value="8.1" calcext:value-type="float">
            <text:p>8,1</text:p>
          </table:table-cell>
          <table:table-cell table:formula="of:=[rf.N285]" office:value-type="float" office:value="-0.102886181067832" calcext:value-type="float">
            <text:p>-0,102886181067832</text:p>
          </table:table-cell>
          <table:table-cell table:formula="of:=[lf.N285]" office:value-type="float" office:value="-0.0980003568649088" calcext:value-type="float">
            <text:p>-0,098000356864909</text:p>
          </table:table-cell>
          <table:table-cell table:formula="of:=([.C209]+[.D209])/2" office:value-type="float" office:value="-0.10044326896637" calcext:value-type="float">
            <text:p>-0,10044326896637</text:p>
          </table:table-cell>
          <table:table-cell table:formula="of:=IF([.E209] = 0;0;TAN(0.5*PI()-[.E209])*wheelbase)" office:value-type="float" office:value="-2976.70952797631" calcext:value-type="float">
            <text:p>-2976,70952797631</text:p>
          </table:table-cell>
          <table:table-cell table:formula="of:=IF([.D209] = 0;0;TAN(0.5*PI()-[.C209])*wheelbase+right_king_pin_y)" office:value-type="float" office:value="-3000.54759142473" calcext:value-type="float">
            <text:p>-3000,54759142473</text:p>
          </table:table-cell>
          <table:table-cell table:formula="of:=IF([.D209] = 0;0;TAN(0.5*PI()-[.D209])*wheelbase+left_king_pin_y)" office:value-type="float" office:value="-2956.40702633968" calcext:value-type="float">
            <text:p>-2956,40702633968</text:p>
          </table:table-cell>
          <table:table-cell table:formula="of:=IF([.E209]=0;0;[.E209]/ABS([.E209]))" office:value-type="float" office:value="-1" calcext:value-type="float">
            <text:p>-1</text:p>
          </table:table-cell>
          <table:table-cell table:formula="of:=IF([.E209]=0;0;[.I209]*0.5*PI()-ATAN(([.F209]-right_king_pin_y)/wheelbase))" office:value-type="float" office:value="-0.10373120818626" calcext:value-type="float">
            <text:p>-0,10373120818626</text:p>
          </table:table-cell>
          <table:table-cell table:formula="of:=IF([.E209]=0;0;[.I209]*0.5*PI()-ATAN(([.F209]-left_king_pin_y)/wheelbase))" office:value-type="float" office:value="-0.0973567209719033" calcext:value-type="float">
            <text:p>-0,097356720971903</text:p>
          </table:table-cell>
          <table:table-cell table:formula="of:=DEGREES([.C209]-[.J209])" office:value-type="float" office:value="0.0484164874600348" calcext:value-type="float">
            <text:p>0,048416487460035</text:p>
          </table:table-cell>
          <table:table-cell table:formula="of:=DEGREES([.D209]-[.K209])" office:value-type="float" office:value="-0.0368776202123509" calcext:value-type="float">
            <text:p>-0,0368776202123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ack_dev_data.A210]*analyze_resolution" office:value-type="float" office:value="8.25" calcext:value-type="float">
            <text:p>8,25</text:p>
          </table:table-cell>
          <table:table-cell table:formula="of:=[rf.N286]" office:value-type="float" office:value="-0.104831740435772" calcext:value-type="float">
            <text:p>-0,104831740435772</text:p>
          </table:table-cell>
          <table:table-cell table:formula="of:=[lf.N286]" office:value-type="float" office:value="-0.0997627369831291" calcext:value-type="float">
            <text:p>-0,099762736983129</text:p>
          </table:table-cell>
          <table:table-cell table:formula="of:=([.C210]+[.D210])/2" office:value-type="float" office:value="-0.102297238709451" calcext:value-type="float">
            <text:p>-0,102297238709451</text:p>
          </table:table-cell>
          <table:table-cell table:formula="of:=IF([.E210] = 0;0;TAN(0.5*PI()-[.E210])*wheelbase)" office:value-type="float" office:value="-2922.39360972549" calcext:value-type="float">
            <text:p>-2922,39360972549</text:p>
          </table:table-cell>
          <table:table-cell table:formula="of:=IF([.D210] = 0;0;TAN(0.5*PI()-[.C210])*wheelbase+right_king_pin_y)" office:value-type="float" office:value="-2946.23783481796" calcext:value-type="float">
            <text:p>-2946,23783481796</text:p>
          </table:table-cell>
          <table:table-cell table:formula="of:=IF([.D210] = 0;0;TAN(0.5*PI()-[.D210])*wheelbase+left_king_pin_y)" office:value-type="float" office:value="-2902.15191948708" calcext:value-type="float">
            <text:p>-2902,15191948708</text:p>
          </table:table-cell>
          <table:table-cell table:formula="of:=IF([.E210]=0;0;[.E210]/ABS([.E210]))" office:value-type="float" office:value="-1" calcext:value-type="float">
            <text:p>-1</text:p>
          </table:table-cell>
          <table:table-cell table:formula="of:=IF([.E210]=0;0;[.I210]*0.5*PI()-ATAN(([.F210]-right_king_pin_y)/wheelbase))" office:value-type="float" office:value="-0.10570927252563" calcext:value-type="float">
            <text:p>-0,10570927252563</text:p>
          </table:table-cell>
          <table:table-cell table:formula="of:=IF([.E210]=0;0;[.I210]*0.5*PI()-ATAN(([.F210]-left_king_pin_y)/wheelbase))" office:value-type="float" office:value="-0.0990978825131337" calcext:value-type="float">
            <text:p>-0,099097882513134</text:p>
          </table:table-cell>
          <table:table-cell table:formula="of:=DEGREES([.C210]-[.J210])" office:value-type="float" office:value="0.0502788851361438" calcext:value-type="float">
            <text:p>0,050278885136144</text:p>
          </table:table-cell>
          <table:table-cell table:formula="of:=DEGREES([.D210]-[.K210])" office:value-type="float" office:value="-0.038093355121145" calcext:value-type="float">
            <text:p>-0,0380933551211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ack_dev_data.A211]*analyze_resolution" office:value-type="float" office:value="8.4" calcext:value-type="float">
            <text:p>8,4</text:p>
          </table:table-cell>
          <table:table-cell table:formula="of:=[rf.N287]" office:value-type="float" office:value="-0.106778664814147" calcext:value-type="float">
            <text:p>-0,106778664814147</text:p>
          </table:table-cell>
          <table:table-cell table:formula="of:=[lf.N287]" office:value-type="float" office:value="-0.101523080576179" calcext:value-type="float">
            <text:p>-0,101523080576179</text:p>
          </table:table-cell>
          <table:table-cell table:formula="of:=([.C211]+[.D211])/2" office:value-type="float" office:value="-0.104150872695163" calcext:value-type="float">
            <text:p>-0,104150872695163</text:p>
          </table:table-cell>
          <table:table-cell table:formula="of:=IF([.E211] = 0;0;TAN(0.5*PI()-[.E211])*wheelbase)" office:value-type="float" office:value="-2870.01411110684" calcext:value-type="float">
            <text:p>-2870,01411110684</text:p>
          </table:table-cell>
          <table:table-cell table:formula="of:=IF([.D211] = 0;0;TAN(0.5*PI()-[.C211])*wheelbase+right_king_pin_y)" office:value-type="float" office:value="-2893.86402959055" calcext:value-type="float">
            <text:p>-2893,86402959055</text:p>
          </table:table-cell>
          <table:table-cell table:formula="of:=IF([.D211] = 0;0;TAN(0.5*PI()-[.D211])*wheelbase+left_king_pin_y)" office:value-type="float" office:value="-2849.83378359728" calcext:value-type="float">
            <text:p>-2849,83378359728</text:p>
          </table:table-cell>
          <table:table-cell table:formula="of:=IF([.E211]=0;0;[.E211]/ABS([.E211]))" office:value-type="float" office:value="-1" calcext:value-type="float">
            <text:p>-1</text:p>
          </table:table-cell>
          <table:table-cell table:formula="of:=IF([.E211]=0;0;[.I211]*0.5*PI()-ATAN(([.F211]-right_king_pin_y)/wheelbase))" office:value-type="float" office:value="-0.107689327447563" calcext:value-type="float">
            <text:p>-0,107689327447563</text:p>
          </table:table-cell>
          <table:table-cell table:formula="of:=IF([.E211]=0;0;[.I211]*0.5*PI()-ATAN(([.F211]-left_king_pin_y)/wheelbase))" office:value-type="float" office:value="-0.100836789657867" calcext:value-type="float">
            <text:p>-0,100836789657867</text:p>
          </table:table-cell>
          <table:table-cell table:formula="of:=DEGREES([.C211]-[.J211])" office:value-type="float" office:value="0.0521771254549738" calcext:value-type="float">
            <text:p>0,052177125454974</text:p>
          </table:table-cell>
          <table:table-cell table:formula="of:=DEGREES([.D211]-[.K211])" office:value-type="float" office:value="-0.039321573137452" calcext:value-type="float">
            <text:p>-0,0393215731374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ack_dev_data.A212]*analyze_resolution" office:value-type="float" office:value="8.55" calcext:value-type="float">
            <text:p>8,55</text:p>
          </table:table-cell>
          <table:table-cell table:formula="of:=[rf.N288]" office:value-type="float" office:value="-0.10872694915339" calcext:value-type="float">
            <text:p>-0,10872694915339</text:p>
          </table:table-cell>
          <table:table-cell table:formula="of:=[lf.N288]" office:value-type="float" office:value="-0.103281380397521" calcext:value-type="float">
            <text:p>-0,103281380397521</text:p>
          </table:table-cell>
          <table:table-cell table:formula="of:=([.C212]+[.D212])/2" office:value-type="float" office:value="-0.106004164775456" calcext:value-type="float">
            <text:p>-0,106004164775456</text:p>
          </table:table-cell>
          <table:table-cell table:formula="of:=IF([.E212] = 0;0;TAN(0.5*PI()-[.E212])*wheelbase)" office:value-type="float" office:value="-2819.46911852623" calcext:value-type="float">
            <text:p>-2819,46911852623</text:p>
          </table:table-cell>
          <table:table-cell table:formula="of:=IF([.D212] = 0;0;TAN(0.5*PI()-[.C212])*wheelbase+right_king_pin_y)" office:value-type="float" office:value="-2843.32426246816" calcext:value-type="float">
            <text:p>-2843,32426246816</text:p>
          </table:table-cell>
          <table:table-cell table:formula="of:=IF([.D212] = 0;0;TAN(0.5*PI()-[.D212])*wheelbase+left_king_pin_y)" office:value-type="float" office:value="-2799.35070631483" calcext:value-type="float">
            <text:p>-2799,35070631483</text:p>
          </table:table-cell>
          <table:table-cell table:formula="of:=IF([.E212]=0;0;[.E212]/ABS([.E212]))" office:value-type="float" office:value="-1" calcext:value-type="float">
            <text:p>-1</text:p>
          </table:table-cell>
          <table:table-cell table:formula="of:=IF([.E212]=0;0;[.I212]*0.5*PI()-ATAN(([.F212]-right_king_pin_y)/wheelbase))" office:value-type="float" office:value="-0.109671367359486" calcext:value-type="float">
            <text:p>-0,109671367359486</text:p>
          </table:table-cell>
          <table:table-cell table:formula="of:=IF([.E212]=0;0;[.I212]*0.5*PI()-ATAN(([.F212]-left_king_pin_y)/wheelbase))" office:value-type="float" office:value="-0.102573442368944" calcext:value-type="float">
            <text:p>-0,102573442368944</text:p>
          </table:table-cell>
          <table:table-cell table:formula="of:=DEGREES([.C212]-[.J212])" office:value-type="float" office:value="0.0541111773045935" calcext:value-type="float">
            <text:p>0,054111177304594</text:p>
          </table:table-cell>
          <table:table-cell table:formula="of:=DEGREES([.D212]-[.K212])" office:value-type="float" office:value="-0.0405618611943149" calcext:value-type="float">
            <text:p>-0,0405618611943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ack_dev_data.A213]*analyze_resolution" office:value-type="float" office:value="8.7" calcext:value-type="float">
            <text:p>8,7</text:p>
          </table:table-cell>
          <table:table-cell table:formula="of:=[rf.N289]" office:value-type="float" office:value="-0.110676588421045" calcext:value-type="float">
            <text:p>-0,110676588421045</text:p>
          </table:table-cell>
          <table:table-cell table:formula="of:=[lf.N289]" office:value-type="float" office:value="-0.105037629178991" calcext:value-type="float">
            <text:p>-0,105037629178991</text:p>
          </table:table-cell>
          <table:table-cell table:formula="of:=([.C213]+[.D213])/2" office:value-type="float" office:value="-0.107857108800018" calcext:value-type="float">
            <text:p>-0,107857108800018</text:p>
          </table:table-cell>
          <table:table-cell table:formula="of:=IF([.E213] = 0;0;TAN(0.5*PI()-[.E213])*wheelbase)" office:value-type="float" office:value="-2770.66374697072" calcext:value-type="float">
            <text:p>-2770,66374697072</text:p>
          </table:table-cell>
          <table:table-cell table:formula="of:=IF([.D213] = 0;0;TAN(0.5*PI()-[.C213])*wheelbase+right_king_pin_y)" office:value-type="float" office:value="-2794.52364875057" calcext:value-type="float">
            <text:p>-2794,52364875057</text:p>
          </table:table-cell>
          <table:table-cell table:formula="of:=IF([.D213] = 0;0;TAN(0.5*PI()-[.D213])*wheelbase+left_king_pin_y)" office:value-type="float" office:value="-2750.60780387514" calcext:value-type="float">
            <text:p>-2750,60780387514</text:p>
          </table:table-cell>
          <table:table-cell table:formula="of:=IF([.E213]=0;0;[.E213]/ABS([.E213]))" office:value-type="float" office:value="-1" calcext:value-type="float">
            <text:p>-1</text:p>
          </table:table-cell>
          <table:table-cell table:formula="of:=IF([.E213]=0;0;[.I213]*0.5*PI()-ATAN(([.F213]-right_king_pin_y)/wheelbase))" office:value-type="float" office:value="-0.111655386596806" calcext:value-type="float">
            <text:p>-0,111655386596806</text:p>
          </table:table-cell>
          <table:table-cell table:formula="of:=IF([.E213]=0;0;[.I213]*0.5*PI()-ATAN(([.F213]-left_king_pin_y)/wheelbase))" office:value-type="float" office:value="-0.104307840637133" calcext:value-type="float">
            <text:p>-0,104307840637133</text:p>
          </table:table-cell>
          <table:table-cell table:formula="of:=DEGREES([.C213]-[.J213])" office:value-type="float" office:value="0.0560810044662201" calcext:value-type="float">
            <text:p>0,05608100446622</text:p>
          </table:table-cell>
          <table:table-cell table:formula="of:=DEGREES([.D213]-[.K213])" office:value-type="float" office:value="-0.0418138033855214" calcext:value-type="float">
            <text:p>-0,0418138033855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ack_dev_data.A214]*analyze_resolution" office:value-type="float" office:value="8.85" calcext:value-type="float">
            <text:p>8,85</text:p>
          </table:table-cell>
          <table:table-cell table:formula="of:=[rf.N290]" office:value-type="float" office:value="-0.112627577601702" calcext:value-type="float">
            <text:p>-0,112627577601702</text:p>
          </table:table-cell>
          <table:table-cell table:formula="of:=[lf.N290]" office:value-type="float" office:value="-0.10679181963079" calcext:value-type="float">
            <text:p>-0,10679181963079</text:p>
          </table:table-cell>
          <table:table-cell table:formula="of:=([.C214]+[.D214])/2" office:value-type="float" office:value="-0.109709698616246" calcext:value-type="float">
            <text:p>-0,109709698616246</text:p>
          </table:table-cell>
          <table:table-cell table:formula="of:=IF([.E214] = 0;0;TAN(0.5*PI()-[.E214])*wheelbase)" office:value-type="float" office:value="-2723.50954436626" calcext:value-type="float">
            <text:p>-2723,50954436626</text:p>
          </table:table-cell>
          <table:table-cell table:formula="of:=IF([.D214] = 0;0;TAN(0.5*PI()-[.C214])*wheelbase+right_king_pin_y)" office:value-type="float" office:value="-2747.3737366695" calcext:value-type="float">
            <text:p>-2747,3737366695</text:p>
          </table:table-cell>
          <table:table-cell table:formula="of:=IF([.D214] = 0;0;TAN(0.5*PI()-[.D214])*wheelbase+left_king_pin_y)" office:value-type="float" office:value="-2703.51662546207" calcext:value-type="float">
            <text:p>-2703,51662546207</text:p>
          </table:table-cell>
          <table:table-cell table:formula="of:=IF([.E214]=0;0;[.E214]/ABS([.E214]))" office:value-type="float" office:value="-1" calcext:value-type="float">
            <text:p>-1</text:p>
          </table:table-cell>
          <table:table-cell table:formula="of:=IF([.E214]=0;0;[.I214]*0.5*PI()-ATAN(([.F214]-right_king_pin_y)/wheelbase))" office:value-type="float" office:value="-0.113641379422565" calcext:value-type="float">
            <text:p>-0,113641379422565</text:p>
          </table:table-cell>
          <table:table-cell table:formula="of:=IF([.E214]=0;0;[.I214]*0.5*PI()-ATAN(([.F214]-left_king_pin_y)/wheelbase))" office:value-type="float" office:value="-0.106039984480762" calcext:value-type="float">
            <text:p>-0,106039984480762</text:p>
          </table:table-cell>
          <table:table-cell table:formula="of:=DEGREES([.C214]-[.J214])" office:value-type="float" office:value="0.0580865655981006" calcext:value-type="float">
            <text:p>0,058086565598101</text:p>
          </table:table-cell>
          <table:table-cell table:formula="of:=DEGREES([.D214]-[.K214])" office:value-type="float" office:value="-0.0430769809861749" calcext:value-type="float">
            <text:p>-0,043076980986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ack_dev_data.A215]*analyze_resolution" office:value-type="float" office:value="9" calcext:value-type="float">
            <text:p>9</text:p>
          </table:table-cell>
          <table:table-cell table:formula="of:=[rf.N291]" office:value-type="float" office:value="-0.114579911696942" calcext:value-type="float">
            <text:p>-0,114579911696942</text:p>
          </table:table-cell>
          <table:table-cell table:formula="of:=[lf.N291]" office:value-type="float" office:value="-0.108543944441473" calcext:value-type="float">
            <text:p>-0,108543944441473</text:p>
          </table:table-cell>
          <table:table-cell table:formula="of:=([.C215]+[.D215])/2" office:value-type="float" office:value="-0.111561928069208" calcext:value-type="float">
            <text:p>-0,111561928069208</text:p>
          </table:table-cell>
          <table:table-cell table:formula="of:=IF([.E215] = 0;0;TAN(0.5*PI()-[.E215])*wheelbase)" office:value-type="float" office:value="-2677.92395549941" calcext:value-type="float">
            <text:p>-2677,92395549941</text:p>
          </table:table-cell>
          <table:table-cell table:formula="of:=IF([.D215] = 0;0;TAN(0.5*PI()-[.C215])*wheelbase+right_king_pin_y)" office:value-type="float" office:value="-2701.79197131034" calcext:value-type="float">
            <text:p>-2701,79197131034</text:p>
          </table:table-cell>
          <table:table-cell table:formula="of:=IF([.D215] = 0;0;TAN(0.5*PI()-[.D215])*wheelbase+left_king_pin_y)" office:value-type="float" office:value="-2657.99461712976" calcext:value-type="float">
            <text:p>-2657,99461712976</text:p>
          </table:table-cell>
          <table:table-cell table:formula="of:=IF([.E215]=0;0;[.E215]/ABS([.E215]))" office:value-type="float" office:value="-1" calcext:value-type="float">
            <text:p>-1</text:p>
          </table:table-cell>
          <table:table-cell table:formula="of:=IF([.E215]=0;0;[.I215]*0.5*PI()-ATAN(([.F215]-right_king_pin_y)/wheelbase))" office:value-type="float" office:value="-0.115629340027097" calcext:value-type="float">
            <text:p>-0,115629340027097</text:p>
          </table:table-cell>
          <table:table-cell table:formula="of:=IF([.E215]=0;0;[.I215]*0.5*PI()-ATAN(([.F215]-left_king_pin_y)/wheelbase))" office:value-type="float" office:value="-0.107769873945364" calcext:value-type="float">
            <text:p>-0,107769873945364</text:p>
          </table:table-cell>
          <table:table-cell table:formula="of:=DEGREES([.C215]-[.J215])" office:value-type="float" office:value="0.0601278142193163" calcext:value-type="float">
            <text:p>0,060127814219316</text:p>
          </table:table-cell>
          <table:table-cell table:formula="of:=DEGREES([.D215]-[.K215])" office:value-type="float" office:value="-0.0443509724726564" calcext:value-type="float">
            <text:p>-0,0443509724726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ack_dev_data.A216]*analyze_resolution" office:value-type="float" office:value="9.15" calcext:value-type="float">
            <text:p>9,15</text:p>
          </table:table-cell>
          <table:table-cell table:formula="of:=[rf.N292]" office:value-type="float" office:value="-0.116533585725284" calcext:value-type="float">
            <text:p>-0,116533585725284</text:p>
          </table:table-cell>
          <table:table-cell table:formula="of:=[lf.N292]" office:value-type="float" office:value="-0.110293996277943" calcext:value-type="float">
            <text:p>-0,110293996277943</text:p>
          </table:table-cell>
          <table:table-cell table:formula="of:=([.C216]+[.D216])/2" office:value-type="float" office:value="-0.113413791001613" calcext:value-type="float">
            <text:p>-0,113413791001613</text:p>
          </table:table-cell>
          <table:table-cell table:formula="of:=IF([.E216] = 0;0;TAN(0.5*PI()-[.E216])*wheelbase)" office:value-type="float" office:value="-2633.82983866817" calcext:value-type="float">
            <text:p>-2633,82983866817</text:p>
          </table:table-cell>
          <table:table-cell table:formula="of:=IF([.D216] = 0;0;TAN(0.5*PI()-[.C216])*wheelbase+right_king_pin_y)" office:value-type="float" office:value="-2657.70121126292" calcext:value-type="float">
            <text:p>-2657,70121126292</text:p>
          </table:table-cell>
          <table:table-cell table:formula="of:=IF([.D216] = 0;0;TAN(0.5*PI()-[.D216])*wheelbase+left_king_pin_y)" office:value-type="float" office:value="-2613.96463845351" calcext:value-type="float">
            <text:p>-2613,96463845351</text:p>
          </table:table-cell>
          <table:table-cell table:formula="of:=IF([.E216]=0;0;[.E216]/ABS([.E216]))" office:value-type="float" office:value="-1" calcext:value-type="float">
            <text:p>-1</text:p>
          </table:table-cell>
          <table:table-cell table:formula="of:=IF([.E216]=0;0;[.I216]*0.5*PI()-ATAN(([.F216]-right_king_pin_y)/wheelbase))" office:value-type="float" office:value="-0.117619262527696" calcext:value-type="float">
            <text:p>-0,117619262527696</text:p>
          </table:table-cell>
          <table:table-cell table:formula="of:=IF([.E216]=0;0;[.I216]*0.5*PI()-ATAN(([.F216]-left_king_pin_y)/wheelbase))" office:value-type="float" office:value="-0.109497509103311" calcext:value-type="float">
            <text:p>-0,109497509103311</text:p>
          </table:table-cell>
          <table:table-cell table:formula="of:=DEGREES([.C216]-[.J216])" office:value-type="float" office:value="0.0622046986934983" calcext:value-type="float">
            <text:p>0,062204698693498</text:p>
          </table:table-cell>
          <table:table-cell table:formula="of:=DEGREES([.D216]-[.K216])" office:value-type="float" office:value="-0.0456353535426868" calcext:value-type="float">
            <text:p>-0,0456353535426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ack_dev_data.A217]*analyze_resolution" office:value-type="float" office:value="9.3" calcext:value-type="float">
            <text:p>9,3</text:p>
          </table:table-cell>
          <table:table-cell table:formula="of:=[rf.N293]" office:value-type="float" office:value="-0.118488594722121" calcext:value-type="float">
            <text:p>-0,118488594722121</text:p>
          </table:table-cell>
          <table:table-cell table:formula="of:=[lf.N293]" office:value-type="float" office:value="-0.112041967785445" calcext:value-type="float">
            <text:p>-0,112041967785445</text:p>
          </table:table-cell>
          <table:table-cell table:formula="of:=([.C217]+[.D217])/2" office:value-type="float" office:value="-0.115265281253783" calcext:value-type="float">
            <text:p>-0,115265281253783</text:p>
          </table:table-cell>
          <table:table-cell table:formula="of:=IF([.E217] = 0;0;TAN(0.5*PI()-[.E217])*wheelbase)" office:value-type="float" office:value="-2591.15502910844" calcext:value-type="float">
            <text:p>-2591,15502910844</text:p>
          </table:table-cell>
          <table:table-cell table:formula="of:=IF([.D217] = 0;0;TAN(0.5*PI()-[.C217])*wheelbase+right_king_pin_y)" office:value-type="float" office:value="-2615.02929204813" calcext:value-type="float">
            <text:p>-2615,02929204813</text:p>
          </table:table-cell>
          <table:table-cell table:formula="of:=IF([.D217] = 0;0;TAN(0.5*PI()-[.D217])*wheelbase+left_king_pin_y)" office:value-type="float" office:value="-2571.35452595615" calcext:value-type="float">
            <text:p>-2571,35452595615</text:p>
          </table:table-cell>
          <table:table-cell table:formula="of:=IF([.E217]=0;0;[.E217]/ABS([.E217]))" office:value-type="float" office:value="-1" calcext:value-type="float">
            <text:p>-1</text:p>
          </table:table-cell>
          <table:table-cell table:formula="of:=IF([.E217]=0;0;[.I217]*0.5*PI()-ATAN(([.F217]-right_king_pin_y)/wheelbase))" office:value-type="float" office:value="-0.119611140968283" calcext:value-type="float">
            <text:p>-0,119611140968283</text:p>
          </table:table-cell>
          <table:table-cell table:formula="of:=IF([.E217]=0;0;[.I217]*0.5*PI()-ATAN(([.F217]-left_king_pin_y)/wheelbase))" office:value-type="float" office:value="-0.111222890053465" calcext:value-type="float">
            <text:p>-0,111222890053465</text:p>
          </table:table-cell>
          <table:table-cell table:formula="of:=DEGREES([.C217]-[.J217])" office:value-type="float" office:value="0.0643171622133192" calcext:value-type="float">
            <text:p>0,064317162213319</text:p>
          </table:table-cell>
          <table:table-cell table:formula="of:=DEGREES([.D217]-[.K217])" office:value-type="float" office:value="-0.0469296971356067" calcext:value-type="float">
            <text:p>-0,0469296971356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ack_dev_data.A218]*analyze_resolution" office:value-type="float" office:value="9.45" calcext:value-type="float">
            <text:p>9,45</text:p>
          </table:table-cell>
          <table:table-cell table:formula="of:=[rf.N294]" office:value-type="float" office:value="-0.120444933739674" calcext:value-type="float">
            <text:p>-0,120444933739674</text:p>
          </table:table-cell>
          <table:table-cell table:formula="of:=[lf.N294]" office:value-type="float" office:value="-0.113787851587559" calcext:value-type="float">
            <text:p>-0,113787851587559</text:p>
          </table:table-cell>
          <table:table-cell table:formula="of:=([.C218]+[.D218])/2" office:value-type="float" office:value="-0.117116392663616" calcext:value-type="float">
            <text:p>-0,117116392663616</text:p>
          </table:table-cell>
          <table:table-cell table:formula="of:=IF([.E218] = 0;0;TAN(0.5*PI()-[.E218])*wheelbase)" office:value-type="float" office:value="-2549.831943999" calcext:value-type="float">
            <text:p>-2549,831943999</text:p>
          </table:table-cell>
          <table:table-cell table:formula="of:=IF([.D218] = 0;0;TAN(0.5*PI()-[.C218])*wheelbase+right_king_pin_y)" office:value-type="float" office:value="-2573.70863112276" calcext:value-type="float">
            <text:p>-2573,70863112276</text:p>
          </table:table-cell>
          <table:table-cell table:formula="of:=IF([.D218] = 0;0;TAN(0.5*PI()-[.D218])*wheelbase+left_king_pin_y)" office:value-type="float" office:value="-2530.09669811321" calcext:value-type="float">
            <text:p>-2530,09669811321</text:p>
          </table:table-cell>
          <table:table-cell table:formula="of:=IF([.E218]=0;0;[.E218]/ABS([.E218]))" office:value-type="float" office:value="-1" calcext:value-type="float">
            <text:p>-1</text:p>
          </table:table-cell>
          <table:table-cell table:formula="of:=IF([.E218]=0;0;[.I218]*0.5*PI()-ATAN(([.F218]-right_king_pin_y)/wheelbase))" office:value-type="float" office:value="-0.121604969319071" calcext:value-type="float">
            <text:p>-0,121604969319071</text:p>
          </table:table-cell>
          <table:table-cell table:formula="of:=IF([.E218]=0;0;[.I218]*0.5*PI()-ATAN(([.F218]-left_king_pin_y)/wheelbase))" office:value-type="float" office:value="-0.112946016920816" calcext:value-type="float">
            <text:p>-0,112946016920816</text:p>
          </table:table-cell>
          <table:table-cell table:formula="of:=DEGREES([.C218]-[.J218])" office:value-type="float" office:value="0.0664651427844886" calcext:value-type="float">
            <text:p>0,066465142784489</text:p>
          </table:table-cell>
          <table:table-cell table:formula="of:=DEGREES([.D218]-[.K218])" office:value-type="float" office:value="-0.0482335734521717" calcext:value-type="float">
            <text:p>-0,048233573452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ack_dev_data.A219]*analyze_resolution" office:value-type="float" office:value="9.6" calcext:value-type="float">
            <text:p>9,6</text:p>
          </table:table-cell>
          <table:table-cell table:formula="of:=[rf.N295]" office:value-type="float" office:value="-0.122402597846923" calcext:value-type="float">
            <text:p>-0,122402597846923</text:p>
          </table:table-cell>
          <table:table-cell table:formula="of:=[lf.N295]" office:value-type="float" office:value="-0.115531640286196" calcext:value-type="float">
            <text:p>-0,115531640286196</text:p>
          </table:table-cell>
          <table:table-cell table:formula="of:=([.C219]+[.D219])/2" office:value-type="float" office:value="-0.118967119066559" calcext:value-type="float">
            <text:p>-0,118967119066559</text:p>
          </table:table-cell>
          <table:table-cell table:formula="of:=IF([.E219] = 0;0;TAN(0.5*PI()-[.E219])*wheelbase)" office:value-type="float" office:value="-2509.79722449724" calcext:value-type="float">
            <text:p>-2509,79722449724</text:p>
          </table:table-cell>
          <table:table-cell table:formula="of:=IF([.D219] = 0;0;TAN(0.5*PI()-[.C219])*wheelbase+right_king_pin_y)" office:value-type="float" office:value="-2533.6758699154" calcext:value-type="float">
            <text:p>-2533,6758699154</text:p>
          </table:table-cell>
          <table:table-cell table:formula="of:=IF([.D219] = 0;0;TAN(0.5*PI()-[.D219])*wheelbase+left_king_pin_y)" office:value-type="float" office:value="-2490.12779738852" calcext:value-type="float">
            <text:p>-2490,12779738852</text:p>
          </table:table-cell>
          <table:table-cell table:formula="of:=IF([.E219]=0;0;[.E219]/ABS([.E219]))" office:value-type="float" office:value="-1" calcext:value-type="float">
            <text:p>-1</text:p>
          </table:table-cell>
          <table:table-cell table:formula="of:=IF([.E219]=0;0;[.I219]*0.5*PI()-ATAN(([.F219]-right_king_pin_y)/wheelbase))" office:value-type="float" office:value="-0.123600741476243" calcext:value-type="float">
            <text:p>-0,123600741476243</text:p>
          </table:table-cell>
          <table:table-cell table:formula="of:=IF([.E219]=0;0;[.I219]*0.5*PI()-ATAN(([.F219]-left_king_pin_y)/wheelbase))" office:value-type="float" office:value="-0.114666889856133" calcext:value-type="float">
            <text:p>-0,114666889856133</text:p>
          </table:table-cell>
          <table:table-cell table:formula="of:=DEGREES([.C219]-[.J219])" office:value-type="float" office:value="0.0686485732105371" calcext:value-type="float">
            <text:p>0,068648573210537</text:p>
          </table:table-cell>
          <table:table-cell table:formula="of:=DEGREES([.D219]-[.K219])" office:value-type="float" office:value="-0.0495465499747429" calcext:value-type="float">
            <text:p>-0,0495465499747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ack_dev_data.A220]*analyze_resolution" office:value-type="float" office:value="9.75" calcext:value-type="float">
            <text:p>9,75</text:p>
          </table:table-cell>
          <table:table-cell table:formula="of:=[rf.N296]" office:value-type="float" office:value="-0.124361582129557" calcext:value-type="float">
            <text:p>-0,124361582129557</text:p>
          </table:table-cell>
          <table:table-cell table:formula="of:=[lf.N296]" office:value-type="float" office:value="-0.117273326461598" calcext:value-type="float">
            <text:p>-0,117273326461598</text:p>
          </table:table-cell>
          <table:table-cell table:formula="of:=([.C220]+[.D220])/2" office:value-type="float" office:value="-0.120817454295577" calcext:value-type="float">
            <text:p>-0,120817454295577</text:p>
          </table:table-cell>
          <table:table-cell table:formula="of:=IF([.E220] = 0;0;TAN(0.5*PI()-[.E220])*wheelbase)" office:value-type="float" office:value="-2470.99141081775" calcext:value-type="float">
            <text:p>-2470,99141081775</text:p>
          </table:table-cell>
          <table:table-cell table:formula="of:=IF([.D220] = 0;0;TAN(0.5*PI()-[.C220])*wheelbase+right_king_pin_y)" office:value-type="float" office:value="-2494.87154890495" calcext:value-type="float">
            <text:p>-2494,87154890495</text:p>
          </table:table-cell>
          <table:table-cell table:formula="of:=IF([.D220] = 0;0;TAN(0.5*PI()-[.D220])*wheelbase+left_king_pin_y)" office:value-type="float" office:value="-2451.3883653129" calcext:value-type="float">
            <text:p>-2451,3883653129</text:p>
          </table:table-cell>
          <table:table-cell table:formula="of:=IF([.E220]=0;0;[.E220]/ABS([.E220]))" office:value-type="float" office:value="-1" calcext:value-type="float">
            <text:p>-1</text:p>
          </table:table-cell>
          <table:table-cell table:formula="of:=IF([.E220]=0;0;[.I220]*0.5*PI()-ATAN(([.F220]-right_king_pin_y)/wheelbase))" office:value-type="float" office:value="-0.125598451261624" calcext:value-type="float">
            <text:p>-0,125598451261624</text:p>
          </table:table-cell>
          <table:table-cell table:formula="of:=IF([.E220]=0;0;[.I220]*0.5*PI()-ATAN(([.F220]-left_king_pin_y)/wheelbase))" office:value-type="float" office:value="-0.11638550903561" calcext:value-type="float">
            <text:p>-0,11638550903561</text:p>
          </table:table-cell>
          <table:table-cell table:formula="of:=DEGREES([.C220]-[.J220])" office:value-type="float" office:value="0.0708673810774482" calcext:value-type="float">
            <text:p>0,070867381077448</text:p>
          </table:table-cell>
          <table:table-cell table:formula="of:=DEGREES([.D220]-[.K220])" office:value-type="float" office:value="-0.0508681914872605" calcext:value-type="float">
            <text:p>-0,0508681914872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ack_dev_data.A221]*analyze_resolution" office:value-type="float" office:value="9.9" calcext:value-type="float">
            <text:p>9,9</text:p>
          </table:table-cell>
          <table:table-cell table:formula="of:=[rf.N297]" office:value-type="float" office:value="-0.126321881689915" calcext:value-type="float">
            <text:p>-0,126321881689915</text:p>
          </table:table-cell>
          <table:table-cell table:formula="of:=[lf.N297]" office:value-type="float" office:value="-0.11901290267233" calcext:value-type="float">
            <text:p>-0,11901290267233</text:p>
          </table:table-cell>
          <table:table-cell table:formula="of:=([.C221]+[.D221])/2" office:value-type="float" office:value="-0.122667392181122" calcext:value-type="float">
            <text:p>-0,122667392181122</text:p>
          </table:table-cell>
          <table:table-cell table:formula="of:=IF([.E221] = 0;0;TAN(0.5*PI()-[.E221])*wheelbase)" office:value-type="float" office:value="-2433.35864684916" calcext:value-type="float">
            <text:p>-2433,35864684916</text:p>
          </table:table-cell>
          <table:table-cell table:formula="of:=IF([.D221] = 0;0;TAN(0.5*PI()-[.C221])*wheelbase+right_king_pin_y)" office:value-type="float" office:value="-2457.23981223757" calcext:value-type="float">
            <text:p>-2457,23981223757</text:p>
          </table:table-cell>
          <table:table-cell table:formula="of:=IF([.D221] = 0;0;TAN(0.5*PI()-[.D221])*wheelbase+left_king_pin_y)" office:value-type="float" office:value="-2413.82254710102" calcext:value-type="float">
            <text:p>-2413,82254710102</text:p>
          </table:table-cell>
          <table:table-cell table:formula="of:=IF([.E221]=0;0;[.E221]/ABS([.E221]))" office:value-type="float" office:value="-1" calcext:value-type="float">
            <text:p>-1</text:p>
          </table:table-cell>
          <table:table-cell table:formula="of:=IF([.E221]=0;0;[.I221]*0.5*PI()-ATAN(([.F221]-right_king_pin_y)/wheelbase))" office:value-type="float" office:value="-0.127598092422362" calcext:value-type="float">
            <text:p>-0,127598092422362</text:p>
          </table:table-cell>
          <table:table-cell table:formula="of:=IF([.E221]=0;0;[.I221]*0.5*PI()-ATAN(([.F221]-left_king_pin_y)/wheelbase))" office:value-type="float" office:value="-0.118101874660517" calcext:value-type="float">
            <text:p>-0,118101874660517</text:p>
          </table:table-cell>
          <table:table-cell table:formula="of:=DEGREES([.C221]-[.J221])" office:value-type="float" office:value="0.0731214887385312" calcext:value-type="float">
            <text:p>0,073121488738531</text:p>
          </table:table-cell>
          <table:table-cell table:formula="of:=DEGREES([.D221]-[.K221])" office:value-type="float" office:value="-0.0521980600950525" calcext:value-type="float">
            <text:p>-0,0521980600950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ack_dev_data.A222]*analyze_resolution" office:value-type="float" office:value="10.05" calcext:value-type="float">
            <text:p>10,05</text:p>
          </table:table-cell>
          <table:table-cell table:formula="of:=[rf.N298]" office:value-type="float" office:value="-0.128283491646929" calcext:value-type="float">
            <text:p>-0,128283491646929</text:p>
          </table:table-cell>
          <table:table-cell table:formula="of:=[lf.N298]" office:value-type="float" office:value="-0.120750361455279" calcext:value-type="float">
            <text:p>-0,120750361455279</text:p>
          </table:table-cell>
          <table:table-cell table:formula="of:=([.C222]+[.D222])/2" office:value-type="float" office:value="-0.124516926551104" calcext:value-type="float">
            <text:p>-0,124516926551104</text:p>
          </table:table-cell>
          <table:table-cell table:formula="of:=IF([.E222] = 0;0;TAN(0.5*PI()-[.E222])*wheelbase)" office:value-type="float" office:value="-2396.84641122337" calcext:value-type="float">
            <text:p>-2396,84641122337</text:p>
          </table:table-cell>
          <table:table-cell table:formula="of:=IF([.D222] = 0;0;TAN(0.5*PI()-[.C222])*wheelbase+right_king_pin_y)" office:value-type="float" office:value="-2420.72813879583" calcext:value-type="float">
            <text:p>-2420,72813879583</text:p>
          </table:table-cell>
          <table:table-cell table:formula="of:=IF([.D222] = 0;0;TAN(0.5*PI()-[.D222])*wheelbase+left_king_pin_y)" office:value-type="float" office:value="-2377.37782272064" calcext:value-type="float">
            <text:p>-2377,37782272064</text:p>
          </table:table-cell>
          <table:table-cell table:formula="of:=IF([.E222]=0;0;[.E222]/ABS([.E222]))" office:value-type="float" office:value="-1" calcext:value-type="float">
            <text:p>-1</text:p>
          </table:table-cell>
          <table:table-cell table:formula="of:=IF([.E222]=0;0;[.I222]*0.5*PI()-ATAN(([.F222]-right_king_pin_y)/wheelbase))" office:value-type="float" office:value="-0.129599658630613" calcext:value-type="float">
            <text:p>-0,129599658630613</text:p>
          </table:table-cell>
          <table:table-cell table:formula="of:=IF([.E222]=0;0;[.I222]*0.5*PI()-ATAN(([.F222]-left_king_pin_y)/wheelbase))" office:value-type="float" office:value="-0.119815986956847" calcext:value-type="float">
            <text:p>-0,119815986956847</text:p>
          </table:table-cell>
          <table:table-cell table:formula="of:=DEGREES([.C222]-[.J222])" office:value-type="float" office:value="0.0754108132995493" calcext:value-type="float">
            <text:p>0,075410813299549</text:p>
          </table:table-cell>
          <table:table-cell table:formula="of:=DEGREES([.D222]-[.K222])" office:value-type="float" office:value="-0.053535715244796" calcext:value-type="float">
            <text:p>-0,0535357152447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ack_dev_data.A223]*analyze_resolution" office:value-type="float" office:value="10.2" calcext:value-type="float">
            <text:p>10,2</text:p>
          </table:table-cell>
          <table:table-cell table:formula="of:=[rf.N299]" office:value-type="float" office:value="-0.130246407136066" calcext:value-type="float">
            <text:p>-0,130246407136066</text:p>
          </table:table-cell>
          <table:table-cell table:formula="of:=[lf.N299]" office:value-type="float" office:value="-0.122485695325655" calcext:value-type="float">
            <text:p>-0,122485695325655</text:p>
          </table:table-cell>
          <table:table-cell table:formula="of:=([.C223]+[.D223])/2" office:value-type="float" office:value="-0.12636605123086" calcext:value-type="float">
            <text:p>-0,12636605123086</text:p>
          </table:table-cell>
          <table:table-cell table:formula="of:=IF([.E223] = 0;0;TAN(0.5*PI()-[.E223])*wheelbase)" office:value-type="float" office:value="-2361.40527211377" calcext:value-type="float">
            <text:p>-2361,40527211377</text:p>
          </table:table-cell>
          <table:table-cell table:formula="of:=IF([.D223] = 0;0;TAN(0.5*PI()-[.C223])*wheelbase+right_king_pin_y)" office:value-type="float" office:value="-2385.28709699702" calcext:value-type="float">
            <text:p>-2385,28709699702</text:p>
          </table:table-cell>
          <table:table-cell table:formula="of:=IF([.D223] = 0;0;TAN(0.5*PI()-[.D223])*wheelbase+left_king_pin_y)" office:value-type="float" office:value="-2342.0047616909" calcext:value-type="float">
            <text:p>-2342,0047616909</text:p>
          </table:table-cell>
          <table:table-cell table:formula="of:=IF([.E223]=0;0;[.E223]/ABS([.E223]))" office:value-type="float" office:value="-1" calcext:value-type="float">
            <text:p>-1</text:p>
          </table:table-cell>
          <table:table-cell table:formula="of:=IF([.E223]=0;0;[.I223]*0.5*PI()-ATAN(([.F223]-right_king_pin_y)/wheelbase))" office:value-type="float" office:value="-0.131603143483219" calcext:value-type="float">
            <text:p>-0,131603143483219</text:p>
          </table:table-cell>
          <table:table-cell table:formula="of:=IF([.E223]=0;0;[.I223]*0.5*PI()-ATAN(([.F223]-left_king_pin_y)/wheelbase))" office:value-type="float" office:value="-0.121527846174973" calcext:value-type="float">
            <text:p>-0,121527846174973</text:p>
          </table:table-cell>
          <table:table-cell table:formula="of:=DEGREES([.C223]-[.J223])" office:value-type="float" office:value="0.0777352666038852" calcext:value-type="float">
            <text:p>0,077735266603885</text:p>
          </table:table-cell>
          <table:table-cell table:formula="of:=DEGREES([.D223]-[.K223])" office:value-type="float" office:value="-0.0548807137442487" calcext:value-type="float">
            <text:p>-0,0548807137442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ack_dev_data.A224]*analyze_resolution" office:value-type="float" office:value="10.35" calcext:value-type="float">
            <text:p>10,35</text:p>
          </table:table-cell>
          <table:table-cell table:formula="of:=[rf.N300]" office:value-type="float" office:value="-0.132210623309273" calcext:value-type="float">
            <text:p>-0,132210623309273</text:p>
          </table:table-cell>
          <table:table-cell table:formula="of:=[lf.N300]" office:value-type="float" office:value="-0.124218896776992" calcext:value-type="float">
            <text:p>-0,124218896776992</text:p>
          </table:table-cell>
          <table:table-cell table:formula="of:=([.C224]+[.D224])/2" office:value-type="float" office:value="-0.128214760043132" calcext:value-type="float">
            <text:p>-0,128214760043132</text:p>
          </table:table-cell>
          <table:table-cell table:formula="of:=IF([.E224] = 0;0;TAN(0.5*PI()-[.E224])*wheelbase)" office:value-type="float" office:value="-2326.98866335543" calcext:value-type="float">
            <text:p>-2326,98866335543</text:p>
          </table:table-cell>
          <table:table-cell table:formula="of:=IF([.D224] = 0;0;TAN(0.5*PI()-[.C224])*wheelbase+right_king_pin_y)" office:value-type="float" office:value="-2350.87012091335" calcext:value-type="float">
            <text:p>-2350,87012091335</text:p>
          </table:table-cell>
          <table:table-cell table:formula="of:=IF([.D224] = 0;0;TAN(0.5*PI()-[.D224])*wheelbase+left_king_pin_y)" office:value-type="float" office:value="-2307.65679920248" calcext:value-type="float">
            <text:p>-2307,65679920248</text:p>
          </table:table-cell>
          <table:table-cell table:formula="of:=IF([.E224]=0;0;[.E224]/ABS([.E224]))" office:value-type="float" office:value="-1" calcext:value-type="float">
            <text:p>-1</text:p>
          </table:table-cell>
          <table:table-cell table:formula="of:=IF([.E224]=0;0;[.I224]*0.5*PI()-ATAN(([.F224]-right_king_pin_y)/wheelbase))" office:value-type="float" office:value="-0.13360854050141" calcext:value-type="float">
            <text:p>-0,13360854050141</text:p>
          </table:table-cell>
          <table:table-cell table:formula="of:=IF([.E224]=0;0;[.I224]*0.5*PI()-ATAN(([.F224]-left_king_pin_y)/wheelbase))" office:value-type="float" office:value="-0.123237452589303" calcext:value-type="float">
            <text:p>-0,123237452589303</text:p>
          </table:table-cell>
          <table:table-cell table:formula="of:=DEGREES([.C224]-[.J224])" office:value-type="float" office:value="0.0800947552182414" calcext:value-type="float">
            <text:p>0,080094755218241</text:p>
          </table:table-cell>
          <table:table-cell table:formula="of:=DEGREES([.D224]-[.K224])" office:value-type="float" office:value="-0.0562326097822236" calcext:value-type="float">
            <text:p>-0,0562326097822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ack_dev_data.A225]*analyze_resolution" office:value-type="float" office:value="10.5" calcext:value-type="float">
            <text:p>10,5</text:p>
          </table:table-cell>
          <table:table-cell table:formula="of:=[rf.N301]" office:value-type="float" office:value="-0.134176135334912" calcext:value-type="float">
            <text:p>-0,134176135334912</text:p>
          </table:table-cell>
          <table:table-cell table:formula="of:=[lf.N301]" office:value-type="float" office:value="-0.125949958281149" calcext:value-type="float">
            <text:p>-0,125949958281149</text:p>
          </table:table-cell>
          <table:table-cell table:formula="of:=([.C225]+[.D225])/2" office:value-type="float" office:value="-0.130063046808031" calcext:value-type="float">
            <text:p>-0,130063046808031</text:p>
          </table:table-cell>
          <table:table-cell table:formula="of:=IF([.E225] = 0;0;TAN(0.5*PI()-[.E225])*wheelbase)" office:value-type="float" office:value="-2293.55267975507" calcext:value-type="float">
            <text:p>-2293,55267975507</text:p>
          </table:table-cell>
          <table:table-cell table:formula="of:=IF([.D225] = 0;0;TAN(0.5*PI()-[.C225])*wheelbase+right_king_pin_y)" office:value-type="float" office:value="-2317.43330558196" calcext:value-type="float">
            <text:p>-2317,43330558196</text:p>
          </table:table-cell>
          <table:table-cell table:formula="of:=IF([.D225] = 0;0;TAN(0.5*PI()-[.D225])*wheelbase+left_king_pin_y)" office:value-type="float" office:value="-2274.29003142758" calcext:value-type="float">
            <text:p>-2274,29003142758</text:p>
          </table:table-cell>
          <table:table-cell table:formula="of:=IF([.E225]=0;0;[.E225]/ABS([.E225]))" office:value-type="float" office:value="-1" calcext:value-type="float">
            <text:p>-1</text:p>
          </table:table-cell>
          <table:table-cell table:formula="of:=IF([.E225]=0;0;[.I225]*0.5*PI()-ATAN(([.F225]-right_king_pin_y)/wheelbase))" office:value-type="float" office:value="-0.135615843130484" calcext:value-type="float">
            <text:p>-0,135615843130484</text:p>
          </table:table-cell>
          <table:table-cell table:formula="of:=IF([.E225]=0;0;[.I225]*0.5*PI()-ATAN(([.F225]-left_king_pin_y)/wheelbase))" office:value-type="float" office:value="-0.124944806497932" calcext:value-type="float">
            <text:p>-0,124944806497932</text:p>
          </table:table-cell>
          <table:table-cell table:formula="of:=DEGREES([.C225]-[.J225])" office:value-type="float" office:value="0.0824891804183279" calcext:value-type="float">
            <text:p>0,082489180418328</text:p>
          </table:table-cell>
          <table:table-cell table:formula="of:=DEGREES([.D225]-[.K225])" office:value-type="float" office:value="-0.0575909549483717" calcext:value-type="float">
            <text:p>-0,0575909549483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ack_dev_data.A226]*analyze_resolution" office:value-type="float" office:value="10.65" calcext:value-type="float">
            <text:p>10,65</text:p>
          </table:table-cell>
          <table:table-cell table:formula="of:=[rf.N302]" office:value-type="float" office:value="-0.136142938397714" calcext:value-type="float">
            <text:p>-0,136142938397714</text:p>
          </table:table-cell>
          <table:table-cell table:formula="of:=[lf.N302]" office:value-type="float" office:value="-0.12767887228831" calcext:value-type="float">
            <text:p>-0,12767887228831</text:p>
          </table:table-cell>
          <table:table-cell table:formula="of:=([.C226]+[.D226])/2" office:value-type="float" office:value="-0.131910905343012" calcext:value-type="float">
            <text:p>-0,131910905343012</text:p>
          </table:table-cell>
          <table:table-cell table:formula="of:=IF([.E226] = 0;0;TAN(0.5*PI()-[.E226])*wheelbase)" office:value-type="float" office:value="-2261.05588969864" calcext:value-type="float">
            <text:p>-2261,05588969864</text:p>
          </table:table-cell>
          <table:table-cell table:formula="of:=IF([.D226] = 0;0;TAN(0.5*PI()-[.C226])*wheelbase+right_king_pin_y)" office:value-type="float" office:value="-2284.93521961251" calcext:value-type="float">
            <text:p>-2284,93521961251</text:p>
          </table:table-cell>
          <table:table-cell table:formula="of:=IF([.D226] = 0;0;TAN(0.5*PI()-[.D226])*wheelbase+left_king_pin_y)" office:value-type="float" office:value="-2241.86302812758" calcext:value-type="float">
            <text:p>-2241,86302812758</text:p>
          </table:table-cell>
          <table:table-cell table:formula="of:=IF([.E226]=0;0;[.E226]/ABS([.E226]))" office:value-type="float" office:value="-1" calcext:value-type="float">
            <text:p>-1</text:p>
          </table:table-cell>
          <table:table-cell table:formula="of:=IF([.E226]=0;0;[.I226]*0.5*PI()-ATAN(([.F226]-right_king_pin_y)/wheelbase))" office:value-type="float" office:value="-0.137625044739512" calcext:value-type="float">
            <text:p>-0,137625044739512</text:p>
          </table:table-cell>
          <table:table-cell table:formula="of:=IF([.E226]=0;0;[.I226]*0.5*PI()-ATAN(([.F226]-left_king_pin_y)/wheelbase))" office:value-type="float" office:value="-0.126649908222304" calcext:value-type="float">
            <text:p>-0,126649908222304</text:p>
          </table:table-cell>
          <table:table-cell table:formula="of:=DEGREES([.C226]-[.J226])" office:value-type="float" office:value="0.0849184381746511" calcext:value-type="float">
            <text:p>0,084918438174651</text:p>
          </table:table-cell>
          <table:table-cell table:formula="of:=DEGREES([.D226]-[.K226])" office:value-type="float" office:value="-0.0589552982527613" calcext:value-type="float">
            <text:p>-0,0589552982527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ack_dev_data.A227]*analyze_resolution" office:value-type="float" office:value="10.8" calcext:value-type="float">
            <text:p>10,8</text:p>
          </table:table-cell>
          <table:table-cell table:formula="of:=[rf.N303]" office:value-type="float" office:value="-0.138111027698712" calcext:value-type="float">
            <text:p>-0,138111027698712</text:p>
          </table:table-cell>
          <table:table-cell table:formula="of:=[lf.N303]" office:value-type="float" office:value="-0.12940563122699" calcext:value-type="float">
            <text:p>-0,12940563122699</text:p>
          </table:table-cell>
          <table:table-cell table:formula="of:=([.C227]+[.D227])/2" office:value-type="float" office:value="-0.133758329462851" calcext:value-type="float">
            <text:p>-0,133758329462851</text:p>
          </table:table-cell>
          <table:table-cell table:formula="of:=IF([.E227] = 0;0;TAN(0.5*PI()-[.E227])*wheelbase)" office:value-type="float" office:value="-2229.45916337502" calcext:value-type="float">
            <text:p>-2229,45916337502</text:p>
          </table:table-cell>
          <table:table-cell table:formula="of:=IF([.D227] = 0;0;TAN(0.5*PI()-[.C227])*wheelbase+right_king_pin_y)" office:value-type="float" office:value="-2253.33673341084" calcext:value-type="float">
            <text:p>-2253,33673341084</text:p>
          </table:table-cell>
          <table:table-cell table:formula="of:=IF([.D227] = 0;0;TAN(0.5*PI()-[.D227])*wheelbase+left_king_pin_y)" office:value-type="float" office:value="-2210.33666087677" calcext:value-type="float">
            <text:p>-2210,33666087677</text:p>
          </table:table-cell>
          <table:table-cell table:formula="of:=IF([.E227]=0;0;[.E227]/ABS([.E227]))" office:value-type="float" office:value="-1" calcext:value-type="float">
            <text:p>-1</text:p>
          </table:table-cell>
          <table:table-cell table:formula="of:=IF([.E227]=0;0;[.I227]*0.5*PI()-ATAN(([.F227]-right_king_pin_y)/wheelbase))" office:value-type="float" office:value="-0.139636138621038" calcext:value-type="float">
            <text:p>-0,139636138621038</text:p>
          </table:table-cell>
          <table:table-cell table:formula="of:=IF([.E227]=0;0;[.I227]*0.5*PI()-ATAN(([.F227]-left_king_pin_y)/wheelbase))" office:value-type="float" office:value="-0.128352758106872" calcext:value-type="float">
            <text:p>-0,128352758106872</text:p>
          </table:table-cell>
          <table:table-cell table:formula="of:=DEGREES([.C227]-[.J227])" office:value-type="float" office:value="0.087382419138609" calcext:value-type="float">
            <text:p>0,087382419138609</text:p>
          </table:table-cell>
          <table:table-cell table:formula="of:=DEGREES([.D227]-[.K227])" office:value-type="float" office:value="-0.0603251861455595" calcext:value-type="float">
            <text:p>-0,060325186145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ack_dev_data.A228]*analyze_resolution" office:value-type="float" office:value="10.95" calcext:value-type="float">
            <text:p>10,95</text:p>
          </table:table-cell>
          <table:table-cell table:formula="of:=[rf.N304]" office:value-type="float" office:value="-0.140080398455189" calcext:value-type="float">
            <text:p>-0,140080398455189</text:p>
          </table:table-cell>
          <table:table-cell table:formula="of:=[lf.N304]" office:value-type="float" office:value="-0.131130227504037" calcext:value-type="float">
            <text:p>-0,131130227504037</text:p>
          </table:table-cell>
          <table:table-cell table:formula="of:=([.C228]+[.D228])/2" office:value-type="float" office:value="-0.135605312979613" calcext:value-type="float">
            <text:p>-0,135605312979613</text:p>
          </table:table-cell>
          <table:table-cell table:formula="of:=IF([.E228] = 0;0;TAN(0.5*PI()-[.E228])*wheelbase)" office:value-type="float" office:value="-2198.72551511833" calcext:value-type="float">
            <text:p>-2198,72551511833</text:p>
          </table:table-cell>
          <table:table-cell table:formula="of:=IF([.D228] = 0;0;TAN(0.5*PI()-[.C228])*wheelbase+right_king_pin_y)" office:value-type="float" office:value="-2222.60086152138" calcext:value-type="float">
            <text:p>-2222,60086152138</text:p>
          </table:table-cell>
          <table:table-cell table:formula="of:=IF([.D228] = 0;0;TAN(0.5*PI()-[.D228])*wheelbase+left_king_pin_y)" office:value-type="float" office:value="-2179.67394540464" calcext:value-type="float">
            <text:p>-2179,67394540464</text:p>
          </table:table-cell>
          <table:table-cell table:formula="of:=IF([.E228]=0;0;[.E228]/ABS([.E228]))" office:value-type="float" office:value="-1" calcext:value-type="float">
            <text:p>-1</text:p>
          </table:table-cell>
          <table:table-cell table:formula="of:=IF([.E228]=0;0;[.I228]*0.5*PI()-ATAN(([.F228]-right_king_pin_y)/wheelbase))" office:value-type="float" office:value="-0.141649117990779" calcext:value-type="float">
            <text:p>-0,141649117990779</text:p>
          </table:table-cell>
          <table:table-cell table:formula="of:=IF([.E228]=0;0;[.I228]*0.5*PI()-ATAN(([.F228]-left_king_pin_y)/wheelbase))" office:value-type="float" office:value="-0.130053356518755" calcext:value-type="float">
            <text:p>-0,130053356518755</text:p>
          </table:table-cell>
          <table:table-cell table:formula="of:=DEGREES([.C228]-[.J228])" office:value-type="float" office:value="0.0898810086290303" calcext:value-type="float">
            <text:p>0,08988100862903</text:p>
          </table:table-cell>
          <table:table-cell table:formula="of:=DEGREES([.D228]-[.K228])" office:value-type="float" office:value="-0.0617001625368026" calcext:value-type="float">
            <text:p>-0,0617001625368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ack_dev_data.A229]*analyze_resolution" office:value-type="float" office:value="11.1" calcext:value-type="float">
            <text:p>11,1</text:p>
          </table:table-cell>
          <table:table-cell table:formula="of:=[rf.N305]" office:value-type="float" office:value="-0.142051045900614" calcext:value-type="float">
            <text:p>-0,142051045900614</text:p>
          </table:table-cell>
          <table:table-cell table:formula="of:=[lf.N305]" office:value-type="float" office:value="-0.132852653504641" calcext:value-type="float">
            <text:p>-0,132852653504641</text:p>
          </table:table-cell>
          <table:table-cell table:formula="of:=([.C229]+[.D229])/2" office:value-type="float" office:value="-0.137451849702627" calcext:value-type="float">
            <text:p>-0,137451849702627</text:p>
          </table:table-cell>
          <table:table-cell table:formula="of:=IF([.E229] = 0;0;TAN(0.5*PI()-[.E229])*wheelbase)" office:value-type="float" office:value="-2168.81995853322" calcext:value-type="float">
            <text:p>-2168,81995853322</text:p>
          </table:table-cell>
          <table:table-cell table:formula="of:=IF([.D229] = 0;0;TAN(0.5*PI()-[.C229])*wheelbase+right_king_pin_y)" office:value-type="float" office:value="-2192.6926177525" calcext:value-type="float">
            <text:p>-2192,6926177525</text:p>
          </table:table-cell>
          <table:table-cell table:formula="of:=IF([.D229] = 0;0;TAN(0.5*PI()-[.D229])*wheelbase+left_king_pin_y)" office:value-type="float" office:value="-2149.8398967212" calcext:value-type="float">
            <text:p>-2149,8398967212</text:p>
          </table:table-cell>
          <table:table-cell table:formula="of:=IF([.E229]=0;0;[.E229]/ABS([.E229]))" office:value-type="float" office:value="-1" calcext:value-type="float">
            <text:p>-1</text:p>
          </table:table-cell>
          <table:table-cell table:formula="of:=IF([.E229]=0;0;[.I229]*0.5*PI()-ATAN(([.F229]-right_king_pin_y)/wheelbase))" office:value-type="float" office:value="-0.143663975987333" calcext:value-type="float">
            <text:p>-0,143663975987333</text:p>
          </table:table-cell>
          <table:table-cell table:formula="of:=IF([.E229]=0;0;[.I229]*0.5*PI()-ATAN(([.F229]-left_king_pin_y)/wheelbase))" office:value-type="float" office:value="-0.131751703847404" calcext:value-type="float">
            <text:p>-0,131751703847404</text:p>
          </table:table-cell>
          <table:table-cell table:formula="of:=DEGREES([.C229]-[.J229])" office:value-type="float" office:value="0.0924140866186895" calcext:value-type="float">
            <text:p>0,09241408661869</text:p>
          </table:table-cell>
          <table:table-cell table:formula="of:=DEGREES([.D229]-[.K229])" office:value-type="float" office:value="-0.0630797688160518" calcext:value-type="float">
            <text:p>-0,0630797688160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ack_dev_data.A230]*analyze_resolution" office:value-type="float" office:value="11.25" calcext:value-type="float">
            <text:p>11,25</text:p>
          </table:table-cell>
          <table:table-cell table:formula="of:=[rf.N306]" office:value-type="float" office:value="-0.144022965284591" calcext:value-type="float">
            <text:p>-0,144022965284591</text:p>
          </table:table-cell>
          <table:table-cell table:formula="of:=[lf.N306]" office:value-type="float" office:value="-0.134572901592336" calcext:value-type="float">
            <text:p>-0,134572901592336</text:p>
          </table:table-cell>
          <table:table-cell table:formula="of:=([.C230]+[.D230])/2" office:value-type="float" office:value="-0.139297933438463" calcext:value-type="float">
            <text:p>-0,139297933438463</text:p>
          </table:table-cell>
          <table:table-cell table:formula="of:=IF([.E230] = 0;0;TAN(0.5*PI()-[.E230])*wheelbase)" office:value-type="float" office:value="-2139.70937321024" calcext:value-type="float">
            <text:p>-2139,70937321024</text:p>
          </table:table-cell>
          <table:table-cell table:formula="of:=IF([.D230] = 0;0;TAN(0.5*PI()-[.C230])*wheelbase+right_king_pin_y)" office:value-type="float" office:value="-2163.57888189175" calcext:value-type="float">
            <text:p>-2163,57888189175</text:p>
          </table:table-cell>
          <table:table-cell table:formula="of:=IF([.D230] = 0;0;TAN(0.5*PI()-[.D230])*wheelbase+left_king_pin_y)" office:value-type="float" office:value="-2120.80139583239" calcext:value-type="float">
            <text:p>-2120,80139583239</text:p>
          </table:table-cell>
          <table:table-cell table:formula="of:=IF([.E230]=0;0;[.E230]/ABS([.E230]))" office:value-type="float" office:value="-1" calcext:value-type="float">
            <text:p>-1</text:p>
          </table:table-cell>
          <table:table-cell table:formula="of:=IF([.E230]=0;0;[.I230]*0.5*PI()-ATAN(([.F230]-right_king_pin_y)/wheelbase))" office:value-type="float" office:value="-0.145680705671896" calcext:value-type="float">
            <text:p>-0,145680705671896</text:p>
          </table:table-cell>
          <table:table-cell table:formula="of:=IF([.E230]=0;0;[.I230]*0.5*PI()-ATAN(([.F230]-left_king_pin_y)/wheelbase))" office:value-type="float" office:value="-0.13344780050427" calcext:value-type="float">
            <text:p>-0,13344780050427</text:p>
          </table:table-cell>
          <table:table-cell table:formula="of:=DEGREES([.C230]-[.J230])" office:value-type="float" office:value="0.0949815277209613" calcext:value-type="float">
            <text:p>0,094981527720961</text:p>
          </table:table-cell>
          <table:table-cell table:formula="of:=DEGREES([.D230]-[.K230])" office:value-type="float" office:value="-0.0644635438717817" calcext:value-type="float">
            <text:p>-0,0644635438717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ack_dev_data.A231]*analyze_resolution" office:value-type="float" office:value="11.4" calcext:value-type="float">
            <text:p>11,4</text:p>
          </table:table-cell>
          <table:table-cell table:formula="of:=[rf.N307]" office:value-type="float" office:value="-0.145996151872801" calcext:value-type="float">
            <text:p>-0,145996151872801</text:p>
          </table:table-cell>
          <table:table-cell table:formula="of:=[lf.N307]" office:value-type="float" office:value="-0.136290964109012" calcext:value-type="float">
            <text:p>-0,136290964109012</text:p>
          </table:table-cell>
          <table:table-cell table:formula="of:=([.C231]+[.D231])/2" office:value-type="float" office:value="-0.141143557990907" calcext:value-type="float">
            <text:p>-0,141143557990907</text:p>
          </table:table-cell>
          <table:table-cell table:formula="of:=IF([.E231] = 0;0;TAN(0.5*PI()-[.E231])*wheelbase)" office:value-type="float" office:value="-2111.36238196352" calcext:value-type="float">
            <text:p>-2111,36238196352</text:p>
          </table:table-cell>
          <table:table-cell table:formula="of:=IF([.D231] = 0;0;TAN(0.5*PI()-[.C231])*wheelbase+right_king_pin_y)" office:value-type="float" office:value="-2135.22827694371" calcext:value-type="float">
            <text:p>-2135,22827694371</text:p>
          </table:table-cell>
          <table:table-cell table:formula="of:=IF([.D231] = 0;0;TAN(0.5*PI()-[.D231])*wheelbase+left_king_pin_y)" office:value-type="float" office:value="-2092.52706697783" calcext:value-type="float">
            <text:p>-2092,52706697783</text:p>
          </table:table-cell>
          <table:table-cell table:formula="of:=IF([.E231]=0;0;[.E231]/ABS([.E231]))" office:value-type="float" office:value="-1" calcext:value-type="float">
            <text:p>-1</text:p>
          </table:table-cell>
          <table:table-cell table:formula="of:=IF([.E231]=0;0;[.I231]*0.5*PI()-ATAN(([.F231]-right_king_pin_y)/wheelbase))" office:value-type="float" office:value="-0.147699300027974" calcext:value-type="float">
            <text:p>-0,147699300027974</text:p>
          </table:table-cell>
          <table:table-cell table:formula="of:=IF([.E231]=0;0;[.I231]*0.5*PI()-ATAN(([.F231]-left_king_pin_y)/wheelbase))" office:value-type="float" office:value="-0.135141646922465" calcext:value-type="float">
            <text:p>-0,135141646922465</text:p>
          </table:table-cell>
          <table:table-cell table:formula="of:=DEGREES([.C231]-[.J231])" office:value-type="float" office:value="0.0975832011769322" calcext:value-type="float">
            <text:p>0,097583201176932</text:p>
          </table:table-cell>
          <table:table-cell table:formula="of:=DEGREES([.D231]-[.K231])" office:value-type="float" office:value="-0.0658510241109984" calcext:value-type="float">
            <text:p>-0,0658510241109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ack_dev_data.A232]*analyze_resolution" office:value-type="float" office:value="11.55" calcext:value-type="float">
            <text:p>11,55</text:p>
          </table:table-cell>
          <table:table-cell table:formula="of:=[rf.N308]" office:value-type="float" office:value="-0.147970600946934" calcext:value-type="float">
            <text:p>-0,147970600946934</text:p>
          </table:table-cell>
          <table:table-cell table:formula="of:=[lf.N308]" office:value-type="float" office:value="-0.138006833374921" calcext:value-type="float">
            <text:p>-0,138006833374921</text:p>
          </table:table-cell>
          <table:table-cell table:formula="of:=([.C232]+[.D232])/2" office:value-type="float" office:value="-0.142988717160927" calcext:value-type="float">
            <text:p>-0,142988717160927</text:p>
          </table:table-cell>
          <table:table-cell table:formula="of:=IF([.E232] = 0;0;TAN(0.5*PI()-[.E232])*wheelbase)" office:value-type="float" office:value="-2083.74923763461" calcext:value-type="float">
            <text:p>-2083,74923763461</text:p>
          </table:table-cell>
          <table:table-cell table:formula="of:=IF([.D232] = 0;0;TAN(0.5*PI()-[.C232])*wheelbase+right_king_pin_y)" office:value-type="float" office:value="-2107.61105593379" calcext:value-type="float">
            <text:p>-2107,61105593379</text:p>
          </table:table-cell>
          <table:table-cell table:formula="of:=IF([.D232] = 0;0;TAN(0.5*PI()-[.D232])*wheelbase+left_king_pin_y)" office:value-type="float" office:value="-2064.98716443459" calcext:value-type="float">
            <text:p>-2064,98716443459</text:p>
          </table:table-cell>
          <table:table-cell table:formula="of:=IF([.E232]=0;0;[.E232]/ABS([.E232]))" office:value-type="float" office:value="-1" calcext:value-type="float">
            <text:p>-1</text:p>
          </table:table-cell>
          <table:table-cell table:formula="of:=IF([.E232]=0;0;[.I232]*0.5*PI()-ATAN(([.F232]-right_king_pin_y)/wheelbase))" office:value-type="float" office:value="-0.1497197519611" calcext:value-type="float">
            <text:p>-0,1497197519611</text:p>
          </table:table-cell>
          <table:table-cell table:formula="of:=IF([.E232]=0;0;[.I232]*0.5*PI()-ATAN(([.F232]-left_king_pin_y)/wheelbase))" office:value-type="float" office:value="-0.136833243556434" calcext:value-type="float">
            <text:p>-0,136833243556434</text:p>
          </table:table-cell>
          <table:table-cell table:formula="of:=DEGREES([.C232]-[.J232])" office:value-type="float" office:value="0.100218970842756" calcext:value-type="float">
            <text:p>0,100218970842756</text:p>
          </table:table-cell>
          <table:table-cell table:formula="of:=DEGREES([.D232]-[.K232])" office:value-type="float" office:value="-0.0672417434788058" calcext:value-type="float">
            <text:p>-0,0672417434788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ack_dev_data.A233]*analyze_resolution" office:value-type="float" office:value="11.7" calcext:value-type="float">
            <text:p>11,7</text:p>
          </table:table-cell>
          <table:table-cell table:formula="of:=[rf.N309]" office:value-type="float" office:value="-0.149946307804647" calcext:value-type="float">
            <text:p>-0,149946307804647</text:p>
          </table:table-cell>
          <table:table-cell table:formula="of:=[lf.N309]" office:value-type="float" office:value="-0.139720501688686" calcext:value-type="float">
            <text:p>-0,139720501688686</text:p>
          </table:table-cell>
          <table:table-cell table:formula="of:=([.C233]+[.D233])/2" office:value-type="float" office:value="-0.144833404746667" calcext:value-type="float">
            <text:p>-0,144833404746667</text:p>
          </table:table-cell>
          <table:table-cell table:formula="of:=IF([.E233] = 0;0;TAN(0.5*PI()-[.E233])*wheelbase)" office:value-type="float" office:value="-2056.8417186034" calcext:value-type="float">
            <text:p>-2056,8417186034</text:p>
          </table:table-cell>
          <table:table-cell table:formula="of:=IF([.D233] = 0;0;TAN(0.5*PI()-[.C233])*wheelbase+right_king_pin_y)" office:value-type="float" office:value="-2080.69899741916" calcext:value-type="float">
            <text:p>-2080,69899741916</text:p>
          </table:table-cell>
          <table:table-cell table:formula="of:=IF([.D233] = 0;0;TAN(0.5*PI()-[.D233])*wheelbase+left_king_pin_y)" office:value-type="float" office:value="-2038.1534680282" calcext:value-type="float">
            <text:p>-2038,1534680282</text:p>
          </table:table-cell>
          <table:table-cell table:formula="of:=IF([.E233]=0;0;[.E233]/ABS([.E233]))" office:value-type="float" office:value="-1" calcext:value-type="float">
            <text:p>-1</text:p>
          </table:table-cell>
          <table:table-cell table:formula="of:=IF([.E233]=0;0;[.I233]*0.5*PI()-ATAN(([.F233]-right_king_pin_y)/wheelbase))" office:value-type="float" office:value="-0.151742054298566" calcext:value-type="float">
            <text:p>-0,151742054298566</text:p>
          </table:table-cell>
          <table:table-cell table:formula="of:=IF([.E233]=0;0;[.I233]*0.5*PI()-ATAN(([.F233]-left_king_pin_y)/wheelbase))" office:value-type="float" office:value="-0.138522590881625" calcext:value-type="float">
            <text:p>-0,138522590881625</text:p>
          </table:table-cell>
          <table:table-cell table:formula="of:=DEGREES([.C233]-[.J233])" office:value-type="float" office:value="0.102888695176942" calcext:value-type="float">
            <text:p>0,102888695176942</text:p>
          </table:table-cell>
          <table:table-cell table:formula="of:=DEGREES([.D233]-[.K233])" office:value-type="float" office:value="-0.0686352334777436" calcext:value-type="float">
            <text:p>-0,0686352334777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ack_dev_data.A234]*analyze_resolution" office:value-type="float" office:value="11.85" calcext:value-type="float">
            <text:p>11,85</text:p>
          </table:table-cell>
          <table:table-cell table:formula="of:=[rf.N310]" office:value-type="float" office:value="-0.151923267759492" calcext:value-type="float">
            <text:p>-0,151923267759492</text:p>
          </table:table-cell>
          <table:table-cell table:formula="of:=[lf.N310]" office:value-type="float" office:value="-0.141431961327318" calcext:value-type="float">
            <text:p>-0,141431961327318</text:p>
          </table:table-cell>
          <table:table-cell table:formula="of:=([.C234]+[.D234])/2" office:value-type="float" office:value="-0.146677614543405" calcext:value-type="float">
            <text:p>-0,146677614543405</text:p>
          </table:table-cell>
          <table:table-cell table:formula="of:=IF([.E234] = 0;0;TAN(0.5*PI()-[.E234])*wheelbase)" office:value-type="float" office:value="-2030.61303223518" calcext:value-type="float">
            <text:p>-2030,61303223518</text:p>
          </table:table-cell>
          <table:table-cell table:formula="of:=IF([.D234] = 0;0;TAN(0.5*PI()-[.C234])*wheelbase+right_king_pin_y)" office:value-type="float" office:value="-2054.46530893587" calcext:value-type="float">
            <text:p>-2054,46530893587</text:p>
          </table:table-cell>
          <table:table-cell table:formula="of:=IF([.D234] = 0;0;TAN(0.5*PI()-[.D234])*wheelbase+left_king_pin_y)" office:value-type="float" office:value="-2011.99918657971" calcext:value-type="float">
            <text:p>-2011,99918657971</text:p>
          </table:table-cell>
          <table:table-cell table:formula="of:=IF([.E234]=0;0;[.E234]/ABS([.E234]))" office:value-type="float" office:value="-1" calcext:value-type="float">
            <text:p>-1</text:p>
          </table:table-cell>
          <table:table-cell table:formula="of:=IF([.E234]=0;0;[.I234]*0.5*PI()-ATAN(([.F234]-right_king_pin_y)/wheelbase))" office:value-type="float" office:value="-0.15376619978914" calcext:value-type="float">
            <text:p>-0,15376619978914</text:p>
          </table:table-cell>
          <table:table-cell table:formula="of:=IF([.E234]=0;0;[.I234]*0.5*PI()-ATAN(([.F234]-left_king_pin_y)/wheelbase))" office:value-type="float" office:value="-0.140209689394159" calcext:value-type="float">
            <text:p>-0,140209689394159</text:p>
          </table:table-cell>
          <table:table-cell table:formula="of:=DEGREES([.C234]-[.J234])" office:value-type="float" office:value="0.105592227228336" calcext:value-type="float">
            <text:p>0,105592227228336</text:p>
          </table:table-cell>
          <table:table-cell table:formula="of:=DEGREES([.D234]-[.K234])" office:value-type="float" office:value="-0.070031023187316" calcext:value-type="float">
            <text:p>-0,0700310231873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ack_dev_data.A235]*analyze_resolution" office:value-type="float" office:value="12" calcext:value-type="float">
            <text:p>12</text:p>
          </table:table-cell>
          <table:table-cell table:formula="of:=[rf.N311]" office:value-type="float" office:value="-0.153901476140863" calcext:value-type="float">
            <text:p>-0,153901476140863</text:p>
          </table:table-cell>
          <table:table-cell table:formula="of:=[lf.N311]" office:value-type="float" office:value="-0.14314120454622" calcext:value-type="float">
            <text:p>-0,14314120454622</text:p>
          </table:table-cell>
          <table:table-cell table:formula="of:=([.C235]+[.D235])/2" office:value-type="float" office:value="-0.148521340343541" calcext:value-type="float">
            <text:p>-0,148521340343541</text:p>
          </table:table-cell>
          <table:table-cell table:formula="of:=IF([.E235] = 0;0;TAN(0.5*PI()-[.E235])*wheelbase)" office:value-type="float" office:value="-2005.03772556902" calcext:value-type="float">
            <text:p>-2005,03772556902</text:p>
          </table:table-cell>
          <table:table-cell table:formula="of:=IF([.D235] = 0;0;TAN(0.5*PI()-[.C235])*wheelbase+right_king_pin_y)" office:value-type="float" office:value="-2028.88453768725" calcext:value-type="float">
            <text:p>-2028,88453768725</text:p>
          </table:table-cell>
          <table:table-cell table:formula="of:=IF([.D235] = 0;0;TAN(0.5*PI()-[.D235])*wheelbase+left_king_pin_y)" office:value-type="float" office:value="-1986.49886859411" calcext:value-type="float">
            <text:p>-1986,49886859411</text:p>
          </table:table-cell>
          <table:table-cell table:formula="of:=IF([.E235]=0;0;[.E235]/ABS([.E235]))" office:value-type="float" office:value="-1" calcext:value-type="float">
            <text:p>-1</text:p>
          </table:table-cell>
          <table:table-cell table:formula="of:=IF([.E235]=0;0;[.I235]*0.5*PI()-ATAN(([.F235]-right_king_pin_y)/wheelbase))" office:value-type="float" office:value="-0.155792181102808" calcext:value-type="float">
            <text:p>-0,155792181102808</text:p>
          </table:table-cell>
          <table:table-cell table:formula="of:=IF([.E235]=0;0;[.I235]*0.5*PI()-ATAN(([.F235]-left_king_pin_y)/wheelbase))" office:value-type="float" office:value="-0.141894539610506" calcext:value-type="float">
            <text:p>-0,141894539610506</text:p>
          </table:table-cell>
          <table:table-cell table:formula="of:=DEGREES([.C235]-[.J235])" office:value-type="float" office:value="0.108329414623878" calcext:value-type="float">
            <text:p>0,108329414623878</text:p>
          </table:table-cell>
          <table:table-cell table:formula="of:=DEGREES([.D235]-[.K235])" office:value-type="float" office:value="-0.0714286392833166" calcext:value-type="float">
            <text:p>-0,0714286392833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ack_dev_data.A236]*analyze_resolution" office:value-type="float" office:value="12.15" calcext:value-type="float">
            <text:p>12,15</text:p>
          </table:table-cell>
          <table:table-cell table:formula="of:=[rf.N312]" office:value-type="float" office:value="-0.155880928293944" calcext:value-type="float">
            <text:p>-0,155880928293944</text:p>
          </table:table-cell>
          <table:table-cell table:formula="of:=[lf.N312]" office:value-type="float" office:value="-0.144848223579203" calcext:value-type="float">
            <text:p>-0,144848223579203</text:p>
          </table:table-cell>
          <table:table-cell table:formula="of:=([.C236]+[.D236])/2" office:value-type="float" office:value="-0.150364575936573" calcext:value-type="float">
            <text:p>-0,150364575936573</text:p>
          </table:table-cell>
          <table:table-cell table:formula="of:=IF([.E236] = 0;0;TAN(0.5*PI()-[.E236])*wheelbase)" office:value-type="float" office:value="-1980.09160262187" calcext:value-type="float">
            <text:p>-1980,09160262187</text:p>
          </table:table-cell>
          <table:table-cell table:formula="of:=IF([.D236] = 0;0;TAN(0.5*PI()-[.C236])*wheelbase+right_king_pin_y)" office:value-type="float" office:value="-2003.93248784799" calcext:value-type="float">
            <text:p>-2003,93248784799</text:p>
          </table:table-cell>
          <table:table-cell table:formula="of:=IF([.D236] = 0;0;TAN(0.5*PI()-[.D236])*wheelbase+left_king_pin_y)" office:value-type="float" office:value="-1961.62831956447" calcext:value-type="float">
            <text:p>-1961,62831956447</text:p>
          </table:table-cell>
          <table:table-cell table:formula="of:=IF([.E236]=0;0;[.E236]/ABS([.E236]))" office:value-type="float" office:value="-1" calcext:value-type="float">
            <text:p>-1</text:p>
          </table:table-cell>
          <table:table-cell table:formula="of:=IF([.E236]=0;0;[.I236]*0.5*PI()-ATAN(([.F236]-right_king_pin_y)/wheelbase))" office:value-type="float" office:value="-0.157819990830504" calcext:value-type="float">
            <text:p>-0,157819990830504</text:p>
          </table:table-cell>
          <table:table-cell table:formula="of:=IF([.E236]=0;0;[.I236]*0.5*PI()-ATAN(([.F236]-left_king_pin_y)/wheelbase))" office:value-type="float" office:value="-0.143577142067162" calcext:value-type="float">
            <text:p>-0,143577142067162</text:p>
          </table:table-cell>
          <table:table-cell table:formula="of:=DEGREES([.C236]-[.J236])" office:value-type="float" office:value="0.111100099556836" calcext:value-type="float">
            <text:p>0,111100099556836</text:p>
          </table:table-cell>
          <table:table-cell table:formula="of:=DEGREES([.D236]-[.K236])" office:value-type="float" office:value="-0.0728276060570517" calcext:value-type="float">
            <text:p>-0,0728276060570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ack_dev_data.A237]*analyze_resolution" office:value-type="float" office:value="12.3" calcext:value-type="float">
            <text:p>12,3</text:p>
          </table:table-cell>
          <table:table-cell table:formula="of:=[rf.N313]" office:value-type="float" office:value="-0.15786161957964" calcext:value-type="float">
            <text:p>-0,15786161957964</text:p>
          </table:table-cell>
          <table:table-cell table:formula="of:=[lf.N313]" office:value-type="float" office:value="-0.146553010638506" calcext:value-type="float">
            <text:p>-0,146553010638506</text:p>
          </table:table-cell>
          <table:table-cell table:formula="of:=([.C237]+[.D237])/2" office:value-type="float" office:value="-0.152207315109073" calcext:value-type="float">
            <text:p>-0,152207315109073</text:p>
          </table:table-cell>
          <table:table-cell table:formula="of:=IF([.E237] = 0;0;TAN(0.5*PI()-[.E237])*wheelbase)" office:value-type="float" office:value="-1955.75164774361" calcext:value-type="float">
            <text:p>-1955,75164774361</text:p>
          </table:table-cell>
          <table:table-cell table:formula="of:=IF([.D237] = 0;0;TAN(0.5*PI()-[.C237])*wheelbase+right_king_pin_y)" office:value-type="float" office:value="-1979.58614391924" calcext:value-type="float">
            <text:p>-1979,58614391924</text:p>
          </table:table-cell>
          <table:table-cell table:formula="of:=IF([.D237] = 0;0;TAN(0.5*PI()-[.D237])*wheelbase+left_king_pin_y)" office:value-type="float" office:value="-1937.36452532696" calcext:value-type="float">
            <text:p>-1937,36452532696</text:p>
          </table:table-cell>
          <table:table-cell table:formula="of:=IF([.E237]=0;0;[.E237]/ABS([.E237]))" office:value-type="float" office:value="-1" calcext:value-type="float">
            <text:p>-1</text:p>
          </table:table-cell>
          <table:table-cell table:formula="of:=IF([.E237]=0;0;[.I237]*0.5*PI()-ATAN(([.F237]-right_king_pin_y)/wheelbase))" office:value-type="float" office:value="-0.159849621483855" calcext:value-type="float">
            <text:p>-0,159849621483855</text:p>
          </table:table-cell>
          <table:table-cell table:formula="of:=IF([.E237]=0;0;[.I237]*0.5*PI()-ATAN(([.F237]-left_king_pin_y)/wheelbase))" office:value-type="float" office:value="-0.145257497320322" calcext:value-type="float">
            <text:p>-0,145257497320322</text:p>
          </table:table-cell>
          <table:table-cell table:formula="of:=DEGREES([.C237]-[.J237])" office:value-type="float" office:value="0.113904118775484" calcext:value-type="float">
            <text:p>0,113904118775484</text:p>
          </table:table-cell>
          <table:table-cell table:formula="of:=DEGREES([.D237]-[.K237])" office:value-type="float" office:value="-0.074227445434907" calcext:value-type="float">
            <text:p>-0,0742274454349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ack_dev_data.A238]*analyze_resolution" office:value-type="float" office:value="12.45" calcext:value-type="float">
            <text:p>12,45</text:p>
          </table:table-cell>
          <table:table-cell table:formula="of:=[rf.N314]" office:value-type="float" office:value="-0.159843545374528" calcext:value-type="float">
            <text:p>-0,159843545374528</text:p>
          </table:table-cell>
          <table:table-cell table:formula="of:=[lf.N314]" office:value-type="float" office:value="-0.148255557914803" calcext:value-type="float">
            <text:p>-0,148255557914803</text:p>
          </table:table-cell>
          <table:table-cell table:formula="of:=([.C238]+[.D238])/2" office:value-type="float" office:value="-0.154049551644665" calcext:value-type="float">
            <text:p>-0,154049551644665</text:p>
          </table:table-cell>
          <table:table-cell table:formula="of:=IF([.E238] = 0;0;TAN(0.5*PI()-[.E238])*wheelbase)" office:value-type="float" office:value="-1931.99595451262" calcext:value-type="float">
            <text:p>-1931,99595451262</text:p>
          </table:table-cell>
          <table:table-cell table:formula="of:=IF([.D238] = 0;0;TAN(0.5*PI()-[.C238])*wheelbase+right_king_pin_y)" office:value-type="float" office:value="-1955.82359962423" calcext:value-type="float">
            <text:p>-1955,82359962423</text:p>
          </table:table-cell>
          <table:table-cell table:formula="of:=IF([.D238] = 0;0;TAN(0.5*PI()-[.D238])*wheelbase+left_king_pin_y)" office:value-type="float" office:value="-1913.68558095651" calcext:value-type="float">
            <text:p>-1913,68558095651</text:p>
          </table:table-cell>
          <table:table-cell table:formula="of:=IF([.E238]=0;0;[.E238]/ABS([.E238]))" office:value-type="float" office:value="-1" calcext:value-type="float">
            <text:p>-1</text:p>
          </table:table-cell>
          <table:table-cell table:formula="of:=IF([.E238]=0;0;[.I238]*0.5*PI()-ATAN(([.F238]-right_king_pin_y)/wheelbase))" office:value-type="float" office:value="-0.161881065494924" calcext:value-type="float">
            <text:p>-0,161881065494924</text:p>
          </table:table-cell>
          <table:table-cell table:formula="of:=IF([.E238]=0;0;[.I238]*0.5*PI()-ATAN(([.F238]-left_king_pin_y)/wheelbase))" office:value-type="float" office:value="-0.146935605945564" calcext:value-type="float">
            <text:p>-0,146935605945564</text:p>
          </table:table-cell>
          <table:table-cell table:formula="of:=DEGREES([.C238]-[.J238])" office:value-type="float" office:value="0.116741303571674" calcext:value-type="float">
            <text:p>0,116741303571674</text:p>
          </table:table-cell>
          <table:table-cell table:formula="of:=DEGREES([.D238]-[.K238])" office:value-type="float" office:value="-0.0756276769973675" calcext:value-type="float">
            <text:p>-0,0756276769973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ack_dev_data.A239]*analyze_resolution" office:value-type="float" office:value="12.6" calcext:value-type="float">
            <text:p>12,6</text:p>
          </table:table-cell>
          <table:table-cell table:formula="of:=[rf.N315]" office:value-type="float" office:value="-0.161826701070793" calcext:value-type="float">
            <text:p>-0,161826701070793</text:p>
          </table:table-cell>
          <table:table-cell table:formula="of:=[lf.N315]" office:value-type="float" office:value="-0.149955857577225" calcext:value-type="float">
            <text:p>-0,149955857577225</text:p>
          </table:table-cell>
          <table:table-cell table:formula="of:=([.C239]+[.D239])/2" office:value-type="float" office:value="-0.155891279324009" calcext:value-type="float">
            <text:p>-0,155891279324009</text:p>
          </table:table-cell>
          <table:table-cell table:formula="of:=IF([.E239] = 0;0;TAN(0.5*PI()-[.E239])*wheelbase)" office:value-type="float" office:value="-1908.80365971037" calcext:value-type="float">
            <text:p>-1908,80365971037</text:p>
          </table:table-cell>
          <table:table-cell table:formula="of:=IF([.D239] = 0;0;TAN(0.5*PI()-[.C239])*wheelbase+right_king_pin_y)" office:value-type="float" office:value="-1932.62399188282" calcext:value-type="float">
            <text:p>-1932,62399188282</text:p>
          </table:table-cell>
          <table:table-cell table:formula="of:=IF([.D239] = 0;0;TAN(0.5*PI()-[.D239])*wheelbase+left_king_pin_y)" office:value-type="float" office:value="-1890.57062474137" calcext:value-type="float">
            <text:p>-1890,57062474137</text:p>
          </table:table-cell>
          <table:table-cell table:formula="of:=IF([.E239]=0;0;[.E239]/ABS([.E239]))" office:value-type="float" office:value="-1" calcext:value-type="float">
            <text:p>-1</text:p>
          </table:table-cell>
          <table:table-cell table:formula="of:=IF([.E239]=0;0;[.I239]*0.5*PI()-ATAN(([.F239]-right_king_pin_y)/wheelbase))" office:value-type="float" office:value="-0.163914315215958" calcext:value-type="float">
            <text:p>-0,163914315215958</text:p>
          </table:table-cell>
          <table:table-cell table:formula="of:=IF([.E239]=0;0;[.I239]*0.5*PI()-ATAN(([.F239]-left_king_pin_y)/wheelbase))" office:value-type="float" office:value="-0.148611468537526" calcext:value-type="float">
            <text:p>-0,148611468537526</text:p>
          </table:table-cell>
          <table:table-cell table:formula="of:=DEGREES([.C239]-[.J239])" office:value-type="float" office:value="0.119611479769798" calcext:value-type="float">
            <text:p>0,119611479769798</text:p>
          </table:table-cell>
          <table:table-cell table:formula="of:=DEGREES([.D239]-[.K239])" office:value-type="float" office:value="-0.0770278179983934" calcext:value-type="float">
            <text:p>-0,0770278179983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ack_dev_data.A240]*analyze_resolution" office:value-type="float" office:value="12.75" calcext:value-type="float">
            <text:p>12,75</text:p>
          </table:table-cell>
          <table:table-cell table:formula="of:=[rf.N316]" office:value-type="float" office:value="-0.163811082076174" calcext:value-type="float">
            <text:p>-0,163811082076174</text:p>
          </table:table-cell>
          <table:table-cell table:formula="of:=[lf.N316]" office:value-type="float" office:value="-0.151653901773376" calcext:value-type="float">
            <text:p>-0,151653901773376</text:p>
          </table:table-cell>
          <table:table-cell table:formula="of:=([.C240]+[.D240])/2" office:value-type="float" office:value="-0.157732491924775" calcext:value-type="float">
            <text:p>-0,157732491924775</text:p>
          </table:table-cell>
          <table:table-cell table:formula="of:=IF([.E240] = 0;0;TAN(0.5*PI()-[.E240])*wheelbase)" office:value-type="float" office:value="-1886.15488195645" calcext:value-type="float">
            <text:p>-1886,15488195645</text:p>
          </table:table-cell>
          <table:table-cell table:formula="of:=IF([.D240] = 0;0;TAN(0.5*PI()-[.C240])*wheelbase+right_king_pin_y)" office:value-type="float" office:value="-1909.96743944661" calcext:value-type="float">
            <text:p>-1909,96743944661</text:p>
          </table:table-cell>
          <table:table-cell table:formula="of:=IF([.D240] = 0;0;TAN(0.5*PI()-[.D240])*wheelbase+left_king_pin_y)" office:value-type="float" office:value="-1867.99977681823" calcext:value-type="float">
            <text:p>-1867,99977681823</text:p>
          </table:table-cell>
          <table:table-cell table:formula="of:=IF([.E240]=0;0;[.E240]/ABS([.E240]))" office:value-type="float" office:value="-1" calcext:value-type="float">
            <text:p>-1</text:p>
          </table:table-cell>
          <table:table-cell table:formula="of:=IF([.E240]=0;0;[.I240]*0.5*PI()-ATAN(([.F240]-right_king_pin_y)/wheelbase))" office:value-type="float" office:value="-0.165949362919147" calcext:value-type="float">
            <text:p>-0,165949362919147</text:p>
          </table:table-cell>
          <table:table-cell table:formula="of:=IF([.E240]=0;0;[.I240]*0.5*PI()-ATAN(([.F240]-left_king_pin_y)/wheelbase))" office:value-type="float" office:value="-0.150285085709594" calcext:value-type="float">
            <text:p>-0,150285085709594</text:p>
          </table:table-cell>
          <table:table-cell table:formula="of:=DEGREES([.C240]-[.J240])" office:value-type="float" office:value="0.122514467716046" calcext:value-type="float">
            <text:p>0,122514467716046</text:p>
          </table:table-cell>
          <table:table-cell table:formula="of:=DEGREES([.D240]-[.K240])" office:value-type="float" office:value="-0.0784273833844141" calcext:value-type="float">
            <text:p>-0,0784273833844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ack_dev_data.A241]*analyze_resolution" office:value-type="float" office:value="12.9" calcext:value-type="float">
            <text:p>12,9</text:p>
          </table:table-cell>
          <table:table-cell table:formula="of:=[rf.N317]" office:value-type="float" office:value="-0.165796683813903" calcext:value-type="float">
            <text:p>-0,165796683813903</text:p>
          </table:table-cell>
          <table:table-cell table:formula="of:=[lf.N317]" office:value-type="float" office:value="-0.153349682629354" calcext:value-type="float">
            <text:p>-0,153349682629354</text:p>
          </table:table-cell>
          <table:table-cell table:formula="of:=([.C241]+[.D241])/2" office:value-type="float" office:value="-0.159573183221629" calcext:value-type="float">
            <text:p>-0,159573183221629</text:p>
          </table:table-cell>
          <table:table-cell table:formula="of:=IF([.E241] = 0;0;TAN(0.5*PI()-[.E241])*wheelbase)" office:value-type="float" office:value="-1864.03066462504" calcext:value-type="float">
            <text:p>-1864,03066462504</text:p>
          </table:table-cell>
          <table:table-cell table:formula="of:=IF([.D241] = 0;0;TAN(0.5*PI()-[.C241])*wheelbase+right_king_pin_y)" office:value-type="float" office:value="-1887.83498581539" calcext:value-type="float">
            <text:p>-1887,83498581539</text:p>
          </table:table-cell>
          <table:table-cell table:formula="of:=IF([.D241] = 0;0;TAN(0.5*PI()-[.D241])*wheelbase+left_king_pin_y)" office:value-type="float" office:value="-1845.95408208862" calcext:value-type="float">
            <text:p>-1845,95408208862</text:p>
          </table:table-cell>
          <table:table-cell table:formula="of:=IF([.E241]=0;0;[.E241]/ABS([.E241]))" office:value-type="float" office:value="-1" calcext:value-type="float">
            <text:p>-1</text:p>
          </table:table-cell>
          <table:table-cell table:formula="of:=IF([.E241]=0;0;[.I241]*0.5*PI()-ATAN(([.F241]-right_king_pin_y)/wheelbase))" office:value-type="float" office:value="-0.167986200796378" calcext:value-type="float">
            <text:p>-0,167986200796378</text:p>
          </table:table-cell>
          <table:table-cell table:formula="of:=IF([.E241]=0;0;[.I241]*0.5*PI()-ATAN(([.F241]-left_king_pin_y)/wheelbase))" office:value-type="float" office:value="-0.151956458093583" calcext:value-type="float">
            <text:p>-0,151956458093583</text:p>
          </table:table-cell>
          <table:table-cell table:formula="of:=DEGREES([.C241]-[.J241])" office:value-type="float" office:value="0.125450082268027" calcext:value-type="float">
            <text:p>0,125450082268027</text:p>
          </table:table-cell>
          <table:table-cell table:formula="of:=DEGREES([.D241]-[.K241])" office:value-type="float" office:value="-0.07982588581373" calcext:value-type="float">
            <text:p>-0,079825885813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ack_dev_data.A242]*analyze_resolution" office:value-type="float" office:value="13.05" calcext:value-type="float">
            <text:p>13,05</text:p>
          </table:table-cell>
          <table:table-cell table:formula="of:=[rf.N318]" office:value-type="float" office:value="-0.167783501722646" calcext:value-type="float">
            <text:p>-0,167783501722646</text:p>
          </table:table-cell>
          <table:table-cell table:formula="of:=[lf.N318]" office:value-type="float" office:value="-0.155043192249769" calcext:value-type="float">
            <text:p>-0,155043192249769</text:p>
          </table:table-cell>
          <table:table-cell table:formula="of:=([.C242]+[.D242])/2" office:value-type="float" office:value="-0.161413346986208" calcext:value-type="float">
            <text:p>-0,161413346986208</text:p>
          </table:table-cell>
          <table:table-cell table:formula="of:=IF([.E242] = 0;0;TAN(0.5*PI()-[.E242])*wheelbase)" office:value-type="float" office:value="-1842.41292269808" calcext:value-type="float">
            <text:p>-1842,41292269808</text:p>
          </table:table-cell>
          <table:table-cell table:formula="of:=IF([.D242] = 0;0;TAN(0.5*PI()-[.C242])*wheelbase+right_king_pin_y)" office:value-type="float" office:value="-1866.2085460904" calcext:value-type="float">
            <text:p>-1866,2085460904</text:p>
          </table:table-cell>
          <table:table-cell table:formula="of:=IF([.D242] = 0;0;TAN(0.5*PI()-[.D242])*wheelbase+left_king_pin_y)" office:value-type="float" office:value="-1824.4154570722" calcext:value-type="float">
            <text:p>-1824,4154570722</text:p>
          </table:table-cell>
          <table:table-cell table:formula="of:=IF([.E242]=0;0;[.E242]/ABS([.E242]))" office:value-type="float" office:value="-1" calcext:value-type="float">
            <text:p>-1</text:p>
          </table:table-cell>
          <table:table-cell table:formula="of:=IF([.E242]=0;0;[.I242]*0.5*PI()-ATAN(([.F242]-right_king_pin_y)/wheelbase))" office:value-type="float" office:value="-0.170024820959002" calcext:value-type="float">
            <text:p>-0,170024820959002</text:p>
          </table:table-cell>
          <table:table-cell table:formula="of:=IF([.E242]=0;0;[.I242]*0.5*PI()-ATAN(([.F242]-left_king_pin_y)/wheelbase))" office:value-type="float" office:value="-0.153625586339423" calcext:value-type="float">
            <text:p>-0,153625586339423</text:p>
          </table:table-cell>
          <table:table-cell table:formula="of:=DEGREES([.C242]-[.J242])" office:value-type="float" office:value="0.128418132784643" calcext:value-type="float">
            <text:p>0,128418132784643</text:p>
          </table:table-cell>
          <table:table-cell table:formula="of:=DEGREES([.D242]-[.K242])" office:value-type="float" office:value="-0.0812228356755955" calcext:value-type="float">
            <text:p>-0,0812228356755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ack_dev_data.A243]*analyze_resolution" office:value-type="float" office:value="13.2" calcext:value-type="float">
            <text:p>13,2</text:p>
          </table:table-cell>
          <table:table-cell table:formula="of:=[rf.N319]" office:value-type="float" office:value="-0.169771531256451" calcext:value-type="float">
            <text:p>-0,169771531256451</text:p>
          </table:table-cell>
          <table:table-cell table:formula="of:=[lf.N319]" office:value-type="float" office:value="-0.156734422717768" calcext:value-type="float">
            <text:p>-0,156734422717768</text:p>
          </table:table-cell>
          <table:table-cell table:formula="of:=([.C243]+[.D243])/2" office:value-type="float" office:value="-0.16325297698711" calcext:value-type="float">
            <text:p>-0,16325297698711</text:p>
          </table:table-cell>
          <table:table-cell table:formula="of:=IF([.E243] = 0;0;TAN(0.5*PI()-[.E243])*wheelbase)" office:value-type="float" office:value="-1821.28439324209" calcext:value-type="float">
            <text:p>-1821,28439324209</text:p>
          </table:table-cell>
          <table:table-cell table:formula="of:=IF([.D243] = 0;0;TAN(0.5*PI()-[.C243])*wheelbase+right_king_pin_y)" office:value-type="float" office:value="-1845.07085745108" calcext:value-type="float">
            <text:p>-1845,07085745108</text:p>
          </table:table-cell>
          <table:table-cell table:formula="of:=IF([.D243] = 0;0;TAN(0.5*PI()-[.D243])*wheelbase+left_king_pin_y)" office:value-type="float" office:value="-1803.36664038355" calcext:value-type="float">
            <text:p>-1803,36664038355</text:p>
          </table:table-cell>
          <table:table-cell table:formula="of:=IF([.E243]=0;0;[.E243]/ABS([.E243]))" office:value-type="float" office:value="-1" calcext:value-type="float">
            <text:p>-1</text:p>
          </table:table-cell>
          <table:table-cell table:formula="of:=IF([.E243]=0;0;[.I243]*0.5*PI()-ATAN(([.F243]-right_king_pin_y)/wheelbase))" office:value-type="float" office:value="-0.172065215437601" calcext:value-type="float">
            <text:p>-0,172065215437601</text:p>
          </table:table-cell>
          <table:table-cell table:formula="of:=IF([.E243]=0;0;[.I243]*0.5*PI()-ATAN(([.F243]-left_king_pin_y)/wheelbase))" office:value-type="float" office:value="-0.155292471114855" calcext:value-type="float">
            <text:p>-0,155292471114855</text:p>
          </table:table-cell>
          <table:table-cell table:formula="of:=DEGREES([.C243]-[.J243])" office:value-type="float" office:value="0.131418423115806" calcext:value-type="float">
            <text:p>0,131418423115806</text:p>
          </table:table-cell>
          <table:table-cell table:formula="of:=DEGREES([.D243]-[.K243])" office:value-type="float" office:value="-0.0826177411090354" calcext:value-type="float">
            <text:p>-0,0826177411090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ack_dev_data.A244]*analyze_resolution" office:value-type="float" office:value="13.35" calcext:value-type="float">
            <text:p>13,35</text:p>
          </table:table-cell>
          <table:table-cell table:formula="of:=[rf.N320]" office:value-type="float" office:value="-0.171760767884683" calcext:value-type="float">
            <text:p>-0,171760767884683</text:p>
          </table:table-cell>
          <table:table-cell table:formula="of:=[lf.N320]" office:value-type="float" office:value="-0.158423366095054" calcext:value-type="float">
            <text:p>-0,158423366095054</text:p>
          </table:table-cell>
          <table:table-cell table:formula="of:=([.C244]+[.D244])/2" office:value-type="float" office:value="-0.165092066989868" calcext:value-type="float">
            <text:p>-0,165092066989868</text:p>
          </table:table-cell>
          <table:table-cell table:formula="of:=IF([.E244] = 0;0;TAN(0.5*PI()-[.E244])*wheelbase)" office:value-type="float" office:value="-1800.62858922371" calcext:value-type="float">
            <text:p>-1800,62858922371</text:p>
          </table:table-cell>
          <table:table-cell table:formula="of:=IF([.D244] = 0;0;TAN(0.5*PI()-[.C244])*wheelbase+right_king_pin_y)" office:value-type="float" office:value="-1824.40543297069" calcext:value-type="float">
            <text:p>-1824,40543297069</text:p>
          </table:table-cell>
          <table:table-cell table:formula="of:=IF([.D244] = 0;0;TAN(0.5*PI()-[.D244])*wheelbase+left_king_pin_y)" office:value-type="float" office:value="-1782.79114654776" calcext:value-type="float">
            <text:p>-1782,79114654776</text:p>
          </table:table-cell>
          <table:table-cell table:formula="of:=IF([.E244]=0;0;[.E244]/ABS([.E244]))" office:value-type="float" office:value="-1" calcext:value-type="float">
            <text:p>-1</text:p>
          </table:table-cell>
          <table:table-cell table:formula="of:=IF([.E244]=0;0;[.I244]*0.5*PI()-ATAN(([.F244]-right_king_pin_y)/wheelbase))" office:value-type="float" office:value="-0.174107376181763" calcext:value-type="float">
            <text:p>-0,174107376181763</text:p>
          </table:table-cell>
          <table:table-cell table:formula="of:=IF([.E244]=0;0;[.I244]*0.5*PI()-ATAN(([.F244]-left_king_pin_y)/wheelbase))" office:value-type="float" office:value="-0.156957113105111" calcext:value-type="float">
            <text:p>-0,156957113105111</text:p>
          </table:table-cell>
          <table:table-cell table:formula="of:=DEGREES([.C244]-[.J244])" office:value-type="float" office:value="0.134450751593091" calcext:value-type="float">
            <text:p>0,134450751593091</text:p>
          </table:table-cell>
          <table:table-cell table:formula="of:=DEGREES([.D244]-[.K244])" office:value-type="float" office:value="-0.084010108022157" calcext:value-type="float">
            <text:p>-0,0840101080221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ack_dev_data.A245]*analyze_resolution" office:value-type="float" office:value="13.5" calcext:value-type="float">
            <text:p>13,5</text:p>
          </table:table-cell>
          <table:table-cell table:formula="of:=[rf.N321]" office:value-type="float" office:value="-0.173751207091964" calcext:value-type="float">
            <text:p>-0,173751207091964</text:p>
          </table:table-cell>
          <table:table-cell table:formula="of:=[lf.N321]" office:value-type="float" office:value="-0.16011001442191" calcext:value-type="float">
            <text:p>-0,16011001442191</text:p>
          </table:table-cell>
          <table:table-cell table:formula="of:=([.C245]+[.D245])/2" office:value-type="float" office:value="-0.166930610756937" calcext:value-type="float">
            <text:p>-0,166930610756937</text:p>
          </table:table-cell>
          <table:table-cell table:formula="of:=IF([.E245] = 0;0;TAN(0.5*PI()-[.E245])*wheelbase)" office:value-type="float" office:value="-1780.42975640413" calcext:value-type="float">
            <text:p>-1780,42975640413</text:p>
          </table:table-cell>
          <table:table-cell table:formula="of:=IF([.D245] = 0;0;TAN(0.5*PI()-[.C245])*wheelbase+right_king_pin_y)" office:value-type="float" office:value="-1804.19651851075" calcext:value-type="float">
            <text:p>-1804,19651851075</text:p>
          </table:table-cell>
          <table:table-cell table:formula="of:=IF([.D245] = 0;0;TAN(0.5*PI()-[.D245])*wheelbase+left_king_pin_y)" office:value-type="float" office:value="-1762.67322289487" calcext:value-type="float">
            <text:p>-1762,67322289487</text:p>
          </table:table-cell>
          <table:table-cell table:formula="of:=IF([.E245]=0;0;[.E245]/ABS([.E245]))" office:value-type="float" office:value="-1" calcext:value-type="float">
            <text:p>-1</text:p>
          </table:table-cell>
          <table:table-cell table:formula="of:=IF([.E245]=0;0;[.I245]*0.5*PI()-ATAN(([.F245]-right_king_pin_y)/wheelbase))" office:value-type="float" office:value="-0.176151295059853" calcext:value-type="float">
            <text:p>-0,176151295059853</text:p>
          </table:table-cell>
          <table:table-cell table:formula="of:=IF([.E245]=0;0;[.I245]*0.5*PI()-ATAN(([.F245]-left_king_pin_y)/wheelbase))" office:value-type="float" office:value="-0.158619513012613" calcext:value-type="float">
            <text:p>-0,158619513012613</text:p>
          </table:table-cell>
          <table:table-cell table:formula="of:=DEGREES([.C245]-[.J245])" office:value-type="float" office:value="0.137514911020166" calcext:value-type="float">
            <text:p>0,137514911020166</text:p>
          </table:table-cell>
          <table:table-cell table:formula="of:=DEGREES([.D245]-[.K245])" office:value-type="float" office:value="-0.0853994401110172" calcext:value-type="float">
            <text:p>-0,0853994401110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ack_dev_data.A246]*analyze_resolution" office:value-type="float" office:value="13.65" calcext:value-type="float">
            <text:p>13,65</text:p>
          </table:table-cell>
          <table:table-cell table:formula="of:=[rf.N322]" office:value-type="float" office:value="-0.175742844378127" calcext:value-type="float">
            <text:p>-0,175742844378127</text:p>
          </table:table-cell>
          <table:table-cell table:formula="of:=[lf.N322]" office:value-type="float" office:value="-0.161794359717232" calcext:value-type="float">
            <text:p>-0,161794359717232</text:p>
          </table:table-cell>
          <table:table-cell table:formula="of:=([.C246]+[.D246])/2" office:value-type="float" office:value="-0.16876860204768" calcext:value-type="float">
            <text:p>-0,16876860204768</text:p>
          </table:table-cell>
          <table:table-cell table:formula="of:=IF([.E246] = 0;0;TAN(0.5*PI()-[.E246])*wheelbase)" office:value-type="float" office:value="-1760.67283307559" calcext:value-type="float">
            <text:p>-1760,67283307559</text:p>
          </table:table-cell>
          <table:table-cell table:formula="of:=IF([.D246] = 0;0;TAN(0.5*PI()-[.C246])*wheelbase+right_king_pin_y)" office:value-type="float" office:value="-1784.42905245759" calcext:value-type="float">
            <text:p>-1784,42905245759</text:p>
          </table:table-cell>
          <table:table-cell table:formula="of:=IF([.D246] = 0;0;TAN(0.5*PI()-[.D246])*wheelbase+left_king_pin_y)" office:value-type="float" office:value="-1742.99780929641" calcext:value-type="float">
            <text:p>-1742,99780929641</text:p>
          </table:table-cell>
          <table:table-cell table:formula="of:=IF([.E246]=0;0;[.E246]/ABS([.E246]))" office:value-type="float" office:value="-1" calcext:value-type="float">
            <text:p>-1</text:p>
          </table:table-cell>
          <table:table-cell table:formula="of:=IF([.E246]=0;0;[.I246]*0.5*PI()-ATAN(([.F246]-right_king_pin_y)/wheelbase))" office:value-type="float" office:value="-0.178196963858809" calcext:value-type="float">
            <text:p>-0,178196963858809</text:p>
          </table:table-cell>
          <table:table-cell table:formula="of:=IF([.E246]=0;0;[.I246]*0.5*PI()-ATAN(([.F246]-left_king_pin_y)/wheelbase))" office:value-type="float" office:value="-0.16027967155667" calcext:value-type="float">
            <text:p>-0,16027967155667</text:p>
          </table:table-cell>
          <table:table-cell table:formula="of:=DEGREES([.C246]-[.J246])" office:value-type="float" office:value="0.140610688663914" calcext:value-type="float">
            <text:p>0,140610688663914</text:p>
          </table:table-cell>
          <table:table-cell table:formula="of:=DEGREES([.D246]-[.K246])" office:value-type="float" office:value="-0.0867852388786681" calcext:value-type="float">
            <text:p>-0,0867852388786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ack_dev_data.A247]*analyze_resolution" office:value-type="float" office:value="13.8" calcext:value-type="float">
            <text:p>13,8</text:p>
          </table:table-cell>
          <table:table-cell table:formula="of:=[rf.N323]" office:value-type="float" office:value="-0.177735675258141" calcext:value-type="float">
            <text:p>-0,177735675258141</text:p>
          </table:table-cell>
          <table:table-cell table:formula="of:=[lf.N323]" office:value-type="float" office:value="-0.163476393978546" calcext:value-type="float">
            <text:p>-0,163476393978546</text:p>
          </table:table-cell>
          <table:table-cell table:formula="of:=([.C247]+[.D247])/2" office:value-type="float" office:value="-0.170606034618344" calcext:value-type="float">
            <text:p>-0,170606034618344</text:p>
          </table:table-cell>
          <table:table-cell table:formula="of:=IF([.E247] = 0;0;TAN(0.5*PI()-[.E247])*wheelbase)" office:value-type="float" office:value="-1741.34341242399" calcext:value-type="float">
            <text:p>-1741,34341242399</text:p>
          </table:table-cell>
          <table:table-cell table:formula="of:=IF([.D247] = 0;0;TAN(0.5*PI()-[.C247])*wheelbase+right_king_pin_y)" office:value-type="float" office:value="-1765.08862808493" calcext:value-type="float">
            <text:p>-1765,08862808493</text:p>
          </table:table-cell>
          <table:table-cell table:formula="of:=IF([.D247] = 0;0;TAN(0.5*PI()-[.D247])*wheelbase+left_king_pin_y)" office:value-type="float" office:value="-1723.750500528" calcext:value-type="float">
            <text:p>-1723,750500528</text:p>
          </table:table-cell>
          <table:table-cell table:formula="of:=IF([.E247]=0;0;[.E247]/ABS([.E247]))" office:value-type="float" office:value="-1" calcext:value-type="float">
            <text:p>-1</text:p>
          </table:table-cell>
          <table:table-cell table:formula="of:=IF([.E247]=0;0;[.I247]*0.5*PI()-ATAN(([.F247]-right_king_pin_y)/wheelbase))" office:value-type="float" office:value="-0.180244374283917" calcext:value-type="float">
            <text:p>-0,180244374283917</text:p>
          </table:table-cell>
          <table:table-cell table:formula="of:=IF([.E247]=0;0;[.I247]*0.5*PI()-ATAN(([.F247]-left_king_pin_y)/wheelbase))" office:value-type="float" office:value="-0.161937589473164" calcext:value-type="float">
            <text:p>-0,161937589473164</text:p>
          </table:table-cell>
          <table:table-cell table:formula="of:=DEGREES([.C247]-[.J247])" office:value-type="float" office:value="0.143737866245514" calcext:value-type="float">
            <text:p>0,143737866245514</text:p>
          </table:table-cell>
          <table:table-cell table:formula="of:=DEGREES([.D247]-[.K247])" office:value-type="float" office:value="-0.0881670036541377" calcext:value-type="float">
            <text:p>-0,0881670036541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ack_dev_data.A248]*analyze_resolution" office:value-type="float" office:value="13.95" calcext:value-type="float">
            <text:p>13,95</text:p>
          </table:table-cell>
          <table:table-cell table:formula="of:=[rf.N324]" office:value-type="float" office:value="-0.179729695262067" calcext:value-type="float">
            <text:p>-0,179729695262067</text:p>
          </table:table-cell>
          <table:table-cell table:formula="of:=[lf.N324]" office:value-type="float" office:value="-0.165156109182039" calcext:value-type="float">
            <text:p>-0,165156109182039</text:p>
          </table:table-cell>
          <table:table-cell table:formula="of:=([.C248]+[.D248])/2" office:value-type="float" office:value="-0.172442902222053" calcext:value-type="float">
            <text:p>-0,172442902222053</text:p>
          </table:table-cell>
          <table:table-cell table:formula="of:=IF([.E248] = 0;0;TAN(0.5*PI()-[.E248])*wheelbase)" office:value-type="float" office:value="-1722.42770731941" calcext:value-type="float">
            <text:p>-1722,42770731941</text:p>
          </table:table-cell>
          <table:table-cell table:formula="of:=IF([.D248] = 0;0;TAN(0.5*PI()-[.C248])*wheelbase+right_king_pin_y)" office:value-type="float" office:value="-1746.16145834446" calcext:value-type="float">
            <text:p>-1746,16145834446</text:p>
          </table:table-cell>
          <table:table-cell table:formula="of:=IF([.D248] = 0;0;TAN(0.5*PI()-[.D248])*wheelbase+left_king_pin_y)" office:value-type="float" office:value="-1704.91751105996" calcext:value-type="float">
            <text:p>-1704,91751105996</text:p>
          </table:table-cell>
          <table:table-cell table:formula="of:=IF([.E248]=0;0;[.E248]/ABS([.E248]))" office:value-type="float" office:value="-1" calcext:value-type="float">
            <text:p>-1</text:p>
          </table:table-cell>
          <table:table-cell table:formula="of:=IF([.E248]=0;0;[.I248]*0.5*PI()-ATAN(([.F248]-right_king_pin_y)/wheelbase))" office:value-type="float" office:value="-0.18229351795861" calcext:value-type="float">
            <text:p>-0,18229351795861</text:p>
          </table:table-cell>
          <table:table-cell table:formula="of:=IF([.E248]=0;0;[.I248]*0.5*PI()-ATAN(([.F248]-left_king_pin_y)/wheelbase))" office:value-type="float" office:value="-0.163593267514258" calcext:value-type="float">
            <text:p>-0,163593267514258</text:p>
          </table:table-cell>
          <table:table-cell table:formula="of:=DEGREES([.C248]-[.J248])" office:value-type="float" office:value="0.146896219931763" calcext:value-type="float">
            <text:p>0,146896219931763</text:p>
          </table:table-cell>
          <table:table-cell table:formula="of:=DEGREES([.D248]-[.K248])" office:value-type="float" office:value="-0.0895442316110432" calcext:value-type="float">
            <text:p>-0,0895442316110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ack_dev_data.A249]*analyze_resolution" office:value-type="float" office:value="14.1" calcext:value-type="float">
            <text:p>14,1</text:p>
          </table:table-cell>
          <table:table-cell table:formula="of:=[rf.N325]" office:value-type="float" office:value="-0.181724899934993" calcext:value-type="float">
            <text:p>-0,181724899934993</text:p>
          </table:table-cell>
          <table:table-cell table:formula="of:=[lf.N325]" office:value-type="float" office:value="-0.166833497282593" calcext:value-type="float">
            <text:p>-0,166833497282593</text:p>
          </table:table-cell>
          <table:table-cell table:formula="of:=([.C249]+[.D249])/2" office:value-type="float" office:value="-0.174279198608793" calcext:value-type="float">
            <text:p>-0,174279198608793</text:p>
          </table:table-cell>
          <table:table-cell table:formula="of:=IF([.E249] = 0;0;TAN(0.5*PI()-[.E249])*wheelbase)" office:value-type="float" office:value="-1703.91251735427" calcext:value-type="float">
            <text:p>-1703,91251735427</text:p>
          </table:table-cell>
          <table:table-cell table:formula="of:=IF([.D249] = 0;0;TAN(0.5*PI()-[.C249])*wheelbase+right_king_pin_y)" office:value-type="float" office:value="-1727.63434290401" calcext:value-type="float">
            <text:p>-1727,63434290401</text:p>
          </table:table-cell>
          <table:table-cell table:formula="of:=IF([.D249] = 0;0;TAN(0.5*PI()-[.D249])*wheelbase+left_king_pin_y)" office:value-type="float" office:value="-1686.48564209542" calcext:value-type="float">
            <text:p>-1686,48564209542</text:p>
          </table:table-cell>
          <table:table-cell table:formula="of:=IF([.E249]=0;0;[.E249]/ABS([.E249]))" office:value-type="float" office:value="-1" calcext:value-type="float">
            <text:p>-1</text:p>
          </table:table-cell>
          <table:table-cell table:formula="of:=IF([.E249]=0;0;[.I249]*0.5*PI()-ATAN(([.F249]-right_king_pin_y)/wheelbase))" office:value-type="float" office:value="-0.184344386424272" calcext:value-type="float">
            <text:p>-0,184344386424272</text:p>
          </table:table-cell>
          <table:table-cell table:formula="of:=IF([.E249]=0;0;[.I249]*0.5*PI()-ATAN(([.F249]-left_king_pin_y)/wheelbase))" office:value-type="float" office:value="-0.165246706448094" calcext:value-type="float">
            <text:p>-0,165246706448094</text:p>
          </table:table-cell>
          <table:table-cell table:formula="of:=DEGREES([.C249]-[.J249])" office:value-type="float" office:value="0.150085520327203" calcext:value-type="float">
            <text:p>0,150085520327203</text:p>
          </table:table-cell>
          <table:table-cell table:formula="of:=DEGREES([.D249]-[.K249])" office:value-type="float" office:value="-0.0909164177868649" calcext:value-type="float">
            <text:p>-0,0909164177868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ack_dev_data.A250]*analyze_resolution" office:value-type="float" office:value="14.25" calcext:value-type="float">
            <text:p>14,25</text:p>
          </table:table-cell>
          <table:table-cell table:formula="of:=[rf.N326]" office:value-type="float" office:value="-0.183721284836973" calcext:value-type="float">
            <text:p>-0,183721284836973</text:p>
          </table:table-cell>
          <table:table-cell table:formula="of:=[lf.N326]" office:value-type="float" office:value="-0.168508550213811" calcext:value-type="float">
            <text:p>-0,168508550213811</text:p>
          </table:table-cell>
          <table:table-cell table:formula="of:=([.C250]+[.D250])/2" office:value-type="float" office:value="-0.176114917525392" calcext:value-type="float">
            <text:p>-0,176114917525392</text:p>
          </table:table-cell>
          <table:table-cell table:formula="of:=IF([.E250] = 0;0;TAN(0.5*PI()-[.E250])*wheelbase)" office:value-type="float" office:value="-1685.78519796321" calcext:value-type="float">
            <text:p>-1685,78519796321</text:p>
          </table:table-cell>
          <table:table-cell table:formula="of:=IF([.D250] = 0;0;TAN(0.5*PI()-[.C250])*wheelbase+right_king_pin_y)" office:value-type="float" office:value="-1709.49463726748" calcext:value-type="float">
            <text:p>-1709,49463726748</text:p>
          </table:table-cell>
          <table:table-cell table:formula="of:=IF([.D250] = 0;0;TAN(0.5*PI()-[.D250])*wheelbase+left_king_pin_y)" office:value-type="float" office:value="-1668.44225069028" calcext:value-type="float">
            <text:p>-1668,44225069028</text:p>
          </table:table-cell>
          <table:table-cell table:formula="of:=IF([.E250]=0;0;[.E250]/ABS([.E250]))" office:value-type="float" office:value="-1" calcext:value-type="float">
            <text:p>-1</text:p>
          </table:table-cell>
          <table:table-cell table:formula="of:=IF([.E250]=0;0;[.I250]*0.5*PI()-ATAN(([.F250]-right_king_pin_y)/wheelbase))" office:value-type="float" office:value="-0.186396971140028" calcext:value-type="float">
            <text:p>-0,186396971140028</text:p>
          </table:table-cell>
          <table:table-cell table:formula="of:=IF([.E250]=0;0;[.I250]*0.5*PI()-ATAN(([.F250]-left_king_pin_y)/wheelbase))" office:value-type="float" office:value="-0.16689790705849" calcext:value-type="float">
            <text:p>-0,16689790705849</text:p>
          </table:table-cell>
          <table:table-cell table:formula="of:=DEGREES([.C250]-[.J250])" office:value-type="float" office:value="0.153305532466016" calcext:value-type="float">
            <text:p>0,153305532466016</text:p>
          </table:table-cell>
          <table:table-cell table:formula="of:=DEGREES([.D250]-[.K250])" office:value-type="float" office:value="-0.0922830551015082" calcext:value-type="float">
            <text:p>-0,0922830551015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ack_dev_data.A251]*analyze_resolution" office:value-type="float" office:value="14.4" calcext:value-type="float">
            <text:p>14,4</text:p>
          </table:table-cell>
          <table:table-cell table:formula="of:=[rf.N327]" office:value-type="float" office:value="-0.185718845542977" calcext:value-type="float">
            <text:p>-0,185718845542977</text:p>
          </table:table-cell>
          <table:table-cell table:formula="of:=[lf.N327]" office:value-type="float" office:value="-0.170181259888049" calcext:value-type="float">
            <text:p>-0,170181259888049</text:p>
          </table:table-cell>
          <table:table-cell table:formula="of:=([.C251]+[.D251])/2" office:value-type="float" office:value="-0.177950052715513" calcext:value-type="float">
            <text:p>-0,177950052715513</text:p>
          </table:table-cell>
          <table:table-cell table:formula="of:=IF([.E251] = 0;0;TAN(0.5*PI()-[.E251])*wheelbase)" office:value-type="float" office:value="-1668.03363147297" calcext:value-type="float">
            <text:p>-1668,03363147297</text:p>
          </table:table-cell>
          <table:table-cell table:formula="of:=IF([.D251] = 0;0;TAN(0.5*PI()-[.C251])*wheelbase+right_king_pin_y)" office:value-type="float" office:value="-1691.73022382467" calcext:value-type="float">
            <text:p>-1691,73022382467</text:p>
          </table:table-cell>
          <table:table-cell table:formula="of:=IF([.D251] = 0;0;TAN(0.5*PI()-[.D251])*wheelbase+left_king_pin_y)" office:value-type="float" office:value="-1650.77522080311" calcext:value-type="float">
            <text:p>-1650,77522080311</text:p>
          </table:table-cell>
          <table:table-cell table:formula="of:=IF([.E251]=0;0;[.E251]/ABS([.E251]))" office:value-type="float" office:value="-1" calcext:value-type="float">
            <text:p>-1</text:p>
          </table:table-cell>
          <table:table-cell table:formula="of:=IF([.E251]=0;0;[.I251]*0.5*PI()-ATAN(([.F251]-right_king_pin_y)/wheelbase))" office:value-type="float" office:value="-0.188451263482567" calcext:value-type="float">
            <text:p>-0,188451263482567</text:p>
          </table:table-cell>
          <table:table-cell table:formula="of:=IF([.E251]=0;0;[.I251]*0.5*PI()-ATAN(([.F251]-left_king_pin_y)/wheelbase))" office:value-type="float" office:value="-0.168546870144652" calcext:value-type="float">
            <text:p>-0,168546870144652</text:p>
          </table:table-cell>
          <table:table-cell table:formula="of:=DEGREES([.C251]-[.J251])" office:value-type="float" office:value="0.15655601580434" calcext:value-type="float">
            <text:p>0,15655601580434</text:p>
          </table:table-cell>
          <table:table-cell table:formula="of:=DEGREES([.D251]-[.K251])" office:value-type="float" office:value="-0.0936436343760937" calcext:value-type="float">
            <text:p>-0,0936436343760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ack_dev_data.A252]*analyze_resolution" office:value-type="float" office:value="14.55" calcext:value-type="float">
            <text:p>14,55</text:p>
          </table:table-cell>
          <table:table-cell table:formula="of:=[rf.N328]" office:value-type="float" office:value="-0.187717577642824" calcext:value-type="float">
            <text:p>-0,187717577642824</text:p>
          </table:table-cell>
          <table:table-cell table:formula="of:=[lf.N328]" office:value-type="float" office:value="-0.171851618196452" calcext:value-type="float">
            <text:p>-0,171851618196452</text:p>
          </table:table-cell>
          <table:table-cell table:formula="of:=([.C252]+[.D252])/2" office:value-type="float" office:value="-0.179784597919638" calcext:value-type="float">
            <text:p>-0,179784597919638</text:p>
          </table:table-cell>
          <table:table-cell table:formula="of:=IF([.E252] = 0;0;TAN(0.5*PI()-[.E252])*wheelbase)" office:value-type="float" office:value="-1650.64619994303" calcext:value-type="float">
            <text:p>-1650,64619994303</text:p>
          </table:table-cell>
          <table:table-cell table:formula="of:=IF([.D252] = 0;0;TAN(0.5*PI()-[.C252])*wheelbase+right_king_pin_y)" office:value-type="float" office:value="-1674.32948469205" calcext:value-type="float">
            <text:p>-1674,32948469205</text:p>
          </table:table-cell>
          <table:table-cell table:formula="of:=IF([.D252] = 0;0;TAN(0.5*PI()-[.D252])*wheelbase+left_king_pin_y)" office:value-type="float" office:value="-1633.47293613577" calcext:value-type="float">
            <text:p>-1633,47293613577</text:p>
          </table:table-cell>
          <table:table-cell table:formula="of:=IF([.E252]=0;0;[.E252]/ABS([.E252]))" office:value-type="float" office:value="-1" calcext:value-type="float">
            <text:p>-1</text:p>
          </table:table-cell>
          <table:table-cell table:formula="of:=IF([.E252]=0;0;[.I252]*0.5*PI()-ATAN(([.F252]-right_king_pin_y)/wheelbase))" office:value-type="float" office:value="-0.190507254745948" calcext:value-type="float">
            <text:p>-0,190507254745948</text:p>
          </table:table-cell>
          <table:table-cell table:formula="of:=IF([.E252]=0;0;[.I252]*0.5*PI()-ATAN(([.F252]-left_king_pin_y)/wheelbase))" office:value-type="float" office:value="-0.170193596520871" calcext:value-type="float">
            <text:p>-0,170193596520871</text:p>
          </table:table-cell>
          <table:table-cell table:formula="of:=DEGREES([.C252]-[.J252])" office:value-type="float" office:value="0.159836724213284" calcext:value-type="float">
            <text:p>0,159836724213284</text:p>
          </table:table-cell>
          <table:table-cell table:formula="of:=DEGREES([.D252]-[.K252])" office:value-type="float" office:value="-0.0949976443519774" calcext:value-type="float">
            <text:p>-0,0949976443519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ack_dev_data.A253]*analyze_resolution" office:value-type="float" office:value="14.7" calcext:value-type="float">
            <text:p>14,7</text:p>
          </table:table-cell>
          <table:table-cell table:formula="of:=[rf.N329]" office:value-type="float" office:value="-0.189717476741132" calcext:value-type="float">
            <text:p>-0,189717476741132</text:p>
          </table:table-cell>
          <table:table-cell table:formula="of:=[lf.N329]" office:value-type="float" office:value="-0.173519617008986" calcext:value-type="float">
            <text:p>-0,173519617008986</text:p>
          </table:table-cell>
          <table:table-cell table:formula="of:=([.C253]+[.D253])/2" office:value-type="float" office:value="-0.181618546875059" calcext:value-type="float">
            <text:p>-0,181618546875059</text:p>
          </table:table-cell>
          <table:table-cell table:formula="of:=IF([.E253] = 0;0;TAN(0.5*PI()-[.E253])*wheelbase)" office:value-type="float" office:value="-1633.61175966903" calcext:value-type="float">
            <text:p>-1633,61175966903</text:p>
          </table:table-cell>
          <table:table-cell table:formula="of:=IF([.D253] = 0;0;TAN(0.5*PI()-[.C253])*wheelbase+right_king_pin_y)" office:value-type="float" office:value="-1657.28127621611" calcext:value-type="float">
            <text:p>-1657,28127621611</text:p>
          </table:table-cell>
          <table:table-cell table:formula="of:=IF([.D253] = 0;0;TAN(0.5*PI()-[.D253])*wheelbase+left_king_pin_y)" office:value-type="float" office:value="-1616.52425463692" calcext:value-type="float">
            <text:p>-1616,52425463692</text:p>
          </table:table-cell>
          <table:table-cell table:formula="of:=IF([.E253]=0;0;[.E253]/ABS([.E253]))" office:value-type="float" office:value="-1" calcext:value-type="float">
            <text:p>-1</text:p>
          </table:table-cell>
          <table:table-cell table:formula="of:=IF([.E253]=0;0;[.I253]*0.5*PI()-ATAN(([.F253]-right_king_pin_y)/wheelbase))" office:value-type="float" office:value="-0.192564936141423" calcext:value-type="float">
            <text:p>-0,192564936141423</text:p>
          </table:table-cell>
          <table:table-cell table:formula="of:=IF([.E253]=0;0;[.I253]*0.5*PI()-ATAN(([.F253]-left_king_pin_y)/wheelbase))" office:value-type="float" office:value="-0.171838087016239" calcext:value-type="float">
            <text:p>-0,171838087016239</text:p>
          </table:table-cell>
          <table:table-cell table:formula="of:=DEGREES([.C253]-[.J253])" office:value-type="float" office:value="0.163147405971512" calcext:value-type="float">
            <text:p>0,163147405971512</text:p>
          </table:table-cell>
          <table:table-cell table:formula="of:=DEGREES([.D253]-[.K253])" office:value-type="float" office:value="-0.0963445717090199" calcext:value-type="float">
            <text:p>-0,096344571709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ack_dev_data.A254]*analyze_resolution" office:value-type="float" office:value="14.85" calcext:value-type="float">
            <text:p>14,85</text:p>
          </table:table-cell>
          <table:table-cell table:formula="of:=[rf.N330]" office:value-type="float" office:value="-0.191718538457248" calcext:value-type="float">
            <text:p>-0,191718538457248</text:p>
          </table:table-cell>
          <table:table-cell table:formula="of:=[lf.N330]" office:value-type="float" office:value="-0.175185248174474" calcext:value-type="float">
            <text:p>-0,175185248174474</text:p>
          </table:table-cell>
          <table:table-cell table:formula="of:=([.C254]+[.D254])/2" office:value-type="float" office:value="-0.183451893315861" calcext:value-type="float">
            <text:p>-0,183451893315861</text:p>
          </table:table-cell>
          <table:table-cell table:formula="of:=IF([.E254] = 0;0;TAN(0.5*PI()-[.E254])*wheelbase)" office:value-type="float" office:value="-1616.9196172315" calcext:value-type="float">
            <text:p>-1616,9196172315</text:p>
          </table:table-cell>
          <table:table-cell table:formula="of:=IF([.D254] = 0;0;TAN(0.5*PI()-[.C254])*wheelbase+right_king_pin_y)" office:value-type="float" office:value="-1640.57490502218" calcext:value-type="float">
            <text:p>-1640,57490502218</text:p>
          </table:table-cell>
          <table:table-cell table:formula="of:=IF([.D254] = 0;0;TAN(0.5*PI()-[.D254])*wheelbase+left_king_pin_y)" office:value-type="float" office:value="-1599.91848455072" calcext:value-type="float">
            <text:p>-1599,91848455072</text:p>
          </table:table-cell>
          <table:table-cell table:formula="of:=IF([.E254]=0;0;[.E254]/ABS([.E254]))" office:value-type="float" office:value="-1" calcext:value-type="float">
            <text:p>-1</text:p>
          </table:table-cell>
          <table:table-cell table:formula="of:=IF([.E254]=0;0;[.I254]*0.5*PI()-ATAN(([.F254]-right_king_pin_y)/wheelbase))" office:value-type="float" office:value="-0.194624298797258" calcext:value-type="float">
            <text:p>-0,194624298797258</text:p>
          </table:table-cell>
          <table:table-cell table:formula="of:=IF([.E254]=0;0;[.I254]*0.5*PI()-ATAN(([.F254]-left_king_pin_y)/wheelbase))" office:value-type="float" office:value="-0.173480342474351" calcext:value-type="float">
            <text:p>-0,173480342474351</text:p>
          </table:table-cell>
          <table:table-cell table:formula="of:=DEGREES([.C254]-[.J254])" office:value-type="float" office:value="0.166487803759034" calcext:value-type="float">
            <text:p>0,166487803759034</text:p>
          </table:table-cell>
          <table:table-cell table:formula="of:=DEGREES([.D254]-[.K254])" office:value-type="float" office:value="-0.0976839010848729" calcext:value-type="float">
            <text:p>-0,0976839010848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ack_dev_data.A255]*analyze_resolution" office:value-type="float" office:value="15" calcext:value-type="float">
            <text:p>15</text:p>
          </table:table-cell>
          <table:table-cell table:formula="of:=[rf.N331]" office:value-type="float" office:value="-0.193720758425205" calcext:value-type="float">
            <text:p>-0,193720758425205</text:p>
          </table:table-cell>
          <table:table-cell table:formula="of:=[lf.N331]" office:value-type="float" office:value="-0.17684850352064" calcext:value-type="float">
            <text:p>-0,17684850352064</text:p>
          </table:table-cell>
          <table:table-cell table:formula="of:=([.C255]+[.D255])/2" office:value-type="float" office:value="-0.185284630972923" calcext:value-type="float">
            <text:p>-0,185284630972923</text:p>
          </table:table-cell>
          <table:table-cell table:formula="of:=IF([.E255] = 0;0;TAN(0.5*PI()-[.E255])*wheelbase)" office:value-type="float" office:value="-1600.55950698155" calcext:value-type="float">
            <text:p>-1600,55950698155</text:p>
          </table:table-cell>
          <table:table-cell table:formula="of:=IF([.D255] = 0;0;TAN(0.5*PI()-[.C255])*wheelbase+right_king_pin_y)" office:value-type="float" office:value="-1624.20010550007" calcext:value-type="float">
            <text:p>-1624,20010550007</text:p>
          </table:table-cell>
          <table:table-cell table:formula="of:=IF([.D255] = 0;0;TAN(0.5*PI()-[.D255])*wheelbase+left_king_pin_y)" office:value-type="float" office:value="-1583.64536190257" calcext:value-type="float">
            <text:p>-1583,64536190257</text:p>
          </table:table-cell>
          <table:table-cell table:formula="of:=IF([.E255]=0;0;[.E255]/ABS([.E255]))" office:value-type="float" office:value="-1" calcext:value-type="float">
            <text:p>-1</text:p>
          </table:table-cell>
          <table:table-cell table:formula="of:=IF([.E255]=0;0;[.I255]*0.5*PI()-ATAN(([.F255]-right_king_pin_y)/wheelbase))" office:value-type="float" office:value="-0.196685333758572" calcext:value-type="float">
            <text:p>-0,196685333758572</text:p>
          </table:table-cell>
          <table:table-cell table:formula="of:=IF([.E255]=0;0;[.I255]*0.5*PI()-ATAN(([.F255]-left_king_pin_y)/wheelbase))" office:value-type="float" office:value="-0.175120363753025" calcext:value-type="float">
            <text:p>-0,175120363753025</text:p>
          </table:table-cell>
          <table:table-cell table:formula="of:=DEGREES([.C255]-[.J255])" office:value-type="float" office:value="0.169857654650475" calcext:value-type="float">
            <text:p>0,169857654650475</text:p>
          </table:table-cell>
          <table:table-cell table:formula="of:=DEGREES([.D255]-[.K255])" office:value-type="float" office:value="-0.0990151150930832" calcext:value-type="float">
            <text:p>-0,0990151150930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ack_dev_data.A256]*analyze_resolution" office:value-type="float" office:value="15.15" calcext:value-type="float">
            <text:p>15,15</text:p>
          </table:table-cell>
          <table:table-cell table:formula="of:=[rf.N332]" office:value-type="float" office:value="-0.19572413229365" calcext:value-type="float">
            <text:p>-0,19572413229365</text:p>
          </table:table-cell>
          <table:table-cell table:formula="of:=[lf.N332]" office:value-type="float" office:value="-0.178509374854138" calcext:value-type="float">
            <text:p>-0,178509374854138</text:p>
          </table:table-cell>
          <table:table-cell table:formula="of:=([.C256]+[.D256])/2" office:value-type="float" office:value="-0.187116753573894" calcext:value-type="float">
            <text:p>-0,187116753573894</text:p>
          </table:table-cell>
          <table:table-cell table:formula="of:=IF([.E256] = 0;0;TAN(0.5*PI()-[.E256])*wheelbase)" office:value-type="float" office:value="-1584.52156986421" calcext:value-type="float">
            <text:p>-1584,52156986421</text:p>
          </table:table-cell>
          <table:table-cell table:formula="of:=IF([.D256] = 0;0;TAN(0.5*PI()-[.C256])*wheelbase+right_king_pin_y)" office:value-type="float" office:value="-1608.1470186275" calcext:value-type="float">
            <text:p>-1608,1470186275</text:p>
          </table:table-cell>
          <table:table-cell table:formula="of:=IF([.D256] = 0;0;TAN(0.5*PI()-[.D256])*wheelbase+left_king_pin_y)" office:value-type="float" office:value="-1567.69502932247" calcext:value-type="float">
            <text:p>-1567,69502932247</text:p>
          </table:table-cell>
          <table:table-cell table:formula="of:=IF([.E256]=0;0;[.E256]/ABS([.E256]))" office:value-type="float" office:value="-1" calcext:value-type="float">
            <text:p>-1</text:p>
          </table:table-cell>
          <table:table-cell table:formula="of:=IF([.E256]=0;0;[.I256]*0.5*PI()-ATAN(([.F256]-right_king_pin_y)/wheelbase))" office:value-type="float" office:value="-0.198748031987165" calcext:value-type="float">
            <text:p>-0,198748031987165</text:p>
          </table:table-cell>
          <table:table-cell table:formula="of:=IF([.E256]=0;0;[.I256]*0.5*PI()-ATAN(([.F256]-left_king_pin_y)/wheelbase))" office:value-type="float" office:value="-0.176758151724008" calcext:value-type="float">
            <text:p>-0,176758151724008</text:p>
          </table:table-cell>
          <table:table-cell table:formula="of:=DEGREES([.C256]-[.J256])" office:value-type="float" office:value="0.173256690109327" calcext:value-type="float">
            <text:p>0,173256690109327</text:p>
          </table:table-cell>
          <table:table-cell table:formula="of:=DEGREES([.D256]-[.K256])" office:value-type="float" office:value="-0.10033769434215" calcext:value-type="float">
            <text:p>-0,100337694342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ack_dev_data.A257]*analyze_resolution" office:value-type="float" office:value="15.3" calcext:value-type="float">
            <text:p>15,3</text:p>
          </table:table-cell>
          <table:table-cell table:formula="of:=[rf.N333]" office:value-type="float" office:value="-0.197728655725795" calcext:value-type="float">
            <text:p>-0,197728655725795</text:p>
          </table:table-cell>
          <table:table-cell table:formula="of:=[lf.N333]" office:value-type="float" office:value="-0.180167853960599" calcext:value-type="float">
            <text:p>-0,180167853960599</text:p>
          </table:table-cell>
          <table:table-cell table:formula="of:=([.C257]+[.D257])/2" office:value-type="float" office:value="-0.188948254843197" calcext:value-type="float">
            <text:p>-0,188948254843197</text:p>
          </table:table-cell>
          <table:table-cell table:formula="of:=IF([.E257] = 0;0;TAN(0.5*PI()-[.E257])*wheelbase)" office:value-type="float" office:value="-1568.79633348724" calcext:value-type="float">
            <text:p>-1568,79633348724</text:p>
          </table:table-cell>
          <table:table-cell table:formula="of:=IF([.D257] = 0;0;TAN(0.5*PI()-[.C257])*wheelbase+right_king_pin_y)" office:value-type="float" office:value="-1592.40617203892" calcext:value-type="float">
            <text:p>-1592,40617203892</text:p>
          </table:table-cell>
          <table:table-cell table:formula="of:=IF([.D257] = 0;0;TAN(0.5*PI()-[.D257])*wheelbase+left_king_pin_y)" office:value-type="float" office:value="-1552.05801611389" calcext:value-type="float">
            <text:p>-1552,05801611389</text:p>
          </table:table-cell>
          <table:table-cell table:formula="of:=IF([.E257]=0;0;[.E257]/ABS([.E257]))" office:value-type="float" office:value="-1" calcext:value-type="float">
            <text:p>-1</text:p>
          </table:table-cell>
          <table:table-cell table:formula="of:=IF([.E257]=0;0;[.I257]*0.5*PI()-ATAN(([.F257]-right_king_pin_y)/wheelbase))" office:value-type="float" office:value="-0.20081238436137" calcext:value-type="float">
            <text:p>-0,20081238436137</text:p>
          </table:table-cell>
          <table:table-cell table:formula="of:=IF([.E257]=0;0;[.I257]*0.5*PI()-ATAN(([.F257]-left_king_pin_y)/wheelbase))" office:value-type="float" office:value="-0.178393707272699" calcext:value-type="float">
            <text:p>-0,178393707272699</text:p>
          </table:table-cell>
          <table:table-cell table:formula="of:=DEGREES([.C257]-[.J257])" office:value-type="float" office:value="0.176684635982067" calcext:value-type="float">
            <text:p>0,176684635982067</text:p>
          </table:table-cell>
          <table:table-cell table:formula="of:=DEGREES([.D257]-[.K257])" office:value-type="float" office:value="-0.101651117453809" calcext:value-type="float">
            <text:p>-0,1016511174538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ack_dev_data.A258]*analyze_resolution" office:value-type="float" office:value="15.45" calcext:value-type="float">
            <text:p>15,45</text:p>
          </table:table-cell>
          <table:table-cell table:formula="of:=[rf.N334]" office:value-type="float" office:value="-0.199734324399351" calcext:value-type="float">
            <text:p>-0,199734324399351</text:p>
          </table:table-cell>
          <table:table-cell table:formula="of:=[lf.N334]" office:value-type="float" office:value="-0.181823932604673" calcext:value-type="float">
            <text:p>-0,181823932604673</text:p>
          </table:table-cell>
          <table:table-cell table:formula="of:=([.C258]+[.D258])/2" office:value-type="float" office:value="-0.190779128502012" calcext:value-type="float">
            <text:p>-0,190779128502012</text:p>
          </table:table-cell>
          <table:table-cell table:formula="of:=IF([.E258] = 0;0;TAN(0.5*PI()-[.E258])*wheelbase)" office:value-type="float" office:value="-1553.37469335124" calcext:value-type="float">
            <text:p>-1553,37469335124</text:p>
          </table:table-cell>
          <table:table-cell table:formula="of:=IF([.D258] = 0;0;TAN(0.5*PI()-[.C258])*wheelbase+right_king_pin_y)" office:value-type="float" office:value="-1576.96846125564" calcext:value-type="float">
            <text:p>-1576,96846125564</text:p>
          </table:table-cell>
          <table:table-cell table:formula="of:=IF([.D258] = 0;0;TAN(0.5*PI()-[.D258])*wheelbase+left_king_pin_y)" office:value-type="float" office:value="-1536.72521948382" calcext:value-type="float">
            <text:p>-1536,72521948382</text:p>
          </table:table-cell>
          <table:table-cell table:formula="of:=IF([.E258]=0;0;[.E258]/ABS([.E258]))" office:value-type="float" office:value="-1" calcext:value-type="float">
            <text:p>-1</text:p>
          </table:table-cell>
          <table:table-cell table:formula="of:=IF([.E258]=0;0;[.I258]*0.5*PI()-ATAN(([.F258]-right_king_pin_y)/wheelbase))" office:value-type="float" office:value="-0.202878381675889" calcext:value-type="float">
            <text:p>-0,202878381675889</text:p>
          </table:table-cell>
          <table:table-cell table:formula="of:=IF([.E258]=0;0;[.I258]*0.5*PI()-ATAN(([.F258]-left_king_pin_y)/wheelbase))" office:value-type="float" office:value="-0.180027031297859" calcext:value-type="float">
            <text:p>-0,180027031297859</text:p>
          </table:table-cell>
          <table:table-cell table:formula="of:=DEGREES([.C258]-[.J258])" office:value-type="float" office:value="0.180141212493023" calcext:value-type="float">
            <text:p>0,180141212493023</text:p>
          </table:table-cell>
          <table:table-cell table:formula="of:=DEGREES([.D258]-[.K258])" office:value-type="float" office:value="-0.102954861081971" calcext:value-type="float">
            <text:p>-0,1029548610819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ack_dev_data.A259]*analyze_resolution" office:value-type="float" office:value="15.6" calcext:value-type="float">
            <text:p>15,6</text:p>
          </table:table-cell>
          <table:table-cell table:formula="of:=[rf.N335]" office:value-type="float" office:value="-0.201741134006476" calcext:value-type="float">
            <text:p>-0,201741134006476</text:p>
          </table:table-cell>
          <table:table-cell table:formula="of:=[lf.N335]" office:value-type="float" office:value="-0.183477602530064" calcext:value-type="float">
            <text:p>-0,183477602530064</text:p>
          </table:table-cell>
          <table:table-cell table:formula="of:=([.C259]+[.D259])/2" office:value-type="float" office:value="-0.19260936826827" calcext:value-type="float">
            <text:p>-0,19260936826827</text:p>
          </table:table-cell>
          <table:table-cell table:formula="of:=IF([.E259] = 0;0;TAN(0.5*PI()-[.E259])*wheelbase)" office:value-type="float" office:value="-1538.24789516242" calcext:value-type="float">
            <text:p>-1538,24789516242</text:p>
          </table:table-cell>
          <table:table-cell table:formula="of:=IF([.D259] = 0;0;TAN(0.5*PI()-[.C259])*wheelbase+right_king_pin_y)" office:value-type="float" office:value="-1561.82513199858" calcext:value-type="float">
            <text:p>-1561,82513199858</text:p>
          </table:table-cell>
          <table:table-cell table:formula="of:=IF([.D259] = 0;0;TAN(0.5*PI()-[.D259])*wheelbase+left_king_pin_y)" office:value-type="float" office:value="-1521.68788685566" calcext:value-type="float">
            <text:p>-1521,68788685566</text:p>
          </table:table-cell>
          <table:table-cell table:formula="of:=IF([.E259]=0;0;[.E259]/ABS([.E259]))" office:value-type="float" office:value="-1" calcext:value-type="float">
            <text:p>-1</text:p>
          </table:table-cell>
          <table:table-cell table:formula="of:=IF([.E259]=0;0;[.I259]*0.5*PI()-ATAN(([.F259]-right_king_pin_y)/wheelbase))" office:value-type="float" office:value="-0.204946014641656" calcext:value-type="float">
            <text:p>-0,204946014641656</text:p>
          </table:table-cell>
          <table:table-cell table:formula="of:=IF([.E259]=0;0;[.I259]*0.5*PI()-ATAN(([.F259]-left_king_pin_y)/wheelbase))" office:value-type="float" office:value="-0.181658124711336" calcext:value-type="float">
            <text:p>-0,181658124711336</text:p>
          </table:table-cell>
          <table:table-cell table:formula="of:=DEGREES([.C259]-[.J259])" office:value-type="float" office:value="0.183626134239039" calcext:value-type="float">
            <text:p>0,183626134239039</text:p>
          </table:table-cell>
          <table:table-cell table:formula="of:=DEGREES([.D259]-[.K259])" office:value-type="float" office:value="-0.104248399930805" calcext:value-type="float">
            <text:p>-0,1042483999308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ack_dev_data.A260]*analyze_resolution" office:value-type="float" office:value="15.75" calcext:value-type="float">
            <text:p>15,75</text:p>
          </table:table-cell>
          <table:table-cell table:formula="of:=[rf.N336]" office:value-type="float" office:value="-0.203749080253715" calcext:value-type="float">
            <text:p>-0,203749080253715</text:p>
          </table:table-cell>
          <table:table-cell table:formula="of:=[lf.N336]" office:value-type="float" office:value="-0.18512885545959" calcext:value-type="float">
            <text:p>-0,18512885545959</text:p>
          </table:table-cell>
          <table:table-cell table:formula="of:=([.C260]+[.D260])/2" office:value-type="float" office:value="-0.194438967856653" calcext:value-type="float">
            <text:p>-0,194438967856653</text:p>
          </table:table-cell>
          <table:table-cell table:formula="of:=IF([.E260] = 0;0;TAN(0.5*PI()-[.E260])*wheelbase)" office:value-type="float" office:value="-1523.40751815614" calcext:value-type="float">
            <text:p>-1523,40751815614</text:p>
          </table:table-cell>
          <table:table-cell table:formula="of:=IF([.D260] = 0;0;TAN(0.5*PI()-[.C260])*wheelbase+right_king_pin_y)" office:value-type="float" office:value="-1546.96776351189" calcext:value-type="float">
            <text:p>-1546,96776351189</text:p>
          </table:table-cell>
          <table:table-cell table:formula="of:=IF([.D260] = 0;0;TAN(0.5*PI()-[.D260])*wheelbase+left_king_pin_y)" office:value-type="float" office:value="-1506.93759919271" calcext:value-type="float">
            <text:p>-1506,93759919271</text:p>
          </table:table-cell>
          <table:table-cell table:formula="of:=IF([.E260]=0;0;[.E260]/ABS([.E260]))" office:value-type="float" office:value="-1" calcext:value-type="float">
            <text:p>-1</text:p>
          </table:table-cell>
          <table:table-cell table:formula="of:=IF([.E260]=0;0;[.I260]*0.5*PI()-ATAN(([.F260]-right_king_pin_y)/wheelbase))" office:value-type="float" office:value="-0.207015273885697" calcext:value-type="float">
            <text:p>-0,207015273885697</text:p>
          </table:table-cell>
          <table:table-cell table:formula="of:=IF([.E260]=0;0;[.I260]*0.5*PI()-ATAN(([.F260]-left_king_pin_y)/wheelbase))" office:value-type="float" office:value="-0.183286988437786" calcext:value-type="float">
            <text:p>-0,183286988437786</text:p>
          </table:table-cell>
          <table:table-cell table:formula="of:=DEGREES([.C260]-[.J260])" office:value-type="float" office:value="0.187139110185112" calcext:value-type="float">
            <text:p>0,187139110185112</text:p>
          </table:table-cell>
          <table:table-cell table:formula="of:=DEGREES([.D260]-[.K260])" office:value-type="float" office:value="-0.105531206773706" calcext:value-type="float">
            <text:p>-0,1055312067737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ack_dev_data.A261]*analyze_resolution" office:value-type="float" office:value="15.9" calcext:value-type="float">
            <text:p>15,9</text:p>
          </table:table-cell>
          <table:table-cell table:formula="of:=[rf.N337]" office:value-type="float" office:value="-0.205758158861938" calcext:value-type="float">
            <text:p>-0,205758158861938</text:p>
          </table:table-cell>
          <table:table-cell table:formula="of:=[lf.N337]" office:value-type="float" office:value="-0.186777683095212" calcext:value-type="float">
            <text:p>-0,186777683095212</text:p>
          </table:table-cell>
          <table:table-cell table:formula="of:=([.C261]+[.D261])/2" office:value-type="float" office:value="-0.196267920978575" calcext:value-type="float">
            <text:p>-0,196267920978575</text:p>
          </table:table-cell>
          <table:table-cell table:formula="of:=IF([.E261] = 0;0;TAN(0.5*PI()-[.E261])*wheelbase)" office:value-type="float" office:value="-1508.84545936446" calcext:value-type="float">
            <text:p>-1508,84545936446</text:p>
          </table:table-cell>
          <table:table-cell table:formula="of:=IF([.D261] = 0;0;TAN(0.5*PI()-[.C261])*wheelbase+right_king_pin_y)" office:value-type="float" office:value="-1532.38825283053" calcext:value-type="float">
            <text:p>-1532,38825283053</text:p>
          </table:table-cell>
          <table:table-cell table:formula="of:=IF([.D261] = 0;0;TAN(0.5*PI()-[.D261])*wheelbase+left_king_pin_y)" office:value-type="float" office:value="-1492.4662552658" calcext:value-type="float">
            <text:p>-1492,4662552658</text:p>
          </table:table-cell>
          <table:table-cell table:formula="of:=IF([.E261]=0;0;[.E261]/ABS([.E261]))" office:value-type="float" office:value="-1" calcext:value-type="float">
            <text:p>-1</text:p>
          </table:table-cell>
          <table:table-cell table:formula="of:=IF([.E261]=0;0;[.I261]*0.5*PI()-ATAN(([.F261]-right_king_pin_y)/wheelbase))" office:value-type="float" office:value="-0.209086149950989" calcext:value-type="float">
            <text:p>-0,209086149950989</text:p>
          </table:table-cell>
          <table:table-cell table:formula="of:=IF([.E261]=0;0;[.I261]*0.5*PI()-ATAN(([.F261]-left_king_pin_y)/wheelbase))" office:value-type="float" office:value="-0.184913623414394" calcext:value-type="float">
            <text:p>-0,184913623414394</text:p>
          </table:table-cell>
          <table:table-cell table:formula="of:=DEGREES([.C261]-[.J261])" office:value-type="float" office:value="0.190679843659789" calcext:value-type="float">
            <text:p>0,190679843659789</text:p>
          </table:table-cell>
          <table:table-cell table:formula="of:=DEGREES([.D261]-[.K261])" office:value-type="float" office:value="-0.106802752471383" calcext:value-type="float">
            <text:p>-0,1068027524713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ack_dev_data.A262]*analyze_resolution" office:value-type="float" office:value="16.05" calcext:value-type="float">
            <text:p>16,05</text:p>
          </table:table-cell>
          <table:table-cell table:formula="of:=[rf.N338]" office:value-type="float" office:value="-0.207768365566288" calcext:value-type="float">
            <text:p>-0,207768365566288</text:p>
          </table:table-cell>
          <table:table-cell table:formula="of:=[lf.N338]" office:value-type="float" office:value="-0.188424077118096" calcext:value-type="float">
            <text:p>-0,188424077118096</text:p>
          </table:table-cell>
          <table:table-cell table:formula="of:=([.C262]+[.D262])/2" office:value-type="float" office:value="-0.198096221342192" calcext:value-type="float">
            <text:p>-0,198096221342192</text:p>
          </table:table-cell>
          <table:table-cell table:formula="of:=IF([.E262] = 0;0;TAN(0.5*PI()-[.E262])*wheelbase)" office:value-type="float" office:value="-1494.55391876579" calcext:value-type="float">
            <text:p>-1494,55391876579</text:p>
          </table:table-cell>
          <table:table-cell table:formula="of:=IF([.D262] = 0;0;TAN(0.5*PI()-[.C262])*wheelbase+right_king_pin_y)" office:value-type="float" office:value="-1518.07879992987" calcext:value-type="float">
            <text:p>-1518,07879992987</text:p>
          </table:table-cell>
          <table:table-cell table:formula="of:=IF([.D262] = 0;0;TAN(0.5*PI()-[.D262])*wheelbase+left_king_pin_y)" office:value-type="float" office:value="-1478.26605680295" calcext:value-type="float">
            <text:p>-1478,26605680295</text:p>
          </table:table-cell>
          <table:table-cell table:formula="of:=IF([.E262]=0;0;[.E262]/ABS([.E262]))" office:value-type="float" office:value="-1" calcext:value-type="float">
            <text:p>-1</text:p>
          </table:table-cell>
          <table:table-cell table:formula="of:=IF([.E262]=0;0;[.I262]*0.5*PI()-ATAN(([.F262]-right_king_pin_y)/wheelbase))" office:value-type="float" office:value="-0.21115863329634" calcext:value-type="float">
            <text:p>-0,21115863329634</text:p>
          </table:table-cell>
          <table:table-cell table:formula="of:=IF([.E262]=0;0;[.I262]*0.5*PI()-ATAN(([.F262]-left_king_pin_y)/wheelbase))" office:value-type="float" office:value="-0.186538030590602" calcext:value-type="float">
            <text:p>-0,186538030590602</text:p>
          </table:table-cell>
          <table:table-cell table:formula="of:=DEGREES([.C262]-[.J262])" office:value-type="float" office:value="0.194248032351334" calcext:value-type="float">
            <text:p>0,194248032351334</text:p>
          </table:table-cell>
          <table:table-cell table:formula="of:=DEGREES([.D262]-[.K262])" office:value-type="float" office:value="-0.10806250599068" calcext:value-type="float">
            <text:p>-0,108062505990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ack_dev_data.A263]*analyze_resolution" office:value-type="float" office:value="16.2" calcext:value-type="float">
            <text:p>16,2</text:p>
          </table:table-cell>
          <table:table-cell table:formula="of:=[rf.N339]" office:value-type="float" office:value="-0.209779696116118" calcext:value-type="float">
            <text:p>-0,209779696116118</text:p>
          </table:table-cell>
          <table:table-cell table:formula="of:=[lf.N339]" office:value-type="float" office:value="-0.19006802918865" calcext:value-type="float">
            <text:p>-0,19006802918865</text:p>
          </table:table-cell>
          <table:table-cell table:formula="of:=([.C263]+[.D263])/2" office:value-type="float" office:value="-0.199923862652384" calcext:value-type="float">
            <text:p>-0,199923862652384</text:p>
          </table:table-cell>
          <table:table-cell table:formula="of:=IF([.E263] = 0;0;TAN(0.5*PI()-[.E263])*wheelbase)" office:value-type="float" office:value="-1480.52538525963" calcext:value-type="float">
            <text:p>-1480,52538525963</text:p>
          </table:table-cell>
          <table:table-cell table:formula="of:=IF([.D263] = 0;0;TAN(0.5*PI()-[.C263])*wheelbase+right_king_pin_y)" office:value-type="float" office:value="-1504.03189370054" calcext:value-type="float">
            <text:p>-1504,03189370054</text:p>
          </table:table-cell>
          <table:table-cell table:formula="of:=IF([.D263] = 0;0;TAN(0.5*PI()-[.D263])*wheelbase+left_king_pin_y)" office:value-type="float" office:value="-1464.3294944641" calcext:value-type="float">
            <text:p>-1464,3294944641</text:p>
          </table:table-cell>
          <table:table-cell table:formula="of:=IF([.E263]=0;0;[.E263]/ABS([.E263]))" office:value-type="float" office:value="-1" calcext:value-type="float">
            <text:p>-1</text:p>
          </table:table-cell>
          <table:table-cell table:formula="of:=IF([.E263]=0;0;[.I263]*0.5*PI()-ATAN(([.F263]-right_king_pin_y)/wheelbase))" office:value-type="float" office:value="-0.213232714296258" calcext:value-type="float">
            <text:p>-0,213232714296258</text:p>
          </table:table-cell>
          <table:table-cell table:formula="of:=IF([.E263]=0;0;[.I263]*0.5*PI()-ATAN(([.F263]-left_king_pin_y)/wheelbase))" office:value-type="float" office:value="-0.188160210927835" calcext:value-type="float">
            <text:p>-0,188160210927835</text:p>
          </table:table-cell>
          <table:table-cell table:formula="of:=DEGREES([.C263]-[.J263])" office:value-type="float" office:value="0.197843368303978" calcext:value-type="float">
            <text:p>0,197843368303978</text:p>
          </table:table-cell>
          <table:table-cell table:formula="of:=DEGREES([.D263]-[.K263])" office:value-type="float" office:value="-0.109309934422688" calcext:value-type="float">
            <text:p>-0,1093099344226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ack_dev_data.A264]*analyze_resolution" office:value-type="float" office:value="16.35" calcext:value-type="float">
            <text:p>16,35</text:p>
          </table:table-cell>
          <table:table-cell table:formula="of:=[rf.N340]" office:value-type="float" office:value="-0.211792146274936" calcext:value-type="float">
            <text:p>-0,211792146274936</text:p>
          </table:table-cell>
          <table:table-cell table:formula="of:=[lf.N340]" office:value-type="float" office:value="-0.191709530946587" calcext:value-type="float">
            <text:p>-0,191709530946587</text:p>
          </table:table-cell>
          <table:table-cell table:formula="of:=([.C264]+[.D264])/2" office:value-type="float" office:value="-0.201750838610761" calcext:value-type="float">
            <text:p>-0,201750838610761</text:p>
          </table:table-cell>
          <table:table-cell table:formula="of:=IF([.E264] = 0;0;TAN(0.5*PI()-[.E264])*wheelbase)" office:value-type="float" office:value="-1466.75262341328" calcext:value-type="float">
            <text:p>-1466,75262341328</text:p>
          </table:table-cell>
          <table:table-cell table:formula="of:=IF([.D264] = 0;0;TAN(0.5*PI()-[.C264])*wheelbase+right_king_pin_y)" office:value-type="float" office:value="-1490.24029869511" calcext:value-type="float">
            <text:p>-1490,24029869511</text:p>
          </table:table-cell>
          <table:table-cell table:formula="of:=IF([.D264] = 0;0;TAN(0.5*PI()-[.D264])*wheelbase+left_king_pin_y)" office:value-type="float" office:value="-1450.6493345879" calcext:value-type="float">
            <text:p>-1450,6493345879</text:p>
          </table:table-cell>
          <table:table-cell table:formula="of:=IF([.E264]=0;0;[.E264]/ABS([.E264]))" office:value-type="float" office:value="-1" calcext:value-type="float">
            <text:p>-1</text:p>
          </table:table-cell>
          <table:table-cell table:formula="of:=IF([.E264]=0;0;[.I264]*0.5*PI()-ATAN(([.F264]-right_king_pin_y)/wheelbase))" office:value-type="float" office:value="-0.215308383240849" calcext:value-type="float">
            <text:p>-0,215308383240849</text:p>
          </table:table-cell>
          <table:table-cell table:formula="of:=IF([.E264]=0;0;[.I264]*0.5*PI()-ATAN(([.F264]-left_king_pin_y)/wheelbase))" office:value-type="float" office:value="-0.189780165399232" calcext:value-type="float">
            <text:p>-0,189780165399232</text:p>
          </table:table-cell>
          <table:table-cell table:formula="of:=DEGREES([.C264]-[.J264])" office:value-type="float" office:value="0.201465537914724" calcext:value-type="float">
            <text:p>0,201465537914724</text:p>
          </table:table-cell>
          <table:table-cell table:formula="of:=DEGREES([.D264]-[.K264])" office:value-type="float" office:value="-0.110544503001358" calcext:value-type="float">
            <text:p>-0,1105445030013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ack_dev_data.A265]*analyze_resolution" office:value-type="float" office:value="16.5" calcext:value-type="float">
            <text:p>16,5</text:p>
          </table:table-cell>
          <table:table-cell table:formula="of:=[rf.N341]" office:value-type="float" office:value="-0.213805711820338" calcext:value-type="float">
            <text:p>-0,213805711820338</text:p>
          </table:table-cell>
          <table:table-cell table:formula="of:=[lf.N341]" office:value-type="float" office:value="-0.193348574010966" calcext:value-type="float">
            <text:p>-0,193348574010966</text:p>
          </table:table-cell>
          <table:table-cell table:formula="of:=([.C265]+[.D265])/2" office:value-type="float" office:value="-0.203577142915652" calcext:value-type="float">
            <text:p>-0,203577142915652</text:p>
          </table:table-cell>
          <table:table-cell table:formula="of:=IF([.E265] = 0;0;TAN(0.5*PI()-[.E265])*wheelbase)" office:value-type="float" office:value="-1453.22866093156" calcext:value-type="float">
            <text:p>-1453,22866093156</text:p>
          </table:table-cell>
          <table:table-cell table:formula="of:=IF([.D265] = 0;0;TAN(0.5*PI()-[.C265])*wheelbase+right_king_pin_y)" office:value-type="float" office:value="-1476.69704259784" calcext:value-type="float">
            <text:p>-1476,69704259784</text:p>
          </table:table-cell>
          <table:table-cell table:formula="of:=IF([.D265] = 0;0;TAN(0.5*PI()-[.D265])*wheelbase+left_king_pin_y)" office:value-type="float" office:value="-1437.2186066614" calcext:value-type="float">
            <text:p>-1437,2186066614</text:p>
          </table:table-cell>
          <table:table-cell table:formula="of:=IF([.E265]=0;0;[.E265]/ABS([.E265]))" office:value-type="float" office:value="-1" calcext:value-type="float">
            <text:p>-1</text:p>
          </table:table-cell>
          <table:table-cell table:formula="of:=IF([.E265]=0;0;[.I265]*0.5*PI()-ATAN(([.F265]-right_king_pin_y)/wheelbase))" office:value-type="float" office:value="-0.217385630335691" calcext:value-type="float">
            <text:p>-0,217385630335691</text:p>
          </table:table-cell>
          <table:table-cell table:formula="of:=IF([.E265]=0;0;[.I265]*0.5*PI()-ATAN(([.F265]-left_king_pin_y)/wheelbase))" office:value-type="float" office:value="-0.191397894989376" calcext:value-type="float">
            <text:p>-0,191397894989376</text:p>
          </table:table-cell>
          <table:table-cell table:formula="of:=DEGREES([.C265]-[.J265])" office:value-type="float" office:value="0.205114221930435" calcext:value-type="float">
            <text:p>0,205114221930435</text:p>
          </table:table-cell>
          <table:table-cell table:formula="of:=DEGREES([.D265]-[.K265])" office:value-type="float" office:value="-0.111765675121839" calcext:value-type="float">
            <text:p>-0,111765675121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ack_dev_data.A266]*analyze_resolution" office:value-type="float" office:value="16.65" calcext:value-type="float">
            <text:p>16,65</text:p>
          </table:table-cell>
          <table:table-cell table:formula="of:=[rf.N342]" office:value-type="float" office:value="-0.215820388543967" calcext:value-type="float">
            <text:p>-0,215820388543967</text:p>
          </table:table-cell>
          <table:table-cell table:formula="of:=[lf.N342]" office:value-type="float" office:value="-0.194985149980255" calcext:value-type="float">
            <text:p>-0,194985149980255</text:p>
          </table:table-cell>
          <table:table-cell table:formula="of:=([.C266]+[.D266])/2" office:value-type="float" office:value="-0.205402769262111" calcext:value-type="float">
            <text:p>-0,205402769262111</text:p>
          </table:table-cell>
          <table:table-cell table:formula="of:=IF([.E266] = 0;0;TAN(0.5*PI()-[.E266])*wheelbase)" office:value-type="float" office:value="-1439.94677680366" calcext:value-type="float">
            <text:p>-1439,94677680366</text:p>
          </table:table-cell>
          <table:table-cell table:formula="of:=IF([.D266] = 0;0;TAN(0.5*PI()-[.C266])*wheelbase+right_king_pin_y)" office:value-type="float" office:value="-1463.39540437159" calcext:value-type="float">
            <text:p>-1463,39540437159</text:p>
          </table:table-cell>
          <table:table-cell table:formula="of:=IF([.D266] = 0;0;TAN(0.5*PI()-[.D266])*wheelbase+left_king_pin_y)" office:value-type="float" office:value="-1424.03059146698" calcext:value-type="float">
            <text:p>-1424,03059146698</text:p>
          </table:table-cell>
          <table:table-cell table:formula="of:=IF([.E266]=0;0;[.E266]/ABS([.E266]))" office:value-type="float" office:value="-1" calcext:value-type="float">
            <text:p>-1</text:p>
          </table:table-cell>
          <table:table-cell table:formula="of:=IF([.E266]=0;0;[.I266]*0.5*PI()-ATAN(([.F266]-right_king_pin_y)/wheelbase))" office:value-type="float" office:value="-0.219464445701744" calcext:value-type="float">
            <text:p>-0,219464445701744</text:p>
          </table:table-cell>
          <table:table-cell table:formula="of:=IF([.E266]=0;0;[.I266]*0.5*PI()-ATAN(([.F266]-left_king_pin_y)/wheelbase))" office:value-type="float" office:value="-0.193013400694028" calcext:value-type="float">
            <text:p>-0,193013400694028</text:p>
          </table:table-cell>
          <table:table-cell table:formula="of:=DEGREES([.C266]-[.J266])" office:value-type="float" office:value="0.20878909544507" calcext:value-type="float">
            <text:p>0,20878909544507</text:p>
          </table:table-cell>
          <table:table-cell table:formula="of:=DEGREES([.D266]-[.K266])" office:value-type="float" office:value="-0.112972912358702" calcext:value-type="float">
            <text:p>-0,1129729123587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ack_dev_data.A267]*analyze_resolution" office:value-type="float" office:value="16.8" calcext:value-type="float">
            <text:p>16,8</text:p>
          </table:table-cell>
          <table:table-cell table:formula="of:=[rf.N343]" office:value-type="float" office:value="-0.217836172251436" calcext:value-type="float">
            <text:p>-0,217836172251436</text:p>
          </table:table-cell>
          <table:table-cell table:formula="of:=[lf.N343]" office:value-type="float" office:value="-0.196619250432376" calcext:value-type="float">
            <text:p>-0,196619250432376</text:p>
          </table:table-cell>
          <table:table-cell table:formula="of:=([.C267]+[.D267])/2" office:value-type="float" office:value="-0.207227711341906" calcext:value-type="float">
            <text:p>-0,207227711341906</text:p>
          </table:table-cell>
          <table:table-cell table:formula="of:=IF([.E267] = 0;0;TAN(0.5*PI()-[.E267])*wheelbase)" office:value-type="float" office:value="-1426.90049008521" calcext:value-type="float">
            <text:p>-1426,90049008521</text:p>
          </table:table-cell>
          <table:table-cell table:formula="of:=IF([.D267] = 0;0;TAN(0.5*PI()-[.C267])*wheelbase+right_king_pin_y)" office:value-type="float" office:value="-1450.32890303986" calcext:value-type="float">
            <text:p>-1450,32890303986</text:p>
          </table:table-cell>
          <table:table-cell table:formula="of:=IF([.D267] = 0;0;TAN(0.5*PI()-[.D267])*wheelbase+left_king_pin_y)" office:value-type="float" office:value="-1411.0788098644" calcext:value-type="float">
            <text:p>-1411,0788098644</text:p>
          </table:table-cell>
          <table:table-cell table:formula="of:=IF([.E267]=0;0;[.E267]/ABS([.E267]))" office:value-type="float" office:value="-1" calcext:value-type="float">
            <text:p>-1</text:p>
          </table:table-cell>
          <table:table-cell table:formula="of:=IF([.E267]=0;0;[.I267]*0.5*PI()-ATAN(([.F267]-right_king_pin_y)/wheelbase))" office:value-type="float" office:value="-0.221544819375246" calcext:value-type="float">
            <text:p>-0,221544819375246</text:p>
          </table:table-cell>
          <table:table-cell table:formula="of:=IF([.E267]=0;0;[.I267]*0.5*PI()-ATAN(([.F267]-left_king_pin_y)/wheelbase))" office:value-type="float" office:value="-0.194626683519864" calcext:value-type="float">
            <text:p>-0,194626683519864</text:p>
          </table:table-cell>
          <table:table-cell table:formula="of:=DEGREES([.C267]-[.J267])" office:value-type="float" office:value="0.21248982789764" calcext:value-type="float">
            <text:p>0,21248982789764</text:p>
          </table:table-cell>
          <table:table-cell table:formula="of:=DEGREES([.D267]-[.K267])" office:value-type="float" office:value="-0.114165674484366" calcext:value-type="float">
            <text:p>-0,1141656744843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ack_dev_data.A268]*analyze_resolution" office:value-type="float" office:value="16.95" calcext:value-type="float">
            <text:p>16,95</text:p>
          </table:table-cell>
          <table:table-cell table:formula="of:=[rf.N344]" office:value-type="float" office:value="-0.219853058762283" calcext:value-type="float">
            <text:p>-0,219853058762283</text:p>
          </table:table-cell>
          <table:table-cell table:formula="of:=[lf.N344]" office:value-type="float" office:value="-0.198250866924777" calcext:value-type="float">
            <text:p>-0,198250866924777</text:p>
          </table:table-cell>
          <table:table-cell table:formula="of:=([.C268]+[.D268])/2" office:value-type="float" office:value="-0.20905196284353" calcext:value-type="float">
            <text:p>-0,20905196284353</text:p>
          </table:table-cell>
          <table:table-cell table:formula="of:=IF([.E268] = 0;0;TAN(0.5*PI()-[.E268])*wheelbase)" office:value-type="float" office:value="-1414.08354927579" calcext:value-type="float">
            <text:p>-1414,08354927579</text:p>
          </table:table-cell>
          <table:table-cell table:formula="of:=IF([.D268] = 0;0;TAN(0.5*PI()-[.C268])*wheelbase+right_king_pin_y)" office:value-type="float" office:value="-1437.49128706437" calcext:value-type="float">
            <text:p>-1437,49128706437</text:p>
          </table:table-cell>
          <table:table-cell table:formula="of:=IF([.D268] = 0;0;TAN(0.5*PI()-[.D268])*wheelbase+left_king_pin_y)" office:value-type="float" office:value="-1398.35701216837" calcext:value-type="float">
            <text:p>-1398,35701216837</text:p>
          </table:table-cell>
          <table:table-cell table:formula="of:=IF([.E268]=0;0;[.E268]/ABS([.E268]))" office:value-type="float" office:value="-1" calcext:value-type="float">
            <text:p>-1</text:p>
          </table:table-cell>
          <table:table-cell table:formula="of:=IF([.E268]=0;0;[.I268]*0.5*PI()-ATAN(([.F268]-right_king_pin_y)/wheelbase))" office:value-type="float" office:value="-0.223626741307628" calcext:value-type="float">
            <text:p>-0,223626741307628</text:p>
          </table:table-cell>
          <table:table-cell table:formula="of:=IF([.E268]=0;0;[.I268]*0.5*PI()-ATAN(([.F268]-left_king_pin_y)/wheelbase))" office:value-type="float" office:value="-0.196237744484212" calcext:value-type="float">
            <text:p>-0,196237744484212</text:p>
          </table:table-cell>
          <table:table-cell table:formula="of:=DEGREES([.C268]-[.J268])" office:value-type="float" office:value="0.216216083070438" calcext:value-type="float">
            <text:p>0,216216083070438</text:p>
          </table:table-cell>
          <table:table-cell table:formula="of:=DEGREES([.D268]-[.K268])" office:value-type="float" office:value="-0.115343419487479" calcext:value-type="float">
            <text:p>-0,1153434194874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ack_dev_data.A269]*analyze_resolution" office:value-type="float" office:value="17.1" calcext:value-type="float">
            <text:p>17,1</text:p>
          </table:table-cell>
          <table:table-cell table:formula="of:=[rf.N345]" office:value-type="float" office:value="-0.221871043909906" calcext:value-type="float">
            <text:p>-0,221871043909906</text:p>
          </table:table-cell>
          <table:table-cell table:formula="of:=[lf.N345]" office:value-type="float" office:value="-0.199879990994477" calcext:value-type="float">
            <text:p>-0,199879990994477</text:p>
          </table:table-cell>
          <table:table-cell table:formula="of:=([.C269]+[.D269])/2" office:value-type="float" office:value="-0.210875517452191" calcext:value-type="float">
            <text:p>-0,210875517452191</text:p>
          </table:table-cell>
          <table:table-cell table:formula="of:=IF([.E269] = 0;0;TAN(0.5*PI()-[.E269])*wheelbase)" office:value-type="float" office:value="-1401.48992225566" calcext:value-type="float">
            <text:p>-1401,48992225566</text:p>
          </table:table-cell>
          <table:table-cell table:formula="of:=IF([.D269] = 0;0;TAN(0.5*PI()-[.C269])*wheelbase+right_king_pin_y)" office:value-type="float" office:value="-1424.87652428179" calcext:value-type="float">
            <text:p>-1424,87652428179</text:p>
          </table:table-cell>
          <table:table-cell table:formula="of:=IF([.D269] = 0;0;TAN(0.5*PI()-[.D269])*wheelbase+left_king_pin_y)" office:value-type="float" office:value="-1385.85916808524" calcext:value-type="float">
            <text:p>-1385,85916808524</text:p>
          </table:table-cell>
          <table:table-cell table:formula="of:=IF([.E269]=0;0;[.E269]/ABS([.E269]))" office:value-type="float" office:value="-1" calcext:value-type="float">
            <text:p>-1</text:p>
          </table:table-cell>
          <table:table-cell table:formula="of:=IF([.E269]=0;0;[.I269]*0.5*PI()-ATAN(([.F269]-right_king_pin_y)/wheelbase))" office:value-type="float" office:value="-0.225710201365426" calcext:value-type="float">
            <text:p>-0,225710201365426</text:p>
          </table:table-cell>
          <table:table-cell table:formula="of:=IF([.E269]=0;0;[.I269]*0.5*PI()-ATAN(([.F269]-left_king_pin_y)/wheelbase))" office:value-type="float" office:value="-0.197846584614789" calcext:value-type="float">
            <text:p>-0,197846584614789</text:p>
          </table:table-cell>
          <table:table-cell table:formula="of:=DEGREES([.C269]-[.J269])" office:value-type="float" office:value="0.219967519087473" calcext:value-type="float">
            <text:p>0,219967519087473</text:p>
          </table:table-cell>
          <table:table-cell table:formula="of:=DEGREES([.D269]-[.K269])" office:value-type="float" office:value="-0.116505603591116" calcext:value-type="float">
            <text:p>-0,116505603591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ack_dev_data.A270]*analyze_resolution" office:value-type="float" office:value="17.25" calcext:value-type="float">
            <text:p>17,25</text:p>
          </table:table-cell>
          <table:table-cell table:formula="of:=[rf.N346]" office:value-type="float" office:value="-0.223890123541507" calcext:value-type="float">
            <text:p>-0,223890123541507</text:p>
          </table:table-cell>
          <table:table-cell table:formula="of:=[lf.N346]" office:value-type="float" office:value="-0.201506614158126" calcext:value-type="float">
            <text:p>-0,201506614158126</text:p>
          </table:table-cell>
          <table:table-cell table:formula="of:=([.C270]+[.D270])/2" office:value-type="float" office:value="-0.212698368849817" calcext:value-type="float">
            <text:p>-0,212698368849817</text:p>
          </table:table-cell>
          <table:table-cell table:formula="of:=IF([.E270] = 0;0;TAN(0.5*PI()-[.E270])*wheelbase)" office:value-type="float" office:value="-1389.11378674742" calcext:value-type="float">
            <text:p>-1389,11378674742</text:p>
          </table:table-cell>
          <table:table-cell table:formula="of:=IF([.D270] = 0;0;TAN(0.5*PI()-[.C270])*wheelbase+right_king_pin_y)" office:value-type="float" office:value="-1412.47879236542" calcext:value-type="float">
            <text:p>-1412,47879236542</text:p>
          </table:table-cell>
          <table:table-cell table:formula="of:=IF([.D270] = 0;0;TAN(0.5*PI()-[.D270])*wheelbase+left_king_pin_y)" office:value-type="float" office:value="-1373.5794571748" calcext:value-type="float">
            <text:p>-1373,5794571748</text:p>
          </table:table-cell>
          <table:table-cell table:formula="of:=IF([.E270]=0;0;[.E270]/ABS([.E270]))" office:value-type="float" office:value="-1" calcext:value-type="float">
            <text:p>-1</text:p>
          </table:table-cell>
          <table:table-cell table:formula="of:=IF([.E270]=0;0;[.I270]*0.5*PI()-ATAN(([.F270]-right_king_pin_y)/wheelbase))" office:value-type="float" office:value="-0.227795189330203" calcext:value-type="float">
            <text:p>-0,227795189330203</text:p>
          </table:table-cell>
          <table:table-cell table:formula="of:=IF([.E270]=0;0;[.I270]*0.5*PI()-ATAN(([.F270]-left_king_pin_y)/wheelbase))" office:value-type="float" office:value="-0.199453204949444" calcext:value-type="float">
            <text:p>-0,199453204949444</text:p>
          </table:table-cell>
          <table:table-cell table:formula="of:=DEGREES([.C270]-[.J270])" office:value-type="float" office:value="0.223743788413174" calcext:value-type="float">
            <text:p>0,223743788413174</text:p>
          </table:table-cell>
          <table:table-cell table:formula="of:=DEGREES([.D270]-[.K270])" office:value-type="float" office:value="-0.117651681270784" calcext:value-type="float">
            <text:p>-0,1176516812707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ack_dev_data.A271]*analyze_resolution" office:value-type="float" office:value="17.4" calcext:value-type="float">
            <text:p>17,4</text:p>
          </table:table-cell>
          <table:table-cell table:formula="of:=[rf.N347]" office:value-type="float" office:value="-0.225910293518036" calcext:value-type="float">
            <text:p>-0,225910293518036</text:p>
          </table:table-cell>
          <table:table-cell table:formula="of:=[lf.N347]" office:value-type="float" office:value="-0.20313072791208" calcext:value-type="float">
            <text:p>-0,20313072791208</text:p>
          </table:table-cell>
          <table:table-cell table:formula="of:=([.C271]+[.D271])/2" office:value-type="float" office:value="-0.214520510715058" calcext:value-type="float">
            <text:p>-0,214520510715058</text:p>
          </table:table-cell>
          <table:table-cell table:formula="of:=IF([.E271] = 0;0;TAN(0.5*PI()-[.E271])*wheelbase)" office:value-type="float" office:value="-1376.94952127113" calcext:value-type="float">
            <text:p>-1376,94952127113</text:p>
          </table:table-cell>
          <table:table-cell table:formula="of:=IF([.D271] = 0;0;TAN(0.5*PI()-[.C271])*wheelbase+right_king_pin_y)" office:value-type="float" office:value="-1400.29246978036" calcext:value-type="float">
            <text:p>-1400,29246978036</text:p>
          </table:table-cell>
          <table:table-cell table:formula="of:=IF([.D271] = 0;0;TAN(0.5*PI()-[.D271])*wheelbase+left_king_pin_y)" office:value-type="float" office:value="-1361.51225980532" calcext:value-type="float">
            <text:p>-1361,51225980532</text:p>
          </table:table-cell>
          <table:table-cell table:formula="of:=IF([.E271]=0;0;[.E271]/ABS([.E271]))" office:value-type="float" office:value="-1" calcext:value-type="float">
            <text:p>-1</text:p>
          </table:table-cell>
          <table:table-cell table:formula="of:=IF([.E271]=0;0;[.I271]*0.5*PI()-ATAN(([.F271]-right_king_pin_y)/wheelbase))" office:value-type="float" office:value="-0.229881694898485" calcext:value-type="float">
            <text:p>-0,229881694898485</text:p>
          </table:table-cell>
          <table:table-cell table:formula="of:=IF([.E271]=0;0;[.I271]*0.5*PI()-ATAN(([.F271]-left_king_pin_y)/wheelbase))" office:value-type="float" office:value="-0.201057606535906" calcext:value-type="float">
            <text:p>-0,201057606535906</text:p>
          </table:table-cell>
          <table:table-cell table:formula="of:=DEGREES([.C271]-[.J271])" office:value-type="float" office:value="0.227544537852185" calcext:value-type="float">
            <text:p>0,227544537852185</text:p>
          </table:table-cell>
          <table:table-cell table:formula="of:=DEGREES([.D271]-[.K271])" office:value-type="float" office:value="-0.118781105273097" calcext:value-type="float">
            <text:p>-0,1187811052730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ack_dev_data.A272]*analyze_resolution" office:value-type="float" office:value="17.55" calcext:value-type="float">
            <text:p>17,55</text:p>
          </table:table-cell>
          <table:table-cell table:formula="of:=[rf.N348]" office:value-type="float" office:value="-0.227931549714127" calcext:value-type="float">
            <text:p>-0,227931549714127</text:p>
          </table:table-cell>
          <table:table-cell table:formula="of:=[lf.N348]" office:value-type="float" office:value="-0.204752323732451" calcext:value-type="float">
            <text:p>-0,204752323732451</text:p>
          </table:table-cell>
          <table:table-cell table:formula="of:=([.C272]+[.D272])/2" office:value-type="float" office:value="-0.216341936723289" calcext:value-type="float">
            <text:p>-0,216341936723289</text:p>
          </table:table-cell>
          <table:table-cell table:formula="of:=IF([.E272] = 0;0;TAN(0.5*PI()-[.E272])*wheelbase)" office:value-type="float" office:value="-1364.99169656318" calcext:value-type="float">
            <text:p>-1364,99169656318</text:p>
          </table:table-cell>
          <table:table-cell table:formula="of:=IF([.D272] = 0;0;TAN(0.5*PI()-[.C272])*wheelbase+right_king_pin_y)" office:value-type="float" office:value="-1388.31212720239" calcext:value-type="float">
            <text:p>-1388,31212720239</text:p>
          </table:table-cell>
          <table:table-cell table:formula="of:=IF([.D272] = 0;0;TAN(0.5*PI()-[.D272])*wheelbase+left_king_pin_y)" office:value-type="float" office:value="-1349.65214857248" calcext:value-type="float">
            <text:p>-1349,65214857248</text:p>
          </table:table-cell>
          <table:table-cell table:formula="of:=IF([.E272]=0;0;[.E272]/ABS([.E272]))" office:value-type="float" office:value="-1" calcext:value-type="float">
            <text:p>-1</text:p>
          </table:table-cell>
          <table:table-cell table:formula="of:=IF([.E272]=0;0;[.I272]*0.5*PI()-ATAN(([.F272]-right_king_pin_y)/wheelbase))" office:value-type="float" office:value="-0.231969707681692" calcext:value-type="float">
            <text:p>-0,231969707681692</text:p>
          </table:table-cell>
          <table:table-cell table:formula="of:=IF([.E272]=0;0;[.I272]*0.5*PI()-ATAN(([.F272]-left_king_pin_y)/wheelbase))" office:value-type="float" office:value="-0.202659790431523" calcext:value-type="float">
            <text:p>-0,202659790431523</text:p>
          </table:table-cell>
          <table:table-cell table:formula="of:=DEGREES([.C272]-[.J272])" office:value-type="float" office:value="0.231369408548602" calcext:value-type="float">
            <text:p>0,231369408548602</text:p>
          </table:table-cell>
          <table:table-cell table:formula="of:=DEGREES([.D272]-[.K272])" office:value-type="float" office:value="-0.119893326633744" calcext:value-type="float">
            <text:p>-0,1198933266337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ack_dev_data.A273]*analyze_resolution" office:value-type="float" office:value="17.7" calcext:value-type="float">
            <text:p>17,7</text:p>
          </table:table-cell>
          <table:table-cell table:formula="of:=[rf.N349]" office:value-type="float" office:value="-0.229953888018046" calcext:value-type="float">
            <text:p>-0,229953888018046</text:p>
          </table:table-cell>
          <table:table-cell table:formula="of:=[lf.N349]" office:value-type="float" office:value="-0.206371393075176" calcext:value-type="float">
            <text:p>-0,206371393075176</text:p>
          </table:table-cell>
          <table:table-cell table:formula="of:=([.C273]+[.D273])/2" office:value-type="float" office:value="-0.218162640546611" calcext:value-type="float">
            <text:p>-0,218162640546611</text:p>
          </table:table-cell>
          <table:table-cell table:formula="of:=IF([.E273] = 0;0;TAN(0.5*PI()-[.E273])*wheelbase)" office:value-type="float" office:value="-1353.2350674316" calcext:value-type="float">
            <text:p>-1353,2350674316</text:p>
          </table:table-cell>
          <table:table-cell table:formula="of:=IF([.D273] = 0;0;TAN(0.5*PI()-[.C273])*wheelbase+right_king_pin_y)" office:value-type="float" office:value="-1376.53251937327" calcext:value-type="float">
            <text:p>-1376,53251937327</text:p>
          </table:table-cell>
          <table:table-cell table:formula="of:=IF([.D273] = 0;0;TAN(0.5*PI()-[.D273])*wheelbase+left_king_pin_y)" office:value-type="float" office:value="-1337.99388015471" calcext:value-type="float">
            <text:p>-1337,99388015471</text:p>
          </table:table-cell>
          <table:table-cell table:formula="of:=IF([.E273]=0;0;[.E273]/ABS([.E273]))" office:value-type="float" office:value="-1" calcext:value-type="float">
            <text:p>-1</text:p>
          </table:table-cell>
          <table:table-cell table:formula="of:=IF([.E273]=0;0;[.I273]*0.5*PI()-ATAN(([.F273]-right_king_pin_y)/wheelbase))" office:value-type="float" office:value="-0.234059217206079" calcext:value-type="float">
            <text:p>-0,234059217206079</text:p>
          </table:table-cell>
          <table:table-cell table:formula="of:=IF([.E273]=0;0;[.I273]*0.5*PI()-ATAN(([.F273]-left_king_pin_y)/wheelbase))" office:value-type="float" office:value="-0.204259757703012" calcext:value-type="float">
            <text:p>-0,204259757703012</text:p>
          </table:table-cell>
          <table:table-cell table:formula="of:=DEGREES([.C273]-[.J273])" office:value-type="float" office:value="0.235218035986203" calcext:value-type="float">
            <text:p>0,235218035986203</text:p>
          </table:table-cell>
          <table:table-cell table:formula="of:=DEGREES([.D273]-[.K273])" office:value-type="float" office:value="-0.12098779469557" calcext:value-type="float">
            <text:p>-0,120987794695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ack_dev_data.A274]*analyze_resolution" office:value-type="float" office:value="17.85" calcext:value-type="float">
            <text:p>17,85</text:p>
          </table:table-cell>
          <table:table-cell table:formula="of:=[rf.N350]" office:value-type="float" office:value="-0.231977304331629" calcext:value-type="float">
            <text:p>-0,231977304331629</text:p>
          </table:table-cell>
          <table:table-cell table:formula="of:=[lf.N350]" office:value-type="float" office:value="-0.20798792737609" calcext:value-type="float">
            <text:p>-0,20798792737609</text:p>
          </table:table-cell>
          <table:table-cell table:formula="of:=([.C274]+[.D274])/2" office:value-type="float" office:value="-0.21998261585386" calcext:value-type="float">
            <text:p>-0,21998261585386</text:p>
          </table:table-cell>
          <table:table-cell table:formula="of:=IF([.E274] = 0;0;TAN(0.5*PI()-[.E274])*wheelbase)" office:value-type="float" office:value="-1341.67456502188" calcext:value-type="float">
            <text:p>-1341,67456502188</text:p>
          </table:table-cell>
          <table:table-cell table:formula="of:=IF([.D274] = 0;0;TAN(0.5*PI()-[.C274])*wheelbase+right_king_pin_y)" office:value-type="float" office:value="-1364.94857736665" calcext:value-type="float">
            <text:p>-1364,94857736665</text:p>
          </table:table-cell>
          <table:table-cell table:formula="of:=IF([.D274] = 0;0;TAN(0.5*PI()-[.D274])*wheelbase+left_king_pin_y)" office:value-type="float" office:value="-1326.53238757902" calcext:value-type="float">
            <text:p>-1326,53238757902</text:p>
          </table:table-cell>
          <table:table-cell table:formula="of:=IF([.E274]=0;0;[.E274]/ABS([.E274]))" office:value-type="float" office:value="-1" calcext:value-type="float">
            <text:p>-1</text:p>
          </table:table-cell>
          <table:table-cell table:formula="of:=IF([.E274]=0;0;[.I274]*0.5*PI()-ATAN(([.F274]-right_king_pin_y)/wheelbase))" office:value-type="float" office:value="-0.236150212912694" calcext:value-type="float">
            <text:p>-0,236150212912694</text:p>
          </table:table-cell>
          <table:table-cell table:formula="of:=IF([.E274]=0;0;[.I274]*0.5*PI()-ATAN(([.F274]-left_king_pin_y)/wheelbase))" office:value-type="float" office:value="-0.205857509426211" calcext:value-type="float">
            <text:p>-0,205857509426211</text:p>
          </table:table-cell>
          <table:table-cell table:formula="of:=DEGREES([.C274]-[.J274])" office:value-type="float" office:value="0.239090049988918" calcext:value-type="float">
            <text:p>0,239090049988918</text:p>
          </table:table-cell>
          <table:table-cell table:formula="of:=DEGREES([.D274]-[.K274])" office:value-type="float" office:value="-0.122063957126999" calcext:value-type="float">
            <text:p>-0,1220639571269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ack_dev_data.A275]*analyze_resolution" office:value-type="float" office:value="18" calcext:value-type="float">
            <text:p>18</text:p>
          </table:table-cell>
          <table:table-cell table:formula="of:=[rf.N351]" office:value-type="float" office:value="-0.234001794570228" calcext:value-type="float">
            <text:p>-0,234001794570228</text:p>
          </table:table-cell>
          <table:table-cell table:formula="of:=[lf.N351]" office:value-type="float" office:value="-0.209601918050987" calcext:value-type="float">
            <text:p>-0,209601918050987</text:p>
          </table:table-cell>
          <table:table-cell table:formula="of:=([.C275]+[.D275])/2" office:value-type="float" office:value="-0.221801856310608" calcext:value-type="float">
            <text:p>-0,221801856310608</text:p>
          </table:table-cell>
          <table:table-cell table:formula="of:=IF([.E275] = 0;0;TAN(0.5*PI()-[.E275])*wheelbase)" office:value-type="float" office:value="-1330.3052894696" calcext:value-type="float">
            <text:p>-1330,3052894696</text:p>
          </table:table-cell>
          <table:table-cell table:formula="of:=IF([.D275] = 0;0;TAN(0.5*PI()-[.C275])*wheelbase+right_king_pin_y)" office:value-type="float" office:value="-1353.55540124071" calcext:value-type="float">
            <text:p>-1353,55540124071</text:p>
          </table:table-cell>
          <table:table-cell table:formula="of:=IF([.D275] = 0;0;TAN(0.5*PI()-[.D275])*wheelbase+left_king_pin_y)" office:value-type="float" office:value="-1315.2627728737" calcext:value-type="float">
            <text:p>-1315,2627728737</text:p>
          </table:table-cell>
          <table:table-cell table:formula="of:=IF([.E275]=0;0;[.E275]/ABS([.E275]))" office:value-type="float" office:value="-1" calcext:value-type="float">
            <text:p>-1</text:p>
          </table:table-cell>
          <table:table-cell table:formula="of:=IF([.E275]=0;0;[.I275]*0.5*PI()-ATAN(([.F275]-right_king_pin_y)/wheelbase))" office:value-type="float" office:value="-0.238242684157326" calcext:value-type="float">
            <text:p>-0,238242684157326</text:p>
          </table:table-cell>
          <table:table-cell table:formula="of:=IF([.E275]=0;0;[.I275]*0.5*PI()-ATAN(([.F275]-left_king_pin_y)/wheelbase))" office:value-type="float" office:value="-0.20745304668583" calcext:value-type="float">
            <text:p>-0,20745304668583</text:p>
          </table:table-cell>
          <table:table-cell table:formula="of:=DEGREES([.C275]-[.J275])" office:value-type="float" office:value="0.242985074721694" calcext:value-type="float">
            <text:p>0,242985074721694</text:p>
          </table:table-cell>
          <table:table-cell table:formula="of:=DEGREES([.D275]-[.K275])" office:value-type="float" office:value="-0.123121259940035" calcext:value-type="float">
            <text:p>-0,123121259940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ack_dev_data.A276]*analyze_resolution" office:value-type="float" office:value="18.15" calcext:value-type="float">
            <text:p>18,15</text:p>
          </table:table-cell>
          <table:table-cell table:formula="of:=[rf.N352]" office:value-type="float" office:value="-0.236027354662647" calcext:value-type="float">
            <text:p>-0,236027354662647</text:p>
          </table:table-cell>
          <table:table-cell table:formula="of:=[lf.N352]" office:value-type="float" office:value="-0.211213356495687" calcext:value-type="float">
            <text:p>-0,211213356495687</text:p>
          </table:table-cell>
          <table:table-cell table:formula="of:=([.C276]+[.D276])/2" office:value-type="float" office:value="-0.223620355579167" calcext:value-type="float">
            <text:p>-0,223620355579167</text:p>
          </table:table-cell>
          <table:table-cell table:formula="of:=IF([.E276] = 0;0;TAN(0.5*PI()-[.E276])*wheelbase)" office:value-type="float" office:value="-1319.12250291744" calcext:value-type="float">
            <text:p>-1319,12250291744</text:p>
          </table:table-cell>
          <table:table-cell table:formula="of:=IF([.D276] = 0;0;TAN(0.5*PI()-[.C276])*wheelbase+right_king_pin_y)" office:value-type="float" office:value="-1342.34825305511" calcext:value-type="float">
            <text:p>-1342,34825305511</text:p>
          </table:table-cell>
          <table:table-cell table:formula="of:=IF([.D276] = 0;0;TAN(0.5*PI()-[.D276])*wheelbase+left_king_pin_y)" office:value-type="float" office:value="-1304.18030008528" calcext:value-type="float">
            <text:p>-1304,18030008528</text:p>
          </table:table-cell>
          <table:table-cell table:formula="of:=IF([.E276]=0;0;[.E276]/ABS([.E276]))" office:value-type="float" office:value="-1" calcext:value-type="float">
            <text:p>-1</text:p>
          </table:table-cell>
          <table:table-cell table:formula="of:=IF([.E276]=0;0;[.I276]*0.5*PI()-ATAN(([.F276]-right_king_pin_y)/wheelbase))" office:value-type="float" office:value="-0.240336620210474" calcext:value-type="float">
            <text:p>-0,240336620210474</text:p>
          </table:table-cell>
          <table:table-cell table:formula="of:=IF([.E276]=0;0;[.I276]*0.5*PI()-ATAN(([.F276]-left_king_pin_y)/wheelbase))" office:value-type="float" office:value="-0.209046370575198" calcext:value-type="float">
            <text:p>-0,209046370575198</text:p>
          </table:table-cell>
          <table:table-cell table:formula="of:=DEGREES([.C276]-[.J276])" office:value-type="float" office:value="0.246902728691615" calcext:value-type="float">
            <text:p>0,246902728691615</text:p>
          </table:table-cell>
          <table:table-cell table:formula="of:=DEGREES([.D276]-[.K276])" office:value-type="float" office:value="-0.124159147508274" calcext:value-type="float">
            <text:p>-0,12415914750827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ack_dev_data.A277]*analyze_resolution" office:value-type="float" office:value="18.3" calcext:value-type="float">
            <text:p>18,3</text:p>
          </table:table-cell>
          <table:table-cell table:formula="of:=[rf.N353]" office:value-type="float" office:value="-0.23805398055109" calcext:value-type="float">
            <text:p>-0,23805398055109</text:p>
          </table:table-cell>
          <table:table-cell table:formula="of:=[lf.N353]" office:value-type="float" office:value="-0.212822234086116" calcext:value-type="float">
            <text:p>-0,212822234086116</text:p>
          </table:table-cell>
          <table:table-cell table:formula="of:=([.C277]+[.D277])/2" office:value-type="float" office:value="-0.225438107318603" calcext:value-type="float">
            <text:p>-0,225438107318603</text:p>
          </table:table-cell>
          <table:table-cell table:formula="of:=IF([.E277] = 0;0;TAN(0.5*PI()-[.E277])*wheelbase)" office:value-type="float" office:value="-1308.12162287541" calcext:value-type="float">
            <text:p>-1308,12162287541</text:p>
          </table:table-cell>
          <table:table-cell table:formula="of:=IF([.D277] = 0;0;TAN(0.5*PI()-[.C277])*wheelbase+right_king_pin_y)" office:value-type="float" office:value="-1331.32255023139" calcext:value-type="float">
            <text:p>-1331,32255023139</text:p>
          </table:table-cell>
          <table:table-cell table:formula="of:=IF([.D277] = 0;0;TAN(0.5*PI()-[.D277])*wheelbase+left_king_pin_y)" office:value-type="float" office:value="-1293.28038863888" calcext:value-type="float">
            <text:p>-1293,28038863888</text:p>
          </table:table-cell>
          <table:table-cell table:formula="of:=IF([.E277]=0;0;[.E277]/ABS([.E277]))" office:value-type="float" office:value="-1" calcext:value-type="float">
            <text:p>-1</text:p>
          </table:table-cell>
          <table:table-cell table:formula="of:=IF([.E277]=0;0;[.I277]*0.5*PI()-ATAN(([.F277]-right_king_pin_y)/wheelbase))" office:value-type="float" office:value="-0.242432010257314" calcext:value-type="float">
            <text:p>-0,242432010257314</text:p>
          </table:table-cell>
          <table:table-cell table:formula="of:=IF([.E277]=0;0;[.I277]*0.5*PI()-ATAN(([.F277]-left_king_pin_y)/wheelbase))" office:value-type="float" office:value="-0.210637482196031" calcext:value-type="float">
            <text:p>-0,210637482196031</text:p>
          </table:table-cell>
          <table:table-cell table:formula="of:=DEGREES([.C277]-[.J277])" office:value-type="float" office:value="0.250842624749568" calcext:value-type="float">
            <text:p>0,250842624749568</text:p>
          </table:table-cell>
          <table:table-cell table:formula="of:=DEGREES([.D277]-[.K277])" office:value-type="float" office:value="-0.125177062585128" calcext:value-type="float">
            <text:p>-0,1251770625851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ack_dev_data.A278]*analyze_resolution" office:value-type="float" office:value="18.45" calcext:value-type="float">
            <text:p>18,45</text:p>
          </table:table-cell>
          <table:table-cell table:formula="of:=[rf.N354]" office:value-type="float" office:value="-0.240081668191097" calcext:value-type="float">
            <text:p>-0,240081668191097</text:p>
          </table:table-cell>
          <table:table-cell table:formula="of:=[lf.N354]" office:value-type="float" office:value="-0.21442854217838" calcext:value-type="float">
            <text:p>-0,21442854217838</text:p>
          </table:table-cell>
          <table:table-cell table:formula="of:=([.C278]+[.D278])/2" office:value-type="float" office:value="-0.227255105184739" calcext:value-type="float">
            <text:p>-0,227255105184739</text:p>
          </table:table-cell>
          <table:table-cell table:formula="of:=IF([.E278] = 0;0;TAN(0.5*PI()-[.E278])*wheelbase)" office:value-type="float" office:value="-1297.29821590525" calcext:value-type="float">
            <text:p>-1297,29821590525</text:p>
          </table:table-cell>
          <table:table-cell table:formula="of:=IF([.D278] = 0;0;TAN(0.5*PI()-[.C278])*wheelbase+right_king_pin_y)" office:value-type="float" office:value="-1320.47385923725" calcext:value-type="float">
            <text:p>-1320,47385923725</text:p>
          </table:table-cell>
          <table:table-cell table:formula="of:=IF([.D278] = 0;0;TAN(0.5*PI()-[.D278])*wheelbase+left_king_pin_y)" office:value-type="float" office:value="-1282.55860702251" calcext:value-type="float">
            <text:p>-1282,55860702251</text:p>
          </table:table-cell>
          <table:table-cell table:formula="of:=IF([.E278]=0;0;[.E278]/ABS([.E278]))" office:value-type="float" office:value="-1" calcext:value-type="float">
            <text:p>-1</text:p>
          </table:table-cell>
          <table:table-cell table:formula="of:=IF([.E278]=0;0;[.I278]*0.5*PI()-ATAN(([.F278]-right_king_pin_y)/wheelbase))" office:value-type="float" office:value="-0.244528843397683" calcext:value-type="float">
            <text:p>-0,244528843397683</text:p>
          </table:table-cell>
          <table:table-cell table:formula="of:=IF([.E278]=0;0;[.I278]*0.5*PI()-ATAN(([.F278]-left_king_pin_y)/wheelbase))" office:value-type="float" office:value="-0.212226382658179" calcext:value-type="float">
            <text:p>-0,212226382658179</text:p>
          </table:table-cell>
          <table:table-cell table:formula="of:=DEGREES([.C278]-[.J278])" office:value-type="float" office:value="0.254804370092598" calcext:value-type="float">
            <text:p>0,254804370092598</text:p>
          </table:table-cell>
          <table:table-cell table:formula="of:=DEGREES([.D278]-[.K278])" office:value-type="float" office:value="-0.126174446322089" calcext:value-type="float">
            <text:p>-0,1261744463220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ack_dev_data.A279]*analyze_resolution" office:value-type="float" office:value="18.6" calcext:value-type="float">
            <text:p>18,6</text:p>
          </table:table-cell>
          <table:table-cell table:formula="of:=[rf.N355]" office:value-type="float" office:value="-0.242110413551497" calcext:value-type="float">
            <text:p>-0,242110413551497</text:p>
          </table:table-cell>
          <table:table-cell table:formula="of:=[lf.N355]" office:value-type="float" office:value="-0.216032272108832" calcext:value-type="float">
            <text:p>-0,216032272108832</text:p>
          </table:table-cell>
          <table:table-cell table:formula="of:=([.C279]+[.D279])/2" office:value-type="float" office:value="-0.229071342830164" calcext:value-type="float">
            <text:p>-0,229071342830164</text:p>
          </table:table-cell>
          <table:table-cell table:formula="of:=IF([.E279] = 0;0;TAN(0.5*PI()-[.E279])*wheelbase)" office:value-type="float" office:value="-1286.64799161016" calcext:value-type="float">
            <text:p>-1286,64799161016</text:p>
          </table:table-cell>
          <table:table-cell table:formula="of:=IF([.D279] = 0;0;TAN(0.5*PI()-[.C279])*wheelbase+right_king_pin_y)" office:value-type="float" office:value="-1309.7978895764" calcext:value-type="float">
            <text:p>-1309,7978895764</text:p>
          </table:table-cell>
          <table:table-cell table:formula="of:=IF([.D279] = 0;0;TAN(0.5*PI()-[.D279])*wheelbase+left_king_pin_y)" office:value-type="float" office:value="-1272.01066677694" calcext:value-type="float">
            <text:p>-1272,01066677694</text:p>
          </table:table-cell>
          <table:table-cell table:formula="of:=IF([.E279]=0;0;[.E279]/ABS([.E279]))" office:value-type="float" office:value="-1" calcext:value-type="float">
            <text:p>-1</text:p>
          </table:table-cell>
          <table:table-cell table:formula="of:=IF([.E279]=0;0;[.I279]*0.5*PI()-ATAN(([.F279]-right_king_pin_y)/wheelbase))" office:value-type="float" office:value="-0.246627108646058" calcext:value-type="float">
            <text:p>-0,246627108646058</text:p>
          </table:table-cell>
          <table:table-cell table:formula="of:=IF([.E279]=0;0;[.I279]*0.5*PI()-ATAN(([.F279]-left_king_pin_y)/wheelbase))" office:value-type="float" office:value="-0.213813073079393" calcext:value-type="float">
            <text:p>-0,213813073079393</text:p>
          </table:table-cell>
          <table:table-cell table:formula="of:=DEGREES([.C279]-[.J279])" office:value-type="float" office:value="0.258787566265787" calcext:value-type="float">
            <text:p>0,258787566265787</text:p>
          </table:table-cell>
          <table:table-cell table:formula="of:=DEGREES([.D279]-[.K279])" office:value-type="float" office:value="-0.127150738286352" calcext:value-type="float">
            <text:p>-0,1271507382863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ack_dev_data.A280]*analyze_resolution" office:value-type="float" office:value="18.75" calcext:value-type="float">
            <text:p>18,75</text:p>
          </table:table-cell>
          <table:table-cell table:formula="of:=[rf.N356]" office:value-type="float" office:value="-0.244140212614335" calcext:value-type="float">
            <text:p>-0,244140212614335</text:p>
          </table:table-cell>
          <table:table-cell table:formula="of:=[lf.N356]" office:value-type="float" office:value="-0.217633415194154" calcext:value-type="float">
            <text:p>-0,217633415194154</text:p>
          </table:table-cell>
          <table:table-cell table:formula="of:=([.C280]+[.D280])/2" office:value-type="float" office:value="-0.230886813904245" calcext:value-type="float">
            <text:p>-0,230886813904245</text:p>
          </table:table-cell>
          <table:table-cell table:formula="of:=IF([.E280] = 0;0;TAN(0.5*PI()-[.E280])*wheelbase)" office:value-type="float" office:value="-1276.16679691321" calcext:value-type="float">
            <text:p>-1276,16679691321</text:p>
          </table:table-cell>
          <table:table-cell table:formula="of:=IF([.D280] = 0;0;TAN(0.5*PI()-[.C280])*wheelbase+right_king_pin_y)" office:value-type="float" office:value="-1299.29048806698" calcext:value-type="float">
            <text:p>-1299,29048806698</text:p>
          </table:table-cell>
          <table:table-cell table:formula="of:=IF([.D280] = 0;0;TAN(0.5*PI()-[.D280])*wheelbase+left_king_pin_y)" office:value-type="float" office:value="-1261.63241677408" calcext:value-type="float">
            <text:p>-1261,63241677408</text:p>
          </table:table-cell>
          <table:table-cell table:formula="of:=IF([.E280]=0;0;[.E280]/ABS([.E280]))" office:value-type="float" office:value="-1" calcext:value-type="float">
            <text:p>-1</text:p>
          </table:table-cell>
          <table:table-cell table:formula="of:=IF([.E280]=0;0;[.I280]*0.5*PI()-ATAN(([.F280]-right_king_pin_y)/wheelbase))" office:value-type="float" office:value="-0.24872679493155" calcext:value-type="float">
            <text:p>-0,24872679493155</text:p>
          </table:table-cell>
          <table:table-cell table:formula="of:=IF([.E280]=0;0;[.I280]*0.5*PI()-ATAN(([.F280]-left_king_pin_y)/wheelbase))" office:value-type="float" office:value="-0.215397554585083" calcext:value-type="float">
            <text:p>-0,215397554585083</text:p>
          </table:table-cell>
          <table:table-cell table:formula="of:=DEGREES([.C280]-[.J280])" office:value-type="float" office:value="0.262791809165733" calcext:value-type="float">
            <text:p>0,262791809165733</text:p>
          </table:table-cell>
          <table:table-cell table:formula="of:=DEGREES([.D280]-[.K280])" office:value-type="float" office:value="-0.128105376479337" calcext:value-type="float">
            <text:p>-0,1281053764793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ack_dev_data.A281]*analyze_resolution" office:value-type="float" office:value="18.9" calcext:value-type="float">
            <text:p>18,9</text:p>
          </table:table-cell>
          <table:table-cell table:formula="of:=[rf.N357]" office:value-type="float" office:value="-0.246171061374822" calcext:value-type="float">
            <text:p>-0,246171061374822</text:p>
          </table:table-cell>
          <table:table-cell table:formula="of:=[lf.N357]" office:value-type="float" office:value="-0.219231962731436" calcext:value-type="float">
            <text:p>-0,219231962731436</text:p>
          </table:table-cell>
          <table:table-cell table:formula="of:=([.C281]+[.D281])/2" office:value-type="float" office:value="-0.232701512053129" calcext:value-type="float">
            <text:p>-0,232701512053129</text:p>
          </table:table-cell>
          <table:table-cell table:formula="of:=IF([.E281] = 0;0;TAN(0.5*PI()-[.E281])*wheelbase)" office:value-type="float" office:value="-1265.85061060813" calcext:value-type="float">
            <text:p>-1265,85061060813</text:p>
          </table:table-cell>
          <table:table-cell table:formula="of:=IF([.D281] = 0;0;TAN(0.5*PI()-[.C281])*wheelbase+right_king_pin_y)" office:value-type="float" office:value="-1288.94763339233" calcext:value-type="float">
            <text:p>-1288,94763339233</text:p>
          </table:table-cell>
          <table:table-cell table:formula="of:=IF([.D281] = 0;0;TAN(0.5*PI()-[.D281])*wheelbase+left_king_pin_y)" office:value-type="float" office:value="-1251.41983776779" calcext:value-type="float">
            <text:p>-1251,41983776779</text:p>
          </table:table-cell>
          <table:table-cell table:formula="of:=IF([.E281]=0;0;[.E281]/ABS([.E281]))" office:value-type="float" office:value="-1" calcext:value-type="float">
            <text:p>-1</text:p>
          </table:table-cell>
          <table:table-cell table:formula="of:=IF([.E281]=0;0;[.I281]*0.5*PI()-ATAN(([.F281]-right_king_pin_y)/wheelbase))" office:value-type="float" office:value="-0.250827891097901" calcext:value-type="float">
            <text:p>-0,250827891097901</text:p>
          </table:table-cell>
          <table:table-cell table:formula="of:=IF([.E281]=0;0;[.I281]*0.5*PI()-ATAN(([.F281]-left_king_pin_y)/wheelbase))" office:value-type="float" office:value="-0.21697982830808" calcext:value-type="float">
            <text:p>-0,21697982830808</text:p>
          </table:table-cell>
          <table:table-cell table:formula="of:=DEGREES([.C281]-[.J281])" office:value-type="float" office:value="0.266816689043497" calcext:value-type="float">
            <text:p>0,266816689043497</text:p>
          </table:table-cell>
          <table:table-cell table:formula="of:=DEGREES([.D281]-[.K281])" office:value-type="float" office:value="-0.129037797354462" calcext:value-type="float">
            <text:p>-0,1290377973544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ack_dev_data.A282]*analyze_resolution" office:value-type="float" office:value="19.05" calcext:value-type="float">
            <text:p>19,05</text:p>
          </table:table-cell>
          <table:table-cell table:formula="of:=[rf.N358]" office:value-type="float" office:value="-0.248202955841282" calcext:value-type="float">
            <text:p>-0,248202955841282</text:p>
          </table:table-cell>
          <table:table-cell table:formula="of:=[lf.N358]" office:value-type="float" office:value="-0.220827905998257" calcext:value-type="float">
            <text:p>-0,220827905998257</text:p>
          </table:table-cell>
          <table:table-cell table:formula="of:=([.C282]+[.D282])/2" office:value-type="float" office:value="-0.23451543091977" calcext:value-type="float">
            <text:p>-0,23451543091977</text:p>
          </table:table-cell>
          <table:table-cell table:formula="of:=IF([.E282] = 0;0;TAN(0.5*PI()-[.E282])*wheelbase)" office:value-type="float" office:value="-1255.69553816751" calcext:value-type="float">
            <text:p>-1255,69553816751</text:p>
          </table:table-cell>
          <table:table-cell table:formula="of:=IF([.D282] = 0;0;TAN(0.5*PI()-[.C282])*wheelbase+right_king_pin_y)" office:value-type="float" office:value="-1278.76543090926" calcext:value-type="float">
            <text:p>-1278,76543090926</text:p>
          </table:table-cell>
          <table:table-cell table:formula="of:=IF([.D282] = 0;0;TAN(0.5*PI()-[.D282])*wheelbase+left_king_pin_y)" office:value-type="float" office:value="-1241.36903720213" calcext:value-type="float">
            <text:p>-1241,36903720213</text:p>
          </table:table-cell>
          <table:table-cell table:formula="of:=IF([.E282]=0;0;[.E282]/ABS([.E282]))" office:value-type="float" office:value="-1" calcext:value-type="float">
            <text:p>-1</text:p>
          </table:table-cell>
          <table:table-cell table:formula="of:=IF([.E282]=0;0;[.I282]*0.5*PI()-ATAN(([.F282]-right_king_pin_y)/wheelbase))" office:value-type="float" office:value="-0.252930385903499" calcext:value-type="float">
            <text:p>-0,252930385903499</text:p>
          </table:table-cell>
          <table:table-cell table:formula="of:=IF([.E282]=0;0;[.I282]*0.5*PI()-ATAN(([.F282]-left_king_pin_y)/wheelbase))" office:value-type="float" office:value="-0.21855989538841" calcext:value-type="float">
            <text:p>-0,21855989538841</text:p>
          </table:table-cell>
          <table:table-cell table:formula="of:=DEGREES([.C282]-[.J282])" office:value-type="float" office:value="0.27086179050827" calcext:value-type="float">
            <text:p>0,27086179050827</text:p>
          </table:table-cell>
          <table:table-cell table:formula="of:=DEGREES([.D282]-[.K282])" office:value-type="float" office:value="-0.129947435835122" calcext:value-type="float">
            <text:p>-0,1299474358351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ack_dev_data.A283]*analyze_resolution" office:value-type="float" office:value="19.2" calcext:value-type="float">
            <text:p>19,2</text:p>
          </table:table-cell>
          <table:table-cell table:formula="of:=[rf.N359]" office:value-type="float" office:value="-0.250235892035083" calcext:value-type="float">
            <text:p>-0,250235892035083</text:p>
          </table:table-cell>
          <table:table-cell table:formula="of:=[lf.N359]" office:value-type="float" office:value="-0.222421236252762" calcext:value-type="float">
            <text:p>-0,222421236252762</text:p>
          </table:table-cell>
          <table:table-cell table:formula="of:=([.C283]+[.D283])/2" office:value-type="float" office:value="-0.236328564143922" calcext:value-type="float">
            <text:p>-0,236328564143922</text:p>
          </table:table-cell>
          <table:table-cell table:formula="of:=IF([.E283] = 0;0;TAN(0.5*PI()-[.E283])*wheelbase)" office:value-type="float" office:value="-1245.69780679446" calcext:value-type="float">
            <text:p>-1245,69780679446</text:p>
          </table:table-cell>
          <table:table-cell table:formula="of:=IF([.D283] = 0;0;TAN(0.5*PI()-[.C283])*wheelbase+right_king_pin_y)" office:value-type="float" office:value="-1268.74010769973" calcext:value-type="float">
            <text:p>-1268,74010769973</text:p>
          </table:table-cell>
          <table:table-cell table:formula="of:=IF([.D283] = 0;0;TAN(0.5*PI()-[.D283])*wheelbase+left_king_pin_y)" office:value-type="float" office:value="-1231.47624426304" calcext:value-type="float">
            <text:p>-1231,47624426304</text:p>
          </table:table-cell>
          <table:table-cell table:formula="of:=IF([.E283]=0;0;[.E283]/ABS([.E283]))" office:value-type="float" office:value="-1" calcext:value-type="float">
            <text:p>-1</text:p>
          </table:table-cell>
          <table:table-cell table:formula="of:=IF([.E283]=0;0;[.I283]*0.5*PI()-ATAN(([.F283]-right_king_pin_y)/wheelbase))" office:value-type="float" office:value="-0.25503426802138" calcext:value-type="float">
            <text:p>-0,25503426802138</text:p>
          </table:table-cell>
          <table:table-cell table:formula="of:=IF([.E283]=0;0;[.I283]*0.5*PI()-ATAN(([.F283]-left_king_pin_y)/wheelbase))" office:value-type="float" office:value="-0.220137756973052" calcext:value-type="float">
            <text:p>-0,220137756973052</text:p>
          </table:table-cell>
          <table:table-cell table:formula="of:=DEGREES([.C283]-[.J283])" office:value-type="float" office:value="0.274926692531758" calcext:value-type="float">
            <text:p>0,274926692531758</text:p>
          </table:table-cell>
          <table:table-cell table:formula="of:=DEGREES([.D283]-[.K283])" office:value-type="float" office:value="-0.130833725332979" calcext:value-type="float">
            <text:p>-0,1308337253329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ack_dev_data.A284]*analyze_resolution" office:value-type="float" office:value="19.35" calcext:value-type="float">
            <text:p>19,35</text:p>
          </table:table-cell>
          <table:table-cell table:formula="of:=[rf.N360]" office:value-type="float" office:value="-0.252269865990591" calcext:value-type="float">
            <text:p>-0,252269865990591</text:p>
          </table:table-cell>
          <table:table-cell table:formula="of:=[lf.N360]" office:value-type="float" office:value="-0.224011944733753" calcext:value-type="float">
            <text:p>-0,224011944733753</text:p>
          </table:table-cell>
          <table:table-cell table:formula="of:=([.C284]+[.D284])/2" office:value-type="float" office:value="-0.238140905362172" calcext:value-type="float">
            <text:p>-0,238140905362172</text:p>
          </table:table-cell>
          <table:table-cell table:formula="of:=IF([.E284] = 0;0;TAN(0.5*PI()-[.E284])*wheelbase)" office:value-type="float" office:value="-1235.85376070431" calcext:value-type="float">
            <text:p>-1235,85376070431</text:p>
          </table:table-cell>
          <table:table-cell table:formula="of:=IF([.D284] = 0;0;TAN(0.5*PI()-[.C284])*wheelbase+right_king_pin_y)" office:value-type="float" office:value="-1258.86800785255" calcext:value-type="float">
            <text:p>-1258,86800785255</text:p>
          </table:table-cell>
          <table:table-cell table:formula="of:=IF([.D284] = 0;0;TAN(0.5*PI()-[.D284])*wheelbase+left_king_pin_y)" office:value-type="float" office:value="-1221.73780516005" calcext:value-type="float">
            <text:p>-1221,73780516005</text:p>
          </table:table-cell>
          <table:table-cell table:formula="of:=IF([.E284]=0;0;[.E284]/ABS([.E284]))" office:value-type="float" office:value="-1" calcext:value-type="float">
            <text:p>-1</text:p>
          </table:table-cell>
          <table:table-cell table:formula="of:=IF([.E284]=0;0;[.I284]*0.5*PI()-ATAN(([.F284]-right_king_pin_y)/wheelbase))" office:value-type="float" office:value="-0.257139526039262" calcext:value-type="float">
            <text:p>-0,257139526039262</text:p>
          </table:table-cell>
          <table:table-cell table:formula="of:=IF([.E284]=0;0;[.I284]*0.5*PI()-ATAN(([.F284]-left_king_pin_y)/wheelbase))" office:value-type="float" office:value="-0.221713414215716" calcext:value-type="float">
            <text:p>-0,221713414215716</text:p>
          </table:table-cell>
          <table:table-cell table:formula="of:=DEGREES([.C284]-[.J284])" office:value-type="float" office:value="0.279010968452349" calcext:value-type="float">
            <text:p>0,279010968452349</text:p>
          </table:table-cell>
          <table:table-cell table:formula="of:=DEGREES([.D284]-[.K284])" office:value-type="float" office:value="-0.131696097765524" calcext:value-type="float">
            <text:p>-0,1316960977655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ack_dev_data.A285]*analyze_resolution" office:value-type="float" office:value="19.5" calcext:value-type="float">
            <text:p>19,5</text:p>
          </table:table-cell>
          <table:table-cell table:formula="of:=[rf.N361]" office:value-type="float" office:value="-0.254304873755103" calcext:value-type="float">
            <text:p>-0,254304873755103</text:p>
          </table:table-cell>
          <table:table-cell table:formula="of:=[lf.N361]" office:value-type="float" office:value="-0.225600022660771" calcext:value-type="float">
            <text:p>-0,225600022660771</text:p>
          </table:table-cell>
          <table:table-cell table:formula="of:=([.C285]+[.D285])/2" office:value-type="float" office:value="-0.239952448207937" calcext:value-type="float">
            <text:p>-0,239952448207937</text:p>
          </table:table-cell>
          <table:table-cell table:formula="of:=IF([.E285] = 0;0;TAN(0.5*PI()-[.E285])*wheelbase)" office:value-type="float" office:value="-1226.15985662419" calcext:value-type="float">
            <text:p>-1226,15985662419</text:p>
          </table:table-cell>
          <table:table-cell table:formula="of:=IF([.D285] = 0;0;TAN(0.5*PI()-[.C285])*wheelbase+right_king_pin_y)" office:value-type="float" office:value="-1249.14558796303" calcext:value-type="float">
            <text:p>-1249,14558796303</text:p>
          </table:table-cell>
          <table:table-cell table:formula="of:=IF([.D285] = 0;0;TAN(0.5*PI()-[.D285])*wheelbase+left_king_pin_y)" office:value-type="float" office:value="-1212.15017862589" calcext:value-type="float">
            <text:p>-1212,15017862589</text:p>
          </table:table-cell>
          <table:table-cell table:formula="of:=IF([.E285]=0;0;[.E285]/ABS([.E285]))" office:value-type="float" office:value="-1" calcext:value-type="float">
            <text:p>-1</text:p>
          </table:table-cell>
          <table:table-cell table:formula="of:=IF([.E285]=0;0;[.I285]*0.5*PI()-ATAN(([.F285]-right_king_pin_y)/wheelbase))" office:value-type="float" office:value="-0.259246148459566" calcext:value-type="float">
            <text:p>-0,259246148459566</text:p>
          </table:table-cell>
          <table:table-cell table:formula="of:=IF([.E285]=0;0;[.I285]*0.5*PI()-ATAN(([.F285]-left_king_pin_y)/wheelbase))" office:value-type="float" office:value="-0.223286868276614" calcext:value-type="float">
            <text:p>-0,223286868276614</text:p>
          </table:table-cell>
          <table:table-cell table:formula="of:=DEGREES([.C285]-[.J285])" office:value-type="float" office:value="0.283114185980485" calcext:value-type="float">
            <text:p>0,283114185980485</text:p>
          </table:table-cell>
          <table:table-cell table:formula="of:=DEGREES([.D285]-[.K285])" office:value-type="float" office:value="-0.132533983574419" calcext:value-type="float">
            <text:p>-0,1325339835744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ack_dev_data.A286]*analyze_resolution" office:value-type="float" office:value="19.65" calcext:value-type="float">
            <text:p>19,65</text:p>
          </table:table-cell>
          <table:table-cell table:formula="of:=[rf.N362]" office:value-type="float" office:value="-0.256340911388791" calcext:value-type="float">
            <text:p>-0,256340911388791</text:p>
          </table:table-cell>
          <table:table-cell table:formula="of:=[lf.N362]" office:value-type="float" office:value="-0.227185461234185" calcext:value-type="float">
            <text:p>-0,227185461234185</text:p>
          </table:table-cell>
          <table:table-cell table:formula="of:=([.C286]+[.D286])/2" office:value-type="float" office:value="-0.241763186311488" calcext:value-type="float">
            <text:p>-0,241763186311488</text:p>
          </table:table-cell>
          <table:table-cell table:formula="of:=IF([.E286] = 0;0;TAN(0.5*PI()-[.E286])*wheelbase)" office:value-type="float" office:value="-1216.61265949867" calcext:value-type="float">
            <text:p>-1216,61265949867</text:p>
          </table:table-cell>
          <table:table-cell table:formula="of:=IF([.D286] = 0;0;TAN(0.5*PI()-[.C286])*wheelbase+right_king_pin_y)" office:value-type="float" office:value="-1239.56941283857" calcext:value-type="float">
            <text:p>-1239,56941283857</text:p>
          </table:table-cell>
          <table:table-cell table:formula="of:=IF([.D286] = 0;0;TAN(0.5*PI()-[.D286])*wheelbase+left_king_pin_y)" office:value-type="float" office:value="-1202.70993162214" calcext:value-type="float">
            <text:p>-1202,70993162214</text:p>
          </table:table-cell>
          <table:table-cell table:formula="of:=IF([.E286]=0;0;[.E286]/ABS([.E286]))" office:value-type="float" office:value="-1" calcext:value-type="float">
            <text:p>-1</text:p>
          </table:table-cell>
          <table:table-cell table:formula="of:=IF([.E286]=0;0;[.I286]*0.5*PI()-ATAN(([.F286]-right_king_pin_y)/wheelbase))" office:value-type="float" office:value="-0.26135412369945" calcext:value-type="float">
            <text:p>-0,26135412369945</text:p>
          </table:table-cell>
          <table:table-cell table:formula="of:=IF([.E286]=0;0;[.I286]*0.5*PI()-ATAN(([.F286]-left_king_pin_y)/wheelbase))" office:value-type="float" office:value="-0.224858120322226" calcext:value-type="float">
            <text:p>-0,224858120322226</text:p>
          </table:table-cell>
          <table:table-cell table:formula="of:=DEGREES([.C286]-[.J286])" office:value-type="float" office:value="0.2872359072038" calcext:value-type="float">
            <text:p>0,2872359072038</text:p>
          </table:table-cell>
          <table:table-cell table:formula="of:=DEGREES([.D286]-[.K286])" office:value-type="float" office:value="-0.133346811743383" calcext:value-type="float">
            <text:p>-0,1333468117433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ack_dev_data.A287]*analyze_resolution" office:value-type="float" office:value="19.8" calcext:value-type="float">
            <text:p>19,8</text:p>
          </table:table-cell>
          <table:table-cell table:formula="of:=[rf.N363]" office:value-type="float" office:value="-0.25837797496465" calcext:value-type="float">
            <text:p>-0,25837797496465</text:p>
          </table:table-cell>
          <table:table-cell table:formula="of:=[lf.N363]" office:value-type="float" office:value="-0.228768251635279" calcext:value-type="float">
            <text:p>-0,228768251635279</text:p>
          </table:table-cell>
          <table:table-cell table:formula="of:=([.C287]+[.D287])/2" office:value-type="float" office:value="-0.243573113299965" calcext:value-type="float">
            <text:p>-0,243573113299965</text:p>
          </table:table-cell>
          <table:table-cell table:formula="of:=IF([.E287] = 0;0;TAN(0.5*PI()-[.E287])*wheelbase)" office:value-type="float" office:value="-1207.20883839058" calcext:value-type="float">
            <text:p>-1207,20883839058</text:p>
          </table:table-cell>
          <table:table-cell table:formula="of:=IF([.D287] = 0;0;TAN(0.5*PI()-[.C287])*wheelbase+right_king_pin_y)" office:value-type="float" office:value="-1230.1361513996" calcext:value-type="float">
            <text:p>-1230,1361513996</text:p>
          </table:table-cell>
          <table:table-cell table:formula="of:=IF([.D287] = 0;0;TAN(0.5*PI()-[.D287])*wheelbase+left_king_pin_y)" office:value-type="float" office:value="-1193.41373524011" calcext:value-type="float">
            <text:p>-1193,41373524011</text:p>
          </table:table-cell>
          <table:table-cell table:formula="of:=IF([.E287]=0;0;[.E287]/ABS([.E287]))" office:value-type="float" office:value="-1" calcext:value-type="float">
            <text:p>-1</text:p>
          </table:table-cell>
          <table:table-cell table:formula="of:=IF([.E287]=0;0;[.I287]*0.5*PI()-ATAN(([.F287]-right_king_pin_y)/wheelbase))" office:value-type="float" office:value="-0.263463440090865" calcext:value-type="float">
            <text:p>-0,263463440090865</text:p>
          </table:table-cell>
          <table:table-cell table:formula="of:=IF([.E287]=0;0;[.I287]*0.5*PI()-ATAN(([.F287]-left_king_pin_y)/wheelbase))" office:value-type="float" office:value="-0.226427171525088" calcext:value-type="float">
            <text:p>-0,226427171525088</text:p>
          </table:table-cell>
          <table:table-cell table:formula="of:=DEGREES([.C287]-[.J287])" office:value-type="float" office:value="0.291375688593077" calcext:value-type="float">
            <text:p>0,291375688593077</text:p>
          </table:table-cell>
          <table:table-cell table:formula="of:=DEGREES([.D287]-[.K287])" office:value-type="float" office:value="-0.134134009815983" calcext:value-type="float">
            <text:p>-0,1341340098159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ack_dev_data.A288]*analyze_resolution" office:value-type="float" office:value="19.95" calcext:value-type="float">
            <text:p>19,95</text:p>
          </table:table-cell>
          <table:table-cell table:formula="of:=[rf.N364]" office:value-type="float" office:value="-0.260416060568435" calcext:value-type="float">
            <text:p>-0,260416060568435</text:p>
          </table:table-cell>
          <table:table-cell table:formula="of:=[lf.N364]" office:value-type="float" office:value="-0.230348385026348" calcext:value-type="float">
            <text:p>-0,230348385026348</text:p>
          </table:table-cell>
          <table:table-cell table:formula="of:=([.C288]+[.D288])/2" office:value-type="float" office:value="-0.245382222797391" calcext:value-type="float">
            <text:p>-0,245382222797391</text:p>
          </table:table-cell>
          <table:table-cell table:formula="of:=IF([.E288] = 0;0;TAN(0.5*PI()-[.E288])*wheelbase)" office:value-type="float" office:value="-1197.94516256683" calcext:value-type="float">
            <text:p>-1197,94516256683</text:p>
          </table:table-cell>
          <table:table-cell table:formula="of:=IF([.D288] = 0;0;TAN(0.5*PI()-[.C288])*wheelbase+right_king_pin_y)" office:value-type="float" office:value="-1220.84257276535" calcext:value-type="float">
            <text:p>-1220,84257276535</text:p>
          </table:table-cell>
          <table:table-cell table:formula="of:=IF([.D288] = 0;0;TAN(0.5*PI()-[.D288])*wheelbase+left_king_pin_y)" office:value-type="float" office:value="-1184.25836078666" calcext:value-type="float">
            <text:p>-1184,25836078666</text:p>
          </table:table-cell>
          <table:table-cell table:formula="of:=IF([.E288]=0;0;[.E288]/ABS([.E288]))" office:value-type="float" office:value="-1" calcext:value-type="float">
            <text:p>-1</text:p>
          </table:table-cell>
          <table:table-cell table:formula="of:=IF([.E288]=0;0;[.I288]*0.5*PI()-ATAN(([.F288]-right_king_pin_y)/wheelbase))" office:value-type="float" office:value="-0.265574085880595" calcext:value-type="float">
            <text:p>-0,265574085880595</text:p>
          </table:table-cell>
          <table:table-cell table:formula="of:=IF([.E288]=0;0;[.I288]*0.5*PI()-ATAN(([.F288]-left_king_pin_y)/wheelbase))" office:value-type="float" office:value="-0.227994023063562" calcext:value-type="float">
            <text:p>-0,227994023063562</text:p>
          </table:table-cell>
          <table:table-cell table:formula="of:=DEGREES([.C288]-[.J288])" office:value-type="float" office:value="0.2955330810084" calcext:value-type="float">
            <text:p>0,2955330810084</text:p>
          </table:table-cell>
          <table:table-cell table:formula="of:=DEGREES([.D288]-[.K288])" office:value-type="float" office:value="-0.134895003913758" calcext:value-type="float">
            <text:p>-0,13489500391375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ack_dev_data.A289]*analyze_resolution" office:value-type="float" office:value="20.1" calcext:value-type="float">
            <text:p>20,1</text:p>
          </table:table-cell>
          <table:table-cell table:formula="of:=[rf.N365]" office:value-type="float" office:value="-0.262455164298604" calcext:value-type="float">
            <text:p>-0,262455164298604</text:p>
          </table:table-cell>
          <table:table-cell table:formula="of:=[lf.N365]" office:value-type="float" office:value="-0.231925852550786" calcext:value-type="float">
            <text:p>-0,231925852550786</text:p>
          </table:table-cell>
          <table:table-cell table:formula="of:=([.C289]+[.D289])/2" office:value-type="float" office:value="-0.247190508424695" calcext:value-type="float">
            <text:p>-0,247190508424695</text:p>
          </table:table-cell>
          <table:table-cell table:formula="of:=IF([.E289] = 0;0;TAN(0.5*PI()-[.E289])*wheelbase)" office:value-type="float" office:value="-1188.8184977594" calcext:value-type="float">
            <text:p>-1188,8184977594</text:p>
          </table:table-cell>
          <table:table-cell table:formula="of:=IF([.D289] = 0;0;TAN(0.5*PI()-[.C289])*wheelbase+right_king_pin_y)" office:value-type="float" office:value="-1211.68554251489" calcext:value-type="float">
            <text:p>-1211,68554251489</text:p>
          </table:table-cell>
          <table:table-cell table:formula="of:=IF([.D289] = 0;0;TAN(0.5*PI()-[.D289])*wheelbase+left_king_pin_y)" office:value-type="float" office:value="-1175.24067604521" calcext:value-type="float">
            <text:p>-1175,24067604521</text:p>
          </table:table-cell>
          <table:table-cell table:formula="of:=IF([.E289]=0;0;[.E289]/ABS([.E289]))" office:value-type="float" office:value="-1" calcext:value-type="float">
            <text:p>-1</text:p>
          </table:table-cell>
          <table:table-cell table:formula="of:=IF([.E289]=0;0;[.I289]*0.5*PI()-ATAN(([.F289]-right_king_pin_y)/wheelbase))" office:value-type="float" office:value="-0.267686049230323" calcext:value-type="float">
            <text:p>-0,267686049230323</text:p>
          </table:table-cell>
          <table:table-cell table:formula="of:=IF([.E289]=0;0;[.I289]*0.5*PI()-ATAN(([.F289]-left_king_pin_y)/wheelbase))" office:value-type="float" office:value="-0.229558676121621" calcext:value-type="float">
            <text:p>-0,229558676121621</text:p>
          </table:table-cell>
          <table:table-cell table:formula="of:=DEGREES([.C289]-[.J289])" office:value-type="float" office:value="0.299707629706056" calcext:value-type="float">
            <text:p>0,299707629706056</text:p>
          </table:table-cell>
          <table:table-cell table:formula="of:=DEGREES([.D289]-[.K289])" office:value-type="float" office:value="-0.135629218754007" calcext:value-type="float">
            <text:p>-0,1356292187540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ack_dev_data.A290]*analyze_resolution" office:value-type="float" office:value="20.25" calcext:value-type="float">
            <text:p>20,25</text:p>
          </table:table-cell>
          <table:table-cell table:formula="of:=[rf.N366]" office:value-type="float" office:value="-0.264495282266259" calcext:value-type="float">
            <text:p>-0,264495282266259</text:p>
          </table:table-cell>
          <table:table-cell table:formula="of:=[lf.N366]" office:value-type="float" office:value="-0.233500645333184" calcext:value-type="float">
            <text:p>-0,233500645333184</text:p>
          </table:table-cell>
          <table:table-cell table:formula="of:=([.C290]+[.D290])/2" office:value-type="float" office:value="-0.248997963799721" calcext:value-type="float">
            <text:p>-0,248997963799721</text:p>
          </table:table-cell>
          <table:table-cell table:formula="of:=IF([.E290] = 0;0;TAN(0.5*PI()-[.E290])*wheelbase)" office:value-type="float" office:value="-1179.82580259261" calcext:value-type="float">
            <text:p>-1179,82580259261</text:p>
          </table:table-cell>
          <table:table-cell table:formula="of:=IF([.D290] = 0;0;TAN(0.5*PI()-[.C290])*wheelbase+right_king_pin_y)" office:value-type="float" office:value="-1202.66201911446" calcext:value-type="float">
            <text:p>-1202,66201911446</text:p>
          </table:table-cell>
          <table:table-cell table:formula="of:=IF([.D290] = 0;0;TAN(0.5*PI()-[.D290])*wheelbase+left_king_pin_y)" office:value-type="float" office:value="-1166.35764170306" calcext:value-type="float">
            <text:p>-1166,35764170306</text:p>
          </table:table-cell>
          <table:table-cell table:formula="of:=IF([.E290]=0;0;[.E290]/ABS([.E290]))" office:value-type="float" office:value="-1" calcext:value-type="float">
            <text:p>-1</text:p>
          </table:table-cell>
          <table:table-cell table:formula="of:=IF([.E290]=0;0;[.I290]*0.5*PI()-ATAN(([.F290]-right_king_pin_y)/wheelbase))" office:value-type="float" office:value="-0.269799318216693" calcext:value-type="float">
            <text:p>-0,269799318216693</text:p>
          </table:table-cell>
          <table:table-cell table:formula="of:=IF([.E290]=0;0;[.I290]*0.5*PI()-ATAN(([.F290]-left_king_pin_y)/wheelbase))" office:value-type="float" office:value="-0.231121131888625" calcext:value-type="float">
            <text:p>-0,231121131888625</text:p>
          </table:table-cell>
          <table:table-cell table:formula="of:=DEGREES([.C290]-[.J290])" office:value-type="float" office:value="0.303898874345512" calcext:value-type="float">
            <text:p>0,303898874345512</text:p>
          </table:table-cell>
          <table:table-cell table:formula="of:=DEGREES([.D290]-[.K290])" office:value-type="float" office:value="-0.136336077667855" calcext:value-type="float">
            <text:p>-0,1363360776678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ack_dev_data.A291]*analyze_resolution" office:value-type="float" office:value="20.4" calcext:value-type="float">
            <text:p>20,4</text:p>
          </table:table-cell>
          <table:table-cell table:formula="of:=[rf.N367]" office:value-type="float" office:value="-0.266536410595094" calcext:value-type="float">
            <text:p>-0,266536410595094</text:p>
          </table:table-cell>
          <table:table-cell table:formula="of:=[lf.N367]" office:value-type="float" office:value="-0.235072754479432" calcext:value-type="float">
            <text:p>-0,235072754479432</text:p>
          </table:table-cell>
          <table:table-cell table:formula="of:=([.C291]+[.D291])/2" office:value-type="float" office:value="-0.250804582537263" calcext:value-type="float">
            <text:p>-0,250804582537263</text:p>
          </table:table-cell>
          <table:table-cell table:formula="of:=IF([.E291] = 0;0;TAN(0.5*PI()-[.E291])*wheelbase)" office:value-type="float" office:value="-1170.96412516788" calcext:value-type="float">
            <text:p>-1170,96412516788</text:p>
          </table:table-cell>
          <table:table-cell table:formula="of:=IF([.D291] = 0;0;TAN(0.5*PI()-[.C291])*wheelbase+right_king_pin_y)" office:value-type="float" office:value="-1193.7690505022" calcext:value-type="float">
            <text:p>-1193,7690505022</text:p>
          </table:table-cell>
          <table:table-cell table:formula="of:=IF([.D291] = 0;0;TAN(0.5*PI()-[.D291])*wheelbase+left_king_pin_y)" office:value-type="float" office:value="-1157.60630793612" calcext:value-type="float">
            <text:p>-1157,60630793612</text:p>
          </table:table-cell>
          <table:table-cell table:formula="of:=IF([.E291]=0;0;[.E291]/ABS([.E291]))" office:value-type="float" office:value="-1" calcext:value-type="float">
            <text:p>-1</text:p>
          </table:table-cell>
          <table:table-cell table:formula="of:=IF([.E291]=0;0;[.I291]*0.5*PI()-ATAN(([.F291]-right_king_pin_y)/wheelbase))" office:value-type="float" office:value="-0.271913880831395" calcext:value-type="float">
            <text:p>-0,271913880831395</text:p>
          </table:table-cell>
          <table:table-cell table:formula="of:=IF([.E291]=0;0;[.I291]*0.5*PI()-ATAN(([.F291]-left_king_pin_y)/wheelbase))" office:value-type="float" office:value="-0.232681391559116" calcext:value-type="float">
            <text:p>-0,232681391559116</text:p>
          </table:table-cell>
          <table:table-cell table:formula="of:=DEGREES([.C291]-[.J291])" office:value-type="float" office:value="0.308106348997212" calcext:value-type="float">
            <text:p>0,308106348997212</text:p>
          </table:table-cell>
          <table:table-cell table:formula="of:=DEGREES([.D291]-[.K291])" office:value-type="float" office:value="-0.137015002618177" calcext:value-type="float">
            <text:p>-0,1370150026181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ack_dev_data.A292]*analyze_resolution" office:value-type="float" office:value="20.55" calcext:value-type="float">
            <text:p>20,55</text:p>
          </table:table-cell>
          <table:table-cell table:formula="of:=[rf.N368]" office:value-type="float" office:value="-0.268578545421334" calcext:value-type="float">
            <text:p>-0,268578545421334</text:p>
          </table:table-cell>
          <table:table-cell table:formula="of:=[lf.N368]" office:value-type="float" office:value="-0.236642171076806" calcext:value-type="float">
            <text:p>-0,236642171076806</text:p>
          </table:table-cell>
          <table:table-cell table:formula="of:=([.C292]+[.D292])/2" office:value-type="float" office:value="-0.25261035824907" calcext:value-type="float">
            <text:p>-0,25261035824907</text:p>
          </table:table-cell>
          <table:table-cell table:formula="of:=IF([.E292] = 0;0;TAN(0.5*PI()-[.E292])*wheelbase)" office:value-type="float" office:value="-1162.23059979822" calcext:value-type="float">
            <text:p>-1162,23059979822</text:p>
          </table:table-cell>
          <table:table-cell table:formula="of:=IF([.D292] = 0;0;TAN(0.5*PI()-[.C292])*wheelbase+right_king_pin_y)" office:value-type="float" office:value="-1185.00377082271" calcext:value-type="float">
            <text:p>-1185,00377082271</text:p>
          </table:table-cell>
          <table:table-cell table:formula="of:=IF([.D292] = 0;0;TAN(0.5*PI()-[.D292])*wheelbase+left_king_pin_y)" office:value-type="float" office:value="-1148.9838111435" calcext:value-type="float">
            <text:p>-1148,9838111435</text:p>
          </table:table-cell>
          <table:table-cell table:formula="of:=IF([.E292]=0;0;[.E292]/ABS([.E292]))" office:value-type="float" office:value="-1" calcext:value-type="float">
            <text:p>-1</text:p>
          </table:table-cell>
          <table:table-cell table:formula="of:=IF([.E292]=0;0;[.I292]*0.5*PI()-ATAN(([.F292]-right_king_pin_y)/wheelbase))" office:value-type="float" office:value="-0.274029724981235" calcext:value-type="float">
            <text:p>-0,274029724981235</text:p>
          </table:table-cell>
          <table:table-cell table:formula="of:=IF([.E292]=0;0;[.I292]*0.5*PI()-ATAN(([.F292]-left_king_pin_y)/wheelbase))" office:value-type="float" office:value="-0.234239456332594" calcext:value-type="float">
            <text:p>-0,234239456332594</text:p>
          </table:table-cell>
          <table:table-cell table:formula="of:=DEGREES([.C292]-[.J292])" office:value-type="float" office:value="0.312329582150311" calcext:value-type="float">
            <text:p>0,312329582150311</text:p>
          </table:table-cell>
          <table:table-cell table:formula="of:=DEGREES([.D292]-[.K292])" office:value-type="float" office:value="-0.13766541421718" calcext:value-type="float">
            <text:p>-0,137665414217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ack_dev_data.A293]*analyze_resolution" office:value-type="float" office:value="20.7" calcext:value-type="float">
            <text:p>20,7</text:p>
          </table:table-cell>
          <table:table-cell table:formula="of:=[rf.N369]" office:value-type="float" office:value="-0.270621682893676" calcext:value-type="float">
            <text:p>-0,270621682893676</text:p>
          </table:table-cell>
          <table:table-cell table:formula="of:=[lf.N369]" office:value-type="float" office:value="-0.238208886194078" calcext:value-type="float">
            <text:p>-0,238208886194078</text:p>
          </table:table-cell>
          <table:table-cell table:formula="of:=([.C293]+[.D293])/2" office:value-type="float" office:value="-0.254415284543877" calcext:value-type="float">
            <text:p>-0,254415284543877</text:p>
          </table:table-cell>
          <table:table-cell table:formula="of:=IF([.E293] = 0;0;TAN(0.5*PI()-[.E293])*wheelbase)" office:value-type="float" office:value="-1153.62244388456" calcext:value-type="float">
            <text:p>-1153,62244388456</text:p>
          </table:table-cell>
          <table:table-cell table:formula="of:=IF([.D293] = 0;0;TAN(0.5*PI()-[.C293])*wheelbase+right_king_pin_y)" office:value-type="float" office:value="-1176.36339730335" calcext:value-type="float">
            <text:p>-1176,36339730335</text:p>
          </table:table-cell>
          <table:table-cell table:formula="of:=IF([.D293] = 0;0;TAN(0.5*PI()-[.D293])*wheelbase+left_king_pin_y)" office:value-type="float" office:value="-1140.48737082381" calcext:value-type="float">
            <text:p>-1140,48737082381</text:p>
          </table:table-cell>
          <table:table-cell table:formula="of:=IF([.E293]=0;0;[.E293]/ABS([.E293]))" office:value-type="float" office:value="-1" calcext:value-type="float">
            <text:p>-1</text:p>
          </table:table-cell>
          <table:table-cell table:formula="of:=IF([.E293]=0;0;[.I293]*0.5*PI()-ATAN(([.F293]-right_king_pin_y)/wheelbase))" office:value-type="float" office:value="-0.276146838488237" calcext:value-type="float">
            <text:p>-0,276146838488237</text:p>
          </table:table-cell>
          <table:table-cell table:formula="of:=IF([.E293]=0;0;[.I293]*0.5*PI()-ATAN(([.F293]-left_king_pin_y)/wheelbase))" office:value-type="float" office:value="-0.235795327413311" calcext:value-type="float">
            <text:p>-0,235795327413311</text:p>
          </table:table-cell>
          <table:table-cell table:formula="of:=DEGREES([.C293]-[.J293])" office:value-type="float" office:value="0.316568096721454" calcext:value-type="float">
            <text:p>0,316568096721454</text:p>
          </table:table-cell>
          <table:table-cell table:formula="of:=DEGREES([.D293]-[.K293])" office:value-type="float" office:value="-0.138286731744689" calcext:value-type="float">
            <text:p>-0,1382867317446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ack_dev_data.A294]*analyze_resolution" office:value-type="float" office:value="20.85" calcext:value-type="float">
            <text:p>20,85</text:p>
          </table:table-cell>
          <table:table-cell table:formula="of:=[rf.N370]" office:value-type="float" office:value="-0.272665819173229" calcext:value-type="float">
            <text:p>-0,272665819173229</text:p>
          </table:table-cell>
          <table:table-cell table:formula="of:=[lf.N370]" office:value-type="float" office:value="-0.239772890881619" calcext:value-type="float">
            <text:p>-0,239772890881619</text:p>
          </table:table-cell>
          <table:table-cell table:formula="of:=([.C294]+[.D294])/2" office:value-type="float" office:value="-0.256219355027424" calcext:value-type="float">
            <text:p>-0,256219355027424</text:p>
          </table:table-cell>
          <table:table-cell table:formula="of:=IF([.E294] = 0;0;TAN(0.5*PI()-[.E294])*wheelbase)" office:value-type="float" office:value="-1145.13695492698" calcext:value-type="float">
            <text:p>-1145,13695492698</text:p>
          </table:table-cell>
          <table:table-cell table:formula="of:=IF([.D294] = 0;0;TAN(0.5*PI()-[.C294])*wheelbase+right_king_pin_y)" office:value-type="float" office:value="-1167.84522726558" calcext:value-type="float">
            <text:p>-1167,84522726558</text:p>
          </table:table-cell>
          <table:table-cell table:formula="of:=IF([.D294] = 0;0;TAN(0.5*PI()-[.D294])*wheelbase+left_king_pin_y)" office:value-type="float" office:value="-1132.11428658641" calcext:value-type="float">
            <text:p>-1132,11428658641</text:p>
          </table:table-cell>
          <table:table-cell table:formula="of:=IF([.E294]=0;0;[.E294]/ABS([.E294]))" office:value-type="float" office:value="-1" calcext:value-type="float">
            <text:p>-1</text:p>
          </table:table-cell>
          <table:table-cell table:formula="of:=IF([.E294]=0;0;[.I294]*0.5*PI()-ATAN(([.F294]-right_king_pin_y)/wheelbase))" office:value-type="float" office:value="-0.278265209089733" calcext:value-type="float">
            <text:p>-0,278265209089733</text:p>
          </table:table-cell>
          <table:table-cell table:formula="of:=IF([.E294]=0;0;[.I294]*0.5*PI()-ATAN(([.F294]-left_king_pin_y)/wheelbase))" office:value-type="float" office:value="-0.237349006010058" calcext:value-type="float">
            <text:p>-0,237349006010058</text:p>
          </table:table-cell>
          <table:table-cell table:formula="of:=DEGREES([.C294]-[.J294])" office:value-type="float" office:value="0.320821410063796" calcext:value-type="float">
            <text:p>0,320821410063796</text:p>
          </table:table-cell>
          <table:table-cell table:formula="of:=DEGREES([.D294]-[.K294])" office:value-type="float" office:value="-0.138878373166028" calcext:value-type="float">
            <text:p>-0,1388783731660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ack_dev_data.A295]*analyze_resolution" office:value-type="float" office:value="21" calcext:value-type="float">
            <text:p>21</text:p>
          </table:table-cell>
          <table:table-cell table:formula="of:=[rf.N371]" office:value-type="float" office:value="-0.27471095043347" calcext:value-type="float">
            <text:p>-0,27471095043347</text:p>
          </table:table-cell>
          <table:table-cell table:formula="of:=[lf.N371]" office:value-type="float" office:value="-0.241334176171496" calcext:value-type="float">
            <text:p>-0,241334176171496</text:p>
          </table:table-cell>
          <table:table-cell table:formula="of:=([.C295]+[.D295])/2" office:value-type="float" office:value="-0.258022563302483" calcext:value-type="float">
            <text:p>-0,258022563302483</text:p>
          </table:table-cell>
          <table:table-cell table:formula="of:=IF([.E295] = 0;0;TAN(0.5*PI()-[.E295])*wheelbase)" office:value-type="float" office:value="-1136.77150766403" calcext:value-type="float">
            <text:p>-1136,77150766403</text:p>
          </table:table-cell>
          <table:table-cell table:formula="of:=IF([.D295] = 0;0;TAN(0.5*PI()-[.C295])*wheelbase+right_king_pin_y)" office:value-type="float" office:value="-1159.44663526423" calcext:value-type="float">
            <text:p>-1159,44663526423</text:p>
          </table:table-cell>
          <table:table-cell table:formula="of:=IF([.D295] = 0;0;TAN(0.5*PI()-[.D295])*wheelbase+left_king_pin_y)" office:value-type="float" office:value="-1123.8619352908" calcext:value-type="float">
            <text:p>-1123,8619352908</text:p>
          </table:table-cell>
          <table:table-cell table:formula="of:=IF([.E295]=0;0;[.E295]/ABS([.E295]))" office:value-type="float" office:value="-1" calcext:value-type="float">
            <text:p>-1</text:p>
          </table:table-cell>
          <table:table-cell table:formula="of:=IF([.E295]=0;0;[.I295]*0.5*PI()-ATAN(([.F295]-right_king_pin_y)/wheelbase))" office:value-type="float" office:value="-0.280384824438477" calcext:value-type="float">
            <text:p>-0,280384824438477</text:p>
          </table:table-cell>
          <table:table-cell table:formula="of:=IF([.E295]=0;0;[.I295]*0.5*PI()-ATAN(([.F295]-left_king_pin_y)/wheelbase))" office:value-type="float" office:value="-0.238900493335964" calcext:value-type="float">
            <text:p>-0,238900493335964</text:p>
          </table:table-cell>
          <table:table-cell table:formula="of:=DEGREES([.C295]-[.J295])" office:value-type="float" office:value="0.325089033975933" calcext:value-type="float">
            <text:p>0,325089033975933</text:p>
          </table:table-cell>
          <table:table-cell table:formula="of:=DEGREES([.D295]-[.K295])" office:value-type="float" office:value="-0.13943975514939" calcext:value-type="float">
            <text:p>-0,139439755149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ack_dev_data.A296]*analyze_resolution" office:value-type="float" office:value="21.15" calcext:value-type="float">
            <text:p>21,15</text:p>
          </table:table-cell>
          <table:table-cell table:formula="of:=[rf.N372]" office:value-type="float" office:value="-0.276757072860168" calcext:value-type="float">
            <text:p>-0,276757072860168</text:p>
          </table:table-cell>
          <table:table-cell table:formula="of:=[lf.N372]" office:value-type="float" office:value="-0.242892733077589" calcext:value-type="float">
            <text:p>-0,242892733077589</text:p>
          </table:table-cell>
          <table:table-cell table:formula="of:=([.C296]+[.D296])/2" office:value-type="float" office:value="-0.259824902968878" calcext:value-type="float">
            <text:p>-0,259824902968878</text:p>
          </table:table-cell>
          <table:table-cell table:formula="of:=IF([.E296] = 0;0;TAN(0.5*PI()-[.E296])*wheelbase)" office:value-type="float" office:value="-1128.52355133374" calcext:value-type="float">
            <text:p>-1128,52355133374</text:p>
          </table:table-cell>
          <table:table-cell table:formula="of:=IF([.D296] = 0;0;TAN(0.5*PI()-[.C296])*wheelbase+right_king_pin_y)" office:value-type="float" office:value="-1151.16507034859" calcext:value-type="float">
            <text:p>-1151,16507034859</text:p>
          </table:table-cell>
          <table:table-cell table:formula="of:=IF([.D296] = 0;0;TAN(0.5*PI()-[.D296])*wheelbase+left_king_pin_y)" office:value-type="float" office:value="-1115.72776830762" calcext:value-type="float">
            <text:p>-1115,72776830762</text:p>
          </table:table-cell>
          <table:table-cell table:formula="of:=IF([.E296]=0;0;[.E296]/ABS([.E296]))" office:value-type="float" office:value="-1" calcext:value-type="float">
            <text:p>-1</text:p>
          </table:table-cell>
          <table:table-cell table:formula="of:=IF([.E296]=0;0;[.I296]*0.5*PI()-ATAN(([.F296]-right_king_pin_y)/wheelbase))" office:value-type="float" office:value="-0.282505672102757" calcext:value-type="float">
            <text:p>-0,282505672102757</text:p>
          </table:table-cell>
          <table:table-cell table:formula="of:=IF([.E296]=0;0;[.I296]*0.5*PI()-ATAN(([.F296]-left_king_pin_y)/wheelbase))" office:value-type="float" office:value="-0.240449790608283" calcext:value-type="float">
            <text:p>-0,240449790608283</text:p>
          </table:table-cell>
          <table:table-cell table:formula="of:=DEGREES([.C296]-[.J296])" office:value-type="float" office:value="0.32937047471245" calcext:value-type="float">
            <text:p>0,32937047471245</text:p>
          </table:table-cell>
          <table:table-cell table:formula="of:=DEGREES([.D296]-[.K296])" office:value-type="float" office:value="-0.139970293084513" calcext:value-type="float">
            <text:p>-0,1399702930845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ack_dev_data.A297]*analyze_resolution" office:value-type="float" office:value="21.3" calcext:value-type="float">
            <text:p>21,3</text:p>
          </table:table-cell>
          <table:table-cell table:formula="of:=[rf.N373]" office:value-type="float" office:value="-0.278804182651341" calcext:value-type="float">
            <text:p>-0,278804182651341</text:p>
          </table:table-cell>
          <table:table-cell table:formula="of:=[lf.N373]" office:value-type="float" office:value="-0.244448552595693" calcext:value-type="float">
            <text:p>-0,244448552595693</text:p>
          </table:table-cell>
          <table:table-cell table:formula="of:=([.C297]+[.D297])/2" office:value-type="float" office:value="-0.261626367623517" calcext:value-type="float">
            <text:p>-0,261626367623517</text:p>
          </table:table-cell>
          <table:table-cell table:formula="of:=IF([.E297] = 0;0;TAN(0.5*PI()-[.E297])*wheelbase)" office:value-type="float" office:value="-1120.39060705045" calcext:value-type="float">
            <text:p>-1120,39060705045</text:p>
          </table:table-cell>
          <table:table-cell table:formula="of:=IF([.D297] = 0;0;TAN(0.5*PI()-[.C297])*wheelbase+right_king_pin_y)" office:value-type="float" office:value="-1142.9980534392" calcext:value-type="float">
            <text:p>-1142,9980534392</text:p>
          </table:table-cell>
          <table:table-cell table:formula="of:=IF([.D297] = 0;0;TAN(0.5*PI()-[.D297])*wheelbase+left_king_pin_y)" office:value-type="float" office:value="-1107.70930889547" calcext:value-type="float">
            <text:p>-1107,70930889547</text:p>
          </table:table-cell>
          <table:table-cell table:formula="of:=IF([.E297]=0;0;[.E297]/ABS([.E297]))" office:value-type="float" office:value="-1" calcext:value-type="float">
            <text:p>-1</text:p>
          </table:table-cell>
          <table:table-cell table:formula="of:=IF([.E297]=0;0;[.I297]*0.5*PI()-ATAN(([.F297]-right_king_pin_y)/wheelbase))" office:value-type="float" office:value="-0.284627739566515" calcext:value-type="float">
            <text:p>-0,284627739566515</text:p>
          </table:table-cell>
          <table:table-cell table:formula="of:=IF([.E297]=0;0;[.I297]*0.5*PI()-ATAN(([.F297]-left_king_pin_y)/wheelbase))" office:value-type="float" office:value="-0.241996899048196" calcext:value-type="float">
            <text:p>-0,241996899048196</text:p>
          </table:table-cell>
          <table:table-cell table:formula="of:=DEGREES([.C297]-[.J297])" office:value-type="float" office:value="0.333665232993702" calcext:value-type="float">
            <text:p>0,333665232993702</text:p>
          </table:table-cell>
          <table:table-cell table:formula="of:=DEGREES([.D297]-[.K297])" office:value-type="float" office:value="-0.140469401099866" calcext:value-type="float">
            <text:p>-0,1404694010998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ack_dev_data.A298]*analyze_resolution" office:value-type="float" office:value="21.45" calcext:value-type="float">
            <text:p>21,45</text:p>
          </table:table-cell>
          <table:table-cell table:formula="of:=[rf.N374]" office:value-type="float" office:value="-0.280852276017191" calcext:value-type="float">
            <text:p>-0,280852276017191</text:p>
          </table:table-cell>
          <table:table-cell table:formula="of:=[lf.N374]" office:value-type="float" office:value="-0.246001625703629" calcext:value-type="float">
            <text:p>-0,246001625703629</text:p>
          </table:table-cell>
          <table:table-cell table:formula="of:=([.C298]+[.D298])/2" office:value-type="float" office:value="-0.26342695086041" calcext:value-type="float">
            <text:p>-0,26342695086041</text:p>
          </table:table-cell>
          <table:table-cell table:formula="of:=IF([.E298] = 0;0;TAN(0.5*PI()-[.E298])*wheelbase)" office:value-type="float" office:value="-1112.37026529156" calcext:value-type="float">
            <text:p>-1112,37026529156</text:p>
          </table:table-cell>
          <table:table-cell table:formula="of:=IF([.D298] = 0;0;TAN(0.5*PI()-[.C298])*wheelbase+right_king_pin_y)" office:value-type="float" office:value="-1134.94317481473" calcext:value-type="float">
            <text:p>-1134,94317481473</text:p>
          </table:table-cell>
          <table:table-cell table:formula="of:=IF([.D298] = 0;0;TAN(0.5*PI()-[.D298])*wheelbase+left_king_pin_y)" office:value-type="float" office:value="-1099.80414968779" calcext:value-type="float">
            <text:p>-1099,80414968779</text:p>
          </table:table-cell>
          <table:table-cell table:formula="of:=IF([.E298]=0;0;[.E298]/ABS([.E298]))" office:value-type="float" office:value="-1" calcext:value-type="float">
            <text:p>-1</text:p>
          </table:table-cell>
          <table:table-cell table:formula="of:=IF([.E298]=0;0;[.I298]*0.5*PI()-ATAN(([.F298]-right_king_pin_y)/wheelbase))" office:value-type="float" office:value="-0.286751014229483" calcext:value-type="float">
            <text:p>-0,286751014229483</text:p>
          </table:table-cell>
          <table:table-cell table:formula="of:=IF([.E298]=0;0;[.I298]*0.5*PI()-ATAN(([.F298]-left_king_pin_y)/wheelbase))" office:value-type="float" office:value="-0.243541819880606" calcext:value-type="float">
            <text:p>-0,243541819880606</text:p>
          </table:table-cell>
          <table:table-cell table:formula="of:=DEGREES([.C298]-[.J298])" office:value-type="float" office:value="0.337972804016833" calcext:value-type="float">
            <text:p>0,337972804016833</text:p>
          </table:table-cell>
          <table:table-cell table:formula="of:=DEGREES([.D298]-[.K298])" office:value-type="float" office:value="-0.140936492080894" calcext:value-type="float">
            <text:p>-0,1409364920808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ack_dev_data.A299]*analyze_resolution" office:value-type="float" office:value="21.6" calcext:value-type="float">
            <text:p>21,6</text:p>
          </table:table-cell>
          <table:table-cell table:formula="of:=[rf.N375]" office:value-type="float" office:value="-0.282901349180052" calcext:value-type="float">
            <text:p>-0,282901349180052</text:p>
          </table:table-cell>
          <table:table-cell table:formula="of:=[lf.N375]" office:value-type="float" office:value="-0.247551943361357" calcext:value-type="float">
            <text:p>-0,247551943361357</text:p>
          </table:table-cell>
          <table:table-cell table:formula="of:=([.C299]+[.D299])/2" office:value-type="float" office:value="-0.265226646270705" calcext:value-type="float">
            <text:p>-0,265226646270705</text:p>
          </table:table-cell>
          <table:table-cell table:formula="of:=IF([.E299] = 0;0;TAN(0.5*PI()-[.E299])*wheelbase)" office:value-type="float" office:value="-1104.46018348916" calcext:value-type="float">
            <text:p>-1104,46018348916</text:p>
          </table:table-cell>
          <table:table-cell table:formula="of:=IF([.D299] = 0;0;TAN(0.5*PI()-[.C299])*wheelbase+right_king_pin_y)" office:value-type="float" office:value="-1126.99809170353" calcext:value-type="float">
            <text:p>-1126,99809170353</text:p>
          </table:table-cell>
          <table:table-cell table:formula="of:=IF([.D299] = 0;0;TAN(0.5*PI()-[.D299])*wheelbase+left_king_pin_y)" office:value-type="float" office:value="-1092.00995028441" calcext:value-type="float">
            <text:p>-1092,00995028441</text:p>
          </table:table-cell>
          <table:table-cell table:formula="of:=IF([.E299]=0;0;[.E299]/ABS([.E299]))" office:value-type="float" office:value="-1" calcext:value-type="float">
            <text:p>-1</text:p>
          </table:table-cell>
          <table:table-cell table:formula="of:=IF([.E299]=0;0;[.I299]*0.5*PI()-ATAN(([.F299]-right_king_pin_y)/wheelbase))" office:value-type="float" office:value="-0.288875483407318" calcext:value-type="float">
            <text:p>-0,288875483407318</text:p>
          </table:table-cell>
          <table:table-cell table:formula="of:=IF([.E299]=0;0;[.I299]*0.5*PI()-ATAN(([.F299]-left_king_pin_y)/wheelbase))" office:value-type="float" office:value="-0.245084554333944" calcext:value-type="float">
            <text:p>-0,245084554333944</text:p>
          </table:table-cell>
          <table:table-cell table:formula="of:=DEGREES([.C299]-[.J299])" office:value-type="float" office:value="0.342292677466972" calcext:value-type="float">
            <text:p>0,342292677466972</text:p>
          </table:table-cell>
          <table:table-cell table:formula="of:=DEGREES([.D299]-[.K299])" office:value-type="float" office:value="-0.141370977687664" calcext:value-type="float">
            <text:p>-0,1413709776876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ack_dev_data.A300]*analyze_resolution" office:value-type="float" office:value="21.75" calcext:value-type="float">
            <text:p>21,75</text:p>
          </table:table-cell>
          <table:table-cell table:formula="of:=[rf.N376]" office:value-type="float" office:value="-0.284951398374326" calcext:value-type="float">
            <text:p>-0,284951398374326</text:p>
          </table:table-cell>
          <table:table-cell table:formula="of:=[lf.N376]" office:value-type="float" office:value="-0.249099496511097" calcext:value-type="float">
            <text:p>-0,249099496511097</text:p>
          </table:table-cell>
          <table:table-cell table:formula="of:=([.C300]+[.D300])/2" office:value-type="float" office:value="-0.267025447442711" calcext:value-type="float">
            <text:p>-0,267025447442711</text:p>
          </table:table-cell>
          <table:table-cell table:formula="of:=IF([.E300] = 0;0;TAN(0.5*PI()-[.E300])*wheelbase)" office:value-type="float" office:value="-1096.6580837212" calcext:value-type="float">
            <text:p>-1096,6580837212</text:p>
          </table:table-cell>
          <table:table-cell table:formula="of:=IF([.D300] = 0;0;TAN(0.5*PI()-[.C300])*wheelbase+right_king_pin_y)" office:value-type="float" office:value="-1119.16052597487" calcext:value-type="float">
            <text:p>-1119,16052597487</text:p>
          </table:table-cell>
          <table:table-cell table:formula="of:=IF([.D300] = 0;0;TAN(0.5*PI()-[.D300])*wheelbase+left_king_pin_y)" office:value-type="float" office:value="-1084.32443494275" calcext:value-type="float">
            <text:p>-1084,32443494275</text:p>
          </table:table-cell>
          <table:table-cell table:formula="of:=IF([.E300]=0;0;[.E300]/ABS([.E300]))" office:value-type="float" office:value="-1" calcext:value-type="float">
            <text:p>-1</text:p>
          </table:table-cell>
          <table:table-cell table:formula="of:=IF([.E300]=0;0;[.I300]*0.5*PI()-ATAN(([.F300]-right_king_pin_y)/wheelbase))" office:value-type="float" office:value="-0.291001134331755" calcext:value-type="float">
            <text:p>-0,291001134331755</text:p>
          </table:table-cell>
          <table:table-cell table:formula="of:=IF([.E300]=0;0;[.I300]*0.5*PI()-ATAN(([.F300]-left_king_pin_y)/wheelbase))" office:value-type="float" office:value="-0.246625103639965" calcext:value-type="float">
            <text:p>-0,246625103639965</text:p>
          </table:table-cell>
          <table:table-cell table:formula="of:=DEGREES([.C300]-[.J300])" office:value-type="float" office:value="0.346624337529242" calcext:value-type="float">
            <text:p>0,346624337529242</text:p>
          </table:table-cell>
          <table:table-cell table:formula="of:=DEGREES([.D300]-[.K300])" office:value-type="float" office:value="-0.141772268373118" calcext:value-type="float">
            <text:p>-0,1417722683731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ack_dev_data.A301]*analyze_resolution" office:value-type="float" office:value="21.9" calcext:value-type="float">
            <text:p>21,9</text:p>
          </table:table-cell>
          <table:table-cell table:formula="of:=[rf.N377]" office:value-type="float" office:value="-0.287002419846433" calcext:value-type="float">
            <text:p>-0,287002419846433</text:p>
          </table:table-cell>
          <table:table-cell table:formula="of:=[lf.N377]" office:value-type="float" office:value="-0.250644276077433" calcext:value-type="float">
            <text:p>-0,250644276077433</text:p>
          </table:table-cell>
          <table:table-cell table:formula="of:=([.C301]+[.D301])/2" office:value-type="float" office:value="-0.268823347961933" calcext:value-type="float">
            <text:p>-0,268823347961933</text:p>
          </table:table-cell>
          <table:table-cell table:formula="of:=IF([.E301] = 0;0;TAN(0.5*PI()-[.E301])*wheelbase)" office:value-type="float" office:value="-1088.96175049755" calcext:value-type="float">
            <text:p>-1088,96175049755</text:p>
          </table:table-cell>
          <table:table-cell table:formula="of:=IF([.D301] = 0;0;TAN(0.5*PI()-[.C301])*wheelbase+right_king_pin_y)" office:value-type="float" office:value="-1111.42826192508" calcext:value-type="float">
            <text:p>-1111,42826192508</text:p>
          </table:table-cell>
          <table:table-cell table:formula="of:=IF([.D301] = 0;0;TAN(0.5*PI()-[.D301])*wheelbase+left_king_pin_y)" office:value-type="float" office:value="-1076.74539036401" calcext:value-type="float">
            <text:p>-1076,74539036401</text:p>
          </table:table-cell>
          <table:table-cell table:formula="of:=IF([.E301]=0;0;[.E301]/ABS([.E301]))" office:value-type="float" office:value="-1" calcext:value-type="float">
            <text:p>-1</text:p>
          </table:table-cell>
          <table:table-cell table:formula="of:=IF([.E301]=0;0;[.I301]*0.5*PI()-ATAN(([.F301]-right_king_pin_y)/wheelbase))" office:value-type="float" office:value="-0.293127954150757" calcext:value-type="float">
            <text:p>-0,293127954150757</text:p>
          </table:table-cell>
          <table:table-cell table:formula="of:=IF([.E301]=0;0;[.I301]*0.5*PI()-ATAN(([.F301]-left_king_pin_y)/wheelbase))" office:value-type="float" office:value="-0.248163469033559" calcext:value-type="float">
            <text:p>-0,248163469033559</text:p>
          </table:table-cell>
          <table:table-cell table:formula="of:=DEGREES([.C301]-[.J301])" office:value-type="float" office:value="0.350967262900386" calcext:value-type="float">
            <text:p>0,350967262900386</text:p>
          </table:table-cell>
          <table:table-cell table:formula="of:=DEGREES([.D301]-[.K301])" office:value-type="float" office:value="-0.142139773400344" calcext:value-type="float">
            <text:p>-0,1421397734003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ack_dev_data.A302]*analyze_resolution" office:value-type="float" office:value="22.05" calcext:value-type="float">
            <text:p>22,05</text:p>
          </table:table-cell>
          <table:table-cell table:formula="of:=[rf.N378]" office:value-type="float" office:value="-0.289054409854749" calcext:value-type="float">
            <text:p>-0,289054409854749</text:p>
          </table:table-cell>
          <table:table-cell table:formula="of:=[lf.N378]" office:value-type="float" office:value="-0.252186272967447" calcext:value-type="float">
            <text:p>-0,252186272967447</text:p>
          </table:table-cell>
          <table:table-cell table:formula="of:=([.C302]+[.D302])/2" office:value-type="float" office:value="-0.270620341411098" calcext:value-type="float">
            <text:p>-0,270620341411098</text:p>
          </table:table-cell>
          <table:table-cell table:formula="of:=IF([.E302] = 0;0;TAN(0.5*PI()-[.E302])*wheelbase)" office:value-type="float" office:value="-1081.36902863653" calcext:value-type="float">
            <text:p>-1081,36902863653</text:p>
          </table:table-cell>
          <table:table-cell table:formula="of:=IF([.D302] = 0;0;TAN(0.5*PI()-[.C302])*wheelbase+right_king_pin_y)" office:value-type="float" office:value="-1103.79914415399" calcext:value-type="float">
            <text:p>-1103,79914415399</text:p>
          </table:table-cell>
          <table:table-cell table:formula="of:=IF([.D302] = 0;0;TAN(0.5*PI()-[.D302])*wheelbase+left_king_pin_y)" office:value-type="float" office:value="-1069.27066356958" calcext:value-type="float">
            <text:p>-1069,27066356958</text:p>
          </table:table-cell>
          <table:table-cell table:formula="of:=IF([.E302]=0;0;[.E302]/ABS([.E302]))" office:value-type="float" office:value="-1" calcext:value-type="float">
            <text:p>-1</text:p>
          </table:table-cell>
          <table:table-cell table:formula="of:=IF([.E302]=0;0;[.I302]*0.5*PI()-ATAN(([.F302]-right_king_pin_y)/wheelbase))" office:value-type="float" office:value="-0.295255929928683" calcext:value-type="float">
            <text:p>-0,295255929928683</text:p>
          </table:table-cell>
          <table:table-cell table:formula="of:=IF([.E302]=0;0;[.I302]*0.5*PI()-ATAN(([.F302]-left_king_pin_y)/wheelbase))" office:value-type="float" office:value="-0.249699651752555" calcext:value-type="float">
            <text:p>-0,249699651752555</text:p>
          </table:table-cell>
          <table:table-cell table:formula="of:=DEGREES([.C302]-[.J302])" office:value-type="float" office:value="0.355320926802066" calcext:value-type="float">
            <text:p>0,355320926802066</text:p>
          </table:table-cell>
          <table:table-cell table:formula="of:=DEGREES([.D302]-[.K302])" office:value-type="float" office:value="-0.142472900861003" calcext:value-type="float">
            <text:p>-0,1424729008610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ack_dev_data.A303]*analyze_resolution" office:value-type="float" office:value="22.2" calcext:value-type="float">
            <text:p>22,2</text:p>
          </table:table-cell>
          <table:table-cell table:formula="of:=[rf.N379]" office:value-type="float" office:value="-0.291107364669548" calcext:value-type="float">
            <text:p>-0,291107364669548</text:p>
          </table:table-cell>
          <table:table-cell table:formula="of:=[lf.N379]" office:value-type="float" office:value="-0.253725478070826" calcext:value-type="float">
            <text:p>-0,253725478070826</text:p>
          </table:table-cell>
          <table:table-cell table:formula="of:=([.C303]+[.D303])/2" office:value-type="float" office:value="-0.272416421370187" calcext:value-type="float">
            <text:p>-0,272416421370187</text:p>
          </table:table-cell>
          <table:table-cell table:formula="of:=IF([.E303] = 0;0;TAN(0.5*PI()-[.E303])*wheelbase)" office:value-type="float" office:value="-1073.8778212274" calcext:value-type="float">
            <text:p>-1073,8778212274</text:p>
          </table:table-cell>
          <table:table-cell table:formula="of:=IF([.D303] = 0;0;TAN(0.5*PI()-[.C303])*wheelbase+right_king_pin_y)" office:value-type="float" office:value="-1096.27107552755" calcext:value-type="float">
            <text:p>-1096,27107552755</text:p>
          </table:table-cell>
          <table:table-cell table:formula="of:=IF([.D303] = 0;0;TAN(0.5*PI()-[.D303])*wheelbase+left_king_pin_y)" office:value-type="float" office:value="-1061.89815986364" calcext:value-type="float">
            <text:p>-1061,89815986364</text:p>
          </table:table-cell>
          <table:table-cell table:formula="of:=IF([.E303]=0;0;[.E303]/ABS([.E303]))" office:value-type="float" office:value="-1" calcext:value-type="float">
            <text:p>-1</text:p>
          </table:table-cell>
          <table:table-cell table:formula="of:=IF([.E303]=0;0;[.I303]*0.5*PI()-ATAN(([.F303]-right_king_pin_y)/wheelbase))" office:value-type="float" office:value="-0.297385048646456" calcext:value-type="float">
            <text:p>-0,297385048646456</text:p>
          </table:table-cell>
          <table:table-cell table:formula="of:=IF([.E303]=0;0;[.I303]*0.5*PI()-ATAN(([.F303]-left_king_pin_y)/wheelbase))" office:value-type="float" office:value="-0.251233653037529" calcext:value-type="float">
            <text:p>-0,251233653037529</text:p>
          </table:table-cell>
          <table:table-cell table:formula="of:=DEGREES([.C303]-[.J303])" office:value-type="float" office:value="0.35968479699371" calcext:value-type="float">
            <text:p>0,35968479699371</text:p>
          </table:table-cell>
          <table:table-cell table:formula="of:=DEGREES([.D303]-[.K303])" office:value-type="float" office:value="-0.142771057692966" calcext:value-type="float">
            <text:p>-0,1427710576929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ack_dev_data.A304]*analyze_resolution" office:value-type="float" office:value="22.35" calcext:value-type="float">
            <text:p>22,35</text:p>
          </table:table-cell>
          <table:table-cell table:formula="of:=[rf.N380]" office:value-type="float" office:value="-0.293161280572955" calcext:value-type="float">
            <text:p>-0,293161280572955</text:p>
          </table:table-cell>
          <table:table-cell table:formula="of:=[lf.N380]" office:value-type="float" office:value="-0.255261882259992" calcext:value-type="float">
            <text:p>-0,255261882259992</text:p>
          </table:table-cell>
          <table:table-cell table:formula="of:=([.C304]+[.D304])/2" office:value-type="float" office:value="-0.274211581416474" calcext:value-type="float">
            <text:p>-0,274211581416474</text:p>
          </table:table-cell>
          <table:table-cell table:formula="of:=IF([.E304] = 0;0;TAN(0.5*PI()-[.E304])*wheelbase)" office:value-type="float" office:value="-1066.48608767493" calcext:value-type="float">
            <text:p>-1066,48608767493</text:p>
          </table:table-cell>
          <table:table-cell table:formula="of:=IF([.D304] = 0;0;TAN(0.5*PI()-[.C304])*wheelbase+right_king_pin_y)" office:value-type="float" office:value="-1088.84201522239" calcext:value-type="float">
            <text:p>-1088,84201522239</text:p>
          </table:table-cell>
          <table:table-cell table:formula="of:=IF([.D304] = 0;0;TAN(0.5*PI()-[.D304])*wheelbase+left_king_pin_y)" office:value-type="float" office:value="-1054.62584087777" calcext:value-type="float">
            <text:p>-1054,62584087777</text:p>
          </table:table-cell>
          <table:table-cell table:formula="of:=IF([.E304]=0;0;[.E304]/ABS([.E304]))" office:value-type="float" office:value="-1" calcext:value-type="float">
            <text:p>-1</text:p>
          </table:table-cell>
          <table:table-cell table:formula="of:=IF([.E304]=0;0;[.I304]*0.5*PI()-ATAN(([.F304]-right_king_pin_y)/wheelbase))" office:value-type="float" office:value="-0.299515297201751" calcext:value-type="float">
            <text:p>-0,299515297201751</text:p>
          </table:table-cell>
          <table:table-cell table:formula="of:=IF([.E304]=0;0;[.I304]*0.5*PI()-ATAN(([.F304]-left_king_pin_y)/wheelbase))" office:value-type="float" office:value="-0.252765474131619" calcext:value-type="float">
            <text:p>-0,252765474131619</text:p>
          </table:table-cell>
          <table:table-cell table:formula="of:=DEGREES([.C304]-[.J304])" office:value-type="float" office:value="0.364058335785959" calcext:value-type="float">
            <text:p>0,364058335785959</text:p>
          </table:table-cell>
          <table:table-cell table:formula="of:=DEGREES([.D304]-[.K304])" office:value-type="float" office:value="-0.143033649697935" calcext:value-type="float">
            <text:p>-0,1430336496979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ack_dev_data.A305]*analyze_resolution" office:value-type="float" office:value="22.5" calcext:value-type="float">
            <text:p>22,5</text:p>
          </table:table-cell>
          <table:table-cell table:formula="of:=[rf.N381]" office:value-type="float" office:value="-0.29521615385887" calcext:value-type="float">
            <text:p>-0,29521615385887</text:p>
          </table:table-cell>
          <table:table-cell table:formula="of:=[lf.N381]" office:value-type="float" office:value="-0.256795476390228" calcext:value-type="float">
            <text:p>-0,256795476390228</text:p>
          </table:table-cell>
          <table:table-cell table:formula="of:=([.C305]+[.D305])/2" office:value-type="float" office:value="-0.276005815124549" calcext:value-type="float">
            <text:p>-0,276005815124549</text:p>
          </table:table-cell>
          <table:table-cell table:formula="of:=IF([.E305] = 0;0;TAN(0.5*PI()-[.E305])*wheelbase)" office:value-type="float" office:value="-1059.19184182228" calcext:value-type="float">
            <text:p>-1059,19184182228</text:p>
          </table:table-cell>
          <table:table-cell table:formula="of:=IF([.D305] = 0;0;TAN(0.5*PI()-[.C305])*wheelbase+right_king_pin_y)" office:value-type="float" office:value="-1081.50997684872" calcext:value-type="float">
            <text:p>-1081,50997684872</text:p>
          </table:table-cell>
          <table:table-cell table:formula="of:=IF([.D305] = 0;0;TAN(0.5*PI()-[.D305])*wheelbase+left_king_pin_y)" office:value-type="float" office:value="-1047.45172269375" calcext:value-type="float">
            <text:p>-1047,45172269375</text:p>
          </table:table-cell>
          <table:table-cell table:formula="of:=IF([.E305]=0;0;[.E305]/ABS([.E305]))" office:value-type="float" office:value="-1" calcext:value-type="float">
            <text:p>-1</text:p>
          </table:table-cell>
          <table:table-cell table:formula="of:=IF([.E305]=0;0;[.I305]*0.5*PI()-ATAN(([.F305]-right_king_pin_y)/wheelbase))" office:value-type="float" office:value="-0.301646662409176" calcext:value-type="float">
            <text:p>-0,301646662409176</text:p>
          </table:table-cell>
          <table:table-cell table:formula="of:=IF([.E305]=0;0;[.I305]*0.5*PI()-ATAN(([.F305]-left_king_pin_y)/wheelbase))" office:value-type="float" office:value="-0.254295116280333" calcext:value-type="float">
            <text:p>-0,254295116280333</text:p>
          </table:table-cell>
          <table:table-cell table:formula="of:=DEGREES([.C305]-[.J305])" office:value-type="float" office:value="0.368441000055312" calcext:value-type="float">
            <text:p>0,368441000055312</text:p>
          </table:table-cell>
          <table:table-cell table:formula="of:=DEGREES([.D305]-[.K305])" office:value-type="float" office:value="-0.143260081559861" calcext:value-type="float">
            <text:p>-0,143260081559861</text:p>
          </table:table-cell>
        </table:table-row>
      </table:table>
      <table:table table:name="rb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-wheelsize/2" office:value-type="float" office:value="-45" calcext:value-type="float">
            <text:p>-45</text:p>
          </table:table-cell>
          <table:table-cell table:formula="of:=-track_rear/2" office:value-type="float" office:value="-115" calcext:value-type="float">
            <text:p>-115</text:p>
          </table:table-cell>
        </table:table-row>
        <table:table-row table:style-name="ro1">
          <table:table-cell table:formula="of:=wheelsize/2" office:value-type="float" office:value="45" calcext:value-type="float">
            <text:p>45</text:p>
          </table:table-cell>
          <table:table-cell table:formula="of:=[rb.B3]" office:value-type="float" office:value="-115" calcext:value-type="float">
            <text:p>-115</text:p>
          </table:table-cell>
        </table:table-row>
      </table:table>
      <table:table table:name="lb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-wheelsize/2" office:value-type="float" office:value="-45" calcext:value-type="float">
            <text:p>-45</text:p>
          </table:table-cell>
          <table:table-cell table:formula="of:=track_rear/2" office:value-type="float" office:value="115" calcext:value-type="float">
            <text:p>115</text:p>
          </table:table-cell>
        </table:table-row>
        <table:table-row table:style-name="ro1">
          <table:table-cell table:formula="of:=wheelsize/2" office:value-type="float" office:value="45" calcext:value-type="float">
            <text:p>45</text:p>
          </table:table-cell>
          <table:table-cell table:formula="of:=[lb.B3]" office:value-type="float" office:value="115" calcext:value-type="float">
            <text:p>115</text:p>
          </table:table-cell>
        </table:table-row>
      </table:table>
      <table:table table:name="rf" table:style-name="ta1">
        <table:shapes>
          <draw:g draw:z-index="0">
            <draw:g>
              <draw:g>
                <draw:custom-shape draw:style-name="gr3" draw:text-style-name="P3" svg:width="98.24mm" svg:height="98.41mm" svg:x="353.48mm" svg:y="106.25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1" svg:width="43.21mm" svg:height="43.2mm" svg:x="323.03mm" svg:y="157.99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svg:width="4.35mm" svg:height="4.34mm" svg:x="342.54mm" svg:y="177.96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svg:width="4.35mm" svg:height="4.34mm" svg:x="400.24mm" svg:y="152.39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6" draw:text-style-name="P5" svg:x1="353.37mm" svg:y1="159.98mm" svg:x2="344.66mm" svg:y2="180.21mm">
                  <text:p/>
                </draw:line>
                <draw:line draw:style-name="gr7" draw:text-style-name="P6" svg:x1="402.14mm" svg:y1="154.21mm" svg:x2="353.42mm" svg:y2="159.98mm">
                  <text:p/>
                </draw:line>
                <draw:custom-shape draw:style-name="gr8" draw:text-style-name="P1" svg:width="27.21mm" svg:height="27.1mm" svg:x="395.4mm" svg:y="152.13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4" svg:width="4.34mm" svg:height="4.34mm" svg:x="407.12mm" svg:y="163.07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7" draw:text-style-name="P6" svg:x1="409.52mm" svg:y1="165.42mm" svg:x2="402.14mm" svg:y2="153.85mm">
                  <text:p/>
                </draw:line>
                <draw:line draw:style-name="gr7" draw:text-style-name="P6" svg:x1="345.03mm" svg:y1="179.86mm" svg:x2="328.74mm" svg:y2="179.86mm">
                  <text:p/>
                </draw:line>
                <draw:custom-shape draw:style-name="gr10" draw:text-style-name="P7" svg:width="17.05mm" svg:height="55.67mm" svg:x="317.72mm" svg:y="152.02m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" draw:text-style-name="P4" svg:width="4.34mm" svg:height="4.34mm" svg:x="351.54mm" svg:y="158.32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1" draw:text-style-name="P8" svg:width="9.86mm" svg:height="7.22mm" svg:x="343.9mm" svg:y="183.86mm">
                  <draw:text-box>
                    <text:p><text:span text:style-name="T1">kp</text:span></text:p>
                  </draw:text-box>
                </draw:frame>
                <draw:frame draw:style-name="gr11" draw:text-style-name="P8" svg:width="9.85mm" svg:height="7.22mm" svg:x="345.67mm" svg:y="148.79mm">
                  <draw:text-box>
                    <text:p><text:span text:style-name="T1">ap</text:span></text:p>
                  </draw:text-box>
                </draw:frame>
                <draw:frame draw:style-name="gr12" draw:text-style-name="P8" svg:width="9.85mm" svg:height="7.23mm" svg:x="397.59mm" svg:y="141.92mm">
                  <draw:text-box>
                    <text:p><text:span text:style-name="T1">sp</text:span></text:p>
                  </draw:text-box>
                </draw:frame>
                <draw:frame draw:style-name="gr13" draw:text-style-name="P8" svg:width="9.85mm" svg:height="7.24mm" svg:x="375.61mm" svg:y="141.56mm">
                  <draw:text-box>
                    <text:p><text:span text:style-name="T1">rl</text:span></text:p>
                  </draw:text-box>
                </draw:frame>
                <draw:custom-shape draw:style-name="gr14" draw:text-style-name="P1" svg:width="5.6mm" svg:height="41.78mm" draw:transform="skewX (0.00244346095279207) rotate (-1.45246300350968) translate (397.95mm 146.95mm)">
                  <text:p/>
    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15" draw:text-style-name="P1" svg:width="5.47mm" svg:height="18.7mm" draw:transform="skewX (0.000523598775598341) rotate (-0.398807734080705) translate (345.3mm 157.99mm)">
                  <text:p/>
    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12" draw:text-style-name="P8" svg:width="9.86mm" svg:height="7.23mm" svg:x="336.71mm" svg:y="162.35mm">
                  <draw:text-box>
                    <text:p><text:span text:style-name="T1">al</text:span></text:p>
                  </draw:text-box>
                </draw:frame>
                <draw:line draw:style-name="gr16" draw:text-style-name="P6" svg:x1="344.68mm" svg:y1="180.08mm" svg:x2="402.33mm" svg:y2="153.92mm">
                  <text:p/>
                </draw:line>
                <draw:frame draw:style-name="gr12" draw:text-style-name="P8" svg:width="9.85mm" svg:height="7.23mm" svg:x="381.73mm" svg:y="180.33mm">
                  <draw:text-box>
                    <text:p><text:span text:style-name="T1">jl</text:span></text:p>
                  </draw:text-box>
                </draw:frame>
                <draw:custom-shape draw:style-name="gr17" draw:text-style-name="P1" svg:width="5.59mm" svg:height="59.7mm" draw:transform="skewX (0.0033161255787892) rotate (2.032086848097) translate (353.61mm 191.93mm)">
                  <text:p/>
    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line draw:style-name="gr16" draw:text-style-name="P6" svg:x1="347.87mm" svg:y1="147.15mm" svg:x2="370.68mm" svg:y2="201.08mm">
                  <text:p/>
                </draw:line>
                <draw:custom-shape draw:style-name="gr18" draw:text-style-name="P1" svg:width="3.01mm" svg:height="14.92mm" draw:transform="skewX (0.00209439510239323) rotate (2.032086848097) translate (347.95mm 185.24mm)">
                  <text:p/>
    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12" draw:text-style-name="P8" svg:width="9.84mm" svg:height="7.23mm" svg:x="355.5mm" svg:y="181.31mm">
                  <draw:text-box>
                    <text:p><text:span text:style-name="T1">kl</text:span></text:p>
                  </draw:text-box>
                </draw:frame>
              </draw:g>
              <draw:g>
                <draw:custom-shape draw:style-name="gr19" draw:text-style-name="P3" svg:width="100.68mm" svg:height="98.61mm" svg:x="354.94mm" svg:y="227.17m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0" draw:text-style-name="P1" svg:width="44.39mm" svg:height="44.38mm" svg:x="323.66mm" svg:y="279.6m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4" svg:width="4.47mm" svg:height="4.45mm" svg:x="343.7mm" svg:y="300.12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2" draw:text-style-name="P4" svg:width="4.47mm" svg:height="4.46mm" svg:x="402.97mm" svg:y="273.85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6" draw:text-style-name="P5" svg:x1="354.83mm" svg:y1="281.65mm" svg:x2="345.89mm" svg:y2="302.43mm">
                  <text:p/>
                </draw:line>
                <draw:line draw:style-name="gr7" draw:text-style-name="P6" svg:x1="404.92mm" svg:y1="275.72mm" svg:x2="354.88mm" svg:y2="281.65mm">
                  <text:p/>
                </draw:line>
                <draw:custom-shape draw:style-name="gr23" draw:text-style-name="P1" svg:width="27.95mm" svg:height="27.83mm" svg:x="398mm" svg:y="273.59m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4" draw:text-style-name="P4" svg:width="4.45mm" svg:height="4.45mm" svg:x="410.04mm" svg:y="284.83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7" draw:text-style-name="P6" svg:x1="412.5mm" svg:y1="287.24mm" svg:x2="404.92mm" svg:y2="275.35mm">
                  <text:p/>
                </draw:line>
                <draw:line draw:style-name="gr7" draw:text-style-name="P6" svg:x1="346.26mm" svg:y1="302.07mm" svg:x2="329.53mm" svg:y2="302.07mm">
                  <text:p/>
                </draw:line>
                <draw:custom-shape draw:style-name="gr25" draw:text-style-name="P7" svg:width="17.51mm" svg:height="57.18mm" svg:x="318.21mm" svg:y="273.47m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6" draw:text-style-name="P4" svg:width="4.46mm" svg:height="4.45mm" svg:x="352.95mm" svg:y="279.95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27" draw:text-style-name="P8" svg:width="10.13mm" svg:height="7.42mm" svg:x="345.1mm" svg:y="306.17mm">
                  <draw:text-box>
                    <text:p><text:span text:style-name="T1">kp</text:span></text:p>
                  </draw:text-box>
                </draw:frame>
                <draw:line draw:style-name="gr16" draw:text-style-name="P6" svg:x1="345.91mm" svg:y1="302.29mm" svg:x2="405.12mm" svg:y2="275.42mm">
                  <text:p/>
                </draw:line>
                <draw:line draw:style-name="gr16" draw:text-style-name="P6" svg:x1="349.18mm" svg:y1="268.46mm" svg:x2="373.7mm" svg:y2="324.44mm">
                  <text:p/>
                </draw:line>
                <draw:frame draw:style-name="gr27" draw:text-style-name="P8" svg:width="10.12mm" svg:height="7.42mm" svg:x="401.42mm" svg:y="264.48mm">
                  <draw:text-box>
                    <text:p><text:span text:style-name="T1">sp</text:span></text:p>
                  </draw:text-box>
                </draw:frame>
                <draw:line draw:style-name="gr16" draw:text-style-name="P6" svg:x1="345.97mm" svg:y1="302.28mm" svg:x2="404.54mm" svg:y2="302.28mm">
                  <text:p/>
                </draw:line>
                <draw:line draw:style-name="gr16" draw:text-style-name="P6" svg:x1="404.72mm" svg:y1="275.67mm" svg:x2="404.72mm" svg:y2="302.29mm">
                  <text:p/>
                </draw:line>
                <draw:path draw:style-name="gr28" draw:text-style-name="P6" svg:width="5.72mm" svg:height="3.15mm" draw:transform="skewX (-0.00209439510239316) rotate (-0.276285620590703) translate (349.184075182296mm 294.014131867894mm)" svg:viewBox="0 0 573 316" svg:d="M0 0c406 0 573 316 573 316">
                  <text:p/>
                </draw:path>
                <draw:frame draw:style-name="gr27" draw:text-style-name="P8" svg:width="10.12mm" svg:height="7.42mm" svg:x="375.6mm" svg:y="294.08mm">
                  <draw:text-box>
                    <text:p><text:span text:style-name="T1">A</text:span></text:p>
                  </draw:text-box>
                </draw:frame>
                <draw:path draw:style-name="gr28" draw:text-style-name="P6" svg:width="9.78mm" svg:height="3.99mm" draw:transform="skewX (-0.00383972435438751) rotate (-0.911760001241838) translate (368.047702249685mm 292.084641516438mm)" svg:viewBox="0 0 979 400" svg:d="M0 0c632-2 979 400 979 400">
                  <text:p/>
                </draw:path>
                <draw:frame draw:style-name="gr27" draw:text-style-name="P8" svg:width="10.12mm" svg:height="7.42mm" svg:x="375.6mm" svg:y="304.28mm">
                  <draw:text-box>
                    <text:p><text:span text:style-name="T1">xk</text:span></text:p>
                  </draw:text-box>
                </draw:frame>
                <draw:frame draw:style-name="gr29" draw:text-style-name="P8" svg:width="10.12mm" svg:height="7.41mm" svg:x="406.63mm" svg:y="290.6mm">
                  <draw:text-box>
                    <text:p><text:span text:style-name="T1">yk</text:span></text:p>
                  </draw:text-box>
                </draw:frame>
                <draw:frame draw:style-name="gr27" draw:text-style-name="P8" svg:width="10.12mm" svg:height="7.42mm" svg:x="353.16mm" svg:y="290.09mm">
                  <draw:text-box>
                    <text:p><text:span text:style-name="T1">K</text:span></text:p>
                  </draw:text-box>
                </draw:frame>
                <draw:line draw:style-name="gr16" draw:text-style-name="P6" svg:x1="346.22mm" svg:y1="302.03mm" svg:x2="346.22mm" svg:y2="273.91mm">
                  <text:p/>
                </draw:line>
                <draw:path draw:style-name="gr28" draw:text-style-name="P6" svg:width="6.13mm" svg:height="2.23mm" svg:x="346.22mm" svg:y="285.13mm" svg:viewBox="0 0 614 224" svg:d="M0 0c296 0 614 224 614 224">
                  <text:p/>
                </draw:path>
                <draw:frame draw:style-name="gr27" draw:text-style-name="P8" svg:width="10.12mm" svg:height="7.42mm" svg:x="347.95mm" svg:y="279.91mm">
                  <draw:text-box>
                    <text:p><text:span text:style-name="T1">W</text:span></text:p>
                  </draw:text-box>
                </draw:frame>
              </draw:g>
            </draw:g>
          </draw:g>
        </table:shapes>
        <table:table-column table:style-name="co20" table:default-cell-style-name="Default"/>
        <table:table-column table:style-name="co21" table:default-cell-style-name="ce17"/>
        <table:table-column table:style-name="co3" table:default-cell-style-name="ce17"/>
        <table:table-column table:style-name="co22" table:default-cell-style-name="ce17"/>
        <table:table-column table:style-name="co3" table:number-columns-repeated="6" table:default-cell-style-name="ce17"/>
        <table:table-column table:style-name="co3" table:default-cell-style-name="Default"/>
        <table:table-column table:style-name="co23" table:default-cell-style-name="Default"/>
        <table:table-column table:style-name="co3" table:number-columns-repeated="1012" table:default-cell-style-name="Default"/>
        <table:table-row table:style-name="ro1">
          <table:table-cell table:style-name="ce14"/>
          <table:table-cell table:number-columns-repeated="3"/>
          <table:table-cell table:style-name="ce21" office:value-type="string" calcext:value-type="string">
            <text:p>Vector calculations</text:p>
          </table:table-cell>
          <table:table-cell table:style-name="ce19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Steering angle</text:p>
          </table:table-cell>
          <table:table-cell table:formula="of:=RADIANS(-angle)" office:value-type="float" office:value="0.436332312998582" calcext:value-type="float">
            <text:p>0,436332312998582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Right wheel angle, with toe in</text:p>
          </table:table-cell>
          <table:table-cell table:formula="of:=[rf.$B$54]-[rf.$B$8]" office:value-type="float" office:value="0.281933223694311" calcext:value-type="float">
            <text:p>0,281933223694311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King pin angle, with toe in</text:p>
          </table:table-cell>
          <table:table-cell table:formula="of:=[rf.$B$54]" office:value-type="float" office:value="-0.0496793341846118" calcext:value-type="float">
            <text:p>-0,04967933418461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heel offset</text:p>
          </table:table-cell>
          <table:table-cell table:formula="of:=front_wheel_offset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rvo saver arm angle</text:p>
          </table:table-cell>
          <table:table-cell table:formula="of:=RADIANS(-servo_saver_arm_angle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oe in</text:p>
          </table:table-cell>
          <table:table-cell table:formula="of:=RADIANS(toe_in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Steering arm angle</text:p>
          </table:table-cell>
          <table:table-cell table:formula="of:=RADIANS(steering_arm_angle)" office:value-type="float" office:value="-0.331612557878923" calcext:value-type="float">
            <text:p>-0,33161255787892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teering arm angle, with toe in</text:p>
          </table:table-cell>
          <table:table-cell table:formula="of:=[rf.$B$8]+[rf.$B$7]" office:value-type="float" office:value="-0.331612557878923" calcext:value-type="float">
            <text:p>-0,331612557878923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3" office:value-type="string" calcext:value-type="string">
            <text:p>dx from rot</text:p>
          </table:table-cell>
          <table:table-cell table:style-name="ce23" office:value-type="string" calcext:value-type="string">
            <text:p>dy from rot</text:p>
          </table:table-cell>
          <table:table-cell table:style-name="ce23" office:value-type="string" calcext:value-type="string">
            <text:p>dx trans</text:p>
          </table:table-cell>
          <table:table-cell table:style-name="ce23" office:value-type="string" calcext:value-type="string">
            <text:p>dy trans</text:p>
          </table:table-cell>
          <table:table-cell table:style-name="ce23" office:value-type="string" calcext:value-type="string">
            <text:p>dx + x</text:p>
          </table:table-cell>
          <table:table-cell table:style-name="ce23" office:value-type="string" calcext:value-type="string">
            <text:p>dy + y</text:p>
          </table:table-cell>
          <table:table-cell table:number-columns-repeated="1014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8" office:value-type="string" calcext:value-type="string">
            <text:p>Wheel shaf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 pin</text:p>
          </table:table-cell>
          <table:table-cell table:formula="of:=wheelbase" office:value-type="float" office:value="300" calcext:value-type="float">
            <text:p>300</text:p>
          </table:table-cell>
          <table:table-cell table:formula="of:=-track_king_pin/2"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el center</text:p>
          </table:table-cell>
          <table:table-cell table:formula="of:=[rf.I15]" office:value-type="float" office:value="304.173195991987" calcext:value-type="float">
            <text:p>304,173195991987</text:p>
          </table:table-cell>
          <table:table-cell table:formula="of:=[rf.J15]" office:value-type="float" office:value="-109.407790781812" calcext:value-type="float">
            <text:p>-109,407790781812</text:p>
          </table:table-cell>
          <table:table-cell/>
          <table:table-cell office:value-type="float" office:value="0" calcext:value-type="float">
            <text:p>0</text:p>
          </table:table-cell>
          <table:table-cell table:formula="of:=-[rf.B5]" office:value-type="float" office:value="-15" calcext:value-type="float">
            <text:p>-15</text:p>
          </table:table-cell>
          <table:table-cell table:formula="of:=[rf.E15]*COS(right_wheel_angle)-[rf.F15]*SIN(right_wheel_angle)" office:value-type="float" office:value="4.17319599198669" calcext:value-type="float">
            <text:p>4,17319599198669</text:p>
          </table:table-cell>
          <table:table-cell table:formula="of:=[rf.E15]*SIN(right_wheel_angle)+[rf.F15]*COS(right_wheel_angle)" office:value-type="float" office:value="-14.407790781812" calcext:value-type="float">
            <text:p>-14,407790781812</text:p>
          </table:table-cell>
          <table:table-cell table:formula="of:=[rf.G15]+[rf.$B$14]" office:value-type="float" office:value="304.173195991987" calcext:value-type="float">
            <text:p>304,173195991987</text:p>
          </table:table-cell>
          <table:table-cell table:formula="of:=[rf.H15]+[rf.$C$14]" office:value-type="float" office:value="-109.407790781812" calcext:value-type="float">
            <text:p>-109,40779078181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ir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/>
          <table:table-cell table:formula="of:=[rf.I19]" office:value-type="float" office:value="260.949823646551" calcext:value-type="float">
            <text:p>260,949823646551</text:p>
          </table:table-cell>
          <table:table-cell table:formula="of:=[rf.J19]" office:value-type="float" office:value="-121.927378757772" calcext:value-type="float">
            <text:p>-121,927378757772</text:p>
          </table:table-cell>
          <table:table-cell/>
          <table:table-cell table:formula="of:=-wheelsize/2" office:value-type="float" office:value="-45" calcext:value-type="float">
            <text:p>-45</text:p>
          </table:table-cell>
          <table:table-cell table:formula="of:=-front_wheel_offset" office:value-type="float" office:value="-15" calcext:value-type="float">
            <text:p>-15</text:p>
          </table:table-cell>
          <table:table-cell table:formula="of:=[rf.E19]*COS(right_wheel_angle)-[rf.F19]*SIN(right_wheel_angle)" office:value-type="float" office:value="-39.0501763534492" calcext:value-type="float">
            <text:p>-39,0501763534492</text:p>
          </table:table-cell>
          <table:table-cell table:formula="of:=[rf.E19]*SIN(right_wheel_angle)+[rf.F19]*COS(right_wheel_angle)" office:value-type="float" office:value="-26.9273787577721" calcext:value-type="float">
            <text:p>-26,9273787577721</text:p>
          </table:table-cell>
          <table:table-cell table:formula="of:=[rf.G19]+[rf.$B$14]" office:value-type="float" office:value="260.949823646551" calcext:value-type="float">
            <text:p>260,949823646551</text:p>
          </table:table-cell>
          <table:table-cell table:formula="of:=[rf.H19]+[rf.$C$14]" office:value-type="float" office:value="-121.927378757772" calcext:value-type="float">
            <text:p>-121,927378757772</text:p>
          </table:table-cell>
          <table:table-cell table:number-columns-repeated="1014"/>
        </table:table-row>
        <table:table-row table:style-name="ro1">
          <table:table-cell/>
          <table:table-cell table:formula="of:=[rf.I20]" office:value-type="float" office:value="347.396568337423" calcext:value-type="float">
            <text:p>347,396568337423</text:p>
          </table:table-cell>
          <table:table-cell table:formula="of:=[rf.J20]" office:value-type="float" office:value="-96.8882028058519" calcext:value-type="float">
            <text:p>-96,8882028058519</text:p>
          </table:table-cell>
          <table:table-cell/>
          <table:table-cell table:formula="of:=wheelsize/2" office:value-type="float" office:value="45" calcext:value-type="float">
            <text:p>45</text:p>
          </table:table-cell>
          <table:table-cell table:formula="of:=-front_wheel_offset" office:value-type="float" office:value="-15" calcext:value-type="float">
            <text:p>-15</text:p>
          </table:table-cell>
          <table:table-cell table:formula="of:=[rf.E20]*COS(right_wheel_angle)-[rf.F20]*SIN(right_wheel_angle)" office:value-type="float" office:value="47.3965683374226" calcext:value-type="float">
            <text:p>47,3965683374226</text:p>
          </table:table-cell>
          <table:table-cell table:formula="of:=[rf.E20]*SIN(right_wheel_angle)+[rf.F20]*COS(right_wheel_angle)" office:value-type="float" office:value="-1.8882028058519" calcext:value-type="float">
            <text:p>-1,8882028058519</text:p>
          </table:table-cell>
          <table:table-cell table:formula="of:=[rf.G20]+[rf.$B$14]" office:value-type="float" office:value="347.396568337423" calcext:value-type="float">
            <text:p>347,396568337423</text:p>
          </table:table-cell>
          <table:table-cell table:formula="of:=[rf.H20]+[rf.$C$14]" office:value-type="float" office:value="-96.8882028058519" calcext:value-type="float">
            <text:p>-96,888202805851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rvo saver ar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ervo saver turning base</text:p>
          </table:table-cell>
          <table:table-cell table:formula="of:=wheelbase+servo_saver_offset" office:value-type="float" office:value="343" calcext:value-type="float">
            <text:p>343</text:p>
          </table:table-cell>
          <table:table-cell table:formula="of:=-servo_saver_piovot_offset"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ervo saver position rod fix (with steering) &lt;sp&gt;</text:p>
          </table:table-cell>
          <table:table-cell table:formula="of:=[rf.I25]" office:value-type="float" office:value="357.500924592586" calcext:value-type="float">
            <text:p>357,500924592586</text:p>
          </table:table-cell>
          <table:table-cell table:formula="of:=[rf.J25]" office:value-type="float" office:value="6.76189218785119" calcext:value-type="float">
            <text:p>6,76189218785119</text:p>
          </table:table-cell>
          <table:table-cell/>
          <table:table-cell table:formula="of:=COS([rf.$B$6])*servo_saver_arm_length" office:value-type="float" office:value="16" calcext:value-type="float">
            <text:p>16</text:p>
          </table:table-cell>
          <table:table-cell table:formula="of:=SIN([rf.$B$6])*servo_saver_arm_length" office:value-type="float" office:value="-0" calcext:value-type="float">
            <text:p>0</text:p>
          </table:table-cell>
          <table:table-cell table:formula="of:=[rf.E25]*COS([rf.$B$2])-[rf.F25]*SIN([rf.$B$2])" office:value-type="float" office:value="14.5009245925864" calcext:value-type="float">
            <text:p>14,5009245925864</text:p>
          </table:table-cell>
          <table:table-cell table:formula="of:=[rf.E25]*SIN([rf.$B$2])+[rf.F25]*COS([rf.$B$2])" office:value-type="float" office:value="6.76189218785119" calcext:value-type="float">
            <text:p>6,76189218785119</text:p>
          </table:table-cell>
          <table:table-cell table:formula="of:=COS([rf.$B$6])*servo_saver_arm_length*COS([rf.$B$2])-SIN([rf.$B$6])*servo_saver_arm_length*SIN([rf.$B$2])+[rf.$B$24]" office:value-type="float" office:value="357.500924592586" calcext:value-type="float">
            <text:p>357,500924592586</text:p>
          </table:table-cell>
          <table:table-cell table:formula="of:=[rf.H25]+[rf.C24]" office:value-type="float" office:value="6.76189218785119" calcext:value-type="float">
            <text:p>6,7618921878511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teering ar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king pin position)</text:p>
          </table:table-cell>
          <table:table-cell table:formula="of:=right_king_pin_x" office:value-type="float" office:value="300" calcext:value-type="float">
            <text:p>300</text:p>
          </table:table-cell>
          <table:table-cell table:formula="of:=right_king_pin_y"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/>
          <table:table-cell table:formula="of:=[rf.I30]" office:value-type="float" office:value="320.974090948791" calcext:value-type="float">
            <text:p>320,974090948791</text:p>
          </table:table-cell>
          <table:table-cell table:formula="of:=[rf.J30]" office:value-type="float" office:value="-96.0428369344391" calcext:value-type="float">
            <text:p>-96,0428369344391</text:p>
          </table:table-cell>
          <table:table-cell/>
          <table:table-cell table:formula="of:=COS(0)*steering_arm_length" office:value-type="float" office:value="21" calcext:value-type="float">
            <text:p>21</text:p>
          </table:table-cell>
          <table:table-cell table:formula="of:=SIN(0)*steering_arm_length" office:value-type="float" office:value="0" calcext:value-type="float">
            <text:p>0</text:p>
          </table:table-cell>
          <table:table-cell table:formula="of:=[rf.E30]*COS(right_king_pin_angle)-[rf.F30]*SIN(right_king_pin_angle)" office:value-type="float" office:value="20.9740909487913" calcext:value-type="float">
            <text:p>20,9740909487913</text:p>
          </table:table-cell>
          <table:table-cell table:formula="of:=[rf.E30]*SIN(right_king_pin_angle)+[rf.F30]*COS(right_king_pin_angle)" office:value-type="float" office:value="-1.04283693443906" calcext:value-type="float">
            <text:p>-1,04283693443906</text:p>
          </table:table-cell>
          <table:table-cell table:formula="of:=[rf.G30]+[rf.B29]" office:value-type="float" office:value="320.974090948791" calcext:value-type="float">
            <text:p>320,974090948791</text:p>
          </table:table-cell>
          <table:table-cell table:formula="of:=[rf.C29]+[rf.H30]" office:value-type="float" office:value="-96.0428369344391" calcext:value-type="float">
            <text:p>-96,042836934439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teering rod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Steering arm angle (with toe in, steering angle = 0)</text:p>
          </table:table-cell>
          <table:table-cell table:formula="of:=[rf.$B$9]" office:value-type="float" office:value="-0.331612557878923" calcext:value-type="float">
            <text:p>-0,331612557878923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ervo saver arm angle (steering angle = 0)</text:p>
          </table:table-cell>
          <table:table-cell table:formula="of:=RADIANS(-servo_saver_arm_angle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King pin position &lt;kp&gt;</text:p>
          </table:table-cell>
          <table:table-cell table:formula="of:=right_king_pin_x" office:value-type="float" office:value="300" calcext:value-type="float">
            <text:p>300</text:p>
          </table:table-cell>
          <table:table-cell table:formula="of:=right_king_pin_y"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teering arm position (steering angle = 0) &lt;ap&gt;</text:p>
          </table:table-cell>
          <table:table-cell table:formula="of:=[rf.I38]" office:value-type="float" office:value="319.855890087586" calcext:value-type="float">
            <text:p>319,855890087586</text:p>
          </table:table-cell>
          <table:table-cell table:formula="of:=[rf.J38]" office:value-type="float" office:value="-101.8369312436" calcext:value-type="float">
            <text:p>-101,8369312436</text:p>
          </table:table-cell>
          <table:table-cell/>
          <table:table-cell table:formula="of:=COS([rf.$B$33])*steering_arm_length" office:value-type="float" office:value="19.8558900875857" calcext:value-type="float">
            <text:p>19,8558900875857</text:p>
          </table:table-cell>
          <table:table-cell table:formula="of:=SIN([rf.$B$33])*steering_arm_length" office:value-type="float" office:value="-6.83693124360029" calcext:value-type="float">
            <text:p>-6,83693124360029</text:p>
          </table:table-cell>
          <table:table-cell table:formula="of:=[rf.E38]*COS(0)-[rf.F38]*SIN(0)" office:value-type="float" office:value="19.8558900875857" calcext:value-type="float">
            <text:p>19,8558900875857</text:p>
          </table:table-cell>
          <table:table-cell table:formula="of:=[rf.E38]*SIN(0)+[rf.F38]*COS(0)" office:value-type="float" office:value="-6.83693124360029" calcext:value-type="float">
            <text:p>-6,83693124360029</text:p>
          </table:table-cell>
          <table:table-cell table:formula="of:=[rf.G38]+[rf.B37]" office:value-type="float" office:value="319.855890087586" calcext:value-type="float">
            <text:p>319,855890087586</text:p>
          </table:table-cell>
          <table:table-cell table:formula="of:=[rf.C37]+[rf.H38]" office:value-type="float" office:value="-101.8369312436" calcext:value-type="float">
            <text:p>-101,8369312436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Servo saver arm position (steering angle = 0) &lt;sp&gt;</text:p>
          </table:table-cell>
          <table:table-cell table:formula="of:=[rf.I39]" office:value-type="float" office:value="359" calcext:value-type="float">
            <text:p>359</text:p>
          </table:table-cell>
          <table:table-cell table:formula="of:=[rf.J39]" office:value-type="float" office:value="0" calcext:value-type="float">
            <text:p>0</text:p>
          </table:table-cell>
          <table:table-cell/>
          <table:table-cell table:formula="of:=COS([rf.$B$6])*servo_saver_arm_length" office:value-type="float" office:value="16" calcext:value-type="float">
            <text:p>16</text:p>
          </table:table-cell>
          <table:table-cell table:formula="of:=SIN([rf.$B$6])*servo_saver_arm_length" office:value-type="float" office:value="-0" calcext:value-type="float">
            <text:p>0</text:p>
          </table:table-cell>
          <table:table-cell table:formula="of:=[rf.E39]*COS(0)-[rf.F39]*SIN(0)" office:value-type="float" office:value="16" calcext:value-type="float">
            <text:p>16</text:p>
          </table:table-cell>
          <table:table-cell table:formula="of:=[rf.E39]*SIN(0)+[rf.F39]*COS(0)" office:value-type="float" office:value="0" calcext:value-type="float">
            <text:p>0</text:p>
          </table:table-cell>
          <table:table-cell table:formula="of:=[rf.G39]+[rf.$B$24]" office:value-type="float" office:value="359" calcext:value-type="float">
            <text:p>359</text:p>
          </table:table-cell>
          <table:table-cell table:formula="of:=[rf.H39]+[rf.$C$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elta length rod</text:p>
          </table:table-cell>
          <table:table-cell table:formula="of:=[rf.B39]-[rf.B38]" office:value-type="float" office:value="39.1441099124144" calcext:value-type="float">
            <text:p>39,1441099124144</text:p>
          </table:table-cell>
          <table:table-cell table:formula="of:=[rf.C39]-[rf.C38]" office:value-type="float" office:value="101.8369312436" calcext:value-type="float">
            <text:p>101,8369312436</text:p>
          </table:table-cell>
          <table:table-cell table:number-columns-repeated="1021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 office:value-type="string" calcext:value-type="string">
            <text:p>Steering rod length (steering angle = 0) &lt;rl&gt;</text:p>
          </table:table-cell>
          <table:table-cell table:formula="of:=SQRT([rf.$B$40]^2+[rf.$C$40]^2)" office:value-type="float" office:value="109.100971150347" calcext:value-type="float">
            <text:p>109,100971150347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Radius steering arm &lt;al&gt;</text:p>
          </table:table-cell>
          <table:table-cell table:formula="of:=steering_arm_length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Angel steering arm ↔ king pin line &lt;K&gt;</text:p>
          </table:table-cell>
          <table:table-cell table:formula="of:=[rf.$B$25]-[rf.$B$14]" office:value-type="float" office:value="57.5009245925864" calcext:value-type="float">
            <text:p>57,5009245925864</text:p>
          </table:table-cell>
          <table:table-cell table:formula="of:=[rf.$C$25]-[rf.$C$14]" office:value-type="float" office:value="101.761892187851" calcext:value-type="float">
            <text:p>101,761892187851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Distance king pin ↔ rod fix servo saver &lt;jl&gt;</text:p>
          </table:table-cell>
          <table:table-cell table:formula="of:=SQRT([rf.$B$46]^2+[rf.$C$46]^2)" office:value-type="float" office:value="116.883869848043" calcext:value-type="float">
            <text:p>116,883869848043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 office:value-type="string" calcext:value-type="string">
            <text:p>Distance king pin ↔ intersection &lt;kl&gt;</text:p>
          </table:table-cell>
          <table:table-cell table:formula="of:=([rf.$B$47]^2-[rf.$B$42]^2+[rf.$B$43]^2)/(2*[rf.$B$47])" office:value-type="float" office:value="9.41026818997833" calcext:value-type="float">
            <text:p>9,41026818997833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ngel steering arm ↔ king pin line &lt;K&gt;</text:p>
          </table:table-cell>
          <table:table-cell table:formula="of:=ACOS([rf.$B$49]/[rf.$B$43])" office:value-type="float" office:value="1.10614848276467" calcext:value-type="float">
            <text:p>1,10614848276467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ngel king pin ↔ rod fix servo saver &lt;A&gt;</text:p>
          </table:table-cell>
          <table:table-cell table:formula="of:=ASIN([rf.$B$46]/[rf.$B$47])" office:value-type="float" office:value="0.514327178214839" calcext:value-type="float">
            <text:p>0,514327178214839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Correction for front/rear steering arms</text:p>
          </table:table-cell>
          <table:table-cell table:formula="of:=IF(0.5*PI()-[rf.$B$9]&gt;[rf.$B$51];1;-1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Corrected angel steering arm ↔ king pin line &lt;K&gt;</text:p>
          </table:table-cell>
          <table:table-cell table:style-name="Default" table:formula="of:=[rf.$B$50]*[rf.$B$52]" office:value-type="float" office:value="1.10614848276467" calcext:value-type="float">
            <text:p>1,1061484827646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5" office:value-type="string" calcext:value-type="string">
            <text:p>King pin angle (= wheel angle) &lt;W&gt;</text:p>
          </table:table-cell>
          <table:table-cell table:formula="of:=0.5*PI()-([rf.$B$53]+[rf.$B$51])" office:value-type="float" office:value="-0.0496793341846118" calcext:value-type="float">
            <text:p>-0,049679334184612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steering arm end)</text:p>
          </table:table-cell>
          <table:table-cell table:formula="of:=[rf.B30]" office:value-type="float" office:value="320.974090948791" calcext:value-type="float">
            <text:p>320,974090948791</text:p>
          </table:table-cell>
          <table:table-cell table:formula="of:=[rf.C30]" office:value-type="float" office:value="-96.0428369344391" calcext:value-type="float">
            <text:p>-96,0428369344391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servo saver arm end)</text:p>
          </table:table-cell>
          <table:table-cell table:formula="of:=[rf.B25]" office:value-type="float" office:value="357.500924592586" calcext:value-type="float">
            <text:p>357,500924592586</text:p>
          </table:table-cell>
          <table:table-cell table:formula="of:=[rf.C25]" office:value-type="float" office:value="6.76189218785119" calcext:value-type="float">
            <text:p>6,7618921878511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Radiu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 pin position</text:p>
          </table:table-cell>
          <table:table-cell table:formula="of:=right_king_pin_x" office:value-type="float" office:value="300" calcext:value-type="float">
            <text:p>300</text:p>
          </table:table-cell>
          <table:table-cell table:formula="of:=right_king_pin_y"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 king pin radius ↔ x0:</text:p>
          </table:table-cell>
          <table:table-cell table:formula="of:=IF(right_wheel_angle=0;right_king_pin_x;0)" office:value-type="float" office:value="0" calcext:value-type="float">
            <text:p>0</text:p>
          </table:table-cell>
          <table:table-cell table:style-name="ce6" table:formula="of:=IF(right_wheel_angle = 0;0;TAN(0.5*PI()-right_wheel_angle)*wheelbase+right_king_pin_y)" office:value-type="float" office:value="940.737895570512" calcext:value-type="float">
            <text:p>9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hichle center: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teering radius right wheel:</text:p>
          </table:table-cell>
          <table:table-cell table:style-name="ce18" table:formula="of:=SQRT([rf.$B$65]^2+[rf.$C$64]^2)" office:value-type="float" office:value="952.621534588861" calcext:value-type="float">
            <text:p>952,62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8" office:value-type="string" calcext:value-type="string">
            <text:p>Wheel angle analyze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Steering angle</text:p>
          </table:table-cell>
          <table:table-cell table:style-name="ce19" office:value-type="string" calcext:value-type="string">
            <text:p>-&gt; rad</text:p>
          </table:table-cell>
          <table:table-cell table:style-name="ce19" office:value-type="string" calcext:value-type="string">
            <text:p>sp_x</text:p>
          </table:table-cell>
          <table:table-cell table:style-name="ce19" office:value-type="string" calcext:value-type="string">
            <text:p>sp_y</text:p>
          </table:table-cell>
          <table:table-cell table:style-name="ce19" office:value-type="string" calcext:value-type="string">
            <text:p>xk</text:p>
          </table:table-cell>
          <table:table-cell table:style-name="ce19" office:value-type="string" calcext:value-type="string">
            <text:p>yk</text:p>
          </table:table-cell>
          <table:table-cell table:style-name="ce24" office:value-type="string" calcext:value-type="string">
            <text:p>jl</text:p>
          </table:table-cell>
          <table:table-cell table:style-name="ce19" office:value-type="string" calcext:value-type="string">
            <text:p>kl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orr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right wheel angle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[rf.A81]*analyze_resolution" office:value-type="float" office:value="-22.5" calcext:value-type="float">
            <text:p>-22,5</text:p>
          </table:table-cell>
          <table:table-cell table:formula="of:=RADIANS(-[rf.B81])" office:value-type="float" office:value="0.392699081698724" calcext:value-type="float">
            <text:p>0,392699081698724</text:p>
          </table:table-cell>
          <table:table-cell table:formula="of:=COS([rf.$B$6])*servo_saver_arm_length*COS([rf.C81])-SIN([rf.$B$6])*servo_saver_arm_length*SIN([rf.C81])+[rf.$B$24]" office:value-type="float" office:value="357.782072520181" calcext:value-type="float">
            <text:p>357,782072520181</text:p>
          </table:table-cell>
          <table:table-cell table:formula="of:=COS([rf.$B$6])*servo_saver_arm_length*SIN([rf.C81])+SIN([rf.$B$6])*servo_saver_arm_length*COS([rf.C81])+[rf.$C$24]" office:value-type="float" office:value="6.12293491784144" calcext:value-type="float">
            <text:p>6,12293491784144</text:p>
          </table:table-cell>
          <table:table-cell table:formula="of:=[$rf.D81]-[$rf.$B$14]" office:value-type="float" office:value="57.7820725201806" calcext:value-type="float">
            <text:p>57,7820725201806</text:p>
          </table:table-cell>
          <table:table-cell table:formula="of:=[rf.E81]-[$rf.$C$14]" office:value-type="float" office:value="101.122934917841" calcext:value-type="float">
            <text:p>101,122934917841</text:p>
          </table:table-cell>
          <table:table-cell table:style-name="Default" table:formula="of:=SQRT([rf.F81]^2+[rf.G81]^2)" office:value-type="float" office:value="116.467230889746" calcext:value-type="float">
            <text:p>116,467230889746</text:p>
          </table:table-cell>
          <table:table-cell table:formula="of:=([rf.H81]^2-[rf.$B$42]^2+[rf.$B$43]^2)/(2*[rf.H81])" office:value-type="float" office:value="9.02654742073706" calcext:value-type="float">
            <text:p>9,02654742073706</text:p>
          </table:table-cell>
          <table:table-cell table:formula="of:=ACOS([rf.I81]/[rf.$B$43])" office:value-type="float" office:value="1.12648564572504" calcext:value-type="float">
            <text:p>1,12648564572504</text:p>
          </table:table-cell>
          <table:table-cell table:style-name="ce17" table:formula="of:=ASIN([rf.F81]/[rf.H81])" office:value-type="float" office:value="0.519127762558551" calcext:value-type="float">
            <text:p>0,519127762558551</text:p>
          </table:table-cell>
          <table:table-cell table:style-name="ce17" table:formula="of:=IF(0.5*PI()-[rf.$B$9]&gt;[rf.K81];1;-1)" office:value-type="float" office:value="1" calcext:value-type="float">
            <text:p>1</text:p>
          </table:table-cell>
          <table:table-cell table:style-name="ce17" table:formula="of:=0.5*PI()-([rf.J81]*[rf.L81]+[rf.K81])" office:value-type="float" office:value="-0.0748170814886946" calcext:value-type="float">
            <text:p>-0,074817081488695</text:p>
          </table:table-cell>
          <table:table-cell table:style-name="ce17" table:formula="of:=[rf.M81]-[rf.$B$8]" office:value-type="float" office:value="0.256795476390228" calcext:value-type="float">
            <text:p>0,256795476390228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[rf.A82]*analyze_resolution" office:value-type="float" office:value="-22.35" calcext:value-type="float">
            <text:p>-22,35</text:p>
          </table:table-cell>
          <table:table-cell table:formula="of:=RADIANS(-[rf.B82])" office:value-type="float" office:value="0.390081087820733" calcext:value-type="float">
            <text:p>0,390081087820733</text:p>
          </table:table-cell>
          <table:table-cell table:formula="of:=COS([rf.$B$6])*servo_saver_arm_length*COS([rf.C82])-SIN([rf.$B$6])*servo_saver_arm_length*SIN([rf.C82])+[rf.$B$24]" office:value-type="float" office:value="357.798051650665" calcext:value-type="float">
            <text:p>357,798051650665</text:p>
          </table:table-cell>
          <table:table-cell table:formula="of:=COS([rf.$B$6])*servo_saver_arm_length*SIN([rf.C82])+SIN([rf.$B$6])*servo_saver_arm_length*COS([rf.C82])+[rf.$C$24]" office:value-type="float" office:value="6.08421460373128" calcext:value-type="float">
            <text:p>6,08421460373128</text:p>
          </table:table-cell>
          <table:table-cell table:formula="of:=[$rf.D82]-[$rf.$B$14]" office:value-type="float" office:value="57.7980516506648" calcext:value-type="float">
            <text:p>57,7980516506648</text:p>
          </table:table-cell>
          <table:table-cell table:formula="of:=[rf.E82]-[$rf.$C$14]" office:value-type="float" office:value="101.084214603731" calcext:value-type="float">
            <text:p>101,084214603731</text:p>
          </table:table-cell>
          <table:table-cell table:style-name="Default" table:formula="of:=SQRT([rf.F82]^2+[rf.G82]^2)" office:value-type="float" office:value="116.441544204232" calcext:value-type="float">
            <text:p>116,441544204232</text:p>
          </table:table-cell>
          <table:table-cell table:formula="of:=([rf.H82]^2-[rf.$B$42]^2+[rf.$B$43]^2)/(2*[rf.H82])" office:value-type="float" office:value="9.00284913363836" calcext:value-type="float">
            <text:p>9,00284913363836</text:p>
          </table:table-cell>
          <table:table-cell table:formula="of:=ACOS([rf.I82]/[rf.$B$43])" office:value-type="float" office:value="1.12773511484481" calcext:value-type="float">
            <text:p>1,12773511484481</text:p>
          </table:table-cell>
          <table:table-cell table:style-name="ce17" table:formula="of:=ASIN([rf.F82]/[rf.H82])" office:value-type="float" office:value="0.519411887569019" calcext:value-type="float">
            <text:p>0,519411887569019</text:p>
          </table:table-cell>
          <table:table-cell table:style-name="ce17" table:formula="of:=IF(0.5*PI()-[rf.$B$9]&gt;[rf.K82];1;-1)" office:value-type="float" office:value="1" calcext:value-type="float">
            <text:p>1</text:p>
          </table:table-cell>
          <table:table-cell table:style-name="ce17" table:formula="of:=0.5*PI()-([rf.J82]*[rf.L82]+[rf.K82])" office:value-type="float" office:value="-0.0763506756189303" calcext:value-type="float">
            <text:p>-0,07635067561893</text:p>
          </table:table-cell>
          <table:table-cell table:style-name="ce17" table:formula="of:=[rf.M82]-[rf.$B$8]" office:value-type="float" office:value="0.255261882259992" calcext:value-type="float">
            <text:p>0,255261882259992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float" office:value="-148" calcext:value-type="float">
            <text:p>-148</text:p>
          </table:table-cell>
          <table:table-cell table:style-name="ce20" table:formula="of:=[rf.A83]*analyze_resolution" office:value-type="float" office:value="-22.2" calcext:value-type="float">
            <text:p>-22,2</text:p>
          </table:table-cell>
          <table:table-cell table:formula="of:=RADIANS(-[rf.B83])" office:value-type="float" office:value="0.387463093942741" calcext:value-type="float">
            <text:p>0,387463093942741</text:p>
          </table:table-cell>
          <table:table-cell table:style-name="ce20" table:formula="of:=COS([rf.$B$6])*servo_saver_arm_length*COS([rf.C83])-SIN([rf.$B$6])*servo_saver_arm_length*SIN([rf.C83])+[rf.$B$24]" office:value-type="float" office:value="357.81392935696" calcext:value-type="float">
            <text:p>357,81392935696</text:p>
          </table:table-cell>
          <table:table-cell table:style-name="ce20" table:formula="of:=COS([rf.$B$6])*servo_saver_arm_length*SIN([rf.C83])+SIN([rf.$B$6])*servo_saver_arm_length*COS([rf.C83])+[rf.$C$24]" office:value-type="float" office:value="6.04545258909547" calcext:value-type="float">
            <text:p>6,04545258909547</text:p>
          </table:table-cell>
          <table:table-cell table:style-name="ce20" table:formula="of:=[$rf.D83]-[$rf.$B$14]" office:value-type="float" office:value="57.8139293569599" calcext:value-type="float">
            <text:p>57,8139293569599</text:p>
          </table:table-cell>
          <table:table-cell table:style-name="ce20" table:formula="of:=[rf.E83]-[$rf.$C$14]" office:value-type="float" office:value="101.045452589095" calcext:value-type="float">
            <text:p>101,045452589095</text:p>
          </table:table-cell>
          <table:table-cell table:style-name="ce11" table:formula="of:=SQRT([rf.F83]^2+[rf.G83]^2)" office:value-type="float" office:value="116.415780359136" calcext:value-type="float">
            <text:p>116,415780359136</text:p>
          </table:table-cell>
          <table:table-cell table:style-name="ce20" table:formula="of:=([rf.H83]^2-[rf.$B$42]^2+[rf.$B$43]^2)/(2*[rf.H83])" office:value-type="float" office:value="8.97907484805033" calcext:value-type="float">
            <text:p>8,97907484805033</text:p>
          </table:table-cell>
          <table:table-cell table:style-name="ce20" table:formula="of:=ACOS([rf.I83]/[rf.$B$43])" office:value-type="float" office:value="1.12898784697089" calcext:value-type="float">
            <text:p>1,12898784697089</text:p>
          </table:table-cell>
          <table:table-cell table:style-name="ce20" table:formula="of:=ASIN([rf.F83]/[rf.H83])" office:value-type="float" office:value="0.519695559632104" calcext:value-type="float">
            <text:p>0,519695559632104</text:p>
          </table:table-cell>
          <table:table-cell table:style-name="ce20" table:formula="of:=IF(0.5*PI()-[rf.$B$9]&gt;[rf.K83];1;-1)" office:value-type="float" office:value="1" calcext:value-type="float">
            <text:p>1</text:p>
          </table:table-cell>
          <table:table-cell table:style-name="ce17" table:formula="of:=0.5*PI()-([rf.J83]*[rf.L83]+[rf.K83])" office:value-type="float" office:value="-0.0778870798080966" calcext:value-type="float">
            <text:p>-0,077887079808097</text:p>
          </table:table-cell>
          <table:table-cell table:style-name="ce17" table:formula="of:=[rf.M83]-[rf.$B$8]" office:value-type="float" office:value="0.253725478070826" calcext:value-type="float">
            <text:p>0,253725478070826</text:p>
          </table:table-cell>
          <table:table-cell table:style-name="ce20"/>
          <table:table-cell table:style-name="ce11" table:number-columns-repeated="1008"/>
          <table:table-cell/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[rf.A84]*analyze_resolution" office:value-type="float" office:value="-22.05" calcext:value-type="float">
            <text:p>-22,05</text:p>
          </table:table-cell>
          <table:table-cell table:formula="of:=RADIANS(-[rf.B84])" office:value-type="float" office:value="0.38484510006475" calcext:value-type="float">
            <text:p>0,38484510006475</text:p>
          </table:table-cell>
          <table:table-cell table:formula="of:=COS([rf.$B$6])*servo_saver_arm_length*COS([rf.C84])-SIN([rf.$B$6])*servo_saver_arm_length*SIN([rf.C84])+[rf.$B$24]" office:value-type="float" office:value="357.829705530242" calcext:value-type="float">
            <text:p>357,829705530242</text:p>
          </table:table-cell>
          <table:table-cell table:formula="of:=COS([rf.$B$6])*servo_saver_arm_length*SIN([rf.C84])+SIN([rf.$B$6])*servo_saver_arm_length*COS([rf.C84])+[rf.$C$24]" office:value-type="float" office:value="6.00664913960453" calcext:value-type="float">
            <text:p>6,00664913960453</text:p>
          </table:table-cell>
          <table:table-cell table:formula="of:=[$rf.D84]-[$rf.$B$14]" office:value-type="float" office:value="57.8297055302419" calcext:value-type="float">
            <text:p>57,8297055302419</text:p>
          </table:table-cell>
          <table:table-cell table:formula="of:=[rf.E84]-[$rf.$C$14]" office:value-type="float" office:value="101.006649139605" calcext:value-type="float">
            <text:p>101,006649139605</text:p>
          </table:table-cell>
          <table:table-cell table:style-name="Default" table:formula="of:=SQRT([rf.F84]^2+[rf.G84]^2)" office:value-type="float" office:value="116.389939479861" calcext:value-type="float">
            <text:p>116,389939479861</text:p>
          </table:table-cell>
          <table:table-cell table:formula="of:=([rf.H84]^2-[rf.$B$42]^2+[rf.$B$43]^2)/(2*[rf.H84])" office:value-type="float" office:value="8.9552246332142" calcext:value-type="float">
            <text:p>8,9552246332142</text:p>
          </table:table-cell>
          <table:table-cell table:formula="of:=ACOS([rf.I84]/[rf.$B$43])" office:value-type="float" office:value="1.13024383461771" calcext:value-type="float">
            <text:p>1,13024383461771</text:p>
          </table:table-cell>
          <table:table-cell table:style-name="ce17" table:formula="of:=ASIN([rf.F84]/[rf.H84])" office:value-type="float" office:value="0.519978777088662" calcext:value-type="float">
            <text:p>0,519978777088662</text:p>
          </table:table-cell>
          <table:table-cell table:style-name="ce17" table:formula="of:=IF(0.5*PI()-[rf.$B$9]&gt;[rf.K84];1;-1)" office:value-type="float" office:value="1" calcext:value-type="float">
            <text:p>1</text:p>
          </table:table-cell>
          <table:table-cell table:style-name="ce17" table:formula="of:=0.5*PI()-([rf.J84]*[rf.L84]+[rf.K84])" office:value-type="float" office:value="-0.0794262849114755" calcext:value-type="float">
            <text:p>-0,079426284911476</text:p>
          </table:table-cell>
          <table:table-cell table:style-name="ce17" table:formula="of:=[rf.M84]-[rf.$B$8]" office:value-type="float" office:value="0.252186272967447" calcext:value-type="float">
            <text:p>0,252186272967447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[rf.A85]*analyze_resolution" office:value-type="float" office:value="-21.9" calcext:value-type="float">
            <text:p>-21,9</text:p>
          </table:table-cell>
          <table:table-cell table:formula="of:=RADIANS(-[rf.B85])" office:value-type="float" office:value="0.382227106186758" calcext:value-type="float">
            <text:p>0,382227106186758</text:p>
          </table:table-cell>
          <table:table-cell table:formula="of:=COS([rf.$B$6])*servo_saver_arm_length*COS([rf.C85])-SIN([rf.$B$6])*servo_saver_arm_length*SIN([rf.C85])+[rf.$B$24]" office:value-type="float" office:value="357.845380062383" calcext:value-type="float">
            <text:p>357,845380062383</text:p>
          </table:table-cell>
          <table:table-cell table:formula="of:=COS([rf.$B$6])*servo_saver_arm_length*SIN([rf.C85])+SIN([rf.$B$6])*servo_saver_arm_length*COS([rf.C85])+[rf.$C$24]" office:value-type="float" office:value="5.96780452121294" calcext:value-type="float">
            <text:p>5,96780452121294</text:p>
          </table:table-cell>
          <table:table-cell table:formula="of:=[$rf.D85]-[$rf.$B$14]" office:value-type="float" office:value="57.8453800623827" calcext:value-type="float">
            <text:p>57,8453800623827</text:p>
          </table:table-cell>
          <table:table-cell table:formula="of:=[rf.E85]-[$rf.$C$14]" office:value-type="float" office:value="100.967804521213" calcext:value-type="float">
            <text:p>100,967804521213</text:p>
          </table:table-cell>
          <table:table-cell table:style-name="Default" table:formula="of:=SQRT([rf.F85]^2+[rf.G85]^2)" office:value-type="float" office:value="116.364021692254" calcext:value-type="float">
            <text:p>116,364021692254</text:p>
          </table:table-cell>
          <table:table-cell table:formula="of:=([rf.H85]^2-[rf.$B$42]^2+[rf.$B$43]^2)/(2*[rf.H85])" office:value-type="float" office:value="8.93129855868838" calcext:value-type="float">
            <text:p>8,93129855868838</text:p>
          </table:table-cell>
          <table:table-cell table:formula="of:=ACOS([rf.I85]/[rf.$B$43])" office:value-type="float" office:value="1.1315030703176" calcext:value-type="float">
            <text:p>1,1315030703176</text:p>
          </table:table-cell>
          <table:table-cell table:style-name="ce17" table:formula="of:=ASIN([rf.F85]/[rf.H85])" office:value-type="float" office:value="0.520261538278787" calcext:value-type="float">
            <text:p>0,520261538278787</text:p>
          </table:table-cell>
          <table:table-cell table:style-name="ce17" table:formula="of:=IF(0.5*PI()-[rf.$B$9]&gt;[rf.K85];1;-1)" office:value-type="float" office:value="1" calcext:value-type="float">
            <text:p>1</text:p>
          </table:table-cell>
          <table:table-cell table:style-name="ce17" table:formula="of:=0.5*PI()-([rf.J85]*[rf.L85]+[rf.K85])" office:value-type="float" office:value="-0.0809682818014892" calcext:value-type="float">
            <text:p>-0,080968281801489</text:p>
          </table:table-cell>
          <table:table-cell table:style-name="ce17" table:formula="of:=[rf.M85]-[rf.$B$8]" office:value-type="float" office:value="0.250644276077433" calcext:value-type="float">
            <text:p>0,250644276077433</text:p>
          </table:table-cell>
          <table:table-cell table:number-columns-repeated="1010"/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[rf.A86]*analyze_resolution" office:value-type="float" office:value="-21.75" calcext:value-type="float">
            <text:p>-21,75</text:p>
          </table:table-cell>
          <table:table-cell table:formula="of:=RADIANS(-[rf.B86])" office:value-type="float" office:value="0.379609112308767" calcext:value-type="float">
            <text:p>0,379609112308767</text:p>
          </table:table-cell>
          <table:table-cell table:formula="of:=COS([rf.$B$6])*servo_saver_arm_length*COS([rf.C86])-SIN([rf.$B$6])*servo_saver_arm_length*SIN([rf.C86])+[rf.$B$24]" office:value-type="float" office:value="357.860952845951" calcext:value-type="float">
            <text:p>357,860952845951</text:p>
          </table:table-cell>
          <table:table-cell table:formula="of:=COS([rf.$B$6])*servo_saver_arm_length*SIN([rf.C86])+SIN([rf.$B$6])*servo_saver_arm_length*COS([rf.C86])+[rf.$C$24]" office:value-type="float" office:value="5.92891900015738" calcext:value-type="float">
            <text:p>5,92891900015738</text:p>
          </table:table-cell>
          <table:table-cell table:formula="of:=[$rf.D86]-[$rf.$B$14]" office:value-type="float" office:value="57.8609528459508" calcext:value-type="float">
            <text:p>57,8609528459508</text:p>
          </table:table-cell>
          <table:table-cell table:formula="of:=[rf.E86]-[$rf.$C$14]" office:value-type="float" office:value="100.928919000157" calcext:value-type="float">
            <text:p>100,928919000157</text:p>
          </table:table-cell>
          <table:table-cell table:style-name="Default" table:formula="of:=SQRT([rf.F86]^2+[rf.G86]^2)" office:value-type="float" office:value="116.338027122612" calcext:value-type="float">
            <text:p>116,338027122612</text:p>
          </table:table-cell>
          <table:table-cell table:formula="of:=([rf.H86]^2-[rf.$B$42]^2+[rf.$B$43]^2)/(2*[rf.H86])" office:value-type="float" office:value="8.90729669434928" calcext:value-type="float">
            <text:p>8,90729669434928</text:p>
          </table:table-cell>
          <table:table-cell table:formula="of:=ACOS([rf.I86]/[rf.$B$43])" office:value-type="float" office:value="1.13276554662091" calcext:value-type="float">
            <text:p>1,13276554662091</text:p>
          </table:table-cell>
          <table:table-cell table:style-name="ce17" table:formula="of:=ASIN([rf.F86]/[rf.H86])" office:value-type="float" office:value="0.52054384154181" calcext:value-type="float">
            <text:p>0,52054384154181</text:p>
          </table:table-cell>
          <table:table-cell table:style-name="ce17" table:formula="of:=IF(0.5*PI()-[rf.$B$9]&gt;[rf.K86];1;-1)" office:value-type="float" office:value="1" calcext:value-type="float">
            <text:p>1</text:p>
          </table:table-cell>
          <table:table-cell table:style-name="ce17" table:formula="of:=0.5*PI()-([rf.J86]*[rf.L86]+[rf.K86])" office:value-type="float" office:value="-0.082513061367826" calcext:value-type="float">
            <text:p>-0,082513061367826</text:p>
          </table:table-cell>
          <table:table-cell table:style-name="ce17" table:formula="of:=[rf.M86]-[rf.$B$8]" office:value-type="float" office:value="0.249099496511097" calcext:value-type="float">
            <text:p>0,249099496511097</text:p>
          </table:table-cell>
          <table:table-cell table:number-columns-repeated="1010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[rf.A87]*analyze_resolution" office:value-type="float" office:value="-21.6" calcext:value-type="float">
            <text:p>-21,6</text:p>
          </table:table-cell>
          <table:table-cell table:formula="of:=RADIANS(-[rf.B87])" office:value-type="float" office:value="0.376991118430775" calcext:value-type="float">
            <text:p>0,376991118430775</text:p>
          </table:table-cell>
          <table:table-cell table:formula="of:=COS([rf.$B$6])*servo_saver_arm_length*COS([rf.C87])-SIN([rf.$B$6])*servo_saver_arm_length*SIN([rf.C87])+[rf.$B$24]" office:value-type="float" office:value="357.876423774212" calcext:value-type="float">
            <text:p>357,876423774212</text:p>
          </table:table-cell>
          <table:table-cell table:formula="of:=COS([rf.$B$6])*servo_saver_arm_length*SIN([rf.C87])+SIN([rf.$B$6])*servo_saver_arm_length*COS([rf.C87])+[rf.$C$24]" office:value-type="float" office:value="5.88999284295485" calcext:value-type="float">
            <text:p>5,88999284295485</text:p>
          </table:table-cell>
          <table:table-cell table:formula="of:=[$rf.D87]-[$rf.$B$14]" office:value-type="float" office:value="57.876423774212" calcext:value-type="float">
            <text:p>57,876423774212</text:p>
          </table:table-cell>
          <table:table-cell table:formula="of:=[rf.E87]-[$rf.$C$14]" office:value-type="float" office:value="100.889992842955" calcext:value-type="float">
            <text:p>100,889992842955</text:p>
          </table:table-cell>
          <table:table-cell table:style-name="Default" table:formula="of:=SQRT([rf.F87]^2+[rf.G87]^2)" office:value-type="float" office:value="116.311955897679" calcext:value-type="float">
            <text:p>116,311955897679</text:p>
          </table:table-cell>
          <table:table-cell table:formula="of:=([rf.H87]^2-[rf.$B$42]^2+[rf.$B$43]^2)/(2*[rf.H87])" office:value-type="float" office:value="8.88321911039217" calcext:value-type="float">
            <text:p>8,88321911039217</text:p>
          </table:table-cell>
          <table:table-cell table:formula="of:=ACOS([rf.I87]/[rf.$B$43])" office:value-type="float" office:value="1.13403125609616" calcext:value-type="float">
            <text:p>1,13403125609616</text:p>
          </table:table-cell>
          <table:table-cell table:style-name="ce17" table:formula="of:=ASIN([rf.F87]/[rf.H87])" office:value-type="float" office:value="0.520825685216303" calcext:value-type="float">
            <text:p>0,520825685216303</text:p>
          </table:table-cell>
          <table:table-cell table:style-name="ce17" table:formula="of:=IF(0.5*PI()-[rf.$B$9]&gt;[rf.K87];1;-1)" office:value-type="float" office:value="1" calcext:value-type="float">
            <text:p>1</text:p>
          </table:table-cell>
          <table:table-cell table:style-name="ce17" table:formula="of:=0.5*PI()-([rf.J87]*[rf.L87]+[rf.K87])" office:value-type="float" office:value="-0.0840606145175649" calcext:value-type="float">
            <text:p>-0,084060614517565</text:p>
          </table:table-cell>
          <table:table-cell table:style-name="ce17" table:formula="of:=[rf.M87]-[rf.$B$8]" office:value-type="float" office:value="0.247551943361358" calcext:value-type="float">
            <text:p>0,247551943361358</text:p>
          </table:table-cell>
          <table:table-cell table:number-columns-repeated="10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[rf.A88]*analyze_resolution" office:value-type="float" office:value="-21.45" calcext:value-type="float">
            <text:p>-21,45</text:p>
          </table:table-cell>
          <table:table-cell table:formula="of:=RADIANS(-[rf.B88])" office:value-type="float" office:value="0.374373124552784" calcext:value-type="float">
            <text:p>0,374373124552784</text:p>
          </table:table-cell>
          <table:table-cell table:formula="of:=COS([rf.$B$6])*servo_saver_arm_length*COS([rf.C88])-SIN([rf.$B$6])*servo_saver_arm_length*SIN([rf.C88])+[rf.$B$24]" office:value-type="float" office:value="357.89179274113" calcext:value-type="float">
            <text:p>357,89179274113</text:p>
          </table:table-cell>
          <table:table-cell table:formula="of:=COS([rf.$B$6])*servo_saver_arm_length*SIN([rf.C88])+SIN([rf.$B$6])*servo_saver_arm_length*COS([rf.C88])+[rf.$C$24]" office:value-type="float" office:value="5.85102631640087" calcext:value-type="float">
            <text:p>5,85102631640087</text:p>
          </table:table-cell>
          <table:table-cell table:formula="of:=[$rf.D88]-[$rf.$B$14]" office:value-type="float" office:value="57.8917927411304" calcext:value-type="float">
            <text:p>57,8917927411304</text:p>
          </table:table-cell>
          <table:table-cell table:formula="of:=[rf.E88]-[$rf.$C$14]" office:value-type="float" office:value="100.851026316401" calcext:value-type="float">
            <text:p>100,851026316401</text:p>
          </table:table-cell>
          <table:table-cell table:style-name="Default" table:formula="of:=SQRT([rf.F88]^2+[rf.G88]^2)" office:value-type="float" office:value="116.285808144646" calcext:value-type="float">
            <text:p>116,285808144646</text:p>
          </table:table-cell>
          <table:table-cell table:formula="of:=([rf.H88]^2-[rf.$B$42]^2+[rf.$B$43]^2)/(2*[rf.H88])" office:value-type="float" office:value="8.85906587733205" calcext:value-type="float">
            <text:p>8,85906587733205</text:p>
          </table:table-cell>
          <table:table-cell table:formula="of:=ACOS([rf.I88]/[rf.$B$43])" office:value-type="float" office:value="1.13530019133011" calcext:value-type="float">
            <text:p>1,13530019133011</text:p>
          </table:table-cell>
          <table:table-cell table:style-name="ce17" table:formula="of:=ASIN([rf.F88]/[rf.H88])" office:value-type="float" office:value="0.521107067640078" calcext:value-type="float">
            <text:p>0,521107067640078</text:p>
          </table:table-cell>
          <table:table-cell table:style-name="ce17" table:formula="of:=IF(0.5*PI()-[rf.$B$9]&gt;[rf.K88];1;-1)" office:value-type="float" office:value="1" calcext:value-type="float">
            <text:p>1</text:p>
          </table:table-cell>
          <table:table-cell table:style-name="ce17" table:formula="of:=0.5*PI()-([rf.J88]*[rf.L88]+[rf.K88])" office:value-type="float" office:value="-0.0856109321752956" calcext:value-type="float">
            <text:p>-0,085610932175296</text:p>
          </table:table-cell>
          <table:table-cell table:style-name="ce17" table:formula="of:=[rf.M88]-[rf.$B$8]" office:value-type="float" office:value="0.246001625703627" calcext:value-type="float">
            <text:p>0,246001625703627</text:p>
          </table:table-cell>
          <table:table-cell table:number-columns-repeated="1010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formula="of:=[rf.A89]*analyze_resolution" office:value-type="float" office:value="-21.3" calcext:value-type="float">
            <text:p>-21,3</text:p>
          </table:table-cell>
          <table:table-cell table:formula="of:=RADIANS(-[rf.B89])" office:value-type="float" office:value="0.371755130674792" calcext:value-type="float">
            <text:p>0,371755130674792</text:p>
          </table:table-cell>
          <table:table-cell table:formula="of:=COS([rf.$B$6])*servo_saver_arm_length*COS([rf.C89])-SIN([rf.$B$6])*servo_saver_arm_length*SIN([rf.C89])+[rf.$B$24]" office:value-type="float" office:value="357.907059641369" calcext:value-type="float">
            <text:p>357,907059641369</text:p>
          </table:table-cell>
          <table:table-cell table:formula="of:=COS([rf.$B$6])*servo_saver_arm_length*SIN([rf.C89])+SIN([rf.$B$6])*servo_saver_arm_length*COS([rf.C89])+[rf.$C$24]" office:value-type="float" office:value="5.81201968756765" calcext:value-type="float">
            <text:p>5,81201968756765</text:p>
          </table:table-cell>
          <table:table-cell table:formula="of:=[$rf.D89]-[$rf.$B$14]" office:value-type="float" office:value="57.9070596413688" calcext:value-type="float">
            <text:p>57,9070596413688</text:p>
          </table:table-cell>
          <table:table-cell table:formula="of:=[rf.E89]-[$rf.$C$14]" office:value-type="float" office:value="100.812019687568" calcext:value-type="float">
            <text:p>100,812019687568</text:p>
          </table:table-cell>
          <table:table-cell table:style-name="Default" table:formula="of:=SQRT([rf.F89]^2+[rf.G89]^2)" office:value-type="float" office:value="116.259583991151" calcext:value-type="float">
            <text:p>116,259583991151</text:p>
          </table:table-cell>
          <table:table-cell table:formula="of:=([rf.H89]^2-[rf.$B$42]^2+[rf.$B$43]^2)/(2*[rf.H89])" office:value-type="float" office:value="8.8348370660047" calcext:value-type="float">
            <text:p>8,8348370660047</text:p>
          </table:table-cell>
          <table:table-cell table:formula="of:=ACOS([rf.I89]/[rf.$B$43])" office:value-type="float" office:value="1.13657234492794" calcext:value-type="float">
            <text:p>1,13657234492794</text:p>
          </table:table-cell>
          <table:table-cell table:style-name="ce17" table:formula="of:=ASIN([rf.F89]/[rf.H89])" office:value-type="float" office:value="0.521387987150186" calcext:value-type="float">
            <text:p>0,521387987150186</text:p>
          </table:table-cell>
          <table:table-cell table:style-name="ce17" table:formula="of:=IF(0.5*PI()-[rf.$B$9]&gt;[rf.K89];1;-1)" office:value-type="float" office:value="1" calcext:value-type="float">
            <text:p>1</text:p>
          </table:table-cell>
          <table:table-cell table:style-name="ce17" table:formula="of:=0.5*PI()-([rf.J89]*[rf.L89]+[rf.K89])" office:value-type="float" office:value="-0.0871640052832299" calcext:value-type="float">
            <text:p>-0,08716400528323</text:p>
          </table:table-cell>
          <table:table-cell table:style-name="ce17" table:formula="of:=[rf.M89]-[rf.$B$8]" office:value-type="float" office:value="0.244448552595693" calcext:value-type="float">
            <text:p>0,244448552595693</text:p>
          </table:table-cell>
          <table:table-cell table:number-columns-repeated="1010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formula="of:=[rf.A90]*analyze_resolution" office:value-type="float" office:value="-21.15" calcext:value-type="float">
            <text:p>-21,15</text:p>
          </table:table-cell>
          <table:table-cell table:formula="of:=RADIANS(-[rf.B90])" office:value-type="float" office:value="0.369137136796801" calcext:value-type="float">
            <text:p>0,369137136796801</text:p>
          </table:table-cell>
          <table:table-cell table:formula="of:=COS([rf.$B$6])*servo_saver_arm_length*COS([rf.C90])-SIN([rf.$B$6])*servo_saver_arm_length*SIN([rf.C90])+[rf.$B$24]" office:value-type="float" office:value="357.922224370289" calcext:value-type="float">
            <text:p>357,922224370289</text:p>
          </table:table-cell>
          <table:table-cell table:formula="of:=COS([rf.$B$6])*servo_saver_arm_length*SIN([rf.C90])+SIN([rf.$B$6])*servo_saver_arm_length*COS([rf.C90])+[rf.$C$24]" office:value-type="float" office:value="5.77297322380227" calcext:value-type="float">
            <text:p>5,77297322380227</text:p>
          </table:table-cell>
          <table:table-cell table:formula="of:=[$rf.D90]-[$rf.$B$14]" office:value-type="float" office:value="57.9222243702895" calcext:value-type="float">
            <text:p>57,9222243702895</text:p>
          </table:table-cell>
          <table:table-cell table:formula="of:=[rf.E90]-[$rf.$C$14]" office:value-type="float" office:value="100.772973223802" calcext:value-type="float">
            <text:p>100,772973223802</text:p>
          </table:table-cell>
          <table:table-cell table:style-name="Default" table:formula="of:=SQRT([rf.F90]^2+[rf.G90]^2)" office:value-type="float" office:value="116.233283565282" calcext:value-type="float">
            <text:p>116,233283565282</text:p>
          </table:table-cell>
          <table:table-cell table:formula="of:=([rf.H90]^2-[rf.$B$42]^2+[rf.$B$43]^2)/(2*[rf.H90])" office:value-type="float" office:value="8.81053274756723" calcext:value-type="float">
            <text:p>8,81053274756723</text:p>
          </table:table-cell>
          <table:table-cell table:formula="of:=ACOS([rf.I90]/[rf.$B$43])" office:value-type="float" office:value="1.13784770951331" calcext:value-type="float">
            <text:p>1,13784770951331</text:p>
          </table:table-cell>
          <table:table-cell table:style-name="ce17" table:formula="of:=ASIN([rf.F90]/[rf.H90])" office:value-type="float" office:value="0.521668442082921" calcext:value-type="float">
            <text:p>0,521668442082921</text:p>
          </table:table-cell>
          <table:table-cell table:style-name="ce17" table:formula="of:=IF(0.5*PI()-[rf.$B$9]&gt;[rf.K90];1;-1)" office:value-type="float" office:value="1" calcext:value-type="float">
            <text:p>1</text:p>
          </table:table-cell>
          <table:table-cell table:style-name="ce17" table:formula="of:=0.5*PI()-([rf.J90]*[rf.L90]+[rf.K90])" office:value-type="float" office:value="-0.0887198248013337" calcext:value-type="float">
            <text:p>-0,088719824801334</text:p>
          </table:table-cell>
          <table:table-cell table:style-name="ce17" table:formula="of:=[rf.M90]-[rf.$B$8]" office:value-type="float" office:value="0.242892733077589" calcext:value-type="float">
            <text:p>0,242892733077589</text:p>
          </table:table-cell>
          <table:table-cell table:number-columns-repeated="1010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[rf.A91]*analyze_resolution" office:value-type="float" office:value="-21" calcext:value-type="float">
            <text:p>-21</text:p>
          </table:table-cell>
          <table:table-cell table:formula="of:=RADIANS(-[rf.B91])" office:value-type="float" office:value="0.366519142918809" calcext:value-type="float">
            <text:p>0,366519142918809</text:p>
          </table:table-cell>
          <table:table-cell table:formula="of:=COS([rf.$B$6])*servo_saver_arm_length*COS([rf.C91])-SIN([rf.$B$6])*servo_saver_arm_length*SIN([rf.C91])+[rf.$B$24]" office:value-type="float" office:value="357.937286823955" calcext:value-type="float">
            <text:p>357,937286823955</text:p>
          </table:table-cell>
          <table:table-cell table:formula="of:=COS([rf.$B$6])*servo_saver_arm_length*SIN([rf.C91])+SIN([rf.$B$6])*servo_saver_arm_length*COS([rf.C91])+[rf.$C$24]" office:value-type="float" office:value="5.7338871927248" calcext:value-type="float">
            <text:p>5,7338871927248</text:p>
          </table:table-cell>
          <table:table-cell table:formula="of:=[$rf.D91]-[$rf.$B$14]" office:value-type="float" office:value="57.9372868239552" calcext:value-type="float">
            <text:p>57,9372868239552</text:p>
          </table:table-cell>
          <table:table-cell table:formula="of:=[rf.E91]-[$rf.$C$14]" office:value-type="float" office:value="100.733887192725" calcext:value-type="float">
            <text:p>100,733887192725</text:p>
          </table:table-cell>
          <table:table-cell table:style-name="Default" table:formula="of:=SQRT([rf.F91]^2+[rf.G91]^2)" office:value-type="float" office:value="116.206906995573" calcext:value-type="float">
            <text:p>116,206906995573</text:p>
          </table:table-cell>
          <table:table-cell table:formula="of:=([rf.H91]^2-[rf.$B$42]^2+[rf.$B$43]^2)/(2*[rf.H91])" office:value-type="float" office:value="8.78615299349932" calcext:value-type="float">
            <text:p>8,78615299349932</text:p>
          </table:table-cell>
          <table:table-cell table:formula="of:=ACOS([rf.I91]/[rf.$B$43])" office:value-type="float" office:value="1.1391262777285" calcext:value-type="float">
            <text:p>1,1391262777285</text:p>
          </table:table-cell>
          <table:table-cell table:style-name="ce17" table:formula="of:=ASIN([rf.F91]/[rf.H91])" office:value-type="float" office:value="0.521948430773819" calcext:value-type="float">
            <text:p>0,521948430773819</text:p>
          </table:table-cell>
          <table:table-cell table:style-name="ce17" table:formula="of:=IF(0.5*PI()-[rf.$B$9]&gt;[rf.K91];1;-1)" office:value-type="float" office:value="1" calcext:value-type="float">
            <text:p>1</text:p>
          </table:table-cell>
          <table:table-cell table:style-name="ce17" table:formula="of:=0.5*PI()-([rf.J91]*[rf.L91]+[rf.K91])" office:value-type="float" office:value="-0.0902783817074271" calcext:value-type="float">
            <text:p>-0,090278381707427</text:p>
          </table:table-cell>
          <table:table-cell table:style-name="ce17" table:formula="of:=[rf.M91]-[rf.$B$8]" office:value-type="float" office:value="0.241334176171496" calcext:value-type="float">
            <text:p>0,241334176171496</text:p>
          </table:table-cell>
          <table:table-cell table:number-columns-repeated="1010"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[rf.A92]*analyze_resolution" office:value-type="float" office:value="-20.85" calcext:value-type="float">
            <text:p>-20,85</text:p>
          </table:table-cell>
          <table:table-cell table:formula="of:=RADIANS(-[rf.B92])" office:value-type="float" office:value="0.363901149040818" calcext:value-type="float">
            <text:p>0,363901149040818</text:p>
          </table:table-cell>
          <table:table-cell table:formula="of:=COS([rf.$B$6])*servo_saver_arm_length*COS([rf.C92])-SIN([rf.$B$6])*servo_saver_arm_length*SIN([rf.C92])+[rf.$B$24]" office:value-type="float" office:value="357.95224689913" calcext:value-type="float">
            <text:p>357,95224689913</text:p>
          </table:table-cell>
          <table:table-cell table:formula="of:=COS([rf.$B$6])*servo_saver_arm_length*SIN([rf.C92])+SIN([rf.$B$6])*servo_saver_arm_length*COS([rf.C92])+[rf.$C$24]" office:value-type="float" office:value="5.69476186222654" calcext:value-type="float">
            <text:p>5,69476186222654</text:p>
          </table:table-cell>
          <table:table-cell table:formula="of:=[$rf.D92]-[$rf.$B$14]" office:value-type="float" office:value="57.9522468991296" calcext:value-type="float">
            <text:p>57,9522468991296</text:p>
          </table:table-cell>
          <table:table-cell table:formula="of:=[rf.E92]-[$rf.$C$14]" office:value-type="float" office:value="100.694761862227" calcext:value-type="float">
            <text:p>100,694761862227</text:p>
          </table:table-cell>
          <table:table-cell table:style-name="Default" table:formula="of:=SQRT([rf.F92]^2+[rf.G92]^2)" office:value-type="float" office:value="116.180454411007" calcext:value-type="float">
            <text:p>116,180454411007</text:p>
          </table:table-cell>
          <table:table-cell table:formula="of:=([rf.H92]^2-[rf.$B$42]^2+[rf.$B$43]^2)/(2*[rf.H92])" office:value-type="float" office:value="8.7616978756039" calcext:value-type="float">
            <text:p>8,7616978756039</text:p>
          </table:table-cell>
          <table:table-cell table:formula="of:=ACOS([rf.I92]/[rf.$B$43])" office:value-type="float" office:value="1.14040804223454" calcext:value-type="float">
            <text:p>1,14040804223454</text:p>
          </table:table-cell>
          <table:table-cell table:style-name="ce17" table:formula="of:=ASIN([rf.F92]/[rf.H92])" office:value-type="float" office:value="0.522227951557658" calcext:value-type="float">
            <text:p>0,522227951557658</text:p>
          </table:table-cell>
          <table:table-cell table:style-name="ce17" table:formula="of:=IF(0.5*PI()-[rf.$B$9]&gt;[rf.K92];1;-1)" office:value-type="float" office:value="1" calcext:value-type="float">
            <text:p>1</text:p>
          </table:table-cell>
          <table:table-cell table:style-name="ce17" table:formula="of:=0.5*PI()-([rf.J92]*[rf.L92]+[rf.K92])" office:value-type="float" office:value="-0.0918396669973038" calcext:value-type="float">
            <text:p>-0,091839666997304</text:p>
          </table:table-cell>
          <table:table-cell table:style-name="ce17" table:formula="of:=[rf.M92]-[rf.$B$8]" office:value-type="float" office:value="0.239772890881619" calcext:value-type="float">
            <text:p>0,239772890881619</text:p>
          </table:table-cell>
          <table:table-cell table:number-columns-repeated="10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[rf.A93]*analyze_resolution" office:value-type="float" office:value="-20.7" calcext:value-type="float">
            <text:p>-20,7</text:p>
          </table:table-cell>
          <table:table-cell table:formula="of:=RADIANS(-[rf.B93])" office:value-type="float" office:value="0.361283155162826" calcext:value-type="float">
            <text:p>0,361283155162826</text:p>
          </table:table-cell>
          <table:table-cell table:formula="of:=COS([rf.$B$6])*servo_saver_arm_length*COS([rf.C93])-SIN([rf.$B$6])*servo_saver_arm_length*SIN([rf.C93])+[rf.$B$24]" office:value-type="float" office:value="357.967104493278" calcext:value-type="float">
            <text:p>357,967104493278</text:p>
          </table:table-cell>
          <table:table-cell table:formula="of:=COS([rf.$B$6])*servo_saver_arm_length*SIN([rf.C93])+SIN([rf.$B$6])*servo_saver_arm_length*COS([rf.C93])+[rf.$C$24]" office:value-type="float" office:value="5.65559750046811" calcext:value-type="float">
            <text:p>5,65559750046811</text:p>
          </table:table-cell>
          <table:table-cell table:formula="of:=[$rf.D93]-[$rf.$B$14]" office:value-type="float" office:value="57.9671044932779" calcext:value-type="float">
            <text:p>57,9671044932779</text:p>
          </table:table-cell>
          <table:table-cell table:formula="of:=[rf.E93]-[$rf.$C$14]" office:value-type="float" office:value="100.655597500468" calcext:value-type="float">
            <text:p>100,655597500468</text:p>
          </table:table-cell>
          <table:table-cell table:style-name="Default" table:formula="of:=SQRT([rf.F93]^2+[rf.G93]^2)" office:value-type="float" office:value="116.153925941015" calcext:value-type="float">
            <text:p>116,153925941015</text:p>
          </table:table-cell>
          <table:table-cell table:formula="of:=([rf.H93]^2-[rf.$B$42]^2+[rf.$B$43]^2)/(2*[rf.H93])" office:value-type="float" office:value="8.73716746600805" calcext:value-type="float">
            <text:p>8,73716746600805</text:p>
          </table:table-cell>
          <table:table-cell table:formula="of:=ACOS([rf.I93]/[rf.$B$43])" office:value-type="float" office:value="1.14169299571128" calcext:value-type="float">
            <text:p>1,14169299571128</text:p>
          </table:table-cell>
          <table:table-cell table:style-name="ce17" table:formula="of:=ASIN([rf.F93]/[rf.H93])" office:value-type="float" office:value="0.522507002768462" calcext:value-type="float">
            <text:p>0,522507002768462</text:p>
          </table:table-cell>
          <table:table-cell table:style-name="ce17" table:formula="of:=IF(0.5*PI()-[rf.$B$9]&gt;[rf.K93];1;-1)" office:value-type="float" office:value="1" calcext:value-type="float">
            <text:p>1</text:p>
          </table:table-cell>
          <table:table-cell table:style-name="ce17" table:formula="of:=0.5*PI()-([rf.J93]*[rf.L93]+[rf.K93])" office:value-type="float" office:value="-0.0934036716848439" calcext:value-type="float">
            <text:p>-0,093403671684844</text:p>
          </table:table-cell>
          <table:table-cell table:style-name="ce17" table:formula="of:=[rf.M93]-[rf.$B$8]" office:value-type="float" office:value="0.238208886194079" calcext:value-type="float">
            <text:p>0,238208886194079</text:p>
          </table:table-cell>
          <table:table-cell table:number-columns-repeated="10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formula="of:=[rf.A94]*analyze_resolution" office:value-type="float" office:value="-20.55" calcext:value-type="float">
            <text:p>-20,55</text:p>
          </table:table-cell>
          <table:table-cell table:formula="of:=RADIANS(-[rf.B94])" office:value-type="float" office:value="0.358665161284835" calcext:value-type="float">
            <text:p>0,358665161284835</text:p>
          </table:table-cell>
          <table:table-cell table:formula="of:=COS([rf.$B$6])*servo_saver_arm_length*COS([rf.C94])-SIN([rf.$B$6])*servo_saver_arm_length*SIN([rf.C94])+[rf.$B$24]" office:value-type="float" office:value="357.981859504568" calcext:value-type="float">
            <text:p>357,981859504568</text:p>
          </table:table-cell>
          <table:table-cell table:formula="of:=COS([rf.$B$6])*servo_saver_arm_length*SIN([rf.C94])+SIN([rf.$B$6])*servo_saver_arm_length*COS([rf.C94])+[rf.$C$24]" office:value-type="float" office:value="5.61639437587767" calcext:value-type="float">
            <text:p>5,61639437587767</text:p>
          </table:table-cell>
          <table:table-cell table:formula="of:=[$rf.D94]-[$rf.$B$14]" office:value-type="float" office:value="57.9818595045679" calcext:value-type="float">
            <text:p>57,9818595045679</text:p>
          </table:table-cell>
          <table:table-cell table:formula="of:=[rf.E94]-[$rf.$C$14]" office:value-type="float" office:value="100.616394375878" calcext:value-type="float">
            <text:p>100,616394375878</text:p>
          </table:table-cell>
          <table:table-cell table:style-name="Default" table:formula="of:=SQRT([rf.F94]^2+[rf.G94]^2)" office:value-type="float" office:value="116.127321715476" calcext:value-type="float">
            <text:p>116,127321715476</text:p>
          </table:table-cell>
          <table:table-cell table:formula="of:=([rf.H94]^2-[rf.$B$42]^2+[rf.$B$43]^2)/(2*[rf.H94])" office:value-type="float" office:value="8.71256183716402" calcext:value-type="float">
            <text:p>8,71256183716402</text:p>
          </table:table-cell>
          <table:table-cell table:formula="of:=ACOS([rf.I94]/[rf.$B$43])" office:value-type="float" office:value="1.14298113085752" calcext:value-type="float">
            <text:p>1,14298113085752</text:p>
          </table:table-cell>
          <table:table-cell table:style-name="ce17" table:formula="of:=ASIN([rf.F94]/[rf.H94])" office:value-type="float" office:value="0.522785582739497" calcext:value-type="float">
            <text:p>0,522785582739497</text:p>
          </table:table-cell>
          <table:table-cell table:style-name="ce17" table:formula="of:=IF(0.5*PI()-[rf.$B$9]&gt;[rf.K94];1;-1)" office:value-type="float" office:value="1" calcext:value-type="float">
            <text:p>1</text:p>
          </table:table-cell>
          <table:table-cell table:style-name="ce17" table:formula="of:=0.5*PI()-([rf.J94]*[rf.L94]+[rf.K94])" office:value-type="float" office:value="-0.0949703868021166" calcext:value-type="float">
            <text:p>-0,094970386802117</text:p>
          </table:table-cell>
          <table:table-cell table:style-name="ce17" table:formula="of:=[rf.M94]-[rf.$B$8]" office:value-type="float" office:value="0.236642171076806" calcext:value-type="float">
            <text:p>0,236642171076806</text:p>
          </table:table-cell>
          <table:table-cell table:number-columns-repeated="1010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formula="of:=[rf.A95]*analyze_resolution" office:value-type="float" office:value="-20.4" calcext:value-type="float">
            <text:p>-20,4</text:p>
          </table:table-cell>
          <table:table-cell table:formula="of:=RADIANS(-[rf.B95])" office:value-type="float" office:value="0.356047167406843" calcext:value-type="float">
            <text:p>0,356047167406843</text:p>
          </table:table-cell>
          <table:table-cell table:formula="of:=COS([rf.$B$6])*servo_saver_arm_length*COS([rf.C95])-SIN([rf.$B$6])*servo_saver_arm_length*SIN([rf.C95])+[rf.$B$24]" office:value-type="float" office:value="357.99651183187" calcext:value-type="float">
            <text:p>357,99651183187</text:p>
          </table:table-cell>
          <table:table-cell table:formula="of:=COS([rf.$B$6])*servo_saver_arm_length*SIN([rf.C95])+SIN([rf.$B$6])*servo_saver_arm_length*COS([rf.C95])+[rf.$C$24]" office:value-type="float" office:value="5.57715275714904" calcext:value-type="float">
            <text:p>5,57715275714904</text:p>
          </table:table-cell>
          <table:table-cell table:formula="of:=[$rf.D95]-[$rf.$B$14]" office:value-type="float" office:value="57.9965118318702" calcext:value-type="float">
            <text:p>57,9965118318702</text:p>
          </table:table-cell>
          <table:table-cell table:formula="of:=[rf.E95]-[$rf.$C$14]" office:value-type="float" office:value="100.577152757149" calcext:value-type="float">
            <text:p>100,577152757149</text:p>
          </table:table-cell>
          <table:table-cell table:style-name="Default" table:formula="of:=SQRT([rf.F95]^2+[rf.G95]^2)" office:value-type="float" office:value="116.100641864716" calcext:value-type="float">
            <text:p>116,100641864716</text:p>
          </table:table-cell>
          <table:table-cell table:formula="of:=([rf.H95]^2-[rf.$B$42]^2+[rf.$B$43]^2)/(2*[rf.H95])" office:value-type="float" office:value="8.68788106185003" calcext:value-type="float">
            <text:p>8,68788106185003</text:p>
          </table:table-cell>
          <table:table-cell table:formula="of:=ACOS([rf.I95]/[rf.$B$43])" office:value-type="float" office:value="1.14427244039111" calcext:value-type="float">
            <text:p>1,14427244039111</text:p>
          </table:table-cell>
          <table:table-cell table:style-name="ce17" table:formula="of:=ASIN([rf.F95]/[rf.H95])" office:value-type="float" office:value="0.523063689803278" calcext:value-type="float">
            <text:p>0,523063689803278</text:p>
          </table:table-cell>
          <table:table-cell table:style-name="ce17" table:formula="of:=IF(0.5*PI()-[rf.$B$9]&gt;[rf.K95];1;-1)" office:value-type="float" office:value="1" calcext:value-type="float">
            <text:p>1</text:p>
          </table:table-cell>
          <table:table-cell table:style-name="ce17" table:formula="of:=0.5*PI()-([rf.J95]*[rf.L95]+[rf.K95])" office:value-type="float" office:value="-0.0965398033994913" calcext:value-type="float">
            <text:p>-0,096539803399491</text:p>
          </table:table-cell>
          <table:table-cell table:style-name="ce17" table:formula="of:=[rf.M95]-[rf.$B$8]" office:value-type="float" office:value="0.235072754479431" calcext:value-type="float">
            <text:p>0,235072754479431</text:p>
          </table:table-cell>
          <table:table-cell table:number-columns-repeated="1010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style-name="ce20" table:formula="of:=[rf.A96]*analyze_resolution" office:value-type="float" office:value="-20.25" calcext:value-type="float">
            <text:p>-20,25</text:p>
          </table:table-cell>
          <table:table-cell table:style-name="ce20" table:formula="of:=RADIANS(-[rf.B96])" office:value-type="float" office:value="0.353429173528852" calcext:value-type="float">
            <text:p>0,353429173528852</text:p>
          </table:table-cell>
          <table:table-cell table:style-name="ce20" table:formula="of:=COS([rf.$B$6])*servo_saver_arm_length*COS([rf.C96])-SIN([rf.$B$6])*servo_saver_arm_length*SIN([rf.C96])+[rf.$B$24]" office:value-type="float" office:value="358.01106137476" calcext:value-type="float">
            <text:p>358,01106137476</text:p>
          </table:table-cell>
          <table:table-cell table:style-name="ce20" table:formula="of:=COS([rf.$B$6])*servo_saver_arm_length*SIN([rf.C96])+SIN([rf.$B$6])*servo_saver_arm_length*COS([rf.C96])+[rf.$C$24]" office:value-type="float" office:value="5.53787291323989" calcext:value-type="float">
            <text:p>5,53787291323989</text:p>
          </table:table-cell>
          <table:table-cell table:style-name="ce20" table:formula="of:=[$rf.D96]-[$rf.$B$14]" office:value-type="float" office:value="58.0110613747597" calcext:value-type="float">
            <text:p>58,0110613747597</text:p>
          </table:table-cell>
          <table:table-cell table:style-name="ce20" table:formula="of:=[rf.E96]-[$rf.$C$14]" office:value-type="float" office:value="100.53787291324" calcext:value-type="float">
            <text:p>100,53787291324</text:p>
          </table:table-cell>
          <table:table-cell table:style-name="ce11" table:formula="of:=SQRT([rf.F96]^2+[rf.G96]^2)" office:value-type="float" office:value="116.073886519514" calcext:value-type="float">
            <text:p>116,073886519514</text:p>
          </table:table-cell>
          <table:table-cell table:style-name="ce20" table:formula="of:=([rf.H96]^2-[rf.$B$42]^2+[rf.$B$43]^2)/(2*[rf.H96])" office:value-type="float" office:value="8.66312521317129" calcext:value-type="float">
            <text:p>8,66312521317129</text:p>
          </table:table-cell>
          <table:table-cell table:style-name="ce20" table:formula="of:=ACOS([rf.I96]/[rf.$B$43])" office:value-type="float" office:value="1.14556691704907" calcext:value-type="float">
            <text:p>1,14556691704907</text:p>
          </table:table-cell>
          <table:table-cell table:style-name="ce20" table:formula="of:=ASIN([rf.F96]/[rf.H96])" office:value-type="float" office:value="0.523341322291565" calcext:value-type="float">
            <text:p>0,523341322291565</text:p>
          </table:table-cell>
          <table:table-cell table:style-name="ce20" table:formula="of:=IF(0.5*PI()-[rf.$B$9]&gt;[rf.K96];1;-1)" office:value-type="float" office:value="1" calcext:value-type="float">
            <text:p>1</text:p>
          </table:table-cell>
          <table:table-cell table:style-name="ce20" table:formula="of:=0.5*PI()-([rf.J96]*[rf.L96]+[rf.K96])" office:value-type="float" office:value="-0.0981119125457388" calcext:value-type="float">
            <text:p>-0,098111912545739</text:p>
          </table:table-cell>
          <table:table-cell table:style-name="ce20" table:formula="of:=[rf.M96]-[rf.$B$8]" office:value-type="float" office:value="0.233500645333184" calcext:value-type="float">
            <text:p>0,233500645333184</text:p>
          </table:table-cell>
          <table:table-cell table:style-name="ce11" table:number-columns-repeated="1010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[rf.A97]*analyze_resolution" office:value-type="float" office:value="-20.1" calcext:value-type="float">
            <text:p>-20,1</text:p>
          </table:table-cell>
          <table:table-cell table:formula="of:=RADIANS(-[rf.B97])" office:value-type="float" office:value="0.35081117965086" calcext:value-type="float">
            <text:p>0,35081117965086</text:p>
          </table:table-cell>
          <table:table-cell table:formula="of:=COS([rf.$B$6])*servo_saver_arm_length*COS([rf.C97])-SIN([rf.$B$6])*servo_saver_arm_length*SIN([rf.C97])+[rf.$B$24]" office:value-type="float" office:value="358.025508033515" calcext:value-type="float">
            <text:p>358,025508033515</text:p>
          </table:table-cell>
          <table:table-cell table:formula="of:=COS([rf.$B$6])*servo_saver_arm_length*SIN([rf.C97])+SIN([rf.$B$6])*servo_saver_arm_length*COS([rf.C97])+[rf.$C$24]" office:value-type="float" office:value="5.49855511336986" calcext:value-type="float">
            <text:p>5,49855511336986</text:p>
          </table:table-cell>
          <table:table-cell table:formula="of:=[$rf.D97]-[$rf.$B$14]" office:value-type="float" office:value="58.0255080335153" calcext:value-type="float">
            <text:p>58,0255080335153</text:p>
          </table:table-cell>
          <table:table-cell table:formula="of:=[rf.E97]-[$rf.$C$14]" office:value-type="float" office:value="100.49855511337" calcext:value-type="float">
            <text:p>100,49855511337</text:p>
          </table:table-cell>
          <table:table-cell table:style-name="Default" table:formula="of:=SQRT([rf.F97]^2+[rf.G97]^2)" office:value-type="float" office:value="116.047055811092" calcext:value-type="float">
            <text:p>116,047055811092</text:p>
          </table:table-cell>
          <table:table-cell table:formula="of:=([rf.H97]^2-[rf.$B$42]^2+[rf.$B$43]^2)/(2*[rf.H97])" office:value-type="float" office:value="8.63829436456078" calcext:value-type="float">
            <text:p>8,63829436456078</text:p>
          </table:table-cell>
          <table:table-cell table:formula="of:=ACOS([rf.I97]/[rf.$B$43])" office:value-type="float" office:value="1.14686455358767" calcext:value-type="float">
            <text:p>1,14686455358767</text:p>
          </table:table-cell>
          <table:table-cell table:style-name="ce17" table:formula="of:=ASIN([rf.F97]/[rf.H97])" office:value-type="float" office:value="0.523618478535366" calcext:value-type="float">
            <text:p>0,523618478535366</text:p>
          </table:table-cell>
          <table:table-cell table:style-name="ce17" table:formula="of:=IF(0.5*PI()-[rf.$B$9]&gt;[rf.K97];1;-1)" office:value-type="float" office:value="1" calcext:value-type="float">
            <text:p>1</text:p>
          </table:table-cell>
          <table:table-cell table:style-name="ce17" table:formula="of:=0.5*PI()-([rf.J97]*[rf.L97]+[rf.K97])" office:value-type="float" office:value="-0.099686705328137" calcext:value-type="float">
            <text:p>-0,099686705328137</text:p>
          </table:table-cell>
          <table:table-cell table:style-name="ce17" table:formula="of:=[rf.M97]-[rf.$B$8]" office:value-type="float" office:value="0.231925852550786" calcext:value-type="float">
            <text:p>0,231925852550786</text:p>
          </table:table-cell>
          <table:table-cell table:number-columns-repeated="1010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formula="of:=[rf.A98]*analyze_resolution" office:value-type="float" office:value="-19.95" calcext:value-type="float">
            <text:p>-19,95</text:p>
          </table:table-cell>
          <table:table-cell table:formula="of:=RADIANS(-[rf.B98])" office:value-type="float" office:value="0.348193185772869" calcext:value-type="float">
            <text:p>0,348193185772869</text:p>
          </table:table-cell>
          <table:table-cell table:formula="of:=COS([rf.$B$6])*servo_saver_arm_length*COS([rf.C98])-SIN([rf.$B$6])*servo_saver_arm_length*SIN([rf.C98])+[rf.$B$24]" office:value-type="float" office:value="358.039851709121" calcext:value-type="float">
            <text:p>358,039851709121</text:p>
          </table:table-cell>
          <table:table-cell table:formula="of:=COS([rf.$B$6])*servo_saver_arm_length*SIN([rf.C98])+SIN([rf.$B$6])*servo_saver_arm_length*COS([rf.C98])+[rf.$C$24]" office:value-type="float" office:value="5.45919962701875" calcext:value-type="float">
            <text:p>5,45919962701875</text:p>
          </table:table-cell>
          <table:table-cell table:formula="of:=[$rf.D98]-[$rf.$B$14]" office:value-type="float" office:value="58.0398517091213" calcext:value-type="float">
            <text:p>58,0398517091213</text:p>
          </table:table-cell>
          <table:table-cell table:formula="of:=[rf.E98]-[$rf.$C$14]" office:value-type="float" office:value="100.459199627019" calcext:value-type="float">
            <text:p>100,459199627019</text:p>
          </table:table-cell>
          <table:table-cell table:style-name="Default" table:formula="of:=SQRT([rf.F98]^2+[rf.G98]^2)" office:value-type="float" office:value="116.020149871124" calcext:value-type="float">
            <text:p>116,020149871124</text:p>
          </table:table-cell>
          <table:table-cell table:formula="of:=([rf.H98]^2-[rf.$B$42]^2+[rf.$B$43]^2)/(2*[rf.H98])" office:value-type="float" office:value="8.61338858978018" calcext:value-type="float">
            <text:p>8,61338858978018</text:p>
          </table:table-cell>
          <table:table-cell table:formula="of:=ACOS([rf.I98]/[rf.$B$43])" office:value-type="float" office:value="1.14816534278253" calcext:value-type="float">
            <text:p>1,14816534278253</text:p>
          </table:table-cell>
          <table:table-cell table:style-name="ce17" table:formula="of:=ASIN([rf.F98]/[rf.H98])" office:value-type="float" office:value="0.523895156864941" calcext:value-type="float">
            <text:p>0,523895156864941</text:p>
          </table:table-cell>
          <table:table-cell table:style-name="ce17" table:formula="of:=IF(0.5*PI()-[rf.$B$9]&gt;[rf.K98];1;-1)" office:value-type="float" office:value="1" calcext:value-type="float">
            <text:p>1</text:p>
          </table:table-cell>
          <table:table-cell table:style-name="ce17" table:formula="of:=0.5*PI()-([rf.J98]*[rf.L98]+[rf.K98])" office:value-type="float" office:value="-0.101264172852575" calcext:value-type="float">
            <text:p>-0,101264172852575</text:p>
          </table:table-cell>
          <table:table-cell table:style-name="ce17" table:formula="of:=[rf.M98]-[rf.$B$8]" office:value-type="float" office:value="0.230348385026348" calcext:value-type="float">
            <text:p>0,230348385026348</text:p>
          </table:table-cell>
          <table:table-cell table:number-columns-repeated="1010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[rf.A99]*analyze_resolution" office:value-type="float" office:value="-19.8" calcext:value-type="float">
            <text:p>-19,8</text:p>
          </table:table-cell>
          <table:table-cell table:formula="of:=RADIANS(-[rf.B99])" office:value-type="float" office:value="0.345575191894877" calcext:value-type="float">
            <text:p>0,345575191894877</text:p>
          </table:table-cell>
          <table:table-cell table:formula="of:=COS([rf.$B$6])*servo_saver_arm_length*COS([rf.C99])-SIN([rf.$B$6])*servo_saver_arm_length*SIN([rf.C99])+[rf.$B$24]" office:value-type="float" office:value="358.054092303268" calcext:value-type="float">
            <text:p>358,054092303268</text:p>
          </table:table-cell>
          <table:table-cell table:formula="of:=COS([rf.$B$6])*servo_saver_arm_length*SIN([rf.C99])+SIN([rf.$B$6])*servo_saver_arm_length*COS([rf.C99])+[rf.$C$24]" office:value-type="float" office:value="5.41980672392466" calcext:value-type="float">
            <text:p>5,41980672392466</text:p>
          </table:table-cell>
          <table:table-cell table:formula="of:=[$rf.D99]-[$rf.$B$14]" office:value-type="float" office:value="58.0540923032676" calcext:value-type="float">
            <text:p>58,0540923032676</text:p>
          </table:table-cell>
          <table:table-cell table:formula="of:=[rf.E99]-[$rf.$C$14]" office:value-type="float" office:value="100.419806723925" calcext:value-type="float">
            <text:p>100,419806723925</text:p>
          </table:table-cell>
          <table:table-cell table:style-name="Default" table:formula="of:=SQRT([rf.F99]^2+[rf.G99]^2)" office:value-type="float" office:value="115.993168831732" calcext:value-type="float">
            <text:p>115,993168831732</text:p>
          </table:table-cell>
          <table:table-cell table:formula="of:=([rf.H99]^2-[rf.$B$42]^2+[rf.$B$43]^2)/(2*[rf.H99])" office:value-type="float" office:value="8.5884079629209" calcext:value-type="float">
            <text:p>8,5884079629209</text:p>
          </table:table-cell>
          <table:table-cell table:formula="of:=ACOS([rf.I99]/[rf.$B$43])" office:value-type="float" office:value="1.14946927742875" calcext:value-type="float">
            <text:p>1,14946927742875</text:p>
          </table:table-cell>
          <table:table-cell table:style-name="ce17" table:formula="of:=ASIN([rf.F99]/[rf.H99])" office:value-type="float" office:value="0.524171355609795" calcext:value-type="float">
            <text:p>0,524171355609795</text:p>
          </table:table-cell>
          <table:table-cell table:style-name="ce17" table:formula="of:=IF(0.5*PI()-[rf.$B$9]&gt;[rf.K99];1;-1)" office:value-type="float" office:value="1" calcext:value-type="float">
            <text:p>1</text:p>
          </table:table-cell>
          <table:table-cell table:style-name="ce17" table:formula="of:=0.5*PI()-([rf.J99]*[rf.L99]+[rf.K99])" office:value-type="float" office:value="-0.102844306243643" calcext:value-type="float">
            <text:p>-0,102844306243643</text:p>
          </table:table-cell>
          <table:table-cell table:style-name="ce17" table:formula="of:=[rf.M99]-[rf.$B$8]" office:value-type="float" office:value="0.228768251635279" calcext:value-type="float">
            <text:p>0,228768251635279</text:p>
          </table:table-cell>
          <table:table-cell table:number-columns-repeated="1010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[rf.A100]*analyze_resolution" office:value-type="float" office:value="-19.65" calcext:value-type="float">
            <text:p>-19,65</text:p>
          </table:table-cell>
          <table:table-cell table:formula="of:=RADIANS(-[rf.B100])" office:value-type="float" office:value="0.342957198016886" calcext:value-type="float">
            <text:p>0,342957198016886</text:p>
          </table:table-cell>
          <table:table-cell table:formula="of:=COS([rf.$B$6])*servo_saver_arm_length*COS([rf.C100])-SIN([rf.$B$6])*servo_saver_arm_length*SIN([rf.C100])+[rf.$B$24]" office:value-type="float" office:value="358.068229718351" calcext:value-type="float">
            <text:p>358,068229718351</text:p>
          </table:table-cell>
          <table:table-cell table:formula="of:=COS([rf.$B$6])*servo_saver_arm_length*SIN([rf.C100])+SIN([rf.$B$6])*servo_saver_arm_length*COS([rf.C100])+[rf.$C$24]" office:value-type="float" office:value="5.38037667408214" calcext:value-type="float">
            <text:p>5,38037667408214</text:p>
          </table:table-cell>
          <table:table-cell table:formula="of:=[$rf.D100]-[$rf.$B$14]" office:value-type="float" office:value="58.0682297183509" calcext:value-type="float">
            <text:p>58,0682297183509</text:p>
          </table:table-cell>
          <table:table-cell table:formula="of:=[rf.E100]-[$rf.$C$14]" office:value-type="float" office:value="100.380376674082" calcext:value-type="float">
            <text:p>100,380376674082</text:p>
          </table:table-cell>
          <table:table-cell table:style-name="Default" table:formula="of:=SQRT([rf.F100]^2+[rf.G100]^2)" office:value-type="float" office:value="115.966112825488" calcext:value-type="float">
            <text:p>115,966112825488</text:p>
          </table:table-cell>
          <table:table-cell table:formula="of:=([rf.H100]^2-[rf.$B$42]^2+[rf.$B$43]^2)/(2*[rf.H100])" office:value-type="float" office:value="8.56335255840494" calcext:value-type="float">
            <text:p>8,56335255840494</text:p>
          </table:table-cell>
          <table:table-cell table:formula="of:=ACOS([rf.I100]/[rf.$B$43])" office:value-type="float" office:value="1.15077635034095" calcext:value-type="float">
            <text:p>1,15077635034095</text:p>
          </table:table-cell>
          <table:table-cell table:style-name="ce17" table:formula="of:=ASIN([rf.F100]/[rf.H100])" office:value-type="float" office:value="0.524447073098688" calcext:value-type="float">
            <text:p>0,524447073098688</text:p>
          </table:table-cell>
          <table:table-cell table:style-name="ce17" table:formula="of:=IF(0.5*PI()-[rf.$B$9]&gt;[rf.K100];1;-1)" office:value-type="float" office:value="1" calcext:value-type="float">
            <text:p>1</text:p>
          </table:table-cell>
          <table:table-cell table:style-name="ce17" table:formula="of:=0.5*PI()-([rf.J100]*[rf.L100]+[rf.K100])" office:value-type="float" office:value="-0.104427096644737" calcext:value-type="float">
            <text:p>-0,104427096644737</text:p>
          </table:table-cell>
          <table:table-cell table:style-name="ce17" table:formula="of:=[rf.M100]-[rf.$B$8]" office:value-type="float" office:value="0.227185461234185" calcext:value-type="float">
            <text:p>0,227185461234185</text:p>
          </table:table-cell>
          <table:table-cell table:number-columns-repeated="1010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formula="of:=[rf.A101]*analyze_resolution" office:value-type="float" office:value="-19.5" calcext:value-type="float">
            <text:p>-19,5</text:p>
          </table:table-cell>
          <table:table-cell table:formula="of:=RADIANS(-[rf.B101])" office:value-type="float" office:value="0.340339204138894" calcext:value-type="float">
            <text:p>0,340339204138894</text:p>
          </table:table-cell>
          <table:table-cell table:formula="of:=COS([rf.$B$6])*servo_saver_arm_length*COS([rf.C101])-SIN([rf.$B$6])*servo_saver_arm_length*SIN([rf.C101])+[rf.$B$24]" office:value-type="float" office:value="358.082263857475" calcext:value-type="float">
            <text:p>358,082263857475</text:p>
          </table:table-cell>
          <table:table-cell table:formula="of:=COS([rf.$B$6])*servo_saver_arm_length*SIN([rf.C101])+SIN([rf.$B$6])*servo_saver_arm_length*COS([rf.C101])+[rf.$C$24]" office:value-type="float" office:value="5.34090974774033" calcext:value-type="float">
            <text:p>5,34090974774033</text:p>
          </table:table-cell>
          <table:table-cell table:formula="of:=[$rf.D101]-[$rf.$B$14]" office:value-type="float" office:value="58.0822638574749" calcext:value-type="float">
            <text:p>58,0822638574749</text:p>
          </table:table-cell>
          <table:table-cell table:formula="of:=[rf.E101]-[$rf.$C$14]" office:value-type="float" office:value="100.34090974774" calcext:value-type="float">
            <text:p>100,34090974774</text:p>
          </table:table-cell>
          <table:table-cell table:style-name="Default" table:formula="of:=SQRT([rf.F101]^2+[rf.G101]^2)" office:value-type="float" office:value="115.938981985411" calcext:value-type="float">
            <text:p>115,938981985411</text:p>
          </table:table-cell>
          <table:table-cell table:formula="of:=([rf.H101]^2-[rf.$B$42]^2+[rf.$B$43]^2)/(2*[rf.H101])" office:value-type="float" office:value="8.5382224509858" calcext:value-type="float">
            <text:p>8,5382224509858</text:p>
          </table:table-cell>
          <table:table-cell table:formula="of:=ACOS([rf.I101]/[rf.$B$43])" office:value-type="float" office:value="1.15208655435341" calcext:value-type="float">
            <text:p>1,15208655435341</text:p>
          </table:table-cell>
          <table:table-cell table:style-name="ce17" table:formula="of:=ASIN([rf.F101]/[rf.H101])" office:value-type="float" office:value="0.524722307659633" calcext:value-type="float">
            <text:p>0,524722307659633</text:p>
          </table:table-cell>
          <table:table-cell table:style-name="ce17" table:formula="of:=IF(0.5*PI()-[rf.$B$9]&gt;[rf.K101];1;-1)" office:value-type="float" office:value="1" calcext:value-type="float">
            <text:p>1</text:p>
          </table:table-cell>
          <table:table-cell table:style-name="ce17" table:formula="of:=0.5*PI()-([rf.J101]*[rf.L101]+[rf.K101])" office:value-type="float" office:value="-0.106012535218151" calcext:value-type="float">
            <text:p>-0,106012535218151</text:p>
          </table:table-cell>
          <table:table-cell table:style-name="ce17" table:formula="of:=[rf.M101]-[rf.$B$8]" office:value-type="float" office:value="0.225600022660772" calcext:value-type="float">
            <text:p>0,225600022660772</text:p>
          </table:table-cell>
          <table:table-cell table:number-columns-repeated="1010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[rf.A102]*analyze_resolution" office:value-type="float" office:value="-19.35" calcext:value-type="float">
            <text:p>-19,35</text:p>
          </table:table-cell>
          <table:table-cell table:formula="of:=RADIANS(-[rf.B102])" office:value-type="float" office:value="0.337721210260903" calcext:value-type="float">
            <text:p>0,337721210260903</text:p>
          </table:table-cell>
          <table:table-cell table:formula="of:=COS([rf.$B$6])*servo_saver_arm_length*COS([rf.C102])-SIN([rf.$B$6])*servo_saver_arm_length*SIN([rf.C102])+[rf.$B$24]" office:value-type="float" office:value="358.096194624451" calcext:value-type="float">
            <text:p>358,096194624451</text:p>
          </table:table-cell>
          <table:table-cell table:formula="of:=COS([rf.$B$6])*servo_saver_arm_length*SIN([rf.C102])+SIN([rf.$B$6])*servo_saver_arm_length*COS([rf.C102])+[rf.$C$24]" office:value-type="float" office:value="5.30140621540114" calcext:value-type="float">
            <text:p>5,30140621540114</text:p>
          </table:table-cell>
          <table:table-cell table:formula="of:=[$rf.D102]-[$rf.$B$14]" office:value-type="float" office:value="58.0961946244511" calcext:value-type="float">
            <text:p>58,0961946244511</text:p>
          </table:table-cell>
          <table:table-cell table:formula="of:=[rf.E102]-[$rf.$C$14]" office:value-type="float" office:value="100.301406215401" calcext:value-type="float">
            <text:p>100,301406215401</text:p>
          </table:table-cell>
          <table:table-cell table:style-name="Default" table:formula="of:=SQRT([rf.F102]^2+[rf.G102]^2)" office:value-type="float" office:value="115.911776444971" calcext:value-type="float">
            <text:p>115,911776444971</text:p>
          </table:table-cell>
          <table:table-cell table:formula="of:=([rf.H102]^2-[rf.$B$42]^2+[rf.$B$43]^2)/(2*[rf.H102])" office:value-type="float" office:value="8.51301771574942" calcext:value-type="float">
            <text:p>8,51301771574942</text:p>
          </table:table-cell>
          <table:table-cell table:formula="of:=ACOS([rf.I102]/[rf.$B$43])" office:value-type="float" office:value="1.15339988232017" calcext:value-type="float">
            <text:p>1,15339988232017</text:p>
          </table:table-cell>
          <table:table-cell table:style-name="ce17" table:formula="of:=ASIN([rf.F102]/[rf.H102])" office:value-type="float" office:value="0.524997057619896" calcext:value-type="float">
            <text:p>0,524997057619896</text:p>
          </table:table-cell>
          <table:table-cell table:style-name="ce17" table:formula="of:=IF(0.5*PI()-[rf.$B$9]&gt;[rf.K102];1;-1)" office:value-type="float" office:value="1" calcext:value-type="float">
            <text:p>1</text:p>
          </table:table-cell>
          <table:table-cell table:style-name="ce17" table:formula="of:=0.5*PI()-([rf.J102]*[rf.L102]+[rf.K102])" office:value-type="float" office:value="-0.10760061314517" calcext:value-type="float">
            <text:p>-0,10760061314517</text:p>
          </table:table-cell>
          <table:table-cell table:style-name="ce17" table:formula="of:=[rf.M102]-[rf.$B$8]" office:value-type="float" office:value="0.224011944733752" calcext:value-type="float">
            <text:p>0,224011944733752</text:p>
          </table:table-cell>
          <table:table-cell table:number-columns-repeated="1010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[rf.A103]*analyze_resolution" office:value-type="float" office:value="-19.2" calcext:value-type="float">
            <text:p>-19,2</text:p>
          </table:table-cell>
          <table:table-cell table:formula="of:=RADIANS(-[rf.B103])" office:value-type="float" office:value="0.335103216382911" calcext:value-type="float">
            <text:p>0,335103216382911</text:p>
          </table:table-cell>
          <table:table-cell table:formula="of:=COS([rf.$B$6])*servo_saver_arm_length*COS([rf.C103])-SIN([rf.$B$6])*servo_saver_arm_length*SIN([rf.C103])+[rf.$B$24]" office:value-type="float" office:value="358.1100219238" calcext:value-type="float">
            <text:p>358,1100219238</text:p>
          </table:table-cell>
          <table:table-cell table:formula="of:=COS([rf.$B$6])*servo_saver_arm_length*SIN([rf.C103])+SIN([rf.$B$6])*servo_saver_arm_length*COS([rf.C103])+[rf.$C$24]" office:value-type="float" office:value="5.26186634781733" calcext:value-type="float">
            <text:p>5,26186634781733</text:p>
          </table:table-cell>
          <table:table-cell table:formula="of:=[$rf.D103]-[$rf.$B$14]" office:value-type="float" office:value="58.1100219237997" calcext:value-type="float">
            <text:p>58,1100219237997</text:p>
          </table:table-cell>
          <table:table-cell table:formula="of:=[rf.E103]-[$rf.$C$14]" office:value-type="float" office:value="100.261866347817" calcext:value-type="float">
            <text:p>100,261866347817</text:p>
          </table:table-cell>
          <table:table-cell table:style-name="Default" table:formula="of:=SQRT([rf.F103]^2+[rf.G103]^2)" office:value-type="float" office:value="115.884496338087" calcext:value-type="float">
            <text:p>115,884496338087</text:p>
          </table:table-cell>
          <table:table-cell table:formula="of:=([rf.H103]^2-[rf.$B$42]^2+[rf.$B$43]^2)/(2*[rf.H103])" office:value-type="float" office:value="8.48773842811523" calcext:value-type="float">
            <text:p>8,48773842811523</text:p>
          </table:table-cell>
          <table:table-cell table:formula="of:=ACOS([rf.I103]/[rf.$B$43])" office:value-type="float" office:value="1.15471632711506" calcext:value-type="float">
            <text:p>1,15471632711506</text:p>
          </table:table-cell>
          <table:table-cell table:style-name="ce17" table:formula="of:=ASIN([rf.F103]/[rf.H103])" office:value-type="float" office:value="0.525271321305998" calcext:value-type="float">
            <text:p>0,525271321305998</text:p>
          </table:table-cell>
          <table:table-cell table:style-name="ce17" table:formula="of:=IF(0.5*PI()-[rf.$B$9]&gt;[rf.K103];1;-1)" office:value-type="float" office:value="1" calcext:value-type="float">
            <text:p>1</text:p>
          </table:table-cell>
          <table:table-cell table:style-name="ce17" table:formula="of:=0.5*PI()-([rf.J103]*[rf.L103]+[rf.K103])" office:value-type="float" office:value="-0.109191321626161" calcext:value-type="float">
            <text:p>-0,109191321626161</text:p>
          </table:table-cell>
          <table:table-cell table:style-name="ce17" table:formula="of:=[rf.M103]-[rf.$B$8]" office:value-type="float" office:value="0.222421236252762" calcext:value-type="float">
            <text:p>0,222421236252762</text:p>
          </table:table-cell>
          <table:table-cell table:number-columns-repeated="1010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[rf.A104]*analyze_resolution" office:value-type="float" office:value="-19.05" calcext:value-type="float">
            <text:p>-19,05</text:p>
          </table:table-cell>
          <table:table-cell table:formula="of:=RADIANS(-[rf.B104])" office:value-type="float" office:value="0.33248522250492" calcext:value-type="float">
            <text:p>0,33248522250492</text:p>
          </table:table-cell>
          <table:table-cell table:formula="of:=COS([rf.$B$6])*servo_saver_arm_length*COS([rf.C104])-SIN([rf.$B$6])*servo_saver_arm_length*SIN([rf.C104])+[rf.$B$24]" office:value-type="float" office:value="358.12374566075" calcext:value-type="float">
            <text:p>358,12374566075</text:p>
          </table:table-cell>
          <table:table-cell table:formula="of:=COS([rf.$B$6])*servo_saver_arm_length*SIN([rf.C104])+SIN([rf.$B$6])*servo_saver_arm_length*COS([rf.C104])+[rf.$C$24]" office:value-type="float" office:value="5.22229041599075" calcext:value-type="float">
            <text:p>5,22229041599075</text:p>
          </table:table-cell>
          <table:table-cell table:formula="of:=[$rf.D104]-[$rf.$B$14]" office:value-type="float" office:value="58.1237456607499" calcext:value-type="float">
            <text:p>58,1237456607499</text:p>
          </table:table-cell>
          <table:table-cell table:formula="of:=[rf.E104]-[$rf.$C$14]" office:value-type="float" office:value="100.222290415991" calcext:value-type="float">
            <text:p>100,222290415991</text:p>
          </table:table-cell>
          <table:table-cell table:style-name="Default" table:formula="of:=SQRT([rf.F104]^2+[rf.G104]^2)" office:value-type="float" office:value="115.857141799126" calcext:value-type="float">
            <text:p>115,857141799126</text:p>
          </table:table-cell>
          <table:table-cell table:formula="of:=([rf.H104]^2-[rf.$B$42]^2+[rf.$B$43]^2)/(2*[rf.H104])" office:value-type="float" office:value="8.46238466383683" calcext:value-type="float">
            <text:p>8,46238466383683</text:p>
          </table:table-cell>
          <table:table-cell table:formula="of:=ACOS([rf.I104]/[rf.$B$43])" office:value-type="float" office:value="1.15603588163185" calcext:value-type="float">
            <text:p>1,15603588163185</text:p>
          </table:table-cell>
          <table:table-cell table:style-name="ce17" table:formula="of:=ASIN([rf.F104]/[rf.H104])" office:value-type="float" office:value="0.525545097043717" calcext:value-type="float">
            <text:p>0,525545097043717</text:p>
          </table:table-cell>
          <table:table-cell table:style-name="ce17" table:formula="of:=IF(0.5*PI()-[rf.$B$9]&gt;[rf.K104];1;-1)" office:value-type="float" office:value="1" calcext:value-type="float">
            <text:p>1</text:p>
          </table:table-cell>
          <table:table-cell table:style-name="ce17" table:formula="of:=0.5*PI()-([rf.J104]*[rf.L104]+[rf.K104])" office:value-type="float" office:value="-0.110784651880666" calcext:value-type="float">
            <text:p>-0,110784651880666</text:p>
          </table:table-cell>
          <table:table-cell table:style-name="ce17" table:formula="of:=[rf.M104]-[rf.$B$8]" office:value-type="float" office:value="0.220827905998257" calcext:value-type="float">
            <text:p>0,220827905998257</text:p>
          </table:table-cell>
          <table:table-cell table:number-columns-repeated="10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[rf.A105]*analyze_resolution" office:value-type="float" office:value="-18.9" calcext:value-type="float">
            <text:p>-18,9</text:p>
          </table:table-cell>
          <table:table-cell table:formula="of:=RADIANS(-[rf.B105])" office:value-type="float" office:value="0.329867228626928" calcext:value-type="float">
            <text:p>0,329867228626928</text:p>
          </table:table-cell>
          <table:table-cell table:formula="of:=COS([rf.$B$6])*servo_saver_arm_length*COS([rf.C105])-SIN([rf.$B$6])*servo_saver_arm_length*SIN([rf.C105])+[rf.$B$24]" office:value-type="float" office:value="358.137365741241" calcext:value-type="float">
            <text:p>358,137365741241</text:p>
          </table:table-cell>
          <table:table-cell table:formula="of:=COS([rf.$B$6])*servo_saver_arm_length*SIN([rf.C105])+SIN([rf.$B$6])*servo_saver_arm_length*COS([rf.C105])+[rf.$C$24]" office:value-type="float" office:value="5.18267869117039" calcext:value-type="float">
            <text:p>5,18267869117039</text:p>
          </table:table-cell>
          <table:table-cell table:formula="of:=[$rf.D105]-[$rf.$B$14]" office:value-type="float" office:value="58.1373657412407" calcext:value-type="float">
            <text:p>58,1373657412407</text:p>
          </table:table-cell>
          <table:table-cell table:formula="of:=[rf.E105]-[$rf.$C$14]" office:value-type="float" office:value="100.18267869117" calcext:value-type="float">
            <text:p>100,18267869117</text:p>
          </table:table-cell>
          <table:table-cell table:style-name="Default" table:formula="of:=SQRT([rf.F105]^2+[rf.G105]^2)" office:value-type="float" office:value="115.829712962906" calcext:value-type="float">
            <text:p>115,829712962906</text:p>
          </table:table-cell>
          <table:table-cell table:formula="of:=([rf.H105]^2-[rf.$B$42]^2+[rf.$B$43]^2)/(2*[rf.H105])" office:value-type="float" office:value="8.43695649900323" calcext:value-type="float">
            <text:p>8,43695649900323</text:p>
          </table:table-cell>
          <table:table-cell table:formula="of:=ACOS([rf.I105]/[rf.$B$43])" office:value-type="float" office:value="1.15735853878429" calcext:value-type="float">
            <text:p>1,15735853878429</text:p>
          </table:table-cell>
          <table:table-cell table:style-name="ce17" table:formula="of:=ASIN([rf.F105]/[rf.H105])" office:value-type="float" office:value="0.525818383158089" calcext:value-type="float">
            <text:p>0,525818383158089</text:p>
          </table:table-cell>
          <table:table-cell table:style-name="ce17" table:formula="of:=IF(0.5*PI()-[rf.$B$9]&gt;[rf.K105];1;-1)" office:value-type="float" office:value="1" calcext:value-type="float">
            <text:p>1</text:p>
          </table:table-cell>
          <table:table-cell table:style-name="ce17" table:formula="of:=0.5*PI()-([rf.J105]*[rf.L105]+[rf.K105])" office:value-type="float" office:value="-0.112380595147486" calcext:value-type="float">
            <text:p>-0,112380595147486</text:p>
          </table:table-cell>
          <table:table-cell table:style-name="ce17" table:formula="of:=[rf.M105]-[rf.$B$8]" office:value-type="float" office:value="0.219231962731437" calcext:value-type="float">
            <text:p>0,219231962731437</text:p>
          </table:table-cell>
          <table:table-cell table:number-columns-repeated="1010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[rf.A106]*analyze_resolution" office:value-type="float" office:value="-18.75" calcext:value-type="float">
            <text:p>-18,75</text:p>
          </table:table-cell>
          <table:table-cell table:formula="of:=RADIANS(-[rf.B106])" office:value-type="float" office:value="0.327249234748937" calcext:value-type="float">
            <text:p>0,327249234748937</text:p>
          </table:table-cell>
          <table:table-cell table:formula="of:=COS([rf.$B$6])*servo_saver_arm_length*COS([rf.C106])-SIN([rf.$B$6])*servo_saver_arm_length*SIN([rf.C106])+[rf.$B$24]" office:value-type="float" office:value="358.150882071922" calcext:value-type="float">
            <text:p>358,150882071922</text:p>
          </table:table-cell>
          <table:table-cell table:formula="of:=COS([rf.$B$6])*servo_saver_arm_length*SIN([rf.C106])+SIN([rf.$B$6])*servo_saver_arm_length*COS([rf.C106])+[rf.$C$24]" office:value-type="float" office:value="5.14303144485059" calcext:value-type="float">
            <text:p>5,14303144485059</text:p>
          </table:table-cell>
          <table:table-cell table:formula="of:=[$rf.D106]-[$rf.$B$14]" office:value-type="float" office:value="58.1508820719217" calcext:value-type="float">
            <text:p>58,1508820719217</text:p>
          </table:table-cell>
          <table:table-cell table:formula="of:=[rf.E106]-[$rf.$C$14]" office:value-type="float" office:value="100.143031444851" calcext:value-type="float">
            <text:p>100,143031444851</text:p>
          </table:table-cell>
          <table:table-cell table:style-name="Default" table:formula="of:=SQRT([rf.F106]^2+[rf.G106]^2)" office:value-type="float" office:value="115.802209964693" calcext:value-type="float">
            <text:p>115,802209964693</text:p>
          </table:table-cell>
          <table:table-cell table:formula="of:=([rf.H106]^2-[rf.$B$42]^2+[rf.$B$43]^2)/(2*[rf.H106])" office:value-type="float" office:value="8.41145401003957" calcext:value-type="float">
            <text:p>8,41145401003957</text:p>
          </table:table-cell>
          <table:table-cell table:formula="of:=ACOS([rf.I106]/[rf.$B$43])" office:value-type="float" office:value="1.15868429150626" calcext:value-type="float">
            <text:p>1,15868429150626</text:p>
          </table:table-cell>
          <table:table-cell table:style-name="ce17" table:formula="of:=ASIN([rf.F106]/[rf.H106])" office:value-type="float" office:value="0.526091177973409" calcext:value-type="float">
            <text:p>0,526091177973409</text:p>
          </table:table-cell>
          <table:table-cell table:style-name="ce17" table:formula="of:=IF(0.5*PI()-[rf.$B$9]&gt;[rf.K106];1;-1)" office:value-type="float" office:value="1" calcext:value-type="float">
            <text:p>1</text:p>
          </table:table-cell>
          <table:table-cell table:style-name="ce17" table:formula="of:=0.5*PI()-([rf.J106]*[rf.L106]+[rf.K106])" office:value-type="float" office:value="-0.113979142684769" calcext:value-type="float">
            <text:p>-0,113979142684769</text:p>
          </table:table-cell>
          <table:table-cell table:style-name="ce17" table:formula="of:=[rf.M106]-[rf.$B$8]" office:value-type="float" office:value="0.217633415194153" calcext:value-type="float">
            <text:p>0,217633415194153</text:p>
          </table:table-cell>
          <table:table-cell table:number-columns-repeated="1010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[rf.A107]*analyze_resolution" office:value-type="float" office:value="-18.6" calcext:value-type="float">
            <text:p>-18,6</text:p>
          </table:table-cell>
          <table:table-cell table:formula="of:=RADIANS(-[rf.B107])" office:value-type="float" office:value="0.324631240870945" calcext:value-type="float">
            <text:p>0,324631240870945</text:p>
          </table:table-cell>
          <table:table-cell table:formula="of:=COS([rf.$B$6])*servo_saver_arm_length*COS([rf.C107])-SIN([rf.$B$6])*servo_saver_arm_length*SIN([rf.C107])+[rf.$B$24]" office:value-type="float" office:value="358.164294560153" calcext:value-type="float">
            <text:p>358,164294560153</text:p>
          </table:table-cell>
          <table:table-cell table:formula="of:=COS([rf.$B$6])*servo_saver_arm_length*SIN([rf.C107])+SIN([rf.$B$6])*servo_saver_arm_length*COS([rf.C107])+[rf.$C$24]" office:value-type="float" office:value="5.10334894876912" calcext:value-type="float">
            <text:p>5,10334894876912</text:p>
          </table:table-cell>
          <table:table-cell table:formula="of:=[$rf.D107]-[$rf.$B$14]" office:value-type="float" office:value="58.1642945601534" calcext:value-type="float">
            <text:p>58,1642945601534</text:p>
          </table:table-cell>
          <table:table-cell table:formula="of:=[rf.E107]-[$rf.$C$14]" office:value-type="float" office:value="100.103348948769" calcext:value-type="float">
            <text:p>100,103348948769</text:p>
          </table:table-cell>
          <table:table-cell table:style-name="Default" table:formula="of:=SQRT([rf.F107]^2+[rf.G107]^2)" office:value-type="float" office:value="115.774632940206" calcext:value-type="float">
            <text:p>115,774632940206</text:p>
          </table:table-cell>
          <table:table-cell table:formula="of:=([rf.H107]^2-[rf.$B$42]^2+[rf.$B$43]^2)/(2*[rf.H107])" office:value-type="float" office:value="8.38587727370829" calcext:value-type="float">
            <text:p>8,38587727370829</text:p>
          </table:table-cell>
          <table:table-cell table:formula="of:=ACOS([rf.I107]/[rf.$B$43])" office:value-type="float" office:value="1.16001313275175" calcext:value-type="float">
            <text:p>1,16001313275175</text:p>
          </table:table-cell>
          <table:table-cell table:style-name="ce17" table:formula="of:=ASIN([rf.F107]/[rf.H107])" office:value-type="float" office:value="0.526363479813235" calcext:value-type="float">
            <text:p>0,526363479813235</text:p>
          </table:table-cell>
          <table:table-cell table:style-name="ce17" table:formula="of:=IF(0.5*PI()-[rf.$B$9]&gt;[rf.K107];1;-1)" office:value-type="float" office:value="1" calcext:value-type="float">
            <text:p>1</text:p>
          </table:table-cell>
          <table:table-cell table:style-name="ce17" table:formula="of:=0.5*PI()-([rf.J107]*[rf.L107]+[rf.K107])" office:value-type="float" office:value="-0.11558028577009" calcext:value-type="float">
            <text:p>-0,11558028577009</text:p>
          </table:table-cell>
          <table:table-cell table:style-name="ce17" table:formula="of:=[rf.M107]-[rf.$B$8]" office:value-type="float" office:value="0.216032272108833" calcext:value-type="float">
            <text:p>0,216032272108833</text:p>
          </table:table-cell>
          <table:table-cell table:number-columns-repeated="1010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[rf.A108]*analyze_resolution" office:value-type="float" office:value="-18.45" calcext:value-type="float">
            <text:p>-18,45</text:p>
          </table:table-cell>
          <table:table-cell table:formula="of:=RADIANS(-[rf.B108])" office:value-type="float" office:value="0.322013246992954" calcext:value-type="float">
            <text:p>0,322013246992954</text:p>
          </table:table-cell>
          <table:table-cell table:formula="of:=COS([rf.$B$6])*servo_saver_arm_length*COS([rf.C108])-SIN([rf.$B$6])*servo_saver_arm_length*SIN([rf.C108])+[rf.$B$24]" office:value-type="float" office:value="358.177603114008" calcext:value-type="float">
            <text:p>358,177603114008</text:p>
          </table:table-cell>
          <table:table-cell table:formula="of:=COS([rf.$B$6])*servo_saver_arm_length*SIN([rf.C108])+SIN([rf.$B$6])*servo_saver_arm_length*COS([rf.C108])+[rf.$C$24]" office:value-type="float" office:value="5.06363147490538" calcext:value-type="float">
            <text:p>5,06363147490538</text:p>
          </table:table-cell>
          <table:table-cell table:formula="of:=[$rf.D108]-[$rf.$B$14]" office:value-type="float" office:value="58.1776031140081" calcext:value-type="float">
            <text:p>58,1776031140081</text:p>
          </table:table-cell>
          <table:table-cell table:formula="of:=[rf.E108]-[$rf.$C$14]" office:value-type="float" office:value="100.063631474905" calcext:value-type="float">
            <text:p>100,063631474905</text:p>
          </table:table-cell>
          <table:table-cell table:style-name="Default" table:formula="of:=SQRT([rf.F108]^2+[rf.G108]^2)" office:value-type="float" office:value="115.746982025609" calcext:value-type="float">
            <text:p>115,746982025609</text:p>
          </table:table-cell>
          <table:table-cell table:formula="of:=([rf.H108]^2-[rf.$B$42]^2+[rf.$B$43]^2)/(2*[rf.H108])" office:value-type="float" office:value="8.36022636710981" calcext:value-type="float">
            <text:p>8,36022636710981</text:p>
          </table:table-cell>
          <table:table-cell table:formula="of:=ACOS([rf.I108]/[rf.$B$43])" office:value-type="float" office:value="1.16134505549505" calcext:value-type="float">
            <text:p>1,16134505549505</text:p>
          </table:table-cell>
          <table:table-cell table:style-name="ce17" table:formula="of:=ASIN([rf.F108]/[rf.H108])" office:value-type="float" office:value="0.526635287000386" calcext:value-type="float">
            <text:p>0,526635287000386</text:p>
          </table:table-cell>
          <table:table-cell table:style-name="ce17" table:formula="of:=IF(0.5*PI()-[rf.$B$9]&gt;[rf.K108];1;-1)" office:value-type="float" office:value="1" calcext:value-type="float">
            <text:p>1</text:p>
          </table:table-cell>
          <table:table-cell table:style-name="ce17" table:formula="of:=0.5*PI()-([rf.J108]*[rf.L108]+[rf.K108])" office:value-type="float" office:value="-0.117184015700542" calcext:value-type="float">
            <text:p>-0,117184015700542</text:p>
          </table:table-cell>
          <table:table-cell table:style-name="ce17" table:formula="of:=[rf.M108]-[rf.$B$8]" office:value-type="float" office:value="0.21442854217838" calcext:value-type="float">
            <text:p>0,21442854217838</text:p>
          </table:table-cell>
          <table:table-cell table:number-columns-repeated="1010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[rf.A109]*analyze_resolution" office:value-type="float" office:value="-18.3" calcext:value-type="float">
            <text:p>-18,3</text:p>
          </table:table-cell>
          <table:table-cell table:formula="of:=RADIANS(-[rf.B109])" office:value-type="float" office:value="0.319395253114962" calcext:value-type="float">
            <text:p>0,319395253114962</text:p>
          </table:table-cell>
          <table:table-cell table:formula="of:=COS([rf.$B$6])*servo_saver_arm_length*COS([rf.C109])-SIN([rf.$B$6])*servo_saver_arm_length*SIN([rf.C109])+[rf.$B$24]" office:value-type="float" office:value="358.19080764227" calcext:value-type="float">
            <text:p>358,19080764227</text:p>
          </table:table-cell>
          <table:table-cell table:formula="of:=COS([rf.$B$6])*servo_saver_arm_length*SIN([rf.C109])+SIN([rf.$B$6])*servo_saver_arm_length*COS([rf.C109])+[rf.$C$24]" office:value-type="float" office:value="5.02387929547848" calcext:value-type="float">
            <text:p>5,02387929547848</text:p>
          </table:table-cell>
          <table:table-cell table:formula="of:=[$rf.D109]-[$rf.$B$14]" office:value-type="float" office:value="58.1908076422704" calcext:value-type="float">
            <text:p>58,1908076422704</text:p>
          </table:table-cell>
          <table:table-cell table:formula="of:=[rf.E109]-[$rf.$C$14]" office:value-type="float" office:value="100.023879295479" calcext:value-type="float">
            <text:p>100,023879295479</text:p>
          </table:table-cell>
          <table:table-cell table:style-name="Default" table:formula="of:=SQRT([rf.F109]^2+[rf.G109]^2)" office:value-type="float" office:value="115.719257357521" calcext:value-type="float">
            <text:p>115,719257357521</text:p>
          </table:table-cell>
          <table:table-cell table:formula="of:=([rf.H109]^2-[rf.$B$42]^2+[rf.$B$43]^2)/(2*[rf.H109])" office:value-type="float" office:value="8.33450136768378" calcext:value-type="float">
            <text:p>8,33450136768378</text:p>
          </table:table-cell>
          <table:table-cell table:formula="of:=ACOS([rf.I109]/[rf.$B$43])" office:value-type="float" office:value="1.16268005273076" calcext:value-type="float">
            <text:p>1,16268005273076</text:p>
          </table:table-cell>
          <table:table-cell table:style-name="ce17" table:formula="of:=ASIN([rf.F109]/[rf.H109])" office:value-type="float" office:value="0.526906597856944" calcext:value-type="float">
            <text:p>0,526906597856944</text:p>
          </table:table-cell>
          <table:table-cell table:style-name="ce17" table:formula="of:=IF(0.5*PI()-[rf.$B$9]&gt;[rf.K109];1;-1)" office:value-type="float" office:value="1" calcext:value-type="float">
            <text:p>1</text:p>
          </table:table-cell>
          <table:table-cell table:style-name="ce17" table:formula="of:=0.5*PI()-([rf.J109]*[rf.L109]+[rf.K109])" office:value-type="float" office:value="-0.118790323792806" calcext:value-type="float">
            <text:p>-0,118790323792806</text:p>
          </table:table-cell>
          <table:table-cell table:style-name="ce17" table:formula="of:=[rf.M109]-[rf.$B$8]" office:value-type="float" office:value="0.212822234086116" calcext:value-type="float">
            <text:p>0,212822234086116</text:p>
          </table:table-cell>
          <table:table-cell table:number-columns-repeated="1010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[rf.A110]*analyze_resolution" office:value-type="float" office:value="-18.15" calcext:value-type="float">
            <text:p>-18,15</text:p>
          </table:table-cell>
          <table:table-cell table:formula="of:=RADIANS(-[rf.B110])" office:value-type="float" office:value="0.316777259236971" calcext:value-type="float">
            <text:p>0,316777259236971</text:p>
          </table:table-cell>
          <table:table-cell table:formula="of:=COS([rf.$B$6])*servo_saver_arm_length*COS([rf.C110])-SIN([rf.$B$6])*servo_saver_arm_length*SIN([rf.C110])+[rf.$B$24]" office:value-type="float" office:value="358.203908054438" calcext:value-type="float">
            <text:p>358,203908054438</text:p>
          </table:table-cell>
          <table:table-cell table:formula="of:=COS([rf.$B$6])*servo_saver_arm_length*SIN([rf.C110])+SIN([rf.$B$6])*servo_saver_arm_length*COS([rf.C110])+[rf.$C$24]" office:value-type="float" office:value="4.98409268294541" calcext:value-type="float">
            <text:p>4,98409268294541</text:p>
          </table:table-cell>
          <table:table-cell table:formula="of:=[$rf.D110]-[$rf.$B$14]" office:value-type="float" office:value="58.2039080544382" calcext:value-type="float">
            <text:p>58,2039080544382</text:p>
          </table:table-cell>
          <table:table-cell table:formula="of:=[rf.E110]-[$rf.$C$14]" office:value-type="float" office:value="99.9840926829454" calcext:value-type="float">
            <text:p>99,9840926829454</text:p>
          </table:table-cell>
          <table:table-cell table:style-name="Default" table:formula="of:=SQRT([rf.F110]^2+[rf.G110]^2)" office:value-type="float" office:value="115.691459073007" calcext:value-type="float">
            <text:p>115,691459073007</text:p>
          </table:table-cell>
          <table:table-cell table:formula="of:=([rf.H110]^2-[rf.$B$42]^2+[rf.$B$43]^2)/(2*[rf.H110])" office:value-type="float" office:value="8.30870235320989" calcext:value-type="float">
            <text:p>8,30870235320989</text:p>
          </table:table-cell>
          <table:table-cell table:formula="of:=ACOS([rf.I110]/[rf.$B$43])" office:value-type="float" office:value="1.16401811747387" calcext:value-type="float">
            <text:p>1,16401811747387</text:p>
          </table:table-cell>
          <table:table-cell table:style-name="ce17" table:formula="of:=ASIN([rf.F110]/[rf.H110])" office:value-type="float" office:value="0.527177410704261" calcext:value-type="float">
            <text:p>0,527177410704261</text:p>
          </table:table-cell>
          <table:table-cell table:style-name="ce17" table:formula="of:=IF(0.5*PI()-[rf.$B$9]&gt;[rf.K110];1;-1)" office:value-type="float" office:value="1" calcext:value-type="float">
            <text:p>1</text:p>
          </table:table-cell>
          <table:table-cell table:style-name="ce17" table:formula="of:=0.5*PI()-([rf.J110]*[rf.L110]+[rf.K110])" office:value-type="float" office:value="-0.120399201383236" calcext:value-type="float">
            <text:p>-0,120399201383236</text:p>
          </table:table-cell>
          <table:table-cell table:style-name="ce17" table:formula="of:=[rf.M110]-[rf.$B$8]" office:value-type="float" office:value="0.211213356495687" calcext:value-type="float">
            <text:p>0,211213356495687</text:p>
          </table:table-cell>
          <table:table-cell table:number-columns-repeated="1010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rf.A111]*analyze_resolution" office:value-type="float" office:value="-18" calcext:value-type="float">
            <text:p>-18</text:p>
          </table:table-cell>
          <table:table-cell table:formula="of:=RADIANS(-[rf.B111])" office:value-type="float" office:value="0.314159265358979" calcext:value-type="float">
            <text:p>0,314159265358979</text:p>
          </table:table-cell>
          <table:table-cell table:formula="of:=COS([rf.$B$6])*servo_saver_arm_length*COS([rf.C111])-SIN([rf.$B$6])*servo_saver_arm_length*SIN([rf.C111])+[rf.$B$24]" office:value-type="float" office:value="358.216904260722" calcext:value-type="float">
            <text:p>358,216904260722</text:p>
          </table:table-cell>
          <table:table-cell table:formula="of:=COS([rf.$B$6])*servo_saver_arm_length*SIN([rf.C111])+SIN([rf.$B$6])*servo_saver_arm_length*COS([rf.C111])+[rf.$C$24]" office:value-type="float" office:value="4.94427190999916" calcext:value-type="float">
            <text:p>4,94427190999916</text:p>
          </table:table-cell>
          <table:table-cell table:formula="of:=[$rf.D111]-[$rf.$B$14]" office:value-type="float" office:value="58.2169042607225" calcext:value-type="float">
            <text:p>58,2169042607225</text:p>
          </table:table-cell>
          <table:table-cell table:formula="of:=[rf.E111]-[$rf.$C$14]" office:value-type="float" office:value="99.9442719099992" calcext:value-type="float">
            <text:p>99,9442719099992</text:p>
          </table:table-cell>
          <table:table-cell table:style-name="Default" table:formula="of:=SQRT([rf.F111]^2+[rf.G111]^2)" office:value-type="float" office:value="115.663587309585" calcext:value-type="float">
            <text:p>115,663587309585</text:p>
          </table:table-cell>
          <table:table-cell table:formula="of:=([rf.H111]^2-[rf.$B$42]^2+[rf.$B$43]^2)/(2*[rf.H111])" office:value-type="float" office:value="8.28282940180882" calcext:value-type="float">
            <text:p>8,28282940180882</text:p>
          </table:table-cell>
          <table:table-cell table:formula="of:=ACOS([rf.I111]/[rf.$B$43])" office:value-type="float" office:value="1.16535924275988" calcext:value-type="float">
            <text:p>1,16535924275988</text:p>
          </table:table-cell>
          <table:table-cell table:style-name="ce17" table:formula="of:=ASIN([rf.F111]/[rf.H111])" office:value-type="float" office:value="0.527447723862953" calcext:value-type="float">
            <text:p>0,527447723862953</text:p>
          </table:table-cell>
          <table:table-cell table:style-name="ce17" table:formula="of:=IF(0.5*PI()-[rf.$B$9]&gt;[rf.K111];1;-1)" office:value-type="float" office:value="1" calcext:value-type="float">
            <text:p>1</text:p>
          </table:table-cell>
          <table:table-cell table:style-name="ce17" table:formula="of:=0.5*PI()-([rf.J111]*[rf.L111]+[rf.K111])" office:value-type="float" office:value="-0.122010639827936" calcext:value-type="float">
            <text:p>-0,122010639827936</text:p>
          </table:table-cell>
          <table:table-cell table:style-name="ce17" table:formula="of:=[rf.M111]-[rf.$B$8]" office:value-type="float" office:value="0.209601918050987" calcext:value-type="float">
            <text:p>0,209601918050987</text:p>
          </table:table-cell>
          <table:table-cell table:number-columns-repeated="1010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[rf.A112]*analyze_resolution" office:value-type="float" office:value="-17.85" calcext:value-type="float">
            <text:p>-17,85</text:p>
          </table:table-cell>
          <table:table-cell table:formula="of:=RADIANS(-[rf.B112])" office:value-type="float" office:value="0.311541271480988" calcext:value-type="float">
            <text:p>0,311541271480988</text:p>
          </table:table-cell>
          <table:table-cell table:formula="of:=COS([rf.$B$6])*servo_saver_arm_length*COS([rf.C112])-SIN([rf.$B$6])*servo_saver_arm_length*SIN([rf.C112])+[rf.$B$24]" office:value-type="float" office:value="358.229796172049" calcext:value-type="float">
            <text:p>358,229796172049</text:p>
          </table:table-cell>
          <table:table-cell table:formula="of:=COS([rf.$B$6])*servo_saver_arm_length*SIN([rf.C112])+SIN([rf.$B$6])*servo_saver_arm_length*COS([rf.C112])+[rf.$C$24]" office:value-type="float" office:value="4.90441724956684" calcext:value-type="float">
            <text:p>4,90441724956684</text:p>
          </table:table-cell>
          <table:table-cell table:formula="of:=[$rf.D112]-[$rf.$B$14]" office:value-type="float" office:value="58.2297961720487" calcext:value-type="float">
            <text:p>58,2297961720487</text:p>
          </table:table-cell>
          <table:table-cell table:formula="of:=[rf.E112]-[$rf.$C$14]" office:value-type="float" office:value="99.9044172495669" calcext:value-type="float">
            <text:p>99,9044172495669</text:p>
          </table:table-cell>
          <table:table-cell table:style-name="Default" table:formula="of:=SQRT([rf.F112]^2+[rf.G112]^2)" office:value-type="float" office:value="115.635642205221" calcext:value-type="float">
            <text:p>115,635642205221</text:p>
          </table:table-cell>
          <table:table-cell table:formula="of:=([rf.H112]^2-[rf.$B$42]^2+[rf.$B$43]^2)/(2*[rf.H112])" office:value-type="float" office:value="8.25688259194327" calcext:value-type="float">
            <text:p>8,25688259194327</text:p>
          </table:table-cell>
          <table:table-cell table:formula="of:=ACOS([rf.I112]/[rf.$B$43])" office:value-type="float" office:value="1.16670342164482" calcext:value-type="float">
            <text:p>1,16670342164482</text:p>
          </table:table-cell>
          <table:table-cell table:style-name="ce17" table:formula="of:=ASIN([rf.F112]/[rf.H112])" office:value-type="float" office:value="0.527717535652905" calcext:value-type="float">
            <text:p>0,527717535652905</text:p>
          </table:table-cell>
          <table:table-cell table:style-name="ce17" table:formula="of:=IF(0.5*PI()-[rf.$B$9]&gt;[rf.K112];1;-1)" office:value-type="float" office:value="1" calcext:value-type="float">
            <text:p>1</text:p>
          </table:table-cell>
          <table:table-cell table:style-name="ce17" table:formula="of:=0.5*PI()-([rf.J112]*[rf.L112]+[rf.K112])" office:value-type="float" office:value="-0.123624630502832" calcext:value-type="float">
            <text:p>-0,123624630502832</text:p>
          </table:table-cell>
          <table:table-cell table:style-name="ce17" table:formula="of:=[rf.M112]-[rf.$B$8]" office:value-type="float" office:value="0.20798792737609" calcext:value-type="float">
            <text:p>0,20798792737609</text:p>
          </table:table-cell>
          <table:table-cell table:number-columns-repeated="1010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[rf.A113]*analyze_resolution" office:value-type="float" office:value="-17.7" calcext:value-type="float">
            <text:p>-17,7</text:p>
          </table:table-cell>
          <table:table-cell table:formula="of:=RADIANS(-[rf.B113])" office:value-type="float" office:value="0.308923277602996" calcext:value-type="float">
            <text:p>0,308923277602996</text:p>
          </table:table-cell>
          <table:table-cell table:formula="of:=COS([rf.$B$6])*servo_saver_arm_length*COS([rf.C113])-SIN([rf.$B$6])*servo_saver_arm_length*SIN([rf.C113])+[rf.$B$24]" office:value-type="float" office:value="358.242583700057" calcext:value-type="float">
            <text:p>358,242583700057</text:p>
          </table:table-cell>
          <table:table-cell table:formula="of:=COS([rf.$B$6])*servo_saver_arm_length*SIN([rf.C113])+SIN([rf.$B$6])*servo_saver_arm_length*COS([rf.C113])+[rf.$C$24]" office:value-type="float" office:value="4.86452897480784" calcext:value-type="float">
            <text:p>4,86452897480784</text:p>
          </table:table-cell>
          <table:table-cell table:formula="of:=[$rf.D113]-[$rf.$B$14]" office:value-type="float" office:value="58.2425837000574" calcext:value-type="float">
            <text:p>58,2425837000574</text:p>
          </table:table-cell>
          <table:table-cell table:formula="of:=[rf.E113]-[$rf.$C$14]" office:value-type="float" office:value="99.8645289748079" calcext:value-type="float">
            <text:p>99,8645289748079</text:p>
          </table:table-cell>
          <table:table-cell table:style-name="Default" table:formula="of:=SQRT([rf.F113]^2+[rf.G113]^2)" office:value-type="float" office:value="115.607623898333" calcext:value-type="float">
            <text:p>115,607623898333</text:p>
          </table:table-cell>
          <table:table-cell table:formula="of:=([rf.H113]^2-[rf.$B$42]^2+[rf.$B$43]^2)/(2*[rf.H113])" office:value-type="float" office:value="8.230862002419" calcext:value-type="float">
            <text:p>8,230862002419</text:p>
          </table:table-cell>
          <table:table-cell table:formula="of:=ACOS([rf.I113]/[rf.$B$43])" office:value-type="float" office:value="1.16805064720537" calcext:value-type="float">
            <text:p>1,16805064720537</text:p>
          </table:table-cell>
          <table:table-cell table:style-name="ce17" table:formula="of:=ASIN([rf.F113]/[rf.H113])" office:value-type="float" office:value="0.527986844393277" calcext:value-type="float">
            <text:p>0,527986844393277</text:p>
          </table:table-cell>
          <table:table-cell table:style-name="ce17" table:formula="of:=IF(0.5*PI()-[rf.$B$9]&gt;[rf.K113];1;-1)" office:value-type="float" office:value="1" calcext:value-type="float">
            <text:p>1</text:p>
          </table:table-cell>
          <table:table-cell table:style-name="ce17" table:formula="of:=0.5*PI()-([rf.J113]*[rf.L113]+[rf.K113])" office:value-type="float" office:value="-0.125241164803746" calcext:value-type="float">
            <text:p>-0,125241164803746</text:p>
          </table:table-cell>
          <table:table-cell table:style-name="ce17" table:formula="of:=[rf.M113]-[rf.$B$8]" office:value-type="float" office:value="0.206371393075176" calcext:value-type="float">
            <text:p>0,206371393075176</text:p>
          </table:table-cell>
          <table:table-cell table:number-columns-repeated="1010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[rf.A114]*analyze_resolution" office:value-type="float" office:value="-17.55" calcext:value-type="float">
            <text:p>-17,55</text:p>
          </table:table-cell>
          <table:table-cell table:formula="of:=RADIANS(-[rf.B114])" office:value-type="float" office:value="0.306305283725005" calcext:value-type="float">
            <text:p>0,306305283725005</text:p>
          </table:table-cell>
          <table:table-cell table:formula="of:=COS([rf.$B$6])*servo_saver_arm_length*COS([rf.C114])-SIN([rf.$B$6])*servo_saver_arm_length*SIN([rf.C114])+[rf.$B$24]" office:value-type="float" office:value="358.255266757104" calcext:value-type="float">
            <text:p>358,255266757104</text:p>
          </table:table-cell>
          <table:table-cell table:formula="of:=COS([rf.$B$6])*servo_saver_arm_length*SIN([rf.C114])+SIN([rf.$B$6])*servo_saver_arm_length*COS([rf.C114])+[rf.$C$24]" office:value-type="float" office:value="4.82460735911193" calcext:value-type="float">
            <text:p>4,82460735911193</text:p>
          </table:table-cell>
          <table:table-cell table:formula="of:=[$rf.D114]-[$rf.$B$14]" office:value-type="float" office:value="58.255266757104" calcext:value-type="float">
            <text:p>58,255266757104</text:p>
          </table:table-cell>
          <table:table-cell table:formula="of:=[rf.E114]-[$rf.$C$14]" office:value-type="float" office:value="99.8246073591119" calcext:value-type="float">
            <text:p>99,8246073591119</text:p>
          </table:table-cell>
          <table:table-cell table:style-name="Default" table:formula="of:=SQRT([rf.F114]^2+[rf.G114]^2)" office:value-type="float" office:value="115.579532527789" calcext:value-type="float">
            <text:p>115,579532527789</text:p>
          </table:table-cell>
          <table:table-cell table:formula="of:=([rf.H114]^2-[rf.$B$42]^2+[rf.$B$43]^2)/(2*[rf.H114])" office:value-type="float" office:value="8.20476771238568" calcext:value-type="float">
            <text:p>8,20476771238568</text:p>
          </table:table-cell>
          <table:table-cell table:formula="of:=ACOS([rf.I114]/[rf.$B$43])" office:value-type="float" office:value="1.16940091253887" calcext:value-type="float">
            <text:p>1,16940091253887</text:p>
          </table:table-cell>
          <table:table-cell table:style-name="ce17" table:formula="of:=ASIN([rf.F114]/[rf.H114])" office:value-type="float" office:value="0.528255648402497" calcext:value-type="float">
            <text:p>0,528255648402497</text:p>
          </table:table-cell>
          <table:table-cell table:style-name="ce17" table:formula="of:=IF(0.5*PI()-[rf.$B$9]&gt;[rf.K114];1;-1)" office:value-type="float" office:value="1" calcext:value-type="float">
            <text:p>1</text:p>
          </table:table-cell>
          <table:table-cell table:style-name="ce17" table:formula="of:=0.5*PI()-([rf.J114]*[rf.L114]+[rf.K114])" office:value-type="float" office:value="-0.126860234146472" calcext:value-type="float">
            <text:p>-0,126860234146472</text:p>
          </table:table-cell>
          <table:table-cell table:style-name="ce17" table:formula="of:=[rf.M114]-[rf.$B$8]" office:value-type="float" office:value="0.204752323732451" calcext:value-type="float">
            <text:p>0,204752323732451</text:p>
          </table:table-cell>
          <table:table-cell table:number-columns-repeated="1010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[rf.A115]*analyze_resolution" office:value-type="float" office:value="-17.4" calcext:value-type="float">
            <text:p>-17,4</text:p>
          </table:table-cell>
          <table:table-cell table:formula="of:=RADIANS(-[rf.B115])" office:value-type="float" office:value="0.303687289847013" calcext:value-type="float">
            <text:p>0,303687289847013</text:p>
          </table:table-cell>
          <table:table-cell table:formula="of:=COS([rf.$B$6])*servo_saver_arm_length*COS([rf.C115])-SIN([rf.$B$6])*servo_saver_arm_length*SIN([rf.C115])+[rf.$B$24]" office:value-type="float" office:value="358.26784525626" calcext:value-type="float">
            <text:p>358,26784525626</text:p>
          </table:table-cell>
          <table:table-cell table:formula="of:=COS([rf.$B$6])*servo_saver_arm_length*SIN([rf.C115])+SIN([rf.$B$6])*servo_saver_arm_length*COS([rf.C115])+[rf.$C$24]" office:value-type="float" office:value="4.78465267609739" calcext:value-type="float">
            <text:p>4,78465267609739</text:p>
          </table:table-cell>
          <table:table-cell table:formula="of:=[$rf.D115]-[$rf.$B$14]" office:value-type="float" office:value="58.2678452562604" calcext:value-type="float">
            <text:p>58,2678452562604</text:p>
          </table:table-cell>
          <table:table-cell table:formula="of:=[rf.E115]-[$rf.$C$14]" office:value-type="float" office:value="99.7846526760974" calcext:value-type="float">
            <text:p>99,7846526760974</text:p>
          </table:table-cell>
          <table:table-cell table:style-name="Default" table:formula="of:=SQRT([rf.F115]^2+[rf.G115]^2)" office:value-type="float" office:value="115.551368232907" calcext:value-type="float">
            <text:p>115,551368232907</text:p>
          </table:table-cell>
          <table:table-cell table:formula="of:=([rf.H115]^2-[rf.$B$42]^2+[rf.$B$43]^2)/(2*[rf.H115])" office:value-type="float" office:value="8.17859980133789" calcext:value-type="float">
            <text:p>8,17859980133789</text:p>
          </table:table-cell>
          <table:table-cell table:formula="of:=ACOS([rf.I115]/[rf.$B$43])" office:value-type="float" office:value="1.17075421076347" calcext:value-type="float">
            <text:p>1,17075421076347</text:p>
          </table:table-cell>
          <table:table-cell table:style-name="ce17" table:formula="of:=ASIN([rf.F115]/[rf.H115])" office:value-type="float" office:value="0.528523945998271" calcext:value-type="float">
            <text:p>0,528523945998271</text:p>
          </table:table-cell>
          <table:table-cell table:style-name="ce17" table:formula="of:=IF(0.5*PI()-[rf.$B$9]&gt;[rf.K115];1;-1)" office:value-type="float" office:value="1" calcext:value-type="float">
            <text:p>1</text:p>
          </table:table-cell>
          <table:table-cell table:style-name="ce17" table:formula="of:=0.5*PI()-([rf.J115]*[rf.L115]+[rf.K115])" office:value-type="float" office:value="-0.128481829966843" calcext:value-type="float">
            <text:p>-0,128481829966843</text:p>
          </table:table-cell>
          <table:table-cell table:style-name="ce17" table:formula="of:=[rf.M115]-[rf.$B$8]" office:value-type="float" office:value="0.20313072791208" calcext:value-type="float">
            <text:p>0,20313072791208</text:p>
          </table:table-cell>
          <table:table-cell table:number-columns-repeated="1010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[rf.A116]*analyze_resolution" office:value-type="float" office:value="-17.25" calcext:value-type="float">
            <text:p>-17,25</text:p>
          </table:table-cell>
          <table:table-cell table:formula="of:=RADIANS(-[rf.B116])" office:value-type="float" office:value="0.301069295969022" calcext:value-type="float">
            <text:p>0,301069295969022</text:p>
          </table:table-cell>
          <table:table-cell table:formula="of:=COS([rf.$B$6])*servo_saver_arm_length*COS([rf.C116])-SIN([rf.$B$6])*servo_saver_arm_length*SIN([rf.C116])+[rf.$B$24]" office:value-type="float" office:value="358.280319111315" calcext:value-type="float">
            <text:p>358,280319111315</text:p>
          </table:table-cell>
          <table:table-cell table:formula="of:=COS([rf.$B$6])*servo_saver_arm_length*SIN([rf.C116])+SIN([rf.$B$6])*servo_saver_arm_length*COS([rf.C116])+[rf.$C$24]" office:value-type="float" office:value="4.74466519960914" calcext:value-type="float">
            <text:p>4,74466519960914</text:p>
          </table:table-cell>
          <table:table-cell table:formula="of:=[$rf.D116]-[$rf.$B$14]" office:value-type="float" office:value="58.280319111315" calcext:value-type="float">
            <text:p>58,280319111315</text:p>
          </table:table-cell>
          <table:table-cell table:formula="of:=[rf.E116]-[$rf.$C$14]" office:value-type="float" office:value="99.7446651996091" calcext:value-type="float">
            <text:p>99,7446651996091</text:p>
          </table:table-cell>
          <table:table-cell table:style-name="Default" table:formula="of:=SQRT([rf.F116]^2+[rf.G116]^2)" office:value-type="float" office:value="115.523131153457" calcext:value-type="float">
            <text:p>115,523131153457</text:p>
          </table:table-cell>
          <table:table-cell table:formula="of:=([rf.H116]^2-[rf.$B$42]^2+[rf.$B$43]^2)/(2*[rf.H116])" office:value-type="float" office:value="8.15235834911627" calcext:value-type="float">
            <text:p>8,15235834911627</text:p>
          </table:table-cell>
          <table:table-cell table:formula="of:=ACOS([rf.I116]/[rf.$B$43])" office:value-type="float" office:value="1.17211053501811" calcext:value-type="float">
            <text:p>1,17211053501811</text:p>
          </table:table-cell>
          <table:table-cell table:style-name="ce17" table:formula="of:=ASIN([rf.F116]/[rf.H116])" office:value-type="float" office:value="0.528791735497582" calcext:value-type="float">
            <text:p>0,528791735497582</text:p>
          </table:table-cell>
          <table:table-cell table:style-name="ce17" table:formula="of:=IF(0.5*PI()-[rf.$B$9]&gt;[rf.K116];1;-1)" office:value-type="float" office:value="1" calcext:value-type="float">
            <text:p>1</text:p>
          </table:table-cell>
          <table:table-cell table:style-name="ce17" table:formula="of:=0.5*PI()-([rf.J116]*[rf.L116]+[rf.K116])" office:value-type="float" office:value="-0.130105943720797" calcext:value-type="float">
            <text:p>-0,130105943720797</text:p>
          </table:table-cell>
          <table:table-cell table:style-name="ce17" table:formula="of:=[rf.M116]-[rf.$B$8]" office:value-type="float" office:value="0.201506614158126" calcext:value-type="float">
            <text:p>0,201506614158126</text:p>
          </table:table-cell>
          <table:table-cell table:number-columns-repeated="10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[rf.A117]*analyze_resolution" office:value-type="float" office:value="-17.1" calcext:value-type="float">
            <text:p>-17,1</text:p>
          </table:table-cell>
          <table:table-cell table:formula="of:=RADIANS(-[rf.B117])" office:value-type="float" office:value="0.29845130209103" calcext:value-type="float">
            <text:p>0,29845130209103</text:p>
          </table:table-cell>
          <table:table-cell table:formula="of:=COS([rf.$B$6])*servo_saver_arm_length*COS([rf.C117])-SIN([rf.$B$6])*servo_saver_arm_length*SIN([rf.C117])+[rf.$B$24]" office:value-type="float" office:value="358.292688236773" calcext:value-type="float">
            <text:p>358,292688236773</text:p>
          </table:table-cell>
          <table:table-cell table:formula="of:=COS([rf.$B$6])*servo_saver_arm_length*SIN([rf.C117])+SIN([rf.$B$6])*servo_saver_arm_length*COS([rf.C117])+[rf.$C$24]" office:value-type="float" office:value="4.70464520371686" calcext:value-type="float">
            <text:p>4,70464520371686</text:p>
          </table:table-cell>
          <table:table-cell table:formula="of:=[$rf.D117]-[$rf.$B$14]" office:value-type="float" office:value="58.2926882367733" calcext:value-type="float">
            <text:p>58,2926882367733</text:p>
          </table:table-cell>
          <table:table-cell table:formula="of:=[rf.E117]-[$rf.$C$14]" office:value-type="float" office:value="99.7046452037169" calcext:value-type="float">
            <text:p>99,7046452037169</text:p>
          </table:table-cell>
          <table:table-cell table:style-name="Default" table:formula="of:=SQRT([rf.F117]^2+[rf.G117]^2)" office:value-type="float" office:value="115.494821429659" calcext:value-type="float">
            <text:p>115,494821429659</text:p>
          </table:table-cell>
          <table:table-cell table:formula="of:=([rf.H117]^2-[rf.$B$42]^2+[rf.$B$43]^2)/(2*[rf.H117])" office:value-type="float" office:value="8.12604343590832" calcext:value-type="float">
            <text:p>8,12604343590832</text:p>
          </table:table-cell>
          <table:table-cell table:formula="of:=ACOS([rf.I117]/[rf.$B$43])" office:value-type="float" office:value="1.17346987846265" calcext:value-type="float">
            <text:p>1,17346987846265</text:p>
          </table:table-cell>
          <table:table-cell table:style-name="ce17" table:formula="of:=ASIN([rf.F117]/[rf.H117])" office:value-type="float" office:value="0.529059015216689" calcext:value-type="float">
            <text:p>0,529059015216689</text:p>
          </table:table-cell>
          <table:table-cell table:style-name="ce17" table:formula="of:=IF(0.5*PI()-[rf.$B$9]&gt;[rf.K117];1;-1)" office:value-type="float" office:value="1" calcext:value-type="float">
            <text:p>1</text:p>
          </table:table-cell>
          <table:table-cell table:style-name="ce17" table:formula="of:=0.5*PI()-([rf.J117]*[rf.L117]+[rf.K117])" office:value-type="float" office:value="-0.131732566884446" calcext:value-type="float">
            <text:p>-0,131732566884446</text:p>
          </table:table-cell>
          <table:table-cell table:style-name="ce17" table:formula="of:=[rf.M117]-[rf.$B$8]" office:value-type="float" office:value="0.199879990994477" calcext:value-type="float">
            <text:p>0,199879990994477</text:p>
          </table:table-cell>
          <table:table-cell table:number-columns-repeated="1010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[rf.A118]*analyze_resolution" office:value-type="float" office:value="-16.95" calcext:value-type="float">
            <text:p>-16,95</text:p>
          </table:table-cell>
          <table:table-cell table:formula="of:=RADIANS(-[rf.B118])" office:value-type="float" office:value="0.295833308213039" calcext:value-type="float">
            <text:p>0,295833308213039</text:p>
          </table:table-cell>
          <table:table-cell table:formula="of:=COS([rf.$B$6])*servo_saver_arm_length*COS([rf.C118])-SIN([rf.$B$6])*servo_saver_arm_length*SIN([rf.C118])+[rf.$B$24]" office:value-type="float" office:value="358.304952547859" calcext:value-type="float">
            <text:p>358,304952547859</text:p>
          </table:table-cell>
          <table:table-cell table:formula="of:=COS([rf.$B$6])*servo_saver_arm_length*SIN([rf.C118])+SIN([rf.$B$6])*servo_saver_arm_length*COS([rf.C118])+[rf.$C$24]" office:value-type="float" office:value="4.66459296271314" calcext:value-type="float">
            <text:p>4,66459296271314</text:p>
          </table:table-cell>
          <table:table-cell table:formula="of:=[$rf.D118]-[$rf.$B$14]" office:value-type="float" office:value="58.3049525478587" calcext:value-type="float">
            <text:p>58,3049525478587</text:p>
          </table:table-cell>
          <table:table-cell table:formula="of:=[rf.E118]-[$rf.$C$14]" office:value-type="float" office:value="99.6645929627131" calcext:value-type="float">
            <text:p>99,6645929627131</text:p>
          </table:table-cell>
          <table:table-cell table:style-name="Default" table:formula="of:=SQRT([rf.F118]^2+[rf.G118]^2)" office:value-type="float" office:value="115.466439202183" calcext:value-type="float">
            <text:p>115,466439202183</text:p>
          </table:table-cell>
          <table:table-cell table:formula="of:=([rf.H118]^2-[rf.$B$42]^2+[rf.$B$43]^2)/(2*[rf.H118])" office:value-type="float" office:value="8.09965514224949" calcext:value-type="float">
            <text:p>8,09965514224949</text:p>
          </table:table-cell>
          <table:table-cell table:formula="of:=ACOS([rf.I118]/[rf.$B$43])" office:value-type="float" office:value="1.17483223427791" calcext:value-type="float">
            <text:p>1,17483223427791</text:p>
          </table:table-cell>
          <table:table-cell table:style-name="ce17" table:formula="of:=ASIN([rf.F118]/[rf.H118])" office:value-type="float" office:value="0.529325783471135" calcext:value-type="float">
            <text:p>0,529325783471135</text:p>
          </table:table-cell>
          <table:table-cell table:style-name="ce17" table:formula="of:=IF(0.5*PI()-[rf.$B$9]&gt;[rf.K118];1;-1)" office:value-type="float" office:value="1" calcext:value-type="float">
            <text:p>1</text:p>
          </table:table-cell>
          <table:table-cell table:style-name="ce17" table:formula="of:=0.5*PI()-([rf.J118]*[rf.L118]+[rf.K118])" office:value-type="float" office:value="-0.133361690954146" calcext:value-type="float">
            <text:p>-0,133361690954146</text:p>
          </table:table-cell>
          <table:table-cell table:style-name="ce17" table:formula="of:=[rf.M118]-[rf.$B$8]" office:value-type="float" office:value="0.198250866924777" calcext:value-type="float">
            <text:p>0,198250866924777</text:p>
          </table:table-cell>
          <table:table-cell table:number-columns-repeated="1010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[rf.A119]*analyze_resolution" office:value-type="float" office:value="-16.8" calcext:value-type="float">
            <text:p>-16,8</text:p>
          </table:table-cell>
          <table:table-cell table:formula="of:=RADIANS(-[rf.B119])" office:value-type="float" office:value="0.293215314335047" calcext:value-type="float">
            <text:p>0,293215314335047</text:p>
          </table:table-cell>
          <table:table-cell table:formula="of:=COS([rf.$B$6])*servo_saver_arm_length*COS([rf.C119])-SIN([rf.$B$6])*servo_saver_arm_length*SIN([rf.C119])+[rf.$B$24]" office:value-type="float" office:value="358.317111960513" calcext:value-type="float">
            <text:p>358,317111960513</text:p>
          </table:table-cell>
          <table:table-cell table:formula="of:=COS([rf.$B$6])*servo_saver_arm_length*SIN([rf.C119])+SIN([rf.$B$6])*servo_saver_arm_length*COS([rf.C119])+[rf.$C$24]" office:value-type="float" office:value="4.62450875111155" calcext:value-type="float">
            <text:p>4,62450875111155</text:p>
          </table:table-cell>
          <table:table-cell table:formula="of:=[$rf.D119]-[$rf.$B$14]" office:value-type="float" office:value="58.3171119605131" calcext:value-type="float">
            <text:p>58,3171119605131</text:p>
          </table:table-cell>
          <table:table-cell table:formula="of:=[rf.E119]-[$rf.$C$14]" office:value-type="float" office:value="99.6245087511116" calcext:value-type="float">
            <text:p>99,6245087511116</text:p>
          </table:table-cell>
          <table:table-cell table:style-name="Default" table:formula="of:=SQRT([rf.F119]^2+[rf.G119]^2)" office:value-type="float" office:value="115.437984612152" calcext:value-type="float">
            <text:p>115,437984612152</text:p>
          </table:table-cell>
          <table:table-cell table:formula="of:=([rf.H119]^2-[rf.$B$42]^2+[rf.$B$43]^2)/(2*[rf.H119])" office:value-type="float" office:value="8.07319354902429" calcext:value-type="float">
            <text:p>8,07319354902429</text:p>
          </table:table-cell>
          <table:table-cell table:formula="of:=ACOS([rf.I119]/[rf.$B$43])" office:value-type="float" office:value="1.1761975956657" calcext:value-type="float">
            <text:p>1,1761975956657</text:p>
          </table:table-cell>
          <table:table-cell table:style-name="ce17" table:formula="of:=ASIN([rf.F119]/[rf.H119])" office:value-type="float" office:value="0.529592038575744" calcext:value-type="float">
            <text:p>0,529592038575744</text:p>
          </table:table-cell>
          <table:table-cell table:style-name="ce17" table:formula="of:=IF(0.5*PI()-[rf.$B$9]&gt;[rf.K119];1;-1)" office:value-type="float" office:value="1" calcext:value-type="float">
            <text:p>1</text:p>
          </table:table-cell>
          <table:table-cell table:style-name="ce17" table:formula="of:=0.5*PI()-([rf.J119]*[rf.L119]+[rf.K119])" office:value-type="float" office:value="-0.134993307446545" calcext:value-type="float">
            <text:p>-0,134993307446545</text:p>
          </table:table-cell>
          <table:table-cell table:style-name="ce17" table:formula="of:=[rf.M119]-[rf.$B$8]" office:value-type="float" office:value="0.196619250432377" calcext:value-type="float">
            <text:p>0,196619250432377</text:p>
          </table:table-cell>
          <table:table-cell table:number-columns-repeated="10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[rf.A120]*analyze_resolution" office:value-type="float" office:value="-16.65" calcext:value-type="float">
            <text:p>-16,65</text:p>
          </table:table-cell>
          <table:table-cell table:formula="of:=RADIANS(-[rf.B120])" office:value-type="float" office:value="0.290597320457056" calcext:value-type="float">
            <text:p>0,290597320457056</text:p>
          </table:table-cell>
          <table:table-cell table:formula="of:=COS([rf.$B$6])*servo_saver_arm_length*COS([rf.C120])-SIN([rf.$B$6])*servo_saver_arm_length*SIN([rf.C120])+[rf.$B$24]" office:value-type="float" office:value="358.329166391397" calcext:value-type="float">
            <text:p>358,329166391397</text:p>
          </table:table-cell>
          <table:table-cell table:formula="of:=COS([rf.$B$6])*servo_saver_arm_length*SIN([rf.C120])+SIN([rf.$B$6])*servo_saver_arm_length*COS([rf.C120])+[rf.$C$24]" office:value-type="float" office:value="4.58439284364477" calcext:value-type="float">
            <text:p>4,58439284364477</text:p>
          </table:table-cell>
          <table:table-cell table:formula="of:=[$rf.D120]-[$rf.$B$14]" office:value-type="float" office:value="58.3291663913971" calcext:value-type="float">
            <text:p>58,3291663913971</text:p>
          </table:table-cell>
          <table:table-cell table:formula="of:=[rf.E120]-[$rf.$C$14]" office:value-type="float" office:value="99.5843928436448" calcext:value-type="float">
            <text:p>99,5843928436448</text:p>
          </table:table-cell>
          <table:table-cell table:style-name="Default" table:formula="of:=SQRT([rf.F120]^2+[rf.G120]^2)" office:value-type="float" office:value="115.409457801138" calcext:value-type="float">
            <text:p>115,409457801138</text:p>
          </table:table-cell>
          <table:table-cell table:formula="of:=([rf.H120]^2-[rf.$B$42]^2+[rf.$B$43]^2)/(2*[rf.H120])" office:value-type="float" office:value="8.04665873746699" calcext:value-type="float">
            <text:p>8,04665873746699</text:p>
          </table:table-cell>
          <table:table-cell table:formula="of:=ACOS([rf.I120]/[rf.$B$43])" office:value-type="float" office:value="1.17756595584894" calcext:value-type="float">
            <text:p>1,17756595584894</text:p>
          </table:table-cell>
          <table:table-cell table:style-name="ce17" table:formula="of:=ASIN([rf.F120]/[rf.H120])" office:value-type="float" office:value="0.529857778844624" calcext:value-type="float">
            <text:p>0,529857778844624</text:p>
          </table:table-cell>
          <table:table-cell table:style-name="ce17" table:formula="of:=IF(0.5*PI()-[rf.$B$9]&gt;[rf.K120];1;-1)" office:value-type="float" office:value="1" calcext:value-type="float">
            <text:p>1</text:p>
          </table:table-cell>
          <table:table-cell table:style-name="ce17" table:formula="of:=0.5*PI()-([rf.J120]*[rf.L120]+[rf.K120])" office:value-type="float" office:value="-0.136627407898668" calcext:value-type="float">
            <text:p>-0,136627407898668</text:p>
          </table:table-cell>
          <table:table-cell table:style-name="ce17" table:formula="of:=[rf.M120]-[rf.$B$8]" office:value-type="float" office:value="0.194985149980255" calcext:value-type="float">
            <text:p>0,194985149980255</text:p>
          </table:table-cell>
          <table:table-cell table:number-columns-repeated="1010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[rf.A121]*analyze_resolution" office:value-type="float" office:value="-16.5" calcext:value-type="float">
            <text:p>-16,5</text:p>
          </table:table-cell>
          <table:table-cell table:formula="of:=RADIANS(-[rf.B121])" office:value-type="float" office:value="0.287979326579064" calcext:value-type="float">
            <text:p>0,287979326579064</text:p>
          </table:table-cell>
          <table:table-cell table:formula="of:=COS([rf.$B$6])*servo_saver_arm_length*COS([rf.C121])-SIN([rf.$B$6])*servo_saver_arm_length*SIN([rf.C121])+[rf.$B$24]" office:value-type="float" office:value="358.341115757891" calcext:value-type="float">
            <text:p>358,341115757891</text:p>
          </table:table-cell>
          <table:table-cell table:formula="of:=COS([rf.$B$6])*servo_saver_arm_length*SIN([rf.C121])+SIN([rf.$B$6])*servo_saver_arm_length*COS([rf.C121])+[rf.$C$24]" office:value-type="float" office:value="4.54424551526276" calcext:value-type="float">
            <text:p>4,54424551526276</text:p>
          </table:table-cell>
          <table:table-cell table:formula="of:=[$rf.D121]-[$rf.$B$14]" office:value-type="float" office:value="58.3411157578911" calcext:value-type="float">
            <text:p>58,3411157578911</text:p>
          </table:table-cell>
          <table:table-cell table:formula="of:=[rf.E121]-[$rf.$C$14]" office:value-type="float" office:value="99.5442455152628" calcext:value-type="float">
            <text:p>99,5442455152628</text:p>
          </table:table-cell>
          <table:table-cell table:style-name="Default" table:formula="of:=SQRT([rf.F121]^2+[rf.G121]^2)" office:value-type="float" office:value="115.380858911167" calcext:value-type="float">
            <text:p>115,380858911167</text:p>
          </table:table-cell>
          <table:table-cell table:formula="of:=([rf.H121]^2-[rf.$B$42]^2+[rf.$B$43]^2)/(2*[rf.H121])" office:value-type="float" office:value="8.02005078916298" calcext:value-type="float">
            <text:p>8,02005078916298</text:p>
          </table:table-cell>
          <table:table-cell table:formula="of:=ACOS([rf.I121]/[rf.$B$43])" office:value-type="float" office:value="1.17893730807168" calcext:value-type="float">
            <text:p>1,17893730807168</text:p>
          </table:table-cell>
          <table:table-cell table:style-name="ce17" table:formula="of:=ASIN([rf.F121]/[rf.H121])" office:value-type="float" office:value="0.530123002591174" calcext:value-type="float">
            <text:p>0,530123002591174</text:p>
          </table:table-cell>
          <table:table-cell table:style-name="ce17" table:formula="of:=IF(0.5*PI()-[rf.$B$9]&gt;[rf.K121];1;-1)" office:value-type="float" office:value="1" calcext:value-type="float">
            <text:p>1</text:p>
          </table:table-cell>
          <table:table-cell table:style-name="ce17" table:formula="of:=0.5*PI()-([rf.J121]*[rf.L121]+[rf.K121])" office:value-type="float" office:value="-0.138263983867957" calcext:value-type="float">
            <text:p>-0,138263983867957</text:p>
          </table:table-cell>
          <table:table-cell table:style-name="ce17" table:formula="of:=[rf.M121]-[rf.$B$8]" office:value-type="float" office:value="0.193348574010966" calcext:value-type="float">
            <text:p>0,193348574010966</text:p>
          </table:table-cell>
          <table:table-cell table:number-columns-repeated="1010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[rf.A122]*analyze_resolution" office:value-type="float" office:value="-16.35" calcext:value-type="float">
            <text:p>-16,35</text:p>
          </table:table-cell>
          <table:table-cell table:formula="of:=RADIANS(-[rf.B122])" office:value-type="float" office:value="0.285361332701073" calcext:value-type="float">
            <text:p>0,285361332701073</text:p>
          </table:table-cell>
          <table:table-cell table:formula="of:=COS([rf.$B$6])*servo_saver_arm_length*COS([rf.C122])-SIN([rf.$B$6])*servo_saver_arm_length*SIN([rf.C122])+[rf.$B$24]" office:value-type="float" office:value="358.352959978095" calcext:value-type="float">
            <text:p>358,352959978095</text:p>
          </table:table-cell>
          <table:table-cell table:formula="of:=COS([rf.$B$6])*servo_saver_arm_length*SIN([rf.C122])+SIN([rf.$B$6])*servo_saver_arm_length*COS([rf.C122])+[rf.$C$24]" office:value-type="float" office:value="4.50406704113081" calcext:value-type="float">
            <text:p>4,50406704113081</text:p>
          </table:table-cell>
          <table:table-cell table:formula="of:=[$rf.D122]-[$rf.$B$14]" office:value-type="float" office:value="58.3529599780954" calcext:value-type="float">
            <text:p>58,3529599780954</text:p>
          </table:table-cell>
          <table:table-cell table:formula="of:=[rf.E122]-[$rf.$C$14]" office:value-type="float" office:value="99.5040670411308" calcext:value-type="float">
            <text:p>99,5040670411308</text:p>
          </table:table-cell>
          <table:table-cell table:style-name="Default" table:formula="of:=SQRT([rf.F122]^2+[rf.G122]^2)" office:value-type="float" office:value="115.352188084713" calcext:value-type="float">
            <text:p>115,352188084713</text:p>
          </table:table-cell>
          <table:table-cell table:formula="of:=([rf.H122]^2-[rf.$B$42]^2+[rf.$B$43]^2)/(2*[rf.H122])" office:value-type="float" office:value="7.99336978604957" calcext:value-type="float">
            <text:p>7,99336978604957</text:p>
          </table:table-cell>
          <table:table-cell table:formula="of:=ACOS([rf.I122]/[rf.$B$43])" office:value-type="float" office:value="1.18031164559915" calcext:value-type="float">
            <text:p>1,18031164559915</text:p>
          </table:table-cell>
          <table:table-cell table:style-name="ce17" table:formula="of:=ASIN([rf.F122]/[rf.H122])" office:value-type="float" office:value="0.530387708128078" calcext:value-type="float">
            <text:p>0,530387708128078</text:p>
          </table:table-cell>
          <table:table-cell table:style-name="ce17" table:formula="of:=IF(0.5*PI()-[rf.$B$9]&gt;[rf.K122];1;-1)" office:value-type="float" office:value="1" calcext:value-type="float">
            <text:p>1</text:p>
          </table:table-cell>
          <table:table-cell table:style-name="ce17" table:formula="of:=0.5*PI()-([rf.J122]*[rf.L122]+[rf.K122])" office:value-type="float" office:value="-0.139903026932336" calcext:value-type="float">
            <text:p>-0,139903026932336</text:p>
          </table:table-cell>
          <table:table-cell table:style-name="ce17" table:formula="of:=[rf.M122]-[rf.$B$8]" office:value-type="float" office:value="0.191709530946587" calcext:value-type="float">
            <text:p>0,191709530946587</text:p>
          </table:table-cell>
          <table:table-cell table:number-columns-repeated="10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[rf.A123]*analyze_resolution" office:value-type="float" office:value="-16.2" calcext:value-type="float">
            <text:p>-16,2</text:p>
          </table:table-cell>
          <table:table-cell table:formula="of:=RADIANS(-[rf.B123])" office:value-type="float" office:value="0.282743338823081" calcext:value-type="float">
            <text:p>0,282743338823081</text:p>
          </table:table-cell>
          <table:table-cell table:formula="of:=COS([rf.$B$6])*servo_saver_arm_length*COS([rf.C123])-SIN([rf.$B$6])*servo_saver_arm_length*SIN([rf.C123])+[rf.$B$24]" office:value-type="float" office:value="358.364698970831" calcext:value-type="float">
            <text:p>358,364698970831</text:p>
          </table:table-cell>
          <table:table-cell table:formula="of:=COS([rf.$B$6])*servo_saver_arm_length*SIN([rf.C123])+SIN([rf.$B$6])*servo_saver_arm_length*COS([rf.C123])+[rf.$C$24]" office:value-type="float" office:value="4.46385769662767" calcext:value-type="float">
            <text:p>4,46385769662767</text:p>
          </table:table-cell>
          <table:table-cell table:formula="of:=[$rf.D123]-[$rf.$B$14]" office:value-type="float" office:value="58.3646989708311" calcext:value-type="float">
            <text:p>58,3646989708311</text:p>
          </table:table-cell>
          <table:table-cell table:formula="of:=[rf.E123]-[$rf.$C$14]" office:value-type="float" office:value="99.4638576966277" calcext:value-type="float">
            <text:p>99,4638576966277</text:p>
          </table:table-cell>
          <table:table-cell table:style-name="Default" table:formula="of:=SQRT([rf.F123]^2+[rf.G123]^2)" office:value-type="float" office:value="115.323445464705" calcext:value-type="float">
            <text:p>115,323445464705</text:p>
          </table:table-cell>
          <table:table-cell table:formula="of:=([rf.H123]^2-[rf.$B$42]^2+[rf.$B$43]^2)/(2*[rf.H123])" office:value-type="float" office:value="7.9666158104171" calcext:value-type="float">
            <text:p>7,9666158104171</text:p>
          </table:table-cell>
          <table:table-cell table:formula="of:=ACOS([rf.I123]/[rf.$B$43])" office:value-type="float" office:value="1.18168896171785" calcext:value-type="float">
            <text:p>1,18168896171785</text:p>
          </table:table-cell>
          <table:table-cell table:style-name="ce17" table:formula="of:=ASIN([rf.F123]/[rf.H123])" office:value-type="float" office:value="0.530651893767316" calcext:value-type="float">
            <text:p>0,530651893767316</text:p>
          </table:table-cell>
          <table:table-cell table:style-name="ce17" table:formula="of:=IF(0.5*PI()-[rf.$B$9]&gt;[rf.K123];1;-1)" office:value-type="float" office:value="1" calcext:value-type="float">
            <text:p>1</text:p>
          </table:table-cell>
          <table:table-cell table:style-name="ce17" table:formula="of:=0.5*PI()-([rf.J123]*[rf.L123]+[rf.K123])" office:value-type="float" office:value="-0.141544528690272" calcext:value-type="float">
            <text:p>-0,141544528690272</text:p>
          </table:table-cell>
          <table:table-cell table:style-name="ce17" table:formula="of:=[rf.M123]-[rf.$B$8]" office:value-type="float" office:value="0.190068029188651" calcext:value-type="float">
            <text:p>0,190068029188651</text:p>
          </table:table-cell>
          <table:table-cell table:number-columns-repeated="1010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[rf.A124]*analyze_resolution" office:value-type="float" office:value="-16.05" calcext:value-type="float">
            <text:p>-16,05</text:p>
          </table:table-cell>
          <table:table-cell table:formula="of:=RADIANS(-[rf.B124])" office:value-type="float" office:value="0.28012534494509" calcext:value-type="float">
            <text:p>0,28012534494509</text:p>
          </table:table-cell>
          <table:table-cell table:formula="of:=COS([rf.$B$6])*servo_saver_arm_length*COS([rf.C124])-SIN([rf.$B$6])*servo_saver_arm_length*SIN([rf.C124])+[rf.$B$24]" office:value-type="float" office:value="358.37633265564" calcext:value-type="float">
            <text:p>358,37633265564</text:p>
          </table:table-cell>
          <table:table-cell table:formula="of:=COS([rf.$B$6])*servo_saver_arm_length*SIN([rf.C124])+SIN([rf.$B$6])*servo_saver_arm_length*COS([rf.C124])+[rf.$C$24]" office:value-type="float" office:value="4.42361775734369" calcext:value-type="float">
            <text:p>4,42361775734369</text:p>
          </table:table-cell>
          <table:table-cell table:formula="of:=[$rf.D124]-[$rf.$B$14]" office:value-type="float" office:value="58.3763326556404" calcext:value-type="float">
            <text:p>58,3763326556404</text:p>
          </table:table-cell>
          <table:table-cell table:formula="of:=[rf.E124]-[$rf.$C$14]" office:value-type="float" office:value="99.4236177573437" calcext:value-type="float">
            <text:p>99,4236177573437</text:p>
          </table:table-cell>
          <table:table-cell table:style-name="Default" table:formula="of:=SQRT([rf.F124]^2+[rf.G124]^2)" office:value-type="float" office:value="115.29463119452" calcext:value-type="float">
            <text:p>115,29463119452</text:p>
          </table:table-cell>
          <table:table-cell table:formula="of:=([rf.H124]^2-[rf.$B$42]^2+[rf.$B$43]^2)/(2*[rf.H124])" office:value-type="float" office:value="7.93978894490989" calcext:value-type="float">
            <text:p>7,93978894490989</text:p>
          </table:table-cell>
          <table:table-cell table:formula="of:=ACOS([rf.I124]/[rf.$B$43])" office:value-type="float" office:value="1.18306924973557" calcext:value-type="float">
            <text:p>1,18306924973557</text:p>
          </table:table-cell>
          <table:table-cell table:style-name="ce17" table:formula="of:=ASIN([rf.F124]/[rf.H124])" office:value-type="float" office:value="0.530915557820156" calcext:value-type="float">
            <text:p>0,530915557820156</text:p>
          </table:table-cell>
          <table:table-cell table:style-name="ce17" table:formula="of:=IF(0.5*PI()-[rf.$B$9]&gt;[rf.K124];1;-1)" office:value-type="float" office:value="1" calcext:value-type="float">
            <text:p>1</text:p>
          </table:table-cell>
          <table:table-cell table:style-name="ce17" table:formula="of:=0.5*PI()-([rf.J124]*[rf.L124]+[rf.K124])" office:value-type="float" office:value="-0.143188480760827" calcext:value-type="float">
            <text:p>-0,143188480760827</text:p>
          </table:table-cell>
          <table:table-cell table:style-name="ce17" table:formula="of:=[rf.M124]-[rf.$B$8]" office:value-type="float" office:value="0.188424077118096" calcext:value-type="float">
            <text:p>0,188424077118096</text:p>
          </table:table-cell>
          <table:table-cell table:number-columns-repeated="1010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[rf.A125]*analyze_resolution" office:value-type="float" office:value="-15.9" calcext:value-type="float">
            <text:p>-15,9</text:p>
          </table:table-cell>
          <table:table-cell table:formula="of:=RADIANS(-[rf.B125])" office:value-type="float" office:value="0.277507351067098" calcext:value-type="float">
            <text:p>0,277507351067098</text:p>
          </table:table-cell>
          <table:table-cell table:formula="of:=COS([rf.$B$6])*servo_saver_arm_length*COS([rf.C125])-SIN([rf.$B$6])*servo_saver_arm_length*SIN([rf.C125])+[rf.$B$24]" office:value-type="float" office:value="358.387860952787" calcext:value-type="float">
            <text:p>358,387860952787</text:p>
          </table:table-cell>
          <table:table-cell table:formula="of:=COS([rf.$B$6])*servo_saver_arm_length*SIN([rf.C125])+SIN([rf.$B$6])*servo_saver_arm_length*COS([rf.C125])+[rf.$C$24]" office:value-type="float" office:value="4.38334749907892" calcext:value-type="float">
            <text:p>4,38334749907892</text:p>
          </table:table-cell>
          <table:table-cell table:formula="of:=[$rf.D125]-[$rf.$B$14]" office:value-type="float" office:value="58.3878609527874" calcext:value-type="float">
            <text:p>58,3878609527874</text:p>
          </table:table-cell>
          <table:table-cell table:formula="of:=[rf.E125]-[$rf.$C$14]" office:value-type="float" office:value="99.3833474990789" calcext:value-type="float">
            <text:p>99,3833474990789</text:p>
          </table:table-cell>
          <table:table-cell table:style-name="Default" table:formula="of:=SQRT([rf.F125]^2+[rf.G125]^2)" office:value-type="float" office:value="115.265745417989" calcext:value-type="float">
            <text:p>115,265745417989</text:p>
          </table:table-cell>
          <table:table-cell table:formula="of:=([rf.H125]^2-[rf.$B$42]^2+[rf.$B$43]^2)/(2*[rf.H125])" office:value-type="float" office:value="7.91288927252739" calcext:value-type="float">
            <text:p>7,91288927252739</text:p>
          </table:table-cell>
          <table:table-cell table:formula="of:=ACOS([rf.I125]/[rf.$B$43])" office:value-type="float" office:value="1.18445250298144" calcext:value-type="float">
            <text:p>1,18445250298144</text:p>
          </table:table-cell>
          <table:table-cell table:style-name="ce17" table:formula="of:=ASIN([rf.F125]/[rf.H125])" office:value-type="float" office:value="0.531178698597169" calcext:value-type="float">
            <text:p>0,531178698597169</text:p>
          </table:table-cell>
          <table:table-cell table:style-name="ce17" table:formula="of:=IF(0.5*PI()-[rf.$B$9]&gt;[rf.K125];1;-1)" office:value-type="float" office:value="1" calcext:value-type="float">
            <text:p>1</text:p>
          </table:table-cell>
          <table:table-cell table:style-name="ce17" table:formula="of:=0.5*PI()-([rf.J125]*[rf.L125]+[rf.K125])" office:value-type="float" office:value="-0.144834874783709" calcext:value-type="float">
            <text:p>-0,144834874783709</text:p>
          </table:table-cell>
          <table:table-cell table:style-name="ce17" table:formula="of:=[rf.M125]-[rf.$B$8]" office:value-type="float" office:value="0.186777683095213" calcext:value-type="float">
            <text:p>0,186777683095213</text:p>
          </table:table-cell>
          <table:table-cell table:number-columns-repeated="10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[rf.A126]*analyze_resolution" office:value-type="float" office:value="-15.75" calcext:value-type="float">
            <text:p>-15,75</text:p>
          </table:table-cell>
          <table:table-cell table:formula="of:=RADIANS(-[rf.B126])" office:value-type="float" office:value="0.274889357189107" calcext:value-type="float">
            <text:p>0,274889357189107</text:p>
          </table:table-cell>
          <table:table-cell table:formula="of:=COS([rf.$B$6])*servo_saver_arm_length*COS([rf.C126])-SIN([rf.$B$6])*servo_saver_arm_length*SIN([rf.C126])+[rf.$B$24]" office:value-type="float" office:value="358.399283783258" calcext:value-type="float">
            <text:p>358,399283783258</text:p>
          </table:table-cell>
          <table:table-cell table:formula="of:=COS([rf.$B$6])*servo_saver_arm_length*SIN([rf.C126])+SIN([rf.$B$6])*servo_saver_arm_length*COS([rf.C126])+[rf.$C$24]" office:value-type="float" office:value="4.34304719784119" calcext:value-type="float">
            <text:p>4,34304719784119</text:p>
          </table:table-cell>
          <table:table-cell table:formula="of:=[$rf.D126]-[$rf.$B$14]" office:value-type="float" office:value="58.3992837832583" calcext:value-type="float">
            <text:p>58,3992837832583</text:p>
          </table:table-cell>
          <table:table-cell table:formula="of:=[rf.E126]-[$rf.$C$14]" office:value-type="float" office:value="99.3430471978412" calcext:value-type="float">
            <text:p>99,3430471978412</text:p>
          </table:table-cell>
          <table:table-cell table:style-name="Default" table:formula="of:=SQRT([rf.F126]^2+[rf.G126]^2)" office:value-type="float" office:value="115.236788279395" calcext:value-type="float">
            <text:p>115,236788279395</text:p>
          </table:table-cell>
          <table:table-cell table:formula="of:=([rf.H126]^2-[rf.$B$42]^2+[rf.$B$43]^2)/(2*[rf.H126])" office:value-type="float" office:value="7.88591687662505" calcext:value-type="float">
            <text:p>7,88591687662505</text:p>
          </table:table-cell>
          <table:table-cell table:formula="of:=ACOS([rf.I126]/[rf.$B$43])" office:value-type="float" office:value="1.18583871480601" calcext:value-type="float">
            <text:p>1,18583871480601</text:p>
          </table:table-cell>
          <table:table-cell table:style-name="ce17" table:formula="of:=ASIN([rf.F126]/[rf.H126])" office:value-type="float" office:value="0.531441314408221" calcext:value-type="float">
            <text:p>0,531441314408221</text:p>
          </table:table-cell>
          <table:table-cell table:style-name="ce17" table:formula="of:=IF(0.5*PI()-[rf.$B$9]&gt;[rf.K126];1;-1)" office:value-type="float" office:value="1" calcext:value-type="float">
            <text:p>1</text:p>
          </table:table-cell>
          <table:table-cell table:style-name="ce17" table:formula="of:=0.5*PI()-([rf.J126]*[rf.L126]+[rf.K126])" office:value-type="float" office:value="-0.146483702419332" calcext:value-type="float">
            <text:p>-0,146483702419332</text:p>
          </table:table-cell>
          <table:table-cell table:style-name="ce17" table:formula="of:=[rf.M126]-[rf.$B$8]" office:value-type="float" office:value="0.18512885545959" calcext:value-type="float">
            <text:p>0,18512885545959</text:p>
          </table:table-cell>
          <table:table-cell table:number-columns-repeated="1010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[rf.A127]*analyze_resolution" office:value-type="float" office:value="-15.6" calcext:value-type="float">
            <text:p>-15,6</text:p>
          </table:table-cell>
          <table:table-cell table:formula="of:=RADIANS(-[rf.B127])" office:value-type="float" office:value="0.272271363311115" calcext:value-type="float">
            <text:p>0,272271363311115</text:p>
          </table:table-cell>
          <table:table-cell table:formula="of:=COS([rf.$B$6])*servo_saver_arm_length*COS([rf.C127])-SIN([rf.$B$6])*servo_saver_arm_length*SIN([rf.C127])+[rf.$B$24]" office:value-type="float" office:value="358.410601068763" calcext:value-type="float">
            <text:p>358,410601068763</text:p>
          </table:table-cell>
          <table:table-cell table:formula="of:=COS([rf.$B$6])*servo_saver_arm_length*SIN([rf.C127])+SIN([rf.$B$6])*servo_saver_arm_length*COS([rf.C127])+[rf.$C$24]" office:value-type="float" office:value="4.30271712984425" calcext:value-type="float">
            <text:p>4,30271712984425</text:p>
          </table:table-cell>
          <table:table-cell table:formula="of:=[$rf.D127]-[$rf.$B$14]" office:value-type="float" office:value="58.4106010687625" calcext:value-type="float">
            <text:p>58,4106010687625</text:p>
          </table:table-cell>
          <table:table-cell table:formula="of:=[rf.E127]-[$rf.$C$14]" office:value-type="float" office:value="99.3027171298443" calcext:value-type="float">
            <text:p>99,3027171298443</text:p>
          </table:table-cell>
          <table:table-cell table:style-name="Default" table:formula="of:=SQRT([rf.F127]^2+[rf.G127]^2)" office:value-type="float" office:value="115.20775992347" calcext:value-type="float">
            <text:p>115,20775992347</text:p>
          </table:table-cell>
          <table:table-cell table:formula="of:=([rf.H127]^2-[rf.$B$42]^2+[rf.$B$43]^2)/(2*[rf.H127])" office:value-type="float" office:value="7.85887184091552" calcext:value-type="float">
            <text:p>7,85887184091552</text:p>
          </table:table-cell>
          <table:table-cell table:formula="of:=ACOS([rf.I127]/[rf.$B$43])" office:value-type="float" office:value="1.18722787858127" calcext:value-type="float">
            <text:p>1,18722787858127</text:p>
          </table:table-cell>
          <table:table-cell table:style-name="ce17" table:formula="of:=ASIN([rf.F127]/[rf.H127])" office:value-type="float" office:value="0.531703403562481" calcext:value-type="float">
            <text:p>0,531703403562481</text:p>
          </table:table-cell>
          <table:table-cell table:style-name="ce17" table:formula="of:=IF(0.5*PI()-[rf.$B$9]&gt;[rf.K127];1;-1)" office:value-type="float" office:value="1" calcext:value-type="float">
            <text:p>1</text:p>
          </table:table-cell>
          <table:table-cell table:style-name="ce17" table:formula="of:=0.5*PI()-([rf.J127]*[rf.L127]+[rf.K127])" office:value-type="float" office:value="-0.148134955348857" calcext:value-type="float">
            <text:p>-0,148134955348857</text:p>
          </table:table-cell>
          <table:table-cell table:style-name="ce17" table:formula="of:=[rf.M127]-[rf.$B$8]" office:value-type="float" office:value="0.183477602530065" calcext:value-type="float">
            <text:p>0,183477602530065</text:p>
          </table:table-cell>
          <table:table-cell table:number-columns-repeated="10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[rf.A128]*analyze_resolution" office:value-type="float" office:value="-15.45" calcext:value-type="float">
            <text:p>-15,45</text:p>
          </table:table-cell>
          <table:table-cell table:formula="of:=RADIANS(-[rf.B128])" office:value-type="float" office:value="0.269653369433124" calcext:value-type="float">
            <text:p>0,269653369433124</text:p>
          </table:table-cell>
          <table:table-cell table:formula="of:=COS([rf.$B$6])*servo_saver_arm_length*COS([rf.C128])-SIN([rf.$B$6])*servo_saver_arm_length*SIN([rf.C128])+[rf.$B$24]" office:value-type="float" office:value="358.421812731732" calcext:value-type="float">
            <text:p>358,421812731732</text:p>
          </table:table-cell>
          <table:table-cell table:formula="of:=COS([rf.$B$6])*servo_saver_arm_length*SIN([rf.C128])+SIN([rf.$B$6])*servo_saver_arm_length*COS([rf.C128])+[rf.$C$24]" office:value-type="float" office:value="4.26235757150588" calcext:value-type="float">
            <text:p>4,26235757150588</text:p>
          </table:table-cell>
          <table:table-cell table:formula="of:=[$rf.D128]-[$rf.$B$14]" office:value-type="float" office:value="58.4218127317325" calcext:value-type="float">
            <text:p>58,4218127317325</text:p>
          </table:table-cell>
          <table:table-cell table:formula="of:=[rf.E128]-[$rf.$C$14]" office:value-type="float" office:value="99.2623575715059" calcext:value-type="float">
            <text:p>99,2623575715059</text:p>
          </table:table-cell>
          <table:table-cell table:style-name="Default" table:formula="of:=SQRT([rf.F128]^2+[rf.G128]^2)" office:value-type="float" office:value="115.178660495402" calcext:value-type="float">
            <text:p>115,178660495402</text:p>
          </table:table-cell>
          <table:table-cell table:formula="of:=([rf.H128]^2-[rf.$B$42]^2+[rf.$B$43]^2)/(2*[rf.H128])" office:value-type="float" office:value="7.83175424946958" calcext:value-type="float">
            <text:p>7,83175424946958</text:p>
          </table:table-cell>
          <table:table-cell table:formula="of:=ACOS([rf.I128]/[rf.$B$43])" office:value-type="float" office:value="1.18861998770073" calcext:value-type="float">
            <text:p>1,18861998770073</text:p>
          </table:table-cell>
          <table:table-cell table:style-name="ce17" table:formula="of:=ASIN([rf.F128]/[rf.H128])" office:value-type="float" office:value="0.53196496436842" calcext:value-type="float">
            <text:p>0,53196496436842</text:p>
          </table:table-cell>
          <table:table-cell table:style-name="ce17" table:formula="of:=IF(0.5*PI()-[rf.$B$9]&gt;[rf.K128];1;-1)" office:value-type="float" office:value="1" calcext:value-type="float">
            <text:p>1</text:p>
          </table:table-cell>
          <table:table-cell table:style-name="ce17" table:formula="of:=0.5*PI()-([rf.J128]*[rf.L128]+[rf.K128])" office:value-type="float" office:value="-0.14978862527425" calcext:value-type="float">
            <text:p>-0,14978862527425</text:p>
          </table:table-cell>
          <table:table-cell table:style-name="ce17" table:formula="of:=[rf.M128]-[rf.$B$8]" office:value-type="float" office:value="0.181823932604673" calcext:value-type="float">
            <text:p>0,181823932604673</text:p>
          </table:table-cell>
          <table:table-cell table:number-columns-repeated="1010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[rf.A129]*analyze_resolution" office:value-type="float" office:value="-15.3" calcext:value-type="float">
            <text:p>-15,3</text:p>
          </table:table-cell>
          <table:table-cell table:formula="of:=RADIANS(-[rf.B129])" office:value-type="float" office:value="0.267035375555132" calcext:value-type="float">
            <text:p>0,267035375555132</text:p>
          </table:table-cell>
          <table:table-cell table:formula="of:=COS([rf.$B$6])*servo_saver_arm_length*COS([rf.C129])-SIN([rf.$B$6])*servo_saver_arm_length*SIN([rf.C129])+[rf.$B$24]" office:value-type="float" office:value="358.432918695325" calcext:value-type="float">
            <text:p>358,432918695325</text:p>
          </table:table-cell>
          <table:table-cell table:formula="of:=COS([rf.$B$6])*servo_saver_arm_length*SIN([rf.C129])+SIN([rf.$B$6])*servo_saver_arm_length*COS([rf.C129])+[rf.$C$24]" office:value-type="float" office:value="4.22196879944597" calcext:value-type="float">
            <text:p>4,22196879944597</text:p>
          </table:table-cell>
          <table:table-cell table:formula="of:=[$rf.D129]-[$rf.$B$14]" office:value-type="float" office:value="58.4329186953248" calcext:value-type="float">
            <text:p>58,4329186953248</text:p>
          </table:table-cell>
          <table:table-cell table:formula="of:=[rf.E129]-[$rf.$C$14]" office:value-type="float" office:value="99.221968799446" calcext:value-type="float">
            <text:p>99,221968799446</text:p>
          </table:table-cell>
          <table:table-cell table:style-name="Default" table:formula="of:=SQRT([rf.F129]^2+[rf.G129]^2)" office:value-type="float" office:value="115.149490140828" calcext:value-type="float">
            <text:p>115,149490140828</text:p>
          </table:table-cell>
          <table:table-cell table:formula="of:=([rf.H129]^2-[rf.$B$42]^2+[rf.$B$43]^2)/(2*[rf.H129])" office:value-type="float" office:value="7.80456418671723" calcext:value-type="float">
            <text:p>7,80456418671723</text:p>
          </table:table-cell>
          <table:table-cell table:formula="of:=ACOS([rf.I129]/[rf.$B$43])" office:value-type="float" office:value="1.1900150355794" calcext:value-type="float">
            <text:p>1,1900150355794</text:p>
          </table:table-cell>
          <table:table-cell table:style-name="ce17" table:formula="of:=ASIN([rf.F129]/[rf.H129])" office:value-type="float" office:value="0.532225995133818" calcext:value-type="float">
            <text:p>0,532225995133818</text:p>
          </table:table-cell>
          <table:table-cell table:style-name="ce17" table:formula="of:=IF(0.5*PI()-[rf.$B$9]&gt;[rf.K129];1;-1)" office:value-type="float" office:value="1" calcext:value-type="float">
            <text:p>1</text:p>
          </table:table-cell>
          <table:table-cell table:style-name="ce17" table:formula="of:=0.5*PI()-([rf.J129]*[rf.L129]+[rf.K129])" office:value-type="float" office:value="-0.151444703918324" calcext:value-type="float">
            <text:p>-0,151444703918324</text:p>
          </table:table-cell>
          <table:table-cell table:style-name="ce17" table:formula="of:=[rf.M129]-[rf.$B$8]" office:value-type="float" office:value="0.180167853960599" calcext:value-type="float">
            <text:p>0,180167853960599</text:p>
          </table:table-cell>
          <table:table-cell table:number-columns-repeated="1010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[rf.A130]*analyze_resolution" office:value-type="float" office:value="-15.15" calcext:value-type="float">
            <text:p>-15,15</text:p>
          </table:table-cell>
          <table:table-cell table:formula="of:=RADIANS(-[rf.B130])" office:value-type="float" office:value="0.264417381677141" calcext:value-type="float">
            <text:p>0,264417381677141</text:p>
          </table:table-cell>
          <table:table-cell table:formula="of:=COS([rf.$B$6])*servo_saver_arm_length*COS([rf.C130])-SIN([rf.$B$6])*servo_saver_arm_length*SIN([rf.C130])+[rf.$B$24]" office:value-type="float" office:value="358.44391888342" calcext:value-type="float">
            <text:p>358,44391888342</text:p>
          </table:table-cell>
          <table:table-cell table:formula="of:=COS([rf.$B$6])*servo_saver_arm_length*SIN([rf.C130])+SIN([rf.$B$6])*servo_saver_arm_length*COS([rf.C130])+[rf.$C$24]" office:value-type="float" office:value="4.18155109048463" calcext:value-type="float">
            <text:p>4,18155109048463</text:p>
          </table:table-cell>
          <table:table-cell table:formula="of:=[$rf.D130]-[$rf.$B$14]" office:value-type="float" office:value="58.4439188834203" calcext:value-type="float">
            <text:p>58,4439188834203</text:p>
          </table:table-cell>
          <table:table-cell table:formula="of:=[rf.E130]-[$rf.$C$14]" office:value-type="float" office:value="99.1815510904846" calcext:value-type="float">
            <text:p>99,1815510904846</text:p>
          </table:table-cell>
          <table:table-cell table:style-name="Default" table:formula="of:=SQRT([rf.F130]^2+[rf.G130]^2)" office:value-type="float" office:value="115.120249005838" calcext:value-type="float">
            <text:p>115,120249005838</text:p>
          </table:table-cell>
          <table:table-cell table:formula="of:=([rf.H130]^2-[rf.$B$42]^2+[rf.$B$43]^2)/(2*[rf.H130])" office:value-type="float" office:value="7.77730173744875" calcext:value-type="float">
            <text:p>7,77730173744875</text:p>
          </table:table-cell>
          <table:table-cell table:formula="of:=ACOS([rf.I130]/[rf.$B$43])" office:value-type="float" office:value="1.19141301565392" calcext:value-type="float">
            <text:p>1,19141301565392</text:p>
          </table:table-cell>
          <table:table-cell table:style-name="ce17" table:formula="of:=ASIN([rf.F130]/[rf.H130])" office:value-type="float" office:value="0.532486494165761" calcext:value-type="float">
            <text:p>0,532486494165761</text:p>
          </table:table-cell>
          <table:table-cell table:style-name="ce17" table:formula="of:=IF(0.5*PI()-[rf.$B$9]&gt;[rf.K130];1;-1)" office:value-type="float" office:value="1" calcext:value-type="float">
            <text:p>1</text:p>
          </table:table-cell>
          <table:table-cell table:style-name="ce17" table:formula="of:=0.5*PI()-([rf.J130]*[rf.L130]+[rf.K130])" office:value-type="float" office:value="-0.153103183024784" calcext:value-type="float">
            <text:p>-0,153103183024784</text:p>
          </table:table-cell>
          <table:table-cell table:style-name="ce17" table:formula="of:=[rf.M130]-[rf.$B$8]" office:value-type="float" office:value="0.178509374854138" calcext:value-type="float">
            <text:p>0,178509374854138</text:p>
          </table:table-cell>
          <table:table-cell table:number-columns-repeated="1010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rf.A131]*analyze_resolution" office:value-type="float" office:value="-15" calcext:value-type="float">
            <text:p>-15</text:p>
          </table:table-cell>
          <table:table-cell table:formula="of:=RADIANS(-[rf.B131])" office:value-type="float" office:value="0.261799387799149" calcext:value-type="float">
            <text:p>0,261799387799149</text:p>
          </table:table-cell>
          <table:table-cell table:formula="of:=COS([rf.$B$6])*servo_saver_arm_length*COS([rf.C131])-SIN([rf.$B$6])*servo_saver_arm_length*SIN([rf.C131])+[rf.$B$24]" office:value-type="float" office:value="358.454813220625" calcext:value-type="float">
            <text:p>358,454813220625</text:p>
          </table:table-cell>
          <table:table-cell table:formula="of:=COS([rf.$B$6])*servo_saver_arm_length*SIN([rf.C131])+SIN([rf.$B$6])*servo_saver_arm_length*COS([rf.C131])+[rf.$C$24]" office:value-type="float" office:value="4.14110472164033" calcext:value-type="float">
            <text:p>4,14110472164033</text:p>
          </table:table-cell>
          <table:table-cell table:formula="of:=[$rf.D131]-[$rf.$B$14]" office:value-type="float" office:value="58.4548132206251" calcext:value-type="float">
            <text:p>58,4548132206251</text:p>
          </table:table-cell>
          <table:table-cell table:formula="of:=[rf.E131]-[$rf.$C$14]" office:value-type="float" office:value="99.1411047216403" calcext:value-type="float">
            <text:p>99,1411047216403</text:p>
          </table:table-cell>
          <table:table-cell table:style-name="Default" table:formula="of:=SQRT([rf.F131]^2+[rf.G131]^2)" office:value-type="float" office:value="115.090937236975" calcext:value-type="float">
            <text:p>115,090937236975</text:p>
          </table:table-cell>
          <table:table-cell table:formula="of:=([rf.H131]^2-[rf.$B$42]^2+[rf.$B$43]^2)/(2*[rf.H131])" office:value-type="float" office:value="7.7499669868157" calcext:value-type="float">
            <text:p>7,7499669868157</text:p>
          </table:table-cell>
          <table:table-cell table:formula="of:=ACOS([rf.I131]/[rf.$B$43])" office:value-type="float" office:value="1.19281392138253" calcext:value-type="float">
            <text:p>1,19281392138253</text:p>
          </table:table-cell>
          <table:table-cell table:style-name="ce17" table:formula="of:=ASIN([rf.F131]/[rf.H131])" office:value-type="float" office:value="0.53274645977065" calcext:value-type="float">
            <text:p>0,53274645977065</text:p>
          </table:table-cell>
          <table:table-cell table:style-name="ce17" table:formula="of:=IF(0.5*PI()-[rf.$B$9]&gt;[rf.K131];1;-1)" office:value-type="float" office:value="1" calcext:value-type="float">
            <text:p>1</text:p>
          </table:table-cell>
          <table:table-cell table:style-name="ce17" table:formula="of:=0.5*PI()-([rf.J131]*[rf.L131]+[rf.K131])" office:value-type="float" office:value="-0.154764054358282" calcext:value-type="float">
            <text:p>-0,154764054358282</text:p>
          </table:table-cell>
          <table:table-cell table:style-name="ce17" table:formula="of:=[rf.M131]-[rf.$B$8]" office:value-type="float" office:value="0.17684850352064" calcext:value-type="float">
            <text:p>0,17684850352064</text:p>
          </table:table-cell>
          <table:table-cell table:number-columns-repeated="1010"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[rf.A132]*analyze_resolution" office:value-type="float" office:value="-14.85" calcext:value-type="float">
            <text:p>-14,85</text:p>
          </table:table-cell>
          <table:table-cell table:formula="of:=RADIANS(-[rf.B132])" office:value-type="float" office:value="0.259181393921158" calcext:value-type="float">
            <text:p>0,259181393921158</text:p>
          </table:table-cell>
          <table:table-cell table:formula="of:=COS([rf.$B$6])*servo_saver_arm_length*COS([rf.C132])-SIN([rf.$B$6])*servo_saver_arm_length*SIN([rf.C132])+[rf.$B$24]" office:value-type="float" office:value="358.465601632271" calcext:value-type="float">
            <text:p>358,465601632271</text:p>
          </table:table-cell>
          <table:table-cell table:formula="of:=COS([rf.$B$6])*servo_saver_arm_length*SIN([rf.C132])+SIN([rf.$B$6])*servo_saver_arm_length*COS([rf.C132])+[rf.$C$24]" office:value-type="float" office:value="4.10062997012795" calcext:value-type="float">
            <text:p>4,10062997012795</text:p>
          </table:table-cell>
          <table:table-cell table:formula="of:=[$rf.D132]-[$rf.$B$14]" office:value-type="float" office:value="58.4656016322705" calcext:value-type="float">
            <text:p>58,4656016322705</text:p>
          </table:table-cell>
          <table:table-cell table:formula="of:=[rf.E132]-[$rf.$C$14]" office:value-type="float" office:value="99.1006299701279" calcext:value-type="float">
            <text:p>99,1006299701279</text:p>
          </table:table-cell>
          <table:table-cell table:style-name="Default" table:formula="of:=SQRT([rf.F132]^2+[rf.G132]^2)" office:value-type="float" office:value="115.061554981234" calcext:value-type="float">
            <text:p>115,061554981234</text:p>
          </table:table-cell>
          <table:table-cell table:formula="of:=([rf.H132]^2-[rf.$B$42]^2+[rf.$B$43]^2)/(2*[rf.H132])" office:value-type="float" office:value="7.72256002033201" calcext:value-type="float">
            <text:p>7,72256002033201</text:p>
          </table:table-cell>
          <table:table-cell table:formula="of:=ACOS([rf.I132]/[rf.$B$43])" office:value-type="float" office:value="1.19421774624515" calcext:value-type="float">
            <text:p>1,19421774624515</text:p>
          </table:table-cell>
          <table:table-cell table:style-name="ce17" table:formula="of:=ASIN([rf.F132]/[rf.H132])" office:value-type="float" office:value="0.533005890254198" calcext:value-type="float">
            <text:p>0,533005890254198</text:p>
          </table:table-cell>
          <table:table-cell table:style-name="ce17" table:formula="of:=IF(0.5*PI()-[rf.$B$9]&gt;[rf.K132];1;-1)" office:value-type="float" office:value="1" calcext:value-type="float">
            <text:p>1</text:p>
          </table:table-cell>
          <table:table-cell table:style-name="ce17" table:formula="of:=0.5*PI()-([rf.J132]*[rf.L132]+[rf.K132])" office:value-type="float" office:value="-0.156427309704449" calcext:value-type="float">
            <text:p>-0,156427309704449</text:p>
          </table:table-cell>
          <table:table-cell table:style-name="ce17" table:formula="of:=[rf.M132]-[rf.$B$8]" office:value-type="float" office:value="0.175185248174474" calcext:value-type="float">
            <text:p>0,175185248174474</text:p>
          </table:table-cell>
          <table:table-cell table:number-columns-repeated="10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[rf.A133]*analyze_resolution" office:value-type="float" office:value="-14.7" calcext:value-type="float">
            <text:p>-14,7</text:p>
          </table:table-cell>
          <table:table-cell table:formula="of:=RADIANS(-[rf.B133])" office:value-type="float" office:value="0.256563400043166" calcext:value-type="float">
            <text:p>0,256563400043166</text:p>
          </table:table-cell>
          <table:table-cell table:formula="of:=COS([rf.$B$6])*servo_saver_arm_length*COS([rf.C133])-SIN([rf.$B$6])*servo_saver_arm_length*SIN([rf.C133])+[rf.$B$24]" office:value-type="float" office:value="358.476284044414" calcext:value-type="float">
            <text:p>358,476284044414</text:p>
          </table:table-cell>
          <table:table-cell table:formula="of:=COS([rf.$B$6])*servo_saver_arm_length*SIN([rf.C133])+SIN([rf.$B$6])*servo_saver_arm_length*COS([rf.C133])+[rf.$C$24]" office:value-type="float" office:value="4.06012711335689" calcext:value-type="float">
            <text:p>4,06012711335689</text:p>
          </table:table-cell>
          <table:table-cell table:formula="of:=[$rf.D133]-[$rf.$B$14]" office:value-type="float" office:value="58.476284044414" calcext:value-type="float">
            <text:p>58,476284044414</text:p>
          </table:table-cell>
          <table:table-cell table:formula="of:=[rf.E133]-[$rf.$C$14]" office:value-type="float" office:value="99.0601271133569" calcext:value-type="float">
            <text:p>99,0601271133569</text:p>
          </table:table-cell>
          <table:table-cell table:style-name="Default" table:formula="of:=SQRT([rf.F133]^2+[rf.G133]^2)" office:value-type="float" office:value="115.032102386062" calcext:value-type="float">
            <text:p>115,032102386062</text:p>
          </table:table-cell>
          <table:table-cell table:formula="of:=([rf.H133]^2-[rf.$B$42]^2+[rf.$B$43]^2)/(2*[rf.H133])" office:value-type="float" office:value="7.69508092387508" calcext:value-type="float">
            <text:p>7,69508092387508</text:p>
          </table:table-cell>
          <table:table-cell table:formula="of:=ACOS([rf.I133]/[rf.$B$43])" office:value-type="float" office:value="1.1956244837434" calcext:value-type="float">
            <text:p>1,1956244837434</text:p>
          </table:table-cell>
          <table:table-cell table:style-name="ce17" table:formula="of:=ASIN([rf.F133]/[rf.H133])" office:value-type="float" office:value="0.533264783921437" calcext:value-type="float">
            <text:p>0,533264783921437</text:p>
          </table:table-cell>
          <table:table-cell table:style-name="ce17" table:formula="of:=IF(0.5*PI()-[rf.$B$9]&gt;[rf.K133];1;-1)" office:value-type="float" office:value="1" calcext:value-type="float">
            <text:p>1</text:p>
          </table:table-cell>
          <table:table-cell table:style-name="ce17" table:formula="of:=0.5*PI()-([rf.J133]*[rf.L133]+[rf.K133])" office:value-type="float" office:value="-0.158092940869939" calcext:value-type="float">
            <text:p>-0,158092940869939</text:p>
          </table:table-cell>
          <table:table-cell table:style-name="ce17" table:formula="of:=[rf.M133]-[rf.$B$8]" office:value-type="float" office:value="0.173519617008984" calcext:value-type="float">
            <text:p>0,173519617008984</text:p>
          </table:table-cell>
          <table:table-cell table:number-columns-repeated="1010"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[rf.A134]*analyze_resolution" office:value-type="float" office:value="-14.55" calcext:value-type="float">
            <text:p>-14,55</text:p>
          </table:table-cell>
          <table:table-cell table:formula="of:=RADIANS(-[rf.B134])" office:value-type="float" office:value="0.253945406165175" calcext:value-type="float">
            <text:p>0,253945406165175</text:p>
          </table:table-cell>
          <table:table-cell table:formula="of:=COS([rf.$B$6])*servo_saver_arm_length*COS([rf.C134])-SIN([rf.$B$6])*servo_saver_arm_length*SIN([rf.C134])+[rf.$B$24]" office:value-type="float" office:value="358.48686038384" calcext:value-type="float">
            <text:p>358,48686038384</text:p>
          </table:table-cell>
          <table:table-cell table:formula="of:=COS([rf.$B$6])*servo_saver_arm_length*SIN([rf.C134])+SIN([rf.$B$6])*servo_saver_arm_length*COS([rf.C134])+[rf.$C$24]" office:value-type="float" office:value="4.01959642892921" calcext:value-type="float">
            <text:p>4,01959642892921</text:p>
          </table:table-cell>
          <table:table-cell table:formula="of:=[$rf.D134]-[$rf.$B$14]" office:value-type="float" office:value="58.4868603838396" calcext:value-type="float">
            <text:p>58,4868603838396</text:p>
          </table:table-cell>
          <table:table-cell table:formula="of:=[rf.E134]-[$rf.$C$14]" office:value-type="float" office:value="99.0195964289292" calcext:value-type="float">
            <text:p>99,0195964289292</text:p>
          </table:table-cell>
          <table:table-cell table:style-name="Default" table:formula="of:=SQRT([rf.F134]^2+[rf.G134]^2)" office:value-type="float" office:value="115.002579599358" calcext:value-type="float">
            <text:p>115,002579599358</text:p>
          </table:table-cell>
          <table:table-cell table:formula="of:=([rf.H134]^2-[rf.$B$42]^2+[rf.$B$43]^2)/(2*[rf.H134])" office:value-type="float" office:value="7.66752978368688" calcext:value-type="float">
            <text:p>7,66752978368688</text:p>
          </table:table-cell>
          <table:table-cell table:formula="of:=ACOS([rf.I134]/[rf.$B$43])" office:value-type="float" office:value="1.19703412740065" calcext:value-type="float">
            <text:p>1,19703412740065</text:p>
          </table:table-cell>
          <table:table-cell table:style-name="ce17" table:formula="of:=ASIN([rf.F134]/[rf.H134])" office:value-type="float" office:value="0.53352313907672" calcext:value-type="float">
            <text:p>0,53352313907672</text:p>
          </table:table-cell>
          <table:table-cell table:style-name="ce17" table:formula="of:=IF(0.5*PI()-[rf.$B$9]&gt;[rf.K134];1;-1)" office:value-type="float" office:value="1" calcext:value-type="float">
            <text:p>1</text:p>
          </table:table-cell>
          <table:table-cell table:style-name="ce17" table:formula="of:=0.5*PI()-([rf.J134]*[rf.L134]+[rf.K134])" office:value-type="float" office:value="-0.159760939682471" calcext:value-type="float">
            <text:p>-0,159760939682471</text:p>
          </table:table-cell>
          <table:table-cell table:style-name="ce17" table:formula="of:=[rf.M134]-[rf.$B$8]" office:value-type="float" office:value="0.171851618196452" calcext:value-type="float">
            <text:p>0,171851618196452</text:p>
          </table:table-cell>
          <table:table-cell table:number-columns-repeated="1010"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[rf.A135]*analyze_resolution" office:value-type="float" office:value="-14.4" calcext:value-type="float">
            <text:p>-14,4</text:p>
          </table:table-cell>
          <table:table-cell table:formula="of:=RADIANS(-[rf.B135])" office:value-type="float" office:value="0.251327412287183" calcext:value-type="float">
            <text:p>0,251327412287183</text:p>
          </table:table-cell>
          <table:table-cell table:formula="of:=COS([rf.$B$6])*servo_saver_arm_length*COS([rf.C135])-SIN([rf.$B$6])*servo_saver_arm_length*SIN([rf.C135])+[rf.$B$24]" office:value-type="float" office:value="358.497330578058" calcext:value-type="float">
            <text:p>358,497330578058</text:p>
          </table:table-cell>
          <table:table-cell table:formula="of:=COS([rf.$B$6])*servo_saver_arm_length*SIN([rf.C135])+SIN([rf.$B$6])*servo_saver_arm_length*COS([rf.C135])+[rf.$C$24]" office:value-type="float" office:value="3.97903819463768" calcext:value-type="float">
            <text:p>3,97903819463768</text:p>
          </table:table-cell>
          <table:table-cell table:formula="of:=[$rf.D135]-[$rf.$B$14]" office:value-type="float" office:value="58.4973305780581" calcext:value-type="float">
            <text:p>58,4973305780581</text:p>
          </table:table-cell>
          <table:table-cell table:formula="of:=[rf.E135]-[$rf.$C$14]" office:value-type="float" office:value="98.9790381946377" calcext:value-type="float">
            <text:p>98,9790381946377</text:p>
          </table:table-cell>
          <table:table-cell table:style-name="Default" table:formula="of:=SQRT([rf.F135]^2+[rf.G135]^2)" office:value-type="float" office:value="114.972986769476" calcext:value-type="float">
            <text:p>114,972986769476</text:p>
          </table:table-cell>
          <table:table-cell table:formula="of:=([rf.H135]^2-[rf.$B$42]^2+[rf.$B$43]^2)/(2*[rf.H135])" office:value-type="float" office:value="7.6399066863748" calcext:value-type="float">
            <text:p>7,6399066863748</text:p>
          </table:table-cell>
          <table:table-cell table:formula="of:=ACOS([rf.I135]/[rf.$B$43])" office:value-type="float" office:value="1.19844667076205" calcext:value-type="float">
            <text:p>1,19844667076205</text:p>
          </table:table-cell>
          <table:table-cell table:style-name="ce17" table:formula="of:=ASIN([rf.F135]/[rf.H135])" office:value-type="float" office:value="0.533780954023719" calcext:value-type="float">
            <text:p>0,533780954023719</text:p>
          </table:table-cell>
          <table:table-cell table:style-name="ce17" table:formula="of:=IF(0.5*PI()-[rf.$B$9]&gt;[rf.K135];1;-1)" office:value-type="float" office:value="1" calcext:value-type="float">
            <text:p>1</text:p>
          </table:table-cell>
          <table:table-cell table:style-name="ce17" table:formula="of:=0.5*PI()-([rf.J135]*[rf.L135]+[rf.K135])" office:value-type="float" office:value="-0.161431297990873" calcext:value-type="float">
            <text:p>-0,161431297990873</text:p>
          </table:table-cell>
          <table:table-cell table:style-name="ce17" table:formula="of:=[rf.M135]-[rf.$B$8]" office:value-type="float" office:value="0.170181259888049" calcext:value-type="float">
            <text:p>0,170181259888049</text:p>
          </table:table-cell>
          <table:table-cell table:number-columns-repeated="1010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[rf.A136]*analyze_resolution" office:value-type="float" office:value="-14.25" calcext:value-type="float">
            <text:p>-14,25</text:p>
          </table:table-cell>
          <table:table-cell table:formula="of:=RADIANS(-[rf.B136])" office:value-type="float" office:value="0.248709418409192" calcext:value-type="float">
            <text:p>0,248709418409192</text:p>
          </table:table-cell>
          <table:table-cell table:formula="of:=COS([rf.$B$6])*servo_saver_arm_length*COS([rf.C136])-SIN([rf.$B$6])*servo_saver_arm_length*SIN([rf.C136])+[rf.$B$24]" office:value-type="float" office:value="358.507694555308" calcext:value-type="float">
            <text:p>358,507694555308</text:p>
          </table:table-cell>
          <table:table-cell table:formula="of:=COS([rf.$B$6])*servo_saver_arm_length*SIN([rf.C136])+SIN([rf.$B$6])*servo_saver_arm_length*COS([rf.C136])+[rf.$C$24]" office:value-type="float" office:value="3.93845268846389" calcext:value-type="float">
            <text:p>3,93845268846389</text:p>
          </table:table-cell>
          <table:table-cell table:formula="of:=[$rf.D136]-[$rf.$B$14]" office:value-type="float" office:value="58.5076945553081" calcext:value-type="float">
            <text:p>58,5076945553081</text:p>
          </table:table-cell>
          <table:table-cell table:formula="of:=[rf.E136]-[$rf.$C$14]" office:value-type="float" office:value="98.9384526884639" calcext:value-type="float">
            <text:p>98,9384526884639</text:p>
          </table:table-cell>
          <table:table-cell table:style-name="Default" table:formula="of:=SQRT([rf.F136]^2+[rf.G136]^2)" office:value-type="float" office:value="114.943324045221" calcext:value-type="float">
            <text:p>114,943324045221</text:p>
          </table:table-cell>
          <table:table-cell table:formula="of:=([rf.H136]^2-[rf.$B$42]^2+[rf.$B$43]^2)/(2*[rf.H136])" office:value-type="float" office:value="7.61221171891297" calcext:value-type="float">
            <text:p>7,61221171891297</text:p>
          </table:table-cell>
          <table:table-cell table:formula="of:=ACOS([rf.I136]/[rf.$B$43])" office:value-type="float" office:value="1.19986210739457" calcext:value-type="float">
            <text:p>1,19986210739457</text:p>
          </table:table-cell>
          <table:table-cell table:style-name="ce17" table:formula="of:=ASIN([rf.F136]/[rf.H136])" office:value-type="float" office:value="0.534038227065437" calcext:value-type="float">
            <text:p>0,534038227065437</text:p>
          </table:table-cell>
          <table:table-cell table:style-name="ce17" table:formula="of:=IF(0.5*PI()-[rf.$B$9]&gt;[rf.K136];1;-1)" office:value-type="float" office:value="1" calcext:value-type="float">
            <text:p>1</text:p>
          </table:table-cell>
          <table:table-cell table:style-name="ce17" table:formula="of:=0.5*PI()-([rf.J136]*[rf.L136]+[rf.K136])" office:value-type="float" office:value="-0.163104007665112" calcext:value-type="float">
            <text:p>-0,163104007665112</text:p>
          </table:table-cell>
          <table:table-cell table:style-name="ce17" table:formula="of:=[rf.M136]-[rf.$B$8]" office:value-type="float" office:value="0.168508550213811" calcext:value-type="float">
            <text:p>0,168508550213811</text:p>
          </table:table-cell>
          <table:table-cell table:number-columns-repeated="1010"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[rf.A137]*analyze_resolution" office:value-type="float" office:value="-14.1" calcext:value-type="float">
            <text:p>-14,1</text:p>
          </table:table-cell>
          <table:table-cell table:formula="of:=RADIANS(-[rf.B137])" office:value-type="float" office:value="0.2460914245312" calcext:value-type="float">
            <text:p>0,2460914245312</text:p>
          </table:table-cell>
          <table:table-cell table:formula="of:=COS([rf.$B$6])*servo_saver_arm_length*COS([rf.C137])-SIN([rf.$B$6])*servo_saver_arm_length*SIN([rf.C137])+[rf.$B$24]" office:value-type="float" office:value="358.517952244556" calcext:value-type="float">
            <text:p>358,517952244556</text:p>
          </table:table-cell>
          <table:table-cell table:formula="of:=COS([rf.$B$6])*servo_saver_arm_length*SIN([rf.C137])+SIN([rf.$B$6])*servo_saver_arm_length*COS([rf.C137])+[rf.$C$24]" office:value-type="float" office:value="3.89784018857636" calcext:value-type="float">
            <text:p>3,89784018857636</text:p>
          </table:table-cell>
          <table:table-cell table:formula="of:=[$rf.D137]-[$rf.$B$14]" office:value-type="float" office:value="58.5179522445559" calcext:value-type="float">
            <text:p>58,5179522445559</text:p>
          </table:table-cell>
          <table:table-cell table:formula="of:=[rf.E137]-[$rf.$C$14]" office:value-type="float" office:value="98.8978401885764" calcext:value-type="float">
            <text:p>98,8978401885764</text:p>
          </table:table-cell>
          <table:table-cell table:style-name="Default" table:formula="of:=SQRT([rf.F137]^2+[rf.G137]^2)" office:value-type="float" office:value="114.91359157585" calcext:value-type="float">
            <text:p>114,91359157585</text:p>
          </table:table-cell>
          <table:table-cell table:formula="of:=([rf.H137]^2-[rf.$B$42]^2+[rf.$B$43]^2)/(2*[rf.H137])" office:value-type="float" office:value="7.58444496864326" calcext:value-type="float">
            <text:p>7,58444496864326</text:p>
          </table:table-cell>
          <table:table-cell table:formula="of:=ACOS([rf.I137]/[rf.$B$43])" office:value-type="float" office:value="1.20128043088702" calcext:value-type="float">
            <text:p>1,20128043088702</text:p>
          </table:table-cell>
          <table:table-cell table:style-name="ce17" table:formula="of:=ASIN([rf.F137]/[rf.H137])" office:value-type="float" office:value="0.534294956504202" calcext:value-type="float">
            <text:p>0,534294956504202</text:p>
          </table:table-cell>
          <table:table-cell table:style-name="ce17" table:formula="of:=IF(0.5*PI()-[rf.$B$9]&gt;[rf.K137];1;-1)" office:value-type="float" office:value="1" calcext:value-type="float">
            <text:p>1</text:p>
          </table:table-cell>
          <table:table-cell table:style-name="ce17" table:formula="of:=0.5*PI()-([rf.J137]*[rf.L137]+[rf.K137])" office:value-type="float" office:value="-0.16477906059633" calcext:value-type="float">
            <text:p>-0,16477906059633</text:p>
          </table:table-cell>
          <table:table-cell table:style-name="ce17" table:formula="of:=[rf.M137]-[rf.$B$8]" office:value-type="float" office:value="0.166833497282593" calcext:value-type="float">
            <text:p>0,166833497282593</text:p>
          </table:table-cell>
          <table:table-cell table:number-columns-repeated="1010"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[rf.A138]*analyze_resolution" office:value-type="float" office:value="-13.95" calcext:value-type="float">
            <text:p>-13,95</text:p>
          </table:table-cell>
          <table:table-cell table:formula="of:=RADIANS(-[rf.B138])" office:value-type="float" office:value="0.243473430653209" calcext:value-type="float">
            <text:p>0,243473430653209</text:p>
          </table:table-cell>
          <table:table-cell table:formula="of:=COS([rf.$B$6])*servo_saver_arm_length*COS([rf.C138])-SIN([rf.$B$6])*servo_saver_arm_length*SIN([rf.C138])+[rf.$B$24]" office:value-type="float" office:value="358.528103575497" calcext:value-type="float">
            <text:p>358,528103575497</text:p>
          </table:table-cell>
          <table:table-cell table:formula="of:=COS([rf.$B$6])*servo_saver_arm_length*SIN([rf.C138])+SIN([rf.$B$6])*servo_saver_arm_length*COS([rf.C138])+[rf.$C$24]" office:value-type="float" office:value="3.85720097332862" calcext:value-type="float">
            <text:p>3,85720097332862</text:p>
          </table:table-cell>
          <table:table-cell table:formula="of:=[$rf.D138]-[$rf.$B$14]" office:value-type="float" office:value="58.5281035754967" calcext:value-type="float">
            <text:p>58,5281035754967</text:p>
          </table:table-cell>
          <table:table-cell table:formula="of:=[rf.E138]-[$rf.$C$14]" office:value-type="float" office:value="98.8572009733286" calcext:value-type="float">
            <text:p>98,8572009733286</text:p>
          </table:table-cell>
          <table:table-cell table:style-name="Default" table:formula="of:=SQRT([rf.F138]^2+[rf.G138]^2)" office:value-type="float" office:value="114.883789511076" calcext:value-type="float">
            <text:p>114,883789511076</text:p>
          </table:table-cell>
          <table:table-cell table:formula="of:=([rf.H138]^2-[rf.$B$42]^2+[rf.$B$43]^2)/(2*[rf.H138])" office:value-type="float" office:value="7.55660652327634" calcext:value-type="float">
            <text:p>7,55660652327634</text:p>
          </table:table-cell>
          <table:table-cell table:formula="of:=ACOS([rf.I138]/[rf.$B$43])" office:value-type="float" office:value="1.2027016348501" calcext:value-type="float">
            <text:p>1,2027016348501</text:p>
          </table:table-cell>
          <table:table-cell table:style-name="ce17" table:formula="of:=ASIN([rf.F138]/[rf.H138])" office:value-type="float" office:value="0.534551140641679" calcext:value-type="float">
            <text:p>0,534551140641679</text:p>
          </table:table-cell>
          <table:table-cell table:style-name="ce17" table:formula="of:=IF(0.5*PI()-[rf.$B$9]&gt;[rf.K138];1;-1)" office:value-type="float" office:value="1" calcext:value-type="float">
            <text:p>1</text:p>
          </table:table-cell>
          <table:table-cell table:style-name="ce17" table:formula="of:=0.5*PI()-([rf.J138]*[rf.L138]+[rf.K138])" office:value-type="float" office:value="-0.166456448696884" calcext:value-type="float">
            <text:p>-0,166456448696884</text:p>
          </table:table-cell>
          <table:table-cell table:style-name="ce17" table:formula="of:=[rf.M138]-[rf.$B$8]" office:value-type="float" office:value="0.165156109182039" calcext:value-type="float">
            <text:p>0,165156109182039</text:p>
          </table:table-cell>
          <table:table-cell table:number-columns-repeated="1010"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[rf.A139]*analyze_resolution" office:value-type="float" office:value="-13.8" calcext:value-type="float">
            <text:p>-13,8</text:p>
          </table:table-cell>
          <table:table-cell table:formula="of:=RADIANS(-[rf.B139])" office:value-type="float" office:value="0.240855436775217" calcext:value-type="float">
            <text:p>0,240855436775217</text:p>
          </table:table-cell>
          <table:table-cell table:formula="of:=COS([rf.$B$6])*servo_saver_arm_length*COS([rf.C139])-SIN([rf.$B$6])*servo_saver_arm_length*SIN([rf.C139])+[rf.$B$24]" office:value-type="float" office:value="358.538148478554" calcext:value-type="float">
            <text:p>358,538148478554</text:p>
          </table:table-cell>
          <table:table-cell table:formula="of:=COS([rf.$B$6])*servo_saver_arm_length*SIN([rf.C139])+SIN([rf.$B$6])*servo_saver_arm_length*COS([rf.C139])+[rf.$C$24]" office:value-type="float" office:value="3.81653532125729" calcext:value-type="float">
            <text:p>3,81653532125729</text:p>
          </table:table-cell>
          <table:table-cell table:formula="of:=[$rf.D139]-[$rf.$B$14]" office:value-type="float" office:value="58.5381484785542" calcext:value-type="float">
            <text:p>58,5381484785542</text:p>
          </table:table-cell>
          <table:table-cell table:formula="of:=[rf.E139]-[$rf.$C$14]" office:value-type="float" office:value="98.8165353212573" calcext:value-type="float">
            <text:p>98,8165353212573</text:p>
          </table:table-cell>
          <table:table-cell table:style-name="Default" table:formula="of:=SQRT([rf.F139]^2+[rf.G139]^2)" office:value-type="float" office:value="114.853918001061" calcext:value-type="float">
            <text:p>114,853918001061</text:p>
          </table:table-cell>
          <table:table-cell table:formula="of:=([rf.H139]^2-[rf.$B$42]^2+[rf.$B$43]^2)/(2*[rf.H139])" office:value-type="float" office:value="7.52869647089275" calcext:value-type="float">
            <text:p>7,52869647089275</text:p>
          </table:table-cell>
          <table:table-cell table:formula="of:=ACOS([rf.I139]/[rf.$B$43])" office:value-type="float" office:value="1.20412571291641" calcext:value-type="float">
            <text:p>1,20412571291641</text:p>
          </table:table-cell>
          <table:table-cell table:style-name="ce17" table:formula="of:=ASIN([rf.F139]/[rf.H139])" office:value-type="float" office:value="0.534806777778863" calcext:value-type="float">
            <text:p>0,534806777778863</text:p>
          </table:table-cell>
          <table:table-cell table:style-name="ce17" table:formula="of:=IF(0.5*PI()-[rf.$B$9]&gt;[rf.K139];1;-1)" office:value-type="float" office:value="1" calcext:value-type="float">
            <text:p>1</text:p>
          </table:table-cell>
          <table:table-cell table:style-name="ce17" table:formula="of:=0.5*PI()-([rf.J139]*[rf.L139]+[rf.K139])" office:value-type="float" office:value="-0.168136163900377" calcext:value-type="float">
            <text:p>-0,168136163900377</text:p>
          </table:table-cell>
          <table:table-cell table:style-name="ce17" table:formula="of:=[rf.M139]-[rf.$B$8]" office:value-type="float" office:value="0.163476393978545" calcext:value-type="float">
            <text:p>0,163476393978545</text:p>
          </table:table-cell>
          <table:table-cell table:number-columns-repeated="1010"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[rf.A140]*analyze_resolution" office:value-type="float" office:value="-13.65" calcext:value-type="float">
            <text:p>-13,65</text:p>
          </table:table-cell>
          <table:table-cell table:formula="of:=RADIANS(-[rf.B140])" office:value-type="float" office:value="0.238237442897226" calcext:value-type="float">
            <text:p>0,238237442897226</text:p>
          </table:table-cell>
          <table:table-cell table:formula="of:=COS([rf.$B$6])*servo_saver_arm_length*COS([rf.C140])-SIN([rf.$B$6])*servo_saver_arm_length*SIN([rf.C140])+[rf.$B$24]" office:value-type="float" office:value="358.548086884882" calcext:value-type="float">
            <text:p>358,548086884882</text:p>
          </table:table-cell>
          <table:table-cell table:formula="of:=COS([rf.$B$6])*servo_saver_arm_length*SIN([rf.C140])+SIN([rf.$B$6])*servo_saver_arm_length*COS([rf.C140])+[rf.$C$24]" office:value-type="float" office:value="3.77584351108021" calcext:value-type="float">
            <text:p>3,77584351108021</text:p>
          </table:table-cell>
          <table:table-cell table:formula="of:=[$rf.D140]-[$rf.$B$14]" office:value-type="float" office:value="58.5480868848818" calcext:value-type="float">
            <text:p>58,5480868848818</text:p>
          </table:table-cell>
          <table:table-cell table:formula="of:=[rf.E140]-[$rf.$C$14]" office:value-type="float" office:value="98.7758435110802" calcext:value-type="float">
            <text:p>98,7758435110802</text:p>
          </table:table-cell>
          <table:table-cell table:style-name="Default" table:formula="of:=SQRT([rf.F140]^2+[rf.G140]^2)" office:value-type="float" office:value="114.823977196425" calcext:value-type="float">
            <text:p>114,823977196425</text:p>
          </table:table-cell>
          <table:table-cell table:formula="of:=([rf.H140]^2-[rf.$B$42]^2+[rf.$B$43]^2)/(2*[rf.H140])" office:value-type="float" office:value="7.50071489994408" calcext:value-type="float">
            <text:p>7,50071489994408</text:p>
          </table:table-cell>
          <table:table-cell table:formula="of:=ACOS([rf.I140]/[rf.$B$43])" office:value-type="float" office:value="1.2055526587405" calcext:value-type="float">
            <text:p>1,2055526587405</text:p>
          </table:table-cell>
          <table:table-cell table:style-name="ce17" table:formula="of:=ASIN([rf.F140]/[rf.H140])" office:value-type="float" office:value="0.535061866216092" calcext:value-type="float">
            <text:p>0,535061866216092</text:p>
          </table:table-cell>
          <table:table-cell table:style-name="ce17" table:formula="of:=IF(0.5*PI()-[rf.$B$9]&gt;[rf.K140];1;-1)" office:value-type="float" office:value="1" calcext:value-type="float">
            <text:p>1</text:p>
          </table:table-cell>
          <table:table-cell table:style-name="ce17" table:formula="of:=0.5*PI()-([rf.J140]*[rf.L140]+[rf.K140])" office:value-type="float" office:value="-0.16981819816169" calcext:value-type="float">
            <text:p>-0,16981819816169</text:p>
          </table:table-cell>
          <table:table-cell table:style-name="ce17" table:formula="of:=[rf.M140]-[rf.$B$8]" office:value-type="float" office:value="0.161794359717232" calcext:value-type="float">
            <text:p>0,161794359717232</text:p>
          </table:table-cell>
          <table:table-cell table:number-columns-repeated="1010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[rf.A141]*analyze_resolution" office:value-type="float" office:value="-13.5" calcext:value-type="float">
            <text:p>-13,5</text:p>
          </table:table-cell>
          <table:table-cell table:formula="of:=RADIANS(-[rf.B141])" office:value-type="float" office:value="0.235619449019234" calcext:value-type="float">
            <text:p>0,235619449019234</text:p>
          </table:table-cell>
          <table:table-cell table:formula="of:=COS([rf.$B$6])*servo_saver_arm_length*COS([rf.C141])-SIN([rf.$B$6])*servo_saver_arm_length*SIN([rf.C141])+[rf.$B$24]" office:value-type="float" office:value="358.557918726363" calcext:value-type="float">
            <text:p>358,557918726363</text:p>
          </table:table-cell>
          <table:table-cell table:formula="of:=COS([rf.$B$6])*servo_saver_arm_length*SIN([rf.C141])+SIN([rf.$B$6])*servo_saver_arm_length*COS([rf.C141])+[rf.$C$24]" office:value-type="float" office:value="3.73512582169449" calcext:value-type="float">
            <text:p>3,73512582169449</text:p>
          </table:table-cell>
          <table:table-cell table:formula="of:=[$rf.D141]-[$rf.$B$14]" office:value-type="float" office:value="58.5579187263628" calcext:value-type="float">
            <text:p>58,5579187263628</text:p>
          </table:table-cell>
          <table:table-cell table:formula="of:=[rf.E141]-[$rf.$C$14]" office:value-type="float" office:value="98.7351258216945" calcext:value-type="float">
            <text:p>98,7351258216945</text:p>
          </table:table-cell>
          <table:table-cell table:style-name="Default" table:formula="of:=SQRT([rf.F141]^2+[rf.G141]^2)" office:value-type="float" office:value="114.793967248236" calcext:value-type="float">
            <text:p>114,793967248236</text:p>
          </table:table-cell>
          <table:table-cell table:formula="of:=([rf.H141]^2-[rf.$B$42]^2+[rf.$B$43]^2)/(2*[rf.H141])" office:value-type="float" office:value="7.47266189925395" calcext:value-type="float">
            <text:p>7,47266189925395</text:p>
          </table:table-cell>
          <table:table-cell table:formula="of:=ACOS([rf.I141]/[rf.$B$43])" office:value-type="float" office:value="1.20698246599887" calcext:value-type="float">
            <text:p>1,20698246599887</text:p>
          </table:table-cell>
          <table:table-cell table:style-name="ce17" table:formula="of:=ASIN([rf.F141]/[rf.H141])" office:value-type="float" office:value="0.535316404253042" calcext:value-type="float">
            <text:p>0,535316404253042</text:p>
          </table:table-cell>
          <table:table-cell table:style-name="ce17" table:formula="of:=IF(0.5*PI()-[rf.$B$9]&gt;[rf.K141];1;-1)" office:value-type="float" office:value="1" calcext:value-type="float">
            <text:p>1</text:p>
          </table:table-cell>
          <table:table-cell table:style-name="ce17" table:formula="of:=0.5*PI()-([rf.J141]*[rf.L141]+[rf.K141])" office:value-type="float" office:value="-0.171502543457013" calcext:value-type="float">
            <text:p>-0,171502543457013</text:p>
          </table:table-cell>
          <table:table-cell table:style-name="ce17" table:formula="of:=[rf.M141]-[rf.$B$8]" office:value-type="float" office:value="0.16011001442191" calcext:value-type="float">
            <text:p>0,16011001442191</text:p>
          </table:table-cell>
          <table:table-cell table:number-columns-repeated="1010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[rf.A142]*analyze_resolution" office:value-type="float" office:value="-13.35" calcext:value-type="float">
            <text:p>-13,35</text:p>
          </table:table-cell>
          <table:table-cell table:formula="of:=RADIANS(-[rf.B142])" office:value-type="float" office:value="0.233001455141243" calcext:value-type="float">
            <text:p>0,233001455141243</text:p>
          </table:table-cell>
          <table:table-cell table:formula="of:=COS([rf.$B$6])*servo_saver_arm_length*COS([rf.C142])-SIN([rf.$B$6])*servo_saver_arm_length*SIN([rf.C142])+[rf.$B$24]" office:value-type="float" office:value="358.567643935611" calcext:value-type="float">
            <text:p>358,567643935611</text:p>
          </table:table-cell>
          <table:table-cell table:formula="of:=COS([rf.$B$6])*servo_saver_arm_length*SIN([rf.C142])+SIN([rf.$B$6])*servo_saver_arm_length*COS([rf.C142])+[rf.$C$24]" office:value-type="float" office:value="3.6943825321746" calcext:value-type="float">
            <text:p>3,6943825321746</text:p>
          </table:table-cell>
          <table:table-cell table:formula="of:=[$rf.D142]-[$rf.$B$14]" office:value-type="float" office:value="58.5676439356109" calcext:value-type="float">
            <text:p>58,5676439356109</text:p>
          </table:table-cell>
          <table:table-cell table:formula="of:=[rf.E142]-[$rf.$C$14]" office:value-type="float" office:value="98.6943825321746" calcext:value-type="float">
            <text:p>98,6943825321746</text:p>
          </table:table-cell>
          <table:table-cell table:style-name="Default" table:formula="of:=SQRT([rf.F142]^2+[rf.G142]^2)" office:value-type="float" office:value="114.76388830802" calcext:value-type="float">
            <text:p>114,76388830802</text:p>
          </table:table-cell>
          <table:table-cell table:formula="of:=([rf.H142]^2-[rf.$B$42]^2+[rf.$B$43]^2)/(2*[rf.H142])" office:value-type="float" office:value="7.44453755801926" calcext:value-type="float">
            <text:p>7,44453755801926</text:p>
          </table:table-cell>
          <table:table-cell table:formula="of:=ACOS([rf.I142]/[rf.$B$43])" office:value-type="float" office:value="1.20841512839003" calcext:value-type="float">
            <text:p>1,20841512839003</text:p>
          </table:table-cell>
          <table:table-cell table:style-name="ce17" table:formula="of:=ASIN([rf.F142]/[rf.H142])" office:value-type="float" office:value="0.535570390188738" calcext:value-type="float">
            <text:p>0,535570390188738</text:p>
          </table:table-cell>
          <table:table-cell table:style-name="ce17" table:formula="of:=IF(0.5*PI()-[rf.$B$9]&gt;[rf.K142];1;-1)" office:value-type="float" office:value="1" calcext:value-type="float">
            <text:p>1</text:p>
          </table:table-cell>
          <table:table-cell table:style-name="ce17" table:formula="of:=0.5*PI()-([rf.J142]*[rf.L142]+[rf.K142])" office:value-type="float" office:value="-0.173189191783869" calcext:value-type="float">
            <text:p>-0,173189191783869</text:p>
          </table:table-cell>
          <table:table-cell table:style-name="ce17" table:formula="of:=[rf.M142]-[rf.$B$8]" office:value-type="float" office:value="0.158423366095054" calcext:value-type="float">
            <text:p>0,158423366095054</text:p>
          </table:table-cell>
          <table:table-cell table:number-columns-repeated="10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[rf.A143]*analyze_resolution" office:value-type="float" office:value="-13.2" calcext:value-type="float">
            <text:p>-13,2</text:p>
          </table:table-cell>
          <table:table-cell table:formula="of:=RADIANS(-[rf.B143])" office:value-type="float" office:value="0.230383461263251" calcext:value-type="float">
            <text:p>0,230383461263251</text:p>
          </table:table-cell>
          <table:table-cell table:formula="of:=COS([rf.$B$6])*servo_saver_arm_length*COS([rf.C143])-SIN([rf.$B$6])*servo_saver_arm_length*SIN([rf.C143])+[rf.$B$24]" office:value-type="float" office:value="358.577262445971" calcext:value-type="float">
            <text:p>358,577262445971</text:p>
          </table:table-cell>
          <table:table-cell table:formula="of:=COS([rf.$B$6])*servo_saver_arm_length*SIN([rf.C143])+SIN([rf.$B$6])*servo_saver_arm_length*COS([rf.C143])+[rf.$C$24]" office:value-type="float" office:value="3.65361392177049" calcext:value-type="float">
            <text:p>3,65361392177049</text:p>
          </table:table-cell>
          <table:table-cell table:formula="of:=[$rf.D143]-[$rf.$B$14]" office:value-type="float" office:value="58.5772624459706" calcext:value-type="float">
            <text:p>58,5772624459706</text:p>
          </table:table-cell>
          <table:table-cell table:formula="of:=[rf.E143]-[$rf.$C$14]" office:value-type="float" office:value="98.6536139217705" calcext:value-type="float">
            <text:p>98,6536139217705</text:p>
          </table:table-cell>
          <table:table-cell table:style-name="Default" table:formula="of:=SQRT([rf.F143]^2+[rf.G143]^2)" office:value-type="float" office:value="114.733740527754" calcext:value-type="float">
            <text:p>114,733740527754</text:p>
          </table:table-cell>
          <table:table-cell table:formula="of:=([rf.H143]^2-[rf.$B$42]^2+[rf.$B$43]^2)/(2*[rf.H143])" office:value-type="float" office:value="7.41634196581106" calcext:value-type="float">
            <text:p>7,41634196581106</text:p>
          </table:table-cell>
          <table:table-cell table:formula="of:=ACOS([rf.I143]/[rf.$B$43])" office:value-type="float" office:value="1.2098506396345" calcext:value-type="float">
            <text:p>1,2098506396345</text:p>
          </table:table-cell>
          <table:table-cell table:style-name="ce17" table:formula="of:=ASIN([rf.F143]/[rf.H143])" office:value-type="float" office:value="0.535823822321549" calcext:value-type="float">
            <text:p>0,535823822321549</text:p>
          </table:table-cell>
          <table:table-cell table:style-name="ce17" table:formula="of:=IF(0.5*PI()-[rf.$B$9]&gt;[rf.K143];1;-1)" office:value-type="float" office:value="1" calcext:value-type="float">
            <text:p>1</text:p>
          </table:table-cell>
          <table:table-cell table:style-name="ce17" table:formula="of:=0.5*PI()-([rf.J143]*[rf.L143]+[rf.K143])" office:value-type="float" office:value="-0.174878135161155" calcext:value-type="float">
            <text:p>-0,174878135161155</text:p>
          </table:table-cell>
          <table:table-cell table:style-name="ce17" table:formula="of:=[rf.M143]-[rf.$B$8]" office:value-type="float" office:value="0.156734422717768" calcext:value-type="float">
            <text:p>0,156734422717768</text:p>
          </table:table-cell>
          <table:table-cell table:number-columns-repeated="1010"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[rf.A144]*analyze_resolution" office:value-type="float" office:value="-13.05" calcext:value-type="float">
            <text:p>-13,05</text:p>
          </table:table-cell>
          <table:table-cell table:formula="of:=RADIANS(-[rf.B144])" office:value-type="float" office:value="0.22776546738526" calcext:value-type="float">
            <text:p>0,22776546738526</text:p>
          </table:table-cell>
          <table:table-cell table:formula="of:=COS([rf.$B$6])*servo_saver_arm_length*COS([rf.C144])-SIN([rf.$B$6])*servo_saver_arm_length*SIN([rf.C144])+[rf.$B$24]" office:value-type="float" office:value="358.586774191518" calcext:value-type="float">
            <text:p>358,586774191518</text:p>
          </table:table-cell>
          <table:table-cell table:formula="of:=COS([rf.$B$6])*servo_saver_arm_length*SIN([rf.C144])+SIN([rf.$B$6])*servo_saver_arm_length*COS([rf.C144])+[rf.$C$24]" office:value-type="float" office:value="3.61282026990566" calcext:value-type="float">
            <text:p>3,61282026990566</text:p>
          </table:table-cell>
          <table:table-cell table:formula="of:=[$rf.D144]-[$rf.$B$14]" office:value-type="float" office:value="58.5867741915176" calcext:value-type="float">
            <text:p>58,5867741915176</text:p>
          </table:table-cell>
          <table:table-cell table:formula="of:=[rf.E144]-[$rf.$C$14]" office:value-type="float" office:value="98.6128202699057" calcext:value-type="float">
            <text:p>98,6128202699057</text:p>
          </table:table-cell>
          <table:table-cell table:style-name="Default" table:formula="of:=SQRT([rf.F144]^2+[rf.G144]^2)" office:value-type="float" office:value="114.703524059867" calcext:value-type="float">
            <text:p>114,703524059867</text:p>
          </table:table-cell>
          <table:table-cell table:formula="of:=([rf.H144]^2-[rf.$B$42]^2+[rf.$B$43]^2)/(2*[rf.H144])" office:value-type="float" office:value="7.38807521257597" calcext:value-type="float">
            <text:p>7,38807521257597</text:p>
          </table:table-cell>
          <table:table-cell table:formula="of:=ACOS([rf.I144]/[rf.$B$43])" office:value-type="float" office:value="1.21128899347485" calcext:value-type="float">
            <text:p>1,21128899347485</text:p>
          </table:table-cell>
          <table:table-cell table:style-name="ce17" table:formula="of:=ASIN([rf.F144]/[rf.H144])" office:value-type="float" office:value="0.536076698949199" calcext:value-type="float">
            <text:p>0,536076698949199</text:p>
          </table:table-cell>
          <table:table-cell table:style-name="ce17" table:formula="of:=IF(0.5*PI()-[rf.$B$9]&gt;[rf.K144];1;-1)" office:value-type="float" office:value="1" calcext:value-type="float">
            <text:p>1</text:p>
          </table:table-cell>
          <table:table-cell table:style-name="ce17" table:formula="of:=0.5*PI()-([rf.J144]*[rf.L144]+[rf.K144])" office:value-type="float" office:value="-0.176569365629154" calcext:value-type="float">
            <text:p>-0,176569365629154</text:p>
          </table:table-cell>
          <table:table-cell table:style-name="ce17" table:formula="of:=[rf.M144]-[rf.$B$8]" office:value-type="float" office:value="0.155043192249769" calcext:value-type="float">
            <text:p>0,155043192249769</text:p>
          </table:table-cell>
          <table:table-cell table:number-columns-repeated="10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[rf.A145]*analyze_resolution" office:value-type="float" office:value="-12.9" calcext:value-type="float">
            <text:p>-12,9</text:p>
          </table:table-cell>
          <table:table-cell table:formula="of:=RADIANS(-[rf.B145])" office:value-type="float" office:value="0.225147473507268" calcext:value-type="float">
            <text:p>0,225147473507268</text:p>
          </table:table-cell>
          <table:table-cell table:formula="of:=COS([rf.$B$6])*servo_saver_arm_length*COS([rf.C145])-SIN([rf.$B$6])*servo_saver_arm_length*SIN([rf.C145])+[rf.$B$24]" office:value-type="float" office:value="358.59617910706" calcext:value-type="float">
            <text:p>358,59617910706</text:p>
          </table:table-cell>
          <table:table-cell table:formula="of:=COS([rf.$B$6])*servo_saver_arm_length*SIN([rf.C145])+SIN([rf.$B$6])*servo_saver_arm_length*COS([rf.C145])+[rf.$C$24]" office:value-type="float" office:value="3.57200185617522" calcext:value-type="float">
            <text:p>3,57200185617522</text:p>
          </table:table-cell>
          <table:table-cell table:formula="of:=[$rf.D145]-[$rf.$B$14]" office:value-type="float" office:value="58.5961791070595" calcext:value-type="float">
            <text:p>58,5961791070595</text:p>
          </table:table-cell>
          <table:table-cell table:formula="of:=[rf.E145]-[$rf.$C$14]" office:value-type="float" office:value="98.5720018561752" calcext:value-type="float">
            <text:p>98,5720018561752</text:p>
          </table:table-cell>
          <table:table-cell table:style-name="Default" table:formula="of:=SQRT([rf.F145]^2+[rf.G145]^2)" office:value-type="float" office:value="114.673239057247" calcext:value-type="float">
            <text:p>114,673239057247</text:p>
          </table:table-cell>
          <table:table-cell table:formula="of:=([rf.H145]^2-[rf.$B$42]^2+[rf.$B$43]^2)/(2*[rf.H145])" office:value-type="float" office:value="7.35973738863704" calcext:value-type="float">
            <text:p>7,35973738863704</text:p>
          </table:table-cell>
          <table:table-cell table:formula="of:=ACOS([rf.I145]/[rf.$B$43])" office:value-type="float" office:value="1.2127301836757" calcext:value-type="float">
            <text:p>1,2127301836757</text:p>
          </table:table-cell>
          <table:table-cell table:style-name="ce17" table:formula="of:=ASIN([rf.F145]/[rf.H145])" office:value-type="float" office:value="0.536329018368767" calcext:value-type="float">
            <text:p>0,536329018368767</text:p>
          </table:table-cell>
          <table:table-cell table:style-name="ce17" table:formula="of:=IF(0.5*PI()-[rf.$B$9]&gt;[rf.K145];1;-1)" office:value-type="float" office:value="1" calcext:value-type="float">
            <text:p>1</text:p>
          </table:table-cell>
          <table:table-cell table:style-name="ce17" table:formula="of:=0.5*PI()-([rf.J145]*[rf.L145]+[rf.K145])" office:value-type="float" office:value="-0.178262875249569" calcext:value-type="float">
            <text:p>-0,178262875249569</text:p>
          </table:table-cell>
          <table:table-cell table:style-name="ce17" table:formula="of:=[rf.M145]-[rf.$B$8]" office:value-type="float" office:value="0.153349682629354" calcext:value-type="float">
            <text:p>0,153349682629354</text:p>
          </table:table-cell>
          <table:table-cell table:number-columns-repeated="10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[rf.A146]*analyze_resolution" office:value-type="float" office:value="-12.75" calcext:value-type="float">
            <text:p>-12,75</text:p>
          </table:table-cell>
          <table:table-cell table:formula="of:=RADIANS(-[rf.B146])" office:value-type="float" office:value="0.222529479629277" calcext:value-type="float">
            <text:p>0,222529479629277</text:p>
          </table:table-cell>
          <table:table-cell table:formula="of:=COS([rf.$B$6])*servo_saver_arm_length*COS([rf.C146])-SIN([rf.$B$6])*servo_saver_arm_length*SIN([rf.C146])+[rf.$B$24]" office:value-type="float" office:value="358.605477128136" calcext:value-type="float">
            <text:p>358,605477128136</text:p>
          </table:table-cell>
          <table:table-cell table:formula="of:=COS([rf.$B$6])*servo_saver_arm_length*SIN([rf.C146])+SIN([rf.$B$6])*servo_saver_arm_length*COS([rf.C146])+[rf.$C$24]" office:value-type="float" office:value="3.53115896034402" calcext:value-type="float">
            <text:p>3,53115896034402</text:p>
          </table:table-cell>
          <table:table-cell table:formula="of:=[$rf.D146]-[$rf.$B$14]" office:value-type="float" office:value="58.6054771281362" calcext:value-type="float">
            <text:p>58,6054771281362</text:p>
          </table:table-cell>
          <table:table-cell table:formula="of:=[rf.E146]-[$rf.$C$14]" office:value-type="float" office:value="98.531158960344" calcext:value-type="float">
            <text:p>98,531158960344</text:p>
          </table:table-cell>
          <table:table-cell table:style-name="Default" table:formula="of:=SQRT([rf.F146]^2+[rf.G146]^2)" office:value-type="float" office:value="114.642885673229" calcext:value-type="float">
            <text:p>114,642885673229</text:p>
          </table:table-cell>
          <table:table-cell table:formula="of:=([rf.H146]^2-[rf.$B$42]^2+[rf.$B$43]^2)/(2*[rf.H146])" office:value-type="float" office:value="7.33132858469499" calcext:value-type="float">
            <text:p>7,33132858469499</text:p>
          </table:table-cell>
          <table:table-cell table:formula="of:=ACOS([rf.I146]/[rf.$B$43])" office:value-type="float" office:value="1.21417420402375" calcext:value-type="float">
            <text:p>1,21417420402375</text:p>
          </table:table-cell>
          <table:table-cell table:style-name="ce17" table:formula="of:=ASIN([rf.F146]/[rf.H146])" office:value-type="float" office:value="0.53658077887669" calcext:value-type="float">
            <text:p>0,53658077887669</text:p>
          </table:table-cell>
          <table:table-cell table:style-name="ce17" table:formula="of:=IF(0.5*PI()-[rf.$B$9]&gt;[rf.K146];1;-1)" office:value-type="float" office:value="1" calcext:value-type="float">
            <text:p>1</text:p>
          </table:table-cell>
          <table:table-cell table:style-name="ce17" table:formula="of:=0.5*PI()-([rf.J146]*[rf.L146]+[rf.K146])" office:value-type="float" office:value="-0.179958656105546" calcext:value-type="float">
            <text:p>-0,179958656105546</text:p>
          </table:table-cell>
          <table:table-cell table:style-name="ce17" table:formula="of:=[rf.M146]-[rf.$B$8]" office:value-type="float" office:value="0.151653901773376" calcext:value-type="float">
            <text:p>0,151653901773376</text:p>
          </table:table-cell>
          <table:table-cell table:number-columns-repeated="10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[rf.A147]*analyze_resolution" office:value-type="float" office:value="-12.6" calcext:value-type="float">
            <text:p>-12,6</text:p>
          </table:table-cell>
          <table:table-cell table:formula="of:=RADIANS(-[rf.B147])" office:value-type="float" office:value="0.219911485751286" calcext:value-type="float">
            <text:p>0,219911485751286</text:p>
          </table:table-cell>
          <table:table-cell table:formula="of:=COS([rf.$B$6])*servo_saver_arm_length*COS([rf.C147])-SIN([rf.$B$6])*servo_saver_arm_length*SIN([rf.C147])+[rf.$B$24]" office:value-type="float" office:value="358.61466819102" calcext:value-type="float">
            <text:p>358,61466819102</text:p>
          </table:table-cell>
          <table:table-cell table:formula="of:=COS([rf.$B$6])*servo_saver_arm_length*SIN([rf.C147])+SIN([rf.$B$6])*servo_saver_arm_length*COS([rf.C147])+[rf.$C$24]" office:value-type="float" office:value="3.49029186234468" calcext:value-type="float">
            <text:p>3,49029186234468</text:p>
          </table:table-cell>
          <table:table-cell table:formula="of:=[$rf.D147]-[$rf.$B$14]" office:value-type="float" office:value="58.61466819102" calcext:value-type="float">
            <text:p>58,61466819102</text:p>
          </table:table-cell>
          <table:table-cell table:formula="of:=[rf.E147]-[$rf.$C$14]" office:value-type="float" office:value="98.4902918623447" calcext:value-type="float">
            <text:p>98,4902918623447</text:p>
          </table:table-cell>
          <table:table-cell table:style-name="Default" table:formula="of:=SQRT([rf.F147]^2+[rf.G147]^2)" office:value-type="float" office:value="114.612464061607" calcext:value-type="float">
            <text:p>114,612464061607</text:p>
          </table:table-cell>
          <table:table-cell table:formula="of:=([rf.H147]^2-[rf.$B$42]^2+[rf.$B$43]^2)/(2*[rf.H147])" office:value-type="float" office:value="7.30284889182924" calcext:value-type="float">
            <text:p>7,30284889182924</text:p>
          </table:table-cell>
          <table:table-cell table:formula="of:=ACOS([rf.I147]/[rf.$B$43])" office:value-type="float" office:value="1.21562104832783" calcext:value-type="float">
            <text:p>1,21562104832783</text:p>
          </table:table-cell>
          <table:table-cell table:style-name="ce17" table:formula="of:=ASIN([rf.F147]/[rf.H147])" office:value-type="float" office:value="0.536831978768767" calcext:value-type="float">
            <text:p>0,536831978768767</text:p>
          </table:table-cell>
          <table:table-cell table:style-name="ce17" table:formula="of:=IF(0.5*PI()-[rf.$B$9]&gt;[rf.K147];1;-1)" office:value-type="float" office:value="1" calcext:value-type="float">
            <text:p>1</text:p>
          </table:table-cell>
          <table:table-cell table:style-name="ce17" table:formula="of:=0.5*PI()-([rf.J147]*[rf.L147]+[rf.K147])" office:value-type="float" office:value="-0.181656700301698" calcext:value-type="float">
            <text:p>-0,181656700301698</text:p>
          </table:table-cell>
          <table:table-cell table:style-name="ce17" table:formula="of:=[rf.M147]-[rf.$B$8]" office:value-type="float" office:value="0.149955857577224" calcext:value-type="float">
            <text:p>0,149955857577224</text:p>
          </table:table-cell>
          <table:table-cell table:number-columns-repeated="10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[rf.A148]*analyze_resolution" office:value-type="float" office:value="-12.45" calcext:value-type="float">
            <text:p>-12,45</text:p>
          </table:table-cell>
          <table:table-cell table:formula="of:=RADIANS(-[rf.B148])" office:value-type="float" office:value="0.217293491873294" calcext:value-type="float">
            <text:p>0,217293491873294</text:p>
          </table:table-cell>
          <table:table-cell table:formula="of:=COS([rf.$B$6])*servo_saver_arm_length*COS([rf.C148])-SIN([rf.$B$6])*servo_saver_arm_length*SIN([rf.C148])+[rf.$B$24]" office:value-type="float" office:value="358.623752232716" calcext:value-type="float">
            <text:p>358,623752232716</text:p>
          </table:table-cell>
          <table:table-cell table:formula="of:=COS([rf.$B$6])*servo_saver_arm_length*SIN([rf.C148])+SIN([rf.$B$6])*servo_saver_arm_length*COS([rf.C148])+[rf.$C$24]" office:value-type="float" office:value="3.44940084227573" calcext:value-type="float">
            <text:p>3,44940084227573</text:p>
          </table:table-cell>
          <table:table-cell table:formula="of:=[$rf.D148]-[$rf.$B$14]" office:value-type="float" office:value="58.6237522327163" calcext:value-type="float">
            <text:p>58,6237522327163</text:p>
          </table:table-cell>
          <table:table-cell table:formula="of:=[rf.E148]-[$rf.$C$14]" office:value-type="float" office:value="98.4494008422757" calcext:value-type="float">
            <text:p>98,4494008422757</text:p>
          </table:table-cell>
          <table:table-cell table:style-name="Default" table:formula="of:=SQRT([rf.F148]^2+[rf.G148]^2)" office:value-type="float" office:value="114.581974376627" calcext:value-type="float">
            <text:p>114,581974376627</text:p>
          </table:table-cell>
          <table:table-cell table:formula="of:=([rf.H148]^2-[rf.$B$42]^2+[rf.$B$43]^2)/(2*[rf.H148])" office:value-type="float" office:value="7.27429840149919" calcext:value-type="float">
            <text:p>7,27429840149919</text:p>
          </table:table-cell>
          <table:table-cell table:formula="of:=ACOS([rf.I148]/[rf.$B$43])" office:value-type="float" office:value="1.21707071041885" calcext:value-type="float">
            <text:p>1,21707071041885</text:p>
          </table:table-cell>
          <table:table-cell table:style-name="ce17" table:formula="of:=ASIN([rf.F148]/[rf.H148])" office:value-type="float" office:value="0.537082616340164" calcext:value-type="float">
            <text:p>0,537082616340164</text:p>
          </table:table-cell>
          <table:table-cell table:style-name="ce17" table:formula="of:=IF(0.5*PI()-[rf.$B$9]&gt;[rf.K148];1;-1)" office:value-type="float" office:value="1" calcext:value-type="float">
            <text:p>1</text:p>
          </table:table-cell>
          <table:table-cell table:style-name="ce17" table:formula="of:=0.5*PI()-([rf.J148]*[rf.L148]+[rf.K148])" office:value-type="float" office:value="-0.18335699996412" calcext:value-type="float">
            <text:p>-0,18335699996412</text:p>
          </table:table-cell>
          <table:table-cell table:style-name="ce17" table:formula="of:=[rf.M148]-[rf.$B$8]" office:value-type="float" office:value="0.148255557914803" calcext:value-type="float">
            <text:p>0,148255557914803</text:p>
          </table:table-cell>
          <table:table-cell table:number-columns-repeated="1010"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[rf.A149]*analyze_resolution" office:value-type="float" office:value="-12.3" calcext:value-type="float">
            <text:p>-12,3</text:p>
          </table:table-cell>
          <table:table-cell table:formula="of:=RADIANS(-[rf.B149])" office:value-type="float" office:value="0.214675497995302" calcext:value-type="float">
            <text:p>0,214675497995302</text:p>
          </table:table-cell>
          <table:table-cell table:formula="of:=COS([rf.$B$6])*servo_saver_arm_length*COS([rf.C149])-SIN([rf.$B$6])*servo_saver_arm_length*SIN([rf.C149])+[rf.$B$24]" office:value-type="float" office:value="358.632729190964" calcext:value-type="float">
            <text:p>358,632729190964</text:p>
          </table:table-cell>
          <table:table-cell table:formula="of:=COS([rf.$B$6])*servo_saver_arm_length*SIN([rf.C149])+SIN([rf.$B$6])*servo_saver_arm_length*COS([rf.C149])+[rf.$C$24]" office:value-type="float" office:value="3.40848618039962" calcext:value-type="float">
            <text:p>3,40848618039962</text:p>
          </table:table-cell>
          <table:table-cell table:formula="of:=[$rf.D149]-[$rf.$B$14]" office:value-type="float" office:value="58.6327291909642" calcext:value-type="float">
            <text:p>58,6327291909642</text:p>
          </table:table-cell>
          <table:table-cell table:formula="of:=[rf.E149]-[$rf.$C$14]" office:value-type="float" office:value="98.4084861803996" calcext:value-type="float">
            <text:p>98,4084861803996</text:p>
          </table:table-cell>
          <table:table-cell table:style-name="Default" table:formula="of:=SQRT([rf.F149]^2+[rf.G149]^2)" office:value-type="float" office:value="114.551416772988" calcext:value-type="float">
            <text:p>114,551416772988</text:p>
          </table:table-cell>
          <table:table-cell table:formula="of:=([rf.H149]^2-[rf.$B$42]^2+[rf.$B$43]^2)/(2*[rf.H149])" office:value-type="float" office:value="7.24567720554519" calcext:value-type="float">
            <text:p>7,24567720554519</text:p>
          </table:table-cell>
          <table:table-cell table:formula="of:=ACOS([rf.I149]/[rf.$B$43])" office:value-type="float" office:value="1.2185231841499" calcext:value-type="float">
            <text:p>1,2185231841499</text:p>
          </table:table-cell>
          <table:table-cell table:style-name="ce17" table:formula="of:=ASIN([rf.F149]/[rf.H149])" office:value-type="float" office:value="0.537332689885417" calcext:value-type="float">
            <text:p>0,537332689885417</text:p>
          </table:table-cell>
          <table:table-cell table:style-name="ce17" table:formula="of:=IF(0.5*PI()-[rf.$B$9]&gt;[rf.K149];1;-1)" office:value-type="float" office:value="1" calcext:value-type="float">
            <text:p>1</text:p>
          </table:table-cell>
          <table:table-cell table:style-name="ce17" table:formula="of:=0.5*PI()-([rf.J149]*[rf.L149]+[rf.K149])" office:value-type="float" office:value="-0.185059547240417" calcext:value-type="float">
            <text:p>-0,185059547240417</text:p>
          </table:table-cell>
          <table:table-cell table:style-name="ce17" table:formula="of:=[rf.M149]-[rf.$B$8]" office:value-type="float" office:value="0.146553010638506" calcext:value-type="float">
            <text:p>0,146553010638506</text:p>
          </table:table-cell>
          <table:table-cell table:number-columns-repeated="10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[rf.A150]*analyze_resolution" office:value-type="float" office:value="-12.15" calcext:value-type="float">
            <text:p>-12,15</text:p>
          </table:table-cell>
          <table:table-cell table:formula="of:=RADIANS(-[rf.B150])" office:value-type="float" office:value="0.212057504117311" calcext:value-type="float">
            <text:p>0,212057504117311</text:p>
          </table:table-cell>
          <table:table-cell table:formula="of:=COS([rf.$B$6])*servo_saver_arm_length*COS([rf.C150])-SIN([rf.$B$6])*servo_saver_arm_length*SIN([rf.C150])+[rf.$B$24]" office:value-type="float" office:value="358.641599004237" calcext:value-type="float">
            <text:p>358,641599004237</text:p>
          </table:table-cell>
          <table:table-cell table:formula="of:=COS([rf.$B$6])*servo_saver_arm_length*SIN([rf.C150])+SIN([rf.$B$6])*servo_saver_arm_length*COS([rf.C150])+[rf.$C$24]" office:value-type="float" office:value="3.36754815714089" calcext:value-type="float">
            <text:p>3,36754815714089</text:p>
          </table:table-cell>
          <table:table-cell table:formula="of:=[$rf.D150]-[$rf.$B$14]" office:value-type="float" office:value="58.6415990042366" calcext:value-type="float">
            <text:p>58,6415990042366</text:p>
          </table:table-cell>
          <table:table-cell table:formula="of:=[rf.E150]-[$rf.$C$14]" office:value-type="float" office:value="98.3675481571409" calcext:value-type="float">
            <text:p>98,3675481571409</text:p>
          </table:table-cell>
          <table:table-cell table:style-name="Default" table:formula="of:=SQRT([rf.F150]^2+[rf.G150]^2)" office:value-type="float" office:value="114.520791405845" calcext:value-type="float">
            <text:p>114,520791405845</text:p>
          </table:table-cell>
          <table:table-cell table:formula="of:=([rf.H150]^2-[rf.$B$42]^2+[rf.$B$43]^2)/(2*[rf.H150])" office:value-type="float" office:value="7.2169853961898" calcext:value-type="float">
            <text:p>7,2169853961898</text:p>
          </table:table-cell>
          <table:table-cell table:formula="of:=ACOS([rf.I150]/[rf.$B$43])" office:value-type="float" office:value="1.21997846339618" calcext:value-type="float">
            <text:p>1,21997846339618</text:p>
          </table:table-cell>
          <table:table-cell table:style-name="ce17" table:formula="of:=ASIN([rf.F150]/[rf.H150])" office:value-type="float" office:value="0.537582197698435" calcext:value-type="float">
            <text:p>0,537582197698435</text:p>
          </table:table-cell>
          <table:table-cell table:style-name="ce17" table:formula="of:=IF(0.5*PI()-[rf.$B$9]&gt;[rf.K150];1;-1)" office:value-type="float" office:value="1" calcext:value-type="float">
            <text:p>1</text:p>
          </table:table-cell>
          <table:table-cell table:style-name="ce17" table:formula="of:=0.5*PI()-([rf.J150]*[rf.L150]+[rf.K150])" office:value-type="float" office:value="-0.18676433429972" calcext:value-type="float">
            <text:p>-0,18676433429972</text:p>
          </table:table-cell>
          <table:table-cell table:style-name="ce17" table:formula="of:=[rf.M150]-[rf.$B$8]" office:value-type="float" office:value="0.144848223579203" calcext:value-type="float">
            <text:p>0,144848223579203</text:p>
          </table:table-cell>
          <table:table-cell table:number-columns-repeated="10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[rf.A151]*analyze_resolution" office:value-type="float" office:value="-12" calcext:value-type="float">
            <text:p>-12</text:p>
          </table:table-cell>
          <table:table-cell table:formula="of:=RADIANS(-[rf.B151])" office:value-type="float" office:value="0.20943951023932" calcext:value-type="float">
            <text:p>0,20943951023932</text:p>
          </table:table-cell>
          <table:table-cell table:formula="of:=COS([rf.$B$6])*servo_saver_arm_length*COS([rf.C151])-SIN([rf.$B$6])*servo_saver_arm_length*SIN([rf.C151])+[rf.$B$24]" office:value-type="float" office:value="358.650361611741" calcext:value-type="float">
            <text:p>358,650361611741</text:p>
          </table:table-cell>
          <table:table-cell table:formula="of:=COS([rf.$B$6])*servo_saver_arm_length*SIN([rf.C151])+SIN([rf.$B$6])*servo_saver_arm_length*COS([rf.C151])+[rf.$C$24]" office:value-type="float" office:value="3.32658705308415" calcext:value-type="float">
            <text:p>3,32658705308415</text:p>
          </table:table-cell>
          <table:table-cell table:formula="of:=[$rf.D151]-[$rf.$B$14]" office:value-type="float" office:value="58.6503616117409" calcext:value-type="float">
            <text:p>58,6503616117409</text:p>
          </table:table-cell>
          <table:table-cell table:formula="of:=[rf.E151]-[$rf.$C$14]" office:value-type="float" office:value="98.3265870530842" calcext:value-type="float">
            <text:p>98,3265870530842</text:p>
          </table:table-cell>
          <table:table-cell table:style-name="Default" table:formula="of:=SQRT([rf.F151]^2+[rf.G151]^2)" office:value-type="float" office:value="114.490098430806" calcext:value-type="float">
            <text:p>114,490098430806</text:p>
          </table:table-cell>
          <table:table-cell table:formula="of:=([rf.H151]^2-[rf.$B$42]^2+[rf.$B$43]^2)/(2*[rf.H151])" office:value-type="float" office:value="7.18822306603883" calcext:value-type="float">
            <text:p>7,18822306603883</text:p>
          </table:table-cell>
          <table:table-cell table:formula="of:=ACOS([rf.I151]/[rf.$B$43])" office:value-type="float" office:value="1.2214365420551" calcext:value-type="float">
            <text:p>1,2214365420551</text:p>
          </table:table-cell>
          <table:table-cell table:style-name="ce17" table:formula="of:=ASIN([rf.F151]/[rf.H151])" office:value-type="float" office:value="0.537831138072504" calcext:value-type="float">
            <text:p>0,537831138072504</text:p>
          </table:table-cell>
          <table:table-cell table:style-name="ce17" table:formula="of:=IF(0.5*PI()-[rf.$B$9]&gt;[rf.K151];1;-1)" office:value-type="float" office:value="1" calcext:value-type="float">
            <text:p>1</text:p>
          </table:table-cell>
          <table:table-cell table:style-name="ce17" table:formula="of:=0.5*PI()-([rf.J151]*[rf.L151]+[rf.K151])" office:value-type="float" office:value="-0.188471353332703" calcext:value-type="float">
            <text:p>-0,188471353332703</text:p>
          </table:table-cell>
          <table:table-cell table:style-name="ce17" table:formula="of:=[rf.M151]-[rf.$B$8]" office:value-type="float" office:value="0.14314120454622" calcext:value-type="float">
            <text:p>0,14314120454622</text:p>
          </table:table-cell>
          <table:table-cell table:number-columns-repeated="1010"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[rf.A152]*analyze_resolution" office:value-type="float" office:value="-11.85" calcext:value-type="float">
            <text:p>-11,85</text:p>
          </table:table-cell>
          <table:table-cell table:formula="of:=RADIANS(-[rf.B152])" office:value-type="float" office:value="0.206821516361328" calcext:value-type="float">
            <text:p>0,206821516361328</text:p>
          </table:table-cell>
          <table:table-cell table:formula="of:=COS([rf.$B$6])*servo_saver_arm_length*COS([rf.C152])-SIN([rf.$B$6])*servo_saver_arm_length*SIN([rf.C152])+[rf.$B$24]" office:value-type="float" office:value="358.659016953419" calcext:value-type="float">
            <text:p>358,659016953419</text:p>
          </table:table-cell>
          <table:table-cell table:formula="of:=COS([rf.$B$6])*servo_saver_arm_length*SIN([rf.C152])+SIN([rf.$B$6])*servo_saver_arm_length*COS([rf.C152])+[rf.$C$24]" office:value-type="float" office:value="3.28560314897222" calcext:value-type="float">
            <text:p>3,28560314897222</text:p>
          </table:table-cell>
          <table:table-cell table:formula="of:=[$rf.D152]-[$rf.$B$14]" office:value-type="float" office:value="58.659016953419" calcext:value-type="float">
            <text:p>58,659016953419</text:p>
          </table:table-cell>
          <table:table-cell table:formula="of:=[rf.E152]-[$rf.$C$14]" office:value-type="float" office:value="98.2856031489722" calcext:value-type="float">
            <text:p>98,2856031489722</text:p>
          </table:table-cell>
          <table:table-cell table:style-name="Default" table:formula="of:=SQRT([rf.F152]^2+[rf.G152]^2)" office:value-type="float" office:value="114.459338003934" calcext:value-type="float">
            <text:p>114,459338003934</text:p>
          </table:table-cell>
          <table:table-cell table:formula="of:=([rf.H152]^2-[rf.$B$42]^2+[rf.$B$43]^2)/(2*[rf.H152])" office:value-type="float" office:value="7.1593903080825" calcext:value-type="float">
            <text:p>7,1593903080825</text:p>
          </table:table-cell>
          <table:table-cell table:formula="of:=ACOS([rf.I152]/[rf.$B$43])" office:value-type="float" office:value="1.22289741404621" calcext:value-type="float">
            <text:p>1,22289741404621</text:p>
          </table:table-cell>
          <table:table-cell table:style-name="ce17" table:formula="of:=ASIN([rf.F152]/[rf.H152])" office:value-type="float" office:value="0.538079509300293" calcext:value-type="float">
            <text:p>0,538079509300293</text:p>
          </table:table-cell>
          <table:table-cell table:style-name="ce17" table:formula="of:=IF(0.5*PI()-[rf.$B$9]&gt;[rf.K152];1;-1)" office:value-type="float" office:value="1" calcext:value-type="float">
            <text:p>1</text:p>
          </table:table-cell>
          <table:table-cell table:style-name="ce17" table:formula="of:=0.5*PI()-([rf.J152]*[rf.L152]+[rf.K152])" office:value-type="float" office:value="-0.190180596551604" calcext:value-type="float">
            <text:p>-0,190180596551604</text:p>
          </table:table-cell>
          <table:table-cell table:style-name="ce17" table:formula="of:=[rf.M152]-[rf.$B$8]" office:value-type="float" office:value="0.141431961327318" calcext:value-type="float">
            <text:p>0,141431961327318</text:p>
          </table:table-cell>
          <table:table-cell table:number-columns-repeated="1010"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[rf.A153]*analyze_resolution" office:value-type="float" office:value="-11.7" calcext:value-type="float">
            <text:p>-11,7</text:p>
          </table:table-cell>
          <table:table-cell table:formula="of:=RADIANS(-[rf.B153])" office:value-type="float" office:value="0.204203522483336" calcext:value-type="float">
            <text:p>0,204203522483336</text:p>
          </table:table-cell>
          <table:table-cell table:formula="of:=COS([rf.$B$6])*servo_saver_arm_length*COS([rf.C153])-SIN([rf.$B$6])*servo_saver_arm_length*SIN([rf.C153])+[rf.$B$24]" office:value-type="float" office:value="358.667564969948" calcext:value-type="float">
            <text:p>358,667564969948</text:p>
          </table:table-cell>
          <table:table-cell table:formula="of:=COS([rf.$B$6])*servo_saver_arm_length*SIN([rf.C153])+SIN([rf.$B$6])*servo_saver_arm_length*COS([rf.C153])+[rf.$C$24]" office:value-type="float" office:value="3.2445967257042" calcext:value-type="float">
            <text:p>3,2445967257042</text:p>
          </table:table-cell>
          <table:table-cell table:formula="of:=[$rf.D153]-[$rf.$B$14]" office:value-type="float" office:value="58.6675649699483" calcext:value-type="float">
            <text:p>58,6675649699483</text:p>
          </table:table-cell>
          <table:table-cell table:formula="of:=[rf.E153]-[$rf.$C$14]" office:value-type="float" office:value="98.2445967257042" calcext:value-type="float">
            <text:p>98,2445967257042</text:p>
          </table:table-cell>
          <table:table-cell table:style-name="Default" table:formula="of:=SQRT([rf.F153]^2+[rf.G153]^2)" office:value-type="float" office:value="114.428510281745" calcext:value-type="float">
            <text:p>114,428510281745</text:p>
          </table:table-cell>
          <table:table-cell table:formula="of:=([rf.H153]^2-[rf.$B$42]^2+[rf.$B$43]^2)/(2*[rf.H153])" office:value-type="float" office:value="7.13048721569671" calcext:value-type="float">
            <text:p>7,13048721569671</text:p>
          </table:table-cell>
          <table:table-cell table:formula="of:=ACOS([rf.I153]/[rf.$B$43])" office:value-type="float" office:value="1.22436107331128" calcext:value-type="float">
            <text:p>1,22436107331128</text:p>
          </table:table-cell>
          <table:table-cell table:style-name="ce17" table:formula="of:=ASIN([rf.F153]/[rf.H153])" office:value-type="float" office:value="0.538327309673853" calcext:value-type="float">
            <text:p>0,538327309673853</text:p>
          </table:table-cell>
          <table:table-cell table:style-name="ce17" table:formula="of:=IF(0.5*PI()-[rf.$B$9]&gt;[rf.K153];1;-1)" office:value-type="float" office:value="1" calcext:value-type="float">
            <text:p>1</text:p>
          </table:table-cell>
          <table:table-cell table:style-name="ce17" table:formula="of:=0.5*PI()-([rf.J153]*[rf.L153]+[rf.K153])" office:value-type="float" office:value="-0.191892056190236" calcext:value-type="float">
            <text:p>-0,191892056190236</text:p>
          </table:table-cell>
          <table:table-cell table:style-name="ce17" table:formula="of:=[rf.M153]-[rf.$B$8]" office:value-type="float" office:value="0.139720501688687" calcext:value-type="float">
            <text:p>0,139720501688687</text:p>
          </table:table-cell>
          <table:table-cell table:number-columns-repeated="1010"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[rf.A154]*analyze_resolution" office:value-type="float" office:value="-11.55" calcext:value-type="float">
            <text:p>-11,55</text:p>
          </table:table-cell>
          <table:table-cell table:formula="of:=RADIANS(-[rf.B154])" office:value-type="float" office:value="0.201585528605345" calcext:value-type="float">
            <text:p>0,201585528605345</text:p>
          </table:table-cell>
          <table:table-cell table:formula="of:=COS([rf.$B$6])*servo_saver_arm_length*COS([rf.C154])-SIN([rf.$B$6])*servo_saver_arm_length*SIN([rf.C154])+[rf.$B$24]" office:value-type="float" office:value="358.676005602741" calcext:value-type="float">
            <text:p>358,676005602741</text:p>
          </table:table-cell>
          <table:table-cell table:formula="of:=COS([rf.$B$6])*servo_saver_arm_length*SIN([rf.C154])+SIN([rf.$B$6])*servo_saver_arm_length*COS([rf.C154])+[rf.$C$24]" office:value-type="float" office:value="3.20356806433351" calcext:value-type="float">
            <text:p>3,20356806433351</text:p>
          </table:table-cell>
          <table:table-cell table:formula="of:=[$rf.D154]-[$rf.$B$14]" office:value-type="float" office:value="58.6760056027415" calcext:value-type="float">
            <text:p>58,6760056027415</text:p>
          </table:table-cell>
          <table:table-cell table:formula="of:=[rf.E154]-[$rf.$C$14]" office:value-type="float" office:value="98.2035680643335" calcext:value-type="float">
            <text:p>98,2035680643335</text:p>
          </table:table-cell>
          <table:table-cell table:style-name="Default" table:formula="of:=SQRT([rf.F154]^2+[rf.G154]^2)" office:value-type="float" office:value="114.39761542121" calcext:value-type="float">
            <text:p>114,39761542121</text:p>
          </table:table-cell>
          <table:table-cell table:formula="of:=([rf.H154]^2-[rf.$B$42]^2+[rf.$B$43]^2)/(2*[rf.H154])" office:value-type="float" office:value="7.10151388264399" calcext:value-type="float">
            <text:p>7,10151388264399</text:p>
          </table:table-cell>
          <table:table-cell table:formula="of:=ACOS([rf.I154]/[rf.$B$43])" office:value-type="float" office:value="1.22582751381427" calcext:value-type="float">
            <text:p>1,22582751381427</text:p>
          </table:table-cell>
          <table:table-cell table:style-name="ce17" table:formula="of:=ASIN([rf.F154]/[rf.H154])" office:value-type="float" office:value="0.538574537484627" calcext:value-type="float">
            <text:p>0,538574537484627</text:p>
          </table:table-cell>
          <table:table-cell table:style-name="ce17" table:formula="of:=IF(0.5*PI()-[rf.$B$9]&gt;[rf.K154];1;-1)" office:value-type="float" office:value="1" calcext:value-type="float">
            <text:p>1</text:p>
          </table:table-cell>
          <table:table-cell table:style-name="ce17" table:formula="of:=0.5*PI()-([rf.J154]*[rf.L154]+[rf.K154])" office:value-type="float" office:value="-0.193605724504002" calcext:value-type="float">
            <text:p>-0,193605724504002</text:p>
          </table:table-cell>
          <table:table-cell table:style-name="ce17" table:formula="of:=[rf.M154]-[rf.$B$8]" office:value-type="float" office:value="0.138006833374921" calcext:value-type="float">
            <text:p>0,138006833374921</text:p>
          </table:table-cell>
          <table:table-cell table:number-columns-repeated="1010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[rf.A155]*analyze_resolution" office:value-type="float" office:value="-11.4" calcext:value-type="float">
            <text:p>-11,4</text:p>
          </table:table-cell>
          <table:table-cell table:formula="of:=RADIANS(-[rf.B155])" office:value-type="float" office:value="0.198967534727354" calcext:value-type="float">
            <text:p>0,198967534727354</text:p>
          </table:table-cell>
          <table:table-cell table:formula="of:=COS([rf.$B$6])*servo_saver_arm_length*COS([rf.C155])-SIN([rf.$B$6])*servo_saver_arm_length*SIN([rf.C155])+[rf.$B$24]" office:value-type="float" office:value="358.684338793948" calcext:value-type="float">
            <text:p>358,684338793948</text:p>
          </table:table-cell>
          <table:table-cell table:formula="of:=COS([rf.$B$6])*servo_saver_arm_length*SIN([rf.C155])+SIN([rf.$B$6])*servo_saver_arm_length*COS([rf.C155])+[rf.$C$24]" office:value-type="float" office:value="3.16251744606602" calcext:value-type="float">
            <text:p>3,16251744606602</text:p>
          </table:table-cell>
          <table:table-cell table:formula="of:=[$rf.D155]-[$rf.$B$14]" office:value-type="float" office:value="58.6843387939476" calcext:value-type="float">
            <text:p>58,6843387939476</text:p>
          </table:table-cell>
          <table:table-cell table:formula="of:=[rf.E155]-[$rf.$C$14]" office:value-type="float" office:value="98.162517446066" calcext:value-type="float">
            <text:p>98,162517446066</text:p>
          </table:table-cell>
          <table:table-cell table:style-name="Default" table:formula="of:=SQRT([rf.F155]^2+[rf.G155]^2)" office:value-type="float" office:value="114.366653579757" calcext:value-type="float">
            <text:p>114,366653579757</text:p>
          </table:table-cell>
          <table:table-cell table:formula="of:=([rf.H155]^2-[rf.$B$42]^2+[rf.$B$43]^2)/(2*[rf.H155])" office:value-type="float" office:value="7.07247040307486" calcext:value-type="float">
            <text:p>7,07247040307486</text:p>
          </table:table-cell>
          <table:table-cell table:formula="of:=ACOS([rf.I155]/[rf.$B$43])" office:value-type="float" office:value="1.22729672954136" calcext:value-type="float">
            <text:p>1,22729672954136</text:p>
          </table:table-cell>
          <table:table-cell table:style-name="ce17" table:formula="of:=ASIN([rf.F155]/[rf.H155])" office:value-type="float" office:value="0.53882119102345" calcext:value-type="float">
            <text:p>0,53882119102345</text:p>
          </table:table-cell>
          <table:table-cell table:style-name="ce17" table:formula="of:=IF(0.5*PI()-[rf.$B$9]&gt;[rf.K155];1;-1)" office:value-type="float" office:value="1" calcext:value-type="float">
            <text:p>1</text:p>
          </table:table-cell>
          <table:table-cell table:style-name="ce17" table:formula="of:=0.5*PI()-([rf.J155]*[rf.L155]+[rf.K155])" office:value-type="float" office:value="-0.19532159376991" calcext:value-type="float">
            <text:p>-0,19532159376991</text:p>
          </table:table-cell>
          <table:table-cell table:style-name="ce17" table:formula="of:=[rf.M155]-[rf.$B$8]" office:value-type="float" office:value="0.136290964109012" calcext:value-type="float">
            <text:p>0,136290964109012</text:p>
          </table:table-cell>
          <table:table-cell table:number-columns-repeated="1010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[rf.A156]*analyze_resolution" office:value-type="float" office:value="-11.25" calcext:value-type="float">
            <text:p>-11,25</text:p>
          </table:table-cell>
          <table:table-cell table:formula="of:=RADIANS(-[rf.B156])" office:value-type="float" office:value="0.196349540849362" calcext:value-type="float">
            <text:p>0,196349540849362</text:p>
          </table:table-cell>
          <table:table-cell table:formula="of:=COS([rf.$B$6])*servo_saver_arm_length*COS([rf.C156])-SIN([rf.$B$6])*servo_saver_arm_length*SIN([rf.C156])+[rf.$B$24]" office:value-type="float" office:value="358.692564486452" calcext:value-type="float">
            <text:p>358,692564486452</text:p>
          </table:table-cell>
          <table:table-cell table:formula="of:=COS([rf.$B$6])*servo_saver_arm_length*SIN([rf.C156])+SIN([rf.$B$6])*servo_saver_arm_length*COS([rf.C156])+[rf.$C$24]" office:value-type="float" office:value="3.12144515225805" calcext:value-type="float">
            <text:p>3,12144515225805</text:p>
          </table:table-cell>
          <table:table-cell table:formula="of:=[$rf.D156]-[$rf.$B$14]" office:value-type="float" office:value="58.6925644864517" calcext:value-type="float">
            <text:p>58,6925644864517</text:p>
          </table:table-cell>
          <table:table-cell table:formula="of:=[rf.E156]-[$rf.$C$14]" office:value-type="float" office:value="98.1214451522581" calcext:value-type="float">
            <text:p>98,1214451522581</text:p>
          </table:table-cell>
          <table:table-cell table:style-name="Default" table:formula="of:=SQRT([rf.F156]^2+[rf.G156]^2)" office:value-type="float" office:value="114.335624915264" calcext:value-type="float">
            <text:p>114,335624915264</text:p>
          </table:table-cell>
          <table:table-cell table:formula="of:=([rf.H156]^2-[rf.$B$42]^2+[rf.$B$43]^2)/(2*[rf.H156])" office:value-type="float" office:value="7.04335687152881" calcext:value-type="float">
            <text:p>7,04335687152881</text:p>
          </table:table-cell>
          <table:table-cell table:formula="of:=ACOS([rf.I156]/[rf.$B$43])" office:value-type="float" office:value="1.22876871450093" calcext:value-type="float">
            <text:p>1,22876871450093</text:p>
          </table:table-cell>
          <table:table-cell table:style-name="ce17" table:formula="of:=ASIN([rf.F156]/[rf.H156])" office:value-type="float" office:value="0.539067268580556" calcext:value-type="float">
            <text:p>0,539067268580556</text:p>
          </table:table-cell>
          <table:table-cell table:style-name="ce17" table:formula="of:=IF(0.5*PI()-[rf.$B$9]&gt;[rf.K156];1;-1)" office:value-type="float" office:value="1" calcext:value-type="float">
            <text:p>1</text:p>
          </table:table-cell>
          <table:table-cell table:style-name="ce17" table:formula="of:=0.5*PI()-([rf.J156]*[rf.L156]+[rf.K156])" office:value-type="float" office:value="-0.197039656286587" calcext:value-type="float">
            <text:p>-0,197039656286587</text:p>
          </table:table-cell>
          <table:table-cell table:style-name="ce17" table:formula="of:=[rf.M156]-[rf.$B$8]" office:value-type="float" office:value="0.134572901592336" calcext:value-type="float">
            <text:p>0,134572901592336</text:p>
          </table:table-cell>
          <table:table-cell table:number-columns-repeated="1010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[rf.A157]*analyze_resolution" office:value-type="float" office:value="-11.1" calcext:value-type="float">
            <text:p>-11,1</text:p>
          </table:table-cell>
          <table:table-cell table:formula="of:=RADIANS(-[rf.B157])" office:value-type="float" office:value="0.193731546971371" calcext:value-type="float">
            <text:p>0,193731546971371</text:p>
          </table:table-cell>
          <table:table-cell table:formula="of:=COS([rf.$B$6])*servo_saver_arm_length*COS([rf.C157])-SIN([rf.$B$6])*servo_saver_arm_length*SIN([rf.C157])+[rf.$B$24]" office:value-type="float" office:value="358.700682623876" calcext:value-type="float">
            <text:p>358,700682623876</text:p>
          </table:table-cell>
          <table:table-cell table:formula="of:=COS([rf.$B$6])*servo_saver_arm_length*SIN([rf.C157])+SIN([rf.$B$6])*servo_saver_arm_length*COS([rf.C157])+[rf.$C$24]" office:value-type="float" office:value="3.08035146441452" calcext:value-type="float">
            <text:p>3,08035146441452</text:p>
          </table:table-cell>
          <table:table-cell table:formula="of:=[$rf.D157]-[$rf.$B$14]" office:value-type="float" office:value="58.7006826238759" calcext:value-type="float">
            <text:p>58,7006826238759</text:p>
          </table:table-cell>
          <table:table-cell table:formula="of:=[rf.E157]-[$rf.$C$14]" office:value-type="float" office:value="98.0803514644145" calcext:value-type="float">
            <text:p>98,0803514644145</text:p>
          </table:table-cell>
          <table:table-cell table:style-name="Default" table:formula="of:=SQRT([rf.F157]^2+[rf.G157]^2)" office:value-type="float" office:value="114.304529586067" calcext:value-type="float">
            <text:p>114,304529586067</text:p>
          </table:table-cell>
          <table:table-cell table:formula="of:=([rf.H157]^2-[rf.$B$42]^2+[rf.$B$43]^2)/(2*[rf.H157])" office:value-type="float" office:value="7.01417338293563" calcext:value-type="float">
            <text:p>7,01417338293563</text:p>
          </table:table-cell>
          <table:table-cell table:formula="of:=ACOS([rf.I157]/[rf.$B$43])" office:value-type="float" office:value="1.2302434627236" calcext:value-type="float">
            <text:p>1,2302434627236</text:p>
          </table:table-cell>
          <table:table-cell table:style-name="ce17" table:formula="of:=ASIN([rf.F157]/[rf.H157])" office:value-type="float" office:value="0.539312768445577" calcext:value-type="float">
            <text:p>0,539312768445577</text:p>
          </table:table-cell>
          <table:table-cell table:style-name="ce17" table:formula="of:=IF(0.5*PI()-[rf.$B$9]&gt;[rf.K157];1;-1)" office:value-type="float" office:value="1" calcext:value-type="float">
            <text:p>1</text:p>
          </table:table-cell>
          <table:table-cell table:style-name="ce17" table:formula="of:=0.5*PI()-([rf.J157]*[rf.L157]+[rf.K157])" office:value-type="float" office:value="-0.198759904374282" calcext:value-type="float">
            <text:p>-0,198759904374282</text:p>
          </table:table-cell>
          <table:table-cell table:style-name="ce17" table:formula="of:=[rf.M157]-[rf.$B$8]" office:value-type="float" office:value="0.132852653504641" calcext:value-type="float">
            <text:p>0,132852653504641</text:p>
          </table:table-cell>
          <table:table-cell table:number-columns-repeated="1010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[rf.A158]*analyze_resolution" office:value-type="float" office:value="-10.95" calcext:value-type="float">
            <text:p>-10,95</text:p>
          </table:table-cell>
          <table:table-cell table:formula="of:=RADIANS(-[rf.B158])" office:value-type="float" office:value="0.191113553093379" calcext:value-type="float">
            <text:p>0,191113553093379</text:p>
          </table:table-cell>
          <table:table-cell table:formula="of:=COS([rf.$B$6])*servo_saver_arm_length*COS([rf.C158])-SIN([rf.$B$6])*servo_saver_arm_length*SIN([rf.C158])+[rf.$B$24]" office:value-type="float" office:value="358.708693150579" calcext:value-type="float">
            <text:p>358,708693150579</text:p>
          </table:table-cell>
          <table:table-cell table:formula="of:=COS([rf.$B$6])*servo_saver_arm_length*SIN([rf.C158])+SIN([rf.$B$6])*servo_saver_arm_length*COS([rf.C158])+[rf.$C$24]" office:value-type="float" office:value="3.03923666418695" calcext:value-type="float">
            <text:p>3,03923666418695</text:p>
          </table:table-cell>
          <table:table-cell table:formula="of:=[$rf.D158]-[$rf.$B$14]" office:value-type="float" office:value="58.7086931505795" calcext:value-type="float">
            <text:p>58,7086931505795</text:p>
          </table:table-cell>
          <table:table-cell table:formula="of:=[rf.E158]-[$rf.$C$14]" office:value-type="float" office:value="98.039236664187" calcext:value-type="float">
            <text:p>98,039236664187</text:p>
          </table:table-cell>
          <table:table-cell table:style-name="Default" table:formula="of:=SQRT([rf.F158]^2+[rf.G158]^2)" office:value-type="float" office:value="114.273367750957" calcext:value-type="float">
            <text:p>114,273367750957</text:p>
          </table:table-cell>
          <table:table-cell table:formula="of:=([rf.H158]^2-[rf.$B$42]^2+[rf.$B$43]^2)/(2*[rf.H158])" office:value-type="float" office:value="6.98492003261645" calcext:value-type="float">
            <text:p>6,98492003261645</text:p>
          </table:table-cell>
          <table:table-cell table:formula="of:=ACOS([rf.I158]/[rf.$B$43])" office:value-type="float" office:value="1.23172096826223" calcext:value-type="float">
            <text:p>1,23172096826223</text:p>
          </table:table-cell>
          <table:table-cell table:style-name="ce17" table:formula="of:=ASIN([rf.F158]/[rf.H158])" office:value-type="float" office:value="0.539557688907556" calcext:value-type="float">
            <text:p>0,539557688907556</text:p>
          </table:table-cell>
          <table:table-cell table:style-name="ce17" table:formula="of:=IF(0.5*PI()-[rf.$B$9]&gt;[rf.K158];1;-1)" office:value-type="float" office:value="1" calcext:value-type="float">
            <text:p>1</text:p>
          </table:table-cell>
          <table:table-cell table:style-name="ce17" table:formula="of:=0.5*PI()-([rf.J158]*[rf.L158]+[rf.K158])" office:value-type="float" office:value="-0.200482330374885" calcext:value-type="float">
            <text:p>-0,200482330374885</text:p>
          </table:table-cell>
          <table:table-cell table:style-name="ce17" table:formula="of:=[rf.M158]-[rf.$B$8]" office:value-type="float" office:value="0.131130227504037" calcext:value-type="float">
            <text:p>0,131130227504037</text:p>
          </table:table-cell>
          <table:table-cell table:number-columns-repeated="1010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[rf.A159]*analyze_resolution" office:value-type="float" office:value="-10.8" calcext:value-type="float">
            <text:p>-10,8</text:p>
          </table:table-cell>
          <table:table-cell table:formula="of:=RADIANS(-[rf.B159])" office:value-type="float" office:value="0.188495559215388" calcext:value-type="float">
            <text:p>0,188495559215388</text:p>
          </table:table-cell>
          <table:table-cell table:formula="of:=COS([rf.$B$6])*servo_saver_arm_length*COS([rf.C159])-SIN([rf.$B$6])*servo_saver_arm_length*SIN([rf.C159])+[rf.$B$24]" office:value-type="float" office:value="358.716596011659" calcext:value-type="float">
            <text:p>358,716596011659</text:p>
          </table:table-cell>
          <table:table-cell table:formula="of:=COS([rf.$B$6])*servo_saver_arm_length*SIN([rf.C159])+SIN([rf.$B$6])*servo_saver_arm_length*COS([rf.C159])+[rf.$C$24]" office:value-type="float" office:value="2.99810103337159" calcext:value-type="float">
            <text:p>2,99810103337159</text:p>
          </table:table-cell>
          <table:table-cell table:formula="of:=[$rf.D159]-[$rf.$B$14]" office:value-type="float" office:value="58.716596011659" calcext:value-type="float">
            <text:p>58,716596011659</text:p>
          </table:table-cell>
          <table:table-cell table:formula="of:=[rf.E159]-[$rf.$C$14]" office:value-type="float" office:value="97.9981010333716" calcext:value-type="float">
            <text:p>97,9981010333716</text:p>
          </table:table-cell>
          <table:table-cell table:style-name="Default" table:formula="of:=SQRT([rf.F159]^2+[rf.G159]^2)" office:value-type="float" office:value="114.242139569177" calcext:value-type="float">
            <text:p>114,242139569177</text:p>
          </table:table-cell>
          <table:table-cell table:formula="of:=([rf.H159]^2-[rf.$B$42]^2+[rf.$B$43]^2)/(2*[rf.H159])" office:value-type="float" office:value="6.95559691628499" calcext:value-type="float">
            <text:p>6,95559691628499</text:p>
          </table:table-cell>
          <table:table-cell table:formula="of:=ACOS([rf.I159]/[rf.$B$43])" office:value-type="float" office:value="1.23320122519189" calcext:value-type="float">
            <text:p>1,23320122519189</text:p>
          </table:table-cell>
          <table:table-cell table:style-name="ce17" table:formula="of:=ASIN([rf.F159]/[rf.H159])" office:value-type="float" office:value="0.539802028254941" calcext:value-type="float">
            <text:p>0,539802028254941</text:p>
          </table:table-cell>
          <table:table-cell table:style-name="ce17" table:formula="of:=IF(0.5*PI()-[rf.$B$9]&gt;[rf.K159];1;-1)" office:value-type="float" office:value="1" calcext:value-type="float">
            <text:p>1</text:p>
          </table:table-cell>
          <table:table-cell table:style-name="ce17" table:formula="of:=0.5*PI()-([rf.J159]*[rf.L159]+[rf.K159])" office:value-type="float" office:value="-0.202206926651932" calcext:value-type="float">
            <text:p>-0,202206926651932</text:p>
          </table:table-cell>
          <table:table-cell table:style-name="ce17" table:formula="of:=[rf.M159]-[rf.$B$8]" office:value-type="float" office:value="0.12940563122699" calcext:value-type="float">
            <text:p>0,12940563122699</text:p>
          </table:table-cell>
          <table:table-cell table:number-columns-repeated="1010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[rf.A160]*analyze_resolution" office:value-type="float" office:value="-10.65" calcext:value-type="float">
            <text:p>-10,65</text:p>
          </table:table-cell>
          <table:table-cell table:formula="of:=RADIANS(-[rf.B160])" office:value-type="float" office:value="0.185877565337396" calcext:value-type="float">
            <text:p>0,185877565337396</text:p>
          </table:table-cell>
          <table:table-cell table:formula="of:=COS([rf.$B$6])*servo_saver_arm_length*COS([rf.C160])-SIN([rf.$B$6])*servo_saver_arm_length*SIN([rf.C160])+[rf.$B$24]" office:value-type="float" office:value="358.724391152949" calcext:value-type="float">
            <text:p>358,724391152949</text:p>
          </table:table-cell>
          <table:table-cell table:formula="of:=COS([rf.$B$6])*servo_saver_arm_length*SIN([rf.C160])+SIN([rf.$B$6])*servo_saver_arm_length*COS([rf.C160])+[rf.$C$24]" office:value-type="float" office:value="2.95694485390745" calcext:value-type="float">
            <text:p>2,95694485390745</text:p>
          </table:table-cell>
          <table:table-cell table:formula="of:=[$rf.D160]-[$rf.$B$14]" office:value-type="float" office:value="58.7243911529493" calcext:value-type="float">
            <text:p>58,7243911529493</text:p>
          </table:table-cell>
          <table:table-cell table:formula="of:=[rf.E160]-[$rf.$C$14]" office:value-type="float" office:value="97.9569448539074" calcext:value-type="float">
            <text:p>97,9569448539074</text:p>
          </table:table-cell>
          <table:table-cell table:style-name="Default" table:formula="of:=SQRT([rf.F160]^2+[rf.G160]^2)" office:value-type="float" office:value="114.210845200428" calcext:value-type="float">
            <text:p>114,210845200428</text:p>
          </table:table-cell>
          <table:table-cell table:formula="of:=([rf.H160]^2-[rf.$B$42]^2+[rf.$B$43]^2)/(2*[rf.H160])" office:value-type="float" office:value="6.92620413004868" calcext:value-type="float">
            <text:p>6,92620413004868</text:p>
          </table:table-cell>
          <table:table-cell table:formula="of:=ACOS([rf.I160]/[rf.$B$43])" office:value-type="float" office:value="1.23468422760991" calcext:value-type="float">
            <text:p>1,23468422760991</text:p>
          </table:table-cell>
          <table:table-cell table:style-name="ce17" table:formula="of:=ASIN([rf.F160]/[rf.H160])" office:value-type="float" office:value="0.540045784775598" calcext:value-type="float">
            <text:p>0,540045784775598</text:p>
          </table:table-cell>
          <table:table-cell table:style-name="ce17" table:formula="of:=IF(0.5*PI()-[rf.$B$9]&gt;[rf.K160];1;-1)" office:value-type="float" office:value="1" calcext:value-type="float">
            <text:p>1</text:p>
          </table:table-cell>
          <table:table-cell table:style-name="ce17" table:formula="of:=0.5*PI()-([rf.J160]*[rf.L160]+[rf.K160])" office:value-type="float" office:value="-0.203933685590612" calcext:value-type="float">
            <text:p>-0,203933685590612</text:p>
          </table:table-cell>
          <table:table-cell table:style-name="ce17" table:formula="of:=[rf.M160]-[rf.$B$8]" office:value-type="float" office:value="0.12767887228831" calcext:value-type="float">
            <text:p>0,12767887228831</text:p>
          </table:table-cell>
          <table:table-cell table:number-columns-repeated="1010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[rf.A161]*analyze_resolution" office:value-type="float" office:value="-10.5" calcext:value-type="float">
            <text:p>-10,5</text:p>
          </table:table-cell>
          <table:table-cell table:formula="of:=RADIANS(-[rf.B161])" office:value-type="float" office:value="0.183259571459405" calcext:value-type="float">
            <text:p>0,183259571459405</text:p>
          </table:table-cell>
          <table:table-cell table:formula="of:=COS([rf.$B$6])*servo_saver_arm_length*COS([rf.C161])-SIN([rf.$B$6])*servo_saver_arm_length*SIN([rf.C161])+[rf.$B$24]" office:value-type="float" office:value="358.732078521023" calcext:value-type="float">
            <text:p>358,732078521023</text:p>
          </table:table-cell>
          <table:table-cell table:formula="of:=COS([rf.$B$6])*servo_saver_arm_length*SIN([rf.C161])+SIN([rf.$B$6])*servo_saver_arm_length*COS([rf.C161])+[rf.$C$24]" office:value-type="float" office:value="2.91576840787436" calcext:value-type="float">
            <text:p>2,91576840787436</text:p>
          </table:table-cell>
          <table:table-cell table:formula="of:=[$rf.D161]-[$rf.$B$14]" office:value-type="float" office:value="58.7320785210233" calcext:value-type="float">
            <text:p>58,7320785210233</text:p>
          </table:table-cell>
          <table:table-cell table:formula="of:=[rf.E161]-[$rf.$C$14]" office:value-type="float" office:value="97.9157684078744" calcext:value-type="float">
            <text:p>97,9157684078744</text:p>
          </table:table-cell>
          <table:table-cell table:style-name="Default" table:formula="of:=SQRT([rf.F161]^2+[rf.G161]^2)" office:value-type="float" office:value="114.179484804864" calcext:value-type="float">
            <text:p>114,179484804864</text:p>
          </table:table-cell>
          <table:table-cell table:formula="of:=([rf.H161]^2-[rf.$B$42]^2+[rf.$B$43]^2)/(2*[rf.H161])" office:value-type="float" office:value="6.89674177040992" calcext:value-type="float">
            <text:p>6,89674177040992</text:p>
          </table:table-cell>
          <table:table-cell table:formula="of:=ACOS([rf.I161]/[rf.$B$43])" office:value-type="float" office:value="1.23616996963586" calcext:value-type="float">
            <text:p>1,23616996963586</text:p>
          </table:table-cell>
          <table:table-cell table:style-name="ce17" table:formula="of:=ASIN([rf.F161]/[rf.H161])" office:value-type="float" office:value="0.540288956756811" calcext:value-type="float">
            <text:p>0,540288956756811</text:p>
          </table:table-cell>
          <table:table-cell table:style-name="ce17" table:formula="of:=IF(0.5*PI()-[rf.$B$9]&gt;[rf.K161];1;-1)" office:value-type="float" office:value="1" calcext:value-type="float">
            <text:p>1</text:p>
          </table:table-cell>
          <table:table-cell table:style-name="ce17" table:formula="of:=0.5*PI()-([rf.J161]*[rf.L161]+[rf.K161])" office:value-type="float" office:value="-0.205662599597774" calcext:value-type="float">
            <text:p>-0,205662599597774</text:p>
          </table:table-cell>
          <table:table-cell table:style-name="ce17" table:formula="of:=[rf.M161]-[rf.$B$8]" office:value-type="float" office:value="0.125949958281149" calcext:value-type="float">
            <text:p>0,125949958281149</text:p>
          </table:table-cell>
          <table:table-cell table:number-columns-repeated="1010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[rf.A162]*analyze_resolution" office:value-type="float" office:value="-10.35" calcext:value-type="float">
            <text:p>-10,35</text:p>
          </table:table-cell>
          <table:table-cell table:formula="of:=RADIANS(-[rf.B162])" office:value-type="float" office:value="0.180641577581413" calcext:value-type="float">
            <text:p>0,180641577581413</text:p>
          </table:table-cell>
          <table:table-cell table:formula="of:=COS([rf.$B$6])*servo_saver_arm_length*COS([rf.C162])-SIN([rf.$B$6])*servo_saver_arm_length*SIN([rf.C162])+[rf.$B$24]" office:value-type="float" office:value="358.739658063193" calcext:value-type="float">
            <text:p>358,739658063193</text:p>
          </table:table-cell>
          <table:table-cell table:formula="of:=COS([rf.$B$6])*servo_saver_arm_length*SIN([rf.C162])+SIN([rf.$B$6])*servo_saver_arm_length*COS([rf.C162])+[rf.$C$24]" office:value-type="float" office:value="2.87457197749108" calcext:value-type="float">
            <text:p>2,87457197749108</text:p>
          </table:table-cell>
          <table:table-cell table:formula="of:=[$rf.D162]-[$rf.$B$14]" office:value-type="float" office:value="58.7396580631926" calcext:value-type="float">
            <text:p>58,7396580631926</text:p>
          </table:table-cell>
          <table:table-cell table:formula="of:=[rf.E162]-[$rf.$C$14]" office:value-type="float" office:value="97.8745719774911" calcext:value-type="float">
            <text:p>97,8745719774911</text:p>
          </table:table-cell>
          <table:table-cell table:style-name="Default" table:formula="of:=SQRT([rf.F162]^2+[rf.G162]^2)" office:value-type="float" office:value="114.148058543095" calcext:value-type="float">
            <text:p>114,148058543095</text:p>
          </table:table-cell>
          <table:table-cell table:formula="of:=([rf.H162]^2-[rf.$B$42]^2+[rf.$B$43]^2)/(2*[rf.H162])" office:value-type="float" office:value="6.86720993426722" calcext:value-type="float">
            <text:p>6,86720993426722</text:p>
          </table:table-cell>
          <table:table-cell table:formula="of:=ACOS([rf.I162]/[rf.$B$43])" office:value-type="float" office:value="1.23765844541154" calcext:value-type="float">
            <text:p>1,23765844541154</text:p>
          </table:table-cell>
          <table:table-cell table:style-name="ce17" table:formula="of:=ASIN([rf.F162]/[rf.H162])" office:value-type="float" office:value="0.540531542485286" calcext:value-type="float">
            <text:p>0,540531542485286</text:p>
          </table:table-cell>
          <table:table-cell table:style-name="ce17" table:formula="of:=IF(0.5*PI()-[rf.$B$9]&gt;[rf.K162];1;-1)" office:value-type="float" office:value="1" calcext:value-type="float">
            <text:p>1</text:p>
          </table:table-cell>
          <table:table-cell table:style-name="ce17" table:formula="of:=0.5*PI()-([rf.J162]*[rf.L162]+[rf.K162])" office:value-type="float" office:value="-0.207393661101931" calcext:value-type="float">
            <text:p>-0,207393661101931</text:p>
          </table:table-cell>
          <table:table-cell table:style-name="ce17" table:formula="of:=[rf.M162]-[rf.$B$8]" office:value-type="float" office:value="0.124218896776992" calcext:value-type="float">
            <text:p>0,124218896776992</text:p>
          </table:table-cell>
          <table:table-cell table:number-columns-repeated="1010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[rf.A163]*analyze_resolution" office:value-type="float" office:value="-10.2" calcext:value-type="float">
            <text:p>-10,2</text:p>
          </table:table-cell>
          <table:table-cell table:formula="of:=RADIANS(-[rf.B163])" office:value-type="float" office:value="0.178023583703422" calcext:value-type="float">
            <text:p>0,178023583703422</text:p>
          </table:table-cell>
          <table:table-cell table:formula="of:=COS([rf.$B$6])*servo_saver_arm_length*COS([rf.C163])-SIN([rf.$B$6])*servo_saver_arm_length*SIN([rf.C163])+[rf.$B$24]" office:value-type="float" office:value="358.747129727508" calcext:value-type="float">
            <text:p>358,747129727508</text:p>
          </table:table-cell>
          <table:table-cell table:formula="of:=COS([rf.$B$6])*servo_saver_arm_length*SIN([rf.C163])+SIN([rf.$B$6])*servo_saver_arm_length*COS([rf.C163])+[rf.$C$24]" office:value-type="float" office:value="2.83335584511333" calcext:value-type="float">
            <text:p>2,83335584511333</text:p>
          </table:table-cell>
          <table:table-cell table:formula="of:=[$rf.D163]-[$rf.$B$14]" office:value-type="float" office:value="58.7471297275079" calcext:value-type="float">
            <text:p>58,7471297275079</text:p>
          </table:table-cell>
          <table:table-cell table:formula="of:=[rf.E163]-[$rf.$C$14]" office:value-type="float" office:value="97.8333558451133" calcext:value-type="float">
            <text:p>97,8333558451133</text:p>
          </table:table-cell>
          <table:table-cell table:style-name="Default" table:formula="of:=SQRT([rf.F163]^2+[rf.G163]^2)" office:value-type="float" office:value="114.116566576187" calcext:value-type="float">
            <text:p>114,116566576187</text:p>
          </table:table-cell>
          <table:table-cell table:formula="of:=([rf.H163]^2-[rf.$B$42]^2+[rf.$B$43]^2)/(2*[rf.H163])" office:value-type="float" office:value="6.83760871891634" calcext:value-type="float">
            <text:p>6,83760871891634</text:p>
          </table:table-cell>
          <table:table-cell table:formula="of:=ACOS([rf.I163]/[rf.$B$43])" office:value-type="float" office:value="1.23914964910101" calcext:value-type="float">
            <text:p>1,23914964910101</text:p>
          </table:table-cell>
          <table:table-cell table:style-name="ce17" table:formula="of:=ASIN([rf.F163]/[rf.H163])" office:value-type="float" office:value="0.54077354024716" calcext:value-type="float">
            <text:p>0,54077354024716</text:p>
          </table:table-cell>
          <table:table-cell table:style-name="ce17" table:formula="of:=IF(0.5*PI()-[rf.$B$9]&gt;[rf.K163];1;-1)" office:value-type="float" office:value="1" calcext:value-type="float">
            <text:p>1</text:p>
          </table:table-cell>
          <table:table-cell table:style-name="ce17" table:formula="of:=0.5*PI()-([rf.J163]*[rf.L163]+[rf.K163])" office:value-type="float" office:value="-0.209126862553268" calcext:value-type="float">
            <text:p>-0,209126862553268</text:p>
          </table:table-cell>
          <table:table-cell table:style-name="ce17" table:formula="of:=[rf.M163]-[rf.$B$8]" office:value-type="float" office:value="0.122485695325654" calcext:value-type="float">
            <text:p>0,122485695325654</text:p>
          </table:table-cell>
          <table:table-cell table:number-columns-repeated="1010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[rf.A164]*analyze_resolution" office:value-type="float" office:value="-10.05" calcext:value-type="float">
            <text:p>-10,05</text:p>
          </table:table-cell>
          <table:table-cell table:formula="of:=RADIANS(-[rf.B164])" office:value-type="float" office:value="0.17540558982543" calcext:value-type="float">
            <text:p>0,17540558982543</text:p>
          </table:table-cell>
          <table:table-cell table:formula="of:=COS([rf.$B$6])*servo_saver_arm_length*COS([rf.C164])-SIN([rf.$B$6])*servo_saver_arm_length*SIN([rf.C164])+[rf.$B$24]" office:value-type="float" office:value="358.754493462759" calcext:value-type="float">
            <text:p>358,754493462759</text:p>
          </table:table-cell>
          <table:table-cell table:formula="of:=COS([rf.$B$6])*servo_saver_arm_length*SIN([rf.C164])+SIN([rf.$B$6])*servo_saver_arm_length*COS([rf.C164])+[rf.$C$24]" office:value-type="float" office:value="2.79212029323187" calcext:value-type="float">
            <text:p>2,79212029323187</text:p>
          </table:table-cell>
          <table:table-cell table:formula="of:=[$rf.D164]-[$rf.$B$14]" office:value-type="float" office:value="58.7544934627592" calcext:value-type="float">
            <text:p>58,7544934627592</text:p>
          </table:table-cell>
          <table:table-cell table:formula="of:=[rf.E164]-[$rf.$C$14]" office:value-type="float" office:value="97.7921202932319" calcext:value-type="float">
            <text:p>97,7921202932319</text:p>
          </table:table-cell>
          <table:table-cell table:style-name="Default" table:formula="of:=SQRT([rf.F164]^2+[rf.G164]^2)" office:value-type="float" office:value="114.085009065658" calcext:value-type="float">
            <text:p>114,085009065658</text:p>
          </table:table-cell>
          <table:table-cell table:formula="of:=([rf.H164]^2-[rf.$B$42]^2+[rf.$B$43]^2)/(2*[rf.H164])" office:value-type="float" office:value="6.80793822205162" calcext:value-type="float">
            <text:p>6,80793822205162</text:p>
          </table:table-cell>
          <table:table-cell table:formula="of:=ACOS([rf.I164]/[rf.$B$43])" office:value-type="float" office:value="1.24064357489054" calcext:value-type="float">
            <text:p>1,24064357489054</text:p>
          </table:table-cell>
          <table:table-cell table:style-name="ce17" table:formula="of:=ASIN([rf.F164]/[rf.H164])" office:value-type="float" office:value="0.541014948328" calcext:value-type="float">
            <text:p>0,541014948328</text:p>
          </table:table-cell>
          <table:table-cell table:style-name="ce17" table:formula="of:=IF(0.5*PI()-[rf.$B$9]&gt;[rf.K164];1;-1)" office:value-type="float" office:value="1" calcext:value-type="float">
            <text:p>1</text:p>
          </table:table-cell>
          <table:table-cell table:style-name="ce17" table:formula="of:=0.5*PI()-([rf.J164]*[rf.L164]+[rf.K164])" office:value-type="float" office:value="-0.210862196423644" calcext:value-type="float">
            <text:p>-0,210862196423644</text:p>
          </table:table-cell>
          <table:table-cell table:style-name="ce17" table:formula="of:=[rf.M164]-[rf.$B$8]" office:value-type="float" office:value="0.120750361455279" calcext:value-type="float">
            <text:p>0,120750361455279</text:p>
          </table:table-cell>
          <table:table-cell table:number-columns-repeated="1010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[rf.A165]*analyze_resolution" office:value-type="float" office:value="-9.9" calcext:value-type="float">
            <text:p>-9,9</text:p>
          </table:table-cell>
          <table:table-cell table:formula="of:=RADIANS(-[rf.B165])" office:value-type="float" office:value="0.172787595947439" calcext:value-type="float">
            <text:p>0,172787595947439</text:p>
          </table:table-cell>
          <table:table-cell table:formula="of:=COS([rf.$B$6])*servo_saver_arm_length*COS([rf.C165])-SIN([rf.$B$6])*servo_saver_arm_length*SIN([rf.C165])+[rf.$B$24]" office:value-type="float" office:value="358.761749218476" calcext:value-type="float">
            <text:p>358,761749218476</text:p>
          </table:table-cell>
          <table:table-cell table:formula="of:=COS([rf.$B$6])*servo_saver_arm_length*SIN([rf.C165])+SIN([rf.$B$6])*servo_saver_arm_length*COS([rf.C165])+[rf.$C$24]" office:value-type="float" office:value="2.75086560447055" calcext:value-type="float">
            <text:p>2,75086560447055</text:p>
          </table:table-cell>
          <table:table-cell table:formula="of:=[$rf.D165]-[$rf.$B$14]" office:value-type="float" office:value="58.7617492184764" calcext:value-type="float">
            <text:p>58,7617492184764</text:p>
          </table:table-cell>
          <table:table-cell table:formula="of:=[rf.E165]-[$rf.$C$14]" office:value-type="float" office:value="97.7508656044705" calcext:value-type="float">
            <text:p>97,7508656044705</text:p>
          </table:table-cell>
          <table:table-cell table:style-name="Default" table:formula="of:=SQRT([rf.F165]^2+[rf.G165]^2)" office:value-type="float" office:value="114.053386173486" calcext:value-type="float">
            <text:p>114,053386173486</text:p>
          </table:table-cell>
          <table:table-cell table:formula="of:=([rf.H165]^2-[rf.$B$42]^2+[rf.$B$43]^2)/(2*[rf.H165])" office:value-type="float" office:value="6.77819854176698" calcext:value-type="float">
            <text:p>6,77819854176698</text:p>
          </table:table-cell>
          <table:table-cell table:formula="of:=ACOS([rf.I165]/[rf.$B$43])" office:value-type="float" office:value="1.24214021698868" calcext:value-type="float">
            <text:p>1,24214021698868</text:p>
          </table:table-cell>
          <table:table-cell table:style-name="ce17" table:formula="of:=ASIN([rf.F165]/[rf.H165])" office:value-type="float" office:value="0.541255765012811" calcext:value-type="float">
            <text:p>0,541255765012811</text:p>
          </table:table-cell>
          <table:table-cell table:style-name="ce17" table:formula="of:=IF(0.5*PI()-[rf.$B$9]&gt;[rf.K165];1;-1)" office:value-type="float" office:value="1" calcext:value-type="float">
            <text:p>1</text:p>
          </table:table-cell>
          <table:table-cell table:style-name="ce17" table:formula="of:=0.5*PI()-([rf.J165]*[rf.L165]+[rf.K165])" office:value-type="float" office:value="-0.212599655206594" calcext:value-type="float">
            <text:p>-0,212599655206594</text:p>
          </table:table-cell>
          <table:table-cell table:style-name="ce17" table:formula="of:=[rf.M165]-[rf.$B$8]" office:value-type="float" office:value="0.119012902672329" calcext:value-type="float">
            <text:p>0,119012902672329</text:p>
          </table:table-cell>
          <table:table-cell table:number-columns-repeated="1010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[rf.A166]*analyze_resolution" office:value-type="float" office:value="-9.75" calcext:value-type="float">
            <text:p>-9,75</text:p>
          </table:table-cell>
          <table:table-cell table:formula="of:=RADIANS(-[rf.B166])" office:value-type="float" office:value="0.170169602069447" calcext:value-type="float">
            <text:p>0,170169602069447</text:p>
          </table:table-cell>
          <table:table-cell table:formula="of:=COS([rf.$B$6])*servo_saver_arm_length*COS([rf.C166])-SIN([rf.$B$6])*servo_saver_arm_length*SIN([rf.C166])+[rf.$B$24]" office:value-type="float" office:value="358.768896944929" calcext:value-type="float">
            <text:p>358,768896944929</text:p>
          </table:table-cell>
          <table:table-cell table:formula="of:=COS([rf.$B$6])*servo_saver_arm_length*SIN([rf.C166])+SIN([rf.$B$6])*servo_saver_arm_length*COS([rf.C166])+[rf.$C$24]" office:value-type="float" office:value="2.70959206158439" calcext:value-type="float">
            <text:p>2,70959206158439</text:p>
          </table:table-cell>
          <table:table-cell table:formula="of:=[$rf.D166]-[$rf.$B$14]" office:value-type="float" office:value="58.7688969449292" calcext:value-type="float">
            <text:p>58,7688969449292</text:p>
          </table:table-cell>
          <table:table-cell table:formula="of:=[rf.E166]-[$rf.$C$14]" office:value-type="float" office:value="97.7095920615844" calcext:value-type="float">
            <text:p>97,7095920615844</text:p>
          </table:table-cell>
          <table:table-cell table:style-name="Default" table:formula="of:=SQRT([rf.F166]^2+[rf.G166]^2)" office:value-type="float" office:value="114.021698062101" calcext:value-type="float">
            <text:p>114,021698062101</text:p>
          </table:table-cell>
          <table:table-cell table:formula="of:=([rf.H166]^2-[rf.$B$42]^2+[rf.$B$43]^2)/(2*[rf.H166])" office:value-type="float" office:value="6.7483897765574" calcext:value-type="float">
            <text:p>6,7483897765574</text:p>
          </table:table-cell>
          <table:table-cell table:formula="of:=ACOS([rf.I166]/[rf.$B$43])" office:value-type="float" office:value="1.24363956962618" calcext:value-type="float">
            <text:p>1,24363956962618</text:p>
          </table:table-cell>
          <table:table-cell table:style-name="ce17" table:formula="of:=ASIN([rf.F166]/[rf.H166])" office:value-type="float" office:value="0.541495988586041" calcext:value-type="float">
            <text:p>0,541495988586041</text:p>
          </table:table-cell>
          <table:table-cell table:style-name="ce17" table:formula="of:=IF(0.5*PI()-[rf.$B$9]&gt;[rf.K166];1;-1)" office:value-type="float" office:value="1" calcext:value-type="float">
            <text:p>1</text:p>
          </table:table-cell>
          <table:table-cell table:style-name="ce17" table:formula="of:=0.5*PI()-([rf.J166]*[rf.L166]+[rf.K166])" office:value-type="float" office:value="-0.214339231417325" calcext:value-type="float">
            <text:p>-0,214339231417325</text:p>
          </table:table-cell>
          <table:table-cell table:style-name="ce17" table:formula="of:=[rf.M166]-[rf.$B$8]" office:value-type="float" office:value="0.117273326461598" calcext:value-type="float">
            <text:p>0,117273326461598</text:p>
          </table:table-cell>
          <table:table-cell table:number-columns-repeated="1010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[rf.A167]*analyze_resolution" office:value-type="float" office:value="-9.6" calcext:value-type="float">
            <text:p>-9,6</text:p>
          </table:table-cell>
          <table:table-cell table:formula="of:=RADIANS(-[rf.B167])" office:value-type="float" office:value="0.167551608191456" calcext:value-type="float">
            <text:p>0,167551608191456</text:p>
          </table:table-cell>
          <table:table-cell table:formula="of:=COS([rf.$B$6])*servo_saver_arm_length*COS([rf.C167])-SIN([rf.$B$6])*servo_saver_arm_length*SIN([rf.C167])+[rf.$B$24]" office:value-type="float" office:value="358.775936593128" calcext:value-type="float">
            <text:p>358,775936593128</text:p>
          </table:table-cell>
          <table:table-cell table:formula="of:=COS([rf.$B$6])*servo_saver_arm_length*SIN([rf.C167])+SIN([rf.$B$6])*servo_saver_arm_length*COS([rf.C167])+[rf.$C$24]" office:value-type="float" office:value="2.66829994745764" calcext:value-type="float">
            <text:p>2,66829994745764</text:p>
          </table:table-cell>
          <table:table-cell table:formula="of:=[$rf.D167]-[$rf.$B$14]" office:value-type="float" office:value="58.7759365931281" calcext:value-type="float">
            <text:p>58,7759365931281</text:p>
          </table:table-cell>
          <table:table-cell table:formula="of:=[rf.E167]-[$rf.$C$14]" office:value-type="float" office:value="97.6682999474576" calcext:value-type="float">
            <text:p>97,6682999474576</text:p>
          </table:table-cell>
          <table:table-cell table:style-name="Default" table:formula="of:=SQRT([rf.F167]^2+[rf.G167]^2)" office:value-type="float" office:value="113.98994489439" calcext:value-type="float">
            <text:p>113,98994489439</text:p>
          </table:table-cell>
          <table:table-cell table:formula="of:=([rf.H167]^2-[rf.$B$42]^2+[rf.$B$43]^2)/(2*[rf.H167])" office:value-type="float" office:value="6.71851202531991" calcext:value-type="float">
            <text:p>6,71851202531991</text:p>
          </table:table-cell>
          <table:table-cell table:formula="of:=ACOS([rf.I167]/[rf.$B$43])" office:value-type="float" office:value="1.24514162705604" calcext:value-type="float">
            <text:p>1,24514162705604</text:p>
          </table:table-cell>
          <table:table-cell table:style-name="ce17" table:formula="of:=ASIN([rf.F167]/[rf.H167])" office:value-type="float" office:value="0.541735617331585" calcext:value-type="float">
            <text:p>0,541735617331585</text:p>
          </table:table-cell>
          <table:table-cell table:style-name="ce17" table:formula="of:=IF(0.5*PI()-[rf.$B$9]&gt;[rf.K167];1;-1)" office:value-type="float" office:value="1" calcext:value-type="float">
            <text:p>1</text:p>
          </table:table-cell>
          <table:table-cell table:style-name="ce17" table:formula="of:=0.5*PI()-([rf.J167]*[rf.L167]+[rf.K167])" office:value-type="float" office:value="-0.216080917592726" calcext:value-type="float">
            <text:p>-0,216080917592726</text:p>
          </table:table-cell>
          <table:table-cell table:style-name="ce17" table:formula="of:=[rf.M167]-[rf.$B$8]" office:value-type="float" office:value="0.115531640286197" calcext:value-type="float">
            <text:p>0,115531640286197</text:p>
          </table:table-cell>
          <table:table-cell table:number-columns-repeated="1010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[rf.A168]*analyze_resolution" office:value-type="float" office:value="-9.45" calcext:value-type="float">
            <text:p>-9,45</text:p>
          </table:table-cell>
          <table:table-cell table:formula="of:=RADIANS(-[rf.B168])" office:value-type="float" office:value="0.164933614313464" calcext:value-type="float">
            <text:p>0,164933614313464</text:p>
          </table:table-cell>
          <table:table-cell table:formula="of:=COS([rf.$B$6])*servo_saver_arm_length*COS([rf.C168])-SIN([rf.$B$6])*servo_saver_arm_length*SIN([rf.C168])+[rf.$B$24]" office:value-type="float" office:value="358.782868114824" calcext:value-type="float">
            <text:p>358,782868114824</text:p>
          </table:table-cell>
          <table:table-cell table:formula="of:=COS([rf.$B$6])*servo_saver_arm_length*SIN([rf.C168])+SIN([rf.$B$6])*servo_saver_arm_length*COS([rf.C168])+[rf.$C$24]" office:value-type="float" office:value="2.62698954510181" calcext:value-type="float">
            <text:p>2,62698954510181</text:p>
          </table:table-cell>
          <table:table-cell table:formula="of:=[$rf.D168]-[$rf.$B$14]" office:value-type="float" office:value="58.7828681148239" calcext:value-type="float">
            <text:p>58,7828681148239</text:p>
          </table:table-cell>
          <table:table-cell table:formula="of:=[rf.E168]-[$rf.$C$14]" office:value-type="float" office:value="97.6269895451018" calcext:value-type="float">
            <text:p>97,6269895451018</text:p>
          </table:table-cell>
          <table:table-cell table:style-name="Default" table:formula="of:=SQRT([rf.F168]^2+[rf.G168]^2)" office:value-type="float" office:value="113.958126833694" calcext:value-type="float">
            <text:p>113,958126833694</text:p>
          </table:table-cell>
          <table:table-cell table:formula="of:=([rf.H168]^2-[rf.$B$42]^2+[rf.$B$43]^2)/(2*[rf.H168])" office:value-type="float" office:value="6.68856538735476" calcext:value-type="float">
            <text:p>6,68856538735476</text:p>
          </table:table-cell>
          <table:table-cell table:formula="of:=ACOS([rf.I168]/[rf.$B$43])" office:value-type="float" office:value="1.24664638355347" calcext:value-type="float">
            <text:p>1,24664638355347</text:p>
          </table:table-cell>
          <table:table-cell table:style-name="ce17" table:formula="of:=ASIN([rf.F168]/[rf.H168])" office:value-type="float" office:value="0.541974649532787" calcext:value-type="float">
            <text:p>0,541974649532787</text:p>
          </table:table-cell>
          <table:table-cell table:style-name="ce17" table:formula="of:=IF(0.5*PI()-[rf.$B$9]&gt;[rf.K168];1;-1)" office:value-type="float" office:value="1" calcext:value-type="float">
            <text:p>1</text:p>
          </table:table-cell>
          <table:table-cell table:style-name="ce17" table:formula="of:=0.5*PI()-([rf.J168]*[rf.L168]+[rf.K168])" office:value-type="float" office:value="-0.217824706291364" calcext:value-type="float">
            <text:p>-0,217824706291364</text:p>
          </table:table-cell>
          <table:table-cell table:style-name="ce17" table:formula="of:=[rf.M168]-[rf.$B$8]" office:value-type="float" office:value="0.113787851587559" calcext:value-type="float">
            <text:p>0,113787851587559</text:p>
          </table:table-cell>
          <table:table-cell table:number-columns-repeated="10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[rf.A169]*analyze_resolution" office:value-type="float" office:value="-9.3" calcext:value-type="float">
            <text:p>-9,3</text:p>
          </table:table-cell>
          <table:table-cell table:formula="of:=RADIANS(-[rf.B169])" office:value-type="float" office:value="0.162315620435473" calcext:value-type="float">
            <text:p>0,162315620435473</text:p>
          </table:table-cell>
          <table:table-cell table:formula="of:=COS([rf.$B$6])*servo_saver_arm_length*COS([rf.C169])-SIN([rf.$B$6])*servo_saver_arm_length*SIN([rf.C169])+[rf.$B$24]" office:value-type="float" office:value="358.789691462509" calcext:value-type="float">
            <text:p>358,789691462509</text:p>
          </table:table-cell>
          <table:table-cell table:formula="of:=COS([rf.$B$6])*servo_saver_arm_length*SIN([rf.C169])+SIN([rf.$B$6])*servo_saver_arm_length*COS([rf.C169])+[rf.$C$24]" office:value-type="float" office:value="2.58566113765378" calcext:value-type="float">
            <text:p>2,58566113765378</text:p>
          </table:table-cell>
          <table:table-cell table:formula="of:=[$rf.D169]-[$rf.$B$14]" office:value-type="float" office:value="58.7896914625089" calcext:value-type="float">
            <text:p>58,7896914625089</text:p>
          </table:table-cell>
          <table:table-cell table:formula="of:=[rf.E169]-[$rf.$C$14]" office:value-type="float" office:value="97.5856611376538" calcext:value-type="float">
            <text:p>97,5856611376538</text:p>
          </table:table-cell>
          <table:table-cell table:style-name="Default" table:formula="of:=SQRT([rf.F169]^2+[rf.G169]^2)" office:value-type="float" office:value="113.926244043811" calcext:value-type="float">
            <text:p>113,926244043811</text:p>
          </table:table-cell>
          <table:table-cell table:formula="of:=([rf.H169]^2-[rf.$B$42]^2+[rf.$B$43]^2)/(2*[rf.H169])" office:value-type="float" office:value="6.65854996236687" calcext:value-type="float">
            <text:p>6,65854996236687</text:p>
          </table:table-cell>
          <table:table-cell table:formula="of:=ACOS([rf.I169]/[rf.$B$43])" office:value-type="float" office:value="1.24815383341592" calcext:value-type="float">
            <text:p>1,24815383341592</text:p>
          </table:table-cell>
          <table:table-cell table:style-name="ce17" table:formula="of:=ASIN([rf.F169]/[rf.H169])" office:value-type="float" office:value="0.542213083472453" calcext:value-type="float">
            <text:p>0,542213083472453</text:p>
          </table:table-cell>
          <table:table-cell table:style-name="ce17" table:formula="of:=IF(0.5*PI()-[rf.$B$9]&gt;[rf.K169];1;-1)" office:value-type="float" office:value="1" calcext:value-type="float">
            <text:p>1</text:p>
          </table:table-cell>
          <table:table-cell table:style-name="ce17" table:formula="of:=0.5*PI()-([rf.J169]*[rf.L169]+[rf.K169])" office:value-type="float" office:value="-0.219570590093479" calcext:value-type="float">
            <text:p>-0,219570590093479</text:p>
          </table:table-cell>
          <table:table-cell table:style-name="ce17" table:formula="of:=[rf.M169]-[rf.$B$8]" office:value-type="float" office:value="0.112041967785444" calcext:value-type="float">
            <text:p>0,112041967785444</text:p>
          </table:table-cell>
          <table:table-cell table:number-columns-repeated="1010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[rf.A170]*analyze_resolution" office:value-type="float" office:value="-9.15" calcext:value-type="float">
            <text:p>-9,15</text:p>
          </table:table-cell>
          <table:table-cell table:formula="of:=RADIANS(-[rf.B170])" office:value-type="float" office:value="0.159697626557481" calcext:value-type="float">
            <text:p>0,159697626557481</text:p>
          </table:table-cell>
          <table:table-cell table:formula="of:=COS([rf.$B$6])*servo_saver_arm_length*COS([rf.C170])-SIN([rf.$B$6])*servo_saver_arm_length*SIN([rf.C170])+[rf.$B$24]" office:value-type="float" office:value="358.796406589417" calcext:value-type="float">
            <text:p>358,796406589417</text:p>
          </table:table-cell>
          <table:table-cell table:formula="of:=COS([rf.$B$6])*servo_saver_arm_length*SIN([rf.C170])+SIN([rf.$B$6])*servo_saver_arm_length*COS([rf.C170])+[rf.$C$24]" office:value-type="float" office:value="2.54431500837383" calcext:value-type="float">
            <text:p>2,54431500837383</text:p>
          </table:table-cell>
          <table:table-cell table:formula="of:=[$rf.D170]-[$rf.$B$14]" office:value-type="float" office:value="58.7964065894166" calcext:value-type="float">
            <text:p>58,7964065894166</text:p>
          </table:table-cell>
          <table:table-cell table:formula="of:=[rf.E170]-[$rf.$C$14]" office:value-type="float" office:value="97.5443150083738" calcext:value-type="float">
            <text:p>97,5443150083738</text:p>
          </table:table-cell>
          <table:table-cell table:style-name="Default" table:formula="of:=SQRT([rf.F170]^2+[rf.G170]^2)" office:value-type="float" office:value="113.894296688995" calcext:value-type="float">
            <text:p>113,894296688995</text:p>
          </table:table-cell>
          <table:table-cell table:formula="of:=([rf.H170]^2-[rf.$B$42]^2+[rf.$B$43]^2)/(2*[rf.H170])" office:value-type="float" office:value="6.62846585046691" calcext:value-type="float">
            <text:p>6,62846585046691</text:p>
          </table:table-cell>
          <table:table-cell table:formula="of:=ACOS([rf.I170]/[rf.$B$43])" office:value-type="float" office:value="1.24966397096303" calcext:value-type="float">
            <text:p>1,24966397096303</text:p>
          </table:table-cell>
          <table:table-cell table:style-name="ce17" table:formula="of:=ASIN([rf.F170]/[rf.H170])" office:value-type="float" office:value="0.542450917432846" calcext:value-type="float">
            <text:p>0,542450917432846</text:p>
          </table:table-cell>
          <table:table-cell table:style-name="ce17" table:formula="of:=IF(0.5*PI()-[rf.$B$9]&gt;[rf.K170];1;-1)" office:value-type="float" office:value="1" calcext:value-type="float">
            <text:p>1</text:p>
          </table:table-cell>
          <table:table-cell table:style-name="ce17" table:formula="of:=0.5*PI()-([rf.J170]*[rf.L170]+[rf.K170])" office:value-type="float" office:value="-0.22131856160098" calcext:value-type="float">
            <text:p>-0,22131856160098</text:p>
          </table:table-cell>
          <table:table-cell table:style-name="ce17" table:formula="of:=[rf.M170]-[rf.$B$8]" office:value-type="float" office:value="0.110293996277943" calcext:value-type="float">
            <text:p>0,110293996277943</text:p>
          </table:table-cell>
          <table:table-cell table:number-columns-repeated="1010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[rf.A171]*analyze_resolution" office:value-type="float" office:value="-9" calcext:value-type="float">
            <text:p>-9</text:p>
          </table:table-cell>
          <table:table-cell table:formula="of:=RADIANS(-[rf.B171])" office:value-type="float" office:value="0.15707963267949" calcext:value-type="float">
            <text:p>0,15707963267949</text:p>
          </table:table-cell>
          <table:table-cell table:formula="of:=COS([rf.$B$6])*servo_saver_arm_length*COS([rf.C171])-SIN([rf.$B$6])*servo_saver_arm_length*SIN([rf.C171])+[rf.$B$24]" office:value-type="float" office:value="358.803013449522" calcext:value-type="float">
            <text:p>358,803013449522</text:p>
          </table:table-cell>
          <table:table-cell table:formula="of:=COS([rf.$B$6])*servo_saver_arm_length*SIN([rf.C171])+SIN([rf.$B$6])*servo_saver_arm_length*COS([rf.C171])+[rf.$C$24]" office:value-type="float" office:value="2.50295144064369" calcext:value-type="float">
            <text:p>2,50295144064369</text:p>
          </table:table-cell>
          <table:table-cell table:formula="of:=[$rf.D171]-[$rf.$B$14]" office:value-type="float" office:value="58.8030134495222" calcext:value-type="float">
            <text:p>58,8030134495222</text:p>
          </table:table-cell>
          <table:table-cell table:formula="of:=[rf.E171]-[$rf.$C$14]" office:value-type="float" office:value="97.5029514406437" calcext:value-type="float">
            <text:p>97,5029514406437</text:p>
          </table:table-cell>
          <table:table-cell table:style-name="Default" table:formula="of:=SQRT([rf.F171]^2+[rf.G171]^2)" office:value-type="float" office:value="113.862284933955" calcext:value-type="float">
            <text:p>113,862284933955</text:p>
          </table:table-cell>
          <table:table-cell table:formula="of:=([rf.H171]^2-[rf.$B$42]^2+[rf.$B$43]^2)/(2*[rf.H171])" office:value-type="float" office:value="6.59831315217252" calcext:value-type="float">
            <text:p>6,59831315217252</text:p>
          </table:table-cell>
          <table:table-cell table:formula="of:=ACOS([rf.I171]/[rf.$B$43])" office:value-type="float" office:value="1.25117679053665" calcext:value-type="float">
            <text:p>1,25117679053665</text:p>
          </table:table-cell>
          <table:table-cell table:style-name="ce17" table:formula="of:=ASIN([rf.F171]/[rf.H171])" office:value-type="float" office:value="0.542688149695698" calcext:value-type="float">
            <text:p>0,542688149695698</text:p>
          </table:table-cell>
          <table:table-cell table:style-name="ce17" table:formula="of:=IF(0.5*PI()-[rf.$B$9]&gt;[rf.K171];1;-1)" office:value-type="float" office:value="1" calcext:value-type="float">
            <text:p>1</text:p>
          </table:table-cell>
          <table:table-cell table:style-name="ce17" table:formula="of:=0.5*PI()-([rf.J171]*[rf.L171]+[rf.K171])" office:value-type="float" office:value="-0.223068613437449" calcext:value-type="float">
            <text:p>-0,223068613437449</text:p>
          </table:table-cell>
          <table:table-cell table:style-name="ce17" table:formula="of:=[rf.M171]-[rf.$B$8]" office:value-type="float" office:value="0.108543944441473" calcext:value-type="float">
            <text:p>0,108543944441473</text:p>
          </table:table-cell>
          <table:table-cell table:number-columns-repeated="1010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[rf.A172]*analyze_resolution" office:value-type="float" office:value="-8.85" calcext:value-type="float">
            <text:p>-8,85</text:p>
          </table:table-cell>
          <table:table-cell table:formula="of:=RADIANS(-[rf.B172])" office:value-type="float" office:value="0.154461638801498" calcext:value-type="float">
            <text:p>0,154461638801498</text:p>
          </table:table-cell>
          <table:table-cell table:formula="of:=COS([rf.$B$6])*servo_saver_arm_length*COS([rf.C172])-SIN([rf.$B$6])*servo_saver_arm_length*SIN([rf.C172])+[rf.$B$24]" office:value-type="float" office:value="358.809511997543" calcext:value-type="float">
            <text:p>358,809511997543</text:p>
          </table:table-cell>
          <table:table-cell table:formula="of:=COS([rf.$B$6])*servo_saver_arm_length*SIN([rf.C172])+SIN([rf.$B$6])*servo_saver_arm_length*COS([rf.C172])+[rf.$C$24]" office:value-type="float" office:value="2.46157071796464" calcext:value-type="float">
            <text:p>2,46157071796464</text:p>
          </table:table-cell>
          <table:table-cell table:formula="of:=[$rf.D172]-[$rf.$B$14]" office:value-type="float" office:value="58.8095119975431" calcext:value-type="float">
            <text:p>58,8095119975431</text:p>
          </table:table-cell>
          <table:table-cell table:formula="of:=[rf.E172]-[$rf.$C$14]" office:value-type="float" office:value="97.4615707179646" calcext:value-type="float">
            <text:p>97,4615707179646</text:p>
          </table:table-cell>
          <table:table-cell table:style-name="Default" table:formula="of:=SQRT([rf.F172]^2+[rf.G172]^2)" office:value-type="float" office:value="113.830208943856" calcext:value-type="float">
            <text:p>113,830208943856</text:p>
          </table:table-cell>
          <table:table-cell table:formula="of:=([rf.H172]^2-[rf.$B$42]^2+[rf.$B$43]^2)/(2*[rf.H172])" office:value-type="float" office:value="6.5680919684095" calcext:value-type="float">
            <text:p>6,5680919684095</text:p>
          </table:table-cell>
          <table:table-cell table:formula="of:=ACOS([rf.I172]/[rf.$B$43])" office:value-type="float" office:value="1.25269228650082" calcext:value-type="float">
            <text:p>1,25269228650082</text:p>
          </table:table-cell>
          <table:table-cell table:style-name="ce17" table:formula="of:=ASIN([rf.F172]/[rf.H172])" office:value-type="float" office:value="0.542924778542213" calcext:value-type="float">
            <text:p>0,542924778542213</text:p>
          </table:table-cell>
          <table:table-cell table:style-name="ce17" table:formula="of:=IF(0.5*PI()-[rf.$B$9]&gt;[rf.K172];1;-1)" office:value-type="float" office:value="1" calcext:value-type="float">
            <text:p>1</text:p>
          </table:table-cell>
          <table:table-cell table:style-name="ce17" table:formula="of:=0.5*PI()-([rf.J172]*[rf.L172]+[rf.K172])" office:value-type="float" office:value="-0.224820738248133" calcext:value-type="float">
            <text:p>-0,224820738248133</text:p>
          </table:table-cell>
          <table:table-cell table:style-name="ce17" table:formula="of:=[rf.M172]-[rf.$B$8]" office:value-type="float" office:value="0.10679181963079" calcext:value-type="float">
            <text:p>0,10679181963079</text:p>
          </table:table-cell>
          <table:table-cell table:number-columns-repeated="10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[rf.A173]*analyze_resolution" office:value-type="float" office:value="-8.7" calcext:value-type="float">
            <text:p>-8,7</text:p>
          </table:table-cell>
          <table:table-cell table:formula="of:=RADIANS(-[rf.B173])" office:value-type="float" office:value="0.151843644923507" calcext:value-type="float">
            <text:p>0,151843644923507</text:p>
          </table:table-cell>
          <table:table-cell table:formula="of:=COS([rf.$B$6])*servo_saver_arm_length*COS([rf.C173])-SIN([rf.$B$6])*servo_saver_arm_length*SIN([rf.C173])+[rf.$B$24]" office:value-type="float" office:value="358.815902188939" calcext:value-type="float">
            <text:p>358,815902188939</text:p>
          </table:table-cell>
          <table:table-cell table:formula="of:=COS([rf.$B$6])*servo_saver_arm_length*SIN([rf.C173])+SIN([rf.$B$6])*servo_saver_arm_length*COS([rf.C173])+[rf.$C$24]" office:value-type="float" office:value="2.42017312395551" calcext:value-type="float">
            <text:p>2,42017312395551</text:p>
          </table:table-cell>
          <table:table-cell table:formula="of:=[$rf.D173]-[$rf.$B$14]" office:value-type="float" office:value="58.8159021889389" calcext:value-type="float">
            <text:p>58,8159021889389</text:p>
          </table:table-cell>
          <table:table-cell table:formula="of:=[rf.E173]-[$rf.$C$14]" office:value-type="float" office:value="97.4201731239555" calcext:value-type="float">
            <text:p>97,4201731239555</text:p>
          </table:table-cell>
          <table:table-cell table:style-name="Default" table:formula="of:=SQRT([rf.F173]^2+[rf.G173]^2)" office:value-type="float" office:value="113.798068884319" calcext:value-type="float">
            <text:p>113,798068884319</text:p>
          </table:table-cell>
          <table:table-cell table:formula="of:=([rf.H173]^2-[rf.$B$42]^2+[rf.$B$43]^2)/(2*[rf.H173])" office:value-type="float" office:value="6.53780240051322" calcext:value-type="float">
            <text:p>6,53780240051322</text:p>
          </table:table-cell>
          <table:table-cell table:formula="of:=ACOS([rf.I173]/[rf.$B$43])" office:value-type="float" office:value="1.25421045324176" calcext:value-type="float">
            <text:p>1,25421045324176</text:p>
          </table:table-cell>
          <table:table-cell table:style-name="ce17" table:formula="of:=ASIN([rf.F173]/[rf.H173])" office:value-type="float" office:value="0.543160802253071" calcext:value-type="float">
            <text:p>0,543160802253071</text:p>
          </table:table-cell>
          <table:table-cell table:style-name="ce17" table:formula="of:=IF(0.5*PI()-[rf.$B$9]&gt;[rf.K173];1;-1)" office:value-type="float" office:value="1" calcext:value-type="float">
            <text:p>1</text:p>
          </table:table-cell>
          <table:table-cell table:style-name="ce17" table:formula="of:=0.5*PI()-([rf.J173]*[rf.L173]+[rf.K173])" office:value-type="float" office:value="-0.226574928699931" calcext:value-type="float">
            <text:p>-0,226574928699931</text:p>
          </table:table-cell>
          <table:table-cell table:style-name="ce17" table:formula="of:=[rf.M173]-[rf.$B$8]" office:value-type="float" office:value="0.105037629178991" calcext:value-type="float">
            <text:p>0,105037629178991</text:p>
          </table:table-cell>
          <table:table-cell table:number-columns-repeated="1010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[rf.A174]*analyze_resolution" office:value-type="float" office:value="-8.55" calcext:value-type="float">
            <text:p>-8,55</text:p>
          </table:table-cell>
          <table:table-cell table:formula="of:=RADIANS(-[rf.B174])" office:value-type="float" office:value="0.149225651045515" calcext:value-type="float">
            <text:p>0,149225651045515</text:p>
          </table:table-cell>
          <table:table-cell table:formula="of:=COS([rf.$B$6])*servo_saver_arm_length*COS([rf.C174])-SIN([rf.$B$6])*servo_saver_arm_length*SIN([rf.C174])+[rf.$B$24]" office:value-type="float" office:value="358.822183979912" calcext:value-type="float">
            <text:p>358,822183979912</text:p>
          </table:table-cell>
          <table:table-cell table:formula="of:=COS([rf.$B$6])*servo_saver_arm_length*SIN([rf.C174])+SIN([rf.$B$6])*servo_saver_arm_length*COS([rf.C174])+[rf.$C$24]" office:value-type="float" office:value="2.37875894235077" calcext:value-type="float">
            <text:p>2,37875894235077</text:p>
          </table:table-cell>
          <table:table-cell table:formula="of:=[$rf.D174]-[$rf.$B$14]" office:value-type="float" office:value="58.8221839799121" calcext:value-type="float">
            <text:p>58,8221839799121</text:p>
          </table:table-cell>
          <table:table-cell table:formula="of:=[rf.E174]-[$rf.$C$14]" office:value-type="float" office:value="97.3787589423508" calcext:value-type="float">
            <text:p>97,3787589423508</text:p>
          </table:table-cell>
          <table:table-cell table:style-name="Default" table:formula="of:=SQRT([rf.F174]^2+[rf.G174]^2)" office:value-type="float" office:value="113.765864921421" calcext:value-type="float">
            <text:p>113,765864921421</text:p>
          </table:table-cell>
          <table:table-cell table:formula="of:=([rf.H174]^2-[rf.$B$42]^2+[rf.$B$43]^2)/(2*[rf.H174])" office:value-type="float" office:value="6.50744455022967" calcext:value-type="float">
            <text:p>6,50744455022967</text:p>
          </table:table-cell>
          <table:table-cell table:formula="of:=ACOS([rf.I174]/[rf.$B$43])" office:value-type="float" office:value="1.25573128516786" calcext:value-type="float">
            <text:p>1,25573128516786</text:p>
          </table:table-cell>
          <table:table-cell table:style-name="ce17" table:formula="of:=ASIN([rf.F174]/[rf.H174])" office:value-type="float" office:value="0.543396219108438" calcext:value-type="float">
            <text:p>0,543396219108438</text:p>
          </table:table-cell>
          <table:table-cell table:style-name="ce17" table:formula="of:=IF(0.5*PI()-[rf.$B$9]&gt;[rf.K174];1;-1)" office:value-type="float" office:value="1" calcext:value-type="float">
            <text:p>1</text:p>
          </table:table-cell>
          <table:table-cell table:style-name="ce17" table:formula="of:=0.5*PI()-([rf.J174]*[rf.L174]+[rf.K174])" office:value-type="float" office:value="-0.228331177481401" calcext:value-type="float">
            <text:p>-0,228331177481401</text:p>
          </table:table-cell>
          <table:table-cell table:style-name="ce17" table:formula="of:=[rf.M174]-[rf.$B$8]" office:value-type="float" office:value="0.103281380397521" calcext:value-type="float">
            <text:p>0,103281380397521</text:p>
          </table:table-cell>
          <table:table-cell table:number-columns-repeated="1010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[rf.A175]*analyze_resolution" office:value-type="float" office:value="-8.4" calcext:value-type="float">
            <text:p>-8,4</text:p>
          </table:table-cell>
          <table:table-cell table:formula="of:=RADIANS(-[rf.B175])" office:value-type="float" office:value="0.146607657167524" calcext:value-type="float">
            <text:p>0,146607657167524</text:p>
          </table:table-cell>
          <table:table-cell table:formula="of:=COS([rf.$B$6])*servo_saver_arm_length*COS([rf.C175])-SIN([rf.$B$6])*servo_saver_arm_length*SIN([rf.C175])+[rf.$B$24]" office:value-type="float" office:value="358.828357327408" calcext:value-type="float">
            <text:p>358,828357327408</text:p>
          </table:table-cell>
          <table:table-cell table:formula="of:=COS([rf.$B$6])*servo_saver_arm_length*SIN([rf.C175])+SIN([rf.$B$6])*servo_saver_arm_length*COS([rf.C175])+[rf.$C$24]" office:value-type="float" office:value="2.33732845699859" calcext:value-type="float">
            <text:p>2,33732845699859</text:p>
          </table:table-cell>
          <table:table-cell table:formula="of:=[$rf.D175]-[$rf.$B$14]" office:value-type="float" office:value="58.8283573274078" calcext:value-type="float">
            <text:p>58,8283573274078</text:p>
          </table:table-cell>
          <table:table-cell table:formula="of:=[rf.E175]-[$rf.$C$14]" office:value-type="float" office:value="97.3373284569986" calcext:value-type="float">
            <text:p>97,3373284569986</text:p>
          </table:table-cell>
          <table:table-cell table:style-name="Default" table:formula="of:=SQRT([rf.F175]^2+[rf.G175]^2)" office:value-type="float" office:value="113.733597221695" calcext:value-type="float">
            <text:p>113,733597221695</text:p>
          </table:table-cell>
          <table:table-cell table:formula="of:=([rf.H175]^2-[rf.$B$42]^2+[rf.$B$43]^2)/(2*[rf.H175])" office:value-type="float" office:value="6.47701851971676" calcext:value-type="float">
            <text:p>6,47701851971676</text:p>
          </table:table-cell>
          <table:table-cell table:formula="of:=ACOS([rf.I175]/[rf.$B$43])" office:value-type="float" office:value="1.25725477670968" calcext:value-type="float">
            <text:p>1,25725477670968</text:p>
          </table:table-cell>
          <table:table-cell table:style-name="ce17" table:formula="of:=ASIN([rf.F175]/[rf.H175])" office:value-type="float" office:value="0.543631027387963" calcext:value-type="float">
            <text:p>0,543631027387963</text:p>
          </table:table-cell>
          <table:table-cell table:style-name="ce17" table:formula="of:=IF(0.5*PI()-[rf.$B$9]&gt;[rf.K175];1;-1)" office:value-type="float" office:value="1" calcext:value-type="float">
            <text:p>1</text:p>
          </table:table-cell>
          <table:table-cell table:style-name="ce17" table:formula="of:=0.5*PI()-([rf.J175]*[rf.L175]+[rf.K175])" office:value-type="float" office:value="-0.230089477302744" calcext:value-type="float">
            <text:p>-0,230089477302744</text:p>
          </table:table-cell>
          <table:table-cell table:style-name="ce17" table:formula="of:=[rf.M175]-[rf.$B$8]" office:value-type="float" office:value="0.101523080576179" calcext:value-type="float">
            <text:p>0,101523080576179</text:p>
          </table:table-cell>
          <table:table-cell table:number-columns-repeated="1010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[rf.A176]*analyze_resolution" office:value-type="float" office:value="-8.25" calcext:value-type="float">
            <text:p>-8,25</text:p>
          </table:table-cell>
          <table:table-cell table:formula="of:=RADIANS(-[rf.B176])" office:value-type="float" office:value="0.143989663289532" calcext:value-type="float">
            <text:p>0,143989663289532</text:p>
          </table:table-cell>
          <table:table-cell table:formula="of:=COS([rf.$B$6])*servo_saver_arm_length*COS([rf.C176])-SIN([rf.$B$6])*servo_saver_arm_length*SIN([rf.C176])+[rf.$B$24]" office:value-type="float" office:value="358.834422189115" calcext:value-type="float">
            <text:p>358,834422189115</text:p>
          </table:table-cell>
          <table:table-cell table:formula="of:=COS([rf.$B$6])*servo_saver_arm_length*SIN([rf.C176])+SIN([rf.$B$6])*servo_saver_arm_length*COS([rf.C176])+[rf.$C$24]" office:value-type="float" office:value="2.29588195185887" calcext:value-type="float">
            <text:p>2,29588195185887</text:p>
          </table:table-cell>
          <table:table-cell table:formula="of:=[$rf.D176]-[$rf.$B$14]" office:value-type="float" office:value="58.8344221891147" calcext:value-type="float">
            <text:p>58,8344221891147</text:p>
          </table:table-cell>
          <table:table-cell table:formula="of:=[rf.E176]-[$rf.$C$14]" office:value-type="float" office:value="97.2958819518589" calcext:value-type="float">
            <text:p>97,2958819518589</text:p>
          </table:table-cell>
          <table:table-cell table:style-name="Default" table:formula="of:=SQRT([rf.F176]^2+[rf.G176]^2)" office:value-type="float" office:value="113.70126595213" calcext:value-type="float">
            <text:p>113,70126595213</text:p>
          </table:table-cell>
          <table:table-cell table:formula="of:=([rf.H176]^2-[rf.$B$42]^2+[rf.$B$43]^2)/(2*[rf.H176])" office:value-type="float" office:value="6.44652441154564" calcext:value-type="float">
            <text:p>6,44652441154564</text:p>
          </table:table-cell>
          <table:table-cell table:formula="of:=ACOS([rf.I176]/[rf.$B$43])" office:value-type="float" office:value="1.2587809223199" calcext:value-type="float">
            <text:p>1,2587809223199</text:p>
          </table:table-cell>
          <table:table-cell table:style-name="ce17" table:formula="of:=ASIN([rf.F176]/[rf.H176])" office:value-type="float" office:value="0.543865225370793" calcext:value-type="float">
            <text:p>0,543865225370793</text:p>
          </table:table-cell>
          <table:table-cell table:style-name="ce17" table:formula="of:=IF(0.5*PI()-[rf.$B$9]&gt;[rf.K176];1;-1)" office:value-type="float" office:value="1" calcext:value-type="float">
            <text:p>1</text:p>
          </table:table-cell>
          <table:table-cell table:style-name="ce17" table:formula="of:=0.5*PI()-([rf.J176]*[rf.L176]+[rf.K176])" office:value-type="float" office:value="-0.231849820895793" calcext:value-type="float">
            <text:p>-0,231849820895793</text:p>
          </table:table-cell>
          <table:table-cell table:style-name="ce17" table:formula="of:=[rf.M176]-[rf.$B$8]" office:value-type="float" office:value="0.09976273698313" calcext:value-type="float">
            <text:p>0,09976273698313</text:p>
          </table:table-cell>
          <table:table-cell table:number-columns-repeated="10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[rf.A177]*analyze_resolution" office:value-type="float" office:value="-8.1" calcext:value-type="float">
            <text:p>-8,1</text:p>
          </table:table-cell>
          <table:table-cell table:formula="of:=RADIANS(-[rf.B177])" office:value-type="float" office:value="0.141371669411541" calcext:value-type="float">
            <text:p>0,141371669411541</text:p>
          </table:table-cell>
          <table:table-cell table:formula="of:=COS([rf.$B$6])*servo_saver_arm_length*COS([rf.C177])-SIN([rf.$B$6])*servo_saver_arm_length*SIN([rf.C177])+[rf.$B$24]" office:value-type="float" office:value="358.840378523465" calcext:value-type="float">
            <text:p>358,840378523465</text:p>
          </table:table-cell>
          <table:table-cell table:formula="of:=COS([rf.$B$6])*servo_saver_arm_length*SIN([rf.C177])+SIN([rf.$B$6])*servo_saver_arm_length*COS([rf.C177])+[rf.$C$24]" office:value-type="float" office:value="2.25441971100132" calcext:value-type="float">
            <text:p>2,25441971100132</text:p>
          </table:table-cell>
          <table:table-cell table:formula="of:=[$rf.D177]-[$rf.$B$14]" office:value-type="float" office:value="58.8403785234649" calcext:value-type="float">
            <text:p>58,8403785234649</text:p>
          </table:table-cell>
          <table:table-cell table:formula="of:=[rf.E177]-[$rf.$C$14]" office:value-type="float" office:value="97.2544197110013" calcext:value-type="float">
            <text:p>97,2544197110013</text:p>
          </table:table-cell>
          <table:table-cell table:style-name="Default" table:formula="of:=SQRT([rf.F177]^2+[rf.G177]^2)" office:value-type="float" office:value="113.668871280172" calcext:value-type="float">
            <text:p>113,668871280172</text:p>
          </table:table-cell>
          <table:table-cell table:formula="of:=([rf.H177]^2-[rf.$B$42]^2+[rf.$B$43]^2)/(2*[rf.H177])" office:value-type="float" office:value="6.41596232870184" calcext:value-type="float">
            <text:p>6,41596232870184</text:p>
          </table:table-cell>
          <table:table-cell table:formula="of:=ACOS([rf.I177]/[rf.$B$43])" office:value-type="float" office:value="1.26030971647334" calcext:value-type="float">
            <text:p>1,26030971647334</text:p>
          </table:table-cell>
          <table:table-cell table:style-name="ce17" table:formula="of:=ASIN([rf.F177]/[rf.H177])" office:value-type="float" office:value="0.54409881133557" calcext:value-type="float">
            <text:p>0,54409881133557</text:p>
          </table:table-cell>
          <table:table-cell table:style-name="ce17" table:formula="of:=IF(0.5*PI()-[rf.$B$9]&gt;[rf.K177];1;-1)" office:value-type="float" office:value="1" calcext:value-type="float">
            <text:p>1</text:p>
          </table:table-cell>
          <table:table-cell table:style-name="ce17" table:formula="of:=0.5*PI()-([rf.J177]*[rf.L177]+[rf.K177])" office:value-type="float" office:value="-0.233612201014015" calcext:value-type="float">
            <text:p>-0,233612201014015</text:p>
          </table:table-cell>
          <table:table-cell table:style-name="ce17" table:formula="of:=[rf.M177]-[rf.$B$8]" office:value-type="float" office:value="0.0980003568649079" calcext:value-type="float">
            <text:p>0,098000356864908</text:p>
          </table:table-cell>
          <table:table-cell table:number-columns-repeated="1010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[rf.A178]*analyze_resolution" office:value-type="float" office:value="-7.95" calcext:value-type="float">
            <text:p>-7,95</text:p>
          </table:table-cell>
          <table:table-cell table:formula="of:=RADIANS(-[rf.B178])" office:value-type="float" office:value="0.138753675533549" calcext:value-type="float">
            <text:p>0,138753675533549</text:p>
          </table:table-cell>
          <table:table-cell table:formula="of:=COS([rf.$B$6])*servo_saver_arm_length*COS([rf.C178])-SIN([rf.$B$6])*servo_saver_arm_length*SIN([rf.C178])+[rf.$B$24]" office:value-type="float" office:value="358.846226289634" calcext:value-type="float">
            <text:p>358,846226289634</text:p>
          </table:table-cell>
          <table:table-cell table:formula="of:=COS([rf.$B$6])*servo_saver_arm_length*SIN([rf.C178])+SIN([rf.$B$6])*servo_saver_arm_length*COS([rf.C178])+[rf.$C$24]" office:value-type="float" office:value="2.2129420186035" calcext:value-type="float">
            <text:p>2,2129420186035</text:p>
          </table:table-cell>
          <table:table-cell table:formula="of:=[$rf.D178]-[$rf.$B$14]" office:value-type="float" office:value="58.8462262896343" calcext:value-type="float">
            <text:p>58,8462262896343</text:p>
          </table:table-cell>
          <table:table-cell table:formula="of:=[rf.E178]-[$rf.$C$14]" office:value-type="float" office:value="97.2129420186035" calcext:value-type="float">
            <text:p>97,2129420186035</text:p>
          </table:table-cell>
          <table:table-cell table:style-name="Default" table:formula="of:=SQRT([rf.F178]^2+[rf.G178]^2)" office:value-type="float" office:value="113.636413373721" calcext:value-type="float">
            <text:p>113,636413373721</text:p>
          </table:table-cell>
          <table:table-cell table:formula="of:=([rf.H178]^2-[rf.$B$42]^2+[rf.$B$43]^2)/(2*[rf.H178])" office:value-type="float" office:value="6.38533237458666" calcext:value-type="float">
            <text:p>6,38533237458666</text:p>
          </table:table-cell>
          <table:table-cell table:formula="of:=ACOS([rf.I178]/[rf.$B$43])" office:value-type="float" office:value="1.26184115366694" calcext:value-type="float">
            <text:p>1,26184115366694</text:p>
          </table:table-cell>
          <table:table-cell table:style-name="ce17" table:formula="of:=ASIN([rf.F178]/[rf.H178])" office:value-type="float" office:value="0.544331783560443" calcext:value-type="float">
            <text:p>0,544331783560443</text:p>
          </table:table-cell>
          <table:table-cell table:style-name="ce17" table:formula="of:=IF(0.5*PI()-[rf.$B$9]&gt;[rf.K178];1;-1)" office:value-type="float" office:value="1" calcext:value-type="float">
            <text:p>1</text:p>
          </table:table-cell>
          <table:table-cell table:style-name="ce17" table:formula="of:=0.5*PI()-([rf.J178]*[rf.L178]+[rf.K178])" office:value-type="float" office:value="-0.235376610432487" calcext:value-type="float">
            <text:p>-0,235376610432487</text:p>
          </table:table-cell>
          <table:table-cell table:style-name="ce17" table:formula="of:=[rf.M178]-[rf.$B$8]" office:value-type="float" office:value="0.0962359474464354" calcext:value-type="float">
            <text:p>0,096235947446435</text:p>
          </table:table-cell>
          <table:table-cell table:number-columns-repeated="1010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[rf.A179]*analyze_resolution" office:value-type="float" office:value="-7.8" calcext:value-type="float">
            <text:p>-7,8</text:p>
          </table:table-cell>
          <table:table-cell table:formula="of:=RADIANS(-[rf.B179])" office:value-type="float" office:value="0.136135681655558" calcext:value-type="float">
            <text:p>0,136135681655558</text:p>
          </table:table-cell>
          <table:table-cell table:formula="of:=COS([rf.$B$6])*servo_saver_arm_length*COS([rf.C179])-SIN([rf.$B$6])*servo_saver_arm_length*SIN([rf.C179])+[rf.$B$24]" office:value-type="float" office:value="358.851965447543" calcext:value-type="float">
            <text:p>358,851965447543</text:p>
          </table:table-cell>
          <table:table-cell table:formula="of:=COS([rf.$B$6])*servo_saver_arm_length*SIN([rf.C179])+SIN([rf.$B$6])*servo_saver_arm_length*COS([rf.C179])+[rf.$C$24]" office:value-type="float" office:value="2.17144915894887" calcext:value-type="float">
            <text:p>2,17144915894887</text:p>
          </table:table-cell>
          <table:table-cell table:formula="of:=[$rf.D179]-[$rf.$B$14]" office:value-type="float" office:value="58.8519654475431" calcext:value-type="float">
            <text:p>58,8519654475431</text:p>
          </table:table-cell>
          <table:table-cell table:formula="of:=[rf.E179]-[$rf.$C$14]" office:value-type="float" office:value="97.1714491589489" calcext:value-type="float">
            <text:p>97,1714491589489</text:p>
          </table:table-cell>
          <table:table-cell table:style-name="Default" table:formula="of:=SQRT([rf.F179]^2+[rf.G179]^2)" office:value-type="float" office:value="113.603892401136" calcext:value-type="float">
            <text:p>113,603892401136</text:p>
          </table:table-cell>
          <table:table-cell table:formula="of:=([rf.H179]^2-[rf.$B$42]^2+[rf.$B$43]^2)/(2*[rf.H179])" office:value-type="float" office:value="6.35463465301827" calcext:value-type="float">
            <text:p>6,35463465301827</text:p>
          </table:table-cell>
          <table:table-cell table:formula="of:=ACOS([rf.I179]/[rf.$B$43])" office:value-type="float" office:value="1.26337522841972" calcext:value-type="float">
            <text:p>1,26337522841972</text:p>
          </table:table-cell>
          <table:table-cell table:style-name="ce17" table:formula="of:=ASIN([rf.F179]/[rf.H179])" office:value-type="float" office:value="0.544564140323071" calcext:value-type="float">
            <text:p>0,544564140323071</text:p>
          </table:table-cell>
          <table:table-cell table:style-name="ce17" table:formula="of:=IF(0.5*PI()-[rf.$B$9]&gt;[rf.K179];1;-1)" office:value-type="float" office:value="1" calcext:value-type="float">
            <text:p>1</text:p>
          </table:table-cell>
          <table:table-cell table:style-name="ce17" table:formula="of:=0.5*PI()-([rf.J179]*[rf.L179]+[rf.K179])" office:value-type="float" office:value="-0.237143041947899" calcext:value-type="float">
            <text:p>-0,237143041947899</text:p>
          </table:table-cell>
          <table:table-cell table:style-name="ce17" table:formula="of:=[rf.M179]-[rf.$B$8]" office:value-type="float" office:value="0.094469515931024" calcext:value-type="float">
            <text:p>0,094469515931024</text:p>
          </table:table-cell>
          <table:table-cell table:number-columns-repeated="10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[rf.A180]*analyze_resolution" office:value-type="float" office:value="-7.65" calcext:value-type="float">
            <text:p>-7,65</text:p>
          </table:table-cell>
          <table:table-cell table:formula="of:=RADIANS(-[rf.B180])" office:value-type="float" office:value="0.133517687777566" calcext:value-type="float">
            <text:p>0,133517687777566</text:p>
          </table:table-cell>
          <table:table-cell table:formula="of:=COS([rf.$B$6])*servo_saver_arm_length*COS([rf.C180])-SIN([rf.$B$6])*servo_saver_arm_length*SIN([rf.C180])+[rf.$B$24]" office:value-type="float" office:value="358.857595957856" calcext:value-type="float">
            <text:p>358,857595957856</text:p>
          </table:table-cell>
          <table:table-cell table:formula="of:=COS([rf.$B$6])*servo_saver_arm_length*SIN([rf.C180])+SIN([rf.$B$6])*servo_saver_arm_length*COS([rf.C180])+[rf.$C$24]" office:value-type="float" office:value="2.12994141642484" calcext:value-type="float">
            <text:p>2,12994141642484</text:p>
          </table:table-cell>
          <table:table-cell table:formula="of:=[$rf.D180]-[$rf.$B$14]" office:value-type="float" office:value="58.8575959578556" calcext:value-type="float">
            <text:p>58,8575959578556</text:p>
          </table:table-cell>
          <table:table-cell table:formula="of:=[rf.E180]-[$rf.$C$14]" office:value-type="float" office:value="97.1299414164248" calcext:value-type="float">
            <text:p>97,1299414164248</text:p>
          </table:table-cell>
          <table:table-cell table:style-name="Default" table:formula="of:=SQRT([rf.F180]^2+[rf.G180]^2)" office:value-type="float" office:value="113.571308531232" calcext:value-type="float">
            <text:p>113,571308531232</text:p>
          </table:table-cell>
          <table:table-cell table:formula="of:=([rf.H180]^2-[rf.$B$42]^2+[rf.$B$43]^2)/(2*[rf.H180])" office:value-type="float" office:value="6.32386926823308" calcext:value-type="float">
            <text:p>6,32386926823308</text:p>
          </table:table-cell>
          <table:table-cell table:formula="of:=ACOS([rf.I180]/[rf.$B$43])" office:value-type="float" office:value="1.2649119352728" calcext:value-type="float">
            <text:p>1,2649119352728</text:p>
          </table:table-cell>
          <table:table-cell table:style-name="ce17" table:formula="of:=ASIN([rf.F180]/[rf.H180])" office:value-type="float" office:value="0.544795879900627" calcext:value-type="float">
            <text:p>0,544795879900627</text:p>
          </table:table-cell>
          <table:table-cell table:style-name="ce17" table:formula="of:=IF(0.5*PI()-[rf.$B$9]&gt;[rf.K180];1;-1)" office:value-type="float" office:value="1" calcext:value-type="float">
            <text:p>1</text:p>
          </table:table-cell>
          <table:table-cell table:style-name="ce17" table:formula="of:=0.5*PI()-([rf.J180]*[rf.L180]+[rf.K180])" office:value-type="float" office:value="-0.23891148837853" calcext:value-type="float">
            <text:p>-0,23891148837853</text:p>
          </table:table-cell>
          <table:table-cell table:style-name="ce17" table:formula="of:=[rf.M180]-[rf.$B$8]" office:value-type="float" office:value="0.0927010695003922" calcext:value-type="float">
            <text:p>0,092701069500392</text:p>
          </table:table-cell>
          <table:table-cell table:number-columns-repeated="10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rf.A181]*analyze_resolution" office:value-type="float" office:value="-7.5" calcext:value-type="float">
            <text:p>-7,5</text:p>
          </table:table-cell>
          <table:table-cell table:formula="of:=RADIANS(-[rf.B181])" office:value-type="float" office:value="0.130899693899575" calcext:value-type="float">
            <text:p>0,130899693899575</text:p>
          </table:table-cell>
          <table:table-cell table:formula="of:=COS([rf.$B$6])*servo_saver_arm_length*COS([rf.C181])-SIN([rf.$B$6])*servo_saver_arm_length*SIN([rf.C181])+[rf.$B$24]" office:value-type="float" office:value="358.863117781981" calcext:value-type="float">
            <text:p>358,863117781981</text:p>
          </table:table-cell>
          <table:table-cell table:formula="of:=COS([rf.$B$6])*servo_saver_arm_length*SIN([rf.C181])+SIN([rf.$B$6])*servo_saver_arm_length*COS([rf.C181])+[rf.$C$24]" office:value-type="float" office:value="2.08841907552083" calcext:value-type="float">
            <text:p>2,08841907552083</text:p>
          </table:table-cell>
          <table:table-cell table:formula="of:=[$rf.D181]-[$rf.$B$14]" office:value-type="float" office:value="58.863117781981" calcext:value-type="float">
            <text:p>58,863117781981</text:p>
          </table:table-cell>
          <table:table-cell table:formula="of:=[rf.E181]-[$rf.$C$14]" office:value-type="float" office:value="97.0884190755208" calcext:value-type="float">
            <text:p>97,0884190755208</text:p>
          </table:table-cell>
          <table:table-cell table:style-name="Default" table:formula="of:=SQRT([rf.F181]^2+[rf.G181]^2)" office:value-type="float" office:value="113.538661933279" calcext:value-type="float">
            <text:p>113,538661933279</text:p>
          </table:table-cell>
          <table:table-cell table:formula="of:=([rf.H181]^2-[rf.$B$42]^2+[rf.$B$43]^2)/(2*[rf.H181])" office:value-type="float" office:value="6.29303632488698" calcext:value-type="float">
            <text:p>6,29303632488698</text:p>
          </table:table-cell>
          <table:table-cell table:formula="of:=ACOS([rf.I181]/[rf.$B$43])" office:value-type="float" office:value="1.26645126878934" calcext:value-type="float">
            <text:p>1,26645126878934</text:p>
          </table:table-cell>
          <table:table-cell table:style-name="ce17" table:formula="of:=ASIN([rf.F181]/[rf.H181])" office:value-type="float" office:value="0.545027000569806" calcext:value-type="float">
            <text:p>0,545027000569806</text:p>
          </table:table-cell>
          <table:table-cell table:style-name="ce17" table:formula="of:=IF(0.5*PI()-[rf.$B$9]&gt;[rf.K181];1;-1)" office:value-type="float" office:value="1" calcext:value-type="float">
            <text:p>1</text:p>
          </table:table-cell>
          <table:table-cell table:style-name="ce17" table:formula="of:=0.5*PI()-([rf.J181]*[rf.L181]+[rf.K181])" office:value-type="float" office:value="-0.240681942564246" calcext:value-type="float">
            <text:p>-0,240681942564246</text:p>
          </table:table-cell>
          <table:table-cell table:style-name="ce17" table:formula="of:=[rf.M181]-[rf.$B$8]" office:value-type="float" office:value="0.0909306153146765" calcext:value-type="float">
            <text:p>0,090930615314677</text:p>
          </table:table-cell>
          <table:table-cell table:number-columns-repeated="10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[rf.A182]*analyze_resolution" office:value-type="float" office:value="-7.35" calcext:value-type="float">
            <text:p>-7,35</text:p>
          </table:table-cell>
          <table:table-cell table:formula="of:=RADIANS(-[rf.B182])" office:value-type="float" office:value="0.128281700021583" calcext:value-type="float">
            <text:p>0,128281700021583</text:p>
          </table:table-cell>
          <table:table-cell table:formula="of:=COS([rf.$B$6])*servo_saver_arm_length*COS([rf.C182])-SIN([rf.$B$6])*servo_saver_arm_length*SIN([rf.C182])+[rf.$B$24]" office:value-type="float" office:value="358.868530882073" calcext:value-type="float">
            <text:p>358,868530882073</text:p>
          </table:table-cell>
          <table:table-cell table:formula="of:=COS([rf.$B$6])*servo_saver_arm_length*SIN([rf.C182])+SIN([rf.$B$6])*servo_saver_arm_length*COS([rf.C182])+[rf.$C$24]" office:value-type="float" office:value="2.04688242082631" calcext:value-type="float">
            <text:p>2,04688242082631</text:p>
          </table:table-cell>
          <table:table-cell table:formula="of:=[$rf.D182]-[$rf.$B$14]" office:value-type="float" office:value="58.8685308820732" calcext:value-type="float">
            <text:p>58,8685308820732</text:p>
          </table:table-cell>
          <table:table-cell table:formula="of:=[rf.E182]-[$rf.$C$14]" office:value-type="float" office:value="97.0468824208263" calcext:value-type="float">
            <text:p>97,0468824208263</text:p>
          </table:table-cell>
          <table:table-cell table:style-name="Default" table:formula="of:=SQRT([rf.F182]^2+[rf.G182]^2)" office:value-type="float" office:value="113.505952777003" calcext:value-type="float">
            <text:p>113,505952777003</text:p>
          </table:table-cell>
          <table:table-cell table:formula="of:=([rf.H182]^2-[rf.$B$42]^2+[rf.$B$43]^2)/(2*[rf.H182])" office:value-type="float" office:value="6.26213592805665" calcext:value-type="float">
            <text:p>6,26213592805665</text:p>
          </table:table-cell>
          <table:table-cell table:formula="of:=ACOS([rf.I182]/[rf.$B$43])" office:value-type="float" office:value="1.26799322355454" calcext:value-type="float">
            <text:p>1,26799322355454</text:p>
          </table:table-cell>
          <table:table-cell table:style-name="ce17" table:formula="of:=ASIN([rf.F182]/[rf.H182])" office:value-type="float" office:value="0.545257500606832" calcext:value-type="float">
            <text:p>0,545257500606832</text:p>
          </table:table-cell>
          <table:table-cell table:style-name="ce17" table:formula="of:=IF(0.5*PI()-[rf.$B$9]&gt;[rf.K182];1;-1)" office:value-type="float" office:value="1" calcext:value-type="float">
            <text:p>1</text:p>
          </table:table-cell>
          <table:table-cell table:style-name="ce17" table:formula="of:=0.5*PI()-([rf.J182]*[rf.L182]+[rf.K182])" office:value-type="float" office:value="-0.242454397366476" calcext:value-type="float">
            <text:p>-0,242454397366476</text:p>
          </table:table-cell>
          <table:table-cell table:style-name="ce17" table:formula="of:=[rf.M182]-[rf.$B$8]" office:value-type="float" office:value="0.089158160512447" calcext:value-type="float">
            <text:p>0,089158160512447</text:p>
          </table:table-cell>
          <table:table-cell table:number-columns-repeated="10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[rf.A183]*analyze_resolution" office:value-type="float" office:value="-7.2" calcext:value-type="float">
            <text:p>-7,2</text:p>
          </table:table-cell>
          <table:table-cell table:formula="of:=RADIANS(-[rf.B183])" office:value-type="float" office:value="0.125663706143592" calcext:value-type="float">
            <text:p>0,125663706143592</text:p>
          </table:table-cell>
          <table:table-cell table:formula="of:=COS([rf.$B$6])*servo_saver_arm_length*COS([rf.C183])-SIN([rf.$B$6])*servo_saver_arm_length*SIN([rf.C183])+[rf.$B$24]" office:value-type="float" office:value="358.873835221032" calcext:value-type="float">
            <text:p>358,873835221032</text:p>
          </table:table-cell>
          <table:table-cell table:formula="of:=COS([rf.$B$6])*servo_saver_arm_length*SIN([rf.C183])+SIN([rf.$B$6])*servo_saver_arm_length*COS([rf.C183])+[rf.$C$24]" office:value-type="float" office:value="2.00533173702887" calcext:value-type="float">
            <text:p>2,00533173702887</text:p>
          </table:table-cell>
          <table:table-cell table:formula="of:=[$rf.D183]-[$rf.$B$14]" office:value-type="float" office:value="58.8738352210316" calcext:value-type="float">
            <text:p>58,8738352210316</text:p>
          </table:table-cell>
          <table:table-cell table:formula="of:=[rf.E183]-[$rf.$C$14]" office:value-type="float" office:value="97.0053317370289" calcext:value-type="float">
            <text:p>97,0053317370289</text:p>
          </table:table-cell>
          <table:table-cell table:style-name="Default" table:formula="of:=SQRT([rf.F183]^2+[rf.G183]^2)" office:value-type="float" office:value="113.47318123259" calcext:value-type="float">
            <text:p>113,47318123259</text:p>
          </table:table-cell>
          <table:table-cell table:formula="of:=([rf.H183]^2-[rf.$B$42]^2+[rf.$B$43]^2)/(2*[rf.H183])" office:value-type="float" office:value="6.23116818324076" calcext:value-type="float">
            <text:p>6,23116818324076</text:p>
          </table:table-cell>
          <table:table-cell table:formula="of:=ACOS([rf.I183]/[rf.$B$43])" office:value-type="float" office:value="1.26953779417564" calcext:value-type="float">
            <text:p>1,26953779417564</text:p>
          </table:table-cell>
          <table:table-cell table:style-name="ce17" table:formula="of:=ASIN([rf.F183]/[rf.H183])" office:value-type="float" office:value="0.545487378287461" calcext:value-type="float">
            <text:p>0,545487378287461</text:p>
          </table:table-cell>
          <table:table-cell table:style-name="ce17" table:formula="of:=IF(0.5*PI()-[rf.$B$9]&gt;[rf.K183];1;-1)" office:value-type="float" office:value="1" calcext:value-type="float">
            <text:p>1</text:p>
          </table:table-cell>
          <table:table-cell table:style-name="ce17" table:formula="of:=0.5*PI()-([rf.J183]*[rf.L183]+[rf.K183])" office:value-type="float" office:value="-0.244228845668205" calcext:value-type="float">
            <text:p>-0,244228845668205</text:p>
          </table:table-cell>
          <table:table-cell table:style-name="ce17" table:formula="of:=[rf.M183]-[rf.$B$8]" office:value-type="float" office:value="0.0873837122107179" calcext:value-type="float">
            <text:p>0,087383712210718</text:p>
          </table:table-cell>
          <table:table-cell table:number-columns-repeated="10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[rf.A184]*analyze_resolution" office:value-type="float" office:value="-7.05" calcext:value-type="float">
            <text:p>-7,05</text:p>
          </table:table-cell>
          <table:table-cell table:formula="of:=RADIANS(-[rf.B184])" office:value-type="float" office:value="0.1230457122656" calcext:value-type="float">
            <text:p>0,1230457122656</text:p>
          </table:table-cell>
          <table:table-cell table:formula="of:=COS([rf.$B$6])*servo_saver_arm_length*COS([rf.C184])-SIN([rf.$B$6])*servo_saver_arm_length*SIN([rf.C184])+[rf.$B$24]" office:value-type="float" office:value="358.879030762501" calcext:value-type="float">
            <text:p>358,879030762501</text:p>
          </table:table-cell>
          <table:table-cell table:formula="of:=COS([rf.$B$6])*servo_saver_arm_length*SIN([rf.C184])+SIN([rf.$B$6])*servo_saver_arm_length*COS([rf.C184])+[rf.$C$24]" office:value-type="float" office:value="1.96376730891224" calcext:value-type="float">
            <text:p>1,96376730891224</text:p>
          </table:table-cell>
          <table:table-cell table:formula="of:=[$rf.D184]-[$rf.$B$14]" office:value-type="float" office:value="58.8790307625008" calcext:value-type="float">
            <text:p>58,8790307625008</text:p>
          </table:table-cell>
          <table:table-cell table:formula="of:=[rf.E184]-[$rf.$C$14]" office:value-type="float" office:value="96.9637673089122" calcext:value-type="float">
            <text:p>96,9637673089122</text:p>
          </table:table-cell>
          <table:table-cell table:style-name="Default" table:formula="of:=SQRT([rf.F184]^2+[rf.G184]^2)" office:value-type="float" office:value="113.440347470679" calcext:value-type="float">
            <text:p>113,440347470679</text:p>
          </table:table-cell>
          <table:table-cell table:formula="of:=([rf.H184]^2-[rf.$B$42]^2+[rf.$B$43]^2)/(2*[rf.H184])" office:value-type="float" office:value="6.20013319636134" calcext:value-type="float">
            <text:p>6,20013319636134</text:p>
          </table:table-cell>
          <table:table-cell table:formula="of:=ACOS([rf.I184]/[rf.$B$43])" office:value-type="float" office:value="1.27108497528186" calcext:value-type="float">
            <text:p>1,27108497528186</text:p>
          </table:table-cell>
          <table:table-cell table:style-name="ce17" table:formula="of:=ASIN([rf.F184]/[rf.H184])" office:value-type="float" office:value="0.545716631886989" calcext:value-type="float">
            <text:p>0,545716631886989</text:p>
          </table:table-cell>
          <table:table-cell table:style-name="ce17" table:formula="of:=IF(0.5*PI()-[rf.$B$9]&gt;[rf.K184];1;-1)" office:value-type="float" office:value="1" calcext:value-type="float">
            <text:p>1</text:p>
          </table:table-cell>
          <table:table-cell table:style-name="ce17" table:formula="of:=0.5*PI()-([rf.J184]*[rf.L184]+[rf.K184])" office:value-type="float" office:value="-0.246005280373957" calcext:value-type="float">
            <text:p>-0,246005280373957</text:p>
          </table:table-cell>
          <table:table-cell table:style-name="ce17" table:formula="of:=[rf.M184]-[rf.$B$8]" office:value-type="float" office:value="0.0856072775049659" calcext:value-type="float">
            <text:p>0,085607277504966</text:p>
          </table:table-cell>
          <table:table-cell table:number-columns-repeated="10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[rf.A185]*analyze_resolution" office:value-type="float" office:value="-6.9" calcext:value-type="float">
            <text:p>-6,9</text:p>
          </table:table-cell>
          <table:table-cell table:formula="of:=RADIANS(-[rf.B185])" office:value-type="float" office:value="0.120427718387609" calcext:value-type="float">
            <text:p>0,120427718387609</text:p>
          </table:table-cell>
          <table:table-cell table:formula="of:=COS([rf.$B$6])*servo_saver_arm_length*COS([rf.C185])-SIN([rf.$B$6])*servo_saver_arm_length*SIN([rf.C185])+[rf.$B$24]" office:value-type="float" office:value="358.884117470871" calcext:value-type="float">
            <text:p>358,884117470871</text:p>
          </table:table-cell>
          <table:table-cell table:formula="of:=COS([rf.$B$6])*servo_saver_arm_length*SIN([rf.C185])+SIN([rf.$B$6])*servo_saver_arm_length*COS([rf.C185])+[rf.$C$24]" office:value-type="float" office:value="1.92218942135435" calcext:value-type="float">
            <text:p>1,92218942135435</text:p>
          </table:table-cell>
          <table:table-cell table:formula="of:=[$rf.D185]-[$rf.$B$14]" office:value-type="float" office:value="58.8841174708711" calcext:value-type="float">
            <text:p>58,8841174708711</text:p>
          </table:table-cell>
          <table:table-cell table:formula="of:=[rf.E185]-[$rf.$C$14]" office:value-type="float" office:value="96.9221894213544" calcext:value-type="float">
            <text:p>96,9221894213544</text:p>
          </table:table-cell>
          <table:table-cell table:style-name="Default" table:formula="of:=SQRT([rf.F185]^2+[rf.G185]^2)" office:value-type="float" office:value="113.407451662368" calcext:value-type="float">
            <text:p>113,407451662368</text:p>
          </table:table-cell>
          <table:table-cell table:formula="of:=([rf.H185]^2-[rf.$B$42]^2+[rf.$B$43]^2)/(2*[rf.H185])" office:value-type="float" office:value="6.16903107376497" calcext:value-type="float">
            <text:p>6,16903107376497</text:p>
          </table:table-cell>
          <table:table-cell table:formula="of:=ACOS([rf.I185]/[rf.$B$43])" office:value-type="float" office:value="1.27263476152442" calcext:value-type="float">
            <text:p>1,27263476152442</text:p>
          </table:table-cell>
          <table:table-cell table:style-name="ce17" table:formula="of:=ASIN([rf.F185]/[rf.H185])" office:value-type="float" office:value="0.545945259680256" calcext:value-type="float">
            <text:p>0,545945259680256</text:p>
          </table:table-cell>
          <table:table-cell table:style-name="ce17" table:formula="of:=IF(0.5*PI()-[rf.$B$9]&gt;[rf.K185];1;-1)" office:value-type="float" office:value="1" calcext:value-type="float">
            <text:p>1</text:p>
          </table:table-cell>
          <table:table-cell table:style-name="ce17" table:formula="of:=0.5*PI()-([rf.J185]*[rf.L185]+[rf.K185])" office:value-type="float" office:value="-0.24778369440978" calcext:value-type="float">
            <text:p>-0,24778369440978</text:p>
          </table:table-cell>
          <table:table-cell table:style-name="ce17" table:formula="of:=[rf.M185]-[rf.$B$8]" office:value-type="float" office:value="0.0838288634691426" calcext:value-type="float">
            <text:p>0,083828863469143</text:p>
          </table:table-cell>
          <table:table-cell table:number-columns-repeated="10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rf.A186]*analyze_resolution" office:value-type="float" office:value="-6.75" calcext:value-type="float">
            <text:p>-6,75</text:p>
          </table:table-cell>
          <table:table-cell table:formula="of:=RADIANS(-[rf.B186])" office:value-type="float" office:value="0.117809724509617" calcext:value-type="float">
            <text:p>0,117809724509617</text:p>
          </table:table-cell>
          <table:table-cell table:formula="of:=COS([rf.$B$6])*servo_saver_arm_length*COS([rf.C186])-SIN([rf.$B$6])*servo_saver_arm_length*SIN([rf.C186])+[rf.$B$24]" office:value-type="float" office:value="358.889095311279" calcext:value-type="float">
            <text:p>358,889095311279</text:p>
          </table:table-cell>
          <table:table-cell table:formula="of:=COS([rf.$B$6])*servo_saver_arm_length*SIN([rf.C186])+SIN([rf.$B$6])*servo_saver_arm_length*COS([rf.C186])+[rf.$C$24]" office:value-type="float" office:value="1.8805983593254" calcext:value-type="float">
            <text:p>1,8805983593254</text:p>
          </table:table-cell>
          <table:table-cell table:formula="of:=[$rf.D186]-[$rf.$B$14]" office:value-type="float" office:value="58.8890953112788" calcext:value-type="float">
            <text:p>58,8890953112788</text:p>
          </table:table-cell>
          <table:table-cell table:formula="of:=[rf.E186]-[$rf.$C$14]" office:value-type="float" office:value="96.8805983593254" calcext:value-type="float">
            <text:p>96,8805983593254</text:p>
          </table:table-cell>
          <table:table-cell table:style-name="Default" table:formula="of:=SQRT([rf.F186]^2+[rf.G186]^2)" office:value-type="float" office:value="113.374493979209" calcext:value-type="float">
            <text:p>113,374493979209</text:p>
          </table:table-cell>
          <table:table-cell table:formula="of:=([rf.H186]^2-[rf.$B$42]^2+[rf.$B$43]^2)/(2*[rf.H186])" office:value-type="float" office:value="6.13786192222421" calcext:value-type="float">
            <text:p>6,13786192222421</text:p>
          </table:table-cell>
          <table:table-cell table:formula="of:=ACOS([rf.I186]/[rf.$B$43])" office:value-type="float" office:value="1.27418714757647" calcext:value-type="float">
            <text:p>1,27418714757647</text:p>
          </table:table-cell>
          <table:table-cell table:style-name="ce17" table:formula="of:=ASIN([rf.F186]/[rf.H186])" office:value-type="float" office:value="0.546173259941654" calcext:value-type="float">
            <text:p>0,546173259941654</text:p>
          </table:table-cell>
          <table:table-cell table:style-name="ce17" table:formula="of:=IF(0.5*PI()-[rf.$B$9]&gt;[rf.K186];1;-1)" office:value-type="float" office:value="1" calcext:value-type="float">
            <text:p>1</text:p>
          </table:table-cell>
          <table:table-cell table:style-name="ce17" table:formula="of:=0.5*PI()-([rf.J186]*[rf.L186]+[rf.K186])" office:value-type="float" office:value="-0.249564080723224" calcext:value-type="float">
            <text:p>-0,249564080723224</text:p>
          </table:table-cell>
          <table:table-cell table:style-name="ce17" table:formula="of:=[rf.M186]-[rf.$B$8]" office:value-type="float" office:value="0.0820484771556989" calcext:value-type="float">
            <text:p>0,082048477155699</text:p>
          </table:table-cell>
          <table:table-cell table:number-columns-repeated="10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[rf.A187]*analyze_resolution" office:value-type="float" office:value="-6.6" calcext:value-type="float">
            <text:p>-6,6</text:p>
          </table:table-cell>
          <table:table-cell table:formula="of:=RADIANS(-[rf.B187])" office:value-type="float" office:value="0.115191730631626" calcext:value-type="float">
            <text:p>0,115191730631626</text:p>
          </table:table-cell>
          <table:table-cell table:formula="of:=COS([rf.$B$6])*servo_saver_arm_length*COS([rf.C187])-SIN([rf.$B$6])*servo_saver_arm_length*SIN([rf.C187])+[rf.$B$24]" office:value-type="float" office:value="358.893964249606" calcext:value-type="float">
            <text:p>358,893964249606</text:p>
          </table:table-cell>
          <table:table-cell table:formula="of:=COS([rf.$B$6])*servo_saver_arm_length*SIN([rf.C187])+SIN([rf.$B$6])*servo_saver_arm_length*COS([rf.C187])+[rf.$C$24]" office:value-type="float" office:value="1.83899440788587" calcext:value-type="float">
            <text:p>1,83899440788587</text:p>
          </table:table-cell>
          <table:table-cell table:formula="of:=[$rf.D187]-[$rf.$B$14]" office:value-type="float" office:value="58.8939642496064" calcext:value-type="float">
            <text:p>58,8939642496064</text:p>
          </table:table-cell>
          <table:table-cell table:formula="of:=[rf.E187]-[$rf.$C$14]" office:value-type="float" office:value="96.8389944078859" calcext:value-type="float">
            <text:p>96,8389944078859</text:p>
          </table:table-cell>
          <table:table-cell table:style-name="Default" table:formula="of:=SQRT([rf.F187]^2+[rf.G187]^2)" office:value-type="float" office:value="113.341474593215" calcext:value-type="float">
            <text:p>113,341474593215</text:p>
          </table:table-cell>
          <table:table-cell table:formula="of:=([rf.H187]^2-[rf.$B$42]^2+[rf.$B$43]^2)/(2*[rf.H187])" office:value-type="float" office:value="6.10662584893869" calcext:value-type="float">
            <text:p>6,10662584893869</text:p>
          </table:table-cell>
          <table:table-cell table:formula="of:=ACOS([rf.I187]/[rf.$B$43])" office:value-type="float" office:value="1.27574212813309" calcext:value-type="float">
            <text:p>1,27574212813309</text:p>
          </table:table-cell>
          <table:table-cell table:style-name="ce17" table:formula="of:=ASIN([rf.F187]/[rf.H187])" office:value-type="float" office:value="0.546400630945135" calcext:value-type="float">
            <text:p>0,546400630945135</text:p>
          </table:table-cell>
          <table:table-cell table:style-name="ce17" table:formula="of:=IF(0.5*PI()-[rf.$B$9]&gt;[rf.K187];1;-1)" office:value-type="float" office:value="1" calcext:value-type="float">
            <text:p>1</text:p>
          </table:table-cell>
          <table:table-cell table:style-name="ce17" table:formula="of:=0.5*PI()-([rf.J187]*[rf.L187]+[rf.K187])" office:value-type="float" office:value="-0.251346432283331" calcext:value-type="float">
            <text:p>-0,251346432283331</text:p>
          </table:table-cell>
          <table:table-cell table:style-name="ce17" table:formula="of:=[rf.M187]-[rf.$B$8]" office:value-type="float" office:value="0.0802661255955912" calcext:value-type="float">
            <text:p>0,080266125595591</text:p>
          </table:table-cell>
          <table:table-cell table:number-columns-repeated="10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[rf.A188]*analyze_resolution" office:value-type="float" office:value="-6.45" calcext:value-type="float">
            <text:p>-6,45</text:p>
          </table:table-cell>
          <table:table-cell table:formula="of:=RADIANS(-[rf.B188])" office:value-type="float" office:value="0.112573736753634" calcext:value-type="float">
            <text:p>0,112573736753634</text:p>
          </table:table-cell>
          <table:table-cell table:formula="of:=COS([rf.$B$6])*servo_saver_arm_length*COS([rf.C188])-SIN([rf.$B$6])*servo_saver_arm_length*SIN([rf.C188])+[rf.$B$24]" office:value-type="float" office:value="358.898724252482" calcext:value-type="float">
            <text:p>358,898724252482</text:p>
          </table:table-cell>
          <table:table-cell table:formula="of:=COS([rf.$B$6])*servo_saver_arm_length*SIN([rf.C188])+SIN([rf.$B$6])*servo_saver_arm_length*COS([rf.C188])+[rf.$C$24]" office:value-type="float" office:value="1.79737785218457" calcext:value-type="float">
            <text:p>1,79737785218457</text:p>
          </table:table-cell>
          <table:table-cell table:formula="of:=[$rf.D188]-[$rf.$B$14]" office:value-type="float" office:value="58.8987242524825" calcext:value-type="float">
            <text:p>58,8987242524825</text:p>
          </table:table-cell>
          <table:table-cell table:formula="of:=[rf.E188]-[$rf.$C$14]" office:value-type="float" office:value="96.7973778521846" calcext:value-type="float">
            <text:p>96,7973778521846</text:p>
          </table:table-cell>
          <table:table-cell table:style-name="Default" table:formula="of:=SQRT([rf.F188]^2+[rf.G188]^2)" office:value-type="float" office:value="113.308393676852" calcext:value-type="float">
            <text:p>113,308393676852</text:p>
          </table:table-cell>
          <table:table-cell table:formula="of:=([rf.H188]^2-[rf.$B$42]^2+[rf.$B$43]^2)/(2*[rf.H188])" office:value-type="float" office:value="6.07532296153657" calcext:value-type="float">
            <text:p>6,07532296153657</text:p>
          </table:table-cell>
          <table:table-cell table:formula="of:=ACOS([rf.I188]/[rf.$B$43])" office:value-type="float" office:value="1.2772996979113" calcext:value-type="float">
            <text:p>1,2772996979113</text:p>
          </table:table-cell>
          <table:table-cell table:style-name="ce17" table:formula="of:=ASIN([rf.F188]/[rf.H188])" office:value-type="float" office:value="0.546627370964211" calcext:value-type="float">
            <text:p>0,546627370964211</text:p>
          </table:table-cell>
          <table:table-cell table:style-name="ce17" table:formula="of:=IF(0.5*PI()-[rf.$B$9]&gt;[rf.K188];1;-1)" office:value-type="float" office:value="1" calcext:value-type="float">
            <text:p>1</text:p>
          </table:table-cell>
          <table:table-cell table:style-name="ce17" table:formula="of:=0.5*PI()-([rf.J188]*[rf.L188]+[rf.K188])" office:value-type="float" office:value="-0.253130742080615" calcext:value-type="float">
            <text:p>-0,253130742080615</text:p>
          </table:table-cell>
          <table:table-cell table:style-name="ce17" table:formula="of:=[rf.M188]-[rf.$B$8]" office:value-type="float" office:value="0.0784818157983078" calcext:value-type="float">
            <text:p>0,078481815798308</text:p>
          </table:table-cell>
          <table:table-cell table:number-columns-repeated="10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[rf.A189]*analyze_resolution" office:value-type="float" office:value="-6.3" calcext:value-type="float">
            <text:p>-6,3</text:p>
          </table:table-cell>
          <table:table-cell table:formula="of:=RADIANS(-[rf.B189])" office:value-type="float" office:value="0.109955742875643" calcext:value-type="float">
            <text:p>0,109955742875643</text:p>
          </table:table-cell>
          <table:table-cell table:formula="of:=COS([rf.$B$6])*servo_saver_arm_length*COS([rf.C189])-SIN([rf.$B$6])*servo_saver_arm_length*SIN([rf.C189])+[rf.$B$24]" office:value-type="float" office:value="358.903375287283" calcext:value-type="float">
            <text:p>358,903375287283</text:p>
          </table:table-cell>
          <table:table-cell table:formula="of:=COS([rf.$B$6])*servo_saver_arm_length*SIN([rf.C189])+SIN([rf.$B$6])*servo_saver_arm_length*COS([rf.C189])+[rf.$C$24]" office:value-type="float" office:value="1.75574897745672" calcext:value-type="float">
            <text:p>1,75574897745672</text:p>
          </table:table-cell>
          <table:table-cell table:formula="of:=[$rf.D189]-[$rf.$B$14]" office:value-type="float" office:value="58.9033752872829" calcext:value-type="float">
            <text:p>58,9033752872829</text:p>
          </table:table-cell>
          <table:table-cell table:formula="of:=[rf.E189]-[$rf.$C$14]" office:value-type="float" office:value="96.7557489774567" calcext:value-type="float">
            <text:p>96,7557489774567</text:p>
          </table:table-cell>
          <table:table-cell table:style-name="Default" table:formula="of:=SQRT([rf.F189]^2+[rf.G189]^2)" office:value-type="float" office:value="113.275251403045" calcext:value-type="float">
            <text:p>113,275251403045</text:p>
          </table:table-cell>
          <table:table-cell table:formula="of:=([rf.H189]^2-[rf.$B$42]^2+[rf.$B$43]^2)/(2*[rf.H189])" office:value-type="float" office:value="6.04395336807587" calcext:value-type="float">
            <text:p>6,04395336807587</text:p>
          </table:table-cell>
          <table:table-cell table:formula="of:=ACOS([rf.I189]/[rf.$B$43])" office:value-type="float" office:value="1.27885985164996" calcext:value-type="float">
            <text:p>1,27885985164996</text:p>
          </table:table-cell>
          <table:table-cell table:style-name="ce17" table:formula="of:=ASIN([rf.F189]/[rf.H189])" office:value-type="float" office:value="0.546853478271967" calcext:value-type="float">
            <text:p>0,546853478271967</text:p>
          </table:table-cell>
          <table:table-cell table:style-name="ce17" table:formula="of:=IF(0.5*PI()-[rf.$B$9]&gt;[rf.K189];1;-1)" office:value-type="float" office:value="1" calcext:value-type="float">
            <text:p>1</text:p>
          </table:table-cell>
          <table:table-cell table:style-name="ce17" table:formula="of:=0.5*PI()-([rf.J189]*[rf.L189]+[rf.K189])" office:value-type="float" office:value="-0.254917003127034" calcext:value-type="float">
            <text:p>-0,254917003127034</text:p>
          </table:table-cell>
          <table:table-cell table:style-name="ce17" table:formula="of:=[rf.M189]-[rf.$B$8]" office:value-type="float" office:value="0.0766955547518886" calcext:value-type="float">
            <text:p>0,076695554751889</text:p>
          </table:table-cell>
          <table:table-cell table:number-columns-repeated="10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[rf.A190]*analyze_resolution" office:value-type="float" office:value="-6.15" calcext:value-type="float">
            <text:p>-6,15</text:p>
          </table:table-cell>
          <table:table-cell table:formula="of:=RADIANS(-[rf.B190])" office:value-type="float" office:value="0.107337748997651" calcext:value-type="float">
            <text:p>0,107337748997651</text:p>
          </table:table-cell>
          <table:table-cell table:formula="of:=COS([rf.$B$6])*servo_saver_arm_length*COS([rf.C190])-SIN([rf.$B$6])*servo_saver_arm_length*SIN([rf.C190])+[rf.$B$24]" office:value-type="float" office:value="358.90791732213" calcext:value-type="float">
            <text:p>358,90791732213</text:p>
          </table:table-cell>
          <table:table-cell table:formula="of:=COS([rf.$B$6])*servo_saver_arm_length*SIN([rf.C190])+SIN([rf.$B$6])*servo_saver_arm_length*COS([rf.C190])+[rf.$C$24]" office:value-type="float" office:value="1.71410806902198" calcext:value-type="float">
            <text:p>1,71410806902198</text:p>
          </table:table-cell>
          <table:table-cell table:formula="of:=[$rf.D190]-[$rf.$B$14]" office:value-type="float" office:value="58.9079173221297" calcext:value-type="float">
            <text:p>58,9079173221297</text:p>
          </table:table-cell>
          <table:table-cell table:formula="of:=[rf.E190]-[$rf.$C$14]" office:value-type="float" office:value="96.714108069022" calcext:value-type="float">
            <text:p>96,714108069022</text:p>
          </table:table-cell>
          <table:table-cell table:style-name="Default" table:formula="of:=SQRT([rf.F190]^2+[rf.G190]^2)" office:value-type="float" office:value="113.242047945175" calcext:value-type="float">
            <text:p>113,242047945175</text:p>
          </table:table-cell>
          <table:table-cell table:formula="of:=([rf.H190]^2-[rf.$B$42]^2+[rf.$B$43]^2)/(2*[rf.H190])" office:value-type="float" office:value="6.01251717704561" calcext:value-type="float">
            <text:p>6,01251717704561</text:p>
          </table:table-cell>
          <table:table-cell table:formula="of:=ACOS([rf.I190]/[rf.$B$43])" office:value-type="float" office:value="1.28042258410982" calcext:value-type="float">
            <text:p>1,28042258410982</text:p>
          </table:table-cell>
          <table:table-cell table:style-name="ce17" table:formula="of:=ASIN([rf.F190]/[rf.H190])" office:value-type="float" office:value="0.547078951141064" calcext:value-type="float">
            <text:p>0,547078951141064</text:p>
          </table:table-cell>
          <table:table-cell table:style-name="ce17" table:formula="of:=IF(0.5*PI()-[rf.$B$9]&gt;[rf.K190];1;-1)" office:value-type="float" office:value="1" calcext:value-type="float">
            <text:p>1</text:p>
          </table:table-cell>
          <table:table-cell table:style-name="ce17" table:formula="of:=0.5*PI()-([rf.J190]*[rf.L190]+[rf.K190])" office:value-type="float" office:value="-0.256705208455984" calcext:value-type="float">
            <text:p>-0,256705208455984</text:p>
          </table:table-cell>
          <table:table-cell table:style-name="ce17" table:formula="of:=[rf.M190]-[rf.$B$8]" office:value-type="float" office:value="0.0749073494229384" calcext:value-type="float">
            <text:p>0,074907349422939</text:p>
          </table:table-cell>
          <table:table-cell table:number-columns-repeated="10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rf.A191]*analyze_resolution" office:value-type="float" office:value="-6" calcext:value-type="float">
            <text:p>-6</text:p>
          </table:table-cell>
          <table:table-cell table:formula="of:=RADIANS(-[rf.B191])" office:value-type="float" office:value="0.10471975511966" calcext:value-type="float">
            <text:p>0,10471975511966</text:p>
          </table:table-cell>
          <table:table-cell table:formula="of:=COS([rf.$B$6])*servo_saver_arm_length*COS([rf.C191])-SIN([rf.$B$6])*servo_saver_arm_length*SIN([rf.C191])+[rf.$B$24]" office:value-type="float" office:value="358.912350325892" calcext:value-type="float">
            <text:p>358,912350325892</text:p>
          </table:table-cell>
          <table:table-cell table:formula="of:=COS([rf.$B$6])*servo_saver_arm_length*SIN([rf.C191])+SIN([rf.$B$6])*servo_saver_arm_length*COS([rf.C191])+[rf.$C$24]" office:value-type="float" office:value="1.67245541228246" calcext:value-type="float">
            <text:p>1,67245541228246</text:p>
          </table:table-cell>
          <table:table-cell table:formula="of:=[$rf.D191]-[$rf.$B$14]" office:value-type="float" office:value="58.9123503258924" calcext:value-type="float">
            <text:p>58,9123503258924</text:p>
          </table:table-cell>
          <table:table-cell table:formula="of:=[rf.E191]-[$rf.$C$14]" office:value-type="float" office:value="96.6724554122825" calcext:value-type="float">
            <text:p>96,6724554122825</text:p>
          </table:table-cell>
          <table:table-cell table:style-name="Default" table:formula="of:=SQRT([rf.F191]^2+[rf.G191]^2)" office:value-type="float" office:value="113.20878347708" calcext:value-type="float">
            <text:p>113,20878347708</text:p>
          </table:table-cell>
          <table:table-cell table:formula="of:=([rf.H191]^2-[rf.$B$42]^2+[rf.$B$43]^2)/(2*[rf.H191])" office:value-type="float" office:value="5.98101449736729" calcext:value-type="float">
            <text:p>5,98101449736729</text:p>
          </table:table-cell>
          <table:table-cell table:formula="of:=ACOS([rf.I191]/[rf.$B$43])" office:value-type="float" office:value="1.28198789007342" calcext:value-type="float">
            <text:p>1,28198789007342</text:p>
          </table:table-cell>
          <table:table-cell table:style-name="ce17" table:formula="of:=ASIN([rf.F191]/[rf.H191])" office:value-type="float" office:value="0.547303787843747" calcext:value-type="float">
            <text:p>0,547303787843747</text:p>
          </table:table-cell>
          <table:table-cell table:style-name="ce17" table:formula="of:=IF(0.5*PI()-[rf.$B$9]&gt;[rf.K191];1;-1)" office:value-type="float" office:value="1" calcext:value-type="float">
            <text:p>1</text:p>
          </table:table-cell>
          <table:table-cell table:style-name="ce17" table:formula="of:=0.5*PI()-([rf.J191]*[rf.L191]+[rf.K191])" office:value-type="float" office:value="-0.258495351122266" calcext:value-type="float">
            <text:p>-0,258495351122266</text:p>
          </table:table-cell>
          <table:table-cell table:style-name="ce17" table:formula="of:=[rf.M191]-[rf.$B$8]" office:value-type="float" office:value="0.0731172067566563" calcext:value-type="float">
            <text:p>0,073117206756656</text:p>
          </table:table-cell>
          <table:table-cell table:number-columns-repeated="10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[rf.A192]*analyze_resolution" office:value-type="float" office:value="-5.85" calcext:value-type="float">
            <text:p>-5,85</text:p>
          </table:table-cell>
          <table:table-cell table:formula="of:=RADIANS(-[rf.B192])" office:value-type="float" office:value="0.102101761241668" calcext:value-type="float">
            <text:p>0,102101761241668</text:p>
          </table:table-cell>
          <table:table-cell table:formula="of:=COS([rf.$B$6])*servo_saver_arm_length*COS([rf.C192])-SIN([rf.$B$6])*servo_saver_arm_length*SIN([rf.C192])+[rf.$B$24]" office:value-type="float" office:value="358.916674268188" calcext:value-type="float">
            <text:p>358,916674268188</text:p>
          </table:table-cell>
          <table:table-cell table:formula="of:=COS([rf.$B$6])*servo_saver_arm_length*SIN([rf.C192])+SIN([rf.$B$6])*servo_saver_arm_length*COS([rf.C192])+[rf.$C$24]" office:value-type="float" office:value="1.6307912927208" calcext:value-type="float">
            <text:p>1,6307912927208</text:p>
          </table:table-cell>
          <table:table-cell table:formula="of:=[$rf.D192]-[$rf.$B$14]" office:value-type="float" office:value="58.9166742681877" calcext:value-type="float">
            <text:p>58,9166742681877</text:p>
          </table:table-cell>
          <table:table-cell table:formula="of:=[rf.E192]-[$rf.$C$14]" office:value-type="float" office:value="96.6307912927208" calcext:value-type="float">
            <text:p>96,6307912927208</text:p>
          </table:table-cell>
          <table:table-cell table:style-name="Default" table:formula="of:=SQRT([rf.F192]^2+[rf.G192]^2)" office:value-type="float" office:value="113.175458173056" calcext:value-type="float">
            <text:p>113,175458173056</text:p>
          </table:table-cell>
          <table:table-cell table:formula="of:=([rf.H192]^2-[rf.$B$42]^2+[rf.$B$43]^2)/(2*[rf.H192])" office:value-type="float" office:value="5.94944543839606" calcext:value-type="float">
            <text:p>5,94944543839606</text:p>
          </table:table-cell>
          <table:table-cell table:formula="of:=ACOS([rf.I192]/[rf.$B$43])" office:value-type="float" office:value="1.28355576434512" calcext:value-type="float">
            <text:p>1,28355576434512</text:p>
          </table:table-cell>
          <table:table-cell table:style-name="ce17" table:formula="of:=ASIN([rf.F192]/[rf.H192])" office:value-type="float" office:value="0.54752798665185" calcext:value-type="float">
            <text:p>0,54752798665185</text:p>
          </table:table-cell>
          <table:table-cell table:style-name="ce17" table:formula="of:=IF(0.5*PI()-[rf.$B$9]&gt;[rf.K192];1;-1)" office:value-type="float" office:value="1" calcext:value-type="float">
            <text:p>1</text:p>
          </table:table-cell>
          <table:table-cell table:style-name="ce17" table:formula="of:=0.5*PI()-([rf.J192]*[rf.L192]+[rf.K192])" office:value-type="float" office:value="-0.260287424202077" calcext:value-type="float">
            <text:p>-0,260287424202077</text:p>
          </table:table-cell>
          <table:table-cell table:style-name="ce17" table:formula="of:=[rf.M192]-[rf.$B$8]" office:value-type="float" office:value="0.0713251336768457" calcext:value-type="float">
            <text:p>0,071325133676846</text:p>
          </table:table-cell>
          <table:table-cell table:number-columns-repeated="1010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[rf.A193]*analyze_resolution" office:value-type="float" office:value="-5.7" calcext:value-type="float">
            <text:p>-5,7</text:p>
          </table:table-cell>
          <table:table-cell table:formula="of:=RADIANS(-[rf.B193])" office:value-type="float" office:value="0.0994837673636768" calcext:value-type="float">
            <text:p>0,099483767363677</text:p>
          </table:table-cell>
          <table:table-cell table:formula="of:=COS([rf.$B$6])*servo_saver_arm_length*COS([rf.C193])-SIN([rf.$B$6])*servo_saver_arm_length*SIN([rf.C193])+[rf.$B$24]" office:value-type="float" office:value="358.92088911938" calcext:value-type="float">
            <text:p>358,92088911938</text:p>
          </table:table-cell>
          <table:table-cell table:formula="of:=COS([rf.$B$6])*servo_saver_arm_length*SIN([rf.C193])+SIN([rf.$B$6])*servo_saver_arm_length*COS([rf.C193])+[rf.$C$24]" office:value-type="float" office:value="1.58911599589822" calcext:value-type="float">
            <text:p>1,58911599589822</text:p>
          </table:table-cell>
          <table:table-cell table:formula="of:=[$rf.D193]-[$rf.$B$14]" office:value-type="float" office:value="58.9208891193796" calcext:value-type="float">
            <text:p>58,9208891193796</text:p>
          </table:table-cell>
          <table:table-cell table:formula="of:=[rf.E193]-[$rf.$C$14]" office:value-type="float" office:value="96.5891159958982" calcext:value-type="float">
            <text:p>96,5891159958982</text:p>
          </table:table-cell>
          <table:table-cell table:style-name="Default" table:formula="of:=SQRT([rf.F193]^2+[rf.G193]^2)" office:value-type="float" office:value="113.142072207854" calcext:value-type="float">
            <text:p>113,142072207854</text:p>
          </table:table-cell>
          <table:table-cell table:formula="of:=([rf.H193]^2-[rf.$B$42]^2+[rf.$B$43]^2)/(2*[rf.H193])" office:value-type="float" office:value="5.91781010992214" calcext:value-type="float">
            <text:p>5,91781010992214</text:p>
          </table:table-cell>
          <table:table-cell table:formula="of:=ACOS([rf.I193]/[rf.$B$43])" office:value-type="float" office:value="1.28512620175107" calcext:value-type="float">
            <text:p>1,28512620175107</text:p>
          </table:table-cell>
          <table:table-cell table:style-name="ce17" table:formula="of:=ASIN([rf.F193]/[rf.H193])" office:value-type="float" office:value="0.547751545836803" calcext:value-type="float">
            <text:p>0,547751545836803</text:p>
          </table:table-cell>
          <table:table-cell table:style-name="ce17" table:formula="of:=IF(0.5*PI()-[rf.$B$9]&gt;[rf.K193];1;-1)" office:value-type="float" office:value="1" calcext:value-type="float">
            <text:p>1</text:p>
          </table:table-cell>
          <table:table-cell table:style-name="ce17" table:formula="of:=0.5*PI()-([rf.J193]*[rf.L193]+[rf.K193])" office:value-type="float" office:value="-0.262081420792975" calcext:value-type="float">
            <text:p>-0,262081420792975</text:p>
          </table:table-cell>
          <table:table-cell table:style-name="ce17" table:formula="of:=[rf.M193]-[rf.$B$8]" office:value-type="float" office:value="0.0695311370859473" calcext:value-type="float">
            <text:p>0,069531137085947</text:p>
          </table:table-cell>
          <table:table-cell table:number-columns-repeated="1010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[rf.A194]*analyze_resolution" office:value-type="float" office:value="-5.55" calcext:value-type="float">
            <text:p>-5,55</text:p>
          </table:table-cell>
          <table:table-cell table:formula="of:=RADIANS(-[rf.B194])" office:value-type="float" office:value="0.0968657734856853" calcext:value-type="float">
            <text:p>0,096865773485685</text:p>
          </table:table-cell>
          <table:table-cell table:formula="of:=COS([rf.$B$6])*servo_saver_arm_length*COS([rf.C194])-SIN([rf.$B$6])*servo_saver_arm_length*SIN([rf.C194])+[rf.$B$24]" office:value-type="float" office:value="358.92499485058" calcext:value-type="float">
            <text:p>358,92499485058</text:p>
          </table:table-cell>
          <table:table-cell table:formula="of:=COS([rf.$B$6])*servo_saver_arm_length*SIN([rf.C194])+SIN([rf.$B$6])*servo_saver_arm_length*COS([rf.C194])+[rf.$C$24]" office:value-type="float" office:value="1.54742980745254" calcext:value-type="float">
            <text:p>1,54742980745254</text:p>
          </table:table-cell>
          <table:table-cell table:formula="of:=[$rf.D194]-[$rf.$B$14]" office:value-type="float" office:value="58.9249948505802" calcext:value-type="float">
            <text:p>58,9249948505802</text:p>
          </table:table-cell>
          <table:table-cell table:formula="of:=[rf.E194]-[$rf.$C$14]" office:value-type="float" office:value="96.5474298074525" calcext:value-type="float">
            <text:p>96,5474298074525</text:p>
          </table:table-cell>
          <table:table-cell table:style-name="Default" table:formula="of:=SQRT([rf.F194]^2+[rf.G194]^2)" office:value-type="float" office:value="113.108625756685" calcext:value-type="float">
            <text:p>113,108625756685</text:p>
          </table:table-cell>
          <table:table-cell table:formula="of:=([rf.H194]^2-[rf.$B$42]^2+[rf.$B$43]^2)/(2*[rf.H194])" office:value-type="float" office:value="5.88610862217212" calcext:value-type="float">
            <text:p>5,88610862217212</text:p>
          </table:table-cell>
          <table:table-cell table:formula="of:=ACOS([rf.I194]/[rf.$B$43])" office:value-type="float" office:value="1.28669919713912" calcext:value-type="float">
            <text:p>1,28669919713912</text:p>
          </table:table-cell>
          <table:table-cell table:style-name="ce17" table:formula="of:=ASIN([rf.F194]/[rf.H194])" office:value-type="float" office:value="0.54797446366964" calcext:value-type="float">
            <text:p>0,54797446366964</text:p>
          </table:table-cell>
          <table:table-cell table:style-name="ce17" table:formula="of:=IF(0.5*PI()-[rf.$B$9]&gt;[rf.K194];1;-1)" office:value-type="float" office:value="1" calcext:value-type="float">
            <text:p>1</text:p>
          </table:table-cell>
          <table:table-cell table:style-name="ce17" table:formula="of:=0.5*PI()-([rf.J194]*[rf.L194]+[rf.K194])" office:value-type="float" office:value="-0.263877334013867" calcext:value-type="float">
            <text:p>-0,263877334013867</text:p>
          </table:table-cell>
          <table:table-cell table:style-name="ce17" table:formula="of:=[rf.M194]-[rf.$B$8]" office:value-type="float" office:value="0.0677352238650559" calcext:value-type="float">
            <text:p>0,067735223865056</text:p>
          </table:table-cell>
          <table:table-cell table:number-columns-repeated="1010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[rf.A195]*analyze_resolution" office:value-type="float" office:value="-5.4" calcext:value-type="float">
            <text:p>-5,4</text:p>
          </table:table-cell>
          <table:table-cell table:formula="of:=RADIANS(-[rf.B195])" office:value-type="float" office:value="0.0942477796076938" calcext:value-type="float">
            <text:p>0,094247779607694</text:p>
          </table:table-cell>
          <table:table-cell table:formula="of:=COS([rf.$B$6])*servo_saver_arm_length*COS([rf.C195])-SIN([rf.$B$6])*servo_saver_arm_length*SIN([rf.C195])+[rf.$B$24]" office:value-type="float" office:value="358.928991433649" calcext:value-type="float">
            <text:p>358,928991433649</text:p>
          </table:table-cell>
          <table:table-cell table:formula="of:=COS([rf.$B$6])*servo_saver_arm_length*SIN([rf.C195])+SIN([rf.$B$6])*servo_saver_arm_length*COS([rf.C195])+[rf.$C$24]" office:value-type="float" office:value="1.50573301309623" calcext:value-type="float">
            <text:p>1,50573301309623</text:p>
          </table:table-cell>
          <table:table-cell table:formula="of:=[$rf.D195]-[$rf.$B$14]" office:value-type="float" office:value="58.9289914336493" calcext:value-type="float">
            <text:p>58,9289914336493</text:p>
          </table:table-cell>
          <table:table-cell table:formula="of:=[rf.E195]-[$rf.$C$14]" office:value-type="float" office:value="96.5057330130962" calcext:value-type="float">
            <text:p>96,5057330130962</text:p>
          </table:table-cell>
          <table:table-cell table:style-name="Default" table:formula="of:=SQRT([rf.F195]^2+[rf.G195]^2)" office:value-type="float" office:value="113.075118995215" calcext:value-type="float">
            <text:p>113,075118995215</text:p>
          </table:table-cell>
          <table:table-cell table:formula="of:=([rf.H195]^2-[rf.$B$42]^2+[rf.$B$43]^2)/(2*[rf.H195])" office:value-type="float" office:value="5.85434108581037" calcext:value-type="float">
            <text:p>5,85434108581037</text:p>
          </table:table-cell>
          <table:table-cell table:formula="of:=ACOS([rf.I195]/[rf.$B$43])" office:value-type="float" office:value="1.28827474537886" calcext:value-type="float">
            <text:p>1,28827474537886</text:p>
          </table:table-cell>
          <table:table-cell table:style-name="ce17" table:formula="of:=ASIN([rf.F195]/[rf.H195])" office:value-type="float" office:value="0.548196738421006" calcext:value-type="float">
            <text:p>0,548196738421006</text:p>
          </table:table-cell>
          <table:table-cell table:style-name="ce17" table:formula="of:=IF(0.5*PI()-[rf.$B$9]&gt;[rf.K195];1;-1)" office:value-type="float" office:value="1" calcext:value-type="float">
            <text:p>1</text:p>
          </table:table-cell>
          <table:table-cell table:style-name="ce17" table:formula="of:=0.5*PI()-([rf.J195]*[rf.L195]+[rf.K195])" office:value-type="float" office:value="-0.265675157004974" calcext:value-type="float">
            <text:p>-0,265675157004974</text:p>
          </table:table-cell>
          <table:table-cell table:style-name="ce17" table:formula="of:=[rf.M195]-[rf.$B$8]" office:value-type="float" office:value="0.0659374008739488" calcext:value-type="float">
            <text:p>0,065937400873949</text:p>
          </table:table-cell>
          <table:table-cell table:number-columns-repeated="1010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rf.A196]*analyze_resolution" office:value-type="float" office:value="-5.25" calcext:value-type="float">
            <text:p>-5,25</text:p>
          </table:table-cell>
          <table:table-cell table:formula="of:=RADIANS(-[rf.B196])" office:value-type="float" office:value="0.0916297857297023" calcext:value-type="float">
            <text:p>0,091629785729702</text:p>
          </table:table-cell>
          <table:table-cell table:formula="of:=COS([rf.$B$6])*servo_saver_arm_length*COS([rf.C196])-SIN([rf.$B$6])*servo_saver_arm_length*SIN([rf.C196])+[rf.$B$24]" office:value-type="float" office:value="358.932878841195" calcext:value-type="float">
            <text:p>358,932878841195</text:p>
          </table:table-cell>
          <table:table-cell table:formula="of:=COS([rf.$B$6])*servo_saver_arm_length*SIN([rf.C196])+SIN([rf.$B$6])*servo_saver_arm_length*COS([rf.C196])+[rf.$C$24]" office:value-type="float" office:value="1.46402589861444" calcext:value-type="float">
            <text:p>1,46402589861444</text:p>
          </table:table-cell>
          <table:table-cell table:formula="of:=[$rf.D196]-[$rf.$B$14]" office:value-type="float" office:value="58.9328788411946" calcext:value-type="float">
            <text:p>58,9328788411946</text:p>
          </table:table-cell>
          <table:table-cell table:formula="of:=[rf.E196]-[$rf.$C$14]" office:value-type="float" office:value="96.4640258986144" calcext:value-type="float">
            <text:p>96,4640258986144</text:p>
          </table:table-cell>
          <table:table-cell table:style-name="Default" table:formula="of:=SQRT([rf.F196]^2+[rf.G196]^2)" office:value-type="float" office:value="113.041552099569" calcext:value-type="float">
            <text:p>113,041552099569</text:p>
          </table:table-cell>
          <table:table-cell table:formula="of:=([rf.H196]^2-[rf.$B$42]^2+[rf.$B$43]^2)/(2*[rf.H196])" office:value-type="float" office:value="5.82250761194012" calcext:value-type="float">
            <text:p>5,82250761194012</text:p>
          </table:table-cell>
          <table:table-cell table:formula="of:=ACOS([rf.I196]/[rf.$B$43])" office:value-type="float" office:value="1.28985284136156" calcext:value-type="float">
            <text:p>1,28985284136156</text:p>
          </table:table-cell>
          <table:table-cell table:style-name="ce17" table:formula="of:=ASIN([rf.F196]/[rf.H196])" office:value-type="float" office:value="0.54841836836116" calcext:value-type="float">
            <text:p>0,54841836836116</text:p>
          </table:table-cell>
          <table:table-cell table:style-name="ce17" table:formula="of:=IF(0.5*PI()-[rf.$B$9]&gt;[rf.K196];1;-1)" office:value-type="float" office:value="1" calcext:value-type="float">
            <text:p>1</text:p>
          </table:table-cell>
          <table:table-cell table:style-name="ce17" table:formula="of:=0.5*PI()-([rf.J196]*[rf.L196]+[rf.K196])" office:value-type="float" office:value="-0.267474882927822" calcext:value-type="float">
            <text:p>-0,267474882927822</text:p>
          </table:table-cell>
          <table:table-cell table:style-name="ce17" table:formula="of:=[rf.M196]-[rf.$B$8]" office:value-type="float" office:value="0.0641376749511002" calcext:value-type="float">
            <text:p>0,0641376749511</text:p>
          </table:table-cell>
          <table:table-cell table:number-columns-repeated="1010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[rf.A197]*analyze_resolution" office:value-type="float" office:value="-5.1" calcext:value-type="float">
            <text:p>-5,1</text:p>
          </table:table-cell>
          <table:table-cell table:formula="of:=RADIANS(-[rf.B197])" office:value-type="float" office:value="0.0890117918517108" calcext:value-type="float">
            <text:p>0,089011791851711</text:p>
          </table:table-cell>
          <table:table-cell table:formula="of:=COS([rf.$B$6])*servo_saver_arm_length*COS([rf.C197])-SIN([rf.$B$6])*servo_saver_arm_length*SIN([rf.C197])+[rf.$B$24]" office:value-type="float" office:value="358.936657046572" calcext:value-type="float">
            <text:p>358,936657046572</text:p>
          </table:table-cell>
          <table:table-cell table:formula="of:=COS([rf.$B$6])*servo_saver_arm_length*SIN([rf.C197])+SIN([rf.$B$6])*servo_saver_arm_length*COS([rf.C197])+[rf.$C$24]" office:value-type="float" office:value="1.42230874986306" calcext:value-type="float">
            <text:p>1,42230874986306</text:p>
          </table:table-cell>
          <table:table-cell table:formula="of:=[$rf.D197]-[$rf.$B$14]" office:value-type="float" office:value="58.9366570465723" calcext:value-type="float">
            <text:p>58,9366570465723</text:p>
          </table:table-cell>
          <table:table-cell table:formula="of:=[rf.E197]-[$rf.$C$14]" office:value-type="float" office:value="96.4223087498631" calcext:value-type="float">
            <text:p>96,4223087498631</text:p>
          </table:table-cell>
          <table:table-cell table:style-name="Default" table:formula="of:=SQRT([rf.F197]^2+[rf.G197]^2)" office:value-type="float" office:value="113.007925246326" calcext:value-type="float">
            <text:p>113,007925246326</text:p>
          </table:table-cell>
          <table:table-cell table:formula="of:=([rf.H197]^2-[rf.$B$42]^2+[rf.$B$43]^2)/(2*[rf.H197])" office:value-type="float" office:value="5.79060831210507" calcext:value-type="float">
            <text:p>5,79060831210507</text:p>
          </table:table-cell>
          <table:table-cell table:formula="of:=ACOS([rf.I197]/[rf.$B$43])" office:value-type="float" office:value="1.29143348000011" calcext:value-type="float">
            <text:p>1,29143348000011</text:p>
          </table:table-cell>
          <table:table-cell table:style-name="ce17" table:formula="of:=ASIN([rf.F197]/[rf.H197])" office:value-type="float" office:value="0.548639351759988" calcext:value-type="float">
            <text:p>0,548639351759988</text:p>
          </table:table-cell>
          <table:table-cell table:style-name="ce17" table:formula="of:=IF(0.5*PI()-[rf.$B$9]&gt;[rf.K197];1;-1)" office:value-type="float" office:value="1" calcext:value-type="float">
            <text:p>1</text:p>
          </table:table-cell>
          <table:table-cell table:style-name="ce17" table:formula="of:=0.5*PI()-([rf.J197]*[rf.L197]+[rf.K197])" office:value-type="float" office:value="-0.269276504965205" calcext:value-type="float">
            <text:p>-0,269276504965205</text:p>
          </table:table-cell>
          <table:table-cell table:style-name="ce17" table:formula="of:=[rf.M197]-[rf.$B$8]" office:value-type="float" office:value="0.0623360529137171" calcext:value-type="float">
            <text:p>0,062336052913717</text:p>
          </table:table-cell>
          <table:table-cell table:number-columns-repeated="10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[rf.A198]*analyze_resolution" office:value-type="float" office:value="-4.95" calcext:value-type="float">
            <text:p>-4,95</text:p>
          </table:table-cell>
          <table:table-cell table:formula="of:=RADIANS(-[rf.B198])" office:value-type="float" office:value="0.0863937979737193" calcext:value-type="float">
            <text:p>0,086393797973719</text:p>
          </table:table-cell>
          <table:table-cell table:formula="of:=COS([rf.$B$6])*servo_saver_arm_length*COS([rf.C198])-SIN([rf.$B$6])*servo_saver_arm_length*SIN([rf.C198])+[rf.$B$24]" office:value-type="float" office:value="358.940326023887" calcext:value-type="float">
            <text:p>358,940326023887</text:p>
          </table:table-cell>
          <table:table-cell table:formula="of:=COS([rf.$B$6])*servo_saver_arm_length*SIN([rf.C198])+SIN([rf.$B$6])*servo_saver_arm_length*COS([rf.C198])+[rf.$C$24]" office:value-type="float" office:value="1.38058185276677" calcext:value-type="float">
            <text:p>1,38058185276677</text:p>
          </table:table-cell>
          <table:table-cell table:formula="of:=[$rf.D198]-[$rf.$B$14]" office:value-type="float" office:value="58.9403260238871" calcext:value-type="float">
            <text:p>58,9403260238871</text:p>
          </table:table-cell>
          <table:table-cell table:formula="of:=[rf.E198]-[$rf.$C$14]" office:value-type="float" office:value="96.3805818527668" calcext:value-type="float">
            <text:p>96,3805818527668</text:p>
          </table:table-cell>
          <table:table-cell table:style-name="Default" table:formula="of:=SQRT([rf.F198]^2+[rf.G198]^2)" office:value-type="float" office:value="112.974238612526" calcext:value-type="float">
            <text:p>112,974238612526</text:p>
          </table:table-cell>
          <table:table-cell table:formula="of:=([rf.H198]^2-[rf.$B$42]^2+[rf.$B$43]^2)/(2*[rf.H198])" office:value-type="float" office:value="5.75864329829065" calcext:value-type="float">
            <text:p>5,75864329829065</text:p>
          </table:table-cell>
          <table:table-cell table:formula="of:=ACOS([rf.I198]/[rf.$B$43])" office:value-type="float" office:value="1.29301665622905" calcext:value-type="float">
            <text:p>1,29301665622905</text:p>
          </table:table-cell>
          <table:table-cell table:style-name="ce17" table:formula="of:=ASIN([rf.F198]/[rf.H198])" office:value-type="float" office:value="0.548859686887005" calcext:value-type="float">
            <text:p>0,548859686887005</text:p>
          </table:table-cell>
          <table:table-cell table:style-name="ce17" table:formula="of:=IF(0.5*PI()-[rf.$B$9]&gt;[rf.K198];1;-1)" office:value-type="float" office:value="1" calcext:value-type="float">
            <text:p>1</text:p>
          </table:table-cell>
          <table:table-cell table:style-name="ce17" table:formula="of:=0.5*PI()-([rf.J198]*[rf.L198]+[rf.K198])" office:value-type="float" office:value="-0.271080016321162" calcext:value-type="float">
            <text:p>-0,271080016321162</text:p>
          </table:table-cell>
          <table:table-cell table:style-name="ce17" table:formula="of:=[rf.M198]-[rf.$B$8]" office:value-type="float" office:value="0.0605325415577607" calcext:value-type="float">
            <text:p>0,060532541557761</text:p>
          </table:table-cell>
          <table:table-cell table:number-columns-repeated="10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[rf.A199]*analyze_resolution" office:value-type="float" office:value="-4.8" calcext:value-type="float">
            <text:p>-4,8</text:p>
          </table:table-cell>
          <table:table-cell table:formula="of:=RADIANS(-[rf.B199])" office:value-type="float" office:value="0.0837758040957278" calcext:value-type="float">
            <text:p>0,083775804095728</text:p>
          </table:table-cell>
          <table:table-cell table:formula="of:=COS([rf.$B$6])*servo_saver_arm_length*COS([rf.C199])-SIN([rf.$B$6])*servo_saver_arm_length*SIN([rf.C199])+[rf.$B$24]" office:value-type="float" office:value="358.943885747992" calcext:value-type="float">
            <text:p>358,943885747992</text:p>
          </table:table-cell>
          <table:table-cell table:formula="of:=COS([rf.$B$6])*servo_saver_arm_length*SIN([rf.C199])+SIN([rf.$B$6])*servo_saver_arm_length*COS([rf.C199])+[rf.$C$24]" office:value-type="float" office:value="1.33884549331705" calcext:value-type="float">
            <text:p>1,33884549331705</text:p>
          </table:table-cell>
          <table:table-cell table:formula="of:=[$rf.D199]-[$rf.$B$14]" office:value-type="float" office:value="58.9438857479921" calcext:value-type="float">
            <text:p>58,9438857479921</text:p>
          </table:table-cell>
          <table:table-cell table:formula="of:=[rf.E199]-[$rf.$C$14]" office:value-type="float" office:value="96.3388454933171" calcext:value-type="float">
            <text:p>96,3388454933171</text:p>
          </table:table-cell>
          <table:table-cell table:style-name="Default" table:formula="of:=SQRT([rf.F199]^2+[rf.G199]^2)" office:value-type="float" office:value="112.940492375665" calcext:value-type="float">
            <text:p>112,940492375665</text:p>
          </table:table-cell>
          <table:table-cell table:formula="of:=([rf.H199]^2-[rf.$B$42]^2+[rf.$B$43]^2)/(2*[rf.H199])" office:value-type="float" office:value="5.72661268292525" calcext:value-type="float">
            <text:p>5,72661268292525</text:p>
          </table:table-cell>
          <table:table-cell table:formula="of:=ACOS([rf.I199]/[rf.$B$43])" office:value-type="float" office:value="1.29460236500449" calcext:value-type="float">
            <text:p>1,29460236500449</text:p>
          </table:table-cell>
          <table:table-cell table:style-name="ce17" table:formula="of:=ASIN([rf.F199]/[rf.H199])" office:value-type="float" office:value="0.549079372011364" calcext:value-type="float">
            <text:p>0,549079372011364</text:p>
          </table:table-cell>
          <table:table-cell table:style-name="ce17" table:formula="of:=IF(0.5*PI()-[rf.$B$9]&gt;[rf.K199];1;-1)" office:value-type="float" office:value="1" calcext:value-type="float">
            <text:p>1</text:p>
          </table:table-cell>
          <table:table-cell table:style-name="ce17" table:formula="of:=0.5*PI()-([rf.J199]*[rf.L199]+[rf.K199])" office:value-type="float" office:value="-0.272885410220955" calcext:value-type="float">
            <text:p>-0,272885410220955</text:p>
          </table:table-cell>
          <table:table-cell table:style-name="ce17" table:formula="of:=[rf.M199]-[rf.$B$8]" office:value-type="float" office:value="0.0587271476579676" calcext:value-type="float">
            <text:p>0,058727147657968</text:p>
          </table:table-cell>
          <table:table-cell table:number-columns-repeated="10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[rf.A200]*analyze_resolution" office:value-type="float" office:value="-4.65" calcext:value-type="float">
            <text:p>-4,65</text:p>
          </table:table-cell>
          <table:table-cell table:formula="of:=RADIANS(-[rf.B200])" office:value-type="float" office:value="0.0811578102177363" calcext:value-type="float">
            <text:p>0,081157810217736</text:p>
          </table:table-cell>
          <table:table-cell table:formula="of:=COS([rf.$B$6])*servo_saver_arm_length*COS([rf.C200])-SIN([rf.$B$6])*servo_saver_arm_length*SIN([rf.C200])+[rf.$B$24]" office:value-type="float" office:value="358.947336194489" calcext:value-type="float">
            <text:p>358,947336194489</text:p>
          </table:table-cell>
          <table:table-cell table:formula="of:=COS([rf.$B$6])*servo_saver_arm_length*SIN([rf.C200])+SIN([rf.$B$6])*servo_saver_arm_length*COS([rf.C200])+[rf.$C$24]" office:value-type="float" office:value="1.29709995757022" calcext:value-type="float">
            <text:p>1,29709995757022</text:p>
          </table:table-cell>
          <table:table-cell table:formula="of:=[$rf.D200]-[$rf.$B$14]" office:value-type="float" office:value="58.9473361944894" calcext:value-type="float">
            <text:p>58,9473361944894</text:p>
          </table:table-cell>
          <table:table-cell table:formula="of:=[rf.E200]-[$rf.$C$14]" office:value-type="float" office:value="96.2970999575702" calcext:value-type="float">
            <text:p>96,2970999575702</text:p>
          </table:table-cell>
          <table:table-cell table:style-name="Default" table:formula="of:=SQRT([rf.F200]^2+[rf.G200]^2)" office:value-type="float" office:value="112.906686713695" calcext:value-type="float">
            <text:p>112,906686713695</text:p>
          </table:table-cell>
          <table:table-cell table:formula="of:=([rf.H200]^2-[rf.$B$42]^2+[rf.$B$43]^2)/(2*[rf.H200])" office:value-type="float" office:value="5.69451657888172" calcext:value-type="float">
            <text:p>5,69451657888172</text:p>
          </table:table-cell>
          <table:table-cell table:formula="of:=ACOS([rf.I200]/[rf.$B$43])" office:value-type="float" office:value="1.29619060130407" calcext:value-type="float">
            <text:p>1,29619060130407</text:p>
          </table:table-cell>
          <table:table-cell table:style-name="ce17" table:formula="of:=ASIN([rf.F200]/[rf.H200])" office:value-type="float" office:value="0.549298405401864" calcext:value-type="float">
            <text:p>0,549298405401864</text:p>
          </table:table-cell>
          <table:table-cell table:style-name="ce17" table:formula="of:=IF(0.5*PI()-[rf.$B$9]&gt;[rf.K200];1;-1)" office:value-type="float" office:value="1" calcext:value-type="float">
            <text:p>1</text:p>
          </table:table-cell>
          <table:table-cell table:style-name="ce17" table:formula="of:=0.5*PI()-([rf.J200]*[rf.L200]+[rf.K200])" office:value-type="float" office:value="-0.274692679911037" calcext:value-type="float">
            <text:p>-0,274692679911037</text:p>
          </table:table-cell>
          <table:table-cell table:style-name="ce17" table:formula="of:=[rf.M200]-[rf.$B$8]" office:value-type="float" office:value="0.0569198779678859" calcext:value-type="float">
            <text:p>0,056919877967886</text:p>
          </table:table-cell>
          <table:table-cell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rf.A201]*analyze_resolution" office:value-type="float" office:value="-4.5" calcext:value-type="float">
            <text:p>-4,5</text:p>
          </table:table-cell>
          <table:table-cell table:formula="of:=RADIANS(-[rf.B201])" office:value-type="float" office:value="0.0785398163397448" calcext:value-type="float">
            <text:p>0,078539816339745</text:p>
          </table:table-cell>
          <table:table-cell table:formula="of:=COS([rf.$B$6])*servo_saver_arm_length*COS([rf.C201])-SIN([rf.$B$6])*servo_saver_arm_length*SIN([rf.C201])+[rf.$B$24]" office:value-type="float" office:value="358.95067733973" calcext:value-type="float">
            <text:p>358,95067733973</text:p>
          </table:table-cell>
          <table:table-cell table:formula="of:=COS([rf.$B$6])*servo_saver_arm_length*SIN([rf.C201])+SIN([rf.$B$6])*servo_saver_arm_length*COS([rf.C201])+[rf.$C$24]" office:value-type="float" office:value="1.25534553164552" calcext:value-type="float">
            <text:p>1,25534553164552</text:p>
          </table:table-cell>
          <table:table-cell table:formula="of:=[$rf.D201]-[$rf.$B$14]" office:value-type="float" office:value="58.95067733973" calcext:value-type="float">
            <text:p>58,95067733973</text:p>
          </table:table-cell>
          <table:table-cell table:formula="of:=[rf.E201]-[$rf.$C$14]" office:value-type="float" office:value="96.2553455316455" calcext:value-type="float">
            <text:p>96,2553455316455</text:p>
          </table:table-cell>
          <table:table-cell table:style-name="Default" table:formula="of:=SQRT([rf.F201]^2+[rf.G201]^2)" office:value-type="float" office:value="112.872821805027" calcext:value-type="float">
            <text:p>112,872821805027</text:p>
          </table:table-cell>
          <table:table-cell table:formula="of:=([rf.H201]^2-[rf.$B$42]^2+[rf.$B$43]^2)/(2*[rf.H201])" office:value-type="float" office:value="5.66235509947864" calcext:value-type="float">
            <text:p>5,66235509947864</text:p>
          </table:table-cell>
          <table:table-cell table:formula="of:=ACOS([rf.I201]/[rf.$B$43])" office:value-type="float" office:value="1.29778136012697" calcext:value-type="float">
            <text:p>1,29778136012697</text:p>
          </table:table-cell>
          <table:table-cell table:style-name="ce17" table:formula="of:=ASIN([rf.F201]/[rf.H201])" office:value-type="float" office:value="0.549516785326957" calcext:value-type="float">
            <text:p>0,549516785326957</text:p>
          </table:table-cell>
          <table:table-cell table:style-name="ce17" table:formula="of:=IF(0.5*PI()-[rf.$B$9]&gt;[rf.K201];1;-1)" office:value-type="float" office:value="1" calcext:value-type="float">
            <text:p>1</text:p>
          </table:table-cell>
          <table:table-cell table:style-name="ce17" table:formula="of:=0.5*PI()-([rf.J201]*[rf.L201]+[rf.K201])" office:value-type="float" office:value="-0.276501818659027" calcext:value-type="float">
            <text:p>-0,276501818659027</text:p>
          </table:table-cell>
          <table:table-cell table:style-name="ce17" table:formula="of:=[rf.M201]-[rf.$B$8]" office:value-type="float" office:value="0.055110739219896" calcext:value-type="float">
            <text:p>0,055110739219896</text:p>
          </table:table-cell>
          <table:table-cell table:number-columns-repeated="10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[rf.A202]*analyze_resolution" office:value-type="float" office:value="-4.35" calcext:value-type="float">
            <text:p>-4,35</text:p>
          </table:table-cell>
          <table:table-cell table:formula="of:=RADIANS(-[rf.B202])" office:value-type="float" office:value="0.0759218224617533" calcext:value-type="float">
            <text:p>0,075921822461753</text:p>
          </table:table-cell>
          <table:table-cell table:formula="of:=COS([rf.$B$6])*servo_saver_arm_length*COS([rf.C202])-SIN([rf.$B$6])*servo_saver_arm_length*SIN([rf.C202])+[rf.$B$24]" office:value-type="float" office:value="358.953909160814" calcext:value-type="float">
            <text:p>358,953909160814</text:p>
          </table:table-cell>
          <table:table-cell table:formula="of:=COS([rf.$B$6])*servo_saver_arm_length*SIN([rf.C202])+SIN([rf.$B$6])*servo_saver_arm_length*COS([rf.C202])+[rf.$C$24]" office:value-type="float" office:value="1.2135825017231" calcext:value-type="float">
            <text:p>1,2135825017231</text:p>
          </table:table-cell>
          <table:table-cell table:formula="of:=[$rf.D202]-[$rf.$B$14]" office:value-type="float" office:value="58.9539091608142" calcext:value-type="float">
            <text:p>58,9539091608142</text:p>
          </table:table-cell>
          <table:table-cell table:formula="of:=[rf.E202]-[$rf.$C$14]" office:value-type="float" office:value="96.2135825017231" calcext:value-type="float">
            <text:p>96,2135825017231</text:p>
          </table:table-cell>
          <table:table-cell table:style-name="Default" table:formula="of:=SQRT([rf.F202]^2+[rf.G202]^2)" office:value-type="float" office:value="112.83889782853" calcext:value-type="float">
            <text:p>112,83889782853</text:p>
          </table:table-cell>
          <table:table-cell table:formula="of:=([rf.H202]^2-[rf.$B$42]^2+[rf.$B$43]^2)/(2*[rf.H202])" office:value-type="float" office:value="5.63012835848175" calcext:value-type="float">
            <text:p>5,63012835848175</text:p>
          </table:table-cell>
          <table:table-cell table:formula="of:=ACOS([rf.I202]/[rf.$B$43])" office:value-type="float" office:value="1.29937463649383" calcext:value-type="float">
            <text:p>1,29937463649383</text:p>
          </table:table-cell>
          <table:table-cell table:style-name="ce17" table:formula="of:=ASIN([rf.F202]/[rf.H202])" office:value-type="float" office:value="0.549734510054752" calcext:value-type="float">
            <text:p>0,549734510054752</text:p>
          </table:table-cell>
          <table:table-cell table:style-name="ce17" table:formula="of:=IF(0.5*PI()-[rf.$B$9]&gt;[rf.K202];1;-1)" office:value-type="float" office:value="1" calcext:value-type="float">
            <text:p>1</text:p>
          </table:table-cell>
          <table:table-cell table:style-name="ce17" table:formula="of:=0.5*PI()-([rf.J202]*[rf.L202]+[rf.K202])" office:value-type="float" office:value="-0.278312819753681" calcext:value-type="float">
            <text:p>-0,278312819753681</text:p>
          </table:table-cell>
          <table:table-cell table:style-name="ce17" table:formula="of:=[rf.M202]-[rf.$B$8]" office:value-type="float" office:value="0.0532997381252411" calcext:value-type="float">
            <text:p>0,053299738125241</text:p>
          </table:table-cell>
          <table:table-cell table:number-columns-repeated="1010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[rf.A203]*analyze_resolution" office:value-type="float" office:value="-4.2" calcext:value-type="float">
            <text:p>-4,2</text:p>
          </table:table-cell>
          <table:table-cell table:formula="of:=RADIANS(-[rf.B203])" office:value-type="float" office:value="0.0733038285837618" calcext:value-type="float">
            <text:p>0,073303828583762</text:p>
          </table:table-cell>
          <table:table-cell table:formula="of:=COS([rf.$B$6])*servo_saver_arm_length*COS([rf.C203])-SIN([rf.$B$6])*servo_saver_arm_length*SIN([rf.C203])+[rf.$B$24]" office:value-type="float" office:value="358.957031635591" calcext:value-type="float">
            <text:p>358,957031635591</text:p>
          </table:table-cell>
          <table:table-cell table:formula="of:=COS([rf.$B$6])*servo_saver_arm_length*SIN([rf.C203])+SIN([rf.$B$6])*servo_saver_arm_length*COS([rf.C203])+[rf.$C$24]" office:value-type="float" office:value="1.17181115404211" calcext:value-type="float">
            <text:p>1,17181115404211</text:p>
          </table:table-cell>
          <table:table-cell table:formula="of:=[$rf.D203]-[$rf.$B$14]" office:value-type="float" office:value="58.9570316355913" calcext:value-type="float">
            <text:p>58,9570316355913</text:p>
          </table:table-cell>
          <table:table-cell table:formula="of:=[rf.E203]-[$rf.$C$14]" office:value-type="float" office:value="96.1718111540421" calcext:value-type="float">
            <text:p>96,1718111540421</text:p>
          </table:table-cell>
          <table:table-cell table:style-name="Default" table:formula="of:=SQRT([rf.F203]^2+[rf.G203]^2)" office:value-type="float" office:value="112.804914963528" calcext:value-type="float">
            <text:p>112,804914963528</text:p>
          </table:table-cell>
          <table:table-cell table:formula="of:=([rf.H203]^2-[rf.$B$42]^2+[rf.$B$43]^2)/(2*[rf.H203])" office:value-type="float" office:value="5.59783647010516" calcext:value-type="float">
            <text:p>5,59783647010516</text:p>
          </table:table-cell>
          <table:table-cell table:formula="of:=ACOS([rf.I203]/[rf.$B$43])" office:value-type="float" office:value="1.30097042544674" calcext:value-type="float">
            <text:p>1,30097042544674</text:p>
          </table:table-cell>
          <table:table-cell table:style-name="ce17" table:formula="of:=ASIN([rf.F203]/[rf.H203])" office:value-type="float" office:value="0.549951577853029" calcext:value-type="float">
            <text:p>0,549951577853029</text:p>
          </table:table-cell>
          <table:table-cell table:style-name="ce17" table:formula="of:=IF(0.5*PI()-[rf.$B$9]&gt;[rf.K203];1;-1)" office:value-type="float" office:value="1" calcext:value-type="float">
            <text:p>1</text:p>
          </table:table-cell>
          <table:table-cell table:style-name="ce17" table:formula="of:=0.5*PI()-([rf.J203]*[rf.L203]+[rf.K203])" office:value-type="float" office:value="-0.280125676504868" calcext:value-type="float">
            <text:p>-0,280125676504868</text:p>
          </table:table-cell>
          <table:table-cell table:style-name="ce17" table:formula="of:=[rf.M203]-[rf.$B$8]" office:value-type="float" office:value="0.0514868813740546" calcext:value-type="float">
            <text:p>0,051486881374055</text:p>
          </table:table-cell>
          <table:table-cell table:number-columns-repeated="10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[rf.A204]*analyze_resolution" office:value-type="float" office:value="-4.05" calcext:value-type="float">
            <text:p>-4,05</text:p>
          </table:table-cell>
          <table:table-cell table:formula="of:=RADIANS(-[rf.B204])" office:value-type="float" office:value="0.0706858347057703" calcext:value-type="float">
            <text:p>0,07068583470577</text:p>
          </table:table-cell>
          <table:table-cell table:formula="of:=COS([rf.$B$6])*servo_saver_arm_length*COS([rf.C204])-SIN([rf.$B$6])*servo_saver_arm_length*SIN([rf.C204])+[rf.$B$24]" office:value-type="float" office:value="358.96004474266" calcext:value-type="float">
            <text:p>358,96004474266</text:p>
          </table:table-cell>
          <table:table-cell table:formula="of:=COS([rf.$B$6])*servo_saver_arm_length*SIN([rf.C204])+SIN([rf.$B$6])*servo_saver_arm_length*COS([rf.C204])+[rf.$C$24]" office:value-type="float" office:value="1.13003177489867" calcext:value-type="float">
            <text:p>1,13003177489867</text:p>
          </table:table-cell>
          <table:table-cell table:formula="of:=[$rf.D204]-[$rf.$B$14]" office:value-type="float" office:value="58.9600447426603" calcext:value-type="float">
            <text:p>58,9600447426603</text:p>
          </table:table-cell>
          <table:table-cell table:formula="of:=[rf.E204]-[$rf.$C$14]" office:value-type="float" office:value="96.1300317748987" calcext:value-type="float">
            <text:p>96,1300317748987</text:p>
          </table:table-cell>
          <table:table-cell table:style-name="Default" table:formula="of:=SQRT([rf.F204]^2+[rf.G204]^2)" office:value-type="float" office:value="112.770873389805" calcext:value-type="float">
            <text:p>112,770873389805</text:p>
          </table:table-cell>
          <table:table-cell table:formula="of:=([rf.H204]^2-[rf.$B$42]^2+[rf.$B$43]^2)/(2*[rf.H204])" office:value-type="float" office:value="5.56547954901297" calcext:value-type="float">
            <text:p>5,56547954901297</text:p>
          </table:table-cell>
          <table:table-cell table:formula="of:=ACOS([rf.I204]/[rf.$B$43])" office:value-type="float" office:value="1.30256872204919" calcext:value-type="float">
            <text:p>1,30256872204919</text:p>
          </table:table-cell>
          <table:table-cell table:style-name="ce17" table:formula="of:=ASIN([rf.F204]/[rf.H204])" office:value-type="float" office:value="0.55016798698924" calcext:value-type="float">
            <text:p>0,55016798698924</text:p>
          </table:table-cell>
          <table:table-cell table:style-name="ce17" table:formula="of:=IF(0.5*PI()-[rf.$B$9]&gt;[rf.K204];1;-1)" office:value-type="float" office:value="1" calcext:value-type="float">
            <text:p>1</text:p>
          </table:table-cell>
          <table:table-cell table:style-name="ce17" table:formula="of:=0.5*PI()-([rf.J204]*[rf.L204]+[rf.K204])" office:value-type="float" office:value="-0.281940382243529" calcext:value-type="float">
            <text:p>-0,281940382243529</text:p>
          </table:table-cell>
          <table:table-cell table:style-name="ce17" table:formula="of:=[rf.M204]-[rf.$B$8]" office:value-type="float" office:value="0.0496721756353939" calcext:value-type="float">
            <text:p>0,049672175635394</text:p>
          </table:table-cell>
          <table:table-cell table:number-columns-repeated="1010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[rf.A205]*analyze_resolution" office:value-type="float" office:value="-3.9" calcext:value-type="float">
            <text:p>-3,9</text:p>
          </table:table-cell>
          <table:table-cell table:formula="of:=RADIANS(-[rf.B205])" office:value-type="float" office:value="0.0680678408277788" calcext:value-type="float">
            <text:p>0,068067840827779</text:p>
          </table:table-cell>
          <table:table-cell table:formula="of:=COS([rf.$B$6])*servo_saver_arm_length*COS([rf.C205])-SIN([rf.$B$6])*servo_saver_arm_length*SIN([rf.C205])+[rf.$B$24]" office:value-type="float" office:value="358.96294846137" calcext:value-type="float">
            <text:p>358,96294846137</text:p>
          </table:table-cell>
          <table:table-cell table:formula="of:=COS([rf.$B$6])*servo_saver_arm_length*SIN([rf.C205])+SIN([rf.$B$6])*servo_saver_arm_length*COS([rf.C205])+[rf.$C$24]" office:value-type="float" office:value="1.08824465064397" calcext:value-type="float">
            <text:p>1,08824465064397</text:p>
          </table:table-cell>
          <table:table-cell table:formula="of:=[$rf.D205]-[$rf.$B$14]" office:value-type="float" office:value="58.9629484613697" calcext:value-type="float">
            <text:p>58,9629484613697</text:p>
          </table:table-cell>
          <table:table-cell table:formula="of:=[rf.E205]-[$rf.$C$14]" office:value-type="float" office:value="96.088244650644" calcext:value-type="float">
            <text:p>96,088244650644</text:p>
          </table:table-cell>
          <table:table-cell table:style-name="Default" table:formula="of:=SQRT([rf.F205]^2+[rf.G205]^2)" office:value-type="float" office:value="112.736773287602" calcext:value-type="float">
            <text:p>112,736773287602</text:p>
          </table:table-cell>
          <table:table-cell table:formula="of:=([rf.H205]^2-[rf.$B$42]^2+[rf.$B$43]^2)/(2*[rf.H205])" office:value-type="float" office:value="5.53305771032031" calcext:value-type="float">
            <text:p>5,53305771032031</text:p>
          </table:table-cell>
          <table:table-cell table:formula="of:=ACOS([rf.I205]/[rf.$B$43])" office:value-type="float" office:value="1.30416952138604" calcext:value-type="float">
            <text:p>1,30416952138604</text:p>
          </table:table-cell>
          <table:table-cell table:style-name="ce17" table:formula="of:=ASIN([rf.F205]/[rf.H205])" office:value-type="float" office:value="0.550383735730519" calcext:value-type="float">
            <text:p>0,550383735730519</text:p>
          </table:table-cell>
          <table:table-cell table:style-name="ce17" table:formula="of:=IF(0.5*PI()-[rf.$B$9]&gt;[rf.K205];1;-1)" office:value-type="float" office:value="1" calcext:value-type="float">
            <text:p>1</text:p>
          </table:table-cell>
          <table:table-cell table:style-name="ce17" table:formula="of:=0.5*PI()-([rf.J205]*[rf.L205]+[rf.K205])" office:value-type="float" office:value="-0.283756930321661" calcext:value-type="float">
            <text:p>-0,283756930321661</text:p>
          </table:table-cell>
          <table:table-cell table:style-name="ce17" table:formula="of:=[rf.M205]-[rf.$B$8]" office:value-type="float" office:value="0.0478556275572617" calcext:value-type="float">
            <text:p>0,047855627557262</text:p>
          </table:table-cell>
          <table:table-cell table:number-columns-repeated="1010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rf.A206]*analyze_resolution" office:value-type="float" office:value="-3.75" calcext:value-type="float">
            <text:p>-3,75</text:p>
          </table:table-cell>
          <table:table-cell table:formula="of:=RADIANS(-[rf.B206])" office:value-type="float" office:value="0.0654498469497874" calcext:value-type="float">
            <text:p>0,065449846949787</text:p>
          </table:table-cell>
          <table:table-cell table:formula="of:=COS([rf.$B$6])*servo_saver_arm_length*COS([rf.C206])-SIN([rf.$B$6])*servo_saver_arm_length*SIN([rf.C206])+[rf.$B$24]" office:value-type="float" office:value="358.965742771818" calcext:value-type="float">
            <text:p>358,965742771818</text:p>
          </table:table-cell>
          <table:table-cell table:formula="of:=COS([rf.$B$6])*servo_saver_arm_length*SIN([rf.C206])+SIN([rf.$B$6])*servo_saver_arm_length*COS([rf.C206])+[rf.$C$24]" office:value-type="float" office:value="1.04645006768229" calcext:value-type="float">
            <text:p>1,04645006768229</text:p>
          </table:table-cell>
          <table:table-cell table:formula="of:=[$rf.D206]-[$rf.$B$14]" office:value-type="float" office:value="58.9657427718177" calcext:value-type="float">
            <text:p>58,9657427718177</text:p>
          </table:table-cell>
          <table:table-cell table:formula="of:=[rf.E206]-[$rf.$C$14]" office:value-type="float" office:value="96.0464500676823" calcext:value-type="float">
            <text:p>96,0464500676823</text:p>
          </table:table-cell>
          <table:table-cell table:style-name="Default" table:formula="of:=SQRT([rf.F206]^2+[rf.G206]^2)" office:value-type="float" office:value="112.702614837616" calcext:value-type="float">
            <text:p>112,702614837616</text:p>
          </table:table-cell>
          <table:table-cell table:formula="of:=([rf.H206]^2-[rf.$B$42]^2+[rf.$B$43]^2)/(2*[rf.H206])" office:value-type="float" office:value="5.50057106959503" calcext:value-type="float">
            <text:p>5,50057106959503</text:p>
          </table:table-cell>
          <table:table-cell table:formula="of:=ACOS([rf.I206]/[rf.$B$43])" office:value-type="float" office:value="1.30577281856348" calcext:value-type="float">
            <text:p>1,30577281856348</text:p>
          </table:table-cell>
          <table:table-cell table:style-name="ce17" table:formula="of:=ASIN([rf.F206]/[rf.H206])" office:value-type="float" office:value="0.550598822343692" calcext:value-type="float">
            <text:p>0,550598822343692</text:p>
          </table:table-cell>
          <table:table-cell table:style-name="ce17" table:formula="of:=IF(0.5*PI()-[rf.$B$9]&gt;[rf.K206];1;-1)" office:value-type="float" office:value="1" calcext:value-type="float">
            <text:p>1</text:p>
          </table:table-cell>
          <table:table-cell table:style-name="ce17" table:formula="of:=0.5*PI()-([rf.J206]*[rf.L206]+[rf.K206])" office:value-type="float" office:value="-0.285575314112275" calcext:value-type="float">
            <text:p>-0,285575314112275</text:p>
          </table:table-cell>
          <table:table-cell table:style-name="ce17" table:formula="of:=[rf.M206]-[rf.$B$8]" office:value-type="float" office:value="0.0460372437666474" calcext:value-type="float">
            <text:p>0,046037243766648</text:p>
          </table:table-cell>
          <table:table-cell table:number-columns-repeated="10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[rf.A207]*analyze_resolution" office:value-type="float" office:value="-3.6" calcext:value-type="float">
            <text:p>-3,6</text:p>
          </table:table-cell>
          <table:table-cell table:formula="of:=RADIANS(-[rf.B207])" office:value-type="float" office:value="0.0628318530717959" calcext:value-type="float">
            <text:p>0,062831853071796</text:p>
          </table:table-cell>
          <table:table-cell table:formula="of:=COS([rf.$B$6])*servo_saver_arm_length*COS([rf.C207])-SIN([rf.$B$6])*servo_saver_arm_length*SIN([rf.C207])+[rf.$B$24]" office:value-type="float" office:value="358.968427654852" calcext:value-type="float">
            <text:p>358,968427654852</text:p>
          </table:table-cell>
          <table:table-cell table:formula="of:=COS([rf.$B$6])*servo_saver_arm_length*SIN([rf.C207])+SIN([rf.$B$6])*servo_saver_arm_length*COS([rf.C207])+[rf.$C$24]" office:value-type="float" office:value="1.00464831246901" calcext:value-type="float">
            <text:p>1,00464831246901</text:p>
          </table:table-cell>
          <table:table-cell table:formula="of:=[$rf.D207]-[$rf.$B$14]" office:value-type="float" office:value="58.9684276548524" calcext:value-type="float">
            <text:p>58,9684276548524</text:p>
          </table:table-cell>
          <table:table-cell table:formula="of:=[rf.E207]-[$rf.$C$14]" office:value-type="float" office:value="96.004648312469" calcext:value-type="float">
            <text:p>96,004648312469</text:p>
          </table:table-cell>
          <table:table-cell table:style-name="Default" table:formula="of:=SQRT([rf.F207]^2+[rf.G207]^2)" office:value-type="float" office:value="112.668398221003" calcext:value-type="float">
            <text:p>112,668398221003</text:p>
          </table:table-cell>
          <table:table-cell table:formula="of:=([rf.H207]^2-[rf.$B$42]^2+[rf.$B$43]^2)/(2*[rf.H207])" office:value-type="float" office:value="5.46801974285893" calcext:value-type="float">
            <text:p>5,46801974285893</text:p>
          </table:table-cell>
          <table:table-cell table:formula="of:=ACOS([rf.I207]/[rf.$B$43])" office:value-type="float" office:value="1.30737860870899" calcext:value-type="float">
            <text:p>1,30737860870899</text:p>
          </table:table-cell>
          <table:table-cell table:style-name="ce17" table:formula="of:=ASIN([rf.F207]/[rf.H207])" office:value-type="float" office:value="0.550813245095282" calcext:value-type="float">
            <text:p>0,550813245095282</text:p>
          </table:table-cell>
          <table:table-cell table:style-name="ce17" table:formula="of:=IF(0.5*PI()-[rf.$B$9]&gt;[rf.K207];1;-1)" office:value-type="float" office:value="1" calcext:value-type="float">
            <text:p>1</text:p>
          </table:table-cell>
          <table:table-cell table:style-name="ce17" table:formula="of:=0.5*PI()-([rf.J207]*[rf.L207]+[rf.K207])" office:value-type="float" office:value="-0.28739552700937" calcext:value-type="float">
            <text:p>-0,28739552700937</text:p>
          </table:table-cell>
          <table:table-cell table:style-name="ce17" table:formula="of:=[rf.M207]-[rf.$B$8]" office:value-type="float" office:value="0.0442170308695522" calcext:value-type="float">
            <text:p>0,044217030869552</text:p>
          </table:table-cell>
          <table:table-cell table:number-columns-repeated="10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[rf.A208]*analyze_resolution" office:value-type="float" office:value="-3.45" calcext:value-type="float">
            <text:p>-3,45</text:p>
          </table:table-cell>
          <table:table-cell table:formula="of:=RADIANS(-[rf.B208])" office:value-type="float" office:value="0.0602138591938044" calcext:value-type="float">
            <text:p>0,060213859193804</text:p>
          </table:table-cell>
          <table:table-cell table:formula="of:=COS([rf.$B$6])*servo_saver_arm_length*COS([rf.C208])-SIN([rf.$B$6])*servo_saver_arm_length*SIN([rf.C208])+[rf.$B$24]" office:value-type="float" office:value="358.971003092072" calcext:value-type="float">
            <text:p>358,971003092072</text:p>
          </table:table-cell>
          <table:table-cell table:formula="of:=COS([rf.$B$6])*servo_saver_arm_length*SIN([rf.C208])+SIN([rf.$B$6])*servo_saver_arm_length*COS([rf.C208])+[rf.$C$24]" office:value-type="float" office:value="0.962839671508695" calcext:value-type="float">
            <text:p>0,962839671508695</text:p>
          </table:table-cell>
          <table:table-cell table:formula="of:=[$rf.D208]-[$rf.$B$14]" office:value-type="float" office:value="58.9710030920718" calcext:value-type="float">
            <text:p>58,9710030920718</text:p>
          </table:table-cell>
          <table:table-cell table:formula="of:=[rf.E208]-[$rf.$C$14]" office:value-type="float" office:value="95.9628396715087" calcext:value-type="float">
            <text:p>95,9628396715087</text:p>
          </table:table-cell>
          <table:table-cell table:style-name="Default" table:formula="of:=SQRT([rf.F208]^2+[rf.G208]^2)" office:value-type="float" office:value="112.634123619376" calcext:value-type="float">
            <text:p>112,634123619376</text:p>
          </table:table-cell>
          <table:table-cell table:formula="of:=([rf.H208]^2-[rf.$B$42]^2+[rf.$B$43]^2)/(2*[rf.H208])" office:value-type="float" office:value="5.43540384658903" calcext:value-type="float">
            <text:p>5,43540384658903</text:p>
          </table:table-cell>
          <table:table-cell table:formula="of:=ACOS([rf.I208]/[rf.$B$43])" office:value-type="float" office:value="1.30898688697129" calcext:value-type="float">
            <text:p>1,30898688697129</text:p>
          </table:table-cell>
          <table:table-cell table:style-name="ce17" table:formula="of:=ASIN([rf.F208]/[rf.H208])" office:value-type="float" office:value="0.551027002251516" calcext:value-type="float">
            <text:p>0,551027002251516</text:p>
          </table:table-cell>
          <table:table-cell table:style-name="ce17" table:formula="of:=IF(0.5*PI()-[rf.$B$9]&gt;[rf.K208];1;-1)" office:value-type="float" office:value="1" calcext:value-type="float">
            <text:p>1</text:p>
          </table:table-cell>
          <table:table-cell table:style-name="ce17" table:formula="of:=0.5*PI()-([rf.J208]*[rf.L208]+[rf.K208])" office:value-type="float" office:value="-0.289217562427906" calcext:value-type="float">
            <text:p>-0,289217562427906</text:p>
          </table:table-cell>
          <table:table-cell table:style-name="ce17" table:formula="of:=[rf.M208]-[rf.$B$8]" office:value-type="float" office:value="0.0423949954510168" calcext:value-type="float">
            <text:p>0,042394995451017</text:p>
          </table:table-cell>
          <table:table-cell table:number-columns-repeated="10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rf.A209]*analyze_resolution" office:value-type="float" office:value="-3.3" calcext:value-type="float">
            <text:p>-3,3</text:p>
          </table:table-cell>
          <table:table-cell table:formula="of:=RADIANS(-[rf.B209])" office:value-type="float" office:value="0.0575958653158129" calcext:value-type="float">
            <text:p>0,057595865315813</text:p>
          </table:table-cell>
          <table:table-cell table:formula="of:=COS([rf.$B$6])*servo_saver_arm_length*COS([rf.C209])-SIN([rf.$B$6])*servo_saver_arm_length*SIN([rf.C209])+[rf.$B$24]" office:value-type="float" office:value="358.973469065824" calcext:value-type="float">
            <text:p>358,973469065824</text:p>
          </table:table-cell>
          <table:table-cell table:formula="of:=COS([rf.$B$6])*servo_saver_arm_length*SIN([rf.C209])+SIN([rf.$B$6])*servo_saver_arm_length*COS([rf.C209])+[rf.$C$24]" office:value-type="float" office:value="0.921024431353076" calcext:value-type="float">
            <text:p>0,921024431353076</text:p>
          </table:table-cell>
          <table:table-cell table:formula="of:=[$rf.D209]-[$rf.$B$14]" office:value-type="float" office:value="58.9734690658245" calcext:value-type="float">
            <text:p>58,9734690658245</text:p>
          </table:table-cell>
          <table:table-cell table:formula="of:=[rf.E209]-[$rf.$C$14]" office:value-type="float" office:value="95.9210244313531" calcext:value-type="float">
            <text:p>95,9210244313531</text:p>
          </table:table-cell>
          <table:table-cell table:style-name="Default" table:formula="of:=SQRT([rf.F209]^2+[rf.G209]^2)" office:value-type="float" office:value="112.599791214806" calcext:value-type="float">
            <text:p>112,599791214806</text:p>
          </table:table-cell>
          <table:table-cell table:formula="of:=([rf.H209]^2-[rf.$B$42]^2+[rf.$B$43]^2)/(2*[rf.H209])" office:value-type="float" office:value="5.40272349771928" calcext:value-type="float">
            <text:p>5,40272349771928</text:p>
          </table:table-cell>
          <table:table-cell table:formula="of:=ACOS([rf.I209]/[rf.$B$43])" office:value-type="float" office:value="1.31059764852032" calcext:value-type="float">
            <text:p>1,31059764852032</text:p>
          </table:table-cell>
          <table:table-cell table:style-name="ce17" table:formula="of:=ASIN([rf.F209]/[rf.H209])" office:value-type="float" office:value="0.551240092078337" calcext:value-type="float">
            <text:p>0,551240092078337</text:p>
          </table:table-cell>
          <table:table-cell table:style-name="ce17" table:formula="of:=IF(0.5*PI()-[rf.$B$9]&gt;[rf.K209];1;-1)" office:value-type="float" office:value="1" calcext:value-type="float">
            <text:p>1</text:p>
          </table:table-cell>
          <table:table-cell table:style-name="ce17" table:formula="of:=0.5*PI()-([rf.J209]*[rf.L209]+[rf.K209])" office:value-type="float" office:value="-0.291041413803757" calcext:value-type="float">
            <text:p>-0,291041413803757</text:p>
          </table:table-cell>
          <table:table-cell table:style-name="ce17" table:formula="of:=[rf.M209]-[rf.$B$8]" office:value-type="float" office:value="0.0405711440751657" calcext:value-type="float">
            <text:p>0,040571144075166</text:p>
          </table:table-cell>
          <table:table-cell table:number-columns-repeated="10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[rf.A210]*analyze_resolution" office:value-type="float" office:value="-3.15" calcext:value-type="float">
            <text:p>-3,15</text:p>
          </table:table-cell>
          <table:table-cell table:formula="of:=RADIANS(-[rf.B210])" office:value-type="float" office:value="0.0549778714378214" calcext:value-type="float">
            <text:p>0,054977871437821</text:p>
          </table:table-cell>
          <table:table-cell table:formula="of:=COS([rf.$B$6])*servo_saver_arm_length*COS([rf.C210])-SIN([rf.$B$6])*servo_saver_arm_length*SIN([rf.C210])+[rf.$B$24]" office:value-type="float" office:value="358.975825559209" calcext:value-type="float">
            <text:p>358,975825559209</text:p>
          </table:table-cell>
          <table:table-cell table:formula="of:=COS([rf.$B$6])*servo_saver_arm_length*SIN([rf.C210])+SIN([rf.$B$6])*servo_saver_arm_length*COS([rf.C210])+[rf.$C$24]" office:value-type="float" office:value="0.879202878599132" calcext:value-type="float">
            <text:p>0,879202878599132</text:p>
          </table:table-cell>
          <table:table-cell table:formula="of:=[$rf.D210]-[$rf.$B$14]" office:value-type="float" office:value="58.9758255592086" calcext:value-type="float">
            <text:p>58,9758255592086</text:p>
          </table:table-cell>
          <table:table-cell table:formula="of:=[rf.E210]-[$rf.$C$14]" office:value-type="float" office:value="95.8792028785991" calcext:value-type="float">
            <text:p>95,8792028785991</text:p>
          </table:table-cell>
          <table:table-cell table:style-name="Default" table:formula="of:=SQRT([rf.F210]^2+[rf.G210]^2)" office:value-type="float" office:value="112.565401189823" calcext:value-type="float">
            <text:p>112,565401189823</text:p>
          </table:table-cell>
          <table:table-cell table:formula="of:=([rf.H210]^2-[rf.$B$42]^2+[rf.$B$43]^2)/(2*[rf.H210])" office:value-type="float" office:value="5.36997881364157" calcext:value-type="float">
            <text:p>5,36997881364157</text:p>
          </table:table-cell>
          <table:table-cell table:formula="of:=ACOS([rf.I210]/[rf.$B$43])" office:value-type="float" office:value="1.31221088854718" calcext:value-type="float">
            <text:p>1,31221088854718</text:p>
          </table:table-cell>
          <table:table-cell table:style-name="ce17" table:formula="of:=ASIN([rf.F210]/[rf.H210])" office:value-type="float" office:value="0.551452512841408" calcext:value-type="float">
            <text:p>0,551452512841408</text:p>
          </table:table-cell>
          <table:table-cell table:style-name="ce17" table:formula="of:=IF(0.5*PI()-[rf.$B$9]&gt;[rf.K210];1;-1)" office:value-type="float" office:value="1" calcext:value-type="float">
            <text:p>1</text:p>
          </table:table-cell>
          <table:table-cell table:style-name="ce17" table:formula="of:=0.5*PI()-([rf.J210]*[rf.L210]+[rf.K210])" office:value-type="float" office:value="-0.292867074593695" calcext:value-type="float">
            <text:p>-0,292867074593695</text:p>
          </table:table-cell>
          <table:table-cell table:style-name="ce17" table:formula="of:=[rf.M210]-[rf.$B$8]" office:value-type="float" office:value="0.0387454832852279" calcext:value-type="float">
            <text:p>0,038745483285228</text:p>
          </table:table-cell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rf.A211]*analyze_resolution" office:value-type="float" office:value="-3" calcext:value-type="float">
            <text:p>-3</text:p>
          </table:table-cell>
          <table:table-cell table:formula="of:=RADIANS(-[rf.B211])" office:value-type="float" office:value="0.0523598775598299" calcext:value-type="float">
            <text:p>0,05235987755983</text:p>
          </table:table-cell>
          <table:table-cell table:formula="of:=COS([rf.$B$6])*servo_saver_arm_length*COS([rf.C211])-SIN([rf.$B$6])*servo_saver_arm_length*SIN([rf.C211])+[rf.$B$24]" office:value-type="float" office:value="358.978072556073" calcext:value-type="float">
            <text:p>358,978072556073</text:p>
          </table:table-cell>
          <table:table-cell table:formula="of:=COS([rf.$B$6])*servo_saver_arm_length*SIN([rf.C211])+SIN([rf.$B$6])*servo_saver_arm_length*COS([rf.C211])+[rf.$C$24]" office:value-type="float" office:value="0.837375299887101" calcext:value-type="float">
            <text:p>0,837375299887101</text:p>
          </table:table-cell>
          <table:table-cell table:formula="of:=[$rf.D211]-[$rf.$B$14]" office:value-type="float" office:value="58.9780725560732" calcext:value-type="float">
            <text:p>58,9780725560732</text:p>
          </table:table-cell>
          <table:table-cell table:formula="of:=[rf.E211]-[$rf.$C$14]" office:value-type="float" office:value="95.8373752998871" calcext:value-type="float">
            <text:p>95,8373752998871</text:p>
          </table:table-cell>
          <table:table-cell table:style-name="Default" table:formula="of:=SQRT([rf.F211]^2+[rf.G211]^2)" office:value-type="float" office:value="112.530953727412" calcext:value-type="float">
            <text:p>112,530953727412</text:p>
          </table:table-cell>
          <table:table-cell table:formula="of:=([rf.H211]^2-[rf.$B$42]^2+[rf.$B$43]^2)/(2*[rf.H211])" office:value-type="float" office:value="5.33716991220741" calcext:value-type="float">
            <text:p>5,33716991220741</text:p>
          </table:table-cell>
          <table:table-cell table:formula="of:=ACOS([rf.I211]/[rf.$B$43])" office:value-type="float" office:value="1.31382660226412" calcext:value-type="float">
            <text:p>1,31382660226412</text:p>
          </table:table-cell>
          <table:table-cell table:style-name="ce17" table:formula="of:=ASIN([rf.F211]/[rf.H211])" office:value-type="float" office:value="0.551664262806121" calcext:value-type="float">
            <text:p>0,551664262806121</text:p>
          </table:table-cell>
          <table:table-cell table:style-name="ce17" table:formula="of:=IF(0.5*PI()-[rf.$B$9]&gt;[rf.K211];1;-1)" office:value-type="float" office:value="1" calcext:value-type="float">
            <text:p>1</text:p>
          </table:table-cell>
          <table:table-cell table:style-name="ce17" table:formula="of:=0.5*PI()-([rf.J211]*[rf.L211]+[rf.K211])" office:value-type="float" office:value="-0.294694538275345" calcext:value-type="float">
            <text:p>-0,294694538275345</text:p>
          </table:table-cell>
          <table:table-cell table:style-name="ce17" table:formula="of:=[rf.M211]-[rf.$B$8]" office:value-type="float" office:value="0.0369180196035777" calcext:value-type="float">
            <text:p>0,036918019603578</text:p>
          </table:table-cell>
          <table:table-cell table:number-columns-repeated="1010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rf.A212]*analyze_resolution" office:value-type="float" office:value="-2.85" calcext:value-type="float">
            <text:p>-2,85</text:p>
          </table:table-cell>
          <table:table-cell table:formula="of:=RADIANS(-[rf.B212])" office:value-type="float" office:value="0.0497418836818384" calcext:value-type="float">
            <text:p>0,049741883681838</text:p>
          </table:table-cell>
          <table:table-cell table:formula="of:=COS([rf.$B$6])*servo_saver_arm_length*COS([rf.C212])-SIN([rf.$B$6])*servo_saver_arm_length*SIN([rf.C212])+[rf.$B$24]" office:value-type="float" office:value="358.980210041018" calcext:value-type="float">
            <text:p>358,980210041018</text:p>
          </table:table-cell>
          <table:table-cell table:formula="of:=COS([rf.$B$6])*servo_saver_arm_length*SIN([rf.C212])+SIN([rf.$B$6])*servo_saver_arm_length*COS([rf.C212])+[rf.$C$24]" office:value-type="float" office:value="0.795541981898526" calcext:value-type="float">
            <text:p>0,795541981898526</text:p>
          </table:table-cell>
          <table:table-cell table:formula="of:=[$rf.D212]-[$rf.$B$14]" office:value-type="float" office:value="58.9802100410175" calcext:value-type="float">
            <text:p>58,9802100410175</text:p>
          </table:table-cell>
          <table:table-cell table:formula="of:=[rf.E212]-[$rf.$C$14]" office:value-type="float" office:value="95.7955419818985" calcext:value-type="float">
            <text:p>95,7955419818985</text:p>
          </table:table-cell>
          <table:table-cell table:style-name="Default" table:formula="of:=SQRT([rf.F212]^2+[rf.G212]^2)" office:value-type="float" office:value="112.496449011016" calcext:value-type="float">
            <text:p>112,496449011016</text:p>
          </table:table-cell>
          <table:table-cell table:formula="of:=([rf.H212]^2-[rf.$B$42]^2+[rf.$B$43]^2)/(2*[rf.H212])" office:value-type="float" office:value="5.30429691172923" calcext:value-type="float">
            <text:p>5,30429691172923</text:p>
          </table:table-cell>
          <table:table-cell table:formula="of:=ACOS([rf.I212]/[rf.$B$43])" office:value-type="float" office:value="1.31544478490444" calcext:value-type="float">
            <text:p>1,31544478490444</text:p>
          </table:table-cell>
          <table:table-cell table:style-name="ce17" table:formula="of:=ASIN([rf.F212]/[rf.H212])" office:value-type="float" office:value="0.551875340237606" calcext:value-type="float">
            <text:p>0,551875340237606</text:p>
          </table:table-cell>
          <table:table-cell table:style-name="ce17" table:formula="of:=IF(0.5*PI()-[rf.$B$9]&gt;[rf.K212];1;-1)" office:value-type="float" office:value="1" calcext:value-type="float">
            <text:p>1</text:p>
          </table:table-cell>
          <table:table-cell table:style-name="ce17" table:formula="of:=0.5*PI()-([rf.J212]*[rf.L212]+[rf.K212])" office:value-type="float" office:value="-0.296523798347153" calcext:value-type="float">
            <text:p>-0,296523798347153</text:p>
          </table:table-cell>
          <table:table-cell table:style-name="ce17" table:formula="of:=[rf.M212]-[rf.$B$8]" office:value-type="float" office:value="0.0350887595317695" calcext:value-type="float">
            <text:p>0,03508875953177</text:p>
          </table:table-cell>
          <table:table-cell table:number-columns-repeated="1010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rf.A213]*analyze_resolution" office:value-type="float" office:value="-2.7" calcext:value-type="float">
            <text:p>-2,7</text:p>
          </table:table-cell>
          <table:table-cell table:formula="of:=RADIANS(-[rf.B213])" office:value-type="float" office:value="0.0471238898038469" calcext:value-type="float">
            <text:p>0,047123889803847</text:p>
          </table:table-cell>
          <table:table-cell table:formula="of:=COS([rf.$B$6])*servo_saver_arm_length*COS([rf.C213])-SIN([rf.$B$6])*servo_saver_arm_length*SIN([rf.C213])+[rf.$B$24]" office:value-type="float" office:value="358.982237999392" calcext:value-type="float">
            <text:p>358,982237999392</text:p>
          </table:table-cell>
          <table:table-cell table:formula="of:=COS([rf.$B$6])*servo_saver_arm_length*SIN([rf.C213])+SIN([rf.$B$6])*servo_saver_arm_length*COS([rf.C213])+[rf.$C$24]" office:value-type="float" office:value="0.753703211354283" calcext:value-type="float">
            <text:p>0,753703211354283</text:p>
          </table:table-cell>
          <table:table-cell table:formula="of:=[$rf.D213]-[$rf.$B$14]" office:value-type="float" office:value="58.9822379993916" calcext:value-type="float">
            <text:p>58,9822379993916</text:p>
          </table:table-cell>
          <table:table-cell table:formula="of:=[rf.E213]-[$rf.$C$14]" office:value-type="float" office:value="95.7537032113543" calcext:value-type="float">
            <text:p>95,7537032113543</text:p>
          </table:table-cell>
          <table:table-cell table:style-name="Default" table:formula="of:=SQRT([rf.F213]^2+[rf.G213]^2)" office:value-type="float" office:value="112.461887224539" calcext:value-type="float">
            <text:p>112,461887224539</text:p>
          </table:table-cell>
          <table:table-cell table:formula="of:=([rf.H213]^2-[rf.$B$42]^2+[rf.$B$43]^2)/(2*[rf.H213])" office:value-type="float" office:value="5.2713599309817" calcext:value-type="float">
            <text:p>5,2713599309817</text:p>
          </table:table-cell>
          <table:table-cell table:formula="of:=ACOS([rf.I213]/[rf.$B$43])" office:value-type="float" office:value="1.31706543172252" calcext:value-type="float">
            <text:p>1,31706543172252</text:p>
          </table:table-cell>
          <table:table-cell table:style-name="ce17" table:formula="of:=ASIN([rf.F213]/[rf.H213])" office:value-type="float" office:value="0.552085743400739" calcext:value-type="float">
            <text:p>0,552085743400739</text:p>
          </table:table-cell>
          <table:table-cell table:style-name="ce17" table:formula="of:=IF(0.5*PI()-[rf.$B$9]&gt;[rf.K213];1;-1)" office:value-type="float" office:value="1" calcext:value-type="float">
            <text:p>1</text:p>
          </table:table-cell>
          <table:table-cell table:style-name="ce17" table:formula="of:=0.5*PI()-([rf.J213]*[rf.L213]+[rf.K213])" office:value-type="float" office:value="-0.298354848328358" calcext:value-type="float">
            <text:p>-0,298354848328358</text:p>
          </table:table-cell>
          <table:table-cell table:style-name="ce17" table:formula="of:=[rf.M213]-[rf.$B$8]" office:value-type="float" office:value="0.0332577095505642" calcext:value-type="float">
            <text:p>0,033257709550564</text:p>
          </table:table-cell>
          <table:table-cell table:number-columns-repeated="10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rf.A214]*analyze_resolution" office:value-type="float" office:value="-2.55" calcext:value-type="float">
            <text:p>-2,55</text:p>
          </table:table-cell>
          <table:table-cell table:formula="of:=RADIANS(-[rf.B214])" office:value-type="float" office:value="0.0445058959258554" calcext:value-type="float">
            <text:p>0,044505895925855</text:p>
          </table:table-cell>
          <table:table-cell table:formula="of:=COS([rf.$B$6])*servo_saver_arm_length*COS([rf.C214])-SIN([rf.$B$6])*servo_saver_arm_length*SIN([rf.C214])+[rf.$B$24]" office:value-type="float" office:value="358.984156417296" calcext:value-type="float">
            <text:p>358,984156417296</text:p>
          </table:table-cell>
          <table:table-cell table:formula="of:=COS([rf.$B$6])*servo_saver_arm_length*SIN([rf.C214])+SIN([rf.$B$6])*servo_saver_arm_length*COS([rf.C214])+[rf.$C$24]" office:value-type="float" office:value="0.71185927501262" calcext:value-type="float">
            <text:p>0,71185927501262</text:p>
          </table:table-cell>
          <table:table-cell table:formula="of:=[$rf.D214]-[$rf.$B$14]" office:value-type="float" office:value="58.9841564172958" calcext:value-type="float">
            <text:p>58,9841564172958</text:p>
          </table:table-cell>
          <table:table-cell table:formula="of:=[rf.E214]-[$rf.$C$14]" office:value-type="float" office:value="95.7118592750126" calcext:value-type="float">
            <text:p>95,7118592750126</text:p>
          </table:table-cell>
          <table:table-cell table:style-name="Default" table:formula="of:=SQRT([rf.F214]^2+[rf.G214]^2)" office:value-type="float" office:value="112.427268552339" calcext:value-type="float">
            <text:p>112,427268552339</text:p>
          </table:table-cell>
          <table:table-cell table:formula="of:=([rf.H214]^2-[rf.$B$42]^2+[rf.$B$43]^2)/(2*[rf.H214])" office:value-type="float" office:value="5.23835908920327" calcext:value-type="float">
            <text:p>5,23835908920327</text:p>
          </table:table-cell>
          <table:table-cell table:formula="of:=ACOS([rf.I214]/[rf.$B$43])" office:value-type="float" office:value="1.3186885379937" calcext:value-type="float">
            <text:p>1,3186885379937</text:p>
          </table:table-cell>
          <table:table-cell table:style-name="ce17" table:formula="of:=ASIN([rf.F214]/[rf.H214])" office:value-type="float" office:value="0.552295470560151" calcext:value-type="float">
            <text:p>0,552295470560151</text:p>
          </table:table-cell>
          <table:table-cell table:style-name="ce17" table:formula="of:=IF(0.5*PI()-[rf.$B$9]&gt;[rf.K214];1;-1)" office:value-type="float" office:value="1" calcext:value-type="float">
            <text:p>1</text:p>
          </table:table-cell>
          <table:table-cell table:style-name="ce17" table:formula="of:=0.5*PI()-([rf.J214]*[rf.L214]+[rf.K214])" office:value-type="float" office:value="-0.30018768175895" calcext:value-type="float">
            <text:p>-0,30018768175895</text:p>
          </table:table-cell>
          <table:table-cell table:style-name="ce17" table:formula="of:=[rf.M214]-[rf.$B$8]" office:value-type="float" office:value="0.0314248761199722" calcext:value-type="float">
            <text:p>0,031424876119972</text:p>
          </table:table-cell>
          <table:table-cell table:number-columns-repeated="10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rf.A215]*analyze_resolution" office:value-type="float" office:value="-2.4" calcext:value-type="float">
            <text:p>-2,4</text:p>
          </table:table-cell>
          <table:table-cell table:formula="of:=RADIANS(-[rf.B215])" office:value-type="float" office:value="0.0418879020478639" calcext:value-type="float">
            <text:p>0,041887902047864</text:p>
          </table:table-cell>
          <table:table-cell table:formula="of:=COS([rf.$B$6])*servo_saver_arm_length*COS([rf.C215])-SIN([rf.$B$6])*servo_saver_arm_length*SIN([rf.C215])+[rf.$B$24]" office:value-type="float" office:value="358.985965281582" calcext:value-type="float">
            <text:p>358,985965281582</text:p>
          </table:table-cell>
          <table:table-cell table:formula="of:=COS([rf.$B$6])*servo_saver_arm_length*SIN([rf.C215])+SIN([rf.$B$6])*servo_saver_arm_length*COS([rf.C215])+[rf.$C$24]" office:value-type="float" office:value="0.670010459667194" calcext:value-type="float">
            <text:p>0,670010459667194</text:p>
          </table:table-cell>
          <table:table-cell table:formula="of:=[$rf.D215]-[$rf.$B$14]" office:value-type="float" office:value="58.9859652815817" calcext:value-type="float">
            <text:p>58,9859652815817</text:p>
          </table:table-cell>
          <table:table-cell table:formula="of:=[rf.E215]-[$rf.$C$14]" office:value-type="float" office:value="95.6700104596672" calcext:value-type="float">
            <text:p>95,6700104596672</text:p>
          </table:table-cell>
          <table:table-cell table:style-name="Default" table:formula="of:=SQRT([rf.F215]^2+[rf.G215]^2)" office:value-type="float" office:value="112.392593179234" calcext:value-type="float">
            <text:p>112,392593179234</text:p>
          </table:table-cell>
          <table:table-cell table:formula="of:=([rf.H215]^2-[rf.$B$42]^2+[rf.$B$43]^2)/(2*[rf.H215])" office:value-type="float" office:value="5.20529450609754" calcext:value-type="float">
            <text:p>5,20529450609754</text:p>
          </table:table-cell>
          <table:table-cell table:formula="of:=ACOS([rf.I215]/[rf.$B$43])" office:value-type="float" office:value="1.3203140990143" calcext:value-type="float">
            <text:p>1,3203140990143</text:p>
          </table:table-cell>
          <table:table-cell table:style-name="ce17" table:formula="of:=ASIN([rf.F215]/[rf.H215])" office:value-type="float" office:value="0.552504519980235" calcext:value-type="float">
            <text:p>0,552504519980235</text:p>
          </table:table-cell>
          <table:table-cell table:style-name="ce17" table:formula="of:=IF(0.5*PI()-[rf.$B$9]&gt;[rf.K215];1;-1)" office:value-type="float" office:value="1" calcext:value-type="float">
            <text:p>1</text:p>
          </table:table-cell>
          <table:table-cell table:style-name="ce17" table:formula="of:=0.5*PI()-([rf.J215]*[rf.L215]+[rf.K215])" office:value-type="float" office:value="-0.302022292199633" calcext:value-type="float">
            <text:p>-0,302022292199633</text:p>
          </table:table-cell>
          <table:table-cell table:style-name="ce17" table:formula="of:=[rf.M215]-[rf.$B$8]" office:value-type="float" office:value="0.0295902656792892" calcext:value-type="float">
            <text:p>0,029590265679289</text:p>
          </table:table-cell>
          <table:table-cell table:number-columns-repeated="10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rf.A216]*analyze_resolution" office:value-type="float" office:value="-2.25" calcext:value-type="float">
            <text:p>-2,25</text:p>
          </table:table-cell>
          <table:table-cell table:formula="of:=RADIANS(-[rf.B216])" office:value-type="float" office:value="0.0392699081698724" calcext:value-type="float">
            <text:p>0,039269908169873</text:p>
          </table:table-cell>
          <table:table-cell table:formula="of:=COS([rf.$B$6])*servo_saver_arm_length*COS([rf.C216])-SIN([rf.$B$6])*servo_saver_arm_length*SIN([rf.C216])+[rf.$B$24]" office:value-type="float" office:value="358.987664579852" calcext:value-type="float">
            <text:p>358,987664579852</text:p>
          </table:table-cell>
          <table:table-cell table:formula="of:=COS([rf.$B$6])*servo_saver_arm_length*SIN([rf.C216])+SIN([rf.$B$6])*servo_saver_arm_length*COS([rf.C216])+[rf.$C$24]" office:value-type="float" office:value="0.628157052145098" calcext:value-type="float">
            <text:p>0,628157052145098</text:p>
          </table:table-cell>
          <table:table-cell table:formula="of:=[$rf.D216]-[$rf.$B$14]" office:value-type="float" office:value="58.9876645798516" calcext:value-type="float">
            <text:p>58,9876645798516</text:p>
          </table:table-cell>
          <table:table-cell table:formula="of:=[rf.E216]-[$rf.$C$14]" office:value-type="float" office:value="95.6281570521451" calcext:value-type="float">
            <text:p>95,6281570521451</text:p>
          </table:table-cell>
          <table:table-cell table:style-name="Default" table:formula="of:=SQRT([rf.F216]^2+[rf.G216]^2)" office:value-type="float" office:value="112.357861290498" calcext:value-type="float">
            <text:p>112,357861290498</text:p>
          </table:table-cell>
          <table:table-cell table:formula="of:=([rf.H216]^2-[rf.$B$42]^2+[rf.$B$43]^2)/(2*[rf.H216])" office:value-type="float" office:value="5.17216630183467" calcext:value-type="float">
            <text:p>5,17216630183467</text:p>
          </table:table-cell>
          <table:table-cell table:formula="of:=ACOS([rf.I216]/[rf.$B$43])" office:value-type="float" office:value="1.32194211010154" calcext:value-type="float">
            <text:p>1,32194211010154</text:p>
          </table:table-cell>
          <table:table-cell table:style-name="ce17" table:formula="of:=ASIN([rf.F216]/[rf.H216])" office:value-type="float" office:value="0.552712889925154" calcext:value-type="float">
            <text:p>0,552712889925154</text:p>
          </table:table-cell>
          <table:table-cell table:style-name="ce17" table:formula="of:=IF(0.5*PI()-[rf.$B$9]&gt;[rf.K216];1;-1)" office:value-type="float" office:value="1" calcext:value-type="float">
            <text:p>1</text:p>
          </table:table-cell>
          <table:table-cell table:style-name="ce17" table:formula="of:=0.5*PI()-([rf.J216]*[rf.L216]+[rf.K216])" office:value-type="float" office:value="-0.303858673231795" calcext:value-type="float">
            <text:p>-0,303858673231795</text:p>
          </table:table-cell>
          <table:table-cell table:style-name="ce17" table:formula="of:=[rf.M216]-[rf.$B$8]" office:value-type="float" office:value="0.0277538846471277" calcext:value-type="float">
            <text:p>0,027753884647128</text:p>
          </table:table-cell>
          <table:table-cell table:number-columns-repeated="10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rf.A217]*analyze_resolution" office:value-type="float" office:value="-2.1" calcext:value-type="float">
            <text:p>-2,1</text:p>
          </table:table-cell>
          <table:table-cell table:formula="of:=RADIANS(-[rf.B217])" office:value-type="float" office:value="0.0366519142918809" calcext:value-type="float">
            <text:p>0,036651914291881</text:p>
          </table:table-cell>
          <table:table-cell table:formula="of:=COS([rf.$B$6])*servo_saver_arm_length*COS([rf.C217])-SIN([rf.$B$6])*servo_saver_arm_length*SIN([rf.C217])+[rf.$B$24]" office:value-type="float" office:value="358.989254300459" calcext:value-type="float">
            <text:p>358,989254300459</text:p>
          </table:table-cell>
          <table:table-cell table:formula="of:=COS([rf.$B$6])*servo_saver_arm_length*SIN([rf.C217])+SIN([rf.$B$6])*servo_saver_arm_length*COS([rf.C217])+[rf.$C$24]" office:value-type="float" office:value="0.5862993393049" calcext:value-type="float">
            <text:p>0,5862993393049</text:p>
          </table:table-cell>
          <table:table-cell table:formula="of:=[$rf.D217]-[$rf.$B$14]" office:value-type="float" office:value="58.9892543004585" calcext:value-type="float">
            <text:p>58,9892543004585</text:p>
          </table:table-cell>
          <table:table-cell table:formula="of:=[rf.E217]-[$rf.$C$14]" office:value-type="float" office:value="95.5862993393049" calcext:value-type="float">
            <text:p>95,5862993393049</text:p>
          </table:table-cell>
          <table:table-cell table:style-name="Default" table:formula="of:=SQRT([rf.F217]^2+[rf.G217]^2)" office:value-type="float" office:value="112.323073071864" calcext:value-type="float">
            <text:p>112,323073071864</text:p>
          </table:table-cell>
          <table:table-cell table:formula="of:=([rf.H217]^2-[rf.$B$42]^2+[rf.$B$43]^2)/(2*[rf.H217])" office:value-type="float" office:value="5.13897459705272" calcext:value-type="float">
            <text:p>5,13897459705272</text:p>
          </table:table-cell>
          <table:table-cell table:formula="of:=ACOS([rf.I217]/[rf.$B$43])" office:value-type="float" office:value="1.32357256659351" calcext:value-type="float">
            <text:p>1,32357256659351</text:p>
          </table:table-cell>
          <table:table-cell table:style-name="ce17" table:formula="of:=ASIN([rf.F217]/[rf.H217])" office:value-type="float" office:value="0.552920578658853" calcext:value-type="float">
            <text:p>0,552920578658853</text:p>
          </table:table-cell>
          <table:table-cell table:style-name="ce17" table:formula="of:=IF(0.5*PI()-[rf.$B$9]&gt;[rf.K217];1;-1)" office:value-type="float" office:value="1" calcext:value-type="float">
            <text:p>1</text:p>
          </table:table-cell>
          <table:table-cell table:style-name="ce17" table:formula="of:=0.5*PI()-([rf.J217]*[rf.L217]+[rf.K217])" office:value-type="float" office:value="-0.305696818457468" calcext:value-type="float">
            <text:p>-0,305696818457468</text:p>
          </table:table-cell>
          <table:table-cell table:style-name="ce17" table:formula="of:=[rf.M217]-[rf.$B$8]" office:value-type="float" office:value="0.0259157394214549" calcext:value-type="float">
            <text:p>0,025915739421455</text:p>
          </table:table-cell>
          <table:table-cell table:number-columns-repeated="1010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rf.A218]*analyze_resolution" office:value-type="float" office:value="-1.95" calcext:value-type="float">
            <text:p>-1,95</text:p>
          </table:table-cell>
          <table:table-cell table:formula="of:=RADIANS(-[rf.B218])" office:value-type="float" office:value="0.0340339204138894" calcext:value-type="float">
            <text:p>0,03403392041389</text:p>
          </table:table-cell>
          <table:table-cell table:formula="of:=COS([rf.$B$6])*servo_saver_arm_length*COS([rf.C218])-SIN([rf.$B$6])*servo_saver_arm_length*SIN([rf.C218])+[rf.$B$24]" office:value-type="float" office:value="358.990734432507" calcext:value-type="float">
            <text:p>358,990734432507</text:p>
          </table:table-cell>
          <table:table-cell table:formula="of:=COS([rf.$B$6])*servo_saver_arm_length*SIN([rf.C218])+SIN([rf.$B$6])*servo_saver_arm_length*COS([rf.C218])+[rf.$C$24]" office:value-type="float" office:value="0.544437608034679" calcext:value-type="float">
            <text:p>0,544437608034679</text:p>
          </table:table-cell>
          <table:table-cell table:formula="of:=[$rf.D218]-[$rf.$B$14]" office:value-type="float" office:value="58.9907344325068" calcext:value-type="float">
            <text:p>58,9907344325068</text:p>
          </table:table-cell>
          <table:table-cell table:formula="of:=[rf.E218]-[$rf.$C$14]" office:value-type="float" office:value="95.5444376080347" calcext:value-type="float">
            <text:p>95,5444376080347</text:p>
          </table:table-cell>
          <table:table-cell table:style-name="Default" table:formula="of:=SQRT([rf.F218]^2+[rf.G218]^2)" office:value-type="float" office:value="112.288228709523" calcext:value-type="float">
            <text:p>112,288228709523</text:p>
          </table:table-cell>
          <table:table-cell table:formula="of:=([rf.H218]^2-[rf.$B$42]^2+[rf.$B$43]^2)/(2*[rf.H218])" office:value-type="float" office:value="5.10571951285923" calcext:value-type="float">
            <text:p>5,10571951285923</text:p>
          </table:table-cell>
          <table:table-cell table:formula="of:=ACOS([rf.I218]/[rf.$B$43])" office:value-type="float" office:value="1.32520546384912" calcext:value-type="float">
            <text:p>1,32520546384912</text:p>
          </table:table-cell>
          <table:table-cell table:style-name="ce17" table:formula="of:=ASIN([rf.F218]/[rf.H218])" office:value-type="float" office:value="0.553127584445062" calcext:value-type="float">
            <text:p>0,553127584445062</text:p>
          </table:table-cell>
          <table:table-cell table:style-name="ce17" table:formula="of:=IF(0.5*PI()-[rf.$B$9]&gt;[rf.K218];1;-1)" office:value-type="float" office:value="1" calcext:value-type="float">
            <text:p>1</text:p>
          </table:table-cell>
          <table:table-cell table:style-name="ce17" table:formula="of:=0.5*PI()-([rf.J218]*[rf.L218]+[rf.K218])" office:value-type="float" office:value="-0.307536721499289" calcext:value-type="float">
            <text:p>-0,307536721499289</text:p>
          </table:table-cell>
          <table:table-cell table:style-name="ce17" table:formula="of:=[rf.M218]-[rf.$B$8]" office:value-type="float" office:value="0.0240758363796332" calcext:value-type="float">
            <text:p>0,024075836379633</text:p>
          </table:table-cell>
          <table:table-cell table:number-columns-repeated="1010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rf.A219]*analyze_resolution" office:value-type="float" office:value="-1.8" calcext:value-type="float">
            <text:p>-1,8</text:p>
          </table:table-cell>
          <table:table-cell table:formula="of:=RADIANS(-[rf.B219])" office:value-type="float" office:value="0.0314159265358979" calcext:value-type="float">
            <text:p>0,031415926535898</text:p>
          </table:table-cell>
          <table:table-cell table:formula="of:=COS([rf.$B$6])*servo_saver_arm_length*COS([rf.C219])-SIN([rf.$B$6])*servo_saver_arm_length*SIN([rf.C219])+[rf.$B$24]" office:value-type="float" office:value="358.992104965852" calcext:value-type="float">
            <text:p>358,992104965852</text:p>
          </table:table-cell>
          <table:table-cell table:formula="of:=COS([rf.$B$6])*servo_saver_arm_length*SIN([rf.C219])+SIN([rf.$B$6])*servo_saver_arm_length*COS([rf.C219])+[rf.$C$24]" office:value-type="float" office:value="0.502572145250053" calcext:value-type="float">
            <text:p>0,502572145250053</text:p>
          </table:table-cell>
          <table:table-cell table:formula="of:=[$rf.D219]-[$rf.$B$14]" office:value-type="float" office:value="58.9921049658517" calcext:value-type="float">
            <text:p>58,9921049658517</text:p>
          </table:table-cell>
          <table:table-cell table:formula="of:=[rf.E219]-[$rf.$C$14]" office:value-type="float" office:value="95.5025721452501" calcext:value-type="float">
            <text:p>95,5025721452501</text:p>
          </table:table-cell>
          <table:table-cell table:style-name="Default" table:formula="of:=SQRT([rf.F219]^2+[rf.G219]^2)" office:value-type="float" office:value="112.253328390123" calcext:value-type="float">
            <text:p>112,253328390123</text:p>
          </table:table-cell>
          <table:table-cell table:formula="of:=([rf.H219]^2-[rf.$B$42]^2+[rf.$B$43]^2)/(2*[rf.H219])" office:value-type="float" office:value="5.0724011708325" calcext:value-type="float">
            <text:p>5,0724011708325</text:p>
          </table:table-cell>
          <table:table-cell table:formula="of:=ACOS([rf.I219]/[rf.$B$43])" office:value-type="float" office:value="1.32684079724805" calcext:value-type="float">
            <text:p>1,32684079724805</text:p>
          </table:table-cell>
          <table:table-cell table:style-name="ce17" table:formula="of:=ASIN([rf.F219]/[rf.H219])" office:value-type="float" office:value="0.553333905547312" calcext:value-type="float">
            <text:p>0,553333905547312</text:p>
          </table:table-cell>
          <table:table-cell table:style-name="ce17" table:formula="of:=IF(0.5*PI()-[rf.$B$9]&gt;[rf.K219];1;-1)" office:value-type="float" office:value="1" calcext:value-type="float">
            <text:p>1</text:p>
          </table:table-cell>
          <table:table-cell table:style-name="ce17" table:formula="of:=0.5*PI()-([rf.J219]*[rf.L219]+[rf.K219])" office:value-type="float" office:value="-0.309378376000469" calcext:value-type="float">
            <text:p>-0,309378376000469</text:p>
          </table:table-cell>
          <table:table-cell table:style-name="ce17" table:formula="of:=[rf.M219]-[rf.$B$8]" office:value-type="float" office:value="0.0222341818784535" calcext:value-type="float">
            <text:p>0,022234181878454</text:p>
          </table:table-cell>
          <table:table-cell table:number-columns-repeated="10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rf.A220]*analyze_resolution" office:value-type="float" office:value="-1.65" calcext:value-type="float">
            <text:p>-1,65</text:p>
          </table:table-cell>
          <table:table-cell table:formula="of:=RADIANS(-[rf.B220])" office:value-type="float" office:value="0.0287979326579064" calcext:value-type="float">
            <text:p>0,028797932657907</text:p>
          </table:table-cell>
          <table:table-cell table:formula="of:=COS([rf.$B$6])*servo_saver_arm_length*COS([rf.C220])-SIN([rf.$B$6])*servo_saver_arm_length*SIN([rf.C220])+[rf.$B$24]" office:value-type="float" office:value="358.9933658911" calcext:value-type="float">
            <text:p>358,9933658911</text:p>
          </table:table-cell>
          <table:table-cell table:formula="of:=COS([rf.$B$6])*servo_saver_arm_length*SIN([rf.C220])+SIN([rf.$B$6])*servo_saver_arm_length*COS([rf.C220])+[rf.$C$24]" office:value-type="float" office:value="0.460703237892215" calcext:value-type="float">
            <text:p>0,460703237892215</text:p>
          </table:table-cell>
          <table:table-cell table:formula="of:=[$rf.D220]-[$rf.$B$14]" office:value-type="float" office:value="58.9933658910998" calcext:value-type="float">
            <text:p>58,9933658910998</text:p>
          </table:table-cell>
          <table:table-cell table:formula="of:=[rf.E220]-[$rf.$C$14]" office:value-type="float" office:value="95.4607032378922" calcext:value-type="float">
            <text:p>95,4607032378922</text:p>
          </table:table-cell>
          <table:table-cell table:style-name="Default" table:formula="of:=SQRT([rf.F220]^2+[rf.G220]^2)" office:value-type="float" office:value="112.218372300769" calcext:value-type="float">
            <text:p>112,218372300769</text:p>
          </table:table-cell>
          <table:table-cell table:formula="of:=([rf.H220]^2-[rf.$B$42]^2+[rf.$B$43]^2)/(2*[rf.H220])" office:value-type="float" office:value="5.03901969302312" calcext:value-type="float">
            <text:p>5,03901969302312</text:p>
          </table:table-cell>
          <table:table-cell table:formula="of:=ACOS([rf.I220]/[rf.$B$43])" office:value-type="float" office:value="1.32847856219071" calcext:value-type="float">
            <text:p>1,32847856219071</text:p>
          </table:table-cell>
          <table:table-cell table:style-name="ce17" table:formula="of:=ASIN([rf.F220]/[rf.H220])" office:value-type="float" office:value="0.553539540228937" calcext:value-type="float">
            <text:p>0,553539540228937</text:p>
          </table:table-cell>
          <table:table-cell table:style-name="ce17" table:formula="of:=IF(0.5*PI()-[rf.$B$9]&gt;[rf.K220];1;-1)" office:value-type="float" office:value="1" calcext:value-type="float">
            <text:p>1</text:p>
          </table:table-cell>
          <table:table-cell table:style-name="ce17" table:formula="of:=0.5*PI()-([rf.J220]*[rf.L220]+[rf.K220])" office:value-type="float" office:value="-0.311221775624746" calcext:value-type="float">
            <text:p>-0,311221775624746</text:p>
          </table:table-cell>
          <table:table-cell table:style-name="ce17" table:formula="of:=[rf.M220]-[rf.$B$8]" office:value-type="float" office:value="0.0203907822541767" calcext:value-type="float">
            <text:p>0,020390782254177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rf.A221]*analyze_resolution" office:value-type="float" office:value="-1.5" calcext:value-type="float">
            <text:p>-1,5</text:p>
          </table:table-cell>
          <table:table-cell table:formula="of:=RADIANS(-[rf.B221])" office:value-type="float" office:value="0.0261799387799149" calcext:value-type="float">
            <text:p>0,026179938779915</text:p>
          </table:table-cell>
          <table:table-cell table:formula="of:=COS([rf.$B$6])*servo_saver_arm_length*COS([rf.C221])-SIN([rf.$B$6])*servo_saver_arm_length*SIN([rf.C221])+[rf.$B$24]" office:value-type="float" office:value="358.994517199609" calcext:value-type="float">
            <text:p>358,994517199609</text:p>
          </table:table-cell>
          <table:table-cell table:formula="of:=COS([rf.$B$6])*servo_saver_arm_length*SIN([rf.C221])+SIN([rf.$B$6])*servo_saver_arm_length*COS([rf.C221])+[rf.$C$24]" office:value-type="float" office:value="0.41883117292597" calcext:value-type="float">
            <text:p>0,41883117292597</text:p>
          </table:table-cell>
          <table:table-cell table:formula="of:=[$rf.D221]-[$rf.$B$14]" office:value-type="float" office:value="58.9945171996089" calcext:value-type="float">
            <text:p>58,9945171996089</text:p>
          </table:table-cell>
          <table:table-cell table:formula="of:=[rf.E221]-[$rf.$C$14]" office:value-type="float" office:value="95.418831172926" calcext:value-type="float">
            <text:p>95,418831172926</text:p>
          </table:table-cell>
          <table:table-cell table:style-name="Default" table:formula="of:=SQRT([rf.F221]^2+[rf.G221]^2)" office:value-type="float" office:value="112.183360629027" calcext:value-type="float">
            <text:p>112,183360629027</text:p>
          </table:table-cell>
          <table:table-cell table:formula="of:=([rf.H221]^2-[rf.$B$42]^2+[rf.$B$43]^2)/(2*[rf.H221])" office:value-type="float" office:value="5.0055752019554" calcext:value-type="float">
            <text:p>5,0055752019554</text:p>
          </table:table-cell>
          <table:table-cell table:formula="of:=ACOS([rf.I221]/[rf.$B$43])" office:value-type="float" office:value="1.33011875409816" calcext:value-type="float">
            <text:p>1,33011875409816</text:p>
          </table:table-cell>
          <table:table-cell table:style-name="ce17" table:formula="of:=ASIN([rf.F221]/[rf.H221])" office:value-type="float" office:value="0.553744486753088" calcext:value-type="float">
            <text:p>0,553744486753088</text:p>
          </table:table-cell>
          <table:table-cell table:style-name="ce17" table:formula="of:=IF(0.5*PI()-[rf.$B$9]&gt;[rf.K221];1;-1)" office:value-type="float" office:value="1" calcext:value-type="float">
            <text:p>1</text:p>
          </table:table-cell>
          <table:table-cell table:style-name="ce17" table:formula="of:=0.5*PI()-([rf.J221]*[rf.L221]+[rf.K221])" office:value-type="float" office:value="-0.31306691405635" calcext:value-type="float">
            <text:p>-0,31306691405635</text:p>
          </table:table-cell>
          <table:table-cell table:style-name="ce17" table:formula="of:=[rf.M221]-[rf.$B$8]" office:value-type="float" office:value="0.0185456438225731" calcext:value-type="float">
            <text:p>0,018545643822573</text:p>
          </table:table-cell>
          <table:table-cell table:number-columns-repeated="1010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rf.A222]*analyze_resolution" office:value-type="float" office:value="-1.35" calcext:value-type="float">
            <text:p>-1,35</text:p>
          </table:table-cell>
          <table:table-cell table:formula="of:=RADIANS(-[rf.B222])" office:value-type="float" office:value="0.0235619449019234" calcext:value-type="float">
            <text:p>0,023561944901924</text:p>
          </table:table-cell>
          <table:table-cell table:formula="of:=COS([rf.$B$6])*servo_saver_arm_length*COS([rf.C222])-SIN([rf.$B$6])*servo_saver_arm_length*SIN([rf.C222])+[rf.$B$24]" office:value-type="float" office:value="358.995558883488" calcext:value-type="float">
            <text:p>358,995558883488</text:p>
          </table:table-cell>
          <table:table-cell table:formula="of:=COS([rf.$B$6])*servo_saver_arm_length*SIN([rf.C222])+SIN([rf.$B$6])*servo_saver_arm_length*COS([rf.C222])+[rf.$C$24]" office:value-type="float" office:value="0.376956237337762" calcext:value-type="float">
            <text:p>0,376956237337762</text:p>
          </table:table-cell>
          <table:table-cell table:formula="of:=[$rf.D222]-[$rf.$B$14]" office:value-type="float" office:value="58.995558883488" calcext:value-type="float">
            <text:p>58,995558883488</text:p>
          </table:table-cell>
          <table:table-cell table:formula="of:=[rf.E222]-[$rf.$C$14]" office:value-type="float" office:value="95.3769562373378" calcext:value-type="float">
            <text:p>95,3769562373378</text:p>
          </table:table-cell>
          <table:table-cell table:style-name="Default" table:formula="of:=SQRT([rf.F222]^2+[rf.G222]^2)" office:value-type="float" office:value="112.148293562917" calcext:value-type="float">
            <text:p>112,148293562917</text:p>
          </table:table-cell>
          <table:table-cell table:formula="of:=([rf.H222]^2-[rf.$B$42]^2+[rf.$B$43]^2)/(2*[rf.H222])" office:value-type="float" office:value="4.97206782062868" calcext:value-type="float">
            <text:p>4,97206782062868</text:p>
          </table:table-cell>
          <table:table-cell table:formula="of:=ACOS([rf.I222]/[rf.$B$43])" office:value-type="float" office:value="1.33176136841213" calcext:value-type="float">
            <text:p>1,33176136841213</text:p>
          </table:table-cell>
          <table:table-cell table:style-name="ce17" table:formula="of:=ASIN([rf.F222]/[rf.H222])" office:value-type="float" office:value="0.553948743382737" calcext:value-type="float">
            <text:p>0,553948743382737</text:p>
          </table:table-cell>
          <table:table-cell table:style-name="ce17" table:formula="of:=IF(0.5*PI()-[rf.$B$9]&gt;[rf.K222];1;-1)" office:value-type="float" office:value="1" calcext:value-type="float">
            <text:p>1</text:p>
          </table:table-cell>
          <table:table-cell table:style-name="ce17" table:formula="of:=0.5*PI()-([rf.J222]*[rf.L222]+[rf.K222])" office:value-type="float" office:value="-0.314913784999968" calcext:value-type="float">
            <text:p>-0,314913784999968</text:p>
          </table:table-cell>
          <table:table-cell table:style-name="ce17" table:formula="of:=[rf.M222]-[rf.$B$8]" office:value-type="float" office:value="0.0166987728789547" calcext:value-type="float">
            <text:p>0,016698772878955</text:p>
          </table:table-cell>
          <table:table-cell table:number-columns-repeated="1010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rf.A223]*analyze_resolution" office:value-type="float" office:value="-1.2" calcext:value-type="float">
            <text:p>-1,2</text:p>
          </table:table-cell>
          <table:table-cell table:formula="of:=RADIANS(-[rf.B223])" office:value-type="float" office:value="0.020943951023932" calcext:value-type="float">
            <text:p>0,020943951023932</text:p>
          </table:table-cell>
          <table:table-cell table:formula="of:=COS([rf.$B$6])*servo_saver_arm_length*COS([rf.C223])-SIN([rf.$B$6])*servo_saver_arm_length*SIN([rf.C223])+[rf.$B$24]" office:value-type="float" office:value="358.996490935598" calcext:value-type="float">
            <text:p>358,996490935598</text:p>
          </table:table-cell>
          <table:table-cell table:formula="of:=COS([rf.$B$6])*servo_saver_arm_length*SIN([rf.C223])+SIN([rf.$B$6])*servo_saver_arm_length*COS([rf.C223])+[rf.$C$24]" office:value-type="float" office:value="0.335078718133711" calcext:value-type="float">
            <text:p>0,335078718133711</text:p>
          </table:table-cell>
          <table:table-cell table:formula="of:=[$rf.D223]-[$rf.$B$14]" office:value-type="float" office:value="58.9964909355975" calcext:value-type="float">
            <text:p>58,9964909355975</text:p>
          </table:table-cell>
          <table:table-cell table:formula="of:=[rf.E223]-[$rf.$C$14]" office:value-type="float" office:value="95.3350787181337" calcext:value-type="float">
            <text:p>95,3350787181337</text:p>
          </table:table-cell>
          <table:table-cell table:style-name="Default" table:formula="of:=SQRT([rf.F223]^2+[rf.G223]^2)" office:value-type="float" office:value="112.113171290918" calcext:value-type="float">
            <text:p>112,113171290918</text:p>
          </table:table-cell>
          <table:table-cell table:formula="of:=([rf.H223]^2-[rf.$B$42]^2+[rf.$B$43]^2)/(2*[rf.H223])" office:value-type="float" office:value="4.93849767251898" calcext:value-type="float">
            <text:p>4,93849767251898</text:p>
          </table:table-cell>
          <table:table-cell table:formula="of:=ACOS([rf.I223]/[rf.$B$43])" office:value-type="float" office:value="1.3334064005949" calcext:value-type="float">
            <text:p>1,3334064005949</text:p>
          </table:table-cell>
          <table:table-cell table:style-name="ce17" table:formula="of:=ASIN([rf.F223]/[rf.H223])" office:value-type="float" office:value="0.554152308380691" calcext:value-type="float">
            <text:p>0,554152308380691</text:p>
          </table:table-cell>
          <table:table-cell table:style-name="ce17" table:formula="of:=IF(0.5*PI()-[rf.$B$9]&gt;[rf.K223];1;-1)" office:value-type="float" office:value="1" calcext:value-type="float">
            <text:p>1</text:p>
          </table:table-cell>
          <table:table-cell table:style-name="ce17" table:formula="of:=0.5*PI()-([rf.J223]*[rf.L223]+[rf.K223])" office:value-type="float" office:value="-0.316762382180698" calcext:value-type="float">
            <text:p>-0,316762382180698</text:p>
          </table:table-cell>
          <table:table-cell table:style-name="ce17" table:formula="of:=[rf.M223]-[rf.$B$8]" office:value-type="float" office:value="0.0148501756982242" calcext:value-type="float">
            <text:p>0,014850175698224</text:p>
          </table:table-cell>
          <table:table-cell table:number-columns-repeated="1010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rf.A224]*analyze_resolution" office:value-type="float" office:value="-1.05" calcext:value-type="float">
            <text:p>-1,05</text:p>
          </table:table-cell>
          <table:table-cell table:formula="of:=RADIANS(-[rf.B224])" office:value-type="float" office:value="0.0183259571459405" calcext:value-type="float">
            <text:p>0,018325957145941</text:p>
          </table:table-cell>
          <table:table-cell table:formula="of:=COS([rf.$B$6])*servo_saver_arm_length*COS([rf.C224])-SIN([rf.$B$6])*servo_saver_arm_length*SIN([rf.C224])+[rf.$B$24]" office:value-type="float" office:value="358.997313349549" calcext:value-type="float">
            <text:p>358,997313349549</text:p>
          </table:table-cell>
          <table:table-cell table:formula="of:=COS([rf.$B$6])*servo_saver_arm_length*SIN([rf.C224])+SIN([rf.$B$6])*servo_saver_arm_length*COS([rf.C224])+[rf.$C$24]" office:value-type="float" office:value="0.293198902337645" calcext:value-type="float">
            <text:p>0,293198902337645</text:p>
          </table:table-cell>
          <table:table-cell table:formula="of:=[$rf.D224]-[$rf.$B$14]" office:value-type="float" office:value="58.9973133495493" calcext:value-type="float">
            <text:p>58,9973133495493</text:p>
          </table:table-cell>
          <table:table-cell table:formula="of:=[rf.E224]-[$rf.$C$14]" office:value-type="float" office:value="95.2931989023377" calcext:value-type="float">
            <text:p>95,2931989023377</text:p>
          </table:table-cell>
          <table:table-cell table:style-name="Default" table:formula="of:=SQRT([rf.F224]^2+[rf.G224]^2)" office:value-type="float" office:value="112.077994001969" calcext:value-type="float">
            <text:p>112,077994001969</text:p>
          </table:table-cell>
          <table:table-cell table:formula="of:=([rf.H224]^2-[rf.$B$42]^2+[rf.$B$43]^2)/(2*[rf.H224])" office:value-type="float" office:value="4.90486488158027" calcext:value-type="float">
            <text:p>4,90486488158027</text:p>
          </table:table-cell>
          <table:table-cell table:formula="of:=ACOS([rf.I224]/[rf.$B$43])" office:value-type="float" office:value="1.33505384612931" calcext:value-type="float">
            <text:p>1,33505384612931</text:p>
          </table:table-cell>
          <table:table-cell table:style-name="ce17" table:formula="of:=ASIN([rf.F224]/[rf.H224])" office:value-type="float" office:value="0.554355180009599" calcext:value-type="float">
            <text:p>0,554355180009599</text:p>
          </table:table-cell>
          <table:table-cell table:style-name="ce17" table:formula="of:=IF(0.5*PI()-[rf.$B$9]&gt;[rf.K224];1;-1)" office:value-type="float" office:value="1" calcext:value-type="float">
            <text:p>1</text:p>
          </table:table-cell>
          <table:table-cell table:style-name="ce17" table:formula="of:=0.5*PI()-([rf.J224]*[rf.L224]+[rf.K224])" office:value-type="float" office:value="-0.318612699344015" calcext:value-type="float">
            <text:p>-0,318612699344015</text:p>
          </table:table-cell>
          <table:table-cell table:style-name="ce17" table:formula="of:=[rf.M224]-[rf.$B$8]" office:value-type="float" office:value="0.012999858534908" calcext:value-type="float">
            <text:p>0,012999858534908</text:p>
          </table:table-cell>
          <table:table-cell table:number-columns-repeated="1010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rf.A225]*analyze_resolution" office:value-type="float" office:value="-0.9" calcext:value-type="float">
            <text:p>-0,9</text:p>
          </table:table-cell>
          <table:table-cell table:formula="of:=RADIANS(-[rf.B225])" office:value-type="float" office:value="0.015707963267949" calcext:value-type="float">
            <text:p>0,015707963267949</text:p>
          </table:table-cell>
          <table:table-cell table:formula="of:=COS([rf.$B$6])*servo_saver_arm_length*COS([rf.C225])-SIN([rf.$B$6])*servo_saver_arm_length*SIN([rf.C225])+[rf.$B$24]" office:value-type="float" office:value="358.998026119707" calcext:value-type="float">
            <text:p>358,998026119707</text:p>
          </table:table-cell>
          <table:table-cell table:formula="of:=COS([rf.$B$6])*servo_saver_arm_length*SIN([rf.C225])+SIN([rf.$B$6])*servo_saver_arm_length*COS([rf.C225])+[rf.$C$24]" office:value-type="float" office:value="0.251317076989131" calcext:value-type="float">
            <text:p>0,251317076989131</text:p>
          </table:table-cell>
          <table:table-cell table:formula="of:=[$rf.D225]-[$rf.$B$14]" office:value-type="float" office:value="58.9980261197066" calcext:value-type="float">
            <text:p>58,9980261197066</text:p>
          </table:table-cell>
          <table:table-cell table:formula="of:=[rf.E225]-[$rf.$C$14]" office:value-type="float" office:value="95.2513170769891" calcext:value-type="float">
            <text:p>95,2513170769891</text:p>
          </table:table-cell>
          <table:table-cell table:style-name="Default" table:formula="of:=SQRT([rf.F225]^2+[rf.G225]^2)" office:value-type="float" office:value="112.042761885464" calcext:value-type="float">
            <text:p>112,042761885464</text:p>
          </table:table-cell>
          <table:table-cell table:formula="of:=([rf.H225]^2-[rf.$B$42]^2+[rf.$B$43]^2)/(2*[rf.H225])" office:value-type="float" office:value="4.87116957224602" calcext:value-type="float">
            <text:p>4,87116957224602</text:p>
          </table:table-cell>
          <table:table-cell table:formula="of:=ACOS([rf.I225]/[rf.$B$43])" office:value-type="float" office:value="1.33670370051866" calcext:value-type="float">
            <text:p>1,33670370051866</text:p>
          </table:table-cell>
          <table:table-cell table:style-name="ce17" table:formula="of:=ASIN([rf.F225]/[rf.H225])" office:value-type="float" office:value="0.554557356531961" calcext:value-type="float">
            <text:p>0,554557356531961</text:p>
          </table:table-cell>
          <table:table-cell table:style-name="ce17" table:formula="of:=IF(0.5*PI()-[rf.$B$9]&gt;[rf.K225];1;-1)" office:value-type="float" office:value="1" calcext:value-type="float">
            <text:p>1</text:p>
          </table:table-cell>
          <table:table-cell table:style-name="ce17" table:formula="of:=0.5*PI()-([rf.J225]*[rf.L225]+[rf.K225])" office:value-type="float" office:value="-0.320464730255722" calcext:value-type="float">
            <text:p>-0,320464730255722</text:p>
          </table:table-cell>
          <table:table-cell table:style-name="ce17" table:formula="of:=[rf.M225]-[rf.$B$8]" office:value-type="float" office:value="0.0111478276232002" calcext:value-type="float">
            <text:p>0,0111478276232</text:p>
          </table:table-cell>
          <table:table-cell table:number-columns-repeated="101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rf.A226]*analyze_resolution" office:value-type="float" office:value="-0.75" calcext:value-type="float">
            <text:p>-0,75</text:p>
          </table:table-cell>
          <table:table-cell table:formula="of:=RADIANS(-[rf.B226])" office:value-type="float" office:value="0.0130899693899575" calcext:value-type="float">
            <text:p>0,013089969389958</text:p>
          </table:table-cell>
          <table:table-cell table:formula="of:=COS([rf.$B$6])*servo_saver_arm_length*COS([rf.C226])-SIN([rf.$B$6])*servo_saver_arm_length*SIN([rf.C226])+[rf.$B$24]" office:value-type="float" office:value="358.998629241184" calcext:value-type="float">
            <text:p>358,998629241184</text:p>
          </table:table-cell>
          <table:table-cell table:formula="of:=COS([rf.$B$6])*servo_saver_arm_length*SIN([rf.C226])+SIN([rf.$B$6])*servo_saver_arm_length*COS([rf.C226])+[rf.$C$24]" office:value-type="float" office:value="0.209433529141511" calcext:value-type="float">
            <text:p>0,209433529141511</text:p>
          </table:table-cell>
          <table:table-cell table:formula="of:=[$rf.D226]-[$rf.$B$14]" office:value-type="float" office:value="58.9986292411841" calcext:value-type="float">
            <text:p>58,9986292411841</text:p>
          </table:table-cell>
          <table:table-cell table:formula="of:=[rf.E226]-[$rf.$C$14]" office:value-type="float" office:value="95.2094335291415" calcext:value-type="float">
            <text:p>95,2094335291415</text:p>
          </table:table-cell>
          <table:table-cell table:style-name="Default" table:formula="of:=SQRT([rf.F226]^2+[rf.G226]^2)" office:value-type="float" office:value="112.007475131255" calcext:value-type="float">
            <text:p>112,007475131255</text:p>
          </table:table-cell>
          <table:table-cell table:formula="of:=([rf.H226]^2-[rf.$B$42]^2+[rf.$B$43]^2)/(2*[rf.H226])" office:value-type="float" office:value="4.8374118694306" calcext:value-type="float">
            <text:p>4,8374118694306</text:p>
          </table:table-cell>
          <table:table-cell table:formula="of:=ACOS([rf.I226]/[rf.$B$43])" office:value-type="float" office:value="1.33835595928668" calcext:value-type="float">
            <text:p>1,33835595928668</text:p>
          </table:table-cell>
          <table:table-cell table:style-name="ce17" table:formula="of:=ASIN([rf.F226]/[rf.H226])" office:value-type="float" office:value="0.554758836210138" calcext:value-type="float">
            <text:p>0,554758836210138</text:p>
          </table:table-cell>
          <table:table-cell table:style-name="ce17" table:formula="of:=IF(0.5*PI()-[rf.$B$9]&gt;[rf.K226];1;-1)" office:value-type="float" office:value="1" calcext:value-type="float">
            <text:p>1</text:p>
          </table:table-cell>
          <table:table-cell table:style-name="ce17" table:formula="of:=0.5*PI()-([rf.J226]*[rf.L226]+[rf.K226])" office:value-type="float" office:value="-0.32231846870192" calcext:value-type="float">
            <text:p>-0,32231846870192</text:p>
          </table:table-cell>
          <table:table-cell table:style-name="ce17" table:formula="of:=[rf.M226]-[rf.$B$8]" office:value-type="float" office:value="0.00929408917700214" calcext:value-type="float">
            <text:p>0,009294089177002</text:p>
          </table:table-cell>
          <table:table-cell table:number-columns-repeated="1010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rf.A227]*analyze_resolution" office:value-type="float" office:value="-0.6" calcext:value-type="float">
            <text:p>-0,6</text:p>
          </table:table-cell>
          <table:table-cell table:formula="of:=RADIANS(-[rf.B227])" office:value-type="float" office:value="0.010471975511966" calcext:value-type="float">
            <text:p>0,010471975511966</text:p>
          </table:table-cell>
          <table:table-cell table:formula="of:=COS([rf.$B$6])*servo_saver_arm_length*COS([rf.C227])-SIN([rf.$B$6])*servo_saver_arm_length*SIN([rf.C227])+[rf.$B$24]" office:value-type="float" office:value="358.999122709848" calcext:value-type="float">
            <text:p>358,999122709848</text:p>
          </table:table-cell>
          <table:table-cell table:formula="of:=COS([rf.$B$6])*servo_saver_arm_length*SIN([rf.C227])+SIN([rf.$B$6])*servo_saver_arm_length*COS([rf.C227])+[rf.$C$24]" office:value-type="float" office:value="0.167548545859933" calcext:value-type="float">
            <text:p>0,167548545859933</text:p>
          </table:table-cell>
          <table:table-cell table:formula="of:=[$rf.D227]-[$rf.$B$14]" office:value-type="float" office:value="58.9991227098482" calcext:value-type="float">
            <text:p>58,9991227098482</text:p>
          </table:table-cell>
          <table:table-cell table:formula="of:=[rf.E227]-[$rf.$C$14]" office:value-type="float" office:value="95.1675485458599" calcext:value-type="float">
            <text:p>95,1675485458599</text:p>
          </table:table-cell>
          <table:table-cell table:style-name="Default" table:formula="of:=SQRT([rf.F227]^2+[rf.G227]^2)" office:value-type="float" office:value="111.972133929654" calcext:value-type="float">
            <text:p>111,972133929654</text:p>
          </table:table-cell>
          <table:table-cell table:formula="of:=([rf.H227]^2-[rf.$B$42]^2+[rf.$B$43]^2)/(2*[rf.H227])" office:value-type="float" office:value="4.80359189853077" calcext:value-type="float">
            <text:p>4,80359189853077</text:p>
          </table:table-cell>
          <table:table-cell table:formula="of:=ACOS([rf.I227]/[rf.$B$43])" office:value-type="float" office:value="1.3400106179775" calcext:value-type="float">
            <text:p>1,3400106179775</text:p>
          </table:table-cell>
          <table:table-cell table:style-name="ce17" table:formula="of:=ASIN([rf.F227]/[rf.H227])" office:value-type="float" office:value="0.554959617306359" calcext:value-type="float">
            <text:p>0,554959617306359</text:p>
          </table:table-cell>
          <table:table-cell table:style-name="ce17" table:formula="of:=IF(0.5*PI()-[rf.$B$9]&gt;[rf.K227];1;-1)" office:value-type="float" office:value="1" calcext:value-type="float">
            <text:p>1</text:p>
          </table:table-cell>
          <table:table-cell table:style-name="ce17" table:formula="of:=0.5*PI()-([rf.J227]*[rf.L227]+[rf.K227])" office:value-type="float" office:value="-0.324173908488959" calcext:value-type="float">
            <text:p>-0,324173908488959</text:p>
          </table:table-cell>
          <table:table-cell table:style-name="ce17" table:formula="of:=[rf.M227]-[rf.$B$8]" office:value-type="float" office:value="0.00743864938996386" calcext:value-type="float">
            <text:p>0,007438649389964</text:p>
          </table:table-cell>
          <table:table-cell table:number-columns-repeated="1010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rf.A228]*analyze_resolution" office:value-type="float" office:value="-0.45" calcext:value-type="float">
            <text:p>-0,45</text:p>
          </table:table-cell>
          <table:table-cell table:formula="of:=RADIANS(-[rf.B228])" office:value-type="float" office:value="0.00785398163397448" calcext:value-type="float">
            <text:p>0,007853981633974</text:p>
          </table:table-cell>
          <table:table-cell table:formula="of:=COS([rf.$B$6])*servo_saver_arm_length*COS([rf.C228])-SIN([rf.$B$6])*servo_saver_arm_length*SIN([rf.C228])+[rf.$B$24]" office:value-type="float" office:value="358.999506522317" calcext:value-type="float">
            <text:p>358,999506522317</text:p>
          </table:table-cell>
          <table:table-cell table:formula="of:=COS([rf.$B$6])*servo_saver_arm_length*SIN([rf.C228])+SIN([rf.$B$6])*servo_saver_arm_length*COS([rf.C228])+[rf.$C$24]" office:value-type="float" office:value="0.125662414219381" calcext:value-type="float">
            <text:p>0,125662414219381</text:p>
          </table:table-cell>
          <table:table-cell table:formula="of:=[$rf.D228]-[$rf.$B$14]" office:value-type="float" office:value="58.9995065223166" calcext:value-type="float">
            <text:p>58,9995065223166</text:p>
          </table:table-cell>
          <table:table-cell table:formula="of:=[rf.E228]-[$rf.$C$14]" office:value-type="float" office:value="95.1256624142194" calcext:value-type="float">
            <text:p>95,1256624142194</text:p>
          </table:table-cell>
          <table:table-cell table:style-name="Default" table:formula="of:=SQRT([rf.F228]^2+[rf.G228]^2)" office:value-type="float" office:value="111.936738471428" calcext:value-type="float">
            <text:p>111,936738471428</text:p>
          </table:table-cell>
          <table:table-cell table:formula="of:=([rf.H228]^2-[rf.$B$42]^2+[rf.$B$43]^2)/(2*[rf.H228])" office:value-type="float" office:value="4.76970978542722" calcext:value-type="float">
            <text:p>4,76970978542722</text:p>
          </table:table-cell>
          <table:table-cell table:formula="of:=ACOS([rf.I228]/[rf.$B$43])" office:value-type="float" office:value="1.34166767215555" calcext:value-type="float">
            <text:p>1,34166767215555</text:p>
          </table:table-cell>
          <table:table-cell table:style-name="ce17" table:formula="of:=ASIN([rf.F228]/[rf.H228])" office:value-type="float" office:value="0.555159698082737" calcext:value-type="float">
            <text:p>0,555159698082737</text:p>
          </table:table-cell>
          <table:table-cell table:style-name="ce17" table:formula="of:=IF(0.5*PI()-[rf.$B$9]&gt;[rf.K228];1;-1)" office:value-type="float" office:value="1" calcext:value-type="float">
            <text:p>1</text:p>
          </table:table-cell>
          <table:table-cell table:style-name="ce17" table:formula="of:=0.5*PI()-([rf.J228]*[rf.L228]+[rf.K228])" office:value-type="float" office:value="-0.326031043443394" calcext:value-type="float">
            <text:p>-0,326031043443394</text:p>
          </table:table-cell>
          <table:table-cell table:style-name="ce17" table:formula="of:=[rf.M228]-[rf.$B$8]" office:value-type="float" office:value="0.00558151443552868" calcext:value-type="float">
            <text:p>0,005581514435529</text:p>
          </table:table-cell>
          <table:table-cell table:number-columns-repeated="1010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rf.A229]*analyze_resolution" office:value-type="float" office:value="-0.3" calcext:value-type="float">
            <text:p>-0,3</text:p>
          </table:table-cell>
          <table:table-cell table:formula="of:=RADIANS(-[rf.B229])" office:value-type="float" office:value="0.00523598775598299" calcext:value-type="float">
            <text:p>0,005235987755983</text:p>
          </table:table-cell>
          <table:table-cell table:formula="of:=COS([rf.$B$6])*servo_saver_arm_length*COS([rf.C229])-SIN([rf.$B$6])*servo_saver_arm_length*SIN([rf.C229])+[rf.$B$24]" office:value-type="float" office:value="358.999780675959" calcext:value-type="float">
            <text:p>358,999780675959</text:p>
          </table:table-cell>
          <table:table-cell table:formula="of:=COS([rf.$B$6])*servo_saver_arm_length*SIN([rf.C229])+SIN([rf.$B$6])*servo_saver_arm_length*COS([rf.C229])+[rf.$C$24]" office:value-type="float" office:value="0.0837754213027133" calcext:value-type="float">
            <text:p>0,083775421302713</text:p>
          </table:table-cell>
          <table:table-cell table:formula="of:=[$rf.D229]-[$rf.$B$14]" office:value-type="float" office:value="58.9997806759588" calcext:value-type="float">
            <text:p>58,9997806759588</text:p>
          </table:table-cell>
          <table:table-cell table:formula="of:=[rf.E229]-[$rf.$C$14]" office:value-type="float" office:value="95.0837754213027" calcext:value-type="float">
            <text:p>95,0837754213027</text:p>
          </table:table-cell>
          <table:table-cell table:style-name="Default" table:formula="of:=SQRT([rf.F229]^2+[rf.G229]^2)" office:value-type="float" office:value="111.901288947804" calcext:value-type="float">
            <text:p>111,901288947804</text:p>
          </table:table-cell>
          <table:table-cell table:formula="of:=([rf.H229]^2-[rf.$B$42]^2+[rf.$B$43]^2)/(2*[rf.H229])" office:value-type="float" office:value="4.73576565648588" calcext:value-type="float">
            <text:p>4,73576565648588</text:p>
          </table:table-cell>
          <table:table-cell table:formula="of:=ACOS([rf.I229]/[rf.$B$43])" office:value-type="float" office:value="1.34332711740558" calcext:value-type="float">
            <text:p>1,34332711740558</text:p>
          </table:table-cell>
          <table:table-cell table:style-name="ce17" table:formula="of:=ASIN([rf.F229]/[rf.H229])" office:value-type="float" office:value="0.555359076801272" calcext:value-type="float">
            <text:p>0,555359076801272</text:p>
          </table:table-cell>
          <table:table-cell table:style-name="ce17" table:formula="of:=IF(0.5*PI()-[rf.$B$9]&gt;[rf.K229];1;-1)" office:value-type="float" office:value="1" calcext:value-type="float">
            <text:p>1</text:p>
          </table:table-cell>
          <table:table-cell table:style-name="ce17" table:formula="of:=0.5*PI()-([rf.J229]*[rf.L229]+[rf.K229])" office:value-type="float" office:value="-0.327889867411951" calcext:value-type="float">
            <text:p>-0,327889867411951</text:p>
          </table:table-cell>
          <table:table-cell table:style-name="ce17" table:formula="of:=[rf.M229]-[rf.$B$8]" office:value-type="float" office:value="0.00372269046697116" calcext:value-type="float">
            <text:p>0,003722690466971</text:p>
          </table:table-cell>
          <table:table-cell table:number-columns-repeated="1010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rf.A230]*analyze_resolution" office:value-type="float" office:value="-0.15" calcext:value-type="float">
            <text:p>-0,15</text:p>
          </table:table-cell>
          <table:table-cell table:formula="of:=RADIANS(-[rf.B230])" office:value-type="float" office:value="0.00261799387799149" calcext:value-type="float">
            <text:p>0,002617993877992</text:p>
          </table:table-cell>
          <table:table-cell table:formula="of:=COS([rf.$B$6])*servo_saver_arm_length*COS([rf.C230])-SIN([rf.$B$6])*servo_saver_arm_length*SIN([rf.C230])+[rf.$B$24]" office:value-type="float" office:value="358.999945168896" calcext:value-type="float">
            <text:p>358,999945168896</text:p>
          </table:table-cell>
          <table:table-cell table:formula="of:=COS([rf.$B$6])*servo_saver_arm_length*SIN([rf.C230])+SIN([rf.$B$6])*servo_saver_arm_length*COS([rf.C230])+[rf.$C$24]" office:value-type="float" office:value="0.0418878541986879" calcext:value-type="float">
            <text:p>0,041887854198688</text:p>
          </table:table-cell>
          <table:table-cell table:formula="of:=[$rf.D230]-[$rf.$B$14]" office:value-type="float" office:value="58.9999451688958" calcext:value-type="float">
            <text:p>58,9999451688958</text:p>
          </table:table-cell>
          <table:table-cell table:formula="of:=[rf.E230]-[$rf.$C$14]" office:value-type="float" office:value="95.0418878541987" calcext:value-type="float">
            <text:p>95,0418878541987</text:p>
          </table:table-cell>
          <table:table-cell table:style-name="Default" table:formula="of:=SQRT([rf.F230]^2+[rf.G230]^2)" office:value-type="float" office:value="111.865785550466" calcext:value-type="float">
            <text:p>111,865785550466</text:p>
          </table:table-cell>
          <table:table-cell table:formula="of:=([rf.H230]^2-[rf.$B$42]^2+[rf.$B$43]^2)/(2*[rf.H230])" office:value-type="float" office:value="4.70175963855938" calcext:value-type="float">
            <text:p>4,70175963855938</text:p>
          </table:table-cell>
          <table:table-cell table:formula="of:=ACOS([rf.I230]/[rf.$B$43])" office:value-type="float" office:value="1.34498894933252" calcext:value-type="float">
            <text:p>1,34498894933252</text:p>
          </table:table-cell>
          <table:table-cell table:style-name="ce17" table:formula="of:=ASIN([rf.F230]/[rf.H230])" office:value-type="float" office:value="0.555557751723861" calcext:value-type="float">
            <text:p>0,555557751723861</text:p>
          </table:table-cell>
          <table:table-cell table:style-name="ce17" table:formula="of:=IF(0.5*PI()-[rf.$B$9]&gt;[rf.K230];1;-1)" office:value-type="float" office:value="1" calcext:value-type="float">
            <text:p>1</text:p>
          </table:table-cell>
          <table:table-cell table:style-name="ce17" table:formula="of:=0.5*PI()-([rf.J230]*[rf.L230]+[rf.K230])" office:value-type="float" office:value="-0.329750374261484" calcext:value-type="float">
            <text:p>-0,329750374261484</text:p>
          </table:table-cell>
          <table:table-cell table:style-name="ce17" table:formula="of:=[rf.M230]-[rf.$B$8]" office:value-type="float" office:value="0.0018621836174384" calcext:value-type="float">
            <text:p>0,001862183617438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rf.A231]*analyze_resolution" office:value-type="float" office:value="0" calcext:value-type="float">
            <text:p>0</text:p>
          </table:table-cell>
          <table:table-cell table:formula="of:=RADIANS(-[rf.B231])" office:value-type="float" office:value="-0" calcext:value-type="float">
            <text:p>0</text:p>
          </table:table-cell>
          <table:table-cell table:formula="of:=COS([rf.$B$6])*servo_saver_arm_length*COS([rf.C231])-SIN([rf.$B$6])*servo_saver_arm_length*SIN([rf.C231])+[rf.$B$24]" office:value-type="float" office:value="359" calcext:value-type="float">
            <text:p>359</text:p>
          </table:table-cell>
          <table:table-cell table:formula="of:=COS([rf.$B$6])*servo_saver_arm_length*SIN([rf.C231])+SIN([rf.$B$6])*servo_saver_arm_length*COS([rf.C231])+[rf.$C$24]" office:value-type="float" office:value="-0" calcext:value-type="float">
            <text:p>0</text:p>
          </table:table-cell>
          <table:table-cell table:formula="of:=[$rf.D231]-[$rf.$B$14]" office:value-type="float" office:value="59" calcext:value-type="float">
            <text:p>59</text:p>
          </table:table-cell>
          <table:table-cell table:formula="of:=[rf.E231]-[$rf.$C$14]" office:value-type="float" office:value="95" calcext:value-type="float">
            <text:p>95</text:p>
          </table:table-cell>
          <table:table-cell table:style-name="Default" table:formula="of:=SQRT([rf.F231]^2+[rf.G231]^2)" office:value-type="float" office:value="111.830228471554" calcext:value-type="float">
            <text:p>111,830228471554</text:p>
          </table:table-cell>
          <table:table-cell table:formula="of:=([rf.H231]^2-[rf.$B$42]^2+[rf.$B$43]^2)/(2*[rf.H231])" office:value-type="float" office:value="4.66769185898875" calcext:value-type="float">
            <text:p>4,66769185898875</text:p>
          </table:table-cell>
          <table:table-cell table:formula="of:=ACOS([rf.I231]/[rf.$B$43])" office:value-type="float" office:value="1.34665316356151" calcext:value-type="float">
            <text:p>1,34665316356151</text:p>
          </table:table-cell>
          <table:table-cell table:style-name="ce17" table:formula="of:=ASIN([rf.F231]/[rf.H231])" office:value-type="float" office:value="0.555755721112314" calcext:value-type="float">
            <text:p>0,555755721112314</text:p>
          </table:table-cell>
          <table:table-cell table:style-name="ce17" table:formula="of:=IF(0.5*PI()-[rf.$B$9]&gt;[rf.K231];1;-1)" office:value-type="float" office:value="1" calcext:value-type="float">
            <text:p>1</text:p>
          </table:table-cell>
          <table:table-cell table:style-name="ce17" table:formula="of:=0.5*PI()-([rf.J231]*[rf.L231]+[rf.K231])" office:value-type="float" office:value="-0.331612557878923" calcext:value-type="float">
            <text:p>-0,331612557878923</text:p>
          </table:table-cell>
          <table:table-cell table:style-name="ce17" table:formula="of:=[rf.M231]-[rf.$B$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rf.A232]*analyze_resolution" office:value-type="float" office:value="0.15" calcext:value-type="float">
            <text:p>0,15</text:p>
          </table:table-cell>
          <table:table-cell table:formula="of:=RADIANS(-[rf.B232])" office:value-type="float" office:value="-0.00261799387799149" calcext:value-type="float">
            <text:p>-0,002617993877992</text:p>
          </table:table-cell>
          <table:table-cell table:formula="of:=COS([rf.$B$6])*servo_saver_arm_length*COS([rf.C232])-SIN([rf.$B$6])*servo_saver_arm_length*SIN([rf.C232])+[rf.$B$24]" office:value-type="float" office:value="358.999945168896" calcext:value-type="float">
            <text:p>358,999945168896</text:p>
          </table:table-cell>
          <table:table-cell table:formula="of:=COS([rf.$B$6])*servo_saver_arm_length*SIN([rf.C232])+SIN([rf.$B$6])*servo_saver_arm_length*COS([rf.C232])+[rf.$C$24]" office:value-type="float" office:value="-0.0418878541986879" calcext:value-type="float">
            <text:p>-0,041887854198688</text:p>
          </table:table-cell>
          <table:table-cell table:formula="of:=[$rf.D232]-[$rf.$B$14]" office:value-type="float" office:value="58.9999451688958" calcext:value-type="float">
            <text:p>58,9999451688958</text:p>
          </table:table-cell>
          <table:table-cell table:formula="of:=[rf.E232]-[$rf.$C$14]" office:value-type="float" office:value="94.9581121458013" calcext:value-type="float">
            <text:p>94,9581121458013</text:p>
          </table:table-cell>
          <table:table-cell table:style-name="Default" table:formula="of:=SQRT([rf.F232]^2+[rf.G232]^2)" office:value-type="float" office:value="111.794617903669" calcext:value-type="float">
            <text:p>111,794617903669</text:p>
          </table:table-cell>
          <table:table-cell table:formula="of:=([rf.H232]^2-[rf.$B$42]^2+[rf.$B$43]^2)/(2*[rf.H232])" office:value-type="float" office:value="4.63356244560471" calcext:value-type="float">
            <text:p>4,63356244560471</text:p>
          </table:table-cell>
          <table:table-cell table:formula="of:=ACOS([rf.I232]/[rf.$B$43])" office:value-type="float" office:value="1.34831975573778" calcext:value-type="float">
            <text:p>1,34831975573778</text:p>
          </table:table-cell>
          <table:table-cell table:style-name="ce17" table:formula="of:=ASIN([rf.F232]/[rf.H232])" office:value-type="float" office:value="0.555952983228356" calcext:value-type="float">
            <text:p>0,555952983228356</text:p>
          </table:table-cell>
          <table:table-cell table:style-name="ce17" table:formula="of:=IF(0.5*PI()-[rf.$B$9]&gt;[rf.K232];1;-1)" office:value-type="float" office:value="1" calcext:value-type="float">
            <text:p>1</text:p>
          </table:table-cell>
          <table:table-cell table:style-name="ce17" table:formula="of:=0.5*PI()-([rf.J232]*[rf.L232]+[rf.K232])" office:value-type="float" office:value="-0.333476412171236" calcext:value-type="float">
            <text:p>-0,333476412171236</text:p>
          </table:table-cell>
          <table:table-cell table:style-name="ce17" table:formula="of:=[rf.M232]-[rf.$B$8]" office:value-type="float" office:value="-0.00186385429231328" calcext:value-type="float">
            <text:p>-0,00186385429231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rf.A233]*analyze_resolution" office:value-type="float" office:value="0.3" calcext:value-type="float">
            <text:p>0,3</text:p>
          </table:table-cell>
          <table:table-cell table:formula="of:=RADIANS(-[rf.B233])" office:value-type="float" office:value="-0.00523598775598299" calcext:value-type="float">
            <text:p>-0,005235987755983</text:p>
          </table:table-cell>
          <table:table-cell table:formula="of:=COS([rf.$B$6])*servo_saver_arm_length*COS([rf.C233])-SIN([rf.$B$6])*servo_saver_arm_length*SIN([rf.C233])+[rf.$B$24]" office:value-type="float" office:value="358.999780675959" calcext:value-type="float">
            <text:p>358,999780675959</text:p>
          </table:table-cell>
          <table:table-cell table:formula="of:=COS([rf.$B$6])*servo_saver_arm_length*SIN([rf.C233])+SIN([rf.$B$6])*servo_saver_arm_length*COS([rf.C233])+[rf.$C$24]" office:value-type="float" office:value="-0.0837754213027133" calcext:value-type="float">
            <text:p>-0,083775421302713</text:p>
          </table:table-cell>
          <table:table-cell table:formula="of:=[$rf.D233]-[$rf.$B$14]" office:value-type="float" office:value="58.9997806759588" calcext:value-type="float">
            <text:p>58,9997806759588</text:p>
          </table:table-cell>
          <table:table-cell table:formula="of:=[rf.E233]-[$rf.$C$14]" office:value-type="float" office:value="94.9162245786973" calcext:value-type="float">
            <text:p>94,9162245786973</text:p>
          </table:table-cell>
          <table:table-cell table:style-name="Default" table:formula="of:=SQRT([rf.F233]^2+[rf.G233]^2)" office:value-type="float" office:value="111.758954039866" calcext:value-type="float">
            <text:p>111,758954039866</text:p>
          </table:table-cell>
          <table:table-cell table:formula="of:=([rf.H233]^2-[rf.$B$42]^2+[rf.$B$43]^2)/(2*[rf.H233])" office:value-type="float" office:value="4.5993715267292" calcext:value-type="float">
            <text:p>4,5993715267292</text:p>
          </table:table-cell>
          <table:table-cell table:formula="of:=ACOS([rf.I233]/[rf.$B$43])" office:value-type="float" office:value="1.34998872152664" calcext:value-type="float">
            <text:p>1,34998872152664</text:p>
          </table:table-cell>
          <table:table-cell table:style-name="ce17" table:formula="of:=ASIN([rf.F233]/[rf.H233])" office:value-type="float" office:value="0.556149536333643" calcext:value-type="float">
            <text:p>0,556149536333643</text:p>
          </table:table-cell>
          <table:table-cell table:style-name="ce17" table:formula="of:=IF(0.5*PI()-[rf.$B$9]&gt;[rf.K233];1;-1)" office:value-type="float" office:value="1" calcext:value-type="float">
            <text:p>1</text:p>
          </table:table-cell>
          <table:table-cell table:style-name="ce17" table:formula="of:=0.5*PI()-([rf.J233]*[rf.L233]+[rf.K233])" office:value-type="float" office:value="-0.335341931065387" calcext:value-type="float">
            <text:p>-0,335341931065387</text:p>
          </table:table-cell>
          <table:table-cell table:style-name="ce17" table:formula="of:=[rf.M233]-[rf.$B$8]" office:value-type="float" office:value="-0.00372937318646449" calcext:value-type="float">
            <text:p>-0,00372937318646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rf.A234]*analyze_resolution" office:value-type="float" office:value="0.45" calcext:value-type="float">
            <text:p>0,45</text:p>
          </table:table-cell>
          <table:table-cell table:formula="of:=RADIANS(-[rf.B234])" office:value-type="float" office:value="-0.00785398163397448" calcext:value-type="float">
            <text:p>-0,007853981633974</text:p>
          </table:table-cell>
          <table:table-cell table:formula="of:=COS([rf.$B$6])*servo_saver_arm_length*COS([rf.C234])-SIN([rf.$B$6])*servo_saver_arm_length*SIN([rf.C234])+[rf.$B$24]" office:value-type="float" office:value="358.999506522317" calcext:value-type="float">
            <text:p>358,999506522317</text:p>
          </table:table-cell>
          <table:table-cell table:formula="of:=COS([rf.$B$6])*servo_saver_arm_length*SIN([rf.C234])+SIN([rf.$B$6])*servo_saver_arm_length*COS([rf.C234])+[rf.$C$24]" office:value-type="float" office:value="-0.125662414219381" calcext:value-type="float">
            <text:p>-0,125662414219381</text:p>
          </table:table-cell>
          <table:table-cell table:formula="of:=[$rf.D234]-[$rf.$B$14]" office:value-type="float" office:value="58.9995065223166" calcext:value-type="float">
            <text:p>58,9995065223166</text:p>
          </table:table-cell>
          <table:table-cell table:formula="of:=[rf.E234]-[$rf.$C$14]" office:value-type="float" office:value="94.8743375857806" calcext:value-type="float">
            <text:p>94,8743375857806</text:p>
          </table:table-cell>
          <table:table-cell table:style-name="Default" table:formula="of:=SQRT([rf.F234]^2+[rf.G234]^2)" office:value-type="float" office:value="111.723237073661" calcext:value-type="float">
            <text:p>111,723237073661</text:p>
          </table:table-cell>
          <table:table-cell table:formula="of:=([rf.H234]^2-[rf.$B$42]^2+[rf.$B$43]^2)/(2*[rf.H234])" office:value-type="float" office:value="4.56511923117681" calcext:value-type="float">
            <text:p>4,56511923117681</text:p>
          </table:table-cell>
          <table:table-cell table:formula="of:=ACOS([rf.I234]/[rf.$B$43])" office:value-type="float" office:value="1.35166005661342" calcext:value-type="float">
            <text:p>1,35166005661342</text:p>
          </table:table-cell>
          <table:table-cell table:style-name="ce17" table:formula="of:=ASIN([rf.F234]/[rf.H234])" office:value-type="float" office:value="0.556345378689769" calcext:value-type="float">
            <text:p>0,556345378689769</text:p>
          </table:table-cell>
          <table:table-cell table:style-name="ce17" table:formula="of:=IF(0.5*PI()-[rf.$B$9]&gt;[rf.K234];1;-1)" office:value-type="float" office:value="1" calcext:value-type="float">
            <text:p>1</text:p>
          </table:table-cell>
          <table:table-cell table:style-name="ce17" table:formula="of:=0.5*PI()-([rf.J234]*[rf.L234]+[rf.K234])" office:value-type="float" office:value="-0.337209108508292" calcext:value-type="float">
            <text:p>-0,337209108508292</text:p>
          </table:table-cell>
          <table:table-cell table:style-name="ce17" table:formula="of:=[rf.M234]-[rf.$B$8]" office:value-type="float" office:value="-0.00559655062936892" calcext:value-type="float">
            <text:p>-0,00559655062936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rf.A235]*analyze_resolution" office:value-type="float" office:value="0.6" calcext:value-type="float">
            <text:p>0,6</text:p>
          </table:table-cell>
          <table:table-cell table:formula="of:=RADIANS(-[rf.B235])" office:value-type="float" office:value="-0.010471975511966" calcext:value-type="float">
            <text:p>-0,010471975511966</text:p>
          </table:table-cell>
          <table:table-cell table:formula="of:=COS([rf.$B$6])*servo_saver_arm_length*COS([rf.C235])-SIN([rf.$B$6])*servo_saver_arm_length*SIN([rf.C235])+[rf.$B$24]" office:value-type="float" office:value="358.999122709848" calcext:value-type="float">
            <text:p>358,999122709848</text:p>
          </table:table-cell>
          <table:table-cell table:formula="of:=COS([rf.$B$6])*servo_saver_arm_length*SIN([rf.C235])+SIN([rf.$B$6])*servo_saver_arm_length*COS([rf.C235])+[rf.$C$24]" office:value-type="float" office:value="-0.167548545859933" calcext:value-type="float">
            <text:p>-0,167548545859933</text:p>
          </table:table-cell>
          <table:table-cell table:formula="of:=[$rf.D235]-[$rf.$B$14]" office:value-type="float" office:value="58.9991227098482" calcext:value-type="float">
            <text:p>58,9991227098482</text:p>
          </table:table-cell>
          <table:table-cell table:formula="of:=[rf.E235]-[$rf.$C$14]" office:value-type="float" office:value="94.8324514541401" calcext:value-type="float">
            <text:p>94,8324514541401</text:p>
          </table:table-cell>
          <table:table-cell table:style-name="Default" table:formula="of:=SQRT([rf.F235]^2+[rf.G235]^2)" office:value-type="float" office:value="111.687467199026" calcext:value-type="float">
            <text:p>111,687467199026</text:p>
          </table:table-cell>
          <table:table-cell table:formula="of:=([rf.H235]^2-[rf.$B$42]^2+[rf.$B$43]^2)/(2*[rf.H235])" office:value-type="float" office:value="4.53080568825644" calcext:value-type="float">
            <text:p>4,53080568825644</text:p>
          </table:table-cell>
          <table:table-cell table:formula="of:=ACOS([rf.I235]/[rf.$B$43])" office:value-type="float" office:value="1.35333375670338" calcext:value-type="float">
            <text:p>1,35333375670338</text:p>
          </table:table-cell>
          <table:table-cell table:style-name="ce17" table:formula="of:=ASIN([rf.F235]/[rf.H235])" office:value-type="float" office:value="0.556540508558278" calcext:value-type="float">
            <text:p>0,556540508558278</text:p>
          </table:table-cell>
          <table:table-cell table:style-name="ce17" table:formula="of:=IF(0.5*PI()-[rf.$B$9]&gt;[rf.K235];1;-1)" office:value-type="float" office:value="1" calcext:value-type="float">
            <text:p>1</text:p>
          </table:table-cell>
          <table:table-cell table:style-name="ce17" table:formula="of:=0.5*PI()-([rf.J235]*[rf.L235]+[rf.K235])" office:value-type="float" office:value="-0.339077938466766" calcext:value-type="float">
            <text:p>-0,339077938466766</text:p>
          </table:table-cell>
          <table:table-cell table:style-name="ce17" table:formula="of:=[rf.M235]-[rf.$B$8]" office:value-type="float" office:value="-0.00746538058784307" calcext:value-type="float">
            <text:p>-0,007465380587843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rf.A236]*analyze_resolution" office:value-type="float" office:value="0.75" calcext:value-type="float">
            <text:p>0,75</text:p>
          </table:table-cell>
          <table:table-cell table:formula="of:=RADIANS(-[rf.B236])" office:value-type="float" office:value="-0.0130899693899575" calcext:value-type="float">
            <text:p>-0,013089969389958</text:p>
          </table:table-cell>
          <table:table-cell table:formula="of:=COS([rf.$B$6])*servo_saver_arm_length*COS([rf.C236])-SIN([rf.$B$6])*servo_saver_arm_length*SIN([rf.C236])+[rf.$B$24]" office:value-type="float" office:value="358.998629241184" calcext:value-type="float">
            <text:p>358,998629241184</text:p>
          </table:table-cell>
          <table:table-cell table:formula="of:=COS([rf.$B$6])*servo_saver_arm_length*SIN([rf.C236])+SIN([rf.$B$6])*servo_saver_arm_length*COS([rf.C236])+[rf.$C$24]" office:value-type="float" office:value="-0.209433529141511" calcext:value-type="float">
            <text:p>-0,209433529141511</text:p>
          </table:table-cell>
          <table:table-cell table:formula="of:=[$rf.D236]-[$rf.$B$14]" office:value-type="float" office:value="58.9986292411841" calcext:value-type="float">
            <text:p>58,9986292411841</text:p>
          </table:table-cell>
          <table:table-cell table:formula="of:=[rf.E236]-[$rf.$C$14]" office:value-type="float" office:value="94.7905664708585" calcext:value-type="float">
            <text:p>94,7905664708585</text:p>
          </table:table-cell>
          <table:table-cell table:style-name="Default" table:formula="of:=SQRT([rf.F236]^2+[rf.G236]^2)" office:value-type="float" office:value="111.651644610391" calcext:value-type="float">
            <text:p>111,651644610391</text:p>
          </table:table-cell>
          <table:table-cell table:formula="of:=([rf.H236]^2-[rf.$B$42]^2+[rf.$B$43]^2)/(2*[rf.H236])" office:value-type="float" office:value="4.49643102777261" calcext:value-type="float">
            <text:p>4,49643102777261</text:p>
          </table:table-cell>
          <table:table-cell table:formula="of:=ACOS([rf.I236]/[rf.$B$43])" office:value-type="float" office:value="1.35500981752171" calcext:value-type="float">
            <text:p>1,35500981752171</text:p>
          </table:table-cell>
          <table:table-cell table:style-name="ce17" table:formula="of:=ASIN([rf.F236]/[rf.H236])" office:value-type="float" office:value="0.556734924200673" calcext:value-type="float">
            <text:p>0,556734924200673</text:p>
          </table:table-cell>
          <table:table-cell table:style-name="ce17" table:formula="of:=IF(0.5*PI()-[rf.$B$9]&gt;[rf.K236];1;-1)" office:value-type="float" office:value="1" calcext:value-type="float">
            <text:p>1</text:p>
          </table:table-cell>
          <table:table-cell table:style-name="ce17" table:formula="of:=0.5*PI()-([rf.J236]*[rf.L236]+[rf.K236])" office:value-type="float" office:value="-0.34094841492749" calcext:value-type="float">
            <text:p>-0,34094841492749</text:p>
          </table:table-cell>
          <table:table-cell table:style-name="ce17" table:formula="of:=[rf.M236]-[rf.$B$8]" office:value-type="float" office:value="-0.0093358570485671" calcext:value-type="float">
            <text:p>-0,009335857048567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rf.A237]*analyze_resolution" office:value-type="float" office:value="0.9" calcext:value-type="float">
            <text:p>0,9</text:p>
          </table:table-cell>
          <table:table-cell table:formula="of:=RADIANS(-[rf.B237])" office:value-type="float" office:value="-0.015707963267949" calcext:value-type="float">
            <text:p>-0,015707963267949</text:p>
          </table:table-cell>
          <table:table-cell table:formula="of:=COS([rf.$B$6])*servo_saver_arm_length*COS([rf.C237])-SIN([rf.$B$6])*servo_saver_arm_length*SIN([rf.C237])+[rf.$B$24]" office:value-type="float" office:value="358.998026119707" calcext:value-type="float">
            <text:p>358,998026119707</text:p>
          </table:table-cell>
          <table:table-cell table:formula="of:=COS([rf.$B$6])*servo_saver_arm_length*SIN([rf.C237])+SIN([rf.$B$6])*servo_saver_arm_length*COS([rf.C237])+[rf.$C$24]" office:value-type="float" office:value="-0.251317076989131" calcext:value-type="float">
            <text:p>-0,251317076989131</text:p>
          </table:table-cell>
          <table:table-cell table:formula="of:=[$rf.D237]-[$rf.$B$14]" office:value-type="float" office:value="58.9980261197066" calcext:value-type="float">
            <text:p>58,9980261197066</text:p>
          </table:table-cell>
          <table:table-cell table:formula="of:=[rf.E237]-[$rf.$C$14]" office:value-type="float" office:value="94.7486829230109" calcext:value-type="float">
            <text:p>94,7486829230109</text:p>
          </table:table-cell>
          <table:table-cell table:style-name="Default" table:formula="of:=SQRT([rf.F237]^2+[rf.G237]^2)" office:value-type="float" office:value="111.615769502642" calcext:value-type="float">
            <text:p>111,615769502642</text:p>
          </table:table-cell>
          <table:table-cell table:formula="of:=([rf.H237]^2-[rf.$B$42]^2+[rf.$B$43]^2)/(2*[rf.H237])" office:value-type="float" office:value="4.46199538002697" calcext:value-type="float">
            <text:p>4,46199538002697</text:p>
          </table:table-cell>
          <table:table-cell table:formula="of:=ACOS([rf.I237]/[rf.$B$43])" office:value-type="float" office:value="1.35668823481343" calcext:value-type="float">
            <text:p>1,35668823481343</text:p>
          </table:table-cell>
          <table:table-cell table:style-name="ce17" table:formula="of:=ASIN([rf.F237]/[rf.H237])" office:value-type="float" office:value="0.556928623878425" calcext:value-type="float">
            <text:p>0,556928623878425</text:p>
          </table:table-cell>
          <table:table-cell table:style-name="ce17" table:formula="of:=IF(0.5*PI()-[rf.$B$9]&gt;[rf.K237];1;-1)" office:value-type="float" office:value="1" calcext:value-type="float">
            <text:p>1</text:p>
          </table:table-cell>
          <table:table-cell table:style-name="ce17" table:formula="of:=0.5*PI()-([rf.J237]*[rf.L237]+[rf.K237])" office:value-type="float" office:value="-0.34282053189696" calcext:value-type="float">
            <text:p>-0,34282053189696</text:p>
          </table:table-cell>
          <table:table-cell table:style-name="ce17" table:formula="of:=[rf.M237]-[rf.$B$8]" office:value-type="float" office:value="-0.0112079740180373" calcext:value-type="float">
            <text:p>-0,011207974018037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rf.A238]*analyze_resolution" office:value-type="float" office:value="1.05" calcext:value-type="float">
            <text:p>1,05</text:p>
          </table:table-cell>
          <table:table-cell table:formula="of:=RADIANS(-[rf.B238])" office:value-type="float" office:value="-0.0183259571459405" calcext:value-type="float">
            <text:p>-0,018325957145941</text:p>
          </table:table-cell>
          <table:table-cell table:formula="of:=COS([rf.$B$6])*servo_saver_arm_length*COS([rf.C238])-SIN([rf.$B$6])*servo_saver_arm_length*SIN([rf.C238])+[rf.$B$24]" office:value-type="float" office:value="358.997313349549" calcext:value-type="float">
            <text:p>358,997313349549</text:p>
          </table:table-cell>
          <table:table-cell table:formula="of:=COS([rf.$B$6])*servo_saver_arm_length*SIN([rf.C238])+SIN([rf.$B$6])*servo_saver_arm_length*COS([rf.C238])+[rf.$C$24]" office:value-type="float" office:value="-0.293198902337645" calcext:value-type="float">
            <text:p>-0,293198902337645</text:p>
          </table:table-cell>
          <table:table-cell table:formula="of:=[$rf.D238]-[$rf.$B$14]" office:value-type="float" office:value="58.9973133495493" calcext:value-type="float">
            <text:p>58,9973133495493</text:p>
          </table:table-cell>
          <table:table-cell table:formula="of:=[rf.E238]-[$rf.$C$14]" office:value-type="float" office:value="94.7068010976624" calcext:value-type="float">
            <text:p>94,7068010976624</text:p>
          </table:table-cell>
          <table:table-cell table:style-name="Default" table:formula="of:=SQRT([rf.F238]^2+[rf.G238]^2)" office:value-type="float" office:value="111.579842071125" calcext:value-type="float">
            <text:p>111,579842071125</text:p>
          </table:table-cell>
          <table:table-cell table:formula="of:=([rf.H238]^2-[rf.$B$42]^2+[rf.$B$43]^2)/(2*[rf.H238])" office:value-type="float" office:value="4.42749887581992" calcext:value-type="float">
            <text:p>4,42749887581992</text:p>
          </table:table-cell>
          <table:table-cell table:formula="of:=ACOS([rf.I238]/[rf.$B$43])" office:value-type="float" office:value="1.35836900434335" calcext:value-type="float">
            <text:p>1,35836900434335</text:p>
          </table:table-cell>
          <table:table-cell table:style-name="ce17" table:formula="of:=ASIN([rf.F238]/[rf.H238])" office:value-type="float" office:value="0.557121605852987" calcext:value-type="float">
            <text:p>0,557121605852987</text:p>
          </table:table-cell>
          <table:table-cell table:style-name="ce17" table:formula="of:=IF(0.5*PI()-[rf.$B$9]&gt;[rf.K238];1;-1)" office:value-type="float" office:value="1" calcext:value-type="float">
            <text:p>1</text:p>
          </table:table-cell>
          <table:table-cell table:style-name="ce17" table:formula="of:=0.5*PI()-([rf.J238]*[rf.L238]+[rf.K238])" office:value-type="float" office:value="-0.344694283401441" calcext:value-type="float">
            <text:p>-0,344694283401441</text:p>
          </table:table-cell>
          <table:table-cell table:style-name="ce17" table:formula="of:=[rf.M238]-[rf.$B$8]" office:value-type="float" office:value="-0.0130817255225184" calcext:value-type="float">
            <text:p>-0,013081725522518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rf.A239]*analyze_resolution" office:value-type="float" office:value="1.2" calcext:value-type="float">
            <text:p>1,2</text:p>
          </table:table-cell>
          <table:table-cell table:formula="of:=RADIANS(-[rf.B239])" office:value-type="float" office:value="-0.020943951023932" calcext:value-type="float">
            <text:p>-0,020943951023932</text:p>
          </table:table-cell>
          <table:table-cell table:formula="of:=COS([rf.$B$6])*servo_saver_arm_length*COS([rf.C239])-SIN([rf.$B$6])*servo_saver_arm_length*SIN([rf.C239])+[rf.$B$24]" office:value-type="float" office:value="358.996490935598" calcext:value-type="float">
            <text:p>358,996490935598</text:p>
          </table:table-cell>
          <table:table-cell table:formula="of:=COS([rf.$B$6])*servo_saver_arm_length*SIN([rf.C239])+SIN([rf.$B$6])*servo_saver_arm_length*COS([rf.C239])+[rf.$C$24]" office:value-type="float" office:value="-0.335078718133711" calcext:value-type="float">
            <text:p>-0,335078718133711</text:p>
          </table:table-cell>
          <table:table-cell table:formula="of:=[$rf.D239]-[$rf.$B$14]" office:value-type="float" office:value="58.9964909355975" calcext:value-type="float">
            <text:p>58,9964909355975</text:p>
          </table:table-cell>
          <table:table-cell table:formula="of:=[rf.E239]-[$rf.$C$14]" office:value-type="float" office:value="94.6649212818663" calcext:value-type="float">
            <text:p>94,6649212818663</text:p>
          </table:table-cell>
          <table:table-cell table:style-name="Default" table:formula="of:=SQRT([rf.F239]^2+[rf.G239]^2)" office:value-type="float" office:value="111.543862511642" calcext:value-type="float">
            <text:p>111,543862511642</text:p>
          </table:table-cell>
          <table:table-cell table:formula="of:=([rf.H239]^2-[rf.$B$42]^2+[rf.$B$43]^2)/(2*[rf.H239])" office:value-type="float" office:value="4.3929416464521" calcext:value-type="float">
            <text:p>4,3929416464521</text:p>
          </table:table-cell>
          <table:table-cell table:formula="of:=ACOS([rf.I239]/[rf.$B$43])" office:value-type="float" office:value="1.36005212189601" calcext:value-type="float">
            <text:p>1,36005212189601</text:p>
          </table:table-cell>
          <table:table-cell table:style-name="ce17" table:formula="of:=ASIN([rf.F239]/[rf.H239])" office:value-type="float" office:value="0.557313868385801" calcext:value-type="float">
            <text:p>0,557313868385801</text:p>
          </table:table-cell>
          <table:table-cell table:style-name="ce17" table:formula="of:=IF(0.5*PI()-[rf.$B$9]&gt;[rf.K239];1;-1)" office:value-type="float" office:value="1" calcext:value-type="float">
            <text:p>1</text:p>
          </table:table-cell>
          <table:table-cell table:style-name="ce17" table:formula="of:=0.5*PI()-([rf.J239]*[rf.L239]+[rf.K239])" office:value-type="float" office:value="-0.346569663486918" calcext:value-type="float">
            <text:p>-0,346569663486918</text:p>
          </table:table-cell>
          <table:table-cell table:style-name="ce17" table:formula="of:=[rf.M239]-[rf.$B$8]" office:value-type="float" office:value="-0.0149571056079956" calcext:value-type="float">
            <text:p>-0,014957105607996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rf.A240]*analyze_resolution" office:value-type="float" office:value="1.35" calcext:value-type="float">
            <text:p>1,35</text:p>
          </table:table-cell>
          <table:table-cell table:formula="of:=RADIANS(-[rf.B240])" office:value-type="float" office:value="-0.0235619449019234" calcext:value-type="float">
            <text:p>-0,023561944901924</text:p>
          </table:table-cell>
          <table:table-cell table:formula="of:=COS([rf.$B$6])*servo_saver_arm_length*COS([rf.C240])-SIN([rf.$B$6])*servo_saver_arm_length*SIN([rf.C240])+[rf.$B$24]" office:value-type="float" office:value="358.995558883488" calcext:value-type="float">
            <text:p>358,995558883488</text:p>
          </table:table-cell>
          <table:table-cell table:formula="of:=COS([rf.$B$6])*servo_saver_arm_length*SIN([rf.C240])+SIN([rf.$B$6])*servo_saver_arm_length*COS([rf.C240])+[rf.$C$24]" office:value-type="float" office:value="-0.376956237337762" calcext:value-type="float">
            <text:p>-0,376956237337762</text:p>
          </table:table-cell>
          <table:table-cell table:formula="of:=[$rf.D240]-[$rf.$B$14]" office:value-type="float" office:value="58.995558883488" calcext:value-type="float">
            <text:p>58,995558883488</text:p>
          </table:table-cell>
          <table:table-cell table:formula="of:=[rf.E240]-[$rf.$C$14]" office:value-type="float" office:value="94.6230437626622" calcext:value-type="float">
            <text:p>94,6230437626622</text:p>
          </table:table-cell>
          <table:table-cell table:style-name="Default" table:formula="of:=SQRT([rf.F240]^2+[rf.G240]^2)" office:value-type="float" office:value="111.507831020453" calcext:value-type="float">
            <text:p>111,507831020453</text:p>
          </table:table-cell>
          <table:table-cell table:formula="of:=([rf.H240]^2-[rf.$B$42]^2+[rf.$B$43]^2)/(2*[rf.H240])" office:value-type="float" office:value="4.35832382372573" calcext:value-type="float">
            <text:p>4,35832382372573</text:p>
          </table:table-cell>
          <table:table-cell table:formula="of:=ACOS([rf.I240]/[rf.$B$43])" office:value-type="float" office:value="1.36173758327564" calcext:value-type="float">
            <text:p>1,36173758327564</text:p>
          </table:table-cell>
          <table:table-cell table:style-name="ce17" table:formula="of:=ASIN([rf.F240]/[rf.H240])" office:value-type="float" office:value="0.557505409738311" calcext:value-type="float">
            <text:p>0,557505409738311</text:p>
          </table:table-cell>
          <table:table-cell table:style-name="ce17" table:formula="of:=IF(0.5*PI()-[rf.$B$9]&gt;[rf.K240];1;-1)" office:value-type="float" office:value="1" calcext:value-type="float">
            <text:p>1</text:p>
          </table:table-cell>
          <table:table-cell table:style-name="ce17" table:formula="of:=0.5*PI()-([rf.J240]*[rf.L240]+[rf.K240])" office:value-type="float" office:value="-0.348446666219059" calcext:value-type="float">
            <text:p>-0,348446666219059</text:p>
          </table:table-cell>
          <table:table-cell table:style-name="ce17" table:formula="of:=[rf.M240]-[rf.$B$8]" office:value-type="float" office:value="-0.0168341083401367" calcext:value-type="float">
            <text:p>-0,01683410834013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rf.A241]*analyze_resolution" office:value-type="float" office:value="1.5" calcext:value-type="float">
            <text:p>1,5</text:p>
          </table:table-cell>
          <table:table-cell table:formula="of:=RADIANS(-[rf.B241])" office:value-type="float" office:value="-0.0261799387799149" calcext:value-type="float">
            <text:p>-0,026179938779915</text:p>
          </table:table-cell>
          <table:table-cell table:formula="of:=COS([rf.$B$6])*servo_saver_arm_length*COS([rf.C241])-SIN([rf.$B$6])*servo_saver_arm_length*SIN([rf.C241])+[rf.$B$24]" office:value-type="float" office:value="358.994517199609" calcext:value-type="float">
            <text:p>358,994517199609</text:p>
          </table:table-cell>
          <table:table-cell table:formula="of:=COS([rf.$B$6])*servo_saver_arm_length*SIN([rf.C241])+SIN([rf.$B$6])*servo_saver_arm_length*COS([rf.C241])+[rf.$C$24]" office:value-type="float" office:value="-0.41883117292597" calcext:value-type="float">
            <text:p>-0,41883117292597</text:p>
          </table:table-cell>
          <table:table-cell table:formula="of:=[$rf.D241]-[$rf.$B$14]" office:value-type="float" office:value="58.9945171996089" calcext:value-type="float">
            <text:p>58,9945171996089</text:p>
          </table:table-cell>
          <table:table-cell table:formula="of:=[rf.E241]-[$rf.$C$14]" office:value-type="float" office:value="94.581168827074" calcext:value-type="float">
            <text:p>94,581168827074</text:p>
          </table:table-cell>
          <table:table-cell table:style-name="Default" table:formula="of:=SQRT([rf.F241]^2+[rf.G241]^2)" office:value-type="float" office:value="111.471747794275" calcext:value-type="float">
            <text:p>111,471747794275</text:p>
          </table:table-cell>
          <table:table-cell table:formula="of:=([rf.H241]^2-[rf.$B$42]^2+[rf.$B$43]^2)/(2*[rf.H241])" office:value-type="float" office:value="4.32364553994635" calcext:value-type="float">
            <text:p>4,32364553994635</text:p>
          </table:table-cell>
          <table:table-cell table:formula="of:=ACOS([rf.I241]/[rf.$B$43])" office:value-type="float" office:value="1.36342538430608" calcext:value-type="float">
            <text:p>1,36342538430608</text:p>
          </table:table-cell>
          <table:table-cell table:style-name="ce17" table:formula="of:=ASIN([rf.F241]/[rf.H241])" office:value-type="float" office:value="0.557696228171976" calcext:value-type="float">
            <text:p>0,557696228171976</text:p>
          </table:table-cell>
          <table:table-cell table:style-name="ce17" table:formula="of:=IF(0.5*PI()-[rf.$B$9]&gt;[rf.K241];1;-1)" office:value-type="float" office:value="1" calcext:value-type="float">
            <text:p>1</text:p>
          </table:table-cell>
          <table:table-cell table:style-name="ce17" table:formula="of:=0.5*PI()-([rf.J241]*[rf.L241]+[rf.K241])" office:value-type="float" office:value="-0.350325285683158" calcext:value-type="float">
            <text:p>-0,350325285683158</text:p>
          </table:table-cell>
          <table:table-cell table:style-name="ce17" table:formula="of:=[rf.M241]-[rf.$B$8]" office:value-type="float" office:value="-0.0187127278042356" calcext:value-type="float">
            <text:p>-0,018712727804236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rf.A242]*analyze_resolution" office:value-type="float" office:value="1.65" calcext:value-type="float">
            <text:p>1,65</text:p>
          </table:table-cell>
          <table:table-cell table:formula="of:=RADIANS(-[rf.B242])" office:value-type="float" office:value="-0.0287979326579064" calcext:value-type="float">
            <text:p>-0,028797932657907</text:p>
          </table:table-cell>
          <table:table-cell table:formula="of:=COS([rf.$B$6])*servo_saver_arm_length*COS([rf.C242])-SIN([rf.$B$6])*servo_saver_arm_length*SIN([rf.C242])+[rf.$B$24]" office:value-type="float" office:value="358.9933658911" calcext:value-type="float">
            <text:p>358,9933658911</text:p>
          </table:table-cell>
          <table:table-cell table:formula="of:=COS([rf.$B$6])*servo_saver_arm_length*SIN([rf.C242])+SIN([rf.$B$6])*servo_saver_arm_length*COS([rf.C242])+[rf.$C$24]" office:value-type="float" office:value="-0.460703237892215" calcext:value-type="float">
            <text:p>-0,460703237892215</text:p>
          </table:table-cell>
          <table:table-cell table:formula="of:=[$rf.D242]-[$rf.$B$14]" office:value-type="float" office:value="58.9933658910998" calcext:value-type="float">
            <text:p>58,9933658910998</text:p>
          </table:table-cell>
          <table:table-cell table:formula="of:=[rf.E242]-[$rf.$C$14]" office:value-type="float" office:value="94.5392967621078" calcext:value-type="float">
            <text:p>94,5392967621078</text:p>
          </table:table-cell>
          <table:table-cell table:style-name="Default" table:formula="of:=SQRT([rf.F242]^2+[rf.G242]^2)" office:value-type="float" office:value="111.435613030283" calcext:value-type="float">
            <text:p>111,435613030283</text:p>
          </table:table-cell>
          <table:table-cell table:formula="of:=([rf.H242]^2-[rf.$B$42]^2+[rf.$B$43]^2)/(2*[rf.H242])" office:value-type="float" office:value="4.28890692792415" calcext:value-type="float">
            <text:p>4,28890692792415</text:p>
          </table:table-cell>
          <table:table-cell table:formula="of:=ACOS([rf.I242]/[rf.$B$43])" office:value-type="float" office:value="1.36511552083072" calcext:value-type="float">
            <text:p>1,36511552083072</text:p>
          </table:table-cell>
          <table:table-cell table:style-name="ce17" table:formula="of:=ASIN([rf.F242]/[rf.H242])" office:value-type="float" office:value="0.557886321948272" calcext:value-type="float">
            <text:p>0,557886321948272</text:p>
          </table:table-cell>
          <table:table-cell table:style-name="ce17" table:formula="of:=IF(0.5*PI()-[rf.$B$9]&gt;[rf.K242];1;-1)" office:value-type="float" office:value="1" calcext:value-type="float">
            <text:p>1</text:p>
          </table:table-cell>
          <table:table-cell table:style-name="ce17" table:formula="of:=0.5*PI()-([rf.J242]*[rf.L242]+[rf.K242])" office:value-type="float" office:value="-0.352205515984096" calcext:value-type="float">
            <text:p>-0,352205515984096</text:p>
          </table:table-cell>
          <table:table-cell table:style-name="ce17" table:formula="of:=[rf.M242]-[rf.$B$8]" office:value-type="float" office:value="-0.0205929581051729" calcext:value-type="float">
            <text:p>-0,02059295810517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rf.A243]*analyze_resolution" office:value-type="float" office:value="1.8" calcext:value-type="float">
            <text:p>1,8</text:p>
          </table:table-cell>
          <table:table-cell table:formula="of:=RADIANS(-[rf.B243])" office:value-type="float" office:value="-0.0314159265358979" calcext:value-type="float">
            <text:p>-0,031415926535898</text:p>
          </table:table-cell>
          <table:table-cell table:formula="of:=COS([rf.$B$6])*servo_saver_arm_length*COS([rf.C243])-SIN([rf.$B$6])*servo_saver_arm_length*SIN([rf.C243])+[rf.$B$24]" office:value-type="float" office:value="358.992104965852" calcext:value-type="float">
            <text:p>358,992104965852</text:p>
          </table:table-cell>
          <table:table-cell table:formula="of:=COS([rf.$B$6])*servo_saver_arm_length*SIN([rf.C243])+SIN([rf.$B$6])*servo_saver_arm_length*COS([rf.C243])+[rf.$C$24]" office:value-type="float" office:value="-0.502572145250053" calcext:value-type="float">
            <text:p>-0,502572145250053</text:p>
          </table:table-cell>
          <table:table-cell table:formula="of:=[$rf.D243]-[$rf.$B$14]" office:value-type="float" office:value="58.9921049658517" calcext:value-type="float">
            <text:p>58,9921049658517</text:p>
          </table:table-cell>
          <table:table-cell table:formula="of:=[rf.E243]-[$rf.$C$14]" office:value-type="float" office:value="94.4974278547499" calcext:value-type="float">
            <text:p>94,4974278547499</text:p>
          </table:table-cell>
          <table:table-cell table:style-name="Default" table:formula="of:=SQRT([rf.F243]^2+[rf.G243]^2)" office:value-type="float" office:value="111.39942692611" calcext:value-type="float">
            <text:p>111,39942692611</text:p>
          </table:table-cell>
          <table:table-cell table:formula="of:=([rf.H243]^2-[rf.$B$42]^2+[rf.$B$43]^2)/(2*[rf.H243])" office:value-type="float" office:value="4.25410812097561" calcext:value-type="float">
            <text:p>4,25410812097561</text:p>
          </table:table-cell>
          <table:table-cell table:formula="of:=ACOS([rf.I243]/[rf.$B$43])" office:value-type="float" office:value="1.36680798871247" calcext:value-type="float">
            <text:p>1,36680798871247</text:p>
          </table:table-cell>
          <table:table-cell table:style-name="ce17" table:formula="of:=ASIN([rf.F243]/[rf.H243])" office:value-type="float" office:value="0.558075689328714" calcext:value-type="float">
            <text:p>0,558075689328714</text:p>
          </table:table-cell>
          <table:table-cell table:style-name="ce17" table:formula="of:=IF(0.5*PI()-[rf.$B$9]&gt;[rf.K243];1;-1)" office:value-type="float" office:value="1" calcext:value-type="float">
            <text:p>1</text:p>
          </table:table-cell>
          <table:table-cell table:style-name="ce17" table:formula="of:=0.5*PI()-([rf.J243]*[rf.L243]+[rf.K243])" office:value-type="float" office:value="-0.354087351246286" calcext:value-type="float">
            <text:p>-0,354087351246286</text:p>
          </table:table-cell>
          <table:table-cell table:style-name="ce17" table:formula="of:=[rf.M243]-[rf.$B$8]" office:value-type="float" office:value="-0.0224747933673635" calcext:value-type="float">
            <text:p>-0,02247479336736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rf.A244]*analyze_resolution" office:value-type="float" office:value="1.95" calcext:value-type="float">
            <text:p>1,95</text:p>
          </table:table-cell>
          <table:table-cell table:formula="of:=RADIANS(-[rf.B244])" office:value-type="float" office:value="-0.0340339204138894" calcext:value-type="float">
            <text:p>-0,03403392041389</text:p>
          </table:table-cell>
          <table:table-cell table:formula="of:=COS([rf.$B$6])*servo_saver_arm_length*COS([rf.C244])-SIN([rf.$B$6])*servo_saver_arm_length*SIN([rf.C244])+[rf.$B$24]" office:value-type="float" office:value="358.990734432507" calcext:value-type="float">
            <text:p>358,990734432507</text:p>
          </table:table-cell>
          <table:table-cell table:formula="of:=COS([rf.$B$6])*servo_saver_arm_length*SIN([rf.C244])+SIN([rf.$B$6])*servo_saver_arm_length*COS([rf.C244])+[rf.$C$24]" office:value-type="float" office:value="-0.544437608034679" calcext:value-type="float">
            <text:p>-0,544437608034679</text:p>
          </table:table-cell>
          <table:table-cell table:formula="of:=[$rf.D244]-[$rf.$B$14]" office:value-type="float" office:value="58.9907344325068" calcext:value-type="float">
            <text:p>58,9907344325068</text:p>
          </table:table-cell>
          <table:table-cell table:formula="of:=[rf.E244]-[$rf.$C$14]" office:value-type="float" office:value="94.4555623919653" calcext:value-type="float">
            <text:p>94,4555623919653</text:p>
          </table:table-cell>
          <table:table-cell table:style-name="Default" table:formula="of:=SQRT([rf.F244]^2+[rf.G244]^2)" office:value-type="float" office:value="111.363189679844" calcext:value-type="float">
            <text:p>111,363189679844</text:p>
          </table:table-cell>
          <table:table-cell table:formula="of:=([rf.H244]^2-[rf.$B$42]^2+[rf.$B$43]^2)/(2*[rf.H244])" office:value-type="float" office:value="4.21924925292493" calcext:value-type="float">
            <text:p>4,21924925292493</text:p>
          </table:table-cell>
          <table:table-cell table:formula="of:=ACOS([rf.I244]/[rf.$B$43])" office:value-type="float" office:value="1.36850278383367" calcext:value-type="float">
            <text:p>1,36850278383367</text:p>
          </table:table-cell>
          <table:table-cell table:style-name="ce17" table:formula="of:=ASIN([rf.F244]/[rf.H244])" office:value-type="float" office:value="0.55826432857486" calcext:value-type="float">
            <text:p>0,55826432857486</text:p>
          </table:table-cell>
          <table:table-cell table:style-name="ce17" table:formula="of:=IF(0.5*PI()-[rf.$B$9]&gt;[rf.K244];1;-1)" office:value-type="float" office:value="1" calcext:value-type="float">
            <text:p>1</text:p>
          </table:table-cell>
          <table:table-cell table:style-name="ce17" table:formula="of:=0.5*PI()-([rf.J244]*[rf.L244]+[rf.K244])" office:value-type="float" office:value="-0.355970785613636" calcext:value-type="float">
            <text:p>-0,355970785613636</text:p>
          </table:table-cell>
          <table:table-cell table:style-name="ce17" table:formula="of:=[rf.M244]-[rf.$B$8]" office:value-type="float" office:value="-0.0243582277347134" calcext:value-type="float">
            <text:p>-0,024358227734714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rf.A245]*analyze_resolution" office:value-type="float" office:value="2.1" calcext:value-type="float">
            <text:p>2,1</text:p>
          </table:table-cell>
          <table:table-cell table:formula="of:=RADIANS(-[rf.B245])" office:value-type="float" office:value="-0.0366519142918809" calcext:value-type="float">
            <text:p>-0,036651914291881</text:p>
          </table:table-cell>
          <table:table-cell table:formula="of:=COS([rf.$B$6])*servo_saver_arm_length*COS([rf.C245])-SIN([rf.$B$6])*servo_saver_arm_length*SIN([rf.C245])+[rf.$B$24]" office:value-type="float" office:value="358.989254300459" calcext:value-type="float">
            <text:p>358,989254300459</text:p>
          </table:table-cell>
          <table:table-cell table:formula="of:=COS([rf.$B$6])*servo_saver_arm_length*SIN([rf.C245])+SIN([rf.$B$6])*servo_saver_arm_length*COS([rf.C245])+[rf.$C$24]" office:value-type="float" office:value="-0.5862993393049" calcext:value-type="float">
            <text:p>-0,5862993393049</text:p>
          </table:table-cell>
          <table:table-cell table:formula="of:=[$rf.D245]-[$rf.$B$14]" office:value-type="float" office:value="58.9892543004585" calcext:value-type="float">
            <text:p>58,9892543004585</text:p>
          </table:table-cell>
          <table:table-cell table:formula="of:=[rf.E245]-[$rf.$C$14]" office:value-type="float" office:value="94.4137006606951" calcext:value-type="float">
            <text:p>94,4137006606951</text:p>
          </table:table-cell>
          <table:table-cell table:style-name="Default" table:formula="of:=SQRT([rf.F245]^2+[rf.G245]^2)" office:value-type="float" office:value="111.326901490033" calcext:value-type="float">
            <text:p>111,326901490033</text:p>
          </table:table-cell>
          <table:table-cell table:formula="of:=([rf.H245]^2-[rf.$B$42]^2+[rf.$B$43]^2)/(2*[rf.H245])" office:value-type="float" office:value="4.1843304581057" calcext:value-type="float">
            <text:p>4,1843304581057</text:p>
          </table:table-cell>
          <table:table-cell table:formula="of:=ACOS([rf.I245]/[rf.$B$43])" office:value-type="float" office:value="1.37019990209606" calcext:value-type="float">
            <text:p>1,37019990209606</text:p>
          </table:table-cell>
          <table:table-cell table:style-name="ce17" table:formula="of:=ASIN([rf.F245]/[rf.H245])" office:value-type="float" office:value="0.558452237948322" calcext:value-type="float">
            <text:p>0,558452237948322</text:p>
          </table:table-cell>
          <table:table-cell table:style-name="ce17" table:formula="of:=IF(0.5*PI()-[rf.$B$9]&gt;[rf.K245];1;-1)" office:value-type="float" office:value="1" calcext:value-type="float">
            <text:p>1</text:p>
          </table:table-cell>
          <table:table-cell table:style-name="ce17" table:formula="of:=0.5*PI()-([rf.J245]*[rf.L245]+[rf.K245])" office:value-type="float" office:value="-0.357855813249487" calcext:value-type="float">
            <text:p>-0,357855813249487</text:p>
          </table:table-cell>
          <table:table-cell table:style-name="ce17" table:formula="of:=[rf.M245]-[rf.$B$8]" office:value-type="float" office:value="-0.0262432553705645" calcext:value-type="float">
            <text:p>-0,02624325537056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rf.A246]*analyze_resolution" office:value-type="float" office:value="2.25" calcext:value-type="float">
            <text:p>2,25</text:p>
          </table:table-cell>
          <table:table-cell table:formula="of:=RADIANS(-[rf.B246])" office:value-type="float" office:value="-0.0392699081698724" calcext:value-type="float">
            <text:p>-0,039269908169873</text:p>
          </table:table-cell>
          <table:table-cell table:formula="of:=COS([rf.$B$6])*servo_saver_arm_length*COS([rf.C246])-SIN([rf.$B$6])*servo_saver_arm_length*SIN([rf.C246])+[rf.$B$24]" office:value-type="float" office:value="358.987664579852" calcext:value-type="float">
            <text:p>358,987664579852</text:p>
          </table:table-cell>
          <table:table-cell table:formula="of:=COS([rf.$B$6])*servo_saver_arm_length*SIN([rf.C246])+SIN([rf.$B$6])*servo_saver_arm_length*COS([rf.C246])+[rf.$C$24]" office:value-type="float" office:value="-0.628157052145098" calcext:value-type="float">
            <text:p>-0,628157052145098</text:p>
          </table:table-cell>
          <table:table-cell table:formula="of:=[$rf.D246]-[$rf.$B$14]" office:value-type="float" office:value="58.9876645798516" calcext:value-type="float">
            <text:p>58,9876645798516</text:p>
          </table:table-cell>
          <table:table-cell table:formula="of:=[rf.E246]-[$rf.$C$14]" office:value-type="float" office:value="94.3718429478549" calcext:value-type="float">
            <text:p>94,3718429478549</text:p>
          </table:table-cell>
          <table:table-cell table:style-name="Default" table:formula="of:=SQRT([rf.F246]^2+[rf.G246]^2)" office:value-type="float" office:value="111.29056255568" calcext:value-type="float">
            <text:p>111,29056255568</text:p>
          </table:table-cell>
          <table:table-cell table:formula="of:=([rf.H246]^2-[rf.$B$42]^2+[rf.$B$43]^2)/(2*[rf.H246])" office:value-type="float" office:value="4.14935187136218" calcext:value-type="float">
            <text:p>4,14935187136218</text:p>
          </table:table-cell>
          <table:table-cell table:formula="of:=ACOS([rf.I246]/[rf.$B$43])" office:value-type="float" office:value="1.37189933942069" calcext:value-type="float">
            <text:p>1,37189933942069</text:p>
          </table:table-cell>
          <table:table-cell table:style-name="ce17" table:formula="of:=ASIN([rf.F246]/[rf.H246])" office:value-type="float" office:value="0.558639415710783" calcext:value-type="float">
            <text:p>0,558639415710783</text:p>
          </table:table-cell>
          <table:table-cell table:style-name="ce17" table:formula="of:=IF(0.5*PI()-[rf.$B$9]&gt;[rf.K246];1;-1)" office:value-type="float" office:value="1" calcext:value-type="float">
            <text:p>1</text:p>
          </table:table-cell>
          <table:table-cell table:style-name="ce17" table:formula="of:=0.5*PI()-([rf.J246]*[rf.L246]+[rf.K246])" office:value-type="float" office:value="-0.359742428336581" calcext:value-type="float">
            <text:p>-0,359742428336581</text:p>
          </table:table-cell>
          <table:table-cell table:style-name="ce17" table:formula="of:=[rf.M246]-[rf.$B$8]" office:value-type="float" office:value="-0.0281298704576585" calcext:value-type="float">
            <text:p>-0,028129870457659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rf.A247]*analyze_resolution" office:value-type="float" office:value="2.4" calcext:value-type="float">
            <text:p>2,4</text:p>
          </table:table-cell>
          <table:table-cell table:formula="of:=RADIANS(-[rf.B247])" office:value-type="float" office:value="-0.0418879020478639" calcext:value-type="float">
            <text:p>-0,041887902047864</text:p>
          </table:table-cell>
          <table:table-cell table:formula="of:=COS([rf.$B$6])*servo_saver_arm_length*COS([rf.C247])-SIN([rf.$B$6])*servo_saver_arm_length*SIN([rf.C247])+[rf.$B$24]" office:value-type="float" office:value="358.985965281582" calcext:value-type="float">
            <text:p>358,985965281582</text:p>
          </table:table-cell>
          <table:table-cell table:formula="of:=COS([rf.$B$6])*servo_saver_arm_length*SIN([rf.C247])+SIN([rf.$B$6])*servo_saver_arm_length*COS([rf.C247])+[rf.$C$24]" office:value-type="float" office:value="-0.670010459667194" calcext:value-type="float">
            <text:p>-0,670010459667194</text:p>
          </table:table-cell>
          <table:table-cell table:formula="of:=[$rf.D247]-[$rf.$B$14]" office:value-type="float" office:value="58.9859652815817" calcext:value-type="float">
            <text:p>58,9859652815817</text:p>
          </table:table-cell>
          <table:table-cell table:formula="of:=[rf.E247]-[$rf.$C$14]" office:value-type="float" office:value="94.3299895403328" calcext:value-type="float">
            <text:p>94,3299895403328</text:p>
          </table:table-cell>
          <table:table-cell table:style-name="Default" table:formula="of:=SQRT([rf.F247]^2+[rf.G247]^2)" office:value-type="float" office:value="111.254173076246" calcext:value-type="float">
            <text:p>111,254173076246</text:p>
          </table:table-cell>
          <table:table-cell table:formula="of:=([rf.H247]^2-[rf.$B$42]^2+[rf.$B$43]^2)/(2*[rf.H247])" office:value-type="float" office:value="4.11431362805112" calcext:value-type="float">
            <text:p>4,11431362805112</text:p>
          </table:table-cell>
          <table:table-cell table:formula="of:=ACOS([rf.I247]/[rf.$B$43])" office:value-type="float" office:value="1.37360109174789" calcext:value-type="float">
            <text:p>1,37360109174789</text:p>
          </table:table-cell>
          <table:table-cell table:style-name="ce17" table:formula="of:=ASIN([rf.F247]/[rf.H247])" office:value-type="float" office:value="0.558825860124001" calcext:value-type="float">
            <text:p>0,558825860124001</text:p>
          </table:table-cell>
          <table:table-cell table:style-name="ce17" table:formula="of:=IF(0.5*PI()-[rf.$B$9]&gt;[rf.K247];1;-1)" office:value-type="float" office:value="1" calcext:value-type="float">
            <text:p>1</text:p>
          </table:table-cell>
          <table:table-cell table:style-name="ce17" table:formula="of:=0.5*PI()-([rf.J247]*[rf.L247]+[rf.K247])" office:value-type="float" office:value="-0.361630625076997" calcext:value-type="float">
            <text:p>-0,361630625076997</text:p>
          </table:table-cell>
          <table:table-cell table:style-name="ce17" table:formula="of:=[rf.M247]-[rf.$B$8]" office:value-type="float" office:value="-0.0300180671980743" calcext:value-type="float">
            <text:p>-0,030018067198074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rf.A248]*analyze_resolution" office:value-type="float" office:value="2.55" calcext:value-type="float">
            <text:p>2,55</text:p>
          </table:table-cell>
          <table:table-cell table:formula="of:=RADIANS(-[rf.B248])" office:value-type="float" office:value="-0.0445058959258554" calcext:value-type="float">
            <text:p>-0,044505895925855</text:p>
          </table:table-cell>
          <table:table-cell table:formula="of:=COS([rf.$B$6])*servo_saver_arm_length*COS([rf.C248])-SIN([rf.$B$6])*servo_saver_arm_length*SIN([rf.C248])+[rf.$B$24]" office:value-type="float" office:value="358.984156417296" calcext:value-type="float">
            <text:p>358,984156417296</text:p>
          </table:table-cell>
          <table:table-cell table:formula="of:=COS([rf.$B$6])*servo_saver_arm_length*SIN([rf.C248])+SIN([rf.$B$6])*servo_saver_arm_length*COS([rf.C248])+[rf.$C$24]" office:value-type="float" office:value="-0.71185927501262" calcext:value-type="float">
            <text:p>-0,71185927501262</text:p>
          </table:table-cell>
          <table:table-cell table:formula="of:=[$rf.D248]-[$rf.$B$14]" office:value-type="float" office:value="58.9841564172958" calcext:value-type="float">
            <text:p>58,9841564172958</text:p>
          </table:table-cell>
          <table:table-cell table:formula="of:=[rf.E248]-[$rf.$C$14]" office:value-type="float" office:value="94.2881407249874" calcext:value-type="float">
            <text:p>94,2881407249874</text:p>
          </table:table-cell>
          <table:table-cell table:style-name="Default" table:formula="of:=SQRT([rf.F248]^2+[rf.G248]^2)" office:value-type="float" office:value="111.217733251649" calcext:value-type="float">
            <text:p>111,217733251649</text:p>
          </table:table-cell>
          <table:table-cell table:formula="of:=([rf.H248]^2-[rf.$B$42]^2+[rf.$B$43]^2)/(2*[rf.H248])" office:value-type="float" office:value="4.07921586404315" calcext:value-type="float">
            <text:p>4,07921586404315</text:p>
          </table:table-cell>
          <table:table-cell table:formula="of:=ACOS([rf.I248]/[rf.$B$43])" office:value-type="float" office:value="1.37530515503718" calcext:value-type="float">
            <text:p>1,37530515503718</text:p>
          </table:table-cell>
          <table:table-cell table:style-name="ce17" table:formula="of:=ASIN([rf.F248]/[rf.H248])" office:value-type="float" office:value="0.559011569449827" calcext:value-type="float">
            <text:p>0,559011569449827</text:p>
          </table:table-cell>
          <table:table-cell table:style-name="ce17" table:formula="of:=IF(0.5*PI()-[rf.$B$9]&gt;[rf.K248];1;-1)" office:value-type="float" office:value="1" calcext:value-type="float">
            <text:p>1</text:p>
          </table:table-cell>
          <table:table-cell table:style-name="ce17" table:formula="of:=0.5*PI()-([rf.J248]*[rf.L248]+[rf.K248])" office:value-type="float" office:value="-0.36352039769211" calcext:value-type="float">
            <text:p>-0,36352039769211</text:p>
          </table:table-cell>
          <table:table-cell table:style-name="ce17" table:formula="of:=[rf.M248]-[rf.$B$8]" office:value-type="float" office:value="-0.0319078398131876" calcext:value-type="float">
            <text:p>-0,031907839813188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rf.A249]*analyze_resolution" office:value-type="float" office:value="2.7" calcext:value-type="float">
            <text:p>2,7</text:p>
          </table:table-cell>
          <table:table-cell table:formula="of:=RADIANS(-[rf.B249])" office:value-type="float" office:value="-0.0471238898038469" calcext:value-type="float">
            <text:p>-0,047123889803847</text:p>
          </table:table-cell>
          <table:table-cell table:formula="of:=COS([rf.$B$6])*servo_saver_arm_length*COS([rf.C249])-SIN([rf.$B$6])*servo_saver_arm_length*SIN([rf.C249])+[rf.$B$24]" office:value-type="float" office:value="358.982237999392" calcext:value-type="float">
            <text:p>358,982237999392</text:p>
          </table:table-cell>
          <table:table-cell table:formula="of:=COS([rf.$B$6])*servo_saver_arm_length*SIN([rf.C249])+SIN([rf.$B$6])*servo_saver_arm_length*COS([rf.C249])+[rf.$C$24]" office:value-type="float" office:value="-0.753703211354283" calcext:value-type="float">
            <text:p>-0,753703211354283</text:p>
          </table:table-cell>
          <table:table-cell table:formula="of:=[$rf.D249]-[$rf.$B$14]" office:value-type="float" office:value="58.9822379993916" calcext:value-type="float">
            <text:p>58,9822379993916</text:p>
          </table:table-cell>
          <table:table-cell table:formula="of:=[rf.E249]-[$rf.$C$14]" office:value-type="float" office:value="94.2462967886457" calcext:value-type="float">
            <text:p>94,2462967886457</text:p>
          </table:table-cell>
          <table:table-cell table:style-name="Default" table:formula="of:=SQRT([rf.F249]^2+[rf.G249]^2)" office:value-type="float" office:value="111.181243282266" calcext:value-type="float">
            <text:p>111,181243282266</text:p>
          </table:table-cell>
          <table:table-cell table:formula="of:=([rf.H249]^2-[rf.$B$42]^2+[rf.$B$43]^2)/(2*[rf.H249])" office:value-type="float" office:value="4.04405871572426" calcext:value-type="float">
            <text:p>4,04405871572426</text:p>
          </table:table-cell>
          <table:table-cell table:formula="of:=ACOS([rf.I249]/[rf.$B$43])" office:value-type="float" office:value="1.37701152526723" calcext:value-type="float">
            <text:p>1,37701152526723</text:p>
          </table:table-cell>
          <table:table-cell table:style-name="ce17" table:formula="of:=ASIN([rf.F249]/[rf.H249])" office:value-type="float" office:value="0.559196541950211" calcext:value-type="float">
            <text:p>0,559196541950211</text:p>
          </table:table-cell>
          <table:table-cell table:style-name="ce17" table:formula="of:=IF(0.5*PI()-[rf.$B$9]&gt;[rf.K249];1;-1)" office:value-type="float" office:value="1" calcext:value-type="float">
            <text:p>1</text:p>
          </table:table-cell>
          <table:table-cell table:style-name="ce17" table:formula="of:=0.5*PI()-([rf.J249]*[rf.L249]+[rf.K249])" office:value-type="float" office:value="-0.365411740422546" calcext:value-type="float">
            <text:p>-0,365411740422546</text:p>
          </table:table-cell>
          <table:table-cell table:style-name="ce17" table:formula="of:=[rf.M249]-[rf.$B$8]" office:value-type="float" office:value="-0.0337991825436232" calcext:value-type="float">
            <text:p>-0,033799182543623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rf.A250]*analyze_resolution" office:value-type="float" office:value="2.85" calcext:value-type="float">
            <text:p>2,85</text:p>
          </table:table-cell>
          <table:table-cell table:formula="of:=RADIANS(-[rf.B250])" office:value-type="float" office:value="-0.0497418836818384" calcext:value-type="float">
            <text:p>-0,049741883681838</text:p>
          </table:table-cell>
          <table:table-cell table:formula="of:=COS([rf.$B$6])*servo_saver_arm_length*COS([rf.C250])-SIN([rf.$B$6])*servo_saver_arm_length*SIN([rf.C250])+[rf.$B$24]" office:value-type="float" office:value="358.980210041018" calcext:value-type="float">
            <text:p>358,980210041018</text:p>
          </table:table-cell>
          <table:table-cell table:formula="of:=COS([rf.$B$6])*servo_saver_arm_length*SIN([rf.C250])+SIN([rf.$B$6])*servo_saver_arm_length*COS([rf.C250])+[rf.$C$24]" office:value-type="float" office:value="-0.795541981898526" calcext:value-type="float">
            <text:p>-0,795541981898526</text:p>
          </table:table-cell>
          <table:table-cell table:formula="of:=[$rf.D250]-[$rf.$B$14]" office:value-type="float" office:value="58.9802100410175" calcext:value-type="float">
            <text:p>58,9802100410175</text:p>
          </table:table-cell>
          <table:table-cell table:formula="of:=[rf.E250]-[$rf.$C$14]" office:value-type="float" office:value="94.2044580181015" calcext:value-type="float">
            <text:p>94,2044580181015</text:p>
          </table:table-cell>
          <table:table-cell table:style-name="Default" table:formula="of:=SQRT([rf.F250]^2+[rf.G250]^2)" office:value-type="float" office:value="111.144703368927" calcext:value-type="float">
            <text:p>111,144703368927</text:p>
          </table:table-cell>
          <table:table-cell table:formula="of:=([rf.H250]^2-[rf.$B$42]^2+[rf.$B$43]^2)/(2*[rf.H250])" office:value-type="float" office:value="4.00884231999747" calcext:value-type="float">
            <text:p>4,00884231999747</text:p>
          </table:table-cell>
          <table:table-cell table:formula="of:=ACOS([rf.I250]/[rf.$B$43])" office:value-type="float" office:value="1.3787201984358" calcext:value-type="float">
            <text:p>1,3787201984358</text:p>
          </table:table-cell>
          <table:table-cell table:style-name="ce17" table:formula="of:=ASIN([rf.F250]/[rf.H250])" office:value-type="float" office:value="0.559380775887217" calcext:value-type="float">
            <text:p>0,559380775887217</text:p>
          </table:table-cell>
          <table:table-cell table:style-name="ce17" table:formula="of:=IF(0.5*PI()-[rf.$B$9]&gt;[rf.K250];1;-1)" office:value-type="float" office:value="1" calcext:value-type="float">
            <text:p>1</text:p>
          </table:table-cell>
          <table:table-cell table:style-name="ce17" table:formula="of:=0.5*PI()-([rf.J250]*[rf.L250]+[rf.K250])" office:value-type="float" office:value="-0.367304647528121" calcext:value-type="float">
            <text:p>-0,367304647528121</text:p>
          </table:table-cell>
          <table:table-cell table:style-name="ce17" table:formula="of:=[rf.M250]-[rf.$B$8]" office:value-type="float" office:value="-0.0356920896491986" calcext:value-type="float">
            <text:p>-0,03569208964919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rf.A251]*analyze_resolution" office:value-type="float" office:value="3" calcext:value-type="float">
            <text:p>3</text:p>
          </table:table-cell>
          <table:table-cell table:formula="of:=RADIANS(-[rf.B251])" office:value-type="float" office:value="-0.0523598775598299" calcext:value-type="float">
            <text:p>-0,05235987755983</text:p>
          </table:table-cell>
          <table:table-cell table:formula="of:=COS([rf.$B$6])*servo_saver_arm_length*COS([rf.C251])-SIN([rf.$B$6])*servo_saver_arm_length*SIN([rf.C251])+[rf.$B$24]" office:value-type="float" office:value="358.978072556073" calcext:value-type="float">
            <text:p>358,978072556073</text:p>
          </table:table-cell>
          <table:table-cell table:formula="of:=COS([rf.$B$6])*servo_saver_arm_length*SIN([rf.C251])+SIN([rf.$B$6])*servo_saver_arm_length*COS([rf.C251])+[rf.$C$24]" office:value-type="float" office:value="-0.837375299887101" calcext:value-type="float">
            <text:p>-0,837375299887101</text:p>
          </table:table-cell>
          <table:table-cell table:formula="of:=[$rf.D251]-[$rf.$B$14]" office:value-type="float" office:value="58.9780725560732" calcext:value-type="float">
            <text:p>58,9780725560732</text:p>
          </table:table-cell>
          <table:table-cell table:formula="of:=[rf.E251]-[$rf.$C$14]" office:value-type="float" office:value="94.1626247001129" calcext:value-type="float">
            <text:p>94,1626247001129</text:p>
          </table:table-cell>
          <table:table-cell table:style-name="Default" table:formula="of:=SQRT([rf.F251]^2+[rf.G251]^2)" office:value-type="float" office:value="111.108113712923" calcext:value-type="float">
            <text:p>111,108113712923</text:p>
          </table:table-cell>
          <table:table-cell table:formula="of:=([rf.H251]^2-[rf.$B$42]^2+[rf.$B$43]^2)/(2*[rf.H251])" office:value-type="float" office:value="3.97356681428432" calcext:value-type="float">
            <text:p>3,97356681428432</text:p>
          </table:table-cell>
          <table:table-cell table:formula="of:=ACOS([rf.I251]/[rf.$B$43])" office:value-type="float" office:value="1.38043117055967" calcext:value-type="float">
            <text:p>1,38043117055967</text:p>
          </table:table-cell>
          <table:table-cell table:style-name="ce17" table:formula="of:=ASIN([rf.F251]/[rf.H251])" office:value-type="float" office:value="0.559564269523034" calcext:value-type="float">
            <text:p>0,559564269523034</text:p>
          </table:table-cell>
          <table:table-cell table:style-name="ce17" table:formula="of:=IF(0.5*PI()-[rf.$B$9]&gt;[rf.K251];1;-1)" office:value-type="float" office:value="1" calcext:value-type="float">
            <text:p>1</text:p>
          </table:table-cell>
          <table:table-cell table:style-name="ce17" table:formula="of:=0.5*PI()-([rf.J251]*[rf.L251]+[rf.K251])" office:value-type="float" office:value="-0.369199113287804" calcext:value-type="float">
            <text:p>-0,369199113287804</text:p>
          </table:table-cell>
          <table:table-cell table:style-name="ce17" table:formula="of:=[rf.M251]-[rf.$B$8]" office:value-type="float" office:value="-0.0375865554088814" calcext:value-type="float">
            <text:p>-0,037586555408882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rf.A252]*analyze_resolution" office:value-type="float" office:value="3.15" calcext:value-type="float">
            <text:p>3,15</text:p>
          </table:table-cell>
          <table:table-cell table:formula="of:=RADIANS(-[rf.B252])" office:value-type="float" office:value="-0.0549778714378214" calcext:value-type="float">
            <text:p>-0,054977871437821</text:p>
          </table:table-cell>
          <table:table-cell table:formula="of:=COS([rf.$B$6])*servo_saver_arm_length*COS([rf.C252])-SIN([rf.$B$6])*servo_saver_arm_length*SIN([rf.C252])+[rf.$B$24]" office:value-type="float" office:value="358.975825559209" calcext:value-type="float">
            <text:p>358,975825559209</text:p>
          </table:table-cell>
          <table:table-cell table:formula="of:=COS([rf.$B$6])*servo_saver_arm_length*SIN([rf.C252])+SIN([rf.$B$6])*servo_saver_arm_length*COS([rf.C252])+[rf.$C$24]" office:value-type="float" office:value="-0.879202878599132" calcext:value-type="float">
            <text:p>-0,879202878599132</text:p>
          </table:table-cell>
          <table:table-cell table:formula="of:=[$rf.D252]-[$rf.$B$14]" office:value-type="float" office:value="58.9758255592086" calcext:value-type="float">
            <text:p>58,9758255592086</text:p>
          </table:table-cell>
          <table:table-cell table:formula="of:=[rf.E252]-[$rf.$C$14]" office:value-type="float" office:value="94.1207971214009" calcext:value-type="float">
            <text:p>94,1207971214009</text:p>
          </table:table-cell>
          <table:table-cell table:style-name="Default" table:formula="of:=SQRT([rf.F252]^2+[rf.G252]^2)" office:value-type="float" office:value="111.071474515999" calcext:value-type="float">
            <text:p>111,071474515999</text:p>
          </table:table-cell>
          <table:table-cell table:formula="of:=([rf.H252]^2-[rf.$B$42]^2+[rf.$B$43]^2)/(2*[rf.H252])" office:value-type="float" office:value="3.93823233652643" calcext:value-type="float">
            <text:p>3,93823233652643</text:p>
          </table:table-cell>
          <table:table-cell table:formula="of:=ACOS([rf.I252]/[rf.$B$43])" office:value-type="float" office:value="1.38214443767456" calcext:value-type="float">
            <text:p>1,38214443767456</text:p>
          </table:table-cell>
          <table:table-cell table:style-name="ce17" table:formula="of:=ASIN([rf.F252]/[rf.H252])" office:value-type="float" office:value="0.559747021119988" calcext:value-type="float">
            <text:p>0,559747021119988</text:p>
          </table:table-cell>
          <table:table-cell table:style-name="ce17" table:formula="of:=IF(0.5*PI()-[rf.$B$9]&gt;[rf.K252];1;-1)" office:value-type="float" office:value="1" calcext:value-type="float">
            <text:p>1</text:p>
          </table:table-cell>
          <table:table-cell table:style-name="ce17" table:formula="of:=0.5*PI()-([rf.J252]*[rf.L252]+[rf.K252])" office:value-type="float" office:value="-0.371095131999655" calcext:value-type="float">
            <text:p>-0,371095131999655</text:p>
          </table:table-cell>
          <table:table-cell table:style-name="ce17" table:formula="of:=[rf.M252]-[rf.$B$8]" office:value-type="float" office:value="-0.0394825741207323" calcext:value-type="float">
            <text:p>-0,039482574120732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rf.A253]*analyze_resolution" office:value-type="float" office:value="3.3" calcext:value-type="float">
            <text:p>3,3</text:p>
          </table:table-cell>
          <table:table-cell table:formula="of:=RADIANS(-[rf.B253])" office:value-type="float" office:value="-0.0575958653158129" calcext:value-type="float">
            <text:p>-0,057595865315813</text:p>
          </table:table-cell>
          <table:table-cell table:formula="of:=COS([rf.$B$6])*servo_saver_arm_length*COS([rf.C253])-SIN([rf.$B$6])*servo_saver_arm_length*SIN([rf.C253])+[rf.$B$24]" office:value-type="float" office:value="358.973469065824" calcext:value-type="float">
            <text:p>358,973469065824</text:p>
          </table:table-cell>
          <table:table-cell table:formula="of:=COS([rf.$B$6])*servo_saver_arm_length*SIN([rf.C253])+SIN([rf.$B$6])*servo_saver_arm_length*COS([rf.C253])+[rf.$C$24]" office:value-type="float" office:value="-0.921024431353076" calcext:value-type="float">
            <text:p>-0,921024431353076</text:p>
          </table:table-cell>
          <table:table-cell table:formula="of:=[$rf.D253]-[$rf.$B$14]" office:value-type="float" office:value="58.9734690658245" calcext:value-type="float">
            <text:p>58,9734690658245</text:p>
          </table:table-cell>
          <table:table-cell table:formula="of:=[rf.E253]-[$rf.$C$14]" office:value-type="float" office:value="94.0789755686469" calcext:value-type="float">
            <text:p>94,0789755686469</text:p>
          </table:table-cell>
          <table:table-cell table:style-name="Default" table:formula="of:=SQRT([rf.F253]^2+[rf.G253]^2)" office:value-type="float" office:value="111.034785980358" calcext:value-type="float">
            <text:p>111,034785980358</text:p>
          </table:table-cell>
          <table:table-cell table:formula="of:=([rf.H253]^2-[rf.$B$42]^2+[rf.$B$43]^2)/(2*[rf.H253])" office:value-type="float" office:value="3.90283902518709" calcext:value-type="float">
            <text:p>3,90283902518709</text:p>
          </table:table-cell>
          <table:table-cell table:formula="of:=ACOS([rf.I253]/[rf.$B$43])" office:value-type="float" office:value="1.38385999583513" calcext:value-type="float">
            <text:p>1,38385999583513</text:p>
          </table:table-cell>
          <table:table-cell table:style-name="ce17" table:formula="of:=ASIN([rf.F253]/[rf.H253])" office:value-type="float" office:value="0.559929028940553" calcext:value-type="float">
            <text:p>0,559929028940553</text:p>
          </table:table-cell>
          <table:table-cell table:style-name="ce17" table:formula="of:=IF(0.5*PI()-[rf.$B$9]&gt;[rf.K253];1;-1)" office:value-type="float" office:value="1" calcext:value-type="float">
            <text:p>1</text:p>
          </table:table-cell>
          <table:table-cell table:style-name="ce17" table:formula="of:=0.5*PI()-([rf.J253]*[rf.L253]+[rf.K253])" office:value-type="float" office:value="-0.372992697980783" calcext:value-type="float">
            <text:p>-0,372992697980783</text:p>
          </table:table-cell>
          <table:table-cell table:style-name="ce17" table:formula="of:=[rf.M253]-[rf.$B$8]" office:value-type="float" office:value="-0.0413801401018601" calcext:value-type="float">
            <text:p>-0,04138014010186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rf.A254]*analyze_resolution" office:value-type="float" office:value="3.45" calcext:value-type="float">
            <text:p>3,45</text:p>
          </table:table-cell>
          <table:table-cell table:formula="of:=RADIANS(-[rf.B254])" office:value-type="float" office:value="-0.0602138591938044" calcext:value-type="float">
            <text:p>-0,060213859193804</text:p>
          </table:table-cell>
          <table:table-cell table:formula="of:=COS([rf.$B$6])*servo_saver_arm_length*COS([rf.C254])-SIN([rf.$B$6])*servo_saver_arm_length*SIN([rf.C254])+[rf.$B$24]" office:value-type="float" office:value="358.971003092072" calcext:value-type="float">
            <text:p>358,971003092072</text:p>
          </table:table-cell>
          <table:table-cell table:formula="of:=COS([rf.$B$6])*servo_saver_arm_length*SIN([rf.C254])+SIN([rf.$B$6])*servo_saver_arm_length*COS([rf.C254])+[rf.$C$24]" office:value-type="float" office:value="-0.962839671508695" calcext:value-type="float">
            <text:p>-0,962839671508695</text:p>
          </table:table-cell>
          <table:table-cell table:formula="of:=[$rf.D254]-[$rf.$B$14]" office:value-type="float" office:value="58.9710030920718" calcext:value-type="float">
            <text:p>58,9710030920718</text:p>
          </table:table-cell>
          <table:table-cell table:formula="of:=[rf.E254]-[$rf.$C$14]" office:value-type="float" office:value="94.0371603284913" calcext:value-type="float">
            <text:p>94,0371603284913</text:p>
          </table:table-cell>
          <table:table-cell table:style-name="Default" table:formula="of:=SQRT([rf.F254]^2+[rf.G254]^2)" office:value-type="float" office:value="110.99804830866" calcext:value-type="float">
            <text:p>110,99804830866</text:p>
          </table:table-cell>
          <table:table-cell table:formula="of:=([rf.H254]^2-[rf.$B$42]^2+[rf.$B$43]^2)/(2*[rf.H254])" office:value-type="float" office:value="3.86738701925264" calcext:value-type="float">
            <text:p>3,86738701925264</text:p>
          </table:table-cell>
          <table:table-cell table:formula="of:=ACOS([rf.I254]/[rf.$B$43])" office:value-type="float" office:value="1.38557784111483" calcext:value-type="float">
            <text:p>1,38557784111483</text:p>
          </table:table-cell>
          <table:table-cell table:style-name="ce17" table:formula="of:=ASIN([rf.F254]/[rf.H254])" office:value-type="float" office:value="0.560110291247363" calcext:value-type="float">
            <text:p>0,560110291247363</text:p>
          </table:table-cell>
          <table:table-cell table:style-name="ce17" table:formula="of:=IF(0.5*PI()-[rf.$B$9]&gt;[rf.K254];1;-1)" office:value-type="float" office:value="1" calcext:value-type="float">
            <text:p>1</text:p>
          </table:table-cell>
          <table:table-cell table:style-name="ce17" table:formula="of:=0.5*PI()-([rf.J254]*[rf.L254]+[rf.K254])" office:value-type="float" office:value="-0.374891805567297" calcext:value-type="float">
            <text:p>-0,374891805567297</text:p>
          </table:table-cell>
          <table:table-cell table:style-name="ce17" table:formula="of:=[rf.M254]-[rf.$B$8]" office:value-type="float" office:value="-0.0432792476883741" calcext:value-type="float">
            <text:p>-0,043279247688374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rf.A255]*analyze_resolution" office:value-type="float" office:value="3.6" calcext:value-type="float">
            <text:p>3,6</text:p>
          </table:table-cell>
          <table:table-cell table:formula="of:=RADIANS(-[rf.B255])" office:value-type="float" office:value="-0.0628318530717959" calcext:value-type="float">
            <text:p>-0,062831853071796</text:p>
          </table:table-cell>
          <table:table-cell table:formula="of:=COS([rf.$B$6])*servo_saver_arm_length*COS([rf.C255])-SIN([rf.$B$6])*servo_saver_arm_length*SIN([rf.C255])+[rf.$B$24]" office:value-type="float" office:value="358.968427654852" calcext:value-type="float">
            <text:p>358,968427654852</text:p>
          </table:table-cell>
          <table:table-cell table:formula="of:=COS([rf.$B$6])*servo_saver_arm_length*SIN([rf.C255])+SIN([rf.$B$6])*servo_saver_arm_length*COS([rf.C255])+[rf.$C$24]" office:value-type="float" office:value="-1.00464831246901" calcext:value-type="float">
            <text:p>-1,00464831246901</text:p>
          </table:table-cell>
          <table:table-cell table:formula="of:=[$rf.D255]-[$rf.$B$14]" office:value-type="float" office:value="58.9684276548524" calcext:value-type="float">
            <text:p>58,9684276548524</text:p>
          </table:table-cell>
          <table:table-cell table:formula="of:=[rf.E255]-[$rf.$C$14]" office:value-type="float" office:value="93.995351687531" calcext:value-type="float">
            <text:p>93,995351687531</text:p>
          </table:table-cell>
          <table:table-cell table:style-name="Default" table:formula="of:=SQRT([rf.F255]^2+[rf.G255]^2)" office:value-type="float" office:value="110.961261704021" calcext:value-type="float">
            <text:p>110,961261704021</text:p>
          </table:table-cell>
          <table:table-cell table:formula="of:=([rf.H255]^2-[rf.$B$42]^2+[rf.$B$43]^2)/(2*[rf.H255])" office:value-type="float" office:value="3.83187645823437" calcext:value-type="float">
            <text:p>3,83187645823437</text:p>
          </table:table-cell>
          <table:table-cell table:formula="of:=ACOS([rf.I255]/[rf.$B$43])" office:value-type="float" office:value="1.38729796960591" calcext:value-type="float">
            <text:p>1,38729796960591</text:p>
          </table:table-cell>
          <table:table-cell table:style-name="ce17" table:formula="of:=ASIN([rf.F255]/[rf.H255])" office:value-type="float" office:value="0.560290806303226" calcext:value-type="float">
            <text:p>0,560290806303226</text:p>
          </table:table-cell>
          <table:table-cell table:style-name="ce17" table:formula="of:=IF(0.5*PI()-[rf.$B$9]&gt;[rf.K255];1;-1)" office:value-type="float" office:value="1" calcext:value-type="float">
            <text:p>1</text:p>
          </table:table-cell>
          <table:table-cell table:style-name="ce17" table:formula="of:=0.5*PI()-([rf.J255]*[rf.L255]+[rf.K255])" office:value-type="float" office:value="-0.376792449114244" calcext:value-type="float">
            <text:p>-0,376792449114244</text:p>
          </table:table-cell>
          <table:table-cell table:style-name="ce17" table:formula="of:=[rf.M255]-[rf.$B$8]" office:value-type="float" office:value="-0.0451798912353218" calcext:value-type="float">
            <text:p>-0,045179891235322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rf.A256]*analyze_resolution" office:value-type="float" office:value="3.75" calcext:value-type="float">
            <text:p>3,75</text:p>
          </table:table-cell>
          <table:table-cell table:formula="of:=RADIANS(-[rf.B256])" office:value-type="float" office:value="-0.0654498469497874" calcext:value-type="float">
            <text:p>-0,065449846949787</text:p>
          </table:table-cell>
          <table:table-cell table:formula="of:=COS([rf.$B$6])*servo_saver_arm_length*COS([rf.C256])-SIN([rf.$B$6])*servo_saver_arm_length*SIN([rf.C256])+[rf.$B$24]" office:value-type="float" office:value="358.965742771818" calcext:value-type="float">
            <text:p>358,965742771818</text:p>
          </table:table-cell>
          <table:table-cell table:formula="of:=COS([rf.$B$6])*servo_saver_arm_length*SIN([rf.C256])+SIN([rf.$B$6])*servo_saver_arm_length*COS([rf.C256])+[rf.$C$24]" office:value-type="float" office:value="-1.04645006768229" calcext:value-type="float">
            <text:p>-1,04645006768229</text:p>
          </table:table-cell>
          <table:table-cell table:formula="of:=[$rf.D256]-[$rf.$B$14]" office:value-type="float" office:value="58.9657427718177" calcext:value-type="float">
            <text:p>58,9657427718177</text:p>
          </table:table-cell>
          <table:table-cell table:formula="of:=[rf.E256]-[$rf.$C$14]" office:value-type="float" office:value="93.9535499323177" calcext:value-type="float">
            <text:p>93,9535499323177</text:p>
          </table:table-cell>
          <table:table-cell table:style-name="Default" table:formula="of:=SQRT([rf.F256]^2+[rf.G256]^2)" office:value-type="float" office:value="110.924426370014" calcext:value-type="float">
            <text:p>110,924426370014</text:p>
          </table:table-cell>
          <table:table-cell table:formula="of:=([rf.H256]^2-[rf.$B$42]^2+[rf.$B$43]^2)/(2*[rf.H256])" office:value-type="float" office:value="3.7963074821697" calcext:value-type="float">
            <text:p>3,7963074821697</text:p>
          </table:table-cell>
          <table:table-cell table:formula="of:=ACOS([rf.I256]/[rf.$B$43])" office:value-type="float" office:value="1.38902037741934" calcext:value-type="float">
            <text:p>1,38902037741934</text:p>
          </table:table-cell>
          <table:table-cell table:style-name="ce17" table:formula="of:=ASIN([rf.F256]/[rf.H256])" office:value-type="float" office:value="0.560470572371134" calcext:value-type="float">
            <text:p>0,560470572371134</text:p>
          </table:table-cell>
          <table:table-cell table:style-name="ce17" table:formula="of:=IF(0.5*PI()-[rf.$B$9]&gt;[rf.K256];1;-1)" office:value-type="float" office:value="1" calcext:value-type="float">
            <text:p>1</text:p>
          </table:table-cell>
          <table:table-cell table:style-name="ce17" table:formula="of:=0.5*PI()-([rf.J256]*[rf.L256]+[rf.K256])" office:value-type="float" office:value="-0.378694622995573" calcext:value-type="float">
            <text:p>-0,378694622995573</text:p>
          </table:table-cell>
          <table:table-cell table:style-name="ce17" table:formula="of:=[rf.M256]-[rf.$B$8]" office:value-type="float" office:value="-0.0470820651166506" calcext:value-type="float">
            <text:p>-0,047082065116651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rf.A257]*analyze_resolution" office:value-type="float" office:value="3.9" calcext:value-type="float">
            <text:p>3,9</text:p>
          </table:table-cell>
          <table:table-cell table:formula="of:=RADIANS(-[rf.B257])" office:value-type="float" office:value="-0.0680678408277788" calcext:value-type="float">
            <text:p>-0,068067840827779</text:p>
          </table:table-cell>
          <table:table-cell table:formula="of:=COS([rf.$B$6])*servo_saver_arm_length*COS([rf.C257])-SIN([rf.$B$6])*servo_saver_arm_length*SIN([rf.C257])+[rf.$B$24]" office:value-type="float" office:value="358.96294846137" calcext:value-type="float">
            <text:p>358,96294846137</text:p>
          </table:table-cell>
          <table:table-cell table:formula="of:=COS([rf.$B$6])*servo_saver_arm_length*SIN([rf.C257])+SIN([rf.$B$6])*servo_saver_arm_length*COS([rf.C257])+[rf.$C$24]" office:value-type="float" office:value="-1.08824465064397" calcext:value-type="float">
            <text:p>-1,08824465064397</text:p>
          </table:table-cell>
          <table:table-cell table:formula="of:=[$rf.D257]-[$rf.$B$14]" office:value-type="float" office:value="58.9629484613697" calcext:value-type="float">
            <text:p>58,9629484613697</text:p>
          </table:table-cell>
          <table:table-cell table:formula="of:=[rf.E257]-[$rf.$C$14]" office:value-type="float" office:value="93.911755349356" calcext:value-type="float">
            <text:p>93,911755349356</text:p>
          </table:table-cell>
          <table:table-cell table:style-name="Default" table:formula="of:=SQRT([rf.F257]^2+[rf.G257]^2)" office:value-type="float" office:value="110.887542510669" calcext:value-type="float">
            <text:p>110,887542510669</text:p>
          </table:table-cell>
          <table:table-cell table:formula="of:=([rf.H257]^2-[rf.$B$42]^2+[rf.$B$43]^2)/(2*[rf.H257])" office:value-type="float" office:value="3.76068023162406" calcext:value-type="float">
            <text:p>3,76068023162406</text:p>
          </table:table-cell>
          <table:table-cell table:formula="of:=ACOS([rf.I257]/[rf.$B$43])" office:value-type="float" office:value="1.39074506068469" calcext:value-type="float">
            <text:p>1,39074506068469</text:p>
          </table:table-cell>
          <table:table-cell table:style-name="ce17" table:formula="of:=ASIN([rf.F257]/[rf.H257])" office:value-type="float" office:value="0.560649587714277" calcext:value-type="float">
            <text:p>0,560649587714277</text:p>
          </table:table-cell>
          <table:table-cell table:style-name="ce17" table:formula="of:=IF(0.5*PI()-[rf.$B$9]&gt;[rf.K257];1;-1)" office:value-type="float" office:value="1" calcext:value-type="float">
            <text:p>1</text:p>
          </table:table-cell>
          <table:table-cell table:style-name="ce17" table:formula="of:=0.5*PI()-([rf.J257]*[rf.L257]+[rf.K257])" office:value-type="float" office:value="-0.380598321604072" calcext:value-type="float">
            <text:p>-0,380598321604072</text:p>
          </table:table-cell>
          <table:table-cell table:style-name="ce17" table:formula="of:=[rf.M257]-[rf.$B$8]" office:value-type="float" office:value="-0.048985763725149" calcext:value-type="float">
            <text:p>-0,048985763725149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rf.A258]*analyze_resolution" office:value-type="float" office:value="4.05" calcext:value-type="float">
            <text:p>4,05</text:p>
          </table:table-cell>
          <table:table-cell table:formula="of:=RADIANS(-[rf.B258])" office:value-type="float" office:value="-0.0706858347057703" calcext:value-type="float">
            <text:p>-0,07068583470577</text:p>
          </table:table-cell>
          <table:table-cell table:formula="of:=COS([rf.$B$6])*servo_saver_arm_length*COS([rf.C258])-SIN([rf.$B$6])*servo_saver_arm_length*SIN([rf.C258])+[rf.$B$24]" office:value-type="float" office:value="358.96004474266" calcext:value-type="float">
            <text:p>358,96004474266</text:p>
          </table:table-cell>
          <table:table-cell table:formula="of:=COS([rf.$B$6])*servo_saver_arm_length*SIN([rf.C258])+SIN([rf.$B$6])*servo_saver_arm_length*COS([rf.C258])+[rf.$C$24]" office:value-type="float" office:value="-1.13003177489867" calcext:value-type="float">
            <text:p>-1,13003177489867</text:p>
          </table:table-cell>
          <table:table-cell table:formula="of:=[$rf.D258]-[$rf.$B$14]" office:value-type="float" office:value="58.9600447426603" calcext:value-type="float">
            <text:p>58,9600447426603</text:p>
          </table:table-cell>
          <table:table-cell table:formula="of:=[rf.E258]-[$rf.$C$14]" office:value-type="float" office:value="93.8699682251013" calcext:value-type="float">
            <text:p>93,8699682251013</text:p>
          </table:table-cell>
          <table:table-cell table:style-name="Default" table:formula="of:=SQRT([rf.F258]^2+[rf.G258]^2)" office:value-type="float" office:value="110.850610330472" calcext:value-type="float">
            <text:p>110,850610330472</text:p>
          </table:table-cell>
          <table:table-cell table:formula="of:=([rf.H258]^2-[rf.$B$42]^2+[rf.$B$43]^2)/(2*[rf.H258])" office:value-type="float" office:value="3.72499484769223" calcext:value-type="float">
            <text:p>3,72499484769223</text:p>
          </table:table-cell>
          <table:table-cell table:formula="of:=ACOS([rf.I258]/[rf.$B$43])" office:value-type="float" office:value="1.39247201555017" calcext:value-type="float">
            <text:p>1,39247201555017</text:p>
          </table:table-cell>
          <table:table-cell table:style-name="ce17" table:formula="of:=ASIN([rf.F258]/[rf.H258])" office:value-type="float" office:value="0.560827850596053" calcext:value-type="float">
            <text:p>0,560827850596053</text:p>
          </table:table-cell>
          <table:table-cell table:style-name="ce17" table:formula="of:=IF(0.5*PI()-[rf.$B$9]&gt;[rf.K258];1;-1)" office:value-type="float" office:value="1" calcext:value-type="float">
            <text:p>1</text:p>
          </table:table-cell>
          <table:table-cell table:style-name="ce17" table:formula="of:=0.5*PI()-([rf.J258]*[rf.L258]+[rf.K258])" office:value-type="float" office:value="-0.382503539351322" calcext:value-type="float">
            <text:p>-0,382503539351322</text:p>
          </table:table-cell>
          <table:table-cell table:style-name="ce17" table:formula="of:=[rf.M258]-[rf.$B$8]" office:value-type="float" office:value="-0.0508909814723995" calcext:value-type="float">
            <text:p>-0,0508909814724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rf.A259]*analyze_resolution" office:value-type="float" office:value="4.2" calcext:value-type="float">
            <text:p>4,2</text:p>
          </table:table-cell>
          <table:table-cell table:formula="of:=RADIANS(-[rf.B259])" office:value-type="float" office:value="-0.0733038285837618" calcext:value-type="float">
            <text:p>-0,073303828583762</text:p>
          </table:table-cell>
          <table:table-cell table:formula="of:=COS([rf.$B$6])*servo_saver_arm_length*COS([rf.C259])-SIN([rf.$B$6])*servo_saver_arm_length*SIN([rf.C259])+[rf.$B$24]" office:value-type="float" office:value="358.957031635591" calcext:value-type="float">
            <text:p>358,957031635591</text:p>
          </table:table-cell>
          <table:table-cell table:formula="of:=COS([rf.$B$6])*servo_saver_arm_length*SIN([rf.C259])+SIN([rf.$B$6])*servo_saver_arm_length*COS([rf.C259])+[rf.$C$24]" office:value-type="float" office:value="-1.17181115404211" calcext:value-type="float">
            <text:p>-1,17181115404211</text:p>
          </table:table-cell>
          <table:table-cell table:formula="of:=[$rf.D259]-[$rf.$B$14]" office:value-type="float" office:value="58.9570316355913" calcext:value-type="float">
            <text:p>58,9570316355913</text:p>
          </table:table-cell>
          <table:table-cell table:formula="of:=[rf.E259]-[$rf.$C$14]" office:value-type="float" office:value="93.8281888459579" calcext:value-type="float">
            <text:p>93,8281888459579</text:p>
          </table:table-cell>
          <table:table-cell table:style-name="Default" table:formula="of:=SQRT([rf.F259]^2+[rf.G259]^2)" office:value-type="float" office:value="110.813630034364" calcext:value-type="float">
            <text:p>110,813630034364</text:p>
          </table:table-cell>
          <table:table-cell table:formula="of:=([rf.H259]^2-[rf.$B$42]^2+[rf.$B$43]^2)/(2*[rf.H259])" office:value-type="float" office:value="3.68925147200009" calcext:value-type="float">
            <text:p>3,68925147200009</text:p>
          </table:table-cell>
          <table:table-cell table:formula="of:=ACOS([rf.I259]/[rf.$B$43])" office:value-type="float" office:value="1.39420123818246" calcext:value-type="float">
            <text:p>1,39420123818246</text:p>
          </table:table-cell>
          <table:table-cell table:style-name="ce17" table:formula="of:=ASIN([rf.F259]/[rf.H259])" office:value-type="float" office:value="0.561005359280084" calcext:value-type="float">
            <text:p>0,561005359280084</text:p>
          </table:table-cell>
          <table:table-cell table:style-name="ce17" table:formula="of:=IF(0.5*PI()-[rf.$B$9]&gt;[rf.K259];1;-1)" office:value-type="float" office:value="1" calcext:value-type="float">
            <text:p>1</text:p>
          </table:table-cell>
          <table:table-cell table:style-name="ce17" table:formula="of:=0.5*PI()-([rf.J259]*[rf.L259]+[rf.K259])" office:value-type="float" office:value="-0.384410270667644" calcext:value-type="float">
            <text:p>-0,384410270667644</text:p>
          </table:table-cell>
          <table:table-cell table:style-name="ce17" table:formula="of:=[rf.M259]-[rf.$B$8]" office:value-type="float" office:value="-0.0527977127887209" calcext:value-type="float">
            <text:p>-0,052797712788721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rf.A260]*analyze_resolution" office:value-type="float" office:value="4.35" calcext:value-type="float">
            <text:p>4,35</text:p>
          </table:table-cell>
          <table:table-cell table:formula="of:=RADIANS(-[rf.B260])" office:value-type="float" office:value="-0.0759218224617533" calcext:value-type="float">
            <text:p>-0,075921822461753</text:p>
          </table:table-cell>
          <table:table-cell table:formula="of:=COS([rf.$B$6])*servo_saver_arm_length*COS([rf.C260])-SIN([rf.$B$6])*servo_saver_arm_length*SIN([rf.C260])+[rf.$B$24]" office:value-type="float" office:value="358.953909160814" calcext:value-type="float">
            <text:p>358,953909160814</text:p>
          </table:table-cell>
          <table:table-cell table:formula="of:=COS([rf.$B$6])*servo_saver_arm_length*SIN([rf.C260])+SIN([rf.$B$6])*servo_saver_arm_length*COS([rf.C260])+[rf.$C$24]" office:value-type="float" office:value="-1.2135825017231" calcext:value-type="float">
            <text:p>-1,2135825017231</text:p>
          </table:table-cell>
          <table:table-cell table:formula="of:=[$rf.D260]-[$rf.$B$14]" office:value-type="float" office:value="58.9539091608142" calcext:value-type="float">
            <text:p>58,9539091608142</text:p>
          </table:table-cell>
          <table:table-cell table:formula="of:=[rf.E260]-[$rf.$C$14]" office:value-type="float" office:value="93.7864174982769" calcext:value-type="float">
            <text:p>93,7864174982769</text:p>
          </table:table-cell>
          <table:table-cell table:style-name="Default" table:formula="of:=SQRT([rf.F260]^2+[rf.G260]^2)" office:value-type="float" office:value="110.776601827744" calcext:value-type="float">
            <text:p>110,776601827744</text:p>
          </table:table-cell>
          <table:table-cell table:formula="of:=([rf.H260]^2-[rf.$B$42]^2+[rf.$B$43]^2)/(2*[rf.H260])" office:value-type="float" office:value="3.65345024670614" calcext:value-type="float">
            <text:p>3,65345024670614</text:p>
          </table:table-cell>
          <table:table-cell table:formula="of:=ACOS([rf.I260]/[rf.$B$43])" office:value-type="float" office:value="1.39593272476671" calcext:value-type="float">
            <text:p>1,39593272476671</text:p>
          </table:table-cell>
          <table:table-cell table:style-name="ce17" table:formula="of:=ASIN([rf.F260]/[rf.H260])" office:value-type="float" office:value="0.561182112030227" calcext:value-type="float">
            <text:p>0,561182112030227</text:p>
          </table:table-cell>
          <table:table-cell table:style-name="ce17" table:formula="of:=IF(0.5*PI()-[rf.$B$9]&gt;[rf.K260];1;-1)" office:value-type="float" office:value="1" calcext:value-type="float">
            <text:p>1</text:p>
          </table:table-cell>
          <table:table-cell table:style-name="ce17" table:formula="of:=0.5*PI()-([rf.J260]*[rf.L260]+[rf.K260])" office:value-type="float" office:value="-0.386318510002045" calcext:value-type="float">
            <text:p>-0,386318510002045</text:p>
          </table:table-cell>
          <table:table-cell table:style-name="ce17" table:formula="of:=[rf.M260]-[rf.$B$8]" office:value-type="float" office:value="-0.0547059521231228" calcext:value-type="float">
            <text:p>-0,054705952123123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rf.A261]*analyze_resolution" office:value-type="float" office:value="4.5" calcext:value-type="float">
            <text:p>4,5</text:p>
          </table:table-cell>
          <table:table-cell table:formula="of:=RADIANS(-[rf.B261])" office:value-type="float" office:value="-0.0785398163397448" calcext:value-type="float">
            <text:p>-0,078539816339745</text:p>
          </table:table-cell>
          <table:table-cell table:formula="of:=COS([rf.$B$6])*servo_saver_arm_length*COS([rf.C261])-SIN([rf.$B$6])*servo_saver_arm_length*SIN([rf.C261])+[rf.$B$24]" office:value-type="float" office:value="358.95067733973" calcext:value-type="float">
            <text:p>358,95067733973</text:p>
          </table:table-cell>
          <table:table-cell table:formula="of:=COS([rf.$B$6])*servo_saver_arm_length*SIN([rf.C261])+SIN([rf.$B$6])*servo_saver_arm_length*COS([rf.C261])+[rf.$C$24]" office:value-type="float" office:value="-1.25534553164552" calcext:value-type="float">
            <text:p>-1,25534553164552</text:p>
          </table:table-cell>
          <table:table-cell table:formula="of:=[$rf.D261]-[$rf.$B$14]" office:value-type="float" office:value="58.95067733973" calcext:value-type="float">
            <text:p>58,95067733973</text:p>
          </table:table-cell>
          <table:table-cell table:formula="of:=[rf.E261]-[$rf.$C$14]" office:value-type="float" office:value="93.7446544683545" calcext:value-type="float">
            <text:p>93,7446544683545</text:p>
          </table:table-cell>
          <table:table-cell table:style-name="Default" table:formula="of:=SQRT([rf.F261]^2+[rf.G261]^2)" office:value-type="float" office:value="110.739525916468" calcext:value-type="float">
            <text:p>110,739525916468</text:p>
          </table:table-cell>
          <table:table-cell table:formula="of:=([rf.H261]^2-[rf.$B$42]^2+[rf.$B$43]^2)/(2*[rf.H261])" office:value-type="float" office:value="3.61759131450297" calcext:value-type="float">
            <text:p>3,61759131450297</text:p>
          </table:table-cell>
          <table:table-cell table:formula="of:=ACOS([rf.I261]/[rf.$B$43])" office:value-type="float" office:value="1.39766647150649" calcext:value-type="float">
            <text:p>1,39766647150649</text:p>
          </table:table-cell>
          <table:table-cell table:style-name="ce17" table:formula="of:=ASIN([rf.F261]/[rf.H261])" office:value-type="float" office:value="0.561358107110585" calcext:value-type="float">
            <text:p>0,561358107110585</text:p>
          </table:table-cell>
          <table:table-cell table:style-name="ce17" table:formula="of:=IF(0.5*PI()-[rf.$B$9]&gt;[rf.K261];1;-1)" office:value-type="float" office:value="1" calcext:value-type="float">
            <text:p>1</text:p>
          </table:table-cell>
          <table:table-cell table:style-name="ce17" table:formula="of:=0.5*PI()-([rf.J261]*[rf.L261]+[rf.K261])" office:value-type="float" office:value="-0.388228251822174" calcext:value-type="float">
            <text:p>-0,388228251822174</text:p>
          </table:table-cell>
          <table:table-cell table:style-name="ce17" table:formula="of:=[rf.M261]-[rf.$B$8]" office:value-type="float" office:value="-0.0566156939432516" calcext:value-type="float">
            <text:p>-0,056615693943252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rf.A262]*analyze_resolution" office:value-type="float" office:value="4.65" calcext:value-type="float">
            <text:p>4,65</text:p>
          </table:table-cell>
          <table:table-cell table:formula="of:=RADIANS(-[rf.B262])" office:value-type="float" office:value="-0.0811578102177363" calcext:value-type="float">
            <text:p>-0,081157810217736</text:p>
          </table:table-cell>
          <table:table-cell table:formula="of:=COS([rf.$B$6])*servo_saver_arm_length*COS([rf.C262])-SIN([rf.$B$6])*servo_saver_arm_length*SIN([rf.C262])+[rf.$B$24]" office:value-type="float" office:value="358.947336194489" calcext:value-type="float">
            <text:p>358,947336194489</text:p>
          </table:table-cell>
          <table:table-cell table:formula="of:=COS([rf.$B$6])*servo_saver_arm_length*SIN([rf.C262])+SIN([rf.$B$6])*servo_saver_arm_length*COS([rf.C262])+[rf.$C$24]" office:value-type="float" office:value="-1.29709995757022" calcext:value-type="float">
            <text:p>-1,29709995757022</text:p>
          </table:table-cell>
          <table:table-cell table:formula="of:=[$rf.D262]-[$rf.$B$14]" office:value-type="float" office:value="58.9473361944894" calcext:value-type="float">
            <text:p>58,9473361944894</text:p>
          </table:table-cell>
          <table:table-cell table:formula="of:=[rf.E262]-[$rf.$C$14]" office:value-type="float" office:value="93.7029000424298" calcext:value-type="float">
            <text:p>93,7029000424298</text:p>
          </table:table-cell>
          <table:table-cell table:style-name="Default" table:formula="of:=SQRT([rf.F262]^2+[rf.G262]^2)" office:value-type="float" office:value="110.702402506846" calcext:value-type="float">
            <text:p>110,702402506846</text:p>
          </table:table-cell>
          <table:table-cell table:formula="of:=([rf.H262]^2-[rf.$B$42]^2+[rf.$B$43]^2)/(2*[rf.H262])" office:value-type="float" office:value="3.581674818619" calcext:value-type="float">
            <text:p>3,581674818619</text:p>
          </table:table-cell>
          <table:table-cell table:formula="of:=ACOS([rf.I262]/[rf.$B$43])" office:value-type="float" office:value="1.39940247462363" calcext:value-type="float">
            <text:p>1,39940247462363</text:p>
          </table:table-cell>
          <table:table-cell table:style-name="ce17" table:formula="of:=ASIN([rf.F262]/[rf.H262])" office:value-type="float" office:value="0.561533342785524" calcext:value-type="float">
            <text:p>0,561533342785524</text:p>
          </table:table-cell>
          <table:table-cell table:style-name="ce17" table:formula="of:=IF(0.5*PI()-[rf.$B$9]&gt;[rf.K262];1;-1)" office:value-type="float" office:value="1" calcext:value-type="float">
            <text:p>1</text:p>
          </table:table-cell>
          <table:table-cell table:style-name="ce17" table:formula="of:=0.5*PI()-([rf.J262]*[rf.L262]+[rf.K262])" office:value-type="float" office:value="-0.39013949061426" calcext:value-type="float">
            <text:p>-0,39013949061426</text:p>
          </table:table-cell>
          <table:table-cell table:style-name="ce17" table:formula="of:=[rf.M262]-[rf.$B$8]" office:value-type="float" office:value="-0.0585269327353373" calcext:value-type="float">
            <text:p>-0,058526932735337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rf.A263]*analyze_resolution" office:value-type="float" office:value="4.8" calcext:value-type="float">
            <text:p>4,8</text:p>
          </table:table-cell>
          <table:table-cell table:formula="of:=RADIANS(-[rf.B263])" office:value-type="float" office:value="-0.0837758040957278" calcext:value-type="float">
            <text:p>-0,083775804095728</text:p>
          </table:table-cell>
          <table:table-cell table:formula="of:=COS([rf.$B$6])*servo_saver_arm_length*COS([rf.C263])-SIN([rf.$B$6])*servo_saver_arm_length*SIN([rf.C263])+[rf.$B$24]" office:value-type="float" office:value="358.943885747992" calcext:value-type="float">
            <text:p>358,943885747992</text:p>
          </table:table-cell>
          <table:table-cell table:formula="of:=COS([rf.$B$6])*servo_saver_arm_length*SIN([rf.C263])+SIN([rf.$B$6])*servo_saver_arm_length*COS([rf.C263])+[rf.$C$24]" office:value-type="float" office:value="-1.33884549331705" calcext:value-type="float">
            <text:p>-1,33884549331705</text:p>
          </table:table-cell>
          <table:table-cell table:formula="of:=[$rf.D263]-[$rf.$B$14]" office:value-type="float" office:value="58.9438857479921" calcext:value-type="float">
            <text:p>58,9438857479921</text:p>
          </table:table-cell>
          <table:table-cell table:formula="of:=[rf.E263]-[$rf.$C$14]" office:value-type="float" office:value="93.6611545066829" calcext:value-type="float">
            <text:p>93,6611545066829</text:p>
          </table:table-cell>
          <table:table-cell table:style-name="Default" table:formula="of:=SQRT([rf.F263]^2+[rf.G263]^2)" office:value-type="float" office:value="110.665231805645" calcext:value-type="float">
            <text:p>110,665231805645</text:p>
          </table:table-cell>
          <table:table-cell table:formula="of:=([rf.H263]^2-[rf.$B$42]^2+[rf.$B$43]^2)/(2*[rf.H263])" office:value-type="float" office:value="3.54570090282004" calcext:value-type="float">
            <text:p>3,54570090282004</text:p>
          </table:table-cell>
          <table:table-cell table:formula="of:=ACOS([rf.I263]/[rf.$B$43])" office:value-type="float" office:value="1.40114073035828" calcext:value-type="float">
            <text:p>1,40114073035828</text:p>
          </table:table-cell>
          <table:table-cell table:style-name="ce17" table:formula="of:=ASIN([rf.F263]/[rf.H263])" office:value-type="float" office:value="0.561707817319679" calcext:value-type="float">
            <text:p>0,561707817319679</text:p>
          </table:table-cell>
          <table:table-cell table:style-name="ce17" table:formula="of:=IF(0.5*PI()-[rf.$B$9]&gt;[rf.K263];1;-1)" office:value-type="float" office:value="1" calcext:value-type="float">
            <text:p>1</text:p>
          </table:table-cell>
          <table:table-cell table:style-name="ce17" table:formula="of:=0.5*PI()-([rf.J263]*[rf.L263]+[rf.K263])" office:value-type="float" office:value="-0.39205222088306" calcext:value-type="float">
            <text:p>-0,39205222088306</text:p>
          </table:table-cell>
          <table:table-cell table:style-name="ce17" table:formula="of:=[rf.M263]-[rf.$B$8]" office:value-type="float" office:value="-0.0604396630041371" calcext:value-type="float">
            <text:p>-0,060439663004137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rf.A264]*analyze_resolution" office:value-type="float" office:value="4.95" calcext:value-type="float">
            <text:p>4,95</text:p>
          </table:table-cell>
          <table:table-cell table:formula="of:=RADIANS(-[rf.B264])" office:value-type="float" office:value="-0.0863937979737193" calcext:value-type="float">
            <text:p>-0,086393797973719</text:p>
          </table:table-cell>
          <table:table-cell table:formula="of:=COS([rf.$B$6])*servo_saver_arm_length*COS([rf.C264])-SIN([rf.$B$6])*servo_saver_arm_length*SIN([rf.C264])+[rf.$B$24]" office:value-type="float" office:value="358.940326023887" calcext:value-type="float">
            <text:p>358,940326023887</text:p>
          </table:table-cell>
          <table:table-cell table:formula="of:=COS([rf.$B$6])*servo_saver_arm_length*SIN([rf.C264])+SIN([rf.$B$6])*servo_saver_arm_length*COS([rf.C264])+[rf.$C$24]" office:value-type="float" office:value="-1.38058185276677" calcext:value-type="float">
            <text:p>-1,38058185276677</text:p>
          </table:table-cell>
          <table:table-cell table:formula="of:=[$rf.D264]-[$rf.$B$14]" office:value-type="float" office:value="58.9403260238871" calcext:value-type="float">
            <text:p>58,9403260238871</text:p>
          </table:table-cell>
          <table:table-cell table:formula="of:=[rf.E264]-[$rf.$C$14]" office:value-type="float" office:value="93.6194181472332" calcext:value-type="float">
            <text:p>93,6194181472332</text:p>
          </table:table-cell>
          <table:table-cell table:style-name="Default" table:formula="of:=SQRT([rf.F264]^2+[rf.G264]^2)" office:value-type="float" office:value="110.628014020087" calcext:value-type="float">
            <text:p>110,628014020087</text:p>
          </table:table-cell>
          <table:table-cell table:formula="of:=([rf.H264]^2-[rf.$B$42]^2+[rf.$B$43]^2)/(2*[rf.H264])" office:value-type="float" office:value="3.50966971141076" calcext:value-type="float">
            <text:p>3,50966971141076</text:p>
          </table:table-cell>
          <table:table-cell table:formula="of:=ACOS([rf.I264]/[rf.$B$43])" office:value-type="float" office:value="1.40288123496873" calcext:value-type="float">
            <text:p>1,40288123496873</text:p>
          </table:table-cell>
          <table:table-cell table:style-name="ce17" table:formula="of:=ASIN([rf.F264]/[rf.H264])" office:value-type="float" office:value="0.561881528977977" calcext:value-type="float">
            <text:p>0,561881528977977</text:p>
          </table:table-cell>
          <table:table-cell table:style-name="ce17" table:formula="of:=IF(0.5*PI()-[rf.$B$9]&gt;[rf.K264];1;-1)" office:value-type="float" office:value="1" calcext:value-type="float">
            <text:p>1</text:p>
          </table:table-cell>
          <table:table-cell table:style-name="ce17" table:formula="of:=0.5*PI()-([rf.J264]*[rf.L264]+[rf.K264])" office:value-type="float" office:value="-0.393966437151815" calcext:value-type="float">
            <text:p>-0,393966437151815</text:p>
          </table:table-cell>
          <table:table-cell table:style-name="ce17" table:formula="of:=[rf.M264]-[rf.$B$8]" office:value-type="float" office:value="-0.0623538792728924" calcext:value-type="float">
            <text:p>-0,062353879272892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rf.A265]*analyze_resolution" office:value-type="float" office:value="5.1" calcext:value-type="float">
            <text:p>5,1</text:p>
          </table:table-cell>
          <table:table-cell table:formula="of:=RADIANS(-[rf.B265])" office:value-type="float" office:value="-0.0890117918517108" calcext:value-type="float">
            <text:p>-0,089011791851711</text:p>
          </table:table-cell>
          <table:table-cell table:formula="of:=COS([rf.$B$6])*servo_saver_arm_length*COS([rf.C265])-SIN([rf.$B$6])*servo_saver_arm_length*SIN([rf.C265])+[rf.$B$24]" office:value-type="float" office:value="358.936657046572" calcext:value-type="float">
            <text:p>358,936657046572</text:p>
          </table:table-cell>
          <table:table-cell table:formula="of:=COS([rf.$B$6])*servo_saver_arm_length*SIN([rf.C265])+SIN([rf.$B$6])*servo_saver_arm_length*COS([rf.C265])+[rf.$C$24]" office:value-type="float" office:value="-1.42230874986306" calcext:value-type="float">
            <text:p>-1,42230874986306</text:p>
          </table:table-cell>
          <table:table-cell table:formula="of:=[$rf.D265]-[$rf.$B$14]" office:value-type="float" office:value="58.9366570465723" calcext:value-type="float">
            <text:p>58,9366570465723</text:p>
          </table:table-cell>
          <table:table-cell table:formula="of:=[rf.E265]-[$rf.$C$14]" office:value-type="float" office:value="93.5776912501369" calcext:value-type="float">
            <text:p>93,5776912501369</text:p>
          </table:table-cell>
          <table:table-cell table:style-name="Default" table:formula="of:=SQRT([rf.F265]^2+[rf.G265]^2)" office:value-type="float" office:value="110.590749357852" calcext:value-type="float">
            <text:p>110,590749357852</text:p>
          </table:table-cell>
          <table:table-cell table:formula="of:=([rf.H265]^2-[rf.$B$42]^2+[rf.$B$43]^2)/(2*[rf.H265])" office:value-type="float" office:value="3.4735813892364" calcext:value-type="float">
            <text:p>3,4735813892364</text:p>
          </table:table-cell>
          <table:table-cell table:formula="of:=ACOS([rf.I265]/[rf.$B$43])" office:value-type="float" office:value="1.40462398473145" calcext:value-type="float">
            <text:p>1,40462398473145</text:p>
          </table:table-cell>
          <table:table-cell table:style-name="ce17" table:formula="of:=ASIN([rf.F265]/[rf.H265])" office:value-type="float" office:value="0.56205447602564" calcext:value-type="float">
            <text:p>0,56205447602564</text:p>
          </table:table-cell>
          <table:table-cell table:style-name="ce17" table:formula="of:=IF(0.5*PI()-[rf.$B$9]&gt;[rf.K265];1;-1)" office:value-type="float" office:value="1" calcext:value-type="float">
            <text:p>1</text:p>
          </table:table-cell>
          <table:table-cell table:style-name="ce17" table:formula="of:=0.5*PI()-([rf.J265]*[rf.L265]+[rf.K265])" office:value-type="float" office:value="-0.39588213396219" calcext:value-type="float">
            <text:p>-0,39588213396219</text:p>
          </table:table-cell>
          <table:table-cell table:style-name="ce17" table:formula="of:=[rf.M265]-[rf.$B$8]" office:value-type="float" office:value="-0.0642695760832674" calcext:value-type="float">
            <text:p>-0,064269576083268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rf.A266]*analyze_resolution" office:value-type="float" office:value="5.25" calcext:value-type="float">
            <text:p>5,25</text:p>
          </table:table-cell>
          <table:table-cell table:formula="of:=RADIANS(-[rf.B266])" office:value-type="float" office:value="-0.0916297857297023" calcext:value-type="float">
            <text:p>-0,091629785729702</text:p>
          </table:table-cell>
          <table:table-cell table:formula="of:=COS([rf.$B$6])*servo_saver_arm_length*COS([rf.C266])-SIN([rf.$B$6])*servo_saver_arm_length*SIN([rf.C266])+[rf.$B$24]" office:value-type="float" office:value="358.932878841195" calcext:value-type="float">
            <text:p>358,932878841195</text:p>
          </table:table-cell>
          <table:table-cell table:formula="of:=COS([rf.$B$6])*servo_saver_arm_length*SIN([rf.C266])+SIN([rf.$B$6])*servo_saver_arm_length*COS([rf.C266])+[rf.$C$24]" office:value-type="float" office:value="-1.46402589861444" calcext:value-type="float">
            <text:p>-1,46402589861444</text:p>
          </table:table-cell>
          <table:table-cell table:formula="of:=[$rf.D266]-[$rf.$B$14]" office:value-type="float" office:value="58.9328788411946" calcext:value-type="float">
            <text:p>58,9328788411946</text:p>
          </table:table-cell>
          <table:table-cell table:formula="of:=[rf.E266]-[$rf.$C$14]" office:value-type="float" office:value="93.5359741013856" calcext:value-type="float">
            <text:p>93,5359741013856</text:p>
          </table:table-cell>
          <table:table-cell table:style-name="Default" table:formula="of:=SQRT([rf.F266]^2+[rf.G266]^2)" office:value-type="float" office:value="110.553438027074" calcext:value-type="float">
            <text:p>110,553438027074</text:p>
          </table:table-cell>
          <table:table-cell table:formula="of:=([rf.H266]^2-[rf.$B$42]^2+[rf.$B$43]^2)/(2*[rf.H266])" office:value-type="float" office:value="3.43743608168438" calcext:value-type="float">
            <text:p>3,43743608168438</text:p>
          </table:table-cell>
          <table:table-cell table:formula="of:=ACOS([rf.I266]/[rf.$B$43])" office:value-type="float" office:value="1.40636897594091" calcext:value-type="float">
            <text:p>1,40636897594091</text:p>
          </table:table-cell>
          <table:table-cell table:style-name="ce17" table:formula="of:=ASIN([rf.F266]/[rf.H266])" office:value-type="float" office:value="0.562226656728205" calcext:value-type="float">
            <text:p>0,562226656728205</text:p>
          </table:table-cell>
          <table:table-cell table:style-name="ce17" table:formula="of:=IF(0.5*PI()-[rf.$B$9]&gt;[rf.K266];1;-1)" office:value-type="float" office:value="1" calcext:value-type="float">
            <text:p>1</text:p>
          </table:table-cell>
          <table:table-cell table:style-name="ce17" table:formula="of:=0.5*PI()-([rf.J266]*[rf.L266]+[rf.K266])" office:value-type="float" office:value="-0.397799305874221" calcext:value-type="float">
            <text:p>-0,397799305874221</text:p>
          </table:table-cell>
          <table:table-cell table:style-name="ce17" table:formula="of:=[rf.M266]-[rf.$B$8]" office:value-type="float" office:value="-0.0661867479952984" calcext:value-type="float">
            <text:p>-0,066186747995299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rf.A267]*analyze_resolution" office:value-type="float" office:value="5.4" calcext:value-type="float">
            <text:p>5,4</text:p>
          </table:table-cell>
          <table:table-cell table:formula="of:=RADIANS(-[rf.B267])" office:value-type="float" office:value="-0.0942477796076938" calcext:value-type="float">
            <text:p>-0,094247779607694</text:p>
          </table:table-cell>
          <table:table-cell table:formula="of:=COS([rf.$B$6])*servo_saver_arm_length*COS([rf.C267])-SIN([rf.$B$6])*servo_saver_arm_length*SIN([rf.C267])+[rf.$B$24]" office:value-type="float" office:value="358.928991433649" calcext:value-type="float">
            <text:p>358,928991433649</text:p>
          </table:table-cell>
          <table:table-cell table:formula="of:=COS([rf.$B$6])*servo_saver_arm_length*SIN([rf.C267])+SIN([rf.$B$6])*servo_saver_arm_length*COS([rf.C267])+[rf.$C$24]" office:value-type="float" office:value="-1.50573301309623" calcext:value-type="float">
            <text:p>-1,50573301309623</text:p>
          </table:table-cell>
          <table:table-cell table:formula="of:=[$rf.D267]-[$rf.$B$14]" office:value-type="float" office:value="58.9289914336493" calcext:value-type="float">
            <text:p>58,9289914336493</text:p>
          </table:table-cell>
          <table:table-cell table:formula="of:=[rf.E267]-[$rf.$C$14]" office:value-type="float" office:value="93.4942669869038" calcext:value-type="float">
            <text:p>93,4942669869038</text:p>
          </table:table-cell>
          <table:table-cell table:style-name="Default" table:formula="of:=SQRT([rf.F267]^2+[rf.G267]^2)" office:value-type="float" office:value="110.516080236342" calcext:value-type="float">
            <text:p>110,516080236342</text:p>
          </table:table-cell>
          <table:table-cell table:formula="of:=([rf.H267]^2-[rf.$B$42]^2+[rf.$B$43]^2)/(2*[rf.H267])" office:value-type="float" office:value="3.40123393468579" calcext:value-type="float">
            <text:p>3,40123393468579</text:p>
          </table:table-cell>
          <table:table-cell table:formula="of:=ACOS([rf.I267]/[rf.$B$43])" office:value-type="float" office:value="1.40811620490962" calcext:value-type="float">
            <text:p>1,40811620490962</text:p>
          </table:table-cell>
          <table:table-cell table:style-name="ce17" table:formula="of:=ASIN([rf.F267]/[rf.H267])" office:value-type="float" office:value="0.562398069351537" calcext:value-type="float">
            <text:p>0,562398069351537</text:p>
          </table:table-cell>
          <table:table-cell table:style-name="ce17" table:formula="of:=IF(0.5*PI()-[rf.$B$9]&gt;[rf.K267];1;-1)" office:value-type="float" office:value="1" calcext:value-type="float">
            <text:p>1</text:p>
          </table:table-cell>
          <table:table-cell table:style-name="ce17" table:formula="of:=0.5*PI()-([rf.J267]*[rf.L267]+[rf.K267])" office:value-type="float" office:value="-0.399717947466264" calcext:value-type="float">
            <text:p>-0,399717947466264</text:p>
          </table:table-cell>
          <table:table-cell table:style-name="ce17" table:formula="of:=[rf.M267]-[rf.$B$8]" office:value-type="float" office:value="-0.0681053895873409" calcext:value-type="float">
            <text:p>-0,068105389587341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rf.A268]*analyze_resolution" office:value-type="float" office:value="5.55" calcext:value-type="float">
            <text:p>5,55</text:p>
          </table:table-cell>
          <table:table-cell table:formula="of:=RADIANS(-[rf.B268])" office:value-type="float" office:value="-0.0968657734856853" calcext:value-type="float">
            <text:p>-0,096865773485685</text:p>
          </table:table-cell>
          <table:table-cell table:formula="of:=COS([rf.$B$6])*servo_saver_arm_length*COS([rf.C268])-SIN([rf.$B$6])*servo_saver_arm_length*SIN([rf.C268])+[rf.$B$24]" office:value-type="float" office:value="358.92499485058" calcext:value-type="float">
            <text:p>358,92499485058</text:p>
          </table:table-cell>
          <table:table-cell table:formula="of:=COS([rf.$B$6])*servo_saver_arm_length*SIN([rf.C268])+SIN([rf.$B$6])*servo_saver_arm_length*COS([rf.C268])+[rf.$C$24]" office:value-type="float" office:value="-1.54742980745254" calcext:value-type="float">
            <text:p>-1,54742980745254</text:p>
          </table:table-cell>
          <table:table-cell table:formula="of:=[$rf.D268]-[$rf.$B$14]" office:value-type="float" office:value="58.9249948505802" calcext:value-type="float">
            <text:p>58,9249948505802</text:p>
          </table:table-cell>
          <table:table-cell table:formula="of:=[rf.E268]-[$rf.$C$14]" office:value-type="float" office:value="93.4525701925475" calcext:value-type="float">
            <text:p>93,4525701925475</text:p>
          </table:table-cell>
          <table:table-cell table:style-name="Default" table:formula="of:=SQRT([rf.F268]^2+[rf.G268]^2)" office:value-type="float" office:value="110.478676194702" calcext:value-type="float">
            <text:p>110,478676194702</text:p>
          </table:table-cell>
          <table:table-cell table:formula="of:=([rf.H268]^2-[rf.$B$42]^2+[rf.$B$43]^2)/(2*[rf.H268])" office:value-type="float" office:value="3.36497509471705" calcext:value-type="float">
            <text:p>3,36497509471705</text:p>
          </table:table-cell>
          <table:table-cell table:formula="of:=ACOS([rf.I268]/[rf.$B$43])" office:value-type="float" office:value="1.409865667968" calcext:value-type="float">
            <text:p>1,409865667968</text:p>
          </table:table-cell>
          <table:table-cell table:style-name="ce17" table:formula="of:=ASIN([rf.F268]/[rf.H268])" office:value-type="float" office:value="0.562568712161836" calcext:value-type="float">
            <text:p>0,562568712161836</text:p>
          </table:table-cell>
          <table:table-cell table:style-name="ce17" table:formula="of:=IF(0.5*PI()-[rf.$B$9]&gt;[rf.K268];1;-1)" office:value-type="float" office:value="1" calcext:value-type="float">
            <text:p>1</text:p>
          </table:table-cell>
          <table:table-cell table:style-name="ce17" table:formula="of:=0.5*PI()-([rf.J268]*[rf.L268]+[rf.K268])" office:value-type="float" office:value="-0.40163805333494" calcext:value-type="float">
            <text:p>-0,40163805333494</text:p>
          </table:table-cell>
          <table:table-cell table:style-name="ce17" table:formula="of:=[rf.M268]-[rf.$B$8]" office:value-type="float" office:value="-0.0700254954560171" calcext:value-type="float">
            <text:p>-0,070025495456017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rf.A269]*analyze_resolution" office:value-type="float" office:value="5.7" calcext:value-type="float">
            <text:p>5,7</text:p>
          </table:table-cell>
          <table:table-cell table:formula="of:=RADIANS(-[rf.B269])" office:value-type="float" office:value="-0.0994837673636768" calcext:value-type="float">
            <text:p>-0,099483767363677</text:p>
          </table:table-cell>
          <table:table-cell table:formula="of:=COS([rf.$B$6])*servo_saver_arm_length*COS([rf.C269])-SIN([rf.$B$6])*servo_saver_arm_length*SIN([rf.C269])+[rf.$B$24]" office:value-type="float" office:value="358.92088911938" calcext:value-type="float">
            <text:p>358,92088911938</text:p>
          </table:table-cell>
          <table:table-cell table:formula="of:=COS([rf.$B$6])*servo_saver_arm_length*SIN([rf.C269])+SIN([rf.$B$6])*servo_saver_arm_length*COS([rf.C269])+[rf.$C$24]" office:value-type="float" office:value="-1.58911599589822" calcext:value-type="float">
            <text:p>-1,58911599589822</text:p>
          </table:table-cell>
          <table:table-cell table:formula="of:=[$rf.D269]-[$rf.$B$14]" office:value-type="float" office:value="58.9208891193796" calcext:value-type="float">
            <text:p>58,9208891193796</text:p>
          </table:table-cell>
          <table:table-cell table:formula="of:=[rf.E269]-[$rf.$C$14]" office:value-type="float" office:value="93.4108840041018" calcext:value-type="float">
            <text:p>93,4108840041018</text:p>
          </table:table-cell>
          <table:table-cell table:style-name="Default" table:formula="of:=SQRT([rf.F269]^2+[rf.G269]^2)" office:value-type="float" office:value="110.441226111656" calcext:value-type="float">
            <text:p>110,441226111656</text:p>
          </table:table-cell>
          <table:table-cell table:formula="of:=([rf.H269]^2-[rf.$B$42]^2+[rf.$B$43]^2)/(2*[rf.H269])" office:value-type="float" office:value="3.32865970880162" calcext:value-type="float">
            <text:p>3,32865970880162</text:p>
          </table:table-cell>
          <table:table-cell table:formula="of:=ACOS([rf.I269]/[rf.$B$43])" office:value-type="float" office:value="1.41161736146432" calcext:value-type="float">
            <text:p>1,41161736146432</text:p>
          </table:table-cell>
          <table:table-cell table:style-name="ce17" table:formula="of:=ASIN([rf.F269]/[rf.H269])" office:value-type="float" office:value="0.562738583425661" calcext:value-type="float">
            <text:p>0,562738583425661</text:p>
          </table:table-cell>
          <table:table-cell table:style-name="ce17" table:formula="of:=IF(0.5*PI()-[rf.$B$9]&gt;[rf.K269];1;-1)" office:value-type="float" office:value="1" calcext:value-type="float">
            <text:p>1</text:p>
          </table:table-cell>
          <table:table-cell table:style-name="ce17" table:formula="of:=0.5*PI()-([rf.J269]*[rf.L269]+[rf.K269])" office:value-type="float" office:value="-0.40355961809508" calcext:value-type="float">
            <text:p>-0,40355961809508</text:p>
          </table:table-cell>
          <table:table-cell table:style-name="ce17" table:formula="of:=[rf.M269]-[rf.$B$8]" office:value-type="float" office:value="-0.0719470602161578" calcext:value-type="float">
            <text:p>-0,071947060216158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rf.A270]*analyze_resolution" office:value-type="float" office:value="5.85" calcext:value-type="float">
            <text:p>5,85</text:p>
          </table:table-cell>
          <table:table-cell table:formula="of:=RADIANS(-[rf.B270])" office:value-type="float" office:value="-0.102101761241668" calcext:value-type="float">
            <text:p>-0,102101761241668</text:p>
          </table:table-cell>
          <table:table-cell table:formula="of:=COS([rf.$B$6])*servo_saver_arm_length*COS([rf.C270])-SIN([rf.$B$6])*servo_saver_arm_length*SIN([rf.C270])+[rf.$B$24]" office:value-type="float" office:value="358.916674268188" calcext:value-type="float">
            <text:p>358,916674268188</text:p>
          </table:table-cell>
          <table:table-cell table:formula="of:=COS([rf.$B$6])*servo_saver_arm_length*SIN([rf.C270])+SIN([rf.$B$6])*servo_saver_arm_length*COS([rf.C270])+[rf.$C$24]" office:value-type="float" office:value="-1.6307912927208" calcext:value-type="float">
            <text:p>-1,6307912927208</text:p>
          </table:table-cell>
          <table:table-cell table:formula="of:=[$rf.D270]-[$rf.$B$14]" office:value-type="float" office:value="58.9166742681877" calcext:value-type="float">
            <text:p>58,9166742681877</text:p>
          </table:table-cell>
          <table:table-cell table:formula="of:=[rf.E270]-[$rf.$C$14]" office:value-type="float" office:value="93.3692087072792" calcext:value-type="float">
            <text:p>93,3692087072792</text:p>
          </table:table-cell>
          <table:table-cell table:style-name="Default" table:formula="of:=SQRT([rf.F270]^2+[rf.G270]^2)" office:value-type="float" office:value="110.40373019716" calcext:value-type="float">
            <text:p>110,40373019716</text:p>
          </table:table-cell>
          <table:table-cell table:formula="of:=([rf.H270]^2-[rf.$B$42]^2+[rf.$B$43]^2)/(2*[rf.H270])" office:value-type="float" office:value="3.29228792451136" calcext:value-type="float">
            <text:p>3,29228792451136</text:p>
          </table:table-cell>
          <table:table-cell table:formula="of:=ACOS([rf.I270]/[rf.$B$43])" office:value-type="float" office:value="1.41337128176464" calcext:value-type="float">
            <text:p>1,41337128176464</text:p>
          </table:table-cell>
          <table:table-cell table:style-name="ce17" table:formula="of:=ASIN([rf.F270]/[rf.H270])" office:value-type="float" office:value="0.562907681409934" calcext:value-type="float">
            <text:p>0,562907681409934</text:p>
          </table:table-cell>
          <table:table-cell table:style-name="ce17" table:formula="of:=IF(0.5*PI()-[rf.$B$9]&gt;[rf.K270];1;-1)" office:value-type="float" office:value="1" calcext:value-type="float">
            <text:p>1</text:p>
          </table:table-cell>
          <table:table-cell table:style-name="ce17" table:formula="of:=0.5*PI()-([rf.J270]*[rf.L270]+[rf.K270])" office:value-type="float" office:value="-0.405482636379678" calcext:value-type="float">
            <text:p>-0,405482636379678</text:p>
          </table:table-cell>
          <table:table-cell table:style-name="ce17" table:formula="of:=[rf.M270]-[rf.$B$8]" office:value-type="float" office:value="-0.0738700785007558" calcext:value-type="float">
            <text:p>-0,073870078500756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rf.A271]*analyze_resolution" office:value-type="float" office:value="6" calcext:value-type="float">
            <text:p>6</text:p>
          </table:table-cell>
          <table:table-cell table:formula="of:=RADIANS(-[rf.B271])" office:value-type="float" office:value="-0.10471975511966" calcext:value-type="float">
            <text:p>-0,10471975511966</text:p>
          </table:table-cell>
          <table:table-cell table:formula="of:=COS([rf.$B$6])*servo_saver_arm_length*COS([rf.C271])-SIN([rf.$B$6])*servo_saver_arm_length*SIN([rf.C271])+[rf.$B$24]" office:value-type="float" office:value="358.912350325892" calcext:value-type="float">
            <text:p>358,912350325892</text:p>
          </table:table-cell>
          <table:table-cell table:formula="of:=COS([rf.$B$6])*servo_saver_arm_length*SIN([rf.C271])+SIN([rf.$B$6])*servo_saver_arm_length*COS([rf.C271])+[rf.$C$24]" office:value-type="float" office:value="-1.67245541228246" calcext:value-type="float">
            <text:p>-1,67245541228246</text:p>
          </table:table-cell>
          <table:table-cell table:formula="of:=[$rf.D271]-[$rf.$B$14]" office:value-type="float" office:value="58.9123503258924" calcext:value-type="float">
            <text:p>58,9123503258924</text:p>
          </table:table-cell>
          <table:table-cell table:formula="of:=[rf.E271]-[$rf.$C$14]" office:value-type="float" office:value="93.3275445877175" calcext:value-type="float">
            <text:p>93,3275445877175</text:p>
          </table:table-cell>
          <table:table-cell table:style-name="Default" table:formula="of:=SQRT([rf.F271]^2+[rf.G271]^2)" office:value-type="float" office:value="110.366188661624" calcext:value-type="float">
            <text:p>110,366188661624</text:p>
          </table:table-cell>
          <table:table-cell table:formula="of:=([rf.H271]^2-[rf.$B$42]^2+[rf.$B$43]^2)/(2*[rf.H271])" office:value-type="float" office:value="3.25585988996837" calcext:value-type="float">
            <text:p>3,25585988996837</text:p>
          </table:table-cell>
          <table:table-cell table:formula="of:=ACOS([rf.I271]/[rf.$B$43])" office:value-type="float" office:value="1.41512742525277" calcext:value-type="float">
            <text:p>1,41512742525277</text:p>
          </table:table-cell>
          <table:table-cell table:style-name="ce17" table:formula="of:=ASIN([rf.F271]/[rf.H271])" office:value-type="float" office:value="0.563076004381958" calcext:value-type="float">
            <text:p>0,563076004381958</text:p>
          </table:table-cell>
          <table:table-cell table:style-name="ce17" table:formula="of:=IF(0.5*PI()-[rf.$B$9]&gt;[rf.K271];1;-1)" office:value-type="float" office:value="1" calcext:value-type="float">
            <text:p>1</text:p>
          </table:table-cell>
          <table:table-cell table:style-name="ce17" table:formula="of:=0.5*PI()-([rf.J271]*[rf.L271]+[rf.K271])" office:value-type="float" office:value="-0.407407102839828" calcext:value-type="float">
            <text:p>-0,407407102839828</text:p>
          </table:table-cell>
          <table:table-cell table:style-name="ce17" table:formula="of:=[rf.M271]-[rf.$B$8]" office:value-type="float" office:value="-0.0757945449609057" calcext:value-type="float">
            <text:p>-0,075794544960906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rf.A272]*analyze_resolution" office:value-type="float" office:value="6.15" calcext:value-type="float">
            <text:p>6,15</text:p>
          </table:table-cell>
          <table:table-cell table:formula="of:=RADIANS(-[rf.B272])" office:value-type="float" office:value="-0.107337748997651" calcext:value-type="float">
            <text:p>-0,107337748997651</text:p>
          </table:table-cell>
          <table:table-cell table:formula="of:=COS([rf.$B$6])*servo_saver_arm_length*COS([rf.C272])-SIN([rf.$B$6])*servo_saver_arm_length*SIN([rf.C272])+[rf.$B$24]" office:value-type="float" office:value="358.90791732213" calcext:value-type="float">
            <text:p>358,90791732213</text:p>
          </table:table-cell>
          <table:table-cell table:formula="of:=COS([rf.$B$6])*servo_saver_arm_length*SIN([rf.C272])+SIN([rf.$B$6])*servo_saver_arm_length*COS([rf.C272])+[rf.$C$24]" office:value-type="float" office:value="-1.71410806902198" calcext:value-type="float">
            <text:p>-1,71410806902198</text:p>
          </table:table-cell>
          <table:table-cell table:formula="of:=[$rf.D272]-[$rf.$B$14]" office:value-type="float" office:value="58.9079173221297" calcext:value-type="float">
            <text:p>58,9079173221297</text:p>
          </table:table-cell>
          <table:table-cell table:formula="of:=[rf.E272]-[$rf.$C$14]" office:value-type="float" office:value="93.285891930978" calcext:value-type="float">
            <text:p>93,285891930978</text:p>
          </table:table-cell>
          <table:table-cell table:style-name="Default" table:formula="of:=SQRT([rf.F272]^2+[rf.G272]^2)" office:value-type="float" office:value="110.328601715915" calcext:value-type="float">
            <text:p>110,328601715915</text:p>
          </table:table-cell>
          <table:table-cell table:formula="of:=([rf.H272]^2-[rf.$B$42]^2+[rf.$B$43]^2)/(2*[rf.H272])" office:value-type="float" office:value="3.21937575384658" calcext:value-type="float">
            <text:p>3,21937575384658</text:p>
          </table:table-cell>
          <table:table-cell table:formula="of:=ACOS([rf.I272]/[rf.$B$43])" office:value-type="float" office:value="1.41688578833013" calcext:value-type="float">
            <text:p>1,41688578833013</text:p>
          </table:table-cell>
          <table:table-cell table:style-name="ce17" table:formula="of:=ASIN([rf.F272]/[rf.H272])" office:value-type="float" office:value="0.563243550609435" calcext:value-type="float">
            <text:p>0,563243550609435</text:p>
          </table:table-cell>
          <table:table-cell table:style-name="ce17" table:formula="of:=IF(0.5*PI()-[rf.$B$9]&gt;[rf.K272];1;-1)" office:value-type="float" office:value="1" calcext:value-type="float">
            <text:p>1</text:p>
          </table:table-cell>
          <table:table-cell table:style-name="ce17" table:formula="of:=0.5*PI()-([rf.J272]*[rf.L272]+[rf.K272])" office:value-type="float" office:value="-0.409333012144672" calcext:value-type="float">
            <text:p>-0,409333012144672</text:p>
          </table:table-cell>
          <table:table-cell table:style-name="ce17" table:formula="of:=[rf.M272]-[rf.$B$8]" office:value-type="float" office:value="-0.077720454265749" calcext:value-type="float">
            <text:p>-0,077720454265749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rf.A273]*analyze_resolution" office:value-type="float" office:value="6.3" calcext:value-type="float">
            <text:p>6,3</text:p>
          </table:table-cell>
          <table:table-cell table:formula="of:=RADIANS(-[rf.B273])" office:value-type="float" office:value="-0.109955742875643" calcext:value-type="float">
            <text:p>-0,109955742875643</text:p>
          </table:table-cell>
          <table:table-cell table:formula="of:=COS([rf.$B$6])*servo_saver_arm_length*COS([rf.C273])-SIN([rf.$B$6])*servo_saver_arm_length*SIN([rf.C273])+[rf.$B$24]" office:value-type="float" office:value="358.903375287283" calcext:value-type="float">
            <text:p>358,903375287283</text:p>
          </table:table-cell>
          <table:table-cell table:formula="of:=COS([rf.$B$6])*servo_saver_arm_length*SIN([rf.C273])+SIN([rf.$B$6])*servo_saver_arm_length*COS([rf.C273])+[rf.$C$24]" office:value-type="float" office:value="-1.75574897745672" calcext:value-type="float">
            <text:p>-1,75574897745672</text:p>
          </table:table-cell>
          <table:table-cell table:formula="of:=[$rf.D273]-[$rf.$B$14]" office:value-type="float" office:value="58.9033752872829" calcext:value-type="float">
            <text:p>58,9033752872829</text:p>
          </table:table-cell>
          <table:table-cell table:formula="of:=[rf.E273]-[$rf.$C$14]" office:value-type="float" office:value="93.2442510225433" calcext:value-type="float">
            <text:p>93,2442510225433</text:p>
          </table:table-cell>
          <table:table-cell table:style-name="Default" table:formula="of:=SQRT([rf.F273]^2+[rf.G273]^2)" office:value-type="float" office:value="110.290969571355" calcext:value-type="float">
            <text:p>110,290969571355</text:p>
          </table:table-cell>
          <table:table-cell table:formula="of:=([rf.H273]^2-[rf.$B$42]^2+[rf.$B$43]^2)/(2*[rf.H273])" office:value-type="float" office:value="3.18283566537321" calcext:value-type="float">
            <text:p>3,18283566537321</text:p>
          </table:table-cell>
          <table:table-cell table:formula="of:=ACOS([rf.I273]/[rf.$B$43])" office:value-type="float" office:value="1.41864636741577" calcext:value-type="float">
            <text:p>1,41864636741577</text:p>
          </table:table-cell>
          <table:table-cell table:style-name="ce17" table:formula="of:=ASIN([rf.F273]/[rf.H273])" office:value-type="float" office:value="0.56341031836047" calcext:value-type="float">
            <text:p>0,56341031836047</text:p>
          </table:table-cell>
          <table:table-cell table:style-name="ce17" table:formula="of:=IF(0.5*PI()-[rf.$B$9]&gt;[rf.K273];1;-1)" office:value-type="float" office:value="1" calcext:value-type="float">
            <text:p>1</text:p>
          </table:table-cell>
          <table:table-cell table:style-name="ce17" table:formula="of:=0.5*PI()-([rf.J273]*[rf.L273]+[rf.K273])" office:value-type="float" office:value="-0.411260358981348" calcext:value-type="float">
            <text:p>-0,411260358981348</text:p>
          </table:table-cell>
          <table:table-cell table:style-name="ce17" table:formula="of:=[rf.M273]-[rf.$B$8]" office:value-type="float" office:value="-0.0796478011024253" calcext:value-type="float">
            <text:p>-0,079647801102425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rf.A274]*analyze_resolution" office:value-type="float" office:value="6.45" calcext:value-type="float">
            <text:p>6,45</text:p>
          </table:table-cell>
          <table:table-cell table:formula="of:=RADIANS(-[rf.B274])" office:value-type="float" office:value="-0.112573736753634" calcext:value-type="float">
            <text:p>-0,112573736753634</text:p>
          </table:table-cell>
          <table:table-cell table:formula="of:=COS([rf.$B$6])*servo_saver_arm_length*COS([rf.C274])-SIN([rf.$B$6])*servo_saver_arm_length*SIN([rf.C274])+[rf.$B$24]" office:value-type="float" office:value="358.898724252482" calcext:value-type="float">
            <text:p>358,898724252482</text:p>
          </table:table-cell>
          <table:table-cell table:formula="of:=COS([rf.$B$6])*servo_saver_arm_length*SIN([rf.C274])+SIN([rf.$B$6])*servo_saver_arm_length*COS([rf.C274])+[rf.$C$24]" office:value-type="float" office:value="-1.79737785218457" calcext:value-type="float">
            <text:p>-1,79737785218457</text:p>
          </table:table-cell>
          <table:table-cell table:formula="of:=[$rf.D274]-[$rf.$B$14]" office:value-type="float" office:value="58.8987242524825" calcext:value-type="float">
            <text:p>58,8987242524825</text:p>
          </table:table-cell>
          <table:table-cell table:formula="of:=[rf.E274]-[$rf.$C$14]" office:value-type="float" office:value="93.2026221478154" calcext:value-type="float">
            <text:p>93,2026221478154</text:p>
          </table:table-cell>
          <table:table-cell table:style-name="Default" table:formula="of:=SQRT([rf.F274]^2+[rf.G274]^2)" office:value-type="float" office:value="110.25329243972" calcext:value-type="float">
            <text:p>110,25329243972</text:p>
          </table:table-cell>
          <table:table-cell table:formula="of:=([rf.H274]^2-[rf.$B$42]^2+[rf.$B$43]^2)/(2*[rf.H274])" office:value-type="float" office:value="3.1462397743305" calcext:value-type="float">
            <text:p>3,1462397743305</text:p>
          </table:table-cell>
          <table:table-cell table:formula="of:=ACOS([rf.I274]/[rf.$B$43])" office:value-type="float" office:value="1.42040915894624" calcext:value-type="float">
            <text:p>1,42040915894624</text:p>
          </table:table-cell>
          <table:table-cell table:style-name="ce17" table:formula="of:=ASIN([rf.F274]/[rf.H274])" office:value-type="float" office:value="0.563576305903596" calcext:value-type="float">
            <text:p>0,563576305903596</text:p>
          </table:table-cell>
          <table:table-cell table:style-name="ce17" table:formula="of:=IF(0.5*PI()-[rf.$B$9]&gt;[rf.K274];1;-1)" office:value-type="float" office:value="1" calcext:value-type="float">
            <text:p>1</text:p>
          </table:table-cell>
          <table:table-cell table:style-name="ce17" table:formula="of:=0.5*PI()-([rf.J274]*[rf.L274]+[rf.K274])" office:value-type="float" office:value="-0.413189138054938" calcext:value-type="float">
            <text:p>-0,413189138054938</text:p>
          </table:table-cell>
          <table:table-cell table:style-name="ce17" table:formula="of:=[rf.M274]-[rf.$B$8]" office:value-type="float" office:value="-0.0815765801760155" calcext:value-type="float">
            <text:p>-0,081576580176016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rf.A275]*analyze_resolution" office:value-type="float" office:value="6.6" calcext:value-type="float">
            <text:p>6,6</text:p>
          </table:table-cell>
          <table:table-cell table:formula="of:=RADIANS(-[rf.B275])" office:value-type="float" office:value="-0.115191730631626" calcext:value-type="float">
            <text:p>-0,115191730631626</text:p>
          </table:table-cell>
          <table:table-cell table:formula="of:=COS([rf.$B$6])*servo_saver_arm_length*COS([rf.C275])-SIN([rf.$B$6])*servo_saver_arm_length*SIN([rf.C275])+[rf.$B$24]" office:value-type="float" office:value="358.893964249606" calcext:value-type="float">
            <text:p>358,893964249606</text:p>
          </table:table-cell>
          <table:table-cell table:formula="of:=COS([rf.$B$6])*servo_saver_arm_length*SIN([rf.C275])+SIN([rf.$B$6])*servo_saver_arm_length*COS([rf.C275])+[rf.$C$24]" office:value-type="float" office:value="-1.83899440788587" calcext:value-type="float">
            <text:p>-1,83899440788587</text:p>
          </table:table-cell>
          <table:table-cell table:formula="of:=[$rf.D275]-[$rf.$B$14]" office:value-type="float" office:value="58.8939642496064" calcext:value-type="float">
            <text:p>58,8939642496064</text:p>
          </table:table-cell>
          <table:table-cell table:formula="of:=[rf.E275]-[$rf.$C$14]" office:value-type="float" office:value="93.1610055921141" calcext:value-type="float">
            <text:p>93,1610055921141</text:p>
          </table:table-cell>
          <table:table-cell table:style-name="Default" table:formula="of:=SQRT([rf.F275]^2+[rf.G275]^2)" office:value-type="float" office:value="110.215570533241" calcext:value-type="float">
            <text:p>110,215570533241</text:p>
          </table:table-cell>
          <table:table-cell table:formula="of:=([rf.H275]^2-[rf.$B$42]^2+[rf.$B$43]^2)/(2*[rf.H275])" office:value-type="float" office:value="3.10958823105738" calcext:value-type="float">
            <text:p>3,10958823105738</text:p>
          </table:table-cell>
          <table:table-cell table:formula="of:=ACOS([rf.I275]/[rf.$B$43])" office:value-type="float" office:value="1.42217415937552" calcext:value-type="float">
            <text:p>1,42217415937552</text:p>
          </table:table-cell>
          <table:table-cell table:style-name="ce17" table:formula="of:=ASIN([rf.F275]/[rf.H275])" office:value-type="float" office:value="0.56374151150778" calcext:value-type="float">
            <text:p>0,56374151150778</text:p>
          </table:table-cell>
          <table:table-cell table:style-name="ce17" table:formula="of:=IF(0.5*PI()-[rf.$B$9]&gt;[rf.K275];1;-1)" office:value-type="float" office:value="1" calcext:value-type="float">
            <text:p>1</text:p>
          </table:table-cell>
          <table:table-cell table:style-name="ce17" table:formula="of:=0.5*PI()-([rf.J275]*[rf.L275]+[rf.K275])" office:value-type="float" office:value="-0.415119344088406" calcext:value-type="float">
            <text:p>-0,415119344088406</text:p>
          </table:table-cell>
          <table:table-cell table:style-name="ce17" table:formula="of:=[rf.M275]-[rf.$B$8]" office:value-type="float" office:value="-0.0835067862094836" calcext:value-type="float">
            <text:p>-0,083506786209484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rf.A276]*analyze_resolution" office:value-type="float" office:value="6.75" calcext:value-type="float">
            <text:p>6,75</text:p>
          </table:table-cell>
          <table:table-cell table:formula="of:=RADIANS(-[rf.B276])" office:value-type="float" office:value="-0.117809724509617" calcext:value-type="float">
            <text:p>-0,117809724509617</text:p>
          </table:table-cell>
          <table:table-cell table:formula="of:=COS([rf.$B$6])*servo_saver_arm_length*COS([rf.C276])-SIN([rf.$B$6])*servo_saver_arm_length*SIN([rf.C276])+[rf.$B$24]" office:value-type="float" office:value="358.889095311279" calcext:value-type="float">
            <text:p>358,889095311279</text:p>
          </table:table-cell>
          <table:table-cell table:formula="of:=COS([rf.$B$6])*servo_saver_arm_length*SIN([rf.C276])+SIN([rf.$B$6])*servo_saver_arm_length*COS([rf.C276])+[rf.$C$24]" office:value-type="float" office:value="-1.8805983593254" calcext:value-type="float">
            <text:p>-1,8805983593254</text:p>
          </table:table-cell>
          <table:table-cell table:formula="of:=[$rf.D276]-[$rf.$B$14]" office:value-type="float" office:value="58.8890953112788" calcext:value-type="float">
            <text:p>58,8890953112788</text:p>
          </table:table-cell>
          <table:table-cell table:formula="of:=[rf.E276]-[$rf.$C$14]" office:value-type="float" office:value="93.1194016406746" calcext:value-type="float">
            <text:p>93,1194016406746</text:p>
          </table:table-cell>
          <table:table-cell table:style-name="Default" table:formula="of:=SQRT([rf.F276]^2+[rf.G276]^2)" office:value-type="float" office:value="110.177804064603" calcext:value-type="float">
            <text:p>110,177804064603</text:p>
          </table:table-cell>
          <table:table-cell table:formula="of:=([rf.H276]^2-[rf.$B$42]^2+[rf.$B$43]^2)/(2*[rf.H276])" office:value-type="float" office:value="3.07288118645097" calcext:value-type="float">
            <text:p>3,07288118645097</text:p>
          </table:table-cell>
          <table:table-cell table:formula="of:=ACOS([rf.I276]/[rf.$B$43])" office:value-type="float" office:value="1.423941365175" calcext:value-type="float">
            <text:p>1,423941365175</text:p>
          </table:table-cell>
          <table:table-cell table:style-name="ce17" table:formula="of:=ASIN([rf.F276]/[rf.H276])" office:value-type="float" office:value="0.563905933442442" calcext:value-type="float">
            <text:p>0,563905933442442</text:p>
          </table:table-cell>
          <table:table-cell table:style-name="ce17" table:formula="of:=IF(0.5*PI()-[rf.$B$9]&gt;[rf.K276];1;-1)" office:value-type="float" office:value="1" calcext:value-type="float">
            <text:p>1</text:p>
          </table:table-cell>
          <table:table-cell table:style-name="ce17" table:formula="of:=0.5*PI()-([rf.J276]*[rf.L276]+[rf.K276])" office:value-type="float" office:value="-0.417050971822549" calcext:value-type="float">
            <text:p>-0,417050971822549</text:p>
          </table:table-cell>
          <table:table-cell table:style-name="ce17" table:formula="of:=[rf.M276]-[rf.$B$8]" office:value-type="float" office:value="-0.0854384139436262" calcext:value-type="float">
            <text:p>-0,085438413943626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rf.A277]*analyze_resolution" office:value-type="float" office:value="6.9" calcext:value-type="float">
            <text:p>6,9</text:p>
          </table:table-cell>
          <table:table-cell table:formula="of:=RADIANS(-[rf.B277])" office:value-type="float" office:value="-0.120427718387609" calcext:value-type="float">
            <text:p>-0,120427718387609</text:p>
          </table:table-cell>
          <table:table-cell table:formula="of:=COS([rf.$B$6])*servo_saver_arm_length*COS([rf.C277])-SIN([rf.$B$6])*servo_saver_arm_length*SIN([rf.C277])+[rf.$B$24]" office:value-type="float" office:value="358.884117470871" calcext:value-type="float">
            <text:p>358,884117470871</text:p>
          </table:table-cell>
          <table:table-cell table:formula="of:=COS([rf.$B$6])*servo_saver_arm_length*SIN([rf.C277])+SIN([rf.$B$6])*servo_saver_arm_length*COS([rf.C277])+[rf.$C$24]" office:value-type="float" office:value="-1.92218942135435" calcext:value-type="float">
            <text:p>-1,92218942135435</text:p>
          </table:table-cell>
          <table:table-cell table:formula="of:=[$rf.D277]-[$rf.$B$14]" office:value-type="float" office:value="58.8841174708711" calcext:value-type="float">
            <text:p>58,8841174708711</text:p>
          </table:table-cell>
          <table:table-cell table:formula="of:=[rf.E277]-[$rf.$C$14]" office:value-type="float" office:value="93.0778105786457" calcext:value-type="float">
            <text:p>93,0778105786457</text:p>
          </table:table-cell>
          <table:table-cell table:style-name="Default" table:formula="of:=SQRT([rf.F277]^2+[rf.G277]^2)" office:value-type="float" office:value="110.139993246947" calcext:value-type="float">
            <text:p>110,139993246947</text:p>
          </table:table-cell>
          <table:table-cell table:formula="of:=([rf.H277]^2-[rf.$B$42]^2+[rf.$B$43]^2)/(2*[rf.H277])" office:value-type="float" office:value="3.03611879196831" calcext:value-type="float">
            <text:p>3,03611879196831</text:p>
          </table:table-cell>
          <table:table-cell table:formula="of:=ACOS([rf.I277]/[rf.$B$43])" office:value-type="float" office:value="1.42571077283337" calcext:value-type="float">
            <text:p>1,42571077283337</text:p>
          </table:table-cell>
          <table:table-cell table:style-name="ce17" table:formula="of:=ASIN([rf.F277]/[rf.H277])" office:value-type="float" office:value="0.564069569977469" calcext:value-type="float">
            <text:p>0,564069569977469</text:p>
          </table:table-cell>
          <table:table-cell table:style-name="ce17" table:formula="of:=IF(0.5*PI()-[rf.$B$9]&gt;[rf.K277];1;-1)" office:value-type="float" office:value="1" calcext:value-type="float">
            <text:p>1</text:p>
          </table:table-cell>
          <table:table-cell table:style-name="ce17" table:formula="of:=0.5*PI()-([rf.J277]*[rf.L277]+[rf.K277])" office:value-type="float" office:value="-0.418984016015938" calcext:value-type="float">
            <text:p>-0,418984016015938</text:p>
          </table:table-cell>
          <table:table-cell table:style-name="ce17" table:formula="of:=[rf.M277]-[rf.$B$8]" office:value-type="float" office:value="-0.0873714581370149" calcext:value-type="float">
            <text:p>-0,087371458137015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rf.A278]*analyze_resolution" office:value-type="float" office:value="7.05" calcext:value-type="float">
            <text:p>7,05</text:p>
          </table:table-cell>
          <table:table-cell table:formula="of:=RADIANS(-[rf.B278])" office:value-type="float" office:value="-0.1230457122656" calcext:value-type="float">
            <text:p>-0,1230457122656</text:p>
          </table:table-cell>
          <table:table-cell table:formula="of:=COS([rf.$B$6])*servo_saver_arm_length*COS([rf.C278])-SIN([rf.$B$6])*servo_saver_arm_length*SIN([rf.C278])+[rf.$B$24]" office:value-type="float" office:value="358.879030762501" calcext:value-type="float">
            <text:p>358,879030762501</text:p>
          </table:table-cell>
          <table:table-cell table:formula="of:=COS([rf.$B$6])*servo_saver_arm_length*SIN([rf.C278])+SIN([rf.$B$6])*servo_saver_arm_length*COS([rf.C278])+[rf.$C$24]" office:value-type="float" office:value="-1.96376730891224" calcext:value-type="float">
            <text:p>-1,96376730891224</text:p>
          </table:table-cell>
          <table:table-cell table:formula="of:=[$rf.D278]-[$rf.$B$14]" office:value-type="float" office:value="58.8790307625008" calcext:value-type="float">
            <text:p>58,8790307625008</text:p>
          </table:table-cell>
          <table:table-cell table:formula="of:=[rf.E278]-[$rf.$C$14]" office:value-type="float" office:value="93.0362326910878" calcext:value-type="float">
            <text:p>93,0362326910878</text:p>
          </table:table-cell>
          <table:table-cell table:style-name="Default" table:formula="of:=SQRT([rf.F278]^2+[rf.G278]^2)" office:value-type="float" office:value="110.102138293867" calcext:value-type="float">
            <text:p>110,102138293867</text:p>
          </table:table-cell>
          <table:table-cell table:formula="of:=([rf.H278]^2-[rf.$B$42]^2+[rf.$B$43]^2)/(2*[rf.H278])" office:value-type="float" office:value="2.99930119962795" calcext:value-type="float">
            <text:p>2,99930119962795</text:p>
          </table:table-cell>
          <table:table-cell table:formula="of:=ACOS([rf.I278]/[rf.$B$43])" office:value-type="float" office:value="1.42748237885654" calcext:value-type="float">
            <text:p>1,42748237885654</text:p>
          </table:table-cell>
          <table:table-cell table:style-name="ce17" table:formula="of:=ASIN([rf.F278]/[rf.H278])" office:value-type="float" office:value="0.564232419383226" calcext:value-type="float">
            <text:p>0,564232419383226</text:p>
          </table:table-cell>
          <table:table-cell table:style-name="ce17" table:formula="of:=IF(0.5*PI()-[rf.$B$9]&gt;[rf.K278];1;-1)" office:value-type="float" office:value="1" calcext:value-type="float">
            <text:p>1</text:p>
          </table:table-cell>
          <table:table-cell table:style-name="ce17" table:formula="of:=0.5*PI()-([rf.J278]*[rf.L278]+[rf.K278])" office:value-type="float" office:value="-0.420918471444866" calcext:value-type="float">
            <text:p>-0,420918471444866</text:p>
          </table:table-cell>
          <table:table-cell table:style-name="ce17" table:formula="of:=[rf.M278]-[rf.$B$8]" office:value-type="float" office:value="-0.0893059135659431" calcext:value-type="float">
            <text:p>-0,089305913565943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rf.A279]*analyze_resolution" office:value-type="float" office:value="7.2" calcext:value-type="float">
            <text:p>7,2</text:p>
          </table:table-cell>
          <table:table-cell table:formula="of:=RADIANS(-[rf.B279])" office:value-type="float" office:value="-0.125663706143592" calcext:value-type="float">
            <text:p>-0,125663706143592</text:p>
          </table:table-cell>
          <table:table-cell table:formula="of:=COS([rf.$B$6])*servo_saver_arm_length*COS([rf.C279])-SIN([rf.$B$6])*servo_saver_arm_length*SIN([rf.C279])+[rf.$B$24]" office:value-type="float" office:value="358.873835221032" calcext:value-type="float">
            <text:p>358,873835221032</text:p>
          </table:table-cell>
          <table:table-cell table:formula="of:=COS([rf.$B$6])*servo_saver_arm_length*SIN([rf.C279])+SIN([rf.$B$6])*servo_saver_arm_length*COS([rf.C279])+[rf.$C$24]" office:value-type="float" office:value="-2.00533173702887" calcext:value-type="float">
            <text:p>-2,00533173702887</text:p>
          </table:table-cell>
          <table:table-cell table:formula="of:=[$rf.D279]-[$rf.$B$14]" office:value-type="float" office:value="58.8738352210316" calcext:value-type="float">
            <text:p>58,8738352210316</text:p>
          </table:table-cell>
          <table:table-cell table:formula="of:=[rf.E279]-[$rf.$C$14]" office:value-type="float" office:value="92.9946682629711" calcext:value-type="float">
            <text:p>92,9946682629711</text:p>
          </table:table-cell>
          <table:table-cell table:style-name="Default" table:formula="of:=SQRT([rf.F279]^2+[rf.G279]^2)" office:value-type="float" office:value="110.06423941941" calcext:value-type="float">
            <text:p>110,06423941941</text:p>
          </table:table-cell>
          <table:table-cell table:formula="of:=([rf.H279]^2-[rf.$B$42]^2+[rf.$B$43]^2)/(2*[rf.H279])" office:value-type="float" office:value="2.96242856201159" calcext:value-type="float">
            <text:p>2,96242856201159</text:p>
          </table:table-cell>
          <table:table-cell table:formula="of:=ACOS([rf.I279]/[rf.$B$43])" office:value-type="float" office:value="1.42925617976761" calcext:value-type="float">
            <text:p>1,42925617976761</text:p>
          </table:table-cell>
          <table:table-cell table:style-name="ce17" table:formula="of:=ASIN([rf.F279]/[rf.H279])" office:value-type="float" office:value="0.564394479930575" calcext:value-type="float">
            <text:p>0,564394479930575</text:p>
          </table:table-cell>
          <table:table-cell table:style-name="ce17" table:formula="of:=IF(0.5*PI()-[rf.$B$9]&gt;[rf.K279];1;-1)" office:value-type="float" office:value="1" calcext:value-type="float">
            <text:p>1</text:p>
          </table:table-cell>
          <table:table-cell table:style-name="ce17" table:formula="of:=0.5*PI()-([rf.J279]*[rf.L279]+[rf.K279])" office:value-type="float" office:value="-0.422854332903289" calcext:value-type="float">
            <text:p>-0,422854332903289</text:p>
          </table:table-cell>
          <table:table-cell table:style-name="ce17" table:formula="of:=[rf.M279]-[rf.$B$8]" office:value-type="float" office:value="-0.0912417750243668" calcext:value-type="float">
            <text:p>-0,091241775024367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rf.A280]*analyze_resolution" office:value-type="float" office:value="7.35" calcext:value-type="float">
            <text:p>7,35</text:p>
          </table:table-cell>
          <table:table-cell table:formula="of:=RADIANS(-[rf.B280])" office:value-type="float" office:value="-0.128281700021583" calcext:value-type="float">
            <text:p>-0,128281700021583</text:p>
          </table:table-cell>
          <table:table-cell table:formula="of:=COS([rf.$B$6])*servo_saver_arm_length*COS([rf.C280])-SIN([rf.$B$6])*servo_saver_arm_length*SIN([rf.C280])+[rf.$B$24]" office:value-type="float" office:value="358.868530882073" calcext:value-type="float">
            <text:p>358,868530882073</text:p>
          </table:table-cell>
          <table:table-cell table:formula="of:=COS([rf.$B$6])*servo_saver_arm_length*SIN([rf.C280])+SIN([rf.$B$6])*servo_saver_arm_length*COS([rf.C280])+[rf.$C$24]" office:value-type="float" office:value="-2.04688242082631" calcext:value-type="float">
            <text:p>-2,04688242082631</text:p>
          </table:table-cell>
          <table:table-cell table:formula="of:=[$rf.D280]-[$rf.$B$14]" office:value-type="float" office:value="58.8685308820732" calcext:value-type="float">
            <text:p>58,8685308820732</text:p>
          </table:table-cell>
          <table:table-cell table:formula="of:=[rf.E280]-[$rf.$C$14]" office:value-type="float" office:value="92.9531175791737" calcext:value-type="float">
            <text:p>92,9531175791737</text:p>
          </table:table-cell>
          <table:table-cell table:style-name="Default" table:formula="of:=SQRT([rf.F280]^2+[rf.G280]^2)" office:value-type="float" office:value="110.02629683808" calcext:value-type="float">
            <text:p>110,02629683808</text:p>
          </table:table-cell>
          <table:table-cell table:formula="of:=([rf.H280]^2-[rf.$B$42]^2+[rf.$B$43]^2)/(2*[rf.H280])" office:value-type="float" office:value="2.92550103226569" calcext:value-type="float">
            <text:p>2,92550103226569</text:p>
          </table:table-cell>
          <table:table-cell table:formula="of:=ACOS([rf.I280]/[rf.$B$43])" office:value-type="float" office:value="1.43103217210679" calcext:value-type="float">
            <text:p>1,43103217210679</text:p>
          </table:table-cell>
          <table:table-cell table:style-name="ce17" table:formula="of:=ASIN([rf.F280]/[rf.H280])" office:value-type="float" office:value="0.564555749890889" calcext:value-type="float">
            <text:p>0,564555749890889</text:p>
          </table:table-cell>
          <table:table-cell table:style-name="ce17" table:formula="of:=IF(0.5*PI()-[rf.$B$9]&gt;[rf.K280];1;-1)" office:value-type="float" office:value="1" calcext:value-type="float">
            <text:p>1</text:p>
          </table:table-cell>
          <table:table-cell table:style-name="ce17" table:formula="of:=0.5*PI()-([rf.J280]*[rf.L280]+[rf.K280])" office:value-type="float" office:value="-0.424791595202779" calcext:value-type="float">
            <text:p>-0,424791595202779</text:p>
          </table:table-cell>
          <table:table-cell table:style-name="ce17" table:formula="of:=[rf.M280]-[rf.$B$8]" office:value-type="float" office:value="-0.0931790373238561" calcext:value-type="float">
            <text:p>-0,093179037323856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rf.A281]*analyze_resolution" office:value-type="float" office:value="7.5" calcext:value-type="float">
            <text:p>7,5</text:p>
          </table:table-cell>
          <table:table-cell table:formula="of:=RADIANS(-[rf.B281])" office:value-type="float" office:value="-0.130899693899575" calcext:value-type="float">
            <text:p>-0,130899693899575</text:p>
          </table:table-cell>
          <table:table-cell table:formula="of:=COS([rf.$B$6])*servo_saver_arm_length*COS([rf.C281])-SIN([rf.$B$6])*servo_saver_arm_length*SIN([rf.C281])+[rf.$B$24]" office:value-type="float" office:value="358.863117781981" calcext:value-type="float">
            <text:p>358,863117781981</text:p>
          </table:table-cell>
          <table:table-cell table:formula="of:=COS([rf.$B$6])*servo_saver_arm_length*SIN([rf.C281])+SIN([rf.$B$6])*servo_saver_arm_length*COS([rf.C281])+[rf.$C$24]" office:value-type="float" office:value="-2.08841907552083" calcext:value-type="float">
            <text:p>-2,08841907552083</text:p>
          </table:table-cell>
          <table:table-cell table:formula="of:=[$rf.D281]-[$rf.$B$14]" office:value-type="float" office:value="58.863117781981" calcext:value-type="float">
            <text:p>58,863117781981</text:p>
          </table:table-cell>
          <table:table-cell table:formula="of:=[rf.E281]-[$rf.$C$14]" office:value-type="float" office:value="92.9115809244792" calcext:value-type="float">
            <text:p>92,9115809244792</text:p>
          </table:table-cell>
          <table:table-cell table:style-name="Default" table:formula="of:=SQRT([rf.F281]^2+[rf.G281]^2)" office:value-type="float" office:value="109.988310764833" calcext:value-type="float">
            <text:p>109,988310764833</text:p>
          </table:table-cell>
          <table:table-cell table:formula="of:=([rf.H281]^2-[rf.$B$42]^2+[rf.$B$43]^2)/(2*[rf.H281])" office:value-type="float" office:value="2.88851876410316" calcext:value-type="float">
            <text:p>2,88851876410316</text:p>
          </table:table-cell>
          <table:table-cell table:formula="of:=ACOS([rf.I281]/[rf.$B$43])" office:value-type="float" office:value="1.43281035243129" calcext:value-type="float">
            <text:p>1,43281035243129</text:p>
          </table:table-cell>
          <table:table-cell table:style-name="ce17" table:formula="of:=ASIN([rf.F281]/[rf.H281])" office:value-type="float" office:value="0.564716227536066" calcext:value-type="float">
            <text:p>0,564716227536066</text:p>
          </table:table-cell>
          <table:table-cell table:style-name="ce17" table:formula="of:=IF(0.5*PI()-[rf.$B$9]&gt;[rf.K281];1;-1)" office:value-type="float" office:value="1" calcext:value-type="float">
            <text:p>1</text:p>
          </table:table-cell>
          <table:table-cell table:style-name="ce17" table:formula="of:=0.5*PI()-([rf.J281]*[rf.L281]+[rf.K281])" office:value-type="float" office:value="-0.426730253172455" calcext:value-type="float">
            <text:p>-0,426730253172455</text:p>
          </table:table-cell>
          <table:table-cell table:style-name="ce17" table:formula="of:=[rf.M281]-[rf.$B$8]" office:value-type="float" office:value="-0.095117695293532" calcext:value-type="float">
            <text:p>-0,095117695293532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rf.A282]*analyze_resolution" office:value-type="float" office:value="7.65" calcext:value-type="float">
            <text:p>7,65</text:p>
          </table:table-cell>
          <table:table-cell table:formula="of:=RADIANS(-[rf.B282])" office:value-type="float" office:value="-0.133517687777566" calcext:value-type="float">
            <text:p>-0,133517687777566</text:p>
          </table:table-cell>
          <table:table-cell table:formula="of:=COS([rf.$B$6])*servo_saver_arm_length*COS([rf.C282])-SIN([rf.$B$6])*servo_saver_arm_length*SIN([rf.C282])+[rf.$B$24]" office:value-type="float" office:value="358.857595957856" calcext:value-type="float">
            <text:p>358,857595957856</text:p>
          </table:table-cell>
          <table:table-cell table:formula="of:=COS([rf.$B$6])*servo_saver_arm_length*SIN([rf.C282])+SIN([rf.$B$6])*servo_saver_arm_length*COS([rf.C282])+[rf.$C$24]" office:value-type="float" office:value="-2.12994141642484" calcext:value-type="float">
            <text:p>-2,12994141642484</text:p>
          </table:table-cell>
          <table:table-cell table:formula="of:=[$rf.D282]-[$rf.$B$14]" office:value-type="float" office:value="58.8575959578556" calcext:value-type="float">
            <text:p>58,8575959578556</text:p>
          </table:table-cell>
          <table:table-cell table:formula="of:=[rf.E282]-[$rf.$C$14]" office:value-type="float" office:value="92.8700585835752" calcext:value-type="float">
            <text:p>92,8700585835752</text:p>
          </table:table-cell>
          <table:table-cell table:style-name="Default" table:formula="of:=SQRT([rf.F282]^2+[rf.G282]^2)" office:value-type="float" office:value="109.950281415078" calcext:value-type="float">
            <text:p>109,950281415078</text:p>
          </table:table-cell>
          <table:table-cell table:formula="of:=([rf.H282]^2-[rf.$B$42]^2+[rf.$B$43]^2)/(2*[rf.H282])" office:value-type="float" office:value="2.85148191180493" calcext:value-type="float">
            <text:p>2,85148191180493</text:p>
          </table:table-cell>
          <table:table-cell table:formula="of:=ACOS([rf.I282]/[rf.$B$43])" office:value-type="float" office:value="1.43459071731529" calcext:value-type="float">
            <text:p>1,43459071731529</text:p>
          </table:table-cell>
          <table:table-cell table:style-name="ce17" table:formula="of:=ASIN([rf.F282]/[rf.H282])" office:value-type="float" office:value="0.564875911138542" calcext:value-type="float">
            <text:p>0,564875911138542</text:p>
          </table:table-cell>
          <table:table-cell table:style-name="ce17" table:formula="of:=IF(0.5*PI()-[rf.$B$9]&gt;[rf.K282];1;-1)" office:value-type="float" office:value="1" calcext:value-type="float">
            <text:p>1</text:p>
          </table:table-cell>
          <table:table-cell table:style-name="ce17" table:formula="of:=0.5*PI()-([rf.J282]*[rf.L282]+[rf.K282])" office:value-type="float" office:value="-0.428670301658939" calcext:value-type="float">
            <text:p>-0,428670301658939</text:p>
          </table:table-cell>
          <table:table-cell table:style-name="ce17" table:formula="of:=[rf.M282]-[rf.$B$8]" office:value-type="float" office:value="-0.097057743780016" calcext:value-type="float">
            <text:p>-0,097057743780016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rf.A283]*analyze_resolution" office:value-type="float" office:value="7.8" calcext:value-type="float">
            <text:p>7,8</text:p>
          </table:table-cell>
          <table:table-cell table:formula="of:=RADIANS(-[rf.B283])" office:value-type="float" office:value="-0.136135681655558" calcext:value-type="float">
            <text:p>-0,136135681655558</text:p>
          </table:table-cell>
          <table:table-cell table:formula="of:=COS([rf.$B$6])*servo_saver_arm_length*COS([rf.C283])-SIN([rf.$B$6])*servo_saver_arm_length*SIN([rf.C283])+[rf.$B$24]" office:value-type="float" office:value="358.851965447543" calcext:value-type="float">
            <text:p>358,851965447543</text:p>
          </table:table-cell>
          <table:table-cell table:formula="of:=COS([rf.$B$6])*servo_saver_arm_length*SIN([rf.C283])+SIN([rf.$B$6])*servo_saver_arm_length*COS([rf.C283])+[rf.$C$24]" office:value-type="float" office:value="-2.17144915894887" calcext:value-type="float">
            <text:p>-2,17144915894887</text:p>
          </table:table-cell>
          <table:table-cell table:formula="of:=[$rf.D283]-[$rf.$B$14]" office:value-type="float" office:value="58.8519654475431" calcext:value-type="float">
            <text:p>58,8519654475431</text:p>
          </table:table-cell>
          <table:table-cell table:formula="of:=[rf.E283]-[$rf.$C$14]" office:value-type="float" office:value="92.8285508410511" calcext:value-type="float">
            <text:p>92,8285508410511</text:p>
          </table:table-cell>
          <table:table-cell table:style-name="Default" table:formula="of:=SQRT([rf.F283]^2+[rf.G283]^2)" office:value-type="float" office:value="109.91220900468" calcext:value-type="float">
            <text:p>109,91220900468</text:p>
          </table:table-cell>
          <table:table-cell table:formula="of:=([rf.H283]^2-[rf.$B$42]^2+[rf.$B$43]^2)/(2*[rf.H283])" office:value-type="float" office:value="2.81439063022164" calcext:value-type="float">
            <text:p>2,81439063022164</text:p>
          </table:table-cell>
          <table:table-cell table:formula="of:=ACOS([rf.I283]/[rf.$B$43])" office:value-type="float" office:value="1.43637326334988" calcext:value-type="float">
            <text:p>1,43637326334988</text:p>
          </table:table-cell>
          <table:table-cell table:style-name="ce17" table:formula="of:=ASIN([rf.F283]/[rf.H283])" office:value-type="float" office:value="0.565034798971309" calcext:value-type="float">
            <text:p>0,565034798971309</text:p>
          </table:table-cell>
          <table:table-cell table:style-name="ce17" table:formula="of:=IF(0.5*PI()-[rf.$B$9]&gt;[rf.K283];1;-1)" office:value-type="float" office:value="1" calcext:value-type="float">
            <text:p>1</text:p>
          </table:table-cell>
          <table:table-cell table:style-name="ce17" table:formula="of:=0.5*PI()-([rf.J283]*[rf.L283]+[rf.K283])" office:value-type="float" office:value="-0.430611735526295" calcext:value-type="float">
            <text:p>-0,430611735526295</text:p>
          </table:table-cell>
          <table:table-cell table:style-name="ce17" table:formula="of:=[rf.M283]-[rf.$B$8]" office:value-type="float" office:value="-0.0989991776473726" calcext:value-type="float">
            <text:p>-0,098999177647373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rf.A284]*analyze_resolution" office:value-type="float" office:value="7.95" calcext:value-type="float">
            <text:p>7,95</text:p>
          </table:table-cell>
          <table:table-cell table:formula="of:=RADIANS(-[rf.B284])" office:value-type="float" office:value="-0.138753675533549" calcext:value-type="float">
            <text:p>-0,138753675533549</text:p>
          </table:table-cell>
          <table:table-cell table:formula="of:=COS([rf.$B$6])*servo_saver_arm_length*COS([rf.C284])-SIN([rf.$B$6])*servo_saver_arm_length*SIN([rf.C284])+[rf.$B$24]" office:value-type="float" office:value="358.846226289634" calcext:value-type="float">
            <text:p>358,846226289634</text:p>
          </table:table-cell>
          <table:table-cell table:formula="of:=COS([rf.$B$6])*servo_saver_arm_length*SIN([rf.C284])+SIN([rf.$B$6])*servo_saver_arm_length*COS([rf.C284])+[rf.$C$24]" office:value-type="float" office:value="-2.2129420186035" calcext:value-type="float">
            <text:p>-2,2129420186035</text:p>
          </table:table-cell>
          <table:table-cell table:formula="of:=[$rf.D284]-[$rf.$B$14]" office:value-type="float" office:value="58.8462262896343" calcext:value-type="float">
            <text:p>58,8462262896343</text:p>
          </table:table-cell>
          <table:table-cell table:formula="of:=[rf.E284]-[$rf.$C$14]" office:value-type="float" office:value="92.7870579813965" calcext:value-type="float">
            <text:p>92,7870579813965</text:p>
          </table:table-cell>
          <table:table-cell table:style-name="Default" table:formula="of:=SQRT([rf.F284]^2+[rf.G284]^2)" office:value-type="float" office:value="109.874093749955" calcext:value-type="float">
            <text:p>109,874093749955</text:p>
          </table:table-cell>
          <table:table-cell table:formula="of:=([rf.H284]^2-[rf.$B$42]^2+[rf.$B$43]^2)/(2*[rf.H284])" office:value-type="float" office:value="2.77724507477536" calcext:value-type="float">
            <text:p>2,77724507477536</text:p>
          </table:table-cell>
          <table:table-cell table:formula="of:=ACOS([rf.I284]/[rf.$B$43])" office:value-type="float" office:value="1.43815798714294" calcext:value-type="float">
            <text:p>1,43815798714294</text:p>
          </table:table-cell>
          <table:table-cell table:style-name="ce17" table:formula="of:=ASIN([rf.F284]/[rf.H284])" office:value-type="float" office:value="0.565192889307933" calcext:value-type="float">
            <text:p>0,565192889307933</text:p>
          </table:table-cell>
          <table:table-cell table:style-name="ce17" table:formula="of:=IF(0.5*PI()-[rf.$B$9]&gt;[rf.K284];1;-1)" office:value-type="float" office:value="1" calcext:value-type="float">
            <text:p>1</text:p>
          </table:table-cell>
          <table:table-cell table:style-name="ce17" table:formula="of:=0.5*PI()-([rf.J284]*[rf.L284]+[rf.K284])" office:value-type="float" office:value="-0.432554549655973" calcext:value-type="float">
            <text:p>-0,432554549655973</text:p>
          </table:table-cell>
          <table:table-cell table:style-name="ce17" table:formula="of:=[rf.M284]-[rf.$B$8]" office:value-type="float" office:value="-0.10094199177705" calcext:value-type="float">
            <text:p>-0,10094199177705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rf.A285]*analyze_resolution" office:value-type="float" office:value="8.1" calcext:value-type="float">
            <text:p>8,1</text:p>
          </table:table-cell>
          <table:table-cell table:formula="of:=RADIANS(-[rf.B285])" office:value-type="float" office:value="-0.141371669411541" calcext:value-type="float">
            <text:p>-0,141371669411541</text:p>
          </table:table-cell>
          <table:table-cell table:formula="of:=COS([rf.$B$6])*servo_saver_arm_length*COS([rf.C285])-SIN([rf.$B$6])*servo_saver_arm_length*SIN([rf.C285])+[rf.$B$24]" office:value-type="float" office:value="358.840378523465" calcext:value-type="float">
            <text:p>358,840378523465</text:p>
          </table:table-cell>
          <table:table-cell table:formula="of:=COS([rf.$B$6])*servo_saver_arm_length*SIN([rf.C285])+SIN([rf.$B$6])*servo_saver_arm_length*COS([rf.C285])+[rf.$C$24]" office:value-type="float" office:value="-2.25441971100132" calcext:value-type="float">
            <text:p>-2,25441971100132</text:p>
          </table:table-cell>
          <table:table-cell table:formula="of:=[$rf.D285]-[$rf.$B$14]" office:value-type="float" office:value="58.8403785234649" calcext:value-type="float">
            <text:p>58,8403785234649</text:p>
          </table:table-cell>
          <table:table-cell table:formula="of:=[rf.E285]-[$rf.$C$14]" office:value-type="float" office:value="92.7455802889987" calcext:value-type="float">
            <text:p>92,7455802889987</text:p>
          </table:table-cell>
          <table:table-cell table:style-name="Default" table:formula="of:=SQRT([rf.F285]^2+[rf.G285]^2)" office:value-type="float" office:value="109.835935867674" calcext:value-type="float">
            <text:p>109,835935867674</text:p>
          </table:table-cell>
          <table:table-cell table:formula="of:=([rf.H285]^2-[rf.$B$42]^2+[rf.$B$43]^2)/(2*[rf.H285])" office:value-type="float" office:value="2.74004540146105" calcext:value-type="float">
            <text:p>2,74004540146105</text:p>
          </table:table-cell>
          <table:table-cell table:formula="of:=ACOS([rf.I285]/[rf.$B$43])" office:value-type="float" office:value="1.43994488531909" calcext:value-type="float">
            <text:p>1,43994488531909</text:p>
          </table:table-cell>
          <table:table-cell table:style-name="ce17" table:formula="of:=ASIN([rf.F285]/[rf.H285])" office:value-type="float" office:value="0.565350180422562" calcext:value-type="float">
            <text:p>0,565350180422562</text:p>
          </table:table-cell>
          <table:table-cell table:style-name="ce17" table:formula="of:=IF(0.5*PI()-[rf.$B$9]&gt;[rf.K285];1;-1)" office:value-type="float" office:value="1" calcext:value-type="float">
            <text:p>1</text:p>
          </table:table-cell>
          <table:table-cell table:style-name="ce17" table:formula="of:=0.5*PI()-([rf.J285]*[rf.L285]+[rf.K285])" office:value-type="float" office:value="-0.434498738946755" calcext:value-type="float">
            <text:p>-0,434498738946755</text:p>
          </table:table-cell>
          <table:table-cell table:style-name="ce17" table:formula="of:=[rf.M285]-[rf.$B$8]" office:value-type="float" office:value="-0.102886181067832" calcext:value-type="float">
            <text:p>-0,102886181067832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rf.A286]*analyze_resolution" office:value-type="float" office:value="8.25" calcext:value-type="float">
            <text:p>8,25</text:p>
          </table:table-cell>
          <table:table-cell table:formula="of:=RADIANS(-[rf.B286])" office:value-type="float" office:value="-0.143989663289532" calcext:value-type="float">
            <text:p>-0,143989663289532</text:p>
          </table:table-cell>
          <table:table-cell table:formula="of:=COS([rf.$B$6])*servo_saver_arm_length*COS([rf.C286])-SIN([rf.$B$6])*servo_saver_arm_length*SIN([rf.C286])+[rf.$B$24]" office:value-type="float" office:value="358.834422189115" calcext:value-type="float">
            <text:p>358,834422189115</text:p>
          </table:table-cell>
          <table:table-cell table:formula="of:=COS([rf.$B$6])*servo_saver_arm_length*SIN([rf.C286])+SIN([rf.$B$6])*servo_saver_arm_length*COS([rf.C286])+[rf.$C$24]" office:value-type="float" office:value="-2.29588195185887" calcext:value-type="float">
            <text:p>-2,29588195185887</text:p>
          </table:table-cell>
          <table:table-cell table:formula="of:=[$rf.D286]-[$rf.$B$14]" office:value-type="float" office:value="58.8344221891147" calcext:value-type="float">
            <text:p>58,8344221891147</text:p>
          </table:table-cell>
          <table:table-cell table:formula="of:=[rf.E286]-[$rf.$C$14]" office:value-type="float" office:value="92.7041180481411" calcext:value-type="float">
            <text:p>92,7041180481411</text:p>
          </table:table-cell>
          <table:table-cell table:style-name="Default" table:formula="of:=SQRT([rf.F286]^2+[rf.G286]^2)" office:value-type="float" office:value="109.797735575059" calcext:value-type="float">
            <text:p>109,797735575059</text:p>
          </table:table-cell>
          <table:table-cell table:formula="of:=([rf.H286]^2-[rf.$B$42]^2+[rf.$B$43]^2)/(2*[rf.H286])" office:value-type="float" office:value="2.70279176684838" calcext:value-type="float">
            <text:p>2,70279176684838</text:p>
          </table:table-cell>
          <table:table-cell table:formula="of:=ACOS([rf.I286]/[rf.$B$43])" office:value-type="float" office:value="1.44173395451964" calcext:value-type="float">
            <text:p>1,44173395451964</text:p>
          </table:table-cell>
          <table:table-cell table:style-name="ce17" table:formula="of:=ASIN([rf.F286]/[rf.H286])" office:value-type="float" office:value="0.565506670589948" calcext:value-type="float">
            <text:p>0,565506670589948</text:p>
          </table:table-cell>
          <table:table-cell table:style-name="ce17" table:formula="of:=IF(0.5*PI()-[rf.$B$9]&gt;[rf.K286];1;-1)" office:value-type="float" office:value="1" calcext:value-type="float">
            <text:p>1</text:p>
          </table:table-cell>
          <table:table-cell table:style-name="ce17" table:formula="of:=0.5*PI()-([rf.J286]*[rf.L286]+[rf.K286])" office:value-type="float" office:value="-0.436444298314695" calcext:value-type="float">
            <text:p>-0,436444298314695</text:p>
          </table:table-cell>
          <table:table-cell table:style-name="ce17" table:formula="of:=[rf.M286]-[rf.$B$8]" office:value-type="float" office:value="-0.104831740435772" calcext:value-type="float">
            <text:p>-0,104831740435772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rf.A287]*analyze_resolution" office:value-type="float" office:value="8.4" calcext:value-type="float">
            <text:p>8,4</text:p>
          </table:table-cell>
          <table:table-cell table:formula="of:=RADIANS(-[rf.B287])" office:value-type="float" office:value="-0.146607657167524" calcext:value-type="float">
            <text:p>-0,146607657167524</text:p>
          </table:table-cell>
          <table:table-cell table:formula="of:=COS([rf.$B$6])*servo_saver_arm_length*COS([rf.C287])-SIN([rf.$B$6])*servo_saver_arm_length*SIN([rf.C287])+[rf.$B$24]" office:value-type="float" office:value="358.828357327408" calcext:value-type="float">
            <text:p>358,828357327408</text:p>
          </table:table-cell>
          <table:table-cell table:formula="of:=COS([rf.$B$6])*servo_saver_arm_length*SIN([rf.C287])+SIN([rf.$B$6])*servo_saver_arm_length*COS([rf.C287])+[rf.$C$24]" office:value-type="float" office:value="-2.33732845699859" calcext:value-type="float">
            <text:p>-2,33732845699859</text:p>
          </table:table-cell>
          <table:table-cell table:formula="of:=[$rf.D287]-[$rf.$B$14]" office:value-type="float" office:value="58.8283573274078" calcext:value-type="float">
            <text:p>58,8283573274078</text:p>
          </table:table-cell>
          <table:table-cell table:formula="of:=[rf.E287]-[$rf.$C$14]" office:value-type="float" office:value="92.6626715430014" calcext:value-type="float">
            <text:p>92,6626715430014</text:p>
          </table:table-cell>
          <table:table-cell table:style-name="Default" table:formula="of:=SQRT([rf.F287]^2+[rf.G287]^2)" office:value-type="float" office:value="109.759493089789" calcext:value-type="float">
            <text:p>109,759493089789</text:p>
          </table:table-cell>
          <table:table-cell table:formula="of:=([rf.H287]^2-[rf.$B$42]^2+[rf.$B$43]^2)/(2*[rf.H287])" office:value-type="float" office:value="2.66548432808325" calcext:value-type="float">
            <text:p>2,66548432808325</text:p>
          </table:table-cell>
          <table:table-cell table:formula="of:=ACOS([rf.I287]/[rf.$B$43])" office:value-type="float" office:value="1.44352519140251" calcext:value-type="float">
            <text:p>1,44352519140251</text:p>
          </table:table-cell>
          <table:table-cell table:style-name="ce17" table:formula="of:=ASIN([rf.F287]/[rf.H287])" office:value-type="float" office:value="0.565662358085457" calcext:value-type="float">
            <text:p>0,565662358085457</text:p>
          </table:table-cell>
          <table:table-cell table:style-name="ce17" table:formula="of:=IF(0.5*PI()-[rf.$B$9]&gt;[rf.K287];1;-1)" office:value-type="float" office:value="1" calcext:value-type="float">
            <text:p>1</text:p>
          </table:table-cell>
          <table:table-cell table:style-name="ce17" table:formula="of:=0.5*PI()-([rf.J287]*[rf.L287]+[rf.K287])" office:value-type="float" office:value="-0.43839122269307" calcext:value-type="float">
            <text:p>-0,43839122269307</text:p>
          </table:table-cell>
          <table:table-cell table:style-name="ce17" table:formula="of:=[rf.M287]-[rf.$B$8]" office:value-type="float" office:value="-0.106778664814147" calcext:value-type="float">
            <text:p>-0,106778664814147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rf.A288]*analyze_resolution" office:value-type="float" office:value="8.55" calcext:value-type="float">
            <text:p>8,55</text:p>
          </table:table-cell>
          <table:table-cell table:formula="of:=RADIANS(-[rf.B288])" office:value-type="float" office:value="-0.149225651045515" calcext:value-type="float">
            <text:p>-0,149225651045515</text:p>
          </table:table-cell>
          <table:table-cell table:formula="of:=COS([rf.$B$6])*servo_saver_arm_length*COS([rf.C288])-SIN([rf.$B$6])*servo_saver_arm_length*SIN([rf.C288])+[rf.$B$24]" office:value-type="float" office:value="358.822183979912" calcext:value-type="float">
            <text:p>358,822183979912</text:p>
          </table:table-cell>
          <table:table-cell table:formula="of:=COS([rf.$B$6])*servo_saver_arm_length*SIN([rf.C288])+SIN([rf.$B$6])*servo_saver_arm_length*COS([rf.C288])+[rf.$C$24]" office:value-type="float" office:value="-2.37875894235077" calcext:value-type="float">
            <text:p>-2,37875894235077</text:p>
          </table:table-cell>
          <table:table-cell table:formula="of:=[$rf.D288]-[$rf.$B$14]" office:value-type="float" office:value="58.8221839799121" calcext:value-type="float">
            <text:p>58,8221839799121</text:p>
          </table:table-cell>
          <table:table-cell table:formula="of:=[rf.E288]-[$rf.$C$14]" office:value-type="float" office:value="92.6212410576492" calcext:value-type="float">
            <text:p>92,6212410576492</text:p>
          </table:table-cell>
          <table:table-cell table:style-name="Default" table:formula="of:=SQRT([rf.F288]^2+[rf.G288]^2)" office:value-type="float" office:value="109.72120862999" calcext:value-type="float">
            <text:p>109,72120862999</text:p>
          </table:table-cell>
          <table:table-cell table:formula="of:=([rf.H288]^2-[rf.$B$42]^2+[rf.$B$43]^2)/(2*[rf.H288])" office:value-type="float" office:value="2.62812324288966" calcext:value-type="float">
            <text:p>2,62812324288966</text:p>
          </table:table-cell>
          <table:table-cell table:formula="of:=ACOS([rf.I288]/[rf.$B$43])" office:value-type="float" office:value="1.44531859264212" calcext:value-type="float">
            <text:p>1,44531859264212</text:p>
          </table:table-cell>
          <table:table-cell table:style-name="ce17" table:formula="of:=ASIN([rf.F288]/[rf.H288])" office:value-type="float" office:value="0.565817241185092" calcext:value-type="float">
            <text:p>0,565817241185092</text:p>
          </table:table-cell>
          <table:table-cell table:style-name="ce17" table:formula="of:=IF(0.5*PI()-[rf.$B$9]&gt;[rf.K288];1;-1)" office:value-type="float" office:value="1" calcext:value-type="float">
            <text:p>1</text:p>
          </table:table-cell>
          <table:table-cell table:style-name="ce17" table:formula="of:=0.5*PI()-([rf.J288]*[rf.L288]+[rf.K288])" office:value-type="float" office:value="-0.440339507032313" calcext:value-type="float">
            <text:p>-0,440339507032313</text:p>
          </table:table-cell>
          <table:table-cell table:style-name="ce17" table:formula="of:=[rf.M288]-[rf.$B$8]" office:value-type="float" office:value="-0.10872694915339" calcext:value-type="float">
            <text:p>-0,10872694915339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rf.A289]*analyze_resolution" office:value-type="float" office:value="8.7" calcext:value-type="float">
            <text:p>8,7</text:p>
          </table:table-cell>
          <table:table-cell table:formula="of:=RADIANS(-[rf.B289])" office:value-type="float" office:value="-0.151843644923507" calcext:value-type="float">
            <text:p>-0,151843644923507</text:p>
          </table:table-cell>
          <table:table-cell table:formula="of:=COS([rf.$B$6])*servo_saver_arm_length*COS([rf.C289])-SIN([rf.$B$6])*servo_saver_arm_length*SIN([rf.C289])+[rf.$B$24]" office:value-type="float" office:value="358.815902188939" calcext:value-type="float">
            <text:p>358,815902188939</text:p>
          </table:table-cell>
          <table:table-cell table:formula="of:=COS([rf.$B$6])*servo_saver_arm_length*SIN([rf.C289])+SIN([rf.$B$6])*servo_saver_arm_length*COS([rf.C289])+[rf.$C$24]" office:value-type="float" office:value="-2.42017312395551" calcext:value-type="float">
            <text:p>-2,42017312395551</text:p>
          </table:table-cell>
          <table:table-cell table:formula="of:=[$rf.D289]-[$rf.$B$14]" office:value-type="float" office:value="58.8159021889389" calcext:value-type="float">
            <text:p>58,8159021889389</text:p>
          </table:table-cell>
          <table:table-cell table:formula="of:=[rf.E289]-[$rf.$C$14]" office:value-type="float" office:value="92.5798268760445" calcext:value-type="float">
            <text:p>92,5798268760445</text:p>
          </table:table-cell>
          <table:table-cell table:style-name="Default" table:formula="of:=SQRT([rf.F289]^2+[rf.G289]^2)" office:value-type="float" office:value="109.682882414246" calcext:value-type="float">
            <text:p>109,682882414246</text:p>
          </table:table-cell>
          <table:table-cell table:formula="of:=([rf.H289]^2-[rf.$B$42]^2+[rf.$B$43]^2)/(2*[rf.H289])" office:value-type="float" office:value="2.59070866957105" calcext:value-type="float">
            <text:p>2,59070866957105</text:p>
          </table:table-cell>
          <table:table-cell table:formula="of:=ACOS([rf.I289]/[rf.$B$43])" office:value-type="float" office:value="1.44711415492936" calcext:value-type="float">
            <text:p>1,44711415492936</text:p>
          </table:table-cell>
          <table:table-cell table:style-name="ce17" table:formula="of:=ASIN([rf.F289]/[rf.H289])" office:value-type="float" office:value="0.565971318165502" calcext:value-type="float">
            <text:p>0,565971318165502</text:p>
          </table:table-cell>
          <table:table-cell table:style-name="ce17" table:formula="of:=IF(0.5*PI()-[rf.$B$9]&gt;[rf.K289];1;-1)" office:value-type="float" office:value="1" calcext:value-type="float">
            <text:p>1</text:p>
          </table:table-cell>
          <table:table-cell table:style-name="ce17" table:formula="of:=0.5*PI()-([rf.J289]*[rf.L289]+[rf.K289])" office:value-type="float" office:value="-0.442289146299968" calcext:value-type="float">
            <text:p>-0,442289146299968</text:p>
          </table:table-cell>
          <table:table-cell table:style-name="ce17" table:formula="of:=[rf.M289]-[rf.$B$8]" office:value-type="float" office:value="-0.110676588421045" calcext:value-type="float">
            <text:p>-0,110676588421045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rf.A290]*analyze_resolution" office:value-type="float" office:value="8.85" calcext:value-type="float">
            <text:p>8,85</text:p>
          </table:table-cell>
          <table:table-cell table:formula="of:=RADIANS(-[rf.B290])" office:value-type="float" office:value="-0.154461638801498" calcext:value-type="float">
            <text:p>-0,154461638801498</text:p>
          </table:table-cell>
          <table:table-cell table:formula="of:=COS([rf.$B$6])*servo_saver_arm_length*COS([rf.C290])-SIN([rf.$B$6])*servo_saver_arm_length*SIN([rf.C290])+[rf.$B$24]" office:value-type="float" office:value="358.809511997543" calcext:value-type="float">
            <text:p>358,809511997543</text:p>
          </table:table-cell>
          <table:table-cell table:formula="of:=COS([rf.$B$6])*servo_saver_arm_length*SIN([rf.C290])+SIN([rf.$B$6])*servo_saver_arm_length*COS([rf.C290])+[rf.$C$24]" office:value-type="float" office:value="-2.46157071796464" calcext:value-type="float">
            <text:p>-2,46157071796464</text:p>
          </table:table-cell>
          <table:table-cell table:formula="of:=[$rf.D290]-[$rf.$B$14]" office:value-type="float" office:value="58.8095119975431" calcext:value-type="float">
            <text:p>58,8095119975431</text:p>
          </table:table-cell>
          <table:table-cell table:formula="of:=[rf.E290]-[$rf.$C$14]" office:value-type="float" office:value="92.5384292820354" calcext:value-type="float">
            <text:p>92,5384292820354</text:p>
          </table:table-cell>
          <table:table-cell table:style-name="Default" table:formula="of:=SQRT([rf.F290]^2+[rf.G290]^2)" office:value-type="float" office:value="109.644514661589" calcext:value-type="float">
            <text:p>109,644514661589</text:p>
          </table:table-cell>
          <table:table-cell table:formula="of:=([rf.H290]^2-[rf.$B$42]^2+[rf.$B$43]^2)/(2*[rf.H290])" office:value-type="float" office:value="2.55324076701222" calcext:value-type="float">
            <text:p>2,55324076701222</text:p>
          </table:table-cell>
          <table:table-cell table:formula="of:=ACOS([rf.I290]/[rf.$B$43])" office:value-type="float" office:value="1.44891187497152" calcext:value-type="float">
            <text:p>1,44891187497152</text:p>
          </table:table-cell>
          <table:table-cell table:style-name="ce17" table:formula="of:=ASIN([rf.F290]/[rf.H290])" office:value-type="float" office:value="0.566124587304" calcext:value-type="float">
            <text:p>0,566124587304</text:p>
          </table:table-cell>
          <table:table-cell table:style-name="ce17" table:formula="of:=IF(0.5*PI()-[rf.$B$9]&gt;[rf.K290];1;-1)" office:value-type="float" office:value="1" calcext:value-type="float">
            <text:p>1</text:p>
          </table:table-cell>
          <table:table-cell table:style-name="ce17" table:formula="of:=0.5*PI()-([rf.J290]*[rf.L290]+[rf.K290])" office:value-type="float" office:value="-0.444240135480625" calcext:value-type="float">
            <text:p>-0,444240135480625</text:p>
          </table:table-cell>
          <table:table-cell table:style-name="ce17" table:formula="of:=[rf.M290]-[rf.$B$8]" office:value-type="float" office:value="-0.112627577601702" calcext:value-type="float">
            <text:p>-0,112627577601702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rf.A291]*analyze_resolution" office:value-type="float" office:value="9" calcext:value-type="float">
            <text:p>9</text:p>
          </table:table-cell>
          <table:table-cell table:formula="of:=RADIANS(-[rf.B291])" office:value-type="float" office:value="-0.15707963267949" calcext:value-type="float">
            <text:p>-0,15707963267949</text:p>
          </table:table-cell>
          <table:table-cell table:formula="of:=COS([rf.$B$6])*servo_saver_arm_length*COS([rf.C291])-SIN([rf.$B$6])*servo_saver_arm_length*SIN([rf.C291])+[rf.$B$24]" office:value-type="float" office:value="358.803013449522" calcext:value-type="float">
            <text:p>358,803013449522</text:p>
          </table:table-cell>
          <table:table-cell table:formula="of:=COS([rf.$B$6])*servo_saver_arm_length*SIN([rf.C291])+SIN([rf.$B$6])*servo_saver_arm_length*COS([rf.C291])+[rf.$C$24]" office:value-type="float" office:value="-2.50295144064369" calcext:value-type="float">
            <text:p>-2,50295144064369</text:p>
          </table:table-cell>
          <table:table-cell table:formula="of:=[$rf.D291]-[$rf.$B$14]" office:value-type="float" office:value="58.8030134495222" calcext:value-type="float">
            <text:p>58,8030134495222</text:p>
          </table:table-cell>
          <table:table-cell table:formula="of:=[rf.E291]-[$rf.$C$14]" office:value-type="float" office:value="92.4970485593563" calcext:value-type="float">
            <text:p>92,4970485593563</text:p>
          </table:table-cell>
          <table:table-cell table:style-name="Default" table:formula="of:=SQRT([rf.F291]^2+[rf.G291]^2)" office:value-type="float" office:value="109.606105591507" calcext:value-type="float">
            <text:p>109,606105591507</text:p>
          </table:table-cell>
          <table:table-cell table:formula="of:=([rf.H291]^2-[rf.$B$42]^2+[rf.$B$43]^2)/(2*[rf.H291])" office:value-type="float" office:value="2.5157196946809" calcext:value-type="float">
            <text:p>2,5157196946809</text:p>
          </table:table-cell>
          <table:table-cell table:formula="of:=ACOS([rf.I291]/[rf.$B$43])" office:value-type="float" office:value="1.45071174949218" calcext:value-type="float">
            <text:p>1,45071174949218</text:p>
          </table:table-cell>
          <table:table-cell table:style-name="ce17" table:formula="of:=ASIN([rf.F291]/[rf.H291])" office:value-type="float" office:value="0.566277046878584" calcext:value-type="float">
            <text:p>0,566277046878584</text:p>
          </table:table-cell>
          <table:table-cell table:style-name="ce17" table:formula="of:=IF(0.5*PI()-[rf.$B$9]&gt;[rf.K291];1;-1)" office:value-type="float" office:value="1" calcext:value-type="float">
            <text:p>1</text:p>
          </table:table-cell>
          <table:table-cell table:style-name="ce17" table:formula="of:=0.5*PI()-([rf.J291]*[rf.L291]+[rf.K291])" office:value-type="float" office:value="-0.446192469575865" calcext:value-type="float">
            <text:p>-0,446192469575865</text:p>
          </table:table-cell>
          <table:table-cell table:style-name="ce17" table:formula="of:=[rf.M291]-[rf.$B$8]" office:value-type="float" office:value="-0.114579911696942" calcext:value-type="float">
            <text:p>-0,114579911696942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rf.A292]*analyze_resolution" office:value-type="float" office:value="9.15" calcext:value-type="float">
            <text:p>9,15</text:p>
          </table:table-cell>
          <table:table-cell table:formula="of:=RADIANS(-[rf.B292])" office:value-type="float" office:value="-0.159697626557481" calcext:value-type="float">
            <text:p>-0,159697626557481</text:p>
          </table:table-cell>
          <table:table-cell table:formula="of:=COS([rf.$B$6])*servo_saver_arm_length*COS([rf.C292])-SIN([rf.$B$6])*servo_saver_arm_length*SIN([rf.C292])+[rf.$B$24]" office:value-type="float" office:value="358.796406589417" calcext:value-type="float">
            <text:p>358,796406589417</text:p>
          </table:table-cell>
          <table:table-cell table:formula="of:=COS([rf.$B$6])*servo_saver_arm_length*SIN([rf.C292])+SIN([rf.$B$6])*servo_saver_arm_length*COS([rf.C292])+[rf.$C$24]" office:value-type="float" office:value="-2.54431500837383" calcext:value-type="float">
            <text:p>-2,54431500837383</text:p>
          </table:table-cell>
          <table:table-cell table:formula="of:=[$rf.D292]-[$rf.$B$14]" office:value-type="float" office:value="58.7964065894166" calcext:value-type="float">
            <text:p>58,7964065894166</text:p>
          </table:table-cell>
          <table:table-cell table:formula="of:=[rf.E292]-[$rf.$C$14]" office:value-type="float" office:value="92.4556849916262" calcext:value-type="float">
            <text:p>92,4556849916262</text:p>
          </table:table-cell>
          <table:table-cell table:style-name="Default" table:formula="of:=SQRT([rf.F292]^2+[rf.G292]^2)" office:value-type="float" office:value="109.567655423938" calcext:value-type="float">
            <text:p>109,567655423938</text:p>
          </table:table-cell>
          <table:table-cell table:formula="of:=([rf.H292]^2-[rf.$B$42]^2+[rf.$B$43]^2)/(2*[rf.H292])" office:value-type="float" office:value="2.47814561262941" calcext:value-type="float">
            <text:p>2,47814561262941</text:p>
          </table:table-cell>
          <table:table-cell table:formula="of:=ACOS([rf.I292]/[rf.$B$43])" office:value-type="float" office:value="1.45251377523116" calcext:value-type="float">
            <text:p>1,45251377523116</text:p>
          </table:table-cell>
          <table:table-cell table:style-name="ce17" table:formula="of:=ASIN([rf.F292]/[rf.H292])" office:value-type="float" office:value="0.566428695167943" calcext:value-type="float">
            <text:p>0,566428695167943</text:p>
          </table:table-cell>
          <table:table-cell table:style-name="ce17" table:formula="of:=IF(0.5*PI()-[rf.$B$9]&gt;[rf.K292];1;-1)" office:value-type="float" office:value="1" calcext:value-type="float">
            <text:p>1</text:p>
          </table:table-cell>
          <table:table-cell table:style-name="ce17" table:formula="of:=0.5*PI()-([rf.J292]*[rf.L292]+[rf.K292])" office:value-type="float" office:value="-0.448146143604206" calcext:value-type="float">
            <text:p>-0,448146143604206</text:p>
          </table:table-cell>
          <table:table-cell table:style-name="ce17" table:formula="of:=[rf.M292]-[rf.$B$8]" office:value-type="float" office:value="-0.116533585725284" calcext:value-type="float">
            <text:p>-0,116533585725284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rf.A293]*analyze_resolution" office:value-type="float" office:value="9.3" calcext:value-type="float">
            <text:p>9,3</text:p>
          </table:table-cell>
          <table:table-cell table:formula="of:=RADIANS(-[rf.B293])" office:value-type="float" office:value="-0.162315620435473" calcext:value-type="float">
            <text:p>-0,162315620435473</text:p>
          </table:table-cell>
          <table:table-cell table:formula="of:=COS([rf.$B$6])*servo_saver_arm_length*COS([rf.C293])-SIN([rf.$B$6])*servo_saver_arm_length*SIN([rf.C293])+[rf.$B$24]" office:value-type="float" office:value="358.789691462509" calcext:value-type="float">
            <text:p>358,789691462509</text:p>
          </table:table-cell>
          <table:table-cell table:formula="of:=COS([rf.$B$6])*servo_saver_arm_length*SIN([rf.C293])+SIN([rf.$B$6])*servo_saver_arm_length*COS([rf.C293])+[rf.$C$24]" office:value-type="float" office:value="-2.58566113765378" calcext:value-type="float">
            <text:p>-2,58566113765378</text:p>
          </table:table-cell>
          <table:table-cell table:formula="of:=[$rf.D293]-[$rf.$B$14]" office:value-type="float" office:value="58.7896914625089" calcext:value-type="float">
            <text:p>58,7896914625089</text:p>
          </table:table-cell>
          <table:table-cell table:formula="of:=[rf.E293]-[$rf.$C$14]" office:value-type="float" office:value="92.4143388623462" calcext:value-type="float">
            <text:p>92,4143388623462</text:p>
          </table:table-cell>
          <table:table-cell table:style-name="Default" table:formula="of:=SQRT([rf.F293]^2+[rf.G293]^2)" office:value-type="float" office:value="109.529164379272" calcext:value-type="float">
            <text:p>109,529164379272</text:p>
          </table:table-cell>
          <table:table-cell table:formula="of:=([rf.H293]^2-[rf.$B$42]^2+[rf.$B$43]^2)/(2*[rf.H293])" office:value-type="float" office:value="2.44051868149637" calcext:value-type="float">
            <text:p>2,44051868149637</text:p>
          </table:table-cell>
          <table:table-cell table:formula="of:=ACOS([rf.I293]/[rf.$B$43])" office:value-type="float" office:value="1.45431794894446" calcext:value-type="float">
            <text:p>1,45431794894446</text:p>
          </table:table-cell>
          <table:table-cell table:style-name="ce17" table:formula="of:=ASIN([rf.F293]/[rf.H293])" office:value-type="float" office:value="0.566579530451485" calcext:value-type="float">
            <text:p>0,566579530451485</text:p>
          </table:table-cell>
          <table:table-cell table:style-name="ce17" table:formula="of:=IF(0.5*PI()-[rf.$B$9]&gt;[rf.K293];1;-1)" office:value-type="float" office:value="1" calcext:value-type="float">
            <text:p>1</text:p>
          </table:table-cell>
          <table:table-cell table:style-name="ce17" table:formula="of:=0.5*PI()-([rf.J293]*[rf.L293]+[rf.K293])" office:value-type="float" office:value="-0.450101152601044" calcext:value-type="float">
            <text:p>-0,450101152601044</text:p>
          </table:table-cell>
          <table:table-cell table:style-name="ce17" table:formula="of:=[rf.M293]-[rf.$B$8]" office:value-type="float" office:value="-0.118488594722121" calcext:value-type="float">
            <text:p>-0,118488594722121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rf.A294]*analyze_resolution" office:value-type="float" office:value="9.45" calcext:value-type="float">
            <text:p>9,45</text:p>
          </table:table-cell>
          <table:table-cell table:formula="of:=RADIANS(-[rf.B294])" office:value-type="float" office:value="-0.164933614313464" calcext:value-type="float">
            <text:p>-0,164933614313464</text:p>
          </table:table-cell>
          <table:table-cell table:formula="of:=COS([rf.$B$6])*servo_saver_arm_length*COS([rf.C294])-SIN([rf.$B$6])*servo_saver_arm_length*SIN([rf.C294])+[rf.$B$24]" office:value-type="float" office:value="358.782868114824" calcext:value-type="float">
            <text:p>358,782868114824</text:p>
          </table:table-cell>
          <table:table-cell table:formula="of:=COS([rf.$B$6])*servo_saver_arm_length*SIN([rf.C294])+SIN([rf.$B$6])*servo_saver_arm_length*COS([rf.C294])+[rf.$C$24]" office:value-type="float" office:value="-2.62698954510181" calcext:value-type="float">
            <text:p>-2,62698954510181</text:p>
          </table:table-cell>
          <table:table-cell table:formula="of:=[$rf.D294]-[$rf.$B$14]" office:value-type="float" office:value="58.7828681148239" calcext:value-type="float">
            <text:p>58,7828681148239</text:p>
          </table:table-cell>
          <table:table-cell table:formula="of:=[rf.E294]-[$rf.$C$14]" office:value-type="float" office:value="92.3730104548982" calcext:value-type="float">
            <text:p>92,3730104548982</text:p>
          </table:table-cell>
          <table:table-cell table:style-name="Default" table:formula="of:=SQRT([rf.F294]^2+[rf.G294]^2)" office:value-type="float" office:value="109.490632678351" calcext:value-type="float">
            <text:p>109,490632678351</text:p>
          </table:table-cell>
          <table:table-cell table:formula="of:=([rf.H294]^2-[rf.$B$42]^2+[rf.$B$43]^2)/(2*[rf.H294])" office:value-type="float" office:value="2.40283906250825" calcext:value-type="float">
            <text:p>2,40283906250825</text:p>
          </table:table-cell>
          <table:table-cell table:formula="of:=ACOS([rf.I294]/[rf.$B$43])" office:value-type="float" office:value="1.45612426740415" calcext:value-type="float">
            <text:p>1,45612426740415</text:p>
          </table:table-cell>
          <table:table-cell table:style-name="ce17" table:formula="of:=ASIN([rf.F294]/[rf.H294])" office:value-type="float" office:value="0.566729551009344" calcext:value-type="float">
            <text:p>0,566729551009344</text:p>
          </table:table-cell>
          <table:table-cell table:style-name="ce17" table:formula="of:=IF(0.5*PI()-[rf.$B$9]&gt;[rf.K294];1;-1)" office:value-type="float" office:value="1" calcext:value-type="float">
            <text:p>1</text:p>
          </table:table-cell>
          <table:table-cell table:style-name="ce17" table:formula="of:=0.5*PI()-([rf.J294]*[rf.L294]+[rf.K294])" office:value-type="float" office:value="-0.452057491618596" calcext:value-type="float">
            <text:p>-0,452057491618596</text:p>
          </table:table-cell>
          <table:table-cell table:style-name="ce17" table:formula="of:=[rf.M294]-[rf.$B$8]" office:value-type="float" office:value="-0.120444933739674" calcext:value-type="float">
            <text:p>-0,120444933739674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rf.A295]*analyze_resolution" office:value-type="float" office:value="9.6" calcext:value-type="float">
            <text:p>9,6</text:p>
          </table:table-cell>
          <table:table-cell table:formula="of:=RADIANS(-[rf.B295])" office:value-type="float" office:value="-0.167551608191456" calcext:value-type="float">
            <text:p>-0,167551608191456</text:p>
          </table:table-cell>
          <table:table-cell table:formula="of:=COS([rf.$B$6])*servo_saver_arm_length*COS([rf.C295])-SIN([rf.$B$6])*servo_saver_arm_length*SIN([rf.C295])+[rf.$B$24]" office:value-type="float" office:value="358.775936593128" calcext:value-type="float">
            <text:p>358,775936593128</text:p>
          </table:table-cell>
          <table:table-cell table:formula="of:=COS([rf.$B$6])*servo_saver_arm_length*SIN([rf.C295])+SIN([rf.$B$6])*servo_saver_arm_length*COS([rf.C295])+[rf.$C$24]" office:value-type="float" office:value="-2.66829994745764" calcext:value-type="float">
            <text:p>-2,66829994745764</text:p>
          </table:table-cell>
          <table:table-cell table:formula="of:=[$rf.D295]-[$rf.$B$14]" office:value-type="float" office:value="58.7759365931281" calcext:value-type="float">
            <text:p>58,7759365931281</text:p>
          </table:table-cell>
          <table:table-cell table:formula="of:=[rf.E295]-[$rf.$C$14]" office:value-type="float" office:value="92.3317000525424" calcext:value-type="float">
            <text:p>92,3317000525424</text:p>
          </table:table-cell>
          <table:table-cell table:style-name="Default" table:formula="of:=SQRT([rf.F295]^2+[rf.G295]^2)" office:value-type="float" office:value="109.452060542468" calcext:value-type="float">
            <text:p>109,452060542468</text:p>
          </table:table-cell>
          <table:table-cell table:formula="of:=([rf.H295]^2-[rf.$B$42]^2+[rf.$B$43]^2)/(2*[rf.H295])" office:value-type="float" office:value="2.36510691748116" calcext:value-type="float">
            <text:p>2,36510691748116</text:p>
          </table:table-cell>
          <table:table-cell table:formula="of:=ACOS([rf.I295]/[rf.$B$43])" office:value-type="float" office:value="1.45793272739834" calcext:value-type="float">
            <text:p>1,45793272739834</text:p>
          </table:table-cell>
          <table:table-cell table:style-name="ce17" table:formula="of:=ASIN([rf.F295]/[rf.H295])" office:value-type="float" office:value="0.566878755122402" calcext:value-type="float">
            <text:p>0,566878755122402</text:p>
          </table:table-cell>
          <table:table-cell table:style-name="ce17" table:formula="of:=IF(0.5*PI()-[rf.$B$9]&gt;[rf.K295];1;-1)" office:value-type="float" office:value="1" calcext:value-type="float">
            <text:p>1</text:p>
          </table:table-cell>
          <table:table-cell table:style-name="ce17" table:formula="of:=0.5*PI()-([rf.J295]*[rf.L295]+[rf.K295])" office:value-type="float" office:value="-0.454015155725845" calcext:value-type="float">
            <text:p>-0,454015155725845</text:p>
          </table:table-cell>
          <table:table-cell table:style-name="ce17" table:formula="of:=[rf.M295]-[rf.$B$8]" office:value-type="float" office:value="-0.122402597846923" calcext:value-type="float">
            <text:p>-0,122402597846923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rf.A296]*analyze_resolution" office:value-type="float" office:value="9.75" calcext:value-type="float">
            <text:p>9,75</text:p>
          </table:table-cell>
          <table:table-cell table:formula="of:=RADIANS(-[rf.B296])" office:value-type="float" office:value="-0.170169602069447" calcext:value-type="float">
            <text:p>-0,170169602069447</text:p>
          </table:table-cell>
          <table:table-cell table:formula="of:=COS([rf.$B$6])*servo_saver_arm_length*COS([rf.C296])-SIN([rf.$B$6])*servo_saver_arm_length*SIN([rf.C296])+[rf.$B$24]" office:value-type="float" office:value="358.768896944929" calcext:value-type="float">
            <text:p>358,768896944929</text:p>
          </table:table-cell>
          <table:table-cell table:formula="of:=COS([rf.$B$6])*servo_saver_arm_length*SIN([rf.C296])+SIN([rf.$B$6])*servo_saver_arm_length*COS([rf.C296])+[rf.$C$24]" office:value-type="float" office:value="-2.70959206158439" calcext:value-type="float">
            <text:p>-2,70959206158439</text:p>
          </table:table-cell>
          <table:table-cell table:formula="of:=[$rf.D296]-[$rf.$B$14]" office:value-type="float" office:value="58.7688969449292" calcext:value-type="float">
            <text:p>58,7688969449292</text:p>
          </table:table-cell>
          <table:table-cell table:formula="of:=[rf.E296]-[$rf.$C$14]" office:value-type="float" office:value="92.2904079384156" calcext:value-type="float">
            <text:p>92,2904079384156</text:p>
          </table:table-cell>
          <table:table-cell table:style-name="Default" table:formula="of:=SQRT([rf.F296]^2+[rf.G296]^2)" office:value-type="float" office:value="109.413448193368" calcext:value-type="float">
            <text:p>109,413448193368</text:p>
          </table:table-cell>
          <table:table-cell table:formula="of:=([rf.H296]^2-[rf.$B$42]^2+[rf.$B$43]^2)/(2*[rf.H296])" office:value-type="float" office:value="2.32732240882249" calcext:value-type="float">
            <text:p>2,32732240882249</text:p>
          </table:table-cell>
          <table:table-cell table:formula="of:=ACOS([rf.I296]/[rf.$B$43])" office:value-type="float" office:value="1.45974332573107" calcext:value-type="float">
            <text:p>1,45974332573107</text:p>
          </table:table-cell>
          <table:table-cell table:style-name="ce17" table:formula="of:=ASIN([rf.F296]/[rf.H296])" office:value-type="float" office:value="0.567027141072302" calcext:value-type="float">
            <text:p>0,567027141072302</text:p>
          </table:table-cell>
          <table:table-cell table:style-name="ce17" table:formula="of:=IF(0.5*PI()-[rf.$B$9]&gt;[rf.K296];1;-1)" office:value-type="float" office:value="1" calcext:value-type="float">
            <text:p>1</text:p>
          </table:table-cell>
          <table:table-cell table:style-name="ce17" table:formula="of:=0.5*PI()-([rf.J296]*[rf.L296]+[rf.K296])" office:value-type="float" office:value="-0.455974140008479" calcext:value-type="float">
            <text:p>-0,455974140008479</text:p>
          </table:table-cell>
          <table:table-cell table:style-name="ce17" table:formula="of:=[rf.M296]-[rf.$B$8]" office:value-type="float" office:value="-0.124361582129557" calcext:value-type="float">
            <text:p>-0,124361582129557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rf.A297]*analyze_resolution" office:value-type="float" office:value="9.9" calcext:value-type="float">
            <text:p>9,9</text:p>
          </table:table-cell>
          <table:table-cell table:formula="of:=RADIANS(-[rf.B297])" office:value-type="float" office:value="-0.172787595947439" calcext:value-type="float">
            <text:p>-0,172787595947439</text:p>
          </table:table-cell>
          <table:table-cell table:formula="of:=COS([rf.$B$6])*servo_saver_arm_length*COS([rf.C297])-SIN([rf.$B$6])*servo_saver_arm_length*SIN([rf.C297])+[rf.$B$24]" office:value-type="float" office:value="358.761749218476" calcext:value-type="float">
            <text:p>358,761749218476</text:p>
          </table:table-cell>
          <table:table-cell table:formula="of:=COS([rf.$B$6])*servo_saver_arm_length*SIN([rf.C297])+SIN([rf.$B$6])*servo_saver_arm_length*COS([rf.C297])+[rf.$C$24]" office:value-type="float" office:value="-2.75086560447055" calcext:value-type="float">
            <text:p>-2,75086560447055</text:p>
          </table:table-cell>
          <table:table-cell table:formula="of:=[$rf.D297]-[$rf.$B$14]" office:value-type="float" office:value="58.7617492184764" calcext:value-type="float">
            <text:p>58,7617492184764</text:p>
          </table:table-cell>
          <table:table-cell table:formula="of:=[rf.E297]-[$rf.$C$14]" office:value-type="float" office:value="92.2491343955295" calcext:value-type="float">
            <text:p>92,2491343955295</text:p>
          </table:table-cell>
          <table:table-cell table:style-name="Default" table:formula="of:=SQRT([rf.F297]^2+[rf.G297]^2)" office:value-type="float" office:value="109.374795853248" calcext:value-type="float">
            <text:p>109,374795853248</text:p>
          </table:table-cell>
          <table:table-cell table:formula="of:=([rf.H297]^2-[rf.$B$42]^2+[rf.$B$43]^2)/(2*[rf.H297])" office:value-type="float" office:value="2.28948569953259" calcext:value-type="float">
            <text:p>2,28948569953259</text:p>
          </table:table-cell>
          <table:table-cell table:formula="of:=ACOS([rf.I297]/[rf.$B$43])" office:value-type="float" office:value="1.46155605922226" calcext:value-type="float">
            <text:p>1,46155605922226</text:p>
          </table:table-cell>
          <table:table-cell table:style-name="ce17" table:formula="of:=ASIN([rf.F297]/[rf.H297])" office:value-type="float" office:value="0.567174707141472" calcext:value-type="float">
            <text:p>0,567174707141472</text:p>
          </table:table-cell>
          <table:table-cell table:style-name="ce17" table:formula="of:=IF(0.5*PI()-[rf.$B$9]&gt;[rf.K297];1;-1)" office:value-type="float" office:value="1" calcext:value-type="float">
            <text:p>1</text:p>
          </table:table-cell>
          <table:table-cell table:style-name="ce17" table:formula="of:=0.5*PI()-([rf.J297]*[rf.L297]+[rf.K297])" office:value-type="float" office:value="-0.457934439568838" calcext:value-type="float">
            <text:p>-0,457934439568838</text:p>
          </table:table-cell>
          <table:table-cell table:style-name="ce17" table:formula="of:=[rf.M297]-[rf.$B$8]" office:value-type="float" office:value="-0.126321881689915" calcext:value-type="float">
            <text:p>-0,126321881689915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rf.A298]*analyze_resolution" office:value-type="float" office:value="10.05" calcext:value-type="float">
            <text:p>10,05</text:p>
          </table:table-cell>
          <table:table-cell table:formula="of:=RADIANS(-[rf.B298])" office:value-type="float" office:value="-0.17540558982543" calcext:value-type="float">
            <text:p>-0,17540558982543</text:p>
          </table:table-cell>
          <table:table-cell table:formula="of:=COS([rf.$B$6])*servo_saver_arm_length*COS([rf.C298])-SIN([rf.$B$6])*servo_saver_arm_length*SIN([rf.C298])+[rf.$B$24]" office:value-type="float" office:value="358.754493462759" calcext:value-type="float">
            <text:p>358,754493462759</text:p>
          </table:table-cell>
          <table:table-cell table:formula="of:=COS([rf.$B$6])*servo_saver_arm_length*SIN([rf.C298])+SIN([rf.$B$6])*servo_saver_arm_length*COS([rf.C298])+[rf.$C$24]" office:value-type="float" office:value="-2.79212029323187" calcext:value-type="float">
            <text:p>-2,79212029323187</text:p>
          </table:table-cell>
          <table:table-cell table:formula="of:=[$rf.D298]-[$rf.$B$14]" office:value-type="float" office:value="58.7544934627592" calcext:value-type="float">
            <text:p>58,7544934627592</text:p>
          </table:table-cell>
          <table:table-cell table:formula="of:=[rf.E298]-[$rf.$C$14]" office:value-type="float" office:value="92.2078797067681" calcext:value-type="float">
            <text:p>92,2078797067681</text:p>
          </table:table-cell>
          <table:table-cell table:style-name="Default" table:formula="of:=SQRT([rf.F298]^2+[rf.G298]^2)" office:value-type="float" office:value="109.336103744752" calcext:value-type="float">
            <text:p>109,336103744752</text:p>
          </table:table-cell>
          <table:table-cell table:formula="of:=([rf.H298]^2-[rf.$B$42]^2+[rf.$B$43]^2)/(2*[rf.H298])" office:value-type="float" office:value="2.25159695320641" calcext:value-type="float">
            <text:p>2,25159695320641</text:p>
          </table:table-cell>
          <table:table-cell table:formula="of:=ACOS([rf.I298]/[rf.$B$43])" office:value-type="float" office:value="1.46337092470762" calcext:value-type="float">
            <text:p>1,46337092470762</text:p>
          </table:table-cell>
          <table:table-cell table:style-name="ce17" table:formula="of:=ASIN([rf.F298]/[rf.H298])" office:value-type="float" office:value="0.56732145161313" calcext:value-type="float">
            <text:p>0,56732145161313</text:p>
          </table:table-cell>
          <table:table-cell table:style-name="ce17" table:formula="of:=IF(0.5*PI()-[rf.$B$9]&gt;[rf.K298];1;-1)" office:value-type="float" office:value="1" calcext:value-type="float">
            <text:p>1</text:p>
          </table:table-cell>
          <table:table-cell table:style-name="ce17" table:formula="of:=0.5*PI()-([rf.J298]*[rf.L298]+[rf.K298])" office:value-type="float" office:value="-0.459896049525852" calcext:value-type="float">
            <text:p>-0,459896049525852</text:p>
          </table:table-cell>
          <table:table-cell table:style-name="ce17" table:formula="of:=[rf.M298]-[rf.$B$8]" office:value-type="float" office:value="-0.128283491646929" calcext:value-type="float">
            <text:p>-0,128283491646929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rf.A299]*analyze_resolution" office:value-type="float" office:value="10.2" calcext:value-type="float">
            <text:p>10,2</text:p>
          </table:table-cell>
          <table:table-cell table:formula="of:=RADIANS(-[rf.B299])" office:value-type="float" office:value="-0.178023583703422" calcext:value-type="float">
            <text:p>-0,178023583703422</text:p>
          </table:table-cell>
          <table:table-cell table:formula="of:=COS([rf.$B$6])*servo_saver_arm_length*COS([rf.C299])-SIN([rf.$B$6])*servo_saver_arm_length*SIN([rf.C299])+[rf.$B$24]" office:value-type="float" office:value="358.747129727508" calcext:value-type="float">
            <text:p>358,747129727508</text:p>
          </table:table-cell>
          <table:table-cell table:formula="of:=COS([rf.$B$6])*servo_saver_arm_length*SIN([rf.C299])+SIN([rf.$B$6])*servo_saver_arm_length*COS([rf.C299])+[rf.$C$24]" office:value-type="float" office:value="-2.83335584511333" calcext:value-type="float">
            <text:p>-2,83335584511333</text:p>
          </table:table-cell>
          <table:table-cell table:formula="of:=[$rf.D299]-[$rf.$B$14]" office:value-type="float" office:value="58.7471297275079" calcext:value-type="float">
            <text:p>58,7471297275079</text:p>
          </table:table-cell>
          <table:table-cell table:formula="of:=[rf.E299]-[$rf.$C$14]" office:value-type="float" office:value="92.1666441548867" calcext:value-type="float">
            <text:p>92,1666441548867</text:p>
          </table:table-cell>
          <table:table-cell table:style-name="Default" table:formula="of:=SQRT([rf.F299]^2+[rf.G299]^2)" office:value-type="float" office:value="109.29737209098" calcext:value-type="float">
            <text:p>109,29737209098</text:p>
          </table:table-cell>
          <table:table-cell table:formula="of:=([rf.H299]^2-[rf.$B$42]^2+[rf.$B$43]^2)/(2*[rf.H299])" office:value-type="float" office:value="2.21365633403518" calcext:value-type="float">
            <text:p>2,21365633403518</text:p>
          </table:table-cell>
          <table:table-cell table:formula="of:=ACOS([rf.I299]/[rf.$B$43])" office:value-type="float" office:value="1.46518791903857" calcext:value-type="float">
            <text:p>1,46518791903857</text:p>
          </table:table-cell>
          <table:table-cell table:style-name="ce17" table:formula="of:=ASIN([rf.F299]/[rf.H299])" office:value-type="float" office:value="0.567467372771313" calcext:value-type="float">
            <text:p>0,567467372771313</text:p>
          </table:table-cell>
          <table:table-cell table:style-name="ce17" table:formula="of:=IF(0.5*PI()-[rf.$B$9]&gt;[rf.K299];1;-1)" office:value-type="float" office:value="1" calcext:value-type="float">
            <text:p>1</text:p>
          </table:table-cell>
          <table:table-cell table:style-name="ce17" table:formula="of:=0.5*PI()-([rf.J299]*[rf.L299]+[rf.K299])" office:value-type="float" office:value="-0.461858965014989" calcext:value-type="float">
            <text:p>-0,461858965014989</text:p>
          </table:table-cell>
          <table:table-cell table:style-name="ce17" table:formula="of:=[rf.M299]-[rf.$B$8]" office:value-type="float" office:value="-0.130246407136066" calcext:value-type="float">
            <text:p>-0,130246407136066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rf.A300]*analyze_resolution" office:value-type="float" office:value="10.35" calcext:value-type="float">
            <text:p>10,35</text:p>
          </table:table-cell>
          <table:table-cell table:formula="of:=RADIANS(-[rf.B300])" office:value-type="float" office:value="-0.180641577581413" calcext:value-type="float">
            <text:p>-0,180641577581413</text:p>
          </table:table-cell>
          <table:table-cell table:formula="of:=COS([rf.$B$6])*servo_saver_arm_length*COS([rf.C300])-SIN([rf.$B$6])*servo_saver_arm_length*SIN([rf.C300])+[rf.$B$24]" office:value-type="float" office:value="358.739658063193" calcext:value-type="float">
            <text:p>358,739658063193</text:p>
          </table:table-cell>
          <table:table-cell table:formula="of:=COS([rf.$B$6])*servo_saver_arm_length*SIN([rf.C300])+SIN([rf.$B$6])*servo_saver_arm_length*COS([rf.C300])+[rf.$C$24]" office:value-type="float" office:value="-2.87457197749108" calcext:value-type="float">
            <text:p>-2,87457197749108</text:p>
          </table:table-cell>
          <table:table-cell table:formula="of:=[$rf.D300]-[$rf.$B$14]" office:value-type="float" office:value="58.7396580631926" calcext:value-type="float">
            <text:p>58,7396580631926</text:p>
          </table:table-cell>
          <table:table-cell table:formula="of:=[rf.E300]-[$rf.$C$14]" office:value-type="float" office:value="92.1254280225089" calcext:value-type="float">
            <text:p>92,1254280225089</text:p>
          </table:table-cell>
          <table:table-cell table:style-name="Default" table:formula="of:=SQRT([rf.F300]^2+[rf.G300]^2)" office:value-type="float" office:value="109.258601115479" calcext:value-type="float">
            <text:p>109,258601115479</text:p>
          </table:table-cell>
          <table:table-cell table:formula="of:=([rf.H300]^2-[rf.$B$42]^2+[rf.$B$43]^2)/(2*[rf.H300])" office:value-type="float" office:value="2.17566400680812" calcext:value-type="float">
            <text:p>2,17566400680812</text:p>
          </table:table-cell>
          <table:table-cell table:formula="of:=ACOS([rf.I300]/[rf.$B$43])" office:value-type="float" office:value="1.46700703908221" calcext:value-type="float">
            <text:p>1,46700703908221</text:p>
          </table:table-cell>
          <table:table-cell table:style-name="ce17" table:formula="of:=ASIN([rf.F300]/[rf.H300])" office:value-type="float" office:value="0.567612468900886" calcext:value-type="float">
            <text:p>0,567612468900886</text:p>
          </table:table-cell>
          <table:table-cell table:style-name="ce17" table:formula="of:=IF(0.5*PI()-[rf.$B$9]&gt;[rf.K300];1;-1)" office:value-type="float" office:value="1" calcext:value-type="float">
            <text:p>1</text:p>
          </table:table-cell>
          <table:table-cell table:style-name="ce17" table:formula="of:=0.5*PI()-([rf.J300]*[rf.L300]+[rf.K300])" office:value-type="float" office:value="-0.463823181188195" calcext:value-type="float">
            <text:p>-0,463823181188195</text:p>
          </table:table-cell>
          <table:table-cell table:style-name="ce17" table:formula="of:=[rf.M300]-[rf.$B$8]" office:value-type="float" office:value="-0.132210623309273" calcext:value-type="float">
            <text:p>-0,132210623309273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rf.A301]*analyze_resolution" office:value-type="float" office:value="10.5" calcext:value-type="float">
            <text:p>10,5</text:p>
          </table:table-cell>
          <table:table-cell table:formula="of:=RADIANS(-[rf.B301])" office:value-type="float" office:value="-0.183259571459405" calcext:value-type="float">
            <text:p>-0,183259571459405</text:p>
          </table:table-cell>
          <table:table-cell table:formula="of:=COS([rf.$B$6])*servo_saver_arm_length*COS([rf.C301])-SIN([rf.$B$6])*servo_saver_arm_length*SIN([rf.C301])+[rf.$B$24]" office:value-type="float" office:value="358.732078521023" calcext:value-type="float">
            <text:p>358,732078521023</text:p>
          </table:table-cell>
          <table:table-cell table:formula="of:=COS([rf.$B$6])*servo_saver_arm_length*SIN([rf.C301])+SIN([rf.$B$6])*servo_saver_arm_length*COS([rf.C301])+[rf.$C$24]" office:value-type="float" office:value="-2.91576840787436" calcext:value-type="float">
            <text:p>-2,91576840787436</text:p>
          </table:table-cell>
          <table:table-cell table:formula="of:=[$rf.D301]-[$rf.$B$14]" office:value-type="float" office:value="58.7320785210233" calcext:value-type="float">
            <text:p>58,7320785210233</text:p>
          </table:table-cell>
          <table:table-cell table:formula="of:=[rf.E301]-[$rf.$C$14]" office:value-type="float" office:value="92.0842315921257" calcext:value-type="float">
            <text:p>92,0842315921257</text:p>
          </table:table-cell>
          <table:table-cell table:style-name="Default" table:formula="of:=SQRT([rf.F301]^2+[rf.G301]^2)" office:value-type="float" office:value="109.219791042246" calcext:value-type="float">
            <text:p>109,219791042246</text:p>
          </table:table-cell>
          <table:table-cell table:formula="of:=([rf.H301]^2-[rf.$B$42]^2+[rf.$B$43]^2)/(2*[rf.H301])" office:value-type="float" office:value="2.13762013691414" calcext:value-type="float">
            <text:p>2,13762013691414</text:p>
          </table:table-cell>
          <table:table-cell table:formula="of:=ACOS([rf.I301]/[rf.$B$43])" office:value-type="float" office:value="1.46882828172117" calcext:value-type="float">
            <text:p>1,46882828172117</text:p>
          </table:table-cell>
          <table:table-cell table:style-name="ce17" table:formula="of:=ASIN([rf.F301]/[rf.H301])" office:value-type="float" office:value="0.567756738287565" calcext:value-type="float">
            <text:p>0,567756738287565</text:p>
          </table:table-cell>
          <table:table-cell table:style-name="ce17" table:formula="of:=IF(0.5*PI()-[rf.$B$9]&gt;[rf.K301];1;-1)" office:value-type="float" office:value="1" calcext:value-type="float">
            <text:p>1</text:p>
          </table:table-cell>
          <table:table-cell table:style-name="ce17" table:formula="of:=0.5*PI()-([rf.J301]*[rf.L301]+[rf.K301])" office:value-type="float" office:value="-0.465788693213835" calcext:value-type="float">
            <text:p>-0,465788693213835</text:p>
          </table:table-cell>
          <table:table-cell table:style-name="ce17" table:formula="of:=[rf.M301]-[rf.$B$8]" office:value-type="float" office:value="-0.134176135334912" calcext:value-type="float">
            <text:p>-0,134176135334912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rf.A302]*analyze_resolution" office:value-type="float" office:value="10.65" calcext:value-type="float">
            <text:p>10,65</text:p>
          </table:table-cell>
          <table:table-cell table:formula="of:=RADIANS(-[rf.B302])" office:value-type="float" office:value="-0.185877565337396" calcext:value-type="float">
            <text:p>-0,185877565337396</text:p>
          </table:table-cell>
          <table:table-cell table:formula="of:=COS([rf.$B$6])*servo_saver_arm_length*COS([rf.C302])-SIN([rf.$B$6])*servo_saver_arm_length*SIN([rf.C302])+[rf.$B$24]" office:value-type="float" office:value="358.724391152949" calcext:value-type="float">
            <text:p>358,724391152949</text:p>
          </table:table-cell>
          <table:table-cell table:formula="of:=COS([rf.$B$6])*servo_saver_arm_length*SIN([rf.C302])+SIN([rf.$B$6])*servo_saver_arm_length*COS([rf.C302])+[rf.$C$24]" office:value-type="float" office:value="-2.95694485390745" calcext:value-type="float">
            <text:p>-2,95694485390745</text:p>
          </table:table-cell>
          <table:table-cell table:formula="of:=[$rf.D302]-[$rf.$B$14]" office:value-type="float" office:value="58.7243911529493" calcext:value-type="float">
            <text:p>58,7243911529493</text:p>
          </table:table-cell>
          <table:table-cell table:formula="of:=[rf.E302]-[$rf.$C$14]" office:value-type="float" office:value="92.0430551460926" calcext:value-type="float">
            <text:p>92,0430551460926</text:p>
          </table:table-cell>
          <table:table-cell table:style-name="Default" table:formula="of:=SQRT([rf.F302]^2+[rf.G302]^2)" office:value-type="float" office:value="109.18094209573" calcext:value-type="float">
            <text:p>109,18094209573</text:p>
          </table:table-cell>
          <table:table-cell table:formula="of:=([rf.H302]^2-[rf.$B$42]^2+[rf.$B$43]^2)/(2*[rf.H302])" office:value-type="float" office:value="2.09952489034349" calcext:value-type="float">
            <text:p>2,09952489034349</text:p>
          </table:table-cell>
          <table:table-cell table:formula="of:=ACOS([rf.I302]/[rf.$B$43])" office:value-type="float" office:value="1.4706516438536" calcext:value-type="float">
            <text:p>1,4706516438536</text:p>
          </table:table-cell>
          <table:table-cell table:style-name="ce17" table:formula="of:=ASIN([rf.F302]/[rf.H302])" office:value-type="float" office:value="0.567900179217929" calcext:value-type="float">
            <text:p>0,567900179217929</text:p>
          </table:table-cell>
          <table:table-cell table:style-name="ce17" table:formula="of:=IF(0.5*PI()-[rf.$B$9]&gt;[rf.K302];1;-1)" office:value-type="float" office:value="1" calcext:value-type="float">
            <text:p>1</text:p>
          </table:table-cell>
          <table:table-cell table:style-name="ce17" table:formula="of:=0.5*PI()-([rf.J302]*[rf.L302]+[rf.K302])" office:value-type="float" office:value="-0.467755496276636" calcext:value-type="float">
            <text:p>-0,467755496276636</text:p>
          </table:table-cell>
          <table:table-cell table:style-name="ce17" table:formula="of:=[rf.M302]-[rf.$B$8]" office:value-type="float" office:value="-0.136142938397714" calcext:value-type="float">
            <text:p>-0,136142938397714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rf.A303]*analyze_resolution" office:value-type="float" office:value="10.8" calcext:value-type="float">
            <text:p>10,8</text:p>
          </table:table-cell>
          <table:table-cell table:formula="of:=RADIANS(-[rf.B303])" office:value-type="float" office:value="-0.188495559215388" calcext:value-type="float">
            <text:p>-0,188495559215388</text:p>
          </table:table-cell>
          <table:table-cell table:formula="of:=COS([rf.$B$6])*servo_saver_arm_length*COS([rf.C303])-SIN([rf.$B$6])*servo_saver_arm_length*SIN([rf.C303])+[rf.$B$24]" office:value-type="float" office:value="358.716596011659" calcext:value-type="float">
            <text:p>358,716596011659</text:p>
          </table:table-cell>
          <table:table-cell table:formula="of:=COS([rf.$B$6])*servo_saver_arm_length*SIN([rf.C303])+SIN([rf.$B$6])*servo_saver_arm_length*COS([rf.C303])+[rf.$C$24]" office:value-type="float" office:value="-2.99810103337159" calcext:value-type="float">
            <text:p>-2,99810103337159</text:p>
          </table:table-cell>
          <table:table-cell table:formula="of:=[$rf.D303]-[$rf.$B$14]" office:value-type="float" office:value="58.716596011659" calcext:value-type="float">
            <text:p>58,716596011659</text:p>
          </table:table-cell>
          <table:table-cell table:formula="of:=[rf.E303]-[$rf.$C$14]" office:value-type="float" office:value="92.0018989666284" calcext:value-type="float">
            <text:p>92,0018989666284</text:p>
          </table:table-cell>
          <table:table-cell table:style-name="Default" table:formula="of:=SQRT([rf.F303]^2+[rf.G303]^2)" office:value-type="float" office:value="109.14205450083" calcext:value-type="float">
            <text:p>109,14205450083</text:p>
          </table:table-cell>
          <table:table-cell table:formula="of:=([rf.H303]^2-[rf.$B$42]^2+[rf.$B$43]^2)/(2*[rf.H303])" office:value-type="float" office:value="2.06137843368939" calcext:value-type="float">
            <text:p>2,06137843368939</text:p>
          </table:table-cell>
          <table:table-cell table:formula="of:=ACOS([rf.I303]/[rf.$B$43])" office:value-type="float" office:value="1.47247712239309" calcext:value-type="float">
            <text:p>1,47247712239309</text:p>
          </table:table-cell>
          <table:table-cell table:style-name="ce17" table:formula="of:=ASIN([rf.F303]/[rf.H303])" office:value-type="float" office:value="0.568042789979441" calcext:value-type="float">
            <text:p>0,568042789979441</text:p>
          </table:table-cell>
          <table:table-cell table:style-name="ce17" table:formula="of:=IF(0.5*PI()-[rf.$B$9]&gt;[rf.K303];1;-1)" office:value-type="float" office:value="1" calcext:value-type="float">
            <text:p>1</text:p>
          </table:table-cell>
          <table:table-cell table:style-name="ce17" table:formula="of:=0.5*PI()-([rf.J303]*[rf.L303]+[rf.K303])" office:value-type="float" office:value="-0.469723585577635" calcext:value-type="float">
            <text:p>-0,469723585577635</text:p>
          </table:table-cell>
          <table:table-cell table:style-name="ce17" table:formula="of:=[rf.M303]-[rf.$B$8]" office:value-type="float" office:value="-0.138111027698712" calcext:value-type="float">
            <text:p>-0,138111027698712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rf.A304]*analyze_resolution" office:value-type="float" office:value="10.95" calcext:value-type="float">
            <text:p>10,95</text:p>
          </table:table-cell>
          <table:table-cell table:formula="of:=RADIANS(-[rf.B304])" office:value-type="float" office:value="-0.191113553093379" calcext:value-type="float">
            <text:p>-0,191113553093379</text:p>
          </table:table-cell>
          <table:table-cell table:formula="of:=COS([rf.$B$6])*servo_saver_arm_length*COS([rf.C304])-SIN([rf.$B$6])*servo_saver_arm_length*SIN([rf.C304])+[rf.$B$24]" office:value-type="float" office:value="358.708693150579" calcext:value-type="float">
            <text:p>358,708693150579</text:p>
          </table:table-cell>
          <table:table-cell table:formula="of:=COS([rf.$B$6])*servo_saver_arm_length*SIN([rf.C304])+SIN([rf.$B$6])*servo_saver_arm_length*COS([rf.C304])+[rf.$C$24]" office:value-type="float" office:value="-3.03923666418695" calcext:value-type="float">
            <text:p>-3,03923666418695</text:p>
          </table:table-cell>
          <table:table-cell table:formula="of:=[$rf.D304]-[$rf.$B$14]" office:value-type="float" office:value="58.7086931505795" calcext:value-type="float">
            <text:p>58,7086931505795</text:p>
          </table:table-cell>
          <table:table-cell table:formula="of:=[rf.E304]-[$rf.$C$14]" office:value-type="float" office:value="91.960763335813" calcext:value-type="float">
            <text:p>91,960763335813</text:p>
          </table:table-cell>
          <table:table-cell table:style-name="Default" table:formula="of:=SQRT([rf.F304]^2+[rf.G304]^2)" office:value-type="float" office:value="109.103128482891" calcext:value-type="float">
            <text:p>109,103128482891</text:p>
          </table:table-cell>
          <table:table-cell table:formula="of:=([rf.H304]^2-[rf.$B$42]^2+[rf.$B$43]^2)/(2*[rf.H304])" office:value-type="float" office:value="2.02318093414978" calcext:value-type="float">
            <text:p>2,02318093414978</text:p>
          </table:table-cell>
          <table:table-cell table:formula="of:=ACOS([rf.I304]/[rf.$B$43])" office:value-type="float" office:value="1.47430471426854" calcext:value-type="float">
            <text:p>1,47430471426854</text:p>
          </table:table-cell>
          <table:table-cell table:style-name="ce17" table:formula="of:=ASIN([rf.F304]/[rf.H304])" office:value-type="float" office:value="0.568184568860467" calcext:value-type="float">
            <text:p>0,568184568860467</text:p>
          </table:table-cell>
          <table:table-cell table:style-name="ce17" table:formula="of:=IF(0.5*PI()-[rf.$B$9]&gt;[rf.K304];1;-1)" office:value-type="float" office:value="1" calcext:value-type="float">
            <text:p>1</text:p>
          </table:table-cell>
          <table:table-cell table:style-name="ce17" table:formula="of:=0.5*PI()-([rf.J304]*[rf.L304]+[rf.K304])" office:value-type="float" office:value="-0.471692956334111" calcext:value-type="float">
            <text:p>-0,471692956334111</text:p>
          </table:table-cell>
          <table:table-cell table:style-name="ce17" table:formula="of:=[rf.M304]-[rf.$B$8]" office:value-type="float" office:value="-0.140080398455189" calcext:value-type="float">
            <text:p>-0,140080398455189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rf.A305]*analyze_resolution" office:value-type="float" office:value="11.1" calcext:value-type="float">
            <text:p>11,1</text:p>
          </table:table-cell>
          <table:table-cell table:formula="of:=RADIANS(-[rf.B305])" office:value-type="float" office:value="-0.193731546971371" calcext:value-type="float">
            <text:p>-0,193731546971371</text:p>
          </table:table-cell>
          <table:table-cell table:formula="of:=COS([rf.$B$6])*servo_saver_arm_length*COS([rf.C305])-SIN([rf.$B$6])*servo_saver_arm_length*SIN([rf.C305])+[rf.$B$24]" office:value-type="float" office:value="358.700682623876" calcext:value-type="float">
            <text:p>358,700682623876</text:p>
          </table:table-cell>
          <table:table-cell table:formula="of:=COS([rf.$B$6])*servo_saver_arm_length*SIN([rf.C305])+SIN([rf.$B$6])*servo_saver_arm_length*COS([rf.C305])+[rf.$C$24]" office:value-type="float" office:value="-3.08035146441452" calcext:value-type="float">
            <text:p>-3,08035146441452</text:p>
          </table:table-cell>
          <table:table-cell table:formula="of:=[$rf.D305]-[$rf.$B$14]" office:value-type="float" office:value="58.7006826238759" calcext:value-type="float">
            <text:p>58,7006826238759</text:p>
          </table:table-cell>
          <table:table-cell table:formula="of:=[rf.E305]-[$rf.$C$14]" office:value-type="float" office:value="91.9196485355855" calcext:value-type="float">
            <text:p>91,9196485355855</text:p>
          </table:table-cell>
          <table:table-cell table:style-name="Default" table:formula="of:=SQRT([rf.F305]^2+[rf.G305]^2)" office:value-type="float" office:value="109.064164267712" calcext:value-type="float">
            <text:p>109,064164267712</text:p>
          </table:table-cell>
          <table:table-cell table:formula="of:=([rf.H305]^2-[rf.$B$42]^2+[rf.$B$43]^2)/(2*[rf.H305])" office:value-type="float" office:value="1.98493255952909" calcext:value-type="float">
            <text:p>1,98493255952909</text:p>
          </table:table-cell>
          <table:table-cell table:formula="of:=ACOS([rf.I305]/[rf.$B$43])" office:value-type="float" office:value="1.47613441642414" calcext:value-type="float">
            <text:p>1,47613441642414</text:p>
          </table:table-cell>
          <table:table-cell table:style-name="ce17" table:formula="of:=ASIN([rf.F305]/[rf.H305])" office:value-type="float" office:value="0.568325514150289" calcext:value-type="float">
            <text:p>0,568325514150289</text:p>
          </table:table-cell>
          <table:table-cell table:style-name="ce17" table:formula="of:=IF(0.5*PI()-[rf.$B$9]&gt;[rf.K305];1;-1)" office:value-type="float" office:value="1" calcext:value-type="float">
            <text:p>1</text:p>
          </table:table-cell>
          <table:table-cell table:style-name="ce17" table:formula="of:=0.5*PI()-([rf.J305]*[rf.L305]+[rf.K305])" office:value-type="float" office:value="-0.473663603779536" calcext:value-type="float">
            <text:p>-0,473663603779536</text:p>
          </table:table-cell>
          <table:table-cell table:style-name="ce17" table:formula="of:=[rf.M305]-[rf.$B$8]" office:value-type="float" office:value="-0.142051045900614" calcext:value-type="float">
            <text:p>-0,142051045900614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rf.A306]*analyze_resolution" office:value-type="float" office:value="11.25" calcext:value-type="float">
            <text:p>11,25</text:p>
          </table:table-cell>
          <table:table-cell table:formula="of:=RADIANS(-[rf.B306])" office:value-type="float" office:value="-0.196349540849362" calcext:value-type="float">
            <text:p>-0,196349540849362</text:p>
          </table:table-cell>
          <table:table-cell table:formula="of:=COS([rf.$B$6])*servo_saver_arm_length*COS([rf.C306])-SIN([rf.$B$6])*servo_saver_arm_length*SIN([rf.C306])+[rf.$B$24]" office:value-type="float" office:value="358.692564486452" calcext:value-type="float">
            <text:p>358,692564486452</text:p>
          </table:table-cell>
          <table:table-cell table:formula="of:=COS([rf.$B$6])*servo_saver_arm_length*SIN([rf.C306])+SIN([rf.$B$6])*servo_saver_arm_length*COS([rf.C306])+[rf.$C$24]" office:value-type="float" office:value="-3.12144515225805" calcext:value-type="float">
            <text:p>-3,12144515225805</text:p>
          </table:table-cell>
          <table:table-cell table:formula="of:=[$rf.D306]-[$rf.$B$14]" office:value-type="float" office:value="58.6925644864517" calcext:value-type="float">
            <text:p>58,6925644864517</text:p>
          </table:table-cell>
          <table:table-cell table:formula="of:=[rf.E306]-[$rf.$C$14]" office:value-type="float" office:value="91.878554847742" calcext:value-type="float">
            <text:p>91,878554847742</text:p>
          </table:table-cell>
          <table:table-cell table:style-name="Default" table:formula="of:=SQRT([rf.F306]^2+[rf.G306]^2)" office:value-type="float" office:value="109.025162081539" calcext:value-type="float">
            <text:p>109,025162081539</text:p>
          </table:table-cell>
          <table:table-cell table:formula="of:=([rf.H306]^2-[rf.$B$42]^2+[rf.$B$43]^2)/(2*[rf.H306])" office:value-type="float" office:value="1.94663347823972" calcext:value-type="float">
            <text:p>1,94663347823972</text:p>
          </table:table-cell>
          <table:table-cell table:formula="of:=ACOS([rf.I306]/[rf.$B$43])" office:value-type="float" office:value="1.47796622581928" calcext:value-type="float">
            <text:p>1,47796622581928</text:p>
          </table:table-cell>
          <table:table-cell table:style-name="ce17" table:formula="of:=ASIN([rf.F306]/[rf.H306])" office:value-type="float" office:value="0.568465624139127" calcext:value-type="float">
            <text:p>0,568465624139127</text:p>
          </table:table-cell>
          <table:table-cell table:style-name="ce17" table:formula="of:=IF(0.5*PI()-[rf.$B$9]&gt;[rf.K306];1;-1)" office:value-type="float" office:value="1" calcext:value-type="float">
            <text:p>1</text:p>
          </table:table-cell>
          <table:table-cell table:style-name="ce17" table:formula="of:=0.5*PI()-([rf.J306]*[rf.L306]+[rf.K306])" office:value-type="float" office:value="-0.475635523163513" calcext:value-type="float">
            <text:p>-0,475635523163513</text:p>
          </table:table-cell>
          <table:table-cell table:style-name="ce17" table:formula="of:=[rf.M306]-[rf.$B$8]" office:value-type="float" office:value="-0.144022965284591" calcext:value-type="float">
            <text:p>-0,144022965284591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rf.A307]*analyze_resolution" office:value-type="float" office:value="11.4" calcext:value-type="float">
            <text:p>11,4</text:p>
          </table:table-cell>
          <table:table-cell table:formula="of:=RADIANS(-[rf.B307])" office:value-type="float" office:value="-0.198967534727354" calcext:value-type="float">
            <text:p>-0,198967534727354</text:p>
          </table:table-cell>
          <table:table-cell table:formula="of:=COS([rf.$B$6])*servo_saver_arm_length*COS([rf.C307])-SIN([rf.$B$6])*servo_saver_arm_length*SIN([rf.C307])+[rf.$B$24]" office:value-type="float" office:value="358.684338793948" calcext:value-type="float">
            <text:p>358,684338793948</text:p>
          </table:table-cell>
          <table:table-cell table:formula="of:=COS([rf.$B$6])*servo_saver_arm_length*SIN([rf.C307])+SIN([rf.$B$6])*servo_saver_arm_length*COS([rf.C307])+[rf.$C$24]" office:value-type="float" office:value="-3.16251744606602" calcext:value-type="float">
            <text:p>-3,16251744606602</text:p>
          </table:table-cell>
          <table:table-cell table:formula="of:=[$rf.D307]-[$rf.$B$14]" office:value-type="float" office:value="58.6843387939476" calcext:value-type="float">
            <text:p>58,6843387939476</text:p>
          </table:table-cell>
          <table:table-cell table:formula="of:=[rf.E307]-[$rf.$C$14]" office:value-type="float" office:value="91.837482553934" calcext:value-type="float">
            <text:p>91,837482553934</text:p>
          </table:table-cell>
          <table:table-cell table:style-name="Default" table:formula="of:=SQRT([rf.F307]^2+[rf.G307]^2)" office:value-type="float" office:value="108.986122151065" calcext:value-type="float">
            <text:p>108,986122151065</text:p>
          </table:table-cell>
          <table:table-cell table:formula="of:=([rf.H307]^2-[rf.$B$42]^2+[rf.$B$43]^2)/(2*[rf.H307])" office:value-type="float" office:value="1.90828385930388" calcext:value-type="float">
            <text:p>1,90828385930388</text:p>
          </table:table-cell>
          <table:table-cell table:formula="of:=ACOS([rf.I307]/[rf.$B$43])" office:value-type="float" office:value="1.47980013942846" calcext:value-type="float">
            <text:p>1,47980013942846</text:p>
          </table:table-cell>
          <table:table-cell table:style-name="ce17" table:formula="of:=ASIN([rf.F307]/[rf.H307])" office:value-type="float" office:value="0.568604897118157" calcext:value-type="float">
            <text:p>0,568604897118157</text:p>
          </table:table-cell>
          <table:table-cell table:style-name="ce17" table:formula="of:=IF(0.5*PI()-[rf.$B$9]&gt;[rf.K307];1;-1)" office:value-type="float" office:value="1" calcext:value-type="float">
            <text:p>1</text:p>
          </table:table-cell>
          <table:table-cell table:style-name="ce17" table:formula="of:=0.5*PI()-([rf.J307]*[rf.L307]+[rf.K307])" office:value-type="float" office:value="-0.477608709751723" calcext:value-type="float">
            <text:p>-0,477608709751723</text:p>
          </table:table-cell>
          <table:table-cell table:style-name="ce17" table:formula="of:=[rf.M307]-[rf.$B$8]" office:value-type="float" office:value="-0.145996151872801" calcext:value-type="float">
            <text:p>-0,145996151872801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rf.A308]*analyze_resolution" office:value-type="float" office:value="11.55" calcext:value-type="float">
            <text:p>11,55</text:p>
          </table:table-cell>
          <table:table-cell table:formula="of:=RADIANS(-[rf.B308])" office:value-type="float" office:value="-0.201585528605345" calcext:value-type="float">
            <text:p>-0,201585528605345</text:p>
          </table:table-cell>
          <table:table-cell table:formula="of:=COS([rf.$B$6])*servo_saver_arm_length*COS([rf.C308])-SIN([rf.$B$6])*servo_saver_arm_length*SIN([rf.C308])+[rf.$B$24]" office:value-type="float" office:value="358.676005602741" calcext:value-type="float">
            <text:p>358,676005602741</text:p>
          </table:table-cell>
          <table:table-cell table:formula="of:=COS([rf.$B$6])*servo_saver_arm_length*SIN([rf.C308])+SIN([rf.$B$6])*servo_saver_arm_length*COS([rf.C308])+[rf.$C$24]" office:value-type="float" office:value="-3.20356806433351" calcext:value-type="float">
            <text:p>-3,20356806433351</text:p>
          </table:table-cell>
          <table:table-cell table:formula="of:=[$rf.D308]-[$rf.$B$14]" office:value-type="float" office:value="58.6760056027415" calcext:value-type="float">
            <text:p>58,6760056027415</text:p>
          </table:table-cell>
          <table:table-cell table:formula="of:=[rf.E308]-[$rf.$C$14]" office:value-type="float" office:value="91.7964319356665" calcext:value-type="float">
            <text:p>91,7964319356665</text:p>
          </table:table-cell>
          <table:table-cell table:style-name="Default" table:formula="of:=SQRT([rf.F308]^2+[rf.G308]^2)" office:value-type="float" office:value="108.947044703436" calcext:value-type="float">
            <text:p>108,947044703436</text:p>
          </table:table-cell>
          <table:table-cell table:formula="of:=([rf.H308]^2-[rf.$B$42]^2+[rf.$B$43]^2)/(2*[rf.H308])" office:value-type="float" office:value="1.86988387235531" calcext:value-type="float">
            <text:p>1,86988387235531</text:p>
          </table:table-cell>
          <table:table-cell table:formula="of:=ACOS([rf.I308]/[rf.$B$43])" office:value-type="float" office:value="1.48163615424123" calcext:value-type="float">
            <text:p>1,48163615424123</text:p>
          </table:table-cell>
          <table:table-cell table:style-name="ce17" table:formula="of:=ASIN([rf.F308]/[rf.H308])" office:value-type="float" office:value="0.568743331379524" calcext:value-type="float">
            <text:p>0,568743331379524</text:p>
          </table:table-cell>
          <table:table-cell table:style-name="ce17" table:formula="of:=IF(0.5*PI()-[rf.$B$9]&gt;[rf.K308];1;-1)" office:value-type="float" office:value="1" calcext:value-type="float">
            <text:p>1</text:p>
          </table:table-cell>
          <table:table-cell table:style-name="ce17" table:formula="of:=0.5*PI()-([rf.J308]*[rf.L308]+[rf.K308])" office:value-type="float" office:value="-0.479583158825857" calcext:value-type="float">
            <text:p>-0,479583158825857</text:p>
          </table:table-cell>
          <table:table-cell table:style-name="ce17" table:formula="of:=[rf.M308]-[rf.$B$8]" office:value-type="float" office:value="-0.147970600946934" calcext:value-type="float">
            <text:p>-0,147970600946934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rf.A309]*analyze_resolution" office:value-type="float" office:value="11.7" calcext:value-type="float">
            <text:p>11,7</text:p>
          </table:table-cell>
          <table:table-cell table:formula="of:=RADIANS(-[rf.B309])" office:value-type="float" office:value="-0.204203522483336" calcext:value-type="float">
            <text:p>-0,204203522483336</text:p>
          </table:table-cell>
          <table:table-cell table:formula="of:=COS([rf.$B$6])*servo_saver_arm_length*COS([rf.C309])-SIN([rf.$B$6])*servo_saver_arm_length*SIN([rf.C309])+[rf.$B$24]" office:value-type="float" office:value="358.667564969948" calcext:value-type="float">
            <text:p>358,667564969948</text:p>
          </table:table-cell>
          <table:table-cell table:formula="of:=COS([rf.$B$6])*servo_saver_arm_length*SIN([rf.C309])+SIN([rf.$B$6])*servo_saver_arm_length*COS([rf.C309])+[rf.$C$24]" office:value-type="float" office:value="-3.2445967257042" calcext:value-type="float">
            <text:p>-3,2445967257042</text:p>
          </table:table-cell>
          <table:table-cell table:formula="of:=[$rf.D309]-[$rf.$B$14]" office:value-type="float" office:value="58.6675649699483" calcext:value-type="float">
            <text:p>58,6675649699483</text:p>
          </table:table-cell>
          <table:table-cell table:formula="of:=[rf.E309]-[$rf.$C$14]" office:value-type="float" office:value="91.7554032742958" calcext:value-type="float">
            <text:p>91,7554032742958</text:p>
          </table:table-cell>
          <table:table-cell table:style-name="Default" table:formula="of:=SQRT([rf.F309]^2+[rf.G309]^2)" office:value-type="float" office:value="108.907929966241" calcext:value-type="float">
            <text:p>108,907929966241</text:p>
          </table:table-cell>
          <table:table-cell table:formula="of:=([rf.H309]^2-[rf.$B$42]^2+[rf.$B$43]^2)/(2*[rf.H309])" office:value-type="float" office:value="1.83143368764082" calcext:value-type="float">
            <text:p>1,83143368764082</text:p>
          </table:table-cell>
          <table:table-cell table:formula="of:=ACOS([rf.I309]/[rf.$B$43])" office:value-type="float" office:value="1.4834742672621" calcext:value-type="float">
            <text:p>1,4834742672621</text:p>
          </table:table-cell>
          <table:table-cell table:style-name="ce17" table:formula="of:=ASIN([rf.F309]/[rf.H309])" office:value-type="float" office:value="0.568880925216368" calcext:value-type="float">
            <text:p>0,568880925216368</text:p>
          </table:table-cell>
          <table:table-cell table:style-name="ce17" table:formula="of:=IF(0.5*PI()-[rf.$B$9]&gt;[rf.K309];1;-1)" office:value-type="float" office:value="1" calcext:value-type="float">
            <text:p>1</text:p>
          </table:table-cell>
          <table:table-cell table:style-name="ce17" table:formula="of:=0.5*PI()-([rf.J309]*[rf.L309]+[rf.K309])" office:value-type="float" office:value="-0.48155886568357" calcext:value-type="float">
            <text:p>-0,48155886568357</text:p>
          </table:table-cell>
          <table:table-cell table:style-name="ce17" table:formula="of:=[rf.M309]-[rf.$B$8]" office:value-type="float" office:value="-0.149946307804647" calcext:value-type="float">
            <text:p>-0,149946307804647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rf.A310]*analyze_resolution" office:value-type="float" office:value="11.85" calcext:value-type="float">
            <text:p>11,85</text:p>
          </table:table-cell>
          <table:table-cell table:formula="of:=RADIANS(-[rf.B310])" office:value-type="float" office:value="-0.206821516361328" calcext:value-type="float">
            <text:p>-0,206821516361328</text:p>
          </table:table-cell>
          <table:table-cell table:formula="of:=COS([rf.$B$6])*servo_saver_arm_length*COS([rf.C310])-SIN([rf.$B$6])*servo_saver_arm_length*SIN([rf.C310])+[rf.$B$24]" office:value-type="float" office:value="358.659016953419" calcext:value-type="float">
            <text:p>358,659016953419</text:p>
          </table:table-cell>
          <table:table-cell table:formula="of:=COS([rf.$B$6])*servo_saver_arm_length*SIN([rf.C310])+SIN([rf.$B$6])*servo_saver_arm_length*COS([rf.C310])+[rf.$C$24]" office:value-type="float" office:value="-3.28560314897222" calcext:value-type="float">
            <text:p>-3,28560314897222</text:p>
          </table:table-cell>
          <table:table-cell table:formula="of:=[$rf.D310]-[$rf.$B$14]" office:value-type="float" office:value="58.659016953419" calcext:value-type="float">
            <text:p>58,659016953419</text:p>
          </table:table-cell>
          <table:table-cell table:formula="of:=[rf.E310]-[$rf.$C$14]" office:value-type="float" office:value="91.7143968510278" calcext:value-type="float">
            <text:p>91,7143968510278</text:p>
          </table:table-cell>
          <table:table-cell table:style-name="Default" table:formula="of:=SQRT([rf.F310]^2+[rf.G310]^2)" office:value-type="float" office:value="108.868778167523" calcext:value-type="float">
            <text:p>108,868778167523</text:p>
          </table:table-cell>
          <table:table-cell table:formula="of:=([rf.H310]^2-[rf.$B$42]^2+[rf.$B$43]^2)/(2*[rf.H310])" office:value-type="float" office:value="1.79293347602214" calcext:value-type="float">
            <text:p>1,79293347602214</text:p>
          </table:table-cell>
          <table:table-cell table:formula="of:=ACOS([rf.I310]/[rf.$B$43])" office:value-type="float" office:value="1.48531447551047" calcext:value-type="float">
            <text:p>1,48531447551047</text:p>
          </table:table-cell>
          <table:table-cell table:style-name="ce17" table:formula="of:=ASIN([rf.F310]/[rf.H310])" office:value-type="float" office:value="0.569017676922838" calcext:value-type="float">
            <text:p>0,569017676922838</text:p>
          </table:table-cell>
          <table:table-cell table:style-name="ce17" table:formula="of:=IF(0.5*PI()-[rf.$B$9]&gt;[rf.K310];1;-1)" office:value-type="float" office:value="1" calcext:value-type="float">
            <text:p>1</text:p>
          </table:table-cell>
          <table:table-cell table:style-name="ce17" table:formula="of:=0.5*PI()-([rf.J310]*[rf.L310]+[rf.K310])" office:value-type="float" office:value="-0.483535825638414" calcext:value-type="float">
            <text:p>-0,483535825638414</text:p>
          </table:table-cell>
          <table:table-cell table:style-name="ce17" table:formula="of:=[rf.M310]-[rf.$B$8]" office:value-type="float" office:value="-0.151923267759492" calcext:value-type="float">
            <text:p>-0,151923267759492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rf.A311]*analyze_resolution" office:value-type="float" office:value="12" calcext:value-type="float">
            <text:p>12</text:p>
          </table:table-cell>
          <table:table-cell table:formula="of:=RADIANS(-[rf.B311])" office:value-type="float" office:value="-0.20943951023932" calcext:value-type="float">
            <text:p>-0,20943951023932</text:p>
          </table:table-cell>
          <table:table-cell table:formula="of:=COS([rf.$B$6])*servo_saver_arm_length*COS([rf.C311])-SIN([rf.$B$6])*servo_saver_arm_length*SIN([rf.C311])+[rf.$B$24]" office:value-type="float" office:value="358.650361611741" calcext:value-type="float">
            <text:p>358,650361611741</text:p>
          </table:table-cell>
          <table:table-cell table:formula="of:=COS([rf.$B$6])*servo_saver_arm_length*SIN([rf.C311])+SIN([rf.$B$6])*servo_saver_arm_length*COS([rf.C311])+[rf.$C$24]" office:value-type="float" office:value="-3.32658705308415" calcext:value-type="float">
            <text:p>-3,32658705308415</text:p>
          </table:table-cell>
          <table:table-cell table:formula="of:=[$rf.D311]-[$rf.$B$14]" office:value-type="float" office:value="58.6503616117409" calcext:value-type="float">
            <text:p>58,6503616117409</text:p>
          </table:table-cell>
          <table:table-cell table:formula="of:=[rf.E311]-[$rf.$C$14]" office:value-type="float" office:value="91.6734129469159" calcext:value-type="float">
            <text:p>91,6734129469159</text:p>
          </table:table-cell>
          <table:table-cell table:style-name="Default" table:formula="of:=SQRT([rf.F311]^2+[rf.G311]^2)" office:value-type="float" office:value="108.829589535768" calcext:value-type="float">
            <text:p>108,829589535768</text:p>
          </table:table-cell>
          <table:table-cell table:formula="of:=([rf.H311]^2-[rf.$B$42]^2+[rf.$B$43]^2)/(2*[rf.H311])" office:value-type="float" office:value="1.75438340897756" calcext:value-type="float">
            <text:p>1,75438340897756</text:p>
          </table:table-cell>
          <table:table-cell table:formula="of:=ACOS([rf.I311]/[rf.$B$43])" office:value-type="float" office:value="1.48715677602057" calcext:value-type="float">
            <text:p>1,48715677602057</text:p>
          </table:table-cell>
          <table:table-cell table:style-name="ce17" table:formula="of:=ASIN([rf.F311]/[rf.H311])" office:value-type="float" office:value="0.56915358479411" calcext:value-type="float">
            <text:p>0,56915358479411</text:p>
          </table:table-cell>
          <table:table-cell table:style-name="ce17" table:formula="of:=IF(0.5*PI()-[rf.$B$9]&gt;[rf.K311];1;-1)" office:value-type="float" office:value="1" calcext:value-type="float">
            <text:p>1</text:p>
          </table:table-cell>
          <table:table-cell table:style-name="ce17" table:formula="of:=0.5*PI()-([rf.J311]*[rf.L311]+[rf.K311])" office:value-type="float" office:value="-0.485514034019786" calcext:value-type="float">
            <text:p>-0,485514034019786</text:p>
          </table:table-cell>
          <table:table-cell table:style-name="ce17" table:formula="of:=[rf.M311]-[rf.$B$8]" office:value-type="float" office:value="-0.153901476140863" calcext:value-type="float">
            <text:p>-0,153901476140863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rf.A312]*analyze_resolution" office:value-type="float" office:value="12.15" calcext:value-type="float">
            <text:p>12,15</text:p>
          </table:table-cell>
          <table:table-cell table:formula="of:=RADIANS(-[rf.B312])" office:value-type="float" office:value="-0.212057504117311" calcext:value-type="float">
            <text:p>-0,212057504117311</text:p>
          </table:table-cell>
          <table:table-cell table:formula="of:=COS([rf.$B$6])*servo_saver_arm_length*COS([rf.C312])-SIN([rf.$B$6])*servo_saver_arm_length*SIN([rf.C312])+[rf.$B$24]" office:value-type="float" office:value="358.641599004237" calcext:value-type="float">
            <text:p>358,641599004237</text:p>
          </table:table-cell>
          <table:table-cell table:formula="of:=COS([rf.$B$6])*servo_saver_arm_length*SIN([rf.C312])+SIN([rf.$B$6])*servo_saver_arm_length*COS([rf.C312])+[rf.$C$24]" office:value-type="float" office:value="-3.36754815714089" calcext:value-type="float">
            <text:p>-3,36754815714089</text:p>
          </table:table-cell>
          <table:table-cell table:formula="of:=[$rf.D312]-[$rf.$B$14]" office:value-type="float" office:value="58.6415990042366" calcext:value-type="float">
            <text:p>58,6415990042366</text:p>
          </table:table-cell>
          <table:table-cell table:formula="of:=[rf.E312]-[$rf.$C$14]" office:value-type="float" office:value="91.6324518428591" calcext:value-type="float">
            <text:p>91,6324518428591</text:p>
          </table:table-cell>
          <table:table-cell table:style-name="Default" table:formula="of:=SQRT([rf.F312]^2+[rf.G312]^2)" office:value-type="float" office:value="108.790364299912" calcext:value-type="float">
            <text:p>108,790364299912</text:p>
          </table:table-cell>
          <table:table-cell table:formula="of:=([rf.H312]^2-[rf.$B$42]^2+[rf.$B$43]^2)/(2*[rf.H312])" office:value-type="float" office:value="1.71578365860355" calcext:value-type="float">
            <text:p>1,71578365860355</text:p>
          </table:table-cell>
          <table:table-cell table:formula="of:=ACOS([rf.I312]/[rf.$B$43])" office:value-type="float" office:value="1.48900116584136" calcext:value-type="float">
            <text:p>1,48900116584136</text:p>
          </table:table-cell>
          <table:table-cell table:style-name="ce17" table:formula="of:=ASIN([rf.F312]/[rf.H312])" office:value-type="float" office:value="0.569288647126407" calcext:value-type="float">
            <text:p>0,569288647126407</text:p>
          </table:table-cell>
          <table:table-cell table:style-name="ce17" table:formula="of:=IF(0.5*PI()-[rf.$B$9]&gt;[rf.K312];1;-1)" office:value-type="float" office:value="1" calcext:value-type="float">
            <text:p>1</text:p>
          </table:table-cell>
          <table:table-cell table:style-name="ce17" table:formula="of:=0.5*PI()-([rf.J312]*[rf.L312]+[rf.K312])" office:value-type="float" office:value="-0.487493486172866" calcext:value-type="float">
            <text:p>-0,487493486172866</text:p>
          </table:table-cell>
          <table:table-cell table:style-name="ce17" table:formula="of:=[rf.M312]-[rf.$B$8]" office:value-type="float" office:value="-0.155880928293944" calcext:value-type="float">
            <text:p>-0,155880928293944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rf.A313]*analyze_resolution" office:value-type="float" office:value="12.3" calcext:value-type="float">
            <text:p>12,3</text:p>
          </table:table-cell>
          <table:table-cell table:formula="of:=RADIANS(-[rf.B313])" office:value-type="float" office:value="-0.214675497995302" calcext:value-type="float">
            <text:p>-0,214675497995302</text:p>
          </table:table-cell>
          <table:table-cell table:formula="of:=COS([rf.$B$6])*servo_saver_arm_length*COS([rf.C313])-SIN([rf.$B$6])*servo_saver_arm_length*SIN([rf.C313])+[rf.$B$24]" office:value-type="float" office:value="358.632729190964" calcext:value-type="float">
            <text:p>358,632729190964</text:p>
          </table:table-cell>
          <table:table-cell table:formula="of:=COS([rf.$B$6])*servo_saver_arm_length*SIN([rf.C313])+SIN([rf.$B$6])*servo_saver_arm_length*COS([rf.C313])+[rf.$C$24]" office:value-type="float" office:value="-3.40848618039962" calcext:value-type="float">
            <text:p>-3,40848618039962</text:p>
          </table:table-cell>
          <table:table-cell table:formula="of:=[$rf.D313]-[$rf.$B$14]" office:value-type="float" office:value="58.6327291909642" calcext:value-type="float">
            <text:p>58,6327291909642</text:p>
          </table:table-cell>
          <table:table-cell table:formula="of:=[rf.E313]-[$rf.$C$14]" office:value-type="float" office:value="91.5915138196004" calcext:value-type="float">
            <text:p>91,5915138196004</text:p>
          </table:table-cell>
          <table:table-cell table:style-name="Default" table:formula="of:=SQRT([rf.F313]^2+[rf.G313]^2)" office:value-type="float" office:value="108.751102689338" calcext:value-type="float">
            <text:p>108,751102689338</text:p>
          </table:table-cell>
          <table:table-cell table:formula="of:=([rf.H313]^2-[rf.$B$42]^2+[rf.$B$43]^2)/(2*[rf.H313])" office:value-type="float" office:value="1.67713439761657" calcext:value-type="float">
            <text:p>1,67713439761657</text:p>
          </table:table-cell>
          <table:table-cell table:formula="of:=ACOS([rf.I313]/[rf.$B$43])" office:value-type="float" office:value="1.49084764203644" calcext:value-type="float">
            <text:p>1,49084764203644</text:p>
          </table:table-cell>
          <table:table-cell table:style-name="ce17" table:formula="of:=ASIN([rf.F313]/[rf.H313])" office:value-type="float" office:value="0.569422862217018" calcext:value-type="float">
            <text:p>0,569422862217018</text:p>
          </table:table-cell>
          <table:table-cell table:style-name="ce17" table:formula="of:=IF(0.5*PI()-[rf.$B$9]&gt;[rf.K313];1;-1)" office:value-type="float" office:value="1" calcext:value-type="float">
            <text:p>1</text:p>
          </table:table-cell>
          <table:table-cell table:style-name="ce17" table:formula="of:=0.5*PI()-([rf.J313]*[rf.L313]+[rf.K313])" office:value-type="float" office:value="-0.489474177458563" calcext:value-type="float">
            <text:p>-0,489474177458563</text:p>
          </table:table-cell>
          <table:table-cell table:style-name="ce17" table:formula="of:=[rf.M313]-[rf.$B$8]" office:value-type="float" office:value="-0.15786161957964" calcext:value-type="float">
            <text:p>-0,15786161957964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rf.A314]*analyze_resolution" office:value-type="float" office:value="12.45" calcext:value-type="float">
            <text:p>12,45</text:p>
          </table:table-cell>
          <table:table-cell table:formula="of:=RADIANS(-[rf.B314])" office:value-type="float" office:value="-0.217293491873294" calcext:value-type="float">
            <text:p>-0,217293491873294</text:p>
          </table:table-cell>
          <table:table-cell table:formula="of:=COS([rf.$B$6])*servo_saver_arm_length*COS([rf.C314])-SIN([rf.$B$6])*servo_saver_arm_length*SIN([rf.C314])+[rf.$B$24]" office:value-type="float" office:value="358.623752232716" calcext:value-type="float">
            <text:p>358,623752232716</text:p>
          </table:table-cell>
          <table:table-cell table:formula="of:=COS([rf.$B$6])*servo_saver_arm_length*SIN([rf.C314])+SIN([rf.$B$6])*servo_saver_arm_length*COS([rf.C314])+[rf.$C$24]" office:value-type="float" office:value="-3.44940084227573" calcext:value-type="float">
            <text:p>-3,44940084227573</text:p>
          </table:table-cell>
          <table:table-cell table:formula="of:=[$rf.D314]-[$rf.$B$14]" office:value-type="float" office:value="58.6237522327163" calcext:value-type="float">
            <text:p>58,6237522327163</text:p>
          </table:table-cell>
          <table:table-cell table:formula="of:=[rf.E314]-[$rf.$C$14]" office:value-type="float" office:value="91.5505991577243" calcext:value-type="float">
            <text:p>91,5505991577243</text:p>
          </table:table-cell>
          <table:table-cell table:style-name="Default" table:formula="of:=SQRT([rf.F314]^2+[rf.G314]^2)" office:value-type="float" office:value="108.711804933876" calcext:value-type="float">
            <text:p>108,711804933876</text:p>
          </table:table-cell>
          <table:table-cell table:formula="of:=([rf.H314]^2-[rf.$B$42]^2+[rf.$B$43]^2)/(2*[rf.H314])" office:value-type="float" office:value="1.63843579935473" calcext:value-type="float">
            <text:p>1,63843579935473</text:p>
          </table:table-cell>
          <table:table-cell table:formula="of:=ACOS([rf.I314]/[rf.$B$43])" office:value-type="float" office:value="1.49269620168403" calcext:value-type="float">
            <text:p>1,49269620168403</text:p>
          </table:table-cell>
          <table:table-cell table:style-name="ce17" table:formula="of:=ASIN([rf.F314]/[rf.H314])" office:value-type="float" office:value="0.569556228364317" calcext:value-type="float">
            <text:p>0,569556228364317</text:p>
          </table:table-cell>
          <table:table-cell table:style-name="ce17" table:formula="of:=IF(0.5*PI()-[rf.$B$9]&gt;[rf.K314];1;-1)" office:value-type="float" office:value="1" calcext:value-type="float">
            <text:p>1</text:p>
          </table:table-cell>
          <table:table-cell table:style-name="ce17" table:formula="of:=0.5*PI()-([rf.J314]*[rf.L314]+[rf.K314])" office:value-type="float" office:value="-0.491456103253451" calcext:value-type="float">
            <text:p>-0,491456103253451</text:p>
          </table:table-cell>
          <table:table-cell table:style-name="ce17" table:formula="of:=[rf.M314]-[rf.$B$8]" office:value-type="float" office:value="-0.159843545374528" calcext:value-type="float">
            <text:p>-0,159843545374528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rf.A315]*analyze_resolution" office:value-type="float" office:value="12.6" calcext:value-type="float">
            <text:p>12,6</text:p>
          </table:table-cell>
          <table:table-cell table:formula="of:=RADIANS(-[rf.B315])" office:value-type="float" office:value="-0.219911485751286" calcext:value-type="float">
            <text:p>-0,219911485751286</text:p>
          </table:table-cell>
          <table:table-cell table:formula="of:=COS([rf.$B$6])*servo_saver_arm_length*COS([rf.C315])-SIN([rf.$B$6])*servo_saver_arm_length*SIN([rf.C315])+[rf.$B$24]" office:value-type="float" office:value="358.61466819102" calcext:value-type="float">
            <text:p>358,61466819102</text:p>
          </table:table-cell>
          <table:table-cell table:formula="of:=COS([rf.$B$6])*servo_saver_arm_length*SIN([rf.C315])+SIN([rf.$B$6])*servo_saver_arm_length*COS([rf.C315])+[rf.$C$24]" office:value-type="float" office:value="-3.49029186234468" calcext:value-type="float">
            <text:p>-3,49029186234468</text:p>
          </table:table-cell>
          <table:table-cell table:formula="of:=[$rf.D315]-[$rf.$B$14]" office:value-type="float" office:value="58.61466819102" calcext:value-type="float">
            <text:p>58,61466819102</text:p>
          </table:table-cell>
          <table:table-cell table:formula="of:=[rf.E315]-[$rf.$C$14]" office:value-type="float" office:value="91.5097081376553" calcext:value-type="float">
            <text:p>91,5097081376553</text:p>
          </table:table-cell>
          <table:table-cell table:style-name="Default" table:formula="of:=SQRT([rf.F315]^2+[rf.G315]^2)" office:value-type="float" office:value="108.672471263804" calcext:value-type="float">
            <text:p>108,672471263804</text:p>
          </table:table-cell>
          <table:table-cell table:formula="of:=([rf.H315]^2-[rf.$B$42]^2+[rf.$B$43]^2)/(2*[rf.H315])" office:value-type="float" office:value="1.59968803777947" calcext:value-type="float">
            <text:p>1,59968803777947</text:p>
          </table:table-cell>
          <table:table-cell table:formula="of:=ACOS([rf.I315]/[rf.$B$43])" office:value-type="float" office:value="1.49454684187683" calcext:value-type="float">
            <text:p>1,49454684187683</text:p>
          </table:table-cell>
          <table:table-cell table:style-name="ce17" table:formula="of:=ASIN([rf.F315]/[rf.H315])" office:value-type="float" office:value="0.569688743867782" calcext:value-type="float">
            <text:p>0,569688743867782</text:p>
          </table:table-cell>
          <table:table-cell table:style-name="ce17" table:formula="of:=IF(0.5*PI()-[rf.$B$9]&gt;[rf.K315];1;-1)" office:value-type="float" office:value="1" calcext:value-type="float">
            <text:p>1</text:p>
          </table:table-cell>
          <table:table-cell table:style-name="ce17" table:formula="of:=0.5*PI()-([rf.J315]*[rf.L315]+[rf.K315])" office:value-type="float" office:value="-0.493439258949715" calcext:value-type="float">
            <text:p>-0,493439258949715</text:p>
          </table:table-cell>
          <table:table-cell table:style-name="ce17" table:formula="of:=[rf.M315]-[rf.$B$8]" office:value-type="float" office:value="-0.161826701070793" calcext:value-type="float">
            <text:p>-0,161826701070793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rf.A316]*analyze_resolution" office:value-type="float" office:value="12.75" calcext:value-type="float">
            <text:p>12,75</text:p>
          </table:table-cell>
          <table:table-cell table:formula="of:=RADIANS(-[rf.B316])" office:value-type="float" office:value="-0.222529479629277" calcext:value-type="float">
            <text:p>-0,222529479629277</text:p>
          </table:table-cell>
          <table:table-cell table:formula="of:=COS([rf.$B$6])*servo_saver_arm_length*COS([rf.C316])-SIN([rf.$B$6])*servo_saver_arm_length*SIN([rf.C316])+[rf.$B$24]" office:value-type="float" office:value="358.605477128136" calcext:value-type="float">
            <text:p>358,605477128136</text:p>
          </table:table-cell>
          <table:table-cell table:formula="of:=COS([rf.$B$6])*servo_saver_arm_length*SIN([rf.C316])+SIN([rf.$B$6])*servo_saver_arm_length*COS([rf.C316])+[rf.$C$24]" office:value-type="float" office:value="-3.53115896034402" calcext:value-type="float">
            <text:p>-3,53115896034402</text:p>
          </table:table-cell>
          <table:table-cell table:formula="of:=[$rf.D316]-[$rf.$B$14]" office:value-type="float" office:value="58.6054771281362" calcext:value-type="float">
            <text:p>58,6054771281362</text:p>
          </table:table-cell>
          <table:table-cell table:formula="of:=[rf.E316]-[$rf.$C$14]" office:value-type="float" office:value="91.468841039656" calcext:value-type="float">
            <text:p>91,468841039656</text:p>
          </table:table-cell>
          <table:table-cell table:style-name="Default" table:formula="of:=SQRT([rf.F316]^2+[rf.G316]^2)" office:value-type="float" office:value="108.633101909843" calcext:value-type="float">
            <text:p>108,633101909843</text:p>
          </table:table-cell>
          <table:table-cell table:formula="of:=([rf.H316]^2-[rf.$B$42]^2+[rf.$B$43]^2)/(2*[rf.H316])" office:value-type="float" office:value="1.56089128747724" calcext:value-type="float">
            <text:p>1,56089128747724</text:p>
          </table:table-cell>
          <table:table-cell table:formula="of:=ACOS([rf.I316]/[rf.$B$43])" office:value-type="float" office:value="1.49639955972198" calcext:value-type="float">
            <text:p>1,49639955972198</text:p>
          </table:table-cell>
          <table:table-cell table:style-name="ce17" table:formula="of:=ASIN([rf.F316]/[rf.H316])" office:value-type="float" office:value="0.569820407028012" calcext:value-type="float">
            <text:p>0,569820407028012</text:p>
          </table:table-cell>
          <table:table-cell table:style-name="ce17" table:formula="of:=IF(0.5*PI()-[rf.$B$9]&gt;[rf.K316];1;-1)" office:value-type="float" office:value="1" calcext:value-type="float">
            <text:p>1</text:p>
          </table:table-cell>
          <table:table-cell table:style-name="ce17" table:formula="of:=0.5*PI()-([rf.J316]*[rf.L316]+[rf.K316])" office:value-type="float" office:value="-0.495423639955096" calcext:value-type="float">
            <text:p>-0,495423639955096</text:p>
          </table:table-cell>
          <table:table-cell table:style-name="ce17" table:formula="of:=[rf.M316]-[rf.$B$8]" office:value-type="float" office:value="-0.163811082076174" calcext:value-type="float">
            <text:p>-0,163811082076174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rf.A317]*analyze_resolution" office:value-type="float" office:value="12.9" calcext:value-type="float">
            <text:p>12,9</text:p>
          </table:table-cell>
          <table:table-cell table:formula="of:=RADIANS(-[rf.B317])" office:value-type="float" office:value="-0.225147473507268" calcext:value-type="float">
            <text:p>-0,225147473507268</text:p>
          </table:table-cell>
          <table:table-cell table:formula="of:=COS([rf.$B$6])*servo_saver_arm_length*COS([rf.C317])-SIN([rf.$B$6])*servo_saver_arm_length*SIN([rf.C317])+[rf.$B$24]" office:value-type="float" office:value="358.59617910706" calcext:value-type="float">
            <text:p>358,59617910706</text:p>
          </table:table-cell>
          <table:table-cell table:formula="of:=COS([rf.$B$6])*servo_saver_arm_length*SIN([rf.C317])+SIN([rf.$B$6])*servo_saver_arm_length*COS([rf.C317])+[rf.$C$24]" office:value-type="float" office:value="-3.57200185617522" calcext:value-type="float">
            <text:p>-3,57200185617522</text:p>
          </table:table-cell>
          <table:table-cell table:formula="of:=[$rf.D317]-[$rf.$B$14]" office:value-type="float" office:value="58.5961791070595" calcext:value-type="float">
            <text:p>58,5961791070595</text:p>
          </table:table-cell>
          <table:table-cell table:formula="of:=[rf.E317]-[$rf.$C$14]" office:value-type="float" office:value="91.4279981438248" calcext:value-type="float">
            <text:p>91,4279981438248</text:p>
          </table:table-cell>
          <table:table-cell table:style-name="Default" table:formula="of:=SQRT([rf.F317]^2+[rf.G317]^2)" office:value-type="float" office:value="108.593697103164" calcext:value-type="float">
            <text:p>108,593697103164</text:p>
          </table:table-cell>
          <table:table-cell table:formula="of:=([rf.H317]^2-[rf.$B$42]^2+[rf.$B$43]^2)/(2*[rf.H317])" office:value-type="float" office:value="1.52204572366126" calcext:value-type="float">
            <text:p>1,52204572366126</text:p>
          </table:table-cell>
          <table:table-cell table:formula="of:=ACOS([rf.I317]/[rf.$B$43])" office:value-type="float" office:value="1.49825435234097" calcext:value-type="float">
            <text:p>1,49825435234097</text:p>
          </table:table-cell>
          <table:table-cell table:style-name="ce17" table:formula="of:=ASIN([rf.F317]/[rf.H317])" office:value-type="float" office:value="0.569951216146749" calcext:value-type="float">
            <text:p>0,569951216146749</text:p>
          </table:table-cell>
          <table:table-cell table:style-name="ce17" table:formula="of:=IF(0.5*PI()-[rf.$B$9]&gt;[rf.K317];1;-1)" office:value-type="float" office:value="1" calcext:value-type="float">
            <text:p>1</text:p>
          </table:table-cell>
          <table:table-cell table:style-name="ce17" table:formula="of:=0.5*PI()-([rf.J317]*[rf.L317]+[rf.K317])" office:value-type="float" office:value="-0.497409241692826" calcext:value-type="float">
            <text:p>-0,497409241692826</text:p>
          </table:table-cell>
          <table:table-cell table:style-name="ce17" table:formula="of:=[rf.M317]-[rf.$B$8]" office:value-type="float" office:value="-0.165796683813903" calcext:value-type="float">
            <text:p>-0,165796683813903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rf.A318]*analyze_resolution" office:value-type="float" office:value="13.05" calcext:value-type="float">
            <text:p>13,05</text:p>
          </table:table-cell>
          <table:table-cell table:formula="of:=RADIANS(-[rf.B318])" office:value-type="float" office:value="-0.22776546738526" calcext:value-type="float">
            <text:p>-0,22776546738526</text:p>
          </table:table-cell>
          <table:table-cell table:formula="of:=COS([rf.$B$6])*servo_saver_arm_length*COS([rf.C318])-SIN([rf.$B$6])*servo_saver_arm_length*SIN([rf.C318])+[rf.$B$24]" office:value-type="float" office:value="358.586774191518" calcext:value-type="float">
            <text:p>358,586774191518</text:p>
          </table:table-cell>
          <table:table-cell table:formula="of:=COS([rf.$B$6])*servo_saver_arm_length*SIN([rf.C318])+SIN([rf.$B$6])*servo_saver_arm_length*COS([rf.C318])+[rf.$C$24]" office:value-type="float" office:value="-3.61282026990566" calcext:value-type="float">
            <text:p>-3,61282026990566</text:p>
          </table:table-cell>
          <table:table-cell table:formula="of:=[$rf.D318]-[$rf.$B$14]" office:value-type="float" office:value="58.5867741915176" calcext:value-type="float">
            <text:p>58,5867741915176</text:p>
          </table:table-cell>
          <table:table-cell table:formula="of:=[rf.E318]-[$rf.$C$14]" office:value-type="float" office:value="91.3871797300943" calcext:value-type="float">
            <text:p>91,3871797300943</text:p>
          </table:table-cell>
          <table:table-cell table:style-name="Default" table:formula="of:=SQRT([rf.F318]^2+[rf.G318]^2)" office:value-type="float" office:value="108.554257075383" calcext:value-type="float">
            <text:p>108,554257075383</text:p>
          </table:table-cell>
          <table:table-cell table:formula="of:=([rf.H318]^2-[rf.$B$42]^2+[rf.$B$43]^2)/(2*[rf.H318])" office:value-type="float" office:value="1.48315152217327" calcext:value-type="float">
            <text:p>1,48315152217327</text:p>
          </table:table-cell>
          <table:table-cell table:formula="of:=ACOS([rf.I318]/[rf.$B$43])" office:value-type="float" office:value="1.50011121686957" calcext:value-type="float">
            <text:p>1,50011121686957</text:p>
          </table:table-cell>
          <table:table-cell table:style-name="ce17" table:formula="of:=ASIN([rf.F318]/[rf.H318])" office:value-type="float" office:value="0.570081169526899" calcext:value-type="float">
            <text:p>0,570081169526899</text:p>
          </table:table-cell>
          <table:table-cell table:style-name="ce17" table:formula="of:=IF(0.5*PI()-[rf.$B$9]&gt;[rf.K318];1;-1)" office:value-type="float" office:value="1" calcext:value-type="float">
            <text:p>1</text:p>
          </table:table-cell>
          <table:table-cell table:style-name="ce17" table:formula="of:=0.5*PI()-([rf.J318]*[rf.L318]+[rf.K318])" office:value-type="float" office:value="-0.499396059601569" calcext:value-type="float">
            <text:p>-0,499396059601569</text:p>
          </table:table-cell>
          <table:table-cell table:style-name="ce17" table:formula="of:=[rf.M318]-[rf.$B$8]" office:value-type="float" office:value="-0.167783501722646" calcext:value-type="float">
            <text:p>-0,167783501722646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rf.A319]*analyze_resolution" office:value-type="float" office:value="13.2" calcext:value-type="float">
            <text:p>13,2</text:p>
          </table:table-cell>
          <table:table-cell table:formula="of:=RADIANS(-[rf.B319])" office:value-type="float" office:value="-0.230383461263251" calcext:value-type="float">
            <text:p>-0,230383461263251</text:p>
          </table:table-cell>
          <table:table-cell table:formula="of:=COS([rf.$B$6])*servo_saver_arm_length*COS([rf.C319])-SIN([rf.$B$6])*servo_saver_arm_length*SIN([rf.C319])+[rf.$B$24]" office:value-type="float" office:value="358.577262445971" calcext:value-type="float">
            <text:p>358,577262445971</text:p>
          </table:table-cell>
          <table:table-cell table:formula="of:=COS([rf.$B$6])*servo_saver_arm_length*SIN([rf.C319])+SIN([rf.$B$6])*servo_saver_arm_length*COS([rf.C319])+[rf.$C$24]" office:value-type="float" office:value="-3.65361392177049" calcext:value-type="float">
            <text:p>-3,65361392177049</text:p>
          </table:table-cell>
          <table:table-cell table:formula="of:=[$rf.D319]-[$rf.$B$14]" office:value-type="float" office:value="58.5772624459706" calcext:value-type="float">
            <text:p>58,5772624459706</text:p>
          </table:table-cell>
          <table:table-cell table:formula="of:=[rf.E319]-[$rf.$C$14]" office:value-type="float" office:value="91.3463860782295" calcext:value-type="float">
            <text:p>91,3463860782295</text:p>
          </table:table-cell>
          <table:table-cell table:style-name="Default" table:formula="of:=SQRT([rf.F319]^2+[rf.G319]^2)" office:value-type="float" office:value="108.514782058561" calcext:value-type="float">
            <text:p>108,514782058561</text:p>
          </table:table-cell>
          <table:table-cell table:formula="of:=([rf.H319]^2-[rf.$B$42]^2+[rf.$B$43]^2)/(2*[rf.H319])" office:value-type="float" office:value="1.44420885948505" calcext:value-type="float">
            <text:p>1,44420885948505</text:p>
          </table:table-cell>
          <table:table-cell table:formula="of:=ACOS([rf.I319]/[rf.$B$43])" office:value-type="float" office:value="1.50197015045772" calcext:value-type="float">
            <text:p>1,50197015045772</text:p>
          </table:table-cell>
          <table:table-cell table:style-name="ce17" table:formula="of:=ASIN([rf.F319]/[rf.H319])" office:value-type="float" office:value="0.570210265472546" calcext:value-type="float">
            <text:p>0,570210265472546</text:p>
          </table:table-cell>
          <table:table-cell table:style-name="ce17" table:formula="of:=IF(0.5*PI()-[rf.$B$9]&gt;[rf.K319];1;-1)" office:value-type="float" office:value="1" calcext:value-type="float">
            <text:p>1</text:p>
          </table:table-cell>
          <table:table-cell table:style-name="ce17" table:formula="of:=0.5*PI()-([rf.J319]*[rf.L319]+[rf.K319])" office:value-type="float" office:value="-0.501384089135374" calcext:value-type="float">
            <text:p>-0,501384089135374</text:p>
          </table:table-cell>
          <table:table-cell table:style-name="ce17" table:formula="of:=[rf.M319]-[rf.$B$8]" office:value-type="float" office:value="-0.169771531256451" calcext:value-type="float">
            <text:p>-0,169771531256451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rf.A320]*analyze_resolution" office:value-type="float" office:value="13.35" calcext:value-type="float">
            <text:p>13,35</text:p>
          </table:table-cell>
          <table:table-cell table:formula="of:=RADIANS(-[rf.B320])" office:value-type="float" office:value="-0.233001455141243" calcext:value-type="float">
            <text:p>-0,233001455141243</text:p>
          </table:table-cell>
          <table:table-cell table:formula="of:=COS([rf.$B$6])*servo_saver_arm_length*COS([rf.C320])-SIN([rf.$B$6])*servo_saver_arm_length*SIN([rf.C320])+[rf.$B$24]" office:value-type="float" office:value="358.567643935611" calcext:value-type="float">
            <text:p>358,567643935611</text:p>
          </table:table-cell>
          <table:table-cell table:formula="of:=COS([rf.$B$6])*servo_saver_arm_length*SIN([rf.C320])+SIN([rf.$B$6])*servo_saver_arm_length*COS([rf.C320])+[rf.$C$24]" office:value-type="float" office:value="-3.6943825321746" calcext:value-type="float">
            <text:p>-3,6943825321746</text:p>
          </table:table-cell>
          <table:table-cell table:formula="of:=[$rf.D320]-[$rf.$B$14]" office:value-type="float" office:value="58.5676439356109" calcext:value-type="float">
            <text:p>58,5676439356109</text:p>
          </table:table-cell>
          <table:table-cell table:formula="of:=[rf.E320]-[$rf.$C$14]" office:value-type="float" office:value="91.3056174678254" calcext:value-type="float">
            <text:p>91,3056174678254</text:p>
          </table:table-cell>
          <table:table-cell table:style-name="Default" table:formula="of:=SQRT([rf.F320]^2+[rf.G320]^2)" office:value-type="float" office:value="108.475272285205" calcext:value-type="float">
            <text:p>108,475272285205</text:p>
          </table:table-cell>
          <table:table-cell table:formula="of:=([rf.H320]^2-[rf.$B$42]^2+[rf.$B$43]^2)/(2*[rf.H320])" office:value-type="float" office:value="1.40521791270026" calcext:value-type="float">
            <text:p>1,40521791270026</text:p>
          </table:table-cell>
          <table:table-cell table:formula="of:=ACOS([rf.I320]/[rf.$B$43])" office:value-type="float" office:value="1.50383115026953" calcext:value-type="float">
            <text:p>1,50383115026953</text:p>
          </table:table-cell>
          <table:table-cell table:style-name="ce17" table:formula="of:=ASIN([rf.F320]/[rf.H320])" office:value-type="float" office:value="0.570338502288977" calcext:value-type="float">
            <text:p>0,570338502288977</text:p>
          </table:table-cell>
          <table:table-cell table:style-name="ce17" table:formula="of:=IF(0.5*PI()-[rf.$B$9]&gt;[rf.K320];1;-1)" office:value-type="float" office:value="1" calcext:value-type="float">
            <text:p>1</text:p>
          </table:table-cell>
          <table:table-cell table:style-name="ce17" table:formula="of:=0.5*PI()-([rf.J320]*[rf.L320]+[rf.K320])" office:value-type="float" office:value="-0.503373325763605" calcext:value-type="float">
            <text:p>-0,503373325763605</text:p>
          </table:table-cell>
          <table:table-cell table:style-name="ce17" table:formula="of:=[rf.M320]-[rf.$B$8]" office:value-type="float" office:value="-0.171760767884683" calcext:value-type="float">
            <text:p>-0,171760767884683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rf.A321]*analyze_resolution" office:value-type="float" office:value="13.5" calcext:value-type="float">
            <text:p>13,5</text:p>
          </table:table-cell>
          <table:table-cell table:formula="of:=RADIANS(-[rf.B321])" office:value-type="float" office:value="-0.235619449019234" calcext:value-type="float">
            <text:p>-0,235619449019234</text:p>
          </table:table-cell>
          <table:table-cell table:formula="of:=COS([rf.$B$6])*servo_saver_arm_length*COS([rf.C321])-SIN([rf.$B$6])*servo_saver_arm_length*SIN([rf.C321])+[rf.$B$24]" office:value-type="float" office:value="358.557918726363" calcext:value-type="float">
            <text:p>358,557918726363</text:p>
          </table:table-cell>
          <table:table-cell table:formula="of:=COS([rf.$B$6])*servo_saver_arm_length*SIN([rf.C321])+SIN([rf.$B$6])*servo_saver_arm_length*COS([rf.C321])+[rf.$C$24]" office:value-type="float" office:value="-3.73512582169449" calcext:value-type="float">
            <text:p>-3,73512582169449</text:p>
          </table:table-cell>
          <table:table-cell table:formula="of:=[$rf.D321]-[$rf.$B$14]" office:value-type="float" office:value="58.5579187263628" calcext:value-type="float">
            <text:p>58,5579187263628</text:p>
          </table:table-cell>
          <table:table-cell table:formula="of:=[rf.E321]-[$rf.$C$14]" office:value-type="float" office:value="91.2648741783055" calcext:value-type="float">
            <text:p>91,2648741783055</text:p>
          </table:table-cell>
          <table:table-cell table:style-name="Default" table:formula="of:=SQRT([rf.F321]^2+[rf.G321]^2)" office:value-type="float" office:value="108.435727988266" calcext:value-type="float">
            <text:p>108,435727988266</text:p>
          </table:table-cell>
          <table:table-cell table:formula="of:=([rf.H321]^2-[rf.$B$42]^2+[rf.$B$43]^2)/(2*[rf.H321])" office:value-type="float" office:value="1.36617885955615" calcext:value-type="float">
            <text:p>1,36617885955615</text:p>
          </table:table-cell>
          <table:table-cell table:formula="of:=ACOS([rf.I321]/[rf.$B$43])" office:value-type="float" office:value="1.50569421348309" calcext:value-type="float">
            <text:p>1,50569421348309</text:p>
          </table:table-cell>
          <table:table-cell table:style-name="ce17" table:formula="of:=ASIN([rf.F321]/[rf.H321])" office:value-type="float" office:value="0.570465878282697" calcext:value-type="float">
            <text:p>0,570465878282697</text:p>
          </table:table-cell>
          <table:table-cell table:style-name="ce17" table:formula="of:=IF(0.5*PI()-[rf.$B$9]&gt;[rf.K321];1;-1)" office:value-type="float" office:value="1" calcext:value-type="float">
            <text:p>1</text:p>
          </table:table-cell>
          <table:table-cell table:style-name="ce17" table:formula="of:=0.5*PI()-([rf.J321]*[rf.L321]+[rf.K321])" office:value-type="float" office:value="-0.505363764970887" calcext:value-type="float">
            <text:p>-0,505363764970887</text:p>
          </table:table-cell>
          <table:table-cell table:style-name="ce17" table:formula="of:=[rf.M321]-[rf.$B$8]" office:value-type="float" office:value="-0.173751207091964" calcext:value-type="float">
            <text:p>-0,173751207091964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rf.A322]*analyze_resolution" office:value-type="float" office:value="13.65" calcext:value-type="float">
            <text:p>13,65</text:p>
          </table:table-cell>
          <table:table-cell table:formula="of:=RADIANS(-[rf.B322])" office:value-type="float" office:value="-0.238237442897226" calcext:value-type="float">
            <text:p>-0,238237442897226</text:p>
          </table:table-cell>
          <table:table-cell table:formula="of:=COS([rf.$B$6])*servo_saver_arm_length*COS([rf.C322])-SIN([rf.$B$6])*servo_saver_arm_length*SIN([rf.C322])+[rf.$B$24]" office:value-type="float" office:value="358.548086884882" calcext:value-type="float">
            <text:p>358,548086884882</text:p>
          </table:table-cell>
          <table:table-cell table:formula="of:=COS([rf.$B$6])*servo_saver_arm_length*SIN([rf.C322])+SIN([rf.$B$6])*servo_saver_arm_length*COS([rf.C322])+[rf.$C$24]" office:value-type="float" office:value="-3.77584351108021" calcext:value-type="float">
            <text:p>-3,77584351108021</text:p>
          </table:table-cell>
          <table:table-cell table:formula="of:=[$rf.D322]-[$rf.$B$14]" office:value-type="float" office:value="58.5480868848818" calcext:value-type="float">
            <text:p>58,5480868848818</text:p>
          </table:table-cell>
          <table:table-cell table:formula="of:=[rf.E322]-[$rf.$C$14]" office:value-type="float" office:value="91.2241564889198" calcext:value-type="float">
            <text:p>91,2241564889198</text:p>
          </table:table-cell>
          <table:table-cell table:style-name="Default" table:formula="of:=SQRT([rf.F322]^2+[rf.G322]^2)" office:value-type="float" office:value="108.396149401142" calcext:value-type="float">
            <text:p>108,396149401142</text:p>
          </table:table-cell>
          <table:table-cell table:formula="of:=([rf.H322]^2-[rf.$B$42]^2+[rf.$B$43]^2)/(2*[rf.H322])" office:value-type="float" office:value="1.32709187842521" calcext:value-type="float">
            <text:p>1,32709187842521</text:p>
          </table:table-cell>
          <table:table-cell table:formula="of:=ACOS([rf.I322]/[rf.$B$43])" office:value-type="float" office:value="1.50755933729049" calcext:value-type="float">
            <text:p>1,50755933729049</text:p>
          </table:table-cell>
          <table:table-cell table:style-name="ce17" table:formula="of:=ASIN([rf.F322]/[rf.H322])" office:value-type="float" office:value="0.570592391761457" calcext:value-type="float">
            <text:p>0,570592391761457</text:p>
          </table:table-cell>
          <table:table-cell table:style-name="ce17" table:formula="of:=IF(0.5*PI()-[rf.$B$9]&gt;[rf.K322];1;-1)" office:value-type="float" office:value="1" calcext:value-type="float">
            <text:p>1</text:p>
          </table:table-cell>
          <table:table-cell table:style-name="ce17" table:formula="of:=0.5*PI()-([rf.J322]*[rf.L322]+[rf.K322])" office:value-type="float" office:value="-0.50735540225705" calcext:value-type="float">
            <text:p>-0,50735540225705</text:p>
          </table:table-cell>
          <table:table-cell table:style-name="ce17" table:formula="of:=[rf.M322]-[rf.$B$8]" office:value-type="float" office:value="-0.175742844378127" calcext:value-type="float">
            <text:p>-0,175742844378127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rf.A323]*analyze_resolution" office:value-type="float" office:value="13.8" calcext:value-type="float">
            <text:p>13,8</text:p>
          </table:table-cell>
          <table:table-cell table:formula="of:=RADIANS(-[rf.B323])" office:value-type="float" office:value="-0.240855436775217" calcext:value-type="float">
            <text:p>-0,240855436775217</text:p>
          </table:table-cell>
          <table:table-cell table:formula="of:=COS([rf.$B$6])*servo_saver_arm_length*COS([rf.C323])-SIN([rf.$B$6])*servo_saver_arm_length*SIN([rf.C323])+[rf.$B$24]" office:value-type="float" office:value="358.538148478554" calcext:value-type="float">
            <text:p>358,538148478554</text:p>
          </table:table-cell>
          <table:table-cell table:formula="of:=COS([rf.$B$6])*servo_saver_arm_length*SIN([rf.C323])+SIN([rf.$B$6])*servo_saver_arm_length*COS([rf.C323])+[rf.$C$24]" office:value-type="float" office:value="-3.81653532125729" calcext:value-type="float">
            <text:p>-3,81653532125729</text:p>
          </table:table-cell>
          <table:table-cell table:formula="of:=[$rf.D323]-[$rf.$B$14]" office:value-type="float" office:value="58.5381484785542" calcext:value-type="float">
            <text:p>58,5381484785542</text:p>
          </table:table-cell>
          <table:table-cell table:formula="of:=[rf.E323]-[$rf.$C$14]" office:value-type="float" office:value="91.1834646787427" calcext:value-type="float">
            <text:p>91,1834646787427</text:p>
          </table:table-cell>
          <table:table-cell table:style-name="Default" table:formula="of:=SQRT([rf.F323]^2+[rf.G323]^2)" office:value-type="float" office:value="108.356536757672" calcext:value-type="float">
            <text:p>108,356536757672</text:p>
          </table:table-cell>
          <table:table-cell table:formula="of:=([rf.H323]^2-[rf.$B$42]^2+[rf.$B$43]^2)/(2*[rf.H323])" office:value-type="float" office:value="1.28795714831693" calcext:value-type="float">
            <text:p>1,28795714831693</text:p>
          </table:table-cell>
          <table:table-cell table:formula="of:=ACOS([rf.I323]/[rf.$B$43])" office:value-type="float" office:value="1.5094265188977" calcext:value-type="float">
            <text:p>1,5094265188977</text:p>
          </table:table-cell>
          <table:table-cell table:style-name="ce17" table:formula="of:=ASIN([rf.F323]/[rf.H323])" office:value-type="float" office:value="0.570718041034264" calcext:value-type="float">
            <text:p>0,570718041034264</text:p>
          </table:table-cell>
          <table:table-cell table:style-name="ce17" table:formula="of:=IF(0.5*PI()-[rf.$B$9]&gt;[rf.K323];1;-1)" office:value-type="float" office:value="1" calcext:value-type="float">
            <text:p>1</text:p>
          </table:table-cell>
          <table:table-cell table:style-name="ce17" table:formula="of:=0.5*PI()-([rf.J323]*[rf.L323]+[rf.K323])" office:value-type="float" office:value="-0.509348233137064" calcext:value-type="float">
            <text:p>-0,509348233137064</text:p>
          </table:table-cell>
          <table:table-cell table:style-name="ce17" table:formula="of:=[rf.M323]-[rf.$B$8]" office:value-type="float" office:value="-0.177735675258141" calcext:value-type="float">
            <text:p>-0,177735675258141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rf.A324]*analyze_resolution" office:value-type="float" office:value="13.95" calcext:value-type="float">
            <text:p>13,95</text:p>
          </table:table-cell>
          <table:table-cell table:formula="of:=RADIANS(-[rf.B324])" office:value-type="float" office:value="-0.243473430653209" calcext:value-type="float">
            <text:p>-0,243473430653209</text:p>
          </table:table-cell>
          <table:table-cell table:formula="of:=COS([rf.$B$6])*servo_saver_arm_length*COS([rf.C324])-SIN([rf.$B$6])*servo_saver_arm_length*SIN([rf.C324])+[rf.$B$24]" office:value-type="float" office:value="358.528103575497" calcext:value-type="float">
            <text:p>358,528103575497</text:p>
          </table:table-cell>
          <table:table-cell table:formula="of:=COS([rf.$B$6])*servo_saver_arm_length*SIN([rf.C324])+SIN([rf.$B$6])*servo_saver_arm_length*COS([rf.C324])+[rf.$C$24]" office:value-type="float" office:value="-3.85720097332862" calcext:value-type="float">
            <text:p>-3,85720097332862</text:p>
          </table:table-cell>
          <table:table-cell table:formula="of:=[$rf.D324]-[$rf.$B$14]" office:value-type="float" office:value="58.5281035754967" calcext:value-type="float">
            <text:p>58,5281035754967</text:p>
          </table:table-cell>
          <table:table-cell table:formula="of:=[rf.E324]-[$rf.$C$14]" office:value-type="float" office:value="91.1427990266714" calcext:value-type="float">
            <text:p>91,1427990266714</text:p>
          </table:table-cell>
          <table:table-cell table:style-name="Default" table:formula="of:=SQRT([rf.F324]^2+[rf.G324]^2)" office:value-type="float" office:value="108.316890292144" calcext:value-type="float">
            <text:p>108,316890292144</text:p>
          </table:table-cell>
          <table:table-cell table:formula="of:=([rf.H324]^2-[rf.$B$42]^2+[rf.$B$43]^2)/(2*[rf.H324])" office:value-type="float" office:value="1.24877484887945" calcext:value-type="float">
            <text:p>1,24877484887945</text:p>
          </table:table-cell>
          <table:table-cell table:formula="of:=ACOS([rf.I324]/[rf.$B$43])" office:value-type="float" office:value="1.51129575552448" calcext:value-type="float">
            <text:p>1,51129575552448</text:p>
          </table:table-cell>
          <table:table-cell table:style-name="ce17" table:formula="of:=ASIN([rf.F324]/[rf.H324])" office:value-type="float" office:value="0.570842824411409" calcext:value-type="float">
            <text:p>0,570842824411409</text:p>
          </table:table-cell>
          <table:table-cell table:style-name="ce17" table:formula="of:=IF(0.5*PI()-[rf.$B$9]&gt;[rf.K324];1;-1)" office:value-type="float" office:value="1" calcext:value-type="float">
            <text:p>1</text:p>
          </table:table-cell>
          <table:table-cell table:style-name="ce17" table:formula="of:=0.5*PI()-([rf.J324]*[rf.L324]+[rf.K324])" office:value-type="float" office:value="-0.51134225314099" calcext:value-type="float">
            <text:p>-0,51134225314099</text:p>
          </table:table-cell>
          <table:table-cell table:style-name="ce17" table:formula="of:=[rf.M324]-[rf.$B$8]" office:value-type="float" office:value="-0.179729695262067" calcext:value-type="float">
            <text:p>-0,179729695262067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rf.A325]*analyze_resolution" office:value-type="float" office:value="14.1" calcext:value-type="float">
            <text:p>14,1</text:p>
          </table:table-cell>
          <table:table-cell table:formula="of:=RADIANS(-[rf.B325])" office:value-type="float" office:value="-0.2460914245312" calcext:value-type="float">
            <text:p>-0,2460914245312</text:p>
          </table:table-cell>
          <table:table-cell table:formula="of:=COS([rf.$B$6])*servo_saver_arm_length*COS([rf.C325])-SIN([rf.$B$6])*servo_saver_arm_length*SIN([rf.C325])+[rf.$B$24]" office:value-type="float" office:value="358.517952244556" calcext:value-type="float">
            <text:p>358,517952244556</text:p>
          </table:table-cell>
          <table:table-cell table:formula="of:=COS([rf.$B$6])*servo_saver_arm_length*SIN([rf.C325])+SIN([rf.$B$6])*servo_saver_arm_length*COS([rf.C325])+[rf.$C$24]" office:value-type="float" office:value="-3.89784018857636" calcext:value-type="float">
            <text:p>-3,89784018857636</text:p>
          </table:table-cell>
          <table:table-cell table:formula="of:=[$rf.D325]-[$rf.$B$14]" office:value-type="float" office:value="58.5179522445559" calcext:value-type="float">
            <text:p>58,5179522445559</text:p>
          </table:table-cell>
          <table:table-cell table:formula="of:=[rf.E325]-[$rf.$C$14]" office:value-type="float" office:value="91.1021598114236" calcext:value-type="float">
            <text:p>91,1021598114236</text:p>
          </table:table-cell>
          <table:table-cell table:style-name="Default" table:formula="of:=SQRT([rf.F325]^2+[rf.G325]^2)" office:value-type="float" office:value="108.277210239285" calcext:value-type="float">
            <text:p>108,277210239285</text:p>
          </table:table-cell>
          <table:table-cell table:formula="of:=([rf.H325]^2-[rf.$B$42]^2+[rf.$B$43]^2)/(2*[rf.H325])" office:value-type="float" office:value="1.20954516040125" calcext:value-type="float">
            <text:p>1,20954516040125</text:p>
          </table:table-cell>
          <table:table-cell table:formula="of:=ACOS([rf.I325]/[rf.$B$43])" office:value-type="float" office:value="1.51316704440433" calcext:value-type="float">
            <text:p>1,51316704440433</text:p>
          </table:table-cell>
          <table:table-cell table:style-name="ce17" table:formula="of:=ASIN([rf.F325]/[rf.H325])" office:value-type="float" office:value="0.570966740204482" calcext:value-type="float">
            <text:p>0,570966740204482</text:p>
          </table:table-cell>
          <table:table-cell table:style-name="ce17" table:formula="of:=IF(0.5*PI()-[rf.$B$9]&gt;[rf.K325];1;-1)" office:value-type="float" office:value="1" calcext:value-type="float">
            <text:p>1</text:p>
          </table:table-cell>
          <table:table-cell table:style-name="ce17" table:formula="of:=0.5*PI()-([rf.J325]*[rf.L325]+[rf.K325])" office:value-type="float" office:value="-0.513337457813916" calcext:value-type="float">
            <text:p>-0,513337457813916</text:p>
          </table:table-cell>
          <table:table-cell table:style-name="ce17" table:formula="of:=[rf.M325]-[rf.$B$8]" office:value-type="float" office:value="-0.181724899934993" calcext:value-type="float">
            <text:p>-0,181724899934993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rf.A326]*analyze_resolution" office:value-type="float" office:value="14.25" calcext:value-type="float">
            <text:p>14,25</text:p>
          </table:table-cell>
          <table:table-cell table:formula="of:=RADIANS(-[rf.B326])" office:value-type="float" office:value="-0.248709418409192" calcext:value-type="float">
            <text:p>-0,248709418409192</text:p>
          </table:table-cell>
          <table:table-cell table:formula="of:=COS([rf.$B$6])*servo_saver_arm_length*COS([rf.C326])-SIN([rf.$B$6])*servo_saver_arm_length*SIN([rf.C326])+[rf.$B$24]" office:value-type="float" office:value="358.507694555308" calcext:value-type="float">
            <text:p>358,507694555308</text:p>
          </table:table-cell>
          <table:table-cell table:formula="of:=COS([rf.$B$6])*servo_saver_arm_length*SIN([rf.C326])+SIN([rf.$B$6])*servo_saver_arm_length*COS([rf.C326])+[rf.$C$24]" office:value-type="float" office:value="-3.93845268846389" calcext:value-type="float">
            <text:p>-3,93845268846389</text:p>
          </table:table-cell>
          <table:table-cell table:formula="of:=[$rf.D326]-[$rf.$B$14]" office:value-type="float" office:value="58.5076945553081" calcext:value-type="float">
            <text:p>58,5076945553081</text:p>
          </table:table-cell>
          <table:table-cell table:formula="of:=[rf.E326]-[$rf.$C$14]" office:value-type="float" office:value="91.0615473115361" calcext:value-type="float">
            <text:p>91,0615473115361</text:p>
          </table:table-cell>
          <table:table-cell table:style-name="Default" table:formula="of:=SQRT([rf.F326]^2+[rf.G326]^2)" office:value-type="float" office:value="108.237496834269" calcext:value-type="float">
            <text:p>108,237496834269</text:p>
          </table:table-cell>
          <table:table-cell table:formula="of:=([rf.H326]^2-[rf.$B$42]^2+[rf.$B$43]^2)/(2*[rf.H326])" office:value-type="float" office:value="1.170268263813" calcext:value-type="float">
            <text:p>1,170268263813</text:p>
          </table:table-cell>
          <table:table-cell table:formula="of:=ACOS([rf.I326]/[rf.$B$43])" office:value-type="float" office:value="1.51504038278439" calcext:value-type="float">
            <text:p>1,51504038278439</text:p>
          </table:table-cell>
          <table:table-cell table:style-name="ce17" table:formula="of:=ASIN([rf.F326]/[rf.H326])" office:value-type="float" office:value="0.571089786726399" calcext:value-type="float">
            <text:p>0,571089786726399</text:p>
          </table:table-cell>
          <table:table-cell table:style-name="ce17" table:formula="of:=IF(0.5*PI()-[rf.$B$9]&gt;[rf.K326];1;-1)" office:value-type="float" office:value="1" calcext:value-type="float">
            <text:p>1</text:p>
          </table:table-cell>
          <table:table-cell table:style-name="ce17" table:formula="of:=0.5*PI()-([rf.J326]*[rf.L326]+[rf.K326])" office:value-type="float" office:value="-0.515333842715895" calcext:value-type="float">
            <text:p>-0,515333842715895</text:p>
          </table:table-cell>
          <table:table-cell table:style-name="ce17" table:formula="of:=[rf.M326]-[rf.$B$8]" office:value-type="float" office:value="-0.183721284836973" calcext:value-type="float">
            <text:p>-0,183721284836973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rf.A327]*analyze_resolution" office:value-type="float" office:value="14.4" calcext:value-type="float">
            <text:p>14,4</text:p>
          </table:table-cell>
          <table:table-cell table:formula="of:=RADIANS(-[rf.B327])" office:value-type="float" office:value="-0.251327412287183" calcext:value-type="float">
            <text:p>-0,251327412287183</text:p>
          </table:table-cell>
          <table:table-cell table:formula="of:=COS([rf.$B$6])*servo_saver_arm_length*COS([rf.C327])-SIN([rf.$B$6])*servo_saver_arm_length*SIN([rf.C327])+[rf.$B$24]" office:value-type="float" office:value="358.497330578058" calcext:value-type="float">
            <text:p>358,497330578058</text:p>
          </table:table-cell>
          <table:table-cell table:formula="of:=COS([rf.$B$6])*servo_saver_arm_length*SIN([rf.C327])+SIN([rf.$B$6])*servo_saver_arm_length*COS([rf.C327])+[rf.$C$24]" office:value-type="float" office:value="-3.97903819463768" calcext:value-type="float">
            <text:p>-3,97903819463768</text:p>
          </table:table-cell>
          <table:table-cell table:formula="of:=[$rf.D327]-[$rf.$B$14]" office:value-type="float" office:value="58.4973305780581" calcext:value-type="float">
            <text:p>58,4973305780581</text:p>
          </table:table-cell>
          <table:table-cell table:formula="of:=[rf.E327]-[$rf.$C$14]" office:value-type="float" office:value="91.0209618053623" calcext:value-type="float">
            <text:p>91,0209618053623</text:p>
          </table:table-cell>
          <table:table-cell table:style-name="Default" table:formula="of:=SQRT([rf.F327]^2+[rf.G327]^2)" office:value-type="float" office:value="108.197750312711" calcext:value-type="float">
            <text:p>108,197750312711</text:p>
          </table:table-cell>
          <table:table-cell table:formula="of:=([rf.H327]^2-[rf.$B$42]^2+[rf.$B$43]^2)/(2*[rf.H327])" office:value-type="float" office:value="1.13094434068902" calcext:value-type="float">
            <text:p>1,13094434068902</text:p>
          </table:table-cell>
          <table:table-cell table:formula="of:=ACOS([rf.I327]/[rf.$B$43])" office:value-type="float" office:value="1.51691576792538" calcext:value-type="float">
            <text:p>1,51691576792538</text:p>
          </table:table-cell>
          <table:table-cell table:style-name="ce17" table:formula="of:=ASIN([rf.F327]/[rf.H327])" office:value-type="float" office:value="0.571211962291414" calcext:value-type="float">
            <text:p>0,571211962291414</text:p>
          </table:table-cell>
          <table:table-cell table:style-name="ce17" table:formula="of:=IF(0.5*PI()-[rf.$B$9]&gt;[rf.K327];1;-1)" office:value-type="float" office:value="1" calcext:value-type="float">
            <text:p>1</text:p>
          </table:table-cell>
          <table:table-cell table:style-name="ce17" table:formula="of:=0.5*PI()-([rf.J327]*[rf.L327]+[rf.K327])" office:value-type="float" office:value="-0.5173314034219" calcext:value-type="float">
            <text:p>-0,5173314034219</text:p>
          </table:table-cell>
          <table:table-cell table:style-name="ce17" table:formula="of:=[rf.M327]-[rf.$B$8]" office:value-type="float" office:value="-0.185718845542977" calcext:value-type="float">
            <text:p>-0,185718845542977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rf.A328]*analyze_resolution" office:value-type="float" office:value="14.55" calcext:value-type="float">
            <text:p>14,55</text:p>
          </table:table-cell>
          <table:table-cell table:formula="of:=RADIANS(-[rf.B328])" office:value-type="float" office:value="-0.253945406165175" calcext:value-type="float">
            <text:p>-0,253945406165175</text:p>
          </table:table-cell>
          <table:table-cell table:formula="of:=COS([rf.$B$6])*servo_saver_arm_length*COS([rf.C328])-SIN([rf.$B$6])*servo_saver_arm_length*SIN([rf.C328])+[rf.$B$24]" office:value-type="float" office:value="358.48686038384" calcext:value-type="float">
            <text:p>358,48686038384</text:p>
          </table:table-cell>
          <table:table-cell table:formula="of:=COS([rf.$B$6])*servo_saver_arm_length*SIN([rf.C328])+SIN([rf.$B$6])*servo_saver_arm_length*COS([rf.C328])+[rf.$C$24]" office:value-type="float" office:value="-4.01959642892921" calcext:value-type="float">
            <text:p>-4,01959642892921</text:p>
          </table:table-cell>
          <table:table-cell table:formula="of:=[$rf.D328]-[$rf.$B$14]" office:value-type="float" office:value="58.4868603838396" calcext:value-type="float">
            <text:p>58,4868603838396</text:p>
          </table:table-cell>
          <table:table-cell table:formula="of:=[rf.E328]-[$rf.$C$14]" office:value-type="float" office:value="90.9804035710708" calcext:value-type="float">
            <text:p>90,9804035710708</text:p>
          </table:table-cell>
          <table:table-cell table:style-name="Default" table:formula="of:=SQRT([rf.F328]^2+[rf.G328]^2)" office:value-type="float" office:value="108.157970910671" calcext:value-type="float">
            <text:p>108,157970910671</text:p>
          </table:table-cell>
          <table:table-cell table:formula="of:=([rf.H328]^2-[rf.$B$42]^2+[rf.$B$43]^2)/(2*[rf.H328])" office:value-type="float" office:value="1.09157357324928" calcext:value-type="float">
            <text:p>1,09157357324928</text:p>
          </table:table-cell>
          <table:table-cell table:formula="of:=ACOS([rf.I328]/[rf.$B$43])" office:value-type="float" office:value="1.51879319710149" calcext:value-type="float">
            <text:p>1,51879319710149</text:p>
          </table:table-cell>
          <table:table-cell table:style-name="ce17" table:formula="of:=ASIN([rf.F328]/[rf.H328])" office:value-type="float" office:value="0.571333265215149" calcext:value-type="float">
            <text:p>0,571333265215149</text:p>
          </table:table-cell>
          <table:table-cell table:style-name="ce17" table:formula="of:=IF(0.5*PI()-[rf.$B$9]&gt;[rf.K328];1;-1)" office:value-type="float" office:value="1" calcext:value-type="float">
            <text:p>1</text:p>
          </table:table-cell>
          <table:table-cell table:style-name="ce17" table:formula="of:=0.5*PI()-([rf.J328]*[rf.L328]+[rf.K328])" office:value-type="float" office:value="-0.519330135521747" calcext:value-type="float">
            <text:p>-0,519330135521747</text:p>
          </table:table-cell>
          <table:table-cell table:style-name="ce17" table:formula="of:=[rf.M328]-[rf.$B$8]" office:value-type="float" office:value="-0.187717577642824" calcext:value-type="float">
            <text:p>-0,187717577642824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rf.A329]*analyze_resolution" office:value-type="float" office:value="14.7" calcext:value-type="float">
            <text:p>14,7</text:p>
          </table:table-cell>
          <table:table-cell table:formula="of:=RADIANS(-[rf.B329])" office:value-type="float" office:value="-0.256563400043166" calcext:value-type="float">
            <text:p>-0,256563400043166</text:p>
          </table:table-cell>
          <table:table-cell table:formula="of:=COS([rf.$B$6])*servo_saver_arm_length*COS([rf.C329])-SIN([rf.$B$6])*servo_saver_arm_length*SIN([rf.C329])+[rf.$B$24]" office:value-type="float" office:value="358.476284044414" calcext:value-type="float">
            <text:p>358,476284044414</text:p>
          </table:table-cell>
          <table:table-cell table:formula="of:=COS([rf.$B$6])*servo_saver_arm_length*SIN([rf.C329])+SIN([rf.$B$6])*servo_saver_arm_length*COS([rf.C329])+[rf.$C$24]" office:value-type="float" office:value="-4.06012711335689" calcext:value-type="float">
            <text:p>-4,06012711335689</text:p>
          </table:table-cell>
          <table:table-cell table:formula="of:=[$rf.D329]-[$rf.$B$14]" office:value-type="float" office:value="58.476284044414" calcext:value-type="float">
            <text:p>58,476284044414</text:p>
          </table:table-cell>
          <table:table-cell table:formula="of:=[rf.E329]-[$rf.$C$14]" office:value-type="float" office:value="90.9398728866431" calcext:value-type="float">
            <text:p>90,9398728866431</text:p>
          </table:table-cell>
          <table:table-cell table:style-name="Default" table:formula="of:=SQRT([rf.F329]^2+[rf.G329]^2)" office:value-type="float" office:value="108.11815886465" calcext:value-type="float">
            <text:p>108,11815886465</text:p>
          </table:table-cell>
          <table:table-cell table:formula="of:=([rf.H329]^2-[rf.$B$42]^2+[rf.$B$43]^2)/(2*[rf.H329])" office:value-type="float" office:value="1.05215614436082" calcext:value-type="float">
            <text:p>1,05215614436082</text:p>
          </table:table-cell>
          <table:table-cell table:formula="of:=ACOS([rf.I329]/[rf.$B$43])" office:value-type="float" office:value="1.52067266760035" calcext:value-type="float">
            <text:p>1,52067266760035</text:p>
          </table:table-cell>
          <table:table-cell table:style-name="ce17" table:formula="of:=ASIN([rf.F329]/[rf.H329])" office:value-type="float" office:value="0.571453693814606" calcext:value-type="float">
            <text:p>0,571453693814606</text:p>
          </table:table-cell>
          <table:table-cell table:style-name="ce17" table:formula="of:=IF(0.5*PI()-[rf.$B$9]&gt;[rf.K329];1;-1)" office:value-type="float" office:value="1" calcext:value-type="float">
            <text:p>1</text:p>
          </table:table-cell>
          <table:table-cell table:style-name="ce17" table:formula="of:=0.5*PI()-([rf.J329]*[rf.L329]+[rf.K329])" office:value-type="float" office:value="-0.521330034620055" calcext:value-type="float">
            <text:p>-0,521330034620055</text:p>
          </table:table-cell>
          <table:table-cell table:style-name="ce17" table:formula="of:=[rf.M329]-[rf.$B$8]" office:value-type="float" office:value="-0.189717476741132" calcext:value-type="float">
            <text:p>-0,189717476741132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rf.A330]*analyze_resolution" office:value-type="float" office:value="14.85" calcext:value-type="float">
            <text:p>14,85</text:p>
          </table:table-cell>
          <table:table-cell table:formula="of:=RADIANS(-[rf.B330])" office:value-type="float" office:value="-0.259181393921158" calcext:value-type="float">
            <text:p>-0,259181393921158</text:p>
          </table:table-cell>
          <table:table-cell table:formula="of:=COS([rf.$B$6])*servo_saver_arm_length*COS([rf.C330])-SIN([rf.$B$6])*servo_saver_arm_length*SIN([rf.C330])+[rf.$B$24]" office:value-type="float" office:value="358.465601632271" calcext:value-type="float">
            <text:p>358,465601632271</text:p>
          </table:table-cell>
          <table:table-cell table:formula="of:=COS([rf.$B$6])*servo_saver_arm_length*SIN([rf.C330])+SIN([rf.$B$6])*servo_saver_arm_length*COS([rf.C330])+[rf.$C$24]" office:value-type="float" office:value="-4.10062997012795" calcext:value-type="float">
            <text:p>-4,10062997012795</text:p>
          </table:table-cell>
          <table:table-cell table:formula="of:=[$rf.D330]-[$rf.$B$14]" office:value-type="float" office:value="58.4656016322705" calcext:value-type="float">
            <text:p>58,4656016322705</text:p>
          </table:table-cell>
          <table:table-cell table:formula="of:=[rf.E330]-[$rf.$C$14]" office:value-type="float" office:value="90.8993700298721" calcext:value-type="float">
            <text:p>90,8993700298721</text:p>
          </table:table-cell>
          <table:table-cell table:style-name="Default" table:formula="of:=SQRT([rf.F330]^2+[rf.G330]^2)" office:value-type="float" office:value="108.078314411592" calcext:value-type="float">
            <text:p>108,078314411592</text:p>
          </table:table-cell>
          <table:table-cell table:formula="of:=([rf.H330]^2-[rf.$B$42]^2+[rf.$B$43]^2)/(2*[rf.H330])" office:value-type="float" office:value="1.01269223753978" calcext:value-type="float">
            <text:p>1,01269223753978</text:p>
          </table:table-cell>
          <table:table-cell table:formula="of:=ACOS([rf.I330]/[rf.$B$43])" office:value-type="float" office:value="1.52255417672287" calcext:value-type="float">
            <text:p>1,52255417672287</text:p>
          </table:table-cell>
          <table:table-cell table:style-name="ce17" table:formula="of:=ASIN([rf.F330]/[rf.H330])" office:value-type="float" office:value="0.571573246408198" calcext:value-type="float">
            <text:p>0,571573246408198</text:p>
          </table:table-cell>
          <table:table-cell table:style-name="ce17" table:formula="of:=IF(0.5*PI()-[rf.$B$9]&gt;[rf.K330];1;-1)" office:value-type="float" office:value="1" calcext:value-type="float">
            <text:p>1</text:p>
          </table:table-cell>
          <table:table-cell table:style-name="ce17" table:formula="of:=0.5*PI()-([rf.J330]*[rf.L330]+[rf.K330])" office:value-type="float" office:value="-0.523331096336171" calcext:value-type="float">
            <text:p>-0,523331096336171</text:p>
          </table:table-cell>
          <table:table-cell table:style-name="ce17" table:formula="of:=[rf.M330]-[rf.$B$8]" office:value-type="float" office:value="-0.191718538457248" calcext:value-type="float">
            <text:p>-0,191718538457248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rf.A331]*analyze_resolution" office:value-type="float" office:value="15" calcext:value-type="float">
            <text:p>15</text:p>
          </table:table-cell>
          <table:table-cell table:formula="of:=RADIANS(-[rf.B331])" office:value-type="float" office:value="-0.261799387799149" calcext:value-type="float">
            <text:p>-0,261799387799149</text:p>
          </table:table-cell>
          <table:table-cell table:formula="of:=COS([rf.$B$6])*servo_saver_arm_length*COS([rf.C331])-SIN([rf.$B$6])*servo_saver_arm_length*SIN([rf.C331])+[rf.$B$24]" office:value-type="float" office:value="358.454813220625" calcext:value-type="float">
            <text:p>358,454813220625</text:p>
          </table:table-cell>
          <table:table-cell table:formula="of:=COS([rf.$B$6])*servo_saver_arm_length*SIN([rf.C331])+SIN([rf.$B$6])*servo_saver_arm_length*COS([rf.C331])+[rf.$C$24]" office:value-type="float" office:value="-4.14110472164033" calcext:value-type="float">
            <text:p>-4,14110472164033</text:p>
          </table:table-cell>
          <table:table-cell table:formula="of:=[$rf.D331]-[$rf.$B$14]" office:value-type="float" office:value="58.4548132206251" calcext:value-type="float">
            <text:p>58,4548132206251</text:p>
          </table:table-cell>
          <table:table-cell table:formula="of:=[rf.E331]-[$rf.$C$14]" office:value-type="float" office:value="90.8588952783597" calcext:value-type="float">
            <text:p>90,8588952783597</text:p>
          </table:table-cell>
          <table:table-cell table:style-name="Default" table:formula="of:=SQRT([rf.F331]^2+[rf.G331]^2)" office:value-type="float" office:value="108.038437788882" calcext:value-type="float">
            <text:p>108,038437788882</text:p>
          </table:table-cell>
          <table:table-cell table:formula="of:=([rf.H331]^2-[rf.$B$42]^2+[rf.$B$43]^2)/(2*[rf.H331])" office:value-type="float" office:value="0.973182036952713" calcext:value-type="float">
            <text:p>0,973182036952713</text:p>
          </table:table-cell>
          <table:table-cell table:formula="of:=ACOS([rf.I331]/[rf.$B$43])" office:value-type="float" office:value="1.52443772178326" calcext:value-type="float">
            <text:p>1,52443772178326</text:p>
          </table:table-cell>
          <table:table-cell table:style-name="ce17" table:formula="of:=ASIN([rf.F331]/[rf.H331])" office:value-type="float" office:value="0.57169192131576" calcext:value-type="float">
            <text:p>0,57169192131576</text:p>
          </table:table-cell>
          <table:table-cell table:style-name="ce17" table:formula="of:=IF(0.5*PI()-[rf.$B$9]&gt;[rf.K331];1;-1)" office:value-type="float" office:value="1" calcext:value-type="float">
            <text:p>1</text:p>
          </table:table-cell>
          <table:table-cell table:style-name="ce17" table:formula="of:=0.5*PI()-([rf.J331]*[rf.L331]+[rf.K331])" office:value-type="float" office:value="-0.525333316304128" calcext:value-type="float">
            <text:p>-0,525333316304128</text:p>
          </table:table-cell>
          <table:table-cell table:style-name="ce17" table:formula="of:=[rf.M331]-[rf.$B$8]" office:value-type="float" office:value="-0.193720758425205" calcext:value-type="float">
            <text:p>-0,193720758425205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rf.A332]*analyze_resolution" office:value-type="float" office:value="15.15" calcext:value-type="float">
            <text:p>15,15</text:p>
          </table:table-cell>
          <table:table-cell table:formula="of:=RADIANS(-[rf.B332])" office:value-type="float" office:value="-0.264417381677141" calcext:value-type="float">
            <text:p>-0,264417381677141</text:p>
          </table:table-cell>
          <table:table-cell table:formula="of:=COS([rf.$B$6])*servo_saver_arm_length*COS([rf.C332])-SIN([rf.$B$6])*servo_saver_arm_length*SIN([rf.C332])+[rf.$B$24]" office:value-type="float" office:value="358.44391888342" calcext:value-type="float">
            <text:p>358,44391888342</text:p>
          </table:table-cell>
          <table:table-cell table:formula="of:=COS([rf.$B$6])*servo_saver_arm_length*SIN([rf.C332])+SIN([rf.$B$6])*servo_saver_arm_length*COS([rf.C332])+[rf.$C$24]" office:value-type="float" office:value="-4.18155109048463" calcext:value-type="float">
            <text:p>-4,18155109048463</text:p>
          </table:table-cell>
          <table:table-cell table:formula="of:=[$rf.D332]-[$rf.$B$14]" office:value-type="float" office:value="58.4439188834203" calcext:value-type="float">
            <text:p>58,4439188834203</text:p>
          </table:table-cell>
          <table:table-cell table:formula="of:=[rf.E332]-[$rf.$C$14]" office:value-type="float" office:value="90.8184489095154" calcext:value-type="float">
            <text:p>90,8184489095154</text:p>
          </table:table-cell>
          <table:table-cell table:style-name="Default" table:formula="of:=SQRT([rf.F332]^2+[rf.G332]^2)" office:value-type="float" office:value="107.998529234347" calcext:value-type="float">
            <text:p>107,998529234347</text:p>
          </table:table-cell>
          <table:table-cell table:formula="of:=([rf.H332]^2-[rf.$B$42]^2+[rf.$B$43]^2)/(2*[rf.H332])" office:value-type="float" office:value="0.933625727418642" calcext:value-type="float">
            <text:p>0,933625727418642</text:p>
          </table:table-cell>
          <table:table-cell table:formula="of:=ACOS([rf.I332]/[rf.$B$43])" office:value-type="float" office:value="1.52632330010889" calcext:value-type="float">
            <text:p>1,52632330010889</text:p>
          </table:table-cell>
          <table:table-cell table:style-name="ce17" table:formula="of:=ASIN([rf.F332]/[rf.H332])" office:value-type="float" office:value="0.571809716858576" calcext:value-type="float">
            <text:p>0,571809716858576</text:p>
          </table:table-cell>
          <table:table-cell table:style-name="ce17" table:formula="of:=IF(0.5*PI()-[rf.$B$9]&gt;[rf.K332];1;-1)" office:value-type="float" office:value="1" calcext:value-type="float">
            <text:p>1</text:p>
          </table:table-cell>
          <table:table-cell table:style-name="ce17" table:formula="of:=0.5*PI()-([rf.J332]*[rf.L332]+[rf.K332])" office:value-type="float" office:value="-0.527336690172572" calcext:value-type="float">
            <text:p>-0,527336690172572</text:p>
          </table:table-cell>
          <table:table-cell table:style-name="ce17" table:formula="of:=[rf.M332]-[rf.$B$8]" office:value-type="float" office:value="-0.19572413229365" calcext:value-type="float">
            <text:p>-0,19572413229365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rf.A333]*analyze_resolution" office:value-type="float" office:value="15.3" calcext:value-type="float">
            <text:p>15,3</text:p>
          </table:table-cell>
          <table:table-cell table:formula="of:=RADIANS(-[rf.B333])" office:value-type="float" office:value="-0.267035375555132" calcext:value-type="float">
            <text:p>-0,267035375555132</text:p>
          </table:table-cell>
          <table:table-cell table:formula="of:=COS([rf.$B$6])*servo_saver_arm_length*COS([rf.C333])-SIN([rf.$B$6])*servo_saver_arm_length*SIN([rf.C333])+[rf.$B$24]" office:value-type="float" office:value="358.432918695325" calcext:value-type="float">
            <text:p>358,432918695325</text:p>
          </table:table-cell>
          <table:table-cell table:formula="of:=COS([rf.$B$6])*servo_saver_arm_length*SIN([rf.C333])+SIN([rf.$B$6])*servo_saver_arm_length*COS([rf.C333])+[rf.$C$24]" office:value-type="float" office:value="-4.22196879944597" calcext:value-type="float">
            <text:p>-4,22196879944597</text:p>
          </table:table-cell>
          <table:table-cell table:formula="of:=[$rf.D333]-[$rf.$B$14]" office:value-type="float" office:value="58.4329186953248" calcext:value-type="float">
            <text:p>58,4329186953248</text:p>
          </table:table-cell>
          <table:table-cell table:formula="of:=[rf.E333]-[$rf.$C$14]" office:value-type="float" office:value="90.778031200554" calcext:value-type="float">
            <text:p>90,778031200554</text:p>
          </table:table-cell>
          <table:table-cell table:style-name="Default" table:formula="of:=SQRT([rf.F333]^2+[rf.G333]^2)" office:value-type="float" office:value="107.958588986255" calcext:value-type="float">
            <text:p>107,958588986255</text:p>
          </table:table-cell>
          <table:table-cell table:formula="of:=([rf.H333]^2-[rf.$B$42]^2+[rf.$B$43]^2)/(2*[rf.H333])" office:value-type="float" office:value="0.894023494410539" calcext:value-type="float">
            <text:p>0,894023494410539</text:p>
          </table:table-cell>
          <table:table-cell table:formula="of:=ACOS([rf.I333]/[rf.$B$43])" office:value-type="float" office:value="1.52821090904021" calcext:value-type="float">
            <text:p>1,52821090904021</text:p>
          </table:table-cell>
          <table:table-cell table:style-name="ce17" table:formula="of:=ASIN([rf.F333]/[rf.H333])" office:value-type="float" office:value="0.571926631359401" calcext:value-type="float">
            <text:p>0,571926631359401</text:p>
          </table:table-cell>
          <table:table-cell table:style-name="ce17" table:formula="of:=IF(0.5*PI()-[rf.$B$9]&gt;[rf.K333];1;-1)" office:value-type="float" office:value="1" calcext:value-type="float">
            <text:p>1</text:p>
          </table:table-cell>
          <table:table-cell table:style-name="ce17" table:formula="of:=0.5*PI()-([rf.J333]*[rf.L333]+[rf.K333])" office:value-type="float" office:value="-0.529341213604718" calcext:value-type="float">
            <text:p>-0,529341213604718</text:p>
          </table:table-cell>
          <table:table-cell table:style-name="ce17" table:formula="of:=[rf.M333]-[rf.$B$8]" office:value-type="float" office:value="-0.197728655725795" calcext:value-type="float">
            <text:p>-0,197728655725795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rf.A334]*analyze_resolution" office:value-type="float" office:value="15.45" calcext:value-type="float">
            <text:p>15,45</text:p>
          </table:table-cell>
          <table:table-cell table:formula="of:=RADIANS(-[rf.B334])" office:value-type="float" office:value="-0.269653369433124" calcext:value-type="float">
            <text:p>-0,269653369433124</text:p>
          </table:table-cell>
          <table:table-cell table:formula="of:=COS([rf.$B$6])*servo_saver_arm_length*COS([rf.C334])-SIN([rf.$B$6])*servo_saver_arm_length*SIN([rf.C334])+[rf.$B$24]" office:value-type="float" office:value="358.421812731732" calcext:value-type="float">
            <text:p>358,421812731732</text:p>
          </table:table-cell>
          <table:table-cell table:formula="of:=COS([rf.$B$6])*servo_saver_arm_length*SIN([rf.C334])+SIN([rf.$B$6])*servo_saver_arm_length*COS([rf.C334])+[rf.$C$24]" office:value-type="float" office:value="-4.26235757150588" calcext:value-type="float">
            <text:p>-4,26235757150588</text:p>
          </table:table-cell>
          <table:table-cell table:formula="of:=[$rf.D334]-[$rf.$B$14]" office:value-type="float" office:value="58.4218127317325" calcext:value-type="float">
            <text:p>58,4218127317325</text:p>
          </table:table-cell>
          <table:table-cell table:formula="of:=[rf.E334]-[$rf.$C$14]" office:value-type="float" office:value="90.7376424284941" calcext:value-type="float">
            <text:p>90,7376424284941</text:p>
          </table:table-cell>
          <table:table-cell table:style-name="Default" table:formula="of:=SQRT([rf.F334]^2+[rf.G334]^2)" office:value-type="float" office:value="107.918617283316" calcext:value-type="float">
            <text:p>107,918617283316</text:p>
          </table:table-cell>
          <table:table-cell table:formula="of:=([rf.H334]^2-[rf.$B$42]^2+[rf.$B$43]^2)/(2*[rf.H334])" office:value-type="float" office:value="0.854375524057209" calcext:value-type="float">
            <text:p>0,854375524057209</text:p>
          </table:table-cell>
          <table:table-cell table:formula="of:=ACOS([rf.I334]/[rf.$B$43])" office:value-type="float" office:value="1.53010054593069" calcext:value-type="float">
            <text:p>1,53010054593069</text:p>
          </table:table-cell>
          <table:table-cell table:style-name="ce17" table:formula="of:=ASIN([rf.F334]/[rf.H334])" office:value-type="float" office:value="0.572042663142479" calcext:value-type="float">
            <text:p>0,572042663142479</text:p>
          </table:table-cell>
          <table:table-cell table:style-name="ce17" table:formula="of:=IF(0.5*PI()-[rf.$B$9]&gt;[rf.K334];1;-1)" office:value-type="float" office:value="1" calcext:value-type="float">
            <text:p>1</text:p>
          </table:table-cell>
          <table:table-cell table:style-name="ce17" table:formula="of:=0.5*PI()-([rf.J334]*[rf.L334]+[rf.K334])" office:value-type="float" office:value="-0.531346882278274" calcext:value-type="float">
            <text:p>-0,531346882278274</text:p>
          </table:table-cell>
          <table:table-cell table:style-name="ce17" table:formula="of:=[rf.M334]-[rf.$B$8]" office:value-type="float" office:value="-0.199734324399351" calcext:value-type="float">
            <text:p>-0,199734324399351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rf.A335]*analyze_resolution" office:value-type="float" office:value="15.6" calcext:value-type="float">
            <text:p>15,6</text:p>
          </table:table-cell>
          <table:table-cell table:formula="of:=RADIANS(-[rf.B335])" office:value-type="float" office:value="-0.272271363311115" calcext:value-type="float">
            <text:p>-0,272271363311115</text:p>
          </table:table-cell>
          <table:table-cell table:formula="of:=COS([rf.$B$6])*servo_saver_arm_length*COS([rf.C335])-SIN([rf.$B$6])*servo_saver_arm_length*SIN([rf.C335])+[rf.$B$24]" office:value-type="float" office:value="358.410601068763" calcext:value-type="float">
            <text:p>358,410601068763</text:p>
          </table:table-cell>
          <table:table-cell table:formula="of:=COS([rf.$B$6])*servo_saver_arm_length*SIN([rf.C335])+SIN([rf.$B$6])*servo_saver_arm_length*COS([rf.C335])+[rf.$C$24]" office:value-type="float" office:value="-4.30271712984425" calcext:value-type="float">
            <text:p>-4,30271712984425</text:p>
          </table:table-cell>
          <table:table-cell table:formula="of:=[$rf.D335]-[$rf.$B$14]" office:value-type="float" office:value="58.4106010687625" calcext:value-type="float">
            <text:p>58,4106010687625</text:p>
          </table:table-cell>
          <table:table-cell table:formula="of:=[rf.E335]-[$rf.$C$14]" office:value-type="float" office:value="90.6972828701558" calcext:value-type="float">
            <text:p>90,6972828701558</text:p>
          </table:table-cell>
          <table:table-cell table:style-name="Default" table:formula="of:=SQRT([rf.F335]^2+[rf.G335]^2)" office:value-type="float" office:value="107.878614364679" calcext:value-type="float">
            <text:p>107,878614364679</text:p>
          </table:table-cell>
          <table:table-cell table:formula="of:=([rf.H335]^2-[rf.$B$42]^2+[rf.$B$43]^2)/(2*[rf.H335])" office:value-type="float" office:value="0.814682003144866" calcext:value-type="float">
            <text:p>0,814682003144866</text:p>
          </table:table-cell>
          <table:table-cell table:formula="of:=ACOS([rf.I335]/[rf.$B$43])" office:value-type="float" office:value="1.53199220814672" calcext:value-type="float">
            <text:p>1,53199220814672</text:p>
          </table:table-cell>
          <table:table-cell table:style-name="ce17" table:formula="of:=ASIN([rf.F335]/[rf.H335])" office:value-type="float" office:value="0.57215781053357" calcext:value-type="float">
            <text:p>0,57215781053357</text:p>
          </table:table-cell>
          <table:table-cell table:style-name="ce17" table:formula="of:=IF(0.5*PI()-[rf.$B$9]&gt;[rf.K335];1;-1)" office:value-type="float" office:value="1" calcext:value-type="float">
            <text:p>1</text:p>
          </table:table-cell>
          <table:table-cell table:style-name="ce17" table:formula="of:=0.5*PI()-([rf.J335]*[rf.L335]+[rf.K335])" office:value-type="float" office:value="-0.533353691885398" calcext:value-type="float">
            <text:p>-0,533353691885398</text:p>
          </table:table-cell>
          <table:table-cell table:style-name="ce17" table:formula="of:=[rf.M335]-[rf.$B$8]" office:value-type="float" office:value="-0.201741134006476" calcext:value-type="float">
            <text:p>-0,201741134006476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rf.A336]*analyze_resolution" office:value-type="float" office:value="15.75" calcext:value-type="float">
            <text:p>15,75</text:p>
          </table:table-cell>
          <table:table-cell table:formula="of:=RADIANS(-[rf.B336])" office:value-type="float" office:value="-0.274889357189107" calcext:value-type="float">
            <text:p>-0,274889357189107</text:p>
          </table:table-cell>
          <table:table-cell table:formula="of:=COS([rf.$B$6])*servo_saver_arm_length*COS([rf.C336])-SIN([rf.$B$6])*servo_saver_arm_length*SIN([rf.C336])+[rf.$B$24]" office:value-type="float" office:value="358.399283783258" calcext:value-type="float">
            <text:p>358,399283783258</text:p>
          </table:table-cell>
          <table:table-cell table:formula="of:=COS([rf.$B$6])*servo_saver_arm_length*SIN([rf.C336])+SIN([rf.$B$6])*servo_saver_arm_length*COS([rf.C336])+[rf.$C$24]" office:value-type="float" office:value="-4.34304719784119" calcext:value-type="float">
            <text:p>-4,34304719784119</text:p>
          </table:table-cell>
          <table:table-cell table:formula="of:=[$rf.D336]-[$rf.$B$14]" office:value-type="float" office:value="58.3992837832583" calcext:value-type="float">
            <text:p>58,3992837832583</text:p>
          </table:table-cell>
          <table:table-cell table:formula="of:=[rf.E336]-[$rf.$C$14]" office:value-type="float" office:value="90.6569528021588" calcext:value-type="float">
            <text:p>90,6569528021588</text:p>
          </table:table-cell>
          <table:table-cell table:style-name="Default" table:formula="of:=SQRT([rf.F336]^2+[rf.G336]^2)" office:value-type="float" office:value="107.838580469934" calcext:value-type="float">
            <text:p>107,838580469934</text:p>
          </table:table-cell>
          <table:table-cell table:formula="of:=([rf.H336]^2-[rf.$B$42]^2+[rf.$B$43]^2)/(2*[rf.H336])" office:value-type="float" office:value="0.77494311911886" calcext:value-type="float">
            <text:p>0,77494311911886</text:p>
          </table:table-cell>
          <table:table-cell table:formula="of:=ACOS([rf.I336]/[rf.$B$43])" office:value-type="float" office:value="1.53388589306757" calcext:value-type="float">
            <text:p>1,53388589306757</text:p>
          </table:table-cell>
          <table:table-cell table:style-name="ce17" table:formula="of:=ASIN([rf.F336]/[rf.H336])" office:value-type="float" office:value="0.572272071859967" calcext:value-type="float">
            <text:p>0,572272071859967</text:p>
          </table:table-cell>
          <table:table-cell table:style-name="ce17" table:formula="of:=IF(0.5*PI()-[rf.$B$9]&gt;[rf.K336];1;-1)" office:value-type="float" office:value="1" calcext:value-type="float">
            <text:p>1</text:p>
          </table:table-cell>
          <table:table-cell table:style-name="ce17" table:formula="of:=0.5*PI()-([rf.J336]*[rf.L336]+[rf.K336])" office:value-type="float" office:value="-0.535361638132637" calcext:value-type="float">
            <text:p>-0,535361638132637</text:p>
          </table:table-cell>
          <table:table-cell table:style-name="ce17" table:formula="of:=[rf.M336]-[rf.$B$8]" office:value-type="float" office:value="-0.203749080253715" calcext:value-type="float">
            <text:p>-0,203749080253715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rf.A337]*analyze_resolution" office:value-type="float" office:value="15.9" calcext:value-type="float">
            <text:p>15,9</text:p>
          </table:table-cell>
          <table:table-cell table:formula="of:=RADIANS(-[rf.B337])" office:value-type="float" office:value="-0.277507351067098" calcext:value-type="float">
            <text:p>-0,277507351067098</text:p>
          </table:table-cell>
          <table:table-cell table:formula="of:=COS([rf.$B$6])*servo_saver_arm_length*COS([rf.C337])-SIN([rf.$B$6])*servo_saver_arm_length*SIN([rf.C337])+[rf.$B$24]" office:value-type="float" office:value="358.387860952787" calcext:value-type="float">
            <text:p>358,387860952787</text:p>
          </table:table-cell>
          <table:table-cell table:formula="of:=COS([rf.$B$6])*servo_saver_arm_length*SIN([rf.C337])+SIN([rf.$B$6])*servo_saver_arm_length*COS([rf.C337])+[rf.$C$24]" office:value-type="float" office:value="-4.38334749907892" calcext:value-type="float">
            <text:p>-4,38334749907892</text:p>
          </table:table-cell>
          <table:table-cell table:formula="of:=[$rf.D337]-[$rf.$B$14]" office:value-type="float" office:value="58.3878609527874" calcext:value-type="float">
            <text:p>58,3878609527874</text:p>
          </table:table-cell>
          <table:table-cell table:formula="of:=[rf.E337]-[$rf.$C$14]" office:value-type="float" office:value="90.6166525009211" calcext:value-type="float">
            <text:p>90,6166525009211</text:p>
          </table:table-cell>
          <table:table-cell table:style-name="Default" table:formula="of:=SQRT([rf.F337]^2+[rf.G337]^2)" office:value-type="float" office:value="107.798515839109" calcext:value-type="float">
            <text:p>107,798515839109</text:p>
          </table:table-cell>
          <table:table-cell table:formula="of:=([rf.H337]^2-[rf.$B$42]^2+[rf.$B$43]^2)/(2*[rf.H337])" office:value-type="float" office:value="0.735159060085443" calcext:value-type="float">
            <text:p>0,735159060085443</text:p>
          </table:table-cell>
          <table:table-cell table:formula="of:=ACOS([rf.I337]/[rf.$B$43])" office:value-type="float" office:value="1.53578159808524" calcext:value-type="float">
            <text:p>1,53578159808524</text:p>
          </table:table-cell>
          <table:table-cell table:style-name="ce17" table:formula="of:=ASIN([rf.F337]/[rf.H337])" office:value-type="float" office:value="0.572385445450517" calcext:value-type="float">
            <text:p>0,572385445450517</text:p>
          </table:table-cell>
          <table:table-cell table:style-name="ce17" table:formula="of:=IF(0.5*PI()-[rf.$B$9]&gt;[rf.K337];1;-1)" office:value-type="float" office:value="1" calcext:value-type="float">
            <text:p>1</text:p>
          </table:table-cell>
          <table:table-cell table:style-name="ce17" table:formula="of:=0.5*PI()-([rf.J337]*[rf.L337]+[rf.K337])" office:value-type="float" office:value="-0.537370716740861" calcext:value-type="float">
            <text:p>-0,537370716740861</text:p>
          </table:table-cell>
          <table:table-cell table:style-name="ce17" table:formula="of:=[rf.M337]-[rf.$B$8]" office:value-type="float" office:value="-0.205758158861938" calcext:value-type="float">
            <text:p>-0,205758158861938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rf.A338]*analyze_resolution" office:value-type="float" office:value="16.05" calcext:value-type="float">
            <text:p>16,05</text:p>
          </table:table-cell>
          <table:table-cell table:formula="of:=RADIANS(-[rf.B338])" office:value-type="float" office:value="-0.28012534494509" calcext:value-type="float">
            <text:p>-0,28012534494509</text:p>
          </table:table-cell>
          <table:table-cell table:formula="of:=COS([rf.$B$6])*servo_saver_arm_length*COS([rf.C338])-SIN([rf.$B$6])*servo_saver_arm_length*SIN([rf.C338])+[rf.$B$24]" office:value-type="float" office:value="358.37633265564" calcext:value-type="float">
            <text:p>358,37633265564</text:p>
          </table:table-cell>
          <table:table-cell table:formula="of:=COS([rf.$B$6])*servo_saver_arm_length*SIN([rf.C338])+SIN([rf.$B$6])*servo_saver_arm_length*COS([rf.C338])+[rf.$C$24]" office:value-type="float" office:value="-4.42361775734369" calcext:value-type="float">
            <text:p>-4,42361775734369</text:p>
          </table:table-cell>
          <table:table-cell table:formula="of:=[$rf.D338]-[$rf.$B$14]" office:value-type="float" office:value="58.3763326556404" calcext:value-type="float">
            <text:p>58,3763326556404</text:p>
          </table:table-cell>
          <table:table-cell table:formula="of:=[rf.E338]-[$rf.$C$14]" office:value-type="float" office:value="90.5763822426563" calcext:value-type="float">
            <text:p>90,5763822426563</text:p>
          </table:table-cell>
          <table:table-cell table:style-name="Default" table:formula="of:=SQRT([rf.F338]^2+[rf.G338]^2)" office:value-type="float" office:value="107.758420712675" calcext:value-type="float">
            <text:p>107,758420712675</text:p>
          </table:table-cell>
          <table:table-cell table:formula="of:=([rf.H338]^2-[rf.$B$42]^2+[rf.$B$43]^2)/(2*[rf.H338])" office:value-type="float" office:value="0.695330014813392" calcext:value-type="float">
            <text:p>0,695330014813392</text:p>
          </table:table-cell>
          <table:table-cell table:formula="of:=ACOS([rf.I338]/[rf.$B$43])" office:value-type="float" office:value="1.53767932060446" calcext:value-type="float">
            <text:p>1,53767932060446</text:p>
          </table:table-cell>
          <table:table-cell table:style-name="ce17" table:formula="of:=ASIN([rf.F338]/[rf.H338])" office:value-type="float" office:value="0.572497929635651" calcext:value-type="float">
            <text:p>0,572497929635651</text:p>
          </table:table-cell>
          <table:table-cell table:style-name="ce17" table:formula="of:=IF(0.5*PI()-[rf.$B$9]&gt;[rf.K338];1;-1)" office:value-type="float" office:value="1" calcext:value-type="float">
            <text:p>1</text:p>
          </table:table-cell>
          <table:table-cell table:style-name="ce17" table:formula="of:=0.5*PI()-([rf.J338]*[rf.L338]+[rf.K338])" office:value-type="float" office:value="-0.539380923445211" calcext:value-type="float">
            <text:p>-0,539380923445211</text:p>
          </table:table-cell>
          <table:table-cell table:style-name="ce17" table:formula="of:=[rf.M338]-[rf.$B$8]" office:value-type="float" office:value="-0.207768365566288" calcext:value-type="float">
            <text:p>-0,207768365566288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rf.A339]*analyze_resolution" office:value-type="float" office:value="16.2" calcext:value-type="float">
            <text:p>16,2</text:p>
          </table:table-cell>
          <table:table-cell table:formula="of:=RADIANS(-[rf.B339])" office:value-type="float" office:value="-0.282743338823081" calcext:value-type="float">
            <text:p>-0,282743338823081</text:p>
          </table:table-cell>
          <table:table-cell table:formula="of:=COS([rf.$B$6])*servo_saver_arm_length*COS([rf.C339])-SIN([rf.$B$6])*servo_saver_arm_length*SIN([rf.C339])+[rf.$B$24]" office:value-type="float" office:value="358.364698970831" calcext:value-type="float">
            <text:p>358,364698970831</text:p>
          </table:table-cell>
          <table:table-cell table:formula="of:=COS([rf.$B$6])*servo_saver_arm_length*SIN([rf.C339])+SIN([rf.$B$6])*servo_saver_arm_length*COS([rf.C339])+[rf.$C$24]" office:value-type="float" office:value="-4.46385769662767" calcext:value-type="float">
            <text:p>-4,46385769662767</text:p>
          </table:table-cell>
          <table:table-cell table:formula="of:=[$rf.D339]-[$rf.$B$14]" office:value-type="float" office:value="58.3646989708311" calcext:value-type="float">
            <text:p>58,3646989708311</text:p>
          </table:table-cell>
          <table:table-cell table:formula="of:=[rf.E339]-[$rf.$C$14]" office:value-type="float" office:value="90.5361423033723" calcext:value-type="float">
            <text:p>90,5361423033723</text:p>
          </table:table-cell>
          <table:table-cell table:style-name="Default" table:formula="of:=SQRT([rf.F339]^2+[rf.G339]^2)" office:value-type="float" office:value="107.718295331537" calcext:value-type="float">
            <text:p>107,718295331537</text:p>
          </table:table-cell>
          <table:table-cell table:formula="of:=([rf.H339]^2-[rf.$B$42]^2+[rf.$B$43]^2)/(2*[rf.H339])" office:value-type="float" office:value="0.655456172735818" calcext:value-type="float">
            <text:p>0,655456172735818</text:p>
          </table:table-cell>
          <table:table-cell table:formula="of:=ACOS([rf.I339]/[rf.$B$43])" office:value-type="float" office:value="1.53957905804254" calcext:value-type="float">
            <text:p>1,53957905804254</text:p>
          </table:table-cell>
          <table:table-cell table:style-name="ce17" table:formula="of:=ASIN([rf.F339]/[rf.H339])" office:value-type="float" office:value="0.572609522747397" calcext:value-type="float">
            <text:p>0,572609522747397</text:p>
          </table:table-cell>
          <table:table-cell table:style-name="ce17" table:formula="of:=IF(0.5*PI()-[rf.$B$9]&gt;[rf.K339];1;-1)" office:value-type="float" office:value="1" calcext:value-type="float">
            <text:p>1</text:p>
          </table:table-cell>
          <table:table-cell table:style-name="ce17" table:formula="of:=0.5*PI()-([rf.J339]*[rf.L339]+[rf.K339])" office:value-type="float" office:value="-0.541392253995041" calcext:value-type="float">
            <text:p>-0,541392253995041</text:p>
          </table:table-cell>
          <table:table-cell table:style-name="ce17" table:formula="of:=[rf.M339]-[rf.$B$8]" office:value-type="float" office:value="-0.209779696116118" calcext:value-type="float">
            <text:p>-0,209779696116118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rf.A340]*analyze_resolution" office:value-type="float" office:value="16.35" calcext:value-type="float">
            <text:p>16,35</text:p>
          </table:table-cell>
          <table:table-cell table:formula="of:=RADIANS(-[rf.B340])" office:value-type="float" office:value="-0.285361332701073" calcext:value-type="float">
            <text:p>-0,285361332701073</text:p>
          </table:table-cell>
          <table:table-cell table:formula="of:=COS([rf.$B$6])*servo_saver_arm_length*COS([rf.C340])-SIN([rf.$B$6])*servo_saver_arm_length*SIN([rf.C340])+[rf.$B$24]" office:value-type="float" office:value="358.352959978095" calcext:value-type="float">
            <text:p>358,352959978095</text:p>
          </table:table-cell>
          <table:table-cell table:formula="of:=COS([rf.$B$6])*servo_saver_arm_length*SIN([rf.C340])+SIN([rf.$B$6])*servo_saver_arm_length*COS([rf.C340])+[rf.$C$24]" office:value-type="float" office:value="-4.50406704113081" calcext:value-type="float">
            <text:p>-4,50406704113081</text:p>
          </table:table-cell>
          <table:table-cell table:formula="of:=[$rf.D340]-[$rf.$B$14]" office:value-type="float" office:value="58.3529599780954" calcext:value-type="float">
            <text:p>58,3529599780954</text:p>
          </table:table-cell>
          <table:table-cell table:formula="of:=[rf.E340]-[$rf.$C$14]" office:value-type="float" office:value="90.4959329588692" calcext:value-type="float">
            <text:p>90,4959329588692</text:p>
          </table:table-cell>
          <table:table-cell table:style-name="Default" table:formula="of:=SQRT([rf.F340]^2+[rf.G340]^2)" office:value-type="float" office:value="107.678139937043" calcext:value-type="float">
            <text:p>107,678139937043</text:p>
          </table:table-cell>
          <table:table-cell table:formula="of:=([rf.H340]^2-[rf.$B$42]^2+[rf.$B$43]^2)/(2*[rf.H340])" office:value-type="float" office:value="0.61553772395169" calcext:value-type="float">
            <text:p>0,61553772395169</text:p>
          </table:table-cell>
          <table:table-cell table:formula="of:=ACOS([rf.I340]/[rf.$B$43])" office:value-type="float" office:value="1.54148080782935" calcext:value-type="float">
            <text:p>1,54148080782935</text:p>
          </table:table-cell>
          <table:table-cell table:style-name="ce17" table:formula="of:=ASIN([rf.F340]/[rf.H340])" office:value-type="float" office:value="0.572720223119409" calcext:value-type="float">
            <text:p>0,572720223119409</text:p>
          </table:table-cell>
          <table:table-cell table:style-name="ce17" table:formula="of:=IF(0.5*PI()-[rf.$B$9]&gt;[rf.K340];1;-1)" office:value-type="float" office:value="1" calcext:value-type="float">
            <text:p>1</text:p>
          </table:table-cell>
          <table:table-cell table:style-name="ce17" table:formula="of:=0.5*PI()-([rf.J340]*[rf.L340]+[rf.K340])" office:value-type="float" office:value="-0.543404704153859" calcext:value-type="float">
            <text:p>-0,543404704153859</text:p>
          </table:table-cell>
          <table:table-cell table:style-name="ce17" table:formula="of:=[rf.M340]-[rf.$B$8]" office:value-type="float" office:value="-0.211792146274936" calcext:value-type="float">
            <text:p>-0,211792146274936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rf.A341]*analyze_resolution" office:value-type="float" office:value="16.5" calcext:value-type="float">
            <text:p>16,5</text:p>
          </table:table-cell>
          <table:table-cell table:formula="of:=RADIANS(-[rf.B341])" office:value-type="float" office:value="-0.287979326579064" calcext:value-type="float">
            <text:p>-0,287979326579064</text:p>
          </table:table-cell>
          <table:table-cell table:formula="of:=COS([rf.$B$6])*servo_saver_arm_length*COS([rf.C341])-SIN([rf.$B$6])*servo_saver_arm_length*SIN([rf.C341])+[rf.$B$24]" office:value-type="float" office:value="358.341115757891" calcext:value-type="float">
            <text:p>358,341115757891</text:p>
          </table:table-cell>
          <table:table-cell table:formula="of:=COS([rf.$B$6])*servo_saver_arm_length*SIN([rf.C341])+SIN([rf.$B$6])*servo_saver_arm_length*COS([rf.C341])+[rf.$C$24]" office:value-type="float" office:value="-4.54424551526276" calcext:value-type="float">
            <text:p>-4,54424551526276</text:p>
          </table:table-cell>
          <table:table-cell table:formula="of:=[$rf.D341]-[$rf.$B$14]" office:value-type="float" office:value="58.3411157578911" calcext:value-type="float">
            <text:p>58,3411157578911</text:p>
          </table:table-cell>
          <table:table-cell table:formula="of:=[rf.E341]-[$rf.$C$14]" office:value-type="float" office:value="90.4557544847372" calcext:value-type="float">
            <text:p>90,4557544847372</text:p>
          </table:table-cell>
          <table:table-cell table:style-name="Default" table:formula="of:=SQRT([rf.F341]^2+[rf.G341]^2)" office:value-type="float" office:value="107.637954770976" calcext:value-type="float">
            <text:p>107,637954770976</text:p>
          </table:table-cell>
          <table:table-cell table:formula="of:=([rf.H341]^2-[rf.$B$42]^2+[rf.$B$43]^2)/(2*[rf.H341])" office:value-type="float" office:value="0.575574859227872" calcext:value-type="float">
            <text:p>0,575574859227872</text:p>
          </table:table-cell>
          <table:table-cell table:formula="of:=ACOS([rf.I341]/[rf.$B$43])" office:value-type="float" office:value="1.54338456740717" calcext:value-type="float">
            <text:p>1,54338456740717</text:p>
          </table:table-cell>
          <table:table-cell table:style-name="ce17" table:formula="of:=ASIN([rf.F341]/[rf.H341])" office:value-type="float" office:value="0.572830029086988" calcext:value-type="float">
            <text:p>0,572830029086988</text:p>
          </table:table-cell>
          <table:table-cell table:style-name="ce17" table:formula="of:=IF(0.5*PI()-[rf.$B$9]&gt;[rf.K341];1;-1)" office:value-type="float" office:value="1" calcext:value-type="float">
            <text:p>1</text:p>
          </table:table-cell>
          <table:table-cell table:style-name="ce17" table:formula="of:=0.5*PI()-([rf.J341]*[rf.L341]+[rf.K341])" office:value-type="float" office:value="-0.545418269699261" calcext:value-type="float">
            <text:p>-0,545418269699261</text:p>
          </table:table-cell>
          <table:table-cell table:style-name="ce17" table:formula="of:=[rf.M341]-[rf.$B$8]" office:value-type="float" office:value="-0.213805711820338" calcext:value-type="float">
            <text:p>-0,213805711820338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rf.A342]*analyze_resolution" office:value-type="float" office:value="16.65" calcext:value-type="float">
            <text:p>16,65</text:p>
          </table:table-cell>
          <table:table-cell table:formula="of:=RADIANS(-[rf.B342])" office:value-type="float" office:value="-0.290597320457056" calcext:value-type="float">
            <text:p>-0,290597320457056</text:p>
          </table:table-cell>
          <table:table-cell table:formula="of:=COS([rf.$B$6])*servo_saver_arm_length*COS([rf.C342])-SIN([rf.$B$6])*servo_saver_arm_length*SIN([rf.C342])+[rf.$B$24]" office:value-type="float" office:value="358.329166391397" calcext:value-type="float">
            <text:p>358,329166391397</text:p>
          </table:table-cell>
          <table:table-cell table:formula="of:=COS([rf.$B$6])*servo_saver_arm_length*SIN([rf.C342])+SIN([rf.$B$6])*servo_saver_arm_length*COS([rf.C342])+[rf.$C$24]" office:value-type="float" office:value="-4.58439284364477" calcext:value-type="float">
            <text:p>-4,58439284364477</text:p>
          </table:table-cell>
          <table:table-cell table:formula="of:=[$rf.D342]-[$rf.$B$14]" office:value-type="float" office:value="58.3291663913971" calcext:value-type="float">
            <text:p>58,3291663913971</text:p>
          </table:table-cell>
          <table:table-cell table:formula="of:=[rf.E342]-[$rf.$C$14]" office:value-type="float" office:value="90.4156071563552" calcext:value-type="float">
            <text:p>90,4156071563552</text:p>
          </table:table-cell>
          <table:table-cell table:style-name="Default" table:formula="of:=SQRT([rf.F342]^2+[rf.G342]^2)" office:value-type="float" office:value="107.597740075559" calcext:value-type="float">
            <text:p>107,597740075559</text:p>
          </table:table-cell>
          <table:table-cell table:formula="of:=([rf.H342]^2-[rf.$B$42]^2+[rf.$B$43]^2)/(2*[rf.H342])" office:value-type="float" office:value="0.535567770000377" calcext:value-type="float">
            <text:p>0,535567770000377</text:p>
          </table:table-cell>
          <table:table-cell table:formula="of:=ACOS([rf.I342]/[rf.$B$43])" office:value-type="float" office:value="1.54529033423069" calcext:value-type="float">
            <text:p>1,54529033423069</text:p>
          </table:table-cell>
          <table:table-cell table:style-name="ce17" table:formula="of:=ASIN([rf.F342]/[rf.H342])" office:value-type="float" office:value="0.5729389389871" calcext:value-type="float">
            <text:p>0,5729389389871</text:p>
          </table:table-cell>
          <table:table-cell table:style-name="ce17" table:formula="of:=IF(0.5*PI()-[rf.$B$9]&gt;[rf.K342];1;-1)" office:value-type="float" office:value="1" calcext:value-type="float">
            <text:p>1</text:p>
          </table:table-cell>
          <table:table-cell table:style-name="ce17" table:formula="of:=0.5*PI()-([rf.J342]*[rf.L342]+[rf.K342])" office:value-type="float" office:value="-0.54743294642289" calcext:value-type="float">
            <text:p>-0,54743294642289</text:p>
          </table:table-cell>
          <table:table-cell table:style-name="ce17" table:formula="of:=[rf.M342]-[rf.$B$8]" office:value-type="float" office:value="-0.215820388543967" calcext:value-type="float">
            <text:p>-0,215820388543967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rf.A343]*analyze_resolution" office:value-type="float" office:value="16.8" calcext:value-type="float">
            <text:p>16,8</text:p>
          </table:table-cell>
          <table:table-cell table:formula="of:=RADIANS(-[rf.B343])" office:value-type="float" office:value="-0.293215314335047" calcext:value-type="float">
            <text:p>-0,293215314335047</text:p>
          </table:table-cell>
          <table:table-cell table:formula="of:=COS([rf.$B$6])*servo_saver_arm_length*COS([rf.C343])-SIN([rf.$B$6])*servo_saver_arm_length*SIN([rf.C343])+[rf.$B$24]" office:value-type="float" office:value="358.317111960513" calcext:value-type="float">
            <text:p>358,317111960513</text:p>
          </table:table-cell>
          <table:table-cell table:formula="of:=COS([rf.$B$6])*servo_saver_arm_length*SIN([rf.C343])+SIN([rf.$B$6])*servo_saver_arm_length*COS([rf.C343])+[rf.$C$24]" office:value-type="float" office:value="-4.62450875111155" calcext:value-type="float">
            <text:p>-4,62450875111155</text:p>
          </table:table-cell>
          <table:table-cell table:formula="of:=[$rf.D343]-[$rf.$B$14]" office:value-type="float" office:value="58.3171119605131" calcext:value-type="float">
            <text:p>58,3171119605131</text:p>
          </table:table-cell>
          <table:table-cell table:formula="of:=[rf.E343]-[$rf.$C$14]" office:value-type="float" office:value="90.3754912488884" calcext:value-type="float">
            <text:p>90,3754912488884</text:p>
          </table:table-cell>
          <table:table-cell table:style-name="Default" table:formula="of:=SQRT([rf.F343]^2+[rf.G343]^2)" office:value-type="float" office:value="107.557496093452" calcext:value-type="float">
            <text:p>107,557496093452</text:p>
          </table:table-cell>
          <table:table-cell table:formula="of:=([rf.H343]^2-[rf.$B$42]^2+[rf.$B$43]^2)/(2*[rf.H343])" office:value-type="float" office:value="0.495516648376462" calcext:value-type="float">
            <text:p>0,495516648376462</text:p>
          </table:table-cell>
          <table:table-cell table:formula="of:=ACOS([rf.I343]/[rf.$B$43])" office:value-type="float" office:value="1.54719810576685" calcext:value-type="float">
            <text:p>1,54719810576685</text:p>
          </table:table-cell>
          <table:table-cell table:style-name="ce17" table:formula="of:=ASIN([rf.F343]/[rf.H343])" office:value-type="float" office:value="0.573046951158408" calcext:value-type="float">
            <text:p>0,573046951158408</text:p>
          </table:table-cell>
          <table:table-cell table:style-name="ce17" table:formula="of:=IF(0.5*PI()-[rf.$B$9]&gt;[rf.K343];1;-1)" office:value-type="float" office:value="1" calcext:value-type="float">
            <text:p>1</text:p>
          </table:table-cell>
          <table:table-cell table:style-name="ce17" table:formula="of:=0.5*PI()-([rf.J343]*[rf.L343]+[rf.K343])" office:value-type="float" office:value="-0.549448730130359" calcext:value-type="float">
            <text:p>-0,549448730130359</text:p>
          </table:table-cell>
          <table:table-cell table:style-name="ce17" table:formula="of:=[rf.M343]-[rf.$B$8]" office:value-type="float" office:value="-0.217836172251436" calcext:value-type="float">
            <text:p>-0,217836172251436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rf.A344]*analyze_resolution" office:value-type="float" office:value="16.95" calcext:value-type="float">
            <text:p>16,95</text:p>
          </table:table-cell>
          <table:table-cell table:formula="of:=RADIANS(-[rf.B344])" office:value-type="float" office:value="-0.295833308213039" calcext:value-type="float">
            <text:p>-0,295833308213039</text:p>
          </table:table-cell>
          <table:table-cell table:formula="of:=COS([rf.$B$6])*servo_saver_arm_length*COS([rf.C344])-SIN([rf.$B$6])*servo_saver_arm_length*SIN([rf.C344])+[rf.$B$24]" office:value-type="float" office:value="358.304952547859" calcext:value-type="float">
            <text:p>358,304952547859</text:p>
          </table:table-cell>
          <table:table-cell table:formula="of:=COS([rf.$B$6])*servo_saver_arm_length*SIN([rf.C344])+SIN([rf.$B$6])*servo_saver_arm_length*COS([rf.C344])+[rf.$C$24]" office:value-type="float" office:value="-4.66459296271314" calcext:value-type="float">
            <text:p>-4,66459296271314</text:p>
          </table:table-cell>
          <table:table-cell table:formula="of:=[$rf.D344]-[$rf.$B$14]" office:value-type="float" office:value="58.3049525478587" calcext:value-type="float">
            <text:p>58,3049525478587</text:p>
          </table:table-cell>
          <table:table-cell table:formula="of:=[rf.E344]-[$rf.$C$14]" office:value-type="float" office:value="90.3354070372869" calcext:value-type="float">
            <text:p>90,3354070372869</text:p>
          </table:table-cell>
          <table:table-cell table:style-name="Default" table:formula="of:=SQRT([rf.F344]^2+[rf.G344]^2)" office:value-type="float" office:value="107.51722306775" calcext:value-type="float">
            <text:p>107,51722306775</text:p>
          </table:table-cell>
          <table:table-cell table:formula="of:=([rf.H344]^2-[rf.$B$42]^2+[rf.$B$43]^2)/(2*[rf.H344])" office:value-type="float" office:value="0.455421687136077" calcext:value-type="float">
            <text:p>0,455421687136077</text:p>
          </table:table-cell>
          <table:table-cell table:formula="of:=ACOS([rf.I344]/[rf.$B$43])" office:value-type="float" office:value="1.54910787949482" calcext:value-type="float">
            <text:p>1,54910787949482</text:p>
          </table:table-cell>
          <table:table-cell table:style-name="ce17" table:formula="of:=ASIN([rf.F344]/[rf.H344])" office:value-type="float" office:value="0.573154063941285" calcext:value-type="float">
            <text:p>0,573154063941285</text:p>
          </table:table-cell>
          <table:table-cell table:style-name="ce17" table:formula="of:=IF(0.5*PI()-[rf.$B$9]&gt;[rf.K344];1;-1)" office:value-type="float" office:value="1" calcext:value-type="float">
            <text:p>1</text:p>
          </table:table-cell>
          <table:table-cell table:style-name="ce17" table:formula="of:=0.5*PI()-([rf.J344]*[rf.L344]+[rf.K344])" office:value-type="float" office:value="-0.551465616641206" calcext:value-type="float">
            <text:p>-0,551465616641206</text:p>
          </table:table-cell>
          <table:table-cell table:style-name="ce17" table:formula="of:=[rf.M344]-[rf.$B$8]" office:value-type="float" office:value="-0.219853058762283" calcext:value-type="float">
            <text:p>-0,219853058762283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rf.A345]*analyze_resolution" office:value-type="float" office:value="17.1" calcext:value-type="float">
            <text:p>17,1</text:p>
          </table:table-cell>
          <table:table-cell table:formula="of:=RADIANS(-[rf.B345])" office:value-type="float" office:value="-0.29845130209103" calcext:value-type="float">
            <text:p>-0,29845130209103</text:p>
          </table:table-cell>
          <table:table-cell table:formula="of:=COS([rf.$B$6])*servo_saver_arm_length*COS([rf.C345])-SIN([rf.$B$6])*servo_saver_arm_length*SIN([rf.C345])+[rf.$B$24]" office:value-type="float" office:value="358.292688236773" calcext:value-type="float">
            <text:p>358,292688236773</text:p>
          </table:table-cell>
          <table:table-cell table:formula="of:=COS([rf.$B$6])*servo_saver_arm_length*SIN([rf.C345])+SIN([rf.$B$6])*servo_saver_arm_length*COS([rf.C345])+[rf.$C$24]" office:value-type="float" office:value="-4.70464520371686" calcext:value-type="float">
            <text:p>-4,70464520371686</text:p>
          </table:table-cell>
          <table:table-cell table:formula="of:=[$rf.D345]-[$rf.$B$14]" office:value-type="float" office:value="58.2926882367733" calcext:value-type="float">
            <text:p>58,2926882367733</text:p>
          </table:table-cell>
          <table:table-cell table:formula="of:=[rf.E345]-[$rf.$C$14]" office:value-type="float" office:value="90.2953547962831" calcext:value-type="float">
            <text:p>90,2953547962831</text:p>
          </table:table-cell>
          <table:table-cell table:style-name="Default" table:formula="of:=SQRT([rf.F345]^2+[rf.G345]^2)" office:value-type="float" office:value="107.476921241987" calcext:value-type="float">
            <text:p>107,476921241987</text:p>
          </table:table-cell>
          <table:table-cell table:formula="of:=([rf.H345]^2-[rf.$B$42]^2+[rf.$B$43]^2)/(2*[rf.H345])" office:value-type="float" office:value="0.415283079733758" calcext:value-type="float">
            <text:p>0,415283079733758</text:p>
          </table:table-cell>
          <table:table-cell table:formula="of:=ACOS([rf.I345]/[rf.$B$43])" office:value-type="float" office:value="1.55101965290588" calcext:value-type="float">
            <text:p>1,55101965290588</text:p>
          </table:table-cell>
          <table:table-cell table:style-name="ce17" table:formula="of:=ASIN([rf.F345]/[rf.H345])" office:value-type="float" office:value="0.573260275677845" calcext:value-type="float">
            <text:p>0,573260275677845</text:p>
          </table:table-cell>
          <table:table-cell table:style-name="ce17" table:formula="of:=IF(0.5*PI()-[rf.$B$9]&gt;[rf.K345];1;-1)" office:value-type="float" office:value="1" calcext:value-type="float">
            <text:p>1</text:p>
          </table:table-cell>
          <table:table-cell table:style-name="ce17" table:formula="of:=0.5*PI()-([rf.J345]*[rf.L345]+[rf.K345])" office:value-type="float" office:value="-0.553483601788829" calcext:value-type="float">
            <text:p>-0,553483601788829</text:p>
          </table:table-cell>
          <table:table-cell table:style-name="ce17" table:formula="of:=[rf.M345]-[rf.$B$8]" office:value-type="float" office:value="-0.221871043909906" calcext:value-type="float">
            <text:p>-0,221871043909906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rf.A346]*analyze_resolution" office:value-type="float" office:value="17.25" calcext:value-type="float">
            <text:p>17,25</text:p>
          </table:table-cell>
          <table:table-cell table:formula="of:=RADIANS(-[rf.B346])" office:value-type="float" office:value="-0.301069295969022" calcext:value-type="float">
            <text:p>-0,301069295969022</text:p>
          </table:table-cell>
          <table:table-cell table:formula="of:=COS([rf.$B$6])*servo_saver_arm_length*COS([rf.C346])-SIN([rf.$B$6])*servo_saver_arm_length*SIN([rf.C346])+[rf.$B$24]" office:value-type="float" office:value="358.280319111315" calcext:value-type="float">
            <text:p>358,280319111315</text:p>
          </table:table-cell>
          <table:table-cell table:formula="of:=COS([rf.$B$6])*servo_saver_arm_length*SIN([rf.C346])+SIN([rf.$B$6])*servo_saver_arm_length*COS([rf.C346])+[rf.$C$24]" office:value-type="float" office:value="-4.74466519960914" calcext:value-type="float">
            <text:p>-4,74466519960914</text:p>
          </table:table-cell>
          <table:table-cell table:formula="of:=[$rf.D346]-[$rf.$B$14]" office:value-type="float" office:value="58.280319111315" calcext:value-type="float">
            <text:p>58,280319111315</text:p>
          </table:table-cell>
          <table:table-cell table:formula="of:=[rf.E346]-[$rf.$C$14]" office:value-type="float" office:value="90.2553348003909" calcext:value-type="float">
            <text:p>90,2553348003909</text:p>
          </table:table-cell>
          <table:table-cell table:style-name="Default" table:formula="of:=SQRT([rf.F346]^2+[rf.G346]^2)" office:value-type="float" office:value="107.436590860132" calcext:value-type="float">
            <text:p>107,436590860132</text:p>
          </table:table-cell>
          <table:table-cell table:formula="of:=([rf.H346]^2-[rf.$B$42]^2+[rf.$B$43]^2)/(2*[rf.H346])" office:value-type="float" office:value="0.37510102030013" calcext:value-type="float">
            <text:p>0,37510102030013</text:p>
          </table:table-cell>
          <table:table-cell table:formula="of:=ACOS([rf.I346]/[rf.$B$43])" office:value-type="float" office:value="1.55293342350336" calcext:value-type="float">
            <text:p>1,55293342350336</text:p>
          </table:table-cell>
          <table:table-cell table:style-name="ce17" table:formula="of:=ASIN([rf.F346]/[rf.H346])" office:value-type="float" office:value="0.573365584711963" calcext:value-type="float">
            <text:p>0,573365584711963</text:p>
          </table:table-cell>
          <table:table-cell table:style-name="ce17" table:formula="of:=IF(0.5*PI()-[rf.$B$9]&gt;[rf.K346];1;-1)" office:value-type="float" office:value="1" calcext:value-type="float">
            <text:p>1</text:p>
          </table:table-cell>
          <table:table-cell table:style-name="ce17" table:formula="of:=0.5*PI()-([rf.J346]*[rf.L346]+[rf.K346])" office:value-type="float" office:value="-0.55550268142043" calcext:value-type="float">
            <text:p>-0,55550268142043</text:p>
          </table:table-cell>
          <table:table-cell table:style-name="ce17" table:formula="of:=[rf.M346]-[rf.$B$8]" office:value-type="float" office:value="-0.223890123541507" calcext:value-type="float">
            <text:p>-0,223890123541507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rf.A347]*analyze_resolution" office:value-type="float" office:value="17.4" calcext:value-type="float">
            <text:p>17,4</text:p>
          </table:table-cell>
          <table:table-cell table:formula="of:=RADIANS(-[rf.B347])" office:value-type="float" office:value="-0.303687289847013" calcext:value-type="float">
            <text:p>-0,303687289847013</text:p>
          </table:table-cell>
          <table:table-cell table:formula="of:=COS([rf.$B$6])*servo_saver_arm_length*COS([rf.C347])-SIN([rf.$B$6])*servo_saver_arm_length*SIN([rf.C347])+[rf.$B$24]" office:value-type="float" office:value="358.26784525626" calcext:value-type="float">
            <text:p>358,26784525626</text:p>
          </table:table-cell>
          <table:table-cell table:formula="of:=COS([rf.$B$6])*servo_saver_arm_length*SIN([rf.C347])+SIN([rf.$B$6])*servo_saver_arm_length*COS([rf.C347])+[rf.$C$24]" office:value-type="float" office:value="-4.78465267609739" calcext:value-type="float">
            <text:p>-4,78465267609739</text:p>
          </table:table-cell>
          <table:table-cell table:formula="of:=[$rf.D347]-[$rf.$B$14]" office:value-type="float" office:value="58.2678452562604" calcext:value-type="float">
            <text:p>58,2678452562604</text:p>
          </table:table-cell>
          <table:table-cell table:formula="of:=[rf.E347]-[$rf.$C$14]" office:value-type="float" office:value="90.2153473239026" calcext:value-type="float">
            <text:p>90,2153473239026</text:p>
          </table:table-cell>
          <table:table-cell table:style-name="Default" table:formula="of:=SQRT([rf.F347]^2+[rf.G347]^2)" office:value-type="float" office:value="107.396232166589" calcext:value-type="float">
            <text:p>107,396232166589</text:p>
          </table:table-cell>
          <table:table-cell table:formula="of:=([rf.H347]^2-[rf.$B$42]^2+[rf.$B$43]^2)/(2*[rf.H347])" office:value-type="float" office:value="0.334875703643734" calcext:value-type="float">
            <text:p>0,334875703643734</text:p>
          </table:table-cell>
          <table:table-cell table:formula="of:=ACOS([rf.I347]/[rf.$B$43])" office:value-type="float" office:value="1.55484918880256" calcext:value-type="float">
            <text:p>1,55484918880256</text:p>
          </table:table-cell>
          <table:table-cell table:style-name="ce17" table:formula="of:=ASIN([rf.F347]/[rf.H347])" office:value-type="float" office:value="0.573469989389297" calcext:value-type="float">
            <text:p>0,573469989389297</text:p>
          </table:table-cell>
          <table:table-cell table:style-name="ce17" table:formula="of:=IF(0.5*PI()-[rf.$B$9]&gt;[rf.K347];1;-1)" office:value-type="float" office:value="1" calcext:value-type="float">
            <text:p>1</text:p>
          </table:table-cell>
          <table:table-cell table:style-name="ce17" table:formula="of:=0.5*PI()-([rf.J347]*[rf.L347]+[rf.K347])" office:value-type="float" office:value="-0.557522851396958" calcext:value-type="float">
            <text:p>-0,557522851396958</text:p>
          </table:table-cell>
          <table:table-cell table:style-name="ce17" table:formula="of:=[rf.M347]-[rf.$B$8]" office:value-type="float" office:value="-0.225910293518036" calcext:value-type="float">
            <text:p>-0,225910293518036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rf.A348]*analyze_resolution" office:value-type="float" office:value="17.55" calcext:value-type="float">
            <text:p>17,55</text:p>
          </table:table-cell>
          <table:table-cell table:formula="of:=RADIANS(-[rf.B348])" office:value-type="float" office:value="-0.306305283725005" calcext:value-type="float">
            <text:p>-0,306305283725005</text:p>
          </table:table-cell>
          <table:table-cell table:formula="of:=COS([rf.$B$6])*servo_saver_arm_length*COS([rf.C348])-SIN([rf.$B$6])*servo_saver_arm_length*SIN([rf.C348])+[rf.$B$24]" office:value-type="float" office:value="358.255266757104" calcext:value-type="float">
            <text:p>358,255266757104</text:p>
          </table:table-cell>
          <table:table-cell table:formula="of:=COS([rf.$B$6])*servo_saver_arm_length*SIN([rf.C348])+SIN([rf.$B$6])*servo_saver_arm_length*COS([rf.C348])+[rf.$C$24]" office:value-type="float" office:value="-4.82460735911193" calcext:value-type="float">
            <text:p>-4,82460735911193</text:p>
          </table:table-cell>
          <table:table-cell table:formula="of:=[$rf.D348]-[$rf.$B$14]" office:value-type="float" office:value="58.255266757104" calcext:value-type="float">
            <text:p>58,255266757104</text:p>
          </table:table-cell>
          <table:table-cell table:formula="of:=[rf.E348]-[$rf.$C$14]" office:value-type="float" office:value="90.1753926408881" calcext:value-type="float">
            <text:p>90,1753926408881</text:p>
          </table:table-cell>
          <table:table-cell table:style-name="Default" table:formula="of:=SQRT([rf.F348]^2+[rf.G348]^2)" office:value-type="float" office:value="107.355845406199" calcext:value-type="float">
            <text:p>107,355845406199</text:p>
          </table:table-cell>
          <table:table-cell table:formula="of:=([rf.H348]^2-[rf.$B$42]^2+[rf.$B$43]^2)/(2*[rf.H348])" office:value-type="float" office:value="0.29460732525272" calcext:value-type="float">
            <text:p>0,29460732525272</text:p>
          </table:table-cell>
          <table:table-cell table:formula="of:=ACOS([rf.I348]/[rf.$B$43])" office:value-type="float" office:value="1.55676694633063" calcext:value-type="float">
            <text:p>1,55676694633063</text:p>
          </table:table-cell>
          <table:table-cell table:style-name="ce17" table:formula="of:=ASIN([rf.F348]/[rf.H348])" office:value-type="float" office:value="0.573573488057315" calcext:value-type="float">
            <text:p>0,573573488057315</text:p>
          </table:table-cell>
          <table:table-cell table:style-name="ce17" table:formula="of:=IF(0.5*PI()-[rf.$B$9]&gt;[rf.K348];1;-1)" office:value-type="float" office:value="1" calcext:value-type="float">
            <text:p>1</text:p>
          </table:table-cell>
          <table:table-cell table:style-name="ce17" table:formula="of:=0.5*PI()-([rf.J348]*[rf.L348]+[rf.K348])" office:value-type="float" office:value="-0.559544107593049" calcext:value-type="float">
            <text:p>-0,559544107593049</text:p>
          </table:table-cell>
          <table:table-cell table:style-name="ce17" table:formula="of:=[rf.M348]-[rf.$B$8]" office:value-type="float" office:value="-0.227931549714127" calcext:value-type="float">
            <text:p>-0,227931549714127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rf.A349]*analyze_resolution" office:value-type="float" office:value="17.7" calcext:value-type="float">
            <text:p>17,7</text:p>
          </table:table-cell>
          <table:table-cell table:formula="of:=RADIANS(-[rf.B349])" office:value-type="float" office:value="-0.308923277602996" calcext:value-type="float">
            <text:p>-0,308923277602996</text:p>
          </table:table-cell>
          <table:table-cell table:formula="of:=COS([rf.$B$6])*servo_saver_arm_length*COS([rf.C349])-SIN([rf.$B$6])*servo_saver_arm_length*SIN([rf.C349])+[rf.$B$24]" office:value-type="float" office:value="358.242583700057" calcext:value-type="float">
            <text:p>358,242583700057</text:p>
          </table:table-cell>
          <table:table-cell table:formula="of:=COS([rf.$B$6])*servo_saver_arm_length*SIN([rf.C349])+SIN([rf.$B$6])*servo_saver_arm_length*COS([rf.C349])+[rf.$C$24]" office:value-type="float" office:value="-4.86452897480784" calcext:value-type="float">
            <text:p>-4,86452897480784</text:p>
          </table:table-cell>
          <table:table-cell table:formula="of:=[$rf.D349]-[$rf.$B$14]" office:value-type="float" office:value="58.2425837000574" calcext:value-type="float">
            <text:p>58,2425837000574</text:p>
          </table:table-cell>
          <table:table-cell table:formula="of:=[rf.E349]-[$rf.$C$14]" office:value-type="float" office:value="90.1354710251922" calcext:value-type="float">
            <text:p>90,1354710251922</text:p>
          </table:table-cell>
          <table:table-cell table:style-name="Default" table:formula="of:=SQRT([rf.F349]^2+[rf.G349]^2)" office:value-type="float" office:value="107.315430824236" calcext:value-type="float">
            <text:p>107,315430824236</text:p>
          </table:table-cell>
          <table:table-cell table:formula="of:=([rf.H349]^2-[rf.$B$42]^2+[rf.$B$43]^2)/(2*[rf.H349])" office:value-type="float" office:value="0.254296081296482" calcext:value-type="float">
            <text:p>0,254296081296482</text:p>
          </table:table-cell>
          <table:table-cell table:formula="of:=ACOS([rf.I349]/[rf.$B$43])" office:value-type="float" office:value="1.55868669362655" calcext:value-type="float">
            <text:p>1,55868669362655</text:p>
          </table:table-cell>
          <table:table-cell table:style-name="ce17" table:formula="of:=ASIN([rf.F349]/[rf.H349])" office:value-type="float" office:value="0.573676079065317" calcext:value-type="float">
            <text:p>0,573676079065317</text:p>
          </table:table-cell>
          <table:table-cell table:style-name="ce17" table:formula="of:=IF(0.5*PI()-[rf.$B$9]&gt;[rf.K349];1;-1)" office:value-type="float" office:value="1" calcext:value-type="float">
            <text:p>1</text:p>
          </table:table-cell>
          <table:table-cell table:style-name="ce17" table:formula="of:=0.5*PI()-([rf.J349]*[rf.L349]+[rf.K349])" office:value-type="float" office:value="-0.561566445896968" calcext:value-type="float">
            <text:p>-0,561566445896968</text:p>
          </table:table-cell>
          <table:table-cell table:style-name="ce17" table:formula="of:=[rf.M349]-[rf.$B$8]" office:value-type="float" office:value="-0.229953888018046" calcext:value-type="float">
            <text:p>-0,229953888018046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rf.A350]*analyze_resolution" office:value-type="float" office:value="17.85" calcext:value-type="float">
            <text:p>17,85</text:p>
          </table:table-cell>
          <table:table-cell table:formula="of:=RADIANS(-[rf.B350])" office:value-type="float" office:value="-0.311541271480988" calcext:value-type="float">
            <text:p>-0,311541271480988</text:p>
          </table:table-cell>
          <table:table-cell table:formula="of:=COS([rf.$B$6])*servo_saver_arm_length*COS([rf.C350])-SIN([rf.$B$6])*servo_saver_arm_length*SIN([rf.C350])+[rf.$B$24]" office:value-type="float" office:value="358.229796172049" calcext:value-type="float">
            <text:p>358,229796172049</text:p>
          </table:table-cell>
          <table:table-cell table:formula="of:=COS([rf.$B$6])*servo_saver_arm_length*SIN([rf.C350])+SIN([rf.$B$6])*servo_saver_arm_length*COS([rf.C350])+[rf.$C$24]" office:value-type="float" office:value="-4.90441724956684" calcext:value-type="float">
            <text:p>-4,90441724956684</text:p>
          </table:table-cell>
          <table:table-cell table:formula="of:=[$rf.D350]-[$rf.$B$14]" office:value-type="float" office:value="58.2297961720487" calcext:value-type="float">
            <text:p>58,2297961720487</text:p>
          </table:table-cell>
          <table:table-cell table:formula="of:=[rf.E350]-[$rf.$C$14]" office:value-type="float" office:value="90.0955827504331" calcext:value-type="float">
            <text:p>90,0955827504331</text:p>
          </table:table-cell>
          <table:table-cell table:style-name="Default" table:formula="of:=SQRT([rf.F350]^2+[rf.G350]^2)" office:value-type="float" office:value="107.27498866641" calcext:value-type="float">
            <text:p>107,27498866641</text:p>
          </table:table-cell>
          <table:table-cell table:formula="of:=([rf.H350]^2-[rf.$B$42]^2+[rf.$B$43]^2)/(2*[rf.H350])" office:value-type="float" office:value="0.213942168627387" calcext:value-type="float">
            <text:p>0,213942168627387</text:p>
          </table:table-cell>
          <table:table-cell table:formula="of:=ACOS([rf.I350]/[rf.$B$43])" office:value-type="float" office:value="1.56060842824099" calcext:value-type="float">
            <text:p>1,56060842824099</text:p>
          </table:table-cell>
          <table:table-cell table:style-name="ce17" table:formula="of:=ASIN([rf.F350]/[rf.H350])" office:value-type="float" office:value="0.573777760764456" calcext:value-type="float">
            <text:p>0,573777760764456</text:p>
          </table:table-cell>
          <table:table-cell table:style-name="ce17" table:formula="of:=IF(0.5*PI()-[rf.$B$9]&gt;[rf.K350];1;-1)" office:value-type="float" office:value="1" calcext:value-type="float">
            <text:p>1</text:p>
          </table:table-cell>
          <table:table-cell table:style-name="ce17" table:formula="of:=0.5*PI()-([rf.J350]*[rf.L350]+[rf.K350])" office:value-type="float" office:value="-0.563589862210552" calcext:value-type="float">
            <text:p>-0,563589862210552</text:p>
          </table:table-cell>
          <table:table-cell table:style-name="ce17" table:formula="of:=[rf.M350]-[rf.$B$8]" office:value-type="float" office:value="-0.231977304331629" calcext:value-type="float">
            <text:p>-0,231977304331629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rf.A351]*analyze_resolution" office:value-type="float" office:value="18" calcext:value-type="float">
            <text:p>18</text:p>
          </table:table-cell>
          <table:table-cell table:formula="of:=RADIANS(-[rf.B351])" office:value-type="float" office:value="-0.314159265358979" calcext:value-type="float">
            <text:p>-0,314159265358979</text:p>
          </table:table-cell>
          <table:table-cell table:formula="of:=COS([rf.$B$6])*servo_saver_arm_length*COS([rf.C351])-SIN([rf.$B$6])*servo_saver_arm_length*SIN([rf.C351])+[rf.$B$24]" office:value-type="float" office:value="358.216904260722" calcext:value-type="float">
            <text:p>358,216904260722</text:p>
          </table:table-cell>
          <table:table-cell table:formula="of:=COS([rf.$B$6])*servo_saver_arm_length*SIN([rf.C351])+SIN([rf.$B$6])*servo_saver_arm_length*COS([rf.C351])+[rf.$C$24]" office:value-type="float" office:value="-4.94427190999916" calcext:value-type="float">
            <text:p>-4,94427190999916</text:p>
          </table:table-cell>
          <table:table-cell table:formula="of:=[$rf.D351]-[$rf.$B$14]" office:value-type="float" office:value="58.2169042607225" calcext:value-type="float">
            <text:p>58,2169042607225</text:p>
          </table:table-cell>
          <table:table-cell table:formula="of:=[rf.E351]-[$rf.$C$14]" office:value-type="float" office:value="90.0557280900008" calcext:value-type="float">
            <text:p>90,0557280900008</text:p>
          </table:table-cell>
          <table:table-cell table:style-name="Default" table:formula="of:=SQRT([rf.F351]^2+[rf.G351]^2)" office:value-type="float" office:value="107.234519178865" calcext:value-type="float">
            <text:p>107,234519178865</text:p>
          </table:table-cell>
          <table:table-cell table:formula="of:=([rf.H351]^2-[rf.$B$42]^2+[rf.$B$43]^2)/(2*[rf.H351])" office:value-type="float" office:value="0.173545784782493" calcext:value-type="float">
            <text:p>0,173545784782493</text:p>
          </table:table-cell>
          <table:table-cell table:formula="of:=ACOS([rf.I351]/[rf.$B$43])" office:value-type="float" office:value="1.56253214773628" calcext:value-type="float">
            <text:p>1,56253214773628</text:p>
          </table:table-cell>
          <table:table-cell table:style-name="ce17" table:formula="of:=ASIN([rf.F351]/[rf.H351])" office:value-type="float" office:value="0.57387853150777" calcext:value-type="float">
            <text:p>0,57387853150777</text:p>
          </table:table-cell>
          <table:table-cell table:style-name="ce17" table:formula="of:=IF(0.5*PI()-[rf.$B$9]&gt;[rf.K351];1;-1)" office:value-type="float" office:value="1" calcext:value-type="float">
            <text:p>1</text:p>
          </table:table-cell>
          <table:table-cell table:style-name="ce17" table:formula="of:=0.5*PI()-([rf.J351]*[rf.L351]+[rf.K351])" office:value-type="float" office:value="-0.565614352449151" calcext:value-type="float">
            <text:p>-0,565614352449151</text:p>
          </table:table-cell>
          <table:table-cell table:style-name="ce17" table:formula="of:=[rf.M351]-[rf.$B$8]" office:value-type="float" office:value="-0.234001794570228" calcext:value-type="float">
            <text:p>-0,234001794570228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rf.A352]*analyze_resolution" office:value-type="float" office:value="18.15" calcext:value-type="float">
            <text:p>18,15</text:p>
          </table:table-cell>
          <table:table-cell table:formula="of:=RADIANS(-[rf.B352])" office:value-type="float" office:value="-0.316777259236971" calcext:value-type="float">
            <text:p>-0,316777259236971</text:p>
          </table:table-cell>
          <table:table-cell table:formula="of:=COS([rf.$B$6])*servo_saver_arm_length*COS([rf.C352])-SIN([rf.$B$6])*servo_saver_arm_length*SIN([rf.C352])+[rf.$B$24]" office:value-type="float" office:value="358.203908054438" calcext:value-type="float">
            <text:p>358,203908054438</text:p>
          </table:table-cell>
          <table:table-cell table:formula="of:=COS([rf.$B$6])*servo_saver_arm_length*SIN([rf.C352])+SIN([rf.$B$6])*servo_saver_arm_length*COS([rf.C352])+[rf.$C$24]" office:value-type="float" office:value="-4.98409268294541" calcext:value-type="float">
            <text:p>-4,98409268294541</text:p>
          </table:table-cell>
          <table:table-cell table:formula="of:=[$rf.D352]-[$rf.$B$14]" office:value-type="float" office:value="58.2039080544382" calcext:value-type="float">
            <text:p>58,2039080544382</text:p>
          </table:table-cell>
          <table:table-cell table:formula="of:=[rf.E352]-[$rf.$C$14]" office:value-type="float" office:value="90.0159073170546" calcext:value-type="float">
            <text:p>90,0159073170546</text:p>
          </table:table-cell>
          <table:table-cell table:style-name="Default" table:formula="of:=SQRT([rf.F352]^2+[rf.G352]^2)" office:value-type="float" office:value="107.194022608176" calcext:value-type="float">
            <text:p>107,194022608176</text:p>
          </table:table-cell>
          <table:table-cell table:formula="of:=([rf.H352]^2-[rf.$B$42]^2+[rf.$B$43]^2)/(2*[rf.H352])" office:value-type="float" office:value="0.13310712798517" calcext:value-type="float">
            <text:p>0,13310712798517</text:p>
          </table:table-cell>
          <table:table-cell table:formula="of:=ACOS([rf.I352]/[rf.$B$43])" office:value-type="float" office:value="1.56445784968627" calcext:value-type="float">
            <text:p>1,56445784968627</text:p>
          </table:table-cell>
          <table:table-cell table:style-name="ce17" table:formula="of:=ASIN([rf.F352]/[rf.H352])" office:value-type="float" office:value="0.573978389650196" calcext:value-type="float">
            <text:p>0,573978389650196</text:p>
          </table:table-cell>
          <table:table-cell table:style-name="ce17" table:formula="of:=IF(0.5*PI()-[rf.$B$9]&gt;[rf.K352];1;-1)" office:value-type="float" office:value="1" calcext:value-type="float">
            <text:p>1</text:p>
          </table:table-cell>
          <table:table-cell table:style-name="ce17" table:formula="of:=0.5*PI()-([rf.J352]*[rf.L352]+[rf.K352])" office:value-type="float" office:value="-0.567639912541569" calcext:value-type="float">
            <text:p>-0,567639912541569</text:p>
          </table:table-cell>
          <table:table-cell table:style-name="ce17" table:formula="of:=[rf.M352]-[rf.$B$8]" office:value-type="float" office:value="-0.236027354662647" calcext:value-type="float">
            <text:p>-0,236027354662647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rf.A353]*analyze_resolution" office:value-type="float" office:value="18.3" calcext:value-type="float">
            <text:p>18,3</text:p>
          </table:table-cell>
          <table:table-cell table:formula="of:=RADIANS(-[rf.B353])" office:value-type="float" office:value="-0.319395253114962" calcext:value-type="float">
            <text:p>-0,319395253114962</text:p>
          </table:table-cell>
          <table:table-cell table:formula="of:=COS([rf.$B$6])*servo_saver_arm_length*COS([rf.C353])-SIN([rf.$B$6])*servo_saver_arm_length*SIN([rf.C353])+[rf.$B$24]" office:value-type="float" office:value="358.19080764227" calcext:value-type="float">
            <text:p>358,19080764227</text:p>
          </table:table-cell>
          <table:table-cell table:formula="of:=COS([rf.$B$6])*servo_saver_arm_length*SIN([rf.C353])+SIN([rf.$B$6])*servo_saver_arm_length*COS([rf.C353])+[rf.$C$24]" office:value-type="float" office:value="-5.02387929547848" calcext:value-type="float">
            <text:p>-5,02387929547848</text:p>
          </table:table-cell>
          <table:table-cell table:formula="of:=[$rf.D353]-[$rf.$B$14]" office:value-type="float" office:value="58.1908076422704" calcext:value-type="float">
            <text:p>58,1908076422704</text:p>
          </table:table-cell>
          <table:table-cell table:formula="of:=[rf.E353]-[$rf.$C$14]" office:value-type="float" office:value="89.9761207045215" calcext:value-type="float">
            <text:p>89,9761207045215</text:p>
          </table:table-cell>
          <table:table-cell table:style-name="Default" table:formula="of:=SQRT([rf.F353]^2+[rf.G353]^2)" office:value-type="float" office:value="107.153499201353" calcext:value-type="float">
            <text:p>107,153499201353</text:p>
          </table:table-cell>
          <table:table-cell table:formula="of:=([rf.H353]^2-[rf.$B$42]^2+[rf.$B$43]^2)/(2*[rf.H353])" office:value-type="float" office:value="0.0926263971468403" calcext:value-type="float">
            <text:p>0,09262639714684</text:p>
          </table:table-cell>
          <table:table-cell table:formula="of:=ACOS([rf.I353]/[rf.$B$43])" office:value-type="float" office:value="1.56638553167631" calcext:value-type="float">
            <text:p>1,56638553167631</text:p>
          </table:table-cell>
          <table:table-cell table:style-name="ce17" table:formula="of:=ASIN([rf.F353]/[rf.H353])" office:value-type="float" office:value="0.574077333548601" calcext:value-type="float">
            <text:p>0,574077333548601</text:p>
          </table:table-cell>
          <table:table-cell table:style-name="ce17" table:formula="of:=IF(0.5*PI()-[rf.$B$9]&gt;[rf.K353];1;-1)" office:value-type="float" office:value="1" calcext:value-type="float">
            <text:p>1</text:p>
          </table:table-cell>
          <table:table-cell table:style-name="ce17" table:formula="of:=0.5*PI()-([rf.J353]*[rf.L353]+[rf.K353])" office:value-type="float" office:value="-0.569666538430012" calcext:value-type="float">
            <text:p>-0,569666538430012</text:p>
          </table:table-cell>
          <table:table-cell table:style-name="ce17" table:formula="of:=[rf.M353]-[rf.$B$8]" office:value-type="float" office:value="-0.23805398055109" calcext:value-type="float">
            <text:p>-0,23805398055109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rf.A354]*analyze_resolution" office:value-type="float" office:value="18.45" calcext:value-type="float">
            <text:p>18,45</text:p>
          </table:table-cell>
          <table:table-cell table:formula="of:=RADIANS(-[rf.B354])" office:value-type="float" office:value="-0.322013246992954" calcext:value-type="float">
            <text:p>-0,322013246992954</text:p>
          </table:table-cell>
          <table:table-cell table:formula="of:=COS([rf.$B$6])*servo_saver_arm_length*COS([rf.C354])-SIN([rf.$B$6])*servo_saver_arm_length*SIN([rf.C354])+[rf.$B$24]" office:value-type="float" office:value="358.177603114008" calcext:value-type="float">
            <text:p>358,177603114008</text:p>
          </table:table-cell>
          <table:table-cell table:formula="of:=COS([rf.$B$6])*servo_saver_arm_length*SIN([rf.C354])+SIN([rf.$B$6])*servo_saver_arm_length*COS([rf.C354])+[rf.$C$24]" office:value-type="float" office:value="-5.06363147490538" calcext:value-type="float">
            <text:p>-5,06363147490538</text:p>
          </table:table-cell>
          <table:table-cell table:formula="of:=[$rf.D354]-[$rf.$B$14]" office:value-type="float" office:value="58.1776031140081" calcext:value-type="float">
            <text:p>58,1776031140081</text:p>
          </table:table-cell>
          <table:table-cell table:formula="of:=[rf.E354]-[$rf.$C$14]" office:value-type="float" office:value="89.9363685250946" calcext:value-type="float">
            <text:p>89,9363685250946</text:p>
          </table:table-cell>
          <table:table-cell table:style-name="Default" table:formula="of:=SQRT([rf.F354]^2+[rf.G354]^2)" office:value-type="float" office:value="107.112949205839" calcext:value-type="float">
            <text:p>107,112949205839</text:p>
          </table:table-cell>
          <table:table-cell table:formula="of:=([rf.H354]^2-[rf.$B$42]^2+[rf.$B$43]^2)/(2*[rf.H354])" office:value-type="float" office:value="0.0521037918686989" calcext:value-type="float">
            <text:p>0,052103791868699</text:p>
          </table:table-cell>
          <table:table-cell table:formula="of:=ACOS([rf.I354]/[rf.$B$43])" office:value-type="float" office:value="1.56831519130311" calcext:value-type="float">
            <text:p>1,56831519130311</text:p>
          </table:table-cell>
          <table:table-cell table:style-name="ce17" table:formula="of:=ASIN([rf.F354]/[rf.H354])" office:value-type="float" office:value="0.574175361561806" calcext:value-type="float">
            <text:p>0,574175361561806</text:p>
          </table:table-cell>
          <table:table-cell table:style-name="ce17" table:formula="of:=IF(0.5*PI()-[rf.$B$9]&gt;[rf.K354];1;-1)" office:value-type="float" office:value="1" calcext:value-type="float">
            <text:p>1</text:p>
          </table:table-cell>
          <table:table-cell table:style-name="ce17" table:formula="of:=0.5*PI()-([rf.J354]*[rf.L354]+[rf.K354])" office:value-type="float" office:value="-0.57169422607002" calcext:value-type="float">
            <text:p>-0,57169422607002</text:p>
          </table:table-cell>
          <table:table-cell table:style-name="ce17" table:formula="of:=[rf.M354]-[rf.$B$8]" office:value-type="float" office:value="-0.240081668191097" calcext:value-type="float">
            <text:p>-0,240081668191097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rf.A355]*analyze_resolution" office:value-type="float" office:value="18.6" calcext:value-type="float">
            <text:p>18,6</text:p>
          </table:table-cell>
          <table:table-cell table:formula="of:=RADIANS(-[rf.B355])" office:value-type="float" office:value="-0.324631240870945" calcext:value-type="float">
            <text:p>-0,324631240870945</text:p>
          </table:table-cell>
          <table:table-cell table:formula="of:=COS([rf.$B$6])*servo_saver_arm_length*COS([rf.C355])-SIN([rf.$B$6])*servo_saver_arm_length*SIN([rf.C355])+[rf.$B$24]" office:value-type="float" office:value="358.164294560153" calcext:value-type="float">
            <text:p>358,164294560153</text:p>
          </table:table-cell>
          <table:table-cell table:formula="of:=COS([rf.$B$6])*servo_saver_arm_length*SIN([rf.C355])+SIN([rf.$B$6])*servo_saver_arm_length*COS([rf.C355])+[rf.$C$24]" office:value-type="float" office:value="-5.10334894876912" calcext:value-type="float">
            <text:p>-5,10334894876912</text:p>
          </table:table-cell>
          <table:table-cell table:formula="of:=[$rf.D355]-[$rf.$B$14]" office:value-type="float" office:value="58.1642945601534" calcext:value-type="float">
            <text:p>58,1642945601534</text:p>
          </table:table-cell>
          <table:table-cell table:formula="of:=[rf.E355]-[$rf.$C$14]" office:value-type="float" office:value="89.8966510512309" calcext:value-type="float">
            <text:p>89,8966510512309</text:p>
          </table:table-cell>
          <table:table-cell table:style-name="Default" table:formula="of:=SQRT([rf.F355]^2+[rf.G355]^2)" office:value-type="float" office:value="107.072372869509" calcext:value-type="float">
            <text:p>107,072372869509</text:p>
          </table:table-cell>
          <table:table-cell table:formula="of:=([rf.H355]^2-[rf.$B$42]^2+[rf.$B$43]^2)/(2*[rf.H355])" office:value-type="float" office:value="0.0115395124432362" calcext:value-type="float">
            <text:p>0,011539512443236</text:p>
          </table:table-cell>
          <table:table-cell table:formula="of:=ACOS([rf.I355]/[rf.$B$43])" office:value-type="float" office:value="1.57024682617471" calcext:value-type="float">
            <text:p>1,57024682617471</text:p>
          </table:table-cell>
          <table:table-cell table:style-name="ce17" table:formula="of:=ASIN([rf.F355]/[rf.H355])" office:value-type="float" office:value="0.574272472050609" calcext:value-type="float">
            <text:p>0,574272472050609</text:p>
          </table:table-cell>
          <table:table-cell table:style-name="ce17" table:formula="of:=IF(0.5*PI()-[rf.$B$9]&gt;[rf.K355];1;-1)" office:value-type="float" office:value="1" calcext:value-type="float">
            <text:p>1</text:p>
          </table:table-cell>
          <table:table-cell table:style-name="ce17" table:formula="of:=0.5*PI()-([rf.J355]*[rf.L355]+[rf.K355])" office:value-type="float" office:value="-0.57372297143042" calcext:value-type="float">
            <text:p>-0,57372297143042</text:p>
          </table:table-cell>
          <table:table-cell table:style-name="ce17" table:formula="of:=[rf.M355]-[rf.$B$8]" office:value-type="float" office:value="-0.242110413551497" calcext:value-type="float">
            <text:p>-0,242110413551497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rf.A356]*analyze_resolution" office:value-type="float" office:value="18.75" calcext:value-type="float">
            <text:p>18,75</text:p>
          </table:table-cell>
          <table:table-cell table:formula="of:=RADIANS(-[rf.B356])" office:value-type="float" office:value="-0.327249234748937" calcext:value-type="float">
            <text:p>-0,327249234748937</text:p>
          </table:table-cell>
          <table:table-cell table:formula="of:=COS([rf.$B$6])*servo_saver_arm_length*COS([rf.C356])-SIN([rf.$B$6])*servo_saver_arm_length*SIN([rf.C356])+[rf.$B$24]" office:value-type="float" office:value="358.150882071922" calcext:value-type="float">
            <text:p>358,150882071922</text:p>
          </table:table-cell>
          <table:table-cell table:formula="of:=COS([rf.$B$6])*servo_saver_arm_length*SIN([rf.C356])+SIN([rf.$B$6])*servo_saver_arm_length*COS([rf.C356])+[rf.$C$24]" office:value-type="float" office:value="-5.14303144485059" calcext:value-type="float">
            <text:p>-5,14303144485059</text:p>
          </table:table-cell>
          <table:table-cell table:formula="of:=[$rf.D356]-[$rf.$B$14]" office:value-type="float" office:value="58.1508820719217" calcext:value-type="float">
            <text:p>58,1508820719217</text:p>
          </table:table-cell>
          <table:table-cell table:formula="of:=[rf.E356]-[$rf.$C$14]" office:value-type="float" office:value="89.8569685551494" calcext:value-type="float">
            <text:p>89,8569685551494</text:p>
          </table:table-cell>
          <table:table-cell table:style-name="Default" table:formula="of:=SQRT([rf.F356]^2+[rf.G356]^2)" office:value-type="float" office:value="107.031770440667" calcext:value-type="float">
            <text:p>107,031770440667</text:p>
          </table:table-cell>
          <table:table-cell table:formula="of:=([rf.H356]^2-[rf.$B$42]^2+[rf.$B$43]^2)/(2*[rf.H356])" office:value-type="float" office:value="-0.0290662401438482" calcext:value-type="float">
            <text:p>-0,029066240143848</text:p>
          </table:table-cell>
          <table:table-cell table:formula="of:=ACOS([rf.I356]/[rf.$B$43])" office:value-type="float" office:value="1.57218043391035" calcext:value-type="float">
            <text:p>1,57218043391035</text:p>
          </table:table-cell>
          <table:table-cell table:style-name="ce17" table:formula="of:=ASIN([rf.F356]/[rf.H356])" office:value-type="float" office:value="0.574368663377807" calcext:value-type="float">
            <text:p>0,574368663377807</text:p>
          </table:table-cell>
          <table:table-cell table:style-name="ce17" table:formula="of:=IF(0.5*PI()-[rf.$B$9]&gt;[rf.K356];1;-1)" office:value-type="float" office:value="1" calcext:value-type="float">
            <text:p>1</text:p>
          </table:table-cell>
          <table:table-cell table:style-name="ce17" table:formula="of:=0.5*PI()-([rf.J356]*[rf.L356]+[rf.K356])" office:value-type="float" office:value="-0.575752770493258" calcext:value-type="float">
            <text:p>-0,575752770493258</text:p>
          </table:table-cell>
          <table:table-cell table:style-name="ce17" table:formula="of:=[rf.M356]-[rf.$B$8]" office:value-type="float" office:value="-0.244140212614335" calcext:value-type="float">
            <text:p>-0,244140212614335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rf.A357]*analyze_resolution" office:value-type="float" office:value="18.9" calcext:value-type="float">
            <text:p>18,9</text:p>
          </table:table-cell>
          <table:table-cell table:formula="of:=RADIANS(-[rf.B357])" office:value-type="float" office:value="-0.329867228626928" calcext:value-type="float">
            <text:p>-0,329867228626928</text:p>
          </table:table-cell>
          <table:table-cell table:formula="of:=COS([rf.$B$6])*servo_saver_arm_length*COS([rf.C357])-SIN([rf.$B$6])*servo_saver_arm_length*SIN([rf.C357])+[rf.$B$24]" office:value-type="float" office:value="358.137365741241" calcext:value-type="float">
            <text:p>358,137365741241</text:p>
          </table:table-cell>
          <table:table-cell table:formula="of:=COS([rf.$B$6])*servo_saver_arm_length*SIN([rf.C357])+SIN([rf.$B$6])*servo_saver_arm_length*COS([rf.C357])+[rf.$C$24]" office:value-type="float" office:value="-5.18267869117039" calcext:value-type="float">
            <text:p>-5,18267869117039</text:p>
          </table:table-cell>
          <table:table-cell table:formula="of:=[$rf.D357]-[$rf.$B$14]" office:value-type="float" office:value="58.1373657412407" calcext:value-type="float">
            <text:p>58,1373657412407</text:p>
          </table:table-cell>
          <table:table-cell table:formula="of:=[rf.E357]-[$rf.$C$14]" office:value-type="float" office:value="89.8173213088296" calcext:value-type="float">
            <text:p>89,8173213088296</text:p>
          </table:table-cell>
          <table:table-cell table:style-name="Default" table:formula="of:=SQRT([rf.F357]^2+[rf.G357]^2)" office:value-type="float" office:value="106.991142168052" calcext:value-type="float">
            <text:p>106,991142168052</text:p>
          </table:table-cell>
          <table:table-cell table:formula="of:=([rf.H357]^2-[rf.$B$42]^2+[rf.$B$43]^2)/(2*[rf.H357])" office:value-type="float" office:value="-0.069713264212053" calcext:value-type="float">
            <text:p>-0,069713264212053</text:p>
          </table:table-cell>
          <table:table-cell table:formula="of:=ACOS([rf.I357]/[rf.$B$43])" office:value-type="float" office:value="1.57411601214041" calcext:value-type="float">
            <text:p>1,57411601214041</text:p>
          </table:table-cell>
          <table:table-cell table:style-name="ce17" table:formula="of:=ASIN([rf.F357]/[rf.H357])" office:value-type="float" office:value="0.574463933908227" calcext:value-type="float">
            <text:p>0,574463933908227</text:p>
          </table:table-cell>
          <table:table-cell table:style-name="ce17" table:formula="of:=IF(0.5*PI()-[rf.$B$9]&gt;[rf.K357];1;-1)" office:value-type="float" office:value="1" calcext:value-type="float">
            <text:p>1</text:p>
          </table:table-cell>
          <table:table-cell table:style-name="ce17" table:formula="of:=0.5*PI()-([rf.J357]*[rf.L357]+[rf.K357])" office:value-type="float" office:value="-0.577783619253744" calcext:value-type="float">
            <text:p>-0,577783619253744</text:p>
          </table:table-cell>
          <table:table-cell table:style-name="ce17" table:formula="of:=[rf.M357]-[rf.$B$8]" office:value-type="float" office:value="-0.246171061374822" calcext:value-type="float">
            <text:p>-0,246171061374822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rf.A358]*analyze_resolution" office:value-type="float" office:value="19.05" calcext:value-type="float">
            <text:p>19,05</text:p>
          </table:table-cell>
          <table:table-cell table:formula="of:=RADIANS(-[rf.B358])" office:value-type="float" office:value="-0.33248522250492" calcext:value-type="float">
            <text:p>-0,33248522250492</text:p>
          </table:table-cell>
          <table:table-cell table:formula="of:=COS([rf.$B$6])*servo_saver_arm_length*COS([rf.C358])-SIN([rf.$B$6])*servo_saver_arm_length*SIN([rf.C358])+[rf.$B$24]" office:value-type="float" office:value="358.12374566075" calcext:value-type="float">
            <text:p>358,12374566075</text:p>
          </table:table-cell>
          <table:table-cell table:formula="of:=COS([rf.$B$6])*servo_saver_arm_length*SIN([rf.C358])+SIN([rf.$B$6])*servo_saver_arm_length*COS([rf.C358])+[rf.$C$24]" office:value-type="float" office:value="-5.22229041599075" calcext:value-type="float">
            <text:p>-5,22229041599075</text:p>
          </table:table-cell>
          <table:table-cell table:formula="of:=[$rf.D358]-[$rf.$B$14]" office:value-type="float" office:value="58.1237456607499" calcext:value-type="float">
            <text:p>58,1237456607499</text:p>
          </table:table-cell>
          <table:table-cell table:formula="of:=[rf.E358]-[$rf.$C$14]" office:value-type="float" office:value="89.7777095840092" calcext:value-type="float">
            <text:p>89,7777095840092</text:p>
          </table:table-cell>
          <table:table-cell table:style-name="Default" table:formula="of:=SQRT([rf.F358]^2+[rf.G358]^2)" office:value-type="float" office:value="106.950488300831" calcext:value-type="float">
            <text:p>106,950488300831</text:p>
          </table:table-cell>
          <table:table-cell table:formula="of:=([rf.H358]^2-[rf.$B$42]^2+[rf.$B$43]^2)/(2*[rf.H358])" office:value-type="float" office:value="-0.110401357384553" calcext:value-type="float">
            <text:p>-0,110401357384553</text:p>
          </table:table-cell>
          <table:table-cell table:formula="of:=ACOS([rf.I358]/[rf.$B$43])" office:value-type="float" office:value="1.57605355850635" calcext:value-type="float">
            <text:p>1,57605355850635</text:p>
          </table:table-cell>
          <table:table-cell table:style-name="ce17" table:formula="of:=ASIN([rf.F358]/[rf.H358])" office:value-type="float" office:value="0.574558282008749" calcext:value-type="float">
            <text:p>0,574558282008749</text:p>
          </table:table-cell>
          <table:table-cell table:style-name="ce17" table:formula="of:=IF(0.5*PI()-[rf.$B$9]&gt;[rf.K358];1;-1)" office:value-type="float" office:value="1" calcext:value-type="float">
            <text:p>1</text:p>
          </table:table-cell>
          <table:table-cell table:style-name="ce17" table:formula="of:=0.5*PI()-([rf.J358]*[rf.L358]+[rf.K358])" office:value-type="float" office:value="-0.579815513720205" calcext:value-type="float">
            <text:p>-0,579815513720205</text:p>
          </table:table-cell>
          <table:table-cell table:style-name="ce17" table:formula="of:=[rf.M358]-[rf.$B$8]" office:value-type="float" office:value="-0.248202955841282" calcext:value-type="float">
            <text:p>-0,248202955841282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rf.A359]*analyze_resolution" office:value-type="float" office:value="19.2" calcext:value-type="float">
            <text:p>19,2</text:p>
          </table:table-cell>
          <table:table-cell table:formula="of:=RADIANS(-[rf.B359])" office:value-type="float" office:value="-0.335103216382911" calcext:value-type="float">
            <text:p>-0,335103216382911</text:p>
          </table:table-cell>
          <table:table-cell table:formula="of:=COS([rf.$B$6])*servo_saver_arm_length*COS([rf.C359])-SIN([rf.$B$6])*servo_saver_arm_length*SIN([rf.C359])+[rf.$B$24]" office:value-type="float" office:value="358.1100219238" calcext:value-type="float">
            <text:p>358,1100219238</text:p>
          </table:table-cell>
          <table:table-cell table:formula="of:=COS([rf.$B$6])*servo_saver_arm_length*SIN([rf.C359])+SIN([rf.$B$6])*servo_saver_arm_length*COS([rf.C359])+[rf.$C$24]" office:value-type="float" office:value="-5.26186634781733" calcext:value-type="float">
            <text:p>-5,26186634781733</text:p>
          </table:table-cell>
          <table:table-cell table:formula="of:=[$rf.D359]-[$rf.$B$14]" office:value-type="float" office:value="58.1100219237997" calcext:value-type="float">
            <text:p>58,1100219237997</text:p>
          </table:table-cell>
          <table:table-cell table:formula="of:=[rf.E359]-[$rf.$C$14]" office:value-type="float" office:value="89.7381336521827" calcext:value-type="float">
            <text:p>89,7381336521827</text:p>
          </table:table-cell>
          <table:table-cell table:style-name="Default" table:formula="of:=SQRT([rf.F359]^2+[rf.G359]^2)" office:value-type="float" office:value="106.909809088603" calcext:value-type="float">
            <text:p>106,909809088603</text:p>
          </table:table-cell>
          <table:table-cell table:formula="of:=([rf.H359]^2-[rf.$B$42]^2+[rf.$B$43]^2)/(2*[rf.H359])" office:value-type="float" office:value="-0.151130316586228" calcext:value-type="float">
            <text:p>-0,151130316586228</text:p>
          </table:table-cell>
          <table:table-cell table:formula="of:=ACOS([rf.I359]/[rf.$B$43])" office:value-type="float" office:value="1.57799307066058" calcext:value-type="float">
            <text:p>1,57799307066058</text:p>
          </table:table-cell>
          <table:table-cell table:style-name="ce17" table:formula="of:=ASIN([rf.F359]/[rf.H359])" office:value-type="float" office:value="0.574651706048326" calcext:value-type="float">
            <text:p>0,574651706048326</text:p>
          </table:table-cell>
          <table:table-cell table:style-name="ce17" table:formula="of:=IF(0.5*PI()-[rf.$B$9]&gt;[rf.K359];1;-1)" office:value-type="float" office:value="1" calcext:value-type="float">
            <text:p>1</text:p>
          </table:table-cell>
          <table:table-cell table:style-name="ce17" table:formula="of:=0.5*PI()-([rf.J359]*[rf.L359]+[rf.K359])" office:value-type="float" office:value="-0.581848449914006" calcext:value-type="float">
            <text:p>-0,581848449914006</text:p>
          </table:table-cell>
          <table:table-cell table:style-name="ce17" table:formula="of:=[rf.M359]-[rf.$B$8]" office:value-type="float" office:value="-0.250235892035083" calcext:value-type="float">
            <text:p>-0,250235892035083</text:p>
          </table:table-cell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rf.A360]*analyze_resolution" office:value-type="float" office:value="19.35" calcext:value-type="float">
            <text:p>19,35</text:p>
          </table:table-cell>
          <table:table-cell table:formula="of:=RADIANS(-[rf.B360])" office:value-type="float" office:value="-0.337721210260903" calcext:value-type="float">
            <text:p>-0,337721210260903</text:p>
          </table:table-cell>
          <table:table-cell table:formula="of:=COS([rf.$B$6])*servo_saver_arm_length*COS([rf.C360])-SIN([rf.$B$6])*servo_saver_arm_length*SIN([rf.C360])+[rf.$B$24]" office:value-type="float" office:value="358.096194624451" calcext:value-type="float">
            <text:p>358,096194624451</text:p>
          </table:table-cell>
          <table:table-cell table:formula="of:=COS([rf.$B$6])*servo_saver_arm_length*SIN([rf.C360])+SIN([rf.$B$6])*servo_saver_arm_length*COS([rf.C360])+[rf.$C$24]" office:value-type="float" office:value="-5.30140621540114" calcext:value-type="float">
            <text:p>-5,30140621540114</text:p>
          </table:table-cell>
          <table:table-cell table:formula="of:=[$rf.D360]-[$rf.$B$14]" office:value-type="float" office:value="58.0961946244511" calcext:value-type="float">
            <text:p>58,0961946244511</text:p>
          </table:table-cell>
          <table:table-cell table:formula="of:=[rf.E360]-[$rf.$C$14]" office:value-type="float" office:value="89.6985937845989" calcext:value-type="float">
            <text:p>89,6985937845989</text:p>
          </table:table-cell>
          <table:table-cell table:style-name="Default" table:formula="of:=SQRT([rf.F360]^2+[rf.G360]^2)" office:value-type="float" office:value="106.869104781394" calcext:value-type="float">
            <text:p>106,869104781394</text:p>
          </table:table-cell>
          <table:table-cell table:formula="of:=([rf.H360]^2-[rf.$B$42]^2+[rf.$B$43]^2)/(2*[rf.H360])" office:value-type="float" office:value="-0.191899938042297" calcext:value-type="float">
            <text:p>-0,191899938042297</text:p>
          </table:table-cell>
          <table:table-cell table:formula="of:=ACOS([rf.I360]/[rf.$B$43])" office:value-type="float" office:value="1.57993454626639" calcext:value-type="float">
            <text:p>1,57993454626639</text:p>
          </table:table-cell>
          <table:table-cell table:style-name="ce17" table:formula="of:=ASIN([rf.F360]/[rf.H360])" office:value-type="float" office:value="0.574744204398016" calcext:value-type="float">
            <text:p>0,574744204398016</text:p>
          </table:table-cell>
          <table:table-cell table:style-name="ce17" table:formula="of:=IF(0.5*PI()-[rf.$B$9]&gt;[rf.K360];1;-1)" office:value-type="float" office:value="1" calcext:value-type="float">
            <text:p>1</text:p>
          </table:table-cell>
          <table:table-cell table:style-name="ce17" table:formula="of:=0.5*PI()-([rf.J360]*[rf.L360]+[rf.K360])" office:value-type="float" office:value="-0.583882423869513" calcext:value-type="float">
            <text:p>-0,583882423869513</text:p>
          </table:table-cell>
          <table:table-cell table:style-name="ce17" table:formula="of:=[rf.M360]-[rf.$B$8]" office:value-type="float" office:value="-0.252269865990591" calcext:value-type="float">
            <text:p>-0,252269865990591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rf.A361]*analyze_resolution" office:value-type="float" office:value="19.5" calcext:value-type="float">
            <text:p>19,5</text:p>
          </table:table-cell>
          <table:table-cell table:formula="of:=RADIANS(-[rf.B361])" office:value-type="float" office:value="-0.340339204138894" calcext:value-type="float">
            <text:p>-0,340339204138894</text:p>
          </table:table-cell>
          <table:table-cell table:formula="of:=COS([rf.$B$6])*servo_saver_arm_length*COS([rf.C361])-SIN([rf.$B$6])*servo_saver_arm_length*SIN([rf.C361])+[rf.$B$24]" office:value-type="float" office:value="358.082263857475" calcext:value-type="float">
            <text:p>358,082263857475</text:p>
          </table:table-cell>
          <table:table-cell table:formula="of:=COS([rf.$B$6])*servo_saver_arm_length*SIN([rf.C361])+SIN([rf.$B$6])*servo_saver_arm_length*COS([rf.C361])+[rf.$C$24]" office:value-type="float" office:value="-5.34090974774033" calcext:value-type="float">
            <text:p>-5,34090974774033</text:p>
          </table:table-cell>
          <table:table-cell table:formula="of:=[$rf.D361]-[$rf.$B$14]" office:value-type="float" office:value="58.0822638574749" calcext:value-type="float">
            <text:p>58,0822638574749</text:p>
          </table:table-cell>
          <table:table-cell table:formula="of:=[rf.E361]-[$rf.$C$14]" office:value-type="float" office:value="89.6590902522597" calcext:value-type="float">
            <text:p>89,6590902522597</text:p>
          </table:table-cell>
          <table:table-cell table:style-name="Default" table:formula="of:=SQRT([rf.F361]^2+[rf.G361]^2)" office:value-type="float" office:value="106.828375629662" calcext:value-type="float">
            <text:p>106,828375629662</text:p>
          </table:table-cell>
          <table:table-cell table:formula="of:=([rf.H361]^2-[rf.$B$42]^2+[rf.$B$43]^2)/(2*[rf.H361])" office:value-type="float" office:value="-0.232710017276402" calcext:value-type="float">
            <text:p>-0,232710017276402</text:p>
          </table:table-cell>
          <table:table-cell table:formula="of:=ACOS([rf.I361]/[rf.$B$43])" office:value-type="float" office:value="1.58187798299792" calcext:value-type="float">
            <text:p>1,58187798299792</text:p>
          </table:table-cell>
          <table:table-cell table:style-name="ce17" table:formula="of:=ASIN([rf.F361]/[rf.H361])" office:value-type="float" office:value="0.574835775431007" calcext:value-type="float">
            <text:p>0,574835775431007</text:p>
          </table:table-cell>
          <table:table-cell table:style-name="ce17" table:formula="of:=IF(0.5*PI()-[rf.$B$9]&gt;[rf.K361];1;-1)" office:value-type="float" office:value="1" calcext:value-type="float">
            <text:p>1</text:p>
          </table:table-cell>
          <table:table-cell table:style-name="ce17" table:formula="of:=0.5*PI()-([rf.J361]*[rf.L361]+[rf.K361])" office:value-type="float" office:value="-0.585917431634025" calcext:value-type="float">
            <text:p>-0,585917431634025</text:p>
          </table:table-cell>
          <table:table-cell table:style-name="ce17" table:formula="of:=[rf.M361]-[rf.$B$8]" office:value-type="float" office:value="-0.254304873755103" calcext:value-type="float">
            <text:p>-0,254304873755103</text:p>
          </table:table-cell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rf.A362]*analyze_resolution" office:value-type="float" office:value="19.65" calcext:value-type="float">
            <text:p>19,65</text:p>
          </table:table-cell>
          <table:table-cell table:formula="of:=RADIANS(-[rf.B362])" office:value-type="float" office:value="-0.342957198016886" calcext:value-type="float">
            <text:p>-0,342957198016886</text:p>
          </table:table-cell>
          <table:table-cell table:formula="of:=COS([rf.$B$6])*servo_saver_arm_length*COS([rf.C362])-SIN([rf.$B$6])*servo_saver_arm_length*SIN([rf.C362])+[rf.$B$24]" office:value-type="float" office:value="358.068229718351" calcext:value-type="float">
            <text:p>358,068229718351</text:p>
          </table:table-cell>
          <table:table-cell table:formula="of:=COS([rf.$B$6])*servo_saver_arm_length*SIN([rf.C362])+SIN([rf.$B$6])*servo_saver_arm_length*COS([rf.C362])+[rf.$C$24]" office:value-type="float" office:value="-5.38037667408214" calcext:value-type="float">
            <text:p>-5,38037667408214</text:p>
          </table:table-cell>
          <table:table-cell table:formula="of:=[$rf.D362]-[$rf.$B$14]" office:value-type="float" office:value="58.0682297183509" calcext:value-type="float">
            <text:p>58,0682297183509</text:p>
          </table:table-cell>
          <table:table-cell table:formula="of:=[rf.E362]-[$rf.$C$14]" office:value-type="float" office:value="89.6196233259179" calcext:value-type="float">
            <text:p>89,6196233259179</text:p>
          </table:table-cell>
          <table:table-cell table:style-name="Default" table:formula="of:=SQRT([rf.F362]^2+[rf.G362]^2)" office:value-type="float" office:value="106.787621884292" calcext:value-type="float">
            <text:p>106,787621884292</text:p>
          </table:table-cell>
          <table:table-cell table:formula="of:=([rf.H362]^2-[rf.$B$42]^2+[rf.$B$43]^2)/(2*[rf.H362])" office:value-type="float" office:value="-0.273560349109033" calcext:value-type="float">
            <text:p>-0,273560349109033</text:p>
          </table:table-cell>
          <table:table-cell table:formula="of:=ACOS([rf.I362]/[rf.$B$43])" office:value-type="float" office:value="1.58382337853998" calcext:value-type="float">
            <text:p>1,58382337853998</text:p>
          </table:table-cell>
          <table:table-cell table:style-name="ce17" table:formula="of:=ASIN([rf.F362]/[rf.H362])" office:value-type="float" office:value="0.574926417522635" calcext:value-type="float">
            <text:p>0,574926417522635</text:p>
          </table:table-cell>
          <table:table-cell table:style-name="ce17" table:formula="of:=IF(0.5*PI()-[rf.$B$9]&gt;[rf.K362];1;-1)" office:value-type="float" office:value="1" calcext:value-type="float">
            <text:p>1</text:p>
          </table:table-cell>
          <table:table-cell table:style-name="ce17" table:formula="of:=0.5*PI()-([rf.J362]*[rf.L362]+[rf.K362])" office:value-type="float" office:value="-0.587953469267714" calcext:value-type="float">
            <text:p>-0,587953469267714</text:p>
          </table:table-cell>
          <table:table-cell table:style-name="ce17" table:formula="of:=[rf.M362]-[rf.$B$8]" office:value-type="float" office:value="-0.256340911388791" calcext:value-type="float">
            <text:p>-0,256340911388791</text:p>
          </table:table-cell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rf.A363]*analyze_resolution" office:value-type="float" office:value="19.8" calcext:value-type="float">
            <text:p>19,8</text:p>
          </table:table-cell>
          <table:table-cell table:formula="of:=RADIANS(-[rf.B363])" office:value-type="float" office:value="-0.345575191894877" calcext:value-type="float">
            <text:p>-0,345575191894877</text:p>
          </table:table-cell>
          <table:table-cell table:formula="of:=COS([rf.$B$6])*servo_saver_arm_length*COS([rf.C363])-SIN([rf.$B$6])*servo_saver_arm_length*SIN([rf.C363])+[rf.$B$24]" office:value-type="float" office:value="358.054092303268" calcext:value-type="float">
            <text:p>358,054092303268</text:p>
          </table:table-cell>
          <table:table-cell table:formula="of:=COS([rf.$B$6])*servo_saver_arm_length*SIN([rf.C363])+SIN([rf.$B$6])*servo_saver_arm_length*COS([rf.C363])+[rf.$C$24]" office:value-type="float" office:value="-5.41980672392466" calcext:value-type="float">
            <text:p>-5,41980672392466</text:p>
          </table:table-cell>
          <table:table-cell table:formula="of:=[$rf.D363]-[$rf.$B$14]" office:value-type="float" office:value="58.0540923032676" calcext:value-type="float">
            <text:p>58,0540923032676</text:p>
          </table:table-cell>
          <table:table-cell table:formula="of:=[rf.E363]-[$rf.$C$14]" office:value-type="float" office:value="89.5801932760753" calcext:value-type="float">
            <text:p>89,5801932760753</text:p>
          </table:table-cell>
          <table:table-cell table:style-name="Default" table:formula="of:=SQRT([rf.F363]^2+[rf.G363]^2)" office:value-type="float" office:value="106.746843796598" calcext:value-type="float">
            <text:p>106,746843796598</text:p>
          </table:table-cell>
          <table:table-cell table:formula="of:=([rf.H363]^2-[rf.$B$42]^2+[rf.$B$43]^2)/(2*[rf.H363])" office:value-type="float" office:value="-0.314450727655895" calcext:value-type="float">
            <text:p>-0,314450727655895</text:p>
          </table:table-cell>
          <table:table-cell table:formula="of:=ACOS([rf.I363]/[rf.$B$43])" office:value-type="float" office:value="1.58577073058805" calcext:value-type="float">
            <text:p>1,58577073058805</text:p>
          </table:table-cell>
          <table:table-cell table:style-name="ce17" table:formula="of:=ASIN([rf.F363]/[rf.H363])" office:value-type="float" office:value="0.57501612905042" calcext:value-type="float">
            <text:p>0,57501612905042</text:p>
          </table:table-cell>
          <table:table-cell table:style-name="ce17" table:formula="of:=IF(0.5*PI()-[rf.$B$9]&gt;[rf.K363];1;-1)" office:value-type="float" office:value="1" calcext:value-type="float">
            <text:p>1</text:p>
          </table:table-cell>
          <table:table-cell table:style-name="ce17" table:formula="of:=0.5*PI()-([rf.J363]*[rf.L363]+[rf.K363])" office:value-type="float" office:value="-0.589990532843573" calcext:value-type="float">
            <text:p>-0,589990532843573</text:p>
          </table:table-cell>
          <table:table-cell table:style-name="ce17" table:formula="of:=[rf.M363]-[rf.$B$8]" office:value-type="float" office:value="-0.25837797496465" calcext:value-type="float">
            <text:p>-0,25837797496465</text:p>
          </table:table-cell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rf.A364]*analyze_resolution" office:value-type="float" office:value="19.95" calcext:value-type="float">
            <text:p>19,95</text:p>
          </table:table-cell>
          <table:table-cell table:formula="of:=RADIANS(-[rf.B364])" office:value-type="float" office:value="-0.348193185772869" calcext:value-type="float">
            <text:p>-0,348193185772869</text:p>
          </table:table-cell>
          <table:table-cell table:formula="of:=COS([rf.$B$6])*servo_saver_arm_length*COS([rf.C364])-SIN([rf.$B$6])*servo_saver_arm_length*SIN([rf.C364])+[rf.$B$24]" office:value-type="float" office:value="358.039851709121" calcext:value-type="float">
            <text:p>358,039851709121</text:p>
          </table:table-cell>
          <table:table-cell table:formula="of:=COS([rf.$B$6])*servo_saver_arm_length*SIN([rf.C364])+SIN([rf.$B$6])*servo_saver_arm_length*COS([rf.C364])+[rf.$C$24]" office:value-type="float" office:value="-5.45919962701875" calcext:value-type="float">
            <text:p>-5,45919962701875</text:p>
          </table:table-cell>
          <table:table-cell table:formula="of:=[$rf.D364]-[$rf.$B$14]" office:value-type="float" office:value="58.0398517091213" calcext:value-type="float">
            <text:p>58,0398517091213</text:p>
          </table:table-cell>
          <table:table-cell table:formula="of:=[rf.E364]-[$rf.$C$14]" office:value-type="float" office:value="89.5408003729813" calcext:value-type="float">
            <text:p>89,5408003729813</text:p>
          </table:table-cell>
          <table:table-cell table:style-name="Default" table:formula="of:=SQRT([rf.F364]^2+[rf.G364]^2)" office:value-type="float" office:value="106.706041618321" calcext:value-type="float">
            <text:p>106,706041618321</text:p>
          </table:table-cell>
          <table:table-cell table:formula="of:=([rf.H364]^2-[rf.$B$42]^2+[rf.$B$43]^2)/(2*[rf.H364])" office:value-type="float" office:value="-0.35538094632618" calcext:value-type="float">
            <text:p>-0,35538094632618</text:p>
          </table:table-cell>
          <table:table-cell table:formula="of:=ACOS([rf.I364]/[rf.$B$43])" office:value-type="float" office:value="1.58772003684817" calcext:value-type="float">
            <text:p>1,58772003684817</text:p>
          </table:table-cell>
          <table:table-cell table:style-name="ce17" table:formula="of:=ASIN([rf.F364]/[rf.H364])" office:value-type="float" office:value="0.575104908394085" calcext:value-type="float">
            <text:p>0,575104908394085</text:p>
          </table:table-cell>
          <table:table-cell table:style-name="ce17" table:formula="of:=IF(0.5*PI()-[rf.$B$9]&gt;[rf.K364];1;-1)" office:value-type="float" office:value="1" calcext:value-type="float">
            <text:p>1</text:p>
          </table:table-cell>
          <table:table-cell table:style-name="ce17" table:formula="of:=0.5*PI()-([rf.J364]*[rf.L364]+[rf.K364])" office:value-type="float" office:value="-0.592028618447358" calcext:value-type="float">
            <text:p>-0,592028618447358</text:p>
          </table:table-cell>
          <table:table-cell table:style-name="ce17" table:formula="of:=[rf.M364]-[rf.$B$8]" office:value-type="float" office:value="-0.260416060568435" calcext:value-type="float">
            <text:p>-0,260416060568435</text:p>
          </table:table-cell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rf.A365]*analyze_resolution" office:value-type="float" office:value="20.1" calcext:value-type="float">
            <text:p>20,1</text:p>
          </table:table-cell>
          <table:table-cell table:formula="of:=RADIANS(-[rf.B365])" office:value-type="float" office:value="-0.35081117965086" calcext:value-type="float">
            <text:p>-0,35081117965086</text:p>
          </table:table-cell>
          <table:table-cell table:formula="of:=COS([rf.$B$6])*servo_saver_arm_length*COS([rf.C365])-SIN([rf.$B$6])*servo_saver_arm_length*SIN([rf.C365])+[rf.$B$24]" office:value-type="float" office:value="358.025508033515" calcext:value-type="float">
            <text:p>358,025508033515</text:p>
          </table:table-cell>
          <table:table-cell table:formula="of:=COS([rf.$B$6])*servo_saver_arm_length*SIN([rf.C365])+SIN([rf.$B$6])*servo_saver_arm_length*COS([rf.C365])+[rf.$C$24]" office:value-type="float" office:value="-5.49855511336986" calcext:value-type="float">
            <text:p>-5,49855511336986</text:p>
          </table:table-cell>
          <table:table-cell table:formula="of:=[$rf.D365]-[$rf.$B$14]" office:value-type="float" office:value="58.0255080335153" calcext:value-type="float">
            <text:p>58,0255080335153</text:p>
          </table:table-cell>
          <table:table-cell table:formula="of:=[rf.E365]-[$rf.$C$14]" office:value-type="float" office:value="89.5014448866301" calcext:value-type="float">
            <text:p>89,5014448866301</text:p>
          </table:table-cell>
          <table:table-cell table:style-name="Default" table:formula="of:=SQRT([rf.F365]^2+[rf.G365]^2)" office:value-type="float" office:value="106.665215601629" calcext:value-type="float">
            <text:p>106,665215601629</text:p>
          </table:table-cell>
          <table:table-cell table:formula="of:=([rf.H365]^2-[rf.$B$42]^2+[rf.$B$43]^2)/(2*[rf.H365])" office:value-type="float" office:value="-0.39635079782098" calcext:value-type="float">
            <text:p>-0,39635079782098</text:p>
          </table:table-cell>
          <table:table-cell table:formula="of:=ACOS([rf.I365]/[rf.$B$43])" office:value-type="float" office:value="1.58967129503684" calcext:value-type="float">
            <text:p>1,58967129503684</text:p>
          </table:table-cell>
          <table:table-cell table:style-name="ce17" table:formula="of:=ASIN([rf.F365]/[rf.H365])" office:value-type="float" office:value="0.575192753935584" calcext:value-type="float">
            <text:p>0,575192753935584</text:p>
          </table:table-cell>
          <table:table-cell table:style-name="ce17" table:formula="of:=IF(0.5*PI()-[rf.$B$9]&gt;[rf.K365];1;-1)" office:value-type="float" office:value="1" calcext:value-type="float">
            <text:p>1</text:p>
          </table:table-cell>
          <table:table-cell table:style-name="ce17" table:formula="of:=0.5*PI()-([rf.J365]*[rf.L365]+[rf.K365])" office:value-type="float" office:value="-0.594067722177527" calcext:value-type="float">
            <text:p>-0,594067722177527</text:p>
          </table:table-cell>
          <table:table-cell table:style-name="ce17" table:formula="of:=[rf.M365]-[rf.$B$8]" office:value-type="float" office:value="-0.262455164298604" calcext:value-type="float">
            <text:p>-0,262455164298604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rf.A366]*analyze_resolution" office:value-type="float" office:value="20.25" calcext:value-type="float">
            <text:p>20,25</text:p>
          </table:table-cell>
          <table:table-cell table:formula="of:=RADIANS(-[rf.B366])" office:value-type="float" office:value="-0.353429173528852" calcext:value-type="float">
            <text:p>-0,353429173528852</text:p>
          </table:table-cell>
          <table:table-cell table:formula="of:=COS([rf.$B$6])*servo_saver_arm_length*COS([rf.C366])-SIN([rf.$B$6])*servo_saver_arm_length*SIN([rf.C366])+[rf.$B$24]" office:value-type="float" office:value="358.01106137476" calcext:value-type="float">
            <text:p>358,01106137476</text:p>
          </table:table-cell>
          <table:table-cell table:formula="of:=COS([rf.$B$6])*servo_saver_arm_length*SIN([rf.C366])+SIN([rf.$B$6])*servo_saver_arm_length*COS([rf.C366])+[rf.$C$24]" office:value-type="float" office:value="-5.53787291323989" calcext:value-type="float">
            <text:p>-5,53787291323989</text:p>
          </table:table-cell>
          <table:table-cell table:formula="of:=[$rf.D366]-[$rf.$B$14]" office:value-type="float" office:value="58.0110613747597" calcext:value-type="float">
            <text:p>58,0110613747597</text:p>
          </table:table-cell>
          <table:table-cell table:formula="of:=[rf.E366]-[$rf.$C$14]" office:value-type="float" office:value="89.4621270867601" calcext:value-type="float">
            <text:p>89,4621270867601</text:p>
          </table:table-cell>
          <table:table-cell table:style-name="Default" table:formula="of:=SQRT([rf.F366]^2+[rf.G366]^2)" office:value-type="float" office:value="106.624365999117" calcext:value-type="float">
            <text:p>106,624365999117</text:p>
          </table:table-cell>
          <table:table-cell table:formula="of:=([rf.H366]^2-[rf.$B$42]^2+[rf.$B$43]^2)/(2*[rf.H366])" office:value-type="float" office:value="-0.437360074131481" calcext:value-type="float">
            <text:p>-0,437360074131481</text:p>
          </table:table-cell>
          <table:table-cell table:formula="of:=ACOS([rf.I366]/[rf.$B$43])" office:value-type="float" office:value="1.59162450288095" calcext:value-type="float">
            <text:p>1,59162450288095</text:p>
          </table:table-cell>
          <table:table-cell table:style-name="ce17" table:formula="of:=ASIN([rf.F366]/[rf.H366])" office:value-type="float" office:value="0.575279664059131" calcext:value-type="float">
            <text:p>0,575279664059131</text:p>
          </table:table-cell>
          <table:table-cell table:style-name="ce17" table:formula="of:=IF(0.5*PI()-[rf.$B$9]&gt;[rf.K366];1;-1)" office:value-type="float" office:value="1" calcext:value-type="float">
            <text:p>1</text:p>
          </table:table-cell>
          <table:table-cell table:style-name="ce17" table:formula="of:=0.5*PI()-([rf.J366]*[rf.L366]+[rf.K366])" office:value-type="float" office:value="-0.596107840145182" calcext:value-type="float">
            <text:p>-0,596107840145182</text:p>
          </table:table-cell>
          <table:table-cell table:style-name="ce17" table:formula="of:=[rf.M366]-[rf.$B$8]" office:value-type="float" office:value="-0.264495282266259" calcext:value-type="float">
            <text:p>-0,264495282266259</text:p>
          </table:table-cell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rf.A367]*analyze_resolution" office:value-type="float" office:value="20.4" calcext:value-type="float">
            <text:p>20,4</text:p>
          </table:table-cell>
          <table:table-cell table:formula="of:=RADIANS(-[rf.B367])" office:value-type="float" office:value="-0.356047167406843" calcext:value-type="float">
            <text:p>-0,356047167406843</text:p>
          </table:table-cell>
          <table:table-cell table:formula="of:=COS([rf.$B$6])*servo_saver_arm_length*COS([rf.C367])-SIN([rf.$B$6])*servo_saver_arm_length*SIN([rf.C367])+[rf.$B$24]" office:value-type="float" office:value="357.99651183187" calcext:value-type="float">
            <text:p>357,99651183187</text:p>
          </table:table-cell>
          <table:table-cell table:formula="of:=COS([rf.$B$6])*servo_saver_arm_length*SIN([rf.C367])+SIN([rf.$B$6])*servo_saver_arm_length*COS([rf.C367])+[rf.$C$24]" office:value-type="float" office:value="-5.57715275714904" calcext:value-type="float">
            <text:p>-5,57715275714904</text:p>
          </table:table-cell>
          <table:table-cell table:formula="of:=[$rf.D367]-[$rf.$B$14]" office:value-type="float" office:value="57.9965118318702" calcext:value-type="float">
            <text:p>57,9965118318702</text:p>
          </table:table-cell>
          <table:table-cell table:formula="of:=[rf.E367]-[$rf.$C$14]" office:value-type="float" office:value="89.422847242851" calcext:value-type="float">
            <text:p>89,422847242851</text:p>
          </table:table-cell>
          <table:table-cell table:style-name="Default" table:formula="of:=SQRT([rf.F367]^2+[rf.G367]^2)" office:value-type="float" office:value="106.583493063807" calcext:value-type="float">
            <text:p>106,583493063807</text:p>
          </table:table-cell>
          <table:table-cell table:formula="of:=([rf.H367]^2-[rf.$B$42]^2+[rf.$B$43]^2)/(2*[rf.H367])" office:value-type="float" office:value="-0.478408566537472" calcext:value-type="float">
            <text:p>-0,478408566537472</text:p>
          </table:table-cell>
          <table:table-cell table:formula="of:=ACOS([rf.I367]/[rf.$B$43])" office:value-type="float" office:value="1.59357965811769" calcext:value-type="float">
            <text:p>1,59357965811769</text:p>
          </table:table-cell>
          <table:table-cell table:style-name="ce17" table:formula="of:=ASIN([rf.F367]/[rf.H367])" office:value-type="float" office:value="0.575365637151221" calcext:value-type="float">
            <text:p>0,575365637151221</text:p>
          </table:table-cell>
          <table:table-cell table:style-name="ce17" table:formula="of:=IF(0.5*PI()-[rf.$B$9]&gt;[rf.K367];1;-1)" office:value-type="float" office:value="1" calcext:value-type="float">
            <text:p>1</text:p>
          </table:table-cell>
          <table:table-cell table:style-name="ce17" table:formula="of:=0.5*PI()-([rf.J367]*[rf.L367]+[rf.K367])" office:value-type="float" office:value="-0.598148968474017" calcext:value-type="float">
            <text:p>-0,598148968474017</text:p>
          </table:table-cell>
          <table:table-cell table:style-name="ce17" table:formula="of:=[rf.M367]-[rf.$B$8]" office:value-type="float" office:value="-0.266536410595094" calcext:value-type="float">
            <text:p>-0,266536410595094</text:p>
          </table:table-cell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rf.A368]*analyze_resolution" office:value-type="float" office:value="20.55" calcext:value-type="float">
            <text:p>20,55</text:p>
          </table:table-cell>
          <table:table-cell table:formula="of:=RADIANS(-[rf.B368])" office:value-type="float" office:value="-0.358665161284835" calcext:value-type="float">
            <text:p>-0,358665161284835</text:p>
          </table:table-cell>
          <table:table-cell table:formula="of:=COS([rf.$B$6])*servo_saver_arm_length*COS([rf.C368])-SIN([rf.$B$6])*servo_saver_arm_length*SIN([rf.C368])+[rf.$B$24]" office:value-type="float" office:value="357.981859504568" calcext:value-type="float">
            <text:p>357,981859504568</text:p>
          </table:table-cell>
          <table:table-cell table:formula="of:=COS([rf.$B$6])*servo_saver_arm_length*SIN([rf.C368])+SIN([rf.$B$6])*servo_saver_arm_length*COS([rf.C368])+[rf.$C$24]" office:value-type="float" office:value="-5.61639437587767" calcext:value-type="float">
            <text:p>-5,61639437587767</text:p>
          </table:table-cell>
          <table:table-cell table:formula="of:=[$rf.D368]-[$rf.$B$14]" office:value-type="float" office:value="57.9818595045679" calcext:value-type="float">
            <text:p>57,9818595045679</text:p>
          </table:table-cell>
          <table:table-cell table:formula="of:=[rf.E368]-[$rf.$C$14]" office:value-type="float" office:value="89.3836056241223" calcext:value-type="float">
            <text:p>89,3836056241223</text:p>
          </table:table-cell>
          <table:table-cell table:style-name="Default" table:formula="of:=SQRT([rf.F368]^2+[rf.G368]^2)" office:value-type="float" office:value="106.542597049143" calcext:value-type="float">
            <text:p>106,542597049143</text:p>
          </table:table-cell>
          <table:table-cell table:formula="of:=([rf.H368]^2-[rf.$B$42]^2+[rf.$B$43]^2)/(2*[rf.H368])" office:value-type="float" office:value="-0.519496065605631" calcext:value-type="float">
            <text:p>-0,519496065605631</text:p>
          </table:table-cell>
          <table:table-cell table:formula="of:=ACOS([rf.I368]/[rf.$B$43])" office:value-type="float" office:value="1.59553675849449" calcext:value-type="float">
            <text:p>1,59553675849449</text:p>
          </table:table-cell>
          <table:table-cell table:style-name="ce17" table:formula="of:=ASIN([rf.F368]/[rf.H368])" office:value-type="float" office:value="0.575450671600661" calcext:value-type="float">
            <text:p>0,575450671600661</text:p>
          </table:table-cell>
          <table:table-cell table:style-name="ce17" table:formula="of:=IF(0.5*PI()-[rf.$B$9]&gt;[rf.K368];1;-1)" office:value-type="float" office:value="1" calcext:value-type="float">
            <text:p>1</text:p>
          </table:table-cell>
          <table:table-cell table:style-name="ce17" table:formula="of:=0.5*PI()-([rf.J368]*[rf.L368]+[rf.K368])" office:value-type="float" office:value="-0.600191103300257" calcext:value-type="float">
            <text:p>-0,600191103300257</text:p>
          </table:table-cell>
          <table:table-cell table:style-name="ce17" table:formula="of:=[rf.M368]-[rf.$B$8]" office:value-type="float" office:value="-0.268578545421334" calcext:value-type="float">
            <text:p>-0,268578545421334</text:p>
          </table:table-cell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rf.A369]*analyze_resolution" office:value-type="float" office:value="20.7" calcext:value-type="float">
            <text:p>20,7</text:p>
          </table:table-cell>
          <table:table-cell table:formula="of:=RADIANS(-[rf.B369])" office:value-type="float" office:value="-0.361283155162826" calcext:value-type="float">
            <text:p>-0,361283155162826</text:p>
          </table:table-cell>
          <table:table-cell table:formula="of:=COS([rf.$B$6])*servo_saver_arm_length*COS([rf.C369])-SIN([rf.$B$6])*servo_saver_arm_length*SIN([rf.C369])+[rf.$B$24]" office:value-type="float" office:value="357.967104493278" calcext:value-type="float">
            <text:p>357,967104493278</text:p>
          </table:table-cell>
          <table:table-cell table:formula="of:=COS([rf.$B$6])*servo_saver_arm_length*SIN([rf.C369])+SIN([rf.$B$6])*servo_saver_arm_length*COS([rf.C369])+[rf.$C$24]" office:value-type="float" office:value="-5.65559750046811" calcext:value-type="float">
            <text:p>-5,65559750046811</text:p>
          </table:table-cell>
          <table:table-cell table:formula="of:=[$rf.D369]-[$rf.$B$14]" office:value-type="float" office:value="57.9671044932779" calcext:value-type="float">
            <text:p>57,9671044932779</text:p>
          </table:table-cell>
          <table:table-cell table:formula="of:=[rf.E369]-[$rf.$C$14]" office:value-type="float" office:value="89.3444024995319" calcext:value-type="float">
            <text:p>89,3444024995319</text:p>
          </table:table-cell>
          <table:table-cell table:style-name="Default" table:formula="of:=SQRT([rf.F369]^2+[rf.G369]^2)" office:value-type="float" office:value="106.501678208998" calcext:value-type="float">
            <text:p>106,501678208998</text:p>
          </table:table-cell>
          <table:table-cell table:formula="of:=([rf.H369]^2-[rf.$B$42]^2+[rf.$B$43]^2)/(2*[rf.H369])" office:value-type="float" office:value="-0.560622361187864" calcext:value-type="float">
            <text:p>-0,560622361187864</text:p>
          </table:table-cell>
          <table:table-cell table:formula="of:=ACOS([rf.I369]/[rf.$B$43])" office:value-type="float" office:value="1.5974958017689" calcext:value-type="float">
            <text:p>1,5974958017689</text:p>
          </table:table-cell>
          <table:table-cell table:style-name="ce17" table:formula="of:=ASIN([rf.F369]/[rf.H369])" office:value-type="float" office:value="0.575534765798594" calcext:value-type="float">
            <text:p>0,575534765798594</text:p>
          </table:table-cell>
          <table:table-cell table:style-name="ce17" table:formula="of:=IF(0.5*PI()-[rf.$B$9]&gt;[rf.K369];1;-1)" office:value-type="float" office:value="1" calcext:value-type="float">
            <text:p>1</text:p>
          </table:table-cell>
          <table:table-cell table:style-name="ce17" table:formula="of:=0.5*PI()-([rf.J369]*[rf.L369]+[rf.K369])" office:value-type="float" office:value="-0.602234240772598" calcext:value-type="float">
            <text:p>-0,602234240772598</text:p>
          </table:table-cell>
          <table:table-cell table:style-name="ce17" table:formula="of:=[rf.M369]-[rf.$B$8]" office:value-type="float" office:value="-0.270621682893676" calcext:value-type="float">
            <text:p>-0,270621682893676</text:p>
          </table:table-cell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rf.A370]*analyze_resolution" office:value-type="float" office:value="20.85" calcext:value-type="float">
            <text:p>20,85</text:p>
          </table:table-cell>
          <table:table-cell table:formula="of:=RADIANS(-[rf.B370])" office:value-type="float" office:value="-0.363901149040818" calcext:value-type="float">
            <text:p>-0,363901149040818</text:p>
          </table:table-cell>
          <table:table-cell table:formula="of:=COS([rf.$B$6])*servo_saver_arm_length*COS([rf.C370])-SIN([rf.$B$6])*servo_saver_arm_length*SIN([rf.C370])+[rf.$B$24]" office:value-type="float" office:value="357.95224689913" calcext:value-type="float">
            <text:p>357,95224689913</text:p>
          </table:table-cell>
          <table:table-cell table:formula="of:=COS([rf.$B$6])*servo_saver_arm_length*SIN([rf.C370])+SIN([rf.$B$6])*servo_saver_arm_length*COS([rf.C370])+[rf.$C$24]" office:value-type="float" office:value="-5.69476186222654" calcext:value-type="float">
            <text:p>-5,69476186222654</text:p>
          </table:table-cell>
          <table:table-cell table:formula="of:=[$rf.D370]-[$rf.$B$14]" office:value-type="float" office:value="57.9522468991296" calcext:value-type="float">
            <text:p>57,9522468991296</text:p>
          </table:table-cell>
          <table:table-cell table:formula="of:=[rf.E370]-[$rf.$C$14]" office:value-type="float" office:value="89.3052381377735" calcext:value-type="float">
            <text:p>89,3052381377735</text:p>
          </table:table-cell>
          <table:table-cell table:style-name="Default" table:formula="of:=SQRT([rf.F370]^2+[rf.G370]^2)" office:value-type="float" office:value="106.460736797667" calcext:value-type="float">
            <text:p>106,460736797667</text:p>
          </table:table-cell>
          <table:table-cell table:formula="of:=([rf.H370]^2-[rf.$B$42]^2+[rf.$B$43]^2)/(2*[rf.H370])" office:value-type="float" office:value="-0.601787242419564" calcext:value-type="float">
            <text:p>-0,601787242419564</text:p>
          </table:table-cell>
          <table:table-cell table:formula="of:=ACOS([rf.I370]/[rf.$B$43])" office:value-type="float" office:value="1.59945678570852" calcext:value-type="float">
            <text:p>1,59945678570852</text:p>
          </table:table-cell>
          <table:table-cell table:style-name="ce17" table:formula="of:=ASIN([rf.F370]/[rf.H370])" office:value-type="float" office:value="0.575617918138527" calcext:value-type="float">
            <text:p>0,575617918138527</text:p>
          </table:table-cell>
          <table:table-cell table:style-name="ce17" table:formula="of:=IF(0.5*PI()-[rf.$B$9]&gt;[rf.K370];1;-1)" office:value-type="float" office:value="1" calcext:value-type="float">
            <text:p>1</text:p>
          </table:table-cell>
          <table:table-cell table:style-name="ce17" table:formula="of:=0.5*PI()-([rf.J370]*[rf.L370]+[rf.K370])" office:value-type="float" office:value="-0.604278377052152" calcext:value-type="float">
            <text:p>-0,604278377052152</text:p>
          </table:table-cell>
          <table:table-cell table:style-name="ce17" table:formula="of:=[rf.M370]-[rf.$B$8]" office:value-type="float" office:value="-0.272665819173229" calcext:value-type="float">
            <text:p>-0,272665819173229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rf.A371]*analyze_resolution" office:value-type="float" office:value="21" calcext:value-type="float">
            <text:p>21</text:p>
          </table:table-cell>
          <table:table-cell table:formula="of:=RADIANS(-[rf.B371])" office:value-type="float" office:value="-0.366519142918809" calcext:value-type="float">
            <text:p>-0,366519142918809</text:p>
          </table:table-cell>
          <table:table-cell table:formula="of:=COS([rf.$B$6])*servo_saver_arm_length*COS([rf.C371])-SIN([rf.$B$6])*servo_saver_arm_length*SIN([rf.C371])+[rf.$B$24]" office:value-type="float" office:value="357.937286823955" calcext:value-type="float">
            <text:p>357,937286823955</text:p>
          </table:table-cell>
          <table:table-cell table:formula="of:=COS([rf.$B$6])*servo_saver_arm_length*SIN([rf.C371])+SIN([rf.$B$6])*servo_saver_arm_length*COS([rf.C371])+[rf.$C$24]" office:value-type="float" office:value="-5.7338871927248" calcext:value-type="float">
            <text:p>-5,7338871927248</text:p>
          </table:table-cell>
          <table:table-cell table:formula="of:=[$rf.D371]-[$rf.$B$14]" office:value-type="float" office:value="57.9372868239552" calcext:value-type="float">
            <text:p>57,9372868239552</text:p>
          </table:table-cell>
          <table:table-cell table:formula="of:=[rf.E371]-[$rf.$C$14]" office:value-type="float" office:value="89.2661128072752" calcext:value-type="float">
            <text:p>89,2661128072752</text:p>
          </table:table-cell>
          <table:table-cell table:style-name="Default" table:formula="of:=SQRT([rf.F371]^2+[rf.G371]^2)" office:value-type="float" office:value="106.419773069869" calcext:value-type="float">
            <text:p>106,419773069869</text:p>
          </table:table-cell>
          <table:table-cell table:formula="of:=([rf.H371]^2-[rf.$B$42]^2+[rf.$B$43]^2)/(2*[rf.H371])" office:value-type="float" office:value="-0.642990497718239" calcext:value-type="float">
            <text:p>-0,642990497718239</text:p>
          </table:table-cell>
          <table:table-cell table:formula="of:=ACOS([rf.I371]/[rf.$B$43])" office:value-type="float" office:value="1.60141970809093" calcext:value-type="float">
            <text:p>1,60141970809093</text:p>
          </table:table-cell>
          <table:table-cell table:style-name="ce17" table:formula="of:=ASIN([rf.F371]/[rf.H371])" office:value-type="float" office:value="0.575700127016358" calcext:value-type="float">
            <text:p>0,575700127016358</text:p>
          </table:table-cell>
          <table:table-cell table:style-name="ce17" table:formula="of:=IF(0.5*PI()-[rf.$B$9]&gt;[rf.K371];1;-1)" office:value-type="float" office:value="1" calcext:value-type="float">
            <text:p>1</text:p>
          </table:table-cell>
          <table:table-cell table:style-name="ce17" table:formula="of:=0.5*PI()-([rf.J371]*[rf.L371]+[rf.K371])" office:value-type="float" office:value="-0.606323508312392" calcext:value-type="float">
            <text:p>-0,606323508312392</text:p>
          </table:table-cell>
          <table:table-cell table:style-name="ce17" table:formula="of:=[rf.M371]-[rf.$B$8]" office:value-type="float" office:value="-0.27471095043347" calcext:value-type="float">
            <text:p>-0,27471095043347</text:p>
          </table:table-cell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rf.A372]*analyze_resolution" office:value-type="float" office:value="21.15" calcext:value-type="float">
            <text:p>21,15</text:p>
          </table:table-cell>
          <table:table-cell table:formula="of:=RADIANS(-[rf.B372])" office:value-type="float" office:value="-0.369137136796801" calcext:value-type="float">
            <text:p>-0,369137136796801</text:p>
          </table:table-cell>
          <table:table-cell table:formula="of:=COS([rf.$B$6])*servo_saver_arm_length*COS([rf.C372])-SIN([rf.$B$6])*servo_saver_arm_length*SIN([rf.C372])+[rf.$B$24]" office:value-type="float" office:value="357.922224370289" calcext:value-type="float">
            <text:p>357,922224370289</text:p>
          </table:table-cell>
          <table:table-cell table:formula="of:=COS([rf.$B$6])*servo_saver_arm_length*SIN([rf.C372])+SIN([rf.$B$6])*servo_saver_arm_length*COS([rf.C372])+[rf.$C$24]" office:value-type="float" office:value="-5.77297322380227" calcext:value-type="float">
            <text:p>-5,77297322380227</text:p>
          </table:table-cell>
          <table:table-cell table:formula="of:=[$rf.D372]-[$rf.$B$14]" office:value-type="float" office:value="57.9222243702895" calcext:value-type="float">
            <text:p>57,9222243702895</text:p>
          </table:table-cell>
          <table:table-cell table:formula="of:=[rf.E372]-[$rf.$C$14]" office:value-type="float" office:value="89.2270267761977" calcext:value-type="float">
            <text:p>89,2270267761977</text:p>
          </table:table-cell>
          <table:table-cell table:style-name="Default" table:formula="of:=SQRT([rf.F372]^2+[rf.G372]^2)" office:value-type="float" office:value="106.378787280747" calcext:value-type="float">
            <text:p>106,378787280747</text:p>
          </table:table-cell>
          <table:table-cell table:formula="of:=([rf.H372]^2-[rf.$B$42]^2+[rf.$B$43]^2)/(2*[rf.H372])" office:value-type="float" office:value="-0.684231914781526" calcext:value-type="float">
            <text:p>-0,684231914781526</text:p>
          </table:table-cell>
          <table:table-cell table:formula="of:=ACOS([rf.I372]/[rf.$B$43])" office:value-type="float" office:value="1.60338456670358" calcext:value-type="float">
            <text:p>1,60338456670358</text:p>
          </table:table-cell>
          <table:table-cell table:style-name="ce17" table:formula="of:=ASIN([rf.F372]/[rf.H372])" office:value-type="float" office:value="0.575781390830402" calcext:value-type="float">
            <text:p>0,575781390830402</text:p>
          </table:table-cell>
          <table:table-cell table:style-name="ce17" table:formula="of:=IF(0.5*PI()-[rf.$B$9]&gt;[rf.K372];1;-1)" office:value-type="float" office:value="1" calcext:value-type="float">
            <text:p>1</text:p>
          </table:table-cell>
          <table:table-cell table:style-name="ce17" table:formula="of:=0.5*PI()-([rf.J372]*[rf.L372]+[rf.K372])" office:value-type="float" office:value="-0.60836963073909" calcext:value-type="float">
            <text:p>-0,60836963073909</text:p>
          </table:table-cell>
          <table:table-cell table:style-name="ce17" table:formula="of:=[rf.M372]-[rf.$B$8]" office:value-type="float" office:value="-0.276757072860168" calcext:value-type="float">
            <text:p>-0,276757072860168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rf.A373]*analyze_resolution" office:value-type="float" office:value="21.3" calcext:value-type="float">
            <text:p>21,3</text:p>
          </table:table-cell>
          <table:table-cell table:formula="of:=RADIANS(-[rf.B373])" office:value-type="float" office:value="-0.371755130674792" calcext:value-type="float">
            <text:p>-0,371755130674792</text:p>
          </table:table-cell>
          <table:table-cell table:formula="of:=COS([rf.$B$6])*servo_saver_arm_length*COS([rf.C373])-SIN([rf.$B$6])*servo_saver_arm_length*SIN([rf.C373])+[rf.$B$24]" office:value-type="float" office:value="357.907059641369" calcext:value-type="float">
            <text:p>357,907059641369</text:p>
          </table:table-cell>
          <table:table-cell table:formula="of:=COS([rf.$B$6])*servo_saver_arm_length*SIN([rf.C373])+SIN([rf.$B$6])*servo_saver_arm_length*COS([rf.C373])+[rf.$C$24]" office:value-type="float" office:value="-5.81201968756765" calcext:value-type="float">
            <text:p>-5,81201968756765</text:p>
          </table:table-cell>
          <table:table-cell table:formula="of:=[$rf.D373]-[$rf.$B$14]" office:value-type="float" office:value="57.9070596413688" calcext:value-type="float">
            <text:p>57,9070596413688</text:p>
          </table:table-cell>
          <table:table-cell table:formula="of:=[rf.E373]-[$rf.$C$14]" office:value-type="float" office:value="89.1879803124323" calcext:value-type="float">
            <text:p>89,1879803124323</text:p>
          </table:table-cell>
          <table:table-cell table:style-name="Default" table:formula="of:=SQRT([rf.F373]^2+[rf.G373]^2)" office:value-type="float" office:value="106.337779685866" calcext:value-type="float">
            <text:p>106,337779685866</text:p>
          </table:table-cell>
          <table:table-cell table:formula="of:=([rf.H373]^2-[rf.$B$42]^2+[rf.$B$43]^2)/(2*[rf.H373])" office:value-type="float" office:value="-0.725511280585804" calcext:value-type="float">
            <text:p>-0,725511280585804</text:p>
          </table:table-cell>
          <table:table-cell table:formula="of:=ACOS([rf.I373]/[rf.$B$43])" office:value-type="float" office:value="1.60535135934374" calcext:value-type="float">
            <text:p>1,60535135934374</text:p>
          </table:table-cell>
          <table:table-cell table:style-name="ce17" table:formula="of:=ASIN([rf.F373]/[rf.H373])" office:value-type="float" office:value="0.575861707981422" calcext:value-type="float">
            <text:p>0,575861707981422</text:p>
          </table:table-cell>
          <table:table-cell table:style-name="ce17" table:formula="of:=IF(0.5*PI()-[rf.$B$9]&gt;[rf.K373];1;-1)" office:value-type="float" office:value="1" calcext:value-type="float">
            <text:p>1</text:p>
          </table:table-cell>
          <table:table-cell table:style-name="ce17" table:formula="of:=0.5*PI()-([rf.J373]*[rf.L373]+[rf.K373])" office:value-type="float" office:value="-0.610416740530263" calcext:value-type="float">
            <text:p>-0,610416740530263</text:p>
          </table:table-cell>
          <table:table-cell table:style-name="ce17" table:formula="of:=[rf.M373]-[rf.$B$8]" office:value-type="float" office:value="-0.278804182651341" calcext:value-type="float">
            <text:p>-0,278804182651341</text:p>
          </table:table-cell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rf.A374]*analyze_resolution" office:value-type="float" office:value="21.45" calcext:value-type="float">
            <text:p>21,45</text:p>
          </table:table-cell>
          <table:table-cell table:formula="of:=RADIANS(-[rf.B374])" office:value-type="float" office:value="-0.374373124552784" calcext:value-type="float">
            <text:p>-0,374373124552784</text:p>
          </table:table-cell>
          <table:table-cell table:formula="of:=COS([rf.$B$6])*servo_saver_arm_length*COS([rf.C374])-SIN([rf.$B$6])*servo_saver_arm_length*SIN([rf.C374])+[rf.$B$24]" office:value-type="float" office:value="357.89179274113" calcext:value-type="float">
            <text:p>357,89179274113</text:p>
          </table:table-cell>
          <table:table-cell table:formula="of:=COS([rf.$B$6])*servo_saver_arm_length*SIN([rf.C374])+SIN([rf.$B$6])*servo_saver_arm_length*COS([rf.C374])+[rf.$C$24]" office:value-type="float" office:value="-5.85102631640087" calcext:value-type="float">
            <text:p>-5,85102631640087</text:p>
          </table:table-cell>
          <table:table-cell table:formula="of:=[$rf.D374]-[$rf.$B$14]" office:value-type="float" office:value="57.8917927411304" calcext:value-type="float">
            <text:p>57,8917927411304</text:p>
          </table:table-cell>
          <table:table-cell table:formula="of:=[rf.E374]-[$rf.$C$14]" office:value-type="float" office:value="89.1489736835991" calcext:value-type="float">
            <text:p>89,1489736835991</text:p>
          </table:table-cell>
          <table:table-cell table:style-name="Default" table:formula="of:=SQRT([rf.F374]^2+[rf.G374]^2)" office:value-type="float" office:value="106.296750541214" calcext:value-type="float">
            <text:p>106,296750541214</text:p>
          </table:table-cell>
          <table:table-cell table:formula="of:=([rf.H374]^2-[rf.$B$42]^2+[rf.$B$43]^2)/(2*[rf.H374])" office:value-type="float" office:value="-0.766828381384485" calcext:value-type="float">
            <text:p>-0,766828381384485</text:p>
          </table:table-cell>
          <table:table-cell table:formula="of:=ACOS([rf.I374]/[rf.$B$43])" office:value-type="float" office:value="1.60732008381836" calcext:value-type="float">
            <text:p>1,60732008381836</text:p>
          </table:table-cell>
          <table:table-cell table:style-name="ce17" table:formula="of:=ASIN([rf.F374]/[rf.H374])" office:value-type="float" office:value="0.57594107687265" calcext:value-type="float">
            <text:p>0,57594107687265</text:p>
          </table:table-cell>
          <table:table-cell table:style-name="ce17" table:formula="of:=IF(0.5*PI()-[rf.$B$9]&gt;[rf.K374];1;-1)" office:value-type="float" office:value="1" calcext:value-type="float">
            <text:p>1</text:p>
          </table:table-cell>
          <table:table-cell table:style-name="ce17" table:formula="of:=0.5*PI()-([rf.J374]*[rf.L374]+[rf.K374])" office:value-type="float" office:value="-0.612464833896114" calcext:value-type="float">
            <text:p>-0,612464833896114</text:p>
          </table:table-cell>
          <table:table-cell table:style-name="ce17" table:formula="of:=[rf.M374]-[rf.$B$8]" office:value-type="float" office:value="-0.280852276017191" calcext:value-type="float">
            <text:p>-0,280852276017191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rf.A375]*analyze_resolution" office:value-type="float" office:value="21.6" calcext:value-type="float">
            <text:p>21,6</text:p>
          </table:table-cell>
          <table:table-cell table:formula="of:=RADIANS(-[rf.B375])" office:value-type="float" office:value="-0.376991118430775" calcext:value-type="float">
            <text:p>-0,376991118430775</text:p>
          </table:table-cell>
          <table:table-cell table:formula="of:=COS([rf.$B$6])*servo_saver_arm_length*COS([rf.C375])-SIN([rf.$B$6])*servo_saver_arm_length*SIN([rf.C375])+[rf.$B$24]" office:value-type="float" office:value="357.876423774212" calcext:value-type="float">
            <text:p>357,876423774212</text:p>
          </table:table-cell>
          <table:table-cell table:formula="of:=COS([rf.$B$6])*servo_saver_arm_length*SIN([rf.C375])+SIN([rf.$B$6])*servo_saver_arm_length*COS([rf.C375])+[rf.$C$24]" office:value-type="float" office:value="-5.88999284295485" calcext:value-type="float">
            <text:p>-5,88999284295485</text:p>
          </table:table-cell>
          <table:table-cell table:formula="of:=[$rf.D375]-[$rf.$B$14]" office:value-type="float" office:value="57.876423774212" calcext:value-type="float">
            <text:p>57,876423774212</text:p>
          </table:table-cell>
          <table:table-cell table:formula="of:=[rf.E375]-[$rf.$C$14]" office:value-type="float" office:value="89.1100071570451" calcext:value-type="float">
            <text:p>89,1100071570451</text:p>
          </table:table-cell>
          <table:table-cell table:style-name="Default" table:formula="of:=SQRT([rf.F375]^2+[rf.G375]^2)" office:value-type="float" office:value="106.255700103198" calcext:value-type="float">
            <text:p>106,255700103198</text:p>
          </table:table-cell>
          <table:table-cell table:formula="of:=([rf.H375]^2-[rf.$B$42]^2+[rf.$B$43]^2)/(2*[rf.H375])" office:value-type="float" office:value="-0.808183002706363" calcext:value-type="float">
            <text:p>-0,808183002706363</text:p>
          </table:table-cell>
          <table:table-cell table:formula="of:=ACOS([rf.I375]/[rf.$B$43])" office:value-type="float" office:value="1.60929073794405" calcext:value-type="float">
            <text:p>1,60929073794405</text:p>
          </table:table-cell>
          <table:table-cell table:style-name="ce17" table:formula="of:=ASIN([rf.F375]/[rf.H375])" office:value-type="float" office:value="0.57601949590982" calcext:value-type="float">
            <text:p>0,57601949590982</text:p>
          </table:table-cell>
          <table:table-cell table:style-name="ce17" table:formula="of:=IF(0.5*PI()-[rf.$B$9]&gt;[rf.K375];1;-1)" office:value-type="float" office:value="1" calcext:value-type="float">
            <text:p>1</text:p>
          </table:table-cell>
          <table:table-cell table:style-name="ce17" table:formula="of:=0.5*PI()-([rf.J375]*[rf.L375]+[rf.K375])" office:value-type="float" office:value="-0.614513907058975" calcext:value-type="float">
            <text:p>-0,614513907058975</text:p>
          </table:table-cell>
          <table:table-cell table:style-name="ce17" table:formula="of:=[rf.M375]-[rf.$B$8]" office:value-type="float" office:value="-0.282901349180052" calcext:value-type="float">
            <text:p>-0,282901349180052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rf.A376]*analyze_resolution" office:value-type="float" office:value="21.75" calcext:value-type="float">
            <text:p>21,75</text:p>
          </table:table-cell>
          <table:table-cell table:formula="of:=RADIANS(-[rf.B376])" office:value-type="float" office:value="-0.379609112308767" calcext:value-type="float">
            <text:p>-0,379609112308767</text:p>
          </table:table-cell>
          <table:table-cell table:formula="of:=COS([rf.$B$6])*servo_saver_arm_length*COS([rf.C376])-SIN([rf.$B$6])*servo_saver_arm_length*SIN([rf.C376])+[rf.$B$24]" office:value-type="float" office:value="357.860952845951" calcext:value-type="float">
            <text:p>357,860952845951</text:p>
          </table:table-cell>
          <table:table-cell table:formula="of:=COS([rf.$B$6])*servo_saver_arm_length*SIN([rf.C376])+SIN([rf.$B$6])*servo_saver_arm_length*COS([rf.C376])+[rf.$C$24]" office:value-type="float" office:value="-5.92891900015738" calcext:value-type="float">
            <text:p>-5,92891900015738</text:p>
          </table:table-cell>
          <table:table-cell table:formula="of:=[$rf.D376]-[$rf.$B$14]" office:value-type="float" office:value="57.8609528459508" calcext:value-type="float">
            <text:p>57,8609528459508</text:p>
          </table:table-cell>
          <table:table-cell table:formula="of:=[rf.E376]-[$rf.$C$14]" office:value-type="float" office:value="89.0710809998426" calcext:value-type="float">
            <text:p>89,0710809998426</text:p>
          </table:table-cell>
          <table:table-cell table:style-name="Default" table:formula="of:=SQRT([rf.F376]^2+[rf.G376]^2)" office:value-type="float" office:value="106.214628628649" calcext:value-type="float">
            <text:p>106,214628628649</text:p>
          </table:table-cell>
          <table:table-cell table:formula="of:=([rf.H376]^2-[rf.$B$42]^2+[rf.$B$43]^2)/(2*[rf.H376])" office:value-type="float" office:value="-0.84957492935395" calcext:value-type="float">
            <text:p>-0,84957492935395</text:p>
          </table:table-cell>
          <table:table-cell table:formula="of:=ACOS([rf.I376]/[rf.$B$43])" office:value-type="float" office:value="1.61126331954695" calcext:value-type="float">
            <text:p>1,61126331954695</text:p>
          </table:table-cell>
          <table:table-cell table:style-name="ce17" table:formula="of:=ASIN([rf.F376]/[rf.H376])" office:value-type="float" office:value="0.576096963501194" calcext:value-type="float">
            <text:p>0,576096963501194</text:p>
          </table:table-cell>
          <table:table-cell table:style-name="ce17" table:formula="of:=IF(0.5*PI()-[rf.$B$9]&gt;[rf.K376];1;-1)" office:value-type="float" office:value="1" calcext:value-type="float">
            <text:p>1</text:p>
          </table:table-cell>
          <table:table-cell table:style-name="ce17" table:formula="of:=0.5*PI()-([rf.J376]*[rf.L376]+[rf.K376])" office:value-type="float" office:value="-0.616563956253248" calcext:value-type="float">
            <text:p>-0,616563956253248</text:p>
          </table:table-cell>
          <table:table-cell table:style-name="ce17" table:formula="of:=[rf.M376]-[rf.$B$8]" office:value-type="float" office:value="-0.284951398374326" calcext:value-type="float">
            <text:p>-0,284951398374326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rf.A377]*analyze_resolution" office:value-type="float" office:value="21.9" calcext:value-type="float">
            <text:p>21,9</text:p>
          </table:table-cell>
          <table:table-cell table:formula="of:=RADIANS(-[rf.B377])" office:value-type="float" office:value="-0.382227106186758" calcext:value-type="float">
            <text:p>-0,382227106186758</text:p>
          </table:table-cell>
          <table:table-cell table:formula="of:=COS([rf.$B$6])*servo_saver_arm_length*COS([rf.C377])-SIN([rf.$B$6])*servo_saver_arm_length*SIN([rf.C377])+[rf.$B$24]" office:value-type="float" office:value="357.845380062383" calcext:value-type="float">
            <text:p>357,845380062383</text:p>
          </table:table-cell>
          <table:table-cell table:formula="of:=COS([rf.$B$6])*servo_saver_arm_length*SIN([rf.C377])+SIN([rf.$B$6])*servo_saver_arm_length*COS([rf.C377])+[rf.$C$24]" office:value-type="float" office:value="-5.96780452121294" calcext:value-type="float">
            <text:p>-5,96780452121294</text:p>
          </table:table-cell>
          <table:table-cell table:formula="of:=[$rf.D377]-[$rf.$B$14]" office:value-type="float" office:value="57.8453800623827" calcext:value-type="float">
            <text:p>57,8453800623827</text:p>
          </table:table-cell>
          <table:table-cell table:formula="of:=[rf.E377]-[$rf.$C$14]" office:value-type="float" office:value="89.0321954787871" calcext:value-type="float">
            <text:p>89,0321954787871</text:p>
          </table:table-cell>
          <table:table-cell table:style-name="Default" table:formula="of:=SQRT([rf.F377]^2+[rf.G377]^2)" office:value-type="float" office:value="106.173536374816" calcext:value-type="float">
            <text:p>106,173536374816</text:p>
          </table:table-cell>
          <table:table-cell table:formula="of:=([rf.H377]^2-[rf.$B$42]^2+[rf.$B$43]^2)/(2*[rf.H377])" office:value-type="float" office:value="-0.891003945402024" calcext:value-type="float">
            <text:p>-0,891003945402024</text:p>
          </table:table-cell>
          <table:table-cell table:formula="of:=ACOS([rf.I377]/[rf.$B$43])" office:value-type="float" office:value="1.61323782646266" calcext:value-type="float">
            <text:p>1,61323782646266</text:p>
          </table:table-cell>
          <table:table-cell table:style-name="ce17" table:formula="of:=ASIN([rf.F377]/[rf.H377])" office:value-type="float" office:value="0.576173478057589" calcext:value-type="float">
            <text:p>0,576173478057589</text:p>
          </table:table-cell>
          <table:table-cell table:style-name="ce17" table:formula="of:=IF(0.5*PI()-[rf.$B$9]&gt;[rf.K377];1;-1)" office:value-type="float" office:value="1" calcext:value-type="float">
            <text:p>1</text:p>
          </table:table-cell>
          <table:table-cell table:style-name="ce17" table:formula="of:=0.5*PI()-([rf.J377]*[rf.L377]+[rf.K377])" office:value-type="float" office:value="-0.618614977725355" calcext:value-type="float">
            <text:p>-0,618614977725355</text:p>
          </table:table-cell>
          <table:table-cell table:style-name="ce17" table:formula="of:=[rf.M377]-[rf.$B$8]" office:value-type="float" office:value="-0.287002419846433" calcext:value-type="float">
            <text:p>-0,287002419846433</text:p>
          </table:table-cell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rf.A378]*analyze_resolution" office:value-type="float" office:value="22.05" calcext:value-type="float">
            <text:p>22,05</text:p>
          </table:table-cell>
          <table:table-cell table:formula="of:=RADIANS(-[rf.B378])" office:value-type="float" office:value="-0.38484510006475" calcext:value-type="float">
            <text:p>-0,38484510006475</text:p>
          </table:table-cell>
          <table:table-cell table:formula="of:=COS([rf.$B$6])*servo_saver_arm_length*COS([rf.C378])-SIN([rf.$B$6])*servo_saver_arm_length*SIN([rf.C378])+[rf.$B$24]" office:value-type="float" office:value="357.829705530242" calcext:value-type="float">
            <text:p>357,829705530242</text:p>
          </table:table-cell>
          <table:table-cell table:formula="of:=COS([rf.$B$6])*servo_saver_arm_length*SIN([rf.C378])+SIN([rf.$B$6])*servo_saver_arm_length*COS([rf.C378])+[rf.$C$24]" office:value-type="float" office:value="-6.00664913960453" calcext:value-type="float">
            <text:p>-6,00664913960453</text:p>
          </table:table-cell>
          <table:table-cell table:formula="of:=[$rf.D378]-[$rf.$B$14]" office:value-type="float" office:value="57.8297055302419" calcext:value-type="float">
            <text:p>57,8297055302419</text:p>
          </table:table-cell>
          <table:table-cell table:formula="of:=[rf.E378]-[$rf.$C$14]" office:value-type="float" office:value="88.9933508603955" calcext:value-type="float">
            <text:p>88,9933508603955</text:p>
          </table:table-cell>
          <table:table-cell table:style-name="Default" table:formula="of:=SQRT([rf.F378]^2+[rf.G378]^2)" office:value-type="float" office:value="106.132423599369" calcext:value-type="float">
            <text:p>106,132423599369</text:p>
          </table:table-cell>
          <table:table-cell table:formula="of:=([rf.H378]^2-[rf.$B$42]^2+[rf.$B$43]^2)/(2*[rf.H378])" office:value-type="float" office:value="-0.93246983419581" calcext:value-type="float">
            <text:p>-0,93246983419581</text:p>
          </table:table-cell>
          <table:table-cell table:formula="of:=ACOS([rf.I378]/[rf.$B$43])" office:value-type="float" office:value="1.61521425653616" calcext:value-type="float">
            <text:p>1,61521425653616</text:p>
          </table:table-cell>
          <table:table-cell table:style-name="ce17" table:formula="of:=ASIN([rf.F378]/[rf.H378])" office:value-type="float" office:value="0.576249037992405" calcext:value-type="float">
            <text:p>0,576249037992405</text:p>
          </table:table-cell>
          <table:table-cell table:style-name="ce17" table:formula="of:=IF(0.5*PI()-[rf.$B$9]&gt;[rf.K378];1;-1)" office:value-type="float" office:value="1" calcext:value-type="float">
            <text:p>1</text:p>
          </table:table-cell>
          <table:table-cell table:style-name="ce17" table:formula="of:=0.5*PI()-([rf.J378]*[rf.L378]+[rf.K378])" office:value-type="float" office:value="-0.620666967733672" calcext:value-type="float">
            <text:p>-0,620666967733672</text:p>
          </table:table-cell>
          <table:table-cell table:style-name="ce17" table:formula="of:=[rf.M378]-[rf.$B$8]" office:value-type="float" office:value="-0.289054409854749" calcext:value-type="float">
            <text:p>-0,289054409854749</text:p>
          </table:table-cell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rf.A379]*analyze_resolution" office:value-type="float" office:value="22.2" calcext:value-type="float">
            <text:p>22,2</text:p>
          </table:table-cell>
          <table:table-cell table:formula="of:=RADIANS(-[rf.B379])" office:value-type="float" office:value="-0.387463093942741" calcext:value-type="float">
            <text:p>-0,387463093942741</text:p>
          </table:table-cell>
          <table:table-cell table:formula="of:=COS([rf.$B$6])*servo_saver_arm_length*COS([rf.C379])-SIN([rf.$B$6])*servo_saver_arm_length*SIN([rf.C379])+[rf.$B$24]" office:value-type="float" office:value="357.81392935696" calcext:value-type="float">
            <text:p>357,81392935696</text:p>
          </table:table-cell>
          <table:table-cell table:formula="of:=COS([rf.$B$6])*servo_saver_arm_length*SIN([rf.C379])+SIN([rf.$B$6])*servo_saver_arm_length*COS([rf.C379])+[rf.$C$24]" office:value-type="float" office:value="-6.04545258909547" calcext:value-type="float">
            <text:p>-6,04545258909547</text:p>
          </table:table-cell>
          <table:table-cell table:formula="of:=[$rf.D379]-[$rf.$B$14]" office:value-type="float" office:value="57.8139293569599" calcext:value-type="float">
            <text:p>57,8139293569599</text:p>
          </table:table-cell>
          <table:table-cell table:formula="of:=[rf.E379]-[$rf.$C$14]" office:value-type="float" office:value="88.9545474109045" calcext:value-type="float">
            <text:p>88,9545474109045</text:p>
          </table:table-cell>
          <table:table-cell table:style-name="Default" table:formula="of:=SQRT([rf.F379]^2+[rf.G379]^2)" office:value-type="float" office:value="106.091290560396" calcext:value-type="float">
            <text:p>106,091290560396</text:p>
          </table:table-cell>
          <table:table-cell table:formula="of:=([rf.H379]^2-[rf.$B$42]^2+[rf.$B$43]^2)/(2*[rf.H379])" office:value-type="float" office:value="-0.973972378349404" calcext:value-type="float">
            <text:p>-0,973972378349404</text:p>
          </table:table-cell>
          <table:table-cell table:formula="of:=ACOS([rf.I379]/[rf.$B$43])" office:value-type="float" office:value="1.61719260762171" calcext:value-type="float">
            <text:p>1,61719260762171</text:p>
          </table:table-cell>
          <table:table-cell table:style-name="ce17" table:formula="of:=ASIN([rf.F379]/[rf.H379])" office:value-type="float" office:value="0.576323641721656" calcext:value-type="float">
            <text:p>0,576323641721656</text:p>
          </table:table-cell>
          <table:table-cell table:style-name="ce17" table:formula="of:=IF(0.5*PI()-[rf.$B$9]&gt;[rf.K379];1;-1)" office:value-type="float" office:value="1" calcext:value-type="float">
            <text:p>1</text:p>
          </table:table-cell>
          <table:table-cell table:style-name="ce17" table:formula="of:=0.5*PI()-([rf.J379]*[rf.L379]+[rf.K379])" office:value-type="float" office:value="-0.622719922548471" calcext:value-type="float">
            <text:p>-0,622719922548471</text:p>
          </table:table-cell>
          <table:table-cell table:style-name="ce17" table:formula="of:=[rf.M379]-[rf.$B$8]" office:value-type="float" office:value="-0.291107364669548" calcext:value-type="float">
            <text:p>-0,291107364669548</text:p>
          </table:table-cell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rf.A380]*analyze_resolution" office:value-type="float" office:value="22.35" calcext:value-type="float">
            <text:p>22,35</text:p>
          </table:table-cell>
          <table:table-cell table:formula="of:=RADIANS(-[rf.B380])" office:value-type="float" office:value="-0.390081087820733" calcext:value-type="float">
            <text:p>-0,390081087820733</text:p>
          </table:table-cell>
          <table:table-cell table:formula="of:=COS([rf.$B$6])*servo_saver_arm_length*COS([rf.C380])-SIN([rf.$B$6])*servo_saver_arm_length*SIN([rf.C380])+[rf.$B$24]" office:value-type="float" office:value="357.798051650665" calcext:value-type="float">
            <text:p>357,798051650665</text:p>
          </table:table-cell>
          <table:table-cell table:formula="of:=COS([rf.$B$6])*servo_saver_arm_length*SIN([rf.C380])+SIN([rf.$B$6])*servo_saver_arm_length*COS([rf.C380])+[rf.$C$24]" office:value-type="float" office:value="-6.08421460373128" calcext:value-type="float">
            <text:p>-6,08421460373128</text:p>
          </table:table-cell>
          <table:table-cell table:formula="of:=[$rf.D380]-[$rf.$B$14]" office:value-type="float" office:value="57.7980516506648" calcext:value-type="float">
            <text:p>57,7980516506648</text:p>
          </table:table-cell>
          <table:table-cell table:formula="of:=[rf.E380]-[$rf.$C$14]" office:value-type="float" office:value="88.9157853962687" calcext:value-type="float">
            <text:p>88,9157853962687</text:p>
          </table:table-cell>
          <table:table-cell table:style-name="Default" table:formula="of:=SQRT([rf.F380]^2+[rf.G380]^2)" office:value-type="float" office:value="106.050137516404" calcext:value-type="float">
            <text:p>106,050137516404</text:p>
          </table:table-cell>
          <table:table-cell table:formula="of:=([rf.H380]^2-[rf.$B$42]^2+[rf.$B$43]^2)/(2*[rf.H380])" office:value-type="float" office:value="-1.01551135974439" calcext:value-type="float">
            <text:p>-1,01551135974439</text:p>
          </table:table-cell>
          <table:table-cell table:formula="of:=ACOS([rf.I380]/[rf.$B$43])" office:value-type="float" office:value="1.61917287758278" calcext:value-type="float">
            <text:p>1,61917287758278</text:p>
          </table:table-cell>
          <table:table-cell table:style-name="ce17" table:formula="of:=ASIN([rf.F380]/[rf.H380])" office:value-type="float" office:value="0.576397287663996" calcext:value-type="float">
            <text:p>0,576397287663996</text:p>
          </table:table-cell>
          <table:table-cell table:style-name="ce17" table:formula="of:=IF(0.5*PI()-[rf.$B$9]&gt;[rf.K380];1;-1)" office:value-type="float" office:value="1" calcext:value-type="float">
            <text:p>1</text:p>
          </table:table-cell>
          <table:table-cell table:style-name="ce17" table:formula="of:=0.5*PI()-([rf.J380]*[rf.L380]+[rf.K380])" office:value-type="float" office:value="-0.624773838451878" calcext:value-type="float">
            <text:p>-0,624773838451878</text:p>
          </table:table-cell>
          <table:table-cell table:style-name="ce17" table:formula="of:=[rf.M380]-[rf.$B$8]" office:value-type="float" office:value="-0.293161280572955" calcext:value-type="float">
            <text:p>-0,293161280572955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rf.A381]*analyze_resolution" office:value-type="float" office:value="22.5" calcext:value-type="float">
            <text:p>22,5</text:p>
          </table:table-cell>
          <table:table-cell table:formula="of:=RADIANS(-[rf.B381])" office:value-type="float" office:value="-0.392699081698724" calcext:value-type="float">
            <text:p>-0,392699081698724</text:p>
          </table:table-cell>
          <table:table-cell table:formula="of:=COS([rf.$B$6])*servo_saver_arm_length*COS([rf.C381])-SIN([rf.$B$6])*servo_saver_arm_length*SIN([rf.C381])+[rf.$B$24]" office:value-type="float" office:value="357.782072520181" calcext:value-type="float">
            <text:p>357,782072520181</text:p>
          </table:table-cell>
          <table:table-cell table:formula="of:=COS([rf.$B$6])*servo_saver_arm_length*SIN([rf.C381])+SIN([rf.$B$6])*servo_saver_arm_length*COS([rf.C381])+[rf.$C$24]" office:value-type="float" office:value="-6.12293491784144" calcext:value-type="float">
            <text:p>-6,12293491784144</text:p>
          </table:table-cell>
          <table:table-cell table:formula="of:=[$rf.D381]-[$rf.$B$14]" office:value-type="float" office:value="57.7820725201806" calcext:value-type="float">
            <text:p>57,7820725201806</text:p>
          </table:table-cell>
          <table:table-cell table:formula="of:=[rf.E381]-[$rf.$C$14]" office:value-type="float" office:value="88.8770650821586" calcext:value-type="float">
            <text:p>88,8770650821586</text:p>
          </table:table-cell>
          <table:table-cell table:style-name="Default" table:formula="of:=SQRT([rf.F381]^2+[rf.G381]^2)" office:value-type="float" office:value="106.008964726318" calcext:value-type="float">
            <text:p>106,008964726318</text:p>
          </table:table-cell>
          <table:table-cell table:formula="of:=([rf.H381]^2-[rf.$B$42]^2+[rf.$B$43]^2)/(2*[rf.H381])" office:value-type="float" office:value="-1.05708655952779" calcext:value-type="float">
            <text:p>-1,05708655952779</text:p>
          </table:table-cell>
          <table:table-cell table:formula="of:=ACOS([rf.I381]/[rf.$B$43])" office:value-type="float" office:value="1.62115506429194" calcext:value-type="float">
            <text:p>1,62115506429194</text:p>
          </table:table-cell>
          <table:table-cell table:style-name="ce17" table:formula="of:=ASIN([rf.F381]/[rf.H381])" office:value-type="float" office:value="0.576469974240745" calcext:value-type="float">
            <text:p>0,576469974240745</text:p>
          </table:table-cell>
          <table:table-cell table:style-name="ce17" table:formula="of:=IF(0.5*PI()-[rf.$B$9]&gt;[rf.K381];1;-1)" office:value-type="float" office:value="1" calcext:value-type="float">
            <text:p>1</text:p>
          </table:table-cell>
          <table:table-cell table:style-name="ce17" table:formula="of:=0.5*PI()-([rf.J381]*[rf.L381]+[rf.K381])" office:value-type="float" office:value="-0.626828711737793" calcext:value-type="float">
            <text:p>-0,626828711737793</text:p>
          </table:table-cell>
          <table:table-cell table:style-name="ce17" table:formula="of:=[rf.M381]-[rf.$B$8]" office:value-type="float" office:value="-0.29521615385887" calcext:value-type="float">
            <text:p>-0,29521615385887</text:p>
          </table:table-cell>
          <table:table-cell table:number-columns-repeated="1010"/>
        </table:table-row>
        <table:table-row table:style-name="ro1" table:number-rows-repeated="10481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f" table:style-name="ta1">
        <table:shapes>
          <draw:g draw:z-index="0">
            <draw:g>
              <draw:custom-shape draw:style-name="gr30" draw:text-style-name="P3" svg:width="105.57mm" svg:height="102.37mm" svg:x="356.73mm" svg:y="106.78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1" svg:width="47.39mm" svg:height="47.38mm" svg:x="323.33mm" svg:y="162.5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4" svg:width="4.77mm" svg:height="4.75mm" svg:x="344.73mm" svg:y="184.41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4" svg:width="4.77mm" svg:height="4.76mm" svg:x="408.01mm" svg:y="156.36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5" svg:x1="356.61mm" svg:y1="164.69mm" svg:x2="347.06mm" svg:y2="186.88mm">
                <text:p/>
              </draw:line>
              <draw:line draw:style-name="gr7" draw:text-style-name="P6" svg:x1="410.09mm" svg:y1="158.36mm" svg:x2="356.66mm" svg:y2="164.69mm">
                <text:p/>
              </draw:line>
              <draw:custom-shape draw:style-name="gr34" draw:text-style-name="P1" svg:width="29.84mm" svg:height="29.72mm" svg:x="402.7mm" svg:y="156.08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4" svg:width="4.76mm" svg:height="4.76mm" svg:x="415.55mm" svg:y="168.08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6" svg:x1="418.18mm" svg:y1="170.65mm" svg:x2="410.09mm" svg:y2="157.96mm">
                <text:p/>
              </draw:line>
              <draw:line draw:style-name="gr7" draw:text-style-name="P6" svg:x1="347.46mm" svg:y1="186.49mm" svg:x2="329.6mm" svg:y2="186.49mm">
                <text:p/>
              </draw:line>
              <draw:custom-shape draw:style-name="gr36" draw:text-style-name="P7" svg:width="18.7mm" svg:height="61.05mm" svg:x="317.51mm" svg:y="155.96m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5" draw:text-style-name="P4" svg:width="4.76mm" svg:height="4.76mm" svg:x="354.6mm" svg:y="162.87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7" draw:text-style-name="P8" svg:width="10.81mm" svg:height="7.92mm" svg:x="346.22mm" svg:y="190.87mm">
                <draw:text-box>
                  <text:p><text:span text:style-name="T1">kp</text:span></text:p>
                </draw:text-box>
              </draw:frame>
              <draw:frame draw:style-name="gr37" draw:text-style-name="P8" svg:width="10.81mm" svg:height="7.92mm" svg:x="348.16mm" svg:y="152.41mm">
                <draw:text-box>
                  <text:p><text:span text:style-name="T1">ap</text:span></text:p>
                </draw:text-box>
              </draw:frame>
              <draw:frame draw:style-name="gr38" draw:text-style-name="P8" svg:width="10.81mm" svg:height="7.93mm" svg:x="405.1mm" svg:y="144.88mm">
                <draw:text-box>
                  <text:p><text:span text:style-name="T1">sp</text:span></text:p>
                </draw:text-box>
              </draw:frame>
              <draw:frame draw:style-name="gr38" draw:text-style-name="P8" svg:width="10.8mm" svg:height="7.93mm" svg:x="381mm" svg:y="144.49mm">
                <draw:text-box>
                  <text:p><text:span text:style-name="T1">rl</text:span></text:p>
                </draw:text-box>
              </draw:frame>
              <draw:custom-shape draw:style-name="gr39" draw:text-style-name="P1" svg:width="6.13mm" svg:height="45.82mm" draw:transform="skewX (0.00261799387799146) rotate (-1.45246300350968) translate (405.5mm 150.4m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custom-shape draw:style-name="gr40" draw:text-style-name="P1" svg:width="5.99mm" svg:height="20.51mm" draw:transform="skewX (0.000523598775598301) rotate (-0.398807734080705) translate (347.76mm 162.5m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7" draw:text-style-name="P8" svg:width="10.81mm" svg:height="7.92mm" svg:x="338.34mm" svg:y="167.29mm">
                <draw:text-box>
                  <text:p><text:span text:style-name="T1">al</text:span></text:p>
                </draw:text-box>
              </draw:frame>
              <draw:line draw:style-name="gr16" draw:text-style-name="P6" svg:x1="347.08mm" svg:y1="186.73mm" svg:x2="410.3mm" svg:y2="158.04mm">
                <text:p/>
              </draw:line>
              <draw:frame draw:style-name="gr38" draw:text-style-name="P8" svg:width="10.8mm" svg:height="7.93mm" svg:x="387.71mm" svg:y="187mm">
                <draw:text-box>
                  <text:p><text:span text:style-name="T1">jl</text:span></text:p>
                </draw:text-box>
              </draw:frame>
              <draw:custom-shape draw:style-name="gr41" draw:text-style-name="P1" svg:width="6.13mm" svg:height="65.48mm" draw:transform="skewX (0.00261799387799151) rotate (2.032086848097) translate (356.87mm 199.73m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line draw:style-name="gr16" draw:text-style-name="P6" svg:x1="350.58mm" svg:y1="150.61mm" svg:x2="376.76mm" svg:y2="210.38mm">
                <text:p/>
              </draw:line>
              <draw:custom-shape draw:style-name="gr42" draw:text-style-name="P1" svg:width="3.31mm" svg:height="16.37mm" draw:transform="skewX (0.00244346095279205) rotate (2.032086848097) translate (350.66mm 192.39m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8" draw:text-style-name="P8" svg:width="10.8mm" svg:height="7.93mm" svg:x="358.94mm" svg:y="188.08mm">
                <draw:text-box>
                  <text:p><text:span text:style-name="T1">kl</text:span></text:p>
                </draw:text-box>
              </draw:frame>
            </draw:g>
            <draw:g>
              <draw:custom-shape draw:style-name="gr43" draw:text-style-name="P3" svg:width="106.2mm" svg:height="100.78mm" svg:x="357.22mm" svg:y="221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1" svg:width="47.39mm" svg:height="47.38mm" svg:x="323.82mm" svg:y="275.13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4" svg:width="4.77mm" svg:height="4.75mm" svg:x="345.22mm" svg:y="297.04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4" svg:width="4.77mm" svg:height="4.76mm" svg:x="408.5mm" svg:y="268.99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5" svg:x1="357.1mm" svg:y1="277.32mm" svg:x2="347.55mm" svg:y2="299.51mm">
                <text:p/>
              </draw:line>
              <draw:line draw:style-name="gr7" draw:text-style-name="P6" svg:x1="410.58mm" svg:y1="270.99mm" svg:x2="357.15mm" svg:y2="277.32mm">
                <text:p/>
              </draw:line>
              <draw:custom-shape draw:style-name="gr34" draw:text-style-name="P1" svg:width="29.84mm" svg:height="29.72mm" svg:x="403.19mm" svg:y="268.71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4" svg:width="4.76mm" svg:height="4.76mm" svg:x="416.04mm" svg:y="280.71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6" svg:x1="418.67mm" svg:y1="283.28mm" svg:x2="410.58mm" svg:y2="270.59mm">
                <text:p/>
              </draw:line>
              <draw:line draw:style-name="gr7" draw:text-style-name="P6" svg:x1="347.95mm" svg:y1="299.12mm" svg:x2="330.09mm" svg:y2="299.12mm">
                <text:p/>
              </draw:line>
              <draw:custom-shape draw:style-name="gr36" draw:text-style-name="P7" svg:width="18.7mm" svg:height="61.05mm" svg:x="318mm" svg:y="268.59m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5" draw:text-style-name="P4" svg:width="4.76mm" svg:height="4.76mm" svg:x="355.09mm" svg:y="275.5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7" draw:text-style-name="P8" svg:width="10.81mm" svg:height="7.92mm" svg:x="346.71mm" svg:y="303.5mm">
                <draw:text-box>
                  <text:p><text:span text:style-name="T1">kp</text:span></text:p>
                </draw:text-box>
              </draw:frame>
              <draw:line draw:style-name="gr16" draw:text-style-name="P6" svg:x1="347.57mm" svg:y1="299.36mm" svg:x2="410.79mm" svg:y2="270.67mm">
                <text:p/>
              </draw:line>
              <draw:line draw:style-name="gr16" draw:text-style-name="P6" svg:x1="351.07mm" svg:y1="263.24mm" svg:x2="377.25mm" svg:y2="323.01mm">
                <text:p/>
              </draw:line>
              <draw:frame draw:style-name="gr37" draw:text-style-name="P8" svg:width="10.81mm" svg:height="7.92mm" svg:x="406.84mm" svg:y="258.99mm">
                <draw:text-box>
                  <text:p><text:span text:style-name="T1">sp</text:span></text:p>
                </draw:text-box>
              </draw:frame>
              <draw:line draw:style-name="gr16" draw:text-style-name="P6" svg:x1="347.64mm" svg:y1="299.35mm" svg:x2="410.17mm" svg:y2="299.35mm">
                <text:p/>
              </draw:line>
              <draw:line draw:style-name="gr16" draw:text-style-name="P6" svg:x1="410.36mm" svg:y1="270.93mm" svg:x2="410.36mm" svg:y2="299.35mm">
                <text:p/>
              </draw:line>
              <draw:path draw:style-name="gr28" draw:text-style-name="P6" svg:width="6.11mm" svg:height="3.37mm" draw:transform="rotate (-0.275063890114307) translate (351.07mm 290.52mm)" svg:viewBox="0 0 612 338" svg:d="M0 0c434 0 612 338 612 338">
                <text:p/>
              </draw:path>
              <draw:frame draw:style-name="gr37" draw:text-style-name="P8" svg:width="10.81mm" svg:height="7.92mm" svg:x="379.27mm" svg:y="290.59mm">
                <draw:text-box>
                  <text:p><text:span text:style-name="T1">A</text:span></text:p>
                </draw:text-box>
              </draw:frame>
              <draw:path draw:style-name="gr28" draw:text-style-name="P6" svg:width="10.44mm" svg:height="4.3mm" draw:transform="rotate (-0.90826934273785) translate (371.21mm 288.46mm)" svg:viewBox="0 0 1045 431" svg:d="M0 0c675 0 1045 431 1045 431">
                <text:p/>
              </draw:path>
              <draw:frame draw:style-name="gr37" draw:text-style-name="P8" svg:width="10.81mm" svg:height="7.92mm" svg:x="379.27mm" svg:y="301.48mm">
                <draw:text-box>
                  <text:p><text:span text:style-name="T1">xk</text:span></text:p>
                </draw:text-box>
              </draw:frame>
              <draw:frame draw:style-name="gr37" draw:text-style-name="P8" svg:width="10.81mm" svg:height="7.92mm" svg:x="412.4mm" svg:y="286.87mm">
                <draw:text-box>
                  <text:p><text:span text:style-name="T1">yk</text:span></text:p>
                </draw:text-box>
              </draw:frame>
              <draw:frame draw:style-name="gr37" draw:text-style-name="P8" svg:width="10.81mm" svg:height="7.92mm" svg:x="355.31mm" svg:y="286.33mm">
                <draw:text-box>
                  <text:p><text:span text:style-name="T1">K</text:span></text:p>
                </draw:text-box>
              </draw:frame>
              <draw:line draw:style-name="gr16" draw:text-style-name="P6" svg:x1="347.91mm" svg:y1="299.08mm" svg:x2="347.91mm" svg:y2="269.06mm">
                <text:p/>
              </draw:line>
              <draw:path draw:style-name="gr28" draw:text-style-name="P6" svg:width="6.55mm" svg:height="2.38mm" svg:x="347.91mm" svg:y="281.03mm" svg:viewBox="0 0 656 239" svg:d="M0 0c316 0 656 239 656 239">
                <text:p/>
              </draw:path>
              <draw:frame draw:style-name="gr37" draw:text-style-name="P8" svg:width="10.81mm" svg:height="7.92mm" svg:x="349.75mm" svg:y="275.46mm">
                <draw:text-box>
                  <text:p><text:span text:style-name="T1">W</text:span></text:p>
                </draw:text-box>
              </draw:frame>
            </draw:g>
          </draw:g>
        </table:shapes>
        <table:table-column table:style-name="co24" table:default-cell-style-name="Default"/>
        <table:table-column table:style-name="co25" table:default-cell-style-name="ce17"/>
        <table:table-column table:style-name="co3" table:number-columns-repeated="8" table:default-cell-style-name="ce17"/>
        <table:table-column table:style-name="co3" table:default-cell-style-name="Default"/>
        <table:table-column table:style-name="co26" table:default-cell-style-name="Default"/>
        <table:table-column table:style-name="co3" table:number-columns-repeated="1012" table:default-cell-style-name="Default"/>
        <table:table-row table:style-name="ro1">
          <table:table-cell table:style-name="ce14"/>
          <table:table-cell table:number-columns-repeated="3"/>
          <table:table-cell table:style-name="ce21" office:value-type="string" calcext:value-type="string">
            <text:p>Vector calculations</text:p>
          </table:table-cell>
          <table:table-cell table:style-name="ce19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Steering angle</text:p>
          </table:table-cell>
          <table:table-cell table:formula="of:=RADIANS(-angle)" office:value-type="float" office:value="0.436332312998582" calcext:value-type="float">
            <text:p>0,436332312998582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Left wheel angle, with toe in</text:p>
          </table:table-cell>
          <table:table-cell table:formula="of:=-[lf.$B$54]-[lf.$B$8]" office:value-type="float" office:value="0.329601646996351" calcext:value-type="float">
            <text:p>0,329601646996351</text:p>
          </table:table-cell>
          <table:table-cell table:formula="of:=DEGREES([lf.B3])" office:value-type="float" office:value="18.8847832934517" calcext:value-type="float">
            <text:p>18,8847832934517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King pin angle, with toe in</text:p>
          </table:table-cell>
          <table:table-cell table:formula="of:=-[lf.$B$54]" office:value-type="float" office:value="0.661214204875274" calcext:value-type="float">
            <text:p>0,661214204875274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heel offset</text:p>
          </table:table-cell>
          <table:table-cell table:formula="of:=front_wheel_offset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rvo saver arm angle</text:p>
          </table:table-cell>
          <table:table-cell table:formula="of:=RADIANS(servo_saver_arm_angle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oe in</text:p>
          </table:table-cell>
          <table:table-cell table:formula="of:=RADIANS(-toe_in)" office:value-type="float" office:value="-0" calcext:value-type="float">
            <text:p>0</text:p>
          </table:table-cell>
          <table:table-cell table:formula="of:=DEGREES([lf.B7])"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Steering arm angle</text:p>
          </table:table-cell>
          <table:table-cell table:formula="of:=RADIANS(-steering_arm_angle)" office:value-type="float" office:value="0.331612557878923" calcext:value-type="float">
            <text:p>0,33161255787892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teering arm angle, with toe in</text:p>
          </table:table-cell>
          <table:table-cell table:formula="of:=[lf.$B$8]+[lf.$B$7]" office:value-type="float" office:value="0.331612557878923" calcext:value-type="float">
            <text:p>0,331612557878923</text:p>
          </table:table-cell>
          <table:table-cell table:number-columns-repeated="1022"/>
        </table:table-row>
        <table:table-row table:style-name="ro1">
          <table:table-cell table:style-name="ce14"/>
          <table:table-cell table:number-columns-repeated="3"/>
          <table:table-cell table:style-name="ce23" office:value-type="string" calcext:value-type="string">
            <text:p>dx from rot</text:p>
          </table:table-cell>
          <table:table-cell table:style-name="ce23" office:value-type="string" calcext:value-type="string">
            <text:p>dy from rot</text:p>
          </table:table-cell>
          <table:table-cell table:style-name="ce23" office:value-type="string" calcext:value-type="string">
            <text:p>dx trans</text:p>
          </table:table-cell>
          <table:table-cell table:style-name="ce23" office:value-type="string" calcext:value-type="string">
            <text:p>dy trans</text:p>
          </table:table-cell>
          <table:table-cell table:style-name="ce23" office:value-type="string" calcext:value-type="string">
            <text:p>dx + x</text:p>
          </table:table-cell>
          <table:table-cell table:style-name="ce23" office:value-type="string" calcext:value-type="string">
            <text:p>dy + y</text:p>
          </table:table-cell>
          <table:table-cell table:number-columns-repeated="1014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8" office:value-type="string" calcext:value-type="string">
            <text:p>Wheel shaf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 pin</text:p>
          </table:table-cell>
          <table:table-cell table:formula="of:=wheelbase" office:value-type="float" office:value="300" calcext:value-type="float">
            <text:p>300</text:p>
          </table:table-cell>
          <table:table-cell table:formula="of:=track_king_pin/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el center</text:p>
          </table:table-cell>
          <table:table-cell table:formula="of:=[lf.I15]" office:value-type="float" office:value="295.14500784172" calcext:value-type="float">
            <text:p>295,14500784172</text:p>
          </table:table-cell>
          <table:table-cell table:formula="of:=[lf.J15]" office:value-type="float" office:value="109.192570279658" calcext:value-type="float">
            <text:p>109,192570279658</text:p>
          </table:table-cell>
          <table:table-cell/>
          <table:table-cell office:value-type="float" office:value="0" calcext:value-type="float">
            <text:p>0</text:p>
          </table:table-cell>
          <table:table-cell table:formula="of:=[lf.B5]" office:value-type="float" office:value="15" calcext:value-type="float">
            <text:p>15</text:p>
          </table:table-cell>
          <table:table-cell table:formula="of:=[lf.E15]*COS(left_wheel_angle)-[lf.F15]*SIN(left_wheel_angle)" office:value-type="float" office:value="-4.85499215827964" calcext:value-type="float">
            <text:p>-4,85499215827964</text:p>
          </table:table-cell>
          <table:table-cell table:formula="of:=[lf.E15]*SIN(left_wheel_angle)+[lf.F15]*COS(left_wheel_angle)" office:value-type="float" office:value="14.1925702796584" calcext:value-type="float">
            <text:p>14,1925702796584</text:p>
          </table:table-cell>
          <table:table-cell table:formula="of:=[lf.G15]+[lf.$B$14]" office:value-type="float" office:value="295.14500784172" calcext:value-type="float">
            <text:p>295,14500784172</text:p>
          </table:table-cell>
          <table:table-cell table:formula="of:=[lf.H15]+[lf.$C$14]" office:value-type="float" office:value="109.192570279658" calcext:value-type="float">
            <text:p>109,19257027965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ir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/>
          <table:table-cell table:formula="of:=[lf.I19]" office:value-type="float" office:value="252.567297002745" calcext:value-type="float">
            <text:p>252,567297002745</text:p>
          </table:table-cell>
          <table:table-cell table:formula="of:=[lf.J19]" office:value-type="float" office:value="94.6275938048195" calcext:value-type="float">
            <text:p>94,6275938048195</text:p>
          </table:table-cell>
          <table:table-cell/>
          <table:table-cell table:formula="of:=-wheelsize/2" office:value-type="float" office:value="-45" calcext:value-type="float">
            <text:p>-45</text:p>
          </table:table-cell>
          <table:table-cell table:formula="of:=front_wheel_offset" office:value-type="float" office:value="15" calcext:value-type="float">
            <text:p>15</text:p>
          </table:table-cell>
          <table:table-cell table:formula="of:=[lf.E19]*COS(left_wheel_angle)-[lf.F19]*SIN(left_wheel_angle)" office:value-type="float" office:value="-47.4327029972549" calcext:value-type="float">
            <text:p>-47,4327029972549</text:p>
          </table:table-cell>
          <table:table-cell table:formula="of:=[lf.E19]*SIN(left_wheel_angle)+[lf.F19]*COS(left_wheel_angle)" office:value-type="float" office:value="-0.37240619518052" calcext:value-type="float">
            <text:p>-0,37240619518052</text:p>
          </table:table-cell>
          <table:table-cell table:formula="of:=[lf.G19]+[lf.$B$14]" office:value-type="float" office:value="252.567297002745" calcext:value-type="float">
            <text:p>252,567297002745</text:p>
          </table:table-cell>
          <table:table-cell table:formula="of:=[lf.H19]+[lf.$C$14]" office:value-type="float" office:value="94.6275938048195" calcext:value-type="float">
            <text:p>94,6275938048195</text:p>
          </table:table-cell>
          <table:table-cell table:number-columns-repeated="1014"/>
        </table:table-row>
        <table:table-row table:style-name="ro1">
          <table:table-cell/>
          <table:table-cell table:formula="of:=[lf.I20]" office:value-type="float" office:value="337.722718680696" calcext:value-type="float">
            <text:p>337,722718680696</text:p>
          </table:table-cell>
          <table:table-cell table:formula="of:=[lf.J20]" office:value-type="float" office:value="123.757546754497" calcext:value-type="float">
            <text:p>123,757546754497</text:p>
          </table:table-cell>
          <table:table-cell/>
          <table:table-cell table:formula="of:=wheelsize/2" office:value-type="float" office:value="45" calcext:value-type="float">
            <text:p>45</text:p>
          </table:table-cell>
          <table:table-cell table:formula="of:=front_wheel_offset" office:value-type="float" office:value="15" calcext:value-type="float">
            <text:p>15</text:p>
          </table:table-cell>
          <table:table-cell table:formula="of:=[lf.E20]*COS(left_wheel_angle)-[lf.F20]*SIN(left_wheel_angle)" office:value-type="float" office:value="37.7227186806956" calcext:value-type="float">
            <text:p>37,7227186806956</text:p>
          </table:table-cell>
          <table:table-cell table:formula="of:=[lf.E20]*SIN(left_wheel_angle)+[lf.F20]*COS(left_wheel_angle)" office:value-type="float" office:value="28.7575467544973" calcext:value-type="float">
            <text:p>28,7575467544973</text:p>
          </table:table-cell>
          <table:table-cell table:formula="of:=[lf.G20]+[lf.$B$14]" office:value-type="float" office:value="337.722718680696" calcext:value-type="float">
            <text:p>337,722718680696</text:p>
          </table:table-cell>
          <table:table-cell table:formula="of:=[lf.H20]+[lf.$C$14]" office:value-type="float" office:value="123.757546754497" calcext:value-type="float">
            <text:p>123,757546754497</text:p>
          </table:table-cell>
          <table:table-cell table:number-columns-repeated="1014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Servo saver ar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ervo saver position</text:p>
          </table:table-cell>
          <table:table-cell table:formula="of:=wheelbase+servo_saver_offset" office:value-type="float" office:value="343" calcext:value-type="float">
            <text:p>343</text:p>
          </table:table-cell>
          <table:table-cell table:formula="of:=servo_saver_piovot_offse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[lf.I25]" office:value-type="float" office:value="357.500924592586" calcext:value-type="float">
            <text:p>357,500924592586</text:p>
          </table:table-cell>
          <table:table-cell table:formula="of:=[lf.J25]" office:value-type="float" office:value="6.76189218785119" calcext:value-type="float">
            <text:p>6,76189218785119</text:p>
          </table:table-cell>
          <table:table-cell/>
          <table:table-cell table:formula="of:=COS([lf.$B$6])*servo_saver_arm_length" office:value-type="float" office:value="16" calcext:value-type="float">
            <text:p>16</text:p>
          </table:table-cell>
          <table:table-cell table:formula="of:=SIN([lf.$B$6])*servo_saver_arm_length" office:value-type="float" office:value="0" calcext:value-type="float">
            <text:p>0</text:p>
          </table:table-cell>
          <table:table-cell table:formula="of:=[lf.E25]*COS([lf.$B$2])-[lf.F25]*SIN([lf.$B$2])" office:value-type="float" office:value="14.5009245925864" calcext:value-type="float">
            <text:p>14,5009245925864</text:p>
          </table:table-cell>
          <table:table-cell table:formula="of:=[lf.E25]*SIN([lf.$B$2])+[lf.F25]*COS([lf.$B$2])" office:value-type="float" office:value="6.76189218785119" calcext:value-type="float">
            <text:p>6,76189218785119</text:p>
          </table:table-cell>
          <table:table-cell table:formula="of:=[lf.G25]+[lf.B24]" office:value-type="float" office:value="357.500924592586" calcext:value-type="float">
            <text:p>357,500924592586</text:p>
          </table:table-cell>
          <table:table-cell table:formula="of:=[lf.H25]+[lf.C24]" office:value-type="float" office:value="6.76189218785119" calcext:value-type="float">
            <text:p>6,7618921878511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teering ar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king pin position)</text:p>
          </table:table-cell>
          <table:table-cell table:formula="of:=left_king_pin_x" office:value-type="float" office:value="300" calcext:value-type="float">
            <text:p>300</text:p>
          </table:table-cell>
          <table:table-cell table:formula="of:=left_king_pin_y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/>
          <table:table-cell table:formula="of:=[lf.I30]" office:value-type="float" office:value="316.574191197257" calcext:value-type="float">
            <text:p>316,574191197257</text:p>
          </table:table-cell>
          <table:table-cell table:formula="of:=[lf.J30]" office:value-type="float" office:value="107.895587856192" calcext:value-type="float">
            <text:p>107,895587856192</text:p>
          </table:table-cell>
          <table:table-cell/>
          <table:table-cell table:formula="of:=COS(0)*steering_arm_length" office:value-type="float" office:value="21" calcext:value-type="float">
            <text:p>21</text:p>
          </table:table-cell>
          <table:table-cell table:formula="of:=SIN(0)*steering_arm_length" office:value-type="float" office:value="0" calcext:value-type="float">
            <text:p>0</text:p>
          </table:table-cell>
          <table:table-cell table:formula="of:=[lf.E30]*COS(left_king_pin_angle)-[lf.F30]*SIN(left_king_pin_angle)" office:value-type="float" office:value="16.574191197257" calcext:value-type="float">
            <text:p>16,574191197257</text:p>
          </table:table-cell>
          <table:table-cell table:formula="of:=[lf.E30]*SIN(left_king_pin_angle)+[lf.F30]*COS(left_king_pin_angle)" office:value-type="float" office:value="12.895587856192" calcext:value-type="float">
            <text:p>12,895587856192</text:p>
          </table:table-cell>
          <table:table-cell table:formula="of:=[lf.G30]+[lf.B29]" office:value-type="float" office:value="316.574191197257" calcext:value-type="float">
            <text:p>316,574191197257</text:p>
          </table:table-cell>
          <table:table-cell table:formula="of:=[lf.C29]+[lf.H30]" office:value-type="float" office:value="107.895587856192" calcext:value-type="float">
            <text:p>107,89558785619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teering rod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Steering arm angle (with toe in, steering angle = 0)</text:p>
          </table:table-cell>
          <table:table-cell table:formula="of:=[lf.$B$9]" office:value-type="float" office:value="0.331612557878923" calcext:value-type="float">
            <text:p>0,331612557878923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ervo saver arm angle (steering angle = 0)</text:p>
          </table:table-cell>
          <table:table-cell table:formula="of:=RADIANS(-servo_saver_arm_angle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King pin position &lt;kp&gt;</text:p>
          </table:table-cell>
          <table:table-cell table:formula="of:=left_king_pin_x" office:value-type="float" office:value="300" calcext:value-type="float">
            <text:p>300</text:p>
          </table:table-cell>
          <table:table-cell table:formula="of:=left_king_pin_y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teering arm position (steering angle = 0) &lt;ap&gt;</text:p>
          </table:table-cell>
          <table:table-cell table:formula="of:=[lf.I38]" office:value-type="float" office:value="319.855890087586" calcext:value-type="float">
            <text:p>319,855890087586</text:p>
          </table:table-cell>
          <table:table-cell table:formula="of:=[lf.J38]" office:value-type="float" office:value="101.8369312436" calcext:value-type="float">
            <text:p>101,8369312436</text:p>
          </table:table-cell>
          <table:table-cell/>
          <table:table-cell table:formula="of:=COS([lf.$B$33])*steering_arm_length" office:value-type="float" office:value="19.8558900875857" calcext:value-type="float">
            <text:p>19,8558900875857</text:p>
          </table:table-cell>
          <table:table-cell table:formula="of:=SIN([lf.$B$33])*steering_arm_length" office:value-type="float" office:value="6.83693124360029" calcext:value-type="float">
            <text:p>6,83693124360029</text:p>
          </table:table-cell>
          <table:table-cell table:formula="of:=[lf.E38]*COS(0)-[lf.F38]*SIN(0)" office:value-type="float" office:value="19.8558900875857" calcext:value-type="float">
            <text:p>19,8558900875857</text:p>
          </table:table-cell>
          <table:table-cell table:formula="of:=[lf.E38]*SIN(0)+[lf.F38]*COS(0)" office:value-type="float" office:value="6.83693124360029" calcext:value-type="float">
            <text:p>6,83693124360029</text:p>
          </table:table-cell>
          <table:table-cell table:formula="of:=[lf.G38]+[lf.B37]" office:value-type="float" office:value="319.855890087586" calcext:value-type="float">
            <text:p>319,855890087586</text:p>
          </table:table-cell>
          <table:table-cell table:formula="of:=[lf.C37]+[lf.H38]" office:value-type="float" office:value="101.8369312436" calcext:value-type="float">
            <text:p>101,8369312436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Servo saver arm position (steering angle = 0) &lt;sp&gt;</text:p>
          </table:table-cell>
          <table:table-cell table:formula="of:=[lf.I39]" office:value-type="float" office:value="359" calcext:value-type="float">
            <text:p>359</text:p>
          </table:table-cell>
          <table:table-cell table:formula="of:=[lf.J39]" office:value-type="float" office:value="0" calcext:value-type="float">
            <text:p>0</text:p>
          </table:table-cell>
          <table:table-cell/>
          <table:table-cell table:formula="of:=COS([lf.$B$6])*servo_saver_arm_length" office:value-type="float" office:value="16" calcext:value-type="float">
            <text:p>16</text:p>
          </table:table-cell>
          <table:table-cell table:formula="of:=SIN([lf.$B$6])*servo_saver_arm_length" office:value-type="float" office:value="0" calcext:value-type="float">
            <text:p>0</text:p>
          </table:table-cell>
          <table:table-cell table:formula="of:=[lf.E39]*COS(0)-[lf.F39]*SIN(0)" office:value-type="float" office:value="16" calcext:value-type="float">
            <text:p>16</text:p>
          </table:table-cell>
          <table:table-cell table:formula="of:=[lf.E39]*SIN(0)+[lf.F39]*COS(0)" office:value-type="float" office:value="0" calcext:value-type="float">
            <text:p>0</text:p>
          </table:table-cell>
          <table:table-cell table:formula="of:=[lf.G39]+[lf.$B$24]" office:value-type="float" office:value="359" calcext:value-type="float">
            <text:p>359</text:p>
          </table:table-cell>
          <table:table-cell table:formula="of:=[lf.H39]+[lf.$C$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elta length rod</text:p>
          </table:table-cell>
          <table:table-cell table:formula="of:=[lf.B39]-[lf.B38]" office:value-type="float" office:value="39.1441099124144" calcext:value-type="float">
            <text:p>39,1441099124144</text:p>
          </table:table-cell>
          <table:table-cell table:formula="of:=[lf.C39]-[lf.C38]" office:value-type="float" office:value="-101.8369312436" calcext:value-type="float">
            <text:p>-101,8369312436</text:p>
          </table:table-cell>
          <table:table-cell table:number-columns-repeated="1021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 office:value-type="string" calcext:value-type="string">
            <text:p>Steering rod length (steering angle = 0) &lt;rl&gt;</text:p>
          </table:table-cell>
          <table:table-cell table:formula="of:=SQRT([lf.$B$40]^2+[lf.$C$40]^2)" office:value-type="float" office:value="109.100971150347" calcext:value-type="float">
            <text:p>109,100971150347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Radius steering arm &lt;al&gt;</text:p>
          </table:table-cell>
          <table:table-cell table:formula="of:=steering_arm_length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Angel steering arm ↔ king pin line &lt;K&gt;</text:p>
          </table:table-cell>
          <table:table-cell table:formula="of:=[lf.$B$25]-[lf.$B$14]" office:value-type="float" office:value="57.5009245925864" calcext:value-type="float">
            <text:p>57,5009245925864</text:p>
          </table:table-cell>
          <table:table-cell table:formula="of:=[lf.$C$25]-[lf.$C$14]" office:value-type="float" office:value="-88.2381078121488" calcext:value-type="float">
            <text:p>-88,2381078121488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Distance king pin ↔ rod fix servo saver &lt;jl&gt;</text:p>
          </table:table-cell>
          <table:table-cell table:formula="of:=SQRT([lf.$B$46]^2+[lf.$C$46]^2)" office:value-type="float" office:value="105.320083551385" calcext:value-type="float">
            <text:p>105,320083551385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 office:value-type="string" calcext:value-type="string">
            <text:p>Distance king pin ↔ intersection &lt;kl&gt;</text:p>
          </table:table-cell>
          <table:table-cell table:formula="of:=([lf.$B$47]^2-[lf.$B$42]^2+[lf.$B$43]^2)/(2*[lf.$B$47])" office:value-type="float" office:value="-1.75513489076312" calcext:value-type="float">
            <text:p>-1,75513489076312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ngel steering arm ↔ king pin line &lt;K&gt;</text:p>
          </table:table-cell>
          <table:table-cell table:formula="of:=ACOS([lf.$B$49]/[lf.$B$43])" office:value-type="float" office:value="1.65447178800388" calcext:value-type="float">
            <text:p>1,65447178800388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ngel king pin ↔ rod fix servo saver &lt;A&gt;</text:p>
          </table:table-cell>
          <table:table-cell table:formula="of:=ASIN([lf.$B$46]/[lf.$B$47])" office:value-type="float" office:value="0.577538743666292" calcext:value-type="float">
            <text:p>0,577538743666292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Correction for front/rear steering arms</text:p>
          </table:table-cell>
          <table:table-cell table:formula="of:=IF(0.5*PI()+[lf.$B$9]&gt;[lf.$B$51];1;-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orrected angel steering arm ↔ king pin line &lt;K&gt;</text:p>
          </table:table-cell>
          <table:table-cell table:style-name="Default" table:formula="of:=[lf.$B$50]*[lf.$B$52]" office:value-type="float" office:value="1.65447178800388" calcext:value-type="float">
            <text:p>1,65447178800388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King pin angle (= wheel angle) &lt;W&gt;</text:p>
          </table:table-cell>
          <table:table-cell table:formula="of:=0.5*PI()-([lf.$B$53]+[lf.$B$51])" office:value-type="float" office:value="-0.661214204875274" calcext:value-type="float">
            <text:p>-0,6612142048752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(=steering arm end)</text:p>
          </table:table-cell>
          <table:table-cell table:formula="of:=[lf.B30]" office:value-type="float" office:value="316.574191197257" calcext:value-type="float">
            <text:p>316,574191197257</text:p>
          </table:table-cell>
          <table:table-cell table:formula="of:=[lf.C30]" office:value-type="float" office:value="107.895587856192" calcext:value-type="float">
            <text:p>107,895587856192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servo saver arm end)</text:p>
          </table:table-cell>
          <table:table-cell table:formula="of:=[lf.B25]" office:value-type="float" office:value="357.500924592586" calcext:value-type="float">
            <text:p>357,500924592586</text:p>
          </table:table-cell>
          <table:table-cell table:formula="of:=[lf.C25]" office:value-type="float" office:value="6.76189218785119" calcext:value-type="float">
            <text:p>6,7618921878511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Radius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office:value-type="string" calcext:value-type="string">
            <text:p>King pin position</text:p>
          </table:table-cell>
          <table:table-cell table:formula="of:=left_king_pin_x" office:value-type="float" office:value="300" calcext:value-type="float">
            <text:p>300</text:p>
          </table:table-cell>
          <table:table-cell table:formula="of:=left_king_pin_y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 king pin radius ↔ x0:</text:p>
          </table:table-cell>
          <table:table-cell table:formula="of:=IF(left_wheel_angle=0;left_king_pin_x;0)" office:value-type="float" office:value="0" calcext:value-type="float">
            <text:p>0</text:p>
          </table:table-cell>
          <table:table-cell table:style-name="ce6" table:formula="of:=IF(left_wheel_angle = 0;0;TAN(0.5*PI()-left_wheel_angle)*wheelbase+left_king_pin_y)" office:value-type="float" office:value="971.9882514921" calcext:value-type="float">
            <text:p>9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hichle center: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teering radius left wheel:</text:p>
          </table:table-cell>
          <table:table-cell table:style-name="ce18" table:formula="of:=SQRT([lf.$B$65]^2+[lf.$C$64]^2)" office:value-type="float" office:value="983.494362484438" calcext:value-type="float">
            <text:p>983,49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8" office:value-type="string" calcext:value-type="string">
            <text:p>Wheel angle analyze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Steering angle</text:p>
          </table:table-cell>
          <table:table-cell table:style-name="ce19" office:value-type="string" calcext:value-type="string">
            <text:p>-&gt; rad</text:p>
          </table:table-cell>
          <table:table-cell table:style-name="ce19" office:value-type="string" calcext:value-type="string">
            <text:p>sp_x</text:p>
          </table:table-cell>
          <table:table-cell table:style-name="ce19" office:value-type="string" calcext:value-type="string">
            <text:p>sp_y</text:p>
          </table:table-cell>
          <table:table-cell table:style-name="ce19" office:value-type="string" calcext:value-type="string">
            <text:p>xk</text:p>
          </table:table-cell>
          <table:table-cell table:style-name="ce19" office:value-type="string" calcext:value-type="string">
            <text:p>yk</text:p>
          </table:table-cell>
          <table:table-cell table:style-name="ce24" office:value-type="string" calcext:value-type="string">
            <text:p>jl</text:p>
          </table:table-cell>
          <table:table-cell table:style-name="ce19" office:value-type="string" calcext:value-type="string">
            <text:p>kl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orr</text:p>
          </table:table-cell>
          <table:table-cell table:style-name="ce19" office:value-type="string" calcext:value-type="string">
            <text:p>W</text:p>
          </table:table-cell>
          <table:table-cell table:style-name="ce24" office:value-type="string" calcext:value-type="string">
            <text:p>left wheel angle</text:p>
          </table:table-cell>
          <table:table-cell table:number-columns-repeated="1010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[lf.A81]*analyze_resolution" office:value-type="float" office:value="-22.5" calcext:value-type="float">
            <text:p>-22,5</text:p>
          </table:table-cell>
          <table:table-cell table:style-name="ce20" table:formula="of:=-RADIANS([lf.B81])" office:value-type="float" office:value="0.392699081698724" calcext:value-type="float">
            <text:p>0,392699081698724</text:p>
          </table:table-cell>
          <table:table-cell table:style-name="ce20" table:formula="of:=COS([lf.$B$6])*servo_saver_arm_length*COS([lf.C81])-SIN([lf.$B$6])*servo_saver_arm_length*SIN([lf.C81])+[lf.$B$24]" office:value-type="float" office:value="357.782072520181" calcext:value-type="float">
            <text:p>357,782072520181</text:p>
          </table:table-cell>
          <table:table-cell table:style-name="ce20" table:formula="of:=COS([lf.$B$6])*servo_saver_arm_length*SIN([lf.C81])+SIN([lf.$B$6])*servo_saver_arm_length*COS([lf.C81])+[lf.$C$24]" office:value-type="float" office:value="6.12293491784144" calcext:value-type="float">
            <text:p>6,12293491784144</text:p>
          </table:table-cell>
          <table:table-cell table:style-name="ce20" table:formula="of:=[$lf.D81]-[$lf.$B$14]" office:value-type="float" office:value="57.7820725201806" calcext:value-type="float">
            <text:p>57,7820725201806</text:p>
          </table:table-cell>
          <table:table-cell table:style-name="ce20" table:formula="of:=[lf.E81]-[$lf.$C$14]" office:value-type="float" office:value="-88.8770650821586" calcext:value-type="float">
            <text:p>-88,8770650821586</text:p>
          </table:table-cell>
          <table:table-cell table:style-name="ce11" table:formula="of:=SQRT([lf.F81]^2+[lf.G81]^2)" office:value-type="float" office:value="106.008964726318" calcext:value-type="float">
            <text:p>106,008964726318</text:p>
          </table:table-cell>
          <table:table-cell table:style-name="ce20" table:formula="of:=([lf.H81]^2-[lf.$B$42]^2+[lf.$B$43]^2)/(2*[lf.H81])" office:value-type="float" office:value="-1.05708655952779" calcext:value-type="float">
            <text:p>-1,05708655952779</text:p>
          </table:table-cell>
          <table:table-cell table:style-name="ce20" table:formula="of:=ACOS([lf.I81]/[lf.$B$43])" office:value-type="float" office:value="1.62115506429194" calcext:value-type="float">
            <text:p>1,62115506429194</text:p>
          </table:table-cell>
          <table:table-cell table:style-name="ce20" table:formula="of:=ASIN([lf.F81]/[lf.H81])" office:value-type="float" office:value="0.576469974240745" calcext:value-type="float">
            <text:p>0,576469974240745</text:p>
          </table:table-cell>
          <table:table-cell table:style-name="ce20" table:formula="of:=IF(0.5*PI()+[lf.$B$9]&gt;[lf.K81];1;-1)" office:value-type="float" office:value="1" calcext:value-type="float">
            <text:p>1</text:p>
          </table:table-cell>
          <table:table-cell table:style-name="ce17" table:formula="of:=0.5*PI()-([lf.J81]*[lf.L81]+[lf.K81])" office:value-type="float" office:value="-0.626828711737793" calcext:value-type="float">
            <text:p>-0,626828711737793</text:p>
          </table:table-cell>
          <table:table-cell table:style-name="ce17" table:formula="of:=-[lf.M81]-[lf.$B$8]" office:value-type="float" office:value="0.29521615385887" calcext:value-type="float">
            <text:p>0,29521615385887</text:p>
          </table:table-cell>
          <table:table-cell table:number-columns-repeated="1010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[lf.A82]*analyze_resolution" office:value-type="float" office:value="-22.35" calcext:value-type="float">
            <text:p>-22,35</text:p>
          </table:table-cell>
          <table:table-cell table:style-name="ce20" table:formula="of:=-RADIANS([lf.B82])" office:value-type="float" office:value="0.390081087820733" calcext:value-type="float">
            <text:p>0,390081087820733</text:p>
          </table:table-cell>
          <table:table-cell table:style-name="ce20" table:formula="of:=COS([lf.$B$6])*servo_saver_arm_length*COS([lf.C82])-SIN([lf.$B$6])*servo_saver_arm_length*SIN([lf.C82])+[lf.$B$24]" office:value-type="float" office:value="357.798051650665" calcext:value-type="float">
            <text:p>357,798051650665</text:p>
          </table:table-cell>
          <table:table-cell table:style-name="ce20" table:formula="of:=COS([lf.$B$6])*servo_saver_arm_length*SIN([lf.C82])+SIN([lf.$B$6])*servo_saver_arm_length*COS([lf.C82])+[lf.$C$24]" office:value-type="float" office:value="6.08421460373129" calcext:value-type="float">
            <text:p>6,08421460373129</text:p>
          </table:table-cell>
          <table:table-cell table:style-name="ce20" table:formula="of:=[$lf.D82]-[$lf.$B$14]" office:value-type="float" office:value="57.7980516506648" calcext:value-type="float">
            <text:p>57,7980516506648</text:p>
          </table:table-cell>
          <table:table-cell table:style-name="ce20" table:formula="of:=[lf.E82]-[$lf.$C$14]" office:value-type="float" office:value="-88.9157853962687" calcext:value-type="float">
            <text:p>-88,9157853962687</text:p>
          </table:table-cell>
          <table:table-cell table:style-name="ce11" table:formula="of:=SQRT([lf.F82]^2+[lf.G82]^2)" office:value-type="float" office:value="106.050137516404" calcext:value-type="float">
            <text:p>106,050137516404</text:p>
          </table:table-cell>
          <table:table-cell table:style-name="ce20" table:formula="of:=([lf.H82]^2-[lf.$B$42]^2+[lf.$B$43]^2)/(2*[lf.H82])" office:value-type="float" office:value="-1.01551135974439" calcext:value-type="float">
            <text:p>-1,01551135974439</text:p>
          </table:table-cell>
          <table:table-cell table:style-name="ce20" table:formula="of:=ACOS([lf.I82]/[lf.$B$43])" office:value-type="float" office:value="1.61917287758278" calcext:value-type="float">
            <text:p>1,61917287758278</text:p>
          </table:table-cell>
          <table:table-cell table:style-name="ce20" table:formula="of:=ASIN([lf.F82]/[lf.H82])" office:value-type="float" office:value="0.576397287663996" calcext:value-type="float">
            <text:p>0,576397287663996</text:p>
          </table:table-cell>
          <table:table-cell table:style-name="ce20" table:formula="of:=IF(0.5*PI()+[lf.$B$9]&gt;[lf.K82];1;-1)" office:value-type="float" office:value="1" calcext:value-type="float">
            <text:p>1</text:p>
          </table:table-cell>
          <table:table-cell table:style-name="ce17" table:formula="of:=0.5*PI()-([lf.J82]*[lf.L82]+[lf.K82])" office:value-type="float" office:value="-0.624773838451878" calcext:value-type="float">
            <text:p>-0,624773838451878</text:p>
          </table:table-cell>
          <table:table-cell table:style-name="ce17" table:formula="of:=-[lf.M82]-[lf.$B$8]" office:value-type="float" office:value="0.293161280572955" calcext:value-type="float">
            <text:p>0,293161280572955</text:p>
          </table:table-cell>
          <table:table-cell table:number-columns-repeated="1010"/>
        </table:table-row>
        <table:table-row table:style-name="ro1">
          <table:table-cell office:value-type="float" office:value="-148" calcext:value-type="float">
            <text:p>-148</text:p>
          </table:table-cell>
          <table:table-cell table:style-name="ce20" table:formula="of:=[lf.A83]*analyze_resolution" office:value-type="float" office:value="-22.2" calcext:value-type="float">
            <text:p>-22,2</text:p>
          </table:table-cell>
          <table:table-cell table:style-name="ce20" table:formula="of:=-RADIANS([lf.B83])" office:value-type="float" office:value="0.387463093942741" calcext:value-type="float">
            <text:p>0,387463093942741</text:p>
          </table:table-cell>
          <table:table-cell table:style-name="ce20" table:formula="of:=COS([lf.$B$6])*servo_saver_arm_length*COS([lf.C83])-SIN([lf.$B$6])*servo_saver_arm_length*SIN([lf.C83])+[lf.$B$24]" office:value-type="float" office:value="357.81392935696" calcext:value-type="float">
            <text:p>357,81392935696</text:p>
          </table:table-cell>
          <table:table-cell table:style-name="ce20" table:formula="of:=COS([lf.$B$6])*servo_saver_arm_length*SIN([lf.C83])+SIN([lf.$B$6])*servo_saver_arm_length*COS([lf.C83])+[lf.$C$24]" office:value-type="float" office:value="6.04545258909547" calcext:value-type="float">
            <text:p>6,04545258909547</text:p>
          </table:table-cell>
          <table:table-cell table:style-name="ce20" table:formula="of:=[$lf.D83]-[$lf.$B$14]" office:value-type="float" office:value="57.8139293569599" calcext:value-type="float">
            <text:p>57,8139293569599</text:p>
          </table:table-cell>
          <table:table-cell table:style-name="ce20" table:formula="of:=[lf.E83]-[$lf.$C$14]" office:value-type="float" office:value="-88.9545474109045" calcext:value-type="float">
            <text:p>-88,9545474109045</text:p>
          </table:table-cell>
          <table:table-cell table:style-name="ce11" table:formula="of:=SQRT([lf.F83]^2+[lf.G83]^2)" office:value-type="float" office:value="106.091290560396" calcext:value-type="float">
            <text:p>106,091290560396</text:p>
          </table:table-cell>
          <table:table-cell table:style-name="ce20" table:formula="of:=([lf.H83]^2-[lf.$B$42]^2+[lf.$B$43]^2)/(2*[lf.H83])" office:value-type="float" office:value="-0.973972378349404" calcext:value-type="float">
            <text:p>-0,973972378349404</text:p>
          </table:table-cell>
          <table:table-cell table:style-name="ce20" table:formula="of:=ACOS([lf.I83]/[lf.$B$43])" office:value-type="float" office:value="1.61719260762171" calcext:value-type="float">
            <text:p>1,61719260762171</text:p>
          </table:table-cell>
          <table:table-cell table:style-name="ce20" table:formula="of:=ASIN([lf.F83]/[lf.H83])" office:value-type="float" office:value="0.576323641721656" calcext:value-type="float">
            <text:p>0,576323641721656</text:p>
          </table:table-cell>
          <table:table-cell table:style-name="ce20" table:formula="of:=IF(0.5*PI()+[lf.$B$9]&gt;[lf.K83];1;-1)" office:value-type="float" office:value="1" calcext:value-type="float">
            <text:p>1</text:p>
          </table:table-cell>
          <table:table-cell table:style-name="ce20" table:formula="of:=0.5*PI()-([lf.J83]*[lf.L83]+[lf.K83])" office:value-type="float" office:value="-0.622719922548471" calcext:value-type="float">
            <text:p>-0,622719922548471</text:p>
          </table:table-cell>
          <table:table-cell table:style-name="ce17" table:formula="of:=-[lf.M83]-[lf.$B$8]" office:value-type="float" office:value="0.291107364669548" calcext:value-type="float">
            <text:p>0,291107364669548</text:p>
          </table:table-cell>
          <table:table-cell table:style-name="ce11" table:number-columns-repeated="1010"/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[lf.A84]*analyze_resolution" office:value-type="float" office:value="-22.05" calcext:value-type="float">
            <text:p>-22,05</text:p>
          </table:table-cell>
          <table:table-cell table:style-name="ce20" table:formula="of:=-RADIANS([lf.B84])" office:value-type="float" office:value="0.38484510006475" calcext:value-type="float">
            <text:p>0,38484510006475</text:p>
          </table:table-cell>
          <table:table-cell table:style-name="ce20" table:formula="of:=COS([lf.$B$6])*servo_saver_arm_length*COS([lf.C84])-SIN([lf.$B$6])*servo_saver_arm_length*SIN([lf.C84])+[lf.$B$24]" office:value-type="float" office:value="357.829705530242" calcext:value-type="float">
            <text:p>357,829705530242</text:p>
          </table:table-cell>
          <table:table-cell table:style-name="ce20" table:formula="of:=COS([lf.$B$6])*servo_saver_arm_length*SIN([lf.C84])+SIN([lf.$B$6])*servo_saver_arm_length*COS([lf.C84])+[lf.$C$24]" office:value-type="float" office:value="6.00664913960453" calcext:value-type="float">
            <text:p>6,00664913960453</text:p>
          </table:table-cell>
          <table:table-cell table:style-name="ce20" table:formula="of:=[$lf.D84]-[$lf.$B$14]" office:value-type="float" office:value="57.8297055302419" calcext:value-type="float">
            <text:p>57,8297055302419</text:p>
          </table:table-cell>
          <table:table-cell table:style-name="ce20" table:formula="of:=[lf.E84]-[$lf.$C$14]" office:value-type="float" office:value="-88.9933508603955" calcext:value-type="float">
            <text:p>-88,9933508603955</text:p>
          </table:table-cell>
          <table:table-cell table:style-name="ce11" table:formula="of:=SQRT([lf.F84]^2+[lf.G84]^2)" office:value-type="float" office:value="106.132423599369" calcext:value-type="float">
            <text:p>106,132423599369</text:p>
          </table:table-cell>
          <table:table-cell table:style-name="ce20" table:formula="of:=([lf.H84]^2-[lf.$B$42]^2+[lf.$B$43]^2)/(2*[lf.H84])" office:value-type="float" office:value="-0.93246983419581" calcext:value-type="float">
            <text:p>-0,93246983419581</text:p>
          </table:table-cell>
          <table:table-cell table:style-name="ce20" table:formula="of:=ACOS([lf.I84]/[lf.$B$43])" office:value-type="float" office:value="1.61521425653616" calcext:value-type="float">
            <text:p>1,61521425653616</text:p>
          </table:table-cell>
          <table:table-cell table:style-name="ce20" table:formula="of:=ASIN([lf.F84]/[lf.H84])" office:value-type="float" office:value="0.576249037992405" calcext:value-type="float">
            <text:p>0,576249037992405</text:p>
          </table:table-cell>
          <table:table-cell table:style-name="ce20" table:formula="of:=IF(0.5*PI()+[lf.$B$9]&gt;[lf.K84];1;-1)" office:value-type="float" office:value="1" calcext:value-type="float">
            <text:p>1</text:p>
          </table:table-cell>
          <table:table-cell table:style-name="ce17" table:formula="of:=0.5*PI()-([lf.J84]*[lf.L84]+[lf.K84])" office:value-type="float" office:value="-0.620666967733672" calcext:value-type="float">
            <text:p>-0,620666967733672</text:p>
          </table:table-cell>
          <table:table-cell table:style-name="ce17" table:formula="of:=-[lf.M84]-[lf.$B$8]" office:value-type="float" office:value="0.289054409854749" calcext:value-type="float">
            <text:p>0,289054409854749</text:p>
          </table:table-cell>
          <table:table-cell table:number-columns-repeated="1010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[lf.A85]*analyze_resolution" office:value-type="float" office:value="-21.9" calcext:value-type="float">
            <text:p>-21,9</text:p>
          </table:table-cell>
          <table:table-cell table:style-name="ce20" table:formula="of:=-RADIANS([lf.B85])" office:value-type="float" office:value="0.382227106186758" calcext:value-type="float">
            <text:p>0,382227106186758</text:p>
          </table:table-cell>
          <table:table-cell table:style-name="ce20" table:formula="of:=COS([lf.$B$6])*servo_saver_arm_length*COS([lf.C85])-SIN([lf.$B$6])*servo_saver_arm_length*SIN([lf.C85])+[lf.$B$24]" office:value-type="float" office:value="357.845380062383" calcext:value-type="float">
            <text:p>357,845380062383</text:p>
          </table:table-cell>
          <table:table-cell table:style-name="ce20" table:formula="of:=COS([lf.$B$6])*servo_saver_arm_length*SIN([lf.C85])+SIN([lf.$B$6])*servo_saver_arm_length*COS([lf.C85])+[lf.$C$24]" office:value-type="float" office:value="5.96780452121294" calcext:value-type="float">
            <text:p>5,96780452121294</text:p>
          </table:table-cell>
          <table:table-cell table:style-name="ce20" table:formula="of:=[$lf.D85]-[$lf.$B$14]" office:value-type="float" office:value="57.8453800623827" calcext:value-type="float">
            <text:p>57,8453800623827</text:p>
          </table:table-cell>
          <table:table-cell table:style-name="ce20" table:formula="of:=[lf.E85]-[$lf.$C$14]" office:value-type="float" office:value="-89.0321954787871" calcext:value-type="float">
            <text:p>-89,0321954787871</text:p>
          </table:table-cell>
          <table:table-cell table:style-name="ce11" table:formula="of:=SQRT([lf.F85]^2+[lf.G85]^2)" office:value-type="float" office:value="106.173536374816" calcext:value-type="float">
            <text:p>106,173536374816</text:p>
          </table:table-cell>
          <table:table-cell table:style-name="ce20" table:formula="of:=([lf.H85]^2-[lf.$B$42]^2+[lf.$B$43]^2)/(2*[lf.H85])" office:value-type="float" office:value="-0.891003945402024" calcext:value-type="float">
            <text:p>-0,891003945402024</text:p>
          </table:table-cell>
          <table:table-cell table:style-name="ce20" table:formula="of:=ACOS([lf.I85]/[lf.$B$43])" office:value-type="float" office:value="1.61323782646266" calcext:value-type="float">
            <text:p>1,61323782646266</text:p>
          </table:table-cell>
          <table:table-cell table:style-name="ce20" table:formula="of:=ASIN([lf.F85]/[lf.H85])" office:value-type="float" office:value="0.576173478057589" calcext:value-type="float">
            <text:p>0,576173478057589</text:p>
          </table:table-cell>
          <table:table-cell table:style-name="ce20" table:formula="of:=IF(0.5*PI()+[lf.$B$9]&gt;[lf.K85];1;-1)" office:value-type="float" office:value="1" calcext:value-type="float">
            <text:p>1</text:p>
          </table:table-cell>
          <table:table-cell table:style-name="ce17" table:formula="of:=0.5*PI()-([lf.J85]*[lf.L85]+[lf.K85])" office:value-type="float" office:value="-0.618614977725355" calcext:value-type="float">
            <text:p>-0,618614977725355</text:p>
          </table:table-cell>
          <table:table-cell table:style-name="ce17" table:formula="of:=-[lf.M85]-[lf.$B$8]" office:value-type="float" office:value="0.287002419846433" calcext:value-type="float">
            <text:p>0,287002419846433</text:p>
          </table:table-cell>
          <table:table-cell table:number-columns-repeated="1010"/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[lf.A86]*analyze_resolution" office:value-type="float" office:value="-21.75" calcext:value-type="float">
            <text:p>-21,75</text:p>
          </table:table-cell>
          <table:table-cell table:style-name="ce20" table:formula="of:=-RADIANS([lf.B86])" office:value-type="float" office:value="0.379609112308767" calcext:value-type="float">
            <text:p>0,379609112308767</text:p>
          </table:table-cell>
          <table:table-cell table:style-name="ce20" table:formula="of:=COS([lf.$B$6])*servo_saver_arm_length*COS([lf.C86])-SIN([lf.$B$6])*servo_saver_arm_length*SIN([lf.C86])+[lf.$B$24]" office:value-type="float" office:value="357.860952845951" calcext:value-type="float">
            <text:p>357,860952845951</text:p>
          </table:table-cell>
          <table:table-cell table:style-name="ce20" table:formula="of:=COS([lf.$B$6])*servo_saver_arm_length*SIN([lf.C86])+SIN([lf.$B$6])*servo_saver_arm_length*COS([lf.C86])+[lf.$C$24]" office:value-type="float" office:value="5.92891900015739" calcext:value-type="float">
            <text:p>5,92891900015739</text:p>
          </table:table-cell>
          <table:table-cell table:style-name="ce20" table:formula="of:=[$lf.D86]-[$lf.$B$14]" office:value-type="float" office:value="57.8609528459508" calcext:value-type="float">
            <text:p>57,8609528459508</text:p>
          </table:table-cell>
          <table:table-cell table:style-name="ce20" table:formula="of:=[lf.E86]-[$lf.$C$14]" office:value-type="float" office:value="-89.0710809998426" calcext:value-type="float">
            <text:p>-89,0710809998426</text:p>
          </table:table-cell>
          <table:table-cell table:style-name="ce11" table:formula="of:=SQRT([lf.F86]^2+[lf.G86]^2)" office:value-type="float" office:value="106.214628628649" calcext:value-type="float">
            <text:p>106,214628628649</text:p>
          </table:table-cell>
          <table:table-cell table:style-name="ce20" table:formula="of:=([lf.H86]^2-[lf.$B$42]^2+[lf.$B$43]^2)/(2*[lf.H86])" office:value-type="float" office:value="-0.84957492935395" calcext:value-type="float">
            <text:p>-0,84957492935395</text:p>
          </table:table-cell>
          <table:table-cell table:style-name="ce20" table:formula="of:=ACOS([lf.I86]/[lf.$B$43])" office:value-type="float" office:value="1.61126331954695" calcext:value-type="float">
            <text:p>1,61126331954695</text:p>
          </table:table-cell>
          <table:table-cell table:style-name="ce20" table:formula="of:=ASIN([lf.F86]/[lf.H86])" office:value-type="float" office:value="0.576096963501194" calcext:value-type="float">
            <text:p>0,576096963501194</text:p>
          </table:table-cell>
          <table:table-cell table:style-name="ce20" table:formula="of:=IF(0.5*PI()+[lf.$B$9]&gt;[lf.K86];1;-1)" office:value-type="float" office:value="1" calcext:value-type="float">
            <text:p>1</text:p>
          </table:table-cell>
          <table:table-cell table:style-name="ce17" table:formula="of:=0.5*PI()-([lf.J86]*[lf.L86]+[lf.K86])" office:value-type="float" office:value="-0.616563956253248" calcext:value-type="float">
            <text:p>-0,616563956253248</text:p>
          </table:table-cell>
          <table:table-cell table:style-name="ce17" table:formula="of:=-[lf.M86]-[lf.$B$8]" office:value-type="float" office:value="0.284951398374326" calcext:value-type="float">
            <text:p>0,284951398374326</text:p>
          </table:table-cell>
          <table:table-cell table:number-columns-repeated="1010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[lf.A87]*analyze_resolution" office:value-type="float" office:value="-21.6" calcext:value-type="float">
            <text:p>-21,6</text:p>
          </table:table-cell>
          <table:table-cell table:style-name="ce20" table:formula="of:=-RADIANS([lf.B87])" office:value-type="float" office:value="0.376991118430775" calcext:value-type="float">
            <text:p>0,376991118430775</text:p>
          </table:table-cell>
          <table:table-cell table:style-name="ce20" table:formula="of:=COS([lf.$B$6])*servo_saver_arm_length*COS([lf.C87])-SIN([lf.$B$6])*servo_saver_arm_length*SIN([lf.C87])+[lf.$B$24]" office:value-type="float" office:value="357.876423774212" calcext:value-type="float">
            <text:p>357,876423774212</text:p>
          </table:table-cell>
          <table:table-cell table:style-name="ce20" table:formula="of:=COS([lf.$B$6])*servo_saver_arm_length*SIN([lf.C87])+SIN([lf.$B$6])*servo_saver_arm_length*COS([lf.C87])+[lf.$C$24]" office:value-type="float" office:value="5.88999284295485" calcext:value-type="float">
            <text:p>5,88999284295485</text:p>
          </table:table-cell>
          <table:table-cell table:style-name="ce20" table:formula="of:=[$lf.D87]-[$lf.$B$14]" office:value-type="float" office:value="57.876423774212" calcext:value-type="float">
            <text:p>57,876423774212</text:p>
          </table:table-cell>
          <table:table-cell table:style-name="ce20" table:formula="of:=[lf.E87]-[$lf.$C$14]" office:value-type="float" office:value="-89.1100071570452" calcext:value-type="float">
            <text:p>-89,1100071570452</text:p>
          </table:table-cell>
          <table:table-cell table:style-name="ce11" table:formula="of:=SQRT([lf.F87]^2+[lf.G87]^2)" office:value-type="float" office:value="106.255700103198" calcext:value-type="float">
            <text:p>106,255700103198</text:p>
          </table:table-cell>
          <table:table-cell table:style-name="ce20" table:formula="of:=([lf.H87]^2-[lf.$B$42]^2+[lf.$B$43]^2)/(2*[lf.H87])" office:value-type="float" office:value="-0.808183002706346" calcext:value-type="float">
            <text:p>-0,808183002706346</text:p>
          </table:table-cell>
          <table:table-cell table:style-name="ce20" table:formula="of:=ACOS([lf.I87]/[lf.$B$43])" office:value-type="float" office:value="1.60929073794405" calcext:value-type="float">
            <text:p>1,60929073794405</text:p>
          </table:table-cell>
          <table:table-cell table:style-name="ce20" table:formula="of:=ASIN([lf.F87]/[lf.H87])" office:value-type="float" office:value="0.57601949590982" calcext:value-type="float">
            <text:p>0,57601949590982</text:p>
          </table:table-cell>
          <table:table-cell table:style-name="ce20" table:formula="of:=IF(0.5*PI()+[lf.$B$9]&gt;[lf.K87];1;-1)" office:value-type="float" office:value="1" calcext:value-type="float">
            <text:p>1</text:p>
          </table:table-cell>
          <table:table-cell table:style-name="ce17" table:formula="of:=0.5*PI()-([lf.J87]*[lf.L87]+[lf.K87])" office:value-type="float" office:value="-0.614513907058974" calcext:value-type="float">
            <text:p>-0,614513907058974</text:p>
          </table:table-cell>
          <table:table-cell table:style-name="ce17" table:formula="of:=-[lf.M87]-[lf.$B$8]" office:value-type="float" office:value="0.282901349180052" calcext:value-type="float">
            <text:p>0,282901349180052</text:p>
          </table:table-cell>
          <table:table-cell table:number-columns-repeated="10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[lf.A88]*analyze_resolution" office:value-type="float" office:value="-21.45" calcext:value-type="float">
            <text:p>-21,45</text:p>
          </table:table-cell>
          <table:table-cell table:style-name="ce20" table:formula="of:=-RADIANS([lf.B88])" office:value-type="float" office:value="0.374373124552784" calcext:value-type="float">
            <text:p>0,374373124552784</text:p>
          </table:table-cell>
          <table:table-cell table:style-name="ce20" table:formula="of:=COS([lf.$B$6])*servo_saver_arm_length*COS([lf.C88])-SIN([lf.$B$6])*servo_saver_arm_length*SIN([lf.C88])+[lf.$B$24]" office:value-type="float" office:value="357.89179274113" calcext:value-type="float">
            <text:p>357,89179274113</text:p>
          </table:table-cell>
          <table:table-cell table:style-name="ce20" table:formula="of:=COS([lf.$B$6])*servo_saver_arm_length*SIN([lf.C88])+SIN([lf.$B$6])*servo_saver_arm_length*COS([lf.C88])+[lf.$C$24]" office:value-type="float" office:value="5.85102631640087" calcext:value-type="float">
            <text:p>5,85102631640087</text:p>
          </table:table-cell>
          <table:table-cell table:style-name="ce20" table:formula="of:=[$lf.D88]-[$lf.$B$14]" office:value-type="float" office:value="57.8917927411304" calcext:value-type="float">
            <text:p>57,8917927411304</text:p>
          </table:table-cell>
          <table:table-cell table:style-name="ce20" table:formula="of:=[lf.E88]-[$lf.$C$14]" office:value-type="float" office:value="-89.1489736835991" calcext:value-type="float">
            <text:p>-89,1489736835991</text:p>
          </table:table-cell>
          <table:table-cell table:style-name="ce11" table:formula="of:=SQRT([lf.F88]^2+[lf.G88]^2)" office:value-type="float" office:value="106.296750541214" calcext:value-type="float">
            <text:p>106,296750541214</text:p>
          </table:table-cell>
          <table:table-cell table:style-name="ce20" table:formula="of:=([lf.H88]^2-[lf.$B$42]^2+[lf.$B$43]^2)/(2*[lf.H88])" office:value-type="float" office:value="-0.766828381384485" calcext:value-type="float">
            <text:p>-0,766828381384485</text:p>
          </table:table-cell>
          <table:table-cell table:style-name="ce20" table:formula="of:=ACOS([lf.I88]/[lf.$B$43])" office:value-type="float" office:value="1.60732008381836" calcext:value-type="float">
            <text:p>1,60732008381836</text:p>
          </table:table-cell>
          <table:table-cell table:style-name="ce20" table:formula="of:=ASIN([lf.F88]/[lf.H88])" office:value-type="float" office:value="0.57594107687265" calcext:value-type="float">
            <text:p>0,57594107687265</text:p>
          </table:table-cell>
          <table:table-cell table:style-name="ce20" table:formula="of:=IF(0.5*PI()+[lf.$B$9]&gt;[lf.K88];1;-1)" office:value-type="float" office:value="1" calcext:value-type="float">
            <text:p>1</text:p>
          </table:table-cell>
          <table:table-cell table:style-name="ce17" table:formula="of:=0.5*PI()-([lf.J88]*[lf.L88]+[lf.K88])" office:value-type="float" office:value="-0.612464833896114" calcext:value-type="float">
            <text:p>-0,612464833896114</text:p>
          </table:table-cell>
          <table:table-cell table:style-name="ce17" table:formula="of:=-[lf.M88]-[lf.$B$8]" office:value-type="float" office:value="0.280852276017191" calcext:value-type="float">
            <text:p>0,280852276017191</text:p>
          </table:table-cell>
          <table:table-cell table:number-columns-repeated="1010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formula="of:=[lf.A89]*analyze_resolution" office:value-type="float" office:value="-21.3" calcext:value-type="float">
            <text:p>-21,3</text:p>
          </table:table-cell>
          <table:table-cell table:style-name="ce20" table:formula="of:=-RADIANS([lf.B89])" office:value-type="float" office:value="0.371755130674792" calcext:value-type="float">
            <text:p>0,371755130674792</text:p>
          </table:table-cell>
          <table:table-cell table:style-name="ce20" table:formula="of:=COS([lf.$B$6])*servo_saver_arm_length*COS([lf.C89])-SIN([lf.$B$6])*servo_saver_arm_length*SIN([lf.C89])+[lf.$B$24]" office:value-type="float" office:value="357.907059641369" calcext:value-type="float">
            <text:p>357,907059641369</text:p>
          </table:table-cell>
          <table:table-cell table:style-name="ce20" table:formula="of:=COS([lf.$B$6])*servo_saver_arm_length*SIN([lf.C89])+SIN([lf.$B$6])*servo_saver_arm_length*COS([lf.C89])+[lf.$C$24]" office:value-type="float" office:value="5.81201968756765" calcext:value-type="float">
            <text:p>5,81201968756765</text:p>
          </table:table-cell>
          <table:table-cell table:style-name="ce20" table:formula="of:=[$lf.D89]-[$lf.$B$14]" office:value-type="float" office:value="57.9070596413688" calcext:value-type="float">
            <text:p>57,9070596413688</text:p>
          </table:table-cell>
          <table:table-cell table:style-name="ce20" table:formula="of:=[lf.E89]-[$lf.$C$14]" office:value-type="float" office:value="-89.1879803124323" calcext:value-type="float">
            <text:p>-89,1879803124323</text:p>
          </table:table-cell>
          <table:table-cell table:style-name="ce11" table:formula="of:=SQRT([lf.F89]^2+[lf.G89]^2)" office:value-type="float" office:value="106.337779685866" calcext:value-type="float">
            <text:p>106,337779685866</text:p>
          </table:table-cell>
          <table:table-cell table:style-name="ce20" table:formula="of:=([lf.H89]^2-[lf.$B$42]^2+[lf.$B$43]^2)/(2*[lf.H89])" office:value-type="float" office:value="-0.725511280585804" calcext:value-type="float">
            <text:p>-0,725511280585804</text:p>
          </table:table-cell>
          <table:table-cell table:style-name="ce20" table:formula="of:=ACOS([lf.I89]/[lf.$B$43])" office:value-type="float" office:value="1.60535135934374" calcext:value-type="float">
            <text:p>1,60535135934374</text:p>
          </table:table-cell>
          <table:table-cell table:style-name="ce20" table:formula="of:=ASIN([lf.F89]/[lf.H89])" office:value-type="float" office:value="0.575861707981422" calcext:value-type="float">
            <text:p>0,575861707981422</text:p>
          </table:table-cell>
          <table:table-cell table:style-name="ce20" table:formula="of:=IF(0.5*PI()+[lf.$B$9]&gt;[lf.K89];1;-1)" office:value-type="float" office:value="1" calcext:value-type="float">
            <text:p>1</text:p>
          </table:table-cell>
          <table:table-cell table:style-name="ce17" table:formula="of:=0.5*PI()-([lf.J89]*[lf.L89]+[lf.K89])" office:value-type="float" office:value="-0.610416740530263" calcext:value-type="float">
            <text:p>-0,610416740530263</text:p>
          </table:table-cell>
          <table:table-cell table:style-name="ce17" table:formula="of:=-[lf.M89]-[lf.$B$8]" office:value-type="float" office:value="0.278804182651341" calcext:value-type="float">
            <text:p>0,278804182651341</text:p>
          </table:table-cell>
          <table:table-cell table:number-columns-repeated="1010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formula="of:=[lf.A90]*analyze_resolution" office:value-type="float" office:value="-21.15" calcext:value-type="float">
            <text:p>-21,15</text:p>
          </table:table-cell>
          <table:table-cell table:style-name="ce20" table:formula="of:=-RADIANS([lf.B90])" office:value-type="float" office:value="0.369137136796801" calcext:value-type="float">
            <text:p>0,369137136796801</text:p>
          </table:table-cell>
          <table:table-cell table:style-name="ce20" table:formula="of:=COS([lf.$B$6])*servo_saver_arm_length*COS([lf.C90])-SIN([lf.$B$6])*servo_saver_arm_length*SIN([lf.C90])+[lf.$B$24]" office:value-type="float" office:value="357.922224370289" calcext:value-type="float">
            <text:p>357,922224370289</text:p>
          </table:table-cell>
          <table:table-cell table:style-name="ce20" table:formula="of:=COS([lf.$B$6])*servo_saver_arm_length*SIN([lf.C90])+SIN([lf.$B$6])*servo_saver_arm_length*COS([lf.C90])+[lf.$C$24]" office:value-type="float" office:value="5.77297322380227" calcext:value-type="float">
            <text:p>5,77297322380227</text:p>
          </table:table-cell>
          <table:table-cell table:style-name="ce20" table:formula="of:=[$lf.D90]-[$lf.$B$14]" office:value-type="float" office:value="57.9222243702895" calcext:value-type="float">
            <text:p>57,9222243702895</text:p>
          </table:table-cell>
          <table:table-cell table:style-name="ce20" table:formula="of:=[lf.E90]-[$lf.$C$14]" office:value-type="float" office:value="-89.2270267761977" calcext:value-type="float">
            <text:p>-89,2270267761977</text:p>
          </table:table-cell>
          <table:table-cell table:style-name="ce11" table:formula="of:=SQRT([lf.F90]^2+[lf.G90]^2)" office:value-type="float" office:value="106.378787280747" calcext:value-type="float">
            <text:p>106,378787280747</text:p>
          </table:table-cell>
          <table:table-cell table:style-name="ce20" table:formula="of:=([lf.H90]^2-[lf.$B$42]^2+[lf.$B$43]^2)/(2*[lf.H90])" office:value-type="float" office:value="-0.684231914781526" calcext:value-type="float">
            <text:p>-0,684231914781526</text:p>
          </table:table-cell>
          <table:table-cell table:style-name="ce20" table:formula="of:=ACOS([lf.I90]/[lf.$B$43])" office:value-type="float" office:value="1.60338456670358" calcext:value-type="float">
            <text:p>1,60338456670358</text:p>
          </table:table-cell>
          <table:table-cell table:style-name="ce20" table:formula="of:=ASIN([lf.F90]/[lf.H90])" office:value-type="float" office:value="0.575781390830402" calcext:value-type="float">
            <text:p>0,575781390830402</text:p>
          </table:table-cell>
          <table:table-cell table:style-name="ce20" table:formula="of:=IF(0.5*PI()+[lf.$B$9]&gt;[lf.K90];1;-1)" office:value-type="float" office:value="1" calcext:value-type="float">
            <text:p>1</text:p>
          </table:table-cell>
          <table:table-cell table:style-name="ce17" table:formula="of:=0.5*PI()-([lf.J90]*[lf.L90]+[lf.K90])" office:value-type="float" office:value="-0.60836963073909" calcext:value-type="float">
            <text:p>-0,60836963073909</text:p>
          </table:table-cell>
          <table:table-cell table:style-name="ce17" table:formula="of:=-[lf.M90]-[lf.$B$8]" office:value-type="float" office:value="0.276757072860168" calcext:value-type="float">
            <text:p>0,276757072860168</text:p>
          </table:table-cell>
          <table:table-cell table:number-columns-repeated="1010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[lf.A91]*analyze_resolution" office:value-type="float" office:value="-21" calcext:value-type="float">
            <text:p>-21</text:p>
          </table:table-cell>
          <table:table-cell table:style-name="ce20" table:formula="of:=-RADIANS([lf.B91])" office:value-type="float" office:value="0.366519142918809" calcext:value-type="float">
            <text:p>0,366519142918809</text:p>
          </table:table-cell>
          <table:table-cell table:style-name="ce20" table:formula="of:=COS([lf.$B$6])*servo_saver_arm_length*COS([lf.C91])-SIN([lf.$B$6])*servo_saver_arm_length*SIN([lf.C91])+[lf.$B$24]" office:value-type="float" office:value="357.937286823955" calcext:value-type="float">
            <text:p>357,937286823955</text:p>
          </table:table-cell>
          <table:table-cell table:style-name="ce20" table:formula="of:=COS([lf.$B$6])*servo_saver_arm_length*SIN([lf.C91])+SIN([lf.$B$6])*servo_saver_arm_length*COS([lf.C91])+[lf.$C$24]" office:value-type="float" office:value="5.7338871927248" calcext:value-type="float">
            <text:p>5,7338871927248</text:p>
          </table:table-cell>
          <table:table-cell table:style-name="ce20" table:formula="of:=[$lf.D91]-[$lf.$B$14]" office:value-type="float" office:value="57.9372868239552" calcext:value-type="float">
            <text:p>57,9372868239552</text:p>
          </table:table-cell>
          <table:table-cell table:style-name="ce20" table:formula="of:=[lf.E91]-[$lf.$C$14]" office:value-type="float" office:value="-89.2661128072752" calcext:value-type="float">
            <text:p>-89,2661128072752</text:p>
          </table:table-cell>
          <table:table-cell table:style-name="ce11" table:formula="of:=SQRT([lf.F91]^2+[lf.G91]^2)" office:value-type="float" office:value="106.419773069869" calcext:value-type="float">
            <text:p>106,419773069869</text:p>
          </table:table-cell>
          <table:table-cell table:style-name="ce20" table:formula="of:=([lf.H91]^2-[lf.$B$42]^2+[lf.$B$43]^2)/(2*[lf.H91])" office:value-type="float" office:value="-0.642990497718239" calcext:value-type="float">
            <text:p>-0,642990497718239</text:p>
          </table:table-cell>
          <table:table-cell table:style-name="ce20" table:formula="of:=ACOS([lf.I91]/[lf.$B$43])" office:value-type="float" office:value="1.60141970809093" calcext:value-type="float">
            <text:p>1,60141970809093</text:p>
          </table:table-cell>
          <table:table-cell table:style-name="ce20" table:formula="of:=ASIN([lf.F91]/[lf.H91])" office:value-type="float" office:value="0.575700127016358" calcext:value-type="float">
            <text:p>0,575700127016358</text:p>
          </table:table-cell>
          <table:table-cell table:style-name="ce20" table:formula="of:=IF(0.5*PI()+[lf.$B$9]&gt;[lf.K91];1;-1)" office:value-type="float" office:value="1" calcext:value-type="float">
            <text:p>1</text:p>
          </table:table-cell>
          <table:table-cell table:style-name="ce17" table:formula="of:=0.5*PI()-([lf.J91]*[lf.L91]+[lf.K91])" office:value-type="float" office:value="-0.606323508312392" calcext:value-type="float">
            <text:p>-0,606323508312392</text:p>
          </table:table-cell>
          <table:table-cell table:style-name="ce17" table:formula="of:=-[lf.M91]-[lf.$B$8]" office:value-type="float" office:value="0.27471095043347" calcext:value-type="float">
            <text:p>0,27471095043347</text:p>
          </table:table-cell>
          <table:table-cell table:number-columns-repeated="1010"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[lf.A92]*analyze_resolution" office:value-type="float" office:value="-20.85" calcext:value-type="float">
            <text:p>-20,85</text:p>
          </table:table-cell>
          <table:table-cell table:style-name="ce20" table:formula="of:=-RADIANS([lf.B92])" office:value-type="float" office:value="0.363901149040818" calcext:value-type="float">
            <text:p>0,363901149040818</text:p>
          </table:table-cell>
          <table:table-cell table:style-name="ce20" table:formula="of:=COS([lf.$B$6])*servo_saver_arm_length*COS([lf.C92])-SIN([lf.$B$6])*servo_saver_arm_length*SIN([lf.C92])+[lf.$B$24]" office:value-type="float" office:value="357.95224689913" calcext:value-type="float">
            <text:p>357,95224689913</text:p>
          </table:table-cell>
          <table:table-cell table:style-name="ce20" table:formula="of:=COS([lf.$B$6])*servo_saver_arm_length*SIN([lf.C92])+SIN([lf.$B$6])*servo_saver_arm_length*COS([lf.C92])+[lf.$C$24]" office:value-type="float" office:value="5.69476186222655" calcext:value-type="float">
            <text:p>5,69476186222655</text:p>
          </table:table-cell>
          <table:table-cell table:style-name="ce20" table:formula="of:=[$lf.D92]-[$lf.$B$14]" office:value-type="float" office:value="57.9522468991296" calcext:value-type="float">
            <text:p>57,9522468991296</text:p>
          </table:table-cell>
          <table:table-cell table:style-name="ce20" table:formula="of:=[lf.E92]-[$lf.$C$14]" office:value-type="float" office:value="-89.3052381377735" calcext:value-type="float">
            <text:p>-89,3052381377735</text:p>
          </table:table-cell>
          <table:table-cell table:style-name="ce11" table:formula="of:=SQRT([lf.F92]^2+[lf.G92]^2)" office:value-type="float" office:value="106.460736797667" calcext:value-type="float">
            <text:p>106,460736797667</text:p>
          </table:table-cell>
          <table:table-cell table:style-name="ce20" table:formula="of:=([lf.H92]^2-[lf.$B$42]^2+[lf.$B$43]^2)/(2*[lf.H92])" office:value-type="float" office:value="-0.601787242419564" calcext:value-type="float">
            <text:p>-0,601787242419564</text:p>
          </table:table-cell>
          <table:table-cell table:style-name="ce20" table:formula="of:=ACOS([lf.I92]/[lf.$B$43])" office:value-type="float" office:value="1.59945678570852" calcext:value-type="float">
            <text:p>1,59945678570852</text:p>
          </table:table-cell>
          <table:table-cell table:style-name="ce20" table:formula="of:=ASIN([lf.F92]/[lf.H92])" office:value-type="float" office:value="0.575617918138527" calcext:value-type="float">
            <text:p>0,575617918138527</text:p>
          </table:table-cell>
          <table:table-cell table:style-name="ce20" table:formula="of:=IF(0.5*PI()+[lf.$B$9]&gt;[lf.K92];1;-1)" office:value-type="float" office:value="1" calcext:value-type="float">
            <text:p>1</text:p>
          </table:table-cell>
          <table:table-cell table:style-name="ce17" table:formula="of:=0.5*PI()-([lf.J92]*[lf.L92]+[lf.K92])" office:value-type="float" office:value="-0.604278377052152" calcext:value-type="float">
            <text:p>-0,604278377052152</text:p>
          </table:table-cell>
          <table:table-cell table:style-name="ce17" table:formula="of:=-[lf.M92]-[lf.$B$8]" office:value-type="float" office:value="0.272665819173229" calcext:value-type="float">
            <text:p>0,272665819173229</text:p>
          </table:table-cell>
          <table:table-cell table:number-columns-repeated="10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[lf.A93]*analyze_resolution" office:value-type="float" office:value="-20.7" calcext:value-type="float">
            <text:p>-20,7</text:p>
          </table:table-cell>
          <table:table-cell table:style-name="ce20" table:formula="of:=-RADIANS([lf.B93])" office:value-type="float" office:value="0.361283155162826" calcext:value-type="float">
            <text:p>0,361283155162826</text:p>
          </table:table-cell>
          <table:table-cell table:style-name="ce20" table:formula="of:=COS([lf.$B$6])*servo_saver_arm_length*COS([lf.C93])-SIN([lf.$B$6])*servo_saver_arm_length*SIN([lf.C93])+[lf.$B$24]" office:value-type="float" office:value="357.967104493278" calcext:value-type="float">
            <text:p>357,967104493278</text:p>
          </table:table-cell>
          <table:table-cell table:style-name="ce20" table:formula="of:=COS([lf.$B$6])*servo_saver_arm_length*SIN([lf.C93])+SIN([lf.$B$6])*servo_saver_arm_length*COS([lf.C93])+[lf.$C$24]" office:value-type="float" office:value="5.65559750046811" calcext:value-type="float">
            <text:p>5,65559750046811</text:p>
          </table:table-cell>
          <table:table-cell table:style-name="ce20" table:formula="of:=[$lf.D93]-[$lf.$B$14]" office:value-type="float" office:value="57.9671044932779" calcext:value-type="float">
            <text:p>57,9671044932779</text:p>
          </table:table-cell>
          <table:table-cell table:style-name="ce20" table:formula="of:=[lf.E93]-[$lf.$C$14]" office:value-type="float" office:value="-89.3444024995319" calcext:value-type="float">
            <text:p>-89,3444024995319</text:p>
          </table:table-cell>
          <table:table-cell table:style-name="ce11" table:formula="of:=SQRT([lf.F93]^2+[lf.G93]^2)" office:value-type="float" office:value="106.501678208998" calcext:value-type="float">
            <text:p>106,501678208998</text:p>
          </table:table-cell>
          <table:table-cell table:style-name="ce20" table:formula="of:=([lf.H93]^2-[lf.$B$42]^2+[lf.$B$43]^2)/(2*[lf.H93])" office:value-type="float" office:value="-0.56062236118783" calcext:value-type="float">
            <text:p>-0,56062236118783</text:p>
          </table:table-cell>
          <table:table-cell table:style-name="ce20" table:formula="of:=ACOS([lf.I93]/[lf.$B$43])" office:value-type="float" office:value="1.5974958017689" calcext:value-type="float">
            <text:p>1,5974958017689</text:p>
          </table:table-cell>
          <table:table-cell table:style-name="ce20" table:formula="of:=ASIN([lf.F93]/[lf.H93])" office:value-type="float" office:value="0.575534765798594" calcext:value-type="float">
            <text:p>0,575534765798594</text:p>
          </table:table-cell>
          <table:table-cell table:style-name="ce20" table:formula="of:=IF(0.5*PI()+[lf.$B$9]&gt;[lf.K93];1;-1)" office:value-type="float" office:value="1" calcext:value-type="float">
            <text:p>1</text:p>
          </table:table-cell>
          <table:table-cell table:style-name="ce17" table:formula="of:=0.5*PI()-([lf.J93]*[lf.L93]+[lf.K93])" office:value-type="float" office:value="-0.602234240772597" calcext:value-type="float">
            <text:p>-0,602234240772597</text:p>
          </table:table-cell>
          <table:table-cell table:style-name="ce17" table:formula="of:=-[lf.M93]-[lf.$B$8]" office:value-type="float" office:value="0.270621682893674" calcext:value-type="float">
            <text:p>0,270621682893674</text:p>
          </table:table-cell>
          <table:table-cell table:number-columns-repeated="10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formula="of:=[lf.A94]*analyze_resolution" office:value-type="float" office:value="-20.55" calcext:value-type="float">
            <text:p>-20,55</text:p>
          </table:table-cell>
          <table:table-cell table:style-name="ce20" table:formula="of:=-RADIANS([lf.B94])" office:value-type="float" office:value="0.358665161284835" calcext:value-type="float">
            <text:p>0,358665161284835</text:p>
          </table:table-cell>
          <table:table-cell table:style-name="ce20" table:formula="of:=COS([lf.$B$6])*servo_saver_arm_length*COS([lf.C94])-SIN([lf.$B$6])*servo_saver_arm_length*SIN([lf.C94])+[lf.$B$24]" office:value-type="float" office:value="357.981859504568" calcext:value-type="float">
            <text:p>357,981859504568</text:p>
          </table:table-cell>
          <table:table-cell table:style-name="ce20" table:formula="of:=COS([lf.$B$6])*servo_saver_arm_length*SIN([lf.C94])+SIN([lf.$B$6])*servo_saver_arm_length*COS([lf.C94])+[lf.$C$24]" office:value-type="float" office:value="5.61639437587768" calcext:value-type="float">
            <text:p>5,61639437587768</text:p>
          </table:table-cell>
          <table:table-cell table:style-name="ce20" table:formula="of:=[$lf.D94]-[$lf.$B$14]" office:value-type="float" office:value="57.9818595045679" calcext:value-type="float">
            <text:p>57,9818595045679</text:p>
          </table:table-cell>
          <table:table-cell table:style-name="ce20" table:formula="of:=[lf.E94]-[$lf.$C$14]" office:value-type="float" office:value="-89.3836056241223" calcext:value-type="float">
            <text:p>-89,3836056241223</text:p>
          </table:table-cell>
          <table:table-cell table:style-name="ce11" table:formula="of:=SQRT([lf.F94]^2+[lf.G94]^2)" office:value-type="float" office:value="106.542597049143" calcext:value-type="float">
            <text:p>106,542597049143</text:p>
          </table:table-cell>
          <table:table-cell table:style-name="ce20" table:formula="of:=([lf.H94]^2-[lf.$B$42]^2+[lf.$B$43]^2)/(2*[lf.H94])" office:value-type="float" office:value="-0.519496065605631" calcext:value-type="float">
            <text:p>-0,519496065605631</text:p>
          </table:table-cell>
          <table:table-cell table:style-name="ce20" table:formula="of:=ACOS([lf.I94]/[lf.$B$43])" office:value-type="float" office:value="1.59553675849449" calcext:value-type="float">
            <text:p>1,59553675849449</text:p>
          </table:table-cell>
          <table:table-cell table:style-name="ce20" table:formula="of:=ASIN([lf.F94]/[lf.H94])" office:value-type="float" office:value="0.575450671600661" calcext:value-type="float">
            <text:p>0,575450671600661</text:p>
          </table:table-cell>
          <table:table-cell table:style-name="ce20" table:formula="of:=IF(0.5*PI()+[lf.$B$9]&gt;[lf.K94];1;-1)" office:value-type="float" office:value="1" calcext:value-type="float">
            <text:p>1</text:p>
          </table:table-cell>
          <table:table-cell table:style-name="ce17" table:formula="of:=0.5*PI()-([lf.J94]*[lf.L94]+[lf.K94])" office:value-type="float" office:value="-0.600191103300257" calcext:value-type="float">
            <text:p>-0,600191103300257</text:p>
          </table:table-cell>
          <table:table-cell table:style-name="ce17" table:formula="of:=-[lf.M94]-[lf.$B$8]" office:value-type="float" office:value="0.268578545421334" calcext:value-type="float">
            <text:p>0,268578545421334</text:p>
          </table:table-cell>
          <table:table-cell table:number-columns-repeated="1010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formula="of:=[lf.A95]*analyze_resolution" office:value-type="float" office:value="-20.4" calcext:value-type="float">
            <text:p>-20,4</text:p>
          </table:table-cell>
          <table:table-cell table:style-name="ce20" table:formula="of:=-RADIANS([lf.B95])" office:value-type="float" office:value="0.356047167406843" calcext:value-type="float">
            <text:p>0,356047167406843</text:p>
          </table:table-cell>
          <table:table-cell table:style-name="ce20" table:formula="of:=COS([lf.$B$6])*servo_saver_arm_length*COS([lf.C95])-SIN([lf.$B$6])*servo_saver_arm_length*SIN([lf.C95])+[lf.$B$24]" office:value-type="float" office:value="357.99651183187" calcext:value-type="float">
            <text:p>357,99651183187</text:p>
          </table:table-cell>
          <table:table-cell table:style-name="ce20" table:formula="of:=COS([lf.$B$6])*servo_saver_arm_length*SIN([lf.C95])+SIN([lf.$B$6])*servo_saver_arm_length*COS([lf.C95])+[lf.$C$24]" office:value-type="float" office:value="5.57715275714904" calcext:value-type="float">
            <text:p>5,57715275714904</text:p>
          </table:table-cell>
          <table:table-cell table:style-name="ce20" table:formula="of:=[$lf.D95]-[$lf.$B$14]" office:value-type="float" office:value="57.9965118318703" calcext:value-type="float">
            <text:p>57,9965118318703</text:p>
          </table:table-cell>
          <table:table-cell table:style-name="ce20" table:formula="of:=[lf.E95]-[$lf.$C$14]" office:value-type="float" office:value="-89.422847242851" calcext:value-type="float">
            <text:p>-89,422847242851</text:p>
          </table:table-cell>
          <table:table-cell table:style-name="ce11" table:formula="of:=SQRT([lf.F95]^2+[lf.G95]^2)" office:value-type="float" office:value="106.583493063807" calcext:value-type="float">
            <text:p>106,583493063807</text:p>
          </table:table-cell>
          <table:table-cell table:style-name="ce20" table:formula="of:=([lf.H95]^2-[lf.$B$42]^2+[lf.$B$43]^2)/(2*[lf.H95])" office:value-type="float" office:value="-0.478408566537463" calcext:value-type="float">
            <text:p>-0,478408566537463</text:p>
          </table:table-cell>
          <table:table-cell table:style-name="ce20" table:formula="of:=ACOS([lf.I95]/[lf.$B$43])" office:value-type="float" office:value="1.59357965811769" calcext:value-type="float">
            <text:p>1,59357965811769</text:p>
          </table:table-cell>
          <table:table-cell table:style-name="ce20" table:formula="of:=ASIN([lf.F95]/[lf.H95])" office:value-type="float" office:value="0.575365637151221" calcext:value-type="float">
            <text:p>0,575365637151221</text:p>
          </table:table-cell>
          <table:table-cell table:style-name="ce20" table:formula="of:=IF(0.5*PI()+[lf.$B$9]&gt;[lf.K95];1;-1)" office:value-type="float" office:value="1" calcext:value-type="float">
            <text:p>1</text:p>
          </table:table-cell>
          <table:table-cell table:style-name="ce17" table:formula="of:=0.5*PI()-([lf.J95]*[lf.L95]+[lf.K95])" office:value-type="float" office:value="-0.598148968474017" calcext:value-type="float">
            <text:p>-0,598148968474017</text:p>
          </table:table-cell>
          <table:table-cell table:style-name="ce17" table:formula="of:=-[lf.M95]-[lf.$B$8]" office:value-type="float" office:value="0.266536410595094" calcext:value-type="float">
            <text:p>0,266536410595094</text:p>
          </table:table-cell>
          <table:table-cell table:number-columns-repeated="1010"/>
        </table:table-row>
        <table:table-row table:style-name="ro1">
          <table:table-cell table:style-name="ce11" office:value-type="float" office:value="-135" calcext:value-type="float">
            <text:p>-135</text:p>
          </table:table-cell>
          <table:table-cell table:style-name="ce20" table:formula="of:=[lf.A96]*analyze_resolution" office:value-type="float" office:value="-20.25" calcext:value-type="float">
            <text:p>-20,25</text:p>
          </table:table-cell>
          <table:table-cell table:style-name="ce20" table:formula="of:=-RADIANS([lf.B96])" office:value-type="float" office:value="0.353429173528852" calcext:value-type="float">
            <text:p>0,353429173528852</text:p>
          </table:table-cell>
          <table:table-cell table:style-name="ce20" table:formula="of:=COS([lf.$B$6])*servo_saver_arm_length*COS([lf.C96])-SIN([lf.$B$6])*servo_saver_arm_length*SIN([lf.C96])+[lf.$B$24]" office:value-type="float" office:value="358.01106137476" calcext:value-type="float">
            <text:p>358,01106137476</text:p>
          </table:table-cell>
          <table:table-cell table:style-name="ce20" table:formula="of:=COS([lf.$B$6])*servo_saver_arm_length*SIN([lf.C96])+SIN([lf.$B$6])*servo_saver_arm_length*COS([lf.C96])+[lf.$C$24]" office:value-type="float" office:value="5.53787291323989" calcext:value-type="float">
            <text:p>5,53787291323989</text:p>
          </table:table-cell>
          <table:table-cell table:style-name="ce20" table:formula="of:=[$lf.D96]-[$lf.$B$14]" office:value-type="float" office:value="58.0110613747597" calcext:value-type="float">
            <text:p>58,0110613747597</text:p>
          </table:table-cell>
          <table:table-cell table:style-name="ce20" table:formula="of:=[lf.E96]-[$lf.$C$14]" office:value-type="float" office:value="-89.4621270867601" calcext:value-type="float">
            <text:p>-89,4621270867601</text:p>
          </table:table-cell>
          <table:table-cell table:style-name="ce11" table:formula="of:=SQRT([lf.F96]^2+[lf.G96]^2)" office:value-type="float" office:value="106.624365999117" calcext:value-type="float">
            <text:p>106,624365999117</text:p>
          </table:table-cell>
          <table:table-cell table:style-name="ce20" table:formula="of:=([lf.H96]^2-[lf.$B$42]^2+[lf.$B$43]^2)/(2*[lf.H96])" office:value-type="float" office:value="-0.437360074131489" calcext:value-type="float">
            <text:p>-0,437360074131489</text:p>
          </table:table-cell>
          <table:table-cell table:style-name="ce20" table:formula="of:=ACOS([lf.I96]/[lf.$B$43])" office:value-type="float" office:value="1.59162450288095" calcext:value-type="float">
            <text:p>1,59162450288095</text:p>
          </table:table-cell>
          <table:table-cell table:style-name="ce20" table:formula="of:=ASIN([lf.F96]/[lf.H96])" office:value-type="float" office:value="0.575279664059131" calcext:value-type="float">
            <text:p>0,575279664059131</text:p>
          </table:table-cell>
          <table:table-cell table:style-name="ce20" table:formula="of:=IF(0.5*PI()+[lf.$B$9]&gt;[lf.K96];1;-1)" office:value-type="float" office:value="1" calcext:value-type="float">
            <text:p>1</text:p>
          </table:table-cell>
          <table:table-cell table:style-name="ce20" table:formula="of:=0.5*PI()-([lf.J96]*[lf.L96]+[lf.K96])" office:value-type="float" office:value="-0.596107840145182" calcext:value-type="float">
            <text:p>-0,596107840145182</text:p>
          </table:table-cell>
          <table:table-cell table:style-name="ce20" table:formula="of:=-[lf.M96]-[lf.$B$8]" office:value-type="float" office:value="0.26449528226626" calcext:value-type="float">
            <text:p>0,26449528226626</text:p>
          </table:table-cell>
          <table:table-cell table:style-name="ce11" table:number-columns-repeated="1010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[lf.A97]*analyze_resolution" office:value-type="float" office:value="-20.1" calcext:value-type="float">
            <text:p>-20,1</text:p>
          </table:table-cell>
          <table:table-cell table:style-name="ce20" table:formula="of:=-RADIANS([lf.B97])" office:value-type="float" office:value="0.35081117965086" calcext:value-type="float">
            <text:p>0,35081117965086</text:p>
          </table:table-cell>
          <table:table-cell table:style-name="ce20" table:formula="of:=COS([lf.$B$6])*servo_saver_arm_length*COS([lf.C97])-SIN([lf.$B$6])*servo_saver_arm_length*SIN([lf.C97])+[lf.$B$24]" office:value-type="float" office:value="358.025508033515" calcext:value-type="float">
            <text:p>358,025508033515</text:p>
          </table:table-cell>
          <table:table-cell table:style-name="ce20" table:formula="of:=COS([lf.$B$6])*servo_saver_arm_length*SIN([lf.C97])+SIN([lf.$B$6])*servo_saver_arm_length*COS([lf.C97])+[lf.$C$24]" office:value-type="float" office:value="5.49855511336985" calcext:value-type="float">
            <text:p>5,49855511336985</text:p>
          </table:table-cell>
          <table:table-cell table:style-name="ce20" table:formula="of:=[$lf.D97]-[$lf.$B$14]" office:value-type="float" office:value="58.0255080335153" calcext:value-type="float">
            <text:p>58,0255080335153</text:p>
          </table:table-cell>
          <table:table-cell table:style-name="ce20" table:formula="of:=[lf.E97]-[$lf.$C$14]" office:value-type="float" office:value="-89.5014448866301" calcext:value-type="float">
            <text:p>-89,5014448866301</text:p>
          </table:table-cell>
          <table:table-cell table:style-name="ce11" table:formula="of:=SQRT([lf.F97]^2+[lf.G97]^2)" office:value-type="float" office:value="106.665215601629" calcext:value-type="float">
            <text:p>106,665215601629</text:p>
          </table:table-cell>
          <table:table-cell table:style-name="ce20" table:formula="of:=([lf.H97]^2-[lf.$B$42]^2+[lf.$B$43]^2)/(2*[lf.H97])" office:value-type="float" office:value="-0.39635079782098" calcext:value-type="float">
            <text:p>-0,39635079782098</text:p>
          </table:table-cell>
          <table:table-cell table:style-name="ce20" table:formula="of:=ACOS([lf.I97]/[lf.$B$43])" office:value-type="float" office:value="1.58967129503684" calcext:value-type="float">
            <text:p>1,58967129503684</text:p>
          </table:table-cell>
          <table:table-cell table:style-name="ce20" table:formula="of:=ASIN([lf.F97]/[lf.H97])" office:value-type="float" office:value="0.575192753935584" calcext:value-type="float">
            <text:p>0,575192753935584</text:p>
          </table:table-cell>
          <table:table-cell table:style-name="ce20" table:formula="of:=IF(0.5*PI()+[lf.$B$9]&gt;[lf.K97];1;-1)" office:value-type="float" office:value="1" calcext:value-type="float">
            <text:p>1</text:p>
          </table:table-cell>
          <table:table-cell table:style-name="ce17" table:formula="of:=0.5*PI()-([lf.J97]*[lf.L97]+[lf.K97])" office:value-type="float" office:value="-0.594067722177527" calcext:value-type="float">
            <text:p>-0,594067722177527</text:p>
          </table:table-cell>
          <table:table-cell table:style-name="ce17" table:formula="of:=-[lf.M97]-[lf.$B$8]" office:value-type="float" office:value="0.262455164298604" calcext:value-type="float">
            <text:p>0,262455164298604</text:p>
          </table:table-cell>
          <table:table-cell table:number-columns-repeated="1010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formula="of:=[lf.A98]*analyze_resolution" office:value-type="float" office:value="-19.95" calcext:value-type="float">
            <text:p>-19,95</text:p>
          </table:table-cell>
          <table:table-cell table:style-name="ce20" table:formula="of:=-RADIANS([lf.B98])" office:value-type="float" office:value="0.348193185772869" calcext:value-type="float">
            <text:p>0,348193185772869</text:p>
          </table:table-cell>
          <table:table-cell table:style-name="ce20" table:formula="of:=COS([lf.$B$6])*servo_saver_arm_length*COS([lf.C98])-SIN([lf.$B$6])*servo_saver_arm_length*SIN([lf.C98])+[lf.$B$24]" office:value-type="float" office:value="358.039851709121" calcext:value-type="float">
            <text:p>358,039851709121</text:p>
          </table:table-cell>
          <table:table-cell table:style-name="ce20" table:formula="of:=COS([lf.$B$6])*servo_saver_arm_length*SIN([lf.C98])+SIN([lf.$B$6])*servo_saver_arm_length*COS([lf.C98])+[lf.$C$24]" office:value-type="float" office:value="5.45919962701875" calcext:value-type="float">
            <text:p>5,45919962701875</text:p>
          </table:table-cell>
          <table:table-cell table:style-name="ce20" table:formula="of:=[$lf.D98]-[$lf.$B$14]" office:value-type="float" office:value="58.0398517091213" calcext:value-type="float">
            <text:p>58,0398517091213</text:p>
          </table:table-cell>
          <table:table-cell table:style-name="ce20" table:formula="of:=[lf.E98]-[$lf.$C$14]" office:value-type="float" office:value="-89.5408003729813" calcext:value-type="float">
            <text:p>-89,5408003729813</text:p>
          </table:table-cell>
          <table:table-cell table:style-name="ce11" table:formula="of:=SQRT([lf.F98]^2+[lf.G98]^2)" office:value-type="float" office:value="106.706041618321" calcext:value-type="float">
            <text:p>106,706041618321</text:p>
          </table:table-cell>
          <table:table-cell table:style-name="ce20" table:formula="of:=([lf.H98]^2-[lf.$B$42]^2+[lf.$B$43]^2)/(2*[lf.H98])" office:value-type="float" office:value="-0.35538094632618" calcext:value-type="float">
            <text:p>-0,35538094632618</text:p>
          </table:table-cell>
          <table:table-cell table:style-name="ce20" table:formula="of:=ACOS([lf.I98]/[lf.$B$43])" office:value-type="float" office:value="1.58772003684817" calcext:value-type="float">
            <text:p>1,58772003684817</text:p>
          </table:table-cell>
          <table:table-cell table:style-name="ce20" table:formula="of:=ASIN([lf.F98]/[lf.H98])" office:value-type="float" office:value="0.575104908394085" calcext:value-type="float">
            <text:p>0,575104908394085</text:p>
          </table:table-cell>
          <table:table-cell table:style-name="ce20" table:formula="of:=IF(0.5*PI()+[lf.$B$9]&gt;[lf.K98];1;-1)" office:value-type="float" office:value="1" calcext:value-type="float">
            <text:p>1</text:p>
          </table:table-cell>
          <table:table-cell table:style-name="ce17" table:formula="of:=0.5*PI()-([lf.J98]*[lf.L98]+[lf.K98])" office:value-type="float" office:value="-0.592028618447358" calcext:value-type="float">
            <text:p>-0,592028618447358</text:p>
          </table:table-cell>
          <table:table-cell table:style-name="ce17" table:formula="of:=-[lf.M98]-[lf.$B$8]" office:value-type="float" office:value="0.260416060568435" calcext:value-type="float">
            <text:p>0,260416060568435</text:p>
          </table:table-cell>
          <table:table-cell table:number-columns-repeated="1010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[lf.A99]*analyze_resolution" office:value-type="float" office:value="-19.8" calcext:value-type="float">
            <text:p>-19,8</text:p>
          </table:table-cell>
          <table:table-cell table:style-name="ce20" table:formula="of:=-RADIANS([lf.B99])" office:value-type="float" office:value="0.345575191894877" calcext:value-type="float">
            <text:p>0,345575191894877</text:p>
          </table:table-cell>
          <table:table-cell table:style-name="ce20" table:formula="of:=COS([lf.$B$6])*servo_saver_arm_length*COS([lf.C99])-SIN([lf.$B$6])*servo_saver_arm_length*SIN([lf.C99])+[lf.$B$24]" office:value-type="float" office:value="358.054092303268" calcext:value-type="float">
            <text:p>358,054092303268</text:p>
          </table:table-cell>
          <table:table-cell table:style-name="ce20" table:formula="of:=COS([lf.$B$6])*servo_saver_arm_length*SIN([lf.C99])+SIN([lf.$B$6])*servo_saver_arm_length*COS([lf.C99])+[lf.$C$24]" office:value-type="float" office:value="5.41980672392466" calcext:value-type="float">
            <text:p>5,41980672392466</text:p>
          </table:table-cell>
          <table:table-cell table:style-name="ce20" table:formula="of:=[$lf.D99]-[$lf.$B$14]" office:value-type="float" office:value="58.0540923032676" calcext:value-type="float">
            <text:p>58,0540923032676</text:p>
          </table:table-cell>
          <table:table-cell table:style-name="ce20" table:formula="of:=[lf.E99]-[$lf.$C$14]" office:value-type="float" office:value="-89.5801932760753" calcext:value-type="float">
            <text:p>-89,5801932760753</text:p>
          </table:table-cell>
          <table:table-cell table:style-name="ce11" table:formula="of:=SQRT([lf.F99]^2+[lf.G99]^2)" office:value-type="float" office:value="106.746843796598" calcext:value-type="float">
            <text:p>106,746843796598</text:p>
          </table:table-cell>
          <table:table-cell table:style-name="ce20" table:formula="of:=([lf.H99]^2-[lf.$B$42]^2+[lf.$B$43]^2)/(2*[lf.H99])" office:value-type="float" office:value="-0.314450727655895" calcext:value-type="float">
            <text:p>-0,314450727655895</text:p>
          </table:table-cell>
          <table:table-cell table:style-name="ce20" table:formula="of:=ACOS([lf.I99]/[lf.$B$43])" office:value-type="float" office:value="1.58577073058805" calcext:value-type="float">
            <text:p>1,58577073058805</text:p>
          </table:table-cell>
          <table:table-cell table:style-name="ce20" table:formula="of:=ASIN([lf.F99]/[lf.H99])" office:value-type="float" office:value="0.57501612905042" calcext:value-type="float">
            <text:p>0,57501612905042</text:p>
          </table:table-cell>
          <table:table-cell table:style-name="ce20" table:formula="of:=IF(0.5*PI()+[lf.$B$9]&gt;[lf.K99];1;-1)" office:value-type="float" office:value="1" calcext:value-type="float">
            <text:p>1</text:p>
          </table:table-cell>
          <table:table-cell table:style-name="ce17" table:formula="of:=0.5*PI()-([lf.J99]*[lf.L99]+[lf.K99])" office:value-type="float" office:value="-0.589990532843573" calcext:value-type="float">
            <text:p>-0,589990532843573</text:p>
          </table:table-cell>
          <table:table-cell table:style-name="ce17" table:formula="of:=-[lf.M99]-[lf.$B$8]" office:value-type="float" office:value="0.25837797496465" calcext:value-type="float">
            <text:p>0,25837797496465</text:p>
          </table:table-cell>
          <table:table-cell table:number-columns-repeated="1010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[lf.A100]*analyze_resolution" office:value-type="float" office:value="-19.65" calcext:value-type="float">
            <text:p>-19,65</text:p>
          </table:table-cell>
          <table:table-cell table:style-name="ce20" table:formula="of:=-RADIANS([lf.B100])" office:value-type="float" office:value="0.342957198016886" calcext:value-type="float">
            <text:p>0,342957198016886</text:p>
          </table:table-cell>
          <table:table-cell table:style-name="ce20" table:formula="of:=COS([lf.$B$6])*servo_saver_arm_length*COS([lf.C100])-SIN([lf.$B$6])*servo_saver_arm_length*SIN([lf.C100])+[lf.$B$24]" office:value-type="float" office:value="358.068229718351" calcext:value-type="float">
            <text:p>358,068229718351</text:p>
          </table:table-cell>
          <table:table-cell table:style-name="ce20" table:formula="of:=COS([lf.$B$6])*servo_saver_arm_length*SIN([lf.C100])+SIN([lf.$B$6])*servo_saver_arm_length*COS([lf.C100])+[lf.$C$24]" office:value-type="float" office:value="5.38037667408215" calcext:value-type="float">
            <text:p>5,38037667408215</text:p>
          </table:table-cell>
          <table:table-cell table:style-name="ce20" table:formula="of:=[$lf.D100]-[$lf.$B$14]" office:value-type="float" office:value="58.0682297183509" calcext:value-type="float">
            <text:p>58,0682297183509</text:p>
          </table:table-cell>
          <table:table-cell table:style-name="ce20" table:formula="of:=[lf.E100]-[$lf.$C$14]" office:value-type="float" office:value="-89.6196233259179" calcext:value-type="float">
            <text:p>-89,6196233259179</text:p>
          </table:table-cell>
          <table:table-cell table:style-name="ce11" table:formula="of:=SQRT([lf.F100]^2+[lf.G100]^2)" office:value-type="float" office:value="106.787621884292" calcext:value-type="float">
            <text:p>106,787621884292</text:p>
          </table:table-cell>
          <table:table-cell table:style-name="ce20" table:formula="of:=([lf.H100]^2-[lf.$B$42]^2+[lf.$B$43]^2)/(2*[lf.H100])" office:value-type="float" office:value="-0.273560349109033" calcext:value-type="float">
            <text:p>-0,273560349109033</text:p>
          </table:table-cell>
          <table:table-cell table:style-name="ce20" table:formula="of:=ACOS([lf.I100]/[lf.$B$43])" office:value-type="float" office:value="1.58382337853998" calcext:value-type="float">
            <text:p>1,58382337853998</text:p>
          </table:table-cell>
          <table:table-cell table:style-name="ce20" table:formula="of:=ASIN([lf.F100]/[lf.H100])" office:value-type="float" office:value="0.574926417522635" calcext:value-type="float">
            <text:p>0,574926417522635</text:p>
          </table:table-cell>
          <table:table-cell table:style-name="ce20" table:formula="of:=IF(0.5*PI()+[lf.$B$9]&gt;[lf.K100];1;-1)" office:value-type="float" office:value="1" calcext:value-type="float">
            <text:p>1</text:p>
          </table:table-cell>
          <table:table-cell table:style-name="ce17" table:formula="of:=0.5*PI()-([lf.J100]*[lf.L100]+[lf.K100])" office:value-type="float" office:value="-0.587953469267714" calcext:value-type="float">
            <text:p>-0,587953469267714</text:p>
          </table:table-cell>
          <table:table-cell table:style-name="ce17" table:formula="of:=-[lf.M100]-[lf.$B$8]" office:value-type="float" office:value="0.256340911388791" calcext:value-type="float">
            <text:p>0,256340911388791</text:p>
          </table:table-cell>
          <table:table-cell table:number-columns-repeated="1010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formula="of:=[lf.A101]*analyze_resolution" office:value-type="float" office:value="-19.5" calcext:value-type="float">
            <text:p>-19,5</text:p>
          </table:table-cell>
          <table:table-cell table:style-name="ce20" table:formula="of:=-RADIANS([lf.B101])" office:value-type="float" office:value="0.340339204138894" calcext:value-type="float">
            <text:p>0,340339204138894</text:p>
          </table:table-cell>
          <table:table-cell table:style-name="ce20" table:formula="of:=COS([lf.$B$6])*servo_saver_arm_length*COS([lf.C101])-SIN([lf.$B$6])*servo_saver_arm_length*SIN([lf.C101])+[lf.$B$24]" office:value-type="float" office:value="358.082263857475" calcext:value-type="float">
            <text:p>358,082263857475</text:p>
          </table:table-cell>
          <table:table-cell table:style-name="ce20" table:formula="of:=COS([lf.$B$6])*servo_saver_arm_length*SIN([lf.C101])+SIN([lf.$B$6])*servo_saver_arm_length*COS([lf.C101])+[lf.$C$24]" office:value-type="float" office:value="5.34090974774033" calcext:value-type="float">
            <text:p>5,34090974774033</text:p>
          </table:table-cell>
          <table:table-cell table:style-name="ce20" table:formula="of:=[$lf.D101]-[$lf.$B$14]" office:value-type="float" office:value="58.0822638574749" calcext:value-type="float">
            <text:p>58,0822638574749</text:p>
          </table:table-cell>
          <table:table-cell table:style-name="ce20" table:formula="of:=[lf.E101]-[$lf.$C$14]" office:value-type="float" office:value="-89.6590902522597" calcext:value-type="float">
            <text:p>-89,6590902522597</text:p>
          </table:table-cell>
          <table:table-cell table:style-name="ce11" table:formula="of:=SQRT([lf.F101]^2+[lf.G101]^2)" office:value-type="float" office:value="106.828375629662" calcext:value-type="float">
            <text:p>106,828375629662</text:p>
          </table:table-cell>
          <table:table-cell table:style-name="ce20" table:formula="of:=([lf.H101]^2-[lf.$B$42]^2+[lf.$B$43]^2)/(2*[lf.H101])" office:value-type="float" office:value="-0.232710017276394" calcext:value-type="float">
            <text:p>-0,232710017276394</text:p>
          </table:table-cell>
          <table:table-cell table:style-name="ce20" table:formula="of:=ACOS([lf.I101]/[lf.$B$43])" office:value-type="float" office:value="1.58187798299791" calcext:value-type="float">
            <text:p>1,58187798299791</text:p>
          </table:table-cell>
          <table:table-cell table:style-name="ce20" table:formula="of:=ASIN([lf.F101]/[lf.H101])" office:value-type="float" office:value="0.574835775431007" calcext:value-type="float">
            <text:p>0,574835775431007</text:p>
          </table:table-cell>
          <table:table-cell table:style-name="ce20" table:formula="of:=IF(0.5*PI()+[lf.$B$9]&gt;[lf.K101];1;-1)" office:value-type="float" office:value="1" calcext:value-type="float">
            <text:p>1</text:p>
          </table:table-cell>
          <table:table-cell table:style-name="ce17" table:formula="of:=0.5*PI()-([lf.J101]*[lf.L101]+[lf.K101])" office:value-type="float" office:value="-0.585917431634025" calcext:value-type="float">
            <text:p>-0,585917431634025</text:p>
          </table:table-cell>
          <table:table-cell table:style-name="ce17" table:formula="of:=-[lf.M101]-[lf.$B$8]" office:value-type="float" office:value="0.254304873755102" calcext:value-type="float">
            <text:p>0,254304873755102</text:p>
          </table:table-cell>
          <table:table-cell table:number-columns-repeated="1010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[lf.A102]*analyze_resolution" office:value-type="float" office:value="-19.35" calcext:value-type="float">
            <text:p>-19,35</text:p>
          </table:table-cell>
          <table:table-cell table:style-name="ce20" table:formula="of:=-RADIANS([lf.B102])" office:value-type="float" office:value="0.337721210260903" calcext:value-type="float">
            <text:p>0,337721210260903</text:p>
          </table:table-cell>
          <table:table-cell table:style-name="ce20" table:formula="of:=COS([lf.$B$6])*servo_saver_arm_length*COS([lf.C102])-SIN([lf.$B$6])*servo_saver_arm_length*SIN([lf.C102])+[lf.$B$24]" office:value-type="float" office:value="358.096194624451" calcext:value-type="float">
            <text:p>358,096194624451</text:p>
          </table:table-cell>
          <table:table-cell table:style-name="ce20" table:formula="of:=COS([lf.$B$6])*servo_saver_arm_length*SIN([lf.C102])+SIN([lf.$B$6])*servo_saver_arm_length*COS([lf.C102])+[lf.$C$24]" office:value-type="float" office:value="5.30140621540114" calcext:value-type="float">
            <text:p>5,30140621540114</text:p>
          </table:table-cell>
          <table:table-cell table:style-name="ce20" table:formula="of:=[$lf.D102]-[$lf.$B$14]" office:value-type="float" office:value="58.0961946244511" calcext:value-type="float">
            <text:p>58,0961946244511</text:p>
          </table:table-cell>
          <table:table-cell table:style-name="ce20" table:formula="of:=[lf.E102]-[$lf.$C$14]" office:value-type="float" office:value="-89.6985937845989" calcext:value-type="float">
            <text:p>-89,6985937845989</text:p>
          </table:table-cell>
          <table:table-cell table:style-name="ce11" table:formula="of:=SQRT([lf.F102]^2+[lf.G102]^2)" office:value-type="float" office:value="106.869104781394" calcext:value-type="float">
            <text:p>106,869104781394</text:p>
          </table:table-cell>
          <table:table-cell table:style-name="ce20" table:formula="of:=([lf.H102]^2-[lf.$B$42]^2+[lf.$B$43]^2)/(2*[lf.H102])" office:value-type="float" office:value="-0.191899938042331" calcext:value-type="float">
            <text:p>-0,191899938042331</text:p>
          </table:table-cell>
          <table:table-cell table:style-name="ce20" table:formula="of:=ACOS([lf.I102]/[lf.$B$43])" office:value-type="float" office:value="1.5799345462664" calcext:value-type="float">
            <text:p>1,5799345462664</text:p>
          </table:table-cell>
          <table:table-cell table:style-name="ce20" table:formula="of:=ASIN([lf.F102]/[lf.H102])" office:value-type="float" office:value="0.574744204398017" calcext:value-type="float">
            <text:p>0,574744204398017</text:p>
          </table:table-cell>
          <table:table-cell table:style-name="ce20" table:formula="of:=IF(0.5*PI()+[lf.$B$9]&gt;[lf.K102];1;-1)" office:value-type="float" office:value="1" calcext:value-type="float">
            <text:p>1</text:p>
          </table:table-cell>
          <table:table-cell table:style-name="ce17" table:formula="of:=0.5*PI()-([lf.J102]*[lf.L102]+[lf.K102])" office:value-type="float" office:value="-0.583882423869516" calcext:value-type="float">
            <text:p>-0,583882423869516</text:p>
          </table:table-cell>
          <table:table-cell table:style-name="ce17" table:formula="of:=-[lf.M102]-[lf.$B$8]" office:value-type="float" office:value="0.252269865990593" calcext:value-type="float">
            <text:p>0,252269865990593</text:p>
          </table:table-cell>
          <table:table-cell table:number-columns-repeated="1010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[lf.A103]*analyze_resolution" office:value-type="float" office:value="-19.2" calcext:value-type="float">
            <text:p>-19,2</text:p>
          </table:table-cell>
          <table:table-cell table:style-name="ce20" table:formula="of:=-RADIANS([lf.B103])" office:value-type="float" office:value="0.335103216382911" calcext:value-type="float">
            <text:p>0,335103216382911</text:p>
          </table:table-cell>
          <table:table-cell table:style-name="ce20" table:formula="of:=COS([lf.$B$6])*servo_saver_arm_length*COS([lf.C103])-SIN([lf.$B$6])*servo_saver_arm_length*SIN([lf.C103])+[lf.$B$24]" office:value-type="float" office:value="358.1100219238" calcext:value-type="float">
            <text:p>358,1100219238</text:p>
          </table:table-cell>
          <table:table-cell table:style-name="ce20" table:formula="of:=COS([lf.$B$6])*servo_saver_arm_length*SIN([lf.C103])+SIN([lf.$B$6])*servo_saver_arm_length*COS([lf.C103])+[lf.$C$24]" office:value-type="float" office:value="5.26186634781733" calcext:value-type="float">
            <text:p>5,26186634781733</text:p>
          </table:table-cell>
          <table:table-cell table:style-name="ce20" table:formula="of:=[$lf.D103]-[$lf.$B$14]" office:value-type="float" office:value="58.1100219237997" calcext:value-type="float">
            <text:p>58,1100219237997</text:p>
          </table:table-cell>
          <table:table-cell table:style-name="ce20" table:formula="of:=[lf.E103]-[$lf.$C$14]" office:value-type="float" office:value="-89.7381336521827" calcext:value-type="float">
            <text:p>-89,7381336521827</text:p>
          </table:table-cell>
          <table:table-cell table:style-name="ce11" table:formula="of:=SQRT([lf.F103]^2+[lf.G103]^2)" office:value-type="float" office:value="106.909809088603" calcext:value-type="float">
            <text:p>106,909809088603</text:p>
          </table:table-cell>
          <table:table-cell table:style-name="ce20" table:formula="of:=([lf.H103]^2-[lf.$B$42]^2+[lf.$B$43]^2)/(2*[lf.H103])" office:value-type="float" office:value="-0.151130316586228" calcext:value-type="float">
            <text:p>-0,151130316586228</text:p>
          </table:table-cell>
          <table:table-cell table:style-name="ce20" table:formula="of:=ACOS([lf.I103]/[lf.$B$43])" office:value-type="float" office:value="1.57799307066058" calcext:value-type="float">
            <text:p>1,57799307066058</text:p>
          </table:table-cell>
          <table:table-cell table:style-name="ce20" table:formula="of:=ASIN([lf.F103]/[lf.H103])" office:value-type="float" office:value="0.574651706048326" calcext:value-type="float">
            <text:p>0,574651706048326</text:p>
          </table:table-cell>
          <table:table-cell table:style-name="ce20" table:formula="of:=IF(0.5*PI()+[lf.$B$9]&gt;[lf.K103];1;-1)" office:value-type="float" office:value="1" calcext:value-type="float">
            <text:p>1</text:p>
          </table:table-cell>
          <table:table-cell table:style-name="ce17" table:formula="of:=0.5*PI()-([lf.J103]*[lf.L103]+[lf.K103])" office:value-type="float" office:value="-0.581848449914006" calcext:value-type="float">
            <text:p>-0,581848449914006</text:p>
          </table:table-cell>
          <table:table-cell table:style-name="ce17" table:formula="of:=-[lf.M103]-[lf.$B$8]" office:value-type="float" office:value="0.250235892035083" calcext:value-type="float">
            <text:p>0,250235892035083</text:p>
          </table:table-cell>
          <table:table-cell table:number-columns-repeated="1010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[lf.A104]*analyze_resolution" office:value-type="float" office:value="-19.05" calcext:value-type="float">
            <text:p>-19,05</text:p>
          </table:table-cell>
          <table:table-cell table:style-name="ce20" table:formula="of:=-RADIANS([lf.B104])" office:value-type="float" office:value="0.33248522250492" calcext:value-type="float">
            <text:p>0,33248522250492</text:p>
          </table:table-cell>
          <table:table-cell table:style-name="ce20" table:formula="of:=COS([lf.$B$6])*servo_saver_arm_length*COS([lf.C104])-SIN([lf.$B$6])*servo_saver_arm_length*SIN([lf.C104])+[lf.$B$24]" office:value-type="float" office:value="358.12374566075" calcext:value-type="float">
            <text:p>358,12374566075</text:p>
          </table:table-cell>
          <table:table-cell table:style-name="ce20" table:formula="of:=COS([lf.$B$6])*servo_saver_arm_length*SIN([lf.C104])+SIN([lf.$B$6])*servo_saver_arm_length*COS([lf.C104])+[lf.$C$24]" office:value-type="float" office:value="5.22229041599075" calcext:value-type="float">
            <text:p>5,22229041599075</text:p>
          </table:table-cell>
          <table:table-cell table:style-name="ce20" table:formula="of:=[$lf.D104]-[$lf.$B$14]" office:value-type="float" office:value="58.1237456607499" calcext:value-type="float">
            <text:p>58,1237456607499</text:p>
          </table:table-cell>
          <table:table-cell table:style-name="ce20" table:formula="of:=[lf.E104]-[$lf.$C$14]" office:value-type="float" office:value="-89.7777095840092" calcext:value-type="float">
            <text:p>-89,7777095840092</text:p>
          </table:table-cell>
          <table:table-cell table:style-name="ce11" table:formula="of:=SQRT([lf.F104]^2+[lf.G104]^2)" office:value-type="float" office:value="106.950488300831" calcext:value-type="float">
            <text:p>106,950488300831</text:p>
          </table:table-cell>
          <table:table-cell table:style-name="ce20" table:formula="of:=([lf.H104]^2-[lf.$B$42]^2+[lf.$B$43]^2)/(2*[lf.H104])" office:value-type="float" office:value="-0.110401357384553" calcext:value-type="float">
            <text:p>-0,110401357384553</text:p>
          </table:table-cell>
          <table:table-cell table:style-name="ce20" table:formula="of:=ACOS([lf.I104]/[lf.$B$43])" office:value-type="float" office:value="1.57605355850635" calcext:value-type="float">
            <text:p>1,57605355850635</text:p>
          </table:table-cell>
          <table:table-cell table:style-name="ce20" table:formula="of:=ASIN([lf.F104]/[lf.H104])" office:value-type="float" office:value="0.574558282008749" calcext:value-type="float">
            <text:p>0,574558282008749</text:p>
          </table:table-cell>
          <table:table-cell table:style-name="ce20" table:formula="of:=IF(0.5*PI()+[lf.$B$9]&gt;[lf.K104];1;-1)" office:value-type="float" office:value="1" calcext:value-type="float">
            <text:p>1</text:p>
          </table:table-cell>
          <table:table-cell table:style-name="ce17" table:formula="of:=0.5*PI()-([lf.J104]*[lf.L104]+[lf.K104])" office:value-type="float" office:value="-0.579815513720205" calcext:value-type="float">
            <text:p>-0,579815513720205</text:p>
          </table:table-cell>
          <table:table-cell table:style-name="ce17" table:formula="of:=-[lf.M104]-[lf.$B$8]" office:value-type="float" office:value="0.248202955841282" calcext:value-type="float">
            <text:p>0,248202955841282</text:p>
          </table:table-cell>
          <table:table-cell table:number-columns-repeated="10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[lf.A105]*analyze_resolution" office:value-type="float" office:value="-18.9" calcext:value-type="float">
            <text:p>-18,9</text:p>
          </table:table-cell>
          <table:table-cell table:style-name="ce20" table:formula="of:=-RADIANS([lf.B105])" office:value-type="float" office:value="0.329867228626928" calcext:value-type="float">
            <text:p>0,329867228626928</text:p>
          </table:table-cell>
          <table:table-cell table:style-name="ce20" table:formula="of:=COS([lf.$B$6])*servo_saver_arm_length*COS([lf.C105])-SIN([lf.$B$6])*servo_saver_arm_length*SIN([lf.C105])+[lf.$B$24]" office:value-type="float" office:value="358.137365741241" calcext:value-type="float">
            <text:p>358,137365741241</text:p>
          </table:table-cell>
          <table:table-cell table:style-name="ce20" table:formula="of:=COS([lf.$B$6])*servo_saver_arm_length*SIN([lf.C105])+SIN([lf.$B$6])*servo_saver_arm_length*COS([lf.C105])+[lf.$C$24]" office:value-type="float" office:value="5.18267869117039" calcext:value-type="float">
            <text:p>5,18267869117039</text:p>
          </table:table-cell>
          <table:table-cell table:style-name="ce20" table:formula="of:=[$lf.D105]-[$lf.$B$14]" office:value-type="float" office:value="58.1373657412407" calcext:value-type="float">
            <text:p>58,1373657412407</text:p>
          </table:table-cell>
          <table:table-cell table:style-name="ce20" table:formula="of:=[lf.E105]-[$lf.$C$14]" office:value-type="float" office:value="-89.8173213088296" calcext:value-type="float">
            <text:p>-89,8173213088296</text:p>
          </table:table-cell>
          <table:table-cell table:style-name="ce11" table:formula="of:=SQRT([lf.F105]^2+[lf.G105]^2)" office:value-type="float" office:value="106.991142168052" calcext:value-type="float">
            <text:p>106,991142168052</text:p>
          </table:table-cell>
          <table:table-cell table:style-name="ce20" table:formula="of:=([lf.H105]^2-[lf.$B$42]^2+[lf.$B$43]^2)/(2*[lf.H105])" office:value-type="float" office:value="-0.069713264212036" calcext:value-type="float">
            <text:p>-0,069713264212036</text:p>
          </table:table-cell>
          <table:table-cell table:style-name="ce20" table:formula="of:=ACOS([lf.I105]/[lf.$B$43])" office:value-type="float" office:value="1.57411601214041" calcext:value-type="float">
            <text:p>1,57411601214041</text:p>
          </table:table-cell>
          <table:table-cell table:style-name="ce20" table:formula="of:=ASIN([lf.F105]/[lf.H105])" office:value-type="float" office:value="0.574463933908227" calcext:value-type="float">
            <text:p>0,574463933908227</text:p>
          </table:table-cell>
          <table:table-cell table:style-name="ce20" table:formula="of:=IF(0.5*PI()+[lf.$B$9]&gt;[lf.K105];1;-1)" office:value-type="float" office:value="1" calcext:value-type="float">
            <text:p>1</text:p>
          </table:table-cell>
          <table:table-cell table:style-name="ce17" table:formula="of:=0.5*PI()-([lf.J105]*[lf.L105]+[lf.K105])" office:value-type="float" office:value="-0.577783619253744" calcext:value-type="float">
            <text:p>-0,577783619253744</text:p>
          </table:table-cell>
          <table:table-cell table:style-name="ce17" table:formula="of:=-[lf.M105]-[lf.$B$8]" office:value-type="float" office:value="0.246171061374821" calcext:value-type="float">
            <text:p>0,246171061374821</text:p>
          </table:table-cell>
          <table:table-cell table:number-columns-repeated="1010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[lf.A106]*analyze_resolution" office:value-type="float" office:value="-18.75" calcext:value-type="float">
            <text:p>-18,75</text:p>
          </table:table-cell>
          <table:table-cell table:style-name="ce20" table:formula="of:=-RADIANS([lf.B106])" office:value-type="float" office:value="0.327249234748937" calcext:value-type="float">
            <text:p>0,327249234748937</text:p>
          </table:table-cell>
          <table:table-cell table:style-name="ce20" table:formula="of:=COS([lf.$B$6])*servo_saver_arm_length*COS([lf.C106])-SIN([lf.$B$6])*servo_saver_arm_length*SIN([lf.C106])+[lf.$B$24]" office:value-type="float" office:value="358.150882071922" calcext:value-type="float">
            <text:p>358,150882071922</text:p>
          </table:table-cell>
          <table:table-cell table:style-name="ce20" table:formula="of:=COS([lf.$B$6])*servo_saver_arm_length*SIN([lf.C106])+SIN([lf.$B$6])*servo_saver_arm_length*COS([lf.C106])+[lf.$C$24]" office:value-type="float" office:value="5.14303144485059" calcext:value-type="float">
            <text:p>5,14303144485059</text:p>
          </table:table-cell>
          <table:table-cell table:style-name="ce20" table:formula="of:=[$lf.D106]-[$lf.$B$14]" office:value-type="float" office:value="58.1508820719217" calcext:value-type="float">
            <text:p>58,1508820719217</text:p>
          </table:table-cell>
          <table:table-cell table:style-name="ce20" table:formula="of:=[lf.E106]-[$lf.$C$14]" office:value-type="float" office:value="-89.8569685551494" calcext:value-type="float">
            <text:p>-89,8569685551494</text:p>
          </table:table-cell>
          <table:table-cell table:style-name="ce11" table:formula="of:=SQRT([lf.F106]^2+[lf.G106]^2)" office:value-type="float" office:value="107.031770440667" calcext:value-type="float">
            <text:p>107,031770440667</text:p>
          </table:table-cell>
          <table:table-cell table:style-name="ce20" table:formula="of:=([lf.H106]^2-[lf.$B$42]^2+[lf.$B$43]^2)/(2*[lf.H106])" office:value-type="float" office:value="-0.0290662401438482" calcext:value-type="float">
            <text:p>-0,029066240143848</text:p>
          </table:table-cell>
          <table:table-cell table:style-name="ce20" table:formula="of:=ACOS([lf.I106]/[lf.$B$43])" office:value-type="float" office:value="1.57218043391035" calcext:value-type="float">
            <text:p>1,57218043391035</text:p>
          </table:table-cell>
          <table:table-cell table:style-name="ce20" table:formula="of:=ASIN([lf.F106]/[lf.H106])" office:value-type="float" office:value="0.574368663377807" calcext:value-type="float">
            <text:p>0,574368663377807</text:p>
          </table:table-cell>
          <table:table-cell table:style-name="ce20" table:formula="of:=IF(0.5*PI()+[lf.$B$9]&gt;[lf.K106];1;-1)" office:value-type="float" office:value="1" calcext:value-type="float">
            <text:p>1</text:p>
          </table:table-cell>
          <table:table-cell table:style-name="ce17" table:formula="of:=0.5*PI()-([lf.J106]*[lf.L106]+[lf.K106])" office:value-type="float" office:value="-0.575752770493258" calcext:value-type="float">
            <text:p>-0,575752770493258</text:p>
          </table:table-cell>
          <table:table-cell table:style-name="ce17" table:formula="of:=-[lf.M106]-[lf.$B$8]" office:value-type="float" office:value="0.244140212614335" calcext:value-type="float">
            <text:p>0,244140212614335</text:p>
          </table:table-cell>
          <table:table-cell table:number-columns-repeated="1010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[lf.A107]*analyze_resolution" office:value-type="float" office:value="-18.6" calcext:value-type="float">
            <text:p>-18,6</text:p>
          </table:table-cell>
          <table:table-cell table:style-name="ce20" table:formula="of:=-RADIANS([lf.B107])" office:value-type="float" office:value="0.324631240870945" calcext:value-type="float">
            <text:p>0,324631240870945</text:p>
          </table:table-cell>
          <table:table-cell table:style-name="ce20" table:formula="of:=COS([lf.$B$6])*servo_saver_arm_length*COS([lf.C107])-SIN([lf.$B$6])*servo_saver_arm_length*SIN([lf.C107])+[lf.$B$24]" office:value-type="float" office:value="358.164294560153" calcext:value-type="float">
            <text:p>358,164294560153</text:p>
          </table:table-cell>
          <table:table-cell table:style-name="ce20" table:formula="of:=COS([lf.$B$6])*servo_saver_arm_length*SIN([lf.C107])+SIN([lf.$B$6])*servo_saver_arm_length*COS([lf.C107])+[lf.$C$24]" office:value-type="float" office:value="5.10334894876912" calcext:value-type="float">
            <text:p>5,10334894876912</text:p>
          </table:table-cell>
          <table:table-cell table:style-name="ce20" table:formula="of:=[$lf.D107]-[$lf.$B$14]" office:value-type="float" office:value="58.1642945601534" calcext:value-type="float">
            <text:p>58,1642945601534</text:p>
          </table:table-cell>
          <table:table-cell table:style-name="ce20" table:formula="of:=[lf.E107]-[$lf.$C$14]" office:value-type="float" office:value="-89.8966510512309" calcext:value-type="float">
            <text:p>-89,8966510512309</text:p>
          </table:table-cell>
          <table:table-cell table:style-name="ce11" table:formula="of:=SQRT([lf.F107]^2+[lf.G107]^2)" office:value-type="float" office:value="107.072372869509" calcext:value-type="float">
            <text:p>107,072372869509</text:p>
          </table:table-cell>
          <table:table-cell table:style-name="ce20" table:formula="of:=([lf.H107]^2-[lf.$B$42]^2+[lf.$B$43]^2)/(2*[lf.H107])" office:value-type="float" office:value="0.0115395124432362" calcext:value-type="float">
            <text:p>0,011539512443236</text:p>
          </table:table-cell>
          <table:table-cell table:style-name="ce20" table:formula="of:=ACOS([lf.I107]/[lf.$B$43])" office:value-type="float" office:value="1.57024682617471" calcext:value-type="float">
            <text:p>1,57024682617471</text:p>
          </table:table-cell>
          <table:table-cell table:style-name="ce20" table:formula="of:=ASIN([lf.F107]/[lf.H107])" office:value-type="float" office:value="0.574272472050609" calcext:value-type="float">
            <text:p>0,574272472050609</text:p>
          </table:table-cell>
          <table:table-cell table:style-name="ce20" table:formula="of:=IF(0.5*PI()+[lf.$B$9]&gt;[lf.K107];1;-1)" office:value-type="float" office:value="1" calcext:value-type="float">
            <text:p>1</text:p>
          </table:table-cell>
          <table:table-cell table:style-name="ce17" table:formula="of:=0.5*PI()-([lf.J107]*[lf.L107]+[lf.K107])" office:value-type="float" office:value="-0.57372297143042" calcext:value-type="float">
            <text:p>-0,57372297143042</text:p>
          </table:table-cell>
          <table:table-cell table:style-name="ce17" table:formula="of:=-[lf.M107]-[lf.$B$8]" office:value-type="float" office:value="0.242110413551497" calcext:value-type="float">
            <text:p>0,242110413551497</text:p>
          </table:table-cell>
          <table:table-cell table:number-columns-repeated="1010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[lf.A108]*analyze_resolution" office:value-type="float" office:value="-18.45" calcext:value-type="float">
            <text:p>-18,45</text:p>
          </table:table-cell>
          <table:table-cell table:style-name="ce20" table:formula="of:=-RADIANS([lf.B108])" office:value-type="float" office:value="0.322013246992954" calcext:value-type="float">
            <text:p>0,322013246992954</text:p>
          </table:table-cell>
          <table:table-cell table:style-name="ce20" table:formula="of:=COS([lf.$B$6])*servo_saver_arm_length*COS([lf.C108])-SIN([lf.$B$6])*servo_saver_arm_length*SIN([lf.C108])+[lf.$B$24]" office:value-type="float" office:value="358.177603114008" calcext:value-type="float">
            <text:p>358,177603114008</text:p>
          </table:table-cell>
          <table:table-cell table:style-name="ce20" table:formula="of:=COS([lf.$B$6])*servo_saver_arm_length*SIN([lf.C108])+SIN([lf.$B$6])*servo_saver_arm_length*COS([lf.C108])+[lf.$C$24]" office:value-type="float" office:value="5.06363147490538" calcext:value-type="float">
            <text:p>5,06363147490538</text:p>
          </table:table-cell>
          <table:table-cell table:style-name="ce20" table:formula="of:=[$lf.D108]-[$lf.$B$14]" office:value-type="float" office:value="58.1776031140081" calcext:value-type="float">
            <text:p>58,1776031140081</text:p>
          </table:table-cell>
          <table:table-cell table:style-name="ce20" table:formula="of:=[lf.E108]-[$lf.$C$14]" office:value-type="float" office:value="-89.9363685250946" calcext:value-type="float">
            <text:p>-89,9363685250946</text:p>
          </table:table-cell>
          <table:table-cell table:style-name="ce11" table:formula="of:=SQRT([lf.F108]^2+[lf.G108]^2)" office:value-type="float" office:value="107.112949205839" calcext:value-type="float">
            <text:p>107,112949205839</text:p>
          </table:table-cell>
          <table:table-cell table:style-name="ce20" table:formula="of:=([lf.H108]^2-[lf.$B$42]^2+[lf.$B$43]^2)/(2*[lf.H108])" office:value-type="float" office:value="0.0521037918686989" calcext:value-type="float">
            <text:p>0,052103791868699</text:p>
          </table:table-cell>
          <table:table-cell table:style-name="ce20" table:formula="of:=ACOS([lf.I108]/[lf.$B$43])" office:value-type="float" office:value="1.56831519130311" calcext:value-type="float">
            <text:p>1,56831519130311</text:p>
          </table:table-cell>
          <table:table-cell table:style-name="ce20" table:formula="of:=ASIN([lf.F108]/[lf.H108])" office:value-type="float" office:value="0.574175361561806" calcext:value-type="float">
            <text:p>0,574175361561806</text:p>
          </table:table-cell>
          <table:table-cell table:style-name="ce20" table:formula="of:=IF(0.5*PI()+[lf.$B$9]&gt;[lf.K108];1;-1)" office:value-type="float" office:value="1" calcext:value-type="float">
            <text:p>1</text:p>
          </table:table-cell>
          <table:table-cell table:style-name="ce17" table:formula="of:=0.5*PI()-([lf.J108]*[lf.L108]+[lf.K108])" office:value-type="float" office:value="-0.57169422607002" calcext:value-type="float">
            <text:p>-0,57169422607002</text:p>
          </table:table-cell>
          <table:table-cell table:style-name="ce17" table:formula="of:=-[lf.M108]-[lf.$B$8]" office:value-type="float" office:value="0.240081668191097" calcext:value-type="float">
            <text:p>0,240081668191097</text:p>
          </table:table-cell>
          <table:table-cell table:number-columns-repeated="1010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[lf.A109]*analyze_resolution" office:value-type="float" office:value="-18.3" calcext:value-type="float">
            <text:p>-18,3</text:p>
          </table:table-cell>
          <table:table-cell table:style-name="ce20" table:formula="of:=-RADIANS([lf.B109])" office:value-type="float" office:value="0.319395253114962" calcext:value-type="float">
            <text:p>0,319395253114962</text:p>
          </table:table-cell>
          <table:table-cell table:style-name="ce20" table:formula="of:=COS([lf.$B$6])*servo_saver_arm_length*COS([lf.C109])-SIN([lf.$B$6])*servo_saver_arm_length*SIN([lf.C109])+[lf.$B$24]" office:value-type="float" office:value="358.19080764227" calcext:value-type="float">
            <text:p>358,19080764227</text:p>
          </table:table-cell>
          <table:table-cell table:style-name="ce20" table:formula="of:=COS([lf.$B$6])*servo_saver_arm_length*SIN([lf.C109])+SIN([lf.$B$6])*servo_saver_arm_length*COS([lf.C109])+[lf.$C$24]" office:value-type="float" office:value="5.02387929547847" calcext:value-type="float">
            <text:p>5,02387929547847</text:p>
          </table:table-cell>
          <table:table-cell table:style-name="ce20" table:formula="of:=[$lf.D109]-[$lf.$B$14]" office:value-type="float" office:value="58.1908076422704" calcext:value-type="float">
            <text:p>58,1908076422704</text:p>
          </table:table-cell>
          <table:table-cell table:style-name="ce20" table:formula="of:=[lf.E109]-[$lf.$C$14]" office:value-type="float" office:value="-89.9761207045215" calcext:value-type="float">
            <text:p>-89,9761207045215</text:p>
          </table:table-cell>
          <table:table-cell table:style-name="ce11" table:formula="of:=SQRT([lf.F109]^2+[lf.G109]^2)" office:value-type="float" office:value="107.153499201353" calcext:value-type="float">
            <text:p>107,153499201353</text:p>
          </table:table-cell>
          <table:table-cell table:style-name="ce20" table:formula="of:=([lf.H109]^2-[lf.$B$42]^2+[lf.$B$43]^2)/(2*[lf.H109])" office:value-type="float" office:value="0.0926263971468403" calcext:value-type="float">
            <text:p>0,09262639714684</text:p>
          </table:table-cell>
          <table:table-cell table:style-name="ce20" table:formula="of:=ACOS([lf.I109]/[lf.$B$43])" office:value-type="float" office:value="1.56638553167631" calcext:value-type="float">
            <text:p>1,56638553167631</text:p>
          </table:table-cell>
          <table:table-cell table:style-name="ce20" table:formula="of:=ASIN([lf.F109]/[lf.H109])" office:value-type="float" office:value="0.574077333548601" calcext:value-type="float">
            <text:p>0,574077333548601</text:p>
          </table:table-cell>
          <table:table-cell table:style-name="ce20" table:formula="of:=IF(0.5*PI()+[lf.$B$9]&gt;[lf.K109];1;-1)" office:value-type="float" office:value="1" calcext:value-type="float">
            <text:p>1</text:p>
          </table:table-cell>
          <table:table-cell table:style-name="ce17" table:formula="of:=0.5*PI()-([lf.J109]*[lf.L109]+[lf.K109])" office:value-type="float" office:value="-0.569666538430012" calcext:value-type="float">
            <text:p>-0,569666538430012</text:p>
          </table:table-cell>
          <table:table-cell table:style-name="ce17" table:formula="of:=-[lf.M109]-[lf.$B$8]" office:value-type="float" office:value="0.23805398055109" calcext:value-type="float">
            <text:p>0,23805398055109</text:p>
          </table:table-cell>
          <table:table-cell table:number-columns-repeated="1010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[lf.A110]*analyze_resolution" office:value-type="float" office:value="-18.15" calcext:value-type="float">
            <text:p>-18,15</text:p>
          </table:table-cell>
          <table:table-cell table:style-name="ce20" table:formula="of:=-RADIANS([lf.B110])" office:value-type="float" office:value="0.316777259236971" calcext:value-type="float">
            <text:p>0,316777259236971</text:p>
          </table:table-cell>
          <table:table-cell table:style-name="ce20" table:formula="of:=COS([lf.$B$6])*servo_saver_arm_length*COS([lf.C110])-SIN([lf.$B$6])*servo_saver_arm_length*SIN([lf.C110])+[lf.$B$24]" office:value-type="float" office:value="358.203908054438" calcext:value-type="float">
            <text:p>358,203908054438</text:p>
          </table:table-cell>
          <table:table-cell table:style-name="ce20" table:formula="of:=COS([lf.$B$6])*servo_saver_arm_length*SIN([lf.C110])+SIN([lf.$B$6])*servo_saver_arm_length*COS([lf.C110])+[lf.$C$24]" office:value-type="float" office:value="4.98409268294541" calcext:value-type="float">
            <text:p>4,98409268294541</text:p>
          </table:table-cell>
          <table:table-cell table:style-name="ce20" table:formula="of:=[$lf.D110]-[$lf.$B$14]" office:value-type="float" office:value="58.2039080544382" calcext:value-type="float">
            <text:p>58,2039080544382</text:p>
          </table:table-cell>
          <table:table-cell table:style-name="ce20" table:formula="of:=[lf.E110]-[$lf.$C$14]" office:value-type="float" office:value="-90.0159073170546" calcext:value-type="float">
            <text:p>-90,0159073170546</text:p>
          </table:table-cell>
          <table:table-cell table:style-name="ce11" table:formula="of:=SQRT([lf.F110]^2+[lf.G110]^2)" office:value-type="float" office:value="107.194022608176" calcext:value-type="float">
            <text:p>107,194022608176</text:p>
          </table:table-cell>
          <table:table-cell table:style-name="ce20" table:formula="of:=([lf.H110]^2-[lf.$B$42]^2+[lf.$B$43]^2)/(2*[lf.H110])" office:value-type="float" office:value="0.13310712798517" calcext:value-type="float">
            <text:p>0,13310712798517</text:p>
          </table:table-cell>
          <table:table-cell table:style-name="ce20" table:formula="of:=ACOS([lf.I110]/[lf.$B$43])" office:value-type="float" office:value="1.56445784968627" calcext:value-type="float">
            <text:p>1,56445784968627</text:p>
          </table:table-cell>
          <table:table-cell table:style-name="ce20" table:formula="of:=ASIN([lf.F110]/[lf.H110])" office:value-type="float" office:value="0.573978389650196" calcext:value-type="float">
            <text:p>0,573978389650196</text:p>
          </table:table-cell>
          <table:table-cell table:style-name="ce20" table:formula="of:=IF(0.5*PI()+[lf.$B$9]&gt;[lf.K110];1;-1)" office:value-type="float" office:value="1" calcext:value-type="float">
            <text:p>1</text:p>
          </table:table-cell>
          <table:table-cell table:style-name="ce17" table:formula="of:=0.5*PI()-([lf.J110]*[lf.L110]+[lf.K110])" office:value-type="float" office:value="-0.567639912541569" calcext:value-type="float">
            <text:p>-0,567639912541569</text:p>
          </table:table-cell>
          <table:table-cell table:style-name="ce17" table:formula="of:=-[lf.M110]-[lf.$B$8]" office:value-type="float" office:value="0.236027354662647" calcext:value-type="float">
            <text:p>0,236027354662647</text:p>
          </table:table-cell>
          <table:table-cell table:number-columns-repeated="1010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lf.A111]*analyze_resolution" office:value-type="float" office:value="-18" calcext:value-type="float">
            <text:p>-18</text:p>
          </table:table-cell>
          <table:table-cell table:style-name="ce20" table:formula="of:=-RADIANS([lf.B111])" office:value-type="float" office:value="0.314159265358979" calcext:value-type="float">
            <text:p>0,314159265358979</text:p>
          </table:table-cell>
          <table:table-cell table:style-name="ce20" table:formula="of:=COS([lf.$B$6])*servo_saver_arm_length*COS([lf.C111])-SIN([lf.$B$6])*servo_saver_arm_length*SIN([lf.C111])+[lf.$B$24]" office:value-type="float" office:value="358.216904260722" calcext:value-type="float">
            <text:p>358,216904260722</text:p>
          </table:table-cell>
          <table:table-cell table:style-name="ce20" table:formula="of:=COS([lf.$B$6])*servo_saver_arm_length*SIN([lf.C111])+SIN([lf.$B$6])*servo_saver_arm_length*COS([lf.C111])+[lf.$C$24]" office:value-type="float" office:value="4.94427190999916" calcext:value-type="float">
            <text:p>4,94427190999916</text:p>
          </table:table-cell>
          <table:table-cell table:style-name="ce20" table:formula="of:=[$lf.D111]-[$lf.$B$14]" office:value-type="float" office:value="58.2169042607225" calcext:value-type="float">
            <text:p>58,2169042607225</text:p>
          </table:table-cell>
          <table:table-cell table:style-name="ce20" table:formula="of:=[lf.E111]-[$lf.$C$14]" office:value-type="float" office:value="-90.0557280900008" calcext:value-type="float">
            <text:p>-90,0557280900008</text:p>
          </table:table-cell>
          <table:table-cell table:style-name="ce11" table:formula="of:=SQRT([lf.F111]^2+[lf.G111]^2)" office:value-type="float" office:value="107.234519178865" calcext:value-type="float">
            <text:p>107,234519178865</text:p>
          </table:table-cell>
          <table:table-cell table:style-name="ce20" table:formula="of:=([lf.H111]^2-[lf.$B$42]^2+[lf.$B$43]^2)/(2*[lf.H111])" office:value-type="float" office:value="0.173545784782493" calcext:value-type="float">
            <text:p>0,173545784782493</text:p>
          </table:table-cell>
          <table:table-cell table:style-name="ce20" table:formula="of:=ACOS([lf.I111]/[lf.$B$43])" office:value-type="float" office:value="1.56253214773628" calcext:value-type="float">
            <text:p>1,56253214773628</text:p>
          </table:table-cell>
          <table:table-cell table:style-name="ce20" table:formula="of:=ASIN([lf.F111]/[lf.H111])" office:value-type="float" office:value="0.57387853150777" calcext:value-type="float">
            <text:p>0,57387853150777</text:p>
          </table:table-cell>
          <table:table-cell table:style-name="ce20" table:formula="of:=IF(0.5*PI()+[lf.$B$9]&gt;[lf.K111];1;-1)" office:value-type="float" office:value="1" calcext:value-type="float">
            <text:p>1</text:p>
          </table:table-cell>
          <table:table-cell table:style-name="ce17" table:formula="of:=0.5*PI()-([lf.J111]*[lf.L111]+[lf.K111])" office:value-type="float" office:value="-0.565614352449151" calcext:value-type="float">
            <text:p>-0,565614352449151</text:p>
          </table:table-cell>
          <table:table-cell table:style-name="ce17" table:formula="of:=-[lf.M111]-[lf.$B$8]" office:value-type="float" office:value="0.234001794570228" calcext:value-type="float">
            <text:p>0,234001794570228</text:p>
          </table:table-cell>
          <table:table-cell table:number-columns-repeated="1010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[lf.A112]*analyze_resolution" office:value-type="float" office:value="-17.85" calcext:value-type="float">
            <text:p>-17,85</text:p>
          </table:table-cell>
          <table:table-cell table:style-name="ce20" table:formula="of:=-RADIANS([lf.B112])" office:value-type="float" office:value="0.311541271480988" calcext:value-type="float">
            <text:p>0,311541271480988</text:p>
          </table:table-cell>
          <table:table-cell table:style-name="ce20" table:formula="of:=COS([lf.$B$6])*servo_saver_arm_length*COS([lf.C112])-SIN([lf.$B$6])*servo_saver_arm_length*SIN([lf.C112])+[lf.$B$24]" office:value-type="float" office:value="358.229796172049" calcext:value-type="float">
            <text:p>358,229796172049</text:p>
          </table:table-cell>
          <table:table-cell table:style-name="ce20" table:formula="of:=COS([lf.$B$6])*servo_saver_arm_length*SIN([lf.C112])+SIN([lf.$B$6])*servo_saver_arm_length*COS([lf.C112])+[lf.$C$24]" office:value-type="float" office:value="4.90441724956685" calcext:value-type="float">
            <text:p>4,90441724956685</text:p>
          </table:table-cell>
          <table:table-cell table:style-name="ce20" table:formula="of:=[$lf.D112]-[$lf.$B$14]" office:value-type="float" office:value="58.2297961720487" calcext:value-type="float">
            <text:p>58,2297961720487</text:p>
          </table:table-cell>
          <table:table-cell table:style-name="ce20" table:formula="of:=[lf.E112]-[$lf.$C$14]" office:value-type="float" office:value="-90.0955827504331" calcext:value-type="float">
            <text:p>-90,0955827504331</text:p>
          </table:table-cell>
          <table:table-cell table:style-name="ce11" table:formula="of:=SQRT([lf.F112]^2+[lf.G112]^2)" office:value-type="float" office:value="107.27498866641" calcext:value-type="float">
            <text:p>107,27498866641</text:p>
          </table:table-cell>
          <table:table-cell table:style-name="ce20" table:formula="of:=([lf.H112]^2-[lf.$B$42]^2+[lf.$B$43]^2)/(2*[lf.H112])" office:value-type="float" office:value="0.213942168627387" calcext:value-type="float">
            <text:p>0,213942168627387</text:p>
          </table:table-cell>
          <table:table-cell table:style-name="ce20" table:formula="of:=ACOS([lf.I112]/[lf.$B$43])" office:value-type="float" office:value="1.56060842824099" calcext:value-type="float">
            <text:p>1,56060842824099</text:p>
          </table:table-cell>
          <table:table-cell table:style-name="ce20" table:formula="of:=ASIN([lf.F112]/[lf.H112])" office:value-type="float" office:value="0.573777760764456" calcext:value-type="float">
            <text:p>0,573777760764456</text:p>
          </table:table-cell>
          <table:table-cell table:style-name="ce20" table:formula="of:=IF(0.5*PI()+[lf.$B$9]&gt;[lf.K112];1;-1)" office:value-type="float" office:value="1" calcext:value-type="float">
            <text:p>1</text:p>
          </table:table-cell>
          <table:table-cell table:style-name="ce17" table:formula="of:=0.5*PI()-([lf.J112]*[lf.L112]+[lf.K112])" office:value-type="float" office:value="-0.563589862210552" calcext:value-type="float">
            <text:p>-0,563589862210552</text:p>
          </table:table-cell>
          <table:table-cell table:style-name="ce17" table:formula="of:=-[lf.M112]-[lf.$B$8]" office:value-type="float" office:value="0.231977304331629" calcext:value-type="float">
            <text:p>0,231977304331629</text:p>
          </table:table-cell>
          <table:table-cell table:number-columns-repeated="1010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[lf.A113]*analyze_resolution" office:value-type="float" office:value="-17.7" calcext:value-type="float">
            <text:p>-17,7</text:p>
          </table:table-cell>
          <table:table-cell table:style-name="ce20" table:formula="of:=-RADIANS([lf.B113])" office:value-type="float" office:value="0.308923277602996" calcext:value-type="float">
            <text:p>0,308923277602996</text:p>
          </table:table-cell>
          <table:table-cell table:style-name="ce20" table:formula="of:=COS([lf.$B$6])*servo_saver_arm_length*COS([lf.C113])-SIN([lf.$B$6])*servo_saver_arm_length*SIN([lf.C113])+[lf.$B$24]" office:value-type="float" office:value="358.242583700057" calcext:value-type="float">
            <text:p>358,242583700057</text:p>
          </table:table-cell>
          <table:table-cell table:style-name="ce20" table:formula="of:=COS([lf.$B$6])*servo_saver_arm_length*SIN([lf.C113])+SIN([lf.$B$6])*servo_saver_arm_length*COS([lf.C113])+[lf.$C$24]" office:value-type="float" office:value="4.86452897480784" calcext:value-type="float">
            <text:p>4,86452897480784</text:p>
          </table:table-cell>
          <table:table-cell table:style-name="ce20" table:formula="of:=[$lf.D113]-[$lf.$B$14]" office:value-type="float" office:value="58.2425837000574" calcext:value-type="float">
            <text:p>58,2425837000574</text:p>
          </table:table-cell>
          <table:table-cell table:style-name="ce20" table:formula="of:=[lf.E113]-[$lf.$C$14]" office:value-type="float" office:value="-90.1354710251922" calcext:value-type="float">
            <text:p>-90,1354710251922</text:p>
          </table:table-cell>
          <table:table-cell table:style-name="ce11" table:formula="of:=SQRT([lf.F113]^2+[lf.G113]^2)" office:value-type="float" office:value="107.315430824236" calcext:value-type="float">
            <text:p>107,315430824236</text:p>
          </table:table-cell>
          <table:table-cell table:style-name="ce20" table:formula="of:=([lf.H113]^2-[lf.$B$42]^2+[lf.$B$43]^2)/(2*[lf.H113])" office:value-type="float" office:value="0.254296081296482" calcext:value-type="float">
            <text:p>0,254296081296482</text:p>
          </table:table-cell>
          <table:table-cell table:style-name="ce20" table:formula="of:=ACOS([lf.I113]/[lf.$B$43])" office:value-type="float" office:value="1.55868669362655" calcext:value-type="float">
            <text:p>1,55868669362655</text:p>
          </table:table-cell>
          <table:table-cell table:style-name="ce20" table:formula="of:=ASIN([lf.F113]/[lf.H113])" office:value-type="float" office:value="0.573676079065317" calcext:value-type="float">
            <text:p>0,573676079065317</text:p>
          </table:table-cell>
          <table:table-cell table:style-name="ce20" table:formula="of:=IF(0.5*PI()+[lf.$B$9]&gt;[lf.K113];1;-1)" office:value-type="float" office:value="1" calcext:value-type="float">
            <text:p>1</text:p>
          </table:table-cell>
          <table:table-cell table:style-name="ce17" table:formula="of:=0.5*PI()-([lf.J113]*[lf.L113]+[lf.K113])" office:value-type="float" office:value="-0.561566445896968" calcext:value-type="float">
            <text:p>-0,561566445896968</text:p>
          </table:table-cell>
          <table:table-cell table:style-name="ce17" table:formula="of:=-[lf.M113]-[lf.$B$8]" office:value-type="float" office:value="0.229953888018046" calcext:value-type="float">
            <text:p>0,229953888018046</text:p>
          </table:table-cell>
          <table:table-cell table:number-columns-repeated="1010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[lf.A114]*analyze_resolution" office:value-type="float" office:value="-17.55" calcext:value-type="float">
            <text:p>-17,55</text:p>
          </table:table-cell>
          <table:table-cell table:style-name="ce20" table:formula="of:=-RADIANS([lf.B114])" office:value-type="float" office:value="0.306305283725005" calcext:value-type="float">
            <text:p>0,306305283725005</text:p>
          </table:table-cell>
          <table:table-cell table:style-name="ce20" table:formula="of:=COS([lf.$B$6])*servo_saver_arm_length*COS([lf.C114])-SIN([lf.$B$6])*servo_saver_arm_length*SIN([lf.C114])+[lf.$B$24]" office:value-type="float" office:value="358.255266757104" calcext:value-type="float">
            <text:p>358,255266757104</text:p>
          </table:table-cell>
          <table:table-cell table:style-name="ce20" table:formula="of:=COS([lf.$B$6])*servo_saver_arm_length*SIN([lf.C114])+SIN([lf.$B$6])*servo_saver_arm_length*COS([lf.C114])+[lf.$C$24]" office:value-type="float" office:value="4.82460735911193" calcext:value-type="float">
            <text:p>4,82460735911193</text:p>
          </table:table-cell>
          <table:table-cell table:style-name="ce20" table:formula="of:=[$lf.D114]-[$lf.$B$14]" office:value-type="float" office:value="58.255266757104" calcext:value-type="float">
            <text:p>58,255266757104</text:p>
          </table:table-cell>
          <table:table-cell table:style-name="ce20" table:formula="of:=[lf.E114]-[$lf.$C$14]" office:value-type="float" office:value="-90.1753926408881" calcext:value-type="float">
            <text:p>-90,1753926408881</text:p>
          </table:table-cell>
          <table:table-cell table:style-name="ce11" table:formula="of:=SQRT([lf.F114]^2+[lf.G114]^2)" office:value-type="float" office:value="107.355845406199" calcext:value-type="float">
            <text:p>107,355845406199</text:p>
          </table:table-cell>
          <table:table-cell table:style-name="ce20" table:formula="of:=([lf.H114]^2-[lf.$B$42]^2+[lf.$B$43]^2)/(2*[lf.H114])" office:value-type="float" office:value="0.29460732525272" calcext:value-type="float">
            <text:p>0,29460732525272</text:p>
          </table:table-cell>
          <table:table-cell table:style-name="ce20" table:formula="of:=ACOS([lf.I114]/[lf.$B$43])" office:value-type="float" office:value="1.55676694633063" calcext:value-type="float">
            <text:p>1,55676694633063</text:p>
          </table:table-cell>
          <table:table-cell table:style-name="ce20" table:formula="of:=ASIN([lf.F114]/[lf.H114])" office:value-type="float" office:value="0.573573488057315" calcext:value-type="float">
            <text:p>0,573573488057315</text:p>
          </table:table-cell>
          <table:table-cell table:style-name="ce20" table:formula="of:=IF(0.5*PI()+[lf.$B$9]&gt;[lf.K114];1;-1)" office:value-type="float" office:value="1" calcext:value-type="float">
            <text:p>1</text:p>
          </table:table-cell>
          <table:table-cell table:style-name="ce17" table:formula="of:=0.5*PI()-([lf.J114]*[lf.L114]+[lf.K114])" office:value-type="float" office:value="-0.559544107593049" calcext:value-type="float">
            <text:p>-0,559544107593049</text:p>
          </table:table-cell>
          <table:table-cell table:style-name="ce17" table:formula="of:=-[lf.M114]-[lf.$B$8]" office:value-type="float" office:value="0.227931549714127" calcext:value-type="float">
            <text:p>0,227931549714127</text:p>
          </table:table-cell>
          <table:table-cell table:number-columns-repeated="1010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[lf.A115]*analyze_resolution" office:value-type="float" office:value="-17.4" calcext:value-type="float">
            <text:p>-17,4</text:p>
          </table:table-cell>
          <table:table-cell table:style-name="ce20" table:formula="of:=-RADIANS([lf.B115])" office:value-type="float" office:value="0.303687289847013" calcext:value-type="float">
            <text:p>0,303687289847013</text:p>
          </table:table-cell>
          <table:table-cell table:style-name="ce20" table:formula="of:=COS([lf.$B$6])*servo_saver_arm_length*COS([lf.C115])-SIN([lf.$B$6])*servo_saver_arm_length*SIN([lf.C115])+[lf.$B$24]" office:value-type="float" office:value="358.26784525626" calcext:value-type="float">
            <text:p>358,26784525626</text:p>
          </table:table-cell>
          <table:table-cell table:style-name="ce20" table:formula="of:=COS([lf.$B$6])*servo_saver_arm_length*SIN([lf.C115])+SIN([lf.$B$6])*servo_saver_arm_length*COS([lf.C115])+[lf.$C$24]" office:value-type="float" office:value="4.78465267609738" calcext:value-type="float">
            <text:p>4,78465267609738</text:p>
          </table:table-cell>
          <table:table-cell table:style-name="ce20" table:formula="of:=[$lf.D115]-[$lf.$B$14]" office:value-type="float" office:value="58.2678452562604" calcext:value-type="float">
            <text:p>58,2678452562604</text:p>
          </table:table-cell>
          <table:table-cell table:style-name="ce20" table:formula="of:=[lf.E115]-[$lf.$C$14]" office:value-type="float" office:value="-90.2153473239026" calcext:value-type="float">
            <text:p>-90,2153473239026</text:p>
          </table:table-cell>
          <table:table-cell table:style-name="ce11" table:formula="of:=SQRT([lf.F115]^2+[lf.G115]^2)" office:value-type="float" office:value="107.396232166589" calcext:value-type="float">
            <text:p>107,396232166589</text:p>
          </table:table-cell>
          <table:table-cell table:style-name="ce20" table:formula="of:=([lf.H115]^2-[lf.$B$42]^2+[lf.$B$43]^2)/(2*[lf.H115])" office:value-type="float" office:value="0.334875703643734" calcext:value-type="float">
            <text:p>0,334875703643734</text:p>
          </table:table-cell>
          <table:table-cell table:style-name="ce20" table:formula="of:=ACOS([lf.I115]/[lf.$B$43])" office:value-type="float" office:value="1.55484918880256" calcext:value-type="float">
            <text:p>1,55484918880256</text:p>
          </table:table-cell>
          <table:table-cell table:style-name="ce20" table:formula="of:=ASIN([lf.F115]/[lf.H115])" office:value-type="float" office:value="0.573469989389297" calcext:value-type="float">
            <text:p>0,573469989389297</text:p>
          </table:table-cell>
          <table:table-cell table:style-name="ce20" table:formula="of:=IF(0.5*PI()+[lf.$B$9]&gt;[lf.K115];1;-1)" office:value-type="float" office:value="1" calcext:value-type="float">
            <text:p>1</text:p>
          </table:table-cell>
          <table:table-cell table:style-name="ce17" table:formula="of:=0.5*PI()-([lf.J115]*[lf.L115]+[lf.K115])" office:value-type="float" office:value="-0.557522851396958" calcext:value-type="float">
            <text:p>-0,557522851396958</text:p>
          </table:table-cell>
          <table:table-cell table:style-name="ce17" table:formula="of:=-[lf.M115]-[lf.$B$8]" office:value-type="float" office:value="0.225910293518036" calcext:value-type="float">
            <text:p>0,225910293518036</text:p>
          </table:table-cell>
          <table:table-cell table:number-columns-repeated="1010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[lf.A116]*analyze_resolution" office:value-type="float" office:value="-17.25" calcext:value-type="float">
            <text:p>-17,25</text:p>
          </table:table-cell>
          <table:table-cell table:style-name="ce20" table:formula="of:=-RADIANS([lf.B116])" office:value-type="float" office:value="0.301069295969022" calcext:value-type="float">
            <text:p>0,301069295969022</text:p>
          </table:table-cell>
          <table:table-cell table:style-name="ce20" table:formula="of:=COS([lf.$B$6])*servo_saver_arm_length*COS([lf.C116])-SIN([lf.$B$6])*servo_saver_arm_length*SIN([lf.C116])+[lf.$B$24]" office:value-type="float" office:value="358.280319111315" calcext:value-type="float">
            <text:p>358,280319111315</text:p>
          </table:table-cell>
          <table:table-cell table:style-name="ce20" table:formula="of:=COS([lf.$B$6])*servo_saver_arm_length*SIN([lf.C116])+SIN([lf.$B$6])*servo_saver_arm_length*COS([lf.C116])+[lf.$C$24]" office:value-type="float" office:value="4.74466519960914" calcext:value-type="float">
            <text:p>4,74466519960914</text:p>
          </table:table-cell>
          <table:table-cell table:style-name="ce20" table:formula="of:=[$lf.D116]-[$lf.$B$14]" office:value-type="float" office:value="58.280319111315" calcext:value-type="float">
            <text:p>58,280319111315</text:p>
          </table:table-cell>
          <table:table-cell table:style-name="ce20" table:formula="of:=[lf.E116]-[$lf.$C$14]" office:value-type="float" office:value="-90.2553348003909" calcext:value-type="float">
            <text:p>-90,2553348003909</text:p>
          </table:table-cell>
          <table:table-cell table:style-name="ce11" table:formula="of:=SQRT([lf.F116]^2+[lf.G116]^2)" office:value-type="float" office:value="107.436590860132" calcext:value-type="float">
            <text:p>107,436590860132</text:p>
          </table:table-cell>
          <table:table-cell table:style-name="ce20" table:formula="of:=([lf.H116]^2-[lf.$B$42]^2+[lf.$B$43]^2)/(2*[lf.H116])" office:value-type="float" office:value="0.375101020300113" calcext:value-type="float">
            <text:p>0,375101020300113</text:p>
          </table:table-cell>
          <table:table-cell table:style-name="ce20" table:formula="of:=ACOS([lf.I116]/[lf.$B$43])" office:value-type="float" office:value="1.55293342350336" calcext:value-type="float">
            <text:p>1,55293342350336</text:p>
          </table:table-cell>
          <table:table-cell table:style-name="ce20" table:formula="of:=ASIN([lf.F116]/[lf.H116])" office:value-type="float" office:value="0.573365584711963" calcext:value-type="float">
            <text:p>0,573365584711963</text:p>
          </table:table-cell>
          <table:table-cell table:style-name="ce20" table:formula="of:=IF(0.5*PI()+[lf.$B$9]&gt;[lf.K116];1;-1)" office:value-type="float" office:value="1" calcext:value-type="float">
            <text:p>1</text:p>
          </table:table-cell>
          <table:table-cell table:style-name="ce17" table:formula="of:=0.5*PI()-([lf.J116]*[lf.L116]+[lf.K116])" office:value-type="float" office:value="-0.555502681420431" calcext:value-type="float">
            <text:p>-0,555502681420431</text:p>
          </table:table-cell>
          <table:table-cell table:style-name="ce17" table:formula="of:=-[lf.M116]-[lf.$B$8]" office:value-type="float" office:value="0.223890123541508" calcext:value-type="float">
            <text:p>0,223890123541508</text:p>
          </table:table-cell>
          <table:table-cell table:number-columns-repeated="10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[lf.A117]*analyze_resolution" office:value-type="float" office:value="-17.1" calcext:value-type="float">
            <text:p>-17,1</text:p>
          </table:table-cell>
          <table:table-cell table:style-name="ce20" table:formula="of:=-RADIANS([lf.B117])" office:value-type="float" office:value="0.29845130209103" calcext:value-type="float">
            <text:p>0,29845130209103</text:p>
          </table:table-cell>
          <table:table-cell table:style-name="ce20" table:formula="of:=COS([lf.$B$6])*servo_saver_arm_length*COS([lf.C117])-SIN([lf.$B$6])*servo_saver_arm_length*SIN([lf.C117])+[lf.$B$24]" office:value-type="float" office:value="358.292688236773" calcext:value-type="float">
            <text:p>358,292688236773</text:p>
          </table:table-cell>
          <table:table-cell table:style-name="ce20" table:formula="of:=COS([lf.$B$6])*servo_saver_arm_length*SIN([lf.C117])+SIN([lf.$B$6])*servo_saver_arm_length*COS([lf.C117])+[lf.$C$24]" office:value-type="float" office:value="4.70464520371686" calcext:value-type="float">
            <text:p>4,70464520371686</text:p>
          </table:table-cell>
          <table:table-cell table:style-name="ce20" table:formula="of:=[$lf.D117]-[$lf.$B$14]" office:value-type="float" office:value="58.2926882367733" calcext:value-type="float">
            <text:p>58,2926882367733</text:p>
          </table:table-cell>
          <table:table-cell table:style-name="ce20" table:formula="of:=[lf.E117]-[$lf.$C$14]" office:value-type="float" office:value="-90.2953547962831" calcext:value-type="float">
            <text:p>-90,2953547962831</text:p>
          </table:table-cell>
          <table:table-cell table:style-name="ce11" table:formula="of:=SQRT([lf.F117]^2+[lf.G117]^2)" office:value-type="float" office:value="107.476921241987" calcext:value-type="float">
            <text:p>107,476921241987</text:p>
          </table:table-cell>
          <table:table-cell table:style-name="ce20" table:formula="of:=([lf.H117]^2-[lf.$B$42]^2+[lf.$B$43]^2)/(2*[lf.H117])" office:value-type="float" office:value="0.415283079733758" calcext:value-type="float">
            <text:p>0,415283079733758</text:p>
          </table:table-cell>
          <table:table-cell table:style-name="ce20" table:formula="of:=ACOS([lf.I117]/[lf.$B$43])" office:value-type="float" office:value="1.55101965290588" calcext:value-type="float">
            <text:p>1,55101965290588</text:p>
          </table:table-cell>
          <table:table-cell table:style-name="ce20" table:formula="of:=ASIN([lf.F117]/[lf.H117])" office:value-type="float" office:value="0.573260275677845" calcext:value-type="float">
            <text:p>0,573260275677845</text:p>
          </table:table-cell>
          <table:table-cell table:style-name="ce20" table:formula="of:=IF(0.5*PI()+[lf.$B$9]&gt;[lf.K117];1;-1)" office:value-type="float" office:value="1" calcext:value-type="float">
            <text:p>1</text:p>
          </table:table-cell>
          <table:table-cell table:style-name="ce17" table:formula="of:=0.5*PI()-([lf.J117]*[lf.L117]+[lf.K117])" office:value-type="float" office:value="-0.553483601788829" calcext:value-type="float">
            <text:p>-0,553483601788829</text:p>
          </table:table-cell>
          <table:table-cell table:style-name="ce17" table:formula="of:=-[lf.M117]-[lf.$B$8]" office:value-type="float" office:value="0.221871043909906" calcext:value-type="float">
            <text:p>0,221871043909906</text:p>
          </table:table-cell>
          <table:table-cell table:number-columns-repeated="1010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[lf.A118]*analyze_resolution" office:value-type="float" office:value="-16.95" calcext:value-type="float">
            <text:p>-16,95</text:p>
          </table:table-cell>
          <table:table-cell table:style-name="ce20" table:formula="of:=-RADIANS([lf.B118])" office:value-type="float" office:value="0.295833308213039" calcext:value-type="float">
            <text:p>0,295833308213039</text:p>
          </table:table-cell>
          <table:table-cell table:style-name="ce20" table:formula="of:=COS([lf.$B$6])*servo_saver_arm_length*COS([lf.C118])-SIN([lf.$B$6])*servo_saver_arm_length*SIN([lf.C118])+[lf.$B$24]" office:value-type="float" office:value="358.304952547859" calcext:value-type="float">
            <text:p>358,304952547859</text:p>
          </table:table-cell>
          <table:table-cell table:style-name="ce20" table:formula="of:=COS([lf.$B$6])*servo_saver_arm_length*SIN([lf.C118])+SIN([lf.$B$6])*servo_saver_arm_length*COS([lf.C118])+[lf.$C$24]" office:value-type="float" office:value="4.66459296271314" calcext:value-type="float">
            <text:p>4,66459296271314</text:p>
          </table:table-cell>
          <table:table-cell table:style-name="ce20" table:formula="of:=[$lf.D118]-[$lf.$B$14]" office:value-type="float" office:value="58.3049525478587" calcext:value-type="float">
            <text:p>58,3049525478587</text:p>
          </table:table-cell>
          <table:table-cell table:style-name="ce20" table:formula="of:=[lf.E118]-[$lf.$C$14]" office:value-type="float" office:value="-90.3354070372869" calcext:value-type="float">
            <text:p>-90,3354070372869</text:p>
          </table:table-cell>
          <table:table-cell table:style-name="ce11" table:formula="of:=SQRT([lf.F118]^2+[lf.G118]^2)" office:value-type="float" office:value="107.51722306775" calcext:value-type="float">
            <text:p>107,51722306775</text:p>
          </table:table-cell>
          <table:table-cell table:style-name="ce20" table:formula="of:=([lf.H118]^2-[lf.$B$42]^2+[lf.$B$43]^2)/(2*[lf.H118])" office:value-type="float" office:value="0.455421687136077" calcext:value-type="float">
            <text:p>0,455421687136077</text:p>
          </table:table-cell>
          <table:table-cell table:style-name="ce20" table:formula="of:=ACOS([lf.I118]/[lf.$B$43])" office:value-type="float" office:value="1.54910787949482" calcext:value-type="float">
            <text:p>1,54910787949482</text:p>
          </table:table-cell>
          <table:table-cell table:style-name="ce20" table:formula="of:=ASIN([lf.F118]/[lf.H118])" office:value-type="float" office:value="0.573154063941285" calcext:value-type="float">
            <text:p>0,573154063941285</text:p>
          </table:table-cell>
          <table:table-cell table:style-name="ce20" table:formula="of:=IF(0.5*PI()+[lf.$B$9]&gt;[lf.K118];1;-1)" office:value-type="float" office:value="1" calcext:value-type="float">
            <text:p>1</text:p>
          </table:table-cell>
          <table:table-cell table:style-name="ce17" table:formula="of:=0.5*PI()-([lf.J118]*[lf.L118]+[lf.K118])" office:value-type="float" office:value="-0.551465616641206" calcext:value-type="float">
            <text:p>-0,551465616641206</text:p>
          </table:table-cell>
          <table:table-cell table:style-name="ce17" table:formula="of:=-[lf.M118]-[lf.$B$8]" office:value-type="float" office:value="0.219853058762283" calcext:value-type="float">
            <text:p>0,219853058762283</text:p>
          </table:table-cell>
          <table:table-cell table:number-columns-repeated="1010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[lf.A119]*analyze_resolution" office:value-type="float" office:value="-16.8" calcext:value-type="float">
            <text:p>-16,8</text:p>
          </table:table-cell>
          <table:table-cell table:style-name="ce20" table:formula="of:=-RADIANS([lf.B119])" office:value-type="float" office:value="0.293215314335047" calcext:value-type="float">
            <text:p>0,293215314335047</text:p>
          </table:table-cell>
          <table:table-cell table:style-name="ce20" table:formula="of:=COS([lf.$B$6])*servo_saver_arm_length*COS([lf.C119])-SIN([lf.$B$6])*servo_saver_arm_length*SIN([lf.C119])+[lf.$B$24]" office:value-type="float" office:value="358.317111960513" calcext:value-type="float">
            <text:p>358,317111960513</text:p>
          </table:table-cell>
          <table:table-cell table:style-name="ce20" table:formula="of:=COS([lf.$B$6])*servo_saver_arm_length*SIN([lf.C119])+SIN([lf.$B$6])*servo_saver_arm_length*COS([lf.C119])+[lf.$C$24]" office:value-type="float" office:value="4.62450875111154" calcext:value-type="float">
            <text:p>4,62450875111154</text:p>
          </table:table-cell>
          <table:table-cell table:style-name="ce20" table:formula="of:=[$lf.D119]-[$lf.$B$14]" office:value-type="float" office:value="58.3171119605131" calcext:value-type="float">
            <text:p>58,3171119605131</text:p>
          </table:table-cell>
          <table:table-cell table:style-name="ce20" table:formula="of:=[lf.E119]-[$lf.$C$14]" office:value-type="float" office:value="-90.3754912488885" calcext:value-type="float">
            <text:p>-90,3754912488885</text:p>
          </table:table-cell>
          <table:table-cell table:style-name="ce11" table:formula="of:=SQRT([lf.F119]^2+[lf.G119]^2)" office:value-type="float" office:value="107.557496093452" calcext:value-type="float">
            <text:p>107,557496093452</text:p>
          </table:table-cell>
          <table:table-cell table:style-name="ce20" table:formula="of:=([lf.H119]^2-[lf.$B$42]^2+[lf.$B$43]^2)/(2*[lf.H119])" office:value-type="float" office:value="0.495516648376479" calcext:value-type="float">
            <text:p>0,495516648376479</text:p>
          </table:table-cell>
          <table:table-cell table:style-name="ce20" table:formula="of:=ACOS([lf.I119]/[lf.$B$43])" office:value-type="float" office:value="1.54719810576685" calcext:value-type="float">
            <text:p>1,54719810576685</text:p>
          </table:table-cell>
          <table:table-cell table:style-name="ce20" table:formula="of:=ASIN([lf.F119]/[lf.H119])" office:value-type="float" office:value="0.573046951158408" calcext:value-type="float">
            <text:p>0,573046951158408</text:p>
          </table:table-cell>
          <table:table-cell table:style-name="ce20" table:formula="of:=IF(0.5*PI()+[lf.$B$9]&gt;[lf.K119];1;-1)" office:value-type="float" office:value="1" calcext:value-type="float">
            <text:p>1</text:p>
          </table:table-cell>
          <table:table-cell table:style-name="ce17" table:formula="of:=0.5*PI()-([lf.J119]*[lf.L119]+[lf.K119])" office:value-type="float" office:value="-0.549448730130358" calcext:value-type="float">
            <text:p>-0,549448730130358</text:p>
          </table:table-cell>
          <table:table-cell table:style-name="ce17" table:formula="of:=-[lf.M119]-[lf.$B$8]" office:value-type="float" office:value="0.217836172251435" calcext:value-type="float">
            <text:p>0,217836172251435</text:p>
          </table:table-cell>
          <table:table-cell table:number-columns-repeated="10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[lf.A120]*analyze_resolution" office:value-type="float" office:value="-16.65" calcext:value-type="float">
            <text:p>-16,65</text:p>
          </table:table-cell>
          <table:table-cell table:style-name="ce20" table:formula="of:=-RADIANS([lf.B120])" office:value-type="float" office:value="0.290597320457056" calcext:value-type="float">
            <text:p>0,290597320457056</text:p>
          </table:table-cell>
          <table:table-cell table:style-name="ce20" table:formula="of:=COS([lf.$B$6])*servo_saver_arm_length*COS([lf.C120])-SIN([lf.$B$6])*servo_saver_arm_length*SIN([lf.C120])+[lf.$B$24]" office:value-type="float" office:value="358.329166391397" calcext:value-type="float">
            <text:p>358,329166391397</text:p>
          </table:table-cell>
          <table:table-cell table:style-name="ce20" table:formula="of:=COS([lf.$B$6])*servo_saver_arm_length*SIN([lf.C120])+SIN([lf.$B$6])*servo_saver_arm_length*COS([lf.C120])+[lf.$C$24]" office:value-type="float" office:value="4.58439284364478" calcext:value-type="float">
            <text:p>4,58439284364478</text:p>
          </table:table-cell>
          <table:table-cell table:style-name="ce20" table:formula="of:=[$lf.D120]-[$lf.$B$14]" office:value-type="float" office:value="58.3291663913971" calcext:value-type="float">
            <text:p>58,3291663913971</text:p>
          </table:table-cell>
          <table:table-cell table:style-name="ce20" table:formula="of:=[lf.E120]-[$lf.$C$14]" office:value-type="float" office:value="-90.4156071563552" calcext:value-type="float">
            <text:p>-90,4156071563552</text:p>
          </table:table-cell>
          <table:table-cell table:style-name="ce11" table:formula="of:=SQRT([lf.F120]^2+[lf.G120]^2)" office:value-type="float" office:value="107.597740075559" calcext:value-type="float">
            <text:p>107,597740075559</text:p>
          </table:table-cell>
          <table:table-cell table:style-name="ce20" table:formula="of:=([lf.H120]^2-[lf.$B$42]^2+[lf.$B$43]^2)/(2*[lf.H120])" office:value-type="float" office:value="0.535567770000377" calcext:value-type="float">
            <text:p>0,535567770000377</text:p>
          </table:table-cell>
          <table:table-cell table:style-name="ce20" table:formula="of:=ACOS([lf.I120]/[lf.$B$43])" office:value-type="float" office:value="1.54529033423069" calcext:value-type="float">
            <text:p>1,54529033423069</text:p>
          </table:table-cell>
          <table:table-cell table:style-name="ce20" table:formula="of:=ASIN([lf.F120]/[lf.H120])" office:value-type="float" office:value="0.5729389389871" calcext:value-type="float">
            <text:p>0,5729389389871</text:p>
          </table:table-cell>
          <table:table-cell table:style-name="ce20" table:formula="of:=IF(0.5*PI()+[lf.$B$9]&gt;[lf.K120];1;-1)" office:value-type="float" office:value="1" calcext:value-type="float">
            <text:p>1</text:p>
          </table:table-cell>
          <table:table-cell table:style-name="ce17" table:formula="of:=0.5*PI()-([lf.J120]*[lf.L120]+[lf.K120])" office:value-type="float" office:value="-0.54743294642289" calcext:value-type="float">
            <text:p>-0,54743294642289</text:p>
          </table:table-cell>
          <table:table-cell table:style-name="ce17" table:formula="of:=-[lf.M120]-[lf.$B$8]" office:value-type="float" office:value="0.215820388543967" calcext:value-type="float">
            <text:p>0,215820388543967</text:p>
          </table:table-cell>
          <table:table-cell table:number-columns-repeated="1010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[lf.A121]*analyze_resolution" office:value-type="float" office:value="-16.5" calcext:value-type="float">
            <text:p>-16,5</text:p>
          </table:table-cell>
          <table:table-cell table:style-name="ce20" table:formula="of:=-RADIANS([lf.B121])" office:value-type="float" office:value="0.287979326579064" calcext:value-type="float">
            <text:p>0,287979326579064</text:p>
          </table:table-cell>
          <table:table-cell table:style-name="ce20" table:formula="of:=COS([lf.$B$6])*servo_saver_arm_length*COS([lf.C121])-SIN([lf.$B$6])*servo_saver_arm_length*SIN([lf.C121])+[lf.$B$24]" office:value-type="float" office:value="358.341115757891" calcext:value-type="float">
            <text:p>358,341115757891</text:p>
          </table:table-cell>
          <table:table-cell table:style-name="ce20" table:formula="of:=COS([lf.$B$6])*servo_saver_arm_length*SIN([lf.C121])+SIN([lf.$B$6])*servo_saver_arm_length*COS([lf.C121])+[lf.$C$24]" office:value-type="float" office:value="4.54424551526276" calcext:value-type="float">
            <text:p>4,54424551526276</text:p>
          </table:table-cell>
          <table:table-cell table:style-name="ce20" table:formula="of:=[$lf.D121]-[$lf.$B$14]" office:value-type="float" office:value="58.3411157578911" calcext:value-type="float">
            <text:p>58,3411157578911</text:p>
          </table:table-cell>
          <table:table-cell table:style-name="ce20" table:formula="of:=[lf.E121]-[$lf.$C$14]" office:value-type="float" office:value="-90.4557544847372" calcext:value-type="float">
            <text:p>-90,4557544847372</text:p>
          </table:table-cell>
          <table:table-cell table:style-name="ce11" table:formula="of:=SQRT([lf.F121]^2+[lf.G121]^2)" office:value-type="float" office:value="107.637954770976" calcext:value-type="float">
            <text:p>107,637954770976</text:p>
          </table:table-cell>
          <table:table-cell table:style-name="ce20" table:formula="of:=([lf.H121]^2-[lf.$B$42]^2+[lf.$B$43]^2)/(2*[lf.H121])" office:value-type="float" office:value="0.575574859227872" calcext:value-type="float">
            <text:p>0,575574859227872</text:p>
          </table:table-cell>
          <table:table-cell table:style-name="ce20" table:formula="of:=ACOS([lf.I121]/[lf.$B$43])" office:value-type="float" office:value="1.54338456740717" calcext:value-type="float">
            <text:p>1,54338456740717</text:p>
          </table:table-cell>
          <table:table-cell table:style-name="ce20" table:formula="of:=ASIN([lf.F121]/[lf.H121])" office:value-type="float" office:value="0.572830029086988" calcext:value-type="float">
            <text:p>0,572830029086988</text:p>
          </table:table-cell>
          <table:table-cell table:style-name="ce20" table:formula="of:=IF(0.5*PI()+[lf.$B$9]&gt;[lf.K121];1;-1)" office:value-type="float" office:value="1" calcext:value-type="float">
            <text:p>1</text:p>
          </table:table-cell>
          <table:table-cell table:style-name="ce17" table:formula="of:=0.5*PI()-([lf.J121]*[lf.L121]+[lf.K121])" office:value-type="float" office:value="-0.545418269699261" calcext:value-type="float">
            <text:p>-0,545418269699261</text:p>
          </table:table-cell>
          <table:table-cell table:style-name="ce17" table:formula="of:=-[lf.M121]-[lf.$B$8]" office:value-type="float" office:value="0.213805711820338" calcext:value-type="float">
            <text:p>0,213805711820338</text:p>
          </table:table-cell>
          <table:table-cell table:number-columns-repeated="1010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[lf.A122]*analyze_resolution" office:value-type="float" office:value="-16.35" calcext:value-type="float">
            <text:p>-16,35</text:p>
          </table:table-cell>
          <table:table-cell table:style-name="ce20" table:formula="of:=-RADIANS([lf.B122])" office:value-type="float" office:value="0.285361332701073" calcext:value-type="float">
            <text:p>0,285361332701073</text:p>
          </table:table-cell>
          <table:table-cell table:style-name="ce20" table:formula="of:=COS([lf.$B$6])*servo_saver_arm_length*COS([lf.C122])-SIN([lf.$B$6])*servo_saver_arm_length*SIN([lf.C122])+[lf.$B$24]" office:value-type="float" office:value="358.352959978095" calcext:value-type="float">
            <text:p>358,352959978095</text:p>
          </table:table-cell>
          <table:table-cell table:style-name="ce20" table:formula="of:=COS([lf.$B$6])*servo_saver_arm_length*SIN([lf.C122])+SIN([lf.$B$6])*servo_saver_arm_length*COS([lf.C122])+[lf.$C$24]" office:value-type="float" office:value="4.50406704113081" calcext:value-type="float">
            <text:p>4,50406704113081</text:p>
          </table:table-cell>
          <table:table-cell table:style-name="ce20" table:formula="of:=[$lf.D122]-[$lf.$B$14]" office:value-type="float" office:value="58.3529599780954" calcext:value-type="float">
            <text:p>58,3529599780954</text:p>
          </table:table-cell>
          <table:table-cell table:style-name="ce20" table:formula="of:=[lf.E122]-[$lf.$C$14]" office:value-type="float" office:value="-90.4959329588692" calcext:value-type="float">
            <text:p>-90,4959329588692</text:p>
          </table:table-cell>
          <table:table-cell table:style-name="ce11" table:formula="of:=SQRT([lf.F122]^2+[lf.G122]^2)" office:value-type="float" office:value="107.678139937043" calcext:value-type="float">
            <text:p>107,678139937043</text:p>
          </table:table-cell>
          <table:table-cell table:style-name="ce20" table:formula="of:=([lf.H122]^2-[lf.$B$42]^2+[lf.$B$43]^2)/(2*[lf.H122])" office:value-type="float" office:value="0.61553772395169" calcext:value-type="float">
            <text:p>0,61553772395169</text:p>
          </table:table-cell>
          <table:table-cell table:style-name="ce20" table:formula="of:=ACOS([lf.I122]/[lf.$B$43])" office:value-type="float" office:value="1.54148080782935" calcext:value-type="float">
            <text:p>1,54148080782935</text:p>
          </table:table-cell>
          <table:table-cell table:style-name="ce20" table:formula="of:=ASIN([lf.F122]/[lf.H122])" office:value-type="float" office:value="0.572720223119409" calcext:value-type="float">
            <text:p>0,572720223119409</text:p>
          </table:table-cell>
          <table:table-cell table:style-name="ce20" table:formula="of:=IF(0.5*PI()+[lf.$B$9]&gt;[lf.K122];1;-1)" office:value-type="float" office:value="1" calcext:value-type="float">
            <text:p>1</text:p>
          </table:table-cell>
          <table:table-cell table:style-name="ce17" table:formula="of:=0.5*PI()-([lf.J122]*[lf.L122]+[lf.K122])" office:value-type="float" office:value="-0.543404704153859" calcext:value-type="float">
            <text:p>-0,543404704153859</text:p>
          </table:table-cell>
          <table:table-cell table:style-name="ce17" table:formula="of:=-[lf.M122]-[lf.$B$8]" office:value-type="float" office:value="0.211792146274936" calcext:value-type="float">
            <text:p>0,211792146274936</text:p>
          </table:table-cell>
          <table:table-cell table:number-columns-repeated="10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[lf.A123]*analyze_resolution" office:value-type="float" office:value="-16.2" calcext:value-type="float">
            <text:p>-16,2</text:p>
          </table:table-cell>
          <table:table-cell table:style-name="ce20" table:formula="of:=-RADIANS([lf.B123])" office:value-type="float" office:value="0.282743338823081" calcext:value-type="float">
            <text:p>0,282743338823081</text:p>
          </table:table-cell>
          <table:table-cell table:style-name="ce20" table:formula="of:=COS([lf.$B$6])*servo_saver_arm_length*COS([lf.C123])-SIN([lf.$B$6])*servo_saver_arm_length*SIN([lf.C123])+[lf.$B$24]" office:value-type="float" office:value="358.364698970831" calcext:value-type="float">
            <text:p>358,364698970831</text:p>
          </table:table-cell>
          <table:table-cell table:style-name="ce20" table:formula="of:=COS([lf.$B$6])*servo_saver_arm_length*SIN([lf.C123])+SIN([lf.$B$6])*servo_saver_arm_length*COS([lf.C123])+[lf.$C$24]" office:value-type="float" office:value="4.46385769662766" calcext:value-type="float">
            <text:p>4,46385769662766</text:p>
          </table:table-cell>
          <table:table-cell table:style-name="ce20" table:formula="of:=[$lf.D123]-[$lf.$B$14]" office:value-type="float" office:value="58.3646989708311" calcext:value-type="float">
            <text:p>58,3646989708311</text:p>
          </table:table-cell>
          <table:table-cell table:style-name="ce20" table:formula="of:=[lf.E123]-[$lf.$C$14]" office:value-type="float" office:value="-90.5361423033724" calcext:value-type="float">
            <text:p>-90,5361423033724</text:p>
          </table:table-cell>
          <table:table-cell table:style-name="ce11" table:formula="of:=SQRT([lf.F123]^2+[lf.G123]^2)" office:value-type="float" office:value="107.718295331537" calcext:value-type="float">
            <text:p>107,718295331537</text:p>
          </table:table-cell>
          <table:table-cell table:style-name="ce20" table:formula="of:=([lf.H123]^2-[lf.$B$42]^2+[lf.$B$43]^2)/(2*[lf.H123])" office:value-type="float" office:value="0.655456172735818" calcext:value-type="float">
            <text:p>0,655456172735818</text:p>
          </table:table-cell>
          <table:table-cell table:style-name="ce20" table:formula="of:=ACOS([lf.I123]/[lf.$B$43])" office:value-type="float" office:value="1.53957905804254" calcext:value-type="float">
            <text:p>1,53957905804254</text:p>
          </table:table-cell>
          <table:table-cell table:style-name="ce20" table:formula="of:=ASIN([lf.F123]/[lf.H123])" office:value-type="float" office:value="0.572609522747397" calcext:value-type="float">
            <text:p>0,572609522747397</text:p>
          </table:table-cell>
          <table:table-cell table:style-name="ce20" table:formula="of:=IF(0.5*PI()+[lf.$B$9]&gt;[lf.K123];1;-1)" office:value-type="float" office:value="1" calcext:value-type="float">
            <text:p>1</text:p>
          </table:table-cell>
          <table:table-cell table:style-name="ce17" table:formula="of:=0.5*PI()-([lf.J123]*[lf.L123]+[lf.K123])" office:value-type="float" office:value="-0.541392253995041" calcext:value-type="float">
            <text:p>-0,541392253995041</text:p>
          </table:table-cell>
          <table:table-cell table:style-name="ce17" table:formula="of:=-[lf.M123]-[lf.$B$8]" office:value-type="float" office:value="0.209779696116118" calcext:value-type="float">
            <text:p>0,209779696116118</text:p>
          </table:table-cell>
          <table:table-cell table:number-columns-repeated="1010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[lf.A124]*analyze_resolution" office:value-type="float" office:value="-16.05" calcext:value-type="float">
            <text:p>-16,05</text:p>
          </table:table-cell>
          <table:table-cell table:style-name="ce20" table:formula="of:=-RADIANS([lf.B124])" office:value-type="float" office:value="0.28012534494509" calcext:value-type="float">
            <text:p>0,28012534494509</text:p>
          </table:table-cell>
          <table:table-cell table:style-name="ce20" table:formula="of:=COS([lf.$B$6])*servo_saver_arm_length*COS([lf.C124])-SIN([lf.$B$6])*servo_saver_arm_length*SIN([lf.C124])+[lf.$B$24]" office:value-type="float" office:value="358.37633265564" calcext:value-type="float">
            <text:p>358,37633265564</text:p>
          </table:table-cell>
          <table:table-cell table:style-name="ce20" table:formula="of:=COS([lf.$B$6])*servo_saver_arm_length*SIN([lf.C124])+SIN([lf.$B$6])*servo_saver_arm_length*COS([lf.C124])+[lf.$C$24]" office:value-type="float" office:value="4.42361775734369" calcext:value-type="float">
            <text:p>4,42361775734369</text:p>
          </table:table-cell>
          <table:table-cell table:style-name="ce20" table:formula="of:=[$lf.D124]-[$lf.$B$14]" office:value-type="float" office:value="58.3763326556404" calcext:value-type="float">
            <text:p>58,3763326556404</text:p>
          </table:table-cell>
          <table:table-cell table:style-name="ce20" table:formula="of:=[lf.E124]-[$lf.$C$14]" office:value-type="float" office:value="-90.5763822426563" calcext:value-type="float">
            <text:p>-90,5763822426563</text:p>
          </table:table-cell>
          <table:table-cell table:style-name="ce11" table:formula="of:=SQRT([lf.F124]^2+[lf.G124]^2)" office:value-type="float" office:value="107.758420712675" calcext:value-type="float">
            <text:p>107,758420712675</text:p>
          </table:table-cell>
          <table:table-cell table:style-name="ce20" table:formula="of:=([lf.H124]^2-[lf.$B$42]^2+[lf.$B$43]^2)/(2*[lf.H124])" office:value-type="float" office:value="0.695330014813392" calcext:value-type="float">
            <text:p>0,695330014813392</text:p>
          </table:table-cell>
          <table:table-cell table:style-name="ce20" table:formula="of:=ACOS([lf.I124]/[lf.$B$43])" office:value-type="float" office:value="1.53767932060446" calcext:value-type="float">
            <text:p>1,53767932060446</text:p>
          </table:table-cell>
          <table:table-cell table:style-name="ce20" table:formula="of:=ASIN([lf.F124]/[lf.H124])" office:value-type="float" office:value="0.572497929635651" calcext:value-type="float">
            <text:p>0,572497929635651</text:p>
          </table:table-cell>
          <table:table-cell table:style-name="ce20" table:formula="of:=IF(0.5*PI()+[lf.$B$9]&gt;[lf.K124];1;-1)" office:value-type="float" office:value="1" calcext:value-type="float">
            <text:p>1</text:p>
          </table:table-cell>
          <table:table-cell table:style-name="ce17" table:formula="of:=0.5*PI()-([lf.J124]*[lf.L124]+[lf.K124])" office:value-type="float" office:value="-0.539380923445211" calcext:value-type="float">
            <text:p>-0,539380923445211</text:p>
          </table:table-cell>
          <table:table-cell table:style-name="ce17" table:formula="of:=-[lf.M124]-[lf.$B$8]" office:value-type="float" office:value="0.207768365566288" calcext:value-type="float">
            <text:p>0,207768365566288</text:p>
          </table:table-cell>
          <table:table-cell table:number-columns-repeated="1010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[lf.A125]*analyze_resolution" office:value-type="float" office:value="-15.9" calcext:value-type="float">
            <text:p>-15,9</text:p>
          </table:table-cell>
          <table:table-cell table:style-name="ce20" table:formula="of:=-RADIANS([lf.B125])" office:value-type="float" office:value="0.277507351067098" calcext:value-type="float">
            <text:p>0,277507351067098</text:p>
          </table:table-cell>
          <table:table-cell table:style-name="ce20" table:formula="of:=COS([lf.$B$6])*servo_saver_arm_length*COS([lf.C125])-SIN([lf.$B$6])*servo_saver_arm_length*SIN([lf.C125])+[lf.$B$24]" office:value-type="float" office:value="358.387860952787" calcext:value-type="float">
            <text:p>358,387860952787</text:p>
          </table:table-cell>
          <table:table-cell table:style-name="ce20" table:formula="of:=COS([lf.$B$6])*servo_saver_arm_length*SIN([lf.C125])+SIN([lf.$B$6])*servo_saver_arm_length*COS([lf.C125])+[lf.$C$24]" office:value-type="float" office:value="4.38334749907891" calcext:value-type="float">
            <text:p>4,38334749907891</text:p>
          </table:table-cell>
          <table:table-cell table:style-name="ce20" table:formula="of:=[$lf.D125]-[$lf.$B$14]" office:value-type="float" office:value="58.3878609527874" calcext:value-type="float">
            <text:p>58,3878609527874</text:p>
          </table:table-cell>
          <table:table-cell table:style-name="ce20" table:formula="of:=[lf.E125]-[$lf.$C$14]" office:value-type="float" office:value="-90.6166525009211" calcext:value-type="float">
            <text:p>-90,6166525009211</text:p>
          </table:table-cell>
          <table:table-cell table:style-name="ce11" table:formula="of:=SQRT([lf.F125]^2+[lf.G125]^2)" office:value-type="float" office:value="107.798515839109" calcext:value-type="float">
            <text:p>107,798515839109</text:p>
          </table:table-cell>
          <table:table-cell table:style-name="ce20" table:formula="of:=([lf.H125]^2-[lf.$B$42]^2+[lf.$B$43]^2)/(2*[lf.H125])" office:value-type="float" office:value="0.735159060085451" calcext:value-type="float">
            <text:p>0,735159060085451</text:p>
          </table:table-cell>
          <table:table-cell table:style-name="ce20" table:formula="of:=ACOS([lf.I125]/[lf.$B$43])" office:value-type="float" office:value="1.53578159808524" calcext:value-type="float">
            <text:p>1,53578159808524</text:p>
          </table:table-cell>
          <table:table-cell table:style-name="ce20" table:formula="of:=ASIN([lf.F125]/[lf.H125])" office:value-type="float" office:value="0.572385445450517" calcext:value-type="float">
            <text:p>0,572385445450517</text:p>
          </table:table-cell>
          <table:table-cell table:style-name="ce20" table:formula="of:=IF(0.5*PI()+[lf.$B$9]&gt;[lf.K125];1;-1)" office:value-type="float" office:value="1" calcext:value-type="float">
            <text:p>1</text:p>
          </table:table-cell>
          <table:table-cell table:style-name="ce17" table:formula="of:=0.5*PI()-([lf.J125]*[lf.L125]+[lf.K125])" office:value-type="float" office:value="-0.53737071674086" calcext:value-type="float">
            <text:p>-0,53737071674086</text:p>
          </table:table-cell>
          <table:table-cell table:style-name="ce17" table:formula="of:=-[lf.M125]-[lf.$B$8]" office:value-type="float" office:value="0.205758158861937" calcext:value-type="float">
            <text:p>0,205758158861937</text:p>
          </table:table-cell>
          <table:table-cell table:number-columns-repeated="10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[lf.A126]*analyze_resolution" office:value-type="float" office:value="-15.75" calcext:value-type="float">
            <text:p>-15,75</text:p>
          </table:table-cell>
          <table:table-cell table:style-name="ce20" table:formula="of:=-RADIANS([lf.B126])" office:value-type="float" office:value="0.274889357189107" calcext:value-type="float">
            <text:p>0,274889357189107</text:p>
          </table:table-cell>
          <table:table-cell table:style-name="ce20" table:formula="of:=COS([lf.$B$6])*servo_saver_arm_length*COS([lf.C126])-SIN([lf.$B$6])*servo_saver_arm_length*SIN([lf.C126])+[lf.$B$24]" office:value-type="float" office:value="358.399283783258" calcext:value-type="float">
            <text:p>358,399283783258</text:p>
          </table:table-cell>
          <table:table-cell table:style-name="ce20" table:formula="of:=COS([lf.$B$6])*servo_saver_arm_length*SIN([lf.C126])+SIN([lf.$B$6])*servo_saver_arm_length*COS([lf.C126])+[lf.$C$24]" office:value-type="float" office:value="4.34304719784119" calcext:value-type="float">
            <text:p>4,34304719784119</text:p>
          </table:table-cell>
          <table:table-cell table:style-name="ce20" table:formula="of:=[$lf.D126]-[$lf.$B$14]" office:value-type="float" office:value="58.3992837832583" calcext:value-type="float">
            <text:p>58,3992837832583</text:p>
          </table:table-cell>
          <table:table-cell table:style-name="ce20" table:formula="of:=[lf.E126]-[$lf.$C$14]" office:value-type="float" office:value="-90.6569528021588" calcext:value-type="float">
            <text:p>-90,6569528021588</text:p>
          </table:table-cell>
          <table:table-cell table:style-name="ce11" table:formula="of:=SQRT([lf.F126]^2+[lf.G126]^2)" office:value-type="float" office:value="107.838580469934" calcext:value-type="float">
            <text:p>107,838580469934</text:p>
          </table:table-cell>
          <table:table-cell table:style-name="ce20" table:formula="of:=([lf.H126]^2-[lf.$B$42]^2+[lf.$B$43]^2)/(2*[lf.H126])" office:value-type="float" office:value="0.77494311911886" calcext:value-type="float">
            <text:p>0,77494311911886</text:p>
          </table:table-cell>
          <table:table-cell table:style-name="ce20" table:formula="of:=ACOS([lf.I126]/[lf.$B$43])" office:value-type="float" office:value="1.53388589306757" calcext:value-type="float">
            <text:p>1,53388589306757</text:p>
          </table:table-cell>
          <table:table-cell table:style-name="ce20" table:formula="of:=ASIN([lf.F126]/[lf.H126])" office:value-type="float" office:value="0.572272071859967" calcext:value-type="float">
            <text:p>0,572272071859967</text:p>
          </table:table-cell>
          <table:table-cell table:style-name="ce20" table:formula="of:=IF(0.5*PI()+[lf.$B$9]&gt;[lf.K126];1;-1)" office:value-type="float" office:value="1" calcext:value-type="float">
            <text:p>1</text:p>
          </table:table-cell>
          <table:table-cell table:style-name="ce17" table:formula="of:=0.5*PI()-([lf.J126]*[lf.L126]+[lf.K126])" office:value-type="float" office:value="-0.535361638132637" calcext:value-type="float">
            <text:p>-0,535361638132637</text:p>
          </table:table-cell>
          <table:table-cell table:style-name="ce17" table:formula="of:=-[lf.M126]-[lf.$B$8]" office:value-type="float" office:value="0.203749080253715" calcext:value-type="float">
            <text:p>0,203749080253715</text:p>
          </table:table-cell>
          <table:table-cell table:number-columns-repeated="1010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[lf.A127]*analyze_resolution" office:value-type="float" office:value="-15.6" calcext:value-type="float">
            <text:p>-15,6</text:p>
          </table:table-cell>
          <table:table-cell table:style-name="ce20" table:formula="of:=-RADIANS([lf.B127])" office:value-type="float" office:value="0.272271363311115" calcext:value-type="float">
            <text:p>0,272271363311115</text:p>
          </table:table-cell>
          <table:table-cell table:style-name="ce20" table:formula="of:=COS([lf.$B$6])*servo_saver_arm_length*COS([lf.C127])-SIN([lf.$B$6])*servo_saver_arm_length*SIN([lf.C127])+[lf.$B$24]" office:value-type="float" office:value="358.410601068763" calcext:value-type="float">
            <text:p>358,410601068763</text:p>
          </table:table-cell>
          <table:table-cell table:style-name="ce20" table:formula="of:=COS([lf.$B$6])*servo_saver_arm_length*SIN([lf.C127])+SIN([lf.$B$6])*servo_saver_arm_length*COS([lf.C127])+[lf.$C$24]" office:value-type="float" office:value="4.30271712984425" calcext:value-type="float">
            <text:p>4,30271712984425</text:p>
          </table:table-cell>
          <table:table-cell table:style-name="ce20" table:formula="of:=[$lf.D127]-[$lf.$B$14]" office:value-type="float" office:value="58.4106010687625" calcext:value-type="float">
            <text:p>58,4106010687625</text:p>
          </table:table-cell>
          <table:table-cell table:style-name="ce20" table:formula="of:=[lf.E127]-[$lf.$C$14]" office:value-type="float" office:value="-90.6972828701558" calcext:value-type="float">
            <text:p>-90,6972828701558</text:p>
          </table:table-cell>
          <table:table-cell table:style-name="ce11" table:formula="of:=SQRT([lf.F127]^2+[lf.G127]^2)" office:value-type="float" office:value="107.878614364679" calcext:value-type="float">
            <text:p>107,878614364679</text:p>
          </table:table-cell>
          <table:table-cell table:style-name="ce20" table:formula="of:=([lf.H127]^2-[lf.$B$42]^2+[lf.$B$43]^2)/(2*[lf.H127])" office:value-type="float" office:value="0.814682003144866" calcext:value-type="float">
            <text:p>0,814682003144866</text:p>
          </table:table-cell>
          <table:table-cell table:style-name="ce20" table:formula="of:=ACOS([lf.I127]/[lf.$B$43])" office:value-type="float" office:value="1.53199220814672" calcext:value-type="float">
            <text:p>1,53199220814672</text:p>
          </table:table-cell>
          <table:table-cell table:style-name="ce20" table:formula="of:=ASIN([lf.F127]/[lf.H127])" office:value-type="float" office:value="0.57215781053357" calcext:value-type="float">
            <text:p>0,57215781053357</text:p>
          </table:table-cell>
          <table:table-cell table:style-name="ce20" table:formula="of:=IF(0.5*PI()+[lf.$B$9]&gt;[lf.K127];1;-1)" office:value-type="float" office:value="1" calcext:value-type="float">
            <text:p>1</text:p>
          </table:table-cell>
          <table:table-cell table:style-name="ce17" table:formula="of:=0.5*PI()-([lf.J127]*[lf.L127]+[lf.K127])" office:value-type="float" office:value="-0.533353691885398" calcext:value-type="float">
            <text:p>-0,533353691885398</text:p>
          </table:table-cell>
          <table:table-cell table:style-name="ce17" table:formula="of:=-[lf.M127]-[lf.$B$8]" office:value-type="float" office:value="0.201741134006476" calcext:value-type="float">
            <text:p>0,201741134006476</text:p>
          </table:table-cell>
          <table:table-cell table:number-columns-repeated="10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[lf.A128]*analyze_resolution" office:value-type="float" office:value="-15.45" calcext:value-type="float">
            <text:p>-15,45</text:p>
          </table:table-cell>
          <table:table-cell table:style-name="ce20" table:formula="of:=-RADIANS([lf.B128])" office:value-type="float" office:value="0.269653369433124" calcext:value-type="float">
            <text:p>0,269653369433124</text:p>
          </table:table-cell>
          <table:table-cell table:style-name="ce20" table:formula="of:=COS([lf.$B$6])*servo_saver_arm_length*COS([lf.C128])-SIN([lf.$B$6])*servo_saver_arm_length*SIN([lf.C128])+[lf.$B$24]" office:value-type="float" office:value="358.421812731732" calcext:value-type="float">
            <text:p>358,421812731732</text:p>
          </table:table-cell>
          <table:table-cell table:style-name="ce20" table:formula="of:=COS([lf.$B$6])*servo_saver_arm_length*SIN([lf.C128])+SIN([lf.$B$6])*servo_saver_arm_length*COS([lf.C128])+[lf.$C$24]" office:value-type="float" office:value="4.26235757150588" calcext:value-type="float">
            <text:p>4,26235757150588</text:p>
          </table:table-cell>
          <table:table-cell table:style-name="ce20" table:formula="of:=[$lf.D128]-[$lf.$B$14]" office:value-type="float" office:value="58.4218127317325" calcext:value-type="float">
            <text:p>58,4218127317325</text:p>
          </table:table-cell>
          <table:table-cell table:style-name="ce20" table:formula="of:=[lf.E128]-[$lf.$C$14]" office:value-type="float" office:value="-90.7376424284941" calcext:value-type="float">
            <text:p>-90,7376424284941</text:p>
          </table:table-cell>
          <table:table-cell table:style-name="ce11" table:formula="of:=SQRT([lf.F128]^2+[lf.G128]^2)" office:value-type="float" office:value="107.918617283316" calcext:value-type="float">
            <text:p>107,918617283316</text:p>
          </table:table-cell>
          <table:table-cell table:style-name="ce20" table:formula="of:=([lf.H128]^2-[lf.$B$42]^2+[lf.$B$43]^2)/(2*[lf.H128])" office:value-type="float" office:value="0.854375524057209" calcext:value-type="float">
            <text:p>0,854375524057209</text:p>
          </table:table-cell>
          <table:table-cell table:style-name="ce20" table:formula="of:=ACOS([lf.I128]/[lf.$B$43])" office:value-type="float" office:value="1.53010054593069" calcext:value-type="float">
            <text:p>1,53010054593069</text:p>
          </table:table-cell>
          <table:table-cell table:style-name="ce20" table:formula="of:=ASIN([lf.F128]/[lf.H128])" office:value-type="float" office:value="0.572042663142479" calcext:value-type="float">
            <text:p>0,572042663142479</text:p>
          </table:table-cell>
          <table:table-cell table:style-name="ce20" table:formula="of:=IF(0.5*PI()+[lf.$B$9]&gt;[lf.K128];1;-1)" office:value-type="float" office:value="1" calcext:value-type="float">
            <text:p>1</text:p>
          </table:table-cell>
          <table:table-cell table:style-name="ce17" table:formula="of:=0.5*PI()-([lf.J128]*[lf.L128]+[lf.K128])" office:value-type="float" office:value="-0.531346882278274" calcext:value-type="float">
            <text:p>-0,531346882278274</text:p>
          </table:table-cell>
          <table:table-cell table:style-name="ce17" table:formula="of:=-[lf.M128]-[lf.$B$8]" office:value-type="float" office:value="0.199734324399351" calcext:value-type="float">
            <text:p>0,199734324399351</text:p>
          </table:table-cell>
          <table:table-cell table:number-columns-repeated="1010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[lf.A129]*analyze_resolution" office:value-type="float" office:value="-15.3" calcext:value-type="float">
            <text:p>-15,3</text:p>
          </table:table-cell>
          <table:table-cell table:style-name="ce20" table:formula="of:=-RADIANS([lf.B129])" office:value-type="float" office:value="0.267035375555132" calcext:value-type="float">
            <text:p>0,267035375555132</text:p>
          </table:table-cell>
          <table:table-cell table:style-name="ce20" table:formula="of:=COS([lf.$B$6])*servo_saver_arm_length*COS([lf.C129])-SIN([lf.$B$6])*servo_saver_arm_length*SIN([lf.C129])+[lf.$B$24]" office:value-type="float" office:value="358.432918695325" calcext:value-type="float">
            <text:p>358,432918695325</text:p>
          </table:table-cell>
          <table:table-cell table:style-name="ce20" table:formula="of:=COS([lf.$B$6])*servo_saver_arm_length*SIN([lf.C129])+SIN([lf.$B$6])*servo_saver_arm_length*COS([lf.C129])+[lf.$C$24]" office:value-type="float" office:value="4.22196879944596" calcext:value-type="float">
            <text:p>4,22196879944596</text:p>
          </table:table-cell>
          <table:table-cell table:style-name="ce20" table:formula="of:=[$lf.D129]-[$lf.$B$14]" office:value-type="float" office:value="58.4329186953248" calcext:value-type="float">
            <text:p>58,4329186953248</text:p>
          </table:table-cell>
          <table:table-cell table:style-name="ce20" table:formula="of:=[lf.E129]-[$lf.$C$14]" office:value-type="float" office:value="-90.778031200554" calcext:value-type="float">
            <text:p>-90,778031200554</text:p>
          </table:table-cell>
          <table:table-cell table:style-name="ce11" table:formula="of:=SQRT([lf.F129]^2+[lf.G129]^2)" office:value-type="float" office:value="107.958588986255" calcext:value-type="float">
            <text:p>107,958588986255</text:p>
          </table:table-cell>
          <table:table-cell table:style-name="ce20" table:formula="of:=([lf.H129]^2-[lf.$B$42]^2+[lf.$B$43]^2)/(2*[lf.H129])" office:value-type="float" office:value="0.894023494410539" calcext:value-type="float">
            <text:p>0,894023494410539</text:p>
          </table:table-cell>
          <table:table-cell table:style-name="ce20" table:formula="of:=ACOS([lf.I129]/[lf.$B$43])" office:value-type="float" office:value="1.52821090904021" calcext:value-type="float">
            <text:p>1,52821090904021</text:p>
          </table:table-cell>
          <table:table-cell table:style-name="ce20" table:formula="of:=ASIN([lf.F129]/[lf.H129])" office:value-type="float" office:value="0.571926631359401" calcext:value-type="float">
            <text:p>0,571926631359401</text:p>
          </table:table-cell>
          <table:table-cell table:style-name="ce20" table:formula="of:=IF(0.5*PI()+[lf.$B$9]&gt;[lf.K129];1;-1)" office:value-type="float" office:value="1" calcext:value-type="float">
            <text:p>1</text:p>
          </table:table-cell>
          <table:table-cell table:style-name="ce17" table:formula="of:=0.5*PI()-([lf.J129]*[lf.L129]+[lf.K129])" office:value-type="float" office:value="-0.529341213604718" calcext:value-type="float">
            <text:p>-0,529341213604718</text:p>
          </table:table-cell>
          <table:table-cell table:style-name="ce17" table:formula="of:=-[lf.M129]-[lf.$B$8]" office:value-type="float" office:value="0.197728655725795" calcext:value-type="float">
            <text:p>0,197728655725795</text:p>
          </table:table-cell>
          <table:table-cell table:number-columns-repeated="1010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[lf.A130]*analyze_resolution" office:value-type="float" office:value="-15.15" calcext:value-type="float">
            <text:p>-15,15</text:p>
          </table:table-cell>
          <table:table-cell table:style-name="ce20" table:formula="of:=-RADIANS([lf.B130])" office:value-type="float" office:value="0.264417381677141" calcext:value-type="float">
            <text:p>0,264417381677141</text:p>
          </table:table-cell>
          <table:table-cell table:style-name="ce20" table:formula="of:=COS([lf.$B$6])*servo_saver_arm_length*COS([lf.C130])-SIN([lf.$B$6])*servo_saver_arm_length*SIN([lf.C130])+[lf.$B$24]" office:value-type="float" office:value="358.44391888342" calcext:value-type="float">
            <text:p>358,44391888342</text:p>
          </table:table-cell>
          <table:table-cell table:style-name="ce20" table:formula="of:=COS([lf.$B$6])*servo_saver_arm_length*SIN([lf.C130])+SIN([lf.$B$6])*servo_saver_arm_length*COS([lf.C130])+[lf.$C$24]" office:value-type="float" office:value="4.18155109048464" calcext:value-type="float">
            <text:p>4,18155109048464</text:p>
          </table:table-cell>
          <table:table-cell table:style-name="ce20" table:formula="of:=[$lf.D130]-[$lf.$B$14]" office:value-type="float" office:value="58.4439188834203" calcext:value-type="float">
            <text:p>58,4439188834203</text:p>
          </table:table-cell>
          <table:table-cell table:style-name="ce20" table:formula="of:=[lf.E130]-[$lf.$C$14]" office:value-type="float" office:value="-90.8184489095154" calcext:value-type="float">
            <text:p>-90,8184489095154</text:p>
          </table:table-cell>
          <table:table-cell table:style-name="ce11" table:formula="of:=SQRT([lf.F130]^2+[lf.G130]^2)" office:value-type="float" office:value="107.998529234347" calcext:value-type="float">
            <text:p>107,998529234347</text:p>
          </table:table-cell>
          <table:table-cell table:style-name="ce20" table:formula="of:=([lf.H130]^2-[lf.$B$42]^2+[lf.$B$43]^2)/(2*[lf.H130])" office:value-type="float" office:value="0.933625727418642" calcext:value-type="float">
            <text:p>0,933625727418642</text:p>
          </table:table-cell>
          <table:table-cell table:style-name="ce20" table:formula="of:=ACOS([lf.I130]/[lf.$B$43])" office:value-type="float" office:value="1.52632330010889" calcext:value-type="float">
            <text:p>1,52632330010889</text:p>
          </table:table-cell>
          <table:table-cell table:style-name="ce20" table:formula="of:=ASIN([lf.F130]/[lf.H130])" office:value-type="float" office:value="0.571809716858576" calcext:value-type="float">
            <text:p>0,571809716858576</text:p>
          </table:table-cell>
          <table:table-cell table:style-name="ce20" table:formula="of:=IF(0.5*PI()+[lf.$B$9]&gt;[lf.K130];1;-1)" office:value-type="float" office:value="1" calcext:value-type="float">
            <text:p>1</text:p>
          </table:table-cell>
          <table:table-cell table:style-name="ce17" table:formula="of:=0.5*PI()-([lf.J130]*[lf.L130]+[lf.K130])" office:value-type="float" office:value="-0.527336690172572" calcext:value-type="float">
            <text:p>-0,527336690172572</text:p>
          </table:table-cell>
          <table:table-cell table:style-name="ce17" table:formula="of:=-[lf.M130]-[lf.$B$8]" office:value-type="float" office:value="0.19572413229365" calcext:value-type="float">
            <text:p>0,19572413229365</text:p>
          </table:table-cell>
          <table:table-cell table:number-columns-repeated="1010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lf.A131]*analyze_resolution" office:value-type="float" office:value="-15" calcext:value-type="float">
            <text:p>-15</text:p>
          </table:table-cell>
          <table:table-cell table:style-name="ce20" table:formula="of:=-RADIANS([lf.B131])" office:value-type="float" office:value="0.261799387799149" calcext:value-type="float">
            <text:p>0,261799387799149</text:p>
          </table:table-cell>
          <table:table-cell table:style-name="ce20" table:formula="of:=COS([lf.$B$6])*servo_saver_arm_length*COS([lf.C131])-SIN([lf.$B$6])*servo_saver_arm_length*SIN([lf.C131])+[lf.$B$24]" office:value-type="float" office:value="358.454813220625" calcext:value-type="float">
            <text:p>358,454813220625</text:p>
          </table:table-cell>
          <table:table-cell table:style-name="ce20" table:formula="of:=COS([lf.$B$6])*servo_saver_arm_length*SIN([lf.C131])+SIN([lf.$B$6])*servo_saver_arm_length*COS([lf.C131])+[lf.$C$24]" office:value-type="float" office:value="4.14110472164033" calcext:value-type="float">
            <text:p>4,14110472164033</text:p>
          </table:table-cell>
          <table:table-cell table:style-name="ce20" table:formula="of:=[$lf.D131]-[$lf.$B$14]" office:value-type="float" office:value="58.4548132206251" calcext:value-type="float">
            <text:p>58,4548132206251</text:p>
          </table:table-cell>
          <table:table-cell table:style-name="ce20" table:formula="of:=[lf.E131]-[$lf.$C$14]" office:value-type="float" office:value="-90.8588952783597" calcext:value-type="float">
            <text:p>-90,8588952783597</text:p>
          </table:table-cell>
          <table:table-cell table:style-name="ce11" table:formula="of:=SQRT([lf.F131]^2+[lf.G131]^2)" office:value-type="float" office:value="108.038437788882" calcext:value-type="float">
            <text:p>108,038437788882</text:p>
          </table:table-cell>
          <table:table-cell table:style-name="ce20" table:formula="of:=([lf.H131]^2-[lf.$B$42]^2+[lf.$B$43]^2)/(2*[lf.H131])" office:value-type="float" office:value="0.973182036952713" calcext:value-type="float">
            <text:p>0,973182036952713</text:p>
          </table:table-cell>
          <table:table-cell table:style-name="ce20" table:formula="of:=ACOS([lf.I131]/[lf.$B$43])" office:value-type="float" office:value="1.52443772178326" calcext:value-type="float">
            <text:p>1,52443772178326</text:p>
          </table:table-cell>
          <table:table-cell table:style-name="ce20" table:formula="of:=ASIN([lf.F131]/[lf.H131])" office:value-type="float" office:value="0.57169192131576" calcext:value-type="float">
            <text:p>0,57169192131576</text:p>
          </table:table-cell>
          <table:table-cell table:style-name="ce20" table:formula="of:=IF(0.5*PI()+[lf.$B$9]&gt;[lf.K131];1;-1)" office:value-type="float" office:value="1" calcext:value-type="float">
            <text:p>1</text:p>
          </table:table-cell>
          <table:table-cell table:style-name="ce17" table:formula="of:=0.5*PI()-([lf.J131]*[lf.L131]+[lf.K131])" office:value-type="float" office:value="-0.525333316304128" calcext:value-type="float">
            <text:p>-0,525333316304128</text:p>
          </table:table-cell>
          <table:table-cell table:style-name="ce17" table:formula="of:=-[lf.M131]-[lf.$B$8]" office:value-type="float" office:value="0.193720758425205" calcext:value-type="float">
            <text:p>0,193720758425205</text:p>
          </table:table-cell>
          <table:table-cell table:number-columns-repeated="1010"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[lf.A132]*analyze_resolution" office:value-type="float" office:value="-14.85" calcext:value-type="float">
            <text:p>-14,85</text:p>
          </table:table-cell>
          <table:table-cell table:style-name="ce20" table:formula="of:=-RADIANS([lf.B132])" office:value-type="float" office:value="0.259181393921158" calcext:value-type="float">
            <text:p>0,259181393921158</text:p>
          </table:table-cell>
          <table:table-cell table:style-name="ce20" table:formula="of:=COS([lf.$B$6])*servo_saver_arm_length*COS([lf.C132])-SIN([lf.$B$6])*servo_saver_arm_length*SIN([lf.C132])+[lf.$B$24]" office:value-type="float" office:value="358.465601632271" calcext:value-type="float">
            <text:p>358,465601632271</text:p>
          </table:table-cell>
          <table:table-cell table:style-name="ce20" table:formula="of:=COS([lf.$B$6])*servo_saver_arm_length*SIN([lf.C132])+SIN([lf.$B$6])*servo_saver_arm_length*COS([lf.C132])+[lf.$C$24]" office:value-type="float" office:value="4.10062997012795" calcext:value-type="float">
            <text:p>4,10062997012795</text:p>
          </table:table-cell>
          <table:table-cell table:style-name="ce20" table:formula="of:=[$lf.D132]-[$lf.$B$14]" office:value-type="float" office:value="58.4656016322705" calcext:value-type="float">
            <text:p>58,4656016322705</text:p>
          </table:table-cell>
          <table:table-cell table:style-name="ce20" table:formula="of:=[lf.E132]-[$lf.$C$14]" office:value-type="float" office:value="-90.899370029872" calcext:value-type="float">
            <text:p>-90,899370029872</text:p>
          </table:table-cell>
          <table:table-cell table:style-name="ce11" table:formula="of:=SQRT([lf.F132]^2+[lf.G132]^2)" office:value-type="float" office:value="108.078314411592" calcext:value-type="float">
            <text:p>108,078314411592</text:p>
          </table:table-cell>
          <table:table-cell table:style-name="ce20" table:formula="of:=([lf.H132]^2-[lf.$B$42]^2+[lf.$B$43]^2)/(2*[lf.H132])" office:value-type="float" office:value="1.01269223753978" calcext:value-type="float">
            <text:p>1,01269223753978</text:p>
          </table:table-cell>
          <table:table-cell table:style-name="ce20" table:formula="of:=ACOS([lf.I132]/[lf.$B$43])" office:value-type="float" office:value="1.52255417672287" calcext:value-type="float">
            <text:p>1,52255417672287</text:p>
          </table:table-cell>
          <table:table-cell table:style-name="ce20" table:formula="of:=ASIN([lf.F132]/[lf.H132])" office:value-type="float" office:value="0.571573246408198" calcext:value-type="float">
            <text:p>0,571573246408198</text:p>
          </table:table-cell>
          <table:table-cell table:style-name="ce20" table:formula="of:=IF(0.5*PI()+[lf.$B$9]&gt;[lf.K132];1;-1)" office:value-type="float" office:value="1" calcext:value-type="float">
            <text:p>1</text:p>
          </table:table-cell>
          <table:table-cell table:style-name="ce17" table:formula="of:=0.5*PI()-([lf.J132]*[lf.L132]+[lf.K132])" office:value-type="float" office:value="-0.523331096336171" calcext:value-type="float">
            <text:p>-0,523331096336171</text:p>
          </table:table-cell>
          <table:table-cell table:style-name="ce17" table:formula="of:=-[lf.M132]-[lf.$B$8]" office:value-type="float" office:value="0.191718538457248" calcext:value-type="float">
            <text:p>0,191718538457248</text:p>
          </table:table-cell>
          <table:table-cell table:number-columns-repeated="10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[lf.A133]*analyze_resolution" office:value-type="float" office:value="-14.7" calcext:value-type="float">
            <text:p>-14,7</text:p>
          </table:table-cell>
          <table:table-cell table:style-name="ce20" table:formula="of:=-RADIANS([lf.B133])" office:value-type="float" office:value="0.256563400043166" calcext:value-type="float">
            <text:p>0,256563400043166</text:p>
          </table:table-cell>
          <table:table-cell table:style-name="ce20" table:formula="of:=COS([lf.$B$6])*servo_saver_arm_length*COS([lf.C133])-SIN([lf.$B$6])*servo_saver_arm_length*SIN([lf.C133])+[lf.$B$24]" office:value-type="float" office:value="358.476284044414" calcext:value-type="float">
            <text:p>358,476284044414</text:p>
          </table:table-cell>
          <table:table-cell table:style-name="ce20" table:formula="of:=COS([lf.$B$6])*servo_saver_arm_length*SIN([lf.C133])+SIN([lf.$B$6])*servo_saver_arm_length*COS([lf.C133])+[lf.$C$24]" office:value-type="float" office:value="4.06012711335688" calcext:value-type="float">
            <text:p>4,06012711335688</text:p>
          </table:table-cell>
          <table:table-cell table:style-name="ce20" table:formula="of:=[$lf.D133]-[$lf.$B$14]" office:value-type="float" office:value="58.4762840444141" calcext:value-type="float">
            <text:p>58,4762840444141</text:p>
          </table:table-cell>
          <table:table-cell table:style-name="ce20" table:formula="of:=[lf.E133]-[$lf.$C$14]" office:value-type="float" office:value="-90.9398728866431" calcext:value-type="float">
            <text:p>-90,9398728866431</text:p>
          </table:table-cell>
          <table:table-cell table:style-name="ce11" table:formula="of:=SQRT([lf.F133]^2+[lf.G133]^2)" office:value-type="float" office:value="108.11815886465" calcext:value-type="float">
            <text:p>108,11815886465</text:p>
          </table:table-cell>
          <table:table-cell table:style-name="ce20" table:formula="of:=([lf.H133]^2-[lf.$B$42]^2+[lf.$B$43]^2)/(2*[lf.H133])" office:value-type="float" office:value="1.05215614436086" calcext:value-type="float">
            <text:p>1,05215614436086</text:p>
          </table:table-cell>
          <table:table-cell table:style-name="ce20" table:formula="of:=ACOS([lf.I133]/[lf.$B$43])" office:value-type="float" office:value="1.52067266760034" calcext:value-type="float">
            <text:p>1,52067266760034</text:p>
          </table:table-cell>
          <table:table-cell table:style-name="ce20" table:formula="of:=ASIN([lf.F133]/[lf.H133])" office:value-type="float" office:value="0.571453693814607" calcext:value-type="float">
            <text:p>0,571453693814607</text:p>
          </table:table-cell>
          <table:table-cell table:style-name="ce20" table:formula="of:=IF(0.5*PI()+[lf.$B$9]&gt;[lf.K133];1;-1)" office:value-type="float" office:value="1" calcext:value-type="float">
            <text:p>1</text:p>
          </table:table-cell>
          <table:table-cell table:style-name="ce17" table:formula="of:=0.5*PI()-([lf.J133]*[lf.L133]+[lf.K133])" office:value-type="float" office:value="-0.521330034620054" calcext:value-type="float">
            <text:p>-0,521330034620054</text:p>
          </table:table-cell>
          <table:table-cell table:style-name="ce17" table:formula="of:=-[lf.M133]-[lf.$B$8]" office:value-type="float" office:value="0.189717476741132" calcext:value-type="float">
            <text:p>0,189717476741132</text:p>
          </table:table-cell>
          <table:table-cell table:number-columns-repeated="1010"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[lf.A134]*analyze_resolution" office:value-type="float" office:value="-14.55" calcext:value-type="float">
            <text:p>-14,55</text:p>
          </table:table-cell>
          <table:table-cell table:style-name="ce20" table:formula="of:=-RADIANS([lf.B134])" office:value-type="float" office:value="0.253945406165175" calcext:value-type="float">
            <text:p>0,253945406165175</text:p>
          </table:table-cell>
          <table:table-cell table:style-name="ce20" table:formula="of:=COS([lf.$B$6])*servo_saver_arm_length*COS([lf.C134])-SIN([lf.$B$6])*servo_saver_arm_length*SIN([lf.C134])+[lf.$B$24]" office:value-type="float" office:value="358.48686038384" calcext:value-type="float">
            <text:p>358,48686038384</text:p>
          </table:table-cell>
          <table:table-cell table:style-name="ce20" table:formula="of:=COS([lf.$B$6])*servo_saver_arm_length*SIN([lf.C134])+SIN([lf.$B$6])*servo_saver_arm_length*COS([lf.C134])+[lf.$C$24]" office:value-type="float" office:value="4.01959642892921" calcext:value-type="float">
            <text:p>4,01959642892921</text:p>
          </table:table-cell>
          <table:table-cell table:style-name="ce20" table:formula="of:=[$lf.D134]-[$lf.$B$14]" office:value-type="float" office:value="58.4868603838396" calcext:value-type="float">
            <text:p>58,4868603838396</text:p>
          </table:table-cell>
          <table:table-cell table:style-name="ce20" table:formula="of:=[lf.E134]-[$lf.$C$14]" office:value-type="float" office:value="-90.9804035710708" calcext:value-type="float">
            <text:p>-90,9804035710708</text:p>
          </table:table-cell>
          <table:table-cell table:style-name="ce11" table:formula="of:=SQRT([lf.F134]^2+[lf.G134]^2)" office:value-type="float" office:value="108.157970910671" calcext:value-type="float">
            <text:p>108,157970910671</text:p>
          </table:table-cell>
          <table:table-cell table:style-name="ce20" table:formula="of:=([lf.H134]^2-[lf.$B$42]^2+[lf.$B$43]^2)/(2*[lf.H134])" office:value-type="float" office:value="1.09157357324928" calcext:value-type="float">
            <text:p>1,09157357324928</text:p>
          </table:table-cell>
          <table:table-cell table:style-name="ce20" table:formula="of:=ACOS([lf.I134]/[lf.$B$43])" office:value-type="float" office:value="1.51879319710149" calcext:value-type="float">
            <text:p>1,51879319710149</text:p>
          </table:table-cell>
          <table:table-cell table:style-name="ce20" table:formula="of:=ASIN([lf.F134]/[lf.H134])" office:value-type="float" office:value="0.571333265215149" calcext:value-type="float">
            <text:p>0,571333265215149</text:p>
          </table:table-cell>
          <table:table-cell table:style-name="ce20" table:formula="of:=IF(0.5*PI()+[lf.$B$9]&gt;[lf.K134];1;-1)" office:value-type="float" office:value="1" calcext:value-type="float">
            <text:p>1</text:p>
          </table:table-cell>
          <table:table-cell table:style-name="ce17" table:formula="of:=0.5*PI()-([lf.J134]*[lf.L134]+[lf.K134])" office:value-type="float" office:value="-0.519330135521747" calcext:value-type="float">
            <text:p>-0,519330135521747</text:p>
          </table:table-cell>
          <table:table-cell table:style-name="ce17" table:formula="of:=-[lf.M134]-[lf.$B$8]" office:value-type="float" office:value="0.187717577642824" calcext:value-type="float">
            <text:p>0,187717577642824</text:p>
          </table:table-cell>
          <table:table-cell table:number-columns-repeated="1010"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[lf.A135]*analyze_resolution" office:value-type="float" office:value="-14.4" calcext:value-type="float">
            <text:p>-14,4</text:p>
          </table:table-cell>
          <table:table-cell table:style-name="ce20" table:formula="of:=-RADIANS([lf.B135])" office:value-type="float" office:value="0.251327412287183" calcext:value-type="float">
            <text:p>0,251327412287183</text:p>
          </table:table-cell>
          <table:table-cell table:style-name="ce20" table:formula="of:=COS([lf.$B$6])*servo_saver_arm_length*COS([lf.C135])-SIN([lf.$B$6])*servo_saver_arm_length*SIN([lf.C135])+[lf.$B$24]" office:value-type="float" office:value="358.497330578058" calcext:value-type="float">
            <text:p>358,497330578058</text:p>
          </table:table-cell>
          <table:table-cell table:style-name="ce20" table:formula="of:=COS([lf.$B$6])*servo_saver_arm_length*SIN([lf.C135])+SIN([lf.$B$6])*servo_saver_arm_length*COS([lf.C135])+[lf.$C$24]" office:value-type="float" office:value="3.97903819463767" calcext:value-type="float">
            <text:p>3,97903819463767</text:p>
          </table:table-cell>
          <table:table-cell table:style-name="ce20" table:formula="of:=[$lf.D135]-[$lf.$B$14]" office:value-type="float" office:value="58.4973305780581" calcext:value-type="float">
            <text:p>58,4973305780581</text:p>
          </table:table-cell>
          <table:table-cell table:style-name="ce20" table:formula="of:=[lf.E135]-[$lf.$C$14]" office:value-type="float" office:value="-91.0209618053623" calcext:value-type="float">
            <text:p>-91,0209618053623</text:p>
          </table:table-cell>
          <table:table-cell table:style-name="ce11" table:formula="of:=SQRT([lf.F135]^2+[lf.G135]^2)" office:value-type="float" office:value="108.197750312711" calcext:value-type="float">
            <text:p>108,197750312711</text:p>
          </table:table-cell>
          <table:table-cell table:style-name="ce20" table:formula="of:=([lf.H135]^2-[lf.$B$42]^2+[lf.$B$43]^2)/(2*[lf.H135])" office:value-type="float" office:value="1.13094434068902" calcext:value-type="float">
            <text:p>1,13094434068902</text:p>
          </table:table-cell>
          <table:table-cell table:style-name="ce20" table:formula="of:=ACOS([lf.I135]/[lf.$B$43])" office:value-type="float" office:value="1.51691576792538" calcext:value-type="float">
            <text:p>1,51691576792538</text:p>
          </table:table-cell>
          <table:table-cell table:style-name="ce20" table:formula="of:=ASIN([lf.F135]/[lf.H135])" office:value-type="float" office:value="0.571211962291414" calcext:value-type="float">
            <text:p>0,571211962291414</text:p>
          </table:table-cell>
          <table:table-cell table:style-name="ce20" table:formula="of:=IF(0.5*PI()+[lf.$B$9]&gt;[lf.K135];1;-1)" office:value-type="float" office:value="1" calcext:value-type="float">
            <text:p>1</text:p>
          </table:table-cell>
          <table:table-cell table:style-name="ce17" table:formula="of:=0.5*PI()-([lf.J135]*[lf.L135]+[lf.K135])" office:value-type="float" office:value="-0.5173314034219" calcext:value-type="float">
            <text:p>-0,5173314034219</text:p>
          </table:table-cell>
          <table:table-cell table:style-name="ce17" table:formula="of:=-[lf.M135]-[lf.$B$8]" office:value-type="float" office:value="0.185718845542977" calcext:value-type="float">
            <text:p>0,185718845542977</text:p>
          </table:table-cell>
          <table:table-cell table:number-columns-repeated="1010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[lf.A136]*analyze_resolution" office:value-type="float" office:value="-14.25" calcext:value-type="float">
            <text:p>-14,25</text:p>
          </table:table-cell>
          <table:table-cell table:style-name="ce20" table:formula="of:=-RADIANS([lf.B136])" office:value-type="float" office:value="0.248709418409192" calcext:value-type="float">
            <text:p>0,248709418409192</text:p>
          </table:table-cell>
          <table:table-cell table:style-name="ce20" table:formula="of:=COS([lf.$B$6])*servo_saver_arm_length*COS([lf.C136])-SIN([lf.$B$6])*servo_saver_arm_length*SIN([lf.C136])+[lf.$B$24]" office:value-type="float" office:value="358.507694555308" calcext:value-type="float">
            <text:p>358,507694555308</text:p>
          </table:table-cell>
          <table:table-cell table:style-name="ce20" table:formula="of:=COS([lf.$B$6])*servo_saver_arm_length*SIN([lf.C136])+SIN([lf.$B$6])*servo_saver_arm_length*COS([lf.C136])+[lf.$C$24]" office:value-type="float" office:value="3.93845268846389" calcext:value-type="float">
            <text:p>3,93845268846389</text:p>
          </table:table-cell>
          <table:table-cell table:style-name="ce20" table:formula="of:=[$lf.D136]-[$lf.$B$14]" office:value-type="float" office:value="58.5076945553081" calcext:value-type="float">
            <text:p>58,5076945553081</text:p>
          </table:table-cell>
          <table:table-cell table:style-name="ce20" table:formula="of:=[lf.E136]-[$lf.$C$14]" office:value-type="float" office:value="-91.0615473115361" calcext:value-type="float">
            <text:p>-91,0615473115361</text:p>
          </table:table-cell>
          <table:table-cell table:style-name="ce11" table:formula="of:=SQRT([lf.F136]^2+[lf.G136]^2)" office:value-type="float" office:value="108.237496834269" calcext:value-type="float">
            <text:p>108,237496834269</text:p>
          </table:table-cell>
          <table:table-cell table:style-name="ce20" table:formula="of:=([lf.H136]^2-[lf.$B$42]^2+[lf.$B$43]^2)/(2*[lf.H136])" office:value-type="float" office:value="1.170268263813" calcext:value-type="float">
            <text:p>1,170268263813</text:p>
          </table:table-cell>
          <table:table-cell table:style-name="ce20" table:formula="of:=ACOS([lf.I136]/[lf.$B$43])" office:value-type="float" office:value="1.51504038278439" calcext:value-type="float">
            <text:p>1,51504038278439</text:p>
          </table:table-cell>
          <table:table-cell table:style-name="ce20" table:formula="of:=ASIN([lf.F136]/[lf.H136])" office:value-type="float" office:value="0.571089786726399" calcext:value-type="float">
            <text:p>0,571089786726399</text:p>
          </table:table-cell>
          <table:table-cell table:style-name="ce20" table:formula="of:=IF(0.5*PI()+[lf.$B$9]&gt;[lf.K136];1;-1)" office:value-type="float" office:value="1" calcext:value-type="float">
            <text:p>1</text:p>
          </table:table-cell>
          <table:table-cell table:style-name="ce17" table:formula="of:=0.5*PI()-([lf.J136]*[lf.L136]+[lf.K136])" office:value-type="float" office:value="-0.515333842715895" calcext:value-type="float">
            <text:p>-0,515333842715895</text:p>
          </table:table-cell>
          <table:table-cell table:style-name="ce17" table:formula="of:=-[lf.M136]-[lf.$B$8]" office:value-type="float" office:value="0.183721284836973" calcext:value-type="float">
            <text:p>0,183721284836973</text:p>
          </table:table-cell>
          <table:table-cell table:number-columns-repeated="1010"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[lf.A137]*analyze_resolution" office:value-type="float" office:value="-14.1" calcext:value-type="float">
            <text:p>-14,1</text:p>
          </table:table-cell>
          <table:table-cell table:style-name="ce20" table:formula="of:=-RADIANS([lf.B137])" office:value-type="float" office:value="0.2460914245312" calcext:value-type="float">
            <text:p>0,2460914245312</text:p>
          </table:table-cell>
          <table:table-cell table:style-name="ce20" table:formula="of:=COS([lf.$B$6])*servo_saver_arm_length*COS([lf.C137])-SIN([lf.$B$6])*servo_saver_arm_length*SIN([lf.C137])+[lf.$B$24]" office:value-type="float" office:value="358.517952244556" calcext:value-type="float">
            <text:p>358,517952244556</text:p>
          </table:table-cell>
          <table:table-cell table:style-name="ce20" table:formula="of:=COS([lf.$B$6])*servo_saver_arm_length*SIN([lf.C137])+SIN([lf.$B$6])*servo_saver_arm_length*COS([lf.C137])+[lf.$C$24]" office:value-type="float" office:value="3.89784018857635" calcext:value-type="float">
            <text:p>3,89784018857635</text:p>
          </table:table-cell>
          <table:table-cell table:style-name="ce20" table:formula="of:=[$lf.D137]-[$lf.$B$14]" office:value-type="float" office:value="58.5179522445559" calcext:value-type="float">
            <text:p>58,5179522445559</text:p>
          </table:table-cell>
          <table:table-cell table:style-name="ce20" table:formula="of:=[lf.E137]-[$lf.$C$14]" office:value-type="float" office:value="-91.1021598114236" calcext:value-type="float">
            <text:p>-91,1021598114236</text:p>
          </table:table-cell>
          <table:table-cell table:style-name="ce11" table:formula="of:=SQRT([lf.F137]^2+[lf.G137]^2)" office:value-type="float" office:value="108.277210239285" calcext:value-type="float">
            <text:p>108,277210239285</text:p>
          </table:table-cell>
          <table:table-cell table:style-name="ce20" table:formula="of:=([lf.H137]^2-[lf.$B$42]^2+[lf.$B$43]^2)/(2*[lf.H137])" office:value-type="float" office:value="1.20954516040125" calcext:value-type="float">
            <text:p>1,20954516040125</text:p>
          </table:table-cell>
          <table:table-cell table:style-name="ce20" table:formula="of:=ACOS([lf.I137]/[lf.$B$43])" office:value-type="float" office:value="1.51316704440433" calcext:value-type="float">
            <text:p>1,51316704440433</text:p>
          </table:table-cell>
          <table:table-cell table:style-name="ce20" table:formula="of:=ASIN([lf.F137]/[lf.H137])" office:value-type="float" office:value="0.570966740204482" calcext:value-type="float">
            <text:p>0,570966740204482</text:p>
          </table:table-cell>
          <table:table-cell table:style-name="ce20" table:formula="of:=IF(0.5*PI()+[lf.$B$9]&gt;[lf.K137];1;-1)" office:value-type="float" office:value="1" calcext:value-type="float">
            <text:p>1</text:p>
          </table:table-cell>
          <table:table-cell table:style-name="ce17" table:formula="of:=0.5*PI()-([lf.J137]*[lf.L137]+[lf.K137])" office:value-type="float" office:value="-0.513337457813916" calcext:value-type="float">
            <text:p>-0,513337457813916</text:p>
          </table:table-cell>
          <table:table-cell table:style-name="ce17" table:formula="of:=-[lf.M137]-[lf.$B$8]" office:value-type="float" office:value="0.181724899934993" calcext:value-type="float">
            <text:p>0,181724899934993</text:p>
          </table:table-cell>
          <table:table-cell table:number-columns-repeated="1010"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[lf.A138]*analyze_resolution" office:value-type="float" office:value="-13.95" calcext:value-type="float">
            <text:p>-13,95</text:p>
          </table:table-cell>
          <table:table-cell table:style-name="ce20" table:formula="of:=-RADIANS([lf.B138])" office:value-type="float" office:value="0.243473430653209" calcext:value-type="float">
            <text:p>0,243473430653209</text:p>
          </table:table-cell>
          <table:table-cell table:style-name="ce20" table:formula="of:=COS([lf.$B$6])*servo_saver_arm_length*COS([lf.C138])-SIN([lf.$B$6])*servo_saver_arm_length*SIN([lf.C138])+[lf.$B$24]" office:value-type="float" office:value="358.528103575497" calcext:value-type="float">
            <text:p>358,528103575497</text:p>
          </table:table-cell>
          <table:table-cell table:style-name="ce20" table:formula="of:=COS([lf.$B$6])*servo_saver_arm_length*SIN([lf.C138])+SIN([lf.$B$6])*servo_saver_arm_length*COS([lf.C138])+[lf.$C$24]" office:value-type="float" office:value="3.85720097332862" calcext:value-type="float">
            <text:p>3,85720097332862</text:p>
          </table:table-cell>
          <table:table-cell table:style-name="ce20" table:formula="of:=[$lf.D138]-[$lf.$B$14]" office:value-type="float" office:value="58.5281035754967" calcext:value-type="float">
            <text:p>58,5281035754967</text:p>
          </table:table-cell>
          <table:table-cell table:style-name="ce20" table:formula="of:=[lf.E138]-[$lf.$C$14]" office:value-type="float" office:value="-91.1427990266714" calcext:value-type="float">
            <text:p>-91,1427990266714</text:p>
          </table:table-cell>
          <table:table-cell table:style-name="ce11" table:formula="of:=SQRT([lf.F138]^2+[lf.G138]^2)" office:value-type="float" office:value="108.316890292144" calcext:value-type="float">
            <text:p>108,316890292144</text:p>
          </table:table-cell>
          <table:table-cell table:style-name="ce20" table:formula="of:=([lf.H138]^2-[lf.$B$42]^2+[lf.$B$43]^2)/(2*[lf.H138])" office:value-type="float" office:value="1.24877484887945" calcext:value-type="float">
            <text:p>1,24877484887945</text:p>
          </table:table-cell>
          <table:table-cell table:style-name="ce20" table:formula="of:=ACOS([lf.I138]/[lf.$B$43])" office:value-type="float" office:value="1.51129575552448" calcext:value-type="float">
            <text:p>1,51129575552448</text:p>
          </table:table-cell>
          <table:table-cell table:style-name="ce20" table:formula="of:=ASIN([lf.F138]/[lf.H138])" office:value-type="float" office:value="0.570842824411409" calcext:value-type="float">
            <text:p>0,570842824411409</text:p>
          </table:table-cell>
          <table:table-cell table:style-name="ce20" table:formula="of:=IF(0.5*PI()+[lf.$B$9]&gt;[lf.K138];1;-1)" office:value-type="float" office:value="1" calcext:value-type="float">
            <text:p>1</text:p>
          </table:table-cell>
          <table:table-cell table:style-name="ce17" table:formula="of:=0.5*PI()-([lf.J138]*[lf.L138]+[lf.K138])" office:value-type="float" office:value="-0.51134225314099" calcext:value-type="float">
            <text:p>-0,51134225314099</text:p>
          </table:table-cell>
          <table:table-cell table:style-name="ce17" table:formula="of:=-[lf.M138]-[lf.$B$8]" office:value-type="float" office:value="0.179729695262067" calcext:value-type="float">
            <text:p>0,179729695262067</text:p>
          </table:table-cell>
          <table:table-cell table:number-columns-repeated="1010"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[lf.A139]*analyze_resolution" office:value-type="float" office:value="-13.8" calcext:value-type="float">
            <text:p>-13,8</text:p>
          </table:table-cell>
          <table:table-cell table:style-name="ce20" table:formula="of:=-RADIANS([lf.B139])" office:value-type="float" office:value="0.240855436775217" calcext:value-type="float">
            <text:p>0,240855436775217</text:p>
          </table:table-cell>
          <table:table-cell table:style-name="ce20" table:formula="of:=COS([lf.$B$6])*servo_saver_arm_length*COS([lf.C139])-SIN([lf.$B$6])*servo_saver_arm_length*SIN([lf.C139])+[lf.$B$24]" office:value-type="float" office:value="358.538148478554" calcext:value-type="float">
            <text:p>358,538148478554</text:p>
          </table:table-cell>
          <table:table-cell table:style-name="ce20" table:formula="of:=COS([lf.$B$6])*servo_saver_arm_length*SIN([lf.C139])+SIN([lf.$B$6])*servo_saver_arm_length*COS([lf.C139])+[lf.$C$24]" office:value-type="float" office:value="3.81653532125729" calcext:value-type="float">
            <text:p>3,81653532125729</text:p>
          </table:table-cell>
          <table:table-cell table:style-name="ce20" table:formula="of:=[$lf.D139]-[$lf.$B$14]" office:value-type="float" office:value="58.5381484785542" calcext:value-type="float">
            <text:p>58,5381484785542</text:p>
          </table:table-cell>
          <table:table-cell table:style-name="ce20" table:formula="of:=[lf.E139]-[$lf.$C$14]" office:value-type="float" office:value="-91.1834646787427" calcext:value-type="float">
            <text:p>-91,1834646787427</text:p>
          </table:table-cell>
          <table:table-cell table:style-name="ce11" table:formula="of:=SQRT([lf.F139]^2+[lf.G139]^2)" office:value-type="float" office:value="108.356536757672" calcext:value-type="float">
            <text:p>108,356536757672</text:p>
          </table:table-cell>
          <table:table-cell table:style-name="ce20" table:formula="of:=([lf.H139]^2-[lf.$B$42]^2+[lf.$B$43]^2)/(2*[lf.H139])" office:value-type="float" office:value="1.28795714831696" calcext:value-type="float">
            <text:p>1,28795714831696</text:p>
          </table:table-cell>
          <table:table-cell table:style-name="ce20" table:formula="of:=ACOS([lf.I139]/[lf.$B$43])" office:value-type="float" office:value="1.5094265188977" calcext:value-type="float">
            <text:p>1,5094265188977</text:p>
          </table:table-cell>
          <table:table-cell table:style-name="ce20" table:formula="of:=ASIN([lf.F139]/[lf.H139])" office:value-type="float" office:value="0.570718041034264" calcext:value-type="float">
            <text:p>0,570718041034264</text:p>
          </table:table-cell>
          <table:table-cell table:style-name="ce20" table:formula="of:=IF(0.5*PI()+[lf.$B$9]&gt;[lf.K139];1;-1)" office:value-type="float" office:value="1" calcext:value-type="float">
            <text:p>1</text:p>
          </table:table-cell>
          <table:table-cell table:style-name="ce17" table:formula="of:=0.5*PI()-([lf.J139]*[lf.L139]+[lf.K139])" office:value-type="float" office:value="-0.509348233137063" calcext:value-type="float">
            <text:p>-0,509348233137063</text:p>
          </table:table-cell>
          <table:table-cell table:style-name="ce17" table:formula="of:=-[lf.M139]-[lf.$B$8]" office:value-type="float" office:value="0.17773567525814" calcext:value-type="float">
            <text:p>0,17773567525814</text:p>
          </table:table-cell>
          <table:table-cell table:number-columns-repeated="1010"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[lf.A140]*analyze_resolution" office:value-type="float" office:value="-13.65" calcext:value-type="float">
            <text:p>-13,65</text:p>
          </table:table-cell>
          <table:table-cell table:style-name="ce20" table:formula="of:=-RADIANS([lf.B140])" office:value-type="float" office:value="0.238237442897226" calcext:value-type="float">
            <text:p>0,238237442897226</text:p>
          </table:table-cell>
          <table:table-cell table:style-name="ce20" table:formula="of:=COS([lf.$B$6])*servo_saver_arm_length*COS([lf.C140])-SIN([lf.$B$6])*servo_saver_arm_length*SIN([lf.C140])+[lf.$B$24]" office:value-type="float" office:value="358.548086884882" calcext:value-type="float">
            <text:p>358,548086884882</text:p>
          </table:table-cell>
          <table:table-cell table:style-name="ce20" table:formula="of:=COS([lf.$B$6])*servo_saver_arm_length*SIN([lf.C140])+SIN([lf.$B$6])*servo_saver_arm_length*COS([lf.C140])+[lf.$C$24]" office:value-type="float" office:value="3.77584351108021" calcext:value-type="float">
            <text:p>3,77584351108021</text:p>
          </table:table-cell>
          <table:table-cell table:style-name="ce20" table:formula="of:=[$lf.D140]-[$lf.$B$14]" office:value-type="float" office:value="58.5480868848818" calcext:value-type="float">
            <text:p>58,5480868848818</text:p>
          </table:table-cell>
          <table:table-cell table:style-name="ce20" table:formula="of:=[lf.E140]-[$lf.$C$14]" office:value-type="float" office:value="-91.2241564889198" calcext:value-type="float">
            <text:p>-91,2241564889198</text:p>
          </table:table-cell>
          <table:table-cell table:style-name="ce11" table:formula="of:=SQRT([lf.F140]^2+[lf.G140]^2)" office:value-type="float" office:value="108.396149401142" calcext:value-type="float">
            <text:p>108,396149401142</text:p>
          </table:table-cell>
          <table:table-cell table:style-name="ce20" table:formula="of:=([lf.H140]^2-[lf.$B$42]^2+[lf.$B$43]^2)/(2*[lf.H140])" office:value-type="float" office:value="1.32709187842521" calcext:value-type="float">
            <text:p>1,32709187842521</text:p>
          </table:table-cell>
          <table:table-cell table:style-name="ce20" table:formula="of:=ACOS([lf.I140]/[lf.$B$43])" office:value-type="float" office:value="1.50755933729049" calcext:value-type="float">
            <text:p>1,50755933729049</text:p>
          </table:table-cell>
          <table:table-cell table:style-name="ce20" table:formula="of:=ASIN([lf.F140]/[lf.H140])" office:value-type="float" office:value="0.570592391761457" calcext:value-type="float">
            <text:p>0,570592391761457</text:p>
          </table:table-cell>
          <table:table-cell table:style-name="ce20" table:formula="of:=IF(0.5*PI()+[lf.$B$9]&gt;[lf.K140];1;-1)" office:value-type="float" office:value="1" calcext:value-type="float">
            <text:p>1</text:p>
          </table:table-cell>
          <table:table-cell table:style-name="ce17" table:formula="of:=0.5*PI()-([lf.J140]*[lf.L140]+[lf.K140])" office:value-type="float" office:value="-0.50735540225705" calcext:value-type="float">
            <text:p>-0,50735540225705</text:p>
          </table:table-cell>
          <table:table-cell table:style-name="ce17" table:formula="of:=-[lf.M140]-[lf.$B$8]" office:value-type="float" office:value="0.175742844378127" calcext:value-type="float">
            <text:p>0,175742844378127</text:p>
          </table:table-cell>
          <table:table-cell table:number-columns-repeated="1010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[lf.A141]*analyze_resolution" office:value-type="float" office:value="-13.5" calcext:value-type="float">
            <text:p>-13,5</text:p>
          </table:table-cell>
          <table:table-cell table:style-name="ce20" table:formula="of:=-RADIANS([lf.B141])" office:value-type="float" office:value="0.235619449019234" calcext:value-type="float">
            <text:p>0,235619449019234</text:p>
          </table:table-cell>
          <table:table-cell table:style-name="ce20" table:formula="of:=COS([lf.$B$6])*servo_saver_arm_length*COS([lf.C141])-SIN([lf.$B$6])*servo_saver_arm_length*SIN([lf.C141])+[lf.$B$24]" office:value-type="float" office:value="358.557918726363" calcext:value-type="float">
            <text:p>358,557918726363</text:p>
          </table:table-cell>
          <table:table-cell table:style-name="ce20" table:formula="of:=COS([lf.$B$6])*servo_saver_arm_length*SIN([lf.C141])+SIN([lf.$B$6])*servo_saver_arm_length*COS([lf.C141])+[lf.$C$24]" office:value-type="float" office:value="3.73512582169448" calcext:value-type="float">
            <text:p>3,73512582169448</text:p>
          </table:table-cell>
          <table:table-cell table:style-name="ce20" table:formula="of:=[$lf.D141]-[$lf.$B$14]" office:value-type="float" office:value="58.5579187263628" calcext:value-type="float">
            <text:p>58,5579187263628</text:p>
          </table:table-cell>
          <table:table-cell table:style-name="ce20" table:formula="of:=[lf.E141]-[$lf.$C$14]" office:value-type="float" office:value="-91.2648741783055" calcext:value-type="float">
            <text:p>-91,2648741783055</text:p>
          </table:table-cell>
          <table:table-cell table:style-name="ce11" table:formula="of:=SQRT([lf.F141]^2+[lf.G141]^2)" office:value-type="float" office:value="108.435727988266" calcext:value-type="float">
            <text:p>108,435727988266</text:p>
          </table:table-cell>
          <table:table-cell table:style-name="ce20" table:formula="of:=([lf.H141]^2-[lf.$B$42]^2+[lf.$B$43]^2)/(2*[lf.H141])" office:value-type="float" office:value="1.36617885955615" calcext:value-type="float">
            <text:p>1,36617885955615</text:p>
          </table:table-cell>
          <table:table-cell table:style-name="ce20" table:formula="of:=ACOS([lf.I141]/[lf.$B$43])" office:value-type="float" office:value="1.50569421348309" calcext:value-type="float">
            <text:p>1,50569421348309</text:p>
          </table:table-cell>
          <table:table-cell table:style-name="ce20" table:formula="of:=ASIN([lf.F141]/[lf.H141])" office:value-type="float" office:value="0.570465878282697" calcext:value-type="float">
            <text:p>0,570465878282697</text:p>
          </table:table-cell>
          <table:table-cell table:style-name="ce20" table:formula="of:=IF(0.5*PI()+[lf.$B$9]&gt;[lf.K141];1;-1)" office:value-type="float" office:value="1" calcext:value-type="float">
            <text:p>1</text:p>
          </table:table-cell>
          <table:table-cell table:style-name="ce17" table:formula="of:=0.5*PI()-([lf.J141]*[lf.L141]+[lf.K141])" office:value-type="float" office:value="-0.505363764970887" calcext:value-type="float">
            <text:p>-0,505363764970887</text:p>
          </table:table-cell>
          <table:table-cell table:style-name="ce17" table:formula="of:=-[lf.M141]-[lf.$B$8]" office:value-type="float" office:value="0.173751207091964" calcext:value-type="float">
            <text:p>0,173751207091964</text:p>
          </table:table-cell>
          <table:table-cell table:number-columns-repeated="1010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[lf.A142]*analyze_resolution" office:value-type="float" office:value="-13.35" calcext:value-type="float">
            <text:p>-13,35</text:p>
          </table:table-cell>
          <table:table-cell table:style-name="ce20" table:formula="of:=-RADIANS([lf.B142])" office:value-type="float" office:value="0.233001455141243" calcext:value-type="float">
            <text:p>0,233001455141243</text:p>
          </table:table-cell>
          <table:table-cell table:style-name="ce20" table:formula="of:=COS([lf.$B$6])*servo_saver_arm_length*COS([lf.C142])-SIN([lf.$B$6])*servo_saver_arm_length*SIN([lf.C142])+[lf.$B$24]" office:value-type="float" office:value="358.567643935611" calcext:value-type="float">
            <text:p>358,567643935611</text:p>
          </table:table-cell>
          <table:table-cell table:style-name="ce20" table:formula="of:=COS([lf.$B$6])*servo_saver_arm_length*SIN([lf.C142])+SIN([lf.$B$6])*servo_saver_arm_length*COS([lf.C142])+[lf.$C$24]" office:value-type="float" office:value="3.6943825321746" calcext:value-type="float">
            <text:p>3,6943825321746</text:p>
          </table:table-cell>
          <table:table-cell table:style-name="ce20" table:formula="of:=[$lf.D142]-[$lf.$B$14]" office:value-type="float" office:value="58.5676439356109" calcext:value-type="float">
            <text:p>58,5676439356109</text:p>
          </table:table-cell>
          <table:table-cell table:style-name="ce20" table:formula="of:=[lf.E142]-[$lf.$C$14]" office:value-type="float" office:value="-91.3056174678254" calcext:value-type="float">
            <text:p>-91,3056174678254</text:p>
          </table:table-cell>
          <table:table-cell table:style-name="ce11" table:formula="of:=SQRT([lf.F142]^2+[lf.G142]^2)" office:value-type="float" office:value="108.475272285205" calcext:value-type="float">
            <text:p>108,475272285205</text:p>
          </table:table-cell>
          <table:table-cell table:style-name="ce20" table:formula="of:=([lf.H142]^2-[lf.$B$42]^2+[lf.$B$43]^2)/(2*[lf.H142])" office:value-type="float" office:value="1.40521791270026" calcext:value-type="float">
            <text:p>1,40521791270026</text:p>
          </table:table-cell>
          <table:table-cell table:style-name="ce20" table:formula="of:=ACOS([lf.I142]/[lf.$B$43])" office:value-type="float" office:value="1.50383115026953" calcext:value-type="float">
            <text:p>1,50383115026953</text:p>
          </table:table-cell>
          <table:table-cell table:style-name="ce20" table:formula="of:=ASIN([lf.F142]/[lf.H142])" office:value-type="float" office:value="0.570338502288977" calcext:value-type="float">
            <text:p>0,570338502288977</text:p>
          </table:table-cell>
          <table:table-cell table:style-name="ce20" table:formula="of:=IF(0.5*PI()+[lf.$B$9]&gt;[lf.K142];1;-1)" office:value-type="float" office:value="1" calcext:value-type="float">
            <text:p>1</text:p>
          </table:table-cell>
          <table:table-cell table:style-name="ce17" table:formula="of:=0.5*PI()-([lf.J142]*[lf.L142]+[lf.K142])" office:value-type="float" office:value="-0.503373325763605" calcext:value-type="float">
            <text:p>-0,503373325763605</text:p>
          </table:table-cell>
          <table:table-cell table:style-name="ce17" table:formula="of:=-[lf.M142]-[lf.$B$8]" office:value-type="float" office:value="0.171760767884683" calcext:value-type="float">
            <text:p>0,171760767884683</text:p>
          </table:table-cell>
          <table:table-cell table:number-columns-repeated="10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[lf.A143]*analyze_resolution" office:value-type="float" office:value="-13.2" calcext:value-type="float">
            <text:p>-13,2</text:p>
          </table:table-cell>
          <table:table-cell table:style-name="ce20" table:formula="of:=-RADIANS([lf.B143])" office:value-type="float" office:value="0.230383461263251" calcext:value-type="float">
            <text:p>0,230383461263251</text:p>
          </table:table-cell>
          <table:table-cell table:style-name="ce20" table:formula="of:=COS([lf.$B$6])*servo_saver_arm_length*COS([lf.C143])-SIN([lf.$B$6])*servo_saver_arm_length*SIN([lf.C143])+[lf.$B$24]" office:value-type="float" office:value="358.577262445971" calcext:value-type="float">
            <text:p>358,577262445971</text:p>
          </table:table-cell>
          <table:table-cell table:style-name="ce20" table:formula="of:=COS([lf.$B$6])*servo_saver_arm_length*SIN([lf.C143])+SIN([lf.$B$6])*servo_saver_arm_length*COS([lf.C143])+[lf.$C$24]" office:value-type="float" office:value="3.65361392177048" calcext:value-type="float">
            <text:p>3,65361392177048</text:p>
          </table:table-cell>
          <table:table-cell table:style-name="ce20" table:formula="of:=[$lf.D143]-[$lf.$B$14]" office:value-type="float" office:value="58.5772624459706" calcext:value-type="float">
            <text:p>58,5772624459706</text:p>
          </table:table-cell>
          <table:table-cell table:style-name="ce20" table:formula="of:=[lf.E143]-[$lf.$C$14]" office:value-type="float" office:value="-91.3463860782295" calcext:value-type="float">
            <text:p>-91,3463860782295</text:p>
          </table:table-cell>
          <table:table-cell table:style-name="ce11" table:formula="of:=SQRT([lf.F143]^2+[lf.G143]^2)" office:value-type="float" office:value="108.514782058561" calcext:value-type="float">
            <text:p>108,514782058561</text:p>
          </table:table-cell>
          <table:table-cell table:style-name="ce20" table:formula="of:=([lf.H143]^2-[lf.$B$42]^2+[lf.$B$43]^2)/(2*[lf.H143])" office:value-type="float" office:value="1.44420885948505" calcext:value-type="float">
            <text:p>1,44420885948505</text:p>
          </table:table-cell>
          <table:table-cell table:style-name="ce20" table:formula="of:=ACOS([lf.I143]/[lf.$B$43])" office:value-type="float" office:value="1.50197015045772" calcext:value-type="float">
            <text:p>1,50197015045772</text:p>
          </table:table-cell>
          <table:table-cell table:style-name="ce20" table:formula="of:=ASIN([lf.F143]/[lf.H143])" office:value-type="float" office:value="0.570210265472546" calcext:value-type="float">
            <text:p>0,570210265472546</text:p>
          </table:table-cell>
          <table:table-cell table:style-name="ce20" table:formula="of:=IF(0.5*PI()+[lf.$B$9]&gt;[lf.K143];1;-1)" office:value-type="float" office:value="1" calcext:value-type="float">
            <text:p>1</text:p>
          </table:table-cell>
          <table:table-cell table:style-name="ce17" table:formula="of:=0.5*PI()-([lf.J143]*[lf.L143]+[lf.K143])" office:value-type="float" office:value="-0.501384089135374" calcext:value-type="float">
            <text:p>-0,501384089135374</text:p>
          </table:table-cell>
          <table:table-cell table:style-name="ce17" table:formula="of:=-[lf.M143]-[lf.$B$8]" office:value-type="float" office:value="0.169771531256451" calcext:value-type="float">
            <text:p>0,169771531256451</text:p>
          </table:table-cell>
          <table:table-cell table:number-columns-repeated="1010"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[lf.A144]*analyze_resolution" office:value-type="float" office:value="-13.05" calcext:value-type="float">
            <text:p>-13,05</text:p>
          </table:table-cell>
          <table:table-cell table:style-name="ce20" table:formula="of:=-RADIANS([lf.B144])" office:value-type="float" office:value="0.22776546738526" calcext:value-type="float">
            <text:p>0,22776546738526</text:p>
          </table:table-cell>
          <table:table-cell table:style-name="ce20" table:formula="of:=COS([lf.$B$6])*servo_saver_arm_length*COS([lf.C144])-SIN([lf.$B$6])*servo_saver_arm_length*SIN([lf.C144])+[lf.$B$24]" office:value-type="float" office:value="358.586774191518" calcext:value-type="float">
            <text:p>358,586774191518</text:p>
          </table:table-cell>
          <table:table-cell table:style-name="ce20" table:formula="of:=COS([lf.$B$6])*servo_saver_arm_length*SIN([lf.C144])+SIN([lf.$B$6])*servo_saver_arm_length*COS([lf.C144])+[lf.$C$24]" office:value-type="float" office:value="3.61282026990566" calcext:value-type="float">
            <text:p>3,61282026990566</text:p>
          </table:table-cell>
          <table:table-cell table:style-name="ce20" table:formula="of:=[$lf.D144]-[$lf.$B$14]" office:value-type="float" office:value="58.5867741915176" calcext:value-type="float">
            <text:p>58,5867741915176</text:p>
          </table:table-cell>
          <table:table-cell table:style-name="ce20" table:formula="of:=[lf.E144]-[$lf.$C$14]" office:value-type="float" office:value="-91.3871797300943" calcext:value-type="float">
            <text:p>-91,3871797300943</text:p>
          </table:table-cell>
          <table:table-cell table:style-name="ce11" table:formula="of:=SQRT([lf.F144]^2+[lf.G144]^2)" office:value-type="float" office:value="108.554257075383" calcext:value-type="float">
            <text:p>108,554257075383</text:p>
          </table:table-cell>
          <table:table-cell table:style-name="ce20" table:formula="of:=([lf.H144]^2-[lf.$B$42]^2+[lf.$B$43]^2)/(2*[lf.H144])" office:value-type="float" office:value="1.48315152217327" calcext:value-type="float">
            <text:p>1,48315152217327</text:p>
          </table:table-cell>
          <table:table-cell table:style-name="ce20" table:formula="of:=ACOS([lf.I144]/[lf.$B$43])" office:value-type="float" office:value="1.50011121686957" calcext:value-type="float">
            <text:p>1,50011121686957</text:p>
          </table:table-cell>
          <table:table-cell table:style-name="ce20" table:formula="of:=ASIN([lf.F144]/[lf.H144])" office:value-type="float" office:value="0.570081169526899" calcext:value-type="float">
            <text:p>0,570081169526899</text:p>
          </table:table-cell>
          <table:table-cell table:style-name="ce20" table:formula="of:=IF(0.5*PI()+[lf.$B$9]&gt;[lf.K144];1;-1)" office:value-type="float" office:value="1" calcext:value-type="float">
            <text:p>1</text:p>
          </table:table-cell>
          <table:table-cell table:style-name="ce17" table:formula="of:=0.5*PI()-([lf.J144]*[lf.L144]+[lf.K144])" office:value-type="float" office:value="-0.499396059601569" calcext:value-type="float">
            <text:p>-0,499396059601569</text:p>
          </table:table-cell>
          <table:table-cell table:style-name="ce17" table:formula="of:=-[lf.M144]-[lf.$B$8]" office:value-type="float" office:value="0.167783501722646" calcext:value-type="float">
            <text:p>0,167783501722646</text:p>
          </table:table-cell>
          <table:table-cell table:number-columns-repeated="10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[lf.A145]*analyze_resolution" office:value-type="float" office:value="-12.9" calcext:value-type="float">
            <text:p>-12,9</text:p>
          </table:table-cell>
          <table:table-cell table:style-name="ce20" table:formula="of:=-RADIANS([lf.B145])" office:value-type="float" office:value="0.225147473507268" calcext:value-type="float">
            <text:p>0,225147473507268</text:p>
          </table:table-cell>
          <table:table-cell table:style-name="ce20" table:formula="of:=COS([lf.$B$6])*servo_saver_arm_length*COS([lf.C145])-SIN([lf.$B$6])*servo_saver_arm_length*SIN([lf.C145])+[lf.$B$24]" office:value-type="float" office:value="358.59617910706" calcext:value-type="float">
            <text:p>358,59617910706</text:p>
          </table:table-cell>
          <table:table-cell table:style-name="ce20" table:formula="of:=COS([lf.$B$6])*servo_saver_arm_length*SIN([lf.C145])+SIN([lf.$B$6])*servo_saver_arm_length*COS([lf.C145])+[lf.$C$24]" office:value-type="float" office:value="3.57200185617521" calcext:value-type="float">
            <text:p>3,57200185617521</text:p>
          </table:table-cell>
          <table:table-cell table:style-name="ce20" table:formula="of:=[$lf.D145]-[$lf.$B$14]" office:value-type="float" office:value="58.5961791070595" calcext:value-type="float">
            <text:p>58,5961791070595</text:p>
          </table:table-cell>
          <table:table-cell table:style-name="ce20" table:formula="of:=[lf.E145]-[$lf.$C$14]" office:value-type="float" office:value="-91.4279981438248" calcext:value-type="float">
            <text:p>-91,4279981438248</text:p>
          </table:table-cell>
          <table:table-cell table:style-name="ce11" table:formula="of:=SQRT([lf.F145]^2+[lf.G145]^2)" office:value-type="float" office:value="108.593697103164" calcext:value-type="float">
            <text:p>108,593697103164</text:p>
          </table:table-cell>
          <table:table-cell table:style-name="ce20" table:formula="of:=([lf.H145]^2-[lf.$B$42]^2+[lf.$B$43]^2)/(2*[lf.H145])" office:value-type="float" office:value="1.52204572366126" calcext:value-type="float">
            <text:p>1,52204572366126</text:p>
          </table:table-cell>
          <table:table-cell table:style-name="ce20" table:formula="of:=ACOS([lf.I145]/[lf.$B$43])" office:value-type="float" office:value="1.49825435234097" calcext:value-type="float">
            <text:p>1,49825435234097</text:p>
          </table:table-cell>
          <table:table-cell table:style-name="ce20" table:formula="of:=ASIN([lf.F145]/[lf.H145])" office:value-type="float" office:value="0.569951216146749" calcext:value-type="float">
            <text:p>0,569951216146749</text:p>
          </table:table-cell>
          <table:table-cell table:style-name="ce20" table:formula="of:=IF(0.5*PI()+[lf.$B$9]&gt;[lf.K145];1;-1)" office:value-type="float" office:value="1" calcext:value-type="float">
            <text:p>1</text:p>
          </table:table-cell>
          <table:table-cell table:style-name="ce17" table:formula="of:=0.5*PI()-([lf.J145]*[lf.L145]+[lf.K145])" office:value-type="float" office:value="-0.497409241692826" calcext:value-type="float">
            <text:p>-0,497409241692826</text:p>
          </table:table-cell>
          <table:table-cell table:style-name="ce17" table:formula="of:=-[lf.M145]-[lf.$B$8]" office:value-type="float" office:value="0.165796683813903" calcext:value-type="float">
            <text:p>0,165796683813903</text:p>
          </table:table-cell>
          <table:table-cell table:number-columns-repeated="10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[lf.A146]*analyze_resolution" office:value-type="float" office:value="-12.75" calcext:value-type="float">
            <text:p>-12,75</text:p>
          </table:table-cell>
          <table:table-cell table:style-name="ce20" table:formula="of:=-RADIANS([lf.B146])" office:value-type="float" office:value="0.222529479629277" calcext:value-type="float">
            <text:p>0,222529479629277</text:p>
          </table:table-cell>
          <table:table-cell table:style-name="ce20" table:formula="of:=COS([lf.$B$6])*servo_saver_arm_length*COS([lf.C146])-SIN([lf.$B$6])*servo_saver_arm_length*SIN([lf.C146])+[lf.$B$24]" office:value-type="float" office:value="358.605477128136" calcext:value-type="float">
            <text:p>358,605477128136</text:p>
          </table:table-cell>
          <table:table-cell table:style-name="ce20" table:formula="of:=COS([lf.$B$6])*servo_saver_arm_length*SIN([lf.C146])+SIN([lf.$B$6])*servo_saver_arm_length*COS([lf.C146])+[lf.$C$24]" office:value-type="float" office:value="3.53115896034402" calcext:value-type="float">
            <text:p>3,53115896034402</text:p>
          </table:table-cell>
          <table:table-cell table:style-name="ce20" table:formula="of:=[$lf.D146]-[$lf.$B$14]" office:value-type="float" office:value="58.6054771281362" calcext:value-type="float">
            <text:p>58,6054771281362</text:p>
          </table:table-cell>
          <table:table-cell table:style-name="ce20" table:formula="of:=[lf.E146]-[$lf.$C$14]" office:value-type="float" office:value="-91.468841039656" calcext:value-type="float">
            <text:p>-91,468841039656</text:p>
          </table:table-cell>
          <table:table-cell table:style-name="ce11" table:formula="of:=SQRT([lf.F146]^2+[lf.G146]^2)" office:value-type="float" office:value="108.633101909843" calcext:value-type="float">
            <text:p>108,633101909843</text:p>
          </table:table-cell>
          <table:table-cell table:style-name="ce20" table:formula="of:=([lf.H146]^2-[lf.$B$42]^2+[lf.$B$43]^2)/(2*[lf.H146])" office:value-type="float" office:value="1.56089128747724" calcext:value-type="float">
            <text:p>1,56089128747724</text:p>
          </table:table-cell>
          <table:table-cell table:style-name="ce20" table:formula="of:=ACOS([lf.I146]/[lf.$B$43])" office:value-type="float" office:value="1.49639955972198" calcext:value-type="float">
            <text:p>1,49639955972198</text:p>
          </table:table-cell>
          <table:table-cell table:style-name="ce20" table:formula="of:=ASIN([lf.F146]/[lf.H146])" office:value-type="float" office:value="0.569820407028012" calcext:value-type="float">
            <text:p>0,569820407028012</text:p>
          </table:table-cell>
          <table:table-cell table:style-name="ce20" table:formula="of:=IF(0.5*PI()+[lf.$B$9]&gt;[lf.K146];1;-1)" office:value-type="float" office:value="1" calcext:value-type="float">
            <text:p>1</text:p>
          </table:table-cell>
          <table:table-cell table:style-name="ce17" table:formula="of:=0.5*PI()-([lf.J146]*[lf.L146]+[lf.K146])" office:value-type="float" office:value="-0.495423639955096" calcext:value-type="float">
            <text:p>-0,495423639955096</text:p>
          </table:table-cell>
          <table:table-cell table:style-name="ce17" table:formula="of:=-[lf.M146]-[lf.$B$8]" office:value-type="float" office:value="0.163811082076174" calcext:value-type="float">
            <text:p>0,163811082076174</text:p>
          </table:table-cell>
          <table:table-cell table:number-columns-repeated="10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[lf.A147]*analyze_resolution" office:value-type="float" office:value="-12.6" calcext:value-type="float">
            <text:p>-12,6</text:p>
          </table:table-cell>
          <table:table-cell table:style-name="ce20" table:formula="of:=-RADIANS([lf.B147])" office:value-type="float" office:value="0.219911485751286" calcext:value-type="float">
            <text:p>0,219911485751286</text:p>
          </table:table-cell>
          <table:table-cell table:style-name="ce20" table:formula="of:=COS([lf.$B$6])*servo_saver_arm_length*COS([lf.C147])-SIN([lf.$B$6])*servo_saver_arm_length*SIN([lf.C147])+[lf.$B$24]" office:value-type="float" office:value="358.61466819102" calcext:value-type="float">
            <text:p>358,61466819102</text:p>
          </table:table-cell>
          <table:table-cell table:style-name="ce20" table:formula="of:=COS([lf.$B$6])*servo_saver_arm_length*SIN([lf.C147])+SIN([lf.$B$6])*servo_saver_arm_length*COS([lf.C147])+[lf.$C$24]" office:value-type="float" office:value="3.49029186234469" calcext:value-type="float">
            <text:p>3,49029186234469</text:p>
          </table:table-cell>
          <table:table-cell table:style-name="ce20" table:formula="of:=[$lf.D147]-[$lf.$B$14]" office:value-type="float" office:value="58.61466819102" calcext:value-type="float">
            <text:p>58,61466819102</text:p>
          </table:table-cell>
          <table:table-cell table:style-name="ce20" table:formula="of:=[lf.E147]-[$lf.$C$14]" office:value-type="float" office:value="-91.5097081376553" calcext:value-type="float">
            <text:p>-91,5097081376553</text:p>
          </table:table-cell>
          <table:table-cell table:style-name="ce11" table:formula="of:=SQRT([lf.F147]^2+[lf.G147]^2)" office:value-type="float" office:value="108.672471263804" calcext:value-type="float">
            <text:p>108,672471263804</text:p>
          </table:table-cell>
          <table:table-cell table:style-name="ce20" table:formula="of:=([lf.H147]^2-[lf.$B$42]^2+[lf.$B$43]^2)/(2*[lf.H147])" office:value-type="float" office:value="1.59968803777947" calcext:value-type="float">
            <text:p>1,59968803777947</text:p>
          </table:table-cell>
          <table:table-cell table:style-name="ce20" table:formula="of:=ACOS([lf.I147]/[lf.$B$43])" office:value-type="float" office:value="1.49454684187683" calcext:value-type="float">
            <text:p>1,49454684187683</text:p>
          </table:table-cell>
          <table:table-cell table:style-name="ce20" table:formula="of:=ASIN([lf.F147]/[lf.H147])" office:value-type="float" office:value="0.569688743867782" calcext:value-type="float">
            <text:p>0,569688743867782</text:p>
          </table:table-cell>
          <table:table-cell table:style-name="ce20" table:formula="of:=IF(0.5*PI()+[lf.$B$9]&gt;[lf.K147];1;-1)" office:value-type="float" office:value="1" calcext:value-type="float">
            <text:p>1</text:p>
          </table:table-cell>
          <table:table-cell table:style-name="ce17" table:formula="of:=0.5*PI()-([lf.J147]*[lf.L147]+[lf.K147])" office:value-type="float" office:value="-0.493439258949715" calcext:value-type="float">
            <text:p>-0,493439258949715</text:p>
          </table:table-cell>
          <table:table-cell table:style-name="ce17" table:formula="of:=-[lf.M147]-[lf.$B$8]" office:value-type="float" office:value="0.161826701070793" calcext:value-type="float">
            <text:p>0,161826701070793</text:p>
          </table:table-cell>
          <table:table-cell table:number-columns-repeated="10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[lf.A148]*analyze_resolution" office:value-type="float" office:value="-12.45" calcext:value-type="float">
            <text:p>-12,45</text:p>
          </table:table-cell>
          <table:table-cell table:style-name="ce20" table:formula="of:=-RADIANS([lf.B148])" office:value-type="float" office:value="0.217293491873294" calcext:value-type="float">
            <text:p>0,217293491873294</text:p>
          </table:table-cell>
          <table:table-cell table:style-name="ce20" table:formula="of:=COS([lf.$B$6])*servo_saver_arm_length*COS([lf.C148])-SIN([lf.$B$6])*servo_saver_arm_length*SIN([lf.C148])+[lf.$B$24]" office:value-type="float" office:value="358.623752232716" calcext:value-type="float">
            <text:p>358,623752232716</text:p>
          </table:table-cell>
          <table:table-cell table:style-name="ce20" table:formula="of:=COS([lf.$B$6])*servo_saver_arm_length*SIN([lf.C148])+SIN([lf.$B$6])*servo_saver_arm_length*COS([lf.C148])+[lf.$C$24]" office:value-type="float" office:value="3.44940084227573" calcext:value-type="float">
            <text:p>3,44940084227573</text:p>
          </table:table-cell>
          <table:table-cell table:style-name="ce20" table:formula="of:=[$lf.D148]-[$lf.$B$14]" office:value-type="float" office:value="58.6237522327163" calcext:value-type="float">
            <text:p>58,6237522327163</text:p>
          </table:table-cell>
          <table:table-cell table:style-name="ce20" table:formula="of:=[lf.E148]-[$lf.$C$14]" office:value-type="float" office:value="-91.5505991577243" calcext:value-type="float">
            <text:p>-91,5505991577243</text:p>
          </table:table-cell>
          <table:table-cell table:style-name="ce11" table:formula="of:=SQRT([lf.F148]^2+[lf.G148]^2)" office:value-type="float" office:value="108.711804933876" calcext:value-type="float">
            <text:p>108,711804933876</text:p>
          </table:table-cell>
          <table:table-cell table:style-name="ce20" table:formula="of:=([lf.H148]^2-[lf.$B$42]^2+[lf.$B$43]^2)/(2*[lf.H148])" office:value-type="float" office:value="1.63843579935473" calcext:value-type="float">
            <text:p>1,63843579935473</text:p>
          </table:table-cell>
          <table:table-cell table:style-name="ce20" table:formula="of:=ACOS([lf.I148]/[lf.$B$43])" office:value-type="float" office:value="1.49269620168403" calcext:value-type="float">
            <text:p>1,49269620168403</text:p>
          </table:table-cell>
          <table:table-cell table:style-name="ce20" table:formula="of:=ASIN([lf.F148]/[lf.H148])" office:value-type="float" office:value="0.569556228364317" calcext:value-type="float">
            <text:p>0,569556228364317</text:p>
          </table:table-cell>
          <table:table-cell table:style-name="ce20" table:formula="of:=IF(0.5*PI()+[lf.$B$9]&gt;[lf.K148];1;-1)" office:value-type="float" office:value="1" calcext:value-type="float">
            <text:p>1</text:p>
          </table:table-cell>
          <table:table-cell table:style-name="ce17" table:formula="of:=0.5*PI()-([lf.J148]*[lf.L148]+[lf.K148])" office:value-type="float" office:value="-0.491456103253451" calcext:value-type="float">
            <text:p>-0,491456103253451</text:p>
          </table:table-cell>
          <table:table-cell table:style-name="ce17" table:formula="of:=-[lf.M148]-[lf.$B$8]" office:value-type="float" office:value="0.159843545374528" calcext:value-type="float">
            <text:p>0,159843545374528</text:p>
          </table:table-cell>
          <table:table-cell table:number-columns-repeated="1010"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[lf.A149]*analyze_resolution" office:value-type="float" office:value="-12.3" calcext:value-type="float">
            <text:p>-12,3</text:p>
          </table:table-cell>
          <table:table-cell table:style-name="ce20" table:formula="of:=-RADIANS([lf.B149])" office:value-type="float" office:value="0.214675497995302" calcext:value-type="float">
            <text:p>0,214675497995302</text:p>
          </table:table-cell>
          <table:table-cell table:style-name="ce20" table:formula="of:=COS([lf.$B$6])*servo_saver_arm_length*COS([lf.C149])-SIN([lf.$B$6])*servo_saver_arm_length*SIN([lf.C149])+[lf.$B$24]" office:value-type="float" office:value="358.632729190964" calcext:value-type="float">
            <text:p>358,632729190964</text:p>
          </table:table-cell>
          <table:table-cell table:style-name="ce20" table:formula="of:=COS([lf.$B$6])*servo_saver_arm_length*SIN([lf.C149])+SIN([lf.$B$6])*servo_saver_arm_length*COS([lf.C149])+[lf.$C$24]" office:value-type="float" office:value="3.40848618039962" calcext:value-type="float">
            <text:p>3,40848618039962</text:p>
          </table:table-cell>
          <table:table-cell table:style-name="ce20" table:formula="of:=[$lf.D149]-[$lf.$B$14]" office:value-type="float" office:value="58.6327291909642" calcext:value-type="float">
            <text:p>58,6327291909642</text:p>
          </table:table-cell>
          <table:table-cell table:style-name="ce20" table:formula="of:=[lf.E149]-[$lf.$C$14]" office:value-type="float" office:value="-91.5915138196004" calcext:value-type="float">
            <text:p>-91,5915138196004</text:p>
          </table:table-cell>
          <table:table-cell table:style-name="ce11" table:formula="of:=SQRT([lf.F149]^2+[lf.G149]^2)" office:value-type="float" office:value="108.751102689338" calcext:value-type="float">
            <text:p>108,751102689338</text:p>
          </table:table-cell>
          <table:table-cell table:style-name="ce20" table:formula="of:=([lf.H149]^2-[lf.$B$42]^2+[lf.$B$43]^2)/(2*[lf.H149])" office:value-type="float" office:value="1.67713439761657" calcext:value-type="float">
            <text:p>1,67713439761657</text:p>
          </table:table-cell>
          <table:table-cell table:style-name="ce20" table:formula="of:=ACOS([lf.I149]/[lf.$B$43])" office:value-type="float" office:value="1.49084764203644" calcext:value-type="float">
            <text:p>1,49084764203644</text:p>
          </table:table-cell>
          <table:table-cell table:style-name="ce20" table:formula="of:=ASIN([lf.F149]/[lf.H149])" office:value-type="float" office:value="0.569422862217018" calcext:value-type="float">
            <text:p>0,569422862217018</text:p>
          </table:table-cell>
          <table:table-cell table:style-name="ce20" table:formula="of:=IF(0.5*PI()+[lf.$B$9]&gt;[lf.K149];1;-1)" office:value-type="float" office:value="1" calcext:value-type="float">
            <text:p>1</text:p>
          </table:table-cell>
          <table:table-cell table:style-name="ce17" table:formula="of:=0.5*PI()-([lf.J149]*[lf.L149]+[lf.K149])" office:value-type="float" office:value="-0.489474177458563" calcext:value-type="float">
            <text:p>-0,489474177458563</text:p>
          </table:table-cell>
          <table:table-cell table:style-name="ce17" table:formula="of:=-[lf.M149]-[lf.$B$8]" office:value-type="float" office:value="0.15786161957964" calcext:value-type="float">
            <text:p>0,15786161957964</text:p>
          </table:table-cell>
          <table:table-cell table:number-columns-repeated="10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[lf.A150]*analyze_resolution" office:value-type="float" office:value="-12.15" calcext:value-type="float">
            <text:p>-12,15</text:p>
          </table:table-cell>
          <table:table-cell table:style-name="ce20" table:formula="of:=-RADIANS([lf.B150])" office:value-type="float" office:value="0.212057504117311" calcext:value-type="float">
            <text:p>0,212057504117311</text:p>
          </table:table-cell>
          <table:table-cell table:style-name="ce20" table:formula="of:=COS([lf.$B$6])*servo_saver_arm_length*COS([lf.C150])-SIN([lf.$B$6])*servo_saver_arm_length*SIN([lf.C150])+[lf.$B$24]" office:value-type="float" office:value="358.641599004237" calcext:value-type="float">
            <text:p>358,641599004237</text:p>
          </table:table-cell>
          <table:table-cell table:style-name="ce20" table:formula="of:=COS([lf.$B$6])*servo_saver_arm_length*SIN([lf.C150])+SIN([lf.$B$6])*servo_saver_arm_length*COS([lf.C150])+[lf.$C$24]" office:value-type="float" office:value="3.36754815714089" calcext:value-type="float">
            <text:p>3,36754815714089</text:p>
          </table:table-cell>
          <table:table-cell table:style-name="ce20" table:formula="of:=[$lf.D150]-[$lf.$B$14]" office:value-type="float" office:value="58.6415990042366" calcext:value-type="float">
            <text:p>58,6415990042366</text:p>
          </table:table-cell>
          <table:table-cell table:style-name="ce20" table:formula="of:=[lf.E150]-[$lf.$C$14]" office:value-type="float" office:value="-91.6324518428591" calcext:value-type="float">
            <text:p>-91,6324518428591</text:p>
          </table:table-cell>
          <table:table-cell table:style-name="ce11" table:formula="of:=SQRT([lf.F150]^2+[lf.G150]^2)" office:value-type="float" office:value="108.790364299912" calcext:value-type="float">
            <text:p>108,790364299912</text:p>
          </table:table-cell>
          <table:table-cell table:style-name="ce20" table:formula="of:=([lf.H150]^2-[lf.$B$42]^2+[lf.$B$43]^2)/(2*[lf.H150])" office:value-type="float" office:value="1.71578365860355" calcext:value-type="float">
            <text:p>1,71578365860355</text:p>
          </table:table-cell>
          <table:table-cell table:style-name="ce20" table:formula="of:=ACOS([lf.I150]/[lf.$B$43])" office:value-type="float" office:value="1.48900116584136" calcext:value-type="float">
            <text:p>1,48900116584136</text:p>
          </table:table-cell>
          <table:table-cell table:style-name="ce20" table:formula="of:=ASIN([lf.F150]/[lf.H150])" office:value-type="float" office:value="0.569288647126407" calcext:value-type="float">
            <text:p>0,569288647126407</text:p>
          </table:table-cell>
          <table:table-cell table:style-name="ce20" table:formula="of:=IF(0.5*PI()+[lf.$B$9]&gt;[lf.K150];1;-1)" office:value-type="float" office:value="1" calcext:value-type="float">
            <text:p>1</text:p>
          </table:table-cell>
          <table:table-cell table:style-name="ce17" table:formula="of:=0.5*PI()-([lf.J150]*[lf.L150]+[lf.K150])" office:value-type="float" office:value="-0.487493486172866" calcext:value-type="float">
            <text:p>-0,487493486172866</text:p>
          </table:table-cell>
          <table:table-cell table:style-name="ce17" table:formula="of:=-[lf.M150]-[lf.$B$8]" office:value-type="float" office:value="0.155880928293944" calcext:value-type="float">
            <text:p>0,155880928293944</text:p>
          </table:table-cell>
          <table:table-cell table:number-columns-repeated="10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[lf.A151]*analyze_resolution" office:value-type="float" office:value="-12" calcext:value-type="float">
            <text:p>-12</text:p>
          </table:table-cell>
          <table:table-cell table:style-name="ce20" table:formula="of:=-RADIANS([lf.B151])" office:value-type="float" office:value="0.20943951023932" calcext:value-type="float">
            <text:p>0,20943951023932</text:p>
          </table:table-cell>
          <table:table-cell table:style-name="ce20" table:formula="of:=COS([lf.$B$6])*servo_saver_arm_length*COS([lf.C151])-SIN([lf.$B$6])*servo_saver_arm_length*SIN([lf.C151])+[lf.$B$24]" office:value-type="float" office:value="358.650361611741" calcext:value-type="float">
            <text:p>358,650361611741</text:p>
          </table:table-cell>
          <table:table-cell table:style-name="ce20" table:formula="of:=COS([lf.$B$6])*servo_saver_arm_length*SIN([lf.C151])+SIN([lf.$B$6])*servo_saver_arm_length*COS([lf.C151])+[lf.$C$24]" office:value-type="float" office:value="3.32658705308416" calcext:value-type="float">
            <text:p>3,32658705308416</text:p>
          </table:table-cell>
          <table:table-cell table:style-name="ce20" table:formula="of:=[$lf.D151]-[$lf.$B$14]" office:value-type="float" office:value="58.6503616117409" calcext:value-type="float">
            <text:p>58,6503616117409</text:p>
          </table:table-cell>
          <table:table-cell table:style-name="ce20" table:formula="of:=[lf.E151]-[$lf.$C$14]" office:value-type="float" office:value="-91.6734129469159" calcext:value-type="float">
            <text:p>-91,6734129469159</text:p>
          </table:table-cell>
          <table:table-cell table:style-name="ce11" table:formula="of:=SQRT([lf.F151]^2+[lf.G151]^2)" office:value-type="float" office:value="108.829589535768" calcext:value-type="float">
            <text:p>108,829589535768</text:p>
          </table:table-cell>
          <table:table-cell table:style-name="ce20" table:formula="of:=([lf.H151]^2-[lf.$B$42]^2+[lf.$B$43]^2)/(2*[lf.H151])" office:value-type="float" office:value="1.75438340897756" calcext:value-type="float">
            <text:p>1,75438340897756</text:p>
          </table:table-cell>
          <table:table-cell table:style-name="ce20" table:formula="of:=ACOS([lf.I151]/[lf.$B$43])" office:value-type="float" office:value="1.48715677602057" calcext:value-type="float">
            <text:p>1,48715677602057</text:p>
          </table:table-cell>
          <table:table-cell table:style-name="ce20" table:formula="of:=ASIN([lf.F151]/[lf.H151])" office:value-type="float" office:value="0.56915358479411" calcext:value-type="float">
            <text:p>0,56915358479411</text:p>
          </table:table-cell>
          <table:table-cell table:style-name="ce20" table:formula="of:=IF(0.5*PI()+[lf.$B$9]&gt;[lf.K151];1;-1)" office:value-type="float" office:value="1" calcext:value-type="float">
            <text:p>1</text:p>
          </table:table-cell>
          <table:table-cell table:style-name="ce17" table:formula="of:=0.5*PI()-([lf.J151]*[lf.L151]+[lf.K151])" office:value-type="float" office:value="-0.485514034019786" calcext:value-type="float">
            <text:p>-0,485514034019786</text:p>
          </table:table-cell>
          <table:table-cell table:style-name="ce17" table:formula="of:=-[lf.M151]-[lf.$B$8]" office:value-type="float" office:value="0.153901476140863" calcext:value-type="float">
            <text:p>0,153901476140863</text:p>
          </table:table-cell>
          <table:table-cell table:number-columns-repeated="1010"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[lf.A152]*analyze_resolution" office:value-type="float" office:value="-11.85" calcext:value-type="float">
            <text:p>-11,85</text:p>
          </table:table-cell>
          <table:table-cell table:style-name="ce20" table:formula="of:=-RADIANS([lf.B152])" office:value-type="float" office:value="0.206821516361328" calcext:value-type="float">
            <text:p>0,206821516361328</text:p>
          </table:table-cell>
          <table:table-cell table:style-name="ce20" table:formula="of:=COS([lf.$B$6])*servo_saver_arm_length*COS([lf.C152])-SIN([lf.$B$6])*servo_saver_arm_length*SIN([lf.C152])+[lf.$B$24]" office:value-type="float" office:value="358.659016953419" calcext:value-type="float">
            <text:p>358,659016953419</text:p>
          </table:table-cell>
          <table:table-cell table:style-name="ce20" table:formula="of:=COS([lf.$B$6])*servo_saver_arm_length*SIN([lf.C152])+SIN([lf.$B$6])*servo_saver_arm_length*COS([lf.C152])+[lf.$C$24]" office:value-type="float" office:value="3.28560314897222" calcext:value-type="float">
            <text:p>3,28560314897222</text:p>
          </table:table-cell>
          <table:table-cell table:style-name="ce20" table:formula="of:=[$lf.D152]-[$lf.$B$14]" office:value-type="float" office:value="58.659016953419" calcext:value-type="float">
            <text:p>58,659016953419</text:p>
          </table:table-cell>
          <table:table-cell table:style-name="ce20" table:formula="of:=[lf.E152]-[$lf.$C$14]" office:value-type="float" office:value="-91.7143968510278" calcext:value-type="float">
            <text:p>-91,7143968510278</text:p>
          </table:table-cell>
          <table:table-cell table:style-name="ce11" table:formula="of:=SQRT([lf.F152]^2+[lf.G152]^2)" office:value-type="float" office:value="108.868778167523" calcext:value-type="float">
            <text:p>108,868778167523</text:p>
          </table:table-cell>
          <table:table-cell table:style-name="ce20" table:formula="of:=([lf.H152]^2-[lf.$B$42]^2+[lf.$B$43]^2)/(2*[lf.H152])" office:value-type="float" office:value="1.79293347602214" calcext:value-type="float">
            <text:p>1,79293347602214</text:p>
          </table:table-cell>
          <table:table-cell table:style-name="ce20" table:formula="of:=ACOS([lf.I152]/[lf.$B$43])" office:value-type="float" office:value="1.48531447551047" calcext:value-type="float">
            <text:p>1,48531447551047</text:p>
          </table:table-cell>
          <table:table-cell table:style-name="ce20" table:formula="of:=ASIN([lf.F152]/[lf.H152])" office:value-type="float" office:value="0.569017676922838" calcext:value-type="float">
            <text:p>0,569017676922838</text:p>
          </table:table-cell>
          <table:table-cell table:style-name="ce20" table:formula="of:=IF(0.5*PI()+[lf.$B$9]&gt;[lf.K152];1;-1)" office:value-type="float" office:value="1" calcext:value-type="float">
            <text:p>1</text:p>
          </table:table-cell>
          <table:table-cell table:style-name="ce17" table:formula="of:=0.5*PI()-([lf.J152]*[lf.L152]+[lf.K152])" office:value-type="float" office:value="-0.483535825638414" calcext:value-type="float">
            <text:p>-0,483535825638414</text:p>
          </table:table-cell>
          <table:table-cell table:style-name="ce17" table:formula="of:=-[lf.M152]-[lf.$B$8]" office:value-type="float" office:value="0.151923267759492" calcext:value-type="float">
            <text:p>0,151923267759492</text:p>
          </table:table-cell>
          <table:table-cell table:number-columns-repeated="1010"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[lf.A153]*analyze_resolution" office:value-type="float" office:value="-11.7" calcext:value-type="float">
            <text:p>-11,7</text:p>
          </table:table-cell>
          <table:table-cell table:style-name="ce20" table:formula="of:=-RADIANS([lf.B153])" office:value-type="float" office:value="0.204203522483336" calcext:value-type="float">
            <text:p>0,204203522483336</text:p>
          </table:table-cell>
          <table:table-cell table:style-name="ce20" table:formula="of:=COS([lf.$B$6])*servo_saver_arm_length*COS([lf.C153])-SIN([lf.$B$6])*servo_saver_arm_length*SIN([lf.C153])+[lf.$B$24]" office:value-type="float" office:value="358.667564969948" calcext:value-type="float">
            <text:p>358,667564969948</text:p>
          </table:table-cell>
          <table:table-cell table:style-name="ce20" table:formula="of:=COS([lf.$B$6])*servo_saver_arm_length*SIN([lf.C153])+SIN([lf.$B$6])*servo_saver_arm_length*COS([lf.C153])+[lf.$C$24]" office:value-type="float" office:value="3.24459672570419" calcext:value-type="float">
            <text:p>3,24459672570419</text:p>
          </table:table-cell>
          <table:table-cell table:style-name="ce20" table:formula="of:=[$lf.D153]-[$lf.$B$14]" office:value-type="float" office:value="58.6675649699483" calcext:value-type="float">
            <text:p>58,6675649699483</text:p>
          </table:table-cell>
          <table:table-cell table:style-name="ce20" table:formula="of:=[lf.E153]-[$lf.$C$14]" office:value-type="float" office:value="-91.7554032742958" calcext:value-type="float">
            <text:p>-91,7554032742958</text:p>
          </table:table-cell>
          <table:table-cell table:style-name="ce11" table:formula="of:=SQRT([lf.F153]^2+[lf.G153]^2)" office:value-type="float" office:value="108.907929966241" calcext:value-type="float">
            <text:p>108,907929966241</text:p>
          </table:table-cell>
          <table:table-cell table:style-name="ce20" table:formula="of:=([lf.H153]^2-[lf.$B$42]^2+[lf.$B$43]^2)/(2*[lf.H153])" office:value-type="float" office:value="1.83143368764083" calcext:value-type="float">
            <text:p>1,83143368764083</text:p>
          </table:table-cell>
          <table:table-cell table:style-name="ce20" table:formula="of:=ACOS([lf.I153]/[lf.$B$43])" office:value-type="float" office:value="1.4834742672621" calcext:value-type="float">
            <text:p>1,4834742672621</text:p>
          </table:table-cell>
          <table:table-cell table:style-name="ce20" table:formula="of:=ASIN([lf.F153]/[lf.H153])" office:value-type="float" office:value="0.568880925216368" calcext:value-type="float">
            <text:p>0,568880925216368</text:p>
          </table:table-cell>
          <table:table-cell table:style-name="ce20" table:formula="of:=IF(0.5*PI()+[lf.$B$9]&gt;[lf.K153];1;-1)" office:value-type="float" office:value="1" calcext:value-type="float">
            <text:p>1</text:p>
          </table:table-cell>
          <table:table-cell table:style-name="ce17" table:formula="of:=0.5*PI()-([lf.J153]*[lf.L153]+[lf.K153])" office:value-type="float" office:value="-0.481558865683569" calcext:value-type="float">
            <text:p>-0,481558865683569</text:p>
          </table:table-cell>
          <table:table-cell table:style-name="ce17" table:formula="of:=-[lf.M153]-[lf.$B$8]" office:value-type="float" office:value="0.149946307804647" calcext:value-type="float">
            <text:p>0,149946307804647</text:p>
          </table:table-cell>
          <table:table-cell table:number-columns-repeated="1010"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[lf.A154]*analyze_resolution" office:value-type="float" office:value="-11.55" calcext:value-type="float">
            <text:p>-11,55</text:p>
          </table:table-cell>
          <table:table-cell table:style-name="ce20" table:formula="of:=-RADIANS([lf.B154])" office:value-type="float" office:value="0.201585528605345" calcext:value-type="float">
            <text:p>0,201585528605345</text:p>
          </table:table-cell>
          <table:table-cell table:style-name="ce20" table:formula="of:=COS([lf.$B$6])*servo_saver_arm_length*COS([lf.C154])-SIN([lf.$B$6])*servo_saver_arm_length*SIN([lf.C154])+[lf.$B$24]" office:value-type="float" office:value="358.676005602741" calcext:value-type="float">
            <text:p>358,676005602741</text:p>
          </table:table-cell>
          <table:table-cell table:style-name="ce20" table:formula="of:=COS([lf.$B$6])*servo_saver_arm_length*SIN([lf.C154])+SIN([lf.$B$6])*servo_saver_arm_length*COS([lf.C154])+[lf.$C$24]" office:value-type="float" office:value="3.20356806433351" calcext:value-type="float">
            <text:p>3,20356806433351</text:p>
          </table:table-cell>
          <table:table-cell table:style-name="ce20" table:formula="of:=[$lf.D154]-[$lf.$B$14]" office:value-type="float" office:value="58.6760056027415" calcext:value-type="float">
            <text:p>58,6760056027415</text:p>
          </table:table-cell>
          <table:table-cell table:style-name="ce20" table:formula="of:=[lf.E154]-[$lf.$C$14]" office:value-type="float" office:value="-91.7964319356665" calcext:value-type="float">
            <text:p>-91,7964319356665</text:p>
          </table:table-cell>
          <table:table-cell table:style-name="ce11" table:formula="of:=SQRT([lf.F154]^2+[lf.G154]^2)" office:value-type="float" office:value="108.947044703436" calcext:value-type="float">
            <text:p>108,947044703436</text:p>
          </table:table-cell>
          <table:table-cell table:style-name="ce20" table:formula="of:=([lf.H154]^2-[lf.$B$42]^2+[lf.$B$43]^2)/(2*[lf.H154])" office:value-type="float" office:value="1.86988387235531" calcext:value-type="float">
            <text:p>1,86988387235531</text:p>
          </table:table-cell>
          <table:table-cell table:style-name="ce20" table:formula="of:=ACOS([lf.I154]/[lf.$B$43])" office:value-type="float" office:value="1.48163615424123" calcext:value-type="float">
            <text:p>1,48163615424123</text:p>
          </table:table-cell>
          <table:table-cell table:style-name="ce20" table:formula="of:=ASIN([lf.F154]/[lf.H154])" office:value-type="float" office:value="0.568743331379524" calcext:value-type="float">
            <text:p>0,568743331379524</text:p>
          </table:table-cell>
          <table:table-cell table:style-name="ce20" table:formula="of:=IF(0.5*PI()+[lf.$B$9]&gt;[lf.K154];1;-1)" office:value-type="float" office:value="1" calcext:value-type="float">
            <text:p>1</text:p>
          </table:table-cell>
          <table:table-cell table:style-name="ce17" table:formula="of:=0.5*PI()-([lf.J154]*[lf.L154]+[lf.K154])" office:value-type="float" office:value="-0.479583158825857" calcext:value-type="float">
            <text:p>-0,479583158825857</text:p>
          </table:table-cell>
          <table:table-cell table:style-name="ce17" table:formula="of:=-[lf.M154]-[lf.$B$8]" office:value-type="float" office:value="0.147970600946934" calcext:value-type="float">
            <text:p>0,147970600946934</text:p>
          </table:table-cell>
          <table:table-cell table:number-columns-repeated="1010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[lf.A155]*analyze_resolution" office:value-type="float" office:value="-11.4" calcext:value-type="float">
            <text:p>-11,4</text:p>
          </table:table-cell>
          <table:table-cell table:style-name="ce20" table:formula="of:=-RADIANS([lf.B155])" office:value-type="float" office:value="0.198967534727354" calcext:value-type="float">
            <text:p>0,198967534727354</text:p>
          </table:table-cell>
          <table:table-cell table:style-name="ce20" table:formula="of:=COS([lf.$B$6])*servo_saver_arm_length*COS([lf.C155])-SIN([lf.$B$6])*servo_saver_arm_length*SIN([lf.C155])+[lf.$B$24]" office:value-type="float" office:value="358.684338793948" calcext:value-type="float">
            <text:p>358,684338793948</text:p>
          </table:table-cell>
          <table:table-cell table:style-name="ce20" table:formula="of:=COS([lf.$B$6])*servo_saver_arm_length*SIN([lf.C155])+SIN([lf.$B$6])*servo_saver_arm_length*COS([lf.C155])+[lf.$C$24]" office:value-type="float" office:value="3.16251744606603" calcext:value-type="float">
            <text:p>3,16251744606603</text:p>
          </table:table-cell>
          <table:table-cell table:style-name="ce20" table:formula="of:=[$lf.D155]-[$lf.$B$14]" office:value-type="float" office:value="58.6843387939476" calcext:value-type="float">
            <text:p>58,6843387939476</text:p>
          </table:table-cell>
          <table:table-cell table:style-name="ce20" table:formula="of:=[lf.E155]-[$lf.$C$14]" office:value-type="float" office:value="-91.837482553934" calcext:value-type="float">
            <text:p>-91,837482553934</text:p>
          </table:table-cell>
          <table:table-cell table:style-name="ce11" table:formula="of:=SQRT([lf.F155]^2+[lf.G155]^2)" office:value-type="float" office:value="108.986122151065" calcext:value-type="float">
            <text:p>108,986122151065</text:p>
          </table:table-cell>
          <table:table-cell table:style-name="ce20" table:formula="of:=([lf.H155]^2-[lf.$B$42]^2+[lf.$B$43]^2)/(2*[lf.H155])" office:value-type="float" office:value="1.90828385930388" calcext:value-type="float">
            <text:p>1,90828385930388</text:p>
          </table:table-cell>
          <table:table-cell table:style-name="ce20" table:formula="of:=ACOS([lf.I155]/[lf.$B$43])" office:value-type="float" office:value="1.47980013942846" calcext:value-type="float">
            <text:p>1,47980013942846</text:p>
          </table:table-cell>
          <table:table-cell table:style-name="ce20" table:formula="of:=ASIN([lf.F155]/[lf.H155])" office:value-type="float" office:value="0.568604897118157" calcext:value-type="float">
            <text:p>0,568604897118157</text:p>
          </table:table-cell>
          <table:table-cell table:style-name="ce20" table:formula="of:=IF(0.5*PI()+[lf.$B$9]&gt;[lf.K155];1;-1)" office:value-type="float" office:value="1" calcext:value-type="float">
            <text:p>1</text:p>
          </table:table-cell>
          <table:table-cell table:style-name="ce17" table:formula="of:=0.5*PI()-([lf.J155]*[lf.L155]+[lf.K155])" office:value-type="float" office:value="-0.477608709751723" calcext:value-type="float">
            <text:p>-0,477608709751723</text:p>
          </table:table-cell>
          <table:table-cell table:style-name="ce17" table:formula="of:=-[lf.M155]-[lf.$B$8]" office:value-type="float" office:value="0.145996151872801" calcext:value-type="float">
            <text:p>0,145996151872801</text:p>
          </table:table-cell>
          <table:table-cell table:number-columns-repeated="1010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[lf.A156]*analyze_resolution" office:value-type="float" office:value="-11.25" calcext:value-type="float">
            <text:p>-11,25</text:p>
          </table:table-cell>
          <table:table-cell table:style-name="ce20" table:formula="of:=-RADIANS([lf.B156])" office:value-type="float" office:value="0.196349540849362" calcext:value-type="float">
            <text:p>0,196349540849362</text:p>
          </table:table-cell>
          <table:table-cell table:style-name="ce20" table:formula="of:=COS([lf.$B$6])*servo_saver_arm_length*COS([lf.C156])-SIN([lf.$B$6])*servo_saver_arm_length*SIN([lf.C156])+[lf.$B$24]" office:value-type="float" office:value="358.692564486452" calcext:value-type="float">
            <text:p>358,692564486452</text:p>
          </table:table-cell>
          <table:table-cell table:style-name="ce20" table:formula="of:=COS([lf.$B$6])*servo_saver_arm_length*SIN([lf.C156])+SIN([lf.$B$6])*servo_saver_arm_length*COS([lf.C156])+[lf.$C$24]" office:value-type="float" office:value="3.12144515225805" calcext:value-type="float">
            <text:p>3,12144515225805</text:p>
          </table:table-cell>
          <table:table-cell table:style-name="ce20" table:formula="of:=[$lf.D156]-[$lf.$B$14]" office:value-type="float" office:value="58.6925644864517" calcext:value-type="float">
            <text:p>58,6925644864517</text:p>
          </table:table-cell>
          <table:table-cell table:style-name="ce20" table:formula="of:=[lf.E156]-[$lf.$C$14]" office:value-type="float" office:value="-91.878554847742" calcext:value-type="float">
            <text:p>-91,878554847742</text:p>
          </table:table-cell>
          <table:table-cell table:style-name="ce11" table:formula="of:=SQRT([lf.F156]^2+[lf.G156]^2)" office:value-type="float" office:value="109.025162081539" calcext:value-type="float">
            <text:p>109,025162081539</text:p>
          </table:table-cell>
          <table:table-cell table:style-name="ce20" table:formula="of:=([lf.H156]^2-[lf.$B$42]^2+[lf.$B$43]^2)/(2*[lf.H156])" office:value-type="float" office:value="1.94663347823972" calcext:value-type="float">
            <text:p>1,94663347823972</text:p>
          </table:table-cell>
          <table:table-cell table:style-name="ce20" table:formula="of:=ACOS([lf.I156]/[lf.$B$43])" office:value-type="float" office:value="1.47796622581928" calcext:value-type="float">
            <text:p>1,47796622581928</text:p>
          </table:table-cell>
          <table:table-cell table:style-name="ce20" table:formula="of:=ASIN([lf.F156]/[lf.H156])" office:value-type="float" office:value="0.568465624139127" calcext:value-type="float">
            <text:p>0,568465624139127</text:p>
          </table:table-cell>
          <table:table-cell table:style-name="ce20" table:formula="of:=IF(0.5*PI()+[lf.$B$9]&gt;[lf.K156];1;-1)" office:value-type="float" office:value="1" calcext:value-type="float">
            <text:p>1</text:p>
          </table:table-cell>
          <table:table-cell table:style-name="ce17" table:formula="of:=0.5*PI()-([lf.J156]*[lf.L156]+[lf.K156])" office:value-type="float" office:value="-0.475635523163513" calcext:value-type="float">
            <text:p>-0,475635523163513</text:p>
          </table:table-cell>
          <table:table-cell table:style-name="ce17" table:formula="of:=-[lf.M156]-[lf.$B$8]" office:value-type="float" office:value="0.144022965284591" calcext:value-type="float">
            <text:p>0,144022965284591</text:p>
          </table:table-cell>
          <table:table-cell table:number-columns-repeated="1010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[lf.A157]*analyze_resolution" office:value-type="float" office:value="-11.1" calcext:value-type="float">
            <text:p>-11,1</text:p>
          </table:table-cell>
          <table:table-cell table:style-name="ce20" table:formula="of:=-RADIANS([lf.B157])" office:value-type="float" office:value="0.193731546971371" calcext:value-type="float">
            <text:p>0,193731546971371</text:p>
          </table:table-cell>
          <table:table-cell table:style-name="ce20" table:formula="of:=COS([lf.$B$6])*servo_saver_arm_length*COS([lf.C157])-SIN([lf.$B$6])*servo_saver_arm_length*SIN([lf.C157])+[lf.$B$24]" office:value-type="float" office:value="358.700682623876" calcext:value-type="float">
            <text:p>358,700682623876</text:p>
          </table:table-cell>
          <table:table-cell table:style-name="ce20" table:formula="of:=COS([lf.$B$6])*servo_saver_arm_length*SIN([lf.C157])+SIN([lf.$B$6])*servo_saver_arm_length*COS([lf.C157])+[lf.$C$24]" office:value-type="float" office:value="3.08035146441453" calcext:value-type="float">
            <text:p>3,08035146441453</text:p>
          </table:table-cell>
          <table:table-cell table:style-name="ce20" table:formula="of:=[$lf.D157]-[$lf.$B$14]" office:value-type="float" office:value="58.7006826238759" calcext:value-type="float">
            <text:p>58,7006826238759</text:p>
          </table:table-cell>
          <table:table-cell table:style-name="ce20" table:formula="of:=[lf.E157]-[$lf.$C$14]" office:value-type="float" office:value="-91.9196485355855" calcext:value-type="float">
            <text:p>-91,9196485355855</text:p>
          </table:table-cell>
          <table:table-cell table:style-name="ce11" table:formula="of:=SQRT([lf.F157]^2+[lf.G157]^2)" office:value-type="float" office:value="109.064164267712" calcext:value-type="float">
            <text:p>109,064164267712</text:p>
          </table:table-cell>
          <table:table-cell table:style-name="ce20" table:formula="of:=([lf.H157]^2-[lf.$B$42]^2+[lf.$B$43]^2)/(2*[lf.H157])" office:value-type="float" office:value="1.98493255952909" calcext:value-type="float">
            <text:p>1,98493255952909</text:p>
          </table:table-cell>
          <table:table-cell table:style-name="ce20" table:formula="of:=ACOS([lf.I157]/[lf.$B$43])" office:value-type="float" office:value="1.47613441642414" calcext:value-type="float">
            <text:p>1,47613441642414</text:p>
          </table:table-cell>
          <table:table-cell table:style-name="ce20" table:formula="of:=ASIN([lf.F157]/[lf.H157])" office:value-type="float" office:value="0.568325514150289" calcext:value-type="float">
            <text:p>0,568325514150289</text:p>
          </table:table-cell>
          <table:table-cell table:style-name="ce20" table:formula="of:=IF(0.5*PI()+[lf.$B$9]&gt;[lf.K157];1;-1)" office:value-type="float" office:value="1" calcext:value-type="float">
            <text:p>1</text:p>
          </table:table-cell>
          <table:table-cell table:style-name="ce17" table:formula="of:=0.5*PI()-([lf.J157]*[lf.L157]+[lf.K157])" office:value-type="float" office:value="-0.473663603779536" calcext:value-type="float">
            <text:p>-0,473663603779536</text:p>
          </table:table-cell>
          <table:table-cell table:style-name="ce17" table:formula="of:=-[lf.M157]-[lf.$B$8]" office:value-type="float" office:value="0.142051045900614" calcext:value-type="float">
            <text:p>0,142051045900614</text:p>
          </table:table-cell>
          <table:table-cell table:number-columns-repeated="1010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[lf.A158]*analyze_resolution" office:value-type="float" office:value="-10.95" calcext:value-type="float">
            <text:p>-10,95</text:p>
          </table:table-cell>
          <table:table-cell table:style-name="ce20" table:formula="of:=-RADIANS([lf.B158])" office:value-type="float" office:value="0.191113553093379" calcext:value-type="float">
            <text:p>0,191113553093379</text:p>
          </table:table-cell>
          <table:table-cell table:style-name="ce20" table:formula="of:=COS([lf.$B$6])*servo_saver_arm_length*COS([lf.C158])-SIN([lf.$B$6])*servo_saver_arm_length*SIN([lf.C158])+[lf.$B$24]" office:value-type="float" office:value="358.708693150579" calcext:value-type="float">
            <text:p>358,708693150579</text:p>
          </table:table-cell>
          <table:table-cell table:style-name="ce20" table:formula="of:=COS([lf.$B$6])*servo_saver_arm_length*SIN([lf.C158])+SIN([lf.$B$6])*servo_saver_arm_length*COS([lf.C158])+[lf.$C$24]" office:value-type="float" office:value="3.03923666418695" calcext:value-type="float">
            <text:p>3,03923666418695</text:p>
          </table:table-cell>
          <table:table-cell table:style-name="ce20" table:formula="of:=[$lf.D158]-[$lf.$B$14]" office:value-type="float" office:value="58.7086931505795" calcext:value-type="float">
            <text:p>58,7086931505795</text:p>
          </table:table-cell>
          <table:table-cell table:style-name="ce20" table:formula="of:=[lf.E158]-[$lf.$C$14]" office:value-type="float" office:value="-91.960763335813" calcext:value-type="float">
            <text:p>-91,960763335813</text:p>
          </table:table-cell>
          <table:table-cell table:style-name="ce11" table:formula="of:=SQRT([lf.F158]^2+[lf.G158]^2)" office:value-type="float" office:value="109.103128482891" calcext:value-type="float">
            <text:p>109,103128482891</text:p>
          </table:table-cell>
          <table:table-cell table:style-name="ce20" table:formula="of:=([lf.H158]^2-[lf.$B$42]^2+[lf.$B$43]^2)/(2*[lf.H158])" office:value-type="float" office:value="2.02318093414978" calcext:value-type="float">
            <text:p>2,02318093414978</text:p>
          </table:table-cell>
          <table:table-cell table:style-name="ce20" table:formula="of:=ACOS([lf.I158]/[lf.$B$43])" office:value-type="float" office:value="1.47430471426854" calcext:value-type="float">
            <text:p>1,47430471426854</text:p>
          </table:table-cell>
          <table:table-cell table:style-name="ce20" table:formula="of:=ASIN([lf.F158]/[lf.H158])" office:value-type="float" office:value="0.568184568860467" calcext:value-type="float">
            <text:p>0,568184568860467</text:p>
          </table:table-cell>
          <table:table-cell table:style-name="ce20" table:formula="of:=IF(0.5*PI()+[lf.$B$9]&gt;[lf.K158];1;-1)" office:value-type="float" office:value="1" calcext:value-type="float">
            <text:p>1</text:p>
          </table:table-cell>
          <table:table-cell table:style-name="ce17" table:formula="of:=0.5*PI()-([lf.J158]*[lf.L158]+[lf.K158])" office:value-type="float" office:value="-0.471692956334111" calcext:value-type="float">
            <text:p>-0,471692956334111</text:p>
          </table:table-cell>
          <table:table-cell table:style-name="ce17" table:formula="of:=-[lf.M158]-[lf.$B$8]" office:value-type="float" office:value="0.140080398455189" calcext:value-type="float">
            <text:p>0,140080398455189</text:p>
          </table:table-cell>
          <table:table-cell table:number-columns-repeated="1010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[lf.A159]*analyze_resolution" office:value-type="float" office:value="-10.8" calcext:value-type="float">
            <text:p>-10,8</text:p>
          </table:table-cell>
          <table:table-cell table:style-name="ce20" table:formula="of:=-RADIANS([lf.B159])" office:value-type="float" office:value="0.188495559215388" calcext:value-type="float">
            <text:p>0,188495559215388</text:p>
          </table:table-cell>
          <table:table-cell table:style-name="ce20" table:formula="of:=COS([lf.$B$6])*servo_saver_arm_length*COS([lf.C159])-SIN([lf.$B$6])*servo_saver_arm_length*SIN([lf.C159])+[lf.$B$24]" office:value-type="float" office:value="358.716596011659" calcext:value-type="float">
            <text:p>358,716596011659</text:p>
          </table:table-cell>
          <table:table-cell table:style-name="ce20" table:formula="of:=COS([lf.$B$6])*servo_saver_arm_length*SIN([lf.C159])+SIN([lf.$B$6])*servo_saver_arm_length*COS([lf.C159])+[lf.$C$24]" office:value-type="float" office:value="2.9981010333716" calcext:value-type="float">
            <text:p>2,9981010333716</text:p>
          </table:table-cell>
          <table:table-cell table:style-name="ce20" table:formula="of:=[$lf.D159]-[$lf.$B$14]" office:value-type="float" office:value="58.716596011659" calcext:value-type="float">
            <text:p>58,716596011659</text:p>
          </table:table-cell>
          <table:table-cell table:style-name="ce20" table:formula="of:=[lf.E159]-[$lf.$C$14]" office:value-type="float" office:value="-92.0018989666284" calcext:value-type="float">
            <text:p>-92,0018989666284</text:p>
          </table:table-cell>
          <table:table-cell table:style-name="ce11" table:formula="of:=SQRT([lf.F159]^2+[lf.G159]^2)" office:value-type="float" office:value="109.14205450083" calcext:value-type="float">
            <text:p>109,14205450083</text:p>
          </table:table-cell>
          <table:table-cell table:style-name="ce20" table:formula="of:=([lf.H159]^2-[lf.$B$42]^2+[lf.$B$43]^2)/(2*[lf.H159])" office:value-type="float" office:value="2.06137843368939" calcext:value-type="float">
            <text:p>2,06137843368939</text:p>
          </table:table-cell>
          <table:table-cell table:style-name="ce20" table:formula="of:=ACOS([lf.I159]/[lf.$B$43])" office:value-type="float" office:value="1.47247712239309" calcext:value-type="float">
            <text:p>1,47247712239309</text:p>
          </table:table-cell>
          <table:table-cell table:style-name="ce20" table:formula="of:=ASIN([lf.F159]/[lf.H159])" office:value-type="float" office:value="0.568042789979441" calcext:value-type="float">
            <text:p>0,568042789979441</text:p>
          </table:table-cell>
          <table:table-cell table:style-name="ce20" table:formula="of:=IF(0.5*PI()+[lf.$B$9]&gt;[lf.K159];1;-1)" office:value-type="float" office:value="1" calcext:value-type="float">
            <text:p>1</text:p>
          </table:table-cell>
          <table:table-cell table:style-name="ce17" table:formula="of:=0.5*PI()-([lf.J159]*[lf.L159]+[lf.K159])" office:value-type="float" office:value="-0.469723585577635" calcext:value-type="float">
            <text:p>-0,469723585577635</text:p>
          </table:table-cell>
          <table:table-cell table:style-name="ce17" table:formula="of:=-[lf.M159]-[lf.$B$8]" office:value-type="float" office:value="0.138111027698712" calcext:value-type="float">
            <text:p>0,138111027698712</text:p>
          </table:table-cell>
          <table:table-cell table:number-columns-repeated="1010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[lf.A160]*analyze_resolution" office:value-type="float" office:value="-10.65" calcext:value-type="float">
            <text:p>-10,65</text:p>
          </table:table-cell>
          <table:table-cell table:style-name="ce20" table:formula="of:=-RADIANS([lf.B160])" office:value-type="float" office:value="0.185877565337396" calcext:value-type="float">
            <text:p>0,185877565337396</text:p>
          </table:table-cell>
          <table:table-cell table:style-name="ce20" table:formula="of:=COS([lf.$B$6])*servo_saver_arm_length*COS([lf.C160])-SIN([lf.$B$6])*servo_saver_arm_length*SIN([lf.C160])+[lf.$B$24]" office:value-type="float" office:value="358.724391152949" calcext:value-type="float">
            <text:p>358,724391152949</text:p>
          </table:table-cell>
          <table:table-cell table:style-name="ce20" table:formula="of:=COS([lf.$B$6])*servo_saver_arm_length*SIN([lf.C160])+SIN([lf.$B$6])*servo_saver_arm_length*COS([lf.C160])+[lf.$C$24]" office:value-type="float" office:value="2.95694485390745" calcext:value-type="float">
            <text:p>2,95694485390745</text:p>
          </table:table-cell>
          <table:table-cell table:style-name="ce20" table:formula="of:=[$lf.D160]-[$lf.$B$14]" office:value-type="float" office:value="58.7243911529493" calcext:value-type="float">
            <text:p>58,7243911529493</text:p>
          </table:table-cell>
          <table:table-cell table:style-name="ce20" table:formula="of:=[lf.E160]-[$lf.$C$14]" office:value-type="float" office:value="-92.0430551460926" calcext:value-type="float">
            <text:p>-92,0430551460926</text:p>
          </table:table-cell>
          <table:table-cell table:style-name="ce11" table:formula="of:=SQRT([lf.F160]^2+[lf.G160]^2)" office:value-type="float" office:value="109.18094209573" calcext:value-type="float">
            <text:p>109,18094209573</text:p>
          </table:table-cell>
          <table:table-cell table:style-name="ce20" table:formula="of:=([lf.H160]^2-[lf.$B$42]^2+[lf.$B$43]^2)/(2*[lf.H160])" office:value-type="float" office:value="2.09952489034349" calcext:value-type="float">
            <text:p>2,09952489034349</text:p>
          </table:table-cell>
          <table:table-cell table:style-name="ce20" table:formula="of:=ACOS([lf.I160]/[lf.$B$43])" office:value-type="float" office:value="1.4706516438536" calcext:value-type="float">
            <text:p>1,4706516438536</text:p>
          </table:table-cell>
          <table:table-cell table:style-name="ce20" table:formula="of:=ASIN([lf.F160]/[lf.H160])" office:value-type="float" office:value="0.567900179217929" calcext:value-type="float">
            <text:p>0,567900179217929</text:p>
          </table:table-cell>
          <table:table-cell table:style-name="ce20" table:formula="of:=IF(0.5*PI()+[lf.$B$9]&gt;[lf.K160];1;-1)" office:value-type="float" office:value="1" calcext:value-type="float">
            <text:p>1</text:p>
          </table:table-cell>
          <table:table-cell table:style-name="ce17" table:formula="of:=0.5*PI()-([lf.J160]*[lf.L160]+[lf.K160])" office:value-type="float" office:value="-0.467755496276636" calcext:value-type="float">
            <text:p>-0,467755496276636</text:p>
          </table:table-cell>
          <table:table-cell table:style-name="ce17" table:formula="of:=-[lf.M160]-[lf.$B$8]" office:value-type="float" office:value="0.136142938397714" calcext:value-type="float">
            <text:p>0,136142938397714</text:p>
          </table:table-cell>
          <table:table-cell table:number-columns-repeated="1010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[lf.A161]*analyze_resolution" office:value-type="float" office:value="-10.5" calcext:value-type="float">
            <text:p>-10,5</text:p>
          </table:table-cell>
          <table:table-cell table:style-name="ce20" table:formula="of:=-RADIANS([lf.B161])" office:value-type="float" office:value="0.183259571459405" calcext:value-type="float">
            <text:p>0,183259571459405</text:p>
          </table:table-cell>
          <table:table-cell table:style-name="ce20" table:formula="of:=COS([lf.$B$6])*servo_saver_arm_length*COS([lf.C161])-SIN([lf.$B$6])*servo_saver_arm_length*SIN([lf.C161])+[lf.$B$24]" office:value-type="float" office:value="358.732078521023" calcext:value-type="float">
            <text:p>358,732078521023</text:p>
          </table:table-cell>
          <table:table-cell table:style-name="ce20" table:formula="of:=COS([lf.$B$6])*servo_saver_arm_length*SIN([lf.C161])+SIN([lf.$B$6])*servo_saver_arm_length*COS([lf.C161])+[lf.$C$24]" office:value-type="float" office:value="2.91576840787437" calcext:value-type="float">
            <text:p>2,91576840787437</text:p>
          </table:table-cell>
          <table:table-cell table:style-name="ce20" table:formula="of:=[$lf.D161]-[$lf.$B$14]" office:value-type="float" office:value="58.7320785210233" calcext:value-type="float">
            <text:p>58,7320785210233</text:p>
          </table:table-cell>
          <table:table-cell table:style-name="ce20" table:formula="of:=[lf.E161]-[$lf.$C$14]" office:value-type="float" office:value="-92.0842315921256" calcext:value-type="float">
            <text:p>-92,0842315921256</text:p>
          </table:table-cell>
          <table:table-cell table:style-name="ce11" table:formula="of:=SQRT([lf.F161]^2+[lf.G161]^2)" office:value-type="float" office:value="109.219791042246" calcext:value-type="float">
            <text:p>109,219791042246</text:p>
          </table:table-cell>
          <table:table-cell table:style-name="ce20" table:formula="of:=([lf.H161]^2-[lf.$B$42]^2+[lf.$B$43]^2)/(2*[lf.H161])" office:value-type="float" office:value="2.13762013691414" calcext:value-type="float">
            <text:p>2,13762013691414</text:p>
          </table:table-cell>
          <table:table-cell table:style-name="ce20" table:formula="of:=ACOS([lf.I161]/[lf.$B$43])" office:value-type="float" office:value="1.46882828172117" calcext:value-type="float">
            <text:p>1,46882828172117</text:p>
          </table:table-cell>
          <table:table-cell table:style-name="ce20" table:formula="of:=ASIN([lf.F161]/[lf.H161])" office:value-type="float" office:value="0.567756738287565" calcext:value-type="float">
            <text:p>0,567756738287565</text:p>
          </table:table-cell>
          <table:table-cell table:style-name="ce20" table:formula="of:=IF(0.5*PI()+[lf.$B$9]&gt;[lf.K161];1;-1)" office:value-type="float" office:value="1" calcext:value-type="float">
            <text:p>1</text:p>
          </table:table-cell>
          <table:table-cell table:style-name="ce17" table:formula="of:=0.5*PI()-([lf.J161]*[lf.L161]+[lf.K161])" office:value-type="float" office:value="-0.465788693213835" calcext:value-type="float">
            <text:p>-0,465788693213835</text:p>
          </table:table-cell>
          <table:table-cell table:style-name="ce17" table:formula="of:=-[lf.M161]-[lf.$B$8]" office:value-type="float" office:value="0.134176135334912" calcext:value-type="float">
            <text:p>0,134176135334912</text:p>
          </table:table-cell>
          <table:table-cell table:number-columns-repeated="1010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[lf.A162]*analyze_resolution" office:value-type="float" office:value="-10.35" calcext:value-type="float">
            <text:p>-10,35</text:p>
          </table:table-cell>
          <table:table-cell table:style-name="ce20" table:formula="of:=-RADIANS([lf.B162])" office:value-type="float" office:value="0.180641577581413" calcext:value-type="float">
            <text:p>0,180641577581413</text:p>
          </table:table-cell>
          <table:table-cell table:style-name="ce20" table:formula="of:=COS([lf.$B$6])*servo_saver_arm_length*COS([lf.C162])-SIN([lf.$B$6])*servo_saver_arm_length*SIN([lf.C162])+[lf.$B$24]" office:value-type="float" office:value="358.739658063193" calcext:value-type="float">
            <text:p>358,739658063193</text:p>
          </table:table-cell>
          <table:table-cell table:style-name="ce20" table:formula="of:=COS([lf.$B$6])*servo_saver_arm_length*SIN([lf.C162])+SIN([lf.$B$6])*servo_saver_arm_length*COS([lf.C162])+[lf.$C$24]" office:value-type="float" office:value="2.87457197749108" calcext:value-type="float">
            <text:p>2,87457197749108</text:p>
          </table:table-cell>
          <table:table-cell table:style-name="ce20" table:formula="of:=[$lf.D162]-[$lf.$B$14]" office:value-type="float" office:value="58.7396580631926" calcext:value-type="float">
            <text:p>58,7396580631926</text:p>
          </table:table-cell>
          <table:table-cell table:style-name="ce20" table:formula="of:=[lf.E162]-[$lf.$C$14]" office:value-type="float" office:value="-92.1254280225089" calcext:value-type="float">
            <text:p>-92,1254280225089</text:p>
          </table:table-cell>
          <table:table-cell table:style-name="ce11" table:formula="of:=SQRT([lf.F162]^2+[lf.G162]^2)" office:value-type="float" office:value="109.258601115479" calcext:value-type="float">
            <text:p>109,258601115479</text:p>
          </table:table-cell>
          <table:table-cell table:style-name="ce20" table:formula="of:=([lf.H162]^2-[lf.$B$42]^2+[lf.$B$43]^2)/(2*[lf.H162])" office:value-type="float" office:value="2.17566400680812" calcext:value-type="float">
            <text:p>2,17566400680812</text:p>
          </table:table-cell>
          <table:table-cell table:style-name="ce20" table:formula="of:=ACOS([lf.I162]/[lf.$B$43])" office:value-type="float" office:value="1.46700703908221" calcext:value-type="float">
            <text:p>1,46700703908221</text:p>
          </table:table-cell>
          <table:table-cell table:style-name="ce20" table:formula="of:=ASIN([lf.F162]/[lf.H162])" office:value-type="float" office:value="0.567612468900886" calcext:value-type="float">
            <text:p>0,567612468900886</text:p>
          </table:table-cell>
          <table:table-cell table:style-name="ce20" table:formula="of:=IF(0.5*PI()+[lf.$B$9]&gt;[lf.K162];1;-1)" office:value-type="float" office:value="1" calcext:value-type="float">
            <text:p>1</text:p>
          </table:table-cell>
          <table:table-cell table:style-name="ce17" table:formula="of:=0.5*PI()-([lf.J162]*[lf.L162]+[lf.K162])" office:value-type="float" office:value="-0.463823181188195" calcext:value-type="float">
            <text:p>-0,463823181188195</text:p>
          </table:table-cell>
          <table:table-cell table:style-name="ce17" table:formula="of:=-[lf.M162]-[lf.$B$8]" office:value-type="float" office:value="0.132210623309273" calcext:value-type="float">
            <text:p>0,132210623309273</text:p>
          </table:table-cell>
          <table:table-cell table:number-columns-repeated="1010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[lf.A163]*analyze_resolution" office:value-type="float" office:value="-10.2" calcext:value-type="float">
            <text:p>-10,2</text:p>
          </table:table-cell>
          <table:table-cell table:style-name="ce20" table:formula="of:=-RADIANS([lf.B163])" office:value-type="float" office:value="0.178023583703422" calcext:value-type="float">
            <text:p>0,178023583703422</text:p>
          </table:table-cell>
          <table:table-cell table:style-name="ce20" table:formula="of:=COS([lf.$B$6])*servo_saver_arm_length*COS([lf.C163])-SIN([lf.$B$6])*servo_saver_arm_length*SIN([lf.C163])+[lf.$B$24]" office:value-type="float" office:value="358.747129727508" calcext:value-type="float">
            <text:p>358,747129727508</text:p>
          </table:table-cell>
          <table:table-cell table:style-name="ce20" table:formula="of:=COS([lf.$B$6])*servo_saver_arm_length*SIN([lf.C163])+SIN([lf.$B$6])*servo_saver_arm_length*COS([lf.C163])+[lf.$C$24]" office:value-type="float" office:value="2.83335584511334" calcext:value-type="float">
            <text:p>2,83335584511334</text:p>
          </table:table-cell>
          <table:table-cell table:style-name="ce20" table:formula="of:=[$lf.D163]-[$lf.$B$14]" office:value-type="float" office:value="58.7471297275079" calcext:value-type="float">
            <text:p>58,7471297275079</text:p>
          </table:table-cell>
          <table:table-cell table:style-name="ce20" table:formula="of:=[lf.E163]-[$lf.$C$14]" office:value-type="float" office:value="-92.1666441548867" calcext:value-type="float">
            <text:p>-92,1666441548867</text:p>
          </table:table-cell>
          <table:table-cell table:style-name="ce11" table:formula="of:=SQRT([lf.F163]^2+[lf.G163]^2)" office:value-type="float" office:value="109.29737209098" calcext:value-type="float">
            <text:p>109,29737209098</text:p>
          </table:table-cell>
          <table:table-cell table:style-name="ce20" table:formula="of:=([lf.H163]^2-[lf.$B$42]^2+[lf.$B$43]^2)/(2*[lf.H163])" office:value-type="float" office:value="2.21365633403514" calcext:value-type="float">
            <text:p>2,21365633403514</text:p>
          </table:table-cell>
          <table:table-cell table:style-name="ce20" table:formula="of:=ACOS([lf.I163]/[lf.$B$43])" office:value-type="float" office:value="1.46518791903857" calcext:value-type="float">
            <text:p>1,46518791903857</text:p>
          </table:table-cell>
          <table:table-cell table:style-name="ce20" table:formula="of:=ASIN([lf.F163]/[lf.H163])" office:value-type="float" office:value="0.567467372771313" calcext:value-type="float">
            <text:p>0,567467372771313</text:p>
          </table:table-cell>
          <table:table-cell table:style-name="ce20" table:formula="of:=IF(0.5*PI()+[lf.$B$9]&gt;[lf.K163];1;-1)" office:value-type="float" office:value="1" calcext:value-type="float">
            <text:p>1</text:p>
          </table:table-cell>
          <table:table-cell table:style-name="ce17" table:formula="of:=0.5*PI()-([lf.J163]*[lf.L163]+[lf.K163])" office:value-type="float" office:value="-0.46185896501499" calcext:value-type="float">
            <text:p>-0,46185896501499</text:p>
          </table:table-cell>
          <table:table-cell table:style-name="ce17" table:formula="of:=-[lf.M163]-[lf.$B$8]" office:value-type="float" office:value="0.130246407136068" calcext:value-type="float">
            <text:p>0,130246407136068</text:p>
          </table:table-cell>
          <table:table-cell table:number-columns-repeated="1010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[lf.A164]*analyze_resolution" office:value-type="float" office:value="-10.05" calcext:value-type="float">
            <text:p>-10,05</text:p>
          </table:table-cell>
          <table:table-cell table:style-name="ce20" table:formula="of:=-RADIANS([lf.B164])" office:value-type="float" office:value="0.17540558982543" calcext:value-type="float">
            <text:p>0,17540558982543</text:p>
          </table:table-cell>
          <table:table-cell table:style-name="ce20" table:formula="of:=COS([lf.$B$6])*servo_saver_arm_length*COS([lf.C164])-SIN([lf.$B$6])*servo_saver_arm_length*SIN([lf.C164])+[lf.$B$24]" office:value-type="float" office:value="358.754493462759" calcext:value-type="float">
            <text:p>358,754493462759</text:p>
          </table:table-cell>
          <table:table-cell table:style-name="ce20" table:formula="of:=COS([lf.$B$6])*servo_saver_arm_length*SIN([lf.C164])+SIN([lf.$B$6])*servo_saver_arm_length*COS([lf.C164])+[lf.$C$24]" office:value-type="float" office:value="2.79212029323187" calcext:value-type="float">
            <text:p>2,79212029323187</text:p>
          </table:table-cell>
          <table:table-cell table:style-name="ce20" table:formula="of:=[$lf.D164]-[$lf.$B$14]" office:value-type="float" office:value="58.7544934627592" calcext:value-type="float">
            <text:p>58,7544934627592</text:p>
          </table:table-cell>
          <table:table-cell table:style-name="ce20" table:formula="of:=[lf.E164]-[$lf.$C$14]" office:value-type="float" office:value="-92.2078797067681" calcext:value-type="float">
            <text:p>-92,2078797067681</text:p>
          </table:table-cell>
          <table:table-cell table:style-name="ce11" table:formula="of:=SQRT([lf.F164]^2+[lf.G164]^2)" office:value-type="float" office:value="109.336103744752" calcext:value-type="float">
            <text:p>109,336103744752</text:p>
          </table:table-cell>
          <table:table-cell table:style-name="ce20" table:formula="of:=([lf.H164]^2-[lf.$B$42]^2+[lf.$B$43]^2)/(2*[lf.H164])" office:value-type="float" office:value="2.25159695320641" calcext:value-type="float">
            <text:p>2,25159695320641</text:p>
          </table:table-cell>
          <table:table-cell table:style-name="ce20" table:formula="of:=ACOS([lf.I164]/[lf.$B$43])" office:value-type="float" office:value="1.46337092470762" calcext:value-type="float">
            <text:p>1,46337092470762</text:p>
          </table:table-cell>
          <table:table-cell table:style-name="ce20" table:formula="of:=ASIN([lf.F164]/[lf.H164])" office:value-type="float" office:value="0.56732145161313" calcext:value-type="float">
            <text:p>0,56732145161313</text:p>
          </table:table-cell>
          <table:table-cell table:style-name="ce20" table:formula="of:=IF(0.5*PI()+[lf.$B$9]&gt;[lf.K164];1;-1)" office:value-type="float" office:value="1" calcext:value-type="float">
            <text:p>1</text:p>
          </table:table-cell>
          <table:table-cell table:style-name="ce17" table:formula="of:=0.5*PI()-([lf.J164]*[lf.L164]+[lf.K164])" office:value-type="float" office:value="-0.459896049525852" calcext:value-type="float">
            <text:p>-0,459896049525852</text:p>
          </table:table-cell>
          <table:table-cell table:style-name="ce17" table:formula="of:=-[lf.M164]-[lf.$B$8]" office:value-type="float" office:value="0.128283491646929" calcext:value-type="float">
            <text:p>0,128283491646929</text:p>
          </table:table-cell>
          <table:table-cell table:number-columns-repeated="1010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[lf.A165]*analyze_resolution" office:value-type="float" office:value="-9.9" calcext:value-type="float">
            <text:p>-9,9</text:p>
          </table:table-cell>
          <table:table-cell table:style-name="ce20" table:formula="of:=-RADIANS([lf.B165])" office:value-type="float" office:value="0.172787595947439" calcext:value-type="float">
            <text:p>0,172787595947439</text:p>
          </table:table-cell>
          <table:table-cell table:style-name="ce20" table:formula="of:=COS([lf.$B$6])*servo_saver_arm_length*COS([lf.C165])-SIN([lf.$B$6])*servo_saver_arm_length*SIN([lf.C165])+[lf.$B$24]" office:value-type="float" office:value="358.761749218476" calcext:value-type="float">
            <text:p>358,761749218476</text:p>
          </table:table-cell>
          <table:table-cell table:style-name="ce20" table:formula="of:=COS([lf.$B$6])*servo_saver_arm_length*SIN([lf.C165])+SIN([lf.$B$6])*servo_saver_arm_length*COS([lf.C165])+[lf.$C$24]" office:value-type="float" office:value="2.75086560447056" calcext:value-type="float">
            <text:p>2,75086560447056</text:p>
          </table:table-cell>
          <table:table-cell table:style-name="ce20" table:formula="of:=[$lf.D165]-[$lf.$B$14]" office:value-type="float" office:value="58.7617492184764" calcext:value-type="float">
            <text:p>58,7617492184764</text:p>
          </table:table-cell>
          <table:table-cell table:style-name="ce20" table:formula="of:=[lf.E165]-[$lf.$C$14]" office:value-type="float" office:value="-92.2491343955294" calcext:value-type="float">
            <text:p>-92,2491343955294</text:p>
          </table:table-cell>
          <table:table-cell table:style-name="ce11" table:formula="of:=SQRT([lf.F165]^2+[lf.G165]^2)" office:value-type="float" office:value="109.374795853247" calcext:value-type="float">
            <text:p>109,374795853247</text:p>
          </table:table-cell>
          <table:table-cell table:style-name="ce20" table:formula="of:=([lf.H165]^2-[lf.$B$42]^2+[lf.$B$43]^2)/(2*[lf.H165])" office:value-type="float" office:value="2.28948569953258" calcext:value-type="float">
            <text:p>2,28948569953258</text:p>
          </table:table-cell>
          <table:table-cell table:style-name="ce20" table:formula="of:=ACOS([lf.I165]/[lf.$B$43])" office:value-type="float" office:value="1.46155605922226" calcext:value-type="float">
            <text:p>1,46155605922226</text:p>
          </table:table-cell>
          <table:table-cell table:style-name="ce20" table:formula="of:=ASIN([lf.F165]/[lf.H165])" office:value-type="float" office:value="0.567174707141472" calcext:value-type="float">
            <text:p>0,567174707141472</text:p>
          </table:table-cell>
          <table:table-cell table:style-name="ce20" table:formula="of:=IF(0.5*PI()+[lf.$B$9]&gt;[lf.K165];1;-1)" office:value-type="float" office:value="1" calcext:value-type="float">
            <text:p>1</text:p>
          </table:table-cell>
          <table:table-cell table:style-name="ce17" table:formula="of:=0.5*PI()-([lf.J165]*[lf.L165]+[lf.K165])" office:value-type="float" office:value="-0.457934439568838" calcext:value-type="float">
            <text:p>-0,457934439568838</text:p>
          </table:table-cell>
          <table:table-cell table:style-name="ce17" table:formula="of:=-[lf.M165]-[lf.$B$8]" office:value-type="float" office:value="0.126321881689915" calcext:value-type="float">
            <text:p>0,126321881689915</text:p>
          </table:table-cell>
          <table:table-cell table:number-columns-repeated="1010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[lf.A166]*analyze_resolution" office:value-type="float" office:value="-9.75" calcext:value-type="float">
            <text:p>-9,75</text:p>
          </table:table-cell>
          <table:table-cell table:style-name="ce20" table:formula="of:=-RADIANS([lf.B166])" office:value-type="float" office:value="0.170169602069447" calcext:value-type="float">
            <text:p>0,170169602069447</text:p>
          </table:table-cell>
          <table:table-cell table:style-name="ce20" table:formula="of:=COS([lf.$B$6])*servo_saver_arm_length*COS([lf.C166])-SIN([lf.$B$6])*servo_saver_arm_length*SIN([lf.C166])+[lf.$B$24]" office:value-type="float" office:value="358.768896944929" calcext:value-type="float">
            <text:p>358,768896944929</text:p>
          </table:table-cell>
          <table:table-cell table:style-name="ce20" table:formula="of:=COS([lf.$B$6])*servo_saver_arm_length*SIN([lf.C166])+SIN([lf.$B$6])*servo_saver_arm_length*COS([lf.C166])+[lf.$C$24]" office:value-type="float" office:value="2.70959206158439" calcext:value-type="float">
            <text:p>2,70959206158439</text:p>
          </table:table-cell>
          <table:table-cell table:style-name="ce20" table:formula="of:=[$lf.D166]-[$lf.$B$14]" office:value-type="float" office:value="58.7688969449292" calcext:value-type="float">
            <text:p>58,7688969449292</text:p>
          </table:table-cell>
          <table:table-cell table:style-name="ce20" table:formula="of:=[lf.E166]-[$lf.$C$14]" office:value-type="float" office:value="-92.2904079384156" calcext:value-type="float">
            <text:p>-92,2904079384156</text:p>
          </table:table-cell>
          <table:table-cell table:style-name="ce11" table:formula="of:=SQRT([lf.F166]^2+[lf.G166]^2)" office:value-type="float" office:value="109.413448193368" calcext:value-type="float">
            <text:p>109,413448193368</text:p>
          </table:table-cell>
          <table:table-cell table:style-name="ce20" table:formula="of:=([lf.H166]^2-[lf.$B$42]^2+[lf.$B$43]^2)/(2*[lf.H166])" office:value-type="float" office:value="2.32732240882249" calcext:value-type="float">
            <text:p>2,32732240882249</text:p>
          </table:table-cell>
          <table:table-cell table:style-name="ce20" table:formula="of:=ACOS([lf.I166]/[lf.$B$43])" office:value-type="float" office:value="1.45974332573107" calcext:value-type="float">
            <text:p>1,45974332573107</text:p>
          </table:table-cell>
          <table:table-cell table:style-name="ce20" table:formula="of:=ASIN([lf.F166]/[lf.H166])" office:value-type="float" office:value="0.567027141072302" calcext:value-type="float">
            <text:p>0,567027141072302</text:p>
          </table:table-cell>
          <table:table-cell table:style-name="ce20" table:formula="of:=IF(0.5*PI()+[lf.$B$9]&gt;[lf.K166];1;-1)" office:value-type="float" office:value="1" calcext:value-type="float">
            <text:p>1</text:p>
          </table:table-cell>
          <table:table-cell table:style-name="ce17" table:formula="of:=0.5*PI()-([lf.J166]*[lf.L166]+[lf.K166])" office:value-type="float" office:value="-0.455974140008479" calcext:value-type="float">
            <text:p>-0,455974140008479</text:p>
          </table:table-cell>
          <table:table-cell table:style-name="ce17" table:formula="of:=-[lf.M166]-[lf.$B$8]" office:value-type="float" office:value="0.124361582129557" calcext:value-type="float">
            <text:p>0,124361582129557</text:p>
          </table:table-cell>
          <table:table-cell table:number-columns-repeated="1010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[lf.A167]*analyze_resolution" office:value-type="float" office:value="-9.6" calcext:value-type="float">
            <text:p>-9,6</text:p>
          </table:table-cell>
          <table:table-cell table:style-name="ce20" table:formula="of:=-RADIANS([lf.B167])" office:value-type="float" office:value="0.167551608191456" calcext:value-type="float">
            <text:p>0,167551608191456</text:p>
          </table:table-cell>
          <table:table-cell table:style-name="ce20" table:formula="of:=COS([lf.$B$6])*servo_saver_arm_length*COS([lf.C167])-SIN([lf.$B$6])*servo_saver_arm_length*SIN([lf.C167])+[lf.$B$24]" office:value-type="float" office:value="358.775936593128" calcext:value-type="float">
            <text:p>358,775936593128</text:p>
          </table:table-cell>
          <table:table-cell table:style-name="ce20" table:formula="of:=COS([lf.$B$6])*servo_saver_arm_length*SIN([lf.C167])+SIN([lf.$B$6])*servo_saver_arm_length*COS([lf.C167])+[lf.$C$24]" office:value-type="float" office:value="2.66829994745764" calcext:value-type="float">
            <text:p>2,66829994745764</text:p>
          </table:table-cell>
          <table:table-cell table:style-name="ce20" table:formula="of:=[$lf.D167]-[$lf.$B$14]" office:value-type="float" office:value="58.7759365931281" calcext:value-type="float">
            <text:p>58,7759365931281</text:p>
          </table:table-cell>
          <table:table-cell table:style-name="ce20" table:formula="of:=[lf.E167]-[$lf.$C$14]" office:value-type="float" office:value="-92.3317000525424" calcext:value-type="float">
            <text:p>-92,3317000525424</text:p>
          </table:table-cell>
          <table:table-cell table:style-name="ce11" table:formula="of:=SQRT([lf.F167]^2+[lf.G167]^2)" office:value-type="float" office:value="109.452060542468" calcext:value-type="float">
            <text:p>109,452060542468</text:p>
          </table:table-cell>
          <table:table-cell table:style-name="ce20" table:formula="of:=([lf.H167]^2-[lf.$B$42]^2+[lf.$B$43]^2)/(2*[lf.H167])" office:value-type="float" office:value="2.36510691748114" calcext:value-type="float">
            <text:p>2,36510691748114</text:p>
          </table:table-cell>
          <table:table-cell table:style-name="ce20" table:formula="of:=ACOS([lf.I167]/[lf.$B$43])" office:value-type="float" office:value="1.45793272739834" calcext:value-type="float">
            <text:p>1,45793272739834</text:p>
          </table:table-cell>
          <table:table-cell table:style-name="ce20" table:formula="of:=ASIN([lf.F167]/[lf.H167])" office:value-type="float" office:value="0.566878755122401" calcext:value-type="float">
            <text:p>0,566878755122401</text:p>
          </table:table-cell>
          <table:table-cell table:style-name="ce20" table:formula="of:=IF(0.5*PI()+[lf.$B$9]&gt;[lf.K167];1;-1)" office:value-type="float" office:value="1" calcext:value-type="float">
            <text:p>1</text:p>
          </table:table-cell>
          <table:table-cell table:style-name="ce17" table:formula="of:=0.5*PI()-([lf.J167]*[lf.L167]+[lf.K167])" office:value-type="float" office:value="-0.454015155725846" calcext:value-type="float">
            <text:p>-0,454015155725846</text:p>
          </table:table-cell>
          <table:table-cell table:style-name="ce17" table:formula="of:=-[lf.M167]-[lf.$B$8]" office:value-type="float" office:value="0.122402597846923" calcext:value-type="float">
            <text:p>0,122402597846923</text:p>
          </table:table-cell>
          <table:table-cell table:number-columns-repeated="1010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[lf.A168]*analyze_resolution" office:value-type="float" office:value="-9.45" calcext:value-type="float">
            <text:p>-9,45</text:p>
          </table:table-cell>
          <table:table-cell table:style-name="ce20" table:formula="of:=-RADIANS([lf.B168])" office:value-type="float" office:value="0.164933614313464" calcext:value-type="float">
            <text:p>0,164933614313464</text:p>
          </table:table-cell>
          <table:table-cell table:style-name="ce20" table:formula="of:=COS([lf.$B$6])*servo_saver_arm_length*COS([lf.C168])-SIN([lf.$B$6])*servo_saver_arm_length*SIN([lf.C168])+[lf.$B$24]" office:value-type="float" office:value="358.782868114824" calcext:value-type="float">
            <text:p>358,782868114824</text:p>
          </table:table-cell>
          <table:table-cell table:style-name="ce20" table:formula="of:=COS([lf.$B$6])*servo_saver_arm_length*SIN([lf.C168])+SIN([lf.$B$6])*servo_saver_arm_length*COS([lf.C168])+[lf.$C$24]" office:value-type="float" office:value="2.6269895451018" calcext:value-type="float">
            <text:p>2,6269895451018</text:p>
          </table:table-cell>
          <table:table-cell table:style-name="ce20" table:formula="of:=[$lf.D168]-[$lf.$B$14]" office:value-type="float" office:value="58.7828681148239" calcext:value-type="float">
            <text:p>58,7828681148239</text:p>
          </table:table-cell>
          <table:table-cell table:style-name="ce20" table:formula="of:=[lf.E168]-[$lf.$C$14]" office:value-type="float" office:value="-92.3730104548982" calcext:value-type="float">
            <text:p>-92,3730104548982</text:p>
          </table:table-cell>
          <table:table-cell table:style-name="ce11" table:formula="of:=SQRT([lf.F168]^2+[lf.G168]^2)" office:value-type="float" office:value="109.490632678351" calcext:value-type="float">
            <text:p>109,490632678351</text:p>
          </table:table-cell>
          <table:table-cell table:style-name="ce20" table:formula="of:=([lf.H168]^2-[lf.$B$42]^2+[lf.$B$43]^2)/(2*[lf.H168])" office:value-type="float" office:value="2.40283906250825" calcext:value-type="float">
            <text:p>2,40283906250825</text:p>
          </table:table-cell>
          <table:table-cell table:style-name="ce20" table:formula="of:=ACOS([lf.I168]/[lf.$B$43])" office:value-type="float" office:value="1.45612426740415" calcext:value-type="float">
            <text:p>1,45612426740415</text:p>
          </table:table-cell>
          <table:table-cell table:style-name="ce20" table:formula="of:=ASIN([lf.F168]/[lf.H168])" office:value-type="float" office:value="0.566729551009344" calcext:value-type="float">
            <text:p>0,566729551009344</text:p>
          </table:table-cell>
          <table:table-cell table:style-name="ce20" table:formula="of:=IF(0.5*PI()+[lf.$B$9]&gt;[lf.K168];1;-1)" office:value-type="float" office:value="1" calcext:value-type="float">
            <text:p>1</text:p>
          </table:table-cell>
          <table:table-cell table:style-name="ce17" table:formula="of:=0.5*PI()-([lf.J168]*[lf.L168]+[lf.K168])" office:value-type="float" office:value="-0.452057491618596" calcext:value-type="float">
            <text:p>-0,452057491618596</text:p>
          </table:table-cell>
          <table:table-cell table:style-name="ce17" table:formula="of:=-[lf.M168]-[lf.$B$8]" office:value-type="float" office:value="0.120444933739674" calcext:value-type="float">
            <text:p>0,120444933739674</text:p>
          </table:table-cell>
          <table:table-cell table:number-columns-repeated="10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[lf.A169]*analyze_resolution" office:value-type="float" office:value="-9.3" calcext:value-type="float">
            <text:p>-9,3</text:p>
          </table:table-cell>
          <table:table-cell table:style-name="ce20" table:formula="of:=-RADIANS([lf.B169])" office:value-type="float" office:value="0.162315620435473" calcext:value-type="float">
            <text:p>0,162315620435473</text:p>
          </table:table-cell>
          <table:table-cell table:style-name="ce20" table:formula="of:=COS([lf.$B$6])*servo_saver_arm_length*COS([lf.C169])-SIN([lf.$B$6])*servo_saver_arm_length*SIN([lf.C169])+[lf.$B$24]" office:value-type="float" office:value="358.789691462509" calcext:value-type="float">
            <text:p>358,789691462509</text:p>
          </table:table-cell>
          <table:table-cell table:style-name="ce20" table:formula="of:=COS([lf.$B$6])*servo_saver_arm_length*SIN([lf.C169])+SIN([lf.$B$6])*servo_saver_arm_length*COS([lf.C169])+[lf.$C$24]" office:value-type="float" office:value="2.58566113765378" calcext:value-type="float">
            <text:p>2,58566113765378</text:p>
          </table:table-cell>
          <table:table-cell table:style-name="ce20" table:formula="of:=[$lf.D169]-[$lf.$B$14]" office:value-type="float" office:value="58.7896914625089" calcext:value-type="float">
            <text:p>58,7896914625089</text:p>
          </table:table-cell>
          <table:table-cell table:style-name="ce20" table:formula="of:=[lf.E169]-[$lf.$C$14]" office:value-type="float" office:value="-92.4143388623462" calcext:value-type="float">
            <text:p>-92,4143388623462</text:p>
          </table:table-cell>
          <table:table-cell table:style-name="ce11" table:formula="of:=SQRT([lf.F169]^2+[lf.G169]^2)" office:value-type="float" office:value="109.529164379272" calcext:value-type="float">
            <text:p>109,529164379272</text:p>
          </table:table-cell>
          <table:table-cell table:style-name="ce20" table:formula="of:=([lf.H169]^2-[lf.$B$42]^2+[lf.$B$43]^2)/(2*[lf.H169])" office:value-type="float" office:value="2.44051868149636" calcext:value-type="float">
            <text:p>2,44051868149636</text:p>
          </table:table-cell>
          <table:table-cell table:style-name="ce20" table:formula="of:=ACOS([lf.I169]/[lf.$B$43])" office:value-type="float" office:value="1.45431794894446" calcext:value-type="float">
            <text:p>1,45431794894446</text:p>
          </table:table-cell>
          <table:table-cell table:style-name="ce20" table:formula="of:=ASIN([lf.F169]/[lf.H169])" office:value-type="float" office:value="0.566579530451485" calcext:value-type="float">
            <text:p>0,566579530451485</text:p>
          </table:table-cell>
          <table:table-cell table:style-name="ce20" table:formula="of:=IF(0.5*PI()+[lf.$B$9]&gt;[lf.K169];1;-1)" office:value-type="float" office:value="1" calcext:value-type="float">
            <text:p>1</text:p>
          </table:table-cell>
          <table:table-cell table:style-name="ce17" table:formula="of:=0.5*PI()-([lf.J169]*[lf.L169]+[lf.K169])" office:value-type="float" office:value="-0.450101152601044" calcext:value-type="float">
            <text:p>-0,450101152601044</text:p>
          </table:table-cell>
          <table:table-cell table:style-name="ce17" table:formula="of:=-[lf.M169]-[lf.$B$8]" office:value-type="float" office:value="0.118488594722122" calcext:value-type="float">
            <text:p>0,118488594722122</text:p>
          </table:table-cell>
          <table:table-cell table:number-columns-repeated="1010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[lf.A170]*analyze_resolution" office:value-type="float" office:value="-9.15" calcext:value-type="float">
            <text:p>-9,15</text:p>
          </table:table-cell>
          <table:table-cell table:style-name="ce20" table:formula="of:=-RADIANS([lf.B170])" office:value-type="float" office:value="0.159697626557481" calcext:value-type="float">
            <text:p>0,159697626557481</text:p>
          </table:table-cell>
          <table:table-cell table:style-name="ce20" table:formula="of:=COS([lf.$B$6])*servo_saver_arm_length*COS([lf.C170])-SIN([lf.$B$6])*servo_saver_arm_length*SIN([lf.C170])+[lf.$B$24]" office:value-type="float" office:value="358.796406589417" calcext:value-type="float">
            <text:p>358,796406589417</text:p>
          </table:table-cell>
          <table:table-cell table:style-name="ce20" table:formula="of:=COS([lf.$B$6])*servo_saver_arm_length*SIN([lf.C170])+SIN([lf.$B$6])*servo_saver_arm_length*COS([lf.C170])+[lf.$C$24]" office:value-type="float" office:value="2.54431500837382" calcext:value-type="float">
            <text:p>2,54431500837382</text:p>
          </table:table-cell>
          <table:table-cell table:style-name="ce20" table:formula="of:=[$lf.D170]-[$lf.$B$14]" office:value-type="float" office:value="58.7964065894166" calcext:value-type="float">
            <text:p>58,7964065894166</text:p>
          </table:table-cell>
          <table:table-cell table:style-name="ce20" table:formula="of:=[lf.E170]-[$lf.$C$14]" office:value-type="float" office:value="-92.4556849916262" calcext:value-type="float">
            <text:p>-92,4556849916262</text:p>
          </table:table-cell>
          <table:table-cell table:style-name="ce11" table:formula="of:=SQRT([lf.F170]^2+[lf.G170]^2)" office:value-type="float" office:value="109.567655423938" calcext:value-type="float">
            <text:p>109,567655423938</text:p>
          </table:table-cell>
          <table:table-cell table:style-name="ce20" table:formula="of:=([lf.H170]^2-[lf.$B$42]^2+[lf.$B$43]^2)/(2*[lf.H170])" office:value-type="float" office:value="2.47814561262941" calcext:value-type="float">
            <text:p>2,47814561262941</text:p>
          </table:table-cell>
          <table:table-cell table:style-name="ce20" table:formula="of:=ACOS([lf.I170]/[lf.$B$43])" office:value-type="float" office:value="1.45251377523116" calcext:value-type="float">
            <text:p>1,45251377523116</text:p>
          </table:table-cell>
          <table:table-cell table:style-name="ce20" table:formula="of:=ASIN([lf.F170]/[lf.H170])" office:value-type="float" office:value="0.566428695167943" calcext:value-type="float">
            <text:p>0,566428695167943</text:p>
          </table:table-cell>
          <table:table-cell table:style-name="ce20" table:formula="of:=IF(0.5*PI()+[lf.$B$9]&gt;[lf.K170];1;-1)" office:value-type="float" office:value="1" calcext:value-type="float">
            <text:p>1</text:p>
          </table:table-cell>
          <table:table-cell table:style-name="ce17" table:formula="of:=0.5*PI()-([lf.J170]*[lf.L170]+[lf.K170])" office:value-type="float" office:value="-0.448146143604206" calcext:value-type="float">
            <text:p>-0,448146143604206</text:p>
          </table:table-cell>
          <table:table-cell table:style-name="ce17" table:formula="of:=-[lf.M170]-[lf.$B$8]" office:value-type="float" office:value="0.116533585725284" calcext:value-type="float">
            <text:p>0,116533585725284</text:p>
          </table:table-cell>
          <table:table-cell table:number-columns-repeated="1010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[lf.A171]*analyze_resolution" office:value-type="float" office:value="-9" calcext:value-type="float">
            <text:p>-9</text:p>
          </table:table-cell>
          <table:table-cell table:style-name="ce20" table:formula="of:=-RADIANS([lf.B171])" office:value-type="float" office:value="0.15707963267949" calcext:value-type="float">
            <text:p>0,15707963267949</text:p>
          </table:table-cell>
          <table:table-cell table:style-name="ce20" table:formula="of:=COS([lf.$B$6])*servo_saver_arm_length*COS([lf.C171])-SIN([lf.$B$6])*servo_saver_arm_length*SIN([lf.C171])+[lf.$B$24]" office:value-type="float" office:value="358.803013449522" calcext:value-type="float">
            <text:p>358,803013449522</text:p>
          </table:table-cell>
          <table:table-cell table:style-name="ce20" table:formula="of:=COS([lf.$B$6])*servo_saver_arm_length*SIN([lf.C171])+SIN([lf.$B$6])*servo_saver_arm_length*COS([lf.C171])+[lf.$C$24]" office:value-type="float" office:value="2.5029514406437" calcext:value-type="float">
            <text:p>2,5029514406437</text:p>
          </table:table-cell>
          <table:table-cell table:style-name="ce20" table:formula="of:=[$lf.D171]-[$lf.$B$14]" office:value-type="float" office:value="58.8030134495222" calcext:value-type="float">
            <text:p>58,8030134495222</text:p>
          </table:table-cell>
          <table:table-cell table:style-name="ce20" table:formula="of:=[lf.E171]-[$lf.$C$14]" office:value-type="float" office:value="-92.4970485593563" calcext:value-type="float">
            <text:p>-92,4970485593563</text:p>
          </table:table-cell>
          <table:table-cell table:style-name="ce11" table:formula="of:=SQRT([lf.F171]^2+[lf.G171]^2)" office:value-type="float" office:value="109.606105591507" calcext:value-type="float">
            <text:p>109,606105591507</text:p>
          </table:table-cell>
          <table:table-cell table:style-name="ce20" table:formula="of:=([lf.H171]^2-[lf.$B$42]^2+[lf.$B$43]^2)/(2*[lf.H171])" office:value-type="float" office:value="2.5157196946809" calcext:value-type="float">
            <text:p>2,5157196946809</text:p>
          </table:table-cell>
          <table:table-cell table:style-name="ce20" table:formula="of:=ACOS([lf.I171]/[lf.$B$43])" office:value-type="float" office:value="1.45071174949218" calcext:value-type="float">
            <text:p>1,45071174949218</text:p>
          </table:table-cell>
          <table:table-cell table:style-name="ce20" table:formula="of:=ASIN([lf.F171]/[lf.H171])" office:value-type="float" office:value="0.566277046878584" calcext:value-type="float">
            <text:p>0,566277046878584</text:p>
          </table:table-cell>
          <table:table-cell table:style-name="ce20" table:formula="of:=IF(0.5*PI()+[lf.$B$9]&gt;[lf.K171];1;-1)" office:value-type="float" office:value="1" calcext:value-type="float">
            <text:p>1</text:p>
          </table:table-cell>
          <table:table-cell table:style-name="ce17" table:formula="of:=0.5*PI()-([lf.J171]*[lf.L171]+[lf.K171])" office:value-type="float" office:value="-0.446192469575865" calcext:value-type="float">
            <text:p>-0,446192469575865</text:p>
          </table:table-cell>
          <table:table-cell table:style-name="ce17" table:formula="of:=-[lf.M171]-[lf.$B$8]" office:value-type="float" office:value="0.114579911696942" calcext:value-type="float">
            <text:p>0,114579911696942</text:p>
          </table:table-cell>
          <table:table-cell table:number-columns-repeated="1010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[lf.A172]*analyze_resolution" office:value-type="float" office:value="-8.85" calcext:value-type="float">
            <text:p>-8,85</text:p>
          </table:table-cell>
          <table:table-cell table:style-name="ce20" table:formula="of:=-RADIANS([lf.B172])" office:value-type="float" office:value="0.154461638801498" calcext:value-type="float">
            <text:p>0,154461638801498</text:p>
          </table:table-cell>
          <table:table-cell table:style-name="ce20" table:formula="of:=COS([lf.$B$6])*servo_saver_arm_length*COS([lf.C172])-SIN([lf.$B$6])*servo_saver_arm_length*SIN([lf.C172])+[lf.$B$24]" office:value-type="float" office:value="358.809511997543" calcext:value-type="float">
            <text:p>358,809511997543</text:p>
          </table:table-cell>
          <table:table-cell table:style-name="ce20" table:formula="of:=COS([lf.$B$6])*servo_saver_arm_length*SIN([lf.C172])+SIN([lf.$B$6])*servo_saver_arm_length*COS([lf.C172])+[lf.$C$24]" office:value-type="float" office:value="2.46157071796464" calcext:value-type="float">
            <text:p>2,46157071796464</text:p>
          </table:table-cell>
          <table:table-cell table:style-name="ce20" table:formula="of:=[$lf.D172]-[$lf.$B$14]" office:value-type="float" office:value="58.8095119975431" calcext:value-type="float">
            <text:p>58,8095119975431</text:p>
          </table:table-cell>
          <table:table-cell table:style-name="ce20" table:formula="of:=[lf.E172]-[$lf.$C$14]" office:value-type="float" office:value="-92.5384292820354" calcext:value-type="float">
            <text:p>-92,5384292820354</text:p>
          </table:table-cell>
          <table:table-cell table:style-name="ce11" table:formula="of:=SQRT([lf.F172]^2+[lf.G172]^2)" office:value-type="float" office:value="109.644514661589" calcext:value-type="float">
            <text:p>109,644514661589</text:p>
          </table:table-cell>
          <table:table-cell table:style-name="ce20" table:formula="of:=([lf.H172]^2-[lf.$B$42]^2+[lf.$B$43]^2)/(2*[lf.H172])" office:value-type="float" office:value="2.55324076701222" calcext:value-type="float">
            <text:p>2,55324076701222</text:p>
          </table:table-cell>
          <table:table-cell table:style-name="ce20" table:formula="of:=ACOS([lf.I172]/[lf.$B$43])" office:value-type="float" office:value="1.44891187497152" calcext:value-type="float">
            <text:p>1,44891187497152</text:p>
          </table:table-cell>
          <table:table-cell table:style-name="ce20" table:formula="of:=ASIN([lf.F172]/[lf.H172])" office:value-type="float" office:value="0.566124587304" calcext:value-type="float">
            <text:p>0,566124587304</text:p>
          </table:table-cell>
          <table:table-cell table:style-name="ce20" table:formula="of:=IF(0.5*PI()+[lf.$B$9]&gt;[lf.K172];1;-1)" office:value-type="float" office:value="1" calcext:value-type="float">
            <text:p>1</text:p>
          </table:table-cell>
          <table:table-cell table:style-name="ce17" table:formula="of:=0.5*PI()-([lf.J172]*[lf.L172]+[lf.K172])" office:value-type="float" office:value="-0.444240135480625" calcext:value-type="float">
            <text:p>-0,444240135480625</text:p>
          </table:table-cell>
          <table:table-cell table:style-name="ce17" table:formula="of:=-[lf.M172]-[lf.$B$8]" office:value-type="float" office:value="0.112627577601702" calcext:value-type="float">
            <text:p>0,112627577601702</text:p>
          </table:table-cell>
          <table:table-cell table:number-columns-repeated="10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[lf.A173]*analyze_resolution" office:value-type="float" office:value="-8.7" calcext:value-type="float">
            <text:p>-8,7</text:p>
          </table:table-cell>
          <table:table-cell table:style-name="ce20" table:formula="of:=-RADIANS([lf.B173])" office:value-type="float" office:value="0.151843644923507" calcext:value-type="float">
            <text:p>0,151843644923507</text:p>
          </table:table-cell>
          <table:table-cell table:style-name="ce20" table:formula="of:=COS([lf.$B$6])*servo_saver_arm_length*COS([lf.C173])-SIN([lf.$B$6])*servo_saver_arm_length*SIN([lf.C173])+[lf.$B$24]" office:value-type="float" office:value="358.815902188939" calcext:value-type="float">
            <text:p>358,815902188939</text:p>
          </table:table-cell>
          <table:table-cell table:style-name="ce20" table:formula="of:=COS([lf.$B$6])*servo_saver_arm_length*SIN([lf.C173])+SIN([lf.$B$6])*servo_saver_arm_length*COS([lf.C173])+[lf.$C$24]" office:value-type="float" office:value="2.42017312395551" calcext:value-type="float">
            <text:p>2,42017312395551</text:p>
          </table:table-cell>
          <table:table-cell table:style-name="ce20" table:formula="of:=[$lf.D173]-[$lf.$B$14]" office:value-type="float" office:value="58.8159021889389" calcext:value-type="float">
            <text:p>58,8159021889389</text:p>
          </table:table-cell>
          <table:table-cell table:style-name="ce20" table:formula="of:=[lf.E173]-[$lf.$C$14]" office:value-type="float" office:value="-92.5798268760445" calcext:value-type="float">
            <text:p>-92,5798268760445</text:p>
          </table:table-cell>
          <table:table-cell table:style-name="ce11" table:formula="of:=SQRT([lf.F173]^2+[lf.G173]^2)" office:value-type="float" office:value="109.682882414246" calcext:value-type="float">
            <text:p>109,682882414246</text:p>
          </table:table-cell>
          <table:table-cell table:style-name="ce20" table:formula="of:=([lf.H173]^2-[lf.$B$42]^2+[lf.$B$43]^2)/(2*[lf.H173])" office:value-type="float" office:value="2.59070866957105" calcext:value-type="float">
            <text:p>2,59070866957105</text:p>
          </table:table-cell>
          <table:table-cell table:style-name="ce20" table:formula="of:=ACOS([lf.I173]/[lf.$B$43])" office:value-type="float" office:value="1.44711415492936" calcext:value-type="float">
            <text:p>1,44711415492936</text:p>
          </table:table-cell>
          <table:table-cell table:style-name="ce20" table:formula="of:=ASIN([lf.F173]/[lf.H173])" office:value-type="float" office:value="0.565971318165502" calcext:value-type="float">
            <text:p>0,565971318165502</text:p>
          </table:table-cell>
          <table:table-cell table:style-name="ce20" table:formula="of:=IF(0.5*PI()+[lf.$B$9]&gt;[lf.K173];1;-1)" office:value-type="float" office:value="1" calcext:value-type="float">
            <text:p>1</text:p>
          </table:table-cell>
          <table:table-cell table:style-name="ce17" table:formula="of:=0.5*PI()-([lf.J173]*[lf.L173]+[lf.K173])" office:value-type="float" office:value="-0.442289146299968" calcext:value-type="float">
            <text:p>-0,442289146299968</text:p>
          </table:table-cell>
          <table:table-cell table:style-name="ce17" table:formula="of:=-[lf.M173]-[lf.$B$8]" office:value-type="float" office:value="0.110676588421045" calcext:value-type="float">
            <text:p>0,110676588421045</text:p>
          </table:table-cell>
          <table:table-cell table:number-columns-repeated="1010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[lf.A174]*analyze_resolution" office:value-type="float" office:value="-8.55" calcext:value-type="float">
            <text:p>-8,55</text:p>
          </table:table-cell>
          <table:table-cell table:style-name="ce20" table:formula="of:=-RADIANS([lf.B174])" office:value-type="float" office:value="0.149225651045515" calcext:value-type="float">
            <text:p>0,149225651045515</text:p>
          </table:table-cell>
          <table:table-cell table:style-name="ce20" table:formula="of:=COS([lf.$B$6])*servo_saver_arm_length*COS([lf.C174])-SIN([lf.$B$6])*servo_saver_arm_length*SIN([lf.C174])+[lf.$B$24]" office:value-type="float" office:value="358.822183979912" calcext:value-type="float">
            <text:p>358,822183979912</text:p>
          </table:table-cell>
          <table:table-cell table:style-name="ce20" table:formula="of:=COS([lf.$B$6])*servo_saver_arm_length*SIN([lf.C174])+SIN([lf.$B$6])*servo_saver_arm_length*COS([lf.C174])+[lf.$C$24]" office:value-type="float" office:value="2.37875894235077" calcext:value-type="float">
            <text:p>2,37875894235077</text:p>
          </table:table-cell>
          <table:table-cell table:style-name="ce20" table:formula="of:=[$lf.D174]-[$lf.$B$14]" office:value-type="float" office:value="58.8221839799121" calcext:value-type="float">
            <text:p>58,8221839799121</text:p>
          </table:table-cell>
          <table:table-cell table:style-name="ce20" table:formula="of:=[lf.E174]-[$lf.$C$14]" office:value-type="float" office:value="-92.6212410576492" calcext:value-type="float">
            <text:p>-92,6212410576492</text:p>
          </table:table-cell>
          <table:table-cell table:style-name="ce11" table:formula="of:=SQRT([lf.F174]^2+[lf.G174]^2)" office:value-type="float" office:value="109.72120862999" calcext:value-type="float">
            <text:p>109,72120862999</text:p>
          </table:table-cell>
          <table:table-cell table:style-name="ce20" table:formula="of:=([lf.H174]^2-[lf.$B$42]^2+[lf.$B$43]^2)/(2*[lf.H174])" office:value-type="float" office:value="2.62812324288966" calcext:value-type="float">
            <text:p>2,62812324288966</text:p>
          </table:table-cell>
          <table:table-cell table:style-name="ce20" table:formula="of:=ACOS([lf.I174]/[lf.$B$43])" office:value-type="float" office:value="1.44531859264212" calcext:value-type="float">
            <text:p>1,44531859264212</text:p>
          </table:table-cell>
          <table:table-cell table:style-name="ce20" table:formula="of:=ASIN([lf.F174]/[lf.H174])" office:value-type="float" office:value="0.565817241185092" calcext:value-type="float">
            <text:p>0,565817241185092</text:p>
          </table:table-cell>
          <table:table-cell table:style-name="ce20" table:formula="of:=IF(0.5*PI()+[lf.$B$9]&gt;[lf.K174];1;-1)" office:value-type="float" office:value="1" calcext:value-type="float">
            <text:p>1</text:p>
          </table:table-cell>
          <table:table-cell table:style-name="ce17" table:formula="of:=0.5*PI()-([lf.J174]*[lf.L174]+[lf.K174])" office:value-type="float" office:value="-0.440339507032313" calcext:value-type="float">
            <text:p>-0,440339507032313</text:p>
          </table:table-cell>
          <table:table-cell table:style-name="ce17" table:formula="of:=-[lf.M174]-[lf.$B$8]" office:value-type="float" office:value="0.10872694915339" calcext:value-type="float">
            <text:p>0,10872694915339</text:p>
          </table:table-cell>
          <table:table-cell table:number-columns-repeated="1010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[lf.A175]*analyze_resolution" office:value-type="float" office:value="-8.4" calcext:value-type="float">
            <text:p>-8,4</text:p>
          </table:table-cell>
          <table:table-cell table:style-name="ce20" table:formula="of:=-RADIANS([lf.B175])" office:value-type="float" office:value="0.146607657167524" calcext:value-type="float">
            <text:p>0,146607657167524</text:p>
          </table:table-cell>
          <table:table-cell table:style-name="ce20" table:formula="of:=COS([lf.$B$6])*servo_saver_arm_length*COS([lf.C175])-SIN([lf.$B$6])*servo_saver_arm_length*SIN([lf.C175])+[lf.$B$24]" office:value-type="float" office:value="358.828357327408" calcext:value-type="float">
            <text:p>358,828357327408</text:p>
          </table:table-cell>
          <table:table-cell table:style-name="ce20" table:formula="of:=COS([lf.$B$6])*servo_saver_arm_length*SIN([lf.C175])+SIN([lf.$B$6])*servo_saver_arm_length*COS([lf.C175])+[lf.$C$24]" office:value-type="float" office:value="2.33732845699859" calcext:value-type="float">
            <text:p>2,33732845699859</text:p>
          </table:table-cell>
          <table:table-cell table:style-name="ce20" table:formula="of:=[$lf.D175]-[$lf.$B$14]" office:value-type="float" office:value="58.8283573274078" calcext:value-type="float">
            <text:p>58,8283573274078</text:p>
          </table:table-cell>
          <table:table-cell table:style-name="ce20" table:formula="of:=[lf.E175]-[$lf.$C$14]" office:value-type="float" office:value="-92.6626715430014" calcext:value-type="float">
            <text:p>-92,6626715430014</text:p>
          </table:table-cell>
          <table:table-cell table:style-name="ce11" table:formula="of:=SQRT([lf.F175]^2+[lf.G175]^2)" office:value-type="float" office:value="109.759493089789" calcext:value-type="float">
            <text:p>109,759493089789</text:p>
          </table:table-cell>
          <table:table-cell table:style-name="ce20" table:formula="of:=([lf.H175]^2-[lf.$B$42]^2+[lf.$B$43]^2)/(2*[lf.H175])" office:value-type="float" office:value="2.66548432808325" calcext:value-type="float">
            <text:p>2,66548432808325</text:p>
          </table:table-cell>
          <table:table-cell table:style-name="ce20" table:formula="of:=ACOS([lf.I175]/[lf.$B$43])" office:value-type="float" office:value="1.44352519140251" calcext:value-type="float">
            <text:p>1,44352519140251</text:p>
          </table:table-cell>
          <table:table-cell table:style-name="ce20" table:formula="of:=ASIN([lf.F175]/[lf.H175])" office:value-type="float" office:value="0.565662358085457" calcext:value-type="float">
            <text:p>0,565662358085457</text:p>
          </table:table-cell>
          <table:table-cell table:style-name="ce20" table:formula="of:=IF(0.5*PI()+[lf.$B$9]&gt;[lf.K175];1;-1)" office:value-type="float" office:value="1" calcext:value-type="float">
            <text:p>1</text:p>
          </table:table-cell>
          <table:table-cell table:style-name="ce17" table:formula="of:=0.5*PI()-([lf.J175]*[lf.L175]+[lf.K175])" office:value-type="float" office:value="-0.43839122269307" calcext:value-type="float">
            <text:p>-0,43839122269307</text:p>
          </table:table-cell>
          <table:table-cell table:style-name="ce17" table:formula="of:=-[lf.M175]-[lf.$B$8]" office:value-type="float" office:value="0.106778664814147" calcext:value-type="float">
            <text:p>0,106778664814147</text:p>
          </table:table-cell>
          <table:table-cell table:number-columns-repeated="1010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[lf.A176]*analyze_resolution" office:value-type="float" office:value="-8.25" calcext:value-type="float">
            <text:p>-8,25</text:p>
          </table:table-cell>
          <table:table-cell table:style-name="ce20" table:formula="of:=-RADIANS([lf.B176])" office:value-type="float" office:value="0.143989663289532" calcext:value-type="float">
            <text:p>0,143989663289532</text:p>
          </table:table-cell>
          <table:table-cell table:style-name="ce20" table:formula="of:=COS([lf.$B$6])*servo_saver_arm_length*COS([lf.C176])-SIN([lf.$B$6])*servo_saver_arm_length*SIN([lf.C176])+[lf.$B$24]" office:value-type="float" office:value="358.834422189115" calcext:value-type="float">
            <text:p>358,834422189115</text:p>
          </table:table-cell>
          <table:table-cell table:style-name="ce20" table:formula="of:=COS([lf.$B$6])*servo_saver_arm_length*SIN([lf.C176])+SIN([lf.$B$6])*servo_saver_arm_length*COS([lf.C176])+[lf.$C$24]" office:value-type="float" office:value="2.29588195185887" calcext:value-type="float">
            <text:p>2,29588195185887</text:p>
          </table:table-cell>
          <table:table-cell table:style-name="ce20" table:formula="of:=[$lf.D176]-[$lf.$B$14]" office:value-type="float" office:value="58.8344221891147" calcext:value-type="float">
            <text:p>58,8344221891147</text:p>
          </table:table-cell>
          <table:table-cell table:style-name="ce20" table:formula="of:=[lf.E176]-[$lf.$C$14]" office:value-type="float" office:value="-92.7041180481411" calcext:value-type="float">
            <text:p>-92,7041180481411</text:p>
          </table:table-cell>
          <table:table-cell table:style-name="ce11" table:formula="of:=SQRT([lf.F176]^2+[lf.G176]^2)" office:value-type="float" office:value="109.797735575059" calcext:value-type="float">
            <text:p>109,797735575059</text:p>
          </table:table-cell>
          <table:table-cell table:style-name="ce20" table:formula="of:=([lf.H176]^2-[lf.$B$42]^2+[lf.$B$43]^2)/(2*[lf.H176])" office:value-type="float" office:value="2.70279176684838" calcext:value-type="float">
            <text:p>2,70279176684838</text:p>
          </table:table-cell>
          <table:table-cell table:style-name="ce20" table:formula="of:=ACOS([lf.I176]/[lf.$B$43])" office:value-type="float" office:value="1.44173395451964" calcext:value-type="float">
            <text:p>1,44173395451964</text:p>
          </table:table-cell>
          <table:table-cell table:style-name="ce20" table:formula="of:=ASIN([lf.F176]/[lf.H176])" office:value-type="float" office:value="0.565506670589948" calcext:value-type="float">
            <text:p>0,565506670589948</text:p>
          </table:table-cell>
          <table:table-cell table:style-name="ce20" table:formula="of:=IF(0.5*PI()+[lf.$B$9]&gt;[lf.K176];1;-1)" office:value-type="float" office:value="1" calcext:value-type="float">
            <text:p>1</text:p>
          </table:table-cell>
          <table:table-cell table:style-name="ce17" table:formula="of:=0.5*PI()-([lf.J176]*[lf.L176]+[lf.K176])" office:value-type="float" office:value="-0.436444298314695" calcext:value-type="float">
            <text:p>-0,436444298314695</text:p>
          </table:table-cell>
          <table:table-cell table:style-name="ce17" table:formula="of:=-[lf.M176]-[lf.$B$8]" office:value-type="float" office:value="0.104831740435772" calcext:value-type="float">
            <text:p>0,104831740435772</text:p>
          </table:table-cell>
          <table:table-cell table:number-columns-repeated="10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[lf.A177]*analyze_resolution" office:value-type="float" office:value="-8.1" calcext:value-type="float">
            <text:p>-8,1</text:p>
          </table:table-cell>
          <table:table-cell table:style-name="ce20" table:formula="of:=-RADIANS([lf.B177])" office:value-type="float" office:value="0.141371669411541" calcext:value-type="float">
            <text:p>0,141371669411541</text:p>
          </table:table-cell>
          <table:table-cell table:style-name="ce20" table:formula="of:=COS([lf.$B$6])*servo_saver_arm_length*COS([lf.C177])-SIN([lf.$B$6])*servo_saver_arm_length*SIN([lf.C177])+[lf.$B$24]" office:value-type="float" office:value="358.840378523465" calcext:value-type="float">
            <text:p>358,840378523465</text:p>
          </table:table-cell>
          <table:table-cell table:style-name="ce20" table:formula="of:=COS([lf.$B$6])*servo_saver_arm_length*SIN([lf.C177])+SIN([lf.$B$6])*servo_saver_arm_length*COS([lf.C177])+[lf.$C$24]" office:value-type="float" office:value="2.25441971100133" calcext:value-type="float">
            <text:p>2,25441971100133</text:p>
          </table:table-cell>
          <table:table-cell table:style-name="ce20" table:formula="of:=[$lf.D177]-[$lf.$B$14]" office:value-type="float" office:value="58.8403785234649" calcext:value-type="float">
            <text:p>58,8403785234649</text:p>
          </table:table-cell>
          <table:table-cell table:style-name="ce20" table:formula="of:=[lf.E177]-[$lf.$C$14]" office:value-type="float" office:value="-92.7455802889987" calcext:value-type="float">
            <text:p>-92,7455802889987</text:p>
          </table:table-cell>
          <table:table-cell table:style-name="ce11" table:formula="of:=SQRT([lf.F177]^2+[lf.G177]^2)" office:value-type="float" office:value="109.835935867674" calcext:value-type="float">
            <text:p>109,835935867674</text:p>
          </table:table-cell>
          <table:table-cell table:style-name="ce20" table:formula="of:=([lf.H177]^2-[lf.$B$42]^2+[lf.$B$43]^2)/(2*[lf.H177])" office:value-type="float" office:value="2.74004540146103" calcext:value-type="float">
            <text:p>2,74004540146103</text:p>
          </table:table-cell>
          <table:table-cell table:style-name="ce20" table:formula="of:=ACOS([lf.I177]/[lf.$B$43])" office:value-type="float" office:value="1.43994488531909" calcext:value-type="float">
            <text:p>1,43994488531909</text:p>
          </table:table-cell>
          <table:table-cell table:style-name="ce20" table:formula="of:=ASIN([lf.F177]/[lf.H177])" office:value-type="float" office:value="0.565350180422562" calcext:value-type="float">
            <text:p>0,565350180422562</text:p>
          </table:table-cell>
          <table:table-cell table:style-name="ce20" table:formula="of:=IF(0.5*PI()+[lf.$B$9]&gt;[lf.K177];1;-1)" office:value-type="float" office:value="1" calcext:value-type="float">
            <text:p>1</text:p>
          </table:table-cell>
          <table:table-cell table:style-name="ce17" table:formula="of:=0.5*PI()-([lf.J177]*[lf.L177]+[lf.K177])" office:value-type="float" office:value="-0.434498738946755" calcext:value-type="float">
            <text:p>-0,434498738946755</text:p>
          </table:table-cell>
          <table:table-cell table:style-name="ce17" table:formula="of:=-[lf.M177]-[lf.$B$8]" office:value-type="float" office:value="0.102886181067833" calcext:value-type="float">
            <text:p>0,102886181067833</text:p>
          </table:table-cell>
          <table:table-cell table:number-columns-repeated="1010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[lf.A178]*analyze_resolution" office:value-type="float" office:value="-7.95" calcext:value-type="float">
            <text:p>-7,95</text:p>
          </table:table-cell>
          <table:table-cell table:style-name="ce20" table:formula="of:=-RADIANS([lf.B178])" office:value-type="float" office:value="0.138753675533549" calcext:value-type="float">
            <text:p>0,138753675533549</text:p>
          </table:table-cell>
          <table:table-cell table:style-name="ce20" table:formula="of:=COS([lf.$B$6])*servo_saver_arm_length*COS([lf.C178])-SIN([lf.$B$6])*servo_saver_arm_length*SIN([lf.C178])+[lf.$B$24]" office:value-type="float" office:value="358.846226289634" calcext:value-type="float">
            <text:p>358,846226289634</text:p>
          </table:table-cell>
          <table:table-cell table:style-name="ce20" table:formula="of:=COS([lf.$B$6])*servo_saver_arm_length*SIN([lf.C178])+SIN([lf.$B$6])*servo_saver_arm_length*COS([lf.C178])+[lf.$C$24]" office:value-type="float" office:value="2.2129420186035" calcext:value-type="float">
            <text:p>2,2129420186035</text:p>
          </table:table-cell>
          <table:table-cell table:style-name="ce20" table:formula="of:=[$lf.D178]-[$lf.$B$14]" office:value-type="float" office:value="58.8462262896343" calcext:value-type="float">
            <text:p>58,8462262896343</text:p>
          </table:table-cell>
          <table:table-cell table:style-name="ce20" table:formula="of:=[lf.E178]-[$lf.$C$14]" office:value-type="float" office:value="-92.7870579813965" calcext:value-type="float">
            <text:p>-92,7870579813965</text:p>
          </table:table-cell>
          <table:table-cell table:style-name="ce11" table:formula="of:=SQRT([lf.F178]^2+[lf.G178]^2)" office:value-type="float" office:value="109.874093749955" calcext:value-type="float">
            <text:p>109,874093749955</text:p>
          </table:table-cell>
          <table:table-cell table:style-name="ce20" table:formula="of:=([lf.H178]^2-[lf.$B$42]^2+[lf.$B$43]^2)/(2*[lf.H178])" office:value-type="float" office:value="2.77724507477536" calcext:value-type="float">
            <text:p>2,77724507477536</text:p>
          </table:table-cell>
          <table:table-cell table:style-name="ce20" table:formula="of:=ACOS([lf.I178]/[lf.$B$43])" office:value-type="float" office:value="1.43815798714294" calcext:value-type="float">
            <text:p>1,43815798714294</text:p>
          </table:table-cell>
          <table:table-cell table:style-name="ce20" table:formula="of:=ASIN([lf.F178]/[lf.H178])" office:value-type="float" office:value="0.565192889307933" calcext:value-type="float">
            <text:p>0,565192889307933</text:p>
          </table:table-cell>
          <table:table-cell table:style-name="ce20" table:formula="of:=IF(0.5*PI()+[lf.$B$9]&gt;[lf.K178];1;-1)" office:value-type="float" office:value="1" calcext:value-type="float">
            <text:p>1</text:p>
          </table:table-cell>
          <table:table-cell table:style-name="ce17" table:formula="of:=0.5*PI()-([lf.J178]*[lf.L178]+[lf.K178])" office:value-type="float" office:value="-0.432554549655973" calcext:value-type="float">
            <text:p>-0,432554549655973</text:p>
          </table:table-cell>
          <table:table-cell table:style-name="ce17" table:formula="of:=-[lf.M178]-[lf.$B$8]" office:value-type="float" office:value="0.10094199177705" calcext:value-type="float">
            <text:p>0,10094199177705</text:p>
          </table:table-cell>
          <table:table-cell table:number-columns-repeated="1010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[lf.A179]*analyze_resolution" office:value-type="float" office:value="-7.8" calcext:value-type="float">
            <text:p>-7,8</text:p>
          </table:table-cell>
          <table:table-cell table:style-name="ce20" table:formula="of:=-RADIANS([lf.B179])" office:value-type="float" office:value="0.136135681655558" calcext:value-type="float">
            <text:p>0,136135681655558</text:p>
          </table:table-cell>
          <table:table-cell table:style-name="ce20" table:formula="of:=COS([lf.$B$6])*servo_saver_arm_length*COS([lf.C179])-SIN([lf.$B$6])*servo_saver_arm_length*SIN([lf.C179])+[lf.$B$24]" office:value-type="float" office:value="358.851965447543" calcext:value-type="float">
            <text:p>358,851965447543</text:p>
          </table:table-cell>
          <table:table-cell table:style-name="ce20" table:formula="of:=COS([lf.$B$6])*servo_saver_arm_length*SIN([lf.C179])+SIN([lf.$B$6])*servo_saver_arm_length*COS([lf.C179])+[lf.$C$24]" office:value-type="float" office:value="2.17144915894887" calcext:value-type="float">
            <text:p>2,17144915894887</text:p>
          </table:table-cell>
          <table:table-cell table:style-name="ce20" table:formula="of:=[$lf.D179]-[$lf.$B$14]" office:value-type="float" office:value="58.8519654475431" calcext:value-type="float">
            <text:p>58,8519654475431</text:p>
          </table:table-cell>
          <table:table-cell table:style-name="ce20" table:formula="of:=[lf.E179]-[$lf.$C$14]" office:value-type="float" office:value="-92.8285508410511" calcext:value-type="float">
            <text:p>-92,8285508410511</text:p>
          </table:table-cell>
          <table:table-cell table:style-name="ce11" table:formula="of:=SQRT([lf.F179]^2+[lf.G179]^2)" office:value-type="float" office:value="109.91220900468" calcext:value-type="float">
            <text:p>109,91220900468</text:p>
          </table:table-cell>
          <table:table-cell table:style-name="ce20" table:formula="of:=([lf.H179]^2-[lf.$B$42]^2+[lf.$B$43]^2)/(2*[lf.H179])" office:value-type="float" office:value="2.81439063022164" calcext:value-type="float">
            <text:p>2,81439063022164</text:p>
          </table:table-cell>
          <table:table-cell table:style-name="ce20" table:formula="of:=ACOS([lf.I179]/[lf.$B$43])" office:value-type="float" office:value="1.43637326334988" calcext:value-type="float">
            <text:p>1,43637326334988</text:p>
          </table:table-cell>
          <table:table-cell table:style-name="ce20" table:formula="of:=ASIN([lf.F179]/[lf.H179])" office:value-type="float" office:value="0.565034798971309" calcext:value-type="float">
            <text:p>0,565034798971309</text:p>
          </table:table-cell>
          <table:table-cell table:style-name="ce20" table:formula="of:=IF(0.5*PI()+[lf.$B$9]&gt;[lf.K179];1;-1)" office:value-type="float" office:value="1" calcext:value-type="float">
            <text:p>1</text:p>
          </table:table-cell>
          <table:table-cell table:style-name="ce17" table:formula="of:=0.5*PI()-([lf.J179]*[lf.L179]+[lf.K179])" office:value-type="float" office:value="-0.430611735526295" calcext:value-type="float">
            <text:p>-0,430611735526295</text:p>
          </table:table-cell>
          <table:table-cell table:style-name="ce17" table:formula="of:=-[lf.M179]-[lf.$B$8]" office:value-type="float" office:value="0.0989991776473726" calcext:value-type="float">
            <text:p>0,098999177647373</text:p>
          </table:table-cell>
          <table:table-cell table:number-columns-repeated="10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[lf.A180]*analyze_resolution" office:value-type="float" office:value="-7.65" calcext:value-type="float">
            <text:p>-7,65</text:p>
          </table:table-cell>
          <table:table-cell table:style-name="ce20" table:formula="of:=-RADIANS([lf.B180])" office:value-type="float" office:value="0.133517687777566" calcext:value-type="float">
            <text:p>0,133517687777566</text:p>
          </table:table-cell>
          <table:table-cell table:style-name="ce20" table:formula="of:=COS([lf.$B$6])*servo_saver_arm_length*COS([lf.C180])-SIN([lf.$B$6])*servo_saver_arm_length*SIN([lf.C180])+[lf.$B$24]" office:value-type="float" office:value="358.857595957856" calcext:value-type="float">
            <text:p>358,857595957856</text:p>
          </table:table-cell>
          <table:table-cell table:style-name="ce20" table:formula="of:=COS([lf.$B$6])*servo_saver_arm_length*SIN([lf.C180])+SIN([lf.$B$6])*servo_saver_arm_length*COS([lf.C180])+[lf.$C$24]" office:value-type="float" office:value="2.12994141642483" calcext:value-type="float">
            <text:p>2,12994141642483</text:p>
          </table:table-cell>
          <table:table-cell table:style-name="ce20" table:formula="of:=[$lf.D180]-[$lf.$B$14]" office:value-type="float" office:value="58.8575959578556" calcext:value-type="float">
            <text:p>58,8575959578556</text:p>
          </table:table-cell>
          <table:table-cell table:style-name="ce20" table:formula="of:=[lf.E180]-[$lf.$C$14]" office:value-type="float" office:value="-92.8700585835752" calcext:value-type="float">
            <text:p>-92,8700585835752</text:p>
          </table:table-cell>
          <table:table-cell table:style-name="ce11" table:formula="of:=SQRT([lf.F180]^2+[lf.G180]^2)" office:value-type="float" office:value="109.950281415078" calcext:value-type="float">
            <text:p>109,950281415078</text:p>
          </table:table-cell>
          <table:table-cell table:style-name="ce20" table:formula="of:=([lf.H180]^2-[lf.$B$42]^2+[lf.$B$43]^2)/(2*[lf.H180])" office:value-type="float" office:value="2.85148191180493" calcext:value-type="float">
            <text:p>2,85148191180493</text:p>
          </table:table-cell>
          <table:table-cell table:style-name="ce20" table:formula="of:=ACOS([lf.I180]/[lf.$B$43])" office:value-type="float" office:value="1.43459071731529" calcext:value-type="float">
            <text:p>1,43459071731529</text:p>
          </table:table-cell>
          <table:table-cell table:style-name="ce20" table:formula="of:=ASIN([lf.F180]/[lf.H180])" office:value-type="float" office:value="0.564875911138542" calcext:value-type="float">
            <text:p>0,564875911138542</text:p>
          </table:table-cell>
          <table:table-cell table:style-name="ce20" table:formula="of:=IF(0.5*PI()+[lf.$B$9]&gt;[lf.K180];1;-1)" office:value-type="float" office:value="1" calcext:value-type="float">
            <text:p>1</text:p>
          </table:table-cell>
          <table:table-cell table:style-name="ce17" table:formula="of:=0.5*PI()-([lf.J180]*[lf.L180]+[lf.K180])" office:value-type="float" office:value="-0.428670301658939" calcext:value-type="float">
            <text:p>-0,428670301658939</text:p>
          </table:table-cell>
          <table:table-cell table:style-name="ce17" table:formula="of:=-[lf.M180]-[lf.$B$8]" office:value-type="float" office:value="0.097057743780016" calcext:value-type="float">
            <text:p>0,097057743780016</text:p>
          </table:table-cell>
          <table:table-cell table:number-columns-repeated="10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ce20" table:formula="of:=[lf.A181]*analyze_resolution" office:value-type="float" office:value="-7.5" calcext:value-type="float">
            <text:p>-7,5</text:p>
          </table:table-cell>
          <table:table-cell table:style-name="ce20" table:formula="of:=-RADIANS([lf.B181])" office:value-type="float" office:value="0.130899693899575" calcext:value-type="float">
            <text:p>0,130899693899575</text:p>
          </table:table-cell>
          <table:table-cell table:style-name="ce20" table:formula="of:=COS([lf.$B$6])*servo_saver_arm_length*COS([lf.C181])-SIN([lf.$B$6])*servo_saver_arm_length*SIN([lf.C181])+[lf.$B$24]" office:value-type="float" office:value="358.863117781981" calcext:value-type="float">
            <text:p>358,863117781981</text:p>
          </table:table-cell>
          <table:table-cell table:style-name="ce20" table:formula="of:=COS([lf.$B$6])*servo_saver_arm_length*SIN([lf.C181])+SIN([lf.$B$6])*servo_saver_arm_length*COS([lf.C181])+[lf.$C$24]" office:value-type="float" office:value="2.08841907552083" calcext:value-type="float">
            <text:p>2,08841907552083</text:p>
          </table:table-cell>
          <table:table-cell table:style-name="ce20" table:formula="of:=[$lf.D181]-[$lf.$B$14]" office:value-type="float" office:value="58.863117781981" calcext:value-type="float">
            <text:p>58,863117781981</text:p>
          </table:table-cell>
          <table:table-cell table:style-name="ce20" table:formula="of:=[lf.E181]-[$lf.$C$14]" office:value-type="float" office:value="-92.9115809244792" calcext:value-type="float">
            <text:p>-92,9115809244792</text:p>
          </table:table-cell>
          <table:table-cell table:style-name="ce11" table:formula="of:=SQRT([lf.F181]^2+[lf.G181]^2)" office:value-type="float" office:value="109.988310764833" calcext:value-type="float">
            <text:p>109,988310764833</text:p>
          </table:table-cell>
          <table:table-cell table:style-name="ce20" table:formula="of:=([lf.H181]^2-[lf.$B$42]^2+[lf.$B$43]^2)/(2*[lf.H181])" office:value-type="float" office:value="2.88851876410316" calcext:value-type="float">
            <text:p>2,88851876410316</text:p>
          </table:table-cell>
          <table:table-cell table:style-name="ce20" table:formula="of:=ACOS([lf.I181]/[lf.$B$43])" office:value-type="float" office:value="1.43281035243129" calcext:value-type="float">
            <text:p>1,43281035243129</text:p>
          </table:table-cell>
          <table:table-cell table:style-name="ce20" table:formula="of:=ASIN([lf.F181]/[lf.H181])" office:value-type="float" office:value="0.564716227536066" calcext:value-type="float">
            <text:p>0,564716227536066</text:p>
          </table:table-cell>
          <table:table-cell table:style-name="ce20" table:formula="of:=IF(0.5*PI()+[lf.$B$9]&gt;[lf.K181];1;-1)" office:value-type="float" office:value="1" calcext:value-type="float">
            <text:p>1</text:p>
          </table:table-cell>
          <table:table-cell table:style-name="ce17" table:formula="of:=0.5*PI()-([lf.J181]*[lf.L181]+[lf.K181])" office:value-type="float" office:value="-0.426730253172455" calcext:value-type="float">
            <text:p>-0,426730253172455</text:p>
          </table:table-cell>
          <table:table-cell table:style-name="ce17" table:formula="of:=-[lf.M181]-[lf.$B$8]" office:value-type="float" office:value="0.095117695293532" calcext:value-type="float">
            <text:p>0,095117695293532</text:p>
          </table:table-cell>
          <table:table-cell table:style-name="ce11" table:number-columns-repeated="10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[lf.A182]*analyze_resolution" office:value-type="float" office:value="-7.35" calcext:value-type="float">
            <text:p>-7,35</text:p>
          </table:table-cell>
          <table:table-cell table:style-name="ce20" table:formula="of:=-RADIANS([lf.B182])" office:value-type="float" office:value="0.128281700021583" calcext:value-type="float">
            <text:p>0,128281700021583</text:p>
          </table:table-cell>
          <table:table-cell table:style-name="ce20" table:formula="of:=COS([lf.$B$6])*servo_saver_arm_length*COS([lf.C182])-SIN([lf.$B$6])*servo_saver_arm_length*SIN([lf.C182])+[lf.$B$24]" office:value-type="float" office:value="358.868530882073" calcext:value-type="float">
            <text:p>358,868530882073</text:p>
          </table:table-cell>
          <table:table-cell table:style-name="ce20" table:formula="of:=COS([lf.$B$6])*servo_saver_arm_length*SIN([lf.C182])+SIN([lf.$B$6])*servo_saver_arm_length*COS([lf.C182])+[lf.$C$24]" office:value-type="float" office:value="2.04688242082631" calcext:value-type="float">
            <text:p>2,04688242082631</text:p>
          </table:table-cell>
          <table:table-cell table:style-name="ce20" table:formula="of:=[$lf.D182]-[$lf.$B$14]" office:value-type="float" office:value="58.8685308820732" calcext:value-type="float">
            <text:p>58,8685308820732</text:p>
          </table:table-cell>
          <table:table-cell table:style-name="ce20" table:formula="of:=[lf.E182]-[$lf.$C$14]" office:value-type="float" office:value="-92.9531175791737" calcext:value-type="float">
            <text:p>-92,9531175791737</text:p>
          </table:table-cell>
          <table:table-cell table:style-name="ce11" table:formula="of:=SQRT([lf.F182]^2+[lf.G182]^2)" office:value-type="float" office:value="110.02629683808" calcext:value-type="float">
            <text:p>110,02629683808</text:p>
          </table:table-cell>
          <table:table-cell table:style-name="ce20" table:formula="of:=([lf.H182]^2-[lf.$B$42]^2+[lf.$B$43]^2)/(2*[lf.H182])" office:value-type="float" office:value="2.92550103226569" calcext:value-type="float">
            <text:p>2,92550103226569</text:p>
          </table:table-cell>
          <table:table-cell table:style-name="ce20" table:formula="of:=ACOS([lf.I182]/[lf.$B$43])" office:value-type="float" office:value="1.43103217210679" calcext:value-type="float">
            <text:p>1,43103217210679</text:p>
          </table:table-cell>
          <table:table-cell table:style-name="ce20" table:formula="of:=ASIN([lf.F182]/[lf.H182])" office:value-type="float" office:value="0.564555749890889" calcext:value-type="float">
            <text:p>0,564555749890889</text:p>
          </table:table-cell>
          <table:table-cell table:style-name="ce20" table:formula="of:=IF(0.5*PI()+[lf.$B$9]&gt;[lf.K182];1;-1)" office:value-type="float" office:value="1" calcext:value-type="float">
            <text:p>1</text:p>
          </table:table-cell>
          <table:table-cell table:style-name="ce17" table:formula="of:=0.5*PI()-([lf.J182]*[lf.L182]+[lf.K182])" office:value-type="float" office:value="-0.424791595202779" calcext:value-type="float">
            <text:p>-0,424791595202779</text:p>
          </table:table-cell>
          <table:table-cell table:style-name="ce17" table:formula="of:=-[lf.M182]-[lf.$B$8]" office:value-type="float" office:value="0.0931790373238561" calcext:value-type="float">
            <text:p>0,093179037323856</text:p>
          </table:table-cell>
          <table:table-cell table:number-columns-repeated="10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[lf.A183]*analyze_resolution" office:value-type="float" office:value="-7.2" calcext:value-type="float">
            <text:p>-7,2</text:p>
          </table:table-cell>
          <table:table-cell table:style-name="ce20" table:formula="of:=-RADIANS([lf.B183])" office:value-type="float" office:value="0.125663706143592" calcext:value-type="float">
            <text:p>0,125663706143592</text:p>
          </table:table-cell>
          <table:table-cell table:style-name="ce20" table:formula="of:=COS([lf.$B$6])*servo_saver_arm_length*COS([lf.C183])-SIN([lf.$B$6])*servo_saver_arm_length*SIN([lf.C183])+[lf.$B$24]" office:value-type="float" office:value="358.873835221032" calcext:value-type="float">
            <text:p>358,873835221032</text:p>
          </table:table-cell>
          <table:table-cell table:style-name="ce20" table:formula="of:=COS([lf.$B$6])*servo_saver_arm_length*SIN([lf.C183])+SIN([lf.$B$6])*servo_saver_arm_length*COS([lf.C183])+[lf.$C$24]" office:value-type="float" office:value="2.00533173702887" calcext:value-type="float">
            <text:p>2,00533173702887</text:p>
          </table:table-cell>
          <table:table-cell table:style-name="ce20" table:formula="of:=[$lf.D183]-[$lf.$B$14]" office:value-type="float" office:value="58.8738352210316" calcext:value-type="float">
            <text:p>58,8738352210316</text:p>
          </table:table-cell>
          <table:table-cell table:style-name="ce20" table:formula="of:=[lf.E183]-[$lf.$C$14]" office:value-type="float" office:value="-92.9946682629711" calcext:value-type="float">
            <text:p>-92,9946682629711</text:p>
          </table:table-cell>
          <table:table-cell table:style-name="ce11" table:formula="of:=SQRT([lf.F183]^2+[lf.G183]^2)" office:value-type="float" office:value="110.06423941941" calcext:value-type="float">
            <text:p>110,06423941941</text:p>
          </table:table-cell>
          <table:table-cell table:style-name="ce20" table:formula="of:=([lf.H183]^2-[lf.$B$42]^2+[lf.$B$43]^2)/(2*[lf.H183])" office:value-type="float" office:value="2.96242856201159" calcext:value-type="float">
            <text:p>2,96242856201159</text:p>
          </table:table-cell>
          <table:table-cell table:style-name="ce20" table:formula="of:=ACOS([lf.I183]/[lf.$B$43])" office:value-type="float" office:value="1.42925617976761" calcext:value-type="float">
            <text:p>1,42925617976761</text:p>
          </table:table-cell>
          <table:table-cell table:style-name="ce20" table:formula="of:=ASIN([lf.F183]/[lf.H183])" office:value-type="float" office:value="0.564394479930575" calcext:value-type="float">
            <text:p>0,564394479930575</text:p>
          </table:table-cell>
          <table:table-cell table:style-name="ce20" table:formula="of:=IF(0.5*PI()+[lf.$B$9]&gt;[lf.K183];1;-1)" office:value-type="float" office:value="1" calcext:value-type="float">
            <text:p>1</text:p>
          </table:table-cell>
          <table:table-cell table:style-name="ce17" table:formula="of:=0.5*PI()-([lf.J183]*[lf.L183]+[lf.K183])" office:value-type="float" office:value="-0.422854332903289" calcext:value-type="float">
            <text:p>-0,422854332903289</text:p>
          </table:table-cell>
          <table:table-cell table:style-name="ce17" table:formula="of:=-[lf.M183]-[lf.$B$8]" office:value-type="float" office:value="0.0912417750243668" calcext:value-type="float">
            <text:p>0,091241775024367</text:p>
          </table:table-cell>
          <table:table-cell table:number-columns-repeated="10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[lf.A184]*analyze_resolution" office:value-type="float" office:value="-7.05" calcext:value-type="float">
            <text:p>-7,05</text:p>
          </table:table-cell>
          <table:table-cell table:style-name="ce20" table:formula="of:=-RADIANS([lf.B184])" office:value-type="float" office:value="0.1230457122656" calcext:value-type="float">
            <text:p>0,1230457122656</text:p>
          </table:table-cell>
          <table:table-cell table:style-name="ce20" table:formula="of:=COS([lf.$B$6])*servo_saver_arm_length*COS([lf.C184])-SIN([lf.$B$6])*servo_saver_arm_length*SIN([lf.C184])+[lf.$B$24]" office:value-type="float" office:value="358.879030762501" calcext:value-type="float">
            <text:p>358,879030762501</text:p>
          </table:table-cell>
          <table:table-cell table:style-name="ce20" table:formula="of:=COS([lf.$B$6])*servo_saver_arm_length*SIN([lf.C184])+SIN([lf.$B$6])*servo_saver_arm_length*COS([lf.C184])+[lf.$C$24]" office:value-type="float" office:value="1.96376730891223" calcext:value-type="float">
            <text:p>1,96376730891223</text:p>
          </table:table-cell>
          <table:table-cell table:style-name="ce20" table:formula="of:=[$lf.D184]-[$lf.$B$14]" office:value-type="float" office:value="58.8790307625008" calcext:value-type="float">
            <text:p>58,8790307625008</text:p>
          </table:table-cell>
          <table:table-cell table:style-name="ce20" table:formula="of:=[lf.E184]-[$lf.$C$14]" office:value-type="float" office:value="-93.0362326910878" calcext:value-type="float">
            <text:p>-93,0362326910878</text:p>
          </table:table-cell>
          <table:table-cell table:style-name="ce11" table:formula="of:=SQRT([lf.F184]^2+[lf.G184]^2)" office:value-type="float" office:value="110.102138293867" calcext:value-type="float">
            <text:p>110,102138293867</text:p>
          </table:table-cell>
          <table:table-cell table:style-name="ce20" table:formula="of:=([lf.H184]^2-[lf.$B$42]^2+[lf.$B$43]^2)/(2*[lf.H184])" office:value-type="float" office:value="2.99930119962795" calcext:value-type="float">
            <text:p>2,99930119962795</text:p>
          </table:table-cell>
          <table:table-cell table:style-name="ce20" table:formula="of:=ACOS([lf.I184]/[lf.$B$43])" office:value-type="float" office:value="1.42748237885654" calcext:value-type="float">
            <text:p>1,42748237885654</text:p>
          </table:table-cell>
          <table:table-cell table:style-name="ce20" table:formula="of:=ASIN([lf.F184]/[lf.H184])" office:value-type="float" office:value="0.564232419383226" calcext:value-type="float">
            <text:p>0,564232419383226</text:p>
          </table:table-cell>
          <table:table-cell table:style-name="ce20" table:formula="of:=IF(0.5*PI()+[lf.$B$9]&gt;[lf.K184];1;-1)" office:value-type="float" office:value="1" calcext:value-type="float">
            <text:p>1</text:p>
          </table:table-cell>
          <table:table-cell table:style-name="ce17" table:formula="of:=0.5*PI()-([lf.J184]*[lf.L184]+[lf.K184])" office:value-type="float" office:value="-0.420918471444866" calcext:value-type="float">
            <text:p>-0,420918471444866</text:p>
          </table:table-cell>
          <table:table-cell table:style-name="ce17" table:formula="of:=-[lf.M184]-[lf.$B$8]" office:value-type="float" office:value="0.0893059135659431" calcext:value-type="float">
            <text:p>0,089305913565943</text:p>
          </table:table-cell>
          <table:table-cell table:number-columns-repeated="10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[lf.A185]*analyze_resolution" office:value-type="float" office:value="-6.9" calcext:value-type="float">
            <text:p>-6,9</text:p>
          </table:table-cell>
          <table:table-cell table:style-name="ce20" table:formula="of:=-RADIANS([lf.B185])" office:value-type="float" office:value="0.120427718387609" calcext:value-type="float">
            <text:p>0,120427718387609</text:p>
          </table:table-cell>
          <table:table-cell table:style-name="ce20" table:formula="of:=COS([lf.$B$6])*servo_saver_arm_length*COS([lf.C185])-SIN([lf.$B$6])*servo_saver_arm_length*SIN([lf.C185])+[lf.$B$24]" office:value-type="float" office:value="358.884117470871" calcext:value-type="float">
            <text:p>358,884117470871</text:p>
          </table:table-cell>
          <table:table-cell table:style-name="ce20" table:formula="of:=COS([lf.$B$6])*servo_saver_arm_length*SIN([lf.C185])+SIN([lf.$B$6])*servo_saver_arm_length*COS([lf.C185])+[lf.$C$24]" office:value-type="float" office:value="1.92218942135436" calcext:value-type="float">
            <text:p>1,92218942135436</text:p>
          </table:table-cell>
          <table:table-cell table:style-name="ce20" table:formula="of:=[$lf.D185]-[$lf.$B$14]" office:value-type="float" office:value="58.8841174708711" calcext:value-type="float">
            <text:p>58,8841174708711</text:p>
          </table:table-cell>
          <table:table-cell table:style-name="ce20" table:formula="of:=[lf.E185]-[$lf.$C$14]" office:value-type="float" office:value="-93.0778105786456" calcext:value-type="float">
            <text:p>-93,0778105786456</text:p>
          </table:table-cell>
          <table:table-cell table:style-name="ce11" table:formula="of:=SQRT([lf.F185]^2+[lf.G185]^2)" office:value-type="float" office:value="110.139993246947" calcext:value-type="float">
            <text:p>110,139993246947</text:p>
          </table:table-cell>
          <table:table-cell table:style-name="ce20" table:formula="of:=([lf.H185]^2-[lf.$B$42]^2+[lf.$B$43]^2)/(2*[lf.H185])" office:value-type="float" office:value="3.03611879196831" calcext:value-type="float">
            <text:p>3,03611879196831</text:p>
          </table:table-cell>
          <table:table-cell table:style-name="ce20" table:formula="of:=ACOS([lf.I185]/[lf.$B$43])" office:value-type="float" office:value="1.42571077283337" calcext:value-type="float">
            <text:p>1,42571077283337</text:p>
          </table:table-cell>
          <table:table-cell table:style-name="ce20" table:formula="of:=ASIN([lf.F185]/[lf.H185])" office:value-type="float" office:value="0.564069569977469" calcext:value-type="float">
            <text:p>0,564069569977469</text:p>
          </table:table-cell>
          <table:table-cell table:style-name="ce20" table:formula="of:=IF(0.5*PI()+[lf.$B$9]&gt;[lf.K185];1;-1)" office:value-type="float" office:value="1" calcext:value-type="float">
            <text:p>1</text:p>
          </table:table-cell>
          <table:table-cell table:style-name="ce17" table:formula="of:=0.5*PI()-([lf.J185]*[lf.L185]+[lf.K185])" office:value-type="float" office:value="-0.418984016015938" calcext:value-type="float">
            <text:p>-0,418984016015938</text:p>
          </table:table-cell>
          <table:table-cell table:style-name="ce17" table:formula="of:=-[lf.M185]-[lf.$B$8]" office:value-type="float" office:value="0.0873714581370149" calcext:value-type="float">
            <text:p>0,087371458137015</text:p>
          </table:table-cell>
          <table:table-cell table:number-columns-repeated="10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lf.A186]*analyze_resolution" office:value-type="float" office:value="-6.75" calcext:value-type="float">
            <text:p>-6,75</text:p>
          </table:table-cell>
          <table:table-cell table:style-name="ce20" table:formula="of:=-RADIANS([lf.B186])" office:value-type="float" office:value="0.117809724509617" calcext:value-type="float">
            <text:p>0,117809724509617</text:p>
          </table:table-cell>
          <table:table-cell table:style-name="ce20" table:formula="of:=COS([lf.$B$6])*servo_saver_arm_length*COS([lf.C186])-SIN([lf.$B$6])*servo_saver_arm_length*SIN([lf.C186])+[lf.$B$24]" office:value-type="float" office:value="358.889095311279" calcext:value-type="float">
            <text:p>358,889095311279</text:p>
          </table:table-cell>
          <table:table-cell table:style-name="ce20" table:formula="of:=COS([lf.$B$6])*servo_saver_arm_length*SIN([lf.C186])+SIN([lf.$B$6])*servo_saver_arm_length*COS([lf.C186])+[lf.$C$24]" office:value-type="float" office:value="1.8805983593254" calcext:value-type="float">
            <text:p>1,8805983593254</text:p>
          </table:table-cell>
          <table:table-cell table:style-name="ce20" table:formula="of:=[$lf.D186]-[$lf.$B$14]" office:value-type="float" office:value="58.8890953112788" calcext:value-type="float">
            <text:p>58,8890953112788</text:p>
          </table:table-cell>
          <table:table-cell table:style-name="ce20" table:formula="of:=[lf.E186]-[$lf.$C$14]" office:value-type="float" office:value="-93.1194016406746" calcext:value-type="float">
            <text:p>-93,1194016406746</text:p>
          </table:table-cell>
          <table:table-cell table:style-name="ce11" table:formula="of:=SQRT([lf.F186]^2+[lf.G186]^2)" office:value-type="float" office:value="110.177804064603" calcext:value-type="float">
            <text:p>110,177804064603</text:p>
          </table:table-cell>
          <table:table-cell table:style-name="ce20" table:formula="of:=([lf.H186]^2-[lf.$B$42]^2+[lf.$B$43]^2)/(2*[lf.H186])" office:value-type="float" office:value="3.07288118645097" calcext:value-type="float">
            <text:p>3,07288118645097</text:p>
          </table:table-cell>
          <table:table-cell table:style-name="ce20" table:formula="of:=ACOS([lf.I186]/[lf.$B$43])" office:value-type="float" office:value="1.423941365175" calcext:value-type="float">
            <text:p>1,423941365175</text:p>
          </table:table-cell>
          <table:table-cell table:style-name="ce20" table:formula="of:=ASIN([lf.F186]/[lf.H186])" office:value-type="float" office:value="0.563905933442442" calcext:value-type="float">
            <text:p>0,563905933442442</text:p>
          </table:table-cell>
          <table:table-cell table:style-name="ce20" table:formula="of:=IF(0.5*PI()+[lf.$B$9]&gt;[lf.K186];1;-1)" office:value-type="float" office:value="1" calcext:value-type="float">
            <text:p>1</text:p>
          </table:table-cell>
          <table:table-cell table:style-name="ce17" table:formula="of:=0.5*PI()-([lf.J186]*[lf.L186]+[lf.K186])" office:value-type="float" office:value="-0.417050971822549" calcext:value-type="float">
            <text:p>-0,417050971822549</text:p>
          </table:table-cell>
          <table:table-cell table:style-name="ce17" table:formula="of:=-[lf.M186]-[lf.$B$8]" office:value-type="float" office:value="0.0854384139436262" calcext:value-type="float">
            <text:p>0,085438413943626</text:p>
          </table:table-cell>
          <table:table-cell table:number-columns-repeated="10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[lf.A187]*analyze_resolution" office:value-type="float" office:value="-6.6" calcext:value-type="float">
            <text:p>-6,6</text:p>
          </table:table-cell>
          <table:table-cell table:style-name="ce20" table:formula="of:=-RADIANS([lf.B187])" office:value-type="float" office:value="0.115191730631626" calcext:value-type="float">
            <text:p>0,115191730631626</text:p>
          </table:table-cell>
          <table:table-cell table:style-name="ce20" table:formula="of:=COS([lf.$B$6])*servo_saver_arm_length*COS([lf.C187])-SIN([lf.$B$6])*servo_saver_arm_length*SIN([lf.C187])+[lf.$B$24]" office:value-type="float" office:value="358.893964249606" calcext:value-type="float">
            <text:p>358,893964249606</text:p>
          </table:table-cell>
          <table:table-cell table:style-name="ce20" table:formula="of:=COS([lf.$B$6])*servo_saver_arm_length*SIN([lf.C187])+SIN([lf.$B$6])*servo_saver_arm_length*COS([lf.C187])+[lf.$C$24]" office:value-type="float" office:value="1.83899440788587" calcext:value-type="float">
            <text:p>1,83899440788587</text:p>
          </table:table-cell>
          <table:table-cell table:style-name="ce20" table:formula="of:=[$lf.D187]-[$lf.$B$14]" office:value-type="float" office:value="58.8939642496064" calcext:value-type="float">
            <text:p>58,8939642496064</text:p>
          </table:table-cell>
          <table:table-cell table:style-name="ce20" table:formula="of:=[lf.E187]-[$lf.$C$14]" office:value-type="float" office:value="-93.1610055921141" calcext:value-type="float">
            <text:p>-93,1610055921141</text:p>
          </table:table-cell>
          <table:table-cell table:style-name="ce11" table:formula="of:=SQRT([lf.F187]^2+[lf.G187]^2)" office:value-type="float" office:value="110.215570533241" calcext:value-type="float">
            <text:p>110,215570533241</text:p>
          </table:table-cell>
          <table:table-cell table:style-name="ce20" table:formula="of:=([lf.H187]^2-[lf.$B$42]^2+[lf.$B$43]^2)/(2*[lf.H187])" office:value-type="float" office:value="3.10958823105738" calcext:value-type="float">
            <text:p>3,10958823105738</text:p>
          </table:table-cell>
          <table:table-cell table:style-name="ce20" table:formula="of:=ACOS([lf.I187]/[lf.$B$43])" office:value-type="float" office:value="1.42217415937552" calcext:value-type="float">
            <text:p>1,42217415937552</text:p>
          </table:table-cell>
          <table:table-cell table:style-name="ce20" table:formula="of:=ASIN([lf.F187]/[lf.H187])" office:value-type="float" office:value="0.56374151150778" calcext:value-type="float">
            <text:p>0,56374151150778</text:p>
          </table:table-cell>
          <table:table-cell table:style-name="ce20" table:formula="of:=IF(0.5*PI()+[lf.$B$9]&gt;[lf.K187];1;-1)" office:value-type="float" office:value="1" calcext:value-type="float">
            <text:p>1</text:p>
          </table:table-cell>
          <table:table-cell table:style-name="ce17" table:formula="of:=0.5*PI()-([lf.J187]*[lf.L187]+[lf.K187])" office:value-type="float" office:value="-0.415119344088406" calcext:value-type="float">
            <text:p>-0,415119344088406</text:p>
          </table:table-cell>
          <table:table-cell table:style-name="ce17" table:formula="of:=-[lf.M187]-[lf.$B$8]" office:value-type="float" office:value="0.0835067862094836" calcext:value-type="float">
            <text:p>0,083506786209484</text:p>
          </table:table-cell>
          <table:table-cell table:number-columns-repeated="10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[lf.A188]*analyze_resolution" office:value-type="float" office:value="-6.45" calcext:value-type="float">
            <text:p>-6,45</text:p>
          </table:table-cell>
          <table:table-cell table:style-name="ce20" table:formula="of:=-RADIANS([lf.B188])" office:value-type="float" office:value="0.112573736753634" calcext:value-type="float">
            <text:p>0,112573736753634</text:p>
          </table:table-cell>
          <table:table-cell table:style-name="ce20" table:formula="of:=COS([lf.$B$6])*servo_saver_arm_length*COS([lf.C188])-SIN([lf.$B$6])*servo_saver_arm_length*SIN([lf.C188])+[lf.$B$24]" office:value-type="float" office:value="358.898724252483" calcext:value-type="float">
            <text:p>358,898724252483</text:p>
          </table:table-cell>
          <table:table-cell table:style-name="ce20" table:formula="of:=COS([lf.$B$6])*servo_saver_arm_length*SIN([lf.C188])+SIN([lf.$B$6])*servo_saver_arm_length*COS([lf.C188])+[lf.$C$24]" office:value-type="float" office:value="1.79737785218457" calcext:value-type="float">
            <text:p>1,79737785218457</text:p>
          </table:table-cell>
          <table:table-cell table:style-name="ce20" table:formula="of:=[$lf.D188]-[$lf.$B$14]" office:value-type="float" office:value="58.8987242524826" calcext:value-type="float">
            <text:p>58,8987242524826</text:p>
          </table:table-cell>
          <table:table-cell table:style-name="ce20" table:formula="of:=[lf.E188]-[$lf.$C$14]" office:value-type="float" office:value="-93.2026221478154" calcext:value-type="float">
            <text:p>-93,2026221478154</text:p>
          </table:table-cell>
          <table:table-cell table:style-name="ce11" table:formula="of:=SQRT([lf.F188]^2+[lf.G188]^2)" office:value-type="float" office:value="110.25329243972" calcext:value-type="float">
            <text:p>110,25329243972</text:p>
          </table:table-cell>
          <table:table-cell table:style-name="ce20" table:formula="of:=([lf.H188]^2-[lf.$B$42]^2+[lf.$B$43]^2)/(2*[lf.H188])" office:value-type="float" office:value="3.14623977433052" calcext:value-type="float">
            <text:p>3,14623977433052</text:p>
          </table:table-cell>
          <table:table-cell table:style-name="ce20" table:formula="of:=ACOS([lf.I188]/[lf.$B$43])" office:value-type="float" office:value="1.42040915894624" calcext:value-type="float">
            <text:p>1,42040915894624</text:p>
          </table:table-cell>
          <table:table-cell table:style-name="ce20" table:formula="of:=ASIN([lf.F188]/[lf.H188])" office:value-type="float" office:value="0.563576305903596" calcext:value-type="float">
            <text:p>0,563576305903596</text:p>
          </table:table-cell>
          <table:table-cell table:style-name="ce20" table:formula="of:=IF(0.5*PI()+[lf.$B$9]&gt;[lf.K188];1;-1)" office:value-type="float" office:value="1" calcext:value-type="float">
            <text:p>1</text:p>
          </table:table-cell>
          <table:table-cell table:style-name="ce17" table:formula="of:=0.5*PI()-([lf.J188]*[lf.L188]+[lf.K188])" office:value-type="float" office:value="-0.413189138054937" calcext:value-type="float">
            <text:p>-0,413189138054937</text:p>
          </table:table-cell>
          <table:table-cell table:style-name="ce17" table:formula="of:=-[lf.M188]-[lf.$B$8]" office:value-type="float" office:value="0.0815765801760149" calcext:value-type="float">
            <text:p>0,081576580176015</text:p>
          </table:table-cell>
          <table:table-cell table:number-columns-repeated="10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[lf.A189]*analyze_resolution" office:value-type="float" office:value="-6.3" calcext:value-type="float">
            <text:p>-6,3</text:p>
          </table:table-cell>
          <table:table-cell table:style-name="ce20" table:formula="of:=-RADIANS([lf.B189])" office:value-type="float" office:value="0.109955742875643" calcext:value-type="float">
            <text:p>0,109955742875643</text:p>
          </table:table-cell>
          <table:table-cell table:style-name="ce20" table:formula="of:=COS([lf.$B$6])*servo_saver_arm_length*COS([lf.C189])-SIN([lf.$B$6])*servo_saver_arm_length*SIN([lf.C189])+[lf.$B$24]" office:value-type="float" office:value="358.903375287283" calcext:value-type="float">
            <text:p>358,903375287283</text:p>
          </table:table-cell>
          <table:table-cell table:style-name="ce20" table:formula="of:=COS([lf.$B$6])*servo_saver_arm_length*SIN([lf.C189])+SIN([lf.$B$6])*servo_saver_arm_length*COS([lf.C189])+[lf.$C$24]" office:value-type="float" office:value="1.75574897745673" calcext:value-type="float">
            <text:p>1,75574897745673</text:p>
          </table:table-cell>
          <table:table-cell table:style-name="ce20" table:formula="of:=[$lf.D189]-[$lf.$B$14]" office:value-type="float" office:value="58.9033752872829" calcext:value-type="float">
            <text:p>58,9033752872829</text:p>
          </table:table-cell>
          <table:table-cell table:style-name="ce20" table:formula="of:=[lf.E189]-[$lf.$C$14]" office:value-type="float" office:value="-93.2442510225433" calcext:value-type="float">
            <text:p>-93,2442510225433</text:p>
          </table:table-cell>
          <table:table-cell table:style-name="ce11" table:formula="of:=SQRT([lf.F189]^2+[lf.G189]^2)" office:value-type="float" office:value="110.290969571355" calcext:value-type="float">
            <text:p>110,290969571355</text:p>
          </table:table-cell>
          <table:table-cell table:style-name="ce20" table:formula="of:=([lf.H189]^2-[lf.$B$42]^2+[lf.$B$43]^2)/(2*[lf.H189])" office:value-type="float" office:value="3.18283566537321" calcext:value-type="float">
            <text:p>3,18283566537321</text:p>
          </table:table-cell>
          <table:table-cell table:style-name="ce20" table:formula="of:=ACOS([lf.I189]/[lf.$B$43])" office:value-type="float" office:value="1.41864636741577" calcext:value-type="float">
            <text:p>1,41864636741577</text:p>
          </table:table-cell>
          <table:table-cell table:style-name="ce20" table:formula="of:=ASIN([lf.F189]/[lf.H189])" office:value-type="float" office:value="0.56341031836047" calcext:value-type="float">
            <text:p>0,56341031836047</text:p>
          </table:table-cell>
          <table:table-cell table:style-name="ce20" table:formula="of:=IF(0.5*PI()+[lf.$B$9]&gt;[lf.K189];1;-1)" office:value-type="float" office:value="1" calcext:value-type="float">
            <text:p>1</text:p>
          </table:table-cell>
          <table:table-cell table:style-name="ce17" table:formula="of:=0.5*PI()-([lf.J189]*[lf.L189]+[lf.K189])" office:value-type="float" office:value="-0.411260358981348" calcext:value-type="float">
            <text:p>-0,411260358981348</text:p>
          </table:table-cell>
          <table:table-cell table:style-name="ce17" table:formula="of:=-[lf.M189]-[lf.$B$8]" office:value-type="float" office:value="0.0796478011024253" calcext:value-type="float">
            <text:p>0,079647801102425</text:p>
          </table:table-cell>
          <table:table-cell table:number-columns-repeated="10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[lf.A190]*analyze_resolution" office:value-type="float" office:value="-6.15" calcext:value-type="float">
            <text:p>-6,15</text:p>
          </table:table-cell>
          <table:table-cell table:style-name="ce20" table:formula="of:=-RADIANS([lf.B190])" office:value-type="float" office:value="0.107337748997651" calcext:value-type="float">
            <text:p>0,107337748997651</text:p>
          </table:table-cell>
          <table:table-cell table:style-name="ce20" table:formula="of:=COS([lf.$B$6])*servo_saver_arm_length*COS([lf.C190])-SIN([lf.$B$6])*servo_saver_arm_length*SIN([lf.C190])+[lf.$B$24]" office:value-type="float" office:value="358.90791732213" calcext:value-type="float">
            <text:p>358,90791732213</text:p>
          </table:table-cell>
          <table:table-cell table:style-name="ce20" table:formula="of:=COS([lf.$B$6])*servo_saver_arm_length*SIN([lf.C190])+SIN([lf.$B$6])*servo_saver_arm_length*COS([lf.C190])+[lf.$C$24]" office:value-type="float" office:value="1.71410806902197" calcext:value-type="float">
            <text:p>1,71410806902197</text:p>
          </table:table-cell>
          <table:table-cell table:style-name="ce20" table:formula="of:=[$lf.D190]-[$lf.$B$14]" office:value-type="float" office:value="58.9079173221297" calcext:value-type="float">
            <text:p>58,9079173221297</text:p>
          </table:table-cell>
          <table:table-cell table:style-name="ce20" table:formula="of:=[lf.E190]-[$lf.$C$14]" office:value-type="float" office:value="-93.285891930978" calcext:value-type="float">
            <text:p>-93,285891930978</text:p>
          </table:table-cell>
          <table:table-cell table:style-name="ce11" table:formula="of:=SQRT([lf.F190]^2+[lf.G190]^2)" office:value-type="float" office:value="110.328601715915" calcext:value-type="float">
            <text:p>110,328601715915</text:p>
          </table:table-cell>
          <table:table-cell table:style-name="ce20" table:formula="of:=([lf.H190]^2-[lf.$B$42]^2+[lf.$B$43]^2)/(2*[lf.H190])" office:value-type="float" office:value="3.21937575384658" calcext:value-type="float">
            <text:p>3,21937575384658</text:p>
          </table:table-cell>
          <table:table-cell table:style-name="ce20" table:formula="of:=ACOS([lf.I190]/[lf.$B$43])" office:value-type="float" office:value="1.41688578833013" calcext:value-type="float">
            <text:p>1,41688578833013</text:p>
          </table:table-cell>
          <table:table-cell table:style-name="ce20" table:formula="of:=ASIN([lf.F190]/[lf.H190])" office:value-type="float" office:value="0.563243550609435" calcext:value-type="float">
            <text:p>0,563243550609435</text:p>
          </table:table-cell>
          <table:table-cell table:style-name="ce20" table:formula="of:=IF(0.5*PI()+[lf.$B$9]&gt;[lf.K190];1;-1)" office:value-type="float" office:value="1" calcext:value-type="float">
            <text:p>1</text:p>
          </table:table-cell>
          <table:table-cell table:style-name="ce17" table:formula="of:=0.5*PI()-([lf.J190]*[lf.L190]+[lf.K190])" office:value-type="float" office:value="-0.409333012144672" calcext:value-type="float">
            <text:p>-0,409333012144672</text:p>
          </table:table-cell>
          <table:table-cell table:style-name="ce17" table:formula="of:=-[lf.M190]-[lf.$B$8]" office:value-type="float" office:value="0.077720454265749" calcext:value-type="float">
            <text:p>0,077720454265749</text:p>
          </table:table-cell>
          <table:table-cell table:number-columns-repeated="10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lf.A191]*analyze_resolution" office:value-type="float" office:value="-6" calcext:value-type="float">
            <text:p>-6</text:p>
          </table:table-cell>
          <table:table-cell table:style-name="ce20" table:formula="of:=-RADIANS([lf.B191])" office:value-type="float" office:value="0.10471975511966" calcext:value-type="float">
            <text:p>0,10471975511966</text:p>
          </table:table-cell>
          <table:table-cell table:style-name="ce20" table:formula="of:=COS([lf.$B$6])*servo_saver_arm_length*COS([lf.C191])-SIN([lf.$B$6])*servo_saver_arm_length*SIN([lf.C191])+[lf.$B$24]" office:value-type="float" office:value="358.912350325892" calcext:value-type="float">
            <text:p>358,912350325892</text:p>
          </table:table-cell>
          <table:table-cell table:style-name="ce20" table:formula="of:=COS([lf.$B$6])*servo_saver_arm_length*SIN([lf.C191])+SIN([lf.$B$6])*servo_saver_arm_length*COS([lf.C191])+[lf.$C$24]" office:value-type="float" office:value="1.67245541228246" calcext:value-type="float">
            <text:p>1,67245541228246</text:p>
          </table:table-cell>
          <table:table-cell table:style-name="ce20" table:formula="of:=[$lf.D191]-[$lf.$B$14]" office:value-type="float" office:value="58.9123503258924" calcext:value-type="float">
            <text:p>58,9123503258924</text:p>
          </table:table-cell>
          <table:table-cell table:style-name="ce20" table:formula="of:=[lf.E191]-[$lf.$C$14]" office:value-type="float" office:value="-93.3275445877175" calcext:value-type="float">
            <text:p>-93,3275445877175</text:p>
          </table:table-cell>
          <table:table-cell table:style-name="ce11" table:formula="of:=SQRT([lf.F191]^2+[lf.G191]^2)" office:value-type="float" office:value="110.366188661624" calcext:value-type="float">
            <text:p>110,366188661624</text:p>
          </table:table-cell>
          <table:table-cell table:style-name="ce20" table:formula="of:=([lf.H191]^2-[lf.$B$42]^2+[lf.$B$43]^2)/(2*[lf.H191])" office:value-type="float" office:value="3.25585988996837" calcext:value-type="float">
            <text:p>3,25585988996837</text:p>
          </table:table-cell>
          <table:table-cell table:style-name="ce20" table:formula="of:=ACOS([lf.I191]/[lf.$B$43])" office:value-type="float" office:value="1.41512742525277" calcext:value-type="float">
            <text:p>1,41512742525277</text:p>
          </table:table-cell>
          <table:table-cell table:style-name="ce20" table:formula="of:=ASIN([lf.F191]/[lf.H191])" office:value-type="float" office:value="0.563076004381958" calcext:value-type="float">
            <text:p>0,563076004381958</text:p>
          </table:table-cell>
          <table:table-cell table:style-name="ce20" table:formula="of:=IF(0.5*PI()+[lf.$B$9]&gt;[lf.K191];1;-1)" office:value-type="float" office:value="1" calcext:value-type="float">
            <text:p>1</text:p>
          </table:table-cell>
          <table:table-cell table:style-name="ce17" table:formula="of:=0.5*PI()-([lf.J191]*[lf.L191]+[lf.K191])" office:value-type="float" office:value="-0.407407102839828" calcext:value-type="float">
            <text:p>-0,407407102839828</text:p>
          </table:table-cell>
          <table:table-cell table:style-name="ce17" table:formula="of:=-[lf.M191]-[lf.$B$8]" office:value-type="float" office:value="0.0757945449609057" calcext:value-type="float">
            <text:p>0,075794544960906</text:p>
          </table:table-cell>
          <table:table-cell table:number-columns-repeated="10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[lf.A192]*analyze_resolution" office:value-type="float" office:value="-5.85" calcext:value-type="float">
            <text:p>-5,85</text:p>
          </table:table-cell>
          <table:table-cell table:style-name="ce20" table:formula="of:=-RADIANS([lf.B192])" office:value-type="float" office:value="0.102101761241668" calcext:value-type="float">
            <text:p>0,102101761241668</text:p>
          </table:table-cell>
          <table:table-cell table:style-name="ce20" table:formula="of:=COS([lf.$B$6])*servo_saver_arm_length*COS([lf.C192])-SIN([lf.$B$6])*servo_saver_arm_length*SIN([lf.C192])+[lf.$B$24]" office:value-type="float" office:value="358.916674268188" calcext:value-type="float">
            <text:p>358,916674268188</text:p>
          </table:table-cell>
          <table:table-cell table:style-name="ce20" table:formula="of:=COS([lf.$B$6])*servo_saver_arm_length*SIN([lf.C192])+SIN([lf.$B$6])*servo_saver_arm_length*COS([lf.C192])+[lf.$C$24]" office:value-type="float" office:value="1.6307912927208" calcext:value-type="float">
            <text:p>1,6307912927208</text:p>
          </table:table-cell>
          <table:table-cell table:style-name="ce20" table:formula="of:=[$lf.D192]-[$lf.$B$14]" office:value-type="float" office:value="58.9166742681877" calcext:value-type="float">
            <text:p>58,9166742681877</text:p>
          </table:table-cell>
          <table:table-cell table:style-name="ce20" table:formula="of:=[lf.E192]-[$lf.$C$14]" office:value-type="float" office:value="-93.3692087072792" calcext:value-type="float">
            <text:p>-93,3692087072792</text:p>
          </table:table-cell>
          <table:table-cell table:style-name="ce11" table:formula="of:=SQRT([lf.F192]^2+[lf.G192]^2)" office:value-type="float" office:value="110.40373019716" calcext:value-type="float">
            <text:p>110,40373019716</text:p>
          </table:table-cell>
          <table:table-cell table:style-name="ce20" table:formula="of:=([lf.H192]^2-[lf.$B$42]^2+[lf.$B$43]^2)/(2*[lf.H192])" office:value-type="float" office:value="3.29228792451136" calcext:value-type="float">
            <text:p>3,29228792451136</text:p>
          </table:table-cell>
          <table:table-cell table:style-name="ce20" table:formula="of:=ACOS([lf.I192]/[lf.$B$43])" office:value-type="float" office:value="1.41337128176464" calcext:value-type="float">
            <text:p>1,41337128176464</text:p>
          </table:table-cell>
          <table:table-cell table:style-name="ce20" table:formula="of:=ASIN([lf.F192]/[lf.H192])" office:value-type="float" office:value="0.562907681409934" calcext:value-type="float">
            <text:p>0,562907681409934</text:p>
          </table:table-cell>
          <table:table-cell table:style-name="ce20" table:formula="of:=IF(0.5*PI()+[lf.$B$9]&gt;[lf.K192];1;-1)" office:value-type="float" office:value="1" calcext:value-type="float">
            <text:p>1</text:p>
          </table:table-cell>
          <table:table-cell table:style-name="ce17" table:formula="of:=0.5*PI()-([lf.J192]*[lf.L192]+[lf.K192])" office:value-type="float" office:value="-0.405482636379678" calcext:value-type="float">
            <text:p>-0,405482636379678</text:p>
          </table:table-cell>
          <table:table-cell table:style-name="ce17" table:formula="of:=-[lf.M192]-[lf.$B$8]" office:value-type="float" office:value="0.0738700785007558" calcext:value-type="float">
            <text:p>0,073870078500756</text:p>
          </table:table-cell>
          <table:table-cell table:number-columns-repeated="1010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[lf.A193]*analyze_resolution" office:value-type="float" office:value="-5.7" calcext:value-type="float">
            <text:p>-5,7</text:p>
          </table:table-cell>
          <table:table-cell table:style-name="ce20" table:formula="of:=-RADIANS([lf.B193])" office:value-type="float" office:value="0.0994837673636768" calcext:value-type="float">
            <text:p>0,099483767363677</text:p>
          </table:table-cell>
          <table:table-cell table:style-name="ce20" table:formula="of:=COS([lf.$B$6])*servo_saver_arm_length*COS([lf.C193])-SIN([lf.$B$6])*servo_saver_arm_length*SIN([lf.C193])+[lf.$B$24]" office:value-type="float" office:value="358.92088911938" calcext:value-type="float">
            <text:p>358,92088911938</text:p>
          </table:table-cell>
          <table:table-cell table:style-name="ce20" table:formula="of:=COS([lf.$B$6])*servo_saver_arm_length*SIN([lf.C193])+SIN([lf.$B$6])*servo_saver_arm_length*COS([lf.C193])+[lf.$C$24]" office:value-type="float" office:value="1.58911599589822" calcext:value-type="float">
            <text:p>1,58911599589822</text:p>
          </table:table-cell>
          <table:table-cell table:style-name="ce20" table:formula="of:=[$lf.D193]-[$lf.$B$14]" office:value-type="float" office:value="58.9208891193796" calcext:value-type="float">
            <text:p>58,9208891193796</text:p>
          </table:table-cell>
          <table:table-cell table:style-name="ce20" table:formula="of:=[lf.E193]-[$lf.$C$14]" office:value-type="float" office:value="-93.4108840041018" calcext:value-type="float">
            <text:p>-93,4108840041018</text:p>
          </table:table-cell>
          <table:table-cell table:style-name="ce11" table:formula="of:=SQRT([lf.F193]^2+[lf.G193]^2)" office:value-type="float" office:value="110.441226111656" calcext:value-type="float">
            <text:p>110,441226111656</text:p>
          </table:table-cell>
          <table:table-cell table:style-name="ce20" table:formula="of:=([lf.H193]^2-[lf.$B$42]^2+[lf.$B$43]^2)/(2*[lf.H193])" office:value-type="float" office:value="3.32865970880162" calcext:value-type="float">
            <text:p>3,32865970880162</text:p>
          </table:table-cell>
          <table:table-cell table:style-name="ce20" table:formula="of:=ACOS([lf.I193]/[lf.$B$43])" office:value-type="float" office:value="1.41161736146432" calcext:value-type="float">
            <text:p>1,41161736146432</text:p>
          </table:table-cell>
          <table:table-cell table:style-name="ce20" table:formula="of:=ASIN([lf.F193]/[lf.H193])" office:value-type="float" office:value="0.562738583425661" calcext:value-type="float">
            <text:p>0,562738583425661</text:p>
          </table:table-cell>
          <table:table-cell table:style-name="ce20" table:formula="of:=IF(0.5*PI()+[lf.$B$9]&gt;[lf.K193];1;-1)" office:value-type="float" office:value="1" calcext:value-type="float">
            <text:p>1</text:p>
          </table:table-cell>
          <table:table-cell table:style-name="ce17" table:formula="of:=0.5*PI()-([lf.J193]*[lf.L193]+[lf.K193])" office:value-type="float" office:value="-0.40355961809508" calcext:value-type="float">
            <text:p>-0,40355961809508</text:p>
          </table:table-cell>
          <table:table-cell table:style-name="ce17" table:formula="of:=-[lf.M193]-[lf.$B$8]" office:value-type="float" office:value="0.0719470602161578" calcext:value-type="float">
            <text:p>0,071947060216158</text:p>
          </table:table-cell>
          <table:table-cell table:number-columns-repeated="1010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[lf.A194]*analyze_resolution" office:value-type="float" office:value="-5.55" calcext:value-type="float">
            <text:p>-5,55</text:p>
          </table:table-cell>
          <table:table-cell table:style-name="ce20" table:formula="of:=-RADIANS([lf.B194])" office:value-type="float" office:value="0.0968657734856853" calcext:value-type="float">
            <text:p>0,096865773485685</text:p>
          </table:table-cell>
          <table:table-cell table:style-name="ce20" table:formula="of:=COS([lf.$B$6])*servo_saver_arm_length*COS([lf.C194])-SIN([lf.$B$6])*servo_saver_arm_length*SIN([lf.C194])+[lf.$B$24]" office:value-type="float" office:value="358.92499485058" calcext:value-type="float">
            <text:p>358,92499485058</text:p>
          </table:table-cell>
          <table:table-cell table:style-name="ce20" table:formula="of:=COS([lf.$B$6])*servo_saver_arm_length*SIN([lf.C194])+SIN([lf.$B$6])*servo_saver_arm_length*COS([lf.C194])+[lf.$C$24]" office:value-type="float" office:value="1.54742980745254" calcext:value-type="float">
            <text:p>1,54742980745254</text:p>
          </table:table-cell>
          <table:table-cell table:style-name="ce20" table:formula="of:=[$lf.D194]-[$lf.$B$14]" office:value-type="float" office:value="58.9249948505802" calcext:value-type="float">
            <text:p>58,9249948505802</text:p>
          </table:table-cell>
          <table:table-cell table:style-name="ce20" table:formula="of:=[lf.E194]-[$lf.$C$14]" office:value-type="float" office:value="-93.4525701925475" calcext:value-type="float">
            <text:p>-93,4525701925475</text:p>
          </table:table-cell>
          <table:table-cell table:style-name="ce11" table:formula="of:=SQRT([lf.F194]^2+[lf.G194]^2)" office:value-type="float" office:value="110.478676194702" calcext:value-type="float">
            <text:p>110,478676194702</text:p>
          </table:table-cell>
          <table:table-cell table:style-name="ce20" table:formula="of:=([lf.H194]^2-[lf.$B$42]^2+[lf.$B$43]^2)/(2*[lf.H194])" office:value-type="float" office:value="3.36497509471705" calcext:value-type="float">
            <text:p>3,36497509471705</text:p>
          </table:table-cell>
          <table:table-cell table:style-name="ce20" table:formula="of:=ACOS([lf.I194]/[lf.$B$43])" office:value-type="float" office:value="1.409865667968" calcext:value-type="float">
            <text:p>1,409865667968</text:p>
          </table:table-cell>
          <table:table-cell table:style-name="ce20" table:formula="of:=ASIN([lf.F194]/[lf.H194])" office:value-type="float" office:value="0.562568712161836" calcext:value-type="float">
            <text:p>0,562568712161836</text:p>
          </table:table-cell>
          <table:table-cell table:style-name="ce20" table:formula="of:=IF(0.5*PI()+[lf.$B$9]&gt;[lf.K194];1;-1)" office:value-type="float" office:value="1" calcext:value-type="float">
            <text:p>1</text:p>
          </table:table-cell>
          <table:table-cell table:style-name="ce17" table:formula="of:=0.5*PI()-([lf.J194]*[lf.L194]+[lf.K194])" office:value-type="float" office:value="-0.40163805333494" calcext:value-type="float">
            <text:p>-0,40163805333494</text:p>
          </table:table-cell>
          <table:table-cell table:style-name="ce17" table:formula="of:=-[lf.M194]-[lf.$B$8]" office:value-type="float" office:value="0.0700254954560171" calcext:value-type="float">
            <text:p>0,070025495456017</text:p>
          </table:table-cell>
          <table:table-cell table:number-columns-repeated="1010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[lf.A195]*analyze_resolution" office:value-type="float" office:value="-5.4" calcext:value-type="float">
            <text:p>-5,4</text:p>
          </table:table-cell>
          <table:table-cell table:style-name="ce20" table:formula="of:=-RADIANS([lf.B195])" office:value-type="float" office:value="0.0942477796076938" calcext:value-type="float">
            <text:p>0,094247779607694</text:p>
          </table:table-cell>
          <table:table-cell table:style-name="ce20" table:formula="of:=COS([lf.$B$6])*servo_saver_arm_length*COS([lf.C195])-SIN([lf.$B$6])*servo_saver_arm_length*SIN([lf.C195])+[lf.$B$24]" office:value-type="float" office:value="358.928991433649" calcext:value-type="float">
            <text:p>358,928991433649</text:p>
          </table:table-cell>
          <table:table-cell table:style-name="ce20" table:formula="of:=COS([lf.$B$6])*servo_saver_arm_length*SIN([lf.C195])+SIN([lf.$B$6])*servo_saver_arm_length*COS([lf.C195])+[lf.$C$24]" office:value-type="float" office:value="1.50573301309623" calcext:value-type="float">
            <text:p>1,50573301309623</text:p>
          </table:table-cell>
          <table:table-cell table:style-name="ce20" table:formula="of:=[$lf.D195]-[$lf.$B$14]" office:value-type="float" office:value="58.9289914336493" calcext:value-type="float">
            <text:p>58,9289914336493</text:p>
          </table:table-cell>
          <table:table-cell table:style-name="ce20" table:formula="of:=[lf.E195]-[$lf.$C$14]" office:value-type="float" office:value="-93.4942669869038" calcext:value-type="float">
            <text:p>-93,4942669869038</text:p>
          </table:table-cell>
          <table:table-cell table:style-name="ce11" table:formula="of:=SQRT([lf.F195]^2+[lf.G195]^2)" office:value-type="float" office:value="110.516080236342" calcext:value-type="float">
            <text:p>110,516080236342</text:p>
          </table:table-cell>
          <table:table-cell table:style-name="ce20" table:formula="of:=([lf.H195]^2-[lf.$B$42]^2+[lf.$B$43]^2)/(2*[lf.H195])" office:value-type="float" office:value="3.40123393468579" calcext:value-type="float">
            <text:p>3,40123393468579</text:p>
          </table:table-cell>
          <table:table-cell table:style-name="ce20" table:formula="of:=ACOS([lf.I195]/[lf.$B$43])" office:value-type="float" office:value="1.40811620490962" calcext:value-type="float">
            <text:p>1,40811620490962</text:p>
          </table:table-cell>
          <table:table-cell table:style-name="ce20" table:formula="of:=ASIN([lf.F195]/[lf.H195])" office:value-type="float" office:value="0.562398069351537" calcext:value-type="float">
            <text:p>0,562398069351537</text:p>
          </table:table-cell>
          <table:table-cell table:style-name="ce20" table:formula="of:=IF(0.5*PI()+[lf.$B$9]&gt;[lf.K195];1;-1)" office:value-type="float" office:value="1" calcext:value-type="float">
            <text:p>1</text:p>
          </table:table-cell>
          <table:table-cell table:style-name="ce17" table:formula="of:=0.5*PI()-([lf.J195]*[lf.L195]+[lf.K195])" office:value-type="float" office:value="-0.399717947466264" calcext:value-type="float">
            <text:p>-0,399717947466264</text:p>
          </table:table-cell>
          <table:table-cell table:style-name="ce17" table:formula="of:=-[lf.M195]-[lf.$B$8]" office:value-type="float" office:value="0.0681053895873409" calcext:value-type="float">
            <text:p>0,068105389587341</text:p>
          </table:table-cell>
          <table:table-cell table:number-columns-repeated="1010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lf.A196]*analyze_resolution" office:value-type="float" office:value="-5.25" calcext:value-type="float">
            <text:p>-5,25</text:p>
          </table:table-cell>
          <table:table-cell table:style-name="ce20" table:formula="of:=-RADIANS([lf.B196])" office:value-type="float" office:value="0.0916297857297023" calcext:value-type="float">
            <text:p>0,091629785729702</text:p>
          </table:table-cell>
          <table:table-cell table:style-name="ce20" table:formula="of:=COS([lf.$B$6])*servo_saver_arm_length*COS([lf.C196])-SIN([lf.$B$6])*servo_saver_arm_length*SIN([lf.C196])+[lf.$B$24]" office:value-type="float" office:value="358.932878841195" calcext:value-type="float">
            <text:p>358,932878841195</text:p>
          </table:table-cell>
          <table:table-cell table:style-name="ce20" table:formula="of:=COS([lf.$B$6])*servo_saver_arm_length*SIN([lf.C196])+SIN([lf.$B$6])*servo_saver_arm_length*COS([lf.C196])+[lf.$C$24]" office:value-type="float" office:value="1.46402589861444" calcext:value-type="float">
            <text:p>1,46402589861444</text:p>
          </table:table-cell>
          <table:table-cell table:style-name="ce20" table:formula="of:=[$lf.D196]-[$lf.$B$14]" office:value-type="float" office:value="58.9328788411946" calcext:value-type="float">
            <text:p>58,9328788411946</text:p>
          </table:table-cell>
          <table:table-cell table:style-name="ce20" table:formula="of:=[lf.E196]-[$lf.$C$14]" office:value-type="float" office:value="-93.5359741013856" calcext:value-type="float">
            <text:p>-93,5359741013856</text:p>
          </table:table-cell>
          <table:table-cell table:style-name="ce11" table:formula="of:=SQRT([lf.F196]^2+[lf.G196]^2)" office:value-type="float" office:value="110.553438027074" calcext:value-type="float">
            <text:p>110,553438027074</text:p>
          </table:table-cell>
          <table:table-cell table:style-name="ce20" table:formula="of:=([lf.H196]^2-[lf.$B$42]^2+[lf.$B$43]^2)/(2*[lf.H196])" office:value-type="float" office:value="3.43743608168438" calcext:value-type="float">
            <text:p>3,43743608168438</text:p>
          </table:table-cell>
          <table:table-cell table:style-name="ce20" table:formula="of:=ACOS([lf.I196]/[lf.$B$43])" office:value-type="float" office:value="1.40636897594091" calcext:value-type="float">
            <text:p>1,40636897594091</text:p>
          </table:table-cell>
          <table:table-cell table:style-name="ce20" table:formula="of:=ASIN([lf.F196]/[lf.H196])" office:value-type="float" office:value="0.562226656728205" calcext:value-type="float">
            <text:p>0,562226656728205</text:p>
          </table:table-cell>
          <table:table-cell table:style-name="ce20" table:formula="of:=IF(0.5*PI()+[lf.$B$9]&gt;[lf.K196];1;-1)" office:value-type="float" office:value="1" calcext:value-type="float">
            <text:p>1</text:p>
          </table:table-cell>
          <table:table-cell table:style-name="ce17" table:formula="of:=0.5*PI()-([lf.J196]*[lf.L196]+[lf.K196])" office:value-type="float" office:value="-0.397799305874221" calcext:value-type="float">
            <text:p>-0,397799305874221</text:p>
          </table:table-cell>
          <table:table-cell table:style-name="ce17" table:formula="of:=-[lf.M196]-[lf.$B$8]" office:value-type="float" office:value="0.0661867479952984" calcext:value-type="float">
            <text:p>0,066186747995299</text:p>
          </table:table-cell>
          <table:table-cell table:number-columns-repeated="1010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[lf.A197]*analyze_resolution" office:value-type="float" office:value="-5.1" calcext:value-type="float">
            <text:p>-5,1</text:p>
          </table:table-cell>
          <table:table-cell table:style-name="ce20" table:formula="of:=-RADIANS([lf.B197])" office:value-type="float" office:value="0.0890117918517108" calcext:value-type="float">
            <text:p>0,089011791851711</text:p>
          </table:table-cell>
          <table:table-cell table:style-name="ce20" table:formula="of:=COS([lf.$B$6])*servo_saver_arm_length*COS([lf.C197])-SIN([lf.$B$6])*servo_saver_arm_length*SIN([lf.C197])+[lf.$B$24]" office:value-type="float" office:value="358.936657046572" calcext:value-type="float">
            <text:p>358,936657046572</text:p>
          </table:table-cell>
          <table:table-cell table:style-name="ce20" table:formula="of:=COS([lf.$B$6])*servo_saver_arm_length*SIN([lf.C197])+SIN([lf.$B$6])*servo_saver_arm_length*COS([lf.C197])+[lf.$C$24]" office:value-type="float" office:value="1.42230874986306" calcext:value-type="float">
            <text:p>1,42230874986306</text:p>
          </table:table-cell>
          <table:table-cell table:style-name="ce20" table:formula="of:=[$lf.D197]-[$lf.$B$14]" office:value-type="float" office:value="58.9366570465723" calcext:value-type="float">
            <text:p>58,9366570465723</text:p>
          </table:table-cell>
          <table:table-cell table:style-name="ce20" table:formula="of:=[lf.E197]-[$lf.$C$14]" office:value-type="float" office:value="-93.5776912501369" calcext:value-type="float">
            <text:p>-93,5776912501369</text:p>
          </table:table-cell>
          <table:table-cell table:style-name="ce11" table:formula="of:=SQRT([lf.F197]^2+[lf.G197]^2)" office:value-type="float" office:value="110.590749357852" calcext:value-type="float">
            <text:p>110,590749357852</text:p>
          </table:table-cell>
          <table:table-cell table:style-name="ce20" table:formula="of:=([lf.H197]^2-[lf.$B$42]^2+[lf.$B$43]^2)/(2*[lf.H197])" office:value-type="float" office:value="3.4735813892364" calcext:value-type="float">
            <text:p>3,4735813892364</text:p>
          </table:table-cell>
          <table:table-cell table:style-name="ce20" table:formula="of:=ACOS([lf.I197]/[lf.$B$43])" office:value-type="float" office:value="1.40462398473145" calcext:value-type="float">
            <text:p>1,40462398473145</text:p>
          </table:table-cell>
          <table:table-cell table:style-name="ce20" table:formula="of:=ASIN([lf.F197]/[lf.H197])" office:value-type="float" office:value="0.56205447602564" calcext:value-type="float">
            <text:p>0,56205447602564</text:p>
          </table:table-cell>
          <table:table-cell table:style-name="ce20" table:formula="of:=IF(0.5*PI()+[lf.$B$9]&gt;[lf.K197];1;-1)" office:value-type="float" office:value="1" calcext:value-type="float">
            <text:p>1</text:p>
          </table:table-cell>
          <table:table-cell table:style-name="ce17" table:formula="of:=0.5*PI()-([lf.J197]*[lf.L197]+[lf.K197])" office:value-type="float" office:value="-0.39588213396219" calcext:value-type="float">
            <text:p>-0,39588213396219</text:p>
          </table:table-cell>
          <table:table-cell table:style-name="ce17" table:formula="of:=-[lf.M197]-[lf.$B$8]" office:value-type="float" office:value="0.0642695760832674" calcext:value-type="float">
            <text:p>0,064269576083268</text:p>
          </table:table-cell>
          <table:table-cell table:number-columns-repeated="10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[lf.A198]*analyze_resolution" office:value-type="float" office:value="-4.95" calcext:value-type="float">
            <text:p>-4,95</text:p>
          </table:table-cell>
          <table:table-cell table:style-name="ce20" table:formula="of:=-RADIANS([lf.B198])" office:value-type="float" office:value="0.0863937979737193" calcext:value-type="float">
            <text:p>0,086393797973719</text:p>
          </table:table-cell>
          <table:table-cell table:style-name="ce20" table:formula="of:=COS([lf.$B$6])*servo_saver_arm_length*COS([lf.C198])-SIN([lf.$B$6])*servo_saver_arm_length*SIN([lf.C198])+[lf.$B$24]" office:value-type="float" office:value="358.940326023887" calcext:value-type="float">
            <text:p>358,940326023887</text:p>
          </table:table-cell>
          <table:table-cell table:style-name="ce20" table:formula="of:=COS([lf.$B$6])*servo_saver_arm_length*SIN([lf.C198])+SIN([lf.$B$6])*servo_saver_arm_length*COS([lf.C198])+[lf.$C$24]" office:value-type="float" office:value="1.38058185276677" calcext:value-type="float">
            <text:p>1,38058185276677</text:p>
          </table:table-cell>
          <table:table-cell table:style-name="ce20" table:formula="of:=[$lf.D198]-[$lf.$B$14]" office:value-type="float" office:value="58.9403260238871" calcext:value-type="float">
            <text:p>58,9403260238871</text:p>
          </table:table-cell>
          <table:table-cell table:style-name="ce20" table:formula="of:=[lf.E198]-[$lf.$C$14]" office:value-type="float" office:value="-93.6194181472332" calcext:value-type="float">
            <text:p>-93,6194181472332</text:p>
          </table:table-cell>
          <table:table-cell table:style-name="ce11" table:formula="of:=SQRT([lf.F198]^2+[lf.G198]^2)" office:value-type="float" office:value="110.628014020087" calcext:value-type="float">
            <text:p>110,628014020087</text:p>
          </table:table-cell>
          <table:table-cell table:style-name="ce20" table:formula="of:=([lf.H198]^2-[lf.$B$42]^2+[lf.$B$43]^2)/(2*[lf.H198])" office:value-type="float" office:value="3.50966971141076" calcext:value-type="float">
            <text:p>3,50966971141076</text:p>
          </table:table-cell>
          <table:table-cell table:style-name="ce20" table:formula="of:=ACOS([lf.I198]/[lf.$B$43])" office:value-type="float" office:value="1.40288123496873" calcext:value-type="float">
            <text:p>1,40288123496873</text:p>
          </table:table-cell>
          <table:table-cell table:style-name="ce20" table:formula="of:=ASIN([lf.F198]/[lf.H198])" office:value-type="float" office:value="0.561881528977977" calcext:value-type="float">
            <text:p>0,561881528977977</text:p>
          </table:table-cell>
          <table:table-cell table:style-name="ce20" table:formula="of:=IF(0.5*PI()+[lf.$B$9]&gt;[lf.K198];1;-1)" office:value-type="float" office:value="1" calcext:value-type="float">
            <text:p>1</text:p>
          </table:table-cell>
          <table:table-cell table:style-name="ce17" table:formula="of:=0.5*PI()-([lf.J198]*[lf.L198]+[lf.K198])" office:value-type="float" office:value="-0.393966437151815" calcext:value-type="float">
            <text:p>-0,393966437151815</text:p>
          </table:table-cell>
          <table:table-cell table:style-name="ce17" table:formula="of:=-[lf.M198]-[lf.$B$8]" office:value-type="float" office:value="0.0623538792728924" calcext:value-type="float">
            <text:p>0,062353879272892</text:p>
          </table:table-cell>
          <table:table-cell table:number-columns-repeated="10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[lf.A199]*analyze_resolution" office:value-type="float" office:value="-4.8" calcext:value-type="float">
            <text:p>-4,8</text:p>
          </table:table-cell>
          <table:table-cell table:style-name="ce20" table:formula="of:=-RADIANS([lf.B199])" office:value-type="float" office:value="0.0837758040957278" calcext:value-type="float">
            <text:p>0,083775804095728</text:p>
          </table:table-cell>
          <table:table-cell table:style-name="ce20" table:formula="of:=COS([lf.$B$6])*servo_saver_arm_length*COS([lf.C199])-SIN([lf.$B$6])*servo_saver_arm_length*SIN([lf.C199])+[lf.$B$24]" office:value-type="float" office:value="358.943885747992" calcext:value-type="float">
            <text:p>358,943885747992</text:p>
          </table:table-cell>
          <table:table-cell table:style-name="ce20" table:formula="of:=COS([lf.$B$6])*servo_saver_arm_length*SIN([lf.C199])+SIN([lf.$B$6])*servo_saver_arm_length*COS([lf.C199])+[lf.$C$24]" office:value-type="float" office:value="1.33884549331705" calcext:value-type="float">
            <text:p>1,33884549331705</text:p>
          </table:table-cell>
          <table:table-cell table:style-name="ce20" table:formula="of:=[$lf.D199]-[$lf.$B$14]" office:value-type="float" office:value="58.9438857479921" calcext:value-type="float">
            <text:p>58,9438857479921</text:p>
          </table:table-cell>
          <table:table-cell table:style-name="ce20" table:formula="of:=[lf.E199]-[$lf.$C$14]" office:value-type="float" office:value="-93.6611545066829" calcext:value-type="float">
            <text:p>-93,6611545066829</text:p>
          </table:table-cell>
          <table:table-cell table:style-name="ce11" table:formula="of:=SQRT([lf.F199]^2+[lf.G199]^2)" office:value-type="float" office:value="110.665231805645" calcext:value-type="float">
            <text:p>110,665231805645</text:p>
          </table:table-cell>
          <table:table-cell table:style-name="ce20" table:formula="of:=([lf.H199]^2-[lf.$B$42]^2+[lf.$B$43]^2)/(2*[lf.H199])" office:value-type="float" office:value="3.54570090282004" calcext:value-type="float">
            <text:p>3,54570090282004</text:p>
          </table:table-cell>
          <table:table-cell table:style-name="ce20" table:formula="of:=ACOS([lf.I199]/[lf.$B$43])" office:value-type="float" office:value="1.40114073035828" calcext:value-type="float">
            <text:p>1,40114073035828</text:p>
          </table:table-cell>
          <table:table-cell table:style-name="ce20" table:formula="of:=ASIN([lf.F199]/[lf.H199])" office:value-type="float" office:value="0.561707817319679" calcext:value-type="float">
            <text:p>0,561707817319679</text:p>
          </table:table-cell>
          <table:table-cell table:style-name="ce20" table:formula="of:=IF(0.5*PI()+[lf.$B$9]&gt;[lf.K199];1;-1)" office:value-type="float" office:value="1" calcext:value-type="float">
            <text:p>1</text:p>
          </table:table-cell>
          <table:table-cell table:style-name="ce17" table:formula="of:=0.5*PI()-([lf.J199]*[lf.L199]+[lf.K199])" office:value-type="float" office:value="-0.39205222088306" calcext:value-type="float">
            <text:p>-0,39205222088306</text:p>
          </table:table-cell>
          <table:table-cell table:style-name="ce17" table:formula="of:=-[lf.M199]-[lf.$B$8]" office:value-type="float" office:value="0.0604396630041371" calcext:value-type="float">
            <text:p>0,060439663004137</text:p>
          </table:table-cell>
          <table:table-cell table:number-columns-repeated="10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[lf.A200]*analyze_resolution" office:value-type="float" office:value="-4.65" calcext:value-type="float">
            <text:p>-4,65</text:p>
          </table:table-cell>
          <table:table-cell table:style-name="ce20" table:formula="of:=-RADIANS([lf.B200])" office:value-type="float" office:value="0.0811578102177363" calcext:value-type="float">
            <text:p>0,081157810217736</text:p>
          </table:table-cell>
          <table:table-cell table:style-name="ce20" table:formula="of:=COS([lf.$B$6])*servo_saver_arm_length*COS([lf.C200])-SIN([lf.$B$6])*servo_saver_arm_length*SIN([lf.C200])+[lf.$B$24]" office:value-type="float" office:value="358.947336194489" calcext:value-type="float">
            <text:p>358,947336194489</text:p>
          </table:table-cell>
          <table:table-cell table:style-name="ce20" table:formula="of:=COS([lf.$B$6])*servo_saver_arm_length*SIN([lf.C200])+SIN([lf.$B$6])*servo_saver_arm_length*COS([lf.C200])+[lf.$C$24]" office:value-type="float" office:value="1.29709995757022" calcext:value-type="float">
            <text:p>1,29709995757022</text:p>
          </table:table-cell>
          <table:table-cell table:style-name="ce20" table:formula="of:=[$lf.D200]-[$lf.$B$14]" office:value-type="float" office:value="58.9473361944894" calcext:value-type="float">
            <text:p>58,9473361944894</text:p>
          </table:table-cell>
          <table:table-cell table:style-name="ce20" table:formula="of:=[lf.E200]-[$lf.$C$14]" office:value-type="float" office:value="-93.7029000424298" calcext:value-type="float">
            <text:p>-93,7029000424298</text:p>
          </table:table-cell>
          <table:table-cell table:style-name="ce11" table:formula="of:=SQRT([lf.F200]^2+[lf.G200]^2)" office:value-type="float" office:value="110.702402506846" calcext:value-type="float">
            <text:p>110,702402506846</text:p>
          </table:table-cell>
          <table:table-cell table:style-name="ce20" table:formula="of:=([lf.H200]^2-[lf.$B$42]^2+[lf.$B$43]^2)/(2*[lf.H200])" office:value-type="float" office:value="3.581674818619" calcext:value-type="float">
            <text:p>3,581674818619</text:p>
          </table:table-cell>
          <table:table-cell table:style-name="ce20" table:formula="of:=ACOS([lf.I200]/[lf.$B$43])" office:value-type="float" office:value="1.39940247462363" calcext:value-type="float">
            <text:p>1,39940247462363</text:p>
          </table:table-cell>
          <table:table-cell table:style-name="ce20" table:formula="of:=ASIN([lf.F200]/[lf.H200])" office:value-type="float" office:value="0.561533342785524" calcext:value-type="float">
            <text:p>0,561533342785524</text:p>
          </table:table-cell>
          <table:table-cell table:style-name="ce20" table:formula="of:=IF(0.5*PI()+[lf.$B$9]&gt;[lf.K200];1;-1)" office:value-type="float" office:value="1" calcext:value-type="float">
            <text:p>1</text:p>
          </table:table-cell>
          <table:table-cell table:style-name="ce17" table:formula="of:=0.5*PI()-([lf.J200]*[lf.L200]+[lf.K200])" office:value-type="float" office:value="-0.39013949061426" calcext:value-type="float">
            <text:p>-0,39013949061426</text:p>
          </table:table-cell>
          <table:table-cell table:style-name="ce17" table:formula="of:=-[lf.M200]-[lf.$B$8]" office:value-type="float" office:value="0.0585269327353373" calcext:value-type="float">
            <text:p>0,058526932735337</text:p>
          </table:table-cell>
          <table:table-cell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lf.A201]*analyze_resolution" office:value-type="float" office:value="-4.5" calcext:value-type="float">
            <text:p>-4,5</text:p>
          </table:table-cell>
          <table:table-cell table:style-name="ce20" table:formula="of:=-RADIANS([lf.B201])" office:value-type="float" office:value="0.0785398163397448" calcext:value-type="float">
            <text:p>0,078539816339745</text:p>
          </table:table-cell>
          <table:table-cell table:style-name="ce20" table:formula="of:=COS([lf.$B$6])*servo_saver_arm_length*COS([lf.C201])-SIN([lf.$B$6])*servo_saver_arm_length*SIN([lf.C201])+[lf.$B$24]" office:value-type="float" office:value="358.95067733973" calcext:value-type="float">
            <text:p>358,95067733973</text:p>
          </table:table-cell>
          <table:table-cell table:style-name="ce20" table:formula="of:=COS([lf.$B$6])*servo_saver_arm_length*SIN([lf.C201])+SIN([lf.$B$6])*servo_saver_arm_length*COS([lf.C201])+[lf.$C$24]" office:value-type="float" office:value="1.25534553164552" calcext:value-type="float">
            <text:p>1,25534553164552</text:p>
          </table:table-cell>
          <table:table-cell table:style-name="ce20" table:formula="of:=[$lf.D201]-[$lf.$B$14]" office:value-type="float" office:value="58.95067733973" calcext:value-type="float">
            <text:p>58,95067733973</text:p>
          </table:table-cell>
          <table:table-cell table:style-name="ce20" table:formula="of:=[lf.E201]-[$lf.$C$14]" office:value-type="float" office:value="-93.7446544683545" calcext:value-type="float">
            <text:p>-93,7446544683545</text:p>
          </table:table-cell>
          <table:table-cell table:style-name="ce11" table:formula="of:=SQRT([lf.F201]^2+[lf.G201]^2)" office:value-type="float" office:value="110.739525916468" calcext:value-type="float">
            <text:p>110,739525916468</text:p>
          </table:table-cell>
          <table:table-cell table:style-name="ce20" table:formula="of:=([lf.H201]^2-[lf.$B$42]^2+[lf.$B$43]^2)/(2*[lf.H201])" office:value-type="float" office:value="3.61759131450297" calcext:value-type="float">
            <text:p>3,61759131450297</text:p>
          </table:table-cell>
          <table:table-cell table:style-name="ce20" table:formula="of:=ACOS([lf.I201]/[lf.$B$43])" office:value-type="float" office:value="1.39766647150649" calcext:value-type="float">
            <text:p>1,39766647150649</text:p>
          </table:table-cell>
          <table:table-cell table:style-name="ce20" table:formula="of:=ASIN([lf.F201]/[lf.H201])" office:value-type="float" office:value="0.561358107110585" calcext:value-type="float">
            <text:p>0,561358107110585</text:p>
          </table:table-cell>
          <table:table-cell table:style-name="ce20" table:formula="of:=IF(0.5*PI()+[lf.$B$9]&gt;[lf.K201];1;-1)" office:value-type="float" office:value="1" calcext:value-type="float">
            <text:p>1</text:p>
          </table:table-cell>
          <table:table-cell table:style-name="ce17" table:formula="of:=0.5*PI()-([lf.J201]*[lf.L201]+[lf.K201])" office:value-type="float" office:value="-0.388228251822174" calcext:value-type="float">
            <text:p>-0,388228251822174</text:p>
          </table:table-cell>
          <table:table-cell table:style-name="ce17" table:formula="of:=-[lf.M201]-[lf.$B$8]" office:value-type="float" office:value="0.0566156939432516" calcext:value-type="float">
            <text:p>0,056615693943252</text:p>
          </table:table-cell>
          <table:table-cell table:number-columns-repeated="10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[lf.A202]*analyze_resolution" office:value-type="float" office:value="-4.35" calcext:value-type="float">
            <text:p>-4,35</text:p>
          </table:table-cell>
          <table:table-cell table:style-name="ce20" table:formula="of:=-RADIANS([lf.B202])" office:value-type="float" office:value="0.0759218224617533" calcext:value-type="float">
            <text:p>0,075921822461753</text:p>
          </table:table-cell>
          <table:table-cell table:style-name="ce20" table:formula="of:=COS([lf.$B$6])*servo_saver_arm_length*COS([lf.C202])-SIN([lf.$B$6])*servo_saver_arm_length*SIN([lf.C202])+[lf.$B$24]" office:value-type="float" office:value="358.953909160814" calcext:value-type="float">
            <text:p>358,953909160814</text:p>
          </table:table-cell>
          <table:table-cell table:style-name="ce20" table:formula="of:=COS([lf.$B$6])*servo_saver_arm_length*SIN([lf.C202])+SIN([lf.$B$6])*servo_saver_arm_length*COS([lf.C202])+[lf.$C$24]" office:value-type="float" office:value="1.2135825017231" calcext:value-type="float">
            <text:p>1,2135825017231</text:p>
          </table:table-cell>
          <table:table-cell table:style-name="ce20" table:formula="of:=[$lf.D202]-[$lf.$B$14]" office:value-type="float" office:value="58.9539091608142" calcext:value-type="float">
            <text:p>58,9539091608142</text:p>
          </table:table-cell>
          <table:table-cell table:style-name="ce20" table:formula="of:=[lf.E202]-[$lf.$C$14]" office:value-type="float" office:value="-93.7864174982769" calcext:value-type="float">
            <text:p>-93,7864174982769</text:p>
          </table:table-cell>
          <table:table-cell table:style-name="ce11" table:formula="of:=SQRT([lf.F202]^2+[lf.G202]^2)" office:value-type="float" office:value="110.776601827744" calcext:value-type="float">
            <text:p>110,776601827744</text:p>
          </table:table-cell>
          <table:table-cell table:style-name="ce20" table:formula="of:=([lf.H202]^2-[lf.$B$42]^2+[lf.$B$43]^2)/(2*[lf.H202])" office:value-type="float" office:value="3.65345024670614" calcext:value-type="float">
            <text:p>3,65345024670614</text:p>
          </table:table-cell>
          <table:table-cell table:style-name="ce20" table:formula="of:=ACOS([lf.I202]/[lf.$B$43])" office:value-type="float" office:value="1.39593272476671" calcext:value-type="float">
            <text:p>1,39593272476671</text:p>
          </table:table-cell>
          <table:table-cell table:style-name="ce20" table:formula="of:=ASIN([lf.F202]/[lf.H202])" office:value-type="float" office:value="0.561182112030227" calcext:value-type="float">
            <text:p>0,561182112030227</text:p>
          </table:table-cell>
          <table:table-cell table:style-name="ce20" table:formula="of:=IF(0.5*PI()+[lf.$B$9]&gt;[lf.K202];1;-1)" office:value-type="float" office:value="1" calcext:value-type="float">
            <text:p>1</text:p>
          </table:table-cell>
          <table:table-cell table:style-name="ce17" table:formula="of:=0.5*PI()-([lf.J202]*[lf.L202]+[lf.K202])" office:value-type="float" office:value="-0.386318510002045" calcext:value-type="float">
            <text:p>-0,386318510002045</text:p>
          </table:table-cell>
          <table:table-cell table:style-name="ce17" table:formula="of:=-[lf.M202]-[lf.$B$8]" office:value-type="float" office:value="0.0547059521231228" calcext:value-type="float">
            <text:p>0,054705952123123</text:p>
          </table:table-cell>
          <table:table-cell table:number-columns-repeated="1010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[lf.A203]*analyze_resolution" office:value-type="float" office:value="-4.2" calcext:value-type="float">
            <text:p>-4,2</text:p>
          </table:table-cell>
          <table:table-cell table:style-name="ce20" table:formula="of:=-RADIANS([lf.B203])" office:value-type="float" office:value="0.0733038285837618" calcext:value-type="float">
            <text:p>0,073303828583762</text:p>
          </table:table-cell>
          <table:table-cell table:style-name="ce20" table:formula="of:=COS([lf.$B$6])*servo_saver_arm_length*COS([lf.C203])-SIN([lf.$B$6])*servo_saver_arm_length*SIN([lf.C203])+[lf.$B$24]" office:value-type="float" office:value="358.957031635591" calcext:value-type="float">
            <text:p>358,957031635591</text:p>
          </table:table-cell>
          <table:table-cell table:style-name="ce20" table:formula="of:=COS([lf.$B$6])*servo_saver_arm_length*SIN([lf.C203])+SIN([lf.$B$6])*servo_saver_arm_length*COS([lf.C203])+[lf.$C$24]" office:value-type="float" office:value="1.17181115404211" calcext:value-type="float">
            <text:p>1,17181115404211</text:p>
          </table:table-cell>
          <table:table-cell table:style-name="ce20" table:formula="of:=[$lf.D203]-[$lf.$B$14]" office:value-type="float" office:value="58.9570316355913" calcext:value-type="float">
            <text:p>58,9570316355913</text:p>
          </table:table-cell>
          <table:table-cell table:style-name="ce20" table:formula="of:=[lf.E203]-[$lf.$C$14]" office:value-type="float" office:value="-93.8281888459579" calcext:value-type="float">
            <text:p>-93,8281888459579</text:p>
          </table:table-cell>
          <table:table-cell table:style-name="ce11" table:formula="of:=SQRT([lf.F203]^2+[lf.G203]^2)" office:value-type="float" office:value="110.813630034364" calcext:value-type="float">
            <text:p>110,813630034364</text:p>
          </table:table-cell>
          <table:table-cell table:style-name="ce20" table:formula="of:=([lf.H203]^2-[lf.$B$42]^2+[lf.$B$43]^2)/(2*[lf.H203])" office:value-type="float" office:value="3.68925147200009" calcext:value-type="float">
            <text:p>3,68925147200009</text:p>
          </table:table-cell>
          <table:table-cell table:style-name="ce20" table:formula="of:=ACOS([lf.I203]/[lf.$B$43])" office:value-type="float" office:value="1.39420123818246" calcext:value-type="float">
            <text:p>1,39420123818246</text:p>
          </table:table-cell>
          <table:table-cell table:style-name="ce20" table:formula="of:=ASIN([lf.F203]/[lf.H203])" office:value-type="float" office:value="0.561005359280084" calcext:value-type="float">
            <text:p>0,561005359280084</text:p>
          </table:table-cell>
          <table:table-cell table:style-name="ce20" table:formula="of:=IF(0.5*PI()+[lf.$B$9]&gt;[lf.K203];1;-1)" office:value-type="float" office:value="1" calcext:value-type="float">
            <text:p>1</text:p>
          </table:table-cell>
          <table:table-cell table:style-name="ce17" table:formula="of:=0.5*PI()-([lf.J203]*[lf.L203]+[lf.K203])" office:value-type="float" office:value="-0.384410270667644" calcext:value-type="float">
            <text:p>-0,384410270667644</text:p>
          </table:table-cell>
          <table:table-cell table:style-name="ce17" table:formula="of:=-[lf.M203]-[lf.$B$8]" office:value-type="float" office:value="0.0527977127887209" calcext:value-type="float">
            <text:p>0,052797712788721</text:p>
          </table:table-cell>
          <table:table-cell table:number-columns-repeated="10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[lf.A204]*analyze_resolution" office:value-type="float" office:value="-4.05" calcext:value-type="float">
            <text:p>-4,05</text:p>
          </table:table-cell>
          <table:table-cell table:style-name="ce20" table:formula="of:=-RADIANS([lf.B204])" office:value-type="float" office:value="0.0706858347057703" calcext:value-type="float">
            <text:p>0,07068583470577</text:p>
          </table:table-cell>
          <table:table-cell table:style-name="ce20" table:formula="of:=COS([lf.$B$6])*servo_saver_arm_length*COS([lf.C204])-SIN([lf.$B$6])*servo_saver_arm_length*SIN([lf.C204])+[lf.$B$24]" office:value-type="float" office:value="358.96004474266" calcext:value-type="float">
            <text:p>358,96004474266</text:p>
          </table:table-cell>
          <table:table-cell table:style-name="ce20" table:formula="of:=COS([lf.$B$6])*servo_saver_arm_length*SIN([lf.C204])+SIN([lf.$B$6])*servo_saver_arm_length*COS([lf.C204])+[lf.$C$24]" office:value-type="float" office:value="1.13003177489867" calcext:value-type="float">
            <text:p>1,13003177489867</text:p>
          </table:table-cell>
          <table:table-cell table:style-name="ce20" table:formula="of:=[$lf.D204]-[$lf.$B$14]" office:value-type="float" office:value="58.9600447426603" calcext:value-type="float">
            <text:p>58,9600447426603</text:p>
          </table:table-cell>
          <table:table-cell table:style-name="ce20" table:formula="of:=[lf.E204]-[$lf.$C$14]" office:value-type="float" office:value="-93.8699682251013" calcext:value-type="float">
            <text:p>-93,8699682251013</text:p>
          </table:table-cell>
          <table:table-cell table:style-name="ce11" table:formula="of:=SQRT([lf.F204]^2+[lf.G204]^2)" office:value-type="float" office:value="110.850610330472" calcext:value-type="float">
            <text:p>110,850610330472</text:p>
          </table:table-cell>
          <table:table-cell table:style-name="ce20" table:formula="of:=([lf.H204]^2-[lf.$B$42]^2+[lf.$B$43]^2)/(2*[lf.H204])" office:value-type="float" office:value="3.72499484769223" calcext:value-type="float">
            <text:p>3,72499484769223</text:p>
          </table:table-cell>
          <table:table-cell table:style-name="ce20" table:formula="of:=ACOS([lf.I204]/[lf.$B$43])" office:value-type="float" office:value="1.39247201555017" calcext:value-type="float">
            <text:p>1,39247201555017</text:p>
          </table:table-cell>
          <table:table-cell table:style-name="ce20" table:formula="of:=ASIN([lf.F204]/[lf.H204])" office:value-type="float" office:value="0.560827850596053" calcext:value-type="float">
            <text:p>0,560827850596053</text:p>
          </table:table-cell>
          <table:table-cell table:style-name="ce20" table:formula="of:=IF(0.5*PI()+[lf.$B$9]&gt;[lf.K204];1;-1)" office:value-type="float" office:value="1" calcext:value-type="float">
            <text:p>1</text:p>
          </table:table-cell>
          <table:table-cell table:style-name="ce17" table:formula="of:=0.5*PI()-([lf.J204]*[lf.L204]+[lf.K204])" office:value-type="float" office:value="-0.382503539351322" calcext:value-type="float">
            <text:p>-0,382503539351322</text:p>
          </table:table-cell>
          <table:table-cell table:style-name="ce17" table:formula="of:=-[lf.M204]-[lf.$B$8]" office:value-type="float" office:value="0.0508909814723995" calcext:value-type="float">
            <text:p>0,0508909814724</text:p>
          </table:table-cell>
          <table:table-cell table:number-columns-repeated="1010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[lf.A205]*analyze_resolution" office:value-type="float" office:value="-3.9" calcext:value-type="float">
            <text:p>-3,9</text:p>
          </table:table-cell>
          <table:table-cell table:style-name="ce20" table:formula="of:=-RADIANS([lf.B205])" office:value-type="float" office:value="0.0680678408277788" calcext:value-type="float">
            <text:p>0,068067840827779</text:p>
          </table:table-cell>
          <table:table-cell table:style-name="ce20" table:formula="of:=COS([lf.$B$6])*servo_saver_arm_length*COS([lf.C205])-SIN([lf.$B$6])*servo_saver_arm_length*SIN([lf.C205])+[lf.$B$24]" office:value-type="float" office:value="358.96294846137" calcext:value-type="float">
            <text:p>358,96294846137</text:p>
          </table:table-cell>
          <table:table-cell table:style-name="ce20" table:formula="of:=COS([lf.$B$6])*servo_saver_arm_length*SIN([lf.C205])+SIN([lf.$B$6])*servo_saver_arm_length*COS([lf.C205])+[lf.$C$24]" office:value-type="float" office:value="1.08824465064397" calcext:value-type="float">
            <text:p>1,08824465064397</text:p>
          </table:table-cell>
          <table:table-cell table:style-name="ce20" table:formula="of:=[$lf.D205]-[$lf.$B$14]" office:value-type="float" office:value="58.9629484613697" calcext:value-type="float">
            <text:p>58,9629484613697</text:p>
          </table:table-cell>
          <table:table-cell table:style-name="ce20" table:formula="of:=[lf.E205]-[$lf.$C$14]" office:value-type="float" office:value="-93.911755349356" calcext:value-type="float">
            <text:p>-93,911755349356</text:p>
          </table:table-cell>
          <table:table-cell table:style-name="ce11" table:formula="of:=SQRT([lf.F205]^2+[lf.G205]^2)" office:value-type="float" office:value="110.887542510669" calcext:value-type="float">
            <text:p>110,887542510669</text:p>
          </table:table-cell>
          <table:table-cell table:style-name="ce20" table:formula="of:=([lf.H205]^2-[lf.$B$42]^2+[lf.$B$43]^2)/(2*[lf.H205])" office:value-type="float" office:value="3.76068023162406" calcext:value-type="float">
            <text:p>3,76068023162406</text:p>
          </table:table-cell>
          <table:table-cell table:style-name="ce20" table:formula="of:=ACOS([lf.I205]/[lf.$B$43])" office:value-type="float" office:value="1.39074506068469" calcext:value-type="float">
            <text:p>1,39074506068469</text:p>
          </table:table-cell>
          <table:table-cell table:style-name="ce20" table:formula="of:=ASIN([lf.F205]/[lf.H205])" office:value-type="float" office:value="0.560649587714277" calcext:value-type="float">
            <text:p>0,560649587714277</text:p>
          </table:table-cell>
          <table:table-cell table:style-name="ce20" table:formula="of:=IF(0.5*PI()+[lf.$B$9]&gt;[lf.K205];1;-1)" office:value-type="float" office:value="1" calcext:value-type="float">
            <text:p>1</text:p>
          </table:table-cell>
          <table:table-cell table:style-name="ce17" table:formula="of:=0.5*PI()-([lf.J205]*[lf.L205]+[lf.K205])" office:value-type="float" office:value="-0.380598321604072" calcext:value-type="float">
            <text:p>-0,380598321604072</text:p>
          </table:table-cell>
          <table:table-cell table:style-name="ce17" table:formula="of:=-[lf.M205]-[lf.$B$8]" office:value-type="float" office:value="0.048985763725149" calcext:value-type="float">
            <text:p>0,048985763725149</text:p>
          </table:table-cell>
          <table:table-cell table:number-columns-repeated="1010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lf.A206]*analyze_resolution" office:value-type="float" office:value="-3.75" calcext:value-type="float">
            <text:p>-3,75</text:p>
          </table:table-cell>
          <table:table-cell table:style-name="ce20" table:formula="of:=-RADIANS([lf.B206])" office:value-type="float" office:value="0.0654498469497874" calcext:value-type="float">
            <text:p>0,065449846949787</text:p>
          </table:table-cell>
          <table:table-cell table:style-name="ce20" table:formula="of:=COS([lf.$B$6])*servo_saver_arm_length*COS([lf.C206])-SIN([lf.$B$6])*servo_saver_arm_length*SIN([lf.C206])+[lf.$B$24]" office:value-type="float" office:value="358.965742771818" calcext:value-type="float">
            <text:p>358,965742771818</text:p>
          </table:table-cell>
          <table:table-cell table:style-name="ce20" table:formula="of:=COS([lf.$B$6])*servo_saver_arm_length*SIN([lf.C206])+SIN([lf.$B$6])*servo_saver_arm_length*COS([lf.C206])+[lf.$C$24]" office:value-type="float" office:value="1.04645006768229" calcext:value-type="float">
            <text:p>1,04645006768229</text:p>
          </table:table-cell>
          <table:table-cell table:style-name="ce20" table:formula="of:=[$lf.D206]-[$lf.$B$14]" office:value-type="float" office:value="58.9657427718177" calcext:value-type="float">
            <text:p>58,9657427718177</text:p>
          </table:table-cell>
          <table:table-cell table:style-name="ce20" table:formula="of:=[lf.E206]-[$lf.$C$14]" office:value-type="float" office:value="-93.9535499323177" calcext:value-type="float">
            <text:p>-93,9535499323177</text:p>
          </table:table-cell>
          <table:table-cell table:style-name="ce11" table:formula="of:=SQRT([lf.F206]^2+[lf.G206]^2)" office:value-type="float" office:value="110.924426370014" calcext:value-type="float">
            <text:p>110,924426370014</text:p>
          </table:table-cell>
          <table:table-cell table:style-name="ce20" table:formula="of:=([lf.H206]^2-[lf.$B$42]^2+[lf.$B$43]^2)/(2*[lf.H206])" office:value-type="float" office:value="3.7963074821697" calcext:value-type="float">
            <text:p>3,7963074821697</text:p>
          </table:table-cell>
          <table:table-cell table:style-name="ce20" table:formula="of:=ACOS([lf.I206]/[lf.$B$43])" office:value-type="float" office:value="1.38902037741934" calcext:value-type="float">
            <text:p>1,38902037741934</text:p>
          </table:table-cell>
          <table:table-cell table:style-name="ce20" table:formula="of:=ASIN([lf.F206]/[lf.H206])" office:value-type="float" office:value="0.560470572371134" calcext:value-type="float">
            <text:p>0,560470572371134</text:p>
          </table:table-cell>
          <table:table-cell table:style-name="ce20" table:formula="of:=IF(0.5*PI()+[lf.$B$9]&gt;[lf.K206];1;-1)" office:value-type="float" office:value="1" calcext:value-type="float">
            <text:p>1</text:p>
          </table:table-cell>
          <table:table-cell table:style-name="ce17" table:formula="of:=0.5*PI()-([lf.J206]*[lf.L206]+[lf.K206])" office:value-type="float" office:value="-0.378694622995573" calcext:value-type="float">
            <text:p>-0,378694622995573</text:p>
          </table:table-cell>
          <table:table-cell table:style-name="ce17" table:formula="of:=-[lf.M206]-[lf.$B$8]" office:value-type="float" office:value="0.0470820651166506" calcext:value-type="float">
            <text:p>0,047082065116651</text:p>
          </table:table-cell>
          <table:table-cell table:number-columns-repeated="10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[lf.A207]*analyze_resolution" office:value-type="float" office:value="-3.6" calcext:value-type="float">
            <text:p>-3,6</text:p>
          </table:table-cell>
          <table:table-cell table:style-name="ce20" table:formula="of:=-RADIANS([lf.B207])" office:value-type="float" office:value="0.0628318530717959" calcext:value-type="float">
            <text:p>0,062831853071796</text:p>
          </table:table-cell>
          <table:table-cell table:style-name="ce20" table:formula="of:=COS([lf.$B$6])*servo_saver_arm_length*COS([lf.C207])-SIN([lf.$B$6])*servo_saver_arm_length*SIN([lf.C207])+[lf.$B$24]" office:value-type="float" office:value="358.968427654852" calcext:value-type="float">
            <text:p>358,968427654852</text:p>
          </table:table-cell>
          <table:table-cell table:style-name="ce20" table:formula="of:=COS([lf.$B$6])*servo_saver_arm_length*SIN([lf.C207])+SIN([lf.$B$6])*servo_saver_arm_length*COS([lf.C207])+[lf.$C$24]" office:value-type="float" office:value="1.00464831246901" calcext:value-type="float">
            <text:p>1,00464831246901</text:p>
          </table:table-cell>
          <table:table-cell table:style-name="ce20" table:formula="of:=[$lf.D207]-[$lf.$B$14]" office:value-type="float" office:value="58.9684276548524" calcext:value-type="float">
            <text:p>58,9684276548524</text:p>
          </table:table-cell>
          <table:table-cell table:style-name="ce20" table:formula="of:=[lf.E207]-[$lf.$C$14]" office:value-type="float" office:value="-93.995351687531" calcext:value-type="float">
            <text:p>-93,995351687531</text:p>
          </table:table-cell>
          <table:table-cell table:style-name="ce11" table:formula="of:=SQRT([lf.F207]^2+[lf.G207]^2)" office:value-type="float" office:value="110.961261704021" calcext:value-type="float">
            <text:p>110,961261704021</text:p>
          </table:table-cell>
          <table:table-cell table:style-name="ce20" table:formula="of:=([lf.H207]^2-[lf.$B$42]^2+[lf.$B$43]^2)/(2*[lf.H207])" office:value-type="float" office:value="3.83187645823437" calcext:value-type="float">
            <text:p>3,83187645823437</text:p>
          </table:table-cell>
          <table:table-cell table:style-name="ce20" table:formula="of:=ACOS([lf.I207]/[lf.$B$43])" office:value-type="float" office:value="1.38729796960591" calcext:value-type="float">
            <text:p>1,38729796960591</text:p>
          </table:table-cell>
          <table:table-cell table:style-name="ce20" table:formula="of:=ASIN([lf.F207]/[lf.H207])" office:value-type="float" office:value="0.560290806303226" calcext:value-type="float">
            <text:p>0,560290806303226</text:p>
          </table:table-cell>
          <table:table-cell table:style-name="ce20" table:formula="of:=IF(0.5*PI()+[lf.$B$9]&gt;[lf.K207];1;-1)" office:value-type="float" office:value="1" calcext:value-type="float">
            <text:p>1</text:p>
          </table:table-cell>
          <table:table-cell table:style-name="ce17" table:formula="of:=0.5*PI()-([lf.J207]*[lf.L207]+[lf.K207])" office:value-type="float" office:value="-0.376792449114244" calcext:value-type="float">
            <text:p>-0,376792449114244</text:p>
          </table:table-cell>
          <table:table-cell table:style-name="ce17" table:formula="of:=-[lf.M207]-[lf.$B$8]" office:value-type="float" office:value="0.0451798912353218" calcext:value-type="float">
            <text:p>0,045179891235322</text:p>
          </table:table-cell>
          <table:table-cell table:number-columns-repeated="10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[lf.A208]*analyze_resolution" office:value-type="float" office:value="-3.45" calcext:value-type="float">
            <text:p>-3,45</text:p>
          </table:table-cell>
          <table:table-cell table:style-name="ce20" table:formula="of:=-RADIANS([lf.B208])" office:value-type="float" office:value="0.0602138591938044" calcext:value-type="float">
            <text:p>0,060213859193804</text:p>
          </table:table-cell>
          <table:table-cell table:style-name="ce20" table:formula="of:=COS([lf.$B$6])*servo_saver_arm_length*COS([lf.C208])-SIN([lf.$B$6])*servo_saver_arm_length*SIN([lf.C208])+[lf.$B$24]" office:value-type="float" office:value="358.971003092072" calcext:value-type="float">
            <text:p>358,971003092072</text:p>
          </table:table-cell>
          <table:table-cell table:style-name="ce20" table:formula="of:=COS([lf.$B$6])*servo_saver_arm_length*SIN([lf.C208])+SIN([lf.$B$6])*servo_saver_arm_length*COS([lf.C208])+[lf.$C$24]" office:value-type="float" office:value="0.962839671508696" calcext:value-type="float">
            <text:p>0,962839671508696</text:p>
          </table:table-cell>
          <table:table-cell table:style-name="ce20" table:formula="of:=[$lf.D208]-[$lf.$B$14]" office:value-type="float" office:value="58.9710030920718" calcext:value-type="float">
            <text:p>58,9710030920718</text:p>
          </table:table-cell>
          <table:table-cell table:style-name="ce20" table:formula="of:=[lf.E208]-[$lf.$C$14]" office:value-type="float" office:value="-94.0371603284913" calcext:value-type="float">
            <text:p>-94,0371603284913</text:p>
          </table:table-cell>
          <table:table-cell table:style-name="ce11" table:formula="of:=SQRT([lf.F208]^2+[lf.G208]^2)" office:value-type="float" office:value="110.99804830866" calcext:value-type="float">
            <text:p>110,99804830866</text:p>
          </table:table-cell>
          <table:table-cell table:style-name="ce20" table:formula="of:=([lf.H208]^2-[lf.$B$42]^2+[lf.$B$43]^2)/(2*[lf.H208])" office:value-type="float" office:value="3.86738701925264" calcext:value-type="float">
            <text:p>3,86738701925264</text:p>
          </table:table-cell>
          <table:table-cell table:style-name="ce20" table:formula="of:=ACOS([lf.I208]/[lf.$B$43])" office:value-type="float" office:value="1.38557784111483" calcext:value-type="float">
            <text:p>1,38557784111483</text:p>
          </table:table-cell>
          <table:table-cell table:style-name="ce20" table:formula="of:=ASIN([lf.F208]/[lf.H208])" office:value-type="float" office:value="0.560110291247363" calcext:value-type="float">
            <text:p>0,560110291247363</text:p>
          </table:table-cell>
          <table:table-cell table:style-name="ce20" table:formula="of:=IF(0.5*PI()+[lf.$B$9]&gt;[lf.K208];1;-1)" office:value-type="float" office:value="1" calcext:value-type="float">
            <text:p>1</text:p>
          </table:table-cell>
          <table:table-cell table:style-name="ce17" table:formula="of:=0.5*PI()-([lf.J208]*[lf.L208]+[lf.K208])" office:value-type="float" office:value="-0.374891805567297" calcext:value-type="float">
            <text:p>-0,374891805567297</text:p>
          </table:table-cell>
          <table:table-cell table:style-name="ce17" table:formula="of:=-[lf.M208]-[lf.$B$8]" office:value-type="float" office:value="0.0432792476883741" calcext:value-type="float">
            <text:p>0,043279247688374</text:p>
          </table:table-cell>
          <table:table-cell table:number-columns-repeated="10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lf.A209]*analyze_resolution" office:value-type="float" office:value="-3.3" calcext:value-type="float">
            <text:p>-3,3</text:p>
          </table:table-cell>
          <table:table-cell table:style-name="ce20" table:formula="of:=-RADIANS([lf.B209])" office:value-type="float" office:value="0.0575958653158129" calcext:value-type="float">
            <text:p>0,057595865315813</text:p>
          </table:table-cell>
          <table:table-cell table:style-name="ce20" table:formula="of:=COS([lf.$B$6])*servo_saver_arm_length*COS([lf.C209])-SIN([lf.$B$6])*servo_saver_arm_length*SIN([lf.C209])+[lf.$B$24]" office:value-type="float" office:value="358.973469065824" calcext:value-type="float">
            <text:p>358,973469065824</text:p>
          </table:table-cell>
          <table:table-cell table:style-name="ce20" table:formula="of:=COS([lf.$B$6])*servo_saver_arm_length*SIN([lf.C209])+SIN([lf.$B$6])*servo_saver_arm_length*COS([lf.C209])+[lf.$C$24]" office:value-type="float" office:value="0.921024431353077" calcext:value-type="float">
            <text:p>0,921024431353077</text:p>
          </table:table-cell>
          <table:table-cell table:style-name="ce20" table:formula="of:=[$lf.D209]-[$lf.$B$14]" office:value-type="float" office:value="58.9734690658245" calcext:value-type="float">
            <text:p>58,9734690658245</text:p>
          </table:table-cell>
          <table:table-cell table:style-name="ce20" table:formula="of:=[lf.E209]-[$lf.$C$14]" office:value-type="float" office:value="-94.0789755686469" calcext:value-type="float">
            <text:p>-94,0789755686469</text:p>
          </table:table-cell>
          <table:table-cell table:style-name="ce11" table:formula="of:=SQRT([lf.F209]^2+[lf.G209]^2)" office:value-type="float" office:value="111.034785980358" calcext:value-type="float">
            <text:p>111,034785980358</text:p>
          </table:table-cell>
          <table:table-cell table:style-name="ce20" table:formula="of:=([lf.H209]^2-[lf.$B$42]^2+[lf.$B$43]^2)/(2*[lf.H209])" office:value-type="float" office:value="3.90283902518709" calcext:value-type="float">
            <text:p>3,90283902518709</text:p>
          </table:table-cell>
          <table:table-cell table:style-name="ce20" table:formula="of:=ACOS([lf.I209]/[lf.$B$43])" office:value-type="float" office:value="1.38385999583513" calcext:value-type="float">
            <text:p>1,38385999583513</text:p>
          </table:table-cell>
          <table:table-cell table:style-name="ce20" table:formula="of:=ASIN([lf.F209]/[lf.H209])" office:value-type="float" office:value="0.559929028940553" calcext:value-type="float">
            <text:p>0,559929028940553</text:p>
          </table:table-cell>
          <table:table-cell table:style-name="ce20" table:formula="of:=IF(0.5*PI()+[lf.$B$9]&gt;[lf.K209];1;-1)" office:value-type="float" office:value="1" calcext:value-type="float">
            <text:p>1</text:p>
          </table:table-cell>
          <table:table-cell table:style-name="ce17" table:formula="of:=0.5*PI()-([lf.J209]*[lf.L209]+[lf.K209])" office:value-type="float" office:value="-0.372992697980783" calcext:value-type="float">
            <text:p>-0,372992697980783</text:p>
          </table:table-cell>
          <table:table-cell table:style-name="ce17" table:formula="of:=-[lf.M209]-[lf.$B$8]" office:value-type="float" office:value="0.0413801401018601" calcext:value-type="float">
            <text:p>0,04138014010186</text:p>
          </table:table-cell>
          <table:table-cell table:number-columns-repeated="10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[lf.A210]*analyze_resolution" office:value-type="float" office:value="-3.15" calcext:value-type="float">
            <text:p>-3,15</text:p>
          </table:table-cell>
          <table:table-cell table:style-name="ce20" table:formula="of:=-RADIANS([lf.B210])" office:value-type="float" office:value="0.0549778714378214" calcext:value-type="float">
            <text:p>0,054977871437821</text:p>
          </table:table-cell>
          <table:table-cell table:style-name="ce20" table:formula="of:=COS([lf.$B$6])*servo_saver_arm_length*COS([lf.C210])-SIN([lf.$B$6])*servo_saver_arm_length*SIN([lf.C210])+[lf.$B$24]" office:value-type="float" office:value="358.975825559209" calcext:value-type="float">
            <text:p>358,975825559209</text:p>
          </table:table-cell>
          <table:table-cell table:style-name="ce20" table:formula="of:=COS([lf.$B$6])*servo_saver_arm_length*SIN([lf.C210])+SIN([lf.$B$6])*servo_saver_arm_length*COS([lf.C210])+[lf.$C$24]" office:value-type="float" office:value="0.879202878599132" calcext:value-type="float">
            <text:p>0,879202878599132</text:p>
          </table:table-cell>
          <table:table-cell table:style-name="ce20" table:formula="of:=[$lf.D210]-[$lf.$B$14]" office:value-type="float" office:value="58.9758255592086" calcext:value-type="float">
            <text:p>58,9758255592086</text:p>
          </table:table-cell>
          <table:table-cell table:style-name="ce20" table:formula="of:=[lf.E210]-[$lf.$C$14]" office:value-type="float" office:value="-94.1207971214009" calcext:value-type="float">
            <text:p>-94,1207971214009</text:p>
          </table:table-cell>
          <table:table-cell table:style-name="ce11" table:formula="of:=SQRT([lf.F210]^2+[lf.G210]^2)" office:value-type="float" office:value="111.071474515999" calcext:value-type="float">
            <text:p>111,071474515999</text:p>
          </table:table-cell>
          <table:table-cell table:style-name="ce20" table:formula="of:=([lf.H210]^2-[lf.$B$42]^2+[lf.$B$43]^2)/(2*[lf.H210])" office:value-type="float" office:value="3.93823233652643" calcext:value-type="float">
            <text:p>3,93823233652643</text:p>
          </table:table-cell>
          <table:table-cell table:style-name="ce20" table:formula="of:=ACOS([lf.I210]/[lf.$B$43])" office:value-type="float" office:value="1.38214443767456" calcext:value-type="float">
            <text:p>1,38214443767456</text:p>
          </table:table-cell>
          <table:table-cell table:style-name="ce20" table:formula="of:=ASIN([lf.F210]/[lf.H210])" office:value-type="float" office:value="0.559747021119988" calcext:value-type="float">
            <text:p>0,559747021119988</text:p>
          </table:table-cell>
          <table:table-cell table:style-name="ce20" table:formula="of:=IF(0.5*PI()+[lf.$B$9]&gt;[lf.K210];1;-1)" office:value-type="float" office:value="1" calcext:value-type="float">
            <text:p>1</text:p>
          </table:table-cell>
          <table:table-cell table:style-name="ce17" table:formula="of:=0.5*PI()-([lf.J210]*[lf.L210]+[lf.K210])" office:value-type="float" office:value="-0.371095131999655" calcext:value-type="float">
            <text:p>-0,371095131999655</text:p>
          </table:table-cell>
          <table:table-cell table:style-name="ce17" table:formula="of:=-[lf.M210]-[lf.$B$8]" office:value-type="float" office:value="0.0394825741207323" calcext:value-type="float">
            <text:p>0,039482574120732</text:p>
          </table:table-cell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lf.A211]*analyze_resolution" office:value-type="float" office:value="-3" calcext:value-type="float">
            <text:p>-3</text:p>
          </table:table-cell>
          <table:table-cell table:style-name="ce20" table:formula="of:=-RADIANS([lf.B211])" office:value-type="float" office:value="0.0523598775598299" calcext:value-type="float">
            <text:p>0,05235987755983</text:p>
          </table:table-cell>
          <table:table-cell table:style-name="ce20" table:formula="of:=COS([lf.$B$6])*servo_saver_arm_length*COS([lf.C211])-SIN([lf.$B$6])*servo_saver_arm_length*SIN([lf.C211])+[lf.$B$24]" office:value-type="float" office:value="358.978072556073" calcext:value-type="float">
            <text:p>358,978072556073</text:p>
          </table:table-cell>
          <table:table-cell table:style-name="ce20" table:formula="of:=COS([lf.$B$6])*servo_saver_arm_length*SIN([lf.C211])+SIN([lf.$B$6])*servo_saver_arm_length*COS([lf.C211])+[lf.$C$24]" office:value-type="float" office:value="0.837375299887101" calcext:value-type="float">
            <text:p>0,837375299887101</text:p>
          </table:table-cell>
          <table:table-cell table:style-name="ce20" table:formula="of:=[$lf.D211]-[$lf.$B$14]" office:value-type="float" office:value="58.9780725560732" calcext:value-type="float">
            <text:p>58,9780725560732</text:p>
          </table:table-cell>
          <table:table-cell table:style-name="ce20" table:formula="of:=[lf.E211]-[$lf.$C$14]" office:value-type="float" office:value="-94.1626247001129" calcext:value-type="float">
            <text:p>-94,1626247001129</text:p>
          </table:table-cell>
          <table:table-cell table:style-name="ce11" table:formula="of:=SQRT([lf.F211]^2+[lf.G211]^2)" office:value-type="float" office:value="111.108113712923" calcext:value-type="float">
            <text:p>111,108113712923</text:p>
          </table:table-cell>
          <table:table-cell table:style-name="ce20" table:formula="of:=([lf.H211]^2-[lf.$B$42]^2+[lf.$B$43]^2)/(2*[lf.H211])" office:value-type="float" office:value="3.97356681428432" calcext:value-type="float">
            <text:p>3,97356681428432</text:p>
          </table:table-cell>
          <table:table-cell table:style-name="ce20" table:formula="of:=ACOS([lf.I211]/[lf.$B$43])" office:value-type="float" office:value="1.38043117055967" calcext:value-type="float">
            <text:p>1,38043117055967</text:p>
          </table:table-cell>
          <table:table-cell table:style-name="ce20" table:formula="of:=ASIN([lf.F211]/[lf.H211])" office:value-type="float" office:value="0.559564269523034" calcext:value-type="float">
            <text:p>0,559564269523034</text:p>
          </table:table-cell>
          <table:table-cell table:style-name="ce20" table:formula="of:=IF(0.5*PI()+[lf.$B$9]&gt;[lf.K211];1;-1)" office:value-type="float" office:value="1" calcext:value-type="float">
            <text:p>1</text:p>
          </table:table-cell>
          <table:table-cell table:style-name="ce17" table:formula="of:=0.5*PI()-([lf.J211]*[lf.L211]+[lf.K211])" office:value-type="float" office:value="-0.369199113287804" calcext:value-type="float">
            <text:p>-0,369199113287804</text:p>
          </table:table-cell>
          <table:table-cell table:style-name="ce17" table:formula="of:=-[lf.M211]-[lf.$B$8]" office:value-type="float" office:value="0.0375865554088814" calcext:value-type="float">
            <text:p>0,037586555408882</text:p>
          </table:table-cell>
          <table:table-cell table:number-columns-repeated="1010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lf.A212]*analyze_resolution" office:value-type="float" office:value="-2.85" calcext:value-type="float">
            <text:p>-2,85</text:p>
          </table:table-cell>
          <table:table-cell table:style-name="ce20" table:formula="of:=-RADIANS([lf.B212])" office:value-type="float" office:value="0.0497418836818384" calcext:value-type="float">
            <text:p>0,049741883681838</text:p>
          </table:table-cell>
          <table:table-cell table:style-name="ce20" table:formula="of:=COS([lf.$B$6])*servo_saver_arm_length*COS([lf.C212])-SIN([lf.$B$6])*servo_saver_arm_length*SIN([lf.C212])+[lf.$B$24]" office:value-type="float" office:value="358.980210041018" calcext:value-type="float">
            <text:p>358,980210041018</text:p>
          </table:table-cell>
          <table:table-cell table:style-name="ce20" table:formula="of:=COS([lf.$B$6])*servo_saver_arm_length*SIN([lf.C212])+SIN([lf.$B$6])*servo_saver_arm_length*COS([lf.C212])+[lf.$C$24]" office:value-type="float" office:value="0.795541981898526" calcext:value-type="float">
            <text:p>0,795541981898526</text:p>
          </table:table-cell>
          <table:table-cell table:style-name="ce20" table:formula="of:=[$lf.D212]-[$lf.$B$14]" office:value-type="float" office:value="58.9802100410175" calcext:value-type="float">
            <text:p>58,9802100410175</text:p>
          </table:table-cell>
          <table:table-cell table:style-name="ce20" table:formula="of:=[lf.E212]-[$lf.$C$14]" office:value-type="float" office:value="-94.2044580181015" calcext:value-type="float">
            <text:p>-94,2044580181015</text:p>
          </table:table-cell>
          <table:table-cell table:style-name="ce11" table:formula="of:=SQRT([lf.F212]^2+[lf.G212]^2)" office:value-type="float" office:value="111.144703368927" calcext:value-type="float">
            <text:p>111,144703368927</text:p>
          </table:table-cell>
          <table:table-cell table:style-name="ce20" table:formula="of:=([lf.H212]^2-[lf.$B$42]^2+[lf.$B$43]^2)/(2*[lf.H212])" office:value-type="float" office:value="4.00884231999747" calcext:value-type="float">
            <text:p>4,00884231999747</text:p>
          </table:table-cell>
          <table:table-cell table:style-name="ce20" table:formula="of:=ACOS([lf.I212]/[lf.$B$43])" office:value-type="float" office:value="1.3787201984358" calcext:value-type="float">
            <text:p>1,3787201984358</text:p>
          </table:table-cell>
          <table:table-cell table:style-name="ce20" table:formula="of:=ASIN([lf.F212]/[lf.H212])" office:value-type="float" office:value="0.559380775887217" calcext:value-type="float">
            <text:p>0,559380775887217</text:p>
          </table:table-cell>
          <table:table-cell table:style-name="ce20" table:formula="of:=IF(0.5*PI()+[lf.$B$9]&gt;[lf.K212];1;-1)" office:value-type="float" office:value="1" calcext:value-type="float">
            <text:p>1</text:p>
          </table:table-cell>
          <table:table-cell table:style-name="ce17" table:formula="of:=0.5*PI()-([lf.J212]*[lf.L212]+[lf.K212])" office:value-type="float" office:value="-0.367304647528121" calcext:value-type="float">
            <text:p>-0,367304647528121</text:p>
          </table:table-cell>
          <table:table-cell table:style-name="ce17" table:formula="of:=-[lf.M212]-[lf.$B$8]" office:value-type="float" office:value="0.0356920896491986" calcext:value-type="float">
            <text:p>0,035692089649199</text:p>
          </table:table-cell>
          <table:table-cell table:number-columns-repeated="1010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lf.A213]*analyze_resolution" office:value-type="float" office:value="-2.7" calcext:value-type="float">
            <text:p>-2,7</text:p>
          </table:table-cell>
          <table:table-cell table:style-name="ce20" table:formula="of:=-RADIANS([lf.B213])" office:value-type="float" office:value="0.0471238898038469" calcext:value-type="float">
            <text:p>0,047123889803847</text:p>
          </table:table-cell>
          <table:table-cell table:style-name="ce20" table:formula="of:=COS([lf.$B$6])*servo_saver_arm_length*COS([lf.C213])-SIN([lf.$B$6])*servo_saver_arm_length*SIN([lf.C213])+[lf.$B$24]" office:value-type="float" office:value="358.982237999392" calcext:value-type="float">
            <text:p>358,982237999392</text:p>
          </table:table-cell>
          <table:table-cell table:style-name="ce20" table:formula="of:=COS([lf.$B$6])*servo_saver_arm_length*SIN([lf.C213])+SIN([lf.$B$6])*servo_saver_arm_length*COS([lf.C213])+[lf.$C$24]" office:value-type="float" office:value="0.753703211354283" calcext:value-type="float">
            <text:p>0,753703211354283</text:p>
          </table:table-cell>
          <table:table-cell table:style-name="ce20" table:formula="of:=[$lf.D213]-[$lf.$B$14]" office:value-type="float" office:value="58.9822379993916" calcext:value-type="float">
            <text:p>58,9822379993916</text:p>
          </table:table-cell>
          <table:table-cell table:style-name="ce20" table:formula="of:=[lf.E213]-[$lf.$C$14]" office:value-type="float" office:value="-94.2462967886457" calcext:value-type="float">
            <text:p>-94,2462967886457</text:p>
          </table:table-cell>
          <table:table-cell table:style-name="ce11" table:formula="of:=SQRT([lf.F213]^2+[lf.G213]^2)" office:value-type="float" office:value="111.181243282266" calcext:value-type="float">
            <text:p>111,181243282266</text:p>
          </table:table-cell>
          <table:table-cell table:style-name="ce20" table:formula="of:=([lf.H213]^2-[lf.$B$42]^2+[lf.$B$43]^2)/(2*[lf.H213])" office:value-type="float" office:value="4.04405871572426" calcext:value-type="float">
            <text:p>4,04405871572426</text:p>
          </table:table-cell>
          <table:table-cell table:style-name="ce20" table:formula="of:=ACOS([lf.I213]/[lf.$B$43])" office:value-type="float" office:value="1.37701152526723" calcext:value-type="float">
            <text:p>1,37701152526723</text:p>
          </table:table-cell>
          <table:table-cell table:style-name="ce20" table:formula="of:=ASIN([lf.F213]/[lf.H213])" office:value-type="float" office:value="0.559196541950211" calcext:value-type="float">
            <text:p>0,559196541950211</text:p>
          </table:table-cell>
          <table:table-cell table:style-name="ce20" table:formula="of:=IF(0.5*PI()+[lf.$B$9]&gt;[lf.K213];1;-1)" office:value-type="float" office:value="1" calcext:value-type="float">
            <text:p>1</text:p>
          </table:table-cell>
          <table:table-cell table:style-name="ce17" table:formula="of:=0.5*PI()-([lf.J213]*[lf.L213]+[lf.K213])" office:value-type="float" office:value="-0.365411740422546" calcext:value-type="float">
            <text:p>-0,365411740422546</text:p>
          </table:table-cell>
          <table:table-cell table:style-name="ce17" table:formula="of:=-[lf.M213]-[lf.$B$8]" office:value-type="float" office:value="0.0337991825436232" calcext:value-type="float">
            <text:p>0,033799182543623</text:p>
          </table:table-cell>
          <table:table-cell table:number-columns-repeated="10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lf.A214]*analyze_resolution" office:value-type="float" office:value="-2.55" calcext:value-type="float">
            <text:p>-2,55</text:p>
          </table:table-cell>
          <table:table-cell table:style-name="ce20" table:formula="of:=-RADIANS([lf.B214])" office:value-type="float" office:value="0.0445058959258554" calcext:value-type="float">
            <text:p>0,044505895925855</text:p>
          </table:table-cell>
          <table:table-cell table:style-name="ce20" table:formula="of:=COS([lf.$B$6])*servo_saver_arm_length*COS([lf.C214])-SIN([lf.$B$6])*servo_saver_arm_length*SIN([lf.C214])+[lf.$B$24]" office:value-type="float" office:value="358.984156417296" calcext:value-type="float">
            <text:p>358,984156417296</text:p>
          </table:table-cell>
          <table:table-cell table:style-name="ce20" table:formula="of:=COS([lf.$B$6])*servo_saver_arm_length*SIN([lf.C214])+SIN([lf.$B$6])*servo_saver_arm_length*COS([lf.C214])+[lf.$C$24]" office:value-type="float" office:value="0.71185927501262" calcext:value-type="float">
            <text:p>0,71185927501262</text:p>
          </table:table-cell>
          <table:table-cell table:style-name="ce20" table:formula="of:=[$lf.D214]-[$lf.$B$14]" office:value-type="float" office:value="58.9841564172958" calcext:value-type="float">
            <text:p>58,9841564172958</text:p>
          </table:table-cell>
          <table:table-cell table:style-name="ce20" table:formula="of:=[lf.E214]-[$lf.$C$14]" office:value-type="float" office:value="-94.2881407249874" calcext:value-type="float">
            <text:p>-94,2881407249874</text:p>
          </table:table-cell>
          <table:table-cell table:style-name="ce11" table:formula="of:=SQRT([lf.F214]^2+[lf.G214]^2)" office:value-type="float" office:value="111.217733251649" calcext:value-type="float">
            <text:p>111,217733251649</text:p>
          </table:table-cell>
          <table:table-cell table:style-name="ce20" table:formula="of:=([lf.H214]^2-[lf.$B$42]^2+[lf.$B$43]^2)/(2*[lf.H214])" office:value-type="float" office:value="4.07921586404315" calcext:value-type="float">
            <text:p>4,07921586404315</text:p>
          </table:table-cell>
          <table:table-cell table:style-name="ce20" table:formula="of:=ACOS([lf.I214]/[lf.$B$43])" office:value-type="float" office:value="1.37530515503718" calcext:value-type="float">
            <text:p>1,37530515503718</text:p>
          </table:table-cell>
          <table:table-cell table:style-name="ce20" table:formula="of:=ASIN([lf.F214]/[lf.H214])" office:value-type="float" office:value="0.559011569449827" calcext:value-type="float">
            <text:p>0,559011569449827</text:p>
          </table:table-cell>
          <table:table-cell table:style-name="ce20" table:formula="of:=IF(0.5*PI()+[lf.$B$9]&gt;[lf.K214];1;-1)" office:value-type="float" office:value="1" calcext:value-type="float">
            <text:p>1</text:p>
          </table:table-cell>
          <table:table-cell table:style-name="ce17" table:formula="of:=0.5*PI()-([lf.J214]*[lf.L214]+[lf.K214])" office:value-type="float" office:value="-0.36352039769211" calcext:value-type="float">
            <text:p>-0,36352039769211</text:p>
          </table:table-cell>
          <table:table-cell table:style-name="ce17" table:formula="of:=-[lf.M214]-[lf.$B$8]" office:value-type="float" office:value="0.0319078398131876" calcext:value-type="float">
            <text:p>0,031907839813188</text:p>
          </table:table-cell>
          <table:table-cell table:number-columns-repeated="10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lf.A215]*analyze_resolution" office:value-type="float" office:value="-2.4" calcext:value-type="float">
            <text:p>-2,4</text:p>
          </table:table-cell>
          <table:table-cell table:style-name="ce20" table:formula="of:=-RADIANS([lf.B215])" office:value-type="float" office:value="0.0418879020478639" calcext:value-type="float">
            <text:p>0,041887902047864</text:p>
          </table:table-cell>
          <table:table-cell table:style-name="ce20" table:formula="of:=COS([lf.$B$6])*servo_saver_arm_length*COS([lf.C215])-SIN([lf.$B$6])*servo_saver_arm_length*SIN([lf.C215])+[lf.$B$24]" office:value-type="float" office:value="358.985965281582" calcext:value-type="float">
            <text:p>358,985965281582</text:p>
          </table:table-cell>
          <table:table-cell table:style-name="ce20" table:formula="of:=COS([lf.$B$6])*servo_saver_arm_length*SIN([lf.C215])+SIN([lf.$B$6])*servo_saver_arm_length*COS([lf.C215])+[lf.$C$24]" office:value-type="float" office:value="0.670010459667194" calcext:value-type="float">
            <text:p>0,670010459667194</text:p>
          </table:table-cell>
          <table:table-cell table:style-name="ce20" table:formula="of:=[$lf.D215]-[$lf.$B$14]" office:value-type="float" office:value="58.9859652815817" calcext:value-type="float">
            <text:p>58,9859652815817</text:p>
          </table:table-cell>
          <table:table-cell table:style-name="ce20" table:formula="of:=[lf.E215]-[$lf.$C$14]" office:value-type="float" office:value="-94.3299895403328" calcext:value-type="float">
            <text:p>-94,3299895403328</text:p>
          </table:table-cell>
          <table:table-cell table:style-name="ce11" table:formula="of:=SQRT([lf.F215]^2+[lf.G215]^2)" office:value-type="float" office:value="111.254173076246" calcext:value-type="float">
            <text:p>111,254173076246</text:p>
          </table:table-cell>
          <table:table-cell table:style-name="ce20" table:formula="of:=([lf.H215]^2-[lf.$B$42]^2+[lf.$B$43]^2)/(2*[lf.H215])" office:value-type="float" office:value="4.11431362805112" calcext:value-type="float">
            <text:p>4,11431362805112</text:p>
          </table:table-cell>
          <table:table-cell table:style-name="ce20" table:formula="of:=ACOS([lf.I215]/[lf.$B$43])" office:value-type="float" office:value="1.37360109174789" calcext:value-type="float">
            <text:p>1,37360109174789</text:p>
          </table:table-cell>
          <table:table-cell table:style-name="ce20" table:formula="of:=ASIN([lf.F215]/[lf.H215])" office:value-type="float" office:value="0.558825860124001" calcext:value-type="float">
            <text:p>0,558825860124001</text:p>
          </table:table-cell>
          <table:table-cell table:style-name="ce20" table:formula="of:=IF(0.5*PI()+[lf.$B$9]&gt;[lf.K215];1;-1)" office:value-type="float" office:value="1" calcext:value-type="float">
            <text:p>1</text:p>
          </table:table-cell>
          <table:table-cell table:style-name="ce17" table:formula="of:=0.5*PI()-([lf.J215]*[lf.L215]+[lf.K215])" office:value-type="float" office:value="-0.361630625076997" calcext:value-type="float">
            <text:p>-0,361630625076997</text:p>
          </table:table-cell>
          <table:table-cell table:style-name="ce17" table:formula="of:=-[lf.M215]-[lf.$B$8]" office:value-type="float" office:value="0.0300180671980743" calcext:value-type="float">
            <text:p>0,030018067198074</text:p>
          </table:table-cell>
          <table:table-cell table:number-columns-repeated="10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lf.A216]*analyze_resolution" office:value-type="float" office:value="-2.25" calcext:value-type="float">
            <text:p>-2,25</text:p>
          </table:table-cell>
          <table:table-cell table:style-name="ce20" table:formula="of:=-RADIANS([lf.B216])" office:value-type="float" office:value="0.0392699081698724" calcext:value-type="float">
            <text:p>0,039269908169872</text:p>
          </table:table-cell>
          <table:table-cell table:style-name="ce20" table:formula="of:=COS([lf.$B$6])*servo_saver_arm_length*COS([lf.C216])-SIN([lf.$B$6])*servo_saver_arm_length*SIN([lf.C216])+[lf.$B$24]" office:value-type="float" office:value="358.987664579852" calcext:value-type="float">
            <text:p>358,987664579852</text:p>
          </table:table-cell>
          <table:table-cell table:style-name="ce20" table:formula="of:=COS([lf.$B$6])*servo_saver_arm_length*SIN([lf.C216])+SIN([lf.$B$6])*servo_saver_arm_length*COS([lf.C216])+[lf.$C$24]" office:value-type="float" office:value="0.628157052145098" calcext:value-type="float">
            <text:p>0,628157052145098</text:p>
          </table:table-cell>
          <table:table-cell table:style-name="ce20" table:formula="of:=[$lf.D216]-[$lf.$B$14]" office:value-type="float" office:value="58.9876645798516" calcext:value-type="float">
            <text:p>58,9876645798516</text:p>
          </table:table-cell>
          <table:table-cell table:style-name="ce20" table:formula="of:=[lf.E216]-[$lf.$C$14]" office:value-type="float" office:value="-94.3718429478549" calcext:value-type="float">
            <text:p>-94,3718429478549</text:p>
          </table:table-cell>
          <table:table-cell table:style-name="ce11" table:formula="of:=SQRT([lf.F216]^2+[lf.G216]^2)" office:value-type="float" office:value="111.29056255568" calcext:value-type="float">
            <text:p>111,29056255568</text:p>
          </table:table-cell>
          <table:table-cell table:style-name="ce20" table:formula="of:=([lf.H216]^2-[lf.$B$42]^2+[lf.$B$43]^2)/(2*[lf.H216])" office:value-type="float" office:value="4.14935187136218" calcext:value-type="float">
            <text:p>4,14935187136218</text:p>
          </table:table-cell>
          <table:table-cell table:style-name="ce20" table:formula="of:=ACOS([lf.I216]/[lf.$B$43])" office:value-type="float" office:value="1.37189933942069" calcext:value-type="float">
            <text:p>1,37189933942069</text:p>
          </table:table-cell>
          <table:table-cell table:style-name="ce20" table:formula="of:=ASIN([lf.F216]/[lf.H216])" office:value-type="float" office:value="0.558639415710783" calcext:value-type="float">
            <text:p>0,558639415710783</text:p>
          </table:table-cell>
          <table:table-cell table:style-name="ce20" table:formula="of:=IF(0.5*PI()+[lf.$B$9]&gt;[lf.K216];1;-1)" office:value-type="float" office:value="1" calcext:value-type="float">
            <text:p>1</text:p>
          </table:table-cell>
          <table:table-cell table:style-name="ce17" table:formula="of:=0.5*PI()-([lf.J216]*[lf.L216]+[lf.K216])" office:value-type="float" office:value="-0.359742428336581" calcext:value-type="float">
            <text:p>-0,359742428336581</text:p>
          </table:table-cell>
          <table:table-cell table:style-name="ce17" table:formula="of:=-[lf.M216]-[lf.$B$8]" office:value-type="float" office:value="0.0281298704576585" calcext:value-type="float">
            <text:p>0,028129870457659</text:p>
          </table:table-cell>
          <table:table-cell table:number-columns-repeated="10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lf.A217]*analyze_resolution" office:value-type="float" office:value="-2.1" calcext:value-type="float">
            <text:p>-2,1</text:p>
          </table:table-cell>
          <table:table-cell table:style-name="ce20" table:formula="of:=-RADIANS([lf.B217])" office:value-type="float" office:value="0.0366519142918809" calcext:value-type="float">
            <text:p>0,036651914291881</text:p>
          </table:table-cell>
          <table:table-cell table:style-name="ce20" table:formula="of:=COS([lf.$B$6])*servo_saver_arm_length*COS([lf.C217])-SIN([lf.$B$6])*servo_saver_arm_length*SIN([lf.C217])+[lf.$B$24]" office:value-type="float" office:value="358.989254300459" calcext:value-type="float">
            <text:p>358,989254300459</text:p>
          </table:table-cell>
          <table:table-cell table:style-name="ce20" table:formula="of:=COS([lf.$B$6])*servo_saver_arm_length*SIN([lf.C217])+SIN([lf.$B$6])*servo_saver_arm_length*COS([lf.C217])+[lf.$C$24]" office:value-type="float" office:value="0.5862993393049" calcext:value-type="float">
            <text:p>0,5862993393049</text:p>
          </table:table-cell>
          <table:table-cell table:style-name="ce20" table:formula="of:=[$lf.D217]-[$lf.$B$14]" office:value-type="float" office:value="58.9892543004585" calcext:value-type="float">
            <text:p>58,9892543004585</text:p>
          </table:table-cell>
          <table:table-cell table:style-name="ce20" table:formula="of:=[lf.E217]-[$lf.$C$14]" office:value-type="float" office:value="-94.4137006606951" calcext:value-type="float">
            <text:p>-94,4137006606951</text:p>
          </table:table-cell>
          <table:table-cell table:style-name="ce11" table:formula="of:=SQRT([lf.F217]^2+[lf.G217]^2)" office:value-type="float" office:value="111.326901490033" calcext:value-type="float">
            <text:p>111,326901490033</text:p>
          </table:table-cell>
          <table:table-cell table:style-name="ce20" table:formula="of:=([lf.H217]^2-[lf.$B$42]^2+[lf.$B$43]^2)/(2*[lf.H217])" office:value-type="float" office:value="4.1843304581057" calcext:value-type="float">
            <text:p>4,1843304581057</text:p>
          </table:table-cell>
          <table:table-cell table:style-name="ce20" table:formula="of:=ACOS([lf.I217]/[lf.$B$43])" office:value-type="float" office:value="1.37019990209606" calcext:value-type="float">
            <text:p>1,37019990209606</text:p>
          </table:table-cell>
          <table:table-cell table:style-name="ce20" table:formula="of:=ASIN([lf.F217]/[lf.H217])" office:value-type="float" office:value="0.558452237948322" calcext:value-type="float">
            <text:p>0,558452237948322</text:p>
          </table:table-cell>
          <table:table-cell table:style-name="ce20" table:formula="of:=IF(0.5*PI()+[lf.$B$9]&gt;[lf.K217];1;-1)" office:value-type="float" office:value="1" calcext:value-type="float">
            <text:p>1</text:p>
          </table:table-cell>
          <table:table-cell table:style-name="ce17" table:formula="of:=0.5*PI()-([lf.J217]*[lf.L217]+[lf.K217])" office:value-type="float" office:value="-0.357855813249487" calcext:value-type="float">
            <text:p>-0,357855813249487</text:p>
          </table:table-cell>
          <table:table-cell table:style-name="ce17" table:formula="of:=-[lf.M217]-[lf.$B$8]" office:value-type="float" office:value="0.0262432553705645" calcext:value-type="float">
            <text:p>0,026243255370565</text:p>
          </table:table-cell>
          <table:table-cell table:number-columns-repeated="1010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lf.A218]*analyze_resolution" office:value-type="float" office:value="-1.95" calcext:value-type="float">
            <text:p>-1,95</text:p>
          </table:table-cell>
          <table:table-cell table:style-name="ce20" table:formula="of:=-RADIANS([lf.B218])" office:value-type="float" office:value="0.0340339204138894" calcext:value-type="float">
            <text:p>0,034033920413889</text:p>
          </table:table-cell>
          <table:table-cell table:style-name="ce20" table:formula="of:=COS([lf.$B$6])*servo_saver_arm_length*COS([lf.C218])-SIN([lf.$B$6])*servo_saver_arm_length*SIN([lf.C218])+[lf.$B$24]" office:value-type="float" office:value="358.990734432507" calcext:value-type="float">
            <text:p>358,990734432507</text:p>
          </table:table-cell>
          <table:table-cell table:style-name="ce20" table:formula="of:=COS([lf.$B$6])*servo_saver_arm_length*SIN([lf.C218])+SIN([lf.$B$6])*servo_saver_arm_length*COS([lf.C218])+[lf.$C$24]" office:value-type="float" office:value="0.544437608034679" calcext:value-type="float">
            <text:p>0,544437608034679</text:p>
          </table:table-cell>
          <table:table-cell table:style-name="ce20" table:formula="of:=[$lf.D218]-[$lf.$B$14]" office:value-type="float" office:value="58.9907344325068" calcext:value-type="float">
            <text:p>58,9907344325068</text:p>
          </table:table-cell>
          <table:table-cell table:style-name="ce20" table:formula="of:=[lf.E218]-[$lf.$C$14]" office:value-type="float" office:value="-94.4555623919653" calcext:value-type="float">
            <text:p>-94,4555623919653</text:p>
          </table:table-cell>
          <table:table-cell table:style-name="ce11" table:formula="of:=SQRT([lf.F218]^2+[lf.G218]^2)" office:value-type="float" office:value="111.363189679844" calcext:value-type="float">
            <text:p>111,363189679844</text:p>
          </table:table-cell>
          <table:table-cell table:style-name="ce20" table:formula="of:=([lf.H218]^2-[lf.$B$42]^2+[lf.$B$43]^2)/(2*[lf.H218])" office:value-type="float" office:value="4.21924925292493" calcext:value-type="float">
            <text:p>4,21924925292493</text:p>
          </table:table-cell>
          <table:table-cell table:style-name="ce20" table:formula="of:=ACOS([lf.I218]/[lf.$B$43])" office:value-type="float" office:value="1.36850278383367" calcext:value-type="float">
            <text:p>1,36850278383367</text:p>
          </table:table-cell>
          <table:table-cell table:style-name="ce20" table:formula="of:=ASIN([lf.F218]/[lf.H218])" office:value-type="float" office:value="0.55826432857486" calcext:value-type="float">
            <text:p>0,55826432857486</text:p>
          </table:table-cell>
          <table:table-cell table:style-name="ce20" table:formula="of:=IF(0.5*PI()+[lf.$B$9]&gt;[lf.K218];1;-1)" office:value-type="float" office:value="1" calcext:value-type="float">
            <text:p>1</text:p>
          </table:table-cell>
          <table:table-cell table:style-name="ce17" table:formula="of:=0.5*PI()-([lf.J218]*[lf.L218]+[lf.K218])" office:value-type="float" office:value="-0.355970785613636" calcext:value-type="float">
            <text:p>-0,355970785613636</text:p>
          </table:table-cell>
          <table:table-cell table:style-name="ce17" table:formula="of:=-[lf.M218]-[lf.$B$8]" office:value-type="float" office:value="0.0243582277347134" calcext:value-type="float">
            <text:p>0,024358227734714</text:p>
          </table:table-cell>
          <table:table-cell table:number-columns-repeated="1010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lf.A219]*analyze_resolution" office:value-type="float" office:value="-1.8" calcext:value-type="float">
            <text:p>-1,8</text:p>
          </table:table-cell>
          <table:table-cell table:style-name="ce20" table:formula="of:=-RADIANS([lf.B219])" office:value-type="float" office:value="0.0314159265358979" calcext:value-type="float">
            <text:p>0,031415926535898</text:p>
          </table:table-cell>
          <table:table-cell table:style-name="ce20" table:formula="of:=COS([lf.$B$6])*servo_saver_arm_length*COS([lf.C219])-SIN([lf.$B$6])*servo_saver_arm_length*SIN([lf.C219])+[lf.$B$24]" office:value-type="float" office:value="358.992104965852" calcext:value-type="float">
            <text:p>358,992104965852</text:p>
          </table:table-cell>
          <table:table-cell table:style-name="ce20" table:formula="of:=COS([lf.$B$6])*servo_saver_arm_length*SIN([lf.C219])+SIN([lf.$B$6])*servo_saver_arm_length*COS([lf.C219])+[lf.$C$24]" office:value-type="float" office:value="0.502572145250052" calcext:value-type="float">
            <text:p>0,502572145250052</text:p>
          </table:table-cell>
          <table:table-cell table:style-name="ce20" table:formula="of:=[$lf.D219]-[$lf.$B$14]" office:value-type="float" office:value="58.9921049658517" calcext:value-type="float">
            <text:p>58,9921049658517</text:p>
          </table:table-cell>
          <table:table-cell table:style-name="ce20" table:formula="of:=[lf.E219]-[$lf.$C$14]" office:value-type="float" office:value="-94.4974278547499" calcext:value-type="float">
            <text:p>-94,4974278547499</text:p>
          </table:table-cell>
          <table:table-cell table:style-name="ce11" table:formula="of:=SQRT([lf.F219]^2+[lf.G219]^2)" office:value-type="float" office:value="111.39942692611" calcext:value-type="float">
            <text:p>111,39942692611</text:p>
          </table:table-cell>
          <table:table-cell table:style-name="ce20" table:formula="of:=([lf.H219]^2-[lf.$B$42]^2+[lf.$B$43]^2)/(2*[lf.H219])" office:value-type="float" office:value="4.25410812097561" calcext:value-type="float">
            <text:p>4,25410812097561</text:p>
          </table:table-cell>
          <table:table-cell table:style-name="ce20" table:formula="of:=ACOS([lf.I219]/[lf.$B$43])" office:value-type="float" office:value="1.36680798871247" calcext:value-type="float">
            <text:p>1,36680798871247</text:p>
          </table:table-cell>
          <table:table-cell table:style-name="ce20" table:formula="of:=ASIN([lf.F219]/[lf.H219])" office:value-type="float" office:value="0.558075689328714" calcext:value-type="float">
            <text:p>0,558075689328714</text:p>
          </table:table-cell>
          <table:table-cell table:style-name="ce20" table:formula="of:=IF(0.5*PI()+[lf.$B$9]&gt;[lf.K219];1;-1)" office:value-type="float" office:value="1" calcext:value-type="float">
            <text:p>1</text:p>
          </table:table-cell>
          <table:table-cell table:style-name="ce17" table:formula="of:=0.5*PI()-([lf.J219]*[lf.L219]+[lf.K219])" office:value-type="float" office:value="-0.354087351246286" calcext:value-type="float">
            <text:p>-0,354087351246286</text:p>
          </table:table-cell>
          <table:table-cell table:style-name="ce17" table:formula="of:=-[lf.M219]-[lf.$B$8]" office:value-type="float" office:value="0.0224747933673635" calcext:value-type="float">
            <text:p>0,022474793367364</text:p>
          </table:table-cell>
          <table:table-cell table:number-columns-repeated="10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lf.A220]*analyze_resolution" office:value-type="float" office:value="-1.65" calcext:value-type="float">
            <text:p>-1,65</text:p>
          </table:table-cell>
          <table:table-cell table:style-name="ce20" table:formula="of:=-RADIANS([lf.B220])" office:value-type="float" office:value="0.0287979326579064" calcext:value-type="float">
            <text:p>0,028797932657906</text:p>
          </table:table-cell>
          <table:table-cell table:style-name="ce20" table:formula="of:=COS([lf.$B$6])*servo_saver_arm_length*COS([lf.C220])-SIN([lf.$B$6])*servo_saver_arm_length*SIN([lf.C220])+[lf.$B$24]" office:value-type="float" office:value="358.9933658911" calcext:value-type="float">
            <text:p>358,9933658911</text:p>
          </table:table-cell>
          <table:table-cell table:style-name="ce20" table:formula="of:=COS([lf.$B$6])*servo_saver_arm_length*SIN([lf.C220])+SIN([lf.$B$6])*servo_saver_arm_length*COS([lf.C220])+[lf.$C$24]" office:value-type="float" office:value="0.460703237892215" calcext:value-type="float">
            <text:p>0,460703237892215</text:p>
          </table:table-cell>
          <table:table-cell table:style-name="ce20" table:formula="of:=[$lf.D220]-[$lf.$B$14]" office:value-type="float" office:value="58.9933658910998" calcext:value-type="float">
            <text:p>58,9933658910998</text:p>
          </table:table-cell>
          <table:table-cell table:style-name="ce20" table:formula="of:=[lf.E220]-[$lf.$C$14]" office:value-type="float" office:value="-94.5392967621078" calcext:value-type="float">
            <text:p>-94,5392967621078</text:p>
          </table:table-cell>
          <table:table-cell table:style-name="ce11" table:formula="of:=SQRT([lf.F220]^2+[lf.G220]^2)" office:value-type="float" office:value="111.435613030283" calcext:value-type="float">
            <text:p>111,435613030283</text:p>
          </table:table-cell>
          <table:table-cell table:style-name="ce20" table:formula="of:=([lf.H220]^2-[lf.$B$42]^2+[lf.$B$43]^2)/(2*[lf.H220])" office:value-type="float" office:value="4.28890692792415" calcext:value-type="float">
            <text:p>4,28890692792415</text:p>
          </table:table-cell>
          <table:table-cell table:style-name="ce20" table:formula="of:=ACOS([lf.I220]/[lf.$B$43])" office:value-type="float" office:value="1.36511552083072" calcext:value-type="float">
            <text:p>1,36511552083072</text:p>
          </table:table-cell>
          <table:table-cell table:style-name="ce20" table:formula="of:=ASIN([lf.F220]/[lf.H220])" office:value-type="float" office:value="0.557886321948272" calcext:value-type="float">
            <text:p>0,557886321948272</text:p>
          </table:table-cell>
          <table:table-cell table:style-name="ce20" table:formula="of:=IF(0.5*PI()+[lf.$B$9]&gt;[lf.K220];1;-1)" office:value-type="float" office:value="1" calcext:value-type="float">
            <text:p>1</text:p>
          </table:table-cell>
          <table:table-cell table:style-name="ce17" table:formula="of:=0.5*PI()-([lf.J220]*[lf.L220]+[lf.K220])" office:value-type="float" office:value="-0.352205515984096" calcext:value-type="float">
            <text:p>-0,352205515984096</text:p>
          </table:table-cell>
          <table:table-cell table:style-name="ce17" table:formula="of:=-[lf.M220]-[lf.$B$8]" office:value-type="float" office:value="0.0205929581051729" calcext:value-type="float">
            <text:p>0,020592958105173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lf.A221]*analyze_resolution" office:value-type="float" office:value="-1.5" calcext:value-type="float">
            <text:p>-1,5</text:p>
          </table:table-cell>
          <table:table-cell table:style-name="ce20" table:formula="of:=-RADIANS([lf.B221])" office:value-type="float" office:value="0.0261799387799149" calcext:value-type="float">
            <text:p>0,026179938779915</text:p>
          </table:table-cell>
          <table:table-cell table:style-name="ce20" table:formula="of:=COS([lf.$B$6])*servo_saver_arm_length*COS([lf.C221])-SIN([lf.$B$6])*servo_saver_arm_length*SIN([lf.C221])+[lf.$B$24]" office:value-type="float" office:value="358.994517199609" calcext:value-type="float">
            <text:p>358,994517199609</text:p>
          </table:table-cell>
          <table:table-cell table:style-name="ce20" table:formula="of:=COS([lf.$B$6])*servo_saver_arm_length*SIN([lf.C221])+SIN([lf.$B$6])*servo_saver_arm_length*COS([lf.C221])+[lf.$C$24]" office:value-type="float" office:value="0.41883117292597" calcext:value-type="float">
            <text:p>0,41883117292597</text:p>
          </table:table-cell>
          <table:table-cell table:style-name="ce20" table:formula="of:=[$lf.D221]-[$lf.$B$14]" office:value-type="float" office:value="58.9945171996089" calcext:value-type="float">
            <text:p>58,9945171996089</text:p>
          </table:table-cell>
          <table:table-cell table:style-name="ce20" table:formula="of:=[lf.E221]-[$lf.$C$14]" office:value-type="float" office:value="-94.581168827074" calcext:value-type="float">
            <text:p>-94,581168827074</text:p>
          </table:table-cell>
          <table:table-cell table:style-name="ce11" table:formula="of:=SQRT([lf.F221]^2+[lf.G221]^2)" office:value-type="float" office:value="111.471747794275" calcext:value-type="float">
            <text:p>111,471747794275</text:p>
          </table:table-cell>
          <table:table-cell table:style-name="ce20" table:formula="of:=([lf.H221]^2-[lf.$B$42]^2+[lf.$B$43]^2)/(2*[lf.H221])" office:value-type="float" office:value="4.32364553994635" calcext:value-type="float">
            <text:p>4,32364553994635</text:p>
          </table:table-cell>
          <table:table-cell table:style-name="ce20" table:formula="of:=ACOS([lf.I221]/[lf.$B$43])" office:value-type="float" office:value="1.36342538430608" calcext:value-type="float">
            <text:p>1,36342538430608</text:p>
          </table:table-cell>
          <table:table-cell table:style-name="ce20" table:formula="of:=ASIN([lf.F221]/[lf.H221])" office:value-type="float" office:value="0.557696228171976" calcext:value-type="float">
            <text:p>0,557696228171976</text:p>
          </table:table-cell>
          <table:table-cell table:style-name="ce20" table:formula="of:=IF(0.5*PI()+[lf.$B$9]&gt;[lf.K221];1;-1)" office:value-type="float" office:value="1" calcext:value-type="float">
            <text:p>1</text:p>
          </table:table-cell>
          <table:table-cell table:style-name="ce17" table:formula="of:=0.5*PI()-([lf.J221]*[lf.L221]+[lf.K221])" office:value-type="float" office:value="-0.350325285683158" calcext:value-type="float">
            <text:p>-0,350325285683158</text:p>
          </table:table-cell>
          <table:table-cell table:style-name="ce17" table:formula="of:=-[lf.M221]-[lf.$B$8]" office:value-type="float" office:value="0.0187127278042356" calcext:value-type="float">
            <text:p>0,018712727804236</text:p>
          </table:table-cell>
          <table:table-cell table:number-columns-repeated="1010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lf.A222]*analyze_resolution" office:value-type="float" office:value="-1.35" calcext:value-type="float">
            <text:p>-1,35</text:p>
          </table:table-cell>
          <table:table-cell table:style-name="ce20" table:formula="of:=-RADIANS([lf.B222])" office:value-type="float" office:value="0.0235619449019234" calcext:value-type="float">
            <text:p>0,023561944901923</text:p>
          </table:table-cell>
          <table:table-cell table:style-name="ce20" table:formula="of:=COS([lf.$B$6])*servo_saver_arm_length*COS([lf.C222])-SIN([lf.$B$6])*servo_saver_arm_length*SIN([lf.C222])+[lf.$B$24]" office:value-type="float" office:value="358.995558883488" calcext:value-type="float">
            <text:p>358,995558883488</text:p>
          </table:table-cell>
          <table:table-cell table:style-name="ce20" table:formula="of:=COS([lf.$B$6])*servo_saver_arm_length*SIN([lf.C222])+SIN([lf.$B$6])*servo_saver_arm_length*COS([lf.C222])+[lf.$C$24]" office:value-type="float" office:value="0.376956237337762" calcext:value-type="float">
            <text:p>0,376956237337762</text:p>
          </table:table-cell>
          <table:table-cell table:style-name="ce20" table:formula="of:=[$lf.D222]-[$lf.$B$14]" office:value-type="float" office:value="58.995558883488" calcext:value-type="float">
            <text:p>58,995558883488</text:p>
          </table:table-cell>
          <table:table-cell table:style-name="ce20" table:formula="of:=[lf.E222]-[$lf.$C$14]" office:value-type="float" office:value="-94.6230437626622" calcext:value-type="float">
            <text:p>-94,6230437626622</text:p>
          </table:table-cell>
          <table:table-cell table:style-name="ce11" table:formula="of:=SQRT([lf.F222]^2+[lf.G222]^2)" office:value-type="float" office:value="111.507831020453" calcext:value-type="float">
            <text:p>111,507831020453</text:p>
          </table:table-cell>
          <table:table-cell table:style-name="ce20" table:formula="of:=([lf.H222]^2-[lf.$B$42]^2+[lf.$B$43]^2)/(2*[lf.H222])" office:value-type="float" office:value="4.35832382372573" calcext:value-type="float">
            <text:p>4,35832382372573</text:p>
          </table:table-cell>
          <table:table-cell table:style-name="ce20" table:formula="of:=ACOS([lf.I222]/[lf.$B$43])" office:value-type="float" office:value="1.36173758327564" calcext:value-type="float">
            <text:p>1,36173758327564</text:p>
          </table:table-cell>
          <table:table-cell table:style-name="ce20" table:formula="of:=ASIN([lf.F222]/[lf.H222])" office:value-type="float" office:value="0.557505409738311" calcext:value-type="float">
            <text:p>0,557505409738311</text:p>
          </table:table-cell>
          <table:table-cell table:style-name="ce20" table:formula="of:=IF(0.5*PI()+[lf.$B$9]&gt;[lf.K222];1;-1)" office:value-type="float" office:value="1" calcext:value-type="float">
            <text:p>1</text:p>
          </table:table-cell>
          <table:table-cell table:style-name="ce17" table:formula="of:=0.5*PI()-([lf.J222]*[lf.L222]+[lf.K222])" office:value-type="float" office:value="-0.348446666219059" calcext:value-type="float">
            <text:p>-0,348446666219059</text:p>
          </table:table-cell>
          <table:table-cell table:style-name="ce17" table:formula="of:=-[lf.M222]-[lf.$B$8]" office:value-type="float" office:value="0.0168341083401367" calcext:value-type="float">
            <text:p>0,016834108340137</text:p>
          </table:table-cell>
          <table:table-cell table:number-columns-repeated="1010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lf.A223]*analyze_resolution" office:value-type="float" office:value="-1.2" calcext:value-type="float">
            <text:p>-1,2</text:p>
          </table:table-cell>
          <table:table-cell table:style-name="ce20" table:formula="of:=-RADIANS([lf.B223])" office:value-type="float" office:value="0.020943951023932" calcext:value-type="float">
            <text:p>0,020943951023932</text:p>
          </table:table-cell>
          <table:table-cell table:style-name="ce20" table:formula="of:=COS([lf.$B$6])*servo_saver_arm_length*COS([lf.C223])-SIN([lf.$B$6])*servo_saver_arm_length*SIN([lf.C223])+[lf.$B$24]" office:value-type="float" office:value="358.996490935598" calcext:value-type="float">
            <text:p>358,996490935598</text:p>
          </table:table-cell>
          <table:table-cell table:style-name="ce20" table:formula="of:=COS([lf.$B$6])*servo_saver_arm_length*SIN([lf.C223])+SIN([lf.$B$6])*servo_saver_arm_length*COS([lf.C223])+[lf.$C$24]" office:value-type="float" office:value="0.335078718133712" calcext:value-type="float">
            <text:p>0,335078718133712</text:p>
          </table:table-cell>
          <table:table-cell table:style-name="ce20" table:formula="of:=[$lf.D223]-[$lf.$B$14]" office:value-type="float" office:value="58.9964909355975" calcext:value-type="float">
            <text:p>58,9964909355975</text:p>
          </table:table-cell>
          <table:table-cell table:style-name="ce20" table:formula="of:=[lf.E223]-[$lf.$C$14]" office:value-type="float" office:value="-94.6649212818663" calcext:value-type="float">
            <text:p>-94,6649212818663</text:p>
          </table:table-cell>
          <table:table-cell table:style-name="ce11" table:formula="of:=SQRT([lf.F223]^2+[lf.G223]^2)" office:value-type="float" office:value="111.543862511642" calcext:value-type="float">
            <text:p>111,543862511642</text:p>
          </table:table-cell>
          <table:table-cell table:style-name="ce20" table:formula="of:=([lf.H223]^2-[lf.$B$42]^2+[lf.$B$43]^2)/(2*[lf.H223])" office:value-type="float" office:value="4.3929416464521" calcext:value-type="float">
            <text:p>4,3929416464521</text:p>
          </table:table-cell>
          <table:table-cell table:style-name="ce20" table:formula="of:=ACOS([lf.I223]/[lf.$B$43])" office:value-type="float" office:value="1.36005212189601" calcext:value-type="float">
            <text:p>1,36005212189601</text:p>
          </table:table-cell>
          <table:table-cell table:style-name="ce20" table:formula="of:=ASIN([lf.F223]/[lf.H223])" office:value-type="float" office:value="0.557313868385801" calcext:value-type="float">
            <text:p>0,557313868385801</text:p>
          </table:table-cell>
          <table:table-cell table:style-name="ce20" table:formula="of:=IF(0.5*PI()+[lf.$B$9]&gt;[lf.K223];1;-1)" office:value-type="float" office:value="1" calcext:value-type="float">
            <text:p>1</text:p>
          </table:table-cell>
          <table:table-cell table:style-name="ce17" table:formula="of:=0.5*PI()-([lf.J223]*[lf.L223]+[lf.K223])" office:value-type="float" office:value="-0.346569663486918" calcext:value-type="float">
            <text:p>-0,346569663486918</text:p>
          </table:table-cell>
          <table:table-cell table:style-name="ce17" table:formula="of:=-[lf.M223]-[lf.$B$8]" office:value-type="float" office:value="0.0149571056079956" calcext:value-type="float">
            <text:p>0,014957105607996</text:p>
          </table:table-cell>
          <table:table-cell table:number-columns-repeated="1010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lf.A224]*analyze_resolution" office:value-type="float" office:value="-1.05" calcext:value-type="float">
            <text:p>-1,05</text:p>
          </table:table-cell>
          <table:table-cell table:style-name="ce20" table:formula="of:=-RADIANS([lf.B224])" office:value-type="float" office:value="0.0183259571459405" calcext:value-type="float">
            <text:p>0,018325957145941</text:p>
          </table:table-cell>
          <table:table-cell table:style-name="ce20" table:formula="of:=COS([lf.$B$6])*servo_saver_arm_length*COS([lf.C224])-SIN([lf.$B$6])*servo_saver_arm_length*SIN([lf.C224])+[lf.$B$24]" office:value-type="float" office:value="358.997313349549" calcext:value-type="float">
            <text:p>358,997313349549</text:p>
          </table:table-cell>
          <table:table-cell table:style-name="ce20" table:formula="of:=COS([lf.$B$6])*servo_saver_arm_length*SIN([lf.C224])+SIN([lf.$B$6])*servo_saver_arm_length*COS([lf.C224])+[lf.$C$24]" office:value-type="float" office:value="0.293198902337645" calcext:value-type="float">
            <text:p>0,293198902337645</text:p>
          </table:table-cell>
          <table:table-cell table:style-name="ce20" table:formula="of:=[$lf.D224]-[$lf.$B$14]" office:value-type="float" office:value="58.9973133495493" calcext:value-type="float">
            <text:p>58,9973133495493</text:p>
          </table:table-cell>
          <table:table-cell table:style-name="ce20" table:formula="of:=[lf.E224]-[$lf.$C$14]" office:value-type="float" office:value="-94.7068010976624" calcext:value-type="float">
            <text:p>-94,7068010976624</text:p>
          </table:table-cell>
          <table:table-cell table:style-name="ce11" table:formula="of:=SQRT([lf.F224]^2+[lf.G224]^2)" office:value-type="float" office:value="111.579842071125" calcext:value-type="float">
            <text:p>111,579842071125</text:p>
          </table:table-cell>
          <table:table-cell table:style-name="ce20" table:formula="of:=([lf.H224]^2-[lf.$B$42]^2+[lf.$B$43]^2)/(2*[lf.H224])" office:value-type="float" office:value="4.42749887581992" calcext:value-type="float">
            <text:p>4,42749887581992</text:p>
          </table:table-cell>
          <table:table-cell table:style-name="ce20" table:formula="of:=ACOS([lf.I224]/[lf.$B$43])" office:value-type="float" office:value="1.35836900434335" calcext:value-type="float">
            <text:p>1,35836900434335</text:p>
          </table:table-cell>
          <table:table-cell table:style-name="ce20" table:formula="of:=ASIN([lf.F224]/[lf.H224])" office:value-type="float" office:value="0.557121605852987" calcext:value-type="float">
            <text:p>0,557121605852987</text:p>
          </table:table-cell>
          <table:table-cell table:style-name="ce20" table:formula="of:=IF(0.5*PI()+[lf.$B$9]&gt;[lf.K224];1;-1)" office:value-type="float" office:value="1" calcext:value-type="float">
            <text:p>1</text:p>
          </table:table-cell>
          <table:table-cell table:style-name="ce17" table:formula="of:=0.5*PI()-([lf.J224]*[lf.L224]+[lf.K224])" office:value-type="float" office:value="-0.344694283401441" calcext:value-type="float">
            <text:p>-0,344694283401441</text:p>
          </table:table-cell>
          <table:table-cell table:style-name="ce17" table:formula="of:=-[lf.M224]-[lf.$B$8]" office:value-type="float" office:value="0.0130817255225184" calcext:value-type="float">
            <text:p>0,013081725522518</text:p>
          </table:table-cell>
          <table:table-cell table:number-columns-repeated="1010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lf.A225]*analyze_resolution" office:value-type="float" office:value="-0.9" calcext:value-type="float">
            <text:p>-0,9</text:p>
          </table:table-cell>
          <table:table-cell table:style-name="ce20" table:formula="of:=-RADIANS([lf.B225])" office:value-type="float" office:value="0.015707963267949" calcext:value-type="float">
            <text:p>0,015707963267949</text:p>
          </table:table-cell>
          <table:table-cell table:style-name="ce20" table:formula="of:=COS([lf.$B$6])*servo_saver_arm_length*COS([lf.C225])-SIN([lf.$B$6])*servo_saver_arm_length*SIN([lf.C225])+[lf.$B$24]" office:value-type="float" office:value="358.998026119707" calcext:value-type="float">
            <text:p>358,998026119707</text:p>
          </table:table-cell>
          <table:table-cell table:style-name="ce20" table:formula="of:=COS([lf.$B$6])*servo_saver_arm_length*SIN([lf.C225])+SIN([lf.$B$6])*servo_saver_arm_length*COS([lf.C225])+[lf.$C$24]" office:value-type="float" office:value="0.251317076989131" calcext:value-type="float">
            <text:p>0,251317076989131</text:p>
          </table:table-cell>
          <table:table-cell table:style-name="ce20" table:formula="of:=[$lf.D225]-[$lf.$B$14]" office:value-type="float" office:value="58.9980261197066" calcext:value-type="float">
            <text:p>58,9980261197066</text:p>
          </table:table-cell>
          <table:table-cell table:style-name="ce20" table:formula="of:=[lf.E225]-[$lf.$C$14]" office:value-type="float" office:value="-94.7486829230109" calcext:value-type="float">
            <text:p>-94,7486829230109</text:p>
          </table:table-cell>
          <table:table-cell table:style-name="ce11" table:formula="of:=SQRT([lf.F225]^2+[lf.G225]^2)" office:value-type="float" office:value="111.615769502642" calcext:value-type="float">
            <text:p>111,615769502642</text:p>
          </table:table-cell>
          <table:table-cell table:style-name="ce20" table:formula="of:=([lf.H225]^2-[lf.$B$42]^2+[lf.$B$43]^2)/(2*[lf.H225])" office:value-type="float" office:value="4.46199538002697" calcext:value-type="float">
            <text:p>4,46199538002697</text:p>
          </table:table-cell>
          <table:table-cell table:style-name="ce20" table:formula="of:=ACOS([lf.I225]/[lf.$B$43])" office:value-type="float" office:value="1.35668823481343" calcext:value-type="float">
            <text:p>1,35668823481343</text:p>
          </table:table-cell>
          <table:table-cell table:style-name="ce20" table:formula="of:=ASIN([lf.F225]/[lf.H225])" office:value-type="float" office:value="0.556928623878425" calcext:value-type="float">
            <text:p>0,556928623878425</text:p>
          </table:table-cell>
          <table:table-cell table:style-name="ce20" table:formula="of:=IF(0.5*PI()+[lf.$B$9]&gt;[lf.K225];1;-1)" office:value-type="float" office:value="1" calcext:value-type="float">
            <text:p>1</text:p>
          </table:table-cell>
          <table:table-cell table:style-name="ce17" table:formula="of:=0.5*PI()-([lf.J225]*[lf.L225]+[lf.K225])" office:value-type="float" office:value="-0.34282053189696" calcext:value-type="float">
            <text:p>-0,34282053189696</text:p>
          </table:table-cell>
          <table:table-cell table:style-name="ce17" table:formula="of:=-[lf.M225]-[lf.$B$8]" office:value-type="float" office:value="0.0112079740180373" calcext:value-type="float">
            <text:p>0,011207974018037</text:p>
          </table:table-cell>
          <table:table-cell table:number-columns-repeated="101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lf.A226]*analyze_resolution" office:value-type="float" office:value="-0.75" calcext:value-type="float">
            <text:p>-0,75</text:p>
          </table:table-cell>
          <table:table-cell table:style-name="ce20" table:formula="of:=-RADIANS([lf.B226])" office:value-type="float" office:value="0.0130899693899575" calcext:value-type="float">
            <text:p>0,013089969389958</text:p>
          </table:table-cell>
          <table:table-cell table:style-name="ce20" table:formula="of:=COS([lf.$B$6])*servo_saver_arm_length*COS([lf.C226])-SIN([lf.$B$6])*servo_saver_arm_length*SIN([lf.C226])+[lf.$B$24]" office:value-type="float" office:value="358.998629241184" calcext:value-type="float">
            <text:p>358,998629241184</text:p>
          </table:table-cell>
          <table:table-cell table:style-name="ce20" table:formula="of:=COS([lf.$B$6])*servo_saver_arm_length*SIN([lf.C226])+SIN([lf.$B$6])*servo_saver_arm_length*COS([lf.C226])+[lf.$C$24]" office:value-type="float" office:value="0.209433529141511" calcext:value-type="float">
            <text:p>0,209433529141511</text:p>
          </table:table-cell>
          <table:table-cell table:style-name="ce20" table:formula="of:=[$lf.D226]-[$lf.$B$14]" office:value-type="float" office:value="58.9986292411841" calcext:value-type="float">
            <text:p>58,9986292411841</text:p>
          </table:table-cell>
          <table:table-cell table:style-name="ce20" table:formula="of:=[lf.E226]-[$lf.$C$14]" office:value-type="float" office:value="-94.7905664708585" calcext:value-type="float">
            <text:p>-94,7905664708585</text:p>
          </table:table-cell>
          <table:table-cell table:style-name="ce11" table:formula="of:=SQRT([lf.F226]^2+[lf.G226]^2)" office:value-type="float" office:value="111.651644610391" calcext:value-type="float">
            <text:p>111,651644610391</text:p>
          </table:table-cell>
          <table:table-cell table:style-name="ce20" table:formula="of:=([lf.H226]^2-[lf.$B$42]^2+[lf.$B$43]^2)/(2*[lf.H226])" office:value-type="float" office:value="4.49643102777261" calcext:value-type="float">
            <text:p>4,49643102777261</text:p>
          </table:table-cell>
          <table:table-cell table:style-name="ce20" table:formula="of:=ACOS([lf.I226]/[lf.$B$43])" office:value-type="float" office:value="1.35500981752171" calcext:value-type="float">
            <text:p>1,35500981752171</text:p>
          </table:table-cell>
          <table:table-cell table:style-name="ce20" table:formula="of:=ASIN([lf.F226]/[lf.H226])" office:value-type="float" office:value="0.556734924200673" calcext:value-type="float">
            <text:p>0,556734924200673</text:p>
          </table:table-cell>
          <table:table-cell table:style-name="ce20" table:formula="of:=IF(0.5*PI()+[lf.$B$9]&gt;[lf.K226];1;-1)" office:value-type="float" office:value="1" calcext:value-type="float">
            <text:p>1</text:p>
          </table:table-cell>
          <table:table-cell table:style-name="ce17" table:formula="of:=0.5*PI()-([lf.J226]*[lf.L226]+[lf.K226])" office:value-type="float" office:value="-0.34094841492749" calcext:value-type="float">
            <text:p>-0,34094841492749</text:p>
          </table:table-cell>
          <table:table-cell table:style-name="ce17" table:formula="of:=-[lf.M226]-[lf.$B$8]" office:value-type="float" office:value="0.0093358570485671" calcext:value-type="float">
            <text:p>0,009335857048567</text:p>
          </table:table-cell>
          <table:table-cell table:number-columns-repeated="1010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lf.A227]*analyze_resolution" office:value-type="float" office:value="-0.6" calcext:value-type="float">
            <text:p>-0,6</text:p>
          </table:table-cell>
          <table:table-cell table:style-name="ce20" table:formula="of:=-RADIANS([lf.B227])" office:value-type="float" office:value="0.010471975511966" calcext:value-type="float">
            <text:p>0,010471975511966</text:p>
          </table:table-cell>
          <table:table-cell table:style-name="ce20" table:formula="of:=COS([lf.$B$6])*servo_saver_arm_length*COS([lf.C227])-SIN([lf.$B$6])*servo_saver_arm_length*SIN([lf.C227])+[lf.$B$24]" office:value-type="float" office:value="358.999122709848" calcext:value-type="float">
            <text:p>358,999122709848</text:p>
          </table:table-cell>
          <table:table-cell table:style-name="ce20" table:formula="of:=COS([lf.$B$6])*servo_saver_arm_length*SIN([lf.C227])+SIN([lf.$B$6])*servo_saver_arm_length*COS([lf.C227])+[lf.$C$24]" office:value-type="float" office:value="0.167548545859933" calcext:value-type="float">
            <text:p>0,167548545859933</text:p>
          </table:table-cell>
          <table:table-cell table:style-name="ce20" table:formula="of:=[$lf.D227]-[$lf.$B$14]" office:value-type="float" office:value="58.9991227098482" calcext:value-type="float">
            <text:p>58,9991227098482</text:p>
          </table:table-cell>
          <table:table-cell table:style-name="ce20" table:formula="of:=[lf.E227]-[$lf.$C$14]" office:value-type="float" office:value="-94.8324514541401" calcext:value-type="float">
            <text:p>-94,8324514541401</text:p>
          </table:table-cell>
          <table:table-cell table:style-name="ce11" table:formula="of:=SQRT([lf.F227]^2+[lf.G227]^2)" office:value-type="float" office:value="111.687467199026" calcext:value-type="float">
            <text:p>111,687467199026</text:p>
          </table:table-cell>
          <table:table-cell table:style-name="ce20" table:formula="of:=([lf.H227]^2-[lf.$B$42]^2+[lf.$B$43]^2)/(2*[lf.H227])" office:value-type="float" office:value="4.53080568825644" calcext:value-type="float">
            <text:p>4,53080568825644</text:p>
          </table:table-cell>
          <table:table-cell table:style-name="ce20" table:formula="of:=ACOS([lf.I227]/[lf.$B$43])" office:value-type="float" office:value="1.35333375670338" calcext:value-type="float">
            <text:p>1,35333375670338</text:p>
          </table:table-cell>
          <table:table-cell table:style-name="ce20" table:formula="of:=ASIN([lf.F227]/[lf.H227])" office:value-type="float" office:value="0.556540508558278" calcext:value-type="float">
            <text:p>0,556540508558278</text:p>
          </table:table-cell>
          <table:table-cell table:style-name="ce20" table:formula="of:=IF(0.5*PI()+[lf.$B$9]&gt;[lf.K227];1;-1)" office:value-type="float" office:value="1" calcext:value-type="float">
            <text:p>1</text:p>
          </table:table-cell>
          <table:table-cell table:style-name="ce17" table:formula="of:=0.5*PI()-([lf.J227]*[lf.L227]+[lf.K227])" office:value-type="float" office:value="-0.339077938466766" calcext:value-type="float">
            <text:p>-0,339077938466766</text:p>
          </table:table-cell>
          <table:table-cell table:style-name="ce17" table:formula="of:=-[lf.M227]-[lf.$B$8]" office:value-type="float" office:value="0.00746538058784307" calcext:value-type="float">
            <text:p>0,007465380587843</text:p>
          </table:table-cell>
          <table:table-cell table:number-columns-repeated="1010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lf.A228]*analyze_resolution" office:value-type="float" office:value="-0.45" calcext:value-type="float">
            <text:p>-0,45</text:p>
          </table:table-cell>
          <table:table-cell table:style-name="ce20" table:formula="of:=-RADIANS([lf.B228])" office:value-type="float" office:value="0.00785398163397448" calcext:value-type="float">
            <text:p>0,007853981633974</text:p>
          </table:table-cell>
          <table:table-cell table:style-name="ce20" table:formula="of:=COS([lf.$B$6])*servo_saver_arm_length*COS([lf.C228])-SIN([lf.$B$6])*servo_saver_arm_length*SIN([lf.C228])+[lf.$B$24]" office:value-type="float" office:value="358.999506522317" calcext:value-type="float">
            <text:p>358,999506522317</text:p>
          </table:table-cell>
          <table:table-cell table:style-name="ce20" table:formula="of:=COS([lf.$B$6])*servo_saver_arm_length*SIN([lf.C228])+SIN([lf.$B$6])*servo_saver_arm_length*COS([lf.C228])+[lf.$C$24]" office:value-type="float" office:value="0.125662414219381" calcext:value-type="float">
            <text:p>0,125662414219381</text:p>
          </table:table-cell>
          <table:table-cell table:style-name="ce20" table:formula="of:=[$lf.D228]-[$lf.$B$14]" office:value-type="float" office:value="58.9995065223166" calcext:value-type="float">
            <text:p>58,9995065223166</text:p>
          </table:table-cell>
          <table:table-cell table:style-name="ce20" table:formula="of:=[lf.E228]-[$lf.$C$14]" office:value-type="float" office:value="-94.8743375857806" calcext:value-type="float">
            <text:p>-94,8743375857806</text:p>
          </table:table-cell>
          <table:table-cell table:style-name="ce11" table:formula="of:=SQRT([lf.F228]^2+[lf.G228]^2)" office:value-type="float" office:value="111.723237073661" calcext:value-type="float">
            <text:p>111,723237073661</text:p>
          </table:table-cell>
          <table:table-cell table:style-name="ce20" table:formula="of:=([lf.H228]^2-[lf.$B$42]^2+[lf.$B$43]^2)/(2*[lf.H228])" office:value-type="float" office:value="4.56511923117681" calcext:value-type="float">
            <text:p>4,56511923117681</text:p>
          </table:table-cell>
          <table:table-cell table:style-name="ce20" table:formula="of:=ACOS([lf.I228]/[lf.$B$43])" office:value-type="float" office:value="1.35166005661342" calcext:value-type="float">
            <text:p>1,35166005661342</text:p>
          </table:table-cell>
          <table:table-cell table:style-name="ce20" table:formula="of:=ASIN([lf.F228]/[lf.H228])" office:value-type="float" office:value="0.556345378689769" calcext:value-type="float">
            <text:p>0,556345378689769</text:p>
          </table:table-cell>
          <table:table-cell table:style-name="ce20" table:formula="of:=IF(0.5*PI()+[lf.$B$9]&gt;[lf.K228];1;-1)" office:value-type="float" office:value="1" calcext:value-type="float">
            <text:p>1</text:p>
          </table:table-cell>
          <table:table-cell table:style-name="ce17" table:formula="of:=0.5*PI()-([lf.J228]*[lf.L228]+[lf.K228])" office:value-type="float" office:value="-0.337209108508292" calcext:value-type="float">
            <text:p>-0,337209108508292</text:p>
          </table:table-cell>
          <table:table-cell table:style-name="ce17" table:formula="of:=-[lf.M228]-[lf.$B$8]" office:value-type="float" office:value="0.00559655062936892" calcext:value-type="float">
            <text:p>0,005596550629369</text:p>
          </table:table-cell>
          <table:table-cell table:number-columns-repeated="1010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lf.A229]*analyze_resolution" office:value-type="float" office:value="-0.3" calcext:value-type="float">
            <text:p>-0,3</text:p>
          </table:table-cell>
          <table:table-cell table:style-name="ce20" table:formula="of:=-RADIANS([lf.B229])" office:value-type="float" office:value="0.00523598775598299" calcext:value-type="float">
            <text:p>0,005235987755983</text:p>
          </table:table-cell>
          <table:table-cell table:style-name="ce20" table:formula="of:=COS([lf.$B$6])*servo_saver_arm_length*COS([lf.C229])-SIN([lf.$B$6])*servo_saver_arm_length*SIN([lf.C229])+[lf.$B$24]" office:value-type="float" office:value="358.999780675959" calcext:value-type="float">
            <text:p>358,999780675959</text:p>
          </table:table-cell>
          <table:table-cell table:style-name="ce20" table:formula="of:=COS([lf.$B$6])*servo_saver_arm_length*SIN([lf.C229])+SIN([lf.$B$6])*servo_saver_arm_length*COS([lf.C229])+[lf.$C$24]" office:value-type="float" office:value="0.0837754213027133" calcext:value-type="float">
            <text:p>0,083775421302713</text:p>
          </table:table-cell>
          <table:table-cell table:style-name="ce20" table:formula="of:=[$lf.D229]-[$lf.$B$14]" office:value-type="float" office:value="58.9997806759588" calcext:value-type="float">
            <text:p>58,9997806759588</text:p>
          </table:table-cell>
          <table:table-cell table:style-name="ce20" table:formula="of:=[lf.E229]-[$lf.$C$14]" office:value-type="float" office:value="-94.9162245786973" calcext:value-type="float">
            <text:p>-94,9162245786973</text:p>
          </table:table-cell>
          <table:table-cell table:style-name="ce11" table:formula="of:=SQRT([lf.F229]^2+[lf.G229]^2)" office:value-type="float" office:value="111.758954039866" calcext:value-type="float">
            <text:p>111,758954039866</text:p>
          </table:table-cell>
          <table:table-cell table:style-name="ce20" table:formula="of:=([lf.H229]^2-[lf.$B$42]^2+[lf.$B$43]^2)/(2*[lf.H229])" office:value-type="float" office:value="4.5993715267292" calcext:value-type="float">
            <text:p>4,5993715267292</text:p>
          </table:table-cell>
          <table:table-cell table:style-name="ce20" table:formula="of:=ACOS([lf.I229]/[lf.$B$43])" office:value-type="float" office:value="1.34998872152664" calcext:value-type="float">
            <text:p>1,34998872152664</text:p>
          </table:table-cell>
          <table:table-cell table:style-name="ce20" table:formula="of:=ASIN([lf.F229]/[lf.H229])" office:value-type="float" office:value="0.556149536333643" calcext:value-type="float">
            <text:p>0,556149536333643</text:p>
          </table:table-cell>
          <table:table-cell table:style-name="ce20" table:formula="of:=IF(0.5*PI()+[lf.$B$9]&gt;[lf.K229];1;-1)" office:value-type="float" office:value="1" calcext:value-type="float">
            <text:p>1</text:p>
          </table:table-cell>
          <table:table-cell table:style-name="ce17" table:formula="of:=0.5*PI()-([lf.J229]*[lf.L229]+[lf.K229])" office:value-type="float" office:value="-0.335341931065387" calcext:value-type="float">
            <text:p>-0,335341931065387</text:p>
          </table:table-cell>
          <table:table-cell table:style-name="ce17" table:formula="of:=-[lf.M229]-[lf.$B$8]" office:value-type="float" office:value="0.00372937318646449" calcext:value-type="float">
            <text:p>0,003729373186464</text:p>
          </table:table-cell>
          <table:table-cell table:number-columns-repeated="1010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lf.A230]*analyze_resolution" office:value-type="float" office:value="-0.15" calcext:value-type="float">
            <text:p>-0,15</text:p>
          </table:table-cell>
          <table:table-cell table:style-name="ce20" table:formula="of:=-RADIANS([lf.B230])" office:value-type="float" office:value="0.00261799387799149" calcext:value-type="float">
            <text:p>0,002617993877991</text:p>
          </table:table-cell>
          <table:table-cell table:style-name="ce20" table:formula="of:=COS([lf.$B$6])*servo_saver_arm_length*COS([lf.C230])-SIN([lf.$B$6])*servo_saver_arm_length*SIN([lf.C230])+[lf.$B$24]" office:value-type="float" office:value="358.999945168896" calcext:value-type="float">
            <text:p>358,999945168896</text:p>
          </table:table-cell>
          <table:table-cell table:style-name="ce20" table:formula="of:=COS([lf.$B$6])*servo_saver_arm_length*SIN([lf.C230])+SIN([lf.$B$6])*servo_saver_arm_length*COS([lf.C230])+[lf.$C$24]" office:value-type="float" office:value="0.0418878541986878" calcext:value-type="float">
            <text:p>0,041887854198688</text:p>
          </table:table-cell>
          <table:table-cell table:style-name="ce20" table:formula="of:=[$lf.D230]-[$lf.$B$14]" office:value-type="float" office:value="58.9999451688958" calcext:value-type="float">
            <text:p>58,9999451688958</text:p>
          </table:table-cell>
          <table:table-cell table:style-name="ce20" table:formula="of:=[lf.E230]-[$lf.$C$14]" office:value-type="float" office:value="-94.9581121458013" calcext:value-type="float">
            <text:p>-94,9581121458013</text:p>
          </table:table-cell>
          <table:table-cell table:style-name="ce11" table:formula="of:=SQRT([lf.F230]^2+[lf.G230]^2)" office:value-type="float" office:value="111.794617903669" calcext:value-type="float">
            <text:p>111,794617903669</text:p>
          </table:table-cell>
          <table:table-cell table:style-name="ce20" table:formula="of:=([lf.H230]^2-[lf.$B$42]^2+[lf.$B$43]^2)/(2*[lf.H230])" office:value-type="float" office:value="4.63356244560471" calcext:value-type="float">
            <text:p>4,63356244560471</text:p>
          </table:table-cell>
          <table:table-cell table:style-name="ce20" table:formula="of:=ACOS([lf.I230]/[lf.$B$43])" office:value-type="float" office:value="1.34831975573778" calcext:value-type="float">
            <text:p>1,34831975573778</text:p>
          </table:table-cell>
          <table:table-cell table:style-name="ce20" table:formula="of:=ASIN([lf.F230]/[lf.H230])" office:value-type="float" office:value="0.555952983228356" calcext:value-type="float">
            <text:p>0,555952983228356</text:p>
          </table:table-cell>
          <table:table-cell table:style-name="ce20" table:formula="of:=IF(0.5*PI()+[lf.$B$9]&gt;[lf.K230];1;-1)" office:value-type="float" office:value="1" calcext:value-type="float">
            <text:p>1</text:p>
          </table:table-cell>
          <table:table-cell table:style-name="ce17" table:formula="of:=0.5*PI()-([lf.J230]*[lf.L230]+[lf.K230])" office:value-type="float" office:value="-0.333476412171236" calcext:value-type="float">
            <text:p>-0,333476412171236</text:p>
          </table:table-cell>
          <table:table-cell table:style-name="ce17" table:formula="of:=-[lf.M230]-[lf.$B$8]" office:value-type="float" office:value="0.00186385429231328" calcext:value-type="float">
            <text:p>0,001863854292313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lf.A231]*analyze_resolution" office:value-type="float" office:value="0" calcext:value-type="float">
            <text:p>0</text:p>
          </table:table-cell>
          <table:table-cell table:style-name="ce20" table:formula="of:=-RADIANS([lf.B231])" office:value-type="float" office:value="-0" calcext:value-type="float">
            <text:p>0</text:p>
          </table:table-cell>
          <table:table-cell table:style-name="ce20" table:formula="of:=COS([lf.$B$6])*servo_saver_arm_length*COS([lf.C231])-SIN([lf.$B$6])*servo_saver_arm_length*SIN([lf.C231])+[lf.$B$24]" office:value-type="float" office:value="359" calcext:value-type="float">
            <text:p>359</text:p>
          </table:table-cell>
          <table:table-cell table:style-name="ce20" table:formula="of:=COS([lf.$B$6])*servo_saver_arm_length*SIN([lf.C231])+SIN([lf.$B$6])*servo_saver_arm_length*COS([lf.C231])+[lf.$C$24]" office:value-type="float" office:value="0" calcext:value-type="float">
            <text:p>0</text:p>
          </table:table-cell>
          <table:table-cell table:style-name="ce20" table:formula="of:=[$lf.D231]-[$lf.$B$14]" office:value-type="float" office:value="59" calcext:value-type="float">
            <text:p>59</text:p>
          </table:table-cell>
          <table:table-cell table:style-name="ce20" table:formula="of:=[lf.E231]-[$lf.$C$14]" office:value-type="float" office:value="-95" calcext:value-type="float">
            <text:p>-95</text:p>
          </table:table-cell>
          <table:table-cell table:style-name="ce11" table:formula="of:=SQRT([lf.F231]^2+[lf.G231]^2)" office:value-type="float" office:value="111.830228471554" calcext:value-type="float">
            <text:p>111,830228471554</text:p>
          </table:table-cell>
          <table:table-cell table:style-name="ce20" table:formula="of:=([lf.H231]^2-[lf.$B$42]^2+[lf.$B$43]^2)/(2*[lf.H231])" office:value-type="float" office:value="4.66769185898875" calcext:value-type="float">
            <text:p>4,66769185898875</text:p>
          </table:table-cell>
          <table:table-cell table:style-name="ce20" table:formula="of:=ACOS([lf.I231]/[lf.$B$43])" office:value-type="float" office:value="1.34665316356151" calcext:value-type="float">
            <text:p>1,34665316356151</text:p>
          </table:table-cell>
          <table:table-cell table:style-name="ce20" table:formula="of:=ASIN([lf.F231]/[lf.H231])" office:value-type="float" office:value="0.555755721112314" calcext:value-type="float">
            <text:p>0,555755721112314</text:p>
          </table:table-cell>
          <table:table-cell table:style-name="ce20" table:formula="of:=IF(0.5*PI()+[lf.$B$9]&gt;[lf.K231];1;-1)" office:value-type="float" office:value="1" calcext:value-type="float">
            <text:p>1</text:p>
          </table:table-cell>
          <table:table-cell table:style-name="ce17" table:formula="of:=0.5*PI()-([lf.J231]*[lf.L231]+[lf.K231])" office:value-type="float" office:value="-0.331612557878923" calcext:value-type="float">
            <text:p>-0,331612557878923</text:p>
          </table:table-cell>
          <table:table-cell table:style-name="ce17" table:formula="of:=-[lf.M231]-[lf.$B$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f.A232]*analyze_resolution" office:value-type="float" office:value="0.15" calcext:value-type="float">
            <text:p>0,15</text:p>
          </table:table-cell>
          <table:table-cell table:style-name="ce20" table:formula="of:=-RADIANS([lf.B232])" office:value-type="float" office:value="-0.00261799387799149" calcext:value-type="float">
            <text:p>-0,002617993877991</text:p>
          </table:table-cell>
          <table:table-cell table:style-name="ce20" table:formula="of:=COS([lf.$B$6])*servo_saver_arm_length*COS([lf.C232])-SIN([lf.$B$6])*servo_saver_arm_length*SIN([lf.C232])+[lf.$B$24]" office:value-type="float" office:value="358.999945168896" calcext:value-type="float">
            <text:p>358,999945168896</text:p>
          </table:table-cell>
          <table:table-cell table:style-name="ce20" table:formula="of:=COS([lf.$B$6])*servo_saver_arm_length*SIN([lf.C232])+SIN([lf.$B$6])*servo_saver_arm_length*COS([lf.C232])+[lf.$C$24]" office:value-type="float" office:value="-0.0418878541986878" calcext:value-type="float">
            <text:p>-0,041887854198688</text:p>
          </table:table-cell>
          <table:table-cell table:style-name="ce20" table:formula="of:=[$lf.D232]-[$lf.$B$14]" office:value-type="float" office:value="58.9999451688958" calcext:value-type="float">
            <text:p>58,9999451688958</text:p>
          </table:table-cell>
          <table:table-cell table:style-name="ce20" table:formula="of:=[lf.E232]-[$lf.$C$14]" office:value-type="float" office:value="-95.0418878541987" calcext:value-type="float">
            <text:p>-95,0418878541987</text:p>
          </table:table-cell>
          <table:table-cell table:style-name="ce11" table:formula="of:=SQRT([lf.F232]^2+[lf.G232]^2)" office:value-type="float" office:value="111.865785550466" calcext:value-type="float">
            <text:p>111,865785550466</text:p>
          </table:table-cell>
          <table:table-cell table:style-name="ce20" table:formula="of:=([lf.H232]^2-[lf.$B$42]^2+[lf.$B$43]^2)/(2*[lf.H232])" office:value-type="float" office:value="4.70175963855938" calcext:value-type="float">
            <text:p>4,70175963855938</text:p>
          </table:table-cell>
          <table:table-cell table:style-name="ce20" table:formula="of:=ACOS([lf.I232]/[lf.$B$43])" office:value-type="float" office:value="1.34498894933252" calcext:value-type="float">
            <text:p>1,34498894933252</text:p>
          </table:table-cell>
          <table:table-cell table:style-name="ce20" table:formula="of:=ASIN([lf.F232]/[lf.H232])" office:value-type="float" office:value="0.555557751723861" calcext:value-type="float">
            <text:p>0,555557751723861</text:p>
          </table:table-cell>
          <table:table-cell table:style-name="ce20" table:formula="of:=IF(0.5*PI()+[lf.$B$9]&gt;[lf.K232];1;-1)" office:value-type="float" office:value="1" calcext:value-type="float">
            <text:p>1</text:p>
          </table:table-cell>
          <table:table-cell table:style-name="ce17" table:formula="of:=0.5*PI()-([lf.J232]*[lf.L232]+[lf.K232])" office:value-type="float" office:value="-0.329750374261484" calcext:value-type="float">
            <text:p>-0,329750374261484</text:p>
          </table:table-cell>
          <table:table-cell table:style-name="ce17" table:formula="of:=-[lf.M232]-[lf.$B$8]" office:value-type="float" office:value="-0.0018621836174384" calcext:value-type="float">
            <text:p>-0,00186218361743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f.A233]*analyze_resolution" office:value-type="float" office:value="0.3" calcext:value-type="float">
            <text:p>0,3</text:p>
          </table:table-cell>
          <table:table-cell table:style-name="ce20" table:formula="of:=-RADIANS([lf.B233])" office:value-type="float" office:value="-0.00523598775598299" calcext:value-type="float">
            <text:p>-0,005235987755983</text:p>
          </table:table-cell>
          <table:table-cell table:style-name="ce20" table:formula="of:=COS([lf.$B$6])*servo_saver_arm_length*COS([lf.C233])-SIN([lf.$B$6])*servo_saver_arm_length*SIN([lf.C233])+[lf.$B$24]" office:value-type="float" office:value="358.999780675959" calcext:value-type="float">
            <text:p>358,999780675959</text:p>
          </table:table-cell>
          <table:table-cell table:style-name="ce20" table:formula="of:=COS([lf.$B$6])*servo_saver_arm_length*SIN([lf.C233])+SIN([lf.$B$6])*servo_saver_arm_length*COS([lf.C233])+[lf.$C$24]" office:value-type="float" office:value="-0.0837754213027133" calcext:value-type="float">
            <text:p>-0,083775421302713</text:p>
          </table:table-cell>
          <table:table-cell table:style-name="ce20" table:formula="of:=[$lf.D233]-[$lf.$B$14]" office:value-type="float" office:value="58.9997806759588" calcext:value-type="float">
            <text:p>58,9997806759588</text:p>
          </table:table-cell>
          <table:table-cell table:style-name="ce20" table:formula="of:=[lf.E233]-[$lf.$C$14]" office:value-type="float" office:value="-95.0837754213027" calcext:value-type="float">
            <text:p>-95,0837754213027</text:p>
          </table:table-cell>
          <table:table-cell table:style-name="ce11" table:formula="of:=SQRT([lf.F233]^2+[lf.G233]^2)" office:value-type="float" office:value="111.901288947804" calcext:value-type="float">
            <text:p>111,901288947804</text:p>
          </table:table-cell>
          <table:table-cell table:style-name="ce20" table:formula="of:=([lf.H233]^2-[lf.$B$42]^2+[lf.$B$43]^2)/(2*[lf.H233])" office:value-type="float" office:value="4.73576565648588" calcext:value-type="float">
            <text:p>4,73576565648588</text:p>
          </table:table-cell>
          <table:table-cell table:style-name="ce20" table:formula="of:=ACOS([lf.I233]/[lf.$B$43])" office:value-type="float" office:value="1.34332711740558" calcext:value-type="float">
            <text:p>1,34332711740558</text:p>
          </table:table-cell>
          <table:table-cell table:style-name="ce20" table:formula="of:=ASIN([lf.F233]/[lf.H233])" office:value-type="float" office:value="0.555359076801272" calcext:value-type="float">
            <text:p>0,555359076801272</text:p>
          </table:table-cell>
          <table:table-cell table:style-name="ce20" table:formula="of:=IF(0.5*PI()+[lf.$B$9]&gt;[lf.K233];1;-1)" office:value-type="float" office:value="1" calcext:value-type="float">
            <text:p>1</text:p>
          </table:table-cell>
          <table:table-cell table:style-name="ce17" table:formula="of:=0.5*PI()-([lf.J233]*[lf.L233]+[lf.K233])" office:value-type="float" office:value="-0.327889867411951" calcext:value-type="float">
            <text:p>-0,327889867411951</text:p>
          </table:table-cell>
          <table:table-cell table:style-name="ce17" table:formula="of:=-[lf.M233]-[lf.$B$8]" office:value-type="float" office:value="-0.00372269046697116" calcext:value-type="float">
            <text:p>-0,00372269046697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lf.A234]*analyze_resolution" office:value-type="float" office:value="0.45" calcext:value-type="float">
            <text:p>0,45</text:p>
          </table:table-cell>
          <table:table-cell table:style-name="ce20" table:formula="of:=-RADIANS([lf.B234])" office:value-type="float" office:value="-0.00785398163397448" calcext:value-type="float">
            <text:p>-0,007853981633974</text:p>
          </table:table-cell>
          <table:table-cell table:style-name="ce20" table:formula="of:=COS([lf.$B$6])*servo_saver_arm_length*COS([lf.C234])-SIN([lf.$B$6])*servo_saver_arm_length*SIN([lf.C234])+[lf.$B$24]" office:value-type="float" office:value="358.999506522317" calcext:value-type="float">
            <text:p>358,999506522317</text:p>
          </table:table-cell>
          <table:table-cell table:style-name="ce20" table:formula="of:=COS([lf.$B$6])*servo_saver_arm_length*SIN([lf.C234])+SIN([lf.$B$6])*servo_saver_arm_length*COS([lf.C234])+[lf.$C$24]" office:value-type="float" office:value="-0.125662414219381" calcext:value-type="float">
            <text:p>-0,125662414219381</text:p>
          </table:table-cell>
          <table:table-cell table:style-name="ce20" table:formula="of:=[$lf.D234]-[$lf.$B$14]" office:value-type="float" office:value="58.9995065223166" calcext:value-type="float">
            <text:p>58,9995065223166</text:p>
          </table:table-cell>
          <table:table-cell table:style-name="ce20" table:formula="of:=[lf.E234]-[$lf.$C$14]" office:value-type="float" office:value="-95.1256624142194" calcext:value-type="float">
            <text:p>-95,1256624142194</text:p>
          </table:table-cell>
          <table:table-cell table:style-name="ce11" table:formula="of:=SQRT([lf.F234]^2+[lf.G234]^2)" office:value-type="float" office:value="111.936738471428" calcext:value-type="float">
            <text:p>111,936738471428</text:p>
          </table:table-cell>
          <table:table-cell table:style-name="ce20" table:formula="of:=([lf.H234]^2-[lf.$B$42]^2+[lf.$B$43]^2)/(2*[lf.H234])" office:value-type="float" office:value="4.76970978542722" calcext:value-type="float">
            <text:p>4,76970978542722</text:p>
          </table:table-cell>
          <table:table-cell table:style-name="ce20" table:formula="of:=ACOS([lf.I234]/[lf.$B$43])" office:value-type="float" office:value="1.34166767215555" calcext:value-type="float">
            <text:p>1,34166767215555</text:p>
          </table:table-cell>
          <table:table-cell table:style-name="ce20" table:formula="of:=ASIN([lf.F234]/[lf.H234])" office:value-type="float" office:value="0.555159698082737" calcext:value-type="float">
            <text:p>0,555159698082737</text:p>
          </table:table-cell>
          <table:table-cell table:style-name="ce20" table:formula="of:=IF(0.5*PI()+[lf.$B$9]&gt;[lf.K234];1;-1)" office:value-type="float" office:value="1" calcext:value-type="float">
            <text:p>1</text:p>
          </table:table-cell>
          <table:table-cell table:style-name="ce17" table:formula="of:=0.5*PI()-([lf.J234]*[lf.L234]+[lf.K234])" office:value-type="float" office:value="-0.326031043443394" calcext:value-type="float">
            <text:p>-0,326031043443394</text:p>
          </table:table-cell>
          <table:table-cell table:style-name="ce17" table:formula="of:=-[lf.M234]-[lf.$B$8]" office:value-type="float" office:value="-0.00558151443552868" calcext:value-type="float">
            <text:p>-0,00558151443552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lf.A235]*analyze_resolution" office:value-type="float" office:value="0.6" calcext:value-type="float">
            <text:p>0,6</text:p>
          </table:table-cell>
          <table:table-cell table:style-name="ce20" table:formula="of:=-RADIANS([lf.B235])" office:value-type="float" office:value="-0.010471975511966" calcext:value-type="float">
            <text:p>-0,010471975511966</text:p>
          </table:table-cell>
          <table:table-cell table:style-name="ce20" table:formula="of:=COS([lf.$B$6])*servo_saver_arm_length*COS([lf.C235])-SIN([lf.$B$6])*servo_saver_arm_length*SIN([lf.C235])+[lf.$B$24]" office:value-type="float" office:value="358.999122709848" calcext:value-type="float">
            <text:p>358,999122709848</text:p>
          </table:table-cell>
          <table:table-cell table:style-name="ce20" table:formula="of:=COS([lf.$B$6])*servo_saver_arm_length*SIN([lf.C235])+SIN([lf.$B$6])*servo_saver_arm_length*COS([lf.C235])+[lf.$C$24]" office:value-type="float" office:value="-0.167548545859933" calcext:value-type="float">
            <text:p>-0,167548545859933</text:p>
          </table:table-cell>
          <table:table-cell table:style-name="ce20" table:formula="of:=[$lf.D235]-[$lf.$B$14]" office:value-type="float" office:value="58.9991227098482" calcext:value-type="float">
            <text:p>58,9991227098482</text:p>
          </table:table-cell>
          <table:table-cell table:style-name="ce20" table:formula="of:=[lf.E235]-[$lf.$C$14]" office:value-type="float" office:value="-95.1675485458599" calcext:value-type="float">
            <text:p>-95,1675485458599</text:p>
          </table:table-cell>
          <table:table-cell table:style-name="ce11" table:formula="of:=SQRT([lf.F235]^2+[lf.G235]^2)" office:value-type="float" office:value="111.972133929654" calcext:value-type="float">
            <text:p>111,972133929654</text:p>
          </table:table-cell>
          <table:table-cell table:style-name="ce20" table:formula="of:=([lf.H235]^2-[lf.$B$42]^2+[lf.$B$43]^2)/(2*[lf.H235])" office:value-type="float" office:value="4.80359189853077" calcext:value-type="float">
            <text:p>4,80359189853077</text:p>
          </table:table-cell>
          <table:table-cell table:style-name="ce20" table:formula="of:=ACOS([lf.I235]/[lf.$B$43])" office:value-type="float" office:value="1.3400106179775" calcext:value-type="float">
            <text:p>1,3400106179775</text:p>
          </table:table-cell>
          <table:table-cell table:style-name="ce20" table:formula="of:=ASIN([lf.F235]/[lf.H235])" office:value-type="float" office:value="0.554959617306359" calcext:value-type="float">
            <text:p>0,554959617306359</text:p>
          </table:table-cell>
          <table:table-cell table:style-name="ce20" table:formula="of:=IF(0.5*PI()+[lf.$B$9]&gt;[lf.K235];1;-1)" office:value-type="float" office:value="1" calcext:value-type="float">
            <text:p>1</text:p>
          </table:table-cell>
          <table:table-cell table:style-name="ce17" table:formula="of:=0.5*PI()-([lf.J235]*[lf.L235]+[lf.K235])" office:value-type="float" office:value="-0.324173908488959" calcext:value-type="float">
            <text:p>-0,324173908488959</text:p>
          </table:table-cell>
          <table:table-cell table:style-name="ce17" table:formula="of:=-[lf.M235]-[lf.$B$8]" office:value-type="float" office:value="-0.00743864938996386" calcext:value-type="float">
            <text:p>-0,00743864938996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lf.A236]*analyze_resolution" office:value-type="float" office:value="0.75" calcext:value-type="float">
            <text:p>0,75</text:p>
          </table:table-cell>
          <table:table-cell table:style-name="ce20" table:formula="of:=-RADIANS([lf.B236])" office:value-type="float" office:value="-0.0130899693899575" calcext:value-type="float">
            <text:p>-0,013089969389958</text:p>
          </table:table-cell>
          <table:table-cell table:style-name="ce20" table:formula="of:=COS([lf.$B$6])*servo_saver_arm_length*COS([lf.C236])-SIN([lf.$B$6])*servo_saver_arm_length*SIN([lf.C236])+[lf.$B$24]" office:value-type="float" office:value="358.998629241184" calcext:value-type="float">
            <text:p>358,998629241184</text:p>
          </table:table-cell>
          <table:table-cell table:style-name="ce20" table:formula="of:=COS([lf.$B$6])*servo_saver_arm_length*SIN([lf.C236])+SIN([lf.$B$6])*servo_saver_arm_length*COS([lf.C236])+[lf.$C$24]" office:value-type="float" office:value="-0.209433529141511" calcext:value-type="float">
            <text:p>-0,209433529141511</text:p>
          </table:table-cell>
          <table:table-cell table:style-name="ce20" table:formula="of:=[$lf.D236]-[$lf.$B$14]" office:value-type="float" office:value="58.9986292411841" calcext:value-type="float">
            <text:p>58,9986292411841</text:p>
          </table:table-cell>
          <table:table-cell table:style-name="ce20" table:formula="of:=[lf.E236]-[$lf.$C$14]" office:value-type="float" office:value="-95.2094335291415" calcext:value-type="float">
            <text:p>-95,2094335291415</text:p>
          </table:table-cell>
          <table:table-cell table:style-name="ce11" table:formula="of:=SQRT([lf.F236]^2+[lf.G236]^2)" office:value-type="float" office:value="112.007475131255" calcext:value-type="float">
            <text:p>112,007475131255</text:p>
          </table:table-cell>
          <table:table-cell table:style-name="ce20" table:formula="of:=([lf.H236]^2-[lf.$B$42]^2+[lf.$B$43]^2)/(2*[lf.H236])" office:value-type="float" office:value="4.8374118694306" calcext:value-type="float">
            <text:p>4,8374118694306</text:p>
          </table:table-cell>
          <table:table-cell table:style-name="ce20" table:formula="of:=ACOS([lf.I236]/[lf.$B$43])" office:value-type="float" office:value="1.33835595928668" calcext:value-type="float">
            <text:p>1,33835595928668</text:p>
          </table:table-cell>
          <table:table-cell table:style-name="ce20" table:formula="of:=ASIN([lf.F236]/[lf.H236])" office:value-type="float" office:value="0.554758836210138" calcext:value-type="float">
            <text:p>0,554758836210138</text:p>
          </table:table-cell>
          <table:table-cell table:style-name="ce20" table:formula="of:=IF(0.5*PI()+[lf.$B$9]&gt;[lf.K236];1;-1)" office:value-type="float" office:value="1" calcext:value-type="float">
            <text:p>1</text:p>
          </table:table-cell>
          <table:table-cell table:style-name="ce17" table:formula="of:=0.5*PI()-([lf.J236]*[lf.L236]+[lf.K236])" office:value-type="float" office:value="-0.32231846870192" calcext:value-type="float">
            <text:p>-0,32231846870192</text:p>
          </table:table-cell>
          <table:table-cell table:style-name="ce17" table:formula="of:=-[lf.M236]-[lf.$B$8]" office:value-type="float" office:value="-0.00929408917700214" calcext:value-type="float">
            <text:p>-0,00929408917700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lf.A237]*analyze_resolution" office:value-type="float" office:value="0.9" calcext:value-type="float">
            <text:p>0,9</text:p>
          </table:table-cell>
          <table:table-cell table:style-name="ce20" table:formula="of:=-RADIANS([lf.B237])" office:value-type="float" office:value="-0.015707963267949" calcext:value-type="float">
            <text:p>-0,015707963267949</text:p>
          </table:table-cell>
          <table:table-cell table:style-name="ce20" table:formula="of:=COS([lf.$B$6])*servo_saver_arm_length*COS([lf.C237])-SIN([lf.$B$6])*servo_saver_arm_length*SIN([lf.C237])+[lf.$B$24]" office:value-type="float" office:value="358.998026119707" calcext:value-type="float">
            <text:p>358,998026119707</text:p>
          </table:table-cell>
          <table:table-cell table:style-name="ce20" table:formula="of:=COS([lf.$B$6])*servo_saver_arm_length*SIN([lf.C237])+SIN([lf.$B$6])*servo_saver_arm_length*COS([lf.C237])+[lf.$C$24]" office:value-type="float" office:value="-0.251317076989131" calcext:value-type="float">
            <text:p>-0,251317076989131</text:p>
          </table:table-cell>
          <table:table-cell table:style-name="ce20" table:formula="of:=[$lf.D237]-[$lf.$B$14]" office:value-type="float" office:value="58.9980261197066" calcext:value-type="float">
            <text:p>58,9980261197066</text:p>
          </table:table-cell>
          <table:table-cell table:style-name="ce20" table:formula="of:=[lf.E237]-[$lf.$C$14]" office:value-type="float" office:value="-95.2513170769891" calcext:value-type="float">
            <text:p>-95,2513170769891</text:p>
          </table:table-cell>
          <table:table-cell table:style-name="ce11" table:formula="of:=SQRT([lf.F237]^2+[lf.G237]^2)" office:value-type="float" office:value="112.042761885464" calcext:value-type="float">
            <text:p>112,042761885464</text:p>
          </table:table-cell>
          <table:table-cell table:style-name="ce20" table:formula="of:=([lf.H237]^2-[lf.$B$42]^2+[lf.$B$43]^2)/(2*[lf.H237])" office:value-type="float" office:value="4.87116957224602" calcext:value-type="float">
            <text:p>4,87116957224602</text:p>
          </table:table-cell>
          <table:table-cell table:style-name="ce20" table:formula="of:=ACOS([lf.I237]/[lf.$B$43])" office:value-type="float" office:value="1.33670370051866" calcext:value-type="float">
            <text:p>1,33670370051866</text:p>
          </table:table-cell>
          <table:table-cell table:style-name="ce20" table:formula="of:=ASIN([lf.F237]/[lf.H237])" office:value-type="float" office:value="0.554557356531961" calcext:value-type="float">
            <text:p>0,554557356531961</text:p>
          </table:table-cell>
          <table:table-cell table:style-name="ce20" table:formula="of:=IF(0.5*PI()+[lf.$B$9]&gt;[lf.K237];1;-1)" office:value-type="float" office:value="1" calcext:value-type="float">
            <text:p>1</text:p>
          </table:table-cell>
          <table:table-cell table:style-name="ce17" table:formula="of:=0.5*PI()-([lf.J237]*[lf.L237]+[lf.K237])" office:value-type="float" office:value="-0.320464730255722" calcext:value-type="float">
            <text:p>-0,320464730255722</text:p>
          </table:table-cell>
          <table:table-cell table:style-name="ce17" table:formula="of:=-[lf.M237]-[lf.$B$8]" office:value-type="float" office:value="-0.0111478276232002" calcext:value-type="float">
            <text:p>-0,011147827623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lf.A238]*analyze_resolution" office:value-type="float" office:value="1.05" calcext:value-type="float">
            <text:p>1,05</text:p>
          </table:table-cell>
          <table:table-cell table:style-name="ce20" table:formula="of:=-RADIANS([lf.B238])" office:value-type="float" office:value="-0.0183259571459405" calcext:value-type="float">
            <text:p>-0,018325957145941</text:p>
          </table:table-cell>
          <table:table-cell table:style-name="ce20" table:formula="of:=COS([lf.$B$6])*servo_saver_arm_length*COS([lf.C238])-SIN([lf.$B$6])*servo_saver_arm_length*SIN([lf.C238])+[lf.$B$24]" office:value-type="float" office:value="358.997313349549" calcext:value-type="float">
            <text:p>358,997313349549</text:p>
          </table:table-cell>
          <table:table-cell table:style-name="ce20" table:formula="of:=COS([lf.$B$6])*servo_saver_arm_length*SIN([lf.C238])+SIN([lf.$B$6])*servo_saver_arm_length*COS([lf.C238])+[lf.$C$24]" office:value-type="float" office:value="-0.293198902337645" calcext:value-type="float">
            <text:p>-0,293198902337645</text:p>
          </table:table-cell>
          <table:table-cell table:style-name="ce20" table:formula="of:=[$lf.D238]-[$lf.$B$14]" office:value-type="float" office:value="58.9973133495493" calcext:value-type="float">
            <text:p>58,9973133495493</text:p>
          </table:table-cell>
          <table:table-cell table:style-name="ce20" table:formula="of:=[lf.E238]-[$lf.$C$14]" office:value-type="float" office:value="-95.2931989023377" calcext:value-type="float">
            <text:p>-95,2931989023377</text:p>
          </table:table-cell>
          <table:table-cell table:style-name="ce11" table:formula="of:=SQRT([lf.F238]^2+[lf.G238]^2)" office:value-type="float" office:value="112.077994001969" calcext:value-type="float">
            <text:p>112,077994001969</text:p>
          </table:table-cell>
          <table:table-cell table:style-name="ce20" table:formula="of:=([lf.H238]^2-[lf.$B$42]^2+[lf.$B$43]^2)/(2*[lf.H238])" office:value-type="float" office:value="4.90486488158027" calcext:value-type="float">
            <text:p>4,90486488158027</text:p>
          </table:table-cell>
          <table:table-cell table:style-name="ce20" table:formula="of:=ACOS([lf.I238]/[lf.$B$43])" office:value-type="float" office:value="1.33505384612931" calcext:value-type="float">
            <text:p>1,33505384612931</text:p>
          </table:table-cell>
          <table:table-cell table:style-name="ce20" table:formula="of:=ASIN([lf.F238]/[lf.H238])" office:value-type="float" office:value="0.554355180009599" calcext:value-type="float">
            <text:p>0,554355180009599</text:p>
          </table:table-cell>
          <table:table-cell table:style-name="ce20" table:formula="of:=IF(0.5*PI()+[lf.$B$9]&gt;[lf.K238];1;-1)" office:value-type="float" office:value="1" calcext:value-type="float">
            <text:p>1</text:p>
          </table:table-cell>
          <table:table-cell table:style-name="ce17" table:formula="of:=0.5*PI()-([lf.J238]*[lf.L238]+[lf.K238])" office:value-type="float" office:value="-0.318612699344015" calcext:value-type="float">
            <text:p>-0,318612699344015</text:p>
          </table:table-cell>
          <table:table-cell table:style-name="ce17" table:formula="of:=-[lf.M238]-[lf.$B$8]" office:value-type="float" office:value="-0.012999858534908" calcext:value-type="float">
            <text:p>-0,012999858534908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lf.A239]*analyze_resolution" office:value-type="float" office:value="1.2" calcext:value-type="float">
            <text:p>1,2</text:p>
          </table:table-cell>
          <table:table-cell table:style-name="ce20" table:formula="of:=-RADIANS([lf.B239])" office:value-type="float" office:value="-0.020943951023932" calcext:value-type="float">
            <text:p>-0,020943951023932</text:p>
          </table:table-cell>
          <table:table-cell table:style-name="ce20" table:formula="of:=COS([lf.$B$6])*servo_saver_arm_length*COS([lf.C239])-SIN([lf.$B$6])*servo_saver_arm_length*SIN([lf.C239])+[lf.$B$24]" office:value-type="float" office:value="358.996490935598" calcext:value-type="float">
            <text:p>358,996490935598</text:p>
          </table:table-cell>
          <table:table-cell table:style-name="ce20" table:formula="of:=COS([lf.$B$6])*servo_saver_arm_length*SIN([lf.C239])+SIN([lf.$B$6])*servo_saver_arm_length*COS([lf.C239])+[lf.$C$24]" office:value-type="float" office:value="-0.335078718133712" calcext:value-type="float">
            <text:p>-0,335078718133712</text:p>
          </table:table-cell>
          <table:table-cell table:style-name="ce20" table:formula="of:=[$lf.D239]-[$lf.$B$14]" office:value-type="float" office:value="58.9964909355975" calcext:value-type="float">
            <text:p>58,9964909355975</text:p>
          </table:table-cell>
          <table:table-cell table:style-name="ce20" table:formula="of:=[lf.E239]-[$lf.$C$14]" office:value-type="float" office:value="-95.3350787181337" calcext:value-type="float">
            <text:p>-95,3350787181337</text:p>
          </table:table-cell>
          <table:table-cell table:style-name="ce11" table:formula="of:=SQRT([lf.F239]^2+[lf.G239]^2)" office:value-type="float" office:value="112.113171290918" calcext:value-type="float">
            <text:p>112,113171290918</text:p>
          </table:table-cell>
          <table:table-cell table:style-name="ce20" table:formula="of:=([lf.H239]^2-[lf.$B$42]^2+[lf.$B$43]^2)/(2*[lf.H239])" office:value-type="float" office:value="4.93849767251898" calcext:value-type="float">
            <text:p>4,93849767251898</text:p>
          </table:table-cell>
          <table:table-cell table:style-name="ce20" table:formula="of:=ACOS([lf.I239]/[lf.$B$43])" office:value-type="float" office:value="1.3334064005949" calcext:value-type="float">
            <text:p>1,3334064005949</text:p>
          </table:table-cell>
          <table:table-cell table:style-name="ce20" table:formula="of:=ASIN([lf.F239]/[lf.H239])" office:value-type="float" office:value="0.554152308380691" calcext:value-type="float">
            <text:p>0,554152308380691</text:p>
          </table:table-cell>
          <table:table-cell table:style-name="ce20" table:formula="of:=IF(0.5*PI()+[lf.$B$9]&gt;[lf.K239];1;-1)" office:value-type="float" office:value="1" calcext:value-type="float">
            <text:p>1</text:p>
          </table:table-cell>
          <table:table-cell table:style-name="ce17" table:formula="of:=0.5*PI()-([lf.J239]*[lf.L239]+[lf.K239])" office:value-type="float" office:value="-0.316762382180698" calcext:value-type="float">
            <text:p>-0,316762382180698</text:p>
          </table:table-cell>
          <table:table-cell table:style-name="ce17" table:formula="of:=-[lf.M239]-[lf.$B$8]" office:value-type="float" office:value="-0.0148501756982242" calcext:value-type="float">
            <text:p>-0,01485017569822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lf.A240]*analyze_resolution" office:value-type="float" office:value="1.35" calcext:value-type="float">
            <text:p>1,35</text:p>
          </table:table-cell>
          <table:table-cell table:style-name="ce20" table:formula="of:=-RADIANS([lf.B240])" office:value-type="float" office:value="-0.0235619449019234" calcext:value-type="float">
            <text:p>-0,023561944901923</text:p>
          </table:table-cell>
          <table:table-cell table:style-name="ce20" table:formula="of:=COS([lf.$B$6])*servo_saver_arm_length*COS([lf.C240])-SIN([lf.$B$6])*servo_saver_arm_length*SIN([lf.C240])+[lf.$B$24]" office:value-type="float" office:value="358.995558883488" calcext:value-type="float">
            <text:p>358,995558883488</text:p>
          </table:table-cell>
          <table:table-cell table:style-name="ce20" table:formula="of:=COS([lf.$B$6])*servo_saver_arm_length*SIN([lf.C240])+SIN([lf.$B$6])*servo_saver_arm_length*COS([lf.C240])+[lf.$C$24]" office:value-type="float" office:value="-0.376956237337762" calcext:value-type="float">
            <text:p>-0,376956237337762</text:p>
          </table:table-cell>
          <table:table-cell table:style-name="ce20" table:formula="of:=[$lf.D240]-[$lf.$B$14]" office:value-type="float" office:value="58.995558883488" calcext:value-type="float">
            <text:p>58,995558883488</text:p>
          </table:table-cell>
          <table:table-cell table:style-name="ce20" table:formula="of:=[lf.E240]-[$lf.$C$14]" office:value-type="float" office:value="-95.3769562373378" calcext:value-type="float">
            <text:p>-95,3769562373378</text:p>
          </table:table-cell>
          <table:table-cell table:style-name="ce11" table:formula="of:=SQRT([lf.F240]^2+[lf.G240]^2)" office:value-type="float" office:value="112.148293562917" calcext:value-type="float">
            <text:p>112,148293562917</text:p>
          </table:table-cell>
          <table:table-cell table:style-name="ce20" table:formula="of:=([lf.H240]^2-[lf.$B$42]^2+[lf.$B$43]^2)/(2*[lf.H240])" office:value-type="float" office:value="4.97206782062868" calcext:value-type="float">
            <text:p>4,97206782062868</text:p>
          </table:table-cell>
          <table:table-cell table:style-name="ce20" table:formula="of:=ACOS([lf.I240]/[lf.$B$43])" office:value-type="float" office:value="1.33176136841213" calcext:value-type="float">
            <text:p>1,33176136841213</text:p>
          </table:table-cell>
          <table:table-cell table:style-name="ce20" table:formula="of:=ASIN([lf.F240]/[lf.H240])" office:value-type="float" office:value="0.553948743382737" calcext:value-type="float">
            <text:p>0,553948743382737</text:p>
          </table:table-cell>
          <table:table-cell table:style-name="ce20" table:formula="of:=IF(0.5*PI()+[lf.$B$9]&gt;[lf.K240];1;-1)" office:value-type="float" office:value="1" calcext:value-type="float">
            <text:p>1</text:p>
          </table:table-cell>
          <table:table-cell table:style-name="ce17" table:formula="of:=0.5*PI()-([lf.J240]*[lf.L240]+[lf.K240])" office:value-type="float" office:value="-0.314913784999968" calcext:value-type="float">
            <text:p>-0,314913784999968</text:p>
          </table:table-cell>
          <table:table-cell table:style-name="ce17" table:formula="of:=-[lf.M240]-[lf.$B$8]" office:value-type="float" office:value="-0.0166987728789547" calcext:value-type="float">
            <text:p>-0,01669877287895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lf.A241]*analyze_resolution" office:value-type="float" office:value="1.5" calcext:value-type="float">
            <text:p>1,5</text:p>
          </table:table-cell>
          <table:table-cell table:style-name="ce20" table:formula="of:=-RADIANS([lf.B241])" office:value-type="float" office:value="-0.0261799387799149" calcext:value-type="float">
            <text:p>-0,026179938779915</text:p>
          </table:table-cell>
          <table:table-cell table:style-name="ce20" table:formula="of:=COS([lf.$B$6])*servo_saver_arm_length*COS([lf.C241])-SIN([lf.$B$6])*servo_saver_arm_length*SIN([lf.C241])+[lf.$B$24]" office:value-type="float" office:value="358.994517199609" calcext:value-type="float">
            <text:p>358,994517199609</text:p>
          </table:table-cell>
          <table:table-cell table:style-name="ce20" table:formula="of:=COS([lf.$B$6])*servo_saver_arm_length*SIN([lf.C241])+SIN([lf.$B$6])*servo_saver_arm_length*COS([lf.C241])+[lf.$C$24]" office:value-type="float" office:value="-0.41883117292597" calcext:value-type="float">
            <text:p>-0,41883117292597</text:p>
          </table:table-cell>
          <table:table-cell table:style-name="ce20" table:formula="of:=[$lf.D241]-[$lf.$B$14]" office:value-type="float" office:value="58.9945171996089" calcext:value-type="float">
            <text:p>58,9945171996089</text:p>
          </table:table-cell>
          <table:table-cell table:style-name="ce20" table:formula="of:=[lf.E241]-[$lf.$C$14]" office:value-type="float" office:value="-95.418831172926" calcext:value-type="float">
            <text:p>-95,418831172926</text:p>
          </table:table-cell>
          <table:table-cell table:style-name="ce11" table:formula="of:=SQRT([lf.F241]^2+[lf.G241]^2)" office:value-type="float" office:value="112.183360629027" calcext:value-type="float">
            <text:p>112,183360629027</text:p>
          </table:table-cell>
          <table:table-cell table:style-name="ce20" table:formula="of:=([lf.H241]^2-[lf.$B$42]^2+[lf.$B$43]^2)/(2*[lf.H241])" office:value-type="float" office:value="5.0055752019554" calcext:value-type="float">
            <text:p>5,0055752019554</text:p>
          </table:table-cell>
          <table:table-cell table:style-name="ce20" table:formula="of:=ACOS([lf.I241]/[lf.$B$43])" office:value-type="float" office:value="1.33011875409816" calcext:value-type="float">
            <text:p>1,33011875409816</text:p>
          </table:table-cell>
          <table:table-cell table:style-name="ce20" table:formula="of:=ASIN([lf.F241]/[lf.H241])" office:value-type="float" office:value="0.553744486753088" calcext:value-type="float">
            <text:p>0,553744486753088</text:p>
          </table:table-cell>
          <table:table-cell table:style-name="ce20" table:formula="of:=IF(0.5*PI()+[lf.$B$9]&gt;[lf.K241];1;-1)" office:value-type="float" office:value="1" calcext:value-type="float">
            <text:p>1</text:p>
          </table:table-cell>
          <table:table-cell table:style-name="ce17" table:formula="of:=0.5*PI()-([lf.J241]*[lf.L241]+[lf.K241])" office:value-type="float" office:value="-0.31306691405635" calcext:value-type="float">
            <text:p>-0,31306691405635</text:p>
          </table:table-cell>
          <table:table-cell table:style-name="ce17" table:formula="of:=-[lf.M241]-[lf.$B$8]" office:value-type="float" office:value="-0.0185456438225731" calcext:value-type="float">
            <text:p>-0,01854564382257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lf.A242]*analyze_resolution" office:value-type="float" office:value="1.65" calcext:value-type="float">
            <text:p>1,65</text:p>
          </table:table-cell>
          <table:table-cell table:style-name="ce20" table:formula="of:=-RADIANS([lf.B242])" office:value-type="float" office:value="-0.0287979326579064" calcext:value-type="float">
            <text:p>-0,028797932657906</text:p>
          </table:table-cell>
          <table:table-cell table:style-name="ce20" table:formula="of:=COS([lf.$B$6])*servo_saver_arm_length*COS([lf.C242])-SIN([lf.$B$6])*servo_saver_arm_length*SIN([lf.C242])+[lf.$B$24]" office:value-type="float" office:value="358.9933658911" calcext:value-type="float">
            <text:p>358,9933658911</text:p>
          </table:table-cell>
          <table:table-cell table:style-name="ce20" table:formula="of:=COS([lf.$B$6])*servo_saver_arm_length*SIN([lf.C242])+SIN([lf.$B$6])*servo_saver_arm_length*COS([lf.C242])+[lf.$C$24]" office:value-type="float" office:value="-0.460703237892215" calcext:value-type="float">
            <text:p>-0,460703237892215</text:p>
          </table:table-cell>
          <table:table-cell table:style-name="ce20" table:formula="of:=[$lf.D242]-[$lf.$B$14]" office:value-type="float" office:value="58.9933658910998" calcext:value-type="float">
            <text:p>58,9933658910998</text:p>
          </table:table-cell>
          <table:table-cell table:style-name="ce20" table:formula="of:=[lf.E242]-[$lf.$C$14]" office:value-type="float" office:value="-95.4607032378922" calcext:value-type="float">
            <text:p>-95,4607032378922</text:p>
          </table:table-cell>
          <table:table-cell table:style-name="ce11" table:formula="of:=SQRT([lf.F242]^2+[lf.G242]^2)" office:value-type="float" office:value="112.218372300769" calcext:value-type="float">
            <text:p>112,218372300769</text:p>
          </table:table-cell>
          <table:table-cell table:style-name="ce20" table:formula="of:=([lf.H242]^2-[lf.$B$42]^2+[lf.$B$43]^2)/(2*[lf.H242])" office:value-type="float" office:value="5.03901969302312" calcext:value-type="float">
            <text:p>5,03901969302312</text:p>
          </table:table-cell>
          <table:table-cell table:style-name="ce20" table:formula="of:=ACOS([lf.I242]/[lf.$B$43])" office:value-type="float" office:value="1.32847856219071" calcext:value-type="float">
            <text:p>1,32847856219071</text:p>
          </table:table-cell>
          <table:table-cell table:style-name="ce20" table:formula="of:=ASIN([lf.F242]/[lf.H242])" office:value-type="float" office:value="0.553539540228937" calcext:value-type="float">
            <text:p>0,553539540228937</text:p>
          </table:table-cell>
          <table:table-cell table:style-name="ce20" table:formula="of:=IF(0.5*PI()+[lf.$B$9]&gt;[lf.K242];1;-1)" office:value-type="float" office:value="1" calcext:value-type="float">
            <text:p>1</text:p>
          </table:table-cell>
          <table:table-cell table:style-name="ce17" table:formula="of:=0.5*PI()-([lf.J242]*[lf.L242]+[lf.K242])" office:value-type="float" office:value="-0.311221775624746" calcext:value-type="float">
            <text:p>-0,311221775624746</text:p>
          </table:table-cell>
          <table:table-cell table:style-name="ce17" table:formula="of:=-[lf.M242]-[lf.$B$8]" office:value-type="float" office:value="-0.0203907822541767" calcext:value-type="float">
            <text:p>-0,020390782254177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lf.A243]*analyze_resolution" office:value-type="float" office:value="1.8" calcext:value-type="float">
            <text:p>1,8</text:p>
          </table:table-cell>
          <table:table-cell table:style-name="ce20" table:formula="of:=-RADIANS([lf.B243])" office:value-type="float" office:value="-0.0314159265358979" calcext:value-type="float">
            <text:p>-0,031415926535898</text:p>
          </table:table-cell>
          <table:table-cell table:style-name="ce20" table:formula="of:=COS([lf.$B$6])*servo_saver_arm_length*COS([lf.C243])-SIN([lf.$B$6])*servo_saver_arm_length*SIN([lf.C243])+[lf.$B$24]" office:value-type="float" office:value="358.992104965852" calcext:value-type="float">
            <text:p>358,992104965852</text:p>
          </table:table-cell>
          <table:table-cell table:style-name="ce20" table:formula="of:=COS([lf.$B$6])*servo_saver_arm_length*SIN([lf.C243])+SIN([lf.$B$6])*servo_saver_arm_length*COS([lf.C243])+[lf.$C$24]" office:value-type="float" office:value="-0.502572145250052" calcext:value-type="float">
            <text:p>-0,502572145250052</text:p>
          </table:table-cell>
          <table:table-cell table:style-name="ce20" table:formula="of:=[$lf.D243]-[$lf.$B$14]" office:value-type="float" office:value="58.9921049658517" calcext:value-type="float">
            <text:p>58,9921049658517</text:p>
          </table:table-cell>
          <table:table-cell table:style-name="ce20" table:formula="of:=[lf.E243]-[$lf.$C$14]" office:value-type="float" office:value="-95.5025721452501" calcext:value-type="float">
            <text:p>-95,5025721452501</text:p>
          </table:table-cell>
          <table:table-cell table:style-name="ce11" table:formula="of:=SQRT([lf.F243]^2+[lf.G243]^2)" office:value-type="float" office:value="112.253328390123" calcext:value-type="float">
            <text:p>112,253328390123</text:p>
          </table:table-cell>
          <table:table-cell table:style-name="ce20" table:formula="of:=([lf.H243]^2-[lf.$B$42]^2+[lf.$B$43]^2)/(2*[lf.H243])" office:value-type="float" office:value="5.0724011708325" calcext:value-type="float">
            <text:p>5,0724011708325</text:p>
          </table:table-cell>
          <table:table-cell table:style-name="ce20" table:formula="of:=ACOS([lf.I243]/[lf.$B$43])" office:value-type="float" office:value="1.32684079724805" calcext:value-type="float">
            <text:p>1,32684079724805</text:p>
          </table:table-cell>
          <table:table-cell table:style-name="ce20" table:formula="of:=ASIN([lf.F243]/[lf.H243])" office:value-type="float" office:value="0.553333905547312" calcext:value-type="float">
            <text:p>0,553333905547312</text:p>
          </table:table-cell>
          <table:table-cell table:style-name="ce20" table:formula="of:=IF(0.5*PI()+[lf.$B$9]&gt;[lf.K243];1;-1)" office:value-type="float" office:value="1" calcext:value-type="float">
            <text:p>1</text:p>
          </table:table-cell>
          <table:table-cell table:style-name="ce17" table:formula="of:=0.5*PI()-([lf.J243]*[lf.L243]+[lf.K243])" office:value-type="float" office:value="-0.309378376000469" calcext:value-type="float">
            <text:p>-0,309378376000469</text:p>
          </table:table-cell>
          <table:table-cell table:style-name="ce17" table:formula="of:=-[lf.M243]-[lf.$B$8]" office:value-type="float" office:value="-0.0222341818784535" calcext:value-type="float">
            <text:p>-0,02223418187845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lf.A244]*analyze_resolution" office:value-type="float" office:value="1.95" calcext:value-type="float">
            <text:p>1,95</text:p>
          </table:table-cell>
          <table:table-cell table:style-name="ce20" table:formula="of:=-RADIANS([lf.B244])" office:value-type="float" office:value="-0.0340339204138894" calcext:value-type="float">
            <text:p>-0,034033920413889</text:p>
          </table:table-cell>
          <table:table-cell table:style-name="ce20" table:formula="of:=COS([lf.$B$6])*servo_saver_arm_length*COS([lf.C244])-SIN([lf.$B$6])*servo_saver_arm_length*SIN([lf.C244])+[lf.$B$24]" office:value-type="float" office:value="358.990734432507" calcext:value-type="float">
            <text:p>358,990734432507</text:p>
          </table:table-cell>
          <table:table-cell table:style-name="ce20" table:formula="of:=COS([lf.$B$6])*servo_saver_arm_length*SIN([lf.C244])+SIN([lf.$B$6])*servo_saver_arm_length*COS([lf.C244])+[lf.$C$24]" office:value-type="float" office:value="-0.544437608034679" calcext:value-type="float">
            <text:p>-0,544437608034679</text:p>
          </table:table-cell>
          <table:table-cell table:style-name="ce20" table:formula="of:=[$lf.D244]-[$lf.$B$14]" office:value-type="float" office:value="58.9907344325068" calcext:value-type="float">
            <text:p>58,9907344325068</text:p>
          </table:table-cell>
          <table:table-cell table:style-name="ce20" table:formula="of:=[lf.E244]-[$lf.$C$14]" office:value-type="float" office:value="-95.5444376080347" calcext:value-type="float">
            <text:p>-95,5444376080347</text:p>
          </table:table-cell>
          <table:table-cell table:style-name="ce11" table:formula="of:=SQRT([lf.F244]^2+[lf.G244]^2)" office:value-type="float" office:value="112.288228709523" calcext:value-type="float">
            <text:p>112,288228709523</text:p>
          </table:table-cell>
          <table:table-cell table:style-name="ce20" table:formula="of:=([lf.H244]^2-[lf.$B$42]^2+[lf.$B$43]^2)/(2*[lf.H244])" office:value-type="float" office:value="5.10571951285923" calcext:value-type="float">
            <text:p>5,10571951285923</text:p>
          </table:table-cell>
          <table:table-cell table:style-name="ce20" table:formula="of:=ACOS([lf.I244]/[lf.$B$43])" office:value-type="float" office:value="1.32520546384912" calcext:value-type="float">
            <text:p>1,32520546384912</text:p>
          </table:table-cell>
          <table:table-cell table:style-name="ce20" table:formula="of:=ASIN([lf.F244]/[lf.H244])" office:value-type="float" office:value="0.553127584445062" calcext:value-type="float">
            <text:p>0,553127584445062</text:p>
          </table:table-cell>
          <table:table-cell table:style-name="ce20" table:formula="of:=IF(0.5*PI()+[lf.$B$9]&gt;[lf.K244];1;-1)" office:value-type="float" office:value="1" calcext:value-type="float">
            <text:p>1</text:p>
          </table:table-cell>
          <table:table-cell table:style-name="ce17" table:formula="of:=0.5*PI()-([lf.J244]*[lf.L244]+[lf.K244])" office:value-type="float" office:value="-0.307536721499289" calcext:value-type="float">
            <text:p>-0,307536721499289</text:p>
          </table:table-cell>
          <table:table-cell table:style-name="ce17" table:formula="of:=-[lf.M244]-[lf.$B$8]" office:value-type="float" office:value="-0.0240758363796332" calcext:value-type="float">
            <text:p>-0,02407583637963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lf.A245]*analyze_resolution" office:value-type="float" office:value="2.1" calcext:value-type="float">
            <text:p>2,1</text:p>
          </table:table-cell>
          <table:table-cell table:style-name="ce20" table:formula="of:=-RADIANS([lf.B245])" office:value-type="float" office:value="-0.0366519142918809" calcext:value-type="float">
            <text:p>-0,036651914291881</text:p>
          </table:table-cell>
          <table:table-cell table:style-name="ce20" table:formula="of:=COS([lf.$B$6])*servo_saver_arm_length*COS([lf.C245])-SIN([lf.$B$6])*servo_saver_arm_length*SIN([lf.C245])+[lf.$B$24]" office:value-type="float" office:value="358.989254300459" calcext:value-type="float">
            <text:p>358,989254300459</text:p>
          </table:table-cell>
          <table:table-cell table:style-name="ce20" table:formula="of:=COS([lf.$B$6])*servo_saver_arm_length*SIN([lf.C245])+SIN([lf.$B$6])*servo_saver_arm_length*COS([lf.C245])+[lf.$C$24]" office:value-type="float" office:value="-0.5862993393049" calcext:value-type="float">
            <text:p>-0,5862993393049</text:p>
          </table:table-cell>
          <table:table-cell table:style-name="ce20" table:formula="of:=[$lf.D245]-[$lf.$B$14]" office:value-type="float" office:value="58.9892543004585" calcext:value-type="float">
            <text:p>58,9892543004585</text:p>
          </table:table-cell>
          <table:table-cell table:style-name="ce20" table:formula="of:=[lf.E245]-[$lf.$C$14]" office:value-type="float" office:value="-95.5862993393049" calcext:value-type="float">
            <text:p>-95,5862993393049</text:p>
          </table:table-cell>
          <table:table-cell table:style-name="ce11" table:formula="of:=SQRT([lf.F245]^2+[lf.G245]^2)" office:value-type="float" office:value="112.323073071864" calcext:value-type="float">
            <text:p>112,323073071864</text:p>
          </table:table-cell>
          <table:table-cell table:style-name="ce20" table:formula="of:=([lf.H245]^2-[lf.$B$42]^2+[lf.$B$43]^2)/(2*[lf.H245])" office:value-type="float" office:value="5.13897459705272" calcext:value-type="float">
            <text:p>5,13897459705272</text:p>
          </table:table-cell>
          <table:table-cell table:style-name="ce20" table:formula="of:=ACOS([lf.I245]/[lf.$B$43])" office:value-type="float" office:value="1.32357256659351" calcext:value-type="float">
            <text:p>1,32357256659351</text:p>
          </table:table-cell>
          <table:table-cell table:style-name="ce20" table:formula="of:=ASIN([lf.F245]/[lf.H245])" office:value-type="float" office:value="0.552920578658853" calcext:value-type="float">
            <text:p>0,552920578658853</text:p>
          </table:table-cell>
          <table:table-cell table:style-name="ce20" table:formula="of:=IF(0.5*PI()+[lf.$B$9]&gt;[lf.K245];1;-1)" office:value-type="float" office:value="1" calcext:value-type="float">
            <text:p>1</text:p>
          </table:table-cell>
          <table:table-cell table:style-name="ce17" table:formula="of:=0.5*PI()-([lf.J245]*[lf.L245]+[lf.K245])" office:value-type="float" office:value="-0.305696818457468" calcext:value-type="float">
            <text:p>-0,305696818457468</text:p>
          </table:table-cell>
          <table:table-cell table:style-name="ce17" table:formula="of:=-[lf.M245]-[lf.$B$8]" office:value-type="float" office:value="-0.0259157394214549" calcext:value-type="float">
            <text:p>-0,02591573942145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lf.A246]*analyze_resolution" office:value-type="float" office:value="2.25" calcext:value-type="float">
            <text:p>2,25</text:p>
          </table:table-cell>
          <table:table-cell table:style-name="ce20" table:formula="of:=-RADIANS([lf.B246])" office:value-type="float" office:value="-0.0392699081698724" calcext:value-type="float">
            <text:p>-0,039269908169872</text:p>
          </table:table-cell>
          <table:table-cell table:style-name="ce20" table:formula="of:=COS([lf.$B$6])*servo_saver_arm_length*COS([lf.C246])-SIN([lf.$B$6])*servo_saver_arm_length*SIN([lf.C246])+[lf.$B$24]" office:value-type="float" office:value="358.987664579852" calcext:value-type="float">
            <text:p>358,987664579852</text:p>
          </table:table-cell>
          <table:table-cell table:style-name="ce20" table:formula="of:=COS([lf.$B$6])*servo_saver_arm_length*SIN([lf.C246])+SIN([lf.$B$6])*servo_saver_arm_length*COS([lf.C246])+[lf.$C$24]" office:value-type="float" office:value="-0.628157052145098" calcext:value-type="float">
            <text:p>-0,628157052145098</text:p>
          </table:table-cell>
          <table:table-cell table:style-name="ce20" table:formula="of:=[$lf.D246]-[$lf.$B$14]" office:value-type="float" office:value="58.9876645798516" calcext:value-type="float">
            <text:p>58,9876645798516</text:p>
          </table:table-cell>
          <table:table-cell table:style-name="ce20" table:formula="of:=[lf.E246]-[$lf.$C$14]" office:value-type="float" office:value="-95.6281570521451" calcext:value-type="float">
            <text:p>-95,6281570521451</text:p>
          </table:table-cell>
          <table:table-cell table:style-name="ce11" table:formula="of:=SQRT([lf.F246]^2+[lf.G246]^2)" office:value-type="float" office:value="112.357861290498" calcext:value-type="float">
            <text:p>112,357861290498</text:p>
          </table:table-cell>
          <table:table-cell table:style-name="ce20" table:formula="of:=([lf.H246]^2-[lf.$B$42]^2+[lf.$B$43]^2)/(2*[lf.H246])" office:value-type="float" office:value="5.17216630183467" calcext:value-type="float">
            <text:p>5,17216630183467</text:p>
          </table:table-cell>
          <table:table-cell table:style-name="ce20" table:formula="of:=ACOS([lf.I246]/[lf.$B$43])" office:value-type="float" office:value="1.32194211010154" calcext:value-type="float">
            <text:p>1,32194211010154</text:p>
          </table:table-cell>
          <table:table-cell table:style-name="ce20" table:formula="of:=ASIN([lf.F246]/[lf.H246])" office:value-type="float" office:value="0.552712889925154" calcext:value-type="float">
            <text:p>0,552712889925154</text:p>
          </table:table-cell>
          <table:table-cell table:style-name="ce20" table:formula="of:=IF(0.5*PI()+[lf.$B$9]&gt;[lf.K246];1;-1)" office:value-type="float" office:value="1" calcext:value-type="float">
            <text:p>1</text:p>
          </table:table-cell>
          <table:table-cell table:style-name="ce17" table:formula="of:=0.5*PI()-([lf.J246]*[lf.L246]+[lf.K246])" office:value-type="float" office:value="-0.303858673231795" calcext:value-type="float">
            <text:p>-0,303858673231795</text:p>
          </table:table-cell>
          <table:table-cell table:style-name="ce17" table:formula="of:=-[lf.M246]-[lf.$B$8]" office:value-type="float" office:value="-0.0277538846471277" calcext:value-type="float">
            <text:p>-0,027753884647128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lf.A247]*analyze_resolution" office:value-type="float" office:value="2.4" calcext:value-type="float">
            <text:p>2,4</text:p>
          </table:table-cell>
          <table:table-cell table:style-name="ce20" table:formula="of:=-RADIANS([lf.B247])" office:value-type="float" office:value="-0.0418879020478639" calcext:value-type="float">
            <text:p>-0,041887902047864</text:p>
          </table:table-cell>
          <table:table-cell table:style-name="ce20" table:formula="of:=COS([lf.$B$6])*servo_saver_arm_length*COS([lf.C247])-SIN([lf.$B$6])*servo_saver_arm_length*SIN([lf.C247])+[lf.$B$24]" office:value-type="float" office:value="358.985965281582" calcext:value-type="float">
            <text:p>358,985965281582</text:p>
          </table:table-cell>
          <table:table-cell table:style-name="ce20" table:formula="of:=COS([lf.$B$6])*servo_saver_arm_length*SIN([lf.C247])+SIN([lf.$B$6])*servo_saver_arm_length*COS([lf.C247])+[lf.$C$24]" office:value-type="float" office:value="-0.670010459667194" calcext:value-type="float">
            <text:p>-0,670010459667194</text:p>
          </table:table-cell>
          <table:table-cell table:style-name="ce20" table:formula="of:=[$lf.D247]-[$lf.$B$14]" office:value-type="float" office:value="58.9859652815817" calcext:value-type="float">
            <text:p>58,9859652815817</text:p>
          </table:table-cell>
          <table:table-cell table:style-name="ce20" table:formula="of:=[lf.E247]-[$lf.$C$14]" office:value-type="float" office:value="-95.6700104596672" calcext:value-type="float">
            <text:p>-95,6700104596672</text:p>
          </table:table-cell>
          <table:table-cell table:style-name="ce11" table:formula="of:=SQRT([lf.F247]^2+[lf.G247]^2)" office:value-type="float" office:value="112.392593179234" calcext:value-type="float">
            <text:p>112,392593179234</text:p>
          </table:table-cell>
          <table:table-cell table:style-name="ce20" table:formula="of:=([lf.H247]^2-[lf.$B$42]^2+[lf.$B$43]^2)/(2*[lf.H247])" office:value-type="float" office:value="5.20529450609754" calcext:value-type="float">
            <text:p>5,20529450609754</text:p>
          </table:table-cell>
          <table:table-cell table:style-name="ce20" table:formula="of:=ACOS([lf.I247]/[lf.$B$43])" office:value-type="float" office:value="1.3203140990143" calcext:value-type="float">
            <text:p>1,3203140990143</text:p>
          </table:table-cell>
          <table:table-cell table:style-name="ce20" table:formula="of:=ASIN([lf.F247]/[lf.H247])" office:value-type="float" office:value="0.552504519980235" calcext:value-type="float">
            <text:p>0,552504519980235</text:p>
          </table:table-cell>
          <table:table-cell table:style-name="ce20" table:formula="of:=IF(0.5*PI()+[lf.$B$9]&gt;[lf.K247];1;-1)" office:value-type="float" office:value="1" calcext:value-type="float">
            <text:p>1</text:p>
          </table:table-cell>
          <table:table-cell table:style-name="ce17" table:formula="of:=0.5*PI()-([lf.J247]*[lf.L247]+[lf.K247])" office:value-type="float" office:value="-0.302022292199633" calcext:value-type="float">
            <text:p>-0,302022292199633</text:p>
          </table:table-cell>
          <table:table-cell table:style-name="ce17" table:formula="of:=-[lf.M247]-[lf.$B$8]" office:value-type="float" office:value="-0.0295902656792892" calcext:value-type="float">
            <text:p>-0,029590265679289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lf.A248]*analyze_resolution" office:value-type="float" office:value="2.55" calcext:value-type="float">
            <text:p>2,55</text:p>
          </table:table-cell>
          <table:table-cell table:style-name="ce20" table:formula="of:=-RADIANS([lf.B248])" office:value-type="float" office:value="-0.0445058959258554" calcext:value-type="float">
            <text:p>-0,044505895925855</text:p>
          </table:table-cell>
          <table:table-cell table:style-name="ce20" table:formula="of:=COS([lf.$B$6])*servo_saver_arm_length*COS([lf.C248])-SIN([lf.$B$6])*servo_saver_arm_length*SIN([lf.C248])+[lf.$B$24]" office:value-type="float" office:value="358.984156417296" calcext:value-type="float">
            <text:p>358,984156417296</text:p>
          </table:table-cell>
          <table:table-cell table:style-name="ce20" table:formula="of:=COS([lf.$B$6])*servo_saver_arm_length*SIN([lf.C248])+SIN([lf.$B$6])*servo_saver_arm_length*COS([lf.C248])+[lf.$C$24]" office:value-type="float" office:value="-0.71185927501262" calcext:value-type="float">
            <text:p>-0,71185927501262</text:p>
          </table:table-cell>
          <table:table-cell table:style-name="ce20" table:formula="of:=[$lf.D248]-[$lf.$B$14]" office:value-type="float" office:value="58.9841564172958" calcext:value-type="float">
            <text:p>58,9841564172958</text:p>
          </table:table-cell>
          <table:table-cell table:style-name="ce20" table:formula="of:=[lf.E248]-[$lf.$C$14]" office:value-type="float" office:value="-95.7118592750126" calcext:value-type="float">
            <text:p>-95,7118592750126</text:p>
          </table:table-cell>
          <table:table-cell table:style-name="ce11" table:formula="of:=SQRT([lf.F248]^2+[lf.G248]^2)" office:value-type="float" office:value="112.427268552339" calcext:value-type="float">
            <text:p>112,427268552339</text:p>
          </table:table-cell>
          <table:table-cell table:style-name="ce20" table:formula="of:=([lf.H248]^2-[lf.$B$42]^2+[lf.$B$43]^2)/(2*[lf.H248])" office:value-type="float" office:value="5.23835908920327" calcext:value-type="float">
            <text:p>5,23835908920327</text:p>
          </table:table-cell>
          <table:table-cell table:style-name="ce20" table:formula="of:=ACOS([lf.I248]/[lf.$B$43])" office:value-type="float" office:value="1.3186885379937" calcext:value-type="float">
            <text:p>1,3186885379937</text:p>
          </table:table-cell>
          <table:table-cell table:style-name="ce20" table:formula="of:=ASIN([lf.F248]/[lf.H248])" office:value-type="float" office:value="0.552295470560151" calcext:value-type="float">
            <text:p>0,552295470560151</text:p>
          </table:table-cell>
          <table:table-cell table:style-name="ce20" table:formula="of:=IF(0.5*PI()+[lf.$B$9]&gt;[lf.K248];1;-1)" office:value-type="float" office:value="1" calcext:value-type="float">
            <text:p>1</text:p>
          </table:table-cell>
          <table:table-cell table:style-name="ce17" table:formula="of:=0.5*PI()-([lf.J248]*[lf.L248]+[lf.K248])" office:value-type="float" office:value="-0.30018768175895" calcext:value-type="float">
            <text:p>-0,30018768175895</text:p>
          </table:table-cell>
          <table:table-cell table:style-name="ce17" table:formula="of:=-[lf.M248]-[lf.$B$8]" office:value-type="float" office:value="-0.0314248761199722" calcext:value-type="float">
            <text:p>-0,031424876119972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lf.A249]*analyze_resolution" office:value-type="float" office:value="2.7" calcext:value-type="float">
            <text:p>2,7</text:p>
          </table:table-cell>
          <table:table-cell table:style-name="ce20" table:formula="of:=-RADIANS([lf.B249])" office:value-type="float" office:value="-0.0471238898038469" calcext:value-type="float">
            <text:p>-0,047123889803847</text:p>
          </table:table-cell>
          <table:table-cell table:style-name="ce20" table:formula="of:=COS([lf.$B$6])*servo_saver_arm_length*COS([lf.C249])-SIN([lf.$B$6])*servo_saver_arm_length*SIN([lf.C249])+[lf.$B$24]" office:value-type="float" office:value="358.982237999392" calcext:value-type="float">
            <text:p>358,982237999392</text:p>
          </table:table-cell>
          <table:table-cell table:style-name="ce20" table:formula="of:=COS([lf.$B$6])*servo_saver_arm_length*SIN([lf.C249])+SIN([lf.$B$6])*servo_saver_arm_length*COS([lf.C249])+[lf.$C$24]" office:value-type="float" office:value="-0.753703211354283" calcext:value-type="float">
            <text:p>-0,753703211354283</text:p>
          </table:table-cell>
          <table:table-cell table:style-name="ce20" table:formula="of:=[$lf.D249]-[$lf.$B$14]" office:value-type="float" office:value="58.9822379993916" calcext:value-type="float">
            <text:p>58,9822379993916</text:p>
          </table:table-cell>
          <table:table-cell table:style-name="ce20" table:formula="of:=[lf.E249]-[$lf.$C$14]" office:value-type="float" office:value="-95.7537032113543" calcext:value-type="float">
            <text:p>-95,7537032113543</text:p>
          </table:table-cell>
          <table:table-cell table:style-name="ce11" table:formula="of:=SQRT([lf.F249]^2+[lf.G249]^2)" office:value-type="float" office:value="112.461887224539" calcext:value-type="float">
            <text:p>112,461887224539</text:p>
          </table:table-cell>
          <table:table-cell table:style-name="ce20" table:formula="of:=([lf.H249]^2-[lf.$B$42]^2+[lf.$B$43]^2)/(2*[lf.H249])" office:value-type="float" office:value="5.2713599309817" calcext:value-type="float">
            <text:p>5,2713599309817</text:p>
          </table:table-cell>
          <table:table-cell table:style-name="ce20" table:formula="of:=ACOS([lf.I249]/[lf.$B$43])" office:value-type="float" office:value="1.31706543172252" calcext:value-type="float">
            <text:p>1,31706543172252</text:p>
          </table:table-cell>
          <table:table-cell table:style-name="ce20" table:formula="of:=ASIN([lf.F249]/[lf.H249])" office:value-type="float" office:value="0.552085743400739" calcext:value-type="float">
            <text:p>0,552085743400739</text:p>
          </table:table-cell>
          <table:table-cell table:style-name="ce20" table:formula="of:=IF(0.5*PI()+[lf.$B$9]&gt;[lf.K249];1;-1)" office:value-type="float" office:value="1" calcext:value-type="float">
            <text:p>1</text:p>
          </table:table-cell>
          <table:table-cell table:style-name="ce17" table:formula="of:=0.5*PI()-([lf.J249]*[lf.L249]+[lf.K249])" office:value-type="float" office:value="-0.298354848328358" calcext:value-type="float">
            <text:p>-0,298354848328358</text:p>
          </table:table-cell>
          <table:table-cell table:style-name="ce17" table:formula="of:=-[lf.M249]-[lf.$B$8]" office:value-type="float" office:value="-0.0332577095505642" calcext:value-type="float">
            <text:p>-0,033257709550564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lf.A250]*analyze_resolution" office:value-type="float" office:value="2.85" calcext:value-type="float">
            <text:p>2,85</text:p>
          </table:table-cell>
          <table:table-cell table:style-name="ce20" table:formula="of:=-RADIANS([lf.B250])" office:value-type="float" office:value="-0.0497418836818384" calcext:value-type="float">
            <text:p>-0,049741883681838</text:p>
          </table:table-cell>
          <table:table-cell table:style-name="ce20" table:formula="of:=COS([lf.$B$6])*servo_saver_arm_length*COS([lf.C250])-SIN([lf.$B$6])*servo_saver_arm_length*SIN([lf.C250])+[lf.$B$24]" office:value-type="float" office:value="358.980210041018" calcext:value-type="float">
            <text:p>358,980210041018</text:p>
          </table:table-cell>
          <table:table-cell table:style-name="ce20" table:formula="of:=COS([lf.$B$6])*servo_saver_arm_length*SIN([lf.C250])+SIN([lf.$B$6])*servo_saver_arm_length*COS([lf.C250])+[lf.$C$24]" office:value-type="float" office:value="-0.795541981898526" calcext:value-type="float">
            <text:p>-0,795541981898526</text:p>
          </table:table-cell>
          <table:table-cell table:style-name="ce20" table:formula="of:=[$lf.D250]-[$lf.$B$14]" office:value-type="float" office:value="58.9802100410175" calcext:value-type="float">
            <text:p>58,9802100410175</text:p>
          </table:table-cell>
          <table:table-cell table:style-name="ce20" table:formula="of:=[lf.E250]-[$lf.$C$14]" office:value-type="float" office:value="-95.7955419818985" calcext:value-type="float">
            <text:p>-95,7955419818985</text:p>
          </table:table-cell>
          <table:table-cell table:style-name="ce11" table:formula="of:=SQRT([lf.F250]^2+[lf.G250]^2)" office:value-type="float" office:value="112.496449011016" calcext:value-type="float">
            <text:p>112,496449011016</text:p>
          </table:table-cell>
          <table:table-cell table:style-name="ce20" table:formula="of:=([lf.H250]^2-[lf.$B$42]^2+[lf.$B$43]^2)/(2*[lf.H250])" office:value-type="float" office:value="5.30429691172923" calcext:value-type="float">
            <text:p>5,30429691172923</text:p>
          </table:table-cell>
          <table:table-cell table:style-name="ce20" table:formula="of:=ACOS([lf.I250]/[lf.$B$43])" office:value-type="float" office:value="1.31544478490444" calcext:value-type="float">
            <text:p>1,31544478490444</text:p>
          </table:table-cell>
          <table:table-cell table:style-name="ce20" table:formula="of:=ASIN([lf.F250]/[lf.H250])" office:value-type="float" office:value="0.551875340237606" calcext:value-type="float">
            <text:p>0,551875340237606</text:p>
          </table:table-cell>
          <table:table-cell table:style-name="ce20" table:formula="of:=IF(0.5*PI()+[lf.$B$9]&gt;[lf.K250];1;-1)" office:value-type="float" office:value="1" calcext:value-type="float">
            <text:p>1</text:p>
          </table:table-cell>
          <table:table-cell table:style-name="ce17" table:formula="of:=0.5*PI()-([lf.J250]*[lf.L250]+[lf.K250])" office:value-type="float" office:value="-0.296523798347153" calcext:value-type="float">
            <text:p>-0,296523798347153</text:p>
          </table:table-cell>
          <table:table-cell table:style-name="ce17" table:formula="of:=-[lf.M250]-[lf.$B$8]" office:value-type="float" office:value="-0.0350887595317695" calcext:value-type="float">
            <text:p>-0,03508875953177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lf.A251]*analyze_resolution" office:value-type="float" office:value="3" calcext:value-type="float">
            <text:p>3</text:p>
          </table:table-cell>
          <table:table-cell table:style-name="ce20" table:formula="of:=-RADIANS([lf.B251])" office:value-type="float" office:value="-0.0523598775598299" calcext:value-type="float">
            <text:p>-0,05235987755983</text:p>
          </table:table-cell>
          <table:table-cell table:style-name="ce20" table:formula="of:=COS([lf.$B$6])*servo_saver_arm_length*COS([lf.C251])-SIN([lf.$B$6])*servo_saver_arm_length*SIN([lf.C251])+[lf.$B$24]" office:value-type="float" office:value="358.978072556073" calcext:value-type="float">
            <text:p>358,978072556073</text:p>
          </table:table-cell>
          <table:table-cell table:style-name="ce20" table:formula="of:=COS([lf.$B$6])*servo_saver_arm_length*SIN([lf.C251])+SIN([lf.$B$6])*servo_saver_arm_length*COS([lf.C251])+[lf.$C$24]" office:value-type="float" office:value="-0.837375299887101" calcext:value-type="float">
            <text:p>-0,837375299887101</text:p>
          </table:table-cell>
          <table:table-cell table:style-name="ce20" table:formula="of:=[$lf.D251]-[$lf.$B$14]" office:value-type="float" office:value="58.9780725560732" calcext:value-type="float">
            <text:p>58,9780725560732</text:p>
          </table:table-cell>
          <table:table-cell table:style-name="ce20" table:formula="of:=[lf.E251]-[$lf.$C$14]" office:value-type="float" office:value="-95.8373752998871" calcext:value-type="float">
            <text:p>-95,8373752998871</text:p>
          </table:table-cell>
          <table:table-cell table:style-name="ce11" table:formula="of:=SQRT([lf.F251]^2+[lf.G251]^2)" office:value-type="float" office:value="112.530953727412" calcext:value-type="float">
            <text:p>112,530953727412</text:p>
          </table:table-cell>
          <table:table-cell table:style-name="ce20" table:formula="of:=([lf.H251]^2-[lf.$B$42]^2+[lf.$B$43]^2)/(2*[lf.H251])" office:value-type="float" office:value="5.33716991220741" calcext:value-type="float">
            <text:p>5,33716991220741</text:p>
          </table:table-cell>
          <table:table-cell table:style-name="ce20" table:formula="of:=ACOS([lf.I251]/[lf.$B$43])" office:value-type="float" office:value="1.31382660226412" calcext:value-type="float">
            <text:p>1,31382660226412</text:p>
          </table:table-cell>
          <table:table-cell table:style-name="ce20" table:formula="of:=ASIN([lf.F251]/[lf.H251])" office:value-type="float" office:value="0.551664262806121" calcext:value-type="float">
            <text:p>0,551664262806121</text:p>
          </table:table-cell>
          <table:table-cell table:style-name="ce20" table:formula="of:=IF(0.5*PI()+[lf.$B$9]&gt;[lf.K251];1;-1)" office:value-type="float" office:value="1" calcext:value-type="float">
            <text:p>1</text:p>
          </table:table-cell>
          <table:table-cell table:style-name="ce17" table:formula="of:=0.5*PI()-([lf.J251]*[lf.L251]+[lf.K251])" office:value-type="float" office:value="-0.294694538275345" calcext:value-type="float">
            <text:p>-0,294694538275345</text:p>
          </table:table-cell>
          <table:table-cell table:style-name="ce17" table:formula="of:=-[lf.M251]-[lf.$B$8]" office:value-type="float" office:value="-0.0369180196035777" calcext:value-type="float">
            <text:p>-0,036918019603578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lf.A252]*analyze_resolution" office:value-type="float" office:value="3.15" calcext:value-type="float">
            <text:p>3,15</text:p>
          </table:table-cell>
          <table:table-cell table:style-name="ce20" table:formula="of:=-RADIANS([lf.B252])" office:value-type="float" office:value="-0.0549778714378214" calcext:value-type="float">
            <text:p>-0,054977871437821</text:p>
          </table:table-cell>
          <table:table-cell table:style-name="ce20" table:formula="of:=COS([lf.$B$6])*servo_saver_arm_length*COS([lf.C252])-SIN([lf.$B$6])*servo_saver_arm_length*SIN([lf.C252])+[lf.$B$24]" office:value-type="float" office:value="358.975825559209" calcext:value-type="float">
            <text:p>358,975825559209</text:p>
          </table:table-cell>
          <table:table-cell table:style-name="ce20" table:formula="of:=COS([lf.$B$6])*servo_saver_arm_length*SIN([lf.C252])+SIN([lf.$B$6])*servo_saver_arm_length*COS([lf.C252])+[lf.$C$24]" office:value-type="float" office:value="-0.879202878599132" calcext:value-type="float">
            <text:p>-0,879202878599132</text:p>
          </table:table-cell>
          <table:table-cell table:style-name="ce20" table:formula="of:=[$lf.D252]-[$lf.$B$14]" office:value-type="float" office:value="58.9758255592086" calcext:value-type="float">
            <text:p>58,9758255592086</text:p>
          </table:table-cell>
          <table:table-cell table:style-name="ce20" table:formula="of:=[lf.E252]-[$lf.$C$14]" office:value-type="float" office:value="-95.8792028785991" calcext:value-type="float">
            <text:p>-95,8792028785991</text:p>
          </table:table-cell>
          <table:table-cell table:style-name="ce11" table:formula="of:=SQRT([lf.F252]^2+[lf.G252]^2)" office:value-type="float" office:value="112.565401189823" calcext:value-type="float">
            <text:p>112,565401189823</text:p>
          </table:table-cell>
          <table:table-cell table:style-name="ce20" table:formula="of:=([lf.H252]^2-[lf.$B$42]^2+[lf.$B$43]^2)/(2*[lf.H252])" office:value-type="float" office:value="5.36997881364157" calcext:value-type="float">
            <text:p>5,36997881364157</text:p>
          </table:table-cell>
          <table:table-cell table:style-name="ce20" table:formula="of:=ACOS([lf.I252]/[lf.$B$43])" office:value-type="float" office:value="1.31221088854718" calcext:value-type="float">
            <text:p>1,31221088854718</text:p>
          </table:table-cell>
          <table:table-cell table:style-name="ce20" table:formula="of:=ASIN([lf.F252]/[lf.H252])" office:value-type="float" office:value="0.551452512841408" calcext:value-type="float">
            <text:p>0,551452512841408</text:p>
          </table:table-cell>
          <table:table-cell table:style-name="ce20" table:formula="of:=IF(0.5*PI()+[lf.$B$9]&gt;[lf.K252];1;-1)" office:value-type="float" office:value="1" calcext:value-type="float">
            <text:p>1</text:p>
          </table:table-cell>
          <table:table-cell table:style-name="ce17" table:formula="of:=0.5*PI()-([lf.J252]*[lf.L252]+[lf.K252])" office:value-type="float" office:value="-0.292867074593695" calcext:value-type="float">
            <text:p>-0,292867074593695</text:p>
          </table:table-cell>
          <table:table-cell table:style-name="ce17" table:formula="of:=-[lf.M252]-[lf.$B$8]" office:value-type="float" office:value="-0.0387454832852279" calcext:value-type="float">
            <text:p>-0,038745483285228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lf.A253]*analyze_resolution" office:value-type="float" office:value="3.3" calcext:value-type="float">
            <text:p>3,3</text:p>
          </table:table-cell>
          <table:table-cell table:style-name="ce20" table:formula="of:=-RADIANS([lf.B253])" office:value-type="float" office:value="-0.0575958653158129" calcext:value-type="float">
            <text:p>-0,057595865315813</text:p>
          </table:table-cell>
          <table:table-cell table:style-name="ce20" table:formula="of:=COS([lf.$B$6])*servo_saver_arm_length*COS([lf.C253])-SIN([lf.$B$6])*servo_saver_arm_length*SIN([lf.C253])+[lf.$B$24]" office:value-type="float" office:value="358.973469065824" calcext:value-type="float">
            <text:p>358,973469065824</text:p>
          </table:table-cell>
          <table:table-cell table:style-name="ce20" table:formula="of:=COS([lf.$B$6])*servo_saver_arm_length*SIN([lf.C253])+SIN([lf.$B$6])*servo_saver_arm_length*COS([lf.C253])+[lf.$C$24]" office:value-type="float" office:value="-0.921024431353077" calcext:value-type="float">
            <text:p>-0,921024431353077</text:p>
          </table:table-cell>
          <table:table-cell table:style-name="ce20" table:formula="of:=[$lf.D253]-[$lf.$B$14]" office:value-type="float" office:value="58.9734690658245" calcext:value-type="float">
            <text:p>58,9734690658245</text:p>
          </table:table-cell>
          <table:table-cell table:style-name="ce20" table:formula="of:=[lf.E253]-[$lf.$C$14]" office:value-type="float" office:value="-95.9210244313531" calcext:value-type="float">
            <text:p>-95,9210244313531</text:p>
          </table:table-cell>
          <table:table-cell table:style-name="ce11" table:formula="of:=SQRT([lf.F253]^2+[lf.G253]^2)" office:value-type="float" office:value="112.599791214806" calcext:value-type="float">
            <text:p>112,599791214806</text:p>
          </table:table-cell>
          <table:table-cell table:style-name="ce20" table:formula="of:=([lf.H253]^2-[lf.$B$42]^2+[lf.$B$43]^2)/(2*[lf.H253])" office:value-type="float" office:value="5.40272349771928" calcext:value-type="float">
            <text:p>5,40272349771928</text:p>
          </table:table-cell>
          <table:table-cell table:style-name="ce20" table:formula="of:=ACOS([lf.I253]/[lf.$B$43])" office:value-type="float" office:value="1.31059764852032" calcext:value-type="float">
            <text:p>1,31059764852032</text:p>
          </table:table-cell>
          <table:table-cell table:style-name="ce20" table:formula="of:=ASIN([lf.F253]/[lf.H253])" office:value-type="float" office:value="0.551240092078337" calcext:value-type="float">
            <text:p>0,551240092078337</text:p>
          </table:table-cell>
          <table:table-cell table:style-name="ce20" table:formula="of:=IF(0.5*PI()+[lf.$B$9]&gt;[lf.K253];1;-1)" office:value-type="float" office:value="1" calcext:value-type="float">
            <text:p>1</text:p>
          </table:table-cell>
          <table:table-cell table:style-name="ce17" table:formula="of:=0.5*PI()-([lf.J253]*[lf.L253]+[lf.K253])" office:value-type="float" office:value="-0.291041413803757" calcext:value-type="float">
            <text:p>-0,291041413803757</text:p>
          </table:table-cell>
          <table:table-cell table:style-name="ce17" table:formula="of:=-[lf.M253]-[lf.$B$8]" office:value-type="float" office:value="-0.0405711440751657" calcext:value-type="float">
            <text:p>-0,040571144075166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lf.A254]*analyze_resolution" office:value-type="float" office:value="3.45" calcext:value-type="float">
            <text:p>3,45</text:p>
          </table:table-cell>
          <table:table-cell table:style-name="ce20" table:formula="of:=-RADIANS([lf.B254])" office:value-type="float" office:value="-0.0602138591938044" calcext:value-type="float">
            <text:p>-0,060213859193804</text:p>
          </table:table-cell>
          <table:table-cell table:style-name="ce20" table:formula="of:=COS([lf.$B$6])*servo_saver_arm_length*COS([lf.C254])-SIN([lf.$B$6])*servo_saver_arm_length*SIN([lf.C254])+[lf.$B$24]" office:value-type="float" office:value="358.971003092072" calcext:value-type="float">
            <text:p>358,971003092072</text:p>
          </table:table-cell>
          <table:table-cell table:style-name="ce20" table:formula="of:=COS([lf.$B$6])*servo_saver_arm_length*SIN([lf.C254])+SIN([lf.$B$6])*servo_saver_arm_length*COS([lf.C254])+[lf.$C$24]" office:value-type="float" office:value="-0.962839671508696" calcext:value-type="float">
            <text:p>-0,962839671508696</text:p>
          </table:table-cell>
          <table:table-cell table:style-name="ce20" table:formula="of:=[$lf.D254]-[$lf.$B$14]" office:value-type="float" office:value="58.9710030920718" calcext:value-type="float">
            <text:p>58,9710030920718</text:p>
          </table:table-cell>
          <table:table-cell table:style-name="ce20" table:formula="of:=[lf.E254]-[$lf.$C$14]" office:value-type="float" office:value="-95.9628396715087" calcext:value-type="float">
            <text:p>-95,9628396715087</text:p>
          </table:table-cell>
          <table:table-cell table:style-name="ce11" table:formula="of:=SQRT([lf.F254]^2+[lf.G254]^2)" office:value-type="float" office:value="112.634123619376" calcext:value-type="float">
            <text:p>112,634123619376</text:p>
          </table:table-cell>
          <table:table-cell table:style-name="ce20" table:formula="of:=([lf.H254]^2-[lf.$B$42]^2+[lf.$B$43]^2)/(2*[lf.H254])" office:value-type="float" office:value="5.43540384658903" calcext:value-type="float">
            <text:p>5,43540384658903</text:p>
          </table:table-cell>
          <table:table-cell table:style-name="ce20" table:formula="of:=ACOS([lf.I254]/[lf.$B$43])" office:value-type="float" office:value="1.30898688697129" calcext:value-type="float">
            <text:p>1,30898688697129</text:p>
          </table:table-cell>
          <table:table-cell table:style-name="ce20" table:formula="of:=ASIN([lf.F254]/[lf.H254])" office:value-type="float" office:value="0.551027002251516" calcext:value-type="float">
            <text:p>0,551027002251516</text:p>
          </table:table-cell>
          <table:table-cell table:style-name="ce20" table:formula="of:=IF(0.5*PI()+[lf.$B$9]&gt;[lf.K254];1;-1)" office:value-type="float" office:value="1" calcext:value-type="float">
            <text:p>1</text:p>
          </table:table-cell>
          <table:table-cell table:style-name="ce17" table:formula="of:=0.5*PI()-([lf.J254]*[lf.L254]+[lf.K254])" office:value-type="float" office:value="-0.289217562427906" calcext:value-type="float">
            <text:p>-0,289217562427906</text:p>
          </table:table-cell>
          <table:table-cell table:style-name="ce17" table:formula="of:=-[lf.M254]-[lf.$B$8]" office:value-type="float" office:value="-0.0423949954510168" calcext:value-type="float">
            <text:p>-0,042394995451017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lf.A255]*analyze_resolution" office:value-type="float" office:value="3.6" calcext:value-type="float">
            <text:p>3,6</text:p>
          </table:table-cell>
          <table:table-cell table:style-name="ce20" table:formula="of:=-RADIANS([lf.B255])" office:value-type="float" office:value="-0.0628318530717959" calcext:value-type="float">
            <text:p>-0,062831853071796</text:p>
          </table:table-cell>
          <table:table-cell table:style-name="ce20" table:formula="of:=COS([lf.$B$6])*servo_saver_arm_length*COS([lf.C255])-SIN([lf.$B$6])*servo_saver_arm_length*SIN([lf.C255])+[lf.$B$24]" office:value-type="float" office:value="358.968427654852" calcext:value-type="float">
            <text:p>358,968427654852</text:p>
          </table:table-cell>
          <table:table-cell table:style-name="ce20" table:formula="of:=COS([lf.$B$6])*servo_saver_arm_length*SIN([lf.C255])+SIN([lf.$B$6])*servo_saver_arm_length*COS([lf.C255])+[lf.$C$24]" office:value-type="float" office:value="-1.00464831246901" calcext:value-type="float">
            <text:p>-1,00464831246901</text:p>
          </table:table-cell>
          <table:table-cell table:style-name="ce20" table:formula="of:=[$lf.D255]-[$lf.$B$14]" office:value-type="float" office:value="58.9684276548524" calcext:value-type="float">
            <text:p>58,9684276548524</text:p>
          </table:table-cell>
          <table:table-cell table:style-name="ce20" table:formula="of:=[lf.E255]-[$lf.$C$14]" office:value-type="float" office:value="-96.004648312469" calcext:value-type="float">
            <text:p>-96,004648312469</text:p>
          </table:table-cell>
          <table:table-cell table:style-name="ce11" table:formula="of:=SQRT([lf.F255]^2+[lf.G255]^2)" office:value-type="float" office:value="112.668398221003" calcext:value-type="float">
            <text:p>112,668398221003</text:p>
          </table:table-cell>
          <table:table-cell table:style-name="ce20" table:formula="of:=([lf.H255]^2-[lf.$B$42]^2+[lf.$B$43]^2)/(2*[lf.H255])" office:value-type="float" office:value="5.46801974285893" calcext:value-type="float">
            <text:p>5,46801974285893</text:p>
          </table:table-cell>
          <table:table-cell table:style-name="ce20" table:formula="of:=ACOS([lf.I255]/[lf.$B$43])" office:value-type="float" office:value="1.30737860870899" calcext:value-type="float">
            <text:p>1,30737860870899</text:p>
          </table:table-cell>
          <table:table-cell table:style-name="ce20" table:formula="of:=ASIN([lf.F255]/[lf.H255])" office:value-type="float" office:value="0.550813245095282" calcext:value-type="float">
            <text:p>0,550813245095282</text:p>
          </table:table-cell>
          <table:table-cell table:style-name="ce20" table:formula="of:=IF(0.5*PI()+[lf.$B$9]&gt;[lf.K255];1;-1)" office:value-type="float" office:value="1" calcext:value-type="float">
            <text:p>1</text:p>
          </table:table-cell>
          <table:table-cell table:style-name="ce17" table:formula="of:=0.5*PI()-([lf.J255]*[lf.L255]+[lf.K255])" office:value-type="float" office:value="-0.28739552700937" calcext:value-type="float">
            <text:p>-0,28739552700937</text:p>
          </table:table-cell>
          <table:table-cell table:style-name="ce17" table:formula="of:=-[lf.M255]-[lf.$B$8]" office:value-type="float" office:value="-0.0442170308695522" calcext:value-type="float">
            <text:p>-0,044217030869552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lf.A256]*analyze_resolution" office:value-type="float" office:value="3.75" calcext:value-type="float">
            <text:p>3,75</text:p>
          </table:table-cell>
          <table:table-cell table:style-name="ce20" table:formula="of:=-RADIANS([lf.B256])" office:value-type="float" office:value="-0.0654498469497874" calcext:value-type="float">
            <text:p>-0,065449846949787</text:p>
          </table:table-cell>
          <table:table-cell table:style-name="ce20" table:formula="of:=COS([lf.$B$6])*servo_saver_arm_length*COS([lf.C256])-SIN([lf.$B$6])*servo_saver_arm_length*SIN([lf.C256])+[lf.$B$24]" office:value-type="float" office:value="358.965742771818" calcext:value-type="float">
            <text:p>358,965742771818</text:p>
          </table:table-cell>
          <table:table-cell table:style-name="ce20" table:formula="of:=COS([lf.$B$6])*servo_saver_arm_length*SIN([lf.C256])+SIN([lf.$B$6])*servo_saver_arm_length*COS([lf.C256])+[lf.$C$24]" office:value-type="float" office:value="-1.04645006768229" calcext:value-type="float">
            <text:p>-1,04645006768229</text:p>
          </table:table-cell>
          <table:table-cell table:style-name="ce20" table:formula="of:=[$lf.D256]-[$lf.$B$14]" office:value-type="float" office:value="58.9657427718177" calcext:value-type="float">
            <text:p>58,9657427718177</text:p>
          </table:table-cell>
          <table:table-cell table:style-name="ce20" table:formula="of:=[lf.E256]-[$lf.$C$14]" office:value-type="float" office:value="-96.0464500676823" calcext:value-type="float">
            <text:p>-96,0464500676823</text:p>
          </table:table-cell>
          <table:table-cell table:style-name="ce11" table:formula="of:=SQRT([lf.F256]^2+[lf.G256]^2)" office:value-type="float" office:value="112.702614837616" calcext:value-type="float">
            <text:p>112,702614837616</text:p>
          </table:table-cell>
          <table:table-cell table:style-name="ce20" table:formula="of:=([lf.H256]^2-[lf.$B$42]^2+[lf.$B$43]^2)/(2*[lf.H256])" office:value-type="float" office:value="5.50057106959503" calcext:value-type="float">
            <text:p>5,50057106959503</text:p>
          </table:table-cell>
          <table:table-cell table:style-name="ce20" table:formula="of:=ACOS([lf.I256]/[lf.$B$43])" office:value-type="float" office:value="1.30577281856348" calcext:value-type="float">
            <text:p>1,30577281856348</text:p>
          </table:table-cell>
          <table:table-cell table:style-name="ce20" table:formula="of:=ASIN([lf.F256]/[lf.H256])" office:value-type="float" office:value="0.550598822343692" calcext:value-type="float">
            <text:p>0,550598822343692</text:p>
          </table:table-cell>
          <table:table-cell table:style-name="ce20" table:formula="of:=IF(0.5*PI()+[lf.$B$9]&gt;[lf.K256];1;-1)" office:value-type="float" office:value="1" calcext:value-type="float">
            <text:p>1</text:p>
          </table:table-cell>
          <table:table-cell table:style-name="ce17" table:formula="of:=0.5*PI()-([lf.J256]*[lf.L256]+[lf.K256])" office:value-type="float" office:value="-0.285575314112275" calcext:value-type="float">
            <text:p>-0,285575314112275</text:p>
          </table:table-cell>
          <table:table-cell table:style-name="ce17" table:formula="of:=-[lf.M256]-[lf.$B$8]" office:value-type="float" office:value="-0.0460372437666474" calcext:value-type="float">
            <text:p>-0,046037243766648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lf.A257]*analyze_resolution" office:value-type="float" office:value="3.9" calcext:value-type="float">
            <text:p>3,9</text:p>
          </table:table-cell>
          <table:table-cell table:style-name="ce20" table:formula="of:=-RADIANS([lf.B257])" office:value-type="float" office:value="-0.0680678408277788" calcext:value-type="float">
            <text:p>-0,068067840827779</text:p>
          </table:table-cell>
          <table:table-cell table:style-name="ce20" table:formula="of:=COS([lf.$B$6])*servo_saver_arm_length*COS([lf.C257])-SIN([lf.$B$6])*servo_saver_arm_length*SIN([lf.C257])+[lf.$B$24]" office:value-type="float" office:value="358.96294846137" calcext:value-type="float">
            <text:p>358,96294846137</text:p>
          </table:table-cell>
          <table:table-cell table:style-name="ce20" table:formula="of:=COS([lf.$B$6])*servo_saver_arm_length*SIN([lf.C257])+SIN([lf.$B$6])*servo_saver_arm_length*COS([lf.C257])+[lf.$C$24]" office:value-type="float" office:value="-1.08824465064397" calcext:value-type="float">
            <text:p>-1,08824465064397</text:p>
          </table:table-cell>
          <table:table-cell table:style-name="ce20" table:formula="of:=[$lf.D257]-[$lf.$B$14]" office:value-type="float" office:value="58.9629484613697" calcext:value-type="float">
            <text:p>58,9629484613697</text:p>
          </table:table-cell>
          <table:table-cell table:style-name="ce20" table:formula="of:=[lf.E257]-[$lf.$C$14]" office:value-type="float" office:value="-96.088244650644" calcext:value-type="float">
            <text:p>-96,088244650644</text:p>
          </table:table-cell>
          <table:table-cell table:style-name="ce11" table:formula="of:=SQRT([lf.F257]^2+[lf.G257]^2)" office:value-type="float" office:value="112.736773287602" calcext:value-type="float">
            <text:p>112,736773287602</text:p>
          </table:table-cell>
          <table:table-cell table:style-name="ce20" table:formula="of:=([lf.H257]^2-[lf.$B$42]^2+[lf.$B$43]^2)/(2*[lf.H257])" office:value-type="float" office:value="5.53305771032031" calcext:value-type="float">
            <text:p>5,53305771032031</text:p>
          </table:table-cell>
          <table:table-cell table:style-name="ce20" table:formula="of:=ACOS([lf.I257]/[lf.$B$43])" office:value-type="float" office:value="1.30416952138604" calcext:value-type="float">
            <text:p>1,30416952138604</text:p>
          </table:table-cell>
          <table:table-cell table:style-name="ce20" table:formula="of:=ASIN([lf.F257]/[lf.H257])" office:value-type="float" office:value="0.550383735730519" calcext:value-type="float">
            <text:p>0,550383735730519</text:p>
          </table:table-cell>
          <table:table-cell table:style-name="ce20" table:formula="of:=IF(0.5*PI()+[lf.$B$9]&gt;[lf.K257];1;-1)" office:value-type="float" office:value="1" calcext:value-type="float">
            <text:p>1</text:p>
          </table:table-cell>
          <table:table-cell table:style-name="ce17" table:formula="of:=0.5*PI()-([lf.J257]*[lf.L257]+[lf.K257])" office:value-type="float" office:value="-0.283756930321661" calcext:value-type="float">
            <text:p>-0,283756930321661</text:p>
          </table:table-cell>
          <table:table-cell table:style-name="ce17" table:formula="of:=-[lf.M257]-[lf.$B$8]" office:value-type="float" office:value="-0.0478556275572617" calcext:value-type="float">
            <text:p>-0,047855627557262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lf.A258]*analyze_resolution" office:value-type="float" office:value="4.05" calcext:value-type="float">
            <text:p>4,05</text:p>
          </table:table-cell>
          <table:table-cell table:style-name="ce20" table:formula="of:=-RADIANS([lf.B258])" office:value-type="float" office:value="-0.0706858347057703" calcext:value-type="float">
            <text:p>-0,07068583470577</text:p>
          </table:table-cell>
          <table:table-cell table:style-name="ce20" table:formula="of:=COS([lf.$B$6])*servo_saver_arm_length*COS([lf.C258])-SIN([lf.$B$6])*servo_saver_arm_length*SIN([lf.C258])+[lf.$B$24]" office:value-type="float" office:value="358.96004474266" calcext:value-type="float">
            <text:p>358,96004474266</text:p>
          </table:table-cell>
          <table:table-cell table:style-name="ce20" table:formula="of:=COS([lf.$B$6])*servo_saver_arm_length*SIN([lf.C258])+SIN([lf.$B$6])*servo_saver_arm_length*COS([lf.C258])+[lf.$C$24]" office:value-type="float" office:value="-1.13003177489867" calcext:value-type="float">
            <text:p>-1,13003177489867</text:p>
          </table:table-cell>
          <table:table-cell table:style-name="ce20" table:formula="of:=[$lf.D258]-[$lf.$B$14]" office:value-type="float" office:value="58.9600447426603" calcext:value-type="float">
            <text:p>58,9600447426603</text:p>
          </table:table-cell>
          <table:table-cell table:style-name="ce20" table:formula="of:=[lf.E258]-[$lf.$C$14]" office:value-type="float" office:value="-96.1300317748987" calcext:value-type="float">
            <text:p>-96,1300317748987</text:p>
          </table:table-cell>
          <table:table-cell table:style-name="ce11" table:formula="of:=SQRT([lf.F258]^2+[lf.G258]^2)" office:value-type="float" office:value="112.770873389805" calcext:value-type="float">
            <text:p>112,770873389805</text:p>
          </table:table-cell>
          <table:table-cell table:style-name="ce20" table:formula="of:=([lf.H258]^2-[lf.$B$42]^2+[lf.$B$43]^2)/(2*[lf.H258])" office:value-type="float" office:value="5.56547954901297" calcext:value-type="float">
            <text:p>5,56547954901297</text:p>
          </table:table-cell>
          <table:table-cell table:style-name="ce20" table:formula="of:=ACOS([lf.I258]/[lf.$B$43])" office:value-type="float" office:value="1.30256872204919" calcext:value-type="float">
            <text:p>1,30256872204919</text:p>
          </table:table-cell>
          <table:table-cell table:style-name="ce20" table:formula="of:=ASIN([lf.F258]/[lf.H258])" office:value-type="float" office:value="0.55016798698924" calcext:value-type="float">
            <text:p>0,55016798698924</text:p>
          </table:table-cell>
          <table:table-cell table:style-name="ce20" table:formula="of:=IF(0.5*PI()+[lf.$B$9]&gt;[lf.K258];1;-1)" office:value-type="float" office:value="1" calcext:value-type="float">
            <text:p>1</text:p>
          </table:table-cell>
          <table:table-cell table:style-name="ce17" table:formula="of:=0.5*PI()-([lf.J258]*[lf.L258]+[lf.K258])" office:value-type="float" office:value="-0.281940382243529" calcext:value-type="float">
            <text:p>-0,281940382243529</text:p>
          </table:table-cell>
          <table:table-cell table:style-name="ce17" table:formula="of:=-[lf.M258]-[lf.$B$8]" office:value-type="float" office:value="-0.0496721756353939" calcext:value-type="float">
            <text:p>-0,049672175635394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lf.A259]*analyze_resolution" office:value-type="float" office:value="4.2" calcext:value-type="float">
            <text:p>4,2</text:p>
          </table:table-cell>
          <table:table-cell table:style-name="ce20" table:formula="of:=-RADIANS([lf.B259])" office:value-type="float" office:value="-0.0733038285837618" calcext:value-type="float">
            <text:p>-0,073303828583762</text:p>
          </table:table-cell>
          <table:table-cell table:style-name="ce20" table:formula="of:=COS([lf.$B$6])*servo_saver_arm_length*COS([lf.C259])-SIN([lf.$B$6])*servo_saver_arm_length*SIN([lf.C259])+[lf.$B$24]" office:value-type="float" office:value="358.957031635591" calcext:value-type="float">
            <text:p>358,957031635591</text:p>
          </table:table-cell>
          <table:table-cell table:style-name="ce20" table:formula="of:=COS([lf.$B$6])*servo_saver_arm_length*SIN([lf.C259])+SIN([lf.$B$6])*servo_saver_arm_length*COS([lf.C259])+[lf.$C$24]" office:value-type="float" office:value="-1.17181115404211" calcext:value-type="float">
            <text:p>-1,17181115404211</text:p>
          </table:table-cell>
          <table:table-cell table:style-name="ce20" table:formula="of:=[$lf.D259]-[$lf.$B$14]" office:value-type="float" office:value="58.9570316355913" calcext:value-type="float">
            <text:p>58,9570316355913</text:p>
          </table:table-cell>
          <table:table-cell table:style-name="ce20" table:formula="of:=[lf.E259]-[$lf.$C$14]" office:value-type="float" office:value="-96.1718111540421" calcext:value-type="float">
            <text:p>-96,1718111540421</text:p>
          </table:table-cell>
          <table:table-cell table:style-name="ce11" table:formula="of:=SQRT([lf.F259]^2+[lf.G259]^2)" office:value-type="float" office:value="112.804914963528" calcext:value-type="float">
            <text:p>112,804914963528</text:p>
          </table:table-cell>
          <table:table-cell table:style-name="ce20" table:formula="of:=([lf.H259]^2-[lf.$B$42]^2+[lf.$B$43]^2)/(2*[lf.H259])" office:value-type="float" office:value="5.59783647010516" calcext:value-type="float">
            <text:p>5,59783647010516</text:p>
          </table:table-cell>
          <table:table-cell table:style-name="ce20" table:formula="of:=ACOS([lf.I259]/[lf.$B$43])" office:value-type="float" office:value="1.30097042544674" calcext:value-type="float">
            <text:p>1,30097042544674</text:p>
          </table:table-cell>
          <table:table-cell table:style-name="ce20" table:formula="of:=ASIN([lf.F259]/[lf.H259])" office:value-type="float" office:value="0.549951577853029" calcext:value-type="float">
            <text:p>0,549951577853029</text:p>
          </table:table-cell>
          <table:table-cell table:style-name="ce20" table:formula="of:=IF(0.5*PI()+[lf.$B$9]&gt;[lf.K259];1;-1)" office:value-type="float" office:value="1" calcext:value-type="float">
            <text:p>1</text:p>
          </table:table-cell>
          <table:table-cell table:style-name="ce17" table:formula="of:=0.5*PI()-([lf.J259]*[lf.L259]+[lf.K259])" office:value-type="float" office:value="-0.280125676504868" calcext:value-type="float">
            <text:p>-0,280125676504868</text:p>
          </table:table-cell>
          <table:table-cell table:style-name="ce17" table:formula="of:=-[lf.M259]-[lf.$B$8]" office:value-type="float" office:value="-0.0514868813740546" calcext:value-type="float">
            <text:p>-0,051486881374055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lf.A260]*analyze_resolution" office:value-type="float" office:value="4.35" calcext:value-type="float">
            <text:p>4,35</text:p>
          </table:table-cell>
          <table:table-cell table:style-name="ce20" table:formula="of:=-RADIANS([lf.B260])" office:value-type="float" office:value="-0.0759218224617533" calcext:value-type="float">
            <text:p>-0,075921822461753</text:p>
          </table:table-cell>
          <table:table-cell table:style-name="ce20" table:formula="of:=COS([lf.$B$6])*servo_saver_arm_length*COS([lf.C260])-SIN([lf.$B$6])*servo_saver_arm_length*SIN([lf.C260])+[lf.$B$24]" office:value-type="float" office:value="358.953909160814" calcext:value-type="float">
            <text:p>358,953909160814</text:p>
          </table:table-cell>
          <table:table-cell table:style-name="ce20" table:formula="of:=COS([lf.$B$6])*servo_saver_arm_length*SIN([lf.C260])+SIN([lf.$B$6])*servo_saver_arm_length*COS([lf.C260])+[lf.$C$24]" office:value-type="float" office:value="-1.2135825017231" calcext:value-type="float">
            <text:p>-1,2135825017231</text:p>
          </table:table-cell>
          <table:table-cell table:style-name="ce20" table:formula="of:=[$lf.D260]-[$lf.$B$14]" office:value-type="float" office:value="58.9539091608142" calcext:value-type="float">
            <text:p>58,9539091608142</text:p>
          </table:table-cell>
          <table:table-cell table:style-name="ce20" table:formula="of:=[lf.E260]-[$lf.$C$14]" office:value-type="float" office:value="-96.2135825017231" calcext:value-type="float">
            <text:p>-96,2135825017231</text:p>
          </table:table-cell>
          <table:table-cell table:style-name="ce11" table:formula="of:=SQRT([lf.F260]^2+[lf.G260]^2)" office:value-type="float" office:value="112.83889782853" calcext:value-type="float">
            <text:p>112,83889782853</text:p>
          </table:table-cell>
          <table:table-cell table:style-name="ce20" table:formula="of:=([lf.H260]^2-[lf.$B$42]^2+[lf.$B$43]^2)/(2*[lf.H260])" office:value-type="float" office:value="5.63012835848175" calcext:value-type="float">
            <text:p>5,63012835848175</text:p>
          </table:table-cell>
          <table:table-cell table:style-name="ce20" table:formula="of:=ACOS([lf.I260]/[lf.$B$43])" office:value-type="float" office:value="1.29937463649383" calcext:value-type="float">
            <text:p>1,29937463649383</text:p>
          </table:table-cell>
          <table:table-cell table:style-name="ce20" table:formula="of:=ASIN([lf.F260]/[lf.H260])" office:value-type="float" office:value="0.549734510054752" calcext:value-type="float">
            <text:p>0,549734510054752</text:p>
          </table:table-cell>
          <table:table-cell table:style-name="ce20" table:formula="of:=IF(0.5*PI()+[lf.$B$9]&gt;[lf.K260];1;-1)" office:value-type="float" office:value="1" calcext:value-type="float">
            <text:p>1</text:p>
          </table:table-cell>
          <table:table-cell table:style-name="ce17" table:formula="of:=0.5*PI()-([lf.J260]*[lf.L260]+[lf.K260])" office:value-type="float" office:value="-0.278312819753681" calcext:value-type="float">
            <text:p>-0,278312819753681</text:p>
          </table:table-cell>
          <table:table-cell table:style-name="ce17" table:formula="of:=-[lf.M260]-[lf.$B$8]" office:value-type="float" office:value="-0.0532997381252411" calcext:value-type="float">
            <text:p>-0,053299738125241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lf.A261]*analyze_resolution" office:value-type="float" office:value="4.5" calcext:value-type="float">
            <text:p>4,5</text:p>
          </table:table-cell>
          <table:table-cell table:style-name="ce20" table:formula="of:=-RADIANS([lf.B261])" office:value-type="float" office:value="-0.0785398163397448" calcext:value-type="float">
            <text:p>-0,078539816339745</text:p>
          </table:table-cell>
          <table:table-cell table:style-name="ce20" table:formula="of:=COS([lf.$B$6])*servo_saver_arm_length*COS([lf.C261])-SIN([lf.$B$6])*servo_saver_arm_length*SIN([lf.C261])+[lf.$B$24]" office:value-type="float" office:value="358.95067733973" calcext:value-type="float">
            <text:p>358,95067733973</text:p>
          </table:table-cell>
          <table:table-cell table:style-name="ce20" table:formula="of:=COS([lf.$B$6])*servo_saver_arm_length*SIN([lf.C261])+SIN([lf.$B$6])*servo_saver_arm_length*COS([lf.C261])+[lf.$C$24]" office:value-type="float" office:value="-1.25534553164552" calcext:value-type="float">
            <text:p>-1,25534553164552</text:p>
          </table:table-cell>
          <table:table-cell table:style-name="ce20" table:formula="of:=[$lf.D261]-[$lf.$B$14]" office:value-type="float" office:value="58.95067733973" calcext:value-type="float">
            <text:p>58,95067733973</text:p>
          </table:table-cell>
          <table:table-cell table:style-name="ce20" table:formula="of:=[lf.E261]-[$lf.$C$14]" office:value-type="float" office:value="-96.2553455316455" calcext:value-type="float">
            <text:p>-96,2553455316455</text:p>
          </table:table-cell>
          <table:table-cell table:style-name="ce11" table:formula="of:=SQRT([lf.F261]^2+[lf.G261]^2)" office:value-type="float" office:value="112.872821805027" calcext:value-type="float">
            <text:p>112,872821805027</text:p>
          </table:table-cell>
          <table:table-cell table:style-name="ce20" table:formula="of:=([lf.H261]^2-[lf.$B$42]^2+[lf.$B$43]^2)/(2*[lf.H261])" office:value-type="float" office:value="5.66235509947864" calcext:value-type="float">
            <text:p>5,66235509947864</text:p>
          </table:table-cell>
          <table:table-cell table:style-name="ce20" table:formula="of:=ACOS([lf.I261]/[lf.$B$43])" office:value-type="float" office:value="1.29778136012697" calcext:value-type="float">
            <text:p>1,29778136012697</text:p>
          </table:table-cell>
          <table:table-cell table:style-name="ce20" table:formula="of:=ASIN([lf.F261]/[lf.H261])" office:value-type="float" office:value="0.549516785326957" calcext:value-type="float">
            <text:p>0,549516785326957</text:p>
          </table:table-cell>
          <table:table-cell table:style-name="ce20" table:formula="of:=IF(0.5*PI()+[lf.$B$9]&gt;[lf.K261];1;-1)" office:value-type="float" office:value="1" calcext:value-type="float">
            <text:p>1</text:p>
          </table:table-cell>
          <table:table-cell table:style-name="ce17" table:formula="of:=0.5*PI()-([lf.J261]*[lf.L261]+[lf.K261])" office:value-type="float" office:value="-0.276501818659027" calcext:value-type="float">
            <text:p>-0,276501818659027</text:p>
          </table:table-cell>
          <table:table-cell table:style-name="ce17" table:formula="of:=-[lf.M261]-[lf.$B$8]" office:value-type="float" office:value="-0.055110739219896" calcext:value-type="float">
            <text:p>-0,055110739219896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lf.A262]*analyze_resolution" office:value-type="float" office:value="4.65" calcext:value-type="float">
            <text:p>4,65</text:p>
          </table:table-cell>
          <table:table-cell table:style-name="ce20" table:formula="of:=-RADIANS([lf.B262])" office:value-type="float" office:value="-0.0811578102177363" calcext:value-type="float">
            <text:p>-0,081157810217736</text:p>
          </table:table-cell>
          <table:table-cell table:style-name="ce20" table:formula="of:=COS([lf.$B$6])*servo_saver_arm_length*COS([lf.C262])-SIN([lf.$B$6])*servo_saver_arm_length*SIN([lf.C262])+[lf.$B$24]" office:value-type="float" office:value="358.947336194489" calcext:value-type="float">
            <text:p>358,947336194489</text:p>
          </table:table-cell>
          <table:table-cell table:style-name="ce20" table:formula="of:=COS([lf.$B$6])*servo_saver_arm_length*SIN([lf.C262])+SIN([lf.$B$6])*servo_saver_arm_length*COS([lf.C262])+[lf.$C$24]" office:value-type="float" office:value="-1.29709995757022" calcext:value-type="float">
            <text:p>-1,29709995757022</text:p>
          </table:table-cell>
          <table:table-cell table:style-name="ce20" table:formula="of:=[$lf.D262]-[$lf.$B$14]" office:value-type="float" office:value="58.9473361944894" calcext:value-type="float">
            <text:p>58,9473361944894</text:p>
          </table:table-cell>
          <table:table-cell table:style-name="ce20" table:formula="of:=[lf.E262]-[$lf.$C$14]" office:value-type="float" office:value="-96.2970999575702" calcext:value-type="float">
            <text:p>-96,2970999575702</text:p>
          </table:table-cell>
          <table:table-cell table:style-name="ce11" table:formula="of:=SQRT([lf.F262]^2+[lf.G262]^2)" office:value-type="float" office:value="112.906686713695" calcext:value-type="float">
            <text:p>112,906686713695</text:p>
          </table:table-cell>
          <table:table-cell table:style-name="ce20" table:formula="of:=([lf.H262]^2-[lf.$B$42]^2+[lf.$B$43]^2)/(2*[lf.H262])" office:value-type="float" office:value="5.69451657888172" calcext:value-type="float">
            <text:p>5,69451657888172</text:p>
          </table:table-cell>
          <table:table-cell table:style-name="ce20" table:formula="of:=ACOS([lf.I262]/[lf.$B$43])" office:value-type="float" office:value="1.29619060130407" calcext:value-type="float">
            <text:p>1,29619060130407</text:p>
          </table:table-cell>
          <table:table-cell table:style-name="ce20" table:formula="of:=ASIN([lf.F262]/[lf.H262])" office:value-type="float" office:value="0.549298405401864" calcext:value-type="float">
            <text:p>0,549298405401864</text:p>
          </table:table-cell>
          <table:table-cell table:style-name="ce20" table:formula="of:=IF(0.5*PI()+[lf.$B$9]&gt;[lf.K262];1;-1)" office:value-type="float" office:value="1" calcext:value-type="float">
            <text:p>1</text:p>
          </table:table-cell>
          <table:table-cell table:style-name="ce17" table:formula="of:=0.5*PI()-([lf.J262]*[lf.L262]+[lf.K262])" office:value-type="float" office:value="-0.274692679911037" calcext:value-type="float">
            <text:p>-0,274692679911037</text:p>
          </table:table-cell>
          <table:table-cell table:style-name="ce17" table:formula="of:=-[lf.M262]-[lf.$B$8]" office:value-type="float" office:value="-0.0569198779678859" calcext:value-type="float">
            <text:p>-0,056919877967886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lf.A263]*analyze_resolution" office:value-type="float" office:value="4.8" calcext:value-type="float">
            <text:p>4,8</text:p>
          </table:table-cell>
          <table:table-cell table:style-name="ce20" table:formula="of:=-RADIANS([lf.B263])" office:value-type="float" office:value="-0.0837758040957278" calcext:value-type="float">
            <text:p>-0,083775804095728</text:p>
          </table:table-cell>
          <table:table-cell table:style-name="ce20" table:formula="of:=COS([lf.$B$6])*servo_saver_arm_length*COS([lf.C263])-SIN([lf.$B$6])*servo_saver_arm_length*SIN([lf.C263])+[lf.$B$24]" office:value-type="float" office:value="358.943885747992" calcext:value-type="float">
            <text:p>358,943885747992</text:p>
          </table:table-cell>
          <table:table-cell table:style-name="ce20" table:formula="of:=COS([lf.$B$6])*servo_saver_arm_length*SIN([lf.C263])+SIN([lf.$B$6])*servo_saver_arm_length*COS([lf.C263])+[lf.$C$24]" office:value-type="float" office:value="-1.33884549331705" calcext:value-type="float">
            <text:p>-1,33884549331705</text:p>
          </table:table-cell>
          <table:table-cell table:style-name="ce20" table:formula="of:=[$lf.D263]-[$lf.$B$14]" office:value-type="float" office:value="58.9438857479921" calcext:value-type="float">
            <text:p>58,9438857479921</text:p>
          </table:table-cell>
          <table:table-cell table:style-name="ce20" table:formula="of:=[lf.E263]-[$lf.$C$14]" office:value-type="float" office:value="-96.3388454933171" calcext:value-type="float">
            <text:p>-96,3388454933171</text:p>
          </table:table-cell>
          <table:table-cell table:style-name="ce11" table:formula="of:=SQRT([lf.F263]^2+[lf.G263]^2)" office:value-type="float" office:value="112.940492375665" calcext:value-type="float">
            <text:p>112,940492375665</text:p>
          </table:table-cell>
          <table:table-cell table:style-name="ce20" table:formula="of:=([lf.H263]^2-[lf.$B$42]^2+[lf.$B$43]^2)/(2*[lf.H263])" office:value-type="float" office:value="5.72661268292525" calcext:value-type="float">
            <text:p>5,72661268292525</text:p>
          </table:table-cell>
          <table:table-cell table:style-name="ce20" table:formula="of:=ACOS([lf.I263]/[lf.$B$43])" office:value-type="float" office:value="1.29460236500449" calcext:value-type="float">
            <text:p>1,29460236500449</text:p>
          </table:table-cell>
          <table:table-cell table:style-name="ce20" table:formula="of:=ASIN([lf.F263]/[lf.H263])" office:value-type="float" office:value="0.549079372011364" calcext:value-type="float">
            <text:p>0,549079372011364</text:p>
          </table:table-cell>
          <table:table-cell table:style-name="ce20" table:formula="of:=IF(0.5*PI()+[lf.$B$9]&gt;[lf.K263];1;-1)" office:value-type="float" office:value="1" calcext:value-type="float">
            <text:p>1</text:p>
          </table:table-cell>
          <table:table-cell table:style-name="ce17" table:formula="of:=0.5*PI()-([lf.J263]*[lf.L263]+[lf.K263])" office:value-type="float" office:value="-0.272885410220955" calcext:value-type="float">
            <text:p>-0,272885410220955</text:p>
          </table:table-cell>
          <table:table-cell table:style-name="ce17" table:formula="of:=-[lf.M263]-[lf.$B$8]" office:value-type="float" office:value="-0.0587271476579676" calcext:value-type="float">
            <text:p>-0,058727147657968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lf.A264]*analyze_resolution" office:value-type="float" office:value="4.95" calcext:value-type="float">
            <text:p>4,95</text:p>
          </table:table-cell>
          <table:table-cell table:style-name="ce20" table:formula="of:=-RADIANS([lf.B264])" office:value-type="float" office:value="-0.0863937979737193" calcext:value-type="float">
            <text:p>-0,086393797973719</text:p>
          </table:table-cell>
          <table:table-cell table:style-name="ce20" table:formula="of:=COS([lf.$B$6])*servo_saver_arm_length*COS([lf.C264])-SIN([lf.$B$6])*servo_saver_arm_length*SIN([lf.C264])+[lf.$B$24]" office:value-type="float" office:value="358.940326023887" calcext:value-type="float">
            <text:p>358,940326023887</text:p>
          </table:table-cell>
          <table:table-cell table:style-name="ce20" table:formula="of:=COS([lf.$B$6])*servo_saver_arm_length*SIN([lf.C264])+SIN([lf.$B$6])*servo_saver_arm_length*COS([lf.C264])+[lf.$C$24]" office:value-type="float" office:value="-1.38058185276677" calcext:value-type="float">
            <text:p>-1,38058185276677</text:p>
          </table:table-cell>
          <table:table-cell table:style-name="ce20" table:formula="of:=[$lf.D264]-[$lf.$B$14]" office:value-type="float" office:value="58.9403260238871" calcext:value-type="float">
            <text:p>58,9403260238871</text:p>
          </table:table-cell>
          <table:table-cell table:style-name="ce20" table:formula="of:=[lf.E264]-[$lf.$C$14]" office:value-type="float" office:value="-96.3805818527668" calcext:value-type="float">
            <text:p>-96,3805818527668</text:p>
          </table:table-cell>
          <table:table-cell table:style-name="ce11" table:formula="of:=SQRT([lf.F264]^2+[lf.G264]^2)" office:value-type="float" office:value="112.974238612526" calcext:value-type="float">
            <text:p>112,974238612526</text:p>
          </table:table-cell>
          <table:table-cell table:style-name="ce20" table:formula="of:=([lf.H264]^2-[lf.$B$42]^2+[lf.$B$43]^2)/(2*[lf.H264])" office:value-type="float" office:value="5.75864329829064" calcext:value-type="float">
            <text:p>5,75864329829064</text:p>
          </table:table-cell>
          <table:table-cell table:style-name="ce20" table:formula="of:=ACOS([lf.I264]/[lf.$B$43])" office:value-type="float" office:value="1.29301665622905" calcext:value-type="float">
            <text:p>1,29301665622905</text:p>
          </table:table-cell>
          <table:table-cell table:style-name="ce20" table:formula="of:=ASIN([lf.F264]/[lf.H264])" office:value-type="float" office:value="0.548859686887005" calcext:value-type="float">
            <text:p>0,548859686887005</text:p>
          </table:table-cell>
          <table:table-cell table:style-name="ce20" table:formula="of:=IF(0.5*PI()+[lf.$B$9]&gt;[lf.K264];1;-1)" office:value-type="float" office:value="1" calcext:value-type="float">
            <text:p>1</text:p>
          </table:table-cell>
          <table:table-cell table:style-name="ce17" table:formula="of:=0.5*PI()-([lf.J264]*[lf.L264]+[lf.K264])" office:value-type="float" office:value="-0.271080016321163" calcext:value-type="float">
            <text:p>-0,271080016321163</text:p>
          </table:table-cell>
          <table:table-cell table:style-name="ce17" table:formula="of:=-[lf.M264]-[lf.$B$8]" office:value-type="float" office:value="-0.0605325415577596" calcext:value-type="float">
            <text:p>-0,06053254155776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lf.A265]*analyze_resolution" office:value-type="float" office:value="5.1" calcext:value-type="float">
            <text:p>5,1</text:p>
          </table:table-cell>
          <table:table-cell table:style-name="ce20" table:formula="of:=-RADIANS([lf.B265])" office:value-type="float" office:value="-0.0890117918517108" calcext:value-type="float">
            <text:p>-0,089011791851711</text:p>
          </table:table-cell>
          <table:table-cell table:style-name="ce20" table:formula="of:=COS([lf.$B$6])*servo_saver_arm_length*COS([lf.C265])-SIN([lf.$B$6])*servo_saver_arm_length*SIN([lf.C265])+[lf.$B$24]" office:value-type="float" office:value="358.936657046572" calcext:value-type="float">
            <text:p>358,936657046572</text:p>
          </table:table-cell>
          <table:table-cell table:style-name="ce20" table:formula="of:=COS([lf.$B$6])*servo_saver_arm_length*SIN([lf.C265])+SIN([lf.$B$6])*servo_saver_arm_length*COS([lf.C265])+[lf.$C$24]" office:value-type="float" office:value="-1.42230874986306" calcext:value-type="float">
            <text:p>-1,42230874986306</text:p>
          </table:table-cell>
          <table:table-cell table:style-name="ce20" table:formula="of:=[$lf.D265]-[$lf.$B$14]" office:value-type="float" office:value="58.9366570465723" calcext:value-type="float">
            <text:p>58,9366570465723</text:p>
          </table:table-cell>
          <table:table-cell table:style-name="ce20" table:formula="of:=[lf.E265]-[$lf.$C$14]" office:value-type="float" office:value="-96.4223087498631" calcext:value-type="float">
            <text:p>-96,4223087498631</text:p>
          </table:table-cell>
          <table:table-cell table:style-name="ce11" table:formula="of:=SQRT([lf.F265]^2+[lf.G265]^2)" office:value-type="float" office:value="113.007925246326" calcext:value-type="float">
            <text:p>113,007925246326</text:p>
          </table:table-cell>
          <table:table-cell table:style-name="ce20" table:formula="of:=([lf.H265]^2-[lf.$B$42]^2+[lf.$B$43]^2)/(2*[lf.H265])" office:value-type="float" office:value="5.79060831210507" calcext:value-type="float">
            <text:p>5,79060831210507</text:p>
          </table:table-cell>
          <table:table-cell table:style-name="ce20" table:formula="of:=ACOS([lf.I265]/[lf.$B$43])" office:value-type="float" office:value="1.29143348000011" calcext:value-type="float">
            <text:p>1,29143348000011</text:p>
          </table:table-cell>
          <table:table-cell table:style-name="ce20" table:formula="of:=ASIN([lf.F265]/[lf.H265])" office:value-type="float" office:value="0.548639351759988" calcext:value-type="float">
            <text:p>0,548639351759988</text:p>
          </table:table-cell>
          <table:table-cell table:style-name="ce20" table:formula="of:=IF(0.5*PI()+[lf.$B$9]&gt;[lf.K265];1;-1)" office:value-type="float" office:value="1" calcext:value-type="float">
            <text:p>1</text:p>
          </table:table-cell>
          <table:table-cell table:style-name="ce17" table:formula="of:=0.5*PI()-([lf.J265]*[lf.L265]+[lf.K265])" office:value-type="float" office:value="-0.269276504965205" calcext:value-type="float">
            <text:p>-0,269276504965205</text:p>
          </table:table-cell>
          <table:table-cell table:style-name="ce17" table:formula="of:=-[lf.M265]-[lf.$B$8]" office:value-type="float" office:value="-0.0623360529137171" calcext:value-type="float">
            <text:p>-0,062336052913717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lf.A266]*analyze_resolution" office:value-type="float" office:value="5.25" calcext:value-type="float">
            <text:p>5,25</text:p>
          </table:table-cell>
          <table:table-cell table:style-name="ce20" table:formula="of:=-RADIANS([lf.B266])" office:value-type="float" office:value="-0.0916297857297023" calcext:value-type="float">
            <text:p>-0,091629785729702</text:p>
          </table:table-cell>
          <table:table-cell table:style-name="ce20" table:formula="of:=COS([lf.$B$6])*servo_saver_arm_length*COS([lf.C266])-SIN([lf.$B$6])*servo_saver_arm_length*SIN([lf.C266])+[lf.$B$24]" office:value-type="float" office:value="358.932878841195" calcext:value-type="float">
            <text:p>358,932878841195</text:p>
          </table:table-cell>
          <table:table-cell table:style-name="ce20" table:formula="of:=COS([lf.$B$6])*servo_saver_arm_length*SIN([lf.C266])+SIN([lf.$B$6])*servo_saver_arm_length*COS([lf.C266])+[lf.$C$24]" office:value-type="float" office:value="-1.46402589861444" calcext:value-type="float">
            <text:p>-1,46402589861444</text:p>
          </table:table-cell>
          <table:table-cell table:style-name="ce20" table:formula="of:=[$lf.D266]-[$lf.$B$14]" office:value-type="float" office:value="58.9328788411946" calcext:value-type="float">
            <text:p>58,9328788411946</text:p>
          </table:table-cell>
          <table:table-cell table:style-name="ce20" table:formula="of:=[lf.E266]-[$lf.$C$14]" office:value-type="float" office:value="-96.4640258986144" calcext:value-type="float">
            <text:p>-96,4640258986144</text:p>
          </table:table-cell>
          <table:table-cell table:style-name="ce11" table:formula="of:=SQRT([lf.F266]^2+[lf.G266]^2)" office:value-type="float" office:value="113.041552099569" calcext:value-type="float">
            <text:p>113,041552099569</text:p>
          </table:table-cell>
          <table:table-cell table:style-name="ce20" table:formula="of:=([lf.H266]^2-[lf.$B$42]^2+[lf.$B$43]^2)/(2*[lf.H266])" office:value-type="float" office:value="5.82250761194012" calcext:value-type="float">
            <text:p>5,82250761194012</text:p>
          </table:table-cell>
          <table:table-cell table:style-name="ce20" table:formula="of:=ACOS([lf.I266]/[lf.$B$43])" office:value-type="float" office:value="1.28985284136156" calcext:value-type="float">
            <text:p>1,28985284136156</text:p>
          </table:table-cell>
          <table:table-cell table:style-name="ce20" table:formula="of:=ASIN([lf.F266]/[lf.H266])" office:value-type="float" office:value="0.54841836836116" calcext:value-type="float">
            <text:p>0,54841836836116</text:p>
          </table:table-cell>
          <table:table-cell table:style-name="ce20" table:formula="of:=IF(0.5*PI()+[lf.$B$9]&gt;[lf.K266];1;-1)" office:value-type="float" office:value="1" calcext:value-type="float">
            <text:p>1</text:p>
          </table:table-cell>
          <table:table-cell table:style-name="ce17" table:formula="of:=0.5*PI()-([lf.J266]*[lf.L266]+[lf.K266])" office:value-type="float" office:value="-0.267474882927822" calcext:value-type="float">
            <text:p>-0,267474882927822</text:p>
          </table:table-cell>
          <table:table-cell table:style-name="ce17" table:formula="of:=-[lf.M266]-[lf.$B$8]" office:value-type="float" office:value="-0.0641376749511002" calcext:value-type="float">
            <text:p>-0,0641376749511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lf.A267]*analyze_resolution" office:value-type="float" office:value="5.4" calcext:value-type="float">
            <text:p>5,4</text:p>
          </table:table-cell>
          <table:table-cell table:style-name="ce20" table:formula="of:=-RADIANS([lf.B267])" office:value-type="float" office:value="-0.0942477796076938" calcext:value-type="float">
            <text:p>-0,094247779607694</text:p>
          </table:table-cell>
          <table:table-cell table:style-name="ce20" table:formula="of:=COS([lf.$B$6])*servo_saver_arm_length*COS([lf.C267])-SIN([lf.$B$6])*servo_saver_arm_length*SIN([lf.C267])+[lf.$B$24]" office:value-type="float" office:value="358.928991433649" calcext:value-type="float">
            <text:p>358,928991433649</text:p>
          </table:table-cell>
          <table:table-cell table:style-name="ce20" table:formula="of:=COS([lf.$B$6])*servo_saver_arm_length*SIN([lf.C267])+SIN([lf.$B$6])*servo_saver_arm_length*COS([lf.C267])+[lf.$C$24]" office:value-type="float" office:value="-1.50573301309623" calcext:value-type="float">
            <text:p>-1,50573301309623</text:p>
          </table:table-cell>
          <table:table-cell table:style-name="ce20" table:formula="of:=[$lf.D267]-[$lf.$B$14]" office:value-type="float" office:value="58.9289914336493" calcext:value-type="float">
            <text:p>58,9289914336493</text:p>
          </table:table-cell>
          <table:table-cell table:style-name="ce20" table:formula="of:=[lf.E267]-[$lf.$C$14]" office:value-type="float" office:value="-96.5057330130962" calcext:value-type="float">
            <text:p>-96,5057330130962</text:p>
          </table:table-cell>
          <table:table-cell table:style-name="ce11" table:formula="of:=SQRT([lf.F267]^2+[lf.G267]^2)" office:value-type="float" office:value="113.075118995215" calcext:value-type="float">
            <text:p>113,075118995215</text:p>
          </table:table-cell>
          <table:table-cell table:style-name="ce20" table:formula="of:=([lf.H267]^2-[lf.$B$42]^2+[lf.$B$43]^2)/(2*[lf.H267])" office:value-type="float" office:value="5.85434108581037" calcext:value-type="float">
            <text:p>5,85434108581037</text:p>
          </table:table-cell>
          <table:table-cell table:style-name="ce20" table:formula="of:=ACOS([lf.I267]/[lf.$B$43])" office:value-type="float" office:value="1.28827474537886" calcext:value-type="float">
            <text:p>1,28827474537886</text:p>
          </table:table-cell>
          <table:table-cell table:style-name="ce20" table:formula="of:=ASIN([lf.F267]/[lf.H267])" office:value-type="float" office:value="0.548196738421006" calcext:value-type="float">
            <text:p>0,548196738421006</text:p>
          </table:table-cell>
          <table:table-cell table:style-name="ce20" table:formula="of:=IF(0.5*PI()+[lf.$B$9]&gt;[lf.K267];1;-1)" office:value-type="float" office:value="1" calcext:value-type="float">
            <text:p>1</text:p>
          </table:table-cell>
          <table:table-cell table:style-name="ce17" table:formula="of:=0.5*PI()-([lf.J267]*[lf.L267]+[lf.K267])" office:value-type="float" office:value="-0.265675157004974" calcext:value-type="float">
            <text:p>-0,265675157004974</text:p>
          </table:table-cell>
          <table:table-cell table:style-name="ce17" table:formula="of:=-[lf.M267]-[lf.$B$8]" office:value-type="float" office:value="-0.0659374008739488" calcext:value-type="float">
            <text:p>-0,065937400873949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lf.A268]*analyze_resolution" office:value-type="float" office:value="5.55" calcext:value-type="float">
            <text:p>5,55</text:p>
          </table:table-cell>
          <table:table-cell table:style-name="ce20" table:formula="of:=-RADIANS([lf.B268])" office:value-type="float" office:value="-0.0968657734856853" calcext:value-type="float">
            <text:p>-0,096865773485685</text:p>
          </table:table-cell>
          <table:table-cell table:style-name="ce20" table:formula="of:=COS([lf.$B$6])*servo_saver_arm_length*COS([lf.C268])-SIN([lf.$B$6])*servo_saver_arm_length*SIN([lf.C268])+[lf.$B$24]" office:value-type="float" office:value="358.92499485058" calcext:value-type="float">
            <text:p>358,92499485058</text:p>
          </table:table-cell>
          <table:table-cell table:style-name="ce20" table:formula="of:=COS([lf.$B$6])*servo_saver_arm_length*SIN([lf.C268])+SIN([lf.$B$6])*servo_saver_arm_length*COS([lf.C268])+[lf.$C$24]" office:value-type="float" office:value="-1.54742980745254" calcext:value-type="float">
            <text:p>-1,54742980745254</text:p>
          </table:table-cell>
          <table:table-cell table:style-name="ce20" table:formula="of:=[$lf.D268]-[$lf.$B$14]" office:value-type="float" office:value="58.9249948505802" calcext:value-type="float">
            <text:p>58,9249948505802</text:p>
          </table:table-cell>
          <table:table-cell table:style-name="ce20" table:formula="of:=[lf.E268]-[$lf.$C$14]" office:value-type="float" office:value="-96.5474298074525" calcext:value-type="float">
            <text:p>-96,5474298074525</text:p>
          </table:table-cell>
          <table:table-cell table:style-name="ce11" table:formula="of:=SQRT([lf.F268]^2+[lf.G268]^2)" office:value-type="float" office:value="113.108625756685" calcext:value-type="float">
            <text:p>113,108625756685</text:p>
          </table:table-cell>
          <table:table-cell table:style-name="ce20" table:formula="of:=([lf.H268]^2-[lf.$B$42]^2+[lf.$B$43]^2)/(2*[lf.H268])" office:value-type="float" office:value="5.88610862217212" calcext:value-type="float">
            <text:p>5,88610862217212</text:p>
          </table:table-cell>
          <table:table-cell table:style-name="ce20" table:formula="of:=ACOS([lf.I268]/[lf.$B$43])" office:value-type="float" office:value="1.28669919713912" calcext:value-type="float">
            <text:p>1,28669919713912</text:p>
          </table:table-cell>
          <table:table-cell table:style-name="ce20" table:formula="of:=ASIN([lf.F268]/[lf.H268])" office:value-type="float" office:value="0.54797446366964" calcext:value-type="float">
            <text:p>0,54797446366964</text:p>
          </table:table-cell>
          <table:table-cell table:style-name="ce20" table:formula="of:=IF(0.5*PI()+[lf.$B$9]&gt;[lf.K268];1;-1)" office:value-type="float" office:value="1" calcext:value-type="float">
            <text:p>1</text:p>
          </table:table-cell>
          <table:table-cell table:style-name="ce17" table:formula="of:=0.5*PI()-([lf.J268]*[lf.L268]+[lf.K268])" office:value-type="float" office:value="-0.263877334013867" calcext:value-type="float">
            <text:p>-0,263877334013867</text:p>
          </table:table-cell>
          <table:table-cell table:style-name="ce17" table:formula="of:=-[lf.M268]-[lf.$B$8]" office:value-type="float" office:value="-0.0677352238650559" calcext:value-type="float">
            <text:p>-0,067735223865056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lf.A269]*analyze_resolution" office:value-type="float" office:value="5.7" calcext:value-type="float">
            <text:p>5,7</text:p>
          </table:table-cell>
          <table:table-cell table:style-name="ce20" table:formula="of:=-RADIANS([lf.B269])" office:value-type="float" office:value="-0.0994837673636768" calcext:value-type="float">
            <text:p>-0,099483767363677</text:p>
          </table:table-cell>
          <table:table-cell table:style-name="ce20" table:formula="of:=COS([lf.$B$6])*servo_saver_arm_length*COS([lf.C269])-SIN([lf.$B$6])*servo_saver_arm_length*SIN([lf.C269])+[lf.$B$24]" office:value-type="float" office:value="358.92088911938" calcext:value-type="float">
            <text:p>358,92088911938</text:p>
          </table:table-cell>
          <table:table-cell table:style-name="ce20" table:formula="of:=COS([lf.$B$6])*servo_saver_arm_length*SIN([lf.C269])+SIN([lf.$B$6])*servo_saver_arm_length*COS([lf.C269])+[lf.$C$24]" office:value-type="float" office:value="-1.58911599589822" calcext:value-type="float">
            <text:p>-1,58911599589822</text:p>
          </table:table-cell>
          <table:table-cell table:style-name="ce20" table:formula="of:=[$lf.D269]-[$lf.$B$14]" office:value-type="float" office:value="58.9208891193796" calcext:value-type="float">
            <text:p>58,9208891193796</text:p>
          </table:table-cell>
          <table:table-cell table:style-name="ce20" table:formula="of:=[lf.E269]-[$lf.$C$14]" office:value-type="float" office:value="-96.5891159958982" calcext:value-type="float">
            <text:p>-96,5891159958982</text:p>
          </table:table-cell>
          <table:table-cell table:style-name="ce11" table:formula="of:=SQRT([lf.F269]^2+[lf.G269]^2)" office:value-type="float" office:value="113.142072207854" calcext:value-type="float">
            <text:p>113,142072207854</text:p>
          </table:table-cell>
          <table:table-cell table:style-name="ce20" table:formula="of:=([lf.H269]^2-[lf.$B$42]^2+[lf.$B$43]^2)/(2*[lf.H269])" office:value-type="float" office:value="5.91781010992214" calcext:value-type="float">
            <text:p>5,91781010992214</text:p>
          </table:table-cell>
          <table:table-cell table:style-name="ce20" table:formula="of:=ACOS([lf.I269]/[lf.$B$43])" office:value-type="float" office:value="1.28512620175107" calcext:value-type="float">
            <text:p>1,28512620175107</text:p>
          </table:table-cell>
          <table:table-cell table:style-name="ce20" table:formula="of:=ASIN([lf.F269]/[lf.H269])" office:value-type="float" office:value="0.547751545836803" calcext:value-type="float">
            <text:p>0,547751545836803</text:p>
          </table:table-cell>
          <table:table-cell table:style-name="ce20" table:formula="of:=IF(0.5*PI()+[lf.$B$9]&gt;[lf.K269];1;-1)" office:value-type="float" office:value="1" calcext:value-type="float">
            <text:p>1</text:p>
          </table:table-cell>
          <table:table-cell table:style-name="ce17" table:formula="of:=0.5*PI()-([lf.J269]*[lf.L269]+[lf.K269])" office:value-type="float" office:value="-0.262081420792975" calcext:value-type="float">
            <text:p>-0,262081420792975</text:p>
          </table:table-cell>
          <table:table-cell table:style-name="ce17" table:formula="of:=-[lf.M269]-[lf.$B$8]" office:value-type="float" office:value="-0.0695311370859473" calcext:value-type="float">
            <text:p>-0,069531137085947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lf.A270]*analyze_resolution" office:value-type="float" office:value="5.85" calcext:value-type="float">
            <text:p>5,85</text:p>
          </table:table-cell>
          <table:table-cell table:style-name="ce20" table:formula="of:=-RADIANS([lf.B270])" office:value-type="float" office:value="-0.102101761241668" calcext:value-type="float">
            <text:p>-0,102101761241668</text:p>
          </table:table-cell>
          <table:table-cell table:style-name="ce20" table:formula="of:=COS([lf.$B$6])*servo_saver_arm_length*COS([lf.C270])-SIN([lf.$B$6])*servo_saver_arm_length*SIN([lf.C270])+[lf.$B$24]" office:value-type="float" office:value="358.916674268188" calcext:value-type="float">
            <text:p>358,916674268188</text:p>
          </table:table-cell>
          <table:table-cell table:style-name="ce20" table:formula="of:=COS([lf.$B$6])*servo_saver_arm_length*SIN([lf.C270])+SIN([lf.$B$6])*servo_saver_arm_length*COS([lf.C270])+[lf.$C$24]" office:value-type="float" office:value="-1.6307912927208" calcext:value-type="float">
            <text:p>-1,6307912927208</text:p>
          </table:table-cell>
          <table:table-cell table:style-name="ce20" table:formula="of:=[$lf.D270]-[$lf.$B$14]" office:value-type="float" office:value="58.9166742681877" calcext:value-type="float">
            <text:p>58,9166742681877</text:p>
          </table:table-cell>
          <table:table-cell table:style-name="ce20" table:formula="of:=[lf.E270]-[$lf.$C$14]" office:value-type="float" office:value="-96.6307912927208" calcext:value-type="float">
            <text:p>-96,6307912927208</text:p>
          </table:table-cell>
          <table:table-cell table:style-name="ce11" table:formula="of:=SQRT([lf.F270]^2+[lf.G270]^2)" office:value-type="float" office:value="113.175458173056" calcext:value-type="float">
            <text:p>113,175458173056</text:p>
          </table:table-cell>
          <table:table-cell table:style-name="ce20" table:formula="of:=([lf.H270]^2-[lf.$B$42]^2+[lf.$B$43]^2)/(2*[lf.H270])" office:value-type="float" office:value="5.94944543839606" calcext:value-type="float">
            <text:p>5,94944543839606</text:p>
          </table:table-cell>
          <table:table-cell table:style-name="ce20" table:formula="of:=ACOS([lf.I270]/[lf.$B$43])" office:value-type="float" office:value="1.28355576434512" calcext:value-type="float">
            <text:p>1,28355576434512</text:p>
          </table:table-cell>
          <table:table-cell table:style-name="ce20" table:formula="of:=ASIN([lf.F270]/[lf.H270])" office:value-type="float" office:value="0.54752798665185" calcext:value-type="float">
            <text:p>0,54752798665185</text:p>
          </table:table-cell>
          <table:table-cell table:style-name="ce20" table:formula="of:=IF(0.5*PI()+[lf.$B$9]&gt;[lf.K270];1;-1)" office:value-type="float" office:value="1" calcext:value-type="float">
            <text:p>1</text:p>
          </table:table-cell>
          <table:table-cell table:style-name="ce17" table:formula="of:=0.5*PI()-([lf.J270]*[lf.L270]+[lf.K270])" office:value-type="float" office:value="-0.260287424202077" calcext:value-type="float">
            <text:p>-0,260287424202077</text:p>
          </table:table-cell>
          <table:table-cell table:style-name="ce17" table:formula="of:=-[lf.M270]-[lf.$B$8]" office:value-type="float" office:value="-0.0713251336768457" calcext:value-type="float">
            <text:p>-0,071325133676846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lf.A271]*analyze_resolution" office:value-type="float" office:value="6" calcext:value-type="float">
            <text:p>6</text:p>
          </table:table-cell>
          <table:table-cell table:style-name="ce20" table:formula="of:=-RADIANS([lf.B271])" office:value-type="float" office:value="-0.10471975511966" calcext:value-type="float">
            <text:p>-0,10471975511966</text:p>
          </table:table-cell>
          <table:table-cell table:style-name="ce20" table:formula="of:=COS([lf.$B$6])*servo_saver_arm_length*COS([lf.C271])-SIN([lf.$B$6])*servo_saver_arm_length*SIN([lf.C271])+[lf.$B$24]" office:value-type="float" office:value="358.912350325892" calcext:value-type="float">
            <text:p>358,912350325892</text:p>
          </table:table-cell>
          <table:table-cell table:style-name="ce20" table:formula="of:=COS([lf.$B$6])*servo_saver_arm_length*SIN([lf.C271])+SIN([lf.$B$6])*servo_saver_arm_length*COS([lf.C271])+[lf.$C$24]" office:value-type="float" office:value="-1.67245541228246" calcext:value-type="float">
            <text:p>-1,67245541228246</text:p>
          </table:table-cell>
          <table:table-cell table:style-name="ce20" table:formula="of:=[$lf.D271]-[$lf.$B$14]" office:value-type="float" office:value="58.9123503258924" calcext:value-type="float">
            <text:p>58,9123503258924</text:p>
          </table:table-cell>
          <table:table-cell table:style-name="ce20" table:formula="of:=[lf.E271]-[$lf.$C$14]" office:value-type="float" office:value="-96.6724554122825" calcext:value-type="float">
            <text:p>-96,6724554122825</text:p>
          </table:table-cell>
          <table:table-cell table:style-name="ce11" table:formula="of:=SQRT([lf.F271]^2+[lf.G271]^2)" office:value-type="float" office:value="113.20878347708" calcext:value-type="float">
            <text:p>113,20878347708</text:p>
          </table:table-cell>
          <table:table-cell table:style-name="ce20" table:formula="of:=([lf.H271]^2-[lf.$B$42]^2+[lf.$B$43]^2)/(2*[lf.H271])" office:value-type="float" office:value="5.98101449736729" calcext:value-type="float">
            <text:p>5,98101449736729</text:p>
          </table:table-cell>
          <table:table-cell table:style-name="ce20" table:formula="of:=ACOS([lf.I271]/[lf.$B$43])" office:value-type="float" office:value="1.28198789007342" calcext:value-type="float">
            <text:p>1,28198789007342</text:p>
          </table:table-cell>
          <table:table-cell table:style-name="ce20" table:formula="of:=ASIN([lf.F271]/[lf.H271])" office:value-type="float" office:value="0.547303787843747" calcext:value-type="float">
            <text:p>0,547303787843747</text:p>
          </table:table-cell>
          <table:table-cell table:style-name="ce20" table:formula="of:=IF(0.5*PI()+[lf.$B$9]&gt;[lf.K271];1;-1)" office:value-type="float" office:value="1" calcext:value-type="float">
            <text:p>1</text:p>
          </table:table-cell>
          <table:table-cell table:style-name="ce17" table:formula="of:=0.5*PI()-([lf.J271]*[lf.L271]+[lf.K271])" office:value-type="float" office:value="-0.258495351122266" calcext:value-type="float">
            <text:p>-0,258495351122266</text:p>
          </table:table-cell>
          <table:table-cell table:style-name="ce17" table:formula="of:=-[lf.M271]-[lf.$B$8]" office:value-type="float" office:value="-0.0731172067566563" calcext:value-type="float">
            <text:p>-0,073117206756656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lf.A272]*analyze_resolution" office:value-type="float" office:value="6.15" calcext:value-type="float">
            <text:p>6,15</text:p>
          </table:table-cell>
          <table:table-cell table:style-name="ce20" table:formula="of:=-RADIANS([lf.B272])" office:value-type="float" office:value="-0.107337748997651" calcext:value-type="float">
            <text:p>-0,107337748997651</text:p>
          </table:table-cell>
          <table:table-cell table:style-name="ce20" table:formula="of:=COS([lf.$B$6])*servo_saver_arm_length*COS([lf.C272])-SIN([lf.$B$6])*servo_saver_arm_length*SIN([lf.C272])+[lf.$B$24]" office:value-type="float" office:value="358.90791732213" calcext:value-type="float">
            <text:p>358,90791732213</text:p>
          </table:table-cell>
          <table:table-cell table:style-name="ce20" table:formula="of:=COS([lf.$B$6])*servo_saver_arm_length*SIN([lf.C272])+SIN([lf.$B$6])*servo_saver_arm_length*COS([lf.C272])+[lf.$C$24]" office:value-type="float" office:value="-1.71410806902197" calcext:value-type="float">
            <text:p>-1,71410806902197</text:p>
          </table:table-cell>
          <table:table-cell table:style-name="ce20" table:formula="of:=[$lf.D272]-[$lf.$B$14]" office:value-type="float" office:value="58.9079173221297" calcext:value-type="float">
            <text:p>58,9079173221297</text:p>
          </table:table-cell>
          <table:table-cell table:style-name="ce20" table:formula="of:=[lf.E272]-[$lf.$C$14]" office:value-type="float" office:value="-96.714108069022" calcext:value-type="float">
            <text:p>-96,714108069022</text:p>
          </table:table-cell>
          <table:table-cell table:style-name="ce11" table:formula="of:=SQRT([lf.F272]^2+[lf.G272]^2)" office:value-type="float" office:value="113.242047945175" calcext:value-type="float">
            <text:p>113,242047945175</text:p>
          </table:table-cell>
          <table:table-cell table:style-name="ce20" table:formula="of:=([lf.H272]^2-[lf.$B$42]^2+[lf.$B$43]^2)/(2*[lf.H272])" office:value-type="float" office:value="6.01251717704561" calcext:value-type="float">
            <text:p>6,01251717704561</text:p>
          </table:table-cell>
          <table:table-cell table:style-name="ce20" table:formula="of:=ACOS([lf.I272]/[lf.$B$43])" office:value-type="float" office:value="1.28042258410982" calcext:value-type="float">
            <text:p>1,28042258410982</text:p>
          </table:table-cell>
          <table:table-cell table:style-name="ce20" table:formula="of:=ASIN([lf.F272]/[lf.H272])" office:value-type="float" office:value="0.547078951141064" calcext:value-type="float">
            <text:p>0,547078951141064</text:p>
          </table:table-cell>
          <table:table-cell table:style-name="ce20" table:formula="of:=IF(0.5*PI()+[lf.$B$9]&gt;[lf.K272];1;-1)" office:value-type="float" office:value="1" calcext:value-type="float">
            <text:p>1</text:p>
          </table:table-cell>
          <table:table-cell table:style-name="ce17" table:formula="of:=0.5*PI()-([lf.J272]*[lf.L272]+[lf.K272])" office:value-type="float" office:value="-0.256705208455984" calcext:value-type="float">
            <text:p>-0,256705208455984</text:p>
          </table:table-cell>
          <table:table-cell table:style-name="ce17" table:formula="of:=-[lf.M272]-[lf.$B$8]" office:value-type="float" office:value="-0.0749073494229384" calcext:value-type="float">
            <text:p>-0,074907349422939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lf.A273]*analyze_resolution" office:value-type="float" office:value="6.3" calcext:value-type="float">
            <text:p>6,3</text:p>
          </table:table-cell>
          <table:table-cell table:style-name="ce20" table:formula="of:=-RADIANS([lf.B273])" office:value-type="float" office:value="-0.109955742875643" calcext:value-type="float">
            <text:p>-0,109955742875643</text:p>
          </table:table-cell>
          <table:table-cell table:style-name="ce20" table:formula="of:=COS([lf.$B$6])*servo_saver_arm_length*COS([lf.C273])-SIN([lf.$B$6])*servo_saver_arm_length*SIN([lf.C273])+[lf.$B$24]" office:value-type="float" office:value="358.903375287283" calcext:value-type="float">
            <text:p>358,903375287283</text:p>
          </table:table-cell>
          <table:table-cell table:style-name="ce20" table:formula="of:=COS([lf.$B$6])*servo_saver_arm_length*SIN([lf.C273])+SIN([lf.$B$6])*servo_saver_arm_length*COS([lf.C273])+[lf.$C$24]" office:value-type="float" office:value="-1.75574897745673" calcext:value-type="float">
            <text:p>-1,75574897745673</text:p>
          </table:table-cell>
          <table:table-cell table:style-name="ce20" table:formula="of:=[$lf.D273]-[$lf.$B$14]" office:value-type="float" office:value="58.9033752872829" calcext:value-type="float">
            <text:p>58,9033752872829</text:p>
          </table:table-cell>
          <table:table-cell table:style-name="ce20" table:formula="of:=[lf.E273]-[$lf.$C$14]" office:value-type="float" office:value="-96.7557489774567" calcext:value-type="float">
            <text:p>-96,7557489774567</text:p>
          </table:table-cell>
          <table:table-cell table:style-name="ce11" table:formula="of:=SQRT([lf.F273]^2+[lf.G273]^2)" office:value-type="float" office:value="113.275251403045" calcext:value-type="float">
            <text:p>113,275251403045</text:p>
          </table:table-cell>
          <table:table-cell table:style-name="ce20" table:formula="of:=([lf.H273]^2-[lf.$B$42]^2+[lf.$B$43]^2)/(2*[lf.H273])" office:value-type="float" office:value="6.04395336807589" calcext:value-type="float">
            <text:p>6,04395336807589</text:p>
          </table:table-cell>
          <table:table-cell table:style-name="ce20" table:formula="of:=ACOS([lf.I273]/[lf.$B$43])" office:value-type="float" office:value="1.27885985164996" calcext:value-type="float">
            <text:p>1,27885985164996</text:p>
          </table:table-cell>
          <table:table-cell table:style-name="ce20" table:formula="of:=ASIN([lf.F273]/[lf.H273])" office:value-type="float" office:value="0.546853478271967" calcext:value-type="float">
            <text:p>0,546853478271967</text:p>
          </table:table-cell>
          <table:table-cell table:style-name="ce20" table:formula="of:=IF(0.5*PI()+[lf.$B$9]&gt;[lf.K273];1;-1)" office:value-type="float" office:value="1" calcext:value-type="float">
            <text:p>1</text:p>
          </table:table-cell>
          <table:table-cell table:style-name="ce17" table:formula="of:=0.5*PI()-([lf.J273]*[lf.L273]+[lf.K273])" office:value-type="float" office:value="-0.254917003127033" calcext:value-type="float">
            <text:p>-0,254917003127033</text:p>
          </table:table-cell>
          <table:table-cell table:style-name="ce17" table:formula="of:=-[lf.M273]-[lf.$B$8]" office:value-type="float" office:value="-0.0766955547518895" calcext:value-type="float">
            <text:p>-0,07669555475189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lf.A274]*analyze_resolution" office:value-type="float" office:value="6.45" calcext:value-type="float">
            <text:p>6,45</text:p>
          </table:table-cell>
          <table:table-cell table:style-name="ce20" table:formula="of:=-RADIANS([lf.B274])" office:value-type="float" office:value="-0.112573736753634" calcext:value-type="float">
            <text:p>-0,112573736753634</text:p>
          </table:table-cell>
          <table:table-cell table:style-name="ce20" table:formula="of:=COS([lf.$B$6])*servo_saver_arm_length*COS([lf.C274])-SIN([lf.$B$6])*servo_saver_arm_length*SIN([lf.C274])+[lf.$B$24]" office:value-type="float" office:value="358.898724252483" calcext:value-type="float">
            <text:p>358,898724252483</text:p>
          </table:table-cell>
          <table:table-cell table:style-name="ce20" table:formula="of:=COS([lf.$B$6])*servo_saver_arm_length*SIN([lf.C274])+SIN([lf.$B$6])*servo_saver_arm_length*COS([lf.C274])+[lf.$C$24]" office:value-type="float" office:value="-1.79737785218457" calcext:value-type="float">
            <text:p>-1,79737785218457</text:p>
          </table:table-cell>
          <table:table-cell table:style-name="ce20" table:formula="of:=[$lf.D274]-[$lf.$B$14]" office:value-type="float" office:value="58.8987242524826" calcext:value-type="float">
            <text:p>58,8987242524826</text:p>
          </table:table-cell>
          <table:table-cell table:style-name="ce20" table:formula="of:=[lf.E274]-[$lf.$C$14]" office:value-type="float" office:value="-96.7973778521846" calcext:value-type="float">
            <text:p>-96,7973778521846</text:p>
          </table:table-cell>
          <table:table-cell table:style-name="ce11" table:formula="of:=SQRT([lf.F274]^2+[lf.G274]^2)" office:value-type="float" office:value="113.308393676852" calcext:value-type="float">
            <text:p>113,308393676852</text:p>
          </table:table-cell>
          <table:table-cell table:style-name="ce20" table:formula="of:=([lf.H274]^2-[lf.$B$42]^2+[lf.$B$43]^2)/(2*[lf.H274])" office:value-type="float" office:value="6.07532296153659" calcext:value-type="float">
            <text:p>6,07532296153659</text:p>
          </table:table-cell>
          <table:table-cell table:style-name="ce20" table:formula="of:=ACOS([lf.I274]/[lf.$B$43])" office:value-type="float" office:value="1.2772996979113" calcext:value-type="float">
            <text:p>1,2772996979113</text:p>
          </table:table-cell>
          <table:table-cell table:style-name="ce20" table:formula="of:=ASIN([lf.F274]/[lf.H274])" office:value-type="float" office:value="0.546627370964211" calcext:value-type="float">
            <text:p>0,546627370964211</text:p>
          </table:table-cell>
          <table:table-cell table:style-name="ce20" table:formula="of:=IF(0.5*PI()+[lf.$B$9]&gt;[lf.K274];1;-1)" office:value-type="float" office:value="1" calcext:value-type="float">
            <text:p>1</text:p>
          </table:table-cell>
          <table:table-cell table:style-name="ce17" table:formula="of:=0.5*PI()-([lf.J274]*[lf.L274]+[lf.K274])" office:value-type="float" office:value="-0.253130742080614" calcext:value-type="float">
            <text:p>-0,253130742080614</text:p>
          </table:table-cell>
          <table:table-cell table:style-name="ce17" table:formula="of:=-[lf.M274]-[lf.$B$8]" office:value-type="float" office:value="-0.0784818157983087" calcext:value-type="float">
            <text:p>-0,078481815798309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lf.A275]*analyze_resolution" office:value-type="float" office:value="6.6" calcext:value-type="float">
            <text:p>6,6</text:p>
          </table:table-cell>
          <table:table-cell table:style-name="ce20" table:formula="of:=-RADIANS([lf.B275])" office:value-type="float" office:value="-0.115191730631626" calcext:value-type="float">
            <text:p>-0,115191730631626</text:p>
          </table:table-cell>
          <table:table-cell table:style-name="ce20" table:formula="of:=COS([lf.$B$6])*servo_saver_arm_length*COS([lf.C275])-SIN([lf.$B$6])*servo_saver_arm_length*SIN([lf.C275])+[lf.$B$24]" office:value-type="float" office:value="358.893964249606" calcext:value-type="float">
            <text:p>358,893964249606</text:p>
          </table:table-cell>
          <table:table-cell table:style-name="ce20" table:formula="of:=COS([lf.$B$6])*servo_saver_arm_length*SIN([lf.C275])+SIN([lf.$B$6])*servo_saver_arm_length*COS([lf.C275])+[lf.$C$24]" office:value-type="float" office:value="-1.83899440788587" calcext:value-type="float">
            <text:p>-1,83899440788587</text:p>
          </table:table-cell>
          <table:table-cell table:style-name="ce20" table:formula="of:=[$lf.D275]-[$lf.$B$14]" office:value-type="float" office:value="58.8939642496064" calcext:value-type="float">
            <text:p>58,8939642496064</text:p>
          </table:table-cell>
          <table:table-cell table:style-name="ce20" table:formula="of:=[lf.E275]-[$lf.$C$14]" office:value-type="float" office:value="-96.8389944078859" calcext:value-type="float">
            <text:p>-96,8389944078859</text:p>
          </table:table-cell>
          <table:table-cell table:style-name="ce11" table:formula="of:=SQRT([lf.F275]^2+[lf.G275]^2)" office:value-type="float" office:value="113.341474593215" calcext:value-type="float">
            <text:p>113,341474593215</text:p>
          </table:table-cell>
          <table:table-cell table:style-name="ce20" table:formula="of:=([lf.H275]^2-[lf.$B$42]^2+[lf.$B$43]^2)/(2*[lf.H275])" office:value-type="float" office:value="6.10662584893869" calcext:value-type="float">
            <text:p>6,10662584893869</text:p>
          </table:table-cell>
          <table:table-cell table:style-name="ce20" table:formula="of:=ACOS([lf.I275]/[lf.$B$43])" office:value-type="float" office:value="1.27574212813309" calcext:value-type="float">
            <text:p>1,27574212813309</text:p>
          </table:table-cell>
          <table:table-cell table:style-name="ce20" table:formula="of:=ASIN([lf.F275]/[lf.H275])" office:value-type="float" office:value="0.546400630945135" calcext:value-type="float">
            <text:p>0,546400630945135</text:p>
          </table:table-cell>
          <table:table-cell table:style-name="ce20" table:formula="of:=IF(0.5*PI()+[lf.$B$9]&gt;[lf.K275];1;-1)" office:value-type="float" office:value="1" calcext:value-type="float">
            <text:p>1</text:p>
          </table:table-cell>
          <table:table-cell table:style-name="ce17" table:formula="of:=0.5*PI()-([lf.J275]*[lf.L275]+[lf.K275])" office:value-type="float" office:value="-0.251346432283331" calcext:value-type="float">
            <text:p>-0,251346432283331</text:p>
          </table:table-cell>
          <table:table-cell table:style-name="ce17" table:formula="of:=-[lf.M275]-[lf.$B$8]" office:value-type="float" office:value="-0.0802661255955912" calcext:value-type="float">
            <text:p>-0,080266125595591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lf.A276]*analyze_resolution" office:value-type="float" office:value="6.75" calcext:value-type="float">
            <text:p>6,75</text:p>
          </table:table-cell>
          <table:table-cell table:style-name="ce20" table:formula="of:=-RADIANS([lf.B276])" office:value-type="float" office:value="-0.117809724509617" calcext:value-type="float">
            <text:p>-0,117809724509617</text:p>
          </table:table-cell>
          <table:table-cell table:style-name="ce20" table:formula="of:=COS([lf.$B$6])*servo_saver_arm_length*COS([lf.C276])-SIN([lf.$B$6])*servo_saver_arm_length*SIN([lf.C276])+[lf.$B$24]" office:value-type="float" office:value="358.889095311279" calcext:value-type="float">
            <text:p>358,889095311279</text:p>
          </table:table-cell>
          <table:table-cell table:style-name="ce20" table:formula="of:=COS([lf.$B$6])*servo_saver_arm_length*SIN([lf.C276])+SIN([lf.$B$6])*servo_saver_arm_length*COS([lf.C276])+[lf.$C$24]" office:value-type="float" office:value="-1.8805983593254" calcext:value-type="float">
            <text:p>-1,8805983593254</text:p>
          </table:table-cell>
          <table:table-cell table:style-name="ce20" table:formula="of:=[$lf.D276]-[$lf.$B$14]" office:value-type="float" office:value="58.8890953112788" calcext:value-type="float">
            <text:p>58,8890953112788</text:p>
          </table:table-cell>
          <table:table-cell table:style-name="ce20" table:formula="of:=[lf.E276]-[$lf.$C$14]" office:value-type="float" office:value="-96.8805983593254" calcext:value-type="float">
            <text:p>-96,8805983593254</text:p>
          </table:table-cell>
          <table:table-cell table:style-name="ce11" table:formula="of:=SQRT([lf.F276]^2+[lf.G276]^2)" office:value-type="float" office:value="113.374493979209" calcext:value-type="float">
            <text:p>113,374493979209</text:p>
          </table:table-cell>
          <table:table-cell table:style-name="ce20" table:formula="of:=([lf.H276]^2-[lf.$B$42]^2+[lf.$B$43]^2)/(2*[lf.H276])" office:value-type="float" office:value="6.13786192222421" calcext:value-type="float">
            <text:p>6,13786192222421</text:p>
          </table:table-cell>
          <table:table-cell table:style-name="ce20" table:formula="of:=ACOS([lf.I276]/[lf.$B$43])" office:value-type="float" office:value="1.27418714757647" calcext:value-type="float">
            <text:p>1,27418714757647</text:p>
          </table:table-cell>
          <table:table-cell table:style-name="ce20" table:formula="of:=ASIN([lf.F276]/[lf.H276])" office:value-type="float" office:value="0.546173259941654" calcext:value-type="float">
            <text:p>0,546173259941654</text:p>
          </table:table-cell>
          <table:table-cell table:style-name="ce20" table:formula="of:=IF(0.5*PI()+[lf.$B$9]&gt;[lf.K276];1;-1)" office:value-type="float" office:value="1" calcext:value-type="float">
            <text:p>1</text:p>
          </table:table-cell>
          <table:table-cell table:style-name="ce17" table:formula="of:=0.5*PI()-([lf.J276]*[lf.L276]+[lf.K276])" office:value-type="float" office:value="-0.249564080723224" calcext:value-type="float">
            <text:p>-0,249564080723224</text:p>
          </table:table-cell>
          <table:table-cell table:style-name="ce17" table:formula="of:=-[lf.M276]-[lf.$B$8]" office:value-type="float" office:value="-0.0820484771556989" calcext:value-type="float">
            <text:p>-0,082048477155699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lf.A277]*analyze_resolution" office:value-type="float" office:value="6.9" calcext:value-type="float">
            <text:p>6,9</text:p>
          </table:table-cell>
          <table:table-cell table:style-name="ce20" table:formula="of:=-RADIANS([lf.B277])" office:value-type="float" office:value="-0.120427718387609" calcext:value-type="float">
            <text:p>-0,120427718387609</text:p>
          </table:table-cell>
          <table:table-cell table:style-name="ce20" table:formula="of:=COS([lf.$B$6])*servo_saver_arm_length*COS([lf.C277])-SIN([lf.$B$6])*servo_saver_arm_length*SIN([lf.C277])+[lf.$B$24]" office:value-type="float" office:value="358.884117470871" calcext:value-type="float">
            <text:p>358,884117470871</text:p>
          </table:table-cell>
          <table:table-cell table:style-name="ce20" table:formula="of:=COS([lf.$B$6])*servo_saver_arm_length*SIN([lf.C277])+SIN([lf.$B$6])*servo_saver_arm_length*COS([lf.C277])+[lf.$C$24]" office:value-type="float" office:value="-1.92218942135436" calcext:value-type="float">
            <text:p>-1,92218942135436</text:p>
          </table:table-cell>
          <table:table-cell table:style-name="ce20" table:formula="of:=[$lf.D277]-[$lf.$B$14]" office:value-type="float" office:value="58.8841174708711" calcext:value-type="float">
            <text:p>58,8841174708711</text:p>
          </table:table-cell>
          <table:table-cell table:style-name="ce20" table:formula="of:=[lf.E277]-[$lf.$C$14]" office:value-type="float" office:value="-96.9221894213544" calcext:value-type="float">
            <text:p>-96,9221894213544</text:p>
          </table:table-cell>
          <table:table-cell table:style-name="ce11" table:formula="of:=SQRT([lf.F277]^2+[lf.G277]^2)" office:value-type="float" office:value="113.407451662368" calcext:value-type="float">
            <text:p>113,407451662368</text:p>
          </table:table-cell>
          <table:table-cell table:style-name="ce20" table:formula="of:=([lf.H277]^2-[lf.$B$42]^2+[lf.$B$43]^2)/(2*[lf.H277])" office:value-type="float" office:value="6.16903107376498" calcext:value-type="float">
            <text:p>6,16903107376498</text:p>
          </table:table-cell>
          <table:table-cell table:style-name="ce20" table:formula="of:=ACOS([lf.I277]/[lf.$B$43])" office:value-type="float" office:value="1.27263476152442" calcext:value-type="float">
            <text:p>1,27263476152442</text:p>
          </table:table-cell>
          <table:table-cell table:style-name="ce20" table:formula="of:=ASIN([lf.F277]/[lf.H277])" office:value-type="float" office:value="0.545945259680256" calcext:value-type="float">
            <text:p>0,545945259680256</text:p>
          </table:table-cell>
          <table:table-cell table:style-name="ce20" table:formula="of:=IF(0.5*PI()+[lf.$B$9]&gt;[lf.K277];1;-1)" office:value-type="float" office:value="1" calcext:value-type="float">
            <text:p>1</text:p>
          </table:table-cell>
          <table:table-cell table:style-name="ce17" table:formula="of:=0.5*PI()-([lf.J277]*[lf.L277]+[lf.K277])" office:value-type="float" office:value="-0.247783694409779" calcext:value-type="float">
            <text:p>-0,247783694409779</text:p>
          </table:table-cell>
          <table:table-cell table:style-name="ce17" table:formula="of:=-[lf.M277]-[lf.$B$8]" office:value-type="float" office:value="-0.0838288634691433" calcext:value-type="float">
            <text:p>-0,083828863469143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lf.A278]*analyze_resolution" office:value-type="float" office:value="7.05" calcext:value-type="float">
            <text:p>7,05</text:p>
          </table:table-cell>
          <table:table-cell table:style-name="ce20" table:formula="of:=-RADIANS([lf.B278])" office:value-type="float" office:value="-0.1230457122656" calcext:value-type="float">
            <text:p>-0,1230457122656</text:p>
          </table:table-cell>
          <table:table-cell table:style-name="ce20" table:formula="of:=COS([lf.$B$6])*servo_saver_arm_length*COS([lf.C278])-SIN([lf.$B$6])*servo_saver_arm_length*SIN([lf.C278])+[lf.$B$24]" office:value-type="float" office:value="358.879030762501" calcext:value-type="float">
            <text:p>358,879030762501</text:p>
          </table:table-cell>
          <table:table-cell table:style-name="ce20" table:formula="of:=COS([lf.$B$6])*servo_saver_arm_length*SIN([lf.C278])+SIN([lf.$B$6])*servo_saver_arm_length*COS([lf.C278])+[lf.$C$24]" office:value-type="float" office:value="-1.96376730891223" calcext:value-type="float">
            <text:p>-1,96376730891223</text:p>
          </table:table-cell>
          <table:table-cell table:style-name="ce20" table:formula="of:=[$lf.D278]-[$lf.$B$14]" office:value-type="float" office:value="58.8790307625008" calcext:value-type="float">
            <text:p>58,8790307625008</text:p>
          </table:table-cell>
          <table:table-cell table:style-name="ce20" table:formula="of:=[lf.E278]-[$lf.$C$14]" office:value-type="float" office:value="-96.9637673089122" calcext:value-type="float">
            <text:p>-96,9637673089122</text:p>
          </table:table-cell>
          <table:table-cell table:style-name="ce11" table:formula="of:=SQRT([lf.F278]^2+[lf.G278]^2)" office:value-type="float" office:value="113.440347470679" calcext:value-type="float">
            <text:p>113,440347470679</text:p>
          </table:table-cell>
          <table:table-cell table:style-name="ce20" table:formula="of:=([lf.H278]^2-[lf.$B$42]^2+[lf.$B$43]^2)/(2*[lf.H278])" office:value-type="float" office:value="6.20013319636134" calcext:value-type="float">
            <text:p>6,20013319636134</text:p>
          </table:table-cell>
          <table:table-cell table:style-name="ce20" table:formula="of:=ACOS([lf.I278]/[lf.$B$43])" office:value-type="float" office:value="1.27108497528186" calcext:value-type="float">
            <text:p>1,27108497528186</text:p>
          </table:table-cell>
          <table:table-cell table:style-name="ce20" table:formula="of:=ASIN([lf.F278]/[lf.H278])" office:value-type="float" office:value="0.545716631886989" calcext:value-type="float">
            <text:p>0,545716631886989</text:p>
          </table:table-cell>
          <table:table-cell table:style-name="ce20" table:formula="of:=IF(0.5*PI()+[lf.$B$9]&gt;[lf.K278];1;-1)" office:value-type="float" office:value="1" calcext:value-type="float">
            <text:p>1</text:p>
          </table:table-cell>
          <table:table-cell table:style-name="ce17" table:formula="of:=0.5*PI()-([lf.J278]*[lf.L278]+[lf.K278])" office:value-type="float" office:value="-0.246005280373957" calcext:value-type="float">
            <text:p>-0,246005280373957</text:p>
          </table:table-cell>
          <table:table-cell table:style-name="ce17" table:formula="of:=-[lf.M278]-[lf.$B$8]" office:value-type="float" office:value="-0.0856072775049659" calcext:value-type="float">
            <text:p>-0,085607277504966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lf.A279]*analyze_resolution" office:value-type="float" office:value="7.2" calcext:value-type="float">
            <text:p>7,2</text:p>
          </table:table-cell>
          <table:table-cell table:style-name="ce20" table:formula="of:=-RADIANS([lf.B279])" office:value-type="float" office:value="-0.125663706143592" calcext:value-type="float">
            <text:p>-0,125663706143592</text:p>
          </table:table-cell>
          <table:table-cell table:style-name="ce20" table:formula="of:=COS([lf.$B$6])*servo_saver_arm_length*COS([lf.C279])-SIN([lf.$B$6])*servo_saver_arm_length*SIN([lf.C279])+[lf.$B$24]" office:value-type="float" office:value="358.873835221032" calcext:value-type="float">
            <text:p>358,873835221032</text:p>
          </table:table-cell>
          <table:table-cell table:style-name="ce20" table:formula="of:=COS([lf.$B$6])*servo_saver_arm_length*SIN([lf.C279])+SIN([lf.$B$6])*servo_saver_arm_length*COS([lf.C279])+[lf.$C$24]" office:value-type="float" office:value="-2.00533173702887" calcext:value-type="float">
            <text:p>-2,00533173702887</text:p>
          </table:table-cell>
          <table:table-cell table:style-name="ce20" table:formula="of:=[$lf.D279]-[$lf.$B$14]" office:value-type="float" office:value="58.8738352210316" calcext:value-type="float">
            <text:p>58,8738352210316</text:p>
          </table:table-cell>
          <table:table-cell table:style-name="ce20" table:formula="of:=[lf.E279]-[$lf.$C$14]" office:value-type="float" office:value="-97.0053317370289" calcext:value-type="float">
            <text:p>-97,0053317370289</text:p>
          </table:table-cell>
          <table:table-cell table:style-name="ce11" table:formula="of:=SQRT([lf.F279]^2+[lf.G279]^2)" office:value-type="float" office:value="113.47318123259" calcext:value-type="float">
            <text:p>113,47318123259</text:p>
          </table:table-cell>
          <table:table-cell table:style-name="ce20" table:formula="of:=([lf.H279]^2-[lf.$B$42]^2+[lf.$B$43]^2)/(2*[lf.H279])" office:value-type="float" office:value="6.23116818324076" calcext:value-type="float">
            <text:p>6,23116818324076</text:p>
          </table:table-cell>
          <table:table-cell table:style-name="ce20" table:formula="of:=ACOS([lf.I279]/[lf.$B$43])" office:value-type="float" office:value="1.26953779417564" calcext:value-type="float">
            <text:p>1,26953779417564</text:p>
          </table:table-cell>
          <table:table-cell table:style-name="ce20" table:formula="of:=ASIN([lf.F279]/[lf.H279])" office:value-type="float" office:value="0.545487378287461" calcext:value-type="float">
            <text:p>0,545487378287461</text:p>
          </table:table-cell>
          <table:table-cell table:style-name="ce20" table:formula="of:=IF(0.5*PI()+[lf.$B$9]&gt;[lf.K279];1;-1)" office:value-type="float" office:value="1" calcext:value-type="float">
            <text:p>1</text:p>
          </table:table-cell>
          <table:table-cell table:style-name="ce17" table:formula="of:=0.5*PI()-([lf.J279]*[lf.L279]+[lf.K279])" office:value-type="float" office:value="-0.244228845668205" calcext:value-type="float">
            <text:p>-0,244228845668205</text:p>
          </table:table-cell>
          <table:table-cell table:style-name="ce17" table:formula="of:=-[lf.M279]-[lf.$B$8]" office:value-type="float" office:value="-0.0873837122107179" calcext:value-type="float">
            <text:p>-0,087383712210718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lf.A280]*analyze_resolution" office:value-type="float" office:value="7.35" calcext:value-type="float">
            <text:p>7,35</text:p>
          </table:table-cell>
          <table:table-cell table:style-name="ce20" table:formula="of:=-RADIANS([lf.B280])" office:value-type="float" office:value="-0.128281700021583" calcext:value-type="float">
            <text:p>-0,128281700021583</text:p>
          </table:table-cell>
          <table:table-cell table:style-name="ce20" table:formula="of:=COS([lf.$B$6])*servo_saver_arm_length*COS([lf.C280])-SIN([lf.$B$6])*servo_saver_arm_length*SIN([lf.C280])+[lf.$B$24]" office:value-type="float" office:value="358.868530882073" calcext:value-type="float">
            <text:p>358,868530882073</text:p>
          </table:table-cell>
          <table:table-cell table:style-name="ce20" table:formula="of:=COS([lf.$B$6])*servo_saver_arm_length*SIN([lf.C280])+SIN([lf.$B$6])*servo_saver_arm_length*COS([lf.C280])+[lf.$C$24]" office:value-type="float" office:value="-2.04688242082631" calcext:value-type="float">
            <text:p>-2,04688242082631</text:p>
          </table:table-cell>
          <table:table-cell table:style-name="ce20" table:formula="of:=[$lf.D280]-[$lf.$B$14]" office:value-type="float" office:value="58.8685308820732" calcext:value-type="float">
            <text:p>58,8685308820732</text:p>
          </table:table-cell>
          <table:table-cell table:style-name="ce20" table:formula="of:=[lf.E280]-[$lf.$C$14]" office:value-type="float" office:value="-97.0468824208263" calcext:value-type="float">
            <text:p>-97,0468824208263</text:p>
          </table:table-cell>
          <table:table-cell table:style-name="ce11" table:formula="of:=SQRT([lf.F280]^2+[lf.G280]^2)" office:value-type="float" office:value="113.505952777003" calcext:value-type="float">
            <text:p>113,505952777003</text:p>
          </table:table-cell>
          <table:table-cell table:style-name="ce20" table:formula="of:=([lf.H280]^2-[lf.$B$42]^2+[lf.$B$43]^2)/(2*[lf.H280])" office:value-type="float" office:value="6.26213592805665" calcext:value-type="float">
            <text:p>6,26213592805665</text:p>
          </table:table-cell>
          <table:table-cell table:style-name="ce20" table:formula="of:=ACOS([lf.I280]/[lf.$B$43])" office:value-type="float" office:value="1.26799322355454" calcext:value-type="float">
            <text:p>1,26799322355454</text:p>
          </table:table-cell>
          <table:table-cell table:style-name="ce20" table:formula="of:=ASIN([lf.F280]/[lf.H280])" office:value-type="float" office:value="0.545257500606832" calcext:value-type="float">
            <text:p>0,545257500606832</text:p>
          </table:table-cell>
          <table:table-cell table:style-name="ce20" table:formula="of:=IF(0.5*PI()+[lf.$B$9]&gt;[lf.K280];1;-1)" office:value-type="float" office:value="1" calcext:value-type="float">
            <text:p>1</text:p>
          </table:table-cell>
          <table:table-cell table:style-name="ce17" table:formula="of:=0.5*PI()-([lf.J280]*[lf.L280]+[lf.K280])" office:value-type="float" office:value="-0.242454397366476" calcext:value-type="float">
            <text:p>-0,242454397366476</text:p>
          </table:table-cell>
          <table:table-cell table:style-name="ce17" table:formula="of:=-[lf.M280]-[lf.$B$8]" office:value-type="float" office:value="-0.089158160512447" calcext:value-type="float">
            <text:p>-0,089158160512447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lf.A281]*analyze_resolution" office:value-type="float" office:value="7.5" calcext:value-type="float">
            <text:p>7,5</text:p>
          </table:table-cell>
          <table:table-cell table:style-name="ce20" table:formula="of:=-RADIANS([lf.B281])" office:value-type="float" office:value="-0.130899693899575" calcext:value-type="float">
            <text:p>-0,130899693899575</text:p>
          </table:table-cell>
          <table:table-cell table:style-name="ce20" table:formula="of:=COS([lf.$B$6])*servo_saver_arm_length*COS([lf.C281])-SIN([lf.$B$6])*servo_saver_arm_length*SIN([lf.C281])+[lf.$B$24]" office:value-type="float" office:value="358.863117781981" calcext:value-type="float">
            <text:p>358,863117781981</text:p>
          </table:table-cell>
          <table:table-cell table:style-name="ce20" table:formula="of:=COS([lf.$B$6])*servo_saver_arm_length*SIN([lf.C281])+SIN([lf.$B$6])*servo_saver_arm_length*COS([lf.C281])+[lf.$C$24]" office:value-type="float" office:value="-2.08841907552083" calcext:value-type="float">
            <text:p>-2,08841907552083</text:p>
          </table:table-cell>
          <table:table-cell table:style-name="ce20" table:formula="of:=[$lf.D281]-[$lf.$B$14]" office:value-type="float" office:value="58.863117781981" calcext:value-type="float">
            <text:p>58,863117781981</text:p>
          </table:table-cell>
          <table:table-cell table:style-name="ce20" table:formula="of:=[lf.E281]-[$lf.$C$14]" office:value-type="float" office:value="-97.0884190755208" calcext:value-type="float">
            <text:p>-97,0884190755208</text:p>
          </table:table-cell>
          <table:table-cell table:style-name="ce11" table:formula="of:=SQRT([lf.F281]^2+[lf.G281]^2)" office:value-type="float" office:value="113.538661933279" calcext:value-type="float">
            <text:p>113,538661933279</text:p>
          </table:table-cell>
          <table:table-cell table:style-name="ce20" table:formula="of:=([lf.H281]^2-[lf.$B$42]^2+[lf.$B$43]^2)/(2*[lf.H281])" office:value-type="float" office:value="6.29303632488699" calcext:value-type="float">
            <text:p>6,29303632488699</text:p>
          </table:table-cell>
          <table:table-cell table:style-name="ce20" table:formula="of:=ACOS([lf.I281]/[lf.$B$43])" office:value-type="float" office:value="1.26645126878934" calcext:value-type="float">
            <text:p>1,26645126878934</text:p>
          </table:table-cell>
          <table:table-cell table:style-name="ce20" table:formula="of:=ASIN([lf.F281]/[lf.H281])" office:value-type="float" office:value="0.545027000569806" calcext:value-type="float">
            <text:p>0,545027000569806</text:p>
          </table:table-cell>
          <table:table-cell table:style-name="ce20" table:formula="of:=IF(0.5*PI()+[lf.$B$9]&gt;[lf.K281];1;-1)" office:value-type="float" office:value="1" calcext:value-type="float">
            <text:p>1</text:p>
          </table:table-cell>
          <table:table-cell table:style-name="ce17" table:formula="of:=0.5*PI()-([lf.J281]*[lf.L281]+[lf.K281])" office:value-type="float" office:value="-0.240681942564246" calcext:value-type="float">
            <text:p>-0,240681942564246</text:p>
          </table:table-cell>
          <table:table-cell table:style-name="ce17" table:formula="of:=-[lf.M281]-[lf.$B$8]" office:value-type="float" office:value="-0.0909306153146769" calcext:value-type="float">
            <text:p>-0,090930615314677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lf.A282]*analyze_resolution" office:value-type="float" office:value="7.65" calcext:value-type="float">
            <text:p>7,65</text:p>
          </table:table-cell>
          <table:table-cell table:style-name="ce20" table:formula="of:=-RADIANS([lf.B282])" office:value-type="float" office:value="-0.133517687777566" calcext:value-type="float">
            <text:p>-0,133517687777566</text:p>
          </table:table-cell>
          <table:table-cell table:style-name="ce20" table:formula="of:=COS([lf.$B$6])*servo_saver_arm_length*COS([lf.C282])-SIN([lf.$B$6])*servo_saver_arm_length*SIN([lf.C282])+[lf.$B$24]" office:value-type="float" office:value="358.857595957856" calcext:value-type="float">
            <text:p>358,857595957856</text:p>
          </table:table-cell>
          <table:table-cell table:style-name="ce20" table:formula="of:=COS([lf.$B$6])*servo_saver_arm_length*SIN([lf.C282])+SIN([lf.$B$6])*servo_saver_arm_length*COS([lf.C282])+[lf.$C$24]" office:value-type="float" office:value="-2.12994141642483" calcext:value-type="float">
            <text:p>-2,12994141642483</text:p>
          </table:table-cell>
          <table:table-cell table:style-name="ce20" table:formula="of:=[$lf.D282]-[$lf.$B$14]" office:value-type="float" office:value="58.8575959578556" calcext:value-type="float">
            <text:p>58,8575959578556</text:p>
          </table:table-cell>
          <table:table-cell table:style-name="ce20" table:formula="of:=[lf.E282]-[$lf.$C$14]" office:value-type="float" office:value="-97.1299414164248" calcext:value-type="float">
            <text:p>-97,1299414164248</text:p>
          </table:table-cell>
          <table:table-cell table:style-name="ce11" table:formula="of:=SQRT([lf.F282]^2+[lf.G282]^2)" office:value-type="float" office:value="113.571308531232" calcext:value-type="float">
            <text:p>113,571308531232</text:p>
          </table:table-cell>
          <table:table-cell table:style-name="ce20" table:formula="of:=([lf.H282]^2-[lf.$B$42]^2+[lf.$B$43]^2)/(2*[lf.H282])" office:value-type="float" office:value="6.32386926823307" calcext:value-type="float">
            <text:p>6,32386926823307</text:p>
          </table:table-cell>
          <table:table-cell table:style-name="ce20" table:formula="of:=ACOS([lf.I282]/[lf.$B$43])" office:value-type="float" office:value="1.2649119352728" calcext:value-type="float">
            <text:p>1,2649119352728</text:p>
          </table:table-cell>
          <table:table-cell table:style-name="ce20" table:formula="of:=ASIN([lf.F282]/[lf.H282])" office:value-type="float" office:value="0.544795879900627" calcext:value-type="float">
            <text:p>0,544795879900627</text:p>
          </table:table-cell>
          <table:table-cell table:style-name="ce20" table:formula="of:=IF(0.5*PI()+[lf.$B$9]&gt;[lf.K282];1;-1)" office:value-type="float" office:value="1" calcext:value-type="float">
            <text:p>1</text:p>
          </table:table-cell>
          <table:table-cell table:style-name="ce17" table:formula="of:=0.5*PI()-([lf.J282]*[lf.L282]+[lf.K282])" office:value-type="float" office:value="-0.238911488378531" calcext:value-type="float">
            <text:p>-0,238911488378531</text:p>
          </table:table-cell>
          <table:table-cell table:style-name="ce17" table:formula="of:=-[lf.M282]-[lf.$B$8]" office:value-type="float" office:value="-0.0927010695003916" calcext:value-type="float">
            <text:p>-0,092701069500392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lf.A283]*analyze_resolution" office:value-type="float" office:value="7.8" calcext:value-type="float">
            <text:p>7,8</text:p>
          </table:table-cell>
          <table:table-cell table:style-name="ce20" table:formula="of:=-RADIANS([lf.B283])" office:value-type="float" office:value="-0.136135681655558" calcext:value-type="float">
            <text:p>-0,136135681655558</text:p>
          </table:table-cell>
          <table:table-cell table:style-name="ce20" table:formula="of:=COS([lf.$B$6])*servo_saver_arm_length*COS([lf.C283])-SIN([lf.$B$6])*servo_saver_arm_length*SIN([lf.C283])+[lf.$B$24]" office:value-type="float" office:value="358.851965447543" calcext:value-type="float">
            <text:p>358,851965447543</text:p>
          </table:table-cell>
          <table:table-cell table:style-name="ce20" table:formula="of:=COS([lf.$B$6])*servo_saver_arm_length*SIN([lf.C283])+SIN([lf.$B$6])*servo_saver_arm_length*COS([lf.C283])+[lf.$C$24]" office:value-type="float" office:value="-2.17144915894887" calcext:value-type="float">
            <text:p>-2,17144915894887</text:p>
          </table:table-cell>
          <table:table-cell table:style-name="ce20" table:formula="of:=[$lf.D283]-[$lf.$B$14]" office:value-type="float" office:value="58.8519654475431" calcext:value-type="float">
            <text:p>58,8519654475431</text:p>
          </table:table-cell>
          <table:table-cell table:style-name="ce20" table:formula="of:=[lf.E283]-[$lf.$C$14]" office:value-type="float" office:value="-97.1714491589489" calcext:value-type="float">
            <text:p>-97,1714491589489</text:p>
          </table:table-cell>
          <table:table-cell table:style-name="ce11" table:formula="of:=SQRT([lf.F283]^2+[lf.G283]^2)" office:value-type="float" office:value="113.603892401136" calcext:value-type="float">
            <text:p>113,603892401136</text:p>
          </table:table-cell>
          <table:table-cell table:style-name="ce20" table:formula="of:=([lf.H283]^2-[lf.$B$42]^2+[lf.$B$43]^2)/(2*[lf.H283])" office:value-type="float" office:value="6.35463465301827" calcext:value-type="float">
            <text:p>6,35463465301827</text:p>
          </table:table-cell>
          <table:table-cell table:style-name="ce20" table:formula="of:=ACOS([lf.I283]/[lf.$B$43])" office:value-type="float" office:value="1.26337522841972" calcext:value-type="float">
            <text:p>1,26337522841972</text:p>
          </table:table-cell>
          <table:table-cell table:style-name="ce20" table:formula="of:=ASIN([lf.F283]/[lf.H283])" office:value-type="float" office:value="0.544564140323071" calcext:value-type="float">
            <text:p>0,544564140323071</text:p>
          </table:table-cell>
          <table:table-cell table:style-name="ce20" table:formula="of:=IF(0.5*PI()+[lf.$B$9]&gt;[lf.K283];1;-1)" office:value-type="float" office:value="1" calcext:value-type="float">
            <text:p>1</text:p>
          </table:table-cell>
          <table:table-cell table:style-name="ce17" table:formula="of:=0.5*PI()-([lf.J283]*[lf.L283]+[lf.K283])" office:value-type="float" office:value="-0.237143041947899" calcext:value-type="float">
            <text:p>-0,237143041947899</text:p>
          </table:table-cell>
          <table:table-cell table:style-name="ce17" table:formula="of:=-[lf.M283]-[lf.$B$8]" office:value-type="float" office:value="-0.094469515931024" calcext:value-type="float">
            <text:p>-0,094469515931024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lf.A284]*analyze_resolution" office:value-type="float" office:value="7.95" calcext:value-type="float">
            <text:p>7,95</text:p>
          </table:table-cell>
          <table:table-cell table:style-name="ce20" table:formula="of:=-RADIANS([lf.B284])" office:value-type="float" office:value="-0.138753675533549" calcext:value-type="float">
            <text:p>-0,138753675533549</text:p>
          </table:table-cell>
          <table:table-cell table:style-name="ce20" table:formula="of:=COS([lf.$B$6])*servo_saver_arm_length*COS([lf.C284])-SIN([lf.$B$6])*servo_saver_arm_length*SIN([lf.C284])+[lf.$B$24]" office:value-type="float" office:value="358.846226289634" calcext:value-type="float">
            <text:p>358,846226289634</text:p>
          </table:table-cell>
          <table:table-cell table:style-name="ce20" table:formula="of:=COS([lf.$B$6])*servo_saver_arm_length*SIN([lf.C284])+SIN([lf.$B$6])*servo_saver_arm_length*COS([lf.C284])+[lf.$C$24]" office:value-type="float" office:value="-2.2129420186035" calcext:value-type="float">
            <text:p>-2,2129420186035</text:p>
          </table:table-cell>
          <table:table-cell table:style-name="ce20" table:formula="of:=[$lf.D284]-[$lf.$B$14]" office:value-type="float" office:value="58.8462262896343" calcext:value-type="float">
            <text:p>58,8462262896343</text:p>
          </table:table-cell>
          <table:table-cell table:style-name="ce20" table:formula="of:=[lf.E284]-[$lf.$C$14]" office:value-type="float" office:value="-97.2129420186035" calcext:value-type="float">
            <text:p>-97,2129420186035</text:p>
          </table:table-cell>
          <table:table-cell table:style-name="ce11" table:formula="of:=SQRT([lf.F284]^2+[lf.G284]^2)" office:value-type="float" office:value="113.636413373721" calcext:value-type="float">
            <text:p>113,636413373721</text:p>
          </table:table-cell>
          <table:table-cell table:style-name="ce20" table:formula="of:=([lf.H284]^2-[lf.$B$42]^2+[lf.$B$43]^2)/(2*[lf.H284])" office:value-type="float" office:value="6.38533237458666" calcext:value-type="float">
            <text:p>6,38533237458666</text:p>
          </table:table-cell>
          <table:table-cell table:style-name="ce20" table:formula="of:=ACOS([lf.I284]/[lf.$B$43])" office:value-type="float" office:value="1.26184115366694" calcext:value-type="float">
            <text:p>1,26184115366694</text:p>
          </table:table-cell>
          <table:table-cell table:style-name="ce20" table:formula="of:=ASIN([lf.F284]/[lf.H284])" office:value-type="float" office:value="0.544331783560443" calcext:value-type="float">
            <text:p>0,544331783560443</text:p>
          </table:table-cell>
          <table:table-cell table:style-name="ce20" table:formula="of:=IF(0.5*PI()+[lf.$B$9]&gt;[lf.K284];1;-1)" office:value-type="float" office:value="1" calcext:value-type="float">
            <text:p>1</text:p>
          </table:table-cell>
          <table:table-cell table:style-name="ce17" table:formula="of:=0.5*PI()-([lf.J284]*[lf.L284]+[lf.K284])" office:value-type="float" office:value="-0.235376610432487" calcext:value-type="float">
            <text:p>-0,235376610432487</text:p>
          </table:table-cell>
          <table:table-cell table:style-name="ce17" table:formula="of:=-[lf.M284]-[lf.$B$8]" office:value-type="float" office:value="-0.0962359474464354" calcext:value-type="float">
            <text:p>-0,096235947446435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lf.A285]*analyze_resolution" office:value-type="float" office:value="8.1" calcext:value-type="float">
            <text:p>8,1</text:p>
          </table:table-cell>
          <table:table-cell table:style-name="ce20" table:formula="of:=-RADIANS([lf.B285])" office:value-type="float" office:value="-0.141371669411541" calcext:value-type="float">
            <text:p>-0,141371669411541</text:p>
          </table:table-cell>
          <table:table-cell table:style-name="ce20" table:formula="of:=COS([lf.$B$6])*servo_saver_arm_length*COS([lf.C285])-SIN([lf.$B$6])*servo_saver_arm_length*SIN([lf.C285])+[lf.$B$24]" office:value-type="float" office:value="358.840378523465" calcext:value-type="float">
            <text:p>358,840378523465</text:p>
          </table:table-cell>
          <table:table-cell table:style-name="ce20" table:formula="of:=COS([lf.$B$6])*servo_saver_arm_length*SIN([lf.C285])+SIN([lf.$B$6])*servo_saver_arm_length*COS([lf.C285])+[lf.$C$24]" office:value-type="float" office:value="-2.25441971100133" calcext:value-type="float">
            <text:p>-2,25441971100133</text:p>
          </table:table-cell>
          <table:table-cell table:style-name="ce20" table:formula="of:=[$lf.D285]-[$lf.$B$14]" office:value-type="float" office:value="58.8403785234649" calcext:value-type="float">
            <text:p>58,8403785234649</text:p>
          </table:table-cell>
          <table:table-cell table:style-name="ce20" table:formula="of:=[lf.E285]-[$lf.$C$14]" office:value-type="float" office:value="-97.2544197110013" calcext:value-type="float">
            <text:p>-97,2544197110013</text:p>
          </table:table-cell>
          <table:table-cell table:style-name="ce11" table:formula="of:=SQRT([lf.F285]^2+[lf.G285]^2)" office:value-type="float" office:value="113.668871280172" calcext:value-type="float">
            <text:p>113,668871280172</text:p>
          </table:table-cell>
          <table:table-cell table:style-name="ce20" table:formula="of:=([lf.H285]^2-[lf.$B$42]^2+[lf.$B$43]^2)/(2*[lf.H285])" office:value-type="float" office:value="6.41596232870186" calcext:value-type="float">
            <text:p>6,41596232870186</text:p>
          </table:table-cell>
          <table:table-cell table:style-name="ce20" table:formula="of:=ACOS([lf.I285]/[lf.$B$43])" office:value-type="float" office:value="1.26030971647334" calcext:value-type="float">
            <text:p>1,26030971647334</text:p>
          </table:table-cell>
          <table:table-cell table:style-name="ce20" table:formula="of:=ASIN([lf.F285]/[lf.H285])" office:value-type="float" office:value="0.54409881133557" calcext:value-type="float">
            <text:p>0,54409881133557</text:p>
          </table:table-cell>
          <table:table-cell table:style-name="ce20" table:formula="of:=IF(0.5*PI()+[lf.$B$9]&gt;[lf.K285];1;-1)" office:value-type="float" office:value="1" calcext:value-type="float">
            <text:p>1</text:p>
          </table:table-cell>
          <table:table-cell table:style-name="ce17" table:formula="of:=0.5*PI()-([lf.J285]*[lf.L285]+[lf.K285])" office:value-type="float" office:value="-0.233612201014014" calcext:value-type="float">
            <text:p>-0,233612201014014</text:p>
          </table:table-cell>
          <table:table-cell table:style-name="ce17" table:formula="of:=-[lf.M285]-[lf.$B$8]" office:value-type="float" office:value="-0.0980003568649088" calcext:value-type="float">
            <text:p>-0,098000356864909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lf.A286]*analyze_resolution" office:value-type="float" office:value="8.25" calcext:value-type="float">
            <text:p>8,25</text:p>
          </table:table-cell>
          <table:table-cell table:style-name="ce20" table:formula="of:=-RADIANS([lf.B286])" office:value-type="float" office:value="-0.143989663289532" calcext:value-type="float">
            <text:p>-0,143989663289532</text:p>
          </table:table-cell>
          <table:table-cell table:style-name="ce20" table:formula="of:=COS([lf.$B$6])*servo_saver_arm_length*COS([lf.C286])-SIN([lf.$B$6])*servo_saver_arm_length*SIN([lf.C286])+[lf.$B$24]" office:value-type="float" office:value="358.834422189115" calcext:value-type="float">
            <text:p>358,834422189115</text:p>
          </table:table-cell>
          <table:table-cell table:style-name="ce20" table:formula="of:=COS([lf.$B$6])*servo_saver_arm_length*SIN([lf.C286])+SIN([lf.$B$6])*servo_saver_arm_length*COS([lf.C286])+[lf.$C$24]" office:value-type="float" office:value="-2.29588195185887" calcext:value-type="float">
            <text:p>-2,29588195185887</text:p>
          </table:table-cell>
          <table:table-cell table:style-name="ce20" table:formula="of:=[$lf.D286]-[$lf.$B$14]" office:value-type="float" office:value="58.8344221891147" calcext:value-type="float">
            <text:p>58,8344221891147</text:p>
          </table:table-cell>
          <table:table-cell table:style-name="ce20" table:formula="of:=[lf.E286]-[$lf.$C$14]" office:value-type="float" office:value="-97.2958819518589" calcext:value-type="float">
            <text:p>-97,2958819518589</text:p>
          </table:table-cell>
          <table:table-cell table:style-name="ce11" table:formula="of:=SQRT([lf.F286]^2+[lf.G286]^2)" office:value-type="float" office:value="113.70126595213" calcext:value-type="float">
            <text:p>113,70126595213</text:p>
          </table:table-cell>
          <table:table-cell table:style-name="ce20" table:formula="of:=([lf.H286]^2-[lf.$B$42]^2+[lf.$B$43]^2)/(2*[lf.H286])" office:value-type="float" office:value="6.44652441154563" calcext:value-type="float">
            <text:p>6,44652441154563</text:p>
          </table:table-cell>
          <table:table-cell table:style-name="ce20" table:formula="of:=ACOS([lf.I286]/[lf.$B$43])" office:value-type="float" office:value="1.2587809223199" calcext:value-type="float">
            <text:p>1,2587809223199</text:p>
          </table:table-cell>
          <table:table-cell table:style-name="ce20" table:formula="of:=ASIN([lf.F286]/[lf.H286])" office:value-type="float" office:value="0.543865225370793" calcext:value-type="float">
            <text:p>0,543865225370793</text:p>
          </table:table-cell>
          <table:table-cell table:style-name="ce20" table:formula="of:=IF(0.5*PI()+[lf.$B$9]&gt;[lf.K286];1;-1)" office:value-type="float" office:value="1" calcext:value-type="float">
            <text:p>1</text:p>
          </table:table-cell>
          <table:table-cell table:style-name="ce17" table:formula="of:=0.5*PI()-([lf.J286]*[lf.L286]+[lf.K286])" office:value-type="float" office:value="-0.231849820895794" calcext:value-type="float">
            <text:p>-0,231849820895794</text:p>
          </table:table-cell>
          <table:table-cell table:style-name="ce17" table:formula="of:=-[lf.M286]-[lf.$B$8]" office:value-type="float" office:value="-0.0997627369831291" calcext:value-type="float">
            <text:p>-0,099762736983129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lf.A287]*analyze_resolution" office:value-type="float" office:value="8.4" calcext:value-type="float">
            <text:p>8,4</text:p>
          </table:table-cell>
          <table:table-cell table:style-name="ce20" table:formula="of:=-RADIANS([lf.B287])" office:value-type="float" office:value="-0.146607657167524" calcext:value-type="float">
            <text:p>-0,146607657167524</text:p>
          </table:table-cell>
          <table:table-cell table:style-name="ce20" table:formula="of:=COS([lf.$B$6])*servo_saver_arm_length*COS([lf.C287])-SIN([lf.$B$6])*servo_saver_arm_length*SIN([lf.C287])+[lf.$B$24]" office:value-type="float" office:value="358.828357327408" calcext:value-type="float">
            <text:p>358,828357327408</text:p>
          </table:table-cell>
          <table:table-cell table:style-name="ce20" table:formula="of:=COS([lf.$B$6])*servo_saver_arm_length*SIN([lf.C287])+SIN([lf.$B$6])*servo_saver_arm_length*COS([lf.C287])+[lf.$C$24]" office:value-type="float" office:value="-2.33732845699859" calcext:value-type="float">
            <text:p>-2,33732845699859</text:p>
          </table:table-cell>
          <table:table-cell table:style-name="ce20" table:formula="of:=[$lf.D287]-[$lf.$B$14]" office:value-type="float" office:value="58.8283573274078" calcext:value-type="float">
            <text:p>58,8283573274078</text:p>
          </table:table-cell>
          <table:table-cell table:style-name="ce20" table:formula="of:=[lf.E287]-[$lf.$C$14]" office:value-type="float" office:value="-97.3373284569986" calcext:value-type="float">
            <text:p>-97,3373284569986</text:p>
          </table:table-cell>
          <table:table-cell table:style-name="ce11" table:formula="of:=SQRT([lf.F287]^2+[lf.G287]^2)" office:value-type="float" office:value="113.733597221695" calcext:value-type="float">
            <text:p>113,733597221695</text:p>
          </table:table-cell>
          <table:table-cell table:style-name="ce20" table:formula="of:=([lf.H287]^2-[lf.$B$42]^2+[lf.$B$43]^2)/(2*[lf.H287])" office:value-type="float" office:value="6.47701851971676" calcext:value-type="float">
            <text:p>6,47701851971676</text:p>
          </table:table-cell>
          <table:table-cell table:style-name="ce20" table:formula="of:=ACOS([lf.I287]/[lf.$B$43])" office:value-type="float" office:value="1.25725477670968" calcext:value-type="float">
            <text:p>1,25725477670968</text:p>
          </table:table-cell>
          <table:table-cell table:style-name="ce20" table:formula="of:=ASIN([lf.F287]/[lf.H287])" office:value-type="float" office:value="0.543631027387963" calcext:value-type="float">
            <text:p>0,543631027387963</text:p>
          </table:table-cell>
          <table:table-cell table:style-name="ce20" table:formula="of:=IF(0.5*PI()+[lf.$B$9]&gt;[lf.K287];1;-1)" office:value-type="float" office:value="1" calcext:value-type="float">
            <text:p>1</text:p>
          </table:table-cell>
          <table:table-cell table:style-name="ce17" table:formula="of:=0.5*PI()-([lf.J287]*[lf.L287]+[lf.K287])" office:value-type="float" office:value="-0.230089477302744" calcext:value-type="float">
            <text:p>-0,230089477302744</text:p>
          </table:table-cell>
          <table:table-cell table:style-name="ce17" table:formula="of:=-[lf.M287]-[lf.$B$8]" office:value-type="float" office:value="-0.101523080576179" calcext:value-type="float">
            <text:p>-0,101523080576179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lf.A288]*analyze_resolution" office:value-type="float" office:value="8.55" calcext:value-type="float">
            <text:p>8,55</text:p>
          </table:table-cell>
          <table:table-cell table:style-name="ce20" table:formula="of:=-RADIANS([lf.B288])" office:value-type="float" office:value="-0.149225651045515" calcext:value-type="float">
            <text:p>-0,149225651045515</text:p>
          </table:table-cell>
          <table:table-cell table:style-name="ce20" table:formula="of:=COS([lf.$B$6])*servo_saver_arm_length*COS([lf.C288])-SIN([lf.$B$6])*servo_saver_arm_length*SIN([lf.C288])+[lf.$B$24]" office:value-type="float" office:value="358.822183979912" calcext:value-type="float">
            <text:p>358,822183979912</text:p>
          </table:table-cell>
          <table:table-cell table:style-name="ce20" table:formula="of:=COS([lf.$B$6])*servo_saver_arm_length*SIN([lf.C288])+SIN([lf.$B$6])*servo_saver_arm_length*COS([lf.C288])+[lf.$C$24]" office:value-type="float" office:value="-2.37875894235077" calcext:value-type="float">
            <text:p>-2,37875894235077</text:p>
          </table:table-cell>
          <table:table-cell table:style-name="ce20" table:formula="of:=[$lf.D288]-[$lf.$B$14]" office:value-type="float" office:value="58.8221839799121" calcext:value-type="float">
            <text:p>58,8221839799121</text:p>
          </table:table-cell>
          <table:table-cell table:style-name="ce20" table:formula="of:=[lf.E288]-[$lf.$C$14]" office:value-type="float" office:value="-97.3787589423508" calcext:value-type="float">
            <text:p>-97,3787589423508</text:p>
          </table:table-cell>
          <table:table-cell table:style-name="ce11" table:formula="of:=SQRT([lf.F288]^2+[lf.G288]^2)" office:value-type="float" office:value="113.765864921421" calcext:value-type="float">
            <text:p>113,765864921421</text:p>
          </table:table-cell>
          <table:table-cell table:style-name="ce20" table:formula="of:=([lf.H288]^2-[lf.$B$42]^2+[lf.$B$43]^2)/(2*[lf.H288])" office:value-type="float" office:value="6.50744455022967" calcext:value-type="float">
            <text:p>6,50744455022967</text:p>
          </table:table-cell>
          <table:table-cell table:style-name="ce20" table:formula="of:=ACOS([lf.I288]/[lf.$B$43])" office:value-type="float" office:value="1.25573128516786" calcext:value-type="float">
            <text:p>1,25573128516786</text:p>
          </table:table-cell>
          <table:table-cell table:style-name="ce20" table:formula="of:=ASIN([lf.F288]/[lf.H288])" office:value-type="float" office:value="0.543396219108438" calcext:value-type="float">
            <text:p>0,543396219108438</text:p>
          </table:table-cell>
          <table:table-cell table:style-name="ce20" table:formula="of:=IF(0.5*PI()+[lf.$B$9]&gt;[lf.K288];1;-1)" office:value-type="float" office:value="1" calcext:value-type="float">
            <text:p>1</text:p>
          </table:table-cell>
          <table:table-cell table:style-name="ce17" table:formula="of:=0.5*PI()-([lf.J288]*[lf.L288]+[lf.K288])" office:value-type="float" office:value="-0.228331177481401" calcext:value-type="float">
            <text:p>-0,228331177481401</text:p>
          </table:table-cell>
          <table:table-cell table:style-name="ce17" table:formula="of:=-[lf.M288]-[lf.$B$8]" office:value-type="float" office:value="-0.103281380397521" calcext:value-type="float">
            <text:p>-0,103281380397521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lf.A289]*analyze_resolution" office:value-type="float" office:value="8.7" calcext:value-type="float">
            <text:p>8,7</text:p>
          </table:table-cell>
          <table:table-cell table:style-name="ce20" table:formula="of:=-RADIANS([lf.B289])" office:value-type="float" office:value="-0.151843644923507" calcext:value-type="float">
            <text:p>-0,151843644923507</text:p>
          </table:table-cell>
          <table:table-cell table:style-name="ce20" table:formula="of:=COS([lf.$B$6])*servo_saver_arm_length*COS([lf.C289])-SIN([lf.$B$6])*servo_saver_arm_length*SIN([lf.C289])+[lf.$B$24]" office:value-type="float" office:value="358.815902188939" calcext:value-type="float">
            <text:p>358,815902188939</text:p>
          </table:table-cell>
          <table:table-cell table:style-name="ce20" table:formula="of:=COS([lf.$B$6])*servo_saver_arm_length*SIN([lf.C289])+SIN([lf.$B$6])*servo_saver_arm_length*COS([lf.C289])+[lf.$C$24]" office:value-type="float" office:value="-2.42017312395551" calcext:value-type="float">
            <text:p>-2,42017312395551</text:p>
          </table:table-cell>
          <table:table-cell table:style-name="ce20" table:formula="of:=[$lf.D289]-[$lf.$B$14]" office:value-type="float" office:value="58.8159021889389" calcext:value-type="float">
            <text:p>58,8159021889389</text:p>
          </table:table-cell>
          <table:table-cell table:style-name="ce20" table:formula="of:=[lf.E289]-[$lf.$C$14]" office:value-type="float" office:value="-97.4201731239555" calcext:value-type="float">
            <text:p>-97,4201731239555</text:p>
          </table:table-cell>
          <table:table-cell table:style-name="ce11" table:formula="of:=SQRT([lf.F289]^2+[lf.G289]^2)" office:value-type="float" office:value="113.798068884319" calcext:value-type="float">
            <text:p>113,798068884319</text:p>
          </table:table-cell>
          <table:table-cell table:style-name="ce20" table:formula="of:=([lf.H289]^2-[lf.$B$42]^2+[lf.$B$43]^2)/(2*[lf.H289])" office:value-type="float" office:value="6.53780240051322" calcext:value-type="float">
            <text:p>6,53780240051322</text:p>
          </table:table-cell>
          <table:table-cell table:style-name="ce20" table:formula="of:=ACOS([lf.I289]/[lf.$B$43])" office:value-type="float" office:value="1.25421045324176" calcext:value-type="float">
            <text:p>1,25421045324176</text:p>
          </table:table-cell>
          <table:table-cell table:style-name="ce20" table:formula="of:=ASIN([lf.F289]/[lf.H289])" office:value-type="float" office:value="0.543160802253071" calcext:value-type="float">
            <text:p>0,543160802253071</text:p>
          </table:table-cell>
          <table:table-cell table:style-name="ce20" table:formula="of:=IF(0.5*PI()+[lf.$B$9]&gt;[lf.K289];1;-1)" office:value-type="float" office:value="1" calcext:value-type="float">
            <text:p>1</text:p>
          </table:table-cell>
          <table:table-cell table:style-name="ce17" table:formula="of:=0.5*PI()-([lf.J289]*[lf.L289]+[lf.K289])" office:value-type="float" office:value="-0.226574928699931" calcext:value-type="float">
            <text:p>-0,226574928699931</text:p>
          </table:table-cell>
          <table:table-cell table:style-name="ce17" table:formula="of:=-[lf.M289]-[lf.$B$8]" office:value-type="float" office:value="-0.105037629178991" calcext:value-type="float">
            <text:p>-0,105037629178991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lf.A290]*analyze_resolution" office:value-type="float" office:value="8.85" calcext:value-type="float">
            <text:p>8,85</text:p>
          </table:table-cell>
          <table:table-cell table:style-name="ce20" table:formula="of:=-RADIANS([lf.B290])" office:value-type="float" office:value="-0.154461638801498" calcext:value-type="float">
            <text:p>-0,154461638801498</text:p>
          </table:table-cell>
          <table:table-cell table:style-name="ce20" table:formula="of:=COS([lf.$B$6])*servo_saver_arm_length*COS([lf.C290])-SIN([lf.$B$6])*servo_saver_arm_length*SIN([lf.C290])+[lf.$B$24]" office:value-type="float" office:value="358.809511997543" calcext:value-type="float">
            <text:p>358,809511997543</text:p>
          </table:table-cell>
          <table:table-cell table:style-name="ce20" table:formula="of:=COS([lf.$B$6])*servo_saver_arm_length*SIN([lf.C290])+SIN([lf.$B$6])*servo_saver_arm_length*COS([lf.C290])+[lf.$C$24]" office:value-type="float" office:value="-2.46157071796464" calcext:value-type="float">
            <text:p>-2,46157071796464</text:p>
          </table:table-cell>
          <table:table-cell table:style-name="ce20" table:formula="of:=[$lf.D290]-[$lf.$B$14]" office:value-type="float" office:value="58.8095119975431" calcext:value-type="float">
            <text:p>58,8095119975431</text:p>
          </table:table-cell>
          <table:table-cell table:style-name="ce20" table:formula="of:=[lf.E290]-[$lf.$C$14]" office:value-type="float" office:value="-97.4615707179646" calcext:value-type="float">
            <text:p>-97,4615707179646</text:p>
          </table:table-cell>
          <table:table-cell table:style-name="ce11" table:formula="of:=SQRT([lf.F290]^2+[lf.G290]^2)" office:value-type="float" office:value="113.830208943856" calcext:value-type="float">
            <text:p>113,830208943856</text:p>
          </table:table-cell>
          <table:table-cell table:style-name="ce20" table:formula="of:=([lf.H290]^2-[lf.$B$42]^2+[lf.$B$43]^2)/(2*[lf.H290])" office:value-type="float" office:value="6.5680919684095" calcext:value-type="float">
            <text:p>6,5680919684095</text:p>
          </table:table-cell>
          <table:table-cell table:style-name="ce20" table:formula="of:=ACOS([lf.I290]/[lf.$B$43])" office:value-type="float" office:value="1.25269228650082" calcext:value-type="float">
            <text:p>1,25269228650082</text:p>
          </table:table-cell>
          <table:table-cell table:style-name="ce20" table:formula="of:=ASIN([lf.F290]/[lf.H290])" office:value-type="float" office:value="0.542924778542213" calcext:value-type="float">
            <text:p>0,542924778542213</text:p>
          </table:table-cell>
          <table:table-cell table:style-name="ce20" table:formula="of:=IF(0.5*PI()+[lf.$B$9]&gt;[lf.K290];1;-1)" office:value-type="float" office:value="1" calcext:value-type="float">
            <text:p>1</text:p>
          </table:table-cell>
          <table:table-cell table:style-name="ce17" table:formula="of:=0.5*PI()-([lf.J290]*[lf.L290]+[lf.K290])" office:value-type="float" office:value="-0.224820738248133" calcext:value-type="float">
            <text:p>-0,224820738248133</text:p>
          </table:table-cell>
          <table:table-cell table:style-name="ce17" table:formula="of:=-[lf.M290]-[lf.$B$8]" office:value-type="float" office:value="-0.10679181963079" calcext:value-type="float">
            <text:p>-0,10679181963079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lf.A291]*analyze_resolution" office:value-type="float" office:value="9" calcext:value-type="float">
            <text:p>9</text:p>
          </table:table-cell>
          <table:table-cell table:style-name="ce20" table:formula="of:=-RADIANS([lf.B291])" office:value-type="float" office:value="-0.15707963267949" calcext:value-type="float">
            <text:p>-0,15707963267949</text:p>
          </table:table-cell>
          <table:table-cell table:style-name="ce20" table:formula="of:=COS([lf.$B$6])*servo_saver_arm_length*COS([lf.C291])-SIN([lf.$B$6])*servo_saver_arm_length*SIN([lf.C291])+[lf.$B$24]" office:value-type="float" office:value="358.803013449522" calcext:value-type="float">
            <text:p>358,803013449522</text:p>
          </table:table-cell>
          <table:table-cell table:style-name="ce20" table:formula="of:=COS([lf.$B$6])*servo_saver_arm_length*SIN([lf.C291])+SIN([lf.$B$6])*servo_saver_arm_length*COS([lf.C291])+[lf.$C$24]" office:value-type="float" office:value="-2.5029514406437" calcext:value-type="float">
            <text:p>-2,5029514406437</text:p>
          </table:table-cell>
          <table:table-cell table:style-name="ce20" table:formula="of:=[$lf.D291]-[$lf.$B$14]" office:value-type="float" office:value="58.8030134495222" calcext:value-type="float">
            <text:p>58,8030134495222</text:p>
          </table:table-cell>
          <table:table-cell table:style-name="ce20" table:formula="of:=[lf.E291]-[$lf.$C$14]" office:value-type="float" office:value="-97.5029514406437" calcext:value-type="float">
            <text:p>-97,5029514406437</text:p>
          </table:table-cell>
          <table:table-cell table:style-name="ce11" table:formula="of:=SQRT([lf.F291]^2+[lf.G291]^2)" office:value-type="float" office:value="113.862284933955" calcext:value-type="float">
            <text:p>113,862284933955</text:p>
          </table:table-cell>
          <table:table-cell table:style-name="ce20" table:formula="of:=([lf.H291]^2-[lf.$B$42]^2+[lf.$B$43]^2)/(2*[lf.H291])" office:value-type="float" office:value="6.59831315217252" calcext:value-type="float">
            <text:p>6,59831315217252</text:p>
          </table:table-cell>
          <table:table-cell table:style-name="ce20" table:formula="of:=ACOS([lf.I291]/[lf.$B$43])" office:value-type="float" office:value="1.25117679053665" calcext:value-type="float">
            <text:p>1,25117679053665</text:p>
          </table:table-cell>
          <table:table-cell table:style-name="ce20" table:formula="of:=ASIN([lf.F291]/[lf.H291])" office:value-type="float" office:value="0.542688149695698" calcext:value-type="float">
            <text:p>0,542688149695698</text:p>
          </table:table-cell>
          <table:table-cell table:style-name="ce20" table:formula="of:=IF(0.5*PI()+[lf.$B$9]&gt;[lf.K291];1;-1)" office:value-type="float" office:value="1" calcext:value-type="float">
            <text:p>1</text:p>
          </table:table-cell>
          <table:table-cell table:style-name="ce17" table:formula="of:=0.5*PI()-([lf.J291]*[lf.L291]+[lf.K291])" office:value-type="float" office:value="-0.223068613437449" calcext:value-type="float">
            <text:p>-0,223068613437449</text:p>
          </table:table-cell>
          <table:table-cell table:style-name="ce17" table:formula="of:=-[lf.M291]-[lf.$B$8]" office:value-type="float" office:value="-0.108543944441473" calcext:value-type="float">
            <text:p>-0,108543944441473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lf.A292]*analyze_resolution" office:value-type="float" office:value="9.15" calcext:value-type="float">
            <text:p>9,15</text:p>
          </table:table-cell>
          <table:table-cell table:style-name="ce20" table:formula="of:=-RADIANS([lf.B292])" office:value-type="float" office:value="-0.159697626557481" calcext:value-type="float">
            <text:p>-0,159697626557481</text:p>
          </table:table-cell>
          <table:table-cell table:style-name="ce20" table:formula="of:=COS([lf.$B$6])*servo_saver_arm_length*COS([lf.C292])-SIN([lf.$B$6])*servo_saver_arm_length*SIN([lf.C292])+[lf.$B$24]" office:value-type="float" office:value="358.796406589417" calcext:value-type="float">
            <text:p>358,796406589417</text:p>
          </table:table-cell>
          <table:table-cell table:style-name="ce20" table:formula="of:=COS([lf.$B$6])*servo_saver_arm_length*SIN([lf.C292])+SIN([lf.$B$6])*servo_saver_arm_length*COS([lf.C292])+[lf.$C$24]" office:value-type="float" office:value="-2.54431500837382" calcext:value-type="float">
            <text:p>-2,54431500837382</text:p>
          </table:table-cell>
          <table:table-cell table:style-name="ce20" table:formula="of:=[$lf.D292]-[$lf.$B$14]" office:value-type="float" office:value="58.7964065894166" calcext:value-type="float">
            <text:p>58,7964065894166</text:p>
          </table:table-cell>
          <table:table-cell table:style-name="ce20" table:formula="of:=[lf.E292]-[$lf.$C$14]" office:value-type="float" office:value="-97.5443150083738" calcext:value-type="float">
            <text:p>-97,5443150083738</text:p>
          </table:table-cell>
          <table:table-cell table:style-name="ce11" table:formula="of:=SQRT([lf.F292]^2+[lf.G292]^2)" office:value-type="float" office:value="113.894296688995" calcext:value-type="float">
            <text:p>113,894296688995</text:p>
          </table:table-cell>
          <table:table-cell table:style-name="ce20" table:formula="of:=([lf.H292]^2-[lf.$B$42]^2+[lf.$B$43]^2)/(2*[lf.H292])" office:value-type="float" office:value="6.62846585046691" calcext:value-type="float">
            <text:p>6,62846585046691</text:p>
          </table:table-cell>
          <table:table-cell table:style-name="ce20" table:formula="of:=ACOS([lf.I292]/[lf.$B$43])" office:value-type="float" office:value="1.24966397096303" calcext:value-type="float">
            <text:p>1,24966397096303</text:p>
          </table:table-cell>
          <table:table-cell table:style-name="ce20" table:formula="of:=ASIN([lf.F292]/[lf.H292])" office:value-type="float" office:value="0.542450917432846" calcext:value-type="float">
            <text:p>0,542450917432846</text:p>
          </table:table-cell>
          <table:table-cell table:style-name="ce20" table:formula="of:=IF(0.5*PI()+[lf.$B$9]&gt;[lf.K292];1;-1)" office:value-type="float" office:value="1" calcext:value-type="float">
            <text:p>1</text:p>
          </table:table-cell>
          <table:table-cell table:style-name="ce17" table:formula="of:=0.5*PI()-([lf.J292]*[lf.L292]+[lf.K292])" office:value-type="float" office:value="-0.22131856160098" calcext:value-type="float">
            <text:p>-0,22131856160098</text:p>
          </table:table-cell>
          <table:table-cell table:style-name="ce17" table:formula="of:=-[lf.M292]-[lf.$B$8]" office:value-type="float" office:value="-0.110293996277943" calcext:value-type="float">
            <text:p>-0,110293996277943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lf.A293]*analyze_resolution" office:value-type="float" office:value="9.3" calcext:value-type="float">
            <text:p>9,3</text:p>
          </table:table-cell>
          <table:table-cell table:style-name="ce20" table:formula="of:=-RADIANS([lf.B293])" office:value-type="float" office:value="-0.162315620435473" calcext:value-type="float">
            <text:p>-0,162315620435473</text:p>
          </table:table-cell>
          <table:table-cell table:style-name="ce20" table:formula="of:=COS([lf.$B$6])*servo_saver_arm_length*COS([lf.C293])-SIN([lf.$B$6])*servo_saver_arm_length*SIN([lf.C293])+[lf.$B$24]" office:value-type="float" office:value="358.789691462509" calcext:value-type="float">
            <text:p>358,789691462509</text:p>
          </table:table-cell>
          <table:table-cell table:style-name="ce20" table:formula="of:=COS([lf.$B$6])*servo_saver_arm_length*SIN([lf.C293])+SIN([lf.$B$6])*servo_saver_arm_length*COS([lf.C293])+[lf.$C$24]" office:value-type="float" office:value="-2.58566113765378" calcext:value-type="float">
            <text:p>-2,58566113765378</text:p>
          </table:table-cell>
          <table:table-cell table:style-name="ce20" table:formula="of:=[$lf.D293]-[$lf.$B$14]" office:value-type="float" office:value="58.7896914625089" calcext:value-type="float">
            <text:p>58,7896914625089</text:p>
          </table:table-cell>
          <table:table-cell table:style-name="ce20" table:formula="of:=[lf.E293]-[$lf.$C$14]" office:value-type="float" office:value="-97.5856611376538" calcext:value-type="float">
            <text:p>-97,5856611376538</text:p>
          </table:table-cell>
          <table:table-cell table:style-name="ce11" table:formula="of:=SQRT([lf.F293]^2+[lf.G293]^2)" office:value-type="float" office:value="113.926244043811" calcext:value-type="float">
            <text:p>113,926244043811</text:p>
          </table:table-cell>
          <table:table-cell table:style-name="ce20" table:formula="of:=([lf.H293]^2-[lf.$B$42]^2+[lf.$B$43]^2)/(2*[lf.H293])" office:value-type="float" office:value="6.65854996236689" calcext:value-type="float">
            <text:p>6,65854996236689</text:p>
          </table:table-cell>
          <table:table-cell table:style-name="ce20" table:formula="of:=ACOS([lf.I293]/[lf.$B$43])" office:value-type="float" office:value="1.24815383341592" calcext:value-type="float">
            <text:p>1,24815383341592</text:p>
          </table:table-cell>
          <table:table-cell table:style-name="ce20" table:formula="of:=ASIN([lf.F293]/[lf.H293])" office:value-type="float" office:value="0.542213083472453" calcext:value-type="float">
            <text:p>0,542213083472453</text:p>
          </table:table-cell>
          <table:table-cell table:style-name="ce20" table:formula="of:=IF(0.5*PI()+[lf.$B$9]&gt;[lf.K293];1;-1)" office:value-type="float" office:value="1" calcext:value-type="float">
            <text:p>1</text:p>
          </table:table-cell>
          <table:table-cell table:style-name="ce17" table:formula="of:=0.5*PI()-([lf.J293]*[lf.L293]+[lf.K293])" office:value-type="float" office:value="-0.219570590093478" calcext:value-type="float">
            <text:p>-0,219570590093478</text:p>
          </table:table-cell>
          <table:table-cell table:style-name="ce17" table:formula="of:=-[lf.M293]-[lf.$B$8]" office:value-type="float" office:value="-0.112041967785445" calcext:value-type="float">
            <text:p>-0,112041967785445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lf.A294]*analyze_resolution" office:value-type="float" office:value="9.45" calcext:value-type="float">
            <text:p>9,45</text:p>
          </table:table-cell>
          <table:table-cell table:style-name="ce20" table:formula="of:=-RADIANS([lf.B294])" office:value-type="float" office:value="-0.164933614313464" calcext:value-type="float">
            <text:p>-0,164933614313464</text:p>
          </table:table-cell>
          <table:table-cell table:style-name="ce20" table:formula="of:=COS([lf.$B$6])*servo_saver_arm_length*COS([lf.C294])-SIN([lf.$B$6])*servo_saver_arm_length*SIN([lf.C294])+[lf.$B$24]" office:value-type="float" office:value="358.782868114824" calcext:value-type="float">
            <text:p>358,782868114824</text:p>
          </table:table-cell>
          <table:table-cell table:style-name="ce20" table:formula="of:=COS([lf.$B$6])*servo_saver_arm_length*SIN([lf.C294])+SIN([lf.$B$6])*servo_saver_arm_length*COS([lf.C294])+[lf.$C$24]" office:value-type="float" office:value="-2.6269895451018" calcext:value-type="float">
            <text:p>-2,6269895451018</text:p>
          </table:table-cell>
          <table:table-cell table:style-name="ce20" table:formula="of:=[$lf.D294]-[$lf.$B$14]" office:value-type="float" office:value="58.7828681148239" calcext:value-type="float">
            <text:p>58,7828681148239</text:p>
          </table:table-cell>
          <table:table-cell table:style-name="ce20" table:formula="of:=[lf.E294]-[$lf.$C$14]" office:value-type="float" office:value="-97.6269895451018" calcext:value-type="float">
            <text:p>-97,6269895451018</text:p>
          </table:table-cell>
          <table:table-cell table:style-name="ce11" table:formula="of:=SQRT([lf.F294]^2+[lf.G294]^2)" office:value-type="float" office:value="113.958126833694" calcext:value-type="float">
            <text:p>113,958126833694</text:p>
          </table:table-cell>
          <table:table-cell table:style-name="ce20" table:formula="of:=([lf.H294]^2-[lf.$B$42]^2+[lf.$B$43]^2)/(2*[lf.H294])" office:value-type="float" office:value="6.68856538735476" calcext:value-type="float">
            <text:p>6,68856538735476</text:p>
          </table:table-cell>
          <table:table-cell table:style-name="ce20" table:formula="of:=ACOS([lf.I294]/[lf.$B$43])" office:value-type="float" office:value="1.24664638355347" calcext:value-type="float">
            <text:p>1,24664638355347</text:p>
          </table:table-cell>
          <table:table-cell table:style-name="ce20" table:formula="of:=ASIN([lf.F294]/[lf.H294])" office:value-type="float" office:value="0.541974649532787" calcext:value-type="float">
            <text:p>0,541974649532787</text:p>
          </table:table-cell>
          <table:table-cell table:style-name="ce20" table:formula="of:=IF(0.5*PI()+[lf.$B$9]&gt;[lf.K294];1;-1)" office:value-type="float" office:value="1" calcext:value-type="float">
            <text:p>1</text:p>
          </table:table-cell>
          <table:table-cell table:style-name="ce17" table:formula="of:=0.5*PI()-([lf.J294]*[lf.L294]+[lf.K294])" office:value-type="float" office:value="-0.217824706291364" calcext:value-type="float">
            <text:p>-0,217824706291364</text:p>
          </table:table-cell>
          <table:table-cell table:style-name="ce17" table:formula="of:=-[lf.M294]-[lf.$B$8]" office:value-type="float" office:value="-0.113787851587559" calcext:value-type="float">
            <text:p>-0,113787851587559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lf.A295]*analyze_resolution" office:value-type="float" office:value="9.6" calcext:value-type="float">
            <text:p>9,6</text:p>
          </table:table-cell>
          <table:table-cell table:style-name="ce20" table:formula="of:=-RADIANS([lf.B295])" office:value-type="float" office:value="-0.167551608191456" calcext:value-type="float">
            <text:p>-0,167551608191456</text:p>
          </table:table-cell>
          <table:table-cell table:style-name="ce20" table:formula="of:=COS([lf.$B$6])*servo_saver_arm_length*COS([lf.C295])-SIN([lf.$B$6])*servo_saver_arm_length*SIN([lf.C295])+[lf.$B$24]" office:value-type="float" office:value="358.775936593128" calcext:value-type="float">
            <text:p>358,775936593128</text:p>
          </table:table-cell>
          <table:table-cell table:style-name="ce20" table:formula="of:=COS([lf.$B$6])*servo_saver_arm_length*SIN([lf.C295])+SIN([lf.$B$6])*servo_saver_arm_length*COS([lf.C295])+[lf.$C$24]" office:value-type="float" office:value="-2.66829994745764" calcext:value-type="float">
            <text:p>-2,66829994745764</text:p>
          </table:table-cell>
          <table:table-cell table:style-name="ce20" table:formula="of:=[$lf.D295]-[$lf.$B$14]" office:value-type="float" office:value="58.7759365931281" calcext:value-type="float">
            <text:p>58,7759365931281</text:p>
          </table:table-cell>
          <table:table-cell table:style-name="ce20" table:formula="of:=[lf.E295]-[$lf.$C$14]" office:value-type="float" office:value="-97.6682999474576" calcext:value-type="float">
            <text:p>-97,6682999474576</text:p>
          </table:table-cell>
          <table:table-cell table:style-name="ce11" table:formula="of:=SQRT([lf.F295]^2+[lf.G295]^2)" office:value-type="float" office:value="113.98994489439" calcext:value-type="float">
            <text:p>113,98994489439</text:p>
          </table:table-cell>
          <table:table-cell table:style-name="ce20" table:formula="of:=([lf.H295]^2-[lf.$B$42]^2+[lf.$B$43]^2)/(2*[lf.H295])" office:value-type="float" office:value="6.71851202531988" calcext:value-type="float">
            <text:p>6,71851202531988</text:p>
          </table:table-cell>
          <table:table-cell table:style-name="ce20" table:formula="of:=ACOS([lf.I295]/[lf.$B$43])" office:value-type="float" office:value="1.24514162705604" calcext:value-type="float">
            <text:p>1,24514162705604</text:p>
          </table:table-cell>
          <table:table-cell table:style-name="ce20" table:formula="of:=ASIN([lf.F295]/[lf.H295])" office:value-type="float" office:value="0.541735617331584" calcext:value-type="float">
            <text:p>0,541735617331584</text:p>
          </table:table-cell>
          <table:table-cell table:style-name="ce20" table:formula="of:=IF(0.5*PI()+[lf.$B$9]&gt;[lf.K295];1;-1)" office:value-type="float" office:value="1" calcext:value-type="float">
            <text:p>1</text:p>
          </table:table-cell>
          <table:table-cell table:style-name="ce17" table:formula="of:=0.5*PI()-([lf.J295]*[lf.L295]+[lf.K295])" office:value-type="float" office:value="-0.216080917592727" calcext:value-type="float">
            <text:p>-0,216080917592727</text:p>
          </table:table-cell>
          <table:table-cell table:style-name="ce17" table:formula="of:=-[lf.M295]-[lf.$B$8]" office:value-type="float" office:value="-0.115531640286196" calcext:value-type="float">
            <text:p>-0,115531640286196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lf.A296]*analyze_resolution" office:value-type="float" office:value="9.75" calcext:value-type="float">
            <text:p>9,75</text:p>
          </table:table-cell>
          <table:table-cell table:style-name="ce20" table:formula="of:=-RADIANS([lf.B296])" office:value-type="float" office:value="-0.170169602069447" calcext:value-type="float">
            <text:p>-0,170169602069447</text:p>
          </table:table-cell>
          <table:table-cell table:style-name="ce20" table:formula="of:=COS([lf.$B$6])*servo_saver_arm_length*COS([lf.C296])-SIN([lf.$B$6])*servo_saver_arm_length*SIN([lf.C296])+[lf.$B$24]" office:value-type="float" office:value="358.768896944929" calcext:value-type="float">
            <text:p>358,768896944929</text:p>
          </table:table-cell>
          <table:table-cell table:style-name="ce20" table:formula="of:=COS([lf.$B$6])*servo_saver_arm_length*SIN([lf.C296])+SIN([lf.$B$6])*servo_saver_arm_length*COS([lf.C296])+[lf.$C$24]" office:value-type="float" office:value="-2.70959206158439" calcext:value-type="float">
            <text:p>-2,70959206158439</text:p>
          </table:table-cell>
          <table:table-cell table:style-name="ce20" table:formula="of:=[$lf.D296]-[$lf.$B$14]" office:value-type="float" office:value="58.7688969449292" calcext:value-type="float">
            <text:p>58,7688969449292</text:p>
          </table:table-cell>
          <table:table-cell table:style-name="ce20" table:formula="of:=[lf.E296]-[$lf.$C$14]" office:value-type="float" office:value="-97.7095920615844" calcext:value-type="float">
            <text:p>-97,7095920615844</text:p>
          </table:table-cell>
          <table:table-cell table:style-name="ce11" table:formula="of:=SQRT([lf.F296]^2+[lf.G296]^2)" office:value-type="float" office:value="114.021698062101" calcext:value-type="float">
            <text:p>114,021698062101</text:p>
          </table:table-cell>
          <table:table-cell table:style-name="ce20" table:formula="of:=([lf.H296]^2-[lf.$B$42]^2+[lf.$B$43]^2)/(2*[lf.H296])" office:value-type="float" office:value="6.7483897765574" calcext:value-type="float">
            <text:p>6,7483897765574</text:p>
          </table:table-cell>
          <table:table-cell table:style-name="ce20" table:formula="of:=ACOS([lf.I296]/[lf.$B$43])" office:value-type="float" office:value="1.24363956962618" calcext:value-type="float">
            <text:p>1,24363956962618</text:p>
          </table:table-cell>
          <table:table-cell table:style-name="ce20" table:formula="of:=ASIN([lf.F296]/[lf.H296])" office:value-type="float" office:value="0.541495988586041" calcext:value-type="float">
            <text:p>0,541495988586041</text:p>
          </table:table-cell>
          <table:table-cell table:style-name="ce20" table:formula="of:=IF(0.5*PI()+[lf.$B$9]&gt;[lf.K296];1;-1)" office:value-type="float" office:value="1" calcext:value-type="float">
            <text:p>1</text:p>
          </table:table-cell>
          <table:table-cell table:style-name="ce17" table:formula="of:=0.5*PI()-([lf.J296]*[lf.L296]+[lf.K296])" office:value-type="float" office:value="-0.214339231417325" calcext:value-type="float">
            <text:p>-0,214339231417325</text:p>
          </table:table-cell>
          <table:table-cell table:style-name="ce17" table:formula="of:=-[lf.M296]-[lf.$B$8]" office:value-type="float" office:value="-0.117273326461598" calcext:value-type="float">
            <text:p>-0,117273326461598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lf.A297]*analyze_resolution" office:value-type="float" office:value="9.9" calcext:value-type="float">
            <text:p>9,9</text:p>
          </table:table-cell>
          <table:table-cell table:style-name="ce20" table:formula="of:=-RADIANS([lf.B297])" office:value-type="float" office:value="-0.172787595947439" calcext:value-type="float">
            <text:p>-0,172787595947439</text:p>
          </table:table-cell>
          <table:table-cell table:style-name="ce20" table:formula="of:=COS([lf.$B$6])*servo_saver_arm_length*COS([lf.C297])-SIN([lf.$B$6])*servo_saver_arm_length*SIN([lf.C297])+[lf.$B$24]" office:value-type="float" office:value="358.761749218476" calcext:value-type="float">
            <text:p>358,761749218476</text:p>
          </table:table-cell>
          <table:table-cell table:style-name="ce20" table:formula="of:=COS([lf.$B$6])*servo_saver_arm_length*SIN([lf.C297])+SIN([lf.$B$6])*servo_saver_arm_length*COS([lf.C297])+[lf.$C$24]" office:value-type="float" office:value="-2.75086560447056" calcext:value-type="float">
            <text:p>-2,75086560447056</text:p>
          </table:table-cell>
          <table:table-cell table:style-name="ce20" table:formula="of:=[$lf.D297]-[$lf.$B$14]" office:value-type="float" office:value="58.7617492184764" calcext:value-type="float">
            <text:p>58,7617492184764</text:p>
          </table:table-cell>
          <table:table-cell table:style-name="ce20" table:formula="of:=[lf.E297]-[$lf.$C$14]" office:value-type="float" office:value="-97.7508656044706" calcext:value-type="float">
            <text:p>-97,7508656044706</text:p>
          </table:table-cell>
          <table:table-cell table:style-name="ce11" table:formula="of:=SQRT([lf.F297]^2+[lf.G297]^2)" office:value-type="float" office:value="114.053386173486" calcext:value-type="float">
            <text:p>114,053386173486</text:p>
          </table:table-cell>
          <table:table-cell table:style-name="ce20" table:formula="of:=([lf.H297]^2-[lf.$B$42]^2+[lf.$B$43]^2)/(2*[lf.H297])" office:value-type="float" office:value="6.77819854176699" calcext:value-type="float">
            <text:p>6,77819854176699</text:p>
          </table:table-cell>
          <table:table-cell table:style-name="ce20" table:formula="of:=ACOS([lf.I297]/[lf.$B$43])" office:value-type="float" office:value="1.24214021698868" calcext:value-type="float">
            <text:p>1,24214021698868</text:p>
          </table:table-cell>
          <table:table-cell table:style-name="ce20" table:formula="of:=ASIN([lf.F297]/[lf.H297])" office:value-type="float" office:value="0.541255765012811" calcext:value-type="float">
            <text:p>0,541255765012811</text:p>
          </table:table-cell>
          <table:table-cell table:style-name="ce20" table:formula="of:=IF(0.5*PI()+[lf.$B$9]&gt;[lf.K297];1;-1)" office:value-type="float" office:value="1" calcext:value-type="float">
            <text:p>1</text:p>
          </table:table-cell>
          <table:table-cell table:style-name="ce17" table:formula="of:=0.5*PI()-([lf.J297]*[lf.L297]+[lf.K297])" office:value-type="float" office:value="-0.212599655206593" calcext:value-type="float">
            <text:p>-0,212599655206593</text:p>
          </table:table-cell>
          <table:table-cell table:style-name="ce17" table:formula="of:=-[lf.M297]-[lf.$B$8]" office:value-type="float" office:value="-0.11901290267233" calcext:value-type="float">
            <text:p>-0,11901290267233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lf.A298]*analyze_resolution" office:value-type="float" office:value="10.05" calcext:value-type="float">
            <text:p>10,05</text:p>
          </table:table-cell>
          <table:table-cell table:style-name="ce20" table:formula="of:=-RADIANS([lf.B298])" office:value-type="float" office:value="-0.17540558982543" calcext:value-type="float">
            <text:p>-0,17540558982543</text:p>
          </table:table-cell>
          <table:table-cell table:style-name="ce20" table:formula="of:=COS([lf.$B$6])*servo_saver_arm_length*COS([lf.C298])-SIN([lf.$B$6])*servo_saver_arm_length*SIN([lf.C298])+[lf.$B$24]" office:value-type="float" office:value="358.754493462759" calcext:value-type="float">
            <text:p>358,754493462759</text:p>
          </table:table-cell>
          <table:table-cell table:style-name="ce20" table:formula="of:=COS([lf.$B$6])*servo_saver_arm_length*SIN([lf.C298])+SIN([lf.$B$6])*servo_saver_arm_length*COS([lf.C298])+[lf.$C$24]" office:value-type="float" office:value="-2.79212029323187" calcext:value-type="float">
            <text:p>-2,79212029323187</text:p>
          </table:table-cell>
          <table:table-cell table:style-name="ce20" table:formula="of:=[$lf.D298]-[$lf.$B$14]" office:value-type="float" office:value="58.7544934627592" calcext:value-type="float">
            <text:p>58,7544934627592</text:p>
          </table:table-cell>
          <table:table-cell table:style-name="ce20" table:formula="of:=[lf.E298]-[$lf.$C$14]" office:value-type="float" office:value="-97.7921202932319" calcext:value-type="float">
            <text:p>-97,7921202932319</text:p>
          </table:table-cell>
          <table:table-cell table:style-name="ce11" table:formula="of:=SQRT([lf.F298]^2+[lf.G298]^2)" office:value-type="float" office:value="114.085009065658" calcext:value-type="float">
            <text:p>114,085009065658</text:p>
          </table:table-cell>
          <table:table-cell table:style-name="ce20" table:formula="of:=([lf.H298]^2-[lf.$B$42]^2+[lf.$B$43]^2)/(2*[lf.H298])" office:value-type="float" office:value="6.80793822205162" calcext:value-type="float">
            <text:p>6,80793822205162</text:p>
          </table:table-cell>
          <table:table-cell table:style-name="ce20" table:formula="of:=ACOS([lf.I298]/[lf.$B$43])" office:value-type="float" office:value="1.24064357489054" calcext:value-type="float">
            <text:p>1,24064357489054</text:p>
          </table:table-cell>
          <table:table-cell table:style-name="ce20" table:formula="of:=ASIN([lf.F298]/[lf.H298])" office:value-type="float" office:value="0.541014948328" calcext:value-type="float">
            <text:p>0,541014948328</text:p>
          </table:table-cell>
          <table:table-cell table:style-name="ce20" table:formula="of:=IF(0.5*PI()+[lf.$B$9]&gt;[lf.K298];1;-1)" office:value-type="float" office:value="1" calcext:value-type="float">
            <text:p>1</text:p>
          </table:table-cell>
          <table:table-cell table:style-name="ce17" table:formula="of:=0.5*PI()-([lf.J298]*[lf.L298]+[lf.K298])" office:value-type="float" office:value="-0.210862196423644" calcext:value-type="float">
            <text:p>-0,210862196423644</text:p>
          </table:table-cell>
          <table:table-cell table:style-name="ce17" table:formula="of:=-[lf.M298]-[lf.$B$8]" office:value-type="float" office:value="-0.120750361455279" calcext:value-type="float">
            <text:p>-0,120750361455279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lf.A299]*analyze_resolution" office:value-type="float" office:value="10.2" calcext:value-type="float">
            <text:p>10,2</text:p>
          </table:table-cell>
          <table:table-cell table:style-name="ce20" table:formula="of:=-RADIANS([lf.B299])" office:value-type="float" office:value="-0.178023583703422" calcext:value-type="float">
            <text:p>-0,178023583703422</text:p>
          </table:table-cell>
          <table:table-cell table:style-name="ce20" table:formula="of:=COS([lf.$B$6])*servo_saver_arm_length*COS([lf.C299])-SIN([lf.$B$6])*servo_saver_arm_length*SIN([lf.C299])+[lf.$B$24]" office:value-type="float" office:value="358.747129727508" calcext:value-type="float">
            <text:p>358,747129727508</text:p>
          </table:table-cell>
          <table:table-cell table:style-name="ce20" table:formula="of:=COS([lf.$B$6])*servo_saver_arm_length*SIN([lf.C299])+SIN([lf.$B$6])*servo_saver_arm_length*COS([lf.C299])+[lf.$C$24]" office:value-type="float" office:value="-2.83335584511334" calcext:value-type="float">
            <text:p>-2,83335584511334</text:p>
          </table:table-cell>
          <table:table-cell table:style-name="ce20" table:formula="of:=[$lf.D299]-[$lf.$B$14]" office:value-type="float" office:value="58.7471297275079" calcext:value-type="float">
            <text:p>58,7471297275079</text:p>
          </table:table-cell>
          <table:table-cell table:style-name="ce20" table:formula="of:=[lf.E299]-[$lf.$C$14]" office:value-type="float" office:value="-97.8333558451133" calcext:value-type="float">
            <text:p>-97,8333558451133</text:p>
          </table:table-cell>
          <table:table-cell table:style-name="ce11" table:formula="of:=SQRT([lf.F299]^2+[lf.G299]^2)" office:value-type="float" office:value="114.116566576187" calcext:value-type="float">
            <text:p>114,116566576187</text:p>
          </table:table-cell>
          <table:table-cell table:style-name="ce20" table:formula="of:=([lf.H299]^2-[lf.$B$42]^2+[lf.$B$43]^2)/(2*[lf.H299])" office:value-type="float" office:value="6.83760871891635" calcext:value-type="float">
            <text:p>6,83760871891635</text:p>
          </table:table-cell>
          <table:table-cell table:style-name="ce20" table:formula="of:=ACOS([lf.I299]/[lf.$B$43])" office:value-type="float" office:value="1.23914964910101" calcext:value-type="float">
            <text:p>1,23914964910101</text:p>
          </table:table-cell>
          <table:table-cell table:style-name="ce20" table:formula="of:=ASIN([lf.F299]/[lf.H299])" office:value-type="float" office:value="0.540773540247159" calcext:value-type="float">
            <text:p>0,540773540247159</text:p>
          </table:table-cell>
          <table:table-cell table:style-name="ce20" table:formula="of:=IF(0.5*PI()+[lf.$B$9]&gt;[lf.K299];1;-1)" office:value-type="float" office:value="1" calcext:value-type="float">
            <text:p>1</text:p>
          </table:table-cell>
          <table:table-cell table:style-name="ce17" table:formula="of:=0.5*PI()-([lf.J299]*[lf.L299]+[lf.K299])" office:value-type="float" office:value="-0.209126862553268" calcext:value-type="float">
            <text:p>-0,209126862553268</text:p>
          </table:table-cell>
          <table:table-cell table:style-name="ce17" table:formula="of:=-[lf.M299]-[lf.$B$8]" office:value-type="float" office:value="-0.122485695325655" calcext:value-type="float">
            <text:p>-0,122485695325655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lf.A300]*analyze_resolution" office:value-type="float" office:value="10.35" calcext:value-type="float">
            <text:p>10,35</text:p>
          </table:table-cell>
          <table:table-cell table:style-name="ce20" table:formula="of:=-RADIANS([lf.B300])" office:value-type="float" office:value="-0.180641577581413" calcext:value-type="float">
            <text:p>-0,180641577581413</text:p>
          </table:table-cell>
          <table:table-cell table:style-name="ce20" table:formula="of:=COS([lf.$B$6])*servo_saver_arm_length*COS([lf.C300])-SIN([lf.$B$6])*servo_saver_arm_length*SIN([lf.C300])+[lf.$B$24]" office:value-type="float" office:value="358.739658063193" calcext:value-type="float">
            <text:p>358,739658063193</text:p>
          </table:table-cell>
          <table:table-cell table:style-name="ce20" table:formula="of:=COS([lf.$B$6])*servo_saver_arm_length*SIN([lf.C300])+SIN([lf.$B$6])*servo_saver_arm_length*COS([lf.C300])+[lf.$C$24]" office:value-type="float" office:value="-2.87457197749108" calcext:value-type="float">
            <text:p>-2,87457197749108</text:p>
          </table:table-cell>
          <table:table-cell table:style-name="ce20" table:formula="of:=[$lf.D300]-[$lf.$B$14]" office:value-type="float" office:value="58.7396580631926" calcext:value-type="float">
            <text:p>58,7396580631926</text:p>
          </table:table-cell>
          <table:table-cell table:style-name="ce20" table:formula="of:=[lf.E300]-[$lf.$C$14]" office:value-type="float" office:value="-97.8745719774911" calcext:value-type="float">
            <text:p>-97,8745719774911</text:p>
          </table:table-cell>
          <table:table-cell table:style-name="ce11" table:formula="of:=SQRT([lf.F300]^2+[lf.G300]^2)" office:value-type="float" office:value="114.148058543095" calcext:value-type="float">
            <text:p>114,148058543095</text:p>
          </table:table-cell>
          <table:table-cell table:style-name="ce20" table:formula="of:=([lf.H300]^2-[lf.$B$42]^2+[lf.$B$43]^2)/(2*[lf.H300])" office:value-type="float" office:value="6.86720993426722" calcext:value-type="float">
            <text:p>6,86720993426722</text:p>
          </table:table-cell>
          <table:table-cell table:style-name="ce20" table:formula="of:=ACOS([lf.I300]/[lf.$B$43])" office:value-type="float" office:value="1.23765844541154" calcext:value-type="float">
            <text:p>1,23765844541154</text:p>
          </table:table-cell>
          <table:table-cell table:style-name="ce20" table:formula="of:=ASIN([lf.F300]/[lf.H300])" office:value-type="float" office:value="0.540531542485286" calcext:value-type="float">
            <text:p>0,540531542485286</text:p>
          </table:table-cell>
          <table:table-cell table:style-name="ce20" table:formula="of:=IF(0.5*PI()+[lf.$B$9]&gt;[lf.K300];1;-1)" office:value-type="float" office:value="1" calcext:value-type="float">
            <text:p>1</text:p>
          </table:table-cell>
          <table:table-cell table:style-name="ce17" table:formula="of:=0.5*PI()-([lf.J300]*[lf.L300]+[lf.K300])" office:value-type="float" office:value="-0.207393661101931" calcext:value-type="float">
            <text:p>-0,207393661101931</text:p>
          </table:table-cell>
          <table:table-cell table:style-name="ce17" table:formula="of:=-[lf.M300]-[lf.$B$8]" office:value-type="float" office:value="-0.124218896776992" calcext:value-type="float">
            <text:p>-0,124218896776992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lf.A301]*analyze_resolution" office:value-type="float" office:value="10.5" calcext:value-type="float">
            <text:p>10,5</text:p>
          </table:table-cell>
          <table:table-cell table:style-name="ce20" table:formula="of:=-RADIANS([lf.B301])" office:value-type="float" office:value="-0.183259571459405" calcext:value-type="float">
            <text:p>-0,183259571459405</text:p>
          </table:table-cell>
          <table:table-cell table:style-name="ce20" table:formula="of:=COS([lf.$B$6])*servo_saver_arm_length*COS([lf.C301])-SIN([lf.$B$6])*servo_saver_arm_length*SIN([lf.C301])+[lf.$B$24]" office:value-type="float" office:value="358.732078521023" calcext:value-type="float">
            <text:p>358,732078521023</text:p>
          </table:table-cell>
          <table:table-cell table:style-name="ce20" table:formula="of:=COS([lf.$B$6])*servo_saver_arm_length*SIN([lf.C301])+SIN([lf.$B$6])*servo_saver_arm_length*COS([lf.C301])+[lf.$C$24]" office:value-type="float" office:value="-2.91576840787437" calcext:value-type="float">
            <text:p>-2,91576840787437</text:p>
          </table:table-cell>
          <table:table-cell table:style-name="ce20" table:formula="of:=[$lf.D301]-[$lf.$B$14]" office:value-type="float" office:value="58.7320785210233" calcext:value-type="float">
            <text:p>58,7320785210233</text:p>
          </table:table-cell>
          <table:table-cell table:style-name="ce20" table:formula="of:=[lf.E301]-[$lf.$C$14]" office:value-type="float" office:value="-97.9157684078744" calcext:value-type="float">
            <text:p>-97,9157684078744</text:p>
          </table:table-cell>
          <table:table-cell table:style-name="ce11" table:formula="of:=SQRT([lf.F301]^2+[lf.G301]^2)" office:value-type="float" office:value="114.179484804864" calcext:value-type="float">
            <text:p>114,179484804864</text:p>
          </table:table-cell>
          <table:table-cell table:style-name="ce20" table:formula="of:=([lf.H301]^2-[lf.$B$42]^2+[lf.$B$43]^2)/(2*[lf.H301])" office:value-type="float" office:value="6.89674177040992" calcext:value-type="float">
            <text:p>6,89674177040992</text:p>
          </table:table-cell>
          <table:table-cell table:style-name="ce20" table:formula="of:=ACOS([lf.I301]/[lf.$B$43])" office:value-type="float" office:value="1.23616996963586" calcext:value-type="float">
            <text:p>1,23616996963586</text:p>
          </table:table-cell>
          <table:table-cell table:style-name="ce20" table:formula="of:=ASIN([lf.F301]/[lf.H301])" office:value-type="float" office:value="0.540288956756811" calcext:value-type="float">
            <text:p>0,540288956756811</text:p>
          </table:table-cell>
          <table:table-cell table:style-name="ce20" table:formula="of:=IF(0.5*PI()+[lf.$B$9]&gt;[lf.K301];1;-1)" office:value-type="float" office:value="1" calcext:value-type="float">
            <text:p>1</text:p>
          </table:table-cell>
          <table:table-cell table:style-name="ce17" table:formula="of:=0.5*PI()-([lf.J301]*[lf.L301]+[lf.K301])" office:value-type="float" office:value="-0.205662599597774" calcext:value-type="float">
            <text:p>-0,205662599597774</text:p>
          </table:table-cell>
          <table:table-cell table:style-name="ce17" table:formula="of:=-[lf.M301]-[lf.$B$8]" office:value-type="float" office:value="-0.125949958281149" calcext:value-type="float">
            <text:p>-0,125949958281149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lf.A302]*analyze_resolution" office:value-type="float" office:value="10.65" calcext:value-type="float">
            <text:p>10,65</text:p>
          </table:table-cell>
          <table:table-cell table:style-name="ce20" table:formula="of:=-RADIANS([lf.B302])" office:value-type="float" office:value="-0.185877565337396" calcext:value-type="float">
            <text:p>-0,185877565337396</text:p>
          </table:table-cell>
          <table:table-cell table:style-name="ce20" table:formula="of:=COS([lf.$B$6])*servo_saver_arm_length*COS([lf.C302])-SIN([lf.$B$6])*servo_saver_arm_length*SIN([lf.C302])+[lf.$B$24]" office:value-type="float" office:value="358.724391152949" calcext:value-type="float">
            <text:p>358,724391152949</text:p>
          </table:table-cell>
          <table:table-cell table:style-name="ce20" table:formula="of:=COS([lf.$B$6])*servo_saver_arm_length*SIN([lf.C302])+SIN([lf.$B$6])*servo_saver_arm_length*COS([lf.C302])+[lf.$C$24]" office:value-type="float" office:value="-2.95694485390745" calcext:value-type="float">
            <text:p>-2,95694485390745</text:p>
          </table:table-cell>
          <table:table-cell table:style-name="ce20" table:formula="of:=[$lf.D302]-[$lf.$B$14]" office:value-type="float" office:value="58.7243911529493" calcext:value-type="float">
            <text:p>58,7243911529493</text:p>
          </table:table-cell>
          <table:table-cell table:style-name="ce20" table:formula="of:=[lf.E302]-[$lf.$C$14]" office:value-type="float" office:value="-97.9569448539074" calcext:value-type="float">
            <text:p>-97,9569448539074</text:p>
          </table:table-cell>
          <table:table-cell table:style-name="ce11" table:formula="of:=SQRT([lf.F302]^2+[lf.G302]^2)" office:value-type="float" office:value="114.210845200428" calcext:value-type="float">
            <text:p>114,210845200428</text:p>
          </table:table-cell>
          <table:table-cell table:style-name="ce20" table:formula="of:=([lf.H302]^2-[lf.$B$42]^2+[lf.$B$43]^2)/(2*[lf.H302])" office:value-type="float" office:value="6.92620413004868" calcext:value-type="float">
            <text:p>6,92620413004868</text:p>
          </table:table-cell>
          <table:table-cell table:style-name="ce20" table:formula="of:=ACOS([lf.I302]/[lf.$B$43])" office:value-type="float" office:value="1.23468422760991" calcext:value-type="float">
            <text:p>1,23468422760991</text:p>
          </table:table-cell>
          <table:table-cell table:style-name="ce20" table:formula="of:=ASIN([lf.F302]/[lf.H302])" office:value-type="float" office:value="0.540045784775598" calcext:value-type="float">
            <text:p>0,540045784775598</text:p>
          </table:table-cell>
          <table:table-cell table:style-name="ce20" table:formula="of:=IF(0.5*PI()+[lf.$B$9]&gt;[lf.K302];1;-1)" office:value-type="float" office:value="1" calcext:value-type="float">
            <text:p>1</text:p>
          </table:table-cell>
          <table:table-cell table:style-name="ce17" table:formula="of:=0.5*PI()-([lf.J302]*[lf.L302]+[lf.K302])" office:value-type="float" office:value="-0.203933685590612" calcext:value-type="float">
            <text:p>-0,203933685590612</text:p>
          </table:table-cell>
          <table:table-cell table:style-name="ce17" table:formula="of:=-[lf.M302]-[lf.$B$8]" office:value-type="float" office:value="-0.12767887228831" calcext:value-type="float">
            <text:p>-0,12767887228831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lf.A303]*analyze_resolution" office:value-type="float" office:value="10.8" calcext:value-type="float">
            <text:p>10,8</text:p>
          </table:table-cell>
          <table:table-cell table:style-name="ce20" table:formula="of:=-RADIANS([lf.B303])" office:value-type="float" office:value="-0.188495559215388" calcext:value-type="float">
            <text:p>-0,188495559215388</text:p>
          </table:table-cell>
          <table:table-cell table:style-name="ce20" table:formula="of:=COS([lf.$B$6])*servo_saver_arm_length*COS([lf.C303])-SIN([lf.$B$6])*servo_saver_arm_length*SIN([lf.C303])+[lf.$B$24]" office:value-type="float" office:value="358.716596011659" calcext:value-type="float">
            <text:p>358,716596011659</text:p>
          </table:table-cell>
          <table:table-cell table:style-name="ce20" table:formula="of:=COS([lf.$B$6])*servo_saver_arm_length*SIN([lf.C303])+SIN([lf.$B$6])*servo_saver_arm_length*COS([lf.C303])+[lf.$C$24]" office:value-type="float" office:value="-2.9981010333716" calcext:value-type="float">
            <text:p>-2,9981010333716</text:p>
          </table:table-cell>
          <table:table-cell table:style-name="ce20" table:formula="of:=[$lf.D303]-[$lf.$B$14]" office:value-type="float" office:value="58.716596011659" calcext:value-type="float">
            <text:p>58,716596011659</text:p>
          </table:table-cell>
          <table:table-cell table:style-name="ce20" table:formula="of:=[lf.E303]-[$lf.$C$14]" office:value-type="float" office:value="-97.9981010333716" calcext:value-type="float">
            <text:p>-97,9981010333716</text:p>
          </table:table-cell>
          <table:table-cell table:style-name="ce11" table:formula="of:=SQRT([lf.F303]^2+[lf.G303]^2)" office:value-type="float" office:value="114.242139569177" calcext:value-type="float">
            <text:p>114,242139569177</text:p>
          </table:table-cell>
          <table:table-cell table:style-name="ce20" table:formula="of:=([lf.H303]^2-[lf.$B$42]^2+[lf.$B$43]^2)/(2*[lf.H303])" office:value-type="float" office:value="6.95559691628499" calcext:value-type="float">
            <text:p>6,95559691628499</text:p>
          </table:table-cell>
          <table:table-cell table:style-name="ce20" table:formula="of:=ACOS([lf.I303]/[lf.$B$43])" office:value-type="float" office:value="1.23320122519189" calcext:value-type="float">
            <text:p>1,23320122519189</text:p>
          </table:table-cell>
          <table:table-cell table:style-name="ce20" table:formula="of:=ASIN([lf.F303]/[lf.H303])" office:value-type="float" office:value="0.539802028254941" calcext:value-type="float">
            <text:p>0,539802028254941</text:p>
          </table:table-cell>
          <table:table-cell table:style-name="ce20" table:formula="of:=IF(0.5*PI()+[lf.$B$9]&gt;[lf.K303];1;-1)" office:value-type="float" office:value="1" calcext:value-type="float">
            <text:p>1</text:p>
          </table:table-cell>
          <table:table-cell table:style-name="ce17" table:formula="of:=0.5*PI()-([lf.J303]*[lf.L303]+[lf.K303])" office:value-type="float" office:value="-0.202206926651932" calcext:value-type="float">
            <text:p>-0,202206926651932</text:p>
          </table:table-cell>
          <table:table-cell table:style-name="ce17" table:formula="of:=-[lf.M303]-[lf.$B$8]" office:value-type="float" office:value="-0.12940563122699" calcext:value-type="float">
            <text:p>-0,12940563122699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lf.A304]*analyze_resolution" office:value-type="float" office:value="10.95" calcext:value-type="float">
            <text:p>10,95</text:p>
          </table:table-cell>
          <table:table-cell table:style-name="ce20" table:formula="of:=-RADIANS([lf.B304])" office:value-type="float" office:value="-0.191113553093379" calcext:value-type="float">
            <text:p>-0,191113553093379</text:p>
          </table:table-cell>
          <table:table-cell table:style-name="ce20" table:formula="of:=COS([lf.$B$6])*servo_saver_arm_length*COS([lf.C304])-SIN([lf.$B$6])*servo_saver_arm_length*SIN([lf.C304])+[lf.$B$24]" office:value-type="float" office:value="358.708693150579" calcext:value-type="float">
            <text:p>358,708693150579</text:p>
          </table:table-cell>
          <table:table-cell table:style-name="ce20" table:formula="of:=COS([lf.$B$6])*servo_saver_arm_length*SIN([lf.C304])+SIN([lf.$B$6])*servo_saver_arm_length*COS([lf.C304])+[lf.$C$24]" office:value-type="float" office:value="-3.03923666418695" calcext:value-type="float">
            <text:p>-3,03923666418695</text:p>
          </table:table-cell>
          <table:table-cell table:style-name="ce20" table:formula="of:=[$lf.D304]-[$lf.$B$14]" office:value-type="float" office:value="58.7086931505795" calcext:value-type="float">
            <text:p>58,7086931505795</text:p>
          </table:table-cell>
          <table:table-cell table:style-name="ce20" table:formula="of:=[lf.E304]-[$lf.$C$14]" office:value-type="float" office:value="-98.039236664187" calcext:value-type="float">
            <text:p>-98,039236664187</text:p>
          </table:table-cell>
          <table:table-cell table:style-name="ce11" table:formula="of:=SQRT([lf.F304]^2+[lf.G304]^2)" office:value-type="float" office:value="114.273367750957" calcext:value-type="float">
            <text:p>114,273367750957</text:p>
          </table:table-cell>
          <table:table-cell table:style-name="ce20" table:formula="of:=([lf.H304]^2-[lf.$B$42]^2+[lf.$B$43]^2)/(2*[lf.H304])" office:value-type="float" office:value="6.98492003261645" calcext:value-type="float">
            <text:p>6,98492003261645</text:p>
          </table:table-cell>
          <table:table-cell table:style-name="ce20" table:formula="of:=ACOS([lf.I304]/[lf.$B$43])" office:value-type="float" office:value="1.23172096826223" calcext:value-type="float">
            <text:p>1,23172096826223</text:p>
          </table:table-cell>
          <table:table-cell table:style-name="ce20" table:formula="of:=ASIN([lf.F304]/[lf.H304])" office:value-type="float" office:value="0.539557688907556" calcext:value-type="float">
            <text:p>0,539557688907556</text:p>
          </table:table-cell>
          <table:table-cell table:style-name="ce20" table:formula="of:=IF(0.5*PI()+[lf.$B$9]&gt;[lf.K304];1;-1)" office:value-type="float" office:value="1" calcext:value-type="float">
            <text:p>1</text:p>
          </table:table-cell>
          <table:table-cell table:style-name="ce17" table:formula="of:=0.5*PI()-([lf.J304]*[lf.L304]+[lf.K304])" office:value-type="float" office:value="-0.200482330374885" calcext:value-type="float">
            <text:p>-0,200482330374885</text:p>
          </table:table-cell>
          <table:table-cell table:style-name="ce17" table:formula="of:=-[lf.M304]-[lf.$B$8]" office:value-type="float" office:value="-0.131130227504037" calcext:value-type="float">
            <text:p>-0,131130227504037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lf.A305]*analyze_resolution" office:value-type="float" office:value="11.1" calcext:value-type="float">
            <text:p>11,1</text:p>
          </table:table-cell>
          <table:table-cell table:style-name="ce20" table:formula="of:=-RADIANS([lf.B305])" office:value-type="float" office:value="-0.193731546971371" calcext:value-type="float">
            <text:p>-0,193731546971371</text:p>
          </table:table-cell>
          <table:table-cell table:style-name="ce20" table:formula="of:=COS([lf.$B$6])*servo_saver_arm_length*COS([lf.C305])-SIN([lf.$B$6])*servo_saver_arm_length*SIN([lf.C305])+[lf.$B$24]" office:value-type="float" office:value="358.700682623876" calcext:value-type="float">
            <text:p>358,700682623876</text:p>
          </table:table-cell>
          <table:table-cell table:style-name="ce20" table:formula="of:=COS([lf.$B$6])*servo_saver_arm_length*SIN([lf.C305])+SIN([lf.$B$6])*servo_saver_arm_length*COS([lf.C305])+[lf.$C$24]" office:value-type="float" office:value="-3.08035146441453" calcext:value-type="float">
            <text:p>-3,08035146441453</text:p>
          </table:table-cell>
          <table:table-cell table:style-name="ce20" table:formula="of:=[$lf.D305]-[$lf.$B$14]" office:value-type="float" office:value="58.7006826238759" calcext:value-type="float">
            <text:p>58,7006826238759</text:p>
          </table:table-cell>
          <table:table-cell table:style-name="ce20" table:formula="of:=[lf.E305]-[$lf.$C$14]" office:value-type="float" office:value="-98.0803514644145" calcext:value-type="float">
            <text:p>-98,0803514644145</text:p>
          </table:table-cell>
          <table:table-cell table:style-name="ce11" table:formula="of:=SQRT([lf.F305]^2+[lf.G305]^2)" office:value-type="float" office:value="114.304529586067" calcext:value-type="float">
            <text:p>114,304529586067</text:p>
          </table:table-cell>
          <table:table-cell table:style-name="ce20" table:formula="of:=([lf.H305]^2-[lf.$B$42]^2+[lf.$B$43]^2)/(2*[lf.H305])" office:value-type="float" office:value="7.01417338293563" calcext:value-type="float">
            <text:p>7,01417338293563</text:p>
          </table:table-cell>
          <table:table-cell table:style-name="ce20" table:formula="of:=ACOS([lf.I305]/[lf.$B$43])" office:value-type="float" office:value="1.2302434627236" calcext:value-type="float">
            <text:p>1,2302434627236</text:p>
          </table:table-cell>
          <table:table-cell table:style-name="ce20" table:formula="of:=ASIN([lf.F305]/[lf.H305])" office:value-type="float" office:value="0.539312768445577" calcext:value-type="float">
            <text:p>0,539312768445577</text:p>
          </table:table-cell>
          <table:table-cell table:style-name="ce20" table:formula="of:=IF(0.5*PI()+[lf.$B$9]&gt;[lf.K305];1;-1)" office:value-type="float" office:value="1" calcext:value-type="float">
            <text:p>1</text:p>
          </table:table-cell>
          <table:table-cell table:style-name="ce17" table:formula="of:=0.5*PI()-([lf.J305]*[lf.L305]+[lf.K305])" office:value-type="float" office:value="-0.198759904374282" calcext:value-type="float">
            <text:p>-0,198759904374282</text:p>
          </table:table-cell>
          <table:table-cell table:style-name="ce17" table:formula="of:=-[lf.M305]-[lf.$B$8]" office:value-type="float" office:value="-0.132852653504641" calcext:value-type="float">
            <text:p>-0,132852653504641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lf.A306]*analyze_resolution" office:value-type="float" office:value="11.25" calcext:value-type="float">
            <text:p>11,25</text:p>
          </table:table-cell>
          <table:table-cell table:style-name="ce20" table:formula="of:=-RADIANS([lf.B306])" office:value-type="float" office:value="-0.196349540849362" calcext:value-type="float">
            <text:p>-0,196349540849362</text:p>
          </table:table-cell>
          <table:table-cell table:style-name="ce20" table:formula="of:=COS([lf.$B$6])*servo_saver_arm_length*COS([lf.C306])-SIN([lf.$B$6])*servo_saver_arm_length*SIN([lf.C306])+[lf.$B$24]" office:value-type="float" office:value="358.692564486452" calcext:value-type="float">
            <text:p>358,692564486452</text:p>
          </table:table-cell>
          <table:table-cell table:style-name="ce20" table:formula="of:=COS([lf.$B$6])*servo_saver_arm_length*SIN([lf.C306])+SIN([lf.$B$6])*servo_saver_arm_length*COS([lf.C306])+[lf.$C$24]" office:value-type="float" office:value="-3.12144515225805" calcext:value-type="float">
            <text:p>-3,12144515225805</text:p>
          </table:table-cell>
          <table:table-cell table:style-name="ce20" table:formula="of:=[$lf.D306]-[$lf.$B$14]" office:value-type="float" office:value="58.6925644864517" calcext:value-type="float">
            <text:p>58,6925644864517</text:p>
          </table:table-cell>
          <table:table-cell table:style-name="ce20" table:formula="of:=[lf.E306]-[$lf.$C$14]" office:value-type="float" office:value="-98.1214451522581" calcext:value-type="float">
            <text:p>-98,1214451522581</text:p>
          </table:table-cell>
          <table:table-cell table:style-name="ce11" table:formula="of:=SQRT([lf.F306]^2+[lf.G306]^2)" office:value-type="float" office:value="114.335624915264" calcext:value-type="float">
            <text:p>114,335624915264</text:p>
          </table:table-cell>
          <table:table-cell table:style-name="ce20" table:formula="of:=([lf.H306]^2-[lf.$B$42]^2+[lf.$B$43]^2)/(2*[lf.H306])" office:value-type="float" office:value="7.04335687152881" calcext:value-type="float">
            <text:p>7,04335687152881</text:p>
          </table:table-cell>
          <table:table-cell table:style-name="ce20" table:formula="of:=ACOS([lf.I306]/[lf.$B$43])" office:value-type="float" office:value="1.22876871450093" calcext:value-type="float">
            <text:p>1,22876871450093</text:p>
          </table:table-cell>
          <table:table-cell table:style-name="ce20" table:formula="of:=ASIN([lf.F306]/[lf.H306])" office:value-type="float" office:value="0.539067268580556" calcext:value-type="float">
            <text:p>0,539067268580556</text:p>
          </table:table-cell>
          <table:table-cell table:style-name="ce20" table:formula="of:=IF(0.5*PI()+[lf.$B$9]&gt;[lf.K306];1;-1)" office:value-type="float" office:value="1" calcext:value-type="float">
            <text:p>1</text:p>
          </table:table-cell>
          <table:table-cell table:style-name="ce17" table:formula="of:=0.5*PI()-([lf.J306]*[lf.L306]+[lf.K306])" office:value-type="float" office:value="-0.197039656286587" calcext:value-type="float">
            <text:p>-0,197039656286587</text:p>
          </table:table-cell>
          <table:table-cell table:style-name="ce17" table:formula="of:=-[lf.M306]-[lf.$B$8]" office:value-type="float" office:value="-0.134572901592336" calcext:value-type="float">
            <text:p>-0,134572901592336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lf.A307]*analyze_resolution" office:value-type="float" office:value="11.4" calcext:value-type="float">
            <text:p>11,4</text:p>
          </table:table-cell>
          <table:table-cell table:style-name="ce20" table:formula="of:=-RADIANS([lf.B307])" office:value-type="float" office:value="-0.198967534727354" calcext:value-type="float">
            <text:p>-0,198967534727354</text:p>
          </table:table-cell>
          <table:table-cell table:style-name="ce20" table:formula="of:=COS([lf.$B$6])*servo_saver_arm_length*COS([lf.C307])-SIN([lf.$B$6])*servo_saver_arm_length*SIN([lf.C307])+[lf.$B$24]" office:value-type="float" office:value="358.684338793948" calcext:value-type="float">
            <text:p>358,684338793948</text:p>
          </table:table-cell>
          <table:table-cell table:style-name="ce20" table:formula="of:=COS([lf.$B$6])*servo_saver_arm_length*SIN([lf.C307])+SIN([lf.$B$6])*servo_saver_arm_length*COS([lf.C307])+[lf.$C$24]" office:value-type="float" office:value="-3.16251744606603" calcext:value-type="float">
            <text:p>-3,16251744606603</text:p>
          </table:table-cell>
          <table:table-cell table:style-name="ce20" table:formula="of:=[$lf.D307]-[$lf.$B$14]" office:value-type="float" office:value="58.6843387939476" calcext:value-type="float">
            <text:p>58,6843387939476</text:p>
          </table:table-cell>
          <table:table-cell table:style-name="ce20" table:formula="of:=[lf.E307]-[$lf.$C$14]" office:value-type="float" office:value="-98.162517446066" calcext:value-type="float">
            <text:p>-98,162517446066</text:p>
          </table:table-cell>
          <table:table-cell table:style-name="ce11" table:formula="of:=SQRT([lf.F307]^2+[lf.G307]^2)" office:value-type="float" office:value="114.366653579757" calcext:value-type="float">
            <text:p>114,366653579757</text:p>
          </table:table-cell>
          <table:table-cell table:style-name="ce20" table:formula="of:=([lf.H307]^2-[lf.$B$42]^2+[lf.$B$43]^2)/(2*[lf.H307])" office:value-type="float" office:value="7.07247040307486" calcext:value-type="float">
            <text:p>7,07247040307486</text:p>
          </table:table-cell>
          <table:table-cell table:style-name="ce20" table:formula="of:=ACOS([lf.I307]/[lf.$B$43])" office:value-type="float" office:value="1.22729672954136" calcext:value-type="float">
            <text:p>1,22729672954136</text:p>
          </table:table-cell>
          <table:table-cell table:style-name="ce20" table:formula="of:=ASIN([lf.F307]/[lf.H307])" office:value-type="float" office:value="0.53882119102345" calcext:value-type="float">
            <text:p>0,53882119102345</text:p>
          </table:table-cell>
          <table:table-cell table:style-name="ce20" table:formula="of:=IF(0.5*PI()+[lf.$B$9]&gt;[lf.K307];1;-1)" office:value-type="float" office:value="1" calcext:value-type="float">
            <text:p>1</text:p>
          </table:table-cell>
          <table:table-cell table:style-name="ce17" table:formula="of:=0.5*PI()-([lf.J307]*[lf.L307]+[lf.K307])" office:value-type="float" office:value="-0.19532159376991" calcext:value-type="float">
            <text:p>-0,19532159376991</text:p>
          </table:table-cell>
          <table:table-cell table:style-name="ce17" table:formula="of:=-[lf.M307]-[lf.$B$8]" office:value-type="float" office:value="-0.136290964109012" calcext:value-type="float">
            <text:p>-0,136290964109012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lf.A308]*analyze_resolution" office:value-type="float" office:value="11.55" calcext:value-type="float">
            <text:p>11,55</text:p>
          </table:table-cell>
          <table:table-cell table:style-name="ce20" table:formula="of:=-RADIANS([lf.B308])" office:value-type="float" office:value="-0.201585528605345" calcext:value-type="float">
            <text:p>-0,201585528605345</text:p>
          </table:table-cell>
          <table:table-cell table:style-name="ce20" table:formula="of:=COS([lf.$B$6])*servo_saver_arm_length*COS([lf.C308])-SIN([lf.$B$6])*servo_saver_arm_length*SIN([lf.C308])+[lf.$B$24]" office:value-type="float" office:value="358.676005602741" calcext:value-type="float">
            <text:p>358,676005602741</text:p>
          </table:table-cell>
          <table:table-cell table:style-name="ce20" table:formula="of:=COS([lf.$B$6])*servo_saver_arm_length*SIN([lf.C308])+SIN([lf.$B$6])*servo_saver_arm_length*COS([lf.C308])+[lf.$C$24]" office:value-type="float" office:value="-3.20356806433351" calcext:value-type="float">
            <text:p>-3,20356806433351</text:p>
          </table:table-cell>
          <table:table-cell table:style-name="ce20" table:formula="of:=[$lf.D308]-[$lf.$B$14]" office:value-type="float" office:value="58.6760056027415" calcext:value-type="float">
            <text:p>58,6760056027415</text:p>
          </table:table-cell>
          <table:table-cell table:style-name="ce20" table:formula="of:=[lf.E308]-[$lf.$C$14]" office:value-type="float" office:value="-98.2035680643335" calcext:value-type="float">
            <text:p>-98,2035680643335</text:p>
          </table:table-cell>
          <table:table-cell table:style-name="ce11" table:formula="of:=SQRT([lf.F308]^2+[lf.G308]^2)" office:value-type="float" office:value="114.39761542121" calcext:value-type="float">
            <text:p>114,39761542121</text:p>
          </table:table-cell>
          <table:table-cell table:style-name="ce20" table:formula="of:=([lf.H308]^2-[lf.$B$42]^2+[lf.$B$43]^2)/(2*[lf.H308])" office:value-type="float" office:value="7.10151388264399" calcext:value-type="float">
            <text:p>7,10151388264399</text:p>
          </table:table-cell>
          <table:table-cell table:style-name="ce20" table:formula="of:=ACOS([lf.I308]/[lf.$B$43])" office:value-type="float" office:value="1.22582751381427" calcext:value-type="float">
            <text:p>1,22582751381427</text:p>
          </table:table-cell>
          <table:table-cell table:style-name="ce20" table:formula="of:=ASIN([lf.F308]/[lf.H308])" office:value-type="float" office:value="0.538574537484627" calcext:value-type="float">
            <text:p>0,538574537484627</text:p>
          </table:table-cell>
          <table:table-cell table:style-name="ce20" table:formula="of:=IF(0.5*PI()+[lf.$B$9]&gt;[lf.K308];1;-1)" office:value-type="float" office:value="1" calcext:value-type="float">
            <text:p>1</text:p>
          </table:table-cell>
          <table:table-cell table:style-name="ce17" table:formula="of:=0.5*PI()-([lf.J308]*[lf.L308]+[lf.K308])" office:value-type="float" office:value="-0.193605724504002" calcext:value-type="float">
            <text:p>-0,193605724504002</text:p>
          </table:table-cell>
          <table:table-cell table:style-name="ce17" table:formula="of:=-[lf.M308]-[lf.$B$8]" office:value-type="float" office:value="-0.138006833374921" calcext:value-type="float">
            <text:p>-0,138006833374921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lf.A309]*analyze_resolution" office:value-type="float" office:value="11.7" calcext:value-type="float">
            <text:p>11,7</text:p>
          </table:table-cell>
          <table:table-cell table:style-name="ce20" table:formula="of:=-RADIANS([lf.B309])" office:value-type="float" office:value="-0.204203522483336" calcext:value-type="float">
            <text:p>-0,204203522483336</text:p>
          </table:table-cell>
          <table:table-cell table:style-name="ce20" table:formula="of:=COS([lf.$B$6])*servo_saver_arm_length*COS([lf.C309])-SIN([lf.$B$6])*servo_saver_arm_length*SIN([lf.C309])+[lf.$B$24]" office:value-type="float" office:value="358.667564969948" calcext:value-type="float">
            <text:p>358,667564969948</text:p>
          </table:table-cell>
          <table:table-cell table:style-name="ce20" table:formula="of:=COS([lf.$B$6])*servo_saver_arm_length*SIN([lf.C309])+SIN([lf.$B$6])*servo_saver_arm_length*COS([lf.C309])+[lf.$C$24]" office:value-type="float" office:value="-3.24459672570419" calcext:value-type="float">
            <text:p>-3,24459672570419</text:p>
          </table:table-cell>
          <table:table-cell table:style-name="ce20" table:formula="of:=[$lf.D309]-[$lf.$B$14]" office:value-type="float" office:value="58.6675649699483" calcext:value-type="float">
            <text:p>58,6675649699483</text:p>
          </table:table-cell>
          <table:table-cell table:style-name="ce20" table:formula="of:=[lf.E309]-[$lf.$C$14]" office:value-type="float" office:value="-98.2445967257042" calcext:value-type="float">
            <text:p>-98,2445967257042</text:p>
          </table:table-cell>
          <table:table-cell table:style-name="ce11" table:formula="of:=SQRT([lf.F309]^2+[lf.G309]^2)" office:value-type="float" office:value="114.428510281745" calcext:value-type="float">
            <text:p>114,428510281745</text:p>
          </table:table-cell>
          <table:table-cell table:style-name="ce20" table:formula="of:=([lf.H309]^2-[lf.$B$42]^2+[lf.$B$43]^2)/(2*[lf.H309])" office:value-type="float" office:value="7.1304872156967" calcext:value-type="float">
            <text:p>7,1304872156967</text:p>
          </table:table-cell>
          <table:table-cell table:style-name="ce20" table:formula="of:=ACOS([lf.I309]/[lf.$B$43])" office:value-type="float" office:value="1.22436107331128" calcext:value-type="float">
            <text:p>1,22436107331128</text:p>
          </table:table-cell>
          <table:table-cell table:style-name="ce20" table:formula="of:=ASIN([lf.F309]/[lf.H309])" office:value-type="float" office:value="0.538327309673853" calcext:value-type="float">
            <text:p>0,538327309673853</text:p>
          </table:table-cell>
          <table:table-cell table:style-name="ce20" table:formula="of:=IF(0.5*PI()+[lf.$B$9]&gt;[lf.K309];1;-1)" office:value-type="float" office:value="1" calcext:value-type="float">
            <text:p>1</text:p>
          </table:table-cell>
          <table:table-cell table:style-name="ce17" table:formula="of:=0.5*PI()-([lf.J309]*[lf.L309]+[lf.K309])" office:value-type="float" office:value="-0.191892056190236" calcext:value-type="float">
            <text:p>-0,191892056190236</text:p>
          </table:table-cell>
          <table:table-cell table:style-name="ce17" table:formula="of:=-[lf.M309]-[lf.$B$8]" office:value-type="float" office:value="-0.139720501688686" calcext:value-type="float">
            <text:p>-0,139720501688686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lf.A310]*analyze_resolution" office:value-type="float" office:value="11.85" calcext:value-type="float">
            <text:p>11,85</text:p>
          </table:table-cell>
          <table:table-cell table:style-name="ce20" table:formula="of:=-RADIANS([lf.B310])" office:value-type="float" office:value="-0.206821516361328" calcext:value-type="float">
            <text:p>-0,206821516361328</text:p>
          </table:table-cell>
          <table:table-cell table:style-name="ce20" table:formula="of:=COS([lf.$B$6])*servo_saver_arm_length*COS([lf.C310])-SIN([lf.$B$6])*servo_saver_arm_length*SIN([lf.C310])+[lf.$B$24]" office:value-type="float" office:value="358.659016953419" calcext:value-type="float">
            <text:p>358,659016953419</text:p>
          </table:table-cell>
          <table:table-cell table:style-name="ce20" table:formula="of:=COS([lf.$B$6])*servo_saver_arm_length*SIN([lf.C310])+SIN([lf.$B$6])*servo_saver_arm_length*COS([lf.C310])+[lf.$C$24]" office:value-type="float" office:value="-3.28560314897222" calcext:value-type="float">
            <text:p>-3,28560314897222</text:p>
          </table:table-cell>
          <table:table-cell table:style-name="ce20" table:formula="of:=[$lf.D310]-[$lf.$B$14]" office:value-type="float" office:value="58.659016953419" calcext:value-type="float">
            <text:p>58,659016953419</text:p>
          </table:table-cell>
          <table:table-cell table:style-name="ce20" table:formula="of:=[lf.E310]-[$lf.$C$14]" office:value-type="float" office:value="-98.2856031489722" calcext:value-type="float">
            <text:p>-98,2856031489722</text:p>
          </table:table-cell>
          <table:table-cell table:style-name="ce11" table:formula="of:=SQRT([lf.F310]^2+[lf.G310]^2)" office:value-type="float" office:value="114.459338003934" calcext:value-type="float">
            <text:p>114,459338003934</text:p>
          </table:table-cell>
          <table:table-cell table:style-name="ce20" table:formula="of:=([lf.H310]^2-[lf.$B$42]^2+[lf.$B$43]^2)/(2*[lf.H310])" office:value-type="float" office:value="7.1593903080825" calcext:value-type="float">
            <text:p>7,1593903080825</text:p>
          </table:table-cell>
          <table:table-cell table:style-name="ce20" table:formula="of:=ACOS([lf.I310]/[lf.$B$43])" office:value-type="float" office:value="1.22289741404621" calcext:value-type="float">
            <text:p>1,22289741404621</text:p>
          </table:table-cell>
          <table:table-cell table:style-name="ce20" table:formula="of:=ASIN([lf.F310]/[lf.H310])" office:value-type="float" office:value="0.538079509300293" calcext:value-type="float">
            <text:p>0,538079509300293</text:p>
          </table:table-cell>
          <table:table-cell table:style-name="ce20" table:formula="of:=IF(0.5*PI()+[lf.$B$9]&gt;[lf.K310];1;-1)" office:value-type="float" office:value="1" calcext:value-type="float">
            <text:p>1</text:p>
          </table:table-cell>
          <table:table-cell table:style-name="ce17" table:formula="of:=0.5*PI()-([lf.J310]*[lf.L310]+[lf.K310])" office:value-type="float" office:value="-0.190180596551604" calcext:value-type="float">
            <text:p>-0,190180596551604</text:p>
          </table:table-cell>
          <table:table-cell table:style-name="ce17" table:formula="of:=-[lf.M310]-[lf.$B$8]" office:value-type="float" office:value="-0.141431961327318" calcext:value-type="float">
            <text:p>-0,141431961327318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lf.A311]*analyze_resolution" office:value-type="float" office:value="12" calcext:value-type="float">
            <text:p>12</text:p>
          </table:table-cell>
          <table:table-cell table:style-name="ce20" table:formula="of:=-RADIANS([lf.B311])" office:value-type="float" office:value="-0.20943951023932" calcext:value-type="float">
            <text:p>-0,20943951023932</text:p>
          </table:table-cell>
          <table:table-cell table:style-name="ce20" table:formula="of:=COS([lf.$B$6])*servo_saver_arm_length*COS([lf.C311])-SIN([lf.$B$6])*servo_saver_arm_length*SIN([lf.C311])+[lf.$B$24]" office:value-type="float" office:value="358.650361611741" calcext:value-type="float">
            <text:p>358,650361611741</text:p>
          </table:table-cell>
          <table:table-cell table:style-name="ce20" table:formula="of:=COS([lf.$B$6])*servo_saver_arm_length*SIN([lf.C311])+SIN([lf.$B$6])*servo_saver_arm_length*COS([lf.C311])+[lf.$C$24]" office:value-type="float" office:value="-3.32658705308416" calcext:value-type="float">
            <text:p>-3,32658705308416</text:p>
          </table:table-cell>
          <table:table-cell table:style-name="ce20" table:formula="of:=[$lf.D311]-[$lf.$B$14]" office:value-type="float" office:value="58.6503616117409" calcext:value-type="float">
            <text:p>58,6503616117409</text:p>
          </table:table-cell>
          <table:table-cell table:style-name="ce20" table:formula="of:=[lf.E311]-[$lf.$C$14]" office:value-type="float" office:value="-98.3265870530842" calcext:value-type="float">
            <text:p>-98,3265870530842</text:p>
          </table:table-cell>
          <table:table-cell table:style-name="ce11" table:formula="of:=SQRT([lf.F311]^2+[lf.G311]^2)" office:value-type="float" office:value="114.490098430806" calcext:value-type="float">
            <text:p>114,490098430806</text:p>
          </table:table-cell>
          <table:table-cell table:style-name="ce20" table:formula="of:=([lf.H311]^2-[lf.$B$42]^2+[lf.$B$43]^2)/(2*[lf.H311])" office:value-type="float" office:value="7.18822306603883" calcext:value-type="float">
            <text:p>7,18822306603883</text:p>
          </table:table-cell>
          <table:table-cell table:style-name="ce20" table:formula="of:=ACOS([lf.I311]/[lf.$B$43])" office:value-type="float" office:value="1.2214365420551" calcext:value-type="float">
            <text:p>1,2214365420551</text:p>
          </table:table-cell>
          <table:table-cell table:style-name="ce20" table:formula="of:=ASIN([lf.F311]/[lf.H311])" office:value-type="float" office:value="0.537831138072504" calcext:value-type="float">
            <text:p>0,537831138072504</text:p>
          </table:table-cell>
          <table:table-cell table:style-name="ce20" table:formula="of:=IF(0.5*PI()+[lf.$B$9]&gt;[lf.K311];1;-1)" office:value-type="float" office:value="1" calcext:value-type="float">
            <text:p>1</text:p>
          </table:table-cell>
          <table:table-cell table:style-name="ce17" table:formula="of:=0.5*PI()-([lf.J311]*[lf.L311]+[lf.K311])" office:value-type="float" office:value="-0.188471353332703" calcext:value-type="float">
            <text:p>-0,188471353332703</text:p>
          </table:table-cell>
          <table:table-cell table:style-name="ce17" table:formula="of:=-[lf.M311]-[lf.$B$8]" office:value-type="float" office:value="-0.14314120454622" calcext:value-type="float">
            <text:p>-0,14314120454622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lf.A312]*analyze_resolution" office:value-type="float" office:value="12.15" calcext:value-type="float">
            <text:p>12,15</text:p>
          </table:table-cell>
          <table:table-cell table:style-name="ce20" table:formula="of:=-RADIANS([lf.B312])" office:value-type="float" office:value="-0.212057504117311" calcext:value-type="float">
            <text:p>-0,212057504117311</text:p>
          </table:table-cell>
          <table:table-cell table:style-name="ce20" table:formula="of:=COS([lf.$B$6])*servo_saver_arm_length*COS([lf.C312])-SIN([lf.$B$6])*servo_saver_arm_length*SIN([lf.C312])+[lf.$B$24]" office:value-type="float" office:value="358.641599004237" calcext:value-type="float">
            <text:p>358,641599004237</text:p>
          </table:table-cell>
          <table:table-cell table:style-name="ce20" table:formula="of:=COS([lf.$B$6])*servo_saver_arm_length*SIN([lf.C312])+SIN([lf.$B$6])*servo_saver_arm_length*COS([lf.C312])+[lf.$C$24]" office:value-type="float" office:value="-3.36754815714089" calcext:value-type="float">
            <text:p>-3,36754815714089</text:p>
          </table:table-cell>
          <table:table-cell table:style-name="ce20" table:formula="of:=[$lf.D312]-[$lf.$B$14]" office:value-type="float" office:value="58.6415990042366" calcext:value-type="float">
            <text:p>58,6415990042366</text:p>
          </table:table-cell>
          <table:table-cell table:style-name="ce20" table:formula="of:=[lf.E312]-[$lf.$C$14]" office:value-type="float" office:value="-98.3675481571409" calcext:value-type="float">
            <text:p>-98,3675481571409</text:p>
          </table:table-cell>
          <table:table-cell table:style-name="ce11" table:formula="of:=SQRT([lf.F312]^2+[lf.G312]^2)" office:value-type="float" office:value="114.520791405845" calcext:value-type="float">
            <text:p>114,520791405845</text:p>
          </table:table-cell>
          <table:table-cell table:style-name="ce20" table:formula="of:=([lf.H312]^2-[lf.$B$42]^2+[lf.$B$43]^2)/(2*[lf.H312])" office:value-type="float" office:value="7.2169853961898" calcext:value-type="float">
            <text:p>7,2169853961898</text:p>
          </table:table-cell>
          <table:table-cell table:style-name="ce20" table:formula="of:=ACOS([lf.I312]/[lf.$B$43])" office:value-type="float" office:value="1.21997846339618" calcext:value-type="float">
            <text:p>1,21997846339618</text:p>
          </table:table-cell>
          <table:table-cell table:style-name="ce20" table:formula="of:=ASIN([lf.F312]/[lf.H312])" office:value-type="float" office:value="0.537582197698435" calcext:value-type="float">
            <text:p>0,537582197698435</text:p>
          </table:table-cell>
          <table:table-cell table:style-name="ce20" table:formula="of:=IF(0.5*PI()+[lf.$B$9]&gt;[lf.K312];1;-1)" office:value-type="float" office:value="1" calcext:value-type="float">
            <text:p>1</text:p>
          </table:table-cell>
          <table:table-cell table:style-name="ce17" table:formula="of:=0.5*PI()-([lf.J312]*[lf.L312]+[lf.K312])" office:value-type="float" office:value="-0.18676433429972" calcext:value-type="float">
            <text:p>-0,18676433429972</text:p>
          </table:table-cell>
          <table:table-cell table:style-name="ce17" table:formula="of:=-[lf.M312]-[lf.$B$8]" office:value-type="float" office:value="-0.144848223579203" calcext:value-type="float">
            <text:p>-0,144848223579203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lf.A313]*analyze_resolution" office:value-type="float" office:value="12.3" calcext:value-type="float">
            <text:p>12,3</text:p>
          </table:table-cell>
          <table:table-cell table:style-name="ce20" table:formula="of:=-RADIANS([lf.B313])" office:value-type="float" office:value="-0.214675497995302" calcext:value-type="float">
            <text:p>-0,214675497995302</text:p>
          </table:table-cell>
          <table:table-cell table:style-name="ce20" table:formula="of:=COS([lf.$B$6])*servo_saver_arm_length*COS([lf.C313])-SIN([lf.$B$6])*servo_saver_arm_length*SIN([lf.C313])+[lf.$B$24]" office:value-type="float" office:value="358.632729190964" calcext:value-type="float">
            <text:p>358,632729190964</text:p>
          </table:table-cell>
          <table:table-cell table:style-name="ce20" table:formula="of:=COS([lf.$B$6])*servo_saver_arm_length*SIN([lf.C313])+SIN([lf.$B$6])*servo_saver_arm_length*COS([lf.C313])+[lf.$C$24]" office:value-type="float" office:value="-3.40848618039962" calcext:value-type="float">
            <text:p>-3,40848618039962</text:p>
          </table:table-cell>
          <table:table-cell table:style-name="ce20" table:formula="of:=[$lf.D313]-[$lf.$B$14]" office:value-type="float" office:value="58.6327291909642" calcext:value-type="float">
            <text:p>58,6327291909642</text:p>
          </table:table-cell>
          <table:table-cell table:style-name="ce20" table:formula="of:=[lf.E313]-[$lf.$C$14]" office:value-type="float" office:value="-98.4084861803996" calcext:value-type="float">
            <text:p>-98,4084861803996</text:p>
          </table:table-cell>
          <table:table-cell table:style-name="ce11" table:formula="of:=SQRT([lf.F313]^2+[lf.G313]^2)" office:value-type="float" office:value="114.551416772988" calcext:value-type="float">
            <text:p>114,551416772988</text:p>
          </table:table-cell>
          <table:table-cell table:style-name="ce20" table:formula="of:=([lf.H313]^2-[lf.$B$42]^2+[lf.$B$43]^2)/(2*[lf.H313])" office:value-type="float" office:value="7.24567720554519" calcext:value-type="float">
            <text:p>7,24567720554519</text:p>
          </table:table-cell>
          <table:table-cell table:style-name="ce20" table:formula="of:=ACOS([lf.I313]/[lf.$B$43])" office:value-type="float" office:value="1.2185231841499" calcext:value-type="float">
            <text:p>1,2185231841499</text:p>
          </table:table-cell>
          <table:table-cell table:style-name="ce20" table:formula="of:=ASIN([lf.F313]/[lf.H313])" office:value-type="float" office:value="0.537332689885417" calcext:value-type="float">
            <text:p>0,537332689885417</text:p>
          </table:table-cell>
          <table:table-cell table:style-name="ce20" table:formula="of:=IF(0.5*PI()+[lf.$B$9]&gt;[lf.K313];1;-1)" office:value-type="float" office:value="1" calcext:value-type="float">
            <text:p>1</text:p>
          </table:table-cell>
          <table:table-cell table:style-name="ce17" table:formula="of:=0.5*PI()-([lf.J313]*[lf.L313]+[lf.K313])" office:value-type="float" office:value="-0.185059547240417" calcext:value-type="float">
            <text:p>-0,185059547240417</text:p>
          </table:table-cell>
          <table:table-cell table:style-name="ce17" table:formula="of:=-[lf.M313]-[lf.$B$8]" office:value-type="float" office:value="-0.146553010638506" calcext:value-type="float">
            <text:p>-0,146553010638506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lf.A314]*analyze_resolution" office:value-type="float" office:value="12.45" calcext:value-type="float">
            <text:p>12,45</text:p>
          </table:table-cell>
          <table:table-cell table:style-name="ce20" table:formula="of:=-RADIANS([lf.B314])" office:value-type="float" office:value="-0.217293491873294" calcext:value-type="float">
            <text:p>-0,217293491873294</text:p>
          </table:table-cell>
          <table:table-cell table:style-name="ce20" table:formula="of:=COS([lf.$B$6])*servo_saver_arm_length*COS([lf.C314])-SIN([lf.$B$6])*servo_saver_arm_length*SIN([lf.C314])+[lf.$B$24]" office:value-type="float" office:value="358.623752232716" calcext:value-type="float">
            <text:p>358,623752232716</text:p>
          </table:table-cell>
          <table:table-cell table:style-name="ce20" table:formula="of:=COS([lf.$B$6])*servo_saver_arm_length*SIN([lf.C314])+SIN([lf.$B$6])*servo_saver_arm_length*COS([lf.C314])+[lf.$C$24]" office:value-type="float" office:value="-3.44940084227573" calcext:value-type="float">
            <text:p>-3,44940084227573</text:p>
          </table:table-cell>
          <table:table-cell table:style-name="ce20" table:formula="of:=[$lf.D314]-[$lf.$B$14]" office:value-type="float" office:value="58.6237522327163" calcext:value-type="float">
            <text:p>58,6237522327163</text:p>
          </table:table-cell>
          <table:table-cell table:style-name="ce20" table:formula="of:=[lf.E314]-[$lf.$C$14]" office:value-type="float" office:value="-98.4494008422757" calcext:value-type="float">
            <text:p>-98,4494008422757</text:p>
          </table:table-cell>
          <table:table-cell table:style-name="ce11" table:formula="of:=SQRT([lf.F314]^2+[lf.G314]^2)" office:value-type="float" office:value="114.581974376627" calcext:value-type="float">
            <text:p>114,581974376627</text:p>
          </table:table-cell>
          <table:table-cell table:style-name="ce20" table:formula="of:=([lf.H314]^2-[lf.$B$42]^2+[lf.$B$43]^2)/(2*[lf.H314])" office:value-type="float" office:value="7.27429840149919" calcext:value-type="float">
            <text:p>7,27429840149919</text:p>
          </table:table-cell>
          <table:table-cell table:style-name="ce20" table:formula="of:=ACOS([lf.I314]/[lf.$B$43])" office:value-type="float" office:value="1.21707071041885" calcext:value-type="float">
            <text:p>1,21707071041885</text:p>
          </table:table-cell>
          <table:table-cell table:style-name="ce20" table:formula="of:=ASIN([lf.F314]/[lf.H314])" office:value-type="float" office:value="0.537082616340164" calcext:value-type="float">
            <text:p>0,537082616340164</text:p>
          </table:table-cell>
          <table:table-cell table:style-name="ce20" table:formula="of:=IF(0.5*PI()+[lf.$B$9]&gt;[lf.K314];1;-1)" office:value-type="float" office:value="1" calcext:value-type="float">
            <text:p>1</text:p>
          </table:table-cell>
          <table:table-cell table:style-name="ce17" table:formula="of:=0.5*PI()-([lf.J314]*[lf.L314]+[lf.K314])" office:value-type="float" office:value="-0.18335699996412" calcext:value-type="float">
            <text:p>-0,18335699996412</text:p>
          </table:table-cell>
          <table:table-cell table:style-name="ce17" table:formula="of:=-[lf.M314]-[lf.$B$8]" office:value-type="float" office:value="-0.148255557914803" calcext:value-type="float">
            <text:p>-0,148255557914803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lf.A315]*analyze_resolution" office:value-type="float" office:value="12.6" calcext:value-type="float">
            <text:p>12,6</text:p>
          </table:table-cell>
          <table:table-cell table:style-name="ce20" table:formula="of:=-RADIANS([lf.B315])" office:value-type="float" office:value="-0.219911485751286" calcext:value-type="float">
            <text:p>-0,219911485751286</text:p>
          </table:table-cell>
          <table:table-cell table:style-name="ce20" table:formula="of:=COS([lf.$B$6])*servo_saver_arm_length*COS([lf.C315])-SIN([lf.$B$6])*servo_saver_arm_length*SIN([lf.C315])+[lf.$B$24]" office:value-type="float" office:value="358.61466819102" calcext:value-type="float">
            <text:p>358,61466819102</text:p>
          </table:table-cell>
          <table:table-cell table:style-name="ce20" table:formula="of:=COS([lf.$B$6])*servo_saver_arm_length*SIN([lf.C315])+SIN([lf.$B$6])*servo_saver_arm_length*COS([lf.C315])+[lf.$C$24]" office:value-type="float" office:value="-3.49029186234469" calcext:value-type="float">
            <text:p>-3,49029186234469</text:p>
          </table:table-cell>
          <table:table-cell table:style-name="ce20" table:formula="of:=[$lf.D315]-[$lf.$B$14]" office:value-type="float" office:value="58.61466819102" calcext:value-type="float">
            <text:p>58,61466819102</text:p>
          </table:table-cell>
          <table:table-cell table:style-name="ce20" table:formula="of:=[lf.E315]-[$lf.$C$14]" office:value-type="float" office:value="-98.4902918623447" calcext:value-type="float">
            <text:p>-98,4902918623447</text:p>
          </table:table-cell>
          <table:table-cell table:style-name="ce11" table:formula="of:=SQRT([lf.F315]^2+[lf.G315]^2)" office:value-type="float" office:value="114.612464061607" calcext:value-type="float">
            <text:p>114,612464061607</text:p>
          </table:table-cell>
          <table:table-cell table:style-name="ce20" table:formula="of:=([lf.H315]^2-[lf.$B$42]^2+[lf.$B$43]^2)/(2*[lf.H315])" office:value-type="float" office:value="7.30284889182926" calcext:value-type="float">
            <text:p>7,30284889182926</text:p>
          </table:table-cell>
          <table:table-cell table:style-name="ce20" table:formula="of:=ACOS([lf.I315]/[lf.$B$43])" office:value-type="float" office:value="1.21562104832783" calcext:value-type="float">
            <text:p>1,21562104832783</text:p>
          </table:table-cell>
          <table:table-cell table:style-name="ce20" table:formula="of:=ASIN([lf.F315]/[lf.H315])" office:value-type="float" office:value="0.536831978768767" calcext:value-type="float">
            <text:p>0,536831978768767</text:p>
          </table:table-cell>
          <table:table-cell table:style-name="ce20" table:formula="of:=IF(0.5*PI()+[lf.$B$9]&gt;[lf.K315];1;-1)" office:value-type="float" office:value="1" calcext:value-type="float">
            <text:p>1</text:p>
          </table:table-cell>
          <table:table-cell table:style-name="ce17" table:formula="of:=0.5*PI()-([lf.J315]*[lf.L315]+[lf.K315])" office:value-type="float" office:value="-0.181656700301697" calcext:value-type="float">
            <text:p>-0,181656700301697</text:p>
          </table:table-cell>
          <table:table-cell table:style-name="ce17" table:formula="of:=-[lf.M315]-[lf.$B$8]" office:value-type="float" office:value="-0.149955857577225" calcext:value-type="float">
            <text:p>-0,149955857577225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lf.A316]*analyze_resolution" office:value-type="float" office:value="12.75" calcext:value-type="float">
            <text:p>12,75</text:p>
          </table:table-cell>
          <table:table-cell table:style-name="ce20" table:formula="of:=-RADIANS([lf.B316])" office:value-type="float" office:value="-0.222529479629277" calcext:value-type="float">
            <text:p>-0,222529479629277</text:p>
          </table:table-cell>
          <table:table-cell table:style-name="ce20" table:formula="of:=COS([lf.$B$6])*servo_saver_arm_length*COS([lf.C316])-SIN([lf.$B$6])*servo_saver_arm_length*SIN([lf.C316])+[lf.$B$24]" office:value-type="float" office:value="358.605477128136" calcext:value-type="float">
            <text:p>358,605477128136</text:p>
          </table:table-cell>
          <table:table-cell table:style-name="ce20" table:formula="of:=COS([lf.$B$6])*servo_saver_arm_length*SIN([lf.C316])+SIN([lf.$B$6])*servo_saver_arm_length*COS([lf.C316])+[lf.$C$24]" office:value-type="float" office:value="-3.53115896034402" calcext:value-type="float">
            <text:p>-3,53115896034402</text:p>
          </table:table-cell>
          <table:table-cell table:style-name="ce20" table:formula="of:=[$lf.D316]-[$lf.$B$14]" office:value-type="float" office:value="58.6054771281362" calcext:value-type="float">
            <text:p>58,6054771281362</text:p>
          </table:table-cell>
          <table:table-cell table:style-name="ce20" table:formula="of:=[lf.E316]-[$lf.$C$14]" office:value-type="float" office:value="-98.531158960344" calcext:value-type="float">
            <text:p>-98,531158960344</text:p>
          </table:table-cell>
          <table:table-cell table:style-name="ce11" table:formula="of:=SQRT([lf.F316]^2+[lf.G316]^2)" office:value-type="float" office:value="114.642885673229" calcext:value-type="float">
            <text:p>114,642885673229</text:p>
          </table:table-cell>
          <table:table-cell table:style-name="ce20" table:formula="of:=([lf.H316]^2-[lf.$B$42]^2+[lf.$B$43]^2)/(2*[lf.H316])" office:value-type="float" office:value="7.33132858469499" calcext:value-type="float">
            <text:p>7,33132858469499</text:p>
          </table:table-cell>
          <table:table-cell table:style-name="ce20" table:formula="of:=ACOS([lf.I316]/[lf.$B$43])" office:value-type="float" office:value="1.21417420402375" calcext:value-type="float">
            <text:p>1,21417420402375</text:p>
          </table:table-cell>
          <table:table-cell table:style-name="ce20" table:formula="of:=ASIN([lf.F316]/[lf.H316])" office:value-type="float" office:value="0.53658077887669" calcext:value-type="float">
            <text:p>0,53658077887669</text:p>
          </table:table-cell>
          <table:table-cell table:style-name="ce20" table:formula="of:=IF(0.5*PI()+[lf.$B$9]&gt;[lf.K316];1;-1)" office:value-type="float" office:value="1" calcext:value-type="float">
            <text:p>1</text:p>
          </table:table-cell>
          <table:table-cell table:style-name="ce17" table:formula="of:=0.5*PI()-([lf.J316]*[lf.L316]+[lf.K316])" office:value-type="float" office:value="-0.179958656105546" calcext:value-type="float">
            <text:p>-0,179958656105546</text:p>
          </table:table-cell>
          <table:table-cell table:style-name="ce17" table:formula="of:=-[lf.M316]-[lf.$B$8]" office:value-type="float" office:value="-0.151653901773376" calcext:value-type="float">
            <text:p>-0,151653901773376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lf.A317]*analyze_resolution" office:value-type="float" office:value="12.9" calcext:value-type="float">
            <text:p>12,9</text:p>
          </table:table-cell>
          <table:table-cell table:style-name="ce20" table:formula="of:=-RADIANS([lf.B317])" office:value-type="float" office:value="-0.225147473507268" calcext:value-type="float">
            <text:p>-0,225147473507268</text:p>
          </table:table-cell>
          <table:table-cell table:style-name="ce20" table:formula="of:=COS([lf.$B$6])*servo_saver_arm_length*COS([lf.C317])-SIN([lf.$B$6])*servo_saver_arm_length*SIN([lf.C317])+[lf.$B$24]" office:value-type="float" office:value="358.59617910706" calcext:value-type="float">
            <text:p>358,59617910706</text:p>
          </table:table-cell>
          <table:table-cell table:style-name="ce20" table:formula="of:=COS([lf.$B$6])*servo_saver_arm_length*SIN([lf.C317])+SIN([lf.$B$6])*servo_saver_arm_length*COS([lf.C317])+[lf.$C$24]" office:value-type="float" office:value="-3.57200185617521" calcext:value-type="float">
            <text:p>-3,57200185617521</text:p>
          </table:table-cell>
          <table:table-cell table:style-name="ce20" table:formula="of:=[$lf.D317]-[$lf.$B$14]" office:value-type="float" office:value="58.5961791070595" calcext:value-type="float">
            <text:p>58,5961791070595</text:p>
          </table:table-cell>
          <table:table-cell table:style-name="ce20" table:formula="of:=[lf.E317]-[$lf.$C$14]" office:value-type="float" office:value="-98.5720018561752" calcext:value-type="float">
            <text:p>-98,5720018561752</text:p>
          </table:table-cell>
          <table:table-cell table:style-name="ce11" table:formula="of:=SQRT([lf.F317]^2+[lf.G317]^2)" office:value-type="float" office:value="114.673239057247" calcext:value-type="float">
            <text:p>114,673239057247</text:p>
          </table:table-cell>
          <table:table-cell table:style-name="ce20" table:formula="of:=([lf.H317]^2-[lf.$B$42]^2+[lf.$B$43]^2)/(2*[lf.H317])" office:value-type="float" office:value="7.35973738863704" calcext:value-type="float">
            <text:p>7,35973738863704</text:p>
          </table:table-cell>
          <table:table-cell table:style-name="ce20" table:formula="of:=ACOS([lf.I317]/[lf.$B$43])" office:value-type="float" office:value="1.2127301836757" calcext:value-type="float">
            <text:p>1,2127301836757</text:p>
          </table:table-cell>
          <table:table-cell table:style-name="ce20" table:formula="of:=ASIN([lf.F317]/[lf.H317])" office:value-type="float" office:value="0.536329018368767" calcext:value-type="float">
            <text:p>0,536329018368767</text:p>
          </table:table-cell>
          <table:table-cell table:style-name="ce20" table:formula="of:=IF(0.5*PI()+[lf.$B$9]&gt;[lf.K317];1;-1)" office:value-type="float" office:value="1" calcext:value-type="float">
            <text:p>1</text:p>
          </table:table-cell>
          <table:table-cell table:style-name="ce17" table:formula="of:=0.5*PI()-([lf.J317]*[lf.L317]+[lf.K317])" office:value-type="float" office:value="-0.178262875249569" calcext:value-type="float">
            <text:p>-0,178262875249569</text:p>
          </table:table-cell>
          <table:table-cell table:style-name="ce17" table:formula="of:=-[lf.M317]-[lf.$B$8]" office:value-type="float" office:value="-0.153349682629354" calcext:value-type="float">
            <text:p>-0,153349682629354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lf.A318]*analyze_resolution" office:value-type="float" office:value="13.05" calcext:value-type="float">
            <text:p>13,05</text:p>
          </table:table-cell>
          <table:table-cell table:style-name="ce20" table:formula="of:=-RADIANS([lf.B318])" office:value-type="float" office:value="-0.22776546738526" calcext:value-type="float">
            <text:p>-0,22776546738526</text:p>
          </table:table-cell>
          <table:table-cell table:style-name="ce20" table:formula="of:=COS([lf.$B$6])*servo_saver_arm_length*COS([lf.C318])-SIN([lf.$B$6])*servo_saver_arm_length*SIN([lf.C318])+[lf.$B$24]" office:value-type="float" office:value="358.586774191518" calcext:value-type="float">
            <text:p>358,586774191518</text:p>
          </table:table-cell>
          <table:table-cell table:style-name="ce20" table:formula="of:=COS([lf.$B$6])*servo_saver_arm_length*SIN([lf.C318])+SIN([lf.$B$6])*servo_saver_arm_length*COS([lf.C318])+[lf.$C$24]" office:value-type="float" office:value="-3.61282026990566" calcext:value-type="float">
            <text:p>-3,61282026990566</text:p>
          </table:table-cell>
          <table:table-cell table:style-name="ce20" table:formula="of:=[$lf.D318]-[$lf.$B$14]" office:value-type="float" office:value="58.5867741915176" calcext:value-type="float">
            <text:p>58,5867741915176</text:p>
          </table:table-cell>
          <table:table-cell table:style-name="ce20" table:formula="of:=[lf.E318]-[$lf.$C$14]" office:value-type="float" office:value="-98.6128202699057" calcext:value-type="float">
            <text:p>-98,6128202699057</text:p>
          </table:table-cell>
          <table:table-cell table:style-name="ce11" table:formula="of:=SQRT([lf.F318]^2+[lf.G318]^2)" office:value-type="float" office:value="114.703524059867" calcext:value-type="float">
            <text:p>114,703524059867</text:p>
          </table:table-cell>
          <table:table-cell table:style-name="ce20" table:formula="of:=([lf.H318]^2-[lf.$B$42]^2+[lf.$B$43]^2)/(2*[lf.H318])" office:value-type="float" office:value="7.38807521257597" calcext:value-type="float">
            <text:p>7,38807521257597</text:p>
          </table:table-cell>
          <table:table-cell table:style-name="ce20" table:formula="of:=ACOS([lf.I318]/[lf.$B$43])" office:value-type="float" office:value="1.21128899347485" calcext:value-type="float">
            <text:p>1,21128899347485</text:p>
          </table:table-cell>
          <table:table-cell table:style-name="ce20" table:formula="of:=ASIN([lf.F318]/[lf.H318])" office:value-type="float" office:value="0.536076698949199" calcext:value-type="float">
            <text:p>0,536076698949199</text:p>
          </table:table-cell>
          <table:table-cell table:style-name="ce20" table:formula="of:=IF(0.5*PI()+[lf.$B$9]&gt;[lf.K318];1;-1)" office:value-type="float" office:value="1" calcext:value-type="float">
            <text:p>1</text:p>
          </table:table-cell>
          <table:table-cell table:style-name="ce17" table:formula="of:=0.5*PI()-([lf.J318]*[lf.L318]+[lf.K318])" office:value-type="float" office:value="-0.176569365629154" calcext:value-type="float">
            <text:p>-0,176569365629154</text:p>
          </table:table-cell>
          <table:table-cell table:style-name="ce17" table:formula="of:=-[lf.M318]-[lf.$B$8]" office:value-type="float" office:value="-0.155043192249769" calcext:value-type="float">
            <text:p>-0,155043192249769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lf.A319]*analyze_resolution" office:value-type="float" office:value="13.2" calcext:value-type="float">
            <text:p>13,2</text:p>
          </table:table-cell>
          <table:table-cell table:style-name="ce20" table:formula="of:=-RADIANS([lf.B319])" office:value-type="float" office:value="-0.230383461263251" calcext:value-type="float">
            <text:p>-0,230383461263251</text:p>
          </table:table-cell>
          <table:table-cell table:style-name="ce20" table:formula="of:=COS([lf.$B$6])*servo_saver_arm_length*COS([lf.C319])-SIN([lf.$B$6])*servo_saver_arm_length*SIN([lf.C319])+[lf.$B$24]" office:value-type="float" office:value="358.577262445971" calcext:value-type="float">
            <text:p>358,577262445971</text:p>
          </table:table-cell>
          <table:table-cell table:style-name="ce20" table:formula="of:=COS([lf.$B$6])*servo_saver_arm_length*SIN([lf.C319])+SIN([lf.$B$6])*servo_saver_arm_length*COS([lf.C319])+[lf.$C$24]" office:value-type="float" office:value="-3.65361392177048" calcext:value-type="float">
            <text:p>-3,65361392177048</text:p>
          </table:table-cell>
          <table:table-cell table:style-name="ce20" table:formula="of:=[$lf.D319]-[$lf.$B$14]" office:value-type="float" office:value="58.5772624459706" calcext:value-type="float">
            <text:p>58,5772624459706</text:p>
          </table:table-cell>
          <table:table-cell table:style-name="ce20" table:formula="of:=[lf.E319]-[$lf.$C$14]" office:value-type="float" office:value="-98.6536139217705" calcext:value-type="float">
            <text:p>-98,6536139217705</text:p>
          </table:table-cell>
          <table:table-cell table:style-name="ce11" table:formula="of:=SQRT([lf.F319]^2+[lf.G319]^2)" office:value-type="float" office:value="114.733740527754" calcext:value-type="float">
            <text:p>114,733740527754</text:p>
          </table:table-cell>
          <table:table-cell table:style-name="ce20" table:formula="of:=([lf.H319]^2-[lf.$B$42]^2+[lf.$B$43]^2)/(2*[lf.H319])" office:value-type="float" office:value="7.41634196581106" calcext:value-type="float">
            <text:p>7,41634196581106</text:p>
          </table:table-cell>
          <table:table-cell table:style-name="ce20" table:formula="of:=ACOS([lf.I319]/[lf.$B$43])" office:value-type="float" office:value="1.2098506396345" calcext:value-type="float">
            <text:p>1,2098506396345</text:p>
          </table:table-cell>
          <table:table-cell table:style-name="ce20" table:formula="of:=ASIN([lf.F319]/[lf.H319])" office:value-type="float" office:value="0.535823822321549" calcext:value-type="float">
            <text:p>0,535823822321549</text:p>
          </table:table-cell>
          <table:table-cell table:style-name="ce20" table:formula="of:=IF(0.5*PI()+[lf.$B$9]&gt;[lf.K319];1;-1)" office:value-type="float" office:value="1" calcext:value-type="float">
            <text:p>1</text:p>
          </table:table-cell>
          <table:table-cell table:style-name="ce17" table:formula="of:=0.5*PI()-([lf.J319]*[lf.L319]+[lf.K319])" office:value-type="float" office:value="-0.174878135161155" calcext:value-type="float">
            <text:p>-0,174878135161155</text:p>
          </table:table-cell>
          <table:table-cell table:style-name="ce17" table:formula="of:=-[lf.M319]-[lf.$B$8]" office:value-type="float" office:value="-0.156734422717768" calcext:value-type="float">
            <text:p>-0,156734422717768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lf.A320]*analyze_resolution" office:value-type="float" office:value="13.35" calcext:value-type="float">
            <text:p>13,35</text:p>
          </table:table-cell>
          <table:table-cell table:style-name="ce20" table:formula="of:=-RADIANS([lf.B320])" office:value-type="float" office:value="-0.233001455141243" calcext:value-type="float">
            <text:p>-0,233001455141243</text:p>
          </table:table-cell>
          <table:table-cell table:style-name="ce20" table:formula="of:=COS([lf.$B$6])*servo_saver_arm_length*COS([lf.C320])-SIN([lf.$B$6])*servo_saver_arm_length*SIN([lf.C320])+[lf.$B$24]" office:value-type="float" office:value="358.567643935611" calcext:value-type="float">
            <text:p>358,567643935611</text:p>
          </table:table-cell>
          <table:table-cell table:style-name="ce20" table:formula="of:=COS([lf.$B$6])*servo_saver_arm_length*SIN([lf.C320])+SIN([lf.$B$6])*servo_saver_arm_length*COS([lf.C320])+[lf.$C$24]" office:value-type="float" office:value="-3.6943825321746" calcext:value-type="float">
            <text:p>-3,6943825321746</text:p>
          </table:table-cell>
          <table:table-cell table:style-name="ce20" table:formula="of:=[$lf.D320]-[$lf.$B$14]" office:value-type="float" office:value="58.5676439356109" calcext:value-type="float">
            <text:p>58,5676439356109</text:p>
          </table:table-cell>
          <table:table-cell table:style-name="ce20" table:formula="of:=[lf.E320]-[$lf.$C$14]" office:value-type="float" office:value="-98.6943825321746" calcext:value-type="float">
            <text:p>-98,6943825321746</text:p>
          </table:table-cell>
          <table:table-cell table:style-name="ce11" table:formula="of:=SQRT([lf.F320]^2+[lf.G320]^2)" office:value-type="float" office:value="114.76388830802" calcext:value-type="float">
            <text:p>114,76388830802</text:p>
          </table:table-cell>
          <table:table-cell table:style-name="ce20" table:formula="of:=([lf.H320]^2-[lf.$B$42]^2+[lf.$B$43]^2)/(2*[lf.H320])" office:value-type="float" office:value="7.44453755801926" calcext:value-type="float">
            <text:p>7,44453755801926</text:p>
          </table:table-cell>
          <table:table-cell table:style-name="ce20" table:formula="of:=ACOS([lf.I320]/[lf.$B$43])" office:value-type="float" office:value="1.20841512839003" calcext:value-type="float">
            <text:p>1,20841512839003</text:p>
          </table:table-cell>
          <table:table-cell table:style-name="ce20" table:formula="of:=ASIN([lf.F320]/[lf.H320])" office:value-type="float" office:value="0.535570390188738" calcext:value-type="float">
            <text:p>0,535570390188738</text:p>
          </table:table-cell>
          <table:table-cell table:style-name="ce20" table:formula="of:=IF(0.5*PI()+[lf.$B$9]&gt;[lf.K320];1;-1)" office:value-type="float" office:value="1" calcext:value-type="float">
            <text:p>1</text:p>
          </table:table-cell>
          <table:table-cell table:style-name="ce17" table:formula="of:=0.5*PI()-([lf.J320]*[lf.L320]+[lf.K320])" office:value-type="float" office:value="-0.173189191783869" calcext:value-type="float">
            <text:p>-0,173189191783869</text:p>
          </table:table-cell>
          <table:table-cell table:style-name="ce17" table:formula="of:=-[lf.M320]-[lf.$B$8]" office:value-type="float" office:value="-0.158423366095054" calcext:value-type="float">
            <text:p>-0,158423366095054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lf.A321]*analyze_resolution" office:value-type="float" office:value="13.5" calcext:value-type="float">
            <text:p>13,5</text:p>
          </table:table-cell>
          <table:table-cell table:style-name="ce20" table:formula="of:=-RADIANS([lf.B321])" office:value-type="float" office:value="-0.235619449019234" calcext:value-type="float">
            <text:p>-0,235619449019234</text:p>
          </table:table-cell>
          <table:table-cell table:style-name="ce20" table:formula="of:=COS([lf.$B$6])*servo_saver_arm_length*COS([lf.C321])-SIN([lf.$B$6])*servo_saver_arm_length*SIN([lf.C321])+[lf.$B$24]" office:value-type="float" office:value="358.557918726363" calcext:value-type="float">
            <text:p>358,557918726363</text:p>
          </table:table-cell>
          <table:table-cell table:style-name="ce20" table:formula="of:=COS([lf.$B$6])*servo_saver_arm_length*SIN([lf.C321])+SIN([lf.$B$6])*servo_saver_arm_length*COS([lf.C321])+[lf.$C$24]" office:value-type="float" office:value="-3.73512582169448" calcext:value-type="float">
            <text:p>-3,73512582169448</text:p>
          </table:table-cell>
          <table:table-cell table:style-name="ce20" table:formula="of:=[$lf.D321]-[$lf.$B$14]" office:value-type="float" office:value="58.5579187263628" calcext:value-type="float">
            <text:p>58,5579187263628</text:p>
          </table:table-cell>
          <table:table-cell table:style-name="ce20" table:formula="of:=[lf.E321]-[$lf.$C$14]" office:value-type="float" office:value="-98.7351258216945" calcext:value-type="float">
            <text:p>-98,7351258216945</text:p>
          </table:table-cell>
          <table:table-cell table:style-name="ce11" table:formula="of:=SQRT([lf.F321]^2+[lf.G321]^2)" office:value-type="float" office:value="114.793967248236" calcext:value-type="float">
            <text:p>114,793967248236</text:p>
          </table:table-cell>
          <table:table-cell table:style-name="ce20" table:formula="of:=([lf.H321]^2-[lf.$B$42]^2+[lf.$B$43]^2)/(2*[lf.H321])" office:value-type="float" office:value="7.47266189925395" calcext:value-type="float">
            <text:p>7,47266189925395</text:p>
          </table:table-cell>
          <table:table-cell table:style-name="ce20" table:formula="of:=ACOS([lf.I321]/[lf.$B$43])" office:value-type="float" office:value="1.20698246599887" calcext:value-type="float">
            <text:p>1,20698246599887</text:p>
          </table:table-cell>
          <table:table-cell table:style-name="ce20" table:formula="of:=ASIN([lf.F321]/[lf.H321])" office:value-type="float" office:value="0.535316404253042" calcext:value-type="float">
            <text:p>0,535316404253042</text:p>
          </table:table-cell>
          <table:table-cell table:style-name="ce20" table:formula="of:=IF(0.5*PI()+[lf.$B$9]&gt;[lf.K321];1;-1)" office:value-type="float" office:value="1" calcext:value-type="float">
            <text:p>1</text:p>
          </table:table-cell>
          <table:table-cell table:style-name="ce17" table:formula="of:=0.5*PI()-([lf.J321]*[lf.L321]+[lf.K321])" office:value-type="float" office:value="-0.171502543457013" calcext:value-type="float">
            <text:p>-0,171502543457013</text:p>
          </table:table-cell>
          <table:table-cell table:style-name="ce17" table:formula="of:=-[lf.M321]-[lf.$B$8]" office:value-type="float" office:value="-0.16011001442191" calcext:value-type="float">
            <text:p>-0,16011001442191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lf.A322]*analyze_resolution" office:value-type="float" office:value="13.65" calcext:value-type="float">
            <text:p>13,65</text:p>
          </table:table-cell>
          <table:table-cell table:style-name="ce20" table:formula="of:=-RADIANS([lf.B322])" office:value-type="float" office:value="-0.238237442897226" calcext:value-type="float">
            <text:p>-0,238237442897226</text:p>
          </table:table-cell>
          <table:table-cell table:style-name="ce20" table:formula="of:=COS([lf.$B$6])*servo_saver_arm_length*COS([lf.C322])-SIN([lf.$B$6])*servo_saver_arm_length*SIN([lf.C322])+[lf.$B$24]" office:value-type="float" office:value="358.548086884882" calcext:value-type="float">
            <text:p>358,548086884882</text:p>
          </table:table-cell>
          <table:table-cell table:style-name="ce20" table:formula="of:=COS([lf.$B$6])*servo_saver_arm_length*SIN([lf.C322])+SIN([lf.$B$6])*servo_saver_arm_length*COS([lf.C322])+[lf.$C$24]" office:value-type="float" office:value="-3.77584351108021" calcext:value-type="float">
            <text:p>-3,77584351108021</text:p>
          </table:table-cell>
          <table:table-cell table:style-name="ce20" table:formula="of:=[$lf.D322]-[$lf.$B$14]" office:value-type="float" office:value="58.5480868848818" calcext:value-type="float">
            <text:p>58,5480868848818</text:p>
          </table:table-cell>
          <table:table-cell table:style-name="ce20" table:formula="of:=[lf.E322]-[$lf.$C$14]" office:value-type="float" office:value="-98.7758435110802" calcext:value-type="float">
            <text:p>-98,7758435110802</text:p>
          </table:table-cell>
          <table:table-cell table:style-name="ce11" table:formula="of:=SQRT([lf.F322]^2+[lf.G322]^2)" office:value-type="float" office:value="114.823977196425" calcext:value-type="float">
            <text:p>114,823977196425</text:p>
          </table:table-cell>
          <table:table-cell table:style-name="ce20" table:formula="of:=([lf.H322]^2-[lf.$B$42]^2+[lf.$B$43]^2)/(2*[lf.H322])" office:value-type="float" office:value="7.50071489994408" calcext:value-type="float">
            <text:p>7,50071489994408</text:p>
          </table:table-cell>
          <table:table-cell table:style-name="ce20" table:formula="of:=ACOS([lf.I322]/[lf.$B$43])" office:value-type="float" office:value="1.2055526587405" calcext:value-type="float">
            <text:p>1,2055526587405</text:p>
          </table:table-cell>
          <table:table-cell table:style-name="ce20" table:formula="of:=ASIN([lf.F322]/[lf.H322])" office:value-type="float" office:value="0.535061866216092" calcext:value-type="float">
            <text:p>0,535061866216092</text:p>
          </table:table-cell>
          <table:table-cell table:style-name="ce20" table:formula="of:=IF(0.5*PI()+[lf.$B$9]&gt;[lf.K322];1;-1)" office:value-type="float" office:value="1" calcext:value-type="float">
            <text:p>1</text:p>
          </table:table-cell>
          <table:table-cell table:style-name="ce17" table:formula="of:=0.5*PI()-([lf.J322]*[lf.L322]+[lf.K322])" office:value-type="float" office:value="-0.16981819816169" calcext:value-type="float">
            <text:p>-0,16981819816169</text:p>
          </table:table-cell>
          <table:table-cell table:style-name="ce17" table:formula="of:=-[lf.M322]-[lf.$B$8]" office:value-type="float" office:value="-0.161794359717232" calcext:value-type="float">
            <text:p>-0,161794359717232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lf.A323]*analyze_resolution" office:value-type="float" office:value="13.8" calcext:value-type="float">
            <text:p>13,8</text:p>
          </table:table-cell>
          <table:table-cell table:style-name="ce20" table:formula="of:=-RADIANS([lf.B323])" office:value-type="float" office:value="-0.240855436775217" calcext:value-type="float">
            <text:p>-0,240855436775217</text:p>
          </table:table-cell>
          <table:table-cell table:style-name="ce20" table:formula="of:=COS([lf.$B$6])*servo_saver_arm_length*COS([lf.C323])-SIN([lf.$B$6])*servo_saver_arm_length*SIN([lf.C323])+[lf.$B$24]" office:value-type="float" office:value="358.538148478554" calcext:value-type="float">
            <text:p>358,538148478554</text:p>
          </table:table-cell>
          <table:table-cell table:style-name="ce20" table:formula="of:=COS([lf.$B$6])*servo_saver_arm_length*SIN([lf.C323])+SIN([lf.$B$6])*servo_saver_arm_length*COS([lf.C323])+[lf.$C$24]" office:value-type="float" office:value="-3.81653532125729" calcext:value-type="float">
            <text:p>-3,81653532125729</text:p>
          </table:table-cell>
          <table:table-cell table:style-name="ce20" table:formula="of:=[$lf.D323]-[$lf.$B$14]" office:value-type="float" office:value="58.5381484785542" calcext:value-type="float">
            <text:p>58,5381484785542</text:p>
          </table:table-cell>
          <table:table-cell table:style-name="ce20" table:formula="of:=[lf.E323]-[$lf.$C$14]" office:value-type="float" office:value="-98.8165353212573" calcext:value-type="float">
            <text:p>-98,8165353212573</text:p>
          </table:table-cell>
          <table:table-cell table:style-name="ce11" table:formula="of:=SQRT([lf.F323]^2+[lf.G323]^2)" office:value-type="float" office:value="114.853918001061" calcext:value-type="float">
            <text:p>114,853918001061</text:p>
          </table:table-cell>
          <table:table-cell table:style-name="ce20" table:formula="of:=([lf.H323]^2-[lf.$B$42]^2+[lf.$B$43]^2)/(2*[lf.H323])" office:value-type="float" office:value="7.52869647089278" calcext:value-type="float">
            <text:p>7,52869647089278</text:p>
          </table:table-cell>
          <table:table-cell table:style-name="ce20" table:formula="of:=ACOS([lf.I323]/[lf.$B$43])" office:value-type="float" office:value="1.20412571291641" calcext:value-type="float">
            <text:p>1,20412571291641</text:p>
          </table:table-cell>
          <table:table-cell table:style-name="ce20" table:formula="of:=ASIN([lf.F323]/[lf.H323])" office:value-type="float" office:value="0.534806777778864" calcext:value-type="float">
            <text:p>0,534806777778864</text:p>
          </table:table-cell>
          <table:table-cell table:style-name="ce20" table:formula="of:=IF(0.5*PI()+[lf.$B$9]&gt;[lf.K323];1;-1)" office:value-type="float" office:value="1" calcext:value-type="float">
            <text:p>1</text:p>
          </table:table-cell>
          <table:table-cell table:style-name="ce17" table:formula="of:=0.5*PI()-([lf.J323]*[lf.L323]+[lf.K323])" office:value-type="float" office:value="-0.168136163900376" calcext:value-type="float">
            <text:p>-0,168136163900376</text:p>
          </table:table-cell>
          <table:table-cell table:style-name="ce17" table:formula="of:=-[lf.M323]-[lf.$B$8]" office:value-type="float" office:value="-0.163476393978546" calcext:value-type="float">
            <text:p>-0,163476393978546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lf.A324]*analyze_resolution" office:value-type="float" office:value="13.95" calcext:value-type="float">
            <text:p>13,95</text:p>
          </table:table-cell>
          <table:table-cell table:style-name="ce20" table:formula="of:=-RADIANS([lf.B324])" office:value-type="float" office:value="-0.243473430653209" calcext:value-type="float">
            <text:p>-0,243473430653209</text:p>
          </table:table-cell>
          <table:table-cell table:style-name="ce20" table:formula="of:=COS([lf.$B$6])*servo_saver_arm_length*COS([lf.C324])-SIN([lf.$B$6])*servo_saver_arm_length*SIN([lf.C324])+[lf.$B$24]" office:value-type="float" office:value="358.528103575497" calcext:value-type="float">
            <text:p>358,528103575497</text:p>
          </table:table-cell>
          <table:table-cell table:style-name="ce20" table:formula="of:=COS([lf.$B$6])*servo_saver_arm_length*SIN([lf.C324])+SIN([lf.$B$6])*servo_saver_arm_length*COS([lf.C324])+[lf.$C$24]" office:value-type="float" office:value="-3.85720097332862" calcext:value-type="float">
            <text:p>-3,85720097332862</text:p>
          </table:table-cell>
          <table:table-cell table:style-name="ce20" table:formula="of:=[$lf.D324]-[$lf.$B$14]" office:value-type="float" office:value="58.5281035754967" calcext:value-type="float">
            <text:p>58,5281035754967</text:p>
          </table:table-cell>
          <table:table-cell table:style-name="ce20" table:formula="of:=[lf.E324]-[$lf.$C$14]" office:value-type="float" office:value="-98.8572009733286" calcext:value-type="float">
            <text:p>-98,8572009733286</text:p>
          </table:table-cell>
          <table:table-cell table:style-name="ce11" table:formula="of:=SQRT([lf.F324]^2+[lf.G324]^2)" office:value-type="float" office:value="114.883789511076" calcext:value-type="float">
            <text:p>114,883789511076</text:p>
          </table:table-cell>
          <table:table-cell table:style-name="ce20" table:formula="of:=([lf.H324]^2-[lf.$B$42]^2+[lf.$B$43]^2)/(2*[lf.H324])" office:value-type="float" office:value="7.55660652327634" calcext:value-type="float">
            <text:p>7,55660652327634</text:p>
          </table:table-cell>
          <table:table-cell table:style-name="ce20" table:formula="of:=ACOS([lf.I324]/[lf.$B$43])" office:value-type="float" office:value="1.2027016348501" calcext:value-type="float">
            <text:p>1,2027016348501</text:p>
          </table:table-cell>
          <table:table-cell table:style-name="ce20" table:formula="of:=ASIN([lf.F324]/[lf.H324])" office:value-type="float" office:value="0.534551140641679" calcext:value-type="float">
            <text:p>0,534551140641679</text:p>
          </table:table-cell>
          <table:table-cell table:style-name="ce20" table:formula="of:=IF(0.5*PI()+[lf.$B$9]&gt;[lf.K324];1;-1)" office:value-type="float" office:value="1" calcext:value-type="float">
            <text:p>1</text:p>
          </table:table-cell>
          <table:table-cell table:style-name="ce17" table:formula="of:=0.5*PI()-([lf.J324]*[lf.L324]+[lf.K324])" office:value-type="float" office:value="-0.166456448696884" calcext:value-type="float">
            <text:p>-0,166456448696884</text:p>
          </table:table-cell>
          <table:table-cell table:style-name="ce17" table:formula="of:=-[lf.M324]-[lf.$B$8]" office:value-type="float" office:value="-0.165156109182039" calcext:value-type="float">
            <text:p>-0,165156109182039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lf.A325]*analyze_resolution" office:value-type="float" office:value="14.1" calcext:value-type="float">
            <text:p>14,1</text:p>
          </table:table-cell>
          <table:table-cell table:style-name="ce20" table:formula="of:=-RADIANS([lf.B325])" office:value-type="float" office:value="-0.2460914245312" calcext:value-type="float">
            <text:p>-0,2460914245312</text:p>
          </table:table-cell>
          <table:table-cell table:style-name="ce20" table:formula="of:=COS([lf.$B$6])*servo_saver_arm_length*COS([lf.C325])-SIN([lf.$B$6])*servo_saver_arm_length*SIN([lf.C325])+[lf.$B$24]" office:value-type="float" office:value="358.517952244556" calcext:value-type="float">
            <text:p>358,517952244556</text:p>
          </table:table-cell>
          <table:table-cell table:style-name="ce20" table:formula="of:=COS([lf.$B$6])*servo_saver_arm_length*SIN([lf.C325])+SIN([lf.$B$6])*servo_saver_arm_length*COS([lf.C325])+[lf.$C$24]" office:value-type="float" office:value="-3.89784018857635" calcext:value-type="float">
            <text:p>-3,89784018857635</text:p>
          </table:table-cell>
          <table:table-cell table:style-name="ce20" table:formula="of:=[$lf.D325]-[$lf.$B$14]" office:value-type="float" office:value="58.5179522445559" calcext:value-type="float">
            <text:p>58,5179522445559</text:p>
          </table:table-cell>
          <table:table-cell table:style-name="ce20" table:formula="of:=[lf.E325]-[$lf.$C$14]" office:value-type="float" office:value="-98.8978401885764" calcext:value-type="float">
            <text:p>-98,8978401885764</text:p>
          </table:table-cell>
          <table:table-cell table:style-name="ce11" table:formula="of:=SQRT([lf.F325]^2+[lf.G325]^2)" office:value-type="float" office:value="114.91359157585" calcext:value-type="float">
            <text:p>114,91359157585</text:p>
          </table:table-cell>
          <table:table-cell table:style-name="ce20" table:formula="of:=([lf.H325]^2-[lf.$B$42]^2+[lf.$B$43]^2)/(2*[lf.H325])" office:value-type="float" office:value="7.58444496864326" calcext:value-type="float">
            <text:p>7,58444496864326</text:p>
          </table:table-cell>
          <table:table-cell table:style-name="ce20" table:formula="of:=ACOS([lf.I325]/[lf.$B$43])" office:value-type="float" office:value="1.20128043088702" calcext:value-type="float">
            <text:p>1,20128043088702</text:p>
          </table:table-cell>
          <table:table-cell table:style-name="ce20" table:formula="of:=ASIN([lf.F325]/[lf.H325])" office:value-type="float" office:value="0.534294956504202" calcext:value-type="float">
            <text:p>0,534294956504202</text:p>
          </table:table-cell>
          <table:table-cell table:style-name="ce20" table:formula="of:=IF(0.5*PI()+[lf.$B$9]&gt;[lf.K325];1;-1)" office:value-type="float" office:value="1" calcext:value-type="float">
            <text:p>1</text:p>
          </table:table-cell>
          <table:table-cell table:style-name="ce17" table:formula="of:=0.5*PI()-([lf.J325]*[lf.L325]+[lf.K325])" office:value-type="float" office:value="-0.16477906059633" calcext:value-type="float">
            <text:p>-0,16477906059633</text:p>
          </table:table-cell>
          <table:table-cell table:style-name="ce17" table:formula="of:=-[lf.M325]-[lf.$B$8]" office:value-type="float" office:value="-0.166833497282593" calcext:value-type="float">
            <text:p>-0,166833497282593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lf.A326]*analyze_resolution" office:value-type="float" office:value="14.25" calcext:value-type="float">
            <text:p>14,25</text:p>
          </table:table-cell>
          <table:table-cell table:style-name="ce20" table:formula="of:=-RADIANS([lf.B326])" office:value-type="float" office:value="-0.248709418409192" calcext:value-type="float">
            <text:p>-0,248709418409192</text:p>
          </table:table-cell>
          <table:table-cell table:style-name="ce20" table:formula="of:=COS([lf.$B$6])*servo_saver_arm_length*COS([lf.C326])-SIN([lf.$B$6])*servo_saver_arm_length*SIN([lf.C326])+[lf.$B$24]" office:value-type="float" office:value="358.507694555308" calcext:value-type="float">
            <text:p>358,507694555308</text:p>
          </table:table-cell>
          <table:table-cell table:style-name="ce20" table:formula="of:=COS([lf.$B$6])*servo_saver_arm_length*SIN([lf.C326])+SIN([lf.$B$6])*servo_saver_arm_length*COS([lf.C326])+[lf.$C$24]" office:value-type="float" office:value="-3.93845268846389" calcext:value-type="float">
            <text:p>-3,93845268846389</text:p>
          </table:table-cell>
          <table:table-cell table:style-name="ce20" table:formula="of:=[$lf.D326]-[$lf.$B$14]" office:value-type="float" office:value="58.5076945553081" calcext:value-type="float">
            <text:p>58,5076945553081</text:p>
          </table:table-cell>
          <table:table-cell table:style-name="ce20" table:formula="of:=[lf.E326]-[$lf.$C$14]" office:value-type="float" office:value="-98.9384526884639" calcext:value-type="float">
            <text:p>-98,9384526884639</text:p>
          </table:table-cell>
          <table:table-cell table:style-name="ce11" table:formula="of:=SQRT([lf.F326]^2+[lf.G326]^2)" office:value-type="float" office:value="114.943324045221" calcext:value-type="float">
            <text:p>114,943324045221</text:p>
          </table:table-cell>
          <table:table-cell table:style-name="ce20" table:formula="of:=([lf.H326]^2-[lf.$B$42]^2+[lf.$B$43]^2)/(2*[lf.H326])" office:value-type="float" office:value="7.61221171891297" calcext:value-type="float">
            <text:p>7,61221171891297</text:p>
          </table:table-cell>
          <table:table-cell table:style-name="ce20" table:formula="of:=ACOS([lf.I326]/[lf.$B$43])" office:value-type="float" office:value="1.19986210739457" calcext:value-type="float">
            <text:p>1,19986210739457</text:p>
          </table:table-cell>
          <table:table-cell table:style-name="ce20" table:formula="of:=ASIN([lf.F326]/[lf.H326])" office:value-type="float" office:value="0.534038227065437" calcext:value-type="float">
            <text:p>0,534038227065437</text:p>
          </table:table-cell>
          <table:table-cell table:style-name="ce20" table:formula="of:=IF(0.5*PI()+[lf.$B$9]&gt;[lf.K326];1;-1)" office:value-type="float" office:value="1" calcext:value-type="float">
            <text:p>1</text:p>
          </table:table-cell>
          <table:table-cell table:style-name="ce17" table:formula="of:=0.5*PI()-([lf.J326]*[lf.L326]+[lf.K326])" office:value-type="float" office:value="-0.163104007665112" calcext:value-type="float">
            <text:p>-0,163104007665112</text:p>
          </table:table-cell>
          <table:table-cell table:style-name="ce17" table:formula="of:=-[lf.M326]-[lf.$B$8]" office:value-type="float" office:value="-0.168508550213811" calcext:value-type="float">
            <text:p>-0,168508550213811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lf.A327]*analyze_resolution" office:value-type="float" office:value="14.4" calcext:value-type="float">
            <text:p>14,4</text:p>
          </table:table-cell>
          <table:table-cell table:style-name="ce20" table:formula="of:=-RADIANS([lf.B327])" office:value-type="float" office:value="-0.251327412287183" calcext:value-type="float">
            <text:p>-0,251327412287183</text:p>
          </table:table-cell>
          <table:table-cell table:style-name="ce20" table:formula="of:=COS([lf.$B$6])*servo_saver_arm_length*COS([lf.C327])-SIN([lf.$B$6])*servo_saver_arm_length*SIN([lf.C327])+[lf.$B$24]" office:value-type="float" office:value="358.497330578058" calcext:value-type="float">
            <text:p>358,497330578058</text:p>
          </table:table-cell>
          <table:table-cell table:style-name="ce20" table:formula="of:=COS([lf.$B$6])*servo_saver_arm_length*SIN([lf.C327])+SIN([lf.$B$6])*servo_saver_arm_length*COS([lf.C327])+[lf.$C$24]" office:value-type="float" office:value="-3.97903819463767" calcext:value-type="float">
            <text:p>-3,97903819463767</text:p>
          </table:table-cell>
          <table:table-cell table:style-name="ce20" table:formula="of:=[$lf.D327]-[$lf.$B$14]" office:value-type="float" office:value="58.4973305780581" calcext:value-type="float">
            <text:p>58,4973305780581</text:p>
          </table:table-cell>
          <table:table-cell table:style-name="ce20" table:formula="of:=[lf.E327]-[$lf.$C$14]" office:value-type="float" office:value="-98.9790381946377" calcext:value-type="float">
            <text:p>-98,9790381946377</text:p>
          </table:table-cell>
          <table:table-cell table:style-name="ce11" table:formula="of:=SQRT([lf.F327]^2+[lf.G327]^2)" office:value-type="float" office:value="114.972986769476" calcext:value-type="float">
            <text:p>114,972986769476</text:p>
          </table:table-cell>
          <table:table-cell table:style-name="ce20" table:formula="of:=([lf.H327]^2-[lf.$B$42]^2+[lf.$B$43]^2)/(2*[lf.H327])" office:value-type="float" office:value="7.63990668637478" calcext:value-type="float">
            <text:p>7,63990668637478</text:p>
          </table:table-cell>
          <table:table-cell table:style-name="ce20" table:formula="of:=ACOS([lf.I327]/[lf.$B$43])" office:value-type="float" office:value="1.19844667076205" calcext:value-type="float">
            <text:p>1,19844667076205</text:p>
          </table:table-cell>
          <table:table-cell table:style-name="ce20" table:formula="of:=ASIN([lf.F327]/[lf.H327])" office:value-type="float" office:value="0.533780954023719" calcext:value-type="float">
            <text:p>0,533780954023719</text:p>
          </table:table-cell>
          <table:table-cell table:style-name="ce20" table:formula="of:=IF(0.5*PI()+[lf.$B$9]&gt;[lf.K327];1;-1)" office:value-type="float" office:value="1" calcext:value-type="float">
            <text:p>1</text:p>
          </table:table-cell>
          <table:table-cell table:style-name="ce17" table:formula="of:=0.5*PI()-([lf.J327]*[lf.L327]+[lf.K327])" office:value-type="float" office:value="-0.161431297990874" calcext:value-type="float">
            <text:p>-0,161431297990874</text:p>
          </table:table-cell>
          <table:table-cell table:style-name="ce17" table:formula="of:=-[lf.M327]-[lf.$B$8]" office:value-type="float" office:value="-0.170181259888049" calcext:value-type="float">
            <text:p>-0,170181259888049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lf.A328]*analyze_resolution" office:value-type="float" office:value="14.55" calcext:value-type="float">
            <text:p>14,55</text:p>
          </table:table-cell>
          <table:table-cell table:style-name="ce20" table:formula="of:=-RADIANS([lf.B328])" office:value-type="float" office:value="-0.253945406165175" calcext:value-type="float">
            <text:p>-0,253945406165175</text:p>
          </table:table-cell>
          <table:table-cell table:style-name="ce20" table:formula="of:=COS([lf.$B$6])*servo_saver_arm_length*COS([lf.C328])-SIN([lf.$B$6])*servo_saver_arm_length*SIN([lf.C328])+[lf.$B$24]" office:value-type="float" office:value="358.48686038384" calcext:value-type="float">
            <text:p>358,48686038384</text:p>
          </table:table-cell>
          <table:table-cell table:style-name="ce20" table:formula="of:=COS([lf.$B$6])*servo_saver_arm_length*SIN([lf.C328])+SIN([lf.$B$6])*servo_saver_arm_length*COS([lf.C328])+[lf.$C$24]" office:value-type="float" office:value="-4.01959642892921" calcext:value-type="float">
            <text:p>-4,01959642892921</text:p>
          </table:table-cell>
          <table:table-cell table:style-name="ce20" table:formula="of:=[$lf.D328]-[$lf.$B$14]" office:value-type="float" office:value="58.4868603838396" calcext:value-type="float">
            <text:p>58,4868603838396</text:p>
          </table:table-cell>
          <table:table-cell table:style-name="ce20" table:formula="of:=[lf.E328]-[$lf.$C$14]" office:value-type="float" office:value="-99.0195964289292" calcext:value-type="float">
            <text:p>-99,0195964289292</text:p>
          </table:table-cell>
          <table:table-cell table:style-name="ce11" table:formula="of:=SQRT([lf.F328]^2+[lf.G328]^2)" office:value-type="float" office:value="115.002579599358" calcext:value-type="float">
            <text:p>115,002579599358</text:p>
          </table:table-cell>
          <table:table-cell table:style-name="ce20" table:formula="of:=([lf.H328]^2-[lf.$B$42]^2+[lf.$B$43]^2)/(2*[lf.H328])" office:value-type="float" office:value="7.66752978368688" calcext:value-type="float">
            <text:p>7,66752978368688</text:p>
          </table:table-cell>
          <table:table-cell table:style-name="ce20" table:formula="of:=ACOS([lf.I328]/[lf.$B$43])" office:value-type="float" office:value="1.19703412740065" calcext:value-type="float">
            <text:p>1,19703412740065</text:p>
          </table:table-cell>
          <table:table-cell table:style-name="ce20" table:formula="of:=ASIN([lf.F328]/[lf.H328])" office:value-type="float" office:value="0.53352313907672" calcext:value-type="float">
            <text:p>0,53352313907672</text:p>
          </table:table-cell>
          <table:table-cell table:style-name="ce20" table:formula="of:=IF(0.5*PI()+[lf.$B$9]&gt;[lf.K328];1;-1)" office:value-type="float" office:value="1" calcext:value-type="float">
            <text:p>1</text:p>
          </table:table-cell>
          <table:table-cell table:style-name="ce17" table:formula="of:=0.5*PI()-([lf.J328]*[lf.L328]+[lf.K328])" office:value-type="float" office:value="-0.159760939682471" calcext:value-type="float">
            <text:p>-0,159760939682471</text:p>
          </table:table-cell>
          <table:table-cell table:style-name="ce17" table:formula="of:=-[lf.M328]-[lf.$B$8]" office:value-type="float" office:value="-0.171851618196452" calcext:value-type="float">
            <text:p>-0,171851618196452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lf.A329]*analyze_resolution" office:value-type="float" office:value="14.7" calcext:value-type="float">
            <text:p>14,7</text:p>
          </table:table-cell>
          <table:table-cell table:style-name="ce20" table:formula="of:=-RADIANS([lf.B329])" office:value-type="float" office:value="-0.256563400043166" calcext:value-type="float">
            <text:p>-0,256563400043166</text:p>
          </table:table-cell>
          <table:table-cell table:style-name="ce20" table:formula="of:=COS([lf.$B$6])*servo_saver_arm_length*COS([lf.C329])-SIN([lf.$B$6])*servo_saver_arm_length*SIN([lf.C329])+[lf.$B$24]" office:value-type="float" office:value="358.476284044414" calcext:value-type="float">
            <text:p>358,476284044414</text:p>
          </table:table-cell>
          <table:table-cell table:style-name="ce20" table:formula="of:=COS([lf.$B$6])*servo_saver_arm_length*SIN([lf.C329])+SIN([lf.$B$6])*servo_saver_arm_length*COS([lf.C329])+[lf.$C$24]" office:value-type="float" office:value="-4.06012711335688" calcext:value-type="float">
            <text:p>-4,06012711335688</text:p>
          </table:table-cell>
          <table:table-cell table:style-name="ce20" table:formula="of:=[$lf.D329]-[$lf.$B$14]" office:value-type="float" office:value="58.4762840444141" calcext:value-type="float">
            <text:p>58,4762840444141</text:p>
          </table:table-cell>
          <table:table-cell table:style-name="ce20" table:formula="of:=[lf.E329]-[$lf.$C$14]" office:value-type="float" office:value="-99.0601271133569" calcext:value-type="float">
            <text:p>-99,0601271133569</text:p>
          </table:table-cell>
          <table:table-cell table:style-name="ce11" table:formula="of:=SQRT([lf.F329]^2+[lf.G329]^2)" office:value-type="float" office:value="115.032102386062" calcext:value-type="float">
            <text:p>115,032102386062</text:p>
          </table:table-cell>
          <table:table-cell table:style-name="ce20" table:formula="of:=([lf.H329]^2-[lf.$B$42]^2+[lf.$B$43]^2)/(2*[lf.H329])" office:value-type="float" office:value="7.69508092387513" calcext:value-type="float">
            <text:p>7,69508092387513</text:p>
          </table:table-cell>
          <table:table-cell table:style-name="ce20" table:formula="of:=ACOS([lf.I329]/[lf.$B$43])" office:value-type="float" office:value="1.1956244837434" calcext:value-type="float">
            <text:p>1,1956244837434</text:p>
          </table:table-cell>
          <table:table-cell table:style-name="ce20" table:formula="of:=ASIN([lf.F329]/[lf.H329])" office:value-type="float" office:value="0.533264783921438" calcext:value-type="float">
            <text:p>0,533264783921438</text:p>
          </table:table-cell>
          <table:table-cell table:style-name="ce20" table:formula="of:=IF(0.5*PI()+[lf.$B$9]&gt;[lf.K329];1;-1)" office:value-type="float" office:value="1" calcext:value-type="float">
            <text:p>1</text:p>
          </table:table-cell>
          <table:table-cell table:style-name="ce17" table:formula="of:=0.5*PI()-([lf.J329]*[lf.L329]+[lf.K329])" office:value-type="float" office:value="-0.158092940869937" calcext:value-type="float">
            <text:p>-0,158092940869937</text:p>
          </table:table-cell>
          <table:table-cell table:style-name="ce17" table:formula="of:=-[lf.M329]-[lf.$B$8]" office:value-type="float" office:value="-0.173519617008986" calcext:value-type="float">
            <text:p>-0,173519617008986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lf.A330]*analyze_resolution" office:value-type="float" office:value="14.85" calcext:value-type="float">
            <text:p>14,85</text:p>
          </table:table-cell>
          <table:table-cell table:style-name="ce20" table:formula="of:=-RADIANS([lf.B330])" office:value-type="float" office:value="-0.259181393921158" calcext:value-type="float">
            <text:p>-0,259181393921158</text:p>
          </table:table-cell>
          <table:table-cell table:style-name="ce20" table:formula="of:=COS([lf.$B$6])*servo_saver_arm_length*COS([lf.C330])-SIN([lf.$B$6])*servo_saver_arm_length*SIN([lf.C330])+[lf.$B$24]" office:value-type="float" office:value="358.465601632271" calcext:value-type="float">
            <text:p>358,465601632271</text:p>
          </table:table-cell>
          <table:table-cell table:style-name="ce20" table:formula="of:=COS([lf.$B$6])*servo_saver_arm_length*SIN([lf.C330])+SIN([lf.$B$6])*servo_saver_arm_length*COS([lf.C330])+[lf.$C$24]" office:value-type="float" office:value="-4.10062997012795" calcext:value-type="float">
            <text:p>-4,10062997012795</text:p>
          </table:table-cell>
          <table:table-cell table:style-name="ce20" table:formula="of:=[$lf.D330]-[$lf.$B$14]" office:value-type="float" office:value="58.4656016322705" calcext:value-type="float">
            <text:p>58,4656016322705</text:p>
          </table:table-cell>
          <table:table-cell table:style-name="ce20" table:formula="of:=[lf.E330]-[$lf.$C$14]" office:value-type="float" office:value="-99.100629970128" calcext:value-type="float">
            <text:p>-99,100629970128</text:p>
          </table:table-cell>
          <table:table-cell table:style-name="ce11" table:formula="of:=SQRT([lf.F330]^2+[lf.G330]^2)" office:value-type="float" office:value="115.061554981234" calcext:value-type="float">
            <text:p>115,061554981234</text:p>
          </table:table-cell>
          <table:table-cell table:style-name="ce20" table:formula="of:=([lf.H330]^2-[lf.$B$42]^2+[lf.$B$43]^2)/(2*[lf.H330])" office:value-type="float" office:value="7.72256002033201" calcext:value-type="float">
            <text:p>7,72256002033201</text:p>
          </table:table-cell>
          <table:table-cell table:style-name="ce20" table:formula="of:=ACOS([lf.I330]/[lf.$B$43])" office:value-type="float" office:value="1.19421774624515" calcext:value-type="float">
            <text:p>1,19421774624515</text:p>
          </table:table-cell>
          <table:table-cell table:style-name="ce20" table:formula="of:=ASIN([lf.F330]/[lf.H330])" office:value-type="float" office:value="0.533005890254198" calcext:value-type="float">
            <text:p>0,533005890254198</text:p>
          </table:table-cell>
          <table:table-cell table:style-name="ce20" table:formula="of:=IF(0.5*PI()+[lf.$B$9]&gt;[lf.K330];1;-1)" office:value-type="float" office:value="1" calcext:value-type="float">
            <text:p>1</text:p>
          </table:table-cell>
          <table:table-cell table:style-name="ce17" table:formula="of:=0.5*PI()-([lf.J330]*[lf.L330]+[lf.K330])" office:value-type="float" office:value="-0.156427309704448" calcext:value-type="float">
            <text:p>-0,156427309704448</text:p>
          </table:table-cell>
          <table:table-cell table:style-name="ce17" table:formula="of:=-[lf.M330]-[lf.$B$8]" office:value-type="float" office:value="-0.175185248174474" calcext:value-type="float">
            <text:p>-0,17518524817447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lf.A331]*analyze_resolution" office:value-type="float" office:value="15" calcext:value-type="float">
            <text:p>15</text:p>
          </table:table-cell>
          <table:table-cell table:style-name="ce20" table:formula="of:=-RADIANS([lf.B331])" office:value-type="float" office:value="-0.261799387799149" calcext:value-type="float">
            <text:p>-0,261799387799149</text:p>
          </table:table-cell>
          <table:table-cell table:style-name="ce20" table:formula="of:=COS([lf.$B$6])*servo_saver_arm_length*COS([lf.C331])-SIN([lf.$B$6])*servo_saver_arm_length*SIN([lf.C331])+[lf.$B$24]" office:value-type="float" office:value="358.454813220625" calcext:value-type="float">
            <text:p>358,454813220625</text:p>
          </table:table-cell>
          <table:table-cell table:style-name="ce20" table:formula="of:=COS([lf.$B$6])*servo_saver_arm_length*SIN([lf.C331])+SIN([lf.$B$6])*servo_saver_arm_length*COS([lf.C331])+[lf.$C$24]" office:value-type="float" office:value="-4.14110472164033" calcext:value-type="float">
            <text:p>-4,14110472164033</text:p>
          </table:table-cell>
          <table:table-cell table:style-name="ce20" table:formula="of:=[$lf.D331]-[$lf.$B$14]" office:value-type="float" office:value="58.4548132206251" calcext:value-type="float">
            <text:p>58,4548132206251</text:p>
          </table:table-cell>
          <table:table-cell table:style-name="ce20" table:formula="of:=[lf.E331]-[$lf.$C$14]" office:value-type="float" office:value="-99.1411047216403" calcext:value-type="float">
            <text:p>-99,1411047216403</text:p>
          </table:table-cell>
          <table:table-cell table:style-name="ce11" table:formula="of:=SQRT([lf.F331]^2+[lf.G331]^2)" office:value-type="float" office:value="115.090937236975" calcext:value-type="float">
            <text:p>115,090937236975</text:p>
          </table:table-cell>
          <table:table-cell table:style-name="ce20" table:formula="of:=([lf.H331]^2-[lf.$B$42]^2+[lf.$B$43]^2)/(2*[lf.H331])" office:value-type="float" office:value="7.7499669868157" calcext:value-type="float">
            <text:p>7,7499669868157</text:p>
          </table:table-cell>
          <table:table-cell table:style-name="ce20" table:formula="of:=ACOS([lf.I331]/[lf.$B$43])" office:value-type="float" office:value="1.19281392138253" calcext:value-type="float">
            <text:p>1,19281392138253</text:p>
          </table:table-cell>
          <table:table-cell table:style-name="ce20" table:formula="of:=ASIN([lf.F331]/[lf.H331])" office:value-type="float" office:value="0.53274645977065" calcext:value-type="float">
            <text:p>0,53274645977065</text:p>
          </table:table-cell>
          <table:table-cell table:style-name="ce20" table:formula="of:=IF(0.5*PI()+[lf.$B$9]&gt;[lf.K331];1;-1)" office:value-type="float" office:value="1" calcext:value-type="float">
            <text:p>1</text:p>
          </table:table-cell>
          <table:table-cell table:style-name="ce17" table:formula="of:=0.5*PI()-([lf.J331]*[lf.L331]+[lf.K331])" office:value-type="float" office:value="-0.154764054358282" calcext:value-type="float">
            <text:p>-0,154764054358282</text:p>
          </table:table-cell>
          <table:table-cell table:style-name="ce17" table:formula="of:=-[lf.M331]-[lf.$B$8]" office:value-type="float" office:value="-0.17684850352064" calcext:value-type="float">
            <text:p>-0,17684850352064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lf.A332]*analyze_resolution" office:value-type="float" office:value="15.15" calcext:value-type="float">
            <text:p>15,15</text:p>
          </table:table-cell>
          <table:table-cell table:style-name="ce20" table:formula="of:=-RADIANS([lf.B332])" office:value-type="float" office:value="-0.264417381677141" calcext:value-type="float">
            <text:p>-0,264417381677141</text:p>
          </table:table-cell>
          <table:table-cell table:style-name="ce20" table:formula="of:=COS([lf.$B$6])*servo_saver_arm_length*COS([lf.C332])-SIN([lf.$B$6])*servo_saver_arm_length*SIN([lf.C332])+[lf.$B$24]" office:value-type="float" office:value="358.44391888342" calcext:value-type="float">
            <text:p>358,44391888342</text:p>
          </table:table-cell>
          <table:table-cell table:style-name="ce20" table:formula="of:=COS([lf.$B$6])*servo_saver_arm_length*SIN([lf.C332])+SIN([lf.$B$6])*servo_saver_arm_length*COS([lf.C332])+[lf.$C$24]" office:value-type="float" office:value="-4.18155109048464" calcext:value-type="float">
            <text:p>-4,18155109048464</text:p>
          </table:table-cell>
          <table:table-cell table:style-name="ce20" table:formula="of:=[$lf.D332]-[$lf.$B$14]" office:value-type="float" office:value="58.4439188834203" calcext:value-type="float">
            <text:p>58,4439188834203</text:p>
          </table:table-cell>
          <table:table-cell table:style-name="ce20" table:formula="of:=[lf.E332]-[$lf.$C$14]" office:value-type="float" office:value="-99.1815510904846" calcext:value-type="float">
            <text:p>-99,1815510904846</text:p>
          </table:table-cell>
          <table:table-cell table:style-name="ce11" table:formula="of:=SQRT([lf.F332]^2+[lf.G332]^2)" office:value-type="float" office:value="115.120249005838" calcext:value-type="float">
            <text:p>115,120249005838</text:p>
          </table:table-cell>
          <table:table-cell table:style-name="ce20" table:formula="of:=([lf.H332]^2-[lf.$B$42]^2+[lf.$B$43]^2)/(2*[lf.H332])" office:value-type="float" office:value="7.77730173744875" calcext:value-type="float">
            <text:p>7,77730173744875</text:p>
          </table:table-cell>
          <table:table-cell table:style-name="ce20" table:formula="of:=ACOS([lf.I332]/[lf.$B$43])" office:value-type="float" office:value="1.19141301565392" calcext:value-type="float">
            <text:p>1,19141301565392</text:p>
          </table:table-cell>
          <table:table-cell table:style-name="ce20" table:formula="of:=ASIN([lf.F332]/[lf.H332])" office:value-type="float" office:value="0.532486494165761" calcext:value-type="float">
            <text:p>0,532486494165761</text:p>
          </table:table-cell>
          <table:table-cell table:style-name="ce20" table:formula="of:=IF(0.5*PI()+[lf.$B$9]&gt;[lf.K332];1;-1)" office:value-type="float" office:value="1" calcext:value-type="float">
            <text:p>1</text:p>
          </table:table-cell>
          <table:table-cell table:style-name="ce17" table:formula="of:=0.5*PI()-([lf.J332]*[lf.L332]+[lf.K332])" office:value-type="float" office:value="-0.153103183024784" calcext:value-type="float">
            <text:p>-0,153103183024784</text:p>
          </table:table-cell>
          <table:table-cell table:style-name="ce17" table:formula="of:=-[lf.M332]-[lf.$B$8]" office:value-type="float" office:value="-0.178509374854138" calcext:value-type="float">
            <text:p>-0,178509374854138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lf.A333]*analyze_resolution" office:value-type="float" office:value="15.3" calcext:value-type="float">
            <text:p>15,3</text:p>
          </table:table-cell>
          <table:table-cell table:style-name="ce20" table:formula="of:=-RADIANS([lf.B333])" office:value-type="float" office:value="-0.267035375555132" calcext:value-type="float">
            <text:p>-0,267035375555132</text:p>
          </table:table-cell>
          <table:table-cell table:style-name="ce20" table:formula="of:=COS([lf.$B$6])*servo_saver_arm_length*COS([lf.C333])-SIN([lf.$B$6])*servo_saver_arm_length*SIN([lf.C333])+[lf.$B$24]" office:value-type="float" office:value="358.432918695325" calcext:value-type="float">
            <text:p>358,432918695325</text:p>
          </table:table-cell>
          <table:table-cell table:style-name="ce20" table:formula="of:=COS([lf.$B$6])*servo_saver_arm_length*SIN([lf.C333])+SIN([lf.$B$6])*servo_saver_arm_length*COS([lf.C333])+[lf.$C$24]" office:value-type="float" office:value="-4.22196879944596" calcext:value-type="float">
            <text:p>-4,22196879944596</text:p>
          </table:table-cell>
          <table:table-cell table:style-name="ce20" table:formula="of:=[$lf.D333]-[$lf.$B$14]" office:value-type="float" office:value="58.4329186953248" calcext:value-type="float">
            <text:p>58,4329186953248</text:p>
          </table:table-cell>
          <table:table-cell table:style-name="ce20" table:formula="of:=[lf.E333]-[$lf.$C$14]" office:value-type="float" office:value="-99.221968799446" calcext:value-type="float">
            <text:p>-99,221968799446</text:p>
          </table:table-cell>
          <table:table-cell table:style-name="ce11" table:formula="of:=SQRT([lf.F333]^2+[lf.G333]^2)" office:value-type="float" office:value="115.149490140828" calcext:value-type="float">
            <text:p>115,149490140828</text:p>
          </table:table-cell>
          <table:table-cell table:style-name="ce20" table:formula="of:=([lf.H333]^2-[lf.$B$42]^2+[lf.$B$43]^2)/(2*[lf.H333])" office:value-type="float" office:value="7.80456418671723" calcext:value-type="float">
            <text:p>7,80456418671723</text:p>
          </table:table-cell>
          <table:table-cell table:style-name="ce20" table:formula="of:=ACOS([lf.I333]/[lf.$B$43])" office:value-type="float" office:value="1.1900150355794" calcext:value-type="float">
            <text:p>1,1900150355794</text:p>
          </table:table-cell>
          <table:table-cell table:style-name="ce20" table:formula="of:=ASIN([lf.F333]/[lf.H333])" office:value-type="float" office:value="0.532225995133818" calcext:value-type="float">
            <text:p>0,532225995133818</text:p>
          </table:table-cell>
          <table:table-cell table:style-name="ce20" table:formula="of:=IF(0.5*PI()+[lf.$B$9]&gt;[lf.K333];1;-1)" office:value-type="float" office:value="1" calcext:value-type="float">
            <text:p>1</text:p>
          </table:table-cell>
          <table:table-cell table:style-name="ce17" table:formula="of:=0.5*PI()-([lf.J333]*[lf.L333]+[lf.K333])" office:value-type="float" office:value="-0.151444703918324" calcext:value-type="float">
            <text:p>-0,151444703918324</text:p>
          </table:table-cell>
          <table:table-cell table:style-name="ce17" table:formula="of:=-[lf.M333]-[lf.$B$8]" office:value-type="float" office:value="-0.180167853960599" calcext:value-type="float">
            <text:p>-0,180167853960599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lf.A334]*analyze_resolution" office:value-type="float" office:value="15.45" calcext:value-type="float">
            <text:p>15,45</text:p>
          </table:table-cell>
          <table:table-cell table:style-name="ce20" table:formula="of:=-RADIANS([lf.B334])" office:value-type="float" office:value="-0.269653369433124" calcext:value-type="float">
            <text:p>-0,269653369433124</text:p>
          </table:table-cell>
          <table:table-cell table:style-name="ce20" table:formula="of:=COS([lf.$B$6])*servo_saver_arm_length*COS([lf.C334])-SIN([lf.$B$6])*servo_saver_arm_length*SIN([lf.C334])+[lf.$B$24]" office:value-type="float" office:value="358.421812731732" calcext:value-type="float">
            <text:p>358,421812731732</text:p>
          </table:table-cell>
          <table:table-cell table:style-name="ce20" table:formula="of:=COS([lf.$B$6])*servo_saver_arm_length*SIN([lf.C334])+SIN([lf.$B$6])*servo_saver_arm_length*COS([lf.C334])+[lf.$C$24]" office:value-type="float" office:value="-4.26235757150588" calcext:value-type="float">
            <text:p>-4,26235757150588</text:p>
          </table:table-cell>
          <table:table-cell table:style-name="ce20" table:formula="of:=[$lf.D334]-[$lf.$B$14]" office:value-type="float" office:value="58.4218127317325" calcext:value-type="float">
            <text:p>58,4218127317325</text:p>
          </table:table-cell>
          <table:table-cell table:style-name="ce20" table:formula="of:=[lf.E334]-[$lf.$C$14]" office:value-type="float" office:value="-99.2623575715059" calcext:value-type="float">
            <text:p>-99,2623575715059</text:p>
          </table:table-cell>
          <table:table-cell table:style-name="ce11" table:formula="of:=SQRT([lf.F334]^2+[lf.G334]^2)" office:value-type="float" office:value="115.178660495402" calcext:value-type="float">
            <text:p>115,178660495402</text:p>
          </table:table-cell>
          <table:table-cell table:style-name="ce20" table:formula="of:=([lf.H334]^2-[lf.$B$42]^2+[lf.$B$43]^2)/(2*[lf.H334])" office:value-type="float" office:value="7.83175424946958" calcext:value-type="float">
            <text:p>7,83175424946958</text:p>
          </table:table-cell>
          <table:table-cell table:style-name="ce20" table:formula="of:=ACOS([lf.I334]/[lf.$B$43])" office:value-type="float" office:value="1.18861998770073" calcext:value-type="float">
            <text:p>1,18861998770073</text:p>
          </table:table-cell>
          <table:table-cell table:style-name="ce20" table:formula="of:=ASIN([lf.F334]/[lf.H334])" office:value-type="float" office:value="0.53196496436842" calcext:value-type="float">
            <text:p>0,53196496436842</text:p>
          </table:table-cell>
          <table:table-cell table:style-name="ce20" table:formula="of:=IF(0.5*PI()+[lf.$B$9]&gt;[lf.K334];1;-1)" office:value-type="float" office:value="1" calcext:value-type="float">
            <text:p>1</text:p>
          </table:table-cell>
          <table:table-cell table:style-name="ce17" table:formula="of:=0.5*PI()-([lf.J334]*[lf.L334]+[lf.K334])" office:value-type="float" office:value="-0.14978862527425" calcext:value-type="float">
            <text:p>-0,14978862527425</text:p>
          </table:table-cell>
          <table:table-cell table:style-name="ce17" table:formula="of:=-[lf.M334]-[lf.$B$8]" office:value-type="float" office:value="-0.181823932604673" calcext:value-type="float">
            <text:p>-0,181823932604673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lf.A335]*analyze_resolution" office:value-type="float" office:value="15.6" calcext:value-type="float">
            <text:p>15,6</text:p>
          </table:table-cell>
          <table:table-cell table:style-name="ce20" table:formula="of:=-RADIANS([lf.B335])" office:value-type="float" office:value="-0.272271363311115" calcext:value-type="float">
            <text:p>-0,272271363311115</text:p>
          </table:table-cell>
          <table:table-cell table:style-name="ce20" table:formula="of:=COS([lf.$B$6])*servo_saver_arm_length*COS([lf.C335])-SIN([lf.$B$6])*servo_saver_arm_length*SIN([lf.C335])+[lf.$B$24]" office:value-type="float" office:value="358.410601068763" calcext:value-type="float">
            <text:p>358,410601068763</text:p>
          </table:table-cell>
          <table:table-cell table:style-name="ce20" table:formula="of:=COS([lf.$B$6])*servo_saver_arm_length*SIN([lf.C335])+SIN([lf.$B$6])*servo_saver_arm_length*COS([lf.C335])+[lf.$C$24]" office:value-type="float" office:value="-4.30271712984425" calcext:value-type="float">
            <text:p>-4,30271712984425</text:p>
          </table:table-cell>
          <table:table-cell table:style-name="ce20" table:formula="of:=[$lf.D335]-[$lf.$B$14]" office:value-type="float" office:value="58.4106010687625" calcext:value-type="float">
            <text:p>58,4106010687625</text:p>
          </table:table-cell>
          <table:table-cell table:style-name="ce20" table:formula="of:=[lf.E335]-[$lf.$C$14]" office:value-type="float" office:value="-99.3027171298443" calcext:value-type="float">
            <text:p>-99,3027171298443</text:p>
          </table:table-cell>
          <table:table-cell table:style-name="ce11" table:formula="of:=SQRT([lf.F335]^2+[lf.G335]^2)" office:value-type="float" office:value="115.20775992347" calcext:value-type="float">
            <text:p>115,20775992347</text:p>
          </table:table-cell>
          <table:table-cell table:style-name="ce20" table:formula="of:=([lf.H335]^2-[lf.$B$42]^2+[lf.$B$43]^2)/(2*[lf.H335])" office:value-type="float" office:value="7.85887184091551" calcext:value-type="float">
            <text:p>7,85887184091551</text:p>
          </table:table-cell>
          <table:table-cell table:style-name="ce20" table:formula="of:=ACOS([lf.I335]/[lf.$B$43])" office:value-type="float" office:value="1.18722787858127" calcext:value-type="float">
            <text:p>1,18722787858127</text:p>
          </table:table-cell>
          <table:table-cell table:style-name="ce20" table:formula="of:=ASIN([lf.F335]/[lf.H335])" office:value-type="float" office:value="0.531703403562481" calcext:value-type="float">
            <text:p>0,531703403562481</text:p>
          </table:table-cell>
          <table:table-cell table:style-name="ce20" table:formula="of:=IF(0.5*PI()+[lf.$B$9]&gt;[lf.K335];1;-1)" office:value-type="float" office:value="1" calcext:value-type="float">
            <text:p>1</text:p>
          </table:table-cell>
          <table:table-cell table:style-name="ce17" table:formula="of:=0.5*PI()-([lf.J335]*[lf.L335]+[lf.K335])" office:value-type="float" office:value="-0.148134955348858" calcext:value-type="float">
            <text:p>-0,148134955348858</text:p>
          </table:table-cell>
          <table:table-cell table:style-name="ce17" table:formula="of:=-[lf.M335]-[lf.$B$8]" office:value-type="float" office:value="-0.183477602530064" calcext:value-type="float">
            <text:p>-0,183477602530064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lf.A336]*analyze_resolution" office:value-type="float" office:value="15.75" calcext:value-type="float">
            <text:p>15,75</text:p>
          </table:table-cell>
          <table:table-cell table:style-name="ce20" table:formula="of:=-RADIANS([lf.B336])" office:value-type="float" office:value="-0.274889357189107" calcext:value-type="float">
            <text:p>-0,274889357189107</text:p>
          </table:table-cell>
          <table:table-cell table:style-name="ce20" table:formula="of:=COS([lf.$B$6])*servo_saver_arm_length*COS([lf.C336])-SIN([lf.$B$6])*servo_saver_arm_length*SIN([lf.C336])+[lf.$B$24]" office:value-type="float" office:value="358.399283783258" calcext:value-type="float">
            <text:p>358,399283783258</text:p>
          </table:table-cell>
          <table:table-cell table:style-name="ce20" table:formula="of:=COS([lf.$B$6])*servo_saver_arm_length*SIN([lf.C336])+SIN([lf.$B$6])*servo_saver_arm_length*COS([lf.C336])+[lf.$C$24]" office:value-type="float" office:value="-4.34304719784119" calcext:value-type="float">
            <text:p>-4,34304719784119</text:p>
          </table:table-cell>
          <table:table-cell table:style-name="ce20" table:formula="of:=[$lf.D336]-[$lf.$B$14]" office:value-type="float" office:value="58.3992837832583" calcext:value-type="float">
            <text:p>58,3992837832583</text:p>
          </table:table-cell>
          <table:table-cell table:style-name="ce20" table:formula="of:=[lf.E336]-[$lf.$C$14]" office:value-type="float" office:value="-99.3430471978412" calcext:value-type="float">
            <text:p>-99,3430471978412</text:p>
          </table:table-cell>
          <table:table-cell table:style-name="ce11" table:formula="of:=SQRT([lf.F336]^2+[lf.G336]^2)" office:value-type="float" office:value="115.236788279395" calcext:value-type="float">
            <text:p>115,236788279395</text:p>
          </table:table-cell>
          <table:table-cell table:style-name="ce20" table:formula="of:=([lf.H336]^2-[lf.$B$42]^2+[lf.$B$43]^2)/(2*[lf.H336])" office:value-type="float" office:value="7.88591687662505" calcext:value-type="float">
            <text:p>7,88591687662505</text:p>
          </table:table-cell>
          <table:table-cell table:style-name="ce20" table:formula="of:=ACOS([lf.I336]/[lf.$B$43])" office:value-type="float" office:value="1.18583871480601" calcext:value-type="float">
            <text:p>1,18583871480601</text:p>
          </table:table-cell>
          <table:table-cell table:style-name="ce20" table:formula="of:=ASIN([lf.F336]/[lf.H336])" office:value-type="float" office:value="0.531441314408221" calcext:value-type="float">
            <text:p>0,531441314408221</text:p>
          </table:table-cell>
          <table:table-cell table:style-name="ce20" table:formula="of:=IF(0.5*PI()+[lf.$B$9]&gt;[lf.K336];1;-1)" office:value-type="float" office:value="1" calcext:value-type="float">
            <text:p>1</text:p>
          </table:table-cell>
          <table:table-cell table:style-name="ce17" table:formula="of:=0.5*PI()-([lf.J336]*[lf.L336]+[lf.K336])" office:value-type="float" office:value="-0.146483702419332" calcext:value-type="float">
            <text:p>-0,146483702419332</text:p>
          </table:table-cell>
          <table:table-cell table:style-name="ce17" table:formula="of:=-[lf.M336]-[lf.$B$8]" office:value-type="float" office:value="-0.18512885545959" calcext:value-type="float">
            <text:p>-0,18512885545959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lf.A337]*analyze_resolution" office:value-type="float" office:value="15.9" calcext:value-type="float">
            <text:p>15,9</text:p>
          </table:table-cell>
          <table:table-cell table:style-name="ce20" table:formula="of:=-RADIANS([lf.B337])" office:value-type="float" office:value="-0.277507351067098" calcext:value-type="float">
            <text:p>-0,277507351067098</text:p>
          </table:table-cell>
          <table:table-cell table:style-name="ce20" table:formula="of:=COS([lf.$B$6])*servo_saver_arm_length*COS([lf.C337])-SIN([lf.$B$6])*servo_saver_arm_length*SIN([lf.C337])+[lf.$B$24]" office:value-type="float" office:value="358.387860952787" calcext:value-type="float">
            <text:p>358,387860952787</text:p>
          </table:table-cell>
          <table:table-cell table:style-name="ce20" table:formula="of:=COS([lf.$B$6])*servo_saver_arm_length*SIN([lf.C337])+SIN([lf.$B$6])*servo_saver_arm_length*COS([lf.C337])+[lf.$C$24]" office:value-type="float" office:value="-4.38334749907891" calcext:value-type="float">
            <text:p>-4,38334749907891</text:p>
          </table:table-cell>
          <table:table-cell table:style-name="ce20" table:formula="of:=[$lf.D337]-[$lf.$B$14]" office:value-type="float" office:value="58.3878609527874" calcext:value-type="float">
            <text:p>58,3878609527874</text:p>
          </table:table-cell>
          <table:table-cell table:style-name="ce20" table:formula="of:=[lf.E337]-[$lf.$C$14]" office:value-type="float" office:value="-99.3833474990789" calcext:value-type="float">
            <text:p>-99,3833474990789</text:p>
          </table:table-cell>
          <table:table-cell table:style-name="ce11" table:formula="of:=SQRT([lf.F337]^2+[lf.G337]^2)" office:value-type="float" office:value="115.265745417989" calcext:value-type="float">
            <text:p>115,265745417989</text:p>
          </table:table-cell>
          <table:table-cell table:style-name="ce20" table:formula="of:=([lf.H337]^2-[lf.$B$42]^2+[lf.$B$43]^2)/(2*[lf.H337])" office:value-type="float" office:value="7.91288927252737" calcext:value-type="float">
            <text:p>7,91288927252737</text:p>
          </table:table-cell>
          <table:table-cell table:style-name="ce20" table:formula="of:=ACOS([lf.I337]/[lf.$B$43])" office:value-type="float" office:value="1.18445250298144" calcext:value-type="float">
            <text:p>1,18445250298144</text:p>
          </table:table-cell>
          <table:table-cell table:style-name="ce20" table:formula="of:=ASIN([lf.F337]/[lf.H337])" office:value-type="float" office:value="0.531178698597169" calcext:value-type="float">
            <text:p>0,531178698597169</text:p>
          </table:table-cell>
          <table:table-cell table:style-name="ce20" table:formula="of:=IF(0.5*PI()+[lf.$B$9]&gt;[lf.K337];1;-1)" office:value-type="float" office:value="1" calcext:value-type="float">
            <text:p>1</text:p>
          </table:table-cell>
          <table:table-cell table:style-name="ce17" table:formula="of:=0.5*PI()-([lf.J337]*[lf.L337]+[lf.K337])" office:value-type="float" office:value="-0.14483487478371" calcext:value-type="float">
            <text:p>-0,14483487478371</text:p>
          </table:table-cell>
          <table:table-cell table:style-name="ce17" table:formula="of:=-[lf.M337]-[lf.$B$8]" office:value-type="float" office:value="-0.186777683095212" calcext:value-type="float">
            <text:p>-0,186777683095212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lf.A338]*analyze_resolution" office:value-type="float" office:value="16.05" calcext:value-type="float">
            <text:p>16,05</text:p>
          </table:table-cell>
          <table:table-cell table:style-name="ce20" table:formula="of:=-RADIANS([lf.B338])" office:value-type="float" office:value="-0.28012534494509" calcext:value-type="float">
            <text:p>-0,28012534494509</text:p>
          </table:table-cell>
          <table:table-cell table:style-name="ce20" table:formula="of:=COS([lf.$B$6])*servo_saver_arm_length*COS([lf.C338])-SIN([lf.$B$6])*servo_saver_arm_length*SIN([lf.C338])+[lf.$B$24]" office:value-type="float" office:value="358.37633265564" calcext:value-type="float">
            <text:p>358,37633265564</text:p>
          </table:table-cell>
          <table:table-cell table:style-name="ce20" table:formula="of:=COS([lf.$B$6])*servo_saver_arm_length*SIN([lf.C338])+SIN([lf.$B$6])*servo_saver_arm_length*COS([lf.C338])+[lf.$C$24]" office:value-type="float" office:value="-4.42361775734369" calcext:value-type="float">
            <text:p>-4,42361775734369</text:p>
          </table:table-cell>
          <table:table-cell table:style-name="ce20" table:formula="of:=[$lf.D338]-[$lf.$B$14]" office:value-type="float" office:value="58.3763326556404" calcext:value-type="float">
            <text:p>58,3763326556404</text:p>
          </table:table-cell>
          <table:table-cell table:style-name="ce20" table:formula="of:=[lf.E338]-[$lf.$C$14]" office:value-type="float" office:value="-99.4236177573437" calcext:value-type="float">
            <text:p>-99,4236177573437</text:p>
          </table:table-cell>
          <table:table-cell table:style-name="ce11" table:formula="of:=SQRT([lf.F338]^2+[lf.G338]^2)" office:value-type="float" office:value="115.29463119452" calcext:value-type="float">
            <text:p>115,29463119452</text:p>
          </table:table-cell>
          <table:table-cell table:style-name="ce20" table:formula="of:=([lf.H338]^2-[lf.$B$42]^2+[lf.$B$43]^2)/(2*[lf.H338])" office:value-type="float" office:value="7.93978894490989" calcext:value-type="float">
            <text:p>7,93978894490989</text:p>
          </table:table-cell>
          <table:table-cell table:style-name="ce20" table:formula="of:=ACOS([lf.I338]/[lf.$B$43])" office:value-type="float" office:value="1.18306924973557" calcext:value-type="float">
            <text:p>1,18306924973557</text:p>
          </table:table-cell>
          <table:table-cell table:style-name="ce20" table:formula="of:=ASIN([lf.F338]/[lf.H338])" office:value-type="float" office:value="0.530915557820156" calcext:value-type="float">
            <text:p>0,530915557820156</text:p>
          </table:table-cell>
          <table:table-cell table:style-name="ce20" table:formula="of:=IF(0.5*PI()+[lf.$B$9]&gt;[lf.K338];1;-1)" office:value-type="float" office:value="1" calcext:value-type="float">
            <text:p>1</text:p>
          </table:table-cell>
          <table:table-cell table:style-name="ce17" table:formula="of:=0.5*PI()-([lf.J338]*[lf.L338]+[lf.K338])" office:value-type="float" office:value="-0.143188480760827" calcext:value-type="float">
            <text:p>-0,143188480760827</text:p>
          </table:table-cell>
          <table:table-cell table:style-name="ce17" table:formula="of:=-[lf.M338]-[lf.$B$8]" office:value-type="float" office:value="-0.188424077118096" calcext:value-type="float">
            <text:p>-0,188424077118096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lf.A339]*analyze_resolution" office:value-type="float" office:value="16.2" calcext:value-type="float">
            <text:p>16,2</text:p>
          </table:table-cell>
          <table:table-cell table:style-name="ce20" table:formula="of:=-RADIANS([lf.B339])" office:value-type="float" office:value="-0.282743338823081" calcext:value-type="float">
            <text:p>-0,282743338823081</text:p>
          </table:table-cell>
          <table:table-cell table:style-name="ce20" table:formula="of:=COS([lf.$B$6])*servo_saver_arm_length*COS([lf.C339])-SIN([lf.$B$6])*servo_saver_arm_length*SIN([lf.C339])+[lf.$B$24]" office:value-type="float" office:value="358.364698970831" calcext:value-type="float">
            <text:p>358,364698970831</text:p>
          </table:table-cell>
          <table:table-cell table:style-name="ce20" table:formula="of:=COS([lf.$B$6])*servo_saver_arm_length*SIN([lf.C339])+SIN([lf.$B$6])*servo_saver_arm_length*COS([lf.C339])+[lf.$C$24]" office:value-type="float" office:value="-4.46385769662766" calcext:value-type="float">
            <text:p>-4,46385769662766</text:p>
          </table:table-cell>
          <table:table-cell table:style-name="ce20" table:formula="of:=[$lf.D339]-[$lf.$B$14]" office:value-type="float" office:value="58.3646989708311" calcext:value-type="float">
            <text:p>58,3646989708311</text:p>
          </table:table-cell>
          <table:table-cell table:style-name="ce20" table:formula="of:=[lf.E339]-[$lf.$C$14]" office:value-type="float" office:value="-99.4638576966277" calcext:value-type="float">
            <text:p>-99,4638576966277</text:p>
          </table:table-cell>
          <table:table-cell table:style-name="ce11" table:formula="of:=SQRT([lf.F339]^2+[lf.G339]^2)" office:value-type="float" office:value="115.323445464705" calcext:value-type="float">
            <text:p>115,323445464705</text:p>
          </table:table-cell>
          <table:table-cell table:style-name="ce20" table:formula="of:=([lf.H339]^2-[lf.$B$42]^2+[lf.$B$43]^2)/(2*[lf.H339])" office:value-type="float" office:value="7.96661581041709" calcext:value-type="float">
            <text:p>7,96661581041709</text:p>
          </table:table-cell>
          <table:table-cell table:style-name="ce20" table:formula="of:=ACOS([lf.I339]/[lf.$B$43])" office:value-type="float" office:value="1.18168896171785" calcext:value-type="float">
            <text:p>1,18168896171785</text:p>
          </table:table-cell>
          <table:table-cell table:style-name="ce20" table:formula="of:=ASIN([lf.F339]/[lf.H339])" office:value-type="float" office:value="0.530651893767316" calcext:value-type="float">
            <text:p>0,530651893767316</text:p>
          </table:table-cell>
          <table:table-cell table:style-name="ce20" table:formula="of:=IF(0.5*PI()+[lf.$B$9]&gt;[lf.K339];1;-1)" office:value-type="float" office:value="1" calcext:value-type="float">
            <text:p>1</text:p>
          </table:table-cell>
          <table:table-cell table:style-name="ce17" table:formula="of:=0.5*PI()-([lf.J339]*[lf.L339]+[lf.K339])" office:value-type="float" office:value="-0.141544528690273" calcext:value-type="float">
            <text:p>-0,141544528690273</text:p>
          </table:table-cell>
          <table:table-cell table:style-name="ce17" table:formula="of:=-[lf.M339]-[lf.$B$8]" office:value-type="float" office:value="-0.19006802918865" calcext:value-type="float">
            <text:p>-0,19006802918865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lf.A340]*analyze_resolution" office:value-type="float" office:value="16.35" calcext:value-type="float">
            <text:p>16,35</text:p>
          </table:table-cell>
          <table:table-cell table:style-name="ce20" table:formula="of:=-RADIANS([lf.B340])" office:value-type="float" office:value="-0.285361332701073" calcext:value-type="float">
            <text:p>-0,285361332701073</text:p>
          </table:table-cell>
          <table:table-cell table:style-name="ce20" table:formula="of:=COS([lf.$B$6])*servo_saver_arm_length*COS([lf.C340])-SIN([lf.$B$6])*servo_saver_arm_length*SIN([lf.C340])+[lf.$B$24]" office:value-type="float" office:value="358.352959978095" calcext:value-type="float">
            <text:p>358,352959978095</text:p>
          </table:table-cell>
          <table:table-cell table:style-name="ce20" table:formula="of:=COS([lf.$B$6])*servo_saver_arm_length*SIN([lf.C340])+SIN([lf.$B$6])*servo_saver_arm_length*COS([lf.C340])+[lf.$C$24]" office:value-type="float" office:value="-4.50406704113081" calcext:value-type="float">
            <text:p>-4,50406704113081</text:p>
          </table:table-cell>
          <table:table-cell table:style-name="ce20" table:formula="of:=[$lf.D340]-[$lf.$B$14]" office:value-type="float" office:value="58.3529599780954" calcext:value-type="float">
            <text:p>58,3529599780954</text:p>
          </table:table-cell>
          <table:table-cell table:style-name="ce20" table:formula="of:=[lf.E340]-[$lf.$C$14]" office:value-type="float" office:value="-99.5040670411308" calcext:value-type="float">
            <text:p>-99,5040670411308</text:p>
          </table:table-cell>
          <table:table-cell table:style-name="ce11" table:formula="of:=SQRT([lf.F340]^2+[lf.G340]^2)" office:value-type="float" office:value="115.352188084713" calcext:value-type="float">
            <text:p>115,352188084713</text:p>
          </table:table-cell>
          <table:table-cell table:style-name="ce20" table:formula="of:=([lf.H340]^2-[lf.$B$42]^2+[lf.$B$43]^2)/(2*[lf.H340])" office:value-type="float" office:value="7.99336978604957" calcext:value-type="float">
            <text:p>7,99336978604957</text:p>
          </table:table-cell>
          <table:table-cell table:style-name="ce20" table:formula="of:=ACOS([lf.I340]/[lf.$B$43])" office:value-type="float" office:value="1.18031164559915" calcext:value-type="float">
            <text:p>1,18031164559915</text:p>
          </table:table-cell>
          <table:table-cell table:style-name="ce20" table:formula="of:=ASIN([lf.F340]/[lf.H340])" office:value-type="float" office:value="0.530387708128078" calcext:value-type="float">
            <text:p>0,530387708128078</text:p>
          </table:table-cell>
          <table:table-cell table:style-name="ce20" table:formula="of:=IF(0.5*PI()+[lf.$B$9]&gt;[lf.K340];1;-1)" office:value-type="float" office:value="1" calcext:value-type="float">
            <text:p>1</text:p>
          </table:table-cell>
          <table:table-cell table:style-name="ce17" table:formula="of:=0.5*PI()-([lf.J340]*[lf.L340]+[lf.K340])" office:value-type="float" office:value="-0.139903026932336" calcext:value-type="float">
            <text:p>-0,139903026932336</text:p>
          </table:table-cell>
          <table:table-cell table:style-name="ce17" table:formula="of:=-[lf.M340]-[lf.$B$8]" office:value-type="float" office:value="-0.191709530946587" calcext:value-type="float">
            <text:p>-0,191709530946587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lf.A341]*analyze_resolution" office:value-type="float" office:value="16.5" calcext:value-type="float">
            <text:p>16,5</text:p>
          </table:table-cell>
          <table:table-cell table:style-name="ce20" table:formula="of:=-RADIANS([lf.B341])" office:value-type="float" office:value="-0.287979326579064" calcext:value-type="float">
            <text:p>-0,287979326579064</text:p>
          </table:table-cell>
          <table:table-cell table:style-name="ce20" table:formula="of:=COS([lf.$B$6])*servo_saver_arm_length*COS([lf.C341])-SIN([lf.$B$6])*servo_saver_arm_length*SIN([lf.C341])+[lf.$B$24]" office:value-type="float" office:value="358.341115757891" calcext:value-type="float">
            <text:p>358,341115757891</text:p>
          </table:table-cell>
          <table:table-cell table:style-name="ce20" table:formula="of:=COS([lf.$B$6])*servo_saver_arm_length*SIN([lf.C341])+SIN([lf.$B$6])*servo_saver_arm_length*COS([lf.C341])+[lf.$C$24]" office:value-type="float" office:value="-4.54424551526276" calcext:value-type="float">
            <text:p>-4,54424551526276</text:p>
          </table:table-cell>
          <table:table-cell table:style-name="ce20" table:formula="of:=[$lf.D341]-[$lf.$B$14]" office:value-type="float" office:value="58.3411157578911" calcext:value-type="float">
            <text:p>58,3411157578911</text:p>
          </table:table-cell>
          <table:table-cell table:style-name="ce20" table:formula="of:=[lf.E341]-[$lf.$C$14]" office:value-type="float" office:value="-99.5442455152628" calcext:value-type="float">
            <text:p>-99,5442455152628</text:p>
          </table:table-cell>
          <table:table-cell table:style-name="ce11" table:formula="of:=SQRT([lf.F341]^2+[lf.G341]^2)" office:value-type="float" office:value="115.380858911167" calcext:value-type="float">
            <text:p>115,380858911167</text:p>
          </table:table-cell>
          <table:table-cell table:style-name="ce20" table:formula="of:=([lf.H341]^2-[lf.$B$42]^2+[lf.$B$43]^2)/(2*[lf.H341])" office:value-type="float" office:value="8.02005078916298" calcext:value-type="float">
            <text:p>8,02005078916298</text:p>
          </table:table-cell>
          <table:table-cell table:style-name="ce20" table:formula="of:=ACOS([lf.I341]/[lf.$B$43])" office:value-type="float" office:value="1.17893730807168" calcext:value-type="float">
            <text:p>1,17893730807168</text:p>
          </table:table-cell>
          <table:table-cell table:style-name="ce20" table:formula="of:=ASIN([lf.F341]/[lf.H341])" office:value-type="float" office:value="0.530123002591174" calcext:value-type="float">
            <text:p>0,530123002591174</text:p>
          </table:table-cell>
          <table:table-cell table:style-name="ce20" table:formula="of:=IF(0.5*PI()+[lf.$B$9]&gt;[lf.K341];1;-1)" office:value-type="float" office:value="1" calcext:value-type="float">
            <text:p>1</text:p>
          </table:table-cell>
          <table:table-cell table:style-name="ce17" table:formula="of:=0.5*PI()-([lf.J341]*[lf.L341]+[lf.K341])" office:value-type="float" office:value="-0.138263983867957" calcext:value-type="float">
            <text:p>-0,138263983867957</text:p>
          </table:table-cell>
          <table:table-cell table:style-name="ce17" table:formula="of:=-[lf.M341]-[lf.$B$8]" office:value-type="float" office:value="-0.193348574010966" calcext:value-type="float">
            <text:p>-0,193348574010966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lf.A342]*analyze_resolution" office:value-type="float" office:value="16.65" calcext:value-type="float">
            <text:p>16,65</text:p>
          </table:table-cell>
          <table:table-cell table:style-name="ce20" table:formula="of:=-RADIANS([lf.B342])" office:value-type="float" office:value="-0.290597320457056" calcext:value-type="float">
            <text:p>-0,290597320457056</text:p>
          </table:table-cell>
          <table:table-cell table:style-name="ce20" table:formula="of:=COS([lf.$B$6])*servo_saver_arm_length*COS([lf.C342])-SIN([lf.$B$6])*servo_saver_arm_length*SIN([lf.C342])+[lf.$B$24]" office:value-type="float" office:value="358.329166391397" calcext:value-type="float">
            <text:p>358,329166391397</text:p>
          </table:table-cell>
          <table:table-cell table:style-name="ce20" table:formula="of:=COS([lf.$B$6])*servo_saver_arm_length*SIN([lf.C342])+SIN([lf.$B$6])*servo_saver_arm_length*COS([lf.C342])+[lf.$C$24]" office:value-type="float" office:value="-4.58439284364478" calcext:value-type="float">
            <text:p>-4,58439284364478</text:p>
          </table:table-cell>
          <table:table-cell table:style-name="ce20" table:formula="of:=[$lf.D342]-[$lf.$B$14]" office:value-type="float" office:value="58.3291663913971" calcext:value-type="float">
            <text:p>58,3291663913971</text:p>
          </table:table-cell>
          <table:table-cell table:style-name="ce20" table:formula="of:=[lf.E342]-[$lf.$C$14]" office:value-type="float" office:value="-99.5843928436448" calcext:value-type="float">
            <text:p>-99,5843928436448</text:p>
          </table:table-cell>
          <table:table-cell table:style-name="ce11" table:formula="of:=SQRT([lf.F342]^2+[lf.G342]^2)" office:value-type="float" office:value="115.409457801138" calcext:value-type="float">
            <text:p>115,409457801138</text:p>
          </table:table-cell>
          <table:table-cell table:style-name="ce20" table:formula="of:=([lf.H342]^2-[lf.$B$42]^2+[lf.$B$43]^2)/(2*[lf.H342])" office:value-type="float" office:value="8.04665873746699" calcext:value-type="float">
            <text:p>8,04665873746699</text:p>
          </table:table-cell>
          <table:table-cell table:style-name="ce20" table:formula="of:=ACOS([lf.I342]/[lf.$B$43])" office:value-type="float" office:value="1.17756595584894" calcext:value-type="float">
            <text:p>1,17756595584894</text:p>
          </table:table-cell>
          <table:table-cell table:style-name="ce20" table:formula="of:=ASIN([lf.F342]/[lf.H342])" office:value-type="float" office:value="0.529857778844624" calcext:value-type="float">
            <text:p>0,529857778844624</text:p>
          </table:table-cell>
          <table:table-cell table:style-name="ce20" table:formula="of:=IF(0.5*PI()+[lf.$B$9]&gt;[lf.K342];1;-1)" office:value-type="float" office:value="1" calcext:value-type="float">
            <text:p>1</text:p>
          </table:table-cell>
          <table:table-cell table:style-name="ce17" table:formula="of:=0.5*PI()-([lf.J342]*[lf.L342]+[lf.K342])" office:value-type="float" office:value="-0.136627407898668" calcext:value-type="float">
            <text:p>-0,136627407898668</text:p>
          </table:table-cell>
          <table:table-cell table:style-name="ce17" table:formula="of:=-[lf.M342]-[lf.$B$8]" office:value-type="float" office:value="-0.194985149980255" calcext:value-type="float">
            <text:p>-0,194985149980255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lf.A343]*analyze_resolution" office:value-type="float" office:value="16.8" calcext:value-type="float">
            <text:p>16,8</text:p>
          </table:table-cell>
          <table:table-cell table:style-name="ce20" table:formula="of:=-RADIANS([lf.B343])" office:value-type="float" office:value="-0.293215314335047" calcext:value-type="float">
            <text:p>-0,293215314335047</text:p>
          </table:table-cell>
          <table:table-cell table:style-name="ce20" table:formula="of:=COS([lf.$B$6])*servo_saver_arm_length*COS([lf.C343])-SIN([lf.$B$6])*servo_saver_arm_length*SIN([lf.C343])+[lf.$B$24]" office:value-type="float" office:value="358.317111960513" calcext:value-type="float">
            <text:p>358,317111960513</text:p>
          </table:table-cell>
          <table:table-cell table:style-name="ce20" table:formula="of:=COS([lf.$B$6])*servo_saver_arm_length*SIN([lf.C343])+SIN([lf.$B$6])*servo_saver_arm_length*COS([lf.C343])+[lf.$C$24]" office:value-type="float" office:value="-4.62450875111154" calcext:value-type="float">
            <text:p>-4,62450875111154</text:p>
          </table:table-cell>
          <table:table-cell table:style-name="ce20" table:formula="of:=[$lf.D343]-[$lf.$B$14]" office:value-type="float" office:value="58.3171119605131" calcext:value-type="float">
            <text:p>58,3171119605131</text:p>
          </table:table-cell>
          <table:table-cell table:style-name="ce20" table:formula="of:=[lf.E343]-[$lf.$C$14]" office:value-type="float" office:value="-99.6245087511115" calcext:value-type="float">
            <text:p>-99,6245087511115</text:p>
          </table:table-cell>
          <table:table-cell table:style-name="ce11" table:formula="of:=SQRT([lf.F343]^2+[lf.G343]^2)" office:value-type="float" office:value="115.437984612151" calcext:value-type="float">
            <text:p>115,437984612151</text:p>
          </table:table-cell>
          <table:table-cell table:style-name="ce20" table:formula="of:=([lf.H343]^2-[lf.$B$42]^2+[lf.$B$43]^2)/(2*[lf.H343])" office:value-type="float" office:value="8.07319354902427" calcext:value-type="float">
            <text:p>8,07319354902427</text:p>
          </table:table-cell>
          <table:table-cell table:style-name="ce20" table:formula="of:=ACOS([lf.I343]/[lf.$B$43])" office:value-type="float" office:value="1.1761975956657" calcext:value-type="float">
            <text:p>1,1761975956657</text:p>
          </table:table-cell>
          <table:table-cell table:style-name="ce20" table:formula="of:=ASIN([lf.F343]/[lf.H343])" office:value-type="float" office:value="0.529592038575744" calcext:value-type="float">
            <text:p>0,529592038575744</text:p>
          </table:table-cell>
          <table:table-cell table:style-name="ce20" table:formula="of:=IF(0.5*PI()+[lf.$B$9]&gt;[lf.K343];1;-1)" office:value-type="float" office:value="1" calcext:value-type="float">
            <text:p>1</text:p>
          </table:table-cell>
          <table:table-cell table:style-name="ce17" table:formula="of:=0.5*PI()-([lf.J343]*[lf.L343]+[lf.K343])" office:value-type="float" office:value="-0.134993307446546" calcext:value-type="float">
            <text:p>-0,134993307446546</text:p>
          </table:table-cell>
          <table:table-cell table:style-name="ce17" table:formula="of:=-[lf.M343]-[lf.$B$8]" office:value-type="float" office:value="-0.196619250432376" calcext:value-type="float">
            <text:p>-0,196619250432376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lf.A344]*analyze_resolution" office:value-type="float" office:value="16.95" calcext:value-type="float">
            <text:p>16,95</text:p>
          </table:table-cell>
          <table:table-cell table:style-name="ce20" table:formula="of:=-RADIANS([lf.B344])" office:value-type="float" office:value="-0.295833308213039" calcext:value-type="float">
            <text:p>-0,295833308213039</text:p>
          </table:table-cell>
          <table:table-cell table:style-name="ce20" table:formula="of:=COS([lf.$B$6])*servo_saver_arm_length*COS([lf.C344])-SIN([lf.$B$6])*servo_saver_arm_length*SIN([lf.C344])+[lf.$B$24]" office:value-type="float" office:value="358.304952547859" calcext:value-type="float">
            <text:p>358,304952547859</text:p>
          </table:table-cell>
          <table:table-cell table:style-name="ce20" table:formula="of:=COS([lf.$B$6])*servo_saver_arm_length*SIN([lf.C344])+SIN([lf.$B$6])*servo_saver_arm_length*COS([lf.C344])+[lf.$C$24]" office:value-type="float" office:value="-4.66459296271314" calcext:value-type="float">
            <text:p>-4,66459296271314</text:p>
          </table:table-cell>
          <table:table-cell table:style-name="ce20" table:formula="of:=[$lf.D344]-[$lf.$B$14]" office:value-type="float" office:value="58.3049525478587" calcext:value-type="float">
            <text:p>58,3049525478587</text:p>
          </table:table-cell>
          <table:table-cell table:style-name="ce20" table:formula="of:=[lf.E344]-[$lf.$C$14]" office:value-type="float" office:value="-99.6645929627131" calcext:value-type="float">
            <text:p>-99,6645929627131</text:p>
          </table:table-cell>
          <table:table-cell table:style-name="ce11" table:formula="of:=SQRT([lf.F344]^2+[lf.G344]^2)" office:value-type="float" office:value="115.466439202183" calcext:value-type="float">
            <text:p>115,466439202183</text:p>
          </table:table-cell>
          <table:table-cell table:style-name="ce20" table:formula="of:=([lf.H344]^2-[lf.$B$42]^2+[lf.$B$43]^2)/(2*[lf.H344])" office:value-type="float" office:value="8.09965514224949" calcext:value-type="float">
            <text:p>8,09965514224949</text:p>
          </table:table-cell>
          <table:table-cell table:style-name="ce20" table:formula="of:=ACOS([lf.I344]/[lf.$B$43])" office:value-type="float" office:value="1.17483223427791" calcext:value-type="float">
            <text:p>1,17483223427791</text:p>
          </table:table-cell>
          <table:table-cell table:style-name="ce20" table:formula="of:=ASIN([lf.F344]/[lf.H344])" office:value-type="float" office:value="0.529325783471135" calcext:value-type="float">
            <text:p>0,529325783471135</text:p>
          </table:table-cell>
          <table:table-cell table:style-name="ce20" table:formula="of:=IF(0.5*PI()+[lf.$B$9]&gt;[lf.K344];1;-1)" office:value-type="float" office:value="1" calcext:value-type="float">
            <text:p>1</text:p>
          </table:table-cell>
          <table:table-cell table:style-name="ce17" table:formula="of:=0.5*PI()-([lf.J344]*[lf.L344]+[lf.K344])" office:value-type="float" office:value="-0.133361690954146" calcext:value-type="float">
            <text:p>-0,133361690954146</text:p>
          </table:table-cell>
          <table:table-cell table:style-name="ce17" table:formula="of:=-[lf.M344]-[lf.$B$8]" office:value-type="float" office:value="-0.198250866924777" calcext:value-type="float">
            <text:p>-0,198250866924777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lf.A345]*analyze_resolution" office:value-type="float" office:value="17.1" calcext:value-type="float">
            <text:p>17,1</text:p>
          </table:table-cell>
          <table:table-cell table:style-name="ce20" table:formula="of:=-RADIANS([lf.B345])" office:value-type="float" office:value="-0.29845130209103" calcext:value-type="float">
            <text:p>-0,29845130209103</text:p>
          </table:table-cell>
          <table:table-cell table:style-name="ce20" table:formula="of:=COS([lf.$B$6])*servo_saver_arm_length*COS([lf.C345])-SIN([lf.$B$6])*servo_saver_arm_length*SIN([lf.C345])+[lf.$B$24]" office:value-type="float" office:value="358.292688236773" calcext:value-type="float">
            <text:p>358,292688236773</text:p>
          </table:table-cell>
          <table:table-cell table:style-name="ce20" table:formula="of:=COS([lf.$B$6])*servo_saver_arm_length*SIN([lf.C345])+SIN([lf.$B$6])*servo_saver_arm_length*COS([lf.C345])+[lf.$C$24]" office:value-type="float" office:value="-4.70464520371686" calcext:value-type="float">
            <text:p>-4,70464520371686</text:p>
          </table:table-cell>
          <table:table-cell table:style-name="ce20" table:formula="of:=[$lf.D345]-[$lf.$B$14]" office:value-type="float" office:value="58.2926882367733" calcext:value-type="float">
            <text:p>58,2926882367733</text:p>
          </table:table-cell>
          <table:table-cell table:style-name="ce20" table:formula="of:=[lf.E345]-[$lf.$C$14]" office:value-type="float" office:value="-99.7046452037169" calcext:value-type="float">
            <text:p>-99,7046452037169</text:p>
          </table:table-cell>
          <table:table-cell table:style-name="ce11" table:formula="of:=SQRT([lf.F345]^2+[lf.G345]^2)" office:value-type="float" office:value="115.494821429659" calcext:value-type="float">
            <text:p>115,494821429659</text:p>
          </table:table-cell>
          <table:table-cell table:style-name="ce20" table:formula="of:=([lf.H345]^2-[lf.$B$42]^2+[lf.$B$43]^2)/(2*[lf.H345])" office:value-type="float" office:value="8.12604343590832" calcext:value-type="float">
            <text:p>8,12604343590832</text:p>
          </table:table-cell>
          <table:table-cell table:style-name="ce20" table:formula="of:=ACOS([lf.I345]/[lf.$B$43])" office:value-type="float" office:value="1.17346987846265" calcext:value-type="float">
            <text:p>1,17346987846265</text:p>
          </table:table-cell>
          <table:table-cell table:style-name="ce20" table:formula="of:=ASIN([lf.F345]/[lf.H345])" office:value-type="float" office:value="0.529059015216689" calcext:value-type="float">
            <text:p>0,529059015216689</text:p>
          </table:table-cell>
          <table:table-cell table:style-name="ce20" table:formula="of:=IF(0.5*PI()+[lf.$B$9]&gt;[lf.K345];1;-1)" office:value-type="float" office:value="1" calcext:value-type="float">
            <text:p>1</text:p>
          </table:table-cell>
          <table:table-cell table:style-name="ce17" table:formula="of:=0.5*PI()-([lf.J345]*[lf.L345]+[lf.K345])" office:value-type="float" office:value="-0.131732566884446" calcext:value-type="float">
            <text:p>-0,131732566884446</text:p>
          </table:table-cell>
          <table:table-cell table:style-name="ce17" table:formula="of:=-[lf.M345]-[lf.$B$8]" office:value-type="float" office:value="-0.199879990994477" calcext:value-type="float">
            <text:p>-0,199879990994477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lf.A346]*analyze_resolution" office:value-type="float" office:value="17.25" calcext:value-type="float">
            <text:p>17,25</text:p>
          </table:table-cell>
          <table:table-cell table:style-name="ce20" table:formula="of:=-RADIANS([lf.B346])" office:value-type="float" office:value="-0.301069295969022" calcext:value-type="float">
            <text:p>-0,301069295969022</text:p>
          </table:table-cell>
          <table:table-cell table:style-name="ce20" table:formula="of:=COS([lf.$B$6])*servo_saver_arm_length*COS([lf.C346])-SIN([lf.$B$6])*servo_saver_arm_length*SIN([lf.C346])+[lf.$B$24]" office:value-type="float" office:value="358.280319111315" calcext:value-type="float">
            <text:p>358,280319111315</text:p>
          </table:table-cell>
          <table:table-cell table:style-name="ce20" table:formula="of:=COS([lf.$B$6])*servo_saver_arm_length*SIN([lf.C346])+SIN([lf.$B$6])*servo_saver_arm_length*COS([lf.C346])+[lf.$C$24]" office:value-type="float" office:value="-4.74466519960914" calcext:value-type="float">
            <text:p>-4,74466519960914</text:p>
          </table:table-cell>
          <table:table-cell table:style-name="ce20" table:formula="of:=[$lf.D346]-[$lf.$B$14]" office:value-type="float" office:value="58.280319111315" calcext:value-type="float">
            <text:p>58,280319111315</text:p>
          </table:table-cell>
          <table:table-cell table:style-name="ce20" table:formula="of:=[lf.E346]-[$lf.$C$14]" office:value-type="float" office:value="-99.7446651996092" calcext:value-type="float">
            <text:p>-99,7446651996092</text:p>
          </table:table-cell>
          <table:table-cell table:style-name="ce11" table:formula="of:=SQRT([lf.F346]^2+[lf.G346]^2)" office:value-type="float" office:value="115.523131153457" calcext:value-type="float">
            <text:p>115,523131153457</text:p>
          </table:table-cell>
          <table:table-cell table:style-name="ce20" table:formula="of:=([lf.H346]^2-[lf.$B$42]^2+[lf.$B$43]^2)/(2*[lf.H346])" office:value-type="float" office:value="8.15235834911627" calcext:value-type="float">
            <text:p>8,15235834911627</text:p>
          </table:table-cell>
          <table:table-cell table:style-name="ce20" table:formula="of:=ACOS([lf.I346]/[lf.$B$43])" office:value-type="float" office:value="1.17211053501811" calcext:value-type="float">
            <text:p>1,17211053501811</text:p>
          </table:table-cell>
          <table:table-cell table:style-name="ce20" table:formula="of:=ASIN([lf.F346]/[lf.H346])" office:value-type="float" office:value="0.528791735497582" calcext:value-type="float">
            <text:p>0,528791735497582</text:p>
          </table:table-cell>
          <table:table-cell table:style-name="ce20" table:formula="of:=IF(0.5*PI()+[lf.$B$9]&gt;[lf.K346];1;-1)" office:value-type="float" office:value="1" calcext:value-type="float">
            <text:p>1</text:p>
          </table:table-cell>
          <table:table-cell table:style-name="ce17" table:formula="of:=0.5*PI()-([lf.J346]*[lf.L346]+[lf.K346])" office:value-type="float" office:value="-0.130105943720797" calcext:value-type="float">
            <text:p>-0,130105943720797</text:p>
          </table:table-cell>
          <table:table-cell table:style-name="ce17" table:formula="of:=-[lf.M346]-[lf.$B$8]" office:value-type="float" office:value="-0.201506614158126" calcext:value-type="float">
            <text:p>-0,201506614158126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lf.A347]*analyze_resolution" office:value-type="float" office:value="17.4" calcext:value-type="float">
            <text:p>17,4</text:p>
          </table:table-cell>
          <table:table-cell table:style-name="ce20" table:formula="of:=-RADIANS([lf.B347])" office:value-type="float" office:value="-0.303687289847013" calcext:value-type="float">
            <text:p>-0,303687289847013</text:p>
          </table:table-cell>
          <table:table-cell table:style-name="ce20" table:formula="of:=COS([lf.$B$6])*servo_saver_arm_length*COS([lf.C347])-SIN([lf.$B$6])*servo_saver_arm_length*SIN([lf.C347])+[lf.$B$24]" office:value-type="float" office:value="358.26784525626" calcext:value-type="float">
            <text:p>358,26784525626</text:p>
          </table:table-cell>
          <table:table-cell table:style-name="ce20" table:formula="of:=COS([lf.$B$6])*servo_saver_arm_length*SIN([lf.C347])+SIN([lf.$B$6])*servo_saver_arm_length*COS([lf.C347])+[lf.$C$24]" office:value-type="float" office:value="-4.78465267609738" calcext:value-type="float">
            <text:p>-4,78465267609738</text:p>
          </table:table-cell>
          <table:table-cell table:style-name="ce20" table:formula="of:=[$lf.D347]-[$lf.$B$14]" office:value-type="float" office:value="58.2678452562604" calcext:value-type="float">
            <text:p>58,2678452562604</text:p>
          </table:table-cell>
          <table:table-cell table:style-name="ce20" table:formula="of:=[lf.E347]-[$lf.$C$14]" office:value-type="float" office:value="-99.7846526760974" calcext:value-type="float">
            <text:p>-99,7846526760974</text:p>
          </table:table-cell>
          <table:table-cell table:style-name="ce11" table:formula="of:=SQRT([lf.F347]^2+[lf.G347]^2)" office:value-type="float" office:value="115.551368232907" calcext:value-type="float">
            <text:p>115,551368232907</text:p>
          </table:table-cell>
          <table:table-cell table:style-name="ce20" table:formula="of:=([lf.H347]^2-[lf.$B$42]^2+[lf.$B$43]^2)/(2*[lf.H347])" office:value-type="float" office:value="8.17859980133789" calcext:value-type="float">
            <text:p>8,17859980133789</text:p>
          </table:table-cell>
          <table:table-cell table:style-name="ce20" table:formula="of:=ACOS([lf.I347]/[lf.$B$43])" office:value-type="float" office:value="1.17075421076347" calcext:value-type="float">
            <text:p>1,17075421076347</text:p>
          </table:table-cell>
          <table:table-cell table:style-name="ce20" table:formula="of:=ASIN([lf.F347]/[lf.H347])" office:value-type="float" office:value="0.528523945998271" calcext:value-type="float">
            <text:p>0,528523945998271</text:p>
          </table:table-cell>
          <table:table-cell table:style-name="ce20" table:formula="of:=IF(0.5*PI()+[lf.$B$9]&gt;[lf.K347];1;-1)" office:value-type="float" office:value="1" calcext:value-type="float">
            <text:p>1</text:p>
          </table:table-cell>
          <table:table-cell table:style-name="ce17" table:formula="of:=0.5*PI()-([lf.J347]*[lf.L347]+[lf.K347])" office:value-type="float" office:value="-0.128481829966843" calcext:value-type="float">
            <text:p>-0,128481829966843</text:p>
          </table:table-cell>
          <table:table-cell table:style-name="ce17" table:formula="of:=-[lf.M347]-[lf.$B$8]" office:value-type="float" office:value="-0.20313072791208" calcext:value-type="float">
            <text:p>-0,20313072791208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lf.A348]*analyze_resolution" office:value-type="float" office:value="17.55" calcext:value-type="float">
            <text:p>17,55</text:p>
          </table:table-cell>
          <table:table-cell table:style-name="ce20" table:formula="of:=-RADIANS([lf.B348])" office:value-type="float" office:value="-0.306305283725005" calcext:value-type="float">
            <text:p>-0,306305283725005</text:p>
          </table:table-cell>
          <table:table-cell table:style-name="ce20" table:formula="of:=COS([lf.$B$6])*servo_saver_arm_length*COS([lf.C348])-SIN([lf.$B$6])*servo_saver_arm_length*SIN([lf.C348])+[lf.$B$24]" office:value-type="float" office:value="358.255266757104" calcext:value-type="float">
            <text:p>358,255266757104</text:p>
          </table:table-cell>
          <table:table-cell table:style-name="ce20" table:formula="of:=COS([lf.$B$6])*servo_saver_arm_length*SIN([lf.C348])+SIN([lf.$B$6])*servo_saver_arm_length*COS([lf.C348])+[lf.$C$24]" office:value-type="float" office:value="-4.82460735911193" calcext:value-type="float">
            <text:p>-4,82460735911193</text:p>
          </table:table-cell>
          <table:table-cell table:style-name="ce20" table:formula="of:=[$lf.D348]-[$lf.$B$14]" office:value-type="float" office:value="58.255266757104" calcext:value-type="float">
            <text:p>58,255266757104</text:p>
          </table:table-cell>
          <table:table-cell table:style-name="ce20" table:formula="of:=[lf.E348]-[$lf.$C$14]" office:value-type="float" office:value="-99.8246073591119" calcext:value-type="float">
            <text:p>-99,8246073591119</text:p>
          </table:table-cell>
          <table:table-cell table:style-name="ce11" table:formula="of:=SQRT([lf.F348]^2+[lf.G348]^2)" office:value-type="float" office:value="115.579532527789" calcext:value-type="float">
            <text:p>115,579532527789</text:p>
          </table:table-cell>
          <table:table-cell table:style-name="ce20" table:formula="of:=([lf.H348]^2-[lf.$B$42]^2+[lf.$B$43]^2)/(2*[lf.H348])" office:value-type="float" office:value="8.20476771238568" calcext:value-type="float">
            <text:p>8,20476771238568</text:p>
          </table:table-cell>
          <table:table-cell table:style-name="ce20" table:formula="of:=ACOS([lf.I348]/[lf.$B$43])" office:value-type="float" office:value="1.16940091253887" calcext:value-type="float">
            <text:p>1,16940091253887</text:p>
          </table:table-cell>
          <table:table-cell table:style-name="ce20" table:formula="of:=ASIN([lf.F348]/[lf.H348])" office:value-type="float" office:value="0.528255648402497" calcext:value-type="float">
            <text:p>0,528255648402497</text:p>
          </table:table-cell>
          <table:table-cell table:style-name="ce20" table:formula="of:=IF(0.5*PI()+[lf.$B$9]&gt;[lf.K348];1;-1)" office:value-type="float" office:value="1" calcext:value-type="float">
            <text:p>1</text:p>
          </table:table-cell>
          <table:table-cell table:style-name="ce17" table:formula="of:=0.5*PI()-([lf.J348]*[lf.L348]+[lf.K348])" office:value-type="float" office:value="-0.126860234146472" calcext:value-type="float">
            <text:p>-0,126860234146472</text:p>
          </table:table-cell>
          <table:table-cell table:style-name="ce17" table:formula="of:=-[lf.M348]-[lf.$B$8]" office:value-type="float" office:value="-0.204752323732451" calcext:value-type="float">
            <text:p>-0,204752323732451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lf.A349]*analyze_resolution" office:value-type="float" office:value="17.7" calcext:value-type="float">
            <text:p>17,7</text:p>
          </table:table-cell>
          <table:table-cell table:style-name="ce20" table:formula="of:=-RADIANS([lf.B349])" office:value-type="float" office:value="-0.308923277602996" calcext:value-type="float">
            <text:p>-0,308923277602996</text:p>
          </table:table-cell>
          <table:table-cell table:style-name="ce20" table:formula="of:=COS([lf.$B$6])*servo_saver_arm_length*COS([lf.C349])-SIN([lf.$B$6])*servo_saver_arm_length*SIN([lf.C349])+[lf.$B$24]" office:value-type="float" office:value="358.242583700057" calcext:value-type="float">
            <text:p>358,242583700057</text:p>
          </table:table-cell>
          <table:table-cell table:style-name="ce20" table:formula="of:=COS([lf.$B$6])*servo_saver_arm_length*SIN([lf.C349])+SIN([lf.$B$6])*servo_saver_arm_length*COS([lf.C349])+[lf.$C$24]" office:value-type="float" office:value="-4.86452897480784" calcext:value-type="float">
            <text:p>-4,86452897480784</text:p>
          </table:table-cell>
          <table:table-cell table:style-name="ce20" table:formula="of:=[$lf.D349]-[$lf.$B$14]" office:value-type="float" office:value="58.2425837000574" calcext:value-type="float">
            <text:p>58,2425837000574</text:p>
          </table:table-cell>
          <table:table-cell table:style-name="ce20" table:formula="of:=[lf.E349]-[$lf.$C$14]" office:value-type="float" office:value="-99.8645289748079" calcext:value-type="float">
            <text:p>-99,8645289748079</text:p>
          </table:table-cell>
          <table:table-cell table:style-name="ce11" table:formula="of:=SQRT([lf.F349]^2+[lf.G349]^2)" office:value-type="float" office:value="115.607623898333" calcext:value-type="float">
            <text:p>115,607623898333</text:p>
          </table:table-cell>
          <table:table-cell table:style-name="ce20" table:formula="of:=([lf.H349]^2-[lf.$B$42]^2+[lf.$B$43]^2)/(2*[lf.H349])" office:value-type="float" office:value="8.230862002419" calcext:value-type="float">
            <text:p>8,230862002419</text:p>
          </table:table-cell>
          <table:table-cell table:style-name="ce20" table:formula="of:=ACOS([lf.I349]/[lf.$B$43])" office:value-type="float" office:value="1.16805064720537" calcext:value-type="float">
            <text:p>1,16805064720537</text:p>
          </table:table-cell>
          <table:table-cell table:style-name="ce20" table:formula="of:=ASIN([lf.F349]/[lf.H349])" office:value-type="float" office:value="0.527986844393277" calcext:value-type="float">
            <text:p>0,527986844393277</text:p>
          </table:table-cell>
          <table:table-cell table:style-name="ce20" table:formula="of:=IF(0.5*PI()+[lf.$B$9]&gt;[lf.K349];1;-1)" office:value-type="float" office:value="1" calcext:value-type="float">
            <text:p>1</text:p>
          </table:table-cell>
          <table:table-cell table:style-name="ce17" table:formula="of:=0.5*PI()-([lf.J349]*[lf.L349]+[lf.K349])" office:value-type="float" office:value="-0.125241164803746" calcext:value-type="float">
            <text:p>-0,125241164803746</text:p>
          </table:table-cell>
          <table:table-cell table:style-name="ce17" table:formula="of:=-[lf.M349]-[lf.$B$8]" office:value-type="float" office:value="-0.206371393075176" calcext:value-type="float">
            <text:p>-0,206371393075176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lf.A350]*analyze_resolution" office:value-type="float" office:value="17.85" calcext:value-type="float">
            <text:p>17,85</text:p>
          </table:table-cell>
          <table:table-cell table:style-name="ce20" table:formula="of:=-RADIANS([lf.B350])" office:value-type="float" office:value="-0.311541271480988" calcext:value-type="float">
            <text:p>-0,311541271480988</text:p>
          </table:table-cell>
          <table:table-cell table:style-name="ce20" table:formula="of:=COS([lf.$B$6])*servo_saver_arm_length*COS([lf.C350])-SIN([lf.$B$6])*servo_saver_arm_length*SIN([lf.C350])+[lf.$B$24]" office:value-type="float" office:value="358.229796172049" calcext:value-type="float">
            <text:p>358,229796172049</text:p>
          </table:table-cell>
          <table:table-cell table:style-name="ce20" table:formula="of:=COS([lf.$B$6])*servo_saver_arm_length*SIN([lf.C350])+SIN([lf.$B$6])*servo_saver_arm_length*COS([lf.C350])+[lf.$C$24]" office:value-type="float" office:value="-4.90441724956685" calcext:value-type="float">
            <text:p>-4,90441724956685</text:p>
          </table:table-cell>
          <table:table-cell table:style-name="ce20" table:formula="of:=[$lf.D350]-[$lf.$B$14]" office:value-type="float" office:value="58.2297961720487" calcext:value-type="float">
            <text:p>58,2297961720487</text:p>
          </table:table-cell>
          <table:table-cell table:style-name="ce20" table:formula="of:=[lf.E350]-[$lf.$C$14]" office:value-type="float" office:value="-99.9044172495669" calcext:value-type="float">
            <text:p>-99,9044172495669</text:p>
          </table:table-cell>
          <table:table-cell table:style-name="ce11" table:formula="of:=SQRT([lf.F350]^2+[lf.G350]^2)" office:value-type="float" office:value="115.635642205221" calcext:value-type="float">
            <text:p>115,635642205221</text:p>
          </table:table-cell>
          <table:table-cell table:style-name="ce20" table:formula="of:=([lf.H350]^2-[lf.$B$42]^2+[lf.$B$43]^2)/(2*[lf.H350])" office:value-type="float" office:value="8.25688259194327" calcext:value-type="float">
            <text:p>8,25688259194327</text:p>
          </table:table-cell>
          <table:table-cell table:style-name="ce20" table:formula="of:=ACOS([lf.I350]/[lf.$B$43])" office:value-type="float" office:value="1.16670342164482" calcext:value-type="float">
            <text:p>1,16670342164482</text:p>
          </table:table-cell>
          <table:table-cell table:style-name="ce20" table:formula="of:=ASIN([lf.F350]/[lf.H350])" office:value-type="float" office:value="0.527717535652905" calcext:value-type="float">
            <text:p>0,527717535652905</text:p>
          </table:table-cell>
          <table:table-cell table:style-name="ce20" table:formula="of:=IF(0.5*PI()+[lf.$B$9]&gt;[lf.K350];1;-1)" office:value-type="float" office:value="1" calcext:value-type="float">
            <text:p>1</text:p>
          </table:table-cell>
          <table:table-cell table:style-name="ce17" table:formula="of:=0.5*PI()-([lf.J350]*[lf.L350]+[lf.K350])" office:value-type="float" office:value="-0.123624630502832" calcext:value-type="float">
            <text:p>-0,123624630502832</text:p>
          </table:table-cell>
          <table:table-cell table:style-name="ce17" table:formula="of:=-[lf.M350]-[lf.$B$8]" office:value-type="float" office:value="-0.20798792737609" calcext:value-type="float">
            <text:p>-0,20798792737609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lf.A351]*analyze_resolution" office:value-type="float" office:value="18" calcext:value-type="float">
            <text:p>18</text:p>
          </table:table-cell>
          <table:table-cell table:style-name="ce20" table:formula="of:=-RADIANS([lf.B351])" office:value-type="float" office:value="-0.314159265358979" calcext:value-type="float">
            <text:p>-0,314159265358979</text:p>
          </table:table-cell>
          <table:table-cell table:style-name="ce20" table:formula="of:=COS([lf.$B$6])*servo_saver_arm_length*COS([lf.C351])-SIN([lf.$B$6])*servo_saver_arm_length*SIN([lf.C351])+[lf.$B$24]" office:value-type="float" office:value="358.216904260722" calcext:value-type="float">
            <text:p>358,216904260722</text:p>
          </table:table-cell>
          <table:table-cell table:style-name="ce20" table:formula="of:=COS([lf.$B$6])*servo_saver_arm_length*SIN([lf.C351])+SIN([lf.$B$6])*servo_saver_arm_length*COS([lf.C351])+[lf.$C$24]" office:value-type="float" office:value="-4.94427190999916" calcext:value-type="float">
            <text:p>-4,94427190999916</text:p>
          </table:table-cell>
          <table:table-cell table:style-name="ce20" table:formula="of:=[$lf.D351]-[$lf.$B$14]" office:value-type="float" office:value="58.2169042607225" calcext:value-type="float">
            <text:p>58,2169042607225</text:p>
          </table:table-cell>
          <table:table-cell table:style-name="ce20" table:formula="of:=[lf.E351]-[$lf.$C$14]" office:value-type="float" office:value="-99.9442719099992" calcext:value-type="float">
            <text:p>-99,9442719099992</text:p>
          </table:table-cell>
          <table:table-cell table:style-name="ce11" table:formula="of:=SQRT([lf.F351]^2+[lf.G351]^2)" office:value-type="float" office:value="115.663587309585" calcext:value-type="float">
            <text:p>115,663587309585</text:p>
          </table:table-cell>
          <table:table-cell table:style-name="ce20" table:formula="of:=([lf.H351]^2-[lf.$B$42]^2+[lf.$B$43]^2)/(2*[lf.H351])" office:value-type="float" office:value="8.28282940180882" calcext:value-type="float">
            <text:p>8,28282940180882</text:p>
          </table:table-cell>
          <table:table-cell table:style-name="ce20" table:formula="of:=ACOS([lf.I351]/[lf.$B$43])" office:value-type="float" office:value="1.16535924275988" calcext:value-type="float">
            <text:p>1,16535924275988</text:p>
          </table:table-cell>
          <table:table-cell table:style-name="ce20" table:formula="of:=ASIN([lf.F351]/[lf.H351])" office:value-type="float" office:value="0.527447723862953" calcext:value-type="float">
            <text:p>0,527447723862953</text:p>
          </table:table-cell>
          <table:table-cell table:style-name="ce20" table:formula="of:=IF(0.5*PI()+[lf.$B$9]&gt;[lf.K351];1;-1)" office:value-type="float" office:value="1" calcext:value-type="float">
            <text:p>1</text:p>
          </table:table-cell>
          <table:table-cell table:style-name="ce17" table:formula="of:=0.5*PI()-([lf.J351]*[lf.L351]+[lf.K351])" office:value-type="float" office:value="-0.122010639827936" calcext:value-type="float">
            <text:p>-0,122010639827936</text:p>
          </table:table-cell>
          <table:table-cell table:style-name="ce17" table:formula="of:=-[lf.M351]-[lf.$B$8]" office:value-type="float" office:value="-0.209601918050987" calcext:value-type="float">
            <text:p>-0,209601918050987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lf.A352]*analyze_resolution" office:value-type="float" office:value="18.15" calcext:value-type="float">
            <text:p>18,15</text:p>
          </table:table-cell>
          <table:table-cell table:style-name="ce20" table:formula="of:=-RADIANS([lf.B352])" office:value-type="float" office:value="-0.316777259236971" calcext:value-type="float">
            <text:p>-0,316777259236971</text:p>
          </table:table-cell>
          <table:table-cell table:style-name="ce20" table:formula="of:=COS([lf.$B$6])*servo_saver_arm_length*COS([lf.C352])-SIN([lf.$B$6])*servo_saver_arm_length*SIN([lf.C352])+[lf.$B$24]" office:value-type="float" office:value="358.203908054438" calcext:value-type="float">
            <text:p>358,203908054438</text:p>
          </table:table-cell>
          <table:table-cell table:style-name="ce20" table:formula="of:=COS([lf.$B$6])*servo_saver_arm_length*SIN([lf.C352])+SIN([lf.$B$6])*servo_saver_arm_length*COS([lf.C352])+[lf.$C$24]" office:value-type="float" office:value="-4.98409268294541" calcext:value-type="float">
            <text:p>-4,98409268294541</text:p>
          </table:table-cell>
          <table:table-cell table:style-name="ce20" table:formula="of:=[$lf.D352]-[$lf.$B$14]" office:value-type="float" office:value="58.2039080544382" calcext:value-type="float">
            <text:p>58,2039080544382</text:p>
          </table:table-cell>
          <table:table-cell table:style-name="ce20" table:formula="of:=[lf.E352]-[$lf.$C$14]" office:value-type="float" office:value="-99.9840926829454" calcext:value-type="float">
            <text:p>-99,9840926829454</text:p>
          </table:table-cell>
          <table:table-cell table:style-name="ce11" table:formula="of:=SQRT([lf.F352]^2+[lf.G352]^2)" office:value-type="float" office:value="115.691459073007" calcext:value-type="float">
            <text:p>115,691459073007</text:p>
          </table:table-cell>
          <table:table-cell table:style-name="ce20" table:formula="of:=([lf.H352]^2-[lf.$B$42]^2+[lf.$B$43]^2)/(2*[lf.H352])" office:value-type="float" office:value="8.30870235320989" calcext:value-type="float">
            <text:p>8,30870235320989</text:p>
          </table:table-cell>
          <table:table-cell table:style-name="ce20" table:formula="of:=ACOS([lf.I352]/[lf.$B$43])" office:value-type="float" office:value="1.16401811747387" calcext:value-type="float">
            <text:p>1,16401811747387</text:p>
          </table:table-cell>
          <table:table-cell table:style-name="ce20" table:formula="of:=ASIN([lf.F352]/[lf.H352])" office:value-type="float" office:value="0.527177410704261" calcext:value-type="float">
            <text:p>0,527177410704261</text:p>
          </table:table-cell>
          <table:table-cell table:style-name="ce20" table:formula="of:=IF(0.5*PI()+[lf.$B$9]&gt;[lf.K352];1;-1)" office:value-type="float" office:value="1" calcext:value-type="float">
            <text:p>1</text:p>
          </table:table-cell>
          <table:table-cell table:style-name="ce17" table:formula="of:=0.5*PI()-([lf.J352]*[lf.L352]+[lf.K352])" office:value-type="float" office:value="-0.120399201383236" calcext:value-type="float">
            <text:p>-0,120399201383236</text:p>
          </table:table-cell>
          <table:table-cell table:style-name="ce17" table:formula="of:=-[lf.M352]-[lf.$B$8]" office:value-type="float" office:value="-0.211213356495687" calcext:value-type="float">
            <text:p>-0,211213356495687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lf.A353]*analyze_resolution" office:value-type="float" office:value="18.3" calcext:value-type="float">
            <text:p>18,3</text:p>
          </table:table-cell>
          <table:table-cell table:style-name="ce20" table:formula="of:=-RADIANS([lf.B353])" office:value-type="float" office:value="-0.319395253114962" calcext:value-type="float">
            <text:p>-0,319395253114962</text:p>
          </table:table-cell>
          <table:table-cell table:style-name="ce20" table:formula="of:=COS([lf.$B$6])*servo_saver_arm_length*COS([lf.C353])-SIN([lf.$B$6])*servo_saver_arm_length*SIN([lf.C353])+[lf.$B$24]" office:value-type="float" office:value="358.19080764227" calcext:value-type="float">
            <text:p>358,19080764227</text:p>
          </table:table-cell>
          <table:table-cell table:style-name="ce20" table:formula="of:=COS([lf.$B$6])*servo_saver_arm_length*SIN([lf.C353])+SIN([lf.$B$6])*servo_saver_arm_length*COS([lf.C353])+[lf.$C$24]" office:value-type="float" office:value="-5.02387929547847" calcext:value-type="float">
            <text:p>-5,02387929547847</text:p>
          </table:table-cell>
          <table:table-cell table:style-name="ce20" table:formula="of:=[$lf.D353]-[$lf.$B$14]" office:value-type="float" office:value="58.1908076422704" calcext:value-type="float">
            <text:p>58,1908076422704</text:p>
          </table:table-cell>
          <table:table-cell table:style-name="ce20" table:formula="of:=[lf.E353]-[$lf.$C$14]" office:value-type="float" office:value="-100.023879295479" calcext:value-type="float">
            <text:p>-100,023879295479</text:p>
          </table:table-cell>
          <table:table-cell table:style-name="ce11" table:formula="of:=SQRT([lf.F353]^2+[lf.G353]^2)" office:value-type="float" office:value="115.719257357521" calcext:value-type="float">
            <text:p>115,719257357521</text:p>
          </table:table-cell>
          <table:table-cell table:style-name="ce20" table:formula="of:=([lf.H353]^2-[lf.$B$42]^2+[lf.$B$43]^2)/(2*[lf.H353])" office:value-type="float" office:value="8.33450136768378" calcext:value-type="float">
            <text:p>8,33450136768378</text:p>
          </table:table-cell>
          <table:table-cell table:style-name="ce20" table:formula="of:=ACOS([lf.I353]/[lf.$B$43])" office:value-type="float" office:value="1.16268005273076" calcext:value-type="float">
            <text:p>1,16268005273076</text:p>
          </table:table-cell>
          <table:table-cell table:style-name="ce20" table:formula="of:=ASIN([lf.F353]/[lf.H353])" office:value-type="float" office:value="0.526906597856944" calcext:value-type="float">
            <text:p>0,526906597856944</text:p>
          </table:table-cell>
          <table:table-cell table:style-name="ce20" table:formula="of:=IF(0.5*PI()+[lf.$B$9]&gt;[lf.K353];1;-1)" office:value-type="float" office:value="1" calcext:value-type="float">
            <text:p>1</text:p>
          </table:table-cell>
          <table:table-cell table:style-name="ce17" table:formula="of:=0.5*PI()-([lf.J353]*[lf.L353]+[lf.K353])" office:value-type="float" office:value="-0.118790323792806" calcext:value-type="float">
            <text:p>-0,118790323792806</text:p>
          </table:table-cell>
          <table:table-cell table:style-name="ce17" table:formula="of:=-[lf.M353]-[lf.$B$8]" office:value-type="float" office:value="-0.212822234086116" calcext:value-type="float">
            <text:p>-0,212822234086116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lf.A354]*analyze_resolution" office:value-type="float" office:value="18.45" calcext:value-type="float">
            <text:p>18,45</text:p>
          </table:table-cell>
          <table:table-cell table:style-name="ce20" table:formula="of:=-RADIANS([lf.B354])" office:value-type="float" office:value="-0.322013246992954" calcext:value-type="float">
            <text:p>-0,322013246992954</text:p>
          </table:table-cell>
          <table:table-cell table:style-name="ce20" table:formula="of:=COS([lf.$B$6])*servo_saver_arm_length*COS([lf.C354])-SIN([lf.$B$6])*servo_saver_arm_length*SIN([lf.C354])+[lf.$B$24]" office:value-type="float" office:value="358.177603114008" calcext:value-type="float">
            <text:p>358,177603114008</text:p>
          </table:table-cell>
          <table:table-cell table:style-name="ce20" table:formula="of:=COS([lf.$B$6])*servo_saver_arm_length*SIN([lf.C354])+SIN([lf.$B$6])*servo_saver_arm_length*COS([lf.C354])+[lf.$C$24]" office:value-type="float" office:value="-5.06363147490538" calcext:value-type="float">
            <text:p>-5,06363147490538</text:p>
          </table:table-cell>
          <table:table-cell table:style-name="ce20" table:formula="of:=[$lf.D354]-[$lf.$B$14]" office:value-type="float" office:value="58.1776031140081" calcext:value-type="float">
            <text:p>58,1776031140081</text:p>
          </table:table-cell>
          <table:table-cell table:style-name="ce20" table:formula="of:=[lf.E354]-[$lf.$C$14]" office:value-type="float" office:value="-100.063631474905" calcext:value-type="float">
            <text:p>-100,063631474905</text:p>
          </table:table-cell>
          <table:table-cell table:style-name="ce11" table:formula="of:=SQRT([lf.F354]^2+[lf.G354]^2)" office:value-type="float" office:value="115.746982025609" calcext:value-type="float">
            <text:p>115,746982025609</text:p>
          </table:table-cell>
          <table:table-cell table:style-name="ce20" table:formula="of:=([lf.H354]^2-[lf.$B$42]^2+[lf.$B$43]^2)/(2*[lf.H354])" office:value-type="float" office:value="8.36022636710981" calcext:value-type="float">
            <text:p>8,36022636710981</text:p>
          </table:table-cell>
          <table:table-cell table:style-name="ce20" table:formula="of:=ACOS([lf.I354]/[lf.$B$43])" office:value-type="float" office:value="1.16134505549505" calcext:value-type="float">
            <text:p>1,16134505549505</text:p>
          </table:table-cell>
          <table:table-cell table:style-name="ce20" table:formula="of:=ASIN([lf.F354]/[lf.H354])" office:value-type="float" office:value="0.526635287000386" calcext:value-type="float">
            <text:p>0,526635287000386</text:p>
          </table:table-cell>
          <table:table-cell table:style-name="ce20" table:formula="of:=IF(0.5*PI()+[lf.$B$9]&gt;[lf.K354];1;-1)" office:value-type="float" office:value="1" calcext:value-type="float">
            <text:p>1</text:p>
          </table:table-cell>
          <table:table-cell table:style-name="ce17" table:formula="of:=0.5*PI()-([lf.J354]*[lf.L354]+[lf.K354])" office:value-type="float" office:value="-0.117184015700542" calcext:value-type="float">
            <text:p>-0,117184015700542</text:p>
          </table:table-cell>
          <table:table-cell table:style-name="ce17" table:formula="of:=-[lf.M354]-[lf.$B$8]" office:value-type="float" office:value="-0.21442854217838" calcext:value-type="float">
            <text:p>-0,21442854217838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lf.A355]*analyze_resolution" office:value-type="float" office:value="18.6" calcext:value-type="float">
            <text:p>18,6</text:p>
          </table:table-cell>
          <table:table-cell table:style-name="ce20" table:formula="of:=-RADIANS([lf.B355])" office:value-type="float" office:value="-0.324631240870945" calcext:value-type="float">
            <text:p>-0,324631240870945</text:p>
          </table:table-cell>
          <table:table-cell table:style-name="ce20" table:formula="of:=COS([lf.$B$6])*servo_saver_arm_length*COS([lf.C355])-SIN([lf.$B$6])*servo_saver_arm_length*SIN([lf.C355])+[lf.$B$24]" office:value-type="float" office:value="358.164294560153" calcext:value-type="float">
            <text:p>358,164294560153</text:p>
          </table:table-cell>
          <table:table-cell table:style-name="ce20" table:formula="of:=COS([lf.$B$6])*servo_saver_arm_length*SIN([lf.C355])+SIN([lf.$B$6])*servo_saver_arm_length*COS([lf.C355])+[lf.$C$24]" office:value-type="float" office:value="-5.10334894876912" calcext:value-type="float">
            <text:p>-5,10334894876912</text:p>
          </table:table-cell>
          <table:table-cell table:style-name="ce20" table:formula="of:=[$lf.D355]-[$lf.$B$14]" office:value-type="float" office:value="58.1642945601534" calcext:value-type="float">
            <text:p>58,1642945601534</text:p>
          </table:table-cell>
          <table:table-cell table:style-name="ce20" table:formula="of:=[lf.E355]-[$lf.$C$14]" office:value-type="float" office:value="-100.103348948769" calcext:value-type="float">
            <text:p>-100,103348948769</text:p>
          </table:table-cell>
          <table:table-cell table:style-name="ce11" table:formula="of:=SQRT([lf.F355]^2+[lf.G355]^2)" office:value-type="float" office:value="115.774632940206" calcext:value-type="float">
            <text:p>115,774632940206</text:p>
          </table:table-cell>
          <table:table-cell table:style-name="ce20" table:formula="of:=([lf.H355]^2-[lf.$B$42]^2+[lf.$B$43]^2)/(2*[lf.H355])" office:value-type="float" office:value="8.38587727370828" calcext:value-type="float">
            <text:p>8,38587727370828</text:p>
          </table:table-cell>
          <table:table-cell table:style-name="ce20" table:formula="of:=ACOS([lf.I355]/[lf.$B$43])" office:value-type="float" office:value="1.16001313275175" calcext:value-type="float">
            <text:p>1,16001313275175</text:p>
          </table:table-cell>
          <table:table-cell table:style-name="ce20" table:formula="of:=ASIN([lf.F355]/[lf.H355])" office:value-type="float" office:value="0.526363479813235" calcext:value-type="float">
            <text:p>0,526363479813235</text:p>
          </table:table-cell>
          <table:table-cell table:style-name="ce20" table:formula="of:=IF(0.5*PI()+[lf.$B$9]&gt;[lf.K355];1;-1)" office:value-type="float" office:value="1" calcext:value-type="float">
            <text:p>1</text:p>
          </table:table-cell>
          <table:table-cell table:style-name="ce17" table:formula="of:=0.5*PI()-([lf.J355]*[lf.L355]+[lf.K355])" office:value-type="float" office:value="-0.115580285770091" calcext:value-type="float">
            <text:p>-0,115580285770091</text:p>
          </table:table-cell>
          <table:table-cell table:style-name="ce17" table:formula="of:=-[lf.M355]-[lf.$B$8]" office:value-type="float" office:value="-0.216032272108832" calcext:value-type="float">
            <text:p>-0,216032272108832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lf.A356]*analyze_resolution" office:value-type="float" office:value="18.75" calcext:value-type="float">
            <text:p>18,75</text:p>
          </table:table-cell>
          <table:table-cell table:style-name="ce20" table:formula="of:=-RADIANS([lf.B356])" office:value-type="float" office:value="-0.327249234748937" calcext:value-type="float">
            <text:p>-0,327249234748937</text:p>
          </table:table-cell>
          <table:table-cell table:style-name="ce20" table:formula="of:=COS([lf.$B$6])*servo_saver_arm_length*COS([lf.C356])-SIN([lf.$B$6])*servo_saver_arm_length*SIN([lf.C356])+[lf.$B$24]" office:value-type="float" office:value="358.150882071922" calcext:value-type="float">
            <text:p>358,150882071922</text:p>
          </table:table-cell>
          <table:table-cell table:style-name="ce20" table:formula="of:=COS([lf.$B$6])*servo_saver_arm_length*SIN([lf.C356])+SIN([lf.$B$6])*servo_saver_arm_length*COS([lf.C356])+[lf.$C$24]" office:value-type="float" office:value="-5.14303144485059" calcext:value-type="float">
            <text:p>-5,14303144485059</text:p>
          </table:table-cell>
          <table:table-cell table:style-name="ce20" table:formula="of:=[$lf.D356]-[$lf.$B$14]" office:value-type="float" office:value="58.1508820719217" calcext:value-type="float">
            <text:p>58,1508820719217</text:p>
          </table:table-cell>
          <table:table-cell table:style-name="ce20" table:formula="of:=[lf.E356]-[$lf.$C$14]" office:value-type="float" office:value="-100.143031444851" calcext:value-type="float">
            <text:p>-100,143031444851</text:p>
          </table:table-cell>
          <table:table-cell table:style-name="ce11" table:formula="of:=SQRT([lf.F356]^2+[lf.G356]^2)" office:value-type="float" office:value="115.802209964693" calcext:value-type="float">
            <text:p>115,802209964693</text:p>
          </table:table-cell>
          <table:table-cell table:style-name="ce20" table:formula="of:=([lf.H356]^2-[lf.$B$42]^2+[lf.$B$43]^2)/(2*[lf.H356])" office:value-type="float" office:value="8.41145401003958" calcext:value-type="float">
            <text:p>8,41145401003958</text:p>
          </table:table-cell>
          <table:table-cell table:style-name="ce20" table:formula="of:=ACOS([lf.I356]/[lf.$B$43])" office:value-type="float" office:value="1.15868429150626" calcext:value-type="float">
            <text:p>1,15868429150626</text:p>
          </table:table-cell>
          <table:table-cell table:style-name="ce20" table:formula="of:=ASIN([lf.F356]/[lf.H356])" office:value-type="float" office:value="0.526091177973409" calcext:value-type="float">
            <text:p>0,526091177973409</text:p>
          </table:table-cell>
          <table:table-cell table:style-name="ce20" table:formula="of:=IF(0.5*PI()+[lf.$B$9]&gt;[lf.K356];1;-1)" office:value-type="float" office:value="1" calcext:value-type="float">
            <text:p>1</text:p>
          </table:table-cell>
          <table:table-cell table:style-name="ce17" table:formula="of:=0.5*PI()-([lf.J356]*[lf.L356]+[lf.K356])" office:value-type="float" office:value="-0.113979142684769" calcext:value-type="float">
            <text:p>-0,113979142684769</text:p>
          </table:table-cell>
          <table:table-cell table:style-name="ce17" table:formula="of:=-[lf.M356]-[lf.$B$8]" office:value-type="float" office:value="-0.217633415194154" calcext:value-type="float">
            <text:p>-0,217633415194154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lf.A357]*analyze_resolution" office:value-type="float" office:value="18.9" calcext:value-type="float">
            <text:p>18,9</text:p>
          </table:table-cell>
          <table:table-cell table:style-name="ce20" table:formula="of:=-RADIANS([lf.B357])" office:value-type="float" office:value="-0.329867228626928" calcext:value-type="float">
            <text:p>-0,329867228626928</text:p>
          </table:table-cell>
          <table:table-cell table:style-name="ce20" table:formula="of:=COS([lf.$B$6])*servo_saver_arm_length*COS([lf.C357])-SIN([lf.$B$6])*servo_saver_arm_length*SIN([lf.C357])+[lf.$B$24]" office:value-type="float" office:value="358.137365741241" calcext:value-type="float">
            <text:p>358,137365741241</text:p>
          </table:table-cell>
          <table:table-cell table:style-name="ce20" table:formula="of:=COS([lf.$B$6])*servo_saver_arm_length*SIN([lf.C357])+SIN([lf.$B$6])*servo_saver_arm_length*COS([lf.C357])+[lf.$C$24]" office:value-type="float" office:value="-5.18267869117039" calcext:value-type="float">
            <text:p>-5,18267869117039</text:p>
          </table:table-cell>
          <table:table-cell table:style-name="ce20" table:formula="of:=[$lf.D357]-[$lf.$B$14]" office:value-type="float" office:value="58.1373657412407" calcext:value-type="float">
            <text:p>58,1373657412407</text:p>
          </table:table-cell>
          <table:table-cell table:style-name="ce20" table:formula="of:=[lf.E357]-[$lf.$C$14]" office:value-type="float" office:value="-100.18267869117" calcext:value-type="float">
            <text:p>-100,18267869117</text:p>
          </table:table-cell>
          <table:table-cell table:style-name="ce11" table:formula="of:=SQRT([lf.F357]^2+[lf.G357]^2)" office:value-type="float" office:value="115.829712962906" calcext:value-type="float">
            <text:p>115,829712962906</text:p>
          </table:table-cell>
          <table:table-cell table:style-name="ce20" table:formula="of:=([lf.H357]^2-[lf.$B$42]^2+[lf.$B$43]^2)/(2*[lf.H357])" office:value-type="float" office:value="8.43695649900322" calcext:value-type="float">
            <text:p>8,43695649900322</text:p>
          </table:table-cell>
          <table:table-cell table:style-name="ce20" table:formula="of:=ACOS([lf.I357]/[lf.$B$43])" office:value-type="float" office:value="1.15735853878429" calcext:value-type="float">
            <text:p>1,15735853878429</text:p>
          </table:table-cell>
          <table:table-cell table:style-name="ce20" table:formula="of:=ASIN([lf.F357]/[lf.H357])" office:value-type="float" office:value="0.525818383158089" calcext:value-type="float">
            <text:p>0,525818383158089</text:p>
          </table:table-cell>
          <table:table-cell table:style-name="ce20" table:formula="of:=IF(0.5*PI()+[lf.$B$9]&gt;[lf.K357];1;-1)" office:value-type="float" office:value="1" calcext:value-type="float">
            <text:p>1</text:p>
          </table:table-cell>
          <table:table-cell table:style-name="ce17" table:formula="of:=0.5*PI()-([lf.J357]*[lf.L357]+[lf.K357])" office:value-type="float" office:value="-0.112380595147486" calcext:value-type="float">
            <text:p>-0,112380595147486</text:p>
          </table:table-cell>
          <table:table-cell table:style-name="ce17" table:formula="of:=-[lf.M357]-[lf.$B$8]" office:value-type="float" office:value="-0.219231962731436" calcext:value-type="float">
            <text:p>-0,219231962731436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lf.A358]*analyze_resolution" office:value-type="float" office:value="19.05" calcext:value-type="float">
            <text:p>19,05</text:p>
          </table:table-cell>
          <table:table-cell table:style-name="ce20" table:formula="of:=-RADIANS([lf.B358])" office:value-type="float" office:value="-0.33248522250492" calcext:value-type="float">
            <text:p>-0,33248522250492</text:p>
          </table:table-cell>
          <table:table-cell table:style-name="ce20" table:formula="of:=COS([lf.$B$6])*servo_saver_arm_length*COS([lf.C358])-SIN([lf.$B$6])*servo_saver_arm_length*SIN([lf.C358])+[lf.$B$24]" office:value-type="float" office:value="358.12374566075" calcext:value-type="float">
            <text:p>358,12374566075</text:p>
          </table:table-cell>
          <table:table-cell table:style-name="ce20" table:formula="of:=COS([lf.$B$6])*servo_saver_arm_length*SIN([lf.C358])+SIN([lf.$B$6])*servo_saver_arm_length*COS([lf.C358])+[lf.$C$24]" office:value-type="float" office:value="-5.22229041599075" calcext:value-type="float">
            <text:p>-5,22229041599075</text:p>
          </table:table-cell>
          <table:table-cell table:style-name="ce20" table:formula="of:=[$lf.D358]-[$lf.$B$14]" office:value-type="float" office:value="58.1237456607499" calcext:value-type="float">
            <text:p>58,1237456607499</text:p>
          </table:table-cell>
          <table:table-cell table:style-name="ce20" table:formula="of:=[lf.E358]-[$lf.$C$14]" office:value-type="float" office:value="-100.222290415991" calcext:value-type="float">
            <text:p>-100,222290415991</text:p>
          </table:table-cell>
          <table:table-cell table:style-name="ce11" table:formula="of:=SQRT([lf.F358]^2+[lf.G358]^2)" office:value-type="float" office:value="115.857141799126" calcext:value-type="float">
            <text:p>115,857141799126</text:p>
          </table:table-cell>
          <table:table-cell table:style-name="ce20" table:formula="of:=([lf.H358]^2-[lf.$B$42]^2+[lf.$B$43]^2)/(2*[lf.H358])" office:value-type="float" office:value="8.46238466383683" calcext:value-type="float">
            <text:p>8,46238466383683</text:p>
          </table:table-cell>
          <table:table-cell table:style-name="ce20" table:formula="of:=ACOS([lf.I358]/[lf.$B$43])" office:value-type="float" office:value="1.15603588163185" calcext:value-type="float">
            <text:p>1,15603588163185</text:p>
          </table:table-cell>
          <table:table-cell table:style-name="ce20" table:formula="of:=ASIN([lf.F358]/[lf.H358])" office:value-type="float" office:value="0.525545097043717" calcext:value-type="float">
            <text:p>0,525545097043717</text:p>
          </table:table-cell>
          <table:table-cell table:style-name="ce20" table:formula="of:=IF(0.5*PI()+[lf.$B$9]&gt;[lf.K358];1;-1)" office:value-type="float" office:value="1" calcext:value-type="float">
            <text:p>1</text:p>
          </table:table-cell>
          <table:table-cell table:style-name="ce17" table:formula="of:=0.5*PI()-([lf.J358]*[lf.L358]+[lf.K358])" office:value-type="float" office:value="-0.110784651880666" calcext:value-type="float">
            <text:p>-0,110784651880666</text:p>
          </table:table-cell>
          <table:table-cell table:style-name="ce17" table:formula="of:=-[lf.M358]-[lf.$B$8]" office:value-type="float" office:value="-0.220827905998257" calcext:value-type="float">
            <text:p>-0,220827905998257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lf.A359]*analyze_resolution" office:value-type="float" office:value="19.2" calcext:value-type="float">
            <text:p>19,2</text:p>
          </table:table-cell>
          <table:table-cell table:style-name="ce20" table:formula="of:=-RADIANS([lf.B359])" office:value-type="float" office:value="-0.335103216382911" calcext:value-type="float">
            <text:p>-0,335103216382911</text:p>
          </table:table-cell>
          <table:table-cell table:style-name="ce20" table:formula="of:=COS([lf.$B$6])*servo_saver_arm_length*COS([lf.C359])-SIN([lf.$B$6])*servo_saver_arm_length*SIN([lf.C359])+[lf.$B$24]" office:value-type="float" office:value="358.1100219238" calcext:value-type="float">
            <text:p>358,1100219238</text:p>
          </table:table-cell>
          <table:table-cell table:style-name="ce20" table:formula="of:=COS([lf.$B$6])*servo_saver_arm_length*SIN([lf.C359])+SIN([lf.$B$6])*servo_saver_arm_length*COS([lf.C359])+[lf.$C$24]" office:value-type="float" office:value="-5.26186634781733" calcext:value-type="float">
            <text:p>-5,26186634781733</text:p>
          </table:table-cell>
          <table:table-cell table:style-name="ce20" table:formula="of:=[$lf.D359]-[$lf.$B$14]" office:value-type="float" office:value="58.1100219237997" calcext:value-type="float">
            <text:p>58,1100219237997</text:p>
          </table:table-cell>
          <table:table-cell table:style-name="ce20" table:formula="of:=[lf.E359]-[$lf.$C$14]" office:value-type="float" office:value="-100.261866347817" calcext:value-type="float">
            <text:p>-100,261866347817</text:p>
          </table:table-cell>
          <table:table-cell table:style-name="ce11" table:formula="of:=SQRT([lf.F359]^2+[lf.G359]^2)" office:value-type="float" office:value="115.884496338087" calcext:value-type="float">
            <text:p>115,884496338087</text:p>
          </table:table-cell>
          <table:table-cell table:style-name="ce20" table:formula="of:=([lf.H359]^2-[lf.$B$42]^2+[lf.$B$43]^2)/(2*[lf.H359])" office:value-type="float" office:value="8.48773842811523" calcext:value-type="float">
            <text:p>8,48773842811523</text:p>
          </table:table-cell>
          <table:table-cell table:style-name="ce20" table:formula="of:=ACOS([lf.I359]/[lf.$B$43])" office:value-type="float" office:value="1.15471632711506" calcext:value-type="float">
            <text:p>1,15471632711506</text:p>
          </table:table-cell>
          <table:table-cell table:style-name="ce20" table:formula="of:=ASIN([lf.F359]/[lf.H359])" office:value-type="float" office:value="0.525271321305998" calcext:value-type="float">
            <text:p>0,525271321305998</text:p>
          </table:table-cell>
          <table:table-cell table:style-name="ce20" table:formula="of:=IF(0.5*PI()+[lf.$B$9]&gt;[lf.K359];1;-1)" office:value-type="float" office:value="1" calcext:value-type="float">
            <text:p>1</text:p>
          </table:table-cell>
          <table:table-cell table:style-name="ce17" table:formula="of:=0.5*PI()-([lf.J359]*[lf.L359]+[lf.K359])" office:value-type="float" office:value="-0.109191321626161" calcext:value-type="float">
            <text:p>-0,109191321626161</text:p>
          </table:table-cell>
          <table:table-cell table:style-name="ce17" table:formula="of:=-[lf.M359]-[lf.$B$8]" office:value-type="float" office:value="-0.222421236252762" calcext:value-type="float">
            <text:p>-0,222421236252762</text:p>
          </table:table-cell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lf.A360]*analyze_resolution" office:value-type="float" office:value="19.35" calcext:value-type="float">
            <text:p>19,35</text:p>
          </table:table-cell>
          <table:table-cell table:style-name="ce20" table:formula="of:=-RADIANS([lf.B360])" office:value-type="float" office:value="-0.337721210260903" calcext:value-type="float">
            <text:p>-0,337721210260903</text:p>
          </table:table-cell>
          <table:table-cell table:style-name="ce20" table:formula="of:=COS([lf.$B$6])*servo_saver_arm_length*COS([lf.C360])-SIN([lf.$B$6])*servo_saver_arm_length*SIN([lf.C360])+[lf.$B$24]" office:value-type="float" office:value="358.096194624451" calcext:value-type="float">
            <text:p>358,096194624451</text:p>
          </table:table-cell>
          <table:table-cell table:style-name="ce20" table:formula="of:=COS([lf.$B$6])*servo_saver_arm_length*SIN([lf.C360])+SIN([lf.$B$6])*servo_saver_arm_length*COS([lf.C360])+[lf.$C$24]" office:value-type="float" office:value="-5.30140621540114" calcext:value-type="float">
            <text:p>-5,30140621540114</text:p>
          </table:table-cell>
          <table:table-cell table:style-name="ce20" table:formula="of:=[$lf.D360]-[$lf.$B$14]" office:value-type="float" office:value="58.0961946244511" calcext:value-type="float">
            <text:p>58,0961946244511</text:p>
          </table:table-cell>
          <table:table-cell table:style-name="ce20" table:formula="of:=[lf.E360]-[$lf.$C$14]" office:value-type="float" office:value="-100.301406215401" calcext:value-type="float">
            <text:p>-100,301406215401</text:p>
          </table:table-cell>
          <table:table-cell table:style-name="ce11" table:formula="of:=SQRT([lf.F360]^2+[lf.G360]^2)" office:value-type="float" office:value="115.911776444971" calcext:value-type="float">
            <text:p>115,911776444971</text:p>
          </table:table-cell>
          <table:table-cell table:style-name="ce20" table:formula="of:=([lf.H360]^2-[lf.$B$42]^2+[lf.$B$43]^2)/(2*[lf.H360])" office:value-type="float" office:value="8.51301771574944" calcext:value-type="float">
            <text:p>8,51301771574944</text:p>
          </table:table-cell>
          <table:table-cell table:style-name="ce20" table:formula="of:=ACOS([lf.I360]/[lf.$B$43])" office:value-type="float" office:value="1.15339988232017" calcext:value-type="float">
            <text:p>1,15339988232017</text:p>
          </table:table-cell>
          <table:table-cell table:style-name="ce20" table:formula="of:=ASIN([lf.F360]/[lf.H360])" office:value-type="float" office:value="0.524997057619896" calcext:value-type="float">
            <text:p>0,524997057619896</text:p>
          </table:table-cell>
          <table:table-cell table:style-name="ce20" table:formula="of:=IF(0.5*PI()+[lf.$B$9]&gt;[lf.K360];1;-1)" office:value-type="float" office:value="1" calcext:value-type="float">
            <text:p>1</text:p>
          </table:table-cell>
          <table:table-cell table:style-name="ce17" table:formula="of:=0.5*PI()-([lf.J360]*[lf.L360]+[lf.K360])" office:value-type="float" office:value="-0.107600613145169" calcext:value-type="float">
            <text:p>-0,107600613145169</text:p>
          </table:table-cell>
          <table:table-cell table:style-name="ce17" table:formula="of:=-[lf.M360]-[lf.$B$8]" office:value-type="float" office:value="-0.224011944733753" calcext:value-type="float">
            <text:p>-0,224011944733753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lf.A361]*analyze_resolution" office:value-type="float" office:value="19.5" calcext:value-type="float">
            <text:p>19,5</text:p>
          </table:table-cell>
          <table:table-cell table:style-name="ce20" table:formula="of:=-RADIANS([lf.B361])" office:value-type="float" office:value="-0.340339204138894" calcext:value-type="float">
            <text:p>-0,340339204138894</text:p>
          </table:table-cell>
          <table:table-cell table:style-name="ce20" table:formula="of:=COS([lf.$B$6])*servo_saver_arm_length*COS([lf.C361])-SIN([lf.$B$6])*servo_saver_arm_length*SIN([lf.C361])+[lf.$B$24]" office:value-type="float" office:value="358.082263857475" calcext:value-type="float">
            <text:p>358,082263857475</text:p>
          </table:table-cell>
          <table:table-cell table:style-name="ce20" table:formula="of:=COS([lf.$B$6])*servo_saver_arm_length*SIN([lf.C361])+SIN([lf.$B$6])*servo_saver_arm_length*COS([lf.C361])+[lf.$C$24]" office:value-type="float" office:value="-5.34090974774033" calcext:value-type="float">
            <text:p>-5,34090974774033</text:p>
          </table:table-cell>
          <table:table-cell table:style-name="ce20" table:formula="of:=[$lf.D361]-[$lf.$B$14]" office:value-type="float" office:value="58.0822638574749" calcext:value-type="float">
            <text:p>58,0822638574749</text:p>
          </table:table-cell>
          <table:table-cell table:style-name="ce20" table:formula="of:=[lf.E361]-[$lf.$C$14]" office:value-type="float" office:value="-100.34090974774" calcext:value-type="float">
            <text:p>-100,34090974774</text:p>
          </table:table-cell>
          <table:table-cell table:style-name="ce11" table:formula="of:=SQRT([lf.F361]^2+[lf.G361]^2)" office:value-type="float" office:value="115.938981985411" calcext:value-type="float">
            <text:p>115,938981985411</text:p>
          </table:table-cell>
          <table:table-cell table:style-name="ce20" table:formula="of:=([lf.H361]^2-[lf.$B$42]^2+[lf.$B$43]^2)/(2*[lf.H361])" office:value-type="float" office:value="8.5382224509858" calcext:value-type="float">
            <text:p>8,5382224509858</text:p>
          </table:table-cell>
          <table:table-cell table:style-name="ce20" table:formula="of:=ACOS([lf.I361]/[lf.$B$43])" office:value-type="float" office:value="1.15208655435341" calcext:value-type="float">
            <text:p>1,15208655435341</text:p>
          </table:table-cell>
          <table:table-cell table:style-name="ce20" table:formula="of:=ASIN([lf.F361]/[lf.H361])" office:value-type="float" office:value="0.524722307659633" calcext:value-type="float">
            <text:p>0,524722307659633</text:p>
          </table:table-cell>
          <table:table-cell table:style-name="ce20" table:formula="of:=IF(0.5*PI()+[lf.$B$9]&gt;[lf.K361];1;-1)" office:value-type="float" office:value="1" calcext:value-type="float">
            <text:p>1</text:p>
          </table:table-cell>
          <table:table-cell table:style-name="ce17" table:formula="of:=0.5*PI()-([lf.J361]*[lf.L361]+[lf.K361])" office:value-type="float" office:value="-0.106012535218151" calcext:value-type="float">
            <text:p>-0,106012535218151</text:p>
          </table:table-cell>
          <table:table-cell table:style-name="ce17" table:formula="of:=-[lf.M361]-[lf.$B$8]" office:value-type="float" office:value="-0.225600022660771" calcext:value-type="float">
            <text:p>-0,225600022660771</text:p>
          </table:table-cell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lf.A362]*analyze_resolution" office:value-type="float" office:value="19.65" calcext:value-type="float">
            <text:p>19,65</text:p>
          </table:table-cell>
          <table:table-cell table:style-name="ce20" table:formula="of:=-RADIANS([lf.B362])" office:value-type="float" office:value="-0.342957198016886" calcext:value-type="float">
            <text:p>-0,342957198016886</text:p>
          </table:table-cell>
          <table:table-cell table:style-name="ce20" table:formula="of:=COS([lf.$B$6])*servo_saver_arm_length*COS([lf.C362])-SIN([lf.$B$6])*servo_saver_arm_length*SIN([lf.C362])+[lf.$B$24]" office:value-type="float" office:value="358.068229718351" calcext:value-type="float">
            <text:p>358,068229718351</text:p>
          </table:table-cell>
          <table:table-cell table:style-name="ce20" table:formula="of:=COS([lf.$B$6])*servo_saver_arm_length*SIN([lf.C362])+SIN([lf.$B$6])*servo_saver_arm_length*COS([lf.C362])+[lf.$C$24]" office:value-type="float" office:value="-5.38037667408215" calcext:value-type="float">
            <text:p>-5,38037667408215</text:p>
          </table:table-cell>
          <table:table-cell table:style-name="ce20" table:formula="of:=[$lf.D362]-[$lf.$B$14]" office:value-type="float" office:value="58.0682297183509" calcext:value-type="float">
            <text:p>58,0682297183509</text:p>
          </table:table-cell>
          <table:table-cell table:style-name="ce20" table:formula="of:=[lf.E362]-[$lf.$C$14]" office:value-type="float" office:value="-100.380376674082" calcext:value-type="float">
            <text:p>-100,380376674082</text:p>
          </table:table-cell>
          <table:table-cell table:style-name="ce11" table:formula="of:=SQRT([lf.F362]^2+[lf.G362]^2)" office:value-type="float" office:value="115.966112825488" calcext:value-type="float">
            <text:p>115,966112825488</text:p>
          </table:table-cell>
          <table:table-cell table:style-name="ce20" table:formula="of:=([lf.H362]^2-[lf.$B$42]^2+[lf.$B$43]^2)/(2*[lf.H362])" office:value-type="float" office:value="8.56335255840494" calcext:value-type="float">
            <text:p>8,56335255840494</text:p>
          </table:table-cell>
          <table:table-cell table:style-name="ce20" table:formula="of:=ACOS([lf.I362]/[lf.$B$43])" office:value-type="float" office:value="1.15077635034095" calcext:value-type="float">
            <text:p>1,15077635034095</text:p>
          </table:table-cell>
          <table:table-cell table:style-name="ce20" table:formula="of:=ASIN([lf.F362]/[lf.H362])" office:value-type="float" office:value="0.524447073098688" calcext:value-type="float">
            <text:p>0,524447073098688</text:p>
          </table:table-cell>
          <table:table-cell table:style-name="ce20" table:formula="of:=IF(0.5*PI()+[lf.$B$9]&gt;[lf.K362];1;-1)" office:value-type="float" office:value="1" calcext:value-type="float">
            <text:p>1</text:p>
          </table:table-cell>
          <table:table-cell table:style-name="ce17" table:formula="of:=0.5*PI()-([lf.J362]*[lf.L362]+[lf.K362])" office:value-type="float" office:value="-0.104427096644737" calcext:value-type="float">
            <text:p>-0,104427096644737</text:p>
          </table:table-cell>
          <table:table-cell table:style-name="ce17" table:formula="of:=-[lf.M362]-[lf.$B$8]" office:value-type="float" office:value="-0.227185461234185" calcext:value-type="float">
            <text:p>-0,227185461234185</text:p>
          </table:table-cell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lf.A363]*analyze_resolution" office:value-type="float" office:value="19.8" calcext:value-type="float">
            <text:p>19,8</text:p>
          </table:table-cell>
          <table:table-cell table:style-name="ce20" table:formula="of:=-RADIANS([lf.B363])" office:value-type="float" office:value="-0.345575191894877" calcext:value-type="float">
            <text:p>-0,345575191894877</text:p>
          </table:table-cell>
          <table:table-cell table:style-name="ce20" table:formula="of:=COS([lf.$B$6])*servo_saver_arm_length*COS([lf.C363])-SIN([lf.$B$6])*servo_saver_arm_length*SIN([lf.C363])+[lf.$B$24]" office:value-type="float" office:value="358.054092303268" calcext:value-type="float">
            <text:p>358,054092303268</text:p>
          </table:table-cell>
          <table:table-cell table:style-name="ce20" table:formula="of:=COS([lf.$B$6])*servo_saver_arm_length*SIN([lf.C363])+SIN([lf.$B$6])*servo_saver_arm_length*COS([lf.C363])+[lf.$C$24]" office:value-type="float" office:value="-5.41980672392466" calcext:value-type="float">
            <text:p>-5,41980672392466</text:p>
          </table:table-cell>
          <table:table-cell table:style-name="ce20" table:formula="of:=[$lf.D363]-[$lf.$B$14]" office:value-type="float" office:value="58.0540923032676" calcext:value-type="float">
            <text:p>58,0540923032676</text:p>
          </table:table-cell>
          <table:table-cell table:style-name="ce20" table:formula="of:=[lf.E363]-[$lf.$C$14]" office:value-type="float" office:value="-100.419806723925" calcext:value-type="float">
            <text:p>-100,419806723925</text:p>
          </table:table-cell>
          <table:table-cell table:style-name="ce11" table:formula="of:=SQRT([lf.F363]^2+[lf.G363]^2)" office:value-type="float" office:value="115.993168831732" calcext:value-type="float">
            <text:p>115,993168831732</text:p>
          </table:table-cell>
          <table:table-cell table:style-name="ce20" table:formula="of:=([lf.H363]^2-[lf.$B$42]^2+[lf.$B$43]^2)/(2*[lf.H363])" office:value-type="float" office:value="8.5884079629209" calcext:value-type="float">
            <text:p>8,5884079629209</text:p>
          </table:table-cell>
          <table:table-cell table:style-name="ce20" table:formula="of:=ACOS([lf.I363]/[lf.$B$43])" office:value-type="float" office:value="1.14946927742875" calcext:value-type="float">
            <text:p>1,14946927742875</text:p>
          </table:table-cell>
          <table:table-cell table:style-name="ce20" table:formula="of:=ASIN([lf.F363]/[lf.H363])" office:value-type="float" office:value="0.524171355609795" calcext:value-type="float">
            <text:p>0,524171355609795</text:p>
          </table:table-cell>
          <table:table-cell table:style-name="ce20" table:formula="of:=IF(0.5*PI()+[lf.$B$9]&gt;[lf.K363];1;-1)" office:value-type="float" office:value="1" calcext:value-type="float">
            <text:p>1</text:p>
          </table:table-cell>
          <table:table-cell table:style-name="ce17" table:formula="of:=0.5*PI()-([lf.J363]*[lf.L363]+[lf.K363])" office:value-type="float" office:value="-0.102844306243643" calcext:value-type="float">
            <text:p>-0,102844306243643</text:p>
          </table:table-cell>
          <table:table-cell table:style-name="ce17" table:formula="of:=-[lf.M363]-[lf.$B$8]" office:value-type="float" office:value="-0.228768251635279" calcext:value-type="float">
            <text:p>-0,228768251635279</text:p>
          </table:table-cell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lf.A364]*analyze_resolution" office:value-type="float" office:value="19.95" calcext:value-type="float">
            <text:p>19,95</text:p>
          </table:table-cell>
          <table:table-cell table:style-name="ce20" table:formula="of:=-RADIANS([lf.B364])" office:value-type="float" office:value="-0.348193185772869" calcext:value-type="float">
            <text:p>-0,348193185772869</text:p>
          </table:table-cell>
          <table:table-cell table:style-name="ce20" table:formula="of:=COS([lf.$B$6])*servo_saver_arm_length*COS([lf.C364])-SIN([lf.$B$6])*servo_saver_arm_length*SIN([lf.C364])+[lf.$B$24]" office:value-type="float" office:value="358.039851709121" calcext:value-type="float">
            <text:p>358,039851709121</text:p>
          </table:table-cell>
          <table:table-cell table:style-name="ce20" table:formula="of:=COS([lf.$B$6])*servo_saver_arm_length*SIN([lf.C364])+SIN([lf.$B$6])*servo_saver_arm_length*COS([lf.C364])+[lf.$C$24]" office:value-type="float" office:value="-5.45919962701875" calcext:value-type="float">
            <text:p>-5,45919962701875</text:p>
          </table:table-cell>
          <table:table-cell table:style-name="ce20" table:formula="of:=[$lf.D364]-[$lf.$B$14]" office:value-type="float" office:value="58.0398517091213" calcext:value-type="float">
            <text:p>58,0398517091213</text:p>
          </table:table-cell>
          <table:table-cell table:style-name="ce20" table:formula="of:=[lf.E364]-[$lf.$C$14]" office:value-type="float" office:value="-100.459199627019" calcext:value-type="float">
            <text:p>-100,459199627019</text:p>
          </table:table-cell>
          <table:table-cell table:style-name="ce11" table:formula="of:=SQRT([lf.F364]^2+[lf.G364]^2)" office:value-type="float" office:value="116.020149871124" calcext:value-type="float">
            <text:p>116,020149871124</text:p>
          </table:table-cell>
          <table:table-cell table:style-name="ce20" table:formula="of:=([lf.H364]^2-[lf.$B$42]^2+[lf.$B$43]^2)/(2*[lf.H364])" office:value-type="float" office:value="8.61338858978018" calcext:value-type="float">
            <text:p>8,61338858978018</text:p>
          </table:table-cell>
          <table:table-cell table:style-name="ce20" table:formula="of:=ACOS([lf.I364]/[lf.$B$43])" office:value-type="float" office:value="1.14816534278253" calcext:value-type="float">
            <text:p>1,14816534278253</text:p>
          </table:table-cell>
          <table:table-cell table:style-name="ce20" table:formula="of:=ASIN([lf.F364]/[lf.H364])" office:value-type="float" office:value="0.523895156864941" calcext:value-type="float">
            <text:p>0,523895156864941</text:p>
          </table:table-cell>
          <table:table-cell table:style-name="ce20" table:formula="of:=IF(0.5*PI()+[lf.$B$9]&gt;[lf.K364];1;-1)" office:value-type="float" office:value="1" calcext:value-type="float">
            <text:p>1</text:p>
          </table:table-cell>
          <table:table-cell table:style-name="ce17" table:formula="of:=0.5*PI()-([lf.J364]*[lf.L364]+[lf.K364])" office:value-type="float" office:value="-0.101264172852575" calcext:value-type="float">
            <text:p>-0,101264172852575</text:p>
          </table:table-cell>
          <table:table-cell table:style-name="ce17" table:formula="of:=-[lf.M364]-[lf.$B$8]" office:value-type="float" office:value="-0.230348385026348" calcext:value-type="float">
            <text:p>-0,230348385026348</text:p>
          </table:table-cell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lf.A365]*analyze_resolution" office:value-type="float" office:value="20.1" calcext:value-type="float">
            <text:p>20,1</text:p>
          </table:table-cell>
          <table:table-cell table:style-name="ce20" table:formula="of:=-RADIANS([lf.B365])" office:value-type="float" office:value="-0.35081117965086" calcext:value-type="float">
            <text:p>-0,35081117965086</text:p>
          </table:table-cell>
          <table:table-cell table:style-name="ce20" table:formula="of:=COS([lf.$B$6])*servo_saver_arm_length*COS([lf.C365])-SIN([lf.$B$6])*servo_saver_arm_length*SIN([lf.C365])+[lf.$B$24]" office:value-type="float" office:value="358.025508033515" calcext:value-type="float">
            <text:p>358,025508033515</text:p>
          </table:table-cell>
          <table:table-cell table:style-name="ce20" table:formula="of:=COS([lf.$B$6])*servo_saver_arm_length*SIN([lf.C365])+SIN([lf.$B$6])*servo_saver_arm_length*COS([lf.C365])+[lf.$C$24]" office:value-type="float" office:value="-5.49855511336985" calcext:value-type="float">
            <text:p>-5,49855511336985</text:p>
          </table:table-cell>
          <table:table-cell table:style-name="ce20" table:formula="of:=[$lf.D365]-[$lf.$B$14]" office:value-type="float" office:value="58.0255080335153" calcext:value-type="float">
            <text:p>58,0255080335153</text:p>
          </table:table-cell>
          <table:table-cell table:style-name="ce20" table:formula="of:=[lf.E365]-[$lf.$C$14]" office:value-type="float" office:value="-100.49855511337" calcext:value-type="float">
            <text:p>-100,49855511337</text:p>
          </table:table-cell>
          <table:table-cell table:style-name="ce11" table:formula="of:=SQRT([lf.F365]^2+[lf.G365]^2)" office:value-type="float" office:value="116.047055811092" calcext:value-type="float">
            <text:p>116,047055811092</text:p>
          </table:table-cell>
          <table:table-cell table:style-name="ce20" table:formula="of:=([lf.H365]^2-[lf.$B$42]^2+[lf.$B$43]^2)/(2*[lf.H365])" office:value-type="float" office:value="8.63829436456078" calcext:value-type="float">
            <text:p>8,63829436456078</text:p>
          </table:table-cell>
          <table:table-cell table:style-name="ce20" table:formula="of:=ACOS([lf.I365]/[lf.$B$43])" office:value-type="float" office:value="1.14686455358767" calcext:value-type="float">
            <text:p>1,14686455358767</text:p>
          </table:table-cell>
          <table:table-cell table:style-name="ce20" table:formula="of:=ASIN([lf.F365]/[lf.H365])" office:value-type="float" office:value="0.523618478535366" calcext:value-type="float">
            <text:p>0,523618478535366</text:p>
          </table:table-cell>
          <table:table-cell table:style-name="ce20" table:formula="of:=IF(0.5*PI()+[lf.$B$9]&gt;[lf.K365];1;-1)" office:value-type="float" office:value="1" calcext:value-type="float">
            <text:p>1</text:p>
          </table:table-cell>
          <table:table-cell table:style-name="ce17" table:formula="of:=0.5*PI()-([lf.J365]*[lf.L365]+[lf.K365])" office:value-type="float" office:value="-0.099686705328137" calcext:value-type="float">
            <text:p>-0,099686705328137</text:p>
          </table:table-cell>
          <table:table-cell table:style-name="ce17" table:formula="of:=-[lf.M365]-[lf.$B$8]" office:value-type="float" office:value="-0.231925852550786" calcext:value-type="float">
            <text:p>-0,231925852550786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lf.A366]*analyze_resolution" office:value-type="float" office:value="20.25" calcext:value-type="float">
            <text:p>20,25</text:p>
          </table:table-cell>
          <table:table-cell table:style-name="ce20" table:formula="of:=-RADIANS([lf.B366])" office:value-type="float" office:value="-0.353429173528852" calcext:value-type="float">
            <text:p>-0,353429173528852</text:p>
          </table:table-cell>
          <table:table-cell table:style-name="ce20" table:formula="of:=COS([lf.$B$6])*servo_saver_arm_length*COS([lf.C366])-SIN([lf.$B$6])*servo_saver_arm_length*SIN([lf.C366])+[lf.$B$24]" office:value-type="float" office:value="358.01106137476" calcext:value-type="float">
            <text:p>358,01106137476</text:p>
          </table:table-cell>
          <table:table-cell table:style-name="ce20" table:formula="of:=COS([lf.$B$6])*servo_saver_arm_length*SIN([lf.C366])+SIN([lf.$B$6])*servo_saver_arm_length*COS([lf.C366])+[lf.$C$24]" office:value-type="float" office:value="-5.53787291323989" calcext:value-type="float">
            <text:p>-5,53787291323989</text:p>
          </table:table-cell>
          <table:table-cell table:style-name="ce20" table:formula="of:=[$lf.D366]-[$lf.$B$14]" office:value-type="float" office:value="58.0110613747597" calcext:value-type="float">
            <text:p>58,0110613747597</text:p>
          </table:table-cell>
          <table:table-cell table:style-name="ce20" table:formula="of:=[lf.E366]-[$lf.$C$14]" office:value-type="float" office:value="-100.53787291324" calcext:value-type="float">
            <text:p>-100,53787291324</text:p>
          </table:table-cell>
          <table:table-cell table:style-name="ce11" table:formula="of:=SQRT([lf.F366]^2+[lf.G366]^2)" office:value-type="float" office:value="116.073886519514" calcext:value-type="float">
            <text:p>116,073886519514</text:p>
          </table:table-cell>
          <table:table-cell table:style-name="ce20" table:formula="of:=([lf.H366]^2-[lf.$B$42]^2+[lf.$B$43]^2)/(2*[lf.H366])" office:value-type="float" office:value="8.66312521317129" calcext:value-type="float">
            <text:p>8,66312521317129</text:p>
          </table:table-cell>
          <table:table-cell table:style-name="ce20" table:formula="of:=ACOS([lf.I366]/[lf.$B$43])" office:value-type="float" office:value="1.14556691704907" calcext:value-type="float">
            <text:p>1,14556691704907</text:p>
          </table:table-cell>
          <table:table-cell table:style-name="ce20" table:formula="of:=ASIN([lf.F366]/[lf.H366])" office:value-type="float" office:value="0.523341322291565" calcext:value-type="float">
            <text:p>0,523341322291565</text:p>
          </table:table-cell>
          <table:table-cell table:style-name="ce20" table:formula="of:=IF(0.5*PI()+[lf.$B$9]&gt;[lf.K366];1;-1)" office:value-type="float" office:value="1" calcext:value-type="float">
            <text:p>1</text:p>
          </table:table-cell>
          <table:table-cell table:style-name="ce17" table:formula="of:=0.5*PI()-([lf.J366]*[lf.L366]+[lf.K366])" office:value-type="float" office:value="-0.0981119125457388" calcext:value-type="float">
            <text:p>-0,098111912545739</text:p>
          </table:table-cell>
          <table:table-cell table:style-name="ce17" table:formula="of:=-[lf.M366]-[lf.$B$8]" office:value-type="float" office:value="-0.233500645333184" calcext:value-type="float">
            <text:p>-0,233500645333184</text:p>
          </table:table-cell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lf.A367]*analyze_resolution" office:value-type="float" office:value="20.4" calcext:value-type="float">
            <text:p>20,4</text:p>
          </table:table-cell>
          <table:table-cell table:style-name="ce20" table:formula="of:=-RADIANS([lf.B367])" office:value-type="float" office:value="-0.356047167406843" calcext:value-type="float">
            <text:p>-0,356047167406843</text:p>
          </table:table-cell>
          <table:table-cell table:style-name="ce20" table:formula="of:=COS([lf.$B$6])*servo_saver_arm_length*COS([lf.C367])-SIN([lf.$B$6])*servo_saver_arm_length*SIN([lf.C367])+[lf.$B$24]" office:value-type="float" office:value="357.99651183187" calcext:value-type="float">
            <text:p>357,99651183187</text:p>
          </table:table-cell>
          <table:table-cell table:style-name="ce20" table:formula="of:=COS([lf.$B$6])*servo_saver_arm_length*SIN([lf.C367])+SIN([lf.$B$6])*servo_saver_arm_length*COS([lf.C367])+[lf.$C$24]" office:value-type="float" office:value="-5.57715275714904" calcext:value-type="float">
            <text:p>-5,57715275714904</text:p>
          </table:table-cell>
          <table:table-cell table:style-name="ce20" table:formula="of:=[$lf.D367]-[$lf.$B$14]" office:value-type="float" office:value="57.9965118318703" calcext:value-type="float">
            <text:p>57,9965118318703</text:p>
          </table:table-cell>
          <table:table-cell table:style-name="ce20" table:formula="of:=[lf.E367]-[$lf.$C$14]" office:value-type="float" office:value="-100.577152757149" calcext:value-type="float">
            <text:p>-100,577152757149</text:p>
          </table:table-cell>
          <table:table-cell table:style-name="ce11" table:formula="of:=SQRT([lf.F367]^2+[lf.G367]^2)" office:value-type="float" office:value="116.100641864717" calcext:value-type="float">
            <text:p>116,100641864717</text:p>
          </table:table-cell>
          <table:table-cell table:style-name="ce20" table:formula="of:=([lf.H367]^2-[lf.$B$42]^2+[lf.$B$43]^2)/(2*[lf.H367])" office:value-type="float" office:value="8.68788106185006" calcext:value-type="float">
            <text:p>8,68788106185006</text:p>
          </table:table-cell>
          <table:table-cell table:style-name="ce20" table:formula="of:=ACOS([lf.I367]/[lf.$B$43])" office:value-type="float" office:value="1.14427244039111" calcext:value-type="float">
            <text:p>1,14427244039111</text:p>
          </table:table-cell>
          <table:table-cell table:style-name="ce20" table:formula="of:=ASIN([lf.F367]/[lf.H367])" office:value-type="float" office:value="0.523063689803278" calcext:value-type="float">
            <text:p>0,523063689803278</text:p>
          </table:table-cell>
          <table:table-cell table:style-name="ce20" table:formula="of:=IF(0.5*PI()+[lf.$B$9]&gt;[lf.K367];1;-1)" office:value-type="float" office:value="1" calcext:value-type="float">
            <text:p>1</text:p>
          </table:table-cell>
          <table:table-cell table:style-name="ce17" table:formula="of:=0.5*PI()-([lf.J367]*[lf.L367]+[lf.K367])" office:value-type="float" office:value="-0.0965398033994904" calcext:value-type="float">
            <text:p>-0,096539803399491</text:p>
          </table:table-cell>
          <table:table-cell table:style-name="ce17" table:formula="of:=-[lf.M367]-[lf.$B$8]" office:value-type="float" office:value="-0.235072754479432" calcext:value-type="float">
            <text:p>-0,235072754479432</text:p>
          </table:table-cell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lf.A368]*analyze_resolution" office:value-type="float" office:value="20.55" calcext:value-type="float">
            <text:p>20,55</text:p>
          </table:table-cell>
          <table:table-cell table:style-name="ce20" table:formula="of:=-RADIANS([lf.B368])" office:value-type="float" office:value="-0.358665161284835" calcext:value-type="float">
            <text:p>-0,358665161284835</text:p>
          </table:table-cell>
          <table:table-cell table:style-name="ce20" table:formula="of:=COS([lf.$B$6])*servo_saver_arm_length*COS([lf.C368])-SIN([lf.$B$6])*servo_saver_arm_length*SIN([lf.C368])+[lf.$B$24]" office:value-type="float" office:value="357.981859504568" calcext:value-type="float">
            <text:p>357,981859504568</text:p>
          </table:table-cell>
          <table:table-cell table:style-name="ce20" table:formula="of:=COS([lf.$B$6])*servo_saver_arm_length*SIN([lf.C368])+SIN([lf.$B$6])*servo_saver_arm_length*COS([lf.C368])+[lf.$C$24]" office:value-type="float" office:value="-5.61639437587768" calcext:value-type="float">
            <text:p>-5,61639437587768</text:p>
          </table:table-cell>
          <table:table-cell table:style-name="ce20" table:formula="of:=[$lf.D368]-[$lf.$B$14]" office:value-type="float" office:value="57.9818595045679" calcext:value-type="float">
            <text:p>57,9818595045679</text:p>
          </table:table-cell>
          <table:table-cell table:style-name="ce20" table:formula="of:=[lf.E368]-[$lf.$C$14]" office:value-type="float" office:value="-100.616394375878" calcext:value-type="float">
            <text:p>-100,616394375878</text:p>
          </table:table-cell>
          <table:table-cell table:style-name="ce11" table:formula="of:=SQRT([lf.F368]^2+[lf.G368]^2)" office:value-type="float" office:value="116.127321715476" calcext:value-type="float">
            <text:p>116,127321715476</text:p>
          </table:table-cell>
          <table:table-cell table:style-name="ce20" table:formula="of:=([lf.H368]^2-[lf.$B$42]^2+[lf.$B$43]^2)/(2*[lf.H368])" office:value-type="float" office:value="8.71256183716402" calcext:value-type="float">
            <text:p>8,71256183716402</text:p>
          </table:table-cell>
          <table:table-cell table:style-name="ce20" table:formula="of:=ACOS([lf.I368]/[lf.$B$43])" office:value-type="float" office:value="1.14298113085752" calcext:value-type="float">
            <text:p>1,14298113085752</text:p>
          </table:table-cell>
          <table:table-cell table:style-name="ce20" table:formula="of:=ASIN([lf.F368]/[lf.H368])" office:value-type="float" office:value="0.522785582739497" calcext:value-type="float">
            <text:p>0,522785582739497</text:p>
          </table:table-cell>
          <table:table-cell table:style-name="ce20" table:formula="of:=IF(0.5*PI()+[lf.$B$9]&gt;[lf.K368];1;-1)" office:value-type="float" office:value="1" calcext:value-type="float">
            <text:p>1</text:p>
          </table:table-cell>
          <table:table-cell table:style-name="ce17" table:formula="of:=0.5*PI()-([lf.J368]*[lf.L368]+[lf.K368])" office:value-type="float" office:value="-0.0949703868021166" calcext:value-type="float">
            <text:p>-0,094970386802117</text:p>
          </table:table-cell>
          <table:table-cell table:style-name="ce17" table:formula="of:=-[lf.M368]-[lf.$B$8]" office:value-type="float" office:value="-0.236642171076806" calcext:value-type="float">
            <text:p>-0,236642171076806</text:p>
          </table:table-cell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lf.A369]*analyze_resolution" office:value-type="float" office:value="20.7" calcext:value-type="float">
            <text:p>20,7</text:p>
          </table:table-cell>
          <table:table-cell table:style-name="ce20" table:formula="of:=-RADIANS([lf.B369])" office:value-type="float" office:value="-0.361283155162826" calcext:value-type="float">
            <text:p>-0,361283155162826</text:p>
          </table:table-cell>
          <table:table-cell table:style-name="ce20" table:formula="of:=COS([lf.$B$6])*servo_saver_arm_length*COS([lf.C369])-SIN([lf.$B$6])*servo_saver_arm_length*SIN([lf.C369])+[lf.$B$24]" office:value-type="float" office:value="357.967104493278" calcext:value-type="float">
            <text:p>357,967104493278</text:p>
          </table:table-cell>
          <table:table-cell table:style-name="ce20" table:formula="of:=COS([lf.$B$6])*servo_saver_arm_length*SIN([lf.C369])+SIN([lf.$B$6])*servo_saver_arm_length*COS([lf.C369])+[lf.$C$24]" office:value-type="float" office:value="-5.65559750046811" calcext:value-type="float">
            <text:p>-5,65559750046811</text:p>
          </table:table-cell>
          <table:table-cell table:style-name="ce20" table:formula="of:=[$lf.D369]-[$lf.$B$14]" office:value-type="float" office:value="57.9671044932779" calcext:value-type="float">
            <text:p>57,9671044932779</text:p>
          </table:table-cell>
          <table:table-cell table:style-name="ce20" table:formula="of:=[lf.E369]-[$lf.$C$14]" office:value-type="float" office:value="-100.655597500468" calcext:value-type="float">
            <text:p>-100,655597500468</text:p>
          </table:table-cell>
          <table:table-cell table:style-name="ce11" table:formula="of:=SQRT([lf.F369]^2+[lf.G369]^2)" office:value-type="float" office:value="116.153925941015" calcext:value-type="float">
            <text:p>116,153925941015</text:p>
          </table:table-cell>
          <table:table-cell table:style-name="ce20" table:formula="of:=([lf.H369]^2-[lf.$B$42]^2+[lf.$B$43]^2)/(2*[lf.H369])" office:value-type="float" office:value="8.73716746600803" calcext:value-type="float">
            <text:p>8,73716746600803</text:p>
          </table:table-cell>
          <table:table-cell table:style-name="ce20" table:formula="of:=ACOS([lf.I369]/[lf.$B$43])" office:value-type="float" office:value="1.14169299571128" calcext:value-type="float">
            <text:p>1,14169299571128</text:p>
          </table:table-cell>
          <table:table-cell table:style-name="ce20" table:formula="of:=ASIN([lf.F369]/[lf.H369])" office:value-type="float" office:value="0.522507002768462" calcext:value-type="float">
            <text:p>0,522507002768462</text:p>
          </table:table-cell>
          <table:table-cell table:style-name="ce20" table:formula="of:=IF(0.5*PI()+[lf.$B$9]&gt;[lf.K369];1;-1)" office:value-type="float" office:value="1" calcext:value-type="float">
            <text:p>1</text:p>
          </table:table-cell>
          <table:table-cell table:style-name="ce17" table:formula="of:=0.5*PI()-([lf.J369]*[lf.L369]+[lf.K369])" office:value-type="float" office:value="-0.0934036716848445" calcext:value-type="float">
            <text:p>-0,093403671684845</text:p>
          </table:table-cell>
          <table:table-cell table:style-name="ce17" table:formula="of:=-[lf.M369]-[lf.$B$8]" office:value-type="float" office:value="-0.238208886194078" calcext:value-type="float">
            <text:p>-0,238208886194078</text:p>
          </table:table-cell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lf.A370]*analyze_resolution" office:value-type="float" office:value="20.85" calcext:value-type="float">
            <text:p>20,85</text:p>
          </table:table-cell>
          <table:table-cell table:style-name="ce20" table:formula="of:=-RADIANS([lf.B370])" office:value-type="float" office:value="-0.363901149040818" calcext:value-type="float">
            <text:p>-0,363901149040818</text:p>
          </table:table-cell>
          <table:table-cell table:style-name="ce20" table:formula="of:=COS([lf.$B$6])*servo_saver_arm_length*COS([lf.C370])-SIN([lf.$B$6])*servo_saver_arm_length*SIN([lf.C370])+[lf.$B$24]" office:value-type="float" office:value="357.95224689913" calcext:value-type="float">
            <text:p>357,95224689913</text:p>
          </table:table-cell>
          <table:table-cell table:style-name="ce20" table:formula="of:=COS([lf.$B$6])*servo_saver_arm_length*SIN([lf.C370])+SIN([lf.$B$6])*servo_saver_arm_length*COS([lf.C370])+[lf.$C$24]" office:value-type="float" office:value="-5.69476186222655" calcext:value-type="float">
            <text:p>-5,69476186222655</text:p>
          </table:table-cell>
          <table:table-cell table:style-name="ce20" table:formula="of:=[$lf.D370]-[$lf.$B$14]" office:value-type="float" office:value="57.9522468991296" calcext:value-type="float">
            <text:p>57,9522468991296</text:p>
          </table:table-cell>
          <table:table-cell table:style-name="ce20" table:formula="of:=[lf.E370]-[$lf.$C$14]" office:value-type="float" office:value="-100.694761862227" calcext:value-type="float">
            <text:p>-100,694761862227</text:p>
          </table:table-cell>
          <table:table-cell table:style-name="ce11" table:formula="of:=SQRT([lf.F370]^2+[lf.G370]^2)" office:value-type="float" office:value="116.180454411007" calcext:value-type="float">
            <text:p>116,180454411007</text:p>
          </table:table-cell>
          <table:table-cell table:style-name="ce20" table:formula="of:=([lf.H370]^2-[lf.$B$42]^2+[lf.$B$43]^2)/(2*[lf.H370])" office:value-type="float" office:value="8.7616978756039" calcext:value-type="float">
            <text:p>8,7616978756039</text:p>
          </table:table-cell>
          <table:table-cell table:style-name="ce20" table:formula="of:=ACOS([lf.I370]/[lf.$B$43])" office:value-type="float" office:value="1.14040804223454" calcext:value-type="float">
            <text:p>1,14040804223454</text:p>
          </table:table-cell>
          <table:table-cell table:style-name="ce20" table:formula="of:=ASIN([lf.F370]/[lf.H370])" office:value-type="float" office:value="0.522227951557658" calcext:value-type="float">
            <text:p>0,522227951557658</text:p>
          </table:table-cell>
          <table:table-cell table:style-name="ce20" table:formula="of:=IF(0.5*PI()+[lf.$B$9]&gt;[lf.K370];1;-1)" office:value-type="float" office:value="1" calcext:value-type="float">
            <text:p>1</text:p>
          </table:table-cell>
          <table:table-cell table:style-name="ce17" table:formula="of:=0.5*PI()-([lf.J370]*[lf.L370]+[lf.K370])" office:value-type="float" office:value="-0.0918396669973038" calcext:value-type="float">
            <text:p>-0,091839666997304</text:p>
          </table:table-cell>
          <table:table-cell table:style-name="ce17" table:formula="of:=-[lf.M370]-[lf.$B$8]" office:value-type="float" office:value="-0.239772890881619" calcext:value-type="float">
            <text:p>-0,239772890881619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lf.A371]*analyze_resolution" office:value-type="float" office:value="21" calcext:value-type="float">
            <text:p>21</text:p>
          </table:table-cell>
          <table:table-cell table:style-name="ce20" table:formula="of:=-RADIANS([lf.B371])" office:value-type="float" office:value="-0.366519142918809" calcext:value-type="float">
            <text:p>-0,366519142918809</text:p>
          </table:table-cell>
          <table:table-cell table:style-name="ce20" table:formula="of:=COS([lf.$B$6])*servo_saver_arm_length*COS([lf.C371])-SIN([lf.$B$6])*servo_saver_arm_length*SIN([lf.C371])+[lf.$B$24]" office:value-type="float" office:value="357.937286823955" calcext:value-type="float">
            <text:p>357,937286823955</text:p>
          </table:table-cell>
          <table:table-cell table:style-name="ce20" table:formula="of:=COS([lf.$B$6])*servo_saver_arm_length*SIN([lf.C371])+SIN([lf.$B$6])*servo_saver_arm_length*COS([lf.C371])+[lf.$C$24]" office:value-type="float" office:value="-5.7338871927248" calcext:value-type="float">
            <text:p>-5,7338871927248</text:p>
          </table:table-cell>
          <table:table-cell table:style-name="ce20" table:formula="of:=[$lf.D371]-[$lf.$B$14]" office:value-type="float" office:value="57.9372868239552" calcext:value-type="float">
            <text:p>57,9372868239552</text:p>
          </table:table-cell>
          <table:table-cell table:style-name="ce20" table:formula="of:=[lf.E371]-[$lf.$C$14]" office:value-type="float" office:value="-100.733887192725" calcext:value-type="float">
            <text:p>-100,733887192725</text:p>
          </table:table-cell>
          <table:table-cell table:style-name="ce11" table:formula="of:=SQRT([lf.F371]^2+[lf.G371]^2)" office:value-type="float" office:value="116.206906995573" calcext:value-type="float">
            <text:p>116,206906995573</text:p>
          </table:table-cell>
          <table:table-cell table:style-name="ce20" table:formula="of:=([lf.H371]^2-[lf.$B$42]^2+[lf.$B$43]^2)/(2*[lf.H371])" office:value-type="float" office:value="8.78615299349932" calcext:value-type="float">
            <text:p>8,78615299349932</text:p>
          </table:table-cell>
          <table:table-cell table:style-name="ce20" table:formula="of:=ACOS([lf.I371]/[lf.$B$43])" office:value-type="float" office:value="1.1391262777285" calcext:value-type="float">
            <text:p>1,1391262777285</text:p>
          </table:table-cell>
          <table:table-cell table:style-name="ce20" table:formula="of:=ASIN([lf.F371]/[lf.H371])" office:value-type="float" office:value="0.521948430773819" calcext:value-type="float">
            <text:p>0,521948430773819</text:p>
          </table:table-cell>
          <table:table-cell table:style-name="ce20" table:formula="of:=IF(0.5*PI()+[lf.$B$9]&gt;[lf.K371];1;-1)" office:value-type="float" office:value="1" calcext:value-type="float">
            <text:p>1</text:p>
          </table:table-cell>
          <table:table-cell table:style-name="ce17" table:formula="of:=0.5*PI()-([lf.J371]*[lf.L371]+[lf.K371])" office:value-type="float" office:value="-0.0902783817074271" calcext:value-type="float">
            <text:p>-0,090278381707427</text:p>
          </table:table-cell>
          <table:table-cell table:style-name="ce17" table:formula="of:=-[lf.M371]-[lf.$B$8]" office:value-type="float" office:value="-0.241334176171496" calcext:value-type="float">
            <text:p>-0,241334176171496</text:p>
          </table:table-cell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lf.A372]*analyze_resolution" office:value-type="float" office:value="21.15" calcext:value-type="float">
            <text:p>21,15</text:p>
          </table:table-cell>
          <table:table-cell table:style-name="ce20" table:formula="of:=-RADIANS([lf.B372])" office:value-type="float" office:value="-0.369137136796801" calcext:value-type="float">
            <text:p>-0,369137136796801</text:p>
          </table:table-cell>
          <table:table-cell table:style-name="ce20" table:formula="of:=COS([lf.$B$6])*servo_saver_arm_length*COS([lf.C372])-SIN([lf.$B$6])*servo_saver_arm_length*SIN([lf.C372])+[lf.$B$24]" office:value-type="float" office:value="357.922224370289" calcext:value-type="float">
            <text:p>357,922224370289</text:p>
          </table:table-cell>
          <table:table-cell table:style-name="ce20" table:formula="of:=COS([lf.$B$6])*servo_saver_arm_length*SIN([lf.C372])+SIN([lf.$B$6])*servo_saver_arm_length*COS([lf.C372])+[lf.$C$24]" office:value-type="float" office:value="-5.77297322380227" calcext:value-type="float">
            <text:p>-5,77297322380227</text:p>
          </table:table-cell>
          <table:table-cell table:style-name="ce20" table:formula="of:=[$lf.D372]-[$lf.$B$14]" office:value-type="float" office:value="57.9222243702895" calcext:value-type="float">
            <text:p>57,9222243702895</text:p>
          </table:table-cell>
          <table:table-cell table:style-name="ce20" table:formula="of:=[lf.E372]-[$lf.$C$14]" office:value-type="float" office:value="-100.772973223802" calcext:value-type="float">
            <text:p>-100,772973223802</text:p>
          </table:table-cell>
          <table:table-cell table:style-name="ce11" table:formula="of:=SQRT([lf.F372]^2+[lf.G372]^2)" office:value-type="float" office:value="116.233283565282" calcext:value-type="float">
            <text:p>116,233283565282</text:p>
          </table:table-cell>
          <table:table-cell table:style-name="ce20" table:formula="of:=([lf.H372]^2-[lf.$B$42]^2+[lf.$B$43]^2)/(2*[lf.H372])" office:value-type="float" office:value="8.81053274756723" calcext:value-type="float">
            <text:p>8,81053274756723</text:p>
          </table:table-cell>
          <table:table-cell table:style-name="ce20" table:formula="of:=ACOS([lf.I372]/[lf.$B$43])" office:value-type="float" office:value="1.13784770951331" calcext:value-type="float">
            <text:p>1,13784770951331</text:p>
          </table:table-cell>
          <table:table-cell table:style-name="ce20" table:formula="of:=ASIN([lf.F372]/[lf.H372])" office:value-type="float" office:value="0.521668442082921" calcext:value-type="float">
            <text:p>0,521668442082921</text:p>
          </table:table-cell>
          <table:table-cell table:style-name="ce20" table:formula="of:=IF(0.5*PI()+[lf.$B$9]&gt;[lf.K372];1;-1)" office:value-type="float" office:value="1" calcext:value-type="float">
            <text:p>1</text:p>
          </table:table-cell>
          <table:table-cell table:style-name="ce17" table:formula="of:=0.5*PI()-([lf.J372]*[lf.L372]+[lf.K372])" office:value-type="float" office:value="-0.0887198248013337" calcext:value-type="float">
            <text:p>-0,088719824801334</text:p>
          </table:table-cell>
          <table:table-cell table:style-name="ce17" table:formula="of:=-[lf.M372]-[lf.$B$8]" office:value-type="float" office:value="-0.242892733077589" calcext:value-type="float">
            <text:p>-0,242892733077589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lf.A373]*analyze_resolution" office:value-type="float" office:value="21.3" calcext:value-type="float">
            <text:p>21,3</text:p>
          </table:table-cell>
          <table:table-cell table:style-name="ce20" table:formula="of:=-RADIANS([lf.B373])" office:value-type="float" office:value="-0.371755130674792" calcext:value-type="float">
            <text:p>-0,371755130674792</text:p>
          </table:table-cell>
          <table:table-cell table:style-name="ce20" table:formula="of:=COS([lf.$B$6])*servo_saver_arm_length*COS([lf.C373])-SIN([lf.$B$6])*servo_saver_arm_length*SIN([lf.C373])+[lf.$B$24]" office:value-type="float" office:value="357.907059641369" calcext:value-type="float">
            <text:p>357,907059641369</text:p>
          </table:table-cell>
          <table:table-cell table:style-name="ce20" table:formula="of:=COS([lf.$B$6])*servo_saver_arm_length*SIN([lf.C373])+SIN([lf.$B$6])*servo_saver_arm_length*COS([lf.C373])+[lf.$C$24]" office:value-type="float" office:value="-5.81201968756765" calcext:value-type="float">
            <text:p>-5,81201968756765</text:p>
          </table:table-cell>
          <table:table-cell table:style-name="ce20" table:formula="of:=[$lf.D373]-[$lf.$B$14]" office:value-type="float" office:value="57.9070596413688" calcext:value-type="float">
            <text:p>57,9070596413688</text:p>
          </table:table-cell>
          <table:table-cell table:style-name="ce20" table:formula="of:=[lf.E373]-[$lf.$C$14]" office:value-type="float" office:value="-100.812019687568" calcext:value-type="float">
            <text:p>-100,812019687568</text:p>
          </table:table-cell>
          <table:table-cell table:style-name="ce11" table:formula="of:=SQRT([lf.F373]^2+[lf.G373]^2)" office:value-type="float" office:value="116.259583991151" calcext:value-type="float">
            <text:p>116,259583991151</text:p>
          </table:table-cell>
          <table:table-cell table:style-name="ce20" table:formula="of:=([lf.H373]^2-[lf.$B$42]^2+[lf.$B$43]^2)/(2*[lf.H373])" office:value-type="float" office:value="8.8348370660047" calcext:value-type="float">
            <text:p>8,8348370660047</text:p>
          </table:table-cell>
          <table:table-cell table:style-name="ce20" table:formula="of:=ACOS([lf.I373]/[lf.$B$43])" office:value-type="float" office:value="1.13657234492794" calcext:value-type="float">
            <text:p>1,13657234492794</text:p>
          </table:table-cell>
          <table:table-cell table:style-name="ce20" table:formula="of:=ASIN([lf.F373]/[lf.H373])" office:value-type="float" office:value="0.521387987150186" calcext:value-type="float">
            <text:p>0,521387987150186</text:p>
          </table:table-cell>
          <table:table-cell table:style-name="ce20" table:formula="of:=IF(0.5*PI()+[lf.$B$9]&gt;[lf.K373];1;-1)" office:value-type="float" office:value="1" calcext:value-type="float">
            <text:p>1</text:p>
          </table:table-cell>
          <table:table-cell table:style-name="ce17" table:formula="of:=0.5*PI()-([lf.J373]*[lf.L373]+[lf.K373])" office:value-type="float" office:value="-0.0871640052832299" calcext:value-type="float">
            <text:p>-0,08716400528323</text:p>
          </table:table-cell>
          <table:table-cell table:style-name="ce17" table:formula="of:=-[lf.M373]-[lf.$B$8]" office:value-type="float" office:value="-0.244448552595693" calcext:value-type="float">
            <text:p>-0,244448552595693</text:p>
          </table:table-cell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lf.A374]*analyze_resolution" office:value-type="float" office:value="21.45" calcext:value-type="float">
            <text:p>21,45</text:p>
          </table:table-cell>
          <table:table-cell table:style-name="ce20" table:formula="of:=-RADIANS([lf.B374])" office:value-type="float" office:value="-0.374373124552784" calcext:value-type="float">
            <text:p>-0,374373124552784</text:p>
          </table:table-cell>
          <table:table-cell table:style-name="ce20" table:formula="of:=COS([lf.$B$6])*servo_saver_arm_length*COS([lf.C374])-SIN([lf.$B$6])*servo_saver_arm_length*SIN([lf.C374])+[lf.$B$24]" office:value-type="float" office:value="357.89179274113" calcext:value-type="float">
            <text:p>357,89179274113</text:p>
          </table:table-cell>
          <table:table-cell table:style-name="ce20" table:formula="of:=COS([lf.$B$6])*servo_saver_arm_length*SIN([lf.C374])+SIN([lf.$B$6])*servo_saver_arm_length*COS([lf.C374])+[lf.$C$24]" office:value-type="float" office:value="-5.85102631640087" calcext:value-type="float">
            <text:p>-5,85102631640087</text:p>
          </table:table-cell>
          <table:table-cell table:style-name="ce20" table:formula="of:=[$lf.D374]-[$lf.$B$14]" office:value-type="float" office:value="57.8917927411304" calcext:value-type="float">
            <text:p>57,8917927411304</text:p>
          </table:table-cell>
          <table:table-cell table:style-name="ce20" table:formula="of:=[lf.E374]-[$lf.$C$14]" office:value-type="float" office:value="-100.851026316401" calcext:value-type="float">
            <text:p>-100,851026316401</text:p>
          </table:table-cell>
          <table:table-cell table:style-name="ce11" table:formula="of:=SQRT([lf.F374]^2+[lf.G374]^2)" office:value-type="float" office:value="116.285808144646" calcext:value-type="float">
            <text:p>116,285808144646</text:p>
          </table:table-cell>
          <table:table-cell table:style-name="ce20" table:formula="of:=([lf.H374]^2-[lf.$B$42]^2+[lf.$B$43]^2)/(2*[lf.H374])" office:value-type="float" office:value="8.85906587733208" calcext:value-type="float">
            <text:p>8,85906587733208</text:p>
          </table:table-cell>
          <table:table-cell table:style-name="ce20" table:formula="of:=ACOS([lf.I374]/[lf.$B$43])" office:value-type="float" office:value="1.13530019133011" calcext:value-type="float">
            <text:p>1,13530019133011</text:p>
          </table:table-cell>
          <table:table-cell table:style-name="ce20" table:formula="of:=ASIN([lf.F374]/[lf.H374])" office:value-type="float" office:value="0.521107067640078" calcext:value-type="float">
            <text:p>0,521107067640078</text:p>
          </table:table-cell>
          <table:table-cell table:style-name="ce20" table:formula="of:=IF(0.5*PI()+[lf.$B$9]&gt;[lf.K374];1;-1)" office:value-type="float" office:value="1" calcext:value-type="float">
            <text:p>1</text:p>
          </table:table-cell>
          <table:table-cell table:style-name="ce17" table:formula="of:=0.5*PI()-([lf.J374]*[lf.L374]+[lf.K374])" office:value-type="float" office:value="-0.0856109321752938" calcext:value-type="float">
            <text:p>-0,085610932175294</text:p>
          </table:table-cell>
          <table:table-cell table:style-name="ce17" table:formula="of:=-[lf.M374]-[lf.$B$8]" office:value-type="float" office:value="-0.246001625703629" calcext:value-type="float">
            <text:p>-0,246001625703629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lf.A375]*analyze_resolution" office:value-type="float" office:value="21.6" calcext:value-type="float">
            <text:p>21,6</text:p>
          </table:table-cell>
          <table:table-cell table:style-name="ce20" table:formula="of:=-RADIANS([lf.B375])" office:value-type="float" office:value="-0.376991118430775" calcext:value-type="float">
            <text:p>-0,376991118430775</text:p>
          </table:table-cell>
          <table:table-cell table:style-name="ce20" table:formula="of:=COS([lf.$B$6])*servo_saver_arm_length*COS([lf.C375])-SIN([lf.$B$6])*servo_saver_arm_length*SIN([lf.C375])+[lf.$B$24]" office:value-type="float" office:value="357.876423774212" calcext:value-type="float">
            <text:p>357,876423774212</text:p>
          </table:table-cell>
          <table:table-cell table:style-name="ce20" table:formula="of:=COS([lf.$B$6])*servo_saver_arm_length*SIN([lf.C375])+SIN([lf.$B$6])*servo_saver_arm_length*COS([lf.C375])+[lf.$C$24]" office:value-type="float" office:value="-5.88999284295485" calcext:value-type="float">
            <text:p>-5,88999284295485</text:p>
          </table:table-cell>
          <table:table-cell table:style-name="ce20" table:formula="of:=[$lf.D375]-[$lf.$B$14]" office:value-type="float" office:value="57.876423774212" calcext:value-type="float">
            <text:p>57,876423774212</text:p>
          </table:table-cell>
          <table:table-cell table:style-name="ce20" table:formula="of:=[lf.E375]-[$lf.$C$14]" office:value-type="float" office:value="-100.889992842955" calcext:value-type="float">
            <text:p>-100,889992842955</text:p>
          </table:table-cell>
          <table:table-cell table:style-name="ce11" table:formula="of:=SQRT([lf.F375]^2+[lf.G375]^2)" office:value-type="float" office:value="116.311955897679" calcext:value-type="float">
            <text:p>116,311955897679</text:p>
          </table:table-cell>
          <table:table-cell table:style-name="ce20" table:formula="of:=([lf.H375]^2-[lf.$B$42]^2+[lf.$B$43]^2)/(2*[lf.H375])" office:value-type="float" office:value="8.88321911039215" calcext:value-type="float">
            <text:p>8,88321911039215</text:p>
          </table:table-cell>
          <table:table-cell table:style-name="ce20" table:formula="of:=ACOS([lf.I375]/[lf.$B$43])" office:value-type="float" office:value="1.13403125609616" calcext:value-type="float">
            <text:p>1,13403125609616</text:p>
          </table:table-cell>
          <table:table-cell table:style-name="ce20" table:formula="of:=ASIN([lf.F375]/[lf.H375])" office:value-type="float" office:value="0.520825685216303" calcext:value-type="float">
            <text:p>0,520825685216303</text:p>
          </table:table-cell>
          <table:table-cell table:style-name="ce20" table:formula="of:=IF(0.5*PI()+[lf.$B$9]&gt;[lf.K375];1;-1)" office:value-type="float" office:value="1" calcext:value-type="float">
            <text:p>1</text:p>
          </table:table-cell>
          <table:table-cell table:style-name="ce17" table:formula="of:=0.5*PI()-([lf.J375]*[lf.L375]+[lf.K375])" office:value-type="float" office:value="-0.0840606145175657" calcext:value-type="float">
            <text:p>-0,084060614517566</text:p>
          </table:table-cell>
          <table:table-cell table:style-name="ce17" table:formula="of:=-[lf.M375]-[lf.$B$8]" office:value-type="float" office:value="-0.247551943361357" calcext:value-type="float">
            <text:p>-0,247551943361357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lf.A376]*analyze_resolution" office:value-type="float" office:value="21.75" calcext:value-type="float">
            <text:p>21,75</text:p>
          </table:table-cell>
          <table:table-cell table:style-name="ce20" table:formula="of:=-RADIANS([lf.B376])" office:value-type="float" office:value="-0.379609112308767" calcext:value-type="float">
            <text:p>-0,379609112308767</text:p>
          </table:table-cell>
          <table:table-cell table:style-name="ce20" table:formula="of:=COS([lf.$B$6])*servo_saver_arm_length*COS([lf.C376])-SIN([lf.$B$6])*servo_saver_arm_length*SIN([lf.C376])+[lf.$B$24]" office:value-type="float" office:value="357.860952845951" calcext:value-type="float">
            <text:p>357,860952845951</text:p>
          </table:table-cell>
          <table:table-cell table:style-name="ce20" table:formula="of:=COS([lf.$B$6])*servo_saver_arm_length*SIN([lf.C376])+SIN([lf.$B$6])*servo_saver_arm_length*COS([lf.C376])+[lf.$C$24]" office:value-type="float" office:value="-5.92891900015739" calcext:value-type="float">
            <text:p>-5,92891900015739</text:p>
          </table:table-cell>
          <table:table-cell table:style-name="ce20" table:formula="of:=[$lf.D376]-[$lf.$B$14]" office:value-type="float" office:value="57.8609528459508" calcext:value-type="float">
            <text:p>57,8609528459508</text:p>
          </table:table-cell>
          <table:table-cell table:style-name="ce20" table:formula="of:=[lf.E376]-[$lf.$C$14]" office:value-type="float" office:value="-100.928919000157" calcext:value-type="float">
            <text:p>-100,928919000157</text:p>
          </table:table-cell>
          <table:table-cell table:style-name="ce11" table:formula="of:=SQRT([lf.F376]^2+[lf.G376]^2)" office:value-type="float" office:value="116.338027122612" calcext:value-type="float">
            <text:p>116,338027122612</text:p>
          </table:table-cell>
          <table:table-cell table:style-name="ce20" table:formula="of:=([lf.H376]^2-[lf.$B$42]^2+[lf.$B$43]^2)/(2*[lf.H376])" office:value-type="float" office:value="8.90729669434928" calcext:value-type="float">
            <text:p>8,90729669434928</text:p>
          </table:table-cell>
          <table:table-cell table:style-name="ce20" table:formula="of:=ACOS([lf.I376]/[lf.$B$43])" office:value-type="float" office:value="1.13276554662091" calcext:value-type="float">
            <text:p>1,13276554662091</text:p>
          </table:table-cell>
          <table:table-cell table:style-name="ce20" table:formula="of:=ASIN([lf.F376]/[lf.H376])" office:value-type="float" office:value="0.52054384154181" calcext:value-type="float">
            <text:p>0,52054384154181</text:p>
          </table:table-cell>
          <table:table-cell table:style-name="ce20" table:formula="of:=IF(0.5*PI()+[lf.$B$9]&gt;[lf.K376];1;-1)" office:value-type="float" office:value="1" calcext:value-type="float">
            <text:p>1</text:p>
          </table:table-cell>
          <table:table-cell table:style-name="ce17" table:formula="of:=0.5*PI()-([lf.J376]*[lf.L376]+[lf.K376])" office:value-type="float" office:value="-0.082513061367826" calcext:value-type="float">
            <text:p>-0,082513061367826</text:p>
          </table:table-cell>
          <table:table-cell table:style-name="ce17" table:formula="of:=-[lf.M376]-[lf.$B$8]" office:value-type="float" office:value="-0.249099496511097" calcext:value-type="float">
            <text:p>-0,249099496511097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lf.A377]*analyze_resolution" office:value-type="float" office:value="21.9" calcext:value-type="float">
            <text:p>21,9</text:p>
          </table:table-cell>
          <table:table-cell table:style-name="ce20" table:formula="of:=-RADIANS([lf.B377])" office:value-type="float" office:value="-0.382227106186758" calcext:value-type="float">
            <text:p>-0,382227106186758</text:p>
          </table:table-cell>
          <table:table-cell table:style-name="ce20" table:formula="of:=COS([lf.$B$6])*servo_saver_arm_length*COS([lf.C377])-SIN([lf.$B$6])*servo_saver_arm_length*SIN([lf.C377])+[lf.$B$24]" office:value-type="float" office:value="357.845380062383" calcext:value-type="float">
            <text:p>357,845380062383</text:p>
          </table:table-cell>
          <table:table-cell table:style-name="ce20" table:formula="of:=COS([lf.$B$6])*servo_saver_arm_length*SIN([lf.C377])+SIN([lf.$B$6])*servo_saver_arm_length*COS([lf.C377])+[lf.$C$24]" office:value-type="float" office:value="-5.96780452121294" calcext:value-type="float">
            <text:p>-5,96780452121294</text:p>
          </table:table-cell>
          <table:table-cell table:style-name="ce20" table:formula="of:=[$lf.D377]-[$lf.$B$14]" office:value-type="float" office:value="57.8453800623827" calcext:value-type="float">
            <text:p>57,8453800623827</text:p>
          </table:table-cell>
          <table:table-cell table:style-name="ce20" table:formula="of:=[lf.E377]-[$lf.$C$14]" office:value-type="float" office:value="-100.967804521213" calcext:value-type="float">
            <text:p>-100,967804521213</text:p>
          </table:table-cell>
          <table:table-cell table:style-name="ce11" table:formula="of:=SQRT([lf.F377]^2+[lf.G377]^2)" office:value-type="float" office:value="116.364021692254" calcext:value-type="float">
            <text:p>116,364021692254</text:p>
          </table:table-cell>
          <table:table-cell table:style-name="ce20" table:formula="of:=([lf.H377]^2-[lf.$B$42]^2+[lf.$B$43]^2)/(2*[lf.H377])" office:value-type="float" office:value="8.93129855868838" calcext:value-type="float">
            <text:p>8,93129855868838</text:p>
          </table:table-cell>
          <table:table-cell table:style-name="ce20" table:formula="of:=ACOS([lf.I377]/[lf.$B$43])" office:value-type="float" office:value="1.1315030703176" calcext:value-type="float">
            <text:p>1,1315030703176</text:p>
          </table:table-cell>
          <table:table-cell table:style-name="ce20" table:formula="of:=ASIN([lf.F377]/[lf.H377])" office:value-type="float" office:value="0.520261538278787" calcext:value-type="float">
            <text:p>0,520261538278787</text:p>
          </table:table-cell>
          <table:table-cell table:style-name="ce20" table:formula="of:=IF(0.5*PI()+[lf.$B$9]&gt;[lf.K377];1;-1)" office:value-type="float" office:value="1" calcext:value-type="float">
            <text:p>1</text:p>
          </table:table-cell>
          <table:table-cell table:style-name="ce17" table:formula="of:=0.5*PI()-([lf.J377]*[lf.L377]+[lf.K377])" office:value-type="float" office:value="-0.0809682818014892" calcext:value-type="float">
            <text:p>-0,080968281801489</text:p>
          </table:table-cell>
          <table:table-cell table:style-name="ce17" table:formula="of:=-[lf.M377]-[lf.$B$8]" office:value-type="float" office:value="-0.250644276077433" calcext:value-type="float">
            <text:p>-0,250644276077433</text:p>
          </table:table-cell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lf.A378]*analyze_resolution" office:value-type="float" office:value="22.05" calcext:value-type="float">
            <text:p>22,05</text:p>
          </table:table-cell>
          <table:table-cell table:style-name="ce20" table:formula="of:=-RADIANS([lf.B378])" office:value-type="float" office:value="-0.38484510006475" calcext:value-type="float">
            <text:p>-0,38484510006475</text:p>
          </table:table-cell>
          <table:table-cell table:style-name="ce20" table:formula="of:=COS([lf.$B$6])*servo_saver_arm_length*COS([lf.C378])-SIN([lf.$B$6])*servo_saver_arm_length*SIN([lf.C378])+[lf.$B$24]" office:value-type="float" office:value="357.829705530242" calcext:value-type="float">
            <text:p>357,829705530242</text:p>
          </table:table-cell>
          <table:table-cell table:style-name="ce20" table:formula="of:=COS([lf.$B$6])*servo_saver_arm_length*SIN([lf.C378])+SIN([lf.$B$6])*servo_saver_arm_length*COS([lf.C378])+[lf.$C$24]" office:value-type="float" office:value="-6.00664913960453" calcext:value-type="float">
            <text:p>-6,00664913960453</text:p>
          </table:table-cell>
          <table:table-cell table:style-name="ce20" table:formula="of:=[$lf.D378]-[$lf.$B$14]" office:value-type="float" office:value="57.8297055302419" calcext:value-type="float">
            <text:p>57,8297055302419</text:p>
          </table:table-cell>
          <table:table-cell table:style-name="ce20" table:formula="of:=[lf.E378]-[$lf.$C$14]" office:value-type="float" office:value="-101.006649139605" calcext:value-type="float">
            <text:p>-101,006649139605</text:p>
          </table:table-cell>
          <table:table-cell table:style-name="ce11" table:formula="of:=SQRT([lf.F378]^2+[lf.G378]^2)" office:value-type="float" office:value="116.389939479861" calcext:value-type="float">
            <text:p>116,389939479861</text:p>
          </table:table-cell>
          <table:table-cell table:style-name="ce20" table:formula="of:=([lf.H378]^2-[lf.$B$42]^2+[lf.$B$43]^2)/(2*[lf.H378])" office:value-type="float" office:value="8.9552246332142" calcext:value-type="float">
            <text:p>8,9552246332142</text:p>
          </table:table-cell>
          <table:table-cell table:style-name="ce20" table:formula="of:=ACOS([lf.I378]/[lf.$B$43])" office:value-type="float" office:value="1.13024383461771" calcext:value-type="float">
            <text:p>1,13024383461771</text:p>
          </table:table-cell>
          <table:table-cell table:style-name="ce20" table:formula="of:=ASIN([lf.F378]/[lf.H378])" office:value-type="float" office:value="0.519978777088662" calcext:value-type="float">
            <text:p>0,519978777088662</text:p>
          </table:table-cell>
          <table:table-cell table:style-name="ce20" table:formula="of:=IF(0.5*PI()+[lf.$B$9]&gt;[lf.K378];1;-1)" office:value-type="float" office:value="1" calcext:value-type="float">
            <text:p>1</text:p>
          </table:table-cell>
          <table:table-cell table:style-name="ce17" table:formula="of:=0.5*PI()-([lf.J378]*[lf.L378]+[lf.K378])" office:value-type="float" office:value="-0.0794262849114755" calcext:value-type="float">
            <text:p>-0,079426284911476</text:p>
          </table:table-cell>
          <table:table-cell table:style-name="ce17" table:formula="of:=-[lf.M378]-[lf.$B$8]" office:value-type="float" office:value="-0.252186272967447" calcext:value-type="float">
            <text:p>-0,252186272967447</text:p>
          </table:table-cell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lf.A379]*analyze_resolution" office:value-type="float" office:value="22.2" calcext:value-type="float">
            <text:p>22,2</text:p>
          </table:table-cell>
          <table:table-cell table:style-name="ce20" table:formula="of:=-RADIANS([lf.B379])" office:value-type="float" office:value="-0.387463093942741" calcext:value-type="float">
            <text:p>-0,387463093942741</text:p>
          </table:table-cell>
          <table:table-cell table:style-name="ce20" table:formula="of:=COS([lf.$B$6])*servo_saver_arm_length*COS([lf.C379])-SIN([lf.$B$6])*servo_saver_arm_length*SIN([lf.C379])+[lf.$B$24]" office:value-type="float" office:value="357.81392935696" calcext:value-type="float">
            <text:p>357,81392935696</text:p>
          </table:table-cell>
          <table:table-cell table:style-name="ce20" table:formula="of:=COS([lf.$B$6])*servo_saver_arm_length*SIN([lf.C379])+SIN([lf.$B$6])*servo_saver_arm_length*COS([lf.C379])+[lf.$C$24]" office:value-type="float" office:value="-6.04545258909547" calcext:value-type="float">
            <text:p>-6,04545258909547</text:p>
          </table:table-cell>
          <table:table-cell table:style-name="ce20" table:formula="of:=[$lf.D379]-[$lf.$B$14]" office:value-type="float" office:value="57.8139293569599" calcext:value-type="float">
            <text:p>57,8139293569599</text:p>
          </table:table-cell>
          <table:table-cell table:style-name="ce20" table:formula="of:=[lf.E379]-[$lf.$C$14]" office:value-type="float" office:value="-101.045452589095" calcext:value-type="float">
            <text:p>-101,045452589095</text:p>
          </table:table-cell>
          <table:table-cell table:style-name="ce11" table:formula="of:=SQRT([lf.F379]^2+[lf.G379]^2)" office:value-type="float" office:value="116.415780359136" calcext:value-type="float">
            <text:p>116,415780359136</text:p>
          </table:table-cell>
          <table:table-cell table:style-name="ce20" table:formula="of:=([lf.H379]^2-[lf.$B$42]^2+[lf.$B$43]^2)/(2*[lf.H379])" office:value-type="float" office:value="8.97907484805033" calcext:value-type="float">
            <text:p>8,97907484805033</text:p>
          </table:table-cell>
          <table:table-cell table:style-name="ce20" table:formula="of:=ACOS([lf.I379]/[lf.$B$43])" office:value-type="float" office:value="1.12898784697089" calcext:value-type="float">
            <text:p>1,12898784697089</text:p>
          </table:table-cell>
          <table:table-cell table:style-name="ce20" table:formula="of:=ASIN([lf.F379]/[lf.H379])" office:value-type="float" office:value="0.519695559632104" calcext:value-type="float">
            <text:p>0,519695559632104</text:p>
          </table:table-cell>
          <table:table-cell table:style-name="ce20" table:formula="of:=IF(0.5*PI()+[lf.$B$9]&gt;[lf.K379];1;-1)" office:value-type="float" office:value="1" calcext:value-type="float">
            <text:p>1</text:p>
          </table:table-cell>
          <table:table-cell table:style-name="ce17" table:formula="of:=0.5*PI()-([lf.J379]*[lf.L379]+[lf.K379])" office:value-type="float" office:value="-0.0778870798080966" calcext:value-type="float">
            <text:p>-0,077887079808097</text:p>
          </table:table-cell>
          <table:table-cell table:style-name="ce17" table:formula="of:=-[lf.M379]-[lf.$B$8]" office:value-type="float" office:value="-0.253725478070826" calcext:value-type="float">
            <text:p>-0,253725478070826</text:p>
          </table:table-cell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lf.A380]*analyze_resolution" office:value-type="float" office:value="22.35" calcext:value-type="float">
            <text:p>22,35</text:p>
          </table:table-cell>
          <table:table-cell table:style-name="ce20" table:formula="of:=-RADIANS([lf.B380])" office:value-type="float" office:value="-0.390081087820733" calcext:value-type="float">
            <text:p>-0,390081087820733</text:p>
          </table:table-cell>
          <table:table-cell table:style-name="ce20" table:formula="of:=COS([lf.$B$6])*servo_saver_arm_length*COS([lf.C380])-SIN([lf.$B$6])*servo_saver_arm_length*SIN([lf.C380])+[lf.$B$24]" office:value-type="float" office:value="357.798051650665" calcext:value-type="float">
            <text:p>357,798051650665</text:p>
          </table:table-cell>
          <table:table-cell table:style-name="ce20" table:formula="of:=COS([lf.$B$6])*servo_saver_arm_length*SIN([lf.C380])+SIN([lf.$B$6])*servo_saver_arm_length*COS([lf.C380])+[lf.$C$24]" office:value-type="float" office:value="-6.08421460373129" calcext:value-type="float">
            <text:p>-6,08421460373129</text:p>
          </table:table-cell>
          <table:table-cell table:style-name="ce20" table:formula="of:=[$lf.D380]-[$lf.$B$14]" office:value-type="float" office:value="57.7980516506648" calcext:value-type="float">
            <text:p>57,7980516506648</text:p>
          </table:table-cell>
          <table:table-cell table:style-name="ce20" table:formula="of:=[lf.E380]-[$lf.$C$14]" office:value-type="float" office:value="-101.084214603731" calcext:value-type="float">
            <text:p>-101,084214603731</text:p>
          </table:table-cell>
          <table:table-cell table:style-name="ce11" table:formula="of:=SQRT([lf.F380]^2+[lf.G380]^2)" office:value-type="float" office:value="116.441544204232" calcext:value-type="float">
            <text:p>116,441544204232</text:p>
          </table:table-cell>
          <table:table-cell table:style-name="ce20" table:formula="of:=([lf.H380]^2-[lf.$B$42]^2+[lf.$B$43]^2)/(2*[lf.H380])" office:value-type="float" office:value="9.00284913363836" calcext:value-type="float">
            <text:p>9,00284913363836</text:p>
          </table:table-cell>
          <table:table-cell table:style-name="ce20" table:formula="of:=ACOS([lf.I380]/[lf.$B$43])" office:value-type="float" office:value="1.12773511484481" calcext:value-type="float">
            <text:p>1,12773511484481</text:p>
          </table:table-cell>
          <table:table-cell table:style-name="ce20" table:formula="of:=ASIN([lf.F380]/[lf.H380])" office:value-type="float" office:value="0.519411887569019" calcext:value-type="float">
            <text:p>0,519411887569019</text:p>
          </table:table-cell>
          <table:table-cell table:style-name="ce20" table:formula="of:=IF(0.5*PI()+[lf.$B$9]&gt;[lf.K380];1;-1)" office:value-type="float" office:value="1" calcext:value-type="float">
            <text:p>1</text:p>
          </table:table-cell>
          <table:table-cell table:style-name="ce17" table:formula="of:=0.5*PI()-([lf.J380]*[lf.L380]+[lf.K380])" office:value-type="float" office:value="-0.0763506756189303" calcext:value-type="float">
            <text:p>-0,07635067561893</text:p>
          </table:table-cell>
          <table:table-cell table:style-name="ce17" table:formula="of:=-[lf.M380]-[lf.$B$8]" office:value-type="float" office:value="-0.255261882259992" calcext:value-type="float">
            <text:p>-0,255261882259992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lf.A381]*analyze_resolution" office:value-type="float" office:value="22.5" calcext:value-type="float">
            <text:p>22,5</text:p>
          </table:table-cell>
          <table:table-cell table:style-name="ce20" table:formula="of:=-RADIANS([lf.B381])" office:value-type="float" office:value="-0.392699081698724" calcext:value-type="float">
            <text:p>-0,392699081698724</text:p>
          </table:table-cell>
          <table:table-cell table:style-name="ce20" table:formula="of:=COS([lf.$B$6])*servo_saver_arm_length*COS([lf.C381])-SIN([lf.$B$6])*servo_saver_arm_length*SIN([lf.C381])+[lf.$B$24]" office:value-type="float" office:value="357.782072520181" calcext:value-type="float">
            <text:p>357,782072520181</text:p>
          </table:table-cell>
          <table:table-cell table:style-name="ce20" table:formula="of:=COS([lf.$B$6])*servo_saver_arm_length*SIN([lf.C381])+SIN([lf.$B$6])*servo_saver_arm_length*COS([lf.C381])+[lf.$C$24]" office:value-type="float" office:value="-6.12293491784144" calcext:value-type="float">
            <text:p>-6,12293491784144</text:p>
          </table:table-cell>
          <table:table-cell table:style-name="ce20" table:formula="of:=[$lf.D381]-[$lf.$B$14]" office:value-type="float" office:value="57.7820725201806" calcext:value-type="float">
            <text:p>57,7820725201806</text:p>
          </table:table-cell>
          <table:table-cell table:style-name="ce20" table:formula="of:=[lf.E381]-[$lf.$C$14]" office:value-type="float" office:value="-101.122934917841" calcext:value-type="float">
            <text:p>-101,122934917841</text:p>
          </table:table-cell>
          <table:table-cell table:style-name="ce11" table:formula="of:=SQRT([lf.F381]^2+[lf.G381]^2)" office:value-type="float" office:value="116.467230889746" calcext:value-type="float">
            <text:p>116,467230889746</text:p>
          </table:table-cell>
          <table:table-cell table:style-name="ce20" table:formula="of:=([lf.H381]^2-[lf.$B$42]^2+[lf.$B$43]^2)/(2*[lf.H381])" office:value-type="float" office:value="9.02654742073706" calcext:value-type="float">
            <text:p>9,02654742073706</text:p>
          </table:table-cell>
          <table:table-cell table:style-name="ce20" table:formula="of:=ACOS([lf.I381]/[lf.$B$43])" office:value-type="float" office:value="1.12648564572504" calcext:value-type="float">
            <text:p>1,12648564572504</text:p>
          </table:table-cell>
          <table:table-cell table:style-name="ce20" table:formula="of:=ASIN([lf.F381]/[lf.H381])" office:value-type="float" office:value="0.519127762558551" calcext:value-type="float">
            <text:p>0,519127762558551</text:p>
          </table:table-cell>
          <table:table-cell table:style-name="ce20" table:formula="of:=IF(0.5*PI()+[lf.$B$9]&gt;[lf.K381];1;-1)" office:value-type="float" office:value="1" calcext:value-type="float">
            <text:p>1</text:p>
          </table:table-cell>
          <table:table-cell table:style-name="ce17" table:formula="of:=0.5*PI()-([lf.J381]*[lf.L381]+[lf.K381])" office:value-type="float" office:value="-0.0748170814886946" calcext:value-type="float">
            <text:p>-0,074817081488695</text:p>
          </table:table-cell>
          <table:table-cell table:style-name="ce17" table:formula="of:=-[lf.M381]-[lf.$B$8]" office:value-type="float" office:value="-0.256795476390228" calcext:value-type="float">
            <text:p>-0,256795476390228</text:p>
          </table:table-cell>
          <table:table-cell table:number-columns-repeated="1010"/>
        </table:table-row>
        <table:table-row table:style-name="ro1" table:number-rows-repeated="10481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nalyze_resolution" table:base-cell-address="$acker.$F$49" table:cell-range-address="$acker.$I$38"/>
        <table:named-range table:name="angle" table:base-cell-address="$acker.$B$38" table:cell-range-address="$acker.$B$49"/>
        <table:named-range table:name="average_wheel_angle" table:base-cell-address="$common_calc.$B$8" table:cell-range-address="$common_calc.$D$9"/>
        <table:named-range table:name="front_wheel_offset" table:base-cell-address="$acker.$N$4" table:cell-range-address="$common_calc.$B$4"/>
        <table:named-range table:name="left_king_pin_angle" table:base-cell-address="$lf.$B$4" table:cell-range-address="$lf.$B$4"/>
        <table:named-range table:name="left_king_pin_x" table:base-cell-address="$lf.$B$14" table:cell-range-address="$lf.$B$14"/>
        <table:named-range table:name="left_king_pin_y" table:base-cell-address="$lf.$C$14" table:cell-range-address="$lf.$C$14"/>
        <table:named-range table:name="left_wheel_angle" table:base-cell-address="$lf.$B$3" table:cell-range-address="$lf.$B$3"/>
        <table:named-range table:name="left_wheel_steering_radius" table:base-cell-address="$lf.$B$67" table:cell-range-address="$lf.$B$67"/>
        <table:named-range table:name="right_king_pin_angle" table:base-cell-address="$rf.$B$4" table:cell-range-address="$rf.$B$4"/>
        <table:named-range table:name="right_king_pin_x" table:base-cell-address="$rf.$B$14" table:cell-range-address="$rf.$B$14"/>
        <table:named-range table:name="right_king_pin_y" table:base-cell-address="$rf.$C$14" table:cell-range-address="$rf.$C$14"/>
        <table:named-range table:name="right_wheel_angle" table:base-cell-address="$rf.$B$3" table:cell-range-address="$rf.$B$3"/>
        <table:named-range table:name="right_wheel_steering_radius" table:base-cell-address="$rf.$B$67" table:cell-range-address="$rf.$B$67"/>
        <table:named-range table:name="servo_saver_arm_angle" table:base-cell-address="$acker.$A$41" table:cell-range-address="$acker.$B$37"/>
        <table:named-range table:name="servo_saver_arm_length" table:base-cell-address="$acker.$B$39" table:cell-range-address="$acker.$B$35"/>
        <table:named-range table:name="servo_saver_offset" table:base-cell-address="$acker.$B$37" table:cell-range-address="$acker.$B$33"/>
        <table:named-range table:name="servo_saver_piovot_offset" table:base-cell-address="$acker.$B$43" table:cell-range-address="$acker.$B$39"/>
        <table:named-range table:name="steering_arm_angle" table:base-cell-address="$acker.$B$45" table:cell-range-address="$acker.$B$43"/>
        <table:named-range table:name="steering_arm_length" table:base-cell-address="$acker.$B$43" table:cell-range-address="$acker.$B$41"/>
        <table:named-range table:name="steering_toe_in" table:base-cell-address="$common_calc.$B$9" table:cell-range-address="$common_calc.$B$16"/>
        <table:named-range table:name="toe_in" table:base-cell-address="$acker.$B$47" table:cell-range-address="$acker.$B$45"/>
        <table:named-range table:name="track_front" table:base-cell-address="$acker.$B$31" table:cell-range-address="$acker.$B$29"/>
        <table:named-range table:name="track_king_pin" table:base-cell-address="$acker.$B$32" table:cell-range-address="$acker.$B$31"/>
        <table:named-range table:name="track_rear" table:base-cell-address="$acker.$B$30" table:cell-range-address="$acker.$B$27"/>
        <table:named-range table:name="wheelbase" table:base-cell-address="$acker.$B$29" table:cell-range-address="$acker.$B$25"/>
        <table:named-range table:name="wheelsize" table:base-cell-address="$acker.$N$3" table:cell-range-address="$common_calc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-00-00</text:date>, <text:time style:data-style-name="N2" text:time-value="02:18:27.949190931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23:48:02.770211609</meta:creation-date>
    <dc:date>2018-09-08T18:49:58.436811238</dc:date>
    <meta:editing-duration>P2DT12H22M14S</meta:editing-duration>
    <meta:editing-cycles>67</meta:editing-cycles>
    <meta:generator>LibreOffice/6.0.5.2$Linux_X86_64 LibreOffice_project/00m0$Build-2</meta:generator>
    <meta:document-statistic meta:table-count="7" meta:cell-count="12848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5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cm" svg:stroke-color="#6666ff" draw:fill-color="#6666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rb.A3:rb.B4 rf.C57:rf.C58 lf.C57:lf.C58 lf.C29:lf.C30 rf.C29:rf.C30 lf.C24:lf.C25 rf.C24:rf.C25 lb.B3:lb.B4 lf.C19:lf.C20 rf.C19:rf.C20 lf.C14:lf.C15 rf.C14:rf.C15" chart:data-source-has-labels="row" svg:x="0.32cm" svg:y="0.18cm" svg:width="15.36cm" svg:height="8.64cm">
          <chartooo:coordinate-region svg:x="0.651cm" svg:y="0.379cm" svg:width="14.748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b.B3:rb.B4" loext:label-string="rear_right_wheel" chart:class="chart:scatter">
            <chart:domain table:cell-range-address="rb.A3:rb.A4"/>
            <chart:data-point chart:repeated="2"/>
          </chart:series>
          <chart:series chart:style-name="ch7" chart:values-cell-range-address="rf.C57:rf.C58" loext:label-string="right_steering_rod" chart:class="chart:scatter">
            <chart:domain table:cell-range-address="rf.B57:rf.B58"/>
            <chart:data-point chart:repeated="2"/>
          </chart:series>
          <chart:series chart:style-name="ch8" chart:values-cell-range-address="lf.C57:lf.C58" loext:label-string="left_steering_rod" chart:class="chart:scatter">
            <chart:domain table:cell-range-address="lf.B57:lf.B58"/>
            <chart:data-point chart:repeated="2"/>
          </chart:series>
          <chart:series chart:style-name="ch8" chart:values-cell-range-address="lf.C29:lf.C30" loext:label-string="left_steering_arm" chart:class="chart:scatter">
            <chart:domain table:cell-range-address="lf.B29:lf.B30"/>
            <chart:data-point chart:repeated="2"/>
          </chart:series>
          <chart:series chart:style-name="ch7" chart:values-cell-range-address="rf.C29:rf.C30" loext:label-string="right_steering_arm" chart:class="chart:scatter">
            <chart:domain table:cell-range-address="rf.B29:rf.B30"/>
            <chart:data-point chart:repeated="2"/>
          </chart:series>
          <chart:series chart:style-name="ch8" chart:values-cell-range-address="lf.C24:lf.C25" loext:label-string="left_servo_saver_arm" chart:class="chart:scatter">
            <chart:domain table:cell-range-address="lf.B24:lf.B25"/>
            <chart:data-point chart:repeated="2"/>
          </chart:series>
          <chart:series chart:style-name="ch7" chart:values-cell-range-address="rf.C24:rf.C25" loext:label-string="right_servo_saver_arm" chart:class="chart:scatter">
            <chart:domain table:cell-range-address="rf.B24:rf.B25"/>
            <chart:data-point chart:repeated="2"/>
          </chart:series>
          <chart:series chart:style-name="ch6" chart:values-cell-range-address="lb.B3:lb.B4" loext:label-string="rear_left_wheel" chart:class="chart:scatter">
            <chart:domain table:cell-range-address="lb.A3:lb.A4"/>
            <chart:data-point chart:repeated="2"/>
          </chart:series>
          <chart:series chart:style-name="ch9" chart:values-cell-range-address="lf.C19:lf.C20" loext:label-string="front_left_wheel" chart:class="chart:scatter">
            <chart:domain table:cell-range-address="lf.B19:lf.B20"/>
            <chart:data-point chart:repeated="2"/>
          </chart:series>
          <chart:series chart:style-name="ch10" chart:values-cell-range-address="rf.C19:rf.C20" loext:label-string="front_right_wheel" chart:class="chart:scatter">
            <chart:domain table:cell-range-address="rf.B19:rf.B20"/>
            <chart:data-point chart:repeated="2"/>
          </chart:series>
          <chart:series chart:style-name="ch11" chart:values-cell-range-address="lf.C14:lf.C15" loext:label-string="front_left_wheel_axis" chart:class="chart:scatter">
            <chart:domain table:cell-range-address="lf.B14:lf.B15"/>
            <chart:data-point chart:repeated="2"/>
          </chart:series>
          <chart:series chart:style-name="ch12" chart:values-cell-range-address="rf.C14:rf.C15" loext:label-string="front_right_wheel_axis" chart:class="chart:scatter">
            <chart:domain table:cell-range-address="rf.B14:rf.B15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A</text:p>
              </table:table-cell>
              <table:table-cell office:value-type="string">
                <text:p>rear_right_wheel</text:p>
              </table:table-cell>
              <table:table-cell office:value-type="string">
                <text:p>Kolumn B</text:p>
              </table:table-cell>
              <table:table-cell office:value-type="string">
                <text:p>right_steering_rod</text:p>
              </table:table-cell>
              <table:table-cell office:value-type="string">
                <text:p>Kolumn B</text:p>
              </table:table-cell>
              <table:table-cell office:value-type="string">
                <text:p>left_steering_rod</text:p>
              </table:table-cell>
              <table:table-cell office:value-type="string">
                <text:p>Kolumn B</text:p>
              </table:table-cell>
              <table:table-cell office:value-type="string">
                <text:p>left_steering_arm</text:p>
              </table:table-cell>
              <table:table-cell office:value-type="string">
                <text:p>Kolumn B</text:p>
              </table:table-cell>
              <table:table-cell office:value-type="string">
                <text:p>right_steering_arm</text:p>
              </table:table-cell>
              <table:table-cell office:value-type="string">
                <text:p>Kolumn B</text:p>
              </table:table-cell>
              <table:table-cell office:value-type="string">
                <text:p>left_servo_saver_arm</text:p>
              </table:table-cell>
              <table:table-cell office:value-type="string">
                <text:p>Kolumn B</text:p>
              </table:table-cell>
              <table:table-cell office:value-type="string">
                <text:p>right_servo_saver_arm</text:p>
              </table:table-cell>
              <table:table-cell office:value-type="string">
                <text:p>Kolumn A</text:p>
              </table:table-cell>
              <table:table-cell office:value-type="string">
                <text:p>rear_left_wheel</text:p>
              </table:table-cell>
              <table:table-cell office:value-type="string">
                <text:p>Kolumn B</text:p>
              </table:table-cell>
              <table:table-cell office:value-type="string">
                <text:p>front_left_wheel</text:p>
              </table:table-cell>
              <table:table-cell office:value-type="string">
                <text:p>Kolumn B</text:p>
              </table:table-cell>
              <table:table-cell office:value-type="string">
                <text:p>front_right_wheel</text:p>
              </table:table-cell>
              <table:table-cell office:value-type="string">
                <text:p>Kolumn B</text:p>
              </table:table-cell>
              <table:table-cell office:value-type="string">
                <text:p>front_left_wheel_axis</text:p>
              </table:table-cell>
              <table:table-cell office:value-type="string">
                <text:p>Kolumn B</text:p>
              </table:table-cell>
              <table:table-cell office:value-type="string">
                <text:p>front_right_wheel_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5">
                <text:p>-45</text:p>
                <draw:g>
                  <svg:desc>rb.A3:rb.A4</svg:desc>
                </draw:g>
              </table:table-cell>
              <table:table-cell office:value-type="float" office:value="-115">
                <text:p>-115</text:p>
                <draw:g>
                  <svg:desc>rb.B3:rb.B4</svg:desc>
                </draw:g>
              </table:table-cell>
              <table:table-cell office:value-type="float" office:value="320.974090948791">
                <text:p>320.974090948791</text:p>
                <draw:g>
                  <svg:desc>rf.B57:rf.B58</svg:desc>
                </draw:g>
              </table:table-cell>
              <table:table-cell office:value-type="float" office:value="-96.0428369344391">
                <text:p>-96.0428369344391</text:p>
                <draw:g>
                  <svg:desc>rf.C57:rf.C58</svg:desc>
                </draw:g>
              </table:table-cell>
              <table:table-cell office:value-type="float" office:value="316.574191197257">
                <text:p>316.574191197257</text:p>
                <draw:g>
                  <svg:desc>lf.B57:lf.B58</svg:desc>
                </draw:g>
              </table:table-cell>
              <table:table-cell office:value-type="float" office:value="107.895587856192">
                <text:p>107.895587856192</text:p>
                <draw:g>
                  <svg:desc>lf.C57:lf.C58</svg:desc>
                </draw:g>
              </table:table-cell>
              <table:table-cell office:value-type="float" office:value="300">
                <text:p>300</text:p>
                <draw:g>
                  <svg:desc>lf.B29:lf.B30</svg:desc>
                </draw:g>
              </table:table-cell>
              <table:table-cell office:value-type="float" office:value="95">
                <text:p>95</text:p>
                <draw:g>
                  <svg:desc>lf.C29:lf.C30</svg:desc>
                </draw:g>
              </table:table-cell>
              <table:table-cell office:value-type="float" office:value="300">
                <text:p>300</text:p>
                <draw:g>
                  <svg:desc>rf.B29:rf.B30</svg:desc>
                </draw:g>
              </table:table-cell>
              <table:table-cell office:value-type="float" office:value="-95">
                <text:p>-95</text:p>
                <draw:g>
                  <svg:desc>rf.C29:rf.C30</svg:desc>
                </draw:g>
              </table:table-cell>
              <table:table-cell office:value-type="float" office:value="343">
                <text:p>343</text:p>
                <draw:g>
                  <svg:desc>lf.B24:lf.B25</svg:desc>
                </draw:g>
              </table:table-cell>
              <table:table-cell office:value-type="float" office:value="0">
                <text:p>0</text:p>
                <draw:g>
                  <svg:desc>lf.C24:lf.C25</svg:desc>
                </draw:g>
              </table:table-cell>
              <table:table-cell office:value-type="float" office:value="343">
                <text:p>343</text:p>
                <draw:g>
                  <svg:desc>rf.B24:rf.B25</svg:desc>
                </draw:g>
              </table:table-cell>
              <table:table-cell office:value-type="float" office:value="-0">
                <text:p>-0</text:p>
                <draw:g>
                  <svg:desc>rf.C24:rf.C25</svg:desc>
                </draw:g>
              </table:table-cell>
              <table:table-cell office:value-type="float" office:value="-45">
                <text:p>-45</text:p>
                <draw:g>
                  <svg:desc>lb.A3:lb.A4</svg:desc>
                </draw:g>
              </table:table-cell>
              <table:table-cell office:value-type="float" office:value="115">
                <text:p>115</text:p>
                <draw:g>
                  <svg:desc>lb.B3:lb.B4</svg:desc>
                </draw:g>
              </table:table-cell>
              <table:table-cell office:value-type="float" office:value="252.567297002745">
                <text:p>252.567297002745</text:p>
                <draw:g>
                  <svg:desc>lf.B19:lf.B20</svg:desc>
                </draw:g>
              </table:table-cell>
              <table:table-cell office:value-type="float" office:value="94.6275938048195">
                <text:p>94.6275938048195</text:p>
                <draw:g>
                  <svg:desc>lf.C19:lf.C20</svg:desc>
                </draw:g>
              </table:table-cell>
              <table:table-cell office:value-type="float" office:value="260.949823646551">
                <text:p>260.949823646551</text:p>
                <draw:g>
                  <svg:desc>rf.B19:rf.B20</svg:desc>
                </draw:g>
              </table:table-cell>
              <table:table-cell office:value-type="float" office:value="-121.927378757772">
                <text:p>-121.927378757772</text:p>
                <draw:g>
                  <svg:desc>rf.C19:rf.C20</svg:desc>
                </draw:g>
              </table:table-cell>
              <table:table-cell office:value-type="float" office:value="300">
                <text:p>300</text:p>
                <draw:g>
                  <svg:desc>lf.B14:lf.B15</svg:desc>
                </draw:g>
              </table:table-cell>
              <table:table-cell office:value-type="float" office:value="95">
                <text:p>95</text:p>
                <draw:g>
                  <svg:desc>lf.C14:lf.C15</svg:desc>
                </draw:g>
              </table:table-cell>
              <table:table-cell office:value-type="float" office:value="300">
                <text:p>300</text:p>
                <draw:g>
                  <svg:desc>rf.B14:rf.B15</svg:desc>
                </draw:g>
              </table:table-cell>
              <table:table-cell office:value-type="float" office:value="-95">
                <text:p>-95</text:p>
                <draw:g>
                  <svg:desc>rf.C14:rf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-115">
                <text:p>-115</text:p>
              </table:table-cell>
              <table:table-cell office:value-type="float" office:value="357.500924592586">
                <text:p>357.500924592586</text:p>
              </table:table-cell>
              <table:table-cell office:value-type="float" office:value="6.76189218785119">
                <text:p>6.76189218785119</text:p>
              </table:table-cell>
              <table:table-cell office:value-type="float" office:value="357.500924592586">
                <text:p>357.500924592586</text:p>
              </table:table-cell>
              <table:table-cell office:value-type="float" office:value="6.76189218785119">
                <text:p>6.76189218785119</text:p>
              </table:table-cell>
              <table:table-cell office:value-type="float" office:value="316.574191197257">
                <text:p>316.574191197257</text:p>
              </table:table-cell>
              <table:table-cell office:value-type="float" office:value="107.895587856192">
                <text:p>107.895587856192</text:p>
              </table:table-cell>
              <table:table-cell office:value-type="float" office:value="320.974090948791">
                <text:p>320.974090948791</text:p>
              </table:table-cell>
              <table:table-cell office:value-type="float" office:value="-96.0428369344391">
                <text:p>-96.0428369344391</text:p>
              </table:table-cell>
              <table:table-cell office:value-type="float" office:value="357.500924592586">
                <text:p>357.500924592586</text:p>
              </table:table-cell>
              <table:table-cell office:value-type="float" office:value="6.76189218785119">
                <text:p>6.76189218785119</text:p>
              </table:table-cell>
              <table:table-cell office:value-type="float" office:value="357.500924592586">
                <text:p>357.500924592586</text:p>
              </table:table-cell>
              <table:table-cell office:value-type="float" office:value="6.76189218785119">
                <text:p>6.76189218785119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  <table:table-cell office:value-type="float" office:value="337.722718680696">
                <text:p>337.722718680696</text:p>
              </table:table-cell>
              <table:table-cell office:value-type="float" office:value="123.757546754497">
                <text:p>123.757546754497</text:p>
              </table:table-cell>
              <table:table-cell office:value-type="float" office:value="347.396568337423">
                <text:p>347.396568337423</text:p>
              </table:table-cell>
              <table:table-cell office:value-type="float" office:value="-96.8882028058519">
                <text:p>-96.8882028058519</text:p>
              </table:table-cell>
              <table:table-cell office:value-type="float" office:value="295.14500784172">
                <text:p>295.14500784172</text:p>
              </table:table-cell>
              <table:table-cell office:value-type="float" office:value="109.192570279658">
                <text:p>109.192570279658</text:p>
              </table:table-cell>
              <table:table-cell office:value-type="float" office:value="304.173195991987">
                <text:p>304.173195991987</text:p>
              </table:table-cell>
              <table:table-cell office:value-type="float" office:value="-109.407790781812">
                <text:p>-109.407790781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width="0.03cm" svg:stroke-color="#ff3333" draw:fill-color="#ff333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-dash="Fine_20_Dashed" svg:stroke-width="0.03cm" svg:stroke-color="#808080" draw:fill-color="#808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width="0.03cm" svg:stroke-color="#6666ff" draw:fill-color="#6666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05cm" chart:symbol-height="0.05cm" chart:link-data-style-to-source="true"/>
      <style:graphic-properties draw:stroke="dash" draw:stroke-dash="Fine_20_Dashed" svg:stroke-width="0.03cm" svg:stroke-color="#ff9999" draw:fill-color="#ff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05cm" chart:symbol-height="0.05cm" chart:link-data-style-to-source="true"/>
      <style:graphic-properties draw:stroke="dash" draw:stroke-dash="Fine_20_Dashed" svg:stroke-width="0.03cm" svg:stroke-color="#cccccc" draw:fill-color="#cccc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05cm" chart:symbol-height="0.05cm" chart:link-data-style-to-source="true"/>
      <style:graphic-properties draw:stroke="dash" draw:stroke-dash="Fine_20_Dashed" svg:stroke-width="0.03cm" svg:stroke-color="#9999ff" draw:fill-color="#9999ff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18cm" svg:height="12.91cm" xlink:href=".." xlink:type="simple" chart:class="chart:scatter" chart:style-name="ch1">
        <chart:legend svg:x="9.581cm" svg:y="1.96cm" style:legend-expansion="custom" chartooo:width="4.703cm" chartooo:height="5.938cm" style:legend-expansion-aspect-ratio="0.792017514314584" chart:style-name="ch2"/>
        <chart:plot-area chart:style-name="ch3" table:cell-range-address="common_calc.B35:common_calc.C36 common_calc.C37:common_calc.C38 common_calc.D24:common_calc.D24 common_calc.C21:common_calc.C26 common_calc.D26:common_calc.D26 common_calc.D22:common_calc.D22 common_calc.D31:common_calc.D31 common_calc.C28:common_calc.C33 common_calc.D33:common_calc.D33 common_calc.D29:common_calc.D29" chart:data-source-has-labels="row" svg:x="1.261cm" svg:y="-0.094cm" svg:width="12.002cm" svg:height="12.953cm">
          <chartooo:coordinate-region svg:x="1.263cm" svg:y="0.383cm" svg:width="11.999cm" svg:height="11.999cm"/>
          <chart:axis chart:dimension="x" chart:name="primary-x" chart:style-name="ch4"/>
          <chart:axis chart:dimension="y" chart:name="primary-y" chart:style-name="ch5"/>
          <chart:series chart:style-name="ch6" chart:values-cell-range-address="common_calc.C35:common_calc.C36" loext:label-string="&quot; &quot;" chart:class="chart:scatter">
            <chart:domain table:cell-range-address="common_calc.B35:common_calc.B36"/>
            <chart:data-point chart:repeated="2"/>
          </chart:series>
          <chart:series chart:style-name="ch7" chart:values-cell-range-address="common_calc.C37:common_calc.C38" loext:label-string="&quot; &quot;" chart:class="chart:scatter">
            <chart:domain table:cell-range-address="common_calc.B37:common_calc.B38"/>
            <chart:data-point chart:repeated="2"/>
          </chart:series>
          <chart:series chart:style-name="ch8" chart:values-cell-range-address="common_calc.C23:common_calc.C24" chart:label-cell-address="common_calc.D24:common_calc.D24" chart:class="chart:scatter">
            <chart:domain table:cell-range-address="common_calc.B23:common_calc.B24"/>
            <chart:data-point chart:repeated="2"/>
          </chart:series>
          <chart:series chart:style-name="ch9" chart:values-cell-range-address="common_calc.C25:common_calc.C26" chart:label-cell-address="common_calc.D26:common_calc.D26" chart:class="chart:scatter">
            <chart:domain table:cell-range-address="common_calc.B25:common_calc.B26"/>
            <chart:data-point chart:repeated="2"/>
          </chart:series>
          <chart:series chart:style-name="ch10" chart:values-cell-range-address="common_calc.C21:common_calc.C22" chart:label-cell-address="common_calc.D22:common_calc.D22" chart:class="chart:scatter">
            <chart:domain table:cell-range-address="common_calc.B21:common_calc.B22"/>
            <chart:data-point chart:repeated="2"/>
          </chart:series>
          <chart:series chart:style-name="ch11" chart:values-cell-range-address="common_calc.C30:common_calc.C31" chart:label-cell-address="common_calc.D31:common_calc.D31" chart:class="chart:scatter">
            <chart:domain table:cell-range-address="common_calc.B30:common_calc.B31"/>
            <chart:data-point chart:repeated="2"/>
          </chart:series>
          <chart:series chart:style-name="ch12" chart:values-cell-range-address="common_calc.C32:common_calc.C33" chart:label-cell-address="common_calc.D33:common_calc.D33" chart:class="chart:scatter">
            <chart:domain table:cell-range-address="common_calc.B32:common_calc.B33"/>
            <chart:data-point chart:repeated="2"/>
          </chart:series>
          <chart:series chart:style-name="ch13" chart:values-cell-range-address="common_calc.C28:common_calc.C29" chart:label-cell-address="common_calc.D29:common_calc.D29" chart:class="chart:scatter">
            <chart:domain table:cell-range-address="common_calc.B28:common_calc.B29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B</text:p>
              </table:table-cell>
              <table:table-cell office:value-type="string">
                <text:p> </text:p>
              </table:table-cell>
              <table:table-cell office:value-type="string">
                <text:p>Kolumn B</text:p>
              </table:table-cell>
              <table:table-cell office:value-type="string">
                <text:p> </text:p>
              </table:table-cell>
              <table:table-cell office:value-type="string">
                <text:p>Kolumn B</text:p>
              </table:table-cell>
              <table:table-cell office:value-type="string">
                <text:p>Lw X0 972</text:p>
                <draw:g>
                  <svg:desc>common_calc.D24:common_calc.D24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Avg X0 956</text:p>
                <draw:g>
                  <svg:desc>common_calc.D26:common_calc.D26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Rw X0 941</text:p>
                <draw:g>
                  <svg:desc>common_calc.D22:common_calc.D22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Lw rad 983</text:p>
                <draw:g>
                  <svg:desc>common_calc.D31:common_calc.D31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Avg rad 968</text:p>
                <draw:g>
                  <svg:desc>common_calc.D33:common_calc.D33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Rw rad 953</text:p>
                <draw:g>
                  <svg:desc>common_calc.D29:common_calc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0">
                <text:p>-110</text:p>
                <draw:g>
                  <svg:desc>common_calc.B35:common_calc.B36</svg:desc>
                </draw:g>
              </table:table-cell>
              <table:table-cell office:value-type="float" office:value="0">
                <text:p>0</text:p>
                <draw:g>
                  <svg:desc>common_calc.C35:common_calc.C36</svg:desc>
                </draw:g>
              </table:table-cell>
              <table:table-cell office:value-type="float" office:value="0">
                <text:p>0</text:p>
                <draw:g>
                  <svg:desc>common_calc.B37:common_calc.B38</svg:desc>
                </draw:g>
              </table:table-cell>
              <table:table-cell office:value-type="float" office:value="971.9882514921">
                <text:p>971.9882514921</text:p>
                <draw:g>
                  <svg:desc>common_calc.C37:common_calc.C38</svg:desc>
                </draw:g>
              </table:table-cell>
              <table:table-cell office:value-type="float" office:value="300">
                <text:p>300</text:p>
                <draw:g>
                  <svg:desc>common_calc.B23:common_calc.B24</svg:desc>
                </draw:g>
              </table:table-cell>
              <table:table-cell office:value-type="float" office:value="95">
                <text:p>95</text:p>
                <draw:g>
                  <svg:desc>common_calc.C23:common_calc.C24</svg:desc>
                </draw:g>
              </table:table-cell>
              <table:table-cell office:value-type="float" office:value="300">
                <text:p>300</text:p>
                <draw:g>
                  <svg:desc>common_calc.B25:common_calc.B26</svg:desc>
                </draw:g>
              </table:table-cell>
              <table:table-cell office:value-type="float" office:value="0">
                <text:p>0</text:p>
                <draw:g>
                  <svg:desc>common_calc.C25:common_calc.C26</svg:desc>
                </draw:g>
              </table:table-cell>
              <table:table-cell office:value-type="float" office:value="300">
                <text:p>300</text:p>
                <draw:g>
                  <svg:desc>common_calc.B21:common_calc.B22</svg:desc>
                </draw:g>
              </table:table-cell>
              <table:table-cell office:value-type="float" office:value="-95">
                <text:p>-95</text:p>
                <draw:g>
                  <svg:desc>common_calc.C21:common_calc.C22</svg:desc>
                </draw:g>
              </table:table-cell>
              <table:table-cell office:value-type="float" office:value="150">
                <text:p>150</text:p>
                <draw:g>
                  <svg:desc>common_calc.B30:common_calc.B31</svg:desc>
                </draw:g>
              </table:table-cell>
              <table:table-cell office:value-type="float" office:value="0">
                <text:p>0</text:p>
                <draw:g>
                  <svg:desc>common_calc.C30:common_calc.C31</svg:desc>
                </draw:g>
              </table:table-cell>
              <table:table-cell office:value-type="float" office:value="150">
                <text:p>150</text:p>
                <draw:g>
                  <svg:desc>common_calc.B32:common_calc.B33</svg:desc>
                </draw:g>
              </table:table-cell>
              <table:table-cell office:value-type="float" office:value="0">
                <text:p>0</text:p>
                <draw:g>
                  <svg:desc>common_calc.C32:common_calc.C33</svg:desc>
                </draw:g>
              </table:table-cell>
              <table:table-cell office:value-type="float" office:value="150">
                <text:p>150</text:p>
                <draw:g>
                  <svg:desc>common_calc.B28:common_calc.B29</svg:desc>
                </draw:g>
              </table:table-cell>
              <table:table-cell office:value-type="float" office:value="0">
                <text:p>0</text:p>
                <draw:g>
                  <svg:desc>common_calc.C28:common_calc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1.9882514921">
                <text:p>971.9882514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  <table:table-cell office:value-type="float" office:value="0">
                <text:p>0</text:p>
              </table:table-cell>
              <table:table-cell office:value-type="float" office:value="971.9882514921">
                <text:p>971.9882514921</text:p>
              </table:table-cell>
              <table:table-cell office:value-type="float" office:value="0">
                <text:p>0</text:p>
              </table:table-cell>
              <table:table-cell office:value-type="float" office:value="956.363073531306">
                <text:p>956.363073531306</text:p>
              </table:table-cell>
              <table:table-cell office:value-type="float" office:value="0">
                <text:p>0</text:p>
              </table:table-cell>
              <table:table-cell office:value-type="float" office:value="940.737895570512">
                <text:p>940.737895570512</text:p>
              </table:table-cell>
              <table:table-cell office:value-type="float" office:value="0">
                <text:p>0</text:p>
              </table:table-cell>
              <table:table-cell office:value-type="float" office:value="971.9882514921">
                <text:p>971.9882514921</text:p>
              </table:table-cell>
              <table:table-cell office:value-type="float" office:value="0">
                <text:p>0</text:p>
              </table:table-cell>
              <table:table-cell office:value-type="float" office:value="956.363073531306">
                <text:p>956.363073531306</text:p>
              </table:table-cell>
              <table:table-cell office:value-type="float" office:value="0">
                <text:p>0</text:p>
              </table:table-cell>
              <table:table-cell office:value-type="float" office:value="940.737895570512">
                <text:p>940.737895570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15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cm" svg:stroke-color="#6666ff" draw:fill-color="#6666ff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cm" svg:stroke-color="#ff3333" draw:fill-color="#ff3333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64cm" svg:height="15.771cm" xlink:href=".." xlink:type="simple" chart:class="chart:line" chart:style-name="ch1">
        <chart:plot-area chart:style-name="ch2" table:cell-range-address="ack_dev_data.B5:ack_dev_data.B305 ack_dev_data.L5:ack_dev_data.M305" chart:data-source-has-labels="both" svg:x="0.287cm" svg:y="0.315cm" svg:width="13.79cm" svg:height="15.141cm">
          <chartooo:coordinate-region svg:x="0.749cm" svg:y="0.315cm" svg:width="13.009cm" svg:height="13.738cm"/>
          <chart:axis chart:dimension="x" chart:name="primary-x" chart:style-name="ch3" chartooo:axis-type="text">
            <chart:categories table:cell-range-address="ack_dev_data.B5:ack_dev_data.B30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ck_dev_data.L5:ack_dev_data.L305" loext:label-string="&quot;Right wheel&quot;" chart:class="chart:line">
            <chart:data-point chart:repeated="301"/>
          </chart:series>
          <chart:series chart:style-name="ch7" chart:values-cell-range-address="ack_dev_data.M5:ack_dev_data.M305" loext:label-string="&quot;Left wheel&quot;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 wheel</text:p>
              </table:table-cell>
              <table:table-cell office:value-type="string">
                <text:p>Left wheel</text:p>
              </table:table-cell>
            </table:table-row>
          </table:table-header-rows>
          <table:table-rows>
            <table:table-row>
              <table:table-cell office:value-type="float" office:value="-22.5">
                <text:p>-22.5</text:p>
                <draw:g>
                  <svg:desc>ack_dev_data.B5:ack_dev_data.B305</svg:desc>
                </draw:g>
              </table:table-cell>
              <table:table-cell office:value-type="float" office:value="0.143260081559861">
                <text:p>0.143260081559861</text:p>
                <draw:g>
                  <svg:desc>ack_dev_data.L5:ack_dev_data.L305</svg:desc>
                </draw:g>
              </table:table-cell>
              <table:table-cell office:value-type="float" office:value="-0.368441000055312">
                <text:p>-0.368441000055312</text:p>
                <draw:g>
                  <svg:desc>ack_dev_data.M5:ack_dev_data.M305</svg:desc>
                </draw:g>
              </table:table-cell>
            </table:table-row>
            <table:table-row>
              <table:table-cell office:value-type="float" office:value="-22.35">
                <text:p>-22.35</text:p>
              </table:table-cell>
              <table:table-cell office:value-type="float" office:value="0.143033649697922">
                <text:p>0.143033649697922</text:p>
              </table:table-cell>
              <table:table-cell office:value-type="float" office:value="-0.364058335785959">
                <text:p>-0.364058335785959</text:p>
              </table:table-cell>
            </table:table-row>
            <table:table-row>
              <table:table-cell office:value-type="float" office:value="-22.2">
                <text:p>-22.2</text:p>
              </table:table-cell>
              <table:table-cell office:value-type="float" office:value="0.142771057692953">
                <text:p>0.142771057692953</text:p>
              </table:table-cell>
              <table:table-cell office:value-type="float" office:value="-0.359684796993723">
                <text:p>-0.359684796993723</text:p>
              </table:table-cell>
            </table:table-row>
            <table:table-row>
              <table:table-cell office:value-type="float" office:value="-22.05">
                <text:p>-22.05</text:p>
              </table:table-cell>
              <table:table-cell office:value-type="float" office:value="0.142472900861003">
                <text:p>0.142472900861003</text:p>
              </table:table-cell>
              <table:table-cell office:value-type="float" office:value="-0.355320926802079">
                <text:p>-0.355320926802079</text:p>
              </table:table-cell>
            </table:table-row>
            <table:table-row>
              <table:table-cell office:value-type="float" office:value="-21.9">
                <text:p>-21.9</text:p>
              </table:table-cell>
              <table:table-cell office:value-type="float" office:value="0.142139773400331">
                <text:p>0.142139773400331</text:p>
              </table:table-cell>
              <table:table-cell office:value-type="float" office:value="-0.350967262900398">
                <text:p>-0.350967262900398</text:p>
              </table:table-cell>
            </table:table-row>
            <table:table-row>
              <table:table-cell office:value-type="float" office:value="-21.75">
                <text:p>-21.75</text:p>
              </table:table-cell>
              <table:table-cell office:value-type="float" office:value="0.141772268373105">
                <text:p>0.141772268373105</text:p>
              </table:table-cell>
              <table:table-cell office:value-type="float" office:value="-0.346624337529242">
                <text:p>-0.346624337529242</text:p>
              </table:table-cell>
            </table:table-row>
            <table:table-row>
              <table:table-cell office:value-type="float" office:value="-21.6">
                <text:p>-21.6</text:p>
              </table:table-cell>
              <table:table-cell office:value-type="float" office:value="0.141370977687702">
                <text:p>0.141370977687702</text:p>
              </table:table-cell>
              <table:table-cell office:value-type="float" office:value="-0.342292677467036">
                <text:p>-0.342292677467036</text:p>
              </table:table-cell>
            </table:table-row>
            <table:table-row>
              <table:table-cell office:value-type="float" office:value="-21.45">
                <text:p>-21.45</text:p>
              </table:table-cell>
              <table:table-cell office:value-type="float" office:value="0.140936492080831">
                <text:p>0.140936492080831</text:p>
              </table:table-cell>
              <table:table-cell office:value-type="float" office:value="-0.337972804016782">
                <text:p>-0.337972804016782</text:p>
              </table:table-cell>
            </table:table-row>
            <table:table-row>
              <table:table-cell office:value-type="float" office:value="-21.3">
                <text:p>-21.3</text:p>
              </table:table-cell>
              <table:table-cell office:value-type="float" office:value="0.140469401099866">
                <text:p>0.140469401099866</text:p>
              </table:table-cell>
              <table:table-cell office:value-type="float" office:value="-0.333665232993714">
                <text:p>-0.333665232993714</text:p>
              </table:table-cell>
            </table:table-row>
            <table:table-row>
              <table:table-cell office:value-type="float" office:value="-21.15">
                <text:p>-21.15</text:p>
              </table:table-cell>
              <table:table-cell office:value-type="float" office:value="0.139970293084501">
                <text:p>0.139970293084501</text:p>
              </table:table-cell>
              <table:table-cell office:value-type="float" office:value="-0.329370474712462">
                <text:p>-0.329370474712462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13943975514939">
                <text:p>0.13943975514939</text:p>
              </table:table-cell>
              <table:table-cell office:value-type="float" office:value="-0.325089033975945">
                <text:p>-0.325089033975945</text:p>
              </table:table-cell>
            </table:table-row>
            <table:table-row>
              <table:table-cell office:value-type="float" office:value="-20.85">
                <text:p>-20.85</text:p>
              </table:table-cell>
              <table:table-cell office:value-type="float" office:value="0.138878373166028">
                <text:p>0.138878373166028</text:p>
              </table:table-cell>
              <table:table-cell office:value-type="float" office:value="-0.320821410063808">
                <text:p>-0.320821410063808</text:p>
              </table:table-cell>
            </table:table-row>
            <table:table-row>
              <table:table-cell office:value-type="float" office:value="-20.7">
                <text:p>-20.7</text:p>
              </table:table-cell>
              <table:table-cell office:value-type="float" office:value="0.138286731744766">
                <text:p>0.138286731744766</text:p>
              </table:table-cell>
              <table:table-cell office:value-type="float" office:value="-0.316568096721517">
                <text:p>-0.316568096721517</text:p>
              </table:table-cell>
            </table:table-row>
            <table:table-row>
              <table:table-cell office:value-type="float" office:value="-20.55">
                <text:p>-20.55</text:p>
              </table:table-cell>
              <table:table-cell office:value-type="float" office:value="0.13766541421718">
                <text:p>0.13766541421718</text:p>
              </table:table-cell>
              <table:table-cell office:value-type="float" office:value="-0.312329582150324">
                <text:p>-0.312329582150324</text:p>
              </table:table-cell>
            </table:table-row>
            <table:table-row>
              <table:table-cell office:value-type="float" office:value="-20.4">
                <text:p>-20.4</text:p>
              </table:table-cell>
              <table:table-cell office:value-type="float" office:value="0.137015002618138">
                <text:p>0.137015002618138</text:p>
              </table:table-cell>
              <table:table-cell office:value-type="float" office:value="-0.3081063489972">
                <text:p>-0.3081063489972</text:p>
              </table:table-cell>
            </table:table-row>
            <table:table-row>
              <table:table-cell office:value-type="float" office:value="-20.25">
                <text:p>-20.25</text:p>
              </table:table-cell>
              <table:table-cell office:value-type="float" office:value="0.136336077667829">
                <text:p>0.136336077667829</text:p>
              </table:table-cell>
              <table:table-cell office:value-type="float" office:value="-0.3038988743455">
                <text:p>-0.3038988743455</text:p>
              </table:table-cell>
            </table:table-row>
            <table:table-row>
              <table:table-cell office:value-type="float" office:value="-20.1">
                <text:p>-20.1</text:p>
              </table:table-cell>
              <table:table-cell office:value-type="float" office:value="0.135629218753994">
                <text:p>0.135629218753994</text:p>
              </table:table-cell>
              <table:table-cell office:value-type="float" office:value="-0.299707629706068">
                <text:p>-0.299707629706068</text:p>
              </table:table-cell>
            </table:table-row>
            <table:table-row>
              <table:table-cell office:value-type="float" office:value="-19.95">
                <text:p>-19.95</text:p>
              </table:table-cell>
              <table:table-cell office:value-type="float" office:value="0.134895003913758">
                <text:p>0.134895003913758</text:p>
              </table:table-cell>
              <table:table-cell office:value-type="float" office:value="-0.295533081008412">
                <text:p>-0.295533081008412</text:p>
              </table:table-cell>
            </table:table-row>
            <table:table-row>
              <table:table-cell office:value-type="float" office:value="-19.8">
                <text:p>-19.8</text:p>
              </table:table-cell>
              <table:table-cell office:value-type="float" office:value="0.134134009815983">
                <text:p>0.134134009815983</text:p>
              </table:table-cell>
              <table:table-cell office:value-type="float" office:value="-0.291375688593077">
                <text:p>-0.291375688593077</text:p>
              </table:table-cell>
            </table:table-row>
            <table:table-row>
              <table:table-cell office:value-type="float" office:value="-19.65">
                <text:p>-19.65</text:p>
              </table:table-cell>
              <table:table-cell office:value-type="float" office:value="0.133346811743383">
                <text:p>0.133346811743383</text:p>
              </table:table-cell>
              <table:table-cell office:value-type="float" office:value="-0.287235907203813">
                <text:p>-0.287235907203813</text:p>
              </table:table-cell>
            </table:table-row>
            <table:table-row>
              <table:table-cell office:value-type="float" office:value="-19.5">
                <text:p>-19.5</text:p>
              </table:table-cell>
              <table:table-cell office:value-type="float" office:value="0.132533983574444">
                <text:p>0.132533983574444</text:p>
              </table:table-cell>
              <table:table-cell office:value-type="float" office:value="-0.283114185980511">
                <text:p>-0.283114185980511</text:p>
              </table:table-cell>
            </table:table-row>
            <table:table-row>
              <table:table-cell office:value-type="float" office:value="-19.35">
                <text:p>-19.35</text:p>
              </table:table-cell>
              <table:table-cell office:value-type="float" office:value="0.131696097765435">
                <text:p>0.131696097765435</text:p>
              </table:table-cell>
              <table:table-cell office:value-type="float" office:value="-0.279010968452285">
                <text:p>-0.279010968452285</text:p>
              </table:table-cell>
            </table:table-row>
            <table:table-row>
              <table:table-cell office:value-type="float" office:value="-19.2">
                <text:p>-19.2</text:p>
              </table:table-cell>
              <table:table-cell office:value-type="float" office:value="0.130833725332966">
                <text:p>0.130833725332966</text:p>
              </table:table-cell>
              <table:table-cell office:value-type="float" office:value="-0.274926692531771">
                <text:p>-0.274926692531771</text:p>
              </table:table-cell>
            </table:table-row>
            <table:table-row>
              <table:table-cell office:value-type="float" office:value="-19.05">
                <text:p>-19.05</text:p>
              </table:table-cell>
              <table:table-cell office:value-type="float" office:value="0.129947435835122">
                <text:p>0.129947435835122</text:p>
              </table:table-cell>
              <table:table-cell office:value-type="float" office:value="-0.270861790508282">
                <text:p>-0.270861790508282</text:p>
              </table:table-cell>
            </table:table-row>
            <table:table-row>
              <table:table-cell office:value-type="float" office:value="-18.9">
                <text:p>-18.9</text:p>
              </table:table-cell>
              <table:table-cell office:value-type="float" office:value="0.1290377973545">
                <text:p>0.1290377973545</text:p>
              </table:table-cell>
              <table:table-cell office:value-type="float" office:value="-0.266816689043548">
                <text:p>-0.266816689043548</text:p>
              </table:table-cell>
            </table:table-row>
            <table:table-row>
              <table:table-cell office:value-type="float" office:value="-18.75">
                <text:p>-18.75</text:p>
              </table:table-cell>
              <table:table-cell office:value-type="float" office:value="0.128105376479299">
                <text:p>0.128105376479299</text:p>
              </table:table-cell>
              <table:table-cell office:value-type="float" office:value="-0.26279180916572">
                <text:p>-0.26279180916572</text:p>
              </table:table-cell>
            </table:table-row>
            <table:table-row>
              <table:table-cell office:value-type="float" office:value="-18.6">
                <text:p>-18.6</text:p>
              </table:table-cell>
              <table:table-cell office:value-type="float" office:value="0.127150738286378">
                <text:p>0.127150738286378</text:p>
              </table:table-cell>
              <table:table-cell office:value-type="float" office:value="-0.258787566265825">
                <text:p>-0.258787566265825</text:p>
              </table:table-cell>
            </table:table-row>
            <table:table-row>
              <table:table-cell office:value-type="float" office:value="-18.45">
                <text:p>-18.45</text:p>
              </table:table-cell>
              <table:table-cell office:value-type="float" office:value="0.126174446322077">
                <text:p>0.126174446322077</text:p>
              </table:table-cell>
              <table:table-cell office:value-type="float" office:value="-0.254804370092598">
                <text:p>-0.254804370092598</text:p>
              </table:table-cell>
            </table:table-row>
            <table:table-row>
              <table:table-cell office:value-type="float" office:value="-18.3">
                <text:p>-18.3</text:p>
              </table:table-cell>
              <table:table-cell office:value-type="float" office:value="0.125177062585115">
                <text:p>0.125177062585115</text:p>
              </table:table-cell>
              <table:table-cell office:value-type="float" office:value="-0.250842624749581">
                <text:p>-0.250842624749581</text:p>
              </table:table-cell>
            </table:table-row>
            <table:table-row>
              <table:table-cell office:value-type="float" office:value="-18.15">
                <text:p>-18.15</text:p>
              </table:table-cell>
              <table:table-cell office:value-type="float" office:value="0.124159147508261">
                <text:p>0.124159147508261</text:p>
              </table:table-cell>
              <table:table-cell office:value-type="float" office:value="-0.246902728691615">
                <text:p>-0.24690272869161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123121259940022">
                <text:p>0.123121259940022</text:p>
              </table:table-cell>
              <table:table-cell office:value-type="float" office:value="-0.242985074721707">
                <text:p>-0.242985074721707</text:p>
              </table:table-cell>
            </table:table-row>
            <table:table-row>
              <table:table-cell office:value-type="float" office:value="-17.85">
                <text:p>-17.85</text:p>
              </table:table-cell>
              <table:table-cell office:value-type="float" office:value="0.122063957126999">
                <text:p>0.122063957126999</text:p>
              </table:table-cell>
              <table:table-cell office:value-type="float" office:value="-0.239090049988931">
                <text:p>-0.239090049988931</text:p>
              </table:table-cell>
            </table:table-row>
            <table:table-row>
              <table:table-cell office:value-type="float" office:value="-17.7">
                <text:p>-17.7</text:p>
              </table:table-cell>
              <table:table-cell office:value-type="float" office:value="0.120987794695558">
                <text:p>0.120987794695558</text:p>
              </table:table-cell>
              <table:table-cell office:value-type="float" office:value="-0.235218035986203">
                <text:p>-0.235218035986203</text:p>
              </table:table-cell>
            </table:table-row>
            <table:table-row>
              <table:table-cell office:value-type="float" office:value="-17.55">
                <text:p>-17.55</text:p>
              </table:table-cell>
              <table:table-cell office:value-type="float" office:value="0.119893326633744">
                <text:p>0.119893326633744</text:p>
              </table:table-cell>
              <table:table-cell office:value-type="float" office:value="-0.231369408548614">
                <text:p>-0.231369408548614</text:p>
              </table:table-cell>
            </table:table-row>
            <table:table-row>
              <table:table-cell office:value-type="float" office:value="-17.4">
                <text:p>-17.4</text:p>
              </table:table-cell>
              <table:table-cell office:value-type="float" office:value="0.118781105273097">
                <text:p>0.118781105273097</text:p>
              </table:table-cell>
              <table:table-cell office:value-type="float" office:value="-0.227544537852197">
                <text:p>-0.227544537852197</text:p>
              </table:table-cell>
            </table:table-row>
            <table:table-row>
              <table:table-cell office:value-type="float" office:value="-17.25">
                <text:p>-17.25</text:p>
              </table:table-cell>
              <table:table-cell office:value-type="float" office:value="0.117651681270746">
                <text:p>0.117651681270746</text:p>
              </table:table-cell>
              <table:table-cell office:value-type="float" office:value="-0.223743788413161">
                <text:p>-0.223743788413161</text:p>
              </table:table-cell>
            </table:table-row>
            <table:table-row>
              <table:table-cell office:value-type="float" office:value="-17.1">
                <text:p>-17.1</text:p>
              </table:table-cell>
              <table:table-cell office:value-type="float" office:value="0.116505603591103">
                <text:p>0.116505603591103</text:p>
              </table:table-cell>
              <table:table-cell office:value-type="float" office:value="-0.219967519087486">
                <text:p>-0.219967519087486</text:p>
              </table:table-cell>
            </table:table-row>
            <table:table-row>
              <table:table-cell office:value-type="float" office:value="-16.95">
                <text:p>-16.95</text:p>
              </table:table-cell>
              <table:table-cell office:value-type="float" office:value="0.115343419487467">
                <text:p>0.115343419487467</text:p>
              </table:table-cell>
              <table:table-cell office:value-type="float" office:value="-0.216216083070438">
                <text:p>-0.216216083070438</text:p>
              </table:table-cell>
            </table:table-row>
            <table:table-row>
              <table:table-cell office:value-type="float" office:value="-16.8">
                <text:p>-16.8</text:p>
              </table:table-cell>
              <table:table-cell office:value-type="float" office:value="0.114165674484417">
                <text:p>0.114165674484417</text:p>
              </table:table-cell>
              <table:table-cell office:value-type="float" office:value="-0.212489827897691">
                <text:p>-0.212489827897691</text:p>
              </table:table-cell>
            </table:table-row>
            <table:table-row>
              <table:table-cell office:value-type="float" office:value="-16.65">
                <text:p>-16.65</text:p>
              </table:table-cell>
              <table:table-cell office:value-type="float" office:value="0.112972912358689">
                <text:p>0.112972912358689</text:p>
              </table:table-cell>
              <table:table-cell office:value-type="float" office:value="-0.20878909544507">
                <text:p>-0.20878909544507</text:p>
              </table:table-cell>
            </table:table-row>
            <table:table-row>
              <table:table-cell office:value-type="float" office:value="-16.5">
                <text:p>-16.5</text:p>
              </table:table-cell>
              <table:table-cell office:value-type="float" office:value="0.111765675121826">
                <text:p>0.111765675121826</text:p>
              </table:table-cell>
              <table:table-cell office:value-type="float" office:value="-0.205114221930447">
                <text:p>-0.205114221930447</text:p>
              </table:table-cell>
            </table:table-row>
            <table:table-row>
              <table:table-cell office:value-type="float" office:value="-16.35">
                <text:p>-16.35</text:p>
              </table:table-cell>
              <table:table-cell office:value-type="float" office:value="0.110544503001346">
                <text:p>0.110544503001346</text:p>
              </table:table-cell>
              <table:table-cell office:value-type="float" office:value="-0.201465537914737">
                <text:p>-0.201465537914737</text:p>
              </table:table-cell>
            </table:table-row>
            <table:table-row>
              <table:table-cell office:value-type="float" office:value="-16.2">
                <text:p>-16.2</text:p>
              </table:table-cell>
              <table:table-cell office:value-type="float" office:value="0.109309934422713">
                <text:p>0.109309934422713</text:p>
              </table:table-cell>
              <table:table-cell office:value-type="float" office:value="-0.197843368304016">
                <text:p>-0.197843368304016</text:p>
              </table:table-cell>
            </table:table-row>
            <table:table-row>
              <table:table-cell office:value-type="float" office:value="-16.05">
                <text:p>-16.05</text:p>
              </table:table-cell>
              <table:table-cell office:value-type="float" office:value="0.108062505990668">
                <text:p>0.108062505990668</text:p>
              </table:table-cell>
              <table:table-cell office:value-type="float" office:value="-0.194248032351334">
                <text:p>-0.194248032351334</text:p>
              </table:table-cell>
            </table:table-row>
            <table:table-row>
              <table:table-cell office:value-type="float" office:value="-15.9">
                <text:p>-15.9</text:p>
              </table:table-cell>
              <table:table-cell office:value-type="float" office:value="0.106802752471422">
                <text:p>0.106802752471422</text:p>
              </table:table-cell>
              <table:table-cell office:value-type="float" office:value="-0.19067984365984">
                <text:p>-0.19067984365984</text:p>
              </table:table-cell>
            </table:table-row>
            <table:table-row>
              <table:table-cell office:value-type="float" office:value="-15.75">
                <text:p>-15.75</text:p>
              </table:table-cell>
              <table:table-cell office:value-type="float" office:value="0.105531206773693">
                <text:p>0.105531206773693</text:p>
              </table:table-cell>
              <table:table-cell office:value-type="float" office:value="-0.187139110185125">
                <text:p>-0.187139110185125</text:p>
              </table:table-cell>
            </table:table-row>
            <table:table-row>
              <table:table-cell office:value-type="float" office:value="-15.6">
                <text:p>-15.6</text:p>
              </table:table-cell>
              <table:table-cell office:value-type="float" office:value="0.10424839993083">
                <text:p>0.10424839993083</text:p>
              </table:table-cell>
              <table:table-cell office:value-type="float" office:value="-0.18362613423909">
                <text:p>-0.18362613423909</text:p>
              </table:table-cell>
            </table:table-row>
            <table:table-row>
              <table:table-cell office:value-type="float" office:value="-15.45">
                <text:p>-15.45</text:p>
              </table:table-cell>
              <table:table-cell office:value-type="float" office:value="0.102954861081958">
                <text:p>0.102954861081958</text:p>
              </table:table-cell>
              <table:table-cell office:value-type="float" office:value="-0.180141212493036">
                <text:p>-0.180141212493036</text:p>
              </table:table-cell>
            </table:table-row>
            <table:table-row>
              <table:table-cell office:value-type="float" office:value="-15.3">
                <text:p>-15.3</text:p>
              </table:table-cell>
              <table:table-cell office:value-type="float" office:value="0.101651117453796">
                <text:p>0.101651117453796</text:p>
              </table:table-cell>
              <table:table-cell office:value-type="float" office:value="-0.176684635982067">
                <text:p>-0.176684635982067</text:p>
              </table:table-cell>
            </table:table-row>
            <table:table-row>
              <table:table-cell office:value-type="float" office:value="-15.15">
                <text:p>-15.15</text:p>
              </table:table-cell>
              <table:table-cell office:value-type="float" office:value="0.10033769434215">
                <text:p>0.10033769434215</text:p>
              </table:table-cell>
              <table:table-cell office:value-type="float" office:value="-0.173256690109327">
                <text:p>-0.173256690109327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990151150930705">
                <text:p>0.0990151150930705</text:p>
              </table:table-cell>
              <table:table-cell office:value-type="float" office:value="-0.169857654650488">
                <text:p>-0.169857654650488</text:p>
              </table:table-cell>
            </table:table-row>
            <table:table-row>
              <table:table-cell office:value-type="float" office:value="-14.85">
                <text:p>-14.85</text:p>
              </table:table-cell>
              <table:table-cell office:value-type="float" office:value="0.0976839010848348">
                <text:p>0.0976839010848348</text:p>
              </table:table-cell>
              <table:table-cell office:value-type="float" office:value="-0.166487803759008">
                <text:p>-0.166487803759008</text:p>
              </table:table-cell>
            </table:table-row>
            <table:table-row>
              <table:table-cell office:value-type="float" office:value="-14.7">
                <text:p>-14.7</text:p>
              </table:table-cell>
              <table:table-cell office:value-type="float" office:value="0.0963445717089818">
                <text:p>0.0963445717089818</text:p>
              </table:table-cell>
              <table:table-cell office:value-type="float" office:value="-0.163147405971487">
                <text:p>-0.163147405971487</text:p>
              </table:table-cell>
            </table:table-row>
            <table:table-row>
              <table:table-cell office:value-type="float" office:value="-14.55">
                <text:p>-14.55</text:p>
              </table:table-cell>
              <table:table-cell office:value-type="float" office:value="0.0949976443519647">
                <text:p>0.0949976443519647</text:p>
              </table:table-cell>
              <table:table-cell office:value-type="float" office:value="-0.159836724213296">
                <text:p>-0.159836724213296</text:p>
              </table:table-cell>
            </table:table-row>
            <table:table-row>
              <table:table-cell office:value-type="float" office:value="-14.4">
                <text:p>-14.4</text:p>
              </table:table-cell>
              <table:table-cell office:value-type="float" office:value="0.0936436343761191">
                <text:p>0.0936436343761191</text:p>
              </table:table-cell>
              <table:table-cell office:value-type="float" office:value="-0.156556015804378">
                <text:p>-0.156556015804378</text:p>
              </table:table-cell>
            </table:table-row>
            <table:table-row>
              <table:table-cell office:value-type="float" office:value="-14.25">
                <text:p>-14.25</text:p>
              </table:table-cell>
              <table:table-cell office:value-type="float" office:value="0.0922830551014955">
                <text:p>0.0922830551014955</text:p>
              </table:table-cell>
              <table:table-cell office:value-type="float" office:value="-0.153305532466016">
                <text:p>-0.153305532466016</text:p>
              </table:table-cell>
            </table:table-row>
            <table:table-row>
              <table:table-cell office:value-type="float" office:value="-14.1">
                <text:p>-14.1</text:p>
              </table:table-cell>
              <table:table-cell office:value-type="float" office:value="0.0909164177868522">
                <text:p>0.0909164177868522</text:p>
              </table:table-cell>
              <table:table-cell office:value-type="float" office:value="-0.150085520327203">
                <text:p>-0.150085520327203</text:p>
              </table:table-cell>
            </table:table-row>
            <table:table-row>
              <table:table-cell office:value-type="float" office:value="-13.95">
                <text:p>-13.95</text:p>
              </table:table-cell>
              <table:table-cell office:value-type="float" office:value="0.0895442316110432">
                <text:p>0.0895442316110432</text:p>
              </table:table-cell>
              <table:table-cell office:value-type="float" office:value="-0.146896219931776">
                <text:p>-0.146896219931776</text:p>
              </table:table-cell>
            </table:table-row>
            <table:table-row>
              <table:table-cell office:value-type="float" office:value="-13.8">
                <text:p>-13.8</text:p>
              </table:table-cell>
              <table:table-cell office:value-type="float" office:value="0.0881670036541249">
                <text:p>0.0881670036541249</text:p>
              </table:table-cell>
              <table:table-cell office:value-type="float" office:value="-0.143737866245527">
                <text:p>-0.143737866245527</text:p>
              </table:table-cell>
            </table:table-row>
            <table:table-row>
              <table:table-cell office:value-type="float" office:value="-13.65">
                <text:p>-13.65</text:p>
              </table:table-cell>
              <table:table-cell office:value-type="float" office:value="0.0867852388786554">
                <text:p>0.0867852388786554</text:p>
              </table:table-cell>
              <table:table-cell office:value-type="float" office:value="-0.140610688663927">
                <text:p>-0.140610688663927</text:p>
              </table:table-cell>
            </table:table-row>
            <table:table-row>
              <table:table-cell office:value-type="float" office:value="-13.5">
                <text:p>-13.5</text:p>
              </table:table-cell>
              <table:table-cell office:value-type="float" office:value="0.0853994401110045">
                <text:p>0.0853994401110045</text:p>
              </table:table-cell>
              <table:table-cell office:value-type="float" office:value="-0.137514911020179">
                <text:p>-0.137514911020179</text:p>
              </table:table-cell>
            </table:table-row>
            <table:table-row>
              <table:table-cell office:value-type="float" office:value="-13.35">
                <text:p>-13.35</text:p>
              </table:table-cell>
              <table:table-cell office:value-type="float" office:value="0.084010108022157">
                <text:p>0.084010108022157</text:p>
              </table:table-cell>
              <table:table-cell office:value-type="float" office:value="-0.134450751593091">
                <text:p>-0.134450751593091</text:p>
              </table:table-cell>
            </table:table-row>
            <table:table-row>
              <table:table-cell office:value-type="float" office:value="-13.2">
                <text:p>-13.2</text:p>
              </table:table-cell>
              <table:table-cell office:value-type="float" office:value="0.0826177411090354">
                <text:p>0.0826177411090354</text:p>
              </table:table-cell>
              <table:table-cell office:value-type="float" office:value="-0.131418423115818">
                <text:p>-0.131418423115818</text:p>
              </table:table-cell>
            </table:table-row>
            <table:table-row>
              <table:table-cell office:value-type="float" office:value="-13.05">
                <text:p>-13.05</text:p>
              </table:table-cell>
              <table:table-cell office:value-type="float" office:value="0.0812228356755955">
                <text:p>0.0812228356755955</text:p>
              </table:table-cell>
              <table:table-cell office:value-type="float" office:value="-0.128418132784655">
                <text:p>-0.128418132784655</text:p>
              </table:table-cell>
            </table:table-row>
            <table:table-row>
              <table:table-cell office:value-type="float" office:value="-12.9">
                <text:p>-12.9</text:p>
              </table:table-cell>
              <table:table-cell office:value-type="float" office:value="0.07982588581373">
                <text:p>0.07982588581373</text:p>
              </table:table-cell>
              <table:table-cell office:value-type="float" office:value="-0.12545008226804">
                <text:p>-0.12545008226804</text:p>
              </table:table-cell>
            </table:table-row>
            <table:table-row>
              <table:table-cell office:value-type="float" office:value="-12.75">
                <text:p>-12.75</text:p>
              </table:table-cell>
              <table:table-cell office:value-type="float" office:value="0.0784273833844141">
                <text:p>0.0784273833844141</text:p>
              </table:table-cell>
              <table:table-cell office:value-type="float" office:value="-0.122514467716046">
                <text:p>-0.122514467716046</text:p>
              </table:table-cell>
            </table:table-row>
            <table:table-row>
              <table:table-cell office:value-type="float" office:value="-12.6">
                <text:p>-12.6</text:p>
              </table:table-cell>
              <table:table-cell office:value-type="float" office:value="0.0770278179983552">
                <text:p>0.0770278179983552</text:p>
              </table:table-cell>
              <table:table-cell office:value-type="float" office:value="-0.119611479769772">
                <text:p>-0.119611479769772</text:p>
              </table:table-cell>
            </table:table-row>
            <table:table-row>
              <table:table-cell office:value-type="float" office:value="-12.45">
                <text:p>-12.45</text:p>
              </table:table-cell>
              <table:table-cell office:value-type="float" office:value="0.0756276769973675">
                <text:p>0.0756276769973675</text:p>
              </table:table-cell>
              <table:table-cell office:value-type="float" office:value="-0.116741303571687">
                <text:p>-0.116741303571687</text:p>
              </table:table-cell>
            </table:table-row>
            <table:table-row>
              <table:table-cell office:value-type="float" office:value="-12.3">
                <text:p>-12.3</text:p>
              </table:table-cell>
              <table:table-cell office:value-type="float" office:value="0.0742274454348943">
                <text:p>0.0742274454348943</text:p>
              </table:table-cell>
              <table:table-cell office:value-type="float" office:value="-0.113904118775497">
                <text:p>-0.113904118775497</text:p>
              </table:table-cell>
            </table:table-row>
            <table:table-row>
              <table:table-cell office:value-type="float" office:value="-12.15">
                <text:p>-12.15</text:p>
              </table:table-cell>
              <table:table-cell office:value-type="float" office:value="0.0728276060570517">
                <text:p>0.0728276060570517</text:p>
              </table:table-cell>
              <table:table-cell office:value-type="float" office:value="-0.111100099556849">
                <text:p>-0.111100099556849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714286392833039">
                <text:p>0.0714286392833039</text:p>
              </table:table-cell>
              <table:table-cell office:value-type="float" office:value="-0.108329414623878">
                <text:p>-0.108329414623878</text:p>
              </table:table-cell>
            </table:table-row>
            <table:table-row>
              <table:table-cell office:value-type="float" office:value="-11.85">
                <text:p>-11.85</text:p>
              </table:table-cell>
              <table:table-cell office:value-type="float" office:value="0.070031023187316">
                <text:p>0.070031023187316</text:p>
              </table:table-cell>
              <table:table-cell office:value-type="float" office:value="-0.105592227228349">
                <text:p>-0.105592227228349</text:p>
              </table:table-cell>
            </table:table-row>
            <table:table-row>
              <table:table-cell office:value-type="float" office:value="-11.7">
                <text:p>-11.7</text:p>
              </table:table-cell>
              <table:table-cell office:value-type="float" office:value="0.0686352334777563">
                <text:p>0.0686352334777563</text:p>
              </table:table-cell>
              <table:table-cell office:value-type="float" office:value="-0.10288869517698">
                <text:p>-0.10288869517698</text:p>
              </table:table-cell>
            </table:table-row>
            <table:table-row>
              <table:table-cell office:value-type="float" office:value="-11.55">
                <text:p>-11.55</text:p>
              </table:table-cell>
              <table:table-cell office:value-type="float" office:value="0.0672417434788058">
                <text:p>0.0672417434788058</text:p>
              </table:table-cell>
              <table:table-cell office:value-type="float" office:value="-0.100218970842756">
                <text:p>-0.100218970842756</text:p>
              </table:table-cell>
            </table:table-row>
            <table:table-row>
              <table:table-cell office:value-type="float" office:value="-11.4">
                <text:p>-11.4</text:p>
              </table:table-cell>
              <table:table-cell office:value-type="float" office:value="0.0658510241109984">
                <text:p>0.0658510241109984</text:p>
              </table:table-cell>
              <table:table-cell office:value-type="float" office:value="-0.0975832011769322">
                <text:p>-0.0975832011769322</text:p>
              </table:table-cell>
            </table:table-row>
            <table:table-row>
              <table:table-cell office:value-type="float" office:value="-11.25">
                <text:p>-11.25</text:p>
              </table:table-cell>
              <table:table-cell office:value-type="float" office:value="0.0644635438717817">
                <text:p>0.0644635438717817</text:p>
              </table:table-cell>
              <table:table-cell office:value-type="float" office:value="-0.0949815277209613">
                <text:p>-0.0949815277209613</text:p>
              </table:table-cell>
            </table:table-row>
            <table:table-row>
              <table:table-cell office:value-type="float" office:value="-11.1">
                <text:p>-11.1</text:p>
              </table:table-cell>
              <table:table-cell office:value-type="float" office:value="0.0630797688160391">
                <text:p>0.0630797688160391</text:p>
              </table:table-cell>
              <table:table-cell office:value-type="float" office:value="-0.0924140866186895">
                <text:p>-0.0924140866186895</text:p>
              </table:table-cell>
            </table:table-row>
            <table:table-row>
              <table:table-cell office:value-type="float" office:value="-10.95">
                <text:p>-10.95</text:p>
              </table:table-cell>
              <table:table-cell office:value-type="float" office:value="0.0617001625367899">
                <text:p>0.0617001625367899</text:p>
              </table:table-cell>
              <table:table-cell office:value-type="float" office:value="-0.089881008629043">
                <text:p>-0.089881008629043</text:p>
              </table:table-cell>
            </table:table-row>
            <table:table-row>
              <table:table-cell office:value-type="float" office:value="-10.8">
                <text:p>-10.8</text:p>
              </table:table-cell>
              <table:table-cell office:value-type="float" office:value="0.0603251861455468">
                <text:p>0.0603251861455468</text:p>
              </table:table-cell>
              <table:table-cell office:value-type="float" office:value="-0.0873824191386217">
                <text:p>-0.0873824191386217</text:p>
              </table:table-cell>
            </table:table-row>
            <table:table-row>
              <table:table-cell office:value-type="float" office:value="-10.65">
                <text:p>-10.65</text:p>
              </table:table-cell>
              <table:table-cell office:value-type="float" office:value="0.0589552982527613">
                <text:p>0.0589552982527613</text:p>
              </table:table-cell>
              <table:table-cell office:value-type="float" office:value="-0.0849184381746511">
                <text:p>-0.0849184381746511</text:p>
              </table:table-cell>
            </table:table-row>
            <table:table-row>
              <table:table-cell office:value-type="float" office:value="-10.5">
                <text:p>-10.5</text:p>
              </table:table-cell>
              <table:table-cell office:value-type="float" office:value="0.0575909549483717">
                <text:p>0.0575909549483717</text:p>
              </table:table-cell>
              <table:table-cell office:value-type="float" office:value="-0.0824891804183279">
                <text:p>-0.0824891804183279</text:p>
              </table:table-cell>
            </table:table-row>
            <table:table-row>
              <table:table-cell office:value-type="float" office:value="-10.35">
                <text:p>-10.35</text:p>
              </table:table-cell>
              <table:table-cell office:value-type="float" office:value="0.0562326097822236">
                <text:p>0.0562326097822236</text:p>
              </table:table-cell>
              <table:table-cell office:value-type="float" office:value="-0.0800947552182541">
                <text:p>-0.0800947552182541</text:p>
              </table:table-cell>
            </table:table-row>
            <table:table-row>
              <table:table-cell office:value-type="float" office:value="-10.2">
                <text:p>-10.2</text:p>
              </table:table-cell>
              <table:table-cell office:value-type="float" office:value="0.0548807137441851">
                <text:p>0.0548807137441851</text:p>
              </table:table-cell>
              <table:table-cell office:value-type="float" office:value="-0.0777352666038343">
                <text:p>-0.0777352666038343</text:p>
              </table:table-cell>
            </table:table-row>
            <table:table-row>
              <table:table-cell office:value-type="float" office:value="-10.05">
                <text:p>-10.05</text:p>
              </table:table-cell>
              <table:table-cell office:value-type="float" office:value="0.053535715244796">
                <text:p>0.053535715244796</text:p>
              </table:table-cell>
              <table:table-cell office:value-type="float" office:value="-0.075410813299562">
                <text:p>-0.075410813299562</text:p>
              </table:table-cell>
            </table:table-row>
            <table:table-row>
              <table:table-cell office:value-type="float" office:value="-9.9">
                <text:p>-9.9</text:p>
              </table:table-cell>
              <table:table-cell office:value-type="float" office:value="0.0521980600950271">
                <text:p>0.0521980600950271</text:p>
              </table:table-cell>
              <table:table-cell office:value-type="float" office:value="-0.0731214887385058">
                <text:p>-0.0731214887385058</text:p>
              </table:table-cell>
            </table:table-row>
            <table:table-row>
              <table:table-cell office:value-type="float" office:value="-9.75">
                <text:p>-9.75</text:p>
              </table:table-cell>
              <table:table-cell office:value-type="float" office:value="0.0508681914872478">
                <text:p>0.0508681914872478</text:p>
              </table:table-cell>
              <table:table-cell office:value-type="float" office:value="-0.0708673810774482">
                <text:p>-0.0708673810774482</text:p>
              </table:table-cell>
            </table:table-row>
            <table:table-row>
              <table:table-cell office:value-type="float" office:value="-9.6">
                <text:p>-9.6</text:p>
              </table:table-cell>
              <table:table-cell office:value-type="float" office:value="0.0495465499747556">
                <text:p>0.0495465499747556</text:p>
              </table:table-cell>
              <table:table-cell office:value-type="float" office:value="-0.0686485732105626">
                <text:p>-0.0686485732105626</text:p>
              </table:table-cell>
            </table:table-row>
            <table:table-row>
              <table:table-cell office:value-type="float" office:value="-9.45">
                <text:p>-9.45</text:p>
              </table:table-cell>
              <table:table-cell office:value-type="float" office:value="0.048233573452159">
                <text:p>0.048233573452159</text:p>
              </table:table-cell>
              <table:table-cell office:value-type="float" office:value="-0.0664651427844886">
                <text:p>-0.0664651427844886</text:p>
              </table:table-cell>
            </table:table-row>
            <table:table-row>
              <table:table-cell office:value-type="float" office:value="-9.3">
                <text:p>-9.3</text:p>
              </table:table-cell>
              <table:table-cell office:value-type="float" office:value="0.0469296971355686">
                <text:p>0.0469296971355686</text:p>
              </table:table-cell>
              <table:table-cell office:value-type="float" office:value="-0.0643171622133065">
                <text:p>-0.0643171622133065</text:p>
              </table:table-cell>
            </table:table-row>
            <table:table-row>
              <table:table-cell office:value-type="float" office:value="-9.15">
                <text:p>-9.15</text:p>
              </table:table-cell>
              <table:table-cell office:value-type="float" office:value="0.0456353535426868">
                <text:p>0.0456353535426868</text:p>
              </table:table-cell>
              <table:table-cell office:value-type="float" office:value="-0.062204698693511">
                <text:p>-0.062204698693511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443509724726564">
                <text:p>0.0443509724726564</text:p>
              </table:table-cell>
              <table:table-cell office:value-type="float" office:value="-0.060127814219329">
                <text:p>-0.060127814219329</text:p>
              </table:table-cell>
            </table:table-row>
            <table:table-row>
              <table:table-cell office:value-type="float" office:value="-8.85">
                <text:p>-8.85</text:p>
              </table:table-cell>
              <table:table-cell office:value-type="float" office:value="0.0430769809861622">
                <text:p>0.0430769809861622</text:p>
              </table:table-cell>
              <table:table-cell office:value-type="float" office:value="-0.0580865655981134">
                <text:p>-0.0580865655981134</text:p>
              </table:table-cell>
            </table:table-row>
            <table:table-row>
              <table:table-cell office:value-type="float" office:value="-8.7">
                <text:p>-8.7</text:p>
              </table:table-cell>
              <table:table-cell office:value-type="float" office:value="0.0418138033855214">
                <text:p>0.0418138033855214</text:p>
              </table:table-cell>
              <table:table-cell office:value-type="float" office:value="-0.0560810044662201">
                <text:p>-0.0560810044662201</text:p>
              </table:table-cell>
            </table:table-row>
            <table:table-row>
              <table:table-cell office:value-type="float" office:value="-8.55">
                <text:p>-8.55</text:p>
              </table:table-cell>
              <table:table-cell office:value-type="float" office:value="0.0405618611943022">
                <text:p>0.0405618611943022</text:p>
              </table:table-cell>
              <table:table-cell office:value-type="float" office:value="-0.0541111773046062">
                <text:p>-0.0541111773046062</text:p>
              </table:table-cell>
            </table:table-row>
            <table:table-row>
              <table:table-cell office:value-type="float" office:value="-8.4">
                <text:p>-8.4</text:p>
              </table:table-cell>
              <table:table-cell office:value-type="float" office:value="0.039321573137452">
                <text:p>0.039321573137452</text:p>
              </table:table-cell>
              <table:table-cell office:value-type="float" office:value="-0.0521771254549866">
                <text:p>-0.0521771254549866</text:p>
              </table:table-cell>
            </table:table-row>
            <table:table-row>
              <table:table-cell office:value-type="float" office:value="-8.25">
                <text:p>-8.25</text:p>
              </table:table-cell>
              <table:table-cell office:value-type="float" office:value="0.0380933551211705">
                <text:p>0.0380933551211705</text:p>
              </table:table-cell>
              <table:table-cell office:value-type="float" office:value="-0.050278885136182">
                <text:p>-0.050278885136182</text:p>
              </table:table-cell>
            </table:table-row>
            <table:table-row>
              <table:table-cell office:value-type="float" office:value="-8.1">
                <text:p>-8.1</text:p>
              </table:table-cell>
              <table:table-cell office:value-type="float" office:value="0.0368776202122873">
                <text:p>0.0368776202122873</text:p>
              </table:table-cell>
              <table:table-cell office:value-type="float" office:value="-0.0484164874599967">
                <text:p>-0.0484164874599967</text:p>
              </table:table-cell>
            </table:table-row>
            <table:table-row>
              <table:table-cell office:value-type="float" office:value="-7.95">
                <text:p>-7.95</text:p>
              </table:table-cell>
              <table:table-cell office:value-type="float" office:value="0.0356747786188096">
                <text:p>0.0356747786188096</text:p>
              </table:table-cell>
              <table:table-cell office:value-type="float" office:value="-0.046589958448495">
                <text:p>-0.046589958448495</text:p>
              </table:table-cell>
            </table:table-row>
            <table:table-row>
              <table:table-cell office:value-type="float" office:value="-7.8">
                <text:p>-7.8</text:p>
              </table:table-cell>
              <table:table-cell office:value-type="float" office:value="0.0344852376687395">
                <text:p>0.0344852376687395</text:p>
              </table:table-cell>
              <table:table-cell office:value-type="float" office:value="-0.044799319049917">
                <text:p>-0.044799319049917</text:p>
              </table:table-cell>
            </table:table-row>
            <table:table-row>
              <table:table-cell office:value-type="float" office:value="-7.65">
                <text:p>-7.65</text:p>
              </table:table-cell>
              <table:table-cell office:value-type="float" office:value="0.0333094017904563">
                <text:p>0.0333094017904563</text:p>
              </table:table-cell>
              <table:table-cell office:value-type="float" office:value="-0.0430445851561204">
                <text:p>-0.0430445851561204</text:p>
              </table:table-cell>
            </table:table-row>
            <table:table-row>
              <table:table-cell office:value-type="float" office:value="-7.5">
                <text:p>-7.5</text:p>
              </table:table-cell>
              <table:table-cell office:value-type="float" office:value="0.0321476724919544">
                <text:p>0.0321476724919544</text:p>
              </table:table-cell>
              <table:table-cell office:value-type="float" office:value="-0.0413257676192468">
                <text:p>-0.0413257676192468</text:p>
              </table:table-cell>
            </table:table-row>
            <table:table-row>
              <table:table-cell office:value-type="float" office:value="-7.35">
                <text:p>-7.35</text:p>
              </table:table-cell>
              <table:table-cell office:value-type="float" office:value="0.0310004483407923">
                <text:p>0.0310004483407923</text:p>
              </table:table-cell>
              <table:table-cell office:value-type="float" office:value="-0.0396428722691765">
                <text:p>-0.0396428722691765</text:p>
              </table:table-cell>
            </table:table-row>
            <table:table-row>
              <table:table-cell office:value-type="float" office:value="-7.2">
                <text:p>-7.2</text:p>
              </table:table-cell>
              <table:table-cell office:value-type="float" office:value="0.0298681249434449">
                <text:p>0.0298681249434449</text:p>
              </table:table-cell>
              <table:table-cell office:value-type="float" office:value="-0.0379958999306402">
                <text:p>-0.0379958999306402</text:p>
              </table:table-cell>
            </table:table-row>
            <table:table-row>
              <table:table-cell office:value-type="float" office:value="-7.05">
                <text:p>-7.05</text:p>
              </table:table-cell>
              <table:table-cell office:value-type="float" office:value="0.0287510949247953">
                <text:p>0.0287510949247953</text:p>
              </table:table-cell>
              <table:table-cell office:value-type="float" office:value="-0.0363848464407498">
                <text:p>-0.0363848464407498</text:p>
              </table:table-cell>
            </table:table-row>
            <table:table-row>
              <table:table-cell office:value-type="float" office:value="-6.9">
                <text:p>-6.9</text:p>
              </table:table-cell>
              <table:table-cell office:value-type="float" office:value="0.0276497479079063">
                <text:p>0.0276497479079063</text:p>
              </table:table-cell>
              <table:table-cell office:value-type="float" office:value="-0.0348097026666316">
                <text:p>-0.0348097026666316</text:p>
              </table:table-cell>
            </table:table-row>
            <table:table-row>
              <table:table-cell office:value-type="float" office:value="-6.75">
                <text:p>-6.75</text:p>
              </table:table-cell>
              <table:table-cell office:value-type="float" office:value="0.026564470493296">
                <text:p>0.026564470493296</text:p>
              </table:table-cell>
              <table:table-cell office:value-type="float" office:value="-0.0332704545232245">
                <text:p>-0.0332704545232245</text:p>
              </table:table-cell>
            </table:table-row>
            <table:table-row>
              <table:table-cell office:value-type="float" office:value="-6.6">
                <text:p>-6.6</text:p>
              </table:table-cell>
              <table:table-cell office:value-type="float" office:value="0.0254956462383532">
                <text:p>0.0254956462383532</text:p>
              </table:table-cell>
              <table:table-cell office:value-type="float" office:value="-0.0317670829910152">
                <text:p>-0.0317670829910152</text:p>
              </table:table-cell>
            </table:table-row>
            <table:table-row>
              <table:table-cell office:value-type="float" office:value="-6.45">
                <text:p>-6.45</text:p>
              </table:table-cell>
              <table:table-cell office:value-type="float" office:value="0.0244436556368292">
                <text:p>0.0244436556368292</text:p>
              </table:table-cell>
              <table:table-cell office:value-type="float" office:value="-0.030299564134205">
                <text:p>-0.030299564134205</text:p>
              </table:table-cell>
            </table:table-row>
            <table:table-row>
              <table:table-cell office:value-type="float" office:value="-6.3">
                <text:p>-6.3</text:p>
              </table:table-cell>
              <table:table-cell office:value-type="float" office:value="0.0234088760982533">
                <text:p>0.0234088760982533</text:p>
              </table:table-cell>
              <table:table-cell office:value-type="float" office:value="-0.0288678691188522">
                <text:p>-0.0288678691188522</text:p>
              </table:table-cell>
            </table:table-row>
            <table:table-row>
              <table:table-cell office:value-type="float" office:value="-6.15">
                <text:p>-6.15</text:p>
              </table:table-cell>
              <table:table-cell office:value-type="float" office:value="0.0223916819270811">
                <text:p>0.0223916819270811</text:p>
              </table:table-cell>
              <table:table-cell office:value-type="float" office:value="-0.0274719642311279">
                <text:p>-0.027471964231127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213924443023514">
                <text:p>0.0213924443023514</text:p>
              </table:table-cell>
              <table:table-cell office:value-type="float" office:value="-0.0261118108957893">
                <text:p>-0.0261118108957893</text:p>
              </table:table-cell>
            </table:table-row>
            <table:table-row>
              <table:table-cell office:value-type="float" office:value="-5.85">
                <text:p>-5.85</text:p>
              </table:table-cell>
              <table:table-cell office:value-type="float" office:value="0.0204115312564532">
                <text:p>0.0204115312564532</text:p>
              </table:table-cell>
              <table:table-cell office:value-type="float" office:value="-0.0247873656945245">
                <text:p>-0.0247873656945245</text:p>
              </table:table-cell>
            </table:table-row>
            <table:table-row>
              <table:table-cell office:value-type="float" office:value="-5.7">
                <text:p>-5.7</text:p>
              </table:table-cell>
              <table:table-cell office:value-type="float" office:value="0.0194493076547319">
                <text:p>0.0194493076547319</text:p>
              </table:table-cell>
              <table:table-cell office:value-type="float" office:value="-0.0234985803847566">
                <text:p>-0.0234985803847566</text:p>
              </table:table-cell>
            </table:table-row>
            <table:table-row>
              <table:table-cell office:value-type="float" office:value="-5.55">
                <text:p>-5.55</text:p>
              </table:table-cell>
              <table:table-cell office:value-type="float" office:value="0.0185061351746245">
                <text:p>0.0185061351746245</text:p>
              </table:table-cell>
              <table:table-cell office:value-type="float" office:value="-0.0222454019183956">
                <text:p>-0.0222454019183956</text:p>
              </table:table-cell>
            </table:table-row>
            <table:table-row>
              <table:table-cell office:value-type="float" office:value="-5.4">
                <text:p>-5.4</text:p>
              </table:table-cell>
              <table:table-cell office:value-type="float" office:value="0.0175823722849611">
                <text:p>0.0175823722849611</text:p>
              </table:table-cell>
              <table:table-cell office:value-type="float" office:value="-0.0210277724608841">
                <text:p>-0.0210277724608841</text:p>
              </table:table-cell>
            </table:table-row>
            <table:table-row>
              <table:table-cell office:value-type="float" office:value="-5.25">
                <text:p>-5.25</text:p>
              </table:table-cell>
              <table:table-cell office:value-type="float" office:value="0.0166783742246801">
                <text:p>0.0166783742246801</text:p>
              </table:table-cell>
              <table:table-cell office:value-type="float" office:value="-0.0198456294096568">
                <text:p>-0.0198456294096568</text:p>
              </table:table-cell>
            </table:table-row>
            <table:table-row>
              <table:table-cell office:value-type="float" office:value="-5.1">
                <text:p>-5.1</text:p>
              </table:table-cell>
              <table:table-cell office:value-type="float" office:value="0.0157944929824605">
                <text:p>0.0157944929824605</text:p>
              </table:table-cell>
              <table:table-cell office:value-type="float" office:value="-0.0186989054138349">
                <text:p>-0.0186989054138349</text:p>
              </table:table-cell>
            </table:table-row>
            <table:table-row>
              <table:table-cell office:value-type="float" office:value="-4.95">
                <text:p>-4.95</text:p>
              </table:table-cell>
              <table:table-cell office:value-type="float" office:value="0.0149310772755769">
                <text:p>0.0149310772755769</text:p>
              </table:table-cell>
              <table:table-cell office:value-type="float" office:value="-0.0175875283931056">
                <text:p>-0.0175875283931056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140884725288576">
                <text:p>0.0140884725288576</text:p>
              </table:table-cell>
              <table:table-cell office:value-type="float" office:value="-0.0165114215569837">
                <text:p>-0.0165114215569837</text:p>
              </table:table-cell>
            </table:table-row>
            <table:table-row>
              <table:table-cell office:value-type="float" office:value="-4.65">
                <text:p>-4.65</text:p>
              </table:table-cell>
              <table:table-cell office:value-type="float" office:value="0.0132670208539724">
                <text:p>0.0132670208539724</text:p>
              </table:table-cell>
              <table:table-cell office:value-type="float" office:value="-0.0154705034244162">
                <text:p>-0.0154705034244162</text:p>
              </table:table-cell>
            </table:table-row>
            <table:table-row>
              <table:table-cell office:value-type="float" office:value="-4.5">
                <text:p>-4.5</text:p>
              </table:table-cell>
              <table:table-cell office:value-type="float" office:value="0.0124670610283392">
                <text:p>0.0124670610283392</text:p>
              </table:table-cell>
              <table:table-cell office:value-type="float" office:value="-0.0144646878431714">
                <text:p>-0.0144646878431714</text:p>
              </table:table-cell>
            </table:table-row>
            <table:table-row>
              <table:table-cell office:value-type="float" office:value="-4.35">
                <text:p>-4.35</text:p>
              </table:table-cell>
              <table:table-cell office:value-type="float" office:value="0.0116889284739928">
                <text:p>0.0116889284739928</text:p>
              </table:table-cell>
              <table:table-cell office:value-type="float" office:value="-0.0134938840092529">
                <text:p>-0.0134938840092529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109329552366562">
                <text:p>0.0109329552366562</text:p>
              </table:table-cell>
              <table:table-cell office:value-type="float" office:value="-0.0125579964868225">
                <text:p>-0.0125579964868225</text:p>
              </table:table-cell>
            </table:table-row>
            <table:table-row>
              <table:table-cell office:value-type="float" office:value="-4.05">
                <text:p>-4.05</text:p>
              </table:table-cell>
              <table:table-cell office:value-type="float" office:value="0.0101994699648511">
                <text:p>0.0101994699648511</text:p>
              </table:table-cell>
              <table:table-cell office:value-type="float" office:value="-0.0116569252279067">
                <text:p>-0.0116569252279067</text:p>
              </table:table-cell>
            </table:table-row>
            <table:table-row>
              <table:table-cell office:value-type="float" office:value="-3.9">
                <text:p>-3.9</text:p>
              </table:table-cell>
              <table:table-cell office:value-type="float" office:value="0.00948879788842304">
                <text:p>0.00948879788842304</text:p>
              </table:table-cell>
              <table:table-cell office:value-type="float" office:value="-0.0107905655920275">
                <text:p>-0.0107905655920275</text:p>
              </table:table-cell>
            </table:table-row>
            <table:table-row>
              <table:table-cell office:value-type="float" office:value="-3.75">
                <text:p>-3.75</text:p>
              </table:table-cell>
              <table:table-cell office:value-type="float" office:value="0.00880126079773996">
                <text:p>0.00880126079773996</text:p>
              </table:table-cell>
              <table:table-cell office:value-type="float" office:value="-0.00995880836641787">
                <text:p>-0.00995880836641787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813717702262469">
                <text:p>0.00813717702262469</text:p>
              </table:table-cell>
              <table:table-cell office:value-type="float" office:value="-0.00916153978585557">
                <text:p>-0.00916153978585557</text:p>
              </table:table-cell>
            </table:table-row>
            <table:table-row>
              <table:table-cell office:value-type="float" office:value="-3.45">
                <text:p>-3.45</text:p>
              </table:table-cell>
              <table:table-cell office:value-type="float" office:value="0.00749686141081604">
                <text:p>0.00749686141081604</text:p>
              </table:table-cell>
              <table:table-cell office:value-type="float" office:value="-0.00839864155266253">
                <text:p>-0.00839864155266253</text:p>
              </table:table-cell>
            </table:table-row>
            <table:table-row>
              <table:table-cell office:value-type="float" office:value="-3.3">
                <text:p>-3.3</text:p>
              </table:table-cell>
              <table:table-cell office:value-type="float" office:value="0.00688062530734609">
                <text:p>0.00688062530734609</text:p>
              </table:table-cell>
              <table:table-cell office:value-type="float" office:value="-0.00766999085716223">
                <text:p>-0.00766999085716223</text:p>
              </table:table-cell>
            </table:table-row>
            <table:table-row>
              <table:table-cell office:value-type="float" office:value="-3.15">
                <text:p>-3.15</text:p>
              </table:table-cell>
              <table:table-cell office:value-type="float" office:value="0.00628877653282343">
                <text:p>0.00628877653282343</text:p>
              </table:table-cell>
              <table:table-cell office:value-type="float" office:value="-0.00697546039738638">
                <text:p>-0.0069754603973863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572161936270859">
                <text:p>0.00572161936270859</text:p>
              </table:table-cell>
              <table:table-cell office:value-type="float" office:value="-0.0063149183999648">
                <text:p>-0.0063149183999648</text:p>
              </table:table-cell>
            </table:table-row>
            <table:table-row>
              <table:table-cell office:value-type="float" office:value="-2.85">
                <text:p>-2.85</text:p>
              </table:table-cell>
              <table:table-cell office:value-type="float" office:value="0.00517945450587716">
                <text:p>0.00517945450587716</text:p>
              </table:table-cell>
              <table:table-cell office:value-type="float" office:value="-0.00568822864009932">
                <text:p>-0.00568822864009932</text:p>
              </table:table-cell>
            </table:table-row>
            <table:table-row>
              <table:table-cell office:value-type="float" office:value="-2.7">
                <text:p>-2.7</text:p>
              </table:table-cell>
              <table:table-cell office:value-type="float" office:value="0.00466257908325915">
                <text:p>0.00466257908325915</text:p>
              </table:table-cell>
              <table:table-cell office:value-type="float" office:value="-0.00509525046183026">
                <text:p>-0.00509525046183026</text:p>
              </table:table-cell>
            </table:table-row>
            <table:table-row>
              <table:table-cell office:value-type="float" office:value="-2.55">
                <text:p>-2.55</text:p>
              </table:table-cell>
              <table:table-cell office:value-type="float" office:value="0.0041712866068855">
                <text:p>0.0041712866068855</text:p>
              </table:table-cell>
              <table:table-cell office:value-type="float" office:value="-0.0045358387989645">
                <text:p>-0.0045358387989645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0370586695851477">
                <text:p>0.00370586695851477</text:p>
              </table:table-cell>
              <table:table-cell office:value-type="float" office:value="-0.00400984419531649">
                <text:p>-0.00400984419531649</text:p>
              </table:table-cell>
            </table:table-row>
            <table:table-row>
              <table:table-cell office:value-type="float" office:value="-2.25">
                <text:p>-2.25</text:p>
              </table:table-cell>
              <table:table-cell office:value-type="float" office:value="0.00326660636846336">
                <text:p>0.00326660636846336</text:p>
              </table:table-cell>
              <table:table-cell office:value-type="float" office:value="-0.00351711282538189">
                <text:p>-0.00351711282538189</text:p>
              </table:table-cell>
            </table:table-row>
            <table:table-row>
              <table:table-cell office:value-type="float" office:value="-2.1">
                <text:p>-2.1</text:p>
              </table:table-cell>
              <table:table-cell office:value-type="float" office:value="0.00285378739411766">
                <text:p>0.00285378739411766</text:p>
              </table:table-cell>
              <table:table-cell office:value-type="float" office:value="-0.00305748651487124">
                <text:p>-0.00305748651487124</text:p>
              </table:table-cell>
            </table:table-row>
            <table:table-row>
              <table:table-cell office:value-type="float" office:value="-1.95">
                <text:p>-1.95</text:p>
              </table:table-cell>
              <table:table-cell office:value-type="float" office:value="0.00246768889878976">
                <text:p>0.00246768889878976</text:p>
              </table:table-cell>
              <table:table-cell office:value-type="float" office:value="-0.00263080276147258">
                <text:p>-0.00263080276147258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0210858603063671">
                <text:p>0.00210858603063671</text:p>
              </table:table-cell>
              <table:table-cell office:value-type="float" office:value="-0.0022368947557032">
                <text:p>-0.0022368947557032</text:p>
              </table:table-cell>
            </table:table-row>
            <table:table-row>
              <table:table-cell office:value-type="float" office:value="-1.65">
                <text:p>-1.65</text:p>
              </table:table-cell>
              <table:table-cell office:value-type="float" office:value="0.00177675020096914">
                <text:p>0.00177675020096914</text:p>
              </table:table-cell>
              <table:table-cell office:value-type="float" office:value="-0.001875591401456">
                <text:p>-0.001875591401456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0.00147244906342499">
                <text:p>0.00147244906342499</text:p>
              </table:table-cell>
              <table:table-cell office:value-type="float" office:value="-0.00154671733710569">
                <text:p>-0.00154671733710569</text:p>
              </table:table-cell>
            </table:table-row>
            <table:table-row>
              <table:table-cell office:value-type="float" office:value="-1.35">
                <text:p>-1.35</text:p>
              </table:table-cell>
              <table:table-cell office:value-type="float" office:value="0.00119594649221453">
                <text:p>0.00119594649221453</text:p>
              </table:table-cell>
              <table:table-cell office:value-type="float" office:value="-0.00125009295605513">
                <text:p>-0.00125009295605513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00094750256124316">
                <text:p>0.00094750256124316</text:p>
              </table:table-cell>
              <table:table-cell office:value-type="float" office:value="-0.00098553442796871">
                <text:p>-0.00098553442796871</text:p>
              </table:table-cell>
            </table:table-row>
            <table:table-row>
              <table:table-cell office:value-type="float" office:value="-1.05">
                <text:p>-1.05</text:p>
              </table:table-cell>
              <table:table-cell office:value-type="float" office:value="0.000727373522470964">
                <text:p>0.000727373522470964</text:p>
              </table:table-cell>
              <table:table-cell office:value-type="float" office:value="-0.000752853719446011">
                <text:p>-0.000752853719446011</text:p>
              </table:table-cell>
            </table:table-row>
            <table:table-row>
              <table:table-cell office:value-type="float" office:value="-0.9">
                <text:p>-0.9</text:p>
              </table:table-cell>
              <table:table-cell office:value-type="float" office:value="0.000535811784946461">
                <text:p>0.000535811784946461</text:p>
              </table:table-cell>
              <table:table-cell office:value-type="float" office:value="-0.0005518586152933">
                <text:p>-0.0005518586152933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0.000373065893229735">
                <text:p>0.000373065893229735</text:p>
              </table:table-cell>
              <table:table-cell office:value-type="float" office:value="-0.000382352739171711">
                <text:p>-0.000382352739171711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000239380506324435">
                <text:p>0.000239380506324435</text:p>
              </table:table-cell>
              <table:table-cell office:value-type="float" office:value="-0.000244135574957851">
                <text:p>-0.000244135574957851</text:p>
              </table:table-cell>
            </table:table-row>
            <table:table-row>
              <table:table-cell office:value-type="float" office:value="-0.45">
                <text:p>-0.45</text:p>
              </table:table-cell>
              <table:table-cell office:value-type="float" office:value="0.000134996376444398">
                <text:p>0.000134996376444398</text:p>
              </table:table-cell>
              <table:table-cell office:value-type="float" office:value="-0.00013700248779907">
                <text:p>-0.00013700248779907</text:p>
              </table:table-cell>
            </table:table-row>
            <table:table-row>
              <table:table-cell office:value-type="float" office:value="-0.3">
                <text:p>-0.3</text:p>
              </table:table-cell>
              <table:table-cell office:value-type="float" office:value="0.0000601503275639822">
                <text:p>0.0000601503275639822</text:p>
              </table:table-cell>
              <table:table-cell office:value-type="float" office:value="-0.0000607447450542333">
                <text:p>-0.0000607447450542333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0.0000150752340829117">
                <text:p>0.0000150752340829117</text:p>
              </table:table-cell>
              <table:table-cell office:value-type="float" office:value="-0.0000151495373362692">
                <text:p>-0.00001514953733626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015149537323547">
                <text:p>0.000015149537323547</text:p>
              </table:table-cell>
              <table:table-cell office:value-type="float" office:value="-0.0000150752340956339">
                <text:p>-0.000015075234095633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0607447450542333">
                <text:p>0.0000607447450542333</text:p>
              </table:table-cell>
              <table:table-cell office:value-type="float" office:value="-0.0000601503275639822">
                <text:p>-0.000060150327563982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137002487786348">
                <text:p>0.000137002487786348</text:p>
              </table:table-cell>
              <table:table-cell office:value-type="float" office:value="-0.000134996376444398">
                <text:p>-0.00013499637644439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244135574945129">
                <text:p>0.000244135574945129</text:p>
              </table:table-cell>
              <table:table-cell office:value-type="float" office:value="-0.000239380506337157">
                <text:p>-0.0002393805063371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382352739158989">
                <text:p>0.000382352739158989</text:p>
              </table:table-cell>
              <table:table-cell office:value-type="float" office:value="-0.000373065893242457">
                <text:p>-0.0003730658932424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551858615280577">
                <text:p>0.000551858615280577</text:p>
              </table:table-cell>
              <table:table-cell office:value-type="float" office:value="-0.000535811784959183">
                <text:p>-0.00053581178495918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752853719446011">
                <text:p>0.000752853719446011</text:p>
              </table:table-cell>
              <table:table-cell office:value-type="float" office:value="-0.000727373522483686">
                <text:p>-0.00072737352248368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98553442796871">
                <text:p>0.00098553442796871</text:p>
              </table:table-cell>
              <table:table-cell office:value-type="float" office:value="-0.000947502561255882">
                <text:p>-0.00094750256125588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12500929560424">
                <text:p>0.0012500929560424</text:p>
              </table:table-cell>
              <table:table-cell office:value-type="float" office:value="-0.00119594649222725">
                <text:p>-0.001195946492227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154671733710569">
                <text:p>0.00154671733710569</text:p>
              </table:table-cell>
              <table:table-cell office:value-type="float" office:value="-0.00147244906343771">
                <text:p>-0.0014724490634377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187559140144328">
                <text:p>0.00187559140144328</text:p>
              </table:table-cell>
              <table:table-cell office:value-type="float" office:value="-0.00177675020098186">
                <text:p>-0.0017767502009818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22368947557032">
                <text:p>0.0022368947557032</text:p>
              </table:table-cell>
              <table:table-cell office:value-type="float" office:value="-0.00210858603063671">
                <text:p>-0.0021085860306367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263080276145986">
                <text:p>0.00263080276145986</text:p>
              </table:table-cell>
              <table:table-cell office:value-type="float" office:value="-0.00246768889878976">
                <text:p>-0.0024676888987897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305748651485852">
                <text:p>0.00305748651485852</text:p>
              </table:table-cell>
              <table:table-cell office:value-type="float" office:value="-0.00285378739411766">
                <text:p>-0.00285378739411766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351711282538189">
                <text:p>0.00351711282538189</text:p>
              </table:table-cell>
              <table:table-cell office:value-type="float" office:value="-0.00326660636847608">
                <text:p>-0.0032666063684760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400984419530377">
                <text:p>0.00400984419530377</text:p>
              </table:table-cell>
              <table:table-cell office:value-type="float" office:value="-0.00370586695852749">
                <text:p>-0.00370586695852749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00453583879895178">
                <text:p>0.00453583879895178</text:p>
              </table:table-cell>
              <table:table-cell office:value-type="float" office:value="-0.00417128660689822">
                <text:p>-0.0041712866068982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00509525046181754">
                <text:p>0.00509525046181754</text:p>
              </table:table-cell>
              <table:table-cell office:value-type="float" office:value="-0.00466257908327187">
                <text:p>-0.00466257908327187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0056882286400866">
                <text:p>0.0056882286400866</text:p>
              </table:table-cell>
              <table:table-cell office:value-type="float" office:value="-0.00517945450588988">
                <text:p>-0.005179454505889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631491839995207">
                <text:p>0.00631491839995207</text:p>
              </table:table-cell>
              <table:table-cell office:value-type="float" office:value="-0.00572161936270859">
                <text:p>-0.00572161936270859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0697546039738638">
                <text:p>0.00697546039738638</text:p>
              </table:table-cell>
              <table:table-cell office:value-type="float" office:value="-0.00628877653282343">
                <text:p>-0.0062887765328234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076699908571495">
                <text:p>0.0076699908571495</text:p>
              </table:table-cell>
              <table:table-cell office:value-type="float" office:value="-0.00688062530735881">
                <text:p>-0.00688062530735881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0083986415526498">
                <text:p>0.0083986415526498</text:p>
              </table:table-cell>
              <table:table-cell office:value-type="float" office:value="-0.00749686141081604">
                <text:p>-0.0074968614108160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916153978584284">
                <text:p>0.00916153978584284</text:p>
              </table:table-cell>
              <table:table-cell office:value-type="float" office:value="-0.00813717702263742">
                <text:p>-0.00813717702263742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00995880836640515">
                <text:p>0.00995880836640515</text:p>
              </table:table-cell>
              <table:table-cell office:value-type="float" office:value="-0.00880126079775269">
                <text:p>-0.0088012607977526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0107905655920275">
                <text:p>0.0107905655920275</text:p>
              </table:table-cell>
              <table:table-cell office:value-type="float" office:value="-0.00948879788843576">
                <text:p>-0.00948879788843576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0.0116569252279067">
                <text:p>0.0116569252279067</text:p>
              </table:table-cell>
              <table:table-cell office:value-type="float" office:value="-0.0101994699648511">
                <text:p>-0.010199469964851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125579964868225">
                <text:p>0.0125579964868225</text:p>
              </table:table-cell>
              <table:table-cell office:value-type="float" office:value="-0.0109329552366562">
                <text:p>-0.0109329552366562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0.0134938840092529">
                <text:p>0.0134938840092529</text:p>
              </table:table-cell>
              <table:table-cell office:value-type="float" office:value="-0.0116889284740055">
                <text:p>-0.011688928474005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0144646878431714">
                <text:p>0.0144646878431714</text:p>
              </table:table-cell>
              <table:table-cell office:value-type="float" office:value="-0.012467061028352">
                <text:p>-0.012467061028352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0.0154705034244162">
                <text:p>0.0154705034244162</text:p>
              </table:table-cell>
              <table:table-cell office:value-type="float" office:value="-0.0132670208539724">
                <text:p>-0.013267020853972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165114215569709">
                <text:p>0.0165114215569709</text:p>
              </table:table-cell>
              <table:table-cell office:value-type="float" office:value="-0.0140884725288703">
                <text:p>-0.0140884725288703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0.0175875283930675">
                <text:p>0.0175875283930675</text:p>
              </table:table-cell>
              <table:table-cell office:value-type="float" office:value="-0.0149310772755514">
                <text:p>-0.014931077275551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186989054138222">
                <text:p>0.0186989054138222</text:p>
              </table:table-cell>
              <table:table-cell office:value-type="float" office:value="-0.0157944929824605">
                <text:p>-0.0157944929824605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.0198456294096441">
                <text:p>0.0198456294096441</text:p>
              </table:table-cell>
              <table:table-cell office:value-type="float" office:value="-0.0166783742246928">
                <text:p>-0.016678374224692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0210277724608713">
                <text:p>0.0210277724608713</text:p>
              </table:table-cell>
              <table:table-cell office:value-type="float" office:value="-0.0175823722849738">
                <text:p>-0.0175823722849738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0.0222454019183956">
                <text:p>0.0222454019183956</text:p>
              </table:table-cell>
              <table:table-cell office:value-type="float" office:value="-0.0185061351746372">
                <text:p>-0.018506135174637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0234985803847439">
                <text:p>0.0234985803847439</text:p>
              </table:table-cell>
              <table:table-cell office:value-type="float" office:value="-0.0194493076547446">
                <text:p>-0.0194493076547446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0.0247873656945245">
                <text:p>0.0247873656945245</text:p>
              </table:table-cell>
              <table:table-cell office:value-type="float" office:value="-0.020411531256466">
                <text:p>-0.0204115312564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61118108957893">
                <text:p>0.0261118108957893</text:p>
              </table:table-cell>
              <table:table-cell office:value-type="float" office:value="-0.0213924443023641">
                <text:p>-0.0213924443023641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0.0274719642311152">
                <text:p>0.0274719642311152</text:p>
              </table:table-cell>
              <table:table-cell office:value-type="float" office:value="-0.0223916819270938">
                <text:p>-0.022391681927093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0288678691188776">
                <text:p>0.0288678691188776</text:p>
              </table:table-cell>
              <table:table-cell office:value-type="float" office:value="-0.0234088760982788">
                <text:p>-0.0234088760982788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0.030299564134205">
                <text:p>0.030299564134205</text:p>
              </table:table-cell>
              <table:table-cell office:value-type="float" office:value="-0.0244436556368419">
                <text:p>-0.024443655636841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0317670829910024">
                <text:p>0.0317670829910024</text:p>
              </table:table-cell>
              <table:table-cell office:value-type="float" office:value="-0.0254956462383532">
                <text:p>-0.0254956462383532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0.0332704545232245">
                <text:p>0.0332704545232245</text:p>
              </table:table-cell>
              <table:table-cell office:value-type="float" office:value="-0.026564470493296">
                <text:p>-0.026564470493296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0348097026666443">
                <text:p>0.0348097026666443</text:p>
              </table:table-cell>
              <table:table-cell office:value-type="float" office:value="-0.0276497479079317">
                <text:p>-0.0276497479079317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0.0363848464407371">
                <text:p>0.0363848464407371</text:p>
              </table:table-cell>
              <table:table-cell office:value-type="float" office:value="-0.028751094924808">
                <text:p>-0.028751094924808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0379958999306275">
                <text:p>0.0379958999306275</text:p>
              </table:table-cell>
              <table:table-cell office:value-type="float" office:value="-0.0298681249434449">
                <text:p>-0.0298681249434449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0.0396428722691765">
                <text:p>0.0396428722691765</text:p>
              </table:table-cell>
              <table:table-cell office:value-type="float" office:value="-0.031000448340805">
                <text:p>-0.03100044834080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413257676192595">
                <text:p>0.0413257676192595</text:p>
              </table:table-cell>
              <table:table-cell office:value-type="float" office:value="-0.0321476724919798">
                <text:p>-0.0321476724919798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0.043044585156095">
                <text:p>0.043044585156095</text:p>
              </table:table-cell>
              <table:table-cell office:value-type="float" office:value="-0.0333094017904309">
                <text:p>-0.033309401790430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0447993190499043">
                <text:p>0.0447993190499043</text:p>
              </table:table-cell>
              <table:table-cell office:value-type="float" office:value="-0.0344852376687395">
                <text:p>-0.0344852376687395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0.0465899584484823">
                <text:p>0.0465899584484823</text:p>
              </table:table-cell>
              <table:table-cell office:value-type="float" office:value="-0.0356747786188096">
                <text:p>-0.0356747786188096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484164874600348">
                <text:p>0.0484164874600348</text:p>
              </table:table-cell>
              <table:table-cell office:value-type="float" office:value="-0.0368776202123509">
                <text:p>-0.0368776202123509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0.0502788851361438">
                <text:p>0.0502788851361438</text:p>
              </table:table-cell>
              <table:table-cell office:value-type="float" office:value="-0.038093355121145">
                <text:p>-0.03809335512114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0521771254549738">
                <text:p>0.0521771254549738</text:p>
              </table:table-cell>
              <table:table-cell office:value-type="float" office:value="-0.039321573137452">
                <text:p>-0.039321573137452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0.0541111773045935">
                <text:p>0.0541111773045935</text:p>
              </table:table-cell>
              <table:table-cell office:value-type="float" office:value="-0.0405618611943149">
                <text:p>-0.040561861194314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0560810044662201">
                <text:p>0.0560810044662201</text:p>
              </table:table-cell>
              <table:table-cell office:value-type="float" office:value="-0.0418138033855214">
                <text:p>-0.0418138033855214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0.0580865655981006">
                <text:p>0.0580865655981006</text:p>
              </table:table-cell>
              <table:table-cell office:value-type="float" office:value="-0.0430769809861749">
                <text:p>-0.04307698098617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01278142193163">
                <text:p>0.0601278142193163</text:p>
              </table:table-cell>
              <table:table-cell office:value-type="float" office:value="-0.0443509724726564">
                <text:p>-0.0443509724726564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0.0622046986934983">
                <text:p>0.0622046986934983</text:p>
              </table:table-cell>
              <table:table-cell office:value-type="float" office:value="-0.0456353535426868">
                <text:p>-0.0456353535426868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643171622133192">
                <text:p>0.0643171622133192</text:p>
              </table:table-cell>
              <table:table-cell office:value-type="float" office:value="-0.0469296971356067">
                <text:p>-0.0469296971356067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0.0664651427844886">
                <text:p>0.0664651427844886</text:p>
              </table:table-cell>
              <table:table-cell office:value-type="float" office:value="-0.0482335734521717">
                <text:p>-0.0482335734521717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686485732105371">
                <text:p>0.0686485732105371</text:p>
              </table:table-cell>
              <table:table-cell office:value-type="float" office:value="-0.0495465499747429">
                <text:p>-0.0495465499747429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0.0708673810774482">
                <text:p>0.0708673810774482</text:p>
              </table:table-cell>
              <table:table-cell office:value-type="float" office:value="-0.0508681914872605">
                <text:p>-0.050868191487260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731214887385312">
                <text:p>0.0731214887385312</text:p>
              </table:table-cell>
              <table:table-cell office:value-type="float" office:value="-0.0521980600950525">
                <text:p>-0.0521980600950525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0.0754108132995493">
                <text:p>0.0754108132995493</text:p>
              </table:table-cell>
              <table:table-cell office:value-type="float" office:value="-0.053535715244796">
                <text:p>-0.05353571524479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777352666038852">
                <text:p>0.0777352666038852</text:p>
              </table:table-cell>
              <table:table-cell office:value-type="float" office:value="-0.0548807137442487">
                <text:p>-0.0548807137442487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0.0800947552182414">
                <text:p>0.0800947552182414</text:p>
              </table:table-cell>
              <table:table-cell office:value-type="float" office:value="-0.0562326097822236">
                <text:p>-0.0562326097822236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824891804183279">
                <text:p>0.0824891804183279</text:p>
              </table:table-cell>
              <table:table-cell office:value-type="float" office:value="-0.0575909549483717">
                <text:p>-0.0575909549483717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0.0849184381746511">
                <text:p>0.0849184381746511</text:p>
              </table:table-cell>
              <table:table-cell office:value-type="float" office:value="-0.0589552982527613">
                <text:p>-0.0589552982527613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87382419138609">
                <text:p>0.087382419138609</text:p>
              </table:table-cell>
              <table:table-cell office:value-type="float" office:value="-0.0603251861455595">
                <text:p>-0.0603251861455595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0.0898810086290303">
                <text:p>0.0898810086290303</text:p>
              </table:table-cell>
              <table:table-cell office:value-type="float" office:value="-0.0617001625368026">
                <text:p>-0.0617001625368026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0924140866186895">
                <text:p>0.0924140866186895</text:p>
              </table:table-cell>
              <table:table-cell office:value-type="float" office:value="-0.0630797688160518">
                <text:p>-0.0630797688160518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0.0949815277209613">
                <text:p>0.0949815277209613</text:p>
              </table:table-cell>
              <table:table-cell office:value-type="float" office:value="-0.0644635438717817">
                <text:p>-0.064463543871781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975832011769322">
                <text:p>0.0975832011769322</text:p>
              </table:table-cell>
              <table:table-cell office:value-type="float" office:value="-0.0658510241109984">
                <text:p>-0.0658510241109984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0.100218970842756">
                <text:p>0.100218970842756</text:p>
              </table:table-cell>
              <table:table-cell office:value-type="float" office:value="-0.0672417434788058">
                <text:p>-0.0672417434788058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102888695176942">
                <text:p>0.102888695176942</text:p>
              </table:table-cell>
              <table:table-cell office:value-type="float" office:value="-0.0686352334777436">
                <text:p>-0.0686352334777436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0.105592227228336">
                <text:p>0.105592227228336</text:p>
              </table:table-cell>
              <table:table-cell office:value-type="float" office:value="-0.070031023187316">
                <text:p>-0.0700310231873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08329414623878">
                <text:p>0.108329414623878</text:p>
              </table:table-cell>
              <table:table-cell office:value-type="float" office:value="-0.0714286392833166">
                <text:p>-0.0714286392833166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0.111100099556836">
                <text:p>0.111100099556836</text:p>
              </table:table-cell>
              <table:table-cell office:value-type="float" office:value="-0.0728276060570517">
                <text:p>-0.0728276060570517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113904118775484">
                <text:p>0.113904118775484</text:p>
              </table:table-cell>
              <table:table-cell office:value-type="float" office:value="-0.074227445434907">
                <text:p>-0.074227445434907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0.116741303571674">
                <text:p>0.116741303571674</text:p>
              </table:table-cell>
              <table:table-cell office:value-type="float" office:value="-0.0756276769973675">
                <text:p>-0.0756276769973675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119611479769798">
                <text:p>0.119611479769798</text:p>
              </table:table-cell>
              <table:table-cell office:value-type="float" office:value="-0.0770278179983934">
                <text:p>-0.0770278179983934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0.122514467716046">
                <text:p>0.122514467716046</text:p>
              </table:table-cell>
              <table:table-cell office:value-type="float" office:value="-0.0784273833844141">
                <text:p>-0.078427383384414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.125450082268027">
                <text:p>0.125450082268027</text:p>
              </table:table-cell>
              <table:table-cell office:value-type="float" office:value="-0.07982588581373">
                <text:p>-0.07982588581373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0.128418132784643">
                <text:p>0.128418132784643</text:p>
              </table:table-cell>
              <table:table-cell office:value-type="float" office:value="-0.0812228356755955">
                <text:p>-0.0812228356755955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131418423115806">
                <text:p>0.131418423115806</text:p>
              </table:table-cell>
              <table:table-cell office:value-type="float" office:value="-0.0826177411090354">
                <text:p>-0.0826177411090354</text:p>
              </table:table-cell>
            </table:table-row>
            <table:table-row>
              <table:table-cell office:value-type="float" office:value="13.35">
                <text:p>13.35</text:p>
              </table:table-cell>
              <table:table-cell office:value-type="float" office:value="0.134450751593091">
                <text:p>0.134450751593091</text:p>
              </table:table-cell>
              <table:table-cell office:value-type="float" office:value="-0.084010108022157">
                <text:p>-0.08401010802215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137514911020166">
                <text:p>0.137514911020166</text:p>
              </table:table-cell>
              <table:table-cell office:value-type="float" office:value="-0.0853994401110172">
                <text:p>-0.0853994401110172</text:p>
              </table:table-cell>
            </table:table-row>
            <table:table-row>
              <table:table-cell office:value-type="float" office:value="13.65">
                <text:p>13.65</text:p>
              </table:table-cell>
              <table:table-cell office:value-type="float" office:value="0.140610688663914">
                <text:p>0.140610688663914</text:p>
              </table:table-cell>
              <table:table-cell office:value-type="float" office:value="-0.0867852388786681">
                <text:p>-0.0867852388786681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.143737866245514">
                <text:p>0.143737866245514</text:p>
              </table:table-cell>
              <table:table-cell office:value-type="float" office:value="-0.0881670036541377">
                <text:p>-0.0881670036541377</text:p>
              </table:table-cell>
            </table:table-row>
            <table:table-row>
              <table:table-cell office:value-type="float" office:value="13.95">
                <text:p>13.95</text:p>
              </table:table-cell>
              <table:table-cell office:value-type="float" office:value="0.146896219931763">
                <text:p>0.146896219931763</text:p>
              </table:table-cell>
              <table:table-cell office:value-type="float" office:value="-0.0895442316110432">
                <text:p>-0.0895442316110432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.150085520327203">
                <text:p>0.150085520327203</text:p>
              </table:table-cell>
              <table:table-cell office:value-type="float" office:value="-0.0909164177868649">
                <text:p>-0.0909164177868649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153305532466016">
                <text:p>0.153305532466016</text:p>
              </table:table-cell>
              <table:table-cell office:value-type="float" office:value="-0.0922830551015082">
                <text:p>-0.0922830551015082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.15655601580434">
                <text:p>0.15655601580434</text:p>
              </table:table-cell>
              <table:table-cell office:value-type="float" office:value="-0.0936436343760937">
                <text:p>-0.0936436343760937</text:p>
              </table:table-cell>
            </table:table-row>
            <table:table-row>
              <table:table-cell office:value-type="float" office:value="14.55">
                <text:p>14.55</text:p>
              </table:table-cell>
              <table:table-cell office:value-type="float" office:value="0.159836724213284">
                <text:p>0.159836724213284</text:p>
              </table:table-cell>
              <table:table-cell office:value-type="float" office:value="-0.0949976443519774">
                <text:p>-0.0949976443519774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0.163147405971512">
                <text:p>0.163147405971512</text:p>
              </table:table-cell>
              <table:table-cell office:value-type="float" office:value="-0.0963445717090199">
                <text:p>-0.0963445717090199</text:p>
              </table:table-cell>
            </table:table-row>
            <table:table-row>
              <table:table-cell office:value-type="float" office:value="14.85">
                <text:p>14.85</text:p>
              </table:table-cell>
              <table:table-cell office:value-type="float" office:value="0.166487803759034">
                <text:p>0.166487803759034</text:p>
              </table:table-cell>
              <table:table-cell office:value-type="float" office:value="-0.0976839010848729">
                <text:p>-0.09768390108487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69857654650475">
                <text:p>0.169857654650475</text:p>
              </table:table-cell>
              <table:table-cell office:value-type="float" office:value="-0.0990151150930832">
                <text:p>-0.0990151150930832</text:p>
              </table:table-cell>
            </table:table-row>
            <table:table-row>
              <table:table-cell office:value-type="float" office:value="15.15">
                <text:p>15.15</text:p>
              </table:table-cell>
              <table:table-cell office:value-type="float" office:value="0.173256690109327">
                <text:p>0.173256690109327</text:p>
              </table:table-cell>
              <table:table-cell office:value-type="float" office:value="-0.10033769434215">
                <text:p>-0.10033769434215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.176684635982067">
                <text:p>0.176684635982067</text:p>
              </table:table-cell>
              <table:table-cell office:value-type="float" office:value="-0.101651117453809">
                <text:p>-0.101651117453809</text:p>
              </table:table-cell>
            </table:table-row>
            <table:table-row>
              <table:table-cell office:value-type="float" office:value="15.45">
                <text:p>15.45</text:p>
              </table:table-cell>
              <table:table-cell office:value-type="float" office:value="0.180141212493023">
                <text:p>0.180141212493023</text:p>
              </table:table-cell>
              <table:table-cell office:value-type="float" office:value="-0.102954861081971">
                <text:p>-0.102954861081971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.183626134239039">
                <text:p>0.183626134239039</text:p>
              </table:table-cell>
              <table:table-cell office:value-type="float" office:value="-0.104248399930805">
                <text:p>-0.104248399930805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187139110185112">
                <text:p>0.187139110185112</text:p>
              </table:table-cell>
              <table:table-cell office:value-type="float" office:value="-0.105531206773706">
                <text:p>-0.105531206773706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190679843659789">
                <text:p>0.190679843659789</text:p>
              </table:table-cell>
              <table:table-cell office:value-type="float" office:value="-0.106802752471383">
                <text:p>-0.106802752471383</text:p>
              </table:table-cell>
            </table:table-row>
            <table:table-row>
              <table:table-cell office:value-type="float" office:value="16.05">
                <text:p>16.05</text:p>
              </table:table-cell>
              <table:table-cell office:value-type="float" office:value="0.194248032351334">
                <text:p>0.194248032351334</text:p>
              </table:table-cell>
              <table:table-cell office:value-type="float" office:value="-0.10806250599068">
                <text:p>-0.10806250599068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197843368303978">
                <text:p>0.197843368303978</text:p>
              </table:table-cell>
              <table:table-cell office:value-type="float" office:value="-0.109309934422688">
                <text:p>-0.109309934422688</text:p>
              </table:table-cell>
            </table:table-row>
            <table:table-row>
              <table:table-cell office:value-type="float" office:value="16.35">
                <text:p>16.35</text:p>
              </table:table-cell>
              <table:table-cell office:value-type="float" office:value="0.201465537914724">
                <text:p>0.201465537914724</text:p>
              </table:table-cell>
              <table:table-cell office:value-type="float" office:value="-0.110544503001358">
                <text:p>-0.11054450300135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205114221930435">
                <text:p>0.205114221930435</text:p>
              </table:table-cell>
              <table:table-cell office:value-type="float" office:value="-0.111765675121839">
                <text:p>-0.111765675121839</text:p>
              </table:table-cell>
            </table:table-row>
            <table:table-row>
              <table:table-cell office:value-type="float" office:value="16.65">
                <text:p>16.65</text:p>
              </table:table-cell>
              <table:table-cell office:value-type="float" office:value="0.20878909544507">
                <text:p>0.20878909544507</text:p>
              </table:table-cell>
              <table:table-cell office:value-type="float" office:value="-0.112972912358702">
                <text:p>-0.112972912358702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21248982789764">
                <text:p>0.21248982789764</text:p>
              </table:table-cell>
              <table:table-cell office:value-type="float" office:value="-0.114165674484366">
                <text:p>-0.114165674484366</text:p>
              </table:table-cell>
            </table:table-row>
            <table:table-row>
              <table:table-cell office:value-type="float" office:value="16.95">
                <text:p>16.95</text:p>
              </table:table-cell>
              <table:table-cell office:value-type="float" office:value="0.216216083070438">
                <text:p>0.216216083070438</text:p>
              </table:table-cell>
              <table:table-cell office:value-type="float" office:value="-0.115343419487479">
                <text:p>-0.115343419487479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219967519087473">
                <text:p>0.219967519087473</text:p>
              </table:table-cell>
              <table:table-cell office:value-type="float" office:value="-0.116505603591116">
                <text:p>-0.116505603591116</text:p>
              </table:table-cell>
            </table:table-row>
            <table:table-row>
              <table:table-cell office:value-type="float" office:value="17.25">
                <text:p>17.25</text:p>
              </table:table-cell>
              <table:table-cell office:value-type="float" office:value="0.223743788413174">
                <text:p>0.223743788413174</text:p>
              </table:table-cell>
              <table:table-cell office:value-type="float" office:value="-0.117651681270784">
                <text:p>-0.117651681270784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227544537852185">
                <text:p>0.227544537852185</text:p>
              </table:table-cell>
              <table:table-cell office:value-type="float" office:value="-0.118781105273097">
                <text:p>-0.118781105273097</text:p>
              </table:table-cell>
            </table:table-row>
            <table:table-row>
              <table:table-cell office:value-type="float" office:value="17.55">
                <text:p>17.55</text:p>
              </table:table-cell>
              <table:table-cell office:value-type="float" office:value="0.231369408548602">
                <text:p>0.231369408548602</text:p>
              </table:table-cell>
              <table:table-cell office:value-type="float" office:value="-0.119893326633744">
                <text:p>-0.11989332663374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.235218035986203">
                <text:p>0.235218035986203</text:p>
              </table:table-cell>
              <table:table-cell office:value-type="float" office:value="-0.12098779469557">
                <text:p>-0.12098779469557</text:p>
              </table:table-cell>
            </table:table-row>
            <table:table-row>
              <table:table-cell office:value-type="float" office:value="17.85">
                <text:p>17.85</text:p>
              </table:table-cell>
              <table:table-cell office:value-type="float" office:value="0.239090049988918">
                <text:p>0.239090049988918</text:p>
              </table:table-cell>
              <table:table-cell office:value-type="float" office:value="-0.122063957126999">
                <text:p>-0.122063957126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2985074721694">
                <text:p>0.242985074721694</text:p>
              </table:table-cell>
              <table:table-cell office:value-type="float" office:value="-0.123121259940035">
                <text:p>-0.123121259940035</text:p>
              </table:table-cell>
            </table:table-row>
            <table:table-row>
              <table:table-cell office:value-type="float" office:value="18.15">
                <text:p>18.15</text:p>
              </table:table-cell>
              <table:table-cell office:value-type="float" office:value="0.246902728691615">
                <text:p>0.246902728691615</text:p>
              </table:table-cell>
              <table:table-cell office:value-type="float" office:value="-0.124159147508274">
                <text:p>-0.124159147508274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250842624749568">
                <text:p>0.250842624749568</text:p>
              </table:table-cell>
              <table:table-cell office:value-type="float" office:value="-0.125177062585128">
                <text:p>-0.125177062585128</text:p>
              </table:table-cell>
            </table:table-row>
            <table:table-row>
              <table:table-cell office:value-type="float" office:value="18.45">
                <text:p>18.45</text:p>
              </table:table-cell>
              <table:table-cell office:value-type="float" office:value="0.254804370092598">
                <text:p>0.254804370092598</text:p>
              </table:table-cell>
              <table:table-cell office:value-type="float" office:value="-0.126174446322089">
                <text:p>-0.126174446322089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258787566265787">
                <text:p>0.258787566265787</text:p>
              </table:table-cell>
              <table:table-cell office:value-type="float" office:value="-0.127150738286352">
                <text:p>-0.127150738286352</text:p>
              </table:table-cell>
            </table:table-row>
            <table:table-row>
              <table:table-cell office:value-type="float" office:value="18.75">
                <text:p>18.75</text:p>
              </table:table-cell>
              <table:table-cell office:value-type="float" office:value="0.262791809165733">
                <text:p>0.262791809165733</text:p>
              </table:table-cell>
              <table:table-cell office:value-type="float" office:value="-0.128105376479337">
                <text:p>-0.128105376479337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266816689043497">
                <text:p>0.266816689043497</text:p>
              </table:table-cell>
              <table:table-cell office:value-type="float" office:value="-0.129037797354462">
                <text:p>-0.129037797354462</text:p>
              </table:table-cell>
            </table:table-row>
            <table:table-row>
              <table:table-cell office:value-type="float" office:value="19.05">
                <text:p>19.05</text:p>
              </table:table-cell>
              <table:table-cell office:value-type="float" office:value="0.27086179050827">
                <text:p>0.27086179050827</text:p>
              </table:table-cell>
              <table:table-cell office:value-type="float" office:value="-0.129947435835122">
                <text:p>-0.129947435835122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274926692531758">
                <text:p>0.274926692531758</text:p>
              </table:table-cell>
              <table:table-cell office:value-type="float" office:value="-0.130833725332979">
                <text:p>-0.130833725332979</text:p>
              </table:table-cell>
            </table:table-row>
            <table:table-row>
              <table:table-cell office:value-type="float" office:value="19.35">
                <text:p>19.35</text:p>
              </table:table-cell>
              <table:table-cell office:value-type="float" office:value="0.279010968452349">
                <text:p>0.279010968452349</text:p>
              </table:table-cell>
              <table:table-cell office:value-type="float" office:value="-0.131696097765524">
                <text:p>-0.131696097765524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283114185980485">
                <text:p>0.283114185980485</text:p>
              </table:table-cell>
              <table:table-cell office:value-type="float" office:value="-0.132533983574419">
                <text:p>-0.132533983574419</text:p>
              </table:table-cell>
            </table:table-row>
            <table:table-row>
              <table:table-cell office:value-type="float" office:value="19.65">
                <text:p>19.65</text:p>
              </table:table-cell>
              <table:table-cell office:value-type="float" office:value="0.2872359072038">
                <text:p>0.2872359072038</text:p>
              </table:table-cell>
              <table:table-cell office:value-type="float" office:value="-0.133346811743383">
                <text:p>-0.133346811743383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291375688593077">
                <text:p>0.291375688593077</text:p>
              </table:table-cell>
              <table:table-cell office:value-type="float" office:value="-0.134134009815983">
                <text:p>-0.134134009815983</text:p>
              </table:table-cell>
            </table:table-row>
            <table:table-row>
              <table:table-cell office:value-type="float" office:value="19.95">
                <text:p>19.95</text:p>
              </table:table-cell>
              <table:table-cell office:value-type="float" office:value="0.2955330810084">
                <text:p>0.2955330810084</text:p>
              </table:table-cell>
              <table:table-cell office:value-type="float" office:value="-0.134895003913758">
                <text:p>-0.134895003913758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.299707629706056">
                <text:p>0.299707629706056</text:p>
              </table:table-cell>
              <table:table-cell office:value-type="float" office:value="-0.135629218754007">
                <text:p>-0.135629218754007</text:p>
              </table:table-cell>
            </table:table-row>
            <table:table-row>
              <table:table-cell office:value-type="float" office:value="20.25">
                <text:p>20.25</text:p>
              </table:table-cell>
              <table:table-cell office:value-type="float" office:value="0.303898874345512">
                <text:p>0.303898874345512</text:p>
              </table:table-cell>
              <table:table-cell office:value-type="float" office:value="-0.136336077667855">
                <text:p>-0.136336077667855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0.308106348997212">
                <text:p>0.308106348997212</text:p>
              </table:table-cell>
              <table:table-cell office:value-type="float" office:value="-0.137015002618177">
                <text:p>-0.137015002618177</text:p>
              </table:table-cell>
            </table:table-row>
            <table:table-row>
              <table:table-cell office:value-type="float" office:value="20.55">
                <text:p>20.55</text:p>
              </table:table-cell>
              <table:table-cell office:value-type="float" office:value="0.312329582150311">
                <text:p>0.312329582150311</text:p>
              </table:table-cell>
              <table:table-cell office:value-type="float" office:value="-0.13766541421718">
                <text:p>-0.13766541421718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0.316568096721454">
                <text:p>0.316568096721454</text:p>
              </table:table-cell>
              <table:table-cell office:value-type="float" office:value="-0.138286731744689">
                <text:p>-0.138286731744689</text:p>
              </table:table-cell>
            </table:table-row>
            <table:table-row>
              <table:table-cell office:value-type="float" office:value="20.85">
                <text:p>20.85</text:p>
              </table:table-cell>
              <table:table-cell office:value-type="float" office:value="0.320821410063796">
                <text:p>0.320821410063796</text:p>
              </table:table-cell>
              <table:table-cell office:value-type="float" office:value="-0.138878373166028">
                <text:p>-0.1388783731660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25089033975933">
                <text:p>0.325089033975933</text:p>
              </table:table-cell>
              <table:table-cell office:value-type="float" office:value="-0.13943975514939">
                <text:p>-0.13943975514939</text:p>
              </table:table-cell>
            </table:table-row>
            <table:table-row>
              <table:table-cell office:value-type="float" office:value="21.15">
                <text:p>21.15</text:p>
              </table:table-cell>
              <table:table-cell office:value-type="float" office:value="0.32937047471245">
                <text:p>0.32937047471245</text:p>
              </table:table-cell>
              <table:table-cell office:value-type="float" office:value="-0.139970293084513">
                <text:p>-0.139970293084513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0.333665232993702">
                <text:p>0.333665232993702</text:p>
              </table:table-cell>
              <table:table-cell office:value-type="float" office:value="-0.140469401099866">
                <text:p>-0.140469401099866</text:p>
              </table:table-cell>
            </table:table-row>
            <table:table-row>
              <table:table-cell office:value-type="float" office:value="21.45">
                <text:p>21.45</text:p>
              </table:table-cell>
              <table:table-cell office:value-type="float" office:value="0.337972804016833">
                <text:p>0.337972804016833</text:p>
              </table:table-cell>
              <table:table-cell office:value-type="float" office:value="-0.140936492080894">
                <text:p>-0.140936492080894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342292677466972">
                <text:p>0.342292677466972</text:p>
              </table:table-cell>
              <table:table-cell office:value-type="float" office:value="-0.141370977687664">
                <text:p>-0.141370977687664</text:p>
              </table:table-cell>
            </table:table-row>
            <table:table-row>
              <table:table-cell office:value-type="float" office:value="21.75">
                <text:p>21.75</text:p>
              </table:table-cell>
              <table:table-cell office:value-type="float" office:value="0.346624337529242">
                <text:p>0.346624337529242</text:p>
              </table:table-cell>
              <table:table-cell office:value-type="float" office:value="-0.141772268373118">
                <text:p>-0.141772268373118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.350967262900386">
                <text:p>0.350967262900386</text:p>
              </table:table-cell>
              <table:table-cell office:value-type="float" office:value="-0.142139773400344">
                <text:p>-0.142139773400344</text:p>
              </table:table-cell>
            </table:table-row>
            <table:table-row>
              <table:table-cell office:value-type="float" office:value="22.05">
                <text:p>22.05</text:p>
              </table:table-cell>
              <table:table-cell office:value-type="float" office:value="0.355320926802066">
                <text:p>0.355320926802066</text:p>
              </table:table-cell>
              <table:table-cell office:value-type="float" office:value="-0.142472900861003">
                <text:p>-0.142472900861003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.35968479699371">
                <text:p>0.35968479699371</text:p>
              </table:table-cell>
              <table:table-cell office:value-type="float" office:value="-0.142771057692966">
                <text:p>-0.142771057692966</text:p>
              </table:table-cell>
            </table:table-row>
            <table:table-row>
              <table:table-cell office:value-type="float" office:value="22.35">
                <text:p>22.35</text:p>
              </table:table-cell>
              <table:table-cell office:value-type="float" office:value="0.364058335785959">
                <text:p>0.364058335785959</text:p>
              </table:table-cell>
              <table:table-cell office:value-type="float" office:value="-0.143033649697935">
                <text:p>-0.14303364969793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368441000055312">
                <text:p>0.368441000055312</text:p>
              </table:table-cell>
              <table:table-cell office:value-type="float" office:value="-0.143260081559861">
                <text:p>-0.1432600815598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